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SR</text:p>
          </table:table-cell>
          <table:table-cell/>
          <table:table-cell office:value-type="string" calcext:value-type="string">
            <text:p>16 qubits by 16 depth layers, test_noisy_fidelity_2qb_nn_comparison, 100 trials</text:p>
          </table:table-cell>
        </table:table-row>
        <table:table-row table:style-name="ro1">
          <table:table-cell office:value-type="float" office:value="0.0000283122" calcext:value-type="float">
            <text:p>0.0000283122</text:p>
          </table:table-cell>
          <table:table-cell office:value-type="float" office:value="0.00000289791" calcext:value-type="float">
            <text:p>0.00000289791</text:p>
          </table:table-cell>
          <table:table-cell table:formula="of:=[.A2]*[.A2]" office:value-type="float" office:value="0.00000000080158066884" calcext:value-type="float">
            <text:p>8.0158066884E-10</text:p>
          </table:table-cell>
          <table:table-cell table:formula="of:=([.A2]-[.B2])*([.A2]-[.B2])" office:value-type="float" office:value="0.0000000006458861362" calcext:value-type="float">
            <text:p>6.458861362041E-10</text:p>
          </table:table-cell>
          <table:table-cell table:number-columns-repeated="2"/>
        </table:table-row>
        <table:table-row table:style-name="ro1">
          <table:table-cell office:value-type="float" office:value="0.0000283122" calcext:value-type="float">
            <text:p>0.0000283122</text:p>
          </table:table-cell>
          <table:table-cell office:value-type="float" office:value="0.00172786" calcext:value-type="float">
            <text:p>0.00172786</text:p>
          </table:table-cell>
          <table:table-cell table:formula="of:=[.A3]*[.A3]" office:value-type="float" office:value="0.00000000080158066884" calcext:value-type="float">
            <text:p>8.0158066884E-10</text:p>
          </table:table-cell>
          <table:table-cell table:formula="of:=([.A3]-[.B3])*([.A3]-[.B3])" office:value-type="float" office:value="0.00000288846272448484" calcext:value-type="float">
            <text:p>2.88846272448484E-06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622912" calcext:value-type="float">
            <text:p>0.00000622912</text:p>
          </table:table-cell>
          <table:table-cell table:formula="of:=[.A4]*[.A4]" office:value-type="float" office:value="0.00000000002941999296" calcext:value-type="float">
            <text:p>2.94199929604E-11</text:p>
          </table:table-cell>
          <table:table-cell table:formula="of:=([.A4]-[.B4])*([.A4]-[.B4])" office:value-type="float" office:value="0.00000000000064818601" calcext:value-type="float">
            <text:p>6.4818601E-13</text:p>
          </table:table-cell>
          <table:table-cell table:number-columns-repeated="2"/>
        </table:table-row>
        <table:table-row table:style-name="ro1">
          <table:table-cell office:value-type="float" office:value="0.0000116229" calcext:value-type="float">
            <text:p>0.0000116229</text:p>
          </table:table-cell>
          <table:table-cell office:value-type="float" office:value="0.000000164155" calcext:value-type="float">
            <text:p>0.000000164155</text:p>
          </table:table-cell>
          <table:table-cell table:formula="of:=[.A5]*[.A5]" office:value-type="float" office:value="0.00000000013509180441" calcext:value-type="float">
            <text:p>1.3509180441E-10</text:p>
          </table:table-cell>
          <table:table-cell table:formula="of:=([.A5]-[.B5])*([.A5]-[.B5])" office:value-type="float" office:value="0.00000000013130283698" calcext:value-type="float">
            <text:p>1.31302836975025E-10</text:p>
          </table:table-cell>
          <table:table-cell table:number-columns-repeated="2"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010235" calcext:value-type="float">
            <text:p>0.0010235</text:p>
          </table:table-cell>
          <table:table-cell table:formula="of:=[.A6]*[.A6]" office:value-type="float" office:value="0.00000000002751222794" calcext:value-type="float">
            <text:p>2.75122279441E-11</text:p>
          </table:table-cell>
          <table:table-cell table:formula="of:=([.A6]-[.B6])*([.A6]-[.B6])" office:value-type="float" office:value="0.00000103684281735794" calcext:value-type="float">
            <text:p>1.03684281735794E-06</text:p>
          </table:table-cell>
          <table:table-cell table:number-columns-repeated="2"/>
        </table:table-row>
        <table:table-row table:style-name="ro1">
          <table:table-cell office:value-type="float" office:value="0.000102937" calcext:value-type="float">
            <text:p>0.000102937</text:p>
          </table:table-cell>
          <table:table-cell office:value-type="float" office:value="0.000311155" calcext:value-type="float">
            <text:p>0.000311155</text:p>
          </table:table-cell>
          <table:table-cell table:formula="of:=[.A7]*[.A7]" office:value-type="float" office:value="0.000000010596025969" calcext:value-type="float">
            <text:p>1.0596025969E-08</text:p>
          </table:table-cell>
          <table:table-cell table:formula="of:=([.A7]-[.B7])*([.A7]-[.B7])" office:value-type="float" office:value="0.000000043354735524" calcext:value-type="float">
            <text:p>4.3354735524E-08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332578" calcext:value-type="float">
            <text:p>0.0332578</text:p>
          </table:table-cell>
          <table:table-cell table:formula="of:=[.A8]*[.A8]" office:value-type="float" office:value="0.00000000000363798402" calcext:value-type="float">
            <text:p>3.6379840225E-12</text:p>
          </table:table-cell>
          <table:table-cell table:formula="of:=([.A8]-[.B8])*([.A8]-[.B8])" office:value-type="float" office:value="0.00110595439594832" calcext:value-type="float">
            <text:p>0.00110595439594832</text:p>
          </table:table-cell>
          <table:table-cell table:number-columns-repeated="2"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00000014436" calcext:value-type="float">
            <text:p>0.000000014436</text:p>
          </table:table-cell>
          <table:table-cell table:formula="of:=[.A9]*[.A9]" office:value-type="float" office:value="0.00000000001642778173" calcext:value-type="float">
            <text:p>1.64277817344E-11</text:p>
          </table:table-cell>
          <table:table-cell table:formula="of:=([.A9]-[.B9])*([.A9]-[.B9])" office:value-type="float" office:value="0.00000000001631096845" calcext:value-type="float">
            <text:p>1.6310968451856E-11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686008" calcext:value-type="float">
            <text:p>0.00686008</text:p>
          </table:table-cell>
          <table:table-cell table:formula="of:=[.A10]*[.A10]" office:value-type="float" office:value="0.00000000001790923152" calcext:value-type="float">
            <text:p>1.79092315249E-11</text:p>
          </table:table-cell>
          <table:table-cell table:formula="of:=([.A10]-[.B10])*([.A10]-[.B10])" office:value-type="float" office:value="0.0000470026527589227" calcext:value-type="float">
            <text:p>4.70026527589227E-05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740155" calcext:value-type="float">
            <text:p>0.0740155</text:p>
          </table:table-cell>
          <table:table-cell table:formula="of:=[.A11]*[.A11]" office:value-type="float" office:value="0.00000000001790923152" calcext:value-type="float">
            <text:p>1.79092315249E-11</text:p>
          </table:table-cell>
          <table:table-cell table:formula="of:=([.A11]-[.B11])*([.A11]-[.B11])" office:value-type="float" office:value="0.0054776678013294" calcext:value-type="float">
            <text:p>0.0054776678013294</text:p>
          </table:table-cell>
          <table:table-cell table:number-columns-repeated="2"/>
        </table:table-row>
        <table:table-row table:style-name="ro1">
          <table:table-cell office:value-type="float" office:value="0.0000374913" calcext:value-type="float">
            <text:p>0.0000374913</text:p>
          </table:table-cell>
          <table:table-cell office:value-type="float" office:value="0.0000343226" calcext:value-type="float">
            <text:p>0.0000343226</text:p>
          </table:table-cell>
          <table:table-cell table:formula="of:=[.A12]*[.A12]" office:value-type="float" office:value="0.00000000140559757569" calcext:value-type="float">
            <text:p>1.40559757569E-09</text:p>
          </table:table-cell>
          <table:table-cell table:formula="of:=([.A12]-[.B12])*([.A12]-[.B12])" office:value-type="float" office:value="0.00000000001004065969" calcext:value-type="float">
            <text:p>1.004065969E-11</text:p>
          </table:table-cell>
          <table:table-cell table:number-columns-repeated="2"/>
        </table:table-row>
        <table:table-row table:style-name="ro1">
          <table:table-cell office:value-type="float" office:value="0.0000320077" calcext:value-type="float">
            <text:p>0.0000320077</text:p>
          </table:table-cell>
          <table:table-cell office:value-type="float" office:value="0.00183339" calcext:value-type="float">
            <text:p>0.00183339</text:p>
          </table:table-cell>
          <table:table-cell table:formula="of:=[.A13]*[.A13]" office:value-type="float" office:value="0.00000000102449285929" calcext:value-type="float">
            <text:p>1.02449285929E-09</text:p>
          </table:table-cell>
          <table:table-cell table:formula="of:=([.A13]-[.B13])*([.A13]-[.B13])" office:value-type="float" office:value="0.00000324497819075329" calcext:value-type="float">
            <text:p>3.24497819075329E-06</text:p>
          </table:table-cell>
          <table:table-cell table:number-columns-repeated="2"/>
        </table:table-row>
        <table:table-row table:style-name="ro1">
          <table:table-cell office:value-type="float" office:value="0.0000334382" calcext:value-type="float">
            <text:p>0.0000334382</text:p>
          </table:table-cell>
          <table:table-cell office:value-type="float" office:value="0.0000967035" calcext:value-type="float">
            <text:p>0.0000967035</text:p>
          </table:table-cell>
          <table:table-cell table:formula="of:=[.A14]*[.A14]" office:value-type="float" office:value="0.00000000111811321924" calcext:value-type="float">
            <text:p>1.11811321924E-09</text:p>
          </table:table-cell>
          <table:table-cell table:formula="of:=([.A14]-[.B14])*([.A14]-[.B14])" office:value-type="float" office:value="0.00000000400249818409" calcext:value-type="float">
            <text:p>4.00249818409E-09</text:p>
          </table:table-cell>
          <table:table-cell table:number-columns-repeated="2"/>
        </table:table-row>
        <table:table-row table:style-name="ro1">
          <table:table-cell office:value-type="float" office:value="0.0000334382" calcext:value-type="float">
            <text:p>0.0000334382</text:p>
          </table:table-cell>
          <table:table-cell office:value-type="float" office:value="0.000103276" calcext:value-type="float">
            <text:p>0.000103276</text:p>
          </table:table-cell>
          <table:table-cell table:formula="of:=[.A15]*[.A15]" office:value-type="float" office:value="0.00000000111811321924" calcext:value-type="float">
            <text:p>1.11811321924E-09</text:p>
          </table:table-cell>
          <table:table-cell table:formula="of:=([.A15]-[.B15])*([.A15]-[.B15])" office:value-type="float" office:value="0.00000000487731830884" calcext:value-type="float">
            <text:p>4.87731830884E-09</text:p>
          </table:table-cell>
          <table:table-cell table:number-columns-repeated="2"/>
        </table:table-row>
        <table:table-row table:style-name="ro1">
          <table:table-cell office:value-type="float" office:value="0.0000276566" calcext:value-type="float">
            <text:p>0.0000276566</text:p>
          </table:table-cell>
          <table:table-cell office:value-type="float" office:value="0.00657332" calcext:value-type="float">
            <text:p>0.00657332</text:p>
          </table:table-cell>
          <table:table-cell table:formula="of:=[.A16]*[.A16]" office:value-type="float" office:value="0.00000000076488752356" calcext:value-type="float">
            <text:p>7.6488752356E-10</text:p>
          </table:table-cell>
          <table:table-cell table:formula="of:=([.A16]-[.B16])*([.A16]-[.B16])" office:value-type="float" office:value="0.0000428457093460996" calcext:value-type="float">
            <text:p>4.28457093460996E-05</text:p>
          </table:table-cell>
          <table:table-cell table:number-columns-repeated="2"/>
        </table:table-row>
        <table:table-row table:style-name="ro1">
          <table:table-cell office:value-type="float" office:value="0.000482559" calcext:value-type="float">
            <text:p>0.000482559</text:p>
          </table:table-cell>
          <table:table-cell office:value-type="float" office:value="0.0000915596" calcext:value-type="float">
            <text:p>0.0000915596</text:p>
          </table:table-cell>
          <table:table-cell table:formula="of:=[.A17]*[.A17]" office:value-type="float" office:value="0.000000232863188481" calcext:value-type="float">
            <text:p>2.32863188481E-07</text:p>
          </table:table-cell>
          <table:table-cell table:formula="of:=([.A17]-[.B17])*([.A17]-[.B17])" office:value-type="float" office:value="0.00000015288053080036" calcext:value-type="float">
            <text:p>1.5288053080036E-07</text:p>
          </table:table-cell>
          <table:table-cell table:number-columns-repeated="2"/>
        </table:table-row>
        <table:table-row table:style-name="ro1">
          <table:table-cell office:value-type="float" office:value="0.00122041" calcext:value-type="float">
            <text:p>0.00122041</text:p>
          </table:table-cell>
          <table:table-cell office:value-type="float" office:value="0.000819972" calcext:value-type="float">
            <text:p>0.000819972</text:p>
          </table:table-cell>
          <table:table-cell table:formula="of:=[.A18]*[.A18]" office:value-type="float" office:value="0.0000014894005681" calcext:value-type="float">
            <text:p>0.0000014894005681</text:p>
          </table:table-cell>
          <table:table-cell table:formula="of:=([.A18]-[.B18])*([.A18]-[.B18])" office:value-type="float" office:value="0.000000160350591844" calcext:value-type="float">
            <text:p>1.60350591844E-07</text:p>
          </table:table-cell>
          <table:table-cell table:number-columns-repeated="2"/>
        </table:table-row>
        <table:table-row table:style-name="ro1">
          <table:table-cell office:value-type="float" office:value="0.00200623" calcext:value-type="float">
            <text:p>0.00200623</text:p>
          </table:table-cell>
          <table:table-cell office:value-type="float" office:value="0.0493809" calcext:value-type="float">
            <text:p>0.0493809</text:p>
          </table:table-cell>
          <table:table-cell table:formula="of:=[.A19]*[.A19]" office:value-type="float" office:value="0.0000040249588129" calcext:value-type="float">
            <text:p>0.0000040249588129</text:p>
          </table:table-cell>
          <table:table-cell table:formula="of:=([.A19]-[.B19])*([.A19]-[.B19])" office:value-type="float" office:value="0.0022443593576089" calcext:value-type="float">
            <text:p>0.0022443593576089</text:p>
          </table:table-cell>
          <table:table-cell table:number-columns-repeated="2"/>
        </table:table-row>
        <table:table-row table:style-name="ro1">
          <table:table-cell office:value-type="float" office:value="0.00241315" calcext:value-type="float">
            <text:p>0.00241315</text:p>
          </table:table-cell>
          <table:table-cell office:value-type="float" office:value="0.11456" calcext:value-type="float">
            <text:p>0.11456</text:p>
          </table:table-cell>
          <table:table-cell table:formula="of:=[.A20]*[.A20]" office:value-type="float" office:value="0.0000058232929225" calcext:value-type="float">
            <text:p>0.0000058232929225</text:p>
          </table:table-cell>
          <table:table-cell table:formula="of:=([.A20]-[.B20])*([.A20]-[.B20])" office:value-type="float" office:value="0.0125769159649225" calcext:value-type="float">
            <text:p>0.0125769159649225</text:p>
          </table:table-cell>
          <table:table-cell table:number-columns-repeated="2"/>
        </table:table-row>
        <table:table-row table:style-name="ro1">
          <table:table-cell office:value-type="float" office:value="0.00330591" calcext:value-type="float">
            <text:p>0.00330591</text:p>
          </table:table-cell>
          <table:table-cell office:value-type="float" office:value="0.00203012" calcext:value-type="float">
            <text:p>0.00203012</text:p>
          </table:table-cell>
          <table:table-cell table:formula="of:=[.A21]*[.A21]" office:value-type="float" office:value="0.0000109290409281" calcext:value-type="float">
            <text:p>0.0000109290409281</text:p>
          </table:table-cell>
          <table:table-cell table:formula="of:=([.A21]-[.B21])*([.A21]-[.B21])" office:value-type="float" office:value="0.0000016276401241" calcext:value-type="float">
            <text:p>0.0000016276401241</text:p>
          </table:table-cell>
          <table:table-cell table:number-columns-repeated="2"/>
        </table:table-row>
        <table:table-row table:style-name="ro1">
          <table:table-cell office:value-type="float" office:value="0.00194591" calcext:value-type="float">
            <text:p>0.00194591</text:p>
          </table:table-cell>
          <table:table-cell office:value-type="float" office:value="0.00222949" calcext:value-type="float">
            <text:p>0.00222949</text:p>
          </table:table-cell>
          <table:table-cell table:formula="of:=[.A22]*[.A22]" office:value-type="float" office:value="0.0000037865657281" calcext:value-type="float">
            <text:p>0.0000037865657281</text:p>
          </table:table-cell>
          <table:table-cell table:formula="of:=([.A22]-[.B22])*([.A22]-[.B22])" office:value-type="float" office:value="0.0000000804176164" calcext:value-type="float">
            <text:p>0.0000000804176164</text:p>
          </table:table-cell>
          <table:table-cell table:number-columns-repeated="2"/>
        </table:table-row>
        <table:table-row table:style-name="ro1">
          <table:table-cell office:value-type="float" office:value="0.0514286" calcext:value-type="float">
            <text:p>0.0514286</text:p>
          </table:table-cell>
          <table:table-cell office:value-type="float" office:value="0.000154263" calcext:value-type="float">
            <text:p>0.000154263</text:p>
          </table:table-cell>
          <table:table-cell table:formula="of:=[.A23]*[.A23]" office:value-type="float" office:value="0.00264490089796" calcext:value-type="float">
            <text:p>0.00264490089796</text:p>
          </table:table-cell>
          <table:table-cell table:formula="of:=([.A23]-[.B23])*([.A23]-[.B23])" office:value-type="float" office:value="0.00262905763478957" calcext:value-type="float">
            <text:p>0.00262905763478957</text:p>
          </table:table-cell>
          <table:table-cell table:number-columns-repeated="2"/>
        </table:table-row>
        <table:table-row table:style-name="ro1">
          <table:table-cell office:value-type="float" office:value="0.0213746" calcext:value-type="float">
            <text:p>0.0213746</text:p>
          </table:table-cell>
          <table:table-cell office:value-type="float" office:value="0.0339757" calcext:value-type="float">
            <text:p>0.0339757</text:p>
          </table:table-cell>
          <table:table-cell table:formula="of:=[.A24]*[.A24]" office:value-type="float" office:value="0.00045687352516" calcext:value-type="float">
            <text:p>0.00045687352516</text:p>
          </table:table-cell>
          <table:table-cell table:formula="of:=([.A24]-[.B24])*([.A24]-[.B24])" office:value-type="float" office:value="0.00015878772121" calcext:value-type="float">
            <text:p>0.00015878772121</text:p>
          </table:table-cell>
          <table:table-cell table:number-columns-repeated="2"/>
        </table:table-row>
        <table:table-row table:style-name="ro1">
          <table:table-cell office:value-type="float" office:value="0.169031" calcext:value-type="float">
            <text:p>0.169031</text:p>
          </table:table-cell>
          <table:table-cell office:value-type="float" office:value="0.00853462" calcext:value-type="float">
            <text:p>0.00853462</text:p>
          </table:table-cell>
          <table:table-cell table:formula="of:=[.A25]*[.A25]" office:value-type="float" office:value="0.028571478961" calcext:value-type="float">
            <text:p>0.028571478961</text:p>
          </table:table-cell>
          <table:table-cell table:formula="of:=([.A25]-[.B25])*([.A25]-[.B25])" office:value-type="float" office:value="0.0257590879931044" calcext:value-type="float">
            <text:p>0.0257590879931044</text:p>
          </table:table-cell>
          <table:table-cell table:number-columns-repeated="2"/>
        </table:table-row>
        <table:table-row table:style-name="ro1">
          <table:table-cell office:value-type="float" office:value="0.169031" calcext:value-type="float">
            <text:p>0.169031</text:p>
          </table:table-cell>
          <table:table-cell office:value-type="float" office:value="0.170026" calcext:value-type="float">
            <text:p>0.170026</text:p>
          </table:table-cell>
          <table:table-cell table:formula="of:=[.A26]*[.A26]" office:value-type="float" office:value="0.028571478961" calcext:value-type="float">
            <text:p>0.028571478961</text:p>
          </table:table-cell>
          <table:table-cell table:formula="of:=([.A26]-[.B26])*([.A26]-[.B26])" office:value-type="float" office:value="0.00000099002500000005" calcext:value-type="float">
            <text:p>9.90025000000047E-07</text:p>
          </table:table-cell>
          <table:table-cell table:number-columns-repeated="2"/>
        </table:table-row>
        <table:table-row table:style-name="ro1">
          <table:table-cell office:value-type="float" office:value="0.270217" calcext:value-type="float">
            <text:p>0.270217</text:p>
          </table:table-cell>
          <table:table-cell office:value-type="float" office:value="0.303079" calcext:value-type="float">
            <text:p>0.303079</text:p>
          </table:table-cell>
          <table:table-cell table:formula="of:=[.A27]*[.A27]" office:value-type="float" office:value="0.073017227089" calcext:value-type="float">
            <text:p>0.073017227089</text:p>
          </table:table-cell>
          <table:table-cell table:formula="of:=([.A27]-[.B27])*([.A27]-[.B27])" office:value-type="float" office:value="0.001079911044" calcext:value-type="float">
            <text:p>0.001079911044</text:p>
          </table:table-cell>
          <table:table-cell table:number-columns-repeated="2"/>
        </table:table-row>
        <table:table-row table:style-name="ro1">
          <table:table-cell office:value-type="float" office:value="0.270218" calcext:value-type="float">
            <text:p>0.270218</text:p>
          </table:table-cell>
          <table:table-cell office:value-type="float" office:value="0.400627" calcext:value-type="float">
            <text:p>0.400627</text:p>
          </table:table-cell>
          <table:table-cell table:formula="of:=[.A28]*[.A28]" office:value-type="float" office:value="0.073017767524" calcext:value-type="float">
            <text:p>0.073017767524</text:p>
          </table:table-cell>
          <table:table-cell table:formula="of:=([.A28]-[.B28])*([.A28]-[.B28])" office:value-type="float" office:value="0.017006507281" calcext:value-type="float">
            <text:p>0.017006507281</text:p>
          </table:table-cell>
          <table:table-cell table:number-columns-repeated="2"/>
        </table:table-row>
        <table:table-row table:style-name="ro1">
          <table:table-cell office:value-type="float" office:value="0.270218" calcext:value-type="float">
            <text:p>0.270218</text:p>
          </table:table-cell>
          <table:table-cell office:value-type="float" office:value="0.505129" calcext:value-type="float">
            <text:p>0.505129</text:p>
          </table:table-cell>
          <table:table-cell table:formula="of:=[.A29]*[.A29]" office:value-type="float" office:value="0.073017767524" calcext:value-type="float">
            <text:p>0.073017767524</text:p>
          </table:table-cell>
          <table:table-cell table:formula="of:=([.A29]-[.B29])*([.A29]-[.B29])" office:value-type="float" office:value="0.055183177921" calcext:value-type="float">
            <text:p>0.055183177921</text:p>
          </table:table-cell>
          <table:table-cell table:number-columns-repeated="2"/>
        </table:table-row>
        <table:table-row table:style-name="ro1">
          <table:table-cell office:value-type="float" office:value="0.28064" calcext:value-type="float">
            <text:p>0.28064</text:p>
          </table:table-cell>
          <table:table-cell office:value-type="float" office:value="0.554639" calcext:value-type="float">
            <text:p>0.554639</text:p>
          </table:table-cell>
          <table:table-cell table:formula="of:=[.A30]*[.A30]" office:value-type="float" office:value="0.0787588096" calcext:value-type="float">
            <text:p>0.0787588096</text:p>
          </table:table-cell>
          <table:table-cell table:formula="of:=([.A30]-[.B30])*([.A30]-[.B30])" office:value-type="float" office:value="0.075075452001" calcext:value-type="float">
            <text:p>0.075075452001</text:p>
          </table:table-cell>
          <table:table-cell table:number-columns-repeated="2"/>
        </table:table-row>
        <table:table-row table:style-name="ro1">
          <table:table-cell office:value-type="float" office:value="0.441748" calcext:value-type="float">
            <text:p>0.441748</text:p>
          </table:table-cell>
          <table:table-cell office:value-type="float" office:value="0.578073" calcext:value-type="float">
            <text:p>0.578073</text:p>
          </table:table-cell>
          <table:table-cell table:formula="of:=[.A31]*[.A31]" office:value-type="float" office:value="0.195141295504" calcext:value-type="float">
            <text:p>0.195141295504</text:p>
          </table:table-cell>
          <table:table-cell table:formula="of:=([.A31]-[.B31])*([.A31]-[.B31])" office:value-type="float" office:value="0.018584505625" calcext:value-type="float">
            <text:p>0.018584505625</text:p>
          </table:table-cell>
          <table:table-cell table:number-columns-repeated="2"/>
        </table:table-row>
        <table:table-row table:style-name="ro1">
          <table:table-cell office:value-type="float" office:value="0.740678" calcext:value-type="float">
            <text:p>0.740678</text:p>
          </table:table-cell>
          <table:table-cell office:value-type="float" office:value="0.509901" calcext:value-type="float">
            <text:p>0.509901</text:p>
          </table:table-cell>
          <table:table-cell table:formula="of:=[.A32]*[.A32]" office:value-type="float" office:value="0.548603899684" calcext:value-type="float">
            <text:p>0.548603899684</text:p>
          </table:table-cell>
          <table:table-cell table:formula="of:=([.A32]-[.B32])*([.A32]-[.B32])" office:value-type="float" office:value="0.053258023729" calcext:value-type="float">
            <text:p>0.053258023729</text:p>
          </table:table-cell>
          <table:table-cell table:number-columns-repeated="2"/>
        </table:table-row>
        <table:table-row table:style-name="ro1">
          <table:table-cell office:value-type="float" office:value="0.740679" calcext:value-type="float">
            <text:p>0.740679</text:p>
          </table:table-cell>
          <table:table-cell office:value-type="float" office:value="0.533356" calcext:value-type="float">
            <text:p>0.533356</text:p>
          </table:table-cell>
          <table:table-cell table:formula="of:=[.A33]*[.A33]" office:value-type="float" office:value="0.548605381041" calcext:value-type="float">
            <text:p>0.548605381041</text:p>
          </table:table-cell>
          <table:table-cell table:formula="of:=([.A33]-[.B33])*([.A33]-[.B33])" office:value-type="float" office:value="0.042982826329" calcext:value-type="float">
            <text:p>0.042982826329</text:p>
          </table:table-cell>
          <table:table-cell table:number-columns-repeated="2"/>
        </table:table-row>
        <table:table-row table:style-name="ro1">
          <table:table-cell office:value-type="float" office:value="0.740678" calcext:value-type="float">
            <text:p>0.740678</text:p>
          </table:table-cell>
          <table:table-cell office:value-type="float" office:value="0.775002" calcext:value-type="float">
            <text:p>0.775002</text:p>
          </table:table-cell>
          <table:table-cell table:formula="of:=[.A34]*[.A34]" office:value-type="float" office:value="0.548603899684" calcext:value-type="float">
            <text:p>0.548603899684</text:p>
          </table:table-cell>
          <table:table-cell table:formula="of:=([.A34]-[.B34])*([.A34]-[.B34])" office:value-type="float" office:value="0.001178136976" calcext:value-type="float">
            <text:p>0.001178136976</text:p>
          </table:table-cell>
          <table:table-cell table:number-columns-repeated="2"/>
        </table:table-row>
        <table:table-row table:style-name="ro1">
          <table:table-cell office:value-type="float" office:value="0.927959" calcext:value-type="float">
            <text:p>0.927959</text:p>
          </table:table-cell>
          <table:table-cell office:value-type="float" office:value="0.784775" calcext:value-type="float">
            <text:p>0.784775</text:p>
          </table:table-cell>
          <table:table-cell table:formula="of:=[.A35]*[.A35]" office:value-type="float" office:value="0.861107905681" calcext:value-type="float">
            <text:p>0.861107905681</text:p>
          </table:table-cell>
          <table:table-cell table:formula="of:=([.A35]-[.B35])*([.A35]-[.B35])" office:value-type="float" office:value="0.020501657856" calcext:value-type="float">
            <text:p>0.020501657856</text:p>
          </table:table-cell>
          <table:table-cell table:number-columns-repeated="2"/>
        </table:table-row>
        <table:table-row table:style-name="ro1">
          <table:table-cell office:value-type="float" office:value="0.927959" calcext:value-type="float">
            <text:p>0.927959</text:p>
          </table:table-cell>
          <table:table-cell office:value-type="float" office:value="0.917905" calcext:value-type="float">
            <text:p>0.917905</text:p>
          </table:table-cell>
          <table:table-cell table:formula="of:=[.A36]*[.A36]" office:value-type="float" office:value="0.861107905681" calcext:value-type="float">
            <text:p>0.861107905681</text:p>
          </table:table-cell>
          <table:table-cell table:formula="of:=([.A36]-[.B36])*([.A36]-[.B36])" office:value-type="float" office:value="0.000101082916" calcext:value-type="float">
            <text:p>0.000101082916</text:p>
          </table:table-cell>
          <table:table-cell table:number-columns-repeated="2"/>
        </table:table-row>
        <table:table-row table:style-name="ro1">
          <table:table-cell office:value-type="float" office:value="0.927959" calcext:value-type="float">
            <text:p>0.927959</text:p>
          </table:table-cell>
          <table:table-cell office:value-type="float" office:value="0.955963" calcext:value-type="float">
            <text:p>0.955963</text:p>
          </table:table-cell>
          <table:table-cell table:formula="of:=[.A37]*[.A37]" office:value-type="float" office:value="0.861107905681" calcext:value-type="float">
            <text:p>0.861107905681</text:p>
          </table:table-cell>
          <table:table-cell table:formula="of:=([.A37]-[.B37])*([.A37]-[.B37])" office:value-type="float" office:value="0.000784224016000002" calcext:value-type="float">
            <text:p>0.000784224016000002</text:p>
          </table:table-cell>
          <table:table-cell table:number-columns-repeated="2"/>
        </table:table-row>
        <table:table-row table:style-name="ro1">
          <table:table-cell office:value-type="float" office:value="0.993258" calcext:value-type="float">
            <text:p>0.993258</text:p>
          </table:table-cell>
          <table:table-cell office:value-type="float" office:value="0.984712" calcext:value-type="float">
            <text:p>0.984712</text:p>
          </table:table-cell>
          <table:table-cell table:formula="of:=[.A38]*[.A38]" office:value-type="float" office:value="0.986561454564" calcext:value-type="float">
            <text:p>0.986561454564</text:p>
          </table:table-cell>
          <table:table-cell table:formula="of:=([.A38]-[.B38])*([.A38]-[.B38])" office:value-type="float" office:value="0.000073034115999999" calcext:value-type="float">
            <text:p>7.3034115999999E-05</text:p>
          </table:table-cell>
          <table:table-cell table:number-columns-repeated="2"/>
        </table:table-row>
        <table:table-row table:style-name="ro1">
          <table:table-cell office:value-type="float" office:value="0.993258" calcext:value-type="float">
            <text:p>0.993258</text:p>
          </table:table-cell>
          <table:table-cell office:value-type="float" office:value="0.998192" calcext:value-type="float">
            <text:p>0.998192</text:p>
          </table:table-cell>
          <table:table-cell table:formula="of:=[.A39]*[.A39]" office:value-type="float" office:value="0.986561454564" calcext:value-type="float">
            <text:p>0.986561454564</text:p>
          </table:table-cell>
          <table:table-cell table:formula="of:=([.A39]-[.B39])*([.A39]-[.B39])" office:value-type="float" office:value="0.0000243443559999999" calcext:value-type="float">
            <text:p>0.0000243443559999999</text:p>
          </table:table-cell>
          <table:table-cell table:number-columns-repeated="2"/>
        </table:table-row>
        <table:table-row table:style-name="ro1">
          <table:table-cell office:value-type="float" office:value="0.993258" calcext:value-type="float">
            <text:p>0.993258</text:p>
          </table:table-cell>
          <table:table-cell office:value-type="float" office:value="0.999997" calcext:value-type="float">
            <text:p>0.999997</text:p>
          </table:table-cell>
          <table:table-cell table:formula="of:=[.A40]*[.A40]" office:value-type="float" office:value="0.986561454564" calcext:value-type="float">
            <text:p>0.986561454564</text:p>
          </table:table-cell>
          <table:table-cell table:formula="of:=([.A40]-[.B40])*([.A40]-[.B40])" office:value-type="float" office:value="0.0000454141210000007" calcext:value-type="float">
            <text:p>4.54141210000007E-05</text:p>
          </table:table-cell>
          <table:table-cell table:number-columns-repeated="2"/>
        </table:table-row>
        <table:table-row table:style-name="ro1">
          <table:table-cell office:value-type="float" office:value="0.000202954" calcext:value-type="float">
            <text:p>0.000202954</text:p>
          </table:table-cell>
          <table:table-cell office:value-type="float" office:value="0.000000000947653" calcext:value-type="float">
            <text:p>9.47653E-10</text:p>
          </table:table-cell>
          <table:table-cell table:formula="of:=[.A41]*[.A41]" office:value-type="float" office:value="0.000000041190326116" calcext:value-type="float">
            <text:p>4.1190326116E-08</text:p>
          </table:table-cell>
          <table:table-cell table:formula="of:=([.A41]-[.B41])*([.A41]-[.B41])" office:value-type="float" office:value="0.00000004118994145696" calcext:value-type="float">
            <text:p>4.11899414569641E-08</text:p>
          </table:table-cell>
          <table:table-cell table:number-columns-repeated="2"/>
        </table:table-row>
        <table:table-row table:style-name="ro1">
          <table:table-cell office:value-type="float" office:value="0.0000532269" calcext:value-type="float">
            <text:p>0.0000532269</text:p>
          </table:table-cell>
          <table:table-cell office:value-type="float" office:value="0.0000531634" calcext:value-type="float">
            <text:p>0.0000531634</text:p>
          </table:table-cell>
          <table:table-cell table:formula="of:=[.A42]*[.A42]" office:value-type="float" office:value="0.00000000283310288361" calcext:value-type="float">
            <text:p>2.83310288361E-09</text:p>
          </table:table-cell>
          <table:table-cell table:formula="of:=([.A42]-[.B42])*([.A42]-[.B42])" office:value-type="float" office:value="4.03224999999961E-015" calcext:value-type="float">
            <text:p>4.03224999999961E-15</text:p>
          </table:table-cell>
          <table:table-cell table:number-columns-repeated="2"/>
        </table:table-row>
        <table:table-row table:style-name="ro1">
          <table:table-cell office:value-type="float" office:value="0.000222802" calcext:value-type="float">
            <text:p>0.000222802</text:p>
          </table:table-cell>
          <table:table-cell office:value-type="float" office:value="0.000154676" calcext:value-type="float">
            <text:p>0.000154676</text:p>
          </table:table-cell>
          <table:table-cell table:formula="of:=[.A43]*[.A43]" office:value-type="float" office:value="0.000000049640731204" calcext:value-type="float">
            <text:p>4.9640731204E-08</text:p>
          </table:table-cell>
          <table:table-cell table:formula="of:=([.A43]-[.B43])*([.A43]-[.B43])" office:value-type="float" office:value="0.000000004641151876" calcext:value-type="float">
            <text:p>4.641151876E-09</text:p>
          </table:table-cell>
          <table:table-cell table:number-columns-repeated="2"/>
        </table:table-row>
        <table:table-row table:style-name="ro1">
          <table:table-cell office:value-type="float" office:value="0.000222802" calcext:value-type="float">
            <text:p>0.000222802</text:p>
          </table:table-cell>
          <table:table-cell office:value-type="float" office:value="0.000445553" calcext:value-type="float">
            <text:p>0.000445553</text:p>
          </table:table-cell>
          <table:table-cell table:formula="of:=[.A44]*[.A44]" office:value-type="float" office:value="0.000000049640731204" calcext:value-type="float">
            <text:p>4.9640731204E-08</text:p>
          </table:table-cell>
          <table:table-cell table:formula="of:=([.A44]-[.B44])*([.A44]-[.B44])" office:value-type="float" office:value="0.000000049618008001" calcext:value-type="float">
            <text:p>4.9618008001E-08</text:p>
          </table:table-cell>
          <table:table-cell table:number-columns-repeated="2"/>
        </table:table-row>
        <table:table-row table:style-name="ro1">
          <table:table-cell office:value-type="float" office:value="0.000852585" calcext:value-type="float">
            <text:p>0.000852585</text:p>
          </table:table-cell>
          <table:table-cell office:value-type="float" office:value="0.00000018382" calcext:value-type="float">
            <text:p>0.00000018382</text:p>
          </table:table-cell>
          <table:table-cell table:formula="of:=[.A45]*[.A45]" office:value-type="float" office:value="0.000000726901182225" calcext:value-type="float">
            <text:p>7.26901182225E-07</text:p>
          </table:table-cell>
          <table:table-cell table:formula="of:=([.A45]-[.B45])*([.A45]-[.B45])" office:value-type="float" office:value="0.00000072658777166539" calcext:value-type="float">
            <text:p>7.26587771665392E-07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00041499" calcext:value-type="float">
            <text:p>0.0000041499</text:p>
          </table:table-cell>
          <table:table-cell table:formula="of:=[.A46]*[.A46]" office:value-type="float" office:value="0.00000000013233511369" calcext:value-type="float">
            <text:p>1.3233511369E-10</text:p>
          </table:table-cell>
          <table:table-cell table:formula="of:=([.A46]-[.B46])*([.A46]-[.B46])" office:value-type="float" office:value="0.00000000005407837444" calcext:value-type="float">
            <text:p>5.407837444E-11</text:p>
          </table:table-cell>
          <table:table-cell table:number-columns-repeated="2"/>
        </table:table-row>
        <table:table-row table:style-name="ro1">
          <table:table-cell office:value-type="float" office:value="0.0000653863" calcext:value-type="float">
            <text:p>0.0000653863</text:p>
          </table:table-cell>
          <table:table-cell office:value-type="float" office:value="0.00000449899" calcext:value-type="float">
            <text:p>0.00000449899</text:p>
          </table:table-cell>
          <table:table-cell table:formula="of:=[.A47]*[.A47]" office:value-type="float" office:value="0.00000000427536822769" calcext:value-type="float">
            <text:p>4.27536822769E-09</text:p>
          </table:table-cell>
          <table:table-cell table:formula="of:=([.A47]-[.B47])*([.A47]-[.B47])" office:value-type="float" office:value="0.00000000370726451904" calcext:value-type="float">
            <text:p>3.7072645190361E-09</text:p>
          </table:table-cell>
          <table:table-cell table:number-columns-repeated="2"/>
        </table:table-row>
        <table:table-row table:style-name="ro1">
          <table:table-cell office:value-type="float" office:value="0.000230312" calcext:value-type="float">
            <text:p>0.000230312</text:p>
          </table:table-cell>
          <table:table-cell office:value-type="float" office:value="0.000000101202" calcext:value-type="float">
            <text:p>0.000000101202</text:p>
          </table:table-cell>
          <table:table-cell table:formula="of:=[.A48]*[.A48]" office:value-type="float" office:value="0.000000053043617344" calcext:value-type="float">
            <text:p>5.3043617344E-08</text:p>
          </table:table-cell>
          <table:table-cell table:formula="of:=([.A48]-[.B48])*([.A48]-[.B48])" office:value-type="float" office:value="0.0000000529970115158" calcext:value-type="float">
            <text:p>5.29970115157968E-08</text:p>
          </table:table-cell>
          <table:table-cell table:number-columns-repeated="2"/>
        </table:table-row>
        <table:table-row table:style-name="ro1">
          <table:table-cell office:value-type="float" office:value="0.000428379" calcext:value-type="float">
            <text:p>0.000428379</text:p>
          </table:table-cell>
          <table:table-cell office:value-type="float" office:value="0.00000014973" calcext:value-type="float">
            <text:p>0.00000014973</text:p>
          </table:table-cell>
          <table:table-cell table:formula="of:=[.A49]*[.A49]" office:value-type="float" office:value="0.000000183508567641" calcext:value-type="float">
            <text:p>1.83508567641E-07</text:p>
          </table:table-cell>
          <table:table-cell table:formula="of:=([.A49]-[.B49])*([.A49]-[.B49])" office:value-type="float" office:value="0.00000018338030768473" calcext:value-type="float">
            <text:p>1.83380307684733E-07</text:p>
          </table:table-cell>
          <table:table-cell table:number-columns-repeated="2"/>
        </table:table-row>
        <table:table-row table:style-name="ro1">
          <table:table-cell office:value-type="float" office:value="0.000103891" calcext:value-type="float">
            <text:p>0.000103891</text:p>
          </table:table-cell>
          <table:table-cell office:value-type="float" office:value="0.000488306" calcext:value-type="float">
            <text:p>0.000488306</text:p>
          </table:table-cell>
          <table:table-cell table:formula="of:=[.A50]*[.A50]" office:value-type="float" office:value="0.000000010793339881" calcext:value-type="float">
            <text:p>1.0793339881E-08</text:p>
          </table:table-cell>
          <table:table-cell table:formula="of:=([.A50]-[.B50])*([.A50]-[.B50])" office:value-type="float" office:value="0.000000147774892225" calcext:value-type="float">
            <text:p>1.47774892225E-07</text:p>
          </table:table-cell>
          <table:table-cell table:number-columns-repeated="2"/>
        </table:table-row>
        <table:table-row table:style-name="ro1">
          <table:table-cell office:value-type="float" office:value="0.000469983" calcext:value-type="float">
            <text:p>0.000469983</text:p>
          </table:table-cell>
          <table:table-cell office:value-type="float" office:value="0.00217666" calcext:value-type="float">
            <text:p>0.00217666</text:p>
          </table:table-cell>
          <table:table-cell table:formula="of:=[.A51]*[.A51]" office:value-type="float" office:value="0.000000220884020289" calcext:value-type="float">
            <text:p>2.20884020289E-07</text:p>
          </table:table-cell>
          <table:table-cell table:formula="of:=([.A51]-[.B51])*([.A51]-[.B51])" office:value-type="float" office:value="0.000002912746382329" calcext:value-type="float">
            <text:p>2.912746382329E-06</text:p>
          </table:table-cell>
          <table:table-cell table:number-columns-repeated="2"/>
        </table:table-row>
        <table:table-row table:style-name="ro1">
          <table:table-cell office:value-type="float" office:value="0.000469983" calcext:value-type="float">
            <text:p>0.000469983</text:p>
          </table:table-cell>
          <table:table-cell office:value-type="float" office:value="0.000190362" calcext:value-type="float">
            <text:p>0.000190362</text:p>
          </table:table-cell>
          <table:table-cell table:formula="of:=[.A52]*[.A52]" office:value-type="float" office:value="0.000000220884020289" calcext:value-type="float">
            <text:p>2.20884020289E-07</text:p>
          </table:table-cell>
          <table:table-cell table:formula="of:=([.A52]-[.B52])*([.A52]-[.B52])" office:value-type="float" office:value="0.000000078187903641" calcext:value-type="float">
            <text:p>7.8187903641E-08</text:p>
          </table:table-cell>
          <table:table-cell table:number-columns-repeated="2"/>
        </table:table-row>
        <table:table-row table:style-name="ro1">
          <table:table-cell office:value-type="float" office:value="0.000142097" calcext:value-type="float">
            <text:p>0.000142097</text:p>
          </table:table-cell>
          <table:table-cell office:value-type="float" office:value="0.000014883" calcext:value-type="float">
            <text:p>0.000014883</text:p>
          </table:table-cell>
          <table:table-cell table:formula="of:=[.A53]*[.A53]" office:value-type="float" office:value="0.000000020191557409" calcext:value-type="float">
            <text:p>2.0191557409E-08</text:p>
          </table:table-cell>
          <table:table-cell table:formula="of:=([.A53]-[.B53])*([.A53]-[.B53])" office:value-type="float" office:value="0.000000016183401796" calcext:value-type="float">
            <text:p>1.6183401796E-08</text:p>
          </table:table-cell>
          <table:table-cell table:number-columns-repeated="2"/>
        </table:table-row>
        <table:table-row table:style-name="ro1">
          <table:table-cell office:value-type="float" office:value="0.00346136" calcext:value-type="float">
            <text:p>0.00346136</text:p>
          </table:table-cell>
          <table:table-cell office:value-type="float" office:value="0.000065806" calcext:value-type="float">
            <text:p>0.000065806</text:p>
          </table:table-cell>
          <table:table-cell table:formula="of:=[.A54]*[.A54]" office:value-type="float" office:value="0.0000119810130496" calcext:value-type="float">
            <text:p>0.0000119810130496</text:p>
          </table:table-cell>
          <table:table-cell table:formula="of:=([.A54]-[.B54])*([.A54]-[.B54])" office:value-type="float" office:value="0.000011529786966916" calcext:value-type="float">
            <text:p>1.1529786966916E-05</text:p>
          </table:table-cell>
          <table:table-cell table:number-columns-repeated="2"/>
        </table:table-row>
        <table:table-row table:style-name="ro1">
          <table:table-cell office:value-type="float" office:value="0.00346136" calcext:value-type="float">
            <text:p>0.00346136</text:p>
          </table:table-cell>
          <table:table-cell office:value-type="float" office:value="0.00000415996" calcext:value-type="float">
            <text:p>0.00000415996</text:p>
          </table:table-cell>
          <table:table-cell table:formula="of:=[.A55]*[.A55]" office:value-type="float" office:value="0.0000119810130496" calcext:value-type="float">
            <text:p>0.0000119810130496</text:p>
          </table:table-cell>
          <table:table-cell table:formula="of:=([.A55]-[.B55])*([.A55]-[.B55])" office:value-type="float" office:value="0.000011952232116576" calcext:value-type="float">
            <text:p>1.1952232116576E-05</text:p>
          </table:table-cell>
          <table:table-cell table:number-columns-repeated="2"/>
        </table:table-row>
        <table:table-row table:style-name="ro1">
          <table:table-cell office:value-type="float" office:value="0.0136034" calcext:value-type="float">
            <text:p>0.0136034</text:p>
          </table:table-cell>
          <table:table-cell office:value-type="float" office:value="0.00114271" calcext:value-type="float">
            <text:p>0.00114271</text:p>
          </table:table-cell>
          <table:table-cell table:formula="of:=[.A56]*[.A56]" office:value-type="float" office:value="0.00018505249156" calcext:value-type="float">
            <text:p>0.00018505249156</text:p>
          </table:table-cell>
          <table:table-cell table:formula="of:=([.A56]-[.B56])*([.A56]-[.B56])" office:value-type="float" office:value="0.0001552687952761" calcext:value-type="float">
            <text:p>0.0001552687952761</text:p>
          </table:table-cell>
          <table:table-cell table:number-columns-repeated="2"/>
        </table:table-row>
        <table:table-row table:style-name="ro1">
          <table:table-cell office:value-type="float" office:value="0.00653386" calcext:value-type="float">
            <text:p>0.00653386</text:p>
          </table:table-cell>
          <table:table-cell office:value-type="float" office:value="0.000042403" calcext:value-type="float">
            <text:p>0.000042403</text:p>
          </table:table-cell>
          <table:table-cell table:formula="of:=[.A57]*[.A57]" office:value-type="float" office:value="0.0000426913264996" calcext:value-type="float">
            <text:p>0.0000426913264996</text:p>
          </table:table-cell>
          <table:table-cell table:formula="of:=([.A57]-[.B57])*([.A57]-[.B57])" office:value-type="float" office:value="0.000042139013982849" calcext:value-type="float">
            <text:p>4.2139013982849E-05</text:p>
          </table:table-cell>
          <table:table-cell table:number-columns-repeated="2"/>
        </table:table-row>
        <table:table-row table:style-name="ro1">
          <table:table-cell office:value-type="float" office:value="0.00148702" calcext:value-type="float">
            <text:p>0.00148702</text:p>
          </table:table-cell>
          <table:table-cell office:value-type="float" office:value="0.0496092" calcext:value-type="float">
            <text:p>0.0496092</text:p>
          </table:table-cell>
          <table:table-cell table:formula="of:=[.A58]*[.A58]" office:value-type="float" office:value="0.0000022112284804" calcext:value-type="float">
            <text:p>0.0000022112284804</text:p>
          </table:table-cell>
          <table:table-cell table:formula="of:=([.A58]-[.B58])*([.A58]-[.B58])" office:value-type="float" office:value="0.0023157442079524" calcext:value-type="float">
            <text:p>0.0023157442079524</text:p>
          </table:table-cell>
          <table:table-cell table:number-columns-repeated="2"/>
        </table:table-row>
        <table:table-row table:style-name="ro1">
          <table:table-cell office:value-type="float" office:value="0.00809836" calcext:value-type="float">
            <text:p>0.00809836</text:p>
          </table:table-cell>
          <table:table-cell office:value-type="float" office:value="0.00495772" calcext:value-type="float">
            <text:p>0.00495772</text:p>
          </table:table-cell>
          <table:table-cell table:formula="of:=[.A59]*[.A59]" office:value-type="float" office:value="0.0000655834346896" calcext:value-type="float">
            <text:p>0.0000655834346896</text:p>
          </table:table-cell>
          <table:table-cell table:formula="of:=([.A59]-[.B59])*([.A59]-[.B59])" office:value-type="float" office:value="0.00000986361960960001" calcext:value-type="float">
            <text:p>0.00000986361960960001</text:p>
          </table:table-cell>
          <table:table-cell table:number-columns-repeated="2"/>
        </table:table-row>
        <table:table-row table:style-name="ro1">
          <table:table-cell office:value-type="float" office:value="0.00921541" calcext:value-type="float">
            <text:p>0.00921541</text:p>
          </table:table-cell>
          <table:table-cell office:value-type="float" office:value="0.011489" calcext:value-type="float">
            <text:p>0.011489</text:p>
          </table:table-cell>
          <table:table-cell table:formula="of:=[.A60]*[.A60]" office:value-type="float" office:value="0.0000849237814681" calcext:value-type="float">
            <text:p>0.0000849237814681</text:p>
          </table:table-cell>
          <table:table-cell table:formula="of:=([.A60]-[.B60])*([.A60]-[.B60])" office:value-type="float" office:value="0.0000051692114881" calcext:value-type="float">
            <text:p>0.0000051692114881</text:p>
          </table:table-cell>
          <table:table-cell table:number-columns-repeated="2"/>
        </table:table-row>
        <table:table-row table:style-name="ro1">
          <table:table-cell office:value-type="float" office:value="0.00921541" calcext:value-type="float">
            <text:p>0.00921541</text:p>
          </table:table-cell>
          <table:table-cell office:value-type="float" office:value="0.00446033" calcext:value-type="float">
            <text:p>0.00446033</text:p>
          </table:table-cell>
          <table:table-cell table:formula="of:=[.A61]*[.A61]" office:value-type="float" office:value="0.0000849237814681" calcext:value-type="float">
            <text:p>0.0000849237814681</text:p>
          </table:table-cell>
          <table:table-cell table:formula="of:=([.A61]-[.B61])*([.A61]-[.B61])" office:value-type="float" office:value="0.0000226107858064" calcext:value-type="float">
            <text:p>0.0000226107858064</text:p>
          </table:table-cell>
          <table:table-cell table:number-columns-repeated="2"/>
        </table:table-row>
        <table:table-row table:style-name="ro1">
          <table:table-cell office:value-type="float" office:value="0.0413567" calcext:value-type="float">
            <text:p>0.0413567</text:p>
          </table:table-cell>
          <table:table-cell office:value-type="float" office:value="0.182784" calcext:value-type="float">
            <text:p>0.182784</text:p>
          </table:table-cell>
          <table:table-cell table:formula="of:=[.A62]*[.A62]" office:value-type="float" office:value="0.00171037663489" calcext:value-type="float">
            <text:p>0.00171037663489</text:p>
          </table:table-cell>
          <table:table-cell table:formula="of:=([.A62]-[.B62])*([.A62]-[.B62])" office:value-type="float" office:value="0.02000168118529" calcext:value-type="float">
            <text:p>0.02000168118529</text:p>
          </table:table-cell>
          <table:table-cell table:number-columns-repeated="2"/>
        </table:table-row>
        <table:table-row table:style-name="ro1">
          <table:table-cell office:value-type="float" office:value="0.041357" calcext:value-type="float">
            <text:p>0.041357</text:p>
          </table:table-cell>
          <table:table-cell office:value-type="float" office:value="0.189634" calcext:value-type="float">
            <text:p>0.189634</text:p>
          </table:table-cell>
          <table:table-cell table:formula="of:=[.A63]*[.A63]" office:value-type="float" office:value="0.001710401449" calcext:value-type="float">
            <text:p>0.001710401449</text:p>
          </table:table-cell>
          <table:table-cell table:formula="of:=([.A63]-[.B63])*([.A63]-[.B63])" office:value-type="float" office:value="0.021986068729" calcext:value-type="float">
            <text:p>0.021986068729</text:p>
          </table:table-cell>
          <table:table-cell table:number-columns-repeated="2"/>
        </table:table-row>
        <table:table-row table:style-name="ro1">
          <table:table-cell office:value-type="float" office:value="0.0542415" calcext:value-type="float">
            <text:p>0.0542415</text:p>
          </table:table-cell>
          <table:table-cell office:value-type="float" office:value="0.0524045" calcext:value-type="float">
            <text:p>0.0524045</text:p>
          </table:table-cell>
          <table:table-cell table:formula="of:=[.A64]*[.A64]" office:value-type="float" office:value="0.00294214032225" calcext:value-type="float">
            <text:p>0.00294214032225</text:p>
          </table:table-cell>
          <table:table-cell table:formula="of:=([.A64]-[.B64])*([.A64]-[.B64])" office:value-type="float" office:value="0.00000337456899999999" calcext:value-type="float">
            <text:p>0.00000337456899999999</text:p>
          </table:table-cell>
          <table:table-cell table:number-columns-repeated="2"/>
        </table:table-row>
        <table:table-row table:style-name="ro1">
          <table:table-cell office:value-type="float" office:value="0.0691789" calcext:value-type="float">
            <text:p>0.0691789</text:p>
          </table:table-cell>
          <table:table-cell office:value-type="float" office:value="0.0983544" calcext:value-type="float">
            <text:p>0.0983544</text:p>
          </table:table-cell>
          <table:table-cell table:formula="of:=[.A65]*[.A65]" office:value-type="float" office:value="0.00478572020521" calcext:value-type="float">
            <text:p>0.00478572020521</text:p>
          </table:table-cell>
          <table:table-cell table:formula="of:=([.A65]-[.B65])*([.A65]-[.B65])" office:value-type="float" office:value="0.00085120980025" calcext:value-type="float">
            <text:p>0.00085120980025</text:p>
          </table:table-cell>
          <table:table-cell table:number-columns-repeated="2"/>
        </table:table-row>
        <table:table-row table:style-name="ro1">
          <table:table-cell office:value-type="float" office:value="0.101228" calcext:value-type="float">
            <text:p>0.101228</text:p>
          </table:table-cell>
          <table:table-cell office:value-type="float" office:value="0.179174" calcext:value-type="float">
            <text:p>0.179174</text:p>
          </table:table-cell>
          <table:table-cell table:formula="of:=[.A66]*[.A66]" office:value-type="float" office:value="0.010247107984" calcext:value-type="float">
            <text:p>0.010247107984</text:p>
          </table:table-cell>
          <table:table-cell table:formula="of:=([.A66]-[.B66])*([.A66]-[.B66])" office:value-type="float" office:value="0.006075578916" calcext:value-type="float">
            <text:p>0.006075578916</text:p>
          </table:table-cell>
          <table:table-cell table:number-columns-repeated="2"/>
        </table:table-row>
        <table:table-row table:style-name="ro1">
          <table:table-cell office:value-type="float" office:value="0.600805" calcext:value-type="float">
            <text:p>0.600805</text:p>
          </table:table-cell>
          <table:table-cell office:value-type="float" office:value="0.16002" calcext:value-type="float">
            <text:p>0.16002</text:p>
          </table:table-cell>
          <table:table-cell table:formula="of:=[.A67]*[.A67]" office:value-type="float" office:value="0.360966648025" calcext:value-type="float">
            <text:p>0.360966648025</text:p>
          </table:table-cell>
          <table:table-cell table:formula="of:=([.A67]-[.B67])*([.A67]-[.B67])" office:value-type="float" office:value="0.194291416225" calcext:value-type="float">
            <text:p>0.194291416225</text:p>
          </table:table-cell>
          <table:table-cell table:number-columns-repeated="2"/>
        </table:table-row>
        <table:table-row table:style-name="ro1">
          <table:table-cell office:value-type="float" office:value="0.676047" calcext:value-type="float">
            <text:p>0.676047</text:p>
          </table:table-cell>
          <table:table-cell office:value-type="float" office:value="0.179821" calcext:value-type="float">
            <text:p>0.179821</text:p>
          </table:table-cell>
          <table:table-cell table:formula="of:=[.A68]*[.A68]" office:value-type="float" office:value="0.457039546209" calcext:value-type="float">
            <text:p>0.457039546209</text:p>
          </table:table-cell>
          <table:table-cell table:formula="of:=([.A68]-[.B68])*([.A68]-[.B68])" office:value-type="float" office:value="0.246240243076" calcext:value-type="float">
            <text:p>0.246240243076</text:p>
          </table:table-cell>
          <table:table-cell table:number-columns-repeated="2"/>
        </table:table-row>
        <table:table-row table:style-name="ro1">
          <table:table-cell office:value-type="float" office:value="0.676047" calcext:value-type="float">
            <text:p>0.676047</text:p>
          </table:table-cell>
          <table:table-cell office:value-type="float" office:value="0.285762" calcext:value-type="float">
            <text:p>0.285762</text:p>
          </table:table-cell>
          <table:table-cell table:formula="of:=[.A69]*[.A69]" office:value-type="float" office:value="0.457039546209" calcext:value-type="float">
            <text:p>0.457039546209</text:p>
          </table:table-cell>
          <table:table-cell table:formula="of:=([.A69]-[.B69])*([.A69]-[.B69])" office:value-type="float" office:value="0.152322381225" calcext:value-type="float">
            <text:p>0.152322381225</text:p>
          </table:table-cell>
          <table:table-cell table:number-columns-repeated="2"/>
        </table:table-row>
        <table:table-row table:style-name="ro1">
          <table:table-cell office:value-type="float" office:value="0.727461" calcext:value-type="float">
            <text:p>0.727461</text:p>
          </table:table-cell>
          <table:table-cell office:value-type="float" office:value="0.340262" calcext:value-type="float">
            <text:p>0.340262</text:p>
          </table:table-cell>
          <table:table-cell table:formula="of:=[.A70]*[.A70]" office:value-type="float" office:value="0.529199506521" calcext:value-type="float">
            <text:p>0.529199506521</text:p>
          </table:table-cell>
          <table:table-cell table:formula="of:=([.A70]-[.B70])*([.A70]-[.B70])" office:value-type="float" office:value="0.149923065601" calcext:value-type="float">
            <text:p>0.149923065601</text:p>
          </table:table-cell>
          <table:table-cell table:number-columns-repeated="2"/>
        </table:table-row>
        <table:table-row table:style-name="ro1">
          <table:table-cell office:value-type="float" office:value="0.673576" calcext:value-type="float">
            <text:p>0.673576</text:p>
          </table:table-cell>
          <table:table-cell office:value-type="float" office:value="0.470912" calcext:value-type="float">
            <text:p>0.470912</text:p>
          </table:table-cell>
          <table:table-cell table:formula="of:=[.A71]*[.A71]" office:value-type="float" office:value="0.453704627776" calcext:value-type="float">
            <text:p>0.453704627776</text:p>
          </table:table-cell>
          <table:table-cell table:formula="of:=([.A71]-[.B71])*([.A71]-[.B71])" office:value-type="float" office:value="0.041072696896" calcext:value-type="float">
            <text:p>0.041072696896</text:p>
          </table:table-cell>
          <table:table-cell table:number-columns-repeated="2"/>
        </table:table-row>
        <table:table-row table:style-name="ro1">
          <table:table-cell office:value-type="float" office:value="0.824454" calcext:value-type="float">
            <text:p>0.824454</text:p>
          </table:table-cell>
          <table:table-cell office:value-type="float" office:value="0.66527" calcext:value-type="float">
            <text:p>0.66527</text:p>
          </table:table-cell>
          <table:table-cell table:formula="of:=[.A72]*[.A72]" office:value-type="float" office:value="0.679724398116" calcext:value-type="float">
            <text:p>0.679724398116</text:p>
          </table:table-cell>
          <table:table-cell table:formula="of:=([.A72]-[.B72])*([.A72]-[.B72])" office:value-type="float" office:value="0.025339545856" calcext:value-type="float">
            <text:p>0.025339545856</text:p>
          </table:table-cell>
          <table:table-cell table:number-columns-repeated="2"/>
        </table:table-row>
        <table:table-row table:style-name="ro1">
          <table:table-cell office:value-type="float" office:value="0.909417" calcext:value-type="float">
            <text:p>0.909417</text:p>
          </table:table-cell>
          <table:table-cell office:value-type="float" office:value="0.741428" calcext:value-type="float">
            <text:p>0.741428</text:p>
          </table:table-cell>
          <table:table-cell table:formula="of:=[.A73]*[.A73]" office:value-type="float" office:value="0.827039279889" calcext:value-type="float">
            <text:p>0.827039279889</text:p>
          </table:table-cell>
          <table:table-cell table:formula="of:=([.A73]-[.B73])*([.A73]-[.B73])" office:value-type="float" office:value="0.028220304121" calcext:value-type="float">
            <text:p>0.028220304121</text:p>
          </table:table-cell>
          <table:table-cell table:number-columns-repeated="2"/>
        </table:table-row>
        <table:table-row table:style-name="ro1">
          <table:table-cell office:value-type="float" office:value="0.909417" calcext:value-type="float">
            <text:p>0.909417</text:p>
          </table:table-cell>
          <table:table-cell office:value-type="float" office:value="0.873506" calcext:value-type="float">
            <text:p>0.873506</text:p>
          </table:table-cell>
          <table:table-cell table:formula="of:=[.A74]*[.A74]" office:value-type="float" office:value="0.827039279889" calcext:value-type="float">
            <text:p>0.827039279889</text:p>
          </table:table-cell>
          <table:table-cell table:formula="of:=([.A74]-[.B74])*([.A74]-[.B74])" office:value-type="float" office:value="0.001289599921" calcext:value-type="float">
            <text:p>0.001289599921</text:p>
          </table:table-cell>
          <table:table-cell table:number-columns-repeated="2"/>
        </table:table-row>
        <table:table-row table:style-name="ro1">
          <table:table-cell office:value-type="float" office:value="0.909417" calcext:value-type="float">
            <text:p>0.909417</text:p>
          </table:table-cell>
          <table:table-cell office:value-type="float" office:value="0.914441" calcext:value-type="float">
            <text:p>0.914441</text:p>
          </table:table-cell>
          <table:table-cell table:formula="of:=[.A75]*[.A75]" office:value-type="float" office:value="0.827039279889" calcext:value-type="float">
            <text:p>0.827039279889</text:p>
          </table:table-cell>
          <table:table-cell table:formula="of:=([.A75]-[.B75])*([.A75]-[.B75])" office:value-type="float" office:value="0.0000252405759999992" calcext:value-type="float">
            <text:p>2.52405759999992E-05</text:p>
          </table:table-cell>
          <table:table-cell table:number-columns-repeated="2"/>
        </table:table-row>
        <table:table-row table:style-name="ro1">
          <table:table-cell office:value-type="float" office:value="0.909417" calcext:value-type="float">
            <text:p>0.909417</text:p>
          </table:table-cell>
          <table:table-cell office:value-type="float" office:value="0.952356" calcext:value-type="float">
            <text:p>0.952356</text:p>
          </table:table-cell>
          <table:table-cell table:formula="of:=[.A76]*[.A76]" office:value-type="float" office:value="0.827039279889" calcext:value-type="float">
            <text:p>0.827039279889</text:p>
          </table:table-cell>
          <table:table-cell table:formula="of:=([.A76]-[.B76])*([.A76]-[.B76])" office:value-type="float" office:value="0.001843757721" calcext:value-type="float">
            <text:p>0.001843757721</text:p>
          </table:table-cell>
          <table:table-cell table:number-columns-repeated="2"/>
        </table:table-row>
        <table:table-row table:style-name="ro1">
          <table:table-cell office:value-type="float" office:value="0.909416" calcext:value-type="float">
            <text:p>0.909416</text:p>
          </table:table-cell>
          <table:table-cell office:value-type="float" office:value="0.980997" calcext:value-type="float">
            <text:p>0.980997</text:p>
          </table:table-cell>
          <table:table-cell table:formula="of:=[.A77]*[.A77]" office:value-type="float" office:value="0.827037461056" calcext:value-type="float">
            <text:p>0.827037461056</text:p>
          </table:table-cell>
          <table:table-cell table:formula="of:=([.A77]-[.B77])*([.A77]-[.B77])" office:value-type="float" office:value="0.005123839561" calcext:value-type="float">
            <text:p>0.005123839561</text:p>
          </table:table-cell>
          <table:table-cell table:number-columns-repeated="2"/>
        </table:table-row>
        <table:table-row table:style-name="ro1">
          <table:table-cell office:value-type="float" office:value="0.909417" calcext:value-type="float">
            <text:p>0.909417</text:p>
          </table:table-cell>
          <table:table-cell office:value-type="float" office:value="0.891975" calcext:value-type="float">
            <text:p>0.891975</text:p>
          </table:table-cell>
          <table:table-cell table:formula="of:=[.A78]*[.A78]" office:value-type="float" office:value="0.827039279889" calcext:value-type="float">
            <text:p>0.827039279889</text:p>
          </table:table-cell>
          <table:table-cell table:formula="of:=([.A78]-[.B78])*([.A78]-[.B78])" office:value-type="float" office:value="0.000304223364000002" calcext:value-type="float">
            <text:p>0.000304223364000002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7591" calcext:value-type="float">
            <text:p>0.997591</text:p>
          </table:table-cell>
          <table:table-cell table:formula="of:=[.A79]*[.A79]" office:value-type="float" office:value="0.999972000196" calcext:value-type="float">
            <text:p>0.999972000196</text:p>
          </table:table-cell>
          <table:table-cell table:formula="of:=([.A79]-[.B79])*([.A79]-[.B79])" office:value-type="float" office:value="0.00000573602500000017" calcext:value-type="float">
            <text:p>5.73602500000017E-06</text:p>
          </table:table-cell>
          <table:table-cell table:number-columns-repeated="2"/>
        </table:table-row>
        <table:table-row table:style-name="ro1">
          <table:table-cell office:value-type="float" office:value="0.000046432" calcext:value-type="float">
            <text:p>0.000046432</text:p>
          </table:table-cell>
          <table:table-cell office:value-type="float" office:value="0.0000000000115533" calcext:value-type="float">
            <text:p>1.15533E-11</text:p>
          </table:table-cell>
          <table:table-cell table:formula="of:=[.A80]*[.A80]" office:value-type="float" office:value="0.000000002155930624" calcext:value-type="float">
            <text:p>2.155930624E-09</text:p>
          </table:table-cell>
          <table:table-cell table:formula="of:=([.A80]-[.B80])*([.A80]-[.B80])" office:value-type="float" office:value="0.00000000215592955111" calcext:value-type="float">
            <text:p>2.15592955111448E-09</text:p>
          </table:table-cell>
          <table:table-cell table:number-columns-repeated="2"/>
        </table:table-row>
        <table:table-row table:style-name="ro1">
          <table:table-cell office:value-type="float" office:value="0.000046432" calcext:value-type="float">
            <text:p>0.000046432</text:p>
          </table:table-cell>
          <table:table-cell office:value-type="float" office:value="0.000000000506621" calcext:value-type="float">
            <text:p>5.06621E-10</text:p>
          </table:table-cell>
          <table:table-cell table:formula="of:=[.A81]*[.A81]" office:value-type="float" office:value="0.000000002155930624" calcext:value-type="float">
            <text:p>2.155930624E-09</text:p>
          </table:table-cell>
          <table:table-cell table:formula="of:=([.A81]-[.B81])*([.A81]-[.B81])" office:value-type="float" office:value="0.0000000021558835774" calcext:value-type="float">
            <text:p>2.15588357740412E-09</text:p>
          </table:table-cell>
          <table:table-cell table:number-columns-repeated="2"/>
        </table:table-row>
        <table:table-row table:style-name="ro1">
          <table:table-cell office:value-type="float" office:value="0.00000673532" calcext:value-type="float">
            <text:p>0.00000673532</text:p>
          </table:table-cell>
          <table:table-cell office:value-type="float" office:value="0.00350908" calcext:value-type="float">
            <text:p>0.00350908</text:p>
          </table:table-cell>
          <table:table-cell table:formula="of:=[.A82]*[.A82]" office:value-type="float" office:value="0.0000000000453645355" calcext:value-type="float">
            <text:p>4.53645355024E-11</text:p>
          </table:table-cell>
          <table:table-cell table:formula="of:=([.A82]-[.B82])*([.A82]-[.B82])" office:value-type="float" office:value="0.0000122664182575243" calcext:value-type="float">
            <text:p>1.22664182575243E-05</text:p>
          </table:table-cell>
          <table:table-cell table:number-columns-repeated="2"/>
        </table:table-row>
        <table:table-row table:style-name="ro1">
          <table:table-cell office:value-type="float" office:value="0.0000728369" calcext:value-type="float">
            <text:p>0.0000728369</text:p>
          </table:table-cell>
          <table:table-cell office:value-type="float" office:value="0.000891938" calcext:value-type="float">
            <text:p>0.000891938</text:p>
          </table:table-cell>
          <table:table-cell table:formula="of:=[.A83]*[.A83]" office:value-type="float" office:value="0.00000000530521400161" calcext:value-type="float">
            <text:p>5.30521400161E-09</text:p>
          </table:table-cell>
          <table:table-cell table:formula="of:=([.A83]-[.B83])*([.A83]-[.B83])" office:value-type="float" office:value="0.00000067092661202121" calcext:value-type="float">
            <text:p>6.7092661202121E-07</text:p>
          </table:table-cell>
          <table:table-cell table:number-columns-repeated="2"/>
        </table:table-row>
        <table:table-row table:style-name="ro1">
          <table:table-cell office:value-type="float" office:value="0.0000170469" calcext:value-type="float">
            <text:p>0.0000170469</text:p>
          </table:table-cell>
          <table:table-cell office:value-type="float" office:value="0.0000000630998" calcext:value-type="float">
            <text:p>0.0000000630998</text:p>
          </table:table-cell>
          <table:table-cell table:formula="of:=[.A84]*[.A84]" office:value-type="float" office:value="0.00000000029059679961" calcext:value-type="float">
            <text:p>2.9059679961E-10</text:p>
          </table:table-cell>
          <table:table-cell table:formula="of:=([.A84]-[.B84])*([.A84]-[.B84])" office:value-type="float" office:value="0.00000000028844946923" calcext:value-type="float">
            <text:p>2.8844946923352E-10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155536" calcext:value-type="float">
            <text:p>0.00155536</text:p>
          </table:table-cell>
          <table:table-cell table:formula="of:=[.A85]*[.A85]" office:value-type="float" office:value="0.00000000003916869708" calcext:value-type="float">
            <text:p>3.91686970801E-11</text:p>
          </table:table-cell>
          <table:table-cell table:formula="of:=([.A85]-[.B85])*([.A85]-[.B85])" office:value-type="float" office:value="0.00000239971548828428" calcext:value-type="float">
            <text:p>2.39971548828428E-06</text:p>
          </table:table-cell>
          <table:table-cell table:number-columns-repeated="2"/>
        </table:table-row>
        <table:table-row table:style-name="ro1">
          <table:table-cell office:value-type="float" office:value="0.0000525713" calcext:value-type="float">
            <text:p>0.0000525713</text:p>
          </table:table-cell>
          <table:table-cell office:value-type="float" office:value="0.000000950784" calcext:value-type="float">
            <text:p>0.000000950784</text:p>
          </table:table-cell>
          <table:table-cell table:formula="of:=[.A86]*[.A86]" office:value-type="float" office:value="0.00000000276374158369" calcext:value-type="float">
            <text:p>2.76374158369E-09</text:p>
          </table:table-cell>
          <table:table-cell table:formula="of:=([.A86]-[.B86])*([.A86]-[.B86])" office:value-type="float" office:value="0.00000000266467767211" calcext:value-type="float">
            <text:p>2.66467767210626E-09</text:p>
          </table:table-cell>
          <table:table-cell table:number-columns-repeated="2"/>
        </table:table-row>
        <table:table-row table:style-name="ro1">
          <table:table-cell office:value-type="float" office:value="0.000120044" calcext:value-type="float">
            <text:p>0.000120044</text:p>
          </table:table-cell>
          <table:table-cell office:value-type="float" office:value="0.0000346195" calcext:value-type="float">
            <text:p>0.0000346195</text:p>
          </table:table-cell>
          <table:table-cell table:formula="of:=[.A87]*[.A87]" office:value-type="float" office:value="0.000000014410561936" calcext:value-type="float">
            <text:p>1.4410561936E-08</text:p>
          </table:table-cell>
          <table:table-cell table:formula="of:=([.A87]-[.B87])*([.A87]-[.B87])" office:value-type="float" office:value="0.00000000729734520025" calcext:value-type="float">
            <text:p>7.29734520025E-09</text:p>
          </table:table-cell>
          <table:table-cell table:number-columns-repeated="2"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0000724176" calcext:value-type="float">
            <text:p>0.00000724176</text:p>
          </table:table-cell>
          <table:table-cell table:formula="of:=[.A88]*[.A88]" office:value-type="float" office:value="0.0000000000503099397" calcext:value-type="float">
            <text:p>5.03099397025E-11</text:p>
          </table:table-cell>
          <table:table-cell table:formula="of:=([.A88]-[.B88])*([.A88]-[.B88])" office:value-type="float" office:value="0.00000000000002214442" calcext:value-type="float">
            <text:p>2.21444160999998E-14</text:p>
          </table:table-cell>
          <table:table-cell table:number-columns-repeated="2"/>
        </table:table-row>
        <table:table-row table:style-name="ro1">
          <table:table-cell office:value-type="float" office:value="0.0000274181" calcext:value-type="float">
            <text:p>0.0000274181</text:p>
          </table:table-cell>
          <table:table-cell office:value-type="float" office:value="0.000270451" calcext:value-type="float">
            <text:p>0.000270451</text:p>
          </table:table-cell>
          <table:table-cell table:formula="of:=[.A89]*[.A89]" office:value-type="float" office:value="0.00000000075175220761" calcext:value-type="float">
            <text:p>7.5175220761E-10</text:p>
          </table:table-cell>
          <table:table-cell table:formula="of:=([.A89]-[.B89])*([.A89]-[.B89])" office:value-type="float" office:value="0.00000005906499048241" calcext:value-type="float">
            <text:p>5.906499048241E-08</text:p>
          </table:table-cell>
          <table:table-cell table:number-columns-repeated="2"/>
        </table:table-row>
        <table:table-row table:style-name="ro1">
          <table:table-cell office:value-type="float" office:value="0.0000859499" calcext:value-type="float">
            <text:p>0.0000859499</text:p>
          </table:table-cell>
          <table:table-cell office:value-type="float" office:value="0.000841183" calcext:value-type="float">
            <text:p>0.000841183</text:p>
          </table:table-cell>
          <table:table-cell table:formula="of:=[.A90]*[.A90]" office:value-type="float" office:value="0.00000000738738531001" calcext:value-type="float">
            <text:p>7.38738531001E-09</text:p>
          </table:table-cell>
          <table:table-cell table:formula="of:=([.A90]-[.B90])*([.A90]-[.B90])" office:value-type="float" office:value="0.00000057037703533561" calcext:value-type="float">
            <text:p>5.7037703533561E-07</text:p>
          </table:table-cell>
          <table:table-cell table:number-columns-repeated="2"/>
        </table:table-row>
        <table:table-row table:style-name="ro1">
          <table:table-cell office:value-type="float" office:value="0.0000396967" calcext:value-type="float">
            <text:p>0.0000396967</text:p>
          </table:table-cell>
          <table:table-cell office:value-type="float" office:value="0.000000445951" calcext:value-type="float">
            <text:p>0.000000445951</text:p>
          </table:table-cell>
          <table:table-cell table:formula="of:=[.A91]*[.A91]" office:value-type="float" office:value="0.00000000157582799089" calcext:value-type="float">
            <text:p>1.57582799089E-09</text:p>
          </table:table-cell>
          <table:table-cell table:formula="of:=([.A91]-[.B91])*([.A91]-[.B91])" office:value-type="float" office:value="0.00000000154062129706" calcext:value-type="float">
            <text:p>1.540621297061E-09</text:p>
          </table:table-cell>
          <table:table-cell table:number-columns-repeated="2"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0149442" calcext:value-type="float">
            <text:p>0.000149442</text:p>
          </table:table-cell>
          <table:table-cell table:formula="of:=[.A92]*[.A92]" office:value-type="float" office:value="0.00000000010146935824" calcext:value-type="float">
            <text:p>1.0146935824E-10</text:p>
          </table:table-cell>
          <table:table-cell table:formula="of:=([.A92]-[.B92])*([.A92]-[.B92])" office:value-type="float" office:value="0.00000001942366241344" calcext:value-type="float">
            <text:p>1.942366241344E-08</text:p>
          </table:table-cell>
          <table:table-cell table:number-columns-repeated="2"/>
        </table:table-row>
        <table:table-row table:style-name="ro1">
          <table:table-cell office:value-type="float" office:value="0.0000219941" calcext:value-type="float">
            <text:p>0.0000219941</text:p>
          </table:table-cell>
          <table:table-cell office:value-type="float" office:value="0.0670374" calcext:value-type="float">
            <text:p>0.0670374</text:p>
          </table:table-cell>
          <table:table-cell table:formula="of:=[.A93]*[.A93]" office:value-type="float" office:value="0.00000000048374043481" calcext:value-type="float">
            <text:p>4.8374043481E-10</text:p>
          </table:table-cell>
          <table:table-cell table:formula="of:=([.A93]-[.B93])*([.A93]-[.B93])" office:value-type="float" office:value="0.00449106462794175" calcext:value-type="float">
            <text:p>0.00449106462794175</text:p>
          </table:table-cell>
          <table:table-cell table:number-columns-repeated="2"/>
        </table:table-row>
        <table:table-row table:style-name="ro1">
          <table:table-cell office:value-type="float" office:value="0.0012638" calcext:value-type="float">
            <text:p>0.0012638</text:p>
          </table:table-cell>
          <table:table-cell office:value-type="float" office:value="0.00348629" calcext:value-type="float">
            <text:p>0.00348629</text:p>
          </table:table-cell>
          <table:table-cell table:formula="of:=[.A94]*[.A94]" office:value-type="float" office:value="0.00000159719044" calcext:value-type="float">
            <text:p>0.00000159719044</text:p>
          </table:table-cell>
          <table:table-cell table:formula="of:=([.A94]-[.B94])*([.A94]-[.B94])" office:value-type="float" office:value="0.0000049394618001" calcext:value-type="float">
            <text:p>0.0000049394618001</text:p>
          </table:table-cell>
          <table:table-cell table:number-columns-repeated="2"/>
        </table:table-row>
        <table:table-row table:style-name="ro1">
          <table:table-cell office:value-type="float" office:value="0.00180161" calcext:value-type="float">
            <text:p>0.00180161</text:p>
          </table:table-cell>
          <table:table-cell office:value-type="float" office:value="0.000215951" calcext:value-type="float">
            <text:p>0.000215951</text:p>
          </table:table-cell>
          <table:table-cell table:formula="of:=[.A95]*[.A95]" office:value-type="float" office:value="0.0000032457985921" calcext:value-type="float">
            <text:p>0.0000032457985921</text:p>
          </table:table-cell>
          <table:table-cell table:formula="of:=([.A95]-[.B95])*([.A95]-[.B95])" office:value-type="float" office:value="0.000002514314464281" calcext:value-type="float">
            <text:p>2.514314464281E-06</text:p>
          </table:table-cell>
          <table:table-cell table:number-columns-repeated="2"/>
        </table:table-row>
        <table:table-row table:style-name="ro1">
          <table:table-cell office:value-type="float" office:value="0.014282" calcext:value-type="float">
            <text:p>0.014282</text:p>
          </table:table-cell>
          <table:table-cell office:value-type="float" office:value="0.0180735" calcext:value-type="float">
            <text:p>0.0180735</text:p>
          </table:table-cell>
          <table:table-cell table:formula="of:=[.A96]*[.A96]" office:value-type="float" office:value="0.000203975524" calcext:value-type="float">
            <text:p>0.000203975524</text:p>
          </table:table-cell>
          <table:table-cell table:formula="of:=([.A96]-[.B96])*([.A96]-[.B96])" office:value-type="float" office:value="0.00001437547225" calcext:value-type="float">
            <text:p>0.00001437547225</text:p>
          </table:table-cell>
          <table:table-cell table:number-columns-repeated="2"/>
        </table:table-row>
        <table:table-row table:style-name="ro1">
          <table:table-cell office:value-type="float" office:value="0.0256606" calcext:value-type="float">
            <text:p>0.0256606</text:p>
          </table:table-cell>
          <table:table-cell office:value-type="float" office:value="0.0266922" calcext:value-type="float">
            <text:p>0.0266922</text:p>
          </table:table-cell>
          <table:table-cell table:formula="of:=[.A97]*[.A97]" office:value-type="float" office:value="0.00065846639236" calcext:value-type="float">
            <text:p>0.00065846639236</text:p>
          </table:table-cell>
          <table:table-cell table:formula="of:=([.A97]-[.B97])*([.A97]-[.B97])" office:value-type="float" office:value="0.00000106419856" calcext:value-type="float">
            <text:p>0.00000106419856</text:p>
          </table:table-cell>
          <table:table-cell table:number-columns-repeated="2"/>
        </table:table-row>
        <table:table-row table:style-name="ro1">
          <table:table-cell office:value-type="float" office:value="0.0256607" calcext:value-type="float">
            <text:p>0.0256607</text:p>
          </table:table-cell>
          <table:table-cell office:value-type="float" office:value="0.0337992" calcext:value-type="float">
            <text:p>0.0337992</text:p>
          </table:table-cell>
          <table:table-cell table:formula="of:=[.A98]*[.A98]" office:value-type="float" office:value="0.00065847152449" calcext:value-type="float">
            <text:p>0.00065847152449</text:p>
          </table:table-cell>
          <table:table-cell table:formula="of:=([.A98]-[.B98])*([.A98]-[.B98])" office:value-type="float" office:value="0.00006623518225" calcext:value-type="float">
            <text:p>0.00006623518225</text:p>
          </table:table-cell>
          <table:table-cell table:number-columns-repeated="2"/>
        </table:table-row>
        <table:table-row table:style-name="ro1">
          <table:table-cell office:value-type="float" office:value="0.100391" calcext:value-type="float">
            <text:p>0.100391</text:p>
          </table:table-cell>
          <table:table-cell office:value-type="float" office:value="0.0193591" calcext:value-type="float">
            <text:p>0.0193591</text:p>
          </table:table-cell>
          <table:table-cell table:formula="of:=[.A99]*[.A99]" office:value-type="float" office:value="0.010078352881" calcext:value-type="float">
            <text:p>0.010078352881</text:p>
          </table:table-cell>
          <table:table-cell table:formula="of:=([.A99]-[.B99])*([.A99]-[.B99])" office:value-type="float" office:value="0.00656616881761" calcext:value-type="float">
            <text:p>0.00656616881761</text:p>
          </table:table-cell>
          <table:table-cell table:number-columns-repeated="2"/>
        </table:table-row>
        <table:table-row table:style-name="ro1">
          <table:table-cell office:value-type="float" office:value="0.207135" calcext:value-type="float">
            <text:p>0.207135</text:p>
          </table:table-cell>
          <table:table-cell office:value-type="float" office:value="0.0505532" calcext:value-type="float">
            <text:p>0.0505532</text:p>
          </table:table-cell>
          <table:table-cell table:formula="of:=[.A100]*[.A100]" office:value-type="float" office:value="0.042904908225" calcext:value-type="float">
            <text:p>0.042904908225</text:p>
          </table:table-cell>
          <table:table-cell table:formula="of:=([.A100]-[.B100])*([.A100]-[.B100])" office:value-type="float" office:value="0.02451786009124" calcext:value-type="float">
            <text:p>0.02451786009124</text:p>
          </table:table-cell>
          <table:table-cell table:number-columns-repeated="2"/>
        </table:table-row>
        <table:table-row table:style-name="ro1">
          <table:table-cell office:value-type="float" office:value="0.106878" calcext:value-type="float">
            <text:p>0.106878</text:p>
          </table:table-cell>
          <table:table-cell office:value-type="float" office:value="0.0227544" calcext:value-type="float">
            <text:p>0.0227544</text:p>
          </table:table-cell>
          <table:table-cell table:formula="of:=[.A101]*[.A101]" office:value-type="float" office:value="0.011422906884" calcext:value-type="float">
            <text:p>0.011422906884</text:p>
          </table:table-cell>
          <table:table-cell table:formula="of:=([.A101]-[.B101])*([.A101]-[.B101])" office:value-type="float" office:value="0.00707678007696" calcext:value-type="float">
            <text:p>0.00707678007696</text:p>
          </table:table-cell>
          <table:table-cell table:number-columns-repeated="2"/>
        </table:table-row>
        <table:table-row table:style-name="ro1">
          <table:table-cell office:value-type="float" office:value="0.289209" calcext:value-type="float">
            <text:p>0.289209</text:p>
          </table:table-cell>
          <table:table-cell office:value-type="float" office:value="0.0503872" calcext:value-type="float">
            <text:p>0.0503872</text:p>
          </table:table-cell>
          <table:table-cell table:formula="of:=[.A102]*[.A102]" office:value-type="float" office:value="0.083641845681" calcext:value-type="float">
            <text:p>0.083641845681</text:p>
          </table:table-cell>
          <table:table-cell table:formula="of:=([.A102]-[.B102])*([.A102]-[.B102])" office:value-type="float" office:value="0.05703585215524" calcext:value-type="float">
            <text:p>0.05703585215524</text:p>
          </table:table-cell>
          <table:table-cell table:number-columns-repeated="2"/>
        </table:table-row>
        <table:table-row table:style-name="ro1">
          <table:table-cell office:value-type="float" office:value="0.289209" calcext:value-type="float">
            <text:p>0.289209</text:p>
          </table:table-cell>
          <table:table-cell office:value-type="float" office:value="0.0708703" calcext:value-type="float">
            <text:p>0.0708703</text:p>
          </table:table-cell>
          <table:table-cell table:formula="of:=[.A103]*[.A103]" office:value-type="float" office:value="0.083641845681" calcext:value-type="float">
            <text:p>0.083641845681</text:p>
          </table:table-cell>
          <table:table-cell table:formula="of:=([.A103]-[.B103])*([.A103]-[.B103])" office:value-type="float" office:value="0.04767178791769" calcext:value-type="float">
            <text:p>0.04767178791769</text:p>
          </table:table-cell>
          <table:table-cell table:number-columns-repeated="2"/>
        </table:table-row>
        <table:table-row table:style-name="ro1">
          <table:table-cell office:value-type="float" office:value="0.40933" calcext:value-type="float">
            <text:p>0.40933</text:p>
          </table:table-cell>
          <table:table-cell office:value-type="float" office:value="0.316379" calcext:value-type="float">
            <text:p>0.316379</text:p>
          </table:table-cell>
          <table:table-cell table:formula="of:=[.A104]*[.A104]" office:value-type="float" office:value="0.1675510489" calcext:value-type="float">
            <text:p>0.1675510489</text:p>
          </table:table-cell>
          <table:table-cell table:formula="of:=([.A104]-[.B104])*([.A104]-[.B104])" office:value-type="float" office:value="0.008639888401" calcext:value-type="float">
            <text:p>0.008639888401</text:p>
          </table:table-cell>
          <table:table-cell table:number-columns-repeated="2"/>
        </table:table-row>
        <table:table-row table:style-name="ro1">
          <table:table-cell office:value-type="float" office:value="0.509464" calcext:value-type="float">
            <text:p>0.509464</text:p>
          </table:table-cell>
          <table:table-cell office:value-type="float" office:value="0.433211" calcext:value-type="float">
            <text:p>0.433211</text:p>
          </table:table-cell>
          <table:table-cell table:formula="of:=[.A105]*[.A105]" office:value-type="float" office:value="0.259553567296" calcext:value-type="float">
            <text:p>0.259553567296</text:p>
          </table:table-cell>
          <table:table-cell table:formula="of:=([.A105]-[.B105])*([.A105]-[.B105])" office:value-type="float" office:value="0.005814520009" calcext:value-type="float">
            <text:p>0.005814520009</text:p>
          </table:table-cell>
          <table:table-cell table:number-columns-repeated="2"/>
        </table:table-row>
        <table:table-row table:style-name="ro1">
          <table:table-cell office:value-type="float" office:value="0.509464" calcext:value-type="float">
            <text:p>0.509464</text:p>
          </table:table-cell>
          <table:table-cell office:value-type="float" office:value="0.427504" calcext:value-type="float">
            <text:p>0.427504</text:p>
          </table:table-cell>
          <table:table-cell table:formula="of:=[.A106]*[.A106]" office:value-type="float" office:value="0.259553567296" calcext:value-type="float">
            <text:p>0.259553567296</text:p>
          </table:table-cell>
          <table:table-cell table:formula="of:=([.A106]-[.B106])*([.A106]-[.B106])" office:value-type="float" office:value="0.00671744160000001" calcext:value-type="float">
            <text:p>0.00671744160000001</text:p>
          </table:table-cell>
          <table:table-cell table:number-columns-repeated="2"/>
        </table:table-row>
        <table:table-row table:style-name="ro1">
          <table:table-cell office:value-type="float" office:value="0.509464" calcext:value-type="float">
            <text:p>0.509464</text:p>
          </table:table-cell>
          <table:table-cell office:value-type="float" office:value="0.530088" calcext:value-type="float">
            <text:p>0.530088</text:p>
          </table:table-cell>
          <table:table-cell table:formula="of:=[.A107]*[.A107]" office:value-type="float" office:value="0.259553567296" calcext:value-type="float">
            <text:p>0.259553567296</text:p>
          </table:table-cell>
          <table:table-cell table:formula="of:=([.A107]-[.B107])*([.A107]-[.B107])" office:value-type="float" office:value="0.000425349375999999" calcext:value-type="float">
            <text:p>0.000425349375999999</text:p>
          </table:table-cell>
          <table:table-cell table:number-columns-repeated="2"/>
        </table:table-row>
        <table:table-row table:style-name="ro1">
          <table:table-cell office:value-type="float" office:value="0.625189" calcext:value-type="float">
            <text:p>0.625189</text:p>
          </table:table-cell>
          <table:table-cell office:value-type="float" office:value="0.516281" calcext:value-type="float">
            <text:p>0.516281</text:p>
          </table:table-cell>
          <table:table-cell table:formula="of:=[.A108]*[.A108]" office:value-type="float" office:value="0.390861285721" calcext:value-type="float">
            <text:p>0.390861285721</text:p>
          </table:table-cell>
          <table:table-cell table:formula="of:=([.A108]-[.B108])*([.A108]-[.B108])" office:value-type="float" office:value="0.011860952464" calcext:value-type="float">
            <text:p>0.011860952464</text:p>
          </table:table-cell>
          <table:table-cell table:number-columns-repeated="2"/>
        </table:table-row>
        <table:table-row table:style-name="ro1">
          <table:table-cell office:value-type="float" office:value="0.625188" calcext:value-type="float">
            <text:p>0.625188</text:p>
          </table:table-cell>
          <table:table-cell office:value-type="float" office:value="0.574925" calcext:value-type="float">
            <text:p>0.574925</text:p>
          </table:table-cell>
          <table:table-cell table:formula="of:=[.A109]*[.A109]" office:value-type="float" office:value="0.390860035344" calcext:value-type="float">
            <text:p>0.390860035344</text:p>
          </table:table-cell>
          <table:table-cell table:formula="of:=([.A109]-[.B109])*([.A109]-[.B109])" office:value-type="float" office:value="0.00252636916899999" calcext:value-type="float">
            <text:p>0.00252636916899999</text:p>
          </table:table-cell>
          <table:table-cell table:number-columns-repeated="2"/>
        </table:table-row>
        <table:table-row table:style-name="ro1">
          <table:table-cell office:value-type="float" office:value="0.843384" calcext:value-type="float">
            <text:p>0.843384</text:p>
          </table:table-cell>
          <table:table-cell office:value-type="float" office:value="0.600279" calcext:value-type="float">
            <text:p>0.600279</text:p>
          </table:table-cell>
          <table:table-cell table:formula="of:=[.A110]*[.A110]" office:value-type="float" office:value="0.711296571456" calcext:value-type="float">
            <text:p>0.711296571456</text:p>
          </table:table-cell>
          <table:table-cell table:formula="of:=([.A110]-[.B110])*([.A110]-[.B110])" office:value-type="float" office:value="0.059100041025" calcext:value-type="float">
            <text:p>0.059100041025</text:p>
          </table:table-cell>
          <table:table-cell table:number-columns-repeated="2"/>
        </table:table-row>
        <table:table-row table:style-name="ro1">
          <table:table-cell office:value-type="float" office:value="0.843384" calcext:value-type="float">
            <text:p>0.843384</text:p>
          </table:table-cell>
          <table:table-cell office:value-type="float" office:value="0.697505" calcext:value-type="float">
            <text:p>0.697505</text:p>
          </table:table-cell>
          <table:table-cell table:formula="of:=[.A111]*[.A111]" office:value-type="float" office:value="0.711296571456" calcext:value-type="float">
            <text:p>0.711296571456</text:p>
          </table:table-cell>
          <table:table-cell table:formula="of:=([.A111]-[.B111])*([.A111]-[.B111])" office:value-type="float" office:value="0.021280682641" calcext:value-type="float">
            <text:p>0.021280682641</text:p>
          </table:table-cell>
          <table:table-cell table:number-columns-repeated="2"/>
        </table:table-row>
        <table:table-row table:style-name="ro1">
          <table:table-cell office:value-type="float" office:value="0.843384" calcext:value-type="float">
            <text:p>0.843384</text:p>
          </table:table-cell>
          <table:table-cell office:value-type="float" office:value="0.730715" calcext:value-type="float">
            <text:p>0.730715</text:p>
          </table:table-cell>
          <table:table-cell table:formula="of:=[.A112]*[.A112]" office:value-type="float" office:value="0.711296571456" calcext:value-type="float">
            <text:p>0.711296571456</text:p>
          </table:table-cell>
          <table:table-cell table:formula="of:=([.A112]-[.B112])*([.A112]-[.B112])" office:value-type="float" office:value="0.012694303561" calcext:value-type="float">
            <text:p>0.012694303561</text:p>
          </table:table-cell>
          <table:table-cell table:number-columns-repeated="2"/>
        </table:table-row>
        <table:table-row table:style-name="ro1">
          <table:table-cell office:value-type="float" office:value="0.993342" calcext:value-type="float">
            <text:p>0.993342</text:p>
          </table:table-cell>
          <table:table-cell office:value-type="float" office:value="0.766002" calcext:value-type="float">
            <text:p>0.766002</text:p>
          </table:table-cell>
          <table:table-cell table:formula="of:=[.A113]*[.A113]" office:value-type="float" office:value="0.986728328964" calcext:value-type="float">
            <text:p>0.986728328964</text:p>
          </table:table-cell>
          <table:table-cell table:formula="of:=([.A113]-[.B113])*([.A113]-[.B113])" office:value-type="float" office:value="0.0516834756" calcext:value-type="float">
            <text:p>0.0516834756</text:p>
          </table:table-cell>
          <table:table-cell table:number-columns-repeated="2"/>
        </table:table-row>
        <table:table-row table:style-name="ro1">
          <table:table-cell office:value-type="float" office:value="0.993343" calcext:value-type="float">
            <text:p>0.993343</text:p>
          </table:table-cell>
          <table:table-cell office:value-type="float" office:value="0.916177" calcext:value-type="float">
            <text:p>0.916177</text:p>
          </table:table-cell>
          <table:table-cell table:formula="of:=[.A114]*[.A114]" office:value-type="float" office:value="0.986730315649" calcext:value-type="float">
            <text:p>0.986730315649</text:p>
          </table:table-cell>
          <table:table-cell table:formula="of:=([.A114]-[.B114])*([.A114]-[.B114])" office:value-type="float" office:value="0.00595459155599999" calcext:value-type="float">
            <text:p>0.00595459155599999</text:p>
          </table:table-cell>
          <table:table-cell table:number-columns-repeated="2"/>
        </table:table-row>
        <table:table-row table:style-name="ro1">
          <table:table-cell office:value-type="float" office:value="0.993342" calcext:value-type="float">
            <text:p>0.993342</text:p>
          </table:table-cell>
          <table:table-cell office:value-type="float" office:value="0.955963" calcext:value-type="float">
            <text:p>0.955963</text:p>
          </table:table-cell>
          <table:table-cell table:formula="of:=[.A115]*[.A115]" office:value-type="float" office:value="0.986728328964" calcext:value-type="float">
            <text:p>0.986728328964</text:p>
          </table:table-cell>
          <table:table-cell table:formula="of:=([.A115]-[.B115])*([.A115]-[.B115])" office:value-type="float" office:value="0.001397189641" calcext:value-type="float">
            <text:p>0.001397189641</text:p>
          </table:table-cell>
          <table:table-cell table:number-columns-repeated="2"/>
        </table:table-row>
        <table:table-row table:style-name="ro1">
          <table:table-cell office:value-type="float" office:value="0.993343" calcext:value-type="float">
            <text:p>0.993343</text:p>
          </table:table-cell>
          <table:table-cell office:value-type="float" office:value="0.984713" calcext:value-type="float">
            <text:p>0.984713</text:p>
          </table:table-cell>
          <table:table-cell table:formula="of:=[.A116]*[.A116]" office:value-type="float" office:value="0.986730315649" calcext:value-type="float">
            <text:p>0.986730315649</text:p>
          </table:table-cell>
          <table:table-cell table:formula="of:=([.A116]-[.B116])*([.A116]-[.B116])" office:value-type="float" office:value="0.0000744769000000005" calcext:value-type="float">
            <text:p>7.44769000000005E-05</text:p>
          </table:table-cell>
          <table:table-cell table:number-columns-repeated="2"/>
        </table:table-row>
        <table:table-row table:style-name="ro1">
          <table:table-cell office:value-type="float" office:value="0.993342" calcext:value-type="float">
            <text:p>0.993342</text:p>
          </table:table-cell>
          <table:table-cell office:value-type="float" office:value="0.998192" calcext:value-type="float">
            <text:p>0.998192</text:p>
          </table:table-cell>
          <table:table-cell table:formula="of:=[.A117]*[.A117]" office:value-type="float" office:value="0.986728328964" calcext:value-type="float">
            <text:p>0.986728328964</text:p>
          </table:table-cell>
          <table:table-cell table:formula="of:=([.A117]-[.B117])*([.A117]-[.B117])" office:value-type="float" office:value="0.0000235225000000002" calcext:value-type="float">
            <text:p>2.35225000000002E-05</text:p>
          </table:table-cell>
          <table:table-cell table:number-columns-repeated="2"/>
        </table:table-row>
        <table:table-row table:style-name="ro1">
          <table:table-cell office:value-type="float" office:value="0.998348" calcext:value-type="float">
            <text:p>0.998348</text:p>
          </table:table-cell>
          <table:table-cell office:value-type="float" office:value="0.995376" calcext:value-type="float">
            <text:p>0.995376</text:p>
          </table:table-cell>
          <table:table-cell table:formula="of:=[.A118]*[.A118]" office:value-type="float" office:value="0.996698729104" calcext:value-type="float">
            <text:p>0.996698729104</text:p>
          </table:table-cell>
          <table:table-cell table:formula="of:=([.A118]-[.B118])*([.A118]-[.B118])" office:value-type="float" office:value="0.00000883278399999985" calcext:value-type="float">
            <text:p>8.83278399999985E-06</text:p>
          </table:table-cell>
          <table:table-cell table:number-columns-repeated="2"/>
        </table:table-row>
        <table:table-row table:style-name="ro1">
          <table:table-cell office:value-type="float" office:value="0.0000192523" calcext:value-type="float">
            <text:p>0.0000192523</text:p>
          </table:table-cell>
          <table:table-cell office:value-type="float" office:value="0.000000000190208" calcext:value-type="float">
            <text:p>1.90208E-10</text:p>
          </table:table-cell>
          <table:table-cell table:formula="of:=[.A119]*[.A119]" office:value-type="float" office:value="0.00000000037065105529" calcext:value-type="float">
            <text:p>3.7065105529E-10</text:p>
          </table:table-cell>
          <table:table-cell table:formula="of:=([.A119]-[.B119])*([.A119]-[.B119])" office:value-type="float" office:value="0.00000000037064373144" calcext:value-type="float">
            <text:p>3.70643731443222E-10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405408" calcext:value-type="float">
            <text:p>0.0000405408</text:p>
          </table:table-cell>
          <table:table-cell table:formula="of:=[.A120]*[.A120]" office:value-type="float" office:value="0.00000000000784795402" calcext:value-type="float">
            <text:p>7.8479540164E-12</text:p>
          </table:table-cell>
          <table:table-cell table:formula="of:=([.A120]-[.B120])*([.A120]-[.B120])" office:value-type="float" office:value="0.00000000142426080278" calcext:value-type="float">
            <text:p>1.4242608027844E-09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000733824" calcext:value-type="float">
            <text:p>0.00000733824</text:p>
          </table:table-cell>
          <table:table-cell table:formula="of:=[.A121]*[.A121]" office:value-type="float" office:value="0.0000000000051301344" calcext:value-type="float">
            <text:p>5.1301344004E-12</text:p>
          </table:table-cell>
          <table:table-cell table:formula="of:=([.A121]-[.B121])*([.A121]-[.B121])" office:value-type="float" office:value="0.00000000002573796703" calcext:value-type="float">
            <text:p>2.57379670276E-11</text:p>
          </table:table-cell>
          <table:table-cell table:number-columns-repeated="2"/>
        </table:table-row>
        <table:table-row table:style-name="ro1">
          <table:table-cell office:value-type="float" office:value="0.0000302792" calcext:value-type="float">
            <text:p>0.0000302792</text:p>
          </table:table-cell>
          <table:table-cell office:value-type="float" office:value="0.0000475511" calcext:value-type="float">
            <text:p>0.0000475511</text:p>
          </table:table-cell>
          <table:table-cell table:formula="of:=[.A122]*[.A122]" office:value-type="float" office:value="0.00000000091682995264" calcext:value-type="float">
            <text:p>9.1682995264E-10</text:p>
          </table:table-cell>
          <table:table-cell table:formula="of:=([.A122]-[.B122])*([.A122]-[.B122])" office:value-type="float" office:value="0.00000000029831852961" calcext:value-type="float">
            <text:p>2.9831852961E-10</text:p>
          </table:table-cell>
          <table:table-cell table:number-columns-repeated="2"/>
        </table:table-row>
        <table:table-row table:style-name="ro1">
          <table:table-cell office:value-type="float" office:value="0.0000302792" calcext:value-type="float">
            <text:p>0.0000302792</text:p>
          </table:table-cell>
          <table:table-cell office:value-type="float" office:value="0.0000886462" calcext:value-type="float">
            <text:p>0.0000886462</text:p>
          </table:table-cell>
          <table:table-cell table:formula="of:=[.A123]*[.A123]" office:value-type="float" office:value="0.00000000091682995264" calcext:value-type="float">
            <text:p>9.1682995264E-10</text:p>
          </table:table-cell>
          <table:table-cell table:formula="of:=([.A123]-[.B123])*([.A123]-[.B123])" office:value-type="float" office:value="0.000000003406706689" calcext:value-type="float">
            <text:p>3.406706689E-09</text:p>
          </table:table-cell>
          <table:table-cell table:number-columns-repeated="2"/>
        </table:table-row>
        <table:table-row table:style-name="ro1">
          <table:table-cell office:value-type="float" office:value="0.0000219345" calcext:value-type="float">
            <text:p>0.0000219345</text:p>
          </table:table-cell>
          <table:table-cell office:value-type="float" office:value="0.0000606866" calcext:value-type="float">
            <text:p>0.0000606866</text:p>
          </table:table-cell>
          <table:table-cell table:formula="of:=[.A124]*[.A124]" office:value-type="float" office:value="0.00000000048112229025" calcext:value-type="float">
            <text:p>4.8112229025E-10</text:p>
          </table:table-cell>
          <table:table-cell table:formula="of:=([.A124]-[.B124])*([.A124]-[.B124])" office:value-type="float" office:value="0.00000000150172525441" calcext:value-type="float">
            <text:p>1.50172525441E-09</text:p>
          </table:table-cell>
          <table:table-cell table:number-columns-repeated="2"/>
        </table:table-row>
        <table:table-row table:style-name="ro1">
          <table:table-cell office:value-type="float" office:value="0.000361145" calcext:value-type="float">
            <text:p>0.000361145</text:p>
          </table:table-cell>
          <table:table-cell office:value-type="float" office:value="0.0000280665" calcext:value-type="float">
            <text:p>0.0000280665</text:p>
          </table:table-cell>
          <table:table-cell table:formula="of:=[.A125]*[.A125]" office:value-type="float" office:value="0.000000130425711025" calcext:value-type="float">
            <text:p>1.30425711025E-07</text:p>
          </table:table-cell>
          <table:table-cell table:formula="of:=([.A125]-[.B125])*([.A125]-[.B125])" office:value-type="float" office:value="0.00000011094128716225" calcext:value-type="float">
            <text:p>1.1094128716225E-07</text:p>
          </table:table-cell>
          <table:table-cell table:number-columns-repeated="2"/>
        </table:table-row>
        <table:table-row table:style-name="ro1">
          <table:table-cell office:value-type="float" office:value="0.000380874" calcext:value-type="float">
            <text:p>0.000380874</text:p>
          </table:table-cell>
          <table:table-cell office:value-type="float" office:value="0.00195402" calcext:value-type="float">
            <text:p>0.00195402</text:p>
          </table:table-cell>
          <table:table-cell table:formula="of:=[.A126]*[.A126]" office:value-type="float" office:value="0.000000145065003876" calcext:value-type="float">
            <text:p>1.45065003876E-07</text:p>
          </table:table-cell>
          <table:table-cell table:formula="of:=([.A126]-[.B126])*([.A126]-[.B126])" office:value-type="float" office:value="0.000002474788337316" calcext:value-type="float">
            <text:p>2.474788337316E-06</text:p>
          </table:table-cell>
          <table:table-cell table:number-columns-repeated="2"/>
        </table:table-row>
        <table:table-row table:style-name="ro1">
          <table:table-cell office:value-type="float" office:value="0.00062114" calcext:value-type="float">
            <text:p>0.00062114</text:p>
          </table:table-cell>
          <table:table-cell office:value-type="float" office:value="0.00135008" calcext:value-type="float">
            <text:p>0.00135008</text:p>
          </table:table-cell>
          <table:table-cell table:formula="of:=[.A127]*[.A127]" office:value-type="float" office:value="0.0000003858148996" calcext:value-type="float">
            <text:p>0.0000003858148996</text:p>
          </table:table-cell>
          <table:table-cell table:formula="of:=([.A127]-[.B127])*([.A127]-[.B127])" office:value-type="float" office:value="0.0000005313535236" calcext:value-type="float">
            <text:p>0.0000005313535236</text:p>
          </table:table-cell>
          <table:table-cell table:number-columns-repeated="2"/>
        </table:table-row>
        <table:table-row table:style-name="ro1">
          <table:table-cell office:value-type="float" office:value="0.00062114" calcext:value-type="float">
            <text:p>0.00062114</text:p>
          </table:table-cell>
          <table:table-cell office:value-type="float" office:value="0.00153397" calcext:value-type="float">
            <text:p>0.00153397</text:p>
          </table:table-cell>
          <table:table-cell table:formula="of:=[.A128]*[.A128]" office:value-type="float" office:value="0.0000003858148996" calcext:value-type="float">
            <text:p>0.0000003858148996</text:p>
          </table:table-cell>
          <table:table-cell table:formula="of:=([.A128]-[.B128])*([.A128]-[.B128])" office:value-type="float" office:value="0.0000008332586089" calcext:value-type="float">
            <text:p>0.0000008332586089</text:p>
          </table:table-cell>
          <table:table-cell table:number-columns-repeated="2"/>
        </table:table-row>
        <table:table-row table:style-name="ro1">
          <table:table-cell office:value-type="float" office:value="0.00062114" calcext:value-type="float">
            <text:p>0.00062114</text:p>
          </table:table-cell>
          <table:table-cell office:value-type="float" office:value="0.00170302" calcext:value-type="float">
            <text:p>0.00170302</text:p>
          </table:table-cell>
          <table:table-cell table:formula="of:=[.A129]*[.A129]" office:value-type="float" office:value="0.0000003858148996" calcext:value-type="float">
            <text:p>0.0000003858148996</text:p>
          </table:table-cell>
          <table:table-cell table:formula="of:=([.A129]-[.B129])*([.A129]-[.B129])" office:value-type="float" office:value="0.0000011704643344" calcext:value-type="float">
            <text:p>0.0000011704643344</text:p>
          </table:table-cell>
          <table:table-cell table:number-columns-repeated="2"/>
        </table:table-row>
        <table:table-row table:style-name="ro1">
          <table:table-cell office:value-type="float" office:value="0.000266552" calcext:value-type="float">
            <text:p>0.000266552</text:p>
          </table:table-cell>
          <table:table-cell office:value-type="float" office:value="0.000170859" calcext:value-type="float">
            <text:p>0.000170859</text:p>
          </table:table-cell>
          <table:table-cell table:formula="of:=[.A130]*[.A130]" office:value-type="float" office:value="0.000000071049968704" calcext:value-type="float">
            <text:p>7.1049968704E-08</text:p>
          </table:table-cell>
          <table:table-cell table:formula="of:=([.A130]-[.B130])*([.A130]-[.B130])" office:value-type="float" office:value="0.000000009157150249" calcext:value-type="float">
            <text:p>9.15715024899999E-09</text:p>
          </table:table-cell>
          <table:table-cell table:number-columns-repeated="2"/>
        </table:table-row>
        <table:table-row table:style-name="ro1">
          <table:table-cell office:value-type="float" office:value="0.0000590682" calcext:value-type="float">
            <text:p>0.0000590682</text:p>
          </table:table-cell>
          <table:table-cell office:value-type="float" office:value="0.00000337442" calcext:value-type="float">
            <text:p>0.00000337442</text:p>
          </table:table-cell>
          <table:table-cell table:formula="of:=[.A131]*[.A131]" office:value-type="float" office:value="0.00000000348905225124" calcext:value-type="float">
            <text:p>3.48905225124E-09</text:p>
          </table:table-cell>
          <table:table-cell table:formula="of:=([.A131]-[.B131])*([.A131]-[.B131])" office:value-type="float" office:value="0.00000000310179713069" calcext:value-type="float">
            <text:p>3.1017971306884E-09</text:p>
          </table:table-cell>
          <table:table-cell table:number-columns-repeated="2"/>
        </table:table-row>
        <table:table-row table:style-name="ro1">
          <table:table-cell office:value-type="float" office:value="0.000165105" calcext:value-type="float">
            <text:p>0.000165105</text:p>
          </table:table-cell>
          <table:table-cell office:value-type="float" office:value="0.0199857" calcext:value-type="float">
            <text:p>0.0199857</text:p>
          </table:table-cell>
          <table:table-cell table:formula="of:=[.A132]*[.A132]" office:value-type="float" office:value="0.000000027259661025" calcext:value-type="float">
            <text:p>2.7259661025E-08</text:p>
          </table:table-cell>
          <table:table-cell table:formula="of:=([.A132]-[.B132])*([.A132]-[.B132])" office:value-type="float" office:value="0.000392855986154025" calcext:value-type="float">
            <text:p>0.000392855986154025</text:p>
          </table:table-cell>
          <table:table-cell table:number-columns-repeated="2"/>
        </table:table-row>
        <table:table-row table:style-name="ro1">
          <table:table-cell office:value-type="float" office:value="0.00199032" calcext:value-type="float">
            <text:p>0.00199032</text:p>
          </table:table-cell>
          <table:table-cell office:value-type="float" office:value="0.0000665982" calcext:value-type="float">
            <text:p>0.0000665982</text:p>
          </table:table-cell>
          <table:table-cell table:formula="of:=[.A133]*[.A133]" office:value-type="float" office:value="0.0000039613737024" calcext:value-type="float">
            <text:p>0.0000039613737024</text:p>
          </table:table-cell>
          <table:table-cell table:formula="of:=([.A133]-[.B133])*([.A133]-[.B133])" office:value-type="float" office:value="0.00000370070556379524" calcext:value-type="float">
            <text:p>3.70070556379524E-06</text:p>
          </table:table-cell>
          <table:table-cell table:number-columns-repeated="2"/>
        </table:table-row>
        <table:table-row table:style-name="ro1">
          <table:table-cell office:value-type="float" office:value="0.000176728" calcext:value-type="float">
            <text:p>0.000176728</text:p>
          </table:table-cell>
          <table:table-cell office:value-type="float" office:value="0.00659585" calcext:value-type="float">
            <text:p>0.00659585</text:p>
          </table:table-cell>
          <table:table-cell table:formula="of:=[.A134]*[.A134]" office:value-type="float" office:value="0.000000031232785984" calcext:value-type="float">
            <text:p>3.1232785984E-08</text:p>
          </table:table-cell>
          <table:table-cell table:formula="of:=([.A134]-[.B134])*([.A134]-[.B134])" office:value-type="float" office:value="0.000041205127250884" calcext:value-type="float">
            <text:p>4.1205127250884E-05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586911" calcext:value-type="float">
            <text:p>0.00000586911</text:p>
          </table:table-cell>
          <table:table-cell table:formula="of:=[.A135]*[.A135]" office:value-type="float" office:value="0.00000000022027309056" calcext:value-type="float">
            <text:p>2.2027309056E-10</text:p>
          </table:table-cell>
          <table:table-cell table:formula="of:=([.A135]-[.B135])*([.A135]-[.B135])" office:value-type="float" office:value="0.0000000000805055768" calcext:value-type="float">
            <text:p>8.05055768001E-11</text:p>
          </table:table-cell>
          <table:table-cell table:number-columns-repeated="2"/>
        </table:table-row>
        <table:table-row table:style-name="ro1">
          <table:table-cell office:value-type="float" office:value="0.000313282" calcext:value-type="float">
            <text:p>0.000313282</text:p>
          </table:table-cell>
          <table:table-cell office:value-type="float" office:value="0.0477052" calcext:value-type="float">
            <text:p>0.0477052</text:p>
          </table:table-cell>
          <table:table-cell table:formula="of:=[.A136]*[.A136]" office:value-type="float" office:value="0.000000098145611524" calcext:value-type="float">
            <text:p>9.8145611524E-08</text:p>
          </table:table-cell>
          <table:table-cell table:formula="of:=([.A136]-[.B136])*([.A136]-[.B136])" office:value-type="float" office:value="0.00224599389171872" calcext:value-type="float">
            <text:p>0.00224599389171872</text:p>
          </table:table-cell>
          <table:table-cell table:number-columns-repeated="2"/>
        </table:table-row>
        <table:table-row table:style-name="ro1">
          <table:table-cell office:value-type="float" office:value="0.000313282" calcext:value-type="float">
            <text:p>0.000313282</text:p>
          </table:table-cell>
          <table:table-cell office:value-type="float" office:value="0.000109017" calcext:value-type="float">
            <text:p>0.000109017</text:p>
          </table:table-cell>
          <table:table-cell table:formula="of:=[.A137]*[.A137]" office:value-type="float" office:value="0.000000098145611524" calcext:value-type="float">
            <text:p>9.8145611524E-08</text:p>
          </table:table-cell>
          <table:table-cell table:formula="of:=([.A137]-[.B137])*([.A137]-[.B137])" office:value-type="float" office:value="0.000000041724190225" calcext:value-type="float">
            <text:p>4.1724190225E-08</text:p>
          </table:table-cell>
          <table:table-cell table:number-columns-repeated="2"/>
        </table:table-row>
        <table:table-row table:style-name="ro1">
          <table:table-cell office:value-type="float" office:value="0.000458479" calcext:value-type="float">
            <text:p>0.000458479</text:p>
          </table:table-cell>
          <table:table-cell office:value-type="float" office:value="0.00194644" calcext:value-type="float">
            <text:p>0.00194644</text:p>
          </table:table-cell>
          <table:table-cell table:formula="of:=[.A138]*[.A138]" office:value-type="float" office:value="0.000000210202993441" calcext:value-type="float">
            <text:p>2.10202993441E-07</text:p>
          </table:table-cell>
          <table:table-cell table:formula="of:=([.A138]-[.B138])*([.A138]-[.B138])" office:value-type="float" office:value="0.000002214027937521" calcext:value-type="float">
            <text:p>2.214027937521E-06</text:p>
          </table:table-cell>
          <table:table-cell table:number-columns-repeated="2"/>
        </table:table-row>
        <table:table-row table:style-name="ro1">
          <table:table-cell office:value-type="float" office:value="0.00201696" calcext:value-type="float">
            <text:p>0.00201696</text:p>
          </table:table-cell>
          <table:table-cell office:value-type="float" office:value="0.000738032" calcext:value-type="float">
            <text:p>0.000738032</text:p>
          </table:table-cell>
          <table:table-cell table:formula="of:=[.A139]*[.A139]" office:value-type="float" office:value="0.0000040681276416" calcext:value-type="float">
            <text:p>0.0000040681276416</text:p>
          </table:table-cell>
          <table:table-cell table:formula="of:=([.A139]-[.B139])*([.A139]-[.B139])" office:value-type="float" office:value="0.000001635656829184" calcext:value-type="float">
            <text:p>1.635656829184E-06</text:p>
          </table:table-cell>
          <table:table-cell table:number-columns-repeated="2"/>
        </table:table-row>
        <table:table-row table:style-name="ro1">
          <table:table-cell office:value-type="float" office:value="0.0200956" calcext:value-type="float">
            <text:p>0.0200956</text:p>
          </table:table-cell>
          <table:table-cell office:value-type="float" office:value="0.0098786" calcext:value-type="float">
            <text:p>0.0098786</text:p>
          </table:table-cell>
          <table:table-cell table:formula="of:=[.A140]*[.A140]" office:value-type="float" office:value="0.00040383313936" calcext:value-type="float">
            <text:p>0.00040383313936</text:p>
          </table:table-cell>
          <table:table-cell table:formula="of:=([.A140]-[.B140])*([.A140]-[.B140])" office:value-type="float" office:value="0.000104387089" calcext:value-type="float">
            <text:p>0.000104387089</text:p>
          </table:table-cell>
          <table:table-cell table:number-columns-repeated="2"/>
        </table:table-row>
        <table:table-row table:style-name="ro1">
          <table:table-cell office:value-type="float" office:value="0.0240393" calcext:value-type="float">
            <text:p>0.0240393</text:p>
          </table:table-cell>
          <table:table-cell office:value-type="float" office:value="0.0530632" calcext:value-type="float">
            <text:p>0.0530632</text:p>
          </table:table-cell>
          <table:table-cell table:formula="of:=[.A141]*[.A141]" office:value-type="float" office:value="0.00057788794449" calcext:value-type="float">
            <text:p>0.00057788794449</text:p>
          </table:table-cell>
          <table:table-cell table:formula="of:=([.A141]-[.B141])*([.A141]-[.B141])" office:value-type="float" office:value="0.00084238677121" calcext:value-type="float">
            <text:p>0.00084238677121</text:p>
          </table:table-cell>
          <table:table-cell table:number-columns-repeated="2"/>
        </table:table-row>
        <table:table-row table:style-name="ro1">
          <table:table-cell office:value-type="float" office:value="0.0729503" calcext:value-type="float">
            <text:p>0.0729503</text:p>
          </table:table-cell>
          <table:table-cell office:value-type="float" office:value="0.0817624" calcext:value-type="float">
            <text:p>0.0817624</text:p>
          </table:table-cell>
          <table:table-cell table:formula="of:=[.A142]*[.A142]" office:value-type="float" office:value="0.00532174627009" calcext:value-type="float">
            <text:p>0.00532174627009</text:p>
          </table:table-cell>
          <table:table-cell table:formula="of:=([.A142]-[.B142])*([.A142]-[.B142])" office:value-type="float" office:value="0.0000776531064100001" calcext:value-type="float">
            <text:p>0.0000776531064100001</text:p>
          </table:table-cell>
          <table:table-cell table:number-columns-repeated="2"/>
        </table:table-row>
        <table:table-row table:style-name="ro1">
          <table:table-cell office:value-type="float" office:value="0.0821503" calcext:value-type="float">
            <text:p>0.0821503</text:p>
          </table:table-cell>
          <table:table-cell office:value-type="float" office:value="0.156731" calcext:value-type="float">
            <text:p>0.156731</text:p>
          </table:table-cell>
          <table:table-cell table:formula="of:=[.A143]*[.A143]" office:value-type="float" office:value="0.00674867179009" calcext:value-type="float">
            <text:p>0.00674867179009</text:p>
          </table:table-cell>
          <table:table-cell table:formula="of:=([.A143]-[.B143])*([.A143]-[.B143])" office:value-type="float" office:value="0.00556228081249" calcext:value-type="float">
            <text:p>0.00556228081249</text:p>
          </table:table-cell>
          <table:table-cell table:number-columns-repeated="2"/>
        </table:table-row>
        <table:table-row table:style-name="ro1">
          <table:table-cell office:value-type="float" office:value="0.13636" calcext:value-type="float">
            <text:p>0.13636</text:p>
          </table:table-cell>
          <table:table-cell office:value-type="float" office:value="0.446625" calcext:value-type="float">
            <text:p>0.446625</text:p>
          </table:table-cell>
          <table:table-cell table:formula="of:=[.A144]*[.A144]" office:value-type="float" office:value="0.0185940496" calcext:value-type="float">
            <text:p>0.0185940496</text:p>
          </table:table-cell>
          <table:table-cell table:formula="of:=([.A144]-[.B144])*([.A144]-[.B144])" office:value-type="float" office:value="0.096264370225" calcext:value-type="float">
            <text:p>0.096264370225</text:p>
          </table:table-cell>
          <table:table-cell table:number-columns-repeated="2"/>
        </table:table-row>
        <table:table-row table:style-name="ro1">
          <table:table-cell office:value-type="float" office:value="0.13636" calcext:value-type="float">
            <text:p>0.13636</text:p>
          </table:table-cell>
          <table:table-cell office:value-type="float" office:value="0.292806" calcext:value-type="float">
            <text:p>0.292806</text:p>
          </table:table-cell>
          <table:table-cell table:formula="of:=[.A145]*[.A145]" office:value-type="float" office:value="0.0185940496" calcext:value-type="float">
            <text:p>0.0185940496</text:p>
          </table:table-cell>
          <table:table-cell table:formula="of:=([.A145]-[.B145])*([.A145]-[.B145])" office:value-type="float" office:value="0.024475350916" calcext:value-type="float">
            <text:p>0.024475350916</text:p>
          </table:table-cell>
          <table:table-cell table:number-columns-repeated="2"/>
        </table:table-row>
        <table:table-row table:style-name="ro1">
          <table:table-cell office:value-type="float" office:value="0.13636" calcext:value-type="float">
            <text:p>0.13636</text:p>
          </table:table-cell>
          <table:table-cell office:value-type="float" office:value="0.304303" calcext:value-type="float">
            <text:p>0.304303</text:p>
          </table:table-cell>
          <table:table-cell table:formula="of:=[.A146]*[.A146]" office:value-type="float" office:value="0.0185940496" calcext:value-type="float">
            <text:p>0.0185940496</text:p>
          </table:table-cell>
          <table:table-cell table:formula="of:=([.A146]-[.B146])*([.A146]-[.B146])" office:value-type="float" office:value="0.028204851249" calcext:value-type="float">
            <text:p>0.028204851249</text:p>
          </table:table-cell>
          <table:table-cell table:number-columns-repeated="2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15392" calcext:value-type="float">
            <text:p>0.215392</text:p>
          </table:table-cell>
          <table:table-cell table:formula="of:=[.A147]*[.A147]" office:value-type="float" office:value="0.038416" calcext:value-type="float">
            <text:p>0.038416</text:p>
          </table:table-cell>
          <table:table-cell table:formula="of:=([.A147]-[.B147])*([.A147]-[.B147])" office:value-type="float" office:value="0.000376049664" calcext:value-type="float">
            <text:p>0.000376049664</text:p>
          </table:table-cell>
          <table:table-cell table:number-columns-repeated="2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24493" calcext:value-type="float">
            <text:p>0.224493</text:p>
          </table:table-cell>
          <table:table-cell table:formula="of:=[.A148]*[.A148]" office:value-type="float" office:value="0.038416" calcext:value-type="float">
            <text:p>0.038416</text:p>
          </table:table-cell>
          <table:table-cell table:formula="of:=([.A148]-[.B148])*([.A148]-[.B148])" office:value-type="float" office:value="0.000811851048999999" calcext:value-type="float">
            <text:p>0.000811851048999999</text:p>
          </table:table-cell>
          <table:table-cell table:number-columns-repeated="2"/>
        </table:table-row>
        <table:table-row table:style-name="ro1">
          <table:table-cell office:value-type="float" office:value="0.342265" calcext:value-type="float">
            <text:p>0.342265</text:p>
          </table:table-cell>
          <table:table-cell office:value-type="float" office:value="0.454375" calcext:value-type="float">
            <text:p>0.454375</text:p>
          </table:table-cell>
          <table:table-cell table:formula="of:=[.A149]*[.A149]" office:value-type="float" office:value="0.117145330225" calcext:value-type="float">
            <text:p>0.117145330225</text:p>
          </table:table-cell>
          <table:table-cell table:formula="of:=([.A149]-[.B149])*([.A149]-[.B149])" office:value-type="float" office:value="0.0125686521" calcext:value-type="float">
            <text:p>0.0125686521</text:p>
          </table:table-cell>
          <table:table-cell table:number-columns-repeated="2"/>
        </table:table-row>
        <table:table-row table:style-name="ro1">
          <table:table-cell office:value-type="float" office:value="0.431211" calcext:value-type="float">
            <text:p>0.431211</text:p>
          </table:table-cell>
          <table:table-cell office:value-type="float" office:value="0.475138" calcext:value-type="float">
            <text:p>0.475138</text:p>
          </table:table-cell>
          <table:table-cell table:formula="of:=[.A150]*[.A150]" office:value-type="float" office:value="0.185942926521" calcext:value-type="float">
            <text:p>0.185942926521</text:p>
          </table:table-cell>
          <table:table-cell table:formula="of:=([.A150]-[.B150])*([.A150]-[.B150])" office:value-type="float" office:value="0.001929581329" calcext:value-type="float">
            <text:p>0.001929581329</text:p>
          </table:table-cell>
          <table:table-cell table:number-columns-repeated="2"/>
        </table:table-row>
        <table:table-row table:style-name="ro1">
          <table:table-cell office:value-type="float" office:value="0.723814" calcext:value-type="float">
            <text:p>0.723814</text:p>
          </table:table-cell>
          <table:table-cell office:value-type="float" office:value="0.72746" calcext:value-type="float">
            <text:p>0.72746</text:p>
          </table:table-cell>
          <table:table-cell table:formula="of:=[.A151]*[.A151]" office:value-type="float" office:value="0.523906706596" calcext:value-type="float">
            <text:p>0.523906706596</text:p>
          </table:table-cell>
          <table:table-cell table:formula="of:=([.A151]-[.B151])*([.A151]-[.B151])" office:value-type="float" office:value="0.0000132933160000003" calcext:value-type="float">
            <text:p>1.32933160000003E-05</text:p>
          </table:table-cell>
          <table:table-cell table:number-columns-repeated="2"/>
        </table:table-row>
        <table:table-row table:style-name="ro1">
          <table:table-cell office:value-type="float" office:value="0.85297" calcext:value-type="float">
            <text:p>0.85297</text:p>
          </table:table-cell>
          <table:table-cell office:value-type="float" office:value="0.828576" calcext:value-type="float">
            <text:p>0.828576</text:p>
          </table:table-cell>
          <table:table-cell table:formula="of:=[.A152]*[.A152]" office:value-type="float" office:value="0.7275578209" calcext:value-type="float">
            <text:p>0.7275578209</text:p>
          </table:table-cell>
          <table:table-cell table:formula="of:=([.A152]-[.B152])*([.A152]-[.B152])" office:value-type="float" office:value="0.000595067236000001" calcext:value-type="float">
            <text:p>0.000595067236000001</text:p>
          </table:table-cell>
          <table:table-cell table:number-columns-repeated="2"/>
        </table:table-row>
        <table:table-row table:style-name="ro1">
          <table:table-cell office:value-type="float" office:value="0.993973" calcext:value-type="float">
            <text:p>0.993973</text:p>
          </table:table-cell>
          <table:table-cell office:value-type="float" office:value="0.917905" calcext:value-type="float">
            <text:p>0.917905</text:p>
          </table:table-cell>
          <table:table-cell table:formula="of:=[.A153]*[.A153]" office:value-type="float" office:value="0.987982324729" calcext:value-type="float">
            <text:p>0.987982324729</text:p>
          </table:table-cell>
          <table:table-cell table:formula="of:=([.A153]-[.B153])*([.A153]-[.B153])" office:value-type="float" office:value="0.005786340624" calcext:value-type="float">
            <text:p>0.005786340624</text:p>
          </table:table-cell>
          <table:table-cell table:number-columns-repeated="2"/>
        </table:table-row>
        <table:table-row table:style-name="ro1">
          <table:table-cell office:value-type="float" office:value="0.993973" calcext:value-type="float">
            <text:p>0.993973</text:p>
          </table:table-cell>
          <table:table-cell office:value-type="float" office:value="0.955962" calcext:value-type="float">
            <text:p>0.955962</text:p>
          </table:table-cell>
          <table:table-cell table:formula="of:=[.A154]*[.A154]" office:value-type="float" office:value="0.987982324729" calcext:value-type="float">
            <text:p>0.987982324729</text:p>
          </table:table-cell>
          <table:table-cell table:formula="of:=([.A154]-[.B154])*([.A154]-[.B154])" office:value-type="float" office:value="0.001444836121" calcext:value-type="float">
            <text:p>0.001444836121</text:p>
          </table:table-cell>
          <table:table-cell table:number-columns-repeated="2"/>
        </table:table-row>
        <table:table-row table:style-name="ro1">
          <table:table-cell office:value-type="float" office:value="0.993973" calcext:value-type="float">
            <text:p>0.993973</text:p>
          </table:table-cell>
          <table:table-cell office:value-type="float" office:value="0.984713" calcext:value-type="float">
            <text:p>0.984713</text:p>
          </table:table-cell>
          <table:table-cell table:formula="of:=[.A155]*[.A155]" office:value-type="float" office:value="0.987982324729" calcext:value-type="float">
            <text:p>0.987982324729</text:p>
          </table:table-cell>
          <table:table-cell table:formula="of:=([.A155]-[.B155])*([.A155]-[.B155])" office:value-type="float" office:value="0.0000857476000000009" calcext:value-type="float">
            <text:p>8.57476000000009E-05</text:p>
          </table:table-cell>
          <table:table-cell table:number-columns-repeated="2"/>
        </table:table-row>
        <table:table-row table:style-name="ro1">
          <table:table-cell office:value-type="float" office:value="0.993973" calcext:value-type="float">
            <text:p>0.993973</text:p>
          </table:table-cell>
          <table:table-cell office:value-type="float" office:value="0.998192" calcext:value-type="float">
            <text:p>0.998192</text:p>
          </table:table-cell>
          <table:table-cell table:formula="of:=[.A156]*[.A156]" office:value-type="float" office:value="0.987982324729" calcext:value-type="float">
            <text:p>0.987982324729</text:p>
          </table:table-cell>
          <table:table-cell table:formula="of:=([.A156]-[.B156])*([.A156]-[.B156])" office:value-type="float" office:value="0.0000177999609999998" calcext:value-type="float">
            <text:p>1.77999609999998E-05</text:p>
          </table:table-cell>
          <table:table-cell table:number-columns-repeated="2"/>
        </table:table-row>
        <table:table-row table:style-name="ro1">
          <table:table-cell office:value-type="float" office:value="0.993973" calcext:value-type="float">
            <text:p>0.993973</text:p>
          </table:table-cell>
          <table:table-cell office:value-type="float" office:value="0.999998" calcext:value-type="float">
            <text:p>0.999998</text:p>
          </table:table-cell>
          <table:table-cell table:formula="of:=[.A157]*[.A157]" office:value-type="float" office:value="0.987982324729" calcext:value-type="float">
            <text:p>0.987982324729</text:p>
          </table:table-cell>
          <table:table-cell table:formula="of:=([.A157]-[.B157])*([.A157]-[.B157])" office:value-type="float" office:value="0.0000363006250000007" calcext:value-type="float">
            <text:p>3.63006250000007E-05</text:p>
          </table:table-cell>
          <table:table-cell table:number-columns-repeated="2"/>
        </table:table-row>
        <table:table-row table:style-name="ro1">
          <table:table-cell office:value-type="float" office:value="0.0000713468" calcext:value-type="float">
            <text:p>0.0000713468</text:p>
          </table:table-cell>
          <table:table-cell office:value-type="float" office:value="0.000000537834" calcext:value-type="float">
            <text:p>0.000000537834</text:p>
          </table:table-cell>
          <table:table-cell table:formula="of:=[.A158]*[.A158]" office:value-type="float" office:value="0.00000000509036587024" calcext:value-type="float">
            <text:p>5.09036587024E-09</text:p>
          </table:table-cell>
          <table:table-cell table:formula="of:=([.A158]-[.B158])*([.A158]-[.B158])" office:value-type="float" office:value="0.00000000501390966599" calcext:value-type="float">
            <text:p>5.01390966598916E-09</text:p>
          </table:table-cell>
          <table:table-cell table:number-columns-repeated="2"/>
        </table:table-row>
        <table:table-row table:style-name="ro1">
          <table:table-cell office:value-type="float" office:value="0.000126243" calcext:value-type="float">
            <text:p>0.000126243</text:p>
          </table:table-cell>
          <table:table-cell office:value-type="float" office:value="0.00000124324" calcext:value-type="float">
            <text:p>0.00000124324</text:p>
          </table:table-cell>
          <table:table-cell table:formula="of:=[.A159]*[.A159]" office:value-type="float" office:value="0.000000015937295049" calcext:value-type="float">
            <text:p>1.5937295049E-08</text:p>
          </table:table-cell>
          <table:table-cell table:formula="of:=([.A159]-[.B159])*([.A159]-[.B159])" office:value-type="float" office:value="0.00000001562494000006" calcext:value-type="float">
            <text:p>1.56249400000576E-08</text:p>
          </table:table-cell>
          <table:table-cell table:number-columns-repeated="2"/>
        </table:table-row>
        <table:table-row table:style-name="ro1">
          <table:table-cell office:value-type="float" office:value="0.000126243" calcext:value-type="float">
            <text:p>0.000126243</text:p>
          </table:table-cell>
          <table:table-cell office:value-type="float" office:value="0.000788269" calcext:value-type="float">
            <text:p>0.000788269</text:p>
          </table:table-cell>
          <table:table-cell table:formula="of:=[.A160]*[.A160]" office:value-type="float" office:value="0.000000015937295049" calcext:value-type="float">
            <text:p>1.5937295049E-08</text:p>
          </table:table-cell>
          <table:table-cell table:formula="of:=([.A160]-[.B160])*([.A160]-[.B160])" office:value-type="float" office:value="0.000000438278424676" calcext:value-type="float">
            <text:p>4.38278424676E-07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0804677" calcext:value-type="float">
            <text:p>0.0000804677</text:p>
          </table:table-cell>
          <table:table-cell table:formula="of:=[.A161]*[.A161]" office:value-type="float" office:value="0.00000000000888177085" calcext:value-type="float">
            <text:p>8.8817708529E-12</text:p>
          </table:table-cell>
          <table:table-cell table:formula="of:=([.A161]-[.B161])*([.A161]-[.B161])" office:value-type="float" office:value="0.000000006004308007" calcext:value-type="float">
            <text:p>6.0043080070009E-09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88026" calcext:value-type="float">
            <text:p>0.000088026</text:p>
          </table:table-cell>
          <table:table-cell table:formula="of:=[.A162]*[.A162]" office:value-type="float" office:value="0.00000000000022737352" calcext:value-type="float">
            <text:p>2.27373524569E-13</text:p>
          </table:table-cell>
          <table:table-cell table:formula="of:=([.A162]-[.B162])*([.A162]-[.B162])" office:value-type="float" office:value="0.000000007664855942" calcext:value-type="float">
            <text:p>7.66485594200057E-09</text:p>
          </table:table-cell>
          <table:table-cell table:number-columns-repeated="2"/>
        </table:table-row>
        <table:table-row table:style-name="ro1">
          <table:table-cell office:value-type="float" office:value="0.0000120997" calcext:value-type="float">
            <text:p>0.0000120997</text:p>
          </table:table-cell>
          <table:table-cell office:value-type="float" office:value="0.0000750602" calcext:value-type="float">
            <text:p>0.0000750602</text:p>
          </table:table-cell>
          <table:table-cell table:formula="of:=[.A163]*[.A163]" office:value-type="float" office:value="0.00000000014640274009" calcext:value-type="float">
            <text:p>1.4640274009E-10</text:p>
          </table:table-cell>
          <table:table-cell table:formula="of:=([.A163]-[.B163])*([.A163]-[.B163])" office:value-type="float" office:value="0.00000000396402456025" calcext:value-type="float">
            <text:p>3.96402456025E-09</text:p>
          </table:table-cell>
          <table:table-cell table:number-columns-repeated="2"/>
        </table:table-row>
        <table:table-row table:style-name="ro1">
          <table:table-cell office:value-type="float" office:value="0.0000737906" calcext:value-type="float">
            <text:p>0.0000737906</text:p>
          </table:table-cell>
          <table:table-cell office:value-type="float" office:value="0.000018371" calcext:value-type="float">
            <text:p>0.000018371</text:p>
          </table:table-cell>
          <table:table-cell table:formula="of:=[.A164]*[.A164]" office:value-type="float" office:value="0.00000000544505264836" calcext:value-type="float">
            <text:p>5.44505264836E-09</text:p>
          </table:table-cell>
          <table:table-cell table:formula="of:=([.A164]-[.B164])*([.A164]-[.B164])" office:value-type="float" office:value="0.00000000307133206416" calcext:value-type="float">
            <text:p>3.07133206416E-09</text:p>
          </table:table-cell>
          <table:table-cell table:number-columns-repeated="2"/>
        </table:table-row>
        <table:table-row table:style-name="ro1">
          <table:table-cell office:value-type="float" office:value="0.0000987053" calcext:value-type="float">
            <text:p>0.0000987053</text:p>
          </table:table-cell>
          <table:table-cell office:value-type="float" office:value="0.0000211456" calcext:value-type="float">
            <text:p>0.0000211456</text:p>
          </table:table-cell>
          <table:table-cell table:formula="of:=[.A165]*[.A165]" office:value-type="float" office:value="0.00000000974273624809" calcext:value-type="float">
            <text:p>9.74273624809E-09</text:p>
          </table:table-cell>
          <table:table-cell table:formula="of:=([.A165]-[.B165])*([.A165]-[.B165])" office:value-type="float" office:value="0.00000000601550706409" calcext:value-type="float">
            <text:p>6.01550706409E-09</text:p>
          </table:table-cell>
          <table:table-cell table:number-columns-repeated="2"/>
        </table:table-row>
        <table:table-row table:style-name="ro1">
          <table:table-cell office:value-type="float" office:value="0.0000721216" calcext:value-type="float">
            <text:p>0.0000721216</text:p>
          </table:table-cell>
          <table:table-cell office:value-type="float" office:value="0.000176197" calcext:value-type="float">
            <text:p>0.000176197</text:p>
          </table:table-cell>
          <table:table-cell table:formula="of:=[.A166]*[.A166]" office:value-type="float" office:value="0.00000000520152518656" calcext:value-type="float">
            <text:p>5.20152518656E-09</text:p>
          </table:table-cell>
          <table:table-cell table:formula="of:=([.A166]-[.B166])*([.A166]-[.B166])" office:value-type="float" office:value="0.00000001083168888516" calcext:value-type="float">
            <text:p>1.083168888516E-08</text:p>
          </table:table-cell>
          <table:table-cell table:number-columns-repeated="2"/>
        </table:table-row>
        <table:table-row table:style-name="ro1">
          <table:table-cell office:value-type="float" office:value="0.000259936" calcext:value-type="float">
            <text:p>0.000259936</text:p>
          </table:table-cell>
          <table:table-cell office:value-type="float" office:value="0.00120122" calcext:value-type="float">
            <text:p>0.00120122</text:p>
          </table:table-cell>
          <table:table-cell table:formula="of:=[.A167]*[.A167]" office:value-type="float" office:value="0.000000067566724096" calcext:value-type="float">
            <text:p>6.7566724096E-08</text:p>
          </table:table-cell>
          <table:table-cell table:formula="of:=([.A167]-[.B167])*([.A167]-[.B167])" office:value-type="float" office:value="0.000000886015568656" calcext:value-type="float">
            <text:p>8.86015568656E-07</text:p>
          </table:table-cell>
          <table:table-cell table:number-columns-repeated="2"/>
        </table:table-row>
        <table:table-row table:style-name="ro1">
          <table:table-cell office:value-type="float" office:value="0.00010097" calcext:value-type="float">
            <text:p>0.00010097</text:p>
          </table:table-cell>
          <table:table-cell office:value-type="float" office:value="0.00541598" calcext:value-type="float">
            <text:p>0.00541598</text:p>
          </table:table-cell>
          <table:table-cell table:formula="of:=[.A168]*[.A168]" office:value-type="float" office:value="0.0000000101949409" calcext:value-type="float">
            <text:p>0.0000000101949409</text:p>
          </table:table-cell>
          <table:table-cell table:formula="of:=([.A168]-[.B168])*([.A168]-[.B168])" office:value-type="float" office:value="0.0000282493313001" calcext:value-type="float">
            <text:p>0.0000282493313001</text:p>
          </table:table-cell>
          <table:table-cell table:number-columns-repeated="2"/>
        </table:table-row>
        <table:table-row table:style-name="ro1">
          <table:table-cell office:value-type="float" office:value="0.0000625849" calcext:value-type="float">
            <text:p>0.0000625849</text:p>
          </table:table-cell>
          <table:table-cell office:value-type="float" office:value="0.0974716" calcext:value-type="float">
            <text:p>0.0974716</text:p>
          </table:table-cell>
          <table:table-cell table:formula="of:=[.A169]*[.A169]" office:value-type="float" office:value="0.00000000391686970801" calcext:value-type="float">
            <text:p>3.91686970801E-09</text:p>
          </table:table-cell>
          <table:table-cell table:formula="of:=([.A169]-[.B169])*([.A169]-[.B169])" office:value-type="float" office:value="0.00948851622275203" calcext:value-type="float">
            <text:p>0.00948851622275203</text:p>
          </table:table-cell>
          <table:table-cell table:number-columns-repeated="2"/>
        </table:table-row>
        <table:table-row table:style-name="ro1">
          <table:table-cell office:value-type="float" office:value="0.0000625849" calcext:value-type="float">
            <text:p>0.0000625849</text:p>
          </table:table-cell>
          <table:table-cell office:value-type="float" office:value="0.0000188496" calcext:value-type="float">
            <text:p>0.0000188496</text:p>
          </table:table-cell>
          <table:table-cell table:formula="of:=[.A170]*[.A170]" office:value-type="float" office:value="0.00000000391686970801" calcext:value-type="float">
            <text:p>3.91686970801E-09</text:p>
          </table:table-cell>
          <table:table-cell table:formula="of:=([.A170]-[.B170])*([.A170]-[.B170])" office:value-type="float" office:value="0.00000000191277646609" calcext:value-type="float">
            <text:p>1.91277646609E-09</text:p>
          </table:table-cell>
          <table:table-cell table:number-columns-repeated="2"/>
        </table:table-row>
        <table:table-row table:style-name="ro1">
          <table:table-cell office:value-type="float" office:value="0.000139952" calcext:value-type="float">
            <text:p>0.000139952</text:p>
          </table:table-cell>
          <table:table-cell office:value-type="float" office:value="0.102621" calcext:value-type="float">
            <text:p>0.102621</text:p>
          </table:table-cell>
          <table:table-cell table:formula="of:=[.A171]*[.A171]" office:value-type="float" office:value="0.000000019586562304" calcext:value-type="float">
            <text:p>1.9586562304E-08</text:p>
          </table:table-cell>
          <table:table-cell table:formula="of:=([.A171]-[.B171])*([.A171]-[.B171])" office:value-type="float" office:value="0.0105023651991783" calcext:value-type="float">
            <text:p>0.0105023651991783</text:p>
          </table:table-cell>
          <table:table-cell table:number-columns-repeated="2"/>
        </table:table-row>
        <table:table-row table:style-name="ro1">
          <table:table-cell office:value-type="float" office:value="0.000963926" calcext:value-type="float">
            <text:p>0.000963926</text:p>
          </table:table-cell>
          <table:table-cell office:value-type="float" office:value="0.00109945" calcext:value-type="float">
            <text:p>0.00109945</text:p>
          </table:table-cell>
          <table:table-cell table:formula="of:=[.A172]*[.A172]" office:value-type="float" office:value="0.000000929153333476" calcext:value-type="float">
            <text:p>9.29153333476E-07</text:p>
          </table:table-cell>
          <table:table-cell table:formula="of:=([.A172]-[.B172])*([.A172]-[.B172])" office:value-type="float" office:value="0.000000018366754576" calcext:value-type="float">
            <text:p>1.8366754576E-08</text:p>
          </table:table-cell>
          <table:table-cell table:number-columns-repeated="2"/>
        </table:table-row>
        <table:table-row table:style-name="ro1">
          <table:table-cell office:value-type="float" office:value="0.000273108" calcext:value-type="float">
            <text:p>0.000273108</text:p>
          </table:table-cell>
          <table:table-cell office:value-type="float" office:value="0.000000682623" calcext:value-type="float">
            <text:p>0.000000682623</text:p>
          </table:table-cell>
          <table:table-cell table:formula="of:=[.A173]*[.A173]" office:value-type="float" office:value="0.000000074587979664" calcext:value-type="float">
            <text:p>7.4587979664E-08</text:p>
          </table:table-cell>
          <table:table-cell table:formula="of:=([.A173]-[.B173])*([.A173]-[.B173])" office:value-type="float" office:value="0.00000007421558603359" calcext:value-type="float">
            <text:p>7.42155860335921E-08</text:p>
          </table:table-cell>
          <table:table-cell table:number-columns-repeated="2"/>
        </table:table-row>
        <table:table-row table:style-name="ro1">
          <table:table-cell office:value-type="float" office:value="0.00287735" calcext:value-type="float">
            <text:p>0.00287735</text:p>
          </table:table-cell>
          <table:table-cell office:value-type="float" office:value="0.00276115" calcext:value-type="float">
            <text:p>0.00276115</text:p>
          </table:table-cell>
          <table:table-cell table:formula="of:=[.A174]*[.A174]" office:value-type="float" office:value="0.0000082791430225" calcext:value-type="float">
            <text:p>0.0000082791430225</text:p>
          </table:table-cell>
          <table:table-cell table:formula="of:=([.A174]-[.B174])*([.A174]-[.B174])" office:value-type="float" office:value="0.00000001350244" calcext:value-type="float">
            <text:p>0.00000001350244</text:p>
          </table:table-cell>
          <table:table-cell table:number-columns-repeated="2"/>
        </table:table-row>
        <table:table-row table:style-name="ro1">
          <table:table-cell office:value-type="float" office:value="0.00287735" calcext:value-type="float">
            <text:p>0.00287735</text:p>
          </table:table-cell>
          <table:table-cell office:value-type="float" office:value="0.0940728" calcext:value-type="float">
            <text:p>0.0940728</text:p>
          </table:table-cell>
          <table:table-cell table:formula="of:=[.A175]*[.A175]" office:value-type="float" office:value="0.0000082791430225" calcext:value-type="float">
            <text:p>0.0000082791430225</text:p>
          </table:table-cell>
          <table:table-cell table:formula="of:=([.A175]-[.B175])*([.A175]-[.B175])" office:value-type="float" office:value="0.0083166101007025" calcext:value-type="float">
            <text:p>0.0083166101007025</text:p>
          </table:table-cell>
          <table:table-cell table:number-columns-repeated="2"/>
        </table:table-row>
        <table:table-row table:style-name="ro1">
          <table:table-cell office:value-type="float" office:value="0.01131" calcext:value-type="float">
            <text:p>0.01131</text:p>
          </table:table-cell>
          <table:table-cell office:value-type="float" office:value="0.0214089" calcext:value-type="float">
            <text:p>0.0214089</text:p>
          </table:table-cell>
          <table:table-cell table:formula="of:=[.A176]*[.A176]" office:value-type="float" office:value="0.0001279161" calcext:value-type="float">
            <text:p>0.0001279161</text:p>
          </table:table-cell>
          <table:table-cell table:formula="of:=([.A176]-[.B176])*([.A176]-[.B176])" office:value-type="float" office:value="0.00010198778121" calcext:value-type="float">
            <text:p>0.00010198778121</text:p>
          </table:table-cell>
          <table:table-cell table:number-columns-repeated="2"/>
        </table:table-row>
        <table:table-row table:style-name="ro1">
          <table:table-cell office:value-type="float" office:value="0.01131" calcext:value-type="float">
            <text:p>0.01131</text:p>
          </table:table-cell>
          <table:table-cell office:value-type="float" office:value="0.0222854" calcext:value-type="float">
            <text:p>0.0222854</text:p>
          </table:table-cell>
          <table:table-cell table:formula="of:=[.A177]*[.A177]" office:value-type="float" office:value="0.0001279161" calcext:value-type="float">
            <text:p>0.0001279161</text:p>
          </table:table-cell>
          <table:table-cell table:formula="of:=([.A177]-[.B177])*([.A177]-[.B177])" office:value-type="float" office:value="0.00012045940516" calcext:value-type="float">
            <text:p>0.00012045940516</text:p>
          </table:table-cell>
          <table:table-cell table:number-columns-repeated="2"/>
        </table:table-row>
        <table:table-row table:style-name="ro1">
          <table:table-cell office:value-type="float" office:value="0.0196456" calcext:value-type="float">
            <text:p>0.0196456</text:p>
          </table:table-cell>
          <table:table-cell office:value-type="float" office:value="0.0147408" calcext:value-type="float">
            <text:p>0.0147408</text:p>
          </table:table-cell>
          <table:table-cell table:formula="of:=[.A178]*[.A178]" office:value-type="float" office:value="0.00038594959936" calcext:value-type="float">
            <text:p>0.00038594959936</text:p>
          </table:table-cell>
          <table:table-cell table:formula="of:=([.A178]-[.B178])*([.A178]-[.B178])" office:value-type="float" office:value="0.00002405706304" calcext:value-type="float">
            <text:p>0.00002405706304</text:p>
          </table:table-cell>
          <table:table-cell table:number-columns-repeated="2"/>
        </table:table-row>
        <table:table-row table:style-name="ro1">
          <table:table-cell office:value-type="float" office:value="0.0438511" calcext:value-type="float">
            <text:p>0.0438511</text:p>
          </table:table-cell>
          <table:table-cell office:value-type="float" office:value="0.065371" calcext:value-type="float">
            <text:p>0.065371</text:p>
          </table:table-cell>
          <table:table-cell table:formula="of:=[.A179]*[.A179]" office:value-type="float" office:value="0.00192291897121" calcext:value-type="float">
            <text:p>0.00192291897121</text:p>
          </table:table-cell>
          <table:table-cell table:formula="of:=([.A179]-[.B179])*([.A179]-[.B179])" office:value-type="float" office:value="0.00046310609601" calcext:value-type="float">
            <text:p>0.00046310609601</text:p>
          </table:table-cell>
          <table:table-cell table:number-columns-repeated="2"/>
        </table:table-row>
        <table:table-row table:style-name="ro1">
          <table:table-cell office:value-type="float" office:value="0.043851" calcext:value-type="float">
            <text:p>0.043851</text:p>
          </table:table-cell>
          <table:table-cell office:value-type="float" office:value="0.312342" calcext:value-type="float">
            <text:p>0.312342</text:p>
          </table:table-cell>
          <table:table-cell table:formula="of:=[.A180]*[.A180]" office:value-type="float" office:value="0.001922910201" calcext:value-type="float">
            <text:p>0.001922910201</text:p>
          </table:table-cell>
          <table:table-cell table:formula="of:=([.A180]-[.B180])*([.A180]-[.B180])" office:value-type="float" office:value="0.072087417081" calcext:value-type="float">
            <text:p>0.072087417081</text:p>
          </table:table-cell>
          <table:table-cell table:number-columns-repeated="2"/>
        </table:table-row>
        <table:table-row table:style-name="ro1">
          <table:table-cell office:value-type="float" office:value="0.090357" calcext:value-type="float">
            <text:p>0.090357</text:p>
          </table:table-cell>
          <table:table-cell office:value-type="float" office:value="0.323944" calcext:value-type="float">
            <text:p>0.323944</text:p>
          </table:table-cell>
          <table:table-cell table:formula="of:=[.A181]*[.A181]" office:value-type="float" office:value="0.008164387449" calcext:value-type="float">
            <text:p>0.008164387449</text:p>
          </table:table-cell>
          <table:table-cell table:formula="of:=([.A181]-[.B181])*([.A181]-[.B181])" office:value-type="float" office:value="0.054562886569" calcext:value-type="float">
            <text:p>0.054562886569</text:p>
          </table:table-cell>
          <table:table-cell table:number-columns-repeated="2"/>
        </table:table-row>
        <table:table-row table:style-name="ro1">
          <table:table-cell office:value-type="float" office:value="0.149698" calcext:value-type="float">
            <text:p>0.149698</text:p>
          </table:table-cell>
          <table:table-cell office:value-type="float" office:value="0.378954" calcext:value-type="float">
            <text:p>0.378954</text:p>
          </table:table-cell>
          <table:table-cell table:formula="of:=[.A182]*[.A182]" office:value-type="float" office:value="0.022409491204" calcext:value-type="float">
            <text:p>0.022409491204</text:p>
          </table:table-cell>
          <table:table-cell table:formula="of:=([.A182]-[.B182])*([.A182]-[.B182])" office:value-type="float" office:value="0.052558313536" calcext:value-type="float">
            <text:p>0.052558313536</text:p>
          </table:table-cell>
          <table:table-cell table:number-columns-repeated="2"/>
        </table:table-row>
        <table:table-row table:style-name="ro1">
          <table:table-cell office:value-type="float" office:value="0.189612" calcext:value-type="float">
            <text:p>0.189612</text:p>
          </table:table-cell>
          <table:table-cell office:value-type="float" office:value="0.160171" calcext:value-type="float">
            <text:p>0.160171</text:p>
          </table:table-cell>
          <table:table-cell table:formula="of:=[.A183]*[.A183]" office:value-type="float" office:value="0.035952710544" calcext:value-type="float">
            <text:p>0.035952710544</text:p>
          </table:table-cell>
          <table:table-cell table:formula="of:=([.A183]-[.B183])*([.A183]-[.B183])" office:value-type="float" office:value="0.000866772481" calcext:value-type="float">
            <text:p>0.000866772481</text:p>
          </table:table-cell>
          <table:table-cell table:number-columns-repeated="2"/>
        </table:table-row>
        <table:table-row table:style-name="ro1">
          <table:table-cell office:value-type="float" office:value="0.189612" calcext:value-type="float">
            <text:p>0.189612</text:p>
          </table:table-cell>
          <table:table-cell office:value-type="float" office:value="0.483781" calcext:value-type="float">
            <text:p>0.483781</text:p>
          </table:table-cell>
          <table:table-cell table:formula="of:=[.A184]*[.A184]" office:value-type="float" office:value="0.035952710544" calcext:value-type="float">
            <text:p>0.035952710544</text:p>
          </table:table-cell>
          <table:table-cell table:formula="of:=([.A184]-[.B184])*([.A184]-[.B184])" office:value-type="float" office:value="0.086535400561" calcext:value-type="float">
            <text:p>0.086535400561</text:p>
          </table:table-cell>
          <table:table-cell table:number-columns-repeated="2"/>
        </table:table-row>
        <table:table-row table:style-name="ro1">
          <table:table-cell office:value-type="float" office:value="0.189612" calcext:value-type="float">
            <text:p>0.189612</text:p>
          </table:table-cell>
          <table:table-cell office:value-type="float" office:value="0.558433" calcext:value-type="float">
            <text:p>0.558433</text:p>
          </table:table-cell>
          <table:table-cell table:formula="of:=[.A185]*[.A185]" office:value-type="float" office:value="0.035952710544" calcext:value-type="float">
            <text:p>0.035952710544</text:p>
          </table:table-cell>
          <table:table-cell table:formula="of:=([.A185]-[.B185])*([.A185]-[.B185])" office:value-type="float" office:value="0.136028930041" calcext:value-type="float">
            <text:p>0.136028930041</text:p>
          </table:table-cell>
          <table:table-cell table:number-columns-repeated="2"/>
        </table:table-row>
        <table:table-row table:style-name="ro1">
          <table:table-cell office:value-type="float" office:value="0.290477" calcext:value-type="float">
            <text:p>0.290477</text:p>
          </table:table-cell>
          <table:table-cell office:value-type="float" office:value="0.341885" calcext:value-type="float">
            <text:p>0.341885</text:p>
          </table:table-cell>
          <table:table-cell table:formula="of:=[.A186]*[.A186]" office:value-type="float" office:value="0.084376887529" calcext:value-type="float">
            <text:p>0.084376887529</text:p>
          </table:table-cell>
          <table:table-cell table:formula="of:=([.A186]-[.B186])*([.A186]-[.B186])" office:value-type="float" office:value="0.002642782464" calcext:value-type="float">
            <text:p>0.002642782464</text:p>
          </table:table-cell>
          <table:table-cell table:number-columns-repeated="2"/>
        </table:table-row>
        <table:table-row table:style-name="ro1">
          <table:table-cell office:value-type="float" office:value="0.558531" calcext:value-type="float">
            <text:p>0.558531</text:p>
          </table:table-cell>
          <table:table-cell office:value-type="float" office:value="0.425983" calcext:value-type="float">
            <text:p>0.425983</text:p>
          </table:table-cell>
          <table:table-cell table:formula="of:=[.A187]*[.A187]" office:value-type="float" office:value="0.311956877961" calcext:value-type="float">
            <text:p>0.311956877961</text:p>
          </table:table-cell>
          <table:table-cell table:formula="of:=([.A187]-[.B187])*([.A187]-[.B187])" office:value-type="float" office:value="0.017568972304" calcext:value-type="float">
            <text:p>0.017568972304</text:p>
          </table:table-cell>
          <table:table-cell table:number-columns-repeated="2"/>
        </table:table-row>
        <table:table-row table:style-name="ro1">
          <table:table-cell office:value-type="float" office:value="0.558532" calcext:value-type="float">
            <text:p>0.558532</text:p>
          </table:table-cell>
          <table:table-cell office:value-type="float" office:value="0.44477" calcext:value-type="float">
            <text:p>0.44477</text:p>
          </table:table-cell>
          <table:table-cell table:formula="of:=[.A188]*[.A188]" office:value-type="float" office:value="0.311957995024" calcext:value-type="float">
            <text:p>0.311957995024</text:p>
          </table:table-cell>
          <table:table-cell table:formula="of:=([.A188]-[.B188])*([.A188]-[.B188])" office:value-type="float" office:value="0.012941792644" calcext:value-type="float">
            <text:p>0.012941792644</text:p>
          </table:table-cell>
          <table:table-cell table:number-columns-repeated="2"/>
        </table:table-row>
        <table:table-row table:style-name="ro1">
          <table:table-cell office:value-type="float" office:value="0.618531" calcext:value-type="float">
            <text:p>0.618531</text:p>
          </table:table-cell>
          <table:table-cell office:value-type="float" office:value="0.59765" calcext:value-type="float">
            <text:p>0.59765</text:p>
          </table:table-cell>
          <table:table-cell table:formula="of:=[.A189]*[.A189]" office:value-type="float" office:value="0.382580597961" calcext:value-type="float">
            <text:p>0.382580597961</text:p>
          </table:table-cell>
          <table:table-cell table:formula="of:=([.A189]-[.B189])*([.A189]-[.B189])" office:value-type="float" office:value="0.000436016161000002" calcext:value-type="float">
            <text:p>0.000436016161000002</text:p>
          </table:table-cell>
          <table:table-cell table:number-columns-repeated="2"/>
        </table:table-row>
        <table:table-row table:style-name="ro1">
          <table:table-cell office:value-type="float" office:value="0.618532" calcext:value-type="float">
            <text:p>0.618532</text:p>
          </table:table-cell>
          <table:table-cell office:value-type="float" office:value="0.626105" calcext:value-type="float">
            <text:p>0.626105</text:p>
          </table:table-cell>
          <table:table-cell table:formula="of:=[.A190]*[.A190]" office:value-type="float" office:value="0.382581835024" calcext:value-type="float">
            <text:p>0.382581835024</text:p>
          </table:table-cell>
          <table:table-cell table:formula="of:=([.A190]-[.B190])*([.A190]-[.B190])" office:value-type="float" office:value="0.0000573503290000008" calcext:value-type="float">
            <text:p>5.73503290000008E-05</text:p>
          </table:table-cell>
          <table:table-cell table:number-columns-repeated="2"/>
        </table:table-row>
        <table:table-row table:style-name="ro1">
          <table:table-cell office:value-type="float" office:value="0.763615" calcext:value-type="float">
            <text:p>0.763615</text:p>
          </table:table-cell>
          <table:table-cell office:value-type="float" office:value="0.733735" calcext:value-type="float">
            <text:p>0.733735</text:p>
          </table:table-cell>
          <table:table-cell table:formula="of:=[.A191]*[.A191]" office:value-type="float" office:value="0.583107868225" calcext:value-type="float">
            <text:p>0.583107868225</text:p>
          </table:table-cell>
          <table:table-cell table:formula="of:=([.A191]-[.B191])*([.A191]-[.B191])" office:value-type="float" office:value="0.000892814400000001" calcext:value-type="float">
            <text:p>0.000892814400000001</text:p>
          </table:table-cell>
          <table:table-cell table:number-columns-repeated="2"/>
        </table:table-row>
        <table:table-row table:style-name="ro1">
          <table:table-cell office:value-type="float" office:value="0.763615" calcext:value-type="float">
            <text:p>0.763615</text:p>
          </table:table-cell>
          <table:table-cell office:value-type="float" office:value="0.656923" calcext:value-type="float">
            <text:p>0.656923</text:p>
          </table:table-cell>
          <table:table-cell table:formula="of:=[.A192]*[.A192]" office:value-type="float" office:value="0.583107868225" calcext:value-type="float">
            <text:p>0.583107868225</text:p>
          </table:table-cell>
          <table:table-cell table:formula="of:=([.A192]-[.B192])*([.A192]-[.B192])" office:value-type="float" office:value="0.011383182864" calcext:value-type="float">
            <text:p>0.011383182864</text:p>
          </table:table-cell>
          <table:table-cell table:number-columns-repeated="2"/>
        </table:table-row>
        <table:table-row table:style-name="ro1">
          <table:table-cell office:value-type="float" office:value="0.81926" calcext:value-type="float">
            <text:p>0.81926</text:p>
          </table:table-cell>
          <table:table-cell office:value-type="float" office:value="0.713222" calcext:value-type="float">
            <text:p>0.713222</text:p>
          </table:table-cell>
          <table:table-cell table:formula="of:=[.A193]*[.A193]" office:value-type="float" office:value="0.6711869476" calcext:value-type="float">
            <text:p>0.6711869476</text:p>
          </table:table-cell>
          <table:table-cell table:formula="of:=([.A193]-[.B193])*([.A193]-[.B193])" office:value-type="float" office:value="0.011244057444" calcext:value-type="float">
            <text:p>0.011244057444</text:p>
          </table:table-cell>
          <table:table-cell table:number-columns-repeated="2"/>
        </table:table-row>
        <table:table-row table:style-name="ro1">
          <table:table-cell office:value-type="float" office:value="0.989444" calcext:value-type="float">
            <text:p>0.989444</text:p>
          </table:table-cell>
          <table:table-cell office:value-type="float" office:value="0.938454" calcext:value-type="float">
            <text:p>0.938454</text:p>
          </table:table-cell>
          <table:table-cell table:formula="of:=[.A194]*[.A194]" office:value-type="float" office:value="0.978999429136" calcext:value-type="float">
            <text:p>0.978999429136</text:p>
          </table:table-cell>
          <table:table-cell table:formula="of:=([.A194]-[.B194])*([.A194]-[.B194])" office:value-type="float" office:value="0.0025999801" calcext:value-type="float">
            <text:p>0.0025999801</text:p>
          </table:table-cell>
          <table:table-cell table:number-columns-repeated="2"/>
        </table:table-row>
        <table:table-row table:style-name="ro1">
          <table:table-cell office:value-type="float" office:value="0.989443" calcext:value-type="float">
            <text:p>0.989443</text:p>
          </table:table-cell>
          <table:table-cell office:value-type="float" office:value="0.986155" calcext:value-type="float">
            <text:p>0.986155</text:p>
          </table:table-cell>
          <table:table-cell table:formula="of:=[.A195]*[.A195]" office:value-type="float" office:value="0.978997450249" calcext:value-type="float">
            <text:p>0.978997450249</text:p>
          </table:table-cell>
          <table:table-cell table:formula="of:=([.A195]-[.B195])*([.A195]-[.B195])" office:value-type="float" office:value="0.0000108109439999997" calcext:value-type="float">
            <text:p>1.08109439999997E-05</text:p>
          </table:table-cell>
          <table:table-cell table:number-columns-repeated="2"/>
        </table:table-row>
        <table:table-row table:style-name="ro1">
          <table:table-cell office:value-type="float" office:value="0.989443" calcext:value-type="float">
            <text:p>0.989443</text:p>
          </table:table-cell>
          <table:table-cell office:value-type="float" office:value="0.989493" calcext:value-type="float">
            <text:p>0.989493</text:p>
          </table:table-cell>
          <table:table-cell table:formula="of:=[.A196]*[.A196]" office:value-type="float" office:value="0.978997450249" calcext:value-type="float">
            <text:p>0.978997450249</text:p>
          </table:table-cell>
          <table:table-cell table:formula="of:=([.A196]-[.B196])*([.A196]-[.B196])" office:value-type="float" office:value="0.0000000025" calcext:value-type="float">
            <text:p>2.49999999999945E-09</text:p>
          </table:table-cell>
          <table:table-cell table:number-columns-repeated="2"/>
        </table:table-row>
        <table:table-row table:style-name="ro1">
          <table:table-cell office:value-type="float" office:value="0.0000232458" calcext:value-type="float">
            <text:p>0.0000232458</text:p>
          </table:table-cell>
          <table:table-cell office:value-type="float" office:value="0.000000103958" calcext:value-type="float">
            <text:p>0.000000103958</text:p>
          </table:table-cell>
          <table:table-cell table:formula="of:=[.A197]*[.A197]" office:value-type="float" office:value="0.00000000054036721764" calcext:value-type="float">
            <text:p>5.4036721764E-10</text:p>
          </table:table-cell>
          <table:table-cell table:formula="of:=([.A197]-[.B197])*([.A197]-[.B197])" office:value-type="float" office:value="0.00000000053554485115" calcext:value-type="float">
            <text:p>5.35544851152964E-10</text:p>
          </table:table-cell>
          <table:table-cell table:number-columns-repeated="2"/>
        </table:table-row>
        <table:table-row table:style-name="ro1">
          <table:table-cell office:value-type="float" office:value="0.0000552535" calcext:value-type="float">
            <text:p>0.0000552535</text:p>
          </table:table-cell>
          <table:table-cell office:value-type="float" office:value="0.00000107068" calcext:value-type="float">
            <text:p>0.00000107068</text:p>
          </table:table-cell>
          <table:table-cell table:formula="of:=[.A198]*[.A198]" office:value-type="float" office:value="0.00000000305294926225" calcext:value-type="float">
            <text:p>3.05294926225E-09</text:p>
          </table:table-cell>
          <table:table-cell table:formula="of:=([.A198]-[.B198])*([.A198]-[.B198])" office:value-type="float" office:value="0.00000000293577798315" calcext:value-type="float">
            <text:p>2.9357779831524E-09</text:p>
          </table:table-cell>
          <table:table-cell table:number-columns-repeated="2"/>
        </table:table-row>
        <table:table-row table:style-name="ro1">
          <table:table-cell office:value-type="float" office:value="0.0000409484" calcext:value-type="float">
            <text:p>0.0000409484</text:p>
          </table:table-cell>
          <table:table-cell office:value-type="float" office:value="0.000127779" calcext:value-type="float">
            <text:p>0.000127779</text:p>
          </table:table-cell>
          <table:table-cell table:formula="of:=[.A199]*[.A199]" office:value-type="float" office:value="0.00000000167677146256" calcext:value-type="float">
            <text:p>1.67677146256E-09</text:p>
          </table:table-cell>
          <table:table-cell table:formula="of:=([.A199]-[.B199])*([.A199]-[.B199])" office:value-type="float" office:value="0.00000000753955309636" calcext:value-type="float">
            <text:p>7.53955309636E-09</text:p>
          </table:table-cell>
          <table:table-cell table:number-columns-repeated="2"/>
        </table:table-row>
        <table:table-row table:style-name="ro1">
          <table:table-cell office:value-type="float" office:value="0.0000272989" calcext:value-type="float">
            <text:p>0.0000272989</text:p>
          </table:table-cell>
          <table:table-cell office:value-type="float" office:value="0.000269578" calcext:value-type="float">
            <text:p>0.000269578</text:p>
          </table:table-cell>
          <table:table-cell table:formula="of:=[.A200]*[.A200]" office:value-type="float" office:value="0.00000000074522994121" calcext:value-type="float">
            <text:p>7.4522994121E-10</text:p>
          </table:table-cell>
          <table:table-cell table:formula="of:=([.A200]-[.B200])*([.A200]-[.B200])" office:value-type="float" office:value="0.00000005869916229681" calcext:value-type="float">
            <text:p>5.869916229681E-08</text:p>
          </table:table-cell>
          <table:table-cell table:number-columns-repeated="2"/>
        </table:table-row>
        <table:table-row table:style-name="ro1">
          <table:table-cell office:value-type="float" office:value="0.0000349879" calcext:value-type="float">
            <text:p>0.0000349879</text:p>
          </table:table-cell>
          <table:table-cell office:value-type="float" office:value="0.000212461" calcext:value-type="float">
            <text:p>0.000212461</text:p>
          </table:table-cell>
          <table:table-cell table:formula="of:=[.A201]*[.A201]" office:value-type="float" office:value="0.00000000122415314641" calcext:value-type="float">
            <text:p>1.22415314641E-09</text:p>
          </table:table-cell>
          <table:table-cell table:formula="of:=([.A201]-[.B201])*([.A201]-[.B201])" office:value-type="float" office:value="0.00000003149670122361" calcext:value-type="float">
            <text:p>3.149670122361E-08</text:p>
          </table:table-cell>
          <table:table-cell table:number-columns-repeated="2"/>
        </table:table-row>
        <table:table-row table:style-name="ro1">
          <table:table-cell office:value-type="float" office:value="0.0000349879" calcext:value-type="float">
            <text:p>0.0000349879</text:p>
          </table:table-cell>
          <table:table-cell office:value-type="float" office:value="0.000125023" calcext:value-type="float">
            <text:p>0.000125023</text:p>
          </table:table-cell>
          <table:table-cell table:formula="of:=[.A202]*[.A202]" office:value-type="float" office:value="0.00000000122415314641" calcext:value-type="float">
            <text:p>1.22415314641E-09</text:p>
          </table:table-cell>
          <table:table-cell table:formula="of:=([.A202]-[.B202])*([.A202]-[.B202])" office:value-type="float" office:value="0.00000000810631923201" calcext:value-type="float">
            <text:p>8.10631923201E-09</text:p>
          </table:table-cell>
          <table:table-cell table:number-columns-repeated="2"/>
        </table:table-row>
        <table:table-row table:style-name="ro1">
          <table:table-cell office:value-type="float" office:value="0.00040704" calcext:value-type="float">
            <text:p>0.00040704</text:p>
          </table:table-cell>
          <table:table-cell office:value-type="float" office:value="0.00041602" calcext:value-type="float">
            <text:p>0.00041602</text:p>
          </table:table-cell>
          <table:table-cell table:formula="of:=[.A203]*[.A203]" office:value-type="float" office:value="0.0000001656815616" calcext:value-type="float">
            <text:p>0.0000001656815616</text:p>
          </table:table-cell>
          <table:table-cell table:formula="of:=([.A203]-[.B203])*([.A203]-[.B203])" office:value-type="float" office:value="0.0000000000806404" calcext:value-type="float">
            <text:p>8.06404000000002E-11</text:p>
          </table:table-cell>
          <table:table-cell table:number-columns-repeated="2"/>
        </table:table-row>
        <table:table-row table:style-name="ro1">
          <table:table-cell office:value-type="float" office:value="0.00040704" calcext:value-type="float">
            <text:p>0.00040704</text:p>
          </table:table-cell>
          <table:table-cell office:value-type="float" office:value="0.00627274" calcext:value-type="float">
            <text:p>0.00627274</text:p>
          </table:table-cell>
          <table:table-cell table:formula="of:=[.A204]*[.A204]" office:value-type="float" office:value="0.0000001656815616" calcext:value-type="float">
            <text:p>0.0000001656815616</text:p>
          </table:table-cell>
          <table:table-cell table:formula="of:=([.A204]-[.B204])*([.A204]-[.B204])" office:value-type="float" office:value="0.00003440643649" calcext:value-type="float">
            <text:p>0.00003440643649</text:p>
          </table:table-cell>
          <table:table-cell table:number-columns-repeated="2"/>
        </table:table-row>
        <table:table-row table:style-name="ro1">
          <table:table-cell office:value-type="float" office:value="0.000831008" calcext:value-type="float">
            <text:p>0.000831008</text:p>
          </table:table-cell>
          <table:table-cell office:value-type="float" office:value="0.00000345677" calcext:value-type="float">
            <text:p>0.00000345677</text:p>
          </table:table-cell>
          <table:table-cell table:formula="of:=[.A205]*[.A205]" office:value-type="float" office:value="0.000000690574296064" calcext:value-type="float">
            <text:p>6.90574296064E-07</text:p>
          </table:table-cell>
          <table:table-cell table:formula="of:=([.A205]-[.B205])*([.A205]-[.B205])" office:value-type="float" office:value="0.00000068484103827451" calcext:value-type="float">
            <text:p>6.84841038274513E-07</text:p>
          </table:table-cell>
          <table:table-cell table:number-columns-repeated="2"/>
        </table:table-row>
        <table:table-row table:style-name="ro1">
          <table:table-cell office:value-type="float" office:value="0.000109434" calcext:value-type="float">
            <text:p>0.000109434</text:p>
          </table:table-cell>
          <table:table-cell office:value-type="float" office:value="0.0000794369" calcext:value-type="float">
            <text:p>0.0000794369</text:p>
          </table:table-cell>
          <table:table-cell table:formula="of:=[.A206]*[.A206]" office:value-type="float" office:value="0.000000011975800356" calcext:value-type="float">
            <text:p>1.1975800356E-08</text:p>
          </table:table-cell>
          <table:table-cell table:formula="of:=([.A206]-[.B206])*([.A206]-[.B206])" office:value-type="float" office:value="0.00000000089982600841" calcext:value-type="float">
            <text:p>8.9982600841E-10</text:p>
          </table:table-cell>
          <table:table-cell table:number-columns-repeated="2"/>
        </table:table-row>
        <table:table-row table:style-name="ro1">
          <table:table-cell office:value-type="float" office:value="0.000109434" calcext:value-type="float">
            <text:p>0.000109434</text:p>
          </table:table-cell>
          <table:table-cell office:value-type="float" office:value="0.00028608" calcext:value-type="float">
            <text:p>0.00028608</text:p>
          </table:table-cell>
          <table:table-cell table:formula="of:=[.A207]*[.A207]" office:value-type="float" office:value="0.000000011975800356" calcext:value-type="float">
            <text:p>1.1975800356E-08</text:p>
          </table:table-cell>
          <table:table-cell table:formula="of:=([.A207]-[.B207])*([.A207]-[.B207])" office:value-type="float" office:value="0.000000031203809316" calcext:value-type="float">
            <text:p>3.1203809316E-08</text:p>
          </table:table-cell>
          <table:table-cell table:number-columns-repeated="2"/>
        </table:table-row>
        <table:table-row table:style-name="ro1">
          <table:table-cell office:value-type="float" office:value="0.000523925" calcext:value-type="float">
            <text:p>0.000523925</text:p>
          </table:table-cell>
          <table:table-cell office:value-type="float" office:value="0.000220121" calcext:value-type="float">
            <text:p>0.000220121</text:p>
          </table:table-cell>
          <table:table-cell table:formula="of:=[.A208]*[.A208]" office:value-type="float" office:value="0.000000274497405625" calcext:value-type="float">
            <text:p>2.74497405625E-07</text:p>
          </table:table-cell>
          <table:table-cell table:formula="of:=([.A208]-[.B208])*([.A208]-[.B208])" office:value-type="float" office:value="0.000000092296870416" calcext:value-type="float">
            <text:p>9.2296870416E-08</text:p>
          </table:table-cell>
          <table:table-cell table:number-columns-repeated="2"/>
        </table:table-row>
        <table:table-row table:style-name="ro1">
          <table:table-cell office:value-type="float" office:value="0.000370502" calcext:value-type="float">
            <text:p>0.000370502</text:p>
          </table:table-cell>
          <table:table-cell office:value-type="float" office:value="0.000414425" calcext:value-type="float">
            <text:p>0.000414425</text:p>
          </table:table-cell>
          <table:table-cell table:formula="of:=[.A209]*[.A209]" office:value-type="float" office:value="0.000000137271732004" calcext:value-type="float">
            <text:p>1.37271732004E-07</text:p>
          </table:table-cell>
          <table:table-cell table:formula="of:=([.A209]-[.B209])*([.A209]-[.B209])" office:value-type="float" office:value="0.000000001929229929" calcext:value-type="float">
            <text:p>1.929229929E-09</text:p>
          </table:table-cell>
          <table:table-cell table:number-columns-repeated="2"/>
        </table:table-row>
        <table:table-row table:style-name="ro1">
          <table:table-cell office:value-type="float" office:value="0.0000426173" calcext:value-type="float">
            <text:p>0.0000426173</text:p>
          </table:table-cell>
          <table:table-cell office:value-type="float" office:value="0.000460172" calcext:value-type="float">
            <text:p>0.000460172</text:p>
          </table:table-cell>
          <table:table-cell table:formula="of:=[.A210]*[.A210]" office:value-type="float" office:value="0.00000000181623425929" calcext:value-type="float">
            <text:p>1.81623425929E-09</text:p>
          </table:table-cell>
          <table:table-cell table:formula="of:=([.A210]-[.B210])*([.A210]-[.B210])" office:value-type="float" office:value="0.00000017435192749209" calcext:value-type="float">
            <text:p>1.7435192749209E-07</text:p>
          </table:table-cell>
          <table:table-cell table:number-columns-repeated="2"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0310575" calcext:value-type="float">
            <text:p>0.0000310575</text:p>
          </table:table-cell>
          <table:table-cell table:formula="of:=[.A211]*[.A211]" office:value-type="float" office:value="0.00000000260320366656" calcext:value-type="float">
            <text:p>2.60320366656E-09</text:p>
          </table:table-cell>
          <table:table-cell table:formula="of:=([.A211]-[.B211])*([.A211]-[.B211])" office:value-type="float" office:value="0.00000000039856528881" calcext:value-type="float">
            <text:p>3.9856528881E-10</text:p>
          </table:table-cell>
          <table:table-cell table:number-columns-repeated="2"/>
        </table:table-row>
        <table:table-row table:style-name="ro1">
          <table:table-cell office:value-type="float" office:value="0.0000221133" calcext:value-type="float">
            <text:p>0.0000221133</text:p>
          </table:table-cell>
          <table:table-cell office:value-type="float" office:value="0.00272532" calcext:value-type="float">
            <text:p>0.00272532</text:p>
          </table:table-cell>
          <table:table-cell table:formula="of:=[.A212]*[.A212]" office:value-type="float" office:value="0.00000000048899803689" calcext:value-type="float">
            <text:p>4.8899803689E-10</text:p>
          </table:table-cell>
          <table:table-cell table:formula="of:=([.A212]-[.B212])*([.A212]-[.B212])" office:value-type="float" office:value="0.00000730732646292489" calcext:value-type="float">
            <text:p>7.30732646292489E-06</text:p>
          </table:table-cell>
          <table:table-cell table:number-columns-repeated="2"/>
        </table:table-row>
        <table:table-row table:style-name="ro1">
          <table:table-cell office:value-type="float" office:value="0.0000839233" calcext:value-type="float">
            <text:p>0.0000839233</text:p>
          </table:table-cell>
          <table:table-cell office:value-type="float" office:value="0.00168382" calcext:value-type="float">
            <text:p>0.00168382</text:p>
          </table:table-cell>
          <table:table-cell table:formula="of:=[.A213]*[.A213]" office:value-type="float" office:value="0.00000000704312028289" calcext:value-type="float">
            <text:p>7.04312028289E-09</text:p>
          </table:table-cell>
          <table:table-cell table:formula="of:=([.A213]-[.B213])*([.A213]-[.B213])" office:value-type="float" office:value="0.00000255966945067089" calcext:value-type="float">
            <text:p>2.55966945067089E-06</text:p>
          </table:table-cell>
          <table:table-cell table:number-columns-repeated="2"/>
        </table:table-row>
        <table:table-row table:style-name="ro1">
          <table:table-cell office:value-type="float" office:value="0.000749707" calcext:value-type="float">
            <text:p>0.000749707</text:p>
          </table:table-cell>
          <table:table-cell office:value-type="float" office:value="0.00753948" calcext:value-type="float">
            <text:p>0.00753948</text:p>
          </table:table-cell>
          <table:table-cell table:formula="of:=[.A214]*[.A214]" office:value-type="float" office:value="0.000000562060585849" calcext:value-type="float">
            <text:p>5.62060585849E-07</text:p>
          </table:table-cell>
          <table:table-cell table:formula="of:=([.A214]-[.B214])*([.A214]-[.B214])" office:value-type="float" office:value="0.000046101017391529" calcext:value-type="float">
            <text:p>4.6101017391529E-05</text:p>
          </table:table-cell>
          <table:table-cell table:number-columns-repeated="2"/>
        </table:table-row>
        <table:table-row table:style-name="ro1">
          <table:table-cell office:value-type="float" office:value="0.000056386" calcext:value-type="float">
            <text:p>0.000056386</text:p>
          </table:table-cell>
          <table:table-cell office:value-type="float" office:value="0.0844588" calcext:value-type="float">
            <text:p>0.0844588</text:p>
          </table:table-cell>
          <table:table-cell table:formula="of:=[.A215]*[.A215]" office:value-type="float" office:value="0.000000003179380996" calcext:value-type="float">
            <text:p>3.179380996E-09</text:p>
          </table:table-cell>
          <table:table-cell table:formula="of:=([.A215]-[.B215])*([.A215]-[.B215])" office:value-type="float" office:value="0.0071237674890274" calcext:value-type="float">
            <text:p>0.0071237674890274</text:p>
          </table:table-cell>
          <table:table-cell table:number-columns-repeated="2"/>
        </table:table-row>
        <table:table-row table:style-name="ro1">
          <table:table-cell office:value-type="float" office:value="0.0011043" calcext:value-type="float">
            <text:p>0.0011043</text:p>
          </table:table-cell>
          <table:table-cell office:value-type="float" office:value="0.0791054" calcext:value-type="float">
            <text:p>0.0791054</text:p>
          </table:table-cell>
          <table:table-cell table:formula="of:=[.A216]*[.A216]" office:value-type="float" office:value="0.00000121947849" calcext:value-type="float">
            <text:p>0.00000121947849</text:p>
          </table:table-cell>
          <table:table-cell table:formula="of:=([.A216]-[.B216])*([.A216]-[.B216])" office:value-type="float" office:value="0.00608417160121" calcext:value-type="float">
            <text:p>0.00608417160121</text:p>
          </table:table-cell>
          <table:table-cell table:number-columns-repeated="2"/>
        </table:table-row>
        <table:table-row table:style-name="ro1">
          <table:table-cell office:value-type="float" office:value="0.00338918" calcext:value-type="float">
            <text:p>0.00338918</text:p>
          </table:table-cell>
          <table:table-cell office:value-type="float" office:value="0.0107889" calcext:value-type="float">
            <text:p>0.0107889</text:p>
          </table:table-cell>
          <table:table-cell table:formula="of:=[.A217]*[.A217]" office:value-type="float" office:value="0.0000114865410724" calcext:value-type="float">
            <text:p>0.0000114865410724</text:p>
          </table:table-cell>
          <table:table-cell table:formula="of:=([.A217]-[.B217])*([.A217]-[.B217])" office:value-type="float" office:value="0.0000547558560784" calcext:value-type="float">
            <text:p>0.0000547558560784</text:p>
          </table:table-cell>
          <table:table-cell table:number-columns-repeated="2"/>
        </table:table-row>
        <table:table-row table:style-name="ro1">
          <table:table-cell office:value-type="float" office:value="0.00266451" calcext:value-type="float">
            <text:p>0.00266451</text:p>
          </table:table-cell>
          <table:table-cell office:value-type="float" office:value="0.120315" calcext:value-type="float">
            <text:p>0.120315</text:p>
          </table:table-cell>
          <table:table-cell table:formula="of:=[.A218]*[.A218]" office:value-type="float" office:value="0.0000070996135401" calcext:value-type="float">
            <text:p>0.0000070996135401</text:p>
          </table:table-cell>
          <table:table-cell table:formula="of:=([.A218]-[.B218])*([.A218]-[.B218])" office:value-type="float" office:value="0.0138416377972401" calcext:value-type="float">
            <text:p>0.0138416377972401</text:p>
          </table:table-cell>
          <table:table-cell table:number-columns-repeated="2"/>
        </table:table-row>
        <table:table-row table:style-name="ro1">
          <table:table-cell office:value-type="float" office:value="0.0864769" calcext:value-type="float">
            <text:p>0.0864769</text:p>
          </table:table-cell>
          <table:table-cell office:value-type="float" office:value="0.0545047" calcext:value-type="float">
            <text:p>0.0545047</text:p>
          </table:table-cell>
          <table:table-cell table:formula="of:=[.A219]*[.A219]" office:value-type="float" office:value="0.00747825423361" calcext:value-type="float">
            <text:p>0.00747825423361</text:p>
          </table:table-cell>
          <table:table-cell table:formula="of:=([.A219]-[.B219])*([.A219]-[.B219])" office:value-type="float" office:value="0.00102222157284" calcext:value-type="float">
            <text:p>0.00102222157284</text:p>
          </table:table-cell>
          <table:table-cell table:number-columns-repeated="2"/>
        </table:table-row>
        <table:table-row table:style-name="ro1">
          <table:table-cell office:value-type="float" office:value="0.0873347" calcext:value-type="float">
            <text:p>0.0873347</text:p>
          </table:table-cell>
          <table:table-cell office:value-type="float" office:value="0.078025" calcext:value-type="float">
            <text:p>0.078025</text:p>
          </table:table-cell>
          <table:table-cell table:formula="of:=[.A220]*[.A220]" office:value-type="float" office:value="0.00762734982409" calcext:value-type="float">
            <text:p>0.00762734982409</text:p>
          </table:table-cell>
          <table:table-cell table:formula="of:=([.A220]-[.B220])*([.A220]-[.B220])" office:value-type="float" office:value="0.0000866705140900001" calcext:value-type="float">
            <text:p>0.0000866705140900001</text:p>
          </table:table-cell>
          <table:table-cell table:number-columns-repeated="2"/>
        </table:table-row>
        <table:table-row table:style-name="ro1">
          <table:table-cell office:value-type="float" office:value="0.115449" calcext:value-type="float">
            <text:p>0.115449</text:p>
          </table:table-cell>
          <table:table-cell office:value-type="float" office:value="0.0420991" calcext:value-type="float">
            <text:p>0.0420991</text:p>
          </table:table-cell>
          <table:table-cell table:formula="of:=[.A221]*[.A221]" office:value-type="float" office:value="0.013328471601" calcext:value-type="float">
            <text:p>0.013328471601</text:p>
          </table:table-cell>
          <table:table-cell table:formula="of:=([.A221]-[.B221])*([.A221]-[.B221])" office:value-type="float" office:value="0.00538020783001" calcext:value-type="float">
            <text:p>0.00538020783001</text:p>
          </table:table-cell>
          <table:table-cell table:number-columns-repeated="2"/>
        </table:table-row>
        <table:table-row table:style-name="ro1">
          <table:table-cell office:value-type="float" office:value="0.164544" calcext:value-type="float">
            <text:p>0.164544</text:p>
          </table:table-cell>
          <table:table-cell office:value-type="float" office:value="0.0545586" calcext:value-type="float">
            <text:p>0.0545586</text:p>
          </table:table-cell>
          <table:table-cell table:formula="of:=[.A222]*[.A222]" office:value-type="float" office:value="0.027074727936" calcext:value-type="float">
            <text:p>0.027074727936</text:p>
          </table:table-cell>
          <table:table-cell table:formula="of:=([.A222]-[.B222])*([.A222]-[.B222])" office:value-type="float" office:value="0.01209678821316" calcext:value-type="float">
            <text:p>0.01209678821316</text:p>
          </table:table-cell>
          <table:table-cell table:number-columns-repeated="2"/>
        </table:table-row>
        <table:table-row table:style-name="ro1">
          <table:table-cell office:value-type="float" office:value="0.164544" calcext:value-type="float">
            <text:p>0.164544</text:p>
          </table:table-cell>
          <table:table-cell office:value-type="float" office:value="0.0978746" calcext:value-type="float">
            <text:p>0.0978746</text:p>
          </table:table-cell>
          <table:table-cell table:formula="of:=[.A223]*[.A223]" office:value-type="float" office:value="0.027074727936" calcext:value-type="float">
            <text:p>0.027074727936</text:p>
          </table:table-cell>
          <table:table-cell table:formula="of:=([.A223]-[.B223])*([.A223]-[.B223])" office:value-type="float" office:value="0.00444480889636" calcext:value-type="float">
            <text:p>0.00444480889636</text:p>
          </table:table-cell>
          <table:table-cell table:number-columns-repeated="2"/>
        </table:table-row>
        <table:table-row table:style-name="ro1">
          <table:table-cell office:value-type="float" office:value="0.281696" calcext:value-type="float">
            <text:p>0.281696</text:p>
          </table:table-cell>
          <table:table-cell office:value-type="float" office:value="0.403181" calcext:value-type="float">
            <text:p>0.403181</text:p>
          </table:table-cell>
          <table:table-cell table:formula="of:=[.A224]*[.A224]" office:value-type="float" office:value="0.079352636416" calcext:value-type="float">
            <text:p>0.079352636416</text:p>
          </table:table-cell>
          <table:table-cell table:formula="of:=([.A224]-[.B224])*([.A224]-[.B224])" office:value-type="float" office:value="0.014758605225" calcext:value-type="float">
            <text:p>0.014758605225</text:p>
          </table:table-cell>
          <table:table-cell table:number-columns-repeated="2"/>
        </table:table-row>
        <table:table-row table:style-name="ro1">
          <table:table-cell office:value-type="float" office:value="0.384651" calcext:value-type="float">
            <text:p>0.384651</text:p>
          </table:table-cell>
          <table:table-cell office:value-type="float" office:value="0.199555" calcext:value-type="float">
            <text:p>0.199555</text:p>
          </table:table-cell>
          <table:table-cell table:formula="of:=[.A225]*[.A225]" office:value-type="float" office:value="0.147956391801" calcext:value-type="float">
            <text:p>0.147956391801</text:p>
          </table:table-cell>
          <table:table-cell table:formula="of:=([.A225]-[.B225])*([.A225]-[.B225])" office:value-type="float" office:value="0.034260529216" calcext:value-type="float">
            <text:p>0.034260529216</text:p>
          </table:table-cell>
          <table:table-cell table:number-columns-repeated="2"/>
        </table:table-row>
        <table:table-row table:style-name="ro1">
          <table:table-cell office:value-type="float" office:value="0.384651" calcext:value-type="float">
            <text:p>0.384651</text:p>
          </table:table-cell>
          <table:table-cell office:value-type="float" office:value="0.23825" calcext:value-type="float">
            <text:p>0.23825</text:p>
          </table:table-cell>
          <table:table-cell table:formula="of:=[.A226]*[.A226]" office:value-type="float" office:value="0.147956391801" calcext:value-type="float">
            <text:p>0.147956391801</text:p>
          </table:table-cell>
          <table:table-cell table:formula="of:=([.A226]-[.B226])*([.A226]-[.B226])" office:value-type="float" office:value="0.021433252801" calcext:value-type="float">
            <text:p>0.021433252801</text:p>
          </table:table-cell>
          <table:table-cell table:number-columns-repeated="2"/>
        </table:table-row>
        <table:table-row table:style-name="ro1">
          <table:table-cell office:value-type="float" office:value="0.42468" calcext:value-type="float">
            <text:p>0.42468</text:p>
          </table:table-cell>
          <table:table-cell office:value-type="float" office:value="0.421786" calcext:value-type="float">
            <text:p>0.421786</text:p>
          </table:table-cell>
          <table:table-cell table:formula="of:=[.A227]*[.A227]" office:value-type="float" office:value="0.1803531024" calcext:value-type="float">
            <text:p>0.1803531024</text:p>
          </table:table-cell>
          <table:table-cell table:formula="of:=([.A227]-[.B227])*([.A227]-[.B227])" office:value-type="float" office:value="0.00000837523600000005" calcext:value-type="float">
            <text:p>8.37523600000005E-06</text:p>
          </table:table-cell>
          <table:table-cell table:number-columns-repeated="2"/>
        </table:table-row>
        <table:table-row table:style-name="ro1">
          <table:table-cell office:value-type="float" office:value="0.648381" calcext:value-type="float">
            <text:p>0.648381</text:p>
          </table:table-cell>
          <table:table-cell office:value-type="float" office:value="0.704612" calcext:value-type="float">
            <text:p>0.704612</text:p>
          </table:table-cell>
          <table:table-cell table:formula="of:=[.A228]*[.A228]" office:value-type="float" office:value="0.420397921161" calcext:value-type="float">
            <text:p>0.420397921161</text:p>
          </table:table-cell>
          <table:table-cell table:formula="of:=([.A228]-[.B228])*([.A228]-[.B228])" office:value-type="float" office:value="0.003161925361" calcext:value-type="float">
            <text:p>0.003161925361</text:p>
          </table:table-cell>
          <table:table-cell table:number-columns-repeated="2"/>
        </table:table-row>
        <table:table-row table:style-name="ro1">
          <table:table-cell office:value-type="float" office:value="0.648381" calcext:value-type="float">
            <text:p>0.648381</text:p>
          </table:table-cell>
          <table:table-cell office:value-type="float" office:value="0.735903" calcext:value-type="float">
            <text:p>0.735903</text:p>
          </table:table-cell>
          <table:table-cell table:formula="of:=[.A229]*[.A229]" office:value-type="float" office:value="0.420397921161" calcext:value-type="float">
            <text:p>0.420397921161</text:p>
          </table:table-cell>
          <table:table-cell table:formula="of:=([.A229]-[.B229])*([.A229]-[.B229])" office:value-type="float" office:value="0.007660100484" calcext:value-type="float">
            <text:p>0.007660100484</text:p>
          </table:table-cell>
          <table:table-cell table:number-columns-repeated="2"/>
        </table:table-row>
        <table:table-row table:style-name="ro1">
          <table:table-cell office:value-type="float" office:value="0.759016" calcext:value-type="float">
            <text:p>0.759016</text:p>
          </table:table-cell>
          <table:table-cell office:value-type="float" office:value="0.770384" calcext:value-type="float">
            <text:p>0.770384</text:p>
          </table:table-cell>
          <table:table-cell table:formula="of:=[.A230]*[.A230]" office:value-type="float" office:value="0.576105288256" calcext:value-type="float">
            <text:p>0.576105288256</text:p>
          </table:table-cell>
          <table:table-cell table:formula="of:=([.A230]-[.B230])*([.A230]-[.B230])" office:value-type="float" office:value="0.000129231423999999" calcext:value-type="float">
            <text:p>0.000129231423999999</text:p>
          </table:table-cell>
          <table:table-cell table:number-columns-repeated="2"/>
        </table:table-row>
        <table:table-row table:style-name="ro1">
          <table:table-cell office:value-type="float" office:value="0.759016" calcext:value-type="float">
            <text:p>0.759016</text:p>
          </table:table-cell>
          <table:table-cell office:value-type="float" office:value="0.890203" calcext:value-type="float">
            <text:p>0.890203</text:p>
          </table:table-cell>
          <table:table-cell table:formula="of:=[.A231]*[.A231]" office:value-type="float" office:value="0.576105288256" calcext:value-type="float">
            <text:p>0.576105288256</text:p>
          </table:table-cell>
          <table:table-cell table:formula="of:=([.A231]-[.B231])*([.A231]-[.B231])" office:value-type="float" office:value="0.017210028969" calcext:value-type="float">
            <text:p>0.017210028969</text:p>
          </table:table-cell>
          <table:table-cell table:number-columns-repeated="2"/>
        </table:table-row>
        <table:table-row table:style-name="ro1">
          <table:table-cell office:value-type="float" office:value="0.886351" calcext:value-type="float">
            <text:p>0.886351</text:p>
          </table:table-cell>
          <table:table-cell office:value-type="float" office:value="0.924527" calcext:value-type="float">
            <text:p>0.924527</text:p>
          </table:table-cell>
          <table:table-cell table:formula="of:=[.A232]*[.A232]" office:value-type="float" office:value="0.785618095201" calcext:value-type="float">
            <text:p>0.785618095201</text:p>
          </table:table-cell>
          <table:table-cell table:formula="of:=([.A232]-[.B232])*([.A232]-[.B232])" office:value-type="float" office:value="0.001457406976" calcext:value-type="float">
            <text:p>0.001457406976</text:p>
          </table:table-cell>
          <table:table-cell table:number-columns-repeated="2"/>
        </table:table-row>
        <table:table-row table:style-name="ro1">
          <table:table-cell office:value-type="float" office:value="0.886352" calcext:value-type="float">
            <text:p>0.886352</text:p>
          </table:table-cell>
          <table:table-cell office:value-type="float" office:value="0.978642" calcext:value-type="float">
            <text:p>0.978642</text:p>
          </table:table-cell>
          <table:table-cell table:formula="of:=[.A233]*[.A233]" office:value-type="float" office:value="0.785619867904" calcext:value-type="float">
            <text:p>0.785619867904</text:p>
          </table:table-cell>
          <table:table-cell table:formula="of:=([.A233]-[.B233])*([.A233]-[.B233])" office:value-type="float" office:value="0.0085174441" calcext:value-type="float">
            <text:p>0.0085174441</text:p>
          </table:table-cell>
          <table:table-cell table:number-columns-repeated="2"/>
        </table:table-row>
        <table:table-row table:style-name="ro1">
          <table:table-cell office:value-type="float" office:value="0.886351" calcext:value-type="float">
            <text:p>0.886351</text:p>
          </table:table-cell>
          <table:table-cell office:value-type="float" office:value="0.992038" calcext:value-type="float">
            <text:p>0.992038</text:p>
          </table:table-cell>
          <table:table-cell table:formula="of:=[.A234]*[.A234]" office:value-type="float" office:value="0.785618095201" calcext:value-type="float">
            <text:p>0.785618095201</text:p>
          </table:table-cell>
          <table:table-cell table:formula="of:=([.A234]-[.B234])*([.A234]-[.B234])" office:value-type="float" office:value="0.011169741969" calcext:value-type="float">
            <text:p>0.011169741969</text:p>
          </table:table-cell>
          <table:table-cell table:number-columns-repeated="2"/>
        </table:table-row>
        <table:table-row table:style-name="ro1">
          <table:table-cell office:value-type="float" office:value="0.999422" calcext:value-type="float">
            <text:p>0.999422</text:p>
          </table:table-cell>
          <table:table-cell office:value-type="float" office:value="0.998895" calcext:value-type="float">
            <text:p>0.998895</text:p>
          </table:table-cell>
          <table:table-cell table:formula="of:=[.A235]*[.A235]" office:value-type="float" office:value="0.998844334084" calcext:value-type="float">
            <text:p>0.998844334084</text:p>
          </table:table-cell>
          <table:table-cell table:formula="of:=([.A235]-[.B235])*([.A235]-[.B235])" office:value-type="float" office:value="0.00000027772900000006" calcext:value-type="float">
            <text:p>2.77729000000058E-07</text:p>
          </table:table-cell>
          <table:table-cell table:number-columns-repeated="2"/>
        </table:table-row>
        <table:table-row table:style-name="ro1">
          <table:table-cell office:value-type="float" office:value="0.000142455" calcext:value-type="float">
            <text:p>0.000142455</text:p>
          </table:table-cell>
          <table:table-cell office:value-type="float" office:value="0.00000300252" calcext:value-type="float">
            <text:p>0.00000300252</text:p>
          </table:table-cell>
          <table:table-cell table:formula="of:=[.A236]*[.A236]" office:value-type="float" office:value="0.000000020293427025" calcext:value-type="float">
            <text:p>2.0293427025E-08</text:p>
          </table:table-cell>
          <table:table-cell table:formula="of:=([.A236]-[.B236])*([.A236]-[.B236])" office:value-type="float" office:value="0.00000001944699417815" calcext:value-type="float">
            <text:p>1.94469941781504E-08</text:p>
          </table:table-cell>
          <table:table-cell table:number-columns-repeated="2"/>
        </table:table-row>
        <table:table-row table:style-name="ro1">
          <table:table-cell office:value-type="float" office:value="0.0000559092" calcext:value-type="float">
            <text:p>0.0000559092</text:p>
          </table:table-cell>
          <table:table-cell office:value-type="float" office:value="0.00000803559" calcext:value-type="float">
            <text:p>0.00000803559</text:p>
          </table:table-cell>
          <table:table-cell table:formula="of:=[.A237]*[.A237]" office:value-type="float" office:value="0.00000000312583864464" calcext:value-type="float">
            <text:p>3.12583864464E-09</text:p>
          </table:table-cell>
          <table:table-cell table:formula="of:=([.A237]-[.B237])*([.A237]-[.B237])" office:value-type="float" office:value="0.00000000229188253443" calcext:value-type="float">
            <text:p>2.2918825344321E-09</text:p>
          </table:table-cell>
          <table:table-cell table:number-columns-repeated="2"/>
        </table:table-row>
        <table:table-row table:style-name="ro1">
          <table:table-cell office:value-type="float" office:value="0.000210524" calcext:value-type="float">
            <text:p>0.000210524</text:p>
          </table:table-cell>
          <table:table-cell office:value-type="float" office:value="0.000219071" calcext:value-type="float">
            <text:p>0.000219071</text:p>
          </table:table-cell>
          <table:table-cell table:formula="of:=[.A238]*[.A238]" office:value-type="float" office:value="0.000000044320354576" calcext:value-type="float">
            <text:p>4.4320354576E-08</text:p>
          </table:table-cell>
          <table:table-cell table:formula="of:=([.A238]-[.B238])*([.A238]-[.B238])" office:value-type="float" office:value="0.000000000073051209" calcext:value-type="float">
            <text:p>7.3051209E-11</text:p>
          </table:table-cell>
          <table:table-cell table:number-columns-repeated="2"/>
        </table:table-row>
        <table:table-row table:style-name="ro1">
          <table:table-cell office:value-type="float" office:value="0.000115216" calcext:value-type="float">
            <text:p>0.000115216</text:p>
          </table:table-cell>
          <table:table-cell office:value-type="float" office:value="0.00325198" calcext:value-type="float">
            <text:p>0.00325198</text:p>
          </table:table-cell>
          <table:table-cell table:formula="of:=[.A239]*[.A239]" office:value-type="float" office:value="0.000000013274726656" calcext:value-type="float">
            <text:p>1.3274726656E-08</text:p>
          </table:table-cell>
          <table:table-cell table:formula="of:=([.A239]-[.B239])*([.A239]-[.B239])" office:value-type="float" office:value="0.000009839288391696" calcext:value-type="float">
            <text:p>9.839288391696E-06</text:p>
          </table:table-cell>
          <table:table-cell table:number-columns-repeated="2"/>
        </table:table-row>
        <table:table-row table:style-name="ro1">
          <table:table-cell office:value-type="float" office:value="0.000115216" calcext:value-type="float">
            <text:p>0.000115216</text:p>
          </table:table-cell>
          <table:table-cell office:value-type="float" office:value="0.00234298" calcext:value-type="float">
            <text:p>0.00234298</text:p>
          </table:table-cell>
          <table:table-cell table:formula="of:=[.A240]*[.A240]" office:value-type="float" office:value="0.000000013274726656" calcext:value-type="float">
            <text:p>1.3274726656E-08</text:p>
          </table:table-cell>
          <table:table-cell table:formula="of:=([.A240]-[.B240])*([.A240]-[.B240])" office:value-type="float" office:value="0.000004962932439696" calcext:value-type="float">
            <text:p>4.962932439696E-06</text:p>
          </table:table-cell>
          <table:table-cell table:number-columns-repeated="2"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00356981" calcext:value-type="float">
            <text:p>0.00356981</text:p>
          </table:table-cell>
          <table:table-cell table:formula="of:=[.A241]*[.A241]" office:value-type="float" office:value="0.00000000005462658536" calcext:value-type="float">
            <text:p>5.46265853604E-11</text:p>
          </table:table-cell>
          <table:table-cell table:formula="of:=([.A241]-[.B241])*([.A241]-[.B241])" office:value-type="float" office:value="0.0000126908292740578" calcext:value-type="float">
            <text:p>1.26908292740578E-05</text:p>
          </table:table-cell>
          <table:table-cell table:number-columns-repeated="2"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00474035" calcext:value-type="float">
            <text:p>0.00474035</text:p>
          </table:table-cell>
          <table:table-cell table:formula="of:=[.A242]*[.A242]" office:value-type="float" office:value="0.00000000005462658536" calcext:value-type="float">
            <text:p>5.46265853604E-11</text:p>
          </table:table-cell>
          <table:table-cell table:formula="of:=([.A242]-[.B242])*([.A242]-[.B242])" office:value-type="float" office:value="0.0000224009010849994" calcext:value-type="float">
            <text:p>2.24009010849994E-05</text:p>
          </table:table-cell>
          <table:table-cell table:number-columns-repeated="2"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00584197" calcext:value-type="float">
            <text:p>0.00584197</text:p>
          </table:table-cell>
          <table:table-cell table:formula="of:=[.A243]*[.A243]" office:value-type="float" office:value="0.00000000005462658536" calcext:value-type="float">
            <text:p>5.46265853604E-11</text:p>
          </table:table-cell>
          <table:table-cell table:formula="of:=([.A243]-[.B243])*([.A243]-[.B243])" office:value-type="float" office:value="0.0000340423123406242" calcext:value-type="float">
            <text:p>3.40423123406242E-05</text:p>
          </table:table-cell>
          <table:table-cell table:number-columns-repeated="2"/>
        </table:table-row>
        <table:table-row table:style-name="ro1">
          <table:table-cell office:value-type="float" office:value="0.0000296831" calcext:value-type="float">
            <text:p>0.0000296831</text:p>
          </table:table-cell>
          <table:table-cell office:value-type="float" office:value="0.00156857" calcext:value-type="float">
            <text:p>0.00156857</text:p>
          </table:table-cell>
          <table:table-cell table:formula="of:=[.A244]*[.A244]" office:value-type="float" office:value="0.00000000088108642561" calcext:value-type="float">
            <text:p>8.8108642561E-10</text:p>
          </table:table-cell>
          <table:table-cell table:formula="of:=([.A244]-[.B244])*([.A244]-[.B244])" office:value-type="float" office:value="0.00000236817289099161" calcext:value-type="float">
            <text:p>2.36817289099161E-06</text:p>
          </table:table-cell>
          <table:table-cell table:number-columns-repeated="2"/>
        </table:table-row>
        <table:table-row table:style-name="ro1">
          <table:table-cell office:value-type="float" office:value="0.000283241" calcext:value-type="float">
            <text:p>0.000283241</text:p>
          </table:table-cell>
          <table:table-cell office:value-type="float" office:value="0.000003366" calcext:value-type="float">
            <text:p>0.000003366</text:p>
          </table:table-cell>
          <table:table-cell table:formula="of:=[.A245]*[.A245]" office:value-type="float" office:value="0.000000080225464081" calcext:value-type="float">
            <text:p>8.0225464081E-08</text:p>
          </table:table-cell>
          <table:table-cell table:formula="of:=([.A245]-[.B245])*([.A245]-[.B245])" office:value-type="float" office:value="0.000000078330015625" calcext:value-type="float">
            <text:p>7.8330015625E-08</text:p>
          </table:table-cell>
          <table:table-cell table:number-columns-repeated="2"/>
        </table:table-row>
        <table:table-row table:style-name="ro1">
          <table:table-cell office:value-type="float" office:value="0.0000739694" calcext:value-type="float">
            <text:p>0.0000739694</text:p>
          </table:table-cell>
          <table:table-cell office:value-type="float" office:value="0.0000638554" calcext:value-type="float">
            <text:p>0.0000638554</text:p>
          </table:table-cell>
          <table:table-cell table:formula="of:=[.A246]*[.A246]" office:value-type="float" office:value="0.00000000547147213636" calcext:value-type="float">
            <text:p>5.47147213636E-09</text:p>
          </table:table-cell>
          <table:table-cell table:formula="of:=([.A246]-[.B246])*([.A246]-[.B246])" office:value-type="float" office:value="0.000000000102292996" calcext:value-type="float">
            <text:p>1.02292996E-10</text:p>
          </table:table-cell>
          <table:table-cell table:number-columns-repeated="2"/>
        </table:table-row>
        <table:table-row table:style-name="ro1">
          <table:table-cell office:value-type="float" office:value="0.000216842" calcext:value-type="float">
            <text:p>0.000216842</text:p>
          </table:table-cell>
          <table:table-cell office:value-type="float" office:value="0.000828594" calcext:value-type="float">
            <text:p>0.000828594</text:p>
          </table:table-cell>
          <table:table-cell table:formula="of:=[.A247]*[.A247]" office:value-type="float" office:value="0.000000047020452964" calcext:value-type="float">
            <text:p>4.7020452964E-08</text:p>
          </table:table-cell>
          <table:table-cell table:formula="of:=([.A247]-[.B247])*([.A247]-[.B247])" office:value-type="float" office:value="0.000000374240509504" calcext:value-type="float">
            <text:p>3.74240509504E-07</text:p>
          </table:table-cell>
          <table:table-cell table:number-columns-repeated="2"/>
        </table:table-row>
        <table:table-row table:style-name="ro1">
          <table:table-cell office:value-type="float" office:value="0.000213861" calcext:value-type="float">
            <text:p>0.000213861</text:p>
          </table:table-cell>
          <table:table-cell office:value-type="float" office:value="0.0210961" calcext:value-type="float">
            <text:p>0.0210961</text:p>
          </table:table-cell>
          <table:table-cell table:formula="of:=[.A248]*[.A248]" office:value-type="float" office:value="0.000000045736527321" calcext:value-type="float">
            <text:p>4.5736527321E-08</text:p>
          </table:table-cell>
          <table:table-cell table:formula="of:=([.A248]-[.B248])*([.A248]-[.B248])" office:value-type="float" office:value="0.000436067905653121" calcext:value-type="float">
            <text:p>0.000436067905653121</text:p>
          </table:table-cell>
          <table:table-cell table:number-columns-repeated="2"/>
        </table:table-row>
        <table:table-row table:style-name="ro1">
          <table:table-cell office:value-type="float" office:value="0.00508898" calcext:value-type="float">
            <text:p>0.00508898</text:p>
          </table:table-cell>
          <table:table-cell office:value-type="float" office:value="0.024884" calcext:value-type="float">
            <text:p>0.024884</text:p>
          </table:table-cell>
          <table:table-cell table:formula="of:=[.A249]*[.A249]" office:value-type="float" office:value="0.0000258977174404" calcext:value-type="float">
            <text:p>0.0000258977174404</text:p>
          </table:table-cell>
          <table:table-cell table:formula="of:=([.A249]-[.B249])*([.A249]-[.B249])" office:value-type="float" office:value="0.0003918428168004" calcext:value-type="float">
            <text:p>0.0003918428168004</text:p>
          </table:table-cell>
          <table:table-cell table:number-columns-repeated="2"/>
        </table:table-row>
        <table:table-row table:style-name="ro1">
          <table:table-cell office:value-type="float" office:value="0.00508898" calcext:value-type="float">
            <text:p>0.00508898</text:p>
          </table:table-cell>
          <table:table-cell office:value-type="float" office:value="0.000458332" calcext:value-type="float">
            <text:p>0.000458332</text:p>
          </table:table-cell>
          <table:table-cell table:formula="of:=[.A250]*[.A250]" office:value-type="float" office:value="0.0000258977174404" calcext:value-type="float">
            <text:p>0.0000258977174404</text:p>
          </table:table-cell>
          <table:table-cell table:formula="of:=([.A250]-[.B250])*([.A250]-[.B250])" office:value-type="float" office:value="0.000021442900899904" calcext:value-type="float">
            <text:p>2.1442900899904E-05</text:p>
          </table:table-cell>
          <table:table-cell table:number-columns-repeated="2"/>
        </table:table-row>
        <table:table-row table:style-name="ro1">
          <table:table-cell office:value-type="float" office:value="0.00391698" calcext:value-type="float">
            <text:p>0.00391698</text:p>
          </table:table-cell>
          <table:table-cell office:value-type="float" office:value="0.0431421" calcext:value-type="float">
            <text:p>0.0431421</text:p>
          </table:table-cell>
          <table:table-cell table:formula="of:=[.A251]*[.A251]" office:value-type="float" office:value="0.0000153427323204" calcext:value-type="float">
            <text:p>0.0000153427323204</text:p>
          </table:table-cell>
          <table:table-cell table:formula="of:=([.A251]-[.B251])*([.A251]-[.B251])" office:value-type="float" office:value="0.0015386100390144" calcext:value-type="float">
            <text:p>0.0015386100390144</text:p>
          </table:table-cell>
          <table:table-cell table:number-columns-repeated="2"/>
        </table:table-row>
        <table:table-row table:style-name="ro1">
          <table:table-cell office:value-type="float" office:value="0.00457531" calcext:value-type="float">
            <text:p>0.00457531</text:p>
          </table:table-cell>
          <table:table-cell office:value-type="float" office:value="0.0000265736" calcext:value-type="float">
            <text:p>0.0000265736</text:p>
          </table:table-cell>
          <table:table-cell table:formula="of:=[.A252]*[.A252]" office:value-type="float" office:value="0.0000209334615961" calcext:value-type="float">
            <text:p>0.0000209334615961</text:p>
          </table:table-cell>
          <table:table-cell table:formula="of:=([.A252]-[.B252])*([.A252]-[.B252])" office:value-type="float" office:value="0.000020691002836685" calcext:value-type="float">
            <text:p>2.0691002836685E-05</text:p>
          </table:table-cell>
          <table:table-cell table:number-columns-repeated="2"/>
        </table:table-row>
        <table:table-row table:style-name="ro1">
          <table:table-cell office:value-type="float" office:value="0.00881058" calcext:value-type="float">
            <text:p>0.00881058</text:p>
          </table:table-cell>
          <table:table-cell office:value-type="float" office:value="0.00354046" calcext:value-type="float">
            <text:p>0.00354046</text:p>
          </table:table-cell>
          <table:table-cell table:formula="of:=[.A253]*[.A253]" office:value-type="float" office:value="0.0000776263199364" calcext:value-type="float">
            <text:p>0.0000776263199364</text:p>
          </table:table-cell>
          <table:table-cell table:formula="of:=([.A253]-[.B253])*([.A253]-[.B253])" office:value-type="float" office:value="0.0000277741648144" calcext:value-type="float">
            <text:p>0.0000277741648144</text:p>
          </table:table-cell>
          <table:table-cell table:number-columns-repeated="2"/>
        </table:table-row>
        <table:table-row table:style-name="ro1">
          <table:table-cell office:value-type="float" office:value="0.000849128" calcext:value-type="float">
            <text:p>0.000849128</text:p>
          </table:table-cell>
          <table:table-cell office:value-type="float" office:value="0.0340523" calcext:value-type="float">
            <text:p>0.0340523</text:p>
          </table:table-cell>
          <table:table-cell table:formula="of:=[.A254]*[.A254]" office:value-type="float" office:value="0.000000721018360384" calcext:value-type="float">
            <text:p>7.21018360384E-07</text:p>
          </table:table-cell>
          <table:table-cell table:formula="of:=([.A254]-[.B254])*([.A254]-[.B254])" office:value-type="float" office:value="0.00110245063086158" calcext:value-type="float">
            <text:p>0.00110245063086158</text:p>
          </table:table-cell>
          <table:table-cell table:number-columns-repeated="2"/>
        </table:table-row>
        <table:table-row table:style-name="ro1">
          <table:table-cell office:value-type="float" office:value="0.00275671" calcext:value-type="float">
            <text:p>0.00275671</text:p>
          </table:table-cell>
          <table:table-cell office:value-type="float" office:value="0.112994" calcext:value-type="float">
            <text:p>0.112994</text:p>
          </table:table-cell>
          <table:table-cell table:formula="of:=[.A255]*[.A255]" office:value-type="float" office:value="0.0000075994500241" calcext:value-type="float">
            <text:p>0.0000075994500241</text:p>
          </table:table-cell>
          <table:table-cell table:formula="of:=([.A255]-[.B255])*([.A255]-[.B255])" office:value-type="float" office:value="0.0121522601065441" calcext:value-type="float">
            <text:p>0.0121522601065441</text:p>
          </table:table-cell>
          <table:table-cell table:number-columns-repeated="2"/>
        </table:table-row>
        <table:table-row table:style-name="ro1">
          <table:table-cell office:value-type="float" office:value="0.00891376" calcext:value-type="float">
            <text:p>0.00891376</text:p>
          </table:table-cell>
          <table:table-cell office:value-type="float" office:value="0.100736" calcext:value-type="float">
            <text:p>0.100736</text:p>
          </table:table-cell>
          <table:table-cell table:formula="of:=[.A256]*[.A256]" office:value-type="float" office:value="0.0000794551173376" calcext:value-type="float">
            <text:p>0.0000794551173376</text:p>
          </table:table-cell>
          <table:table-cell table:formula="of:=([.A256]-[.B256])*([.A256]-[.B256])" office:value-type="float" office:value="0.0084313237586176" calcext:value-type="float">
            <text:p>0.0084313237586176</text:p>
          </table:table-cell>
          <table:table-cell table:number-columns-repeated="2"/>
        </table:table-row>
        <table:table-row table:style-name="ro1">
          <table:table-cell office:value-type="float" office:value="0.0385782" calcext:value-type="float">
            <text:p>0.0385782</text:p>
          </table:table-cell>
          <table:table-cell office:value-type="float" office:value="0.00929997" calcext:value-type="float">
            <text:p>0.00929997</text:p>
          </table:table-cell>
          <table:table-cell table:formula="of:=[.A257]*[.A257]" office:value-type="float" office:value="0.00148827751524" calcext:value-type="float">
            <text:p>0.00148827751524</text:p>
          </table:table-cell>
          <table:table-cell table:formula="of:=([.A257]-[.B257])*([.A257]-[.B257])" office:value-type="float" office:value="0.0008572147519329" calcext:value-type="float">
            <text:p>0.0008572147519329</text:p>
          </table:table-cell>
          <table:table-cell table:number-columns-repeated="2"/>
        </table:table-row>
        <table:table-row table:style-name="ro1">
          <table:table-cell office:value-type="float" office:value="0.0371063" calcext:value-type="float">
            <text:p>0.0371063</text:p>
          </table:table-cell>
          <table:table-cell office:value-type="float" office:value="0.0154271" calcext:value-type="float">
            <text:p>0.0154271</text:p>
          </table:table-cell>
          <table:table-cell table:formula="of:=[.A258]*[.A258]" office:value-type="float" office:value="0.00137687749969" calcext:value-type="float">
            <text:p>0.00137687749969</text:p>
          </table:table-cell>
          <table:table-cell table:formula="of:=([.A258]-[.B258])*([.A258]-[.B258])" office:value-type="float" office:value="0.00046998771264" calcext:value-type="float">
            <text:p>0.00046998771264</text:p>
          </table:table-cell>
          <table:table-cell table:number-columns-repeated="2"/>
        </table:table-row>
        <table:table-row table:style-name="ro1">
          <table:table-cell office:value-type="float" office:value="0.0801113" calcext:value-type="float">
            <text:p>0.0801113</text:p>
          </table:table-cell>
          <table:table-cell office:value-type="float" office:value="0.148685" calcext:value-type="float">
            <text:p>0.148685</text:p>
          </table:table-cell>
          <table:table-cell table:formula="of:=[.A259]*[.A259]" office:value-type="float" office:value="0.00641782038769" calcext:value-type="float">
            <text:p>0.00641782038769</text:p>
          </table:table-cell>
          <table:table-cell table:formula="of:=([.A259]-[.B259])*([.A259]-[.B259])" office:value-type="float" office:value="0.00470235233169" calcext:value-type="float">
            <text:p>0.00470235233169</text:p>
          </table:table-cell>
          <table:table-cell table:number-columns-repeated="2"/>
        </table:table-row>
        <table:table-row table:style-name="ro1">
          <table:table-cell office:value-type="float" office:value="0.120852" calcext:value-type="float">
            <text:p>0.120852</text:p>
          </table:table-cell>
          <table:table-cell office:value-type="float" office:value="0.0443866" calcext:value-type="float">
            <text:p>0.0443866</text:p>
          </table:table-cell>
          <table:table-cell table:formula="of:=[.A260]*[.A260]" office:value-type="float" office:value="0.014605205904" calcext:value-type="float">
            <text:p>0.014605205904</text:p>
          </table:table-cell>
          <table:table-cell table:formula="of:=([.A260]-[.B260])*([.A260]-[.B260])" office:value-type="float" office:value="0.00584695739716" calcext:value-type="float">
            <text:p>0.00584695739716</text:p>
          </table:table-cell>
          <table:table-cell table:number-columns-repeated="2"/>
        </table:table-row>
        <table:table-row table:style-name="ro1">
          <table:table-cell office:value-type="float" office:value="0.141562" calcext:value-type="float">
            <text:p>0.141562</text:p>
          </table:table-cell>
          <table:table-cell office:value-type="float" office:value="0.0803454" calcext:value-type="float">
            <text:p>0.0803454</text:p>
          </table:table-cell>
          <table:table-cell table:formula="of:=[.A261]*[.A261]" office:value-type="float" office:value="0.020039799844" calcext:value-type="float">
            <text:p>0.020039799844</text:p>
          </table:table-cell>
          <table:table-cell table:formula="of:=([.A261]-[.B261])*([.A261]-[.B261])" office:value-type="float" office:value="0.00374747211556" calcext:value-type="float">
            <text:p>0.00374747211556</text:p>
          </table:table-cell>
          <table:table-cell table:number-columns-repeated="2"/>
        </table:table-row>
        <table:table-row table:style-name="ro1">
          <table:table-cell office:value-type="float" office:value="0.215282" calcext:value-type="float">
            <text:p>0.215282</text:p>
          </table:table-cell>
          <table:table-cell office:value-type="float" office:value="0.0979066" calcext:value-type="float">
            <text:p>0.0979066</text:p>
          </table:table-cell>
          <table:table-cell table:formula="of:=[.A262]*[.A262]" office:value-type="float" office:value="0.046346339524" calcext:value-type="float">
            <text:p>0.046346339524</text:p>
          </table:table-cell>
          <table:table-cell table:formula="of:=([.A262]-[.B262])*([.A262]-[.B262])" office:value-type="float" office:value="0.01377698452516" calcext:value-type="float">
            <text:p>0.01377698452516</text:p>
          </table:table-cell>
          <table:table-cell table:number-columns-repeated="2"/>
        </table:table-row>
        <table:table-row table:style-name="ro1">
          <table:table-cell office:value-type="float" office:value="0.32708" calcext:value-type="float">
            <text:p>0.32708</text:p>
          </table:table-cell>
          <table:table-cell office:value-type="float" office:value="0.381611" calcext:value-type="float">
            <text:p>0.381611</text:p>
          </table:table-cell>
          <table:table-cell table:formula="of:=[.A263]*[.A263]" office:value-type="float" office:value="0.1069813264" calcext:value-type="float">
            <text:p>0.1069813264</text:p>
          </table:table-cell>
          <table:table-cell table:formula="of:=([.A263]-[.B263])*([.A263]-[.B263])" office:value-type="float" office:value="0.002973629961" calcext:value-type="float">
            <text:p>0.002973629961</text:p>
          </table:table-cell>
          <table:table-cell table:number-columns-repeated="2"/>
        </table:table-row>
        <table:table-row table:style-name="ro1">
          <table:table-cell office:value-type="float" office:value="0.280414" calcext:value-type="float">
            <text:p>0.280414</text:p>
          </table:table-cell>
          <table:table-cell office:value-type="float" office:value="0.392456" calcext:value-type="float">
            <text:p>0.392456</text:p>
          </table:table-cell>
          <table:table-cell table:formula="of:=[.A264]*[.A264]" office:value-type="float" office:value="0.078632011396" calcext:value-type="float">
            <text:p>0.078632011396</text:p>
          </table:table-cell>
          <table:table-cell table:formula="of:=([.A264]-[.B264])*([.A264]-[.B264])" office:value-type="float" office:value="0.012553409764" calcext:value-type="float">
            <text:p>0.012553409764</text:p>
          </table:table-cell>
          <table:table-cell table:number-columns-repeated="2"/>
        </table:table-row>
        <table:table-row table:style-name="ro1">
          <table:table-cell office:value-type="float" office:value="0.549741" calcext:value-type="float">
            <text:p>0.549741</text:p>
          </table:table-cell>
          <table:table-cell office:value-type="float" office:value="0.238616" calcext:value-type="float">
            <text:p>0.238616</text:p>
          </table:table-cell>
          <table:table-cell table:formula="of:=[.A265]*[.A265]" office:value-type="float" office:value="0.302215167081" calcext:value-type="float">
            <text:p>0.302215167081</text:p>
          </table:table-cell>
          <table:table-cell table:formula="of:=([.A265]-[.B265])*([.A265]-[.B265])" office:value-type="float" office:value="0.096798765625" calcext:value-type="float">
            <text:p>0.096798765625</text:p>
          </table:table-cell>
          <table:table-cell table:number-columns-repeated="2"/>
        </table:table-row>
        <table:table-row table:style-name="ro1">
          <table:table-cell office:value-type="float" office:value="0.580482" calcext:value-type="float">
            <text:p>0.580482</text:p>
          </table:table-cell>
          <table:table-cell office:value-type="float" office:value="0.310748" calcext:value-type="float">
            <text:p>0.310748</text:p>
          </table:table-cell>
          <table:table-cell table:formula="of:=[.A266]*[.A266]" office:value-type="float" office:value="0.336959352324" calcext:value-type="float">
            <text:p>0.336959352324</text:p>
          </table:table-cell>
          <table:table-cell table:formula="of:=([.A266]-[.B266])*([.A266]-[.B266])" office:value-type="float" office:value="0.072756430756" calcext:value-type="float">
            <text:p>0.072756430756</text:p>
          </table:table-cell>
          <table:table-cell table:number-columns-repeated="2"/>
        </table:table-row>
        <table:table-row table:style-name="ro1">
          <table:table-cell office:value-type="float" office:value="0.679861" calcext:value-type="float">
            <text:p>0.679861</text:p>
          </table:table-cell>
          <table:table-cell office:value-type="float" office:value="0.301982" calcext:value-type="float">
            <text:p>0.301982</text:p>
          </table:table-cell>
          <table:table-cell table:formula="of:=[.A267]*[.A267]" office:value-type="float" office:value="0.462210979321" calcext:value-type="float">
            <text:p>0.462210979321</text:p>
          </table:table-cell>
          <table:table-cell table:formula="of:=([.A267]-[.B267])*([.A267]-[.B267])" office:value-type="float" office:value="0.142792538641" calcext:value-type="float">
            <text:p>0.142792538641</text:p>
          </table:table-cell>
          <table:table-cell table:number-columns-repeated="2"/>
        </table:table-row>
        <table:table-row table:style-name="ro1">
          <table:table-cell office:value-type="float" office:value="0.747252" calcext:value-type="float">
            <text:p>0.747252</text:p>
          </table:table-cell>
          <table:table-cell office:value-type="float" office:value="0.583732" calcext:value-type="float">
            <text:p>0.583732</text:p>
          </table:table-cell>
          <table:table-cell table:formula="of:=[.A268]*[.A268]" office:value-type="float" office:value="0.558385551504" calcext:value-type="float">
            <text:p>0.558385551504</text:p>
          </table:table-cell>
          <table:table-cell table:formula="of:=([.A268]-[.B268])*([.A268]-[.B268])" office:value-type="float" office:value="0.0267387904" calcext:value-type="float">
            <text:p>0.0267387904</text:p>
          </table:table-cell>
          <table:table-cell table:number-columns-repeated="2"/>
        </table:table-row>
        <table:table-row table:style-name="ro1">
          <table:table-cell office:value-type="float" office:value="0.823763" calcext:value-type="float">
            <text:p>0.823763</text:p>
          </table:table-cell>
          <table:table-cell office:value-type="float" office:value="0.542384" calcext:value-type="float">
            <text:p>0.542384</text:p>
          </table:table-cell>
          <table:table-cell table:formula="of:=[.A269]*[.A269]" office:value-type="float" office:value="0.678585480169" calcext:value-type="float">
            <text:p>0.678585480169</text:p>
          </table:table-cell>
          <table:table-cell table:formula="of:=([.A269]-[.B269])*([.A269]-[.B269])" office:value-type="float" office:value="0.079174141641" calcext:value-type="float">
            <text:p>0.079174141641</text:p>
          </table:table-cell>
          <table:table-cell table:number-columns-repeated="2"/>
        </table:table-row>
        <table:table-row table:style-name="ro1">
          <table:table-cell office:value-type="float" office:value="0.964347" calcext:value-type="float">
            <text:p>0.964347</text:p>
          </table:table-cell>
          <table:table-cell office:value-type="float" office:value="0.829258" calcext:value-type="float">
            <text:p>0.829258</text:p>
          </table:table-cell>
          <table:table-cell table:formula="of:=[.A270]*[.A270]" office:value-type="float" office:value="0.929965136409" calcext:value-type="float">
            <text:p>0.929965136409</text:p>
          </table:table-cell>
          <table:table-cell table:formula="of:=([.A270]-[.B270])*([.A270]-[.B270])" office:value-type="float" office:value="0.018249037921" calcext:value-type="float">
            <text:p>0.018249037921</text:p>
          </table:table-cell>
          <table:table-cell table:number-columns-repeated="2"/>
        </table:table-row>
        <table:table-row table:style-name="ro1">
          <table:table-cell office:value-type="float" office:value="0.964346" calcext:value-type="float">
            <text:p>0.964346</text:p>
          </table:table-cell>
          <table:table-cell office:value-type="float" office:value="0.909173" calcext:value-type="float">
            <text:p>0.909173</text:p>
          </table:table-cell>
          <table:table-cell table:formula="of:=[.A271]*[.A271]" office:value-type="float" office:value="0.929963207716" calcext:value-type="float">
            <text:p>0.929963207716</text:p>
          </table:table-cell>
          <table:table-cell table:formula="of:=([.A271]-[.B271])*([.A271]-[.B271])" office:value-type="float" office:value="0.003044059929" calcext:value-type="float">
            <text:p>0.003044059929</text:p>
          </table:table-cell>
          <table:table-cell table:number-columns-repeated="2"/>
        </table:table-row>
        <table:table-row table:style-name="ro1">
          <table:table-cell office:value-type="float" office:value="0.964346" calcext:value-type="float">
            <text:p>0.964346</text:p>
          </table:table-cell>
          <table:table-cell office:value-type="float" office:value="0.968196" calcext:value-type="float">
            <text:p>0.968196</text:p>
          </table:table-cell>
          <table:table-cell table:formula="of:=[.A272]*[.A272]" office:value-type="float" office:value="0.929963207716" calcext:value-type="float">
            <text:p>0.929963207716</text:p>
          </table:table-cell>
          <table:table-cell table:formula="of:=([.A272]-[.B272])*([.A272]-[.B272])" office:value-type="float" office:value="0.0000148224999999993" calcext:value-type="float">
            <text:p>1.48224999999993E-05</text:p>
          </table:table-cell>
          <table:table-cell table:number-columns-repeated="2"/>
        </table:table-row>
        <table:table-row table:style-name="ro1">
          <table:table-cell office:value-type="float" office:value="0.964347" calcext:value-type="float">
            <text:p>0.964347</text:p>
          </table:table-cell>
          <table:table-cell office:value-type="float" office:value="0.98145" calcext:value-type="float">
            <text:p>0.98145</text:p>
          </table:table-cell>
          <table:table-cell table:formula="of:=[.A273]*[.A273]" office:value-type="float" office:value="0.929965136409" calcext:value-type="float">
            <text:p>0.929965136409</text:p>
          </table:table-cell>
          <table:table-cell table:formula="of:=([.A273]-[.B273])*([.A273]-[.B273])" office:value-type="float" office:value="0.000292512609000003" calcext:value-type="float">
            <text:p>0.000292512609000003</text:p>
          </table:table-cell>
          <table:table-cell table:number-columns-repeated="2"/>
        </table:table-row>
        <table:table-row table:style-name="ro1">
          <table:table-cell office:value-type="float" office:value="0.964347" calcext:value-type="float">
            <text:p>0.964347</text:p>
          </table:table-cell>
          <table:table-cell office:value-type="float" office:value="0.999997" calcext:value-type="float">
            <text:p>0.999997</text:p>
          </table:table-cell>
          <table:table-cell table:formula="of:=[.A274]*[.A274]" office:value-type="float" office:value="0.929965136409" calcext:value-type="float">
            <text:p>0.929965136409</text:p>
          </table:table-cell>
          <table:table-cell table:formula="of:=([.A274]-[.B274])*([.A274]-[.B274])" office:value-type="float" office:value="0.00127092250000001" calcext:value-type="float">
            <text:p>0.00127092250000001</text:p>
          </table:table-cell>
          <table:table-cell table:number-columns-repeated="2"/>
        </table:table-row>
        <table:table-row table:style-name="ro1">
          <table:table-cell office:value-type="float" office:value="0.00000590086" calcext:value-type="float">
            <text:p>0.00000590086</text:p>
          </table:table-cell>
          <table:table-cell office:value-type="float" office:value="0.00000000051694" calcext:value-type="float">
            <text:p>5.1694E-10</text:p>
          </table:table-cell>
          <table:table-cell table:formula="of:=[.A275]*[.A275]" office:value-type="float" office:value="0.00000000003482014874" calcext:value-type="float">
            <text:p>3.48201487396E-11</text:p>
          </table:table-cell>
          <table:table-cell table:formula="of:=([.A275]-[.B275])*([.A275]-[.B275])" office:value-type="float" office:value="0.00000000003481404823" calcext:value-type="float">
            <text:p>3.48140482256902E-11</text:p>
          </table:table-cell>
          <table:table-cell table:number-columns-repeated="2"/>
        </table:table-row>
        <table:table-row table:style-name="ro1">
          <table:table-cell office:value-type="float" office:value="0.0000131726" calcext:value-type="float">
            <text:p>0.0000131726</text:p>
          </table:table-cell>
          <table:table-cell office:value-type="float" office:value="0.000204468" calcext:value-type="float">
            <text:p>0.000204468</text:p>
          </table:table-cell>
          <table:table-cell table:formula="of:=[.A276]*[.A276]" office:value-type="float" office:value="0.00000000017351739076" calcext:value-type="float">
            <text:p>1.7351739076E-10</text:p>
          </table:table-cell>
          <table:table-cell table:formula="of:=([.A276]-[.B276])*([.A276]-[.B276])" office:value-type="float" office:value="0.00000003659393006116" calcext:value-type="float">
            <text:p>3.659393006116E-08</text:p>
          </table:table-cell>
          <table:table-cell table:number-columns-repeated="2"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0000521157" calcext:value-type="float">
            <text:p>0.0000521157</text:p>
          </table:table-cell>
          <table:table-cell table:formula="of:=[.A277]*[.A277]" office:value-type="float" office:value="0.00000000003007019798" calcext:value-type="float">
            <text:p>3.00701979769E-11</text:p>
          </table:table-cell>
          <table:table-cell table:formula="of:=([.A277]-[.B277])*([.A277]-[.B277])" office:value-type="float" office:value="0.00000000217454995248" calcext:value-type="float">
            <text:p>2.1745499524849E-09</text:p>
          </table:table-cell>
          <table:table-cell table:number-columns-repeated="2"/>
        </table:table-row>
        <table:table-row table:style-name="ro1">
          <table:table-cell office:value-type="float" office:value="0.0000975728" calcext:value-type="float">
            <text:p>0.0000975728</text:p>
          </table:table-cell>
          <table:table-cell office:value-type="float" office:value="0.0000000563732" calcext:value-type="float">
            <text:p>0.0000000563732</text:p>
          </table:table-cell>
          <table:table-cell table:formula="of:=[.A278]*[.A278]" office:value-type="float" office:value="0.00000000952045129984" calcext:value-type="float">
            <text:p>9.52045129984E-09</text:p>
          </table:table-cell>
          <table:table-cell table:formula="of:=([.A278]-[.B278])*([.A278]-[.B278])" office:value-type="float" office:value="0.00000000950945349584" calcext:value-type="float">
            <text:p>9.50945349583976E-09</text:p>
          </table:table-cell>
          <table:table-cell table:number-columns-repeated="2"/>
        </table:table-row>
        <table:table-row table:style-name="ro1">
          <table:table-cell office:value-type="float" office:value="0.0000975728" calcext:value-type="float">
            <text:p>0.0000975728</text:p>
          </table:table-cell>
          <table:table-cell office:value-type="float" office:value="0.000000834858" calcext:value-type="float">
            <text:p>0.000000834858</text:p>
          </table:table-cell>
          <table:table-cell table:formula="of:=[.A279]*[.A279]" office:value-type="float" office:value="0.00000000952045129984" calcext:value-type="float">
            <text:p>9.52045129984E-09</text:p>
          </table:table-cell>
          <table:table-cell table:formula="of:=([.A279]-[.B279])*([.A279]-[.B279])" office:value-type="float" office:value="0.0000000093582294224" calcext:value-type="float">
            <text:p>9.35822942239536E-09</text:p>
          </table:table-cell>
          <table:table-cell table:number-columns-repeated="2"/>
        </table:table-row>
        <table:table-row table:style-name="ro1">
          <table:table-cell office:value-type="float" office:value="0.000020802" calcext:value-type="float">
            <text:p>0.000020802</text:p>
          </table:table-cell>
          <table:table-cell office:value-type="float" office:value="0.00000212405" calcext:value-type="float">
            <text:p>0.00000212405</text:p>
          </table:table-cell>
          <table:table-cell table:formula="of:=[.A280]*[.A280]" office:value-type="float" office:value="0.000000000432723204" calcext:value-type="float">
            <text:p>4.32723204E-10</text:p>
          </table:table-cell>
          <table:table-cell table:formula="of:=([.A280]-[.B280])*([.A280]-[.B280])" office:value-type="float" office:value="0.0000000003488658162" calcext:value-type="float">
            <text:p>3.488658162025E-10</text:p>
          </table:table-cell>
          <table:table-cell table:number-columns-repeated="2"/>
        </table:table-row>
        <table:table-row table:style-name="ro1">
          <table:table-cell office:value-type="float" office:value="0.000357568" calcext:value-type="float">
            <text:p>0.000357568</text:p>
          </table:table-cell>
          <table:table-cell office:value-type="float" office:value="0.000940667" calcext:value-type="float">
            <text:p>0.000940667</text:p>
          </table:table-cell>
          <table:table-cell table:formula="of:=[.A281]*[.A281]" office:value-type="float" office:value="0.000000127854874624" calcext:value-type="float">
            <text:p>1.27854874624E-07</text:p>
          </table:table-cell>
          <table:table-cell table:formula="of:=([.A281]-[.B281])*([.A281]-[.B281])" office:value-type="float" office:value="0.000000340004443801" calcext:value-type="float">
            <text:p>3.40004443801E-07</text:p>
          </table:table-cell>
          <table:table-cell table:number-columns-repeated="2"/>
        </table:table-row>
        <table:table-row table:style-name="ro1">
          <table:table-cell office:value-type="float" office:value="0.000138879" calcext:value-type="float">
            <text:p>0.000138879</text:p>
          </table:table-cell>
          <table:table-cell office:value-type="float" office:value="0.00279126" calcext:value-type="float">
            <text:p>0.00279126</text:p>
          </table:table-cell>
          <table:table-cell table:formula="of:=[.A282]*[.A282]" office:value-type="float" office:value="0.000000019287376641" calcext:value-type="float">
            <text:p>1.9287376641E-08</text:p>
          </table:table-cell>
          <table:table-cell table:formula="of:=([.A282]-[.B282])*([.A282]-[.B282])" office:value-type="float" office:value="0.000007035124969161" calcext:value-type="float">
            <text:p>7.035124969161E-06</text:p>
          </table:table-cell>
          <table:table-cell table:number-columns-repeated="2"/>
        </table:table-row>
        <table:table-row table:style-name="ro1">
          <table:table-cell office:value-type="float" office:value="0.0000145435" calcext:value-type="float">
            <text:p>0.0000145435</text:p>
          </table:table-cell>
          <table:table-cell office:value-type="float" office:value="0.0000030662" calcext:value-type="float">
            <text:p>0.0000030662</text:p>
          </table:table-cell>
          <table:table-cell table:formula="of:=[.A283]*[.A283]" office:value-type="float" office:value="0.00000000021151339225" calcext:value-type="float">
            <text:p>2.1151339225E-10</text:p>
          </table:table-cell>
          <table:table-cell table:formula="of:=([.A283]-[.B283])*([.A283]-[.B283])" office:value-type="float" office:value="0.00000000013172841529" calcext:value-type="float">
            <text:p>1.3172841529E-10</text:p>
          </table:table-cell>
          <table:table-cell table:number-columns-repeated="2"/>
        </table:table-row>
        <table:table-row table:style-name="ro1">
          <table:table-cell office:value-type="float" office:value="0.000225604" calcext:value-type="float">
            <text:p>0.000225604</text:p>
          </table:table-cell>
          <table:table-cell office:value-type="float" office:value="0.00117591" calcext:value-type="float">
            <text:p>0.00117591</text:p>
          </table:table-cell>
          <table:table-cell table:formula="of:=[.A284]*[.A284]" office:value-type="float" office:value="0.000000050897164816" calcext:value-type="float">
            <text:p>5.0897164816E-08</text:p>
          </table:table-cell>
          <table:table-cell table:formula="of:=([.A284]-[.B284])*([.A284]-[.B284])" office:value-type="float" office:value="0.000000903081493636" calcext:value-type="float">
            <text:p>9.03081493636E-07</text:p>
          </table:table-cell>
          <table:table-cell table:number-columns-repeated="2"/>
        </table:table-row>
        <table:table-row table:style-name="ro1">
          <table:table-cell office:value-type="float" office:value="0.0000955462" calcext:value-type="float">
            <text:p>0.0000955462</text:p>
          </table:table-cell>
          <table:table-cell office:value-type="float" office:value="0.0278392" calcext:value-type="float">
            <text:p>0.0278392</text:p>
          </table:table-cell>
          <table:table-cell table:formula="of:=[.A285]*[.A285]" office:value-type="float" office:value="0.00000000912907633444" calcext:value-type="float">
            <text:p>9.12907633444E-09</text:p>
          </table:table-cell>
          <table:table-cell table:formula="of:=([.A285]-[.B285])*([.A285]-[.B285])" office:value-type="float" office:value="0.000769710326174254" calcext:value-type="float">
            <text:p>0.000769710326174254</text:p>
          </table:table-cell>
          <table:table-cell table:number-columns-repeated="2"/>
        </table:table-row>
        <table:table-row table:style-name="ro1">
          <table:table-cell office:value-type="float" office:value="0.000412405" calcext:value-type="float">
            <text:p>0.000412405</text:p>
          </table:table-cell>
          <table:table-cell office:value-type="float" office:value="0.000000396031" calcext:value-type="float">
            <text:p>0.000000396031</text:p>
          </table:table-cell>
          <table:table-cell table:formula="of:=[.A286]*[.A286]" office:value-type="float" office:value="0.000000170077884025" calcext:value-type="float">
            <text:p>1.70077884025E-07</text:p>
          </table:table-cell>
          <table:table-cell table:formula="of:=([.A286]-[.B286])*([.A286]-[.B286])" office:value-type="float" office:value="0.00000016975139053644" calcext:value-type="float">
            <text:p>1.69751390536443E-07</text:p>
          </table:table-cell>
          <table:table-cell table:number-columns-repeated="2"/>
        </table:table-row>
        <table:table-row table:style-name="ro1">
          <table:table-cell office:value-type="float" office:value="0.000412405" calcext:value-type="float">
            <text:p>0.000412405</text:p>
          </table:table-cell>
          <table:table-cell office:value-type="float" office:value="0.000235575" calcext:value-type="float">
            <text:p>0.000235575</text:p>
          </table:table-cell>
          <table:table-cell table:formula="of:=[.A287]*[.A287]" office:value-type="float" office:value="0.000000170077884025" calcext:value-type="float">
            <text:p>1.70077884025E-07</text:p>
          </table:table-cell>
          <table:table-cell table:formula="of:=([.A287]-[.B287])*([.A287]-[.B287])" office:value-type="float" office:value="0.0000000312688489" calcext:value-type="float">
            <text:p>0.0000000312688489</text:p>
          </table:table-cell>
          <table:table-cell table:number-columns-repeated="2"/>
        </table:table-row>
        <table:table-row table:style-name="ro1">
          <table:table-cell office:value-type="float" office:value="0.000412405" calcext:value-type="float">
            <text:p>0.000412405</text:p>
          </table:table-cell>
          <table:table-cell office:value-type="float" office:value="0.00650346" calcext:value-type="float">
            <text:p>0.00650346</text:p>
          </table:table-cell>
          <table:table-cell table:formula="of:=[.A288]*[.A288]" office:value-type="float" office:value="0.000000170077884025" calcext:value-type="float">
            <text:p>1.70077884025E-07</text:p>
          </table:table-cell>
          <table:table-cell table:formula="of:=([.A288]-[.B288])*([.A288]-[.B288])" office:value-type="float" office:value="0.000037100951013025" calcext:value-type="float">
            <text:p>3.7100951013025E-05</text:p>
          </table:table-cell>
          <table:table-cell table:number-columns-repeated="2"/>
        </table:table-row>
        <table:table-row table:style-name="ro1">
          <table:table-cell office:value-type="float" office:value="0.000224054" calcext:value-type="float">
            <text:p>0.000224054</text:p>
          </table:table-cell>
          <table:table-cell office:value-type="float" office:value="0.00213897" calcext:value-type="float">
            <text:p>0.00213897</text:p>
          </table:table-cell>
          <table:table-cell table:formula="of:=[.A289]*[.A289]" office:value-type="float" office:value="0.000000050200194916" calcext:value-type="float">
            <text:p>5.0200194916E-08</text:p>
          </table:table-cell>
          <table:table-cell table:formula="of:=([.A289]-[.B289])*([.A289]-[.B289])" office:value-type="float" office:value="0.000003666903287056" calcext:value-type="float">
            <text:p>3.666903287056E-06</text:p>
          </table:table-cell>
          <table:table-cell table:number-columns-repeated="2"/>
        </table:table-row>
        <table:table-row table:style-name="ro1">
          <table:table-cell office:value-type="float" office:value="0.000807524" calcext:value-type="float">
            <text:p>0.000807524</text:p>
          </table:table-cell>
          <table:table-cell office:value-type="float" office:value="0.00296406" calcext:value-type="float">
            <text:p>0.00296406</text:p>
          </table:table-cell>
          <table:table-cell table:formula="of:=[.A290]*[.A290]" office:value-type="float" office:value="0.000000652095010576" calcext:value-type="float">
            <text:p>6.52095010576E-07</text:p>
          </table:table-cell>
          <table:table-cell table:formula="of:=([.A290]-[.B290])*([.A290]-[.B290])" office:value-type="float" office:value="0.000004650647519296" calcext:value-type="float">
            <text:p>4.650647519296E-06</text:p>
          </table:table-cell>
          <table:table-cell table:number-columns-repeated="2"/>
        </table:table-row>
        <table:table-row table:style-name="ro1">
          <table:table-cell office:value-type="float" office:value="0.0000659823" calcext:value-type="float">
            <text:p>0.0000659823</text:p>
          </table:table-cell>
          <table:table-cell office:value-type="float" office:value="0.00020331" calcext:value-type="float">
            <text:p>0.00020331</text:p>
          </table:table-cell>
          <table:table-cell table:formula="of:=[.A291]*[.A291]" office:value-type="float" office:value="0.00000000435366391329" calcext:value-type="float">
            <text:p>4.35366391329E-09</text:p>
          </table:table-cell>
          <table:table-cell table:formula="of:=([.A291]-[.B291])*([.A291]-[.B291])" office:value-type="float" office:value="0.00000001885889718729" calcext:value-type="float">
            <text:p>1.885889718729E-08</text:p>
          </table:table-cell>
          <table:table-cell table:number-columns-repeated="2"/>
        </table:table-row>
        <table:table-row table:style-name="ro1">
          <table:table-cell office:value-type="float" office:value="0.00725448" calcext:value-type="float">
            <text:p>0.00725448</text:p>
          </table:table-cell>
          <table:table-cell office:value-type="float" office:value="0.00842908" calcext:value-type="float">
            <text:p>0.00842908</text:p>
          </table:table-cell>
          <table:table-cell table:formula="of:=[.A292]*[.A292]" office:value-type="float" office:value="0.0000526274800704" calcext:value-type="float">
            <text:p>0.0000526274800704</text:p>
          </table:table-cell>
          <table:table-cell table:formula="of:=([.A292]-[.B292])*([.A292]-[.B292])" office:value-type="float" office:value="0.00000137968516" calcext:value-type="float">
            <text:p>0.00000137968516</text:p>
          </table:table-cell>
          <table:table-cell table:number-columns-repeated="2"/>
        </table:table-row>
        <table:table-row table:style-name="ro1">
          <table:table-cell office:value-type="float" office:value="0.00725448" calcext:value-type="float">
            <text:p>0.00725448</text:p>
          </table:table-cell>
          <table:table-cell office:value-type="float" office:value="0.0506673" calcext:value-type="float">
            <text:p>0.0506673</text:p>
          </table:table-cell>
          <table:table-cell table:formula="of:=[.A293]*[.A293]" office:value-type="float" office:value="0.0000526274800704" calcext:value-type="float">
            <text:p>0.0000526274800704</text:p>
          </table:table-cell>
          <table:table-cell table:formula="of:=([.A293]-[.B293])*([.A293]-[.B293])" office:value-type="float" office:value="0.0018846729403524" calcext:value-type="float">
            <text:p>0.0018846729403524</text:p>
          </table:table-cell>
          <table:table-cell table:number-columns-repeated="2"/>
        </table:table-row>
        <table:table-row table:style-name="ro1">
          <table:table-cell office:value-type="float" office:value="0.0875566" calcext:value-type="float">
            <text:p>0.0875566</text:p>
          </table:table-cell>
          <table:table-cell office:value-type="float" office:value="0.00519265" calcext:value-type="float">
            <text:p>0.00519265</text:p>
          </table:table-cell>
          <table:table-cell table:formula="of:=[.A294]*[.A294]" office:value-type="float" office:value="0.00766615820356" calcext:value-type="float">
            <text:p>0.00766615820356</text:p>
          </table:table-cell>
          <table:table-cell table:formula="of:=([.A294]-[.B294])*([.A294]-[.B294])" office:value-type="float" office:value="0.0067838202596025" calcext:value-type="float">
            <text:p>0.0067838202596025</text:p>
          </table:table-cell>
          <table:table-cell table:number-columns-repeated="2"/>
        </table:table-row>
        <table:table-row table:style-name="ro1">
          <table:table-cell office:value-type="float" office:value="0.101773" calcext:value-type="float">
            <text:p>0.101773</text:p>
          </table:table-cell>
          <table:table-cell office:value-type="float" office:value="0.0638052" calcext:value-type="float">
            <text:p>0.0638052</text:p>
          </table:table-cell>
          <table:table-cell table:formula="of:=[.A295]*[.A295]" office:value-type="float" office:value="0.010357743529" calcext:value-type="float">
            <text:p>0.010357743529</text:p>
          </table:table-cell>
          <table:table-cell table:formula="of:=([.A295]-[.B295])*([.A295]-[.B295])" office:value-type="float" office:value="0.00144155383684" calcext:value-type="float">
            <text:p>0.00144155383684</text:p>
          </table:table-cell>
          <table:table-cell table:number-columns-repeated="2"/>
        </table:table-row>
        <table:table-row table:style-name="ro1">
          <table:table-cell office:value-type="float" office:value="0.0858966" calcext:value-type="float">
            <text:p>0.0858966</text:p>
          </table:table-cell>
          <table:table-cell office:value-type="float" office:value="0.000705134" calcext:value-type="float">
            <text:p>0.000705134</text:p>
          </table:table-cell>
          <table:table-cell table:formula="of:=[.A296]*[.A296]" office:value-type="float" office:value="0.00737822589156" calcext:value-type="float">
            <text:p>0.00737822589156</text:p>
          </table:table-cell>
          <table:table-cell table:formula="of:=([.A296]-[.B296])*([.A296]-[.B296])" office:value-type="float" office:value="0.00725758587922916" calcext:value-type="float">
            <text:p>0.00725758587922916</text:p>
          </table:table-cell>
          <table:table-cell table:number-columns-repeated="2"/>
        </table:table-row>
        <table:table-row table:style-name="ro1">
          <table:table-cell office:value-type="float" office:value="0.173006" calcext:value-type="float">
            <text:p>0.173006</text:p>
          </table:table-cell>
          <table:table-cell office:value-type="float" office:value="0.0785043" calcext:value-type="float">
            <text:p>0.0785043</text:p>
          </table:table-cell>
          <table:table-cell table:formula="of:=[.A297]*[.A297]" office:value-type="float" office:value="0.029931076036" calcext:value-type="float">
            <text:p>0.029931076036</text:p>
          </table:table-cell>
          <table:table-cell table:formula="of:=([.A297]-[.B297])*([.A297]-[.B297])" office:value-type="float" office:value="0.00893057130289" calcext:value-type="float">
            <text:p>0.00893057130289</text:p>
          </table:table-cell>
          <table:table-cell table:number-columns-repeated="2"/>
        </table:table-row>
        <table:table-row table:style-name="ro1">
          <table:table-cell office:value-type="float" office:value="0.339507" calcext:value-type="float">
            <text:p>0.339507</text:p>
          </table:table-cell>
          <table:table-cell office:value-type="float" office:value="0.0291663" calcext:value-type="float">
            <text:p>0.0291663</text:p>
          </table:table-cell>
          <table:table-cell table:formula="of:=[.A298]*[.A298]" office:value-type="float" office:value="0.115265003049" calcext:value-type="float">
            <text:p>0.115265003049</text:p>
          </table:table-cell>
          <table:table-cell table:formula="of:=([.A298]-[.B298])*([.A298]-[.B298])" office:value-type="float" office:value="0.09631135007649" calcext:value-type="float">
            <text:p>0.09631135007649</text:p>
          </table:table-cell>
          <table:table-cell table:number-columns-repeated="2"/>
        </table:table-row>
        <table:table-row table:style-name="ro1">
          <table:table-cell office:value-type="float" office:value="0.41633" calcext:value-type="float">
            <text:p>0.41633</text:p>
          </table:table-cell>
          <table:table-cell office:value-type="float" office:value="0.0615752" calcext:value-type="float">
            <text:p>0.0615752</text:p>
          </table:table-cell>
          <table:table-cell table:formula="of:=[.A299]*[.A299]" office:value-type="float" office:value="0.1733306689" calcext:value-type="float">
            <text:p>0.1733306689</text:p>
          </table:table-cell>
          <table:table-cell table:formula="of:=([.A299]-[.B299])*([.A299]-[.B299])" office:value-type="float" office:value="0.12585096812304" calcext:value-type="float">
            <text:p>0.12585096812304</text:p>
          </table:table-cell>
          <table:table-cell table:number-columns-repeated="2"/>
        </table:table-row>
        <table:table-row table:style-name="ro1">
          <table:table-cell office:value-type="float" office:value="0.497234" calcext:value-type="float">
            <text:p>0.497234</text:p>
          </table:table-cell>
          <table:table-cell office:value-type="float" office:value="0.166896" calcext:value-type="float">
            <text:p>0.166896</text:p>
          </table:table-cell>
          <table:table-cell table:formula="of:=[.A300]*[.A300]" office:value-type="float" office:value="0.247241650756" calcext:value-type="float">
            <text:p>0.247241650756</text:p>
          </table:table-cell>
          <table:table-cell table:formula="of:=([.A300]-[.B300])*([.A300]-[.B300])" office:value-type="float" office:value="0.109123194244" calcext:value-type="float">
            <text:p>0.109123194244</text:p>
          </table:table-cell>
          <table:table-cell table:number-columns-repeated="2"/>
        </table:table-row>
        <table:table-row table:style-name="ro1">
          <table:table-cell office:value-type="float" office:value="0.497234" calcext:value-type="float">
            <text:p>0.497234</text:p>
          </table:table-cell>
          <table:table-cell office:value-type="float" office:value="0.193664" calcext:value-type="float">
            <text:p>0.193664</text:p>
          </table:table-cell>
          <table:table-cell table:formula="of:=[.A301]*[.A301]" office:value-type="float" office:value="0.247241650756" calcext:value-type="float">
            <text:p>0.247241650756</text:p>
          </table:table-cell>
          <table:table-cell table:formula="of:=([.A301]-[.B301])*([.A301]-[.B301])" office:value-type="float" office:value="0.0921547449" calcext:value-type="float">
            <text:p>0.0921547449</text:p>
          </table:table-cell>
          <table:table-cell table:number-columns-repeated="2"/>
        </table:table-row>
        <table:table-row table:style-name="ro1">
          <table:table-cell office:value-type="float" office:value="0.497234" calcext:value-type="float">
            <text:p>0.497234</text:p>
          </table:table-cell>
          <table:table-cell office:value-type="float" office:value="0.201268" calcext:value-type="float">
            <text:p>0.201268</text:p>
          </table:table-cell>
          <table:table-cell table:formula="of:=[.A302]*[.A302]" office:value-type="float" office:value="0.247241650756" calcext:value-type="float">
            <text:p>0.247241650756</text:p>
          </table:table-cell>
          <table:table-cell table:formula="of:=([.A302]-[.B302])*([.A302]-[.B302])" office:value-type="float" office:value="0.087595873156" calcext:value-type="float">
            <text:p>0.087595873156</text:p>
          </table:table-cell>
          <table:table-cell table:number-columns-repeated="2"/>
        </table:table-row>
        <table:table-row table:style-name="ro1">
          <table:table-cell office:value-type="float" office:value="0.497234" calcext:value-type="float">
            <text:p>0.497234</text:p>
          </table:table-cell>
          <table:table-cell office:value-type="float" office:value="0.489385" calcext:value-type="float">
            <text:p>0.489385</text:p>
          </table:table-cell>
          <table:table-cell table:formula="of:=[.A303]*[.A303]" office:value-type="float" office:value="0.247241650756" calcext:value-type="float">
            <text:p>0.247241650756</text:p>
          </table:table-cell>
          <table:table-cell table:formula="of:=([.A303]-[.B303])*([.A303]-[.B303])" office:value-type="float" office:value="0.0000616068009999999" calcext:value-type="float">
            <text:p>0.0000616068009999999</text:p>
          </table:table-cell>
          <table:table-cell table:number-columns-repeated="2"/>
        </table:table-row>
        <table:table-row table:style-name="ro1">
          <table:table-cell office:value-type="float" office:value="0.497234" calcext:value-type="float">
            <text:p>0.497234</text:p>
          </table:table-cell>
          <table:table-cell office:value-type="float" office:value="0.510063" calcext:value-type="float">
            <text:p>0.510063</text:p>
          </table:table-cell>
          <table:table-cell table:formula="of:=[.A304]*[.A304]" office:value-type="float" office:value="0.247241650756" calcext:value-type="float">
            <text:p>0.247241650756</text:p>
          </table:table-cell>
          <table:table-cell table:formula="of:=([.A304]-[.B304])*([.A304]-[.B304])" office:value-type="float" office:value="0.000164583241000001" calcext:value-type="float">
            <text:p>0.000164583241000001</text:p>
          </table:table-cell>
          <table:table-cell table:number-columns-repeated="2"/>
        </table:table-row>
        <table:table-row table:style-name="ro1">
          <table:table-cell office:value-type="float" office:value="0.497234" calcext:value-type="float">
            <text:p>0.497234</text:p>
          </table:table-cell>
          <table:table-cell office:value-type="float" office:value="0.532768" calcext:value-type="float">
            <text:p>0.532768</text:p>
          </table:table-cell>
          <table:table-cell table:formula="of:=[.A305]*[.A305]" office:value-type="float" office:value="0.247241650756" calcext:value-type="float">
            <text:p>0.247241650756</text:p>
          </table:table-cell>
          <table:table-cell table:formula="of:=([.A305]-[.B305])*([.A305]-[.B305])" office:value-type="float" office:value="0.001262665156" calcext:value-type="float">
            <text:p>0.001262665156</text:p>
          </table:table-cell>
          <table:table-cell table:number-columns-repeated="2"/>
        </table:table-row>
        <table:table-row table:style-name="ro1">
          <table:table-cell office:value-type="float" office:value="0.61166" calcext:value-type="float">
            <text:p>0.61166</text:p>
          </table:table-cell>
          <table:table-cell office:value-type="float" office:value="0.641115" calcext:value-type="float">
            <text:p>0.641115</text:p>
          </table:table-cell>
          <table:table-cell table:formula="of:=[.A306]*[.A306]" office:value-type="float" office:value="0.3741279556" calcext:value-type="float">
            <text:p>0.3741279556</text:p>
          </table:table-cell>
          <table:table-cell table:formula="of:=([.A306]-[.B306])*([.A306]-[.B306])" office:value-type="float" office:value="0.000867597025000001" calcext:value-type="float">
            <text:p>0.000867597025000001</text:p>
          </table:table-cell>
          <table:table-cell table:number-columns-repeated="2"/>
        </table:table-row>
        <table:table-row table:style-name="ro1">
          <table:table-cell office:value-type="float" office:value="0.72505" calcext:value-type="float">
            <text:p>0.72505</text:p>
          </table:table-cell>
          <table:table-cell office:value-type="float" office:value="0.73037" calcext:value-type="float">
            <text:p>0.73037</text:p>
          </table:table-cell>
          <table:table-cell table:formula="of:=[.A307]*[.A307]" office:value-type="float" office:value="0.5256975025" calcext:value-type="float">
            <text:p>0.5256975025</text:p>
          </table:table-cell>
          <table:table-cell table:formula="of:=([.A307]-[.B307])*([.A307]-[.B307])" office:value-type="float" office:value="0.0000283023999999999" calcext:value-type="float">
            <text:p>0.0000283023999999999</text:p>
          </table:table-cell>
          <table:table-cell table:number-columns-repeated="2"/>
        </table:table-row>
        <table:table-row table:style-name="ro1">
          <table:table-cell office:value-type="float" office:value="0.856724" calcext:value-type="float">
            <text:p>0.856724</text:p>
          </table:table-cell>
          <table:table-cell office:value-type="float" office:value="0.765642" calcext:value-type="float">
            <text:p>0.765642</text:p>
          </table:table-cell>
          <table:table-cell table:formula="of:=[.A308]*[.A308]" office:value-type="float" office:value="0.733976012176" calcext:value-type="float">
            <text:p>0.733976012176</text:p>
          </table:table-cell>
          <table:table-cell table:formula="of:=([.A308]-[.B308])*([.A308]-[.B308])" office:value-type="float" office:value="0.008295930724" calcext:value-type="float">
            <text:p>0.008295930724</text:p>
          </table:table-cell>
          <table:table-cell table:number-columns-repeated="2"/>
        </table:table-row>
        <table:table-row table:style-name="ro1">
          <table:table-cell office:value-type="float" office:value="0.856724" calcext:value-type="float">
            <text:p>0.856724</text:p>
          </table:table-cell>
          <table:table-cell office:value-type="float" office:value="0.757632" calcext:value-type="float">
            <text:p>0.757632</text:p>
          </table:table-cell>
          <table:table-cell table:formula="of:=[.A309]*[.A309]" office:value-type="float" office:value="0.733976012176" calcext:value-type="float">
            <text:p>0.733976012176</text:p>
          </table:table-cell>
          <table:table-cell table:formula="of:=([.A309]-[.B309])*([.A309]-[.B309])" office:value-type="float" office:value="0.00981922446400001" calcext:value-type="float">
            <text:p>0.00981922446400001</text:p>
          </table:table-cell>
          <table:table-cell table:number-columns-repeated="2"/>
        </table:table-row>
        <table:table-row table:style-name="ro1">
          <table:table-cell office:value-type="float" office:value="0.856724" calcext:value-type="float">
            <text:p>0.856724</text:p>
          </table:table-cell>
          <table:table-cell office:value-type="float" office:value="0.816841" calcext:value-type="float">
            <text:p>0.816841</text:p>
          </table:table-cell>
          <table:table-cell table:formula="of:=[.A310]*[.A310]" office:value-type="float" office:value="0.733976012176" calcext:value-type="float">
            <text:p>0.733976012176</text:p>
          </table:table-cell>
          <table:table-cell table:formula="of:=([.A310]-[.B310])*([.A310]-[.B310])" office:value-type="float" office:value="0.001590653689" calcext:value-type="float">
            <text:p>0.001590653689</text:p>
          </table:table-cell>
          <table:table-cell table:number-columns-repeated="2"/>
        </table:table-row>
        <table:table-row table:style-name="ro1">
          <table:table-cell office:value-type="float" office:value="0.89383" calcext:value-type="float">
            <text:p>0.89383</text:p>
          </table:table-cell>
          <table:table-cell office:value-type="float" office:value="0.93048" calcext:value-type="float">
            <text:p>0.93048</text:p>
          </table:table-cell>
          <table:table-cell table:formula="of:=[.A311]*[.A311]" office:value-type="float" office:value="0.7989320689" calcext:value-type="float">
            <text:p>0.7989320689</text:p>
          </table:table-cell>
          <table:table-cell table:formula="of:=([.A311]-[.B311])*([.A311]-[.B311])" office:value-type="float" office:value="0.0013432225" calcext:value-type="float">
            <text:p>0.0013432225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78086" calcext:value-type="float">
            <text:p>0.978086</text:p>
          </table:table-cell>
          <table:table-cell table:formula="of:=[.A312]*[.A312]" office:value-type="float" office:value="0.999974000169" calcext:value-type="float">
            <text:p>0.999974000169</text:p>
          </table:table-cell>
          <table:table-cell table:formula="of:=([.A312]-[.B312])*([.A312]-[.B312])" office:value-type="float" office:value="0.000479653800999998" calcext:value-type="float">
            <text:p>0.000479653800999998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83" calcext:value-type="float">
            <text:p>0.99983</text:p>
          </table:table-cell>
          <table:table-cell table:formula="of:=[.A313]*[.A313]" office:value-type="float" office:value="0.999976000144" calcext:value-type="float">
            <text:p>0.999976000144</text:p>
          </table:table-cell>
          <table:table-cell table:formula="of:=([.A313]-[.B313])*([.A313]-[.B313])" office:value-type="float" office:value="0.000000024964" calcext:value-type="float">
            <text:p>2.49639999999973E-08</text:p>
          </table:table-cell>
          <table:table-cell table:number-columns-repeated="2"/>
        </table:table-row>
        <table:table-row table:style-name="ro1">
          <table:table-cell office:value-type="float" office:value="0.0000277758" calcext:value-type="float">
            <text:p>0.0000277758</text:p>
          </table:table-cell>
          <table:table-cell office:value-type="float" office:value="0.00000238395" calcext:value-type="float">
            <text:p>0.00000238395</text:p>
          </table:table-cell>
          <table:table-cell table:formula="of:=[.A314]*[.A314]" office:value-type="float" office:value="0.00000000077149506564" calcext:value-type="float">
            <text:p>7.7149506564E-10</text:p>
          </table:table-cell>
          <table:table-cell table:formula="of:=([.A314]-[.B314])*([.A314]-[.B314])" office:value-type="float" office:value="0.00000000064474604642" calcext:value-type="float">
            <text:p>6.447460464225E-10</text:p>
          </table:table-cell>
          <table:table-cell table:number-columns-repeated="2"/>
        </table:table-row>
        <table:table-row table:style-name="ro1">
          <table:table-cell office:value-type="float" office:value="0.0000277758" calcext:value-type="float">
            <text:p>0.0000277758</text:p>
          </table:table-cell>
          <table:table-cell office:value-type="float" office:value="0.00142142" calcext:value-type="float">
            <text:p>0.00142142</text:p>
          </table:table-cell>
          <table:table-cell table:formula="of:=[.A315]*[.A315]" office:value-type="float" office:value="0.00000000077149506564" calcext:value-type="float">
            <text:p>7.7149506564E-10</text:p>
          </table:table-cell>
          <table:table-cell table:formula="of:=([.A315]-[.B315])*([.A315]-[.B315])" office:value-type="float" office:value="0.00000194224415619364" calcext:value-type="float">
            <text:p>1.94224415619364E-06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00112442" calcext:value-type="float">
            <text:p>0.00000112442</text:p>
          </table:table-cell>
          <table:table-cell table:formula="of:=[.A316]*[.A316]" office:value-type="float" office:value="0.00000000002161468871" calcext:value-type="float">
            <text:p>2.16146887056E-11</text:p>
          </table:table-cell>
          <table:table-cell table:formula="of:=([.A316]-[.B316])*([.A316]-[.B316])" office:value-type="float" office:value="0.00000000001242379207" calcext:value-type="float">
            <text:p>1.24237920676E-11</text:p>
          </table:table-cell>
          <table:table-cell table:number-columns-repeated="2"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174722" calcext:value-type="float">
            <text:p>0.00174722</text:p>
          </table:table-cell>
          <table:table-cell table:formula="of:=[.A317]*[.A317]" office:value-type="float" office:value="0.00000000058561580025" calcext:value-type="float">
            <text:p>5.8561580025E-10</text:p>
          </table:table-cell>
          <table:table-cell table:formula="of:=([.A317]-[.B317])*([.A317]-[.B317])" office:value-type="float" office:value="0.00000296879964342025" calcext:value-type="float">
            <text:p>2.96879964342025E-06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282936" calcext:value-type="float">
            <text:p>0.0000282936</text:p>
          </table:table-cell>
          <table:table-cell table:formula="of:=[.A318]*[.A318]" office:value-type="float" office:value="0.00000000001455193609" calcext:value-type="float">
            <text:p>1.455193609E-11</text:p>
          </table:table-cell>
          <table:table-cell table:formula="of:=([.A318]-[.B318])*([.A318]-[.B318])" office:value-type="float" office:value="0.00000000059921654521" calcext:value-type="float">
            <text:p>5.9921654521E-10</text:p>
          </table:table-cell>
          <table:table-cell table:number-columns-repeated="2"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16063" calcext:value-type="float">
            <text:p>0.0016063</text:p>
          </table:table-cell>
          <table:table-cell table:formula="of:=[.A319]*[.A319]" office:value-type="float" office:value="0.00000000000818543544" calcext:value-type="float">
            <text:p>8.1854354404E-12</text:p>
          </table:table-cell>
          <table:table-cell table:formula="of:=([.A319]-[.B319])*([.A319]-[.B319])" office:value-type="float" office:value="0.00000257101656258344" calcext:value-type="float">
            <text:p>2.57101656258344E-06</text:p>
          </table:table-cell>
          <table:table-cell table:number-columns-repeated="2"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142739" calcext:value-type="float">
            <text:p>0.000142739</text:p>
          </table:table-cell>
          <table:table-cell table:formula="of:=[.A320]*[.A320]" office:value-type="float" office:value="0.000000000006568969" calcext:value-type="float">
            <text:p>6.568969E-12</text:p>
          </table:table-cell>
          <table:table-cell table:formula="of:=([.A320]-[.B320])*([.A320]-[.B320])" office:value-type="float" office:value="0.000000019649310976" calcext:value-type="float">
            <text:p>1.9649310976E-08</text:p>
          </table:table-cell>
          <table:table-cell table:number-columns-repeated="2"/>
        </table:table-row>
        <table:table-row table:style-name="ro1">
          <table:table-cell office:value-type="float" office:value="0.000121713" calcext:value-type="float">
            <text:p>0.000121713</text:p>
          </table:table-cell>
          <table:table-cell office:value-type="float" office:value="0.000124991" calcext:value-type="float">
            <text:p>0.000124991</text:p>
          </table:table-cell>
          <table:table-cell table:formula="of:=[.A321]*[.A321]" office:value-type="float" office:value="0.000000014814054369" calcext:value-type="float">
            <text:p>1.4814054369E-08</text:p>
          </table:table-cell>
          <table:table-cell table:formula="of:=([.A321]-[.B321])*([.A321]-[.B321])" office:value-type="float" office:value="0.000000000010745284" calcext:value-type="float">
            <text:p>1.07452839999999E-11</text:p>
          </table:table-cell>
          <table:table-cell table:number-columns-repeated="2"/>
        </table:table-row>
        <table:table-row table:style-name="ro1">
          <table:table-cell office:value-type="float" office:value="0.000120282" calcext:value-type="float">
            <text:p>0.000120282</text:p>
          </table:table-cell>
          <table:table-cell office:value-type="float" office:value="0.00000000860027" calcext:value-type="float">
            <text:p>0.00000000860027</text:p>
          </table:table-cell>
          <table:table-cell table:formula="of:=[.A322]*[.A322]" office:value-type="float" office:value="0.000000014467759524" calcext:value-type="float">
            <text:p>1.4467759524E-08</text:p>
          </table:table-cell>
          <table:table-cell table:formula="of:=([.A322]-[.B322])*([.A322]-[.B322])" office:value-type="float" office:value="0.00000001446569068261" calcext:value-type="float">
            <text:p>1.44656906826124E-08</text:p>
          </table:table-cell>
          <table:table-cell table:number-columns-repeated="2"/>
        </table:table-row>
        <table:table-row table:style-name="ro1">
          <table:table-cell office:value-type="float" office:value="0.000243187" calcext:value-type="float">
            <text:p>0.000243187</text:p>
          </table:table-cell>
          <table:table-cell office:value-type="float" office:value="0.0000254244" calcext:value-type="float">
            <text:p>0.0000254244</text:p>
          </table:table-cell>
          <table:table-cell table:formula="of:=[.A323]*[.A323]" office:value-type="float" office:value="0.000000059139916969" calcext:value-type="float">
            <text:p>5.9139916969E-08</text:p>
          </table:table-cell>
          <table:table-cell table:formula="of:=([.A323]-[.B323])*([.A323]-[.B323])" office:value-type="float" office:value="0.00000004742054995876" calcext:value-type="float">
            <text:p>4.742054995876E-08</text:p>
          </table:table-cell>
          <table:table-cell table:number-columns-repeated="2"/>
        </table:table-row>
        <table:table-row table:style-name="ro1">
          <table:table-cell office:value-type="float" office:value="0.000136614" calcext:value-type="float">
            <text:p>0.000136614</text:p>
          </table:table-cell>
          <table:table-cell office:value-type="float" office:value="0.00000000751017" calcext:value-type="float">
            <text:p>0.00000000751017</text:p>
          </table:table-cell>
          <table:table-cell table:formula="of:=[.A324]*[.A324]" office:value-type="float" office:value="0.000000018663384996" calcext:value-type="float">
            <text:p>1.8663384996E-08</text:p>
          </table:table-cell>
          <table:table-cell table:formula="of:=([.A324]-[.B324])*([.A324]-[.B324])" office:value-type="float" office:value="0.00000001866133306367" calcext:value-type="float">
            <text:p>1.86613330636739E-08</text:p>
          </table:table-cell>
          <table:table-cell table:number-columns-repeated="2"/>
        </table:table-row>
        <table:table-row table:style-name="ro1">
          <table:table-cell office:value-type="float" office:value="0.000362277" calcext:value-type="float">
            <text:p>0.000362277</text:p>
          </table:table-cell>
          <table:table-cell office:value-type="float" office:value="0.00000024198" calcext:value-type="float">
            <text:p>0.00000024198</text:p>
          </table:table-cell>
          <table:table-cell table:formula="of:=[.A325]*[.A325]" office:value-type="float" office:value="0.000000131244624729" calcext:value-type="float">
            <text:p>1.31244624729E-07</text:p>
          </table:table-cell>
          <table:table-cell table:formula="of:=([.A325]-[.B325])*([.A325]-[.B325])" office:value-type="float" office:value="0.0000001310693557064" calcext:value-type="float">
            <text:p>1.310693557064E-07</text:p>
          </table:table-cell>
          <table:table-cell table:number-columns-repeated="2"/>
        </table:table-row>
        <table:table-row table:style-name="ro1">
          <table:table-cell office:value-type="float" office:value="0.000572622" calcext:value-type="float">
            <text:p>0.000572622</text:p>
          </table:table-cell>
          <table:table-cell office:value-type="float" office:value="0.00526048" calcext:value-type="float">
            <text:p>0.00526048</text:p>
          </table:table-cell>
          <table:table-cell table:formula="of:=[.A326]*[.A326]" office:value-type="float" office:value="0.000000327895954884" calcext:value-type="float">
            <text:p>3.27895954884E-07</text:p>
          </table:table-cell>
          <table:table-cell table:formula="of:=([.A326]-[.B326])*([.A326]-[.B326])" office:value-type="float" office:value="0.000021976012628164" calcext:value-type="float">
            <text:p>2.1976012628164E-05</text:p>
          </table:table-cell>
          <table:table-cell table:number-columns-repeated="2"/>
        </table:table-row>
        <table:table-row table:style-name="ro1">
          <table:table-cell office:value-type="float" office:value="0.000128627" calcext:value-type="float">
            <text:p>0.000128627</text:p>
          </table:table-cell>
          <table:table-cell office:value-type="float" office:value="0.000600362" calcext:value-type="float">
            <text:p>0.000600362</text:p>
          </table:table-cell>
          <table:table-cell table:formula="of:=[.A327]*[.A327]" office:value-type="float" office:value="0.000000016544905129" calcext:value-type="float">
            <text:p>1.6544905129E-08</text:p>
          </table:table-cell>
          <table:table-cell table:formula="of:=([.A327]-[.B327])*([.A327]-[.B327])" office:value-type="float" office:value="0.000000222533910225" calcext:value-type="float">
            <text:p>2.22533910225E-07</text:p>
          </table:table-cell>
          <table:table-cell table:number-columns-repeated="2"/>
        </table:table-row>
        <table:table-row table:style-name="ro1">
          <table:table-cell office:value-type="float" office:value="0.000950277" calcext:value-type="float">
            <text:p>0.000950277</text:p>
          </table:table-cell>
          <table:table-cell office:value-type="float" office:value="0.0328445" calcext:value-type="float">
            <text:p>0.0328445</text:p>
          </table:table-cell>
          <table:table-cell table:formula="of:=[.A328]*[.A328]" office:value-type="float" office:value="0.000000903026376729" calcext:value-type="float">
            <text:p>9.03026376729E-07</text:p>
          </table:table-cell>
          <table:table-cell table:formula="of:=([.A328]-[.B328])*([.A328]-[.B328])" office:value-type="float" office:value="0.00101724146077373" calcext:value-type="float">
            <text:p>0.00101724146077373</text:p>
          </table:table-cell>
          <table:table-cell table:number-columns-repeated="2"/>
        </table:table-row>
        <table:table-row table:style-name="ro1">
          <table:table-cell office:value-type="float" office:value="0.000950277" calcext:value-type="float">
            <text:p>0.000950277</text:p>
          </table:table-cell>
          <table:table-cell office:value-type="float" office:value="0.0000240864" calcext:value-type="float">
            <text:p>0.0000240864</text:p>
          </table:table-cell>
          <table:table-cell table:formula="of:=[.A329]*[.A329]" office:value-type="float" office:value="0.000000903026376729" calcext:value-type="float">
            <text:p>9.03026376729E-07</text:p>
          </table:table-cell>
          <table:table-cell table:formula="of:=([.A329]-[.B329])*([.A329]-[.B329])" office:value-type="float" office:value="0.00000085782902752836" calcext:value-type="float">
            <text:p>8.5782902752836E-07</text:p>
          </table:table-cell>
          <table:table-cell table:number-columns-repeated="2"/>
        </table:table-row>
        <table:table-row table:style-name="ro1">
          <table:table-cell office:value-type="float" office:value="0.00374973" calcext:value-type="float">
            <text:p>0.00374973</text:p>
          </table:table-cell>
          <table:table-cell office:value-type="float" office:value="0.000000104663" calcext:value-type="float">
            <text:p>0.000000104663</text:p>
          </table:table-cell>
          <table:table-cell table:formula="of:=[.A330]*[.A330]" office:value-type="float" office:value="0.0000140604750729" calcext:value-type="float">
            <text:p>0.0000140604750729</text:p>
          </table:table-cell>
          <table:table-cell table:formula="of:=([.A330]-[.B330])*([.A330]-[.B330])" office:value-type="float" office:value="0.0000140596901678724" calcext:value-type="float">
            <text:p>1.40596901678724E-05</text:p>
          </table:table-cell>
          <table:table-cell table:number-columns-repeated="2"/>
        </table:table-row>
        <table:table-row table:style-name="ro1">
          <table:table-cell office:value-type="float" office:value="0.00486875" calcext:value-type="float">
            <text:p>0.00486875</text:p>
          </table:table-cell>
          <table:table-cell office:value-type="float" office:value="0.023946" calcext:value-type="float">
            <text:p>0.023946</text:p>
          </table:table-cell>
          <table:table-cell table:formula="of:=[.A331]*[.A331]" office:value-type="float" office:value="0.0000237047265625" calcext:value-type="float">
            <text:p>0.0000237047265625</text:p>
          </table:table-cell>
          <table:table-cell table:formula="of:=([.A331]-[.B331])*([.A331]-[.B331])" office:value-type="float" office:value="0.0003639414675625" calcext:value-type="float">
            <text:p>0.0003639414675625</text:p>
          </table:table-cell>
          <table:table-cell table:number-columns-repeated="2"/>
        </table:table-row>
        <table:table-row table:style-name="ro1">
          <table:table-cell office:value-type="float" office:value="0.0030539" calcext:value-type="float">
            <text:p>0.0030539</text:p>
          </table:table-cell>
          <table:table-cell office:value-type="float" office:value="0.0532492" calcext:value-type="float">
            <text:p>0.0532492</text:p>
          </table:table-cell>
          <table:table-cell table:formula="of:=[.A332]*[.A332]" office:value-type="float" office:value="0.00000932630521" calcext:value-type="float">
            <text:p>0.00000932630521</text:p>
          </table:table-cell>
          <table:table-cell table:formula="of:=([.A332]-[.B332])*([.A332]-[.B332])" office:value-type="float" office:value="0.00251956814209" calcext:value-type="float">
            <text:p>0.00251956814209</text:p>
          </table:table-cell>
          <table:table-cell table:number-columns-repeated="2"/>
        </table:table-row>
        <table:table-row table:style-name="ro1">
          <table:table-cell office:value-type="float" office:value="0.0030539" calcext:value-type="float">
            <text:p>0.0030539</text:p>
          </table:table-cell>
          <table:table-cell office:value-type="float" office:value="0.00438438" calcext:value-type="float">
            <text:p>0.00438438</text:p>
          </table:table-cell>
          <table:table-cell table:formula="of:=[.A333]*[.A333]" office:value-type="float" office:value="0.00000932630521" calcext:value-type="float">
            <text:p>0.00000932630521</text:p>
          </table:table-cell>
          <table:table-cell table:formula="of:=([.A333]-[.B333])*([.A333]-[.B333])" office:value-type="float" office:value="0.0000017701770304" calcext:value-type="float">
            <text:p>0.0000017701770304</text:p>
          </table:table-cell>
          <table:table-cell table:number-columns-repeated="2"/>
        </table:table-row>
        <table:table-row table:style-name="ro1">
          <table:table-cell office:value-type="float" office:value="0.0030539" calcext:value-type="float">
            <text:p>0.0030539</text:p>
          </table:table-cell>
          <table:table-cell office:value-type="float" office:value="0.00555718" calcext:value-type="float">
            <text:p>0.00555718</text:p>
          </table:table-cell>
          <table:table-cell table:formula="of:=[.A334]*[.A334]" office:value-type="float" office:value="0.00000932630521" calcext:value-type="float">
            <text:p>0.00000932630521</text:p>
          </table:table-cell>
          <table:table-cell table:formula="of:=([.A334]-[.B334])*([.A334]-[.B334])" office:value-type="float" office:value="0.0000062664107584" calcext:value-type="float">
            <text:p>0.0000062664107584</text:p>
          </table:table-cell>
          <table:table-cell table:number-columns-repeated="2"/>
        </table:table-row>
        <table:table-row table:style-name="ro1">
          <table:table-cell office:value-type="float" office:value="0.0490791" calcext:value-type="float">
            <text:p>0.0490791</text:p>
          </table:table-cell>
          <table:table-cell office:value-type="float" office:value="0.05421" calcext:value-type="float">
            <text:p>0.05421</text:p>
          </table:table-cell>
          <table:table-cell table:formula="of:=[.A335]*[.A335]" office:value-type="float" office:value="0.00240875805681" calcext:value-type="float">
            <text:p>0.00240875805681</text:p>
          </table:table-cell>
          <table:table-cell table:formula="of:=([.A335]-[.B335])*([.A335]-[.B335])" office:value-type="float" office:value="0.00002632613481" calcext:value-type="float">
            <text:p>0.00002632613481</text:p>
          </table:table-cell>
          <table:table-cell table:number-columns-repeated="2"/>
        </table:table-row>
        <table:table-row table:style-name="ro1">
          <table:table-cell office:value-type="float" office:value="0.0490791" calcext:value-type="float">
            <text:p>0.0490791</text:p>
          </table:table-cell>
          <table:table-cell office:value-type="float" office:value="0.0562416" calcext:value-type="float">
            <text:p>0.0562416</text:p>
          </table:table-cell>
          <table:table-cell table:formula="of:=[.A336]*[.A336]" office:value-type="float" office:value="0.00240875805681" calcext:value-type="float">
            <text:p>0.00240875805681</text:p>
          </table:table-cell>
          <table:table-cell table:formula="of:=([.A336]-[.B336])*([.A336]-[.B336])" office:value-type="float" office:value="0.00005130140625" calcext:value-type="float">
            <text:p>0.00005130140625</text:p>
          </table:table-cell>
          <table:table-cell table:number-columns-repeated="2"/>
        </table:table-row>
        <table:table-row table:style-name="ro1">
          <table:table-cell office:value-type="float" office:value="0.049079" calcext:value-type="float">
            <text:p>0.049079</text:p>
          </table:table-cell>
          <table:table-cell office:value-type="float" office:value="0.0604446" calcext:value-type="float">
            <text:p>0.0604446</text:p>
          </table:table-cell>
          <table:table-cell table:formula="of:=[.A337]*[.A337]" office:value-type="float" office:value="0.002408748241" calcext:value-type="float">
            <text:p>0.002408748241</text:p>
          </table:table-cell>
          <table:table-cell table:formula="of:=([.A337]-[.B337])*([.A337]-[.B337])" office:value-type="float" office:value="0.00012917686336" calcext:value-type="float">
            <text:p>0.00012917686336</text:p>
          </table:table-cell>
          <table:table-cell table:number-columns-repeated="2"/>
        </table:table-row>
        <table:table-row table:style-name="ro1">
          <table:table-cell office:value-type="float" office:value="0.233068" calcext:value-type="float">
            <text:p>0.233068</text:p>
          </table:table-cell>
          <table:table-cell office:value-type="float" office:value="0.142427" calcext:value-type="float">
            <text:p>0.142427</text:p>
          </table:table-cell>
          <table:table-cell table:formula="of:=[.A338]*[.A338]" office:value-type="float" office:value="0.054320692624" calcext:value-type="float">
            <text:p>0.054320692624</text:p>
          </table:table-cell>
          <table:table-cell table:formula="of:=([.A338]-[.B338])*([.A338]-[.B338])" office:value-type="float" office:value="0.008215790881" calcext:value-type="float">
            <text:p>0.008215790881</text:p>
          </table:table-cell>
          <table:table-cell table:number-columns-repeated="2"/>
        </table:table-row>
        <table:table-row table:style-name="ro1">
          <table:table-cell office:value-type="float" office:value="0.233068" calcext:value-type="float">
            <text:p>0.233068</text:p>
          </table:table-cell>
          <table:table-cell office:value-type="float" office:value="0.17756" calcext:value-type="float">
            <text:p>0.17756</text:p>
          </table:table-cell>
          <table:table-cell table:formula="of:=[.A339]*[.A339]" office:value-type="float" office:value="0.054320692624" calcext:value-type="float">
            <text:p>0.054320692624</text:p>
          </table:table-cell>
          <table:table-cell table:formula="of:=([.A339]-[.B339])*([.A339]-[.B339])" office:value-type="float" office:value="0.003081138064" calcext:value-type="float">
            <text:p>0.003081138064</text:p>
          </table:table-cell>
          <table:table-cell table:number-columns-repeated="2"/>
        </table:table-row>
        <table:table-row table:style-name="ro1">
          <table:table-cell office:value-type="float" office:value="0.37637" calcext:value-type="float">
            <text:p>0.37637</text:p>
          </table:table-cell>
          <table:table-cell office:value-type="float" office:value="0.209578" calcext:value-type="float">
            <text:p>0.209578</text:p>
          </table:table-cell>
          <table:table-cell table:formula="of:=[.A340]*[.A340]" office:value-type="float" office:value="0.1416543769" calcext:value-type="float">
            <text:p>0.1416543769</text:p>
          </table:table-cell>
          <table:table-cell table:formula="of:=([.A340]-[.B340])*([.A340]-[.B340])" office:value-type="float" office:value="0.027819571264" calcext:value-type="float">
            <text:p>0.027819571264</text:p>
          </table:table-cell>
          <table:table-cell table:number-columns-repeated="2"/>
        </table:table-row>
        <table:table-row table:style-name="ro1">
          <table:table-cell office:value-type="float" office:value="0.439638" calcext:value-type="float">
            <text:p>0.439638</text:p>
          </table:table-cell>
          <table:table-cell office:value-type="float" office:value="0.222753" calcext:value-type="float">
            <text:p>0.222753</text:p>
          </table:table-cell>
          <table:table-cell table:formula="of:=[.A341]*[.A341]" office:value-type="float" office:value="0.193281571044" calcext:value-type="float">
            <text:p>0.193281571044</text:p>
          </table:table-cell>
          <table:table-cell table:formula="of:=([.A341]-[.B341])*([.A341]-[.B341])" office:value-type="float" office:value="0.047039103225" calcext:value-type="float">
            <text:p>0.047039103225</text:p>
          </table:table-cell>
          <table:table-cell table:number-columns-repeated="2"/>
        </table:table-row>
        <table:table-row table:style-name="ro1">
          <table:table-cell office:value-type="float" office:value="0.542065" calcext:value-type="float">
            <text:p>0.542065</text:p>
          </table:table-cell>
          <table:table-cell office:value-type="float" office:value="0.591161" calcext:value-type="float">
            <text:p>0.591161</text:p>
          </table:table-cell>
          <table:table-cell table:formula="of:=[.A342]*[.A342]" office:value-type="float" office:value="0.293834464225" calcext:value-type="float">
            <text:p>0.293834464225</text:p>
          </table:table-cell>
          <table:table-cell table:formula="of:=([.A342]-[.B342])*([.A342]-[.B342])" office:value-type="float" office:value="0.002410417216" calcext:value-type="float">
            <text:p>0.002410417216</text:p>
          </table:table-cell>
          <table:table-cell table:number-columns-repeated="2"/>
        </table:table-row>
        <table:table-row table:style-name="ro1">
          <table:table-cell office:value-type="float" office:value="0.542065" calcext:value-type="float">
            <text:p>0.542065</text:p>
          </table:table-cell>
          <table:table-cell office:value-type="float" office:value="0.616138" calcext:value-type="float">
            <text:p>0.616138</text:p>
          </table:table-cell>
          <table:table-cell table:formula="of:=[.A343]*[.A343]" office:value-type="float" office:value="0.293834464225" calcext:value-type="float">
            <text:p>0.293834464225</text:p>
          </table:table-cell>
          <table:table-cell table:formula="of:=([.A343]-[.B343])*([.A343]-[.B343])" office:value-type="float" office:value="0.00548680932899999" calcext:value-type="float">
            <text:p>0.00548680932899999</text:p>
          </table:table-cell>
          <table:table-cell table:number-columns-repeated="2"/>
        </table:table-row>
        <table:table-row table:style-name="ro1">
          <table:table-cell office:value-type="float" office:value="0.542065" calcext:value-type="float">
            <text:p>0.542065</text:p>
          </table:table-cell>
          <table:table-cell office:value-type="float" office:value="0.64331" calcext:value-type="float">
            <text:p>0.64331</text:p>
          </table:table-cell>
          <table:table-cell table:formula="of:=[.A344]*[.A344]" office:value-type="float" office:value="0.293834464225" calcext:value-type="float">
            <text:p>0.293834464225</text:p>
          </table:table-cell>
          <table:table-cell table:formula="of:=([.A344]-[.B344])*([.A344]-[.B344])" office:value-type="float" office:value="0.010250550025" calcext:value-type="float">
            <text:p>0.010250550025</text:p>
          </table:table-cell>
          <table:table-cell table:number-columns-repeated="2"/>
        </table:table-row>
        <table:table-row table:style-name="ro1">
          <table:table-cell office:value-type="float" office:value="0.542065" calcext:value-type="float">
            <text:p>0.542065</text:p>
          </table:table-cell>
          <table:table-cell office:value-type="float" office:value="0.672901" calcext:value-type="float">
            <text:p>0.672901</text:p>
          </table:table-cell>
          <table:table-cell table:formula="of:=[.A345]*[.A345]" office:value-type="float" office:value="0.293834464225" calcext:value-type="float">
            <text:p>0.293834464225</text:p>
          </table:table-cell>
          <table:table-cell table:formula="of:=([.A345]-[.B345])*([.A345]-[.B345])" office:value-type="float" office:value="0.017118058896" calcext:value-type="float">
            <text:p>0.017118058896</text:p>
          </table:table-cell>
          <table:table-cell table:number-columns-repeated="2"/>
        </table:table-row>
        <table:table-row table:style-name="ro1">
          <table:table-cell office:value-type="float" office:value="0.654093" calcext:value-type="float">
            <text:p>0.654093</text:p>
          </table:table-cell>
          <table:table-cell office:value-type="float" office:value="0.735709" calcext:value-type="float">
            <text:p>0.735709</text:p>
          </table:table-cell>
          <table:table-cell table:formula="of:=[.A346]*[.A346]" office:value-type="float" office:value="0.427837652649" calcext:value-type="float">
            <text:p>0.427837652649</text:p>
          </table:table-cell>
          <table:table-cell table:formula="of:=([.A346]-[.B346])*([.A346]-[.B346])" office:value-type="float" office:value="0.00666117145599999" calcext:value-type="float">
            <text:p>0.00666117145599999</text:p>
          </table:table-cell>
          <table:table-cell table:number-columns-repeated="2"/>
        </table:table-row>
        <table:table-row table:style-name="ro1">
          <table:table-cell office:value-type="float" office:value="0.818134" calcext:value-type="float">
            <text:p>0.818134</text:p>
          </table:table-cell>
          <table:table-cell office:value-type="float" office:value="0.876815" calcext:value-type="float">
            <text:p>0.876815</text:p>
          </table:table-cell>
          <table:table-cell table:formula="of:=[.A347]*[.A347]" office:value-type="float" office:value="0.669343241956" calcext:value-type="float">
            <text:p>0.669343241956</text:p>
          </table:table-cell>
          <table:table-cell table:formula="of:=([.A347]-[.B347])*([.A347]-[.B347])" office:value-type="float" office:value="0.003443459761" calcext:value-type="float">
            <text:p>0.003443459761</text:p>
          </table:table-cell>
          <table:table-cell table:number-columns-repeated="2"/>
        </table:table-row>
        <table:table-row table:style-name="ro1">
          <table:table-cell office:value-type="float" office:value="0.958143" calcext:value-type="float">
            <text:p>0.958143</text:p>
          </table:table-cell>
          <table:table-cell office:value-type="float" office:value="0.917905" calcext:value-type="float">
            <text:p>0.917905</text:p>
          </table:table-cell>
          <table:table-cell table:formula="of:=[.A348]*[.A348]" office:value-type="float" office:value="0.918038008449" calcext:value-type="float">
            <text:p>0.918038008449</text:p>
          </table:table-cell>
          <table:table-cell table:formula="of:=([.A348]-[.B348])*([.A348]-[.B348])" office:value-type="float" office:value="0.001619096644" calcext:value-type="float">
            <text:p>0.001619096644</text:p>
          </table:table-cell>
          <table:table-cell table:number-columns-repeated="2"/>
        </table:table-row>
        <table:table-row table:style-name="ro1">
          <table:table-cell office:value-type="float" office:value="0.956551" calcext:value-type="float">
            <text:p>0.956551</text:p>
          </table:table-cell>
          <table:table-cell office:value-type="float" office:value="0.81509" calcext:value-type="float">
            <text:p>0.81509</text:p>
          </table:table-cell>
          <table:table-cell table:formula="of:=[.A349]*[.A349]" office:value-type="float" office:value="0.914989815601" calcext:value-type="float">
            <text:p>0.914989815601</text:p>
          </table:table-cell>
          <table:table-cell table:formula="of:=([.A349]-[.B349])*([.A349]-[.B349])" office:value-type="float" office:value="0.020011214521" calcext:value-type="float">
            <text:p>0.02001121452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76657" calcext:value-type="float">
            <text:p>0.976657</text:p>
          </table:table-cell>
          <table:table-cell table:formula="of:=[.A350]*[.A350]" office:value-type="float" office:value="0.999978000121" calcext:value-type="float">
            <text:p>0.999978000121</text:p>
          </table:table-cell>
          <table:table-cell table:formula="of:=([.A350]-[.B350])*([.A350]-[.B350])" office:value-type="float" office:value="0.000544382224000001" calcext:value-type="float">
            <text:p>0.000544382224000001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8192" calcext:value-type="float">
            <text:p>0.998192</text:p>
          </table:table-cell>
          <table:table-cell table:formula="of:=[.A351]*[.A351]" office:value-type="float" office:value="0.999976000144" calcext:value-type="float">
            <text:p>0.999976000144</text:p>
          </table:table-cell>
          <table:table-cell table:formula="of:=([.A351]-[.B351])*([.A351]-[.B351])" office:value-type="float" office:value="0.00000322561600000007" calcext:value-type="float">
            <text:p>3.22561600000007E-0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352]*[.A352]" office:value-type="float" office:value="0.999978000121" calcext:value-type="float">
            <text:p>0.999978000121</text:p>
          </table:table-cell>
          <table:table-cell table:formula="of:=([.A352]-[.B352])*([.A352]-[.B352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1508" calcext:value-type="float">
            <text:p>0.0001508</text:p>
          </table:table-cell>
          <table:table-cell office:value-type="float" office:value="0.00000231848" calcext:value-type="float">
            <text:p>0.00000231848</text:p>
          </table:table-cell>
          <table:table-cell table:formula="of:=[.A353]*[.A353]" office:value-type="float" office:value="0.00000002274064" calcext:value-type="float">
            <text:p>0.00000002274064</text:p>
          </table:table-cell>
          <table:table-cell table:formula="of:=([.A353]-[.B353])*([.A353]-[.B353])" office:value-type="float" office:value="0.00000002204676178151" calcext:value-type="float">
            <text:p>2.20467617815104E-08</text:p>
          </table:table-cell>
          <table:table-cell table:number-columns-repeated="2"/>
        </table:table-row>
        <table:table-row table:style-name="ro1">
          <table:table-cell office:value-type="float" office:value="0.000128806" calcext:value-type="float">
            <text:p>0.000128806</text:p>
          </table:table-cell>
          <table:table-cell office:value-type="float" office:value="0.0000660842" calcext:value-type="float">
            <text:p>0.0000660842</text:p>
          </table:table-cell>
          <table:table-cell table:formula="of:=[.A354]*[.A354]" office:value-type="float" office:value="0.000000016590985636" calcext:value-type="float">
            <text:p>1.6590985636E-08</text:p>
          </table:table-cell>
          <table:table-cell table:formula="of:=([.A354]-[.B354])*([.A354]-[.B354])" office:value-type="float" office:value="0.00000000393402419524" calcext:value-type="float">
            <text:p>3.93402419524E-09</text:p>
          </table:table-cell>
          <table:table-cell table:number-columns-repeated="2"/>
        </table:table-row>
        <table:table-row table:style-name="ro1">
          <table:table-cell office:value-type="float" office:value="0.000128806" calcext:value-type="float">
            <text:p>0.000128806</text:p>
          </table:table-cell>
          <table:table-cell office:value-type="float" office:value="0.00000233953" calcext:value-type="float">
            <text:p>0.00000233953</text:p>
          </table:table-cell>
          <table:table-cell table:formula="of:=[.A355]*[.A355]" office:value-type="float" office:value="0.000000016590985636" calcext:value-type="float">
            <text:p>1.6590985636E-08</text:p>
          </table:table-cell>
          <table:table-cell table:formula="of:=([.A355]-[.B355])*([.A355]-[.B355])" office:value-type="float" office:value="0.00000001599376803426" calcext:value-type="float">
            <text:p>1.59937680342609E-08</text:p>
          </table:table-cell>
          <table:table-cell table:number-columns-repeated="2"/>
        </table:table-row>
        <table:table-row table:style-name="ro1">
          <table:table-cell office:value-type="float" office:value="0.000128806" calcext:value-type="float">
            <text:p>0.000128806</text:p>
          </table:table-cell>
          <table:table-cell office:value-type="float" office:value="0.00000673916" calcext:value-type="float">
            <text:p>0.00000673916</text:p>
          </table:table-cell>
          <table:table-cell table:formula="of:=[.A356]*[.A356]" office:value-type="float" office:value="0.000000016590985636" calcext:value-type="float">
            <text:p>1.6590985636E-08</text:p>
          </table:table-cell>
          <table:table-cell table:formula="of:=([.A356]-[.B356])*([.A356]-[.B356])" office:value-type="float" office:value="0.00000001490031342759" calcext:value-type="float">
            <text:p>1.49003134275856E-08</text:p>
          </table:table-cell>
          <table:table-cell table:number-columns-repeated="2"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0139819" calcext:value-type="float">
            <text:p>0.0139819</text:p>
          </table:table-cell>
          <table:table-cell table:formula="of:=[.A357]*[.A357]" office:value-type="float" office:value="0.00000000060598191889" calcext:value-type="float">
            <text:p>6.0598191889E-10</text:p>
          </table:table-cell>
          <table:table-cell table:formula="of:=([.A357]-[.B357])*([.A357]-[.B357])" office:value-type="float" office:value="0.000194805757116459" calcext:value-type="float">
            <text:p>0.000194805757116459</text:p>
          </table:table-cell>
          <table:table-cell table:number-columns-repeated="2"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00727895" calcext:value-type="float">
            <text:p>0.00727895</text:p>
          </table:table-cell>
          <table:table-cell table:formula="of:=[.A358]*[.A358]" office:value-type="float" office:value="0.00000000060598191889" calcext:value-type="float">
            <text:p>6.0598191889E-10</text:p>
          </table:table-cell>
          <table:table-cell table:formula="of:=([.A358]-[.B358])*([.A358]-[.B358])" office:value-type="float" office:value="0.0000526253516274889" calcext:value-type="float">
            <text:p>5.26253516274889E-05</text:p>
          </table:table-cell>
          <table:table-cell table:number-columns-repeated="2"/>
        </table:table-row>
        <table:table-row table:style-name="ro1">
          <table:table-cell office:value-type="float" office:value="0.0000155568" calcext:value-type="float">
            <text:p>0.0000155568</text:p>
          </table:table-cell>
          <table:table-cell office:value-type="float" office:value="0.00000611588" calcext:value-type="float">
            <text:p>0.00000611588</text:p>
          </table:table-cell>
          <table:table-cell table:formula="of:=[.A359]*[.A359]" office:value-type="float" office:value="0.00000000024201402624" calcext:value-type="float">
            <text:p>2.4201402624E-10</text:p>
          </table:table-cell>
          <table:table-cell table:formula="of:=([.A359]-[.B359])*([.A359]-[.B359])" office:value-type="float" office:value="0.00000000008913097045" calcext:value-type="float">
            <text:p>8.91309704464E-11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836702" calcext:value-type="float">
            <text:p>0.00836702</text:p>
          </table:table-cell>
          <table:table-cell table:formula="of:=[.A360]*[.A360]" office:value-type="float" office:value="0.00000000002566830763" calcext:value-type="float">
            <text:p>2.56683076321E-11</text:p>
          </table:table-cell>
          <table:table-cell table:formula="of:=([.A360]-[.B360])*([.A360]-[.B360])" office:value-type="float" office:value="0.000069922268175792" calcext:value-type="float">
            <text:p>6.9922268175792E-05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827751" calcext:value-type="float">
            <text:p>0.00827751</text:p>
          </table:table-cell>
          <table:table-cell table:formula="of:=[.A361]*[.A361]" office:value-type="float" office:value="0.00000000000719425048" calcext:value-type="float">
            <text:p>7.1942504841E-12</text:p>
          </table:table-cell>
          <table:table-cell table:formula="of:=([.A361]-[.B361])*([.A361]-[.B361])" office:value-type="float" office:value="0.0000684727749541563" calcext:value-type="float">
            <text:p>6.84727749541563E-05</text:p>
          </table:table-cell>
          <table:table-cell table:number-columns-repeated="2"/>
        </table:table-row>
        <table:table-row table:style-name="ro1">
          <table:table-cell office:value-type="float" office:value="0.000118315" calcext:value-type="float">
            <text:p>0.000118315</text:p>
          </table:table-cell>
          <table:table-cell office:value-type="float" office:value="0.000371408" calcext:value-type="float">
            <text:p>0.000371408</text:p>
          </table:table-cell>
          <table:table-cell table:formula="of:=[.A362]*[.A362]" office:value-type="float" office:value="0.000000013998439225" calcext:value-type="float">
            <text:p>1.3998439225E-08</text:p>
          </table:table-cell>
          <table:table-cell table:formula="of:=([.A362]-[.B362])*([.A362]-[.B362])" office:value-type="float" office:value="0.000000064056066649" calcext:value-type="float">
            <text:p>6.4056066649E-08</text:p>
          </table:table-cell>
          <table:table-cell table:number-columns-repeated="2"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0000685396" calcext:value-type="float">
            <text:p>0.0000685396</text:p>
          </table:table-cell>
          <table:table-cell table:formula="of:=[.A363]*[.A363]" office:value-type="float" office:value="0.00000000232518768804" calcext:value-type="float">
            <text:p>2.32518768804E-09</text:p>
          </table:table-cell>
          <table:table-cell table:formula="of:=([.A363]-[.B363])*([.A363]-[.B363])" office:value-type="float" office:value="0.00000000041287801636" calcext:value-type="float">
            <text:p>4.1287801636E-10</text:p>
          </table:table-cell>
          <table:table-cell table:number-columns-repeated="2"/>
        </table:table-row>
        <table:table-row table:style-name="ro1">
          <table:table-cell office:value-type="float" office:value="0.000456095" calcext:value-type="float">
            <text:p>0.000456095</text:p>
          </table:table-cell>
          <table:table-cell office:value-type="float" office:value="0.0677312" calcext:value-type="float">
            <text:p>0.0677312</text:p>
          </table:table-cell>
          <table:table-cell table:formula="of:=[.A364]*[.A364]" office:value-type="float" office:value="0.000000208022649025" calcext:value-type="float">
            <text:p>2.08022649025E-07</text:p>
          </table:table-cell>
          <table:table-cell table:formula="of:=([.A364]-[.B364])*([.A364]-[.B364])" office:value-type="float" office:value="0.00452593975276103" calcext:value-type="float">
            <text:p>0.00452593975276103</text:p>
          </table:table-cell>
          <table:table-cell table:number-columns-repeated="2"/>
        </table:table-row>
        <table:table-row table:style-name="ro1">
          <table:table-cell office:value-type="float" office:value="0.00030899" calcext:value-type="float">
            <text:p>0.00030899</text:p>
          </table:table-cell>
          <table:table-cell office:value-type="float" office:value="0.000363602" calcext:value-type="float">
            <text:p>0.000363602</text:p>
          </table:table-cell>
          <table:table-cell table:formula="of:=[.A365]*[.A365]" office:value-type="float" office:value="0.0000000954748201" calcext:value-type="float">
            <text:p>0.0000000954748201</text:p>
          </table:table-cell>
          <table:table-cell table:formula="of:=([.A365]-[.B365])*([.A365]-[.B365])" office:value-type="float" office:value="0.000000002982470544" calcext:value-type="float">
            <text:p>2.982470544E-09</text:p>
          </table:table-cell>
          <table:table-cell table:number-columns-repeated="2"/>
        </table:table-row>
        <table:table-row table:style-name="ro1">
          <table:table-cell office:value-type="float" office:value="0.0000536442" calcext:value-type="float">
            <text:p>0.0000536442</text:p>
          </table:table-cell>
          <table:table-cell office:value-type="float" office:value="0.000000212508" calcext:value-type="float">
            <text:p>0.000000212508</text:p>
          </table:table-cell>
          <table:table-cell table:formula="of:=[.A366]*[.A366]" office:value-type="float" office:value="0.00000000287770019364" calcext:value-type="float">
            <text:p>2.87770019364E-09</text:p>
          </table:table-cell>
          <table:table-cell table:formula="of:=([.A366]-[.B366])*([.A366]-[.B366])" office:value-type="float" office:value="0.00000000285494570998" calcext:value-type="float">
            <text:p>2.85494570998286E-09</text:p>
          </table:table-cell>
          <table:table-cell table:number-columns-repeated="2"/>
        </table:table-row>
        <table:table-row table:style-name="ro1">
          <table:table-cell office:value-type="float" office:value="0.000730455" calcext:value-type="float">
            <text:p>0.000730455</text:p>
          </table:table-cell>
          <table:table-cell office:value-type="float" office:value="0.00000233066" calcext:value-type="float">
            <text:p>0.00000233066</text:p>
          </table:table-cell>
          <table:table-cell table:formula="of:=[.A367]*[.A367]" office:value-type="float" office:value="0.000000533564507025" calcext:value-type="float">
            <text:p>5.33564507025E-07</text:p>
          </table:table-cell>
          <table:table-cell table:formula="of:=([.A367]-[.B367])*([.A367]-[.B367])" office:value-type="float" office:value="0.00000053016505450044" calcext:value-type="float">
            <text:p>5.30165054500436E-07</text:p>
          </table:table-cell>
          <table:table-cell table:number-columns-repeated="2"/>
        </table:table-row>
        <table:table-row table:style-name="ro1">
          <table:table-cell office:value-type="float" office:value="0.00170708" calcext:value-type="float">
            <text:p>0.00170708</text:p>
          </table:table-cell>
          <table:table-cell office:value-type="float" office:value="0.0000749351" calcext:value-type="float">
            <text:p>0.0000749351</text:p>
          </table:table-cell>
          <table:table-cell table:formula="of:=[.A368]*[.A368]" office:value-type="float" office:value="0.0000029141221264" calcext:value-type="float">
            <text:p>0.0000029141221264</text:p>
          </table:table-cell>
          <table:table-cell table:formula="of:=([.A368]-[.B368])*([.A368]-[.B368])" office:value-type="float" office:value="0.00000266389697459601" calcext:value-type="float">
            <text:p>2.66389697459601E-06</text:p>
          </table:table-cell>
          <table:table-cell table:number-columns-repeated="2"/>
        </table:table-row>
        <table:table-row table:style-name="ro1">
          <table:table-cell office:value-type="float" office:value="0.00292712" calcext:value-type="float">
            <text:p>0.00292712</text:p>
          </table:table-cell>
          <table:table-cell office:value-type="float" office:value="0.000460285" calcext:value-type="float">
            <text:p>0.000460285</text:p>
          </table:table-cell>
          <table:table-cell table:formula="of:=[.A369]*[.A369]" office:value-type="float" office:value="0.0000085680314944" calcext:value-type="float">
            <text:p>0.0000085680314944</text:p>
          </table:table-cell>
          <table:table-cell table:formula="of:=([.A369]-[.B369])*([.A369]-[.B369])" office:value-type="float" office:value="0.000006085274917225" calcext:value-type="float">
            <text:p>6.085274917225E-06</text:p>
          </table:table-cell>
          <table:table-cell table:number-columns-repeated="2"/>
        </table:table-row>
        <table:table-row table:style-name="ro1">
          <table:table-cell office:value-type="float" office:value="0.00373822" calcext:value-type="float">
            <text:p>0.00373822</text:p>
          </table:table-cell>
          <table:table-cell office:value-type="float" office:value="0.00250503" calcext:value-type="float">
            <text:p>0.00250503</text:p>
          </table:table-cell>
          <table:table-cell table:formula="of:=[.A370]*[.A370]" office:value-type="float" office:value="0.0000139742887684" calcext:value-type="float">
            <text:p>0.0000139742887684</text:p>
          </table:table-cell>
          <table:table-cell table:formula="of:=([.A370]-[.B370])*([.A370]-[.B370])" office:value-type="float" office:value="0.0000015207575761" calcext:value-type="float">
            <text:p>0.0000015207575761</text:p>
          </table:table-cell>
          <table:table-cell table:number-columns-repeated="2"/>
        </table:table-row>
        <table:table-row table:style-name="ro1">
          <table:table-cell office:value-type="float" office:value="0.00373822" calcext:value-type="float">
            <text:p>0.00373822</text:p>
          </table:table-cell>
          <table:table-cell office:value-type="float" office:value="0.00433512" calcext:value-type="float">
            <text:p>0.00433512</text:p>
          </table:table-cell>
          <table:table-cell table:formula="of:=[.A371]*[.A371]" office:value-type="float" office:value="0.0000139742887684" calcext:value-type="float">
            <text:p>0.0000139742887684</text:p>
          </table:table-cell>
          <table:table-cell table:formula="of:=([.A371]-[.B371])*([.A371]-[.B371])" office:value-type="float" office:value="0.00000035628961" calcext:value-type="float">
            <text:p>0.00000035628961</text:p>
          </table:table-cell>
          <table:table-cell table:number-columns-repeated="2"/>
        </table:table-row>
        <table:table-row table:style-name="ro1">
          <table:table-cell office:value-type="float" office:value="0.00373822" calcext:value-type="float">
            <text:p>0.00373822</text:p>
          </table:table-cell>
          <table:table-cell office:value-type="float" office:value="0.000250905" calcext:value-type="float">
            <text:p>0.000250905</text:p>
          </table:table-cell>
          <table:table-cell table:formula="of:=[.A372]*[.A372]" office:value-type="float" office:value="0.0000139742887684" calcext:value-type="float">
            <text:p>0.0000139742887684</text:p>
          </table:table-cell>
          <table:table-cell table:formula="of:=([.A372]-[.B372])*([.A372]-[.B372])" office:value-type="float" office:value="0.000012161365909225" calcext:value-type="float">
            <text:p>1.2161365909225E-05</text:p>
          </table:table-cell>
          <table:table-cell table:number-columns-repeated="2"/>
        </table:table-row>
        <table:table-row table:style-name="ro1">
          <table:table-cell office:value-type="float" office:value="0.0354369" calcext:value-type="float">
            <text:p>0.0354369</text:p>
          </table:table-cell>
          <table:table-cell office:value-type="float" office:value="0.00000823874" calcext:value-type="float">
            <text:p>0.00000823874</text:p>
          </table:table-cell>
          <table:table-cell table:formula="of:=[.A373]*[.A373]" office:value-type="float" office:value="0.00125577388161" calcext:value-type="float">
            <text:p>0.00125577388161</text:p>
          </table:table-cell>
          <table:table-cell table:formula="of:=([.A373]-[.B373])*([.A373]-[.B373])" office:value-type="float" office:value="0.00125519003867582" calcext:value-type="float">
            <text:p>0.00125519003867582</text:p>
          </table:table-cell>
          <table:table-cell table:number-columns-repeated="2"/>
        </table:table-row>
        <table:table-row table:style-name="ro1">
          <table:table-cell office:value-type="float" office:value="0.0464055" calcext:value-type="float">
            <text:p>0.0464055</text:p>
          </table:table-cell>
          <table:table-cell office:value-type="float" office:value="0.00112216" calcext:value-type="float">
            <text:p>0.00112216</text:p>
          </table:table-cell>
          <table:table-cell table:formula="of:=[.A374]*[.A374]" office:value-type="float" office:value="0.00215347043025" calcext:value-type="float">
            <text:p>0.00215347043025</text:p>
          </table:table-cell>
          <table:table-cell table:formula="of:=([.A374]-[.B374])*([.A374]-[.B374])" office:value-type="float" office:value="0.0020505808815556" calcext:value-type="float">
            <text:p>0.0020505808815556</text:p>
          </table:table-cell>
          <table:table-cell table:number-columns-repeated="2"/>
        </table:table-row>
        <table:table-row table:style-name="ro1">
          <table:table-cell office:value-type="float" office:value="0.116845" calcext:value-type="float">
            <text:p>0.116845</text:p>
          </table:table-cell>
          <table:table-cell office:value-type="float" office:value="0.0264413" calcext:value-type="float">
            <text:p>0.0264413</text:p>
          </table:table-cell>
          <table:table-cell table:formula="of:=[.A375]*[.A375]" office:value-type="float" office:value="0.013652754025" calcext:value-type="float">
            <text:p>0.013652754025</text:p>
          </table:table-cell>
          <table:table-cell table:formula="of:=([.A375]-[.B375])*([.A375]-[.B375])" office:value-type="float" office:value="0.00817282897369" calcext:value-type="float">
            <text:p>0.00817282897369</text:p>
          </table:table-cell>
          <table:table-cell table:number-columns-repeated="2"/>
        </table:table-row>
        <table:table-row table:style-name="ro1">
          <table:table-cell office:value-type="float" office:value="0.116845" calcext:value-type="float">
            <text:p>0.116845</text:p>
          </table:table-cell>
          <table:table-cell office:value-type="float" office:value="0.0342863" calcext:value-type="float">
            <text:p>0.0342863</text:p>
          </table:table-cell>
          <table:table-cell table:formula="of:=[.A376]*[.A376]" office:value-type="float" office:value="0.013652754025" calcext:value-type="float">
            <text:p>0.013652754025</text:p>
          </table:table-cell>
          <table:table-cell table:formula="of:=([.A376]-[.B376])*([.A376]-[.B376])" office:value-type="float" office:value="0.00681593894569" calcext:value-type="float">
            <text:p>0.00681593894569</text:p>
          </table:table-cell>
          <table:table-cell table:number-columns-repeated="2"/>
        </table:table-row>
        <table:table-row table:style-name="ro1">
          <table:table-cell office:value-type="float" office:value="0.144508" calcext:value-type="float">
            <text:p>0.144508</text:p>
          </table:table-cell>
          <table:table-cell office:value-type="float" office:value="0.342055" calcext:value-type="float">
            <text:p>0.342055</text:p>
          </table:table-cell>
          <table:table-cell table:formula="of:=[.A377]*[.A377]" office:value-type="float" office:value="0.020882562064" calcext:value-type="float">
            <text:p>0.020882562064</text:p>
          </table:table-cell>
          <table:table-cell table:formula="of:=([.A377]-[.B377])*([.A377]-[.B377])" office:value-type="float" office:value="0.039024817209" calcext:value-type="float">
            <text:p>0.039024817209</text:p>
          </table:table-cell>
          <table:table-cell table:number-columns-repeated="2"/>
        </table:table-row>
        <table:table-row table:style-name="ro1">
          <table:table-cell office:value-type="float" office:value="0.144507" calcext:value-type="float">
            <text:p>0.144507</text:p>
          </table:table-cell>
          <table:table-cell office:value-type="float" office:value="0.354893" calcext:value-type="float">
            <text:p>0.354893</text:p>
          </table:table-cell>
          <table:table-cell table:formula="of:=[.A378]*[.A378]" office:value-type="float" office:value="0.020882273049" calcext:value-type="float">
            <text:p>0.020882273049</text:p>
          </table:table-cell>
          <table:table-cell table:formula="of:=([.A378]-[.B378])*([.A378]-[.B378])" office:value-type="float" office:value="0.044262268996" calcext:value-type="float">
            <text:p>0.044262268996</text:p>
          </table:table-cell>
          <table:table-cell table:number-columns-repeated="2"/>
        </table:table-row>
        <table:table-row table:style-name="ro1">
          <table:table-cell office:value-type="float" office:value="0.108781" calcext:value-type="float">
            <text:p>0.108781</text:p>
          </table:table-cell>
          <table:table-cell office:value-type="float" office:value="0.368833" calcext:value-type="float">
            <text:p>0.368833</text:p>
          </table:table-cell>
          <table:table-cell table:formula="of:=[.A379]*[.A379]" office:value-type="float" office:value="0.011833305961" calcext:value-type="float">
            <text:p>0.011833305961</text:p>
          </table:table-cell>
          <table:table-cell table:formula="of:=([.A379]-[.B379])*([.A379]-[.B379])" office:value-type="float" office:value="0.067627042704" calcext:value-type="float">
            <text:p>0.067627042704</text:p>
          </table:table-cell>
          <table:table-cell table:number-columns-repeated="2"/>
        </table:table-row>
        <table:table-row table:style-name="ro1">
          <table:table-cell office:value-type="float" office:value="0.165021" calcext:value-type="float">
            <text:p>0.165021</text:p>
          </table:table-cell>
          <table:table-cell office:value-type="float" office:value="0.392674" calcext:value-type="float">
            <text:p>0.392674</text:p>
          </table:table-cell>
          <table:table-cell table:formula="of:=[.A380]*[.A380]" office:value-type="float" office:value="0.027231930441" calcext:value-type="float">
            <text:p>0.027231930441</text:p>
          </table:table-cell>
          <table:table-cell table:formula="of:=([.A380]-[.B380])*([.A380]-[.B380])" office:value-type="float" office:value="0.051825888409" calcext:value-type="float">
            <text:p>0.051825888409</text:p>
          </table:table-cell>
          <table:table-cell table:number-columns-repeated="2"/>
        </table:table-row>
        <table:table-row table:style-name="ro1">
          <table:table-cell office:value-type="float" office:value="0.420112" calcext:value-type="float">
            <text:p>0.420112</text:p>
          </table:table-cell>
          <table:table-cell office:value-type="float" office:value="0.491729" calcext:value-type="float">
            <text:p>0.491729</text:p>
          </table:table-cell>
          <table:table-cell table:formula="of:=[.A381]*[.A381]" office:value-type="float" office:value="0.176494092544" calcext:value-type="float">
            <text:p>0.176494092544</text:p>
          </table:table-cell>
          <table:table-cell table:formula="of:=([.A381]-[.B381])*([.A381]-[.B381])" office:value-type="float" office:value="0.00512899468900001" calcext:value-type="float">
            <text:p>0.00512899468900001</text:p>
          </table:table-cell>
          <table:table-cell table:number-columns-repeated="2"/>
        </table:table-row>
        <table:table-row table:style-name="ro1">
          <table:table-cell office:value-type="float" office:value="0.420112" calcext:value-type="float">
            <text:p>0.420112</text:p>
          </table:table-cell>
          <table:table-cell office:value-type="float" office:value="0.54289" calcext:value-type="float">
            <text:p>0.54289</text:p>
          </table:table-cell>
          <table:table-cell table:formula="of:=[.A382]*[.A382]" office:value-type="float" office:value="0.176494092544" calcext:value-type="float">
            <text:p>0.176494092544</text:p>
          </table:table-cell>
          <table:table-cell table:formula="of:=([.A382]-[.B382])*([.A382]-[.B382])" office:value-type="float" office:value="0.015074437284" calcext:value-type="float">
            <text:p>0.015074437284</text:p>
          </table:table-cell>
          <table:table-cell table:number-columns-repeated="2"/>
        </table:table-row>
        <table:table-row table:style-name="ro1">
          <table:table-cell office:value-type="float" office:value="0.420112" calcext:value-type="float">
            <text:p>0.420112</text:p>
          </table:table-cell>
          <table:table-cell office:value-type="float" office:value="0.592438" calcext:value-type="float">
            <text:p>0.592438</text:p>
          </table:table-cell>
          <table:table-cell table:formula="of:=[.A383]*[.A383]" office:value-type="float" office:value="0.176494092544" calcext:value-type="float">
            <text:p>0.176494092544</text:p>
          </table:table-cell>
          <table:table-cell table:formula="of:=([.A383]-[.B383])*([.A383]-[.B383])" office:value-type="float" office:value="0.029696250276" calcext:value-type="float">
            <text:p>0.029696250276</text:p>
          </table:table-cell>
          <table:table-cell table:number-columns-repeated="2"/>
        </table:table-row>
        <table:table-row table:style-name="ro1">
          <table:table-cell office:value-type="float" office:value="0.659292" calcext:value-type="float">
            <text:p>0.659292</text:p>
          </table:table-cell>
          <table:table-cell office:value-type="float" office:value="0.397373" calcext:value-type="float">
            <text:p>0.397373</text:p>
          </table:table-cell>
          <table:table-cell table:formula="of:=[.A384]*[.A384]" office:value-type="float" office:value="0.434665941264" calcext:value-type="float">
            <text:p>0.434665941264</text:p>
          </table:table-cell>
          <table:table-cell table:formula="of:=([.A384]-[.B384])*([.A384]-[.B384])" office:value-type="float" office:value="0.068601562561" calcext:value-type="float">
            <text:p>0.068601562561</text:p>
          </table:table-cell>
          <table:table-cell table:number-columns-repeated="2"/>
        </table:table-row>
        <table:table-row table:style-name="ro1">
          <table:table-cell office:value-type="float" office:value="0.739307" calcext:value-type="float">
            <text:p>0.739307</text:p>
          </table:table-cell>
          <table:table-cell office:value-type="float" office:value="0.802193" calcext:value-type="float">
            <text:p>0.802193</text:p>
          </table:table-cell>
          <table:table-cell table:formula="of:=[.A385]*[.A385]" office:value-type="float" office:value="0.546574840249" calcext:value-type="float">
            <text:p>0.546574840249</text:p>
          </table:table-cell>
          <table:table-cell table:formula="of:=([.A385]-[.B385])*([.A385]-[.B385])" office:value-type="float" office:value="0.003954648996" calcext:value-type="float">
            <text:p>0.003954648996</text:p>
          </table:table-cell>
          <table:table-cell table:number-columns-repeated="2"/>
        </table:table-row>
        <table:table-row table:style-name="ro1">
          <table:table-cell office:value-type="float" office:value="0.852468" calcext:value-type="float">
            <text:p>0.852468</text:p>
          </table:table-cell>
          <table:table-cell office:value-type="float" office:value="0.840933" calcext:value-type="float">
            <text:p>0.840933</text:p>
          </table:table-cell>
          <table:table-cell table:formula="of:=[.A386]*[.A386]" office:value-type="float" office:value="0.726701691024" calcext:value-type="float">
            <text:p>0.726701691024</text:p>
          </table:table-cell>
          <table:table-cell table:formula="of:=([.A386]-[.B386])*([.A386]-[.B386])" office:value-type="float" office:value="0.000133056224999999" calcext:value-type="float">
            <text:p>0.000133056224999999</text:p>
          </table:table-cell>
          <table:table-cell table:number-columns-repeated="2"/>
        </table:table-row>
        <table:table-row table:style-name="ro1">
          <table:table-cell office:value-type="float" office:value="0.919512" calcext:value-type="float">
            <text:p>0.919512</text:p>
          </table:table-cell>
          <table:table-cell office:value-type="float" office:value="0.862326" calcext:value-type="float">
            <text:p>0.862326</text:p>
          </table:table-cell>
          <table:table-cell table:formula="of:=[.A387]*[.A387]" office:value-type="float" office:value="0.845502318144" calcext:value-type="float">
            <text:p>0.845502318144</text:p>
          </table:table-cell>
          <table:table-cell table:formula="of:=([.A387]-[.B387])*([.A387]-[.B387])" office:value-type="float" office:value="0.003270238596" calcext:value-type="float">
            <text:p>0.003270238596</text:p>
          </table:table-cell>
          <table:table-cell table:number-columns-repeated="2"/>
        </table:table-row>
        <table:table-row table:style-name="ro1">
          <table:table-cell office:value-type="float" office:value="0.919512" calcext:value-type="float">
            <text:p>0.919512</text:p>
          </table:table-cell>
          <table:table-cell office:value-type="float" office:value="0.916841" calcext:value-type="float">
            <text:p>0.916841</text:p>
          </table:table-cell>
          <table:table-cell table:formula="of:=[.A388]*[.A388]" office:value-type="float" office:value="0.845502318144" calcext:value-type="float">
            <text:p>0.845502318144</text:p>
          </table:table-cell>
          <table:table-cell table:formula="of:=([.A388]-[.B388])*([.A388]-[.B388])" office:value-type="float" office:value="0.00000713424099999989" calcext:value-type="float">
            <text:p>7.13424099999989E-06</text:p>
          </table:table-cell>
          <table:table-cell table:number-columns-repeated="2"/>
        </table:table-row>
        <table:table-row table:style-name="ro1">
          <table:table-cell office:value-type="float" office:value="0.958342" calcext:value-type="float">
            <text:p>0.958342</text:p>
          </table:table-cell>
          <table:table-cell office:value-type="float" office:value="0.949156" calcext:value-type="float">
            <text:p>0.949156</text:p>
          </table:table-cell>
          <table:table-cell table:formula="of:=[.A389]*[.A389]" office:value-type="float" office:value="0.918419388964" calcext:value-type="float">
            <text:p>0.918419388964</text:p>
          </table:table-cell>
          <table:table-cell table:formula="of:=([.A389]-[.B389])*([.A389]-[.B389])" office:value-type="float" office:value="0.0000843825960000005" calcext:value-type="float">
            <text:p>8.43825960000005E-05</text:p>
          </table:table-cell>
          <table:table-cell table:number-columns-repeated="2"/>
        </table:table-row>
        <table:table-row table:style-name="ro1">
          <table:table-cell office:value-type="float" office:value="0.958344" calcext:value-type="float">
            <text:p>0.958344</text:p>
          </table:table-cell>
          <table:table-cell office:value-type="float" office:value="0.995054" calcext:value-type="float">
            <text:p>0.995054</text:p>
          </table:table-cell>
          <table:table-cell table:formula="of:=[.A390]*[.A390]" office:value-type="float" office:value="0.918423222336" calcext:value-type="float">
            <text:p>0.918423222336</text:p>
          </table:table-cell>
          <table:table-cell table:formula="of:=([.A390]-[.B390])*([.A390]-[.B390])" office:value-type="float" office:value="0.0013476241" calcext:value-type="float">
            <text:p>0.001347624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[.A391]*[.A391]" office:value-type="float" office:value="0.9999800001" calcext:value-type="float">
            <text:p>0.9999800001</text:p>
          </table:table-cell>
          <table:table-cell table:formula="of:=([.A391]-[.B391])*([.A391]-[.B391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0727177" calcext:value-type="float">
            <text:p>0.0000727177</text:p>
          </table:table-cell>
          <table:table-cell office:value-type="float" office:value="0.00000143492" calcext:value-type="float">
            <text:p>0.00000143492</text:p>
          </table:table-cell>
          <table:table-cell table:formula="of:=[.A392]*[.A392]" office:value-type="float" office:value="0.00000000528786389329" calcext:value-type="float">
            <text:p>5.28786389329E-09</text:p>
          </table:table-cell>
          <table:table-cell table:formula="of:=([.A392]-[.B392])*([.A392]-[.B392])" office:value-type="float" office:value="0.00000000508123472453" calcext:value-type="float">
            <text:p>5.0812347245284E-09</text:p>
          </table:table-cell>
          <table:table-cell table:number-columns-repeated="2"/>
        </table:table-row>
        <table:table-row table:style-name="ro1">
          <table:table-cell office:value-type="float" office:value="0.0000727177" calcext:value-type="float">
            <text:p>0.0000727177</text:p>
          </table:table-cell>
          <table:table-cell office:value-type="float" office:value="0.000855563" calcext:value-type="float">
            <text:p>0.000855563</text:p>
          </table:table-cell>
          <table:table-cell table:formula="of:=[.A393]*[.A393]" office:value-type="float" office:value="0.00000000528786389329" calcext:value-type="float">
            <text:p>5.28786389329E-09</text:p>
          </table:table-cell>
          <table:table-cell table:formula="of:=([.A393]-[.B393])*([.A393]-[.B393])" office:value-type="float" office:value="0.00000061284676373209" calcext:value-type="float">
            <text:p>6.1284676373209E-07</text:p>
          </table:table-cell>
          <table:table-cell table:number-columns-repeated="2"/>
        </table:table-row>
        <table:table-row table:style-name="ro1">
          <table:table-cell office:value-type="float" office:value="0.0000727177" calcext:value-type="float">
            <text:p>0.0000727177</text:p>
          </table:table-cell>
          <table:table-cell office:value-type="float" office:value="0.00723451" calcext:value-type="float">
            <text:p>0.00723451</text:p>
          </table:table-cell>
          <table:table-cell table:formula="of:=[.A394]*[.A394]" office:value-type="float" office:value="0.00000000528786389329" calcext:value-type="float">
            <text:p>5.28786389329E-09</text:p>
          </table:table-cell>
          <table:table-cell table:formula="of:=([.A394]-[.B394])*([.A394]-[.B394])" office:value-type="float" office:value="0.0000512912689483393" calcext:value-type="float">
            <text:p>5.12912689483393E-05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0461034" calcext:value-type="float">
            <text:p>0.00000461034</text:p>
          </table:table-cell>
          <table:table-cell table:formula="of:=[.A395]*[.A395]" office:value-type="float" office:value="0.00000000000540367218" calcext:value-type="float">
            <text:p>5.4036721764E-12</text:p>
          </table:table-cell>
          <table:table-cell table:formula="of:=([.A395]-[.B395])*([.A395]-[.B395])" office:value-type="float" office:value="0.00000000000522469878" calcext:value-type="float">
            <text:p>5.2246987776E-12</text:p>
          </table:table-cell>
          <table:table-cell table:number-columns-repeated="2"/>
        </table:table-row>
        <table:table-row table:style-name="ro1">
          <table:table-cell office:value-type="float" office:value="0.000206828" calcext:value-type="float">
            <text:p>0.000206828</text:p>
          </table:table-cell>
          <table:table-cell office:value-type="float" office:value="0.0306894" calcext:value-type="float">
            <text:p>0.0306894</text:p>
          </table:table-cell>
          <table:table-cell table:formula="of:=[.A396]*[.A396]" office:value-type="float" office:value="0.000000042777821584" calcext:value-type="float">
            <text:p>4.2777821584E-08</text:p>
          </table:table-cell>
          <table:table-cell table:formula="of:=([.A396]-[.B396])*([.A396]-[.B396])" office:value-type="float" office:value="0.000929187195735184" calcext:value-type="float">
            <text:p>0.000929187195735184</text:p>
          </table:table-cell>
          <table:table-cell table:number-columns-repeated="2"/>
        </table:table-row>
        <table:table-row table:style-name="ro1">
          <table:table-cell office:value-type="float" office:value="0.00001055" calcext:value-type="float">
            <text:p>0.00001055</text:p>
          </table:table-cell>
          <table:table-cell office:value-type="float" office:value="0.00142458" calcext:value-type="float">
            <text:p>0.00142458</text:p>
          </table:table-cell>
          <table:table-cell table:formula="of:=[.A397]*[.A397]" office:value-type="float" office:value="0.0000000001113025" calcext:value-type="float">
            <text:p>1.113025E-10</text:p>
          </table:table-cell>
          <table:table-cell table:formula="of:=([.A397]-[.B397])*([.A397]-[.B397])" office:value-type="float" office:value="0.0000019994808409" calcext:value-type="float">
            <text:p>0.0000019994808409</text:p>
          </table:table-cell>
          <table:table-cell table:number-columns-repeated="2"/>
        </table:table-row>
        <table:table-row table:style-name="ro1">
          <table:table-cell office:value-type="float" office:value="0.0000404716" calcext:value-type="float">
            <text:p>0.0000404716</text:p>
          </table:table-cell>
          <table:table-cell office:value-type="float" office:value="0.0036271" calcext:value-type="float">
            <text:p>0.0036271</text:p>
          </table:table-cell>
          <table:table-cell table:formula="of:=[.A398]*[.A398]" office:value-type="float" office:value="0.00000000163795040656" calcext:value-type="float">
            <text:p>1.63795040656E-09</text:p>
          </table:table-cell>
          <table:table-cell table:formula="of:=([.A398]-[.B398])*([.A398]-[.B398])" office:value-type="float" office:value="0.0000128639032796866" calcext:value-type="float">
            <text:p>1.28639032796866E-05</text:p>
          </table:table-cell>
          <table:table-cell table:number-columns-repeated="2"/>
        </table:table-row>
        <table:table-row table:style-name="ro1">
          <table:table-cell office:value-type="float" office:value="0.0000902414" calcext:value-type="float">
            <text:p>0.0000902414</text:p>
          </table:table-cell>
          <table:table-cell office:value-type="float" office:value="0.00000103185" calcext:value-type="float">
            <text:p>0.00000103185</text:p>
          </table:table-cell>
          <table:table-cell table:formula="of:=[.A399]*[.A399]" office:value-type="float" office:value="0.00000000814351027396" calcext:value-type="float">
            <text:p>8.14351027396E-09</text:p>
          </table:table-cell>
          <table:table-cell table:formula="of:=([.A399]-[.B399])*([.A399]-[.B399])" office:value-type="float" office:value="0.0000000079583438112" calcext:value-type="float">
            <text:p>7.9583438112025E-09</text:p>
          </table:table-cell>
          <table:table-cell table:number-columns-repeated="2"/>
        </table:table-row>
        <table:table-row table:style-name="ro1">
          <table:table-cell office:value-type="float" office:value="0.000205755" calcext:value-type="float">
            <text:p>0.000205755</text:p>
          </table:table-cell>
          <table:table-cell office:value-type="float" office:value="0.00000661898" calcext:value-type="float">
            <text:p>0.00000661898</text:p>
          </table:table-cell>
          <table:table-cell table:formula="of:=[.A400]*[.A400]" office:value-type="float" office:value="0.000000042335120025" calcext:value-type="float">
            <text:p>4.2335120025E-08</text:p>
          </table:table-cell>
          <table:table-cell table:formula="of:=([.A400]-[.B400])*([.A400]-[.B400])" office:value-type="float" office:value="0.00000003965515446144" calcext:value-type="float">
            <text:p>3.96551544614404E-08</text:p>
          </table:table-cell>
          <table:table-cell table:number-columns-repeated="2"/>
        </table:table-row>
        <table:table-row table:style-name="ro1">
          <table:table-cell office:value-type="float" office:value="0.000522971" calcext:value-type="float">
            <text:p>0.000522971</text:p>
          </table:table-cell>
          <table:table-cell office:value-type="float" office:value="0.0000203753" calcext:value-type="float">
            <text:p>0.0000203753</text:p>
          </table:table-cell>
          <table:table-cell table:formula="of:=[.A401]*[.A401]" office:value-type="float" office:value="0.000000273498666841" calcext:value-type="float">
            <text:p>2.73498666841E-07</text:p>
          </table:table-cell>
          <table:table-cell table:formula="of:=([.A401]-[.B401])*([.A401]-[.B401])" office:value-type="float" office:value="0.00000025260243765849" calcext:value-type="float">
            <text:p>2.5260243765849E-07</text:p>
          </table:table-cell>
          <table:table-cell table:number-columns-repeated="2"/>
        </table:table-row>
        <table:table-row table:style-name="ro1">
          <table:table-cell office:value-type="float" office:value="0.000522971" calcext:value-type="float">
            <text:p>0.000522971</text:p>
          </table:table-cell>
          <table:table-cell office:value-type="float" office:value="0.000711048" calcext:value-type="float">
            <text:p>0.000711048</text:p>
          </table:table-cell>
          <table:table-cell table:formula="of:=[.A402]*[.A402]" office:value-type="float" office:value="0.000000273498666841" calcext:value-type="float">
            <text:p>2.73498666841E-07</text:p>
          </table:table-cell>
          <table:table-cell table:formula="of:=([.A402]-[.B402])*([.A402]-[.B402])" office:value-type="float" office:value="0.000000035372957929" calcext:value-type="float">
            <text:p>3.5372957929E-08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254178" calcext:value-type="float">
            <text:p>0.000254178</text:p>
          </table:table-cell>
          <table:table-cell table:formula="of:=[.A403]*[.A403]" office:value-type="float" office:value="0.00000000007993611649" calcext:value-type="float">
            <text:p>7.993611649E-11</text:p>
          </table:table-cell>
          <table:table-cell table:formula="of:=([.A403]-[.B403])*([.A403]-[.B403])" office:value-type="float" office:value="0.00000006014133331129" calcext:value-type="float">
            <text:p>6.014133331129E-08</text:p>
          </table:table-cell>
          <table:table-cell table:number-columns-repeated="2"/>
        </table:table-row>
        <table:table-row table:style-name="ro1">
          <table:table-cell office:value-type="float" office:value="0.0000731945" calcext:value-type="float">
            <text:p>0.0000731945</text:p>
          </table:table-cell>
          <table:table-cell office:value-type="float" office:value="0.000000438102" calcext:value-type="float">
            <text:p>0.000000438102</text:p>
          </table:table-cell>
          <table:table-cell table:formula="of:=[.A404]*[.A404]" office:value-type="float" office:value="0.00000000535743483025" calcext:value-type="float">
            <text:p>5.35743483025E-09</text:p>
          </table:table-cell>
          <table:table-cell table:formula="of:=([.A404]-[.B404])*([.A404]-[.B404])" office:value-type="float" office:value="0.00000000529349344993" calcext:value-type="float">
            <text:p>5.2934934499344E-09</text:p>
          </table:table-cell>
          <table:table-cell table:number-columns-repeated="2"/>
        </table:table-row>
        <table:table-row table:style-name="ro1">
          <table:table-cell office:value-type="float" office:value="0.000128031" calcext:value-type="float">
            <text:p>0.000128031</text:p>
          </table:table-cell>
          <table:table-cell office:value-type="float" office:value="0.000060088" calcext:value-type="float">
            <text:p>0.000060088</text:p>
          </table:table-cell>
          <table:table-cell table:formula="of:=[.A405]*[.A405]" office:value-type="float" office:value="0.000000016391936961" calcext:value-type="float">
            <text:p>1.6391936961E-08</text:p>
          </table:table-cell>
          <table:table-cell table:formula="of:=([.A405]-[.B405])*([.A405]-[.B405])" office:value-type="float" office:value="0.000000004616251249" calcext:value-type="float">
            <text:p>4.616251249E-09</text:p>
          </table:table-cell>
          <table:table-cell table:number-columns-repeated="2"/>
        </table:table-row>
        <table:table-row table:style-name="ro1">
          <table:table-cell office:value-type="float" office:value="0.000128031" calcext:value-type="float">
            <text:p>0.000128031</text:p>
          </table:table-cell>
          <table:table-cell office:value-type="float" office:value="0.000046991" calcext:value-type="float">
            <text:p>0.000046991</text:p>
          </table:table-cell>
          <table:table-cell table:formula="of:=[.A406]*[.A406]" office:value-type="float" office:value="0.000000016391936961" calcext:value-type="float">
            <text:p>1.6391936961E-08</text:p>
          </table:table-cell>
          <table:table-cell table:formula="of:=([.A406]-[.B406])*([.A406]-[.B406])" office:value-type="float" office:value="0.0000000065674816" calcext:value-type="float">
            <text:p>0.0000000065674816</text:p>
          </table:table-cell>
          <table:table-cell table:number-columns-repeated="2"/>
        </table:table-row>
        <table:table-row table:style-name="ro1">
          <table:table-cell office:value-type="float" office:value="0.00746602" calcext:value-type="float">
            <text:p>0.00746602</text:p>
          </table:table-cell>
          <table:table-cell office:value-type="float" office:value="0.00296966" calcext:value-type="float">
            <text:p>0.00296966</text:p>
          </table:table-cell>
          <table:table-cell table:formula="of:=[.A407]*[.A407]" office:value-type="float" office:value="0.0000557414546404" calcext:value-type="float">
            <text:p>0.0000557414546404</text:p>
          </table:table-cell>
          <table:table-cell table:formula="of:=([.A407]-[.B407])*([.A407]-[.B407])" office:value-type="float" office:value="0.0000202172532496" calcext:value-type="float">
            <text:p>0.0000202172532496</text:p>
          </table:table-cell>
          <table:table-cell table:number-columns-repeated="2"/>
        </table:table-row>
        <table:table-row table:style-name="ro1">
          <table:table-cell office:value-type="float" office:value="0.00616342" calcext:value-type="float">
            <text:p>0.00616342</text:p>
          </table:table-cell>
          <table:table-cell office:value-type="float" office:value="0.00329563" calcext:value-type="float">
            <text:p>0.00329563</text:p>
          </table:table-cell>
          <table:table-cell table:formula="of:=[.A408]*[.A408]" office:value-type="float" office:value="0.0000379877460964" calcext:value-type="float">
            <text:p>0.0000379877460964</text:p>
          </table:table-cell>
          <table:table-cell table:formula="of:=([.A408]-[.B408])*([.A408]-[.B408])" office:value-type="float" office:value="0.0000082242194841" calcext:value-type="float">
            <text:p>0.0000082242194841</text:p>
          </table:table-cell>
          <table:table-cell table:number-columns-repeated="2"/>
        </table:table-row>
        <table:table-row table:style-name="ro1">
          <table:table-cell office:value-type="float" office:value="0.0108836" calcext:value-type="float">
            <text:p>0.0108836</text:p>
          </table:table-cell>
          <table:table-cell office:value-type="float" office:value="0.09135" calcext:value-type="float">
            <text:p>0.09135</text:p>
          </table:table-cell>
          <table:table-cell table:formula="of:=[.A409]*[.A409]" office:value-type="float" office:value="0.00011845274896" calcext:value-type="float">
            <text:p>0.00011845274896</text:p>
          </table:table-cell>
          <table:table-cell table:formula="of:=([.A409]-[.B409])*([.A409]-[.B409])" office:value-type="float" office:value="0.00647484152896" calcext:value-type="float">
            <text:p>0.00647484152896</text:p>
          </table:table-cell>
          <table:table-cell table:number-columns-repeated="2"/>
        </table:table-row>
        <table:table-row table:style-name="ro1">
          <table:table-cell office:value-type="float" office:value="0.0060026" calcext:value-type="float">
            <text:p>0.0060026</text:p>
          </table:table-cell>
          <table:table-cell office:value-type="float" office:value="0.00121602" calcext:value-type="float">
            <text:p>0.00121602</text:p>
          </table:table-cell>
          <table:table-cell table:formula="of:=[.A410]*[.A410]" office:value-type="float" office:value="0.00003603120676" calcext:value-type="float">
            <text:p>0.00003603120676</text:p>
          </table:table-cell>
          <table:table-cell table:formula="of:=([.A410]-[.B410])*([.A410]-[.B410])" office:value-type="float" office:value="0.0000229113480964" calcext:value-type="float">
            <text:p>0.0000229113480964</text:p>
          </table:table-cell>
          <table:table-cell table:number-columns-repeated="2"/>
        </table:table-row>
        <table:table-row table:style-name="ro1">
          <table:table-cell office:value-type="float" office:value="0.0207993" calcext:value-type="float">
            <text:p>0.0207993</text:p>
          </table:table-cell>
          <table:table-cell office:value-type="float" office:value="0.0759408" calcext:value-type="float">
            <text:p>0.0759408</text:p>
          </table:table-cell>
          <table:table-cell table:formula="of:=[.A411]*[.A411]" office:value-type="float" office:value="0.00043261088049" calcext:value-type="float">
            <text:p>0.00043261088049</text:p>
          </table:table-cell>
          <table:table-cell table:formula="of:=([.A411]-[.B411])*([.A411]-[.B411])" office:value-type="float" office:value="0.00304058502225" calcext:value-type="float">
            <text:p>0.00304058502225</text:p>
          </table:table-cell>
          <table:table-cell table:number-columns-repeated="2"/>
        </table:table-row>
        <table:table-row table:style-name="ro1">
          <table:table-cell office:value-type="float" office:value="0.0207993" calcext:value-type="float">
            <text:p>0.0207993</text:p>
          </table:table-cell>
          <table:table-cell office:value-type="float" office:value="0.101094" calcext:value-type="float">
            <text:p>0.101094</text:p>
          </table:table-cell>
          <table:table-cell table:formula="of:=[.A412]*[.A412]" office:value-type="float" office:value="0.00043261088049" calcext:value-type="float">
            <text:p>0.00043261088049</text:p>
          </table:table-cell>
          <table:table-cell table:formula="of:=([.A412]-[.B412])*([.A412]-[.B412])" office:value-type="float" office:value="0.00644723884809" calcext:value-type="float">
            <text:p>0.00644723884809</text:p>
          </table:table-cell>
          <table:table-cell table:number-columns-repeated="2"/>
        </table:table-row>
        <table:table-row table:style-name="ro1">
          <table:table-cell office:value-type="float" office:value="0.0230522" calcext:value-type="float">
            <text:p>0.0230522</text:p>
          </table:table-cell>
          <table:table-cell office:value-type="float" office:value="0.00672566" calcext:value-type="float">
            <text:p>0.00672566</text:p>
          </table:table-cell>
          <table:table-cell table:formula="of:=[.A413]*[.A413]" office:value-type="float" office:value="0.00053140392484" calcext:value-type="float">
            <text:p>0.00053140392484</text:p>
          </table:table-cell>
          <table:table-cell table:formula="of:=([.A413]-[.B413])*([.A413]-[.B413])" office:value-type="float" office:value="0.0002665559083716" calcext:value-type="float">
            <text:p>0.0002665559083716</text:p>
          </table:table-cell>
          <table:table-cell table:number-columns-repeated="2"/>
        </table:table-row>
        <table:table-row table:style-name="ro1">
          <table:table-cell office:value-type="float" office:value="0.0472451" calcext:value-type="float">
            <text:p>0.0472451</text:p>
          </table:table-cell>
          <table:table-cell office:value-type="float" office:value="0.0000998518" calcext:value-type="float">
            <text:p>0.0000998518</text:p>
          </table:table-cell>
          <table:table-cell table:formula="of:=[.A414]*[.A414]" office:value-type="float" office:value="0.00223209947401" calcext:value-type="float">
            <text:p>0.00223209947401</text:p>
          </table:table-cell>
          <table:table-cell table:formula="of:=([.A414]-[.B414])*([.A414]-[.B414])" office:value-type="float" office:value="0.0022226744278396" calcext:value-type="float">
            <text:p>0.0022226744278396</text:p>
          </table:table-cell>
          <table:table-cell table:number-columns-repeated="2"/>
        </table:table-row>
        <table:table-row table:style-name="ro1">
          <table:table-cell office:value-type="float" office:value="0.0472451" calcext:value-type="float">
            <text:p>0.0472451</text:p>
          </table:table-cell>
          <table:table-cell office:value-type="float" office:value="0.0436822" calcext:value-type="float">
            <text:p>0.0436822</text:p>
          </table:table-cell>
          <table:table-cell table:formula="of:=[.A415]*[.A415]" office:value-type="float" office:value="0.00223209947401" calcext:value-type="float">
            <text:p>0.00223209947401</text:p>
          </table:table-cell>
          <table:table-cell table:formula="of:=([.A415]-[.B415])*([.A415]-[.B415])" office:value-type="float" office:value="0.00001269425641" calcext:value-type="float">
            <text:p>0.00001269425641</text:p>
          </table:table-cell>
          <table:table-cell table:number-columns-repeated="2"/>
        </table:table-row>
        <table:table-row table:style-name="ro1">
          <table:table-cell office:value-type="float" office:value="0.0472452" calcext:value-type="float">
            <text:p>0.0472452</text:p>
          </table:table-cell>
          <table:table-cell office:value-type="float" office:value="0.0530605" calcext:value-type="float">
            <text:p>0.0530605</text:p>
          </table:table-cell>
          <table:table-cell table:formula="of:=[.A416]*[.A416]" office:value-type="float" office:value="0.00223210892304" calcext:value-type="float">
            <text:p>0.00223210892304</text:p>
          </table:table-cell>
          <table:table-cell table:formula="of:=([.A416]-[.B416])*([.A416]-[.B416])" office:value-type="float" office:value="0.0000338177140899999" calcext:value-type="float">
            <text:p>0.0000338177140899999</text:p>
          </table:table-cell>
          <table:table-cell table:number-columns-repeated="2"/>
        </table:table-row>
        <table:table-row table:style-name="ro1">
          <table:table-cell office:value-type="float" office:value="0.244962" calcext:value-type="float">
            <text:p>0.244962</text:p>
          </table:table-cell>
          <table:table-cell office:value-type="float" office:value="0.151502" calcext:value-type="float">
            <text:p>0.151502</text:p>
          </table:table-cell>
          <table:table-cell table:formula="of:=[.A417]*[.A417]" office:value-type="float" office:value="0.060006381444" calcext:value-type="float">
            <text:p>0.060006381444</text:p>
          </table:table-cell>
          <table:table-cell table:formula="of:=([.A417]-[.B417])*([.A417]-[.B417])" office:value-type="float" office:value="0.0087347716" calcext:value-type="float">
            <text:p>0.0087347716</text:p>
          </table:table-cell>
          <table:table-cell table:number-columns-repeated="2"/>
        </table:table-row>
        <table:table-row table:style-name="ro1">
          <table:table-cell office:value-type="float" office:value="0.244962" calcext:value-type="float">
            <text:p>0.244962</text:p>
          </table:table-cell>
          <table:table-cell office:value-type="float" office:value="0.157295" calcext:value-type="float">
            <text:p>0.157295</text:p>
          </table:table-cell>
          <table:table-cell table:formula="of:=[.A418]*[.A418]" office:value-type="float" office:value="0.060006381444" calcext:value-type="float">
            <text:p>0.060006381444</text:p>
          </table:table-cell>
          <table:table-cell table:formula="of:=([.A418]-[.B418])*([.A418]-[.B418])" office:value-type="float" office:value="0.007685502889" calcext:value-type="float">
            <text:p>0.007685502889</text:p>
          </table:table-cell>
          <table:table-cell table:number-columns-repeated="2"/>
        </table:table-row>
        <table:table-row table:style-name="ro1">
          <table:table-cell office:value-type="float" office:value="0.304406" calcext:value-type="float">
            <text:p>0.304406</text:p>
          </table:table-cell>
          <table:table-cell office:value-type="float" office:value="0.174317" calcext:value-type="float">
            <text:p>0.174317</text:p>
          </table:table-cell>
          <table:table-cell table:formula="of:=[.A419]*[.A419]" office:value-type="float" office:value="0.092663012836" calcext:value-type="float">
            <text:p>0.092663012836</text:p>
          </table:table-cell>
          <table:table-cell table:formula="of:=([.A419]-[.B419])*([.A419]-[.B419])" office:value-type="float" office:value="0.016923147921" calcext:value-type="float">
            <text:p>0.016923147921</text:p>
          </table:table-cell>
          <table:table-cell table:number-columns-repeated="2"/>
        </table:table-row>
        <table:table-row table:style-name="ro1">
          <table:table-cell office:value-type="float" office:value="0.418037" calcext:value-type="float">
            <text:p>0.418037</text:p>
          </table:table-cell>
          <table:table-cell office:value-type="float" office:value="0.260187" calcext:value-type="float">
            <text:p>0.260187</text:p>
          </table:table-cell>
          <table:table-cell table:formula="of:=[.A420]*[.A420]" office:value-type="float" office:value="0.174754933369" calcext:value-type="float">
            <text:p>0.174754933369</text:p>
          </table:table-cell>
          <table:table-cell table:formula="of:=([.A420]-[.B420])*([.A420]-[.B420])" office:value-type="float" office:value="0.0249166225" calcext:value-type="float">
            <text:p>0.0249166225</text:p>
          </table:table-cell>
          <table:table-cell table:number-columns-repeated="2"/>
        </table:table-row>
        <table:table-row table:style-name="ro1">
          <table:table-cell office:value-type="float" office:value="0.587822" calcext:value-type="float">
            <text:p>0.587822</text:p>
          </table:table-cell>
          <table:table-cell office:value-type="float" office:value="0.465272" calcext:value-type="float">
            <text:p>0.465272</text:p>
          </table:table-cell>
          <table:table-cell table:formula="of:=[.A421]*[.A421]" office:value-type="float" office:value="0.345534703684" calcext:value-type="float">
            <text:p>0.345534703684</text:p>
          </table:table-cell>
          <table:table-cell table:formula="of:=([.A421]-[.B421])*([.A421]-[.B421])" office:value-type="float" office:value="0.0150185025" calcext:value-type="float">
            <text:p>0.0150185025</text:p>
          </table:table-cell>
          <table:table-cell table:number-columns-repeated="2"/>
        </table:table-row>
        <table:table-row table:style-name="ro1">
          <table:table-cell office:value-type="float" office:value="0.635293" calcext:value-type="float">
            <text:p>0.635293</text:p>
          </table:table-cell>
          <table:table-cell office:value-type="float" office:value="0.495651" calcext:value-type="float">
            <text:p>0.495651</text:p>
          </table:table-cell>
          <table:table-cell table:formula="of:=[.A422]*[.A422]" office:value-type="float" office:value="0.403597195849" calcext:value-type="float">
            <text:p>0.403597195849</text:p>
          </table:table-cell>
          <table:table-cell table:formula="of:=([.A422]-[.B422])*([.A422]-[.B422])" office:value-type="float" office:value="0.019499888164" calcext:value-type="float">
            <text:p>0.019499888164</text:p>
          </table:table-cell>
          <table:table-cell table:number-columns-repeated="2"/>
        </table:table-row>
        <table:table-row table:style-name="ro1">
          <table:table-cell office:value-type="float" office:value="0.698794" calcext:value-type="float">
            <text:p>0.698794</text:p>
          </table:table-cell>
          <table:table-cell office:value-type="float" office:value="0.572852" calcext:value-type="float">
            <text:p>0.572852</text:p>
          </table:table-cell>
          <table:table-cell table:formula="of:=[.A423]*[.A423]" office:value-type="float" office:value="0.488313054436" calcext:value-type="float">
            <text:p>0.488313054436</text:p>
          </table:table-cell>
          <table:table-cell table:formula="of:=([.A423]-[.B423])*([.A423]-[.B423])" office:value-type="float" office:value="0.015861387364" calcext:value-type="float">
            <text:p>0.015861387364</text:p>
          </table:table-cell>
          <table:table-cell table:number-columns-repeated="2"/>
        </table:table-row>
        <table:table-row table:style-name="ro1">
          <table:table-cell office:value-type="float" office:value="0.698794" calcext:value-type="float">
            <text:p>0.698794</text:p>
          </table:table-cell>
          <table:table-cell office:value-type="float" office:value="0.600127" calcext:value-type="float">
            <text:p>0.600127</text:p>
          </table:table-cell>
          <table:table-cell table:formula="of:=[.A424]*[.A424]" office:value-type="float" office:value="0.488313054436" calcext:value-type="float">
            <text:p>0.488313054436</text:p>
          </table:table-cell>
          <table:table-cell table:formula="of:=([.A424]-[.B424])*([.A424]-[.B424])" office:value-type="float" office:value="0.00973517688900001" calcext:value-type="float">
            <text:p>0.00973517688900001</text:p>
          </table:table-cell>
          <table:table-cell table:number-columns-repeated="2"/>
        </table:table-row>
        <table:table-row table:style-name="ro1">
          <table:table-cell office:value-type="float" office:value="0.727998" calcext:value-type="float">
            <text:p>0.727998</text:p>
          </table:table-cell>
          <table:table-cell office:value-type="float" office:value="0.635982" calcext:value-type="float">
            <text:p>0.635982</text:p>
          </table:table-cell>
          <table:table-cell table:formula="of:=[.A425]*[.A425]" office:value-type="float" office:value="0.529981088004" calcext:value-type="float">
            <text:p>0.529981088004</text:p>
          </table:table-cell>
          <table:table-cell table:formula="of:=([.A425]-[.B425])*([.A425]-[.B425])" office:value-type="float" office:value="0.008466944256" calcext:value-type="float">
            <text:p>0.008466944256</text:p>
          </table:table-cell>
          <table:table-cell table:number-columns-repeated="2"/>
        </table:table-row>
        <table:table-row table:style-name="ro1">
          <table:table-cell office:value-type="float" office:value="0.788562" calcext:value-type="float">
            <text:p>0.788562</text:p>
          </table:table-cell>
          <table:table-cell office:value-type="float" office:value="0.686776" calcext:value-type="float">
            <text:p>0.686776</text:p>
          </table:table-cell>
          <table:table-cell table:formula="of:=[.A426]*[.A426]" office:value-type="float" office:value="0.621830027844" calcext:value-type="float">
            <text:p>0.621830027844</text:p>
          </table:table-cell>
          <table:table-cell table:formula="of:=([.A426]-[.B426])*([.A426]-[.B426])" office:value-type="float" office:value="0.010360389796" calcext:value-type="float">
            <text:p>0.010360389796</text:p>
          </table:table-cell>
          <table:table-cell table:number-columns-repeated="2"/>
        </table:table-row>
        <table:table-row table:style-name="ro1">
          <table:table-cell office:value-type="float" office:value="0.931984" calcext:value-type="float">
            <text:p>0.931984</text:p>
          </table:table-cell>
          <table:table-cell office:value-type="float" office:value="0.769989" calcext:value-type="float">
            <text:p>0.769989</text:p>
          </table:table-cell>
          <table:table-cell table:formula="of:=[.A427]*[.A427]" office:value-type="float" office:value="0.868594176256" calcext:value-type="float">
            <text:p>0.868594176256</text:p>
          </table:table-cell>
          <table:table-cell table:formula="of:=([.A427]-[.B427])*([.A427]-[.B427])" office:value-type="float" office:value="0.026242380025" calcext:value-type="float">
            <text:p>0.026242380025</text:p>
          </table:table-cell>
          <table:table-cell table:number-columns-repeated="2"/>
        </table:table-row>
        <table:table-row table:style-name="ro1">
          <table:table-cell office:value-type="float" office:value="0.931985" calcext:value-type="float">
            <text:p>0.931985</text:p>
          </table:table-cell>
          <table:table-cell office:value-type="float" office:value="0.800732" calcext:value-type="float">
            <text:p>0.800732</text:p>
          </table:table-cell>
          <table:table-cell table:formula="of:=[.A428]*[.A428]" office:value-type="float" office:value="0.868596040225" calcext:value-type="float">
            <text:p>0.868596040225</text:p>
          </table:table-cell>
          <table:table-cell table:formula="of:=([.A428]-[.B428])*([.A428]-[.B428])" office:value-type="float" office:value="0.017227350009" calcext:value-type="float">
            <text:p>0.017227350009</text:p>
          </table:table-cell>
          <table:table-cell table:number-columns-repeated="2"/>
        </table:table-row>
        <table:table-row table:style-name="ro1">
          <table:table-cell office:value-type="float" office:value="0.931984" calcext:value-type="float">
            <text:p>0.931984</text:p>
          </table:table-cell>
          <table:table-cell office:value-type="float" office:value="0.990876" calcext:value-type="float">
            <text:p>0.990876</text:p>
          </table:table-cell>
          <table:table-cell table:formula="of:=[.A429]*[.A429]" office:value-type="float" office:value="0.868594176256" calcext:value-type="float">
            <text:p>0.868594176256</text:p>
          </table:table-cell>
          <table:table-cell table:formula="of:=([.A429]-[.B429])*([.A429]-[.B429])" office:value-type="float" office:value="0.00346826766399999" calcext:value-type="float">
            <text:p>0.00346826766399999</text:p>
          </table:table-cell>
          <table:table-cell table:number-columns-repeated="2"/>
        </table:table-row>
        <table:table-row table:style-name="ro1">
          <table:table-cell office:value-type="float" office:value="0.990873" calcext:value-type="float">
            <text:p>0.990873</text:p>
          </table:table-cell>
          <table:table-cell office:value-type="float" office:value="0.943669" calcext:value-type="float">
            <text:p>0.943669</text:p>
          </table:table-cell>
          <table:table-cell table:formula="of:=[.A430]*[.A430]" office:value-type="float" office:value="0.981829302129" calcext:value-type="float">
            <text:p>0.981829302129</text:p>
          </table:table-cell>
          <table:table-cell table:formula="of:=([.A430]-[.B430])*([.A430]-[.B430])" office:value-type="float" office:value="0.002228217616" calcext:value-type="float">
            <text:p>0.002228217616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0015078" calcext:value-type="float">
            <text:p>0.00000015078</text:p>
          </table:table-cell>
          <table:table-cell table:formula="of:=[.A431]*[.A431]" office:value-type="float" office:value="0.00000000140113216489" calcext:value-type="float">
            <text:p>1.40113216489E-09</text:p>
          </table:table-cell>
          <table:table-cell table:formula="of:=([.A431]-[.B431])*([.A431]-[.B431])" office:value-type="float" office:value="0.00000000138986699605" calcext:value-type="float">
            <text:p>1.3898669960464E-09</text:p>
          </table:table-cell>
          <table:table-cell table:number-columns-repeated="2"/>
        </table:table-row>
        <table:table-row table:style-name="ro1">
          <table:table-cell office:value-type="float" office:value="0.0000114441" calcext:value-type="float">
            <text:p>0.0000114441</text:p>
          </table:table-cell>
          <table:table-cell office:value-type="float" office:value="0.0000280388" calcext:value-type="float">
            <text:p>0.0000280388</text:p>
          </table:table-cell>
          <table:table-cell table:formula="of:=[.A432]*[.A432]" office:value-type="float" office:value="0.00000000013096742481" calcext:value-type="float">
            <text:p>1.3096742481E-10</text:p>
          </table:table-cell>
          <table:table-cell table:formula="of:=([.A432]-[.B432])*([.A432]-[.B432])" office:value-type="float" office:value="0.00000000027538406809" calcext:value-type="float">
            <text:p>2.7538406809E-10</text:p>
          </table:table-cell>
          <table:table-cell table:number-columns-repeated="2"/>
        </table:table-row>
        <table:table-row table:style-name="ro1">
          <table:table-cell office:value-type="float" office:value="0.000812054" calcext:value-type="float">
            <text:p>0.000812054</text:p>
          </table:table-cell>
          <table:table-cell office:value-type="float" office:value="0.000000533139" calcext:value-type="float">
            <text:p>0.000000533139</text:p>
          </table:table-cell>
          <table:table-cell table:formula="of:=[.A433]*[.A433]" office:value-type="float" office:value="0.000000659431698916" calcext:value-type="float">
            <text:p>6.59431698916E-07</text:p>
          </table:table-cell>
          <table:table-cell table:formula="of:=([.A433]-[.B433])*([.A433]-[.B433])" office:value-type="float" office:value="0.00000065856610783818" calcext:value-type="float">
            <text:p>6.58566107838181E-07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204468" calcext:value-type="float">
            <text:p>0.00204468</text:p>
          </table:table-cell>
          <table:table-cell table:formula="of:=[.A434]*[.A434]" office:value-type="float" office:value="0.000000141859196164" calcext:value-type="float">
            <text:p>1.41859196164E-07</text:p>
          </table:table-cell>
          <table:table-cell table:formula="of:=([.A434]-[.B434])*([.A434]-[.B434])" office:value-type="float" office:value="0.000002782350769444" calcext:value-type="float">
            <text:p>2.782350769444E-06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458585" calcext:value-type="float">
            <text:p>0.00458585</text:p>
          </table:table-cell>
          <table:table-cell table:formula="of:=[.A435]*[.A435]" office:value-type="float" office:value="0.000000141859196164" calcext:value-type="float">
            <text:p>1.41859196164E-07</text:p>
          </table:table-cell>
          <table:table-cell table:formula="of:=([.A435]-[.B435])*([.A435]-[.B435])" office:value-type="float" office:value="0.000017717431987264" calcext:value-type="float">
            <text:p>1.7717431987264E-05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697804" calcext:value-type="float">
            <text:p>0.00697804</text:p>
          </table:table-cell>
          <table:table-cell table:formula="of:=[.A436]*[.A436]" office:value-type="float" office:value="0.000000141859196164" calcext:value-type="float">
            <text:p>1.41859196164E-07</text:p>
          </table:table-cell>
          <table:table-cell table:formula="of:=([.A436]-[.B436])*([.A436]-[.B436])" office:value-type="float" office:value="0.000043578455554404" calcext:value-type="float">
            <text:p>4.3578455554404E-05</text:p>
          </table:table-cell>
          <table:table-cell table:number-columns-repeated="2"/>
        </table:table-row>
        <table:table-row table:style-name="ro1">
          <table:table-cell office:value-type="float" office:value="0.00004071" calcext:value-type="float">
            <text:p>0.00004071</text:p>
          </table:table-cell>
          <table:table-cell office:value-type="float" office:value="0.00123051" calcext:value-type="float">
            <text:p>0.00123051</text:p>
          </table:table-cell>
          <table:table-cell table:formula="of:=[.A437]*[.A437]" office:value-type="float" office:value="0.0000000016573041" calcext:value-type="float">
            <text:p>0.0000000016573041</text:p>
          </table:table-cell>
          <table:table-cell table:formula="of:=([.A437]-[.B437])*([.A437]-[.B437])" office:value-type="float" office:value="0.00000141562404" calcext:value-type="float">
            <text:p>0.00000141562404</text:p>
          </table:table-cell>
          <table:table-cell table:number-columns-repeated="2"/>
        </table:table-row>
        <table:table-row table:style-name="ro1">
          <table:table-cell office:value-type="float" office:value="0.000145316" calcext:value-type="float">
            <text:p>0.000145316</text:p>
          </table:table-cell>
          <table:table-cell office:value-type="float" office:value="0.00397319" calcext:value-type="float">
            <text:p>0.00397319</text:p>
          </table:table-cell>
          <table:table-cell table:formula="of:=[.A438]*[.A438]" office:value-type="float" office:value="0.000000021116739856" calcext:value-type="float">
            <text:p>2.1116739856E-08</text:p>
          </table:table-cell>
          <table:table-cell table:formula="of:=([.A438]-[.B438])*([.A438]-[.B438])" office:value-type="float" office:value="0.000014652619359876" calcext:value-type="float">
            <text:p>1.4652619359876E-05</text:p>
          </table:table-cell>
          <table:table-cell table:number-columns-repeated="2"/>
        </table:table-row>
        <table:table-row table:style-name="ro1">
          <table:table-cell office:value-type="float" office:value="0.000272572" calcext:value-type="float">
            <text:p>0.000272572</text:p>
          </table:table-cell>
          <table:table-cell office:value-type="float" office:value="0.00915316" calcext:value-type="float">
            <text:p>0.00915316</text:p>
          </table:table-cell>
          <table:table-cell table:formula="of:=[.A439]*[.A439]" office:value-type="float" office:value="0.000000074295495184" calcext:value-type="float">
            <text:p>7.4295495184E-08</text:p>
          </table:table-cell>
          <table:table-cell table:formula="of:=([.A439]-[.B439])*([.A439]-[.B439])" office:value-type="float" office:value="0.000078864843225744" calcext:value-type="float">
            <text:p>7.8864843225744E-05</text:p>
          </table:table-cell>
          <table:table-cell table:number-columns-repeated="2"/>
        </table:table-row>
        <table:table-row table:style-name="ro1">
          <table:table-cell office:value-type="float" office:value="0.000237525" calcext:value-type="float">
            <text:p>0.000237525</text:p>
          </table:table-cell>
          <table:table-cell office:value-type="float" office:value="0.00614698" calcext:value-type="float">
            <text:p>0.00614698</text:p>
          </table:table-cell>
          <table:table-cell table:formula="of:=[.A440]*[.A440]" office:value-type="float" office:value="0.000000056418125625" calcext:value-type="float">
            <text:p>5.6418125625E-08</text:p>
          </table:table-cell>
          <table:table-cell table:formula="of:=([.A440]-[.B440])*([.A440]-[.B440])" office:value-type="float" office:value="0.000034921658397025" calcext:value-type="float">
            <text:p>3.4921658397025E-05</text:p>
          </table:table-cell>
          <table:table-cell table:number-columns-repeated="2"/>
        </table:table-row>
        <table:table-row table:style-name="ro1">
          <table:table-cell office:value-type="float" office:value="0.00128227" calcext:value-type="float">
            <text:p>0.00128227</text:p>
          </table:table-cell>
          <table:table-cell office:value-type="float" office:value="0.0114552" calcext:value-type="float">
            <text:p>0.0114552</text:p>
          </table:table-cell>
          <table:table-cell table:formula="of:=[.A441]*[.A441]" office:value-type="float" office:value="0.0000016442163529" calcext:value-type="float">
            <text:p>0.0000016442163529</text:p>
          </table:table-cell>
          <table:table-cell table:formula="of:=([.A441]-[.B441])*([.A441]-[.B441])" office:value-type="float" office:value="0.0001034885047849" calcext:value-type="float">
            <text:p>0.0001034885047849</text:p>
          </table:table-cell>
          <table:table-cell table:number-columns-repeated="2"/>
        </table:table-row>
        <table:table-row table:style-name="ro1">
          <table:table-cell office:value-type="float" office:value="0.00111139" calcext:value-type="float">
            <text:p>0.00111139</text:p>
          </table:table-cell>
          <table:table-cell office:value-type="float" office:value="0.0840284" calcext:value-type="float">
            <text:p>0.0840284</text:p>
          </table:table-cell>
          <table:table-cell table:formula="of:=[.A442]*[.A442]" office:value-type="float" office:value="0.0000012351877321" calcext:value-type="float">
            <text:p>0.0000012351877321</text:p>
          </table:table-cell>
          <table:table-cell table:formula="of:=([.A442]-[.B442])*([.A442]-[.B442])" office:value-type="float" office:value="0.0068752305473401" calcext:value-type="float">
            <text:p>0.0068752305473401</text:p>
          </table:table-cell>
          <table:table-cell table:number-columns-repeated="2"/>
        </table:table-row>
        <table:table-row table:style-name="ro1">
          <table:table-cell office:value-type="float" office:value="0.000695169" calcext:value-type="float">
            <text:p>0.000695169</text:p>
          </table:table-cell>
          <table:table-cell office:value-type="float" office:value="0.0232371" calcext:value-type="float">
            <text:p>0.0232371</text:p>
          </table:table-cell>
          <table:table-cell table:formula="of:=[.A443]*[.A443]" office:value-type="float" office:value="0.000000483259938561" calcext:value-type="float">
            <text:p>4.83259938561E-07</text:p>
          </table:table-cell>
          <table:table-cell table:formula="of:=([.A443]-[.B443])*([.A443]-[.B443])" office:value-type="float" office:value="0.000508138653208761" calcext:value-type="float">
            <text:p>0.000508138653208761</text:p>
          </table:table-cell>
          <table:table-cell table:number-columns-repeated="2"/>
        </table:table-row>
        <table:table-row table:style-name="ro1">
          <table:table-cell office:value-type="float" office:value="0.0000284314" calcext:value-type="float">
            <text:p>0.0000284314</text:p>
          </table:table-cell>
          <table:table-cell office:value-type="float" office:value="0.000366464" calcext:value-type="float">
            <text:p>0.000366464</text:p>
          </table:table-cell>
          <table:table-cell table:formula="of:=[.A444]*[.A444]" office:value-type="float" office:value="0.00000000080834450596" calcext:value-type="float">
            <text:p>8.0834450596E-10</text:p>
          </table:table-cell>
          <table:table-cell table:formula="of:=([.A444]-[.B444])*([.A444]-[.B444])" office:value-type="float" office:value="0.00000011426603866276" calcext:value-type="float">
            <text:p>1.1426603866276E-07</text:p>
          </table:table-cell>
          <table:table-cell table:number-columns-repeated="2"/>
        </table:table-row>
        <table:table-row table:style-name="ro1">
          <table:table-cell office:value-type="float" office:value="0.00354779" calcext:value-type="float">
            <text:p>0.00354779</text:p>
          </table:table-cell>
          <table:table-cell office:value-type="float" office:value="0.0519179" calcext:value-type="float">
            <text:p>0.0519179</text:p>
          </table:table-cell>
          <table:table-cell table:formula="of:=[.A445]*[.A445]" office:value-type="float" office:value="0.0000125868138841" calcext:value-type="float">
            <text:p>0.0000125868138841</text:p>
          </table:table-cell>
          <table:table-cell table:formula="of:=([.A445]-[.B445])*([.A445]-[.B445])" office:value-type="float" office:value="0.0023396675414121" calcext:value-type="float">
            <text:p>0.0023396675414121</text:p>
          </table:table-cell>
          <table:table-cell table:number-columns-repeated="2"/>
        </table:table-row>
        <table:table-row table:style-name="ro1">
          <table:table-cell office:value-type="float" office:value="0.0196096" calcext:value-type="float">
            <text:p>0.0196096</text:p>
          </table:table-cell>
          <table:table-cell office:value-type="float" office:value="0.123164" calcext:value-type="float">
            <text:p>0.123164</text:p>
          </table:table-cell>
          <table:table-cell table:formula="of:=[.A446]*[.A446]" office:value-type="float" office:value="0.00038453641216" calcext:value-type="float">
            <text:p>0.00038453641216</text:p>
          </table:table-cell>
          <table:table-cell table:formula="of:=([.A446]-[.B446])*([.A446]-[.B446])" office:value-type="float" office:value="0.01072351375936" calcext:value-type="float">
            <text:p>0.01072351375936</text:p>
          </table:table-cell>
          <table:table-cell table:number-columns-repeated="2"/>
        </table:table-row>
        <table:table-row table:style-name="ro1">
          <table:table-cell office:value-type="float" office:value="0.0187634" calcext:value-type="float">
            <text:p>0.0187634</text:p>
          </table:table-cell>
          <table:table-cell office:value-type="float" office:value="0.000223201" calcext:value-type="float">
            <text:p>0.000223201</text:p>
          </table:table-cell>
          <table:table-cell table:formula="of:=[.A447]*[.A447]" office:value-type="float" office:value="0.00035206517956" calcext:value-type="float">
            <text:p>0.00035206517956</text:p>
          </table:table-cell>
          <table:table-cell table:formula="of:=([.A447]-[.B447])*([.A447]-[.B447])" office:value-type="float" office:value="0.000343738978959601" calcext:value-type="float">
            <text:p>0.000343738978959601</text:p>
          </table:table-cell>
          <table:table-cell table:number-columns-repeated="2"/>
        </table:table-row>
        <table:table-row table:style-name="ro1">
          <table:table-cell office:value-type="float" office:value="0.0352769" calcext:value-type="float">
            <text:p>0.0352769</text:p>
          </table:table-cell>
          <table:table-cell office:value-type="float" office:value="0.0000167815" calcext:value-type="float">
            <text:p>0.0000167815</text:p>
          </table:table-cell>
          <table:table-cell table:formula="of:=[.A448]*[.A448]" office:value-type="float" office:value="0.00124445967361" calcext:value-type="float">
            <text:p>0.00124445967361</text:p>
          </table:table-cell>
          <table:table-cell table:formula="of:=([.A448]-[.B448])*([.A448]-[.B448])" office:value-type="float" office:value="0.00124327595663404" calcext:value-type="float">
            <text:p>0.00124327595663404</text:p>
          </table:table-cell>
          <table:table-cell table:number-columns-repeated="2"/>
        </table:table-row>
        <table:table-row table:style-name="ro1">
          <table:table-cell office:value-type="float" office:value="0.0397798" calcext:value-type="float">
            <text:p>0.0397798</text:p>
          </table:table-cell>
          <table:table-cell office:value-type="float" office:value="0.0763511" calcext:value-type="float">
            <text:p>0.0763511</text:p>
          </table:table-cell>
          <table:table-cell table:formula="of:=[.A449]*[.A449]" office:value-type="float" office:value="0.00158243248804" calcext:value-type="float">
            <text:p>0.00158243248804</text:p>
          </table:table-cell>
          <table:table-cell table:formula="of:=([.A449]-[.B449])*([.A449]-[.B449])" office:value-type="float" office:value="0.00133745998369" calcext:value-type="float">
            <text:p>0.00133745998369</text:p>
          </table:table-cell>
          <table:table-cell table:number-columns-repeated="2"/>
        </table:table-row>
        <table:table-row table:style-name="ro1">
          <table:table-cell office:value-type="float" office:value="0.0397798" calcext:value-type="float">
            <text:p>0.0397798</text:p>
          </table:table-cell>
          <table:table-cell office:value-type="float" office:value="0.0582083" calcext:value-type="float">
            <text:p>0.0582083</text:p>
          </table:table-cell>
          <table:table-cell table:formula="of:=[.A450]*[.A450]" office:value-type="float" office:value="0.00158243248804" calcext:value-type="float">
            <text:p>0.00158243248804</text:p>
          </table:table-cell>
          <table:table-cell table:formula="of:=([.A450]-[.B450])*([.A450]-[.B450])" office:value-type="float" office:value="0.00033960961225" calcext:value-type="float">
            <text:p>0.00033960961225</text:p>
          </table:table-cell>
          <table:table-cell table:number-columns-repeated="2"/>
        </table:table-row>
        <table:table-row table:style-name="ro1">
          <table:table-cell office:value-type="float" office:value="0.0730836" calcext:value-type="float">
            <text:p>0.0730836</text:p>
          </table:table-cell>
          <table:table-cell office:value-type="float" office:value="0.0795921" calcext:value-type="float">
            <text:p>0.0795921</text:p>
          </table:table-cell>
          <table:table-cell table:formula="of:=[.A451]*[.A451]" office:value-type="float" office:value="0.00534121258896" calcext:value-type="float">
            <text:p>0.00534121258896</text:p>
          </table:table-cell>
          <table:table-cell table:formula="of:=([.A451]-[.B451])*([.A451]-[.B451])" office:value-type="float" office:value="0.00004236057225" calcext:value-type="float">
            <text:p>0.00004236057225</text:p>
          </table:table-cell>
          <table:table-cell table:number-columns-repeated="2"/>
        </table:table-row>
        <table:table-row table:style-name="ro1">
          <table:table-cell office:value-type="float" office:value="0.0730835" calcext:value-type="float">
            <text:p>0.0730835</text:p>
          </table:table-cell>
          <table:table-cell office:value-type="float" office:value="0.0935297" calcext:value-type="float">
            <text:p>0.0935297</text:p>
          </table:table-cell>
          <table:table-cell table:formula="of:=[.A452]*[.A452]" office:value-type="float" office:value="0.00534119797225" calcext:value-type="float">
            <text:p>0.00534119797225</text:p>
          </table:table-cell>
          <table:table-cell table:formula="of:=([.A452]-[.B452])*([.A452]-[.B452])" office:value-type="float" office:value="0.00041804709444" calcext:value-type="float">
            <text:p>0.00041804709444</text:p>
          </table:table-cell>
          <table:table-cell table:number-columns-repeated="2"/>
        </table:table-row>
        <table:table-row table:style-name="ro1">
          <table:table-cell office:value-type="float" office:value="0.122313" calcext:value-type="float">
            <text:p>0.122313</text:p>
          </table:table-cell>
          <table:table-cell office:value-type="float" office:value="0.091804" calcext:value-type="float">
            <text:p>0.091804</text:p>
          </table:table-cell>
          <table:table-cell table:formula="of:=[.A453]*[.A453]" office:value-type="float" office:value="0.014960469969" calcext:value-type="float">
            <text:p>0.014960469969</text:p>
          </table:table-cell>
          <table:table-cell table:formula="of:=([.A453]-[.B453])*([.A453]-[.B453])" office:value-type="float" office:value="0.000930799081000001" calcext:value-type="float">
            <text:p>0.000930799081000001</text:p>
          </table:table-cell>
          <table:table-cell table:number-columns-repeated="2"/>
        </table:table-row>
        <table:table-row table:style-name="ro1">
          <table:table-cell office:value-type="float" office:value="0.122313" calcext:value-type="float">
            <text:p>0.122313</text:p>
          </table:table-cell>
          <table:table-cell office:value-type="float" office:value="0.287495" calcext:value-type="float">
            <text:p>0.287495</text:p>
          </table:table-cell>
          <table:table-cell table:formula="of:=[.A454]*[.A454]" office:value-type="float" office:value="0.014960469969" calcext:value-type="float">
            <text:p>0.014960469969</text:p>
          </table:table-cell>
          <table:table-cell table:formula="of:=([.A454]-[.B454])*([.A454]-[.B454])" office:value-type="float" office:value="0.027285093124" calcext:value-type="float">
            <text:p>0.027285093124</text:p>
          </table:table-cell>
          <table:table-cell table:number-columns-repeated="2"/>
        </table:table-row>
        <table:table-row table:style-name="ro1">
          <table:table-cell office:value-type="float" office:value="0.122313" calcext:value-type="float">
            <text:p>0.122313</text:p>
          </table:table-cell>
          <table:table-cell office:value-type="float" office:value="0.298179" calcext:value-type="float">
            <text:p>0.298179</text:p>
          </table:table-cell>
          <table:table-cell table:formula="of:=[.A455]*[.A455]" office:value-type="float" office:value="0.014960469969" calcext:value-type="float">
            <text:p>0.014960469969</text:p>
          </table:table-cell>
          <table:table-cell table:formula="of:=([.A455]-[.B455])*([.A455]-[.B455])" office:value-type="float" office:value="0.030928849956" calcext:value-type="float">
            <text:p>0.030928849956</text:p>
          </table:table-cell>
          <table:table-cell table:number-columns-repeated="2"/>
        </table:table-row>
        <table:table-row table:style-name="ro1">
          <table:table-cell office:value-type="float" office:value="0.174939" calcext:value-type="float">
            <text:p>0.174939</text:p>
          </table:table-cell>
          <table:table-cell office:value-type="float" office:value="0.11301" calcext:value-type="float">
            <text:p>0.11301</text:p>
          </table:table-cell>
          <table:table-cell table:formula="of:=[.A456]*[.A456]" office:value-type="float" office:value="0.030603653721" calcext:value-type="float">
            <text:p>0.030603653721</text:p>
          </table:table-cell>
          <table:table-cell table:formula="of:=([.A456]-[.B456])*([.A456]-[.B456])" office:value-type="float" office:value="0.003835201041" calcext:value-type="float">
            <text:p>0.003835201041</text:p>
          </table:table-cell>
          <table:table-cell table:number-columns-repeated="2"/>
        </table:table-row>
        <table:table-row table:style-name="ro1">
          <table:table-cell office:value-type="float" office:value="0.209384" calcext:value-type="float">
            <text:p>0.209384</text:p>
          </table:table-cell>
          <table:table-cell office:value-type="float" office:value="0.145811" calcext:value-type="float">
            <text:p>0.145811</text:p>
          </table:table-cell>
          <table:table-cell table:formula="of:=[.A457]*[.A457]" office:value-type="float" office:value="0.043841659456" calcext:value-type="float">
            <text:p>0.043841659456</text:p>
          </table:table-cell>
          <table:table-cell table:formula="of:=([.A457]-[.B457])*([.A457]-[.B457])" office:value-type="float" office:value="0.004041526329" calcext:value-type="float">
            <text:p>0.004041526329</text:p>
          </table:table-cell>
          <table:table-cell table:number-columns-repeated="2"/>
        </table:table-row>
        <table:table-row table:style-name="ro1">
          <table:table-cell office:value-type="float" office:value="0.565583" calcext:value-type="float">
            <text:p>0.565583</text:p>
          </table:table-cell>
          <table:table-cell office:value-type="float" office:value="0.212059" calcext:value-type="float">
            <text:p>0.212059</text:p>
          </table:table-cell>
          <table:table-cell table:formula="of:=[.A458]*[.A458]" office:value-type="float" office:value="0.319884129889" calcext:value-type="float">
            <text:p>0.319884129889</text:p>
          </table:table-cell>
          <table:table-cell table:formula="of:=([.A458]-[.B458])*([.A458]-[.B458])" office:value-type="float" office:value="0.124979218576" calcext:value-type="float">
            <text:p>0.124979218576</text:p>
          </table:table-cell>
          <table:table-cell table:number-columns-repeated="2"/>
        </table:table-row>
        <table:table-row table:style-name="ro1">
          <table:table-cell office:value-type="float" office:value="0.565583" calcext:value-type="float">
            <text:p>0.565583</text:p>
          </table:table-cell>
          <table:table-cell office:value-type="float" office:value="0.220672" calcext:value-type="float">
            <text:p>0.220672</text:p>
          </table:table-cell>
          <table:table-cell table:formula="of:=[.A459]*[.A459]" office:value-type="float" office:value="0.319884129889" calcext:value-type="float">
            <text:p>0.319884129889</text:p>
          </table:table-cell>
          <table:table-cell table:formula="of:=([.A459]-[.B459])*([.A459]-[.B459])" office:value-type="float" office:value="0.118963597921" calcext:value-type="float">
            <text:p>0.118963597921</text:p>
          </table:table-cell>
          <table:table-cell table:number-columns-repeated="2"/>
        </table:table-row>
        <table:table-row table:style-name="ro1">
          <table:table-cell office:value-type="float" office:value="0.565583" calcext:value-type="float">
            <text:p>0.565583</text:p>
          </table:table-cell>
          <table:table-cell office:value-type="float" office:value="0.272746" calcext:value-type="float">
            <text:p>0.272746</text:p>
          </table:table-cell>
          <table:table-cell table:formula="of:=[.A460]*[.A460]" office:value-type="float" office:value="0.319884129889" calcext:value-type="float">
            <text:p>0.319884129889</text:p>
          </table:table-cell>
          <table:table-cell table:formula="of:=([.A460]-[.B460])*([.A460]-[.B460])" office:value-type="float" office:value="0.085753508569" calcext:value-type="float">
            <text:p>0.085753508569</text:p>
          </table:table-cell>
          <table:table-cell table:number-columns-repeated="2"/>
        </table:table-row>
        <table:table-row table:style-name="ro1">
          <table:table-cell office:value-type="float" office:value="0.565582" calcext:value-type="float">
            <text:p>0.565582</text:p>
          </table:table-cell>
          <table:table-cell office:value-type="float" office:value="0.331811" calcext:value-type="float">
            <text:p>0.331811</text:p>
          </table:table-cell>
          <table:table-cell table:formula="of:=[.A461]*[.A461]" office:value-type="float" office:value="0.319882998724" calcext:value-type="float">
            <text:p>0.319882998724</text:p>
          </table:table-cell>
          <table:table-cell table:formula="of:=([.A461]-[.B461])*([.A461]-[.B461])" office:value-type="float" office:value="0.054648880441" calcext:value-type="float">
            <text:p>0.054648880441</text:p>
          </table:table-cell>
          <table:table-cell table:number-columns-repeated="2"/>
        </table:table-row>
        <table:table-row table:style-name="ro1">
          <table:table-cell office:value-type="float" office:value="0.607188" calcext:value-type="float">
            <text:p>0.607188</text:p>
          </table:table-cell>
          <table:table-cell office:value-type="float" office:value="0.597437" calcext:value-type="float">
            <text:p>0.597437</text:p>
          </table:table-cell>
          <table:table-cell table:formula="of:=[.A462]*[.A462]" office:value-type="float" office:value="0.368677267344" calcext:value-type="float">
            <text:p>0.368677267344</text:p>
          </table:table-cell>
          <table:table-cell table:formula="of:=([.A462]-[.B462])*([.A462]-[.B462])" office:value-type="float" office:value="0.0000950820009999991" calcext:value-type="float">
            <text:p>9.50820009999991E-05</text:p>
          </table:table-cell>
          <table:table-cell table:number-columns-repeated="2"/>
        </table:table-row>
        <table:table-row table:style-name="ro1">
          <table:table-cell office:value-type="float" office:value="0.635446" calcext:value-type="float">
            <text:p>0.635446</text:p>
          </table:table-cell>
          <table:table-cell office:value-type="float" office:value="0.555151" calcext:value-type="float">
            <text:p>0.555151</text:p>
          </table:table-cell>
          <table:table-cell table:formula="of:=[.A463]*[.A463]" office:value-type="float" office:value="0.403791618916" calcext:value-type="float">
            <text:p>0.403791618916</text:p>
          </table:table-cell>
          <table:table-cell table:formula="of:=([.A463]-[.B463])*([.A463]-[.B463])" office:value-type="float" office:value="0.006447287025" calcext:value-type="float">
            <text:p>0.006447287025</text:p>
          </table:table-cell>
          <table:table-cell table:number-columns-repeated="2"/>
        </table:table-row>
        <table:table-row table:style-name="ro1">
          <table:table-cell office:value-type="float" office:value="0.735514" calcext:value-type="float">
            <text:p>0.735514</text:p>
          </table:table-cell>
          <table:table-cell office:value-type="float" office:value="0.610501" calcext:value-type="float">
            <text:p>0.610501</text:p>
          </table:table-cell>
          <table:table-cell table:formula="of:=[.A464]*[.A464]" office:value-type="float" office:value="0.540980844196" calcext:value-type="float">
            <text:p>0.540980844196</text:p>
          </table:table-cell>
          <table:table-cell table:formula="of:=([.A464]-[.B464])*([.A464]-[.B464])" office:value-type="float" office:value="0.015628250169" calcext:value-type="float">
            <text:p>0.015628250169</text:p>
          </table:table-cell>
          <table:table-cell table:number-columns-repeated="2"/>
        </table:table-row>
        <table:table-row table:style-name="ro1">
          <table:table-cell office:value-type="float" office:value="0.859433" calcext:value-type="float">
            <text:p>0.859433</text:p>
          </table:table-cell>
          <table:table-cell office:value-type="float" office:value="0.639111" calcext:value-type="float">
            <text:p>0.639111</text:p>
          </table:table-cell>
          <table:table-cell table:formula="of:=[.A465]*[.A465]" office:value-type="float" office:value="0.738625081489" calcext:value-type="float">
            <text:p>0.738625081489</text:p>
          </table:table-cell>
          <table:table-cell table:formula="of:=([.A465]-[.B465])*([.A465]-[.B465])" office:value-type="float" office:value="0.048541783684" calcext:value-type="float">
            <text:p>0.048541783684</text:p>
          </table:table-cell>
          <table:table-cell table:number-columns-repeated="2"/>
        </table:table-row>
        <table:table-row table:style-name="ro1">
          <table:table-cell office:value-type="float" office:value="0.964621" calcext:value-type="float">
            <text:p>0.964621</text:p>
          </table:table-cell>
          <table:table-cell office:value-type="float" office:value="0.918065" calcext:value-type="float">
            <text:p>0.918065</text:p>
          </table:table-cell>
          <table:table-cell table:formula="of:=[.A466]*[.A466]" office:value-type="float" office:value="0.930493673641" calcext:value-type="float">
            <text:p>0.930493673641</text:p>
          </table:table-cell>
          <table:table-cell table:formula="of:=([.A466]-[.B466])*([.A466]-[.B466])" office:value-type="float" office:value="0.00216746113599999" calcext:value-type="float">
            <text:p>0.00216746113599999</text:p>
          </table:table-cell>
          <table:table-cell table:number-columns-repeated="2"/>
        </table:table-row>
        <table:table-row table:style-name="ro1">
          <table:table-cell office:value-type="float" office:value="0.964622" calcext:value-type="float">
            <text:p>0.964622</text:p>
          </table:table-cell>
          <table:table-cell office:value-type="float" office:value="0.965522" calcext:value-type="float">
            <text:p>0.965522</text:p>
          </table:table-cell>
          <table:table-cell table:formula="of:=[.A467]*[.A467]" office:value-type="float" office:value="0.930495602884" calcext:value-type="float">
            <text:p>0.930495602884</text:p>
          </table:table-cell>
          <table:table-cell table:formula="of:=([.A467]-[.B467])*([.A467]-[.B467])" office:value-type="float" office:value="0.00000081000000000002" calcext:value-type="float">
            <text:p>8.10000000000021E-07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87304" calcext:value-type="float">
            <text:p>0.987304</text:p>
          </table:table-cell>
          <table:table-cell table:formula="of:=[.A468]*[.A468]" office:value-type="float" office:value="0.999974000169" calcext:value-type="float">
            <text:p>0.999974000169</text:p>
          </table:table-cell>
          <table:table-cell table:formula="of:=([.A468]-[.B468])*([.A468]-[.B468])" office:value-type="float" office:value="0.000160858489" calcext:value-type="float">
            <text:p>0.00016085848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89089" calcext:value-type="float">
            <text:p>0.989089</text:p>
          </table:table-cell>
          <table:table-cell table:formula="of:=[.A469]*[.A469]" office:value-type="float" office:value="0.999978000121" calcext:value-type="float">
            <text:p>0.999978000121</text:p>
          </table:table-cell>
          <table:table-cell table:formula="of:=([.A469]-[.B469])*([.A469]-[.B469])" office:value-type="float" office:value="0.00011881" calcext:value-type="float">
            <text:p>0.00011881</text:p>
          </table:table-cell>
          <table:table-cell table:number-columns-repeated="2"/>
        </table:table-row>
        <table:table-row table:style-name="ro1">
          <table:table-cell office:value-type="float" office:value="0.00000870228" calcext:value-type="float">
            <text:p>0.00000870228</text:p>
          </table:table-cell>
          <table:table-cell office:value-type="float" office:value="0.00000000000790984" calcext:value-type="float">
            <text:p>7.90984E-12</text:p>
          </table:table-cell>
          <table:table-cell table:formula="of:=[.A470]*[.A470]" office:value-type="float" office:value="0.0000000000757296772" calcext:value-type="float">
            <text:p>7.57296771984E-11</text:p>
          </table:table-cell>
          <table:table-cell table:formula="of:=([.A470]-[.B470])*([.A470]-[.B470])" office:value-type="float" office:value="0.00000000007572953953" calcext:value-type="float">
            <text:p>7.57295395311777E-11</text:p>
          </table:table-cell>
          <table:table-cell table:number-columns-repeated="2"/>
        </table:table-row>
        <table:table-row table:style-name="ro1">
          <table:table-cell office:value-type="float" office:value="0.00000870228" calcext:value-type="float">
            <text:p>0.00000870228</text:p>
          </table:table-cell>
          <table:table-cell office:value-type="float" office:value="0.000000010639" calcext:value-type="float">
            <text:p>0.000000010639</text:p>
          </table:table-cell>
          <table:table-cell table:formula="of:=[.A471]*[.A471]" office:value-type="float" office:value="0.0000000000757296772" calcext:value-type="float">
            <text:p>7.57296771984E-11</text:p>
          </table:table-cell>
          <table:table-cell table:formula="of:=([.A471]-[.B471])*([.A471]-[.B471])" office:value-type="float" office:value="0.00000000007554462327" calcext:value-type="float">
            <text:p>7.5544623272881E-11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000383086" calcext:value-type="float">
            <text:p>0.00000000383086</text:p>
          </table:table-cell>
          <table:table-cell table:formula="of:=[.A472]*[.A472]" office:value-type="float" office:value="0.00000000000410694543" calcext:value-type="float">
            <text:p>4.1069454336E-12</text:p>
          </table:table-cell>
          <table:table-cell table:formula="of:=([.A472]-[.B472])*([.A472]-[.B472])" office:value-type="float" office:value="0.00000000000409143317" calcext:value-type="float">
            <text:p>4.09143317380514E-12</text:p>
          </table:table-cell>
          <table:table-cell table:number-columns-repeated="2"/>
        </table:table-row>
        <table:table-row table:style-name="ro1">
          <table:table-cell office:value-type="float" office:value="0.0000162125" calcext:value-type="float">
            <text:p>0.0000162125</text:p>
          </table:table-cell>
          <table:table-cell office:value-type="float" office:value="0.000000000188569" calcext:value-type="float">
            <text:p>1.88569E-10</text:p>
          </table:table-cell>
          <table:table-cell table:formula="of:=[.A473]*[.A473]" office:value-type="float" office:value="0.00000000026284515625" calcext:value-type="float">
            <text:p>2.6284515625E-10</text:p>
          </table:table-cell>
          <table:table-cell table:formula="of:=([.A473]-[.B473])*([.A473]-[.B473])" office:value-type="float" office:value="0.00000000026283904194" calcext:value-type="float">
            <text:p>2.62839041935733E-10</text:p>
          </table:table-cell>
          <table:table-cell table:number-columns-repeated="2"/>
        </table:table-row>
        <table:table-row table:style-name="ro1">
          <table:table-cell office:value-type="float" office:value="0.0000162125" calcext:value-type="float">
            <text:p>0.0000162125</text:p>
          </table:table-cell>
          <table:table-cell office:value-type="float" office:value="0.000000000351537" calcext:value-type="float">
            <text:p>3.51537E-10</text:p>
          </table:table-cell>
          <table:table-cell table:formula="of:=[.A474]*[.A474]" office:value-type="float" office:value="0.00000000026284515625" calcext:value-type="float">
            <text:p>2.6284515625E-10</text:p>
          </table:table-cell>
          <table:table-cell table:formula="of:=([.A474]-[.B474])*([.A474]-[.B474])" office:value-type="float" office:value="0.00000000026283375779" calcext:value-type="float">
            <text:p>2.62833757786353E-10</text:p>
          </table:table-cell>
          <table:table-cell table:number-columns-repeated="2"/>
        </table:table-row>
        <table:table-row table:style-name="ro1">
          <table:table-cell office:value-type="float" office:value="0.000139594" calcext:value-type="float">
            <text:p>0.000139594</text:p>
          </table:table-cell>
          <table:table-cell office:value-type="float" office:value="0.00000223512" calcext:value-type="float">
            <text:p>0.00000223512</text:p>
          </table:table-cell>
          <table:table-cell table:formula="of:=[.A475]*[.A475]" office:value-type="float" office:value="0.000000019486484836" calcext:value-type="float">
            <text:p>1.9486484836E-08</text:p>
          </table:table-cell>
          <table:table-cell table:formula="of:=([.A475]-[.B475])*([.A475]-[.B475])" office:value-type="float" office:value="0.00000001886746191485" calcext:value-type="float">
            <text:p>1.88674619148544E-08</text:p>
          </table:table-cell>
          <table:table-cell table:number-columns-repeated="2"/>
        </table:table-row>
        <table:table-row table:style-name="ro1">
          <table:table-cell office:value-type="float" office:value="0.0000382066" calcext:value-type="float">
            <text:p>0.0000382066</text:p>
          </table:table-cell>
          <table:table-cell office:value-type="float" office:value="0.000007098" calcext:value-type="float">
            <text:p>0.000007098</text:p>
          </table:table-cell>
          <table:table-cell table:formula="of:=[.A476]*[.A476]" office:value-type="float" office:value="0.00000000145974428356" calcext:value-type="float">
            <text:p>1.45974428356E-09</text:p>
          </table:table-cell>
          <table:table-cell table:formula="of:=([.A476]-[.B476])*([.A476]-[.B476])" office:value-type="float" office:value="0.00000000096774499396" calcext:value-type="float">
            <text:p>9.6774499396E-10</text:p>
          </table:table-cell>
          <table:table-cell table:number-columns-repeated="2"/>
        </table:table-row>
        <table:table-row table:style-name="ro1">
          <table:table-cell office:value-type="float" office:value="0.0000118613" calcext:value-type="float">
            <text:p>0.0000118613</text:p>
          </table:table-cell>
          <table:table-cell office:value-type="float" office:value="0.00000232208" calcext:value-type="float">
            <text:p>0.00000232208</text:p>
          </table:table-cell>
          <table:table-cell table:formula="of:=[.A477]*[.A477]" office:value-type="float" office:value="0.00000000014069043769" calcext:value-type="float">
            <text:p>1.4069043769E-10</text:p>
          </table:table-cell>
          <table:table-cell table:formula="of:=([.A477]-[.B477])*([.A477]-[.B477])" office:value-type="float" office:value="0.00000000009099671821" calcext:value-type="float">
            <text:p>9.09967182084E-11</text:p>
          </table:table-cell>
          <table:table-cell table:number-columns-repeated="2"/>
        </table:table-row>
        <table:table-row table:style-name="ro1">
          <table:table-cell office:value-type="float" office:value="0.0000158548" calcext:value-type="float">
            <text:p>0.0000158548</text:p>
          </table:table-cell>
          <table:table-cell office:value-type="float" office:value="0.00000220466" calcext:value-type="float">
            <text:p>0.00000220466</text:p>
          </table:table-cell>
          <table:table-cell table:formula="of:=[.A478]*[.A478]" office:value-type="float" office:value="0.00000000025137468304" calcext:value-type="float">
            <text:p>2.5137468304E-10</text:p>
          </table:table-cell>
          <table:table-cell table:formula="of:=([.A478]-[.B478])*([.A478]-[.B478])" office:value-type="float" office:value="0.00000000018632632202" calcext:value-type="float">
            <text:p>1.863263220196E-10</text:p>
          </table:table-cell>
          <table:table-cell table:number-columns-repeated="2"/>
        </table:table-row>
        <table:table-row table:style-name="ro1">
          <table:table-cell office:value-type="float" office:value="0.0000142455" calcext:value-type="float">
            <text:p>0.0000142455</text:p>
          </table:table-cell>
          <table:table-cell office:value-type="float" office:value="0.00133942" calcext:value-type="float">
            <text:p>0.00133942</text:p>
          </table:table-cell>
          <table:table-cell table:formula="of:=[.A479]*[.A479]" office:value-type="float" office:value="0.00000000020293427025" calcext:value-type="float">
            <text:p>2.0293427025E-10</text:p>
          </table:table-cell>
          <table:table-cell table:formula="of:=([.A479]-[.B479])*([.A479]-[.B479])" office:value-type="float" office:value="0.00000175608745545025" calcext:value-type="float">
            <text:p>1.75608745545025E-06</text:p>
          </table:table-cell>
          <table:table-cell table:number-columns-repeated="2"/>
        </table:table-row>
        <table:table-row table:style-name="ro1">
          <table:table-cell office:value-type="float" office:value="0.0000556111" calcext:value-type="float">
            <text:p>0.0000556111</text:p>
          </table:table-cell>
          <table:table-cell office:value-type="float" office:value="0.000182595" calcext:value-type="float">
            <text:p>0.000182595</text:p>
          </table:table-cell>
          <table:table-cell table:formula="of:=[.A480]*[.A480]" office:value-type="float" office:value="0.00000000309259444321" calcext:value-type="float">
            <text:p>3.09259444321E-09</text:p>
          </table:table-cell>
          <table:table-cell table:formula="of:=([.A480]-[.B480])*([.A480]-[.B480])" office:value-type="float" office:value="0.00000001612491085921" calcext:value-type="float">
            <text:p>1.612491085921E-08</text:p>
          </table:table-cell>
          <table:table-cell table:number-columns-repeated="2"/>
        </table:table-row>
        <table:table-row table:style-name="ro1">
          <table:table-cell office:value-type="float" office:value="0.0000606179" calcext:value-type="float">
            <text:p>0.0000606179</text:p>
          </table:table-cell>
          <table:table-cell office:value-type="float" office:value="0.000200282" calcext:value-type="float">
            <text:p>0.000200282</text:p>
          </table:table-cell>
          <table:table-cell table:formula="of:=[.A481]*[.A481]" office:value-type="float" office:value="0.00000000367452980041" calcext:value-type="float">
            <text:p>3.67452980041E-09</text:p>
          </table:table-cell>
          <table:table-cell table:formula="of:=([.A481]-[.B481])*([.A481]-[.B481])" office:value-type="float" office:value="0.00000001950606082881" calcext:value-type="float">
            <text:p>1.950606082881E-08</text:p>
          </table:table-cell>
          <table:table-cell table:number-columns-repeated="2"/>
        </table:table-row>
        <table:table-row table:style-name="ro1">
          <table:table-cell office:value-type="float" office:value="0.000094533" calcext:value-type="float">
            <text:p>0.000094533</text:p>
          </table:table-cell>
          <table:table-cell office:value-type="float" office:value="0.00171119" calcext:value-type="float">
            <text:p>0.00171119</text:p>
          </table:table-cell>
          <table:table-cell table:formula="of:=[.A482]*[.A482]" office:value-type="float" office:value="0.000000008936488089" calcext:value-type="float">
            <text:p>8.936488089E-09</text:p>
          </table:table-cell>
          <table:table-cell table:formula="of:=([.A482]-[.B482])*([.A482]-[.B482])" office:value-type="float" office:value="0.000002613579855649" calcext:value-type="float">
            <text:p>2.613579855649E-06</text:p>
          </table:table-cell>
          <table:table-cell table:number-columns-repeated="2"/>
        </table:table-row>
        <table:table-row table:style-name="ro1">
          <table:table-cell office:value-type="float" office:value="0.000094533" calcext:value-type="float">
            <text:p>0.000094533</text:p>
          </table:table-cell>
          <table:table-cell office:value-type="float" office:value="0.00134641" calcext:value-type="float">
            <text:p>0.00134641</text:p>
          </table:table-cell>
          <table:table-cell table:formula="of:=[.A483]*[.A483]" office:value-type="float" office:value="0.000000008936488089" calcext:value-type="float">
            <text:p>8.936488089E-09</text:p>
          </table:table-cell>
          <table:table-cell table:formula="of:=([.A483]-[.B483])*([.A483]-[.B483])" office:value-type="float" office:value="0.000001567196023129" calcext:value-type="float">
            <text:p>1.567196023129E-06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614268" calcext:value-type="float">
            <text:p>0.000614268</text:p>
          </table:table-cell>
          <table:table-cell table:formula="of:=[.A484]*[.A484]" office:value-type="float" office:value="0.00000000039395501289" calcext:value-type="float">
            <text:p>3.9395501289E-10</text:p>
          </table:table-cell>
          <table:table-cell table:formula="of:=([.A484]-[.B484])*([.A484]-[.B484])" office:value-type="float" office:value="0.00000035333477974809" calcext:value-type="float">
            <text:p>3.5333477974809E-07</text:p>
          </table:table-cell>
          <table:table-cell table:number-columns-repeated="2"/>
        </table:table-row>
        <table:table-row table:style-name="ro1">
          <table:table-cell office:value-type="float" office:value="0.00003016" calcext:value-type="float">
            <text:p>0.00003016</text:p>
          </table:table-cell>
          <table:table-cell office:value-type="float" office:value="0.0205771" calcext:value-type="float">
            <text:p>0.0205771</text:p>
          </table:table-cell>
          <table:table-cell table:formula="of:=[.A485]*[.A485]" office:value-type="float" office:value="0.0000000009096256" calcext:value-type="float">
            <text:p>9.096256E-10</text:p>
          </table:table-cell>
          <table:table-cell table:formula="of:=([.A485]-[.B485])*([.A485]-[.B485])" office:value-type="float" office:value="0.0004221767433636" calcext:value-type="float">
            <text:p>0.0004221767433636</text:p>
          </table:table-cell>
          <table:table-cell table:number-columns-repeated="2"/>
        </table:table-row>
        <table:table-row table:style-name="ro1">
          <table:table-cell office:value-type="float" office:value="0.000108778" calcext:value-type="float">
            <text:p>0.000108778</text:p>
          </table:table-cell>
          <table:table-cell office:value-type="float" office:value="0.0296362" calcext:value-type="float">
            <text:p>0.0296362</text:p>
          </table:table-cell>
          <table:table-cell table:formula="of:=[.A486]*[.A486]" office:value-type="float" office:value="0.000000011832653284" calcext:value-type="float">
            <text:p>1.1832653284E-08</text:p>
          </table:table-cell>
          <table:table-cell table:formula="of:=([.A486]-[.B486])*([.A486]-[.B486])" office:value-type="float" office:value="0.000871868649966084" calcext:value-type="float">
            <text:p>0.000871868649966084</text:p>
          </table:table-cell>
          <table:table-cell table:number-columns-repeated="2"/>
        </table:table-row>
        <table:table-row table:style-name="ro1">
          <table:table-cell office:value-type="float" office:value="0.000471234" calcext:value-type="float">
            <text:p>0.000471234</text:p>
          </table:table-cell>
          <table:table-cell office:value-type="float" office:value="0.0000747428" calcext:value-type="float">
            <text:p>0.0000747428</text:p>
          </table:table-cell>
          <table:table-cell table:formula="of:=[.A487]*[.A487]" office:value-type="float" office:value="0.000000222061482756" calcext:value-type="float">
            <text:p>2.22061482756E-07</text:p>
          </table:table-cell>
          <table:table-cell table:formula="of:=([.A487]-[.B487])*([.A487]-[.B487])" office:value-type="float" office:value="0.00000015720527167744" calcext:value-type="float">
            <text:p>1.5720527167744E-07</text:p>
          </table:table-cell>
          <table:table-cell table:number-columns-repeated="2"/>
        </table:table-row>
        <table:table-row table:style-name="ro1">
          <table:table-cell office:value-type="float" office:value="0.00128961" calcext:value-type="float">
            <text:p>0.00128961</text:p>
          </table:table-cell>
          <table:table-cell office:value-type="float" office:value="0.00158189" calcext:value-type="float">
            <text:p>0.00158189</text:p>
          </table:table-cell>
          <table:table-cell table:formula="of:=[.A488]*[.A488]" office:value-type="float" office:value="0.0000016630939521" calcext:value-type="float">
            <text:p>0.0000016630939521</text:p>
          </table:table-cell>
          <table:table-cell table:formula="of:=([.A488]-[.B488])*([.A488]-[.B488])" office:value-type="float" office:value="0.0000000854275984" calcext:value-type="float">
            <text:p>0.0000000854275984</text:p>
          </table:table-cell>
          <table:table-cell table:number-columns-repeated="2"/>
        </table:table-row>
        <table:table-row table:style-name="ro1">
          <table:table-cell office:value-type="float" office:value="0.00128961" calcext:value-type="float">
            <text:p>0.00128961</text:p>
          </table:table-cell>
          <table:table-cell office:value-type="float" office:value="0.00164675" calcext:value-type="float">
            <text:p>0.00164675</text:p>
          </table:table-cell>
          <table:table-cell table:formula="of:=[.A489]*[.A489]" office:value-type="float" office:value="0.0000016630939521" calcext:value-type="float">
            <text:p>0.0000016630939521</text:p>
          </table:table-cell>
          <table:table-cell table:formula="of:=([.A489]-[.B489])*([.A489]-[.B489])" office:value-type="float" office:value="0.0000001275489796" calcext:value-type="float">
            <text:p>0.0000001275489796</text:p>
          </table:table-cell>
          <table:table-cell table:number-columns-repeated="2"/>
        </table:table-row>
        <table:table-row table:style-name="ro1">
          <table:table-cell office:value-type="float" office:value="0.000594616" calcext:value-type="float">
            <text:p>0.000594616</text:p>
          </table:table-cell>
          <table:table-cell office:value-type="float" office:value="0.0801563" calcext:value-type="float">
            <text:p>0.0801563</text:p>
          </table:table-cell>
          <table:table-cell table:formula="of:=[.A490]*[.A490]" office:value-type="float" office:value="0.000000353568187456" calcext:value-type="float">
            <text:p>3.53568187456E-07</text:p>
          </table:table-cell>
          <table:table-cell table:formula="of:=([.A490]-[.B490])*([.A490]-[.B490])" office:value-type="float" office:value="0.00633006156091586" calcext:value-type="float">
            <text:p>0.00633006156091586</text:p>
          </table:table-cell>
          <table:table-cell table:number-columns-repeated="2"/>
        </table:table-row>
        <table:table-row table:style-name="ro1">
          <table:table-cell office:value-type="float" office:value="0.0162606" calcext:value-type="float">
            <text:p>0.0162606</text:p>
          </table:table-cell>
          <table:table-cell office:value-type="float" office:value="0.108488" calcext:value-type="float">
            <text:p>0.108488</text:p>
          </table:table-cell>
          <table:table-cell table:formula="of:=[.A491]*[.A491]" office:value-type="float" office:value="0.00026440711236" calcext:value-type="float">
            <text:p>0.00026440711236</text:p>
          </table:table-cell>
          <table:table-cell table:formula="of:=([.A491]-[.B491])*([.A491]-[.B491])" office:value-type="float" office:value="0.00850589331076" calcext:value-type="float">
            <text:p>0.00850589331076</text:p>
          </table:table-cell>
          <table:table-cell table:number-columns-repeated="2"/>
        </table:table-row>
        <table:table-row table:style-name="ro1">
          <table:table-cell office:value-type="float" office:value="0.0162606" calcext:value-type="float">
            <text:p>0.0162606</text:p>
          </table:table-cell>
          <table:table-cell office:value-type="float" office:value="0.047201" calcext:value-type="float">
            <text:p>0.047201</text:p>
          </table:table-cell>
          <table:table-cell table:formula="of:=[.A492]*[.A492]" office:value-type="float" office:value="0.00026440711236" calcext:value-type="float">
            <text:p>0.00026440711236</text:p>
          </table:table-cell>
          <table:table-cell table:formula="of:=([.A492]-[.B492])*([.A492]-[.B492])" office:value-type="float" office:value="0.00095730835216" calcext:value-type="float">
            <text:p>0.00095730835216</text:p>
          </table:table-cell>
          <table:table-cell table:number-columns-repeated="2"/>
        </table:table-row>
        <table:table-row table:style-name="ro1">
          <table:table-cell office:value-type="float" office:value="0.0348322" calcext:value-type="float">
            <text:p>0.0348322</text:p>
          </table:table-cell>
          <table:table-cell office:value-type="float" office:value="0.0130869" calcext:value-type="float">
            <text:p>0.0130869</text:p>
          </table:table-cell>
          <table:table-cell table:formula="of:=[.A493]*[.A493]" office:value-type="float" office:value="0.00121328215684" calcext:value-type="float">
            <text:p>0.00121328215684</text:p>
          </table:table-cell>
          <table:table-cell table:formula="of:=([.A493]-[.B493])*([.A493]-[.B493])" office:value-type="float" office:value="0.00047285807209" calcext:value-type="float">
            <text:p>0.00047285807209</text:p>
          </table:table-cell>
          <table:table-cell table:number-columns-repeated="2"/>
        </table:table-row>
        <table:table-row table:style-name="ro1">
          <table:table-cell office:value-type="float" office:value="0.0348323" calcext:value-type="float">
            <text:p>0.0348323</text:p>
          </table:table-cell>
          <table:table-cell office:value-type="float" office:value="0.0135733" calcext:value-type="float">
            <text:p>0.0135733</text:p>
          </table:table-cell>
          <table:table-cell table:formula="of:=[.A494]*[.A494]" office:value-type="float" office:value="0.00121328912329" calcext:value-type="float">
            <text:p>0.00121328912329</text:p>
          </table:table-cell>
          <table:table-cell table:formula="of:=([.A494]-[.B494])*([.A494]-[.B494])" office:value-type="float" office:value="0.000451945081" calcext:value-type="float">
            <text:p>0.000451945081</text:p>
          </table:table-cell>
          <table:table-cell table:number-columns-repeated="2"/>
        </table:table-row>
        <table:table-row table:style-name="ro1">
          <table:table-cell office:value-type="float" office:value="0.0377231" calcext:value-type="float">
            <text:p>0.0377231</text:p>
          </table:table-cell>
          <table:table-cell office:value-type="float" office:value="0.0293067" calcext:value-type="float">
            <text:p>0.0293067</text:p>
          </table:table-cell>
          <table:table-cell table:formula="of:=[.A495]*[.A495]" office:value-type="float" office:value="0.00142303227361" calcext:value-type="float">
            <text:p>0.00142303227361</text:p>
          </table:table-cell>
          <table:table-cell table:formula="of:=([.A495]-[.B495])*([.A495]-[.B495])" office:value-type="float" office:value="0.00007083578896" calcext:value-type="float">
            <text:p>0.00007083578896</text:p>
          </table:table-cell>
          <table:table-cell table:number-columns-repeated="2"/>
        </table:table-row>
        <table:table-row table:style-name="ro1">
          <table:table-cell office:value-type="float" office:value="0.0377231" calcext:value-type="float">
            <text:p>0.0377231</text:p>
          </table:table-cell>
          <table:table-cell office:value-type="float" office:value="0.0413672" calcext:value-type="float">
            <text:p>0.0413672</text:p>
          </table:table-cell>
          <table:table-cell table:formula="of:=[.A496]*[.A496]" office:value-type="float" office:value="0.00142303227361" calcext:value-type="float">
            <text:p>0.00142303227361</text:p>
          </table:table-cell>
          <table:table-cell table:formula="of:=([.A496]-[.B496])*([.A496]-[.B496])" office:value-type="float" office:value="0.00001327946481" calcext:value-type="float">
            <text:p>0.00001327946481</text:p>
          </table:table-cell>
          <table:table-cell table:number-columns-repeated="2"/>
        </table:table-row>
        <table:table-row table:style-name="ro1">
          <table:table-cell office:value-type="float" office:value="0.0504411" calcext:value-type="float">
            <text:p>0.0504411</text:p>
          </table:table-cell>
          <table:table-cell office:value-type="float" office:value="0.0632915" calcext:value-type="float">
            <text:p>0.0632915</text:p>
          </table:table-cell>
          <table:table-cell table:formula="of:=[.A497]*[.A497]" office:value-type="float" office:value="0.00254430456921" calcext:value-type="float">
            <text:p>0.00254430456921</text:p>
          </table:table-cell>
          <table:table-cell table:formula="of:=([.A497]-[.B497])*([.A497]-[.B497])" office:value-type="float" office:value="0.00016513278016" calcext:value-type="float">
            <text:p>0.00016513278016</text:p>
          </table:table-cell>
          <table:table-cell table:number-columns-repeated="2"/>
        </table:table-row>
        <table:table-row table:style-name="ro1">
          <table:table-cell office:value-type="float" office:value="0.282345" calcext:value-type="float">
            <text:p>0.282345</text:p>
          </table:table-cell>
          <table:table-cell office:value-type="float" office:value="0.295782" calcext:value-type="float">
            <text:p>0.295782</text:p>
          </table:table-cell>
          <table:table-cell table:formula="of:=[.A498]*[.A498]" office:value-type="float" office:value="0.079718699025" calcext:value-type="float">
            <text:p>0.079718699025</text:p>
          </table:table-cell>
          <table:table-cell table:formula="of:=([.A498]-[.B498])*([.A498]-[.B498])" office:value-type="float" office:value="0.000180552968999999" calcext:value-type="float">
            <text:p>0.000180552968999999</text:p>
          </table:table-cell>
          <table:table-cell table:number-columns-repeated="2"/>
        </table:table-row>
        <table:table-row table:style-name="ro1">
          <table:table-cell office:value-type="float" office:value="0.324426" calcext:value-type="float">
            <text:p>0.324426</text:p>
          </table:table-cell>
          <table:table-cell office:value-type="float" office:value="0.482526" calcext:value-type="float">
            <text:p>0.482526</text:p>
          </table:table-cell>
          <table:table-cell table:formula="of:=[.A499]*[.A499]" office:value-type="float" office:value="0.105252229476" calcext:value-type="float">
            <text:p>0.105252229476</text:p>
          </table:table-cell>
          <table:table-cell table:formula="of:=([.A499]-[.B499])*([.A499]-[.B499])" office:value-type="float" office:value="0.02499561" calcext:value-type="float">
            <text:p>0.02499561</text:p>
          </table:table-cell>
          <table:table-cell table:number-columns-repeated="2"/>
        </table:table-row>
        <table:table-row table:style-name="ro1">
          <table:table-cell office:value-type="float" office:value="0.437897" calcext:value-type="float">
            <text:p>0.437897</text:p>
          </table:table-cell>
          <table:table-cell office:value-type="float" office:value="0.416777" calcext:value-type="float">
            <text:p>0.416777</text:p>
          </table:table-cell>
          <table:table-cell table:formula="of:=[.A500]*[.A500]" office:value-type="float" office:value="0.191753782609" calcext:value-type="float">
            <text:p>0.191753782609</text:p>
          </table:table-cell>
          <table:table-cell table:formula="of:=([.A500]-[.B500])*([.A500]-[.B500])" office:value-type="float" office:value="0.000446054399999999" calcext:value-type="float">
            <text:p>0.000446054399999999</text:p>
          </table:table-cell>
          <table:table-cell table:number-columns-repeated="2"/>
        </table:table-row>
        <table:table-row table:style-name="ro1">
          <table:table-cell office:value-type="float" office:value="0.490614" calcext:value-type="float">
            <text:p>0.490614</text:p>
          </table:table-cell>
          <table:table-cell office:value-type="float" office:value="0.45473" calcext:value-type="float">
            <text:p>0.45473</text:p>
          </table:table-cell>
          <table:table-cell table:formula="of:=[.A501]*[.A501]" office:value-type="float" office:value="0.240702096996" calcext:value-type="float">
            <text:p>0.240702096996</text:p>
          </table:table-cell>
          <table:table-cell table:formula="of:=([.A501]-[.B501])*([.A501]-[.B501])" office:value-type="float" office:value="0.001287661456" calcext:value-type="float">
            <text:p>0.001287661456</text:p>
          </table:table-cell>
          <table:table-cell table:number-columns-repeated="2"/>
        </table:table-row>
        <table:table-row table:style-name="ro1">
          <table:table-cell office:value-type="float" office:value="0.490614" calcext:value-type="float">
            <text:p>0.490614</text:p>
          </table:table-cell>
          <table:table-cell office:value-type="float" office:value="0.476381" calcext:value-type="float">
            <text:p>0.476381</text:p>
          </table:table-cell>
          <table:table-cell table:formula="of:=[.A502]*[.A502]" office:value-type="float" office:value="0.240702096996" calcext:value-type="float">
            <text:p>0.240702096996</text:p>
          </table:table-cell>
          <table:table-cell table:formula="of:=([.A502]-[.B502])*([.A502]-[.B502])" office:value-type="float" office:value="0.000202578289" calcext:value-type="float">
            <text:p>0.000202578289</text:p>
          </table:table-cell>
          <table:table-cell table:number-columns-repeated="2"/>
        </table:table-row>
        <table:table-row table:style-name="ro1">
          <table:table-cell office:value-type="float" office:value="0.490614" calcext:value-type="float">
            <text:p>0.490614</text:p>
          </table:table-cell>
          <table:table-cell office:value-type="float" office:value="0.612644" calcext:value-type="float">
            <text:p>0.612644</text:p>
          </table:table-cell>
          <table:table-cell table:formula="of:=[.A503]*[.A503]" office:value-type="float" office:value="0.240702096996" calcext:value-type="float">
            <text:p>0.240702096996</text:p>
          </table:table-cell>
          <table:table-cell table:formula="of:=([.A503]-[.B503])*([.A503]-[.B503])" office:value-type="float" office:value="0.0148913209" calcext:value-type="float">
            <text:p>0.0148913209</text:p>
          </table:table-cell>
          <table:table-cell table:number-columns-repeated="2"/>
        </table:table-row>
        <table:table-row table:style-name="ro1">
          <table:table-cell office:value-type="float" office:value="0.760598" calcext:value-type="float">
            <text:p>0.760598</text:p>
          </table:table-cell>
          <table:table-cell office:value-type="float" office:value="0.858063" calcext:value-type="float">
            <text:p>0.858063</text:p>
          </table:table-cell>
          <table:table-cell table:formula="of:=[.A504]*[.A504]" office:value-type="float" office:value="0.578509317604" calcext:value-type="float">
            <text:p>0.578509317604</text:p>
          </table:table-cell>
          <table:table-cell table:formula="of:=([.A504]-[.B504])*([.A504]-[.B504])" office:value-type="float" office:value="0.009499426225" calcext:value-type="float">
            <text:p>0.009499426225</text:p>
          </table:table-cell>
          <table:table-cell table:number-columns-repeated="2"/>
        </table:table-row>
        <table:table-row table:style-name="ro1">
          <table:table-cell office:value-type="float" office:value="0.760598" calcext:value-type="float">
            <text:p>0.760598</text:p>
          </table:table-cell>
          <table:table-cell office:value-type="float" office:value="0.893639" calcext:value-type="float">
            <text:p>0.893639</text:p>
          </table:table-cell>
          <table:table-cell table:formula="of:=[.A505]*[.A505]" office:value-type="float" office:value="0.578509317604" calcext:value-type="float">
            <text:p>0.578509317604</text:p>
          </table:table-cell>
          <table:table-cell table:formula="of:=([.A505]-[.B505])*([.A505]-[.B505])" office:value-type="float" office:value="0.017699907681" calcext:value-type="float">
            <text:p>0.017699907681</text:p>
          </table:table-cell>
          <table:table-cell table:number-columns-repeated="2"/>
        </table:table-row>
        <table:table-row table:style-name="ro1">
          <table:table-cell office:value-type="float" office:value="0.760599" calcext:value-type="float">
            <text:p>0.760599</text:p>
          </table:table-cell>
          <table:table-cell office:value-type="float" office:value="0.960231" calcext:value-type="float">
            <text:p>0.960231</text:p>
          </table:table-cell>
          <table:table-cell table:formula="of:=[.A506]*[.A506]" office:value-type="float" office:value="0.578510838801" calcext:value-type="float">
            <text:p>0.578510838801</text:p>
          </table:table-cell>
          <table:table-cell table:formula="of:=([.A506]-[.B506])*([.A506]-[.B506])" office:value-type="float" office:value="0.039852935424" calcext:value-type="float">
            <text:p>0.03985293542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5016" calcext:value-type="float">
            <text:p>0.995016</text:p>
          </table:table-cell>
          <table:table-cell table:formula="of:=[.A507]*[.A507]" office:value-type="float" office:value="0.999978000121" calcext:value-type="float">
            <text:p>0.999978000121</text:p>
          </table:table-cell>
          <table:table-cell table:formula="of:=([.A507]-[.B507])*([.A507]-[.B507])" office:value-type="float" office:value="0.000024730729" calcext:value-type="float">
            <text:p>0.00002473072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6815" calcext:value-type="float">
            <text:p>0.996815</text:p>
          </table:table-cell>
          <table:table-cell table:formula="of:=[.A508]*[.A508]" office:value-type="float" office:value="0.9999800001" calcext:value-type="float">
            <text:p>0.9999800001</text:p>
          </table:table-cell>
          <table:table-cell table:formula="of:=([.A508]-[.B508])*([.A508]-[.B508])" office:value-type="float" office:value="0.0000100806250000002" calcext:value-type="float">
            <text:p>1.00806250000002E-05</text:p>
          </table:table-cell>
          <table:table-cell table:number-columns-repeated="2"/>
        </table:table-row>
        <table:table-row table:style-name="ro1">
          <table:table-cell office:value-type="float" office:value="0.000260234" calcext:value-type="float">
            <text:p>0.000260234</text:p>
          </table:table-cell>
          <table:table-cell office:value-type="float" office:value="0.00000000694526" calcext:value-type="float">
            <text:p>0.00000000694526</text:p>
          </table:table-cell>
          <table:table-cell table:formula="of:=[.A509]*[.A509]" office:value-type="float" office:value="0.000000067721734756" calcext:value-type="float">
            <text:p>6.7721734756E-08</text:p>
          </table:table-cell>
          <table:table-cell table:formula="of:=([.A509]-[.B509])*([.A509]-[.B509])" office:value-type="float" office:value="0.00000006771812001866" calcext:value-type="float">
            <text:p>6.7718120018655E-08</text:p>
          </table:table-cell>
          <table:table-cell table:number-columns-repeated="2"/>
        </table:table-row>
        <table:table-row table:style-name="ro1">
          <table:table-cell office:value-type="float" office:value="0.0000570416" calcext:value-type="float">
            <text:p>0.0000570416</text:p>
          </table:table-cell>
          <table:table-cell office:value-type="float" office:value="0.000000272555" calcext:value-type="float">
            <text:p>0.000000272555</text:p>
          </table:table-cell>
          <table:table-cell table:formula="of:=[.A510]*[.A510]" office:value-type="float" office:value="0.00000000325374413056" calcext:value-type="float">
            <text:p>3.25374413056E-09</text:p>
          </table:table-cell>
          <table:table-cell table:formula="of:=([.A510]-[.B510])*([.A510]-[.B510])" office:value-type="float" office:value="0.00000000322272447021" calcext:value-type="float">
            <text:p>3.22272447021202E-09</text:p>
          </table:table-cell>
          <table:table-cell table:number-columns-repeated="2"/>
        </table:table-row>
        <table:table-row table:style-name="ro1">
          <table:table-cell office:value-type="float" office:value="0.000345707" calcext:value-type="float">
            <text:p>0.000345707</text:p>
          </table:table-cell>
          <table:table-cell office:value-type="float" office:value="0.000985741" calcext:value-type="float">
            <text:p>0.000985741</text:p>
          </table:table-cell>
          <table:table-cell table:formula="of:=[.A511]*[.A511]" office:value-type="float" office:value="0.000000119513329849" calcext:value-type="float">
            <text:p>1.19513329849E-07</text:p>
          </table:table-cell>
          <table:table-cell table:formula="of:=([.A511]-[.B511])*([.A511]-[.B511])" office:value-type="float" office:value="0.000000409643521156" calcext:value-type="float">
            <text:p>4.09643521156E-07</text:p>
          </table:table-cell>
          <table:table-cell table:number-columns-repeated="2"/>
        </table:table-row>
        <table:table-row table:style-name="ro1">
          <table:table-cell office:value-type="float" office:value="0.000321627" calcext:value-type="float">
            <text:p>0.000321627</text:p>
          </table:table-cell>
          <table:table-cell office:value-type="float" office:value="0.00171947" calcext:value-type="float">
            <text:p>0.00171947</text:p>
          </table:table-cell>
          <table:table-cell table:formula="of:=[.A512]*[.A512]" office:value-type="float" office:value="0.000000103443927129" calcext:value-type="float">
            <text:p>1.03443927129E-07</text:p>
          </table:table-cell>
          <table:table-cell table:formula="of:=([.A512]-[.B512])*([.A512]-[.B512])" office:value-type="float" office:value="0.000001953965052649" calcext:value-type="float">
            <text:p>1.953965052649E-06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0148545" calcext:value-type="float">
            <text:p>0.000148545</text:p>
          </table:table-cell>
          <table:table-cell table:formula="of:=[.A513]*[.A513]" office:value-type="float" office:value="0.00000000057128170225" calcext:value-type="float">
            <text:p>5.7128170225E-10</text:p>
          </table:table-cell>
          <table:table-cell table:formula="of:=([.A513]-[.B513])*([.A513]-[.B513])" office:value-type="float" office:value="0.00000001553600209225" calcext:value-type="float">
            <text:p>1.553600209225E-08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0222895" calcext:value-type="float">
            <text:p>0.000222895</text:p>
          </table:table-cell>
          <table:table-cell table:formula="of:=[.A514]*[.A514]" office:value-type="float" office:value="0.00000000057128170225" calcext:value-type="float">
            <text:p>5.7128170225E-10</text:p>
          </table:table-cell>
          <table:table-cell table:formula="of:=([.A514]-[.B514])*([.A514]-[.B514])" office:value-type="float" office:value="0.00000003959841304225" calcext:value-type="float">
            <text:p>3.959841304225E-08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029598" calcext:value-type="float">
            <text:p>0.00029598</text:p>
          </table:table-cell>
          <table:table-cell table:formula="of:=[.A515]*[.A515]" office:value-type="float" office:value="0.00000000057128170225" calcext:value-type="float">
            <text:p>5.7128170225E-10</text:p>
          </table:table-cell>
          <table:table-cell table:formula="of:=([.A515]-[.B515])*([.A515]-[.B515])" office:value-type="float" office:value="0.00000007402671016225" calcext:value-type="float">
            <text:p>7.402671016225E-08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0364763" calcext:value-type="float">
            <text:p>0.000364763</text:p>
          </table:table-cell>
          <table:table-cell table:formula="of:=[.A516]*[.A516]" office:value-type="float" office:value="0.00000000057128170225" calcext:value-type="float">
            <text:p>5.7128170225E-10</text:p>
          </table:table-cell>
          <table:table-cell table:formula="of:=([.A516]-[.B516])*([.A516]-[.B516])" office:value-type="float" office:value="0.00000011618656218225" calcext:value-type="float">
            <text:p>1.1618656218225E-07</text:p>
          </table:table-cell>
          <table:table-cell table:number-columns-repeated="2"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0364554" calcext:value-type="float">
            <text:p>0.00364554</text:p>
          </table:table-cell>
          <table:table-cell table:formula="of:=[.A517]*[.A517]" office:value-type="float" office:value="0.00000000046813813225" calcext:value-type="float">
            <text:p>4.6813813225E-10</text:p>
          </table:table-cell>
          <table:table-cell table:formula="of:=([.A517]-[.B517])*([.A517]-[.B517])" office:value-type="float" office:value="0.0000131326765773123" calcext:value-type="float">
            <text:p>1.31326765773123E-05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082452" calcext:value-type="float">
            <text:p>0.00082452</text:p>
          </table:table-cell>
          <table:table-cell table:formula="of:=[.A518]*[.A518]" office:value-type="float" office:value="0.00000000006765786319" calcext:value-type="float">
            <text:p>6.76578631936E-11</text:p>
          </table:table-cell>
          <table:table-cell table:formula="of:=([.A518]-[.B518])*([.A518]-[.B518])" office:value-type="float" office:value="0.00000066633680868559" calcext:value-type="float">
            <text:p>6.66336808685594E-07</text:p>
          </table:table-cell>
          <table:table-cell table:number-columns-repeated="2"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010371" calcext:value-type="float">
            <text:p>0.00010371</text:p>
          </table:table-cell>
          <table:table-cell table:formula="of:=[.A519]*[.A519]" office:value-type="float" office:value="0.00000000050226636769" calcext:value-type="float">
            <text:p>5.0226636769E-10</text:p>
          </table:table-cell>
          <table:table-cell table:formula="of:=([.A519]-[.B519])*([.A519]-[.B519])" office:value-type="float" office:value="0.00000000660947862169" calcext:value-type="float">
            <text:p>6.60947862169E-09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303161" calcext:value-type="float">
            <text:p>0.00303161</text:p>
          </table:table-cell>
          <table:table-cell table:formula="of:=[.A520]*[.A520]" office:value-type="float" office:value="0.0000000000327418562" calcext:value-type="float">
            <text:p>3.27418562025E-11</text:p>
          </table:table-cell>
          <table:table-cell table:formula="of:=([.A520]-[.B520])*([.A520]-[.B520])" office:value-type="float" office:value="0.00000915599788595521" calcext:value-type="float">
            <text:p>9.15599788595521E-06</text:p>
          </table:table-cell>
          <table:table-cell table:number-columns-repeated="2"/>
        </table:table-row>
        <table:table-row table:style-name="ro1">
          <table:table-cell office:value-type="float" office:value="0.0000653863" calcext:value-type="float">
            <text:p>0.0000653863</text:p>
          </table:table-cell>
          <table:table-cell office:value-type="float" office:value="0.000063263" calcext:value-type="float">
            <text:p>0.000063263</text:p>
          </table:table-cell>
          <table:table-cell table:formula="of:=[.A521]*[.A521]" office:value-type="float" office:value="0.00000000427536822769" calcext:value-type="float">
            <text:p>4.27536822769E-09</text:p>
          </table:table-cell>
          <table:table-cell table:formula="of:=([.A521]-[.B521])*([.A521]-[.B521])" office:value-type="float" office:value="0.00000000000450840289" calcext:value-type="float">
            <text:p>4.50840289E-12</text:p>
          </table:table-cell>
          <table:table-cell table:number-columns-repeated="2"/>
        </table:table-row>
        <table:table-row table:style-name="ro1">
          <table:table-cell office:value-type="float" office:value="0.000258207" calcext:value-type="float">
            <text:p>0.000258207</text:p>
          </table:table-cell>
          <table:table-cell office:value-type="float" office:value="0.0000019125" calcext:value-type="float">
            <text:p>0.0000019125</text:p>
          </table:table-cell>
          <table:table-cell table:formula="of:=[.A522]*[.A522]" office:value-type="float" office:value="0.000000066670854849" calcext:value-type="float">
            <text:p>6.6670854849E-08</text:p>
          </table:table-cell>
          <table:table-cell table:formula="of:=([.A522]-[.B522])*([.A522]-[.B522])" office:value-type="float" office:value="0.00000006568687073025" calcext:value-type="float">
            <text:p>6.568687073025E-08</text:p>
          </table:table-cell>
          <table:table-cell table:number-columns-repeated="2"/>
        </table:table-row>
        <table:table-row table:style-name="ro1">
          <table:table-cell office:value-type="float" office:value="0.0000742078" calcext:value-type="float">
            <text:p>0.0000742078</text:p>
          </table:table-cell>
          <table:table-cell office:value-type="float" office:value="0.0000251821" calcext:value-type="float">
            <text:p>0.0000251821</text:p>
          </table:table-cell>
          <table:table-cell table:formula="of:=[.A523]*[.A523]" office:value-type="float" office:value="0.00000000550679758084" calcext:value-type="float">
            <text:p>5.50679758084E-09</text:p>
          </table:table-cell>
          <table:table-cell table:formula="of:=([.A523]-[.B523])*([.A523]-[.B523])" office:value-type="float" office:value="0.00000000240351926049" calcext:value-type="float">
            <text:p>2.40351926049E-09</text:p>
          </table:table-cell>
          <table:table-cell table:number-columns-repeated="2"/>
        </table:table-row>
        <table:table-row table:style-name="ro1">
          <table:table-cell office:value-type="float" office:value="0.0000963807" calcext:value-type="float">
            <text:p>0.0000963807</text:p>
          </table:table-cell>
          <table:table-cell office:value-type="float" office:value="0.000454567" calcext:value-type="float">
            <text:p>0.000454567</text:p>
          </table:table-cell>
          <table:table-cell table:formula="of:=[.A524]*[.A524]" office:value-type="float" office:value="0.00000000928923933249" calcext:value-type="float">
            <text:p>9.28923933249E-09</text:p>
          </table:table-cell>
          <table:table-cell table:formula="of:=([.A524]-[.B524])*([.A524]-[.B524])" office:value-type="float" office:value="0.00000012829742550769" calcext:value-type="float">
            <text:p>1.2829742550769E-07</text:p>
          </table:table-cell>
          <table:table-cell table:number-columns-repeated="2"/>
        </table:table-row>
        <table:table-row table:style-name="ro1">
          <table:table-cell office:value-type="float" office:value="0.0000963807" calcext:value-type="float">
            <text:p>0.0000963807</text:p>
          </table:table-cell>
          <table:table-cell office:value-type="float" office:value="0.00113012" calcext:value-type="float">
            <text:p>0.00113012</text:p>
          </table:table-cell>
          <table:table-cell table:formula="of:=[.A525]*[.A525]" office:value-type="float" office:value="0.00000000928923933249" calcext:value-type="float">
            <text:p>9.28923933249E-09</text:p>
          </table:table-cell>
          <table:table-cell table:formula="of:=([.A525]-[.B525])*([.A525]-[.B525])" office:value-type="float" office:value="0.00000106861694036449" calcext:value-type="float">
            <text:p>1.06861694036449E-06</text:p>
          </table:table-cell>
          <table:table-cell table:number-columns-repeated="2"/>
        </table:table-row>
        <table:table-row table:style-name="ro1">
          <table:table-cell office:value-type="float" office:value="0.000154257" calcext:value-type="float">
            <text:p>0.000154257</text:p>
          </table:table-cell>
          <table:table-cell office:value-type="float" office:value="0.0000425463" calcext:value-type="float">
            <text:p>0.0000425463</text:p>
          </table:table-cell>
          <table:table-cell table:formula="of:=[.A526]*[.A526]" office:value-type="float" office:value="0.000000023795222049" calcext:value-type="float">
            <text:p>2.3795222049E-08</text:p>
          </table:table-cell>
          <table:table-cell table:formula="of:=([.A526]-[.B526])*([.A526]-[.B526])" office:value-type="float" office:value="0.00000001247928049449" calcext:value-type="float">
            <text:p>1.247928049449E-08</text:p>
          </table:table-cell>
          <table:table-cell table:number-columns-repeated="2"/>
        </table:table-row>
        <table:table-row table:style-name="ro1">
          <table:table-cell office:value-type="float" office:value="0.00264996" calcext:value-type="float">
            <text:p>0.00264996</text:p>
          </table:table-cell>
          <table:table-cell office:value-type="float" office:value="0.0175116" calcext:value-type="float">
            <text:p>0.0175116</text:p>
          </table:table-cell>
          <table:table-cell table:formula="of:=[.A527]*[.A527]" office:value-type="float" office:value="0.0000070222880016" calcext:value-type="float">
            <text:p>0.0000070222880016</text:p>
          </table:table-cell>
          <table:table-cell table:formula="of:=([.A527]-[.B527])*([.A527]-[.B527])" office:value-type="float" office:value="0.0002208683434896" calcext:value-type="float">
            <text:p>0.0002208683434896</text:p>
          </table:table-cell>
          <table:table-cell table:number-columns-repeated="2"/>
        </table:table-row>
        <table:table-row table:style-name="ro1">
          <table:table-cell office:value-type="float" office:value="0.00523335" calcext:value-type="float">
            <text:p>0.00523335</text:p>
          </table:table-cell>
          <table:table-cell office:value-type="float" office:value="0.0195063" calcext:value-type="float">
            <text:p>0.0195063</text:p>
          </table:table-cell>
          <table:table-cell table:formula="of:=[.A528]*[.A528]" office:value-type="float" office:value="0.0000273879522225" calcext:value-type="float">
            <text:p>0.0000273879522225</text:p>
          </table:table-cell>
          <table:table-cell table:formula="of:=([.A528]-[.B528])*([.A528]-[.B528])" office:value-type="float" office:value="0.0002037171017025" calcext:value-type="float">
            <text:p>0.0002037171017025</text:p>
          </table:table-cell>
          <table:table-cell table:number-columns-repeated="2"/>
        </table:table-row>
        <table:table-row table:style-name="ro1">
          <table:table-cell office:value-type="float" office:value="0.0692433" calcext:value-type="float">
            <text:p>0.0692433</text:p>
          </table:table-cell>
          <table:table-cell office:value-type="float" office:value="0.0281262" calcext:value-type="float">
            <text:p>0.0281262</text:p>
          </table:table-cell>
          <table:table-cell table:formula="of:=[.A529]*[.A529]" office:value-type="float" office:value="0.00479463459489" calcext:value-type="float">
            <text:p>0.00479463459489</text:p>
          </table:table-cell>
          <table:table-cell table:formula="of:=([.A529]-[.B529])*([.A529]-[.B529])" office:value-type="float" office:value="0.00169061591241" calcext:value-type="float">
            <text:p>0.00169061591241</text:p>
          </table:table-cell>
          <table:table-cell table:number-columns-repeated="2"/>
        </table:table-row>
        <table:table-row table:style-name="ro1">
          <table:table-cell office:value-type="float" office:value="0.0955353" calcext:value-type="float">
            <text:p>0.0955353</text:p>
          </table:table-cell>
          <table:table-cell office:value-type="float" office:value="0.0463656" calcext:value-type="float">
            <text:p>0.0463656</text:p>
          </table:table-cell>
          <table:table-cell table:formula="of:=[.A530]*[.A530]" office:value-type="float" office:value="0.00912699354609" calcext:value-type="float">
            <text:p>0.00912699354609</text:p>
          </table:table-cell>
          <table:table-cell table:formula="of:=([.A530]-[.B530])*([.A530]-[.B530])" office:value-type="float" office:value="0.00241765939809" calcext:value-type="float">
            <text:p>0.00241765939809</text:p>
          </table:table-cell>
          <table:table-cell table:number-columns-repeated="2"/>
        </table:table-row>
        <table:table-row table:style-name="ro1">
          <table:table-cell office:value-type="float" office:value="0.0493026" calcext:value-type="float">
            <text:p>0.0493026</text:p>
          </table:table-cell>
          <table:table-cell office:value-type="float" office:value="0.0388308" calcext:value-type="float">
            <text:p>0.0388308</text:p>
          </table:table-cell>
          <table:table-cell table:formula="of:=[.A531]*[.A531]" office:value-type="float" office:value="0.00243074636676" calcext:value-type="float">
            <text:p>0.00243074636676</text:p>
          </table:table-cell>
          <table:table-cell table:formula="of:=([.A531]-[.B531])*([.A531]-[.B531])" office:value-type="float" office:value="0.00010965859524" calcext:value-type="float">
            <text:p>0.00010965859524</text:p>
          </table:table-cell>
          <table:table-cell table:number-columns-repeated="2"/>
        </table:table-row>
        <table:table-row table:style-name="ro1">
          <table:table-cell office:value-type="float" office:value="0.0978641" calcext:value-type="float">
            <text:p>0.0978641</text:p>
          </table:table-cell>
          <table:table-cell office:value-type="float" office:value="0.121946" calcext:value-type="float">
            <text:p>0.121946</text:p>
          </table:table-cell>
          <table:table-cell table:formula="of:=[.A532]*[.A532]" office:value-type="float" office:value="0.00957738206881" calcext:value-type="float">
            <text:p>0.00957738206881</text:p>
          </table:table-cell>
          <table:table-cell table:formula="of:=([.A532]-[.B532])*([.A532]-[.B532])" office:value-type="float" office:value="0.00057993790761" calcext:value-type="float">
            <text:p>0.00057993790761</text:p>
          </table:table-cell>
          <table:table-cell table:number-columns-repeated="2"/>
        </table:table-row>
        <table:table-row table:style-name="ro1">
          <table:table-cell office:value-type="float" office:value="0.29101" calcext:value-type="float">
            <text:p>0.29101</text:p>
          </table:table-cell>
          <table:table-cell office:value-type="float" office:value="0.0519739" calcext:value-type="float">
            <text:p>0.0519739</text:p>
          </table:table-cell>
          <table:table-cell table:formula="of:=[.A533]*[.A533]" office:value-type="float" office:value="0.0846868201" calcext:value-type="float">
            <text:p>0.0846868201</text:p>
          </table:table-cell>
          <table:table-cell table:formula="of:=([.A533]-[.B533])*([.A533]-[.B533])" office:value-type="float" office:value="0.05713825710321" calcext:value-type="float">
            <text:p>0.05713825710321</text:p>
          </table:table-cell>
          <table:table-cell table:number-columns-repeated="2"/>
        </table:table-row>
        <table:table-row table:style-name="ro1">
          <table:table-cell office:value-type="float" office:value="0.291011" calcext:value-type="float">
            <text:p>0.291011</text:p>
          </table:table-cell>
          <table:table-cell office:value-type="float" office:value="0.0629633" calcext:value-type="float">
            <text:p>0.0629633</text:p>
          </table:table-cell>
          <table:table-cell table:formula="of:=[.A534]*[.A534]" office:value-type="float" office:value="0.084687402121" calcext:value-type="float">
            <text:p>0.084687402121</text:p>
          </table:table-cell>
          <table:table-cell table:formula="of:=([.A534]-[.B534])*([.A534]-[.B534])" office:value-type="float" office:value="0.05200575347529" calcext:value-type="float">
            <text:p>0.05200575347529</text:p>
          </table:table-cell>
          <table:table-cell table:number-columns-repeated="2"/>
        </table:table-row>
        <table:table-row table:style-name="ro1">
          <table:table-cell office:value-type="float" office:value="0.233902" calcext:value-type="float">
            <text:p>0.233902</text:p>
          </table:table-cell>
          <table:table-cell office:value-type="float" office:value="0.256211" calcext:value-type="float">
            <text:p>0.256211</text:p>
          </table:table-cell>
          <table:table-cell table:formula="of:=[.A535]*[.A535]" office:value-type="float" office:value="0.054710145604" calcext:value-type="float">
            <text:p>0.054710145604</text:p>
          </table:table-cell>
          <table:table-cell table:formula="of:=([.A535]-[.B535])*([.A535]-[.B535])" office:value-type="float" office:value="0.000497691481000001" calcext:value-type="float">
            <text:p>0.000497691481000001</text:p>
          </table:table-cell>
          <table:table-cell table:number-columns-repeated="2"/>
        </table:table-row>
        <table:table-row table:style-name="ro1">
          <table:table-cell office:value-type="float" office:value="0.363103" calcext:value-type="float">
            <text:p>0.363103</text:p>
          </table:table-cell>
          <table:table-cell office:value-type="float" office:value="0.175382" calcext:value-type="float">
            <text:p>0.175382</text:p>
          </table:table-cell>
          <table:table-cell table:formula="of:=[.A536]*[.A536]" office:value-type="float" office:value="0.131843788609" calcext:value-type="float">
            <text:p>0.131843788609</text:p>
          </table:table-cell>
          <table:table-cell table:formula="of:=([.A536]-[.B536])*([.A536]-[.B536])" office:value-type="float" office:value="0.035239173841" calcext:value-type="float">
            <text:p>0.035239173841</text:p>
          </table:table-cell>
          <table:table-cell table:number-columns-repeated="2"/>
        </table:table-row>
        <table:table-row table:style-name="ro1">
          <table:table-cell office:value-type="float" office:value="0.502315" calcext:value-type="float">
            <text:p>0.502315</text:p>
          </table:table-cell>
          <table:table-cell office:value-type="float" office:value="0.385772" calcext:value-type="float">
            <text:p>0.385772</text:p>
          </table:table-cell>
          <table:table-cell table:formula="of:=[.A537]*[.A537]" office:value-type="float" office:value="0.252320359225" calcext:value-type="float">
            <text:p>0.252320359225</text:p>
          </table:table-cell>
          <table:table-cell table:formula="of:=([.A537]-[.B537])*([.A537]-[.B537])" office:value-type="float" office:value="0.013582270849" calcext:value-type="float">
            <text:p>0.013582270849</text:p>
          </table:table-cell>
          <table:table-cell table:number-columns-repeated="2"/>
        </table:table-row>
        <table:table-row table:style-name="ro1">
          <table:table-cell office:value-type="float" office:value="0.652429" calcext:value-type="float">
            <text:p>0.652429</text:p>
          </table:table-cell>
          <table:table-cell office:value-type="float" office:value="0.405249" calcext:value-type="float">
            <text:p>0.405249</text:p>
          </table:table-cell>
          <table:table-cell table:formula="of:=[.A538]*[.A538]" office:value-type="float" office:value="0.425663600041" calcext:value-type="float">
            <text:p>0.425663600041</text:p>
          </table:table-cell>
          <table:table-cell table:formula="of:=([.A538]-[.B538])*([.A538]-[.B538])" office:value-type="float" office:value="0.0610979524" calcext:value-type="float">
            <text:p>0.0610979524</text:p>
          </table:table-cell>
          <table:table-cell table:number-columns-repeated="2"/>
        </table:table-row>
        <table:table-row table:style-name="ro1">
          <table:table-cell office:value-type="float" office:value="0.65243" calcext:value-type="float">
            <text:p>0.65243</text:p>
          </table:table-cell>
          <table:table-cell office:value-type="float" office:value="0.423121" calcext:value-type="float">
            <text:p>0.423121</text:p>
          </table:table-cell>
          <table:table-cell table:formula="of:=[.A539]*[.A539]" office:value-type="float" office:value="0.4256649049" calcext:value-type="float">
            <text:p>0.4256649049</text:p>
          </table:table-cell>
          <table:table-cell table:formula="of:=([.A539]-[.B539])*([.A539]-[.B539])" office:value-type="float" office:value="0.052582617481" calcext:value-type="float">
            <text:p>0.052582617481</text:p>
          </table:table-cell>
          <table:table-cell table:number-columns-repeated="2"/>
        </table:table-row>
        <table:table-row table:style-name="ro1">
          <table:table-cell office:value-type="float" office:value="0.65243" calcext:value-type="float">
            <text:p>0.65243</text:p>
          </table:table-cell>
          <table:table-cell office:value-type="float" office:value="0.442584" calcext:value-type="float">
            <text:p>0.442584</text:p>
          </table:table-cell>
          <table:table-cell table:formula="of:=[.A540]*[.A540]" office:value-type="float" office:value="0.4256649049" calcext:value-type="float">
            <text:p>0.4256649049</text:p>
          </table:table-cell>
          <table:table-cell table:formula="of:=([.A540]-[.B540])*([.A540]-[.B540])" office:value-type="float" office:value="0.044035343716" calcext:value-type="float">
            <text:p>0.044035343716</text:p>
          </table:table-cell>
          <table:table-cell table:number-columns-repeated="2"/>
        </table:table-row>
        <table:table-row table:style-name="ro1">
          <table:table-cell office:value-type="float" office:value="0.81773" calcext:value-type="float">
            <text:p>0.81773</text:p>
          </table:table-cell>
          <table:table-cell office:value-type="float" office:value="0.627257" calcext:value-type="float">
            <text:p>0.627257</text:p>
          </table:table-cell>
          <table:table-cell table:formula="of:=[.A541]*[.A541]" office:value-type="float" office:value="0.6686823529" calcext:value-type="float">
            <text:p>0.6686823529</text:p>
          </table:table-cell>
          <table:table-cell table:formula="of:=([.A541]-[.B541])*([.A541]-[.B541])" office:value-type="float" office:value="0.036279963729" calcext:value-type="float">
            <text:p>0.036279963729</text:p>
          </table:table-cell>
          <table:table-cell table:number-columns-repeated="2"/>
        </table:table-row>
        <table:table-row table:style-name="ro1">
          <table:table-cell office:value-type="float" office:value="0.892265" calcext:value-type="float">
            <text:p>0.892265</text:p>
          </table:table-cell>
          <table:table-cell office:value-type="float" office:value="0.814528" calcext:value-type="float">
            <text:p>0.814528</text:p>
          </table:table-cell>
          <table:table-cell table:formula="of:=[.A542]*[.A542]" office:value-type="float" office:value="0.796136830225" calcext:value-type="float">
            <text:p>0.796136830225</text:p>
          </table:table-cell>
          <table:table-cell table:formula="of:=([.A542]-[.B542])*([.A542]-[.B542])" office:value-type="float" office:value="0.00604304116899999" calcext:value-type="float">
            <text:p>0.00604304116899999</text:p>
          </table:table-cell>
          <table:table-cell table:number-columns-repeated="2"/>
        </table:table-row>
        <table:table-row table:style-name="ro1">
          <table:table-cell office:value-type="float" office:value="0.892265" calcext:value-type="float">
            <text:p>0.892265</text:p>
          </table:table-cell>
          <table:table-cell office:value-type="float" office:value="0.847909" calcext:value-type="float">
            <text:p>0.847909</text:p>
          </table:table-cell>
          <table:table-cell table:formula="of:=[.A543]*[.A543]" office:value-type="float" office:value="0.796136830225" calcext:value-type="float">
            <text:p>0.796136830225</text:p>
          </table:table-cell>
          <table:table-cell table:formula="of:=([.A543]-[.B543])*([.A543]-[.B543])" office:value-type="float" office:value="0.001967454736" calcext:value-type="float">
            <text:p>0.001967454736</text:p>
          </table:table-cell>
          <table:table-cell table:number-columns-repeated="2"/>
        </table:table-row>
        <table:table-row table:style-name="ro1">
          <table:table-cell office:value-type="float" office:value="0.951491" calcext:value-type="float">
            <text:p>0.951491</text:p>
          </table:table-cell>
          <table:table-cell office:value-type="float" office:value="0.903024" calcext:value-type="float">
            <text:p>0.903024</text:p>
          </table:table-cell>
          <table:table-cell table:formula="of:=[.A544]*[.A544]" office:value-type="float" office:value="0.905335123081" calcext:value-type="float">
            <text:p>0.905335123081</text:p>
          </table:table-cell>
          <table:table-cell table:formula="of:=([.A544]-[.B544])*([.A544]-[.B544])" office:value-type="float" office:value="0.00234905008899999" calcext:value-type="float">
            <text:p>0.00234905008899999</text:p>
          </table:table-cell>
          <table:table-cell table:number-columns-repeated="2"/>
        </table:table-row>
        <table:table-row table:style-name="ro1">
          <table:table-cell office:value-type="float" office:value="0.990615" calcext:value-type="float">
            <text:p>0.990615</text:p>
          </table:table-cell>
          <table:table-cell office:value-type="float" office:value="0.939357" calcext:value-type="float">
            <text:p>0.939357</text:p>
          </table:table-cell>
          <table:table-cell table:formula="of:=[.A545]*[.A545]" office:value-type="float" office:value="0.981318078225" calcext:value-type="float">
            <text:p>0.981318078225</text:p>
          </table:table-cell>
          <table:table-cell table:formula="of:=([.A545]-[.B545])*([.A545]-[.B545])" office:value-type="float" office:value="0.002627382564" calcext:value-type="float">
            <text:p>0.002627382564</text:p>
          </table:table-cell>
          <table:table-cell table:number-columns-repeated="2"/>
        </table:table-row>
        <table:table-row table:style-name="ro1">
          <table:table-cell office:value-type="float" office:value="0.990615" calcext:value-type="float">
            <text:p>0.990615</text:p>
          </table:table-cell>
          <table:table-cell office:value-type="float" office:value="0.984933" calcext:value-type="float">
            <text:p>0.984933</text:p>
          </table:table-cell>
          <table:table-cell table:formula="of:=[.A546]*[.A546]" office:value-type="float" office:value="0.981318078225" calcext:value-type="float">
            <text:p>0.981318078225</text:p>
          </table:table-cell>
          <table:table-cell table:formula="of:=([.A546]-[.B546])*([.A546]-[.B546])" office:value-type="float" office:value="0.0000322851240000009" calcext:value-type="float">
            <text:p>3.22851240000009E-05</text:p>
          </table:table-cell>
          <table:table-cell table:number-columns-repeated="2"/>
        </table:table-row>
        <table:table-row table:style-name="ro1">
          <table:table-cell office:value-type="float" office:value="0.990615" calcext:value-type="float">
            <text:p>0.990615</text:p>
          </table:table-cell>
          <table:table-cell office:value-type="float" office:value="0.993998" calcext:value-type="float">
            <text:p>0.993998</text:p>
          </table:table-cell>
          <table:table-cell table:formula="of:=[.A547]*[.A547]" office:value-type="float" office:value="0.981318078225" calcext:value-type="float">
            <text:p>0.981318078225</text:p>
          </table:table-cell>
          <table:table-cell table:formula="of:=([.A547]-[.B547])*([.A547]-[.B547])" office:value-type="float" office:value="0.0000114446890000002" calcext:value-type="float">
            <text:p>1.14446890000002E-05</text:p>
          </table:table-cell>
          <table:table-cell table:number-columns-repeated="2"/>
        </table:table-row>
        <table:table-row table:style-name="ro1">
          <table:table-cell office:value-type="float" office:value="0.000463367" calcext:value-type="float">
            <text:p>0.000463367</text:p>
          </table:table-cell>
          <table:table-cell office:value-type="float" office:value="0.00000000139383" calcext:value-type="float">
            <text:p>0.00000000139383</text:p>
          </table:table-cell>
          <table:table-cell table:formula="of:=[.A548]*[.A548]" office:value-type="float" office:value="0.000000214708976689" calcext:value-type="float">
            <text:p>2.14708976689E-07</text:p>
          </table:table-cell>
          <table:table-cell table:formula="of:=([.A548]-[.B548])*([.A548]-[.B548])" office:value-type="float" office:value="0.00000021470768498129" calcext:value-type="float">
            <text:p>2.14707684981292E-07</text:p>
          </table:table-cell>
          <table:table-cell table:number-columns-repeated="2"/>
        </table:table-row>
        <table:table-row table:style-name="ro1">
          <table:table-cell office:value-type="float" office:value="0.000463367" calcext:value-type="float">
            <text:p>0.000463367</text:p>
          </table:table-cell>
          <table:table-cell office:value-type="float" office:value="0.00000033904" calcext:value-type="float">
            <text:p>0.00000033904</text:p>
          </table:table-cell>
          <table:table-cell table:formula="of:=[.A549]*[.A549]" office:value-type="float" office:value="0.000000214708976689" calcext:value-type="float">
            <text:p>2.14708976689E-07</text:p>
          </table:table-cell>
          <table:table-cell table:formula="of:=([.A549]-[.B549])*([.A549]-[.B549])" office:value-type="float" office:value="0.00000021439489174176" calcext:value-type="float">
            <text:p>2.14394891741762E-07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0017175" calcext:value-type="float">
            <text:p>0.0000017175</text:p>
          </table:table-cell>
          <table:table-cell table:formula="of:=[.A550]*[.A550]" office:value-type="float" office:value="0.00000000000751752208" calcext:value-type="float">
            <text:p>7.5175220761E-12</text:p>
          </table:table-cell>
          <table:table-cell table:formula="of:=([.A550]-[.B550])*([.A550]-[.B550])" office:value-type="float" office:value="0.00000000000104921098" calcext:value-type="float">
            <text:p>1.0492109761E-12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002547" calcext:value-type="float">
            <text:p>0.000002547</text:p>
          </table:table-cell>
          <table:table-cell table:formula="of:=[.A551]*[.A551]" office:value-type="float" office:value="0.00000000000751752208" calcext:value-type="float">
            <text:p>7.5175220761E-12</text:p>
          </table:table-cell>
          <table:table-cell table:formula="of:=([.A551]-[.B551])*([.A551]-[.B551])" office:value-type="float" office:value="0.00000000000003795094" calcext:value-type="float">
            <text:p>3.79509361E-14</text:p>
          </table:table-cell>
          <table:table-cell table:number-columns-repeated="2"/>
        </table:table-row>
        <table:table-row table:style-name="ro1">
          <table:table-cell office:value-type="float" office:value="0.000010252" calcext:value-type="float">
            <text:p>0.000010252</text:p>
          </table:table-cell>
          <table:table-cell office:value-type="float" office:value="0.0000187396" calcext:value-type="float">
            <text:p>0.0000187396</text:p>
          </table:table-cell>
          <table:table-cell table:formula="of:=[.A552]*[.A552]" office:value-type="float" office:value="0.000000000105103504" calcext:value-type="float">
            <text:p>1.05103504E-10</text:p>
          </table:table-cell>
          <table:table-cell table:formula="of:=([.A552]-[.B552])*([.A552]-[.B552])" office:value-type="float" office:value="0.00000000007203935376" calcext:value-type="float">
            <text:p>7.203935376E-11</text:p>
          </table:table-cell>
          <table:table-cell table:number-columns-repeated="2"/>
        </table:table-row>
        <table:table-row table:style-name="ro1">
          <table:table-cell office:value-type="float" office:value="0.000598431" calcext:value-type="float">
            <text:p>0.000598431</text:p>
          </table:table-cell>
          <table:table-cell office:value-type="float" office:value="0.0000212047" calcext:value-type="float">
            <text:p>0.0000212047</text:p>
          </table:table-cell>
          <table:table-cell table:formula="of:=[.A553]*[.A553]" office:value-type="float" office:value="0.000000358119661761" calcext:value-type="float">
            <text:p>3.58119661761E-07</text:p>
          </table:table-cell>
          <table:table-cell table:formula="of:=([.A553]-[.B553])*([.A553]-[.B553])" office:value-type="float" office:value="0.00000033319020141169" calcext:value-type="float">
            <text:p>3.3319020141169E-07</text:p>
          </table:table-cell>
          <table:table-cell table:number-columns-repeated="2"/>
        </table:table-row>
        <table:table-row table:style-name="ro1">
          <table:table-cell office:value-type="float" office:value="0.000479519" calcext:value-type="float">
            <text:p>0.000479519</text:p>
          </table:table-cell>
          <table:table-cell office:value-type="float" office:value="0.0000538796" calcext:value-type="float">
            <text:p>0.0000538796</text:p>
          </table:table-cell>
          <table:table-cell table:formula="of:=[.A554]*[.A554]" office:value-type="float" office:value="0.000000229938471361" calcext:value-type="float">
            <text:p>2.29938471361E-07</text:p>
          </table:table-cell>
          <table:table-cell table:formula="of:=([.A554]-[.B554])*([.A554]-[.B554])" office:value-type="float" office:value="0.00000018116889883236" calcext:value-type="float">
            <text:p>1.8116889883236E-07</text:p>
          </table:table-cell>
          <table:table-cell table:number-columns-repeated="2"/>
        </table:table-row>
        <table:table-row table:style-name="ro1">
          <table:table-cell office:value-type="float" office:value="0.000337481" calcext:value-type="float">
            <text:p>0.000337481</text:p>
          </table:table-cell>
          <table:table-cell office:value-type="float" office:value="0.000309405" calcext:value-type="float">
            <text:p>0.000309405</text:p>
          </table:table-cell>
          <table:table-cell table:formula="of:=[.A555]*[.A555]" office:value-type="float" office:value="0.000000113893425361" calcext:value-type="float">
            <text:p>1.13893425361E-07</text:p>
          </table:table-cell>
          <table:table-cell table:formula="of:=([.A555]-[.B555])*([.A555]-[.B555])" office:value-type="float" office:value="0.000000000788261776" calcext:value-type="float">
            <text:p>7.88261775999999E-10</text:p>
          </table:table-cell>
          <table:table-cell table:number-columns-repeated="2"/>
        </table:table-row>
        <table:table-row table:style-name="ro1">
          <table:table-cell office:value-type="float" office:value="0.000313997" calcext:value-type="float">
            <text:p>0.000313997</text:p>
          </table:table-cell>
          <table:table-cell office:value-type="float" office:value="0.000270464" calcext:value-type="float">
            <text:p>0.000270464</text:p>
          </table:table-cell>
          <table:table-cell table:formula="of:=[.A556]*[.A556]" office:value-type="float" office:value="0.000000098594116009" calcext:value-type="float">
            <text:p>9.8594116009E-08</text:p>
          </table:table-cell>
          <table:table-cell table:formula="of:=([.A556]-[.B556])*([.A556]-[.B556])" office:value-type="float" office:value="0.000000001895122089" calcext:value-type="float">
            <text:p>1.895122089E-09</text:p>
          </table:table-cell>
          <table:table-cell table:number-columns-repeated="2"/>
        </table:table-row>
        <table:table-row table:style-name="ro1">
          <table:table-cell office:value-type="float" office:value="0.000137568" calcext:value-type="float">
            <text:p>0.000137568</text:p>
          </table:table-cell>
          <table:table-cell office:value-type="float" office:value="0.0000672781" calcext:value-type="float">
            <text:p>0.0000672781</text:p>
          </table:table-cell>
          <table:table-cell table:formula="of:=[.A557]*[.A557]" office:value-type="float" office:value="0.000000018924954624" calcext:value-type="float">
            <text:p>1.8924954624E-08</text:p>
          </table:table-cell>
          <table:table-cell table:formula="of:=([.A557]-[.B557])*([.A557]-[.B557])" office:value-type="float" office:value="0.00000000494067004201" calcext:value-type="float">
            <text:p>4.94067004201E-09</text:p>
          </table:table-cell>
          <table:table-cell table:number-columns-repeated="2"/>
        </table:table-row>
        <table:table-row table:style-name="ro1">
          <table:table-cell office:value-type="float" office:value="0.0000686049" calcext:value-type="float">
            <text:p>0.0000686049</text:p>
          </table:table-cell>
          <table:table-cell office:value-type="float" office:value="0.0000433685" calcext:value-type="float">
            <text:p>0.0000433685</text:p>
          </table:table-cell>
          <table:table-cell table:formula="of:=[.A558]*[.A558]" office:value-type="float" office:value="0.00000000470663230401" calcext:value-type="float">
            <text:p>4.70663230401E-09</text:p>
          </table:table-cell>
          <table:table-cell table:formula="of:=([.A558]-[.B558])*([.A558]-[.B558])" office:value-type="float" office:value="0.00000000063687588496" calcext:value-type="float">
            <text:p>6.3687588496E-10</text:p>
          </table:table-cell>
          <table:table-cell table:number-columns-repeated="2"/>
        </table:table-row>
        <table:table-row table:style-name="ro1">
          <table:table-cell office:value-type="float" office:value="0.00187302" calcext:value-type="float">
            <text:p>0.00187302</text:p>
          </table:table-cell>
          <table:table-cell office:value-type="float" office:value="0.000310475" calcext:value-type="float">
            <text:p>0.000310475</text:p>
          </table:table-cell>
          <table:table-cell table:formula="of:=[.A559]*[.A559]" office:value-type="float" office:value="0.0000035082039204" calcext:value-type="float">
            <text:p>0.0000035082039204</text:p>
          </table:table-cell>
          <table:table-cell table:formula="of:=([.A559]-[.B559])*([.A559]-[.B559])" office:value-type="float" office:value="0.000002441546877025" calcext:value-type="float">
            <text:p>2.441546877025E-06</text:p>
          </table:table-cell>
          <table:table-cell table:number-columns-repeated="2"/>
        </table:table-row>
        <table:table-row table:style-name="ro1">
          <table:table-cell office:value-type="float" office:value="0.000820756" calcext:value-type="float">
            <text:p>0.000820756</text:p>
          </table:table-cell>
          <table:table-cell office:value-type="float" office:value="0.0101599" calcext:value-type="float">
            <text:p>0.0101599</text:p>
          </table:table-cell>
          <table:table-cell table:formula="of:=[.A560]*[.A560]" office:value-type="float" office:value="0.000000673640411536" calcext:value-type="float">
            <text:p>6.73640411536E-07</text:p>
          </table:table-cell>
          <table:table-cell table:formula="of:=([.A560]-[.B560])*([.A560]-[.B560])" office:value-type="float" office:value="0.000087219610652736" calcext:value-type="float">
            <text:p>8.7219610652736E-05</text:p>
          </table:table-cell>
          <table:table-cell table:number-columns-repeated="2"/>
        </table:table-row>
        <table:table-row table:style-name="ro1">
          <table:table-cell office:value-type="float" office:value="0.00143552" calcext:value-type="float">
            <text:p>0.00143552</text:p>
          </table:table-cell>
          <table:table-cell office:value-type="float" office:value="0.0000037602" calcext:value-type="float">
            <text:p>0.0000037602</text:p>
          </table:table-cell>
          <table:table-cell table:formula="of:=[.A561]*[.A561]" office:value-type="float" office:value="0.0000020607176704" calcext:value-type="float">
            <text:p>0.0000020607176704</text:p>
          </table:table-cell>
          <table:table-cell table:formula="of:=([.A561]-[.B561])*([.A561]-[.B561])" office:value-type="float" office:value="0.00000204993612489604" calcext:value-type="float">
            <text:p>2.04993612489604E-06</text:p>
          </table:table-cell>
          <table:table-cell table:number-columns-repeated="2"/>
        </table:table-row>
        <table:table-row table:style-name="ro1">
          <table:table-cell office:value-type="float" office:value="0.00140315" calcext:value-type="float">
            <text:p>0.00140315</text:p>
          </table:table-cell>
          <table:table-cell office:value-type="float" office:value="0.0000043106" calcext:value-type="float">
            <text:p>0.0000043106</text:p>
          </table:table-cell>
          <table:table-cell table:formula="of:=[.A562]*[.A562]" office:value-type="float" office:value="0.0000019688299225" calcext:value-type="float">
            <text:p>0.0000019688299225</text:p>
          </table:table-cell>
          <table:table-cell table:formula="of:=([.A562]-[.B562])*([.A562]-[.B562])" office:value-type="float" office:value="0.00000195675166699236" calcext:value-type="float">
            <text:p>1.95675166699236E-06</text:p>
          </table:table-cell>
          <table:table-cell table:number-columns-repeated="2"/>
        </table:table-row>
        <table:table-row table:style-name="ro1">
          <table:table-cell office:value-type="float" office:value="0.00332981" calcext:value-type="float">
            <text:p>0.00332981</text:p>
          </table:table-cell>
          <table:table-cell office:value-type="float" office:value="0.00969239" calcext:value-type="float">
            <text:p>0.00969239</text:p>
          </table:table-cell>
          <table:table-cell table:formula="of:=[.A563]*[.A563]" office:value-type="float" office:value="0.0000110876346361" calcext:value-type="float">
            <text:p>0.0000110876346361</text:p>
          </table:table-cell>
          <table:table-cell table:formula="of:=([.A563]-[.B563])*([.A563]-[.B563])" office:value-type="float" office:value="0.0000404824242564" calcext:value-type="float">
            <text:p>0.0000404824242564</text:p>
          </table:table-cell>
          <table:table-cell table:number-columns-repeated="2"/>
        </table:table-row>
        <table:table-row table:style-name="ro1">
          <table:table-cell office:value-type="float" office:value="0.00332981" calcext:value-type="float">
            <text:p>0.00332981</text:p>
          </table:table-cell>
          <table:table-cell office:value-type="float" office:value="0.00932682" calcext:value-type="float">
            <text:p>0.00932682</text:p>
          </table:table-cell>
          <table:table-cell table:formula="of:=[.A564]*[.A564]" office:value-type="float" office:value="0.0000110876346361" calcext:value-type="float">
            <text:p>0.0000110876346361</text:p>
          </table:table-cell>
          <table:table-cell table:formula="of:=([.A564]-[.B564])*([.A564]-[.B564])" office:value-type="float" office:value="0.0000359641289401" calcext:value-type="float">
            <text:p>0.0000359641289401</text:p>
          </table:table-cell>
          <table:table-cell table:number-columns-repeated="2"/>
        </table:table-row>
        <table:table-row table:style-name="ro1">
          <table:table-cell office:value-type="float" office:value="0.003344" calcext:value-type="float">
            <text:p>0.003344</text:p>
          </table:table-cell>
          <table:table-cell office:value-type="float" office:value="0.0118741" calcext:value-type="float">
            <text:p>0.0118741</text:p>
          </table:table-cell>
          <table:table-cell table:formula="of:=[.A565]*[.A565]" office:value-type="float" office:value="0.000011182336" calcext:value-type="float">
            <text:p>0.000011182336</text:p>
          </table:table-cell>
          <table:table-cell table:formula="of:=([.A565]-[.B565])*([.A565]-[.B565])" office:value-type="float" office:value="0.00007276260601" calcext:value-type="float">
            <text:p>0.00007276260601</text:p>
          </table:table-cell>
          <table:table-cell table:number-columns-repeated="2"/>
        </table:table-row>
        <table:table-row table:style-name="ro1">
          <table:table-cell office:value-type="float" office:value="0.00316739" calcext:value-type="float">
            <text:p>0.00316739</text:p>
          </table:table-cell>
          <table:table-cell office:value-type="float" office:value="0.00352642" calcext:value-type="float">
            <text:p>0.00352642</text:p>
          </table:table-cell>
          <table:table-cell table:formula="of:=[.A566]*[.A566]" office:value-type="float" office:value="0.0000100323594121" calcext:value-type="float">
            <text:p>0.0000100323594121</text:p>
          </table:table-cell>
          <table:table-cell table:formula="of:=([.A566]-[.B566])*([.A566]-[.B566])" office:value-type="float" office:value="0.0000001289025409" calcext:value-type="float">
            <text:p>0.0000001289025409</text:p>
          </table:table-cell>
          <table:table-cell table:number-columns-repeated="2"/>
        </table:table-row>
        <table:table-row table:style-name="ro1">
          <table:table-cell office:value-type="float" office:value="0.00143152" calcext:value-type="float">
            <text:p>0.00143152</text:p>
          </table:table-cell>
          <table:table-cell office:value-type="float" office:value="0.00373166" calcext:value-type="float">
            <text:p>0.00373166</text:p>
          </table:table-cell>
          <table:table-cell table:formula="of:=[.A567]*[.A567]" office:value-type="float" office:value="0.0000020492495104" calcext:value-type="float">
            <text:p>0.0000020492495104</text:p>
          </table:table-cell>
          <table:table-cell table:formula="of:=([.A567]-[.B567])*([.A567]-[.B567])" office:value-type="float" office:value="0.0000052906440196" calcext:value-type="float">
            <text:p>0.0000052906440196</text:p>
          </table:table-cell>
          <table:table-cell table:number-columns-repeated="2"/>
        </table:table-row>
        <table:table-row table:style-name="ro1">
          <table:table-cell office:value-type="float" office:value="0.00225526" calcext:value-type="float">
            <text:p>0.00225526</text:p>
          </table:table-cell>
          <table:table-cell office:value-type="float" office:value="0.0000446137" calcext:value-type="float">
            <text:p>0.0000446137</text:p>
          </table:table-cell>
          <table:table-cell table:formula="of:=[.A568]*[.A568]" office:value-type="float" office:value="0.0000050861976676" calcext:value-type="float">
            <text:p>0.0000050861976676</text:p>
          </table:table-cell>
          <table:table-cell table:formula="of:=([.A568]-[.B568])*([.A568]-[.B568])" office:value-type="float" office:value="0.00000488695706370369" calcext:value-type="float">
            <text:p>4.88695706370369E-06</text:p>
          </table:table-cell>
          <table:table-cell table:number-columns-repeated="2"/>
        </table:table-row>
        <table:table-row table:style-name="ro1">
          <table:table-cell office:value-type="float" office:value="0.0255598" calcext:value-type="float">
            <text:p>0.0255598</text:p>
          </table:table-cell>
          <table:table-cell office:value-type="float" office:value="0.0125529" calcext:value-type="float">
            <text:p>0.0125529</text:p>
          </table:table-cell>
          <table:table-cell table:formula="of:=[.A569]*[.A569]" office:value-type="float" office:value="0.00065330337604" calcext:value-type="float">
            <text:p>0.00065330337604</text:p>
          </table:table-cell>
          <table:table-cell table:formula="of:=([.A569]-[.B569])*([.A569]-[.B569])" office:value-type="float" office:value="0.00016917944761" calcext:value-type="float">
            <text:p>0.00016917944761</text:p>
          </table:table-cell>
          <table:table-cell table:number-columns-repeated="2"/>
        </table:table-row>
        <table:table-row table:style-name="ro1">
          <table:table-cell office:value-type="float" office:value="0.071537" calcext:value-type="float">
            <text:p>0.071537</text:p>
          </table:table-cell>
          <table:table-cell office:value-type="float" office:value="0.103803" calcext:value-type="float">
            <text:p>0.103803</text:p>
          </table:table-cell>
          <table:table-cell table:formula="of:=[.A570]*[.A570]" office:value-type="float" office:value="0.005117542369" calcext:value-type="float">
            <text:p>0.005117542369</text:p>
          </table:table-cell>
          <table:table-cell table:formula="of:=([.A570]-[.B570])*([.A570]-[.B570])" office:value-type="float" office:value="0.001041094756" calcext:value-type="float">
            <text:p>0.001041094756</text:p>
          </table:table-cell>
          <table:table-cell table:number-columns-repeated="2"/>
        </table:table-row>
        <table:table-row table:style-name="ro1">
          <table:table-cell office:value-type="float" office:value="0.0616511" calcext:value-type="float">
            <text:p>0.0616511</text:p>
          </table:table-cell>
          <table:table-cell office:value-type="float" office:value="0.0809183" calcext:value-type="float">
            <text:p>0.0809183</text:p>
          </table:table-cell>
          <table:table-cell table:formula="of:=[.A571]*[.A571]" office:value-type="float" office:value="0.00380085813121" calcext:value-type="float">
            <text:p>0.00380085813121</text:p>
          </table:table-cell>
          <table:table-cell table:formula="of:=([.A571]-[.B571])*([.A571]-[.B571])" office:value-type="float" office:value="0.00037122499584" calcext:value-type="float">
            <text:p>0.00037122499584</text:p>
          </table:table-cell>
          <table:table-cell table:number-columns-repeated="2"/>
        </table:table-row>
        <table:table-row table:style-name="ro1">
          <table:table-cell office:value-type="float" office:value="0.0616512" calcext:value-type="float">
            <text:p>0.0616512</text:p>
          </table:table-cell>
          <table:table-cell office:value-type="float" office:value="0.0839255" calcext:value-type="float">
            <text:p>0.0839255</text:p>
          </table:table-cell>
          <table:table-cell table:formula="of:=[.A572]*[.A572]" office:value-type="float" office:value="0.00380087046144" calcext:value-type="float">
            <text:p>0.00380087046144</text:p>
          </table:table-cell>
          <table:table-cell table:formula="of:=([.A572]-[.B572])*([.A572]-[.B572])" office:value-type="float" office:value="0.00049614444049" calcext:value-type="float">
            <text:p>0.00049614444049</text:p>
          </table:table-cell>
          <table:table-cell table:number-columns-repeated="2"/>
        </table:table-row>
        <table:table-row table:style-name="ro1">
          <table:table-cell office:value-type="float" office:value="0.082471" calcext:value-type="float">
            <text:p>0.082471</text:p>
          </table:table-cell>
          <table:table-cell office:value-type="float" office:value="0.0848513" calcext:value-type="float">
            <text:p>0.0848513</text:p>
          </table:table-cell>
          <table:table-cell table:formula="of:=[.A573]*[.A573]" office:value-type="float" office:value="0.006801465841" calcext:value-type="float">
            <text:p>0.006801465841</text:p>
          </table:table-cell>
          <table:table-cell table:formula="of:=([.A573]-[.B573])*([.A573]-[.B573])" office:value-type="float" office:value="0.00000566582809000001" calcext:value-type="float">
            <text:p>0.00000566582809000001</text:p>
          </table:table-cell>
          <table:table-cell table:number-columns-repeated="2"/>
        </table:table-row>
        <table:table-row table:style-name="ro1">
          <table:table-cell office:value-type="float" office:value="0.0741059" calcext:value-type="float">
            <text:p>0.0741059</text:p>
          </table:table-cell>
          <table:table-cell office:value-type="float" office:value="0.15415" calcext:value-type="float">
            <text:p>0.15415</text:p>
          </table:table-cell>
          <table:table-cell table:formula="of:=[.A574]*[.A574]" office:value-type="float" office:value="0.00549168441481" calcext:value-type="float">
            <text:p>0.00549168441481</text:p>
          </table:table-cell>
          <table:table-cell table:formula="of:=([.A574]-[.B574])*([.A574]-[.B574])" office:value-type="float" office:value="0.00640705794481" calcext:value-type="float">
            <text:p>0.00640705794481</text:p>
          </table:table-cell>
          <table:table-cell table:number-columns-repeated="2"/>
        </table:table-row>
        <table:table-row table:style-name="ro1">
          <table:table-cell office:value-type="float" office:value="0.143717" calcext:value-type="float">
            <text:p>0.143717</text:p>
          </table:table-cell>
          <table:table-cell office:value-type="float" office:value="0.118421" calcext:value-type="float">
            <text:p>0.118421</text:p>
          </table:table-cell>
          <table:table-cell table:formula="of:=[.A575]*[.A575]" office:value-type="float" office:value="0.020654576089" calcext:value-type="float">
            <text:p>0.020654576089</text:p>
          </table:table-cell>
          <table:table-cell table:formula="of:=([.A575]-[.B575])*([.A575]-[.B575])" office:value-type="float" office:value="0.000639887616000001" calcext:value-type="float">
            <text:p>0.000639887616000001</text:p>
          </table:table-cell>
          <table:table-cell table:number-columns-repeated="2"/>
        </table:table-row>
        <table:table-row table:style-name="ro1">
          <table:table-cell office:value-type="float" office:value="0.143717" calcext:value-type="float">
            <text:p>0.143717</text:p>
          </table:table-cell>
          <table:table-cell office:value-type="float" office:value="0.201431" calcext:value-type="float">
            <text:p>0.201431</text:p>
          </table:table-cell>
          <table:table-cell table:formula="of:=[.A576]*[.A576]" office:value-type="float" office:value="0.020654576089" calcext:value-type="float">
            <text:p>0.020654576089</text:p>
          </table:table-cell>
          <table:table-cell table:formula="of:=([.A576]-[.B576])*([.A576]-[.B576])" office:value-type="float" office:value="0.003330905796" calcext:value-type="float">
            <text:p>0.003330905796</text:p>
          </table:table-cell>
          <table:table-cell table:number-columns-repeated="2"/>
        </table:table-row>
        <table:table-row table:style-name="ro1">
          <table:table-cell office:value-type="float" office:value="0.225447" calcext:value-type="float">
            <text:p>0.225447</text:p>
          </table:table-cell>
          <table:table-cell office:value-type="float" office:value="0.1332" calcext:value-type="float">
            <text:p>0.1332</text:p>
          </table:table-cell>
          <table:table-cell table:formula="of:=[.A577]*[.A577]" office:value-type="float" office:value="0.050826349809" calcext:value-type="float">
            <text:p>0.050826349809</text:p>
          </table:table-cell>
          <table:table-cell table:formula="of:=([.A577]-[.B577])*([.A577]-[.B577])" office:value-type="float" office:value="0.008509509009" calcext:value-type="float">
            <text:p>0.008509509009</text:p>
          </table:table-cell>
          <table:table-cell table:number-columns-repeated="2"/>
        </table:table-row>
        <table:table-row table:style-name="ro1">
          <table:table-cell office:value-type="float" office:value="0.481886" calcext:value-type="float">
            <text:p>0.481886</text:p>
          </table:table-cell>
          <table:table-cell office:value-type="float" office:value="0.566212" calcext:value-type="float">
            <text:p>0.566212</text:p>
          </table:table-cell>
          <table:table-cell table:formula="of:=[.A578]*[.A578]" office:value-type="float" office:value="0.232214116996" calcext:value-type="float">
            <text:p>0.232214116996</text:p>
          </table:table-cell>
          <table:table-cell table:formula="of:=([.A578]-[.B578])*([.A578]-[.B578])" office:value-type="float" office:value="0.00711087427600001" calcext:value-type="float">
            <text:p>0.00711087427600001</text:p>
          </table:table-cell>
          <table:table-cell table:number-columns-repeated="2"/>
        </table:table-row>
        <table:table-row table:style-name="ro1">
          <table:table-cell office:value-type="float" office:value="0.517065" calcext:value-type="float">
            <text:p>0.517065</text:p>
          </table:table-cell>
          <table:table-cell office:value-type="float" office:value="0.604146" calcext:value-type="float">
            <text:p>0.604146</text:p>
          </table:table-cell>
          <table:table-cell table:formula="of:=[.A579]*[.A579]" office:value-type="float" office:value="0.267356214225" calcext:value-type="float">
            <text:p>0.267356214225</text:p>
          </table:table-cell>
          <table:table-cell table:formula="of:=([.A579]-[.B579])*([.A579]-[.B579])" office:value-type="float" office:value="0.00758310056099999" calcext:value-type="float">
            <text:p>0.00758310056099999</text:p>
          </table:table-cell>
          <table:table-cell table:number-columns-repeated="2"/>
        </table:table-row>
        <table:table-row table:style-name="ro1">
          <table:table-cell office:value-type="float" office:value="0.750312" calcext:value-type="float">
            <text:p>0.750312</text:p>
          </table:table-cell>
          <table:table-cell office:value-type="float" office:value="0.442093" calcext:value-type="float">
            <text:p>0.442093</text:p>
          </table:table-cell>
          <table:table-cell table:formula="of:=[.A580]*[.A580]" office:value-type="float" office:value="0.562968097344" calcext:value-type="float">
            <text:p>0.562968097344</text:p>
          </table:table-cell>
          <table:table-cell table:formula="of:=([.A580]-[.B580])*([.A580]-[.B580])" office:value-type="float" office:value="0.094998951961" calcext:value-type="float">
            <text:p>0.094998951961</text:p>
          </table:table-cell>
          <table:table-cell table:number-columns-repeated="2"/>
        </table:table-row>
        <table:table-row table:style-name="ro1">
          <table:table-cell office:value-type="float" office:value="0.750312" calcext:value-type="float">
            <text:p>0.750312</text:p>
          </table:table-cell>
          <table:table-cell office:value-type="float" office:value="0.526559" calcext:value-type="float">
            <text:p>0.526559</text:p>
          </table:table-cell>
          <table:table-cell table:formula="of:=[.A581]*[.A581]" office:value-type="float" office:value="0.562968097344" calcext:value-type="float">
            <text:p>0.562968097344</text:p>
          </table:table-cell>
          <table:table-cell table:formula="of:=([.A581]-[.B581])*([.A581]-[.B581])" office:value-type="float" office:value="0.050065405009" calcext:value-type="float">
            <text:p>0.050065405009</text:p>
          </table:table-cell>
          <table:table-cell table:number-columns-repeated="2"/>
        </table:table-row>
        <table:table-row table:style-name="ro1">
          <table:table-cell office:value-type="float" office:value="0.872005" calcext:value-type="float">
            <text:p>0.872005</text:p>
          </table:table-cell>
          <table:table-cell office:value-type="float" office:value="0.772644" calcext:value-type="float">
            <text:p>0.772644</text:p>
          </table:table-cell>
          <table:table-cell table:formula="of:=[.A582]*[.A582]" office:value-type="float" office:value="0.760392720025" calcext:value-type="float">
            <text:p>0.760392720025</text:p>
          </table:table-cell>
          <table:table-cell table:formula="of:=([.A582]-[.B582])*([.A582]-[.B582])" office:value-type="float" office:value="0.00987260832100001" calcext:value-type="float">
            <text:p>0.00987260832100001</text:p>
          </table:table-cell>
          <table:table-cell table:number-columns-repeated="2"/>
        </table:table-row>
        <table:table-row table:style-name="ro1">
          <table:table-cell office:value-type="float" office:value="0.973046" calcext:value-type="float">
            <text:p>0.973046</text:p>
          </table:table-cell>
          <table:table-cell office:value-type="float" office:value="0.935953" calcext:value-type="float">
            <text:p>0.935953</text:p>
          </table:table-cell>
          <table:table-cell table:formula="of:=[.A583]*[.A583]" office:value-type="float" office:value="0.946818518116" calcext:value-type="float">
            <text:p>0.946818518116</text:p>
          </table:table-cell>
          <table:table-cell table:formula="of:=([.A583]-[.B583])*([.A583]-[.B583])" office:value-type="float" office:value="0.001375890649" calcext:value-type="float">
            <text:p>0.001375890649</text:p>
          </table:table-cell>
          <table:table-cell table:number-columns-repeated="2"/>
        </table:table-row>
        <table:table-row table:style-name="ro1">
          <table:table-cell office:value-type="float" office:value="0.992485" calcext:value-type="float">
            <text:p>0.992485</text:p>
          </table:table-cell>
          <table:table-cell office:value-type="float" office:value="0.961306" calcext:value-type="float">
            <text:p>0.961306</text:p>
          </table:table-cell>
          <table:table-cell table:formula="of:=[.A584]*[.A584]" office:value-type="float" office:value="0.985026475225" calcext:value-type="float">
            <text:p>0.985026475225</text:p>
          </table:table-cell>
          <table:table-cell table:formula="of:=([.A584]-[.B584])*([.A584]-[.B584])" office:value-type="float" office:value="0.000972130040999997" calcext:value-type="float">
            <text:p>0.000972130040999997</text:p>
          </table:table-cell>
          <table:table-cell table:number-columns-repeated="2"/>
        </table:table-row>
        <table:table-row table:style-name="ro1">
          <table:table-cell office:value-type="float" office:value="0.992484" calcext:value-type="float">
            <text:p>0.992484</text:p>
          </table:table-cell>
          <table:table-cell office:value-type="float" office:value="0.969297" calcext:value-type="float">
            <text:p>0.969297</text:p>
          </table:table-cell>
          <table:table-cell table:formula="of:=[.A585]*[.A585]" office:value-type="float" office:value="0.985024490256" calcext:value-type="float">
            <text:p>0.985024490256</text:p>
          </table:table-cell>
          <table:table-cell table:formula="of:=([.A585]-[.B585])*([.A585]-[.B585])" office:value-type="float" office:value="0.000537636969000003" calcext:value-type="float">
            <text:p>0.000537636969000003</text:p>
          </table:table-cell>
          <table:table-cell table:number-columns-repeated="2"/>
        </table:table-row>
        <table:table-row table:style-name="ro1">
          <table:table-cell office:value-type="float" office:value="0.992485" calcext:value-type="float">
            <text:p>0.992485</text:p>
          </table:table-cell>
          <table:table-cell office:value-type="float" office:value="0.999998" calcext:value-type="float">
            <text:p>0.999998</text:p>
          </table:table-cell>
          <table:table-cell table:formula="of:=[.A586]*[.A586]" office:value-type="float" office:value="0.985026475225" calcext:value-type="float">
            <text:p>0.985026475225</text:p>
          </table:table-cell>
          <table:table-cell table:formula="of:=([.A586]-[.B586])*([.A586]-[.B586])" office:value-type="float" office:value="0.0000564451690000015" calcext:value-type="float">
            <text:p>5.64451690000015E-05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0000000007357" calcext:value-type="float">
            <text:p>7.357E-14</text:p>
          </table:table-cell>
          <table:table-cell table:formula="of:=[.A587]*[.A587]" office:value-type="float" office:value="0.00000000001841722974" calcext:value-type="float">
            <text:p>1.84172297409E-11</text:p>
          </table:table-cell>
          <table:table-cell table:formula="of:=([.A587]-[.B587])*([.A587]-[.B587])" office:value-type="float" office:value="0.00000000001841722911" calcext:value-type="float">
            <text:p>1.84172291094443E-11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00749056" calcext:value-type="float">
            <text:p>0.0000000749056</text:p>
          </table:table-cell>
          <table:table-cell table:formula="of:=[.A588]*[.A588]" office:value-type="float" office:value="0.00000000000115107149" calcext:value-type="float">
            <text:p>1.1510714944E-12</text:p>
          </table:table-cell>
          <table:table-cell table:formula="of:=([.A588]-[.B588])*([.A588]-[.B588])" office:value-type="float" office:value="0.0000000000009959529" calcext:value-type="float">
            <text:p>9.9595290305536E-13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054455" calcext:value-type="float">
            <text:p>0.00054455</text:p>
          </table:table-cell>
          <table:table-cell table:formula="of:=[.A589]*[.A589]" office:value-type="float" office:value="0.00000000001074698863" calcext:value-type="float">
            <text:p>1.07469886276E-11</text:p>
          </table:table-cell>
          <table:table-cell table:formula="of:=([.A589]-[.B589])*([.A589]-[.B589])" office:value-type="float" office:value="0.00000029297509652263" calcext:value-type="float">
            <text:p>2.92975096522628E-07</text:p>
          </table:table-cell>
          <table:table-cell table:number-columns-repeated="2"/>
        </table:table-row>
        <table:table-row table:style-name="ro1">
          <table:table-cell office:value-type="float" office:value="0.0000391006" calcext:value-type="float">
            <text:p>0.0000391006</text:p>
          </table:table-cell>
          <table:table-cell office:value-type="float" office:value="0.000825328" calcext:value-type="float">
            <text:p>0.000825328</text:p>
          </table:table-cell>
          <table:table-cell table:formula="of:=[.A590]*[.A590]" office:value-type="float" office:value="0.00000000152885692036" calcext:value-type="float">
            <text:p>1.52885692036E-09</text:p>
          </table:table-cell>
          <table:table-cell table:formula="of:=([.A590]-[.B590])*([.A590]-[.B590])" office:value-type="float" office:value="0.00000061815352451076" calcext:value-type="float">
            <text:p>6.1815352451076E-07</text:p>
          </table:table-cell>
          <table:table-cell table:number-columns-repeated="2"/>
        </table:table-row>
        <table:table-row table:style-name="ro1">
          <table:table-cell office:value-type="float" office:value="0.0000721812" calcext:value-type="float">
            <text:p>0.0000721812</text:p>
          </table:table-cell>
          <table:table-cell office:value-type="float" office:value="0.00000489198" calcext:value-type="float">
            <text:p>0.00000489198</text:p>
          </table:table-cell>
          <table:table-cell table:formula="of:=[.A591]*[.A591]" office:value-type="float" office:value="0.00000000521012563344" calcext:value-type="float">
            <text:p>5.21012563344E-09</text:p>
          </table:table-cell>
          <table:table-cell table:formula="of:=([.A591]-[.B591])*([.A591]-[.B591])" office:value-type="float" office:value="0.00000000452783912821" calcext:value-type="float">
            <text:p>4.5278391282084E-09</text:p>
          </table:table-cell>
          <table:table-cell table:number-columns-repeated="2"/>
        </table:table-row>
        <table:table-row table:style-name="ro1">
          <table:table-cell office:value-type="float" office:value="0.000038445" calcext:value-type="float">
            <text:p>0.000038445</text:p>
          </table:table-cell>
          <table:table-cell office:value-type="float" office:value="0.0000000345789" calcext:value-type="float">
            <text:p>0.0000000345789</text:p>
          </table:table-cell>
          <table:table-cell table:formula="of:=[.A592]*[.A592]" office:value-type="float" office:value="0.000000001478018025" calcext:value-type="float">
            <text:p>1.478018025E-09</text:p>
          </table:table-cell>
          <table:table-cell table:formula="of:=([.A592]-[.B592])*([.A592]-[.B592])" office:value-type="float" office:value="0.00000000147536044908" calcext:value-type="float">
            <text:p>1.47536044907933E-09</text:p>
          </table:table-cell>
          <table:table-cell table:number-columns-repeated="2"/>
        </table:table-row>
        <table:table-row table:style-name="ro1">
          <table:table-cell office:value-type="float" office:value="0.0000145435" calcext:value-type="float">
            <text:p>0.0000145435</text:p>
          </table:table-cell>
          <table:table-cell office:value-type="float" office:value="0.0000000148203" calcext:value-type="float">
            <text:p>0.0000000148203</text:p>
          </table:table-cell>
          <table:table-cell table:formula="of:=[.A593]*[.A593]" office:value-type="float" office:value="0.00000000021151339225" calcext:value-type="float">
            <text:p>2.1151339225E-10</text:p>
          </table:table-cell>
          <table:table-cell table:formula="of:=([.A593]-[.B593])*([.A593]-[.B593])" office:value-type="float" office:value="0.00000000021108253383" calcext:value-type="float">
            <text:p>2.11082533825192E-10</text:p>
          </table:table-cell>
          <table:table-cell table:number-columns-repeated="2"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00000000186593" calcext:value-type="float">
            <text:p>1.86593E-11</text:p>
          </table:table-cell>
          <table:table-cell table:formula="of:=[.A594]*[.A594]" office:value-type="float" office:value="0.00000000003139181607" calcext:value-type="float">
            <text:p>3.13918160656E-11</text:p>
          </table:table-cell>
          <table:table-cell table:formula="of:=([.A594]-[.B594])*([.A594]-[.B594])" office:value-type="float" office:value="0.00000000003139160698" calcext:value-type="float">
            <text:p>3.13916069758034E-11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00000123409" calcext:value-type="float">
            <text:p>0.0000000123409</text:p>
          </table:table-cell>
          <table:table-cell table:formula="of:=[.A595]*[.A595]" office:value-type="float" office:value="0.00000000034805752969" calcext:value-type="float">
            <text:p>3.4805752969E-10</text:p>
          </table:table-cell>
          <table:table-cell table:formula="of:=([.A595]-[.B595])*([.A595]-[.B595])" office:value-type="float" office:value="0.00000000034759721092" calcext:value-type="float">
            <text:p>3.47597210922473E-10</text:p>
          </table:table-cell>
          <table:table-cell table:number-columns-repeated="2"/>
        </table:table-row>
        <table:table-row table:style-name="ro1">
          <table:table-cell office:value-type="float" office:value="0.00000989437" calcext:value-type="float">
            <text:p>0.00000989437</text:p>
          </table:table-cell>
          <table:table-cell office:value-type="float" office:value="0.000000000452026" calcext:value-type="float">
            <text:p>4.52026E-10</text:p>
          </table:table-cell>
          <table:table-cell table:formula="of:=[.A596]*[.A596]" office:value-type="float" office:value="0.0000000000978985577" calcext:value-type="float">
            <text:p>9.78985576969E-11</text:p>
          </table:table-cell>
          <table:table-cell table:formula="of:=([.A596]-[.B596])*([.A596]-[.B596])" office:value-type="float" office:value="0.00000000009788961288" calcext:value-type="float">
            <text:p>9.78896128762403E-11</text:p>
          </table:table-cell>
          <table:table-cell table:number-columns-repeated="2"/>
        </table:table-row>
        <table:table-row table:style-name="ro1">
          <table:table-cell office:value-type="float" office:value="0.0000225306" calcext:value-type="float">
            <text:p>0.0000225306</text:p>
          </table:table-cell>
          <table:table-cell office:value-type="float" office:value="0.00000000149992" calcext:value-type="float">
            <text:p>0.00000000149992</text:p>
          </table:table-cell>
          <table:table-cell table:formula="of:=[.A597]*[.A597]" office:value-type="float" office:value="0.00000000050762793636" calcext:value-type="float">
            <text:p>5.0762793636E-10</text:p>
          </table:table-cell>
          <table:table-cell table:formula="of:=([.A597]-[.B597])*([.A597]-[.B597])" office:value-type="float" office:value="0.00000000050756035041" calcext:value-type="float">
            <text:p>5.07560350414656E-10</text:p>
          </table:table-cell>
          <table:table-cell table:number-columns-repeated="2"/>
        </table:table-row>
        <table:table-row table:style-name="ro1">
          <table:table-cell office:value-type="float" office:value="0.0000603199" calcext:value-type="float">
            <text:p>0.0000603199</text:p>
          </table:table-cell>
          <table:table-cell office:value-type="float" office:value="0.000265314" calcext:value-type="float">
            <text:p>0.000265314</text:p>
          </table:table-cell>
          <table:table-cell table:formula="of:=[.A598]*[.A598]" office:value-type="float" office:value="0.00000000363849033601" calcext:value-type="float">
            <text:p>3.63849033601E-09</text:p>
          </table:table-cell>
          <table:table-cell table:formula="of:=([.A598]-[.B598])*([.A598]-[.B598])" office:value-type="float" office:value="0.00000004202258103481" calcext:value-type="float">
            <text:p>4.202258103481E-08</text:p>
          </table:table-cell>
          <table:table-cell table:number-columns-repeated="2"/>
        </table:table-row>
        <table:table-row table:style-name="ro1">
          <table:table-cell office:value-type="float" office:value="0.00037235" calcext:value-type="float">
            <text:p>0.00037235</text:p>
          </table:table-cell>
          <table:table-cell office:value-type="float" office:value="0.000114858" calcext:value-type="float">
            <text:p>0.000114858</text:p>
          </table:table-cell>
          <table:table-cell table:formula="of:=[.A599]*[.A599]" office:value-type="float" office:value="0.0000001386445225" calcext:value-type="float">
            <text:p>0.0000001386445225</text:p>
          </table:table-cell>
          <table:table-cell table:formula="of:=([.A599]-[.B599])*([.A599]-[.B599])" office:value-type="float" office:value="0.000000066302130064" calcext:value-type="float">
            <text:p>6.6302130064E-08</text:p>
          </table:table-cell>
          <table:table-cell table:number-columns-repeated="2"/>
        </table:table-row>
        <table:table-row table:style-name="ro1">
          <table:table-cell office:value-type="float" office:value="0.000033021" calcext:value-type="float">
            <text:p>0.000033021</text:p>
          </table:table-cell>
          <table:table-cell office:value-type="float" office:value="0.000684389" calcext:value-type="float">
            <text:p>0.000684389</text:p>
          </table:table-cell>
          <table:table-cell table:formula="of:=[.A600]*[.A600]" office:value-type="float" office:value="0.000000001090386441" calcext:value-type="float">
            <text:p>1.090386441E-09</text:p>
          </table:table-cell>
          <table:table-cell table:formula="of:=([.A600]-[.B600])*([.A600]-[.B600])" office:value-type="float" office:value="0.000000424280271424" calcext:value-type="float">
            <text:p>4.24280271424E-07</text:p>
          </table:table-cell>
          <table:table-cell table:number-columns-repeated="2"/>
        </table:table-row>
        <table:table-row table:style-name="ro1">
          <table:table-cell office:value-type="float" office:value="0.000845194" calcext:value-type="float">
            <text:p>0.000845194</text:p>
          </table:table-cell>
          <table:table-cell office:value-type="float" office:value="0.0000593657" calcext:value-type="float">
            <text:p>0.0000593657</text:p>
          </table:table-cell>
          <table:table-cell table:formula="of:=[.A601]*[.A601]" office:value-type="float" office:value="0.000000714352897636" calcext:value-type="float">
            <text:p>7.14352897636E-07</text:p>
          </table:table-cell>
          <table:table-cell table:formula="of:=([.A601]-[.B601])*([.A601]-[.B601])" office:value-type="float" office:value="0.00000061752611708089" calcext:value-type="float">
            <text:p>6.1752611708089E-07</text:p>
          </table:table-cell>
          <table:table-cell table:number-columns-repeated="2"/>
        </table:table-row>
        <table:table-row table:style-name="ro1">
          <table:table-cell office:value-type="float" office:value="0.000913322" calcext:value-type="float">
            <text:p>0.000913322</text:p>
          </table:table-cell>
          <table:table-cell office:value-type="float" office:value="0.00106596" calcext:value-type="float">
            <text:p>0.00106596</text:p>
          </table:table-cell>
          <table:table-cell table:formula="of:=[.A602]*[.A602]" office:value-type="float" office:value="0.000000834157075684" calcext:value-type="float">
            <text:p>8.34157075684E-07</text:p>
          </table:table-cell>
          <table:table-cell table:formula="of:=([.A602]-[.B602])*([.A602]-[.B602])" office:value-type="float" office:value="0.000000023298359044" calcext:value-type="float">
            <text:p>2.3298359044E-08</text:p>
          </table:table-cell>
          <table:table-cell table:number-columns-repeated="2"/>
        </table:table-row>
        <table:table-row table:style-name="ro1">
          <table:table-cell office:value-type="float" office:value="0.000913262" calcext:value-type="float">
            <text:p>0.000913262</text:p>
          </table:table-cell>
          <table:table-cell office:value-type="float" office:value="0.00915225" calcext:value-type="float">
            <text:p>0.00915225</text:p>
          </table:table-cell>
          <table:table-cell table:formula="of:=[.A603]*[.A603]" office:value-type="float" office:value="0.000000834047480644" calcext:value-type="float">
            <text:p>8.34047480644E-07</text:p>
          </table:table-cell>
          <table:table-cell table:formula="of:=([.A603]-[.B603])*([.A603]-[.B603])" office:value-type="float" office:value="0.000067880923264144" calcext:value-type="float">
            <text:p>6.7880923264144E-05</text:p>
          </table:table-cell>
          <table:table-cell table:number-columns-repeated="2"/>
        </table:table-row>
        <table:table-row table:style-name="ro1">
          <table:table-cell office:value-type="float" office:value="0.00274813" calcext:value-type="float">
            <text:p>0.00274813</text:p>
          </table:table-cell>
          <table:table-cell office:value-type="float" office:value="0.0172881" calcext:value-type="float">
            <text:p>0.0172881</text:p>
          </table:table-cell>
          <table:table-cell table:formula="of:=[.A604]*[.A604]" office:value-type="float" office:value="0.0000075522184969" calcext:value-type="float">
            <text:p>0.0000075522184969</text:p>
          </table:table-cell>
          <table:table-cell table:formula="of:=([.A604]-[.B604])*([.A604]-[.B604])" office:value-type="float" office:value="0.0002114107276009" calcext:value-type="float">
            <text:p>0.0002114107276009</text:p>
          </table:table-cell>
          <table:table-cell table:number-columns-repeated="2"/>
        </table:table-row>
        <table:table-row table:style-name="ro1">
          <table:table-cell office:value-type="float" office:value="0.00675106" calcext:value-type="float">
            <text:p>0.00675106</text:p>
          </table:table-cell>
          <table:table-cell office:value-type="float" office:value="0.0213882" calcext:value-type="float">
            <text:p>0.0213882</text:p>
          </table:table-cell>
          <table:table-cell table:formula="of:=[.A605]*[.A605]" office:value-type="float" office:value="0.0000455768111236" calcext:value-type="float">
            <text:p>0.0000455768111236</text:p>
          </table:table-cell>
          <table:table-cell table:formula="of:=([.A605]-[.B605])*([.A605]-[.B605])" office:value-type="float" office:value="0.0002142458673796" calcext:value-type="float">
            <text:p>0.0002142458673796</text:p>
          </table:table-cell>
          <table:table-cell table:number-columns-repeated="2"/>
        </table:table-row>
        <table:table-row table:style-name="ro1">
          <table:table-cell office:value-type="float" office:value="0.022373" calcext:value-type="float">
            <text:p>0.022373</text:p>
          </table:table-cell>
          <table:table-cell office:value-type="float" office:value="0.0143389" calcext:value-type="float">
            <text:p>0.0143389</text:p>
          </table:table-cell>
          <table:table-cell table:formula="of:=[.A606]*[.A606]" office:value-type="float" office:value="0.000500551129" calcext:value-type="float">
            <text:p>0.000500551129</text:p>
          </table:table-cell>
          <table:table-cell table:formula="of:=([.A606]-[.B606])*([.A606]-[.B606])" office:value-type="float" office:value="0.00006454676281" calcext:value-type="float">
            <text:p>0.00006454676281</text:p>
          </table:table-cell>
          <table:table-cell table:number-columns-repeated="2"/>
        </table:table-row>
        <table:table-row table:style-name="ro1">
          <table:table-cell office:value-type="float" office:value="0.0313053" calcext:value-type="float">
            <text:p>0.0313053</text:p>
          </table:table-cell>
          <table:table-cell office:value-type="float" office:value="0.0916754" calcext:value-type="float">
            <text:p>0.0916754</text:p>
          </table:table-cell>
          <table:table-cell table:formula="of:=[.A607]*[.A607]" office:value-type="float" office:value="0.00098002180809" calcext:value-type="float">
            <text:p>0.00098002180809</text:p>
          </table:table-cell>
          <table:table-cell table:formula="of:=([.A607]-[.B607])*([.A607]-[.B607])" office:value-type="float" office:value="0.00364454897401" calcext:value-type="float">
            <text:p>0.00364454897401</text:p>
          </table:table-cell>
          <table:table-cell table:number-columns-repeated="2"/>
        </table:table-row>
        <table:table-row table:style-name="ro1">
          <table:table-cell office:value-type="float" office:value="0.151619" calcext:value-type="float">
            <text:p>0.151619</text:p>
          </table:table-cell>
          <table:table-cell office:value-type="float" office:value="0.119724" calcext:value-type="float">
            <text:p>0.119724</text:p>
          </table:table-cell>
          <table:table-cell table:formula="of:=[.A608]*[.A608]" office:value-type="float" office:value="0.022988321161" calcext:value-type="float">
            <text:p>0.022988321161</text:p>
          </table:table-cell>
          <table:table-cell table:formula="of:=([.A608]-[.B608])*([.A608]-[.B608])" office:value-type="float" office:value="0.001017291025" calcext:value-type="float">
            <text:p>0.001017291025</text:p>
          </table:table-cell>
          <table:table-cell table:number-columns-repeated="2"/>
        </table:table-row>
        <table:table-row table:style-name="ro1">
          <table:table-cell office:value-type="float" office:value="0.140514" calcext:value-type="float">
            <text:p>0.140514</text:p>
          </table:table-cell>
          <table:table-cell office:value-type="float" office:value="0.155749" calcext:value-type="float">
            <text:p>0.155749</text:p>
          </table:table-cell>
          <table:table-cell table:formula="of:=[.A609]*[.A609]" office:value-type="float" office:value="0.019744184196" calcext:value-type="float">
            <text:p>0.019744184196</text:p>
          </table:table-cell>
          <table:table-cell table:formula="of:=([.A609]-[.B609])*([.A609]-[.B609])" office:value-type="float" office:value="0.000232105225" calcext:value-type="float">
            <text:p>0.000232105225</text:p>
          </table:table-cell>
          <table:table-cell table:number-columns-repeated="2"/>
        </table:table-row>
        <table:table-row table:style-name="ro1">
          <table:table-cell office:value-type="float" office:value="0.140514" calcext:value-type="float">
            <text:p>0.140514</text:p>
          </table:table-cell>
          <table:table-cell office:value-type="float" office:value="0.171322" calcext:value-type="float">
            <text:p>0.171322</text:p>
          </table:table-cell>
          <table:table-cell table:formula="of:=[.A610]*[.A610]" office:value-type="float" office:value="0.019744184196" calcext:value-type="float">
            <text:p>0.019744184196</text:p>
          </table:table-cell>
          <table:table-cell table:formula="of:=([.A610]-[.B610])*([.A610]-[.B610])" office:value-type="float" office:value="0.000949132864" calcext:value-type="float">
            <text:p>0.000949132864</text:p>
          </table:table-cell>
          <table:table-cell table:number-columns-repeated="2"/>
        </table:table-row>
        <table:table-row table:style-name="ro1">
          <table:table-cell office:value-type="float" office:value="0.262681" calcext:value-type="float">
            <text:p>0.262681</text:p>
          </table:table-cell>
          <table:table-cell office:value-type="float" office:value="0.212313" calcext:value-type="float">
            <text:p>0.212313</text:p>
          </table:table-cell>
          <table:table-cell table:formula="of:=[.A611]*[.A611]" office:value-type="float" office:value="0.069001307761" calcext:value-type="float">
            <text:p>0.069001307761</text:p>
          </table:table-cell>
          <table:table-cell table:formula="of:=([.A611]-[.B611])*([.A611]-[.B611])" office:value-type="float" office:value="0.002536935424" calcext:value-type="float">
            <text:p>0.002536935424</text:p>
          </table:table-cell>
          <table:table-cell table:number-columns-repeated="2"/>
        </table:table-row>
        <table:table-row table:style-name="ro1">
          <table:table-cell office:value-type="float" office:value="0.223737" calcext:value-type="float">
            <text:p>0.223737</text:p>
          </table:table-cell>
          <table:table-cell office:value-type="float" office:value="0.216919" calcext:value-type="float">
            <text:p>0.216919</text:p>
          </table:table-cell>
          <table:table-cell table:formula="of:=[.A612]*[.A612]" office:value-type="float" office:value="0.050058245169" calcext:value-type="float">
            <text:p>0.050058245169</text:p>
          </table:table-cell>
          <table:table-cell table:formula="of:=([.A612]-[.B612])*([.A612]-[.B612])" office:value-type="float" office:value="0.0000464851239999999" calcext:value-type="float">
            <text:p>0.0000464851239999999</text:p>
          </table:table-cell>
          <table:table-cell table:number-columns-repeated="2"/>
        </table:table-row>
        <table:table-row table:style-name="ro1">
          <table:table-cell office:value-type="float" office:value="0.183652" calcext:value-type="float">
            <text:p>0.183652</text:p>
          </table:table-cell>
          <table:table-cell office:value-type="float" office:value="0.184175" calcext:value-type="float">
            <text:p>0.184175</text:p>
          </table:table-cell>
          <table:table-cell table:formula="of:=[.A613]*[.A613]" office:value-type="float" office:value="0.033728057104" calcext:value-type="float">
            <text:p>0.033728057104</text:p>
          </table:table-cell>
          <table:table-cell table:formula="of:=([.A613]-[.B613])*([.A613]-[.B613])" office:value-type="float" office:value="0.000000273529" calcext:value-type="float">
            <text:p>2.73528999999996E-07</text:p>
          </table:table-cell>
          <table:table-cell table:number-columns-repeated="2"/>
        </table:table-row>
        <table:table-row table:style-name="ro1">
          <table:table-cell office:value-type="float" office:value="0.316713" calcext:value-type="float">
            <text:p>0.316713</text:p>
          </table:table-cell>
          <table:table-cell office:value-type="float" office:value="0.389274" calcext:value-type="float">
            <text:p>0.389274</text:p>
          </table:table-cell>
          <table:table-cell table:formula="of:=[.A614]*[.A614]" office:value-type="float" office:value="0.100307124369" calcext:value-type="float">
            <text:p>0.100307124369</text:p>
          </table:table-cell>
          <table:table-cell table:formula="of:=([.A614]-[.B614])*([.A614]-[.B614])" office:value-type="float" office:value="0.005265098721" calcext:value-type="float">
            <text:p>0.005265098721</text:p>
          </table:table-cell>
          <table:table-cell table:number-columns-repeated="2"/>
        </table:table-row>
        <table:table-row table:style-name="ro1">
          <table:table-cell office:value-type="float" office:value="0.599847" calcext:value-type="float">
            <text:p>0.599847</text:p>
          </table:table-cell>
          <table:table-cell office:value-type="float" office:value="0.53599" calcext:value-type="float">
            <text:p>0.53599</text:p>
          </table:table-cell>
          <table:table-cell table:formula="of:=[.A615]*[.A615]" office:value-type="float" office:value="0.359816423409" calcext:value-type="float">
            <text:p>0.359816423409</text:p>
          </table:table-cell>
          <table:table-cell table:formula="of:=([.A615]-[.B615])*([.A615]-[.B615])" office:value-type="float" office:value="0.00407771644900001" calcext:value-type="float">
            <text:p>0.00407771644900001</text:p>
          </table:table-cell>
          <table:table-cell table:number-columns-repeated="2"/>
        </table:table-row>
        <table:table-row table:style-name="ro1">
          <table:table-cell office:value-type="float" office:value="0.656599" calcext:value-type="float">
            <text:p>0.656599</text:p>
          </table:table-cell>
          <table:table-cell office:value-type="float" office:value="0.590489" calcext:value-type="float">
            <text:p>0.590489</text:p>
          </table:table-cell>
          <table:table-cell table:formula="of:=[.A616]*[.A616]" office:value-type="float" office:value="0.431122246801" calcext:value-type="float">
            <text:p>0.431122246801</text:p>
          </table:table-cell>
          <table:table-cell table:formula="of:=([.A616]-[.B616])*([.A616]-[.B616])" office:value-type="float" office:value="0.0043705321" calcext:value-type="float">
            <text:p>0.0043705321</text:p>
          </table:table-cell>
          <table:table-cell table:number-columns-repeated="2"/>
        </table:table-row>
        <table:table-row table:style-name="ro1">
          <table:table-cell office:value-type="float" office:value="0.6566" calcext:value-type="float">
            <text:p>0.6566</text:p>
          </table:table-cell>
          <table:table-cell office:value-type="float" office:value="0.662979" calcext:value-type="float">
            <text:p>0.662979</text:p>
          </table:table-cell>
          <table:table-cell table:formula="of:=[.A617]*[.A617]" office:value-type="float" office:value="0.43112356" calcext:value-type="float">
            <text:p>0.43112356</text:p>
          </table:table-cell>
          <table:table-cell table:formula="of:=([.A617]-[.B617])*([.A617]-[.B617])" office:value-type="float" office:value="0.0000406916410000003" calcext:value-type="float">
            <text:p>4.06916410000003E-05</text:p>
          </table:table-cell>
          <table:table-cell table:number-columns-repeated="2"/>
        </table:table-row>
        <table:table-row table:style-name="ro1">
          <table:table-cell office:value-type="float" office:value="0.656599" calcext:value-type="float">
            <text:p>0.656599</text:p>
          </table:table-cell>
          <table:table-cell office:value-type="float" office:value="0.693474" calcext:value-type="float">
            <text:p>0.693474</text:p>
          </table:table-cell>
          <table:table-cell table:formula="of:=[.A618]*[.A618]" office:value-type="float" office:value="0.431122246801" calcext:value-type="float">
            <text:p>0.431122246801</text:p>
          </table:table-cell>
          <table:table-cell table:formula="of:=([.A618]-[.B618])*([.A618]-[.B618])" office:value-type="float" office:value="0.001359765625" calcext:value-type="float">
            <text:p>0.001359765625</text:p>
          </table:table-cell>
          <table:table-cell table:number-columns-repeated="2"/>
        </table:table-row>
        <table:table-row table:style-name="ro1">
          <table:table-cell office:value-type="float" office:value="0.735205" calcext:value-type="float">
            <text:p>0.735205</text:p>
          </table:table-cell>
          <table:table-cell office:value-type="float" office:value="0.803242" calcext:value-type="float">
            <text:p>0.803242</text:p>
          </table:table-cell>
          <table:table-cell table:formula="of:=[.A619]*[.A619]" office:value-type="float" office:value="0.540526392025" calcext:value-type="float">
            <text:p>0.540526392025</text:p>
          </table:table-cell>
          <table:table-cell table:formula="of:=([.A619]-[.B619])*([.A619]-[.B619])" office:value-type="float" office:value="0.004629033369" calcext:value-type="float">
            <text:p>0.004629033369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830479" calcext:value-type="float">
            <text:p>0.830479</text:p>
          </table:table-cell>
          <table:table-cell table:formula="of:=[.A620]*[.A620]" office:value-type="float" office:value="0.9384765625" calcext:value-type="float">
            <text:p>0.9384765625</text:p>
          </table:table-cell>
          <table:table-cell table:formula="of:=([.A620]-[.B620])*([.A620]-[.B620])" office:value-type="float" office:value="0.019118869441" calcext:value-type="float">
            <text:p>0.019118869441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869397" calcext:value-type="float">
            <text:p>0.869397</text:p>
          </table:table-cell>
          <table:table-cell table:formula="of:=[.A621]*[.A621]" office:value-type="float" office:value="0.9384765625" calcext:value-type="float">
            <text:p>0.9384765625</text:p>
          </table:table-cell>
          <table:table-cell table:formula="of:=([.A621]-[.B621])*([.A621]-[.B621])" office:value-type="float" office:value="0.00987101860900001" calcext:value-type="float">
            <text:p>0.00987101860900001</text:p>
          </table:table-cell>
          <table:table-cell table:number-columns-repeated="2"/>
        </table:table-row>
        <table:table-row table:style-name="ro1">
          <table:table-cell office:value-type="float" office:value="0.968749" calcext:value-type="float">
            <text:p>0.968749</text:p>
          </table:table-cell>
          <table:table-cell office:value-type="float" office:value="0.918039" calcext:value-type="float">
            <text:p>0.918039</text:p>
          </table:table-cell>
          <table:table-cell table:formula="of:=[.A622]*[.A622]" office:value-type="float" office:value="0.938474625001" calcext:value-type="float">
            <text:p>0.938474625001</text:p>
          </table:table-cell>
          <table:table-cell table:formula="of:=([.A622]-[.B622])*([.A622]-[.B622])" office:value-type="float" office:value="0.00257150409999999" calcext:value-type="float">
            <text:p>0.00257150409999999</text:p>
          </table:table-cell>
          <table:table-cell table:number-columns-repeated="2"/>
        </table:table-row>
        <table:table-row table:style-name="ro1">
          <table:table-cell office:value-type="float" office:value="0.968749" calcext:value-type="float">
            <text:p>0.968749</text:p>
          </table:table-cell>
          <table:table-cell office:value-type="float" office:value="0.945648" calcext:value-type="float">
            <text:p>0.945648</text:p>
          </table:table-cell>
          <table:table-cell table:formula="of:=[.A623]*[.A623]" office:value-type="float" office:value="0.938474625001" calcext:value-type="float">
            <text:p>0.938474625001</text:p>
          </table:table-cell>
          <table:table-cell table:formula="of:=([.A623]-[.B623])*([.A623]-[.B623])" office:value-type="float" office:value="0.000533656200999997" calcext:value-type="float">
            <text:p>0.000533656200999997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958593" calcext:value-type="float">
            <text:p>0.958593</text:p>
          </table:table-cell>
          <table:table-cell table:formula="of:=[.A624]*[.A624]" office:value-type="float" office:value="0.9384765625" calcext:value-type="float">
            <text:p>0.9384765625</text:p>
          </table:table-cell>
          <table:table-cell table:formula="of:=([.A624]-[.B624])*([.A624]-[.B624])" office:value-type="float" office:value="0.000103164648999999" calcext:value-type="float">
            <text:p>0.000103164648999999</text:p>
          </table:table-cell>
          <table:table-cell table:number-columns-repeated="2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991128" calcext:value-type="float">
            <text:p>0.991128</text:p>
          </table:table-cell>
          <table:table-cell table:formula="of:=[.A625]*[.A625]" office:value-type="float" office:value="0.9384765625" calcext:value-type="float">
            <text:p>0.9384765625</text:p>
          </table:table-cell>
          <table:table-cell table:formula="of:=([.A625]-[.B625])*([.A625]-[.B625])" office:value-type="float" office:value="0.000500774884" calcext:value-type="float">
            <text:p>0.000500774884</text:p>
          </table:table-cell>
          <table:table-cell table:number-columns-repeated="2"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000303222" calcext:value-type="float">
            <text:p>0.00000303222</text:p>
          </table:table-cell>
          <table:table-cell table:formula="of:=[.A626]*[.A626]" office:value-type="float" office:value="0.00000000060012750625" calcext:value-type="float">
            <text:p>6.0012750625E-10</text:p>
          </table:table-cell>
          <table:table-cell table:formula="of:=([.A626]-[.B626])*([.A626]-[.B626])" office:value-type="float" office:value="0.00000000046075824548" calcext:value-type="float">
            <text:p>4.607582454784E-10</text:p>
          </table:table-cell>
          <table:table-cell table:number-columns-repeated="2"/>
        </table:table-row>
        <table:table-row table:style-name="ro1">
          <table:table-cell office:value-type="float" office:value="0.0000134706" calcext:value-type="float">
            <text:p>0.0000134706</text:p>
          </table:table-cell>
          <table:table-cell office:value-type="float" office:value="0.00064689" calcext:value-type="float">
            <text:p>0.00064689</text:p>
          </table:table-cell>
          <table:table-cell table:formula="of:=[.A627]*[.A627]" office:value-type="float" office:value="0.00000000018145706436" calcext:value-type="float">
            <text:p>1.8145706436E-10</text:p>
          </table:table-cell>
          <table:table-cell table:formula="of:=([.A627]-[.B627])*([.A627]-[.B627])" office:value-type="float" office:value="0.00000040122013629636" calcext:value-type="float">
            <text:p>4.0122013629636E-07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0547" calcext:value-type="float">
            <text:p>0.00547</text:p>
          </table:table-cell>
          <table:table-cell table:formula="of:=[.A628]*[.A628]" office:value-type="float" office:value="0.00000000008757085388" calcext:value-type="float">
            <text:p>8.75708538849E-11</text:p>
          </table:table-cell>
          <table:table-cell table:formula="of:=([.A628]-[.B628])*([.A628]-[.B628])" office:value-type="float" office:value="0.0000298186118166539" calcext:value-type="float">
            <text:p>2.98186118166539E-05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157567" calcext:value-type="float">
            <text:p>0.0157567</text:p>
          </table:table-cell>
          <table:table-cell table:formula="of:=[.A629]*[.A629]" office:value-type="float" office:value="0.00000000008757085388" calcext:value-type="float">
            <text:p>8.75708538849E-11</text:p>
          </table:table-cell>
          <table:table-cell table:formula="of:=([.A629]-[.B629])*([.A629]-[.B629])" office:value-type="float" office:value="0.000247978782269592" calcext:value-type="float">
            <text:p>0.000247978782269592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493508" calcext:value-type="float">
            <text:p>0.00493508</text:p>
          </table:table-cell>
          <table:table-cell table:formula="of:=[.A630]*[.A630]" office:value-type="float" office:value="0.00000000001114130938" calcext:value-type="float">
            <text:p>1.11413093796E-11</text:p>
          </table:table-cell>
          <table:table-cell table:formula="of:=([.A630]-[.B630])*([.A630]-[.B630])" office:value-type="float" office:value="0.0000243220805354518" calcext:value-type="float">
            <text:p>2.43220805354518E-05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410087" calcext:value-type="float">
            <text:p>0.0410087</text:p>
          </table:table-cell>
          <table:table-cell table:formula="of:=[.A631]*[.A631]" office:value-type="float" office:value="0.00000000001114130938" calcext:value-type="float">
            <text:p>1.11413093796E-11</text:p>
          </table:table-cell>
          <table:table-cell table:formula="of:=([.A631]-[.B631])*([.A631]-[.B631])" office:value-type="float" office:value="0.00168143972423255" calcext:value-type="float">
            <text:p>0.00168143972423255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432623" calcext:value-type="float">
            <text:p>0.00432623</text:p>
          </table:table-cell>
          <table:table-cell table:formula="of:=[.A632]*[.A632]" office:value-type="float" office:value="0.00000000001114130938" calcext:value-type="float">
            <text:p>1.11413093796E-11</text:p>
          </table:table-cell>
          <table:table-cell table:formula="of:=([.A632]-[.B632])*([.A632]-[.B632])" office:value-type="float" office:value="0.0000186873964540738" calcext:value-type="float">
            <text:p>1.86873964540738E-05</text:p>
          </table:table-cell>
          <table:table-cell table:number-columns-repeated="2"/>
        </table:table-row>
        <table:table-row table:style-name="ro1">
          <table:table-cell office:value-type="float" office:value="0.000226319" calcext:value-type="float">
            <text:p>0.000226319</text:p>
          </table:table-cell>
          <table:table-cell office:value-type="float" office:value="0.00301086" calcext:value-type="float">
            <text:p>0.00301086</text:p>
          </table:table-cell>
          <table:table-cell table:formula="of:=[.A633]*[.A633]" office:value-type="float" office:value="0.000000051220289761" calcext:value-type="float">
            <text:p>5.1220289761E-08</text:p>
          </table:table-cell>
          <table:table-cell table:formula="of:=([.A633]-[.B633])*([.A633]-[.B633])" office:value-type="float" office:value="0.000007753668580681" calcext:value-type="float">
            <text:p>7.753668580681E-06</text:p>
          </table:table-cell>
          <table:table-cell table:number-columns-repeated="2"/>
        </table:table-row>
        <table:table-row table:style-name="ro1">
          <table:table-cell office:value-type="float" office:value="0.0000321269" calcext:value-type="float">
            <text:p>0.0000321269</text:p>
          </table:table-cell>
          <table:table-cell office:value-type="float" office:value="0.0101108" calcext:value-type="float">
            <text:p>0.0101108</text:p>
          </table:table-cell>
          <table:table-cell table:formula="of:=[.A634]*[.A634]" office:value-type="float" office:value="0.00000000103213770361" calcext:value-type="float">
            <text:p>1.03213770361E-09</text:p>
          </table:table-cell>
          <table:table-cell table:formula="of:=([.A634]-[.B634])*([.A634]-[.B634])" office:value-type="float" office:value="0.000101579651456664" calcext:value-type="float">
            <text:p>0.000101579651456664</text:p>
          </table:table-cell>
          <table:table-cell table:number-columns-repeated="2"/>
        </table:table-row>
        <table:table-row table:style-name="ro1">
          <table:table-cell office:value-type="float" office:value="0.00000995398" calcext:value-type="float">
            <text:p>0.00000995398</text:p>
          </table:table-cell>
          <table:table-cell office:value-type="float" office:value="0.000976692" calcext:value-type="float">
            <text:p>0.000976692</text:p>
          </table:table-cell>
          <table:table-cell table:formula="of:=[.A635]*[.A635]" office:value-type="float" office:value="0.00000000009908171784" calcext:value-type="float">
            <text:p>9.90817178404E-11</text:p>
          </table:table-cell>
          <table:table-cell table:formula="of:=([.A635]-[.B635])*([.A635]-[.B635])" office:value-type="float" office:value="0.00000093458239931352" calcext:value-type="float">
            <text:p>9.3458239931352E-07</text:p>
          </table:table-cell>
          <table:table-cell table:number-columns-repeated="2"/>
        </table:table-row>
        <table:table-row table:style-name="ro1">
          <table:table-cell office:value-type="float" office:value="0.0000269413" calcext:value-type="float">
            <text:p>0.0000269413</text:p>
          </table:table-cell>
          <table:table-cell office:value-type="float" office:value="0.00000773041" calcext:value-type="float">
            <text:p>0.00000773041</text:p>
          </table:table-cell>
          <table:table-cell table:formula="of:=[.A636]*[.A636]" office:value-type="float" office:value="0.00000000072583364569" calcext:value-type="float">
            <text:p>7.2583364569E-10</text:p>
          </table:table-cell>
          <table:table-cell table:formula="of:=([.A636]-[.B636])*([.A636]-[.B636])" office:value-type="float" office:value="0.00000000036905829459" calcext:value-type="float">
            <text:p>3.690582945921E-10</text:p>
          </table:table-cell>
          <table:table-cell table:number-columns-repeated="2"/>
        </table:table-row>
        <table:table-row table:style-name="ro1">
          <table:table-cell office:value-type="float" office:value="0.0000361204" calcext:value-type="float">
            <text:p>0.0000361204</text:p>
          </table:table-cell>
          <table:table-cell office:value-type="float" office:value="0.0000665233" calcext:value-type="float">
            <text:p>0.0000665233</text:p>
          </table:table-cell>
          <table:table-cell table:formula="of:=[.A637]*[.A637]" office:value-type="float" office:value="0.00000000130468329616" calcext:value-type="float">
            <text:p>1.30468329616E-09</text:p>
          </table:table-cell>
          <table:table-cell table:formula="of:=([.A637]-[.B637])*([.A637]-[.B637])" office:value-type="float" office:value="0.00000000092433632841" calcext:value-type="float">
            <text:p>9.2433632841E-10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537728" calcext:value-type="float">
            <text:p>0.00537728</text:p>
          </table:table-cell>
          <table:table-cell table:formula="of:=[.A638]*[.A638]" office:value-type="float" office:value="0.00000000001035970782" calcext:value-type="float">
            <text:p>1.03597078225E-11</text:p>
          </table:table-cell>
          <table:table-cell table:formula="of:=([.A638]-[.B638])*([.A638]-[.B638])" office:value-type="float" office:value="0.0000288805353935638" calcext:value-type="float">
            <text:p>2.88805353935638E-05</text:p>
          </table:table-cell>
          <table:table-cell table:number-columns-repeated="2"/>
        </table:table-row>
        <table:table-row table:style-name="ro1">
          <table:table-cell office:value-type="float" office:value="0.000135541" calcext:value-type="float">
            <text:p>0.000135541</text:p>
          </table:table-cell>
          <table:table-cell office:value-type="float" office:value="0.0917551" calcext:value-type="float">
            <text:p>0.0917551</text:p>
          </table:table-cell>
          <table:table-cell table:formula="of:=[.A639]*[.A639]" office:value-type="float" office:value="0.000000018371362681" calcext:value-type="float">
            <text:p>1.8371362681E-08</text:p>
          </table:table-cell>
          <table:table-cell table:formula="of:=([.A639]-[.B639])*([.A639]-[.B639])" office:value-type="float" office:value="0.00839414359135448" calcext:value-type="float">
            <text:p>0.00839414359135448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137739" calcext:value-type="float">
            <text:p>0.00137739</text:p>
          </table:table-cell>
          <table:table-cell table:formula="of:=[.A640]*[.A640]" office:value-type="float" office:value="0.00000000011638957456" calcext:value-type="float">
            <text:p>1.1638957456E-10</text:p>
          </table:table-cell>
          <table:table-cell table:formula="of:=([.A640]-[.B640])*([.A640]-[.B640])" office:value-type="float" office:value="0.00000186759993312256" calcext:value-type="float">
            <text:p>1.86759993312256E-06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888442" calcext:value-type="float">
            <text:p>0.00888442</text:p>
          </table:table-cell>
          <table:table-cell table:formula="of:=[.A641]*[.A641]" office:value-type="float" office:value="0.00000000011638957456" calcext:value-type="float">
            <text:p>1.1638957456E-10</text:p>
          </table:table-cell>
          <table:table-cell table:formula="of:=([.A641]-[.B641])*([.A641]-[.B641])" office:value-type="float" office:value="0.0000787413377725186" calcext:value-type="float">
            <text:p>7.87413377725186E-05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353837" calcext:value-type="float">
            <text:p>0.0353837</text:p>
          </table:table-cell>
          <table:table-cell table:formula="of:=[.A642]*[.A642]" office:value-type="float" office:value="0.00000000011638957456" calcext:value-type="float">
            <text:p>1.1638957456E-10</text:p>
          </table:table-cell>
          <table:table-cell table:formula="of:=([.A642]-[.B642])*([.A642]-[.B642])" office:value-type="float" office:value="0.00125124287506141" calcext:value-type="float">
            <text:p>0.00125124287506141</text:p>
          </table:table-cell>
          <table:table-cell table:number-columns-repeated="2"/>
        </table:table-row>
        <table:table-row table:style-name="ro1">
          <table:table-cell office:value-type="float" office:value="0.0000938773" calcext:value-type="float">
            <text:p>0.0000938773</text:p>
          </table:table-cell>
          <table:table-cell office:value-type="float" office:value="0.10421" calcext:value-type="float">
            <text:p>0.10421</text:p>
          </table:table-cell>
          <table:table-cell table:formula="of:=[.A643]*[.A643]" office:value-type="float" office:value="0.00000000881294745529" calcext:value-type="float">
            <text:p>8.81294745529E-09</text:p>
          </table:table-cell>
          <table:table-cell table:formula="of:=([.A643]-[.B643])*([.A643]-[.B643])" office:value-type="float" office:value="0.0108401670060815" calcext:value-type="float">
            <text:p>0.0108401670060815</text:p>
          </table:table-cell>
          <table:table-cell table:number-columns-repeated="2"/>
        </table:table-row>
        <table:table-row table:style-name="ro1">
          <table:table-cell office:value-type="float" office:value="0.00016278" calcext:value-type="float">
            <text:p>0.00016278</text:p>
          </table:table-cell>
          <table:table-cell office:value-type="float" office:value="0.0000815144" calcext:value-type="float">
            <text:p>0.0000815144</text:p>
          </table:table-cell>
          <table:table-cell table:formula="of:=[.A644]*[.A644]" office:value-type="float" office:value="0.0000000264973284" calcext:value-type="float">
            <text:p>0.0000000264973284</text:p>
          </table:table-cell>
          <table:table-cell table:formula="of:=([.A644]-[.B644])*([.A644]-[.B644])" office:value-type="float" office:value="0.00000000660409774336" calcext:value-type="float">
            <text:p>6.60409774336E-09</text:p>
          </table:table-cell>
          <table:table-cell table:number-columns-repeated="2"/>
        </table:table-row>
        <table:table-row table:style-name="ro1">
          <table:table-cell office:value-type="float" office:value="0.0153335" calcext:value-type="float">
            <text:p>0.0153335</text:p>
          </table:table-cell>
          <table:table-cell office:value-type="float" office:value="0.0964411" calcext:value-type="float">
            <text:p>0.0964411</text:p>
          </table:table-cell>
          <table:table-cell table:formula="of:=[.A645]*[.A645]" office:value-type="float" office:value="0.00023511622225" calcext:value-type="float">
            <text:p>0.00023511622225</text:p>
          </table:table-cell>
          <table:table-cell table:formula="of:=([.A645]-[.B645])*([.A645]-[.B645])" office:value-type="float" office:value="0.00657844277776" calcext:value-type="float">
            <text:p>0.00657844277776</text:p>
          </table:table-cell>
          <table:table-cell table:number-columns-repeated="2"/>
        </table:table-row>
        <table:table-row table:style-name="ro1">
          <table:table-cell office:value-type="float" office:value="0.00730264" calcext:value-type="float">
            <text:p>0.00730264</text:p>
          </table:table-cell>
          <table:table-cell office:value-type="float" office:value="0.00471057" calcext:value-type="float">
            <text:p>0.00471057</text:p>
          </table:table-cell>
          <table:table-cell table:formula="of:=[.A646]*[.A646]" office:value-type="float" office:value="0.0000533285509696" calcext:value-type="float">
            <text:p>0.0000533285509696</text:p>
          </table:table-cell>
          <table:table-cell table:formula="of:=([.A646]-[.B646])*([.A646]-[.B646])" office:value-type="float" office:value="0.0000067188268849" calcext:value-type="float">
            <text:p>0.0000067188268849</text:p>
          </table:table-cell>
          <table:table-cell table:number-columns-repeated="2"/>
        </table:table-row>
        <table:table-row table:style-name="ro1">
          <table:table-cell office:value-type="float" office:value="0.0216692" calcext:value-type="float">
            <text:p>0.0216692</text:p>
          </table:table-cell>
          <table:table-cell office:value-type="float" office:value="0.066176" calcext:value-type="float">
            <text:p>0.066176</text:p>
          </table:table-cell>
          <table:table-cell table:formula="of:=[.A647]*[.A647]" office:value-type="float" office:value="0.00046955422864" calcext:value-type="float">
            <text:p>0.00046955422864</text:p>
          </table:table-cell>
          <table:table-cell table:formula="of:=([.A647]-[.B647])*([.A647]-[.B647])" office:value-type="float" office:value="0.00198085524624" calcext:value-type="float">
            <text:p>0.00198085524624</text:p>
          </table:table-cell>
          <table:table-cell table:number-columns-repeated="2"/>
        </table:table-row>
        <table:table-row table:style-name="ro1">
          <table:table-cell office:value-type="float" office:value="0.0216691" calcext:value-type="float">
            <text:p>0.0216691</text:p>
          </table:table-cell>
          <table:table-cell office:value-type="float" office:value="0.0668005" calcext:value-type="float">
            <text:p>0.0668005</text:p>
          </table:table-cell>
          <table:table-cell table:formula="of:=[.A648]*[.A648]" office:value-type="float" office:value="0.00046954989481" calcext:value-type="float">
            <text:p>0.00046954989481</text:p>
          </table:table-cell>
          <table:table-cell table:formula="of:=([.A648]-[.B648])*([.A648]-[.B648])" office:value-type="float" office:value="0.00203684326596" calcext:value-type="float">
            <text:p>0.00203684326596</text:p>
          </table:table-cell>
          <table:table-cell table:number-columns-repeated="2"/>
        </table:table-row>
        <table:table-row table:style-name="ro1">
          <table:table-cell office:value-type="float" office:value="0.0216691" calcext:value-type="float">
            <text:p>0.0216691</text:p>
          </table:table-cell>
          <table:table-cell office:value-type="float" office:value="0.0479054" calcext:value-type="float">
            <text:p>0.0479054</text:p>
          </table:table-cell>
          <table:table-cell table:formula="of:=[.A649]*[.A649]" office:value-type="float" office:value="0.00046954989481" calcext:value-type="float">
            <text:p>0.00046954989481</text:p>
          </table:table-cell>
          <table:table-cell table:formula="of:=([.A649]-[.B649])*([.A649]-[.B649])" office:value-type="float" office:value="0.00068834343769" calcext:value-type="float">
            <text:p>0.00068834343769</text:p>
          </table:table-cell>
          <table:table-cell table:number-columns-repeated="2"/>
        </table:table-row>
        <table:table-row table:style-name="ro1">
          <table:table-cell office:value-type="float" office:value="0.0216691" calcext:value-type="float">
            <text:p>0.0216691</text:p>
          </table:table-cell>
          <table:table-cell office:value-type="float" office:value="0.117474" calcext:value-type="float">
            <text:p>0.117474</text:p>
          </table:table-cell>
          <table:table-cell table:formula="of:=[.A650]*[.A650]" office:value-type="float" office:value="0.00046954989481" calcext:value-type="float">
            <text:p>0.00046954989481</text:p>
          </table:table-cell>
          <table:table-cell table:formula="of:=([.A650]-[.B650])*([.A650]-[.B650])" office:value-type="float" office:value="0.00917857886401" calcext:value-type="float">
            <text:p>0.00917857886401</text:p>
          </table:table-cell>
          <table:table-cell table:number-columns-repeated="2"/>
        </table:table-row>
        <table:table-row table:style-name="ro1">
          <table:table-cell office:value-type="float" office:value="0.117802" calcext:value-type="float">
            <text:p>0.117802</text:p>
          </table:table-cell>
          <table:table-cell office:value-type="float" office:value="0.0641891" calcext:value-type="float">
            <text:p>0.0641891</text:p>
          </table:table-cell>
          <table:table-cell table:formula="of:=[.A651]*[.A651]" office:value-type="float" office:value="0.013877311204" calcext:value-type="float">
            <text:p>0.013877311204</text:p>
          </table:table-cell>
          <table:table-cell table:formula="of:=([.A651]-[.B651])*([.A651]-[.B651])" office:value-type="float" office:value="0.00287434304641" calcext:value-type="float">
            <text:p>0.00287434304641</text:p>
          </table:table-cell>
          <table:table-cell table:number-columns-repeated="2"/>
        </table:table-row>
        <table:table-row table:style-name="ro1">
          <table:table-cell office:value-type="float" office:value="0.287828" calcext:value-type="float">
            <text:p>0.287828</text:p>
          </table:table-cell>
          <table:table-cell office:value-type="float" office:value="0.0963468" calcext:value-type="float">
            <text:p>0.0963468</text:p>
          </table:table-cell>
          <table:table-cell table:formula="of:=[.A652]*[.A652]" office:value-type="float" office:value="0.082844957584" calcext:value-type="float">
            <text:p>0.082844957584</text:p>
          </table:table-cell>
          <table:table-cell table:formula="of:=([.A652]-[.B652])*([.A652]-[.B652])" office:value-type="float" office:value="0.03666504995344" calcext:value-type="float">
            <text:p>0.03666504995344</text:p>
          </table:table-cell>
          <table:table-cell table:number-columns-repeated="2"/>
        </table:table-row>
        <table:table-row table:style-name="ro1">
          <table:table-cell office:value-type="float" office:value="0.287828" calcext:value-type="float">
            <text:p>0.287828</text:p>
          </table:table-cell>
          <table:table-cell office:value-type="float" office:value="0.110656" calcext:value-type="float">
            <text:p>0.110656</text:p>
          </table:table-cell>
          <table:table-cell table:formula="of:=[.A653]*[.A653]" office:value-type="float" office:value="0.082844957584" calcext:value-type="float">
            <text:p>0.082844957584</text:p>
          </table:table-cell>
          <table:table-cell table:formula="of:=([.A653]-[.B653])*([.A653]-[.B653])" office:value-type="float" office:value="0.031389917584" calcext:value-type="float">
            <text:p>0.031389917584</text:p>
          </table:table-cell>
          <table:table-cell table:number-columns-repeated="2"/>
        </table:table-row>
        <table:table-row table:style-name="ro1">
          <table:table-cell office:value-type="float" office:value="0.49424" calcext:value-type="float">
            <text:p>0.49424</text:p>
          </table:table-cell>
          <table:table-cell office:value-type="float" office:value="0.236329" calcext:value-type="float">
            <text:p>0.236329</text:p>
          </table:table-cell>
          <table:table-cell table:formula="of:=[.A654]*[.A654]" office:value-type="float" office:value="0.2442731776" calcext:value-type="float">
            <text:p>0.2442731776</text:p>
          </table:table-cell>
          <table:table-cell table:formula="of:=([.A654]-[.B654])*([.A654]-[.B654])" office:value-type="float" office:value="0.066518083921" calcext:value-type="float">
            <text:p>0.066518083921</text:p>
          </table:table-cell>
          <table:table-cell table:number-columns-repeated="2"/>
        </table:table-row>
        <table:table-row table:style-name="ro1">
          <table:table-cell office:value-type="float" office:value="0.698519" calcext:value-type="float">
            <text:p>0.698519</text:p>
          </table:table-cell>
          <table:table-cell office:value-type="float" office:value="0.327383" calcext:value-type="float">
            <text:p>0.327383</text:p>
          </table:table-cell>
          <table:table-cell table:formula="of:=[.A655]*[.A655]" office:value-type="float" office:value="0.487928793361" calcext:value-type="float">
            <text:p>0.487928793361</text:p>
          </table:table-cell>
          <table:table-cell table:formula="of:=([.A655]-[.B655])*([.A655]-[.B655])" office:value-type="float" office:value="0.137741930496" calcext:value-type="float">
            <text:p>0.137741930496</text:p>
          </table:table-cell>
          <table:table-cell table:number-columns-repeated="2"/>
        </table:table-row>
        <table:table-row table:style-name="ro1">
          <table:table-cell office:value-type="float" office:value="0.698519" calcext:value-type="float">
            <text:p>0.698519</text:p>
          </table:table-cell>
          <table:table-cell office:value-type="float" office:value="0.509854" calcext:value-type="float">
            <text:p>0.509854</text:p>
          </table:table-cell>
          <table:table-cell table:formula="of:=[.A656]*[.A656]" office:value-type="float" office:value="0.487928793361" calcext:value-type="float">
            <text:p>0.487928793361</text:p>
          </table:table-cell>
          <table:table-cell table:formula="of:=([.A656]-[.B656])*([.A656]-[.B656])" office:value-type="float" office:value="0.035594482225" calcext:value-type="float">
            <text:p>0.035594482225</text:p>
          </table:table-cell>
          <table:table-cell table:number-columns-repeated="2"/>
        </table:table-row>
        <table:table-row table:style-name="ro1">
          <table:table-cell office:value-type="float" office:value="0.698519" calcext:value-type="float">
            <text:p>0.698519</text:p>
          </table:table-cell>
          <table:table-cell office:value-type="float" office:value="0.64219" calcext:value-type="float">
            <text:p>0.64219</text:p>
          </table:table-cell>
          <table:table-cell table:formula="of:=[.A657]*[.A657]" office:value-type="float" office:value="0.487928793361" calcext:value-type="float">
            <text:p>0.487928793361</text:p>
          </table:table-cell>
          <table:table-cell table:formula="of:=([.A657]-[.B657])*([.A657]-[.B657])" office:value-type="float" office:value="0.003172956241" calcext:value-type="float">
            <text:p>0.003172956241</text:p>
          </table:table-cell>
          <table:table-cell table:number-columns-repeated="2"/>
        </table:table-row>
        <table:table-row table:style-name="ro1">
          <table:table-cell office:value-type="float" office:value="0.909833" calcext:value-type="float">
            <text:p>0.909833</text:p>
          </table:table-cell>
          <table:table-cell office:value-type="float" office:value="0.77639" calcext:value-type="float">
            <text:p>0.77639</text:p>
          </table:table-cell>
          <table:table-cell table:formula="of:=[.A658]*[.A658]" office:value-type="float" office:value="0.827796087889" calcext:value-type="float">
            <text:p>0.827796087889</text:p>
          </table:table-cell>
          <table:table-cell table:formula="of:=([.A658]-[.B658])*([.A658]-[.B658])" office:value-type="float" office:value="0.017807034249" calcext:value-type="float">
            <text:p>0.017807034249</text:p>
          </table:table-cell>
          <table:table-cell table:number-columns-repeated="2"/>
        </table:table-row>
        <table:table-row table:style-name="ro1">
          <table:table-cell office:value-type="float" office:value="0.909833" calcext:value-type="float">
            <text:p>0.909833</text:p>
          </table:table-cell>
          <table:table-cell office:value-type="float" office:value="0.851919" calcext:value-type="float">
            <text:p>0.851919</text:p>
          </table:table-cell>
          <table:table-cell table:formula="of:=[.A659]*[.A659]" office:value-type="float" office:value="0.827796087889" calcext:value-type="float">
            <text:p>0.827796087889</text:p>
          </table:table-cell>
          <table:table-cell table:formula="of:=([.A659]-[.B659])*([.A659]-[.B659])" office:value-type="float" office:value="0.003354031396" calcext:value-type="float">
            <text:p>0.003354031396</text:p>
          </table:table-cell>
          <table:table-cell table:number-columns-repeated="2"/>
        </table:table-row>
        <table:table-row table:style-name="ro1">
          <table:table-cell office:value-type="float" office:value="0.909833" calcext:value-type="float">
            <text:p>0.909833</text:p>
          </table:table-cell>
          <table:table-cell office:value-type="float" office:value="0.891841" calcext:value-type="float">
            <text:p>0.891841</text:p>
          </table:table-cell>
          <table:table-cell table:formula="of:=[.A660]*[.A660]" office:value-type="float" office:value="0.827796087889" calcext:value-type="float">
            <text:p>0.827796087889</text:p>
          </table:table-cell>
          <table:table-cell table:formula="of:=([.A660]-[.B660])*([.A660]-[.B660])" office:value-type="float" office:value="0.000323712064" calcext:value-type="float">
            <text:p>0.00032371206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28819" calcext:value-type="float">
            <text:p>0.928819</text:p>
          </table:table-cell>
          <table:table-cell table:formula="of:=[.A661]*[.A661]" office:value-type="float" office:value="0.999978000121" calcext:value-type="float">
            <text:p>0.999978000121</text:p>
          </table:table-cell>
          <table:table-cell table:formula="of:=([.A661]-[.B661])*([.A661]-[.B661])" office:value-type="float" office:value="0.00506516890000001" calcext:value-type="float">
            <text:p>0.0050651689000000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56752" calcext:value-type="float">
            <text:p>0.956752</text:p>
          </table:table-cell>
          <table:table-cell table:formula="of:=[.A662]*[.A662]" office:value-type="float" office:value="0.999978000121" calcext:value-type="float">
            <text:p>0.999978000121</text:p>
          </table:table-cell>
          <table:table-cell table:formula="of:=([.A662]-[.B662])*([.A662]-[.B662])" office:value-type="float" office:value="0.001869438169" calcext:value-type="float">
            <text:p>0.00186943816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3" calcext:value-type="float">
            <text:p>0.998193</text:p>
          </table:table-cell>
          <table:table-cell table:formula="of:=[.A663]*[.A663]" office:value-type="float" office:value="0.999978000121" calcext:value-type="float">
            <text:p>0.999978000121</text:p>
          </table:table-cell>
          <table:table-cell table:formula="of:=([.A663]-[.B663])*([.A663]-[.B663])" office:value-type="float" office:value="0.00000322561600000007" calcext:value-type="float">
            <text:p>3.22561600000007E-0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8" calcext:value-type="float">
            <text:p>0.999998</text:p>
          </table:table-cell>
          <table:table-cell table:formula="of:=[.A664]*[.A664]" office:value-type="float" office:value="0.9999800001" calcext:value-type="float">
            <text:p>0.9999800001</text:p>
          </table:table-cell>
          <table:table-cell table:formula="of:=([.A664]-[.B664])*([.A664]-[.B664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0138283" calcext:value-type="float">
            <text:p>0.0000138283</text:p>
          </table:table-cell>
          <table:table-cell office:value-type="float" office:value="0.00000303222" calcext:value-type="float">
            <text:p>0.00000303222</text:p>
          </table:table-cell>
          <table:table-cell table:formula="of:=[.A665]*[.A665]" office:value-type="float" office:value="0.00000000019122188089" calcext:value-type="float">
            <text:p>1.9122188089E-10</text:p>
          </table:table-cell>
          <table:table-cell table:formula="of:=([.A665]-[.B665])*([.A665]-[.B665])" office:value-type="float" office:value="0.00000000011655534337" calcext:value-type="float">
            <text:p>1.165553433664E-10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198732" calcext:value-type="float">
            <text:p>0.000198732</text:p>
          </table:table-cell>
          <table:table-cell table:formula="of:=[.A666]*[.A666]" office:value-type="float" office:value="0.00000000000751752208" calcext:value-type="float">
            <text:p>7.5175220761E-12</text:p>
          </table:table-cell>
          <table:table-cell table:formula="of:=([.A666]-[.B666])*([.A666]-[.B666])" office:value-type="float" office:value="0.00000003841215457624" calcext:value-type="float">
            <text:p>3.84121545762361E-08</text:p>
          </table:table-cell>
          <table:table-cell table:number-columns-repeated="2"/>
        </table:table-row>
        <table:table-row table:style-name="ro1">
          <table:table-cell office:value-type="float" office:value="0.000017345" calcext:value-type="float">
            <text:p>0.000017345</text:p>
          </table:table-cell>
          <table:table-cell office:value-type="float" office:value="0.000321613" calcext:value-type="float">
            <text:p>0.000321613</text:p>
          </table:table-cell>
          <table:table-cell table:formula="of:=[.A667]*[.A667]" office:value-type="float" office:value="0.000000000300849025" calcext:value-type="float">
            <text:p>3.00849025E-10</text:p>
          </table:table-cell>
          <table:table-cell table:formula="of:=([.A667]-[.B667])*([.A667]-[.B667])" office:value-type="float" office:value="0.000000092579015824" calcext:value-type="float">
            <text:p>9.2579015824E-08</text:p>
          </table:table-cell>
          <table:table-cell table:number-columns-repeated="2"/>
        </table:table-row>
        <table:table-row table:style-name="ro1">
          <table:table-cell office:value-type="float" office:value="0.0000928044" calcext:value-type="float">
            <text:p>0.0000928044</text:p>
          </table:table-cell>
          <table:table-cell office:value-type="float" office:value="0.00000036969" calcext:value-type="float">
            <text:p>0.00000036969</text:p>
          </table:table-cell>
          <table:table-cell table:formula="of:=[.A668]*[.A668]" office:value-type="float" office:value="0.00000000861265665936" calcext:value-type="float">
            <text:p>8.61265665936E-09</text:p>
          </table:table-cell>
          <table:table-cell table:formula="of:=([.A668]-[.B668])*([.A668]-[.B668])" office:value-type="float" office:value="0.00000000854417561278" calcext:value-type="float">
            <text:p>8.5441756127841E-09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000390327" calcext:value-type="float">
            <text:p>0.00000000390327</text:p>
          </table:table-cell>
          <table:table-cell table:formula="of:=[.A669]*[.A669]" office:value-type="float" office:value="0.00000000001501020049" calcext:value-type="float">
            <text:p>1.501020049E-11</text:p>
          </table:table-cell>
          <table:table-cell table:formula="of:=([.A669]-[.B669])*([.A669]-[.B669])" office:value-type="float" office:value="0.00000000001497997085" calcext:value-type="float">
            <text:p>1.49799708475947E-11</text:p>
          </table:table-cell>
          <table:table-cell table:number-columns-repeated="2"/>
        </table:table-row>
        <table:table-row table:style-name="ro1">
          <table:table-cell office:value-type="float" office:value="0.000127733" calcext:value-type="float">
            <text:p>0.000127733</text:p>
          </table:table-cell>
          <table:table-cell office:value-type="float" office:value="0.00000000114287" calcext:value-type="float">
            <text:p>0.00000000114287</text:p>
          </table:table-cell>
          <table:table-cell table:formula="of:=[.A670]*[.A670]" office:value-type="float" office:value="0.000000016315719289" calcext:value-type="float">
            <text:p>1.6315719289E-08</text:p>
          </table:table-cell>
          <table:table-cell table:formula="of:=([.A670]-[.B670])*([.A670]-[.B670])" office:value-type="float" office:value="0.00000001631542732588" calcext:value-type="float">
            <text:p>1.63154273258787E-08</text:p>
          </table:table-cell>
          <table:table-cell table:number-columns-repeated="2"/>
        </table:table-row>
        <table:table-row table:style-name="ro1">
          <table:table-cell office:value-type="float" office:value="0.000033319" calcext:value-type="float">
            <text:p>0.000033319</text:p>
          </table:table-cell>
          <table:table-cell office:value-type="float" office:value="0.0000592465" calcext:value-type="float">
            <text:p>0.0000592465</text:p>
          </table:table-cell>
          <table:table-cell table:formula="of:=[.A671]*[.A671]" office:value-type="float" office:value="0.000000001110155761" calcext:value-type="float">
            <text:p>1.110155761E-09</text:p>
          </table:table-cell>
          <table:table-cell table:formula="of:=([.A671]-[.B671])*([.A671]-[.B671])" office:value-type="float" office:value="0.00000000067223525625" calcext:value-type="float">
            <text:p>6.7223525625E-10</text:p>
          </table:table-cell>
          <table:table-cell table:number-columns-repeated="2"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00986707" calcext:value-type="float">
            <text:p>0.00000986707</text:p>
          </table:table-cell>
          <table:table-cell table:formula="of:=[.A672]*[.A672]" office:value-type="float" office:value="0.0000000000189324193" calcext:value-type="float">
            <text:p>1.89324192996E-11</text:p>
          </table:table-cell>
          <table:table-cell table:formula="of:=([.A672]-[.B672])*([.A672]-[.B672])" office:value-type="float" office:value="0.00000000003042548376" calcext:value-type="float">
            <text:p>3.04254837649E-11</text:p>
          </table:table-cell>
          <table:table-cell table:number-columns-repeated="2"/>
        </table:table-row>
        <table:table-row table:style-name="ro1">
          <table:table-cell office:value-type="float" office:value="0.00015527" calcext:value-type="float">
            <text:p>0.00015527</text:p>
          </table:table-cell>
          <table:table-cell office:value-type="float" office:value="0.0000578186" calcext:value-type="float">
            <text:p>0.0000578186</text:p>
          </table:table-cell>
          <table:table-cell table:formula="of:=[.A673]*[.A673]" office:value-type="float" office:value="0.0000000241087729" calcext:value-type="float">
            <text:p>0.0000000241087729</text:p>
          </table:table-cell>
          <table:table-cell table:formula="of:=([.A673]-[.B673])*([.A673]-[.B673])" office:value-type="float" office:value="0.00000000949677536196" calcext:value-type="float">
            <text:p>9.49677536196E-09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248195" calcext:value-type="float">
            <text:p>0.000248195</text:p>
          </table:table-cell>
          <table:table-cell table:formula="of:=[.A674]*[.A674]" office:value-type="float" office:value="0.00000000001035970782" calcext:value-type="float">
            <text:p>1.03597078225E-11</text:p>
          </table:table-cell>
          <table:table-cell table:formula="of:=([.A674]-[.B674])*([.A674]-[.B674])" office:value-type="float" office:value="0.00000006001341205932" calcext:value-type="float">
            <text:p>6.00134120593225E-08</text:p>
          </table:table-cell>
          <table:table-cell table:number-columns-repeated="2"/>
        </table:table-row>
        <table:table-row table:style-name="ro1">
          <table:table-cell office:value-type="float" office:value="0.0000489354" calcext:value-type="float">
            <text:p>0.0000489354</text:p>
          </table:table-cell>
          <table:table-cell office:value-type="float" office:value="0.0138675" calcext:value-type="float">
            <text:p>0.0138675</text:p>
          </table:table-cell>
          <table:table-cell table:formula="of:=[.A675]*[.A675]" office:value-type="float" office:value="0.00000000239467337316" calcext:value-type="float">
            <text:p>2.39467337316E-09</text:p>
          </table:table-cell>
          <table:table-cell table:formula="of:=([.A675]-[.B675])*([.A675]-[.B675])" office:value-type="float" office:value="0.000190952727604373" calcext:value-type="float">
            <text:p>0.000190952727604373</text:p>
          </table:table-cell>
          <table:table-cell table:number-columns-repeated="2"/>
        </table:table-row>
        <table:table-row table:style-name="ro1">
          <table:table-cell office:value-type="float" office:value="0.0000995398" calcext:value-type="float">
            <text:p>0.0000995398</text:p>
          </table:table-cell>
          <table:table-cell office:value-type="float" office:value="0.0000461692" calcext:value-type="float">
            <text:p>0.0000461692</text:p>
          </table:table-cell>
          <table:table-cell table:formula="of:=[.A676]*[.A676]" office:value-type="float" office:value="0.00000000990817178404" calcext:value-type="float">
            <text:p>9.90817178404E-09</text:p>
          </table:table-cell>
          <table:table-cell table:formula="of:=([.A676]-[.B676])*([.A676]-[.B676])" office:value-type="float" office:value="0.00000000284842094436" calcext:value-type="float">
            <text:p>2.84842094436E-09</text:p>
          </table:table-cell>
          <table:table-cell table:number-columns-repeated="2"/>
        </table:table-row>
        <table:table-row table:style-name="ro1">
          <table:table-cell office:value-type="float" office:value="0.0000265241" calcext:value-type="float">
            <text:p>0.0000265241</text:p>
          </table:table-cell>
          <table:table-cell office:value-type="float" office:value="0.00266692" calcext:value-type="float">
            <text:p>0.00266692</text:p>
          </table:table-cell>
          <table:table-cell table:formula="of:=[.A677]*[.A677]" office:value-type="float" office:value="0.00000000070352788081" calcext:value-type="float">
            <text:p>7.0352788081E-10</text:p>
          </table:table-cell>
          <table:table-cell table:formula="of:=([.A677]-[.B677])*([.A677]-[.B677])" office:value-type="float" office:value="0.00000697169050873681" calcext:value-type="float">
            <text:p>6.97169050873681E-06</text:p>
          </table:table-cell>
          <table:table-cell table:number-columns-repeated="2"/>
        </table:table-row>
        <table:table-row table:style-name="ro1">
          <table:table-cell office:value-type="float" office:value="0.0000196099" calcext:value-type="float">
            <text:p>0.0000196099</text:p>
          </table:table-cell>
          <table:table-cell office:value-type="float" office:value="0.000308856" calcext:value-type="float">
            <text:p>0.000308856</text:p>
          </table:table-cell>
          <table:table-cell table:formula="of:=[.A678]*[.A678]" office:value-type="float" office:value="0.00000000038454817801" calcext:value-type="float">
            <text:p>3.8454817801E-10</text:p>
          </table:table-cell>
          <table:table-cell table:formula="of:=([.A678]-[.B678])*([.A678]-[.B678])" office:value-type="float" office:value="0.00000008366330636521" calcext:value-type="float">
            <text:p>8.366330636521E-08</text:p>
          </table:table-cell>
          <table:table-cell table:number-columns-repeated="2"/>
        </table:table-row>
        <table:table-row table:style-name="ro1">
          <table:table-cell office:value-type="float" office:value="0.000638425" calcext:value-type="float">
            <text:p>0.000638425</text:p>
          </table:table-cell>
          <table:table-cell office:value-type="float" office:value="0.00414649" calcext:value-type="float">
            <text:p>0.00414649</text:p>
          </table:table-cell>
          <table:table-cell table:formula="of:=[.A679]*[.A679]" office:value-type="float" office:value="0.000000407586480625" calcext:value-type="float">
            <text:p>4.07586480625E-07</text:p>
          </table:table-cell>
          <table:table-cell table:formula="of:=([.A679]-[.B679])*([.A679]-[.B679])" office:value-type="float" office:value="0.000012306520044225" calcext:value-type="float">
            <text:p>1.2306520044225E-05</text:p>
          </table:table-cell>
          <table:table-cell table:number-columns-repeated="2"/>
        </table:table-row>
        <table:table-row table:style-name="ro1">
          <table:table-cell office:value-type="float" office:value="0.00315899" calcext:value-type="float">
            <text:p>0.00315899</text:p>
          </table:table-cell>
          <table:table-cell office:value-type="float" office:value="0.0168234" calcext:value-type="float">
            <text:p>0.0168234</text:p>
          </table:table-cell>
          <table:table-cell table:formula="of:=[.A680]*[.A680]" office:value-type="float" office:value="0.0000099792178201" calcext:value-type="float">
            <text:p>0.0000099792178201</text:p>
          </table:table-cell>
          <table:table-cell table:formula="of:=([.A680]-[.B680])*([.A680]-[.B680])" office:value-type="float" office:value="0.0001867161006481" calcext:value-type="float">
            <text:p>0.0001867161006481</text:p>
          </table:table-cell>
          <table:table-cell table:number-columns-repeated="2"/>
        </table:table-row>
        <table:table-row table:style-name="ro1">
          <table:table-cell office:value-type="float" office:value="0.0284144" calcext:value-type="float">
            <text:p>0.0284144</text:p>
          </table:table-cell>
          <table:table-cell office:value-type="float" office:value="0.0260701" calcext:value-type="float">
            <text:p>0.0260701</text:p>
          </table:table-cell>
          <table:table-cell table:formula="of:=[.A681]*[.A681]" office:value-type="float" office:value="0.00080737812736" calcext:value-type="float">
            <text:p>0.00080737812736</text:p>
          </table:table-cell>
          <table:table-cell table:formula="of:=([.A681]-[.B681])*([.A681]-[.B681])" office:value-type="float" office:value="0.00000549574249" calcext:value-type="float">
            <text:p>0.00000549574249</text:p>
          </table:table-cell>
          <table:table-cell table:number-columns-repeated="2"/>
        </table:table-row>
        <table:table-row table:style-name="ro1">
          <table:table-cell office:value-type="float" office:value="0.028707" calcext:value-type="float">
            <text:p>0.028707</text:p>
          </table:table-cell>
          <table:table-cell office:value-type="float" office:value="0.0953014" calcext:value-type="float">
            <text:p>0.0953014</text:p>
          </table:table-cell>
          <table:table-cell table:formula="of:=[.A682]*[.A682]" office:value-type="float" office:value="0.000824091849" calcext:value-type="float">
            <text:p>0.000824091849</text:p>
          </table:table-cell>
          <table:table-cell table:formula="of:=([.A682]-[.B682])*([.A682]-[.B682])" office:value-type="float" office:value="0.00443481411136" calcext:value-type="float">
            <text:p>0.00443481411136</text:p>
          </table:table-cell>
          <table:table-cell table:number-columns-repeated="2"/>
        </table:table-row>
        <table:table-row table:style-name="ro1">
          <table:table-cell office:value-type="float" office:value="0.0543884" calcext:value-type="float">
            <text:p>0.0543884</text:p>
          </table:table-cell>
          <table:table-cell office:value-type="float" office:value="0.175071" calcext:value-type="float">
            <text:p>0.175071</text:p>
          </table:table-cell>
          <table:table-cell table:formula="of:=[.A683]*[.A683]" office:value-type="float" office:value="0.00295809805456" calcext:value-type="float">
            <text:p>0.00295809805456</text:p>
          </table:table-cell>
          <table:table-cell table:formula="of:=([.A683]-[.B683])*([.A683]-[.B683])" office:value-type="float" office:value="0.01456428994276" calcext:value-type="float">
            <text:p>0.01456428994276</text:p>
          </table:table-cell>
          <table:table-cell table:number-columns-repeated="2"/>
        </table:table-row>
        <table:table-row table:style-name="ro1">
          <table:table-cell office:value-type="float" office:value="0.0606864" calcext:value-type="float">
            <text:p>0.0606864</text:p>
          </table:table-cell>
          <table:table-cell office:value-type="float" office:value="0.0950567" calcext:value-type="float">
            <text:p>0.0950567</text:p>
          </table:table-cell>
          <table:table-cell table:formula="of:=[.A684]*[.A684]" office:value-type="float" office:value="0.00368283914496" calcext:value-type="float">
            <text:p>0.00368283914496</text:p>
          </table:table-cell>
          <table:table-cell table:formula="of:=([.A684]-[.B684])*([.A684]-[.B684])" office:value-type="float" office:value="0.00118131752209" calcext:value-type="float">
            <text:p>0.00118131752209</text:p>
          </table:table-cell>
          <table:table-cell table:number-columns-repeated="2"/>
        </table:table-row>
        <table:table-row table:style-name="ro1">
          <table:table-cell office:value-type="float" office:value="0.136384" calcext:value-type="float">
            <text:p>0.136384</text:p>
          </table:table-cell>
          <table:table-cell office:value-type="float" office:value="0.116238" calcext:value-type="float">
            <text:p>0.116238</text:p>
          </table:table-cell>
          <table:table-cell table:formula="of:=[.A685]*[.A685]" office:value-type="float" office:value="0.018600595456" calcext:value-type="float">
            <text:p>0.018600595456</text:p>
          </table:table-cell>
          <table:table-cell table:formula="of:=([.A685]-[.B685])*([.A685]-[.B685])" office:value-type="float" office:value="0.000405861316" calcext:value-type="float">
            <text:p>0.000405861316</text:p>
          </table:table-cell>
          <table:table-cell table:number-columns-repeated="2"/>
        </table:table-row>
        <table:table-row table:style-name="ro1">
          <table:table-cell office:value-type="float" office:value="0.169855" calcext:value-type="float">
            <text:p>0.169855</text:p>
          </table:table-cell>
          <table:table-cell office:value-type="float" office:value="0.115316" calcext:value-type="float">
            <text:p>0.115316</text:p>
          </table:table-cell>
          <table:table-cell table:formula="of:=[.A686]*[.A686]" office:value-type="float" office:value="0.028850721025" calcext:value-type="float">
            <text:p>0.028850721025</text:p>
          </table:table-cell>
          <table:table-cell table:formula="of:=([.A686]-[.B686])*([.A686]-[.B686])" office:value-type="float" office:value="0.002974502521" calcext:value-type="float">
            <text:p>0.002974502521</text:p>
          </table:table-cell>
          <table:table-cell table:number-columns-repeated="2"/>
        </table:table-row>
        <table:table-row table:style-name="ro1">
          <table:table-cell office:value-type="float" office:value="0.185382" calcext:value-type="float">
            <text:p>0.185382</text:p>
          </table:table-cell>
          <table:table-cell office:value-type="float" office:value="0.227166" calcext:value-type="float">
            <text:p>0.227166</text:p>
          </table:table-cell>
          <table:table-cell table:formula="of:=[.A687]*[.A687]" office:value-type="float" office:value="0.034366485924" calcext:value-type="float">
            <text:p>0.034366485924</text:p>
          </table:table-cell>
          <table:table-cell table:formula="of:=([.A687]-[.B687])*([.A687]-[.B687])" office:value-type="float" office:value="0.001745902656" calcext:value-type="float">
            <text:p>0.001745902656</text:p>
          </table:table-cell>
          <table:table-cell table:number-columns-repeated="2"/>
        </table:table-row>
        <table:table-row table:style-name="ro1">
          <table:table-cell office:value-type="float" office:value="0.185382" calcext:value-type="float">
            <text:p>0.185382</text:p>
          </table:table-cell>
          <table:table-cell office:value-type="float" office:value="0.235603" calcext:value-type="float">
            <text:p>0.235603</text:p>
          </table:table-cell>
          <table:table-cell table:formula="of:=[.A688]*[.A688]" office:value-type="float" office:value="0.034366485924" calcext:value-type="float">
            <text:p>0.034366485924</text:p>
          </table:table-cell>
          <table:table-cell table:formula="of:=([.A688]-[.B688])*([.A688]-[.B688])" office:value-type="float" office:value="0.002522148841" calcext:value-type="float">
            <text:p>0.002522148841</text:p>
          </table:table-cell>
          <table:table-cell table:number-columns-repeated="2"/>
        </table:table-row>
        <table:table-row table:style-name="ro1">
          <table:table-cell office:value-type="float" office:value="0.185382" calcext:value-type="float">
            <text:p>0.185382</text:p>
          </table:table-cell>
          <table:table-cell office:value-type="float" office:value="0.399841" calcext:value-type="float">
            <text:p>0.399841</text:p>
          </table:table-cell>
          <table:table-cell table:formula="of:=[.A689]*[.A689]" office:value-type="float" office:value="0.034366485924" calcext:value-type="float">
            <text:p>0.034366485924</text:p>
          </table:table-cell>
          <table:table-cell table:formula="of:=([.A689]-[.B689])*([.A689]-[.B689])" office:value-type="float" office:value="0.045992662681" calcext:value-type="float">
            <text:p>0.045992662681</text:p>
          </table:table-cell>
          <table:table-cell table:number-columns-repeated="2"/>
        </table:table-row>
        <table:table-row table:style-name="ro1">
          <table:table-cell office:value-type="float" office:value="0.185382" calcext:value-type="float">
            <text:p>0.185382</text:p>
          </table:table-cell>
          <table:table-cell office:value-type="float" office:value="0.414847" calcext:value-type="float">
            <text:p>0.414847</text:p>
          </table:table-cell>
          <table:table-cell table:formula="of:=[.A690]*[.A690]" office:value-type="float" office:value="0.034366485924" calcext:value-type="float">
            <text:p>0.034366485924</text:p>
          </table:table-cell>
          <table:table-cell table:formula="of:=([.A690]-[.B690])*([.A690]-[.B690])" office:value-type="float" office:value="0.052654186225" calcext:value-type="float">
            <text:p>0.052654186225</text:p>
          </table:table-cell>
          <table:table-cell table:number-columns-repeated="2"/>
        </table:table-row>
        <table:table-row table:style-name="ro1">
          <table:table-cell office:value-type="float" office:value="0.185382" calcext:value-type="float">
            <text:p>0.185382</text:p>
          </table:table-cell>
          <table:table-cell office:value-type="float" office:value="0.239228" calcext:value-type="float">
            <text:p>0.239228</text:p>
          </table:table-cell>
          <table:table-cell table:formula="of:=[.A691]*[.A691]" office:value-type="float" office:value="0.034366485924" calcext:value-type="float">
            <text:p>0.034366485924</text:p>
          </table:table-cell>
          <table:table-cell table:formula="of:=([.A691]-[.B691])*([.A691]-[.B691])" office:value-type="float" office:value="0.002899391716" calcext:value-type="float">
            <text:p>0.002899391716</text:p>
          </table:table-cell>
          <table:table-cell table:number-columns-repeated="2"/>
        </table:table-row>
        <table:table-row table:style-name="ro1">
          <table:table-cell office:value-type="float" office:value="0.213141" calcext:value-type="float">
            <text:p>0.213141</text:p>
          </table:table-cell>
          <table:table-cell office:value-type="float" office:value="0.258771" calcext:value-type="float">
            <text:p>0.258771</text:p>
          </table:table-cell>
          <table:table-cell table:formula="of:=[.A692]*[.A692]" office:value-type="float" office:value="0.045429085881" calcext:value-type="float">
            <text:p>0.045429085881</text:p>
          </table:table-cell>
          <table:table-cell table:formula="of:=([.A692]-[.B692])*([.A692]-[.B692])" office:value-type="float" office:value="0.0020820969" calcext:value-type="float">
            <text:p>0.0020820969</text:p>
          </table:table-cell>
          <table:table-cell table:number-columns-repeated="2"/>
        </table:table-row>
        <table:table-row table:style-name="ro1">
          <table:table-cell office:value-type="float" office:value="0.396194" calcext:value-type="float">
            <text:p>0.396194</text:p>
          </table:table-cell>
          <table:table-cell office:value-type="float" office:value="0.470019" calcext:value-type="float">
            <text:p>0.470019</text:p>
          </table:table-cell>
          <table:table-cell table:formula="of:=[.A693]*[.A693]" office:value-type="float" office:value="0.156969685636" calcext:value-type="float">
            <text:p>0.156969685636</text:p>
          </table:table-cell>
          <table:table-cell table:formula="of:=([.A693]-[.B693])*([.A693]-[.B693])" office:value-type="float" office:value="0.005450130625" calcext:value-type="float">
            <text:p>0.005450130625</text:p>
          </table:table-cell>
          <table:table-cell table:number-columns-repeated="2"/>
        </table:table-row>
        <table:table-row table:style-name="ro1">
          <table:table-cell office:value-type="float" office:value="0.463971" calcext:value-type="float">
            <text:p>0.463971</text:p>
          </table:table-cell>
          <table:table-cell office:value-type="float" office:value="0.62679" calcext:value-type="float">
            <text:p>0.62679</text:p>
          </table:table-cell>
          <table:table-cell table:formula="of:=[.A694]*[.A694]" office:value-type="float" office:value="0.215269088841" calcext:value-type="float">
            <text:p>0.215269088841</text:p>
          </table:table-cell>
          <table:table-cell table:formula="of:=([.A694]-[.B694])*([.A694]-[.B694])" office:value-type="float" office:value="0.026510026761" calcext:value-type="float">
            <text:p>0.026510026761</text:p>
          </table:table-cell>
          <table:table-cell table:number-columns-repeated="2"/>
        </table:table-row>
        <table:table-row table:style-name="ro1">
          <table:table-cell office:value-type="float" office:value="0.495495" calcext:value-type="float">
            <text:p>0.495495</text:p>
          </table:table-cell>
          <table:table-cell office:value-type="float" office:value="0.64828" calcext:value-type="float">
            <text:p>0.64828</text:p>
          </table:table-cell>
          <table:table-cell table:formula="of:=[.A695]*[.A695]" office:value-type="float" office:value="0.245515295025" calcext:value-type="float">
            <text:p>0.245515295025</text:p>
          </table:table-cell>
          <table:table-cell table:formula="of:=([.A695]-[.B695])*([.A695]-[.B695])" office:value-type="float" office:value="0.023343256225" calcext:value-type="float">
            <text:p>0.023343256225</text:p>
          </table:table-cell>
          <table:table-cell table:number-columns-repeated="2"/>
        </table:table-row>
        <table:table-row table:style-name="ro1">
          <table:table-cell office:value-type="float" office:value="0.495495" calcext:value-type="float">
            <text:p>0.495495</text:p>
          </table:table-cell>
          <table:table-cell office:value-type="float" office:value="0.6781" calcext:value-type="float">
            <text:p>0.6781</text:p>
          </table:table-cell>
          <table:table-cell table:formula="of:=[.A696]*[.A696]" office:value-type="float" office:value="0.245515295025" calcext:value-type="float">
            <text:p>0.245515295025</text:p>
          </table:table-cell>
          <table:table-cell table:formula="of:=([.A696]-[.B696])*([.A696]-[.B696])" office:value-type="float" office:value="0.033344586025" calcext:value-type="float">
            <text:p>0.033344586025</text:p>
          </table:table-cell>
          <table:table-cell table:number-columns-repeated="2"/>
        </table:table-row>
        <table:table-row table:style-name="ro1">
          <table:table-cell office:value-type="float" office:value="0.803386" calcext:value-type="float">
            <text:p>0.803386</text:p>
          </table:table-cell>
          <table:table-cell office:value-type="float" office:value="0.628427" calcext:value-type="float">
            <text:p>0.628427</text:p>
          </table:table-cell>
          <table:table-cell table:formula="of:=[.A697]*[.A697]" office:value-type="float" office:value="0.645429064996" calcext:value-type="float">
            <text:p>0.645429064996</text:p>
          </table:table-cell>
          <table:table-cell table:formula="of:=([.A697]-[.B697])*([.A697]-[.B697])" office:value-type="float" office:value="0.030610651681" calcext:value-type="float">
            <text:p>0.030610651681</text:p>
          </table:table-cell>
          <table:table-cell table:number-columns-repeated="2"/>
        </table:table-row>
        <table:table-row table:style-name="ro1">
          <table:table-cell office:value-type="float" office:value="0.803386" calcext:value-type="float">
            <text:p>0.803386</text:p>
          </table:table-cell>
          <table:table-cell office:value-type="float" office:value="0.790854" calcext:value-type="float">
            <text:p>0.790854</text:p>
          </table:table-cell>
          <table:table-cell table:formula="of:=[.A698]*[.A698]" office:value-type="float" office:value="0.645429064996" calcext:value-type="float">
            <text:p>0.645429064996</text:p>
          </table:table-cell>
          <table:table-cell table:formula="of:=([.A698]-[.B698])*([.A698]-[.B698])" office:value-type="float" office:value="0.000157051024000002" calcext:value-type="float">
            <text:p>0.000157051024000002</text:p>
          </table:table-cell>
          <table:table-cell table:number-columns-repeated="2"/>
        </table:table-row>
        <table:table-row table:style-name="ro1">
          <table:table-cell office:value-type="float" office:value="0.803385" calcext:value-type="float">
            <text:p>0.803385</text:p>
          </table:table-cell>
          <table:table-cell office:value-type="float" office:value="0.827915" calcext:value-type="float">
            <text:p>0.827915</text:p>
          </table:table-cell>
          <table:table-cell table:formula="of:=[.A699]*[.A699]" office:value-type="float" office:value="0.645427458225" calcext:value-type="float">
            <text:p>0.645427458225</text:p>
          </table:table-cell>
          <table:table-cell table:formula="of:=([.A699]-[.B699])*([.A699]-[.B699])" office:value-type="float" office:value="0.000601720899999997" calcext:value-type="float">
            <text:p>0.000601720899999997</text:p>
          </table:table-cell>
          <table:table-cell table:number-columns-repeated="2"/>
        </table:table-row>
        <table:table-row table:style-name="ro1">
          <table:table-cell office:value-type="float" office:value="0.803386" calcext:value-type="float">
            <text:p>0.803386</text:p>
          </table:table-cell>
          <table:table-cell office:value-type="float" office:value="0.862242" calcext:value-type="float">
            <text:p>0.862242</text:p>
          </table:table-cell>
          <table:table-cell table:formula="of:=[.A700]*[.A700]" office:value-type="float" office:value="0.645429064996" calcext:value-type="float">
            <text:p>0.645429064996</text:p>
          </table:table-cell>
          <table:table-cell table:formula="of:=([.A700]-[.B700])*([.A700]-[.B700])" office:value-type="float" office:value="0.00346402873599999" calcext:value-type="float">
            <text:p>0.00346402873599999</text:p>
          </table:table-cell>
          <table:table-cell table:number-columns-repeated="2"/>
        </table:table-row>
        <table:table-row table:style-name="ro1">
          <table:table-cell office:value-type="float" office:value="0.936098" calcext:value-type="float">
            <text:p>0.936098</text:p>
          </table:table-cell>
          <table:table-cell office:value-type="float" office:value="0.841885" calcext:value-type="float">
            <text:p>0.841885</text:p>
          </table:table-cell>
          <table:table-cell table:formula="of:=[.A701]*[.A701]" office:value-type="float" office:value="0.876279465604" calcext:value-type="float">
            <text:p>0.876279465604</text:p>
          </table:table-cell>
          <table:table-cell table:formula="of:=([.A701]-[.B701])*([.A701]-[.B701])" office:value-type="float" office:value="0.008876089369" calcext:value-type="float">
            <text:p>0.00887608936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58323" calcext:value-type="float">
            <text:p>0.958323</text:p>
          </table:table-cell>
          <table:table-cell table:formula="of:=[.A702]*[.A702]" office:value-type="float" office:value="0.999978000121" calcext:value-type="float">
            <text:p>0.999978000121</text:p>
          </table:table-cell>
          <table:table-cell table:formula="of:=([.A702]-[.B702])*([.A702]-[.B702])" office:value-type="float" office:value="0.001736055556" calcext:value-type="float">
            <text:p>0.00173605555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703]*[.A703]" office:value-type="float" office:value="0.999978000121" calcext:value-type="float">
            <text:p>0.999978000121</text:p>
          </table:table-cell>
          <table:table-cell table:formula="of:=([.A703]-[.B703])*([.A703]-[.B703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0386834" calcext:value-type="float">
            <text:p>0.0000386834</text:p>
          </table:table-cell>
          <table:table-cell office:value-type="float" office:value="0.00000303222" calcext:value-type="float">
            <text:p>0.00000303222</text:p>
          </table:table-cell>
          <table:table-cell table:formula="of:=[.A704]*[.A704]" office:value-type="float" office:value="0.00000000149640543556" calcext:value-type="float">
            <text:p>1.49640543556E-09</text:p>
          </table:table-cell>
          <table:table-cell table:formula="of:=([.A704]-[.B704])*([.A704]-[.B704])" office:value-type="float" office:value="0.00000000127100663539" calcext:value-type="float">
            <text:p>1.2710066353924E-09</text:p>
          </table:table-cell>
          <table:table-cell table:number-columns-repeated="2"/>
        </table:table-row>
        <table:table-row table:style-name="ro1">
          <table:table-cell office:value-type="float" office:value="0.0000386834" calcext:value-type="float">
            <text:p>0.0000386834</text:p>
          </table:table-cell>
          <table:table-cell office:value-type="float" office:value="0.00180795" calcext:value-type="float">
            <text:p>0.00180795</text:p>
          </table:table-cell>
          <table:table-cell table:formula="of:=[.A705]*[.A705]" office:value-type="float" office:value="0.00000000149640543556" calcext:value-type="float">
            <text:p>1.49640543556E-09</text:p>
          </table:table-cell>
          <table:table-cell table:formula="of:=([.A705]-[.B705])*([.A705]-[.B705])" office:value-type="float" office:value="0.00000313030430187556" calcext:value-type="float">
            <text:p>3.13030430187556E-06</text:p>
          </table:table-cell>
          <table:table-cell table:number-columns-repeated="2"/>
        </table:table-row>
        <table:table-row table:style-name="ro1">
          <table:table-cell office:value-type="float" office:value="0.0000513792" calcext:value-type="float">
            <text:p>0.0000513792</text:p>
          </table:table-cell>
          <table:table-cell office:value-type="float" office:value="0.000152732" calcext:value-type="float">
            <text:p>0.000152732</text:p>
          </table:table-cell>
          <table:table-cell table:formula="of:=[.A706]*[.A706]" office:value-type="float" office:value="0.00000000263982219264" calcext:value-type="float">
            <text:p>2.63982219264E-09</text:p>
          </table:table-cell>
          <table:table-cell table:formula="of:=([.A706]-[.B706])*([.A706]-[.B706])" office:value-type="float" office:value="0.00000001027239006784" calcext:value-type="float">
            <text:p>1.027239006784E-08</text:p>
          </table:table-cell>
          <table:table-cell table:number-columns-repeated="2"/>
        </table:table-row>
        <table:table-row table:style-name="ro1">
          <table:table-cell office:value-type="float" office:value="0.0000513792" calcext:value-type="float">
            <text:p>0.0000513792</text:p>
          </table:table-cell>
          <table:table-cell office:value-type="float" office:value="0.00224104" calcext:value-type="float">
            <text:p>0.00224104</text:p>
          </table:table-cell>
          <table:table-cell table:formula="of:=[.A707]*[.A707]" office:value-type="float" office:value="0.00000000263982219264" calcext:value-type="float">
            <text:p>2.63982219264E-09</text:p>
          </table:table-cell>
          <table:table-cell table:formula="of:=([.A707]-[.B707])*([.A707]-[.B707])" office:value-type="float" office:value="0.00000479461441905664" calcext:value-type="float">
            <text:p>4.79461441905664E-06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000397779" calcext:value-type="float">
            <text:p>0.0000397779</text:p>
          </table:table-cell>
          <table:table-cell table:formula="of:=[.A708]*[.A708]" office:value-type="float" office:value="0.00000000019787204889" calcext:value-type="float">
            <text:p>1.9787204889E-10</text:p>
          </table:table-cell>
          <table:table-cell table:formula="of:=([.A708]-[.B708])*([.A708]-[.B708])" office:value-type="float" office:value="0.00000000066106580544" calcext:value-type="float">
            <text:p>6.6106580544E-10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000145984" calcext:value-type="float">
            <text:p>0.0000145984</text:p>
          </table:table-cell>
          <table:table-cell table:formula="of:=[.A709]*[.A709]" office:value-type="float" office:value="0.00000000019787204889" calcext:value-type="float">
            <text:p>1.9787204889E-10</text:p>
          </table:table-cell>
          <table:table-cell table:formula="of:=([.A709]-[.B709])*([.A709]-[.B709])" office:value-type="float" office:value="0.00000000000028270489" calcext:value-type="float">
            <text:p>2.8270489E-13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132811" calcext:value-type="float">
            <text:p>0.00000132811</text:p>
          </table:table-cell>
          <table:table-cell table:formula="of:=[.A710]*[.A710]" office:value-type="float" office:value="0.00000000000410694543" calcext:value-type="float">
            <text:p>4.1069454336E-12</text:p>
          </table:table-cell>
          <table:table-cell table:formula="of:=([.A710]-[.B710])*([.A710]-[.B710])" office:value-type="float" office:value="0.0000000000004878324" calcext:value-type="float">
            <text:p>4.878324025E-13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900717" calcext:value-type="float">
            <text:p>0.00000900717</text:p>
          </table:table-cell>
          <table:table-cell table:formula="of:=[.A711]*[.A711]" office:value-type="float" office:value="0.00000000000410694543" calcext:value-type="float">
            <text:p>4.1069454336E-12</text:p>
          </table:table-cell>
          <table:table-cell table:formula="of:=([.A711]-[.B711])*([.A711]-[.B711])" office:value-type="float" office:value="0.00000000004872891597" calcext:value-type="float">
            <text:p>4.87289159721E-11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000976429" calcext:value-type="float">
            <text:p>0.000000976429</text:p>
          </table:table-cell>
          <table:table-cell table:formula="of:=[.A712]*[.A712]" office:value-type="float" office:value="0.00000000009555375303" calcext:value-type="float">
            <text:p>9.55537530256E-11</text:p>
          </table:table-cell>
          <table:table-cell table:formula="of:=([.A712]-[.B712])*([.A712]-[.B712])" office:value-type="float" office:value="0.00000000007741766721" calcext:value-type="float">
            <text:p>7.7417667210361E-11</text:p>
          </table:table-cell>
          <table:table-cell table:number-columns-repeated="2"/>
        </table:table-row>
        <table:table-row table:style-name="ro1">
          <table:table-cell office:value-type="float" office:value="0.0000353456" calcext:value-type="float">
            <text:p>0.0000353456</text:p>
          </table:table-cell>
          <table:table-cell office:value-type="float" office:value="0.000302864" calcext:value-type="float">
            <text:p>0.000302864</text:p>
          </table:table-cell>
          <table:table-cell table:formula="of:=[.A713]*[.A713]" office:value-type="float" office:value="0.00000000124931143936" calcext:value-type="float">
            <text:p>1.24931143936E-09</text:p>
          </table:table-cell>
          <table:table-cell table:formula="of:=([.A713]-[.B713])*([.A713]-[.B713])" office:value-type="float" office:value="0.00000007156609433856" calcext:value-type="float">
            <text:p>7.156609433856E-08</text:p>
          </table:table-cell>
          <table:table-cell table:number-columns-repeated="2"/>
        </table:table-row>
        <table:table-row table:style-name="ro1">
          <table:table-cell office:value-type="float" office:value="0.000023067" calcext:value-type="float">
            <text:p>0.000023067</text:p>
          </table:table-cell>
          <table:table-cell office:value-type="float" office:value="0.000709431" calcext:value-type="float">
            <text:p>0.000709431</text:p>
          </table:table-cell>
          <table:table-cell table:formula="of:=[.A714]*[.A714]" office:value-type="float" office:value="0.000000000532086489" calcext:value-type="float">
            <text:p>5.32086489E-10</text:p>
          </table:table-cell>
          <table:table-cell table:formula="of:=([.A714]-[.B714])*([.A714]-[.B714])" office:value-type="float" office:value="0.000000471095540496" calcext:value-type="float">
            <text:p>4.71095540496E-07</text:p>
          </table:table-cell>
          <table:table-cell table:number-columns-repeated="2"/>
        </table:table-row>
        <table:table-row table:style-name="ro1">
          <table:table-cell office:value-type="float" office:value="0.000144005" calcext:value-type="float">
            <text:p>0.000144005</text:p>
          </table:table-cell>
          <table:table-cell office:value-type="float" office:value="0.0198445" calcext:value-type="float">
            <text:p>0.0198445</text:p>
          </table:table-cell>
          <table:table-cell table:formula="of:=[.A715]*[.A715]" office:value-type="float" office:value="0.000000020737440025" calcext:value-type="float">
            <text:p>2.0737440025E-08</text:p>
          </table:table-cell>
          <table:table-cell table:formula="of:=([.A715]-[.B715])*([.A715]-[.B715])" office:value-type="float" office:value="0.000388109503245025" calcext:value-type="float">
            <text:p>0.000388109503245025</text:p>
          </table:table-cell>
          <table:table-cell table:number-columns-repeated="2"/>
        </table:table-row>
        <table:table-row table:style-name="ro1">
          <table:table-cell office:value-type="float" office:value="0.0000665784" calcext:value-type="float">
            <text:p>0.0000665784</text:p>
          </table:table-cell>
          <table:table-cell office:value-type="float" office:value="0.000211714" calcext:value-type="float">
            <text:p>0.000211714</text:p>
          </table:table-cell>
          <table:table-cell table:formula="of:=[.A716]*[.A716]" office:value-type="float" office:value="0.00000000443268334656" calcext:value-type="float">
            <text:p>4.43268334656E-09</text:p>
          </table:table-cell>
          <table:table-cell table:formula="of:=([.A716]-[.B716])*([.A716]-[.B716])" office:value-type="float" office:value="0.00000002106434238736" calcext:value-type="float">
            <text:p>2.106434238736E-08</text:p>
          </table:table-cell>
          <table:table-cell table:number-columns-repeated="2"/>
        </table:table-row>
        <table:table-row table:style-name="ro1">
          <table:table-cell office:value-type="float" office:value="0.000446558" calcext:value-type="float">
            <text:p>0.000446558</text:p>
          </table:table-cell>
          <table:table-cell office:value-type="float" office:value="0.0000214005" calcext:value-type="float">
            <text:p>0.0000214005</text:p>
          </table:table-cell>
          <table:table-cell table:formula="of:=[.A717]*[.A717]" office:value-type="float" office:value="0.000000199414047364" calcext:value-type="float">
            <text:p>1.99414047364E-07</text:p>
          </table:table-cell>
          <table:table-cell table:formula="of:=([.A717]-[.B717])*([.A717]-[.B717])" office:value-type="float" office:value="0.00000018075889980625" calcext:value-type="float">
            <text:p>1.8075889980625E-07</text:p>
          </table:table-cell>
          <table:table-cell table:number-columns-repeated="2"/>
        </table:table-row>
        <table:table-row table:style-name="ro1">
          <table:table-cell office:value-type="float" office:value="0.000412166" calcext:value-type="float">
            <text:p>0.000412166</text:p>
          </table:table-cell>
          <table:table-cell office:value-type="float" office:value="0.000341388" calcext:value-type="float">
            <text:p>0.000341388</text:p>
          </table:table-cell>
          <table:table-cell table:formula="of:=[.A718]*[.A718]" office:value-type="float" office:value="0.000000169880811556" calcext:value-type="float">
            <text:p>1.69880811556E-07</text:p>
          </table:table-cell>
          <table:table-cell table:formula="of:=([.A718]-[.B718])*([.A718]-[.B718])" office:value-type="float" office:value="0.000000005009525284" calcext:value-type="float">
            <text:p>5.009525284E-09</text:p>
          </table:table-cell>
          <table:table-cell table:number-columns-repeated="2"/>
        </table:table-row>
        <table:table-row table:style-name="ro1">
          <table:table-cell office:value-type="float" office:value="0.0113658" calcext:value-type="float">
            <text:p>0.0113658</text:p>
          </table:table-cell>
          <table:table-cell office:value-type="float" office:value="0.000308291" calcext:value-type="float">
            <text:p>0.000308291</text:p>
          </table:table-cell>
          <table:table-cell table:formula="of:=[.A719]*[.A719]" office:value-type="float" office:value="0.00012918140964" calcext:value-type="float">
            <text:p>0.00012918140964</text:p>
          </table:table-cell>
          <table:table-cell table:formula="of:=([.A719]-[.B719])*([.A719]-[.B719])" office:value-type="float" office:value="0.000122268505285081" calcext:value-type="float">
            <text:p>0.000122268505285081</text:p>
          </table:table-cell>
          <table:table-cell table:number-columns-repeated="2"/>
        </table:table-row>
        <table:table-row table:style-name="ro1">
          <table:table-cell office:value-type="float" office:value="0.0113658" calcext:value-type="float">
            <text:p>0.0113658</text:p>
          </table:table-cell>
          <table:table-cell office:value-type="float" office:value="0.000593234" calcext:value-type="float">
            <text:p>0.000593234</text:p>
          </table:table-cell>
          <table:table-cell table:formula="of:=[.A720]*[.A720]" office:value-type="float" office:value="0.00012918140964" calcext:value-type="float">
            <text:p>0.00012918140964</text:p>
          </table:table-cell>
          <table:table-cell table:formula="of:=([.A720]-[.B720])*([.A720]-[.B720])" office:value-type="float" office:value="0.000116048178224356" calcext:value-type="float">
            <text:p>0.000116048178224356</text:p>
          </table:table-cell>
          <table:table-cell table:number-columns-repeated="2"/>
        </table:table-row>
        <table:table-row table:style-name="ro1">
          <table:table-cell office:value-type="float" office:value="0.0176631" calcext:value-type="float">
            <text:p>0.0176631</text:p>
          </table:table-cell>
          <table:table-cell office:value-type="float" office:value="0.118165" calcext:value-type="float">
            <text:p>0.118165</text:p>
          </table:table-cell>
          <table:table-cell table:formula="of:=[.A721]*[.A721]" office:value-type="float" office:value="0.00031198510161" calcext:value-type="float">
            <text:p>0.00031198510161</text:p>
          </table:table-cell>
          <table:table-cell table:formula="of:=([.A721]-[.B721])*([.A721]-[.B721])" office:value-type="float" office:value="0.01010063190361" calcext:value-type="float">
            <text:p>0.01010063190361</text:p>
          </table:table-cell>
          <table:table-cell table:number-columns-repeated="2"/>
        </table:table-row>
        <table:table-row table:style-name="ro1">
          <table:table-cell office:value-type="float" office:value="0.00112551" calcext:value-type="float">
            <text:p>0.00112551</text:p>
          </table:table-cell>
          <table:table-cell office:value-type="float" office:value="0.00209112" calcext:value-type="float">
            <text:p>0.00209112</text:p>
          </table:table-cell>
          <table:table-cell table:formula="of:=[.A722]*[.A722]" office:value-type="float" office:value="0.0000012667727601" calcext:value-type="float">
            <text:p>0.0000012667727601</text:p>
          </table:table-cell>
          <table:table-cell table:formula="of:=([.A722]-[.B722])*([.A722]-[.B722])" office:value-type="float" office:value="0.0000009324026721" calcext:value-type="float">
            <text:p>0.0000009324026721</text:p>
          </table:table-cell>
          <table:table-cell table:number-columns-repeated="2"/>
        </table:table-row>
        <table:table-row table:style-name="ro1">
          <table:table-cell office:value-type="float" office:value="0.0688241" calcext:value-type="float">
            <text:p>0.0688241</text:p>
          </table:table-cell>
          <table:table-cell office:value-type="float" office:value="0.0557077" calcext:value-type="float">
            <text:p>0.0557077</text:p>
          </table:table-cell>
          <table:table-cell table:formula="of:=[.A723]*[.A723]" office:value-type="float" office:value="0.00473675674081" calcext:value-type="float">
            <text:p>0.00473675674081</text:p>
          </table:table-cell>
          <table:table-cell table:formula="of:=([.A723]-[.B723])*([.A723]-[.B723])" office:value-type="float" office:value="0.00017203994896" calcext:value-type="float">
            <text:p>0.00017203994896</text:p>
          </table:table-cell>
          <table:table-cell table:number-columns-repeated="2"/>
        </table:table-row>
        <table:table-row table:style-name="ro1">
          <table:table-cell office:value-type="float" office:value="0.161924" calcext:value-type="float">
            <text:p>0.161924</text:p>
          </table:table-cell>
          <table:table-cell office:value-type="float" office:value="0.266191" calcext:value-type="float">
            <text:p>0.266191</text:p>
          </table:table-cell>
          <table:table-cell table:formula="of:=[.A724]*[.A724]" office:value-type="float" office:value="0.026219381776" calcext:value-type="float">
            <text:p>0.026219381776</text:p>
          </table:table-cell>
          <table:table-cell table:formula="of:=([.A724]-[.B724])*([.A724]-[.B724])" office:value-type="float" office:value="0.010871607289" calcext:value-type="float">
            <text:p>0.010871607289</text:p>
          </table:table-cell>
          <table:table-cell table:number-columns-repeated="2"/>
        </table:table-row>
        <table:table-row table:style-name="ro1">
          <table:table-cell office:value-type="float" office:value="0.161924" calcext:value-type="float">
            <text:p>0.161924</text:p>
          </table:table-cell>
          <table:table-cell office:value-type="float" office:value="0.276359" calcext:value-type="float">
            <text:p>0.276359</text:p>
          </table:table-cell>
          <table:table-cell table:formula="of:=[.A725]*[.A725]" office:value-type="float" office:value="0.026219381776" calcext:value-type="float">
            <text:p>0.026219381776</text:p>
          </table:table-cell>
          <table:table-cell table:formula="of:=([.A725]-[.B725])*([.A725]-[.B725])" office:value-type="float" office:value="0.013095369225" calcext:value-type="float">
            <text:p>0.013095369225</text:p>
          </table:table-cell>
          <table:table-cell table:number-columns-repeated="2"/>
        </table:table-row>
        <table:table-row table:style-name="ro1">
          <table:table-cell office:value-type="float" office:value="0.161925" calcext:value-type="float">
            <text:p>0.161925</text:p>
          </table:table-cell>
          <table:table-cell office:value-type="float" office:value="0.284864" calcext:value-type="float">
            <text:p>0.284864</text:p>
          </table:table-cell>
          <table:table-cell table:formula="of:=[.A726]*[.A726]" office:value-type="float" office:value="0.026219705625" calcext:value-type="float">
            <text:p>0.026219705625</text:p>
          </table:table-cell>
          <table:table-cell table:formula="of:=([.A726]-[.B726])*([.A726]-[.B726])" office:value-type="float" office:value="0.015113997721" calcext:value-type="float">
            <text:p>0.015113997721</text:p>
          </table:table-cell>
          <table:table-cell table:number-columns-repeated="2"/>
        </table:table-row>
        <table:table-row table:style-name="ro1">
          <table:table-cell office:value-type="float" office:value="0.161925" calcext:value-type="float">
            <text:p>0.161925</text:p>
          </table:table-cell>
          <table:table-cell office:value-type="float" office:value="0.295444" calcext:value-type="float">
            <text:p>0.295444</text:p>
          </table:table-cell>
          <table:table-cell table:formula="of:=[.A727]*[.A727]" office:value-type="float" office:value="0.026219705625" calcext:value-type="float">
            <text:p>0.026219705625</text:p>
          </table:table-cell>
          <table:table-cell table:formula="of:=([.A727]-[.B727])*([.A727]-[.B727])" office:value-type="float" office:value="0.017827323361" calcext:value-type="float">
            <text:p>0.017827323361</text:p>
          </table:table-cell>
          <table:table-cell table:number-columns-repeated="2"/>
        </table:table-row>
        <table:table-row table:style-name="ro1">
          <table:table-cell office:value-type="float" office:value="0.29945" calcext:value-type="float">
            <text:p>0.29945</text:p>
          </table:table-cell>
          <table:table-cell office:value-type="float" office:value="0.405085" calcext:value-type="float">
            <text:p>0.405085</text:p>
          </table:table-cell>
          <table:table-cell table:formula="of:=[.A728]*[.A728]" office:value-type="float" office:value="0.0896703025" calcext:value-type="float">
            <text:p>0.0896703025</text:p>
          </table:table-cell>
          <table:table-cell table:formula="of:=([.A728]-[.B728])*([.A728]-[.B728])" office:value-type="float" office:value="0.011158753225" calcext:value-type="float">
            <text:p>0.011158753225</text:p>
          </table:table-cell>
          <table:table-cell table:number-columns-repeated="2"/>
        </table:table-row>
        <table:table-row table:style-name="ro1">
          <table:table-cell office:value-type="float" office:value="0.29945" calcext:value-type="float">
            <text:p>0.29945</text:p>
          </table:table-cell>
          <table:table-cell office:value-type="float" office:value="0.420288" calcext:value-type="float">
            <text:p>0.420288</text:p>
          </table:table-cell>
          <table:table-cell table:formula="of:=[.A729]*[.A729]" office:value-type="float" office:value="0.0896703025" calcext:value-type="float">
            <text:p>0.0896703025</text:p>
          </table:table-cell>
          <table:table-cell table:formula="of:=([.A729]-[.B729])*([.A729]-[.B729])" office:value-type="float" office:value="0.014601822244" calcext:value-type="float">
            <text:p>0.014601822244</text:p>
          </table:table-cell>
          <table:table-cell table:number-columns-repeated="2"/>
        </table:table-row>
        <table:table-row table:style-name="ro1">
          <table:table-cell office:value-type="float" office:value="0.29945" calcext:value-type="float">
            <text:p>0.29945</text:p>
          </table:table-cell>
          <table:table-cell office:value-type="float" office:value="0.436357" calcext:value-type="float">
            <text:p>0.436357</text:p>
          </table:table-cell>
          <table:table-cell table:formula="of:=[.A730]*[.A730]" office:value-type="float" office:value="0.0896703025" calcext:value-type="float">
            <text:p>0.0896703025</text:p>
          </table:table-cell>
          <table:table-cell table:formula="of:=([.A730]-[.B730])*([.A730]-[.B730])" office:value-type="float" office:value="0.018743526649" calcext:value-type="float">
            <text:p>0.018743526649</text:p>
          </table:table-cell>
          <table:table-cell table:number-columns-repeated="2"/>
        </table:table-row>
        <table:table-row table:style-name="ro1">
          <table:table-cell office:value-type="float" office:value="0.337716" calcext:value-type="float">
            <text:p>0.337716</text:p>
          </table:table-cell>
          <table:table-cell office:value-type="float" office:value="0.113039" calcext:value-type="float">
            <text:p>0.113039</text:p>
          </table:table-cell>
          <table:table-cell table:formula="of:=[.A731]*[.A731]" office:value-type="float" office:value="0.114052096656" calcext:value-type="float">
            <text:p>0.114052096656</text:p>
          </table:table-cell>
          <table:table-cell table:formula="of:=([.A731]-[.B731])*([.A731]-[.B731])" office:value-type="float" office:value="0.050479754329" calcext:value-type="float">
            <text:p>0.050479754329</text:p>
          </table:table-cell>
          <table:table-cell table:number-columns-repeated="2"/>
        </table:table-row>
        <table:table-row table:style-name="ro1">
          <table:table-cell office:value-type="float" office:value="0.337716" calcext:value-type="float">
            <text:p>0.337716</text:p>
          </table:table-cell>
          <table:table-cell office:value-type="float" office:value="0.11763" calcext:value-type="float">
            <text:p>0.11763</text:p>
          </table:table-cell>
          <table:table-cell table:formula="of:=[.A732]*[.A732]" office:value-type="float" office:value="0.114052096656" calcext:value-type="float">
            <text:p>0.114052096656</text:p>
          </table:table-cell>
          <table:table-cell table:formula="of:=([.A732]-[.B732])*([.A732]-[.B732])" office:value-type="float" office:value="0.048437847396" calcext:value-type="float">
            <text:p>0.048437847396</text:p>
          </table:table-cell>
          <table:table-cell table:number-columns-repeated="2"/>
        </table:table-row>
        <table:table-row table:style-name="ro1">
          <table:table-cell office:value-type="float" office:value="0.337716" calcext:value-type="float">
            <text:p>0.337716</text:p>
          </table:table-cell>
          <table:table-cell office:value-type="float" office:value="0.1226" calcext:value-type="float">
            <text:p>0.1226</text:p>
          </table:table-cell>
          <table:table-cell table:formula="of:=[.A733]*[.A733]" office:value-type="float" office:value="0.114052096656" calcext:value-type="float">
            <text:p>0.114052096656</text:p>
          </table:table-cell>
          <table:table-cell table:formula="of:=([.A733]-[.B733])*([.A733]-[.B733])" office:value-type="float" office:value="0.046274893456" calcext:value-type="float">
            <text:p>0.046274893456</text:p>
          </table:table-cell>
          <table:table-cell table:number-columns-repeated="2"/>
        </table:table-row>
        <table:table-row table:style-name="ro1">
          <table:table-cell office:value-type="float" office:value="0.337716" calcext:value-type="float">
            <text:p>0.337716</text:p>
          </table:table-cell>
          <table:table-cell office:value-type="float" office:value="0.628176" calcext:value-type="float">
            <text:p>0.628176</text:p>
          </table:table-cell>
          <table:table-cell table:formula="of:=[.A734]*[.A734]" office:value-type="float" office:value="0.114052096656" calcext:value-type="float">
            <text:p>0.114052096656</text:p>
          </table:table-cell>
          <table:table-cell table:formula="of:=([.A734]-[.B734])*([.A734]-[.B734])" office:value-type="float" office:value="0.0843670116" calcext:value-type="float">
            <text:p>0.0843670116</text:p>
          </table:table-cell>
          <table:table-cell table:number-columns-repeated="2"/>
        </table:table-row>
        <table:table-row table:style-name="ro1">
          <table:table-cell office:value-type="float" office:value="0.573199" calcext:value-type="float">
            <text:p>0.573199</text:p>
          </table:table-cell>
          <table:table-cell office:value-type="float" office:value="0.535973" calcext:value-type="float">
            <text:p>0.535973</text:p>
          </table:table-cell>
          <table:table-cell table:formula="of:=[.A735]*[.A735]" office:value-type="float" office:value="0.328557093601" calcext:value-type="float">
            <text:p>0.328557093601</text:p>
          </table:table-cell>
          <table:table-cell table:formula="of:=([.A735]-[.B735])*([.A735]-[.B735])" office:value-type="float" office:value="0.001385775076" calcext:value-type="float">
            <text:p>0.001385775076</text:p>
          </table:table-cell>
          <table:table-cell table:number-columns-repeated="2"/>
        </table:table-row>
        <table:table-row table:style-name="ro1">
          <table:table-cell office:value-type="float" office:value="0.573199" calcext:value-type="float">
            <text:p>0.573199</text:p>
          </table:table-cell>
          <table:table-cell office:value-type="float" office:value="0.587211" calcext:value-type="float">
            <text:p>0.587211</text:p>
          </table:table-cell>
          <table:table-cell table:formula="of:=[.A736]*[.A736]" office:value-type="float" office:value="0.328557093601" calcext:value-type="float">
            <text:p>0.328557093601</text:p>
          </table:table-cell>
          <table:table-cell table:formula="of:=([.A736]-[.B736])*([.A736]-[.B736])" office:value-type="float" office:value="0.000196336144000001" calcext:value-type="float">
            <text:p>0.000196336144000001</text:p>
          </table:table-cell>
          <table:table-cell table:number-columns-repeated="2"/>
        </table:table-row>
        <table:table-row table:style-name="ro1">
          <table:table-cell office:value-type="float" office:value="0.982827" calcext:value-type="float">
            <text:p>0.982827</text:p>
          </table:table-cell>
          <table:table-cell office:value-type="float" office:value="0.849472" calcext:value-type="float">
            <text:p>0.849472</text:p>
          </table:table-cell>
          <table:table-cell table:formula="of:=[.A737]*[.A737]" office:value-type="float" office:value="0.965948911929" calcext:value-type="float">
            <text:p>0.965948911929</text:p>
          </table:table-cell>
          <table:table-cell table:formula="of:=([.A737]-[.B737])*([.A737]-[.B737])" office:value-type="float" office:value="0.017783556025" calcext:value-type="float">
            <text:p>0.017783556025</text:p>
          </table:table-cell>
          <table:table-cell table:number-columns-repeated="2"/>
        </table:table-row>
        <table:table-row table:style-name="ro1">
          <table:table-cell office:value-type="float" office:value="0.982828" calcext:value-type="float">
            <text:p>0.982828</text:p>
          </table:table-cell>
          <table:table-cell office:value-type="float" office:value="0.889279" calcext:value-type="float">
            <text:p>0.889279</text:p>
          </table:table-cell>
          <table:table-cell table:formula="of:=[.A738]*[.A738]" office:value-type="float" office:value="0.965950877584" calcext:value-type="float">
            <text:p>0.965950877584</text:p>
          </table:table-cell>
          <table:table-cell table:formula="of:=([.A738]-[.B738])*([.A738]-[.B738])" office:value-type="float" office:value="0.008751415401" calcext:value-type="float">
            <text:p>0.008751415401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26229" calcext:value-type="float">
            <text:p>0.926229</text:p>
          </table:table-cell>
          <table:table-cell table:formula="of:=[.A739]*[.A739]" office:value-type="float" office:value="0.999974000169" calcext:value-type="float">
            <text:p>0.999974000169</text:p>
          </table:table-cell>
          <table:table-cell table:formula="of:=([.A739]-[.B739])*([.A739]-[.B739])" office:value-type="float" office:value="0.005440242564" calcext:value-type="float">
            <text:p>0.005440242564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4134" calcext:value-type="float">
            <text:p>0.94134</text:p>
          </table:table-cell>
          <table:table-cell table:formula="of:=[.A740]*[.A740]" office:value-type="float" office:value="0.999974000169" calcext:value-type="float">
            <text:p>0.999974000169</text:p>
          </table:table-cell>
          <table:table-cell table:formula="of:=([.A740]-[.B740])*([.A740]-[.B740])" office:value-type="float" office:value="0.003439470609" calcext:value-type="float">
            <text:p>0.00343947060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54226" calcext:value-type="float">
            <text:p>0.954226</text:p>
          </table:table-cell>
          <table:table-cell table:formula="of:=[.A741]*[.A741]" office:value-type="float" office:value="0.999974000169" calcext:value-type="float">
            <text:p>0.999974000169</text:p>
          </table:table-cell>
          <table:table-cell table:formula="of:=([.A741]-[.B741])*([.A741]-[.B741])" office:value-type="float" office:value="0.00209406912099999" calcext:value-type="float">
            <text:p>0.00209406912099999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9997" calcext:value-type="float">
            <text:p>0.999997</text:p>
          </table:table-cell>
          <table:table-cell table:formula="of:=[.A742]*[.A742]" office:value-type="float" office:value="0.999972000196" calcext:value-type="float">
            <text:p>0.999972000196</text:p>
          </table:table-cell>
          <table:table-cell table:formula="of:=([.A742]-[.B742])*([.A742]-[.B742])" office:value-type="float" office:value="0.000000000121" calcext:value-type="float">
            <text:p>1.20999999999631E-10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00981323" calcext:value-type="float">
            <text:p>0.0000000981323</text:p>
          </table:table-cell>
          <table:table-cell table:formula="of:=[.A743]*[.A743]" office:value-type="float" office:value="0.00000000008100540009" calcext:value-type="float">
            <text:p>8.100540009E-11</text:p>
          </table:table-cell>
          <table:table-cell table:formula="of:=([.A743]-[.B743])*([.A743]-[.B743])" office:value-type="float" office:value="0.00000000007924858976" calcext:value-type="float">
            <text:p>7.92485897589233E-11</text:p>
          </table:table-cell>
          <table:table-cell table:number-columns-repeated="2"/>
        </table:table-row>
        <table:table-row table:style-name="ro1">
          <table:table-cell office:value-type="float" office:value="0.0000346303" calcext:value-type="float">
            <text:p>0.0000346303</text:p>
          </table:table-cell>
          <table:table-cell office:value-type="float" office:value="0.00000136543" calcext:value-type="float">
            <text:p>0.00000136543</text:p>
          </table:table-cell>
          <table:table-cell table:formula="of:=[.A744]*[.A744]" office:value-type="float" office:value="0.00000000119925767809" calcext:value-type="float">
            <text:p>1.19925767809E-09</text:p>
          </table:table-cell>
          <table:table-cell table:formula="of:=([.A744]-[.B744])*([.A744]-[.B744])" office:value-type="float" office:value="0.00000000110655157612" calcext:value-type="float">
            <text:p>1.1065515761169E-09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038075" calcext:value-type="float">
            <text:p>0.00000038075</text:p>
          </table:table-cell>
          <table:table-cell table:formula="of:=[.A745]*[.A745]" office:value-type="float" office:value="0.00000000004220983955" calcext:value-type="float">
            <text:p>4.22098395481E-11</text:p>
          </table:table-cell>
          <table:table-cell table:formula="of:=([.A745]-[.B745])*([.A745]-[.B745])" office:value-type="float" office:value="0.00000000003740741315" calcext:value-type="float">
            <text:p>3.74074131456E-11</text:p>
          </table:table-cell>
          <table:table-cell table:number-columns-repeated="2"/>
        </table:table-row>
        <table:table-row table:style-name="ro1">
          <table:table-cell office:value-type="float" office:value="0.0000636578" calcext:value-type="float">
            <text:p>0.0000636578</text:p>
          </table:table-cell>
          <table:table-cell office:value-type="float" office:value="0.00000690942" calcext:value-type="float">
            <text:p>0.00000690942</text:p>
          </table:table-cell>
          <table:table-cell table:formula="of:=[.A746]*[.A746]" office:value-type="float" office:value="0.00000000405231550084" calcext:value-type="float">
            <text:p>4.05231550084E-09</text:p>
          </table:table-cell>
          <table:table-cell table:formula="of:=([.A746]-[.B746])*([.A746]-[.B746])" office:value-type="float" office:value="0.00000000322037863262" calcext:value-type="float">
            <text:p>3.2203786326244E-09</text:p>
          </table:table-cell>
          <table:table-cell table:number-columns-repeated="2"/>
        </table:table-row>
        <table:table-row table:style-name="ro1">
          <table:table-cell office:value-type="float" office:value="0.0000311732" calcext:value-type="float">
            <text:p>0.0000311732</text:p>
          </table:table-cell>
          <table:table-cell office:value-type="float" office:value="0.0000042373" calcext:value-type="float">
            <text:p>0.0000042373</text:p>
          </table:table-cell>
          <table:table-cell table:formula="of:=[.A747]*[.A747]" office:value-type="float" office:value="0.00000000097176839824" calcext:value-type="float">
            <text:p>9.7176839824E-10</text:p>
          </table:table-cell>
          <table:table-cell table:formula="of:=([.A747]-[.B747])*([.A747]-[.B747])" office:value-type="float" office:value="0.00000000072554270881" calcext:value-type="float">
            <text:p>7.2554270881E-10</text:p>
          </table:table-cell>
          <table:table-cell table:number-columns-repeated="2"/>
        </table:table-row>
        <table:table-row table:style-name="ro1">
          <table:table-cell office:value-type="float" office:value="0.0000671744" calcext:value-type="float">
            <text:p>0.0000671744</text:p>
          </table:table-cell>
          <table:table-cell office:value-type="float" office:value="0.00000233904" calcext:value-type="float">
            <text:p>0.00000233904</text:p>
          </table:table-cell>
          <table:table-cell table:formula="of:=[.A748]*[.A748]" office:value-type="float" office:value="0.00000000451240001536" calcext:value-type="float">
            <text:p>4.51240001536E-09</text:p>
          </table:table-cell>
          <table:table-cell table:formula="of:=([.A748]-[.B748])*([.A748]-[.B748])" office:value-type="float" office:value="0.00000000420362390633" calcext:value-type="float">
            <text:p>4.2036239063296E-09</text:p>
          </table:table-cell>
          <table:table-cell table:number-columns-repeated="2"/>
        </table:table-row>
        <table:table-row table:style-name="ro1">
          <table:table-cell office:value-type="float" office:value="0.0000547767" calcext:value-type="float">
            <text:p>0.0000547767</text:p>
          </table:table-cell>
          <table:table-cell office:value-type="float" office:value="0.0000246404" calcext:value-type="float">
            <text:p>0.0000246404</text:p>
          </table:table-cell>
          <table:table-cell table:formula="of:=[.A749]*[.A749]" office:value-type="float" office:value="0.00000000300048686289" calcext:value-type="float">
            <text:p>3.00048686289E-09</text:p>
          </table:table-cell>
          <table:table-cell table:formula="of:=([.A749]-[.B749])*([.A749]-[.B749])" office:value-type="float" office:value="0.00000000090819657769" calcext:value-type="float">
            <text:p>9.0819657769E-10</text:p>
          </table:table-cell>
          <table:table-cell table:number-columns-repeated="2"/>
        </table:table-row>
        <table:table-row table:style-name="ro1">
          <table:table-cell office:value-type="float" office:value="0.0000361204" calcext:value-type="float">
            <text:p>0.0000361204</text:p>
          </table:table-cell>
          <table:table-cell office:value-type="float" office:value="0.0019072" calcext:value-type="float">
            <text:p>0.0019072</text:p>
          </table:table-cell>
          <table:table-cell table:formula="of:=[.A750]*[.A750]" office:value-type="float" office:value="0.00000000130468329616" calcext:value-type="float">
            <text:p>1.30468329616E-09</text:p>
          </table:table-cell>
          <table:table-cell table:formula="of:=([.A750]-[.B750])*([.A750]-[.B750])" office:value-type="float" office:value="0.00000350093886953616" calcext:value-type="float">
            <text:p>3.50093886953616E-06</text:p>
          </table:table-cell>
          <table:table-cell table:number-columns-repeated="2"/>
        </table:table-row>
        <table:table-row table:style-name="ro1">
          <table:table-cell office:value-type="float" office:value="0.0000764132" calcext:value-type="float">
            <text:p>0.0000764132</text:p>
          </table:table-cell>
          <table:table-cell office:value-type="float" office:value="0.00056933" calcext:value-type="float">
            <text:p>0.00056933</text:p>
          </table:table-cell>
          <table:table-cell table:formula="of:=[.A751]*[.A751]" office:value-type="float" office:value="0.00000000583897713424" calcext:value-type="float">
            <text:p>5.83897713424E-09</text:p>
          </table:table-cell>
          <table:table-cell table:formula="of:=([.A751]-[.B751])*([.A751]-[.B751])" office:value-type="float" office:value="0.00000024296697172224" calcext:value-type="float">
            <text:p>2.4296697172224E-07</text:p>
          </table:table-cell>
          <table:table-cell table:number-columns-repeated="2"/>
        </table:table-row>
        <table:table-row table:style-name="ro1">
          <table:table-cell office:value-type="float" office:value="0.001019" calcext:value-type="float">
            <text:p>0.001019</text:p>
          </table:table-cell>
          <table:table-cell office:value-type="float" office:value="0.000891219" calcext:value-type="float">
            <text:p>0.000891219</text:p>
          </table:table-cell>
          <table:table-cell table:formula="of:=[.A752]*[.A752]" office:value-type="float" office:value="0.000001038361" calcext:value-type="float">
            <text:p>0.000001038361</text:p>
          </table:table-cell>
          <table:table-cell table:formula="of:=([.A752]-[.B752])*([.A752]-[.B752])" office:value-type="float" office:value="0.000000016327983961" calcext:value-type="float">
            <text:p>1.6327983961E-08</text:p>
          </table:table-cell>
          <table:table-cell table:number-columns-repeated="2"/>
        </table:table-row>
        <table:table-row table:style-name="ro1">
          <table:table-cell office:value-type="float" office:value="0.0000430346" calcext:value-type="float">
            <text:p>0.0000430346</text:p>
          </table:table-cell>
          <table:table-cell office:value-type="float" office:value="0.00156709" calcext:value-type="float">
            <text:p>0.00156709</text:p>
          </table:table-cell>
          <table:table-cell table:formula="of:=[.A753]*[.A753]" office:value-type="float" office:value="0.00000000185197679716" calcext:value-type="float">
            <text:p>1.85197679716E-09</text:p>
          </table:table-cell>
          <table:table-cell table:formula="of:=([.A753]-[.B753])*([.A753]-[.B753])" office:value-type="float" office:value="0.00000232274486226916" calcext:value-type="float">
            <text:p>2.32274486226916E-06</text:p>
          </table:table-cell>
          <table:table-cell table:number-columns-repeated="2"/>
        </table:table-row>
        <table:table-row table:style-name="ro1">
          <table:table-cell office:value-type="float" office:value="0.000362217" calcext:value-type="float">
            <text:p>0.000362217</text:p>
          </table:table-cell>
          <table:table-cell office:value-type="float" office:value="0.000214604" calcext:value-type="float">
            <text:p>0.000214604</text:p>
          </table:table-cell>
          <table:table-cell table:formula="of:=[.A754]*[.A754]" office:value-type="float" office:value="0.000000131201155089" calcext:value-type="float">
            <text:p>1.31201155089E-07</text:p>
          </table:table-cell>
          <table:table-cell table:formula="of:=([.A754]-[.B754])*([.A754]-[.B754])" office:value-type="float" office:value="0.000000021789597769" calcext:value-type="float">
            <text:p>2.1789597769E-08</text:p>
          </table:table-cell>
          <table:table-cell table:number-columns-repeated="2"/>
        </table:table-row>
        <table:table-row table:style-name="ro1">
          <table:table-cell office:value-type="float" office:value="0.000300765" calcext:value-type="float">
            <text:p>0.000300765</text:p>
          </table:table-cell>
          <table:table-cell office:value-type="float" office:value="0.0011029" calcext:value-type="float">
            <text:p>0.0011029</text:p>
          </table:table-cell>
          <table:table-cell table:formula="of:=[.A755]*[.A755]" office:value-type="float" office:value="0.000000090459585225" calcext:value-type="float">
            <text:p>9.0459585225E-08</text:p>
          </table:table-cell>
          <table:table-cell table:formula="of:=([.A755]-[.B755])*([.A755]-[.B755])" office:value-type="float" office:value="0.000000643420558225" calcext:value-type="float">
            <text:p>6.43420558225E-07</text:p>
          </table:table-cell>
          <table:table-cell table:number-columns-repeated="2"/>
        </table:table-row>
        <table:table-row table:style-name="ro1">
          <table:table-cell office:value-type="float" office:value="0.00063169" calcext:value-type="float">
            <text:p>0.00063169</text:p>
          </table:table-cell>
          <table:table-cell office:value-type="float" office:value="0.00379254" calcext:value-type="float">
            <text:p>0.00379254</text:p>
          </table:table-cell>
          <table:table-cell table:formula="of:=[.A756]*[.A756]" office:value-type="float" office:value="0.0000003990322561" calcext:value-type="float">
            <text:p>0.0000003990322561</text:p>
          </table:table-cell>
          <table:table-cell table:formula="of:=([.A756]-[.B756])*([.A756]-[.B756])" office:value-type="float" office:value="0.0000099909727225" calcext:value-type="float">
            <text:p>0.0000099909727225</text:p>
          </table:table-cell>
          <table:table-cell table:number-columns-repeated="2"/>
        </table:table-row>
        <table:table-row table:style-name="ro1">
          <table:table-cell office:value-type="float" office:value="0.00063169" calcext:value-type="float">
            <text:p>0.00063169</text:p>
          </table:table-cell>
          <table:table-cell office:value-type="float" office:value="0.000174448" calcext:value-type="float">
            <text:p>0.000174448</text:p>
          </table:table-cell>
          <table:table-cell table:formula="of:=[.A757]*[.A757]" office:value-type="float" office:value="0.0000003990322561" calcext:value-type="float">
            <text:p>0.0000003990322561</text:p>
          </table:table-cell>
          <table:table-cell table:formula="of:=([.A757]-[.B757])*([.A757]-[.B757])" office:value-type="float" office:value="0.000000209070246564" calcext:value-type="float">
            <text:p>2.09070246564E-07</text:p>
          </table:table-cell>
          <table:table-cell table:number-columns-repeated="2"/>
        </table:table-row>
        <table:table-row table:style-name="ro1">
          <table:table-cell office:value-type="float" office:value="0.000608444" calcext:value-type="float">
            <text:p>0.000608444</text:p>
          </table:table-cell>
          <table:table-cell office:value-type="float" office:value="0.00000999402" calcext:value-type="float">
            <text:p>0.00000999402</text:p>
          </table:table-cell>
          <table:table-cell table:formula="of:=[.A758]*[.A758]" office:value-type="float" office:value="0.000000370204101136" calcext:value-type="float">
            <text:p>3.70204101136E-07</text:p>
          </table:table-cell>
          <table:table-cell table:formula="of:=([.A758]-[.B758])*([.A758]-[.B758])" office:value-type="float" office:value="0.000000358142378562" calcext:value-type="float">
            <text:p>3.58142378562E-07</text:p>
          </table:table-cell>
          <table:table-cell table:number-columns-repeated="2"/>
        </table:table-row>
        <table:table-row table:style-name="ro1">
          <table:table-cell office:value-type="float" office:value="0.000801444" calcext:value-type="float">
            <text:p>0.000801444</text:p>
          </table:table-cell>
          <table:table-cell office:value-type="float" office:value="0.00131376" calcext:value-type="float">
            <text:p>0.00131376</text:p>
          </table:table-cell>
          <table:table-cell table:formula="of:=[.A759]*[.A759]" office:value-type="float" office:value="0.000000642312485136" calcext:value-type="float">
            <text:p>6.42312485136E-07</text:p>
          </table:table-cell>
          <table:table-cell table:formula="of:=([.A759]-[.B759])*([.A759]-[.B759])" office:value-type="float" office:value="0.000000262467683856" calcext:value-type="float">
            <text:p>2.62467683856E-07</text:p>
          </table:table-cell>
          <table:table-cell table:number-columns-repeated="2"/>
        </table:table-row>
        <table:table-row table:style-name="ro1">
          <table:table-cell office:value-type="float" office:value="0.00064683" calcext:value-type="float">
            <text:p>0.00064683</text:p>
          </table:table-cell>
          <table:table-cell office:value-type="float" office:value="0.000759298" calcext:value-type="float">
            <text:p>0.000759298</text:p>
          </table:table-cell>
          <table:table-cell table:formula="of:=[.A760]*[.A760]" office:value-type="float" office:value="0.0000004183890489" calcext:value-type="float">
            <text:p>0.0000004183890489</text:p>
          </table:table-cell>
          <table:table-cell table:formula="of:=([.A760]-[.B760])*([.A760]-[.B760])" office:value-type="float" office:value="0.000000012649051024" calcext:value-type="float">
            <text:p>1.2649051024E-08</text:p>
          </table:table-cell>
          <table:table-cell table:number-columns-repeated="2"/>
        </table:table-row>
        <table:table-row table:style-name="ro1">
          <table:table-cell office:value-type="float" office:value="0.00270051" calcext:value-type="float">
            <text:p>0.00270051</text:p>
          </table:table-cell>
          <table:table-cell office:value-type="float" office:value="0.0000226203" calcext:value-type="float">
            <text:p>0.0000226203</text:p>
          </table:table-cell>
          <table:table-cell table:formula="of:=[.A761]*[.A761]" office:value-type="float" office:value="0.0000072927542601" calcext:value-type="float">
            <text:p>0.0000072927542601</text:p>
          </table:table-cell>
          <table:table-cell table:formula="of:=([.A761]-[.B761])*([.A761]-[.B761])" office:value-type="float" office:value="0.00000717109324536609" calcext:value-type="float">
            <text:p>7.17109324536609E-06</text:p>
          </table:table-cell>
          <table:table-cell table:number-columns-repeated="2"/>
        </table:table-row>
        <table:table-row table:style-name="ro1">
          <table:table-cell office:value-type="float" office:value="0.00976437" calcext:value-type="float">
            <text:p>0.00976437</text:p>
          </table:table-cell>
          <table:table-cell office:value-type="float" office:value="0.001211" calcext:value-type="float">
            <text:p>0.001211</text:p>
          </table:table-cell>
          <table:table-cell table:formula="of:=[.A762]*[.A762]" office:value-type="float" office:value="0.0000953429214969" calcext:value-type="float">
            <text:p>0.0000953429214969</text:p>
          </table:table-cell>
          <table:table-cell table:formula="of:=([.A762]-[.B762])*([.A762]-[.B762])" office:value-type="float" office:value="0.0000731601383569" calcext:value-type="float">
            <text:p>0.0000731601383569</text:p>
          </table:table-cell>
          <table:table-cell table:number-columns-repeated="2"/>
        </table:table-row>
        <table:table-row table:style-name="ro1">
          <table:table-cell office:value-type="float" office:value="0.0228146" calcext:value-type="float">
            <text:p>0.0228146</text:p>
          </table:table-cell>
          <table:table-cell office:value-type="float" office:value="0.00281218" calcext:value-type="float">
            <text:p>0.00281218</text:p>
          </table:table-cell>
          <table:table-cell table:formula="of:=[.A763]*[.A763]" office:value-type="float" office:value="0.00052050597316" calcext:value-type="float">
            <text:p>0.00052050597316</text:p>
          </table:table-cell>
          <table:table-cell table:formula="of:=([.A763]-[.B763])*([.A763]-[.B763])" office:value-type="float" office:value="0.0004000968058564" calcext:value-type="float">
            <text:p>0.0004000968058564</text:p>
          </table:table-cell>
          <table:table-cell table:number-columns-repeated="2"/>
        </table:table-row>
        <table:table-row table:style-name="ro1">
          <table:table-cell office:value-type="float" office:value="0.0242314" calcext:value-type="float">
            <text:p>0.0242314</text:p>
          </table:table-cell>
          <table:table-cell office:value-type="float" office:value="0.00179029" calcext:value-type="float">
            <text:p>0.00179029</text:p>
          </table:table-cell>
          <table:table-cell table:formula="of:=[.A764]*[.A764]" office:value-type="float" office:value="0.00058716074596" calcext:value-type="float">
            <text:p>0.00058716074596</text:p>
          </table:table-cell>
          <table:table-cell table:formula="of:=([.A764]-[.B764])*([.A764]-[.B764])" office:value-type="float" office:value="0.0005036034180321" calcext:value-type="float">
            <text:p>0.0005036034180321</text:p>
          </table:table-cell>
          <table:table-cell table:number-columns-repeated="2"/>
        </table:table-row>
        <table:table-row table:style-name="ro1">
          <table:table-cell office:value-type="float" office:value="0.0300695" calcext:value-type="float">
            <text:p>0.0300695</text:p>
          </table:table-cell>
          <table:table-cell office:value-type="float" office:value="0.0199159" calcext:value-type="float">
            <text:p>0.0199159</text:p>
          </table:table-cell>
          <table:table-cell table:formula="of:=[.A765]*[.A765]" office:value-type="float" office:value="0.00090417483025" calcext:value-type="float">
            <text:p>0.00090417483025</text:p>
          </table:table-cell>
          <table:table-cell table:formula="of:=([.A765]-[.B765])*([.A765]-[.B765])" office:value-type="float" office:value="0.00010309559296" calcext:value-type="float">
            <text:p>0.00010309559296</text:p>
          </table:table-cell>
          <table:table-cell table:number-columns-repeated="2"/>
        </table:table-row>
        <table:table-row table:style-name="ro1">
          <table:table-cell office:value-type="float" office:value="0.0379353" calcext:value-type="float">
            <text:p>0.0379353</text:p>
          </table:table-cell>
          <table:table-cell office:value-type="float" office:value="0.0394539" calcext:value-type="float">
            <text:p>0.0394539</text:p>
          </table:table-cell>
          <table:table-cell table:formula="of:=[.A766]*[.A766]" office:value-type="float" office:value="0.00143908698609" calcext:value-type="float">
            <text:p>0.00143908698609</text:p>
          </table:table-cell>
          <table:table-cell table:formula="of:=([.A766]-[.B766])*([.A766]-[.B766])" office:value-type="float" office:value="0.00000230614596000001" calcext:value-type="float">
            <text:p>0.00000230614596000001</text:p>
          </table:table-cell>
          <table:table-cell table:number-columns-repeated="2"/>
        </table:table-row>
        <table:table-row table:style-name="ro1">
          <table:table-cell office:value-type="float" office:value="0.0649141" calcext:value-type="float">
            <text:p>0.0649141</text:p>
          </table:table-cell>
          <table:table-cell office:value-type="float" office:value="0.0870813" calcext:value-type="float">
            <text:p>0.0870813</text:p>
          </table:table-cell>
          <table:table-cell table:formula="of:=[.A767]*[.A767]" office:value-type="float" office:value="0.00421384037881" calcext:value-type="float">
            <text:p>0.00421384037881</text:p>
          </table:table-cell>
          <table:table-cell table:formula="of:=([.A767]-[.B767])*([.A767]-[.B767])" office:value-type="float" office:value="0.00049138475584" calcext:value-type="float">
            <text:p>0.00049138475584</text:p>
          </table:table-cell>
          <table:table-cell table:number-columns-repeated="2"/>
        </table:table-row>
        <table:table-row table:style-name="ro1">
          <table:table-cell office:value-type="float" office:value="0.110284" calcext:value-type="float">
            <text:p>0.110284</text:p>
          </table:table-cell>
          <table:table-cell office:value-type="float" office:value="0.132183" calcext:value-type="float">
            <text:p>0.132183</text:p>
          </table:table-cell>
          <table:table-cell table:formula="of:=[.A768]*[.A768]" office:value-type="float" office:value="0.012162560656" calcext:value-type="float">
            <text:p>0.012162560656</text:p>
          </table:table-cell>
          <table:table-cell table:formula="of:=([.A768]-[.B768])*([.A768]-[.B768])" office:value-type="float" office:value="0.000479566201" calcext:value-type="float">
            <text:p>0.000479566201</text:p>
          </table:table-cell>
          <table:table-cell table:number-columns-repeated="2"/>
        </table:table-row>
        <table:table-row table:style-name="ro1">
          <table:table-cell office:value-type="float" office:value="0.375624" calcext:value-type="float">
            <text:p>0.375624</text:p>
          </table:table-cell>
          <table:table-cell office:value-type="float" office:value="0.286844" calcext:value-type="float">
            <text:p>0.286844</text:p>
          </table:table-cell>
          <table:table-cell table:formula="of:=[.A769]*[.A769]" office:value-type="float" office:value="0.141093389376" calcext:value-type="float">
            <text:p>0.141093389376</text:p>
          </table:table-cell>
          <table:table-cell table:formula="of:=([.A769]-[.B769])*([.A769]-[.B769])" office:value-type="float" office:value="0.0078818884" calcext:value-type="float">
            <text:p>0.0078818884</text:p>
          </table:table-cell>
          <table:table-cell table:number-columns-repeated="2"/>
        </table:table-row>
        <table:table-row table:style-name="ro1">
          <table:table-cell office:value-type="float" office:value="0.375624" calcext:value-type="float">
            <text:p>0.375624</text:p>
          </table:table-cell>
          <table:table-cell office:value-type="float" office:value="0.336838" calcext:value-type="float">
            <text:p>0.336838</text:p>
          </table:table-cell>
          <table:table-cell table:formula="of:=[.A770]*[.A770]" office:value-type="float" office:value="0.141093389376" calcext:value-type="float">
            <text:p>0.141093389376</text:p>
          </table:table-cell>
          <table:table-cell table:formula="of:=([.A770]-[.B770])*([.A770]-[.B770])" office:value-type="float" office:value="0.001504353796" calcext:value-type="float">
            <text:p>0.001504353796</text:p>
          </table:table-cell>
          <table:table-cell table:number-columns-repeated="2"/>
        </table:table-row>
        <table:table-row table:style-name="ro1">
          <table:table-cell office:value-type="float" office:value="0.38339" calcext:value-type="float">
            <text:p>0.38339</text:p>
          </table:table-cell>
          <table:table-cell office:value-type="float" office:value="0.383554" calcext:value-type="float">
            <text:p>0.383554</text:p>
          </table:table-cell>
          <table:table-cell table:formula="of:=[.A771]*[.A771]" office:value-type="float" office:value="0.1469878921" calcext:value-type="float">
            <text:p>0.1469878921</text:p>
          </table:table-cell>
          <table:table-cell table:formula="of:=([.A771]-[.B771])*([.A771]-[.B771])" office:value-type="float" office:value="0.000000026896" calcext:value-type="float">
            <text:p>2.68959999999992E-08</text:p>
          </table:table-cell>
          <table:table-cell table:number-columns-repeated="2"/>
        </table:table-row>
        <table:table-row table:style-name="ro1">
          <table:table-cell office:value-type="float" office:value="0.46535" calcext:value-type="float">
            <text:p>0.46535</text:p>
          </table:table-cell>
          <table:table-cell office:value-type="float" office:value="0.334629" calcext:value-type="float">
            <text:p>0.334629</text:p>
          </table:table-cell>
          <table:table-cell table:formula="of:=[.A772]*[.A772]" office:value-type="float" office:value="0.2165506225" calcext:value-type="float">
            <text:p>0.2165506225</text:p>
          </table:table-cell>
          <table:table-cell table:formula="of:=([.A772]-[.B772])*([.A772]-[.B772])" office:value-type="float" office:value="0.017087979841" calcext:value-type="float">
            <text:p>0.017087979841</text:p>
          </table:table-cell>
          <table:table-cell table:number-columns-repeated="2"/>
        </table:table-row>
        <table:table-row table:style-name="ro1">
          <table:table-cell office:value-type="float" office:value="0.487648" calcext:value-type="float">
            <text:p>0.487648</text:p>
          </table:table-cell>
          <table:table-cell office:value-type="float" office:value="0.289921" calcext:value-type="float">
            <text:p>0.289921</text:p>
          </table:table-cell>
          <table:table-cell table:formula="of:=[.A773]*[.A773]" office:value-type="float" office:value="0.237800571904" calcext:value-type="float">
            <text:p>0.237800571904</text:p>
          </table:table-cell>
          <table:table-cell table:formula="of:=([.A773]-[.B773])*([.A773]-[.B773])" office:value-type="float" office:value="0.039095966529" calcext:value-type="float">
            <text:p>0.039095966529</text:p>
          </table:table-cell>
          <table:table-cell table:number-columns-repeated="2"/>
        </table:table-row>
        <table:table-row table:style-name="ro1">
          <table:table-cell office:value-type="float" office:value="0.606849" calcext:value-type="float">
            <text:p>0.606849</text:p>
          </table:table-cell>
          <table:table-cell office:value-type="float" office:value="0.592662" calcext:value-type="float">
            <text:p>0.592662</text:p>
          </table:table-cell>
          <table:table-cell table:formula="of:=[.A774]*[.A774]" office:value-type="float" office:value="0.368265708801" calcext:value-type="float">
            <text:p>0.368265708801</text:p>
          </table:table-cell>
          <table:table-cell table:formula="of:=([.A774]-[.B774])*([.A774]-[.B774])" office:value-type="float" office:value="0.000201270968999999" calcext:value-type="float">
            <text:p>0.000201270968999999</text:p>
          </table:table-cell>
          <table:table-cell table:number-columns-repeated="2"/>
        </table:table-row>
        <table:table-row table:style-name="ro1">
          <table:table-cell office:value-type="float" office:value="0.83736" calcext:value-type="float">
            <text:p>0.83736</text:p>
          </table:table-cell>
          <table:table-cell office:value-type="float" office:value="0.5889" calcext:value-type="float">
            <text:p>0.5889</text:p>
          </table:table-cell>
          <table:table-cell table:formula="of:=[.A775]*[.A775]" office:value-type="float" office:value="0.7011717696" calcext:value-type="float">
            <text:p>0.7011717696</text:p>
          </table:table-cell>
          <table:table-cell table:formula="of:=([.A775]-[.B775])*([.A775]-[.B775])" office:value-type="float" office:value="0.0617323716" calcext:value-type="float">
            <text:p>0.0617323716</text:p>
          </table:table-cell>
          <table:table-cell table:number-columns-repeated="2"/>
        </table:table-row>
        <table:table-row table:style-name="ro1">
          <table:table-cell office:value-type="float" office:value="0.880223" calcext:value-type="float">
            <text:p>0.880223</text:p>
          </table:table-cell>
          <table:table-cell office:value-type="float" office:value="0.658366" calcext:value-type="float">
            <text:p>0.658366</text:p>
          </table:table-cell>
          <table:table-cell table:formula="of:=[.A776]*[.A776]" office:value-type="float" office:value="0.774792529729" calcext:value-type="float">
            <text:p>0.774792529729</text:p>
          </table:table-cell>
          <table:table-cell table:formula="of:=([.A776]-[.B776])*([.A776]-[.B776])" office:value-type="float" office:value="0.049220528449" calcext:value-type="float">
            <text:p>0.049220528449</text:p>
          </table:table-cell>
          <table:table-cell table:number-columns-repeated="2"/>
        </table:table-row>
        <table:table-row table:style-name="ro1">
          <table:table-cell office:value-type="float" office:value="0.880222" calcext:value-type="float">
            <text:p>0.880222</text:p>
          </table:table-cell>
          <table:table-cell office:value-type="float" office:value="0.843698" calcext:value-type="float">
            <text:p>0.843698</text:p>
          </table:table-cell>
          <table:table-cell table:formula="of:=[.A777]*[.A777]" office:value-type="float" office:value="0.774790769284" calcext:value-type="float">
            <text:p>0.774790769284</text:p>
          </table:table-cell>
          <table:table-cell table:formula="of:=([.A777]-[.B777])*([.A777]-[.B777])" office:value-type="float" office:value="0.001334002576" calcext:value-type="float">
            <text:p>0.001334002576</text:p>
          </table:table-cell>
          <table:table-cell table:number-columns-repeated="2"/>
        </table:table-row>
        <table:table-row table:style-name="ro1">
          <table:table-cell office:value-type="float" office:value="0.947104" calcext:value-type="float">
            <text:p>0.947104</text:p>
          </table:table-cell>
          <table:table-cell office:value-type="float" office:value="0.946796" calcext:value-type="float">
            <text:p>0.946796</text:p>
          </table:table-cell>
          <table:table-cell table:formula="of:=[.A778]*[.A778]" office:value-type="float" office:value="0.897005986816" calcext:value-type="float">
            <text:p>0.897005986816</text:p>
          </table:table-cell>
          <table:table-cell table:formula="of:=([.A778]-[.B778])*([.A778]-[.B778])" office:value-type="float" office:value="0.00000009486399999998" calcext:value-type="float">
            <text:p>9.48639999999846E-08</text:p>
          </table:table-cell>
          <table:table-cell table:number-columns-repeated="2"/>
        </table:table-row>
        <table:table-row table:style-name="ro1">
          <table:table-cell office:value-type="float" office:value="0.947104" calcext:value-type="float">
            <text:p>0.947104</text:p>
          </table:table-cell>
          <table:table-cell office:value-type="float" office:value="0.975269" calcext:value-type="float">
            <text:p>0.975269</text:p>
          </table:table-cell>
          <table:table-cell table:formula="of:=[.A779]*[.A779]" office:value-type="float" office:value="0.897005986816" calcext:value-type="float">
            <text:p>0.897005986816</text:p>
          </table:table-cell>
          <table:table-cell table:formula="of:=([.A779]-[.B779])*([.A779]-[.B779])" office:value-type="float" office:value="0.000793267225000006" calcext:value-type="float">
            <text:p>0.000793267225000006</text:p>
          </table:table-cell>
          <table:table-cell table:number-columns-repeated="2"/>
        </table:table-row>
        <table:table-row table:style-name="ro1">
          <table:table-cell office:value-type="float" office:value="0.98397" calcext:value-type="float">
            <text:p>0.98397</text:p>
          </table:table-cell>
          <table:table-cell office:value-type="float" office:value="0.998125" calcext:value-type="float">
            <text:p>0.998125</text:p>
          </table:table-cell>
          <table:table-cell table:formula="of:=[.A780]*[.A780]" office:value-type="float" office:value="0.9681969609" calcext:value-type="float">
            <text:p>0.9681969609</text:p>
          </table:table-cell>
          <table:table-cell table:formula="of:=([.A780]-[.B780])*([.A780]-[.B780])" office:value-type="float" office:value="0.000200364025000001" calcext:value-type="float">
            <text:p>0.000200364025000001</text:p>
          </table:table-cell>
          <table:table-cell table:number-columns-repeated="2"/>
        </table:table-row>
        <table:table-row table:style-name="ro1">
          <table:table-cell office:value-type="float" office:value="0.98397" calcext:value-type="float">
            <text:p>0.98397</text:p>
          </table:table-cell>
          <table:table-cell office:value-type="float" office:value="0.999929" calcext:value-type="float">
            <text:p>0.999929</text:p>
          </table:table-cell>
          <table:table-cell table:formula="of:=[.A781]*[.A781]" office:value-type="float" office:value="0.9681969609" calcext:value-type="float">
            <text:p>0.9681969609</text:p>
          </table:table-cell>
          <table:table-cell table:formula="of:=([.A781]-[.B781])*([.A781]-[.B781])" office:value-type="float" office:value="0.000254689680999998" calcext:value-type="float">
            <text:p>0.000254689680999998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00142218" calcext:value-type="float">
            <text:p>0.00000142218</text:p>
          </table:table-cell>
          <table:table-cell table:formula="of:=[.A782]*[.A782]" office:value-type="float" office:value="0.00000000001035970782" calcext:value-type="float">
            <text:p>1.03597078225E-11</text:p>
          </table:table-cell>
          <table:table-cell table:formula="of:=([.A782]-[.B782])*([.A782]-[.B782])" office:value-type="float" office:value="0.00000000000322730446" calcext:value-type="float">
            <text:p>3.2273044609E-12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00000203394" calcext:value-type="float">
            <text:p>0.00000000203394</text:p>
          </table:table-cell>
          <table:table-cell table:formula="of:=[.A783]*[.A783]" office:value-type="float" office:value="0.00000000009555375303" calcext:value-type="float">
            <text:p>9.55537530256E-11</text:p>
          </table:table-cell>
          <table:table-cell table:formula="of:=([.A783]-[.B783])*([.A783]-[.B783])" office:value-type="float" office:value="0.00000000009551399298" calcext:value-type="float">
            <text:p>9.55139929846511E-11</text:p>
          </table:table-cell>
          <table:table-cell table:number-columns-repeated="2"/>
        </table:table-row>
        <table:table-row table:style-name="ro1">
          <table:table-cell office:value-type="float" office:value="0.000124335" calcext:value-type="float">
            <text:p>0.000124335</text:p>
          </table:table-cell>
          <table:table-cell office:value-type="float" office:value="0.000000014314" calcext:value-type="float">
            <text:p>0.000000014314</text:p>
          </table:table-cell>
          <table:table-cell table:formula="of:=[.A784]*[.A784]" office:value-type="float" office:value="0.000000015459192225" calcext:value-type="float">
            <text:p>1.5459192225E-08</text:p>
          </table:table-cell>
          <table:table-cell table:formula="of:=([.A784]-[.B784])*([.A784]-[.B784])" office:value-type="float" office:value="0.00000001545563296751" calcext:value-type="float">
            <text:p>1.54556329675106E-08</text:p>
          </table:table-cell>
          <table:table-cell table:number-columns-repeated="2"/>
        </table:table-row>
        <table:table-row table:style-name="ro1">
          <table:table-cell office:value-type="float" office:value="0.0000215769" calcext:value-type="float">
            <text:p>0.0000215769</text:p>
          </table:table-cell>
          <table:table-cell office:value-type="float" office:value="0.000000000294616" calcext:value-type="float">
            <text:p>2.94616E-10</text:p>
          </table:table-cell>
          <table:table-cell table:formula="of:=[.A785]*[.A785]" office:value-type="float" office:value="0.00000000046556261361" calcext:value-type="float">
            <text:p>4.6556261361E-10</text:p>
          </table:table-cell>
          <table:table-cell table:formula="of:=([.A785]-[.B785])*([.A785]-[.B785])" office:value-type="float" office:value="0.0000000004655498999" calcext:value-type="float">
            <text:p>4.65549899896858E-10</text:p>
          </table:table-cell>
          <table:table-cell table:number-columns-repeated="2"/>
        </table:table-row>
        <table:table-row table:style-name="ro1">
          <table:table-cell office:value-type="float" office:value="0.0000734329" calcext:value-type="float">
            <text:p>0.0000734329</text:p>
          </table:table-cell>
          <table:table-cell office:value-type="float" office:value="0.000195016" calcext:value-type="float">
            <text:p>0.000195016</text:p>
          </table:table-cell>
          <table:table-cell table:formula="of:=[.A786]*[.A786]" office:value-type="float" office:value="0.00000000539239080241" calcext:value-type="float">
            <text:p>5.39239080241E-09</text:p>
          </table:table-cell>
          <table:table-cell table:formula="of:=([.A786]-[.B786])*([.A786]-[.B786])" office:value-type="float" office:value="0.00000001478245020561" calcext:value-type="float">
            <text:p>1.478245020561E-08</text:p>
          </table:table-cell>
          <table:table-cell table:number-columns-repeated="2"/>
        </table:table-row>
        <table:table-row table:style-name="ro1">
          <table:table-cell office:value-type="float" office:value="0.0000271797" calcext:value-type="float">
            <text:p>0.0000271797</text:p>
          </table:table-cell>
          <table:table-cell office:value-type="float" office:value="0.0000184378" calcext:value-type="float">
            <text:p>0.0000184378</text:p>
          </table:table-cell>
          <table:table-cell table:formula="of:=[.A787]*[.A787]" office:value-type="float" office:value="0.00000000073873609209" calcext:value-type="float">
            <text:p>7.3873609209E-10</text:p>
          </table:table-cell>
          <table:table-cell table:formula="of:=([.A787]-[.B787])*([.A787]-[.B787])" office:value-type="float" office:value="0.00000000007642081561" calcext:value-type="float">
            <text:p>7.642081561E-11</text:p>
          </table:table-cell>
          <table:table-cell table:number-columns-repeated="2"/>
        </table:table-row>
        <table:table-row table:style-name="ro1">
          <table:table-cell office:value-type="float" office:value="0.0000271797" calcext:value-type="float">
            <text:p>0.0000271797</text:p>
          </table:table-cell>
          <table:table-cell office:value-type="float" office:value="0.0114506" calcext:value-type="float">
            <text:p>0.0114506</text:p>
          </table:table-cell>
          <table:table-cell table:formula="of:=[.A788]*[.A788]" office:value-type="float" office:value="0.00000000073873609209" calcext:value-type="float">
            <text:p>7.3873609209E-10</text:p>
          </table:table-cell>
          <table:table-cell table:formula="of:=([.A788]-[.B788])*([.A788]-[.B788])" office:value-type="float" office:value="0.000130494531350452" calcext:value-type="float">
            <text:p>0.000130494531350452</text:p>
          </table:table-cell>
          <table:table-cell table:number-columns-repeated="2"/>
        </table:table-row>
        <table:table-row table:style-name="ro1">
          <table:table-cell office:value-type="float" office:value="0.0000934601" calcext:value-type="float">
            <text:p>0.0000934601</text:p>
          </table:table-cell>
          <table:table-cell office:value-type="float" office:value="0.00000120896" calcext:value-type="float">
            <text:p>0.00000120896</text:p>
          </table:table-cell>
          <table:table-cell table:formula="of:=[.A789]*[.A789]" office:value-type="float" office:value="0.00000000873479029201" calcext:value-type="float">
            <text:p>8.73479029201E-09</text:p>
          </table:table-cell>
          <table:table-cell table:formula="of:=([.A789]-[.B789])*([.A789]-[.B789])" office:value-type="float" office:value="0.0000000085102728313" calcext:value-type="float">
            <text:p>8.5102728312996E-09</text:p>
          </table:table-cell>
          <table:table-cell table:number-columns-repeated="2"/>
        </table:table-row>
        <table:table-row table:style-name="ro1">
          <table:table-cell office:value-type="float" office:value="0.0000181794" calcext:value-type="float">
            <text:p>0.0000181794</text:p>
          </table:table-cell>
          <table:table-cell office:value-type="float" office:value="0.0000449613" calcext:value-type="float">
            <text:p>0.0000449613</text:p>
          </table:table-cell>
          <table:table-cell table:formula="of:=[.A790]*[.A790]" office:value-type="float" office:value="0.00000000033049058436" calcext:value-type="float">
            <text:p>3.3049058436E-10</text:p>
          </table:table-cell>
          <table:table-cell table:formula="of:=([.A790]-[.B790])*([.A790]-[.B790])" office:value-type="float" office:value="0.00000000071727016761" calcext:value-type="float">
            <text:p>7.1727016761E-10</text:p>
          </table:table-cell>
          <table:table-cell table:number-columns-repeated="2"/>
        </table:table-row>
        <table:table-row table:style-name="ro1">
          <table:table-cell office:value-type="float" office:value="0.000164866" calcext:value-type="float">
            <text:p>0.000164866</text:p>
          </table:table-cell>
          <table:table-cell office:value-type="float" office:value="0.00000987105" calcext:value-type="float">
            <text:p>0.00000987105</text:p>
          </table:table-cell>
          <table:table-cell table:formula="of:=[.A791]*[.A791]" office:value-type="float" office:value="0.000000027180797956" calcext:value-type="float">
            <text:p>2.7180797956E-08</text:p>
          </table:table-cell>
          <table:table-cell table:formula="of:=([.A791]-[.B791])*([.A791]-[.B791])" office:value-type="float" office:value="0.0000000240234345255" calcext:value-type="float">
            <text:p>2.40234345255025E-08</text:p>
          </table:table-cell>
          <table:table-cell table:number-columns-repeated="2"/>
        </table:table-row>
        <table:table-row table:style-name="ro1">
          <table:table-cell office:value-type="float" office:value="0.0000213385" calcext:value-type="float">
            <text:p>0.0000213385</text:p>
          </table:table-cell>
          <table:table-cell office:value-type="float" office:value="0.000000165736" calcext:value-type="float">
            <text:p>0.000000165736</text:p>
          </table:table-cell>
          <table:table-cell table:formula="of:=[.A792]*[.A792]" office:value-type="float" office:value="0.00000000045533158225" calcext:value-type="float">
            <text:p>4.5533158225E-10</text:p>
          </table:table-cell>
          <table:table-cell table:formula="of:=([.A792]-[.B792])*([.A792]-[.B792])" office:value-type="float" office:value="0.0000000004482859354" calcext:value-type="float">
            <text:p>4.48285935399696E-10</text:p>
          </table:table-cell>
          <table:table-cell table:number-columns-repeated="2"/>
        </table:table-row>
        <table:table-row table:style-name="ro1">
          <table:table-cell office:value-type="float" office:value="0.000458062" calcext:value-type="float">
            <text:p>0.000458062</text:p>
          </table:table-cell>
          <table:table-cell office:value-type="float" office:value="0.0000746365" calcext:value-type="float">
            <text:p>0.0000746365</text:p>
          </table:table-cell>
          <table:table-cell table:formula="of:=[.A793]*[.A793]" office:value-type="float" office:value="0.000000209820795844" calcext:value-type="float">
            <text:p>2.09820795844E-07</text:p>
          </table:table-cell>
          <table:table-cell table:formula="of:=([.A793]-[.B793])*([.A793]-[.B793])" office:value-type="float" office:value="0.00000014701511405025" calcext:value-type="float">
            <text:p>1.4701511405025E-07</text:p>
          </table:table-cell>
          <table:table-cell table:number-columns-repeated="2"/>
        </table:table-row>
        <table:table-row table:style-name="ro1">
          <table:table-cell office:value-type="float" office:value="0.000560224" calcext:value-type="float">
            <text:p>0.000560224</text:p>
          </table:table-cell>
          <table:table-cell office:value-type="float" office:value="0.0000000653418" calcext:value-type="float">
            <text:p>0.0000000653418</text:p>
          </table:table-cell>
          <table:table-cell table:formula="of:=[.A794]*[.A794]" office:value-type="float" office:value="0.000000313850930176" calcext:value-type="float">
            <text:p>3.13850930176E-07</text:p>
          </table:table-cell>
          <table:table-cell table:formula="of:=([.A794]-[.B794])*([.A794]-[.B794])" office:value-type="float" office:value="0.00000031377772235643" calcext:value-type="float">
            <text:p>3.13777722356424E-07</text:p>
          </table:table-cell>
          <table:table-cell table:number-columns-repeated="2"/>
        </table:table-row>
        <table:table-row table:style-name="ro1">
          <table:table-cell office:value-type="float" office:value="0.00143617" calcext:value-type="float">
            <text:p>0.00143617</text:p>
          </table:table-cell>
          <table:table-cell office:value-type="float" office:value="0.0000183877" calcext:value-type="float">
            <text:p>0.0000183877</text:p>
          </table:table-cell>
          <table:table-cell table:formula="of:=[.A795]*[.A795]" office:value-type="float" office:value="0.0000020625842689" calcext:value-type="float">
            <text:p>0.0000020625842689</text:p>
          </table:table-cell>
          <table:table-cell table:formula="of:=([.A795]-[.B795])*([.A795]-[.B795])" office:value-type="float" office:value="0.00000201010665019329" calcext:value-type="float">
            <text:p>2.01010665019329E-06</text:p>
          </table:table-cell>
          <table:table-cell table:number-columns-repeated="2"/>
        </table:table-row>
        <table:table-row table:style-name="ro1">
          <table:table-cell office:value-type="float" office:value="0.00192517" calcext:value-type="float">
            <text:p>0.00192517</text:p>
          </table:table-cell>
          <table:table-cell office:value-type="float" office:value="0.00570654" calcext:value-type="float">
            <text:p>0.00570654</text:p>
          </table:table-cell>
          <table:table-cell table:formula="of:=[.A796]*[.A796]" office:value-type="float" office:value="0.0000037062795289" calcext:value-type="float">
            <text:p>0.0000037062795289</text:p>
          </table:table-cell>
          <table:table-cell table:formula="of:=([.A796]-[.B796])*([.A796]-[.B796])" office:value-type="float" office:value="0.0000142987590769" calcext:value-type="float">
            <text:p>0.0000142987590769</text:p>
          </table:table-cell>
          <table:table-cell table:number-columns-repeated="2"/>
        </table:table-row>
        <table:table-row table:style-name="ro1">
          <table:table-cell office:value-type="float" office:value="0.00387949" calcext:value-type="float">
            <text:p>0.00387949</text:p>
          </table:table-cell>
          <table:table-cell office:value-type="float" office:value="0.0000209082" calcext:value-type="float">
            <text:p>0.0000209082</text:p>
          </table:table-cell>
          <table:table-cell table:formula="of:=[.A797]*[.A797]" office:value-type="float" office:value="0.0000150504426601" calcext:value-type="float">
            <text:p>0.0000150504426601</text:p>
          </table:table-cell>
          <table:table-cell table:formula="of:=([.A797]-[.B797])*([.A797]-[.B797])" office:value-type="float" office:value="0.0000148886535072912" calcext:value-type="float">
            <text:p>1.48886535072912E-05</text:p>
          </table:table-cell>
          <table:table-cell table:number-columns-repeated="2"/>
        </table:table-row>
        <table:table-row table:style-name="ro1">
          <table:table-cell office:value-type="float" office:value="0.00387949" calcext:value-type="float">
            <text:p>0.00387949</text:p>
          </table:table-cell>
          <table:table-cell office:value-type="float" office:value="0.0610592" calcext:value-type="float">
            <text:p>0.0610592</text:p>
          </table:table-cell>
          <table:table-cell table:formula="of:=[.A798]*[.A798]" office:value-type="float" office:value="0.0000150504426601" calcext:value-type="float">
            <text:p>0.0000150504426601</text:p>
          </table:table-cell>
          <table:table-cell table:formula="of:=([.A798]-[.B798])*([.A798]-[.B798])" office:value-type="float" office:value="0.0032695192356841" calcext:value-type="float">
            <text:p>0.0032695192356841</text:p>
          </table:table-cell>
          <table:table-cell table:number-columns-repeated="2"/>
        </table:table-row>
        <table:table-row table:style-name="ro1">
          <table:table-cell office:value-type="float" office:value="0.063071" calcext:value-type="float">
            <text:p>0.063071</text:p>
          </table:table-cell>
          <table:table-cell office:value-type="float" office:value="0.000129206" calcext:value-type="float">
            <text:p>0.000129206</text:p>
          </table:table-cell>
          <table:table-cell table:formula="of:=[.A799]*[.A799]" office:value-type="float" office:value="0.003977951041" calcext:value-type="float">
            <text:p>0.003977951041</text:p>
          </table:table-cell>
          <table:table-cell table:formula="of:=([.A799]-[.B799])*([.A799]-[.B799])" office:value-type="float" office:value="0.00396166943193844" calcext:value-type="float">
            <text:p>0.00396166943193844</text:p>
          </table:table-cell>
          <table:table-cell table:number-columns-repeated="2"/>
        </table:table-row>
        <table:table-row table:style-name="ro1">
          <table:table-cell office:value-type="float" office:value="0.063071" calcext:value-type="float">
            <text:p>0.063071</text:p>
          </table:table-cell>
          <table:table-cell office:value-type="float" office:value="0.0133845" calcext:value-type="float">
            <text:p>0.0133845</text:p>
          </table:table-cell>
          <table:table-cell table:formula="of:=[.A800]*[.A800]" office:value-type="float" office:value="0.003977951041" calcext:value-type="float">
            <text:p>0.003977951041</text:p>
          </table:table-cell>
          <table:table-cell table:formula="of:=([.A800]-[.B800])*([.A800]-[.B800])" office:value-type="float" office:value="0.00246874828225" calcext:value-type="float">
            <text:p>0.00246874828225</text:p>
          </table:table-cell>
          <table:table-cell table:number-columns-repeated="2"/>
        </table:table-row>
        <table:table-row table:style-name="ro1">
          <table:table-cell office:value-type="float" office:value="0.063071" calcext:value-type="float">
            <text:p>0.063071</text:p>
          </table:table-cell>
          <table:table-cell office:value-type="float" office:value="0.0390634" calcext:value-type="float">
            <text:p>0.0390634</text:p>
          </table:table-cell>
          <table:table-cell table:formula="of:=[.A801]*[.A801]" office:value-type="float" office:value="0.003977951041" calcext:value-type="float">
            <text:p>0.003977951041</text:p>
          </table:table-cell>
          <table:table-cell table:formula="of:=([.A801]-[.B801])*([.A801]-[.B801])" office:value-type="float" office:value="0.00057636485776" calcext:value-type="float">
            <text:p>0.00057636485776</text:p>
          </table:table-cell>
          <table:table-cell table:number-columns-repeated="2"/>
        </table:table-row>
        <table:table-row table:style-name="ro1">
          <table:table-cell office:value-type="float" office:value="0.113536" calcext:value-type="float">
            <text:p>0.113536</text:p>
          </table:table-cell>
          <table:table-cell office:value-type="float" office:value="0.0808787" calcext:value-type="float">
            <text:p>0.0808787</text:p>
          </table:table-cell>
          <table:table-cell table:formula="of:=[.A802]*[.A802]" office:value-type="float" office:value="0.012890423296" calcext:value-type="float">
            <text:p>0.012890423296</text:p>
          </table:table-cell>
          <table:table-cell table:formula="of:=([.A802]-[.B802])*([.A802]-[.B802])" office:value-type="float" office:value="0.00106649924329" calcext:value-type="float">
            <text:p>0.00106649924329</text:p>
          </table:table-cell>
          <table:table-cell table:number-columns-repeated="2"/>
        </table:table-row>
        <table:table-row table:style-name="ro1">
          <table:table-cell office:value-type="float" office:value="0.113536" calcext:value-type="float">
            <text:p>0.113536</text:p>
          </table:table-cell>
          <table:table-cell office:value-type="float" office:value="0.0993166" calcext:value-type="float">
            <text:p>0.0993166</text:p>
          </table:table-cell>
          <table:table-cell table:formula="of:=[.A803]*[.A803]" office:value-type="float" office:value="0.012890423296" calcext:value-type="float">
            <text:p>0.012890423296</text:p>
          </table:table-cell>
          <table:table-cell table:formula="of:=([.A803]-[.B803])*([.A803]-[.B803])" office:value-type="float" office:value="0.00020219133636" calcext:value-type="float">
            <text:p>0.00020219133636</text:p>
          </table:table-cell>
          <table:table-cell table:number-columns-repeated="2"/>
        </table:table-row>
        <table:table-row table:style-name="ro1">
          <table:table-cell office:value-type="float" office:value="0.113536" calcext:value-type="float">
            <text:p>0.113536</text:p>
          </table:table-cell>
          <table:table-cell office:value-type="float" office:value="0.0904774" calcext:value-type="float">
            <text:p>0.0904774</text:p>
          </table:table-cell>
          <table:table-cell table:formula="of:=[.A804]*[.A804]" office:value-type="float" office:value="0.012890423296" calcext:value-type="float">
            <text:p>0.012890423296</text:p>
          </table:table-cell>
          <table:table-cell table:formula="of:=([.A804]-[.B804])*([.A804]-[.B804])" office:value-type="float" office:value="0.00053169903396" calcext:value-type="float">
            <text:p>0.00053169903396</text:p>
          </table:table-cell>
          <table:table-cell table:number-columns-repeated="2"/>
        </table:table-row>
        <table:table-row table:style-name="ro1">
          <table:table-cell office:value-type="float" office:value="0.113536" calcext:value-type="float">
            <text:p>0.113536</text:p>
          </table:table-cell>
          <table:table-cell office:value-type="float" office:value="0.121511" calcext:value-type="float">
            <text:p>0.121511</text:p>
          </table:table-cell>
          <table:table-cell table:formula="of:=[.A805]*[.A805]" office:value-type="float" office:value="0.012890423296" calcext:value-type="float">
            <text:p>0.012890423296</text:p>
          </table:table-cell>
          <table:table-cell table:formula="of:=([.A805]-[.B805])*([.A805]-[.B805])" office:value-type="float" office:value="0.0000636006249999999" calcext:value-type="float">
            <text:p>0.0000636006249999999</text:p>
          </table:table-cell>
          <table:table-cell table:number-columns-repeated="2"/>
        </table:table-row>
        <table:table-row table:style-name="ro1">
          <table:table-cell office:value-type="float" office:value="0.115173" calcext:value-type="float">
            <text:p>0.115173</text:p>
          </table:table-cell>
          <table:table-cell office:value-type="float" office:value="0.154584" calcext:value-type="float">
            <text:p>0.154584</text:p>
          </table:table-cell>
          <table:table-cell table:formula="of:=[.A806]*[.A806]" office:value-type="float" office:value="0.013264819929" calcext:value-type="float">
            <text:p>0.013264819929</text:p>
          </table:table-cell>
          <table:table-cell table:formula="of:=([.A806]-[.B806])*([.A806]-[.B806])" office:value-type="float" office:value="0.001553226921" calcext:value-type="float">
            <text:p>0.001553226921</text:p>
          </table:table-cell>
          <table:table-cell table:number-columns-repeated="2"/>
        </table:table-row>
        <table:table-row table:style-name="ro1">
          <table:table-cell office:value-type="float" office:value="0.149437" calcext:value-type="float">
            <text:p>0.149437</text:p>
          </table:table-cell>
          <table:table-cell office:value-type="float" office:value="0.149807" calcext:value-type="float">
            <text:p>0.149807</text:p>
          </table:table-cell>
          <table:table-cell table:formula="of:=[.A807]*[.A807]" office:value-type="float" office:value="0.022331416969" calcext:value-type="float">
            <text:p>0.022331416969</text:p>
          </table:table-cell>
          <table:table-cell table:formula="of:=([.A807]-[.B807])*([.A807]-[.B807])" office:value-type="float" office:value="0.00000013690000000001" calcext:value-type="float">
            <text:p>1.36900000000007E-07</text:p>
          </table:table-cell>
          <table:table-cell table:number-columns-repeated="2"/>
        </table:table-row>
        <table:table-row table:style-name="ro1">
          <table:table-cell office:value-type="float" office:value="0.186469" calcext:value-type="float">
            <text:p>0.186469</text:p>
          </table:table-cell>
          <table:table-cell office:value-type="float" office:value="0.188108" calcext:value-type="float">
            <text:p>0.188108</text:p>
          </table:table-cell>
          <table:table-cell table:formula="of:=[.A808]*[.A808]" office:value-type="float" office:value="0.034770687961" calcext:value-type="float">
            <text:p>0.034770687961</text:p>
          </table:table-cell>
          <table:table-cell table:formula="of:=([.A808]-[.B808])*([.A808]-[.B808])" office:value-type="float" office:value="0.00000268632100000001" calcext:value-type="float">
            <text:p>0.00000268632100000001</text:p>
          </table:table-cell>
          <table:table-cell table:number-columns-repeated="2"/>
        </table:table-row>
        <table:table-row table:style-name="ro1">
          <table:table-cell office:value-type="float" office:value="0.233316" calcext:value-type="float">
            <text:p>0.233316</text:p>
          </table:table-cell>
          <table:table-cell office:value-type="float" office:value="0.280627" calcext:value-type="float">
            <text:p>0.280627</text:p>
          </table:table-cell>
          <table:table-cell table:formula="of:=[.A809]*[.A809]" office:value-type="float" office:value="0.054436355856" calcext:value-type="float">
            <text:p>0.054436355856</text:p>
          </table:table-cell>
          <table:table-cell table:formula="of:=([.A809]-[.B809])*([.A809]-[.B809])" office:value-type="float" office:value="0.002238330721" calcext:value-type="float">
            <text:p>0.002238330721</text:p>
          </table:table-cell>
          <table:table-cell table:number-columns-repeated="2"/>
        </table:table-row>
        <table:table-row table:style-name="ro1">
          <table:table-cell office:value-type="float" office:value="0.233316" calcext:value-type="float">
            <text:p>0.233316</text:p>
          </table:table-cell>
          <table:table-cell office:value-type="float" office:value="0.329745" calcext:value-type="float">
            <text:p>0.329745</text:p>
          </table:table-cell>
          <table:table-cell table:formula="of:=[.A810]*[.A810]" office:value-type="float" office:value="0.054436355856" calcext:value-type="float">
            <text:p>0.054436355856</text:p>
          </table:table-cell>
          <table:table-cell table:formula="of:=([.A810]-[.B810])*([.A810]-[.B810])" office:value-type="float" office:value="0.009298552041" calcext:value-type="float">
            <text:p>0.009298552041</text:p>
          </table:table-cell>
          <table:table-cell table:number-columns-repeated="2"/>
        </table:table-row>
        <table:table-row table:style-name="ro1">
          <table:table-cell office:value-type="float" office:value="0.537708" calcext:value-type="float">
            <text:p>0.537708</text:p>
          </table:table-cell>
          <table:table-cell office:value-type="float" office:value="0.437706" calcext:value-type="float">
            <text:p>0.437706</text:p>
          </table:table-cell>
          <table:table-cell table:formula="of:=[.A811]*[.A811]" office:value-type="float" office:value="0.289129893264" calcext:value-type="float">
            <text:p>0.289129893264</text:p>
          </table:table-cell>
          <table:table-cell table:formula="of:=([.A811]-[.B811])*([.A811]-[.B811])" office:value-type="float" office:value="0.010000400004" calcext:value-type="float">
            <text:p>0.010000400004</text:p>
          </table:table-cell>
          <table:table-cell table:number-columns-repeated="2"/>
        </table:table-row>
        <table:table-row table:style-name="ro1">
          <table:table-cell office:value-type="float" office:value="0.889307" calcext:value-type="float">
            <text:p>0.889307</text:p>
          </table:table-cell>
          <table:table-cell office:value-type="float" office:value="0.473676" calcext:value-type="float">
            <text:p>0.473676</text:p>
          </table:table-cell>
          <table:table-cell table:formula="of:=[.A812]*[.A812]" office:value-type="float" office:value="0.790866940249" calcext:value-type="float">
            <text:p>0.790866940249</text:p>
          </table:table-cell>
          <table:table-cell table:formula="of:=([.A812]-[.B812])*([.A812]-[.B812])" office:value-type="float" office:value="0.172749128161" calcext:value-type="float">
            <text:p>0.172749128161</text:p>
          </table:table-cell>
          <table:table-cell table:number-columns-repeated="2"/>
        </table:table-row>
        <table:table-row table:style-name="ro1">
          <table:table-cell office:value-type="float" office:value="0.889308" calcext:value-type="float">
            <text:p>0.889308</text:p>
          </table:table-cell>
          <table:table-cell office:value-type="float" office:value="0.494485" calcext:value-type="float">
            <text:p>0.494485</text:p>
          </table:table-cell>
          <table:table-cell table:formula="of:=[.A813]*[.A813]" office:value-type="float" office:value="0.790868718864" calcext:value-type="float">
            <text:p>0.790868718864</text:p>
          </table:table-cell>
          <table:table-cell table:formula="of:=([.A813]-[.B813])*([.A813]-[.B813])" office:value-type="float" office:value="0.155885201329" calcext:value-type="float">
            <text:p>0.155885201329</text:p>
          </table:table-cell>
          <table:table-cell table:number-columns-repeated="2"/>
        </table:table-row>
        <table:table-row table:style-name="ro1">
          <table:table-cell office:value-type="float" office:value="0.917437" calcext:value-type="float">
            <text:p>0.917437</text:p>
          </table:table-cell>
          <table:table-cell office:value-type="float" office:value="0.793387" calcext:value-type="float">
            <text:p>0.793387</text:p>
          </table:table-cell>
          <table:table-cell table:formula="of:=[.A814]*[.A814]" office:value-type="float" office:value="0.841690648969" calcext:value-type="float">
            <text:p>0.841690648969</text:p>
          </table:table-cell>
          <table:table-cell table:formula="of:=([.A814]-[.B814])*([.A814]-[.B814])" office:value-type="float" office:value="0.0153884025" calcext:value-type="float">
            <text:p>0.0153884025</text:p>
          </table:table-cell>
          <table:table-cell table:number-columns-repeated="2"/>
        </table:table-row>
        <table:table-row table:style-name="ro1">
          <table:table-cell office:value-type="float" office:value="0.917436" calcext:value-type="float">
            <text:p>0.917436</text:p>
          </table:table-cell>
          <table:table-cell office:value-type="float" office:value="0.831701" calcext:value-type="float">
            <text:p>0.831701</text:p>
          </table:table-cell>
          <table:table-cell table:formula="of:=[.A815]*[.A815]" office:value-type="float" office:value="0.841688814096" calcext:value-type="float">
            <text:p>0.841688814096</text:p>
          </table:table-cell>
          <table:table-cell table:formula="of:=([.A815]-[.B815])*([.A815]-[.B815])" office:value-type="float" office:value="0.007350490225" calcext:value-type="float">
            <text:p>0.007350490225</text:p>
          </table:table-cell>
          <table:table-cell table:number-columns-repeated="2"/>
        </table:table-row>
        <table:table-row table:style-name="ro1">
          <table:table-cell office:value-type="float" office:value="0.917436" calcext:value-type="float">
            <text:p>0.917436</text:p>
          </table:table-cell>
          <table:table-cell office:value-type="float" office:value="0.865502" calcext:value-type="float">
            <text:p>0.865502</text:p>
          </table:table-cell>
          <table:table-cell table:formula="of:=[.A816]*[.A816]" office:value-type="float" office:value="0.841688814096" calcext:value-type="float">
            <text:p>0.841688814096</text:p>
          </table:table-cell>
          <table:table-cell table:formula="of:=([.A816]-[.B816])*([.A816]-[.B816])" office:value-type="float" office:value="0.002697140356" calcext:value-type="float">
            <text:p>0.002697140356</text:p>
          </table:table-cell>
          <table:table-cell table:number-columns-repeated="2"/>
        </table:table-row>
        <table:table-row table:style-name="ro1">
          <table:table-cell office:value-type="float" office:value="0.967144" calcext:value-type="float">
            <text:p>0.967144</text:p>
          </table:table-cell>
          <table:table-cell office:value-type="float" office:value="0.916308" calcext:value-type="float">
            <text:p>0.916308</text:p>
          </table:table-cell>
          <table:table-cell table:formula="of:=[.A817]*[.A817]" office:value-type="float" office:value="0.935367516736" calcext:value-type="float">
            <text:p>0.935367516736</text:p>
          </table:table-cell>
          <table:table-cell table:formula="of:=([.A817]-[.B817])*([.A817]-[.B817])" office:value-type="float" office:value="0.002584298896" calcext:value-type="float">
            <text:p>0.002584298896</text:p>
          </table:table-cell>
          <table:table-cell table:number-columns-repeated="2"/>
        </table:table-row>
        <table:table-row table:style-name="ro1">
          <table:table-cell office:value-type="float" office:value="0.967145" calcext:value-type="float">
            <text:p>0.967145</text:p>
          </table:table-cell>
          <table:table-cell office:value-type="float" office:value="0.943864" calcext:value-type="float">
            <text:p>0.943864</text:p>
          </table:table-cell>
          <table:table-cell table:formula="of:=[.A818]*[.A818]" office:value-type="float" office:value="0.935369451025" calcext:value-type="float">
            <text:p>0.935369451025</text:p>
          </table:table-cell>
          <table:table-cell table:formula="of:=([.A818]-[.B818])*([.A818]-[.B818])" office:value-type="float" office:value="0.000542004961" calcext:value-type="float">
            <text:p>0.000542004961</text:p>
          </table:table-cell>
          <table:table-cell table:number-columns-repeated="2"/>
        </table:table-row>
        <table:table-row table:style-name="ro1">
          <table:table-cell office:value-type="float" office:value="0.967144" calcext:value-type="float">
            <text:p>0.967144</text:p>
          </table:table-cell>
          <table:table-cell office:value-type="float" office:value="0.998192" calcext:value-type="float">
            <text:p>0.998192</text:p>
          </table:table-cell>
          <table:table-cell table:formula="of:=[.A819]*[.A819]" office:value-type="float" office:value="0.935367516736" calcext:value-type="float">
            <text:p>0.935367516736</text:p>
          </table:table-cell>
          <table:table-cell table:formula="of:=([.A819]-[.B819])*([.A819]-[.B819])" office:value-type="float" office:value="0.000963978303999998" calcext:value-type="float">
            <text:p>0.000963978303999998</text:p>
          </table:table-cell>
          <table:table-cell table:number-columns-repeated="2"/>
        </table:table-row>
        <table:table-row table:style-name="ro1">
          <table:table-cell office:value-type="float" office:value="0.967145" calcext:value-type="float">
            <text:p>0.967145</text:p>
          </table:table-cell>
          <table:table-cell office:value-type="float" office:value="0.999997" calcext:value-type="float">
            <text:p>0.999997</text:p>
          </table:table-cell>
          <table:table-cell table:formula="of:=[.A820]*[.A820]" office:value-type="float" office:value="0.935369451025" calcext:value-type="float">
            <text:p>0.935369451025</text:p>
          </table:table-cell>
          <table:table-cell table:formula="of:=([.A820]-[.B820])*([.A820]-[.B820])" office:value-type="float" office:value="0.001079253904" calcext:value-type="float">
            <text:p>0.001079253904</text:p>
          </table:table-cell>
          <table:table-cell table:number-columns-repeated="2"/>
        </table:table-row>
        <table:table-row table:style-name="ro1">
          <table:table-cell office:value-type="float" office:value="0.000421166" calcext:value-type="float">
            <text:p>0.000421166</text:p>
          </table:table-cell>
          <table:table-cell office:value-type="float" office:value="0.00000303222" calcext:value-type="float">
            <text:p>0.00000303222</text:p>
          </table:table-cell>
          <table:table-cell table:formula="of:=[.A821]*[.A821]" office:value-type="float" office:value="0.000000177380799556" calcext:value-type="float">
            <text:p>1.77380799556E-07</text:p>
          </table:table-cell>
          <table:table-cell table:formula="of:=([.A821]-[.B821])*([.A821]-[.B821])" office:value-type="float" office:value="0.00000017483585797709" calcext:value-type="float">
            <text:p>1.74835857977088E-07</text:p>
          </table:table-cell>
          <table:table-cell table:number-columns-repeated="2"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655882" calcext:value-type="float">
            <text:p>0.0000655882</text:p>
          </table:table-cell>
          <table:table-cell table:formula="of:=[.A822]*[.A822]" office:value-type="float" office:value="0.00000000070986543489" calcext:value-type="float">
            <text:p>7.0986543489E-10</text:p>
          </table:table-cell>
          <table:table-cell table:formula="of:=([.A822]-[.B822])*([.A822]-[.B822])" office:value-type="float" office:value="0.00000000151670523601" calcext:value-type="float">
            <text:p>1.51670523601E-09</text:p>
          </table:table-cell>
          <table:table-cell table:number-columns-repeated="2"/>
        </table:table-row>
        <table:table-row table:style-name="ro1">
          <table:table-cell office:value-type="float" office:value="0.00000792742" calcext:value-type="float">
            <text:p>0.00000792742</text:p>
          </table:table-cell>
          <table:table-cell office:value-type="float" office:value="0.00121116" calcext:value-type="float">
            <text:p>0.00121116</text:p>
          </table:table-cell>
          <table:table-cell table:formula="of:=[.A823]*[.A823]" office:value-type="float" office:value="0.00000000006284398786" calcext:value-type="float">
            <text:p>6.28439878564E-11</text:p>
          </table:table-cell>
          <table:table-cell table:formula="of:=([.A823]-[.B823])*([.A823]-[.B823])" office:value-type="float" office:value="0.00000144776864157346" calcext:value-type="float">
            <text:p>1.44776864157346E-06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00053938" calcext:value-type="float">
            <text:p>0.0000053938</text:p>
          </table:table-cell>
          <table:table-cell table:formula="of:=[.A824]*[.A824]" office:value-type="float" office:value="0.00000000007366909062" calcext:value-type="float">
            <text:p>7.36690906249E-11</text:p>
          </table:table-cell>
          <table:table-cell table:formula="of:=([.A824]-[.B824])*([.A824]-[.B824])" office:value-type="float" office:value="0.00000000001017144313" calcext:value-type="float">
            <text:p>1.01714431329E-11</text:p>
          </table:table-cell>
          <table:table-cell table:number-columns-repeated="2"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00067651" calcext:value-type="float">
            <text:p>0.0000067651</text:p>
          </table:table-cell>
          <table:table-cell table:formula="of:=[.A825]*[.A825]" office:value-type="float" office:value="0.00000000004377304385" calcext:value-type="float">
            <text:p>4.37730438544E-11</text:p>
          </table:table-cell>
          <table:table-cell table:formula="of:=([.A825]-[.B825])*([.A825]-[.B825])" office:value-type="float" office:value="0.00000000000002219504" calcext:value-type="float">
            <text:p>2.21950404E-14</text:p>
          </table:table-cell>
          <table:table-cell table:number-columns-repeated="2"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0000309359" calcext:value-type="float">
            <text:p>0.000000309359</text:p>
          </table:table-cell>
          <table:table-cell table:formula="of:=[.A826]*[.A826]" office:value-type="float" office:value="0.00000000004377304385" calcext:value-type="float">
            <text:p>4.37730438544E-11</text:p>
          </table:table-cell>
          <table:table-cell table:formula="of:=([.A826]-[.B826])*([.A826]-[.B826])" office:value-type="float" office:value="0.00000000003977523431" calcext:value-type="float">
            <text:p>3.9775234311121E-11</text:p>
          </table:table-cell>
          <table:table-cell table:number-columns-repeated="2"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00000000127564" calcext:value-type="float">
            <text:p>0.00000000127564</text:p>
          </table:table-cell>
          <table:table-cell table:formula="of:=[.A827]*[.A827]" office:value-type="float" office:value="0.00000000017825988196" calcext:value-type="float">
            <text:p>1.7825988196E-10</text:p>
          </table:table-cell>
          <table:table-cell table:formula="of:=([.A827]-[.B827])*([.A827]-[.B827])" office:value-type="float" office:value="0.00000000017822582043" calcext:value-type="float">
            <text:p>1.78225820427465E-10</text:p>
          </table:table-cell>
          <table:table-cell table:number-columns-repeated="2"/>
        </table:table-row>
        <table:table-row table:style-name="ro1">
          <table:table-cell office:value-type="float" office:value="0.000397801" calcext:value-type="float">
            <text:p>0.000397801</text:p>
          </table:table-cell>
          <table:table-cell office:value-type="float" office:value="0.000326807" calcext:value-type="float">
            <text:p>0.000326807</text:p>
          </table:table-cell>
          <table:table-cell table:formula="of:=[.A828]*[.A828]" office:value-type="float" office:value="0.000000158245635601" calcext:value-type="float">
            <text:p>1.58245635601E-07</text:p>
          </table:table-cell>
          <table:table-cell table:formula="of:=([.A828]-[.B828])*([.A828]-[.B828])" office:value-type="float" office:value="0.000000005040148036" calcext:value-type="float">
            <text:p>5.040148036E-09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10024" calcext:value-type="float">
            <text:p>0.0010024</text:p>
          </table:table-cell>
          <table:table-cell table:formula="of:=[.A829]*[.A829]" office:value-type="float" office:value="0.00000000000142107857" calcext:value-type="float">
            <text:p>1.4210785681E-12</text:p>
          </table:table-cell>
          <table:table-cell table:formula="of:=([.A829]-[.B829])*([.A829]-[.B829])" office:value-type="float" office:value="0.00000100241727904657" calcext:value-type="float">
            <text:p>1.00241727904657E-06</text:p>
          </table:table-cell>
          <table:table-cell table:number-columns-repeated="2"/>
        </table:table-row>
        <table:table-row table:style-name="ro1">
          <table:table-cell office:value-type="float" office:value="0.000204861" calcext:value-type="float">
            <text:p>0.000204861</text:p>
          </table:table-cell>
          <table:table-cell office:value-type="float" office:value="0.0000202299" calcext:value-type="float">
            <text:p>0.0000202299</text:p>
          </table:table-cell>
          <table:table-cell table:formula="of:=[.A830]*[.A830]" office:value-type="float" office:value="0.000000041968029321" calcext:value-type="float">
            <text:p>4.1968029321E-08</text:p>
          </table:table-cell>
          <table:table-cell table:formula="of:=([.A830]-[.B830])*([.A830]-[.B830])" office:value-type="float" office:value="0.00000003408864308721" calcext:value-type="float">
            <text:p>3.408864308721E-08</text:p>
          </table:table-cell>
          <table:table-cell table:number-columns-repeated="2"/>
        </table:table-row>
        <table:table-row table:style-name="ro1">
          <table:table-cell office:value-type="float" office:value="0.000132203" calcext:value-type="float">
            <text:p>0.000132203</text:p>
          </table:table-cell>
          <table:table-cell office:value-type="float" office:value="0.00000098947" calcext:value-type="float">
            <text:p>0.00000098947</text:p>
          </table:table-cell>
          <table:table-cell table:formula="of:=[.A831]*[.A831]" office:value-type="float" office:value="0.000000017477633209" calcext:value-type="float">
            <text:p>1.7477633209E-08</text:p>
          </table:table-cell>
          <table:table-cell table:formula="of:=([.A831]-[.B831])*([.A831]-[.B831])" office:value-type="float" office:value="0.00000001721699045506" calcext:value-type="float">
            <text:p>1.72169904550609E-08</text:p>
          </table:table-cell>
          <table:table-cell table:number-columns-repeated="2"/>
        </table:table-row>
        <table:table-row table:style-name="ro1">
          <table:table-cell office:value-type="float" office:value="0.000873983" calcext:value-type="float">
            <text:p>0.000873983</text:p>
          </table:table-cell>
          <table:table-cell office:value-type="float" office:value="0.000862743" calcext:value-type="float">
            <text:p>0.000862743</text:p>
          </table:table-cell>
          <table:table-cell table:formula="of:=[.A832]*[.A832]" office:value-type="float" office:value="0.000000763846284289" calcext:value-type="float">
            <text:p>7.63846284289E-07</text:p>
          </table:table-cell>
          <table:table-cell table:formula="of:=([.A832]-[.B832])*([.A832]-[.B832])" office:value-type="float" office:value="0.0000000001263376" calcext:value-type="float">
            <text:p>1.26337600000001E-10</text:p>
          </table:table-cell>
          <table:table-cell table:number-columns-repeated="2"/>
        </table:table-row>
        <table:table-row table:style-name="ro1">
          <table:table-cell office:value-type="float" office:value="0.000814915" calcext:value-type="float">
            <text:p>0.000814915</text:p>
          </table:table-cell>
          <table:table-cell office:value-type="float" office:value="0.00354156" calcext:value-type="float">
            <text:p>0.00354156</text:p>
          </table:table-cell>
          <table:table-cell table:formula="of:=[.A833]*[.A833]" office:value-type="float" office:value="0.000000664086457225" calcext:value-type="float">
            <text:p>6.64086457225E-07</text:p>
          </table:table-cell>
          <table:table-cell table:formula="of:=([.A833]-[.B833])*([.A833]-[.B833])" office:value-type="float" office:value="0.000007434592956025" calcext:value-type="float">
            <text:p>7.434592956025E-06</text:p>
          </table:table-cell>
          <table:table-cell table:number-columns-repeated="2"/>
        </table:table-row>
        <table:table-row table:style-name="ro1">
          <table:table-cell office:value-type="float" office:value="0.0027383" calcext:value-type="float">
            <text:p>0.0027383</text:p>
          </table:table-cell>
          <table:table-cell office:value-type="float" office:value="0.00204201" calcext:value-type="float">
            <text:p>0.00204201</text:p>
          </table:table-cell>
          <table:table-cell table:formula="of:=[.A834]*[.A834]" office:value-type="float" office:value="0.00000749828689" calcext:value-type="float">
            <text:p>0.00000749828689</text:p>
          </table:table-cell>
          <table:table-cell table:formula="of:=([.A834]-[.B834])*([.A834]-[.B834])" office:value-type="float" office:value="0.0000004848197641" calcext:value-type="float">
            <text:p>0.0000004848197641</text:p>
          </table:table-cell>
          <table:table-cell table:number-columns-repeated="2"/>
        </table:table-row>
        <table:table-row table:style-name="ro1">
          <table:table-cell office:value-type="float" office:value="0.00261265" calcext:value-type="float">
            <text:p>0.00261265</text:p>
          </table:table-cell>
          <table:table-cell office:value-type="float" office:value="0.0209563" calcext:value-type="float">
            <text:p>0.0209563</text:p>
          </table:table-cell>
          <table:table-cell table:formula="of:=[.A835]*[.A835]" office:value-type="float" office:value="0.0000068259400225" calcext:value-type="float">
            <text:p>0.0000068259400225</text:p>
          </table:table-cell>
          <table:table-cell table:formula="of:=([.A835]-[.B835])*([.A835]-[.B835])" office:value-type="float" office:value="0.0003364894953225" calcext:value-type="float">
            <text:p>0.0003364894953225</text:p>
          </table:table-cell>
          <table:table-cell table:number-columns-repeated="2"/>
        </table:table-row>
        <table:table-row table:style-name="ro1">
          <table:table-cell office:value-type="float" office:value="0.00173801" calcext:value-type="float">
            <text:p>0.00173801</text:p>
          </table:table-cell>
          <table:table-cell office:value-type="float" office:value="0.00202691" calcext:value-type="float">
            <text:p>0.00202691</text:p>
          </table:table-cell>
          <table:table-cell table:formula="of:=[.A836]*[.A836]" office:value-type="float" office:value="0.0000030206787601" calcext:value-type="float">
            <text:p>0.0000030206787601</text:p>
          </table:table-cell>
          <table:table-cell table:formula="of:=([.A836]-[.B836])*([.A836]-[.B836])" office:value-type="float" office:value="0.00000008346321" calcext:value-type="float">
            <text:p>0.00000008346321</text:p>
          </table:table-cell>
          <table:table-cell table:number-columns-repeated="2"/>
        </table:table-row>
        <table:table-row table:style-name="ro1">
          <table:table-cell office:value-type="float" office:value="0.00446647" calcext:value-type="float">
            <text:p>0.00446647</text:p>
          </table:table-cell>
          <table:table-cell office:value-type="float" office:value="0.0000220705" calcext:value-type="float">
            <text:p>0.0000220705</text:p>
          </table:table-cell>
          <table:table-cell table:formula="of:=[.A837]*[.A837]" office:value-type="float" office:value="0.0000199493542609" calcext:value-type="float">
            <text:p>0.0000199493542609</text:p>
          </table:table-cell>
          <table:table-cell table:formula="of:=([.A837]-[.B837])*([.A837]-[.B837])" office:value-type="float" office:value="0.0000197526869156003" calcext:value-type="float">
            <text:p>1.97526869156003E-05</text:p>
          </table:table-cell>
          <table:table-cell table:number-columns-repeated="2"/>
        </table:table-row>
        <table:table-row table:style-name="ro1">
          <table:table-cell office:value-type="float" office:value="0.00877142" calcext:value-type="float">
            <text:p>0.00877142</text:p>
          </table:table-cell>
          <table:table-cell office:value-type="float" office:value="0.000454309" calcext:value-type="float">
            <text:p>0.000454309</text:p>
          </table:table-cell>
          <table:table-cell table:formula="of:=[.A838]*[.A838]" office:value-type="float" office:value="0.0000769378088164" calcext:value-type="float">
            <text:p>0.0000769378088164</text:p>
          </table:table-cell>
          <table:table-cell table:formula="of:=([.A838]-[.B838])*([.A838]-[.B838])" office:value-type="float" office:value="0.000069174335386321" calcext:value-type="float">
            <text:p>6.9174335386321E-05</text:p>
          </table:table-cell>
          <table:table-cell table:number-columns-repeated="2"/>
        </table:table-row>
        <table:table-row table:style-name="ro1">
          <table:table-cell office:value-type="float" office:value="0.00877142" calcext:value-type="float">
            <text:p>0.00877142</text:p>
          </table:table-cell>
          <table:table-cell office:value-type="float" office:value="0.000790073" calcext:value-type="float">
            <text:p>0.000790073</text:p>
          </table:table-cell>
          <table:table-cell table:formula="of:=[.A839]*[.A839]" office:value-type="float" office:value="0.0000769378088164" calcext:value-type="float">
            <text:p>0.0000769378088164</text:p>
          </table:table-cell>
          <table:table-cell table:formula="of:=([.A839]-[.B839])*([.A839]-[.B839])" office:value-type="float" office:value="0.000063701899934409" calcext:value-type="float">
            <text:p>6.3701899934409E-05</text:p>
          </table:table-cell>
          <table:table-cell table:number-columns-repeated="2"/>
        </table:table-row>
        <table:table-row table:style-name="ro1">
          <table:table-cell office:value-type="float" office:value="0.0231978" calcext:value-type="float">
            <text:p>0.0231978</text:p>
          </table:table-cell>
          <table:table-cell office:value-type="float" office:value="0.000828808" calcext:value-type="float">
            <text:p>0.000828808</text:p>
          </table:table-cell>
          <table:table-cell table:formula="of:=[.A840]*[.A840]" office:value-type="float" office:value="0.00053813792484" calcext:value-type="float">
            <text:p>0.00053813792484</text:p>
          </table:table-cell>
          <table:table-cell table:formula="of:=([.A840]-[.B840])*([.A840]-[.B840])" office:value-type="float" office:value="0.000500371803096064" calcext:value-type="float">
            <text:p>0.000500371803096064</text:p>
          </table:table-cell>
          <table:table-cell table:number-columns-repeated="2"/>
        </table:table-row>
        <table:table-row table:style-name="ro1">
          <table:table-cell office:value-type="float" office:value="0.0551093" calcext:value-type="float">
            <text:p>0.0551093</text:p>
          </table:table-cell>
          <table:table-cell office:value-type="float" office:value="0.00546587" calcext:value-type="float">
            <text:p>0.00546587</text:p>
          </table:table-cell>
          <table:table-cell table:formula="of:=[.A841]*[.A841]" office:value-type="float" office:value="0.00303703494649" calcext:value-type="float">
            <text:p>0.00303703494649</text:p>
          </table:table-cell>
          <table:table-cell table:formula="of:=([.A841]-[.B841])*([.A841]-[.B841])" office:value-type="float" office:value="0.0024644701421649" calcext:value-type="float">
            <text:p>0.0024644701421649</text:p>
          </table:table-cell>
          <table:table-cell table:number-columns-repeated="2"/>
        </table:table-row>
        <table:table-row table:style-name="ro1">
          <table:table-cell office:value-type="float" office:value="0.0805277" calcext:value-type="float">
            <text:p>0.0805277</text:p>
          </table:table-cell>
          <table:table-cell office:value-type="float" office:value="0.120865" calcext:value-type="float">
            <text:p>0.120865</text:p>
          </table:table-cell>
          <table:table-cell table:formula="of:=[.A842]*[.A842]" office:value-type="float" office:value="0.00648471046729" calcext:value-type="float">
            <text:p>0.00648471046729</text:p>
          </table:table-cell>
          <table:table-cell table:formula="of:=([.A842]-[.B842])*([.A842]-[.B842])" office:value-type="float" office:value="0.00162709777129" calcext:value-type="float">
            <text:p>0.00162709777129</text:p>
          </table:table-cell>
          <table:table-cell table:number-columns-repeated="2"/>
        </table:table-row>
        <table:table-row table:style-name="ro1">
          <table:table-cell office:value-type="float" office:value="0.0805277" calcext:value-type="float">
            <text:p>0.0805277</text:p>
          </table:table-cell>
          <table:table-cell office:value-type="float" office:value="0.0552921" calcext:value-type="float">
            <text:p>0.0552921</text:p>
          </table:table-cell>
          <table:table-cell table:formula="of:=[.A843]*[.A843]" office:value-type="float" office:value="0.00648471046729" calcext:value-type="float">
            <text:p>0.00648471046729</text:p>
          </table:table-cell>
          <table:table-cell table:formula="of:=([.A843]-[.B843])*([.A843]-[.B843])" office:value-type="float" office:value="0.00063683550736" calcext:value-type="float">
            <text:p>0.00063683550736</text:p>
          </table:table-cell>
          <table:table-cell table:number-columns-repeated="2"/>
        </table:table-row>
        <table:table-row table:style-name="ro1">
          <table:table-cell office:value-type="float" office:value="0.0784995" calcext:value-type="float">
            <text:p>0.0784995</text:p>
          </table:table-cell>
          <table:table-cell office:value-type="float" office:value="0.0627268" calcext:value-type="float">
            <text:p>0.0627268</text:p>
          </table:table-cell>
          <table:table-cell table:formula="of:=[.A844]*[.A844]" office:value-type="float" office:value="0.00616217150025" calcext:value-type="float">
            <text:p>0.00616217150025</text:p>
          </table:table-cell>
          <table:table-cell table:formula="of:=([.A844]-[.B844])*([.A844]-[.B844])" office:value-type="float" office:value="0.00024877806529" calcext:value-type="float">
            <text:p>0.00024877806529</text:p>
          </table:table-cell>
          <table:table-cell table:number-columns-repeated="2"/>
        </table:table-row>
        <table:table-row table:style-name="ro1">
          <table:table-cell office:value-type="float" office:value="0.115479" calcext:value-type="float">
            <text:p>0.115479</text:p>
          </table:table-cell>
          <table:table-cell office:value-type="float" office:value="0.335265" calcext:value-type="float">
            <text:p>0.335265</text:p>
          </table:table-cell>
          <table:table-cell table:formula="of:=[.A845]*[.A845]" office:value-type="float" office:value="0.013335399441" calcext:value-type="float">
            <text:p>0.013335399441</text:p>
          </table:table-cell>
          <table:table-cell table:formula="of:=([.A845]-[.B845])*([.A845]-[.B845])" office:value-type="float" office:value="0.048305885796" calcext:value-type="float">
            <text:p>0.048305885796</text:p>
          </table:table-cell>
          <table:table-cell table:number-columns-repeated="2"/>
        </table:table-row>
        <table:table-row table:style-name="ro1">
          <table:table-cell office:value-type="float" office:value="0.148233" calcext:value-type="float">
            <text:p>0.148233</text:p>
          </table:table-cell>
          <table:table-cell office:value-type="float" office:value="0.381184" calcext:value-type="float">
            <text:p>0.381184</text:p>
          </table:table-cell>
          <table:table-cell table:formula="of:=[.A846]*[.A846]" office:value-type="float" office:value="0.021973022289" calcext:value-type="float">
            <text:p>0.021973022289</text:p>
          </table:table-cell>
          <table:table-cell table:formula="of:=([.A846]-[.B846])*([.A846]-[.B846])" office:value-type="float" office:value="0.054266168401" calcext:value-type="float">
            <text:p>0.054266168401</text:p>
          </table:table-cell>
          <table:table-cell table:number-columns-repeated="2"/>
        </table:table-row>
        <table:table-row table:style-name="ro1">
          <table:table-cell office:value-type="float" office:value="0.177195" calcext:value-type="float">
            <text:p>0.177195</text:p>
          </table:table-cell>
          <table:table-cell office:value-type="float" office:value="0.389939" calcext:value-type="float">
            <text:p>0.389939</text:p>
          </table:table-cell>
          <table:table-cell table:formula="of:=[.A847]*[.A847]" office:value-type="float" office:value="0.031398068025" calcext:value-type="float">
            <text:p>0.031398068025</text:p>
          </table:table-cell>
          <table:table-cell table:formula="of:=([.A847]-[.B847])*([.A847]-[.B847])" office:value-type="float" office:value="0.045260009536" calcext:value-type="float">
            <text:p>0.045260009536</text:p>
          </table:table-cell>
          <table:table-cell table:number-columns-repeated="2"/>
        </table:table-row>
        <table:table-row table:style-name="ro1">
          <table:table-cell office:value-type="float" office:value="0.385651" calcext:value-type="float">
            <text:p>0.385651</text:p>
          </table:table-cell>
          <table:table-cell office:value-type="float" office:value="0.438168" calcext:value-type="float">
            <text:p>0.438168</text:p>
          </table:table-cell>
          <table:table-cell table:formula="of:=[.A848]*[.A848]" office:value-type="float" office:value="0.148726693801" calcext:value-type="float">
            <text:p>0.148726693801</text:p>
          </table:table-cell>
          <table:table-cell table:formula="of:=([.A848]-[.B848])*([.A848]-[.B848])" office:value-type="float" office:value="0.002758035289" calcext:value-type="float">
            <text:p>0.002758035289</text:p>
          </table:table-cell>
          <table:table-cell table:number-columns-repeated="2"/>
        </table:table-row>
        <table:table-row table:style-name="ro1">
          <table:table-cell office:value-type="float" office:value="0.648077" calcext:value-type="float">
            <text:p>0.648077</text:p>
          </table:table-cell>
          <table:table-cell office:value-type="float" office:value="0.438089" calcext:value-type="float">
            <text:p>0.438089</text:p>
          </table:table-cell>
          <table:table-cell table:formula="of:=[.A849]*[.A849]" office:value-type="float" office:value="0.420003797929" calcext:value-type="float">
            <text:p>0.420003797929</text:p>
          </table:table-cell>
          <table:table-cell table:formula="of:=([.A849]-[.B849])*([.A849]-[.B849])" office:value-type="float" office:value="0.044094960144" calcext:value-type="float">
            <text:p>0.044094960144</text:p>
          </table:table-cell>
          <table:table-cell table:number-columns-repeated="2"/>
        </table:table-row>
        <table:table-row table:style-name="ro1">
          <table:table-cell office:value-type="float" office:value="0.648078" calcext:value-type="float">
            <text:p>0.648078</text:p>
          </table:table-cell>
          <table:table-cell office:value-type="float" office:value="0.456599" calcext:value-type="float">
            <text:p>0.456599</text:p>
          </table:table-cell>
          <table:table-cell table:formula="of:=[.A850]*[.A850]" office:value-type="float" office:value="0.420005094084" calcext:value-type="float">
            <text:p>0.420005094084</text:p>
          </table:table-cell>
          <table:table-cell table:formula="of:=([.A850]-[.B850])*([.A850]-[.B850])" office:value-type="float" office:value="0.036664207441" calcext:value-type="float">
            <text:p>0.036664207441</text:p>
          </table:table-cell>
          <table:table-cell table:number-columns-repeated="2"/>
        </table:table-row>
        <table:table-row table:style-name="ro1">
          <table:table-cell office:value-type="float" office:value="0.648077" calcext:value-type="float">
            <text:p>0.648077</text:p>
          </table:table-cell>
          <table:table-cell office:value-type="float" office:value="0.476735" calcext:value-type="float">
            <text:p>0.476735</text:p>
          </table:table-cell>
          <table:table-cell table:formula="of:=[.A851]*[.A851]" office:value-type="float" office:value="0.420003797929" calcext:value-type="float">
            <text:p>0.420003797929</text:p>
          </table:table-cell>
          <table:table-cell table:formula="of:=([.A851]-[.B851])*([.A851]-[.B851])" office:value-type="float" office:value="0.029358080964" calcext:value-type="float">
            <text:p>0.029358080964</text:p>
          </table:table-cell>
          <table:table-cell table:number-columns-repeated="2"/>
        </table:table-row>
        <table:table-row table:style-name="ro1">
          <table:table-cell office:value-type="float" office:value="0.793189" calcext:value-type="float">
            <text:p>0.793189</text:p>
          </table:table-cell>
          <table:table-cell office:value-type="float" office:value="0.498605" calcext:value-type="float">
            <text:p>0.498605</text:p>
          </table:table-cell>
          <table:table-cell table:formula="of:=[.A852]*[.A852]" office:value-type="float" office:value="0.629148789721" calcext:value-type="float">
            <text:p>0.629148789721</text:p>
          </table:table-cell>
          <table:table-cell table:formula="of:=([.A852]-[.B852])*([.A852]-[.B852])" office:value-type="float" office:value="0.086779733056" calcext:value-type="float">
            <text:p>0.086779733056</text:p>
          </table:table-cell>
          <table:table-cell table:number-columns-repeated="2"/>
        </table:table-row>
        <table:table-row table:style-name="ro1">
          <table:table-cell office:value-type="float" office:value="0.939153" calcext:value-type="float">
            <text:p>0.939153</text:p>
          </table:table-cell>
          <table:table-cell office:value-type="float" office:value="0.511686" calcext:value-type="float">
            <text:p>0.511686</text:p>
          </table:table-cell>
          <table:table-cell table:formula="of:=[.A853]*[.A853]" office:value-type="float" office:value="0.882008357409" calcext:value-type="float">
            <text:p>0.882008357409</text:p>
          </table:table-cell>
          <table:table-cell table:formula="of:=([.A853]-[.B853])*([.A853]-[.B853])" office:value-type="float" office:value="0.182728036089" calcext:value-type="float">
            <text:p>0.182728036089</text:p>
          </table:table-cell>
          <table:table-cell table:number-columns-repeated="2"/>
        </table:table-row>
        <table:table-row table:style-name="ro1">
          <table:table-cell office:value-type="float" office:value="0.939153" calcext:value-type="float">
            <text:p>0.939153</text:p>
          </table:table-cell>
          <table:table-cell office:value-type="float" office:value="0.831544" calcext:value-type="float">
            <text:p>0.831544</text:p>
          </table:table-cell>
          <table:table-cell table:formula="of:=[.A854]*[.A854]" office:value-type="float" office:value="0.882008357409" calcext:value-type="float">
            <text:p>0.882008357409</text:p>
          </table:table-cell>
          <table:table-cell table:formula="of:=([.A854]-[.B854])*([.A854]-[.B854])" office:value-type="float" office:value="0.011579696881" calcext:value-type="float">
            <text:p>0.011579696881</text:p>
          </table:table-cell>
          <table:table-cell table:number-columns-repeated="2"/>
        </table:table-row>
        <table:table-row table:style-name="ro1">
          <table:table-cell office:value-type="float" office:value="0.939153" calcext:value-type="float">
            <text:p>0.939153</text:p>
          </table:table-cell>
          <table:table-cell office:value-type="float" office:value="0.870513" calcext:value-type="float">
            <text:p>0.870513</text:p>
          </table:table-cell>
          <table:table-cell table:formula="of:=[.A855]*[.A855]" office:value-type="float" office:value="0.882008357409" calcext:value-type="float">
            <text:p>0.882008357409</text:p>
          </table:table-cell>
          <table:table-cell table:formula="of:=([.A855]-[.B855])*([.A855]-[.B855])" office:value-type="float" office:value="0.00471144960000001" calcext:value-type="float">
            <text:p>0.0047114496000000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46785" calcext:value-type="float">
            <text:p>0.946785</text:p>
          </table:table-cell>
          <table:table-cell table:formula="of:=[.A856]*[.A856]" office:value-type="float" office:value="0.999982000081" calcext:value-type="float">
            <text:p>0.999982000081</text:p>
          </table:table-cell>
          <table:table-cell table:formula="of:=([.A856]-[.B856])*([.A856]-[.B856])" office:value-type="float" office:value="0.002830878436" calcext:value-type="float">
            <text:p>0.00283087843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75259" calcext:value-type="float">
            <text:p>0.975259</text:p>
          </table:table-cell>
          <table:table-cell table:formula="of:=[.A857]*[.A857]" office:value-type="float" office:value="0.999982000081" calcext:value-type="float">
            <text:p>0.999982000081</text:p>
          </table:table-cell>
          <table:table-cell table:formula="of:=([.A857]-[.B857])*([.A857]-[.B857])" office:value-type="float" office:value="0.000611671823999999" calcext:value-type="float">
            <text:p>0.000611671823999999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8609" calcext:value-type="float">
            <text:p>0.988609</text:p>
          </table:table-cell>
          <table:table-cell table:formula="of:=[.A858]*[.A858]" office:value-type="float" office:value="0.999982000081" calcext:value-type="float">
            <text:p>0.999982000081</text:p>
          </table:table-cell>
          <table:table-cell table:formula="of:=([.A858]-[.B858])*([.A858]-[.B858])" office:value-type="float" office:value="0.000129549924" calcext:value-type="float">
            <text:p>0.000129549924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0397" calcext:value-type="float">
            <text:p>0.990397</text:p>
          </table:table-cell>
          <table:table-cell table:formula="of:=[.A859]*[.A859]" office:value-type="float" office:value="0.999982000081" calcext:value-type="float">
            <text:p>0.999982000081</text:p>
          </table:table-cell>
          <table:table-cell table:formula="of:=([.A859]-[.B859])*([.A859]-[.B859])" office:value-type="float" office:value="0.0000920448359999998" calcext:value-type="float">
            <text:p>0.0000920448359999998</text:p>
          </table:table-cell>
          <table:table-cell table:number-columns-repeated="2"/>
        </table:table-row>
        <table:table-row table:style-name="ro1">
          <table:table-cell office:value-type="float" office:value="0.000015974" calcext:value-type="float">
            <text:p>0.000015974</text:p>
          </table:table-cell>
          <table:table-cell office:value-type="float" office:value="0.00000303186" calcext:value-type="float">
            <text:p>0.00000303186</text:p>
          </table:table-cell>
          <table:table-cell table:formula="of:=[.A860]*[.A860]" office:value-type="float" office:value="0.000000000255168676" calcext:value-type="float">
            <text:p>2.55168676E-10</text:p>
          </table:table-cell>
          <table:table-cell table:formula="of:=([.A860]-[.B860])*([.A860]-[.B860])" office:value-type="float" office:value="0.00000000016749898778" calcext:value-type="float">
            <text:p>1.674989877796E-10</text:p>
          </table:table-cell>
          <table:table-cell table:number-columns-repeated="2"/>
        </table:table-row>
        <table:table-row table:style-name="ro1">
          <table:table-cell office:value-type="float" office:value="0.00000441074" calcext:value-type="float">
            <text:p>0.00000441074</text:p>
          </table:table-cell>
          <table:table-cell office:value-type="float" office:value="0.0000000126718" calcext:value-type="float">
            <text:p>0.0000000126718</text:p>
          </table:table-cell>
          <table:table-cell table:formula="of:=[.A861]*[.A861]" office:value-type="float" office:value="0.00000000001945462735" calcext:value-type="float">
            <text:p>1.94546273476E-11</text:p>
          </table:table-cell>
          <table:table-cell table:formula="of:=([.A861]-[.B861])*([.A861]-[.B861])" office:value-type="float" office:value="0.00000000001934300389" calcext:value-type="float">
            <text:p>1.93430038918512E-11</text:p>
          </table:table-cell>
          <table:table-cell table:number-columns-repeated="2"/>
        </table:table-row>
        <table:table-row table:style-name="ro1">
          <table:table-cell office:value-type="float" office:value="0.00000441074" calcext:value-type="float">
            <text:p>0.00000441074</text:p>
          </table:table-cell>
          <table:table-cell office:value-type="float" office:value="0.000000107151" calcext:value-type="float">
            <text:p>0.000000107151</text:p>
          </table:table-cell>
          <table:table-cell table:formula="of:=[.A862]*[.A862]" office:value-type="float" office:value="0.00000000001945462735" calcext:value-type="float">
            <text:p>1.94546273476E-11</text:p>
          </table:table-cell>
          <table:table-cell table:formula="of:=([.A862]-[.B862])*([.A862]-[.B862])" office:value-type="float" office:value="0.00000000001852087828" calcext:value-type="float">
            <text:p>1.8520878280921E-11</text:p>
          </table:table-cell>
          <table:table-cell table:number-columns-repeated="2"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0248835" calcext:value-type="float">
            <text:p>0.0000248835</text:p>
          </table:table-cell>
          <table:table-cell table:formula="of:=[.A863]*[.A863]" office:value-type="float" office:value="0.0000000000189324193" calcext:value-type="float">
            <text:p>1.89324192996E-11</text:p>
          </table:table-cell>
          <table:table-cell table:formula="of:=([.A863]-[.B863])*([.A863]-[.B863])" office:value-type="float" office:value="0.00000000042157780717" calcext:value-type="float">
            <text:p>4.215778071696E-10</text:p>
          </table:table-cell>
          <table:table-cell table:number-columns-repeated="2"/>
        </table:table-row>
        <table:table-row table:style-name="ro1">
          <table:table-cell office:value-type="float" office:value="0.0000777245" calcext:value-type="float">
            <text:p>0.0000777245</text:p>
          </table:table-cell>
          <table:table-cell office:value-type="float" office:value="0.0000155407" calcext:value-type="float">
            <text:p>0.0000155407</text:p>
          </table:table-cell>
          <table:table-cell table:formula="of:=[.A864]*[.A864]" office:value-type="float" office:value="0.00000000604109790025" calcext:value-type="float">
            <text:p>6.04109790025E-09</text:p>
          </table:table-cell>
          <table:table-cell table:formula="of:=([.A864]-[.B864])*([.A864]-[.B864])" office:value-type="float" office:value="0.00000000386682498244" calcext:value-type="float">
            <text:p>3.86682498244E-09</text:p>
          </table:table-cell>
          <table:table-cell table:number-columns-repeated="2"/>
        </table:table-row>
        <table:table-row table:style-name="ro1">
          <table:table-cell office:value-type="float" office:value="0.00000923872" calcext:value-type="float">
            <text:p>0.00000923872</text:p>
          </table:table-cell>
          <table:table-cell office:value-type="float" office:value="0.00000712857" calcext:value-type="float">
            <text:p>0.00000712857</text:p>
          </table:table-cell>
          <table:table-cell table:formula="of:=[.A865]*[.A865]" office:value-type="float" office:value="0.00000000008535394724" calcext:value-type="float">
            <text:p>8.53539472384E-11</text:p>
          </table:table-cell>
          <table:table-cell table:formula="of:=([.A865]-[.B865])*([.A865]-[.B865])" office:value-type="float" office:value="0.00000000000445273302" calcext:value-type="float">
            <text:p>4.4527330225E-12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00247335" calcext:value-type="float">
            <text:p>0.0000247335</text:p>
          </table:table-cell>
          <table:table-cell table:formula="of:=[.A866]*[.A866]" office:value-type="float" office:value="0.00000000000687803076" calcext:value-type="float">
            <text:p>6.87803076E-12</text:p>
          </table:table-cell>
          <table:table-cell table:formula="of:=([.A866]-[.B866])*([.A866]-[.B866])" office:value-type="float" office:value="0.00000000048889189881" calcext:value-type="float">
            <text:p>4.8889189881E-10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007158" calcext:value-type="float">
            <text:p>0.00007158</text:p>
          </table:table-cell>
          <table:table-cell table:formula="of:=[.A867]*[.A867]" office:value-type="float" office:value="0.00000000034805752969" calcext:value-type="float">
            <text:p>3.4805752969E-10</text:p>
          </table:table-cell>
          <table:table-cell table:formula="of:=([.A867]-[.B867])*([.A867]-[.B867])" office:value-type="float" office:value="0.00000000280091802169" calcext:value-type="float">
            <text:p>2.80091802169E-09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131241" calcext:value-type="float">
            <text:p>0.00131241</text:p>
          </table:table-cell>
          <table:table-cell table:formula="of:=[.A868]*[.A868]" office:value-type="float" office:value="0.00000000034805752969" calcext:value-type="float">
            <text:p>3.4805752969E-10</text:p>
          </table:table-cell>
          <table:table-cell table:formula="of:=([.A868]-[.B868])*([.A868]-[.B868])" office:value-type="float" office:value="0.00000167379863626369" calcext:value-type="float">
            <text:p>1.67379863626369E-06</text:p>
          </table:table-cell>
          <table:table-cell table:number-columns-repeated="2"/>
        </table:table-row>
        <table:table-row table:style-name="ro1">
          <table:table-cell office:value-type="float" office:value="0.000139832" calcext:value-type="float">
            <text:p>0.000139832</text:p>
          </table:table-cell>
          <table:table-cell office:value-type="float" office:value="0.0000862913" calcext:value-type="float">
            <text:p>0.0000862913</text:p>
          </table:table-cell>
          <table:table-cell table:formula="of:=[.A869]*[.A869]" office:value-type="float" office:value="0.000000019552988224" calcext:value-type="float">
            <text:p>1.9552988224E-08</text:p>
          </table:table-cell>
          <table:table-cell table:formula="of:=([.A869]-[.B869])*([.A869]-[.B869])" office:value-type="float" office:value="0.00000000286660655649" calcext:value-type="float">
            <text:p>2.86660655649E-09</text:p>
          </table:table-cell>
          <table:table-cell table:number-columns-repeated="2"/>
        </table:table-row>
        <table:table-row table:style-name="ro1">
          <table:table-cell office:value-type="float" office:value="0.000867307" calcext:value-type="float">
            <text:p>0.000867307</text:p>
          </table:table-cell>
          <table:table-cell office:value-type="float" office:value="0.0675625" calcext:value-type="float">
            <text:p>0.0675625</text:p>
          </table:table-cell>
          <table:table-cell table:formula="of:=[.A870]*[.A870]" office:value-type="float" office:value="0.000000752221432249" calcext:value-type="float">
            <text:p>7.52221432249E-07</text:p>
          </table:table-cell>
          <table:table-cell table:formula="of:=([.A870]-[.B870])*([.A870]-[.B870])" office:value-type="float" office:value="0.00444824876930725" calcext:value-type="float">
            <text:p>0.00444824876930725</text:p>
          </table:table-cell>
          <table:table-cell table:number-columns-repeated="2"/>
        </table:table-row>
        <table:table-row table:style-name="ro1">
          <table:table-cell office:value-type="float" office:value="0.000867307" calcext:value-type="float">
            <text:p>0.000867307</text:p>
          </table:table-cell>
          <table:table-cell office:value-type="float" office:value="0.000666114" calcext:value-type="float">
            <text:p>0.000666114</text:p>
          </table:table-cell>
          <table:table-cell table:formula="of:=[.A871]*[.A871]" office:value-type="float" office:value="0.000000752221432249" calcext:value-type="float">
            <text:p>7.52221432249E-07</text:p>
          </table:table-cell>
          <table:table-cell table:formula="of:=([.A871]-[.B871])*([.A871]-[.B871])" office:value-type="float" office:value="0.000000040478623249" calcext:value-type="float">
            <text:p>4.0478623249E-08</text:p>
          </table:table-cell>
          <table:table-cell table:number-columns-repeated="2"/>
        </table:table-row>
        <table:table-row table:style-name="ro1">
          <table:table-cell office:value-type="float" office:value="0.0000607371" calcext:value-type="float">
            <text:p>0.0000607371</text:p>
          </table:table-cell>
          <table:table-cell office:value-type="float" office:value="0.000566667" calcext:value-type="float">
            <text:p>0.000566667</text:p>
          </table:table-cell>
          <table:table-cell table:formula="of:=[.A872]*[.A872]" office:value-type="float" office:value="0.00000000368899531641" calcext:value-type="float">
            <text:p>3.68899531641E-09</text:p>
          </table:table-cell>
          <table:table-cell table:formula="of:=([.A872]-[.B872])*([.A872]-[.B872])" office:value-type="float" office:value="0.00000025596506371401" calcext:value-type="float">
            <text:p>2.5596506371401E-07</text:p>
          </table:table-cell>
          <table:table-cell table:number-columns-repeated="2"/>
        </table:table-row>
        <table:table-row table:style-name="ro1">
          <table:table-cell office:value-type="float" office:value="0.0000607371" calcext:value-type="float">
            <text:p>0.0000607371</text:p>
          </table:table-cell>
          <table:table-cell office:value-type="float" office:value="0.000428862" calcext:value-type="float">
            <text:p>0.000428862</text:p>
          </table:table-cell>
          <table:table-cell table:formula="of:=[.A873]*[.A873]" office:value-type="float" office:value="0.00000000368899531641" calcext:value-type="float">
            <text:p>3.68899531641E-09</text:p>
          </table:table-cell>
          <table:table-cell table:formula="of:=([.A873]-[.B873])*([.A873]-[.B873])" office:value-type="float" office:value="0.00000013551594200001" calcext:value-type="float">
            <text:p>1.3551594200001E-07</text:p>
          </table:table-cell>
          <table:table-cell table:number-columns-repeated="2"/>
        </table:table-row>
        <table:table-row table:style-name="ro1">
          <table:table-cell office:value-type="float" office:value="0.0000607371" calcext:value-type="float">
            <text:p>0.0000607371</text:p>
          </table:table-cell>
          <table:table-cell office:value-type="float" office:value="0.000427815" calcext:value-type="float">
            <text:p>0.000427815</text:p>
          </table:table-cell>
          <table:table-cell table:formula="of:=[.A874]*[.A874]" office:value-type="float" office:value="0.00000000368899531641" calcext:value-type="float">
            <text:p>3.68899531641E-09</text:p>
          </table:table-cell>
          <table:table-cell table:formula="of:=([.A874]-[.B874])*([.A874]-[.B874])" office:value-type="float" office:value="0.00000013474618466841" calcext:value-type="float">
            <text:p>1.3474618466841E-07</text:p>
          </table:table-cell>
          <table:table-cell table:number-columns-repeated="2"/>
        </table:table-row>
        <table:table-row table:style-name="ro1">
          <table:table-cell office:value-type="float" office:value="0.00051713" calcext:value-type="float">
            <text:p>0.00051713</text:p>
          </table:table-cell>
          <table:table-cell office:value-type="float" office:value="0.00022212" calcext:value-type="float">
            <text:p>0.00022212</text:p>
          </table:table-cell>
          <table:table-cell table:formula="of:=[.A875]*[.A875]" office:value-type="float" office:value="0.0000002674234369" calcext:value-type="float">
            <text:p>0.0000002674234369</text:p>
          </table:table-cell>
          <table:table-cell table:formula="of:=([.A875]-[.B875])*([.A875]-[.B875])" office:value-type="float" office:value="0.0000000870309001" calcext:value-type="float">
            <text:p>0.0000000870309001</text:p>
          </table:table-cell>
          <table:table-cell table:number-columns-repeated="2"/>
        </table:table-row>
        <table:table-row table:style-name="ro1">
          <table:table-cell office:value-type="float" office:value="0.000282466" calcext:value-type="float">
            <text:p>0.000282466</text:p>
          </table:table-cell>
          <table:table-cell office:value-type="float" office:value="0.000166901" calcext:value-type="float">
            <text:p>0.000166901</text:p>
          </table:table-cell>
          <table:table-cell table:formula="of:=[.A876]*[.A876]" office:value-type="float" office:value="0.000000079787041156" calcext:value-type="float">
            <text:p>7.9787041156E-08</text:p>
          </table:table-cell>
          <table:table-cell table:formula="of:=([.A876]-[.B876])*([.A876]-[.B876])" office:value-type="float" office:value="0.000000013355269225" calcext:value-type="float">
            <text:p>1.3355269225E-08</text:p>
          </table:table-cell>
          <table:table-cell table:number-columns-repeated="2"/>
        </table:table-row>
        <table:table-row table:style-name="ro1">
          <table:table-cell office:value-type="float" office:value="0.0000969768" calcext:value-type="float">
            <text:p>0.0000969768</text:p>
          </table:table-cell>
          <table:table-cell office:value-type="float" office:value="0.000158998" calcext:value-type="float">
            <text:p>0.000158998</text:p>
          </table:table-cell>
          <table:table-cell table:formula="of:=[.A877]*[.A877]" office:value-type="float" office:value="0.00000000940449973824" calcext:value-type="float">
            <text:p>9.40449973824E-09</text:p>
          </table:table-cell>
          <table:table-cell table:formula="of:=([.A877]-[.B877])*([.A877]-[.B877])" office:value-type="float" office:value="0.00000000384662924944" calcext:value-type="float">
            <text:p>3.84662924944E-09</text:p>
          </table:table-cell>
          <table:table-cell table:number-columns-repeated="2"/>
        </table:table-row>
        <table:table-row table:style-name="ro1">
          <table:table-cell office:value-type="float" office:value="0.0062353" calcext:value-type="float">
            <text:p>0.0062353</text:p>
          </table:table-cell>
          <table:table-cell office:value-type="float" office:value="0.115299" calcext:value-type="float">
            <text:p>0.115299</text:p>
          </table:table-cell>
          <table:table-cell table:formula="of:=[.A878]*[.A878]" office:value-type="float" office:value="0.00003887896609" calcext:value-type="float">
            <text:p>0.00003887896609</text:p>
          </table:table-cell>
          <table:table-cell table:formula="of:=([.A878]-[.B878])*([.A878]-[.B878])" office:value-type="float" office:value="0.01189489065769" calcext:value-type="float">
            <text:p>0.01189489065769</text:p>
          </table:table-cell>
          <table:table-cell table:number-columns-repeated="2"/>
        </table:table-row>
        <table:table-row table:style-name="ro1">
          <table:table-cell office:value-type="float" office:value="0.0062353" calcext:value-type="float">
            <text:p>0.0062353</text:p>
          </table:table-cell>
          <table:table-cell office:value-type="float" office:value="0.00860932" calcext:value-type="float">
            <text:p>0.00860932</text:p>
          </table:table-cell>
          <table:table-cell table:formula="of:=[.A879]*[.A879]" office:value-type="float" office:value="0.00003887896609" calcext:value-type="float">
            <text:p>0.00003887896609</text:p>
          </table:table-cell>
          <table:table-cell table:formula="of:=([.A879]-[.B879])*([.A879]-[.B879])" office:value-type="float" office:value="0.0000056359709604" calcext:value-type="float">
            <text:p>0.0000056359709604</text:p>
          </table:table-cell>
          <table:table-cell table:number-columns-repeated="2"/>
        </table:table-row>
        <table:table-row table:style-name="ro1">
          <table:table-cell office:value-type="float" office:value="0.0154905" calcext:value-type="float">
            <text:p>0.0154905</text:p>
          </table:table-cell>
          <table:table-cell office:value-type="float" office:value="0.00117811" calcext:value-type="float">
            <text:p>0.00117811</text:p>
          </table:table-cell>
          <table:table-cell table:formula="of:=[.A880]*[.A880]" office:value-type="float" office:value="0.00023995559025" calcext:value-type="float">
            <text:p>0.00023995559025</text:p>
          </table:table-cell>
          <table:table-cell table:formula="of:=([.A880]-[.B880])*([.A880]-[.B880])" office:value-type="float" office:value="0.0002048445075121" calcext:value-type="float">
            <text:p>0.0002048445075121</text:p>
          </table:table-cell>
          <table:table-cell table:number-columns-repeated="2"/>
        </table:table-row>
        <table:table-row table:style-name="ro1">
          <table:table-cell office:value-type="float" office:value="0.0402241" calcext:value-type="float">
            <text:p>0.0402241</text:p>
          </table:table-cell>
          <table:table-cell office:value-type="float" office:value="0.0289358" calcext:value-type="float">
            <text:p>0.0289358</text:p>
          </table:table-cell>
          <table:table-cell table:formula="of:=[.A881]*[.A881]" office:value-type="float" office:value="0.00161797822081" calcext:value-type="float">
            <text:p>0.00161797822081</text:p>
          </table:table-cell>
          <table:table-cell table:formula="of:=([.A881]-[.B881])*([.A881]-[.B881])" office:value-type="float" office:value="0.00012742571689" calcext:value-type="float">
            <text:p>0.00012742571689</text:p>
          </table:table-cell>
          <table:table-cell table:number-columns-repeated="2"/>
        </table:table-row>
        <table:table-row table:style-name="ro1">
          <table:table-cell office:value-type="float" office:value="0.0402241" calcext:value-type="float">
            <text:p>0.0402241</text:p>
          </table:table-cell>
          <table:table-cell office:value-type="float" office:value="0.00308875" calcext:value-type="float">
            <text:p>0.00308875</text:p>
          </table:table-cell>
          <table:table-cell table:formula="of:=[.A882]*[.A882]" office:value-type="float" office:value="0.00161797822081" calcext:value-type="float">
            <text:p>0.00161797822081</text:p>
          </table:table-cell>
          <table:table-cell table:formula="of:=([.A882]-[.B882])*([.A882]-[.B882])" office:value-type="float" office:value="0.0013790342196225" calcext:value-type="float">
            <text:p>0.0013790342196225</text:p>
          </table:table-cell>
          <table:table-cell table:number-columns-repeated="2"/>
        </table:table-row>
        <table:table-row table:style-name="ro1">
          <table:table-cell office:value-type="float" office:value="0.0402241" calcext:value-type="float">
            <text:p>0.0402241</text:p>
          </table:table-cell>
          <table:table-cell office:value-type="float" office:value="0.105423" calcext:value-type="float">
            <text:p>0.105423</text:p>
          </table:table-cell>
          <table:table-cell table:formula="of:=[.A883]*[.A883]" office:value-type="float" office:value="0.00161797822081" calcext:value-type="float">
            <text:p>0.00161797822081</text:p>
          </table:table-cell>
          <table:table-cell table:formula="of:=([.A883]-[.B883])*([.A883]-[.B883])" office:value-type="float" office:value="0.00425089656121" calcext:value-type="float">
            <text:p>0.00425089656121</text:p>
          </table:table-cell>
          <table:table-cell table:number-columns-repeated="2"/>
        </table:table-row>
        <table:table-row table:style-name="ro1">
          <table:table-cell office:value-type="float" office:value="0.0264728" calcext:value-type="float">
            <text:p>0.0264728</text:p>
          </table:table-cell>
          <table:table-cell office:value-type="float" office:value="0.0527356" calcext:value-type="float">
            <text:p>0.0527356</text:p>
          </table:table-cell>
          <table:table-cell table:formula="of:=[.A884]*[.A884]" office:value-type="float" office:value="0.00070080913984" calcext:value-type="float">
            <text:p>0.00070080913984</text:p>
          </table:table-cell>
          <table:table-cell table:formula="of:=([.A884]-[.B884])*([.A884]-[.B884])" office:value-type="float" office:value="0.00068973466384" calcext:value-type="float">
            <text:p>0.00068973466384</text:p>
          </table:table-cell>
          <table:table-cell table:number-columns-repeated="2"/>
        </table:table-row>
        <table:table-row table:style-name="ro1">
          <table:table-cell office:value-type="float" office:value="0.220606" calcext:value-type="float">
            <text:p>0.220606</text:p>
          </table:table-cell>
          <table:table-cell office:value-type="float" office:value="0.0885589" calcext:value-type="float">
            <text:p>0.0885589</text:p>
          </table:table-cell>
          <table:table-cell table:formula="of:=[.A885]*[.A885]" office:value-type="float" office:value="0.048667007236" calcext:value-type="float">
            <text:p>0.048667007236</text:p>
          </table:table-cell>
          <table:table-cell table:formula="of:=([.A885]-[.B885])*([.A885]-[.B885])" office:value-type="float" office:value="0.01743643661841" calcext:value-type="float">
            <text:p>0.01743643661841</text:p>
          </table:table-cell>
          <table:table-cell table:number-columns-repeated="2"/>
        </table:table-row>
        <table:table-row table:style-name="ro1">
          <table:table-cell office:value-type="float" office:value="0.224748" calcext:value-type="float">
            <text:p>0.224748</text:p>
          </table:table-cell>
          <table:table-cell office:value-type="float" office:value="0.0753192" calcext:value-type="float">
            <text:p>0.0753192</text:p>
          </table:table-cell>
          <table:table-cell table:formula="of:=[.A886]*[.A886]" office:value-type="float" office:value="0.050511663504" calcext:value-type="float">
            <text:p>0.050511663504</text:p>
          </table:table-cell>
          <table:table-cell table:formula="of:=([.A886]-[.B886])*([.A886]-[.B886])" office:value-type="float" office:value="0.02232896626944" calcext:value-type="float">
            <text:p>0.02232896626944</text:p>
          </table:table-cell>
          <table:table-cell table:number-columns-repeated="2"/>
        </table:table-row>
        <table:table-row table:style-name="ro1">
          <table:table-cell office:value-type="float" office:value="0.669035" calcext:value-type="float">
            <text:p>0.669035</text:p>
          </table:table-cell>
          <table:table-cell office:value-type="float" office:value="0.337379" calcext:value-type="float">
            <text:p>0.337379</text:p>
          </table:table-cell>
          <table:table-cell table:formula="of:=[.A887]*[.A887]" office:value-type="float" office:value="0.447607831225" calcext:value-type="float">
            <text:p>0.447607831225</text:p>
          </table:table-cell>
          <table:table-cell table:formula="of:=([.A887]-[.B887])*([.A887]-[.B887])" office:value-type="float" office:value="0.109995702336" calcext:value-type="float">
            <text:p>0.109995702336</text:p>
          </table:table-cell>
          <table:table-cell table:number-columns-repeated="2"/>
        </table:table-row>
        <table:table-row table:style-name="ro1">
          <table:table-cell office:value-type="float" office:value="0.669035" calcext:value-type="float">
            <text:p>0.669035</text:p>
          </table:table-cell>
          <table:table-cell office:value-type="float" office:value="0.515076" calcext:value-type="float">
            <text:p>0.515076</text:p>
          </table:table-cell>
          <table:table-cell table:formula="of:=[.A888]*[.A888]" office:value-type="float" office:value="0.447607831225" calcext:value-type="float">
            <text:p>0.447607831225</text:p>
          </table:table-cell>
          <table:table-cell table:formula="of:=([.A888]-[.B888])*([.A888]-[.B888])" office:value-type="float" office:value="0.023703373681" calcext:value-type="float">
            <text:p>0.023703373681</text:p>
          </table:table-cell>
          <table:table-cell table:number-columns-repeated="2"/>
        </table:table-row>
        <table:table-row table:style-name="ro1">
          <table:table-cell office:value-type="float" office:value="0.669034" calcext:value-type="float">
            <text:p>0.669034</text:p>
          </table:table-cell>
          <table:table-cell office:value-type="float" office:value="0.523066" calcext:value-type="float">
            <text:p>0.523066</text:p>
          </table:table-cell>
          <table:table-cell table:formula="of:=[.A889]*[.A889]" office:value-type="float" office:value="0.447606493156" calcext:value-type="float">
            <text:p>0.447606493156</text:p>
          </table:table-cell>
          <table:table-cell table:formula="of:=([.A889]-[.B889])*([.A889]-[.B889])" office:value-type="float" office:value="0.021306657024" calcext:value-type="float">
            <text:p>0.021306657024</text:p>
          </table:table-cell>
          <table:table-cell table:number-columns-repeated="2"/>
        </table:table-row>
        <table:table-row table:style-name="ro1">
          <table:table-cell office:value-type="float" office:value="0.669034" calcext:value-type="float">
            <text:p>0.669034</text:p>
          </table:table-cell>
          <table:table-cell office:value-type="float" office:value="0.54788" calcext:value-type="float">
            <text:p>0.54788</text:p>
          </table:table-cell>
          <table:table-cell table:formula="of:=[.A890]*[.A890]" office:value-type="float" office:value="0.447606493156" calcext:value-type="float">
            <text:p>0.447606493156</text:p>
          </table:table-cell>
          <table:table-cell table:formula="of:=([.A890]-[.B890])*([.A890]-[.B890])" office:value-type="float" office:value="0.014678291716" calcext:value-type="float">
            <text:p>0.014678291716</text:p>
          </table:table-cell>
          <table:table-cell table:number-columns-repeated="2"/>
        </table:table-row>
        <table:table-row table:style-name="ro1">
          <table:table-cell office:value-type="float" office:value="0.669034" calcext:value-type="float">
            <text:p>0.669034</text:p>
          </table:table-cell>
          <table:table-cell office:value-type="float" office:value="0.573081" calcext:value-type="float">
            <text:p>0.573081</text:p>
          </table:table-cell>
          <table:table-cell table:formula="of:=[.A891]*[.A891]" office:value-type="float" office:value="0.447606493156" calcext:value-type="float">
            <text:p>0.447606493156</text:p>
          </table:table-cell>
          <table:table-cell table:formula="of:=([.A891]-[.B891])*([.A891]-[.B891])" office:value-type="float" office:value="0.00920697820900001" calcext:value-type="float">
            <text:p>0.00920697820900001</text:p>
          </table:table-cell>
          <table:table-cell table:number-columns-repeated="2"/>
        </table:table-row>
        <table:table-row table:style-name="ro1">
          <table:table-cell office:value-type="float" office:value="0.669034" calcext:value-type="float">
            <text:p>0.669034</text:p>
          </table:table-cell>
          <table:table-cell office:value-type="float" office:value="0.600366" calcext:value-type="float">
            <text:p>0.600366</text:p>
          </table:table-cell>
          <table:table-cell table:formula="of:=[.A892]*[.A892]" office:value-type="float" office:value="0.447606493156" calcext:value-type="float">
            <text:p>0.447606493156</text:p>
          </table:table-cell>
          <table:table-cell table:formula="of:=([.A892]-[.B892])*([.A892]-[.B892])" office:value-type="float" office:value="0.00471529422400001" calcext:value-type="float">
            <text:p>0.00471529422400001</text:p>
          </table:table-cell>
          <table:table-cell table:number-columns-repeated="2"/>
        </table:table-row>
        <table:table-row table:style-name="ro1">
          <table:table-cell office:value-type="float" office:value="0.681121" calcext:value-type="float">
            <text:p>0.681121</text:p>
          </table:table-cell>
          <table:table-cell office:value-type="float" office:value="0.584794" calcext:value-type="float">
            <text:p>0.584794</text:p>
          </table:table-cell>
          <table:table-cell table:formula="of:=[.A893]*[.A893]" office:value-type="float" office:value="0.463925816641" calcext:value-type="float">
            <text:p>0.463925816641</text:p>
          </table:table-cell>
          <table:table-cell table:formula="of:=([.A893]-[.B893])*([.A893]-[.B893])" office:value-type="float" office:value="0.00927889092899999" calcext:value-type="float">
            <text:p>0.00927889092899999</text:p>
          </table:table-cell>
          <table:table-cell table:number-columns-repeated="2"/>
        </table:table-row>
        <table:table-row table:style-name="ro1">
          <table:table-cell office:value-type="float" office:value="0.958943" calcext:value-type="float">
            <text:p>0.958943</text:p>
          </table:table-cell>
          <table:table-cell office:value-type="float" office:value="0.880489" calcext:value-type="float">
            <text:p>0.880489</text:p>
          </table:table-cell>
          <table:table-cell table:formula="of:=[.A894]*[.A894]" office:value-type="float" office:value="0.919571677249" calcext:value-type="float">
            <text:p>0.919571677249</text:p>
          </table:table-cell>
          <table:table-cell table:formula="of:=([.A894]-[.B894])*([.A894]-[.B894])" office:value-type="float" office:value="0.006155030116" calcext:value-type="float">
            <text:p>0.006155030116</text:p>
          </table:table-cell>
          <table:table-cell table:number-columns-repeated="2"/>
        </table:table-row>
        <table:table-row table:style-name="ro1">
          <table:table-cell office:value-type="float" office:value="0.958943" calcext:value-type="float">
            <text:p>0.958943</text:p>
          </table:table-cell>
          <table:table-cell office:value-type="float" office:value="0.916996" calcext:value-type="float">
            <text:p>0.916996</text:p>
          </table:table-cell>
          <table:table-cell table:formula="of:=[.A895]*[.A895]" office:value-type="float" office:value="0.919571677249" calcext:value-type="float">
            <text:p>0.919571677249</text:p>
          </table:table-cell>
          <table:table-cell table:formula="of:=([.A895]-[.B895])*([.A895]-[.B895])" office:value-type="float" office:value="0.001759550809" calcext:value-type="float">
            <text:p>0.001759550809</text:p>
          </table:table-cell>
          <table:table-cell table:number-columns-repeated="2"/>
        </table:table-row>
        <table:table-row table:style-name="ro1">
          <table:table-cell office:value-type="float" office:value="0.983682" calcext:value-type="float">
            <text:p>0.983682</text:p>
          </table:table-cell>
          <table:table-cell office:value-type="float" office:value="0.98289" calcext:value-type="float">
            <text:p>0.98289</text:p>
          </table:table-cell>
          <table:table-cell table:formula="of:=[.A896]*[.A896]" office:value-type="float" office:value="0.967630277124" calcext:value-type="float">
            <text:p>0.967630277124</text:p>
          </table:table-cell>
          <table:table-cell table:formula="of:=([.A896]-[.B896])*([.A896]-[.B896])" office:value-type="float" office:value="0.00000062726399999985" calcext:value-type="float">
            <text:p>6.27263999999848E-07</text:p>
          </table:table-cell>
          <table:table-cell table:number-columns-repeated="2"/>
        </table:table-row>
        <table:table-row table:style-name="ro1">
          <table:table-cell office:value-type="float" office:value="0.983682" calcext:value-type="float">
            <text:p>0.983682</text:p>
          </table:table-cell>
          <table:table-cell office:value-type="float" office:value="0.983979" calcext:value-type="float">
            <text:p>0.983979</text:p>
          </table:table-cell>
          <table:table-cell table:formula="of:=[.A897]*[.A897]" office:value-type="float" office:value="0.967630277124" calcext:value-type="float">
            <text:p>0.967630277124</text:p>
          </table:table-cell>
          <table:table-cell table:formula="of:=([.A897]-[.B897])*([.A897]-[.B897])" office:value-type="float" office:value="0.00000008820900000006" calcext:value-type="float">
            <text:p>8.8209000000061E-08</text:p>
          </table:table-cell>
          <table:table-cell table:number-columns-repeated="2"/>
        </table:table-row>
        <table:table-row table:style-name="ro1">
          <table:table-cell office:value-type="float" office:value="0.983683" calcext:value-type="float">
            <text:p>0.983683</text:p>
          </table:table-cell>
          <table:table-cell office:value-type="float" office:value="0.999997" calcext:value-type="float">
            <text:p>0.999997</text:p>
          </table:table-cell>
          <table:table-cell table:formula="of:=[.A898]*[.A898]" office:value-type="float" office:value="0.967632244489" calcext:value-type="float">
            <text:p>0.967632244489</text:p>
          </table:table-cell>
          <table:table-cell table:formula="of:=([.A898]-[.B898])*([.A898]-[.B898])" office:value-type="float" office:value="0.000266146596000002" calcext:value-type="float">
            <text:p>0.000266146596000002</text:p>
          </table:table-cell>
          <table:table-cell table:number-columns-repeated="2"/>
        </table:table-row>
        <table:table-row table:style-name="ro1">
          <table:table-cell office:value-type="float" office:value="0.00000792742" calcext:value-type="float">
            <text:p>0.00000792742</text:p>
          </table:table-cell>
          <table:table-cell office:value-type="float" office:value="0.000000516982" calcext:value-type="float">
            <text:p>0.000000516982</text:p>
          </table:table-cell>
          <table:table-cell table:formula="of:=[.A899]*[.A899]" office:value-type="float" office:value="0.00000000006284398786" calcext:value-type="float">
            <text:p>6.28439878564E-11</text:p>
          </table:table-cell>
          <table:table-cell table:formula="of:=([.A899]-[.B899])*([.A899]-[.B899])" office:value-type="float" office:value="0.00000000005491459135" calcext:value-type="float">
            <text:p>5.4914591351844E-11</text:p>
          </table:table-cell>
          <table:table-cell table:number-columns-repeated="2"/>
        </table:table-row>
        <table:table-row table:style-name="ro1">
          <table:table-cell office:value-type="float" office:value="0.0000342131" calcext:value-type="float">
            <text:p>0.0000342131</text:p>
          </table:table-cell>
          <table:table-cell office:value-type="float" office:value="0.000000475601" calcext:value-type="float">
            <text:p>0.000000475601</text:p>
          </table:table-cell>
          <table:table-cell table:formula="of:=[.A900]*[.A900]" office:value-type="float" office:value="0.00000000117053621161" calcext:value-type="float">
            <text:p>1.17053621161E-09</text:p>
          </table:table-cell>
          <table:table-cell table:formula="of:=([.A900]-[.B900])*([.A900]-[.B900])" office:value-type="float" office:value="0.00000000113821883878" calcext:value-type="float">
            <text:p>1.138218838775E-09</text:p>
          </table:table-cell>
          <table:table-cell table:number-columns-repeated="2"/>
        </table:table-row>
        <table:table-row table:style-name="ro1">
          <table:table-cell office:value-type="float" office:value="0.000036478" calcext:value-type="float">
            <text:p>0.000036478</text:p>
          </table:table-cell>
          <table:table-cell office:value-type="float" office:value="0.0000144106" calcext:value-type="float">
            <text:p>0.0000144106</text:p>
          </table:table-cell>
          <table:table-cell table:formula="of:=[.A901]*[.A901]" office:value-type="float" office:value="0.000000001330644484" calcext:value-type="float">
            <text:p>1.330644484E-09</text:p>
          </table:table-cell>
          <table:table-cell table:formula="of:=([.A901]-[.B901])*([.A901]-[.B901])" office:value-type="float" office:value="0.00000000048697014276" calcext:value-type="float">
            <text:p>4.8697014276E-10</text:p>
          </table:table-cell>
          <table:table-cell table:number-columns-repeated="2"/>
        </table:table-row>
        <table:table-row table:style-name="ro1">
          <table:table-cell office:value-type="float" office:value="0.0000743866" calcext:value-type="float">
            <text:p>0.0000743866</text:p>
          </table:table-cell>
          <table:table-cell office:value-type="float" office:value="0.000896793" calcext:value-type="float">
            <text:p>0.000896793</text:p>
          </table:table-cell>
          <table:table-cell table:formula="of:=[.A902]*[.A902]" office:value-type="float" office:value="0.00000000553336625956" calcext:value-type="float">
            <text:p>5.53336625956E-09</text:p>
          </table:table-cell>
          <table:table-cell table:formula="of:=([.A902]-[.B902])*([.A902]-[.B902])" office:value-type="float" office:value="0.00000067635228676096" calcext:value-type="float">
            <text:p>6.7635228676096E-07</text:p>
          </table:table-cell>
          <table:table-cell table:number-columns-repeated="2"/>
        </table:table-row>
        <table:table-row table:style-name="ro1">
          <table:table-cell office:value-type="float" office:value="0.0000445843" calcext:value-type="float">
            <text:p>0.0000445843</text:p>
          </table:table-cell>
          <table:table-cell office:value-type="float" office:value="0.00365757" calcext:value-type="float">
            <text:p>0.00365757</text:p>
          </table:table-cell>
          <table:table-cell table:formula="of:=[.A903]*[.A903]" office:value-type="float" office:value="0.00000000198775980649" calcext:value-type="float">
            <text:p>1.98775980649E-09</text:p>
          </table:table-cell>
          <table:table-cell table:formula="of:=([.A903]-[.B903])*([.A903]-[.B903])" office:value-type="float" office:value="0.0000130536656684045" calcext:value-type="float">
            <text:p>1.30536656684045E-05</text:p>
          </table:table-cell>
          <table:table-cell table:number-columns-repeated="2"/>
        </table:table-row>
        <table:table-row table:style-name="ro1">
          <table:table-cell office:value-type="float" office:value="0.0000889897" calcext:value-type="float">
            <text:p>0.0000889897</text:p>
          </table:table-cell>
          <table:table-cell office:value-type="float" office:value="0.00423506" calcext:value-type="float">
            <text:p>0.00423506</text:p>
          </table:table-cell>
          <table:table-cell table:formula="of:=[.A904]*[.A904]" office:value-type="float" office:value="0.00000000791916670609" calcext:value-type="float">
            <text:p>7.91916670609E-09</text:p>
          </table:table-cell>
          <table:table-cell table:formula="of:=([.A904]-[.B904])*([.A904]-[.B904])" office:value-type="float" office:value="0.0000171898989325421" calcext:value-type="float">
            <text:p>1.71898989325421E-05</text:p>
          </table:table-cell>
          <table:table-cell table:number-columns-repeated="2"/>
        </table:table-row>
        <table:table-row table:style-name="ro1">
          <table:table-cell office:value-type="float" office:value="0.0000506043" calcext:value-type="float">
            <text:p>0.0000506043</text:p>
          </table:table-cell>
          <table:table-cell office:value-type="float" office:value="0.00207053" calcext:value-type="float">
            <text:p>0.00207053</text:p>
          </table:table-cell>
          <table:table-cell table:formula="of:=[.A905]*[.A905]" office:value-type="float" office:value="0.00000000256079517849" calcext:value-type="float">
            <text:p>2.56079517849E-09</text:p>
          </table:table-cell>
          <table:table-cell table:formula="of:=([.A905]-[.B905])*([.A905]-[.B905])" office:value-type="float" office:value="0.00000408009983352049" calcext:value-type="float">
            <text:p>4.08009983352049E-06</text:p>
          </table:table-cell>
          <table:table-cell table:number-columns-repeated="2"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000553008" calcext:value-type="float">
            <text:p>0.000000553008</text:p>
          </table:table-cell>
          <table:table-cell table:formula="of:=[.A906]*[.A906]" office:value-type="float" office:value="0.00000000000042987823" calcext:value-type="float">
            <text:p>4.29878233801E-13</text:p>
          </table:table-cell>
          <table:table-cell table:formula="of:=([.A906]-[.B906])*([.A906]-[.B906])" office:value-type="float" office:value="0.00000000000001053559" calcext:value-type="float">
            <text:p>1.0535585449E-14</text:p>
          </table:table-cell>
          <table:table-cell table:number-columns-repeated="2"/>
        </table:table-row>
        <table:table-row table:style-name="ro1">
          <table:table-cell office:value-type="float" office:value="0.0000277758" calcext:value-type="float">
            <text:p>0.0000277758</text:p>
          </table:table-cell>
          <table:table-cell office:value-type="float" office:value="0.00000982034" calcext:value-type="float">
            <text:p>0.00000982034</text:p>
          </table:table-cell>
          <table:table-cell table:formula="of:=[.A907]*[.A907]" office:value-type="float" office:value="0.00000000077149506564" calcext:value-type="float">
            <text:p>7.7149506564E-10</text:p>
          </table:table-cell>
          <table:table-cell table:formula="of:=([.A907]-[.B907])*([.A907]-[.B907])" office:value-type="float" office:value="0.00000000032239854381" calcext:value-type="float">
            <text:p>3.223985438116E-10</text:p>
          </table:table-cell>
          <table:table-cell table:number-columns-repeated="2"/>
        </table:table-row>
        <table:table-row table:style-name="ro1">
          <table:table-cell office:value-type="float" office:value="0.0000326633" calcext:value-type="float">
            <text:p>0.0000326633</text:p>
          </table:table-cell>
          <table:table-cell office:value-type="float" office:value="0.00000204307" calcext:value-type="float">
            <text:p>0.00000204307</text:p>
          </table:table-cell>
          <table:table-cell table:formula="of:=[.A908]*[.A908]" office:value-type="float" office:value="0.00000000106689116689" calcext:value-type="float">
            <text:p>1.06689116689E-09</text:p>
          </table:table-cell>
          <table:table-cell table:formula="of:=([.A908]-[.B908])*([.A908]-[.B908])" office:value-type="float" office:value="0.00000000093759848525" calcext:value-type="float">
            <text:p>9.375984852529E-10</text:p>
          </table:table-cell>
          <table:table-cell table:number-columns-repeated="2"/>
        </table:table-row>
        <table:table-row table:style-name="ro1">
          <table:table-cell office:value-type="float" office:value="0.0000504851" calcext:value-type="float">
            <text:p>0.0000504851</text:p>
          </table:table-cell>
          <table:table-cell office:value-type="float" office:value="0.000016327" calcext:value-type="float">
            <text:p>0.000016327</text:p>
          </table:table-cell>
          <table:table-cell table:formula="of:=[.A909]*[.A909]" office:value-type="float" office:value="0.00000000254874532201" calcext:value-type="float">
            <text:p>2.54874532201E-09</text:p>
          </table:table-cell>
          <table:table-cell table:formula="of:=([.A909]-[.B909])*([.A909]-[.B909])" office:value-type="float" office:value="0.00000000116677579561" calcext:value-type="float">
            <text:p>1.16677579561E-09</text:p>
          </table:table-cell>
          <table:table-cell table:number-columns-repeated="2"/>
        </table:table-row>
        <table:table-row table:style-name="ro1">
          <table:table-cell office:value-type="float" office:value="0.0000305772" calcext:value-type="float">
            <text:p>0.0000305772</text:p>
          </table:table-cell>
          <table:table-cell office:value-type="float" office:value="0.0000106751" calcext:value-type="float">
            <text:p>0.0000106751</text:p>
          </table:table-cell>
          <table:table-cell table:formula="of:=[.A910]*[.A910]" office:value-type="float" office:value="0.00000000093496515984" calcext:value-type="float">
            <text:p>9.3496515984E-10</text:p>
          </table:table-cell>
          <table:table-cell table:formula="of:=([.A910]-[.B910])*([.A910]-[.B910])" office:value-type="float" office:value="0.00000000039609358441" calcext:value-type="float">
            <text:p>3.9609358441E-10</text:p>
          </table:table-cell>
          <table:table-cell table:number-columns-repeated="2"/>
        </table:table-row>
        <table:table-row table:style-name="ro1">
          <table:table-cell office:value-type="float" office:value="0.00188857" calcext:value-type="float">
            <text:p>0.00188857</text:p>
          </table:table-cell>
          <table:table-cell office:value-type="float" office:value="0.00251381" calcext:value-type="float">
            <text:p>0.00251381</text:p>
          </table:table-cell>
          <table:table-cell table:formula="of:=[.A911]*[.A911]" office:value-type="float" office:value="0.0000035666966449" calcext:value-type="float">
            <text:p>0.0000035666966449</text:p>
          </table:table-cell>
          <table:table-cell table:formula="of:=([.A911]-[.B911])*([.A911]-[.B911])" office:value-type="float" office:value="0.0000003909250576" calcext:value-type="float">
            <text:p>0.0000003909250576</text:p>
          </table:table-cell>
          <table:table-cell table:number-columns-repeated="2"/>
        </table:table-row>
        <table:table-row table:style-name="ro1">
          <table:table-cell office:value-type="float" office:value="0.00188857" calcext:value-type="float">
            <text:p>0.00188857</text:p>
          </table:table-cell>
          <table:table-cell office:value-type="float" office:value="0.00268464" calcext:value-type="float">
            <text:p>0.00268464</text:p>
          </table:table-cell>
          <table:table-cell table:formula="of:=[.A912]*[.A912]" office:value-type="float" office:value="0.0000035666966449" calcext:value-type="float">
            <text:p>0.0000035666966449</text:p>
          </table:table-cell>
          <table:table-cell table:formula="of:=([.A912]-[.B912])*([.A912]-[.B912])" office:value-type="float" office:value="0.0000006337274449" calcext:value-type="float">
            <text:p>0.0000006337274449</text:p>
          </table:table-cell>
          <table:table-cell table:number-columns-repeated="2"/>
        </table:table-row>
        <table:table-row table:style-name="ro1">
          <table:table-cell office:value-type="float" office:value="0.0024507" calcext:value-type="float">
            <text:p>0.0024507</text:p>
          </table:table-cell>
          <table:table-cell office:value-type="float" office:value="0.00859736" calcext:value-type="float">
            <text:p>0.00859736</text:p>
          </table:table-cell>
          <table:table-cell table:formula="of:=[.A913]*[.A913]" office:value-type="float" office:value="0.00000600593049" calcext:value-type="float">
            <text:p>0.00000600593049</text:p>
          </table:table-cell>
          <table:table-cell table:formula="of:=([.A913]-[.B913])*([.A913]-[.B913])" office:value-type="float" office:value="0.0000377814291556" calcext:value-type="float">
            <text:p>0.0000377814291556</text:p>
          </table:table-cell>
          <table:table-cell table:number-columns-repeated="2"/>
        </table:table-row>
        <table:table-row table:style-name="ro1">
          <table:table-cell office:value-type="float" office:value="0.0024507" calcext:value-type="float">
            <text:p>0.0024507</text:p>
          </table:table-cell>
          <table:table-cell office:value-type="float" office:value="0.0142257" calcext:value-type="float">
            <text:p>0.0142257</text:p>
          </table:table-cell>
          <table:table-cell table:formula="of:=[.A914]*[.A914]" office:value-type="float" office:value="0.00000600593049" calcext:value-type="float">
            <text:p>0.00000600593049</text:p>
          </table:table-cell>
          <table:table-cell table:formula="of:=([.A914]-[.B914])*([.A914]-[.B914])" office:value-type="float" office:value="0.000138650625" calcext:value-type="float">
            <text:p>0.000138650625</text:p>
          </table:table-cell>
          <table:table-cell table:number-columns-repeated="2"/>
        </table:table-row>
        <table:table-row table:style-name="ro1">
          <table:table-cell office:value-type="float" office:value="0.00519103" calcext:value-type="float">
            <text:p>0.00519103</text:p>
          </table:table-cell>
          <table:table-cell office:value-type="float" office:value="0.000509944" calcext:value-type="float">
            <text:p>0.000509944</text:p>
          </table:table-cell>
          <table:table-cell table:formula="of:=[.A915]*[.A915]" office:value-type="float" office:value="0.0000269467924609" calcext:value-type="float">
            <text:p>0.0000269467924609</text:p>
          </table:table-cell>
          <table:table-cell table:formula="of:=([.A915]-[.B915])*([.A915]-[.B915])" office:value-type="float" office:value="0.000021912566139396" calcext:value-type="float">
            <text:p>2.1912566139396E-05</text:p>
          </table:table-cell>
          <table:table-cell table:number-columns-repeated="2"/>
        </table:table-row>
        <table:table-row table:style-name="ro1">
          <table:table-cell office:value-type="float" office:value="0.00732583" calcext:value-type="float">
            <text:p>0.00732583</text:p>
          </table:table-cell>
          <table:table-cell office:value-type="float" office:value="0.0137162" calcext:value-type="float">
            <text:p>0.0137162</text:p>
          </table:table-cell>
          <table:table-cell table:formula="of:=[.A916]*[.A916]" office:value-type="float" office:value="0.0000536677851889" calcext:value-type="float">
            <text:p>0.0000536677851889</text:p>
          </table:table-cell>
          <table:table-cell table:formula="of:=([.A916]-[.B916])*([.A916]-[.B916])" office:value-type="float" office:value="0.0000408368287369" calcext:value-type="float">
            <text:p>0.0000408368287369</text:p>
          </table:table-cell>
          <table:table-cell table:number-columns-repeated="2"/>
        </table:table-row>
        <table:table-row table:style-name="ro1">
          <table:table-cell office:value-type="float" office:value="0.00914735" calcext:value-type="float">
            <text:p>0.00914735</text:p>
          </table:table-cell>
          <table:table-cell office:value-type="float" office:value="0.0154305" calcext:value-type="float">
            <text:p>0.0154305</text:p>
          </table:table-cell>
          <table:table-cell table:formula="of:=[.A917]*[.A917]" office:value-type="float" office:value="0.0000836740120225" calcext:value-type="float">
            <text:p>0.0000836740120225</text:p>
          </table:table-cell>
          <table:table-cell table:formula="of:=([.A917]-[.B917])*([.A917]-[.B917])" office:value-type="float" office:value="0.0000394779739225" calcext:value-type="float">
            <text:p>0.0000394779739225</text:p>
          </table:table-cell>
          <table:table-cell table:number-columns-repeated="2"/>
        </table:table-row>
        <table:table-row table:style-name="ro1">
          <table:table-cell office:value-type="float" office:value="0.0124224" calcext:value-type="float">
            <text:p>0.0124224</text:p>
          </table:table-cell>
          <table:table-cell office:value-type="float" office:value="0.0347261" calcext:value-type="float">
            <text:p>0.0347261</text:p>
          </table:table-cell>
          <table:table-cell table:formula="of:=[.A918]*[.A918]" office:value-type="float" office:value="0.00015431602176" calcext:value-type="float">
            <text:p>0.00015431602176</text:p>
          </table:table-cell>
          <table:table-cell table:formula="of:=([.A918]-[.B918])*([.A918]-[.B918])" office:value-type="float" office:value="0.00049745503369" calcext:value-type="float">
            <text:p>0.00049745503369</text:p>
          </table:table-cell>
          <table:table-cell table:number-columns-repeated="2"/>
        </table:table-row>
        <table:table-row table:style-name="ro1">
          <table:table-cell office:value-type="float" office:value="0.0289105" calcext:value-type="float">
            <text:p>0.0289105</text:p>
          </table:table-cell>
          <table:table-cell office:value-type="float" office:value="0.0187889" calcext:value-type="float">
            <text:p>0.0187889</text:p>
          </table:table-cell>
          <table:table-cell table:formula="of:=[.A919]*[.A919]" office:value-type="float" office:value="0.00083581701025" calcext:value-type="float">
            <text:p>0.00083581701025</text:p>
          </table:table-cell>
          <table:table-cell table:formula="of:=([.A919]-[.B919])*([.A919]-[.B919])" office:value-type="float" office:value="0.00010244678656" calcext:value-type="float">
            <text:p>0.00010244678656</text:p>
          </table:table-cell>
          <table:table-cell table:number-columns-repeated="2"/>
        </table:table-row>
        <table:table-row table:style-name="ro1">
          <table:table-cell office:value-type="float" office:value="0.0289105" calcext:value-type="float">
            <text:p>0.0289105</text:p>
          </table:table-cell>
          <table:table-cell office:value-type="float" office:value="0.0149626" calcext:value-type="float">
            <text:p>0.0149626</text:p>
          </table:table-cell>
          <table:table-cell table:formula="of:=[.A920]*[.A920]" office:value-type="float" office:value="0.00083581701025" calcext:value-type="float">
            <text:p>0.00083581701025</text:p>
          </table:table-cell>
          <table:table-cell table:formula="of:=([.A920]-[.B920])*([.A920]-[.B920])" office:value-type="float" office:value="0.00019454391441" calcext:value-type="float">
            <text:p>0.00019454391441</text:p>
          </table:table-cell>
          <table:table-cell table:number-columns-repeated="2"/>
        </table:table-row>
        <table:table-row table:style-name="ro1">
          <table:table-cell office:value-type="float" office:value="0.019636" calcext:value-type="float">
            <text:p>0.019636</text:p>
          </table:table-cell>
          <table:table-cell office:value-type="float" office:value="0.0178695" calcext:value-type="float">
            <text:p>0.0178695</text:p>
          </table:table-cell>
          <table:table-cell table:formula="of:=[.A921]*[.A921]" office:value-type="float" office:value="0.000385572496" calcext:value-type="float">
            <text:p>0.000385572496</text:p>
          </table:table-cell>
          <table:table-cell table:formula="of:=([.A921]-[.B921])*([.A921]-[.B921])" office:value-type="float" office:value="0.00000312052225" calcext:value-type="float">
            <text:p>0.00000312052225</text:p>
          </table:table-cell>
          <table:table-cell table:number-columns-repeated="2"/>
        </table:table-row>
        <table:table-row table:style-name="ro1">
          <table:table-cell office:value-type="float" office:value="0.0147513" calcext:value-type="float">
            <text:p>0.0147513</text:p>
          </table:table-cell>
          <table:table-cell office:value-type="float" office:value="0.0795425" calcext:value-type="float">
            <text:p>0.0795425</text:p>
          </table:table-cell>
          <table:table-cell table:formula="of:=[.A922]*[.A922]" office:value-type="float" office:value="0.00021760085169" calcext:value-type="float">
            <text:p>0.00021760085169</text:p>
          </table:table-cell>
          <table:table-cell table:formula="of:=([.A922]-[.B922])*([.A922]-[.B922])" office:value-type="float" office:value="0.00419789959744" calcext:value-type="float">
            <text:p>0.00419789959744</text:p>
          </table:table-cell>
          <table:table-cell table:number-columns-repeated="2"/>
        </table:table-row>
        <table:table-row table:style-name="ro1">
          <table:table-cell office:value-type="float" office:value="0.0154157" calcext:value-type="float">
            <text:p>0.0154157</text:p>
          </table:table-cell>
          <table:table-cell office:value-type="float" office:value="0.0108556" calcext:value-type="float">
            <text:p>0.0108556</text:p>
          </table:table-cell>
          <table:table-cell table:formula="of:=[.A923]*[.A923]" office:value-type="float" office:value="0.00023764380649" calcext:value-type="float">
            <text:p>0.00023764380649</text:p>
          </table:table-cell>
          <table:table-cell table:formula="of:=([.A923]-[.B923])*([.A923]-[.B923])" office:value-type="float" office:value="0.00002079451201" calcext:value-type="float">
            <text:p>0.00002079451201</text:p>
          </table:table-cell>
          <table:table-cell table:number-columns-repeated="2"/>
        </table:table-row>
        <table:table-row table:style-name="ro1">
          <table:table-cell office:value-type="float" office:value="0.0238048" calcext:value-type="float">
            <text:p>0.0238048</text:p>
          </table:table-cell>
          <table:table-cell office:value-type="float" office:value="0.104918" calcext:value-type="float">
            <text:p>0.104918</text:p>
          </table:table-cell>
          <table:table-cell table:formula="of:=[.A924]*[.A924]" office:value-type="float" office:value="0.00056666850304" calcext:value-type="float">
            <text:p>0.00056666850304</text:p>
          </table:table-cell>
          <table:table-cell table:formula="of:=([.A924]-[.B924])*([.A924]-[.B924])" office:value-type="float" office:value="0.00657935121424" calcext:value-type="float">
            <text:p>0.00657935121424</text:p>
          </table:table-cell>
          <table:table-cell table:number-columns-repeated="2"/>
        </table:table-row>
        <table:table-row table:style-name="ro1">
          <table:table-cell office:value-type="float" office:value="0.0378841" calcext:value-type="float">
            <text:p>0.0378841</text:p>
          </table:table-cell>
          <table:table-cell office:value-type="float" office:value="0.0942206" calcext:value-type="float">
            <text:p>0.0942206</text:p>
          </table:table-cell>
          <table:table-cell table:formula="of:=[.A925]*[.A925]" office:value-type="float" office:value="0.00143520503281" calcext:value-type="float">
            <text:p>0.00143520503281</text:p>
          </table:table-cell>
          <table:table-cell table:formula="of:=([.A925]-[.B925])*([.A925]-[.B925])" office:value-type="float" office:value="0.00317380123225" calcext:value-type="float">
            <text:p>0.00317380123225</text:p>
          </table:table-cell>
          <table:table-cell table:number-columns-repeated="2"/>
        </table:table-row>
        <table:table-row table:style-name="ro1">
          <table:table-cell office:value-type="float" office:value="0.357115" calcext:value-type="float">
            <text:p>0.357115</text:p>
          </table:table-cell>
          <table:table-cell office:value-type="float" office:value="0.0816149" calcext:value-type="float">
            <text:p>0.0816149</text:p>
          </table:table-cell>
          <table:table-cell table:formula="of:=[.A926]*[.A926]" office:value-type="float" office:value="0.127531123225" calcext:value-type="float">
            <text:p>0.127531123225</text:p>
          </table:table-cell>
          <table:table-cell table:formula="of:=([.A926]-[.B926])*([.A926]-[.B926])" office:value-type="float" office:value="0.07590030510001" calcext:value-type="float">
            <text:p>0.07590030510001</text:p>
          </table:table-cell>
          <table:table-cell table:number-columns-repeated="2"/>
        </table:table-row>
        <table:table-row table:style-name="ro1">
          <table:table-cell office:value-type="float" office:value="0.357115" calcext:value-type="float">
            <text:p>0.357115</text:p>
          </table:table-cell>
          <table:table-cell office:value-type="float" office:value="0.0319306" calcext:value-type="float">
            <text:p>0.0319306</text:p>
          </table:table-cell>
          <table:table-cell table:formula="of:=[.A927]*[.A927]" office:value-type="float" office:value="0.127531123225" calcext:value-type="float">
            <text:p>0.127531123225</text:p>
          </table:table-cell>
          <table:table-cell table:formula="of:=([.A927]-[.B927])*([.A927]-[.B927])" office:value-type="float" office:value="0.10574489400336" calcext:value-type="float">
            <text:p>0.10574489400336</text:p>
          </table:table-cell>
          <table:table-cell table:number-columns-repeated="2"/>
        </table:table-row>
        <table:table-row table:style-name="ro1">
          <table:table-cell office:value-type="float" office:value="0.357115" calcext:value-type="float">
            <text:p>0.357115</text:p>
          </table:table-cell>
          <table:table-cell office:value-type="float" office:value="0.0346071" calcext:value-type="float">
            <text:p>0.0346071</text:p>
          </table:table-cell>
          <table:table-cell table:formula="of:=[.A928]*[.A928]" office:value-type="float" office:value="0.127531123225" calcext:value-type="float">
            <text:p>0.127531123225</text:p>
          </table:table-cell>
          <table:table-cell table:formula="of:=([.A928]-[.B928])*([.A928]-[.B928])" office:value-type="float" office:value="0.10401134556241" calcext:value-type="float">
            <text:p>0.10401134556241</text:p>
          </table:table-cell>
          <table:table-cell table:number-columns-repeated="2"/>
        </table:table-row>
        <table:table-row table:style-name="ro1">
          <table:table-cell office:value-type="float" office:value="0.510156" calcext:value-type="float">
            <text:p>0.510156</text:p>
          </table:table-cell>
          <table:table-cell office:value-type="float" office:value="0.0692234" calcext:value-type="float">
            <text:p>0.0692234</text:p>
          </table:table-cell>
          <table:table-cell table:formula="of:=[.A929]*[.A929]" office:value-type="float" office:value="0.260259144336" calcext:value-type="float">
            <text:p>0.260259144336</text:p>
          </table:table-cell>
          <table:table-cell table:formula="of:=([.A929]-[.B929])*([.A929]-[.B929])" office:value-type="float" office:value="0.19442155774276" calcext:value-type="float">
            <text:p>0.19442155774276</text:p>
          </table:table-cell>
          <table:table-cell table:number-columns-repeated="2"/>
        </table:table-row>
        <table:table-row table:style-name="ro1">
          <table:table-cell office:value-type="float" office:value="0.510156" calcext:value-type="float">
            <text:p>0.510156</text:p>
          </table:table-cell>
          <table:table-cell office:value-type="float" office:value="0.2529" calcext:value-type="float">
            <text:p>0.2529</text:p>
          </table:table-cell>
          <table:table-cell table:formula="of:=[.A930]*[.A930]" office:value-type="float" office:value="0.260259144336" calcext:value-type="float">
            <text:p>0.260259144336</text:p>
          </table:table-cell>
          <table:table-cell table:formula="of:=([.A930]-[.B930])*([.A930]-[.B930])" office:value-type="float" office:value="0.066180649536" calcext:value-type="float">
            <text:p>0.066180649536</text:p>
          </table:table-cell>
          <table:table-cell table:number-columns-repeated="2"/>
        </table:table-row>
        <table:table-row table:style-name="ro1">
          <table:table-cell office:value-type="float" office:value="0.638288" calcext:value-type="float">
            <text:p>0.638288</text:p>
          </table:table-cell>
          <table:table-cell office:value-type="float" office:value="0.519856" calcext:value-type="float">
            <text:p>0.519856</text:p>
          </table:table-cell>
          <table:table-cell table:formula="of:=[.A931]*[.A931]" office:value-type="float" office:value="0.407411570944" calcext:value-type="float">
            <text:p>0.407411570944</text:p>
          </table:table-cell>
          <table:table-cell table:formula="of:=([.A931]-[.B931])*([.A931]-[.B931])" office:value-type="float" office:value="0.014026138624" calcext:value-type="float">
            <text:p>0.014026138624</text:p>
          </table:table-cell>
          <table:table-cell table:number-columns-repeated="2"/>
        </table:table-row>
        <table:table-row table:style-name="ro1">
          <table:table-cell office:value-type="float" office:value="0.638288" calcext:value-type="float">
            <text:p>0.638288</text:p>
          </table:table-cell>
          <table:table-cell office:value-type="float" office:value="0.543046" calcext:value-type="float">
            <text:p>0.543046</text:p>
          </table:table-cell>
          <table:table-cell table:formula="of:=[.A932]*[.A932]" office:value-type="float" office:value="0.407411570944" calcext:value-type="float">
            <text:p>0.407411570944</text:p>
          </table:table-cell>
          <table:table-cell table:formula="of:=([.A932]-[.B932])*([.A932]-[.B932])" office:value-type="float" office:value="0.00907103856399999" calcext:value-type="float">
            <text:p>0.00907103856399999</text:p>
          </table:table-cell>
          <table:table-cell table:number-columns-repeated="2"/>
        </table:table-row>
        <table:table-row table:style-name="ro1">
          <table:table-cell office:value-type="float" office:value="0.620778" calcext:value-type="float">
            <text:p>0.620778</text:p>
          </table:table-cell>
          <table:table-cell office:value-type="float" office:value="0.651818" calcext:value-type="float">
            <text:p>0.651818</text:p>
          </table:table-cell>
          <table:table-cell table:formula="of:=[.A933]*[.A933]" office:value-type="float" office:value="0.385365325284" calcext:value-type="float">
            <text:p>0.385365325284</text:p>
          </table:table-cell>
          <table:table-cell table:formula="of:=([.A933]-[.B933])*([.A933]-[.B933])" office:value-type="float" office:value="0.000963481599999997" calcext:value-type="float">
            <text:p>0.000963481599999997</text:p>
          </table:table-cell>
          <table:table-cell table:number-columns-repeated="2"/>
        </table:table-row>
        <table:table-row table:style-name="ro1">
          <table:table-cell office:value-type="float" office:value="0.866253" calcext:value-type="float">
            <text:p>0.866253</text:p>
          </table:table-cell>
          <table:table-cell office:value-type="float" office:value="0.895628" calcext:value-type="float">
            <text:p>0.895628</text:p>
          </table:table-cell>
          <table:table-cell table:formula="of:=[.A934]*[.A934]" office:value-type="float" office:value="0.750394260009" calcext:value-type="float">
            <text:p>0.750394260009</text:p>
          </table:table-cell>
          <table:table-cell table:formula="of:=([.A934]-[.B934])*([.A934]-[.B934])" office:value-type="float" office:value="0.000862890624999996" calcext:value-type="float">
            <text:p>0.000862890624999996</text:p>
          </table:table-cell>
          <table:table-cell table:number-columns-repeated="2"/>
        </table:table-row>
        <table:table-row table:style-name="ro1">
          <table:table-cell office:value-type="float" office:value="0.952511" calcext:value-type="float">
            <text:p>0.952511</text:p>
          </table:table-cell>
          <table:table-cell office:value-type="float" office:value="0.961144" calcext:value-type="float">
            <text:p>0.961144</text:p>
          </table:table-cell>
          <table:table-cell table:formula="of:=[.A935]*[.A935]" office:value-type="float" office:value="0.907277205121" calcext:value-type="float">
            <text:p>0.907277205121</text:p>
          </table:table-cell>
          <table:table-cell table:formula="of:=([.A935]-[.B935])*([.A935]-[.B935])" office:value-type="float" office:value="0.000074528689" calcext:value-type="float">
            <text:p>0.000074528689</text:p>
          </table:table-cell>
          <table:table-cell table:number-columns-repeated="2"/>
        </table:table-row>
        <table:table-row table:style-name="ro1">
          <table:table-cell office:value-type="float" office:value="0.952512" calcext:value-type="float">
            <text:p>0.952512</text:p>
          </table:table-cell>
          <table:table-cell office:value-type="float" office:value="0.974301" calcext:value-type="float">
            <text:p>0.974301</text:p>
          </table:table-cell>
          <table:table-cell table:formula="of:=[.A936]*[.A936]" office:value-type="float" office:value="0.907279110144" calcext:value-type="float">
            <text:p>0.907279110144</text:p>
          </table:table-cell>
          <table:table-cell table:formula="of:=([.A936]-[.B936])*([.A936]-[.B936])" office:value-type="float" office:value="0.000474760520999998" calcext:value-type="float">
            <text:p>0.000474760520999998</text:p>
          </table:table-cell>
          <table:table-cell table:number-columns-repeated="2"/>
        </table:table-row>
        <table:table-row table:style-name="ro1">
          <table:table-cell office:value-type="float" office:value="0.952512" calcext:value-type="float">
            <text:p>0.952512</text:p>
          </table:table-cell>
          <table:table-cell office:value-type="float" office:value="0.998115" calcext:value-type="float">
            <text:p>0.998115</text:p>
          </table:table-cell>
          <table:table-cell table:formula="of:=[.A937]*[.A937]" office:value-type="float" office:value="0.907279110144" calcext:value-type="float">
            <text:p>0.907279110144</text:p>
          </table:table-cell>
          <table:table-cell table:formula="of:=([.A937]-[.B937])*([.A937]-[.B937])" office:value-type="float" office:value="0.002079633609" calcext:value-type="float">
            <text:p>0.002079633609</text:p>
          </table:table-cell>
          <table:table-cell table:number-columns-repeated="2"/>
        </table:table-row>
        <table:table-row table:style-name="ro1">
          <table:table-cell office:value-type="float" office:value="0.0000240803" calcext:value-type="float">
            <text:p>0.0000240803</text:p>
          </table:table-cell>
          <table:table-cell office:value-type="float" office:value="0.0000000261099" calcext:value-type="float">
            <text:p>0.0000000261099</text:p>
          </table:table-cell>
          <table:table-cell table:formula="of:=[.A938]*[.A938]" office:value-type="float" office:value="0.00000000057986084809" calcext:value-type="float">
            <text:p>5.7986084809E-10</text:p>
          </table:table-cell>
          <table:table-cell table:formula="of:=([.A938]-[.B938])*([.A938]-[.B938])" office:value-type="float" office:value="0.00000000057860406137" calcext:value-type="float">
            <text:p>5.78604061366938E-10</text:p>
          </table:table-cell>
          <table:table-cell table:number-columns-repeated="2"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000000417193" calcext:value-type="float">
            <text:p>0.0000000417193</text:p>
          </table:table-cell>
          <table:table-cell table:formula="of:=[.A939]*[.A939]" office:value-type="float" office:value="0.00000000107078818441" calcext:value-type="float">
            <text:p>1.07078818441E-09</text:p>
          </table:table-cell>
          <table:table-cell table:formula="of:=([.A939]-[.B939])*([.A939]-[.B939])" office:value-type="float" office:value="0.00000000106805957195" calcext:value-type="float">
            <text:p>1.06805957194605E-09</text:p>
          </table:table-cell>
          <table:table-cell table:number-columns-repeated="2"/>
        </table:table-row>
        <table:table-row table:style-name="ro1">
          <table:table-cell office:value-type="float" office:value="0.0000163913" calcext:value-type="float">
            <text:p>0.0000163913</text:p>
          </table:table-cell>
          <table:table-cell office:value-type="float" office:value="0.000156039" calcext:value-type="float">
            <text:p>0.000156039</text:p>
          </table:table-cell>
          <table:table-cell table:formula="of:=[.A940]*[.A940]" office:value-type="float" office:value="0.00000000026867471569" calcext:value-type="float">
            <text:p>2.6867471569E-10</text:p>
          </table:table-cell>
          <table:table-cell table:formula="of:=([.A940]-[.B940])*([.A940]-[.B940])" office:value-type="float" office:value="0.00000001950148011529" calcext:value-type="float">
            <text:p>1.950148011529E-08</text:p>
          </table:table-cell>
          <table:table-cell table:number-columns-repeated="2"/>
        </table:table-row>
        <table:table-row table:style-name="ro1">
          <table:table-cell office:value-type="float" office:value="0.0000163913" calcext:value-type="float">
            <text:p>0.0000163913</text:p>
          </table:table-cell>
          <table:table-cell office:value-type="float" office:value="0.000137475" calcext:value-type="float">
            <text:p>0.000137475</text:p>
          </table:table-cell>
          <table:table-cell table:formula="of:=[.A941]*[.A941]" office:value-type="float" office:value="0.00000000026867471569" calcext:value-type="float">
            <text:p>2.6867471569E-10</text:p>
          </table:table-cell>
          <table:table-cell table:formula="of:=([.A941]-[.B941])*([.A941]-[.B941])" office:value-type="float" office:value="0.00000001466126240569" calcext:value-type="float">
            <text:p>1.466126240569E-08</text:p>
          </table:table-cell>
          <table:table-cell table:number-columns-repeated="2"/>
        </table:table-row>
        <table:table-row table:style-name="ro1">
          <table:table-cell office:value-type="float" office:value="0.000120878" calcext:value-type="float">
            <text:p>0.000120878</text:p>
          </table:table-cell>
          <table:table-cell office:value-type="float" office:value="0.00175086" calcext:value-type="float">
            <text:p>0.00175086</text:p>
          </table:table-cell>
          <table:table-cell table:formula="of:=[.A942]*[.A942]" office:value-type="float" office:value="0.000000014611490884" calcext:value-type="float">
            <text:p>1.4611490884E-08</text:p>
          </table:table-cell>
          <table:table-cell table:formula="of:=([.A942]-[.B942])*([.A942]-[.B942])" office:value-type="float" office:value="0.000002656841320324" calcext:value-type="float">
            <text:p>2.656841320324E-06</text:p>
          </table:table-cell>
          <table:table-cell table:number-columns-repeated="2"/>
        </table:table-row>
        <table:table-row table:style-name="ro1">
          <table:table-cell office:value-type="float" office:value="0.000120878" calcext:value-type="float">
            <text:p>0.000120878</text:p>
          </table:table-cell>
          <table:table-cell office:value-type="float" office:value="0.000011265" calcext:value-type="float">
            <text:p>0.000011265</text:p>
          </table:table-cell>
          <table:table-cell table:formula="of:=[.A943]*[.A943]" office:value-type="float" office:value="0.000000014611490884" calcext:value-type="float">
            <text:p>1.4611490884E-08</text:p>
          </table:table-cell>
          <table:table-cell table:formula="of:=([.A943]-[.B943])*([.A943]-[.B943])" office:value-type="float" office:value="0.000000012015009769" calcext:value-type="float">
            <text:p>1.2015009769E-08</text:p>
          </table:table-cell>
          <table:table-cell table:number-columns-repeated="2"/>
        </table:table-row>
        <table:table-row table:style-name="ro1">
          <table:table-cell office:value-type="float" office:value="0.000176907" calcext:value-type="float">
            <text:p>0.000176907</text:p>
          </table:table-cell>
          <table:table-cell office:value-type="float" office:value="0.0203907" calcext:value-type="float">
            <text:p>0.0203907</text:p>
          </table:table-cell>
          <table:table-cell table:formula="of:=[.A944]*[.A944]" office:value-type="float" office:value="0.000000031296086649" calcext:value-type="float">
            <text:p>3.1296086649E-08</text:p>
          </table:table-cell>
          <table:table-cell table:formula="of:=([.A944]-[.B944])*([.A944]-[.B944])" office:value-type="float" office:value="0.000408597427446849" calcext:value-type="float">
            <text:p>0.000408597427446849</text:p>
          </table:table-cell>
          <table:table-cell table:number-columns-repeated="2"/>
        </table:table-row>
        <table:table-row table:style-name="ro1">
          <table:table-cell office:value-type="float" office:value="0.000176907" calcext:value-type="float">
            <text:p>0.000176907</text:p>
          </table:table-cell>
          <table:table-cell office:value-type="float" office:value="0.0487546" calcext:value-type="float">
            <text:p>0.0487546</text:p>
          </table:table-cell>
          <table:table-cell table:formula="of:=[.A945]*[.A945]" office:value-type="float" office:value="0.000000031296086649" calcext:value-type="float">
            <text:p>3.1296086649E-08</text:p>
          </table:table-cell>
          <table:table-cell table:formula="of:=([.A945]-[.B945])*([.A945]-[.B945])" office:value-type="float" office:value="0.00235979225720225" calcext:value-type="float">
            <text:p>0.00235979225720225</text:p>
          </table:table-cell>
          <table:table-cell table:number-columns-repeated="2"/>
        </table:table-row>
        <table:table-row table:style-name="ro1">
          <table:table-cell office:value-type="float" office:value="0.000176907" calcext:value-type="float">
            <text:p>0.000176907</text:p>
          </table:table-cell>
          <table:table-cell office:value-type="float" office:value="0.0572462" calcext:value-type="float">
            <text:p>0.0572462</text:p>
          </table:table-cell>
          <table:table-cell table:formula="of:=[.A946]*[.A946]" office:value-type="float" office:value="0.000000031296086649" calcext:value-type="float">
            <text:p>3.1296086649E-08</text:p>
          </table:table-cell>
          <table:table-cell table:formula="of:=([.A946]-[.B946])*([.A946]-[.B946])" office:value-type="float" office:value="0.00325690420351985" calcext:value-type="float">
            <text:p>0.00325690420351985</text:p>
          </table:table-cell>
          <table:table-cell table:number-columns-repeated="2"/>
        </table:table-row>
        <table:table-row table:style-name="ro1">
          <table:table-cell office:value-type="float" office:value="0.000176907" calcext:value-type="float">
            <text:p>0.000176907</text:p>
          </table:table-cell>
          <table:table-cell office:value-type="float" office:value="0.00256661" calcext:value-type="float">
            <text:p>0.00256661</text:p>
          </table:table-cell>
          <table:table-cell table:formula="of:=[.A947]*[.A947]" office:value-type="float" office:value="0.000000031296086649" calcext:value-type="float">
            <text:p>3.1296086649E-08</text:p>
          </table:table-cell>
          <table:table-cell table:formula="of:=([.A947]-[.B947])*([.A947]-[.B947])" office:value-type="float" office:value="0.000005710680428209" calcext:value-type="float">
            <text:p>5.710680428209E-06</text:p>
          </table:table-cell>
          <table:table-cell table:number-columns-repeated="2"/>
        </table:table-row>
        <table:table-row table:style-name="ro1">
          <table:table-cell office:value-type="float" office:value="0.0000683665" calcext:value-type="float">
            <text:p>0.0000683665</text:p>
          </table:table-cell>
          <table:table-cell office:value-type="float" office:value="0.0000175743" calcext:value-type="float">
            <text:p>0.0000175743</text:p>
          </table:table-cell>
          <table:table-cell table:formula="of:=[.A948]*[.A948]" office:value-type="float" office:value="0.00000000467397832225" calcext:value-type="float">
            <text:p>4.67397832225E-09</text:p>
          </table:table-cell>
          <table:table-cell table:formula="of:=([.A948]-[.B948])*([.A948]-[.B948])" office:value-type="float" office:value="0.00000000257984758084" calcext:value-type="float">
            <text:p>2.57984758084E-09</text:p>
          </table:table-cell>
          <table:table-cell table:number-columns-repeated="2"/>
        </table:table-row>
        <table:table-row table:style-name="ro1">
          <table:table-cell office:value-type="float" office:value="0.000125051" calcext:value-type="float">
            <text:p>0.000125051</text:p>
          </table:table-cell>
          <table:table-cell office:value-type="float" office:value="0.000293085" calcext:value-type="float">
            <text:p>0.000293085</text:p>
          </table:table-cell>
          <table:table-cell table:formula="of:=[.A949]*[.A949]" office:value-type="float" office:value="0.000000015637752601" calcext:value-type="float">
            <text:p>1.5637752601E-08</text:p>
          </table:table-cell>
          <table:table-cell table:formula="of:=([.A949]-[.B949])*([.A949]-[.B949])" office:value-type="float" office:value="0.000000028235425156" calcext:value-type="float">
            <text:p>2.8235425156E-08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000000224544" calcext:value-type="float">
            <text:p>0.00000000224544</text:p>
          </table:table-cell>
          <table:table-cell table:formula="of:=[.A950]*[.A950]" office:value-type="float" office:value="0.00000000006004080196" calcext:value-type="float">
            <text:p>6.004080196E-11</text:p>
          </table:table-cell>
          <table:table-cell table:formula="of:=([.A950]-[.B950])*([.A950]-[.B950])" office:value-type="float" office:value="0.00000000006000600897" calcext:value-type="float">
            <text:p>6.00060089692328E-11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00000253516" calcext:value-type="float">
            <text:p>0.0000000253516</text:p>
          </table:table-cell>
          <table:table-cell table:formula="of:=[.A951]*[.A951]" office:value-type="float" office:value="0.00000000006004080196" calcext:value-type="float">
            <text:p>6.004080196E-11</text:p>
          </table:table-cell>
          <table:table-cell table:formula="of:=([.A951]-[.B951])*([.A951]-[.B951])" office:value-type="float" office:value="0.00000000005964856585" calcext:value-type="float">
            <text:p>5.96485658481026E-11</text:p>
          </table:table-cell>
          <table:table-cell table:number-columns-repeated="2"/>
        </table:table-row>
        <table:table-row table:style-name="ro1">
          <table:table-cell office:value-type="float" office:value="0.000128567" calcext:value-type="float">
            <text:p>0.000128567</text:p>
          </table:table-cell>
          <table:table-cell office:value-type="float" office:value="0.0852186" calcext:value-type="float">
            <text:p>0.0852186</text:p>
          </table:table-cell>
          <table:table-cell table:formula="of:=[.A952]*[.A952]" office:value-type="float" office:value="0.000000016529473489" calcext:value-type="float">
            <text:p>1.6529473489E-08</text:p>
          </table:table-cell>
          <table:table-cell table:formula="of:=([.A952]-[.B952])*([.A952]-[.B952])" office:value-type="float" office:value="0.00724031371594109" calcext:value-type="float">
            <text:p>0.00724031371594109</text:p>
          </table:table-cell>
          <table:table-cell table:number-columns-repeated="2"/>
        </table:table-row>
        <table:table-row table:style-name="ro1">
          <table:table-cell office:value-type="float" office:value="0.0000535846" calcext:value-type="float">
            <text:p>0.0000535846</text:p>
          </table:table-cell>
          <table:table-cell office:value-type="float" office:value="0.000537394" calcext:value-type="float">
            <text:p>0.000537394</text:p>
          </table:table-cell>
          <table:table-cell table:formula="of:=[.A953]*[.A953]" office:value-type="float" office:value="0.00000000287130935716" calcext:value-type="float">
            <text:p>2.87130935716E-09</text:p>
          </table:table-cell>
          <table:table-cell table:formula="of:=([.A953]-[.B953])*([.A953]-[.B953])" office:value-type="float" office:value="0.00000023407153552836" calcext:value-type="float">
            <text:p>2.3407153552836E-07</text:p>
          </table:table-cell>
          <table:table-cell table:number-columns-repeated="2"/>
        </table:table-row>
        <table:table-row table:style-name="ro1">
          <table:table-cell office:value-type="float" office:value="0.00015974" calcext:value-type="float">
            <text:p>0.00015974</text:p>
          </table:table-cell>
          <table:table-cell office:value-type="float" office:value="0.000997116" calcext:value-type="float">
            <text:p>0.000997116</text:p>
          </table:table-cell>
          <table:table-cell table:formula="of:=[.A954]*[.A954]" office:value-type="float" office:value="0.0000000255168676" calcext:value-type="float">
            <text:p>0.0000000255168676</text:p>
          </table:table-cell>
          <table:table-cell table:formula="of:=([.A954]-[.B954])*([.A954]-[.B954])" office:value-type="float" office:value="0.000000701198565376" calcext:value-type="float">
            <text:p>7.01198565376E-07</text:p>
          </table:table-cell>
          <table:table-cell table:number-columns-repeated="2"/>
        </table:table-row>
        <table:table-row table:style-name="ro1">
          <table:table-cell office:value-type="float" office:value="0.00015974" calcext:value-type="float">
            <text:p>0.00015974</text:p>
          </table:table-cell>
          <table:table-cell office:value-type="float" office:value="0.000540799" calcext:value-type="float">
            <text:p>0.000540799</text:p>
          </table:table-cell>
          <table:table-cell table:formula="of:=[.A955]*[.A955]" office:value-type="float" office:value="0.0000000255168676" calcext:value-type="float">
            <text:p>0.0000000255168676</text:p>
          </table:table-cell>
          <table:table-cell table:formula="of:=([.A955]-[.B955])*([.A955]-[.B955])" office:value-type="float" office:value="0.000000145205961481" calcext:value-type="float">
            <text:p>1.45205961481E-07</text:p>
          </table:table-cell>
          <table:table-cell table:number-columns-repeated="2"/>
        </table:table-row>
        <table:table-row table:style-name="ro1">
          <table:table-cell office:value-type="float" office:value="0.00156748" calcext:value-type="float">
            <text:p>0.00156748</text:p>
          </table:table-cell>
          <table:table-cell office:value-type="float" office:value="0.00806436" calcext:value-type="float">
            <text:p>0.00806436</text:p>
          </table:table-cell>
          <table:table-cell table:formula="of:=[.A956]*[.A956]" office:value-type="float" office:value="0.0000024569935504" calcext:value-type="float">
            <text:p>0.0000024569935504</text:p>
          </table:table-cell>
          <table:table-cell table:formula="of:=([.A956]-[.B956])*([.A956]-[.B956])" office:value-type="float" office:value="0.0000422094497344" calcext:value-type="float">
            <text:p>0.0000422094497344</text:p>
          </table:table-cell>
          <table:table-cell table:number-columns-repeated="2"/>
        </table:table-row>
        <table:table-row table:style-name="ro1">
          <table:table-cell office:value-type="float" office:value="0.00729704" calcext:value-type="float">
            <text:p>0.00729704</text:p>
          </table:table-cell>
          <table:table-cell office:value-type="float" office:value="0.0115477" calcext:value-type="float">
            <text:p>0.0115477</text:p>
          </table:table-cell>
          <table:table-cell table:formula="of:=[.A957]*[.A957]" office:value-type="float" office:value="0.0000532467927616" calcext:value-type="float">
            <text:p>0.0000532467927616</text:p>
          </table:table-cell>
          <table:table-cell table:formula="of:=([.A957]-[.B957])*([.A957]-[.B957])" office:value-type="float" office:value="0.0000180681104356" calcext:value-type="float">
            <text:p>0.0000180681104356</text:p>
          </table:table-cell>
          <table:table-cell table:number-columns-repeated="2"/>
        </table:table-row>
        <table:table-row table:style-name="ro1">
          <table:table-cell office:value-type="float" office:value="0.00729704" calcext:value-type="float">
            <text:p>0.00729704</text:p>
          </table:table-cell>
          <table:table-cell office:value-type="float" office:value="0.00881609" calcext:value-type="float">
            <text:p>0.00881609</text:p>
          </table:table-cell>
          <table:table-cell table:formula="of:=[.A958]*[.A958]" office:value-type="float" office:value="0.0000532467927616" calcext:value-type="float">
            <text:p>0.0000532467927616</text:p>
          </table:table-cell>
          <table:table-cell table:formula="of:=([.A958]-[.B958])*([.A958]-[.B958])" office:value-type="float" office:value="0.0000023075129025" calcext:value-type="float">
            <text:p>0.0000023075129025</text:p>
          </table:table-cell>
          <table:table-cell table:number-columns-repeated="2"/>
        </table:table-row>
        <table:table-row table:style-name="ro1">
          <table:table-cell office:value-type="float" office:value="0.0495998" calcext:value-type="float">
            <text:p>0.0495998</text:p>
          </table:table-cell>
          <table:table-cell office:value-type="float" office:value="0.00204602" calcext:value-type="float">
            <text:p>0.00204602</text:p>
          </table:table-cell>
          <table:table-cell table:formula="of:=[.A959]*[.A959]" office:value-type="float" office:value="0.00246014016004" calcext:value-type="float">
            <text:p>0.00246014016004</text:p>
          </table:table-cell>
          <table:table-cell table:formula="of:=([.A959]-[.B959])*([.A959]-[.B959])" office:value-type="float" office:value="0.0022613619922884" calcext:value-type="float">
            <text:p>0.0022613619922884</text:p>
          </table:table-cell>
          <table:table-cell table:number-columns-repeated="2"/>
        </table:table-row>
        <table:table-row table:style-name="ro1">
          <table:table-cell office:value-type="float" office:value="0.0629474" calcext:value-type="float">
            <text:p>0.0629474</text:p>
          </table:table-cell>
          <table:table-cell office:value-type="float" office:value="0.0458762" calcext:value-type="float">
            <text:p>0.0458762</text:p>
          </table:table-cell>
          <table:table-cell table:formula="of:=[.A960]*[.A960]" office:value-type="float" office:value="0.00396237516676" calcext:value-type="float">
            <text:p>0.00396237516676</text:p>
          </table:table-cell>
          <table:table-cell table:formula="of:=([.A960]-[.B960])*([.A960]-[.B960])" office:value-type="float" office:value="0.00029142586944" calcext:value-type="float">
            <text:p>0.00029142586944</text:p>
          </table:table-cell>
          <table:table-cell table:number-columns-repeated="2"/>
        </table:table-row>
        <table:table-row table:style-name="ro1">
          <table:table-cell office:value-type="float" office:value="0.103357" calcext:value-type="float">
            <text:p>0.103357</text:p>
          </table:table-cell>
          <table:table-cell office:value-type="float" office:value="0.0475803" calcext:value-type="float">
            <text:p>0.0475803</text:p>
          </table:table-cell>
          <table:table-cell table:formula="of:=[.A961]*[.A961]" office:value-type="float" office:value="0.010682669449" calcext:value-type="float">
            <text:p>0.010682669449</text:p>
          </table:table-cell>
          <table:table-cell table:formula="of:=([.A961]-[.B961])*([.A961]-[.B961])" office:value-type="float" office:value="0.00311104026289" calcext:value-type="float">
            <text:p>0.00311104026289</text:p>
          </table:table-cell>
          <table:table-cell table:number-columns-repeated="2"/>
        </table:table-row>
        <table:table-row table:style-name="ro1">
          <table:table-cell office:value-type="float" office:value="0.156488" calcext:value-type="float">
            <text:p>0.156488</text:p>
          </table:table-cell>
          <table:table-cell office:value-type="float" office:value="0.179545" calcext:value-type="float">
            <text:p>0.179545</text:p>
          </table:table-cell>
          <table:table-cell table:formula="of:=[.A962]*[.A962]" office:value-type="float" office:value="0.024488494144" calcext:value-type="float">
            <text:p>0.024488494144</text:p>
          </table:table-cell>
          <table:table-cell table:formula="of:=([.A962]-[.B962])*([.A962]-[.B962])" office:value-type="float" office:value="0.000531625249000001" calcext:value-type="float">
            <text:p>0.000531625249000001</text:p>
          </table:table-cell>
          <table:table-cell table:number-columns-repeated="2"/>
        </table:table-row>
        <table:table-row table:style-name="ro1">
          <table:table-cell office:value-type="float" office:value="0.156488" calcext:value-type="float">
            <text:p>0.156488</text:p>
          </table:table-cell>
          <table:table-cell office:value-type="float" office:value="0.482585" calcext:value-type="float">
            <text:p>0.482585</text:p>
          </table:table-cell>
          <table:table-cell table:formula="of:=[.A963]*[.A963]" office:value-type="float" office:value="0.024488494144" calcext:value-type="float">
            <text:p>0.024488494144</text:p>
          </table:table-cell>
          <table:table-cell table:formula="of:=([.A963]-[.B963])*([.A963]-[.B963])" office:value-type="float" office:value="0.106339253409" calcext:value-type="float">
            <text:p>0.106339253409</text:p>
          </table:table-cell>
          <table:table-cell table:number-columns-repeated="2"/>
        </table:table-row>
        <table:table-row table:style-name="ro1">
          <table:table-cell office:value-type="float" office:value="0.156488" calcext:value-type="float">
            <text:p>0.156488</text:p>
          </table:table-cell>
          <table:table-cell office:value-type="float" office:value="0.501036" calcext:value-type="float">
            <text:p>0.501036</text:p>
          </table:table-cell>
          <table:table-cell table:formula="of:=[.A964]*[.A964]" office:value-type="float" office:value="0.024488494144" calcext:value-type="float">
            <text:p>0.024488494144</text:p>
          </table:table-cell>
          <table:table-cell table:formula="of:=([.A964]-[.B964])*([.A964]-[.B964])" office:value-type="float" office:value="0.118713324304" calcext:value-type="float">
            <text:p>0.118713324304</text:p>
          </table:table-cell>
          <table:table-cell table:number-columns-repeated="2"/>
        </table:table-row>
        <table:table-row table:style-name="ro1">
          <table:table-cell office:value-type="float" office:value="0.270287" calcext:value-type="float">
            <text:p>0.270287</text:p>
          </table:table-cell>
          <table:table-cell office:value-type="float" office:value="0.483854" calcext:value-type="float">
            <text:p>0.483854</text:p>
          </table:table-cell>
          <table:table-cell table:formula="of:=[.A965]*[.A965]" office:value-type="float" office:value="0.073055062369" calcext:value-type="float">
            <text:p>0.073055062369</text:p>
          </table:table-cell>
          <table:table-cell table:formula="of:=([.A965]-[.B965])*([.A965]-[.B965])" office:value-type="float" office:value="0.045610863489" calcext:value-type="float">
            <text:p>0.045610863489</text:p>
          </table:table-cell>
          <table:table-cell table:number-columns-repeated="2"/>
        </table:table-row>
        <table:table-row table:style-name="ro1">
          <table:table-cell office:value-type="float" office:value="0.349847" calcext:value-type="float">
            <text:p>0.349847</text:p>
          </table:table-cell>
          <table:table-cell office:value-type="float" office:value="0.374221" calcext:value-type="float">
            <text:p>0.374221</text:p>
          </table:table-cell>
          <table:table-cell table:formula="of:=[.A966]*[.A966]" office:value-type="float" office:value="0.122392923409" calcext:value-type="float">
            <text:p>0.122392923409</text:p>
          </table:table-cell>
          <table:table-cell table:formula="of:=([.A966]-[.B966])*([.A966]-[.B966])" office:value-type="float" office:value="0.000594091876" calcext:value-type="float">
            <text:p>0.000594091876</text:p>
          </table:table-cell>
          <table:table-cell table:number-columns-repeated="2"/>
        </table:table-row>
        <table:table-row table:style-name="ro1">
          <table:table-cell office:value-type="float" office:value="0.359448" calcext:value-type="float">
            <text:p>0.359448</text:p>
          </table:table-cell>
          <table:table-cell office:value-type="float" office:value="0.451285" calcext:value-type="float">
            <text:p>0.451285</text:p>
          </table:table-cell>
          <table:table-cell table:formula="of:=[.A967]*[.A967]" office:value-type="float" office:value="0.129202864704" calcext:value-type="float">
            <text:p>0.129202864704</text:p>
          </table:table-cell>
          <table:table-cell table:formula="of:=([.A967]-[.B967])*([.A967]-[.B967])" office:value-type="float" office:value="0.008434034569" calcext:value-type="float">
            <text:p>0.008434034569</text:p>
          </table:table-cell>
          <table:table-cell table:number-columns-repeated="2"/>
        </table:table-row>
        <table:table-row table:style-name="ro1">
          <table:table-cell office:value-type="float" office:value="0.582093" calcext:value-type="float">
            <text:p>0.582093</text:p>
          </table:table-cell>
          <table:table-cell office:value-type="float" office:value="0.466937" calcext:value-type="float">
            <text:p>0.466937</text:p>
          </table:table-cell>
          <table:table-cell table:formula="of:=[.A968]*[.A968]" office:value-type="float" office:value="0.338832260649" calcext:value-type="float">
            <text:p>0.338832260649</text:p>
          </table:table-cell>
          <table:table-cell table:formula="of:=([.A968]-[.B968])*([.A968]-[.B968])" office:value-type="float" office:value="0.013260904336" calcext:value-type="float">
            <text:p>0.013260904336</text:p>
          </table:table-cell>
          <table:table-cell table:number-columns-repeated="2"/>
        </table:table-row>
        <table:table-row table:style-name="ro1">
          <table:table-cell office:value-type="float" office:value="0.683229" calcext:value-type="float">
            <text:p>0.683229</text:p>
          </table:table-cell>
          <table:table-cell office:value-type="float" office:value="0.470135" calcext:value-type="float">
            <text:p>0.470135</text:p>
          </table:table-cell>
          <table:table-cell table:formula="of:=[.A969]*[.A969]" office:value-type="float" office:value="0.466801866441" calcext:value-type="float">
            <text:p>0.466801866441</text:p>
          </table:table-cell>
          <table:table-cell table:formula="of:=([.A969]-[.B969])*([.A969]-[.B969])" office:value-type="float" office:value="0.045409052836" calcext:value-type="float">
            <text:p>0.045409052836</text:p>
          </table:table-cell>
          <table:table-cell table:number-columns-repeated="2"/>
        </table:table-row>
        <table:table-row table:style-name="ro1">
          <table:table-cell office:value-type="float" office:value="0.683229" calcext:value-type="float">
            <text:p>0.683229</text:p>
          </table:table-cell>
          <table:table-cell office:value-type="float" office:value="0.606641" calcext:value-type="float">
            <text:p>0.606641</text:p>
          </table:table-cell>
          <table:table-cell table:formula="of:=[.A970]*[.A970]" office:value-type="float" office:value="0.466801866441" calcext:value-type="float">
            <text:p>0.466801866441</text:p>
          </table:table-cell>
          <table:table-cell table:formula="of:=([.A970]-[.B970])*([.A970]-[.B970])" office:value-type="float" office:value="0.005865721744" calcext:value-type="float">
            <text:p>0.005865721744</text:p>
          </table:table-cell>
          <table:table-cell table:number-columns-repeated="2"/>
        </table:table-row>
        <table:table-row table:style-name="ro1">
          <table:table-cell office:value-type="float" office:value="0.683229" calcext:value-type="float">
            <text:p>0.683229</text:p>
          </table:table-cell>
          <table:table-cell office:value-type="float" office:value="0.635938" calcext:value-type="float">
            <text:p>0.635938</text:p>
          </table:table-cell>
          <table:table-cell table:formula="of:=[.A971]*[.A971]" office:value-type="float" office:value="0.466801866441" calcext:value-type="float">
            <text:p>0.466801866441</text:p>
          </table:table-cell>
          <table:table-cell table:formula="of:=([.A971]-[.B971])*([.A971]-[.B971])" office:value-type="float" office:value="0.002236438681" calcext:value-type="float">
            <text:p>0.002236438681</text:p>
          </table:table-cell>
          <table:table-cell table:number-columns-repeated="2"/>
        </table:table-row>
        <table:table-row table:style-name="ro1">
          <table:table-cell office:value-type="float" office:value="0.849779" calcext:value-type="float">
            <text:p>0.849779</text:p>
          </table:table-cell>
          <table:table-cell office:value-type="float" office:value="0.810856" calcext:value-type="float">
            <text:p>0.810856</text:p>
          </table:table-cell>
          <table:table-cell table:formula="of:=[.A972]*[.A972]" office:value-type="float" office:value="0.722124348841" calcext:value-type="float">
            <text:p>0.722124348841</text:p>
          </table:table-cell>
          <table:table-cell table:formula="of:=([.A972]-[.B972])*([.A972]-[.B972])" office:value-type="float" office:value="0.00151499992899999" calcext:value-type="float">
            <text:p>0.00151499992899999</text:p>
          </table:table-cell>
          <table:table-cell table:number-columns-repeated="2"/>
        </table:table-row>
        <table:table-row table:style-name="ro1">
          <table:table-cell office:value-type="float" office:value="0.849779" calcext:value-type="float">
            <text:p>0.849779</text:p>
          </table:table-cell>
          <table:table-cell office:value-type="float" office:value="0.878511" calcext:value-type="float">
            <text:p>0.878511</text:p>
          </table:table-cell>
          <table:table-cell table:formula="of:=[.A973]*[.A973]" office:value-type="float" office:value="0.722124348841" calcext:value-type="float">
            <text:p>0.722124348841</text:p>
          </table:table-cell>
          <table:table-cell table:formula="of:=([.A973]-[.B973])*([.A973]-[.B973])" office:value-type="float" office:value="0.000825527824000005" calcext:value-type="float">
            <text:p>0.000825527824000005</text:p>
          </table:table-cell>
          <table:table-cell table:number-columns-repeated="2"/>
        </table:table-row>
        <table:table-row table:style-name="ro1">
          <table:table-cell office:value-type="float" office:value="0.903077" calcext:value-type="float">
            <text:p>0.903077</text:p>
          </table:table-cell>
          <table:table-cell office:value-type="float" office:value="0.948736" calcext:value-type="float">
            <text:p>0.948736</text:p>
          </table:table-cell>
          <table:table-cell table:formula="of:=[.A974]*[.A974]" office:value-type="float" office:value="0.815548067929" calcext:value-type="float">
            <text:p>0.815548067929</text:p>
          </table:table-cell>
          <table:table-cell table:formula="of:=([.A974]-[.B974])*([.A974]-[.B974])" office:value-type="float" office:value="0.002084744281" calcext:value-type="float">
            <text:p>0.002084744281</text:p>
          </table:table-cell>
          <table:table-cell table:number-columns-repeated="2"/>
        </table:table-row>
        <table:table-row table:style-name="ro1">
          <table:table-cell office:value-type="float" office:value="0.946447" calcext:value-type="float">
            <text:p>0.946447</text:p>
          </table:table-cell>
          <table:table-cell office:value-type="float" office:value="0.989826" calcext:value-type="float">
            <text:p>0.989826</text:p>
          </table:table-cell>
          <table:table-cell table:formula="of:=[.A975]*[.A975]" office:value-type="float" office:value="0.895761923809" calcext:value-type="float">
            <text:p>0.895761923809</text:p>
          </table:table-cell>
          <table:table-cell table:formula="of:=([.A975]-[.B975])*([.A975]-[.B975])" office:value-type="float" office:value="0.001881737641" calcext:value-type="float">
            <text:p>0.001881737641</text:p>
          </table:table-cell>
          <table:table-cell table:number-columns-repeated="2"/>
        </table:table-row>
        <table:table-row table:style-name="ro1">
          <table:table-cell office:value-type="float" office:value="0.99097" calcext:value-type="float">
            <text:p>0.99097</text:p>
          </table:table-cell>
          <table:table-cell office:value-type="float" office:value="0.99955" calcext:value-type="float">
            <text:p>0.99955</text:p>
          </table:table-cell>
          <table:table-cell table:formula="of:=[.A976]*[.A976]" office:value-type="float" office:value="0.9820215409" calcext:value-type="float">
            <text:p>0.9820215409</text:p>
          </table:table-cell>
          <table:table-cell table:formula="of:=([.A976]-[.B976])*([.A976]-[.B976])" office:value-type="float" office:value="0.0000736164000000005" calcext:value-type="float">
            <text:p>7.36164000000005E-05</text:p>
          </table:table-cell>
          <table:table-cell table:number-columns-repeated="2"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00000325571" calcext:value-type="float">
            <text:p>0.00000000325571</text:p>
          </table:table-cell>
          <table:table-cell table:formula="of:=[.A977]*[.A977]" office:value-type="float" office:value="0.0000000000038688923" calcext:value-type="float">
            <text:p>3.8688923025E-12</text:p>
          </table:table-cell>
          <table:table-cell table:formula="of:=([.A977]-[.B977])*([.A977]-[.B977])" office:value-type="float" office:value="0.00000000000385609526" calcext:value-type="float">
            <text:p>3.8560952645786E-12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0000121353" calcext:value-type="float">
            <text:p>0.000000121353</text:p>
          </table:table-cell>
          <table:table-cell table:formula="of:=[.A978]*[.A978]" office:value-type="float" office:value="0.00000000000187939423" calcext:value-type="float">
            <text:p>1.8793942281E-12</text:p>
          </table:table-cell>
          <table:table-cell table:formula="of:=([.A978]-[.B978])*([.A978]-[.B978])" office:value-type="float" office:value="0.0000000000015613927" calcext:value-type="float">
            <text:p>1.561392696249E-12</text:p>
          </table:table-cell>
          <table:table-cell table:number-columns-repeated="2"/>
        </table:table-row>
        <table:table-row table:style-name="ro1">
          <table:table-cell office:value-type="float" office:value="0.000284374" calcext:value-type="float">
            <text:p>0.000284374</text:p>
          </table:table-cell>
          <table:table-cell office:value-type="float" office:value="0.000286302" calcext:value-type="float">
            <text:p>0.000286302</text:p>
          </table:table-cell>
          <table:table-cell table:formula="of:=[.A979]*[.A979]" office:value-type="float" office:value="0.000000080868571876" calcext:value-type="float">
            <text:p>8.0868571876E-08</text:p>
          </table:table-cell>
          <table:table-cell table:formula="of:=([.A979]-[.B979])*([.A979]-[.B979])" office:value-type="float" office:value="0.000000000003717184" calcext:value-type="float">
            <text:p>3.717184E-12</text:p>
          </table:table-cell>
          <table:table-cell table:number-columns-repeated="2"/>
        </table:table-row>
        <table:table-row table:style-name="ro1">
          <table:table-cell office:value-type="float" office:value="0.00132567" calcext:value-type="float">
            <text:p>0.00132567</text:p>
          </table:table-cell>
          <table:table-cell office:value-type="float" office:value="0.0000160994" calcext:value-type="float">
            <text:p>0.0000160994</text:p>
          </table:table-cell>
          <table:table-cell table:formula="of:=[.A980]*[.A980]" office:value-type="float" office:value="0.0000017574009489" calcext:value-type="float">
            <text:p>0.0000017574009489</text:p>
          </table:table-cell>
          <table:table-cell table:formula="of:=([.A980]-[.B980])*([.A980]-[.B980])" office:value-type="float" office:value="0.00000171497515638436" calcext:value-type="float">
            <text:p>1.71497515638436E-06</text:p>
          </table:table-cell>
          <table:table-cell table:number-columns-repeated="2"/>
        </table:table-row>
        <table:table-row table:style-name="ro1">
          <table:table-cell office:value-type="float" office:value="0.000834227" calcext:value-type="float">
            <text:p>0.000834227</text:p>
          </table:table-cell>
          <table:table-cell office:value-type="float" office:value="0.0000586983" calcext:value-type="float">
            <text:p>0.0000586983</text:p>
          </table:table-cell>
          <table:table-cell table:formula="of:=[.A981]*[.A981]" office:value-type="float" office:value="0.000000695934687529" calcext:value-type="float">
            <text:p>6.95934687529E-07</text:p>
          </table:table-cell>
          <table:table-cell table:formula="of:=([.A981]-[.B981])*([.A981]-[.B981])" office:value-type="float" office:value="0.00000060144476452369" calcext:value-type="float">
            <text:p>6.0144476452369E-07</text:p>
          </table:table-cell>
          <table:table-cell table:number-columns-repeated="2"/>
        </table:table-row>
        <table:table-row table:style-name="ro1">
          <table:table-cell office:value-type="float" office:value="0.0000957251" calcext:value-type="float">
            <text:p>0.0000957251</text:p>
          </table:table-cell>
          <table:table-cell office:value-type="float" office:value="0.00000880958" calcext:value-type="float">
            <text:p>0.00000880958</text:p>
          </table:table-cell>
          <table:table-cell table:formula="of:=[.A982]*[.A982]" office:value-type="float" office:value="0.00000000916329477001" calcext:value-type="float">
            <text:p>9.16329477001E-09</text:p>
          </table:table-cell>
          <table:table-cell table:formula="of:=([.A982]-[.B982])*([.A982]-[.B982])" office:value-type="float" office:value="0.00000000755430761687" calcext:value-type="float">
            <text:p>7.5543076168704E-09</text:p>
          </table:table-cell>
          <table:table-cell table:number-columns-repeated="2"/>
        </table:table-row>
        <table:table-row table:style-name="ro1">
          <table:table-cell office:value-type="float" office:value="0.000214994" calcext:value-type="float">
            <text:p>0.000214994</text:p>
          </table:table-cell>
          <table:table-cell office:value-type="float" office:value="0.00810126" calcext:value-type="float">
            <text:p>0.00810126</text:p>
          </table:table-cell>
          <table:table-cell table:formula="of:=[.A983]*[.A983]" office:value-type="float" office:value="0.000000046222420036" calcext:value-type="float">
            <text:p>4.6222420036E-08</text:p>
          </table:table-cell>
          <table:table-cell table:formula="of:=([.A983]-[.B983])*([.A983]-[.B983])" office:value-type="float" office:value="0.000062193191422756" calcext:value-type="float">
            <text:p>6.2193191422756E-05</text:p>
          </table:table-cell>
          <table:table-cell table:number-columns-repeated="2"/>
        </table:table-row>
        <table:table-row table:style-name="ro1">
          <table:table-cell office:value-type="float" office:value="0.000214994" calcext:value-type="float">
            <text:p>0.000214994</text:p>
          </table:table-cell>
          <table:table-cell office:value-type="float" office:value="0.00292306" calcext:value-type="float">
            <text:p>0.00292306</text:p>
          </table:table-cell>
          <table:table-cell table:formula="of:=[.A984]*[.A984]" office:value-type="float" office:value="0.000000046222420036" calcext:value-type="float">
            <text:p>4.6222420036E-08</text:p>
          </table:table-cell>
          <table:table-cell table:formula="of:=([.A984]-[.B984])*([.A984]-[.B984])" office:value-type="float" office:value="0.000007333621460356" calcext:value-type="float">
            <text:p>7.333621460356E-06</text:p>
          </table:table-cell>
          <table:table-cell table:number-columns-repeated="2"/>
        </table:table-row>
        <table:table-row table:style-name="ro1">
          <table:table-cell office:value-type="float" office:value="0.000214994" calcext:value-type="float">
            <text:p>0.000214994</text:p>
          </table:table-cell>
          <table:table-cell office:value-type="float" office:value="0.00731476" calcext:value-type="float">
            <text:p>0.00731476</text:p>
          </table:table-cell>
          <table:table-cell table:formula="of:=[.A985]*[.A985]" office:value-type="float" office:value="0.000000046222420036" calcext:value-type="float">
            <text:p>4.6222420036E-08</text:p>
          </table:table-cell>
          <table:table-cell table:formula="of:=([.A985]-[.B985])*([.A985]-[.B985])" office:value-type="float" office:value="0.000050406677254756" calcext:value-type="float">
            <text:p>5.0406677254756E-05</text:p>
          </table:table-cell>
          <table:table-cell table:number-columns-repeated="2"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318685" calcext:value-type="float">
            <text:p>0.0318685</text:p>
          </table:table-cell>
          <table:table-cell table:formula="of:=[.A986]*[.A986]" office:value-type="float" office:value="0.00000000208457991184" calcext:value-type="float">
            <text:p>2.08457991184E-09</text:p>
          </table:table-cell>
          <table:table-cell table:formula="of:=([.A986]-[.B986])*([.A986]-[.B986])" office:value-type="float" office:value="0.00101269332387351" calcext:value-type="float">
            <text:p>0.00101269332387351</text:p>
          </table:table-cell>
          <table:table-cell table:number-columns-repeated="2"/>
        </table:table-row>
        <table:table-row table:style-name="ro1">
          <table:table-cell office:value-type="float" office:value="0.000241637" calcext:value-type="float">
            <text:p>0.000241637</text:p>
          </table:table-cell>
          <table:table-cell office:value-type="float" office:value="0.0163232" calcext:value-type="float">
            <text:p>0.0163232</text:p>
          </table:table-cell>
          <table:table-cell table:formula="of:=[.A987]*[.A987]" office:value-type="float" office:value="0.000000058388439769" calcext:value-type="float">
            <text:p>5.8388439769E-08</text:p>
          </table:table-cell>
          <table:table-cell table:formula="of:=([.A987]-[.B987])*([.A987]-[.B987])" office:value-type="float" office:value="0.000258616668522969" calcext:value-type="float">
            <text:p>0.000258616668522969</text:p>
          </table:table-cell>
          <table:table-cell table:number-columns-repeated="2"/>
        </table:table-row>
        <table:table-row table:style-name="ro1">
          <table:table-cell office:value-type="float" office:value="0.0000250936" calcext:value-type="float">
            <text:p>0.0000250936</text:p>
          </table:table-cell>
          <table:table-cell office:value-type="float" office:value="0.0000122407" calcext:value-type="float">
            <text:p>0.0000122407</text:p>
          </table:table-cell>
          <table:table-cell table:formula="of:=[.A988]*[.A988]" office:value-type="float" office:value="0.00000000062968876096" calcext:value-type="float">
            <text:p>6.2968876096E-10</text:p>
          </table:table-cell>
          <table:table-cell table:formula="of:=([.A988]-[.B988])*([.A988]-[.B988])" office:value-type="float" office:value="0.00000000016519703841" calcext:value-type="float">
            <text:p>1.6519703841E-10</text:p>
          </table:table-cell>
          <table:table-cell table:number-columns-repeated="2"/>
        </table:table-row>
        <table:table-row table:style-name="ro1">
          <table:table-cell office:value-type="float" office:value="0.0000250936" calcext:value-type="float">
            <text:p>0.0000250936</text:p>
          </table:table-cell>
          <table:table-cell office:value-type="float" office:value="0.0000131972" calcext:value-type="float">
            <text:p>0.0000131972</text:p>
          </table:table-cell>
          <table:table-cell table:formula="of:=[.A989]*[.A989]" office:value-type="float" office:value="0.00000000062968876096" calcext:value-type="float">
            <text:p>6.2968876096E-10</text:p>
          </table:table-cell>
          <table:table-cell table:formula="of:=([.A989]-[.B989])*([.A989]-[.B989])" office:value-type="float" office:value="0.00000000014152433296" calcext:value-type="float">
            <text:p>1.4152433296E-10</text:p>
          </table:table-cell>
          <table:table-cell table:number-columns-repeated="2"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0915499" calcext:value-type="float">
            <text:p>0.000915499</text:p>
          </table:table-cell>
          <table:table-cell table:formula="of:=[.A990]*[.A990]" office:value-type="float" office:value="0.00000000000924062723" calcext:value-type="float">
            <text:p>9.2406272256E-12</text:p>
          </table:table-cell>
          <table:table-cell table:formula="of:=([.A990]-[.B990])*([.A990]-[.B990])" office:value-type="float" office:value="0.00000083258171866791" calcext:value-type="float">
            <text:p>8.32581718667906E-07</text:p>
          </table:table-cell>
          <table:table-cell table:number-columns-repeated="2"/>
        </table:table-row>
        <table:table-row table:style-name="ro1">
          <table:table-cell office:value-type="float" office:value="0.000162005" calcext:value-type="float">
            <text:p>0.000162005</text:p>
          </table:table-cell>
          <table:table-cell office:value-type="float" office:value="0.000798308" calcext:value-type="float">
            <text:p>0.000798308</text:p>
          </table:table-cell>
          <table:table-cell table:formula="of:=[.A991]*[.A991]" office:value-type="float" office:value="0.000000026245620025" calcext:value-type="float">
            <text:p>2.6245620025E-08</text:p>
          </table:table-cell>
          <table:table-cell table:formula="of:=([.A991]-[.B991])*([.A991]-[.B991])" office:value-type="float" office:value="0.000000404881507809" calcext:value-type="float">
            <text:p>4.04881507809E-07</text:p>
          </table:table-cell>
          <table:table-cell table:number-columns-repeated="2"/>
        </table:table-row>
        <table:table-row table:style-name="ro1">
          <table:table-cell office:value-type="float" office:value="0.000162005" calcext:value-type="float">
            <text:p>0.000162005</text:p>
          </table:table-cell>
          <table:table-cell office:value-type="float" office:value="0.00662855" calcext:value-type="float">
            <text:p>0.00662855</text:p>
          </table:table-cell>
          <table:table-cell table:formula="of:=[.A992]*[.A992]" office:value-type="float" office:value="0.000000026245620025" calcext:value-type="float">
            <text:p>2.6245620025E-08</text:p>
          </table:table-cell>
          <table:table-cell table:formula="of:=([.A992]-[.B992])*([.A992]-[.B992])" office:value-type="float" office:value="0.000041816204237025" calcext:value-type="float">
            <text:p>4.1816204237025E-05</text:p>
          </table:table-cell>
          <table:table-cell table:number-columns-repeated="2"/>
        </table:table-row>
        <table:table-row table:style-name="ro1">
          <table:table-cell office:value-type="float" office:value="0.0000460148" calcext:value-type="float">
            <text:p>0.0000460148</text:p>
          </table:table-cell>
          <table:table-cell office:value-type="float" office:value="0.00498199" calcext:value-type="float">
            <text:p>0.00498199</text:p>
          </table:table-cell>
          <table:table-cell table:formula="of:=[.A993]*[.A993]" office:value-type="float" office:value="0.00000000211736181904" calcext:value-type="float">
            <text:p>2.11736181904E-09</text:p>
          </table:table-cell>
          <table:table-cell table:formula="of:=([.A993]-[.B993])*([.A993]-[.B993])" office:value-type="float" office:value="0.000024363851175015" calcext:value-type="float">
            <text:p>2.4363851175015E-05</text:p>
          </table:table-cell>
          <table:table-cell table:number-columns-repeated="2"/>
        </table:table-row>
        <table:table-row table:style-name="ro1">
          <table:table-cell office:value-type="float" office:value="0.00261557" calcext:value-type="float">
            <text:p>0.00261557</text:p>
          </table:table-cell>
          <table:table-cell office:value-type="float" office:value="0.0758895" calcext:value-type="float">
            <text:p>0.0758895</text:p>
          </table:table-cell>
          <table:table-cell table:formula="of:=[.A994]*[.A994]" office:value-type="float" office:value="0.0000068412064249" calcext:value-type="float">
            <text:p>0.0000068412064249</text:p>
          </table:table-cell>
          <table:table-cell table:formula="of:=([.A994]-[.B994])*([.A994]-[.B994])" office:value-type="float" office:value="0.0053690688176449" calcext:value-type="float">
            <text:p>0.0053690688176449</text:p>
          </table:table-cell>
          <table:table-cell table:number-columns-repeated="2"/>
        </table:table-row>
        <table:table-row table:style-name="ro1">
          <table:table-cell office:value-type="float" office:value="0.00692368" calcext:value-type="float">
            <text:p>0.00692368</text:p>
          </table:table-cell>
          <table:table-cell office:value-type="float" office:value="0.216581" calcext:value-type="float">
            <text:p>0.216581</text:p>
          </table:table-cell>
          <table:table-cell table:formula="of:=[.A995]*[.A995]" office:value-type="float" office:value="0.0000479373447424" calcext:value-type="float">
            <text:p>0.0000479373447424</text:p>
          </table:table-cell>
          <table:table-cell table:formula="of:=([.A995]-[.B995])*([.A995]-[.B995])" office:value-type="float" office:value="0.0439561918295824" calcext:value-type="float">
            <text:p>0.0439561918295824</text:p>
          </table:table-cell>
          <table:table-cell table:number-columns-repeated="2"/>
        </table:table-row>
        <table:table-row table:style-name="ro1">
          <table:table-cell office:value-type="float" office:value="0.00692368" calcext:value-type="float">
            <text:p>0.00692368</text:p>
          </table:table-cell>
          <table:table-cell office:value-type="float" office:value="0.225448" calcext:value-type="float">
            <text:p>0.225448</text:p>
          </table:table-cell>
          <table:table-cell table:formula="of:=[.A996]*[.A996]" office:value-type="float" office:value="0.0000479373447424" calcext:value-type="float">
            <text:p>0.0000479373447424</text:p>
          </table:table-cell>
          <table:table-cell table:formula="of:=([.A996]-[.B996])*([.A996]-[.B996])" office:value-type="float" office:value="0.0477528784314624" calcext:value-type="float">
            <text:p>0.0477528784314624</text:p>
          </table:table-cell>
          <table:table-cell table:number-columns-repeated="2"/>
        </table:table-row>
        <table:table-row table:style-name="ro1">
          <table:table-cell office:value-type="float" office:value="0.00692368" calcext:value-type="float">
            <text:p>0.00692368</text:p>
          </table:table-cell>
          <table:table-cell office:value-type="float" office:value="0.234315" calcext:value-type="float">
            <text:p>0.234315</text:p>
          </table:table-cell>
          <table:table-cell table:formula="of:=[.A997]*[.A997]" office:value-type="float" office:value="0.0000479373447424" calcext:value-type="float">
            <text:p>0.0000479373447424</text:p>
          </table:table-cell>
          <table:table-cell table:formula="of:=([.A997]-[.B997])*([.A997]-[.B997])" office:value-type="float" office:value="0.0517068124113424" calcext:value-type="float">
            <text:p>0.0517068124113424</text:p>
          </table:table-cell>
          <table:table-cell table:number-columns-repeated="2"/>
        </table:table-row>
        <table:table-row table:style-name="ro1">
          <table:table-cell office:value-type="float" office:value="0.0189545" calcext:value-type="float">
            <text:p>0.0189545</text:p>
          </table:table-cell>
          <table:table-cell office:value-type="float" office:value="0.280082" calcext:value-type="float">
            <text:p>0.280082</text:p>
          </table:table-cell>
          <table:table-cell table:formula="of:=[.A998]*[.A998]" office:value-type="float" office:value="0.00035927307025" calcext:value-type="float">
            <text:p>0.00035927307025</text:p>
          </table:table-cell>
          <table:table-cell table:formula="of:=([.A998]-[.B998])*([.A998]-[.B998])" office:value-type="float" office:value="0.06818757125625" calcext:value-type="float">
            <text:p>0.06818757125625</text:p>
          </table:table-cell>
          <table:table-cell table:number-columns-repeated="2"/>
        </table:table-row>
        <table:table-row table:style-name="ro1">
          <table:table-cell office:value-type="float" office:value="0.0189545" calcext:value-type="float">
            <text:p>0.0189545</text:p>
          </table:table-cell>
          <table:table-cell office:value-type="float" office:value="0.290578" calcext:value-type="float">
            <text:p>0.290578</text:p>
          </table:table-cell>
          <table:table-cell table:formula="of:=[.A999]*[.A999]" office:value-type="float" office:value="0.00035927307025" calcext:value-type="float">
            <text:p>0.00035927307025</text:p>
          </table:table-cell>
          <table:table-cell table:formula="of:=([.A999]-[.B999])*([.A999]-[.B999])" office:value-type="float" office:value="0.07377932575225" calcext:value-type="float">
            <text:p>0.07377932575225</text:p>
          </table:table-cell>
          <table:table-cell table:number-columns-repeated="2"/>
        </table:table-row>
        <table:table-row table:style-name="ro1">
          <table:table-cell office:value-type="float" office:value="0.0189545" calcext:value-type="float">
            <text:p>0.0189545</text:p>
          </table:table-cell>
          <table:table-cell office:value-type="float" office:value="0.333027" calcext:value-type="float">
            <text:p>0.333027</text:p>
          </table:table-cell>
          <table:table-cell table:formula="of:=[.A1000]*[.A1000]" office:value-type="float" office:value="0.00035927307025" calcext:value-type="float">
            <text:p>0.00035927307025</text:p>
          </table:table-cell>
          <table:table-cell table:formula="of:=([.A1000]-[.B1000])*([.A1000]-[.B1000])" office:value-type="float" office:value="0.09864153525625" calcext:value-type="float">
            <text:p>0.09864153525625</text:p>
          </table:table-cell>
          <table:table-cell table:number-columns-repeated="2"/>
        </table:table-row>
        <table:table-row table:style-name="ro1">
          <table:table-cell office:value-type="float" office:value="0.0472799" calcext:value-type="float">
            <text:p>0.0472799</text:p>
          </table:table-cell>
          <table:table-cell office:value-type="float" office:value="0.501756" calcext:value-type="float">
            <text:p>0.501756</text:p>
          </table:table-cell>
          <table:table-cell table:formula="of:=[.A1001]*[.A1001]" office:value-type="float" office:value="0.00223538894401" calcext:value-type="float">
            <text:p>0.00223538894401</text:p>
          </table:table-cell>
          <table:table-cell table:formula="of:=([.A1001]-[.B1001])*([.A1001]-[.B1001])" office:value-type="float" office:value="0.20654852547121" calcext:value-type="float">
            <text:p>0.20654852547121</text:p>
          </table:table-cell>
          <table:table-cell table:number-columns-repeated="2"/>
        </table:table-row>
        <table:table-row table:style-name="ro1">
          <table:table-cell office:value-type="float" office:value="0.071426" calcext:value-type="float">
            <text:p>0.071426</text:p>
          </table:table-cell>
          <table:table-cell office:value-type="float" office:value="0.455357" calcext:value-type="float">
            <text:p>0.455357</text:p>
          </table:table-cell>
          <table:table-cell table:formula="of:=[.A1002]*[.A1002]" office:value-type="float" office:value="0.005101673476" calcext:value-type="float">
            <text:p>0.005101673476</text:p>
          </table:table-cell>
          <table:table-cell table:formula="of:=([.A1002]-[.B1002])*([.A1002]-[.B1002])" office:value-type="float" office:value="0.147403012761" calcext:value-type="float">
            <text:p>0.147403012761</text:p>
          </table:table-cell>
          <table:table-cell table:number-columns-repeated="2"/>
        </table:table-row>
        <table:table-row table:style-name="ro1">
          <table:table-cell office:value-type="float" office:value="0.868859" calcext:value-type="float">
            <text:p>0.868859</text:p>
          </table:table-cell>
          <table:table-cell office:value-type="float" office:value="0.278552" calcext:value-type="float">
            <text:p>0.278552</text:p>
          </table:table-cell>
          <table:table-cell table:formula="of:=[.A1003]*[.A1003]" office:value-type="float" office:value="0.754915961881" calcext:value-type="float">
            <text:p>0.754915961881</text:p>
          </table:table-cell>
          <table:table-cell table:formula="of:=([.A1003]-[.B1003])*([.A1003]-[.B1003])" office:value-type="float" office:value="0.348462354249" calcext:value-type="float">
            <text:p>0.348462354249</text:p>
          </table:table-cell>
          <table:table-cell table:number-columns-repeated="2"/>
        </table:table-row>
        <table:table-row table:style-name="ro1">
          <table:table-cell office:value-type="float" office:value="0.868858" calcext:value-type="float">
            <text:p>0.868858</text:p>
          </table:table-cell>
          <table:table-cell office:value-type="float" office:value="0.289489" calcext:value-type="float">
            <text:p>0.289489</text:p>
          </table:table-cell>
          <table:table-cell table:formula="of:=[.A1004]*[.A1004]" office:value-type="float" office:value="0.754914224164" calcext:value-type="float">
            <text:p>0.754914224164</text:p>
          </table:table-cell>
          <table:table-cell table:formula="of:=([.A1004]-[.B1004])*([.A1004]-[.B1004])" office:value-type="float" office:value="0.335668438161" calcext:value-type="float">
            <text:p>0.335668438161</text:p>
          </table:table-cell>
          <table:table-cell table:number-columns-repeated="2"/>
        </table:table-row>
        <table:table-row table:style-name="ro1">
          <table:table-cell office:value-type="float" office:value="0.868859" calcext:value-type="float">
            <text:p>0.868859</text:p>
          </table:table-cell>
          <table:table-cell office:value-type="float" office:value="0.301246" calcext:value-type="float">
            <text:p>0.301246</text:p>
          </table:table-cell>
          <table:table-cell table:formula="of:=[.A1005]*[.A1005]" office:value-type="float" office:value="0.754915961881" calcext:value-type="float">
            <text:p>0.754915961881</text:p>
          </table:table-cell>
          <table:table-cell table:formula="of:=([.A1005]-[.B1005])*([.A1005]-[.B1005])" office:value-type="float" office:value="0.322184517769" calcext:value-type="float">
            <text:p>0.322184517769</text:p>
          </table:table-cell>
          <table:table-cell table:number-columns-repeated="2"/>
        </table:table-row>
        <table:table-row table:style-name="ro1">
          <table:table-cell office:value-type="float" office:value="0.868858" calcext:value-type="float">
            <text:p>0.868858</text:p>
          </table:table-cell>
          <table:table-cell office:value-type="float" office:value="0.595217" calcext:value-type="float">
            <text:p>0.595217</text:p>
          </table:table-cell>
          <table:table-cell table:formula="of:=[.A1006]*[.A1006]" office:value-type="float" office:value="0.754914224164" calcext:value-type="float">
            <text:p>0.754914224164</text:p>
          </table:table-cell>
          <table:table-cell table:formula="of:=([.A1006]-[.B1006])*([.A1006]-[.B1006])" office:value-type="float" office:value="0.074879396881" calcext:value-type="float">
            <text:p>0.074879396881</text:p>
          </table:table-cell>
          <table:table-cell table:number-columns-repeated="2"/>
        </table:table-row>
        <table:table-row table:style-name="ro1">
          <table:table-cell office:value-type="float" office:value="0.868859" calcext:value-type="float">
            <text:p>0.868859</text:p>
          </table:table-cell>
          <table:table-cell office:value-type="float" office:value="0.621467" calcext:value-type="float">
            <text:p>0.621467</text:p>
          </table:table-cell>
          <table:table-cell table:formula="of:=[.A1007]*[.A1007]" office:value-type="float" office:value="0.754915961881" calcext:value-type="float">
            <text:p>0.754915961881</text:p>
          </table:table-cell>
          <table:table-cell table:formula="of:=([.A1007]-[.B1007])*([.A1007]-[.B1007])" office:value-type="float" office:value="0.061202801664" calcext:value-type="float">
            <text:p>0.061202801664</text:p>
          </table:table-cell>
          <table:table-cell table:number-columns-repeated="2"/>
        </table:table-row>
        <table:table-row table:style-name="ro1">
          <table:table-cell office:value-type="float" office:value="0.868859" calcext:value-type="float">
            <text:p>0.868859</text:p>
          </table:table-cell>
          <table:table-cell office:value-type="float" office:value="0.650053" calcext:value-type="float">
            <text:p>0.650053</text:p>
          </table:table-cell>
          <table:table-cell table:formula="of:=[.A1008]*[.A1008]" office:value-type="float" office:value="0.754915961881" calcext:value-type="float">
            <text:p>0.754915961881</text:p>
          </table:table-cell>
          <table:table-cell table:formula="of:=([.A1008]-[.B1008])*([.A1008]-[.B1008])" office:value-type="float" office:value="0.047876065636" calcext:value-type="float">
            <text:p>0.047876065636</text:p>
          </table:table-cell>
          <table:table-cell table:number-columns-repeated="2"/>
        </table:table-row>
        <table:table-row table:style-name="ro1">
          <table:table-cell office:value-type="float" office:value="0.868859" calcext:value-type="float">
            <text:p>0.868859</text:p>
          </table:table-cell>
          <table:table-cell office:value-type="float" office:value="0.747439" calcext:value-type="float">
            <text:p>0.747439</text:p>
          </table:table-cell>
          <table:table-cell table:formula="of:=[.A1009]*[.A1009]" office:value-type="float" office:value="0.754915961881" calcext:value-type="float">
            <text:p>0.754915961881</text:p>
          </table:table-cell>
          <table:table-cell table:formula="of:=([.A1009]-[.B1009])*([.A1009]-[.B1009])" office:value-type="float" office:value="0.0147428164" calcext:value-type="float">
            <text:p>0.0147428164</text:p>
          </table:table-cell>
          <table:table-cell table:number-columns-repeated="2"/>
        </table:table-row>
        <table:table-row table:style-name="ro1">
          <table:table-cell office:value-type="float" office:value="0.868858" calcext:value-type="float">
            <text:p>0.868858</text:p>
          </table:table-cell>
          <table:table-cell office:value-type="float" office:value="0.783534" calcext:value-type="float">
            <text:p>0.783534</text:p>
          </table:table-cell>
          <table:table-cell table:formula="of:=[.A1010]*[.A1010]" office:value-type="float" office:value="0.754914224164" calcext:value-type="float">
            <text:p>0.754914224164</text:p>
          </table:table-cell>
          <table:table-cell table:formula="of:=([.A1010]-[.B1010])*([.A1010]-[.B1010])" office:value-type="float" office:value="0.00728018497600001" calcext:value-type="float">
            <text:p>0.00728018497600001</text:p>
          </table:table-cell>
          <table:table-cell table:number-columns-repeated="2"/>
        </table:table-row>
        <table:table-row table:style-name="ro1">
          <table:table-cell office:value-type="float" office:value="0.868858" calcext:value-type="float">
            <text:p>0.868858</text:p>
          </table:table-cell>
          <table:table-cell office:value-type="float" office:value="0.820253" calcext:value-type="float">
            <text:p>0.820253</text:p>
          </table:table-cell>
          <table:table-cell table:formula="of:=[.A1011]*[.A1011]" office:value-type="float" office:value="0.754914224164" calcext:value-type="float">
            <text:p>0.754914224164</text:p>
          </table:table-cell>
          <table:table-cell table:formula="of:=([.A1011]-[.B1011])*([.A1011]-[.B1011])" office:value-type="float" office:value="0.002362446025" calcext:value-type="float">
            <text:p>0.002362446025</text:p>
          </table:table-cell>
          <table:table-cell table:number-columns-repeated="2"/>
        </table:table-row>
        <table:table-row table:style-name="ro1">
          <table:table-cell office:value-type="float" office:value="0.915888" calcext:value-type="float">
            <text:p>0.915888</text:p>
          </table:table-cell>
          <table:table-cell office:value-type="float" office:value="0.910531" calcext:value-type="float">
            <text:p>0.910531</text:p>
          </table:table-cell>
          <table:table-cell table:formula="of:=[.A1012]*[.A1012]" office:value-type="float" office:value="0.838850828544" calcext:value-type="float">
            <text:p>0.838850828544</text:p>
          </table:table-cell>
          <table:table-cell table:formula="of:=([.A1012]-[.B1012])*([.A1012]-[.B1012])" office:value-type="float" office:value="0.0000286974490000006" calcext:value-type="float">
            <text:p>2.86974490000006E-05</text:p>
          </table:table-cell>
          <table:table-cell table:number-columns-repeated="2"/>
        </table:table-row>
        <table:table-row table:style-name="ro1">
          <table:table-cell office:value-type="float" office:value="0.915888" calcext:value-type="float">
            <text:p>0.915888</text:p>
          </table:table-cell>
          <table:table-cell office:value-type="float" office:value="0.937914" calcext:value-type="float">
            <text:p>0.937914</text:p>
          </table:table-cell>
          <table:table-cell table:formula="of:=[.A1013]*[.A1013]" office:value-type="float" office:value="0.838850828544" calcext:value-type="float">
            <text:p>0.838850828544</text:p>
          </table:table-cell>
          <table:table-cell table:formula="of:=([.A1013]-[.B1013])*([.A1013]-[.B1013])" office:value-type="float" office:value="0.000485144676" calcext:value-type="float">
            <text:p>0.00048514467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2" calcext:value-type="float">
            <text:p>0.998192</text:p>
          </table:table-cell>
          <table:table-cell table:formula="of:=[.A1014]*[.A1014]" office:value-type="float" office:value="0.999978000121" calcext:value-type="float">
            <text:p>0.999978000121</text:p>
          </table:table-cell>
          <table:table-cell table:formula="of:=([.A1014]-[.B1014])*([.A1014]-[.B1014])" office:value-type="float" office:value="0.00000322920900000017" calcext:value-type="float">
            <text:p>3.22920900000017E-0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[.A1015]*[.A1015]" office:value-type="float" office:value="0.9999800001" calcext:value-type="float">
            <text:p>0.9999800001</text:p>
          </table:table-cell>
          <table:table-cell table:formula="of:=([.A1015]-[.B1015])*([.A1015]-[.B1015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510037" calcext:value-type="float">
            <text:p>0.000510037</text:p>
          </table:table-cell>
          <table:table-cell office:value-type="float" office:value="0.00000303222" calcext:value-type="float">
            <text:p>0.00000303222</text:p>
          </table:table-cell>
          <table:table-cell table:formula="of:=[.A1016]*[.A1016]" office:value-type="float" office:value="0.000000260137741369" calcext:value-type="float">
            <text:p>2.60137741369E-07</text:p>
          </table:table-cell>
          <table:table-cell table:formula="of:=([.A1016]-[.B1016])*([.A1016]-[.B1016])" office:value-type="float" office:value="0.00000025705384694285" calcext:value-type="float">
            <text:p>2.57053846942848E-07</text:p>
          </table:table-cell>
          <table:table-cell table:number-columns-repeated="2"/>
        </table:table-row>
        <table:table-row table:style-name="ro1">
          <table:table-cell office:value-type="float" office:value="0.000510037" calcext:value-type="float">
            <text:p>0.000510037</text:p>
          </table:table-cell>
          <table:table-cell office:value-type="float" office:value="0.00180795" calcext:value-type="float">
            <text:p>0.00180795</text:p>
          </table:table-cell>
          <table:table-cell table:formula="of:=[.A1017]*[.A1017]" office:value-type="float" office:value="0.000000260137741369" calcext:value-type="float">
            <text:p>2.60137741369E-07</text:p>
          </table:table-cell>
          <table:table-cell table:formula="of:=([.A1017]-[.B1017])*([.A1017]-[.B1017])" office:value-type="float" office:value="0.000001684578155569" calcext:value-type="float">
            <text:p>1.684578155569E-06</text:p>
          </table:table-cell>
          <table:table-cell table:number-columns-repeated="2"/>
        </table:table-row>
        <table:table-row table:style-name="ro1">
          <table:table-cell office:value-type="float" office:value="0.000267446" calcext:value-type="float">
            <text:p>0.000267446</text:p>
          </table:table-cell>
          <table:table-cell office:value-type="float" office:value="0.00000408499" calcext:value-type="float">
            <text:p>0.00000408499</text:p>
          </table:table-cell>
          <table:table-cell table:formula="of:=[.A1018]*[.A1018]" office:value-type="float" office:value="0.000000071527362916" calcext:value-type="float">
            <text:p>7.1527362916E-08</text:p>
          </table:table-cell>
          <table:table-cell table:formula="of:=([.A1018]-[.B1018])*([.A1018]-[.B1018])" office:value-type="float" office:value="0.00000006935902158822" calcext:value-type="float">
            <text:p>6.93590215882201E-08</text:p>
          </table:table-cell>
          <table:table-cell table:number-columns-repeated="2"/>
        </table:table-row>
        <table:table-row table:style-name="ro1">
          <table:table-cell office:value-type="float" office:value="0.000119269" calcext:value-type="float">
            <text:p>0.000119269</text:p>
          </table:table-cell>
          <table:table-cell office:value-type="float" office:value="0.000000000549037" calcext:value-type="float">
            <text:p>5.49037E-10</text:p>
          </table:table-cell>
          <table:table-cell table:formula="of:=[.A1019]*[.A1019]" office:value-type="float" office:value="0.000000014225094361" calcext:value-type="float">
            <text:p>1.4225094361E-08</text:p>
          </table:table-cell>
          <table:table-cell table:formula="of:=([.A1019]-[.B1019])*([.A1019]-[.B1019])" office:value-type="float" office:value="0.00000001422496339511" calcext:value-type="float">
            <text:p>1.42249633951135E-08</text:p>
          </table:table-cell>
          <table:table-cell table:number-columns-repeated="2"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00547214" calcext:value-type="float">
            <text:p>0.000000547214</text:p>
          </table:table-cell>
          <table:table-cell table:formula="of:=[.A1020]*[.A1020]" office:value-type="float" office:value="0.00000000042777821584" calcext:value-type="float">
            <text:p>4.2777821584E-10</text:p>
          </table:table-cell>
          <table:table-cell table:formula="of:=([.A1020]-[.B1020])*([.A1020]-[.B1020])" office:value-type="float" office:value="0.00000000040544182356" calcext:value-type="float">
            <text:p>4.05441823563396E-10</text:p>
          </table:table-cell>
          <table:table-cell table:number-columns-repeated="2"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00642528" calcext:value-type="float">
            <text:p>0.00000642528</text:p>
          </table:table-cell>
          <table:table-cell table:formula="of:=[.A1021]*[.A1021]" office:value-type="float" office:value="0.00000000010388501776" calcext:value-type="float">
            <text:p>1.0388501776E-10</text:p>
          </table:table-cell>
          <table:table-cell table:formula="of:=([.A1021]-[.B1021])*([.A1021]-[.B1021])" office:value-type="float" office:value="0.00000000001419119309" calcext:value-type="float">
            <text:p>1.41911930944E-11</text:p>
          </table:table-cell>
          <table:table-cell table:number-columns-repeated="2"/>
        </table:table-row>
        <table:table-row table:style-name="ro1">
          <table:table-cell office:value-type="float" office:value="0.000766397" calcext:value-type="float">
            <text:p>0.000766397</text:p>
          </table:table-cell>
          <table:table-cell office:value-type="float" office:value="0.000836503" calcext:value-type="float">
            <text:p>0.000836503</text:p>
          </table:table-cell>
          <table:table-cell table:formula="of:=[.A1022]*[.A1022]" office:value-type="float" office:value="0.000000587364361609" calcext:value-type="float">
            <text:p>5.87364361609E-07</text:p>
          </table:table-cell>
          <table:table-cell table:formula="of:=([.A1022]-[.B1022])*([.A1022]-[.B1022])" office:value-type="float" office:value="0.000000004914851236" calcext:value-type="float">
            <text:p>4.914851236E-09</text:p>
          </table:table-cell>
          <table:table-cell table:number-columns-repeated="2"/>
        </table:table-row>
        <table:table-row table:style-name="ro1">
          <table:table-cell office:value-type="float" office:value="0.000637949" calcext:value-type="float">
            <text:p>0.000637949</text:p>
          </table:table-cell>
          <table:table-cell office:value-type="float" office:value="0.0010309" calcext:value-type="float">
            <text:p>0.0010309</text:p>
          </table:table-cell>
          <table:table-cell table:formula="of:=[.A1023]*[.A1023]" office:value-type="float" office:value="0.000000406978926601" calcext:value-type="float">
            <text:p>4.06978926601E-07</text:p>
          </table:table-cell>
          <table:table-cell table:formula="of:=([.A1023]-[.B1023])*([.A1023]-[.B1023])" office:value-type="float" office:value="0.000000154410488401" calcext:value-type="float">
            <text:p>1.54410488401E-07</text:p>
          </table:table-cell>
          <table:table-cell table:number-columns-repeated="2"/>
        </table:table-row>
        <table:table-row table:style-name="ro1">
          <table:table-cell office:value-type="float" office:value="0.000637949" calcext:value-type="float">
            <text:p>0.000637949</text:p>
          </table:table-cell>
          <table:table-cell office:value-type="float" office:value="0.00403294" calcext:value-type="float">
            <text:p>0.00403294</text:p>
          </table:table-cell>
          <table:table-cell table:formula="of:=[.A1024]*[.A1024]" office:value-type="float" office:value="0.000000406978926601" calcext:value-type="float">
            <text:p>4.06978926601E-07</text:p>
          </table:table-cell>
          <table:table-cell table:formula="of:=([.A1024]-[.B1024])*([.A1024]-[.B1024])" office:value-type="float" office:value="0.000011525963890081" calcext:value-type="float">
            <text:p>1.1525963890081E-05</text:p>
          </table:table-cell>
          <table:table-cell table:number-columns-repeated="2"/>
        </table:table-row>
        <table:table-row table:style-name="ro1">
          <table:table-cell office:value-type="float" office:value="0.000637949" calcext:value-type="float">
            <text:p>0.000637949</text:p>
          </table:table-cell>
          <table:table-cell office:value-type="float" office:value="0.0000745245" calcext:value-type="float">
            <text:p>0.0000745245</text:p>
          </table:table-cell>
          <table:table-cell table:formula="of:=[.A1025]*[.A1025]" office:value-type="float" office:value="0.000000406978926601" calcext:value-type="float">
            <text:p>4.06978926601E-07</text:p>
          </table:table-cell>
          <table:table-cell table:formula="of:=([.A1025]-[.B1025])*([.A1025]-[.B1025])" office:value-type="float" office:value="0.00000031744716720025" calcext:value-type="float">
            <text:p>3.1744716720025E-07</text:p>
          </table:table-cell>
          <table:table-cell table:number-columns-repeated="2"/>
        </table:table-row>
        <table:table-row table:style-name="ro1">
          <table:table-cell office:value-type="float" office:value="0.0000671744" calcext:value-type="float">
            <text:p>0.0000671744</text:p>
          </table:table-cell>
          <table:table-cell office:value-type="float" office:value="0.000712057" calcext:value-type="float">
            <text:p>0.000712057</text:p>
          </table:table-cell>
          <table:table-cell table:formula="of:=[.A1026]*[.A1026]" office:value-type="float" office:value="0.00000000451240001536" calcext:value-type="float">
            <text:p>4.51240001536E-09</text:p>
          </table:table-cell>
          <table:table-cell table:formula="of:=([.A1026]-[.B1026])*([.A1026]-[.B1026])" office:value-type="float" office:value="0.00000041587356778276" calcext:value-type="float">
            <text:p>4.1587356778276E-07</text:p>
          </table:table-cell>
          <table:table-cell table:number-columns-repeated="2"/>
        </table:table-row>
        <table:table-row table:style-name="ro1">
          <table:table-cell office:value-type="float" office:value="0.000110328" calcext:value-type="float">
            <text:p>0.000110328</text:p>
          </table:table-cell>
          <table:table-cell office:value-type="float" office:value="0.000556949" calcext:value-type="float">
            <text:p>0.000556949</text:p>
          </table:table-cell>
          <table:table-cell table:formula="of:=[.A1027]*[.A1027]" office:value-type="float" office:value="0.000000012172267584" calcext:value-type="float">
            <text:p>1.2172267584E-08</text:p>
          </table:table-cell>
          <table:table-cell table:formula="of:=([.A1027]-[.B1027])*([.A1027]-[.B1027])" office:value-type="float" office:value="0.000000199470317641" calcext:value-type="float">
            <text:p>1.99470317641E-07</text:p>
          </table:table-cell>
          <table:table-cell table:number-columns-repeated="2"/>
        </table:table-row>
        <table:table-row table:style-name="ro1">
          <table:table-cell office:value-type="float" office:value="0.0000635386" calcext:value-type="float">
            <text:p>0.0000635386</text:p>
          </table:table-cell>
          <table:table-cell office:value-type="float" office:value="0.00387465" calcext:value-type="float">
            <text:p>0.00387465</text:p>
          </table:table-cell>
          <table:table-cell table:formula="of:=[.A1028]*[.A1028]" office:value-type="float" office:value="0.00000000403715368996" calcext:value-type="float">
            <text:p>4.03715368996E-09</text:p>
          </table:table-cell>
          <table:table-cell table:formula="of:=([.A1028]-[.B1028])*([.A1028]-[.B1028])" office:value-type="float" office:value="0.00001452457010321" calcext:value-type="float">
            <text:p>1.452457010321E-05</text:p>
          </table:table-cell>
          <table:table-cell table:number-columns-repeated="2"/>
        </table:table-row>
        <table:table-row table:style-name="ro1">
          <table:table-cell office:value-type="float" office:value="0.0000896454" calcext:value-type="float">
            <text:p>0.0000896454</text:p>
          </table:table-cell>
          <table:table-cell office:value-type="float" office:value="0.00558654" calcext:value-type="float">
            <text:p>0.00558654</text:p>
          </table:table-cell>
          <table:table-cell table:formula="of:=[.A1029]*[.A1029]" office:value-type="float" office:value="0.00000000803629774116" calcext:value-type="float">
            <text:p>8.03629774116E-09</text:p>
          </table:table-cell>
          <table:table-cell table:formula="of:=([.A1029]-[.B1029])*([.A1029]-[.B1029])" office:value-type="float" office:value="0.0000302158502435092" calcext:value-type="float">
            <text:p>3.02158502435092E-05</text:p>
          </table:table-cell>
          <table:table-cell table:number-columns-repeated="2"/>
        </table:table-row>
        <table:table-row table:style-name="ro1">
          <table:table-cell office:value-type="float" office:value="0.000250757" calcext:value-type="float">
            <text:p>0.000250757</text:p>
          </table:table-cell>
          <table:table-cell office:value-type="float" office:value="0.000167833" calcext:value-type="float">
            <text:p>0.000167833</text:p>
          </table:table-cell>
          <table:table-cell table:formula="of:=[.A1030]*[.A1030]" office:value-type="float" office:value="0.000000062879073049" calcext:value-type="float">
            <text:p>6.2879073049E-08</text:p>
          </table:table-cell>
          <table:table-cell table:formula="of:=([.A1030]-[.B1030])*([.A1030]-[.B1030])" office:value-type="float" office:value="0.000000006876389776" calcext:value-type="float">
            <text:p>6.876389776E-09</text:p>
          </table:table-cell>
          <table:table-cell table:number-columns-repeated="2"/>
        </table:table-row>
        <table:table-row table:style-name="ro1">
          <table:table-cell office:value-type="float" office:value="0.000134647" calcext:value-type="float">
            <text:p>0.000134647</text:p>
          </table:table-cell>
          <table:table-cell office:value-type="float" office:value="0.000000818502" calcext:value-type="float">
            <text:p>0.000000818502</text:p>
          </table:table-cell>
          <table:table-cell table:formula="of:=[.A1031]*[.A1031]" office:value-type="float" office:value="0.000000018129814609" calcext:value-type="float">
            <text:p>1.8129814609E-08</text:p>
          </table:table-cell>
          <table:table-cell table:formula="of:=([.A1031]-[.B1031])*([.A1031]-[.B1031])" office:value-type="float" office:value="0.00000001791006687694" calcext:value-type="float">
            <text:p>1.7910066876936E-08</text:p>
          </table:table-cell>
          <table:table-cell table:number-columns-repeated="2"/>
        </table:table-row>
        <table:table-row table:style-name="ro1">
          <table:table-cell office:value-type="float" office:value="0.000166416" calcext:value-type="float">
            <text:p>0.000166416</text:p>
          </table:table-cell>
          <table:table-cell office:value-type="float" office:value="0.000739023" calcext:value-type="float">
            <text:p>0.000739023</text:p>
          </table:table-cell>
          <table:table-cell table:formula="of:=[.A1032]*[.A1032]" office:value-type="float" office:value="0.000000027694285056" calcext:value-type="float">
            <text:p>2.7694285056E-08</text:p>
          </table:table-cell>
          <table:table-cell table:formula="of:=([.A1032]-[.B1032])*([.A1032]-[.B1032])" office:value-type="float" office:value="0.000000327878776449" calcext:value-type="float">
            <text:p>3.27878776449E-07</text:p>
          </table:table-cell>
          <table:table-cell table:number-columns-repeated="2"/>
        </table:table-row>
        <table:table-row table:style-name="ro1">
          <table:table-cell office:value-type="float" office:value="0.000203013" calcext:value-type="float">
            <text:p>0.000203013</text:p>
          </table:table-cell>
          <table:table-cell office:value-type="float" office:value="0.000000466971" calcext:value-type="float">
            <text:p>0.000000466971</text:p>
          </table:table-cell>
          <table:table-cell table:formula="of:=[.A1033]*[.A1033]" office:value-type="float" office:value="0.000000041214278169" calcext:value-type="float">
            <text:p>4.1214278169E-08</text:p>
          </table:table-cell>
          <table:table-cell table:formula="of:=([.A1033]-[.B1033])*([.A1033]-[.B1033])" office:value-type="float" office:value="0.00000004102489386367" calcext:value-type="float">
            <text:p>4.10248938636688E-08</text:p>
          </table:table-cell>
          <table:table-cell table:number-columns-repeated="2"/>
        </table:table-row>
        <table:table-row table:style-name="ro1">
          <table:table-cell office:value-type="float" office:value="0.000051856" calcext:value-type="float">
            <text:p>0.000051856</text:p>
          </table:table-cell>
          <table:table-cell office:value-type="float" office:value="0.00000120435" calcext:value-type="float">
            <text:p>0.00000120435</text:p>
          </table:table-cell>
          <table:table-cell table:formula="of:=[.A1034]*[.A1034]" office:value-type="float" office:value="0.000000002689044736" calcext:value-type="float">
            <text:p>2.689044736E-09</text:p>
          </table:table-cell>
          <table:table-cell table:formula="of:=([.A1034]-[.B1034])*([.A1034]-[.B1034])" office:value-type="float" office:value="0.00000000256558964772" calcext:value-type="float">
            <text:p>2.5655896477225E-09</text:p>
          </table:table-cell>
          <table:table-cell table:number-columns-repeated="2"/>
        </table:table-row>
        <table:table-row table:style-name="ro1">
          <table:table-cell office:value-type="float" office:value="0.00827712" calcext:value-type="float">
            <text:p>0.00827712</text:p>
          </table:table-cell>
          <table:table-cell office:value-type="float" office:value="0.0000232296" calcext:value-type="float">
            <text:p>0.0000232296</text:p>
          </table:table-cell>
          <table:table-cell table:formula="of:=[.A1035]*[.A1035]" office:value-type="float" office:value="0.0000685107154944" calcext:value-type="float">
            <text:p>0.0000685107154944</text:p>
          </table:table-cell>
          <table:table-cell table:formula="of:=([.A1035]-[.B1035])*([.A1035]-[.B1035])" office:value-type="float" office:value="0.0000681267067352122" calcext:value-type="float">
            <text:p>6.81267067352122E-05</text:p>
          </table:table-cell>
          <table:table-cell table:number-columns-repeated="2"/>
        </table:table-row>
        <table:table-row table:style-name="ro1">
          <table:table-cell office:value-type="float" office:value="0.00568557" calcext:value-type="float">
            <text:p>0.00568557</text:p>
          </table:table-cell>
          <table:table-cell office:value-type="float" office:value="0.0241802" calcext:value-type="float">
            <text:p>0.0241802</text:p>
          </table:table-cell>
          <table:table-cell table:formula="of:=[.A1036]*[.A1036]" office:value-type="float" office:value="0.0000323257062249" calcext:value-type="float">
            <text:p>0.0000323257062249</text:p>
          </table:table-cell>
          <table:table-cell table:formula="of:=([.A1036]-[.B1036])*([.A1036]-[.B1036])" office:value-type="float" office:value="0.0003420513388369" calcext:value-type="float">
            <text:p>0.0003420513388369</text:p>
          </table:table-cell>
          <table:table-cell table:number-columns-repeated="2"/>
        </table:table-row>
        <table:table-row table:style-name="ro1">
          <table:table-cell office:value-type="float" office:value="0.0110531" calcext:value-type="float">
            <text:p>0.0110531</text:p>
          </table:table-cell>
          <table:table-cell office:value-type="float" office:value="0.0668377" calcext:value-type="float">
            <text:p>0.0668377</text:p>
          </table:table-cell>
          <table:table-cell table:formula="of:=[.A1037]*[.A1037]" office:value-type="float" office:value="0.00012217101961" calcext:value-type="float">
            <text:p>0.00012217101961</text:p>
          </table:table-cell>
          <table:table-cell table:formula="of:=([.A1037]-[.B1037])*([.A1037]-[.B1037])" office:value-type="float" office:value="0.00311192159716" calcext:value-type="float">
            <text:p>0.00311192159716</text:p>
          </table:table-cell>
          <table:table-cell table:number-columns-repeated="2"/>
        </table:table-row>
        <table:table-row table:style-name="ro1">
          <table:table-cell office:value-type="float" office:value="0.0115724" calcext:value-type="float">
            <text:p>0.0115724</text:p>
          </table:table-cell>
          <table:table-cell office:value-type="float" office:value="0.00471555" calcext:value-type="float">
            <text:p>0.00471555</text:p>
          </table:table-cell>
          <table:table-cell table:formula="of:=[.A1038]*[.A1038]" office:value-type="float" office:value="0.00013392044176" calcext:value-type="float">
            <text:p>0.00013392044176</text:p>
          </table:table-cell>
          <table:table-cell table:formula="of:=([.A1038]-[.B1038])*([.A1038]-[.B1038])" office:value-type="float" office:value="0.0000470163919225" calcext:value-type="float">
            <text:p>0.0000470163919225</text:p>
          </table:table-cell>
          <table:table-cell table:number-columns-repeated="2"/>
        </table:table-row>
        <table:table-row table:style-name="ro1">
          <table:table-cell office:value-type="float" office:value="0.0154649" calcext:value-type="float">
            <text:p>0.0154649</text:p>
          </table:table-cell>
          <table:table-cell office:value-type="float" office:value="0.0147405" calcext:value-type="float">
            <text:p>0.0147405</text:p>
          </table:table-cell>
          <table:table-cell table:formula="of:=[.A1039]*[.A1039]" office:value-type="float" office:value="0.00023916313201" calcext:value-type="float">
            <text:p>0.00023916313201</text:p>
          </table:table-cell>
          <table:table-cell table:formula="of:=([.A1039]-[.B1039])*([.A1039]-[.B1039])" office:value-type="float" office:value="0.00000052475536" calcext:value-type="float">
            <text:p>0.00000052475536</text:p>
          </table:table-cell>
          <table:table-cell table:number-columns-repeated="2"/>
        </table:table-row>
        <table:table-row table:style-name="ro1">
          <table:table-cell office:value-type="float" office:value="0.0971441" calcext:value-type="float">
            <text:p>0.0971441</text:p>
          </table:table-cell>
          <table:table-cell office:value-type="float" office:value="0.048834" calcext:value-type="float">
            <text:p>0.048834</text:p>
          </table:table-cell>
          <table:table-cell table:formula="of:=[.A1040]*[.A1040]" office:value-type="float" office:value="0.00943697616481" calcext:value-type="float">
            <text:p>0.00943697616481</text:p>
          </table:table-cell>
          <table:table-cell table:formula="of:=([.A1040]-[.B1040])*([.A1040]-[.B1040])" office:value-type="float" office:value="0.00233386576201" calcext:value-type="float">
            <text:p>0.00233386576201</text:p>
          </table:table-cell>
          <table:table-cell table:number-columns-repeated="2"/>
        </table:table-row>
        <table:table-row table:style-name="ro1">
          <table:table-cell office:value-type="float" office:value="0.375511" calcext:value-type="float">
            <text:p>0.375511</text:p>
          </table:table-cell>
          <table:table-cell office:value-type="float" office:value="0.0479919" calcext:value-type="float">
            <text:p>0.0479919</text:p>
          </table:table-cell>
          <table:table-cell table:formula="of:=[.A1041]*[.A1041]" office:value-type="float" office:value="0.141008511121" calcext:value-type="float">
            <text:p>0.141008511121</text:p>
          </table:table-cell>
          <table:table-cell table:formula="of:=([.A1041]-[.B1041])*([.A1041]-[.B1041])" office:value-type="float" office:value="0.10726876086481" calcext:value-type="float">
            <text:p>0.10726876086481</text:p>
          </table:table-cell>
          <table:table-cell table:number-columns-repeated="2"/>
        </table:table-row>
        <table:table-row table:style-name="ro1">
          <table:table-cell office:value-type="float" office:value="0.486994" calcext:value-type="float">
            <text:p>0.486994</text:p>
          </table:table-cell>
          <table:table-cell office:value-type="float" office:value="0.197645" calcext:value-type="float">
            <text:p>0.197645</text:p>
          </table:table-cell>
          <table:table-cell table:formula="of:=[.A1042]*[.A1042]" office:value-type="float" office:value="0.237163156036" calcext:value-type="float">
            <text:p>0.237163156036</text:p>
          </table:table-cell>
          <table:table-cell table:formula="of:=([.A1042]-[.B1042])*([.A1042]-[.B1042])" office:value-type="float" office:value="0.083722843801" calcext:value-type="float">
            <text:p>0.083722843801</text:p>
          </table:table-cell>
          <table:table-cell table:number-columns-repeated="2"/>
        </table:table-row>
        <table:table-row table:style-name="ro1">
          <table:table-cell office:value-type="float" office:value="0.42648" calcext:value-type="float">
            <text:p>0.42648</text:p>
          </table:table-cell>
          <table:table-cell office:value-type="float" office:value="0.322046" calcext:value-type="float">
            <text:p>0.322046</text:p>
          </table:table-cell>
          <table:table-cell table:formula="of:=[.A1043]*[.A1043]" office:value-type="float" office:value="0.1818851904" calcext:value-type="float">
            <text:p>0.1818851904</text:p>
          </table:table-cell>
          <table:table-cell table:formula="of:=([.A1043]-[.B1043])*([.A1043]-[.B1043])" office:value-type="float" office:value="0.010906460356" calcext:value-type="float">
            <text:p>0.010906460356</text:p>
          </table:table-cell>
          <table:table-cell table:number-columns-repeated="2"/>
        </table:table-row>
        <table:table-row table:style-name="ro1">
          <table:table-cell office:value-type="float" office:value="0.42648" calcext:value-type="float">
            <text:p>0.42648</text:p>
          </table:table-cell>
          <table:table-cell office:value-type="float" office:value="0.33884" calcext:value-type="float">
            <text:p>0.33884</text:p>
          </table:table-cell>
          <table:table-cell table:formula="of:=[.A1044]*[.A1044]" office:value-type="float" office:value="0.1818851904" calcext:value-type="float">
            <text:p>0.1818851904</text:p>
          </table:table-cell>
          <table:table-cell table:formula="of:=([.A1044]-[.B1044])*([.A1044]-[.B1044])" office:value-type="float" office:value="0.00768076960000001" calcext:value-type="float">
            <text:p>0.00768076960000001</text:p>
          </table:table-cell>
          <table:table-cell table:number-columns-repeated="2"/>
        </table:table-row>
        <table:table-row table:style-name="ro1">
          <table:table-cell office:value-type="float" office:value="0.445776" calcext:value-type="float">
            <text:p>0.445776</text:p>
          </table:table-cell>
          <table:table-cell office:value-type="float" office:value="0.362213" calcext:value-type="float">
            <text:p>0.362213</text:p>
          </table:table-cell>
          <table:table-cell table:formula="of:=[.A1045]*[.A1045]" office:value-type="float" office:value="0.198716242176" calcext:value-type="float">
            <text:p>0.198716242176</text:p>
          </table:table-cell>
          <table:table-cell table:formula="of:=([.A1045]-[.B1045])*([.A1045]-[.B1045])" office:value-type="float" office:value="0.006982774969" calcext:value-type="float">
            <text:p>0.006982774969</text:p>
          </table:table-cell>
          <table:table-cell table:number-columns-repeated="2"/>
        </table:table-row>
        <table:table-row table:style-name="ro1">
          <table:table-cell office:value-type="float" office:value="0.780057" calcext:value-type="float">
            <text:p>0.780057</text:p>
          </table:table-cell>
          <table:table-cell office:value-type="float" office:value="0.394438" calcext:value-type="float">
            <text:p>0.394438</text:p>
          </table:table-cell>
          <table:table-cell table:formula="of:=[.A1046]*[.A1046]" office:value-type="float" office:value="0.608488923249" calcext:value-type="float">
            <text:p>0.608488923249</text:p>
          </table:table-cell>
          <table:table-cell table:formula="of:=([.A1046]-[.B1046])*([.A1046]-[.B1046])" office:value-type="float" office:value="0.148702013161" calcext:value-type="float">
            <text:p>0.148702013161</text:p>
          </table:table-cell>
          <table:table-cell table:number-columns-repeated="2"/>
        </table:table-row>
        <table:table-row table:style-name="ro1">
          <table:table-cell office:value-type="float" office:value="0.780056" calcext:value-type="float">
            <text:p>0.780056</text:p>
          </table:table-cell>
          <table:table-cell office:value-type="float" office:value="0.542275" calcext:value-type="float">
            <text:p>0.542275</text:p>
          </table:table-cell>
          <table:table-cell table:formula="of:=[.A1047]*[.A1047]" office:value-type="float" office:value="0.608487363136" calcext:value-type="float">
            <text:p>0.608487363136</text:p>
          </table:table-cell>
          <table:table-cell table:formula="of:=([.A1047]-[.B1047])*([.A1047]-[.B1047])" office:value-type="float" office:value="0.056539803961" calcext:value-type="float">
            <text:p>0.056539803961</text:p>
          </table:table-cell>
          <table:table-cell table:number-columns-repeated="2"/>
        </table:table-row>
        <table:table-row table:style-name="ro1">
          <table:table-cell office:value-type="float" office:value="0.780057" calcext:value-type="float">
            <text:p>0.780057</text:p>
          </table:table-cell>
          <table:table-cell office:value-type="float" office:value="0.568094" calcext:value-type="float">
            <text:p>0.568094</text:p>
          </table:table-cell>
          <table:table-cell table:formula="of:=[.A1048]*[.A1048]" office:value-type="float" office:value="0.608488923249" calcext:value-type="float">
            <text:p>0.608488923249</text:p>
          </table:table-cell>
          <table:table-cell table:formula="of:=([.A1048]-[.B1048])*([.A1048]-[.B1048])" office:value-type="float" office:value="0.044928313369" calcext:value-type="float">
            <text:p>0.044928313369</text:p>
          </table:table-cell>
          <table:table-cell table:number-columns-repeated="2"/>
        </table:table-row>
        <table:table-row table:style-name="ro1">
          <table:table-cell office:value-type="float" office:value="0.780056" calcext:value-type="float">
            <text:p>0.780056</text:p>
          </table:table-cell>
          <table:table-cell office:value-type="float" office:value="0.560521" calcext:value-type="float">
            <text:p>0.560521</text:p>
          </table:table-cell>
          <table:table-cell table:formula="of:=[.A1049]*[.A1049]" office:value-type="float" office:value="0.608487363136" calcext:value-type="float">
            <text:p>0.608487363136</text:p>
          </table:table-cell>
          <table:table-cell table:formula="of:=([.A1049]-[.B1049])*([.A1049]-[.B1049])" office:value-type="float" office:value="0.048195616225" calcext:value-type="float">
            <text:p>0.048195616225</text:p>
          </table:table-cell>
          <table:table-cell table:number-columns-repeated="2"/>
        </table:table-row>
        <table:table-row table:style-name="ro1">
          <table:table-cell office:value-type="float" office:value="0.875172" calcext:value-type="float">
            <text:p>0.875172</text:p>
          </table:table-cell>
          <table:table-cell office:value-type="float" office:value="0.70605" calcext:value-type="float">
            <text:p>0.70605</text:p>
          </table:table-cell>
          <table:table-cell table:formula="of:=[.A1050]*[.A1050]" office:value-type="float" office:value="0.765926029584" calcext:value-type="float">
            <text:p>0.765926029584</text:p>
          </table:table-cell>
          <table:table-cell table:formula="of:=([.A1050]-[.B1050])*([.A1050]-[.B1050])" office:value-type="float" office:value="0.028602250884" calcext:value-type="float">
            <text:p>0.028602250884</text:p>
          </table:table-cell>
          <table:table-cell table:number-columns-repeated="2"/>
        </table:table-row>
        <table:table-row table:style-name="ro1">
          <table:table-cell office:value-type="float" office:value="0.875172" calcext:value-type="float">
            <text:p>0.875172</text:p>
          </table:table-cell>
          <table:table-cell office:value-type="float" office:value="0.911397" calcext:value-type="float">
            <text:p>0.911397</text:p>
          </table:table-cell>
          <table:table-cell table:formula="of:=[.A1051]*[.A1051]" office:value-type="float" office:value="0.765926029584" calcext:value-type="float">
            <text:p>0.765926029584</text:p>
          </table:table-cell>
          <table:table-cell table:formula="of:=([.A1051]-[.B1051])*([.A1051]-[.B1051])" office:value-type="float" office:value="0.001312250625" calcext:value-type="float">
            <text:p>0.001312250625</text:p>
          </table:table-cell>
          <table:table-cell table:number-columns-repeated="2"/>
        </table:table-row>
        <table:table-row table:style-name="ro1">
          <table:table-cell office:value-type="float" office:value="0.958661" calcext:value-type="float">
            <text:p>0.958661</text:p>
          </table:table-cell>
          <table:table-cell office:value-type="float" office:value="0.961702" calcext:value-type="float">
            <text:p>0.961702</text:p>
          </table:table-cell>
          <table:table-cell table:formula="of:=[.A1052]*[.A1052]" office:value-type="float" office:value="0.919030912921" calcext:value-type="float">
            <text:p>0.919030912921</text:p>
          </table:table-cell>
          <table:table-cell table:formula="of:=([.A1052]-[.B1052])*([.A1052]-[.B1052])" office:value-type="float" office:value="0.00000924768099999976" calcext:value-type="float">
            <text:p>9.24768099999976E-06</text:p>
          </table:table-cell>
          <table:table-cell table:number-columns-repeated="2"/>
        </table:table-row>
        <table:table-row table:style-name="ro1">
          <table:table-cell office:value-type="float" office:value="0.958661" calcext:value-type="float">
            <text:p>0.958661</text:p>
          </table:table-cell>
          <table:table-cell office:value-type="float" office:value="0.989715" calcext:value-type="float">
            <text:p>0.989715</text:p>
          </table:table-cell>
          <table:table-cell table:formula="of:=[.A1053]*[.A1053]" office:value-type="float" office:value="0.919030912921" calcext:value-type="float">
            <text:p>0.919030912921</text:p>
          </table:table-cell>
          <table:table-cell table:formula="of:=([.A1053]-[.B1053])*([.A1053]-[.B1053])" office:value-type="float" office:value="0.000964350916000002" calcext:value-type="float">
            <text:p>0.000964350916000002</text:p>
          </table:table-cell>
          <table:table-cell table:number-columns-repeated="2"/>
        </table:table-row>
        <table:table-row table:style-name="ro1">
          <table:table-cell office:value-type="float" office:value="0.958544" calcext:value-type="float">
            <text:p>0.958544</text:p>
          </table:table-cell>
          <table:table-cell office:value-type="float" office:value="0.996205" calcext:value-type="float">
            <text:p>0.996205</text:p>
          </table:table-cell>
          <table:table-cell table:formula="of:=[.A1054]*[.A1054]" office:value-type="float" office:value="0.918806599936" calcext:value-type="float">
            <text:p>0.918806599936</text:p>
          </table:table-cell>
          <table:table-cell table:formula="of:=([.A1054]-[.B1054])*([.A1054]-[.B1054])" office:value-type="float" office:value="0.001418350921" calcext:value-type="float">
            <text:p>0.001418350921</text:p>
          </table:table-cell>
          <table:table-cell table:number-columns-repeated="2"/>
        </table:table-row>
        <table:table-row table:style-name="ro1">
          <table:table-cell office:value-type="float" office:value="0.0000542998" calcext:value-type="float">
            <text:p>0.0000542998</text:p>
          </table:table-cell>
          <table:table-cell office:value-type="float" office:value="0.00000303222" calcext:value-type="float">
            <text:p>0.00000303222</text:p>
          </table:table-cell>
          <table:table-cell table:formula="of:=[.A1055]*[.A1055]" office:value-type="float" office:value="0.00000000294846828004" calcext:value-type="float">
            <text:p>2.94846828004E-09</text:p>
          </table:table-cell>
          <table:table-cell table:formula="of:=([.A1055]-[.B1055])*([.A1055]-[.B1055])" office:value-type="float" office:value="0.00000000262836475906" calcext:value-type="float">
            <text:p>2.6283647590564E-09</text:p>
          </table:table-cell>
          <table:table-cell table:number-columns-repeated="2"/>
        </table:table-row>
        <table:table-row table:style-name="ro1">
          <table:table-cell office:value-type="float" office:value="0.000066638" calcext:value-type="float">
            <text:p>0.000066638</text:p>
          </table:table-cell>
          <table:table-cell office:value-type="float" office:value="0.0000000869365" calcext:value-type="float">
            <text:p>0.0000000869365</text:p>
          </table:table-cell>
          <table:table-cell table:formula="of:=[.A1056]*[.A1056]" office:value-type="float" office:value="0.000000004440623044" calcext:value-type="float">
            <text:p>4.440623044E-09</text:p>
          </table:table-cell>
          <table:table-cell table:formula="of:=([.A1056]-[.B1056])*([.A1056]-[.B1056])" office:value-type="float" office:value="0.00000000442904405298" calcext:value-type="float">
            <text:p>4.42904405298103E-09</text:p>
          </table:table-cell>
          <table:table-cell table:number-columns-repeated="2"/>
        </table:table-row>
        <table:table-row table:style-name="ro1">
          <table:table-cell office:value-type="float" office:value="0.0000292063" calcext:value-type="float">
            <text:p>0.0000292063</text:p>
          </table:table-cell>
          <table:table-cell office:value-type="float" office:value="0.00939649" calcext:value-type="float">
            <text:p>0.00939649</text:p>
          </table:table-cell>
          <table:table-cell table:formula="of:=[.A1057]*[.A1057]" office:value-type="float" office:value="0.00000000085300795969" calcext:value-type="float">
            <text:p>8.5300795969E-10</text:p>
          </table:table-cell>
          <table:table-cell table:formula="of:=([.A1057]-[.B1057])*([.A1057]-[.B1057])" office:value-type="float" office:value="0.0000877460039162857" calcext:value-type="float">
            <text:p>8.77460039162857E-05</text:p>
          </table:table-cell>
          <table:table-cell table:number-columns-repeated="2"/>
        </table:table-row>
        <table:table-row table:style-name="ro1">
          <table:table-cell office:value-type="float" office:value="0.0000550151" calcext:value-type="float">
            <text:p>0.0000550151</text:p>
          </table:table-cell>
          <table:table-cell office:value-type="float" office:value="0.0260251" calcext:value-type="float">
            <text:p>0.0260251</text:p>
          </table:table-cell>
          <table:table-cell table:formula="of:=[.A1058]*[.A1058]" office:value-type="float" office:value="0.00000000302666122801" calcext:value-type="float">
            <text:p>3.02666122801E-09</text:p>
          </table:table-cell>
          <table:table-cell table:formula="of:=([.A1058]-[.B1058])*([.A1058]-[.B1058])" office:value-type="float" office:value="0.000674445309713208" calcext:value-type="float">
            <text:p>0.000674445309713208</text:p>
          </table:table-cell>
          <table:table-cell table:number-columns-repeated="2"/>
        </table:table-row>
        <table:table-row table:style-name="ro1">
          <table:table-cell office:value-type="float" office:value="0.000180721" calcext:value-type="float">
            <text:p>0.000180721</text:p>
          </table:table-cell>
          <table:table-cell office:value-type="float" office:value="0.000121148" calcext:value-type="float">
            <text:p>0.000121148</text:p>
          </table:table-cell>
          <table:table-cell table:formula="of:=[.A1059]*[.A1059]" office:value-type="float" office:value="0.000000032660079841" calcext:value-type="float">
            <text:p>3.2660079841E-08</text:p>
          </table:table-cell>
          <table:table-cell table:formula="of:=([.A1059]-[.B1059])*([.A1059]-[.B1059])" office:value-type="float" office:value="0.000000003548942329" calcext:value-type="float">
            <text:p>3.548942329E-09</text:p>
          </table:table-cell>
          <table:table-cell table:number-columns-repeated="2"/>
        </table:table-row>
        <table:table-row table:style-name="ro1">
          <table:table-cell office:value-type="float" office:value="0.0000347495" calcext:value-type="float">
            <text:p>0.0000347495</text:p>
          </table:table-cell>
          <table:table-cell office:value-type="float" office:value="0.0380359" calcext:value-type="float">
            <text:p>0.0380359</text:p>
          </table:table-cell>
          <table:table-cell table:formula="of:=[.A1060]*[.A1060]" office:value-type="float" office:value="0.00000000120752775025" calcext:value-type="float">
            <text:p>1.20752775025E-09</text:p>
          </table:table-cell>
          <table:table-cell table:formula="of:=([.A1060]-[.B1060])*([.A1060]-[.B1060])" office:value-type="float" office:value="0.00144408743932365" calcext:value-type="float">
            <text:p>0.00144408743932365</text:p>
          </table:table-cell>
          <table:table-cell table:number-columns-repeated="2"/>
        </table:table-row>
        <table:table-row table:style-name="ro1">
          <table:table-cell office:value-type="float" office:value="0.000084877" calcext:value-type="float">
            <text:p>0.000084877</text:p>
          </table:table-cell>
          <table:table-cell office:value-type="float" office:value="0.0000340054" calcext:value-type="float">
            <text:p>0.0000340054</text:p>
          </table:table-cell>
          <table:table-cell table:formula="of:=[.A1061]*[.A1061]" office:value-type="float" office:value="0.000000007204105129" calcext:value-type="float">
            <text:p>7.204105129E-09</text:p>
          </table:table-cell>
          <table:table-cell table:formula="of:=([.A1061]-[.B1061])*([.A1061]-[.B1061])" office:value-type="float" office:value="0.00000000258791968656" calcext:value-type="float">
            <text:p>2.58791968656E-09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0007782" calcext:value-type="float">
            <text:p>0.00007782</text:p>
          </table:table-cell>
          <table:table-cell table:formula="of:=[.A1062]*[.A1062]" office:value-type="float" office:value="0.00000000014784857649" calcext:value-type="float">
            <text:p>1.4784857649E-10</text:p>
          </table:table-cell>
          <table:table-cell table:formula="of:=([.A1062]-[.B1062])*([.A1062]-[.B1062])" office:value-type="float" office:value="0.00000000431132752449" calcext:value-type="float">
            <text:p>4.31132752449E-09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0000100428" calcext:value-type="float">
            <text:p>0.00000100428</text:p>
          </table:table-cell>
          <table:table-cell table:formula="of:=[.A1063]*[.A1063]" office:value-type="float" office:value="0.00000000014784857649" calcext:value-type="float">
            <text:p>1.4784857649E-10</text:p>
          </table:table-cell>
          <table:table-cell table:formula="of:=([.A1063]-[.B1063])*([.A1063]-[.B1063])" office:value-type="float" office:value="0.0000000001244344712" calcext:value-type="float">
            <text:p>1.244344712004E-10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0000114107" calcext:value-type="float">
            <text:p>0.00000114107</text:p>
          </table:table-cell>
          <table:table-cell table:formula="of:=[.A1064]*[.A1064]" office:value-type="float" office:value="0.00000000014784857649" calcext:value-type="float">
            <text:p>1.4784857649E-10</text:p>
          </table:table-cell>
          <table:table-cell table:formula="of:=([.A1064]-[.B1064])*([.A1064]-[.B1064])" office:value-type="float" office:value="0.00000000012140139233" calcext:value-type="float">
            <text:p>1.214013923329E-10</text:p>
          </table:table-cell>
          <table:table-cell table:number-columns-repeated="2"/>
        </table:table-row>
        <table:table-row table:style-name="ro1">
          <table:table-cell office:value-type="float" office:value="0.0000386834" calcext:value-type="float">
            <text:p>0.0000386834</text:p>
          </table:table-cell>
          <table:table-cell office:value-type="float" office:value="0.0000244935" calcext:value-type="float">
            <text:p>0.0000244935</text:p>
          </table:table-cell>
          <table:table-cell table:formula="of:=[.A1065]*[.A1065]" office:value-type="float" office:value="0.00000000149640543556" calcext:value-type="float">
            <text:p>1.49640543556E-09</text:p>
          </table:table-cell>
          <table:table-cell table:formula="of:=([.A1065]-[.B1065])*([.A1065]-[.B1065])" office:value-type="float" office:value="0.00000000020135326201" calcext:value-type="float">
            <text:p>2.0135326201E-10</text:p>
          </table:table-cell>
          <table:table-cell table:number-columns-repeated="2"/>
        </table:table-row>
        <table:table-row table:style-name="ro1">
          <table:table-cell office:value-type="float" office:value="0.0000600815" calcext:value-type="float">
            <text:p>0.0000600815</text:p>
          </table:table-cell>
          <table:table-cell office:value-type="float" office:value="0.00189107" calcext:value-type="float">
            <text:p>0.00189107</text:p>
          </table:table-cell>
          <table:table-cell table:formula="of:=[.A1066]*[.A1066]" office:value-type="float" office:value="0.00000000360978664225" calcext:value-type="float">
            <text:p>3.60978664225E-09</text:p>
          </table:table-cell>
          <table:table-cell table:formula="of:=([.A1066]-[.B1066])*([.A1066]-[.B1066])" office:value-type="float" office:value="0.00000335251888713225" calcext:value-type="float">
            <text:p>3.35251888713225E-06</text:p>
          </table:table-cell>
          <table:table-cell table:number-columns-repeated="2"/>
        </table:table-row>
        <table:table-row table:style-name="ro1">
          <table:table-cell office:value-type="float" office:value="0.0000985861" calcext:value-type="float">
            <text:p>0.0000985861</text:p>
          </table:table-cell>
          <table:table-cell office:value-type="float" office:value="0.00986568" calcext:value-type="float">
            <text:p>0.00986568</text:p>
          </table:table-cell>
          <table:table-cell table:formula="of:=[.A1067]*[.A1067]" office:value-type="float" office:value="0.00000000971921911321" calcext:value-type="float">
            <text:p>9.71921911321E-09</text:p>
          </table:table-cell>
          <table:table-cell table:formula="of:=([.A1067]-[.B1067])*([.A1067]-[.B1067])" office:value-type="float" office:value="0.0000953961232514172" calcext:value-type="float">
            <text:p>9.53961232514172E-05</text:p>
          </table:table-cell>
          <table:table-cell table:number-columns-repeated="2"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00257826" calcext:value-type="float">
            <text:p>0.000257826</text:p>
          </table:table-cell>
          <table:table-cell table:formula="of:=[.A1068]*[.A1068]" office:value-type="float" office:value="0.00000000030917595556" calcext:value-type="float">
            <text:p>3.0917595556E-10</text:p>
          </table:table-cell>
          <table:table-cell table:formula="of:=([.A1068]-[.B1068])*([.A1068]-[.B1068])" office:value-type="float" office:value="0.00000005771650685476" calcext:value-type="float">
            <text:p>5.771650685476E-08</text:p>
          </table:table-cell>
          <table:table-cell table:number-columns-repeated="2"/>
        </table:table-row>
        <table:table-row table:style-name="ro1">
          <table:table-cell office:value-type="float" office:value="0.00021261" calcext:value-type="float">
            <text:p>0.00021261</text:p>
          </table:table-cell>
          <table:table-cell office:value-type="float" office:value="0.000789615" calcext:value-type="float">
            <text:p>0.000789615</text:p>
          </table:table-cell>
          <table:table-cell table:formula="of:=[.A1069]*[.A1069]" office:value-type="float" office:value="0.0000000452030121" calcext:value-type="float">
            <text:p>0.0000000452030121</text:p>
          </table:table-cell>
          <table:table-cell table:formula="of:=([.A1069]-[.B1069])*([.A1069]-[.B1069])" office:value-type="float" office:value="0.000000332934770025" calcext:value-type="float">
            <text:p>3.32934770025E-07</text:p>
          </table:table-cell>
          <table:table-cell table:number-columns-repeated="2"/>
        </table:table-row>
        <table:table-row table:style-name="ro1">
          <table:table-cell office:value-type="float" office:value="0.000748575" calcext:value-type="float">
            <text:p>0.000748575</text:p>
          </table:table-cell>
          <table:table-cell office:value-type="float" office:value="0.0584796" calcext:value-type="float">
            <text:p>0.0584796</text:p>
          </table:table-cell>
          <table:table-cell table:formula="of:=[.A1070]*[.A1070]" office:value-type="float" office:value="0.000000560364530625" calcext:value-type="float">
            <text:p>5.60364530625E-07</text:p>
          </table:table-cell>
          <table:table-cell table:formula="of:=([.A1070]-[.B1070])*([.A1070]-[.B1070])" office:value-type="float" office:value="0.00333287124755062" calcext:value-type="float">
            <text:p>0.00333287124755062</text:p>
          </table:table-cell>
          <table:table-cell table:number-columns-repeated="2"/>
        </table:table-row>
        <table:table-row table:style-name="ro1">
          <table:table-cell office:value-type="float" office:value="0.00188482" calcext:value-type="float">
            <text:p>0.00188482</text:p>
          </table:table-cell>
          <table:table-cell office:value-type="float" office:value="0.00693349" calcext:value-type="float">
            <text:p>0.00693349</text:p>
          </table:table-cell>
          <table:table-cell table:formula="of:=[.A1071]*[.A1071]" office:value-type="float" office:value="0.0000035525464324" calcext:value-type="float">
            <text:p>0.0000035525464324</text:p>
          </table:table-cell>
          <table:table-cell table:formula="of:=([.A1071]-[.B1071])*([.A1071]-[.B1071])" office:value-type="float" office:value="0.0000254890687689" calcext:value-type="float">
            <text:p>0.0000254890687689</text:p>
          </table:table-cell>
          <table:table-cell table:number-columns-repeated="2"/>
        </table:table-row>
        <table:table-row table:style-name="ro1">
          <table:table-cell office:value-type="float" office:value="0.00142288" calcext:value-type="float">
            <text:p>0.00142288</text:p>
          </table:table-cell>
          <table:table-cell office:value-type="float" office:value="0.0595876" calcext:value-type="float">
            <text:p>0.0595876</text:p>
          </table:table-cell>
          <table:table-cell table:formula="of:=[.A1072]*[.A1072]" office:value-type="float" office:value="0.0000020245874944" calcext:value-type="float">
            <text:p>0.0000020245874944</text:p>
          </table:table-cell>
          <table:table-cell table:formula="of:=([.A1072]-[.B1072])*([.A1072]-[.B1072])" office:value-type="float" office:value="0.0033831346526784" calcext:value-type="float">
            <text:p>0.0033831346526784</text:p>
          </table:table-cell>
          <table:table-cell table:number-columns-repeated="2"/>
        </table:table-row>
        <table:table-row table:style-name="ro1">
          <table:table-cell office:value-type="float" office:value="0.0167883" calcext:value-type="float">
            <text:p>0.0167883</text:p>
          </table:table-cell>
          <table:table-cell office:value-type="float" office:value="0.137416" calcext:value-type="float">
            <text:p>0.137416</text:p>
          </table:table-cell>
          <table:table-cell table:formula="of:=[.A1073]*[.A1073]" office:value-type="float" office:value="0.00028184701689" calcext:value-type="float">
            <text:p>0.00028184701689</text:p>
          </table:table-cell>
          <table:table-cell table:formula="of:=([.A1073]-[.B1073])*([.A1073]-[.B1073])" office:value-type="float" office:value="0.01455104200729" calcext:value-type="float">
            <text:p>0.01455104200729</text:p>
          </table:table-cell>
          <table:table-cell table:number-columns-repeated="2"/>
        </table:table-row>
        <table:table-row table:style-name="ro1">
          <table:table-cell office:value-type="float" office:value="0.0191886" calcext:value-type="float">
            <text:p>0.0191886</text:p>
          </table:table-cell>
          <table:table-cell office:value-type="float" office:value="0.084564" calcext:value-type="float">
            <text:p>0.084564</text:p>
          </table:table-cell>
          <table:table-cell table:formula="of:=[.A1074]*[.A1074]" office:value-type="float" office:value="0.00036820236996" calcext:value-type="float">
            <text:p>0.00036820236996</text:p>
          </table:table-cell>
          <table:table-cell table:formula="of:=([.A1074]-[.B1074])*([.A1074]-[.B1074])" office:value-type="float" office:value="0.00427394292516" calcext:value-type="float">
            <text:p>0.00427394292516</text:p>
          </table:table-cell>
          <table:table-cell table:number-columns-repeated="2"/>
        </table:table-row>
        <table:table-row table:style-name="ro1">
          <table:table-cell office:value-type="float" office:value="0.0355833" calcext:value-type="float">
            <text:p>0.0355833</text:p>
          </table:table-cell>
          <table:table-cell office:value-type="float" office:value="0.0830706" calcext:value-type="float">
            <text:p>0.0830706</text:p>
          </table:table-cell>
          <table:table-cell table:formula="of:=[.A1075]*[.A1075]" office:value-type="float" office:value="0.00126617123889" calcext:value-type="float">
            <text:p>0.00126617123889</text:p>
          </table:table-cell>
          <table:table-cell table:formula="of:=([.A1075]-[.B1075])*([.A1075]-[.B1075])" office:value-type="float" office:value="0.00225504366129" calcext:value-type="float">
            <text:p>0.00225504366129</text:p>
          </table:table-cell>
          <table:table-cell table:number-columns-repeated="2"/>
        </table:table-row>
        <table:table-row table:style-name="ro1">
          <table:table-cell office:value-type="float" office:value="0.0374609" calcext:value-type="float">
            <text:p>0.0374609</text:p>
          </table:table-cell>
          <table:table-cell office:value-type="float" office:value="0.101462" calcext:value-type="float">
            <text:p>0.101462</text:p>
          </table:table-cell>
          <table:table-cell table:formula="of:=[.A1076]*[.A1076]" office:value-type="float" office:value="0.00140331902881" calcext:value-type="float">
            <text:p>0.00140331902881</text:p>
          </table:table-cell>
          <table:table-cell table:formula="of:=([.A1076]-[.B1076])*([.A1076]-[.B1076])" office:value-type="float" office:value="0.00409614080121" calcext:value-type="float">
            <text:p>0.00409614080121</text:p>
          </table:table-cell>
          <table:table-cell table:number-columns-repeated="2"/>
        </table:table-row>
        <table:table-row table:style-name="ro1">
          <table:table-cell office:value-type="float" office:value="0.0374609" calcext:value-type="float">
            <text:p>0.0374609</text:p>
          </table:table-cell>
          <table:table-cell office:value-type="float" office:value="0.0854032" calcext:value-type="float">
            <text:p>0.0854032</text:p>
          </table:table-cell>
          <table:table-cell table:formula="of:=[.A1077]*[.A1077]" office:value-type="float" office:value="0.00140331902881" calcext:value-type="float">
            <text:p>0.00140331902881</text:p>
          </table:table-cell>
          <table:table-cell table:formula="of:=([.A1077]-[.B1077])*([.A1077]-[.B1077])" office:value-type="float" office:value="0.00229846412929" calcext:value-type="float">
            <text:p>0.00229846412929</text:p>
          </table:table-cell>
          <table:table-cell table:number-columns-repeated="2"/>
        </table:table-row>
        <table:table-row table:style-name="ro1">
          <table:table-cell office:value-type="float" office:value="0.0253695" calcext:value-type="float">
            <text:p>0.0253695</text:p>
          </table:table-cell>
          <table:table-cell office:value-type="float" office:value="0.0706848" calcext:value-type="float">
            <text:p>0.0706848</text:p>
          </table:table-cell>
          <table:table-cell table:formula="of:=[.A1078]*[.A1078]" office:value-type="float" office:value="0.00064361153025" calcext:value-type="float">
            <text:p>0.00064361153025</text:p>
          </table:table-cell>
          <table:table-cell table:formula="of:=([.A1078]-[.B1078])*([.A1078]-[.B1078])" office:value-type="float" office:value="0.00205347641409" calcext:value-type="float">
            <text:p>0.00205347641409</text:p>
          </table:table-cell>
          <table:table-cell table:number-columns-repeated="2"/>
        </table:table-row>
        <table:table-row table:style-name="ro1">
          <table:table-cell office:value-type="float" office:value="0.203175" calcext:value-type="float">
            <text:p>0.203175</text:p>
          </table:table-cell>
          <table:table-cell office:value-type="float" office:value="0.0591184" calcext:value-type="float">
            <text:p>0.0591184</text:p>
          </table:table-cell>
          <table:table-cell table:formula="of:=[.A1079]*[.A1079]" office:value-type="float" office:value="0.041280080625" calcext:value-type="float">
            <text:p>0.041280080625</text:p>
          </table:table-cell>
          <table:table-cell table:formula="of:=([.A1079]-[.B1079])*([.A1079]-[.B1079])" office:value-type="float" office:value="0.02075230400356" calcext:value-type="float">
            <text:p>0.02075230400356</text:p>
          </table:table-cell>
          <table:table-cell table:number-columns-repeated="2"/>
        </table:table-row>
        <table:table-row table:style-name="ro1">
          <table:table-cell office:value-type="float" office:value="0.203175" calcext:value-type="float">
            <text:p>0.203175</text:p>
          </table:table-cell>
          <table:table-cell office:value-type="float" office:value="0.347191" calcext:value-type="float">
            <text:p>0.347191</text:p>
          </table:table-cell>
          <table:table-cell table:formula="of:=[.A1080]*[.A1080]" office:value-type="float" office:value="0.041280080625" calcext:value-type="float">
            <text:p>0.041280080625</text:p>
          </table:table-cell>
          <table:table-cell table:formula="of:=([.A1080]-[.B1080])*([.A1080]-[.B1080])" office:value-type="float" office:value="0.020740608256" calcext:value-type="float">
            <text:p>0.020740608256</text:p>
          </table:table-cell>
          <table:table-cell table:number-columns-repeated="2"/>
        </table:table-row>
        <table:table-row table:style-name="ro1">
          <table:table-cell office:value-type="float" office:value="0.203175" calcext:value-type="float">
            <text:p>0.203175</text:p>
          </table:table-cell>
          <table:table-cell office:value-type="float" office:value="0.362658" calcext:value-type="float">
            <text:p>0.362658</text:p>
          </table:table-cell>
          <table:table-cell table:formula="of:=[.A1081]*[.A1081]" office:value-type="float" office:value="0.041280080625" calcext:value-type="float">
            <text:p>0.041280080625</text:p>
          </table:table-cell>
          <table:table-cell table:formula="of:=([.A1081]-[.B1081])*([.A1081]-[.B1081])" office:value-type="float" office:value="0.025434827289" calcext:value-type="float">
            <text:p>0.025434827289</text:p>
          </table:table-cell>
          <table:table-cell table:number-columns-repeated="2"/>
        </table:table-row>
        <table:table-row table:style-name="ro1">
          <table:table-cell office:value-type="float" office:value="0.728838" calcext:value-type="float">
            <text:p>0.728838</text:p>
          </table:table-cell>
          <table:table-cell office:value-type="float" office:value="0.409148" calcext:value-type="float">
            <text:p>0.409148</text:p>
          </table:table-cell>
          <table:table-cell table:formula="of:=[.A1082]*[.A1082]" office:value-type="float" office:value="0.531204830244" calcext:value-type="float">
            <text:p>0.531204830244</text:p>
          </table:table-cell>
          <table:table-cell table:formula="of:=([.A1082]-[.B1082])*([.A1082]-[.B1082])" office:value-type="float" office:value="0.1022016961" calcext:value-type="float">
            <text:p>0.1022016961</text:p>
          </table:table-cell>
          <table:table-cell table:number-columns-repeated="2"/>
        </table:table-row>
        <table:table-row table:style-name="ro1">
          <table:table-cell office:value-type="float" office:value="0.728837" calcext:value-type="float">
            <text:p>0.728837</text:p>
          </table:table-cell>
          <table:table-cell office:value-type="float" office:value="0.425766" calcext:value-type="float">
            <text:p>0.425766</text:p>
          </table:table-cell>
          <table:table-cell table:formula="of:=[.A1083]*[.A1083]" office:value-type="float" office:value="0.531203372569" calcext:value-type="float">
            <text:p>0.531203372569</text:p>
          </table:table-cell>
          <table:table-cell table:formula="of:=([.A1083]-[.B1083])*([.A1083]-[.B1083])" office:value-type="float" office:value="0.091852031041" calcext:value-type="float">
            <text:p>0.091852031041</text:p>
          </table:table-cell>
          <table:table-cell table:number-columns-repeated="2"/>
        </table:table-row>
        <table:table-row table:style-name="ro1">
          <table:table-cell office:value-type="float" office:value="0.728838" calcext:value-type="float">
            <text:p>0.728838</text:p>
          </table:table-cell>
          <table:table-cell office:value-type="float" office:value="0.443756" calcext:value-type="float">
            <text:p>0.443756</text:p>
          </table:table-cell>
          <table:table-cell table:formula="of:=[.A1084]*[.A1084]" office:value-type="float" office:value="0.531204830244" calcext:value-type="float">
            <text:p>0.531204830244</text:p>
          </table:table-cell>
          <table:table-cell table:formula="of:=([.A1084]-[.B1084])*([.A1084]-[.B1084])" office:value-type="float" office:value="0.081271746724" calcext:value-type="float">
            <text:p>0.081271746724</text:p>
          </table:table-cell>
          <table:table-cell table:number-columns-repeated="2"/>
        </table:table-row>
        <table:table-row table:style-name="ro1">
          <table:table-cell office:value-type="float" office:value="0.728838" calcext:value-type="float">
            <text:p>0.728838</text:p>
          </table:table-cell>
          <table:table-cell office:value-type="float" office:value="0.453829" calcext:value-type="float">
            <text:p>0.453829</text:p>
          </table:table-cell>
          <table:table-cell table:formula="of:=[.A1085]*[.A1085]" office:value-type="float" office:value="0.531204830244" calcext:value-type="float">
            <text:p>0.531204830244</text:p>
          </table:table-cell>
          <table:table-cell table:formula="of:=([.A1085]-[.B1085])*([.A1085]-[.B1085])" office:value-type="float" office:value="0.075629950081" calcext:value-type="float">
            <text:p>0.075629950081</text:p>
          </table:table-cell>
          <table:table-cell table:number-columns-repeated="2"/>
        </table:table-row>
        <table:table-row table:style-name="ro1">
          <table:table-cell office:value-type="float" office:value="0.728838" calcext:value-type="float">
            <text:p>0.728838</text:p>
          </table:table-cell>
          <table:table-cell office:value-type="float" office:value="0.729477" calcext:value-type="float">
            <text:p>0.729477</text:p>
          </table:table-cell>
          <table:table-cell table:formula="of:=[.A1086]*[.A1086]" office:value-type="float" office:value="0.531204830244" calcext:value-type="float">
            <text:p>0.531204830244</text:p>
          </table:table-cell>
          <table:table-cell table:formula="of:=([.A1086]-[.B1086])*([.A1086]-[.B1086])" office:value-type="float" office:value="0.00000040832100000007" calcext:value-type="float">
            <text:p>4.08321000000072E-07</text:p>
          </table:table-cell>
          <table:table-cell table:number-columns-repeated="2"/>
        </table:table-row>
        <table:table-row table:style-name="ro1">
          <table:table-cell office:value-type="float" office:value="0.944402" calcext:value-type="float">
            <text:p>0.944402</text:p>
          </table:table-cell>
          <table:table-cell office:value-type="float" office:value="0.76891" calcext:value-type="float">
            <text:p>0.76891</text:p>
          </table:table-cell>
          <table:table-cell table:formula="of:=[.A1087]*[.A1087]" office:value-type="float" office:value="0.891895137604" calcext:value-type="float">
            <text:p>0.891895137604</text:p>
          </table:table-cell>
          <table:table-cell table:formula="of:=([.A1087]-[.B1087])*([.A1087]-[.B1087])" office:value-type="float" office:value="0.030797442064" calcext:value-type="float">
            <text:p>0.030797442064</text:p>
          </table:table-cell>
          <table:table-cell table:number-columns-repeated="2"/>
        </table:table-row>
        <table:table-row table:style-name="ro1">
          <table:table-cell office:value-type="float" office:value="0.944402" calcext:value-type="float">
            <text:p>0.944402</text:p>
          </table:table-cell>
          <table:table-cell office:value-type="float" office:value="0.852176" calcext:value-type="float">
            <text:p>0.852176</text:p>
          </table:table-cell>
          <table:table-cell table:formula="of:=[.A1088]*[.A1088]" office:value-type="float" office:value="0.891895137604" calcext:value-type="float">
            <text:p>0.891895137604</text:p>
          </table:table-cell>
          <table:table-cell table:formula="of:=([.A1088]-[.B1088])*([.A1088]-[.B1088])" office:value-type="float" office:value="0.00850563507599999" calcext:value-type="float">
            <text:p>0.00850563507599999</text:p>
          </table:table-cell>
          <table:table-cell table:number-columns-repeated="2"/>
        </table:table-row>
        <table:table-row table:style-name="ro1">
          <table:table-cell office:value-type="float" office:value="0.944403" calcext:value-type="float">
            <text:p>0.944403</text:p>
          </table:table-cell>
          <table:table-cell office:value-type="float" office:value="0.892111" calcext:value-type="float">
            <text:p>0.892111</text:p>
          </table:table-cell>
          <table:table-cell table:formula="of:=[.A1089]*[.A1089]" office:value-type="float" office:value="0.891897026409" calcext:value-type="float">
            <text:p>0.891897026409</text:p>
          </table:table-cell>
          <table:table-cell table:formula="of:=([.A1089]-[.B1089])*([.A1089]-[.B1089])" office:value-type="float" office:value="0.002734453264" calcext:value-type="float">
            <text:p>0.002734453264</text:p>
          </table:table-cell>
          <table:table-cell table:number-columns-repeated="2"/>
        </table:table-row>
        <table:table-row table:style-name="ro1">
          <table:table-cell office:value-type="float" office:value="0.974815" calcext:value-type="float">
            <text:p>0.974815</text:p>
          </table:table-cell>
          <table:table-cell office:value-type="float" office:value="0.936413" calcext:value-type="float">
            <text:p>0.936413</text:p>
          </table:table-cell>
          <table:table-cell table:formula="of:=[.A1090]*[.A1090]" office:value-type="float" office:value="0.950264284225" calcext:value-type="float">
            <text:p>0.950264284225</text:p>
          </table:table-cell>
          <table:table-cell table:formula="of:=([.A1090]-[.B1090])*([.A1090]-[.B1090])" office:value-type="float" office:value="0.001474713604" calcext:value-type="float">
            <text:p>0.001474713604</text:p>
          </table:table-cell>
          <table:table-cell table:number-columns-repeated="2"/>
        </table:table-row>
        <table:table-row table:style-name="ro1">
          <table:table-cell office:value-type="float" office:value="0.974815" calcext:value-type="float">
            <text:p>0.974815</text:p>
          </table:table-cell>
          <table:table-cell office:value-type="float" office:value="0.964573" calcext:value-type="float">
            <text:p>0.964573</text:p>
          </table:table-cell>
          <table:table-cell table:formula="of:=[.A1091]*[.A1091]" office:value-type="float" office:value="0.950264284225" calcext:value-type="float">
            <text:p>0.950264284225</text:p>
          </table:table-cell>
          <table:table-cell table:formula="of:=([.A1091]-[.B1091])*([.A1091]-[.B1091])" office:value-type="float" office:value="0.000104898563999999" calcext:value-type="float">
            <text:p>0.00010489856399999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8192" calcext:value-type="float">
            <text:p>0.998192</text:p>
          </table:table-cell>
          <table:table-cell table:formula="of:=[.A1092]*[.A1092]" office:value-type="float" office:value="0.999974000169" calcext:value-type="float">
            <text:p>0.999974000169</text:p>
          </table:table-cell>
          <table:table-cell table:formula="of:=([.A1092]-[.B1092])*([.A1092]-[.B1092])" office:value-type="float" office:value="0.00000322202499999997" calcext:value-type="float">
            <text:p>3.22202499999997E-0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9997" calcext:value-type="float">
            <text:p>0.999997</text:p>
          </table:table-cell>
          <table:table-cell table:formula="of:=[.A1093]*[.A1093]" office:value-type="float" office:value="0.999974000169" calcext:value-type="float">
            <text:p>0.999974000169</text:p>
          </table:table-cell>
          <table:table-cell table:formula="of:=([.A1093]-[.B1093])*([.A1093]-[.B1093])" office:value-type="float" office:value="0.0000000001" calcext:value-type="float">
            <text:p>1.0000000000131E-10</text:p>
          </table:table-cell>
          <table:table-cell table:number-columns-repeated="2"/>
        </table:table-row>
        <table:table-row table:style-name="ro1">
          <table:table-cell office:value-type="float" office:value="0.0000215173" calcext:value-type="float">
            <text:p>0.0000215173</text:p>
          </table:table-cell>
          <table:table-cell office:value-type="float" office:value="0.0000000116251" calcext:value-type="float">
            <text:p>0.0000000116251</text:p>
          </table:table-cell>
          <table:table-cell table:formula="of:=[.A1094]*[.A1094]" office:value-type="float" office:value="0.00000000046299419929" calcext:value-type="float">
            <text:p>4.6299419929E-10</text:p>
          </table:table-cell>
          <table:table-cell table:formula="of:=([.A1094]-[.B1094])*([.A1094]-[.B1094])" office:value-type="float" office:value="0.0000000004624940529" calcext:value-type="float">
            <text:p>4.6249405290449E-10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714479" calcext:value-type="float">
            <text:p>0.0000714479</text:p>
          </table:table-cell>
          <table:table-cell table:formula="of:=[.A1095]*[.A1095]" office:value-type="float" office:value="0.00000000000540367218" calcext:value-type="float">
            <text:p>5.4036721764E-12</text:p>
          </table:table-cell>
          <table:table-cell table:formula="of:=([.A1095]-[.B1095])*([.A1095]-[.B1095])" office:value-type="float" office:value="0.00000000477803336782" calcext:value-type="float">
            <text:p>4.7780333678224E-09</text:p>
          </table:table-cell>
          <table:table-cell table:number-columns-repeated="2"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0000251755" calcext:value-type="float">
            <text:p>0.000000251755</text:p>
          </table:table-cell>
          <table:table-cell table:formula="of:=[.A1096]*[.A1096]" office:value-type="float" office:value="0.00000000102068109361" calcext:value-type="float">
            <text:p>1.02068109361E-09</text:p>
          </table:table-cell>
          <table:table-cell table:formula="of:=([.A1096]-[.B1096])*([.A1096]-[.B1096])" office:value-type="float" office:value="0.00000000100465828636" calcext:value-type="float">
            <text:p>1.00465828635902E-09</text:p>
          </table:table-cell>
          <table:table-cell table:number-columns-repeated="2"/>
        </table:table-row>
        <table:table-row table:style-name="ro1">
          <table:table-cell office:value-type="float" office:value="0.0000731349" calcext:value-type="float">
            <text:p>0.0000731349</text:p>
          </table:table-cell>
          <table:table-cell office:value-type="float" office:value="0.00000149313" calcext:value-type="float">
            <text:p>0.00000149313</text:p>
          </table:table-cell>
          <table:table-cell table:formula="of:=[.A1097]*[.A1097]" office:value-type="float" office:value="0.00000000534871359801" calcext:value-type="float">
            <text:p>5.34871359801E-09</text:p>
          </table:table-cell>
          <table:table-cell table:formula="of:=([.A1097]-[.B1097])*([.A1097]-[.B1097])" office:value-type="float" office:value="0.00000000513254320873" calcext:value-type="float">
            <text:p>5.1325432087329E-09</text:p>
          </table:table-cell>
          <table:table-cell table:number-columns-repeated="2"/>
        </table:table-row>
        <table:table-row table:style-name="ro1">
          <table:table-cell office:value-type="float" office:value="0.000103652" calcext:value-type="float">
            <text:p>0.000103652</text:p>
          </table:table-cell>
          <table:table-cell office:value-type="float" office:value="0.0000000356518" calcext:value-type="float">
            <text:p>0.0000000356518</text:p>
          </table:table-cell>
          <table:table-cell table:formula="of:=[.A1098]*[.A1098]" office:value-type="float" office:value="0.000000010743737104" calcext:value-type="float">
            <text:p>1.0743737104E-08</text:p>
          </table:table-cell>
          <table:table-cell table:formula="of:=([.A1098]-[.B1098])*([.A1098]-[.B1098])" office:value-type="float" office:value="0.0000000107363476143" calcext:value-type="float">
            <text:p>1.07363476143036E-08</text:p>
          </table:table-cell>
          <table:table-cell table:number-columns-repeated="2"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0119422" calcext:value-type="float">
            <text:p>0.00119422</text:p>
          </table:table-cell>
          <table:table-cell table:formula="of:=[.A1099]*[.A1099]" office:value-type="float" office:value="0.00000000001410070091" calcext:value-type="float">
            <text:p>1.41007009081E-11</text:p>
          </table:table-cell>
          <table:table-cell table:formula="of:=([.A1099]-[.B1099])*([.A1099]-[.B1099])" office:value-type="float" office:value="0.00000141720670194131" calcext:value-type="float">
            <text:p>1.41720670194131E-06</text:p>
          </table:table-cell>
          <table:table-cell table:number-columns-repeated="2"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0561148" calcext:value-type="float">
            <text:p>0.00561148</text:p>
          </table:table-cell>
          <table:table-cell table:formula="of:=[.A1100]*[.A1100]" office:value-type="float" office:value="0.00000000001410070091" calcext:value-type="float">
            <text:p>1.41007009081E-11</text:p>
          </table:table-cell>
          <table:table-cell table:formula="of:=([.A1100]-[.B1100])*([.A1100]-[.B1100])" office:value-type="float" office:value="0.0000314465786662345" calcext:value-type="float">
            <text:p>3.14465786662345E-05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183295" calcext:value-type="float">
            <text:p>0.0183295</text:p>
          </table:table-cell>
          <table:table-cell table:formula="of:=[.A1101]*[.A1101]" office:value-type="float" office:value="0.00000000000751752208" calcext:value-type="float">
            <text:p>7.5175220761E-12</text:p>
          </table:table-cell>
          <table:table-cell table:formula="of:=([.A1101]-[.B1101])*([.A1101]-[.B1101])" office:value-type="float" office:value="0.000335870065754732" calcext:value-type="float">
            <text:p>0.000335870065754732</text:p>
          </table:table-cell>
          <table:table-cell table:number-columns-repeated="2"/>
        </table:table-row>
        <table:table-row table:style-name="ro1">
          <table:table-cell office:value-type="float" office:value="0.000100911" calcext:value-type="float">
            <text:p>0.000100911</text:p>
          </table:table-cell>
          <table:table-cell office:value-type="float" office:value="0.00756302" calcext:value-type="float">
            <text:p>0.00756302</text:p>
          </table:table-cell>
          <table:table-cell table:formula="of:=[.A1102]*[.A1102]" office:value-type="float" office:value="0.000000010183029921" calcext:value-type="float">
            <text:p>1.0183029921E-08</text:p>
          </table:table-cell>
          <table:table-cell table:formula="of:=([.A1102]-[.B1102])*([.A1102]-[.B1102])" office:value-type="float" office:value="0.000055683070727881" calcext:value-type="float">
            <text:p>5.5683070727881E-05</text:p>
          </table:table-cell>
          <table:table-cell table:number-columns-repeated="2"/>
        </table:table-row>
        <table:table-row table:style-name="ro1">
          <table:table-cell office:value-type="float" office:value="0.000138104" calcext:value-type="float">
            <text:p>0.000138104</text:p>
          </table:table-cell>
          <table:table-cell office:value-type="float" office:value="0.00404127" calcext:value-type="float">
            <text:p>0.00404127</text:p>
          </table:table-cell>
          <table:table-cell table:formula="of:=[.A1103]*[.A1103]" office:value-type="float" office:value="0.000000019072714816" calcext:value-type="float">
            <text:p>1.9072714816E-08</text:p>
          </table:table-cell>
          <table:table-cell table:formula="of:=([.A1103]-[.B1103])*([.A1103]-[.B1103])" office:value-type="float" office:value="0.000015234704823556" calcext:value-type="float">
            <text:p>1.5234704823556E-05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347553" calcext:value-type="float">
            <text:p>0.0347553</text:p>
          </table:table-cell>
          <table:table-cell table:formula="of:=[.A1104]*[.A1104]" office:value-type="float" office:value="0.00000000002330939088" calcext:value-type="float">
            <text:p>2.33093908804E-11</text:p>
          </table:table-cell>
          <table:table-cell table:formula="of:=([.A1104]-[.B1104])*([.A1104]-[.B1104])" office:value-type="float" office:value="0.0012075953056128" calcext:value-type="float">
            <text:p>0.0012075953056128</text:p>
          </table:table-cell>
          <table:table-cell table:number-columns-repeated="2"/>
        </table:table-row>
        <table:table-row table:style-name="ro1">
          <table:table-cell office:value-type="float" office:value="0.00020206" calcext:value-type="float">
            <text:p>0.00020206</text:p>
          </table:table-cell>
          <table:table-cell office:value-type="float" office:value="0.0171817" calcext:value-type="float">
            <text:p>0.0171817</text:p>
          </table:table-cell>
          <table:table-cell table:formula="of:=[.A1105]*[.A1105]" office:value-type="float" office:value="0.0000000408282436" calcext:value-type="float">
            <text:p>0.0000000408282436</text:p>
          </table:table-cell>
          <table:table-cell table:formula="of:=([.A1105]-[.B1105])*([.A1105]-[.B1105])" office:value-type="float" office:value="0.0002883081745296" calcext:value-type="float">
            <text:p>0.0002883081745296</text:p>
          </table:table-cell>
          <table:table-cell table:number-columns-repeated="2"/>
        </table:table-row>
        <table:table-row table:style-name="ro1">
          <table:table-cell office:value-type="float" office:value="0.000289857" calcext:value-type="float">
            <text:p>0.000289857</text:p>
          </table:table-cell>
          <table:table-cell office:value-type="float" office:value="0.00240128" calcext:value-type="float">
            <text:p>0.00240128</text:p>
          </table:table-cell>
          <table:table-cell table:formula="of:=[.A1106]*[.A1106]" office:value-type="float" office:value="0.000000084017080449" calcext:value-type="float">
            <text:p>8.4017080449E-08</text:p>
          </table:table-cell>
          <table:table-cell table:formula="of:=([.A1106]-[.B1106])*([.A1106]-[.B1106])" office:value-type="float" office:value="0.000004458107084929" calcext:value-type="float">
            <text:p>4.458107084929E-06</text:p>
          </table:table-cell>
          <table:table-cell table:number-columns-repeated="2"/>
        </table:table-row>
        <table:table-row table:style-name="ro1">
          <table:table-cell office:value-type="float" office:value="0.000869274" calcext:value-type="float">
            <text:p>0.000869274</text:p>
          </table:table-cell>
          <table:table-cell office:value-type="float" office:value="0.0128792" calcext:value-type="float">
            <text:p>0.0128792</text:p>
          </table:table-cell>
          <table:table-cell table:formula="of:=[.A1107]*[.A1107]" office:value-type="float" office:value="0.000000755637287076" calcext:value-type="float">
            <text:p>7.55637287076E-07</text:p>
          </table:table-cell>
          <table:table-cell table:formula="of:=([.A1107]-[.B1107])*([.A1107]-[.B1107])" office:value-type="float" office:value="0.000144238322525476" calcext:value-type="float">
            <text:p>0.000144238322525476</text:p>
          </table:table-cell>
          <table:table-cell table:number-columns-repeated="2"/>
        </table:table-row>
        <table:table-row table:style-name="ro1">
          <table:table-cell office:value-type="float" office:value="0.00216472" calcext:value-type="float">
            <text:p>0.00216472</text:p>
          </table:table-cell>
          <table:table-cell office:value-type="float" office:value="0.00143418" calcext:value-type="float">
            <text:p>0.00143418</text:p>
          </table:table-cell>
          <table:table-cell table:formula="of:=[.A1108]*[.A1108]" office:value-type="float" office:value="0.0000046860126784" calcext:value-type="float">
            <text:p>0.0000046860126784</text:p>
          </table:table-cell>
          <table:table-cell table:formula="of:=([.A1108]-[.B1108])*([.A1108]-[.B1108])" office:value-type="float" office:value="0.0000005336886916" calcext:value-type="float">
            <text:p>0.0000005336886916</text:p>
          </table:table-cell>
          <table:table-cell table:number-columns-repeated="2"/>
        </table:table-row>
        <table:table-row table:style-name="ro1">
          <table:table-cell office:value-type="float" office:value="0.00216472" calcext:value-type="float">
            <text:p>0.00216472</text:p>
          </table:table-cell>
          <table:table-cell office:value-type="float" office:value="0.00151193" calcext:value-type="float">
            <text:p>0.00151193</text:p>
          </table:table-cell>
          <table:table-cell table:formula="of:=[.A1109]*[.A1109]" office:value-type="float" office:value="0.0000046860126784" calcext:value-type="float">
            <text:p>0.0000046860126784</text:p>
          </table:table-cell>
          <table:table-cell table:formula="of:=([.A1109]-[.B1109])*([.A1109]-[.B1109])" office:value-type="float" office:value="0.0000004261347841" calcext:value-type="float">
            <text:p>0.0000004261347841</text:p>
          </table:table-cell>
          <table:table-cell table:number-columns-repeated="2"/>
        </table:table-row>
        <table:table-row table:style-name="ro1">
          <table:table-cell office:value-type="float" office:value="0.000813067" calcext:value-type="float">
            <text:p>0.000813067</text:p>
          </table:table-cell>
          <table:table-cell office:value-type="float" office:value="0.023058" calcext:value-type="float">
            <text:p>0.023058</text:p>
          </table:table-cell>
          <table:table-cell table:formula="of:=[.A1110]*[.A1110]" office:value-type="float" office:value="0.000000661077946489" calcext:value-type="float">
            <text:p>6.61077946489E-07</text:p>
          </table:table-cell>
          <table:table-cell table:formula="of:=([.A1110]-[.B1110])*([.A1110]-[.B1110])" office:value-type="float" office:value="0.000494837044174489" calcext:value-type="float">
            <text:p>0.000494837044174489</text:p>
          </table:table-cell>
          <table:table-cell table:number-columns-repeated="2"/>
        </table:table-row>
        <table:table-row table:style-name="ro1">
          <table:table-cell office:value-type="float" office:value="0.00270826" calcext:value-type="float">
            <text:p>0.00270826</text:p>
          </table:table-cell>
          <table:table-cell office:value-type="float" office:value="0.00887969" calcext:value-type="float">
            <text:p>0.00887969</text:p>
          </table:table-cell>
          <table:table-cell table:formula="of:=[.A1111]*[.A1111]" office:value-type="float" office:value="0.0000073346722276" calcext:value-type="float">
            <text:p>0.0000073346722276</text:p>
          </table:table-cell>
          <table:table-cell table:formula="of:=([.A1111]-[.B1111])*([.A1111]-[.B1111])" office:value-type="float" office:value="0.0000380865482449" calcext:value-type="float">
            <text:p>0.0000380865482449</text:p>
          </table:table-cell>
          <table:table-cell table:number-columns-repeated="2"/>
        </table:table-row>
        <table:table-row table:style-name="ro1">
          <table:table-cell office:value-type="float" office:value="0.0304019" calcext:value-type="float">
            <text:p>0.0304019</text:p>
          </table:table-cell>
          <table:table-cell office:value-type="float" office:value="0.00646613" calcext:value-type="float">
            <text:p>0.00646613</text:p>
          </table:table-cell>
          <table:table-cell table:formula="of:=[.A1112]*[.A1112]" office:value-type="float" office:value="0.00092427552361" calcext:value-type="float">
            <text:p>0.00092427552361</text:p>
          </table:table-cell>
          <table:table-cell table:formula="of:=([.A1112]-[.B1112])*([.A1112]-[.B1112])" office:value-type="float" office:value="0.0005729210854929" calcext:value-type="float">
            <text:p>0.0005729210854929</text:p>
          </table:table-cell>
          <table:table-cell table:number-columns-repeated="2"/>
        </table:table-row>
        <table:table-row table:style-name="ro1">
          <table:table-cell office:value-type="float" office:value="0.0798671" calcext:value-type="float">
            <text:p>0.0798671</text:p>
          </table:table-cell>
          <table:table-cell office:value-type="float" office:value="0.0040356" calcext:value-type="float">
            <text:p>0.0040356</text:p>
          </table:table-cell>
          <table:table-cell table:formula="of:=[.A1113]*[.A1113]" office:value-type="float" office:value="0.00637875366241" calcext:value-type="float">
            <text:p>0.00637875366241</text:p>
          </table:table-cell>
          <table:table-cell table:formula="of:=([.A1113]-[.B1113])*([.A1113]-[.B1113])" office:value-type="float" office:value="0.00575041639225" calcext:value-type="float">
            <text:p>0.00575041639225</text:p>
          </table:table-cell>
          <table:table-cell table:number-columns-repeated="2"/>
        </table:table-row>
        <table:table-row table:style-name="ro1">
          <table:table-cell office:value-type="float" office:value="0.059405" calcext:value-type="float">
            <text:p>0.059405</text:p>
          </table:table-cell>
          <table:table-cell office:value-type="float" office:value="0.00427644" calcext:value-type="float">
            <text:p>0.00427644</text:p>
          </table:table-cell>
          <table:table-cell table:formula="of:=[.A1114]*[.A1114]" office:value-type="float" office:value="0.003528954025" calcext:value-type="float">
            <text:p>0.003528954025</text:p>
          </table:table-cell>
          <table:table-cell table:formula="of:=([.A1114]-[.B1114])*([.A1114]-[.B1114])" office:value-type="float" office:value="0.0030391581276736" calcext:value-type="float">
            <text:p>0.0030391581276736</text:p>
          </table:table-cell>
          <table:table-cell table:number-columns-repeated="2"/>
        </table:table-row>
        <table:table-row table:style-name="ro1">
          <table:table-cell office:value-type="float" office:value="0.16556" calcext:value-type="float">
            <text:p>0.16556</text:p>
          </table:table-cell>
          <table:table-cell office:value-type="float" office:value="0.022886" calcext:value-type="float">
            <text:p>0.022886</text:p>
          </table:table-cell>
          <table:table-cell table:formula="of:=[.A1115]*[.A1115]" office:value-type="float" office:value="0.0274101136" calcext:value-type="float">
            <text:p>0.0274101136</text:p>
          </table:table-cell>
          <table:table-cell table:formula="of:=([.A1115]-[.B1115])*([.A1115]-[.B1115])" office:value-type="float" office:value="0.020355870276" calcext:value-type="float">
            <text:p>0.020355870276</text:p>
          </table:table-cell>
          <table:table-cell table:number-columns-repeated="2"/>
        </table:table-row>
        <table:table-row table:style-name="ro1">
          <table:table-cell office:value-type="float" office:value="0.201159" calcext:value-type="float">
            <text:p>0.201159</text:p>
          </table:table-cell>
          <table:table-cell office:value-type="float" office:value="0.0409319" calcext:value-type="float">
            <text:p>0.0409319</text:p>
          </table:table-cell>
          <table:table-cell table:formula="of:=[.A1116]*[.A1116]" office:value-type="float" office:value="0.040464943281" calcext:value-type="float">
            <text:p>0.040464943281</text:p>
          </table:table-cell>
          <table:table-cell table:formula="of:=([.A1116]-[.B1116])*([.A1116]-[.B1116])" office:value-type="float" office:value="0.02567272357441" calcext:value-type="float">
            <text:p>0.02567272357441</text:p>
          </table:table-cell>
          <table:table-cell table:number-columns-repeated="2"/>
        </table:table-row>
        <table:table-row table:style-name="ro1">
          <table:table-cell office:value-type="float" office:value="0.525084" calcext:value-type="float">
            <text:p>0.525084</text:p>
          </table:table-cell>
          <table:table-cell office:value-type="float" office:value="0.100094" calcext:value-type="float">
            <text:p>0.100094</text:p>
          </table:table-cell>
          <table:table-cell table:formula="of:=[.A1117]*[.A1117]" office:value-type="float" office:value="0.275713207056" calcext:value-type="float">
            <text:p>0.275713207056</text:p>
          </table:table-cell>
          <table:table-cell table:formula="of:=([.A1117]-[.B1117])*([.A1117]-[.B1117])" office:value-type="float" office:value="0.1806165001" calcext:value-type="float">
            <text:p>0.1806165001</text:p>
          </table:table-cell>
          <table:table-cell table:number-columns-repeated="2"/>
        </table:table-row>
        <table:table-row table:style-name="ro1">
          <table:table-cell office:value-type="float" office:value="0.525084" calcext:value-type="float">
            <text:p>0.525084</text:p>
          </table:table-cell>
          <table:table-cell office:value-type="float" office:value="0.0313391" calcext:value-type="float">
            <text:p>0.0313391</text:p>
          </table:table-cell>
          <table:table-cell table:formula="of:=[.A1118]*[.A1118]" office:value-type="float" office:value="0.275713207056" calcext:value-type="float">
            <text:p>0.275713207056</text:p>
          </table:table-cell>
          <table:table-cell table:formula="of:=([.A1118]-[.B1118])*([.A1118]-[.B1118])" office:value-type="float" office:value="0.24378402627601" calcext:value-type="float">
            <text:p>0.24378402627601</text:p>
          </table:table-cell>
          <table:table-cell table:number-columns-repeated="2"/>
        </table:table-row>
        <table:table-row table:style-name="ro1">
          <table:table-cell office:value-type="float" office:value="0.525084" calcext:value-type="float">
            <text:p>0.525084</text:p>
          </table:table-cell>
          <table:table-cell office:value-type="float" office:value="0.111065" calcext:value-type="float">
            <text:p>0.111065</text:p>
          </table:table-cell>
          <table:table-cell table:formula="of:=[.A1119]*[.A1119]" office:value-type="float" office:value="0.275713207056" calcext:value-type="float">
            <text:p>0.275713207056</text:p>
          </table:table-cell>
          <table:table-cell table:formula="of:=([.A1119]-[.B1119])*([.A1119]-[.B1119])" office:value-type="float" office:value="0.171411732361" calcext:value-type="float">
            <text:p>0.171411732361</text:p>
          </table:table-cell>
          <table:table-cell table:number-columns-repeated="2"/>
        </table:table-row>
        <table:table-row table:style-name="ro1">
          <table:table-cell office:value-type="float" office:value="0.525084" calcext:value-type="float">
            <text:p>0.525084</text:p>
          </table:table-cell>
          <table:table-cell office:value-type="float" office:value="0.106873" calcext:value-type="float">
            <text:p>0.106873</text:p>
          </table:table-cell>
          <table:table-cell table:formula="of:=[.A1120]*[.A1120]" office:value-type="float" office:value="0.275713207056" calcext:value-type="float">
            <text:p>0.275713207056</text:p>
          </table:table-cell>
          <table:table-cell table:formula="of:=([.A1120]-[.B1120])*([.A1120]-[.B1120])" office:value-type="float" office:value="0.174900440521" calcext:value-type="float">
            <text:p>0.174900440521</text:p>
          </table:table-cell>
          <table:table-cell table:number-columns-repeated="2"/>
        </table:table-row>
        <table:table-row table:style-name="ro1">
          <table:table-cell office:value-type="float" office:value="0.496918" calcext:value-type="float">
            <text:p>0.496918</text:p>
          </table:table-cell>
          <table:table-cell office:value-type="float" office:value="0.0967766" calcext:value-type="float">
            <text:p>0.0967766</text:p>
          </table:table-cell>
          <table:table-cell table:formula="of:=[.A1121]*[.A1121]" office:value-type="float" office:value="0.246927498724" calcext:value-type="float">
            <text:p>0.246927498724</text:p>
          </table:table-cell>
          <table:table-cell table:formula="of:=([.A1121]-[.B1121])*([.A1121]-[.B1121])" office:value-type="float" office:value="0.16011313999396" calcext:value-type="float">
            <text:p>0.16011313999396</text:p>
          </table:table-cell>
          <table:table-cell table:number-columns-repeated="2"/>
        </table:table-row>
        <table:table-row table:style-name="ro1">
          <table:table-cell office:value-type="float" office:value="0.496919" calcext:value-type="float">
            <text:p>0.496919</text:p>
          </table:table-cell>
          <table:table-cell office:value-type="float" office:value="0.144667" calcext:value-type="float">
            <text:p>0.144667</text:p>
          </table:table-cell>
          <table:table-cell table:formula="of:=[.A1122]*[.A1122]" office:value-type="float" office:value="0.246928492561" calcext:value-type="float">
            <text:p>0.246928492561</text:p>
          </table:table-cell>
          <table:table-cell table:formula="of:=([.A1122]-[.B1122])*([.A1122]-[.B1122])" office:value-type="float" office:value="0.124081471504" calcext:value-type="float">
            <text:p>0.124081471504</text:p>
          </table:table-cell>
          <table:table-cell table:number-columns-repeated="2"/>
        </table:table-row>
        <table:table-row table:style-name="ro1">
          <table:table-cell office:value-type="float" office:value="0.509409" calcext:value-type="float">
            <text:p>0.509409</text:p>
          </table:table-cell>
          <table:table-cell office:value-type="float" office:value="0.155307" calcext:value-type="float">
            <text:p>0.155307</text:p>
          </table:table-cell>
          <table:table-cell table:formula="of:=[.A1123]*[.A1123]" office:value-type="float" office:value="0.259497529281" calcext:value-type="float">
            <text:p>0.259497529281</text:p>
          </table:table-cell>
          <table:table-cell table:formula="of:=([.A1123]-[.B1123])*([.A1123]-[.B1123])" office:value-type="float" office:value="0.125388226404" calcext:value-type="float">
            <text:p>0.125388226404</text:p>
          </table:table-cell>
          <table:table-cell table:number-columns-repeated="2"/>
        </table:table-row>
        <table:table-row table:style-name="ro1">
          <table:table-cell office:value-type="float" office:value="0.509409" calcext:value-type="float">
            <text:p>0.509409</text:p>
          </table:table-cell>
          <table:table-cell office:value-type="float" office:value="0.181615" calcext:value-type="float">
            <text:p>0.181615</text:p>
          </table:table-cell>
          <table:table-cell table:formula="of:=[.A1124]*[.A1124]" office:value-type="float" office:value="0.259497529281" calcext:value-type="float">
            <text:p>0.259497529281</text:p>
          </table:table-cell>
          <table:table-cell table:formula="of:=([.A1124]-[.B1124])*([.A1124]-[.B1124])" office:value-type="float" office:value="0.107448906436" calcext:value-type="float">
            <text:p>0.107448906436</text:p>
          </table:table-cell>
          <table:table-cell table:number-columns-repeated="2"/>
        </table:table-row>
        <table:table-row table:style-name="ro1">
          <table:table-cell office:value-type="float" office:value="0.625639" calcext:value-type="float">
            <text:p>0.625639</text:p>
          </table:table-cell>
          <table:table-cell office:value-type="float" office:value="0.430749" calcext:value-type="float">
            <text:p>0.430749</text:p>
          </table:table-cell>
          <table:table-cell table:formula="of:=[.A1125]*[.A1125]" office:value-type="float" office:value="0.391424158321" calcext:value-type="float">
            <text:p>0.391424158321</text:p>
          </table:table-cell>
          <table:table-cell table:formula="of:=([.A1125]-[.B1125])*([.A1125]-[.B1125])" office:value-type="float" office:value="0.0379821121" calcext:value-type="float">
            <text:p>0.0379821121</text:p>
          </table:table-cell>
          <table:table-cell table:number-columns-repeated="2"/>
        </table:table-row>
        <table:table-row table:style-name="ro1">
          <table:table-cell office:value-type="float" office:value="0.662527" calcext:value-type="float">
            <text:p>0.662527</text:p>
          </table:table-cell>
          <table:table-cell office:value-type="float" office:value="0.574592" calcext:value-type="float">
            <text:p>0.574592</text:p>
          </table:table-cell>
          <table:table-cell table:formula="of:=[.A1126]*[.A1126]" office:value-type="float" office:value="0.438942025729" calcext:value-type="float">
            <text:p>0.438942025729</text:p>
          </table:table-cell>
          <table:table-cell table:formula="of:=([.A1126]-[.B1126])*([.A1126]-[.B1126])" office:value-type="float" office:value="0.007732564225" calcext:value-type="float">
            <text:p>0.007732564225</text:p>
          </table:table-cell>
          <table:table-cell table:number-columns-repeated="2"/>
        </table:table-row>
        <table:table-row table:style-name="ro1">
          <table:table-cell office:value-type="float" office:value="0.713437" calcext:value-type="float">
            <text:p>0.713437</text:p>
          </table:table-cell>
          <table:table-cell office:value-type="float" office:value="0.635195" calcext:value-type="float">
            <text:p>0.635195</text:p>
          </table:table-cell>
          <table:table-cell table:formula="of:=[.A1127]*[.A1127]" office:value-type="float" office:value="0.508992352969" calcext:value-type="float">
            <text:p>0.508992352969</text:p>
          </table:table-cell>
          <table:table-cell table:formula="of:=([.A1127]-[.B1127])*([.A1127]-[.B1127])" office:value-type="float" office:value="0.00612181056400001" calcext:value-type="float">
            <text:p>0.00612181056400001</text:p>
          </table:table-cell>
          <table:table-cell table:number-columns-repeated="2"/>
        </table:table-row>
        <table:table-row table:style-name="ro1">
          <table:table-cell office:value-type="float" office:value="0.890022" calcext:value-type="float">
            <text:p>0.890022</text:p>
          </table:table-cell>
          <table:table-cell office:value-type="float" office:value="0.733554" calcext:value-type="float">
            <text:p>0.733554</text:p>
          </table:table-cell>
          <table:table-cell table:formula="of:=[.A1128]*[.A1128]" office:value-type="float" office:value="0.792139160484" calcext:value-type="float">
            <text:p>0.792139160484</text:p>
          </table:table-cell>
          <table:table-cell table:formula="of:=([.A1128]-[.B1128])*([.A1128]-[.B1128])" office:value-type="float" office:value="0.024482235024" calcext:value-type="float">
            <text:p>0.024482235024</text:p>
          </table:table-cell>
          <table:table-cell table:number-columns-repeated="2"/>
        </table:table-row>
        <table:table-row table:style-name="ro1">
          <table:table-cell office:value-type="float" office:value="0.906619" calcext:value-type="float">
            <text:p>0.906619</text:p>
          </table:table-cell>
          <table:table-cell office:value-type="float" office:value="0.505263" calcext:value-type="float">
            <text:p>0.505263</text:p>
          </table:table-cell>
          <table:table-cell table:formula="of:=[.A1129]*[.A1129]" office:value-type="float" office:value="0.821958011161" calcext:value-type="float">
            <text:p>0.821958011161</text:p>
          </table:table-cell>
          <table:table-cell table:formula="of:=([.A1129]-[.B1129])*([.A1129]-[.B1129])" office:value-type="float" office:value="0.161086638736" calcext:value-type="float">
            <text:p>0.161086638736</text:p>
          </table:table-cell>
          <table:table-cell table:number-columns-repeated="2"/>
        </table:table-row>
        <table:table-row table:style-name="ro1">
          <table:table-cell office:value-type="float" office:value="0.953668" calcext:value-type="float">
            <text:p>0.953668</text:p>
          </table:table-cell>
          <table:table-cell office:value-type="float" office:value="0.914997" calcext:value-type="float">
            <text:p>0.914997</text:p>
          </table:table-cell>
          <table:table-cell table:formula="of:=[.A1130]*[.A1130]" office:value-type="float" office:value="0.909482654224" calcext:value-type="float">
            <text:p>0.909482654224</text:p>
          </table:table-cell>
          <table:table-cell table:formula="of:=([.A1130]-[.B1130])*([.A1130]-[.B1130])" office:value-type="float" office:value="0.001495446241" calcext:value-type="float">
            <text:p>0.001495446241</text:p>
          </table:table-cell>
          <table:table-cell table:number-columns-repeated="2"/>
        </table:table-row>
        <table:table-row table:style-name="ro1">
          <table:table-cell office:value-type="float" office:value="0.953668" calcext:value-type="float">
            <text:p>0.953668</text:p>
          </table:table-cell>
          <table:table-cell office:value-type="float" office:value="0.998192" calcext:value-type="float">
            <text:p>0.998192</text:p>
          </table:table-cell>
          <table:table-cell table:formula="of:=[.A1131]*[.A1131]" office:value-type="float" office:value="0.909482654224" calcext:value-type="float">
            <text:p>0.909482654224</text:p>
          </table:table-cell>
          <table:table-cell table:formula="of:=([.A1131]-[.B1131])*([.A1131]-[.B1131])" office:value-type="float" office:value="0.001982386576" calcext:value-type="float">
            <text:p>0.001982386576</text:p>
          </table:table-cell>
          <table:table-cell table:number-columns-repeated="2"/>
        </table:table-row>
        <table:table-row table:style-name="ro1">
          <table:table-cell office:value-type="float" office:value="0.962056" calcext:value-type="float">
            <text:p>0.962056</text:p>
          </table:table-cell>
          <table:table-cell office:value-type="float" office:value="0.998733" calcext:value-type="float">
            <text:p>0.998733</text:p>
          </table:table-cell>
          <table:table-cell table:formula="of:=[.A1132]*[.A1132]" office:value-type="float" office:value="0.925551747136" calcext:value-type="float">
            <text:p>0.925551747136</text:p>
          </table:table-cell>
          <table:table-cell table:formula="of:=([.A1132]-[.B1132])*([.A1132]-[.B1132])" office:value-type="float" office:value="0.001345202329" calcext:value-type="float">
            <text:p>0.001345202329</text:p>
          </table:table-cell>
          <table:table-cell table:number-columns-repeated="2"/>
        </table:table-row>
        <table:table-row table:style-name="ro1">
          <table:table-cell office:value-type="float" office:value="0.0000503659" calcext:value-type="float">
            <text:p>0.0000503659</text:p>
          </table:table-cell>
          <table:table-cell office:value-type="float" office:value="0.000000000958816" calcext:value-type="float">
            <text:p>9.58816E-10</text:p>
          </table:table-cell>
          <table:table-cell table:formula="of:=[.A1133]*[.A1133]" office:value-type="float" office:value="0.00000000253672388281" calcext:value-type="float">
            <text:p>2.53672388281E-09</text:p>
          </table:table-cell>
          <table:table-cell table:formula="of:=([.A1133]-[.B1133])*([.A1133]-[.B1133])" office:value-type="float" office:value="0.00000000253662730047" calcext:value-type="float">
            <text:p>2.53662730046778E-09</text:p>
          </table:table-cell>
          <table:table-cell table:number-columns-repeated="2"/>
        </table:table-row>
        <table:table-row table:style-name="ro1">
          <table:table-cell office:value-type="float" office:value="0.0000201464" calcext:value-type="float">
            <text:p>0.0000201464</text:p>
          </table:table-cell>
          <table:table-cell office:value-type="float" office:value="0.0000101343" calcext:value-type="float">
            <text:p>0.0000101343</text:p>
          </table:table-cell>
          <table:table-cell table:formula="of:=[.A1134]*[.A1134]" office:value-type="float" office:value="0.00000000040587743296" calcext:value-type="float">
            <text:p>4.0587743296E-10</text:p>
          </table:table-cell>
          <table:table-cell table:formula="of:=([.A1134]-[.B1134])*([.A1134]-[.B1134])" office:value-type="float" office:value="0.00000000010024214641" calcext:value-type="float">
            <text:p>1.0024214641E-10</text:p>
          </table:table-cell>
          <table:table-cell table:number-columns-repeated="2"/>
        </table:table-row>
        <table:table-row table:style-name="ro1">
          <table:table-cell office:value-type="float" office:value="0.0000349283" calcext:value-type="float">
            <text:p>0.0000349283</text:p>
          </table:table-cell>
          <table:table-cell office:value-type="float" office:value="0.00000589356" calcext:value-type="float">
            <text:p>0.00000589356</text:p>
          </table:table-cell>
          <table:table-cell table:formula="of:=[.A1135]*[.A1135]" office:value-type="float" office:value="0.00000000121998614089" calcext:value-type="float">
            <text:p>1.21998614089E-09</text:p>
          </table:table-cell>
          <table:table-cell table:formula="of:=([.A1135]-[.B1135])*([.A1135]-[.B1135])" office:value-type="float" office:value="0.00000000084301612687" calcext:value-type="float">
            <text:p>8.430161268676E-10</text:p>
          </table:table-cell>
          <table:table-cell table:number-columns-repeated="2"/>
        </table:table-row>
        <table:table-row table:style-name="ro1">
          <table:table-cell office:value-type="float" office:value="0.0000693202" calcext:value-type="float">
            <text:p>0.0000693202</text:p>
          </table:table-cell>
          <table:table-cell office:value-type="float" office:value="0.000134861" calcext:value-type="float">
            <text:p>0.000134861</text:p>
          </table:table-cell>
          <table:table-cell table:formula="of:=[.A1136]*[.A1136]" office:value-type="float" office:value="0.00000000480529012804" calcext:value-type="float">
            <text:p>4.80529012804E-09</text:p>
          </table:table-cell>
          <table:table-cell table:formula="of:=([.A1136]-[.B1136])*([.A1136]-[.B1136])" office:value-type="float" office:value="0.00000000429559646464" calcext:value-type="float">
            <text:p>4.29559646464E-09</text:p>
          </table:table-cell>
          <table:table-cell table:number-columns-repeated="2"/>
        </table:table-row>
        <table:table-row table:style-name="ro1">
          <table:table-cell office:value-type="float" office:value="0.0000693202" calcext:value-type="float">
            <text:p>0.0000693202</text:p>
          </table:table-cell>
          <table:table-cell office:value-type="float" office:value="0.0000492745" calcext:value-type="float">
            <text:p>0.0000492745</text:p>
          </table:table-cell>
          <table:table-cell table:formula="of:=[.A1137]*[.A1137]" office:value-type="float" office:value="0.00000000480529012804" calcext:value-type="float">
            <text:p>4.80529012804E-09</text:p>
          </table:table-cell>
          <table:table-cell table:formula="of:=([.A1137]-[.B1137])*([.A1137]-[.B1137])" office:value-type="float" office:value="0.00000000040183008849" calcext:value-type="float">
            <text:p>4.0183008849E-10</text:p>
          </table:table-cell>
          <table:table-cell table:number-columns-repeated="2"/>
        </table:table-row>
        <table:table-row table:style-name="ro1">
          <table:table-cell office:value-type="float" office:value="0.0000101328" calcext:value-type="float">
            <text:p>0.0000101328</text:p>
          </table:table-cell>
          <table:table-cell office:value-type="float" office:value="0.0000000107739" calcext:value-type="float">
            <text:p>0.0000000107739</text:p>
          </table:table-cell>
          <table:table-cell table:formula="of:=[.A1138]*[.A1138]" office:value-type="float" office:value="0.00000000010267363584" calcext:value-type="float">
            <text:p>1.0267363584E-10</text:p>
          </table:table-cell>
          <table:table-cell table:formula="of:=([.A1138]-[.B1138])*([.A1138]-[.B1138])" office:value-type="float" office:value="0.00000000010245541237" calcext:value-type="float">
            <text:p>1.02455412369081E-10</text:p>
          </table:table-cell>
          <table:table-cell table:number-columns-repeated="2"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00222887" calcext:value-type="float">
            <text:p>0.000222887</text:p>
          </table:table-cell>
          <table:table-cell table:formula="of:=[.A1139]*[.A1139]" office:value-type="float" office:value="0.00000000011510714944" calcext:value-type="float">
            <text:p>1.1510714944E-10</text:p>
          </table:table-cell>
          <table:table-cell table:formula="of:=([.A1139]-[.B1139])*([.A1139]-[.B1139])" office:value-type="float" office:value="0.00000004501110182724" calcext:value-type="float">
            <text:p>4.501110182724E-08</text:p>
          </table:table-cell>
          <table:table-cell table:number-columns-repeated="2"/>
        </table:table-row>
        <table:table-row table:style-name="ro1">
          <table:table-cell office:value-type="float" office:value="0.0000514984" calcext:value-type="float">
            <text:p>0.0000514984</text:p>
          </table:table-cell>
          <table:table-cell office:value-type="float" office:value="0.0000826051" calcext:value-type="float">
            <text:p>0.0000826051</text:p>
          </table:table-cell>
          <table:table-cell table:formula="of:=[.A1140]*[.A1140]" office:value-type="float" office:value="0.00000000265208520256" calcext:value-type="float">
            <text:p>2.65208520256E-09</text:p>
          </table:table-cell>
          <table:table-cell table:formula="of:=([.A1140]-[.B1140])*([.A1140]-[.B1140])" office:value-type="float" office:value="0.00000000096762678489" calcext:value-type="float">
            <text:p>9.6762678489E-10</text:p>
          </table:table-cell>
          <table:table-cell table:number-columns-repeated="2"/>
        </table:table-row>
        <table:table-row table:style-name="ro1">
          <table:table-cell office:value-type="float" office:value="0.000158966" calcext:value-type="float">
            <text:p>0.000158966</text:p>
          </table:table-cell>
          <table:table-cell office:value-type="float" office:value="0.000103825" calcext:value-type="float">
            <text:p>0.000103825</text:p>
          </table:table-cell>
          <table:table-cell table:formula="of:=[.A1141]*[.A1141]" office:value-type="float" office:value="0.000000025270189156" calcext:value-type="float">
            <text:p>2.5270189156E-08</text:p>
          </table:table-cell>
          <table:table-cell table:formula="of:=([.A1141]-[.B1141])*([.A1141]-[.B1141])" office:value-type="float" office:value="0.000000003040529881" calcext:value-type="float">
            <text:p>3.040529881E-09</text:p>
          </table:table-cell>
          <table:table-cell table:number-columns-repeated="2"/>
        </table:table-row>
        <table:table-row table:style-name="ro1">
          <table:table-cell office:value-type="float" office:value="0.00029397" calcext:value-type="float">
            <text:p>0.00029397</text:p>
          </table:table-cell>
          <table:table-cell office:value-type="float" office:value="0.0000108778" calcext:value-type="float">
            <text:p>0.0000108778</text:p>
          </table:table-cell>
          <table:table-cell table:formula="of:=[.A1142]*[.A1142]" office:value-type="float" office:value="0.0000000864183609" calcext:value-type="float">
            <text:p>0.0000000864183609</text:p>
          </table:table-cell>
          <table:table-cell table:formula="of:=([.A1142]-[.B1142])*([.A1142]-[.B1142])" office:value-type="float" office:value="0.00000008014119370084" calcext:value-type="float">
            <text:p>8.014119370084E-08</text:p>
          </table:table-cell>
          <table:table-cell table:number-columns-repeated="2"/>
        </table:table-row>
        <table:table-row table:style-name="ro1">
          <table:table-cell office:value-type="float" office:value="0.000398755" calcext:value-type="float">
            <text:p>0.000398755</text:p>
          </table:table-cell>
          <table:table-cell office:value-type="float" office:value="0.000000821238" calcext:value-type="float">
            <text:p>0.000000821238</text:p>
          </table:table-cell>
          <table:table-cell table:formula="of:=[.A1143]*[.A1143]" office:value-type="float" office:value="0.000000159005550025" calcext:value-type="float">
            <text:p>1.59005550025E-07</text:p>
          </table:table-cell>
          <table:table-cell table:formula="of:=([.A1143]-[.B1143])*([.A1143]-[.B1143])" office:value-type="float" office:value="0.00000015835127893947" calcext:value-type="float">
            <text:p>1.58351278939473E-07</text:p>
          </table:table-cell>
          <table:table-cell table:number-columns-repeated="2"/>
        </table:table-row>
        <table:table-row table:style-name="ro1">
          <table:table-cell office:value-type="float" office:value="0.000828624" calcext:value-type="float">
            <text:p>0.000828624</text:p>
          </table:table-cell>
          <table:table-cell office:value-type="float" office:value="0.00111343" calcext:value-type="float">
            <text:p>0.00111343</text:p>
          </table:table-cell>
          <table:table-cell table:formula="of:=[.A1144]*[.A1144]" office:value-type="float" office:value="0.000000686617733376" calcext:value-type="float">
            <text:p>6.86617733376E-07</text:p>
          </table:table-cell>
          <table:table-cell table:formula="of:=([.A1144]-[.B1144])*([.A1144]-[.B1144])" office:value-type="float" office:value="0.000000081114457636" calcext:value-type="float">
            <text:p>8.1114457636E-08</text:p>
          </table:table-cell>
          <table:table-cell table:number-columns-repeated="2"/>
        </table:table-row>
        <table:table-row table:style-name="ro1">
          <table:table-cell office:value-type="float" office:value="0.000193119" calcext:value-type="float">
            <text:p>0.000193119</text:p>
          </table:table-cell>
          <table:table-cell office:value-type="float" office:value="0.010078" calcext:value-type="float">
            <text:p>0.010078</text:p>
          </table:table-cell>
          <table:table-cell table:formula="of:=[.A1145]*[.A1145]" office:value-type="float" office:value="0.000000037294948161" calcext:value-type="float">
            <text:p>3.7294948161E-08</text:p>
          </table:table-cell>
          <table:table-cell table:formula="of:=([.A1145]-[.B1145])*([.A1145]-[.B1145])" office:value-type="float" office:value="0.000097710872384161" calcext:value-type="float">
            <text:p>9.7710872384161E-05</text:p>
          </table:table-cell>
          <table:table-cell table:number-columns-repeated="2"/>
        </table:table-row>
        <table:table-row table:style-name="ro1">
          <table:table-cell office:value-type="float" office:value="0.00026238" calcext:value-type="float">
            <text:p>0.00026238</text:p>
          </table:table-cell>
          <table:table-cell office:value-type="float" office:value="0.000108927" calcext:value-type="float">
            <text:p>0.000108927</text:p>
          </table:table-cell>
          <table:table-cell table:formula="of:=[.A1146]*[.A1146]" office:value-type="float" office:value="0.0000000688432644" calcext:value-type="float">
            <text:p>0.0000000688432644</text:p>
          </table:table-cell>
          <table:table-cell table:formula="of:=([.A1146]-[.B1146])*([.A1146]-[.B1146])" office:value-type="float" office:value="0.000000023547823209" calcext:value-type="float">
            <text:p>2.3547823209E-08</text:p>
          </table:table-cell>
          <table:table-cell table:number-columns-repeated="2"/>
        </table:table-row>
        <table:table-row table:style-name="ro1">
          <table:table-cell office:value-type="float" office:value="0.00134033" calcext:value-type="float">
            <text:p>0.00134033</text:p>
          </table:table-cell>
          <table:table-cell office:value-type="float" office:value="0.00182836" calcext:value-type="float">
            <text:p>0.00182836</text:p>
          </table:table-cell>
          <table:table-cell table:formula="of:=[.A1147]*[.A1147]" office:value-type="float" office:value="0.0000017964845089" calcext:value-type="float">
            <text:p>0.0000017964845089</text:p>
          </table:table-cell>
          <table:table-cell table:formula="of:=([.A1147]-[.B1147])*([.A1147]-[.B1147])" office:value-type="float" office:value="0.0000002381732809" calcext:value-type="float">
            <text:p>0.0000002381732809</text:p>
          </table:table-cell>
          <table:table-cell table:number-columns-repeated="2"/>
        </table:table-row>
        <table:table-row table:style-name="ro1">
          <table:table-cell office:value-type="float" office:value="0.00273073" calcext:value-type="float">
            <text:p>0.00273073</text:p>
          </table:table-cell>
          <table:table-cell office:value-type="float" office:value="0.0000699382" calcext:value-type="float">
            <text:p>0.0000699382</text:p>
          </table:table-cell>
          <table:table-cell table:formula="of:=[.A1148]*[.A1148]" office:value-type="float" office:value="0.0000074568863329" calcext:value-type="float">
            <text:p>0.0000074568863329</text:p>
          </table:table-cell>
          <table:table-cell table:formula="of:=([.A1148]-[.B1148])*([.A1148]-[.B1148])" office:value-type="float" office:value="0.00000707981300294724" calcext:value-type="float">
            <text:p>7.07981300294724E-06</text:p>
          </table:table-cell>
          <table:table-cell table:number-columns-repeated="2"/>
        </table:table-row>
        <table:table-row table:style-name="ro1">
          <table:table-cell office:value-type="float" office:value="0.0180551" calcext:value-type="float">
            <text:p>0.0180551</text:p>
          </table:table-cell>
          <table:table-cell office:value-type="float" office:value="0.0567026" calcext:value-type="float">
            <text:p>0.0567026</text:p>
          </table:table-cell>
          <table:table-cell table:formula="of:=[.A1149]*[.A1149]" office:value-type="float" office:value="0.00032598663601" calcext:value-type="float">
            <text:p>0.00032598663601</text:p>
          </table:table-cell>
          <table:table-cell table:formula="of:=([.A1149]-[.B1149])*([.A1149]-[.B1149])" office:value-type="float" office:value="0.00149362925625" calcext:value-type="float">
            <text:p>0.00149362925625</text:p>
          </table:table-cell>
          <table:table-cell table:number-columns-repeated="2"/>
        </table:table-row>
        <table:table-row table:style-name="ro1">
          <table:table-cell office:value-type="float" office:value="0.0180551" calcext:value-type="float">
            <text:p>0.0180551</text:p>
          </table:table-cell>
          <table:table-cell office:value-type="float" office:value="0.0134393" calcext:value-type="float">
            <text:p>0.0134393</text:p>
          </table:table-cell>
          <table:table-cell table:formula="of:=[.A1150]*[.A1150]" office:value-type="float" office:value="0.00032598663601" calcext:value-type="float">
            <text:p>0.00032598663601</text:p>
          </table:table-cell>
          <table:table-cell table:formula="of:=([.A1150]-[.B1150])*([.A1150]-[.B1150])" office:value-type="float" office:value="0.00002130560964" calcext:value-type="float">
            <text:p>0.00002130560964</text:p>
          </table:table-cell>
          <table:table-cell table:number-columns-repeated="2"/>
        </table:table-row>
        <table:table-row table:style-name="ro1">
          <table:table-cell office:value-type="float" office:value="0.0284825" calcext:value-type="float">
            <text:p>0.0284825</text:p>
          </table:table-cell>
          <table:table-cell office:value-type="float" office:value="0.044458" calcext:value-type="float">
            <text:p>0.044458</text:p>
          </table:table-cell>
          <table:table-cell table:formula="of:=[.A1151]*[.A1151]" office:value-type="float" office:value="0.00081125280625" calcext:value-type="float">
            <text:p>0.00081125280625</text:p>
          </table:table-cell>
          <table:table-cell table:formula="of:=([.A1151]-[.B1151])*([.A1151]-[.B1151])" office:value-type="float" office:value="0.00025521660025" calcext:value-type="float">
            <text:p>0.00025521660025</text:p>
          </table:table-cell>
          <table:table-cell table:number-columns-repeated="2"/>
        </table:table-row>
        <table:table-row table:style-name="ro1">
          <table:table-cell office:value-type="float" office:value="0.0284825" calcext:value-type="float">
            <text:p>0.0284825</text:p>
          </table:table-cell>
          <table:table-cell office:value-type="float" office:value="0.0462784" calcext:value-type="float">
            <text:p>0.0462784</text:p>
          </table:table-cell>
          <table:table-cell table:formula="of:=[.A1152]*[.A1152]" office:value-type="float" office:value="0.00081125280625" calcext:value-type="float">
            <text:p>0.00081125280625</text:p>
          </table:table-cell>
          <table:table-cell table:formula="of:=([.A1152]-[.B1152])*([.A1152]-[.B1152])" office:value-type="float" office:value="0.00031669405681" calcext:value-type="float">
            <text:p>0.00031669405681</text:p>
          </table:table-cell>
          <table:table-cell table:number-columns-repeated="2"/>
        </table:table-row>
        <table:table-row table:style-name="ro1">
          <table:table-cell office:value-type="float" office:value="0.0284825" calcext:value-type="float">
            <text:p>0.0284825</text:p>
          </table:table-cell>
          <table:table-cell office:value-type="float" office:value="0.0480985" calcext:value-type="float">
            <text:p>0.0480985</text:p>
          </table:table-cell>
          <table:table-cell table:formula="of:=[.A1153]*[.A1153]" office:value-type="float" office:value="0.00081125280625" calcext:value-type="float">
            <text:p>0.00081125280625</text:p>
          </table:table-cell>
          <table:table-cell table:formula="of:=([.A1153]-[.B1153])*([.A1153]-[.B1153])" office:value-type="float" office:value="0.000384787456" calcext:value-type="float">
            <text:p>0.000384787456</text:p>
          </table:table-cell>
          <table:table-cell table:number-columns-repeated="2"/>
        </table:table-row>
        <table:table-row table:style-name="ro1">
          <table:table-cell office:value-type="float" office:value="0.0284825" calcext:value-type="float">
            <text:p>0.0284825</text:p>
          </table:table-cell>
          <table:table-cell office:value-type="float" office:value="0.0499356" calcext:value-type="float">
            <text:p>0.0499356</text:p>
          </table:table-cell>
          <table:table-cell table:formula="of:=[.A1154]*[.A1154]" office:value-type="float" office:value="0.00081125280625" calcext:value-type="float">
            <text:p>0.00081125280625</text:p>
          </table:table-cell>
          <table:table-cell table:formula="of:=([.A1154]-[.B1154])*([.A1154]-[.B1154])" office:value-type="float" office:value="0.00046023549961" calcext:value-type="float">
            <text:p>0.00046023549961</text:p>
          </table:table-cell>
          <table:table-cell table:number-columns-repeated="2"/>
        </table:table-row>
        <table:table-row table:style-name="ro1">
          <table:table-cell office:value-type="float" office:value="0.0330273" calcext:value-type="float">
            <text:p>0.0330273</text:p>
          </table:table-cell>
          <table:table-cell office:value-type="float" office:value="0.0520999" calcext:value-type="float">
            <text:p>0.0520999</text:p>
          </table:table-cell>
          <table:table-cell table:formula="of:=[.A1155]*[.A1155]" office:value-type="float" office:value="0.00109080254529" calcext:value-type="float">
            <text:p>0.00109080254529</text:p>
          </table:table-cell>
          <table:table-cell table:formula="of:=([.A1155]-[.B1155])*([.A1155]-[.B1155])" office:value-type="float" office:value="0.00036376407076" calcext:value-type="float">
            <text:p>0.00036376407076</text:p>
          </table:table-cell>
          <table:table-cell table:number-columns-repeated="2"/>
        </table:table-row>
        <table:table-row table:style-name="ro1">
          <table:table-cell office:value-type="float" office:value="0.045059" calcext:value-type="float">
            <text:p>0.045059</text:p>
          </table:table-cell>
          <table:table-cell office:value-type="float" office:value="0.0835721" calcext:value-type="float">
            <text:p>0.0835721</text:p>
          </table:table-cell>
          <table:table-cell table:formula="of:=[.A1156]*[.A1156]" office:value-type="float" office:value="0.002030313481" calcext:value-type="float">
            <text:p>0.002030313481</text:p>
          </table:table-cell>
          <table:table-cell table:formula="of:=([.A1156]-[.B1156])*([.A1156]-[.B1156])" office:value-type="float" office:value="0.00148325887161" calcext:value-type="float">
            <text:p>0.00148325887161</text:p>
          </table:table-cell>
          <table:table-cell table:number-columns-repeated="2"/>
        </table:table-row>
        <table:table-row table:style-name="ro1">
          <table:table-cell office:value-type="float" office:value="0.218283" calcext:value-type="float">
            <text:p>0.218283</text:p>
          </table:table-cell>
          <table:table-cell office:value-type="float" office:value="0.112037" calcext:value-type="float">
            <text:p>0.112037</text:p>
          </table:table-cell>
          <table:table-cell table:formula="of:=[.A1157]*[.A1157]" office:value-type="float" office:value="0.047647468089" calcext:value-type="float">
            <text:p>0.047647468089</text:p>
          </table:table-cell>
          <table:table-cell table:formula="of:=([.A1157]-[.B1157])*([.A1157]-[.B1157])" office:value-type="float" office:value="0.011288212516" calcext:value-type="float">
            <text:p>0.011288212516</text:p>
          </table:table-cell>
          <table:table-cell table:number-columns-repeated="2"/>
        </table:table-row>
        <table:table-row table:style-name="ro1">
          <table:table-cell office:value-type="float" office:value="0.218283" calcext:value-type="float">
            <text:p>0.218283</text:p>
          </table:table-cell>
          <table:table-cell office:value-type="float" office:value="0.0925534" calcext:value-type="float">
            <text:p>0.0925534</text:p>
          </table:table-cell>
          <table:table-cell table:formula="of:=[.A1158]*[.A1158]" office:value-type="float" office:value="0.047647468089" calcext:value-type="float">
            <text:p>0.047647468089</text:p>
          </table:table-cell>
          <table:table-cell table:formula="of:=([.A1158]-[.B1158])*([.A1158]-[.B1158])" office:value-type="float" office:value="0.01580793231616" calcext:value-type="float">
            <text:p>0.01580793231616</text:p>
          </table:table-cell>
          <table:table-cell table:number-columns-repeated="2"/>
        </table:table-row>
        <table:table-row table:style-name="ro1">
          <table:table-cell office:value-type="float" office:value="0.411371" calcext:value-type="float">
            <text:p>0.411371</text:p>
          </table:table-cell>
          <table:table-cell office:value-type="float" office:value="0.108226" calcext:value-type="float">
            <text:p>0.108226</text:p>
          </table:table-cell>
          <table:table-cell table:formula="of:=[.A1159]*[.A1159]" office:value-type="float" office:value="0.169226099641" calcext:value-type="float">
            <text:p>0.169226099641</text:p>
          </table:table-cell>
          <table:table-cell table:formula="of:=([.A1159]-[.B1159])*([.A1159]-[.B1159])" office:value-type="float" office:value="0.091896891025" calcext:value-type="float">
            <text:p>0.091896891025</text:p>
          </table:table-cell>
          <table:table-cell table:number-columns-repeated="2"/>
        </table:table-row>
        <table:table-row table:style-name="ro1">
          <table:table-cell office:value-type="float" office:value="0.411371" calcext:value-type="float">
            <text:p>0.411371</text:p>
          </table:table-cell>
          <table:table-cell office:value-type="float" office:value="0.35274" calcext:value-type="float">
            <text:p>0.35274</text:p>
          </table:table-cell>
          <table:table-cell table:formula="of:=[.A1160]*[.A1160]" office:value-type="float" office:value="0.169226099641" calcext:value-type="float">
            <text:p>0.169226099641</text:p>
          </table:table-cell>
          <table:table-cell table:formula="of:=([.A1160]-[.B1160])*([.A1160]-[.B1160])" office:value-type="float" office:value="0.003437594161" calcext:value-type="float">
            <text:p>0.003437594161</text:p>
          </table:table-cell>
          <table:table-cell table:number-columns-repeated="2"/>
        </table:table-row>
        <table:table-row table:style-name="ro1">
          <table:table-cell office:value-type="float" office:value="0.411371" calcext:value-type="float">
            <text:p>0.411371</text:p>
          </table:table-cell>
          <table:table-cell office:value-type="float" office:value="0.589945" calcext:value-type="float">
            <text:p>0.589945</text:p>
          </table:table-cell>
          <table:table-cell table:formula="of:=[.A1161]*[.A1161]" office:value-type="float" office:value="0.169226099641" calcext:value-type="float">
            <text:p>0.169226099641</text:p>
          </table:table-cell>
          <table:table-cell table:formula="of:=([.A1161]-[.B1161])*([.A1161]-[.B1161])" office:value-type="float" office:value="0.031888673476" calcext:value-type="float">
            <text:p>0.031888673476</text:p>
          </table:table-cell>
          <table:table-cell table:number-columns-repeated="2"/>
        </table:table-row>
        <table:table-row table:style-name="ro1">
          <table:table-cell office:value-type="float" office:value="0.500717" calcext:value-type="float">
            <text:p>0.500717</text:p>
          </table:table-cell>
          <table:table-cell office:value-type="float" office:value="0.447669" calcext:value-type="float">
            <text:p>0.447669</text:p>
          </table:table-cell>
          <table:table-cell table:formula="of:=[.A1162]*[.A1162]" office:value-type="float" office:value="0.250717514089" calcext:value-type="float">
            <text:p>0.250717514089</text:p>
          </table:table-cell>
          <table:table-cell table:formula="of:=([.A1162]-[.B1162])*([.A1162]-[.B1162])" office:value-type="float" office:value="0.002814090304" calcext:value-type="float">
            <text:p>0.002814090304</text:p>
          </table:table-cell>
          <table:table-cell table:number-columns-repeated="2"/>
        </table:table-row>
        <table:table-row table:style-name="ro1">
          <table:table-cell office:value-type="float" office:value="0.568537" calcext:value-type="float">
            <text:p>0.568537</text:p>
          </table:table-cell>
          <table:table-cell office:value-type="float" office:value="0.641988" calcext:value-type="float">
            <text:p>0.641988</text:p>
          </table:table-cell>
          <table:table-cell table:formula="of:=[.A1163]*[.A1163]" office:value-type="float" office:value="0.323234320369" calcext:value-type="float">
            <text:p>0.323234320369</text:p>
          </table:table-cell>
          <table:table-cell table:formula="of:=([.A1163]-[.B1163])*([.A1163]-[.B1163])" office:value-type="float" office:value="0.00539504940100001" calcext:value-type="float">
            <text:p>0.00539504940100001</text:p>
          </table:table-cell>
          <table:table-cell table:number-columns-repeated="2"/>
        </table:table-row>
        <table:table-row table:style-name="ro1">
          <table:table-cell office:value-type="float" office:value="0.568537" calcext:value-type="float">
            <text:p>0.568537</text:p>
          </table:table-cell>
          <table:table-cell office:value-type="float" office:value="0.750407" calcext:value-type="float">
            <text:p>0.750407</text:p>
          </table:table-cell>
          <table:table-cell table:formula="of:=[.A1164]*[.A1164]" office:value-type="float" office:value="0.323234320369" calcext:value-type="float">
            <text:p>0.323234320369</text:p>
          </table:table-cell>
          <table:table-cell table:formula="of:=([.A1164]-[.B1164])*([.A1164]-[.B1164])" office:value-type="float" office:value="0.0330766969" calcext:value-type="float">
            <text:p>0.0330766969</text:p>
          </table:table-cell>
          <table:table-cell table:number-columns-repeated="2"/>
        </table:table-row>
        <table:table-row table:style-name="ro1">
          <table:table-cell office:value-type="float" office:value="0.568536" calcext:value-type="float">
            <text:p>0.568536</text:p>
          </table:table-cell>
          <table:table-cell office:value-type="float" office:value="0.786135" calcext:value-type="float">
            <text:p>0.786135</text:p>
          </table:table-cell>
          <table:table-cell table:formula="of:=[.A1165]*[.A1165]" office:value-type="float" office:value="0.323233183296" calcext:value-type="float">
            <text:p>0.323233183296</text:p>
          </table:table-cell>
          <table:table-cell table:formula="of:=([.A1165]-[.B1165])*([.A1165]-[.B1165])" office:value-type="float" office:value="0.047349324801" calcext:value-type="float">
            <text:p>0.047349324801</text:p>
          </table:table-cell>
          <table:table-cell table:number-columns-repeated="2"/>
        </table:table-row>
        <table:table-row table:style-name="ro1">
          <table:table-cell office:value-type="float" office:value="0.634443" calcext:value-type="float">
            <text:p>0.634443</text:p>
          </table:table-cell>
          <table:table-cell office:value-type="float" office:value="0.831752" calcext:value-type="float">
            <text:p>0.831752</text:p>
          </table:table-cell>
          <table:table-cell table:formula="of:=[.A1166]*[.A1166]" office:value-type="float" office:value="0.402517920249" calcext:value-type="float">
            <text:p>0.402517920249</text:p>
          </table:table-cell>
          <table:table-cell table:formula="of:=([.A1166]-[.B1166])*([.A1166]-[.B1166])" office:value-type="float" office:value="0.038930841481" calcext:value-type="float">
            <text:p>0.038930841481</text:p>
          </table:table-cell>
          <table:table-cell table:number-columns-repeated="2"/>
        </table:table-row>
        <table:table-row table:style-name="ro1">
          <table:table-cell office:value-type="float" office:value="0.782034" calcext:value-type="float">
            <text:p>0.782034</text:p>
          </table:table-cell>
          <table:table-cell office:value-type="float" office:value="0.841949" calcext:value-type="float">
            <text:p>0.841949</text:p>
          </table:table-cell>
          <table:table-cell table:formula="of:=[.A1167]*[.A1167]" office:value-type="float" office:value="0.611577177156" calcext:value-type="float">
            <text:p>0.611577177156</text:p>
          </table:table-cell>
          <table:table-cell table:formula="of:=([.A1167]-[.B1167])*([.A1167]-[.B1167])" office:value-type="float" office:value="0.00358980722499999" calcext:value-type="float">
            <text:p>0.00358980722499999</text:p>
          </table:table-cell>
          <table:table-cell table:number-columns-repeated="2"/>
        </table:table-row>
        <table:table-row table:style-name="ro1">
          <table:table-cell office:value-type="float" office:value="0.960171" calcext:value-type="float">
            <text:p>0.960171</text:p>
          </table:table-cell>
          <table:table-cell office:value-type="float" office:value="0.791779" calcext:value-type="float">
            <text:p>0.791779</text:p>
          </table:table-cell>
          <table:table-cell table:formula="of:=[.A1168]*[.A1168]" office:value-type="float" office:value="0.921928349241" calcext:value-type="float">
            <text:p>0.921928349241</text:p>
          </table:table-cell>
          <table:table-cell table:formula="of:=([.A1168]-[.B1168])*([.A1168]-[.B1168])" office:value-type="float" office:value="0.028355865664" calcext:value-type="float">
            <text:p>0.028355865664</text:p>
          </table:table-cell>
          <table:table-cell table:number-columns-repeated="2"/>
        </table:table-row>
        <table:table-row table:style-name="ro1">
          <table:table-cell office:value-type="float" office:value="0.960171" calcext:value-type="float">
            <text:p>0.960171</text:p>
          </table:table-cell>
          <table:table-cell office:value-type="float" office:value="0.815591" calcext:value-type="float">
            <text:p>0.815591</text:p>
          </table:table-cell>
          <table:table-cell table:formula="of:=[.A1169]*[.A1169]" office:value-type="float" office:value="0.921928349241" calcext:value-type="float">
            <text:p>0.921928349241</text:p>
          </table:table-cell>
          <table:table-cell table:formula="of:=([.A1169]-[.B1169])*([.A1169]-[.B1169])" office:value-type="float" office:value="0.0209033764" calcext:value-type="float">
            <text:p>0.0209033764</text:p>
          </table:table-cell>
          <table:table-cell table:number-columns-repeated="2"/>
        </table:table-row>
        <table:table-row table:style-name="ro1">
          <table:table-cell office:value-type="float" office:value="0.96017" calcext:value-type="float">
            <text:p>0.96017</text:p>
          </table:table-cell>
          <table:table-cell office:value-type="float" office:value="0.978054" calcext:value-type="float">
            <text:p>0.978054</text:p>
          </table:table-cell>
          <table:table-cell table:formula="of:=[.A1170]*[.A1170]" office:value-type="float" office:value="0.9219264289" calcext:value-type="float">
            <text:p>0.9219264289</text:p>
          </table:table-cell>
          <table:table-cell table:formula="of:=([.A1170]-[.B1170])*([.A1170]-[.B1170])" office:value-type="float" office:value="0.000319837456" calcext:value-type="float">
            <text:p>0.00031983745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1171]*[.A1171]" office:value-type="float" office:value="0.999978000121" calcext:value-type="float">
            <text:p>0.999978000121</text:p>
          </table:table-cell>
          <table:table-cell table:formula="of:=([.A1171]-[.B1171])*([.A1171]-[.B1171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0588298" calcext:value-type="float">
            <text:p>0.0000588298</text:p>
          </table:table-cell>
          <table:table-cell office:value-type="float" office:value="0.00000105884" calcext:value-type="float">
            <text:p>0.00000105884</text:p>
          </table:table-cell>
          <table:table-cell table:formula="of:=[.A1172]*[.A1172]" office:value-type="float" office:value="0.00000000346094536804" calcext:value-type="float">
            <text:p>3.46094536804E-09</text:p>
          </table:table-cell>
          <table:table-cell table:formula="of:=([.A1172]-[.B1172])*([.A1172]-[.B1172])" office:value-type="float" office:value="0.00000000333748381932" calcext:value-type="float">
            <text:p>3.3374838193216E-09</text:p>
          </table:table-cell>
          <table:table-cell table:number-columns-repeated="2"/>
        </table:table-row>
        <table:table-row table:style-name="ro1">
          <table:table-cell office:value-type="float" office:value="0.0000135303" calcext:value-type="float">
            <text:p>0.0000135303</text:p>
          </table:table-cell>
          <table:table-cell office:value-type="float" office:value="0.000000126552" calcext:value-type="float">
            <text:p>0.000000126552</text:p>
          </table:table-cell>
          <table:table-cell table:formula="of:=[.A1173]*[.A1173]" office:value-type="float" office:value="0.00000000018306901809" calcext:value-type="float">
            <text:p>1.8306901809E-10</text:p>
          </table:table-cell>
          <table:table-cell table:formula="of:=([.A1173]-[.B1173])*([.A1173]-[.B1173])" office:value-type="float" office:value="0.00000000017966046045" calcext:value-type="float">
            <text:p>1.79660460447504E-10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00436675" calcext:value-type="float">
            <text:p>0.00000436675</text:p>
          </table:table-cell>
          <table:table-cell table:formula="of:=[.A1174]*[.A1174]" office:value-type="float" office:value="0.00000000024948834304" calcext:value-type="float">
            <text:p>2.4948834304E-10</text:p>
          </table:table-cell>
          <table:table-cell table:formula="of:=([.A1174]-[.B1174])*([.A1174]-[.B1174])" office:value-type="float" office:value="0.0000000001306094694" calcext:value-type="float">
            <text:p>1.306094694025E-10</text:p>
          </table:table-cell>
          <table:table-cell table:number-columns-repeated="2"/>
        </table:table-row>
        <table:table-row table:style-name="ro1">
          <table:table-cell office:value-type="float" office:value="0.000223994" calcext:value-type="float">
            <text:p>0.000223994</text:p>
          </table:table-cell>
          <table:table-cell office:value-type="float" office:value="0.000111211" calcext:value-type="float">
            <text:p>0.000111211</text:p>
          </table:table-cell>
          <table:table-cell table:formula="of:=[.A1175]*[.A1175]" office:value-type="float" office:value="0.000000050173312036" calcext:value-type="float">
            <text:p>5.0173312036E-08</text:p>
          </table:table-cell>
          <table:table-cell table:formula="of:=([.A1175]-[.B1175])*([.A1175]-[.B1175])" office:value-type="float" office:value="0.000000012720005089" calcext:value-type="float">
            <text:p>1.2720005089E-08</text:p>
          </table:table-cell>
          <table:table-cell table:number-columns-repeated="2"/>
        </table:table-row>
        <table:table-row table:style-name="ro1">
          <table:table-cell office:value-type="float" office:value="0.000151515" calcext:value-type="float">
            <text:p>0.000151515</text:p>
          </table:table-cell>
          <table:table-cell office:value-type="float" office:value="0.000182931" calcext:value-type="float">
            <text:p>0.000182931</text:p>
          </table:table-cell>
          <table:table-cell table:formula="of:=[.A1176]*[.A1176]" office:value-type="float" office:value="0.000000022956795225" calcext:value-type="float">
            <text:p>2.2956795225E-08</text:p>
          </table:table-cell>
          <table:table-cell table:formula="of:=([.A1176]-[.B1176])*([.A1176]-[.B1176])" office:value-type="float" office:value="0.000000000986965056" calcext:value-type="float">
            <text:p>9.86965056000001E-10</text:p>
          </table:table-cell>
          <table:table-cell table:number-columns-repeated="2"/>
        </table:table-row>
        <table:table-row table:style-name="ro1">
          <table:table-cell office:value-type="float" office:value="0.0000414848" calcext:value-type="float">
            <text:p>0.0000414848</text:p>
          </table:table-cell>
          <table:table-cell office:value-type="float" office:value="0.0000917825" calcext:value-type="float">
            <text:p>0.0000917825</text:p>
          </table:table-cell>
          <table:table-cell table:formula="of:=[.A1177]*[.A1177]" office:value-type="float" office:value="0.00000000172098863104" calcext:value-type="float">
            <text:p>1.72098863104E-09</text:p>
          </table:table-cell>
          <table:table-cell table:formula="of:=([.A1177]-[.B1177])*([.A1177]-[.B1177])" office:value-type="float" office:value="0.00000000252985862529" calcext:value-type="float">
            <text:p>2.52985862529E-09</text:p>
          </table:table-cell>
          <table:table-cell table:number-columns-repeated="2"/>
        </table:table-row>
        <table:table-row table:style-name="ro1">
          <table:table-cell office:value-type="float" office:value="0.000108361" calcext:value-type="float">
            <text:p>0.000108361</text:p>
          </table:table-cell>
          <table:table-cell office:value-type="float" office:value="0.000000180313" calcext:value-type="float">
            <text:p>0.000000180313</text:p>
          </table:table-cell>
          <table:table-cell table:formula="of:=[.A1178]*[.A1178]" office:value-type="float" office:value="0.000000011742106321" calcext:value-type="float">
            <text:p>1.1742106321E-08</text:p>
          </table:table-cell>
          <table:table-cell table:formula="of:=([.A1178]-[.B1178])*([.A1178]-[.B1178])" office:value-type="float" office:value="0.00000001170306103979" calcext:value-type="float">
            <text:p>1.1703061039792E-08</text:p>
          </table:table-cell>
          <table:table-cell table:number-columns-repeated="2"/>
        </table:table-row>
        <table:table-row table:style-name="ro1">
          <table:table-cell office:value-type="float" office:value="0.000036478" calcext:value-type="float">
            <text:p>0.000036478</text:p>
          </table:table-cell>
          <table:table-cell office:value-type="float" office:value="0.00000392074" calcext:value-type="float">
            <text:p>0.00000392074</text:p>
          </table:table-cell>
          <table:table-cell table:formula="of:=[.A1179]*[.A1179]" office:value-type="float" office:value="0.000000001330644484" calcext:value-type="float">
            <text:p>1.330644484E-09</text:p>
          </table:table-cell>
          <table:table-cell table:formula="of:=([.A1179]-[.B1179])*([.A1179]-[.B1179])" office:value-type="float" office:value="0.00000000105997517871" calcext:value-type="float">
            <text:p>1.0599751787076E-09</text:p>
          </table:table-cell>
          <table:table-cell table:number-columns-repeated="2"/>
        </table:table-row>
        <table:table-row table:style-name="ro1">
          <table:table-cell office:value-type="float" office:value="0.000108898" calcext:value-type="float">
            <text:p>0.000108898</text:p>
          </table:table-cell>
          <table:table-cell office:value-type="float" office:value="0.0000000151701" calcext:value-type="float">
            <text:p>0.0000000151701</text:p>
          </table:table-cell>
          <table:table-cell table:formula="of:=[.A1180]*[.A1180]" office:value-type="float" office:value="0.000000011858774404" calcext:value-type="float">
            <text:p>1.1858774404E-08</text:p>
          </table:table-cell>
          <table:table-cell table:formula="of:=([.A1180]-[.B1180])*([.A1180]-[.B1180])" office:value-type="float" office:value="0.00000001185547064703" calcext:value-type="float">
            <text:p>1.18554706470323E-08</text:p>
          </table:table-cell>
          <table:table-cell table:number-columns-repeated="2"/>
        </table:table-row>
        <table:table-row table:style-name="ro1">
          <table:table-cell office:value-type="float" office:value="0.00017345" calcext:value-type="float">
            <text:p>0.00017345</text:p>
          </table:table-cell>
          <table:table-cell office:value-type="float" office:value="0.000194816" calcext:value-type="float">
            <text:p>0.000194816</text:p>
          </table:table-cell>
          <table:table-cell table:formula="of:=[.A1181]*[.A1181]" office:value-type="float" office:value="0.0000000300849025" calcext:value-type="float">
            <text:p>0.0000000300849025</text:p>
          </table:table-cell>
          <table:table-cell table:formula="of:=([.A1181]-[.B1181])*([.A1181]-[.B1181])" office:value-type="float" office:value="0.000000000456505956" calcext:value-type="float">
            <text:p>4.56505956E-10</text:p>
          </table:table-cell>
          <table:table-cell table:number-columns-repeated="2"/>
        </table:table-row>
        <table:table-row table:style-name="ro1">
          <table:table-cell office:value-type="float" office:value="0.000496924" calcext:value-type="float">
            <text:p>0.000496924</text:p>
          </table:table-cell>
          <table:table-cell office:value-type="float" office:value="0.00644847" calcext:value-type="float">
            <text:p>0.00644847</text:p>
          </table:table-cell>
          <table:table-cell table:formula="of:=[.A1182]*[.A1182]" office:value-type="float" office:value="0.000000246933461776" calcext:value-type="float">
            <text:p>2.46933461776E-07</text:p>
          </table:table-cell>
          <table:table-cell table:formula="of:=([.A1182]-[.B1182])*([.A1182]-[.B1182])" office:value-type="float" office:value="0.000035420899790116" calcext:value-type="float">
            <text:p>3.5420899790116E-05</text:p>
          </table:table-cell>
          <table:table-cell table:number-columns-repeated="2"/>
        </table:table-row>
        <table:table-row table:style-name="ro1">
          <table:table-cell office:value-type="float" office:value="0.000102997" calcext:value-type="float">
            <text:p>0.000102997</text:p>
          </table:table-cell>
          <table:table-cell office:value-type="float" office:value="0.0000234586" calcext:value-type="float">
            <text:p>0.0000234586</text:p>
          </table:table-cell>
          <table:table-cell table:formula="of:=[.A1183]*[.A1183]" office:value-type="float" office:value="0.000000010608382009" calcext:value-type="float">
            <text:p>1.0608382009E-08</text:p>
          </table:table-cell>
          <table:table-cell table:formula="of:=([.A1183]-[.B1183])*([.A1183]-[.B1183])" office:value-type="float" office:value="0.00000000632635707456" calcext:value-type="float">
            <text:p>6.32635707456E-09</text:p>
          </table:table-cell>
          <table:table-cell table:number-columns-repeated="2"/>
        </table:table-row>
        <table:table-row table:style-name="ro1">
          <table:table-cell office:value-type="float" office:value="0.000134826" calcext:value-type="float">
            <text:p>0.000134826</text:p>
          </table:table-cell>
          <table:table-cell office:value-type="float" office:value="0.00255928" calcext:value-type="float">
            <text:p>0.00255928</text:p>
          </table:table-cell>
          <table:table-cell table:formula="of:=[.A1184]*[.A1184]" office:value-type="float" office:value="0.000000018178050276" calcext:value-type="float">
            <text:p>1.8178050276E-08</text:p>
          </table:table-cell>
          <table:table-cell table:formula="of:=([.A1184]-[.B1184])*([.A1184]-[.B1184])" office:value-type="float" office:value="0.000005877977198116" calcext:value-type="float">
            <text:p>5.877977198116E-06</text:p>
          </table:table-cell>
          <table:table-cell table:number-columns-repeated="2"/>
        </table:table-row>
        <table:table-row table:style-name="ro1">
          <table:table-cell office:value-type="float" office:value="0.00119263" calcext:value-type="float">
            <text:p>0.00119263</text:p>
          </table:table-cell>
          <table:table-cell office:value-type="float" office:value="0.00292334" calcext:value-type="float">
            <text:p>0.00292334</text:p>
          </table:table-cell>
          <table:table-cell table:formula="of:=[.A1185]*[.A1185]" office:value-type="float" office:value="0.0000014223663169" calcext:value-type="float">
            <text:p>0.0000014223663169</text:p>
          </table:table-cell>
          <table:table-cell table:formula="of:=([.A1185]-[.B1185])*([.A1185]-[.B1185])" office:value-type="float" office:value="0.0000029953571041" calcext:value-type="float">
            <text:p>0.0000029953571041</text:p>
          </table:table-cell>
          <table:table-cell table:number-columns-repeated="2"/>
        </table:table-row>
        <table:table-row table:style-name="ro1">
          <table:table-cell office:value-type="float" office:value="0.0197538" calcext:value-type="float">
            <text:p>0.0197538</text:p>
          </table:table-cell>
          <table:table-cell office:value-type="float" office:value="0.0375821" calcext:value-type="float">
            <text:p>0.0375821</text:p>
          </table:table-cell>
          <table:table-cell table:formula="of:=[.A1186]*[.A1186]" office:value-type="float" office:value="0.00039021261444" calcext:value-type="float">
            <text:p>0.00039021261444</text:p>
          </table:table-cell>
          <table:table-cell table:formula="of:=([.A1186]-[.B1186])*([.A1186]-[.B1186])" office:value-type="float" office:value="0.00031784828089" calcext:value-type="float">
            <text:p>0.00031784828089</text:p>
          </table:table-cell>
          <table:table-cell table:number-columns-repeated="2"/>
        </table:table-row>
        <table:table-row table:style-name="ro1">
          <table:table-cell office:value-type="float" office:value="0.0014078" calcext:value-type="float">
            <text:p>0.0014078</text:p>
          </table:table-cell>
          <table:table-cell office:value-type="float" office:value="0.000451458" calcext:value-type="float">
            <text:p>0.000451458</text:p>
          </table:table-cell>
          <table:table-cell table:formula="of:=[.A1187]*[.A1187]" office:value-type="float" office:value="0.00000198190084" calcext:value-type="float">
            <text:p>0.00000198190084</text:p>
          </table:table-cell>
          <table:table-cell table:formula="of:=([.A1187]-[.B1187])*([.A1187]-[.B1187])" office:value-type="float" office:value="0.000000914590020964" calcext:value-type="float">
            <text:p>9.14590020964E-07</text:p>
          </table:table-cell>
          <table:table-cell table:number-columns-repeated="2"/>
        </table:table-row>
        <table:table-row table:style-name="ro1">
          <table:table-cell office:value-type="float" office:value="0.0014078" calcext:value-type="float">
            <text:p>0.0014078</text:p>
          </table:table-cell>
          <table:table-cell office:value-type="float" office:value="0.000940104" calcext:value-type="float">
            <text:p>0.000940104</text:p>
          </table:table-cell>
          <table:table-cell table:formula="of:=[.A1188]*[.A1188]" office:value-type="float" office:value="0.00000198190084" calcext:value-type="float">
            <text:p>0.00000198190084</text:p>
          </table:table-cell>
          <table:table-cell table:formula="of:=([.A1188]-[.B1188])*([.A1188]-[.B1188])" office:value-type="float" office:value="0.000000218739548416" calcext:value-type="float">
            <text:p>2.18739548416E-07</text:p>
          </table:table-cell>
          <table:table-cell table:number-columns-repeated="2"/>
        </table:table-row>
        <table:table-row table:style-name="ro1">
          <table:table-cell office:value-type="float" office:value="0.0685851" calcext:value-type="float">
            <text:p>0.0685851</text:p>
          </table:table-cell>
          <table:table-cell office:value-type="float" office:value="0.113875" calcext:value-type="float">
            <text:p>0.113875</text:p>
          </table:table-cell>
          <table:table-cell table:formula="of:=[.A1189]*[.A1189]" office:value-type="float" office:value="0.00470391594201" calcext:value-type="float">
            <text:p>0.00470391594201</text:p>
          </table:table-cell>
          <table:table-cell table:formula="of:=([.A1189]-[.B1189])*([.A1189]-[.B1189])" office:value-type="float" office:value="0.00205117504201" calcext:value-type="float">
            <text:p>0.00205117504201</text:p>
          </table:table-cell>
          <table:table-cell table:number-columns-repeated="2"/>
        </table:table-row>
        <table:table-row table:style-name="ro1">
          <table:table-cell office:value-type="float" office:value="0.0919325" calcext:value-type="float">
            <text:p>0.0919325</text:p>
          </table:table-cell>
          <table:table-cell office:value-type="float" office:value="0.0861721" calcext:value-type="float">
            <text:p>0.0861721</text:p>
          </table:table-cell>
          <table:table-cell table:formula="of:=[.A1190]*[.A1190]" office:value-type="float" office:value="0.00845158455625" calcext:value-type="float">
            <text:p>0.00845158455625</text:p>
          </table:table-cell>
          <table:table-cell table:formula="of:=([.A1190]-[.B1190])*([.A1190]-[.B1190])" office:value-type="float" office:value="0.00003318220816" calcext:value-type="float">
            <text:p>0.00003318220816</text:p>
          </table:table-cell>
          <table:table-cell table:number-columns-repeated="2"/>
        </table:table-row>
        <table:table-row table:style-name="ro1">
          <table:table-cell office:value-type="float" office:value="0.0919325" calcext:value-type="float">
            <text:p>0.0919325</text:p>
          </table:table-cell>
          <table:table-cell office:value-type="float" office:value="0.0874768" calcext:value-type="float">
            <text:p>0.0874768</text:p>
          </table:table-cell>
          <table:table-cell table:formula="of:=[.A1191]*[.A1191]" office:value-type="float" office:value="0.00845158455625" calcext:value-type="float">
            <text:p>0.00845158455625</text:p>
          </table:table-cell>
          <table:table-cell table:formula="of:=([.A1191]-[.B1191])*([.A1191]-[.B1191])" office:value-type="float" office:value="0.0000198532624900001" calcext:value-type="float">
            <text:p>0.0000198532624900001</text:p>
          </table:table-cell>
          <table:table-cell table:number-columns-repeated="2"/>
        </table:table-row>
        <table:table-row table:style-name="ro1">
          <table:table-cell office:value-type="float" office:value="0.201659" calcext:value-type="float">
            <text:p>0.201659</text:p>
          </table:table-cell>
          <table:table-cell office:value-type="float" office:value="0.164202" calcext:value-type="float">
            <text:p>0.164202</text:p>
          </table:table-cell>
          <table:table-cell table:formula="of:=[.A1192]*[.A1192]" office:value-type="float" office:value="0.040666352281" calcext:value-type="float">
            <text:p>0.040666352281</text:p>
          </table:table-cell>
          <table:table-cell table:formula="of:=([.A1192]-[.B1192])*([.A1192]-[.B1192])" office:value-type="float" office:value="0.001403026849" calcext:value-type="float">
            <text:p>0.001403026849</text:p>
          </table:table-cell>
          <table:table-cell table:number-columns-repeated="2"/>
        </table:table-row>
        <table:table-row table:style-name="ro1">
          <table:table-cell office:value-type="float" office:value="0.201659" calcext:value-type="float">
            <text:p>0.201659</text:p>
          </table:table-cell>
          <table:table-cell office:value-type="float" office:value="0.170474" calcext:value-type="float">
            <text:p>0.170474</text:p>
          </table:table-cell>
          <table:table-cell table:formula="of:=[.A1193]*[.A1193]" office:value-type="float" office:value="0.040666352281" calcext:value-type="float">
            <text:p>0.040666352281</text:p>
          </table:table-cell>
          <table:table-cell table:formula="of:=([.A1193]-[.B1193])*([.A1193]-[.B1193])" office:value-type="float" office:value="0.000972504225000001" calcext:value-type="float">
            <text:p>0.000972504225000001</text:p>
          </table:table-cell>
          <table:table-cell table:number-columns-repeated="2"/>
        </table:table-row>
        <table:table-row table:style-name="ro1">
          <table:table-cell office:value-type="float" office:value="0.201658" calcext:value-type="float">
            <text:p>0.201658</text:p>
          </table:table-cell>
          <table:table-cell office:value-type="float" office:value="0.176863" calcext:value-type="float">
            <text:p>0.176863</text:p>
          </table:table-cell>
          <table:table-cell table:formula="of:=[.A1194]*[.A1194]" office:value-type="float" office:value="0.040665948964" calcext:value-type="float">
            <text:p>0.040665948964</text:p>
          </table:table-cell>
          <table:table-cell table:formula="of:=([.A1194]-[.B1194])*([.A1194]-[.B1194])" office:value-type="float" office:value="0.000614792025000001" calcext:value-type="float">
            <text:p>0.000614792025000001</text:p>
          </table:table-cell>
          <table:table-cell table:number-columns-repeated="2"/>
        </table:table-row>
        <table:table-row table:style-name="ro1">
          <table:table-cell office:value-type="float" office:value="0.259021" calcext:value-type="float">
            <text:p>0.259021</text:p>
          </table:table-cell>
          <table:table-cell office:value-type="float" office:value="0.176654" calcext:value-type="float">
            <text:p>0.176654</text:p>
          </table:table-cell>
          <table:table-cell table:formula="of:=[.A1195]*[.A1195]" office:value-type="float" office:value="0.067091878441" calcext:value-type="float">
            <text:p>0.067091878441</text:p>
          </table:table-cell>
          <table:table-cell table:formula="of:=([.A1195]-[.B1195])*([.A1195]-[.B1195])" office:value-type="float" office:value="0.006784322689" calcext:value-type="float">
            <text:p>0.006784322689</text:p>
          </table:table-cell>
          <table:table-cell table:number-columns-repeated="2"/>
        </table:table-row>
        <table:table-row table:style-name="ro1">
          <table:table-cell office:value-type="float" office:value="0.259021" calcext:value-type="float">
            <text:p>0.259021</text:p>
          </table:table-cell>
          <table:table-cell office:value-type="float" office:value="0.18322" calcext:value-type="float">
            <text:p>0.18322</text:p>
          </table:table-cell>
          <table:table-cell table:formula="of:=[.A1196]*[.A1196]" office:value-type="float" office:value="0.067091878441" calcext:value-type="float">
            <text:p>0.067091878441</text:p>
          </table:table-cell>
          <table:table-cell table:formula="of:=([.A1196]-[.B1196])*([.A1196]-[.B1196])" office:value-type="float" office:value="0.005745791601" calcext:value-type="float">
            <text:p>0.005745791601</text:p>
          </table:table-cell>
          <table:table-cell table:number-columns-repeated="2"/>
        </table:table-row>
        <table:table-row table:style-name="ro1">
          <table:table-cell office:value-type="float" office:value="0.259021" calcext:value-type="float">
            <text:p>0.259021</text:p>
          </table:table-cell>
          <table:table-cell office:value-type="float" office:value="0.190096" calcext:value-type="float">
            <text:p>0.190096</text:p>
          </table:table-cell>
          <table:table-cell table:formula="of:=[.A1197]*[.A1197]" office:value-type="float" office:value="0.067091878441" calcext:value-type="float">
            <text:p>0.067091878441</text:p>
          </table:table-cell>
          <table:table-cell table:formula="of:=([.A1197]-[.B1197])*([.A1197]-[.B1197])" office:value-type="float" office:value="0.004750655625" calcext:value-type="float">
            <text:p>0.004750655625</text:p>
          </table:table-cell>
          <table:table-cell table:number-columns-repeated="2"/>
        </table:table-row>
        <table:table-row table:style-name="ro1">
          <table:table-cell office:value-type="float" office:value="0.380434" calcext:value-type="float">
            <text:p>0.380434</text:p>
          </table:table-cell>
          <table:table-cell office:value-type="float" office:value="0.45224" calcext:value-type="float">
            <text:p>0.45224</text:p>
          </table:table-cell>
          <table:table-cell table:formula="of:=[.A1198]*[.A1198]" office:value-type="float" office:value="0.144730028356" calcext:value-type="float">
            <text:p>0.144730028356</text:p>
          </table:table-cell>
          <table:table-cell table:formula="of:=([.A1198]-[.B1198])*([.A1198]-[.B1198])" office:value-type="float" office:value="0.005156101636" calcext:value-type="float">
            <text:p>0.005156101636</text:p>
          </table:table-cell>
          <table:table-cell table:number-columns-repeated="2"/>
        </table:table-row>
        <table:table-row table:style-name="ro1">
          <table:table-cell office:value-type="float" office:value="0.637699" calcext:value-type="float">
            <text:p>0.637699</text:p>
          </table:table-cell>
          <table:table-cell office:value-type="float" office:value="0.566733" calcext:value-type="float">
            <text:p>0.566733</text:p>
          </table:table-cell>
          <table:table-cell table:formula="of:=[.A1199]*[.A1199]" office:value-type="float" office:value="0.406660014601" calcext:value-type="float">
            <text:p>0.406660014601</text:p>
          </table:table-cell>
          <table:table-cell table:formula="of:=([.A1199]-[.B1199])*([.A1199]-[.B1199])" office:value-type="float" office:value="0.005036173156" calcext:value-type="float">
            <text:p>0.005036173156</text:p>
          </table:table-cell>
          <table:table-cell table:number-columns-repeated="2"/>
        </table:table-row>
        <table:table-row table:style-name="ro1">
          <table:table-cell office:value-type="float" office:value="0.637699" calcext:value-type="float">
            <text:p>0.637699</text:p>
          </table:table-cell>
          <table:table-cell office:value-type="float" office:value="0.589751" calcext:value-type="float">
            <text:p>0.589751</text:p>
          </table:table-cell>
          <table:table-cell table:formula="of:=[.A1200]*[.A1200]" office:value-type="float" office:value="0.406660014601" calcext:value-type="float">
            <text:p>0.406660014601</text:p>
          </table:table-cell>
          <table:table-cell table:formula="of:=([.A1200]-[.B1200])*([.A1200]-[.B1200])" office:value-type="float" office:value="0.002299010704" calcext:value-type="float">
            <text:p>0.002299010704</text:p>
          </table:table-cell>
          <table:table-cell table:number-columns-repeated="2"/>
        </table:table-row>
        <table:table-row table:style-name="ro1">
          <table:table-cell office:value-type="float" office:value="0.637698" calcext:value-type="float">
            <text:p>0.637698</text:p>
          </table:table-cell>
          <table:table-cell office:value-type="float" office:value="0.614668" calcext:value-type="float">
            <text:p>0.614668</text:p>
          </table:table-cell>
          <table:table-cell table:formula="of:=[.A1201]*[.A1201]" office:value-type="float" office:value="0.406658739204" calcext:value-type="float">
            <text:p>0.406658739204</text:p>
          </table:table-cell>
          <table:table-cell table:formula="of:=([.A1201]-[.B1201])*([.A1201]-[.B1201])" office:value-type="float" office:value="0.0005303809" calcext:value-type="float">
            <text:p>0.0005303809</text:p>
          </table:table-cell>
          <table:table-cell table:number-columns-repeated="2"/>
        </table:table-row>
        <table:table-row table:style-name="ro1">
          <table:table-cell office:value-type="float" office:value="0.637699" calcext:value-type="float">
            <text:p>0.637699</text:p>
          </table:table-cell>
          <table:table-cell office:value-type="float" office:value="0.641775" calcext:value-type="float">
            <text:p>0.641775</text:p>
          </table:table-cell>
          <table:table-cell table:formula="of:=[.A1202]*[.A1202]" office:value-type="float" office:value="0.406660014601" calcext:value-type="float">
            <text:p>0.406660014601</text:p>
          </table:table-cell>
          <table:table-cell table:formula="of:=([.A1202]-[.B1202])*([.A1202]-[.B1202])" office:value-type="float" office:value="0.0000166137759999997" calcext:value-type="float">
            <text:p>1.66137759999997E-05</text:p>
          </table:table-cell>
          <table:table-cell table:number-columns-repeated="2"/>
        </table:table-row>
        <table:table-row table:style-name="ro1">
          <table:table-cell office:value-type="float" office:value="0.637698" calcext:value-type="float">
            <text:p>0.637698</text:p>
          </table:table-cell>
          <table:table-cell office:value-type="float" office:value="0.671296" calcext:value-type="float">
            <text:p>0.671296</text:p>
          </table:table-cell>
          <table:table-cell table:formula="of:=[.A1203]*[.A1203]" office:value-type="float" office:value="0.406658739204" calcext:value-type="float">
            <text:p>0.406658739204</text:p>
          </table:table-cell>
          <table:table-cell table:formula="of:=([.A1203]-[.B1203])*([.A1203]-[.B1203])" office:value-type="float" office:value="0.001128825604" calcext:value-type="float">
            <text:p>0.001128825604</text:p>
          </table:table-cell>
          <table:table-cell table:number-columns-repeated="2"/>
        </table:table-row>
        <table:table-row table:style-name="ro1">
          <table:table-cell office:value-type="float" office:value="0.637699" calcext:value-type="float">
            <text:p>0.637699</text:p>
          </table:table-cell>
          <table:table-cell office:value-type="float" office:value="0.779518" calcext:value-type="float">
            <text:p>0.779518</text:p>
          </table:table-cell>
          <table:table-cell table:formula="of:=[.A1204]*[.A1204]" office:value-type="float" office:value="0.406660014601" calcext:value-type="float">
            <text:p>0.406660014601</text:p>
          </table:table-cell>
          <table:table-cell table:formula="of:=([.A1204]-[.B1204])*([.A1204]-[.B1204])" office:value-type="float" office:value="0.020112628761" calcext:value-type="float">
            <text:p>0.020112628761</text:p>
          </table:table-cell>
          <table:table-cell table:number-columns-repeated="2"/>
        </table:table-row>
        <table:table-row table:style-name="ro1">
          <table:table-cell office:value-type="float" office:value="0.856197" calcext:value-type="float">
            <text:p>0.856197</text:p>
          </table:table-cell>
          <table:table-cell office:value-type="float" office:value="0.64936" calcext:value-type="float">
            <text:p>0.64936</text:p>
          </table:table-cell>
          <table:table-cell table:formula="of:=[.A1205]*[.A1205]" office:value-type="float" office:value="0.733073302809" calcext:value-type="float">
            <text:p>0.733073302809</text:p>
          </table:table-cell>
          <table:table-cell table:formula="of:=([.A1205]-[.B1205])*([.A1205]-[.B1205])" office:value-type="float" office:value="0.042781544569" calcext:value-type="float">
            <text:p>0.042781544569</text:p>
          </table:table-cell>
          <table:table-cell table:number-columns-repeated="2"/>
        </table:table-row>
        <table:table-row table:style-name="ro1">
          <table:table-cell office:value-type="float" office:value="0.924067" calcext:value-type="float">
            <text:p>0.924067</text:p>
          </table:table-cell>
          <table:table-cell office:value-type="float" office:value="0.917905" calcext:value-type="float">
            <text:p>0.917905</text:p>
          </table:table-cell>
          <table:table-cell table:formula="of:=[.A1206]*[.A1206]" office:value-type="float" office:value="0.853899820489" calcext:value-type="float">
            <text:p>0.853899820489</text:p>
          </table:table-cell>
          <table:table-cell table:formula="of:=([.A1206]-[.B1206])*([.A1206]-[.B1206])" office:value-type="float" office:value="0.000037970244" calcext:value-type="float">
            <text:p>0.000037970244</text:p>
          </table:table-cell>
          <table:table-cell table:number-columns-repeated="2"/>
        </table:table-row>
        <table:table-row table:style-name="ro1">
          <table:table-cell office:value-type="float" office:value="0.924068" calcext:value-type="float">
            <text:p>0.924068</text:p>
          </table:table-cell>
          <table:table-cell office:value-type="float" office:value="0.955962" calcext:value-type="float">
            <text:p>0.955962</text:p>
          </table:table-cell>
          <table:table-cell table:formula="of:=[.A1207]*[.A1207]" office:value-type="float" office:value="0.853901668624" calcext:value-type="float">
            <text:p>0.853901668624</text:p>
          </table:table-cell>
          <table:table-cell table:formula="of:=([.A1207]-[.B1207])*([.A1207]-[.B1207])" office:value-type="float" office:value="0.001017227236" calcext:value-type="float">
            <text:p>0.001017227236</text:p>
          </table:table-cell>
          <table:table-cell table:number-columns-repeated="2"/>
        </table:table-row>
        <table:table-row table:style-name="ro1">
          <table:table-cell office:value-type="float" office:value="0.924067" calcext:value-type="float">
            <text:p>0.924067</text:p>
          </table:table-cell>
          <table:table-cell office:value-type="float" office:value="0.984712" calcext:value-type="float">
            <text:p>0.984712</text:p>
          </table:table-cell>
          <table:table-cell table:formula="of:=[.A1208]*[.A1208]" office:value-type="float" office:value="0.853899820489" calcext:value-type="float">
            <text:p>0.853899820489</text:p>
          </table:table-cell>
          <table:table-cell table:formula="of:=([.A1208]-[.B1208])*([.A1208]-[.B1208])" office:value-type="float" office:value="0.00367781602500001" calcext:value-type="float">
            <text:p>0.00367781602500001</text:p>
          </table:table-cell>
          <table:table-cell table:number-columns-repeated="2"/>
        </table:table-row>
        <table:table-row table:style-name="ro1">
          <table:table-cell office:value-type="float" office:value="0.987997" calcext:value-type="float">
            <text:p>0.987997</text:p>
          </table:table-cell>
          <table:table-cell office:value-type="float" office:value="0.998192" calcext:value-type="float">
            <text:p>0.998192</text:p>
          </table:table-cell>
          <table:table-cell table:formula="of:=[.A1209]*[.A1209]" office:value-type="float" office:value="0.976138072009" calcext:value-type="float">
            <text:p>0.976138072009</text:p>
          </table:table-cell>
          <table:table-cell table:formula="of:=([.A1209]-[.B1209])*([.A1209]-[.B1209])" office:value-type="float" office:value="0.000103938024999999" calcext:value-type="float">
            <text:p>0.000103938024999999</text:p>
          </table:table-cell>
          <table:table-cell table:number-columns-repeated="2"/>
        </table:table-row>
        <table:table-row table:style-name="ro1">
          <table:table-cell office:value-type="float" office:value="0.987997" calcext:value-type="float">
            <text:p>0.987997</text:p>
          </table:table-cell>
          <table:table-cell office:value-type="float" office:value="0.999997" calcext:value-type="float">
            <text:p>0.999997</text:p>
          </table:table-cell>
          <table:table-cell table:formula="of:=[.A1210]*[.A1210]" office:value-type="float" office:value="0.976138072009" calcext:value-type="float">
            <text:p>0.976138072009</text:p>
          </table:table-cell>
          <table:table-cell table:formula="of:=([.A1210]-[.B1210])*([.A1210]-[.B1210])" office:value-type="float" office:value="0.000144" calcext:value-type="float">
            <text:p>0.000144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000391864" calcext:value-type="float">
            <text:p>0.000000391864</text:p>
          </table:table-cell>
          <table:table-cell table:formula="of:=[.A1211]*[.A1211]" office:value-type="float" office:value="0.00000000000751752208" calcext:value-type="float">
            <text:p>7.5175220761E-12</text:p>
          </table:table-cell>
          <table:table-cell table:formula="of:=([.A1211]-[.B1211])*([.A1211]-[.B1211])" office:value-type="float" office:value="0.0000000000055222462" calcext:value-type="float">
            <text:p>5.522246202916E-12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0233647" calcext:value-type="float">
            <text:p>0.000233647</text:p>
          </table:table-cell>
          <table:table-cell table:formula="of:=[.A1212]*[.A1212]" office:value-type="float" office:value="0.00000000000751752208" calcext:value-type="float">
            <text:p>7.5175220761E-12</text:p>
          </table:table-cell>
          <table:table-cell table:formula="of:=([.A1212]-[.B1212])*([.A1212]-[.B1212])" office:value-type="float" office:value="0.00000005331720676894" calcext:value-type="float">
            <text:p>5.33172067689361E-08</text:p>
          </table:table-cell>
          <table:table-cell table:number-columns-repeated="2"/>
        </table:table-row>
        <table:table-row table:style-name="ro1">
          <table:table-cell office:value-type="float" office:value="0.0000129342" calcext:value-type="float">
            <text:p>0.0000129342</text:p>
          </table:table-cell>
          <table:table-cell office:value-type="float" office:value="0.0000188806" calcext:value-type="float">
            <text:p>0.0000188806</text:p>
          </table:table-cell>
          <table:table-cell table:formula="of:=[.A1213]*[.A1213]" office:value-type="float" office:value="0.00000000016729352964" calcext:value-type="float">
            <text:p>1.6729352964E-10</text:p>
          </table:table-cell>
          <table:table-cell table:formula="of:=([.A1213]-[.B1213])*([.A1213]-[.B1213])" office:value-type="float" office:value="0.00000000003535967296" calcext:value-type="float">
            <text:p>3.535967296E-11</text:p>
          </table:table-cell>
          <table:table-cell table:number-columns-repeated="2"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000574449" calcext:value-type="float">
            <text:p>0.00000574449</text:p>
          </table:table-cell>
          <table:table-cell table:formula="of:=[.A1214]*[.A1214]" office:value-type="float" office:value="0.00000000005730172064" calcext:value-type="float">
            <text:p>5.73017206441E-11</text:p>
          </table:table-cell>
          <table:table-cell table:formula="of:=([.A1214]-[.B1214])*([.A1214]-[.B1214])" office:value-type="float" office:value="0.00000000000333172009" calcext:value-type="float">
            <text:p>3.33172009E-12</text:p>
          </table:table-cell>
          <table:table-cell table:number-columns-repeated="2"/>
        </table:table-row>
        <table:table-row table:style-name="ro1">
          <table:table-cell office:value-type="float" office:value="0.0000481009" calcext:value-type="float">
            <text:p>0.0000481009</text:p>
          </table:table-cell>
          <table:table-cell office:value-type="float" office:value="0.000130612" calcext:value-type="float">
            <text:p>0.000130612</text:p>
          </table:table-cell>
          <table:table-cell table:formula="of:=[.A1215]*[.A1215]" office:value-type="float" office:value="0.00000000231369658081" calcext:value-type="float">
            <text:p>2.31369658081E-09</text:p>
          </table:table-cell>
          <table:table-cell table:formula="of:=([.A1215]-[.B1215])*([.A1215]-[.B1215])" office:value-type="float" office:value="0.00000000680808162321" calcext:value-type="float">
            <text:p>6.80808162321E-09</text:p>
          </table:table-cell>
          <table:table-cell table:number-columns-repeated="2"/>
        </table:table-row>
        <table:table-row table:style-name="ro1">
          <table:table-cell office:value-type="float" office:value="0.000148356" calcext:value-type="float">
            <text:p>0.000148356</text:p>
          </table:table-cell>
          <table:table-cell office:value-type="float" office:value="0.000749309" calcext:value-type="float">
            <text:p>0.000749309</text:p>
          </table:table-cell>
          <table:table-cell table:formula="of:=[.A1216]*[.A1216]" office:value-type="float" office:value="0.000000022009502736" calcext:value-type="float">
            <text:p>2.2009502736E-08</text:p>
          </table:table-cell>
          <table:table-cell table:formula="of:=([.A1216]-[.B1216])*([.A1216]-[.B1216])" office:value-type="float" office:value="0.000000361144508209" calcext:value-type="float">
            <text:p>3.61144508209E-07</text:p>
          </table:table-cell>
          <table:table-cell table:number-columns-repeated="2"/>
        </table:table-row>
        <table:table-row table:style-name="ro1">
          <table:table-cell office:value-type="float" office:value="0.001086" calcext:value-type="float">
            <text:p>0.001086</text:p>
          </table:table-cell>
          <table:table-cell office:value-type="float" office:value="0.0146982" calcext:value-type="float">
            <text:p>0.0146982</text:p>
          </table:table-cell>
          <table:table-cell table:formula="of:=[.A1217]*[.A1217]" office:value-type="float" office:value="0.000001179396" calcext:value-type="float">
            <text:p>0.000001179396</text:p>
          </table:table-cell>
          <table:table-cell table:formula="of:=([.A1217]-[.B1217])*([.A1217]-[.B1217])" office:value-type="float" office:value="0.00018529198884" calcext:value-type="float">
            <text:p>0.00018529198884</text:p>
          </table:table-cell>
          <table:table-cell table:number-columns-repeated="2"/>
        </table:table-row>
        <table:table-row table:style-name="ro1">
          <table:table-cell office:value-type="float" office:value="0.001086" calcext:value-type="float">
            <text:p>0.001086</text:p>
          </table:table-cell>
          <table:table-cell office:value-type="float" office:value="0.0139398" calcext:value-type="float">
            <text:p>0.0139398</text:p>
          </table:table-cell>
          <table:table-cell table:formula="of:=[.A1218]*[.A1218]" office:value-type="float" office:value="0.000001179396" calcext:value-type="float">
            <text:p>0.000001179396</text:p>
          </table:table-cell>
          <table:table-cell table:formula="of:=([.A1218]-[.B1218])*([.A1218]-[.B1218])" office:value-type="float" office:value="0.00016522017444" calcext:value-type="float">
            <text:p>0.00016522017444</text:p>
          </table:table-cell>
          <table:table-cell table:number-columns-repeated="2"/>
        </table:table-row>
        <table:table-row table:style-name="ro1">
          <table:table-cell office:value-type="float" office:value="0.000562787" calcext:value-type="float">
            <text:p>0.000562787</text:p>
          </table:table-cell>
          <table:table-cell office:value-type="float" office:value="0.000561012" calcext:value-type="float">
            <text:p>0.000561012</text:p>
          </table:table-cell>
          <table:table-cell table:formula="of:=[.A1219]*[.A1219]" office:value-type="float" office:value="0.000000316729207369" calcext:value-type="float">
            <text:p>3.16729207369E-07</text:p>
          </table:table-cell>
          <table:table-cell table:formula="of:=([.A1219]-[.B1219])*([.A1219]-[.B1219])" office:value-type="float" office:value="0.000000000003150625" calcext:value-type="float">
            <text:p>3.1506250000003E-12</text:p>
          </table:table-cell>
          <table:table-cell table:number-columns-repeated="2"/>
        </table:table-row>
        <table:table-row table:style-name="ro1">
          <table:table-cell office:value-type="float" office:value="0.000357509" calcext:value-type="float">
            <text:p>0.000357509</text:p>
          </table:table-cell>
          <table:table-cell office:value-type="float" office:value="0.0000941021" calcext:value-type="float">
            <text:p>0.0000941021</text:p>
          </table:table-cell>
          <table:table-cell table:formula="of:=[.A1220]*[.A1220]" office:value-type="float" office:value="0.000000127812685081" calcext:value-type="float">
            <text:p>1.27812685081E-07</text:p>
          </table:table-cell>
          <table:table-cell table:formula="of:=([.A1220]-[.B1220])*([.A1220]-[.B1220])" office:value-type="float" office:value="0.00000006938319496761" calcext:value-type="float">
            <text:p>6.938319496761E-08</text:p>
          </table:table-cell>
          <table:table-cell table:number-columns-repeated="2"/>
        </table:table-row>
        <table:table-row table:style-name="ro1">
          <table:table-cell office:value-type="float" office:value="0.000092566" calcext:value-type="float">
            <text:p>0.000092566</text:p>
          </table:table-cell>
          <table:table-cell office:value-type="float" office:value="0.00085276" calcext:value-type="float">
            <text:p>0.00085276</text:p>
          </table:table-cell>
          <table:table-cell table:formula="of:=[.A1221]*[.A1221]" office:value-type="float" office:value="0.000000008568464356" calcext:value-type="float">
            <text:p>8.568464356E-09</text:p>
          </table:table-cell>
          <table:table-cell table:formula="of:=([.A1221]-[.B1221])*([.A1221]-[.B1221])" office:value-type="float" office:value="0.000000577894917636" calcext:value-type="float">
            <text:p>5.77894917636E-07</text:p>
          </table:table-cell>
          <table:table-cell table:number-columns-repeated="2"/>
        </table:table-row>
        <table:table-row table:style-name="ro1">
          <table:table-cell office:value-type="float" office:value="0.000092566" calcext:value-type="float">
            <text:p>0.000092566</text:p>
          </table:table-cell>
          <table:table-cell office:value-type="float" office:value="0.000930956" calcext:value-type="float">
            <text:p>0.000930956</text:p>
          </table:table-cell>
          <table:table-cell table:formula="of:=[.A1222]*[.A1222]" office:value-type="float" office:value="0.000000008568464356" calcext:value-type="float">
            <text:p>8.568464356E-09</text:p>
          </table:table-cell>
          <table:table-cell table:formula="of:=([.A1222]-[.B1222])*([.A1222]-[.B1222])" office:value-type="float" office:value="0.0000007028977921" calcext:value-type="float">
            <text:p>0.0000007028977921</text:p>
          </table:table-cell>
          <table:table-cell table:number-columns-repeated="2"/>
        </table:table-row>
        <table:table-row table:style-name="ro1">
          <table:table-cell office:value-type="float" office:value="0.0000811219" calcext:value-type="float">
            <text:p>0.0000811219</text:p>
          </table:table-cell>
          <table:table-cell office:value-type="float" office:value="0.0236605" calcext:value-type="float">
            <text:p>0.0236605</text:p>
          </table:table-cell>
          <table:table-cell table:formula="of:=[.A1223]*[.A1223]" office:value-type="float" office:value="0.00000000658076265961" calcext:value-type="float">
            <text:p>6.58076265961E-09</text:p>
          </table:table-cell>
          <table:table-cell table:formula="of:=([.A1223]-[.B1223])*([.A1223]-[.B1223])" office:value-type="float" office:value="0.00055598707158276" calcext:value-type="float">
            <text:p>0.00055598707158276</text:p>
          </table:table-cell>
          <table:table-cell table:number-columns-repeated="2"/>
        </table:table-row>
        <table:table-row table:style-name="ro1">
          <table:table-cell office:value-type="float" office:value="0.000543118" calcext:value-type="float">
            <text:p>0.000543118</text:p>
          </table:table-cell>
          <table:table-cell office:value-type="float" office:value="0.00925003" calcext:value-type="float">
            <text:p>0.00925003</text:p>
          </table:table-cell>
          <table:table-cell table:formula="of:=[.A1224]*[.A1224]" office:value-type="float" office:value="0.000000294977161924" calcext:value-type="float">
            <text:p>2.94977161924E-07</text:p>
          </table:table-cell>
          <table:table-cell table:formula="of:=([.A1224]-[.B1224])*([.A1224]-[.B1224])" office:value-type="float" office:value="0.000075810316575744" calcext:value-type="float">
            <text:p>7.5810316575744E-05</text:p>
          </table:table-cell>
          <table:table-cell table:number-columns-repeated="2"/>
        </table:table-row>
        <table:table-row table:style-name="ro1">
          <table:table-cell office:value-type="float" office:value="0.0000411272" calcext:value-type="float">
            <text:p>0.0000411272</text:p>
          </table:table-cell>
          <table:table-cell office:value-type="float" office:value="0.0000375637" calcext:value-type="float">
            <text:p>0.0000375637</text:p>
          </table:table-cell>
          <table:table-cell table:formula="of:=[.A1225]*[.A1225]" office:value-type="float" office:value="0.00000000169144657984" calcext:value-type="float">
            <text:p>1.69144657984E-09</text:p>
          </table:table-cell>
          <table:table-cell table:formula="of:=([.A1225]-[.B1225])*([.A1225]-[.B1225])" office:value-type="float" office:value="0.00000000001269853225" calcext:value-type="float">
            <text:p>1.269853225E-11</text:p>
          </table:table-cell>
          <table:table-cell table:number-columns-repeated="2"/>
        </table:table-row>
        <table:table-row table:style-name="ro1">
          <table:table-cell office:value-type="float" office:value="0.000141203" calcext:value-type="float">
            <text:p>0.000141203</text:p>
          </table:table-cell>
          <table:table-cell office:value-type="float" office:value="0.00845833" calcext:value-type="float">
            <text:p>0.00845833</text:p>
          </table:table-cell>
          <table:table-cell table:formula="of:=[.A1226]*[.A1226]" office:value-type="float" office:value="0.000000019938287209" calcext:value-type="float">
            <text:p>1.9938287209E-08</text:p>
          </table:table-cell>
          <table:table-cell table:formula="of:=([.A1226]-[.B1226])*([.A1226]-[.B1226])" office:value-type="float" office:value="0.000069174601534129" calcext:value-type="float">
            <text:p>6.9174601534129E-05</text:p>
          </table:table-cell>
          <table:table-cell table:number-columns-repeated="2"/>
        </table:table-row>
        <table:table-row table:style-name="ro1">
          <table:table-cell office:value-type="float" office:value="0.00126308" calcext:value-type="float">
            <text:p>0.00126308</text:p>
          </table:table-cell>
          <table:table-cell office:value-type="float" office:value="0.00101055" calcext:value-type="float">
            <text:p>0.00101055</text:p>
          </table:table-cell>
          <table:table-cell table:formula="of:=[.A1227]*[.A1227]" office:value-type="float" office:value="0.0000015953710864" calcext:value-type="float">
            <text:p>0.0000015953710864</text:p>
          </table:table-cell>
          <table:table-cell table:formula="of:=([.A1227]-[.B1227])*([.A1227]-[.B1227])" office:value-type="float" office:value="0.0000000637714009" calcext:value-type="float">
            <text:p>0.0000000637714009</text:p>
          </table:table-cell>
          <table:table-cell table:number-columns-repeated="2"/>
        </table:table-row>
        <table:table-row table:style-name="ro1">
          <table:table-cell office:value-type="float" office:value="0.000123978" calcext:value-type="float">
            <text:p>0.000123978</text:p>
          </table:table-cell>
          <table:table-cell office:value-type="float" office:value="0.000027246" calcext:value-type="float">
            <text:p>0.000027246</text:p>
          </table:table-cell>
          <table:table-cell table:formula="of:=[.A1228]*[.A1228]" office:value-type="float" office:value="0.000000015370544484" calcext:value-type="float">
            <text:p>1.5370544484E-08</text:p>
          </table:table-cell>
          <table:table-cell table:formula="of:=([.A1228]-[.B1228])*([.A1228]-[.B1228])" office:value-type="float" office:value="0.000000009357079824" calcext:value-type="float">
            <text:p>9.357079824E-09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0272404" calcext:value-type="float">
            <text:p>0.0000272404</text:p>
          </table:table-cell>
          <table:table-cell table:formula="of:=[.A1229]*[.A1229]" office:value-type="float" office:value="0.000000000026275876" calcext:value-type="float">
            <text:p>2.6275876E-11</text:p>
          </table:table-cell>
          <table:table-cell table:formula="of:=([.A1229]-[.B1229])*([.A1229]-[.B1229])" office:value-type="float" office:value="0.00000000048904668736" calcext:value-type="float">
            <text:p>4.8904668736E-10</text:p>
          </table:table-cell>
          <table:table-cell table:number-columns-repeated="2"/>
        </table:table-row>
        <table:table-row table:style-name="ro1">
          <table:table-cell office:value-type="float" office:value="0.0000267625" calcext:value-type="float">
            <text:p>0.0000267625</text:p>
          </table:table-cell>
          <table:table-cell office:value-type="float" office:value="0.00437451" calcext:value-type="float">
            <text:p>0.00437451</text:p>
          </table:table-cell>
          <table:table-cell table:formula="of:=[.A1230]*[.A1230]" office:value-type="float" office:value="0.00000000071623140625" calcext:value-type="float">
            <text:p>7.1623140625E-10</text:p>
          </table:table-cell>
          <table:table-cell table:formula="of:=([.A1230]-[.B1230])*([.A1230]-[.B1230])" office:value-type="float" office:value="0.0000189029083237562" calcext:value-type="float">
            <text:p>1.89029083237562E-05</text:p>
          </table:table-cell>
          <table:table-cell table:number-columns-repeated="2"/>
        </table:table-row>
        <table:table-row table:style-name="ro1">
          <table:table-cell office:value-type="float" office:value="0.0000656843" calcext:value-type="float">
            <text:p>0.0000656843</text:p>
          </table:table-cell>
          <table:table-cell office:value-type="float" office:value="0.000069514" calcext:value-type="float">
            <text:p>0.000069514</text:p>
          </table:table-cell>
          <table:table-cell table:formula="of:=[.A1231]*[.A1231]" office:value-type="float" office:value="0.00000000431442726649" calcext:value-type="float">
            <text:p>4.31442726649E-09</text:p>
          </table:table-cell>
          <table:table-cell table:formula="of:=([.A1231]-[.B1231])*([.A1231]-[.B1231])" office:value-type="float" office:value="0.00000000001466660209" calcext:value-type="float">
            <text:p>1.466660209E-11</text:p>
          </table:table-cell>
          <table:table-cell table:number-columns-repeated="2"/>
        </table:table-row>
        <table:table-row table:style-name="ro1">
          <table:table-cell office:value-type="float" office:value="0.00054729" calcext:value-type="float">
            <text:p>0.00054729</text:p>
          </table:table-cell>
          <table:table-cell office:value-type="float" office:value="0.0000350719" calcext:value-type="float">
            <text:p>0.0000350719</text:p>
          </table:table-cell>
          <table:table-cell table:formula="of:=[.A1232]*[.A1232]" office:value-type="float" office:value="0.0000002995263441" calcext:value-type="float">
            <text:p>0.0000002995263441</text:p>
          </table:table-cell>
          <table:table-cell table:formula="of:=([.A1232]-[.B1232])*([.A1232]-[.B1232])" office:value-type="float" office:value="0.00000026236738196761" calcext:value-type="float">
            <text:p>2.6236738196761E-07</text:p>
          </table:table-cell>
          <table:table-cell table:number-columns-repeated="2"/>
        </table:table-row>
        <table:table-row table:style-name="ro1">
          <table:table-cell office:value-type="float" office:value="0.000606716" calcext:value-type="float">
            <text:p>0.000606716</text:p>
          </table:table-cell>
          <table:table-cell office:value-type="float" office:value="0.0000401267" calcext:value-type="float">
            <text:p>0.0000401267</text:p>
          </table:table-cell>
          <table:table-cell table:formula="of:=[.A1233]*[.A1233]" office:value-type="float" office:value="0.000000368104304656" calcext:value-type="float">
            <text:p>3.68104304656E-07</text:p>
          </table:table-cell>
          <table:table-cell table:formula="of:=([.A1233]-[.B1233])*([.A1233]-[.B1233])" office:value-type="float" office:value="0.00000032102343487449" calcext:value-type="float">
            <text:p>3.2102343487449E-07</text:p>
          </table:table-cell>
          <table:table-cell table:number-columns-repeated="2"/>
        </table:table-row>
        <table:table-row table:style-name="ro1">
          <table:table-cell office:value-type="float" office:value="0.097589" calcext:value-type="float">
            <text:p>0.097589</text:p>
          </table:table-cell>
          <table:table-cell office:value-type="float" office:value="0.159523" calcext:value-type="float">
            <text:p>0.159523</text:p>
          </table:table-cell>
          <table:table-cell table:formula="of:=[.A1234]*[.A1234]" office:value-type="float" office:value="0.009523612921" calcext:value-type="float">
            <text:p>0.009523612921</text:p>
          </table:table-cell>
          <table:table-cell table:formula="of:=([.A1234]-[.B1234])*([.A1234]-[.B1234])" office:value-type="float" office:value="0.003835820356" calcext:value-type="float">
            <text:p>0.003835820356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104857" calcext:value-type="float">
            <text:p>0.104857</text:p>
          </table:table-cell>
          <table:table-cell table:formula="of:=[.A1235]*[.A1235]" office:value-type="float" office:value="0.157380410944" calcext:value-type="float">
            <text:p>0.157380410944</text:p>
          </table:table-cell>
          <table:table-cell table:formula="of:=([.A1235]-[.B1235])*([.A1235]-[.B1235])" office:value-type="float" office:value="0.085179341025" calcext:value-type="float">
            <text:p>0.085179341025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403319" calcext:value-type="float">
            <text:p>0.403319</text:p>
          </table:table-cell>
          <table:table-cell table:formula="of:=[.A1236]*[.A1236]" office:value-type="float" office:value="0.157380410944" calcext:value-type="float">
            <text:p>0.157380410944</text:p>
          </table:table-cell>
          <table:table-cell table:formula="of:=([.A1236]-[.B1236])*([.A1236]-[.B1236])" office:value-type="float" office:value="0.0000436524489999997" calcext:value-type="float">
            <text:p>4.36524489999997E-05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380646" calcext:value-type="float">
            <text:p>0.380646</text:p>
          </table:table-cell>
          <table:table-cell table:formula="of:=[.A1237]*[.A1237]" office:value-type="float" office:value="0.157380410944" calcext:value-type="float">
            <text:p>0.157380410944</text:p>
          </table:table-cell>
          <table:table-cell table:formula="of:=([.A1237]-[.B1237])*([.A1237]-[.B1237])" office:value-type="float" office:value="0.000258116356000001" calcext:value-type="float">
            <text:p>0.000258116356000001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514884" calcext:value-type="float">
            <text:p>0.514884</text:p>
          </table:table-cell>
          <table:table-cell table:formula="of:=[.A1238]*[.A1238]" office:value-type="float" office:value="0.157380410944" calcext:value-type="float">
            <text:p>0.157380410944</text:p>
          </table:table-cell>
          <table:table-cell table:formula="of:=([.A1238]-[.B1238])*([.A1238]-[.B1238])" office:value-type="float" office:value="0.013964621584" calcext:value-type="float">
            <text:p>0.013964621584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535796" calcext:value-type="float">
            <text:p>0.535796</text:p>
          </table:table-cell>
          <table:table-cell table:formula="of:=[.A1239]*[.A1239]" office:value-type="float" office:value="0.157380410944" calcext:value-type="float">
            <text:p>0.157380410944</text:p>
          </table:table-cell>
          <table:table-cell table:formula="of:=([.A1239]-[.B1239])*([.A1239]-[.B1239])" office:value-type="float" office:value="0.019344359056" calcext:value-type="float">
            <text:p>0.019344359056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661974" calcext:value-type="float">
            <text:p>0.661974</text:p>
          </table:table-cell>
          <table:table-cell table:formula="of:=[.A1240]*[.A1240]" office:value-type="float" office:value="0.157380410944" calcext:value-type="float">
            <text:p>0.157380410944</text:p>
          </table:table-cell>
          <table:table-cell table:formula="of:=([.A1240]-[.B1240])*([.A1240]-[.B1240])" office:value-type="float" office:value="0.070363928644" calcext:value-type="float">
            <text:p>0.070363928644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691168" calcext:value-type="float">
            <text:p>0.691168</text:p>
          </table:table-cell>
          <table:table-cell table:formula="of:=[.A1241]*[.A1241]" office:value-type="float" office:value="0.157380410944" calcext:value-type="float">
            <text:p>0.157380410944</text:p>
          </table:table-cell>
          <table:table-cell table:formula="of:=([.A1241]-[.B1241])*([.A1241]-[.B1241])" office:value-type="float" office:value="0.086704335936" calcext:value-type="float">
            <text:p>0.086704335936</text:p>
          </table:table-cell>
          <table:table-cell table:number-columns-repeated="2"/>
        </table:table-row>
        <table:table-row table:style-name="ro1">
          <table:table-cell office:value-type="float" office:value="0.396712" calcext:value-type="float">
            <text:p>0.396712</text:p>
          </table:table-cell>
          <table:table-cell office:value-type="float" office:value="0.722961" calcext:value-type="float">
            <text:p>0.722961</text:p>
          </table:table-cell>
          <table:table-cell table:formula="of:=[.A1242]*[.A1242]" office:value-type="float" office:value="0.157380410944" calcext:value-type="float">
            <text:p>0.157380410944</text:p>
          </table:table-cell>
          <table:table-cell table:formula="of:=([.A1242]-[.B1242])*([.A1242]-[.B1242])" office:value-type="float" office:value="0.106438410001" calcext:value-type="float">
            <text:p>0.106438410001</text:p>
          </table:table-cell>
          <table:table-cell table:number-columns-repeated="2"/>
        </table:table-row>
        <table:table-row table:style-name="ro1">
          <table:table-cell office:value-type="float" office:value="0.539051" calcext:value-type="float">
            <text:p>0.539051</text:p>
          </table:table-cell>
          <table:table-cell office:value-type="float" office:value="0.410979" calcext:value-type="float">
            <text:p>0.410979</text:p>
          </table:table-cell>
          <table:table-cell table:formula="of:=[.A1243]*[.A1243]" office:value-type="float" office:value="0.290575980601" calcext:value-type="float">
            <text:p>0.290575980601</text:p>
          </table:table-cell>
          <table:table-cell table:formula="of:=([.A1243]-[.B1243])*([.A1243]-[.B1243])" office:value-type="float" office:value="0.016402437184" calcext:value-type="float">
            <text:p>0.016402437184</text:p>
          </table:table-cell>
          <table:table-cell table:number-columns-repeated="2"/>
        </table:table-row>
        <table:table-row table:style-name="ro1">
          <table:table-cell office:value-type="float" office:value="0.776836" calcext:value-type="float">
            <text:p>0.776836</text:p>
          </table:table-cell>
          <table:table-cell office:value-type="float" office:value="0.439822" calcext:value-type="float">
            <text:p>0.439822</text:p>
          </table:table-cell>
          <table:table-cell table:formula="of:=[.A1244]*[.A1244]" office:value-type="float" office:value="0.603474170896" calcext:value-type="float">
            <text:p>0.603474170896</text:p>
          </table:table-cell>
          <table:table-cell table:formula="of:=([.A1244]-[.B1244])*([.A1244]-[.B1244])" office:value-type="float" office:value="0.113578436196" calcext:value-type="float">
            <text:p>0.113578436196</text:p>
          </table:table-cell>
          <table:table-cell table:number-columns-repeated="2"/>
        </table:table-row>
        <table:table-row table:style-name="ro1">
          <table:table-cell office:value-type="float" office:value="0.823896" calcext:value-type="float">
            <text:p>0.823896</text:p>
          </table:table-cell>
          <table:table-cell office:value-type="float" office:value="0.868841" calcext:value-type="float">
            <text:p>0.868841</text:p>
          </table:table-cell>
          <table:table-cell table:formula="of:=[.A1245]*[.A1245]" office:value-type="float" office:value="0.678804618816" calcext:value-type="float">
            <text:p>0.678804618816</text:p>
          </table:table-cell>
          <table:table-cell table:formula="of:=([.A1245]-[.B1245])*([.A1245]-[.B1245])" office:value-type="float" office:value="0.002020053025" calcext:value-type="float">
            <text:p>0.00202005302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83749" calcext:value-type="float">
            <text:p>0.83749</text:p>
          </table:table-cell>
          <table:table-cell table:formula="of:=[.A1246]*[.A1246]" office:value-type="float" office:value="0.9999800001" calcext:value-type="float">
            <text:p>0.9999800001</text:p>
          </table:table-cell>
          <table:table-cell table:formula="of:=([.A1246]-[.B1246])*([.A1246]-[.B1246])" office:value-type="float" office:value="0.02640625" calcext:value-type="float">
            <text:p>0.02640625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862288" calcext:value-type="float">
            <text:p>0.862288</text:p>
          </table:table-cell>
          <table:table-cell table:formula="of:=[.A1247]*[.A1247]" office:value-type="float" office:value="0.999982000081" calcext:value-type="float">
            <text:p>0.999982000081</text:p>
          </table:table-cell>
          <table:table-cell table:formula="of:=([.A1247]-[.B1247])*([.A1247]-[.B1247])" office:value-type="float" office:value="0.018962116209" calcext:value-type="float">
            <text:p>0.01896211620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71546" calcext:value-type="float">
            <text:p>0.971546</text:p>
          </table:table-cell>
          <table:table-cell table:formula="of:=[.A1248]*[.A1248]" office:value-type="float" office:value="0.999978000121" calcext:value-type="float">
            <text:p>0.999978000121</text:p>
          </table:table-cell>
          <table:table-cell table:formula="of:=([.A1248]-[.B1248])*([.A1248]-[.B1248])" office:value-type="float" office:value="0.000809004249" calcext:value-type="float">
            <text:p>0.00080900424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112" calcext:value-type="float">
            <text:p>0.99112</text:p>
          </table:table-cell>
          <table:table-cell table:formula="of:=[.A1249]*[.A1249]" office:value-type="float" office:value="0.9999800001" calcext:value-type="float">
            <text:p>0.9999800001</text:p>
          </table:table-cell>
          <table:table-cell table:formula="of:=([.A1249]-[.B1249])*([.A1249]-[.B1249])" office:value-type="float" office:value="0.0000786769000000008" calcext:value-type="float">
            <text:p>7.86769000000008E-05</text:p>
          </table:table-cell>
          <table:table-cell table:number-columns-repeated="2"/>
        </table:table-row>
        <table:table-row table:style-name="ro1">
          <table:table-cell office:value-type="float" office:value="0.0000205636" calcext:value-type="float">
            <text:p>0.0000205636</text:p>
          </table:table-cell>
          <table:table-cell office:value-type="float" office:value="0.00000303133" calcext:value-type="float">
            <text:p>0.00000303133</text:p>
          </table:table-cell>
          <table:table-cell table:formula="of:=[.A1250]*[.A1250]" office:value-type="float" office:value="0.00000000042286164496" calcext:value-type="float">
            <text:p>4.2286164496E-10</text:p>
          </table:table-cell>
          <table:table-cell table:formula="of:=([.A1250]-[.B1250])*([.A1250]-[.B1250])" office:value-type="float" office:value="0.00000000030738049135" calcext:value-type="float">
            <text:p>3.073804913529E-10</text:p>
          </table:table-cell>
          <table:table-cell table:number-columns-repeated="2"/>
        </table:table-row>
        <table:table-row table:style-name="ro1">
          <table:table-cell office:value-type="float" office:value="0.0000503659" calcext:value-type="float">
            <text:p>0.0000503659</text:p>
          </table:table-cell>
          <table:table-cell office:value-type="float" office:value="0.0000163688" calcext:value-type="float">
            <text:p>0.0000163688</text:p>
          </table:table-cell>
          <table:table-cell table:formula="of:=[.A1251]*[.A1251]" office:value-type="float" office:value="0.00000000253672388281" calcext:value-type="float">
            <text:p>2.53672388281E-09</text:p>
          </table:table-cell>
          <table:table-cell table:formula="of:=([.A1251]-[.B1251])*([.A1251]-[.B1251])" office:value-type="float" office:value="0.00000000115580280841" calcext:value-type="float">
            <text:p>1.15580280841E-09</text:p>
          </table:table-cell>
          <table:table-cell table:number-columns-repeated="2"/>
        </table:table-row>
        <table:table-row table:style-name="ro1">
          <table:table-cell office:value-type="float" office:value="0.0000561476" calcext:value-type="float">
            <text:p>0.0000561476</text:p>
          </table:table-cell>
          <table:table-cell office:value-type="float" office:value="0.0000116047" calcext:value-type="float">
            <text:p>0.0000116047</text:p>
          </table:table-cell>
          <table:table-cell table:formula="of:=[.A1252]*[.A1252]" office:value-type="float" office:value="0.00000000315255298576" calcext:value-type="float">
            <text:p>3.15255298576E-09</text:p>
          </table:table-cell>
          <table:table-cell table:formula="of:=([.A1252]-[.B1252])*([.A1252]-[.B1252])" office:value-type="float" office:value="0.00000000198406994041" calcext:value-type="float">
            <text:p>1.98406994041E-09</text:p>
          </table:table-cell>
          <table:table-cell table:number-columns-repeated="2"/>
        </table:table-row>
        <table:table-row table:style-name="ro1">
          <table:table-cell office:value-type="float" office:value="0.0000561476" calcext:value-type="float">
            <text:p>0.0000561476</text:p>
          </table:table-cell>
          <table:table-cell office:value-type="float" office:value="0.00012966" calcext:value-type="float">
            <text:p>0.00012966</text:p>
          </table:table-cell>
          <table:table-cell table:formula="of:=[.A1253]*[.A1253]" office:value-type="float" office:value="0.00000000315255298576" calcext:value-type="float">
            <text:p>3.15255298576E-09</text:p>
          </table:table-cell>
          <table:table-cell table:formula="of:=([.A1253]-[.B1253])*([.A1253]-[.B1253])" office:value-type="float" office:value="0.00000000540407295376" calcext:value-type="float">
            <text:p>5.40407295376E-09</text:p>
          </table:table-cell>
          <table:table-cell table:number-columns-repeated="2"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00318095" calcext:value-type="float">
            <text:p>0.000000318095</text:p>
          </table:table-cell>
          <table:table-cell table:formula="of:=[.A1254]*[.A1254]" office:value-type="float" office:value="0.00000000001998402912" calcext:value-type="float">
            <text:p>1.99840291225E-11</text:p>
          </table:table-cell>
          <table:table-cell table:formula="of:=([.A1254]-[.B1254])*([.A1254]-[.B1254])" office:value-type="float" office:value="0.00000000001724122159" calcext:value-type="float">
            <text:p>1.7241221585025E-11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0000512419" calcext:value-type="float">
            <text:p>0.000000512419</text:p>
          </table:table-cell>
          <table:table-cell table:formula="of:=[.A1255]*[.A1255]" office:value-type="float" office:value="0.00000000001074698863" calcext:value-type="float">
            <text:p>1.07469886276E-11</text:p>
          </table:table-cell>
          <table:table-cell table:formula="of:=([.A1255]-[.B1255])*([.A1255]-[.B1255])" office:value-type="float" office:value="0.00000000000764987644" calcext:value-type="float">
            <text:p>7.649876437281E-12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000068044" calcext:value-type="float">
            <text:p>0.00000068044</text:p>
          </table:table-cell>
          <table:table-cell table:formula="of:=[.A1256]*[.A1256]" office:value-type="float" office:value="0.00000000001074698863" calcext:value-type="float">
            <text:p>1.07469886276E-11</text:p>
          </table:table-cell>
          <table:table-cell table:formula="of:=([.A1256]-[.B1256])*([.A1256]-[.B1256])" office:value-type="float" office:value="0.00000000000674866875" calcext:value-type="float">
            <text:p>6.7486687524E-12</text:p>
          </table:table-cell>
          <table:table-cell table:number-columns-repeated="2"/>
        </table:table-row>
        <table:table-row table:style-name="ro1">
          <table:table-cell office:value-type="float" office:value="0.0000488162" calcext:value-type="float">
            <text:p>0.0000488162</text:p>
          </table:table-cell>
          <table:table-cell office:value-type="float" office:value="0.00000000604347" calcext:value-type="float">
            <text:p>0.00000000604347</text:p>
          </table:table-cell>
          <table:table-cell table:formula="of:=[.A1257]*[.A1257]" office:value-type="float" office:value="0.00000000238302138244" calcext:value-type="float">
            <text:p>2.38302138244E-09</text:p>
          </table:table-cell>
          <table:table-cell table:formula="of:=([.A1257]-[.B1257])*([.A1257]-[.B1257])" office:value-type="float" office:value="0.00000000238243138048" calcext:value-type="float">
            <text:p>2.3824313804831E-09</text:p>
          </table:table-cell>
          <table:table-cell table:number-columns-repeated="2"/>
        </table:table-row>
        <table:table-row table:style-name="ro1">
          <table:table-cell office:value-type="float" office:value="0.0000291467" calcext:value-type="float">
            <text:p>0.0000291467</text:p>
          </table:table-cell>
          <table:table-cell office:value-type="float" office:value="0.000660424" calcext:value-type="float">
            <text:p>0.000660424</text:p>
          </table:table-cell>
          <table:table-cell table:formula="of:=[.A1258]*[.A1258]" office:value-type="float" office:value="0.00000000084953012089" calcext:value-type="float">
            <text:p>8.4953012089E-10</text:p>
          </table:table-cell>
          <table:table-cell table:formula="of:=([.A1258]-[.B1258])*([.A1258]-[.B1258])" office:value-type="float" office:value="0.00000039851102949529" calcext:value-type="float">
            <text:p>3.9851102949529E-07</text:p>
          </table:table-cell>
          <table:table-cell table:number-columns-repeated="2"/>
        </table:table-row>
        <table:table-row table:style-name="ro1">
          <table:table-cell office:value-type="float" office:value="0.00017482" calcext:value-type="float">
            <text:p>0.00017482</text:p>
          </table:table-cell>
          <table:table-cell office:value-type="float" office:value="0.000000067309" calcext:value-type="float">
            <text:p>0.000000067309</text:p>
          </table:table-cell>
          <table:table-cell table:formula="of:=[.A1259]*[.A1259]" office:value-type="float" office:value="0.0000000305620324" calcext:value-type="float">
            <text:p>0.0000000305620324</text:p>
          </table:table-cell>
          <table:table-cell table:formula="of:=([.A1259]-[.B1259])*([.A1259]-[.B1259])" office:value-type="float" office:value="0.00000003053850301174" calcext:value-type="float">
            <text:p>3.05385030117415E-08</text:p>
          </table:table-cell>
          <table:table-cell table:number-columns-repeated="2"/>
        </table:table-row>
        <table:table-row table:style-name="ro1">
          <table:table-cell office:value-type="float" office:value="0.000141263" calcext:value-type="float">
            <text:p>0.000141263</text:p>
          </table:table-cell>
          <table:table-cell office:value-type="float" office:value="0.000000337956" calcext:value-type="float">
            <text:p>0.000000337956</text:p>
          </table:table-cell>
          <table:table-cell table:formula="of:=[.A1260]*[.A1260]" office:value-type="float" office:value="0.000000019955235169" calcext:value-type="float">
            <text:p>1.9955235169E-08</text:p>
          </table:table-cell>
          <table:table-cell table:formula="of:=([.A1260]-[.B1260])*([.A1260]-[.B1260])" office:value-type="float" office:value="0.0000000198598680264" calcext:value-type="float">
            <text:p>1.98598680264019E-08</text:p>
          </table:table-cell>
          <table:table-cell table:number-columns-repeated="2"/>
        </table:table-row>
        <table:table-row table:style-name="ro1">
          <table:table-cell office:value-type="float" office:value="0.0000927448" calcext:value-type="float">
            <text:p>0.0000927448</text:p>
          </table:table-cell>
          <table:table-cell office:value-type="float" office:value="0.0137582" calcext:value-type="float">
            <text:p>0.0137582</text:p>
          </table:table-cell>
          <table:table-cell table:formula="of:=[.A1261]*[.A1261]" office:value-type="float" office:value="0.00000000860159792704" calcext:value-type="float">
            <text:p>8.60159792704E-09</text:p>
          </table:table-cell>
          <table:table-cell table:formula="of:=([.A1261]-[.B1261])*([.A1261]-[.B1261])" office:value-type="float" office:value="0.000186744665823207" calcext:value-type="float">
            <text:p>0.000186744665823207</text:p>
          </table:table-cell>
          <table:table-cell table:number-columns-repeated="2"/>
        </table:table-row>
        <table:table-row table:style-name="ro1">
          <table:table-cell office:value-type="float" office:value="0.0000655651" calcext:value-type="float">
            <text:p>0.0000655651</text:p>
          </table:table-cell>
          <table:table-cell office:value-type="float" office:value="0.000155007" calcext:value-type="float">
            <text:p>0.000155007</text:p>
          </table:table-cell>
          <table:table-cell table:formula="of:=[.A1262]*[.A1262]" office:value-type="float" office:value="0.00000000429878233801" calcext:value-type="float">
            <text:p>4.29878233801E-09</text:p>
          </table:table-cell>
          <table:table-cell table:formula="of:=([.A1262]-[.B1262])*([.A1262]-[.B1262])" office:value-type="float" office:value="0.00000000799985347561" calcext:value-type="float">
            <text:p>7.99985347561E-09</text:p>
          </table:table-cell>
          <table:table-cell table:number-columns-repeated="2"/>
        </table:table-row>
        <table:table-row table:style-name="ro1">
          <table:table-cell office:value-type="float" office:value="0.00121909" calcext:value-type="float">
            <text:p>0.00121909</text:p>
          </table:table-cell>
          <table:table-cell office:value-type="float" office:value="0.0000399759" calcext:value-type="float">
            <text:p>0.0000399759</text:p>
          </table:table-cell>
          <table:table-cell table:formula="of:=[.A1263]*[.A1263]" office:value-type="float" office:value="0.0000014861804281" calcext:value-type="float">
            <text:p>0.0000014861804281</text:p>
          </table:table-cell>
          <table:table-cell table:formula="of:=([.A1263]-[.B1263])*([.A1263]-[.B1263])" office:value-type="float" office:value="0.00000139031006081881" calcext:value-type="float">
            <text:p>1.39031006081881E-06</text:p>
          </table:table-cell>
          <table:table-cell table:number-columns-repeated="2"/>
        </table:table-row>
        <table:table-row table:style-name="ro1">
          <table:table-cell office:value-type="float" office:value="0.0012393" calcext:value-type="float">
            <text:p>0.0012393</text:p>
          </table:table-cell>
          <table:table-cell office:value-type="float" office:value="0.00000817696" calcext:value-type="float">
            <text:p>0.00000817696</text:p>
          </table:table-cell>
          <table:table-cell table:formula="of:=[.A1264]*[.A1264]" office:value-type="float" office:value="0.00000153586449" calcext:value-type="float">
            <text:p>0.00000153586449</text:p>
          </table:table-cell>
          <table:table-cell table:formula="of:=([.A1264]-[.B1264])*([.A1264]-[.B1264])" office:value-type="float" office:value="0.00000151566393961884" calcext:value-type="float">
            <text:p>1.51566393961884E-06</text:p>
          </table:table-cell>
          <table:table-cell table:number-columns-repeated="2"/>
        </table:table-row>
        <table:table-row table:style-name="ro1">
          <table:table-cell office:value-type="float" office:value="0.0012393" calcext:value-type="float">
            <text:p>0.0012393</text:p>
          </table:table-cell>
          <table:table-cell office:value-type="float" office:value="0.00220083" calcext:value-type="float">
            <text:p>0.00220083</text:p>
          </table:table-cell>
          <table:table-cell table:formula="of:=[.A1265]*[.A1265]" office:value-type="float" office:value="0.00000153586449" calcext:value-type="float">
            <text:p>0.00000153586449</text:p>
          </table:table-cell>
          <table:table-cell table:formula="of:=([.A1265]-[.B1265])*([.A1265]-[.B1265])" office:value-type="float" office:value="0.0000009245399409" calcext:value-type="float">
            <text:p>0.0000009245399409</text:p>
          </table:table-cell>
          <table:table-cell table:number-columns-repeated="2"/>
        </table:table-row>
        <table:table-row table:style-name="ro1">
          <table:table-cell office:value-type="float" office:value="0.000751019" calcext:value-type="float">
            <text:p>0.000751019</text:p>
          </table:table-cell>
          <table:table-cell office:value-type="float" office:value="0.0039082" calcext:value-type="float">
            <text:p>0.0039082</text:p>
          </table:table-cell>
          <table:table-cell table:formula="of:=[.A1266]*[.A1266]" office:value-type="float" office:value="0.000000564029538361" calcext:value-type="float">
            <text:p>5.64029538361E-07</text:p>
          </table:table-cell>
          <table:table-cell table:formula="of:=([.A1266]-[.B1266])*([.A1266]-[.B1266])" office:value-type="float" office:value="0.000009967791866761" calcext:value-type="float">
            <text:p>9.967791866761E-06</text:p>
          </table:table-cell>
          <table:table-cell table:number-columns-repeated="2"/>
        </table:table-row>
        <table:table-row table:style-name="ro1">
          <table:table-cell office:value-type="float" office:value="0.00239122" calcext:value-type="float">
            <text:p>0.00239122</text:p>
          </table:table-cell>
          <table:table-cell office:value-type="float" office:value="0.0164943" calcext:value-type="float">
            <text:p>0.0164943</text:p>
          </table:table-cell>
          <table:table-cell table:formula="of:=[.A1267]*[.A1267]" office:value-type="float" office:value="0.0000057179330884" calcext:value-type="float">
            <text:p>0.0000057179330884</text:p>
          </table:table-cell>
          <table:table-cell table:formula="of:=([.A1267]-[.B1267])*([.A1267]-[.B1267])" office:value-type="float" office:value="0.0001988968654864" calcext:value-type="float">
            <text:p>0.0001988968654864</text:p>
          </table:table-cell>
          <table:table-cell table:number-columns-repeated="2"/>
        </table:table-row>
        <table:table-row table:style-name="ro1">
          <table:table-cell office:value-type="float" office:value="0.00273544" calcext:value-type="float">
            <text:p>0.00273544</text:p>
          </table:table-cell>
          <table:table-cell office:value-type="float" office:value="0.00172576" calcext:value-type="float">
            <text:p>0.00172576</text:p>
          </table:table-cell>
          <table:table-cell table:formula="of:=[.A1268]*[.A1268]" office:value-type="float" office:value="0.0000074826319936" calcext:value-type="float">
            <text:p>0.0000074826319936</text:p>
          </table:table-cell>
          <table:table-cell table:formula="of:=([.A1268]-[.B1268])*([.A1268]-[.B1268])" office:value-type="float" office:value="0.0000010194537024" calcext:value-type="float">
            <text:p>0.0000010194537024</text:p>
          </table:table-cell>
          <table:table-cell table:number-columns-repeated="2"/>
        </table:table-row>
        <table:table-row table:style-name="ro1">
          <table:table-cell office:value-type="float" office:value="0.00708342" calcext:value-type="float">
            <text:p>0.00708342</text:p>
          </table:table-cell>
          <table:table-cell office:value-type="float" office:value="0.00749401" calcext:value-type="float">
            <text:p>0.00749401</text:p>
          </table:table-cell>
          <table:table-cell table:formula="of:=[.A1269]*[.A1269]" office:value-type="float" office:value="0.0000501748388964" calcext:value-type="float">
            <text:p>0.0000501748388964</text:p>
          </table:table-cell>
          <table:table-cell table:formula="of:=([.A1269]-[.B1269])*([.A1269]-[.B1269])" office:value-type="float" office:value="0.0000001685841481" calcext:value-type="float">
            <text:p>0.0000001685841481</text:p>
          </table:table-cell>
          <table:table-cell table:number-columns-repeated="2"/>
        </table:table-row>
        <table:table-row table:style-name="ro1">
          <table:table-cell office:value-type="float" office:value="0.0368896" calcext:value-type="float">
            <text:p>0.0368896</text:p>
          </table:table-cell>
          <table:table-cell office:value-type="float" office:value="0.00192169" calcext:value-type="float">
            <text:p>0.00192169</text:p>
          </table:table-cell>
          <table:table-cell table:formula="of:=[.A1270]*[.A1270]" office:value-type="float" office:value="0.00136084258816" calcext:value-type="float">
            <text:p>0.00136084258816</text:p>
          </table:table-cell>
          <table:table-cell table:formula="of:=([.A1270]-[.B1270])*([.A1270]-[.B1270])" office:value-type="float" office:value="0.0012227547297681" calcext:value-type="float">
            <text:p>0.0012227547297681</text:p>
          </table:table-cell>
          <table:table-cell table:number-columns-repeated="2"/>
        </table:table-row>
        <table:table-row table:style-name="ro1">
          <table:table-cell office:value-type="float" office:value="0.0501561" calcext:value-type="float">
            <text:p>0.0501561</text:p>
          </table:table-cell>
          <table:table-cell office:value-type="float" office:value="0.00837809" calcext:value-type="float">
            <text:p>0.00837809</text:p>
          </table:table-cell>
          <table:table-cell table:formula="of:=[.A1271]*[.A1271]" office:value-type="float" office:value="0.00251563436721" calcext:value-type="float">
            <text:p>0.00251563436721</text:p>
          </table:table-cell>
          <table:table-cell table:formula="of:=([.A1271]-[.B1271])*([.A1271]-[.B1271])" office:value-type="float" office:value="0.0017454021195601" calcext:value-type="float">
            <text:p>0.0017454021195601</text:p>
          </table:table-cell>
          <table:table-cell table:number-columns-repeated="2"/>
        </table:table-row>
        <table:table-row table:style-name="ro1">
          <table:table-cell office:value-type="float" office:value="0.0723888" calcext:value-type="float">
            <text:p>0.0723888</text:p>
          </table:table-cell>
          <table:table-cell office:value-type="float" office:value="0.0626596" calcext:value-type="float">
            <text:p>0.0626596</text:p>
          </table:table-cell>
          <table:table-cell table:formula="of:=[.A1272]*[.A1272]" office:value-type="float" office:value="0.00524013836544" calcext:value-type="float">
            <text:p>0.00524013836544</text:p>
          </table:table-cell>
          <table:table-cell table:formula="of:=([.A1272]-[.B1272])*([.A1272]-[.B1272])" office:value-type="float" office:value="0.0000946573326400001" calcext:value-type="float">
            <text:p>0.0000946573326400001</text:p>
          </table:table-cell>
          <table:table-cell table:number-columns-repeated="2"/>
        </table:table-row>
        <table:table-row table:style-name="ro1">
          <table:table-cell office:value-type="float" office:value="0.0821564" calcext:value-type="float">
            <text:p>0.0821564</text:p>
          </table:table-cell>
          <table:table-cell office:value-type="float" office:value="0.102578" calcext:value-type="float">
            <text:p>0.102578</text:p>
          </table:table-cell>
          <table:table-cell table:formula="of:=[.A1273]*[.A1273]" office:value-type="float" office:value="0.00674967406096" calcext:value-type="float">
            <text:p>0.00674967406096</text:p>
          </table:table-cell>
          <table:table-cell table:formula="of:=([.A1273]-[.B1273])*([.A1273]-[.B1273])" office:value-type="float" office:value="0.00041704174656" calcext:value-type="float">
            <text:p>0.00041704174656</text:p>
          </table:table-cell>
          <table:table-cell table:number-columns-repeated="2"/>
        </table:table-row>
        <table:table-row table:style-name="ro1">
          <table:table-cell office:value-type="float" office:value="0.130213" calcext:value-type="float">
            <text:p>0.130213</text:p>
          </table:table-cell>
          <table:table-cell office:value-type="float" office:value="0.189144" calcext:value-type="float">
            <text:p>0.189144</text:p>
          </table:table-cell>
          <table:table-cell table:formula="of:=[.A1274]*[.A1274]" office:value-type="float" office:value="0.016955425369" calcext:value-type="float">
            <text:p>0.016955425369</text:p>
          </table:table-cell>
          <table:table-cell table:formula="of:=([.A1274]-[.B1274])*([.A1274]-[.B1274])" office:value-type="float" office:value="0.003472862761" calcext:value-type="float">
            <text:p>0.003472862761</text:p>
          </table:table-cell>
          <table:table-cell table:number-columns-repeated="2"/>
        </table:table-row>
        <table:table-row table:style-name="ro1">
          <table:table-cell office:value-type="float" office:value="0.162969" calcext:value-type="float">
            <text:p>0.162969</text:p>
          </table:table-cell>
          <table:table-cell office:value-type="float" office:value="0.302743" calcext:value-type="float">
            <text:p>0.302743</text:p>
          </table:table-cell>
          <table:table-cell table:formula="of:=[.A1275]*[.A1275]" office:value-type="float" office:value="0.026558894961" calcext:value-type="float">
            <text:p>0.026558894961</text:p>
          </table:table-cell>
          <table:table-cell table:formula="of:=([.A1275]-[.B1275])*([.A1275]-[.B1275])" office:value-type="float" office:value="0.019536771076" calcext:value-type="float">
            <text:p>0.019536771076</text:p>
          </table:table-cell>
          <table:table-cell table:number-columns-repeated="2"/>
        </table:table-row>
        <table:table-row table:style-name="ro1">
          <table:table-cell office:value-type="float" office:value="0.273662" calcext:value-type="float">
            <text:p>0.273662</text:p>
          </table:table-cell>
          <table:table-cell office:value-type="float" office:value="0.143228" calcext:value-type="float">
            <text:p>0.143228</text:p>
          </table:table-cell>
          <table:table-cell table:formula="of:=[.A1276]*[.A1276]" office:value-type="float" office:value="0.074890890244" calcext:value-type="float">
            <text:p>0.074890890244</text:p>
          </table:table-cell>
          <table:table-cell table:formula="of:=([.A1276]-[.B1276])*([.A1276]-[.B1276])" office:value-type="float" office:value="0.017013028356" calcext:value-type="float">
            <text:p>0.017013028356</text:p>
          </table:table-cell>
          <table:table-cell table:number-columns-repeated="2"/>
        </table:table-row>
        <table:table-row table:style-name="ro1">
          <table:table-cell office:value-type="float" office:value="0.536645" calcext:value-type="float">
            <text:p>0.536645</text:p>
          </table:table-cell>
          <table:table-cell office:value-type="float" office:value="0.393854" calcext:value-type="float">
            <text:p>0.393854</text:p>
          </table:table-cell>
          <table:table-cell table:formula="of:=[.A1277]*[.A1277]" office:value-type="float" office:value="0.287987856025" calcext:value-type="float">
            <text:p>0.287987856025</text:p>
          </table:table-cell>
          <table:table-cell table:formula="of:=([.A1277]-[.B1277])*([.A1277]-[.B1277])" office:value-type="float" office:value="0.020389269681" calcext:value-type="float">
            <text:p>0.020389269681</text:p>
          </table:table-cell>
          <table:table-cell table:number-columns-repeated="2"/>
        </table:table-row>
        <table:table-row table:style-name="ro1">
          <table:table-cell office:value-type="float" office:value="0.536645" calcext:value-type="float">
            <text:p>0.536645</text:p>
          </table:table-cell>
          <table:table-cell office:value-type="float" office:value="0.504466" calcext:value-type="float">
            <text:p>0.504466</text:p>
          </table:table-cell>
          <table:table-cell table:formula="of:=[.A1278]*[.A1278]" office:value-type="float" office:value="0.287987856025" calcext:value-type="float">
            <text:p>0.287987856025</text:p>
          </table:table-cell>
          <table:table-cell table:formula="of:=([.A1278]-[.B1278])*([.A1278]-[.B1278])" office:value-type="float" office:value="0.001035488041" calcext:value-type="float">
            <text:p>0.001035488041</text:p>
          </table:table-cell>
          <table:table-cell table:number-columns-repeated="2"/>
        </table:table-row>
        <table:table-row table:style-name="ro1">
          <table:table-cell office:value-type="float" office:value="0.536644" calcext:value-type="float">
            <text:p>0.536644</text:p>
          </table:table-cell>
          <table:table-cell office:value-type="float" office:value="0.605254" calcext:value-type="float">
            <text:p>0.605254</text:p>
          </table:table-cell>
          <table:table-cell table:formula="of:=[.A1279]*[.A1279]" office:value-type="float" office:value="0.287986782736" calcext:value-type="float">
            <text:p>0.287986782736</text:p>
          </table:table-cell>
          <table:table-cell table:formula="of:=([.A1279]-[.B1279])*([.A1279]-[.B1279])" office:value-type="float" office:value="0.00470733209999999" calcext:value-type="float">
            <text:p>0.00470733209999999</text:p>
          </table:table-cell>
          <table:table-cell table:number-columns-repeated="2"/>
        </table:table-row>
        <table:table-row table:style-name="ro1">
          <table:table-cell office:value-type="float" office:value="0.614706" calcext:value-type="float">
            <text:p>0.614706</text:p>
          </table:table-cell>
          <table:table-cell office:value-type="float" office:value="0.639274" calcext:value-type="float">
            <text:p>0.639274</text:p>
          </table:table-cell>
          <table:table-cell table:formula="of:=[.A1280]*[.A1280]" office:value-type="float" office:value="0.377863466436" calcext:value-type="float">
            <text:p>0.377863466436</text:p>
          </table:table-cell>
          <table:table-cell table:formula="of:=([.A1280]-[.B1280])*([.A1280]-[.B1280])" office:value-type="float" office:value="0.000603586624000002" calcext:value-type="float">
            <text:p>0.000603586624000002</text:p>
          </table:table-cell>
          <table:table-cell table:number-columns-repeated="2"/>
        </table:table-row>
        <table:table-row table:style-name="ro1">
          <table:table-cell office:value-type="float" office:value="0.686701" calcext:value-type="float">
            <text:p>0.686701</text:p>
          </table:table-cell>
          <table:table-cell office:value-type="float" office:value="0.79841" calcext:value-type="float">
            <text:p>0.79841</text:p>
          </table:table-cell>
          <table:table-cell table:formula="of:=[.A1281]*[.A1281]" office:value-type="float" office:value="0.471558263401" calcext:value-type="float">
            <text:p>0.471558263401</text:p>
          </table:table-cell>
          <table:table-cell table:formula="of:=([.A1281]-[.B1281])*([.A1281]-[.B1281])" office:value-type="float" office:value="0.012478900681" calcext:value-type="float">
            <text:p>0.012478900681</text:p>
          </table:table-cell>
          <table:table-cell table:number-columns-repeated="2"/>
        </table:table-row>
        <table:table-row table:style-name="ro1">
          <table:table-cell office:value-type="float" office:value="0.6867" calcext:value-type="float">
            <text:p>0.6867</text:p>
          </table:table-cell>
          <table:table-cell office:value-type="float" office:value="0.836424" calcext:value-type="float">
            <text:p>0.836424</text:p>
          </table:table-cell>
          <table:table-cell table:formula="of:=[.A1282]*[.A1282]" office:value-type="float" office:value="0.47155689" calcext:value-type="float">
            <text:p>0.47155689</text:p>
          </table:table-cell>
          <table:table-cell table:formula="of:=([.A1282]-[.B1282])*([.A1282]-[.B1282])" office:value-type="float" office:value="0.022417276176" calcext:value-type="float">
            <text:p>0.022417276176</text:p>
          </table:table-cell>
          <table:table-cell table:number-columns-repeated="2"/>
        </table:table-row>
        <table:table-row table:style-name="ro1">
          <table:table-cell office:value-type="float" office:value="0.99085" calcext:value-type="float">
            <text:p>0.99085</text:p>
          </table:table-cell>
          <table:table-cell office:value-type="float" office:value="0.871024" calcext:value-type="float">
            <text:p>0.871024</text:p>
          </table:table-cell>
          <table:table-cell table:formula="of:=[.A1283]*[.A1283]" office:value-type="float" office:value="0.9817837225" calcext:value-type="float">
            <text:p>0.9817837225</text:p>
          </table:table-cell>
          <table:table-cell table:formula="of:=([.A1283]-[.B1283])*([.A1283]-[.B1283])" office:value-type="float" office:value="0.014358270276" calcext:value-type="float">
            <text:p>0.014358270276</text:p>
          </table:table-cell>
          <table:table-cell table:number-columns-repeated="2"/>
        </table:table-row>
        <table:table-row table:style-name="ro1">
          <table:table-cell office:value-type="float" office:value="0.990849" calcext:value-type="float">
            <text:p>0.990849</text:p>
          </table:table-cell>
          <table:table-cell office:value-type="float" office:value="0.911841" calcext:value-type="float">
            <text:p>0.911841</text:p>
          </table:table-cell>
          <table:table-cell table:formula="of:=[.A1284]*[.A1284]" office:value-type="float" office:value="0.981781740801" calcext:value-type="float">
            <text:p>0.981781740801</text:p>
          </table:table-cell>
          <table:table-cell table:formula="of:=([.A1284]-[.B1284])*([.A1284]-[.B1284])" office:value-type="float" office:value="0.00624226406399999" calcext:value-type="float">
            <text:p>0.00624226406399999</text:p>
          </table:table-cell>
          <table:table-cell table:number-columns-repeated="2"/>
        </table:table-row>
        <table:table-row table:style-name="ro1">
          <table:table-cell office:value-type="float" office:value="0.990851" calcext:value-type="float">
            <text:p>0.990851</text:p>
          </table:table-cell>
          <table:table-cell office:value-type="float" office:value="0.949648" calcext:value-type="float">
            <text:p>0.949648</text:p>
          </table:table-cell>
          <table:table-cell table:formula="of:=[.A1285]*[.A1285]" office:value-type="float" office:value="0.981785704201" calcext:value-type="float">
            <text:p>0.981785704201</text:p>
          </table:table-cell>
          <table:table-cell table:formula="of:=([.A1285]-[.B1285])*([.A1285]-[.B1285])" office:value-type="float" office:value="0.001697687209" calcext:value-type="float">
            <text:p>0.001697687209</text:p>
          </table:table-cell>
          <table:table-cell table:number-columns-repeated="2"/>
        </table:table-row>
        <table:table-row table:style-name="ro1">
          <table:table-cell office:value-type="float" office:value="0.99085" calcext:value-type="float">
            <text:p>0.99085</text:p>
          </table:table-cell>
          <table:table-cell office:value-type="float" office:value="0.978208" calcext:value-type="float">
            <text:p>0.978208</text:p>
          </table:table-cell>
          <table:table-cell table:formula="of:=[.A1286]*[.A1286]" office:value-type="float" office:value="0.9817837225" calcext:value-type="float">
            <text:p>0.9817837225</text:p>
          </table:table-cell>
          <table:table-cell table:formula="of:=([.A1286]-[.B1286])*([.A1286]-[.B1286])" office:value-type="float" office:value="0.000159820164000001" calcext:value-type="float">
            <text:p>0.000159820164000001</text:p>
          </table:table-cell>
          <table:table-cell table:number-columns-repeated="2"/>
        </table:table-row>
        <table:table-row table:style-name="ro1">
          <table:table-cell office:value-type="float" office:value="0.99085" calcext:value-type="float">
            <text:p>0.99085</text:p>
          </table:table-cell>
          <table:table-cell office:value-type="float" office:value="0.991599" calcext:value-type="float">
            <text:p>0.991599</text:p>
          </table:table-cell>
          <table:table-cell table:formula="of:=[.A1287]*[.A1287]" office:value-type="float" office:value="0.9817837225" calcext:value-type="float">
            <text:p>0.9817837225</text:p>
          </table:table-cell>
          <table:table-cell table:formula="of:=([.A1287]-[.B1287])*([.A1287]-[.B1287])" office:value-type="float" office:value="0.000000561001" calcext:value-type="float">
            <text:p>0.000000561001</text:p>
          </table:table-cell>
          <table:table-cell table:number-columns-repeated="2"/>
        </table:table-row>
        <table:table-row table:style-name="ro1">
          <table:table-cell office:value-type="float" office:value="0.99085" calcext:value-type="float">
            <text:p>0.99085</text:p>
          </table:table-cell>
          <table:table-cell office:value-type="float" office:value="0.993392" calcext:value-type="float">
            <text:p>0.993392</text:p>
          </table:table-cell>
          <table:table-cell table:formula="of:=[.A1288]*[.A1288]" office:value-type="float" office:value="0.9817837225" calcext:value-type="float">
            <text:p>0.9817837225</text:p>
          </table:table-cell>
          <table:table-cell table:formula="of:=([.A1288]-[.B1288])*([.A1288]-[.B1288])" office:value-type="float" office:value="0.00000646176400000023" calcext:value-type="float">
            <text:p>6.46176400000023E-06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00303222" calcext:value-type="float">
            <text:p>0.00000303222</text:p>
          </table:table-cell>
          <table:table-cell table:formula="of:=[.A1289]*[.A1289]" office:value-type="float" office:value="0.00000000024948834304" calcext:value-type="float">
            <text:p>2.4948834304E-10</text:p>
          </table:table-cell>
          <table:table-cell table:formula="of:=([.A1289]-[.B1289])*([.A1289]-[.B1289])" office:value-type="float" office:value="0.00000000016289365848" calcext:value-type="float">
            <text:p>1.628936584804E-10</text:p>
          </table:table-cell>
          <table:table-cell table:number-columns-repeated="2"/>
        </table:table-row>
        <table:table-row table:style-name="ro1">
          <table:table-cell office:value-type="float" office:value="0.0000479221" calcext:value-type="float">
            <text:p>0.0000479221</text:p>
          </table:table-cell>
          <table:table-cell office:value-type="float" office:value="0.0000164734" calcext:value-type="float">
            <text:p>0.0000164734</text:p>
          </table:table-cell>
          <table:table-cell table:formula="of:=[.A1290]*[.A1290]" office:value-type="float" office:value="0.00000000229652766841" calcext:value-type="float">
            <text:p>2.29652766841E-09</text:p>
          </table:table-cell>
          <table:table-cell table:formula="of:=([.A1290]-[.B1290])*([.A1290]-[.B1290])" office:value-type="float" office:value="0.00000000098902073169" calcext:value-type="float">
            <text:p>9.8902073169E-10</text:p>
          </table:table-cell>
          <table:table-cell table:number-columns-repeated="2"/>
        </table:table-row>
        <table:table-row table:style-name="ro1">
          <table:table-cell office:value-type="float" office:value="0.0000466108" calcext:value-type="float">
            <text:p>0.0000466108</text:p>
          </table:table-cell>
          <table:table-cell office:value-type="float" office:value="0.0000000418871" calcext:value-type="float">
            <text:p>0.0000000418871</text:p>
          </table:table-cell>
          <table:table-cell table:formula="of:=[.A1291]*[.A1291]" office:value-type="float" office:value="0.00000000217256667664" calcext:value-type="float">
            <text:p>2.17256667664E-09</text:p>
          </table:table-cell>
          <table:table-cell table:formula="of:=([.A1291]-[.B1291])*([.A1291]-[.B1291])" office:value-type="float" office:value="0.00000000216866364869" calcext:value-type="float">
            <text:p>2.16866364868779E-09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000470251" calcext:value-type="float">
            <text:p>0.0000000470251</text:p>
          </table:table-cell>
          <table:table-cell table:formula="of:=[.A1292]*[.A1292]" office:value-type="float" office:value="0.00000000001455193609" calcext:value-type="float">
            <text:p>1.455193609E-11</text:p>
          </table:table-cell>
          <table:table-cell table:formula="of:=([.A1292]-[.B1292])*([.A1292]-[.B1292])" office:value-type="float" office:value="0.00000000001419537415" calcext:value-type="float">
            <text:p>1.419537415209E-11</text:p>
          </table:table-cell>
          <table:table-cell table:number-columns-repeated="2"/>
        </table:table-row>
        <table:table-row table:style-name="ro1">
          <table:table-cell office:value-type="float" office:value="0.000043273" calcext:value-type="float">
            <text:p>0.000043273</text:p>
          </table:table-cell>
          <table:table-cell office:value-type="float" office:value="0.00000423644" calcext:value-type="float">
            <text:p>0.00000423644</text:p>
          </table:table-cell>
          <table:table-cell table:formula="of:=[.A1293]*[.A1293]" office:value-type="float" office:value="0.000000001872552529" calcext:value-type="float">
            <text:p>1.872552529E-09</text:p>
          </table:table-cell>
          <table:table-cell table:formula="of:=([.A1293]-[.B1293])*([.A1293]-[.B1293])" office:value-type="float" office:value="0.00000000152385301663" calcext:value-type="float">
            <text:p>1.5238530166336E-09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198267" calcext:value-type="float">
            <text:p>0.000198267</text:p>
          </table:table-cell>
          <table:table-cell table:formula="of:=[.A1294]*[.A1294]" office:value-type="float" office:value="0.00000000009555375303" calcext:value-type="float">
            <text:p>9.55537530256E-11</text:p>
          </table:table-cell>
          <table:table-cell table:formula="of:=([.A1294]-[.B1294])*([.A1294]-[.B1294])" office:value-type="float" office:value="0.00000003552917374659" calcext:value-type="float">
            <text:p>3.55291737465856E-08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285069" calcext:value-type="float">
            <text:p>0.000285069</text:p>
          </table:table-cell>
          <table:table-cell table:formula="of:=[.A1295]*[.A1295]" office:value-type="float" office:value="0.00000000009555375303" calcext:value-type="float">
            <text:p>9.55537530256E-11</text:p>
          </table:table-cell>
          <table:table-cell table:formula="of:=([.A1295]-[.B1295])*([.A1295]-[.B1295])" office:value-type="float" office:value="0.00000007578669834195" calcext:value-type="float">
            <text:p>7.57866983419456E-08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00873265" calcext:value-type="float">
            <text:p>0.0000000873265</text:p>
          </table:table-cell>
          <table:table-cell table:formula="of:=[.A1296]*[.A1296]" office:value-type="float" office:value="0.00000000000319744466" calcext:value-type="float">
            <text:p>3.1974446596E-12</text:p>
          </table:table-cell>
          <table:table-cell table:formula="of:=([.A1296]-[.B1296])*([.A1296]-[.B1296])" office:value-type="float" office:value="0.00000000000289276656" calcext:value-type="float">
            <text:p>2.89276656178225E-12</text:p>
          </table:table-cell>
          <table:table-cell table:number-columns-repeated="2"/>
        </table:table-row>
        <table:table-row table:style-name="ro1">
          <table:table-cell office:value-type="float" office:value="0.000443041" calcext:value-type="float">
            <text:p>0.000443041</text:p>
          </table:table-cell>
          <table:table-cell office:value-type="float" office:value="0.000180918" calcext:value-type="float">
            <text:p>0.000180918</text:p>
          </table:table-cell>
          <table:table-cell table:formula="of:=[.A1297]*[.A1297]" office:value-type="float" office:value="0.000000196285327681" calcext:value-type="float">
            <text:p>1.96285327681E-07</text:p>
          </table:table-cell>
          <table:table-cell table:formula="of:=([.A1297]-[.B1297])*([.A1297]-[.B1297])" office:value-type="float" office:value="0.000000068708467129" calcext:value-type="float">
            <text:p>6.8708467129E-08</text:p>
          </table:table-cell>
          <table:table-cell table:number-columns-repeated="2"/>
        </table:table-row>
        <table:table-row table:style-name="ro1">
          <table:table-cell office:value-type="float" office:value="0.0000433922" calcext:value-type="float">
            <text:p>0.0000433922</text:p>
          </table:table-cell>
          <table:table-cell office:value-type="float" office:value="0.0000958653" calcext:value-type="float">
            <text:p>0.0000958653</text:p>
          </table:table-cell>
          <table:table-cell table:formula="of:=[.A1298]*[.A1298]" office:value-type="float" office:value="0.00000000188288302084" calcext:value-type="float">
            <text:p>1.88288302084E-09</text:p>
          </table:table-cell>
          <table:table-cell table:formula="of:=([.A1298]-[.B1298])*([.A1298]-[.B1298])" office:value-type="float" office:value="0.00000000275342622361" calcext:value-type="float">
            <text:p>2.75342622361E-09</text:p>
          </table:table-cell>
          <table:table-cell table:number-columns-repeated="2"/>
        </table:table-row>
        <table:table-row table:style-name="ro1">
          <table:table-cell office:value-type="float" office:value="0.000270069" calcext:value-type="float">
            <text:p>0.000270069</text:p>
          </table:table-cell>
          <table:table-cell office:value-type="float" office:value="0.000000560776" calcext:value-type="float">
            <text:p>0.000000560776</text:p>
          </table:table-cell>
          <table:table-cell table:formula="of:=[.A1299]*[.A1299]" office:value-type="float" office:value="0.000000072937264761" calcext:value-type="float">
            <text:p>7.2937264761E-08</text:p>
          </table:table-cell>
          <table:table-cell table:formula="of:=([.A1299]-[.B1299])*([.A1299]-[.B1299])" office:value-type="float" office:value="0.00000007263468280363" calcext:value-type="float">
            <text:p>7.26346828036342E-08</text:p>
          </table:table-cell>
          <table:table-cell table:number-columns-repeated="2"/>
        </table:table-row>
        <table:table-row table:style-name="ro1">
          <table:table-cell office:value-type="float" office:value="0.000264764" calcext:value-type="float">
            <text:p>0.000264764</text:p>
          </table:table-cell>
          <table:table-cell office:value-type="float" office:value="0.0000784288" calcext:value-type="float">
            <text:p>0.0000784288</text:p>
          </table:table-cell>
          <table:table-cell table:formula="of:=[.A1300]*[.A1300]" office:value-type="float" office:value="0.000000070099975696" calcext:value-type="float">
            <text:p>7.0099975696E-08</text:p>
          </table:table-cell>
          <table:table-cell table:formula="of:=([.A1300]-[.B1300])*([.A1300]-[.B1300])" office:value-type="float" office:value="0.00000003472080675904" calcext:value-type="float">
            <text:p>3.472080675904E-08</text:p>
          </table:table-cell>
          <table:table-cell table:number-columns-repeated="2"/>
        </table:table-row>
        <table:table-row table:style-name="ro1">
          <table:table-cell office:value-type="float" office:value="0.00030309" calcext:value-type="float">
            <text:p>0.00030309</text:p>
          </table:table-cell>
          <table:table-cell office:value-type="float" office:value="0.000042303" calcext:value-type="float">
            <text:p>0.000042303</text:p>
          </table:table-cell>
          <table:table-cell table:formula="of:=[.A1301]*[.A1301]" office:value-type="float" office:value="0.0000000918635481" calcext:value-type="float">
            <text:p>0.0000000918635481</text:p>
          </table:table-cell>
          <table:table-cell table:formula="of:=([.A1301]-[.B1301])*([.A1301]-[.B1301])" office:value-type="float" office:value="0.000000068009859369" calcext:value-type="float">
            <text:p>6.8009859369E-08</text:p>
          </table:table-cell>
          <table:table-cell table:number-columns-repeated="2"/>
        </table:table-row>
        <table:table-row table:style-name="ro1">
          <table:table-cell office:value-type="float" office:value="0.000245094" calcext:value-type="float">
            <text:p>0.000245094</text:p>
          </table:table-cell>
          <table:table-cell office:value-type="float" office:value="0.00122789" calcext:value-type="float">
            <text:p>0.00122789</text:p>
          </table:table-cell>
          <table:table-cell table:formula="of:=[.A1302]*[.A1302]" office:value-type="float" office:value="0.000000060071068836" calcext:value-type="float">
            <text:p>6.0071068836E-08</text:p>
          </table:table-cell>
          <table:table-cell table:formula="of:=([.A1302]-[.B1302])*([.A1302]-[.B1302])" office:value-type="float" office:value="0.000000965887977616" calcext:value-type="float">
            <text:p>9.65887977616E-07</text:p>
          </table:table-cell>
          <table:table-cell table:number-columns-repeated="2"/>
        </table:table-row>
        <table:table-row table:style-name="ro1">
          <table:table-cell office:value-type="float" office:value="0.0012275" calcext:value-type="float">
            <text:p>0.0012275</text:p>
          </table:table-cell>
          <table:table-cell office:value-type="float" office:value="0.00000111833" calcext:value-type="float">
            <text:p>0.00000111833</text:p>
          </table:table-cell>
          <table:table-cell table:formula="of:=[.A1303]*[.A1303]" office:value-type="float" office:value="0.00000150675625" calcext:value-type="float">
            <text:p>0.00000150675625</text:p>
          </table:table-cell>
          <table:table-cell table:formula="of:=([.A1303]-[.B1303])*([.A1303]-[.B1303])" office:value-type="float" office:value="0.00000150401200051199" calcext:value-type="float">
            <text:p>1.50401200051199E-06</text:p>
          </table:table-cell>
          <table:table-cell table:number-columns-repeated="2"/>
        </table:table-row>
        <table:table-row table:style-name="ro1">
          <table:table-cell office:value-type="float" office:value="0.00848383" calcext:value-type="float">
            <text:p>0.00848383</text:p>
          </table:table-cell>
          <table:table-cell office:value-type="float" office:value="0.000000211294" calcext:value-type="float">
            <text:p>0.000000211294</text:p>
          </table:table-cell>
          <table:table-cell table:formula="of:=[.A1304]*[.A1304]" office:value-type="float" office:value="0.0000719753714689" calcext:value-type="float">
            <text:p>0.0000719753714689</text:p>
          </table:table-cell>
          <table:table-cell table:formula="of:=([.A1304]-[.B1304])*([.A1304]-[.B1304])" office:value-type="float" office:value="0.0000719717863487931" calcext:value-type="float">
            <text:p>7.19717863487931E-05</text:p>
          </table:table-cell>
          <table:table-cell table:number-columns-repeated="2"/>
        </table:table-row>
        <table:table-row table:style-name="ro1">
          <table:table-cell office:value-type="float" office:value="0.00848383" calcext:value-type="float">
            <text:p>0.00848383</text:p>
          </table:table-cell>
          <table:table-cell office:value-type="float" office:value="0.000000166277" calcext:value-type="float">
            <text:p>0.000000166277</text:p>
          </table:table-cell>
          <table:table-cell table:formula="of:=[.A1305]*[.A1305]" office:value-type="float" office:value="0.0000719753714689" calcext:value-type="float">
            <text:p>0.0000719753714689</text:p>
          </table:table-cell>
          <table:table-cell table:formula="of:=([.A1305]-[.B1305])*([.A1305]-[.B1305])" office:value-type="float" office:value="0.0000719725501649462" calcext:value-type="float">
            <text:p>7.19725501649462E-05</text:p>
          </table:table-cell>
          <table:table-cell table:number-columns-repeated="2"/>
        </table:table-row>
        <table:table-row table:style-name="ro1">
          <table:table-cell office:value-type="float" office:value="0.0335742" calcext:value-type="float">
            <text:p>0.0335742</text:p>
          </table:table-cell>
          <table:table-cell office:value-type="float" office:value="0.0722506" calcext:value-type="float">
            <text:p>0.0722506</text:p>
          </table:table-cell>
          <table:table-cell table:formula="of:=[.A1306]*[.A1306]" office:value-type="float" office:value="0.00112722690564" calcext:value-type="float">
            <text:p>0.00112722690564</text:p>
          </table:table-cell>
          <table:table-cell table:formula="of:=([.A1306]-[.B1306])*([.A1306]-[.B1306])" office:value-type="float" office:value="0.00149586391696" calcext:value-type="float">
            <text:p>0.00149586391696</text:p>
          </table:table-cell>
          <table:table-cell table:number-columns-repeated="2"/>
        </table:table-row>
        <table:table-row table:style-name="ro1">
          <table:table-cell office:value-type="float" office:value="0.0335742" calcext:value-type="float">
            <text:p>0.0335742</text:p>
          </table:table-cell>
          <table:table-cell office:value-type="float" office:value="0.0753648" calcext:value-type="float">
            <text:p>0.0753648</text:p>
          </table:table-cell>
          <table:table-cell table:formula="of:=[.A1307]*[.A1307]" office:value-type="float" office:value="0.00112722690564" calcext:value-type="float">
            <text:p>0.00112722690564</text:p>
          </table:table-cell>
          <table:table-cell table:formula="of:=([.A1307]-[.B1307])*([.A1307]-[.B1307])" office:value-type="float" office:value="0.00174645424836" calcext:value-type="float">
            <text:p>0.00174645424836</text:p>
          </table:table-cell>
          <table:table-cell table:number-columns-repeated="2"/>
        </table:table-row>
        <table:table-row table:style-name="ro1">
          <table:table-cell office:value-type="float" office:value="0.0871628" calcext:value-type="float">
            <text:p>0.0871628</text:p>
          </table:table-cell>
          <table:table-cell office:value-type="float" office:value="0.142816" calcext:value-type="float">
            <text:p>0.142816</text:p>
          </table:table-cell>
          <table:table-cell table:formula="of:=[.A1308]*[.A1308]" office:value-type="float" office:value="0.00759735370384" calcext:value-type="float">
            <text:p>0.00759735370384</text:p>
          </table:table-cell>
          <table:table-cell table:formula="of:=([.A1308]-[.B1308])*([.A1308]-[.B1308])" office:value-type="float" office:value="0.00309727867024" calcext:value-type="float">
            <text:p>0.00309727867024</text:p>
          </table:table-cell>
          <table:table-cell table:number-columns-repeated="2"/>
        </table:table-row>
        <table:table-row table:style-name="ro1">
          <table:table-cell office:value-type="float" office:value="0.0871628" calcext:value-type="float">
            <text:p>0.0871628</text:p>
          </table:table-cell>
          <table:table-cell office:value-type="float" office:value="0.148433" calcext:value-type="float">
            <text:p>0.148433</text:p>
          </table:table-cell>
          <table:table-cell table:formula="of:=[.A1309]*[.A1309]" office:value-type="float" office:value="0.00759735370384" calcext:value-type="float">
            <text:p>0.00759735370384</text:p>
          </table:table-cell>
          <table:table-cell table:formula="of:=([.A1309]-[.B1309])*([.A1309]-[.B1309])" office:value-type="float" office:value="0.00375403740804" calcext:value-type="float">
            <text:p>0.00375403740804</text:p>
          </table:table-cell>
          <table:table-cell table:number-columns-repeated="2"/>
        </table:table-row>
        <table:table-row table:style-name="ro1">
          <table:table-cell office:value-type="float" office:value="0.0871628" calcext:value-type="float">
            <text:p>0.0871628</text:p>
          </table:table-cell>
          <table:table-cell office:value-type="float" office:value="0.146431" calcext:value-type="float">
            <text:p>0.146431</text:p>
          </table:table-cell>
          <table:table-cell table:formula="of:=[.A1310]*[.A1310]" office:value-type="float" office:value="0.00759735370384" calcext:value-type="float">
            <text:p>0.00759735370384</text:p>
          </table:table-cell>
          <table:table-cell table:formula="of:=([.A1310]-[.B1310])*([.A1310]-[.B1310])" office:value-type="float" office:value="0.00351271953124" calcext:value-type="float">
            <text:p>0.00351271953124</text:p>
          </table:table-cell>
          <table:table-cell table:number-columns-repeated="2"/>
        </table:table-row>
        <table:table-row table:style-name="ro1">
          <table:table-cell office:value-type="float" office:value="0.150655" calcext:value-type="float">
            <text:p>0.150655</text:p>
          </table:table-cell>
          <table:table-cell office:value-type="float" office:value="0.129164" calcext:value-type="float">
            <text:p>0.129164</text:p>
          </table:table-cell>
          <table:table-cell table:formula="of:=[.A1311]*[.A1311]" office:value-type="float" office:value="0.022696929025" calcext:value-type="float">
            <text:p>0.022696929025</text:p>
          </table:table-cell>
          <table:table-cell table:formula="of:=([.A1311]-[.B1311])*([.A1311]-[.B1311])" office:value-type="float" office:value="0.000461863081" calcext:value-type="float">
            <text:p>0.000461863081</text:p>
          </table:table-cell>
          <table:table-cell table:number-columns-repeated="2"/>
        </table:table-row>
        <table:table-row table:style-name="ro1">
          <table:table-cell office:value-type="float" office:value="0.145146" calcext:value-type="float">
            <text:p>0.145146</text:p>
          </table:table-cell>
          <table:table-cell office:value-type="float" office:value="0.137519" calcext:value-type="float">
            <text:p>0.137519</text:p>
          </table:table-cell>
          <table:table-cell table:formula="of:=[.A1312]*[.A1312]" office:value-type="float" office:value="0.021067361316" calcext:value-type="float">
            <text:p>0.021067361316</text:p>
          </table:table-cell>
          <table:table-cell table:formula="of:=([.A1312]-[.B1312])*([.A1312]-[.B1312])" office:value-type="float" office:value="0.0000581711289999999" calcext:value-type="float">
            <text:p>0.0000581711289999999</text:p>
          </table:table-cell>
          <table:table-cell table:number-columns-repeated="2"/>
        </table:table-row>
        <table:table-row table:style-name="ro1">
          <table:table-cell office:value-type="float" office:value="0.185108" calcext:value-type="float">
            <text:p>0.185108</text:p>
          </table:table-cell>
          <table:table-cell office:value-type="float" office:value="0.163412" calcext:value-type="float">
            <text:p>0.163412</text:p>
          </table:table-cell>
          <table:table-cell table:formula="of:=[.A1313]*[.A1313]" office:value-type="float" office:value="0.034264971664" calcext:value-type="float">
            <text:p>0.034264971664</text:p>
          </table:table-cell>
          <table:table-cell table:formula="of:=([.A1313]-[.B1313])*([.A1313]-[.B1313])" office:value-type="float" office:value="0.000470716416" calcext:value-type="float">
            <text:p>0.000470716416</text:p>
          </table:table-cell>
          <table:table-cell table:number-columns-repeated="2"/>
        </table:table-row>
        <table:table-row table:style-name="ro1">
          <table:table-cell office:value-type="float" office:value="0.190151" calcext:value-type="float">
            <text:p>0.190151</text:p>
          </table:table-cell>
          <table:table-cell office:value-type="float" office:value="0.145726" calcext:value-type="float">
            <text:p>0.145726</text:p>
          </table:table-cell>
          <table:table-cell table:formula="of:=[.A1314]*[.A1314]" office:value-type="float" office:value="0.036157402801" calcext:value-type="float">
            <text:p>0.036157402801</text:p>
          </table:table-cell>
          <table:table-cell table:formula="of:=([.A1314]-[.B1314])*([.A1314]-[.B1314])" office:value-type="float" office:value="0.001973580625" calcext:value-type="float">
            <text:p>0.001973580625</text:p>
          </table:table-cell>
          <table:table-cell table:number-columns-repeated="2"/>
        </table:table-row>
        <table:table-row table:style-name="ro1">
          <table:table-cell office:value-type="float" office:value="0.228776" calcext:value-type="float">
            <text:p>0.228776</text:p>
          </table:table-cell>
          <table:table-cell office:value-type="float" office:value="0.243375" calcext:value-type="float">
            <text:p>0.243375</text:p>
          </table:table-cell>
          <table:table-cell table:formula="of:=[.A1315]*[.A1315]" office:value-type="float" office:value="0.052338458176" calcext:value-type="float">
            <text:p>0.052338458176</text:p>
          </table:table-cell>
          <table:table-cell table:formula="of:=([.A1315]-[.B1315])*([.A1315]-[.B1315])" office:value-type="float" office:value="0.000213130801" calcext:value-type="float">
            <text:p>0.000213130801</text:p>
          </table:table-cell>
          <table:table-cell table:number-columns-repeated="2"/>
        </table:table-row>
        <table:table-row table:style-name="ro1">
          <table:table-cell office:value-type="float" office:value="0.264818" calcext:value-type="float">
            <text:p>0.264818</text:p>
          </table:table-cell>
          <table:table-cell office:value-type="float" office:value="0.291545" calcext:value-type="float">
            <text:p>0.291545</text:p>
          </table:table-cell>
          <table:table-cell table:formula="of:=[.A1316]*[.A1316]" office:value-type="float" office:value="0.070128573124" calcext:value-type="float">
            <text:p>0.070128573124</text:p>
          </table:table-cell>
          <table:table-cell table:formula="of:=([.A1316]-[.B1316])*([.A1316]-[.B1316])" office:value-type="float" office:value="0.000714332529" calcext:value-type="float">
            <text:p>0.000714332529</text:p>
          </table:table-cell>
          <table:table-cell table:number-columns-repeated="2"/>
        </table:table-row>
        <table:table-row table:style-name="ro1">
          <table:table-cell office:value-type="float" office:value="0.264818" calcext:value-type="float">
            <text:p>0.264818</text:p>
          </table:table-cell>
          <table:table-cell office:value-type="float" office:value="0.367153" calcext:value-type="float">
            <text:p>0.367153</text:p>
          </table:table-cell>
          <table:table-cell table:formula="of:=[.A1317]*[.A1317]" office:value-type="float" office:value="0.070128573124" calcext:value-type="float">
            <text:p>0.070128573124</text:p>
          </table:table-cell>
          <table:table-cell table:formula="of:=([.A1317]-[.B1317])*([.A1317]-[.B1317])" office:value-type="float" office:value="0.010472452225" calcext:value-type="float">
            <text:p>0.010472452225</text:p>
          </table:table-cell>
          <table:table-cell table:number-columns-repeated="2"/>
        </table:table-row>
        <table:table-row table:style-name="ro1">
          <table:table-cell office:value-type="float" office:value="0.407877" calcext:value-type="float">
            <text:p>0.407877</text:p>
          </table:table-cell>
          <table:table-cell office:value-type="float" office:value="0.240814" calcext:value-type="float">
            <text:p>0.240814</text:p>
          </table:table-cell>
          <table:table-cell table:formula="of:=[.A1318]*[.A1318]" office:value-type="float" office:value="0.166363647129" calcext:value-type="float">
            <text:p>0.166363647129</text:p>
          </table:table-cell>
          <table:table-cell table:formula="of:=([.A1318]-[.B1318])*([.A1318]-[.B1318])" office:value-type="float" office:value="0.027910045969" calcext:value-type="float">
            <text:p>0.027910045969</text:p>
          </table:table-cell>
          <table:table-cell table:number-columns-repeated="2"/>
        </table:table-row>
        <table:table-row table:style-name="ro1">
          <table:table-cell office:value-type="float" office:value="0.573367" calcext:value-type="float">
            <text:p>0.573367</text:p>
          </table:table-cell>
          <table:table-cell office:value-type="float" office:value="0.2246" calcext:value-type="float">
            <text:p>0.2246</text:p>
          </table:table-cell>
          <table:table-cell table:formula="of:=[.A1319]*[.A1319]" office:value-type="float" office:value="0.328749716689" calcext:value-type="float">
            <text:p>0.328749716689</text:p>
          </table:table-cell>
          <table:table-cell table:formula="of:=([.A1319]-[.B1319])*([.A1319]-[.B1319])" office:value-type="float" office:value="0.121638420289" calcext:value-type="float">
            <text:p>0.121638420289</text:p>
          </table:table-cell>
          <table:table-cell table:number-columns-repeated="2"/>
        </table:table-row>
        <table:table-row table:style-name="ro1">
          <table:table-cell office:value-type="float" office:value="0.638021" calcext:value-type="float">
            <text:p>0.638021</text:p>
          </table:table-cell>
          <table:table-cell office:value-type="float" office:value="0.288853" calcext:value-type="float">
            <text:p>0.288853</text:p>
          </table:table-cell>
          <table:table-cell table:formula="of:=[.A1320]*[.A1320]" office:value-type="float" office:value="0.407070796441" calcext:value-type="float">
            <text:p>0.407070796441</text:p>
          </table:table-cell>
          <table:table-cell table:formula="of:=([.A1320]-[.B1320])*([.A1320]-[.B1320])" office:value-type="float" office:value="0.121918292224" calcext:value-type="float">
            <text:p>0.121918292224</text:p>
          </table:table-cell>
          <table:table-cell table:number-columns-repeated="2"/>
        </table:table-row>
        <table:table-row table:style-name="ro1">
          <table:table-cell office:value-type="float" office:value="0.729071" calcext:value-type="float">
            <text:p>0.729071</text:p>
          </table:table-cell>
          <table:table-cell office:value-type="float" office:value="0.314022" calcext:value-type="float">
            <text:p>0.314022</text:p>
          </table:table-cell>
          <table:table-cell table:formula="of:=[.A1321]*[.A1321]" office:value-type="float" office:value="0.531544523041" calcext:value-type="float">
            <text:p>0.531544523041</text:p>
          </table:table-cell>
          <table:table-cell table:formula="of:=([.A1321]-[.B1321])*([.A1321]-[.B1321])" office:value-type="float" office:value="0.172265672401" calcext:value-type="float">
            <text:p>0.172265672401</text:p>
          </table:table-cell>
          <table:table-cell table:number-columns-repeated="2"/>
        </table:table-row>
        <table:table-row table:style-name="ro1">
          <table:table-cell office:value-type="float" office:value="0.793307" calcext:value-type="float">
            <text:p>0.793307</text:p>
          </table:table-cell>
          <table:table-cell office:value-type="float" office:value="0.59925" calcext:value-type="float">
            <text:p>0.59925</text:p>
          </table:table-cell>
          <table:table-cell table:formula="of:=[.A1322]*[.A1322]" office:value-type="float" office:value="0.629335996249" calcext:value-type="float">
            <text:p>0.629335996249</text:p>
          </table:table-cell>
          <table:table-cell table:formula="of:=([.A1322]-[.B1322])*([.A1322]-[.B1322])" office:value-type="float" office:value="0.037658119249" calcext:value-type="float">
            <text:p>0.037658119249</text:p>
          </table:table-cell>
          <table:table-cell table:number-columns-repeated="2"/>
        </table:table-row>
        <table:table-row table:style-name="ro1">
          <table:table-cell office:value-type="float" office:value="0.793308" calcext:value-type="float">
            <text:p>0.793308</text:p>
          </table:table-cell>
          <table:table-cell office:value-type="float" office:value="0.847253" calcext:value-type="float">
            <text:p>0.847253</text:p>
          </table:table-cell>
          <table:table-cell table:formula="of:=[.A1323]*[.A1323]" office:value-type="float" office:value="0.629337582864" calcext:value-type="float">
            <text:p>0.629337582864</text:p>
          </table:table-cell>
          <table:table-cell table:formula="of:=([.A1323]-[.B1323])*([.A1323]-[.B1323])" office:value-type="float" office:value="0.002910063025" calcext:value-type="float">
            <text:p>0.002910063025</text:p>
          </table:table-cell>
          <table:table-cell table:number-columns-repeated="2"/>
        </table:table-row>
        <table:table-row table:style-name="ro1">
          <table:table-cell office:value-type="float" office:value="0.897737" calcext:value-type="float">
            <text:p>0.897737</text:p>
          </table:table-cell>
          <table:table-cell office:value-type="float" office:value="0.882381" calcext:value-type="float">
            <text:p>0.882381</text:p>
          </table:table-cell>
          <table:table-cell table:formula="of:=[.A1324]*[.A1324]" office:value-type="float" office:value="0.805931721169" calcext:value-type="float">
            <text:p>0.805931721169</text:p>
          </table:table-cell>
          <table:table-cell table:formula="of:=([.A1324]-[.B1324])*([.A1324]-[.B1324])" office:value-type="float" office:value="0.000235806736000001" calcext:value-type="float">
            <text:p>0.000235806736000001</text:p>
          </table:table-cell>
          <table:table-cell table:number-columns-repeated="2"/>
        </table:table-row>
        <table:table-row table:style-name="ro1">
          <table:table-cell office:value-type="float" office:value="0.955557" calcext:value-type="float">
            <text:p>0.955557</text:p>
          </table:table-cell>
          <table:table-cell office:value-type="float" office:value="0.939385" calcext:value-type="float">
            <text:p>0.939385</text:p>
          </table:table-cell>
          <table:table-cell table:formula="of:=[.A1325]*[.A1325]" office:value-type="float" office:value="0.913089180249" calcext:value-type="float">
            <text:p>0.913089180249</text:p>
          </table:table-cell>
          <table:table-cell table:formula="of:=([.A1325]-[.B1325])*([.A1325]-[.B1325])" office:value-type="float" office:value="0.000261533583999999" calcext:value-type="float">
            <text:p>0.000261533583999999</text:p>
          </table:table-cell>
          <table:table-cell table:number-columns-repeated="2"/>
        </table:table-row>
        <table:table-row table:style-name="ro1">
          <table:table-cell office:value-type="float" office:value="0.955557" calcext:value-type="float">
            <text:p>0.955557</text:p>
          </table:table-cell>
          <table:table-cell office:value-type="float" office:value="0.986496" calcext:value-type="float">
            <text:p>0.986496</text:p>
          </table:table-cell>
          <table:table-cell table:formula="of:=[.A1326]*[.A1326]" office:value-type="float" office:value="0.913089180249" calcext:value-type="float">
            <text:p>0.913089180249</text:p>
          </table:table-cell>
          <table:table-cell table:formula="of:=([.A1326]-[.B1326])*([.A1326]-[.B1326])" office:value-type="float" office:value="0.000957221721000003" calcext:value-type="float">
            <text:p>0.000957221721000003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4735" calcext:value-type="float">
            <text:p>0.994735</text:p>
          </table:table-cell>
          <table:table-cell table:formula="of:=[.A1327]*[.A1327]" office:value-type="float" office:value="0.999984000064" calcext:value-type="float">
            <text:p>0.999984000064</text:p>
          </table:table-cell>
          <table:table-cell table:formula="of:=([.A1327]-[.B1327])*([.A1327]-[.B1327])" office:value-type="float" office:value="0.0000276360489999995" calcext:value-type="float">
            <text:p>2.76360489999995E-05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0000307813" calcext:value-type="float">
            <text:p>0.000000307813</text:p>
          </table:table-cell>
          <table:table-cell table:formula="of:=[.A1328]*[.A1328]" office:value-type="float" office:value="0.00000000011638957456" calcext:value-type="float">
            <text:p>1.1638957456E-10</text:p>
          </table:table-cell>
          <table:table-cell table:formula="of:=([.A1328]-[.B1328])*([.A1328]-[.B1328])" office:value-type="float" office:value="0.00000000010984270386" calcext:value-type="float">
            <text:p>1.09842703864569E-10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0100147" calcext:value-type="float">
            <text:p>0.000100147</text:p>
          </table:table-cell>
          <table:table-cell table:formula="of:=[.A1329]*[.A1329]" office:value-type="float" office:value="0.00000000011638957456" calcext:value-type="float">
            <text:p>1.1638957456E-10</text:p>
          </table:table-cell>
          <table:table-cell table:formula="of:=([.A1329]-[.B1329])*([.A1329]-[.B1329])" office:value-type="float" office:value="0.00000000798495939396" calcext:value-type="float">
            <text:p>7.98495939396E-09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215539" calcext:value-type="float">
            <text:p>0.00215539</text:p>
          </table:table-cell>
          <table:table-cell table:formula="of:=[.A1330]*[.A1330]" office:value-type="float" office:value="0.00000000000142107857" calcext:value-type="float">
            <text:p>1.4210785681E-12</text:p>
          </table:table-cell>
          <table:table-cell table:formula="of:=([.A1330]-[.B1330])*([.A1330]-[.B1330])" office:value-type="float" office:value="0.00000464056863544837" calcext:value-type="float">
            <text:p>4.64056863544837E-06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126738" calcext:value-type="float">
            <text:p>0.00126738</text:p>
          </table:table-cell>
          <table:table-cell table:formula="of:=[.A1331]*[.A1331]" office:value-type="float" office:value="0.00000000000142107857" calcext:value-type="float">
            <text:p>1.4210785681E-12</text:p>
          </table:table-cell>
          <table:table-cell table:formula="of:=([.A1331]-[.B1331])*([.A1331]-[.B1331])" office:value-type="float" office:value="0.00000160323182343017" calcext:value-type="float">
            <text:p>1.60323182343017E-06</text:p>
          </table:table-cell>
          <table:table-cell table:number-columns-repeated="2"/>
        </table:table-row>
        <table:table-row table:style-name="ro1">
          <table:table-cell office:value-type="float" office:value="0.0000560284" calcext:value-type="float">
            <text:p>0.0000560284</text:p>
          </table:table-cell>
          <table:table-cell office:value-type="float" office:value="0.000436467" calcext:value-type="float">
            <text:p>0.000436467</text:p>
          </table:table-cell>
          <table:table-cell table:formula="of:=[.A1332]*[.A1332]" office:value-type="float" office:value="0.00000000313918160656" calcext:value-type="float">
            <text:p>3.13918160656E-09</text:p>
          </table:table-cell>
          <table:table-cell table:formula="of:=([.A1332]-[.B1332])*([.A1332]-[.B1332])" office:value-type="float" office:value="0.00000014473352836996" calcext:value-type="float">
            <text:p>1.4473352836996E-07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0353334" calcext:value-type="float">
            <text:p>0.0000353334</text:p>
          </table:table-cell>
          <table:table-cell table:formula="of:=[.A1333]*[.A1333]" office:value-type="float" office:value="0.00000000000156675289" calcext:value-type="float">
            <text:p>1.56675289E-12</text:p>
          </table:table-cell>
          <table:table-cell table:formula="of:=([.A1333]-[.B1333])*([.A1333]-[.B1333])" office:value-type="float" office:value="0.00000000116156227489" calcext:value-type="float">
            <text:p>1.16156227489E-09</text:p>
          </table:table-cell>
          <table:table-cell table:number-columns-repeated="2"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0517682" calcext:value-type="float">
            <text:p>0.000517682</text:p>
          </table:table-cell>
          <table:table-cell table:formula="of:=[.A1334]*[.A1334]" office:value-type="float" office:value="0.00000000002689044736" calcext:value-type="float">
            <text:p>2.689044736E-11</text:p>
          </table:table-cell>
          <table:table-cell table:formula="of:=([.A1334]-[.B1334])*([.A1334]-[.B1334])" office:value-type="float" office:value="0.00000026265256001296" calcext:value-type="float">
            <text:p>2.6265256001296E-07</text:p>
          </table:table-cell>
          <table:table-cell table:number-columns-repeated="2"/>
        </table:table-row>
        <table:table-row table:style-name="ro1">
          <table:table-cell office:value-type="float" office:value="0.000883162" calcext:value-type="float">
            <text:p>0.000883162</text:p>
          </table:table-cell>
          <table:table-cell office:value-type="float" office:value="0.00108351" calcext:value-type="float">
            <text:p>0.00108351</text:p>
          </table:table-cell>
          <table:table-cell table:formula="of:=[.A1335]*[.A1335]" office:value-type="float" office:value="0.000000779975118244" calcext:value-type="float">
            <text:p>7.79975118244E-07</text:p>
          </table:table-cell>
          <table:table-cell table:formula="of:=([.A1335]-[.B1335])*([.A1335]-[.B1335])" office:value-type="float" office:value="0.000000040139321104" calcext:value-type="float">
            <text:p>4.0139321104E-08</text:p>
          </table:table-cell>
          <table:table-cell table:number-columns-repeated="2"/>
        </table:table-row>
        <table:table-row table:style-name="ro1">
          <table:table-cell office:value-type="float" office:value="0.000362873" calcext:value-type="float">
            <text:p>0.000362873</text:p>
          </table:table-cell>
          <table:table-cell office:value-type="float" office:value="0.000188385" calcext:value-type="float">
            <text:p>0.000188385</text:p>
          </table:table-cell>
          <table:table-cell table:formula="of:=[.A1336]*[.A1336]" office:value-type="float" office:value="0.000000131676814129" calcext:value-type="float">
            <text:p>1.31676814129E-07</text:p>
          </table:table-cell>
          <table:table-cell table:formula="of:=([.A1336]-[.B1336])*([.A1336]-[.B1336])" office:value-type="float" office:value="0.000000030446062144" calcext:value-type="float">
            <text:p>3.0446062144E-08</text:p>
          </table:table-cell>
          <table:table-cell table:number-columns-repeated="2"/>
        </table:table-row>
        <table:table-row table:style-name="ro1">
          <table:table-cell office:value-type="float" office:value="0.000283301" calcext:value-type="float">
            <text:p>0.000283301</text:p>
          </table:table-cell>
          <table:table-cell office:value-type="float" office:value="0.0000417496" calcext:value-type="float">
            <text:p>0.0000417496</text:p>
          </table:table-cell>
          <table:table-cell table:formula="of:=[.A1337]*[.A1337]" office:value-type="float" office:value="0.000000080259456601" calcext:value-type="float">
            <text:p>8.0259456601E-08</text:p>
          </table:table-cell>
          <table:table-cell table:formula="of:=([.A1337]-[.B1337])*([.A1337]-[.B1337])" office:value-type="float" office:value="0.00000005834707884196" calcext:value-type="float">
            <text:p>5.834707884196E-08</text:p>
          </table:table-cell>
          <table:table-cell table:number-columns-repeated="2"/>
        </table:table-row>
        <table:table-row table:style-name="ro1">
          <table:table-cell office:value-type="float" office:value="0.000283301" calcext:value-type="float">
            <text:p>0.000283301</text:p>
          </table:table-cell>
          <table:table-cell office:value-type="float" office:value="0.00004635" calcext:value-type="float">
            <text:p>0.00004635</text:p>
          </table:table-cell>
          <table:table-cell table:formula="of:=[.A1338]*[.A1338]" office:value-type="float" office:value="0.000000080259456601" calcext:value-type="float">
            <text:p>8.0259456601E-08</text:p>
          </table:table-cell>
          <table:table-cell table:formula="of:=([.A1338]-[.B1338])*([.A1338]-[.B1338])" office:value-type="float" office:value="0.000000056145776401" calcext:value-type="float">
            <text:p>5.6145776401E-08</text:p>
          </table:table-cell>
          <table:table-cell table:number-columns-repeated="2"/>
        </table:table-row>
        <table:table-row table:style-name="ro1">
          <table:table-cell office:value-type="float" office:value="0.000283301" calcext:value-type="float">
            <text:p>0.000283301</text:p>
          </table:table-cell>
          <table:table-cell office:value-type="float" office:value="0.00056784" calcext:value-type="float">
            <text:p>0.00056784</text:p>
          </table:table-cell>
          <table:table-cell table:formula="of:=[.A1339]*[.A1339]" office:value-type="float" office:value="0.000000080259456601" calcext:value-type="float">
            <text:p>8.0259456601E-08</text:p>
          </table:table-cell>
          <table:table-cell table:formula="of:=([.A1339]-[.B1339])*([.A1339]-[.B1339])" office:value-type="float" office:value="0.000000080962442521" calcext:value-type="float">
            <text:p>8.0962442521E-08</text:p>
          </table:table-cell>
          <table:table-cell table:number-columns-repeated="2"/>
        </table:table-row>
        <table:table-row table:style-name="ro1">
          <table:table-cell office:value-type="float" office:value="0.0000311732" calcext:value-type="float">
            <text:p>0.0000311732</text:p>
          </table:table-cell>
          <table:table-cell office:value-type="float" office:value="0.00452939" calcext:value-type="float">
            <text:p>0.00452939</text:p>
          </table:table-cell>
          <table:table-cell table:formula="of:=[.A1340]*[.A1340]" office:value-type="float" office:value="0.00000000097176839824" calcext:value-type="float">
            <text:p>9.7176839824E-10</text:p>
          </table:table-cell>
          <table:table-cell table:formula="of:=([.A1340]-[.B1340])*([.A1340]-[.B1340])" office:value-type="float" office:value="0.0000202339543798022" calcext:value-type="float">
            <text:p>2.02339543798022E-05</text:p>
          </table:table-cell>
          <table:table-cell table:number-columns-repeated="2"/>
        </table:table-row>
        <table:table-row table:style-name="ro1">
          <table:table-cell office:value-type="float" office:value="0.0000699759" calcext:value-type="float">
            <text:p>0.0000699759</text:p>
          </table:table-cell>
          <table:table-cell office:value-type="float" office:value="0.00465975" calcext:value-type="float">
            <text:p>0.00465975</text:p>
          </table:table-cell>
          <table:table-cell table:formula="of:=[.A1341]*[.A1341]" office:value-type="float" office:value="0.00000000489662658081" calcext:value-type="float">
            <text:p>4.89662658081E-09</text:p>
          </table:table-cell>
          <table:table-cell table:formula="of:=([.A1341]-[.B1341])*([.A1341]-[.B1341])" office:value-type="float" office:value="0.0000210660262890308" calcext:value-type="float">
            <text:p>2.10660262890308E-05</text:p>
          </table:table-cell>
          <table:table-cell table:number-columns-repeated="2"/>
        </table:table-row>
        <table:table-row table:style-name="ro1">
          <table:table-cell office:value-type="float" office:value="0.0000699759" calcext:value-type="float">
            <text:p>0.0000699759</text:p>
          </table:table-cell>
          <table:table-cell office:value-type="float" office:value="0.00494031" calcext:value-type="float">
            <text:p>0.00494031</text:p>
          </table:table-cell>
          <table:table-cell table:formula="of:=[.A1342]*[.A1342]" office:value-type="float" office:value="0.00000000489662658081" calcext:value-type="float">
            <text:p>4.89662658081E-09</text:p>
          </table:table-cell>
          <table:table-cell table:formula="of:=([.A1342]-[.B1342])*([.A1342]-[.B1342])" office:value-type="float" office:value="0.0000237201542456228" calcext:value-type="float">
            <text:p>2.37201542456228E-05</text:p>
          </table:table-cell>
          <table:table-cell table:number-columns-repeated="2"/>
        </table:table-row>
        <table:table-row table:style-name="ro1">
          <table:table-cell office:value-type="float" office:value="0.000430703" calcext:value-type="float">
            <text:p>0.000430703</text:p>
          </table:table-cell>
          <table:table-cell office:value-type="float" office:value="0.00242102" calcext:value-type="float">
            <text:p>0.00242102</text:p>
          </table:table-cell>
          <table:table-cell table:formula="of:=[.A1343]*[.A1343]" office:value-type="float" office:value="0.000000185505074209" calcext:value-type="float">
            <text:p>1.85505074209E-07</text:p>
          </table:table-cell>
          <table:table-cell table:formula="of:=([.A1343]-[.B1343])*([.A1343]-[.B1343])" office:value-type="float" office:value="0.000003961361760489" calcext:value-type="float">
            <text:p>3.961361760489E-06</text:p>
          </table:table-cell>
          <table:table-cell table:number-columns-repeated="2"/>
        </table:table-row>
        <table:table-row table:style-name="ro1">
          <table:table-cell office:value-type="float" office:value="0.000634849" calcext:value-type="float">
            <text:p>0.000634849</text:p>
          </table:table-cell>
          <table:table-cell office:value-type="float" office:value="0.000847719" calcext:value-type="float">
            <text:p>0.000847719</text:p>
          </table:table-cell>
          <table:table-cell table:formula="of:=[.A1344]*[.A1344]" office:value-type="float" office:value="0.000000403033252801" calcext:value-type="float">
            <text:p>4.03033252801E-07</text:p>
          </table:table-cell>
          <table:table-cell table:formula="of:=([.A1344]-[.B1344])*([.A1344]-[.B1344])" office:value-type="float" office:value="0.0000000453136369" calcext:value-type="float">
            <text:p>0.0000000453136369</text:p>
          </table:table-cell>
          <table:table-cell table:number-columns-repeated="2"/>
        </table:table-row>
        <table:table-row table:style-name="ro1">
          <table:table-cell office:value-type="float" office:value="0.00586653" calcext:value-type="float">
            <text:p>0.00586653</text:p>
          </table:table-cell>
          <table:table-cell office:value-type="float" office:value="0.0142625" calcext:value-type="float">
            <text:p>0.0142625</text:p>
          </table:table-cell>
          <table:table-cell table:formula="of:=[.A1345]*[.A1345]" office:value-type="float" office:value="0.0000344161742409" calcext:value-type="float">
            <text:p>0.0000344161742409</text:p>
          </table:table-cell>
          <table:table-cell table:formula="of:=([.A1345]-[.B1345])*([.A1345]-[.B1345])" office:value-type="float" office:value="0.0000704923122409" calcext:value-type="float">
            <text:p>0.0000704923122409</text:p>
          </table:table-cell>
          <table:table-cell table:number-columns-repeated="2"/>
        </table:table-row>
        <table:table-row table:style-name="ro1">
          <table:table-cell office:value-type="float" office:value="0.00586653" calcext:value-type="float">
            <text:p>0.00586653</text:p>
          </table:table-cell>
          <table:table-cell office:value-type="float" office:value="0.0148773" calcext:value-type="float">
            <text:p>0.0148773</text:p>
          </table:table-cell>
          <table:table-cell table:formula="of:=[.A1346]*[.A1346]" office:value-type="float" office:value="0.0000344161742409" calcext:value-type="float">
            <text:p>0.0000344161742409</text:p>
          </table:table-cell>
          <table:table-cell table:formula="of:=([.A1346]-[.B1346])*([.A1346]-[.B1346])" office:value-type="float" office:value="0.0000811939759929" calcext:value-type="float">
            <text:p>0.0000811939759929</text:p>
          </table:table-cell>
          <table:table-cell table:number-columns-repeated="2"/>
        </table:table-row>
        <table:table-row table:style-name="ro1">
          <table:table-cell office:value-type="float" office:value="0.0140662" calcext:value-type="float">
            <text:p>0.0140662</text:p>
          </table:table-cell>
          <table:table-cell office:value-type="float" office:value="0.00322455" calcext:value-type="float">
            <text:p>0.00322455</text:p>
          </table:table-cell>
          <table:table-cell table:formula="of:=[.A1347]*[.A1347]" office:value-type="float" office:value="0.00019785798244" calcext:value-type="float">
            <text:p>0.00019785798244</text:p>
          </table:table-cell>
          <table:table-cell table:formula="of:=([.A1347]-[.B1347])*([.A1347]-[.B1347])" office:value-type="float" office:value="0.0001175413747225" calcext:value-type="float">
            <text:p>0.0001175413747225</text:p>
          </table:table-cell>
          <table:table-cell table:number-columns-repeated="2"/>
        </table:table-row>
        <table:table-row table:style-name="ro1">
          <table:table-cell office:value-type="float" office:value="0.00597" calcext:value-type="float">
            <text:p>0.00597</text:p>
          </table:table-cell>
          <table:table-cell office:value-type="float" office:value="0.0296736" calcext:value-type="float">
            <text:p>0.0296736</text:p>
          </table:table-cell>
          <table:table-cell table:formula="of:=[.A1348]*[.A1348]" office:value-type="float" office:value="0.0000356409" calcext:value-type="float">
            <text:p>0.0000356409</text:p>
          </table:table-cell>
          <table:table-cell table:formula="of:=([.A1348]-[.B1348])*([.A1348]-[.B1348])" office:value-type="float" office:value="0.00056186065296" calcext:value-type="float">
            <text:p>0.00056186065296</text:p>
          </table:table-cell>
          <table:table-cell table:number-columns-repeated="2"/>
        </table:table-row>
        <table:table-row table:style-name="ro1">
          <table:table-cell office:value-type="float" office:value="0.0381448" calcext:value-type="float">
            <text:p>0.0381448</text:p>
          </table:table-cell>
          <table:table-cell office:value-type="float" office:value="0.031346" calcext:value-type="float">
            <text:p>0.031346</text:p>
          </table:table-cell>
          <table:table-cell table:formula="of:=[.A1349]*[.A1349]" office:value-type="float" office:value="0.00145502576704" calcext:value-type="float">
            <text:p>0.00145502576704</text:p>
          </table:table-cell>
          <table:table-cell table:formula="of:=([.A1349]-[.B1349])*([.A1349]-[.B1349])" office:value-type="float" office:value="0.00004622368144" calcext:value-type="float">
            <text:p>0.00004622368144</text:p>
          </table:table-cell>
          <table:table-cell table:number-columns-repeated="2"/>
        </table:table-row>
        <table:table-row table:style-name="ro1">
          <table:table-cell office:value-type="float" office:value="0.0586033" calcext:value-type="float">
            <text:p>0.0586033</text:p>
          </table:table-cell>
          <table:table-cell office:value-type="float" office:value="0.0123956" calcext:value-type="float">
            <text:p>0.0123956</text:p>
          </table:table-cell>
          <table:table-cell table:formula="of:=[.A1350]*[.A1350]" office:value-type="float" office:value="0.00343434677089" calcext:value-type="float">
            <text:p>0.00343434677089</text:p>
          </table:table-cell>
          <table:table-cell table:formula="of:=([.A1350]-[.B1350])*([.A1350]-[.B1350])" office:value-type="float" office:value="0.00213515153929" calcext:value-type="float">
            <text:p>0.00213515153929</text:p>
          </table:table-cell>
          <table:table-cell table:number-columns-repeated="2"/>
        </table:table-row>
        <table:table-row table:style-name="ro1">
          <table:table-cell office:value-type="float" office:value="0.0460625" calcext:value-type="float">
            <text:p>0.0460625</text:p>
          </table:table-cell>
          <table:table-cell office:value-type="float" office:value="0.0606435" calcext:value-type="float">
            <text:p>0.0606435</text:p>
          </table:table-cell>
          <table:table-cell table:formula="of:=[.A1351]*[.A1351]" office:value-type="float" office:value="0.00212175390625" calcext:value-type="float">
            <text:p>0.00212175390625</text:p>
          </table:table-cell>
          <table:table-cell table:formula="of:=([.A1351]-[.B1351])*([.A1351]-[.B1351])" office:value-type="float" office:value="0.000212605561" calcext:value-type="float">
            <text:p>0.000212605561</text:p>
          </table:table-cell>
          <table:table-cell table:number-columns-repeated="2"/>
        </table:table-row>
        <table:table-row table:style-name="ro1">
          <table:table-cell office:value-type="float" office:value="0.0307646" calcext:value-type="float">
            <text:p>0.0307646</text:p>
          </table:table-cell>
          <table:table-cell office:value-type="float" office:value="0.0621927" calcext:value-type="float">
            <text:p>0.0621927</text:p>
          </table:table-cell>
          <table:table-cell table:formula="of:=[.A1352]*[.A1352]" office:value-type="float" office:value="0.00094646061316" calcext:value-type="float">
            <text:p>0.00094646061316</text:p>
          </table:table-cell>
          <table:table-cell table:formula="of:=([.A1352]-[.B1352])*([.A1352]-[.B1352])" office:value-type="float" office:value="0.00098772546961" calcext:value-type="float">
            <text:p>0.00098772546961</text:p>
          </table:table-cell>
          <table:table-cell table:number-columns-repeated="2"/>
        </table:table-row>
        <table:table-row table:style-name="ro1">
          <table:table-cell office:value-type="float" office:value="0.120935" calcext:value-type="float">
            <text:p>0.120935</text:p>
          </table:table-cell>
          <table:table-cell office:value-type="float" office:value="0.0650131" calcext:value-type="float">
            <text:p>0.0650131</text:p>
          </table:table-cell>
          <table:table-cell table:formula="of:=[.A1353]*[.A1353]" office:value-type="float" office:value="0.014625274225" calcext:value-type="float">
            <text:p>0.014625274225</text:p>
          </table:table-cell>
          <table:table-cell table:formula="of:=([.A1353]-[.B1353])*([.A1353]-[.B1353])" office:value-type="float" office:value="0.00312725889961" calcext:value-type="float">
            <text:p>0.00312725889961</text:p>
          </table:table-cell>
          <table:table-cell table:number-columns-repeated="2"/>
        </table:table-row>
        <table:table-row table:style-name="ro1">
          <table:table-cell office:value-type="float" office:value="0.152872" calcext:value-type="float">
            <text:p>0.152872</text:p>
          </table:table-cell>
          <table:table-cell office:value-type="float" office:value="0.0677913" calcext:value-type="float">
            <text:p>0.0677913</text:p>
          </table:table-cell>
          <table:table-cell table:formula="of:=[.A1354]*[.A1354]" office:value-type="float" office:value="0.023369848384" calcext:value-type="float">
            <text:p>0.023369848384</text:p>
          </table:table-cell>
          <table:table-cell table:formula="of:=([.A1354]-[.B1354])*([.A1354]-[.B1354])" office:value-type="float" office:value="0.00723872551249" calcext:value-type="float">
            <text:p>0.00723872551249</text:p>
          </table:table-cell>
          <table:table-cell table:number-columns-repeated="2"/>
        </table:table-row>
        <table:table-row table:style-name="ro1">
          <table:table-cell office:value-type="float" office:value="0.12036" calcext:value-type="float">
            <text:p>0.12036</text:p>
          </table:table-cell>
          <table:table-cell office:value-type="float" office:value="0.0773476" calcext:value-type="float">
            <text:p>0.0773476</text:p>
          </table:table-cell>
          <table:table-cell table:formula="of:=[.A1355]*[.A1355]" office:value-type="float" office:value="0.0144865296" calcext:value-type="float">
            <text:p>0.0144865296</text:p>
          </table:table-cell>
          <table:table-cell table:formula="of:=([.A1355]-[.B1355])*([.A1355]-[.B1355])" office:value-type="float" office:value="0.00185006655376" calcext:value-type="float">
            <text:p>0.00185006655376</text:p>
          </table:table-cell>
          <table:table-cell table:number-columns-repeated="2"/>
        </table:table-row>
        <table:table-row table:style-name="ro1">
          <table:table-cell office:value-type="float" office:value="0.227121" calcext:value-type="float">
            <text:p>0.227121</text:p>
          </table:table-cell>
          <table:table-cell office:value-type="float" office:value="0.0883578" calcext:value-type="float">
            <text:p>0.0883578</text:p>
          </table:table-cell>
          <table:table-cell table:formula="of:=[.A1356]*[.A1356]" office:value-type="float" office:value="0.051583948641" calcext:value-type="float">
            <text:p>0.051583948641</text:p>
          </table:table-cell>
          <table:table-cell table:formula="of:=([.A1356]-[.B1356])*([.A1356]-[.B1356])" office:value-type="float" office:value="0.01925522567424" calcext:value-type="float">
            <text:p>0.01925522567424</text:p>
          </table:table-cell>
          <table:table-cell table:number-columns-repeated="2"/>
        </table:table-row>
        <table:table-row table:style-name="ro1">
          <table:table-cell office:value-type="float" office:value="0.216381" calcext:value-type="float">
            <text:p>0.216381</text:p>
          </table:table-cell>
          <table:table-cell office:value-type="float" office:value="0.0941106" calcext:value-type="float">
            <text:p>0.0941106</text:p>
          </table:table-cell>
          <table:table-cell table:formula="of:=[.A1357]*[.A1357]" office:value-type="float" office:value="0.046820737161" calcext:value-type="float">
            <text:p>0.046820737161</text:p>
          </table:table-cell>
          <table:table-cell table:formula="of:=([.A1357]-[.B1357])*([.A1357]-[.B1357])" office:value-type="float" office:value="0.01495005071616" calcext:value-type="float">
            <text:p>0.01495005071616</text:p>
          </table:table-cell>
          <table:table-cell table:number-columns-repeated="2"/>
        </table:table-row>
        <table:table-row table:style-name="ro1">
          <table:table-cell office:value-type="float" office:value="0.292226" calcext:value-type="float">
            <text:p>0.292226</text:p>
          </table:table-cell>
          <table:table-cell office:value-type="float" office:value="0.182537" calcext:value-type="float">
            <text:p>0.182537</text:p>
          </table:table-cell>
          <table:table-cell table:formula="of:=[.A1358]*[.A1358]" office:value-type="float" office:value="0.085396035076" calcext:value-type="float">
            <text:p>0.085396035076</text:p>
          </table:table-cell>
          <table:table-cell table:formula="of:=([.A1358]-[.B1358])*([.A1358]-[.B1358])" office:value-type="float" office:value="0.012031676721" calcext:value-type="float">
            <text:p>0.012031676721</text:p>
          </table:table-cell>
          <table:table-cell table:number-columns-repeated="2"/>
        </table:table-row>
        <table:table-row table:style-name="ro1">
          <table:table-cell office:value-type="float" office:value="0.391119" calcext:value-type="float">
            <text:p>0.391119</text:p>
          </table:table-cell>
          <table:table-cell office:value-type="float" office:value="0.213162" calcext:value-type="float">
            <text:p>0.213162</text:p>
          </table:table-cell>
          <table:table-cell table:formula="of:=[.A1359]*[.A1359]" office:value-type="float" office:value="0.152974072161" calcext:value-type="float">
            <text:p>0.152974072161</text:p>
          </table:table-cell>
          <table:table-cell table:formula="of:=([.A1359]-[.B1359])*([.A1359]-[.B1359])" office:value-type="float" office:value="0.031668693849" calcext:value-type="float">
            <text:p>0.031668693849</text:p>
          </table:table-cell>
          <table:table-cell table:number-columns-repeated="2"/>
        </table:table-row>
        <table:table-row table:style-name="ro1">
          <table:table-cell office:value-type="float" office:value="0.406358" calcext:value-type="float">
            <text:p>0.406358</text:p>
          </table:table-cell>
          <table:table-cell office:value-type="float" office:value="0.315096" calcext:value-type="float">
            <text:p>0.315096</text:p>
          </table:table-cell>
          <table:table-cell table:formula="of:=[.A1360]*[.A1360]" office:value-type="float" office:value="0.165126824164" calcext:value-type="float">
            <text:p>0.165126824164</text:p>
          </table:table-cell>
          <table:table-cell table:formula="of:=([.A1360]-[.B1360])*([.A1360]-[.B1360])" office:value-type="float" office:value="0.008328752644" calcext:value-type="float">
            <text:p>0.008328752644</text:p>
          </table:table-cell>
          <table:table-cell table:number-columns-repeated="2"/>
        </table:table-row>
        <table:table-row table:style-name="ro1">
          <table:table-cell office:value-type="float" office:value="0.660708" calcext:value-type="float">
            <text:p>0.660708</text:p>
          </table:table-cell>
          <table:table-cell office:value-type="float" office:value="0.657807" calcext:value-type="float">
            <text:p>0.657807</text:p>
          </table:table-cell>
          <table:table-cell table:formula="of:=[.A1361]*[.A1361]" office:value-type="float" office:value="0.436535061264" calcext:value-type="float">
            <text:p>0.436535061264</text:p>
          </table:table-cell>
          <table:table-cell table:formula="of:=([.A1361]-[.B1361])*([.A1361]-[.B1361])" office:value-type="float" office:value="0.0000084158009999996" calcext:value-type="float">
            <text:p>8.4158009999996E-06</text:p>
          </table:table-cell>
          <table:table-cell table:number-columns-repeated="2"/>
        </table:table-row>
        <table:table-row table:style-name="ro1">
          <table:table-cell office:value-type="float" office:value="0.660708" calcext:value-type="float">
            <text:p>0.660708</text:p>
          </table:table-cell>
          <table:table-cell office:value-type="float" office:value="0.688633" calcext:value-type="float">
            <text:p>0.688633</text:p>
          </table:table-cell>
          <table:table-cell table:formula="of:=[.A1362]*[.A1362]" office:value-type="float" office:value="0.436535061264" calcext:value-type="float">
            <text:p>0.436535061264</text:p>
          </table:table-cell>
          <table:table-cell table:formula="of:=([.A1362]-[.B1362])*([.A1362]-[.B1362])" office:value-type="float" office:value="0.000779805625000005" calcext:value-type="float">
            <text:p>0.000779805625000005</text:p>
          </table:table-cell>
          <table:table-cell table:number-columns-repeated="2"/>
        </table:table-row>
        <table:table-row table:style-name="ro1">
          <table:table-cell office:value-type="float" office:value="0.787411" calcext:value-type="float">
            <text:p>0.787411</text:p>
          </table:table-cell>
          <table:table-cell office:value-type="float" office:value="0.579363" calcext:value-type="float">
            <text:p>0.579363</text:p>
          </table:table-cell>
          <table:table-cell table:formula="of:=[.A1363]*[.A1363]" office:value-type="float" office:value="0.620016082921" calcext:value-type="float">
            <text:p>0.620016082921</text:p>
          </table:table-cell>
          <table:table-cell table:formula="of:=([.A1363]-[.B1363])*([.A1363]-[.B1363])" office:value-type="float" office:value="0.043283970304" calcext:value-type="float">
            <text:p>0.043283970304</text:p>
          </table:table-cell>
          <table:table-cell table:number-columns-repeated="2"/>
        </table:table-row>
        <table:table-row table:style-name="ro1">
          <table:table-cell office:value-type="float" office:value="0.967169" calcext:value-type="float">
            <text:p>0.967169</text:p>
          </table:table-cell>
          <table:table-cell office:value-type="float" office:value="0.93075" calcext:value-type="float">
            <text:p>0.93075</text:p>
          </table:table-cell>
          <table:table-cell table:formula="of:=[.A1364]*[.A1364]" office:value-type="float" office:value="0.935415874561" calcext:value-type="float">
            <text:p>0.935415874561</text:p>
          </table:table-cell>
          <table:table-cell table:formula="of:=([.A1364]-[.B1364])*([.A1364]-[.B1364])" office:value-type="float" office:value="0.001326343561" calcext:value-type="float">
            <text:p>0.001326343561</text:p>
          </table:table-cell>
          <table:table-cell table:number-columns-repeated="2"/>
        </table:table-row>
        <table:table-row table:style-name="ro1">
          <table:table-cell office:value-type="float" office:value="0.967169" calcext:value-type="float">
            <text:p>0.967169</text:p>
          </table:table-cell>
          <table:table-cell office:value-type="float" office:value="0.968601" calcext:value-type="float">
            <text:p>0.968601</text:p>
          </table:table-cell>
          <table:table-cell table:formula="of:=[.A1365]*[.A1365]" office:value-type="float" office:value="0.935415874561" calcext:value-type="float">
            <text:p>0.935415874561</text:p>
          </table:table-cell>
          <table:table-cell table:formula="of:=([.A1365]-[.B1365])*([.A1365]-[.B1365])" office:value-type="float" office:value="0.00000205062400000029" calcext:value-type="float">
            <text:p>2.05062400000029E-06</text:p>
          </table:table-cell>
          <table:table-cell table:number-columns-repeated="2"/>
        </table:table-row>
        <table:table-row table:style-name="ro1">
          <table:table-cell office:value-type="float" office:value="0.993502" calcext:value-type="float">
            <text:p>0.993502</text:p>
          </table:table-cell>
          <table:table-cell office:value-type="float" office:value="0.997533" calcext:value-type="float">
            <text:p>0.997533</text:p>
          </table:table-cell>
          <table:table-cell table:formula="of:=[.A1366]*[.A1366]" office:value-type="float" office:value="0.987046224004" calcext:value-type="float">
            <text:p>0.987046224004</text:p>
          </table:table-cell>
          <table:table-cell table:formula="of:=([.A1366]-[.B1366])*([.A1366]-[.B1366])" office:value-type="float" office:value="0.0000162489610000001" calcext:value-type="float">
            <text:p>0.0000162489610000001</text:p>
          </table:table-cell>
          <table:table-cell table:number-columns-repeated="2"/>
        </table:table-row>
        <table:table-row table:style-name="ro1">
          <table:table-cell office:value-type="float" office:value="0.0000178814" calcext:value-type="float">
            <text:p>0.0000178814</text:p>
          </table:table-cell>
          <table:table-cell office:value-type="float" office:value="0.00000279714" calcext:value-type="float">
            <text:p>0.00000279714</text:p>
          </table:table-cell>
          <table:table-cell table:formula="of:=[.A1367]*[.A1367]" office:value-type="float" office:value="0.00000000031974446596" calcext:value-type="float">
            <text:p>3.1974446596E-10</text:p>
          </table:table-cell>
          <table:table-cell table:formula="of:=([.A1367]-[.B1367])*([.A1367]-[.B1367])" office:value-type="float" office:value="0.00000000022753489975" calcext:value-type="float">
            <text:p>2.275348997476E-10</text:p>
          </table:table-cell>
          <table:table-cell table:number-columns-repeated="2"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12761" calcext:value-type="float">
            <text:p>0.0012761</text:p>
          </table:table-cell>
          <table:table-cell table:formula="of:=[.A1368]*[.A1368]" office:value-type="float" office:value="0.00000000060012750625" calcext:value-type="float">
            <text:p>6.0012750625E-10</text:p>
          </table:table-cell>
          <table:table-cell table:formula="of:=([.A1368]-[.B1368])*([.A1368]-[.B1368])" office:value-type="float" office:value="0.00000156650881800625" calcext:value-type="float">
            <text:p>1.56650881800625E-06</text:p>
          </table:table-cell>
          <table:table-cell table:number-columns-repeated="2"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0085241" calcext:value-type="float">
            <text:p>0.00085241</text:p>
          </table:table-cell>
          <table:table-cell table:formula="of:=[.A1369]*[.A1369]" office:value-type="float" office:value="0.00000000113813119044" calcext:value-type="float">
            <text:p>1.13813119044E-09</text:p>
          </table:table-cell>
          <table:table-cell table:formula="of:=([.A1369]-[.B1369])*([.A1369]-[.B1369])" office:value-type="float" office:value="0.00000067022679080644" calcext:value-type="float">
            <text:p>6.7022679080644E-07</text:p>
          </table:table-cell>
          <table:table-cell table:number-columns-repeated="2"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0509053" calcext:value-type="float">
            <text:p>0.00509053</text:p>
          </table:table-cell>
          <table:table-cell table:formula="of:=[.A1370]*[.A1370]" office:value-type="float" office:value="0.00000000113813119044" calcext:value-type="float">
            <text:p>1.13813119044E-09</text:p>
          </table:table-cell>
          <table:table-cell table:formula="of:=([.A1370]-[.B1370])*([.A1370]-[.B1370])" office:value-type="float" office:value="0.0000255711635357184" calcext:value-type="float">
            <text:p>2.55711635357184E-05</text:p>
          </table:table-cell>
          <table:table-cell table:number-columns-repeated="2"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0948986" calcext:value-type="float">
            <text:p>0.00948986</text:p>
          </table:table-cell>
          <table:table-cell table:formula="of:=[.A1371]*[.A1371]" office:value-type="float" office:value="0.00000000113813119044" calcext:value-type="float">
            <text:p>1.13813119044E-09</text:p>
          </table:table-cell>
          <table:table-cell table:formula="of:=([.A1371]-[.B1371])*([.A1371]-[.B1371])" office:value-type="float" office:value="0.0000894182773209264" calcext:value-type="float">
            <text:p>8.94182773209264E-05</text:p>
          </table:table-cell>
          <table:table-cell table:number-columns-repeated="2"/>
        </table:table-row>
        <table:table-row table:style-name="ro1">
          <table:table-cell office:value-type="float" office:value="0.00000917912" calcext:value-type="float">
            <text:p>0.00000917912</text:p>
          </table:table-cell>
          <table:table-cell office:value-type="float" office:value="0.0000700767" calcext:value-type="float">
            <text:p>0.0000700767</text:p>
          </table:table-cell>
          <table:table-cell table:formula="of:=[.A1372]*[.A1372]" office:value-type="float" office:value="0.00000000008425624397" calcext:value-type="float">
            <text:p>8.42562439744E-11</text:p>
          </table:table-cell>
          <table:table-cell table:formula="of:=([.A1372]-[.B1372])*([.A1372]-[.B1372])" office:value-type="float" office:value="0.00000000370851524986" calcext:value-type="float">
            <text:p>3.7085152498564E-09</text:p>
          </table:table-cell>
          <table:table-cell table:number-columns-repeated="2"/>
        </table:table-row>
        <table:table-row table:style-name="ro1">
          <table:table-cell office:value-type="float" office:value="0.00000917912" calcext:value-type="float">
            <text:p>0.00000917912</text:p>
          </table:table-cell>
          <table:table-cell office:value-type="float" office:value="0.000298288" calcext:value-type="float">
            <text:p>0.000298288</text:p>
          </table:table-cell>
          <table:table-cell table:formula="of:=[.A1373]*[.A1373]" office:value-type="float" office:value="0.00000000008425624397" calcext:value-type="float">
            <text:p>8.42562439744E-11</text:p>
          </table:table-cell>
          <table:table-cell table:formula="of:=([.A1373]-[.B1373])*([.A1373]-[.B1373])" office:value-type="float" office:value="0.00000008358394449485" calcext:value-type="float">
            <text:p>8.35839444948544E-08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107434" calcext:value-type="float">
            <text:p>0.000107434</text:p>
          </table:table-cell>
          <table:table-cell table:formula="of:=[.A1374]*[.A1374]" office:value-type="float" office:value="0.00000000024948834304" calcext:value-type="float">
            <text:p>2.4948834304E-10</text:p>
          </table:table-cell>
          <table:table-cell table:formula="of:=([.A1374]-[.B1374])*([.A1374]-[.B1374])" office:value-type="float" office:value="0.00000000839766966544" calcext:value-type="float">
            <text:p>8.39766966544E-09</text:p>
          </table:table-cell>
          <table:table-cell table:number-columns-repeated="2"/>
        </table:table-row>
        <table:table-row table:style-name="ro1">
          <table:table-cell office:value-type="float" office:value="0.0000570416" calcext:value-type="float">
            <text:p>0.0000570416</text:p>
          </table:table-cell>
          <table:table-cell office:value-type="float" office:value="0.0000788916" calcext:value-type="float">
            <text:p>0.0000788916</text:p>
          </table:table-cell>
          <table:table-cell table:formula="of:=[.A1375]*[.A1375]" office:value-type="float" office:value="0.00000000325374413056" calcext:value-type="float">
            <text:p>3.25374413056E-09</text:p>
          </table:table-cell>
          <table:table-cell table:formula="of:=([.A1375]-[.B1375])*([.A1375]-[.B1375])" office:value-type="float" office:value="0.0000000004774225" calcext:value-type="float">
            <text:p>4.774225E-10</text:p>
          </table:table-cell>
          <table:table-cell table:number-columns-repeated="2"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0259876" calcext:value-type="float">
            <text:p>0.000259876</text:p>
          </table:table-cell>
          <table:table-cell table:formula="of:=[.A1376]*[.A1376]" office:value-type="float" office:value="0.00000000012825336001" calcext:value-type="float">
            <text:p>1.2825336001E-10</text:p>
          </table:table-cell>
          <table:table-cell table:formula="of:=([.A1376]-[.B1376])*([.A1376]-[.B1376])" office:value-type="float" office:value="0.00000006177764931121" calcext:value-type="float">
            <text:p>6.177764931121E-08</text:p>
          </table:table-cell>
          <table:table-cell table:number-columns-repeated="2"/>
        </table:table-row>
        <table:table-row table:style-name="ro1">
          <table:table-cell office:value-type="float" office:value="0.0000232458" calcext:value-type="float">
            <text:p>0.0000232458</text:p>
          </table:table-cell>
          <table:table-cell office:value-type="float" office:value="0.00528215" calcext:value-type="float">
            <text:p>0.00528215</text:p>
          </table:table-cell>
          <table:table-cell table:formula="of:=[.A1377]*[.A1377]" office:value-type="float" office:value="0.00000000054036721764" calcext:value-type="float">
            <text:p>5.4036721764E-10</text:p>
          </table:table-cell>
          <table:table-cell table:formula="of:=([.A1377]-[.B1377])*([.A1377]-[.B1377])" office:value-type="float" office:value="0.0000276560733847776" calcext:value-type="float">
            <text:p>2.76560733847776E-05</text:p>
          </table:table-cell>
          <table:table-cell table:number-columns-repeated="2"/>
        </table:table-row>
        <table:table-row table:style-name="ro1">
          <table:table-cell office:value-type="float" office:value="0.0000280738" calcext:value-type="float">
            <text:p>0.0000280738</text:p>
          </table:table-cell>
          <table:table-cell office:value-type="float" office:value="0.00111453" calcext:value-type="float">
            <text:p>0.00111453</text:p>
          </table:table-cell>
          <table:table-cell table:formula="of:=[.A1378]*[.A1378]" office:value-type="float" office:value="0.00000000078813824644" calcext:value-type="float">
            <text:p>7.8813824644E-10</text:p>
          </table:table-cell>
          <table:table-cell table:formula="of:=([.A1378]-[.B1378])*([.A1378]-[.B1378])" office:value-type="float" office:value="0.00000118038707451844" calcext:value-type="float">
            <text:p>1.18038707451844E-06</text:p>
          </table:table-cell>
          <table:table-cell table:number-columns-repeated="2"/>
        </table:table-row>
        <table:table-row table:style-name="ro1">
          <table:table-cell office:value-type="float" office:value="0.0000234842" calcext:value-type="float">
            <text:p>0.0000234842</text:p>
          </table:table-cell>
          <table:table-cell office:value-type="float" office:value="0.000000411786" calcext:value-type="float">
            <text:p>0.000000411786</text:p>
          </table:table-cell>
          <table:table-cell table:formula="of:=[.A1379]*[.A1379]" office:value-type="float" office:value="0.00000000055150764964" calcext:value-type="float">
            <text:p>5.5150764964E-10</text:p>
          </table:table-cell>
          <table:table-cell table:formula="of:=([.A1379]-[.B1379])*([.A1379]-[.B1379])" office:value-type="float" office:value="0.00000000053233628779" calcext:value-type="float">
            <text:p>5.32336287787396E-10</text:p>
          </table:table-cell>
          <table:table-cell table:number-columns-repeated="2"/>
        </table:table-row>
        <table:table-row table:style-name="ro1">
          <table:table-cell office:value-type="float" office:value="0.000223458" calcext:value-type="float">
            <text:p>0.000223458</text:p>
          </table:table-cell>
          <table:table-cell office:value-type="float" office:value="0.000679533" calcext:value-type="float">
            <text:p>0.000679533</text:p>
          </table:table-cell>
          <table:table-cell table:formula="of:=[.A1380]*[.A1380]" office:value-type="float" office:value="0.000000049933477764" calcext:value-type="float">
            <text:p>4.9933477764E-08</text:p>
          </table:table-cell>
          <table:table-cell table:formula="of:=([.A1380]-[.B1380])*([.A1380]-[.B1380])" office:value-type="float" office:value="0.000000208004405625" calcext:value-type="float">
            <text:p>2.08004405625E-07</text:p>
          </table:table-cell>
          <table:table-cell table:number-columns-repeated="2"/>
        </table:table-row>
        <table:table-row table:style-name="ro1">
          <table:table-cell office:value-type="float" office:value="0.000223458" calcext:value-type="float">
            <text:p>0.000223458</text:p>
          </table:table-cell>
          <table:table-cell office:value-type="float" office:value="0.0278286" calcext:value-type="float">
            <text:p>0.0278286</text:p>
          </table:table-cell>
          <table:table-cell table:formula="of:=[.A1381]*[.A1381]" office:value-type="float" office:value="0.000000049933477764" calcext:value-type="float">
            <text:p>4.9933477764E-08</text:p>
          </table:table-cell>
          <table:table-cell table:formula="of:=([.A1381]-[.B1381])*([.A1381]-[.B1381])" office:value-type="float" office:value="0.000762043864840164" calcext:value-type="float">
            <text:p>0.000762043864840164</text:p>
          </table:table-cell>
          <table:table-cell table:number-columns-repeated="2"/>
        </table:table-row>
        <table:table-row table:style-name="ro1">
          <table:table-cell office:value-type="float" office:value="0.000604868" calcext:value-type="float">
            <text:p>0.000604868</text:p>
          </table:table-cell>
          <table:table-cell office:value-type="float" office:value="0.00141956" calcext:value-type="float">
            <text:p>0.00141956</text:p>
          </table:table-cell>
          <table:table-cell table:formula="of:=[.A1382]*[.A1382]" office:value-type="float" office:value="0.000000365865297424" calcext:value-type="float">
            <text:p>3.65865297424E-07</text:p>
          </table:table-cell>
          <table:table-cell table:formula="of:=([.A1382]-[.B1382])*([.A1382]-[.B1382])" office:value-type="float" office:value="0.000000663723054864" calcext:value-type="float">
            <text:p>6.63723054864E-07</text:p>
          </table:table-cell>
          <table:table-cell table:number-columns-repeated="2"/>
        </table:table-row>
        <table:table-row table:style-name="ro1">
          <table:table-cell office:value-type="float" office:value="0.000941038" calcext:value-type="float">
            <text:p>0.000941038</text:p>
          </table:table-cell>
          <table:table-cell office:value-type="float" office:value="0.000226821" calcext:value-type="float">
            <text:p>0.000226821</text:p>
          </table:table-cell>
          <table:table-cell table:formula="of:=[.A1383]*[.A1383]" office:value-type="float" office:value="0.000000885552517444" calcext:value-type="float">
            <text:p>8.85552517444E-07</text:p>
          </table:table-cell>
          <table:table-cell table:formula="of:=([.A1383]-[.B1383])*([.A1383]-[.B1383])" office:value-type="float" office:value="0.000000510105923089" calcext:value-type="float">
            <text:p>5.10105923089E-07</text:p>
          </table:table-cell>
          <table:table-cell table:number-columns-repeated="2"/>
        </table:table-row>
        <table:table-row table:style-name="ro1">
          <table:table-cell office:value-type="float" office:value="0.00203717" calcext:value-type="float">
            <text:p>0.00203717</text:p>
          </table:table-cell>
          <table:table-cell office:value-type="float" office:value="0.00110276" calcext:value-type="float">
            <text:p>0.00110276</text:p>
          </table:table-cell>
          <table:table-cell table:formula="of:=[.A1384]*[.A1384]" office:value-type="float" office:value="0.0000041500616089" calcext:value-type="float">
            <text:p>0.0000041500616089</text:p>
          </table:table-cell>
          <table:table-cell table:formula="of:=([.A1384]-[.B1384])*([.A1384]-[.B1384])" office:value-type="float" office:value="0.0000008731220481" calcext:value-type="float">
            <text:p>0.0000008731220481</text:p>
          </table:table-cell>
          <table:table-cell table:number-columns-repeated="2"/>
        </table:table-row>
        <table:table-row table:style-name="ro1">
          <table:table-cell office:value-type="float" office:value="0.00203717" calcext:value-type="float">
            <text:p>0.00203717</text:p>
          </table:table-cell>
          <table:table-cell office:value-type="float" office:value="0.00254749" calcext:value-type="float">
            <text:p>0.00254749</text:p>
          </table:table-cell>
          <table:table-cell table:formula="of:=[.A1385]*[.A1385]" office:value-type="float" office:value="0.0000041500616089" calcext:value-type="float">
            <text:p>0.0000041500616089</text:p>
          </table:table-cell>
          <table:table-cell table:formula="of:=([.A1385]-[.B1385])*([.A1385]-[.B1385])" office:value-type="float" office:value="0.0000002604265024" calcext:value-type="float">
            <text:p>0.0000002604265024</text:p>
          </table:table-cell>
          <table:table-cell table:number-columns-repeated="2"/>
        </table:table-row>
        <table:table-row table:style-name="ro1">
          <table:table-cell office:value-type="float" office:value="0.0111351" calcext:value-type="float">
            <text:p>0.0111351</text:p>
          </table:table-cell>
          <table:table-cell office:value-type="float" office:value="0.0283712" calcext:value-type="float">
            <text:p>0.0283712</text:p>
          </table:table-cell>
          <table:table-cell table:formula="of:=[.A1386]*[.A1386]" office:value-type="float" office:value="0.00012399045201" calcext:value-type="float">
            <text:p>0.00012399045201</text:p>
          </table:table-cell>
          <table:table-cell table:formula="of:=([.A1386]-[.B1386])*([.A1386]-[.B1386])" office:value-type="float" office:value="0.00029708314321" calcext:value-type="float">
            <text:p>0.00029708314321</text:p>
          </table:table-cell>
          <table:table-cell table:number-columns-repeated="2"/>
        </table:table-row>
        <table:table-row table:style-name="ro1">
          <table:table-cell office:value-type="float" office:value="0.00382608" calcext:value-type="float">
            <text:p>0.00382608</text:p>
          </table:table-cell>
          <table:table-cell office:value-type="float" office:value="0.00739151" calcext:value-type="float">
            <text:p>0.00739151</text:p>
          </table:table-cell>
          <table:table-cell table:formula="of:=[.A1387]*[.A1387]" office:value-type="float" office:value="0.0000146388881664" calcext:value-type="float">
            <text:p>0.0000146388881664</text:p>
          </table:table-cell>
          <table:table-cell table:formula="of:=([.A1387]-[.B1387])*([.A1387]-[.B1387])" office:value-type="float" office:value="0.0000127122910849" calcext:value-type="float">
            <text:p>0.0000127122910849</text:p>
          </table:table-cell>
          <table:table-cell table:number-columns-repeated="2"/>
        </table:table-row>
        <table:table-row table:style-name="ro1">
          <table:table-cell office:value-type="float" office:value="0.00801432" calcext:value-type="float">
            <text:p>0.00801432</text:p>
          </table:table-cell>
          <table:table-cell office:value-type="float" office:value="0.0227706" calcext:value-type="float">
            <text:p>0.0227706</text:p>
          </table:table-cell>
          <table:table-cell table:formula="of:=[.A1388]*[.A1388]" office:value-type="float" office:value="0.0000642293250624" calcext:value-type="float">
            <text:p>0.0000642293250624</text:p>
          </table:table-cell>
          <table:table-cell table:formula="of:=([.A1388]-[.B1388])*([.A1388]-[.B1388])" office:value-type="float" office:value="0.0002177477994384" calcext:value-type="float">
            <text:p>0.0002177477994384</text:p>
          </table:table-cell>
          <table:table-cell table:number-columns-repeated="2"/>
        </table:table-row>
        <table:table-row table:style-name="ro1">
          <table:table-cell office:value-type="float" office:value="0.0221946" calcext:value-type="float">
            <text:p>0.0221946</text:p>
          </table:table-cell>
          <table:table-cell office:value-type="float" office:value="0.00888877" calcext:value-type="float">
            <text:p>0.00888877</text:p>
          </table:table-cell>
          <table:table-cell table:formula="of:=[.A1389]*[.A1389]" office:value-type="float" office:value="0.00049260026916" calcext:value-type="float">
            <text:p>0.00049260026916</text:p>
          </table:table-cell>
          <table:table-cell table:formula="of:=([.A1389]-[.B1389])*([.A1389]-[.B1389])" office:value-type="float" office:value="0.0001770451119889" calcext:value-type="float">
            <text:p>0.0001770451119889</text:p>
          </table:table-cell>
          <table:table-cell table:number-columns-repeated="2"/>
        </table:table-row>
        <table:table-row table:style-name="ro1">
          <table:table-cell office:value-type="float" office:value="0.0671132" calcext:value-type="float">
            <text:p>0.0671132</text:p>
          </table:table-cell>
          <table:table-cell office:value-type="float" office:value="0.0730112" calcext:value-type="float">
            <text:p>0.0730112</text:p>
          </table:table-cell>
          <table:table-cell table:formula="of:=[.A1390]*[.A1390]" office:value-type="float" office:value="0.00450418161424" calcext:value-type="float">
            <text:p>0.00450418161424</text:p>
          </table:table-cell>
          <table:table-cell table:formula="of:=([.A1390]-[.B1390])*([.A1390]-[.B1390])" office:value-type="float" office:value="0.000034786404" calcext:value-type="float">
            <text:p>0.000034786404</text:p>
          </table:table-cell>
          <table:table-cell table:number-columns-repeated="2"/>
        </table:table-row>
        <table:table-row table:style-name="ro1">
          <table:table-cell office:value-type="float" office:value="0.0671132" calcext:value-type="float">
            <text:p>0.0671132</text:p>
          </table:table-cell>
          <table:table-cell office:value-type="float" office:value="0.0690956" calcext:value-type="float">
            <text:p>0.0690956</text:p>
          </table:table-cell>
          <table:table-cell table:formula="of:=[.A1391]*[.A1391]" office:value-type="float" office:value="0.00450418161424" calcext:value-type="float">
            <text:p>0.00450418161424</text:p>
          </table:table-cell>
          <table:table-cell table:formula="of:=([.A1391]-[.B1391])*([.A1391]-[.B1391])" office:value-type="float" office:value="0.00000392990975999998" calcext:value-type="float">
            <text:p>3.92990975999998E-06</text:p>
          </table:table-cell>
          <table:table-cell table:number-columns-repeated="2"/>
        </table:table-row>
        <table:table-row table:style-name="ro1">
          <table:table-cell office:value-type="float" office:value="0.118058" calcext:value-type="float">
            <text:p>0.118058</text:p>
          </table:table-cell>
          <table:table-cell office:value-type="float" office:value="0.0546468" calcext:value-type="float">
            <text:p>0.0546468</text:p>
          </table:table-cell>
          <table:table-cell table:formula="of:=[.A1392]*[.A1392]" office:value-type="float" office:value="0.013937691364" calcext:value-type="float">
            <text:p>0.013937691364</text:p>
          </table:table-cell>
          <table:table-cell table:formula="of:=([.A1392]-[.B1392])*([.A1392]-[.B1392])" office:value-type="float" office:value="0.00402098028544" calcext:value-type="float">
            <text:p>0.00402098028544</text:p>
          </table:table-cell>
          <table:table-cell table:number-columns-repeated="2"/>
        </table:table-row>
        <table:table-row table:style-name="ro1">
          <table:table-cell office:value-type="float" office:value="0.0806733" calcext:value-type="float">
            <text:p>0.0806733</text:p>
          </table:table-cell>
          <table:table-cell office:value-type="float" office:value="0.122192" calcext:value-type="float">
            <text:p>0.122192</text:p>
          </table:table-cell>
          <table:table-cell table:formula="of:=[.A1393]*[.A1393]" office:value-type="float" office:value="0.00650818133289" calcext:value-type="float">
            <text:p>0.00650818133289</text:p>
          </table:table-cell>
          <table:table-cell table:formula="of:=([.A1393]-[.B1393])*([.A1393]-[.B1393])" office:value-type="float" office:value="0.00172380244969" calcext:value-type="float">
            <text:p>0.00172380244969</text:p>
          </table:table-cell>
          <table:table-cell table:number-columns-repeated="2"/>
        </table:table-row>
        <table:table-row table:style-name="ro1">
          <table:table-cell office:value-type="float" office:value="0.159811" calcext:value-type="float">
            <text:p>0.159811</text:p>
          </table:table-cell>
          <table:table-cell office:value-type="float" office:value="0.11919" calcext:value-type="float">
            <text:p>0.11919</text:p>
          </table:table-cell>
          <table:table-cell table:formula="of:=[.A1394]*[.A1394]" office:value-type="float" office:value="0.025539555721" calcext:value-type="float">
            <text:p>0.025539555721</text:p>
          </table:table-cell>
          <table:table-cell table:formula="of:=([.A1394]-[.B1394])*([.A1394]-[.B1394])" office:value-type="float" office:value="0.001650065641" calcext:value-type="float">
            <text:p>0.001650065641</text:p>
          </table:table-cell>
          <table:table-cell table:number-columns-repeated="2"/>
        </table:table-row>
        <table:table-row table:style-name="ro1">
          <table:table-cell office:value-type="float" office:value="0.17836" calcext:value-type="float">
            <text:p>0.17836</text:p>
          </table:table-cell>
          <table:table-cell office:value-type="float" office:value="0.122342" calcext:value-type="float">
            <text:p>0.122342</text:p>
          </table:table-cell>
          <table:table-cell table:formula="of:=[.A1395]*[.A1395]" office:value-type="float" office:value="0.0318122896" calcext:value-type="float">
            <text:p>0.0318122896</text:p>
          </table:table-cell>
          <table:table-cell table:formula="of:=([.A1395]-[.B1395])*([.A1395]-[.B1395])" office:value-type="float" office:value="0.003138016324" calcext:value-type="float">
            <text:p>0.003138016324</text:p>
          </table:table-cell>
          <table:table-cell table:number-columns-repeated="2"/>
        </table:table-row>
        <table:table-row table:style-name="ro1">
          <table:table-cell office:value-type="float" office:value="0.265531" calcext:value-type="float">
            <text:p>0.265531</text:p>
          </table:table-cell>
          <table:table-cell office:value-type="float" office:value="0.149299" calcext:value-type="float">
            <text:p>0.149299</text:p>
          </table:table-cell>
          <table:table-cell table:formula="of:=[.A1396]*[.A1396]" office:value-type="float" office:value="0.070506711961" calcext:value-type="float">
            <text:p>0.070506711961</text:p>
          </table:table-cell>
          <table:table-cell table:formula="of:=([.A1396]-[.B1396])*([.A1396]-[.B1396])" office:value-type="float" office:value="0.013509877824" calcext:value-type="float">
            <text:p>0.013509877824</text:p>
          </table:table-cell>
          <table:table-cell table:number-columns-repeated="2"/>
        </table:table-row>
        <table:table-row table:style-name="ro1">
          <table:table-cell office:value-type="float" office:value="0.265531" calcext:value-type="float">
            <text:p>0.265531</text:p>
          </table:table-cell>
          <table:table-cell office:value-type="float" office:value="0.155883" calcext:value-type="float">
            <text:p>0.155883</text:p>
          </table:table-cell>
          <table:table-cell table:formula="of:=[.A1397]*[.A1397]" office:value-type="float" office:value="0.070506711961" calcext:value-type="float">
            <text:p>0.070506711961</text:p>
          </table:table-cell>
          <table:table-cell table:formula="of:=([.A1397]-[.B1397])*([.A1397]-[.B1397])" office:value-type="float" office:value="0.012022683904" calcext:value-type="float">
            <text:p>0.012022683904</text:p>
          </table:table-cell>
          <table:table-cell table:number-columns-repeated="2"/>
        </table:table-row>
        <table:table-row table:style-name="ro1">
          <table:table-cell office:value-type="float" office:value="0.365687" calcext:value-type="float">
            <text:p>0.365687</text:p>
          </table:table-cell>
          <table:table-cell office:value-type="float" office:value="0.330903" calcext:value-type="float">
            <text:p>0.330903</text:p>
          </table:table-cell>
          <table:table-cell table:formula="of:=[.A1398]*[.A1398]" office:value-type="float" office:value="0.133726981969" calcext:value-type="float">
            <text:p>0.133726981969</text:p>
          </table:table-cell>
          <table:table-cell table:formula="of:=([.A1398]-[.B1398])*([.A1398]-[.B1398])" office:value-type="float" office:value="0.001209926656" calcext:value-type="float">
            <text:p>0.001209926656</text:p>
          </table:table-cell>
          <table:table-cell table:number-columns-repeated="2"/>
        </table:table-row>
        <table:table-row table:style-name="ro1">
          <table:table-cell office:value-type="float" office:value="0.451073" calcext:value-type="float">
            <text:p>0.451073</text:p>
          </table:table-cell>
          <table:table-cell office:value-type="float" office:value="0.448746" calcext:value-type="float">
            <text:p>0.448746</text:p>
          </table:table-cell>
          <table:table-cell table:formula="of:=[.A1399]*[.A1399]" office:value-type="float" office:value="0.203466851329" calcext:value-type="float">
            <text:p>0.203466851329</text:p>
          </table:table-cell>
          <table:table-cell table:formula="of:=([.A1399]-[.B1399])*([.A1399]-[.B1399])" office:value-type="float" office:value="0.00000541492900000011" calcext:value-type="float">
            <text:p>5.41492900000011E-06</text:p>
          </table:table-cell>
          <table:table-cell table:number-columns-repeated="2"/>
        </table:table-row>
        <table:table-row table:style-name="ro1">
          <table:table-cell office:value-type="float" office:value="0.775033" calcext:value-type="float">
            <text:p>0.775033</text:p>
          </table:table-cell>
          <table:table-cell office:value-type="float" office:value="0.673282" calcext:value-type="float">
            <text:p>0.673282</text:p>
          </table:table-cell>
          <table:table-cell table:formula="of:=[.A1400]*[.A1400]" office:value-type="float" office:value="0.600676151089" calcext:value-type="float">
            <text:p>0.600676151089</text:p>
          </table:table-cell>
          <table:table-cell table:formula="of:=([.A1400]-[.B1400])*([.A1400]-[.B1400])" office:value-type="float" office:value="0.010353266001" calcext:value-type="float">
            <text:p>0.010353266001</text:p>
          </table:table-cell>
          <table:table-cell table:number-columns-repeated="2"/>
        </table:table-row>
        <table:table-row table:style-name="ro1">
          <table:table-cell office:value-type="float" office:value="0.775033" calcext:value-type="float">
            <text:p>0.775033</text:p>
          </table:table-cell>
          <table:table-cell office:value-type="float" office:value="0.704833" calcext:value-type="float">
            <text:p>0.704833</text:p>
          </table:table-cell>
          <table:table-cell table:formula="of:=[.A1401]*[.A1401]" office:value-type="float" office:value="0.600676151089" calcext:value-type="float">
            <text:p>0.600676151089</text:p>
          </table:table-cell>
          <table:table-cell table:formula="of:=([.A1401]-[.B1401])*([.A1401]-[.B1401])" office:value-type="float" office:value="0.00492803999999999" calcext:value-type="float">
            <text:p>0.00492803999999999</text:p>
          </table:table-cell>
          <table:table-cell table:number-columns-repeated="2"/>
        </table:table-row>
        <table:table-row table:style-name="ro1">
          <table:table-cell office:value-type="float" office:value="0.775033" calcext:value-type="float">
            <text:p>0.775033</text:p>
          </table:table-cell>
          <table:table-cell office:value-type="float" office:value="0.734057" calcext:value-type="float">
            <text:p>0.734057</text:p>
          </table:table-cell>
          <table:table-cell table:formula="of:=[.A1402]*[.A1402]" office:value-type="float" office:value="0.600676151089" calcext:value-type="float">
            <text:p>0.600676151089</text:p>
          </table:table-cell>
          <table:table-cell table:formula="of:=([.A1402]-[.B1402])*([.A1402]-[.B1402])" office:value-type="float" office:value="0.001679032576" calcext:value-type="float">
            <text:p>0.001679032576</text:p>
          </table:table-cell>
          <table:table-cell table:number-columns-repeated="2"/>
        </table:table-row>
        <table:table-row table:style-name="ro1">
          <table:table-cell office:value-type="float" office:value="0.971588" calcext:value-type="float">
            <text:p>0.971588</text:p>
          </table:table-cell>
          <table:table-cell office:value-type="float" office:value="0.832195" calcext:value-type="float">
            <text:p>0.832195</text:p>
          </table:table-cell>
          <table:table-cell table:formula="of:=[.A1403]*[.A1403]" office:value-type="float" office:value="0.943983241744" calcext:value-type="float">
            <text:p>0.943983241744</text:p>
          </table:table-cell>
          <table:table-cell table:formula="of:=([.A1403]-[.B1403])*([.A1403]-[.B1403])" office:value-type="float" office:value="0.019430408449" calcext:value-type="float">
            <text:p>0.01943040844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86975" calcext:value-type="float">
            <text:p>0.986975</text:p>
          </table:table-cell>
          <table:table-cell table:formula="of:=[.A1404]*[.A1404]" office:value-type="float" office:value="0.999978000121" calcext:value-type="float">
            <text:p>0.999978000121</text:p>
          </table:table-cell>
          <table:table-cell table:formula="of:=([.A1404]-[.B1404])*([.A1404]-[.B1404])" office:value-type="float" office:value="0.000169364195999999" calcext:value-type="float">
            <text:p>0.00016936419599999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88759" calcext:value-type="float">
            <text:p>0.988759</text:p>
          </table:table-cell>
          <table:table-cell table:formula="of:=[.A1405]*[.A1405]" office:value-type="float" office:value="0.999978000121" calcext:value-type="float">
            <text:p>0.999978000121</text:p>
          </table:table-cell>
          <table:table-cell table:formula="of:=([.A1405]-[.B1405])*([.A1405]-[.B1405])" office:value-type="float" office:value="0.000126112899999999" calcext:value-type="float">
            <text:p>0.000126112899999999</text:p>
          </table:table-cell>
          <table:table-cell table:number-columns-repeated="2"/>
        </table:table-row>
        <table:table-row table:style-name="ro1">
          <table:table-cell office:value-type="float" office:value="0.0000385046" calcext:value-type="float">
            <text:p>0.0000385046</text:p>
          </table:table-cell>
          <table:table-cell office:value-type="float" office:value="0.00000242139" calcext:value-type="float">
            <text:p>0.00000242139</text:p>
          </table:table-cell>
          <table:table-cell table:formula="of:=[.A1406]*[.A1406]" office:value-type="float" office:value="0.00000000148260422116" calcext:value-type="float">
            <text:p>1.48260422116E-09</text:p>
          </table:table-cell>
          <table:table-cell table:formula="of:=([.A1406]-[.B1406])*([.A1406]-[.B1406])" office:value-type="float" office:value="0.0000000013019980439" calcext:value-type="float">
            <text:p>1.3019980439041E-09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76235" calcext:value-type="float">
            <text:p>0.00076235</text:p>
          </table:table-cell>
          <table:table-cell table:formula="of:=[.A1407]*[.A1407]" office:value-type="float" office:value="0.00000000000017408338" calcext:value-type="float">
            <text:p>1.74083376289E-13</text:p>
          </table:table-cell>
          <table:table-cell table:formula="of:=([.A1407]-[.B1407])*([.A1407]-[.B1407])" office:value-type="float" office:value="0.00000058054154142828" calcext:value-type="float">
            <text:p>5.80541541428276E-07</text:p>
          </table:table-cell>
          <table:table-cell table:number-columns-repeated="2"/>
        </table:table-row>
        <table:table-row table:style-name="ro1">
          <table:table-cell office:value-type="float" office:value="0.000010252" calcext:value-type="float">
            <text:p>0.000010252</text:p>
          </table:table-cell>
          <table:table-cell office:value-type="float" office:value="0.0000000627127" calcext:value-type="float">
            <text:p>0.0000000627127</text:p>
          </table:table-cell>
          <table:table-cell table:formula="of:=[.A1408]*[.A1408]" office:value-type="float" office:value="0.000000000105103504" calcext:value-type="float">
            <text:p>1.05103504E-10</text:p>
          </table:table-cell>
          <table:table-cell table:formula="of:=([.A1408]-[.B1408])*([.A1408]-[.B1408])" office:value-type="float" office:value="0.00000000010382157568" calcext:value-type="float">
            <text:p>1.03821575681941E-10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000000997509" calcext:value-type="float">
            <text:p>0.00000000997509</text:p>
          </table:table-cell>
          <table:table-cell table:formula="of:=[.A1409]*[.A1409]" office:value-type="float" office:value="0.00000000000687803076" calcext:value-type="float">
            <text:p>6.87803076E-12</text:p>
          </table:table-cell>
          <table:table-cell table:formula="of:=([.A1409]-[.B1409])*([.A1409]-[.B1409])" office:value-type="float" office:value="0.00000000000682580892" calcext:value-type="float">
            <text:p>6.82580892035251E-12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00000905406" calcext:value-type="float">
            <text:p>0.0000000905406</text:p>
          </table:table-cell>
          <table:table-cell table:formula="of:=[.A1410]*[.A1410]" office:value-type="float" office:value="0.00000000000187939423" calcext:value-type="float">
            <text:p>1.8793942281E-12</text:p>
          </table:table-cell>
          <table:table-cell table:formula="of:=([.A1410]-[.B1410])*([.A1410]-[.B1410])" office:value-type="float" office:value="0.0000000000016393458" calcext:value-type="float">
            <text:p>1.63934580045636E-12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00832596" calcext:value-type="float">
            <text:p>0.0000000832596</text:p>
          </table:table-cell>
          <table:table-cell table:formula="of:=[.A1411]*[.A1411]" office:value-type="float" office:value="0.00000000000008881771" calcext:value-type="float">
            <text:p>8.8817708529E-14</text:p>
          </table:table-cell>
          <table:table-cell table:formula="of:=([.A1411]-[.B1411])*([.A1411]-[.B1411])" office:value-type="float" office:value="0.00000000000004612332" calcext:value-type="float">
            <text:p>4.612331797956E-14</text:p>
          </table:table-cell>
          <table:table-cell table:number-columns-repeated="2"/>
        </table:table-row>
        <table:table-row table:style-name="ro1">
          <table:table-cell office:value-type="float" office:value="0.00000792742" calcext:value-type="float">
            <text:p>0.00000792742</text:p>
          </table:table-cell>
          <table:table-cell office:value-type="float" office:value="0.000384463" calcext:value-type="float">
            <text:p>0.000384463</text:p>
          </table:table-cell>
          <table:table-cell table:formula="of:=[.A1412]*[.A1412]" office:value-type="float" office:value="0.00000000006284398786" calcext:value-type="float">
            <text:p>6.28439878564E-11</text:p>
          </table:table-cell>
          <table:table-cell table:formula="of:=([.A1412]-[.B1412])*([.A1412]-[.B1412])" office:value-type="float" office:value="0.00000014177904300594" calcext:value-type="float">
            <text:p>1.41779043005936E-07</text:p>
          </table:table-cell>
          <table:table-cell table:number-columns-repeated="2"/>
        </table:table-row>
        <table:table-row table:style-name="ro1">
          <table:table-cell office:value-type="float" office:value="0.00000792742" calcext:value-type="float">
            <text:p>0.00000792742</text:p>
          </table:table-cell>
          <table:table-cell office:value-type="float" office:value="0.00273603" calcext:value-type="float">
            <text:p>0.00273603</text:p>
          </table:table-cell>
          <table:table-cell table:formula="of:=[.A1413]*[.A1413]" office:value-type="float" office:value="0.00000000006284398786" calcext:value-type="float">
            <text:p>6.28439878564E-11</text:p>
          </table:table-cell>
          <table:table-cell table:formula="of:=([.A1413]-[.B1413])*([.A1413]-[.B1413])" office:value-type="float" office:value="0.00000744254368700266" calcext:value-type="float">
            <text:p>7.44254368700266E-06</text:p>
          </table:table-cell>
          <table:table-cell table:number-columns-repeated="2"/>
        </table:table-row>
        <table:table-row table:style-name="ro1">
          <table:table-cell office:value-type="float" office:value="0.0000218153" calcext:value-type="float">
            <text:p>0.0000218153</text:p>
          </table:table-cell>
          <table:table-cell office:value-type="float" office:value="0.000200752" calcext:value-type="float">
            <text:p>0.000200752</text:p>
          </table:table-cell>
          <table:table-cell table:formula="of:=[.A1414]*[.A1414]" office:value-type="float" office:value="0.00000000047590731409" calcext:value-type="float">
            <text:p>4.7590731409E-10</text:p>
          </table:table-cell>
          <table:table-cell table:formula="of:=([.A1414]-[.B1414])*([.A1414]-[.B1414])" office:value-type="float" office:value="0.00000003201834260689" calcext:value-type="float">
            <text:p>3.201834260689E-08</text:p>
          </table:table-cell>
          <table:table-cell table:number-columns-repeated="2"/>
        </table:table-row>
        <table:table-row table:style-name="ro1">
          <table:table-cell office:value-type="float" office:value="0.0000232458" calcext:value-type="float">
            <text:p>0.0000232458</text:p>
          </table:table-cell>
          <table:table-cell office:value-type="float" office:value="0.000152211" calcext:value-type="float">
            <text:p>0.000152211</text:p>
          </table:table-cell>
          <table:table-cell table:formula="of:=[.A1415]*[.A1415]" office:value-type="float" office:value="0.00000000054036721764" calcext:value-type="float">
            <text:p>5.4036721764E-10</text:p>
          </table:table-cell>
          <table:table-cell table:formula="of:=([.A1415]-[.B1415])*([.A1415]-[.B1415])" office:value-type="float" office:value="0.00000001663202281104" calcext:value-type="float">
            <text:p>1.663202281104E-08</text:p>
          </table:table-cell>
          <table:table-cell table:number-columns-repeated="2"/>
        </table:table-row>
        <table:table-row table:style-name="ro1">
          <table:table-cell office:value-type="float" office:value="0.000230849" calcext:value-type="float">
            <text:p>0.000230849</text:p>
          </table:table-cell>
          <table:table-cell office:value-type="float" office:value="0.00783978" calcext:value-type="float">
            <text:p>0.00783978</text:p>
          </table:table-cell>
          <table:table-cell table:formula="of:=[.A1416]*[.A1416]" office:value-type="float" office:value="0.000000053291260801" calcext:value-type="float">
            <text:p>5.3291260801E-08</text:p>
          </table:table-cell>
          <table:table-cell table:formula="of:=([.A1416]-[.B1416])*([.A1416]-[.B1416])" office:value-type="float" office:value="0.000057895830962761" calcext:value-type="float">
            <text:p>5.7895830962761E-05</text:p>
          </table:table-cell>
          <table:table-cell table:number-columns-repeated="2"/>
        </table:table-row>
        <table:table-row table:style-name="ro1">
          <table:table-cell office:value-type="float" office:value="0.0001266" calcext:value-type="float">
            <text:p>0.0001266</text:p>
          </table:table-cell>
          <table:table-cell office:value-type="float" office:value="0.0000239254" calcext:value-type="float">
            <text:p>0.0000239254</text:p>
          </table:table-cell>
          <table:table-cell table:formula="of:=[.A1417]*[.A1417]" office:value-type="float" office:value="0.00000001602756" calcext:value-type="float">
            <text:p>0.00000001602756</text:p>
          </table:table-cell>
          <table:table-cell table:formula="of:=([.A1417]-[.B1417])*([.A1417]-[.B1417])" office:value-type="float" office:value="0.00000001054207348516" calcext:value-type="float">
            <text:p>1.054207348516E-08</text:p>
          </table:table-cell>
          <table:table-cell table:number-columns-repeated="2"/>
        </table:table-row>
        <table:table-row table:style-name="ro1">
          <table:table-cell office:value-type="float" office:value="0.000245631" calcext:value-type="float">
            <text:p>0.000245631</text:p>
          </table:table-cell>
          <table:table-cell office:value-type="float" office:value="0.00000165278" calcext:value-type="float">
            <text:p>0.00000165278</text:p>
          </table:table-cell>
          <table:table-cell table:formula="of:=[.A1418]*[.A1418]" office:value-type="float" office:value="0.000000060334588161" calcext:value-type="float">
            <text:p>6.0334588161E-08</text:p>
          </table:table-cell>
          <table:table-cell table:formula="of:=([.A1418]-[.B1418])*([.A1418]-[.B1418])" office:value-type="float" office:value="0.00000005952537183437" calcext:value-type="float">
            <text:p>5.95253718343684E-08</text:p>
          </table:table-cell>
          <table:table-cell table:number-columns-repeated="2"/>
        </table:table-row>
        <table:table-row table:style-name="ro1">
          <table:table-cell office:value-type="float" office:value="0.000130355" calcext:value-type="float">
            <text:p>0.000130355</text:p>
          </table:table-cell>
          <table:table-cell office:value-type="float" office:value="0.000000138515" calcext:value-type="float">
            <text:p>0.000000138515</text:p>
          </table:table-cell>
          <table:table-cell table:formula="of:=[.A1419]*[.A1419]" office:value-type="float" office:value="0.000000016992426025" calcext:value-type="float">
            <text:p>1.6992426025E-08</text:p>
          </table:table-cell>
          <table:table-cell table:formula="of:=([.A1419]-[.B1419])*([.A1419]-[.B1419])" office:value-type="float" office:value="0.00000001695633296576" calcext:value-type="float">
            <text:p>1.69563329657552E-08</text:p>
          </table:table-cell>
          <table:table-cell table:number-columns-repeated="2"/>
        </table:table-row>
        <table:table-row table:style-name="ro1">
          <table:table-cell office:value-type="float" office:value="0.00486481" calcext:value-type="float">
            <text:p>0.00486481</text:p>
          </table:table-cell>
          <table:table-cell office:value-type="float" office:value="0.00130862" calcext:value-type="float">
            <text:p>0.00130862</text:p>
          </table:table-cell>
          <table:table-cell table:formula="of:=[.A1420]*[.A1420]" office:value-type="float" office:value="0.0000236663763361" calcext:value-type="float">
            <text:p>0.0000236663763361</text:p>
          </table:table-cell>
          <table:table-cell table:formula="of:=([.A1420]-[.B1420])*([.A1420]-[.B1420])" office:value-type="float" office:value="0.0000126464873161" calcext:value-type="float">
            <text:p>0.0000126464873161</text:p>
          </table:table-cell>
          <table:table-cell table:number-columns-repeated="2"/>
        </table:table-row>
        <table:table-row table:style-name="ro1">
          <table:table-cell office:value-type="float" office:value="0.0135053" calcext:value-type="float">
            <text:p>0.0135053</text:p>
          </table:table-cell>
          <table:table-cell office:value-type="float" office:value="0.0344297" calcext:value-type="float">
            <text:p>0.0344297</text:p>
          </table:table-cell>
          <table:table-cell table:formula="of:=[.A1421]*[.A1421]" office:value-type="float" office:value="0.00018239312809" calcext:value-type="float">
            <text:p>0.00018239312809</text:p>
          </table:table-cell>
          <table:table-cell table:formula="of:=([.A1421]-[.B1421])*([.A1421]-[.B1421])" office:value-type="float" office:value="0.00043783051536" calcext:value-type="float">
            <text:p>0.00043783051536</text:p>
          </table:table-cell>
          <table:table-cell table:number-columns-repeated="2"/>
        </table:table-row>
        <table:table-row table:style-name="ro1">
          <table:table-cell office:value-type="float" office:value="0.0135053" calcext:value-type="float">
            <text:p>0.0135053</text:p>
          </table:table-cell>
          <table:table-cell office:value-type="float" office:value="0.00692772" calcext:value-type="float">
            <text:p>0.00692772</text:p>
          </table:table-cell>
          <table:table-cell table:formula="of:=[.A1422]*[.A1422]" office:value-type="float" office:value="0.00018239312809" calcext:value-type="float">
            <text:p>0.00018239312809</text:p>
          </table:table-cell>
          <table:table-cell table:formula="of:=([.A1422]-[.B1422])*([.A1422]-[.B1422])" office:value-type="float" office:value="0.0000432645586564" calcext:value-type="float">
            <text:p>0.0000432645586564</text:p>
          </table:table-cell>
          <table:table-cell table:number-columns-repeated="2"/>
        </table:table-row>
        <table:table-row table:style-name="ro1">
          <table:table-cell office:value-type="float" office:value="0.00889951" calcext:value-type="float">
            <text:p>0.00889951</text:p>
          </table:table-cell>
          <table:table-cell office:value-type="float" office:value="0.0136022" calcext:value-type="float">
            <text:p>0.0136022</text:p>
          </table:table-cell>
          <table:table-cell table:formula="of:=[.A1423]*[.A1423]" office:value-type="float" office:value="0.0000792012782401" calcext:value-type="float">
            <text:p>0.0000792012782401</text:p>
          </table:table-cell>
          <table:table-cell table:formula="of:=([.A1423]-[.B1423])*([.A1423]-[.B1423])" office:value-type="float" office:value="0.0000221152932361" calcext:value-type="float">
            <text:p>0.0000221152932361</text:p>
          </table:table-cell>
          <table:table-cell table:number-columns-repeated="2"/>
        </table:table-row>
        <table:table-row table:style-name="ro1">
          <table:table-cell office:value-type="float" office:value="0.00889951" calcext:value-type="float">
            <text:p>0.00889951</text:p>
          </table:table-cell>
          <table:table-cell office:value-type="float" office:value="0.0141884" calcext:value-type="float">
            <text:p>0.0141884</text:p>
          </table:table-cell>
          <table:table-cell table:formula="of:=[.A1424]*[.A1424]" office:value-type="float" office:value="0.0000792012782401" calcext:value-type="float">
            <text:p>0.0000792012782401</text:p>
          </table:table-cell>
          <table:table-cell table:formula="of:=([.A1424]-[.B1424])*([.A1424]-[.B1424])" office:value-type="float" office:value="0.0000279723574321" calcext:value-type="float">
            <text:p>0.0000279723574321</text:p>
          </table:table-cell>
          <table:table-cell table:number-columns-repeated="2"/>
        </table:table-row>
        <table:table-row table:style-name="ro1">
          <table:table-cell office:value-type="float" office:value="0.00889951" calcext:value-type="float">
            <text:p>0.00889951</text:p>
          </table:table-cell>
          <table:table-cell office:value-type="float" office:value="0.0853202" calcext:value-type="float">
            <text:p>0.0853202</text:p>
          </table:table-cell>
          <table:table-cell table:formula="of:=[.A1425]*[.A1425]" office:value-type="float" office:value="0.0000792012782401" calcext:value-type="float">
            <text:p>0.0000792012782401</text:p>
          </table:table-cell>
          <table:table-cell table:formula="of:=([.A1425]-[.B1425])*([.A1425]-[.B1425])" office:value-type="float" office:value="0.0058401218600761" calcext:value-type="float">
            <text:p>0.0058401218600761</text:p>
          </table:table-cell>
          <table:table-cell table:number-columns-repeated="2"/>
        </table:table-row>
        <table:table-row table:style-name="ro1">
          <table:table-cell office:value-type="float" office:value="0.00889951" calcext:value-type="float">
            <text:p>0.00889951</text:p>
          </table:table-cell>
          <table:table-cell office:value-type="float" office:value="0.118259" calcext:value-type="float">
            <text:p>0.118259</text:p>
          </table:table-cell>
          <table:table-cell table:formula="of:=[.A1426]*[.A1426]" office:value-type="float" office:value="0.0000792012782401" calcext:value-type="float">
            <text:p>0.0000792012782401</text:p>
          </table:table-cell>
          <table:table-cell table:formula="of:=([.A1426]-[.B1426])*([.A1426]-[.B1426])" office:value-type="float" office:value="0.0119594980530601" calcext:value-type="float">
            <text:p>0.0119594980530601</text:p>
          </table:table-cell>
          <table:table-cell table:number-columns-repeated="2"/>
        </table:table-row>
        <table:table-row table:style-name="ro1">
          <table:table-cell office:value-type="float" office:value="0.0084213" calcext:value-type="float">
            <text:p>0.0084213</text:p>
          </table:table-cell>
          <table:table-cell office:value-type="float" office:value="0.0142218" calcext:value-type="float">
            <text:p>0.0142218</text:p>
          </table:table-cell>
          <table:table-cell table:formula="of:=[.A1427]*[.A1427]" office:value-type="float" office:value="0.00007091829369" calcext:value-type="float">
            <text:p>0.00007091829369</text:p>
          </table:table-cell>
          <table:table-cell table:formula="of:=([.A1427]-[.B1427])*([.A1427]-[.B1427])" office:value-type="float" office:value="0.00003364580025" calcext:value-type="float">
            <text:p>0.00003364580025</text:p>
          </table:table-cell>
          <table:table-cell table:number-columns-repeated="2"/>
        </table:table-row>
        <table:table-row table:style-name="ro1">
          <table:table-cell office:value-type="float" office:value="0.00815856" calcext:value-type="float">
            <text:p>0.00815856</text:p>
          </table:table-cell>
          <table:table-cell office:value-type="float" office:value="0.0444232" calcext:value-type="float">
            <text:p>0.0444232</text:p>
          </table:table-cell>
          <table:table-cell table:formula="of:=[.A1428]*[.A1428]" office:value-type="float" office:value="0.0000665621012736" calcext:value-type="float">
            <text:p>0.0000665621012736</text:p>
          </table:table-cell>
          <table:table-cell table:formula="of:=([.A1428]-[.B1428])*([.A1428]-[.B1428])" office:value-type="float" office:value="0.0013151241143296" calcext:value-type="float">
            <text:p>0.0013151241143296</text:p>
          </table:table-cell>
          <table:table-cell table:number-columns-repeated="2"/>
        </table:table-row>
        <table:table-row table:style-name="ro1">
          <table:table-cell office:value-type="float" office:value="0.0081585" calcext:value-type="float">
            <text:p>0.0081585</text:p>
          </table:table-cell>
          <table:table-cell office:value-type="float" office:value="0.077052" calcext:value-type="float">
            <text:p>0.077052</text:p>
          </table:table-cell>
          <table:table-cell table:formula="of:=[.A1429]*[.A1429]" office:value-type="float" office:value="0.00006656112225" calcext:value-type="float">
            <text:p>0.00006656112225</text:p>
          </table:table-cell>
          <table:table-cell table:formula="of:=([.A1429]-[.B1429])*([.A1429]-[.B1429])" office:value-type="float" office:value="0.00474631434225" calcext:value-type="float">
            <text:p>0.00474631434225</text:p>
          </table:table-cell>
          <table:table-cell table:number-columns-repeated="2"/>
        </table:table-row>
        <table:table-row table:style-name="ro1">
          <table:table-cell office:value-type="float" office:value="0.0862227" calcext:value-type="float">
            <text:p>0.0862227</text:p>
          </table:table-cell>
          <table:table-cell office:value-type="float" office:value="0.102783" calcext:value-type="float">
            <text:p>0.102783</text:p>
          </table:table-cell>
          <table:table-cell table:formula="of:=[.A1430]*[.A1430]" office:value-type="float" office:value="0.00743435399529" calcext:value-type="float">
            <text:p>0.00743435399529</text:p>
          </table:table-cell>
          <table:table-cell table:formula="of:=([.A1430]-[.B1430])*([.A1430]-[.B1430])" office:value-type="float" office:value="0.00027424353609" calcext:value-type="float">
            <text:p>0.00027424353609</text:p>
          </table:table-cell>
          <table:table-cell table:number-columns-repeated="2"/>
        </table:table-row>
        <table:table-row table:style-name="ro1">
          <table:table-cell office:value-type="float" office:value="0.14694" calcext:value-type="float">
            <text:p>0.14694</text:p>
          </table:table-cell>
          <table:table-cell office:value-type="float" office:value="0.0442462" calcext:value-type="float">
            <text:p>0.0442462</text:p>
          </table:table-cell>
          <table:table-cell table:formula="of:=[.A1431]*[.A1431]" office:value-type="float" office:value="0.0215913636" calcext:value-type="float">
            <text:p>0.0215913636</text:p>
          </table:table-cell>
          <table:table-cell table:formula="of:=([.A1431]-[.B1431])*([.A1431]-[.B1431])" office:value-type="float" office:value="0.01054601655844" calcext:value-type="float">
            <text:p>0.01054601655844</text:p>
          </table:table-cell>
          <table:table-cell table:number-columns-repeated="2"/>
        </table:table-row>
        <table:table-row table:style-name="ro1">
          <table:table-cell office:value-type="float" office:value="0.229681" calcext:value-type="float">
            <text:p>0.229681</text:p>
          </table:table-cell>
          <table:table-cell office:value-type="float" office:value="0.0605068" calcext:value-type="float">
            <text:p>0.0605068</text:p>
          </table:table-cell>
          <table:table-cell table:formula="of:=[.A1432]*[.A1432]" office:value-type="float" office:value="0.052753361761" calcext:value-type="float">
            <text:p>0.052753361761</text:p>
          </table:table-cell>
          <table:table-cell table:formula="of:=([.A1432]-[.B1432])*([.A1432]-[.B1432])" office:value-type="float" office:value="0.02861990994564" calcext:value-type="float">
            <text:p>0.02861990994564</text:p>
          </table:table-cell>
          <table:table-cell table:number-columns-repeated="2"/>
        </table:table-row>
        <table:table-row table:style-name="ro1">
          <table:table-cell office:value-type="float" office:value="0.49783" calcext:value-type="float">
            <text:p>0.49783</text:p>
          </table:table-cell>
          <table:table-cell office:value-type="float" office:value="0.193752" calcext:value-type="float">
            <text:p>0.193752</text:p>
          </table:table-cell>
          <table:table-cell table:formula="of:=[.A1433]*[.A1433]" office:value-type="float" office:value="0.2478347089" calcext:value-type="float">
            <text:p>0.2478347089</text:p>
          </table:table-cell>
          <table:table-cell table:formula="of:=([.A1433]-[.B1433])*([.A1433]-[.B1433])" office:value-type="float" office:value="0.092463430084" calcext:value-type="float">
            <text:p>0.092463430084</text:p>
          </table:table-cell>
          <table:table-cell table:number-columns-repeated="2"/>
        </table:table-row>
        <table:table-row table:style-name="ro1">
          <table:table-cell office:value-type="float" office:value="0.49783" calcext:value-type="float">
            <text:p>0.49783</text:p>
          </table:table-cell>
          <table:table-cell office:value-type="float" office:value="0.201621" calcext:value-type="float">
            <text:p>0.201621</text:p>
          </table:table-cell>
          <table:table-cell table:formula="of:=[.A1434]*[.A1434]" office:value-type="float" office:value="0.2478347089" calcext:value-type="float">
            <text:p>0.2478347089</text:p>
          </table:table-cell>
          <table:table-cell table:formula="of:=([.A1434]-[.B1434])*([.A1434]-[.B1434])" office:value-type="float" office:value="0.087739771681" calcext:value-type="float">
            <text:p>0.087739771681</text:p>
          </table:table-cell>
          <table:table-cell table:number-columns-repeated="2"/>
        </table:table-row>
        <table:table-row table:style-name="ro1">
          <table:table-cell office:value-type="float" office:value="0.49783" calcext:value-type="float">
            <text:p>0.49783</text:p>
          </table:table-cell>
          <table:table-cell office:value-type="float" office:value="0.258766" calcext:value-type="float">
            <text:p>0.258766</text:p>
          </table:table-cell>
          <table:table-cell table:formula="of:=[.A1435]*[.A1435]" office:value-type="float" office:value="0.2478347089" calcext:value-type="float">
            <text:p>0.2478347089</text:p>
          </table:table-cell>
          <table:table-cell table:formula="of:=([.A1435]-[.B1435])*([.A1435]-[.B1435])" office:value-type="float" office:value="0.057151596096" calcext:value-type="float">
            <text:p>0.057151596096</text:p>
          </table:table-cell>
          <table:table-cell table:number-columns-repeated="2"/>
        </table:table-row>
        <table:table-row table:style-name="ro1">
          <table:table-cell office:value-type="float" office:value="0.84342" calcext:value-type="float">
            <text:p>0.84342</text:p>
          </table:table-cell>
          <table:table-cell office:value-type="float" office:value="0.615044" calcext:value-type="float">
            <text:p>0.615044</text:p>
          </table:table-cell>
          <table:table-cell table:formula="of:=[.A1436]*[.A1436]" office:value-type="float" office:value="0.7113572964" calcext:value-type="float">
            <text:p>0.7113572964</text:p>
          </table:table-cell>
          <table:table-cell table:formula="of:=([.A1436]-[.B1436])*([.A1436]-[.B1436])" office:value-type="float" office:value="0.052155597376" calcext:value-type="float">
            <text:p>0.052155597376</text:p>
          </table:table-cell>
          <table:table-cell table:number-columns-repeated="2"/>
        </table:table-row>
        <table:table-row table:style-name="ro1">
          <table:table-cell office:value-type="float" office:value="0.84342" calcext:value-type="float">
            <text:p>0.84342</text:p>
          </table:table-cell>
          <table:table-cell office:value-type="float" office:value="0.643336" calcext:value-type="float">
            <text:p>0.643336</text:p>
          </table:table-cell>
          <table:table-cell table:formula="of:=[.A1437]*[.A1437]" office:value-type="float" office:value="0.7113572964" calcext:value-type="float">
            <text:p>0.7113572964</text:p>
          </table:table-cell>
          <table:table-cell table:formula="of:=([.A1437]-[.B1437])*([.A1437]-[.B1437])" office:value-type="float" office:value="0.040033607056" calcext:value-type="float">
            <text:p>0.040033607056</text:p>
          </table:table-cell>
          <table:table-cell table:number-columns-repeated="2"/>
        </table:table-row>
        <table:table-row table:style-name="ro1">
          <table:table-cell office:value-type="float" office:value="0.84342" calcext:value-type="float">
            <text:p>0.84342</text:p>
          </table:table-cell>
          <table:table-cell office:value-type="float" office:value="0.673966" calcext:value-type="float">
            <text:p>0.673966</text:p>
          </table:table-cell>
          <table:table-cell table:formula="of:=[.A1438]*[.A1438]" office:value-type="float" office:value="0.7113572964" calcext:value-type="float">
            <text:p>0.7113572964</text:p>
          </table:table-cell>
          <table:table-cell table:formula="of:=([.A1438]-[.B1438])*([.A1438]-[.B1438])" office:value-type="float" office:value="0.028714658116" calcext:value-type="float">
            <text:p>0.028714658116</text:p>
          </table:table-cell>
          <table:table-cell table:number-columns-repeated="2"/>
        </table:table-row>
        <table:table-row table:style-name="ro1">
          <table:table-cell office:value-type="float" office:value="0.84342" calcext:value-type="float">
            <text:p>0.84342</text:p>
          </table:table-cell>
          <table:table-cell office:value-type="float" office:value="0.706513" calcext:value-type="float">
            <text:p>0.706513</text:p>
          </table:table-cell>
          <table:table-cell table:formula="of:=[.A1439]*[.A1439]" office:value-type="float" office:value="0.7113572964" calcext:value-type="float">
            <text:p>0.7113572964</text:p>
          </table:table-cell>
          <table:table-cell table:formula="of:=([.A1439]-[.B1439])*([.A1439]-[.B1439])" office:value-type="float" office:value="0.018743526649" calcext:value-type="float">
            <text:p>0.018743526649</text:p>
          </table:table-cell>
          <table:table-cell table:number-columns-repeated="2"/>
        </table:table-row>
        <table:table-row table:style-name="ro1">
          <table:table-cell office:value-type="float" office:value="0.84342" calcext:value-type="float">
            <text:p>0.84342</text:p>
          </table:table-cell>
          <table:table-cell office:value-type="float" office:value="0.844611" calcext:value-type="float">
            <text:p>0.844611</text:p>
          </table:table-cell>
          <table:table-cell table:formula="of:=[.A1440]*[.A1440]" office:value-type="float" office:value="0.7113572964" calcext:value-type="float">
            <text:p>0.7113572964</text:p>
          </table:table-cell>
          <table:table-cell table:formula="of:=([.A1440]-[.B1440])*([.A1440]-[.B1440])" office:value-type="float" office:value="0.00000141848100000013" calcext:value-type="float">
            <text:p>1.41848100000013E-06</text:p>
          </table:table-cell>
          <table:table-cell table:number-columns-repeated="2"/>
        </table:table-row>
        <table:table-row table:style-name="ro1">
          <table:table-cell office:value-type="float" office:value="0.913659" calcext:value-type="float">
            <text:p>0.913659</text:p>
          </table:table-cell>
          <table:table-cell office:value-type="float" office:value="0.944806" calcext:value-type="float">
            <text:p>0.944806</text:p>
          </table:table-cell>
          <table:table-cell table:formula="of:=[.A1441]*[.A1441]" office:value-type="float" office:value="0.834772768281" calcext:value-type="float">
            <text:p>0.834772768281</text:p>
          </table:table-cell>
          <table:table-cell table:formula="of:=([.A1441]-[.B1441])*([.A1441]-[.B1441])" office:value-type="float" office:value="0.000970135609000002" calcext:value-type="float">
            <text:p>0.000970135609000002</text:p>
          </table:table-cell>
          <table:table-cell table:number-columns-repeated="2"/>
        </table:table-row>
        <table:table-row table:style-name="ro1">
          <table:table-cell office:value-type="float" office:value="0.911901" calcext:value-type="float">
            <text:p>0.911901</text:p>
          </table:table-cell>
          <table:table-cell office:value-type="float" office:value="0.957641" calcext:value-type="float">
            <text:p>0.957641</text:p>
          </table:table-cell>
          <table:table-cell table:formula="of:=[.A1442]*[.A1442]" office:value-type="float" office:value="0.831563433801" calcext:value-type="float">
            <text:p>0.831563433801</text:p>
          </table:table-cell>
          <table:table-cell table:formula="of:=([.A1442]-[.B1442])*([.A1442]-[.B1442])" office:value-type="float" office:value="0.0020921476" calcext:value-type="float">
            <text:p>0.0020921476</text:p>
          </table:table-cell>
          <table:table-cell table:number-columns-repeated="2"/>
        </table:table-row>
        <table:table-row table:style-name="ro1">
          <table:table-cell office:value-type="float" office:value="0.911901" calcext:value-type="float">
            <text:p>0.911901</text:p>
          </table:table-cell>
          <table:table-cell office:value-type="float" office:value="0.97075" calcext:value-type="float">
            <text:p>0.97075</text:p>
          </table:table-cell>
          <table:table-cell table:formula="of:=[.A1443]*[.A1443]" office:value-type="float" office:value="0.831563433801" calcext:value-type="float">
            <text:p>0.831563433801</text:p>
          </table:table-cell>
          <table:table-cell table:formula="of:=([.A1443]-[.B1443])*([.A1443]-[.B1443])" office:value-type="float" office:value="0.003463204801" calcext:value-type="float">
            <text:p>0.003463204801</text:p>
          </table:table-cell>
          <table:table-cell table:number-columns-repeated="2"/>
        </table:table-row>
        <table:table-row table:style-name="ro1">
          <table:table-cell office:value-type="float" office:value="0.983027" calcext:value-type="float">
            <text:p>0.983027</text:p>
          </table:table-cell>
          <table:table-cell office:value-type="float" office:value="0.984906" calcext:value-type="float">
            <text:p>0.984906</text:p>
          </table:table-cell>
          <table:table-cell table:formula="of:=[.A1444]*[.A1444]" office:value-type="float" office:value="0.966342082729" calcext:value-type="float">
            <text:p>0.966342082729</text:p>
          </table:table-cell>
          <table:table-cell table:formula="of:=([.A1444]-[.B1444])*([.A1444]-[.B1444])" office:value-type="float" office:value="0.00000353064099999986" calcext:value-type="float">
            <text:p>3.53064099999986E-06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00220605" calcext:value-type="float">
            <text:p>0.00000220605</text:p>
          </table:table-cell>
          <table:table-cell table:formula="of:=[.A1445]*[.A1445]" office:value-type="float" office:value="0.00000000000051159115" calcext:value-type="float">
            <text:p>5.11591145536E-13</text:p>
          </table:table-cell>
          <table:table-cell table:formula="of:=([.A1445]-[.B1445])*([.A1445]-[.B1445])" office:value-type="float" office:value="0.00000000000222246675" calcext:value-type="float">
            <text:p>2.222466750436E-12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00033846" calcext:value-type="float">
            <text:p>0.000000033846</text:p>
          </table:table-cell>
          <table:table-cell table:formula="of:=[.A1446]*[.A1446]" office:value-type="float" office:value="0.00000000001154273445" calcext:value-type="float">
            <text:p>1.15427344516E-11</text:p>
          </table:table-cell>
          <table:table-cell table:formula="of:=([.A1446]-[.B1446])*([.A1446]-[.B1446])" office:value-type="float" office:value="0.00000000001131389914" calcext:value-type="float">
            <text:p>1.1313899140996E-11</text:p>
          </table:table-cell>
          <table:table-cell table:number-columns-repeated="2"/>
        </table:table-row>
        <table:table-row table:style-name="ro1">
          <table:table-cell office:value-type="float" office:value="0.0000330806" calcext:value-type="float">
            <text:p>0.0000330806</text:p>
          </table:table-cell>
          <table:table-cell office:value-type="float" office:value="0.000000394364" calcext:value-type="float">
            <text:p>0.000000394364</text:p>
          </table:table-cell>
          <table:table-cell table:formula="of:=[.A1447]*[.A1447]" office:value-type="float" office:value="0.00000000109432609636" calcext:value-type="float">
            <text:p>1.09432609636E-09</text:p>
          </table:table-cell>
          <table:table-cell table:formula="of:=([.A1447]-[.B1447])*([.A1447]-[.B1447])" office:value-type="float" office:value="0.00000000106839002385" calcext:value-type="float">
            <text:p>1.0683900238477E-09</text:p>
          </table:table-cell>
          <table:table-cell table:number-columns-repeated="2"/>
        </table:table-row>
        <table:table-row table:style-name="ro1">
          <table:table-cell office:value-type="float" office:value="0.0000165701" calcext:value-type="float">
            <text:p>0.0000165701</text:p>
          </table:table-cell>
          <table:table-cell office:value-type="float" office:value="0.0000029809" calcext:value-type="float">
            <text:p>0.0000029809</text:p>
          </table:table-cell>
          <table:table-cell table:formula="of:=[.A1448]*[.A1448]" office:value-type="float" office:value="0.00000000027456821401" calcext:value-type="float">
            <text:p>2.7456821401E-10</text:p>
          </table:table-cell>
          <table:table-cell table:formula="of:=([.A1448]-[.B1448])*([.A1448]-[.B1448])" office:value-type="float" office:value="0.00000000018466635664" calcext:value-type="float">
            <text:p>1.8466635664E-10</text:p>
          </table:table-cell>
          <table:table-cell table:number-columns-repeated="2"/>
        </table:table-row>
        <table:table-row table:style-name="ro1">
          <table:table-cell office:value-type="float" office:value="0.0000314116" calcext:value-type="float">
            <text:p>0.0000314116</text:p>
          </table:table-cell>
          <table:table-cell office:value-type="float" office:value="0.00000000130609" calcext:value-type="float">
            <text:p>0.00000000130609</text:p>
          </table:table-cell>
          <table:table-cell table:formula="of:=[.A1449]*[.A1449]" office:value-type="float" office:value="0.00000000098668861456" calcext:value-type="float">
            <text:p>9.8668861456E-10</text:p>
          </table:table-cell>
          <table:table-cell table:formula="of:=([.A1449]-[.B1449])*([.A1449]-[.B1449])" office:value-type="float" office:value="0.00000000098660656351" calcext:value-type="float">
            <text:p>9.86606563512583E-10</text:p>
          </table:table-cell>
          <table:table-cell table:number-columns-repeated="2"/>
        </table:table-row>
        <table:table-row table:style-name="ro1">
          <table:table-cell office:value-type="float" office:value="0.0000171065" calcext:value-type="float">
            <text:p>0.0000171065</text:p>
          </table:table-cell>
          <table:table-cell office:value-type="float" office:value="0.0000307109" calcext:value-type="float">
            <text:p>0.0000307109</text:p>
          </table:table-cell>
          <table:table-cell table:formula="of:=[.A1450]*[.A1450]" office:value-type="float" office:value="0.00000000029263234225" calcext:value-type="float">
            <text:p>2.9263234225E-10</text:p>
          </table:table-cell>
          <table:table-cell table:formula="of:=([.A1450]-[.B1450])*([.A1450]-[.B1450])" office:value-type="float" office:value="0.00000000018507969936" calcext:value-type="float">
            <text:p>1.8507969936E-10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00991324" calcext:value-type="float">
            <text:p>0.00000991324</text:p>
          </table:table-cell>
          <table:table-cell table:formula="of:=[.A1451]*[.A1451]" office:value-type="float" office:value="0.0000000000932373704" calcext:value-type="float">
            <text:p>9.32373704025E-11</text:p>
          </table:table-cell>
          <table:table-cell table:formula="of:=([.A1451]-[.B1451])*([.A1451]-[.B1451])" office:value-type="float" office:value="0.00000000000006619814" calcext:value-type="float">
            <text:p>6.61981440999997E-14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00330436" calcext:value-type="float">
            <text:p>0.00000330436</text:p>
          </table:table-cell>
          <table:table-cell table:formula="of:=[.A1452]*[.A1452]" office:value-type="float" office:value="0.00000000007993611649" calcext:value-type="float">
            <text:p>7.993611649E-11</text:p>
          </table:table-cell>
          <table:table-cell table:formula="of:=([.A1452]-[.B1452])*([.A1452]-[.B1452])" office:value-type="float" office:value="0.0000000000317683286" calcext:value-type="float">
            <text:p>3.17683285956E-11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0505693" calcext:value-type="float">
            <text:p>0.0000505693</text:p>
          </table:table-cell>
          <table:table-cell table:formula="of:=[.A1453]*[.A1453]" office:value-type="float" office:value="0.00000000007993611649" calcext:value-type="float">
            <text:p>7.993611649E-11</text:p>
          </table:table-cell>
          <table:table-cell table:formula="of:=([.A1453]-[.B1453])*([.A1453]-[.B1453])" office:value-type="float" office:value="0.00000000173294033796" calcext:value-type="float">
            <text:p>1.73294033796E-09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0235565" calcext:value-type="float">
            <text:p>0.0000235565</text:p>
          </table:table-cell>
          <table:table-cell table:formula="of:=[.A1454]*[.A1454]" office:value-type="float" office:value="0.00000000007993611649" calcext:value-type="float">
            <text:p>7.993611649E-11</text:p>
          </table:table-cell>
          <table:table-cell table:formula="of:=([.A1454]-[.B1454])*([.A1454]-[.B1454])" office:value-type="float" office:value="0.00000000021362160964" calcext:value-type="float">
            <text:p>2.1362160964E-10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00253645" calcext:value-type="float">
            <text:p>0.00000253645</text:p>
          </table:table-cell>
          <table:table-cell table:formula="of:=[.A1455]*[.A1455]" office:value-type="float" office:value="0.00000000007993611649" calcext:value-type="float">
            <text:p>7.993611649E-11</text:p>
          </table:table-cell>
          <table:table-cell table:formula="of:=([.A1455]-[.B1455])*([.A1455]-[.B1455])" office:value-type="float" office:value="0.00000000004101441806" calcext:value-type="float">
            <text:p>4.10144180625E-11</text:p>
          </table:table-cell>
          <table:table-cell table:number-columns-repeated="2"/>
        </table:table-row>
        <table:table-row table:style-name="ro1">
          <table:table-cell office:value-type="float" office:value="0.000825644" calcext:value-type="float">
            <text:p>0.000825644</text:p>
          </table:table-cell>
          <table:table-cell office:value-type="float" office:value="0.00147355" calcext:value-type="float">
            <text:p>0.00147355</text:p>
          </table:table-cell>
          <table:table-cell table:formula="of:=[.A1456]*[.A1456]" office:value-type="float" office:value="0.000000681688014736" calcext:value-type="float">
            <text:p>6.81688014736E-07</text:p>
          </table:table-cell>
          <table:table-cell table:formula="of:=([.A1456]-[.B1456])*([.A1456]-[.B1456])" office:value-type="float" office:value="0.000000419782184836" calcext:value-type="float">
            <text:p>4.19782184836E-07</text:p>
          </table:table-cell>
          <table:table-cell table:number-columns-repeated="2"/>
        </table:table-row>
        <table:table-row table:style-name="ro1">
          <table:table-cell office:value-type="float" office:value="0.000944436" calcext:value-type="float">
            <text:p>0.000944436</text:p>
          </table:table-cell>
          <table:table-cell office:value-type="float" office:value="0.00219878" calcext:value-type="float">
            <text:p>0.00219878</text:p>
          </table:table-cell>
          <table:table-cell table:formula="of:=[.A1457]*[.A1457]" office:value-type="float" office:value="0.000000891959358096" calcext:value-type="float">
            <text:p>8.91959358096E-07</text:p>
          </table:table-cell>
          <table:table-cell table:formula="of:=([.A1457]-[.B1457])*([.A1457]-[.B1457])" office:value-type="float" office:value="0.000001573378870336" calcext:value-type="float">
            <text:p>1.573378870336E-06</text:p>
          </table:table-cell>
          <table:table-cell table:number-columns-repeated="2"/>
        </table:table-row>
        <table:table-row table:style-name="ro1">
          <table:table-cell office:value-type="float" office:value="0.000944436" calcext:value-type="float">
            <text:p>0.000944436</text:p>
          </table:table-cell>
          <table:table-cell office:value-type="float" office:value="0.0152692" calcext:value-type="float">
            <text:p>0.0152692</text:p>
          </table:table-cell>
          <table:table-cell table:formula="of:=[.A1458]*[.A1458]" office:value-type="float" office:value="0.000000891959358096" calcext:value-type="float">
            <text:p>8.91959358096E-07</text:p>
          </table:table-cell>
          <table:table-cell table:formula="of:=([.A1458]-[.B1458])*([.A1458]-[.B1458])" office:value-type="float" office:value="0.000205198863655696" calcext:value-type="float">
            <text:p>0.000205198863655696</text:p>
          </table:table-cell>
          <table:table-cell table:number-columns-repeated="2"/>
        </table:table-row>
        <table:table-row table:style-name="ro1">
          <table:table-cell office:value-type="float" office:value="0.00279105" calcext:value-type="float">
            <text:p>0.00279105</text:p>
          </table:table-cell>
          <table:table-cell office:value-type="float" office:value="0.0115962" calcext:value-type="float">
            <text:p>0.0115962</text:p>
          </table:table-cell>
          <table:table-cell table:formula="of:=[.A1459]*[.A1459]" office:value-type="float" office:value="0.0000077899601025" calcext:value-type="float">
            <text:p>0.0000077899601025</text:p>
          </table:table-cell>
          <table:table-cell table:formula="of:=([.A1459]-[.B1459])*([.A1459]-[.B1459])" office:value-type="float" office:value="0.0000775306665225" calcext:value-type="float">
            <text:p>0.0000775306665225</text:p>
          </table:table-cell>
          <table:table-cell table:number-columns-repeated="2"/>
        </table:table-row>
        <table:table-row table:style-name="ro1">
          <table:table-cell office:value-type="float" office:value="0.00279105" calcext:value-type="float">
            <text:p>0.00279105</text:p>
          </table:table-cell>
          <table:table-cell office:value-type="float" office:value="0.0211779" calcext:value-type="float">
            <text:p>0.0211779</text:p>
          </table:table-cell>
          <table:table-cell table:formula="of:=[.A1460]*[.A1460]" office:value-type="float" office:value="0.0000077899601025" calcext:value-type="float">
            <text:p>0.0000077899601025</text:p>
          </table:table-cell>
          <table:table-cell table:formula="of:=([.A1460]-[.B1460])*([.A1460]-[.B1460])" office:value-type="float" office:value="0.0003380762529225" calcext:value-type="float">
            <text:p>0.0003380762529225</text:p>
          </table:table-cell>
          <table:table-cell table:number-columns-repeated="2"/>
        </table:table-row>
        <table:table-row table:style-name="ro1">
          <table:table-cell office:value-type="float" office:value="0.00474787" calcext:value-type="float">
            <text:p>0.00474787</text:p>
          </table:table-cell>
          <table:table-cell office:value-type="float" office:value="0.0154732" calcext:value-type="float">
            <text:p>0.0154732</text:p>
          </table:table-cell>
          <table:table-cell table:formula="of:=[.A1461]*[.A1461]" office:value-type="float" office:value="0.0000225422695369" calcext:value-type="float">
            <text:p>0.0000225422695369</text:p>
          </table:table-cell>
          <table:table-cell table:formula="of:=([.A1461]-[.B1461])*([.A1461]-[.B1461])" office:value-type="float" office:value="0.0001150327036089" calcext:value-type="float">
            <text:p>0.0001150327036089</text:p>
          </table:table-cell>
          <table:table-cell table:number-columns-repeated="2"/>
        </table:table-row>
        <table:table-row table:style-name="ro1">
          <table:table-cell office:value-type="float" office:value="0.00568515" calcext:value-type="float">
            <text:p>0.00568515</text:p>
          </table:table-cell>
          <table:table-cell office:value-type="float" office:value="0.0766569" calcext:value-type="float">
            <text:p>0.0766569</text:p>
          </table:table-cell>
          <table:table-cell table:formula="of:=[.A1462]*[.A1462]" office:value-type="float" office:value="0.0000323209305225" calcext:value-type="float">
            <text:p>0.0000323209305225</text:p>
          </table:table-cell>
          <table:table-cell table:formula="of:=([.A1462]-[.B1462])*([.A1462]-[.B1462])" office:value-type="float" office:value="0.0050369892980625" calcext:value-type="float">
            <text:p>0.0050369892980625</text:p>
          </table:table-cell>
          <table:table-cell table:number-columns-repeated="2"/>
        </table:table-row>
        <table:table-row table:style-name="ro1">
          <table:table-cell office:value-type="float" office:value="0.000860691" calcext:value-type="float">
            <text:p>0.000860691</text:p>
          </table:table-cell>
          <table:table-cell office:value-type="float" office:value="0.001805" calcext:value-type="float">
            <text:p>0.001805</text:p>
          </table:table-cell>
          <table:table-cell table:formula="of:=[.A1463]*[.A1463]" office:value-type="float" office:value="0.000000740788997481" calcext:value-type="float">
            <text:p>7.40788997481E-07</text:p>
          </table:table-cell>
          <table:table-cell table:formula="of:=([.A1463]-[.B1463])*([.A1463]-[.B1463])" office:value-type="float" office:value="0.000000891719487481" calcext:value-type="float">
            <text:p>8.91719487481E-07</text:p>
          </table:table-cell>
          <table:table-cell table:number-columns-repeated="2"/>
        </table:table-row>
        <table:table-row table:style-name="ro1">
          <table:table-cell office:value-type="float" office:value="0.00415808" calcext:value-type="float">
            <text:p>0.00415808</text:p>
          </table:table-cell>
          <table:table-cell office:value-type="float" office:value="0.0654349" calcext:value-type="float">
            <text:p>0.0654349</text:p>
          </table:table-cell>
          <table:table-cell table:formula="of:=[.A1464]*[.A1464]" office:value-type="float" office:value="0.0000172896292864" calcext:value-type="float">
            <text:p>0.0000172896292864</text:p>
          </table:table-cell>
          <table:table-cell table:formula="of:=([.A1464]-[.B1464])*([.A1464]-[.B1464])" office:value-type="float" office:value="0.0037548486693124" calcext:value-type="float">
            <text:p>0.0037548486693124</text:p>
          </table:table-cell>
          <table:table-cell table:number-columns-repeated="2"/>
        </table:table-row>
        <table:table-row table:style-name="ro1">
          <table:table-cell office:value-type="float" office:value="0.00928056" calcext:value-type="float">
            <text:p>0.00928056</text:p>
          </table:table-cell>
          <table:table-cell office:value-type="float" office:value="0.00801988" calcext:value-type="float">
            <text:p>0.00801988</text:p>
          </table:table-cell>
          <table:table-cell table:formula="of:=[.A1465]*[.A1465]" office:value-type="float" office:value="0.0000861287939136" calcext:value-type="float">
            <text:p>0.0000861287939136</text:p>
          </table:table-cell>
          <table:table-cell table:formula="of:=([.A1465]-[.B1465])*([.A1465]-[.B1465])" office:value-type="float" office:value="0.0000015893140624" calcext:value-type="float">
            <text:p>0.0000015893140624</text:p>
          </table:table-cell>
          <table:table-cell table:number-columns-repeated="2"/>
        </table:table-row>
        <table:table-row table:style-name="ro1">
          <table:table-cell office:value-type="float" office:value="0.0189916" calcext:value-type="float">
            <text:p>0.0189916</text:p>
          </table:table-cell>
          <table:table-cell office:value-type="float" office:value="0.012937" calcext:value-type="float">
            <text:p>0.012937</text:p>
          </table:table-cell>
          <table:table-cell table:formula="of:=[.A1466]*[.A1466]" office:value-type="float" office:value="0.00036068087056" calcext:value-type="float">
            <text:p>0.00036068087056</text:p>
          </table:table-cell>
          <table:table-cell table:formula="of:=([.A1466]-[.B1466])*([.A1466]-[.B1466])" office:value-type="float" office:value="0.00003665818116" calcext:value-type="float">
            <text:p>0.00003665818116</text:p>
          </table:table-cell>
          <table:table-cell table:number-columns-repeated="2"/>
        </table:table-row>
        <table:table-row table:style-name="ro1">
          <table:table-cell office:value-type="float" office:value="0.0388101" calcext:value-type="float">
            <text:p>0.0388101</text:p>
          </table:table-cell>
          <table:table-cell office:value-type="float" office:value="0.0432939" calcext:value-type="float">
            <text:p>0.0432939</text:p>
          </table:table-cell>
          <table:table-cell table:formula="of:=[.A1467]*[.A1467]" office:value-type="float" office:value="0.00150622386201" calcext:value-type="float">
            <text:p>0.00150622386201</text:p>
          </table:table-cell>
          <table:table-cell table:formula="of:=([.A1467]-[.B1467])*([.A1467]-[.B1467])" office:value-type="float" office:value="0.00002010446244" calcext:value-type="float">
            <text:p>0.00002010446244</text:p>
          </table:table-cell>
          <table:table-cell table:number-columns-repeated="2"/>
        </table:table-row>
        <table:table-row table:style-name="ro1">
          <table:table-cell office:value-type="float" office:value="0.364347" calcext:value-type="float">
            <text:p>0.364347</text:p>
          </table:table-cell>
          <table:table-cell office:value-type="float" office:value="0.0622007" calcext:value-type="float">
            <text:p>0.0622007</text:p>
          </table:table-cell>
          <table:table-cell table:formula="of:=[.A1468]*[.A1468]" office:value-type="float" office:value="0.132748736409" calcext:value-type="float">
            <text:p>0.132748736409</text:p>
          </table:table-cell>
          <table:table-cell table:formula="of:=([.A1468]-[.B1468])*([.A1468]-[.B1468])" office:value-type="float" office:value="0.09129238660369" calcext:value-type="float">
            <text:p>0.09129238660369</text:p>
          </table:table-cell>
          <table:table-cell table:number-columns-repeated="2"/>
        </table:table-row>
        <table:table-row table:style-name="ro1">
          <table:table-cell office:value-type="float" office:value="0.494053" calcext:value-type="float">
            <text:p>0.494053</text:p>
          </table:table-cell>
          <table:table-cell office:value-type="float" office:value="0.146555" calcext:value-type="float">
            <text:p>0.146555</text:p>
          </table:table-cell>
          <table:table-cell table:formula="of:=[.A1469]*[.A1469]" office:value-type="float" office:value="0.244088366809" calcext:value-type="float">
            <text:p>0.244088366809</text:p>
          </table:table-cell>
          <table:table-cell table:formula="of:=([.A1469]-[.B1469])*([.A1469]-[.B1469])" office:value-type="float" office:value="0.120754860004" calcext:value-type="float">
            <text:p>0.120754860004</text:p>
          </table:table-cell>
          <table:table-cell table:number-columns-repeated="2"/>
        </table:table-row>
        <table:table-row table:style-name="ro1">
          <table:table-cell office:value-type="float" office:value="0.494053" calcext:value-type="float">
            <text:p>0.494053</text:p>
          </table:table-cell>
          <table:table-cell office:value-type="float" office:value="0.16738" calcext:value-type="float">
            <text:p>0.16738</text:p>
          </table:table-cell>
          <table:table-cell table:formula="of:=[.A1470]*[.A1470]" office:value-type="float" office:value="0.244088366809" calcext:value-type="float">
            <text:p>0.244088366809</text:p>
          </table:table-cell>
          <table:table-cell table:formula="of:=([.A1470]-[.B1470])*([.A1470]-[.B1470])" office:value-type="float" office:value="0.106715248929" calcext:value-type="float">
            <text:p>0.106715248929</text:p>
          </table:table-cell>
          <table:table-cell table:number-columns-repeated="2"/>
        </table:table-row>
        <table:table-row table:style-name="ro1">
          <table:table-cell office:value-type="float" office:value="0.571957" calcext:value-type="float">
            <text:p>0.571957</text:p>
          </table:table-cell>
          <table:table-cell office:value-type="float" office:value="0.192541" calcext:value-type="float">
            <text:p>0.192541</text:p>
          </table:table-cell>
          <table:table-cell table:formula="of:=[.A1471]*[.A1471]" office:value-type="float" office:value="0.327134809849" calcext:value-type="float">
            <text:p>0.327134809849</text:p>
          </table:table-cell>
          <table:table-cell table:formula="of:=([.A1471]-[.B1471])*([.A1471]-[.B1471])" office:value-type="float" office:value="0.143956501056" calcext:value-type="float">
            <text:p>0.143956501056</text:p>
          </table:table-cell>
          <table:table-cell table:number-columns-repeated="2"/>
        </table:table-row>
        <table:table-row table:style-name="ro1">
          <table:table-cell office:value-type="float" office:value="0.389384" calcext:value-type="float">
            <text:p>0.389384</text:p>
          </table:table-cell>
          <table:table-cell office:value-type="float" office:value="0.225205" calcext:value-type="float">
            <text:p>0.225205</text:p>
          </table:table-cell>
          <table:table-cell table:formula="of:=[.A1472]*[.A1472]" office:value-type="float" office:value="0.151619899456" calcext:value-type="float">
            <text:p>0.151619899456</text:p>
          </table:table-cell>
          <table:table-cell table:formula="of:=([.A1472]-[.B1472])*([.A1472]-[.B1472])" office:value-type="float" office:value="0.026954744041" calcext:value-type="float">
            <text:p>0.026954744041</text:p>
          </table:table-cell>
          <table:table-cell table:number-columns-repeated="2"/>
        </table:table-row>
        <table:table-row table:style-name="ro1">
          <table:table-cell office:value-type="float" office:value="0.766184" calcext:value-type="float">
            <text:p>0.766184</text:p>
          </table:table-cell>
          <table:table-cell office:value-type="float" office:value="0.491544" calcext:value-type="float">
            <text:p>0.491544</text:p>
          </table:table-cell>
          <table:table-cell table:formula="of:=[.A1473]*[.A1473]" office:value-type="float" office:value="0.587037921856" calcext:value-type="float">
            <text:p>0.587037921856</text:p>
          </table:table-cell>
          <table:table-cell table:formula="of:=([.A1473]-[.B1473])*([.A1473]-[.B1473])" office:value-type="float" office:value="0.0754271296" calcext:value-type="float">
            <text:p>0.0754271296</text:p>
          </table:table-cell>
          <table:table-cell table:number-columns-repeated="2"/>
        </table:table-row>
        <table:table-row table:style-name="ro1">
          <table:table-cell office:value-type="float" office:value="0.766184" calcext:value-type="float">
            <text:p>0.766184</text:p>
          </table:table-cell>
          <table:table-cell office:value-type="float" office:value="0.512312" calcext:value-type="float">
            <text:p>0.512312</text:p>
          </table:table-cell>
          <table:table-cell table:formula="of:=[.A1474]*[.A1474]" office:value-type="float" office:value="0.587037921856" calcext:value-type="float">
            <text:p>0.587037921856</text:p>
          </table:table-cell>
          <table:table-cell table:formula="of:=([.A1474]-[.B1474])*([.A1474]-[.B1474])" office:value-type="float" office:value="0.064450992384" calcext:value-type="float">
            <text:p>0.064450992384</text:p>
          </table:table-cell>
          <table:table-cell table:number-columns-repeated="2"/>
        </table:table-row>
        <table:table-row table:style-name="ro1">
          <table:table-cell office:value-type="float" office:value="0.766287" calcext:value-type="float">
            <text:p>0.766287</text:p>
          </table:table-cell>
          <table:table-cell office:value-type="float" office:value="0.60889" calcext:value-type="float">
            <text:p>0.60889</text:p>
          </table:table-cell>
          <table:table-cell table:formula="of:=[.A1475]*[.A1475]" office:value-type="float" office:value="0.587195766369" calcext:value-type="float">
            <text:p>0.587195766369</text:p>
          </table:table-cell>
          <table:table-cell table:formula="of:=([.A1475]-[.B1475])*([.A1475]-[.B1475])" office:value-type="float" office:value="0.024773815609" calcext:value-type="float">
            <text:p>0.024773815609</text:p>
          </table:table-cell>
          <table:table-cell table:number-columns-repeated="2"/>
        </table:table-row>
        <table:table-row table:style-name="ro1">
          <table:table-cell office:value-type="float" office:value="0.766287" calcext:value-type="float">
            <text:p>0.766287</text:p>
          </table:table-cell>
          <table:table-cell office:value-type="float" office:value="0.636897" calcext:value-type="float">
            <text:p>0.636897</text:p>
          </table:table-cell>
          <table:table-cell table:formula="of:=[.A1476]*[.A1476]" office:value-type="float" office:value="0.587195766369" calcext:value-type="float">
            <text:p>0.587195766369</text:p>
          </table:table-cell>
          <table:table-cell table:formula="of:=([.A1476]-[.B1476])*([.A1476]-[.B1476])" office:value-type="float" office:value="0.0167417721" calcext:value-type="float">
            <text:p>0.0167417721</text:p>
          </table:table-cell>
          <table:table-cell table:number-columns-repeated="2"/>
        </table:table-row>
        <table:table-row table:style-name="ro1">
          <table:table-cell office:value-type="float" office:value="0.766287" calcext:value-type="float">
            <text:p>0.766287</text:p>
          </table:table-cell>
          <table:table-cell office:value-type="float" office:value="0.694261" calcext:value-type="float">
            <text:p>0.694261</text:p>
          </table:table-cell>
          <table:table-cell table:formula="of:=[.A1477]*[.A1477]" office:value-type="float" office:value="0.587195766369" calcext:value-type="float">
            <text:p>0.587195766369</text:p>
          </table:table-cell>
          <table:table-cell table:formula="of:=([.A1477]-[.B1477])*([.A1477]-[.B1477])" office:value-type="float" office:value="0.00518774467600001" calcext:value-type="float">
            <text:p>0.00518774467600001</text:p>
          </table:table-cell>
          <table:table-cell table:number-columns-repeated="2"/>
        </table:table-row>
        <table:table-row table:style-name="ro1">
          <table:table-cell office:value-type="float" office:value="0.766287" calcext:value-type="float">
            <text:p>0.766287</text:p>
          </table:table-cell>
          <table:table-cell office:value-type="float" office:value="0.734118" calcext:value-type="float">
            <text:p>0.734118</text:p>
          </table:table-cell>
          <table:table-cell table:formula="of:=[.A1478]*[.A1478]" office:value-type="float" office:value="0.587195766369" calcext:value-type="float">
            <text:p>0.587195766369</text:p>
          </table:table-cell>
          <table:table-cell table:formula="of:=([.A1478]-[.B1478])*([.A1478]-[.B1478])" office:value-type="float" office:value="0.001034844561" calcext:value-type="float">
            <text:p>0.001034844561</text:p>
          </table:table-cell>
          <table:table-cell table:number-columns-repeated="2"/>
        </table:table-row>
        <table:table-row table:style-name="ro1">
          <table:table-cell office:value-type="float" office:value="0.766287" calcext:value-type="float">
            <text:p>0.766287</text:p>
          </table:table-cell>
          <table:table-cell office:value-type="float" office:value="0.889424" calcext:value-type="float">
            <text:p>0.889424</text:p>
          </table:table-cell>
          <table:table-cell table:formula="of:=[.A1479]*[.A1479]" office:value-type="float" office:value="0.587195766369" calcext:value-type="float">
            <text:p>0.587195766369</text:p>
          </table:table-cell>
          <table:table-cell table:formula="of:=([.A1479]-[.B1479])*([.A1479]-[.B1479])" office:value-type="float" office:value="0.015162720769" calcext:value-type="float">
            <text:p>0.015162720769</text:p>
          </table:table-cell>
          <table:table-cell table:number-columns-repeated="2"/>
        </table:table-row>
        <table:table-row table:style-name="ro1">
          <table:table-cell office:value-type="float" office:value="0.959375" calcext:value-type="float">
            <text:p>0.959375</text:p>
          </table:table-cell>
          <table:table-cell office:value-type="float" office:value="0.938355" calcext:value-type="float">
            <text:p>0.938355</text:p>
          </table:table-cell>
          <table:table-cell table:formula="of:=[.A1480]*[.A1480]" office:value-type="float" office:value="0.920400390625" calcext:value-type="float">
            <text:p>0.920400390625</text:p>
          </table:table-cell>
          <table:table-cell table:formula="of:=([.A1480]-[.B1480])*([.A1480]-[.B1480])" office:value-type="float" office:value="0.000441840399999997" calcext:value-type="float">
            <text:p>0.000441840399999997</text:p>
          </table:table-cell>
          <table:table-cell table:number-columns-repeated="2"/>
        </table:table-row>
        <table:table-row table:style-name="ro1">
          <table:table-cell office:value-type="float" office:value="0.99067" calcext:value-type="float">
            <text:p>0.99067</text:p>
          </table:table-cell>
          <table:table-cell office:value-type="float" office:value="0.960314" calcext:value-type="float">
            <text:p>0.960314</text:p>
          </table:table-cell>
          <table:table-cell table:formula="of:=[.A1481]*[.A1481]" office:value-type="float" office:value="0.9814270489" calcext:value-type="float">
            <text:p>0.9814270489</text:p>
          </table:table-cell>
          <table:table-cell table:formula="of:=([.A1481]-[.B1481])*([.A1481]-[.B1481])" office:value-type="float" office:value="0.000921486736000003" calcext:value-type="float">
            <text:p>0.000921486736000003</text:p>
          </table:table-cell>
          <table:table-cell table:number-columns-repeated="2"/>
        </table:table-row>
        <table:table-row table:style-name="ro1">
          <table:table-cell office:value-type="float" office:value="0.99067" calcext:value-type="float">
            <text:p>0.99067</text:p>
          </table:table-cell>
          <table:table-cell office:value-type="float" office:value="0.97346" calcext:value-type="float">
            <text:p>0.97346</text:p>
          </table:table-cell>
          <table:table-cell table:formula="of:=[.A1482]*[.A1482]" office:value-type="float" office:value="0.9814270489" calcext:value-type="float">
            <text:p>0.9814270489</text:p>
          </table:table-cell>
          <table:table-cell table:formula="of:=([.A1482]-[.B1482])*([.A1482]-[.B1482])" office:value-type="float" office:value="0.000296184100000002" calcext:value-type="float">
            <text:p>0.000296184100000002</text:p>
          </table:table-cell>
          <table:table-cell table:number-columns-repeated="2"/>
        </table:table-row>
        <table:table-row table:style-name="ro1">
          <table:table-cell office:value-type="float" office:value="0.990671" calcext:value-type="float">
            <text:p>0.990671</text:p>
          </table:table-cell>
          <table:table-cell office:value-type="float" office:value="0.999519" calcext:value-type="float">
            <text:p>0.999519</text:p>
          </table:table-cell>
          <table:table-cell table:formula="of:=[.A1483]*[.A1483]" office:value-type="float" office:value="0.981429030241" calcext:value-type="float">
            <text:p>0.981429030241</text:p>
          </table:table-cell>
          <table:table-cell table:formula="of:=([.A1483]-[.B1483])*([.A1483]-[.B1483])" office:value-type="float" office:value="0.0000782871040000014" calcext:value-type="float">
            <text:p>7.82871040000014E-05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043262" calcext:value-type="float">
            <text:p>0.00000043262</text:p>
          </table:table-cell>
          <table:table-cell table:formula="of:=[.A1484]*[.A1484]" office:value-type="float" office:value="0.00000000000115107149" calcext:value-type="float">
            <text:p>1.1510714944E-12</text:p>
          </table:table-cell>
          <table:table-cell table:formula="of:=([.A1484]-[.B1484])*([.A1484]-[.B1484])" office:value-type="float" office:value="0.00000000000040993287" calcext:value-type="float">
            <text:p>4.099328676E-13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122946" calcext:value-type="float">
            <text:p>0.000122946</text:p>
          </table:table-cell>
          <table:table-cell table:formula="of:=[.A1485]*[.A1485]" office:value-type="float" office:value="0.00000000000363798402" calcext:value-type="float">
            <text:p>3.6379840225E-12</text:p>
          </table:table-cell>
          <table:table-cell table:formula="of:=([.A1485]-[.B1485])*([.A1485]-[.B1485])" office:value-type="float" office:value="0.00000001465035479382" calcext:value-type="float">
            <text:p>1.46503547938225E-08</text:p>
          </table:table-cell>
          <table:table-cell table:number-columns-repeated="2"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000485294" calcext:value-type="float">
            <text:p>0.0000485294</text:p>
          </table:table-cell>
          <table:table-cell table:formula="of:=[.A1486]*[.A1486]" office:value-type="float" office:value="0.00000000002273735246" calcext:value-type="float">
            <text:p>2.27373524569E-11</text:p>
          </table:table-cell>
          <table:table-cell table:formula="of:=([.A1486]-[.B1486])*([.A1486]-[.B1486])" office:value-type="float" office:value="0.00000000191502774666" calcext:value-type="float">
            <text:p>1.9150277466609E-09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0000767989" calcext:value-type="float">
            <text:p>7.67989E-10</text:p>
          </table:table-cell>
          <table:table-cell table:formula="of:=[.A1487]*[.A1487]" office:value-type="float" office:value="0.00000000002941999296" calcext:value-type="float">
            <text:p>2.94199929604E-11</text:p>
          </table:table-cell>
          <table:table-cell table:formula="of:=([.A1487]-[.B1487])*([.A1487]-[.B1487])" office:value-type="float" office:value="0.00000000002941166237" calcext:value-type="float">
            <text:p>2.94116623748155E-11</text:p>
          </table:table-cell>
          <table:table-cell table:number-columns-repeated="2"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00000288889" calcext:value-type="float">
            <text:p>0.00000288889</text:p>
          </table:table-cell>
          <table:table-cell table:formula="of:=[.A1488]*[.A1488]" office:value-type="float" office:value="0.00000000005462658536" calcext:value-type="float">
            <text:p>5.46265853604E-11</text:p>
          </table:table-cell>
          <table:table-cell table:formula="of:=([.A1488]-[.B1488])*([.A1488]-[.B1488])" office:value-type="float" office:value="0.00000000002026881437" calcext:value-type="float">
            <text:p>2.02688143681E-11</text:p>
          </table:table-cell>
          <table:table-cell table:number-columns-repeated="2"/>
        </table:table-row>
        <table:table-row table:style-name="ro1">
          <table:table-cell office:value-type="float" office:value="0.0000265837" calcext:value-type="float">
            <text:p>0.0000265837</text:p>
          </table:table-cell>
          <table:table-cell office:value-type="float" office:value="0.0000000061721" calcext:value-type="float">
            <text:p>0.0000000061721</text:p>
          </table:table-cell>
          <table:table-cell table:formula="of:=[.A1489]*[.A1489]" office:value-type="float" office:value="0.00000000070669310569" calcext:value-type="float">
            <text:p>7.0669310569E-10</text:p>
          </table:table-cell>
          <table:table-cell table:formula="of:=([.A1489]-[.B1489])*([.A1489]-[.B1489])" office:value-type="float" office:value="0.00000000070636498928" calcext:value-type="float">
            <text:p>7.06364989275279E-10</text:p>
          </table:table-cell>
          <table:table-cell table:number-columns-repeated="2"/>
        </table:table-row>
        <table:table-row table:style-name="ro1">
          <table:table-cell office:value-type="float" office:value="0.0000265837" calcext:value-type="float">
            <text:p>0.0000265837</text:p>
          </table:table-cell>
          <table:table-cell office:value-type="float" office:value="0.000000215605" calcext:value-type="float">
            <text:p>0.000000215605</text:p>
          </table:table-cell>
          <table:table-cell table:formula="of:=[.A1490]*[.A1490]" office:value-type="float" office:value="0.00000000070669310569" calcext:value-type="float">
            <text:p>7.0669310569E-10</text:p>
          </table:table-cell>
          <table:table-cell table:formula="of:=([.A1490]-[.B1490])*([.A1490]-[.B1490])" office:value-type="float" office:value="0.00000000069527643393" calcext:value-type="float">
            <text:p>6.95276433929025E-10</text:p>
          </table:table-cell>
          <table:table-cell table:number-columns-repeated="2"/>
        </table:table-row>
        <table:table-row table:style-name="ro1">
          <table:table-cell office:value-type="float" office:value="0.0000548363" calcext:value-type="float">
            <text:p>0.0000548363</text:p>
          </table:table-cell>
          <table:table-cell office:value-type="float" office:value="0.0000434946" calcext:value-type="float">
            <text:p>0.0000434946</text:p>
          </table:table-cell>
          <table:table-cell table:formula="of:=[.A1491]*[.A1491]" office:value-type="float" office:value="0.00000000300701979769" calcext:value-type="float">
            <text:p>3.00701979769E-09</text:p>
          </table:table-cell>
          <table:table-cell table:formula="of:=([.A1491]-[.B1491])*([.A1491]-[.B1491])" office:value-type="float" office:value="0.00000000012863415889" calcext:value-type="float">
            <text:p>1.2863415889E-10</text:p>
          </table:table-cell>
          <table:table-cell table:number-columns-repeated="2"/>
        </table:table-row>
        <table:table-row table:style-name="ro1">
          <table:table-cell office:value-type="float" office:value="0.0000337958" calcext:value-type="float">
            <text:p>0.0000337958</text:p>
          </table:table-cell>
          <table:table-cell office:value-type="float" office:value="0.00297326" calcext:value-type="float">
            <text:p>0.00297326</text:p>
          </table:table-cell>
          <table:table-cell table:formula="of:=[.A1492]*[.A1492]" office:value-type="float" office:value="0.00000000114215609764" calcext:value-type="float">
            <text:p>1.14215609764E-09</text:p>
          </table:table-cell>
          <table:table-cell table:formula="of:=([.A1492]-[.B1492])*([.A1492]-[.B1492])" office:value-type="float" office:value="0.00000864044978308164" calcext:value-type="float">
            <text:p>8.64044978308164E-06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327191" calcext:value-type="float">
            <text:p>0.0000327191</text:p>
          </table:table-cell>
          <table:table-cell table:formula="of:=[.A1493]*[.A1493]" office:value-type="float" office:value="0.00000000000258994305" calcext:value-type="float">
            <text:p>2.5899430489E-12</text:p>
          </table:table-cell>
          <table:table-cell table:formula="of:=([.A1493]-[.B1493])*([.A1493]-[.B1493])" office:value-type="float" office:value="0.00000000096781778945" calcext:value-type="float">
            <text:p>9.678177894529E-10</text:p>
          </table:table-cell>
          <table:table-cell table:number-columns-repeated="2"/>
        </table:table-row>
        <table:table-row table:style-name="ro1">
          <table:table-cell office:value-type="float" office:value="0.000116229" calcext:value-type="float">
            <text:p>0.000116229</text:p>
          </table:table-cell>
          <table:table-cell office:value-type="float" office:value="0.0000382446" calcext:value-type="float">
            <text:p>0.0000382446</text:p>
          </table:table-cell>
          <table:table-cell table:formula="of:=[.A1494]*[.A1494]" office:value-type="float" office:value="0.000000013509180441" calcext:value-type="float">
            <text:p>1.3509180441E-08</text:p>
          </table:table-cell>
          <table:table-cell table:formula="of:=([.A1494]-[.B1494])*([.A1494]-[.B1494])" office:value-type="float" office:value="0.00000000608156664336" calcext:value-type="float">
            <text:p>6.08156664336E-09</text:p>
          </table:table-cell>
          <table:table-cell table:number-columns-repeated="2"/>
        </table:table-row>
        <table:table-row table:style-name="ro1">
          <table:table-cell office:value-type="float" office:value="0.0000265837" calcext:value-type="float">
            <text:p>0.0000265837</text:p>
          </table:table-cell>
          <table:table-cell office:value-type="float" office:value="0.00801701" calcext:value-type="float">
            <text:p>0.00801701</text:p>
          </table:table-cell>
          <table:table-cell table:formula="of:=[.A1495]*[.A1495]" office:value-type="float" office:value="0.00000000070669310569" calcext:value-type="float">
            <text:p>7.0669310569E-10</text:p>
          </table:table-cell>
          <table:table-cell table:formula="of:=([.A1495]-[.B1495])*([.A1495]-[.B1495])" office:value-type="float" office:value="0.0000638469124557317" calcext:value-type="float">
            <text:p>6.38469124557317E-05</text:p>
          </table:table-cell>
          <table:table-cell table:number-columns-repeated="2"/>
        </table:table-row>
        <table:table-row table:style-name="ro1">
          <table:table-cell office:value-type="float" office:value="0.000146508" calcext:value-type="float">
            <text:p>0.000146508</text:p>
          </table:table-cell>
          <table:table-cell office:value-type="float" office:value="0.00002569" calcext:value-type="float">
            <text:p>0.00002569</text:p>
          </table:table-cell>
          <table:table-cell table:formula="of:=[.A1496]*[.A1496]" office:value-type="float" office:value="0.000000021464594064" calcext:value-type="float">
            <text:p>2.1464594064E-08</text:p>
          </table:table-cell>
          <table:table-cell table:formula="of:=([.A1496]-[.B1496])*([.A1496]-[.B1496])" office:value-type="float" office:value="0.000000014596989124" calcext:value-type="float">
            <text:p>1.4596989124E-08</text:p>
          </table:table-cell>
          <table:table-cell table:number-columns-repeated="2"/>
        </table:table-row>
        <table:table-row table:style-name="ro1">
          <table:table-cell office:value-type="float" office:value="0.000951827" calcext:value-type="float">
            <text:p>0.000951827</text:p>
          </table:table-cell>
          <table:table-cell office:value-type="float" office:value="0.000407336" calcext:value-type="float">
            <text:p>0.000407336</text:p>
          </table:table-cell>
          <table:table-cell table:formula="of:=[.A1497]*[.A1497]" office:value-type="float" office:value="0.000000905974637929" calcext:value-type="float">
            <text:p>9.05974637929E-07</text:p>
          </table:table-cell>
          <table:table-cell table:formula="of:=([.A1497]-[.B1497])*([.A1497]-[.B1497])" office:value-type="float" office:value="0.000000296470449081" calcext:value-type="float">
            <text:p>2.96470449081E-07</text:p>
          </table:table-cell>
          <table:table-cell table:number-columns-repeated="2"/>
        </table:table-row>
        <table:table-row table:style-name="ro1">
          <table:table-cell office:value-type="float" office:value="0.000951827" calcext:value-type="float">
            <text:p>0.000951827</text:p>
          </table:table-cell>
          <table:table-cell office:value-type="float" office:value="0.000431861" calcext:value-type="float">
            <text:p>0.000431861</text:p>
          </table:table-cell>
          <table:table-cell table:formula="of:=[.A1498]*[.A1498]" office:value-type="float" office:value="0.000000905974637929" calcext:value-type="float">
            <text:p>9.05974637929E-07</text:p>
          </table:table-cell>
          <table:table-cell table:formula="of:=([.A1498]-[.B1498])*([.A1498]-[.B1498])" office:value-type="float" office:value="0.000000270364641156" calcext:value-type="float">
            <text:p>2.70364641156E-07</text:p>
          </table:table-cell>
          <table:table-cell table:number-columns-repeated="2"/>
        </table:table-row>
        <table:table-row table:style-name="ro1">
          <table:table-cell office:value-type="float" office:value="0.00209284" calcext:value-type="float">
            <text:p>0.00209284</text:p>
          </table:table-cell>
          <table:table-cell office:value-type="float" office:value="0.00228813" calcext:value-type="float">
            <text:p>0.00228813</text:p>
          </table:table-cell>
          <table:table-cell table:formula="of:=[.A1499]*[.A1499]" office:value-type="float" office:value="0.0000043799792656" calcext:value-type="float">
            <text:p>0.0000043799792656</text:p>
          </table:table-cell>
          <table:table-cell table:formula="of:=([.A1499]-[.B1499])*([.A1499]-[.B1499])" office:value-type="float" office:value="0.0000000381381841" calcext:value-type="float">
            <text:p>0.0000000381381841</text:p>
          </table:table-cell>
          <table:table-cell table:number-columns-repeated="2"/>
        </table:table-row>
        <table:table-row table:style-name="ro1">
          <table:table-cell office:value-type="float" office:value="0.00433379" calcext:value-type="float">
            <text:p>0.00433379</text:p>
          </table:table-cell>
          <table:table-cell office:value-type="float" office:value="0.0237163" calcext:value-type="float">
            <text:p>0.0237163</text:p>
          </table:table-cell>
          <table:table-cell table:formula="of:=[.A1500]*[.A1500]" office:value-type="float" office:value="0.0000187817357641" calcext:value-type="float">
            <text:p>0.0000187817357641</text:p>
          </table:table-cell>
          <table:table-cell table:formula="of:=([.A1500]-[.B1500])*([.A1500]-[.B1500])" office:value-type="float" office:value="0.0003756816939001" calcext:value-type="float">
            <text:p>0.0003756816939001</text:p>
          </table:table-cell>
          <table:table-cell table:number-columns-repeated="2"/>
        </table:table-row>
        <table:table-row table:style-name="ro1">
          <table:table-cell office:value-type="float" office:value="0.00433379" calcext:value-type="float">
            <text:p>0.00433379</text:p>
          </table:table-cell>
          <table:table-cell office:value-type="float" office:value="0.107146" calcext:value-type="float">
            <text:p>0.107146</text:p>
          </table:table-cell>
          <table:table-cell table:formula="of:=[.A1501]*[.A1501]" office:value-type="float" office:value="0.0000187817357641" calcext:value-type="float">
            <text:p>0.0000187817357641</text:p>
          </table:table-cell>
          <table:table-cell table:formula="of:=([.A1501]-[.B1501])*([.A1501]-[.B1501])" office:value-type="float" office:value="0.0105703505250841" calcext:value-type="float">
            <text:p>0.0105703505250841</text:p>
          </table:table-cell>
          <table:table-cell table:number-columns-repeated="2"/>
        </table:table-row>
        <table:table-row table:style-name="ro1">
          <table:table-cell office:value-type="float" office:value="0.0096423" calcext:value-type="float">
            <text:p>0.0096423</text:p>
          </table:table-cell>
          <table:table-cell office:value-type="float" office:value="0.000288645" calcext:value-type="float">
            <text:p>0.000288645</text:p>
          </table:table-cell>
          <table:table-cell table:formula="of:=[.A1502]*[.A1502]" office:value-type="float" office:value="0.00009297394929" calcext:value-type="float">
            <text:p>0.00009297394929</text:p>
          </table:table-cell>
          <table:table-cell table:formula="of:=([.A1502]-[.B1502])*([.A1502]-[.B1502])" office:value-type="float" office:value="0.000087490861859025" calcext:value-type="float">
            <text:p>8.7490861859025E-05</text:p>
          </table:table-cell>
          <table:table-cell table:number-columns-repeated="2"/>
        </table:table-row>
        <table:table-row table:style-name="ro1">
          <table:table-cell office:value-type="float" office:value="0.0440726" calcext:value-type="float">
            <text:p>0.0440726</text:p>
          </table:table-cell>
          <table:table-cell office:value-type="float" office:value="0.000300387" calcext:value-type="float">
            <text:p>0.000300387</text:p>
          </table:table-cell>
          <table:table-cell table:formula="of:=[.A1503]*[.A1503]" office:value-type="float" office:value="0.00194239407076" calcext:value-type="float">
            <text:p>0.00194239407076</text:p>
          </table:table-cell>
          <table:table-cell table:formula="of:=([.A1503]-[.B1503])*([.A1503]-[.B1503])" office:value-type="float" office:value="0.00191600663091737" calcext:value-type="float">
            <text:p>0.00191600663091737</text:p>
          </table:table-cell>
          <table:table-cell table:number-columns-repeated="2"/>
        </table:table-row>
        <table:table-row table:style-name="ro1">
          <table:table-cell office:value-type="float" office:value="0.0721567" calcext:value-type="float">
            <text:p>0.0721567</text:p>
          </table:table-cell>
          <table:table-cell office:value-type="float" office:value="0.0610257" calcext:value-type="float">
            <text:p>0.0610257</text:p>
          </table:table-cell>
          <table:table-cell table:formula="of:=[.A1504]*[.A1504]" office:value-type="float" office:value="0.00520658935489" calcext:value-type="float">
            <text:p>0.00520658935489</text:p>
          </table:table-cell>
          <table:table-cell table:formula="of:=([.A1504]-[.B1504])*([.A1504]-[.B1504])" office:value-type="float" office:value="0.000123899161" calcext:value-type="float">
            <text:p>0.000123899161</text:p>
          </table:table-cell>
          <table:table-cell table:number-columns-repeated="2"/>
        </table:table-row>
        <table:table-row table:style-name="ro1">
          <table:table-cell office:value-type="float" office:value="0.0721567" calcext:value-type="float">
            <text:p>0.0721567</text:p>
          </table:table-cell>
          <table:table-cell office:value-type="float" office:value="0.0888757" calcext:value-type="float">
            <text:p>0.0888757</text:p>
          </table:table-cell>
          <table:table-cell table:formula="of:=[.A1505]*[.A1505]" office:value-type="float" office:value="0.00520658935489" calcext:value-type="float">
            <text:p>0.00520658935489</text:p>
          </table:table-cell>
          <table:table-cell table:formula="of:=([.A1505]-[.B1505])*([.A1505]-[.B1505])" office:value-type="float" office:value="0.000279524961" calcext:value-type="float">
            <text:p>0.000279524961</text:p>
          </table:table-cell>
          <table:table-cell table:number-columns-repeated="2"/>
        </table:table-row>
        <table:table-row table:style-name="ro1">
          <table:table-cell office:value-type="float" office:value="0.169249" calcext:value-type="float">
            <text:p>0.169249</text:p>
          </table:table-cell>
          <table:table-cell office:value-type="float" office:value="0.0787186" calcext:value-type="float">
            <text:p>0.0787186</text:p>
          </table:table-cell>
          <table:table-cell table:formula="of:=[.A1506]*[.A1506]" office:value-type="float" office:value="0.028645224001" calcext:value-type="float">
            <text:p>0.028645224001</text:p>
          </table:table-cell>
          <table:table-cell table:formula="of:=([.A1506]-[.B1506])*([.A1506]-[.B1506])" office:value-type="float" office:value="0.00819575332416" calcext:value-type="float">
            <text:p>0.00819575332416</text:p>
          </table:table-cell>
          <table:table-cell table:number-columns-repeated="2"/>
        </table:table-row>
        <table:table-row table:style-name="ro1">
          <table:table-cell office:value-type="float" office:value="0.169249" calcext:value-type="float">
            <text:p>0.169249</text:p>
          </table:table-cell>
          <table:table-cell office:value-type="float" office:value="0.0361044" calcext:value-type="float">
            <text:p>0.0361044</text:p>
          </table:table-cell>
          <table:table-cell table:formula="of:=[.A1507]*[.A1507]" office:value-type="float" office:value="0.028645224001" calcext:value-type="float">
            <text:p>0.028645224001</text:p>
          </table:table-cell>
          <table:table-cell table:formula="of:=([.A1507]-[.B1507])*([.A1507]-[.B1507])" office:value-type="float" office:value="0.01772748450916" calcext:value-type="float">
            <text:p>0.01772748450916</text:p>
          </table:table-cell>
          <table:table-cell table:number-columns-repeated="2"/>
        </table:table-row>
        <table:table-row table:style-name="ro1">
          <table:table-cell office:value-type="float" office:value="0.215556" calcext:value-type="float">
            <text:p>0.215556</text:p>
          </table:table-cell>
          <table:table-cell office:value-type="float" office:value="0.0326862" calcext:value-type="float">
            <text:p>0.0326862</text:p>
          </table:table-cell>
          <table:table-cell table:formula="of:=[.A1508]*[.A1508]" office:value-type="float" office:value="0.046464389136" calcext:value-type="float">
            <text:p>0.046464389136</text:p>
          </table:table-cell>
          <table:table-cell table:formula="of:=([.A1508]-[.B1508])*([.A1508]-[.B1508])" office:value-type="float" office:value="0.03344136375204" calcext:value-type="float">
            <text:p>0.03344136375204</text:p>
          </table:table-cell>
          <table:table-cell table:number-columns-repeated="2"/>
        </table:table-row>
        <table:table-row table:style-name="ro1">
          <table:table-cell office:value-type="float" office:value="0.294408" calcext:value-type="float">
            <text:p>0.294408</text:p>
          </table:table-cell>
          <table:table-cell office:value-type="float" office:value="0.130477" calcext:value-type="float">
            <text:p>0.130477</text:p>
          </table:table-cell>
          <table:table-cell table:formula="of:=[.A1509]*[.A1509]" office:value-type="float" office:value="0.086676070464" calcext:value-type="float">
            <text:p>0.086676070464</text:p>
          </table:table-cell>
          <table:table-cell table:formula="of:=([.A1509]-[.B1509])*([.A1509]-[.B1509])" office:value-type="float" office:value="0.026873372761" calcext:value-type="float">
            <text:p>0.026873372761</text:p>
          </table:table-cell>
          <table:table-cell table:number-columns-repeated="2"/>
        </table:table-row>
        <table:table-row table:style-name="ro1">
          <table:table-cell office:value-type="float" office:value="0.294409" calcext:value-type="float">
            <text:p>0.294409</text:p>
          </table:table-cell>
          <table:table-cell office:value-type="float" office:value="0.158368" calcext:value-type="float">
            <text:p>0.158368</text:p>
          </table:table-cell>
          <table:table-cell table:formula="of:=[.A1510]*[.A1510]" office:value-type="float" office:value="0.086676659281" calcext:value-type="float">
            <text:p>0.086676659281</text:p>
          </table:table-cell>
          <table:table-cell table:formula="of:=([.A1510]-[.B1510])*([.A1510]-[.B1510])" office:value-type="float" office:value="0.018507153681" calcext:value-type="float">
            <text:p>0.018507153681</text:p>
          </table:table-cell>
          <table:table-cell table:number-columns-repeated="2"/>
        </table:table-row>
        <table:table-row table:style-name="ro1">
          <table:table-cell office:value-type="float" office:value="0.386596" calcext:value-type="float">
            <text:p>0.386596</text:p>
          </table:table-cell>
          <table:table-cell office:value-type="float" office:value="0.474134" calcext:value-type="float">
            <text:p>0.474134</text:p>
          </table:table-cell>
          <table:table-cell table:formula="of:=[.A1511]*[.A1511]" office:value-type="float" office:value="0.149456467216" calcext:value-type="float">
            <text:p>0.149456467216</text:p>
          </table:table-cell>
          <table:table-cell table:formula="of:=([.A1511]-[.B1511])*([.A1511]-[.B1511])" office:value-type="float" office:value="0.007662901444" calcext:value-type="float">
            <text:p>0.007662901444</text:p>
          </table:table-cell>
          <table:table-cell table:number-columns-repeated="2"/>
        </table:table-row>
        <table:table-row table:style-name="ro1">
          <table:table-cell office:value-type="float" office:value="0.386596" calcext:value-type="float">
            <text:p>0.386596</text:p>
          </table:table-cell>
          <table:table-cell office:value-type="float" office:value="0.49339" calcext:value-type="float">
            <text:p>0.49339</text:p>
          </table:table-cell>
          <table:table-cell table:formula="of:=[.A1512]*[.A1512]" office:value-type="float" office:value="0.149456467216" calcext:value-type="float">
            <text:p>0.149456467216</text:p>
          </table:table-cell>
          <table:table-cell table:formula="of:=([.A1512]-[.B1512])*([.A1512]-[.B1512])" office:value-type="float" office:value="0.011404958436" calcext:value-type="float">
            <text:p>0.011404958436</text:p>
          </table:table-cell>
          <table:table-cell table:number-columns-repeated="2"/>
        </table:table-row>
        <table:table-row table:style-name="ro1">
          <table:table-cell office:value-type="float" office:value="0.385398" calcext:value-type="float">
            <text:p>0.385398</text:p>
          </table:table-cell>
          <table:table-cell office:value-type="float" office:value="0.535621" calcext:value-type="float">
            <text:p>0.535621</text:p>
          </table:table-cell>
          <table:table-cell table:formula="of:=[.A1513]*[.A1513]" office:value-type="float" office:value="0.148531618404" calcext:value-type="float">
            <text:p>0.148531618404</text:p>
          </table:table-cell>
          <table:table-cell table:formula="of:=([.A1513]-[.B1513])*([.A1513]-[.B1513])" office:value-type="float" office:value="0.022566949729" calcext:value-type="float">
            <text:p>0.022566949729</text:p>
          </table:table-cell>
          <table:table-cell table:number-columns-repeated="2"/>
        </table:table-row>
        <table:table-row table:style-name="ro1">
          <table:table-cell office:value-type="float" office:value="0.400539" calcext:value-type="float">
            <text:p>0.400539</text:p>
          </table:table-cell>
          <table:table-cell office:value-type="float" office:value="0.476881" calcext:value-type="float">
            <text:p>0.476881</text:p>
          </table:table-cell>
          <table:table-cell table:formula="of:=[.A1514]*[.A1514]" office:value-type="float" office:value="0.160431490521" calcext:value-type="float">
            <text:p>0.160431490521</text:p>
          </table:table-cell>
          <table:table-cell table:formula="of:=([.A1514]-[.B1514])*([.A1514]-[.B1514])" office:value-type="float" office:value="0.005828100964" calcext:value-type="float">
            <text:p>0.005828100964</text:p>
          </table:table-cell>
          <table:table-cell table:number-columns-repeated="2"/>
        </table:table-row>
        <table:table-row table:style-name="ro1">
          <table:table-cell office:value-type="float" office:value="0.40054" calcext:value-type="float">
            <text:p>0.40054</text:p>
          </table:table-cell>
          <table:table-cell office:value-type="float" office:value="0.585179" calcext:value-type="float">
            <text:p>0.585179</text:p>
          </table:table-cell>
          <table:table-cell table:formula="of:=[.A1515]*[.A1515]" office:value-type="float" office:value="0.1604322916" calcext:value-type="float">
            <text:p>0.1604322916</text:p>
          </table:table-cell>
          <table:table-cell table:formula="of:=([.A1515]-[.B1515])*([.A1515]-[.B1515])" office:value-type="float" office:value="0.034091560321" calcext:value-type="float">
            <text:p>0.034091560321</text:p>
          </table:table-cell>
          <table:table-cell table:number-columns-repeated="2"/>
        </table:table-row>
        <table:table-row table:style-name="ro1">
          <table:table-cell office:value-type="float" office:value="0.479005" calcext:value-type="float">
            <text:p>0.479005</text:p>
          </table:table-cell>
          <table:table-cell office:value-type="float" office:value="0.61304" calcext:value-type="float">
            <text:p>0.61304</text:p>
          </table:table-cell>
          <table:table-cell table:formula="of:=[.A1516]*[.A1516]" office:value-type="float" office:value="0.229445790025" calcext:value-type="float">
            <text:p>0.229445790025</text:p>
          </table:table-cell>
          <table:table-cell table:formula="of:=([.A1516]-[.B1516])*([.A1516]-[.B1516])" office:value-type="float" office:value="0.017965381225" calcext:value-type="float">
            <text:p>0.017965381225</text:p>
          </table:table-cell>
          <table:table-cell table:number-columns-repeated="2"/>
        </table:table-row>
        <table:table-row table:style-name="ro1">
          <table:table-cell office:value-type="float" office:value="0.546538" calcext:value-type="float">
            <text:p>0.546538</text:p>
          </table:table-cell>
          <table:table-cell office:value-type="float" office:value="0.731267" calcext:value-type="float">
            <text:p>0.731267</text:p>
          </table:table-cell>
          <table:table-cell table:formula="of:=[.A1517]*[.A1517]" office:value-type="float" office:value="0.298703785444" calcext:value-type="float">
            <text:p>0.298703785444</text:p>
          </table:table-cell>
          <table:table-cell table:formula="of:=([.A1517]-[.B1517])*([.A1517]-[.B1517])" office:value-type="float" office:value="0.034124803441" calcext:value-type="float">
            <text:p>0.034124803441</text:p>
          </table:table-cell>
          <table:table-cell table:number-columns-repeated="2"/>
        </table:table-row>
        <table:table-row table:style-name="ro1">
          <table:table-cell office:value-type="float" office:value="0.929799" calcext:value-type="float">
            <text:p>0.929799</text:p>
          </table:table-cell>
          <table:table-cell office:value-type="float" office:value="0.760373" calcext:value-type="float">
            <text:p>0.760373</text:p>
          </table:table-cell>
          <table:table-cell table:formula="of:=[.A1518]*[.A1518]" office:value-type="float" office:value="0.864526180401" calcext:value-type="float">
            <text:p>0.864526180401</text:p>
          </table:table-cell>
          <table:table-cell table:formula="of:=([.A1518]-[.B1518])*([.A1518]-[.B1518])" office:value-type="float" office:value="0.028705169476" calcext:value-type="float">
            <text:p>0.028705169476</text:p>
          </table:table-cell>
          <table:table-cell table:number-columns-repeated="2"/>
        </table:table-row>
        <table:table-row table:style-name="ro1">
          <table:table-cell office:value-type="float" office:value="0.962314" calcext:value-type="float">
            <text:p>0.962314</text:p>
          </table:table-cell>
          <table:table-cell office:value-type="float" office:value="0.91587" calcext:value-type="float">
            <text:p>0.91587</text:p>
          </table:table-cell>
          <table:table-cell table:formula="of:=[.A1519]*[.A1519]" office:value-type="float" office:value="0.926048234596" calcext:value-type="float">
            <text:p>0.926048234596</text:p>
          </table:table-cell>
          <table:table-cell table:formula="of:=([.A1519]-[.B1519])*([.A1519]-[.B1519])" office:value-type="float" office:value="0.002157045136" calcext:value-type="float">
            <text:p>0.002157045136</text:p>
          </table:table-cell>
          <table:table-cell table:number-columns-repeated="2"/>
        </table:table-row>
        <table:table-row table:style-name="ro1">
          <table:table-cell office:value-type="float" office:value="0.962313" calcext:value-type="float">
            <text:p>0.962313</text:p>
          </table:table-cell>
          <table:table-cell office:value-type="float" office:value="0.943414" calcext:value-type="float">
            <text:p>0.943414</text:p>
          </table:table-cell>
          <table:table-cell table:formula="of:=[.A1520]*[.A1520]" office:value-type="float" office:value="0.926046309969" calcext:value-type="float">
            <text:p>0.926046309969</text:p>
          </table:table-cell>
          <table:table-cell table:formula="of:=([.A1520]-[.B1520])*([.A1520]-[.B1520])" office:value-type="float" office:value="0.000357172201" calcext:value-type="float">
            <text:p>0.000357172201</text:p>
          </table:table-cell>
          <table:table-cell table:number-columns-repeated="2"/>
        </table:table-row>
        <table:table-row table:style-name="ro1">
          <table:table-cell office:value-type="float" office:value="0.962313" calcext:value-type="float">
            <text:p>0.962313</text:p>
          </table:table-cell>
          <table:table-cell office:value-type="float" office:value="0.956329" calcext:value-type="float">
            <text:p>0.956329</text:p>
          </table:table-cell>
          <table:table-cell table:formula="of:=[.A1521]*[.A1521]" office:value-type="float" office:value="0.926046309969" calcext:value-type="float">
            <text:p>0.926046309969</text:p>
          </table:table-cell>
          <table:table-cell table:formula="of:=([.A1521]-[.B1521])*([.A1521]-[.B1521])" office:value-type="float" office:value="0.0000358082559999999" calcext:value-type="float">
            <text:p>3.58082559999999E-05</text:p>
          </table:table-cell>
          <table:table-cell table:number-columns-repeated="2"/>
        </table:table-row>
        <table:table-row table:style-name="ro1">
          <table:table-cell office:value-type="float" office:value="0.98188" calcext:value-type="float">
            <text:p>0.98188</text:p>
          </table:table-cell>
          <table:table-cell office:value-type="float" office:value="0.993988" calcext:value-type="float">
            <text:p>0.993988</text:p>
          </table:table-cell>
          <table:table-cell table:formula="of:=[.A1522]*[.A1522]" office:value-type="float" office:value="0.9640883344" calcext:value-type="float">
            <text:p>0.9640883344</text:p>
          </table:table-cell>
          <table:table-cell table:formula="of:=([.A1522]-[.B1522])*([.A1522]-[.B1522])" office:value-type="float" office:value="0.000146603664" calcext:value-type="float">
            <text:p>0.000146603664</text:p>
          </table:table-cell>
          <table:table-cell table:number-columns-repeated="2"/>
        </table:table-row>
        <table:table-row table:style-name="ro1">
          <table:table-cell office:value-type="float" office:value="0.0000582933" calcext:value-type="float">
            <text:p>0.0000582933</text:p>
          </table:table-cell>
          <table:table-cell office:value-type="float" office:value="0.00000264212" calcext:value-type="float">
            <text:p>0.00000264212</text:p>
          </table:table-cell>
          <table:table-cell table:formula="of:=[.A1523]*[.A1523]" office:value-type="float" office:value="0.00000000339810882489" calcext:value-type="float">
            <text:p>3.39810882489E-09</text:p>
          </table:table-cell>
          <table:table-cell table:formula="of:=([.A1523]-[.B1523])*([.A1523]-[.B1523])" office:value-type="float" office:value="0.00000000309705383539" calcext:value-type="float">
            <text:p>3.0970538353924E-09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000188317" calcext:value-type="float">
            <text:p>0.0000000188317</text:p>
          </table:table-cell>
          <table:table-cell table:formula="of:=[.A1524]*[.A1524]" office:value-type="float" office:value="0.00000000001195133298" calcext:value-type="float">
            <text:p>1.19513329849E-11</text:p>
          </table:table-cell>
          <table:table-cell table:formula="of:=([.A1524]-[.B1524])*([.A1524]-[.B1524])" office:value-type="float" office:value="0.00000000001182148261" calcext:value-type="float">
            <text:p>1.18214826075869E-11</text:p>
          </table:table-cell>
          <table:table-cell table:number-columns-repeated="2"/>
        </table:table-row>
        <table:table-row table:style-name="ro1">
          <table:table-cell office:value-type="float" office:value="0.0000267625" calcext:value-type="float">
            <text:p>0.0000267625</text:p>
          </table:table-cell>
          <table:table-cell office:value-type="float" office:value="0.0000000254856" calcext:value-type="float">
            <text:p>0.0000000254856</text:p>
          </table:table-cell>
          <table:table-cell table:formula="of:=[.A1525]*[.A1525]" office:value-type="float" office:value="0.00000000071623140625" calcext:value-type="float">
            <text:p>7.1623140625E-10</text:p>
          </table:table-cell>
          <table:table-cell table:formula="of:=([.A1525]-[.B1525])*([.A1525]-[.B1525])" office:value-type="float" office:value="0.00000000071486793903" calcext:value-type="float">
            <text:p>7.14867939025807E-10</text:p>
          </table:table-cell>
          <table:table-cell table:number-columns-repeated="2"/>
        </table:table-row>
        <table:table-row table:style-name="ro1">
          <table:table-cell office:value-type="float" office:value="0.0000258684" calcext:value-type="float">
            <text:p>0.0000258684</text:p>
          </table:table-cell>
          <table:table-cell office:value-type="float" office:value="0.0000000650378" calcext:value-type="float">
            <text:p>0.0000000650378</text:p>
          </table:table-cell>
          <table:table-cell table:formula="of:=[.A1526]*[.A1526]" office:value-type="float" office:value="0.00000000066917411856" calcext:value-type="float">
            <text:p>6.6917411856E-10</text:p>
          </table:table-cell>
          <table:table-cell table:formula="of:=([.A1526]-[.B1526])*([.A1526]-[.B1526])" office:value-type="float" office:value="0.00000000066581350082" calcext:value-type="float">
            <text:p>6.65813500824389E-10</text:p>
          </table:table-cell>
          <table:table-cell table:number-columns-repeated="2"/>
        </table:table-row>
        <table:table-row table:style-name="ro1">
          <table:table-cell office:value-type="float" office:value="0.0000597835" calcext:value-type="float">
            <text:p>0.0000597835</text:p>
          </table:table-cell>
          <table:table-cell office:value-type="float" office:value="0.000946564" calcext:value-type="float">
            <text:p>0.000946564</text:p>
          </table:table-cell>
          <table:table-cell table:formula="of:=[.A1527]*[.A1527]" office:value-type="float" office:value="0.00000000357406687225" calcext:value-type="float">
            <text:p>3.57406687225E-09</text:p>
          </table:table-cell>
          <table:table-cell table:formula="of:=([.A1527]-[.B1527])*([.A1527]-[.B1527])" office:value-type="float" office:value="0.00000078637965518025" calcext:value-type="float">
            <text:p>7.8637965518025E-07</text:p>
          </table:table-cell>
          <table:table-cell table:number-columns-repeated="2"/>
        </table:table-row>
        <table:table-row table:style-name="ro1">
          <table:table-cell office:value-type="float" office:value="0.000043571" calcext:value-type="float">
            <text:p>0.000043571</text:p>
          </table:table-cell>
          <table:table-cell office:value-type="float" office:value="0.00109445" calcext:value-type="float">
            <text:p>0.00109445</text:p>
          </table:table-cell>
          <table:table-cell table:formula="of:=[.A1528]*[.A1528]" office:value-type="float" office:value="0.000000001898432041" calcext:value-type="float">
            <text:p>1.898432041E-09</text:p>
          </table:table-cell>
          <table:table-cell table:formula="of:=([.A1528]-[.B1528])*([.A1528]-[.B1528])" office:value-type="float" office:value="0.000001104346672641" calcext:value-type="float">
            <text:p>1.104346672641E-06</text:p>
          </table:table-cell>
          <table:table-cell table:number-columns-repeated="2"/>
        </table:table-row>
        <table:table-row table:style-name="ro1">
          <table:table-cell office:value-type="float" office:value="0.0000576377" calcext:value-type="float">
            <text:p>0.0000576377</text:p>
          </table:table-cell>
          <table:table-cell office:value-type="float" office:value="0.0000000173986" calcext:value-type="float">
            <text:p>0.0000000173986</text:p>
          </table:table-cell>
          <table:table-cell table:formula="of:=[.A1529]*[.A1529]" office:value-type="float" office:value="0.00000000332210446129" calcext:value-type="float">
            <text:p>3.32210446129E-09</text:p>
          </table:table-cell>
          <table:table-cell table:formula="of:=([.A1529]-[.B1529])*([.A1529]-[.B1529])" office:value-type="float" office:value="0.00000000332009913343" calcext:value-type="float">
            <text:p>3.32009913342684E-09</text:p>
          </table:table-cell>
          <table:table-cell table:number-columns-repeated="2"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0000329416" calcext:value-type="float">
            <text:p>0.000000329416</text:p>
          </table:table-cell>
          <table:table-cell table:formula="of:=[.A1530]*[.A1530]" office:value-type="float" office:value="0.00000000014353238025" calcext:value-type="float">
            <text:p>1.4353238025E-10</text:p>
          </table:table-cell>
          <table:table-cell table:formula="of:=([.A1530]-[.B1530])*([.A1530]-[.B1530])" office:value-type="float" office:value="0.00000000013574775838" calcext:value-type="float">
            <text:p>1.35747758375056E-10</text:p>
          </table:table-cell>
          <table:table-cell table:number-columns-repeated="2"/>
        </table:table-row>
        <table:table-row table:style-name="ro1">
          <table:table-cell office:value-type="float" office:value="0.0000736713" calcext:value-type="float">
            <text:p>0.0000736713</text:p>
          </table:table-cell>
          <table:table-cell office:value-type="float" office:value="0.00841333" calcext:value-type="float">
            <text:p>0.00841333</text:p>
          </table:table-cell>
          <table:table-cell table:formula="of:=[.A1531]*[.A1531]" office:value-type="float" office:value="0.00000000542746044369" calcext:value-type="float">
            <text:p>5.42746044369E-09</text:p>
          </table:table-cell>
          <table:table-cell table:formula="of:=([.A1531]-[.B1531])*([.A1531]-[.B1531])" office:value-type="float" office:value="0.0000695499072324857" calcext:value-type="float">
            <text:p>6.95499072324857E-05</text:p>
          </table:table-cell>
          <table:table-cell table:number-columns-repeated="2"/>
        </table:table-row>
        <table:table-row table:style-name="ro1">
          <table:table-cell office:value-type="float" office:value="0.00015384" calcext:value-type="float">
            <text:p>0.00015384</text:p>
          </table:table-cell>
          <table:table-cell office:value-type="float" office:value="0.000508878" calcext:value-type="float">
            <text:p>0.000508878</text:p>
          </table:table-cell>
          <table:table-cell table:formula="of:=[.A1532]*[.A1532]" office:value-type="float" office:value="0.0000000236667456" calcext:value-type="float">
            <text:p>0.0000000236667456</text:p>
          </table:table-cell>
          <table:table-cell table:formula="of:=([.A1532]-[.B1532])*([.A1532]-[.B1532])" office:value-type="float" office:value="0.000000126051981444" calcext:value-type="float">
            <text:p>1.26051981444E-07</text:p>
          </table:table-cell>
          <table:table-cell table:number-columns-repeated="2"/>
        </table:table-row>
        <table:table-row table:style-name="ro1">
          <table:table-cell office:value-type="float" office:value="0.00015384" calcext:value-type="float">
            <text:p>0.00015384</text:p>
          </table:table-cell>
          <table:table-cell office:value-type="float" office:value="0.000915907" calcext:value-type="float">
            <text:p>0.000915907</text:p>
          </table:table-cell>
          <table:table-cell table:formula="of:=[.A1533]*[.A1533]" office:value-type="float" office:value="0.0000000236667456" calcext:value-type="float">
            <text:p>0.0000000236667456</text:p>
          </table:table-cell>
          <table:table-cell table:formula="of:=([.A1533]-[.B1533])*([.A1533]-[.B1533])" office:value-type="float" office:value="0.000000580746112489" calcext:value-type="float">
            <text:p>5.80746112489E-07</text:p>
          </table:table-cell>
          <table:table-cell table:number-columns-repeated="2"/>
        </table:table-row>
        <table:table-row table:style-name="ro1">
          <table:table-cell office:value-type="float" office:value="0.000548422" calcext:value-type="float">
            <text:p>0.000548422</text:p>
          </table:table-cell>
          <table:table-cell office:value-type="float" office:value="0.000274346" calcext:value-type="float">
            <text:p>0.000274346</text:p>
          </table:table-cell>
          <table:table-cell table:formula="of:=[.A1534]*[.A1534]" office:value-type="float" office:value="0.000000300766690084" calcext:value-type="float">
            <text:p>3.00766690084E-07</text:p>
          </table:table-cell>
          <table:table-cell table:formula="of:=([.A1534]-[.B1534])*([.A1534]-[.B1534])" office:value-type="float" office:value="0.000000075117653776" calcext:value-type="float">
            <text:p>7.5117653776E-08</text:p>
          </table:table-cell>
          <table:table-cell table:number-columns-repeated="2"/>
        </table:table-row>
        <table:table-row table:style-name="ro1">
          <table:table-cell office:value-type="float" office:value="0.00177974" calcext:value-type="float">
            <text:p>0.00177974</text:p>
          </table:table-cell>
          <table:table-cell office:value-type="float" office:value="0.00969829" calcext:value-type="float">
            <text:p>0.00969829</text:p>
          </table:table-cell>
          <table:table-cell table:formula="of:=[.A1535]*[.A1535]" office:value-type="float" office:value="0.0000031674744676" calcext:value-type="float">
            <text:p>0.0000031674744676</text:p>
          </table:table-cell>
          <table:table-cell table:formula="of:=([.A1535]-[.B1535])*([.A1535]-[.B1535])" office:value-type="float" office:value="0.0000627034341025" calcext:value-type="float">
            <text:p>0.0000627034341025</text:p>
          </table:table-cell>
          <table:table-cell table:number-columns-repeated="2"/>
        </table:table-row>
        <table:table-row table:style-name="ro1">
          <table:table-cell office:value-type="float" office:value="0.00113952" calcext:value-type="float">
            <text:p>0.00113952</text:p>
          </table:table-cell>
          <table:table-cell office:value-type="float" office:value="0.0153652" calcext:value-type="float">
            <text:p>0.0153652</text:p>
          </table:table-cell>
          <table:table-cell table:formula="of:=[.A1536]*[.A1536]" office:value-type="float" office:value="0.0000012985058304" calcext:value-type="float">
            <text:p>0.0000012985058304</text:p>
          </table:table-cell>
          <table:table-cell table:formula="of:=([.A1536]-[.B1536])*([.A1536]-[.B1536])" office:value-type="float" office:value="0.0002023699714624" calcext:value-type="float">
            <text:p>0.0002023699714624</text:p>
          </table:table-cell>
          <table:table-cell table:number-columns-repeated="2"/>
        </table:table-row>
        <table:table-row table:style-name="ro1">
          <table:table-cell office:value-type="float" office:value="0.00113952" calcext:value-type="float">
            <text:p>0.00113952</text:p>
          </table:table-cell>
          <table:table-cell office:value-type="float" office:value="0.0000190953" calcext:value-type="float">
            <text:p>0.0000190953</text:p>
          </table:table-cell>
          <table:table-cell table:formula="of:=[.A1537]*[.A1537]" office:value-type="float" office:value="0.0000012985058304" calcext:value-type="float">
            <text:p>0.0000012985058304</text:p>
          </table:table-cell>
          <table:table-cell table:formula="of:=([.A1537]-[.B1537])*([.A1537]-[.B1537])" office:value-type="float" office:value="0.00000125535150837009" calcext:value-type="float">
            <text:p>1.25535150837009E-06</text:p>
          </table:table-cell>
          <table:table-cell table:number-columns-repeated="2"/>
        </table:table-row>
        <table:table-row table:style-name="ro1">
          <table:table-cell office:value-type="float" office:value="0.00206316" calcext:value-type="float">
            <text:p>0.00206316</text:p>
          </table:table-cell>
          <table:table-cell office:value-type="float" office:value="0.00966623" calcext:value-type="float">
            <text:p>0.00966623</text:p>
          </table:table-cell>
          <table:table-cell table:formula="of:=[.A1538]*[.A1538]" office:value-type="float" office:value="0.0000042566291856" calcext:value-type="float">
            <text:p>0.0000042566291856</text:p>
          </table:table-cell>
          <table:table-cell table:formula="of:=([.A1538]-[.B1538])*([.A1538]-[.B1538])" office:value-type="float" office:value="0.0000578066734249" calcext:value-type="float">
            <text:p>0.0000578066734249</text:p>
          </table:table-cell>
          <table:table-cell table:number-columns-repeated="2"/>
        </table:table-row>
        <table:table-row table:style-name="ro1">
          <table:table-cell office:value-type="float" office:value="0.00108874" calcext:value-type="float">
            <text:p>0.00108874</text:p>
          </table:table-cell>
          <table:table-cell office:value-type="float" office:value="0.00287168" calcext:value-type="float">
            <text:p>0.00287168</text:p>
          </table:table-cell>
          <table:table-cell table:formula="of:=[.A1539]*[.A1539]" office:value-type="float" office:value="0.0000011853547876" calcext:value-type="float">
            <text:p>0.0000011853547876</text:p>
          </table:table-cell>
          <table:table-cell table:formula="of:=([.A1539]-[.B1539])*([.A1539]-[.B1539])" office:value-type="float" office:value="0.0000031788750436" calcext:value-type="float">
            <text:p>0.0000031788750436</text:p>
          </table:table-cell>
          <table:table-cell table:number-columns-repeated="2"/>
        </table:table-row>
        <table:table-row table:style-name="ro1">
          <table:table-cell office:value-type="float" office:value="0.00108874" calcext:value-type="float">
            <text:p>0.00108874</text:p>
          </table:table-cell>
          <table:table-cell office:value-type="float" office:value="0.00394605" calcext:value-type="float">
            <text:p>0.00394605</text:p>
          </table:table-cell>
          <table:table-cell table:formula="of:=[.A1540]*[.A1540]" office:value-type="float" office:value="0.0000011853547876" calcext:value-type="float">
            <text:p>0.0000011853547876</text:p>
          </table:table-cell>
          <table:table-cell table:formula="of:=([.A1540]-[.B1540])*([.A1540]-[.B1540])" office:value-type="float" office:value="0.0000081642204361" calcext:value-type="float">
            <text:p>0.0000081642204361</text:p>
          </table:table-cell>
          <table:table-cell table:number-columns-repeated="2"/>
        </table:table-row>
        <table:table-row table:style-name="ro1">
          <table:table-cell office:value-type="float" office:value="0.00483787" calcext:value-type="float">
            <text:p>0.00483787</text:p>
          </table:table-cell>
          <table:table-cell office:value-type="float" office:value="0.0000498247" calcext:value-type="float">
            <text:p>0.0000498247</text:p>
          </table:table-cell>
          <table:table-cell table:formula="of:=[.A1541]*[.A1541]" office:value-type="float" office:value="0.0000234049861369" calcext:value-type="float">
            <text:p>0.0000234049861369</text:p>
          </table:table-cell>
          <table:table-cell table:formula="of:=([.A1541]-[.B1541])*([.A1541]-[.B1541])" office:value-type="float" office:value="0.0000229253777948521" calcext:value-type="float">
            <text:p>2.29253777948521E-05</text:p>
          </table:table-cell>
          <table:table-cell table:number-columns-repeated="2"/>
        </table:table-row>
        <table:table-row table:style-name="ro1">
          <table:table-cell office:value-type="float" office:value="0.00483787" calcext:value-type="float">
            <text:p>0.00483787</text:p>
          </table:table-cell>
          <table:table-cell office:value-type="float" office:value="0.000669497" calcext:value-type="float">
            <text:p>0.000669497</text:p>
          </table:table-cell>
          <table:table-cell table:formula="of:=[.A1542]*[.A1542]" office:value-type="float" office:value="0.0000234049861369" calcext:value-type="float">
            <text:p>0.0000234049861369</text:p>
          </table:table-cell>
          <table:table-cell table:formula="of:=([.A1542]-[.B1542])*([.A1542]-[.B1542])" office:value-type="float" office:value="0.000017375333467129" calcext:value-type="float">
            <text:p>1.7375333467129E-05</text:p>
          </table:table-cell>
          <table:table-cell table:number-columns-repeated="2"/>
        </table:table-row>
        <table:table-row table:style-name="ro1">
          <table:table-cell office:value-type="float" office:value="0.070817" calcext:value-type="float">
            <text:p>0.070817</text:p>
          </table:table-cell>
          <table:table-cell office:value-type="float" office:value="0.0276588" calcext:value-type="float">
            <text:p>0.0276588</text:p>
          </table:table-cell>
          <table:table-cell table:formula="of:=[.A1543]*[.A1543]" office:value-type="float" office:value="0.005015047489" calcext:value-type="float">
            <text:p>0.005015047489</text:p>
          </table:table-cell>
          <table:table-cell table:formula="of:=([.A1543]-[.B1543])*([.A1543]-[.B1543])" office:value-type="float" office:value="0.00186263022724" calcext:value-type="float">
            <text:p>0.00186263022724</text:p>
          </table:table-cell>
          <table:table-cell table:number-columns-repeated="2"/>
        </table:table-row>
        <table:table-row table:style-name="ro1">
          <table:table-cell office:value-type="float" office:value="0.087549" calcext:value-type="float">
            <text:p>0.087549</text:p>
          </table:table-cell>
          <table:table-cell office:value-type="float" office:value="0.0447682" calcext:value-type="float">
            <text:p>0.0447682</text:p>
          </table:table-cell>
          <table:table-cell table:formula="of:=[.A1544]*[.A1544]" office:value-type="float" office:value="0.007664827401" calcext:value-type="float">
            <text:p>0.007664827401</text:p>
          </table:table-cell>
          <table:table-cell table:formula="of:=([.A1544]-[.B1544])*([.A1544]-[.B1544])" office:value-type="float" office:value="0.00183019684864" calcext:value-type="float">
            <text:p>0.00183019684864</text:p>
          </table:table-cell>
          <table:table-cell table:number-columns-repeated="2"/>
        </table:table-row>
        <table:table-row table:style-name="ro1">
          <table:table-cell office:value-type="float" office:value="0.0875491" calcext:value-type="float">
            <text:p>0.0875491</text:p>
          </table:table-cell>
          <table:table-cell office:value-type="float" office:value="0.092953" calcext:value-type="float">
            <text:p>0.092953</text:p>
          </table:table-cell>
          <table:table-cell table:formula="of:=[.A1545]*[.A1545]" office:value-type="float" office:value="0.00766484491081" calcext:value-type="float">
            <text:p>0.00766484491081</text:p>
          </table:table-cell>
          <table:table-cell table:formula="of:=([.A1545]-[.B1545])*([.A1545]-[.B1545])" office:value-type="float" office:value="0.0000292021352099999" calcext:value-type="float">
            <text:p>2.92021352099999E-05</text:p>
          </table:table-cell>
          <table:table-cell table:number-columns-repeated="2"/>
        </table:table-row>
        <table:table-row table:style-name="ro1">
          <table:table-cell office:value-type="float" office:value="0.226508" calcext:value-type="float">
            <text:p>0.226508</text:p>
          </table:table-cell>
          <table:table-cell office:value-type="float" office:value="0.0917623" calcext:value-type="float">
            <text:p>0.0917623</text:p>
          </table:table-cell>
          <table:table-cell table:formula="of:=[.A1546]*[.A1546]" office:value-type="float" office:value="0.051305874064" calcext:value-type="float">
            <text:p>0.051305874064</text:p>
          </table:table-cell>
          <table:table-cell table:formula="of:=([.A1546]-[.B1546])*([.A1546]-[.B1546])" office:value-type="float" office:value="0.01815640366849" calcext:value-type="float">
            <text:p>0.01815640366849</text:p>
          </table:table-cell>
          <table:table-cell table:number-columns-repeated="2"/>
        </table:table-row>
        <table:table-row table:style-name="ro1">
          <table:table-cell office:value-type="float" office:value="0.226508" calcext:value-type="float">
            <text:p>0.226508</text:p>
          </table:table-cell>
          <table:table-cell office:value-type="float" office:value="0.0951725" calcext:value-type="float">
            <text:p>0.0951725</text:p>
          </table:table-cell>
          <table:table-cell table:formula="of:=[.A1547]*[.A1547]" office:value-type="float" office:value="0.051305874064" calcext:value-type="float">
            <text:p>0.051305874064</text:p>
          </table:table-cell>
          <table:table-cell table:formula="of:=([.A1547]-[.B1547])*([.A1547]-[.B1547])" office:value-type="float" office:value="0.01724901356025" calcext:value-type="float">
            <text:p>0.01724901356025</text:p>
          </table:table-cell>
          <table:table-cell table:number-columns-repeated="2"/>
        </table:table-row>
        <table:table-row table:style-name="ro1">
          <table:table-cell office:value-type="float" office:value="0.177285" calcext:value-type="float">
            <text:p>0.177285</text:p>
          </table:table-cell>
          <table:table-cell office:value-type="float" office:value="0.11324" calcext:value-type="float">
            <text:p>0.11324</text:p>
          </table:table-cell>
          <table:table-cell table:formula="of:=[.A1548]*[.A1548]" office:value-type="float" office:value="0.031429971225" calcext:value-type="float">
            <text:p>0.031429971225</text:p>
          </table:table-cell>
          <table:table-cell table:formula="of:=([.A1548]-[.B1548])*([.A1548]-[.B1548])" office:value-type="float" office:value="0.004101762025" calcext:value-type="float">
            <text:p>0.004101762025</text:p>
          </table:table-cell>
          <table:table-cell table:number-columns-repeated="2"/>
        </table:table-row>
        <table:table-row table:style-name="ro1">
          <table:table-cell office:value-type="float" office:value="0.306408" calcext:value-type="float">
            <text:p>0.306408</text:p>
          </table:table-cell>
          <table:table-cell office:value-type="float" office:value="0.0199829" calcext:value-type="float">
            <text:p>0.0199829</text:p>
          </table:table-cell>
          <table:table-cell table:formula="of:=[.A1549]*[.A1549]" office:value-type="float" office:value="0.093885862464" calcext:value-type="float">
            <text:p>0.093885862464</text:p>
          </table:table-cell>
          <table:table-cell table:formula="of:=([.A1549]-[.B1549])*([.A1549]-[.B1549])" office:value-type="float" office:value="0.08203933791001" calcext:value-type="float">
            <text:p>0.08203933791001</text:p>
          </table:table-cell>
          <table:table-cell table:number-columns-repeated="2"/>
        </table:table-row>
        <table:table-row table:style-name="ro1">
          <table:table-cell office:value-type="float" office:value="0.230831" calcext:value-type="float">
            <text:p>0.230831</text:p>
          </table:table-cell>
          <table:table-cell office:value-type="float" office:value="0.200236" calcext:value-type="float">
            <text:p>0.200236</text:p>
          </table:table-cell>
          <table:table-cell table:formula="of:=[.A1550]*[.A1550]" office:value-type="float" office:value="0.053282950561" calcext:value-type="float">
            <text:p>0.053282950561</text:p>
          </table:table-cell>
          <table:table-cell table:formula="of:=([.A1550]-[.B1550])*([.A1550]-[.B1550])" office:value-type="float" office:value="0.000936054025000001" calcext:value-type="float">
            <text:p>0.000936054025000001</text:p>
          </table:table-cell>
          <table:table-cell table:number-columns-repeated="2"/>
        </table:table-row>
        <table:table-row table:style-name="ro1">
          <table:table-cell office:value-type="float" office:value="0.379239" calcext:value-type="float">
            <text:p>0.379239</text:p>
          </table:table-cell>
          <table:table-cell office:value-type="float" office:value="0.0832398" calcext:value-type="float">
            <text:p>0.0832398</text:p>
          </table:table-cell>
          <table:table-cell table:formula="of:=[.A1551]*[.A1551]" office:value-type="float" office:value="0.143822219121" calcext:value-type="float">
            <text:p>0.143822219121</text:p>
          </table:table-cell>
          <table:table-cell table:formula="of:=([.A1551]-[.B1551])*([.A1551]-[.B1551])" office:value-type="float" office:value="0.08761552640064" calcext:value-type="float">
            <text:p>0.08761552640064</text:p>
          </table:table-cell>
          <table:table-cell table:number-columns-repeated="2"/>
        </table:table-row>
        <table:table-row table:style-name="ro1">
          <table:table-cell office:value-type="float" office:value="0.429901" calcext:value-type="float">
            <text:p>0.429901</text:p>
          </table:table-cell>
          <table:table-cell office:value-type="float" office:value="0.0859617" calcext:value-type="float">
            <text:p>0.0859617</text:p>
          </table:table-cell>
          <table:table-cell table:formula="of:=[.A1552]*[.A1552]" office:value-type="float" office:value="0.184814869801" calcext:value-type="float">
            <text:p>0.184814869801</text:p>
          </table:table-cell>
          <table:table-cell table:formula="of:=([.A1552]-[.B1552])*([.A1552]-[.B1552])" office:value-type="float" office:value="0.11829424208449" calcext:value-type="float">
            <text:p>0.11829424208449</text:p>
          </table:table-cell>
          <table:table-cell table:number-columns-repeated="2"/>
        </table:table-row>
        <table:table-row table:style-name="ro1">
          <table:table-cell office:value-type="float" office:value="0.487163" calcext:value-type="float">
            <text:p>0.487163</text:p>
          </table:table-cell>
          <table:table-cell office:value-type="float" office:value="0.591815" calcext:value-type="float">
            <text:p>0.591815</text:p>
          </table:table-cell>
          <table:table-cell table:formula="of:=[.A1553]*[.A1553]" office:value-type="float" office:value="0.237327788569" calcext:value-type="float">
            <text:p>0.237327788569</text:p>
          </table:table-cell>
          <table:table-cell table:formula="of:=([.A1553]-[.B1553])*([.A1553]-[.B1553])" office:value-type="float" office:value="0.010952041104" calcext:value-type="float">
            <text:p>0.010952041104</text:p>
          </table:table-cell>
          <table:table-cell table:number-columns-repeated="2"/>
        </table:table-row>
        <table:table-row table:style-name="ro1">
          <table:table-cell office:value-type="float" office:value="0.527498" calcext:value-type="float">
            <text:p>0.527498</text:p>
          </table:table-cell>
          <table:table-cell office:value-type="float" office:value="0.578982" calcext:value-type="float">
            <text:p>0.578982</text:p>
          </table:table-cell>
          <table:table-cell table:formula="of:=[.A1554]*[.A1554]" office:value-type="float" office:value="0.278254140004" calcext:value-type="float">
            <text:p>0.278254140004</text:p>
          </table:table-cell>
          <table:table-cell table:formula="of:=([.A1554]-[.B1554])*([.A1554]-[.B1554])" office:value-type="float" office:value="0.002650602256" calcext:value-type="float">
            <text:p>0.002650602256</text:p>
          </table:table-cell>
          <table:table-cell table:number-columns-repeated="2"/>
        </table:table-row>
        <table:table-row table:style-name="ro1">
          <table:table-cell office:value-type="float" office:value="0.619356" calcext:value-type="float">
            <text:p>0.619356</text:p>
          </table:table-cell>
          <table:table-cell office:value-type="float" office:value="0.722605" calcext:value-type="float">
            <text:p>0.722605</text:p>
          </table:table-cell>
          <table:table-cell table:formula="of:=[.A1555]*[.A1555]" office:value-type="float" office:value="0.383601854736" calcext:value-type="float">
            <text:p>0.383601854736</text:p>
          </table:table-cell>
          <table:table-cell table:formula="of:=([.A1555]-[.B1555])*([.A1555]-[.B1555])" office:value-type="float" office:value="0.010660356001" calcext:value-type="float">
            <text:p>0.010660356001</text:p>
          </table:table-cell>
          <table:table-cell table:number-columns-repeated="2"/>
        </table:table-row>
        <table:table-row table:style-name="ro1">
          <table:table-cell office:value-type="float" office:value="0.707265" calcext:value-type="float">
            <text:p>0.707265</text:p>
          </table:table-cell>
          <table:table-cell office:value-type="float" office:value="0.7575" calcext:value-type="float">
            <text:p>0.7575</text:p>
          </table:table-cell>
          <table:table-cell table:formula="of:=[.A1556]*[.A1556]" office:value-type="float" office:value="0.500223780225" calcext:value-type="float">
            <text:p>0.500223780225</text:p>
          </table:table-cell>
          <table:table-cell table:formula="of:=([.A1556]-[.B1556])*([.A1556]-[.B1556])" office:value-type="float" office:value="0.00252355522499999" calcext:value-type="float">
            <text:p>0.00252355522499999</text:p>
          </table:table-cell>
          <table:table-cell table:number-columns-repeated="2"/>
        </table:table-row>
        <table:table-row table:style-name="ro1">
          <table:table-cell office:value-type="float" office:value="0.707264" calcext:value-type="float">
            <text:p>0.707264</text:p>
          </table:table-cell>
          <table:table-cell office:value-type="float" office:value="0.850055" calcext:value-type="float">
            <text:p>0.850055</text:p>
          </table:table-cell>
          <table:table-cell table:formula="of:=[.A1557]*[.A1557]" office:value-type="float" office:value="0.500222365696" calcext:value-type="float">
            <text:p>0.500222365696</text:p>
          </table:table-cell>
          <table:table-cell table:formula="of:=([.A1557]-[.B1557])*([.A1557]-[.B1557])" office:value-type="float" office:value="0.020389269681" calcext:value-type="float">
            <text:p>0.020389269681</text:p>
          </table:table-cell>
          <table:table-cell table:number-columns-repeated="2"/>
        </table:table-row>
        <table:table-row table:style-name="ro1">
          <table:table-cell office:value-type="float" office:value="0.87199" calcext:value-type="float">
            <text:p>0.87199</text:p>
          </table:table-cell>
          <table:table-cell office:value-type="float" office:value="0.864512" calcext:value-type="float">
            <text:p>0.864512</text:p>
          </table:table-cell>
          <table:table-cell table:formula="of:=[.A1558]*[.A1558]" office:value-type="float" office:value="0.7603665601" calcext:value-type="float">
            <text:p>0.7603665601</text:p>
          </table:table-cell>
          <table:table-cell table:formula="of:=([.A1558]-[.B1558])*([.A1558]-[.B1558])" office:value-type="float" office:value="0.0000559204840000014" calcext:value-type="float">
            <text:p>5.59204840000014E-05</text:p>
          </table:table-cell>
          <table:table-cell table:number-columns-repeated="2"/>
        </table:table-row>
        <table:table-row table:style-name="ro1">
          <table:table-cell office:value-type="float" office:value="0.87199" calcext:value-type="float">
            <text:p>0.87199</text:p>
          </table:table-cell>
          <table:table-cell office:value-type="float" office:value="0.890511" calcext:value-type="float">
            <text:p>0.890511</text:p>
          </table:table-cell>
          <table:table-cell table:formula="of:=[.A1559]*[.A1559]" office:value-type="float" office:value="0.7603665601" calcext:value-type="float">
            <text:p>0.7603665601</text:p>
          </table:table-cell>
          <table:table-cell table:formula="of:=([.A1559]-[.B1559])*([.A1559]-[.B1559])" office:value-type="float" office:value="0.000343027441" calcext:value-type="float">
            <text:p>0.000343027441</text:p>
          </table:table-cell>
          <table:table-cell table:number-columns-repeated="2"/>
        </table:table-row>
        <table:table-row table:style-name="ro1">
          <table:table-cell office:value-type="float" office:value="0.87199" calcext:value-type="float">
            <text:p>0.87199</text:p>
          </table:table-cell>
          <table:table-cell office:value-type="float" office:value="0.9027" calcext:value-type="float">
            <text:p>0.9027</text:p>
          </table:table-cell>
          <table:table-cell table:formula="of:=[.A1560]*[.A1560]" office:value-type="float" office:value="0.7603665601" calcext:value-type="float">
            <text:p>0.7603665601</text:p>
          </table:table-cell>
          <table:table-cell table:formula="of:=([.A1560]-[.B1560])*([.A1560]-[.B1560])" office:value-type="float" office:value="0.000943104099999994" calcext:value-type="float">
            <text:p>0.000943104099999994</text:p>
          </table:table-cell>
          <table:table-cell table:number-columns-repeated="2"/>
        </table:table-row>
        <table:table-row table:style-name="ro1">
          <table:table-cell office:value-type="float" office:value="0.96842" calcext:value-type="float">
            <text:p>0.96842</text:p>
          </table:table-cell>
          <table:table-cell office:value-type="float" office:value="0.93641" calcext:value-type="float">
            <text:p>0.93641</text:p>
          </table:table-cell>
          <table:table-cell table:formula="of:=[.A1561]*[.A1561]" office:value-type="float" office:value="0.9378372964" calcext:value-type="float">
            <text:p>0.9378372964</text:p>
          </table:table-cell>
          <table:table-cell table:formula="of:=([.A1561]-[.B1561])*([.A1561]-[.B1561])" office:value-type="float" office:value="0.0010246401" calcext:value-type="float">
            <text:p>0.0010246401</text:p>
          </table:table-cell>
          <table:table-cell table:number-columns-repeated="2"/>
        </table:table-row>
        <table:table-row table:style-name="ro1">
          <table:table-cell office:value-type="float" office:value="0.0000222921" calcext:value-type="float">
            <text:p>0.0000222921</text:p>
          </table:table-cell>
          <table:table-cell office:value-type="float" office:value="0.000000160301" calcext:value-type="float">
            <text:p>0.000000160301</text:p>
          </table:table-cell>
          <table:table-cell table:formula="of:=[.A1562]*[.A1562]" office:value-type="float" office:value="0.00000000049693772241" calcext:value-type="float">
            <text:p>4.9693772241E-10</text:p>
          </table:table-cell>
          <table:table-cell table:formula="of:=([.A1562]-[.B1562])*([.A1562]-[.B1562])" office:value-type="float" office:value="0.00000000048981652698" calcext:value-type="float">
            <text:p>4.89816526976401E-10</text:p>
          </table:table-cell>
          <table:table-cell table:number-columns-repeated="2"/>
        </table:table-row>
        <table:table-row table:style-name="ro1">
          <table:table-cell office:value-type="float" office:value="0.0000222921" calcext:value-type="float">
            <text:p>0.0000222921</text:p>
          </table:table-cell>
          <table:table-cell office:value-type="float" office:value="0.0000955786" calcext:value-type="float">
            <text:p>0.0000955786</text:p>
          </table:table-cell>
          <table:table-cell table:formula="of:=[.A1563]*[.A1563]" office:value-type="float" office:value="0.00000000049693772241" calcext:value-type="float">
            <text:p>4.9693772241E-10</text:p>
          </table:table-cell>
          <table:table-cell table:formula="of:=([.A1563]-[.B1563])*([.A1563]-[.B1563])" office:value-type="float" office:value="0.00000000537091108225" calcext:value-type="float">
            <text:p>5.37091108225E-09</text:p>
          </table:table-cell>
          <table:table-cell table:number-columns-repeated="2"/>
        </table:table-row>
        <table:table-row table:style-name="ro1">
          <table:table-cell office:value-type="float" office:value="0.0000448227" calcext:value-type="float">
            <text:p>0.0000448227</text:p>
          </table:table-cell>
          <table:table-cell office:value-type="float" office:value="0.000396365" calcext:value-type="float">
            <text:p>0.000396365</text:p>
          </table:table-cell>
          <table:table-cell table:formula="of:=[.A1564]*[.A1564]" office:value-type="float" office:value="0.00000000200907443529" calcext:value-type="float">
            <text:p>2.00907443529E-09</text:p>
          </table:table-cell>
          <table:table-cell table:formula="of:=([.A1564]-[.B1564])*([.A1564]-[.B1564])" office:value-type="float" office:value="0.00000012358198868929" calcext:value-type="float">
            <text:p>1.2358198868929E-07</text:p>
          </table:table-cell>
          <table:table-cell table:number-columns-repeated="2"/>
        </table:table-row>
        <table:table-row table:style-name="ro1">
          <table:table-cell office:value-type="float" office:value="0.0000165701" calcext:value-type="float">
            <text:p>0.0000165701</text:p>
          </table:table-cell>
          <table:table-cell office:value-type="float" office:value="0.0000383297" calcext:value-type="float">
            <text:p>0.0000383297</text:p>
          </table:table-cell>
          <table:table-cell table:formula="of:=[.A1565]*[.A1565]" office:value-type="float" office:value="0.00000000027456821401" calcext:value-type="float">
            <text:p>2.7456821401E-10</text:p>
          </table:table-cell>
          <table:table-cell table:formula="of:=([.A1565]-[.B1565])*([.A1565]-[.B1565])" office:value-type="float" office:value="0.00000000047348019216" calcext:value-type="float">
            <text:p>4.7348019216E-10</text:p>
          </table:table-cell>
          <table:table-cell table:number-columns-repeated="2"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113914" calcext:value-type="float">
            <text:p>0.00113914</text:p>
          </table:table-cell>
          <table:table-cell table:formula="of:=[.A1566]*[.A1566]" office:value-type="float" office:value="0.00000000018630885025" calcext:value-type="float">
            <text:p>1.8630885025E-10</text:p>
          </table:table-cell>
          <table:table-cell table:formula="of:=([.A1566]-[.B1566])*([.A1566]-[.B1566])" office:value-type="float" office:value="0.00000126672886559025" calcext:value-type="float">
            <text:p>1.26672886559025E-06</text:p>
          </table:table-cell>
          <table:table-cell table:number-columns-repeated="2"/>
        </table:table-row>
        <table:table-row table:style-name="ro1">
          <table:table-cell office:value-type="float" office:value="0.0000211596" calcext:value-type="float">
            <text:p>0.0000211596</text:p>
          </table:table-cell>
          <table:table-cell office:value-type="float" office:value="0.000159833" calcext:value-type="float">
            <text:p>0.000159833</text:p>
          </table:table-cell>
          <table:table-cell table:formula="of:=[.A1567]*[.A1567]" office:value-type="float" office:value="0.00000000044772867216" calcext:value-type="float">
            <text:p>4.4772867216E-10</text:p>
          </table:table-cell>
          <table:table-cell table:formula="of:=([.A1567]-[.B1567])*([.A1567]-[.B1567])" office:value-type="float" office:value="0.00000001923031186756" calcext:value-type="float">
            <text:p>1.923031186756E-08</text:p>
          </table:table-cell>
          <table:table-cell table:number-columns-repeated="2"/>
        </table:table-row>
        <table:table-row table:style-name="ro1">
          <table:table-cell office:value-type="float" office:value="0.000036478" calcext:value-type="float">
            <text:p>0.000036478</text:p>
          </table:table-cell>
          <table:table-cell office:value-type="float" office:value="0.000108684" calcext:value-type="float">
            <text:p>0.000108684</text:p>
          </table:table-cell>
          <table:table-cell table:formula="of:=[.A1568]*[.A1568]" office:value-type="float" office:value="0.000000001330644484" calcext:value-type="float">
            <text:p>1.330644484E-09</text:p>
          </table:table-cell>
          <table:table-cell table:formula="of:=([.A1568]-[.B1568])*([.A1568]-[.B1568])" office:value-type="float" office:value="0.000000005213706436" calcext:value-type="float">
            <text:p>5.213706436E-09</text:p>
          </table:table-cell>
          <table:table-cell table:number-columns-repeated="2"/>
        </table:table-row>
        <table:table-row table:style-name="ro1">
          <table:table-cell office:value-type="float" office:value="0.0000752807" calcext:value-type="float">
            <text:p>0.0000752807</text:p>
          </table:table-cell>
          <table:table-cell office:value-type="float" office:value="0.0168754" calcext:value-type="float">
            <text:p>0.0168754</text:p>
          </table:table-cell>
          <table:table-cell table:formula="of:=[.A1569]*[.A1569]" office:value-type="float" office:value="0.00000000566718379249" calcext:value-type="float">
            <text:p>5.66718379249E-09</text:p>
          </table:table-cell>
          <table:table-cell table:formula="of:=([.A1569]-[.B1569])*([.A1569]-[.B1569])" office:value-type="float" office:value="0.000282244008494232" calcext:value-type="float">
            <text:p>0.000282244008494232</text:p>
          </table:table-cell>
          <table:table-cell table:number-columns-repeated="2"/>
        </table:table-row>
        <table:table-row table:style-name="ro1">
          <table:table-cell office:value-type="float" office:value="0.0000752807" calcext:value-type="float">
            <text:p>0.0000752807</text:p>
          </table:table-cell>
          <table:table-cell office:value-type="float" office:value="0.00303422" calcext:value-type="float">
            <text:p>0.00303422</text:p>
          </table:table-cell>
          <table:table-cell table:formula="of:=[.A1570]*[.A1570]" office:value-type="float" office:value="0.00000000566718379249" calcext:value-type="float">
            <text:p>5.66718379249E-09</text:p>
          </table:table-cell>
          <table:table-cell table:formula="of:=([.A1570]-[.B1570])*([.A1570]-[.B1570])" office:value-type="float" office:value="0.00000875532178108449" calcext:value-type="float">
            <text:p>8.75532178108449E-06</text:p>
          </table:table-cell>
          <table:table-cell table:number-columns-repeated="2"/>
        </table:table-row>
        <table:table-row table:style-name="ro1">
          <table:table-cell office:value-type="float" office:value="0.0000160336" calcext:value-type="float">
            <text:p>0.0000160336</text:p>
          </table:table-cell>
          <table:table-cell office:value-type="float" office:value="0.00656599" calcext:value-type="float">
            <text:p>0.00656599</text:p>
          </table:table-cell>
          <table:table-cell table:formula="of:=[.A1571]*[.A1571]" office:value-type="float" office:value="0.00000000025707632896" calcext:value-type="float">
            <text:p>2.5707632896E-10</text:p>
          </table:table-cell>
          <table:table-cell table:formula="of:=([.A1571]-[.B1571])*([.A1571]-[.B1571])" office:value-type="float" office:value="0.000042901928841901" calcext:value-type="float">
            <text:p>4.2901928841901E-05</text:p>
          </table:table-cell>
          <table:table-cell table:number-columns-repeated="2"/>
        </table:table-row>
        <table:table-row table:style-name="ro1">
          <table:table-cell office:value-type="float" office:value="0.0000116825" calcext:value-type="float">
            <text:p>0.0000116825</text:p>
          </table:table-cell>
          <table:table-cell office:value-type="float" office:value="0.000000449891" calcext:value-type="float">
            <text:p>0.000000449891</text:p>
          </table:table-cell>
          <table:table-cell table:formula="of:=[.A1572]*[.A1572]" office:value-type="float" office:value="0.00000000013648080625" calcext:value-type="float">
            <text:p>1.3648080625E-10</text:p>
          </table:table-cell>
          <table:table-cell table:formula="of:=([.A1572]-[.B1572])*([.A1572]-[.B1572])" office:value-type="float" office:value="0.00000000012617150495" calcext:value-type="float">
            <text:p>1.26171504946881E-10</text:p>
          </table:table-cell>
          <table:table-cell table:number-columns-repeated="2"/>
        </table:table-row>
        <table:table-row table:style-name="ro1">
          <table:table-cell office:value-type="float" office:value="0.000068903" calcext:value-type="float">
            <text:p>0.000068903</text:p>
          </table:table-cell>
          <table:table-cell office:value-type="float" office:value="0.00000417622" calcext:value-type="float">
            <text:p>0.00000417622</text:p>
          </table:table-cell>
          <table:table-cell table:formula="of:=[.A1573]*[.A1573]" office:value-type="float" office:value="0.000000004747623409" calcext:value-type="float">
            <text:p>4.747623409E-09</text:p>
          </table:table-cell>
          <table:table-cell table:formula="of:=([.A1573]-[.B1573])*([.A1573]-[.B1573])" office:value-type="float" office:value="0.00000000418955604917" calcext:value-type="float">
            <text:p>4.1895560491684E-09</text:p>
          </table:table-cell>
          <table:table-cell table:number-columns-repeated="2"/>
        </table:table-row>
        <table:table-row table:style-name="ro1">
          <table:table-cell office:value-type="float" office:value="0.000116527" calcext:value-type="float">
            <text:p>0.000116527</text:p>
          </table:table-cell>
          <table:table-cell office:value-type="float" office:value="0.00323196" calcext:value-type="float">
            <text:p>0.00323196</text:p>
          </table:table-cell>
          <table:table-cell table:formula="of:=[.A1574]*[.A1574]" office:value-type="float" office:value="0.000000013578541729" calcext:value-type="float">
            <text:p>1.3578541729E-08</text:p>
          </table:table-cell>
          <table:table-cell table:formula="of:=([.A1574]-[.B1574])*([.A1574]-[.B1574])" office:value-type="float" office:value="0.000009705922777489" calcext:value-type="float">
            <text:p>9.705922777489E-06</text:p>
          </table:table-cell>
          <table:table-cell table:number-columns-repeated="2"/>
        </table:table-row>
        <table:table-row table:style-name="ro1">
          <table:table-cell office:value-type="float" office:value="0.0000632405" calcext:value-type="float">
            <text:p>0.0000632405</text:p>
          </table:table-cell>
          <table:table-cell office:value-type="float" office:value="0.00000081959" calcext:value-type="float">
            <text:p>0.00000081959</text:p>
          </table:table-cell>
          <table:table-cell table:formula="of:=[.A1575]*[.A1575]" office:value-type="float" office:value="0.00000000399936084025" calcext:value-type="float">
            <text:p>3.99936084025E-09</text:p>
          </table:table-cell>
          <table:table-cell table:formula="of:=([.A1575]-[.B1575])*([.A1575]-[.B1575])" office:value-type="float" office:value="0.00000000389637000523" calcext:value-type="float">
            <text:p>3.8963700052281E-09</text:p>
          </table:table-cell>
          <table:table-cell table:number-columns-repeated="2"/>
        </table:table-row>
        <table:table-row table:style-name="ro1">
          <table:table-cell office:value-type="float" office:value="0.0000218153" calcext:value-type="float">
            <text:p>0.0000218153</text:p>
          </table:table-cell>
          <table:table-cell office:value-type="float" office:value="0.000502455" calcext:value-type="float">
            <text:p>0.000502455</text:p>
          </table:table-cell>
          <table:table-cell table:formula="of:=[.A1576]*[.A1576]" office:value-type="float" office:value="0.00000000047590731409" calcext:value-type="float">
            <text:p>4.7590731409E-10</text:p>
          </table:table-cell>
          <table:table-cell table:formula="of:=([.A1576]-[.B1576])*([.A1576]-[.B1576])" office:value-type="float" office:value="0.00000023101452121609" calcext:value-type="float">
            <text:p>2.3101452121609E-07</text:p>
          </table:table-cell>
          <table:table-cell table:number-columns-repeated="2"/>
        </table:table-row>
        <table:table-row table:style-name="ro1">
          <table:table-cell office:value-type="float" office:value="0.00177628" calcext:value-type="float">
            <text:p>0.00177628</text:p>
          </table:table-cell>
          <table:table-cell office:value-type="float" office:value="0.00271915" calcext:value-type="float">
            <text:p>0.00271915</text:p>
          </table:table-cell>
          <table:table-cell table:formula="of:=[.A1577]*[.A1577]" office:value-type="float" office:value="0.0000031551706384" calcext:value-type="float">
            <text:p>0.0000031551706384</text:p>
          </table:table-cell>
          <table:table-cell table:formula="of:=([.A1577]-[.B1577])*([.A1577]-[.B1577])" office:value-type="float" office:value="0.0000008890038369" calcext:value-type="float">
            <text:p>0.0000008890038369</text:p>
          </table:table-cell>
          <table:table-cell table:number-columns-repeated="2"/>
        </table:table-row>
        <table:table-row table:style-name="ro1">
          <table:table-cell office:value-type="float" office:value="0.000385106" calcext:value-type="float">
            <text:p>0.000385106</text:p>
          </table:table-cell>
          <table:table-cell office:value-type="float" office:value="0.000259289" calcext:value-type="float">
            <text:p>0.000259289</text:p>
          </table:table-cell>
          <table:table-cell table:formula="of:=[.A1578]*[.A1578]" office:value-type="float" office:value="0.000000148306631236" calcext:value-type="float">
            <text:p>1.48306631236E-07</text:p>
          </table:table-cell>
          <table:table-cell table:formula="of:=([.A1578]-[.B1578])*([.A1578]-[.B1578])" office:value-type="float" office:value="0.000000015829917489" calcext:value-type="float">
            <text:p>1.5829917489E-08</text:p>
          </table:table-cell>
          <table:table-cell table:number-columns-repeated="2"/>
        </table:table-row>
        <table:table-row table:style-name="ro1">
          <table:table-cell office:value-type="float" office:value="0.000746906" calcext:value-type="float">
            <text:p>0.000746906</text:p>
          </table:table-cell>
          <table:table-cell office:value-type="float" office:value="0.000795546" calcext:value-type="float">
            <text:p>0.000795546</text:p>
          </table:table-cell>
          <table:table-cell table:formula="of:=[.A1579]*[.A1579]" office:value-type="float" office:value="0.000000557868572836" calcext:value-type="float">
            <text:p>5.57868572836E-07</text:p>
          </table:table-cell>
          <table:table-cell table:formula="of:=([.A1579]-[.B1579])*([.A1579]-[.B1579])" office:value-type="float" office:value="0.0000000023658496" calcext:value-type="float">
            <text:p>0.0000000023658496</text:p>
          </table:table-cell>
          <table:table-cell table:number-columns-repeated="2"/>
        </table:table-row>
        <table:table-row table:style-name="ro1">
          <table:table-cell office:value-type="float" office:value="0.00389183" calcext:value-type="float">
            <text:p>0.00389183</text:p>
          </table:table-cell>
          <table:table-cell office:value-type="float" office:value="0.007331" calcext:value-type="float">
            <text:p>0.007331</text:p>
          </table:table-cell>
          <table:table-cell table:formula="of:=[.A1580]*[.A1580]" office:value-type="float" office:value="0.0000151463407489" calcext:value-type="float">
            <text:p>0.0000151463407489</text:p>
          </table:table-cell>
          <table:table-cell table:formula="of:=([.A1580]-[.B1580])*([.A1580]-[.B1580])" office:value-type="float" office:value="0.0000118278902889" calcext:value-type="float">
            <text:p>0.0000118278902889</text:p>
          </table:table-cell>
          <table:table-cell table:number-columns-repeated="2"/>
        </table:table-row>
        <table:table-row table:style-name="ro1">
          <table:table-cell office:value-type="float" office:value="0.0407746" calcext:value-type="float">
            <text:p>0.0407746</text:p>
          </table:table-cell>
          <table:table-cell office:value-type="float" office:value="0.116956" calcext:value-type="float">
            <text:p>0.116956</text:p>
          </table:table-cell>
          <table:table-cell table:formula="of:=[.A1581]*[.A1581]" office:value-type="float" office:value="0.00166256800516" calcext:value-type="float">
            <text:p>0.00166256800516</text:p>
          </table:table-cell>
          <table:table-cell table:formula="of:=([.A1581]-[.B1581])*([.A1581]-[.B1581])" office:value-type="float" office:value="0.00580360570596" calcext:value-type="float">
            <text:p>0.00580360570596</text:p>
          </table:table-cell>
          <table:table-cell table:number-columns-repeated="2"/>
        </table:table-row>
        <table:table-row table:style-name="ro1">
          <table:table-cell office:value-type="float" office:value="0.0407746" calcext:value-type="float">
            <text:p>0.0407746</text:p>
          </table:table-cell>
          <table:table-cell office:value-type="float" office:value="0.0864593" calcext:value-type="float">
            <text:p>0.0864593</text:p>
          </table:table-cell>
          <table:table-cell table:formula="of:=[.A1582]*[.A1582]" office:value-type="float" office:value="0.00166256800516" calcext:value-type="float">
            <text:p>0.00166256800516</text:p>
          </table:table-cell>
          <table:table-cell table:formula="of:=([.A1582]-[.B1582])*([.A1582]-[.B1582])" office:value-type="float" office:value="0.00208709181409" calcext:value-type="float">
            <text:p>0.00208709181409</text:p>
          </table:table-cell>
          <table:table-cell table:number-columns-repeated="2"/>
        </table:table-row>
        <table:table-row table:style-name="ro1">
          <table:table-cell office:value-type="float" office:value="0.134975" calcext:value-type="float">
            <text:p>0.134975</text:p>
          </table:table-cell>
          <table:table-cell office:value-type="float" office:value="0.0767542" calcext:value-type="float">
            <text:p>0.0767542</text:p>
          </table:table-cell>
          <table:table-cell table:formula="of:=[.A1583]*[.A1583]" office:value-type="float" office:value="0.018218250625" calcext:value-type="float">
            <text:p>0.018218250625</text:p>
          </table:table-cell>
          <table:table-cell table:formula="of:=([.A1583]-[.B1583])*([.A1583]-[.B1583])" office:value-type="float" office:value="0.00338966155264" calcext:value-type="float">
            <text:p>0.00338966155264</text:p>
          </table:table-cell>
          <table:table-cell table:number-columns-repeated="2"/>
        </table:table-row>
        <table:table-row table:style-name="ro1">
          <table:table-cell office:value-type="float" office:value="0.134975" calcext:value-type="float">
            <text:p>0.134975</text:p>
          </table:table-cell>
          <table:table-cell office:value-type="float" office:value="0.349544" calcext:value-type="float">
            <text:p>0.349544</text:p>
          </table:table-cell>
          <table:table-cell table:formula="of:=[.A1584]*[.A1584]" office:value-type="float" office:value="0.018218250625" calcext:value-type="float">
            <text:p>0.018218250625</text:p>
          </table:table-cell>
          <table:table-cell table:formula="of:=([.A1584]-[.B1584])*([.A1584]-[.B1584])" office:value-type="float" office:value="0.046039855761" calcext:value-type="float">
            <text:p>0.046039855761</text:p>
          </table:table-cell>
          <table:table-cell table:number-columns-repeated="2"/>
        </table:table-row>
        <table:table-row table:style-name="ro1">
          <table:table-cell office:value-type="float" office:value="0.150164" calcext:value-type="float">
            <text:p>0.150164</text:p>
          </table:table-cell>
          <table:table-cell office:value-type="float" office:value="0.179394" calcext:value-type="float">
            <text:p>0.179394</text:p>
          </table:table-cell>
          <table:table-cell table:formula="of:=[.A1585]*[.A1585]" office:value-type="float" office:value="0.022549226896" calcext:value-type="float">
            <text:p>0.022549226896</text:p>
          </table:table-cell>
          <table:table-cell table:formula="of:=([.A1585]-[.B1585])*([.A1585]-[.B1585])" office:value-type="float" office:value="0.0008543929" calcext:value-type="float">
            <text:p>0.0008543929</text:p>
          </table:table-cell>
          <table:table-cell table:number-columns-repeated="2"/>
        </table:table-row>
        <table:table-row table:style-name="ro1">
          <table:table-cell office:value-type="float" office:value="0.150164" calcext:value-type="float">
            <text:p>0.150164</text:p>
          </table:table-cell>
          <table:table-cell office:value-type="float" office:value="0.114664" calcext:value-type="float">
            <text:p>0.114664</text:p>
          </table:table-cell>
          <table:table-cell table:formula="of:=[.A1586]*[.A1586]" office:value-type="float" office:value="0.022549226896" calcext:value-type="float">
            <text:p>0.022549226896</text:p>
          </table:table-cell>
          <table:table-cell table:formula="of:=([.A1586]-[.B1586])*([.A1586]-[.B1586])" office:value-type="float" office:value="0.00126025" calcext:value-type="float">
            <text:p>0.00126025</text:p>
          </table:table-cell>
          <table:table-cell table:number-columns-repeated="2"/>
        </table:table-row>
        <table:table-row table:style-name="ro1">
          <table:table-cell office:value-type="float" office:value="0.0471157" calcext:value-type="float">
            <text:p>0.0471157</text:p>
          </table:table-cell>
          <table:table-cell office:value-type="float" office:value="0.238521" calcext:value-type="float">
            <text:p>0.238521</text:p>
          </table:table-cell>
          <table:table-cell table:formula="of:=[.A1587]*[.A1587]" office:value-type="float" office:value="0.00221988918649" calcext:value-type="float">
            <text:p>0.00221988918649</text:p>
          </table:table-cell>
          <table:table-cell table:formula="of:=([.A1587]-[.B1587])*([.A1587]-[.B1587])" office:value-type="float" office:value="0.03663598886809" calcext:value-type="float">
            <text:p>0.03663598886809</text:p>
          </table:table-cell>
          <table:table-cell table:number-columns-repeated="2"/>
        </table:table-row>
        <table:table-row table:style-name="ro1">
          <table:table-cell office:value-type="float" office:value="0.172426" calcext:value-type="float">
            <text:p>0.172426</text:p>
          </table:table-cell>
          <table:table-cell office:value-type="float" office:value="0.170885" calcext:value-type="float">
            <text:p>0.170885</text:p>
          </table:table-cell>
          <table:table-cell table:formula="of:=[.A1588]*[.A1588]" office:value-type="float" office:value="0.029730725476" calcext:value-type="float">
            <text:p>0.029730725476</text:p>
          </table:table-cell>
          <table:table-cell table:formula="of:=([.A1588]-[.B1588])*([.A1588]-[.B1588])" office:value-type="float" office:value="0.00000237468099999996" calcext:value-type="float">
            <text:p>2.37468099999996E-06</text:p>
          </table:table-cell>
          <table:table-cell table:number-columns-repeated="2"/>
        </table:table-row>
        <table:table-row table:style-name="ro1">
          <table:table-cell office:value-type="float" office:value="0.171478" calcext:value-type="float">
            <text:p>0.171478</text:p>
          </table:table-cell>
          <table:table-cell office:value-type="float" office:value="0.383933" calcext:value-type="float">
            <text:p>0.383933</text:p>
          </table:table-cell>
          <table:table-cell table:formula="of:=[.A1589]*[.A1589]" office:value-type="float" office:value="0.029404704484" calcext:value-type="float">
            <text:p>0.029404704484</text:p>
          </table:table-cell>
          <table:table-cell table:formula="of:=([.A1589]-[.B1589])*([.A1589]-[.B1589])" office:value-type="float" office:value="0.045137127025" calcext:value-type="float">
            <text:p>0.045137127025</text:p>
          </table:table-cell>
          <table:table-cell table:number-columns-repeated="2"/>
        </table:table-row>
        <table:table-row table:style-name="ro1">
          <table:table-cell office:value-type="float" office:value="0.388128" calcext:value-type="float">
            <text:p>0.388128</text:p>
          </table:table-cell>
          <table:table-cell office:value-type="float" office:value="0.297829" calcext:value-type="float">
            <text:p>0.297829</text:p>
          </table:table-cell>
          <table:table-cell table:formula="of:=[.A1590]*[.A1590]" office:value-type="float" office:value="0.150643344384" calcext:value-type="float">
            <text:p>0.150643344384</text:p>
          </table:table-cell>
          <table:table-cell table:formula="of:=([.A1590]-[.B1590])*([.A1590]-[.B1590])" office:value-type="float" office:value="0.00815390940099999" calcext:value-type="float">
            <text:p>0.00815390940099999</text:p>
          </table:table-cell>
          <table:table-cell table:number-columns-repeated="2"/>
        </table:table-row>
        <table:table-row table:style-name="ro1">
          <table:table-cell office:value-type="float" office:value="0.404364" calcext:value-type="float">
            <text:p>0.404364</text:p>
          </table:table-cell>
          <table:table-cell office:value-type="float" office:value="0.432733" calcext:value-type="float">
            <text:p>0.432733</text:p>
          </table:table-cell>
          <table:table-cell table:formula="of:=[.A1591]*[.A1591]" office:value-type="float" office:value="0.163510244496" calcext:value-type="float">
            <text:p>0.163510244496</text:p>
          </table:table-cell>
          <table:table-cell table:formula="of:=([.A1591]-[.B1591])*([.A1591]-[.B1591])" office:value-type="float" office:value="0.000804800160999999" calcext:value-type="float">
            <text:p>0.000804800160999999</text:p>
          </table:table-cell>
          <table:table-cell table:number-columns-repeated="2"/>
        </table:table-row>
        <table:table-row table:style-name="ro1">
          <table:table-cell office:value-type="float" office:value="0.506254" calcext:value-type="float">
            <text:p>0.506254</text:p>
          </table:table-cell>
          <table:table-cell office:value-type="float" office:value="0.524015" calcext:value-type="float">
            <text:p>0.524015</text:p>
          </table:table-cell>
          <table:table-cell table:formula="of:=[.A1592]*[.A1592]" office:value-type="float" office:value="0.256293112516" calcext:value-type="float">
            <text:p>0.256293112516</text:p>
          </table:table-cell>
          <table:table-cell table:formula="of:=([.A1592]-[.B1592])*([.A1592]-[.B1592])" office:value-type="float" office:value="0.000315453121000001" calcext:value-type="float">
            <text:p>0.000315453121000001</text:p>
          </table:table-cell>
          <table:table-cell table:number-columns-repeated="2"/>
        </table:table-row>
        <table:table-row table:style-name="ro1">
          <table:table-cell office:value-type="float" office:value="0.556311" calcext:value-type="float">
            <text:p>0.556311</text:p>
          </table:table-cell>
          <table:table-cell office:value-type="float" office:value="0.540761" calcext:value-type="float">
            <text:p>0.540761</text:p>
          </table:table-cell>
          <table:table-cell table:formula="of:=[.A1593]*[.A1593]" office:value-type="float" office:value="0.309481928721" calcext:value-type="float">
            <text:p>0.309481928721</text:p>
          </table:table-cell>
          <table:table-cell table:formula="of:=([.A1593]-[.B1593])*([.A1593]-[.B1593])" office:value-type="float" office:value="0.000241802499999998" calcext:value-type="float">
            <text:p>0.000241802499999998</text:p>
          </table:table-cell>
          <table:table-cell table:number-columns-repeated="2"/>
        </table:table-row>
        <table:table-row table:style-name="ro1">
          <table:table-cell office:value-type="float" office:value="0.556311" calcext:value-type="float">
            <text:p>0.556311</text:p>
          </table:table-cell>
          <table:table-cell office:value-type="float" office:value="0.416868" calcext:value-type="float">
            <text:p>0.416868</text:p>
          </table:table-cell>
          <table:table-cell table:formula="of:=[.A1594]*[.A1594]" office:value-type="float" office:value="0.309481928721" calcext:value-type="float">
            <text:p>0.309481928721</text:p>
          </table:table-cell>
          <table:table-cell table:formula="of:=([.A1594]-[.B1594])*([.A1594]-[.B1594])" office:value-type="float" office:value="0.019444350249" calcext:value-type="float">
            <text:p>0.019444350249</text:p>
          </table:table-cell>
          <table:table-cell table:number-columns-repeated="2"/>
        </table:table-row>
        <table:table-row table:style-name="ro1">
          <table:table-cell office:value-type="float" office:value="0.632058" calcext:value-type="float">
            <text:p>0.632058</text:p>
          </table:table-cell>
          <table:table-cell office:value-type="float" office:value="0.626087" calcext:value-type="float">
            <text:p>0.626087</text:p>
          </table:table-cell>
          <table:table-cell table:formula="of:=[.A1595]*[.A1595]" office:value-type="float" office:value="0.399497315364" calcext:value-type="float">
            <text:p>0.399497315364</text:p>
          </table:table-cell>
          <table:table-cell table:formula="of:=([.A1595]-[.B1595])*([.A1595]-[.B1595])" office:value-type="float" office:value="0.0000356528410000007" calcext:value-type="float">
            <text:p>3.56528410000007E-05</text:p>
          </table:table-cell>
          <table:table-cell table:number-columns-repeated="2"/>
        </table:table-row>
        <table:table-row table:style-name="ro1">
          <table:table-cell office:value-type="float" office:value="0.797405" calcext:value-type="float">
            <text:p>0.797405</text:p>
          </table:table-cell>
          <table:table-cell office:value-type="float" office:value="0.650046" calcext:value-type="float">
            <text:p>0.650046</text:p>
          </table:table-cell>
          <table:table-cell table:formula="of:=[.A1596]*[.A1596]" office:value-type="float" office:value="0.635854734025" calcext:value-type="float">
            <text:p>0.635854734025</text:p>
          </table:table-cell>
          <table:table-cell table:formula="of:=([.A1596]-[.B1596])*([.A1596]-[.B1596])" office:value-type="float" office:value="0.021714674881" calcext:value-type="float">
            <text:p>0.021714674881</text:p>
          </table:table-cell>
          <table:table-cell table:number-columns-repeated="2"/>
        </table:table-row>
        <table:table-row table:style-name="ro1">
          <table:table-cell office:value-type="float" office:value="0.843844" calcext:value-type="float">
            <text:p>0.843844</text:p>
          </table:table-cell>
          <table:table-cell office:value-type="float" office:value="0.750718" calcext:value-type="float">
            <text:p>0.750718</text:p>
          </table:table-cell>
          <table:table-cell table:formula="of:=[.A1597]*[.A1597]" office:value-type="float" office:value="0.712072696336" calcext:value-type="float">
            <text:p>0.712072696336</text:p>
          </table:table-cell>
          <table:table-cell table:formula="of:=([.A1597]-[.B1597])*([.A1597]-[.B1597])" office:value-type="float" office:value="0.00867245187600001" calcext:value-type="float">
            <text:p>0.00867245187600001</text:p>
          </table:table-cell>
          <table:table-cell table:number-columns-repeated="2"/>
        </table:table-row>
        <table:table-row table:style-name="ro1">
          <table:table-cell office:value-type="float" office:value="0.843845" calcext:value-type="float">
            <text:p>0.843845</text:p>
          </table:table-cell>
          <table:table-cell office:value-type="float" office:value="0.787673" calcext:value-type="float">
            <text:p>0.787673</text:p>
          </table:table-cell>
          <table:table-cell table:formula="of:=[.A1598]*[.A1598]" office:value-type="float" office:value="0.712074384025" calcext:value-type="float">
            <text:p>0.712074384025</text:p>
          </table:table-cell>
          <table:table-cell table:formula="of:=([.A1598]-[.B1598])*([.A1598]-[.B1598])" office:value-type="float" office:value="0.003155293584" calcext:value-type="float">
            <text:p>0.003155293584</text:p>
          </table:table-cell>
          <table:table-cell table:number-columns-repeated="2"/>
        </table:table-row>
        <table:table-row table:style-name="ro1">
          <table:table-cell office:value-type="float" office:value="0.987238" calcext:value-type="float">
            <text:p>0.987238</text:p>
          </table:table-cell>
          <table:table-cell office:value-type="float" office:value="0.997365" calcext:value-type="float">
            <text:p>0.997365</text:p>
          </table:table-cell>
          <table:table-cell table:formula="of:=[.A1599]*[.A1599]" office:value-type="float" office:value="0.974638868644" calcext:value-type="float">
            <text:p>0.974638868644</text:p>
          </table:table-cell>
          <table:table-cell table:formula="of:=([.A1599]-[.B1599])*([.A1599]-[.B1599])" office:value-type="float" office:value="0.000102556129" calcext:value-type="float">
            <text:p>0.000102556129</text:p>
          </table:table-cell>
          <table:table-cell table:number-columns-repeated="2"/>
        </table:table-row>
        <table:table-row table:style-name="ro1">
          <table:table-cell office:value-type="float" office:value="0.987238" calcext:value-type="float">
            <text:p>0.987238</text:p>
          </table:table-cell>
          <table:table-cell office:value-type="float" office:value="0.999169" calcext:value-type="float">
            <text:p>0.999169</text:p>
          </table:table-cell>
          <table:table-cell table:formula="of:=[.A1600]*[.A1600]" office:value-type="float" office:value="0.974638868644" calcext:value-type="float">
            <text:p>0.974638868644</text:p>
          </table:table-cell>
          <table:table-cell table:formula="of:=([.A1600]-[.B1600])*([.A1600]-[.B1600])" office:value-type="float" office:value="0.000142348761000001" calcext:value-type="float">
            <text:p>0.000142348761000001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0195799" calcext:value-type="float">
            <text:p>0.00000195799</text:p>
          </table:table-cell>
          <table:table-cell table:formula="of:=[.A1601]*[.A1601]" office:value-type="float" office:value="0.00000000001154273445" calcext:value-type="float">
            <text:p>1.15427344516E-11</text:p>
          </table:table-cell>
          <table:table-cell table:formula="of:=([.A1601]-[.B1601])*([.A1601]-[.B1601])" office:value-type="float" office:value="0.00000000000207207388" calcext:value-type="float">
            <text:p>2.0720738809E-12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116744" calcext:value-type="float">
            <text:p>0.00116744</text:p>
          </table:table-cell>
          <table:table-cell table:formula="of:=[.A1602]*[.A1602]" office:value-type="float" office:value="0.00000000001154273445" calcext:value-type="float">
            <text:p>1.15427344516E-11</text:p>
          </table:table-cell>
          <table:table-cell table:formula="of:=([.A1602]-[.B1602])*([.A1602]-[.B1602])" office:value-type="float" office:value="0.00000135499503492965" calcext:value-type="float">
            <text:p>1.35499503492965E-06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987172" calcext:value-type="float">
            <text:p>0.00987172</text:p>
          </table:table-cell>
          <table:table-cell table:formula="of:=[.A1603]*[.A1603]" office:value-type="float" office:value="0.00000000001154273445" calcext:value-type="float">
            <text:p>1.15427344516E-11</text:p>
          </table:table-cell>
          <table:table-cell table:formula="of:=([.A1603]-[.B1603])*([.A1603]-[.B1603])" office:value-type="float" office:value="0.0000973837897534721" calcext:value-type="float">
            <text:p>9.73837897534721E-05</text:p>
          </table:table-cell>
          <table:table-cell table:number-columns-repeated="2"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00273384" calcext:value-type="float">
            <text:p>0.000273384</text:p>
          </table:table-cell>
          <table:table-cell table:formula="of:=[.A1604]*[.A1604]" office:value-type="float" office:value="0.00000000003342747672" calcext:value-type="float">
            <text:p>3.34274767225E-11</text:p>
          </table:table-cell>
          <table:table-cell table:formula="of:=([.A1604]-[.B1604])*([.A1604]-[.B1604])" office:value-type="float" office:value="0.00000007161101772552" calcext:value-type="float">
            <text:p>7.16110177255225E-08</text:p>
          </table:table-cell>
          <table:table-cell table:number-columns-repeated="2"/>
        </table:table-row>
        <table:table-row table:style-name="ro1">
          <table:table-cell office:value-type="float" office:value="0.000262082" calcext:value-type="float">
            <text:p>0.000262082</text:p>
          </table:table-cell>
          <table:table-cell office:value-type="float" office:value="0.0000464384" calcext:value-type="float">
            <text:p>0.0000464384</text:p>
          </table:table-cell>
          <table:table-cell table:formula="of:=[.A1605]*[.A1605]" office:value-type="float" office:value="0.000000068686974724" calcext:value-type="float">
            <text:p>6.8686974724E-08</text:p>
          </table:table-cell>
          <table:table-cell table:formula="of:=([.A1605]-[.B1605])*([.A1605]-[.B1605])" office:value-type="float" office:value="0.00000004650216222096" calcext:value-type="float">
            <text:p>4.650216222096E-08</text:p>
          </table:table-cell>
          <table:table-cell table:number-columns-repeated="2"/>
        </table:table-row>
        <table:table-row table:style-name="ro1">
          <table:table-cell office:value-type="float" office:value="0.000262082" calcext:value-type="float">
            <text:p>0.000262082</text:p>
          </table:table-cell>
          <table:table-cell office:value-type="float" office:value="0.00418188" calcext:value-type="float">
            <text:p>0.00418188</text:p>
          </table:table-cell>
          <table:table-cell table:formula="of:=[.A1606]*[.A1606]" office:value-type="float" office:value="0.000000068686974724" calcext:value-type="float">
            <text:p>6.8686974724E-08</text:p>
          </table:table-cell>
          <table:table-cell table:formula="of:=([.A1606]-[.B1606])*([.A1606]-[.B1606])" office:value-type="float" office:value="0.000015364816360804" calcext:value-type="float">
            <text:p>1.5364816360804E-05</text:p>
          </table:table-cell>
          <table:table-cell table:number-columns-repeated="2"/>
        </table:table-row>
        <table:table-row table:style-name="ro1">
          <table:table-cell office:value-type="float" office:value="0.0000817776" calcext:value-type="float">
            <text:p>0.0000817776</text:p>
          </table:table-cell>
          <table:table-cell office:value-type="float" office:value="0.00407809" calcext:value-type="float">
            <text:p>0.00407809</text:p>
          </table:table-cell>
          <table:table-cell table:formula="of:=[.A1607]*[.A1607]" office:value-type="float" office:value="0.00000000668757586176" calcext:value-type="float">
            <text:p>6.68757586176E-09</text:p>
          </table:table-cell>
          <table:table-cell table:formula="of:=([.A1607]-[.B1607])*([.A1607]-[.B1607])" office:value-type="float" office:value="0.0000159705127983938" calcext:value-type="float">
            <text:p>1.59705127983938E-05</text:p>
          </table:table-cell>
          <table:table-cell table:number-columns-repeated="2"/>
        </table:table-row>
        <table:table-row table:style-name="ro1">
          <table:table-cell office:value-type="float" office:value="0.0000613928" calcext:value-type="float">
            <text:p>0.0000613928</text:p>
          </table:table-cell>
          <table:table-cell office:value-type="float" office:value="0.00461073" calcext:value-type="float">
            <text:p>0.00461073</text:p>
          </table:table-cell>
          <table:table-cell table:formula="of:=[.A1608]*[.A1608]" office:value-type="float" office:value="0.00000000376907589184" calcext:value-type="float">
            <text:p>3.76907589184E-09</text:p>
          </table:table-cell>
          <table:table-cell table:formula="of:=([.A1608]-[.B1608])*([.A1608]-[.B1608])" office:value-type="float" office:value="0.0000206964689593038" calcext:value-type="float">
            <text:p>2.06964689593038E-05</text:p>
          </table:table-cell>
          <table:table-cell table:number-columns-repeated="2"/>
        </table:table-row>
        <table:table-row table:style-name="ro1">
          <table:table-cell office:value-type="float" office:value="0.0000895858" calcext:value-type="float">
            <text:p>0.0000895858</text:p>
          </table:table-cell>
          <table:table-cell office:value-type="float" office:value="0.000221267" calcext:value-type="float">
            <text:p>0.000221267</text:p>
          </table:table-cell>
          <table:table-cell table:formula="of:=[.A1609]*[.A1609]" office:value-type="float" office:value="0.00000000802561556164" calcext:value-type="float">
            <text:p>8.02561556164E-09</text:p>
          </table:table-cell>
          <table:table-cell table:formula="of:=([.A1609]-[.B1609])*([.A1609]-[.B1609])" office:value-type="float" office:value="0.00000001733993843344" calcext:value-type="float">
            <text:p>1.733993843344E-08</text:p>
          </table:table-cell>
          <table:table-cell table:number-columns-repeated="2"/>
        </table:table-row>
        <table:table-row table:style-name="ro1">
          <table:table-cell office:value-type="float" office:value="0.000077188" calcext:value-type="float">
            <text:p>0.000077188</text:p>
          </table:table-cell>
          <table:table-cell office:value-type="float" office:value="0.000239826" calcext:value-type="float">
            <text:p>0.000239826</text:p>
          </table:table-cell>
          <table:table-cell table:formula="of:=[.A1610]*[.A1610]" office:value-type="float" office:value="0.000000005957987344" calcext:value-type="float">
            <text:p>5.957987344E-09</text:p>
          </table:table-cell>
          <table:table-cell table:formula="of:=([.A1610]-[.B1610])*([.A1610]-[.B1610])" office:value-type="float" office:value="0.000000026451119044" calcext:value-type="float">
            <text:p>2.6451119044E-08</text:p>
          </table:table-cell>
          <table:table-cell table:number-columns-repeated="2"/>
        </table:table-row>
        <table:table-row table:style-name="ro1">
          <table:table-cell office:value-type="float" office:value="0.00143659" calcext:value-type="float">
            <text:p>0.00143659</text:p>
          </table:table-cell>
          <table:table-cell office:value-type="float" office:value="0.00154033" calcext:value-type="float">
            <text:p>0.00154033</text:p>
          </table:table-cell>
          <table:table-cell table:formula="of:=[.A1611]*[.A1611]" office:value-type="float" office:value="0.0000020637908281" calcext:value-type="float">
            <text:p>0.0000020637908281</text:p>
          </table:table-cell>
          <table:table-cell table:formula="of:=([.A1611]-[.B1611])*([.A1611]-[.B1611])" office:value-type="float" office:value="0.0000000107619876" calcext:value-type="float">
            <text:p>0.0000000107619876</text:p>
          </table:table-cell>
          <table:table-cell table:number-columns-repeated="2"/>
        </table:table-row>
        <table:table-row table:style-name="ro1">
          <table:table-cell office:value-type="float" office:value="0.000632405" calcext:value-type="float">
            <text:p>0.000632405</text:p>
          </table:table-cell>
          <table:table-cell office:value-type="float" office:value="0.00190107" calcext:value-type="float">
            <text:p>0.00190107</text:p>
          </table:table-cell>
          <table:table-cell table:formula="of:=[.A1612]*[.A1612]" office:value-type="float" office:value="0.000000399936084025" calcext:value-type="float">
            <text:p>3.99936084025E-07</text:p>
          </table:table-cell>
          <table:table-cell table:formula="of:=([.A1612]-[.B1612])*([.A1612]-[.B1612])" office:value-type="float" office:value="0.000001609510882225" calcext:value-type="float">
            <text:p>1.609510882225E-06</text:p>
          </table:table-cell>
          <table:table-cell table:number-columns-repeated="2"/>
        </table:table-row>
        <table:table-row table:style-name="ro1">
          <table:table-cell office:value-type="float" office:value="0.000613689" calcext:value-type="float">
            <text:p>0.000613689</text:p>
          </table:table-cell>
          <table:table-cell office:value-type="float" office:value="0.000468959" calcext:value-type="float">
            <text:p>0.000468959</text:p>
          </table:table-cell>
          <table:table-cell table:formula="of:=[.A1613]*[.A1613]" office:value-type="float" office:value="0.000000376614188721" calcext:value-type="float">
            <text:p>3.76614188721E-07</text:p>
          </table:table-cell>
          <table:table-cell table:formula="of:=([.A1613]-[.B1613])*([.A1613]-[.B1613])" office:value-type="float" office:value="0.0000000209467729" calcext:value-type="float">
            <text:p>0.0000000209467729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225245" calcext:value-type="float">
            <text:p>0.0225245</text:p>
          </table:table-cell>
          <table:table-cell table:formula="of:=[.A1614]*[.A1614]" office:value-type="float" office:value="0.0000000000085300796" calcext:value-type="float">
            <text:p>8.5300795969E-12</text:p>
          </table:table-cell>
          <table:table-cell table:formula="of:=([.A1614]-[.B1614])*([.A1614]-[.B1614])" office:value-type="float" office:value="0.00050722153731921" calcext:value-type="float">
            <text:p>0.00050722153731921</text:p>
          </table:table-cell>
          <table:table-cell table:number-columns-repeated="2"/>
        </table:table-row>
        <table:table-row table:style-name="ro1">
          <table:table-cell office:value-type="float" office:value="0.000183821" calcext:value-type="float">
            <text:p>0.000183821</text:p>
          </table:table-cell>
          <table:table-cell office:value-type="float" office:value="0.00160221" calcext:value-type="float">
            <text:p>0.00160221</text:p>
          </table:table-cell>
          <table:table-cell table:formula="of:=[.A1615]*[.A1615]" office:value-type="float" office:value="0.000000033790160041" calcext:value-type="float">
            <text:p>3.3790160041E-08</text:p>
          </table:table-cell>
          <table:table-cell table:formula="of:=([.A1615]-[.B1615])*([.A1615]-[.B1615])" office:value-type="float" office:value="0.000002011827355321" calcext:value-type="float">
            <text:p>2.011827355321E-06</text:p>
          </table:table-cell>
          <table:table-cell table:number-columns-repeated="2"/>
        </table:table-row>
        <table:table-row table:style-name="ro1">
          <table:table-cell office:value-type="float" office:value="0.000183821" calcext:value-type="float">
            <text:p>0.000183821</text:p>
          </table:table-cell>
          <table:table-cell office:value-type="float" office:value="0.0204304" calcext:value-type="float">
            <text:p>0.0204304</text:p>
          </table:table-cell>
          <table:table-cell table:formula="of:=[.A1616]*[.A1616]" office:value-type="float" office:value="0.000000033790160041" calcext:value-type="float">
            <text:p>3.3790160041E-08</text:p>
          </table:table-cell>
          <table:table-cell table:formula="of:=([.A1616]-[.B1616])*([.A1616]-[.B1616])" office:value-type="float" office:value="0.000409923961203241" calcext:value-type="float">
            <text:p>0.000409923961203241</text:p>
          </table:table-cell>
          <table:table-cell table:number-columns-repeated="2"/>
        </table:table-row>
        <table:table-row table:style-name="ro1">
          <table:table-cell office:value-type="float" office:value="0.000311255" calcext:value-type="float">
            <text:p>0.000311255</text:p>
          </table:table-cell>
          <table:table-cell office:value-type="float" office:value="0.00145361" calcext:value-type="float">
            <text:p>0.00145361</text:p>
          </table:table-cell>
          <table:table-cell table:formula="of:=[.A1617]*[.A1617]" office:value-type="float" office:value="0.000000096879675025" calcext:value-type="float">
            <text:p>9.6879675025E-08</text:p>
          </table:table-cell>
          <table:table-cell table:formula="of:=([.A1617]-[.B1617])*([.A1617]-[.B1617])" office:value-type="float" office:value="0.000001304974946025" calcext:value-type="float">
            <text:p>1.304974946025E-06</text:p>
          </table:table-cell>
          <table:table-cell table:number-columns-repeated="2"/>
        </table:table-row>
        <table:table-row table:style-name="ro1">
          <table:table-cell office:value-type="float" office:value="0.00129491" calcext:value-type="float">
            <text:p>0.00129491</text:p>
          </table:table-cell>
          <table:table-cell office:value-type="float" office:value="0.00641691" calcext:value-type="float">
            <text:p>0.00641691</text:p>
          </table:table-cell>
          <table:table-cell table:formula="of:=[.A1618]*[.A1618]" office:value-type="float" office:value="0.0000016767919081" calcext:value-type="float">
            <text:p>0.0000016767919081</text:p>
          </table:table-cell>
          <table:table-cell table:formula="of:=([.A1618]-[.B1618])*([.A1618]-[.B1618])" office:value-type="float" office:value="0.000026234884" calcext:value-type="float">
            <text:p>0.000026234884</text:p>
          </table:table-cell>
          <table:table-cell table:number-columns-repeated="2"/>
        </table:table-row>
        <table:table-row table:style-name="ro1">
          <table:table-cell office:value-type="float" office:value="0.000940084" calcext:value-type="float">
            <text:p>0.000940084</text:p>
          </table:table-cell>
          <table:table-cell office:value-type="float" office:value="0.00736785" calcext:value-type="float">
            <text:p>0.00736785</text:p>
          </table:table-cell>
          <table:table-cell table:formula="of:=[.A1619]*[.A1619]" office:value-type="float" office:value="0.000000883757927056" calcext:value-type="float">
            <text:p>8.83757927056E-07</text:p>
          </table:table-cell>
          <table:table-cell table:formula="of:=([.A1619]-[.B1619])*([.A1619]-[.B1619])" office:value-type="float" office:value="0.000041316175750756" calcext:value-type="float">
            <text:p>4.1316175750756E-05</text:p>
          </table:table-cell>
          <table:table-cell table:number-columns-repeated="2"/>
        </table:table-row>
        <table:table-row table:style-name="ro1">
          <table:table-cell office:value-type="float" office:value="0.00418323" calcext:value-type="float">
            <text:p>0.00418323</text:p>
          </table:table-cell>
          <table:table-cell office:value-type="float" office:value="0.0000487232" calcext:value-type="float">
            <text:p>0.0000487232</text:p>
          </table:table-cell>
          <table:table-cell table:formula="of:=[.A1620]*[.A1620]" office:value-type="float" office:value="0.0000174994132329" calcext:value-type="float">
            <text:p>0.0000174994132329</text:p>
          </table:table-cell>
          <table:table-cell table:formula="of:=([.A1620]-[.B1620])*([.A1620]-[.B1620])" office:value-type="float" office:value="0.0000170941464792462" calcext:value-type="float">
            <text:p>1.70941464792462E-05</text:p>
          </table:table-cell>
          <table:table-cell table:number-columns-repeated="2"/>
        </table:table-row>
        <table:table-row table:style-name="ro1">
          <table:table-cell office:value-type="float" office:value="0.00353777" calcext:value-type="float">
            <text:p>0.00353777</text:p>
          </table:table-cell>
          <table:table-cell office:value-type="float" office:value="0.00000887777" calcext:value-type="float">
            <text:p>0.00000887777</text:p>
          </table:table-cell>
          <table:table-cell table:formula="of:=[.A1621]*[.A1621]" office:value-type="float" office:value="0.0000125158165729" calcext:value-type="float">
            <text:p>0.0000125158165729</text:p>
          </table:table-cell>
          <table:table-cell table:formula="of:=([.A1621]-[.B1621])*([.A1621]-[.B1621])" office:value-type="float" office:value="0.0000124530803709544" calcext:value-type="float">
            <text:p>1.24530803709544E-05</text:p>
          </table:table-cell>
          <table:table-cell table:number-columns-repeated="2"/>
        </table:table-row>
        <table:table-row table:style-name="ro1">
          <table:table-cell office:value-type="float" office:value="0.00900996" calcext:value-type="float">
            <text:p>0.00900996</text:p>
          </table:table-cell>
          <table:table-cell office:value-type="float" office:value="0.00126348" calcext:value-type="float">
            <text:p>0.00126348</text:p>
          </table:table-cell>
          <table:table-cell table:formula="of:=[.A1622]*[.A1622]" office:value-type="float" office:value="0.0000811793792016" calcext:value-type="float">
            <text:p>0.0000811793792016</text:p>
          </table:table-cell>
          <table:table-cell table:formula="of:=([.A1622]-[.B1622])*([.A1622]-[.B1622])" office:value-type="float" office:value="0.0000600079523904" calcext:value-type="float">
            <text:p>0.0000600079523904</text:p>
          </table:table-cell>
          <table:table-cell table:number-columns-repeated="2"/>
        </table:table-row>
        <table:table-row table:style-name="ro1">
          <table:table-cell office:value-type="float" office:value="0.00900996" calcext:value-type="float">
            <text:p>0.00900996</text:p>
          </table:table-cell>
          <table:table-cell office:value-type="float" office:value="0.0036508" calcext:value-type="float">
            <text:p>0.0036508</text:p>
          </table:table-cell>
          <table:table-cell table:formula="of:=[.A1623]*[.A1623]" office:value-type="float" office:value="0.0000811793792016" calcext:value-type="float">
            <text:p>0.0000811793792016</text:p>
          </table:table-cell>
          <table:table-cell table:formula="of:=([.A1623]-[.B1623])*([.A1623]-[.B1623])" office:value-type="float" office:value="0.0000287205959056" calcext:value-type="float">
            <text:p>0.0000287205959056</text:p>
          </table:table-cell>
          <table:table-cell table:number-columns-repeated="2"/>
        </table:table-row>
        <table:table-row table:style-name="ro1">
          <table:table-cell office:value-type="float" office:value="0.00779885" calcext:value-type="float">
            <text:p>0.00779885</text:p>
          </table:table-cell>
          <table:table-cell office:value-type="float" office:value="0.00971464" calcext:value-type="float">
            <text:p>0.00971464</text:p>
          </table:table-cell>
          <table:table-cell table:formula="of:=[.A1624]*[.A1624]" office:value-type="float" office:value="0.0000608220613225" calcext:value-type="float">
            <text:p>0.0000608220613225</text:p>
          </table:table-cell>
          <table:table-cell table:formula="of:=([.A1624]-[.B1624])*([.A1624]-[.B1624])" office:value-type="float" office:value="0.0000036702513241" calcext:value-type="float">
            <text:p>0.0000036702513241</text:p>
          </table:table-cell>
          <table:table-cell table:number-columns-repeated="2"/>
        </table:table-row>
        <table:table-row table:style-name="ro1">
          <table:table-cell office:value-type="float" office:value="0.0224407" calcext:value-type="float">
            <text:p>0.0224407</text:p>
          </table:table-cell>
          <table:table-cell office:value-type="float" office:value="0.0842193" calcext:value-type="float">
            <text:p>0.0842193</text:p>
          </table:table-cell>
          <table:table-cell table:formula="of:=[.A1625]*[.A1625]" office:value-type="float" office:value="0.00050358501649" calcext:value-type="float">
            <text:p>0.00050358501649</text:p>
          </table:table-cell>
          <table:table-cell table:formula="of:=([.A1625]-[.B1625])*([.A1625]-[.B1625])" office:value-type="float" office:value="0.00381659541796" calcext:value-type="float">
            <text:p>0.00381659541796</text:p>
          </table:table-cell>
          <table:table-cell table:number-columns-repeated="2"/>
        </table:table-row>
        <table:table-row table:style-name="ro1">
          <table:table-cell office:value-type="float" office:value="0.0205278" calcext:value-type="float">
            <text:p>0.0205278</text:p>
          </table:table-cell>
          <table:table-cell office:value-type="float" office:value="0.0303695" calcext:value-type="float">
            <text:p>0.0303695</text:p>
          </table:table-cell>
          <table:table-cell table:formula="of:=[.A1626]*[.A1626]" office:value-type="float" office:value="0.00042139057284" calcext:value-type="float">
            <text:p>0.00042139057284</text:p>
          </table:table-cell>
          <table:table-cell table:formula="of:=([.A1626]-[.B1626])*([.A1626]-[.B1626])" office:value-type="float" office:value="0.00009685905889" calcext:value-type="float">
            <text:p>0.00009685905889</text:p>
          </table:table-cell>
          <table:table-cell table:number-columns-repeated="2"/>
        </table:table-row>
        <table:table-row table:style-name="ro1">
          <table:table-cell office:value-type="float" office:value="0.0304867" calcext:value-type="float">
            <text:p>0.0304867</text:p>
          </table:table-cell>
          <table:table-cell office:value-type="float" office:value="0.104823" calcext:value-type="float">
            <text:p>0.104823</text:p>
          </table:table-cell>
          <table:table-cell table:formula="of:=[.A1627]*[.A1627]" office:value-type="float" office:value="0.00092943887689" calcext:value-type="float">
            <text:p>0.00092943887689</text:p>
          </table:table-cell>
          <table:table-cell table:formula="of:=([.A1627]-[.B1627])*([.A1627]-[.B1627])" office:value-type="float" office:value="0.00552588549769" calcext:value-type="float">
            <text:p>0.00552588549769</text:p>
          </table:table-cell>
          <table:table-cell table:number-columns-repeated="2"/>
        </table:table-row>
        <table:table-row table:style-name="ro1">
          <table:table-cell office:value-type="float" office:value="0.148662" calcext:value-type="float">
            <text:p>0.148662</text:p>
          </table:table-cell>
          <table:table-cell office:value-type="float" office:value="0.0770519" calcext:value-type="float">
            <text:p>0.0770519</text:p>
          </table:table-cell>
          <table:table-cell table:formula="of:=[.A1628]*[.A1628]" office:value-type="float" office:value="0.022100390244" calcext:value-type="float">
            <text:p>0.022100390244</text:p>
          </table:table-cell>
          <table:table-cell table:formula="of:=([.A1628]-[.B1628])*([.A1628]-[.B1628])" office:value-type="float" office:value="0.00512800642201" calcext:value-type="float">
            <text:p>0.00512800642201</text:p>
          </table:table-cell>
          <table:table-cell table:number-columns-repeated="2"/>
        </table:table-row>
        <table:table-row table:style-name="ro1">
          <table:table-cell office:value-type="float" office:value="0.240275" calcext:value-type="float">
            <text:p>0.240275</text:p>
          </table:table-cell>
          <table:table-cell office:value-type="float" office:value="0.173154" calcext:value-type="float">
            <text:p>0.173154</text:p>
          </table:table-cell>
          <table:table-cell table:formula="of:=[.A1629]*[.A1629]" office:value-type="float" office:value="0.057732075625" calcext:value-type="float">
            <text:p>0.057732075625</text:p>
          </table:table-cell>
          <table:table-cell table:formula="of:=([.A1629]-[.B1629])*([.A1629]-[.B1629])" office:value-type="float" office:value="0.004505228641" calcext:value-type="float">
            <text:p>0.004505228641</text:p>
          </table:table-cell>
          <table:table-cell table:number-columns-repeated="2"/>
        </table:table-row>
        <table:table-row table:style-name="ro1">
          <table:table-cell office:value-type="float" office:value="0.326208" calcext:value-type="float">
            <text:p>0.326208</text:p>
          </table:table-cell>
          <table:table-cell office:value-type="float" office:value="0.190764" calcext:value-type="float">
            <text:p>0.190764</text:p>
          </table:table-cell>
          <table:table-cell table:formula="of:=[.A1630]*[.A1630]" office:value-type="float" office:value="0.106411659264" calcext:value-type="float">
            <text:p>0.106411659264</text:p>
          </table:table-cell>
          <table:table-cell table:formula="of:=([.A1630]-[.B1630])*([.A1630]-[.B1630])" office:value-type="float" office:value="0.018345077136" calcext:value-type="float">
            <text:p>0.018345077136</text:p>
          </table:table-cell>
          <table:table-cell table:number-columns-repeated="2"/>
        </table:table-row>
        <table:table-row table:style-name="ro1">
          <table:table-cell office:value-type="float" office:value="0.497543" calcext:value-type="float">
            <text:p>0.497543</text:p>
          </table:table-cell>
          <table:table-cell office:value-type="float" office:value="0.305874" calcext:value-type="float">
            <text:p>0.305874</text:p>
          </table:table-cell>
          <table:table-cell table:formula="of:=[.A1631]*[.A1631]" office:value-type="float" office:value="0.247549036849" calcext:value-type="float">
            <text:p>0.247549036849</text:p>
          </table:table-cell>
          <table:table-cell table:formula="of:=([.A1631]-[.B1631])*([.A1631]-[.B1631])" office:value-type="float" office:value="0.036737005561" calcext:value-type="float">
            <text:p>0.036737005561</text:p>
          </table:table-cell>
          <table:table-cell table:number-columns-repeated="2"/>
        </table:table-row>
        <table:table-row table:style-name="ro1">
          <table:table-cell office:value-type="float" office:value="0.56137" calcext:value-type="float">
            <text:p>0.56137</text:p>
          </table:table-cell>
          <table:table-cell office:value-type="float" office:value="0.406387" calcext:value-type="float">
            <text:p>0.406387</text:p>
          </table:table-cell>
          <table:table-cell table:formula="of:=[.A1632]*[.A1632]" office:value-type="float" office:value="0.3151362769" calcext:value-type="float">
            <text:p>0.3151362769</text:p>
          </table:table-cell>
          <table:table-cell table:formula="of:=([.A1632]-[.B1632])*([.A1632]-[.B1632])" office:value-type="float" office:value="0.024019730289" calcext:value-type="float">
            <text:p>0.024019730289</text:p>
          </table:table-cell>
          <table:table-cell table:number-columns-repeated="2"/>
        </table:table-row>
        <table:table-row table:style-name="ro1">
          <table:table-cell office:value-type="float" office:value="0.561369" calcext:value-type="float">
            <text:p>0.561369</text:p>
          </table:table-cell>
          <table:table-cell office:value-type="float" office:value="0.633857" calcext:value-type="float">
            <text:p>0.633857</text:p>
          </table:table-cell>
          <table:table-cell table:formula="of:=[.A1633]*[.A1633]" office:value-type="float" office:value="0.315135154161" calcext:value-type="float">
            <text:p>0.315135154161</text:p>
          </table:table-cell>
          <table:table-cell table:formula="of:=([.A1633]-[.B1633])*([.A1633]-[.B1633])" office:value-type="float" office:value="0.005254510144" calcext:value-type="float">
            <text:p>0.005254510144</text:p>
          </table:table-cell>
          <table:table-cell table:number-columns-repeated="2"/>
        </table:table-row>
        <table:table-row table:style-name="ro1">
          <table:table-cell office:value-type="float" office:value="0.731013" calcext:value-type="float">
            <text:p>0.731013</text:p>
          </table:table-cell>
          <table:table-cell office:value-type="float" office:value="0.687626" calcext:value-type="float">
            <text:p>0.687626</text:p>
          </table:table-cell>
          <table:table-cell table:formula="of:=[.A1634]*[.A1634]" office:value-type="float" office:value="0.534380006169" calcext:value-type="float">
            <text:p>0.534380006169</text:p>
          </table:table-cell>
          <table:table-cell table:formula="of:=([.A1634]-[.B1634])*([.A1634]-[.B1634])" office:value-type="float" office:value="0.00188243176900001" calcext:value-type="float">
            <text:p>0.00188243176900001</text:p>
          </table:table-cell>
          <table:table-cell table:number-columns-repeated="2"/>
        </table:table-row>
        <table:table-row table:style-name="ro1">
          <table:table-cell office:value-type="float" office:value="0.731013" calcext:value-type="float">
            <text:p>0.731013</text:p>
          </table:table-cell>
          <table:table-cell office:value-type="float" office:value="0.829345" calcext:value-type="float">
            <text:p>0.829345</text:p>
          </table:table-cell>
          <table:table-cell table:formula="of:=[.A1635]*[.A1635]" office:value-type="float" office:value="0.534380006169" calcext:value-type="float">
            <text:p>0.534380006169</text:p>
          </table:table-cell>
          <table:table-cell table:formula="of:=([.A1635]-[.B1635])*([.A1635]-[.B1635])" office:value-type="float" office:value="0.009669182224" calcext:value-type="float">
            <text:p>0.009669182224</text:p>
          </table:table-cell>
          <table:table-cell table:number-columns-repeated="2"/>
        </table:table-row>
        <table:table-row table:style-name="ro1">
          <table:table-cell office:value-type="float" office:value="0.829051" calcext:value-type="float">
            <text:p>0.829051</text:p>
          </table:table-cell>
          <table:table-cell office:value-type="float" office:value="0.913198" calcext:value-type="float">
            <text:p>0.913198</text:p>
          </table:table-cell>
          <table:table-cell table:formula="of:=[.A1636]*[.A1636]" office:value-type="float" office:value="0.687325560601" calcext:value-type="float">
            <text:p>0.687325560601</text:p>
          </table:table-cell>
          <table:table-cell table:formula="of:=([.A1636]-[.B1636])*([.A1636]-[.B1636])" office:value-type="float" office:value="0.007080717609" calcext:value-type="float">
            <text:p>0.007080717609</text:p>
          </table:table-cell>
          <table:table-cell table:number-columns-repeated="2"/>
        </table:table-row>
        <table:table-row table:style-name="ro1">
          <table:table-cell office:value-type="float" office:value="0.964759" calcext:value-type="float">
            <text:p>0.964759</text:p>
          </table:table-cell>
          <table:table-cell office:value-type="float" office:value="0.943084" calcext:value-type="float">
            <text:p>0.943084</text:p>
          </table:table-cell>
          <table:table-cell table:formula="of:=[.A1637]*[.A1637]" office:value-type="float" office:value="0.930759928081" calcext:value-type="float">
            <text:p>0.930759928081</text:p>
          </table:table-cell>
          <table:table-cell table:formula="of:=([.A1637]-[.B1637])*([.A1637]-[.B1637])" office:value-type="float" office:value="0.000469805625" calcext:value-type="float">
            <text:p>0.000469805625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748" calcext:value-type="float">
            <text:p>0.99748</text:p>
          </table:table-cell>
          <table:table-cell table:formula="of:=[.A1638]*[.A1638]" office:value-type="float" office:value="0.999984000064" calcext:value-type="float">
            <text:p>0.999984000064</text:p>
          </table:table-cell>
          <table:table-cell table:formula="of:=([.A1638]-[.B1638])*([.A1638]-[.B1638])" office:value-type="float" office:value="0.00000631014399999979" calcext:value-type="float">
            <text:p>6.31014399999979E-06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9284" calcext:value-type="float">
            <text:p>0.999284</text:p>
          </table:table-cell>
          <table:table-cell table:formula="of:=[.A1639]*[.A1639]" office:value-type="float" office:value="0.999984000064" calcext:value-type="float">
            <text:p>0.999984000064</text:p>
          </table:table-cell>
          <table:table-cell table:formula="of:=([.A1639]-[.B1639])*([.A1639]-[.B1639])" office:value-type="float" office:value="0.00000050126400000006" calcext:value-type="float">
            <text:p>5.01264000000059E-07</text:p>
          </table:table-cell>
          <table:table-cell table:number-columns-repeated="2"/>
        </table:table-row>
        <table:table-row table:style-name="ro1">
          <table:table-cell office:value-type="float" office:value="0.000025332" calcext:value-type="float">
            <text:p>0.000025332</text:p>
          </table:table-cell>
          <table:table-cell office:value-type="float" office:value="0.0000000451621" calcext:value-type="float">
            <text:p>0.0000000451621</text:p>
          </table:table-cell>
          <table:table-cell table:formula="of:=[.A1640]*[.A1640]" office:value-type="float" office:value="0.000000000641710224" calcext:value-type="float">
            <text:p>6.41710224E-10</text:p>
          </table:table-cell>
          <table:table-cell table:formula="of:=([.A1640]-[.B1640])*([.A1640]-[.B1640])" office:value-type="float" office:value="0.00000000063942417098" calcext:value-type="float">
            <text:p>6.39424170980877E-10</text:p>
          </table:table-cell>
          <table:table-cell table:number-columns-repeated="2"/>
        </table:table-row>
        <table:table-row table:style-name="ro1">
          <table:table-cell office:value-type="float" office:value="0.000025332" calcext:value-type="float">
            <text:p>0.000025332</text:p>
          </table:table-cell>
          <table:table-cell office:value-type="float" office:value="0.0000269277" calcext:value-type="float">
            <text:p>0.0000269277</text:p>
          </table:table-cell>
          <table:table-cell table:formula="of:=[.A1641]*[.A1641]" office:value-type="float" office:value="0.000000000641710224" calcext:value-type="float">
            <text:p>6.41710224E-10</text:p>
          </table:table-cell>
          <table:table-cell table:formula="of:=([.A1641]-[.B1641])*([.A1641]-[.B1641])" office:value-type="float" office:value="0.00000000000254625849" calcext:value-type="float">
            <text:p>2.54625849E-12</text:p>
          </table:table-cell>
          <table:table-cell table:number-columns-repeated="2"/>
        </table:table-row>
        <table:table-row table:style-name="ro1">
          <table:table-cell office:value-type="float" office:value="0.000025332" calcext:value-type="float">
            <text:p>0.000025332</text:p>
          </table:table-cell>
          <table:table-cell office:value-type="float" office:value="0.000227696" calcext:value-type="float">
            <text:p>0.000227696</text:p>
          </table:table-cell>
          <table:table-cell table:formula="of:=[.A1642]*[.A1642]" office:value-type="float" office:value="0.000000000641710224" calcext:value-type="float">
            <text:p>6.41710224E-10</text:p>
          </table:table-cell>
          <table:table-cell table:formula="of:=([.A1642]-[.B1642])*([.A1642]-[.B1642])" office:value-type="float" office:value="0.000000040951188496" calcext:value-type="float">
            <text:p>4.0951188496E-08</text:p>
          </table:table-cell>
          <table:table-cell table:number-columns-repeated="2"/>
        </table:table-row>
        <table:table-row table:style-name="ro1">
          <table:table-cell office:value-type="float" office:value="0.0000303984" calcext:value-type="float">
            <text:p>0.0000303984</text:p>
          </table:table-cell>
          <table:table-cell office:value-type="float" office:value="0.000655893" calcext:value-type="float">
            <text:p>0.000655893</text:p>
          </table:table-cell>
          <table:table-cell table:formula="of:=[.A1643]*[.A1643]" office:value-type="float" office:value="0.00000000092406272256" calcext:value-type="float">
            <text:p>9.2406272256E-10</text:p>
          </table:table-cell>
          <table:table-cell table:formula="of:=([.A1643]-[.B1643])*([.A1643]-[.B1643])" office:value-type="float" office:value="0.00000039124349462916" calcext:value-type="float">
            <text:p>3.9124349462916E-07</text:p>
          </table:table-cell>
          <table:table-cell table:number-columns-repeated="2"/>
        </table:table-row>
        <table:table-row table:style-name="ro1">
          <table:table-cell office:value-type="float" office:value="0.000117123" calcext:value-type="float">
            <text:p>0.000117123</text:p>
          </table:table-cell>
          <table:table-cell office:value-type="float" office:value="0.00000231086" calcext:value-type="float">
            <text:p>0.00000231086</text:p>
          </table:table-cell>
          <table:table-cell table:formula="of:=[.A1644]*[.A1644]" office:value-type="float" office:value="0.000000013717797129" calcext:value-type="float">
            <text:p>1.3717797129E-08</text:p>
          </table:table-cell>
          <table:table-cell table:formula="of:=([.A1644]-[.B1644])*([.A1644]-[.B1644])" office:value-type="float" office:value="0.00000001318182749138" calcext:value-type="float">
            <text:p>1.31818274913796E-08</text:p>
          </table:table-cell>
          <table:table-cell table:number-columns-repeated="2"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00238571" calcext:value-type="float">
            <text:p>0.000238571</text:p>
          </table:table-cell>
          <table:table-cell table:formula="of:=[.A1645]*[.A1645]" office:value-type="float" office:value="0.00000000094960120336" calcext:value-type="float">
            <text:p>9.4960120336E-10</text:p>
          </table:table-cell>
          <table:table-cell table:formula="of:=([.A1645]-[.B1645])*([.A1645]-[.B1645])" office:value-type="float" office:value="0.00000004316230622916" calcext:value-type="float">
            <text:p>4.316230622916E-08</text:p>
          </table:table-cell>
          <table:table-cell table:number-columns-repeated="2"/>
        </table:table-row>
        <table:table-row table:style-name="ro1">
          <table:table-cell office:value-type="float" office:value="0.0000470281" calcext:value-type="float">
            <text:p>0.0000470281</text:p>
          </table:table-cell>
          <table:table-cell office:value-type="float" office:value="0.00168036" calcext:value-type="float">
            <text:p>0.00168036</text:p>
          </table:table-cell>
          <table:table-cell table:formula="of:=[.A1646]*[.A1646]" office:value-type="float" office:value="0.00000000221164218961" calcext:value-type="float">
            <text:p>2.21164218961E-09</text:p>
          </table:table-cell>
          <table:table-cell table:formula="of:=([.A1646]-[.B1646])*([.A1646]-[.B1646])" office:value-type="float" office:value="0.00000266777309555761" calcext:value-type="float">
            <text:p>2.66777309555761E-06</text:p>
          </table:table-cell>
          <table:table-cell table:number-columns-repeated="2"/>
        </table:table-row>
        <table:table-row table:style-name="ro1">
          <table:table-cell office:value-type="float" office:value="0.0000117421" calcext:value-type="float">
            <text:p>0.0000117421</text:p>
          </table:table-cell>
          <table:table-cell office:value-type="float" office:value="0.00236287" calcext:value-type="float">
            <text:p>0.00236287</text:p>
          </table:table-cell>
          <table:table-cell table:formula="of:=[.A1647]*[.A1647]" office:value-type="float" office:value="0.00000000013787691241" calcext:value-type="float">
            <text:p>1.3787691241E-10</text:p>
          </table:table-cell>
          <table:table-cell table:formula="of:=([.A1647]-[.B1647])*([.A1647]-[.B1647])" office:value-type="float" office:value="0.00000552780240215841" calcext:value-type="float">
            <text:p>5.52780240215841E-06</text:p>
          </table:table-cell>
          <table:table-cell table:number-columns-repeated="2"/>
        </table:table-row>
        <table:table-row table:style-name="ro1">
          <table:table-cell office:value-type="float" office:value="0.000321865" calcext:value-type="float">
            <text:p>0.000321865</text:p>
          </table:table-cell>
          <table:table-cell office:value-type="float" office:value="0.0622368" calcext:value-type="float">
            <text:p>0.0622368</text:p>
          </table:table-cell>
          <table:table-cell table:formula="of:=[.A1648]*[.A1648]" office:value-type="float" office:value="0.000000103597078225" calcext:value-type="float">
            <text:p>1.03597078225E-07</text:p>
          </table:table-cell>
          <table:table-cell table:formula="of:=([.A1648]-[.B1648])*([.A1648]-[.B1648])" office:value-type="float" office:value="0.00383345917605423" calcext:value-type="float">
            <text:p>0.00383345917605423</text:p>
          </table:table-cell>
          <table:table-cell table:number-columns-repeated="2"/>
        </table:table-row>
        <table:table-row table:style-name="ro1">
          <table:table-cell office:value-type="float" office:value="0.000166357" calcext:value-type="float">
            <text:p>0.000166357</text:p>
          </table:table-cell>
          <table:table-cell office:value-type="float" office:value="0.00000477519" calcext:value-type="float">
            <text:p>0.00000477519</text:p>
          </table:table-cell>
          <table:table-cell table:formula="of:=[.A1649]*[.A1649]" office:value-type="float" office:value="0.000000027674651449" calcext:value-type="float">
            <text:p>2.7674651449E-08</text:p>
          </table:table-cell>
          <table:table-cell table:formula="of:=([.A1649]-[.B1649])*([.A1649]-[.B1649])" office:value-type="float" office:value="0.00000002610868132288" calcext:value-type="float">
            <text:p>2.61086813228761E-08</text:p>
          </table:table-cell>
          <table:table-cell table:number-columns-repeated="2"/>
        </table:table-row>
        <table:table-row table:style-name="ro1">
          <table:table-cell office:value-type="float" office:value="0.0000870228" calcext:value-type="float">
            <text:p>0.0000870228</text:p>
          </table:table-cell>
          <table:table-cell office:value-type="float" office:value="0.00000215607" calcext:value-type="float">
            <text:p>0.00000215607</text:p>
          </table:table-cell>
          <table:table-cell table:formula="of:=[.A1650]*[.A1650]" office:value-type="float" office:value="0.00000000757296771984" calcext:value-type="float">
            <text:p>7.57296771984E-09</text:p>
          </table:table-cell>
          <table:table-cell table:formula="of:=([.A1650]-[.B1650])*([.A1650]-[.B1650])" office:value-type="float" office:value="0.00000000720236186089" calcext:value-type="float">
            <text:p>7.2023618608929E-09</text:p>
          </table:table-cell>
          <table:table-cell table:number-columns-repeated="2"/>
        </table:table-row>
        <table:table-row table:style-name="ro1">
          <table:table-cell office:value-type="float" office:value="0.000145018" calcext:value-type="float">
            <text:p>0.000145018</text:p>
          </table:table-cell>
          <table:table-cell office:value-type="float" office:value="0.0438452" calcext:value-type="float">
            <text:p>0.0438452</text:p>
          </table:table-cell>
          <table:table-cell table:formula="of:=[.A1651]*[.A1651]" office:value-type="float" office:value="0.000000021030220324" calcext:value-type="float">
            <text:p>2.1030220324E-08</text:p>
          </table:table-cell>
          <table:table-cell table:formula="of:=([.A1651]-[.B1651])*([.A1651]-[.B1651])" office:value-type="float" office:value="0.00190970590683312" calcext:value-type="float">
            <text:p>0.00190970590683312</text:p>
          </table:table-cell>
          <table:table-cell table:number-columns-repeated="2"/>
        </table:table-row>
        <table:table-row table:style-name="ro1">
          <table:table-cell office:value-type="float" office:value="0.000883281" calcext:value-type="float">
            <text:p>0.000883281</text:p>
          </table:table-cell>
          <table:table-cell office:value-type="float" office:value="0.00106956" calcext:value-type="float">
            <text:p>0.00106956</text:p>
          </table:table-cell>
          <table:table-cell table:formula="of:=[.A1652]*[.A1652]" office:value-type="float" office:value="0.000000780185324961" calcext:value-type="float">
            <text:p>7.80185324961E-07</text:p>
          </table:table-cell>
          <table:table-cell table:formula="of:=([.A1652]-[.B1652])*([.A1652]-[.B1652])" office:value-type="float" office:value="0.000000034699865841" calcext:value-type="float">
            <text:p>3.4699865841E-08</text:p>
          </table:table-cell>
          <table:table-cell table:number-columns-repeated="2"/>
        </table:table-row>
        <table:table-row table:style-name="ro1">
          <table:table-cell office:value-type="float" office:value="0.00218612" calcext:value-type="float">
            <text:p>0.00218612</text:p>
          </table:table-cell>
          <table:table-cell office:value-type="float" office:value="0.100062" calcext:value-type="float">
            <text:p>0.100062</text:p>
          </table:table-cell>
          <table:table-cell table:formula="of:=[.A1653]*[.A1653]" office:value-type="float" office:value="0.0000047791206544" calcext:value-type="float">
            <text:p>0.0000047791206544</text:p>
          </table:table-cell>
          <table:table-cell table:formula="of:=([.A1653]-[.B1653])*([.A1653]-[.B1653])" office:value-type="float" office:value="0.0095796878857744" calcext:value-type="float">
            <text:p>0.0095796878857744</text:p>
          </table:table-cell>
          <table:table-cell table:number-columns-repeated="2"/>
        </table:table-row>
        <table:table-row table:style-name="ro1">
          <table:table-cell office:value-type="float" office:value="0.00137913" calcext:value-type="float">
            <text:p>0.00137913</text:p>
          </table:table-cell>
          <table:table-cell office:value-type="float" office:value="0.00105553" calcext:value-type="float">
            <text:p>0.00105553</text:p>
          </table:table-cell>
          <table:table-cell table:formula="of:=[.A1654]*[.A1654]" office:value-type="float" office:value="0.0000019019995569" calcext:value-type="float">
            <text:p>0.0000019019995569</text:p>
          </table:table-cell>
          <table:table-cell table:formula="of:=([.A1654]-[.B1654])*([.A1654]-[.B1654])" office:value-type="float" office:value="0.00000010471696" calcext:value-type="float">
            <text:p>0.00000010471696</text:p>
          </table:table-cell>
          <table:table-cell table:number-columns-repeated="2"/>
        </table:table-row>
        <table:table-row table:style-name="ro1">
          <table:table-cell office:value-type="float" office:value="0.000423908" calcext:value-type="float">
            <text:p>0.000423908</text:p>
          </table:table-cell>
          <table:table-cell office:value-type="float" office:value="0.000431277" calcext:value-type="float">
            <text:p>0.000431277</text:p>
          </table:table-cell>
          <table:table-cell table:formula="of:=[.A1655]*[.A1655]" office:value-type="float" office:value="0.000000179697992464" calcext:value-type="float">
            <text:p>1.79697992464E-07</text:p>
          </table:table-cell>
          <table:table-cell table:formula="of:=([.A1655]-[.B1655])*([.A1655]-[.B1655])" office:value-type="float" office:value="0.000000000054302161" calcext:value-type="float">
            <text:p>5.43021609999995E-11</text:p>
          </table:table-cell>
          <table:table-cell table:number-columns-repeated="2"/>
        </table:table-row>
        <table:table-row table:style-name="ro1">
          <table:table-cell office:value-type="float" office:value="0.000616074" calcext:value-type="float">
            <text:p>0.000616074</text:p>
          </table:table-cell>
          <table:table-cell office:value-type="float" office:value="0.00000517573" calcext:value-type="float">
            <text:p>0.00000517573</text:p>
          </table:table-cell>
          <table:table-cell table:formula="of:=[.A1656]*[.A1656]" office:value-type="float" office:value="0.000000379547173476" calcext:value-type="float">
            <text:p>3.79547173476E-07</text:p>
          </table:table-cell>
          <table:table-cell table:formula="of:=([.A1656]-[.B1656])*([.A1656]-[.B1656])" office:value-type="float" office:value="0.00000037319669628899" calcext:value-type="float">
            <text:p>3.73196696288993E-07</text:p>
          </table:table-cell>
          <table:table-cell table:number-columns-repeated="2"/>
        </table:table-row>
        <table:table-row table:style-name="ro1">
          <table:table-cell office:value-type="float" office:value="0.0299676" calcext:value-type="float">
            <text:p>0.0299676</text:p>
          </table:table-cell>
          <table:table-cell office:value-type="float" office:value="0.059204" calcext:value-type="float">
            <text:p>0.059204</text:p>
          </table:table-cell>
          <table:table-cell table:formula="of:=[.A1657]*[.A1657]" office:value-type="float" office:value="0.00089805704976" calcext:value-type="float">
            <text:p>0.00089805704976</text:p>
          </table:table-cell>
          <table:table-cell table:formula="of:=([.A1657]-[.B1657])*([.A1657]-[.B1657])" office:value-type="float" office:value="0.00085476708496" calcext:value-type="float">
            <text:p>0.00085476708496</text:p>
          </table:table-cell>
          <table:table-cell table:number-columns-repeated="2"/>
        </table:table-row>
        <table:table-row table:style-name="ro1">
          <table:table-cell office:value-type="float" office:value="0.0299676" calcext:value-type="float">
            <text:p>0.0299676</text:p>
          </table:table-cell>
          <table:table-cell office:value-type="float" office:value="0.00466995" calcext:value-type="float">
            <text:p>0.00466995</text:p>
          </table:table-cell>
          <table:table-cell table:formula="of:=[.A1658]*[.A1658]" office:value-type="float" office:value="0.00089805704976" calcext:value-type="float">
            <text:p>0.00089805704976</text:p>
          </table:table-cell>
          <table:table-cell table:formula="of:=([.A1658]-[.B1658])*([.A1658]-[.B1658])" office:value-type="float" office:value="0.0006399710955225" calcext:value-type="float">
            <text:p>0.0006399710955225</text:p>
          </table:table-cell>
          <table:table-cell table:number-columns-repeated="2"/>
        </table:table-row>
        <table:table-row table:style-name="ro1">
          <table:table-cell office:value-type="float" office:value="0.015058" calcext:value-type="float">
            <text:p>0.015058</text:p>
          </table:table-cell>
          <table:table-cell office:value-type="float" office:value="0.0524497" calcext:value-type="float">
            <text:p>0.0524497</text:p>
          </table:table-cell>
          <table:table-cell table:formula="of:=[.A1659]*[.A1659]" office:value-type="float" office:value="0.000226743364" calcext:value-type="float">
            <text:p>0.000226743364</text:p>
          </table:table-cell>
          <table:table-cell table:formula="of:=([.A1659]-[.B1659])*([.A1659]-[.B1659])" office:value-type="float" office:value="0.00139813922889" calcext:value-type="float">
            <text:p>0.00139813922889</text:p>
          </table:table-cell>
          <table:table-cell table:number-columns-repeated="2"/>
        </table:table-row>
        <table:table-row table:style-name="ro1">
          <table:table-cell office:value-type="float" office:value="0.0109823" calcext:value-type="float">
            <text:p>0.0109823</text:p>
          </table:table-cell>
          <table:table-cell office:value-type="float" office:value="0.0914002" calcext:value-type="float">
            <text:p>0.0914002</text:p>
          </table:table-cell>
          <table:table-cell table:formula="of:=[.A1660]*[.A1660]" office:value-type="float" office:value="0.00012061091329" calcext:value-type="float">
            <text:p>0.00012061091329</text:p>
          </table:table-cell>
          <table:table-cell table:formula="of:=([.A1660]-[.B1660])*([.A1660]-[.B1660])" office:value-type="float" office:value="0.00646703864041" calcext:value-type="float">
            <text:p>0.00646703864041</text:p>
          </table:table-cell>
          <table:table-cell table:number-columns-repeated="2"/>
        </table:table-row>
        <table:table-row table:style-name="ro1">
          <table:table-cell office:value-type="float" office:value="0.0211729" calcext:value-type="float">
            <text:p>0.0211729</text:p>
          </table:table-cell>
          <table:table-cell office:value-type="float" office:value="0.0737307" calcext:value-type="float">
            <text:p>0.0737307</text:p>
          </table:table-cell>
          <table:table-cell table:formula="of:=[.A1661]*[.A1661]" office:value-type="float" office:value="0.00044829169441" calcext:value-type="float">
            <text:p>0.00044829169441</text:p>
          </table:table-cell>
          <table:table-cell table:formula="of:=([.A1661]-[.B1661])*([.A1661]-[.B1661])" office:value-type="float" office:value="0.00276232234084" calcext:value-type="float">
            <text:p>0.00276232234084</text:p>
          </table:table-cell>
          <table:table-cell table:number-columns-repeated="2"/>
        </table:table-row>
        <table:table-row table:style-name="ro1">
          <table:table-cell office:value-type="float" office:value="0.0453551" calcext:value-type="float">
            <text:p>0.0453551</text:p>
          </table:table-cell>
          <table:table-cell office:value-type="float" office:value="0.00125007" calcext:value-type="float">
            <text:p>0.00125007</text:p>
          </table:table-cell>
          <table:table-cell table:formula="of:=[.A1662]*[.A1662]" office:value-type="float" office:value="0.00205708509601" calcext:value-type="float">
            <text:p>0.00205708509601</text:p>
          </table:table-cell>
          <table:table-cell table:formula="of:=([.A1662]-[.B1662])*([.A1662]-[.B1662])" office:value-type="float" office:value="0.0019452536713009" calcext:value-type="float">
            <text:p>0.0019452536713009</text:p>
          </table:table-cell>
          <table:table-cell table:number-columns-repeated="2"/>
        </table:table-row>
        <table:table-row table:style-name="ro1">
          <table:table-cell office:value-type="float" office:value="0.0740086" calcext:value-type="float">
            <text:p>0.0740086</text:p>
          </table:table-cell>
          <table:table-cell office:value-type="float" office:value="0.0960048" calcext:value-type="float">
            <text:p>0.0960048</text:p>
          </table:table-cell>
          <table:table-cell table:formula="of:=[.A1663]*[.A1663]" office:value-type="float" office:value="0.00547727287396" calcext:value-type="float">
            <text:p>0.00547727287396</text:p>
          </table:table-cell>
          <table:table-cell table:formula="of:=([.A1663]-[.B1663])*([.A1663]-[.B1663])" office:value-type="float" office:value="0.00048383281444" calcext:value-type="float">
            <text:p>0.00048383281444</text:p>
          </table:table-cell>
          <table:table-cell table:number-columns-repeated="2"/>
        </table:table-row>
        <table:table-row table:style-name="ro1">
          <table:table-cell office:value-type="float" office:value="0.100651" calcext:value-type="float">
            <text:p>0.100651</text:p>
          </table:table-cell>
          <table:table-cell office:value-type="float" office:value="0.147605" calcext:value-type="float">
            <text:p>0.147605</text:p>
          </table:table-cell>
          <table:table-cell table:formula="of:=[.A1664]*[.A1664]" office:value-type="float" office:value="0.010130623801" calcext:value-type="float">
            <text:p>0.010130623801</text:p>
          </table:table-cell>
          <table:table-cell table:formula="of:=([.A1664]-[.B1664])*([.A1664]-[.B1664])" office:value-type="float" office:value="0.002204678116" calcext:value-type="float">
            <text:p>0.002204678116</text:p>
          </table:table-cell>
          <table:table-cell table:number-columns-repeated="2"/>
        </table:table-row>
        <table:table-row table:style-name="ro1">
          <table:table-cell office:value-type="float" office:value="0.0797341" calcext:value-type="float">
            <text:p>0.0797341</text:p>
          </table:table-cell>
          <table:table-cell office:value-type="float" office:value="0.0598285" calcext:value-type="float">
            <text:p>0.0598285</text:p>
          </table:table-cell>
          <table:table-cell table:formula="of:=[.A1665]*[.A1665]" office:value-type="float" office:value="0.00635752670281" calcext:value-type="float">
            <text:p>0.00635752670281</text:p>
          </table:table-cell>
          <table:table-cell table:formula="of:=([.A1665]-[.B1665])*([.A1665]-[.B1665])" office:value-type="float" office:value="0.00039623291136" calcext:value-type="float">
            <text:p>0.00039623291136</text:p>
          </table:table-cell>
          <table:table-cell table:number-columns-repeated="2"/>
        </table:table-row>
        <table:table-row table:style-name="ro1">
          <table:table-cell office:value-type="float" office:value="0.0912432" calcext:value-type="float">
            <text:p>0.0912432</text:p>
          </table:table-cell>
          <table:table-cell office:value-type="float" office:value="0.0910476" calcext:value-type="float">
            <text:p>0.0910476</text:p>
          </table:table-cell>
          <table:table-cell table:formula="of:=[.A1666]*[.A1666]" office:value-type="float" office:value="0.00832532154624" calcext:value-type="float">
            <text:p>0.00832532154624</text:p>
          </table:table-cell>
          <table:table-cell table:formula="of:=([.A1666]-[.B1666])*([.A1666]-[.B1666])" office:value-type="float" office:value="0.00000003825936" calcext:value-type="float">
            <text:p>3.82593599999962E-08</text:p>
          </table:table-cell>
          <table:table-cell table:number-columns-repeated="2"/>
        </table:table-row>
        <table:table-row table:style-name="ro1">
          <table:table-cell office:value-type="float" office:value="0.168034" calcext:value-type="float">
            <text:p>0.168034</text:p>
          </table:table-cell>
          <table:table-cell office:value-type="float" office:value="0.275111" calcext:value-type="float">
            <text:p>0.275111</text:p>
          </table:table-cell>
          <table:table-cell table:formula="of:=[.A1667]*[.A1667]" office:value-type="float" office:value="0.028235425156" calcext:value-type="float">
            <text:p>0.028235425156</text:p>
          </table:table-cell>
          <table:table-cell table:formula="of:=([.A1667]-[.B1667])*([.A1667]-[.B1667])" office:value-type="float" office:value="0.011465483929" calcext:value-type="float">
            <text:p>0.011465483929</text:p>
          </table:table-cell>
          <table:table-cell table:number-columns-repeated="2"/>
        </table:table-row>
        <table:table-row table:style-name="ro1">
          <table:table-cell office:value-type="float" office:value="0.336338" calcext:value-type="float">
            <text:p>0.336338</text:p>
          </table:table-cell>
          <table:table-cell office:value-type="float" office:value="0.268937" calcext:value-type="float">
            <text:p>0.268937</text:p>
          </table:table-cell>
          <table:table-cell table:formula="of:=[.A1668]*[.A1668]" office:value-type="float" office:value="0.113123250244" calcext:value-type="float">
            <text:p>0.113123250244</text:p>
          </table:table-cell>
          <table:table-cell table:formula="of:=([.A1668]-[.B1668])*([.A1668]-[.B1668])" office:value-type="float" office:value="0.00454289480100001" calcext:value-type="float">
            <text:p>0.00454289480100001</text:p>
          </table:table-cell>
          <table:table-cell table:number-columns-repeated="2"/>
        </table:table-row>
        <table:table-row table:style-name="ro1">
          <table:table-cell office:value-type="float" office:value="0.320841" calcext:value-type="float">
            <text:p>0.320841</text:p>
          </table:table-cell>
          <table:table-cell office:value-type="float" office:value="0.228966" calcext:value-type="float">
            <text:p>0.228966</text:p>
          </table:table-cell>
          <table:table-cell table:formula="of:=[.A1669]*[.A1669]" office:value-type="float" office:value="0.102938947281" calcext:value-type="float">
            <text:p>0.102938947281</text:p>
          </table:table-cell>
          <table:table-cell table:formula="of:=([.A1669]-[.B1669])*([.A1669]-[.B1669])" office:value-type="float" office:value="0.008441015625" calcext:value-type="float">
            <text:p>0.008441015625</text:p>
          </table:table-cell>
          <table:table-cell table:number-columns-repeated="2"/>
        </table:table-row>
        <table:table-row table:style-name="ro1">
          <table:table-cell office:value-type="float" office:value="0.425287" calcext:value-type="float">
            <text:p>0.425287</text:p>
          </table:table-cell>
          <table:table-cell office:value-type="float" office:value="0.293983" calcext:value-type="float">
            <text:p>0.293983</text:p>
          </table:table-cell>
          <table:table-cell table:formula="of:=[.A1670]*[.A1670]" office:value-type="float" office:value="0.180869032369" calcext:value-type="float">
            <text:p>0.180869032369</text:p>
          </table:table-cell>
          <table:table-cell table:formula="of:=([.A1670]-[.B1670])*([.A1670]-[.B1670])" office:value-type="float" office:value="0.017240740416" calcext:value-type="float">
            <text:p>0.017240740416</text:p>
          </table:table-cell>
          <table:table-cell table:number-columns-repeated="2"/>
        </table:table-row>
        <table:table-row table:style-name="ro1">
          <table:table-cell office:value-type="float" office:value="0.425287" calcext:value-type="float">
            <text:p>0.425287</text:p>
          </table:table-cell>
          <table:table-cell office:value-type="float" office:value="0.442176" calcext:value-type="float">
            <text:p>0.442176</text:p>
          </table:table-cell>
          <table:table-cell table:formula="of:=[.A1671]*[.A1671]" office:value-type="float" office:value="0.180869032369" calcext:value-type="float">
            <text:p>0.180869032369</text:p>
          </table:table-cell>
          <table:table-cell table:formula="of:=([.A1671]-[.B1671])*([.A1671]-[.B1671])" office:value-type="float" office:value="0.000285238321" calcext:value-type="float">
            <text:p>0.000285238321</text:p>
          </table:table-cell>
          <table:table-cell table:number-columns-repeated="2"/>
        </table:table-row>
        <table:table-row table:style-name="ro1">
          <table:table-cell office:value-type="float" office:value="0.393703" calcext:value-type="float">
            <text:p>0.393703</text:p>
          </table:table-cell>
          <table:table-cell office:value-type="float" office:value="0.541708" calcext:value-type="float">
            <text:p>0.541708</text:p>
          </table:table-cell>
          <table:table-cell table:formula="of:=[.A1672]*[.A1672]" office:value-type="float" office:value="0.155002052209" calcext:value-type="float">
            <text:p>0.155002052209</text:p>
          </table:table-cell>
          <table:table-cell table:formula="of:=([.A1672]-[.B1672])*([.A1672]-[.B1672])" office:value-type="float" office:value="0.021905480025" calcext:value-type="float">
            <text:p>0.021905480025</text:p>
          </table:table-cell>
          <table:table-cell table:number-columns-repeated="2"/>
        </table:table-row>
        <table:table-row table:style-name="ro1">
          <table:table-cell office:value-type="float" office:value="0.830344" calcext:value-type="float">
            <text:p>0.830344</text:p>
          </table:table-cell>
          <table:table-cell office:value-type="float" office:value="0.494621" calcext:value-type="float">
            <text:p>0.494621</text:p>
          </table:table-cell>
          <table:table-cell table:formula="of:=[.A1673]*[.A1673]" office:value-type="float" office:value="0.689471158336" calcext:value-type="float">
            <text:p>0.689471158336</text:p>
          </table:table-cell>
          <table:table-cell table:formula="of:=([.A1673]-[.B1673])*([.A1673]-[.B1673])" office:value-type="float" office:value="0.112709932729" calcext:value-type="float">
            <text:p>0.112709932729</text:p>
          </table:table-cell>
          <table:table-cell table:number-columns-repeated="2"/>
        </table:table-row>
        <table:table-row table:style-name="ro1">
          <table:table-cell office:value-type="float" office:value="0.845735" calcext:value-type="float">
            <text:p>0.845735</text:p>
          </table:table-cell>
          <table:table-cell office:value-type="float" office:value="0.846796" calcext:value-type="float">
            <text:p>0.846796</text:p>
          </table:table-cell>
          <table:table-cell table:formula="of:=[.A1674]*[.A1674]" office:value-type="float" office:value="0.715267690225" calcext:value-type="float">
            <text:p>0.715267690225</text:p>
          </table:table-cell>
          <table:table-cell table:formula="of:=([.A1674]-[.B1674])*([.A1674]-[.B1674])" office:value-type="float" office:value="0.00000112572099999995" calcext:value-type="float">
            <text:p>1.12572099999995E-06</text:p>
          </table:table-cell>
          <table:table-cell table:number-columns-repeated="2"/>
        </table:table-row>
        <table:table-row table:style-name="ro1">
          <table:table-cell office:value-type="float" office:value="0.889004" calcext:value-type="float">
            <text:p>0.889004</text:p>
          </table:table-cell>
          <table:table-cell office:value-type="float" office:value="0.911859" calcext:value-type="float">
            <text:p>0.911859</text:p>
          </table:table-cell>
          <table:table-cell table:formula="of:=[.A1675]*[.A1675]" office:value-type="float" office:value="0.790328112016" calcext:value-type="float">
            <text:p>0.790328112016</text:p>
          </table:table-cell>
          <table:table-cell table:formula="of:=([.A1675]-[.B1675])*([.A1675]-[.B1675])" office:value-type="float" office:value="0.000522351024999998" calcext:value-type="float">
            <text:p>0.000522351024999998</text:p>
          </table:table-cell>
          <table:table-cell table:number-columns-repeated="2"/>
        </table:table-row>
        <table:table-row table:style-name="ro1">
          <table:table-cell office:value-type="float" office:value="0.889004" calcext:value-type="float">
            <text:p>0.889004</text:p>
          </table:table-cell>
          <table:table-cell office:value-type="float" office:value="0.939284" calcext:value-type="float">
            <text:p>0.939284</text:p>
          </table:table-cell>
          <table:table-cell table:formula="of:=[.A1676]*[.A1676]" office:value-type="float" office:value="0.790328112016" calcext:value-type="float">
            <text:p>0.790328112016</text:p>
          </table:table-cell>
          <table:table-cell table:formula="of:=([.A1676]-[.B1676])*([.A1676]-[.B1676])" office:value-type="float" office:value="0.0025280784" calcext:value-type="float">
            <text:p>0.0025280784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3296" calcext:value-type="float">
            <text:p>0.993296</text:p>
          </table:table-cell>
          <table:table-cell table:formula="of:=[.A1677]*[.A1677]" office:value-type="float" office:value="0.999986000049" calcext:value-type="float">
            <text:p>0.999986000049</text:p>
          </table:table-cell>
          <table:table-cell table:formula="of:=([.A1677]-[.B1677])*([.A1677]-[.B1677])" office:value-type="float" office:value="0.0000448498090000009" calcext:value-type="float">
            <text:p>4.48498090000009E-05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5092" calcext:value-type="float">
            <text:p>0.995092</text:p>
          </table:table-cell>
          <table:table-cell table:formula="of:=[.A1678]*[.A1678]" office:value-type="float" office:value="0.999986000049" calcext:value-type="float">
            <text:p>0.999986000049</text:p>
          </table:table-cell>
          <table:table-cell table:formula="of:=([.A1678]-[.B1678])*([.A1678]-[.B1678])" office:value-type="float" office:value="0.0000240198010000004" calcext:value-type="float">
            <text:p>2.40198010000004E-05</text:p>
          </table:table-cell>
          <table:table-cell table:number-columns-repeated="2"/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0000303222" calcext:value-type="float">
            <text:p>0.00000303222</text:p>
          </table:table-cell>
          <table:table-cell table:formula="of:=[.A1679]*[.A1679]" office:value-type="float" office:value="0.000000000117679104" calcext:value-type="float">
            <text:p>1.17679104E-10</text:p>
          </table:table-cell>
          <table:table-cell table:formula="of:=([.A1679]-[.B1679])*([.A1679]-[.B1679])" office:value-type="float" office:value="0.00000000006108641701" calcext:value-type="float">
            <text:p>6.10864170084E-11</text:p>
          </table:table-cell>
          <table:table-cell table:number-columns-repeated="2"/>
        </table:table-row>
        <table:table-row table:style-name="ro1">
          <table:table-cell office:value-type="float" office:value="0.0000194907" calcext:value-type="float">
            <text:p>0.0000194907</text:p>
          </table:table-cell>
          <table:table-cell office:value-type="float" office:value="0.000767818" calcext:value-type="float">
            <text:p>0.000767818</text:p>
          </table:table-cell>
          <table:table-cell table:formula="of:=[.A1680]*[.A1680]" office:value-type="float" office:value="0.00000000037988738649" calcext:value-type="float">
            <text:p>3.7988738649E-10</text:p>
          </table:table-cell>
          <table:table-cell table:formula="of:=([.A1680]-[.B1680])*([.A1680]-[.B1680])" office:value-type="float" office:value="0.00000055999374792529" calcext:value-type="float">
            <text:p>5.5999374792529E-07</text:p>
          </table:table-cell>
          <table:table-cell table:number-columns-repeated="2"/>
        </table:table-row>
        <table:table-row table:style-name="ro1">
          <table:table-cell office:value-type="float" office:value="0.000022471" calcext:value-type="float">
            <text:p>0.000022471</text:p>
          </table:table-cell>
          <table:table-cell office:value-type="float" office:value="0.0000487015" calcext:value-type="float">
            <text:p>0.0000487015</text:p>
          </table:table-cell>
          <table:table-cell table:formula="of:=[.A1681]*[.A1681]" office:value-type="float" office:value="0.000000000504945841" calcext:value-type="float">
            <text:p>5.04945841E-10</text:p>
          </table:table-cell>
          <table:table-cell table:formula="of:=([.A1681]-[.B1681])*([.A1681]-[.B1681])" office:value-type="float" office:value="0.00000000068803913025" calcext:value-type="float">
            <text:p>6.8803913025E-10</text:p>
          </table:table-cell>
          <table:table-cell table:number-columns-repeated="2"/>
        </table:table-row>
        <table:table-row table:style-name="ro1">
          <table:table-cell office:value-type="float" office:value="0.0000449419" calcext:value-type="float">
            <text:p>0.0000449419</text:p>
          </table:table-cell>
          <table:table-cell office:value-type="float" office:value="0.0000000110266" calcext:value-type="float">
            <text:p>0.0000000110266</text:p>
          </table:table-cell>
          <table:table-cell table:formula="of:=[.A1682]*[.A1682]" office:value-type="float" office:value="0.00000000201977437561" calcext:value-type="float">
            <text:p>2.01977437561E-09</text:p>
          </table:table-cell>
          <table:table-cell table:formula="of:=([.A1682]-[.B1682])*([.A1682]-[.B1682])" office:value-type="float" office:value="0.00000000201878338449" calcext:value-type="float">
            <text:p>2.01878338448683E-09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260447" calcext:value-type="float">
            <text:p>0.00260447</text:p>
          </table:table-cell>
          <table:table-cell table:formula="of:=[.A1683]*[.A1683]" office:value-type="float" office:value="0.00000000000028777002" calcext:value-type="float">
            <text:p>2.87770019364E-13</text:p>
          </table:table-cell>
          <table:table-cell table:formula="of:=([.A1683]-[.B1683])*([.A1683]-[.B1683])" office:value-type="float" office:value="0.00000678046997447854" calcext:value-type="float">
            <text:p>6.78046997447854E-06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00152" calcext:value-type="float">
            <text:p>0.00000152</text:p>
          </table:table-cell>
          <table:table-cell table:formula="of:=[.A1684]*[.A1684]" office:value-type="float" office:value="0.00000000001365664634" calcext:value-type="float">
            <text:p>1.36566463401E-11</text:p>
          </table:table-cell>
          <table:table-cell table:formula="of:=([.A1684]-[.B1684])*([.A1684]-[.B1684])" office:value-type="float" office:value="0.00000000000473275674" calcext:value-type="float">
            <text:p>4.7327567401E-12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104254" calcext:value-type="float">
            <text:p>0.00104254</text:p>
          </table:table-cell>
          <table:table-cell table:formula="of:=[.A1685]*[.A1685]" office:value-type="float" office:value="0.00000000001365664634" calcext:value-type="float">
            <text:p>1.36566463401E-11</text:p>
          </table:table-cell>
          <table:table-cell table:formula="of:=([.A1685]-[.B1685])*([.A1685]-[.B1685])" office:value-type="float" office:value="0.00000107919791595714" calcext:value-type="float">
            <text:p>1.07919791595714E-06</text:p>
          </table:table-cell>
          <table:table-cell table:number-columns-repeated="2"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00000394854" calcext:value-type="float">
            <text:p>0.000000394854</text:p>
          </table:table-cell>
          <table:table-cell table:formula="of:=[.A1686]*[.A1686]" office:value-type="float" office:value="0.00000000000204635886" calcext:value-type="float">
            <text:p>2.0463588601E-12</text:p>
          </table:table-cell>
          <table:table-cell table:formula="of:=([.A1686]-[.B1686])*([.A1686]-[.B1686])" office:value-type="float" office:value="0.00000000000107258335" calcext:value-type="float">
            <text:p>1.072583350336E-12</text:p>
          </table:table-cell>
          <table:table-cell table:number-columns-repeated="2"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000243095" calcext:value-type="float">
            <text:p>0.00000243095</text:p>
          </table:table-cell>
          <table:table-cell table:formula="of:=[.A1687]*[.A1687]" office:value-type="float" office:value="0.00000000058561580025" calcext:value-type="float">
            <text:p>5.8561580025E-10</text:p>
          </table:table-cell>
          <table:table-cell table:formula="of:=([.A1687]-[.B1687])*([.A1687]-[.B1687])" office:value-type="float" office:value="0.0000000004738697691" calcext:value-type="float">
            <text:p>4.738697691025E-10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351077" calcext:value-type="float">
            <text:p>0.000351077</text:p>
          </table:table-cell>
          <table:table-cell table:formula="of:=[.A1688]*[.A1688]" office:value-type="float" office:value="0.00000000000008881771" calcext:value-type="float">
            <text:p>8.8817708529E-14</text:p>
          </table:table-cell>
          <table:table-cell table:formula="of:=([.A1688]-[.B1688])*([.A1688]-[.B1688])" office:value-type="float" office:value="0.00000012304589070517" calcext:value-type="float">
            <text:p>1.23045890705167E-07</text:p>
          </table:table-cell>
          <table:table-cell table:number-columns-repeated="2"/>
        </table:table-row>
        <table:table-row table:style-name="ro1">
          <table:table-cell office:value-type="float" office:value="0.0000594258" calcext:value-type="float">
            <text:p>0.0000594258</text:p>
          </table:table-cell>
          <table:table-cell office:value-type="float" office:value="0.00000638896" calcext:value-type="float">
            <text:p>0.00000638896</text:p>
          </table:table-cell>
          <table:table-cell table:formula="of:=[.A1689]*[.A1689]" office:value-type="float" office:value="0.00000000353142570564" calcext:value-type="float">
            <text:p>3.53142570564E-09</text:p>
          </table:table-cell>
          <table:table-cell table:formula="of:=([.A1689]-[.B1689])*([.A1689]-[.B1689])" office:value-type="float" office:value="0.00000000281290639719" calcext:value-type="float">
            <text:p>2.8129063971856E-09</text:p>
          </table:table-cell>
          <table:table-cell table:number-columns-repeated="2"/>
        </table:table-row>
        <table:table-row table:style-name="ro1">
          <table:table-cell office:value-type="float" office:value="0.0000594258" calcext:value-type="float">
            <text:p>0.0000594258</text:p>
          </table:table-cell>
          <table:table-cell office:value-type="float" office:value="0.000437532" calcext:value-type="float">
            <text:p>0.000437532</text:p>
          </table:table-cell>
          <table:table-cell table:formula="of:=[.A1690]*[.A1690]" office:value-type="float" office:value="0.00000000353142570564" calcext:value-type="float">
            <text:p>3.53142570564E-09</text:p>
          </table:table-cell>
          <table:table-cell table:formula="of:=([.A1690]-[.B1690])*([.A1690]-[.B1690])" office:value-type="float" office:value="0.00000014296429847844" calcext:value-type="float">
            <text:p>1.4296429847844E-07</text:p>
          </table:table-cell>
          <table:table-cell table:number-columns-repeated="2"/>
        </table:table-row>
        <table:table-row table:style-name="ro1">
          <table:table-cell office:value-type="float" office:value="0.0000594258" calcext:value-type="float">
            <text:p>0.0000594258</text:p>
          </table:table-cell>
          <table:table-cell office:value-type="float" office:value="0.000556668" calcext:value-type="float">
            <text:p>0.000556668</text:p>
          </table:table-cell>
          <table:table-cell table:formula="of:=[.A1691]*[.A1691]" office:value-type="float" office:value="0.00000000353142570564" calcext:value-type="float">
            <text:p>3.53142570564E-09</text:p>
          </table:table-cell>
          <table:table-cell table:formula="of:=([.A1691]-[.B1691])*([.A1691]-[.B1691])" office:value-type="float" office:value="0.00000024724980546084" calcext:value-type="float">
            <text:p>2.4724980546084E-07</text:p>
          </table:table-cell>
          <table:table-cell table:number-columns-repeated="2"/>
        </table:table-row>
        <table:table-row table:style-name="ro1">
          <table:table-cell office:value-type="float" office:value="0.0000168085" calcext:value-type="float">
            <text:p>0.0000168085</text:p>
          </table:table-cell>
          <table:table-cell office:value-type="float" office:value="0.000133165" calcext:value-type="float">
            <text:p>0.000133165</text:p>
          </table:table-cell>
          <table:table-cell table:formula="of:=[.A1692]*[.A1692]" office:value-type="float" office:value="0.00000000028252567225" calcext:value-type="float">
            <text:p>2.8252567225E-10</text:p>
          </table:table-cell>
          <table:table-cell table:formula="of:=([.A1692]-[.B1692])*([.A1692]-[.B1692])" office:value-type="float" office:value="0.00000001353883509225" calcext:value-type="float">
            <text:p>1.353883509225E-08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0000105281" calcext:value-type="float">
            <text:p>0.00000105281</text:p>
          </table:table-cell>
          <table:table-cell table:formula="of:=[.A1693]*[.A1693]" office:value-type="float" office:value="0.00000000131763192064" calcext:value-type="float">
            <text:p>1.31763192064E-09</text:p>
          </table:table-cell>
          <table:table-cell table:formula="of:=([.A1693]-[.B1693])*([.A1693]-[.B1693])" office:value-type="float" office:value="0.00000000124230800803" calcext:value-type="float">
            <text:p>1.2423080080321E-09</text:p>
          </table:table-cell>
          <table:table-cell table:number-columns-repeated="2"/>
        </table:table-row>
        <table:table-row table:style-name="ro1">
          <table:table-cell office:value-type="float" office:value="0.0000339746" calcext:value-type="float">
            <text:p>0.0000339746</text:p>
          </table:table-cell>
          <table:table-cell office:value-type="float" office:value="0.00000526153" calcext:value-type="float">
            <text:p>0.00000526153</text:p>
          </table:table-cell>
          <table:table-cell table:formula="of:=[.A1694]*[.A1694]" office:value-type="float" office:value="0.00000000115427344516" calcext:value-type="float">
            <text:p>1.15427344516E-09</text:p>
          </table:table-cell>
          <table:table-cell table:formula="of:=([.A1694]-[.B1694])*([.A1694]-[.B1694])" office:value-type="float" office:value="0.00000000082444038882" calcext:value-type="float">
            <text:p>8.244403888249E-10</text:p>
          </table:table-cell>
          <table:table-cell table:number-columns-repeated="2"/>
        </table:table-row>
        <table:table-row table:style-name="ro1">
          <table:table-cell office:value-type="float" office:value="0.000240743" calcext:value-type="float">
            <text:p>0.000240743</text:p>
          </table:table-cell>
          <table:table-cell office:value-type="float" office:value="0.0000101883" calcext:value-type="float">
            <text:p>0.0000101883</text:p>
          </table:table-cell>
          <table:table-cell table:formula="of:=[.A1695]*[.A1695]" office:value-type="float" office:value="0.000000057957192049" calcext:value-type="float">
            <text:p>5.7957192049E-08</text:p>
          </table:table-cell>
          <table:table-cell table:formula="of:=([.A1695]-[.B1695])*([.A1695]-[.B1695])" office:value-type="float" office:value="0.00000005315546969209" calcext:value-type="float">
            <text:p>5.315546969209E-08</text:p>
          </table:table-cell>
          <table:table-cell table:number-columns-repeated="2"/>
        </table:table-row>
        <table:table-row table:style-name="ro1">
          <table:table-cell office:value-type="float" office:value="0.000270545" calcext:value-type="float">
            <text:p>0.000270545</text:p>
          </table:table-cell>
          <table:table-cell office:value-type="float" office:value="0.00113426" calcext:value-type="float">
            <text:p>0.00113426</text:p>
          </table:table-cell>
          <table:table-cell table:formula="of:=[.A1696]*[.A1696]" office:value-type="float" office:value="0.000000073194597025" calcext:value-type="float">
            <text:p>7.3194597025E-08</text:p>
          </table:table-cell>
          <table:table-cell table:formula="of:=([.A1696]-[.B1696])*([.A1696]-[.B1696])" office:value-type="float" office:value="0.000000746003601225" calcext:value-type="float">
            <text:p>7.46003601225E-07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0267507" calcext:value-type="float">
            <text:p>0.00267507</text:p>
          </table:table-cell>
          <table:table-cell table:formula="of:=[.A1697]*[.A1697]" office:value-type="float" office:value="0.00000000089529616225" calcext:value-type="float">
            <text:p>8.9529616225E-10</text:p>
          </table:table-cell>
          <table:table-cell table:formula="of:=([.A1697]-[.B1697])*([.A1697]-[.B1697])" office:value-type="float" office:value="0.00000699681058705225" calcext:value-type="float">
            <text:p>6.99681058705225E-06</text:p>
          </table:table-cell>
          <table:table-cell table:number-columns-repeated="2"/>
        </table:table-row>
        <table:table-row table:style-name="ro1">
          <table:table-cell office:value-type="float" office:value="0.000110269" calcext:value-type="float">
            <text:p>0.000110269</text:p>
          </table:table-cell>
          <table:table-cell office:value-type="float" office:value="0.00595154" calcext:value-type="float">
            <text:p>0.00595154</text:p>
          </table:table-cell>
          <table:table-cell table:formula="of:=[.A1698]*[.A1698]" office:value-type="float" office:value="0.000000012159252361" calcext:value-type="float">
            <text:p>1.2159252361E-08</text:p>
          </table:table-cell>
          <table:table-cell table:formula="of:=([.A1698]-[.B1698])*([.A1698]-[.B1698])" office:value-type="float" office:value="0.000034120446895441" calcext:value-type="float">
            <text:p>3.4120446895441E-05</text:p>
          </table:table-cell>
          <table:table-cell table:number-columns-repeated="2"/>
        </table:table-row>
        <table:table-row table:style-name="ro1">
          <table:table-cell office:value-type="float" office:value="0.00350469" calcext:value-type="float">
            <text:p>0.00350469</text:p>
          </table:table-cell>
          <table:table-cell office:value-type="float" office:value="0.00000784823" calcext:value-type="float">
            <text:p>0.00000784823</text:p>
          </table:table-cell>
          <table:table-cell table:formula="of:=[.A1699]*[.A1699]" office:value-type="float" office:value="0.0000122828519961" calcext:value-type="float">
            <text:p>0.0000122828519961</text:p>
          </table:table-cell>
          <table:table-cell table:formula="of:=([.A1699]-[.B1699])*([.A1699]-[.B1699])" office:value-type="float" office:value="0.0000122279023644167" calcext:value-type="float">
            <text:p>1.22279023644167E-05</text:p>
          </table:table-cell>
          <table:table-cell table:number-columns-repeated="2"/>
        </table:table-row>
        <table:table-row table:style-name="ro1">
          <table:table-cell office:value-type="float" office:value="0.00350469" calcext:value-type="float">
            <text:p>0.00350469</text:p>
          </table:table-cell>
          <table:table-cell office:value-type="float" office:value="0.00190583" calcext:value-type="float">
            <text:p>0.00190583</text:p>
          </table:table-cell>
          <table:table-cell table:formula="of:=[.A1700]*[.A1700]" office:value-type="float" office:value="0.0000122828519961" calcext:value-type="float">
            <text:p>0.0000122828519961</text:p>
          </table:table-cell>
          <table:table-cell table:formula="of:=([.A1700]-[.B1700])*([.A1700]-[.B1700])" office:value-type="float" office:value="0.0000025563532996" calcext:value-type="float">
            <text:p>0.0000025563532996</text:p>
          </table:table-cell>
          <table:table-cell table:number-columns-repeated="2"/>
        </table:table-row>
        <table:table-row table:style-name="ro1">
          <table:table-cell office:value-type="float" office:value="0.0203134" calcext:value-type="float">
            <text:p>0.0203134</text:p>
          </table:table-cell>
          <table:table-cell office:value-type="float" office:value="0.0586663" calcext:value-type="float">
            <text:p>0.0586663</text:p>
          </table:table-cell>
          <table:table-cell table:formula="of:=[.A1701]*[.A1701]" office:value-type="float" office:value="0.00041263421956" calcext:value-type="float">
            <text:p>0.00041263421956</text:p>
          </table:table-cell>
          <table:table-cell table:formula="of:=([.A1701]-[.B1701])*([.A1701]-[.B1701])" office:value-type="float" office:value="0.00147094493841" calcext:value-type="float">
            <text:p>0.00147094493841</text:p>
          </table:table-cell>
          <table:table-cell table:number-columns-repeated="2"/>
        </table:table-row>
        <table:table-row table:style-name="ro1">
          <table:table-cell office:value-type="float" office:value="0.0807945" calcext:value-type="float">
            <text:p>0.0807945</text:p>
          </table:table-cell>
          <table:table-cell office:value-type="float" office:value="0.0941416" calcext:value-type="float">
            <text:p>0.0941416</text:p>
          </table:table-cell>
          <table:table-cell table:formula="of:=[.A1702]*[.A1702]" office:value-type="float" office:value="0.00652775123025" calcext:value-type="float">
            <text:p>0.00652775123025</text:p>
          </table:table-cell>
          <table:table-cell table:formula="of:=([.A1702]-[.B1702])*([.A1702]-[.B1702])" office:value-type="float" office:value="0.00017814507841" calcext:value-type="float">
            <text:p>0.00017814507841</text:p>
          </table:table-cell>
          <table:table-cell table:number-columns-repeated="2"/>
        </table:table-row>
        <table:table-row table:style-name="ro1">
          <table:table-cell office:value-type="float" office:value="0.126599" calcext:value-type="float">
            <text:p>0.126599</text:p>
          </table:table-cell>
          <table:table-cell office:value-type="float" office:value="0.158449" calcext:value-type="float">
            <text:p>0.158449</text:p>
          </table:table-cell>
          <table:table-cell table:formula="of:=[.A1703]*[.A1703]" office:value-type="float" office:value="0.016027306801" calcext:value-type="float">
            <text:p>0.016027306801</text:p>
          </table:table-cell>
          <table:table-cell table:formula="of:=([.A1703]-[.B1703])*([.A1703]-[.B1703])" office:value-type="float" office:value="0.0010144225" calcext:value-type="float">
            <text:p>0.0010144225</text:p>
          </table:table-cell>
          <table:table-cell table:number-columns-repeated="2"/>
        </table:table-row>
        <table:table-row table:style-name="ro1">
          <table:table-cell office:value-type="float" office:value="0.301775" calcext:value-type="float">
            <text:p>0.301775</text:p>
          </table:table-cell>
          <table:table-cell office:value-type="float" office:value="0.181712" calcext:value-type="float">
            <text:p>0.181712</text:p>
          </table:table-cell>
          <table:table-cell table:formula="of:=[.A1704]*[.A1704]" office:value-type="float" office:value="0.091068150625" calcext:value-type="float">
            <text:p>0.091068150625</text:p>
          </table:table-cell>
          <table:table-cell table:formula="of:=([.A1704]-[.B1704])*([.A1704]-[.B1704])" office:value-type="float" office:value="0.014415123969" calcext:value-type="float">
            <text:p>0.014415123969</text:p>
          </table:table-cell>
          <table:table-cell table:number-columns-repeated="2"/>
        </table:table-row>
        <table:table-row table:style-name="ro1">
          <table:table-cell office:value-type="float" office:value="0.301775" calcext:value-type="float">
            <text:p>0.301775</text:p>
          </table:table-cell>
          <table:table-cell office:value-type="float" office:value="0.222719" calcext:value-type="float">
            <text:p>0.222719</text:p>
          </table:table-cell>
          <table:table-cell table:formula="of:=[.A1705]*[.A1705]" office:value-type="float" office:value="0.091068150625" calcext:value-type="float">
            <text:p>0.091068150625</text:p>
          </table:table-cell>
          <table:table-cell table:formula="of:=([.A1705]-[.B1705])*([.A1705]-[.B1705])" office:value-type="float" office:value="0.006249851136" calcext:value-type="float">
            <text:p>0.006249851136</text:p>
          </table:table-cell>
          <table:table-cell table:number-columns-repeated="2"/>
        </table:table-row>
        <table:table-row table:style-name="ro1">
          <table:table-cell office:value-type="float" office:value="0.301775" calcext:value-type="float">
            <text:p>0.301775</text:p>
          </table:table-cell>
          <table:table-cell office:value-type="float" office:value="0.281739" calcext:value-type="float">
            <text:p>0.281739</text:p>
          </table:table-cell>
          <table:table-cell table:formula="of:=[.A1706]*[.A1706]" office:value-type="float" office:value="0.091068150625" calcext:value-type="float">
            <text:p>0.091068150625</text:p>
          </table:table-cell>
          <table:table-cell table:formula="of:=([.A1706]-[.B1706])*([.A1706]-[.B1706])" office:value-type="float" office:value="0.000401441296" calcext:value-type="float">
            <text:p>0.000401441296</text:p>
          </table:table-cell>
          <table:table-cell table:number-columns-repeated="2"/>
        </table:table-row>
        <table:table-row table:style-name="ro1">
          <table:table-cell office:value-type="float" office:value="0.192384" calcext:value-type="float">
            <text:p>0.192384</text:p>
          </table:table-cell>
          <table:table-cell office:value-type="float" office:value="0.447054" calcext:value-type="float">
            <text:p>0.447054</text:p>
          </table:table-cell>
          <table:table-cell table:formula="of:=[.A1707]*[.A1707]" office:value-type="float" office:value="0.037011603456" calcext:value-type="float">
            <text:p>0.037011603456</text:p>
          </table:table-cell>
          <table:table-cell table:formula="of:=([.A1707]-[.B1707])*([.A1707]-[.B1707])" office:value-type="float" office:value="0.0648568089" calcext:value-type="float">
            <text:p>0.0648568089</text:p>
          </table:table-cell>
          <table:table-cell table:number-columns-repeated="2"/>
        </table:table-row>
        <table:table-row table:style-name="ro1">
          <table:table-cell office:value-type="float" office:value="0.36738" calcext:value-type="float">
            <text:p>0.36738</text:p>
          </table:table-cell>
          <table:table-cell office:value-type="float" office:value="0.479553" calcext:value-type="float">
            <text:p>0.479553</text:p>
          </table:table-cell>
          <table:table-cell table:formula="of:=[.A1708]*[.A1708]" office:value-type="float" office:value="0.1349680644" calcext:value-type="float">
            <text:p>0.1349680644</text:p>
          </table:table-cell>
          <table:table-cell table:formula="of:=([.A1708]-[.B1708])*([.A1708]-[.B1708])" office:value-type="float" office:value="0.012582781929" calcext:value-type="float">
            <text:p>0.012582781929</text:p>
          </table:table-cell>
          <table:table-cell table:number-columns-repeated="2"/>
        </table:table-row>
        <table:table-row table:style-name="ro1">
          <table:table-cell office:value-type="float" office:value="0.36738" calcext:value-type="float">
            <text:p>0.36738</text:p>
          </table:table-cell>
          <table:table-cell office:value-type="float" office:value="0.565411" calcext:value-type="float">
            <text:p>0.565411</text:p>
          </table:table-cell>
          <table:table-cell table:formula="of:=[.A1709]*[.A1709]" office:value-type="float" office:value="0.1349680644" calcext:value-type="float">
            <text:p>0.1349680644</text:p>
          </table:table-cell>
          <table:table-cell table:formula="of:=([.A1709]-[.B1709])*([.A1709]-[.B1709])" office:value-type="float" office:value="0.039216276961" calcext:value-type="float">
            <text:p>0.039216276961</text:p>
          </table:table-cell>
          <table:table-cell table:number-columns-repeated="2"/>
        </table:table-row>
        <table:table-row table:style-name="ro1">
          <table:table-cell office:value-type="float" office:value="0.36738" calcext:value-type="float">
            <text:p>0.36738</text:p>
          </table:table-cell>
          <table:table-cell office:value-type="float" office:value="0.591419" calcext:value-type="float">
            <text:p>0.591419</text:p>
          </table:table-cell>
          <table:table-cell table:formula="of:=[.A1710]*[.A1710]" office:value-type="float" office:value="0.1349680644" calcext:value-type="float">
            <text:p>0.1349680644</text:p>
          </table:table-cell>
          <table:table-cell table:formula="of:=([.A1710]-[.B1710])*([.A1710]-[.B1710])" office:value-type="float" office:value="0.050193473521" calcext:value-type="float">
            <text:p>0.050193473521</text:p>
          </table:table-cell>
          <table:table-cell table:number-columns-repeated="2"/>
        </table:table-row>
        <table:table-row table:style-name="ro1">
          <table:table-cell office:value-type="float" office:value="0.452837" calcext:value-type="float">
            <text:p>0.452837</text:p>
          </table:table-cell>
          <table:table-cell office:value-type="float" office:value="0.700698" calcext:value-type="float">
            <text:p>0.700698</text:p>
          </table:table-cell>
          <table:table-cell table:formula="of:=[.A1711]*[.A1711]" office:value-type="float" office:value="0.205061348569" calcext:value-type="float">
            <text:p>0.205061348569</text:p>
          </table:table-cell>
          <table:table-cell table:formula="of:=([.A1711]-[.B1711])*([.A1711]-[.B1711])" office:value-type="float" office:value="0.061435075321" calcext:value-type="float">
            <text:p>0.061435075321</text:p>
          </table:table-cell>
          <table:table-cell table:number-columns-repeated="2"/>
        </table:table-row>
        <table:table-row table:style-name="ro1">
          <table:table-cell office:value-type="float" office:value="0.731766" calcext:value-type="float">
            <text:p>0.731766</text:p>
          </table:table-cell>
          <table:table-cell office:value-type="float" office:value="0.830537" calcext:value-type="float">
            <text:p>0.830537</text:p>
          </table:table-cell>
          <table:table-cell table:formula="of:=[.A1712]*[.A1712]" office:value-type="float" office:value="0.535481478756" calcext:value-type="float">
            <text:p>0.535481478756</text:p>
          </table:table-cell>
          <table:table-cell table:formula="of:=([.A1712]-[.B1712])*([.A1712]-[.B1712])" office:value-type="float" office:value="0.00975571044099999" calcext:value-type="float">
            <text:p>0.00975571044099999</text:p>
          </table:table-cell>
          <table:table-cell table:number-columns-repeated="2"/>
        </table:table-row>
        <table:table-row table:style-name="ro1">
          <table:table-cell office:value-type="float" office:value="0.731766" calcext:value-type="float">
            <text:p>0.731766</text:p>
          </table:table-cell>
          <table:table-cell office:value-type="float" office:value="0.869458" calcext:value-type="float">
            <text:p>0.869458</text:p>
          </table:table-cell>
          <table:table-cell table:formula="of:=[.A1713]*[.A1713]" office:value-type="float" office:value="0.535481478756" calcext:value-type="float">
            <text:p>0.535481478756</text:p>
          </table:table-cell>
          <table:table-cell table:formula="of:=([.A1713]-[.B1713])*([.A1713]-[.B1713])" office:value-type="float" office:value="0.018959086864" calcext:value-type="float">
            <text:p>0.018959086864</text:p>
          </table:table-cell>
          <table:table-cell table:number-columns-repeated="2"/>
        </table:table-row>
        <table:table-row table:style-name="ro1">
          <table:table-cell office:value-type="float" office:value="0.954477" calcext:value-type="float">
            <text:p>0.954477</text:p>
          </table:table-cell>
          <table:table-cell office:value-type="float" office:value="0.782519" calcext:value-type="float">
            <text:p>0.782519</text:p>
          </table:table-cell>
          <table:table-cell table:formula="of:=[.A1714]*[.A1714]" office:value-type="float" office:value="0.911026343529" calcext:value-type="float">
            <text:p>0.911026343529</text:p>
          </table:table-cell>
          <table:table-cell table:formula="of:=([.A1714]-[.B1714])*([.A1714]-[.B1714])" office:value-type="float" office:value="0.029569553764" calcext:value-type="float">
            <text:p>0.029569553764</text:p>
          </table:table-cell>
          <table:table-cell table:number-columns-repeated="2"/>
        </table:table-row>
        <table:table-row table:style-name="ro1">
          <table:table-cell office:value-type="float" office:value="0.954477" calcext:value-type="float">
            <text:p>0.954477</text:p>
          </table:table-cell>
          <table:table-cell office:value-type="float" office:value="0.806052" calcext:value-type="float">
            <text:p>0.806052</text:p>
          </table:table-cell>
          <table:table-cell table:formula="of:=[.A1715]*[.A1715]" office:value-type="float" office:value="0.911026343529" calcext:value-type="float">
            <text:p>0.911026343529</text:p>
          </table:table-cell>
          <table:table-cell table:formula="of:=([.A1715]-[.B1715])*([.A1715]-[.B1715])" office:value-type="float" office:value="0.022029980625" calcext:value-type="float">
            <text:p>0.022029980625</text:p>
          </table:table-cell>
          <table:table-cell table:number-columns-repeated="2"/>
        </table:table-row>
        <table:table-row table:style-name="ro1">
          <table:table-cell office:value-type="float" office:value="0.954477" calcext:value-type="float">
            <text:p>0.954477</text:p>
          </table:table-cell>
          <table:table-cell office:value-type="float" office:value="0.997776" calcext:value-type="float">
            <text:p>0.997776</text:p>
          </table:table-cell>
          <table:table-cell table:formula="of:=[.A1716]*[.A1716]" office:value-type="float" office:value="0.911026343529" calcext:value-type="float">
            <text:p>0.911026343529</text:p>
          </table:table-cell>
          <table:table-cell table:formula="of:=([.A1716]-[.B1716])*([.A1716]-[.B1716])" office:value-type="float" office:value="0.001874803401" calcext:value-type="float">
            <text:p>0.001874803401</text:p>
          </table:table-cell>
          <table:table-cell table:number-columns-repeated="2"/>
        </table:table-row>
        <table:table-row table:style-name="ro1">
          <table:table-cell office:value-type="float" office:value="0.99191" calcext:value-type="float">
            <text:p>0.99191</text:p>
          </table:table-cell>
          <table:table-cell office:value-type="float" office:value="0.99958" calcext:value-type="float">
            <text:p>0.99958</text:p>
          </table:table-cell>
          <table:table-cell table:formula="of:=[.A1717]*[.A1717]" office:value-type="float" office:value="0.9838854481" calcext:value-type="float">
            <text:p>0.9838854481</text:p>
          </table:table-cell>
          <table:table-cell table:formula="of:=([.A1717]-[.B1717])*([.A1717]-[.B1717])" office:value-type="float" office:value="0.000058828900000001" calcext:value-type="float">
            <text:p>5.8828900000001E-05</text:p>
          </table:table-cell>
          <table:table-cell table:number-columns-repeated="2"/>
        </table:table-row>
        <table:table-row table:style-name="ro1">
          <table:table-cell office:value-type="float" office:value="0.000373185" calcext:value-type="float">
            <text:p>0.000373185</text:p>
          </table:table-cell>
          <table:table-cell office:value-type="float" office:value="0.00000137482" calcext:value-type="float">
            <text:p>0.00000137482</text:p>
          </table:table-cell>
          <table:table-cell table:formula="of:=[.A1718]*[.A1718]" office:value-type="float" office:value="0.000000139267044225" calcext:value-type="float">
            <text:p>1.39267044225E-07</text:p>
          </table:table-cell>
          <table:table-cell table:formula="of:=([.A1718]-[.B1718])*([.A1718]-[.B1718])" office:value-type="float" office:value="0.00000013824280995163" calcext:value-type="float">
            <text:p>1.38242809951632E-07</text:p>
          </table:table-cell>
          <table:table-cell table:number-columns-repeated="2"/>
        </table:table-row>
        <table:table-row table:style-name="ro1">
          <table:table-cell office:value-type="float" office:value="0.000373185" calcext:value-type="float">
            <text:p>0.000373185</text:p>
          </table:table-cell>
          <table:table-cell office:value-type="float" office:value="0.00000630159" calcext:value-type="float">
            <text:p>0.00000630159</text:p>
          </table:table-cell>
          <table:table-cell table:formula="of:=[.A1719]*[.A1719]" office:value-type="float" office:value="0.000000139267044225" calcext:value-type="float">
            <text:p>1.39267044225E-07</text:p>
          </table:table-cell>
          <table:table-cell table:formula="of:=([.A1719]-[.B1719])*([.A1719]-[.B1719])" office:value-type="float" office:value="0.00000013460343653323" calcext:value-type="float">
            <text:p>1.34603436533228E-07</text:p>
          </table:table-cell>
          <table:table-cell table:number-columns-repeated="2"/>
        </table:table-row>
        <table:table-row table:style-name="ro1">
          <table:table-cell office:value-type="float" office:value="0.00129235" calcext:value-type="float">
            <text:p>0.00129235</text:p>
          </table:table-cell>
          <table:table-cell office:value-type="float" office:value="0.0000319402" calcext:value-type="float">
            <text:p>0.0000319402</text:p>
          </table:table-cell>
          <table:table-cell table:formula="of:=[.A1720]*[.A1720]" office:value-type="float" office:value="0.0000016701685225" calcext:value-type="float">
            <text:p>0.0000016701685225</text:p>
          </table:table-cell>
          <table:table-cell table:formula="of:=([.A1720]-[.B1720])*([.A1720]-[.B1720])" office:value-type="float" office:value="0.00000158863286393604" calcext:value-type="float">
            <text:p>1.58863286393604E-06</text:p>
          </table:table-cell>
          <table:table-cell table:number-columns-repeated="2"/>
        </table:table-row>
        <table:table-row table:style-name="ro1">
          <table:table-cell office:value-type="float" office:value="0.0000391006" calcext:value-type="float">
            <text:p>0.0000391006</text:p>
          </table:table-cell>
          <table:table-cell office:value-type="float" office:value="0.000236465" calcext:value-type="float">
            <text:p>0.000236465</text:p>
          </table:table-cell>
          <table:table-cell table:formula="of:=[.A1721]*[.A1721]" office:value-type="float" office:value="0.00000000152885692036" calcext:value-type="float">
            <text:p>1.52885692036E-09</text:p>
          </table:table-cell>
          <table:table-cell table:formula="of:=([.A1721]-[.B1721])*([.A1721]-[.B1721])" office:value-type="float" office:value="0.00000003895270638736" calcext:value-type="float">
            <text:p>3.895270638736E-08</text:p>
          </table:table-cell>
          <table:table-cell table:number-columns-repeated="2"/>
        </table:table-row>
        <table:table-row table:style-name="ro1">
          <table:table-cell office:value-type="float" office:value="0.000152051" calcext:value-type="float">
            <text:p>0.000152051</text:p>
          </table:table-cell>
          <table:table-cell office:value-type="float" office:value="0.00261984" calcext:value-type="float">
            <text:p>0.00261984</text:p>
          </table:table-cell>
          <table:table-cell table:formula="of:=[.A1722]*[.A1722]" office:value-type="float" office:value="0.000000023119506601" calcext:value-type="float">
            <text:p>2.3119506601E-08</text:p>
          </table:table-cell>
          <table:table-cell table:formula="of:=([.A1722]-[.B1722])*([.A1722]-[.B1722])" office:value-type="float" office:value="0.000006089982548521" calcext:value-type="float">
            <text:p>6.089982548521E-06</text:p>
          </table:table-cell>
          <table:table-cell table:number-columns-repeated="2"/>
        </table:table-row>
        <table:table-row table:style-name="ro1">
          <table:table-cell office:value-type="float" office:value="0.0000498891" calcext:value-type="float">
            <text:p>0.0000498891</text:p>
          </table:table-cell>
          <table:table-cell office:value-type="float" office:value="0.00309825" calcext:value-type="float">
            <text:p>0.00309825</text:p>
          </table:table-cell>
          <table:table-cell table:formula="of:=[.A1723]*[.A1723]" office:value-type="float" office:value="0.00000000248892229881" calcext:value-type="float">
            <text:p>2.48892229881E-09</text:p>
          </table:table-cell>
          <table:table-cell table:formula="of:=([.A1723]-[.B1723])*([.A1723]-[.B1723])" office:value-type="float" office:value="0.00000929250417664881" calcext:value-type="float">
            <text:p>9.29250417664881E-06</text:p>
          </table:table-cell>
          <table:table-cell table:number-columns-repeated="2"/>
        </table:table-row>
        <table:table-row table:style-name="ro1">
          <table:table-cell office:value-type="float" office:value="0.000162184" calcext:value-type="float">
            <text:p>0.000162184</text:p>
          </table:table-cell>
          <table:table-cell office:value-type="float" office:value="0.00852148" calcext:value-type="float">
            <text:p>0.00852148</text:p>
          </table:table-cell>
          <table:table-cell table:formula="of:=[.A1724]*[.A1724]" office:value-type="float" office:value="0.000000026303649856" calcext:value-type="float">
            <text:p>2.6303649856E-08</text:p>
          </table:table-cell>
          <table:table-cell table:formula="of:=([.A1724]-[.B1724])*([.A1724]-[.B1724])" office:value-type="float" office:value="0.000069877829615616" calcext:value-type="float">
            <text:p>6.9877829615616E-05</text:p>
          </table:table-cell>
          <table:table-cell table:number-columns-repeated="2"/>
        </table:table-row>
        <table:table-row table:style-name="ro1">
          <table:table-cell office:value-type="float" office:value="0.0000299811" calcext:value-type="float">
            <text:p>0.0000299811</text:p>
          </table:table-cell>
          <table:table-cell office:value-type="float" office:value="0.0000753971" calcext:value-type="float">
            <text:p>0.0000753971</text:p>
          </table:table-cell>
          <table:table-cell table:formula="of:=[.A1725]*[.A1725]" office:value-type="float" office:value="0.00000000089886635721" calcext:value-type="float">
            <text:p>8.9886635721E-10</text:p>
          </table:table-cell>
          <table:table-cell table:formula="of:=([.A1725]-[.B1725])*([.A1725]-[.B1725])" office:value-type="float" office:value="0.000000002062613056" calcext:value-type="float">
            <text:p>2.062613056E-09</text:p>
          </table:table-cell>
          <table:table-cell table:number-columns-repeated="2"/>
        </table:table-row>
        <table:table-row table:style-name="ro1">
          <table:table-cell office:value-type="float" office:value="0.0000299811" calcext:value-type="float">
            <text:p>0.0000299811</text:p>
          </table:table-cell>
          <table:table-cell office:value-type="float" office:value="0.011505" calcext:value-type="float">
            <text:p>0.011505</text:p>
          </table:table-cell>
          <table:table-cell table:formula="of:=[.A1726]*[.A1726]" office:value-type="float" office:value="0.00000000089886635721" calcext:value-type="float">
            <text:p>8.9886635721E-10</text:p>
          </table:table-cell>
          <table:table-cell table:formula="of:=([.A1726]-[.B1726])*([.A1726]-[.B1726])" office:value-type="float" office:value="0.000131676058755357" calcext:value-type="float">
            <text:p>0.000131676058755357</text:p>
          </table:table-cell>
          <table:table-cell table:number-columns-repeated="2"/>
        </table:table-row>
        <table:table-row table:style-name="ro1">
          <table:table-cell office:value-type="float" office:value="0.0000299811" calcext:value-type="float">
            <text:p>0.0000299811</text:p>
          </table:table-cell>
          <table:table-cell office:value-type="float" office:value="0.0330863" calcext:value-type="float">
            <text:p>0.0330863</text:p>
          </table:table-cell>
          <table:table-cell table:formula="of:=[.A1727]*[.A1727]" office:value-type="float" office:value="0.00000000089886635721" calcext:value-type="float">
            <text:p>8.9886635721E-10</text:p>
          </table:table-cell>
          <table:table-cell table:formula="of:=([.A1727]-[.B1727])*([.A1727]-[.B1727])" office:value-type="float" office:value="0.0010927202192185" calcext:value-type="float">
            <text:p>0.0010927202192185</text:p>
          </table:table-cell>
          <table:table-cell table:number-columns-repeated="2"/>
        </table:table-row>
        <table:table-row table:style-name="ro1">
          <table:table-cell office:value-type="float" office:value="0.0000233054" calcext:value-type="float">
            <text:p>0.0000233054</text:p>
          </table:table-cell>
          <table:table-cell office:value-type="float" office:value="0.0228316" calcext:value-type="float">
            <text:p>0.0228316</text:p>
          </table:table-cell>
          <table:table-cell table:formula="of:=[.A1728]*[.A1728]" office:value-type="float" office:value="0.00000000054314166916" calcext:value-type="float">
            <text:p>5.4314166916E-10</text:p>
          </table:table-cell>
          <table:table-cell table:formula="of:=([.A1728]-[.B1728])*([.A1728]-[.B1728])" office:value-type="float" office:value="0.000520218302560389" calcext:value-type="float">
            <text:p>0.000520218302560389</text:p>
          </table:table-cell>
          <table:table-cell table:number-columns-repeated="2"/>
        </table:table-row>
        <table:table-row table:style-name="ro1">
          <table:table-cell office:value-type="float" office:value="0.000076592" calcext:value-type="float">
            <text:p>0.000076592</text:p>
          </table:table-cell>
          <table:table-cell office:value-type="float" office:value="0.000220974" calcext:value-type="float">
            <text:p>0.000220974</text:p>
          </table:table-cell>
          <table:table-cell table:formula="of:=[.A1729]*[.A1729]" office:value-type="float" office:value="0.000000005866334464" calcext:value-type="float">
            <text:p>5.866334464E-09</text:p>
          </table:table-cell>
          <table:table-cell table:formula="of:=([.A1729]-[.B1729])*([.A1729]-[.B1729])" office:value-type="float" office:value="0.000000020846161924" calcext:value-type="float">
            <text:p>2.0846161924E-08</text:p>
          </table:table-cell>
          <table:table-cell table:number-columns-repeated="2"/>
        </table:table-row>
        <table:table-row table:style-name="ro1">
          <table:table-cell office:value-type="float" office:value="0.000181556" calcext:value-type="float">
            <text:p>0.000181556</text:p>
          </table:table-cell>
          <table:table-cell office:value-type="float" office:value="0.0000525268" calcext:value-type="float">
            <text:p>0.0000525268</text:p>
          </table:table-cell>
          <table:table-cell table:formula="of:=[.A1730]*[.A1730]" office:value-type="float" office:value="0.000000032962581136" calcext:value-type="float">
            <text:p>3.2962581136E-08</text:p>
          </table:table-cell>
          <table:table-cell table:formula="of:=([.A1730]-[.B1730])*([.A1730]-[.B1730])" office:value-type="float" office:value="0.00000001664853445264" calcext:value-type="float">
            <text:p>1.664853445264E-08</text:p>
          </table:table-cell>
          <table:table-cell table:number-columns-repeated="2"/>
        </table:table-row>
        <table:table-row table:style-name="ro1">
          <table:table-cell office:value-type="float" office:value="0.000146031" calcext:value-type="float">
            <text:p>0.000146031</text:p>
          </table:table-cell>
          <table:table-cell office:value-type="float" office:value="0.0000000408635" calcext:value-type="float">
            <text:p>0.0000000408635</text:p>
          </table:table-cell>
          <table:table-cell table:formula="of:=[.A1731]*[.A1731]" office:value-type="float" office:value="0.000000021325052961" calcext:value-type="float">
            <text:p>2.1325052961E-08</text:p>
          </table:table-cell>
          <table:table-cell table:formula="of:=([.A1731]-[.B1731])*([.A1731]-[.B1731])" office:value-type="float" office:value="0.00000002131311995529" calcext:value-type="float">
            <text:p>2.13131199552886E-08</text:p>
          </table:table-cell>
          <table:table-cell table:number-columns-repeated="2"/>
        </table:table-row>
        <table:table-row table:style-name="ro1">
          <table:table-cell office:value-type="float" office:value="0.000104785" calcext:value-type="float">
            <text:p>0.000104785</text:p>
          </table:table-cell>
          <table:table-cell office:value-type="float" office:value="0.0178806" calcext:value-type="float">
            <text:p>0.0178806</text:p>
          </table:table-cell>
          <table:table-cell table:formula="of:=[.A1732]*[.A1732]" office:value-type="float" office:value="0.000000010979896225" calcext:value-type="float">
            <text:p>1.0979896225E-08</text:p>
          </table:table-cell>
          <table:table-cell table:formula="of:=([.A1732]-[.B1732])*([.A1732]-[.B1732])" office:value-type="float" office:value="0.000315979598914225" calcext:value-type="float">
            <text:p>0.000315979598914225</text:p>
          </table:table-cell>
          <table:table-cell table:number-columns-repeated="2"/>
        </table:table-row>
        <table:table-row table:style-name="ro1">
          <table:table-cell office:value-type="float" office:value="0.000929296" calcext:value-type="float">
            <text:p>0.000929296</text:p>
          </table:table-cell>
          <table:table-cell office:value-type="float" office:value="0.000000113262" calcext:value-type="float">
            <text:p>0.000000113262</text:p>
          </table:table-cell>
          <table:table-cell table:formula="of:=[.A1733]*[.A1733]" office:value-type="float" office:value="0.000000863591055616" calcext:value-type="float">
            <text:p>8.63591055616E-07</text:p>
          </table:table-cell>
          <table:table-cell table:formula="of:=([.A1733]-[.B1733])*([.A1733]-[.B1733])" office:value-type="float" office:value="0.00000086338056059718" calcext:value-type="float">
            <text:p>8.63380560597177E-07</text:p>
          </table:table-cell>
          <table:table-cell table:number-columns-repeated="2"/>
        </table:table-row>
        <table:table-row table:style-name="ro1">
          <table:table-cell office:value-type="float" office:value="0.0135283" calcext:value-type="float">
            <text:p>0.0135283</text:p>
          </table:table-cell>
          <table:table-cell office:value-type="float" office:value="0.0000147624" calcext:value-type="float">
            <text:p>0.0000147624</text:p>
          </table:table-cell>
          <table:table-cell table:formula="of:=[.A1734]*[.A1734]" office:value-type="float" office:value="0.00018301490089" calcext:value-type="float">
            <text:p>0.00018301490089</text:p>
          </table:table-cell>
          <table:table-cell table:formula="of:=([.A1734]-[.B1734])*([.A1734]-[.B1734])" office:value-type="float" office:value="0.000182615698466614" calcext:value-type="float">
            <text:p>0.000182615698466614</text:p>
          </table:table-cell>
          <table:table-cell table:number-columns-repeated="2"/>
        </table:table-row>
        <table:table-row table:style-name="ro1">
          <table:table-cell office:value-type="float" office:value="0.0299831" calcext:value-type="float">
            <text:p>0.0299831</text:p>
          </table:table-cell>
          <table:table-cell office:value-type="float" office:value="0.0000450065" calcext:value-type="float">
            <text:p>0.0000450065</text:p>
          </table:table-cell>
          <table:table-cell table:formula="of:=[.A1735]*[.A1735]" office:value-type="float" office:value="0.00089898628561" calcext:value-type="float">
            <text:p>0.00089898628561</text:p>
          </table:table-cell>
          <table:table-cell table:formula="of:=([.A1735]-[.B1735])*([.A1735]-[.B1735])" office:value-type="float" office:value="0.000896289442414742" calcext:value-type="float">
            <text:p>0.000896289442414742</text:p>
          </table:table-cell>
          <table:table-cell table:number-columns-repeated="2"/>
        </table:table-row>
        <table:table-row table:style-name="ro1">
          <table:table-cell office:value-type="float" office:value="0.0549437" calcext:value-type="float">
            <text:p>0.0549437</text:p>
          </table:table-cell>
          <table:table-cell office:value-type="float" office:value="0.000157335" calcext:value-type="float">
            <text:p>0.000157335</text:p>
          </table:table-cell>
          <table:table-cell table:formula="of:=[.A1736]*[.A1736]" office:value-type="float" office:value="0.00301881016969" calcext:value-type="float">
            <text:p>0.00301881016969</text:p>
          </table:table-cell>
          <table:table-cell table:formula="of:=([.A1736]-[.B1736])*([.A1736]-[.B1736])" office:value-type="float" office:value="0.00300154578991322" calcext:value-type="float">
            <text:p>0.00300154578991322</text:p>
          </table:table-cell>
          <table:table-cell table:number-columns-repeated="2"/>
        </table:table-row>
        <table:table-row table:style-name="ro1">
          <table:table-cell office:value-type="float" office:value="0.0820338" calcext:value-type="float">
            <text:p>0.0820338</text:p>
          </table:table-cell>
          <table:table-cell office:value-type="float" office:value="0.0120389" calcext:value-type="float">
            <text:p>0.0120389</text:p>
          </table:table-cell>
          <table:table-cell table:formula="of:=[.A1737]*[.A1737]" office:value-type="float" office:value="0.00672954434244" calcext:value-type="float">
            <text:p>0.00672954434244</text:p>
          </table:table-cell>
          <table:table-cell table:formula="of:=([.A1737]-[.B1737])*([.A1737]-[.B1737])" office:value-type="float" office:value="0.00489928602601" calcext:value-type="float">
            <text:p>0.00489928602601</text:p>
          </table:table-cell>
          <table:table-cell table:number-columns-repeated="2"/>
        </table:table-row>
        <table:table-row table:style-name="ro1">
          <table:table-cell office:value-type="float" office:value="0.066771" calcext:value-type="float">
            <text:p>0.066771</text:p>
          </table:table-cell>
          <table:table-cell office:value-type="float" office:value="0.00296883" calcext:value-type="float">
            <text:p>0.00296883</text:p>
          </table:table-cell>
          <table:table-cell table:formula="of:=[.A1738]*[.A1738]" office:value-type="float" office:value="0.004458366441" calcext:value-type="float">
            <text:p>0.004458366441</text:p>
          </table:table-cell>
          <table:table-cell table:formula="of:=([.A1738]-[.B1738])*([.A1738]-[.B1738])" office:value-type="float" office:value="0.0040707168967089" calcext:value-type="float">
            <text:p>0.0040707168967089</text:p>
          </table:table-cell>
          <table:table-cell table:number-columns-repeated="2"/>
        </table:table-row>
        <table:table-row table:style-name="ro1">
          <table:table-cell office:value-type="float" office:value="0.066771" calcext:value-type="float">
            <text:p>0.066771</text:p>
          </table:table-cell>
          <table:table-cell office:value-type="float" office:value="0.0130486" calcext:value-type="float">
            <text:p>0.0130486</text:p>
          </table:table-cell>
          <table:table-cell table:formula="of:=[.A1739]*[.A1739]" office:value-type="float" office:value="0.004458366441" calcext:value-type="float">
            <text:p>0.004458366441</text:p>
          </table:table-cell>
          <table:table-cell table:formula="of:=([.A1739]-[.B1739])*([.A1739]-[.B1739])" office:value-type="float" office:value="0.00288609626176" calcext:value-type="float">
            <text:p>0.00288609626176</text:p>
          </table:table-cell>
          <table:table-cell table:number-columns-repeated="2"/>
        </table:table-row>
        <table:table-row table:style-name="ro1">
          <table:table-cell office:value-type="float" office:value="0.121231" calcext:value-type="float">
            <text:p>0.121231</text:p>
          </table:table-cell>
          <table:table-cell office:value-type="float" office:value="0.17874" calcext:value-type="float">
            <text:p>0.17874</text:p>
          </table:table-cell>
          <table:table-cell table:formula="of:=[.A1740]*[.A1740]" office:value-type="float" office:value="0.014696955361" calcext:value-type="float">
            <text:p>0.014696955361</text:p>
          </table:table-cell>
          <table:table-cell table:formula="of:=([.A1740]-[.B1740])*([.A1740]-[.B1740])" office:value-type="float" office:value="0.003307285081" calcext:value-type="float">
            <text:p>0.003307285081</text:p>
          </table:table-cell>
          <table:table-cell table:number-columns-repeated="2"/>
        </table:table-row>
        <table:table-row table:style-name="ro1">
          <table:table-cell office:value-type="float" office:value="0.121231" calcext:value-type="float">
            <text:p>0.121231</text:p>
          </table:table-cell>
          <table:table-cell office:value-type="float" office:value="0.244101" calcext:value-type="float">
            <text:p>0.244101</text:p>
          </table:table-cell>
          <table:table-cell table:formula="of:=[.A1741]*[.A1741]" office:value-type="float" office:value="0.014696955361" calcext:value-type="float">
            <text:p>0.014696955361</text:p>
          </table:table-cell>
          <table:table-cell table:formula="of:=([.A1741]-[.B1741])*([.A1741]-[.B1741])" office:value-type="float" office:value="0.0150970369" calcext:value-type="float">
            <text:p>0.0150970369</text:p>
          </table:table-cell>
          <table:table-cell table:number-columns-repeated="2"/>
        </table:table-row>
        <table:table-row table:style-name="ro1">
          <table:table-cell office:value-type="float" office:value="0.123963" calcext:value-type="float">
            <text:p>0.123963</text:p>
          </table:table-cell>
          <table:table-cell office:value-type="float" office:value="0.127989" calcext:value-type="float">
            <text:p>0.127989</text:p>
          </table:table-cell>
          <table:table-cell table:formula="of:=[.A1742]*[.A1742]" office:value-type="float" office:value="0.015366825369" calcext:value-type="float">
            <text:p>0.015366825369</text:p>
          </table:table-cell>
          <table:table-cell table:formula="of:=([.A1742]-[.B1742])*([.A1742]-[.B1742])" office:value-type="float" office:value="0.0000162086759999999" calcext:value-type="float">
            <text:p>1.62086759999999E-05</text:p>
          </table:table-cell>
          <table:table-cell table:number-columns-repeated="2"/>
        </table:table-row>
        <table:table-row table:style-name="ro1">
          <table:table-cell office:value-type="float" office:value="0.178938" calcext:value-type="float">
            <text:p>0.178938</text:p>
          </table:table-cell>
          <table:table-cell office:value-type="float" office:value="0.164989" calcext:value-type="float">
            <text:p>0.164989</text:p>
          </table:table-cell>
          <table:table-cell table:formula="of:=[.A1743]*[.A1743]" office:value-type="float" office:value="0.032018807844" calcext:value-type="float">
            <text:p>0.032018807844</text:p>
          </table:table-cell>
          <table:table-cell table:formula="of:=([.A1743]-[.B1743])*([.A1743]-[.B1743])" office:value-type="float" office:value="0.000194574601" calcext:value-type="float">
            <text:p>0.000194574601</text:p>
          </table:table-cell>
          <table:table-cell table:number-columns-repeated="2"/>
        </table:table-row>
        <table:table-row table:style-name="ro1">
          <table:table-cell office:value-type="float" office:value="0.297888" calcext:value-type="float">
            <text:p>0.297888</text:p>
          </table:table-cell>
          <table:table-cell office:value-type="float" office:value="0.112248" calcext:value-type="float">
            <text:p>0.112248</text:p>
          </table:table-cell>
          <table:table-cell table:formula="of:=[.A1744]*[.A1744]" office:value-type="float" office:value="0.088737260544" calcext:value-type="float">
            <text:p>0.088737260544</text:p>
          </table:table-cell>
          <table:table-cell table:formula="of:=([.A1744]-[.B1744])*([.A1744]-[.B1744])" office:value-type="float" office:value="0.0344622096" calcext:value-type="float">
            <text:p>0.0344622096</text:p>
          </table:table-cell>
          <table:table-cell table:number-columns-repeated="2"/>
        </table:table-row>
        <table:table-row table:style-name="ro1">
          <table:table-cell office:value-type="float" office:value="0.367504" calcext:value-type="float">
            <text:p>0.367504</text:p>
          </table:table-cell>
          <table:table-cell office:value-type="float" office:value="0.136457" calcext:value-type="float">
            <text:p>0.136457</text:p>
          </table:table-cell>
          <table:table-cell table:formula="of:=[.A1745]*[.A1745]" office:value-type="float" office:value="0.135059190016" calcext:value-type="float">
            <text:p>0.135059190016</text:p>
          </table:table-cell>
          <table:table-cell table:formula="of:=([.A1745]-[.B1745])*([.A1745]-[.B1745])" office:value-type="float" office:value="0.053382716209" calcext:value-type="float">
            <text:p>0.053382716209</text:p>
          </table:table-cell>
          <table:table-cell table:number-columns-repeated="2"/>
        </table:table-row>
        <table:table-row table:style-name="ro1">
          <table:table-cell office:value-type="float" office:value="0.367504" calcext:value-type="float">
            <text:p>0.367504</text:p>
          </table:table-cell>
          <table:table-cell office:value-type="float" office:value="0.120524" calcext:value-type="float">
            <text:p>0.120524</text:p>
          </table:table-cell>
          <table:table-cell table:formula="of:=[.A1746]*[.A1746]" office:value-type="float" office:value="0.135059190016" calcext:value-type="float">
            <text:p>0.135059190016</text:p>
          </table:table-cell>
          <table:table-cell table:formula="of:=([.A1746]-[.B1746])*([.A1746]-[.B1746])" office:value-type="float" office:value="0.0609991204" calcext:value-type="float">
            <text:p>0.0609991204</text:p>
          </table:table-cell>
          <table:table-cell table:number-columns-repeated="2"/>
        </table:table-row>
        <table:table-row table:style-name="ro1">
          <table:table-cell office:value-type="float" office:value="0.498906" calcext:value-type="float">
            <text:p>0.498906</text:p>
          </table:table-cell>
          <table:table-cell office:value-type="float" office:value="0.150156" calcext:value-type="float">
            <text:p>0.150156</text:p>
          </table:table-cell>
          <table:table-cell table:formula="of:=[.A1747]*[.A1747]" office:value-type="float" office:value="0.248907196836" calcext:value-type="float">
            <text:p>0.248907196836</text:p>
          </table:table-cell>
          <table:table-cell table:formula="of:=([.A1747]-[.B1747])*([.A1747]-[.B1747])" office:value-type="float" office:value="0.1216265625" calcext:value-type="float">
            <text:p>0.1216265625</text:p>
          </table:table-cell>
          <table:table-cell table:number-columns-repeated="2"/>
        </table:table-row>
        <table:table-row table:style-name="ro1">
          <table:table-cell office:value-type="float" office:value="0.615064" calcext:value-type="float">
            <text:p>0.615064</text:p>
          </table:table-cell>
          <table:table-cell office:value-type="float" office:value="0.253985" calcext:value-type="float">
            <text:p>0.253985</text:p>
          </table:table-cell>
          <table:table-cell table:formula="of:=[.A1748]*[.A1748]" office:value-type="float" office:value="0.378303724096" calcext:value-type="float">
            <text:p>0.378303724096</text:p>
          </table:table-cell>
          <table:table-cell table:formula="of:=([.A1748]-[.B1748])*([.A1748]-[.B1748])" office:value-type="float" office:value="0.130378044241" calcext:value-type="float">
            <text:p>0.130378044241</text:p>
          </table:table-cell>
          <table:table-cell table:number-columns-repeated="2"/>
        </table:table-row>
        <table:table-row table:style-name="ro1">
          <table:table-cell office:value-type="float" office:value="0.615064" calcext:value-type="float">
            <text:p>0.615064</text:p>
          </table:table-cell>
          <table:table-cell office:value-type="float" office:value="0.587912" calcext:value-type="float">
            <text:p>0.587912</text:p>
          </table:table-cell>
          <table:table-cell table:formula="of:=[.A1749]*[.A1749]" office:value-type="float" office:value="0.378303724096" calcext:value-type="float">
            <text:p>0.378303724096</text:p>
          </table:table-cell>
          <table:table-cell table:formula="of:=([.A1749]-[.B1749])*([.A1749]-[.B1749])" office:value-type="float" office:value="0.000737231104000004" calcext:value-type="float">
            <text:p>0.000737231104000004</text:p>
          </table:table-cell>
          <table:table-cell table:number-columns-repeated="2"/>
        </table:table-row>
        <table:table-row table:style-name="ro1">
          <table:table-cell office:value-type="float" office:value="0.952448" calcext:value-type="float">
            <text:p>0.952448</text:p>
          </table:table-cell>
          <table:table-cell office:value-type="float" office:value="0.775874" calcext:value-type="float">
            <text:p>0.775874</text:p>
          </table:table-cell>
          <table:table-cell table:formula="of:=[.A1750]*[.A1750]" office:value-type="float" office:value="0.907157192704" calcext:value-type="float">
            <text:p>0.907157192704</text:p>
          </table:table-cell>
          <table:table-cell table:formula="of:=([.A1750]-[.B1750])*([.A1750]-[.B1750])" office:value-type="float" office:value="0.031178377476" calcext:value-type="float">
            <text:p>0.031178377476</text:p>
          </table:table-cell>
          <table:table-cell table:number-columns-repeated="2"/>
        </table:table-row>
        <table:table-row table:style-name="ro1">
          <table:table-cell office:value-type="float" office:value="0.952449" calcext:value-type="float">
            <text:p>0.952449</text:p>
          </table:table-cell>
          <table:table-cell office:value-type="float" office:value="0.813342" calcext:value-type="float">
            <text:p>0.813342</text:p>
          </table:table-cell>
          <table:table-cell table:formula="of:=[.A1751]*[.A1751]" office:value-type="float" office:value="0.907159097601" calcext:value-type="float">
            <text:p>0.907159097601</text:p>
          </table:table-cell>
          <table:table-cell table:formula="of:=([.A1751]-[.B1751])*([.A1751]-[.B1751])" office:value-type="float" office:value="0.019350757449" calcext:value-type="float">
            <text:p>0.019350757449</text:p>
          </table:table-cell>
          <table:table-cell table:number-columns-repeated="2"/>
        </table:table-row>
        <table:table-row table:style-name="ro1">
          <table:table-cell office:value-type="float" office:value="0.952448" calcext:value-type="float">
            <text:p>0.952448</text:p>
          </table:table-cell>
          <table:table-cell office:value-type="float" office:value="0.851457" calcext:value-type="float">
            <text:p>0.851457</text:p>
          </table:table-cell>
          <table:table-cell table:formula="of:=[.A1752]*[.A1752]" office:value-type="float" office:value="0.907157192704" calcext:value-type="float">
            <text:p>0.907157192704</text:p>
          </table:table-cell>
          <table:table-cell table:formula="of:=([.A1752]-[.B1752])*([.A1752]-[.B1752])" office:value-type="float" office:value="0.010199182081" calcext:value-type="float">
            <text:p>0.010199182081</text:p>
          </table:table-cell>
          <table:table-cell table:number-columns-repeated="2"/>
        </table:table-row>
        <table:table-row table:style-name="ro1">
          <table:table-cell office:value-type="float" office:value="0.952448" calcext:value-type="float">
            <text:p>0.952448</text:p>
          </table:table-cell>
          <table:table-cell office:value-type="float" office:value="0.94182" calcext:value-type="float">
            <text:p>0.94182</text:p>
          </table:table-cell>
          <table:table-cell table:formula="of:=[.A1753]*[.A1753]" office:value-type="float" office:value="0.907157192704" calcext:value-type="float">
            <text:p>0.907157192704</text:p>
          </table:table-cell>
          <table:table-cell table:formula="of:=([.A1753]-[.B1753])*([.A1753]-[.B1753])" office:value-type="float" office:value="0.000112954383999999" calcext:value-type="float">
            <text:p>0.000112954383999999</text:p>
          </table:table-cell>
          <table:table-cell table:number-columns-repeated="2"/>
        </table:table-row>
        <table:table-row table:style-name="ro1">
          <table:table-cell office:value-type="float" office:value="0.997717" calcext:value-type="float">
            <text:p>0.997717</text:p>
          </table:table-cell>
          <table:table-cell office:value-type="float" office:value="0.963841" calcext:value-type="float">
            <text:p>0.963841</text:p>
          </table:table-cell>
          <table:table-cell table:formula="of:=[.A1754]*[.A1754]" office:value-type="float" office:value="0.995439212089" calcext:value-type="float">
            <text:p>0.995439212089</text:p>
          </table:table-cell>
          <table:table-cell table:formula="of:=([.A1754]-[.B1754])*([.A1754]-[.B1754])" office:value-type="float" office:value="0.001147583376" calcext:value-type="float">
            <text:p>0.001147583376</text:p>
          </table:table-cell>
          <table:table-cell table:number-columns-repeated="2"/>
        </table:table-row>
        <table:table-row table:style-name="ro1">
          <table:table-cell office:value-type="float" office:value="0.997718" calcext:value-type="float">
            <text:p>0.997718</text:p>
          </table:table-cell>
          <table:table-cell office:value-type="float" office:value="0.977034" calcext:value-type="float">
            <text:p>0.977034</text:p>
          </table:table-cell>
          <table:table-cell table:formula="of:=[.A1755]*[.A1755]" office:value-type="float" office:value="0.995441207524" calcext:value-type="float">
            <text:p>0.995441207524</text:p>
          </table:table-cell>
          <table:table-cell table:formula="of:=([.A1755]-[.B1755])*([.A1755]-[.B1755])" office:value-type="float" office:value="0.000427827856000001" calcext:value-type="float">
            <text:p>0.000427827856000001</text:p>
          </table:table-cell>
          <table:table-cell table:number-columns-repeated="2"/>
        </table:table-row>
        <table:table-row table:style-name="ro1">
          <table:table-cell office:value-type="float" office:value="0.997718" calcext:value-type="float">
            <text:p>0.997718</text:p>
          </table:table-cell>
          <table:table-cell office:value-type="float" office:value="0.994757" calcext:value-type="float">
            <text:p>0.994757</text:p>
          </table:table-cell>
          <table:table-cell table:formula="of:=[.A1756]*[.A1756]" office:value-type="float" office:value="0.995441207524" calcext:value-type="float">
            <text:p>0.995441207524</text:p>
          </table:table-cell>
          <table:table-cell table:formula="of:=([.A1756]-[.B1756])*([.A1756]-[.B1756])" office:value-type="float" office:value="0.00000876752099999995" calcext:value-type="float">
            <text:p>8.76752099999995E-06</text:p>
          </table:table-cell>
          <table:table-cell table:number-columns-repeated="2"/>
        </table:table-row>
        <table:table-row table:style-name="ro1">
          <table:table-cell office:value-type="float" office:value="0.000177026" calcext:value-type="float">
            <text:p>0.000177026</text:p>
          </table:table-cell>
          <table:table-cell office:value-type="float" office:value="0.00000303222" calcext:value-type="float">
            <text:p>0.00000303222</text:p>
          </table:table-cell>
          <table:table-cell table:formula="of:=[.A1757]*[.A1757]" office:value-type="float" office:value="0.000000031338204676" calcext:value-type="float">
            <text:p>3.1338204676E-08</text:p>
          </table:table-cell>
          <table:table-cell table:formula="of:=([.A1757]-[.B1757])*([.A1757]-[.B1757])" office:value-type="float" office:value="0.00000003027383547869" calcext:value-type="float">
            <text:p>3.02738354786884E-08</text:p>
          </table:table-cell>
          <table:table-cell table:number-columns-repeated="2"/>
        </table:table-row>
        <table:table-row table:style-name="ro1">
          <table:table-cell office:value-type="float" office:value="0.000121891" calcext:value-type="float">
            <text:p>0.000121891</text:p>
          </table:table-cell>
          <table:table-cell office:value-type="float" office:value="0.00000000124403" calcext:value-type="float">
            <text:p>0.00000000124403</text:p>
          </table:table-cell>
          <table:table-cell table:formula="of:=[.A1758]*[.A1758]" office:value-type="float" office:value="0.000000014857415881" calcext:value-type="float">
            <text:p>1.4857415881E-08</text:p>
          </table:table-cell>
          <table:table-cell table:formula="of:=([.A1758]-[.B1758])*([.A1758]-[.B1758])" office:value-type="float" office:value="0.00000001485711261043" calcext:value-type="float">
            <text:p>1.48571126104262E-08</text:p>
          </table:table-cell>
          <table:table-cell table:number-columns-repeated="2"/>
        </table:table-row>
        <table:table-row table:style-name="ro1">
          <table:table-cell office:value-type="float" office:value="0.0000668764" calcext:value-type="float">
            <text:p>0.0000668764</text:p>
          </table:table-cell>
          <table:table-cell office:value-type="float" office:value="0.0000000673461" calcext:value-type="float">
            <text:p>0.0000000673461</text:p>
          </table:table-cell>
          <table:table-cell table:formula="of:=[.A1759]*[.A1759]" office:value-type="float" office:value="0.00000000447245287696" calcext:value-type="float">
            <text:p>4.47245287696E-09</text:p>
          </table:table-cell>
          <table:table-cell table:formula="of:=([.A1759]-[.B1759])*([.A1759]-[.B1759])" office:value-type="float" office:value="0.00000000446344968301" calcext:value-type="float">
            <text:p>4.4634496830131E-09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00505082" calcext:value-type="float">
            <text:p>0.0000000505082</text:p>
          </table:table-cell>
          <table:table-cell table:formula="of:=[.A1760]*[.A1760]" office:value-type="float" office:value="0.00000000000005684362" calcext:value-type="float">
            <text:p>5.6843619561E-14</text:p>
          </table:table-cell>
          <table:table-cell table:formula="of:=([.A1760]-[.B1760])*([.A1760]-[.B1760])" office:value-type="float" office:value="0.00000000000003531047" calcext:value-type="float">
            <text:p>3.531046875664E-14</text:p>
          </table:table-cell>
          <table:table-cell table:number-columns-repeated="2"/>
        </table:table-row>
        <table:table-row table:style-name="ro1">
          <table:table-cell office:value-type="float" office:value="0.000151753" calcext:value-type="float">
            <text:p>0.000151753</text:p>
          </table:table-cell>
          <table:table-cell office:value-type="float" office:value="0.000934466" calcext:value-type="float">
            <text:p>0.000934466</text:p>
          </table:table-cell>
          <table:table-cell table:formula="of:=[.A1761]*[.A1761]" office:value-type="float" office:value="0.000000023028973009" calcext:value-type="float">
            <text:p>2.3028973009E-08</text:p>
          </table:table-cell>
          <table:table-cell table:formula="of:=([.A1761]-[.B1761])*([.A1761]-[.B1761])" office:value-type="float" office:value="0.000000612639640369" calcext:value-type="float">
            <text:p>6.12639640369E-07</text:p>
          </table:table-cell>
          <table:table-cell table:number-columns-repeated="2"/>
        </table:table-row>
        <table:table-row table:style-name="ro1">
          <table:table-cell office:value-type="float" office:value="0.00000929832" calcext:value-type="float">
            <text:p>0.00000929832</text:p>
          </table:table-cell>
          <table:table-cell office:value-type="float" office:value="0.00282253" calcext:value-type="float">
            <text:p>0.00282253</text:p>
          </table:table-cell>
          <table:table-cell table:formula="of:=[.A1762]*[.A1762]" office:value-type="float" office:value="0.00000000008645875482" calcext:value-type="float">
            <text:p>8.64587548224E-11</text:p>
          </table:table-cell>
          <table:table-cell table:formula="of:=([.A1762]-[.B1762])*([.A1762]-[.B1762])" office:value-type="float" office:value="0.00000791427248535562" calcext:value-type="float">
            <text:p>7.91427248535562E-06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0110916" calcext:value-type="float">
            <text:p>0.000110916</text:p>
          </table:table-cell>
          <table:table-cell table:formula="of:=[.A1763]*[.A1763]" office:value-type="float" office:value="0.00000000000142107857" calcext:value-type="float">
            <text:p>1.4210785681E-12</text:p>
          </table:table-cell>
          <table:table-cell table:formula="of:=([.A1763]-[.B1763])*([.A1763]-[.B1763])" office:value-type="float" office:value="0.00000001203933642569" calcext:value-type="float">
            <text:p>1.20393364256881E-08</text:p>
          </table:table-cell>
          <table:table-cell table:number-columns-repeated="2"/>
        </table:table-row>
        <table:table-row table:style-name="ro1">
          <table:table-cell office:value-type="float" office:value="0.0000506639" calcext:value-type="float">
            <text:p>0.0000506639</text:p>
          </table:table-cell>
          <table:table-cell office:value-type="float" office:value="0.00319284" calcext:value-type="float">
            <text:p>0.00319284</text:p>
          </table:table-cell>
          <table:table-cell table:formula="of:=[.A1764]*[.A1764]" office:value-type="float" office:value="0.00000000256683076321" calcext:value-type="float">
            <text:p>2.56683076321E-09</text:p>
          </table:table-cell>
          <table:table-cell table:formula="of:=([.A1764]-[.B1764])*([.A1764]-[.B1764])" office:value-type="float" office:value="0.00000987327064341121" calcext:value-type="float">
            <text:p>9.87327064341121E-06</text:p>
          </table:table-cell>
          <table:table-cell table:number-columns-repeated="2"/>
        </table:table-row>
        <table:table-row table:style-name="ro1">
          <table:table-cell office:value-type="float" office:value="0.000100434" calcext:value-type="float">
            <text:p>0.000100434</text:p>
          </table:table-cell>
          <table:table-cell office:value-type="float" office:value="0.00247528" calcext:value-type="float">
            <text:p>0.00247528</text:p>
          </table:table-cell>
          <table:table-cell table:formula="of:=[.A1765]*[.A1765]" office:value-type="float" office:value="0.000000010086988356" calcext:value-type="float">
            <text:p>1.0086988356E-08</text:p>
          </table:table-cell>
          <table:table-cell table:formula="of:=([.A1765]-[.B1765])*([.A1765]-[.B1765])" office:value-type="float" office:value="0.000005639893523716" calcext:value-type="float">
            <text:p>5.639893523716E-06</text:p>
          </table:table-cell>
          <table:table-cell table:number-columns-repeated="2"/>
        </table:table-row>
        <table:table-row table:style-name="ro1">
          <table:table-cell office:value-type="float" office:value="0.0000295043" calcext:value-type="float">
            <text:p>0.0000295043</text:p>
          </table:table-cell>
          <table:table-cell office:value-type="float" office:value="0.000924182" calcext:value-type="float">
            <text:p>0.000924182</text:p>
          </table:table-cell>
          <table:table-cell table:formula="of:=[.A1766]*[.A1766]" office:value-type="float" office:value="0.00000000087050371849" calcext:value-type="float">
            <text:p>8.7050371849E-10</text:p>
          </table:table-cell>
          <table:table-cell table:formula="of:=([.A1766]-[.B1766])*([.A1766]-[.B1766])" office:value-type="float" office:value="0.00000080044818687729" calcext:value-type="float">
            <text:p>8.0044818687729E-07</text:p>
          </table:table-cell>
          <table:table-cell table:number-columns-repeated="2"/>
        </table:table-row>
        <table:table-row table:style-name="ro1">
          <table:table-cell office:value-type="float" office:value="0.000505686" calcext:value-type="float">
            <text:p>0.000505686</text:p>
          </table:table-cell>
          <table:table-cell office:value-type="float" office:value="0.0000000103747" calcext:value-type="float">
            <text:p>0.0000000103747</text:p>
          </table:table-cell>
          <table:table-cell table:formula="of:=[.A1767]*[.A1767]" office:value-type="float" office:value="0.000000255718330596" calcext:value-type="float">
            <text:p>2.55718330596E-07</text:p>
          </table:table-cell>
          <table:table-cell table:formula="of:=([.A1767]-[.B1767])*([.A1767]-[.B1767])" office:value-type="float" office:value="0.00000025570783802255" calcext:value-type="float">
            <text:p>2.55707838022546E-07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11235" calcext:value-type="float">
            <text:p>0.00011235</text:p>
          </table:table-cell>
          <table:table-cell table:formula="of:=[.A1768]*[.A1768]" office:value-type="float" office:value="0.00000000085649290281" calcext:value-type="float">
            <text:p>8.5649290281E-10</text:p>
          </table:table-cell>
          <table:table-cell table:formula="of:=([.A1768]-[.B1768])*([.A1768]-[.B1768])" office:value-type="float" office:value="0.00000000690296767281" calcext:value-type="float">
            <text:p>6.90296767281E-09</text:p>
          </table:table-cell>
          <table:table-cell table:number-columns-repeated="2"/>
        </table:table-row>
        <table:table-row table:style-name="ro1">
          <table:table-cell office:value-type="float" office:value="0.0000428557" calcext:value-type="float">
            <text:p>0.0000428557</text:p>
          </table:table-cell>
          <table:table-cell office:value-type="float" office:value="0.00869995" calcext:value-type="float">
            <text:p>0.00869995</text:p>
          </table:table-cell>
          <table:table-cell table:formula="of:=[.A1769]*[.A1769]" office:value-type="float" office:value="0.00000000183661102249" calcext:value-type="float">
            <text:p>1.83661102249E-09</text:p>
          </table:table-cell>
          <table:table-cell table:formula="of:=([.A1769]-[.B1769])*([.A1769]-[.B1769])" office:value-type="float" office:value="0.0000749452817190925" calcext:value-type="float">
            <text:p>7.49452817190925E-05</text:p>
          </table:table-cell>
          <table:table-cell table:number-columns-repeated="2"/>
        </table:table-row>
        <table:table-row table:style-name="ro1">
          <table:table-cell office:value-type="float" office:value="0.00031656" calcext:value-type="float">
            <text:p>0.00031656</text:p>
          </table:table-cell>
          <table:table-cell office:value-type="float" office:value="0.0585572" calcext:value-type="float">
            <text:p>0.0585572</text:p>
          </table:table-cell>
          <table:table-cell table:formula="of:=[.A1770]*[.A1770]" office:value-type="float" office:value="0.0000001002102336" calcext:value-type="float">
            <text:p>0.0000001002102336</text:p>
          </table:table-cell>
          <table:table-cell table:formula="of:=([.A1770]-[.B1770])*([.A1770]-[.B1770])" office:value-type="float" office:value="0.0033919721476096" calcext:value-type="float">
            <text:p>0.0033919721476096</text:p>
          </table:table-cell>
          <table:table-cell table:number-columns-repeated="2"/>
        </table:table-row>
        <table:table-row table:style-name="ro1">
          <table:table-cell office:value-type="float" office:value="0.00295693" calcext:value-type="float">
            <text:p>0.00295693</text:p>
          </table:table-cell>
          <table:table-cell office:value-type="float" office:value="0.103721" calcext:value-type="float">
            <text:p>0.103721</text:p>
          </table:table-cell>
          <table:table-cell table:formula="of:=[.A1771]*[.A1771]" office:value-type="float" office:value="0.0000087434350249" calcext:value-type="float">
            <text:p>0.0000087434350249</text:p>
          </table:table-cell>
          <table:table-cell table:formula="of:=([.A1771]-[.B1771])*([.A1771]-[.B1771])" office:value-type="float" office:value="0.0101533978029649" calcext:value-type="float">
            <text:p>0.0101533978029649</text:p>
          </table:table-cell>
          <table:table-cell table:number-columns-repeated="2"/>
        </table:table-row>
        <table:table-row table:style-name="ro1">
          <table:table-cell office:value-type="float" office:value="0.0228533" calcext:value-type="float">
            <text:p>0.0228533</text:p>
          </table:table-cell>
          <table:table-cell office:value-type="float" office:value="0.0252162" calcext:value-type="float">
            <text:p>0.0252162</text:p>
          </table:table-cell>
          <table:table-cell table:formula="of:=[.A1772]*[.A1772]" office:value-type="float" office:value="0.00052227332089" calcext:value-type="float">
            <text:p>0.00052227332089</text:p>
          </table:table-cell>
          <table:table-cell table:formula="of:=([.A1772]-[.B1772])*([.A1772]-[.B1772])" office:value-type="float" office:value="0.00000558329641000001" calcext:value-type="float">
            <text:p>0.00000558329641000001</text:p>
          </table:table-cell>
          <table:table-cell table:number-columns-repeated="2"/>
        </table:table-row>
        <table:table-row table:style-name="ro1">
          <table:table-cell office:value-type="float" office:value="0.0983279" calcext:value-type="float">
            <text:p>0.0983279</text:p>
          </table:table-cell>
          <table:table-cell office:value-type="float" office:value="0.00250854" calcext:value-type="float">
            <text:p>0.00250854</text:p>
          </table:table-cell>
          <table:table-cell table:formula="of:=[.A1773]*[.A1773]" office:value-type="float" office:value="0.00966837591841" calcext:value-type="float">
            <text:p>0.00966837591841</text:p>
          </table:table-cell>
          <table:table-cell table:formula="of:=([.A1773]-[.B1773])*([.A1773]-[.B1773])" office:value-type="float" office:value="0.0091813497508096" calcext:value-type="float">
            <text:p>0.0091813497508096</text:p>
          </table:table-cell>
          <table:table-cell table:number-columns-repeated="2"/>
        </table:table-row>
        <table:table-row table:style-name="ro1">
          <table:table-cell office:value-type="float" office:value="0.0983279" calcext:value-type="float">
            <text:p>0.0983279</text:p>
          </table:table-cell>
          <table:table-cell office:value-type="float" office:value="0.132827" calcext:value-type="float">
            <text:p>0.132827</text:p>
          </table:table-cell>
          <table:table-cell table:formula="of:=[.A1774]*[.A1774]" office:value-type="float" office:value="0.00966837591841" calcext:value-type="float">
            <text:p>0.00966837591841</text:p>
          </table:table-cell>
          <table:table-cell table:formula="of:=([.A1774]-[.B1774])*([.A1774]-[.B1774])" office:value-type="float" office:value="0.00119018790081" calcext:value-type="float">
            <text:p>0.00119018790081</text:p>
          </table:table-cell>
          <table:table-cell table:number-columns-repeated="2"/>
        </table:table-row>
        <table:table-row table:style-name="ro1">
          <table:table-cell office:value-type="float" office:value="0.15238" calcext:value-type="float">
            <text:p>0.15238</text:p>
          </table:table-cell>
          <table:table-cell office:value-type="float" office:value="0.0915631" calcext:value-type="float">
            <text:p>0.0915631</text:p>
          </table:table-cell>
          <table:table-cell table:formula="of:=[.A1775]*[.A1775]" office:value-type="float" office:value="0.0232196644" calcext:value-type="float">
            <text:p>0.0232196644</text:p>
          </table:table-cell>
          <table:table-cell table:formula="of:=([.A1775]-[.B1775])*([.A1775]-[.B1775])" office:value-type="float" office:value="0.00369869532561" calcext:value-type="float">
            <text:p>0.00369869532561</text:p>
          </table:table-cell>
          <table:table-cell table:number-columns-repeated="2"/>
        </table:table-row>
        <table:table-row table:style-name="ro1">
          <table:table-cell office:value-type="float" office:value="0.22086" calcext:value-type="float">
            <text:p>0.22086</text:p>
          </table:table-cell>
          <table:table-cell office:value-type="float" office:value="0.0953118" calcext:value-type="float">
            <text:p>0.0953118</text:p>
          </table:table-cell>
          <table:table-cell table:formula="of:=[.A1776]*[.A1776]" office:value-type="float" office:value="0.0487791396" calcext:value-type="float">
            <text:p>0.0487791396</text:p>
          </table:table-cell>
          <table:table-cell table:formula="of:=([.A1776]-[.B1776])*([.A1776]-[.B1776])" office:value-type="float" office:value="0.01576235052324" calcext:value-type="float">
            <text:p>0.01576235052324</text:p>
          </table:table-cell>
          <table:table-cell table:number-columns-repeated="2"/>
        </table:table-row>
        <table:table-row table:style-name="ro1">
          <table:table-cell office:value-type="float" office:value="0.268565" calcext:value-type="float">
            <text:p>0.268565</text:p>
          </table:table-cell>
          <table:table-cell office:value-type="float" office:value="0.0960761" calcext:value-type="float">
            <text:p>0.0960761</text:p>
          </table:table-cell>
          <table:table-cell table:formula="of:=[.A1777]*[.A1777]" office:value-type="float" office:value="0.072127159225" calcext:value-type="float">
            <text:p>0.072127159225</text:p>
          </table:table-cell>
          <table:table-cell table:formula="of:=([.A1777]-[.B1777])*([.A1777]-[.B1777])" office:value-type="float" office:value="0.02975242062321" calcext:value-type="float">
            <text:p>0.02975242062321</text:p>
          </table:table-cell>
          <table:table-cell table:number-columns-repeated="2"/>
        </table:table-row>
        <table:table-row table:style-name="ro1">
          <table:table-cell office:value-type="float" office:value="0.252099" calcext:value-type="float">
            <text:p>0.252099</text:p>
          </table:table-cell>
          <table:table-cell office:value-type="float" office:value="0.387894" calcext:value-type="float">
            <text:p>0.387894</text:p>
          </table:table-cell>
          <table:table-cell table:formula="of:=[.A1778]*[.A1778]" office:value-type="float" office:value="0.063553905801" calcext:value-type="float">
            <text:p>0.063553905801</text:p>
          </table:table-cell>
          <table:table-cell table:formula="of:=([.A1778]-[.B1778])*([.A1778]-[.B1778])" office:value-type="float" office:value="0.018440282025" calcext:value-type="float">
            <text:p>0.018440282025</text:p>
          </table:table-cell>
          <table:table-cell table:number-columns-repeated="2"/>
        </table:table-row>
        <table:table-row table:style-name="ro1">
          <table:table-cell office:value-type="float" office:value="0.252099" calcext:value-type="float">
            <text:p>0.252099</text:p>
          </table:table-cell>
          <table:table-cell office:value-type="float" office:value="0.412892" calcext:value-type="float">
            <text:p>0.412892</text:p>
          </table:table-cell>
          <table:table-cell table:formula="of:=[.A1779]*[.A1779]" office:value-type="float" office:value="0.063553905801" calcext:value-type="float">
            <text:p>0.063553905801</text:p>
          </table:table-cell>
          <table:table-cell table:formula="of:=([.A1779]-[.B1779])*([.A1779]-[.B1779])" office:value-type="float" office:value="0.025854388849" calcext:value-type="float">
            <text:p>0.025854388849</text:p>
          </table:table-cell>
          <table:table-cell table:number-columns-repeated="2"/>
        </table:table-row>
        <table:table-row table:style-name="ro1">
          <table:table-cell office:value-type="float" office:value="0.252099" calcext:value-type="float">
            <text:p>0.252099</text:p>
          </table:table-cell>
          <table:table-cell office:value-type="float" office:value="0.428228" calcext:value-type="float">
            <text:p>0.428228</text:p>
          </table:table-cell>
          <table:table-cell table:formula="of:=[.A1780]*[.A1780]" office:value-type="float" office:value="0.063553905801" calcext:value-type="float">
            <text:p>0.063553905801</text:p>
          </table:table-cell>
          <table:table-cell table:formula="of:=([.A1780]-[.B1780])*([.A1780]-[.B1780])" office:value-type="float" office:value="0.031021424641" calcext:value-type="float">
            <text:p>0.031021424641</text:p>
          </table:table-cell>
          <table:table-cell table:number-columns-repeated="2"/>
        </table:table-row>
        <table:table-row table:style-name="ro1">
          <table:table-cell office:value-type="float" office:value="0.363064" calcext:value-type="float">
            <text:p>0.363064</text:p>
          </table:table-cell>
          <table:table-cell office:value-type="float" office:value="0.512034" calcext:value-type="float">
            <text:p>0.512034</text:p>
          </table:table-cell>
          <table:table-cell table:formula="of:=[.A1781]*[.A1781]" office:value-type="float" office:value="0.131815468096" calcext:value-type="float">
            <text:p>0.131815468096</text:p>
          </table:table-cell>
          <table:table-cell table:formula="of:=([.A1781]-[.B1781])*([.A1781]-[.B1781])" office:value-type="float" office:value="0.0221920609" calcext:value-type="float">
            <text:p>0.0221920609</text:p>
          </table:table-cell>
          <table:table-cell table:number-columns-repeated="2"/>
        </table:table-row>
        <table:table-row table:style-name="ro1">
          <table:table-cell office:value-type="float" office:value="0.363064" calcext:value-type="float">
            <text:p>0.363064</text:p>
          </table:table-cell>
          <table:table-cell office:value-type="float" office:value="0.531251" calcext:value-type="float">
            <text:p>0.531251</text:p>
          </table:table-cell>
          <table:table-cell table:formula="of:=[.A1782]*[.A1782]" office:value-type="float" office:value="0.131815468096" calcext:value-type="float">
            <text:p>0.131815468096</text:p>
          </table:table-cell>
          <table:table-cell table:formula="of:=([.A1782]-[.B1782])*([.A1782]-[.B1782])" office:value-type="float" office:value="0.028286866969" calcext:value-type="float">
            <text:p>0.028286866969</text:p>
          </table:table-cell>
          <table:table-cell table:number-columns-repeated="2"/>
        </table:table-row>
        <table:table-row table:style-name="ro1">
          <table:table-cell office:value-type="float" office:value="0.363064" calcext:value-type="float">
            <text:p>0.363064</text:p>
          </table:table-cell>
          <table:table-cell office:value-type="float" office:value="0.551563" calcext:value-type="float">
            <text:p>0.551563</text:p>
          </table:table-cell>
          <table:table-cell table:formula="of:=[.A1783]*[.A1783]" office:value-type="float" office:value="0.131815468096" calcext:value-type="float">
            <text:p>0.131815468096</text:p>
          </table:table-cell>
          <table:table-cell table:formula="of:=([.A1783]-[.B1783])*([.A1783]-[.B1783])" office:value-type="float" office:value="0.035531873001" calcext:value-type="float">
            <text:p>0.035531873001</text:p>
          </table:table-cell>
          <table:table-cell table:number-columns-repeated="2"/>
        </table:table-row>
        <table:table-row table:style-name="ro1">
          <table:table-cell office:value-type="float" office:value="0.363064" calcext:value-type="float">
            <text:p>0.363064</text:p>
          </table:table-cell>
          <table:table-cell office:value-type="float" office:value="0.519782" calcext:value-type="float">
            <text:p>0.519782</text:p>
          </table:table-cell>
          <table:table-cell table:formula="of:=[.A1784]*[.A1784]" office:value-type="float" office:value="0.131815468096" calcext:value-type="float">
            <text:p>0.131815468096</text:p>
          </table:table-cell>
          <table:table-cell table:formula="of:=([.A1784]-[.B1784])*([.A1784]-[.B1784])" office:value-type="float" office:value="0.024560531524" calcext:value-type="float">
            <text:p>0.02456053152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305168" calcext:value-type="float">
            <text:p>0.305168</text:p>
          </table:table-cell>
          <table:table-cell table:formula="of:=[.A1785]*[.A1785]" office:value-type="float" office:value="0.999978000121" calcext:value-type="float">
            <text:p>0.999978000121</text:p>
          </table:table-cell>
          <table:table-cell table:formula="of:=([.A1785]-[.B1785])*([.A1785]-[.B1785])" office:value-type="float" office:value="0.482776222041" calcext:value-type="float">
            <text:p>0.48277622204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39521" calcext:value-type="float">
            <text:p>0.39521</text:p>
          </table:table-cell>
          <table:table-cell table:formula="of:=[.A1786]*[.A1786]" office:value-type="float" office:value="0.9999800001" calcext:value-type="float">
            <text:p>0.9999800001</text:p>
          </table:table-cell>
          <table:table-cell table:formula="of:=([.A1786]-[.B1786])*([.A1786]-[.B1786])" office:value-type="float" office:value="0.3657588484" calcext:value-type="float">
            <text:p>0.365758848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412638" calcext:value-type="float">
            <text:p>0.412638</text:p>
          </table:table-cell>
          <table:table-cell table:formula="of:=[.A1787]*[.A1787]" office:value-type="float" office:value="0.999978000121" calcext:value-type="float">
            <text:p>0.999978000121</text:p>
          </table:table-cell>
          <table:table-cell table:formula="of:=([.A1787]-[.B1787])*([.A1787]-[.B1787])" office:value-type="float" office:value="0.344981197201" calcext:value-type="float">
            <text:p>0.34498119720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431619" calcext:value-type="float">
            <text:p>0.431619</text:p>
          </table:table-cell>
          <table:table-cell table:formula="of:=[.A1788]*[.A1788]" office:value-type="float" office:value="0.9999800001" calcext:value-type="float">
            <text:p>0.9999800001</text:p>
          </table:table-cell>
          <table:table-cell table:formula="of:=([.A1788]-[.B1788])*([.A1788]-[.B1788])" office:value-type="float" office:value="0.323045593641" calcext:value-type="float">
            <text:p>0.32304559364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452169" calcext:value-type="float">
            <text:p>0.452169</text:p>
          </table:table-cell>
          <table:table-cell table:formula="of:=[.A1789]*[.A1789]" office:value-type="float" office:value="0.9999800001" calcext:value-type="float">
            <text:p>0.9999800001</text:p>
          </table:table-cell>
          <table:table-cell table:formula="of:=([.A1789]-[.B1789])*([.A1789]-[.B1789])" office:value-type="float" office:value="0.300107848041" calcext:value-type="float">
            <text:p>0.30010784804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805046" calcext:value-type="float">
            <text:p>0.805046</text:p>
          </table:table-cell>
          <table:table-cell table:formula="of:=[.A1790]*[.A1790]" office:value-type="float" office:value="0.999978000121" calcext:value-type="float">
            <text:p>0.999978000121</text:p>
          </table:table-cell>
          <table:table-cell table:formula="of:=([.A1790]-[.B1790])*([.A1790]-[.B1790])" office:value-type="float" office:value="0.038002773249" calcext:value-type="float">
            <text:p>0.03800277324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17905" calcext:value-type="float">
            <text:p>0.917905</text:p>
          </table:table-cell>
          <table:table-cell table:formula="of:=[.A1791]*[.A1791]" office:value-type="float" office:value="0.9999800001" calcext:value-type="float">
            <text:p>0.9999800001</text:p>
          </table:table-cell>
          <table:table-cell table:formula="of:=([.A1791]-[.B1791])*([.A1791]-[.B1791])" office:value-type="float" office:value="0.00673794722500001" calcext:value-type="float">
            <text:p>0.0067379472250000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55963" calcext:value-type="float">
            <text:p>0.955963</text:p>
          </table:table-cell>
          <table:table-cell table:formula="of:=[.A1792]*[.A1792]" office:value-type="float" office:value="0.999978000121" calcext:value-type="float">
            <text:p>0.999978000121</text:p>
          </table:table-cell>
          <table:table-cell table:formula="of:=([.A1792]-[.B1792])*([.A1792]-[.B1792])" office:value-type="float" office:value="0.001938288676" calcext:value-type="float">
            <text:p>0.00193828867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84712" calcext:value-type="float">
            <text:p>0.984712</text:p>
          </table:table-cell>
          <table:table-cell table:formula="of:=[.A1793]*[.A1793]" office:value-type="float" office:value="0.9999800001" calcext:value-type="float">
            <text:p>0.9999800001</text:p>
          </table:table-cell>
          <table:table-cell table:formula="of:=([.A1793]-[.B1793])*([.A1793]-[.B1793])" office:value-type="float" office:value="0.000233417284" calcext:value-type="float">
            <text:p>0.00023341728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2" calcext:value-type="float">
            <text:p>0.998192</text:p>
          </table:table-cell>
          <table:table-cell table:formula="of:=[.A1794]*[.A1794]" office:value-type="float" office:value="0.999978000121" calcext:value-type="float">
            <text:p>0.999978000121</text:p>
          </table:table-cell>
          <table:table-cell table:formula="of:=([.A1794]-[.B1794])*([.A1794]-[.B1794])" office:value-type="float" office:value="0.00000322920900000017" calcext:value-type="float">
            <text:p>3.22920900000017E-0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[.A1795]*[.A1795]" office:value-type="float" office:value="0.9999800001" calcext:value-type="float">
            <text:p>0.9999800001</text:p>
          </table:table-cell>
          <table:table-cell table:formula="of:=([.A1795]-[.B1795])*([.A1795]-[.B1795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00000590277" calcext:value-type="float">
            <text:p>0.0000000590277</text:p>
          </table:table-cell>
          <table:table-cell table:formula="of:=[.A1796]*[.A1796]" office:value-type="float" office:value="0.00000000001236696789" calcext:value-type="float">
            <text:p>1.23669678889E-11</text:p>
          </table:table-cell>
          <table:table-cell table:formula="of:=([.A1796]-[.B1796])*([.A1796]-[.B1796])" office:value-type="float" office:value="0.00000000001195529027" calcext:value-type="float">
            <text:p>1.19552902747493E-11</text:p>
          </table:table-cell>
          <table:table-cell table:number-columns-repeated="2"/>
        </table:table-row>
        <table:table-row table:style-name="ro1">
          <table:table-cell office:value-type="float" office:value="0.0000170469" calcext:value-type="float">
            <text:p>0.0000170469</text:p>
          </table:table-cell>
          <table:table-cell office:value-type="float" office:value="0.00121607" calcext:value-type="float">
            <text:p>0.00121607</text:p>
          </table:table-cell>
          <table:table-cell table:formula="of:=[.A1797]*[.A1797]" office:value-type="float" office:value="0.00000000029059679961" calcext:value-type="float">
            <text:p>2.9059679961E-10</text:p>
          </table:table-cell>
          <table:table-cell table:formula="of:=([.A1797]-[.B1797])*([.A1797]-[.B1797])" office:value-type="float" office:value="0.00000143765639433361" calcext:value-type="float">
            <text:p>1.43765639433361E-06</text:p>
          </table:table-cell>
          <table:table-cell table:number-columns-repeated="2"/>
        </table:table-row>
        <table:table-row table:style-name="ro1">
          <table:table-cell office:value-type="float" office:value="0.0000199676" calcext:value-type="float">
            <text:p>0.0000199676</text:p>
          </table:table-cell>
          <table:table-cell office:value-type="float" office:value="0.0000525687" calcext:value-type="float">
            <text:p>0.0000525687</text:p>
          </table:table-cell>
          <table:table-cell table:formula="of:=[.A1798]*[.A1798]" office:value-type="float" office:value="0.00000000039870504976" calcext:value-type="float">
            <text:p>3.9870504976E-10</text:p>
          </table:table-cell>
          <table:table-cell table:formula="of:=([.A1798]-[.B1798])*([.A1798]-[.B1798])" office:value-type="float" office:value="0.00000000106283172121" calcext:value-type="float">
            <text:p>1.06283172121E-09</text:p>
          </table:table-cell>
          <table:table-cell table:number-columns-repeated="2"/>
        </table:table-row>
        <table:table-row table:style-name="ro1">
          <table:table-cell office:value-type="float" office:value="0.0000659823" calcext:value-type="float">
            <text:p>0.0000659823</text:p>
          </table:table-cell>
          <table:table-cell office:value-type="float" office:value="0.000000817958" calcext:value-type="float">
            <text:p>0.000000817958</text:p>
          </table:table-cell>
          <table:table-cell table:formula="of:=[.A1799]*[.A1799]" office:value-type="float" office:value="0.00000000435366391329" calcext:value-type="float">
            <text:p>4.35366391329E-09</text:p>
          </table:table-cell>
          <table:table-cell table:formula="of:=([.A1799]-[.B1799])*([.A1799]-[.B1799])" office:value-type="float" office:value="0.00000000424639146829" calcext:value-type="float">
            <text:p>4.24639146829296E-09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000405461" calcext:value-type="float">
            <text:p>0.00000000405461</text:p>
          </table:table-cell>
          <table:table-cell table:formula="of:=[.A1800]*[.A1800]" office:value-type="float" office:value="0.00000000000102673636" calcext:value-type="float">
            <text:p>1.0267363584E-12</text:p>
          </table:table-cell>
          <table:table-cell table:formula="of:=([.A1800]-[.B1800])*([.A1800]-[.B1800])" office:value-type="float" office:value="0.00000000000101853589" calcext:value-type="float">
            <text:p>1.01853588782065E-12</text:p>
          </table:table-cell>
          <table:table-cell table:number-columns-repeated="2"/>
        </table:table-row>
        <table:table-row table:style-name="ro1">
          <table:table-cell office:value-type="float" office:value="0.0000252724" calcext:value-type="float">
            <text:p>0.0000252724</text:p>
          </table:table-cell>
          <table:table-cell office:value-type="float" office:value="0.000000598356" calcext:value-type="float">
            <text:p>0.000000598356</text:p>
          </table:table-cell>
          <table:table-cell table:formula="of:=[.A1801]*[.A1801]" office:value-type="float" office:value="0.00000000063869420176" calcext:value-type="float">
            <text:p>6.3869420176E-10</text:p>
          </table:table-cell>
          <table:table-cell table:formula="of:=([.A1801]-[.B1801])*([.A1801]-[.B1801])" office:value-type="float" office:value="0.00000000060880844731" calcext:value-type="float">
            <text:p>6.08808447313936E-10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478297" calcext:value-type="float">
            <text:p>0.000000478297</text:p>
          </table:table-cell>
          <table:table-cell table:formula="of:=[.A1802]*[.A1802]" office:value-type="float" office:value="0.00000000006379248848" calcext:value-type="float">
            <text:p>6.37924884804E-11</text:p>
          </table:table-cell>
          <table:table-cell table:formula="of:=([.A1802]-[.B1802])*([.A1802]-[.B1802])" office:value-type="float" office:value="0.00000000005638092109" calcext:value-type="float">
            <text:p>5.6380921090729E-11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0167332" calcext:value-type="float">
            <text:p>0.0000167332</text:p>
          </table:table-cell>
          <table:table-cell table:formula="of:=[.A1803]*[.A1803]" office:value-type="float" office:value="0.00000000003552708341" calcext:value-type="float">
            <text:p>3.55270834116E-11</text:p>
          </table:table-cell>
          <table:table-cell table:formula="of:=([.A1803]-[.B1803])*([.A1803]-[.B1803])" office:value-type="float" office:value="0.00000000011605192711" calcext:value-type="float">
            <text:p>1.160519271076E-10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189014" calcext:value-type="float">
            <text:p>0.000189014</text:p>
          </table:table-cell>
          <table:table-cell table:formula="of:=[.A1804]*[.A1804]" office:value-type="float" office:value="0.00000000008100540009" calcext:value-type="float">
            <text:p>8.100540009E-11</text:p>
          </table:table-cell>
          <table:table-cell table:formula="of:=([.A1804]-[.B1804])*([.A1804]-[.B1804])" office:value-type="float" office:value="0.00000003240493218769" calcext:value-type="float">
            <text:p>3.240493218769E-08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378998" calcext:value-type="float">
            <text:p>0.000378998</text:p>
          </table:table-cell>
          <table:table-cell table:formula="of:=[.A1805]*[.A1805]" office:value-type="float" office:value="0.00000000000319744466" calcext:value-type="float">
            <text:p>3.1974446596E-12</text:p>
          </table:table-cell>
          <table:table-cell table:formula="of:=([.A1805]-[.B1805])*([.A1805]-[.B1805])" office:value-type="float" office:value="0.00000014228727848122" calcext:value-type="float">
            <text:p>1.4228727848122E-07</text:p>
          </table:table-cell>
          <table:table-cell table:number-columns-repeated="2"/>
        </table:table-row>
        <table:table-row table:style-name="ro1">
          <table:table-cell office:value-type="float" office:value="0.0000169277" calcext:value-type="float">
            <text:p>0.0000169277</text:p>
          </table:table-cell>
          <table:table-cell office:value-type="float" office:value="0.00000022421" calcext:value-type="float">
            <text:p>0.00000022421</text:p>
          </table:table-cell>
          <table:table-cell table:formula="of:=[.A1806]*[.A1806]" office:value-type="float" office:value="0.00000000028654702729" calcext:value-type="float">
            <text:p>2.8654702729E-10</text:p>
          </table:table-cell>
          <table:table-cell table:formula="of:=([.A1806]-[.B1806])*([.A1806]-[.B1806])" office:value-type="float" office:value="0.00000000027900657818" calcext:value-type="float">
            <text:p>2.790065781801E-10</text:p>
          </table:table-cell>
          <table:table-cell table:number-columns-repeated="2"/>
        </table:table-row>
        <table:table-row table:style-name="ro1">
          <table:table-cell office:value-type="float" office:value="0.0000452399" calcext:value-type="float">
            <text:p>0.0000452399</text:p>
          </table:table-cell>
          <table:table-cell office:value-type="float" office:value="0.00427793" calcext:value-type="float">
            <text:p>0.00427793</text:p>
          </table:table-cell>
          <table:table-cell table:formula="of:=[.A1807]*[.A1807]" office:value-type="float" office:value="0.00000000204664855201" calcext:value-type="float">
            <text:p>2.04664855201E-09</text:p>
          </table:table-cell>
          <table:table-cell table:formula="of:=([.A1807]-[.B1807])*([.A1807]-[.B1807])" office:value-type="float" office:value="0.000017915665482638" calcext:value-type="float">
            <text:p>1.7915665482638E-05</text:p>
          </table:table-cell>
          <table:table-cell table:number-columns-repeated="2"/>
        </table:table-row>
        <table:table-row table:style-name="ro1">
          <table:table-cell office:value-type="float" office:value="0.0000736713" calcext:value-type="float">
            <text:p>0.0000736713</text:p>
          </table:table-cell>
          <table:table-cell office:value-type="float" office:value="0.0000071384" calcext:value-type="float">
            <text:p>0.0000071384</text:p>
          </table:table-cell>
          <table:table-cell table:formula="of:=[.A1808]*[.A1808]" office:value-type="float" office:value="0.00000000542746044369" calcext:value-type="float">
            <text:p>5.42746044369E-09</text:p>
          </table:table-cell>
          <table:table-cell table:formula="of:=([.A1808]-[.B1808])*([.A1808]-[.B1808])" office:value-type="float" office:value="0.00000000442662678241" calcext:value-type="float">
            <text:p>4.42662678241E-09</text:p>
          </table:table-cell>
          <table:table-cell table:number-columns-repeated="2"/>
        </table:table-row>
        <table:table-row table:style-name="ro1">
          <table:table-cell office:value-type="float" office:value="0.0000294447" calcext:value-type="float">
            <text:p>0.0000294447</text:p>
          </table:table-cell>
          <table:table-cell office:value-type="float" office:value="0.00310501" calcext:value-type="float">
            <text:p>0.00310501</text:p>
          </table:table-cell>
          <table:table-cell table:formula="of:=[.A1809]*[.A1809]" office:value-type="float" office:value="0.00000000086699035809" calcext:value-type="float">
            <text:p>8.6699035809E-10</text:p>
          </table:table-cell>
          <table:table-cell table:formula="of:=([.A1809]-[.B1809])*([.A1809]-[.B1809])" office:value-type="float" office:value="0.00000945910191456409" calcext:value-type="float">
            <text:p>9.45910191456409E-06</text:p>
          </table:table-cell>
          <table:table-cell table:number-columns-repeated="2"/>
        </table:table-row>
        <table:table-row table:style-name="ro1">
          <table:table-cell office:value-type="float" office:value="0.000190258" calcext:value-type="float">
            <text:p>0.000190258</text:p>
          </table:table-cell>
          <table:table-cell office:value-type="float" office:value="0.00000590279" calcext:value-type="float">
            <text:p>0.00000590279</text:p>
          </table:table-cell>
          <table:table-cell table:formula="of:=[.A1810]*[.A1810]" office:value-type="float" office:value="0.000000036198106564" calcext:value-type="float">
            <text:p>3.6198106564E-08</text:p>
          </table:table-cell>
          <table:table-cell table:formula="of:=([.A1810]-[.B1810])*([.A1810]-[.B1810])" office:value-type="float" office:value="0.00000003398684345414" calcext:value-type="float">
            <text:p>3.39868434541441E-08</text:p>
          </table:table-cell>
          <table:table-cell table:number-columns-repeated="2"/>
        </table:table-row>
        <table:table-row table:style-name="ro1">
          <table:table-cell office:value-type="float" office:value="0.000190258" calcext:value-type="float">
            <text:p>0.000190258</text:p>
          </table:table-cell>
          <table:table-cell office:value-type="float" office:value="0.000015693" calcext:value-type="float">
            <text:p>0.000015693</text:p>
          </table:table-cell>
          <table:table-cell table:formula="of:=[.A1811]*[.A1811]" office:value-type="float" office:value="0.000000036198106564" calcext:value-type="float">
            <text:p>3.6198106564E-08</text:p>
          </table:table-cell>
          <table:table-cell table:formula="of:=([.A1811]-[.B1811])*([.A1811]-[.B1811])" office:value-type="float" office:value="0.000000030472939225" calcext:value-type="float">
            <text:p>3.0472939225E-08</text:p>
          </table:table-cell>
          <table:table-cell table:number-columns-repeated="2"/>
        </table:table-row>
        <table:table-row table:style-name="ro1">
          <table:table-cell office:value-type="float" office:value="0.0181994" calcext:value-type="float">
            <text:p>0.0181994</text:p>
          </table:table-cell>
          <table:table-cell office:value-type="float" office:value="0.000187231" calcext:value-type="float">
            <text:p>0.000187231</text:p>
          </table:table-cell>
          <table:table-cell table:formula="of:=[.A1812]*[.A1812]" office:value-type="float" office:value="0.00033121816036" calcext:value-type="float">
            <text:p>0.00033121816036</text:p>
          </table:table-cell>
          <table:table-cell table:formula="of:=([.A1812]-[.B1812])*([.A1812]-[.B1812])" office:value-type="float" office:value="0.000324438232084561" calcext:value-type="float">
            <text:p>0.000324438232084561</text:p>
          </table:table-cell>
          <table:table-cell table:number-columns-repeated="2"/>
        </table:table-row>
        <table:table-row table:style-name="ro1">
          <table:table-cell office:value-type="float" office:value="0.0242043" calcext:value-type="float">
            <text:p>0.0242043</text:p>
          </table:table-cell>
          <table:table-cell office:value-type="float" office:value="0.000672126" calcext:value-type="float">
            <text:p>0.000672126</text:p>
          </table:table-cell>
          <table:table-cell table:formula="of:=[.A1813]*[.A1813]" office:value-type="float" office:value="0.00058584813849" calcext:value-type="float">
            <text:p>0.00058584813849</text:p>
          </table:table-cell>
          <table:table-cell table:formula="of:=([.A1813]-[.B1813])*([.A1813]-[.B1813])" office:value-type="float" office:value="0.000553763213166276" calcext:value-type="float">
            <text:p>0.000553763213166276</text:p>
          </table:table-cell>
          <table:table-cell table:number-columns-repeated="2"/>
        </table:table-row>
        <table:table-row table:style-name="ro1">
          <table:table-cell office:value-type="float" office:value="0.0242044" calcext:value-type="float">
            <text:p>0.0242044</text:p>
          </table:table-cell>
          <table:table-cell office:value-type="float" office:value="0.0213298" calcext:value-type="float">
            <text:p>0.0213298</text:p>
          </table:table-cell>
          <table:table-cell table:formula="of:=[.A1814]*[.A1814]" office:value-type="float" office:value="0.00058585297936" calcext:value-type="float">
            <text:p>0.00058585297936</text:p>
          </table:table-cell>
          <table:table-cell table:formula="of:=([.A1814]-[.B1814])*([.A1814]-[.B1814])" office:value-type="float" office:value="0.00000826332516000001" calcext:value-type="float">
            <text:p>0.00000826332516000001</text:p>
          </table:table-cell>
          <table:table-cell table:number-columns-repeated="2"/>
        </table:table-row>
        <table:table-row table:style-name="ro1">
          <table:table-cell office:value-type="float" office:value="0.0242044" calcext:value-type="float">
            <text:p>0.0242044</text:p>
          </table:table-cell>
          <table:table-cell office:value-type="float" office:value="0.0844636" calcext:value-type="float">
            <text:p>0.0844636</text:p>
          </table:table-cell>
          <table:table-cell table:formula="of:=[.A1815]*[.A1815]" office:value-type="float" office:value="0.00058585297936" calcext:value-type="float">
            <text:p>0.00058585297936</text:p>
          </table:table-cell>
          <table:table-cell table:formula="of:=([.A1815]-[.B1815])*([.A1815]-[.B1815])" office:value-type="float" office:value="0.00363117118464" calcext:value-type="float">
            <text:p>0.00363117118464</text:p>
          </table:table-cell>
          <table:table-cell table:number-columns-repeated="2"/>
        </table:table-row>
        <table:table-row table:style-name="ro1">
          <table:table-cell office:value-type="float" office:value="0.0311179" calcext:value-type="float">
            <text:p>0.0311179</text:p>
          </table:table-cell>
          <table:table-cell office:value-type="float" office:value="0.120482" calcext:value-type="float">
            <text:p>0.120482</text:p>
          </table:table-cell>
          <table:table-cell table:formula="of:=[.A1816]*[.A1816]" office:value-type="float" office:value="0.00096832370041" calcext:value-type="float">
            <text:p>0.00096832370041</text:p>
          </table:table-cell>
          <table:table-cell table:formula="of:=([.A1816]-[.B1816])*([.A1816]-[.B1816])" office:value-type="float" office:value="0.00798594236881" calcext:value-type="float">
            <text:p>0.00798594236881</text:p>
          </table:table-cell>
          <table:table-cell table:number-columns-repeated="2"/>
        </table:table-row>
        <table:table-row table:style-name="ro1">
          <table:table-cell office:value-type="float" office:value="0.0311178" calcext:value-type="float">
            <text:p>0.0311178</text:p>
          </table:table-cell>
          <table:table-cell office:value-type="float" office:value="0.116771" calcext:value-type="float">
            <text:p>0.116771</text:p>
          </table:table-cell>
          <table:table-cell table:formula="of:=[.A1817]*[.A1817]" office:value-type="float" office:value="0.00096831747684" calcext:value-type="float">
            <text:p>0.00096831747684</text:p>
          </table:table-cell>
          <table:table-cell table:formula="of:=([.A1817]-[.B1817])*([.A1817]-[.B1817])" office:value-type="float" office:value="0.00733647067024" calcext:value-type="float">
            <text:p>0.00733647067024</text:p>
          </table:table-cell>
          <table:table-cell table:number-columns-repeated="2"/>
        </table:table-row>
        <table:table-row table:style-name="ro1">
          <table:table-cell office:value-type="float" office:value="0.0831545" calcext:value-type="float">
            <text:p>0.0831545</text:p>
          </table:table-cell>
          <table:table-cell office:value-type="float" office:value="0.0732515" calcext:value-type="float">
            <text:p>0.0732515</text:p>
          </table:table-cell>
          <table:table-cell table:formula="of:=[.A1818]*[.A1818]" office:value-type="float" office:value="0.00691467087025" calcext:value-type="float">
            <text:p>0.00691467087025</text:p>
          </table:table-cell>
          <table:table-cell table:formula="of:=([.A1818]-[.B1818])*([.A1818]-[.B1818])" office:value-type="float" office:value="0.0000980694090000002" calcext:value-type="float">
            <text:p>0.0000980694090000002</text:p>
          </table:table-cell>
          <table:table-cell table:number-columns-repeated="2"/>
        </table:table-row>
        <table:table-row table:style-name="ro1">
          <table:table-cell office:value-type="float" office:value="0.0831545" calcext:value-type="float">
            <text:p>0.0831545</text:p>
          </table:table-cell>
          <table:table-cell office:value-type="float" office:value="0.0872838" calcext:value-type="float">
            <text:p>0.0872838</text:p>
          </table:table-cell>
          <table:table-cell table:formula="of:=[.A1819]*[.A1819]" office:value-type="float" office:value="0.00691467087025" calcext:value-type="float">
            <text:p>0.00691467087025</text:p>
          </table:table-cell>
          <table:table-cell table:formula="of:=([.A1819]-[.B1819])*([.A1819]-[.B1819])" office:value-type="float" office:value="0.0000170511184899999" calcext:value-type="float">
            <text:p>1.70511184899999E-05</text:p>
          </table:table-cell>
          <table:table-cell table:number-columns-repeated="2"/>
        </table:table-row>
        <table:table-row table:style-name="ro1">
          <table:table-cell office:value-type="float" office:value="0.107581" calcext:value-type="float">
            <text:p>0.107581</text:p>
          </table:table-cell>
          <table:table-cell office:value-type="float" office:value="0.0825382" calcext:value-type="float">
            <text:p>0.0825382</text:p>
          </table:table-cell>
          <table:table-cell table:formula="of:=[.A1820]*[.A1820]" office:value-type="float" office:value="0.011573671561" calcext:value-type="float">
            <text:p>0.011573671561</text:p>
          </table:table-cell>
          <table:table-cell table:formula="of:=([.A1820]-[.B1820])*([.A1820]-[.B1820])" office:value-type="float" office:value="0.00062714183184" calcext:value-type="float">
            <text:p>0.00062714183184</text:p>
          </table:table-cell>
          <table:table-cell table:number-columns-repeated="2"/>
        </table:table-row>
        <table:table-row table:style-name="ro1">
          <table:table-cell office:value-type="float" office:value="0.0941516" calcext:value-type="float">
            <text:p>0.0941516</text:p>
          </table:table-cell>
          <table:table-cell office:value-type="float" office:value="0.0779287" calcext:value-type="float">
            <text:p>0.0779287</text:p>
          </table:table-cell>
          <table:table-cell table:formula="of:=[.A1821]*[.A1821]" office:value-type="float" office:value="0.00886452378256" calcext:value-type="float">
            <text:p>0.00886452378256</text:p>
          </table:table-cell>
          <table:table-cell table:formula="of:=([.A1821]-[.B1821])*([.A1821]-[.B1821])" office:value-type="float" office:value="0.00026318248441" calcext:value-type="float">
            <text:p>0.00026318248441</text:p>
          </table:table-cell>
          <table:table-cell table:number-columns-repeated="2"/>
        </table:table-row>
        <table:table-row table:style-name="ro1">
          <table:table-cell office:value-type="float" office:value="0.0941516" calcext:value-type="float">
            <text:p>0.0941516</text:p>
          </table:table-cell>
          <table:table-cell office:value-type="float" office:value="0.0805046" calcext:value-type="float">
            <text:p>0.0805046</text:p>
          </table:table-cell>
          <table:table-cell table:formula="of:=[.A1822]*[.A1822]" office:value-type="float" office:value="0.00886452378256" calcext:value-type="float">
            <text:p>0.00886452378256</text:p>
          </table:table-cell>
          <table:table-cell table:formula="of:=([.A1822]-[.B1822])*([.A1822]-[.B1822])" office:value-type="float" office:value="0.000186240609" calcext:value-type="float">
            <text:p>0.000186240609</text:p>
          </table:table-cell>
          <table:table-cell table:number-columns-repeated="2"/>
        </table:table-row>
        <table:table-row table:style-name="ro1">
          <table:table-cell office:value-type="float" office:value="0.114626" calcext:value-type="float">
            <text:p>0.114626</text:p>
          </table:table-cell>
          <table:table-cell office:value-type="float" office:value="0.113026" calcext:value-type="float">
            <text:p>0.113026</text:p>
          </table:table-cell>
          <table:table-cell table:formula="of:=[.A1823]*[.A1823]" office:value-type="float" office:value="0.013139119876" calcext:value-type="float">
            <text:p>0.013139119876</text:p>
          </table:table-cell>
          <table:table-cell table:formula="of:=([.A1823]-[.B1823])*([.A1823]-[.B1823])" office:value-type="float" office:value="0.00000256000000000001" calcext:value-type="float">
            <text:p>2.56000000000001E-06</text:p>
          </table:table-cell>
          <table:table-cell table:number-columns-repeated="2"/>
        </table:table-row>
        <table:table-row table:style-name="ro1">
          <table:table-cell office:value-type="float" office:value="0.177532" calcext:value-type="float">
            <text:p>0.177532</text:p>
          </table:table-cell>
          <table:table-cell office:value-type="float" office:value="0.0590843" calcext:value-type="float">
            <text:p>0.0590843</text:p>
          </table:table-cell>
          <table:table-cell table:formula="of:=[.A1824]*[.A1824]" office:value-type="float" office:value="0.031517611024" calcext:value-type="float">
            <text:p>0.031517611024</text:p>
          </table:table-cell>
          <table:table-cell table:formula="of:=([.A1824]-[.B1824])*([.A1824]-[.B1824])" office:value-type="float" office:value="0.01402985763529" calcext:value-type="float">
            <text:p>0.01402985763529</text:p>
          </table:table-cell>
          <table:table-cell table:number-columns-repeated="2"/>
        </table:table-row>
        <table:table-row table:style-name="ro1">
          <table:table-cell office:value-type="float" office:value="0.374668" calcext:value-type="float">
            <text:p>0.374668</text:p>
          </table:table-cell>
          <table:table-cell office:value-type="float" office:value="0.383937" calcext:value-type="float">
            <text:p>0.383937</text:p>
          </table:table-cell>
          <table:table-cell table:formula="of:=[.A1825]*[.A1825]" office:value-type="float" office:value="0.140376110224" calcext:value-type="float">
            <text:p>0.140376110224</text:p>
          </table:table-cell>
          <table:table-cell table:formula="of:=([.A1825]-[.B1825])*([.A1825]-[.B1825])" office:value-type="float" office:value="0.0000859143609999995" calcext:value-type="float">
            <text:p>8.59143609999995E-05</text:p>
          </table:table-cell>
          <table:table-cell table:number-columns-repeated="2"/>
        </table:table-row>
        <table:table-row table:style-name="ro1">
          <table:table-cell office:value-type="float" office:value="0.477014" calcext:value-type="float">
            <text:p>0.477014</text:p>
          </table:table-cell>
          <table:table-cell office:value-type="float" office:value="0.707028" calcext:value-type="float">
            <text:p>0.707028</text:p>
          </table:table-cell>
          <table:table-cell table:formula="of:=[.A1826]*[.A1826]" office:value-type="float" office:value="0.227542356196" calcext:value-type="float">
            <text:p>0.227542356196</text:p>
          </table:table-cell>
          <table:table-cell table:formula="of:=([.A1826]-[.B1826])*([.A1826]-[.B1826])" office:value-type="float" office:value="0.052906440196" calcext:value-type="float">
            <text:p>0.052906440196</text:p>
          </table:table-cell>
          <table:table-cell table:number-columns-repeated="2"/>
        </table:table-row>
        <table:table-row table:style-name="ro1">
          <table:table-cell office:value-type="float" office:value="0.477014" calcext:value-type="float">
            <text:p>0.477014</text:p>
          </table:table-cell>
          <table:table-cell office:value-type="float" office:value="0.498917" calcext:value-type="float">
            <text:p>0.498917</text:p>
          </table:table-cell>
          <table:table-cell table:formula="of:=[.A1827]*[.A1827]" office:value-type="float" office:value="0.227542356196" calcext:value-type="float">
            <text:p>0.227542356196</text:p>
          </table:table-cell>
          <table:table-cell table:formula="of:=([.A1827]-[.B1827])*([.A1827]-[.B1827])" office:value-type="float" office:value="0.000479741409" calcext:value-type="float">
            <text:p>0.000479741409</text:p>
          </table:table-cell>
          <table:table-cell table:number-columns-repeated="2"/>
        </table:table-row>
        <table:table-row table:style-name="ro1">
          <table:table-cell office:value-type="float" office:value="0.512756" calcext:value-type="float">
            <text:p>0.512756</text:p>
          </table:table-cell>
          <table:table-cell office:value-type="float" office:value="0.464331" calcext:value-type="float">
            <text:p>0.464331</text:p>
          </table:table-cell>
          <table:table-cell table:formula="of:=[.A1828]*[.A1828]" office:value-type="float" office:value="0.262918715536" calcext:value-type="float">
            <text:p>0.262918715536</text:p>
          </table:table-cell>
          <table:table-cell table:formula="of:=([.A1828]-[.B1828])*([.A1828]-[.B1828])" office:value-type="float" office:value="0.002344980625" calcext:value-type="float">
            <text:p>0.002344980625</text:p>
          </table:table-cell>
          <table:table-cell table:number-columns-repeated="2"/>
        </table:table-row>
        <table:table-row table:style-name="ro1">
          <table:table-cell office:value-type="float" office:value="0.801552" calcext:value-type="float">
            <text:p>0.801552</text:p>
          </table:table-cell>
          <table:table-cell office:value-type="float" office:value="0.853935" calcext:value-type="float">
            <text:p>0.853935</text:p>
          </table:table-cell>
          <table:table-cell table:formula="of:=[.A1829]*[.A1829]" office:value-type="float" office:value="0.642485608704" calcext:value-type="float">
            <text:p>0.642485608704</text:p>
          </table:table-cell>
          <table:table-cell table:formula="of:=([.A1829]-[.B1829])*([.A1829]-[.B1829])" office:value-type="float" office:value="0.002743978689" calcext:value-type="float">
            <text:p>0.002743978689</text:p>
          </table:table-cell>
          <table:table-cell table:number-columns-repeated="2"/>
        </table:table-row>
        <table:table-row table:style-name="ro1">
          <table:table-cell office:value-type="float" office:value="0.801552" calcext:value-type="float">
            <text:p>0.801552</text:p>
          </table:table-cell>
          <table:table-cell office:value-type="float" office:value="0.893952" calcext:value-type="float">
            <text:p>0.893952</text:p>
          </table:table-cell>
          <table:table-cell table:formula="of:=[.A1830]*[.A1830]" office:value-type="float" office:value="0.642485608704" calcext:value-type="float">
            <text:p>0.642485608704</text:p>
          </table:table-cell>
          <table:table-cell table:formula="of:=([.A1830]-[.B1830])*([.A1830]-[.B1830])" office:value-type="float" office:value="0.00853775999999999" calcext:value-type="float">
            <text:p>0.00853775999999999</text:p>
          </table:table-cell>
          <table:table-cell table:number-columns-repeated="2"/>
        </table:table-row>
        <table:table-row table:style-name="ro1">
          <table:table-cell office:value-type="float" office:value="0.909442" calcext:value-type="float">
            <text:p>0.909442</text:p>
          </table:table-cell>
          <table:table-cell office:value-type="float" office:value="0.889978" calcext:value-type="float">
            <text:p>0.889978</text:p>
          </table:table-cell>
          <table:table-cell table:formula="of:=[.A1831]*[.A1831]" office:value-type="float" office:value="0.827084751364" calcext:value-type="float">
            <text:p>0.827084751364</text:p>
          </table:table-cell>
          <table:table-cell table:formula="of:=([.A1831]-[.B1831])*([.A1831]-[.B1831])" office:value-type="float" office:value="0.000378847295999997" calcext:value-type="float">
            <text:p>0.000378847295999997</text:p>
          </table:table-cell>
          <table:table-cell table:number-columns-repeated="2"/>
        </table:table-row>
        <table:table-row table:style-name="ro1">
          <table:table-cell office:value-type="float" office:value="0.909442" calcext:value-type="float">
            <text:p>0.909442</text:p>
          </table:table-cell>
          <table:table-cell office:value-type="float" office:value="0.983144" calcext:value-type="float">
            <text:p>0.983144</text:p>
          </table:table-cell>
          <table:table-cell table:formula="of:=[.A1832]*[.A1832]" office:value-type="float" office:value="0.827084751364" calcext:value-type="float">
            <text:p>0.827084751364</text:p>
          </table:table-cell>
          <table:table-cell table:formula="of:=([.A1832]-[.B1832])*([.A1832]-[.B1832])" office:value-type="float" office:value="0.00543198480400001" calcext:value-type="float">
            <text:p>0.00543198480400001</text:p>
          </table:table-cell>
          <table:table-cell table:number-columns-repeated="2"/>
        </table:table-row>
        <table:table-row table:style-name="ro1">
          <table:table-cell office:value-type="float" office:value="0.960058" calcext:value-type="float">
            <text:p>0.960058</text:p>
          </table:table-cell>
          <table:table-cell office:value-type="float" office:value="0.996601" calcext:value-type="float">
            <text:p>0.996601</text:p>
          </table:table-cell>
          <table:table-cell table:formula="of:=[.A1833]*[.A1833]" office:value-type="float" office:value="0.921711363364" calcext:value-type="float">
            <text:p>0.921711363364</text:p>
          </table:table-cell>
          <table:table-cell table:formula="of:=([.A1833]-[.B1833])*([.A1833]-[.B1833])" office:value-type="float" office:value="0.001335390849" calcext:value-type="float">
            <text:p>0.001335390849</text:p>
          </table:table-cell>
          <table:table-cell table:number-columns-repeated="2"/>
        </table:table-row>
        <table:table-row table:style-name="ro1">
          <table:table-cell office:value-type="float" office:value="0.9678" calcext:value-type="float">
            <text:p>0.9678</text:p>
          </table:table-cell>
          <table:table-cell office:value-type="float" office:value="0.997476" calcext:value-type="float">
            <text:p>0.997476</text:p>
          </table:table-cell>
          <table:table-cell table:formula="of:=[.A1834]*[.A1834]" office:value-type="float" office:value="0.93663684" calcext:value-type="float">
            <text:p>0.93663684</text:p>
          </table:table-cell>
          <table:table-cell table:formula="of:=([.A1834]-[.B1834])*([.A1834]-[.B1834])" office:value-type="float" office:value="0.000880664976000002" calcext:value-type="float">
            <text:p>0.000880664976000002</text:p>
          </table:table-cell>
          <table:table-cell table:number-columns-repeated="2"/>
        </table:table-row>
        <table:table-row table:style-name="ro1">
          <table:table-cell office:value-type="float" office:value="0.000225008" calcext:value-type="float">
            <text:p>0.000225008</text:p>
          </table:table-cell>
          <table:table-cell office:value-type="float" office:value="0.00000259564" calcext:value-type="float">
            <text:p>0.00000259564</text:p>
          </table:table-cell>
          <table:table-cell table:formula="of:=[.A1835]*[.A1835]" office:value-type="float" office:value="0.000000050628600064" calcext:value-type="float">
            <text:p>5.0628600064E-08</text:p>
          </table:table-cell>
          <table:table-cell table:formula="of:=([.A1835]-[.B1835])*([.A1835]-[.B1835])" office:value-type="float" office:value="0.00000004946725788077" calcext:value-type="float">
            <text:p>4.94672578807696E-08</text:p>
          </table:table-cell>
          <table:table-cell table:number-columns-repeated="2"/>
        </table:table-row>
        <table:table-row table:style-name="ro1">
          <table:table-cell office:value-type="float" office:value="0.0000249743" calcext:value-type="float">
            <text:p>0.0000249743</text:p>
          </table:table-cell>
          <table:table-cell office:value-type="float" office:value="0.00000997364" calcext:value-type="float">
            <text:p>0.00000997364</text:p>
          </table:table-cell>
          <table:table-cell table:formula="of:=[.A1836]*[.A1836]" office:value-type="float" office:value="0.00000000062371566049" calcext:value-type="float">
            <text:p>6.2371566049E-10</text:p>
          </table:table-cell>
          <table:table-cell table:formula="of:=([.A1836]-[.B1836])*([.A1836]-[.B1836])" office:value-type="float" office:value="0.00000000022501980044" calcext:value-type="float">
            <text:p>2.250198004356E-10</text:p>
          </table:table-cell>
          <table:table-cell table:number-columns-repeated="2"/>
        </table:table-row>
        <table:table-row table:style-name="ro1">
          <table:table-cell office:value-type="float" office:value="0.0000106692" calcext:value-type="float">
            <text:p>0.0000106692</text:p>
          </table:table-cell>
          <table:table-cell office:value-type="float" office:value="0.000000000423554" calcext:value-type="float">
            <text:p>4.23554E-10</text:p>
          </table:table-cell>
          <table:table-cell table:formula="of:=[.A1837]*[.A1837]" office:value-type="float" office:value="0.00000000011383182864" calcext:value-type="float">
            <text:p>1.1383182864E-10</text:p>
          </table:table-cell>
          <table:table-cell table:formula="of:=([.A1837]-[.B1837])*([.A1837]-[.B1837])" office:value-type="float" office:value="0.00000000011382279085" calcext:value-type="float">
            <text:p>1.13822790854724E-10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982109" calcext:value-type="float">
            <text:p>0.0000982109</text:p>
          </table:table-cell>
          <table:table-cell table:formula="of:=[.A1838]*[.A1838]" office:value-type="float" office:value="0.00000000001114130938" calcext:value-type="float">
            <text:p>1.11413093796E-11</text:p>
          </table:table-cell>
          <table:table-cell table:formula="of:=([.A1838]-[.B1838])*([.A1838]-[.B1838])" office:value-type="float" office:value="0.00000000900089371884" calcext:value-type="float">
            <text:p>9.0008937188416E-09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228427" calcext:value-type="float">
            <text:p>0.000228427</text:p>
          </table:table-cell>
          <table:table-cell table:formula="of:=[.A1839]*[.A1839]" office:value-type="float" office:value="0.00000000001114130938" calcext:value-type="float">
            <text:p>1.11413093796E-11</text:p>
          </table:table-cell>
          <table:table-cell table:formula="of:=([.A1839]-[.B1839])*([.A1839]-[.B1839])" office:value-type="float" office:value="0.00000005066512094594" calcext:value-type="float">
            <text:p>5.06651209459396E-08</text:p>
          </table:table-cell>
          <table:table-cell table:number-columns-repeated="2"/>
        </table:table-row>
        <table:table-row table:style-name="ro1">
          <table:table-cell office:value-type="float" office:value="0.0000691414" calcext:value-type="float">
            <text:p>0.0000691414</text:p>
          </table:table-cell>
          <table:table-cell office:value-type="float" office:value="0.00000362281" calcext:value-type="float">
            <text:p>0.00000362281</text:p>
          </table:table-cell>
          <table:table-cell table:formula="of:=[.A1840]*[.A1840]" office:value-type="float" office:value="0.00000000478053319396" calcext:value-type="float">
            <text:p>4.78053319396E-09</text:p>
          </table:table-cell>
          <table:table-cell table:formula="of:=([.A1840]-[.B1840])*([.A1840]-[.B1840])" office:value-type="float" office:value="0.00000000429268563559" calcext:value-type="float">
            <text:p>4.2926856355881E-09</text:p>
          </table:table-cell>
          <table:table-cell table:number-columns-repeated="2"/>
        </table:table-row>
        <table:table-row table:style-name="ro1">
          <table:table-cell office:value-type="float" office:value="0.0000691414" calcext:value-type="float">
            <text:p>0.0000691414</text:p>
          </table:table-cell>
          <table:table-cell office:value-type="float" office:value="0.0000048107" calcext:value-type="float">
            <text:p>0.0000048107</text:p>
          </table:table-cell>
          <table:table-cell table:formula="of:=[.A1841]*[.A1841]" office:value-type="float" office:value="0.00000000478053319396" calcext:value-type="float">
            <text:p>4.78053319396E-09</text:p>
          </table:table-cell>
          <table:table-cell table:formula="of:=([.A1841]-[.B1841])*([.A1841]-[.B1841])" office:value-type="float" office:value="0.00000000413843896249" calcext:value-type="float">
            <text:p>4.13843896249E-09</text:p>
          </table:table-cell>
          <table:table-cell table:number-columns-repeated="2"/>
        </table:table-row>
        <table:table-row table:style-name="ro1">
          <table:table-cell office:value-type="float" office:value="0.00010705" calcext:value-type="float">
            <text:p>0.00010705</text:p>
          </table:table-cell>
          <table:table-cell office:value-type="float" office:value="0.00000137996" calcext:value-type="float">
            <text:p>0.00000137996</text:p>
          </table:table-cell>
          <table:table-cell table:formula="of:=[.A1842]*[.A1842]" office:value-type="float" office:value="0.0000000114597025" calcext:value-type="float">
            <text:p>0.0000000114597025</text:p>
          </table:table-cell>
          <table:table-cell table:formula="of:=([.A1842]-[.B1842])*([.A1842]-[.B1842])" office:value-type="float" office:value="0.0000000111661573536" calcext:value-type="float">
            <text:p>1.11661573536016E-08</text:p>
          </table:table-cell>
          <table:table-cell table:number-columns-repeated="2"/>
        </table:table-row>
        <table:table-row table:style-name="ro1">
          <table:table-cell office:value-type="float" office:value="0.000027895" calcext:value-type="float">
            <text:p>0.000027895</text:p>
          </table:table-cell>
          <table:table-cell office:value-type="float" office:value="0.0000169018" calcext:value-type="float">
            <text:p>0.0000169018</text:p>
          </table:table-cell>
          <table:table-cell table:formula="of:=[.A1843]*[.A1843]" office:value-type="float" office:value="0.000000000778131025" calcext:value-type="float">
            <text:p>7.78131025E-10</text:p>
          </table:table-cell>
          <table:table-cell table:formula="of:=([.A1843]-[.B1843])*([.A1843]-[.B1843])" office:value-type="float" office:value="0.00000000012085044624" calcext:value-type="float">
            <text:p>1.2085044624E-10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000465626" calcext:value-type="float">
            <text:p>0.00000000465626</text:p>
          </table:table-cell>
          <table:table-cell table:formula="of:=[.A1844]*[.A1844]" office:value-type="float" office:value="0.00000000004220983955" calcext:value-type="float">
            <text:p>4.22098395481E-11</text:p>
          </table:table-cell>
          <table:table-cell table:formula="of:=([.A1844]-[.B1844])*([.A1844]-[.B1844])" office:value-type="float" office:value="0.00000000004214935862" calcext:value-type="float">
            <text:p>4.2149358624544E-11</text:p>
          </table:table-cell>
          <table:table-cell table:number-columns-repeated="2"/>
        </table:table-row>
        <table:table-row table:style-name="ro1">
          <table:table-cell office:value-type="float" office:value="0.0000296831" calcext:value-type="float">
            <text:p>0.0000296831</text:p>
          </table:table-cell>
          <table:table-cell office:value-type="float" office:value="0.00000241264" calcext:value-type="float">
            <text:p>0.00000241264</text:p>
          </table:table-cell>
          <table:table-cell table:formula="of:=[.A1845]*[.A1845]" office:value-type="float" office:value="0.00000000088108642561" calcext:value-type="float">
            <text:p>8.8108642561E-10</text:p>
          </table:table-cell>
          <table:table-cell table:formula="of:=([.A1845]-[.B1845])*([.A1845]-[.B1845])" office:value-type="float" office:value="0.00000000074367798861" calcext:value-type="float">
            <text:p>7.436779886116E-10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321322" calcext:value-type="float">
            <text:p>0.0000321322</text:p>
          </table:table-cell>
          <table:table-cell table:formula="of:=[.A1846]*[.A1846]" office:value-type="float" office:value="0.00000000000022737352" calcext:value-type="float">
            <text:p>2.27373524569E-13</text:p>
          </table:table-cell>
          <table:table-cell table:formula="of:=([.A1846]-[.B1846])*([.A1846]-[.B1846])" office:value-type="float" office:value="0.00000000100206200666" calcext:value-type="float">
            <text:p>1.00206200666177E-09</text:p>
          </table:table-cell>
          <table:table-cell table:number-columns-repeated="2"/>
        </table:table-row>
        <table:table-row table:style-name="ro1">
          <table:table-cell office:value-type="float" office:value="0.0000568628" calcext:value-type="float">
            <text:p>0.0000568628</text:p>
          </table:table-cell>
          <table:table-cell office:value-type="float" office:value="0.000000977969" calcext:value-type="float">
            <text:p>0.000000977969</text:p>
          </table:table-cell>
          <table:table-cell table:formula="of:=[.A1847]*[.A1847]" office:value-type="float" office:value="0.00000000323337802384" calcext:value-type="float">
            <text:p>3.23337802384E-09</text:p>
          </table:table-cell>
          <table:table-cell table:formula="of:=([.A1847]-[.B1847])*([.A1847]-[.B1847])" office:value-type="float" office:value="0.0000000031231143359" calcext:value-type="float">
            <text:p>3.12311433589856E-09</text:p>
          </table:table-cell>
          <table:table-cell table:number-columns-repeated="2"/>
        </table:table-row>
        <table:table-row table:style-name="ro1">
          <table:table-cell office:value-type="float" office:value="0.0000181198" calcext:value-type="float">
            <text:p>0.0000181198</text:p>
          </table:table-cell>
          <table:table-cell office:value-type="float" office:value="0.0000209139" calcext:value-type="float">
            <text:p>0.0000209139</text:p>
          </table:table-cell>
          <table:table-cell table:formula="of:=[.A1848]*[.A1848]" office:value-type="float" office:value="0.00000000032832715204" calcext:value-type="float">
            <text:p>3.2832715204E-10</text:p>
          </table:table-cell>
          <table:table-cell table:formula="of:=([.A1848]-[.B1848])*([.A1848]-[.B1848])" office:value-type="float" office:value="0.00000000000780699481" calcext:value-type="float">
            <text:p>7.80699481000001E-12</text:p>
          </table:table-cell>
          <table:table-cell table:number-columns-repeated="2"/>
        </table:table-row>
        <table:table-row table:style-name="ro1">
          <table:table-cell office:value-type="float" office:value="0.0000906587" calcext:value-type="float">
            <text:p>0.0000906587</text:p>
          </table:table-cell>
          <table:table-cell office:value-type="float" office:value="0.0000802916" calcext:value-type="float">
            <text:p>0.0000802916</text:p>
          </table:table-cell>
          <table:table-cell table:formula="of:=[.A1849]*[.A1849]" office:value-type="float" office:value="0.00000000821899988569" calcext:value-type="float">
            <text:p>8.21899988569E-09</text:p>
          </table:table-cell>
          <table:table-cell table:formula="of:=([.A1849]-[.B1849])*([.A1849]-[.B1849])" office:value-type="float" office:value="0.00000000010747676241" calcext:value-type="float">
            <text:p>1.0747676241E-10</text:p>
          </table:table-cell>
          <table:table-cell table:number-columns-repeated="2"/>
        </table:table-row>
        <table:table-row table:style-name="ro1">
          <table:table-cell office:value-type="float" office:value="0.0000386238" calcext:value-type="float">
            <text:p>0.0000386238</text:p>
          </table:table-cell>
          <table:table-cell office:value-type="float" office:value="0.000013429" calcext:value-type="float">
            <text:p>0.000013429</text:p>
          </table:table-cell>
          <table:table-cell table:formula="of:=[.A1850]*[.A1850]" office:value-type="float" office:value="0.00000000149179792644" calcext:value-type="float">
            <text:p>1.49179792644E-09</text:p>
          </table:table-cell>
          <table:table-cell table:formula="of:=([.A1850]-[.B1850])*([.A1850]-[.B1850])" office:value-type="float" office:value="0.00000000063477794704" calcext:value-type="float">
            <text:p>6.3477794704E-10</text:p>
          </table:table-cell>
          <table:table-cell table:number-columns-repeated="2"/>
        </table:table-row>
        <table:table-row table:style-name="ro1">
          <table:table-cell office:value-type="float" office:value="0.00135672" calcext:value-type="float">
            <text:p>0.00135672</text:p>
          </table:table-cell>
          <table:table-cell office:value-type="float" office:value="0.0000538533" calcext:value-type="float">
            <text:p>0.0000538533</text:p>
          </table:table-cell>
          <table:table-cell table:formula="of:=[.A1851]*[.A1851]" office:value-type="float" office:value="0.0000018406891584" calcext:value-type="float">
            <text:p>0.0000018406891584</text:p>
          </table:table-cell>
          <table:table-cell table:formula="of:=([.A1851]-[.B1851])*([.A1851]-[.B1851])" office:value-type="float" office:value="0.00000169746163796889" calcext:value-type="float">
            <text:p>1.69746163796889E-06</text:p>
          </table:table-cell>
          <table:table-cell table:number-columns-repeated="2"/>
        </table:table-row>
        <table:table-row table:style-name="ro1">
          <table:table-cell office:value-type="float" office:value="0.00311279" calcext:value-type="float">
            <text:p>0.00311279</text:p>
          </table:table-cell>
          <table:table-cell office:value-type="float" office:value="0.0174078" calcext:value-type="float">
            <text:p>0.0174078</text:p>
          </table:table-cell>
          <table:table-cell table:formula="of:=[.A1852]*[.A1852]" office:value-type="float" office:value="0.0000096894615841" calcext:value-type="float">
            <text:p>0.0000096894615841</text:p>
          </table:table-cell>
          <table:table-cell table:formula="of:=([.A1852]-[.B1852])*([.A1852]-[.B1852])" office:value-type="float" office:value="0.0002043473109001" calcext:value-type="float">
            <text:p>0.0002043473109001</text:p>
          </table:table-cell>
          <table:table-cell table:number-columns-repeated="2"/>
        </table:table-row>
        <table:table-row table:style-name="ro1">
          <table:table-cell office:value-type="float" office:value="0.00419241" calcext:value-type="float">
            <text:p>0.00419241</text:p>
          </table:table-cell>
          <table:table-cell office:value-type="float" office:value="0.0102166" calcext:value-type="float">
            <text:p>0.0102166</text:p>
          </table:table-cell>
          <table:table-cell table:formula="of:=[.A1853]*[.A1853]" office:value-type="float" office:value="0.0000175763016081" calcext:value-type="float">
            <text:p>0.0000175763016081</text:p>
          </table:table-cell>
          <table:table-cell table:formula="of:=([.A1853]-[.B1853])*([.A1853]-[.B1853])" office:value-type="float" office:value="0.0000362908651561" calcext:value-type="float">
            <text:p>0.0000362908651561</text:p>
          </table:table-cell>
          <table:table-cell table:number-columns-repeated="2"/>
        </table:table-row>
        <table:table-row table:style-name="ro1">
          <table:table-cell office:value-type="float" office:value="0.00515479" calcext:value-type="float">
            <text:p>0.00515479</text:p>
          </table:table-cell>
          <table:table-cell office:value-type="float" office:value="0.0420236" calcext:value-type="float">
            <text:p>0.0420236</text:p>
          </table:table-cell>
          <table:table-cell table:formula="of:=[.A1854]*[.A1854]" office:value-type="float" office:value="0.0000265718599441" calcext:value-type="float">
            <text:p>0.0000265718599441</text:p>
          </table:table-cell>
          <table:table-cell table:formula="of:=([.A1854]-[.B1854])*([.A1854]-[.B1854])" office:value-type="float" office:value="0.0013593091508161" calcext:value-type="float">
            <text:p>0.0013593091508161</text:p>
          </table:table-cell>
          <table:table-cell table:number-columns-repeated="2"/>
        </table:table-row>
        <table:table-row table:style-name="ro1">
          <table:table-cell office:value-type="float" office:value="0.0171959" calcext:value-type="float">
            <text:p>0.0171959</text:p>
          </table:table-cell>
          <table:table-cell office:value-type="float" office:value="0.0229334" calcext:value-type="float">
            <text:p>0.0229334</text:p>
          </table:table-cell>
          <table:table-cell table:formula="of:=[.A1855]*[.A1855]" office:value-type="float" office:value="0.00029569897681" calcext:value-type="float">
            <text:p>0.00029569897681</text:p>
          </table:table-cell>
          <table:table-cell table:formula="of:=([.A1855]-[.B1855])*([.A1855]-[.B1855])" office:value-type="float" office:value="0.00003291890625" calcext:value-type="float">
            <text:p>0.00003291890625</text:p>
          </table:table-cell>
          <table:table-cell table:number-columns-repeated="2"/>
        </table:table-row>
        <table:table-row table:style-name="ro1">
          <table:table-cell office:value-type="float" office:value="0.046723" calcext:value-type="float">
            <text:p>0.046723</text:p>
          </table:table-cell>
          <table:table-cell office:value-type="float" office:value="0.133005" calcext:value-type="float">
            <text:p>0.133005</text:p>
          </table:table-cell>
          <table:table-cell table:formula="of:=[.A1856]*[.A1856]" office:value-type="float" office:value="0.002183038729" calcext:value-type="float">
            <text:p>0.002183038729</text:p>
          </table:table-cell>
          <table:table-cell table:formula="of:=([.A1856]-[.B1856])*([.A1856]-[.B1856])" office:value-type="float" office:value="0.007444583524" calcext:value-type="float">
            <text:p>0.007444583524</text:p>
          </table:table-cell>
          <table:table-cell table:number-columns-repeated="2"/>
        </table:table-row>
        <table:table-row table:style-name="ro1">
          <table:table-cell office:value-type="float" office:value="0.046723" calcext:value-type="float">
            <text:p>0.046723</text:p>
          </table:table-cell>
          <table:table-cell office:value-type="float" office:value="0.173106" calcext:value-type="float">
            <text:p>0.173106</text:p>
          </table:table-cell>
          <table:table-cell table:formula="of:=[.A1857]*[.A1857]" office:value-type="float" office:value="0.002183038729" calcext:value-type="float">
            <text:p>0.002183038729</text:p>
          </table:table-cell>
          <table:table-cell table:formula="of:=([.A1857]-[.B1857])*([.A1857]-[.B1857])" office:value-type="float" office:value="0.015972662689" calcext:value-type="float">
            <text:p>0.015972662689</text:p>
          </table:table-cell>
          <table:table-cell table:number-columns-repeated="2"/>
        </table:table-row>
        <table:table-row table:style-name="ro1">
          <table:table-cell office:value-type="float" office:value="0.0603364" calcext:value-type="float">
            <text:p>0.0603364</text:p>
          </table:table-cell>
          <table:table-cell office:value-type="float" office:value="0.159488" calcext:value-type="float">
            <text:p>0.159488</text:p>
          </table:table-cell>
          <table:table-cell table:formula="of:=[.A1858]*[.A1858]" office:value-type="float" office:value="0.00364048116496" calcext:value-type="float">
            <text:p>0.00364048116496</text:p>
          </table:table-cell>
          <table:table-cell table:formula="of:=([.A1858]-[.B1858])*([.A1858]-[.B1858])" office:value-type="float" office:value="0.00983103978256" calcext:value-type="float">
            <text:p>0.00983103978256</text:p>
          </table:table-cell>
          <table:table-cell table:number-columns-repeated="2"/>
        </table:table-row>
        <table:table-row table:style-name="ro1">
          <table:table-cell office:value-type="float" office:value="0.0603363" calcext:value-type="float">
            <text:p>0.0603363</text:p>
          </table:table-cell>
          <table:table-cell office:value-type="float" office:value="0.232563" calcext:value-type="float">
            <text:p>0.232563</text:p>
          </table:table-cell>
          <table:table-cell table:formula="of:=[.A1859]*[.A1859]" office:value-type="float" office:value="0.00364046909769" calcext:value-type="float">
            <text:p>0.00364046909769</text:p>
          </table:table-cell>
          <table:table-cell table:formula="of:=([.A1859]-[.B1859])*([.A1859]-[.B1859])" office:value-type="float" office:value="0.02966203619289" calcext:value-type="float">
            <text:p>0.02966203619289</text:p>
          </table:table-cell>
          <table:table-cell table:number-columns-repeated="2"/>
        </table:table-row>
        <table:table-row table:style-name="ro1">
          <table:table-cell office:value-type="float" office:value="0.0945449" calcext:value-type="float">
            <text:p>0.0945449</text:p>
          </table:table-cell>
          <table:table-cell office:value-type="float" office:value="0.241291" calcext:value-type="float">
            <text:p>0.241291</text:p>
          </table:table-cell>
          <table:table-cell table:formula="of:=[.A1860]*[.A1860]" office:value-type="float" office:value="0.00893873811601" calcext:value-type="float">
            <text:p>0.00893873811601</text:p>
          </table:table-cell>
          <table:table-cell table:formula="of:=([.A1860]-[.B1860])*([.A1860]-[.B1860])" office:value-type="float" office:value="0.02153441786521" calcext:value-type="float">
            <text:p>0.02153441786521</text:p>
          </table:table-cell>
          <table:table-cell table:number-columns-repeated="2"/>
        </table:table-row>
        <table:table-row table:style-name="ro1">
          <table:table-cell office:value-type="float" office:value="0.131809" calcext:value-type="float">
            <text:p>0.131809</text:p>
          </table:table-cell>
          <table:table-cell office:value-type="float" office:value="0.432881" calcext:value-type="float">
            <text:p>0.432881</text:p>
          </table:table-cell>
          <table:table-cell table:formula="of:=[.A1861]*[.A1861]" office:value-type="float" office:value="0.017373612481" calcext:value-type="float">
            <text:p>0.017373612481</text:p>
          </table:table-cell>
          <table:table-cell table:formula="of:=([.A1861]-[.B1861])*([.A1861]-[.B1861])" office:value-type="float" office:value="0.090644349184" calcext:value-type="float">
            <text:p>0.090644349184</text:p>
          </table:table-cell>
          <table:table-cell table:number-columns-repeated="2"/>
        </table:table-row>
        <table:table-row table:style-name="ro1">
          <table:table-cell office:value-type="float" office:value="0.361718" calcext:value-type="float">
            <text:p>0.361718</text:p>
          </table:table-cell>
          <table:table-cell office:value-type="float" office:value="0.633729" calcext:value-type="float">
            <text:p>0.633729</text:p>
          </table:table-cell>
          <table:table-cell table:formula="of:=[.A1862]*[.A1862]" office:value-type="float" office:value="0.130839911524" calcext:value-type="float">
            <text:p>0.130839911524</text:p>
          </table:table-cell>
          <table:table-cell table:formula="of:=([.A1862]-[.B1862])*([.A1862]-[.B1862])" office:value-type="float" office:value="0.073989984121" calcext:value-type="float">
            <text:p>0.073989984121</text:p>
          </table:table-cell>
          <table:table-cell table:number-columns-repeated="2"/>
        </table:table-row>
        <table:table-row table:style-name="ro1">
          <table:table-cell office:value-type="float" office:value="0.50059" calcext:value-type="float">
            <text:p>0.50059</text:p>
          </table:table-cell>
          <table:table-cell office:value-type="float" office:value="0.658957" calcext:value-type="float">
            <text:p>0.658957</text:p>
          </table:table-cell>
          <table:table-cell table:formula="of:=[.A1863]*[.A1863]" office:value-type="float" office:value="0.2505903481" calcext:value-type="float">
            <text:p>0.2505903481</text:p>
          </table:table-cell>
          <table:table-cell table:formula="of:=([.A1863]-[.B1863])*([.A1863]-[.B1863])" office:value-type="float" office:value="0.025080106689" calcext:value-type="float">
            <text:p>0.025080106689</text:p>
          </table:table-cell>
          <table:table-cell table:number-columns-repeated="2"/>
        </table:table-row>
        <table:table-row table:style-name="ro1">
          <table:table-cell office:value-type="float" office:value="0.50059" calcext:value-type="float">
            <text:p>0.50059</text:p>
          </table:table-cell>
          <table:table-cell office:value-type="float" office:value="0.686799" calcext:value-type="float">
            <text:p>0.686799</text:p>
          </table:table-cell>
          <table:table-cell table:formula="of:=[.A1864]*[.A1864]" office:value-type="float" office:value="0.2505903481" calcext:value-type="float">
            <text:p>0.2505903481</text:p>
          </table:table-cell>
          <table:table-cell table:formula="of:=([.A1864]-[.B1864])*([.A1864]-[.B1864])" office:value-type="float" office:value="0.034673791681" calcext:value-type="float">
            <text:p>0.034673791681</text:p>
          </table:table-cell>
          <table:table-cell table:number-columns-repeated="2"/>
        </table:table-row>
        <table:table-row table:style-name="ro1">
          <table:table-cell office:value-type="float" office:value="0.50059" calcext:value-type="float">
            <text:p>0.50059</text:p>
          </table:table-cell>
          <table:table-cell office:value-type="float" office:value="0.717087" calcext:value-type="float">
            <text:p>0.717087</text:p>
          </table:table-cell>
          <table:table-cell table:formula="of:=[.A1865]*[.A1865]" office:value-type="float" office:value="0.2505903481" calcext:value-type="float">
            <text:p>0.2505903481</text:p>
          </table:table-cell>
          <table:table-cell table:formula="of:=([.A1865]-[.B1865])*([.A1865]-[.B1865])" office:value-type="float" office:value="0.046870951009" calcext:value-type="float">
            <text:p>0.046870951009</text:p>
          </table:table-cell>
          <table:table-cell table:number-columns-repeated="2"/>
        </table:table-row>
        <table:table-row table:style-name="ro1">
          <table:table-cell office:value-type="float" office:value="0.50059" calcext:value-type="float">
            <text:p>0.50059</text:p>
          </table:table-cell>
          <table:table-cell office:value-type="float" office:value="0.750072" calcext:value-type="float">
            <text:p>0.750072</text:p>
          </table:table-cell>
          <table:table-cell table:formula="of:=[.A1866]*[.A1866]" office:value-type="float" office:value="0.2505903481" calcext:value-type="float">
            <text:p>0.2505903481</text:p>
          </table:table-cell>
          <table:table-cell table:formula="of:=([.A1866]-[.B1866])*([.A1866]-[.B1866])" office:value-type="float" office:value="0.062241268324" calcext:value-type="float">
            <text:p>0.062241268324</text:p>
          </table:table-cell>
          <table:table-cell table:number-columns-repeated="2"/>
        </table:table-row>
        <table:table-row table:style-name="ro1">
          <table:table-cell office:value-type="float" office:value="0.676626" calcext:value-type="float">
            <text:p>0.676626</text:p>
          </table:table-cell>
          <table:table-cell office:value-type="float" office:value="0.785785" calcext:value-type="float">
            <text:p>0.785785</text:p>
          </table:table-cell>
          <table:table-cell table:formula="of:=[.A1867]*[.A1867]" office:value-type="float" office:value="0.457822743876" calcext:value-type="float">
            <text:p>0.457822743876</text:p>
          </table:table-cell>
          <table:table-cell table:formula="of:=([.A1867]-[.B1867])*([.A1867]-[.B1867])" office:value-type="float" office:value="0.011915687281" calcext:value-type="float">
            <text:p>0.011915687281</text:p>
          </table:table-cell>
          <table:table-cell table:number-columns-repeated="2"/>
        </table:table-row>
        <table:table-row table:style-name="ro1">
          <table:table-cell office:value-type="float" office:value="0.747252" calcext:value-type="float">
            <text:p>0.747252</text:p>
          </table:table-cell>
          <table:table-cell office:value-type="float" office:value="0.586354" calcext:value-type="float">
            <text:p>0.586354</text:p>
          </table:table-cell>
          <table:table-cell table:formula="of:=[.A1868]*[.A1868]" office:value-type="float" office:value="0.558385551504" calcext:value-type="float">
            <text:p>0.558385551504</text:p>
          </table:table-cell>
          <table:table-cell table:formula="of:=([.A1868]-[.B1868])*([.A1868]-[.B1868])" office:value-type="float" office:value="0.025888166404" calcext:value-type="float">
            <text:p>0.025888166404</text:p>
          </table:table-cell>
          <table:table-cell table:number-columns-repeated="2"/>
        </table:table-row>
        <table:table-row table:style-name="ro1">
          <table:table-cell office:value-type="float" office:value="0.747252" calcext:value-type="float">
            <text:p>0.747252</text:p>
          </table:table-cell>
          <table:table-cell office:value-type="float" office:value="0.784658" calcext:value-type="float">
            <text:p>0.784658</text:p>
          </table:table-cell>
          <table:table-cell table:formula="of:=[.A1869]*[.A1869]" office:value-type="float" office:value="0.558385551504" calcext:value-type="float">
            <text:p>0.558385551504</text:p>
          </table:table-cell>
          <table:table-cell table:formula="of:=([.A1869]-[.B1869])*([.A1869]-[.B1869])" office:value-type="float" office:value="0.001399208836" calcext:value-type="float">
            <text:p>0.001399208836</text:p>
          </table:table-cell>
          <table:table-cell table:number-columns-repeated="2"/>
        </table:table-row>
        <table:table-row table:style-name="ro1">
          <table:table-cell office:value-type="float" office:value="0.838079" calcext:value-type="float">
            <text:p>0.838079</text:p>
          </table:table-cell>
          <table:table-cell office:value-type="float" office:value="0.867684" calcext:value-type="float">
            <text:p>0.867684</text:p>
          </table:table-cell>
          <table:table-cell table:formula="of:=[.A1870]*[.A1870]" office:value-type="float" office:value="0.702376410241" calcext:value-type="float">
            <text:p>0.702376410241</text:p>
          </table:table-cell>
          <table:table-cell table:formula="of:=([.A1870]-[.B1870])*([.A1870]-[.B1870])" office:value-type="float" office:value="0.000876456025" calcext:value-type="float">
            <text:p>0.000876456025</text:p>
          </table:table-cell>
          <table:table-cell table:number-columns-repeated="2"/>
        </table:table-row>
        <table:table-row table:style-name="ro1">
          <table:table-cell office:value-type="float" office:value="0.939853" calcext:value-type="float">
            <text:p>0.939853</text:p>
          </table:table-cell>
          <table:table-cell office:value-type="float" office:value="0.893781" calcext:value-type="float">
            <text:p>0.893781</text:p>
          </table:table-cell>
          <table:table-cell table:formula="of:=[.A1871]*[.A1871]" office:value-type="float" office:value="0.883323661609" calcext:value-type="float">
            <text:p>0.883323661609</text:p>
          </table:table-cell>
          <table:table-cell table:formula="of:=([.A1871]-[.B1871])*([.A1871]-[.B1871])" office:value-type="float" office:value="0.002122629184" calcext:value-type="float">
            <text:p>0.002122629184</text:p>
          </table:table-cell>
          <table:table-cell table:number-columns-repeated="2"/>
        </table:table-row>
        <table:table-row table:style-name="ro1">
          <table:table-cell office:value-type="float" office:value="0.987586" calcext:value-type="float">
            <text:p>0.987586</text:p>
          </table:table-cell>
          <table:table-cell office:value-type="float" office:value="0.995705" calcext:value-type="float">
            <text:p>0.995705</text:p>
          </table:table-cell>
          <table:table-cell table:formula="of:=[.A1872]*[.A1872]" office:value-type="float" office:value="0.975326107396" calcext:value-type="float">
            <text:p>0.975326107396</text:p>
          </table:table-cell>
          <table:table-cell table:formula="of:=([.A1872]-[.B1872])*([.A1872]-[.B1872])" office:value-type="float" office:value="0.0000659181609999998" calcext:value-type="float">
            <text:p>0.0000659181609999998</text:p>
          </table:table-cell>
          <table:table-cell table:number-columns-repeated="2"/>
        </table:table-row>
        <table:table-row table:style-name="ro1">
          <table:table-cell office:value-type="float" office:value="0.987586" calcext:value-type="float">
            <text:p>0.987586</text:p>
          </table:table-cell>
          <table:table-cell office:value-type="float" office:value="0.997506" calcext:value-type="float">
            <text:p>0.997506</text:p>
          </table:table-cell>
          <table:table-cell table:formula="of:=[.A1873]*[.A1873]" office:value-type="float" office:value="0.975326107396" calcext:value-type="float">
            <text:p>0.975326107396</text:p>
          </table:table-cell>
          <table:table-cell table:formula="of:=([.A1873]-[.B1873])*([.A1873]-[.B1873])" office:value-type="float" office:value="0.0000984064000000008" calcext:value-type="float">
            <text:p>9.84064000000008E-05</text:p>
          </table:table-cell>
          <table:table-cell table:number-columns-repeated="2"/>
        </table:table-row>
        <table:table-row table:style-name="ro1">
          <table:table-cell office:value-type="float" office:value="0.0000180006" calcext:value-type="float">
            <text:p>0.0000180006</text:p>
          </table:table-cell>
          <table:table-cell office:value-type="float" office:value="0.00000168059" calcext:value-type="float">
            <text:p>0.00000168059</text:p>
          </table:table-cell>
          <table:table-cell table:formula="of:=[.A1874]*[.A1874]" office:value-type="float" office:value="0.00000000032402160036" calcext:value-type="float">
            <text:p>3.2402160036E-10</text:p>
          </table:table-cell>
          <table:table-cell table:formula="of:=([.A1874]-[.B1874])*([.A1874]-[.B1874])" office:value-type="float" office:value="0.0000000002663427264" calcext:value-type="float">
            <text:p>2.663427264001E-10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429712" calcext:value-type="float">
            <text:p>0.000429712</text:p>
          </table:table-cell>
          <table:table-cell table:formula="of:=[.A1875]*[.A1875]" office:value-type="float" office:value="0.00000000024948834304" calcext:value-type="float">
            <text:p>2.4948834304E-10</text:p>
          </table:table-cell>
          <table:table-cell table:formula="of:=([.A1875]-[.B1875])*([.A1875]-[.B1875])" office:value-type="float" office:value="0.00000017132711732224" calcext:value-type="float">
            <text:p>1.7132711732224E-07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000465327" calcext:value-type="float">
            <text:p>0.00000000465327</text:p>
          </table:table-cell>
          <table:table-cell table:formula="of:=[.A1876]*[.A1876]" office:value-type="float" office:value="0.00000000000410694543" calcext:value-type="float">
            <text:p>4.1069454336E-12</text:p>
          </table:table-cell>
          <table:table-cell table:formula="of:=([.A1876]-[.B1876])*([.A1876]-[.B1876])" office:value-type="float" office:value="0.00000000000408810682" calcext:value-type="float">
            <text:p>4.08810682481929E-12</text:p>
          </table:table-cell>
          <table:table-cell table:number-columns-repeated="2"/>
        </table:table-row>
        <table:table-row table:style-name="ro1">
          <table:table-cell office:value-type="float" office:value="0.0000487566" calcext:value-type="float">
            <text:p>0.0000487566</text:p>
          </table:table-cell>
          <table:table-cell office:value-type="float" office:value="0.00000000115541" calcext:value-type="float">
            <text:p>0.00000000115541</text:p>
          </table:table-cell>
          <table:table-cell table:formula="of:=[.A1877]*[.A1877]" office:value-type="float" office:value="0.00000000237720604356" calcext:value-type="float">
            <text:p>2.37720604356E-09</text:p>
          </table:table-cell>
          <table:table-cell table:formula="of:=([.A1877]-[.B1877])*([.A1877]-[.B1877])" office:value-type="float" office:value="0.00000000237709337717" calcext:value-type="float">
            <text:p>2.37709337716856E-09</text:p>
          </table:table-cell>
          <table:table-cell table:number-columns-repeated="2"/>
        </table:table-row>
        <table:table-row table:style-name="ro1">
          <table:table-cell office:value-type="float" office:value="0.0000487566" calcext:value-type="float">
            <text:p>0.0000487566</text:p>
          </table:table-cell>
          <table:table-cell office:value-type="float" office:value="0.0000185618" calcext:value-type="float">
            <text:p>0.0000185618</text:p>
          </table:table-cell>
          <table:table-cell table:formula="of:=[.A1878]*[.A1878]" office:value-type="float" office:value="0.00000000237720604356" calcext:value-type="float">
            <text:p>2.37720604356E-09</text:p>
          </table:table-cell>
          <table:table-cell table:formula="of:=([.A1878]-[.B1878])*([.A1878]-[.B1878])" office:value-type="float" office:value="0.00000000091172594704" calcext:value-type="float">
            <text:p>9.1172594704E-10</text:p>
          </table:table-cell>
          <table:table-cell table:number-columns-repeated="2"/>
        </table:table-row>
        <table:table-row table:style-name="ro1">
          <table:table-cell office:value-type="float" office:value="0.000028193" calcext:value-type="float">
            <text:p>0.000028193</text:p>
          </table:table-cell>
          <table:table-cell office:value-type="float" office:value="0.000349265" calcext:value-type="float">
            <text:p>0.000349265</text:p>
          </table:table-cell>
          <table:table-cell table:formula="of:=[.A1879]*[.A1879]" office:value-type="float" office:value="0.000000000794845249" calcext:value-type="float">
            <text:p>7.94845249E-10</text:p>
          </table:table-cell>
          <table:table-cell table:formula="of:=([.A1879]-[.B1879])*([.A1879]-[.B1879])" office:value-type="float" office:value="0.000000103087229184" calcext:value-type="float">
            <text:p>1.03087229184E-07</text:p>
          </table:table-cell>
          <table:table-cell table:number-columns-repeated="2"/>
        </table:table-row>
        <table:table-row table:style-name="ro1">
          <table:table-cell office:value-type="float" office:value="0.000167012" calcext:value-type="float">
            <text:p>0.000167012</text:p>
          </table:table-cell>
          <table:table-cell office:value-type="float" office:value="0.000100619" calcext:value-type="float">
            <text:p>0.000100619</text:p>
          </table:table-cell>
          <table:table-cell table:formula="of:=[.A1880]*[.A1880]" office:value-type="float" office:value="0.000000027893008144" calcext:value-type="float">
            <text:p>2.7893008144E-08</text:p>
          </table:table-cell>
          <table:table-cell table:formula="of:=([.A1880]-[.B1880])*([.A1880]-[.B1880])" office:value-type="float" office:value="0.000000004408030449" calcext:value-type="float">
            <text:p>4.408030449E-09</text:p>
          </table:table-cell>
          <table:table-cell table:number-columns-repeated="2"/>
        </table:table-row>
        <table:table-row table:style-name="ro1">
          <table:table-cell office:value-type="float" office:value="0.0000193715" calcext:value-type="float">
            <text:p>0.0000193715</text:p>
          </table:table-cell>
          <table:table-cell office:value-type="float" office:value="0.000029706" calcext:value-type="float">
            <text:p>0.000029706</text:p>
          </table:table-cell>
          <table:table-cell table:formula="of:=[.A1881]*[.A1881]" office:value-type="float" office:value="0.00000000037525501225" calcext:value-type="float">
            <text:p>3.7525501225E-10</text:p>
          </table:table-cell>
          <table:table-cell table:formula="of:=([.A1881]-[.B1881])*([.A1881]-[.B1881])" office:value-type="float" office:value="0.00000000010680189025" calcext:value-type="float">
            <text:p>1.0680189025E-10</text:p>
          </table:table-cell>
          <table:table-cell table:number-columns-repeated="2"/>
        </table:table-row>
        <table:table-row table:style-name="ro1">
          <table:table-cell office:value-type="float" office:value="0.0000193715" calcext:value-type="float">
            <text:p>0.0000193715</text:p>
          </table:table-cell>
          <table:table-cell office:value-type="float" office:value="0.00286312" calcext:value-type="float">
            <text:p>0.00286312</text:p>
          </table:table-cell>
          <table:table-cell table:formula="of:=[.A1882]*[.A1882]" office:value-type="float" office:value="0.00000000037525501225" calcext:value-type="float">
            <text:p>3.7525501225E-10</text:p>
          </table:table-cell>
          <table:table-cell table:formula="of:=([.A1882]-[.B1882])*([.A1882]-[.B1882])" office:value-type="float" office:value="0.00000808690553125225" calcext:value-type="float">
            <text:p>8.08690553125225E-06</text:p>
          </table:table-cell>
          <table:table-cell table:number-columns-repeated="2"/>
        </table:table-row>
        <table:table-row table:style-name="ro1">
          <table:table-cell office:value-type="float" office:value="0.000109553" calcext:value-type="float">
            <text:p>0.000109553</text:p>
          </table:table-cell>
          <table:table-cell office:value-type="float" office:value="0.00192911" calcext:value-type="float">
            <text:p>0.00192911</text:p>
          </table:table-cell>
          <table:table-cell table:formula="of:=[.A1883]*[.A1883]" office:value-type="float" office:value="0.000000012001859809" calcext:value-type="float">
            <text:p>1.2001859809E-08</text:p>
          </table:table-cell>
          <table:table-cell table:formula="of:=([.A1883]-[.B1883])*([.A1883]-[.B1883])" office:value-type="float" office:value="0.000003310787676249" calcext:value-type="float">
            <text:p>3.310787676249E-06</text:p>
          </table:table-cell>
          <table:table-cell table:number-columns-repeated="2"/>
        </table:table-row>
        <table:table-row table:style-name="ro1">
          <table:table-cell office:value-type="float" office:value="0.0000312328" calcext:value-type="float">
            <text:p>0.0000312328</text:p>
          </table:table-cell>
          <table:table-cell office:value-type="float" office:value="0.000645945" calcext:value-type="float">
            <text:p>0.000645945</text:p>
          </table:table-cell>
          <table:table-cell table:formula="of:=[.A1884]*[.A1884]" office:value-type="float" office:value="0.00000000097548779584" calcext:value-type="float">
            <text:p>9.7548779584E-10</text:p>
          </table:table-cell>
          <table:table-cell table:formula="of:=([.A1884]-[.B1884])*([.A1884]-[.B1884])" office:value-type="float" office:value="0.00000037787108882884" calcext:value-type="float">
            <text:p>3.7787108882884E-07</text:p>
          </table:table-cell>
          <table:table-cell table:number-columns-repeated="2"/>
        </table:table-row>
        <table:table-row table:style-name="ro1">
          <table:table-cell office:value-type="float" office:value="0.000128925" calcext:value-type="float">
            <text:p>0.000128925</text:p>
          </table:table-cell>
          <table:table-cell office:value-type="float" office:value="0.0000207499" calcext:value-type="float">
            <text:p>0.0000207499</text:p>
          </table:table-cell>
          <table:table-cell table:formula="of:=[.A1885]*[.A1885]" office:value-type="float" office:value="0.000000016621655625" calcext:value-type="float">
            <text:p>1.6621655625E-08</text:p>
          </table:table-cell>
          <table:table-cell table:formula="of:=([.A1885]-[.B1885])*([.A1885]-[.B1885])" office:value-type="float" office:value="0.00000001170185226001" calcext:value-type="float">
            <text:p>1.170185226001E-08</text:p>
          </table:table-cell>
          <table:table-cell table:number-columns-repeated="2"/>
        </table:table-row>
        <table:table-row table:style-name="ro1">
          <table:table-cell office:value-type="float" office:value="0.000152111" calcext:value-type="float">
            <text:p>0.000152111</text:p>
          </table:table-cell>
          <table:table-cell office:value-type="float" office:value="0.0000826754" calcext:value-type="float">
            <text:p>0.0000826754</text:p>
          </table:table-cell>
          <table:table-cell table:formula="of:=[.A1886]*[.A1886]" office:value-type="float" office:value="0.000000023137756321" calcext:value-type="float">
            <text:p>2.3137756321E-08</text:p>
          </table:table-cell>
          <table:table-cell table:formula="of:=([.A1886]-[.B1886])*([.A1886]-[.B1886])" office:value-type="float" office:value="0.00000000482130254736" calcext:value-type="float">
            <text:p>4.82130254736E-09</text:p>
          </table:table-cell>
          <table:table-cell table:number-columns-repeated="2"/>
        </table:table-row>
        <table:table-row table:style-name="ro1">
          <table:table-cell office:value-type="float" office:value="0.00158894" calcext:value-type="float">
            <text:p>0.00158894</text:p>
          </table:table-cell>
          <table:table-cell office:value-type="float" office:value="0.00107082" calcext:value-type="float">
            <text:p>0.00107082</text:p>
          </table:table-cell>
          <table:table-cell table:formula="of:=[.A1887]*[.A1887]" office:value-type="float" office:value="0.0000025247303236" calcext:value-type="float">
            <text:p>0.0000025247303236</text:p>
          </table:table-cell>
          <table:table-cell table:formula="of:=([.A1887]-[.B1887])*([.A1887]-[.B1887])" office:value-type="float" office:value="0.0000002684483344" calcext:value-type="float">
            <text:p>0.0000002684483344</text:p>
          </table:table-cell>
          <table:table-cell table:number-columns-repeated="2"/>
        </table:table-row>
        <table:table-row table:style-name="ro1">
          <table:table-cell office:value-type="float" office:value="0.000191748" calcext:value-type="float">
            <text:p>0.000191748</text:p>
          </table:table-cell>
          <table:table-cell office:value-type="float" office:value="0.00017569" calcext:value-type="float">
            <text:p>0.00017569</text:p>
          </table:table-cell>
          <table:table-cell table:formula="of:=[.A1888]*[.A1888]" office:value-type="float" office:value="0.000000036767295504" calcext:value-type="float">
            <text:p>3.6767295504E-08</text:p>
          </table:table-cell>
          <table:table-cell table:formula="of:=([.A1888]-[.B1888])*([.A1888]-[.B1888])" office:value-type="float" office:value="0.000000000257859364" calcext:value-type="float">
            <text:p>2.57859364E-10</text:p>
          </table:table-cell>
          <table:table-cell table:number-columns-repeated="2"/>
        </table:table-row>
        <table:table-row table:style-name="ro1">
          <table:table-cell office:value-type="float" office:value="0.000167429" calcext:value-type="float">
            <text:p>0.000167429</text:p>
          </table:table-cell>
          <table:table-cell office:value-type="float" office:value="0.00344569" calcext:value-type="float">
            <text:p>0.00344569</text:p>
          </table:table-cell>
          <table:table-cell table:formula="of:=[.A1889]*[.A1889]" office:value-type="float" office:value="0.000000028032470041" calcext:value-type="float">
            <text:p>2.8032470041E-08</text:p>
          </table:table-cell>
          <table:table-cell table:formula="of:=([.A1889]-[.B1889])*([.A1889]-[.B1889])" office:value-type="float" office:value="0.000010746995184121" calcext:value-type="float">
            <text:p>1.0746995184121E-05</text:p>
          </table:table-cell>
          <table:table-cell table:number-columns-repeated="2"/>
        </table:table-row>
        <table:table-row table:style-name="ro1">
          <table:table-cell office:value-type="float" office:value="0.000456154" calcext:value-type="float">
            <text:p>0.000456154</text:p>
          </table:table-cell>
          <table:table-cell office:value-type="float" office:value="0.00272372" calcext:value-type="float">
            <text:p>0.00272372</text:p>
          </table:table-cell>
          <table:table-cell table:formula="of:=[.A1890]*[.A1890]" office:value-type="float" office:value="0.000000208076471716" calcext:value-type="float">
            <text:p>2.08076471716E-07</text:p>
          </table:table-cell>
          <table:table-cell table:formula="of:=([.A1890]-[.B1890])*([.A1890]-[.B1890])" office:value-type="float" office:value="0.000005141855564356" calcext:value-type="float">
            <text:p>5.141855564356E-06</text:p>
          </table:table-cell>
          <table:table-cell table:number-columns-repeated="2"/>
        </table:table-row>
        <table:table-row table:style-name="ro1">
          <table:table-cell office:value-type="float" office:value="0.00088954" calcext:value-type="float">
            <text:p>0.00088954</text:p>
          </table:table-cell>
          <table:table-cell office:value-type="float" office:value="0.00381148" calcext:value-type="float">
            <text:p>0.00381148</text:p>
          </table:table-cell>
          <table:table-cell table:formula="of:=[.A1891]*[.A1891]" office:value-type="float" office:value="0.0000007912814116" calcext:value-type="float">
            <text:p>0.0000007912814116</text:p>
          </table:table-cell>
          <table:table-cell table:formula="of:=([.A1891]-[.B1891])*([.A1891]-[.B1891])" office:value-type="float" office:value="0.0000085377333636" calcext:value-type="float">
            <text:p>0.0000085377333636</text:p>
          </table:table-cell>
          <table:table-cell table:number-columns-repeated="2"/>
        </table:table-row>
        <table:table-row table:style-name="ro1">
          <table:table-cell office:value-type="float" office:value="0.00073725" calcext:value-type="float">
            <text:p>0.00073725</text:p>
          </table:table-cell>
          <table:table-cell office:value-type="float" office:value="0.0543729" calcext:value-type="float">
            <text:p>0.0543729</text:p>
          </table:table-cell>
          <table:table-cell table:formula="of:=[.A1892]*[.A1892]" office:value-type="float" office:value="0.0000005435375625" calcext:value-type="float">
            <text:p>0.0000005435375625</text:p>
          </table:table-cell>
          <table:table-cell table:formula="of:=([.A1892]-[.B1892])*([.A1892]-[.B1892])" office:value-type="float" office:value="0.0028767829509225" calcext:value-type="float">
            <text:p>0.0028767829509225</text:p>
          </table:table-cell>
          <table:table-cell table:number-columns-repeated="2"/>
        </table:table-row>
        <table:table-row table:style-name="ro1">
          <table:table-cell office:value-type="float" office:value="0.0016917" calcext:value-type="float">
            <text:p>0.0016917</text:p>
          </table:table-cell>
          <table:table-cell office:value-type="float" office:value="0.00978271" calcext:value-type="float">
            <text:p>0.00978271</text:p>
          </table:table-cell>
          <table:table-cell table:formula="of:=[.A1893]*[.A1893]" office:value-type="float" office:value="0.00000286184889" calcext:value-type="float">
            <text:p>0.00000286184889</text:p>
          </table:table-cell>
          <table:table-cell table:formula="of:=([.A1893]-[.B1893])*([.A1893]-[.B1893])" office:value-type="float" office:value="0.0000654644428201" calcext:value-type="float">
            <text:p>0.0000654644428201</text:p>
          </table:table-cell>
          <table:table-cell table:number-columns-repeated="2"/>
        </table:table-row>
        <table:table-row table:style-name="ro1">
          <table:table-cell office:value-type="float" office:value="0.00157565" calcext:value-type="float">
            <text:p>0.00157565</text:p>
          </table:table-cell>
          <table:table-cell office:value-type="float" office:value="0.0400012" calcext:value-type="float">
            <text:p>0.0400012</text:p>
          </table:table-cell>
          <table:table-cell table:formula="of:=[.A1894]*[.A1894]" office:value-type="float" office:value="0.0000024826729225" calcext:value-type="float">
            <text:p>0.0000024826729225</text:p>
          </table:table-cell>
          <table:table-cell table:formula="of:=([.A1894]-[.B1894])*([.A1894]-[.B1894])" office:value-type="float" office:value="0.0014765228928025" calcext:value-type="float">
            <text:p>0.0014765228928025</text:p>
          </table:table-cell>
          <table:table-cell table:number-columns-repeated="2"/>
        </table:table-row>
        <table:table-row table:style-name="ro1">
          <table:table-cell office:value-type="float" office:value="0.00388223" calcext:value-type="float">
            <text:p>0.00388223</text:p>
          </table:table-cell>
          <table:table-cell office:value-type="float" office:value="0.00121158" calcext:value-type="float">
            <text:p>0.00121158</text:p>
          </table:table-cell>
          <table:table-cell table:formula="of:=[.A1895]*[.A1895]" office:value-type="float" office:value="0.0000150717097729" calcext:value-type="float">
            <text:p>0.0000150717097729</text:p>
          </table:table-cell>
          <table:table-cell table:formula="of:=([.A1895]-[.B1895])*([.A1895]-[.B1895])" office:value-type="float" office:value="0.0000071323714225" calcext:value-type="float">
            <text:p>0.0000071323714225</text:p>
          </table:table-cell>
          <table:table-cell table:number-columns-repeated="2"/>
        </table:table-row>
        <table:table-row table:style-name="ro1">
          <table:table-cell office:value-type="float" office:value="0.0233468" calcext:value-type="float">
            <text:p>0.0233468</text:p>
          </table:table-cell>
          <table:table-cell office:value-type="float" office:value="0.0420323" calcext:value-type="float">
            <text:p>0.0420323</text:p>
          </table:table-cell>
          <table:table-cell table:formula="of:=[.A1896]*[.A1896]" office:value-type="float" office:value="0.00054507307024" calcext:value-type="float">
            <text:p>0.00054507307024</text:p>
          </table:table-cell>
          <table:table-cell table:formula="of:=([.A1896]-[.B1896])*([.A1896]-[.B1896])" office:value-type="float" office:value="0.00034914791025" calcext:value-type="float">
            <text:p>0.00034914791025</text:p>
          </table:table-cell>
          <table:table-cell table:number-columns-repeated="2"/>
        </table:table-row>
        <table:table-row table:style-name="ro1">
          <table:table-cell office:value-type="float" office:value="0.073444" calcext:value-type="float">
            <text:p>0.073444</text:p>
          </table:table-cell>
          <table:table-cell office:value-type="float" office:value="0.0267796" calcext:value-type="float">
            <text:p>0.0267796</text:p>
          </table:table-cell>
          <table:table-cell table:formula="of:=[.A1897]*[.A1897]" office:value-type="float" office:value="0.005394021136" calcext:value-type="float">
            <text:p>0.005394021136</text:p>
          </table:table-cell>
          <table:table-cell table:formula="of:=([.A1897]-[.B1897])*([.A1897]-[.B1897])" office:value-type="float" office:value="0.00217756622736" calcext:value-type="float">
            <text:p>0.00217756622736</text:p>
          </table:table-cell>
          <table:table-cell table:number-columns-repeated="2"/>
        </table:table-row>
        <table:table-row table:style-name="ro1">
          <table:table-cell office:value-type="float" office:value="0.209966" calcext:value-type="float">
            <text:p>0.209966</text:p>
          </table:table-cell>
          <table:table-cell office:value-type="float" office:value="0.0990948" calcext:value-type="float">
            <text:p>0.0990948</text:p>
          </table:table-cell>
          <table:table-cell table:formula="of:=[.A1898]*[.A1898]" office:value-type="float" office:value="0.044085721156" calcext:value-type="float">
            <text:p>0.044085721156</text:p>
          </table:table-cell>
          <table:table-cell table:formula="of:=([.A1898]-[.B1898])*([.A1898]-[.B1898])" office:value-type="float" office:value="0.01229242298944" calcext:value-type="float">
            <text:p>0.01229242298944</text:p>
          </table:table-cell>
          <table:table-cell table:number-columns-repeated="2"/>
        </table:table-row>
        <table:table-row table:style-name="ro1">
          <table:table-cell office:value-type="float" office:value="0.209966" calcext:value-type="float">
            <text:p>0.209966</text:p>
          </table:table-cell>
          <table:table-cell office:value-type="float" office:value="0.0296442" calcext:value-type="float">
            <text:p>0.0296442</text:p>
          </table:table-cell>
          <table:table-cell table:formula="of:=[.A1899]*[.A1899]" office:value-type="float" office:value="0.044085721156" calcext:value-type="float">
            <text:p>0.044085721156</text:p>
          </table:table-cell>
          <table:table-cell table:formula="of:=([.A1899]-[.B1899])*([.A1899]-[.B1899])" office:value-type="float" office:value="0.03251595155524" calcext:value-type="float">
            <text:p>0.03251595155524</text:p>
          </table:table-cell>
          <table:table-cell table:number-columns-repeated="2"/>
        </table:table-row>
        <table:table-row table:style-name="ro1">
          <table:table-cell office:value-type="float" office:value="0.306303" calcext:value-type="float">
            <text:p>0.306303</text:p>
          </table:table-cell>
          <table:table-cell office:value-type="float" office:value="0.314046" calcext:value-type="float">
            <text:p>0.314046</text:p>
          </table:table-cell>
          <table:table-cell table:formula="of:=[.A1900]*[.A1900]" office:value-type="float" office:value="0.093821527809" calcext:value-type="float">
            <text:p>0.093821527809</text:p>
          </table:table-cell>
          <table:table-cell table:formula="of:=([.A1900]-[.B1900])*([.A1900]-[.B1900])" office:value-type="float" office:value="0.000059954049" calcext:value-type="float">
            <text:p>0.000059954049</text:p>
          </table:table-cell>
          <table:table-cell table:number-columns-repeated="2"/>
        </table:table-row>
        <table:table-row table:style-name="ro1">
          <table:table-cell office:value-type="float" office:value="0.35482" calcext:value-type="float">
            <text:p>0.35482</text:p>
          </table:table-cell>
          <table:table-cell office:value-type="float" office:value="0.444036" calcext:value-type="float">
            <text:p>0.444036</text:p>
          </table:table-cell>
          <table:table-cell table:formula="of:=[.A1901]*[.A1901]" office:value-type="float" office:value="0.1258972324" calcext:value-type="float">
            <text:p>0.1258972324</text:p>
          </table:table-cell>
          <table:table-cell table:formula="of:=([.A1901]-[.B1901])*([.A1901]-[.B1901])" office:value-type="float" office:value="0.00795949465599999" calcext:value-type="float">
            <text:p>0.00795949465599999</text:p>
          </table:table-cell>
          <table:table-cell table:number-columns-repeated="2"/>
        </table:table-row>
        <table:table-row table:style-name="ro1">
          <table:table-cell office:value-type="float" office:value="0.354821" calcext:value-type="float">
            <text:p>0.354821</text:p>
          </table:table-cell>
          <table:table-cell office:value-type="float" office:value="0.452214" calcext:value-type="float">
            <text:p>0.452214</text:p>
          </table:table-cell>
          <table:table-cell table:formula="of:=[.A1902]*[.A1902]" office:value-type="float" office:value="0.125897942041" calcext:value-type="float">
            <text:p>0.125897942041</text:p>
          </table:table-cell>
          <table:table-cell table:formula="of:=([.A1902]-[.B1902])*([.A1902]-[.B1902])" office:value-type="float" office:value="0.009485396449" calcext:value-type="float">
            <text:p>0.009485396449</text:p>
          </table:table-cell>
          <table:table-cell table:number-columns-repeated="2"/>
        </table:table-row>
        <table:table-row table:style-name="ro1">
          <table:table-cell office:value-type="float" office:value="0.432579" calcext:value-type="float">
            <text:p>0.432579</text:p>
          </table:table-cell>
          <table:table-cell office:value-type="float" office:value="0.505952" calcext:value-type="float">
            <text:p>0.505952</text:p>
          </table:table-cell>
          <table:table-cell table:formula="of:=[.A1903]*[.A1903]" office:value-type="float" office:value="0.187124591241" calcext:value-type="float">
            <text:p>0.187124591241</text:p>
          </table:table-cell>
          <table:table-cell table:formula="of:=([.A1903]-[.B1903])*([.A1903]-[.B1903])" office:value-type="float" office:value="0.00538359712899999" calcext:value-type="float">
            <text:p>0.00538359712899999</text:p>
          </table:table-cell>
          <table:table-cell table:number-columns-repeated="2"/>
        </table:table-row>
        <table:table-row table:style-name="ro1">
          <table:table-cell office:value-type="float" office:value="0.432578" calcext:value-type="float">
            <text:p>0.432578</text:p>
          </table:table-cell>
          <table:table-cell office:value-type="float" office:value="0.426876" calcext:value-type="float">
            <text:p>0.426876</text:p>
          </table:table-cell>
          <table:table-cell table:formula="of:=[.A1904]*[.A1904]" office:value-type="float" office:value="0.187123726084" calcext:value-type="float">
            <text:p>0.187123726084</text:p>
          </table:table-cell>
          <table:table-cell table:formula="of:=([.A1904]-[.B1904])*([.A1904]-[.B1904])" office:value-type="float" office:value="0.0000325128040000005" calcext:value-type="float">
            <text:p>3.25128040000005E-05</text:p>
          </table:table-cell>
          <table:table-cell table:number-columns-repeated="2"/>
        </table:table-row>
        <table:table-row table:style-name="ro1">
          <table:table-cell office:value-type="float" office:value="0.432578" calcext:value-type="float">
            <text:p>0.432578</text:p>
          </table:table-cell>
          <table:table-cell office:value-type="float" office:value="0.556385" calcext:value-type="float">
            <text:p>0.556385</text:p>
          </table:table-cell>
          <table:table-cell table:formula="of:=[.A1905]*[.A1905]" office:value-type="float" office:value="0.187123726084" calcext:value-type="float">
            <text:p>0.187123726084</text:p>
          </table:table-cell>
          <table:table-cell table:formula="of:=([.A1905]-[.B1905])*([.A1905]-[.B1905])" office:value-type="float" office:value="0.015328173249" calcext:value-type="float">
            <text:p>0.015328173249</text:p>
          </table:table-cell>
          <table:table-cell table:number-columns-repeated="2"/>
        </table:table-row>
        <table:table-row table:style-name="ro1">
          <table:table-cell office:value-type="float" office:value="0.473462" calcext:value-type="float">
            <text:p>0.473462</text:p>
          </table:table-cell>
          <table:table-cell office:value-type="float" office:value="0.599795" calcext:value-type="float">
            <text:p>0.599795</text:p>
          </table:table-cell>
          <table:table-cell table:formula="of:=[.A1906]*[.A1906]" office:value-type="float" office:value="0.224166265444" calcext:value-type="float">
            <text:p>0.224166265444</text:p>
          </table:table-cell>
          <table:table-cell table:formula="of:=([.A1906]-[.B1906])*([.A1906]-[.B1906])" office:value-type="float" office:value="0.015960026889" calcext:value-type="float">
            <text:p>0.015960026889</text:p>
          </table:table-cell>
          <table:table-cell table:number-columns-repeated="2"/>
        </table:table-row>
        <table:table-row table:style-name="ro1">
          <table:table-cell office:value-type="float" office:value="0.473462" calcext:value-type="float">
            <text:p>0.473462</text:p>
          </table:table-cell>
          <table:table-cell office:value-type="float" office:value="0.628761" calcext:value-type="float">
            <text:p>0.628761</text:p>
          </table:table-cell>
          <table:table-cell table:formula="of:=[.A1907]*[.A1907]" office:value-type="float" office:value="0.224166265444" calcext:value-type="float">
            <text:p>0.224166265444</text:p>
          </table:table-cell>
          <table:table-cell table:formula="of:=([.A1907]-[.B1907])*([.A1907]-[.B1907])" office:value-type="float" office:value="0.024117779401" calcext:value-type="float">
            <text:p>0.024117779401</text:p>
          </table:table-cell>
          <table:table-cell table:number-columns-repeated="2"/>
        </table:table-row>
        <table:table-row table:style-name="ro1">
          <table:table-cell office:value-type="float" office:value="0.684904" calcext:value-type="float">
            <text:p>0.684904</text:p>
          </table:table-cell>
          <table:table-cell office:value-type="float" office:value="0.858083" calcext:value-type="float">
            <text:p>0.858083</text:p>
          </table:table-cell>
          <table:table-cell table:formula="of:=[.A1908]*[.A1908]" office:value-type="float" office:value="0.469093489216" calcext:value-type="float">
            <text:p>0.469093489216</text:p>
          </table:table-cell>
          <table:table-cell table:formula="of:=([.A1908]-[.B1908])*([.A1908]-[.B1908])" office:value-type="float" office:value="0.029990966041" calcext:value-type="float">
            <text:p>0.029990966041</text:p>
          </table:table-cell>
          <table:table-cell table:number-columns-repeated="2"/>
        </table:table-row>
        <table:table-row table:style-name="ro1">
          <table:table-cell office:value-type="float" office:value="0.740098" calcext:value-type="float">
            <text:p>0.740098</text:p>
          </table:table-cell>
          <table:table-cell office:value-type="float" office:value="0.881012" calcext:value-type="float">
            <text:p>0.881012</text:p>
          </table:table-cell>
          <table:table-cell table:formula="of:=[.A1909]*[.A1909]" office:value-type="float" office:value="0.547745049604" calcext:value-type="float">
            <text:p>0.547745049604</text:p>
          </table:table-cell>
          <table:table-cell table:formula="of:=([.A1909]-[.B1909])*([.A1909]-[.B1909])" office:value-type="float" office:value="0.019856755396" calcext:value-type="float">
            <text:p>0.019856755396</text:p>
          </table:table-cell>
          <table:table-cell table:number-columns-repeated="2"/>
        </table:table-row>
        <table:table-row table:style-name="ro1">
          <table:table-cell office:value-type="float" office:value="0.844211" calcext:value-type="float">
            <text:p>0.844211</text:p>
          </table:table-cell>
          <table:table-cell office:value-type="float" office:value="0.983386" calcext:value-type="float">
            <text:p>0.983386</text:p>
          </table:table-cell>
          <table:table-cell table:formula="of:=[.A1910]*[.A1910]" office:value-type="float" office:value="0.712692212521" calcext:value-type="float">
            <text:p>0.712692212521</text:p>
          </table:table-cell>
          <table:table-cell table:formula="of:=([.A1910]-[.B1910])*([.A1910]-[.B1910])" office:value-type="float" office:value="0.019369680625" calcext:value-type="float">
            <text:p>0.019369680625</text:p>
          </table:table-cell>
          <table:table-cell table:number-columns-repeated="2"/>
        </table:table-row>
        <table:table-row table:style-name="ro1">
          <table:table-cell office:value-type="float" office:value="0.875206" calcext:value-type="float">
            <text:p>0.875206</text:p>
          </table:table-cell>
          <table:table-cell office:value-type="float" office:value="0.998191" calcext:value-type="float">
            <text:p>0.998191</text:p>
          </table:table-cell>
          <table:table-cell table:formula="of:=[.A1911]*[.A1911]" office:value-type="float" office:value="0.765985542436" calcext:value-type="float">
            <text:p>0.765985542436</text:p>
          </table:table-cell>
          <table:table-cell table:formula="of:=([.A1911]-[.B1911])*([.A1911]-[.B1911])" office:value-type="float" office:value="0.015125310225" calcext:value-type="float">
            <text:p>0.015125310225</text:p>
          </table:table-cell>
          <table:table-cell table:number-columns-repeated="2"/>
        </table:table-row>
        <table:table-row table:style-name="ro1">
          <table:table-cell office:value-type="float" office:value="0.923294" calcext:value-type="float">
            <text:p>0.923294</text:p>
          </table:table-cell>
          <table:table-cell office:value-type="float" office:value="0.954463" calcext:value-type="float">
            <text:p>0.954463</text:p>
          </table:table-cell>
          <table:table-cell table:formula="of:=[.A1912]*[.A1912]" office:value-type="float" office:value="0.852471810436" calcext:value-type="float">
            <text:p>0.852471810436</text:p>
          </table:table-cell>
          <table:table-cell table:formula="of:=([.A1912]-[.B1912])*([.A1912]-[.B1912])" office:value-type="float" office:value="0.000971506561" calcext:value-type="float">
            <text:p>0.000971506561</text:p>
          </table:table-cell>
          <table:table-cell table:number-columns-repeated="2"/>
        </table:table-row>
        <table:table-row table:style-name="ro1">
          <table:table-cell office:value-type="float" office:value="0.000177443" calcext:value-type="float">
            <text:p>0.000177443</text:p>
          </table:table-cell>
          <table:table-cell office:value-type="float" office:value="0.00000107716" calcext:value-type="float">
            <text:p>0.00000107716</text:p>
          </table:table-cell>
          <table:table-cell table:formula="of:=[.A1913]*[.A1913]" office:value-type="float" office:value="0.000000031486018249" calcext:value-type="float">
            <text:p>3.1486018249E-08</text:p>
          </table:table-cell>
          <table:table-cell table:formula="of:=([.A1913]-[.B1913])*([.A1913]-[.B1913])" office:value-type="float" office:value="0.00000003110490951891" calcext:value-type="float">
            <text:p>3.11049095189056E-08</text:p>
          </table:table-cell>
          <table:table-cell table:number-columns-repeated="2"/>
        </table:table-row>
        <table:table-row table:style-name="ro1">
          <table:table-cell office:value-type="float" office:value="0.0000742078" calcext:value-type="float">
            <text:p>0.0000742078</text:p>
          </table:table-cell>
          <table:table-cell office:value-type="float" office:value="0.0000638465" calcext:value-type="float">
            <text:p>0.0000638465</text:p>
          </table:table-cell>
          <table:table-cell table:formula="of:=[.A1914]*[.A1914]" office:value-type="float" office:value="0.00000000550679758084" calcext:value-type="float">
            <text:p>5.50679758084E-09</text:p>
          </table:table-cell>
          <table:table-cell table:formula="of:=([.A1914]-[.B1914])*([.A1914]-[.B1914])" office:value-type="float" office:value="0.00000000010735653769" calcext:value-type="float">
            <text:p>1.0735653769E-10</text:p>
          </table:table-cell>
          <table:table-cell table:number-columns-repeated="2"/>
        </table:table-row>
        <table:table-row table:style-name="ro1">
          <table:table-cell office:value-type="float" office:value="0.000027597" calcext:value-type="float">
            <text:p>0.000027597</text:p>
          </table:table-cell>
          <table:table-cell office:value-type="float" office:value="0.0000000980165" calcext:value-type="float">
            <text:p>0.0000000980165</text:p>
          </table:table-cell>
          <table:table-cell table:formula="of:=[.A1915]*[.A1915]" office:value-type="float" office:value="0.000000000761594409" calcext:value-type="float">
            <text:p>7.61594409E-10</text:p>
          </table:table-cell>
          <table:table-cell table:formula="of:=([.A1915]-[.B1915])*([.A1915]-[.B1915])" office:value-type="float" office:value="0.00000000075619409353" calcext:value-type="float">
            <text:p>7.56194093533272E-10</text:p>
          </table:table-cell>
          <table:table-cell table:number-columns-repeated="2"/>
        </table:table-row>
        <table:table-row table:style-name="ro1">
          <table:table-cell office:value-type="float" office:value="0.000027597" calcext:value-type="float">
            <text:p>0.000027597</text:p>
          </table:table-cell>
          <table:table-cell office:value-type="float" office:value="0.00266953" calcext:value-type="float">
            <text:p>0.00266953</text:p>
          </table:table-cell>
          <table:table-cell table:formula="of:=[.A1916]*[.A1916]" office:value-type="float" office:value="0.000000000761594409" calcext:value-type="float">
            <text:p>7.61594409E-10</text:p>
          </table:table-cell>
          <table:table-cell table:formula="of:=([.A1916]-[.B1916])*([.A1916]-[.B1916])" office:value-type="float" office:value="0.000006979809976489" calcext:value-type="float">
            <text:p>6.979809976489E-06</text:p>
          </table:table-cell>
          <table:table-cell table:number-columns-repeated="2"/>
        </table:table-row>
        <table:table-row table:style-name="ro1">
          <table:table-cell office:value-type="float" office:value="0.000027597" calcext:value-type="float">
            <text:p>0.000027597</text:p>
          </table:table-cell>
          <table:table-cell office:value-type="float" office:value="0.0049766" calcext:value-type="float">
            <text:p>0.0049766</text:p>
          </table:table-cell>
          <table:table-cell table:formula="of:=[.A1917]*[.A1917]" office:value-type="float" office:value="0.000000000761594409" calcext:value-type="float">
            <text:p>7.61594409E-10</text:p>
          </table:table-cell>
          <table:table-cell table:formula="of:=([.A1917]-[.B1917])*([.A1917]-[.B1917])" office:value-type="float" office:value="0.000024492630694009" calcext:value-type="float">
            <text:p>2.4492630694009E-05</text:p>
          </table:table-cell>
          <table:table-cell table:number-columns-repeated="2"/>
        </table:table-row>
        <table:table-row table:style-name="ro1">
          <table:table-cell office:value-type="float" office:value="0.0000423193" calcext:value-type="float">
            <text:p>0.0000423193</text:p>
          </table:table-cell>
          <table:table-cell office:value-type="float" office:value="0.00000312892" calcext:value-type="float">
            <text:p>0.00000312892</text:p>
          </table:table-cell>
          <table:table-cell table:formula="of:=[.A1918]*[.A1918]" office:value-type="float" office:value="0.00000000179092315249" calcext:value-type="float">
            <text:p>1.79092315249E-09</text:p>
          </table:table-cell>
          <table:table-cell table:formula="of:=([.A1918]-[.B1918])*([.A1918]-[.B1918])" office:value-type="float" office:value="0.00000000153588588454" calcext:value-type="float">
            <text:p>1.5358858845444E-09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19067" calcext:value-type="float">
            <text:p>0.00019067</text:p>
          </table:table-cell>
          <table:table-cell table:formula="of:=[.A1919]*[.A1919]" office:value-type="float" office:value="0.00000000000460432889" calcext:value-type="float">
            <text:p>4.6043288929E-12</text:p>
          </table:table-cell>
          <table:table-cell table:formula="of:=([.A1919]-[.B1919])*([.A1919]-[.B1919])" office:value-type="float" office:value="0.00000003554138529709" calcext:value-type="float">
            <text:p>3.55413852970929E-08</text:p>
          </table:table-cell>
          <table:table-cell table:number-columns-repeated="2"/>
        </table:table-row>
        <table:table-row table:style-name="ro1">
          <table:table-cell office:value-type="float" office:value="0.000106096" calcext:value-type="float">
            <text:p>0.000106096</text:p>
          </table:table-cell>
          <table:table-cell office:value-type="float" office:value="0.0000005899" calcext:value-type="float">
            <text:p>0.0000005899</text:p>
          </table:table-cell>
          <table:table-cell table:formula="of:=[.A1920]*[.A1920]" office:value-type="float" office:value="0.000000011256361216" calcext:value-type="float">
            <text:p>1.1256361216E-08</text:p>
          </table:table-cell>
          <table:table-cell table:formula="of:=([.A1920]-[.B1920])*([.A1920]-[.B1920])" office:value-type="float" office:value="0.00000001113153713721" calcext:value-type="float">
            <text:p>1.113153713721E-08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149687" calcext:value-type="float">
            <text:p>0.00149687</text:p>
          </table:table-cell>
          <table:table-cell table:formula="of:=[.A1921]*[.A1921]" office:value-type="float" office:value="0.00000000040347953424" calcext:value-type="float">
            <text:p>4.0347953424E-10</text:p>
          </table:table-cell>
          <table:table-cell table:formula="of:=([.A1921]-[.B1921])*([.A1921]-[.B1921])" office:value-type="float" office:value="0.00000218088861980224" calcext:value-type="float">
            <text:p>2.18088861980224E-06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197843" calcext:value-type="float">
            <text:p>0.00197843</text:p>
          </table:table-cell>
          <table:table-cell table:formula="of:=[.A1922]*[.A1922]" office:value-type="float" office:value="0.00000000040347953424" calcext:value-type="float">
            <text:p>4.0347953424E-10</text:p>
          </table:table-cell>
          <table:table-cell table:formula="of:=([.A1922]-[.B1922])*([.A1922]-[.B1922])" office:value-type="float" office:value="0.00000383510808898624" calcext:value-type="float">
            <text:p>3.83510808898624E-06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219643" calcext:value-type="float">
            <text:p>0.00219643</text:p>
          </table:table-cell>
          <table:table-cell table:formula="of:=[.A1923]*[.A1923]" office:value-type="float" office:value="0.00000000040347953424" calcext:value-type="float">
            <text:p>4.0347953424E-10</text:p>
          </table:table-cell>
          <table:table-cell table:formula="of:=([.A1923]-[.B1923])*([.A1923]-[.B1923])" office:value-type="float" office:value="0.00000473646972418624" calcext:value-type="float">
            <text:p>4.73646972418624E-06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588793" calcext:value-type="float">
            <text:p>0.0588793</text:p>
          </table:table-cell>
          <table:table-cell table:formula="of:=[.A1924]*[.A1924]" office:value-type="float" office:value="0.00000000003552708341" calcext:value-type="float">
            <text:p>3.55270834116E-11</text:p>
          </table:table-cell>
          <table:table-cell table:formula="of:=([.A1924]-[.B1924])*([.A1924]-[.B1924])" office:value-type="float" office:value="0.00346607010859213" calcext:value-type="float">
            <text:p>0.00346607010859213</text:p>
          </table:table-cell>
          <table:table-cell table:number-columns-repeated="2"/>
        </table:table-row>
        <table:table-row table:style-name="ro1">
          <table:table-cell office:value-type="float" office:value="0.000381768" calcext:value-type="float">
            <text:p>0.000381768</text:p>
          </table:table-cell>
          <table:table-cell office:value-type="float" office:value="0.00134441" calcext:value-type="float">
            <text:p>0.00134441</text:p>
          </table:table-cell>
          <table:table-cell table:formula="of:=[.A1925]*[.A1925]" office:value-type="float" office:value="0.000000145746805824" calcext:value-type="float">
            <text:p>1.45746805824E-07</text:p>
          </table:table-cell>
          <table:table-cell table:formula="of:=([.A1925]-[.B1925])*([.A1925]-[.B1925])" office:value-type="float" office:value="0.000000926679620164" calcext:value-type="float">
            <text:p>9.26679620164E-07</text:p>
          </table:table-cell>
          <table:table-cell table:number-columns-repeated="2"/>
        </table:table-row>
        <table:table-row table:style-name="ro1">
          <table:table-cell office:value-type="float" office:value="0.00015527" calcext:value-type="float">
            <text:p>0.00015527</text:p>
          </table:table-cell>
          <table:table-cell office:value-type="float" office:value="0.0087923" calcext:value-type="float">
            <text:p>0.0087923</text:p>
          </table:table-cell>
          <table:table-cell table:formula="of:=[.A1926]*[.A1926]" office:value-type="float" office:value="0.0000000241087729" calcext:value-type="float">
            <text:p>0.0000000241087729</text:p>
          </table:table-cell>
          <table:table-cell table:formula="of:=([.A1926]-[.B1926])*([.A1926]-[.B1926])" office:value-type="float" office:value="0.0000745982872209" calcext:value-type="float">
            <text:p>0.0000745982872209</text:p>
          </table:table-cell>
          <table:table-cell table:number-columns-repeated="2"/>
        </table:table-row>
        <table:table-row table:style-name="ro1">
          <table:table-cell office:value-type="float" office:value="0.000394404" calcext:value-type="float">
            <text:p>0.000394404</text:p>
          </table:table-cell>
          <table:table-cell office:value-type="float" office:value="0.000139369" calcext:value-type="float">
            <text:p>0.000139369</text:p>
          </table:table-cell>
          <table:table-cell table:formula="of:=[.A1927]*[.A1927]" office:value-type="float" office:value="0.000000155554515216" calcext:value-type="float">
            <text:p>1.55554515216E-07</text:p>
          </table:table-cell>
          <table:table-cell table:formula="of:=([.A1927]-[.B1927])*([.A1927]-[.B1927])" office:value-type="float" office:value="0.000000065042851225" calcext:value-type="float">
            <text:p>6.5042851225E-08</text:p>
          </table:table-cell>
          <table:table-cell table:number-columns-repeated="2"/>
        </table:table-row>
        <table:table-row table:style-name="ro1">
          <table:table-cell office:value-type="float" office:value="0.0000633001" calcext:value-type="float">
            <text:p>0.0000633001</text:p>
          </table:table-cell>
          <table:table-cell office:value-type="float" office:value="0.0172321" calcext:value-type="float">
            <text:p>0.0172321</text:p>
          </table:table-cell>
          <table:table-cell table:formula="of:=[.A1928]*[.A1928]" office:value-type="float" office:value="0.00000000400690266001" calcext:value-type="float">
            <text:p>4.00690266001E-09</text:p>
          </table:table-cell>
          <table:table-cell table:formula="of:=([.A1928]-[.B1928])*([.A1928]-[.B1928])" office:value-type="float" office:value="0.00029476769000624" calcext:value-type="float">
            <text:p>0.00029476769000624</text:p>
          </table:table-cell>
          <table:table-cell table:number-columns-repeated="2"/>
        </table:table-row>
        <table:table-row table:style-name="ro1">
          <table:table-cell office:value-type="float" office:value="0.0000356436" calcext:value-type="float">
            <text:p>0.0000356436</text:p>
          </table:table-cell>
          <table:table-cell office:value-type="float" office:value="0.0266436" calcext:value-type="float">
            <text:p>0.0266436</text:p>
          </table:table-cell>
          <table:table-cell table:formula="of:=[.A1929]*[.A1929]" office:value-type="float" office:value="0.00000000127046622096" calcext:value-type="float">
            <text:p>1.27046622096E-09</text:p>
          </table:table-cell>
          <table:table-cell table:formula="of:=([.A1929]-[.B1929])*([.A1929]-[.B1929])" office:value-type="float" office:value="0.000707983343784301" calcext:value-type="float">
            <text:p>0.000707983343784301</text:p>
          </table:table-cell>
          <table:table-cell table:number-columns-repeated="2"/>
        </table:table-row>
        <table:table-row table:style-name="ro1">
          <table:table-cell office:value-type="float" office:value="0.0000261664" calcext:value-type="float">
            <text:p>0.0000261664</text:p>
          </table:table-cell>
          <table:table-cell office:value-type="float" office:value="0.0068906" calcext:value-type="float">
            <text:p>0.0068906</text:p>
          </table:table-cell>
          <table:table-cell table:formula="of:=[.A1930]*[.A1930]" office:value-type="float" office:value="0.00000000068468048896" calcext:value-type="float">
            <text:p>6.8468048896E-10</text:p>
          </table:table-cell>
          <table:table-cell table:formula="of:=([.A1930]-[.B1930])*([.A1930]-[.B1930])" office:value-type="float" office:value="0.000047120448648809" calcext:value-type="float">
            <text:p>4.7120448648809E-05</text:p>
          </table:table-cell>
          <table:table-cell table:number-columns-repeated="2"/>
        </table:table-row>
        <table:table-row table:style-name="ro1">
          <table:table-cell office:value-type="float" office:value="0.00168079" calcext:value-type="float">
            <text:p>0.00168079</text:p>
          </table:table-cell>
          <table:table-cell office:value-type="float" office:value="0.00501223" calcext:value-type="float">
            <text:p>0.00501223</text:p>
          </table:table-cell>
          <table:table-cell table:formula="of:=[.A1931]*[.A1931]" office:value-type="float" office:value="0.0000028250550241" calcext:value-type="float">
            <text:p>0.0000028250550241</text:p>
          </table:table-cell>
          <table:table-cell table:formula="of:=([.A1931]-[.B1931])*([.A1931]-[.B1931])" office:value-type="float" office:value="0.0000110984924736" calcext:value-type="float">
            <text:p>0.0000110984924736</text:p>
          </table:table-cell>
          <table:table-cell table:number-columns-repeated="2"/>
        </table:table-row>
        <table:table-row table:style-name="ro1">
          <table:table-cell office:value-type="float" office:value="0.00306451" calcext:value-type="float">
            <text:p>0.00306451</text:p>
          </table:table-cell>
          <table:table-cell office:value-type="float" office:value="0.00838587" calcext:value-type="float">
            <text:p>0.00838587</text:p>
          </table:table-cell>
          <table:table-cell table:formula="of:=[.A1932]*[.A1932]" office:value-type="float" office:value="0.0000093912215401" calcext:value-type="float">
            <text:p>0.0000093912215401</text:p>
          </table:table-cell>
          <table:table-cell table:formula="of:=([.A1932]-[.B1932])*([.A1932]-[.B1932])" office:value-type="float" office:value="0.0000283168722496" calcext:value-type="float">
            <text:p>0.0000283168722496</text:p>
          </table:table-cell>
          <table:table-cell table:number-columns-repeated="2"/>
        </table:table-row>
        <table:table-row table:style-name="ro1">
          <table:table-cell office:value-type="float" office:value="0.00600129" calcext:value-type="float">
            <text:p>0.00600129</text:p>
          </table:table-cell>
          <table:table-cell office:value-type="float" office:value="0.0527316" calcext:value-type="float">
            <text:p>0.0527316</text:p>
          </table:table-cell>
          <table:table-cell table:formula="of:=[.A1933]*[.A1933]" office:value-type="float" office:value="0.0000360154816641" calcext:value-type="float">
            <text:p>0.0000360154816641</text:p>
          </table:table-cell>
          <table:table-cell table:formula="of:=([.A1933]-[.B1933])*([.A1933]-[.B1933])" office:value-type="float" office:value="0.0021837218726961" calcext:value-type="float">
            <text:p>0.0021837218726961</text:p>
          </table:table-cell>
          <table:table-cell table:number-columns-repeated="2"/>
        </table:table-row>
        <table:table-row table:style-name="ro1">
          <table:table-cell office:value-type="float" office:value="0.0276217" calcext:value-type="float">
            <text:p>0.0276217</text:p>
          </table:table-cell>
          <table:table-cell office:value-type="float" office:value="0.0847266" calcext:value-type="float">
            <text:p>0.0847266</text:p>
          </table:table-cell>
          <table:table-cell table:formula="of:=[.A1934]*[.A1934]" office:value-type="float" office:value="0.00076295831089" calcext:value-type="float">
            <text:p>0.00076295831089</text:p>
          </table:table-cell>
          <table:table-cell table:formula="of:=([.A1934]-[.B1934])*([.A1934]-[.B1934])" office:value-type="float" office:value="0.00326096960401" calcext:value-type="float">
            <text:p>0.00326096960401</text:p>
          </table:table-cell>
          <table:table-cell table:number-columns-repeated="2"/>
        </table:table-row>
        <table:table-row table:style-name="ro1">
          <table:table-cell office:value-type="float" office:value="0.0391351" calcext:value-type="float">
            <text:p>0.0391351</text:p>
          </table:table-cell>
          <table:table-cell office:value-type="float" office:value="0.00471888" calcext:value-type="float">
            <text:p>0.00471888</text:p>
          </table:table-cell>
          <table:table-cell table:formula="of:=[.A1935]*[.A1935]" office:value-type="float" office:value="0.00153155605201" calcext:value-type="float">
            <text:p>0.00153155605201</text:p>
          </table:table-cell>
          <table:table-cell table:formula="of:=([.A1935]-[.B1935])*([.A1935]-[.B1935])" office:value-type="float" office:value="0.0011844761990884" calcext:value-type="float">
            <text:p>0.0011844761990884</text:p>
          </table:table-cell>
          <table:table-cell table:number-columns-repeated="2"/>
        </table:table-row>
        <table:table-row table:style-name="ro1">
          <table:table-cell office:value-type="float" office:value="0.0648797" calcext:value-type="float">
            <text:p>0.0648797</text:p>
          </table:table-cell>
          <table:table-cell office:value-type="float" office:value="0.105533" calcext:value-type="float">
            <text:p>0.105533</text:p>
          </table:table-cell>
          <table:table-cell table:formula="of:=[.A1936]*[.A1936]" office:value-type="float" office:value="0.00420937547209" calcext:value-type="float">
            <text:p>0.00420937547209</text:p>
          </table:table-cell>
          <table:table-cell table:formula="of:=([.A1936]-[.B1936])*([.A1936]-[.B1936])" office:value-type="float" office:value="0.00165269080089" calcext:value-type="float">
            <text:p>0.00165269080089</text:p>
          </table:table-cell>
          <table:table-cell table:number-columns-repeated="2"/>
        </table:table-row>
        <table:table-row table:style-name="ro1">
          <table:table-cell office:value-type="float" office:value="0.279862" calcext:value-type="float">
            <text:p>0.279862</text:p>
          </table:table-cell>
          <table:table-cell office:value-type="float" office:value="0.208192" calcext:value-type="float">
            <text:p>0.208192</text:p>
          </table:table-cell>
          <table:table-cell table:formula="of:=[.A1937]*[.A1937]" office:value-type="float" office:value="0.078322739044" calcext:value-type="float">
            <text:p>0.078322739044</text:p>
          </table:table-cell>
          <table:table-cell table:formula="of:=([.A1937]-[.B1937])*([.A1937]-[.B1937])" office:value-type="float" office:value="0.0051365889" calcext:value-type="float">
            <text:p>0.0051365889</text:p>
          </table:table-cell>
          <table:table-cell table:number-columns-repeated="2"/>
        </table:table-row>
        <table:table-row table:style-name="ro1">
          <table:table-cell office:value-type="float" office:value="0.344106" calcext:value-type="float">
            <text:p>0.344106</text:p>
          </table:table-cell>
          <table:table-cell office:value-type="float" office:value="0.390242" calcext:value-type="float">
            <text:p>0.390242</text:p>
          </table:table-cell>
          <table:table-cell table:formula="of:=[.A1938]*[.A1938]" office:value-type="float" office:value="0.118408939236" calcext:value-type="float">
            <text:p>0.118408939236</text:p>
          </table:table-cell>
          <table:table-cell table:formula="of:=([.A1938]-[.B1938])*([.A1938]-[.B1938])" office:value-type="float" office:value="0.002128530496" calcext:value-type="float">
            <text:p>0.002128530496</text:p>
          </table:table-cell>
          <table:table-cell table:number-columns-repeated="2"/>
        </table:table-row>
        <table:table-row table:style-name="ro1">
          <table:table-cell office:value-type="float" office:value="0.293644" calcext:value-type="float">
            <text:p>0.293644</text:p>
          </table:table-cell>
          <table:table-cell office:value-type="float" office:value="0.57038" calcext:value-type="float">
            <text:p>0.57038</text:p>
          </table:table-cell>
          <table:table-cell table:formula="of:=[.A1939]*[.A1939]" office:value-type="float" office:value="0.086226798736" calcext:value-type="float">
            <text:p>0.086226798736</text:p>
          </table:table-cell>
          <table:table-cell table:formula="of:=([.A1939]-[.B1939])*([.A1939]-[.B1939])" office:value-type="float" office:value="0.076582813696" calcext:value-type="float">
            <text:p>0.076582813696</text:p>
          </table:table-cell>
          <table:table-cell table:number-columns-repeated="2"/>
        </table:table-row>
        <table:table-row table:style-name="ro1">
          <table:table-cell office:value-type="float" office:value="0.293644" calcext:value-type="float">
            <text:p>0.293644</text:p>
          </table:table-cell>
          <table:table-cell office:value-type="float" office:value="0.592776" calcext:value-type="float">
            <text:p>0.592776</text:p>
          </table:table-cell>
          <table:table-cell table:formula="of:=[.A1940]*[.A1940]" office:value-type="float" office:value="0.086226798736" calcext:value-type="float">
            <text:p>0.086226798736</text:p>
          </table:table-cell>
          <table:table-cell table:formula="of:=([.A1940]-[.B1940])*([.A1940]-[.B1940])" office:value-type="float" office:value="0.089479953424" calcext:value-type="float">
            <text:p>0.089479953424</text:p>
          </table:table-cell>
          <table:table-cell table:number-columns-repeated="2"/>
        </table:table-row>
        <table:table-row table:style-name="ro1">
          <table:table-cell office:value-type="float" office:value="0.293644" calcext:value-type="float">
            <text:p>0.293644</text:p>
          </table:table-cell>
          <table:table-cell office:value-type="float" office:value="0.616852" calcext:value-type="float">
            <text:p>0.616852</text:p>
          </table:table-cell>
          <table:table-cell table:formula="of:=[.A1941]*[.A1941]" office:value-type="float" office:value="0.086226798736" calcext:value-type="float">
            <text:p>0.086226798736</text:p>
          </table:table-cell>
          <table:table-cell table:formula="of:=([.A1941]-[.B1941])*([.A1941]-[.B1941])" office:value-type="float" office:value="0.104463411264" calcext:value-type="float">
            <text:p>0.104463411264</text:p>
          </table:table-cell>
          <table:table-cell table:number-columns-repeated="2"/>
        </table:table-row>
        <table:table-row table:style-name="ro1">
          <table:table-cell office:value-type="float" office:value="0.45933" calcext:value-type="float">
            <text:p>0.45933</text:p>
          </table:table-cell>
          <table:table-cell office:value-type="float" office:value="0.569854" calcext:value-type="float">
            <text:p>0.569854</text:p>
          </table:table-cell>
          <table:table-cell table:formula="of:=[.A1942]*[.A1942]" office:value-type="float" office:value="0.2109840489" calcext:value-type="float">
            <text:p>0.2109840489</text:p>
          </table:table-cell>
          <table:table-cell table:formula="of:=([.A1942]-[.B1942])*([.A1942]-[.B1942])" office:value-type="float" office:value="0.012215554576" calcext:value-type="float">
            <text:p>0.012215554576</text:p>
          </table:table-cell>
          <table:table-cell table:number-columns-repeated="2"/>
        </table:table-row>
        <table:table-row table:style-name="ro1">
          <table:table-cell office:value-type="float" office:value="0.589661" calcext:value-type="float">
            <text:p>0.589661</text:p>
          </table:table-cell>
          <table:table-cell office:value-type="float" office:value="0.529228" calcext:value-type="float">
            <text:p>0.529228</text:p>
          </table:table-cell>
          <table:table-cell table:formula="of:=[.A1943]*[.A1943]" office:value-type="float" office:value="0.347700094921" calcext:value-type="float">
            <text:p>0.347700094921</text:p>
          </table:table-cell>
          <table:table-cell table:formula="of:=([.A1943]-[.B1943])*([.A1943]-[.B1943])" office:value-type="float" office:value="0.00365214748899999" calcext:value-type="float">
            <text:p>0.00365214748899999</text:p>
          </table:table-cell>
          <table:table-cell table:number-columns-repeated="2"/>
        </table:table-row>
        <table:table-row table:style-name="ro1">
          <table:table-cell office:value-type="float" office:value="0.589661" calcext:value-type="float">
            <text:p>0.589661</text:p>
          </table:table-cell>
          <table:table-cell office:value-type="float" office:value="0.553571" calcext:value-type="float">
            <text:p>0.553571</text:p>
          </table:table-cell>
          <table:table-cell table:formula="of:=[.A1944]*[.A1944]" office:value-type="float" office:value="0.347700094921" calcext:value-type="float">
            <text:p>0.347700094921</text:p>
          </table:table-cell>
          <table:table-cell table:formula="of:=([.A1944]-[.B1944])*([.A1944]-[.B1944])" office:value-type="float" office:value="0.0013024881" calcext:value-type="float">
            <text:p>0.0013024881</text:p>
          </table:table-cell>
          <table:table-cell table:number-columns-repeated="2"/>
        </table:table-row>
        <table:table-row table:style-name="ro1">
          <table:table-cell office:value-type="float" office:value="0.899701" calcext:value-type="float">
            <text:p>0.899701</text:p>
          </table:table-cell>
          <table:table-cell office:value-type="float" office:value="0.751595" calcext:value-type="float">
            <text:p>0.751595</text:p>
          </table:table-cell>
          <table:table-cell table:formula="of:=[.A1945]*[.A1945]" office:value-type="float" office:value="0.809461889401" calcext:value-type="float">
            <text:p>0.809461889401</text:p>
          </table:table-cell>
          <table:table-cell table:formula="of:=([.A1945]-[.B1945])*([.A1945]-[.B1945])" office:value-type="float" office:value="0.021935387236" calcext:value-type="float">
            <text:p>0.021935387236</text:p>
          </table:table-cell>
          <table:table-cell table:number-columns-repeated="2"/>
        </table:table-row>
        <table:table-row table:style-name="ro1">
          <table:table-cell office:value-type="float" office:value="0.899701" calcext:value-type="float">
            <text:p>0.899701</text:p>
          </table:table-cell>
          <table:table-cell office:value-type="float" office:value="0.78789" calcext:value-type="float">
            <text:p>0.78789</text:p>
          </table:table-cell>
          <table:table-cell table:formula="of:=[.A1946]*[.A1946]" office:value-type="float" office:value="0.809461889401" calcext:value-type="float">
            <text:p>0.809461889401</text:p>
          </table:table-cell>
          <table:table-cell table:formula="of:=([.A1946]-[.B1946])*([.A1946]-[.B1946])" office:value-type="float" office:value="0.012501699721" calcext:value-type="float">
            <text:p>0.012501699721</text:p>
          </table:table-cell>
          <table:table-cell table:number-columns-repeated="2"/>
        </table:table-row>
        <table:table-row table:style-name="ro1">
          <table:table-cell office:value-type="float" office:value="0.964187" calcext:value-type="float">
            <text:p>0.964187</text:p>
          </table:table-cell>
          <table:table-cell office:value-type="float" office:value="0.90797" calcext:value-type="float">
            <text:p>0.90797</text:p>
          </table:table-cell>
          <table:table-cell table:formula="of:=[.A1947]*[.A1947]" office:value-type="float" office:value="0.929656570969" calcext:value-type="float">
            <text:p>0.929656570969</text:p>
          </table:table-cell>
          <table:table-cell table:formula="of:=([.A1947]-[.B1947])*([.A1947]-[.B1947])" office:value-type="float" office:value="0.003160351089" calcext:value-type="float">
            <text:p>0.003160351089</text:p>
          </table:table-cell>
          <table:table-cell table:number-columns-repeated="2"/>
        </table:table-row>
        <table:table-row table:style-name="ro1">
          <table:table-cell office:value-type="float" office:value="0.964187" calcext:value-type="float">
            <text:p>0.964187</text:p>
          </table:table-cell>
          <table:table-cell office:value-type="float" office:value="0.945615" calcext:value-type="float">
            <text:p>0.945615</text:p>
          </table:table-cell>
          <table:table-cell table:formula="of:=[.A1948]*[.A1948]" office:value-type="float" office:value="0.929656570969" calcext:value-type="float">
            <text:p>0.929656570969</text:p>
          </table:table-cell>
          <table:table-cell table:formula="of:=([.A1948]-[.B1948])*([.A1948]-[.B1948])" office:value-type="float" office:value="0.000344919184000001" calcext:value-type="float">
            <text:p>0.000344919184000001</text:p>
          </table:table-cell>
          <table:table-cell table:number-columns-repeated="2"/>
        </table:table-row>
        <table:table-row table:style-name="ro1">
          <table:table-cell office:value-type="float" office:value="0.968001" calcext:value-type="float">
            <text:p>0.968001</text:p>
          </table:table-cell>
          <table:table-cell office:value-type="float" office:value="0.96048" calcext:value-type="float">
            <text:p>0.96048</text:p>
          </table:table-cell>
          <table:table-cell table:formula="of:=[.A1949]*[.A1949]" office:value-type="float" office:value="0.937025936001" calcext:value-type="float">
            <text:p>0.937025936001</text:p>
          </table:table-cell>
          <table:table-cell table:formula="of:=([.A1949]-[.B1949])*([.A1949]-[.B1949])" office:value-type="float" office:value="0.000056565441" calcext:value-type="float">
            <text:p>0.000056565441</text:p>
          </table:table-cell>
          <table:table-cell table:number-columns-repeated="2"/>
        </table:table-row>
        <table:table-row table:style-name="ro1">
          <table:table-cell office:value-type="float" office:value="0.968001" calcext:value-type="float">
            <text:p>0.968001</text:p>
          </table:table-cell>
          <table:table-cell office:value-type="float" office:value="0.973628" calcext:value-type="float">
            <text:p>0.973628</text:p>
          </table:table-cell>
          <table:table-cell table:formula="of:=[.A1950]*[.A1950]" office:value-type="float" office:value="0.937025936001" calcext:value-type="float">
            <text:p>0.937025936001</text:p>
          </table:table-cell>
          <table:table-cell table:formula="of:=([.A1950]-[.B1950])*([.A1950]-[.B1950])" office:value-type="float" office:value="0.0000316631290000005" calcext:value-type="float">
            <text:p>3.16631290000005E-05</text:p>
          </table:table-cell>
          <table:table-cell table:number-columns-repeated="2"/>
        </table:table-row>
        <table:table-row table:style-name="ro1">
          <table:table-cell office:value-type="float" office:value="0.994016" calcext:value-type="float">
            <text:p>0.994016</text:p>
          </table:table-cell>
          <table:table-cell office:value-type="float" office:value="0.999911" calcext:value-type="float">
            <text:p>0.999911</text:p>
          </table:table-cell>
          <table:table-cell table:formula="of:=[.A1951]*[.A1951]" office:value-type="float" office:value="0.988067808256" calcext:value-type="float">
            <text:p>0.988067808256</text:p>
          </table:table-cell>
          <table:table-cell table:formula="of:=([.A1951]-[.B1951])*([.A1951]-[.B1951])" office:value-type="float" office:value="0.0000347510249999998" calcext:value-type="float">
            <text:p>3.47510249999998E-05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0301894" calcext:value-type="float">
            <text:p>0.00000301894</text:p>
          </table:table-cell>
          <table:table-cell table:formula="of:=[.A1952]*[.A1952]" office:value-type="float" office:value="0.00000000001841722974" calcext:value-type="float">
            <text:p>1.84172297409E-11</text:p>
          </table:table-cell>
          <table:table-cell table:formula="of:=([.A1952]-[.B1952])*([.A1952]-[.B1952])" office:value-type="float" office:value="0.00000000000161948531" calcext:value-type="float">
            <text:p>1.6194853081E-12</text:p>
          </table:table-cell>
          <table:table-cell table:number-columns-repeated="2"/>
        </table:table-row>
        <table:table-row table:style-name="ro1">
          <table:table-cell office:value-type="float" office:value="0.0000683665" calcext:value-type="float">
            <text:p>0.0000683665</text:p>
          </table:table-cell>
          <table:table-cell office:value-type="float" office:value="0.00000125995" calcext:value-type="float">
            <text:p>0.00000125995</text:p>
          </table:table-cell>
          <table:table-cell table:formula="of:=[.A1953]*[.A1953]" office:value-type="float" office:value="0.00000000467397832225" calcext:value-type="float">
            <text:p>4.67397832225E-09</text:p>
          </table:table-cell>
          <table:table-cell table:formula="of:=([.A1953]-[.B1953])*([.A1953]-[.B1953])" office:value-type="float" office:value="0.0000000045032890529" calcext:value-type="float">
            <text:p>4.5032890529025E-09</text:p>
          </table:table-cell>
          <table:table-cell table:number-columns-repeated="2"/>
        </table:table-row>
        <table:table-row table:style-name="ro1">
          <table:table-cell office:value-type="float" office:value="0.0000171065" calcext:value-type="float">
            <text:p>0.0000171065</text:p>
          </table:table-cell>
          <table:table-cell office:value-type="float" office:value="0.00000326171" calcext:value-type="float">
            <text:p>0.00000326171</text:p>
          </table:table-cell>
          <table:table-cell table:formula="of:=[.A1954]*[.A1954]" office:value-type="float" office:value="0.00000000029263234225" calcext:value-type="float">
            <text:p>2.9263234225E-10</text:p>
          </table:table-cell>
          <table:table-cell table:formula="of:=([.A1954]-[.B1954])*([.A1954]-[.B1954])" office:value-type="float" office:value="0.00000000019167821014" calcext:value-type="float">
            <text:p>1.916782101441E-10</text:p>
          </table:table-cell>
          <table:table-cell table:number-columns-repeated="2"/>
        </table:table-row>
        <table:table-row table:style-name="ro1">
          <table:table-cell office:value-type="float" office:value="0.0000141859" calcext:value-type="float">
            <text:p>0.0000141859</text:p>
          </table:table-cell>
          <table:table-cell office:value-type="float" office:value="0.0000112981" calcext:value-type="float">
            <text:p>0.0000112981</text:p>
          </table:table-cell>
          <table:table-cell table:formula="of:=[.A1955]*[.A1955]" office:value-type="float" office:value="0.00000000020123975881" calcext:value-type="float">
            <text:p>2.0123975881E-10</text:p>
          </table:table-cell>
          <table:table-cell table:formula="of:=([.A1955]-[.B1955])*([.A1955]-[.B1955])" office:value-type="float" office:value="0.00000000000833938884" calcext:value-type="float">
            <text:p>8.33938884000001E-12</text:p>
          </table:table-cell>
          <table:table-cell table:number-columns-repeated="2"/>
        </table:table-row>
        <table:table-row table:style-name="ro1">
          <table:table-cell office:value-type="float" office:value="0.0000439882" calcext:value-type="float">
            <text:p>0.0000439882</text:p>
          </table:table-cell>
          <table:table-cell office:value-type="float" office:value="0.000728064" calcext:value-type="float">
            <text:p>0.000728064</text:p>
          </table:table-cell>
          <table:table-cell table:formula="of:=[.A1956]*[.A1956]" office:value-type="float" office:value="0.00000000193496173924" calcext:value-type="float">
            <text:p>1.93496173924E-09</text:p>
          </table:table-cell>
          <table:table-cell table:formula="of:=([.A1956]-[.B1956])*([.A1956]-[.B1956])" office:value-type="float" office:value="0.00000046795970014564" calcext:value-type="float">
            <text:p>4.6795970014564E-07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0741177" calcext:value-type="float">
            <text:p>0.0000741177</text:p>
          </table:table-cell>
          <table:table-cell table:formula="of:=[.A1957]*[.A1957]" office:value-type="float" office:value="0.00000000007993611649" calcext:value-type="float">
            <text:p>7.993611649E-11</text:p>
          </table:table-cell>
          <table:table-cell table:formula="of:=([.A1957]-[.B1957])*([.A1957]-[.B1957])" office:value-type="float" office:value="0.000000004248041329" calcext:value-type="float">
            <text:p>4.248041329E-09</text:p>
          </table:table-cell>
          <table:table-cell table:number-columns-repeated="2"/>
        </table:table-row>
        <table:table-row table:style-name="ro1">
          <table:table-cell office:value-type="float" office:value="0.0000349879" calcext:value-type="float">
            <text:p>0.0000349879</text:p>
          </table:table-cell>
          <table:table-cell office:value-type="float" office:value="0.000272594" calcext:value-type="float">
            <text:p>0.000272594</text:p>
          </table:table-cell>
          <table:table-cell table:formula="of:=[.A1958]*[.A1958]" office:value-type="float" office:value="0.00000000122415314641" calcext:value-type="float">
            <text:p>1.22415314641E-09</text:p>
          </table:table-cell>
          <table:table-cell table:formula="of:=([.A1958]-[.B1958])*([.A1958]-[.B1958])" office:value-type="float" office:value="0.00000005645665875721" calcext:value-type="float">
            <text:p>5.645665875721E-08</text:p>
          </table:table-cell>
          <table:table-cell table:number-columns-repeated="2"/>
        </table:table-row>
        <table:table-row table:style-name="ro1">
          <table:table-cell office:value-type="float" office:value="0.0000861883" calcext:value-type="float">
            <text:p>0.0000861883</text:p>
          </table:table-cell>
          <table:table-cell office:value-type="float" office:value="0.0000464789" calcext:value-type="float">
            <text:p>0.0000464789</text:p>
          </table:table-cell>
          <table:table-cell table:formula="of:=[.A1959]*[.A1959]" office:value-type="float" office:value="0.00000000742842305689" calcext:value-type="float">
            <text:p>7.42842305689E-09</text:p>
          </table:table-cell>
          <table:table-cell table:formula="of:=([.A1959]-[.B1959])*([.A1959]-[.B1959])" office:value-type="float" office:value="0.00000000157683644836" calcext:value-type="float">
            <text:p>1.57683644836E-09</text:p>
          </table:table-cell>
          <table:table-cell table:number-columns-repeated="2"/>
        </table:table-row>
        <table:table-row table:style-name="ro1">
          <table:table-cell office:value-type="float" office:value="0.0000534654" calcext:value-type="float">
            <text:p>0.0000534654</text:p>
          </table:table-cell>
          <table:table-cell office:value-type="float" office:value="0.00012058" calcext:value-type="float">
            <text:p>0.00012058</text:p>
          </table:table-cell>
          <table:table-cell table:formula="of:=[.A1960]*[.A1960]" office:value-type="float" office:value="0.00000000285854899716" calcext:value-type="float">
            <text:p>2.85854899716E-09</text:p>
          </table:table-cell>
          <table:table-cell table:formula="of:=([.A1960]-[.B1960])*([.A1960]-[.B1960])" office:value-type="float" office:value="0.00000000450436953316" calcext:value-type="float">
            <text:p>4.50436953316E-09</text:p>
          </table:table-cell>
          <table:table-cell table:number-columns-repeated="2"/>
        </table:table-row>
        <table:table-row table:style-name="ro1">
          <table:table-cell office:value-type="float" office:value="0.0000212193" calcext:value-type="float">
            <text:p>0.0000212193</text:p>
          </table:table-cell>
          <table:table-cell office:value-type="float" office:value="0.000000447425" calcext:value-type="float">
            <text:p>0.000000447425</text:p>
          </table:table-cell>
          <table:table-cell table:formula="of:=[.A1961]*[.A1961]" office:value-type="float" office:value="0.00000000045025869249" calcext:value-type="float">
            <text:p>4.5025869249E-10</text:p>
          </table:table-cell>
          <table:table-cell table:formula="of:=([.A1961]-[.B1961])*([.A1961]-[.B1961])" office:value-type="float" office:value="0.00000000043147079102" calcext:value-type="float">
            <text:p>4.31470791015625E-10</text:p>
          </table:table-cell>
          <table:table-cell table:number-columns-repeated="2"/>
        </table:table-row>
        <table:table-row table:style-name="ro1">
          <table:table-cell office:value-type="float" office:value="0.0000634193" calcext:value-type="float">
            <text:p>0.0000634193</text:p>
          </table:table-cell>
          <table:table-cell office:value-type="float" office:value="0.000764832" calcext:value-type="float">
            <text:p>0.000764832</text:p>
          </table:table-cell>
          <table:table-cell table:formula="of:=[.A1962]*[.A1962]" office:value-type="float" office:value="0.00000000402200761249" calcext:value-type="float">
            <text:p>4.02200761249E-09</text:p>
          </table:table-cell>
          <table:table-cell table:formula="of:=([.A1962]-[.B1962])*([.A1962]-[.B1962])" office:value-type="float" office:value="0.00000049197977572129" calcext:value-type="float">
            <text:p>4.9197977572129E-07</text:p>
          </table:table-cell>
          <table:table-cell table:number-columns-repeated="2"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00142499" calcext:value-type="float">
            <text:p>0.000142499</text:p>
          </table:table-cell>
          <table:table-cell table:formula="of:=[.A1963]*[.A1963]" office:value-type="float" office:value="0.000000000179854921" calcext:value-type="float">
            <text:p>1.79854921E-10</text:p>
          </table:table-cell>
          <table:table-cell table:formula="of:=([.A1963]-[.B1963])*([.A1963]-[.B1963])" office:value-type="float" office:value="0.000000016663711744" calcext:value-type="float">
            <text:p>1.6663711744E-08</text:p>
          </table:table-cell>
          <table:table-cell table:number-columns-repeated="2"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000290725" calcext:value-type="float">
            <text:p>0.0000290725</text:p>
          </table:table-cell>
          <table:table-cell table:formula="of:=[.A1964]*[.A1964]" office:value-type="float" office:value="0.000000000179854921" calcext:value-type="float">
            <text:p>1.79854921E-10</text:p>
          </table:table-cell>
          <table:table-cell table:formula="of:=([.A1964]-[.B1964])*([.A1964]-[.B1964])" office:value-type="float" office:value="0.00000000024528258225" calcext:value-type="float">
            <text:p>2.4528258225E-10</text:p>
          </table:table-cell>
          <table:table-cell table:number-columns-repeated="2"/>
        </table:table-row>
        <table:table-row table:style-name="ro1">
          <table:table-cell office:value-type="float" office:value="0.000156343" calcext:value-type="float">
            <text:p>0.000156343</text:p>
          </table:table-cell>
          <table:table-cell office:value-type="float" office:value="0.0000480194" calcext:value-type="float">
            <text:p>0.0000480194</text:p>
          </table:table-cell>
          <table:table-cell table:formula="of:=[.A1965]*[.A1965]" office:value-type="float" office:value="0.000000024443133649" calcext:value-type="float">
            <text:p>2.4443133649E-08</text:p>
          </table:table-cell>
          <table:table-cell table:formula="of:=([.A1965]-[.B1965])*([.A1965]-[.B1965])" office:value-type="float" office:value="0.00000001173400231696" calcext:value-type="float">
            <text:p>1.173400231696E-08</text:p>
          </table:table-cell>
          <table:table-cell table:number-columns-repeated="2"/>
        </table:table-row>
        <table:table-row table:style-name="ro1">
          <table:table-cell office:value-type="float" office:value="0.00123817" calcext:value-type="float">
            <text:p>0.00123817</text:p>
          </table:table-cell>
          <table:table-cell office:value-type="float" office:value="0.0000526333" calcext:value-type="float">
            <text:p>0.0000526333</text:p>
          </table:table-cell>
          <table:table-cell table:formula="of:=[.A1966]*[.A1966]" office:value-type="float" office:value="0.0000015330649489" calcext:value-type="float">
            <text:p>0.0000015330649489</text:p>
          </table:table-cell>
          <table:table-cell table:formula="of:=([.A1966]-[.B1966])*([.A1966]-[.B1966])" office:value-type="float" office:value="0.00000140549726704689" calcext:value-type="float">
            <text:p>1.40549726704689E-06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000116193" calcext:value-type="float">
            <text:p>0.0000116193</text:p>
          </table:table-cell>
          <table:table-cell table:formula="of:=[.A1967]*[.A1967]" office:value-type="float" office:value="0.00000000054871188516" calcext:value-type="float">
            <text:p>5.4871188516E-10</text:p>
          </table:table-cell>
          <table:table-cell table:formula="of:=([.A1967]-[.B1967])*([.A1967]-[.B1967])" office:value-type="float" office:value="0.00000000013936510809" calcext:value-type="float">
            <text:p>1.3936510809E-10</text:p>
          </table:table-cell>
          <table:table-cell table:number-columns-repeated="2"/>
        </table:table-row>
        <table:table-row table:style-name="ro1">
          <table:table-cell office:value-type="float" office:value="0.0052467" calcext:value-type="float">
            <text:p>0.0052467</text:p>
          </table:table-cell>
          <table:table-cell office:value-type="float" office:value="0.0125559" calcext:value-type="float">
            <text:p>0.0125559</text:p>
          </table:table-cell>
          <table:table-cell table:formula="of:=[.A1968]*[.A1968]" office:value-type="float" office:value="0.00002752786089" calcext:value-type="float">
            <text:p>0.00002752786089</text:p>
          </table:table-cell>
          <table:table-cell table:formula="of:=([.A1968]-[.B1968])*([.A1968]-[.B1968])" office:value-type="float" office:value="0.00005342440464" calcext:value-type="float">
            <text:p>0.00005342440464</text:p>
          </table:table-cell>
          <table:table-cell table:number-columns-repeated="2"/>
        </table:table-row>
        <table:table-row table:style-name="ro1">
          <table:table-cell office:value-type="float" office:value="0.00146794" calcext:value-type="float">
            <text:p>0.00146794</text:p>
          </table:table-cell>
          <table:table-cell office:value-type="float" office:value="0.00224738" calcext:value-type="float">
            <text:p>0.00224738</text:p>
          </table:table-cell>
          <table:table-cell table:formula="of:=[.A1969]*[.A1969]" office:value-type="float" office:value="0.0000021548478436" calcext:value-type="float">
            <text:p>0.0000021548478436</text:p>
          </table:table-cell>
          <table:table-cell table:formula="of:=([.A1969]-[.B1969])*([.A1969]-[.B1969])" office:value-type="float" office:value="0.0000006075267136" calcext:value-type="float">
            <text:p>0.0000006075267136</text:p>
          </table:table-cell>
          <table:table-cell table:number-columns-repeated="2"/>
        </table:table-row>
        <table:table-row table:style-name="ro1">
          <table:table-cell office:value-type="float" office:value="0.0016613" calcext:value-type="float">
            <text:p>0.0016613</text:p>
          </table:table-cell>
          <table:table-cell office:value-type="float" office:value="0.000012838" calcext:value-type="float">
            <text:p>0.000012838</text:p>
          </table:table-cell>
          <table:table-cell table:formula="of:=[.A1970]*[.A1970]" office:value-type="float" office:value="0.00000275991769" calcext:value-type="float">
            <text:p>0.00000275991769</text:p>
          </table:table-cell>
          <table:table-cell table:formula="of:=([.A1970]-[.B1970])*([.A1970]-[.B1970])" office:value-type="float" office:value="0.000002717426965444" calcext:value-type="float">
            <text:p>2.717426965444E-06</text:p>
          </table:table-cell>
          <table:table-cell table:number-columns-repeated="2"/>
        </table:table-row>
        <table:table-row table:style-name="ro1">
          <table:table-cell office:value-type="float" office:value="0.00134259" calcext:value-type="float">
            <text:p>0.00134259</text:p>
          </table:table-cell>
          <table:table-cell office:value-type="float" office:value="0.0137833" calcext:value-type="float">
            <text:p>0.0137833</text:p>
          </table:table-cell>
          <table:table-cell table:formula="of:=[.A1971]*[.A1971]" office:value-type="float" office:value="0.0000018025479081" calcext:value-type="float">
            <text:p>0.0000018025479081</text:p>
          </table:table-cell>
          <table:table-cell table:formula="of:=([.A1971]-[.B1971])*([.A1971]-[.B1971])" office:value-type="float" office:value="0.0001547712653041" calcext:value-type="float">
            <text:p>0.0001547712653041</text:p>
          </table:table-cell>
          <table:table-cell table:number-columns-repeated="2"/>
        </table:table-row>
        <table:table-row table:style-name="ro1">
          <table:table-cell office:value-type="float" office:value="0.00134259" calcext:value-type="float">
            <text:p>0.00134259</text:p>
          </table:table-cell>
          <table:table-cell office:value-type="float" office:value="0.214222" calcext:value-type="float">
            <text:p>0.214222</text:p>
          </table:table-cell>
          <table:table-cell table:formula="of:=[.A1972]*[.A1972]" office:value-type="float" office:value="0.0000018025479081" calcext:value-type="float">
            <text:p>0.0000018025479081</text:p>
          </table:table-cell>
          <table:table-cell table:formula="of:=([.A1972]-[.B1972])*([.A1972]-[.B1972])" office:value-type="float" office:value="0.0453176432019481" calcext:value-type="float">
            <text:p>0.0453176432019481</text:p>
          </table:table-cell>
          <table:table-cell table:number-columns-repeated="2"/>
        </table:table-row>
        <table:table-row table:style-name="ro1">
          <table:table-cell office:value-type="float" office:value="0.00134259" calcext:value-type="float">
            <text:p>0.00134259</text:p>
          </table:table-cell>
          <table:table-cell office:value-type="float" office:value="0.195742" calcext:value-type="float">
            <text:p>0.195742</text:p>
          </table:table-cell>
          <table:table-cell table:formula="of:=[.A1973]*[.A1973]" office:value-type="float" office:value="0.0000018025479081" calcext:value-type="float">
            <text:p>0.0000018025479081</text:p>
          </table:table-cell>
          <table:table-cell table:formula="of:=([.A1973]-[.B1973])*([.A1973]-[.B1973])" office:value-type="float" office:value="0.0377911306083481" calcext:value-type="float">
            <text:p>0.0377911306083481</text:p>
          </table:table-cell>
          <table:table-cell table:number-columns-repeated="2"/>
        </table:table-row>
        <table:table-row table:style-name="ro1">
          <table:table-cell office:value-type="float" office:value="0.0690486" calcext:value-type="float">
            <text:p>0.0690486</text:p>
          </table:table-cell>
          <table:table-cell office:value-type="float" office:value="0.0543566" calcext:value-type="float">
            <text:p>0.0543566</text:p>
          </table:table-cell>
          <table:table-cell table:formula="of:=[.A1974]*[.A1974]" office:value-type="float" office:value="0.00476770916196" calcext:value-type="float">
            <text:p>0.00476770916196</text:p>
          </table:table-cell>
          <table:table-cell table:formula="of:=([.A1974]-[.B1974])*([.A1974]-[.B1974])" office:value-type="float" office:value="0.000215854864" calcext:value-type="float">
            <text:p>0.000215854864</text:p>
          </table:table-cell>
          <table:table-cell table:number-columns-repeated="2"/>
        </table:table-row>
        <table:table-row table:style-name="ro1">
          <table:table-cell office:value-type="float" office:value="0.133391" calcext:value-type="float">
            <text:p>0.133391</text:p>
          </table:table-cell>
          <table:table-cell office:value-type="float" office:value="0.183378" calcext:value-type="float">
            <text:p>0.183378</text:p>
          </table:table-cell>
          <table:table-cell table:formula="of:=[.A1975]*[.A1975]" office:value-type="float" office:value="0.017793158881" calcext:value-type="float">
            <text:p>0.017793158881</text:p>
          </table:table-cell>
          <table:table-cell table:formula="of:=([.A1975]-[.B1975])*([.A1975]-[.B1975])" office:value-type="float" office:value="0.002498700169" calcext:value-type="float">
            <text:p>0.002498700169</text:p>
          </table:table-cell>
          <table:table-cell table:number-columns-repeated="2"/>
        </table:table-row>
        <table:table-row table:style-name="ro1">
          <table:table-cell office:value-type="float" office:value="0.133391" calcext:value-type="float">
            <text:p>0.133391</text:p>
          </table:table-cell>
          <table:table-cell office:value-type="float" office:value="0.190193" calcext:value-type="float">
            <text:p>0.190193</text:p>
          </table:table-cell>
          <table:table-cell table:formula="of:=[.A1976]*[.A1976]" office:value-type="float" office:value="0.017793158881" calcext:value-type="float">
            <text:p>0.017793158881</text:p>
          </table:table-cell>
          <table:table-cell table:formula="of:=([.A1976]-[.B1976])*([.A1976]-[.B1976])" office:value-type="float" office:value="0.003226467204" calcext:value-type="float">
            <text:p>0.003226467204</text:p>
          </table:table-cell>
          <table:table-cell table:number-columns-repeated="2"/>
        </table:table-row>
        <table:table-row table:style-name="ro1">
          <table:table-cell office:value-type="float" office:value="0.126432" calcext:value-type="float">
            <text:p>0.126432</text:p>
          </table:table-cell>
          <table:table-cell office:value-type="float" office:value="0.230097" calcext:value-type="float">
            <text:p>0.230097</text:p>
          </table:table-cell>
          <table:table-cell table:formula="of:=[.A1977]*[.A1977]" office:value-type="float" office:value="0.015985050624" calcext:value-type="float">
            <text:p>0.015985050624</text:p>
          </table:table-cell>
          <table:table-cell table:formula="of:=([.A1977]-[.B1977])*([.A1977]-[.B1977])" office:value-type="float" office:value="0.010746432225" calcext:value-type="float">
            <text:p>0.010746432225</text:p>
          </table:table-cell>
          <table:table-cell table:number-columns-repeated="2"/>
        </table:table-row>
        <table:table-row table:style-name="ro1">
          <table:table-cell office:value-type="float" office:value="0.105067" calcext:value-type="float">
            <text:p>0.105067</text:p>
          </table:table-cell>
          <table:table-cell office:value-type="float" office:value="0.169678" calcext:value-type="float">
            <text:p>0.169678</text:p>
          </table:table-cell>
          <table:table-cell table:formula="of:=[.A1978]*[.A1978]" office:value-type="float" office:value="0.011039074489" calcext:value-type="float">
            <text:p>0.011039074489</text:p>
          </table:table-cell>
          <table:table-cell table:formula="of:=([.A1978]-[.B1978])*([.A1978]-[.B1978])" office:value-type="float" office:value="0.004174581321" calcext:value-type="float">
            <text:p>0.004174581321</text:p>
          </table:table-cell>
          <table:table-cell table:number-columns-repeated="2"/>
        </table:table-row>
        <table:table-row table:style-name="ro1">
          <table:table-cell office:value-type="float" office:value="0.184033" calcext:value-type="float">
            <text:p>0.184033</text:p>
          </table:table-cell>
          <table:table-cell office:value-type="float" office:value="0.175103" calcext:value-type="float">
            <text:p>0.175103</text:p>
          </table:table-cell>
          <table:table-cell table:formula="of:=[.A1979]*[.A1979]" office:value-type="float" office:value="0.033868145089" calcext:value-type="float">
            <text:p>0.033868145089</text:p>
          </table:table-cell>
          <table:table-cell table:formula="of:=([.A1979]-[.B1979])*([.A1979]-[.B1979])" office:value-type="float" office:value="0.0000797448999999999" calcext:value-type="float">
            <text:p>0.0000797448999999999</text:p>
          </table:table-cell>
          <table:table-cell table:number-columns-repeated="2"/>
        </table:table-row>
        <table:table-row table:style-name="ro1">
          <table:table-cell office:value-type="float" office:value="0.308941" calcext:value-type="float">
            <text:p>0.308941</text:p>
          </table:table-cell>
          <table:table-cell office:value-type="float" office:value="0.204708" calcext:value-type="float">
            <text:p>0.204708</text:p>
          </table:table-cell>
          <table:table-cell table:formula="of:=[.A1980]*[.A1980]" office:value-type="float" office:value="0.095444541481" calcext:value-type="float">
            <text:p>0.095444541481</text:p>
          </table:table-cell>
          <table:table-cell table:formula="of:=([.A1980]-[.B1980])*([.A1980]-[.B1980])" office:value-type="float" office:value="0.010864518289" calcext:value-type="float">
            <text:p>0.010864518289</text:p>
          </table:table-cell>
          <table:table-cell table:number-columns-repeated="2"/>
        </table:table-row>
        <table:table-row table:style-name="ro1">
          <table:table-cell office:value-type="float" office:value="0.441201" calcext:value-type="float">
            <text:p>0.441201</text:p>
          </table:table-cell>
          <table:table-cell office:value-type="float" office:value="0.261863" calcext:value-type="float">
            <text:p>0.261863</text:p>
          </table:table-cell>
          <table:table-cell table:formula="of:=[.A1981]*[.A1981]" office:value-type="float" office:value="0.194658322401" calcext:value-type="float">
            <text:p>0.194658322401</text:p>
          </table:table-cell>
          <table:table-cell table:formula="of:=([.A1981]-[.B1981])*([.A1981]-[.B1981])" office:value-type="float" office:value="0.032162118244" calcext:value-type="float">
            <text:p>0.032162118244</text:p>
          </table:table-cell>
          <table:table-cell table:number-columns-repeated="2"/>
        </table:table-row>
        <table:table-row table:style-name="ro1">
          <table:table-cell office:value-type="float" office:value="0.441201" calcext:value-type="float">
            <text:p>0.441201</text:p>
          </table:table-cell>
          <table:table-cell office:value-type="float" office:value="0.431904" calcext:value-type="float">
            <text:p>0.431904</text:p>
          </table:table-cell>
          <table:table-cell table:formula="of:=[.A1982]*[.A1982]" office:value-type="float" office:value="0.194658322401" calcext:value-type="float">
            <text:p>0.194658322401</text:p>
          </table:table-cell>
          <table:table-cell table:formula="of:=([.A1982]-[.B1982])*([.A1982]-[.B1982])" office:value-type="float" office:value="0.000086434209" calcext:value-type="float">
            <text:p>0.000086434209</text:p>
          </table:table-cell>
          <table:table-cell table:number-columns-repeated="2"/>
        </table:table-row>
        <table:table-row table:style-name="ro1">
          <table:table-cell office:value-type="float" office:value="0.628229" calcext:value-type="float">
            <text:p>0.628229</text:p>
          </table:table-cell>
          <table:table-cell office:value-type="float" office:value="0.761302" calcext:value-type="float">
            <text:p>0.761302</text:p>
          </table:table-cell>
          <table:table-cell table:formula="of:=[.A1983]*[.A1983]" office:value-type="float" office:value="0.394671676441" calcext:value-type="float">
            <text:p>0.394671676441</text:p>
          </table:table-cell>
          <table:table-cell table:formula="of:=([.A1983]-[.B1983])*([.A1983]-[.B1983])" office:value-type="float" office:value="0.017708423329" calcext:value-type="float">
            <text:p>0.017708423329</text:p>
          </table:table-cell>
          <table:table-cell table:number-columns-repeated="2"/>
        </table:table-row>
        <table:table-row table:style-name="ro1">
          <table:table-cell office:value-type="float" office:value="0.628229" calcext:value-type="float">
            <text:p>0.628229</text:p>
          </table:table-cell>
          <table:table-cell office:value-type="float" office:value="0.797548" calcext:value-type="float">
            <text:p>0.797548</text:p>
          </table:table-cell>
          <table:table-cell table:formula="of:=[.A1984]*[.A1984]" office:value-type="float" office:value="0.394671676441" calcext:value-type="float">
            <text:p>0.394671676441</text:p>
          </table:table-cell>
          <table:table-cell table:formula="of:=([.A1984]-[.B1984])*([.A1984]-[.B1984])" office:value-type="float" office:value="0.028668923761" calcext:value-type="float">
            <text:p>0.028668923761</text:p>
          </table:table-cell>
          <table:table-cell table:number-columns-repeated="2"/>
        </table:table-row>
        <table:table-row table:style-name="ro1">
          <table:table-cell office:value-type="float" office:value="0.628229" calcext:value-type="float">
            <text:p>0.628229</text:p>
          </table:table-cell>
          <table:table-cell office:value-type="float" office:value="0.836063" calcext:value-type="float">
            <text:p>0.836063</text:p>
          </table:table-cell>
          <table:table-cell table:formula="of:=[.A1985]*[.A1985]" office:value-type="float" office:value="0.394671676441" calcext:value-type="float">
            <text:p>0.394671676441</text:p>
          </table:table-cell>
          <table:table-cell table:formula="of:=([.A1985]-[.B1985])*([.A1985]-[.B1985])" office:value-type="float" office:value="0.043194971556" calcext:value-type="float">
            <text:p>0.043194971556</text:p>
          </table:table-cell>
          <table:table-cell table:number-columns-repeated="2"/>
        </table:table-row>
        <table:table-row table:style-name="ro1">
          <table:table-cell office:value-type="float" office:value="0.754858" calcext:value-type="float">
            <text:p>0.754858</text:p>
          </table:table-cell>
          <table:table-cell office:value-type="float" office:value="0.875243" calcext:value-type="float">
            <text:p>0.875243</text:p>
          </table:table-cell>
          <table:table-cell table:formula="of:=[.A1986]*[.A1986]" office:value-type="float" office:value="0.569810600164" calcext:value-type="float">
            <text:p>0.569810600164</text:p>
          </table:table-cell>
          <table:table-cell table:formula="of:=([.A1986]-[.B1986])*([.A1986]-[.B1986])" office:value-type="float" office:value="0.014492548225" calcext:value-type="float">
            <text:p>0.014492548225</text:p>
          </table:table-cell>
          <table:table-cell table:number-columns-repeated="2"/>
        </table:table-row>
        <table:table-row table:style-name="ro1">
          <table:table-cell office:value-type="float" office:value="0.9085" calcext:value-type="float">
            <text:p>0.9085</text:p>
          </table:table-cell>
          <table:table-cell office:value-type="float" office:value="0.910725" calcext:value-type="float">
            <text:p>0.910725</text:p>
          </table:table-cell>
          <table:table-cell table:formula="of:=[.A1987]*[.A1987]" office:value-type="float" office:value="0.82537225" calcext:value-type="float">
            <text:p>0.82537225</text:p>
          </table:table-cell>
          <table:table-cell table:formula="of:=([.A1987]-[.B1987])*([.A1987]-[.B1987])" office:value-type="float" office:value="0.00000495062500000014" calcext:value-type="float">
            <text:p>4.95062500000014E-06</text:p>
          </table:table-cell>
          <table:table-cell table:number-columns-repeated="2"/>
        </table:table-row>
        <table:table-row table:style-name="ro1">
          <table:table-cell office:value-type="float" office:value="0.986388" calcext:value-type="float">
            <text:p>0.986388</text:p>
          </table:table-cell>
          <table:table-cell office:value-type="float" office:value="0.983842" calcext:value-type="float">
            <text:p>0.983842</text:p>
          </table:table-cell>
          <table:table-cell table:formula="of:=[.A1988]*[.A1988]" office:value-type="float" office:value="0.972961286544" calcext:value-type="float">
            <text:p>0.972961286544</text:p>
          </table:table-cell>
          <table:table-cell table:formula="of:=([.A1988]-[.B1988])*([.A1988]-[.B1988])" office:value-type="float" office:value="0.00000648211600000025" calcext:value-type="float">
            <text:p>6.48211600000025E-06</text:p>
          </table:table-cell>
          <table:table-cell table:number-columns-repeated="2"/>
        </table:table-row>
        <table:table-row table:style-name="ro1">
          <table:table-cell office:value-type="float" office:value="0.998947" calcext:value-type="float">
            <text:p>0.998947</text:p>
          </table:table-cell>
          <table:table-cell office:value-type="float" office:value="0.995779" calcext:value-type="float">
            <text:p>0.995779</text:p>
          </table:table-cell>
          <table:table-cell table:formula="of:=[.A1989]*[.A1989]" office:value-type="float" office:value="0.997895108809" calcext:value-type="float">
            <text:p>0.997895108809</text:p>
          </table:table-cell>
          <table:table-cell table:formula="of:=([.A1989]-[.B1989])*([.A1989]-[.B1989])" office:value-type="float" office:value="0.0000100362240000004" calcext:value-type="float">
            <text:p>1.00362240000004E-05</text:p>
          </table:table-cell>
          <table:table-cell table:number-columns-repeated="2"/>
        </table:table-row>
        <table:table-row table:style-name="ro1">
          <table:table-cell office:value-type="float" office:value="0.998947" calcext:value-type="float">
            <text:p>0.998947</text:p>
          </table:table-cell>
          <table:table-cell office:value-type="float" office:value="0.988172" calcext:value-type="float">
            <text:p>0.988172</text:p>
          </table:table-cell>
          <table:table-cell table:formula="of:=[.A1990]*[.A1990]" office:value-type="float" office:value="0.997895108809" calcext:value-type="float">
            <text:p>0.997895108809</text:p>
          </table:table-cell>
          <table:table-cell table:formula="of:=([.A1990]-[.B1990])*([.A1990]-[.B1990])" office:value-type="float" office:value="0.000116100625" calcext:value-type="float">
            <text:p>0.000116100625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000467118" calcext:value-type="float">
            <text:p>0.00000000467118</text:p>
          </table:table-cell>
          <table:table-cell table:formula="of:=[.A1991]*[.A1991]" office:value-type="float" office:value="0.00000000022027309056" calcext:value-type="float">
            <text:p>2.2027309056E-10</text:p>
          </table:table-cell>
          <table:table-cell table:formula="of:=([.A1991]-[.B1991])*([.A1991]-[.B1991])" office:value-type="float" office:value="0.00000000022013445681" calcext:value-type="float">
            <text:p>2.20134456809747E-10</text:p>
          </table:table-cell>
          <table:table-cell table:number-columns-repeated="2"/>
        </table:table-row>
        <table:table-row table:style-name="ro1">
          <table:table-cell office:value-type="float" office:value="0.000012219" calcext:value-type="float">
            <text:p>0.000012219</text:p>
          </table:table-cell>
          <table:table-cell office:value-type="float" office:value="0.000000001379" calcext:value-type="float">
            <text:p>0.000000001379</text:p>
          </table:table-cell>
          <table:table-cell table:formula="of:=[.A1992]*[.A1992]" office:value-type="float" office:value="0.000000000149303961" calcext:value-type="float">
            <text:p>1.49303961E-10</text:p>
          </table:table-cell>
          <table:table-cell table:formula="of:=([.A1992]-[.B1992])*([.A1992]-[.B1992])" office:value-type="float" office:value="0.0000000001492702629" calcext:value-type="float">
            <text:p>1.49270262899641E-10</text:p>
          </table:table-cell>
          <table:table-cell table:number-columns-repeated="2"/>
        </table:table-row>
        <table:table-row table:style-name="ro1">
          <table:table-cell office:value-type="float" office:value="0.00000685453" calcext:value-type="float">
            <text:p>0.00000685453</text:p>
          </table:table-cell>
          <table:table-cell office:value-type="float" office:value="0.000000740101" calcext:value-type="float">
            <text:p>0.000000740101</text:p>
          </table:table-cell>
          <table:table-cell table:formula="of:=[.A1993]*[.A1993]" office:value-type="float" office:value="0.00000000004698458152" calcext:value-type="float">
            <text:p>4.69845815209E-11</text:p>
          </table:table-cell>
          <table:table-cell table:formula="of:=([.A1993]-[.B1993])*([.A1993]-[.B1993])" office:value-type="float" office:value="0.000000000037386242" calcext:value-type="float">
            <text:p>3.7386241996041E-11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00110531" calcext:value-type="float">
            <text:p>0.0000110531</text:p>
          </table:table-cell>
          <table:table-cell table:formula="of:=[.A1994]*[.A1994]" office:value-type="float" office:value="0.00000000040347953424" calcext:value-type="float">
            <text:p>4.0347953424E-10</text:p>
          </table:table-cell>
          <table:table-cell table:formula="of:=([.A1994]-[.B1994])*([.A1994]-[.B1994])" office:value-type="float" office:value="0.00000000008160773569" calcext:value-type="float">
            <text:p>8.160773569E-11</text:p>
          </table:table-cell>
          <table:table-cell table:number-columns-repeated="2"/>
        </table:table-row>
        <table:table-row table:style-name="ro1">
          <table:table-cell office:value-type="float" office:value="0.0000204444" calcext:value-type="float">
            <text:p>0.0000204444</text:p>
          </table:table-cell>
          <table:table-cell office:value-type="float" office:value="0.00536151" calcext:value-type="float">
            <text:p>0.00536151</text:p>
          </table:table-cell>
          <table:table-cell table:formula="of:=[.A1995]*[.A1995]" office:value-type="float" office:value="0.00000000041797349136" calcext:value-type="float">
            <text:p>4.1797349136E-10</text:p>
          </table:table-cell>
          <table:table-cell table:formula="of:=([.A1995]-[.B1995])*([.A1995]-[.B1995])" office:value-type="float" office:value="0.0000285269817435034" calcext:value-type="float">
            <text:p>2.85269817435034E-05</text:p>
          </table:table-cell>
          <table:table-cell table:number-columns-repeated="2"/>
        </table:table-row>
        <table:table-row table:style-name="ro1">
          <table:table-cell office:value-type="float" office:value="0.0000422001" calcext:value-type="float">
            <text:p>0.0000422001</text:p>
          </table:table-cell>
          <table:table-cell office:value-type="float" office:value="0.0000000155442" calcext:value-type="float">
            <text:p>0.0000000155442</text:p>
          </table:table-cell>
          <table:table-cell table:formula="of:=[.A1996]*[.A1996]" office:value-type="float" office:value="0.00000000178084844001" calcext:value-type="float">
            <text:p>1.78084844001E-09</text:p>
          </table:table-cell>
          <table:table-cell table:formula="of:=([.A1996]-[.B1996])*([.A1996]-[.B1996])" office:value-type="float" office:value="0.00000000177953674804" calcext:value-type="float">
            <text:p>1.77953674804331E-09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0370208" calcext:value-type="float">
            <text:p>0.00370208</text:p>
          </table:table-cell>
          <table:table-cell table:formula="of:=[.A1997]*[.A1997]" office:value-type="float" office:value="0.00000000019787204889" calcext:value-type="float">
            <text:p>1.9787204889E-10</text:p>
          </table:table-cell>
          <table:table-cell table:formula="of:=([.A1997]-[.B1997])*([.A1997]-[.B1997])" office:value-type="float" office:value="0.0000136014421009769" calcext:value-type="float">
            <text:p>1.36014421009769E-05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214892" calcext:value-type="float">
            <text:p>0.0214892</text:p>
          </table:table-cell>
          <table:table-cell table:formula="of:=[.A1998]*[.A1998]" office:value-type="float" office:value="0.00000000000005684362" calcext:value-type="float">
            <text:p>5.6843619561E-14</text:p>
          </table:table-cell>
          <table:table-cell table:formula="of:=([.A1998]-[.B1998])*([.A1998]-[.B1998])" office:value-type="float" office:value="0.000461775469829694" calcext:value-type="float">
            <text:p>0.000461775469829694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427872" calcext:value-type="float">
            <text:p>0.00000427872</text:p>
          </table:table-cell>
          <table:table-cell table:formula="of:=[.A1999]*[.A1999]" office:value-type="float" office:value="0.00000000006379248848" calcext:value-type="float">
            <text:p>6.37924884804E-11</text:p>
          </table:table-cell>
          <table:table-cell table:formula="of:=([.A1999]-[.B1999])*([.A1999]-[.B1999])" office:value-type="float" office:value="0.00000000001375148889" calcext:value-type="float">
            <text:p>1.375148889E-11</text:p>
          </table:table-cell>
          <table:table-cell table:number-columns-repeated="2"/>
        </table:table-row>
        <table:table-row table:style-name="ro1">
          <table:table-cell office:value-type="float" office:value="0.000023663" calcext:value-type="float">
            <text:p>0.000023663</text:p>
          </table:table-cell>
          <table:table-cell office:value-type="float" office:value="0.00000125096" calcext:value-type="float">
            <text:p>0.00000125096</text:p>
          </table:table-cell>
          <table:table-cell table:formula="of:=[.A2000]*[.A2000]" office:value-type="float" office:value="0.000000000559937569" calcext:value-type="float">
            <text:p>5.59937569E-10</text:p>
          </table:table-cell>
          <table:table-cell table:formula="of:=([.A2000]-[.B2000])*([.A2000]-[.B2000])" office:value-type="float" office:value="0.00000000050229953696" calcext:value-type="float">
            <text:p>5.022995369616E-10</text:p>
          </table:table-cell>
          <table:table-cell table:number-columns-repeated="2"/>
        </table:table-row>
        <table:table-row table:style-name="ro1">
          <table:table-cell office:value-type="float" office:value="0.000300467" calcext:value-type="float">
            <text:p>0.000300467</text:p>
          </table:table-cell>
          <table:table-cell office:value-type="float" office:value="0.0000165267" calcext:value-type="float">
            <text:p>0.0000165267</text:p>
          </table:table-cell>
          <table:table-cell table:formula="of:=[.A2001]*[.A2001]" office:value-type="float" office:value="0.000000090280418089" calcext:value-type="float">
            <text:p>9.0280418089E-08</text:p>
          </table:table-cell>
          <table:table-cell table:formula="of:=([.A2001]-[.B2001])*([.A2001]-[.B2001])" office:value-type="float" office:value="0.00000008062209396409" calcext:value-type="float">
            <text:p>8.062209396409E-08</text:p>
          </table:table-cell>
          <table:table-cell table:number-columns-repeated="2"/>
        </table:table-row>
        <table:table-row table:style-name="ro1">
          <table:table-cell office:value-type="float" office:value="0.00021863" calcext:value-type="float">
            <text:p>0.00021863</text:p>
          </table:table-cell>
          <table:table-cell office:value-type="float" office:value="0.00413347" calcext:value-type="float">
            <text:p>0.00413347</text:p>
          </table:table-cell>
          <table:table-cell table:formula="of:=[.A2002]*[.A2002]" office:value-type="float" office:value="0.0000000477990769" calcext:value-type="float">
            <text:p>0.0000000477990769</text:p>
          </table:table-cell>
          <table:table-cell table:formula="of:=([.A2002]-[.B2002])*([.A2002]-[.B2002])" office:value-type="float" office:value="0.0000153259722256" calcext:value-type="float">
            <text:p>0.0000153259722256</text:p>
          </table:table-cell>
          <table:table-cell table:number-columns-repeated="2"/>
        </table:table-row>
        <table:table-row table:style-name="ro1">
          <table:table-cell office:value-type="float" office:value="0.0000596046" calcext:value-type="float">
            <text:p>0.0000596046</text:p>
          </table:table-cell>
          <table:table-cell office:value-type="float" office:value="0.0000503132" calcext:value-type="float">
            <text:p>0.0000503132</text:p>
          </table:table-cell>
          <table:table-cell table:formula="of:=[.A2003]*[.A2003]" office:value-type="float" office:value="0.00000000355270834116" calcext:value-type="float">
            <text:p>3.55270834116E-09</text:p>
          </table:table-cell>
          <table:table-cell table:formula="of:=([.A2003]-[.B2003])*([.A2003]-[.B2003])" office:value-type="float" office:value="0.00000000008633011396" calcext:value-type="float">
            <text:p>8.63301139600001E-11</text:p>
          </table:table-cell>
          <table:table-cell table:number-columns-repeated="2"/>
        </table:table-row>
        <table:table-row table:style-name="ro1">
          <table:table-cell office:value-type="float" office:value="0.00109136" calcext:value-type="float">
            <text:p>0.00109136</text:p>
          </table:table-cell>
          <table:table-cell office:value-type="float" office:value="0.00195521" calcext:value-type="float">
            <text:p>0.00195521</text:p>
          </table:table-cell>
          <table:table-cell table:formula="of:=[.A2004]*[.A2004]" office:value-type="float" office:value="0.0000011910666496" calcext:value-type="float">
            <text:p>0.0000011910666496</text:p>
          </table:table-cell>
          <table:table-cell table:formula="of:=([.A2004]-[.B2004])*([.A2004]-[.B2004])" office:value-type="float" office:value="0.0000007462368225" calcext:value-type="float">
            <text:p>0.0000007462368225</text:p>
          </table:table-cell>
          <table:table-cell table:number-columns-repeated="2"/>
        </table:table-row>
        <table:table-row table:style-name="ro1">
          <table:table-cell office:value-type="float" office:value="0.00529325" calcext:value-type="float">
            <text:p>0.00529325</text:p>
          </table:table-cell>
          <table:table-cell office:value-type="float" office:value="0.000857581" calcext:value-type="float">
            <text:p>0.000857581</text:p>
          </table:table-cell>
          <table:table-cell table:formula="of:=[.A2005]*[.A2005]" office:value-type="float" office:value="0.0000280184955625" calcext:value-type="float">
            <text:p>0.0000280184955625</text:p>
          </table:table-cell>
          <table:table-cell table:formula="of:=([.A2005]-[.B2005])*([.A2005]-[.B2005])" office:value-type="float" office:value="0.000019675159477561" calcext:value-type="float">
            <text:p>1.9675159477561E-05</text:p>
          </table:table-cell>
          <table:table-cell table:number-columns-repeated="2"/>
        </table:table-row>
        <table:table-row table:style-name="ro1">
          <table:table-cell office:value-type="float" office:value="0.00529325" calcext:value-type="float">
            <text:p>0.00529325</text:p>
          </table:table-cell>
          <table:table-cell office:value-type="float" office:value="0.0147973" calcext:value-type="float">
            <text:p>0.0147973</text:p>
          </table:table-cell>
          <table:table-cell table:formula="of:=[.A2006]*[.A2006]" office:value-type="float" office:value="0.0000280184955625" calcext:value-type="float">
            <text:p>0.0000280184955625</text:p>
          </table:table-cell>
          <table:table-cell table:formula="of:=([.A2006]-[.B2006])*([.A2006]-[.B2006])" office:value-type="float" office:value="0.0000903269664025" calcext:value-type="float">
            <text:p>0.0000903269664025</text:p>
          </table:table-cell>
          <table:table-cell table:number-columns-repeated="2"/>
        </table:table-row>
        <table:table-row table:style-name="ro1">
          <table:table-cell office:value-type="float" office:value="0.00476748" calcext:value-type="float">
            <text:p>0.00476748</text:p>
          </table:table-cell>
          <table:table-cell office:value-type="float" office:value="0.0259849" calcext:value-type="float">
            <text:p>0.0259849</text:p>
          </table:table-cell>
          <table:table-cell table:formula="of:=[.A2007]*[.A2007]" office:value-type="float" office:value="0.0000227288655504" calcext:value-type="float">
            <text:p>0.0000227288655504</text:p>
          </table:table-cell>
          <table:table-cell table:formula="of:=([.A2007]-[.B2007])*([.A2007]-[.B2007])" office:value-type="float" office:value="0.0004501789114564" calcext:value-type="float">
            <text:p>0.0004501789114564</text:p>
          </table:table-cell>
          <table:table-cell table:number-columns-repeated="2"/>
        </table:table-row>
        <table:table-row table:style-name="ro1">
          <table:table-cell office:value-type="float" office:value="0.0168546" calcext:value-type="float">
            <text:p>0.0168546</text:p>
          </table:table-cell>
          <table:table-cell office:value-type="float" office:value="0.0131405" calcext:value-type="float">
            <text:p>0.0131405</text:p>
          </table:table-cell>
          <table:table-cell table:formula="of:=[.A2008]*[.A2008]" office:value-type="float" office:value="0.00028407754116" calcext:value-type="float">
            <text:p>0.00028407754116</text:p>
          </table:table-cell>
          <table:table-cell table:formula="of:=([.A2008]-[.B2008])*([.A2008]-[.B2008])" office:value-type="float" office:value="0.00001379453881" calcext:value-type="float">
            <text:p>0.00001379453881</text:p>
          </table:table-cell>
          <table:table-cell table:number-columns-repeated="2"/>
        </table:table-row>
        <table:table-row table:style-name="ro1">
          <table:table-cell office:value-type="float" office:value="0.0168546" calcext:value-type="float">
            <text:p>0.0168546</text:p>
          </table:table-cell>
          <table:table-cell office:value-type="float" office:value="0.0688908" calcext:value-type="float">
            <text:p>0.0688908</text:p>
          </table:table-cell>
          <table:table-cell table:formula="of:=[.A2009]*[.A2009]" office:value-type="float" office:value="0.00028407754116" calcext:value-type="float">
            <text:p>0.00028407754116</text:p>
          </table:table-cell>
          <table:table-cell table:formula="of:=([.A2009]-[.B2009])*([.A2009]-[.B2009])" office:value-type="float" office:value="0.00270776611044" calcext:value-type="float">
            <text:p>0.00270776611044</text:p>
          </table:table-cell>
          <table:table-cell table:number-columns-repeated="2"/>
        </table:table-row>
        <table:table-row table:style-name="ro1">
          <table:table-cell office:value-type="float" office:value="0.0168546" calcext:value-type="float">
            <text:p>0.0168546</text:p>
          </table:table-cell>
          <table:table-cell office:value-type="float" office:value="0.0213792" calcext:value-type="float">
            <text:p>0.0213792</text:p>
          </table:table-cell>
          <table:table-cell table:formula="of:=[.A2010]*[.A2010]" office:value-type="float" office:value="0.00028407754116" calcext:value-type="float">
            <text:p>0.00028407754116</text:p>
          </table:table-cell>
          <table:table-cell table:formula="of:=([.A2010]-[.B2010])*([.A2010]-[.B2010])" office:value-type="float" office:value="0.00002047200516" calcext:value-type="float">
            <text:p>0.00002047200516</text:p>
          </table:table-cell>
          <table:table-cell table:number-columns-repeated="2"/>
        </table:table-row>
        <table:table-row table:style-name="ro1">
          <table:table-cell office:value-type="float" office:value="0.0168546" calcext:value-type="float">
            <text:p>0.0168546</text:p>
          </table:table-cell>
          <table:table-cell office:value-type="float" office:value="0.0222201" calcext:value-type="float">
            <text:p>0.0222201</text:p>
          </table:table-cell>
          <table:table-cell table:formula="of:=[.A2011]*[.A2011]" office:value-type="float" office:value="0.00028407754116" calcext:value-type="float">
            <text:p>0.00028407754116</text:p>
          </table:table-cell>
          <table:table-cell table:formula="of:=([.A2011]-[.B2011])*([.A2011]-[.B2011])" office:value-type="float" office:value="0.00002878859025" calcext:value-type="float">
            <text:p>0.00002878859025</text:p>
          </table:table-cell>
          <table:table-cell table:number-columns-repeated="2"/>
        </table:table-row>
        <table:table-row table:style-name="ro1">
          <table:table-cell office:value-type="float" office:value="0.031741" calcext:value-type="float">
            <text:p>0.031741</text:p>
          </table:table-cell>
          <table:table-cell office:value-type="float" office:value="0.0230688" calcext:value-type="float">
            <text:p>0.0230688</text:p>
          </table:table-cell>
          <table:table-cell table:formula="of:=[.A2012]*[.A2012]" office:value-type="float" office:value="0.001007491081" calcext:value-type="float">
            <text:p>0.001007491081</text:p>
          </table:table-cell>
          <table:table-cell table:formula="of:=([.A2012]-[.B2012])*([.A2012]-[.B2012])" office:value-type="float" office:value="0.00007520705284" calcext:value-type="float">
            <text:p>0.00007520705284</text:p>
          </table:table-cell>
          <table:table-cell table:number-columns-repeated="2"/>
        </table:table-row>
        <table:table-row table:style-name="ro1">
          <table:table-cell office:value-type="float" office:value="0.031741" calcext:value-type="float">
            <text:p>0.031741</text:p>
          </table:table-cell>
          <table:table-cell office:value-type="float" office:value="0.141894" calcext:value-type="float">
            <text:p>0.141894</text:p>
          </table:table-cell>
          <table:table-cell table:formula="of:=[.A2013]*[.A2013]" office:value-type="float" office:value="0.001007491081" calcext:value-type="float">
            <text:p>0.001007491081</text:p>
          </table:table-cell>
          <table:table-cell table:formula="of:=([.A2013]-[.B2013])*([.A2013]-[.B2013])" office:value-type="float" office:value="0.012133683409" calcext:value-type="float">
            <text:p>0.012133683409</text:p>
          </table:table-cell>
          <table:table-cell table:number-columns-repeated="2"/>
        </table:table-row>
        <table:table-row table:style-name="ro1">
          <table:table-cell office:value-type="float" office:value="0.0985329" calcext:value-type="float">
            <text:p>0.0985329</text:p>
          </table:table-cell>
          <table:table-cell office:value-type="float" office:value="0.0334063" calcext:value-type="float">
            <text:p>0.0334063</text:p>
          </table:table-cell>
          <table:table-cell table:formula="of:=[.A2014]*[.A2014]" office:value-type="float" office:value="0.00970873238241" calcext:value-type="float">
            <text:p>0.00970873238241</text:p>
          </table:table-cell>
          <table:table-cell table:formula="of:=([.A2014]-[.B2014])*([.A2014]-[.B2014])" office:value-type="float" office:value="0.00424147402756" calcext:value-type="float">
            <text:p>0.00424147402756</text:p>
          </table:table-cell>
          <table:table-cell table:number-columns-repeated="2"/>
        </table:table-row>
        <table:table-row table:style-name="ro1">
          <table:table-cell office:value-type="float" office:value="0.124584" calcext:value-type="float">
            <text:p>0.124584</text:p>
          </table:table-cell>
          <table:table-cell office:value-type="float" office:value="0.00890083" calcext:value-type="float">
            <text:p>0.00890083</text:p>
          </table:table-cell>
          <table:table-cell table:formula="of:=[.A2015]*[.A2015]" office:value-type="float" office:value="0.015521173056" calcext:value-type="float">
            <text:p>0.015521173056</text:p>
          </table:table-cell>
          <table:table-cell table:formula="of:=([.A2015]-[.B2015])*([.A2015]-[.B2015])" office:value-type="float" office:value="0.0133825958212489" calcext:value-type="float">
            <text:p>0.0133825958212489</text:p>
          </table:table-cell>
          <table:table-cell table:number-columns-repeated="2"/>
        </table:table-row>
        <table:table-row table:style-name="ro1">
          <table:table-cell office:value-type="float" office:value="0.181695" calcext:value-type="float">
            <text:p>0.181695</text:p>
          </table:table-cell>
          <table:table-cell office:value-type="float" office:value="0.0231315" calcext:value-type="float">
            <text:p>0.0231315</text:p>
          </table:table-cell>
          <table:table-cell table:formula="of:=[.A2016]*[.A2016]" office:value-type="float" office:value="0.033013073025" calcext:value-type="float">
            <text:p>0.033013073025</text:p>
          </table:table-cell>
          <table:table-cell table:formula="of:=([.A2016]-[.B2016])*([.A2016]-[.B2016])" office:value-type="float" office:value="0.02514238353225" calcext:value-type="float">
            <text:p>0.02514238353225</text:p>
          </table:table-cell>
          <table:table-cell table:number-columns-repeated="2"/>
        </table:table-row>
        <table:table-row table:style-name="ro1">
          <table:table-cell office:value-type="float" office:value="0.185001" calcext:value-type="float">
            <text:p>0.185001</text:p>
          </table:table-cell>
          <table:table-cell office:value-type="float" office:value="0.0719871" calcext:value-type="float">
            <text:p>0.0719871</text:p>
          </table:table-cell>
          <table:table-cell table:formula="of:=[.A2017]*[.A2017]" office:value-type="float" office:value="0.034225370001" calcext:value-type="float">
            <text:p>0.034225370001</text:p>
          </table:table-cell>
          <table:table-cell table:formula="of:=([.A2017]-[.B2017])*([.A2017]-[.B2017])" office:value-type="float" office:value="0.01277214159321" calcext:value-type="float">
            <text:p>0.01277214159321</text:p>
          </table:table-cell>
          <table:table-cell table:number-columns-repeated="2"/>
        </table:table-row>
        <table:table-row table:style-name="ro1">
          <table:table-cell office:value-type="float" office:value="0.185001" calcext:value-type="float">
            <text:p>0.185001</text:p>
          </table:table-cell>
          <table:table-cell office:value-type="float" office:value="0.202005" calcext:value-type="float">
            <text:p>0.202005</text:p>
          </table:table-cell>
          <table:table-cell table:formula="of:=[.A2018]*[.A2018]" office:value-type="float" office:value="0.034225370001" calcext:value-type="float">
            <text:p>0.034225370001</text:p>
          </table:table-cell>
          <table:table-cell table:formula="of:=([.A2018]-[.B2018])*([.A2018]-[.B2018])" office:value-type="float" office:value="0.000289136016" calcext:value-type="float">
            <text:p>0.000289136016</text:p>
          </table:table-cell>
          <table:table-cell table:number-columns-repeated="2"/>
        </table:table-row>
        <table:table-row table:style-name="ro1">
          <table:table-cell office:value-type="float" office:value="0.218945" calcext:value-type="float">
            <text:p>0.218945</text:p>
          </table:table-cell>
          <table:table-cell office:value-type="float" office:value="0.215606" calcext:value-type="float">
            <text:p>0.215606</text:p>
          </table:table-cell>
          <table:table-cell table:formula="of:=[.A2019]*[.A2019]" office:value-type="float" office:value="0.047936913025" calcext:value-type="float">
            <text:p>0.047936913025</text:p>
          </table:table-cell>
          <table:table-cell table:formula="of:=([.A2019]-[.B2019])*([.A2019]-[.B2019])" office:value-type="float" office:value="0.0000111489210000001" calcext:value-type="float">
            <text:p>1.11489210000001E-05</text:p>
          </table:table-cell>
          <table:table-cell table:number-columns-repeated="2"/>
        </table:table-row>
        <table:table-row table:style-name="ro1">
          <table:table-cell office:value-type="float" office:value="0.301294" calcext:value-type="float">
            <text:p>0.301294</text:p>
          </table:table-cell>
          <table:table-cell office:value-type="float" office:value="0.512889" calcext:value-type="float">
            <text:p>0.512889</text:p>
          </table:table-cell>
          <table:table-cell table:formula="of:=[.A2020]*[.A2020]" office:value-type="float" office:value="0.090778074436" calcext:value-type="float">
            <text:p>0.090778074436</text:p>
          </table:table-cell>
          <table:table-cell table:formula="of:=([.A2020]-[.B2020])*([.A2020]-[.B2020])" office:value-type="float" office:value="0.044772444025" calcext:value-type="float">
            <text:p>0.044772444025</text:p>
          </table:table-cell>
          <table:table-cell table:number-columns-repeated="2"/>
        </table:table-row>
        <table:table-row table:style-name="ro1">
          <table:table-cell office:value-type="float" office:value="0.659132" calcext:value-type="float">
            <text:p>0.659132</text:p>
          </table:table-cell>
          <table:table-cell office:value-type="float" office:value="0.735179" calcext:value-type="float">
            <text:p>0.735179</text:p>
          </table:table-cell>
          <table:table-cell table:formula="of:=[.A2021]*[.A2021]" office:value-type="float" office:value="0.434454993424" calcext:value-type="float">
            <text:p>0.434454993424</text:p>
          </table:table-cell>
          <table:table-cell table:formula="of:=([.A2021]-[.B2021])*([.A2021]-[.B2021])" office:value-type="float" office:value="0.005783146209" calcext:value-type="float">
            <text:p>0.005783146209</text:p>
          </table:table-cell>
          <table:table-cell table:number-columns-repeated="2"/>
        </table:table-row>
        <table:table-row table:style-name="ro1">
          <table:table-cell office:value-type="float" office:value="0.659132" calcext:value-type="float">
            <text:p>0.659132</text:p>
          </table:table-cell>
          <table:table-cell office:value-type="float" office:value="0.768996" calcext:value-type="float">
            <text:p>0.768996</text:p>
          </table:table-cell>
          <table:table-cell table:formula="of:=[.A2022]*[.A2022]" office:value-type="float" office:value="0.434454993424" calcext:value-type="float">
            <text:p>0.434454993424</text:p>
          </table:table-cell>
          <table:table-cell table:formula="of:=([.A2022]-[.B2022])*([.A2022]-[.B2022])" office:value-type="float" office:value="0.012070098496" calcext:value-type="float">
            <text:p>0.012070098496</text:p>
          </table:table-cell>
          <table:table-cell table:number-columns-repeated="2"/>
        </table:table-row>
        <table:table-row table:style-name="ro1">
          <table:table-cell office:value-type="float" office:value="0.761031" calcext:value-type="float">
            <text:p>0.761031</text:p>
          </table:table-cell>
          <table:table-cell office:value-type="float" office:value="0.795875" calcext:value-type="float">
            <text:p>0.795875</text:p>
          </table:table-cell>
          <table:table-cell table:formula="of:=[.A2023]*[.A2023]" office:value-type="float" office:value="0.579168182961" calcext:value-type="float">
            <text:p>0.579168182961</text:p>
          </table:table-cell>
          <table:table-cell table:formula="of:=([.A2023]-[.B2023])*([.A2023]-[.B2023])" office:value-type="float" office:value="0.001214104336" calcext:value-type="float">
            <text:p>0.001214104336</text:p>
          </table:table-cell>
          <table:table-cell table:number-columns-repeated="2"/>
        </table:table-row>
        <table:table-row table:style-name="ro1">
          <table:table-cell office:value-type="float" office:value="0.828886" calcext:value-type="float">
            <text:p>0.828886</text:p>
          </table:table-cell>
          <table:table-cell office:value-type="float" office:value="0.841061" calcext:value-type="float">
            <text:p>0.841061</text:p>
          </table:table-cell>
          <table:table-cell table:formula="of:=[.A2024]*[.A2024]" office:value-type="float" office:value="0.687052000996" calcext:value-type="float">
            <text:p>0.687052000996</text:p>
          </table:table-cell>
          <table:table-cell table:formula="of:=([.A2024]-[.B2024])*([.A2024]-[.B2024])" office:value-type="float" office:value="0.000148230624999998" calcext:value-type="float">
            <text:p>0.000148230624999998</text:p>
          </table:table-cell>
          <table:table-cell table:number-columns-repeated="2"/>
        </table:table-row>
        <table:table-row table:style-name="ro1">
          <table:table-cell office:value-type="float" office:value="0.828886" calcext:value-type="float">
            <text:p>0.828886</text:p>
          </table:table-cell>
          <table:table-cell office:value-type="float" office:value="0.880475" calcext:value-type="float">
            <text:p>0.880475</text:p>
          </table:table-cell>
          <table:table-cell table:formula="of:=[.A2025]*[.A2025]" office:value-type="float" office:value="0.687052000996" calcext:value-type="float">
            <text:p>0.687052000996</text:p>
          </table:table-cell>
          <table:table-cell table:formula="of:=([.A2025]-[.B2025])*([.A2025]-[.B2025])" office:value-type="float" office:value="0.002661424921" calcext:value-type="float">
            <text:p>0.002661424921</text:p>
          </table:table-cell>
          <table:table-cell table:number-columns-repeated="2"/>
        </table:table-row>
        <table:table-row table:style-name="ro1">
          <table:table-cell office:value-type="float" office:value="0.828886" calcext:value-type="float">
            <text:p>0.828886</text:p>
          </table:table-cell>
          <table:table-cell office:value-type="float" office:value="0.916982" calcext:value-type="float">
            <text:p>0.916982</text:p>
          </table:table-cell>
          <table:table-cell table:formula="of:=[.A2026]*[.A2026]" office:value-type="float" office:value="0.687052000996" calcext:value-type="float">
            <text:p>0.687052000996</text:p>
          </table:table-cell>
          <table:table-cell table:formula="of:=([.A2026]-[.B2026])*([.A2026]-[.B2026])" office:value-type="float" office:value="0.00776090521599999" calcext:value-type="float">
            <text:p>0.00776090521599999</text:p>
          </table:table-cell>
          <table:table-cell table:number-columns-repeated="2"/>
        </table:table-row>
        <table:table-row table:style-name="ro1">
          <table:table-cell office:value-type="float" office:value="0.828886" calcext:value-type="float">
            <text:p>0.828886</text:p>
          </table:table-cell>
          <table:table-cell office:value-type="float" office:value="0.944559" calcext:value-type="float">
            <text:p>0.944559</text:p>
          </table:table-cell>
          <table:table-cell table:formula="of:=[.A2027]*[.A2027]" office:value-type="float" office:value="0.687052000996" calcext:value-type="float">
            <text:p>0.687052000996</text:p>
          </table:table-cell>
          <table:table-cell table:formula="of:=([.A2027]-[.B2027])*([.A2027]-[.B2027])" office:value-type="float" office:value="0.013380242929" calcext:value-type="float">
            <text:p>0.013380242929</text:p>
          </table:table-cell>
          <table:table-cell table:number-columns-repeated="2"/>
        </table:table-row>
        <table:table-row table:style-name="ro1">
          <table:table-cell office:value-type="float" office:value="0.961379" calcext:value-type="float">
            <text:p>0.961379</text:p>
          </table:table-cell>
          <table:table-cell office:value-type="float" office:value="0.972475" calcext:value-type="float">
            <text:p>0.972475</text:p>
          </table:table-cell>
          <table:table-cell table:formula="of:=[.A2028]*[.A2028]" office:value-type="float" office:value="0.924249581641" calcext:value-type="float">
            <text:p>0.924249581641</text:p>
          </table:table-cell>
          <table:table-cell table:formula="of:=([.A2028]-[.B2028])*([.A2028]-[.B2028])" office:value-type="float" office:value="0.000123121216" calcext:value-type="float">
            <text:p>0.000123121216</text:p>
          </table:table-cell>
          <table:table-cell table:number-columns-repeated="2"/>
        </table:table-row>
        <table:table-row table:style-name="ro1">
          <table:table-cell office:value-type="float" office:value="0.96138" calcext:value-type="float">
            <text:p>0.96138</text:p>
          </table:table-cell>
          <table:table-cell office:value-type="float" office:value="0.990892" calcext:value-type="float">
            <text:p>0.990892</text:p>
          </table:table-cell>
          <table:table-cell table:formula="of:=[.A2029]*[.A2029]" office:value-type="float" office:value="0.9242515044" calcext:value-type="float">
            <text:p>0.9242515044</text:p>
          </table:table-cell>
          <table:table-cell table:formula="of:=([.A2029]-[.B2029])*([.A2029]-[.B2029])" office:value-type="float" office:value="0.000870958143999999" calcext:value-type="float">
            <text:p>0.000870958143999999</text:p>
          </table:table-cell>
          <table:table-cell table:number-columns-repeated="2"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000223346" calcext:value-type="float">
            <text:p>0.00000223346</text:p>
          </table:table-cell>
          <table:table-cell table:formula="of:=[.A2030]*[.A2030]" office:value-type="float" office:value="0.0000000000099795969" calcext:value-type="float">
            <text:p>9.9795969025E-12</text:p>
          </table:table-cell>
          <table:table-cell table:formula="of:=([.A2030]-[.B2030])*([.A2030]-[.B2030])" office:value-type="float" office:value="0.00000000000085671685" calcext:value-type="float">
            <text:p>8.567168481E-13</text:p>
          </table:table-cell>
          <table:table-cell table:number-columns-repeated="2"/>
        </table:table-row>
        <table:table-row table:style-name="ro1">
          <table:table-cell office:value-type="float" office:value="0.0000466108" calcext:value-type="float">
            <text:p>0.0000466108</text:p>
          </table:table-cell>
          <table:table-cell office:value-type="float" office:value="0.000430789" calcext:value-type="float">
            <text:p>0.000430789</text:p>
          </table:table-cell>
          <table:table-cell table:formula="of:=[.A2031]*[.A2031]" office:value-type="float" office:value="0.00000000217256667664" calcext:value-type="float">
            <text:p>2.17256667664E-09</text:p>
          </table:table-cell>
          <table:table-cell table:formula="of:=([.A2031]-[.B2031])*([.A2031]-[.B2031])" office:value-type="float" office:value="0.00000014759288935524" calcext:value-type="float">
            <text:p>1.4759288935524E-07</text:p>
          </table:table-cell>
          <table:table-cell table:number-columns-repeated="2"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000027433" calcext:value-type="float">
            <text:p>0.00000027433</text:p>
          </table:table-cell>
          <table:table-cell table:formula="of:=[.A2032]*[.A2032]" office:value-type="float" office:value="0.00000000002689044736" calcext:value-type="float">
            <text:p>2.689044736E-11</text:p>
          </table:table-cell>
          <table:table-cell table:formula="of:=([.A2032]-[.B2032])*([.A2032]-[.B2032])" office:value-type="float" office:value="0.00000000002412057301" calcext:value-type="float">
            <text:p>2.41205730129E-11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848737" calcext:value-type="float">
            <text:p>0.0000848737</text:p>
          </table:table-cell>
          <table:table-cell table:formula="of:=[.A2033]*[.A2033]" office:value-type="float" office:value="0.00000000000115107149" calcext:value-type="float">
            <text:p>1.1510714944E-12</text:p>
          </table:table-cell>
          <table:table-cell table:formula="of:=([.A2033]-[.B2033])*([.A2033]-[.B2033])" office:value-type="float" office:value="0.00000000702257743267" calcext:value-type="float">
            <text:p>7.0225774326724E-09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778848" calcext:value-type="float">
            <text:p>0.00000778848</text:p>
          </table:table-cell>
          <table:table-cell table:formula="of:=[.A2034]*[.A2034]" office:value-type="float" office:value="0.00000000000115107149" calcext:value-type="float">
            <text:p>1.1510714944E-12</text:p>
          </table:table-cell>
          <table:table-cell table:formula="of:=([.A2034]-[.B2034])*([.A2034]-[.B2034])" office:value-type="float" office:value="0.00000000004509928336" calcext:value-type="float">
            <text:p>4.509928336E-11</text:p>
          </table:table-cell>
          <table:table-cell table:number-columns-repeated="2"/>
        </table:table-row>
        <table:table-row table:style-name="ro1">
          <table:table-cell office:value-type="float" office:value="0.000030458" calcext:value-type="float">
            <text:p>0.000030458</text:p>
          </table:table-cell>
          <table:table-cell office:value-type="float" office:value="0.000000114415" calcext:value-type="float">
            <text:p>0.000000114415</text:p>
          </table:table-cell>
          <table:table-cell table:formula="of:=[.A2035]*[.A2035]" office:value-type="float" office:value="0.000000000927689764" calcext:value-type="float">
            <text:p>9.27689764E-10</text:p>
          </table:table-cell>
          <table:table-cell table:formula="of:=([.A2035]-[.B2035])*([.A2035]-[.B2035])" office:value-type="float" office:value="0.00000000092073315065" calcext:value-type="float">
            <text:p>9.20733150652225E-10</text:p>
          </table:table-cell>
          <table:table-cell table:number-columns-repeated="2"/>
        </table:table-row>
        <table:table-row table:style-name="ro1">
          <table:table-cell office:value-type="float" office:value="0.000030458" calcext:value-type="float">
            <text:p>0.000030458</text:p>
          </table:table-cell>
          <table:table-cell office:value-type="float" office:value="0.0000000186456" calcext:value-type="float">
            <text:p>0.0000000186456</text:p>
          </table:table-cell>
          <table:table-cell table:formula="of:=[.A2036]*[.A2036]" office:value-type="float" office:value="0.000000000927689764" calcext:value-type="float">
            <text:p>9.27689764E-10</text:p>
          </table:table-cell>
          <table:table-cell table:formula="of:=([.A2036]-[.B2036])*([.A2036]-[.B2036])" office:value-type="float" office:value="0.00000000092655429629" calcext:value-type="float">
            <text:p>9.26554296288799E-10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000803776" calcext:value-type="float">
            <text:p>0.00000803776</text:p>
          </table:table-cell>
          <table:table-cell table:formula="of:=[.A2037]*[.A2037]" office:value-type="float" office:value="0.0000000002274064" calcext:value-type="float">
            <text:p>2.274064E-10</text:p>
          </table:table-cell>
          <table:table-cell table:formula="of:=([.A2037]-[.B2037])*([.A2037]-[.B2037])" office:value-type="float" office:value="0.00000000004959314422" calcext:value-type="float">
            <text:p>4.95931442176E-11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00017873" calcext:value-type="float">
            <text:p>0.0000017873</text:p>
          </table:table-cell>
          <table:table-cell table:formula="of:=[.A2038]*[.A2038]" office:value-type="float" office:value="0.0000000002274064" calcext:value-type="float">
            <text:p>2.274064E-10</text:p>
          </table:table-cell>
          <table:table-cell table:formula="of:=([.A2038]-[.B2038])*([.A2038]-[.B2038])" office:value-type="float" office:value="0.00000000017669587329" calcext:value-type="float">
            <text:p>1.7669587329E-10</text:p>
          </table:table-cell>
          <table:table-cell table:number-columns-repeated="2"/>
        </table:table-row>
        <table:table-row table:style-name="ro1">
          <table:table-cell office:value-type="float" office:value="0.000203192" calcext:value-type="float">
            <text:p>0.000203192</text:p>
          </table:table-cell>
          <table:table-cell office:value-type="float" office:value="0.00149487" calcext:value-type="float">
            <text:p>0.00149487</text:p>
          </table:table-cell>
          <table:table-cell table:formula="of:=[.A2039]*[.A2039]" office:value-type="float" office:value="0.000000041286988864" calcext:value-type="float">
            <text:p>4.1286988864E-08</text:p>
          </table:table-cell>
          <table:table-cell table:formula="of:=([.A2039]-[.B2039])*([.A2039]-[.B2039])" office:value-type="float" office:value="0.000001668432055684" calcext:value-type="float">
            <text:p>1.668432055684E-06</text:p>
          </table:table-cell>
          <table:table-cell table:number-columns-repeated="2"/>
        </table:table-row>
        <table:table-row table:style-name="ro1">
          <table:table-cell office:value-type="float" office:value="0.000203192" calcext:value-type="float">
            <text:p>0.000203192</text:p>
          </table:table-cell>
          <table:table-cell office:value-type="float" office:value="0.00113606" calcext:value-type="float">
            <text:p>0.00113606</text:p>
          </table:table-cell>
          <table:table-cell table:formula="of:=[.A2040]*[.A2040]" office:value-type="float" office:value="0.000000041286988864" calcext:value-type="float">
            <text:p>4.1286988864E-08</text:p>
          </table:table-cell>
          <table:table-cell table:formula="of:=([.A2040]-[.B2040])*([.A2040]-[.B2040])" office:value-type="float" office:value="0.000000870242705424" calcext:value-type="float">
            <text:p>8.70242705424E-07</text:p>
          </table:table-cell>
          <table:table-cell table:number-columns-repeated="2"/>
        </table:table-row>
        <table:table-row table:style-name="ro1">
          <table:table-cell office:value-type="float" office:value="0.000203192" calcext:value-type="float">
            <text:p>0.000203192</text:p>
          </table:table-cell>
          <table:table-cell office:value-type="float" office:value="0.0165787" calcext:value-type="float">
            <text:p>0.0165787</text:p>
          </table:table-cell>
          <table:table-cell table:formula="of:=[.A2041]*[.A2041]" office:value-type="float" office:value="0.000000041286988864" calcext:value-type="float">
            <text:p>4.1286988864E-08</text:p>
          </table:table-cell>
          <table:table-cell table:formula="of:=([.A2041]-[.B2041])*([.A2041]-[.B2041])" office:value-type="float" office:value="0.000268157262258064" calcext:value-type="float">
            <text:p>0.000268157262258064</text:p>
          </table:table-cell>
          <table:table-cell table:number-columns-repeated="2"/>
        </table:table-row>
        <table:table-row table:style-name="ro1">
          <table:table-cell office:value-type="float" office:value="0.000394225" calcext:value-type="float">
            <text:p>0.000394225</text:p>
          </table:table-cell>
          <table:table-cell office:value-type="float" office:value="0.0000194713" calcext:value-type="float">
            <text:p>0.0000194713</text:p>
          </table:table-cell>
          <table:table-cell table:formula="of:=[.A2042]*[.A2042]" office:value-type="float" office:value="0.000000155413350625" calcext:value-type="float">
            <text:p>1.55413350625E-07</text:p>
          </table:table-cell>
          <table:table-cell table:formula="of:=([.A2042]-[.B2042])*([.A2042]-[.B2042])" office:value-type="float" office:value="0.00000014044033566369" calcext:value-type="float">
            <text:p>1.4044033566369E-07</text:p>
          </table:table-cell>
          <table:table-cell table:number-columns-repeated="2"/>
        </table:table-row>
        <table:table-row table:style-name="ro1">
          <table:table-cell office:value-type="float" office:value="0.000394225" calcext:value-type="float">
            <text:p>0.000394225</text:p>
          </table:table-cell>
          <table:table-cell office:value-type="float" office:value="0.00254454" calcext:value-type="float">
            <text:p>0.00254454</text:p>
          </table:table-cell>
          <table:table-cell table:formula="of:=[.A2043]*[.A2043]" office:value-type="float" office:value="0.000000155413350625" calcext:value-type="float">
            <text:p>1.55413350625E-07</text:p>
          </table:table-cell>
          <table:table-cell table:formula="of:=([.A2043]-[.B2043])*([.A2043]-[.B2043])" office:value-type="float" office:value="0.000004623854599225" calcext:value-type="float">
            <text:p>4.623854599225E-06</text:p>
          </table:table-cell>
          <table:table-cell table:number-columns-repeated="2"/>
        </table:table-row>
        <table:table-row table:style-name="ro1">
          <table:table-cell office:value-type="float" office:value="0.0000166893" calcext:value-type="float">
            <text:p>0.0000166893</text:p>
          </table:table-cell>
          <table:table-cell office:value-type="float" office:value="0.00112446" calcext:value-type="float">
            <text:p>0.00112446</text:p>
          </table:table-cell>
          <table:table-cell table:formula="of:=[.A2044]*[.A2044]" office:value-type="float" office:value="0.00000000027853273449" calcext:value-type="float">
            <text:p>2.7853273449E-10</text:p>
          </table:table-cell>
          <table:table-cell table:formula="of:=([.A2044]-[.B2044])*([.A2044]-[.B2044])" office:value-type="float" office:value="0.00000122715592377849" calcext:value-type="float">
            <text:p>1.22715592377849E-06</text:p>
          </table:table-cell>
          <table:table-cell table:number-columns-repeated="2"/>
        </table:table-row>
        <table:table-row table:style-name="ro1">
          <table:table-cell office:value-type="float" office:value="0.000319541" calcext:value-type="float">
            <text:p>0.000319541</text:p>
          </table:table-cell>
          <table:table-cell office:value-type="float" office:value="0.00000373182" calcext:value-type="float">
            <text:p>0.00000373182</text:p>
          </table:table-cell>
          <table:table-cell table:formula="of:=[.A2045]*[.A2045]" office:value-type="float" office:value="0.000000102106450681" calcext:value-type="float">
            <text:p>1.02106450681E-07</text:p>
          </table:table-cell>
          <table:table-cell table:formula="of:=([.A2045]-[.B2045])*([.A2045]-[.B2045])" office:value-type="float" office:value="0.00000009973543817227" calcext:value-type="float">
            <text:p>9.97354381722724E-08</text:p>
          </table:table-cell>
          <table:table-cell table:number-columns-repeated="2"/>
        </table:table-row>
        <table:table-row table:style-name="ro1">
          <table:table-cell office:value-type="float" office:value="0.00129199" calcext:value-type="float">
            <text:p>0.00129199</text:p>
          </table:table-cell>
          <table:table-cell office:value-type="float" office:value="0.0000217763" calcext:value-type="float">
            <text:p>0.0000217763</text:p>
          </table:table-cell>
          <table:table-cell table:formula="of:=[.A2046]*[.A2046]" office:value-type="float" office:value="0.0000016692381601" calcext:value-type="float">
            <text:p>0.0000016692381601</text:p>
          </table:table-cell>
          <table:table-cell table:formula="of:=([.A2046]-[.B2046])*([.A2046]-[.B2046])" office:value-type="float" office:value="0.00000161344284366769" calcext:value-type="float">
            <text:p>1.61344284366769E-06</text:p>
          </table:table-cell>
          <table:table-cell table:number-columns-repeated="2"/>
        </table:table-row>
        <table:table-row table:style-name="ro1">
          <table:table-cell office:value-type="float" office:value="0.00129199" calcext:value-type="float">
            <text:p>0.00129199</text:p>
          </table:table-cell>
          <table:table-cell office:value-type="float" office:value="0.000000384679" calcext:value-type="float">
            <text:p>0.000000384679</text:p>
          </table:table-cell>
          <table:table-cell table:formula="of:=[.A2047]*[.A2047]" office:value-type="float" office:value="0.0000016692381601" calcext:value-type="float">
            <text:p>0.0000016692381601</text:p>
          </table:table-cell>
          <table:table-cell table:formula="of:=([.A2047]-[.B2047])*([.A2047]-[.B2047])" office:value-type="float" office:value="0.00000166824430523551" calcext:value-type="float">
            <text:p>1.66824430523551E-06</text:p>
          </table:table-cell>
          <table:table-cell table:number-columns-repeated="2"/>
        </table:table-row>
        <table:table-row table:style-name="ro1">
          <table:table-cell office:value-type="float" office:value="0.00129199" calcext:value-type="float">
            <text:p>0.00129199</text:p>
          </table:table-cell>
          <table:table-cell office:value-type="float" office:value="0.000000401253" calcext:value-type="float">
            <text:p>0.000000401253</text:p>
          </table:table-cell>
          <table:table-cell table:formula="of:=[.A2048]*[.A2048]" office:value-type="float" office:value="0.0000016692381601" calcext:value-type="float">
            <text:p>0.0000016692381601</text:p>
          </table:table-cell>
          <table:table-cell table:formula="of:=([.A2048]-[.B2048])*([.A2048]-[.B2048])" office:value-type="float" office:value="0.00000166820149137703" calcext:value-type="float">
            <text:p>1.66820149137703E-06</text:p>
          </table:table-cell>
          <table:table-cell table:number-columns-repeated="2"/>
        </table:table-row>
        <table:table-row table:style-name="ro1">
          <table:table-cell office:value-type="float" office:value="0.000341475" calcext:value-type="float">
            <text:p>0.000341475</text:p>
          </table:table-cell>
          <table:table-cell office:value-type="float" office:value="0.0118414" calcext:value-type="float">
            <text:p>0.0118414</text:p>
          </table:table-cell>
          <table:table-cell table:formula="of:=[.A2049]*[.A2049]" office:value-type="float" office:value="0.000000116605175625" calcext:value-type="float">
            <text:p>1.16605175625E-07</text:p>
          </table:table-cell>
          <table:table-cell table:formula="of:=([.A2049]-[.B2049])*([.A2049]-[.B2049])" office:value-type="float" office:value="0.000132248275005625" calcext:value-type="float">
            <text:p>0.000132248275005625</text:p>
          </table:table-cell>
          <table:table-cell table:number-columns-repeated="2"/>
        </table:table-row>
        <table:table-row table:style-name="ro1">
          <table:table-cell office:value-type="float" office:value="0.000341475" calcext:value-type="float">
            <text:p>0.000341475</text:p>
          </table:table-cell>
          <table:table-cell office:value-type="float" office:value="0.0122459" calcext:value-type="float">
            <text:p>0.0122459</text:p>
          </table:table-cell>
          <table:table-cell table:formula="of:=[.A2050]*[.A2050]" office:value-type="float" office:value="0.000000116605175625" calcext:value-type="float">
            <text:p>1.16605175625E-07</text:p>
          </table:table-cell>
          <table:table-cell table:formula="of:=([.A2050]-[.B2050])*([.A2050]-[.B2050])" office:value-type="float" office:value="0.000141715334580625" calcext:value-type="float">
            <text:p>0.000141715334580625</text:p>
          </table:table-cell>
          <table:table-cell table:number-columns-repeated="2"/>
        </table:table-row>
        <table:table-row table:style-name="ro1">
          <table:table-cell office:value-type="float" office:value="0.00103158" calcext:value-type="float">
            <text:p>0.00103158</text:p>
          </table:table-cell>
          <table:table-cell office:value-type="float" office:value="0.000115971" calcext:value-type="float">
            <text:p>0.000115971</text:p>
          </table:table-cell>
          <table:table-cell table:formula="of:=[.A2051]*[.A2051]" office:value-type="float" office:value="0.0000010641572964" calcext:value-type="float">
            <text:p>0.0000010641572964</text:p>
          </table:table-cell>
          <table:table-cell table:formula="of:=([.A2051]-[.B2051])*([.A2051]-[.B2051])" office:value-type="float" office:value="0.000000838339840881" calcext:value-type="float">
            <text:p>8.38339840881E-07</text:p>
          </table:table-cell>
          <table:table-cell table:number-columns-repeated="2"/>
        </table:table-row>
        <table:table-row table:style-name="ro1">
          <table:table-cell office:value-type="float" office:value="0.00779331" calcext:value-type="float">
            <text:p>0.00779331</text:p>
          </table:table-cell>
          <table:table-cell office:value-type="float" office:value="0.0197047" calcext:value-type="float">
            <text:p>0.0197047</text:p>
          </table:table-cell>
          <table:table-cell table:formula="of:=[.A2052]*[.A2052]" office:value-type="float" office:value="0.0000607356807561" calcext:value-type="float">
            <text:p>0.0000607356807561</text:p>
          </table:table-cell>
          <table:table-cell table:formula="of:=([.A2052]-[.B2052])*([.A2052]-[.B2052])" office:value-type="float" office:value="0.0001418812117321" calcext:value-type="float">
            <text:p>0.0001418812117321</text:p>
          </table:table-cell>
          <table:table-cell table:number-columns-repeated="2"/>
        </table:table-row>
        <table:table-row table:style-name="ro1">
          <table:table-cell office:value-type="float" office:value="0.00858194" calcext:value-type="float">
            <text:p>0.00858194</text:p>
          </table:table-cell>
          <table:table-cell office:value-type="float" office:value="0.0446063" calcext:value-type="float">
            <text:p>0.0446063</text:p>
          </table:table-cell>
          <table:table-cell table:formula="of:=[.A2053]*[.A2053]" office:value-type="float" office:value="0.0000736496941636" calcext:value-type="float">
            <text:p>0.0000736496941636</text:p>
          </table:table-cell>
          <table:table-cell table:formula="of:=([.A2053]-[.B2053])*([.A2053]-[.B2053])" office:value-type="float" office:value="0.0012977545134096" calcext:value-type="float">
            <text:p>0.0012977545134096</text:p>
          </table:table-cell>
          <table:table-cell table:number-columns-repeated="2"/>
        </table:table-row>
        <table:table-row table:style-name="ro1">
          <table:table-cell office:value-type="float" office:value="0.0491424" calcext:value-type="float">
            <text:p>0.0491424</text:p>
          </table:table-cell>
          <table:table-cell office:value-type="float" office:value="0.0209458" calcext:value-type="float">
            <text:p>0.0209458</text:p>
          </table:table-cell>
          <table:table-cell table:formula="of:=[.A2054]*[.A2054]" office:value-type="float" office:value="0.00241497547776" calcext:value-type="float">
            <text:p>0.00241497547776</text:p>
          </table:table-cell>
          <table:table-cell table:formula="of:=([.A2054]-[.B2054])*([.A2054]-[.B2054])" office:value-type="float" office:value="0.00079504825156" calcext:value-type="float">
            <text:p>0.00079504825156</text:p>
          </table:table-cell>
          <table:table-cell table:number-columns-repeated="2"/>
        </table:table-row>
        <table:table-row table:style-name="ro1">
          <table:table-cell office:value-type="float" office:value="0.0700624" calcext:value-type="float">
            <text:p>0.0700624</text:p>
          </table:table-cell>
          <table:table-cell office:value-type="float" office:value="0.018055" calcext:value-type="float">
            <text:p>0.018055</text:p>
          </table:table-cell>
          <table:table-cell table:formula="of:=[.A2055]*[.A2055]" office:value-type="float" office:value="0.00490873989376" calcext:value-type="float">
            <text:p>0.00490873989376</text:p>
          </table:table-cell>
          <table:table-cell table:formula="of:=([.A2055]-[.B2055])*([.A2055]-[.B2055])" office:value-type="float" office:value="0.00270476965476" calcext:value-type="float">
            <text:p>0.00270476965476</text:p>
          </table:table-cell>
          <table:table-cell table:number-columns-repeated="2"/>
        </table:table-row>
        <table:table-row table:style-name="ro1">
          <table:table-cell office:value-type="float" office:value="0.14088" calcext:value-type="float">
            <text:p>0.14088</text:p>
          </table:table-cell>
          <table:table-cell office:value-type="float" office:value="0.00763985" calcext:value-type="float">
            <text:p>0.00763985</text:p>
          </table:table-cell>
          <table:table-cell table:formula="of:=[.A2056]*[.A2056]" office:value-type="float" office:value="0.0198471744" calcext:value-type="float">
            <text:p>0.0198471744</text:p>
          </table:table-cell>
          <table:table-cell table:formula="of:=([.A2056]-[.B2056])*([.A2056]-[.B2056])" office:value-type="float" office:value="0.0177529375720225" calcext:value-type="float">
            <text:p>0.0177529375720225</text:p>
          </table:table-cell>
          <table:table-cell table:number-columns-repeated="2"/>
        </table:table-row>
        <table:table-row table:style-name="ro1">
          <table:table-cell office:value-type="float" office:value="0.176348" calcext:value-type="float">
            <text:p>0.176348</text:p>
          </table:table-cell>
          <table:table-cell office:value-type="float" office:value="0.0260713" calcext:value-type="float">
            <text:p>0.0260713</text:p>
          </table:table-cell>
          <table:table-cell table:formula="of:=[.A2057]*[.A2057]" office:value-type="float" office:value="0.031098617104" calcext:value-type="float">
            <text:p>0.031098617104</text:p>
          </table:table-cell>
          <table:table-cell table:formula="of:=([.A2057]-[.B2057])*([.A2057]-[.B2057])" office:value-type="float" office:value="0.02258308656289" calcext:value-type="float">
            <text:p>0.02258308656289</text:p>
          </table:table-cell>
          <table:table-cell table:number-columns-repeated="2"/>
        </table:table-row>
        <table:table-row table:style-name="ro1">
          <table:table-cell office:value-type="float" office:value="0.176348" calcext:value-type="float">
            <text:p>0.176348</text:p>
          </table:table-cell>
          <table:table-cell office:value-type="float" office:value="0.0560439" calcext:value-type="float">
            <text:p>0.0560439</text:p>
          </table:table-cell>
          <table:table-cell table:formula="of:=[.A2058]*[.A2058]" office:value-type="float" office:value="0.031098617104" calcext:value-type="float">
            <text:p>0.031098617104</text:p>
          </table:table-cell>
          <table:table-cell table:formula="of:=([.A2058]-[.B2058])*([.A2058]-[.B2058])" office:value-type="float" office:value="0.01447307647681" calcext:value-type="float">
            <text:p>0.01447307647681</text:p>
          </table:table-cell>
          <table:table-cell table:number-columns-repeated="2"/>
        </table:table-row>
        <table:table-row table:style-name="ro1">
          <table:table-cell office:value-type="float" office:value="0.285829" calcext:value-type="float">
            <text:p>0.285829</text:p>
          </table:table-cell>
          <table:table-cell office:value-type="float" office:value="0.434546" calcext:value-type="float">
            <text:p>0.434546</text:p>
          </table:table-cell>
          <table:table-cell table:formula="of:=[.A2059]*[.A2059]" office:value-type="float" office:value="0.081698217241" calcext:value-type="float">
            <text:p>0.081698217241</text:p>
          </table:table-cell>
          <table:table-cell table:formula="of:=([.A2059]-[.B2059])*([.A2059]-[.B2059])" office:value-type="float" office:value="0.022116746089" calcext:value-type="float">
            <text:p>0.022116746089</text:p>
          </table:table-cell>
          <table:table-cell table:number-columns-repeated="2"/>
        </table:table-row>
        <table:table-row table:style-name="ro1">
          <table:table-cell office:value-type="float" office:value="0.850701" calcext:value-type="float">
            <text:p>0.850701</text:p>
          </table:table-cell>
          <table:table-cell office:value-type="float" office:value="0.484698" calcext:value-type="float">
            <text:p>0.484698</text:p>
          </table:table-cell>
          <table:table-cell table:formula="of:=[.A2060]*[.A2060]" office:value-type="float" office:value="0.723692191401" calcext:value-type="float">
            <text:p>0.723692191401</text:p>
          </table:table-cell>
          <table:table-cell table:formula="of:=([.A2060]-[.B2060])*([.A2060]-[.B2060])" office:value-type="float" office:value="0.133958196009" calcext:value-type="float">
            <text:p>0.133958196009</text:p>
          </table:table-cell>
          <table:table-cell table:number-columns-repeated="2"/>
        </table:table-row>
        <table:table-row table:style-name="ro1">
          <table:table-cell office:value-type="float" office:value="0.776709" calcext:value-type="float">
            <text:p>0.776709</text:p>
          </table:table-cell>
          <table:table-cell office:value-type="float" office:value="0.499844" calcext:value-type="float">
            <text:p>0.499844</text:p>
          </table:table-cell>
          <table:table-cell table:formula="of:=[.A2061]*[.A2061]" office:value-type="float" office:value="0.603276870681" calcext:value-type="float">
            <text:p>0.603276870681</text:p>
          </table:table-cell>
          <table:table-cell table:formula="of:=([.A2061]-[.B2061])*([.A2061]-[.B2061])" office:value-type="float" office:value="0.076654228225" calcext:value-type="float">
            <text:p>0.076654228225</text:p>
          </table:table-cell>
          <table:table-cell table:number-columns-repeated="2"/>
        </table:table-row>
        <table:table-row table:style-name="ro1">
          <table:table-cell office:value-type="float" office:value="0.90855" calcext:value-type="float">
            <text:p>0.90855</text:p>
          </table:table-cell>
          <table:table-cell office:value-type="float" office:value="0.752852" calcext:value-type="float">
            <text:p>0.752852</text:p>
          </table:table-cell>
          <table:table-cell table:formula="of:=[.A2062]*[.A2062]" office:value-type="float" office:value="0.8254631025" calcext:value-type="float">
            <text:p>0.8254631025</text:p>
          </table:table-cell>
          <table:table-cell table:formula="of:=([.A2062]-[.B2062])*([.A2062]-[.B2062])" office:value-type="float" office:value="0.024241867204" calcext:value-type="float">
            <text:p>0.024241867204</text:p>
          </table:table-cell>
          <table:table-cell table:number-columns-repeated="2"/>
        </table:table-row>
        <table:table-row table:style-name="ro1">
          <table:table-cell office:value-type="float" office:value="0.908551" calcext:value-type="float">
            <text:p>0.908551</text:p>
          </table:table-cell>
          <table:table-cell office:value-type="float" office:value="0.855195" calcext:value-type="float">
            <text:p>0.855195</text:p>
          </table:table-cell>
          <table:table-cell table:formula="of:=[.A2063]*[.A2063]" office:value-type="float" office:value="0.825464919601" calcext:value-type="float">
            <text:p>0.825464919601</text:p>
          </table:table-cell>
          <table:table-cell table:formula="of:=([.A2063]-[.B2063])*([.A2063]-[.B2063])" office:value-type="float" office:value="0.002846862736" calcext:value-type="float">
            <text:p>0.002846862736</text:p>
          </table:table-cell>
          <table:table-cell table:number-columns-repeated="2"/>
        </table:table-row>
        <table:table-row table:style-name="ro1">
          <table:table-cell office:value-type="float" office:value="0.908551" calcext:value-type="float">
            <text:p>0.908551</text:p>
          </table:table-cell>
          <table:table-cell office:value-type="float" office:value="0.895272" calcext:value-type="float">
            <text:p>0.895272</text:p>
          </table:table-cell>
          <table:table-cell table:formula="of:=[.A2064]*[.A2064]" office:value-type="float" office:value="0.825464919601" calcext:value-type="float">
            <text:p>0.825464919601</text:p>
          </table:table-cell>
          <table:table-cell table:formula="of:=([.A2064]-[.B2064])*([.A2064]-[.B2064])" office:value-type="float" office:value="0.000176331841000001" calcext:value-type="float">
            <text:p>0.000176331841000001</text:p>
          </table:table-cell>
          <table:table-cell table:number-columns-repeated="2"/>
        </table:table-row>
        <table:table-row table:style-name="ro1">
          <table:table-cell office:value-type="float" office:value="0.908551" calcext:value-type="float">
            <text:p>0.908551</text:p>
          </table:table-cell>
          <table:table-cell office:value-type="float" office:value="0.932392" calcext:value-type="float">
            <text:p>0.932392</text:p>
          </table:table-cell>
          <table:table-cell table:formula="of:=[.A2065]*[.A2065]" office:value-type="float" office:value="0.825464919601" calcext:value-type="float">
            <text:p>0.825464919601</text:p>
          </table:table-cell>
          <table:table-cell table:formula="of:=([.A2065]-[.B2065])*([.A2065]-[.B2065])" office:value-type="float" office:value="0.000568393281" calcext:value-type="float">
            <text:p>0.000568393281</text:p>
          </table:table-cell>
          <table:table-cell table:number-columns-repeated="2"/>
        </table:table-row>
        <table:table-row table:style-name="ro1">
          <table:table-cell office:value-type="float" office:value="0.90855" calcext:value-type="float">
            <text:p>0.90855</text:p>
          </table:table-cell>
          <table:table-cell office:value-type="float" office:value="0.960432" calcext:value-type="float">
            <text:p>0.960432</text:p>
          </table:table-cell>
          <table:table-cell table:formula="of:=[.A2066]*[.A2066]" office:value-type="float" office:value="0.8254631025" calcext:value-type="float">
            <text:p>0.8254631025</text:p>
          </table:table-cell>
          <table:table-cell table:formula="of:=([.A2066]-[.B2066])*([.A2066]-[.B2066])" office:value-type="float" office:value="0.002691741924" calcext:value-type="float">
            <text:p>0.002691741924</text:p>
          </table:table-cell>
          <table:table-cell table:number-columns-repeated="2"/>
        </table:table-row>
        <table:table-row table:style-name="ro1">
          <table:table-cell office:value-type="float" office:value="0.90855" calcext:value-type="float">
            <text:p>0.90855</text:p>
          </table:table-cell>
          <table:table-cell office:value-type="float" office:value="0.97358" calcext:value-type="float">
            <text:p>0.97358</text:p>
          </table:table-cell>
          <table:table-cell table:formula="of:=[.A2067]*[.A2067]" office:value-type="float" office:value="0.8254631025" calcext:value-type="float">
            <text:p>0.8254631025</text:p>
          </table:table-cell>
          <table:table-cell table:formula="of:=([.A2067]-[.B2067])*([.A2067]-[.B2067])" office:value-type="float" office:value="0.0042289009" calcext:value-type="float">
            <text:p>0.0042289009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31312" calcext:value-type="float">
            <text:p>0.931312</text:p>
          </table:table-cell>
          <table:table-cell table:formula="of:=[.A2068]*[.A2068]" office:value-type="float" office:value="0.999976000144" calcext:value-type="float">
            <text:p>0.999976000144</text:p>
          </table:table-cell>
          <table:table-cell table:formula="of:=([.A2068]-[.B2068])*([.A2068]-[.B2068])" office:value-type="float" office:value="0.00471639297599999" calcext:value-type="float">
            <text:p>0.00471639297599999</text:p>
          </table:table-cell>
          <table:table-cell table:number-columns-repeated="2"/>
        </table:table-row>
        <table:table-row table:style-name="ro1">
          <table:table-cell office:value-type="float" office:value="0.0000333786" calcext:value-type="float">
            <text:p>0.0000333786</text:p>
          </table:table-cell>
          <table:table-cell office:value-type="float" office:value="0.0000000230817" calcext:value-type="float">
            <text:p>0.0000000230817</text:p>
          </table:table-cell>
          <table:table-cell table:formula="of:=[.A2069]*[.A2069]" office:value-type="float" office:value="0.00000000111413093796" calcext:value-type="float">
            <text:p>1.11413093796E-09</text:p>
          </table:table-cell>
          <table:table-cell table:formula="of:=([.A2069]-[.B2069])*([.A2069]-[.B2069])" office:value-type="float" office:value="0.00000000111259060106" calcext:value-type="float">
            <text:p>1.11259060106163E-09</text:p>
          </table:table-cell>
          <table:table-cell table:number-columns-repeated="2"/>
        </table:table-row>
        <table:table-row table:style-name="ro1">
          <table:table-cell office:value-type="float" office:value="0.0000276566" calcext:value-type="float">
            <text:p>0.0000276566</text:p>
          </table:table-cell>
          <table:table-cell office:value-type="float" office:value="0.0000000118679" calcext:value-type="float">
            <text:p>0.0000000118679</text:p>
          </table:table-cell>
          <table:table-cell table:formula="of:=[.A2070]*[.A2070]" office:value-type="float" office:value="0.00000000076488752356" calcext:value-type="float">
            <text:p>7.6488752356E-10</text:p>
          </table:table-cell>
          <table:table-cell table:formula="of:=([.A2070]-[.B2070])*([.A2070]-[.B2070])" office:value-type="float" office:value="0.00000000076423121288" calcext:value-type="float">
            <text:p>7.6423121288077E-10</text:p>
          </table:table-cell>
          <table:table-cell table:number-columns-repeated="2"/>
        </table:table-row>
        <table:table-row table:style-name="ro1">
          <table:table-cell office:value-type="float" office:value="0.0000192523" calcext:value-type="float">
            <text:p>0.0000192523</text:p>
          </table:table-cell>
          <table:table-cell office:value-type="float" office:value="0.0000370699" calcext:value-type="float">
            <text:p>0.0000370699</text:p>
          </table:table-cell>
          <table:table-cell table:formula="of:=[.A2071]*[.A2071]" office:value-type="float" office:value="0.00000000037065105529" calcext:value-type="float">
            <text:p>3.7065105529E-10</text:p>
          </table:table-cell>
          <table:table-cell table:formula="of:=([.A2071]-[.B2071])*([.A2071]-[.B2071])" office:value-type="float" office:value="0.00000000031746686976" calcext:value-type="float">
            <text:p>3.1746686976E-10</text:p>
          </table:table-cell>
          <table:table-cell table:number-columns-repeated="2"/>
        </table:table-row>
        <table:table-row table:style-name="ro1">
          <table:table-cell office:value-type="float" office:value="0.0000498295" calcext:value-type="float">
            <text:p>0.0000498295</text:p>
          </table:table-cell>
          <table:table-cell office:value-type="float" office:value="0.0000330878" calcext:value-type="float">
            <text:p>0.0000330878</text:p>
          </table:table-cell>
          <table:table-cell table:formula="of:=[.A2072]*[.A2072]" office:value-type="float" office:value="0.00000000248297907025" calcext:value-type="float">
            <text:p>2.48297907025E-09</text:p>
          </table:table-cell>
          <table:table-cell table:formula="of:=([.A2072]-[.B2072])*([.A2072]-[.B2072])" office:value-type="float" office:value="0.00000000028028451889" calcext:value-type="float">
            <text:p>2.8028451889E-10</text:p>
          </table:table-cell>
          <table:table-cell table:number-columns-repeated="2"/>
        </table:table-row>
        <table:table-row table:style-name="ro1">
          <table:table-cell office:value-type="float" office:value="0.0000214577" calcext:value-type="float">
            <text:p>0.0000214577</text:p>
          </table:table-cell>
          <table:table-cell office:value-type="float" office:value="0.0000674331" calcext:value-type="float">
            <text:p>0.0000674331</text:p>
          </table:table-cell>
          <table:table-cell table:formula="of:=[.A2073]*[.A2073]" office:value-type="float" office:value="0.00000000046043288929" calcext:value-type="float">
            <text:p>4.6043288929E-10</text:p>
          </table:table-cell>
          <table:table-cell table:formula="of:=([.A2073]-[.B2073])*([.A2073]-[.B2073])" office:value-type="float" office:value="0.00000000211373740516" calcext:value-type="float">
            <text:p>2.11373740516E-09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394774" calcext:value-type="float">
            <text:p>0.00000394774</text:p>
          </table:table-cell>
          <table:table-cell table:formula="of:=[.A2074]*[.A2074]" office:value-type="float" office:value="0.00000000002217251491" calcext:value-type="float">
            <text:p>2.21725149129E-11</text:p>
          </table:table-cell>
          <table:table-cell table:formula="of:=([.A2074]-[.B2074])*([.A2074]-[.B2074])" office:value-type="float" office:value="0.00000000000057916666" calcext:value-type="float">
            <text:p>5.79166660900001E-13</text:p>
          </table:table-cell>
          <table:table-cell table:number-columns-repeated="2"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0218425" calcext:value-type="float">
            <text:p>0.000218425</text:p>
          </table:table-cell>
          <table:table-cell table:formula="of:=[.A2075]*[.A2075]" office:value-type="float" office:value="0.0000000000099795969" calcext:value-type="float">
            <text:p>9.9795969025E-12</text:p>
          </table:table-cell>
          <table:table-cell table:formula="of:=([.A2075]-[.B2075])*([.A2075]-[.B2075])" office:value-type="float" office:value="0.0000000463394292294" calcext:value-type="float">
            <text:p>4.63394292294025E-08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186849" calcext:value-type="float">
            <text:p>0.000186849</text:p>
          </table:table-cell>
          <table:table-cell table:formula="of:=[.A2076]*[.A2076]" office:value-type="float" office:value="0.00000000000278532734" calcext:value-type="float">
            <text:p>2.7853273449E-12</text:p>
          </table:table-cell>
          <table:table-cell table:formula="of:=([.A2076]-[.B2076])*([.A2076]-[.B2076])" office:value-type="float" office:value="0.0000000342916583252" calcext:value-type="float">
            <text:p>3.42916583252049E-08</text:p>
          </table:table-cell>
          <table:table-cell table:number-columns-repeated="2"/>
        </table:table-row>
        <table:table-row table:style-name="ro1">
          <table:table-cell office:value-type="float" office:value="0.000028789" calcext:value-type="float">
            <text:p>0.000028789</text:p>
          </table:table-cell>
          <table:table-cell office:value-type="float" office:value="0.0000000174013" calcext:value-type="float">
            <text:p>0.0000000174013</text:p>
          </table:table-cell>
          <table:table-cell table:formula="of:=[.A2077]*[.A2077]" office:value-type="float" office:value="0.000000000828806521" calcext:value-type="float">
            <text:p>8.28806521E-10</text:p>
          </table:table-cell>
          <table:table-cell table:formula="of:=([.A2077]-[.B2077])*([.A2077]-[.B2077])" office:value-type="float" office:value="0.00000000082780489175" calcext:value-type="float">
            <text:p>8.27804891753842E-10</text:p>
          </table:table-cell>
          <table:table-cell table:number-columns-repeated="2"/>
        </table:table-row>
        <table:table-row table:style-name="ro1">
          <table:table-cell office:value-type="float" office:value="0.000101924" calcext:value-type="float">
            <text:p>0.000101924</text:p>
          </table:table-cell>
          <table:table-cell office:value-type="float" office:value="0.0000000273877" calcext:value-type="float">
            <text:p>0.0000000273877</text:p>
          </table:table-cell>
          <table:table-cell table:formula="of:=[.A2078]*[.A2078]" office:value-type="float" office:value="0.000000010388501776" calcext:value-type="float">
            <text:p>1.0388501776E-08</text:p>
          </table:table-cell>
          <table:table-cell table:formula="of:=([.A2078]-[.B2078])*([.A2078]-[.B2078])" office:value-type="float" office:value="0.00000001038291959822" calcext:value-type="float">
            <text:p>1.03829195982165E-08</text:p>
          </table:table-cell>
          <table:table-cell table:number-columns-repeated="2"/>
        </table:table-row>
        <table:table-row table:style-name="ro1">
          <table:table-cell office:value-type="float" office:value="0.00019592" calcext:value-type="float">
            <text:p>0.00019592</text:p>
          </table:table-cell>
          <table:table-cell office:value-type="float" office:value="0.0000768867" calcext:value-type="float">
            <text:p>0.0000768867</text:p>
          </table:table-cell>
          <table:table-cell table:formula="of:=[.A2079]*[.A2079]" office:value-type="float" office:value="0.0000000383846464" calcext:value-type="float">
            <text:p>0.0000000383846464</text:p>
          </table:table-cell>
          <table:table-cell table:formula="of:=([.A2079]-[.B2079])*([.A2079]-[.B2079])" office:value-type="float" office:value="0.00000001416892650889" calcext:value-type="float">
            <text:p>1.416892650889E-08</text:p>
          </table:table-cell>
          <table:table-cell table:number-columns-repeated="2"/>
        </table:table-row>
        <table:table-row table:style-name="ro1">
          <table:table-cell office:value-type="float" office:value="0.000257671" calcext:value-type="float">
            <text:p>0.000257671</text:p>
          </table:table-cell>
          <table:table-cell office:value-type="float" office:value="0.0000189351" calcext:value-type="float">
            <text:p>0.0000189351</text:p>
          </table:table-cell>
          <table:table-cell table:formula="of:=[.A2080]*[.A2080]" office:value-type="float" office:value="0.000000066394344241" calcext:value-type="float">
            <text:p>6.6394344241E-08</text:p>
          </table:table-cell>
          <table:table-cell table:formula="of:=([.A2080]-[.B2080])*([.A2080]-[.B2080])" office:value-type="float" office:value="0.00000005699482994881" calcext:value-type="float">
            <text:p>5.699482994881E-08</text:p>
          </table:table-cell>
          <table:table-cell table:number-columns-repeated="2"/>
        </table:table-row>
        <table:table-row table:style-name="ro1">
          <table:table-cell office:value-type="float" office:value="0.000607789" calcext:value-type="float">
            <text:p>0.000607789</text:p>
          </table:table-cell>
          <table:table-cell office:value-type="float" office:value="0.00983907" calcext:value-type="float">
            <text:p>0.00983907</text:p>
          </table:table-cell>
          <table:table-cell table:formula="of:=[.A2081]*[.A2081]" office:value-type="float" office:value="0.000000369407468521" calcext:value-type="float">
            <text:p>3.69407468521E-07</text:p>
          </table:table-cell>
          <table:table-cell table:formula="of:=([.A2081]-[.B2081])*([.A2081]-[.B2081])" office:value-type="float" office:value="0.000085216548900961" calcext:value-type="float">
            <text:p>8.5216548900961E-05</text:p>
          </table:table-cell>
          <table:table-cell table:number-columns-repeated="2"/>
        </table:table-row>
        <table:table-row table:style-name="ro1">
          <table:table-cell office:value-type="float" office:value="0.000607789" calcext:value-type="float">
            <text:p>0.000607789</text:p>
          </table:table-cell>
          <table:table-cell office:value-type="float" office:value="0.011274" calcext:value-type="float">
            <text:p>0.011274</text:p>
          </table:table-cell>
          <table:table-cell table:formula="of:=[.A2082]*[.A2082]" office:value-type="float" office:value="0.000000369407468521" calcext:value-type="float">
            <text:p>3.69407468521E-07</text:p>
          </table:table-cell>
          <table:table-cell table:formula="of:=([.A2082]-[.B2082])*([.A2082]-[.B2082])" office:value-type="float" office:value="0.000113768057096521" calcext:value-type="float">
            <text:p>0.000113768057096521</text:p>
          </table:table-cell>
          <table:table-cell table:number-columns-repeated="2"/>
        </table:table-row>
        <table:table-row table:style-name="ro1">
          <table:table-cell office:value-type="float" office:value="0.000178933" calcext:value-type="float">
            <text:p>0.000178933</text:p>
          </table:table-cell>
          <table:table-cell office:value-type="float" office:value="0.0000314094" calcext:value-type="float">
            <text:p>0.0000314094</text:p>
          </table:table-cell>
          <table:table-cell table:formula="of:=[.A2083]*[.A2083]" office:value-type="float" office:value="0.000000032017018489" calcext:value-type="float">
            <text:p>3.2017018489E-08</text:p>
          </table:table-cell>
          <table:table-cell table:formula="of:=([.A2083]-[.B2083])*([.A2083]-[.B2083])" office:value-type="float" office:value="0.00000002176321255696" calcext:value-type="float">
            <text:p>2.176321255696E-08</text:p>
          </table:table-cell>
          <table:table-cell table:number-columns-repeated="2"/>
        </table:table-row>
        <table:table-row table:style-name="ro1">
          <table:table-cell office:value-type="float" office:value="0.00368547" calcext:value-type="float">
            <text:p>0.00368547</text:p>
          </table:table-cell>
          <table:table-cell office:value-type="float" office:value="0.0374791" calcext:value-type="float">
            <text:p>0.0374791</text:p>
          </table:table-cell>
          <table:table-cell table:formula="of:=[.A2084]*[.A2084]" office:value-type="float" office:value="0.0000135826891209" calcext:value-type="float">
            <text:p>0.0000135826891209</text:p>
          </table:table-cell>
          <table:table-cell table:formula="of:=([.A2084]-[.B2084])*([.A2084]-[.B2084])" office:value-type="float" office:value="0.0011420094285769" calcext:value-type="float">
            <text:p>0.0011420094285769</text:p>
          </table:table-cell>
          <table:table-cell table:number-columns-repeated="2"/>
        </table:table-row>
        <table:table-row table:style-name="ro1">
          <table:table-cell office:value-type="float" office:value="0.00169462" calcext:value-type="float">
            <text:p>0.00169462</text:p>
          </table:table-cell>
          <table:table-cell office:value-type="float" office:value="0.00291868" calcext:value-type="float">
            <text:p>0.00291868</text:p>
          </table:table-cell>
          <table:table-cell table:formula="of:=[.A2085]*[.A2085]" office:value-type="float" office:value="0.0000028717369444" calcext:value-type="float">
            <text:p>0.0000028717369444</text:p>
          </table:table-cell>
          <table:table-cell table:formula="of:=([.A2085]-[.B2085])*([.A2085]-[.B2085])" office:value-type="float" office:value="0.0000014983228836" calcext:value-type="float">
            <text:p>0.0000014983228836</text:p>
          </table:table-cell>
          <table:table-cell table:number-columns-repeated="2"/>
        </table:table-row>
        <table:table-row table:style-name="ro1">
          <table:table-cell office:value-type="float" office:value="0.0152782" calcext:value-type="float">
            <text:p>0.0152782</text:p>
          </table:table-cell>
          <table:table-cell office:value-type="float" office:value="0.00145334" calcext:value-type="float">
            <text:p>0.00145334</text:p>
          </table:table-cell>
          <table:table-cell table:formula="of:=[.A2086]*[.A2086]" office:value-type="float" office:value="0.00023342339524" calcext:value-type="float">
            <text:p>0.00023342339524</text:p>
          </table:table-cell>
          <table:table-cell table:formula="of:=([.A2086]-[.B2086])*([.A2086]-[.B2086])" office:value-type="float" office:value="0.0001911267540196" calcext:value-type="float">
            <text:p>0.0001911267540196</text:p>
          </table:table-cell>
          <table:table-cell table:number-columns-repeated="2"/>
        </table:table-row>
        <table:table-row table:style-name="ro1">
          <table:table-cell office:value-type="float" office:value="0.0260901" calcext:value-type="float">
            <text:p>0.0260901</text:p>
          </table:table-cell>
          <table:table-cell office:value-type="float" office:value="0.0210659" calcext:value-type="float">
            <text:p>0.0210659</text:p>
          </table:table-cell>
          <table:table-cell table:formula="of:=[.A2087]*[.A2087]" office:value-type="float" office:value="0.00068069331801" calcext:value-type="float">
            <text:p>0.00068069331801</text:p>
          </table:table-cell>
          <table:table-cell table:formula="of:=([.A2087]-[.B2087])*([.A2087]-[.B2087])" office:value-type="float" office:value="0.00002524258564" calcext:value-type="float">
            <text:p>0.00002524258564</text:p>
          </table:table-cell>
          <table:table-cell table:number-columns-repeated="2"/>
        </table:table-row>
        <table:table-row table:style-name="ro1">
          <table:table-cell office:value-type="float" office:value="0.0269628" calcext:value-type="float">
            <text:p>0.0269628</text:p>
          </table:table-cell>
          <table:table-cell office:value-type="float" office:value="0.00632532" calcext:value-type="float">
            <text:p>0.00632532</text:p>
          </table:table-cell>
          <table:table-cell table:formula="of:=[.A2088]*[.A2088]" office:value-type="float" office:value="0.00072699258384" calcext:value-type="float">
            <text:p>0.00072699258384</text:p>
          </table:table-cell>
          <table:table-cell table:formula="of:=([.A2088]-[.B2088])*([.A2088]-[.B2088])" office:value-type="float" office:value="0.0004259055807504" calcext:value-type="float">
            <text:p>0.0004259055807504</text:p>
          </table:table-cell>
          <table:table-cell table:number-columns-repeated="2"/>
        </table:table-row>
        <table:table-row table:style-name="ro1">
          <table:table-cell office:value-type="float" office:value="0.0255835" calcext:value-type="float">
            <text:p>0.0255835</text:p>
          </table:table-cell>
          <table:table-cell office:value-type="float" office:value="0.00327455" calcext:value-type="float">
            <text:p>0.00327455</text:p>
          </table:table-cell>
          <table:table-cell table:formula="of:=[.A2089]*[.A2089]" office:value-type="float" office:value="0.00065451547225" calcext:value-type="float">
            <text:p>0.00065451547225</text:p>
          </table:table-cell>
          <table:table-cell table:formula="of:=([.A2089]-[.B2089])*([.A2089]-[.B2089])" office:value-type="float" office:value="0.0004976892501025" calcext:value-type="float">
            <text:p>0.0004976892501025</text:p>
          </table:table-cell>
          <table:table-cell table:number-columns-repeated="2"/>
        </table:table-row>
        <table:table-row table:style-name="ro1">
          <table:table-cell office:value-type="float" office:value="0.0563799" calcext:value-type="float">
            <text:p>0.0563799</text:p>
          </table:table-cell>
          <table:table-cell office:value-type="float" office:value="0.0515351" calcext:value-type="float">
            <text:p>0.0515351</text:p>
          </table:table-cell>
          <table:table-cell table:formula="of:=[.A2090]*[.A2090]" office:value-type="float" office:value="0.00317869312401" calcext:value-type="float">
            <text:p>0.00317869312401</text:p>
          </table:table-cell>
          <table:table-cell table:formula="of:=([.A2090]-[.B2090])*([.A2090]-[.B2090])" office:value-type="float" office:value="0.00002347208704" calcext:value-type="float">
            <text:p>0.00002347208704</text:p>
          </table:table-cell>
          <table:table-cell table:number-columns-repeated="2"/>
        </table:table-row>
        <table:table-row table:style-name="ro1">
          <table:table-cell office:value-type="float" office:value="0.174442" calcext:value-type="float">
            <text:p>0.174442</text:p>
          </table:table-cell>
          <table:table-cell office:value-type="float" office:value="0.111369" calcext:value-type="float">
            <text:p>0.111369</text:p>
          </table:table-cell>
          <table:table-cell table:formula="of:=[.A2091]*[.A2091]" office:value-type="float" office:value="0.030430011364" calcext:value-type="float">
            <text:p>0.030430011364</text:p>
          </table:table-cell>
          <table:table-cell table:formula="of:=([.A2091]-[.B2091])*([.A2091]-[.B2091])" office:value-type="float" office:value="0.003978203329" calcext:value-type="float">
            <text:p>0.003978203329</text:p>
          </table:table-cell>
          <table:table-cell table:number-columns-repeated="2"/>
        </table:table-row>
        <table:table-row table:style-name="ro1">
          <table:table-cell office:value-type="float" office:value="0.174442" calcext:value-type="float">
            <text:p>0.174442</text:p>
          </table:table-cell>
          <table:table-cell office:value-type="float" office:value="0.0907415" calcext:value-type="float">
            <text:p>0.0907415</text:p>
          </table:table-cell>
          <table:table-cell table:formula="of:=[.A2092]*[.A2092]" office:value-type="float" office:value="0.030430011364" calcext:value-type="float">
            <text:p>0.030430011364</text:p>
          </table:table-cell>
          <table:table-cell table:formula="of:=([.A2092]-[.B2092])*([.A2092]-[.B2092])" office:value-type="float" office:value="0.00700577370025" calcext:value-type="float">
            <text:p>0.00700577370025</text:p>
          </table:table-cell>
          <table:table-cell table:number-columns-repeated="2"/>
        </table:table-row>
        <table:table-row table:style-name="ro1">
          <table:table-cell office:value-type="float" office:value="0.159304" calcext:value-type="float">
            <text:p>0.159304</text:p>
          </table:table-cell>
          <table:table-cell office:value-type="float" office:value="0.296306" calcext:value-type="float">
            <text:p>0.296306</text:p>
          </table:table-cell>
          <table:table-cell table:formula="of:=[.A2093]*[.A2093]" office:value-type="float" office:value="0.025377764416" calcext:value-type="float">
            <text:p>0.025377764416</text:p>
          </table:table-cell>
          <table:table-cell table:formula="of:=([.A2093]-[.B2093])*([.A2093]-[.B2093])" office:value-type="float" office:value="0.018769548004" calcext:value-type="float">
            <text:p>0.018769548004</text:p>
          </table:table-cell>
          <table:table-cell table:number-columns-repeated="2"/>
        </table:table-row>
        <table:table-row table:style-name="ro1">
          <table:table-cell office:value-type="float" office:value="0.190399" calcext:value-type="float">
            <text:p>0.190399</text:p>
          </table:table-cell>
          <table:table-cell office:value-type="float" office:value="0.298581" calcext:value-type="float">
            <text:p>0.298581</text:p>
          </table:table-cell>
          <table:table-cell table:formula="of:=[.A2094]*[.A2094]" office:value-type="float" office:value="0.036251779201" calcext:value-type="float">
            <text:p>0.036251779201</text:p>
          </table:table-cell>
          <table:table-cell table:formula="of:=([.A2094]-[.B2094])*([.A2094]-[.B2094])" office:value-type="float" office:value="0.011703345124" calcext:value-type="float">
            <text:p>0.011703345124</text:p>
          </table:table-cell>
          <table:table-cell table:number-columns-repeated="2"/>
        </table:table-row>
        <table:table-row table:style-name="ro1">
          <table:table-cell office:value-type="float" office:value="0.22525" calcext:value-type="float">
            <text:p>0.22525</text:p>
          </table:table-cell>
          <table:table-cell office:value-type="float" office:value="0.565577" calcext:value-type="float">
            <text:p>0.565577</text:p>
          </table:table-cell>
          <table:table-cell table:formula="of:=[.A2095]*[.A2095]" office:value-type="float" office:value="0.0507375625" calcext:value-type="float">
            <text:p>0.0507375625</text:p>
          </table:table-cell>
          <table:table-cell table:formula="of:=([.A2095]-[.B2095])*([.A2095]-[.B2095])" office:value-type="float" office:value="0.115822466929" calcext:value-type="float">
            <text:p>0.115822466929</text:p>
          </table:table-cell>
          <table:table-cell table:number-columns-repeated="2"/>
        </table:table-row>
        <table:table-row table:style-name="ro1">
          <table:table-cell office:value-type="float" office:value="0.355028" calcext:value-type="float">
            <text:p>0.355028</text:p>
          </table:table-cell>
          <table:table-cell office:value-type="float" office:value="0.420398" calcext:value-type="float">
            <text:p>0.420398</text:p>
          </table:table-cell>
          <table:table-cell table:formula="of:=[.A2096]*[.A2096]" office:value-type="float" office:value="0.126044880784" calcext:value-type="float">
            <text:p>0.126044880784</text:p>
          </table:table-cell>
          <table:table-cell table:formula="of:=([.A2096]-[.B2096])*([.A2096]-[.B2096])" office:value-type="float" office:value="0.0042732369" calcext:value-type="float">
            <text:p>0.0042732369</text:p>
          </table:table-cell>
          <table:table-cell table:number-columns-repeated="2"/>
        </table:table-row>
        <table:table-row table:style-name="ro1">
          <table:table-cell office:value-type="float" office:value="0.355027" calcext:value-type="float">
            <text:p>0.355027</text:p>
          </table:table-cell>
          <table:table-cell office:value-type="float" office:value="0.611657" calcext:value-type="float">
            <text:p>0.611657</text:p>
          </table:table-cell>
          <table:table-cell table:formula="of:=[.A2097]*[.A2097]" office:value-type="float" office:value="0.126044170729" calcext:value-type="float">
            <text:p>0.126044170729</text:p>
          </table:table-cell>
          <table:table-cell table:formula="of:=([.A2097]-[.B2097])*([.A2097]-[.B2097])" office:value-type="float" office:value="0.0658589569" calcext:value-type="float">
            <text:p>0.0658589569</text:p>
          </table:table-cell>
          <table:table-cell table:number-columns-repeated="2"/>
        </table:table-row>
        <table:table-row table:style-name="ro1">
          <table:table-cell office:value-type="float" office:value="0.394923" calcext:value-type="float">
            <text:p>0.394923</text:p>
          </table:table-cell>
          <table:table-cell office:value-type="float" office:value="0.645529" calcext:value-type="float">
            <text:p>0.645529</text:p>
          </table:table-cell>
          <table:table-cell table:formula="of:=[.A2098]*[.A2098]" office:value-type="float" office:value="0.155964175929" calcext:value-type="float">
            <text:p>0.155964175929</text:p>
          </table:table-cell>
          <table:table-cell table:formula="of:=([.A2098]-[.B2098])*([.A2098]-[.B2098])" office:value-type="float" office:value="0.062803367236" calcext:value-type="float">
            <text:p>0.062803367236</text:p>
          </table:table-cell>
          <table:table-cell table:number-columns-repeated="2"/>
        </table:table-row>
        <table:table-row table:style-name="ro1">
          <table:table-cell office:value-type="float" office:value="0.618597" calcext:value-type="float">
            <text:p>0.618597</text:p>
          </table:table-cell>
          <table:table-cell office:value-type="float" office:value="0.565619" calcext:value-type="float">
            <text:p>0.565619</text:p>
          </table:table-cell>
          <table:table-cell table:formula="of:=[.A2099]*[.A2099]" office:value-type="float" office:value="0.382662248409" calcext:value-type="float">
            <text:p>0.382662248409</text:p>
          </table:table-cell>
          <table:table-cell table:formula="of:=([.A2099]-[.B2099])*([.A2099]-[.B2099])" office:value-type="float" office:value="0.002806668484" calcext:value-type="float">
            <text:p>0.002806668484</text:p>
          </table:table-cell>
          <table:table-cell table:number-columns-repeated="2"/>
        </table:table-row>
        <table:table-row table:style-name="ro1">
          <table:table-cell office:value-type="float" office:value="0.722518" calcext:value-type="float">
            <text:p>0.722518</text:p>
          </table:table-cell>
          <table:table-cell office:value-type="float" office:value="0.656319" calcext:value-type="float">
            <text:p>0.656319</text:p>
          </table:table-cell>
          <table:table-cell table:formula="of:=[.A2100]*[.A2100]" office:value-type="float" office:value="0.522032260324" calcext:value-type="float">
            <text:p>0.522032260324</text:p>
          </table:table-cell>
          <table:table-cell table:formula="of:=([.A2100]-[.B2100])*([.A2100]-[.B2100])" office:value-type="float" office:value="0.004382307601" calcext:value-type="float">
            <text:p>0.004382307601</text:p>
          </table:table-cell>
          <table:table-cell table:number-columns-repeated="2"/>
        </table:table-row>
        <table:table-row table:style-name="ro1">
          <table:table-cell office:value-type="float" office:value="0.85017" calcext:value-type="float">
            <text:p>0.85017</text:p>
          </table:table-cell>
          <table:table-cell office:value-type="float" office:value="0.641242" calcext:value-type="float">
            <text:p>0.641242</text:p>
          </table:table-cell>
          <table:table-cell table:formula="of:=[.A2101]*[.A2101]" office:value-type="float" office:value="0.7227890289" calcext:value-type="float">
            <text:p>0.7227890289</text:p>
          </table:table-cell>
          <table:table-cell table:formula="of:=([.A2101]-[.B2101])*([.A2101]-[.B2101])" office:value-type="float" office:value="0.043650909184" calcext:value-type="float">
            <text:p>0.043650909184</text:p>
          </table:table-cell>
          <table:table-cell table:number-columns-repeated="2"/>
        </table:table-row>
        <table:table-row table:style-name="ro1">
          <table:table-cell office:value-type="float" office:value="0.85017" calcext:value-type="float">
            <text:p>0.85017</text:p>
          </table:table-cell>
          <table:table-cell office:value-type="float" office:value="0.70261" calcext:value-type="float">
            <text:p>0.70261</text:p>
          </table:table-cell>
          <table:table-cell table:formula="of:=[.A2102]*[.A2102]" office:value-type="float" office:value="0.7227890289" calcext:value-type="float">
            <text:p>0.7227890289</text:p>
          </table:table-cell>
          <table:table-cell table:formula="of:=([.A2102]-[.B2102])*([.A2102]-[.B2102])" office:value-type="float" office:value="0.0217739536" calcext:value-type="float">
            <text:p>0.0217739536</text:p>
          </table:table-cell>
          <table:table-cell table:number-columns-repeated="2"/>
        </table:table-row>
        <table:table-row table:style-name="ro1">
          <table:table-cell office:value-type="float" office:value="0.912203" calcext:value-type="float">
            <text:p>0.912203</text:p>
          </table:table-cell>
          <table:table-cell office:value-type="float" office:value="0.85081" calcext:value-type="float">
            <text:p>0.85081</text:p>
          </table:table-cell>
          <table:table-cell table:formula="of:=[.A2103]*[.A2103]" office:value-type="float" office:value="0.832114313209" calcext:value-type="float">
            <text:p>0.832114313209</text:p>
          </table:table-cell>
          <table:table-cell table:formula="of:=([.A2103]-[.B2103])*([.A2103]-[.B2103])" office:value-type="float" office:value="0.003769100449" calcext:value-type="float">
            <text:p>0.003769100449</text:p>
          </table:table-cell>
          <table:table-cell table:number-columns-repeated="2"/>
        </table:table-row>
        <table:table-row table:style-name="ro1">
          <table:table-cell office:value-type="float" office:value="0.912204" calcext:value-type="float">
            <text:p>0.912204</text:p>
          </table:table-cell>
          <table:table-cell office:value-type="float" office:value="0.886087" calcext:value-type="float">
            <text:p>0.886087</text:p>
          </table:table-cell>
          <table:table-cell table:formula="of:=[.A2104]*[.A2104]" office:value-type="float" office:value="0.832116137616" calcext:value-type="float">
            <text:p>0.832116137616</text:p>
          </table:table-cell>
          <table:table-cell table:formula="of:=([.A2104]-[.B2104])*([.A2104]-[.B2104])" office:value-type="float" office:value="0.000682097689000003" calcext:value-type="float">
            <text:p>0.000682097689000003</text:p>
          </table:table-cell>
          <table:table-cell table:number-columns-repeated="2"/>
        </table:table-row>
        <table:table-row table:style-name="ro1">
          <table:table-cell office:value-type="float" office:value="0.912204" calcext:value-type="float">
            <text:p>0.912204</text:p>
          </table:table-cell>
          <table:table-cell office:value-type="float" office:value="0.920458" calcext:value-type="float">
            <text:p>0.920458</text:p>
          </table:table-cell>
          <table:table-cell table:formula="of:=[.A2105]*[.A2105]" office:value-type="float" office:value="0.832116137616" calcext:value-type="float">
            <text:p>0.832116137616</text:p>
          </table:table-cell>
          <table:table-cell table:formula="of:=([.A2105]-[.B2105])*([.A2105]-[.B2105])" office:value-type="float" office:value="0.0000681285159999997" calcext:value-type="float">
            <text:p>6.81285159999997E-05</text:p>
          </table:table-cell>
          <table:table-cell table:number-columns-repeated="2"/>
        </table:table-row>
        <table:table-row table:style-name="ro1">
          <table:table-cell office:value-type="float" office:value="0.943865" calcext:value-type="float">
            <text:p>0.943865</text:p>
          </table:table-cell>
          <table:table-cell office:value-type="float" office:value="0.98418" calcext:value-type="float">
            <text:p>0.98418</text:p>
          </table:table-cell>
          <table:table-cell table:formula="of:=[.A2106]*[.A2106]" office:value-type="float" office:value="0.890881138225" calcext:value-type="float">
            <text:p>0.890881138225</text:p>
          </table:table-cell>
          <table:table-cell table:formula="of:=([.A2106]-[.B2106])*([.A2106]-[.B2106])" office:value-type="float" office:value="0.00162529922500001" calcext:value-type="float">
            <text:p>0.00162529922500001</text:p>
          </table:table-cell>
          <table:table-cell table:number-columns-repeated="2"/>
        </table:table-row>
        <table:table-row table:style-name="ro1">
          <table:table-cell office:value-type="float" office:value="0.999522" calcext:value-type="float">
            <text:p>0.999522</text:p>
          </table:table-cell>
          <table:table-cell office:value-type="float" office:value="0.999998" calcext:value-type="float">
            <text:p>0.999998</text:p>
          </table:table-cell>
          <table:table-cell table:formula="of:=[.A2107]*[.A2107]" office:value-type="float" office:value="0.999044228484" calcext:value-type="float">
            <text:p>0.999044228484</text:p>
          </table:table-cell>
          <table:table-cell table:formula="of:=([.A2107]-[.B2107])*([.A2107]-[.B2107])" office:value-type="float" office:value="0.00000022657600000003" calcext:value-type="float">
            <text:p>2.2657600000003E-07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291943" calcext:value-type="float">
            <text:p>0.00000291943</text:p>
          </table:table-cell>
          <table:table-cell table:formula="of:=[.A2108]*[.A2108]" office:value-type="float" office:value="0.00000000000079936116" calcext:value-type="float">
            <text:p>7.993611649E-13</text:p>
          </table:table-cell>
          <table:table-cell table:formula="of:=([.A2108]-[.B2108])*([.A2108]-[.B2108])" office:value-type="float" office:value="0.00000000000410208313" calcext:value-type="float">
            <text:p>4.1020831296E-12</text:p>
          </table:table-cell>
          <table:table-cell table:number-columns-repeated="2"/>
        </table:table-row>
        <table:table-row table:style-name="ro1">
          <table:table-cell office:value-type="float" office:value="0.0000151992" calcext:value-type="float">
            <text:p>0.0000151992</text:p>
          </table:table-cell>
          <table:table-cell office:value-type="float" office:value="0.00000135591" calcext:value-type="float">
            <text:p>0.00000135591</text:p>
          </table:table-cell>
          <table:table-cell table:formula="of:=[.A2109]*[.A2109]" office:value-type="float" office:value="0.00000000023101568064" calcext:value-type="float">
            <text:p>2.3101568064E-10</text:p>
          </table:table-cell>
          <table:table-cell table:formula="of:=([.A2109]-[.B2109])*([.A2109]-[.B2109])" office:value-type="float" office:value="0.00000000019163667802" calcext:value-type="float">
            <text:p>1.916366780241E-10</text:p>
          </table:table-cell>
          <table:table-cell table:number-columns-repeated="2"/>
        </table:table-row>
        <table:table-row table:style-name="ro1">
          <table:table-cell office:value-type="float" office:value="0.0000163913" calcext:value-type="float">
            <text:p>0.0000163913</text:p>
          </table:table-cell>
          <table:table-cell office:value-type="float" office:value="0.00000047088" calcext:value-type="float">
            <text:p>0.00000047088</text:p>
          </table:table-cell>
          <table:table-cell table:formula="of:=[.A2110]*[.A2110]" office:value-type="float" office:value="0.00000000026867471569" calcext:value-type="float">
            <text:p>2.6867471569E-10</text:p>
          </table:table-cell>
          <table:table-cell table:formula="of:=([.A2110]-[.B2110])*([.A2110]-[.B2110])" office:value-type="float" office:value="0.00000000025345977298" calcext:value-type="float">
            <text:p>2.534597729764E-10</text:p>
          </table:table-cell>
          <table:table-cell table:number-columns-repeated="2"/>
        </table:table-row>
        <table:table-row table:style-name="ro1">
          <table:table-cell office:value-type="float" office:value="0.0000848174" calcext:value-type="float">
            <text:p>0.0000848174</text:p>
          </table:table-cell>
          <table:table-cell office:value-type="float" office:value="0.0000118646" calcext:value-type="float">
            <text:p>0.0000118646</text:p>
          </table:table-cell>
          <table:table-cell table:formula="of:=[.A2111]*[.A2111]" office:value-type="float" office:value="0.00000000719399134276" calcext:value-type="float">
            <text:p>7.19399134276E-09</text:p>
          </table:table-cell>
          <table:table-cell table:formula="of:=([.A2111]-[.B2111])*([.A2111]-[.B2111])" office:value-type="float" office:value="0.00000000532211102784" calcext:value-type="float">
            <text:p>5.32211102784E-09</text:p>
          </table:table-cell>
          <table:table-cell table:number-columns-repeated="2"/>
        </table:table-row>
        <table:table-row table:style-name="ro1">
          <table:table-cell office:value-type="float" office:value="0.0000214577" calcext:value-type="float">
            <text:p>0.0000214577</text:p>
          </table:table-cell>
          <table:table-cell office:value-type="float" office:value="0.000149816" calcext:value-type="float">
            <text:p>0.000149816</text:p>
          </table:table-cell>
          <table:table-cell table:formula="of:=[.A2112]*[.A2112]" office:value-type="float" office:value="0.00000000046043288929" calcext:value-type="float">
            <text:p>4.6043288929E-10</text:p>
          </table:table-cell>
          <table:table-cell table:formula="of:=([.A2112]-[.B2112])*([.A2112]-[.B2112])" office:value-type="float" office:value="0.00000001647585317889" calcext:value-type="float">
            <text:p>1.647585317889E-08</text:p>
          </table:table-cell>
          <table:table-cell table:number-columns-repeated="2"/>
        </table:table-row>
        <table:table-row table:style-name="ro1">
          <table:table-cell office:value-type="float" office:value="0.0000214577" calcext:value-type="float">
            <text:p>0.0000214577</text:p>
          </table:table-cell>
          <table:table-cell office:value-type="float" office:value="0.000268588" calcext:value-type="float">
            <text:p>0.000268588</text:p>
          </table:table-cell>
          <table:table-cell table:formula="of:=[.A2113]*[.A2113]" office:value-type="float" office:value="0.00000000046043288929" calcext:value-type="float">
            <text:p>4.6043288929E-10</text:p>
          </table:table-cell>
          <table:table-cell table:formula="of:=([.A2113]-[.B2113])*([.A2113]-[.B2113])" office:value-type="float" office:value="0.00000006107338517809" calcext:value-type="float">
            <text:p>6.107338517809E-08</text:p>
          </table:table-cell>
          <table:table-cell table:number-columns-repeated="2"/>
        </table:table-row>
        <table:table-row table:style-name="ro1">
          <table:table-cell office:value-type="float" office:value="0.0000239611" calcext:value-type="float">
            <text:p>0.0000239611</text:p>
          </table:table-cell>
          <table:table-cell office:value-type="float" office:value="0.0000935634" calcext:value-type="float">
            <text:p>0.0000935634</text:p>
          </table:table-cell>
          <table:table-cell table:formula="of:=[.A2114]*[.A2114]" office:value-type="float" office:value="0.00000000057413431321" calcext:value-type="float">
            <text:p>5.7413431321E-10</text:p>
          </table:table-cell>
          <table:table-cell table:formula="of:=([.A2114]-[.B2114])*([.A2114]-[.B2114])" office:value-type="float" office:value="0.00000000484448016529" calcext:value-type="float">
            <text:p>4.84448016529E-09</text:p>
          </table:table-cell>
          <table:table-cell table:number-columns-repeated="2"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000111878" calcext:value-type="float">
            <text:p>0.0000111878</text:p>
          </table:table-cell>
          <table:table-cell table:formula="of:=[.A2115]*[.A2115]" office:value-type="float" office:value="0.00000000104751264409" calcext:value-type="float">
            <text:p>1.04751264409E-09</text:p>
          </table:table-cell>
          <table:table-cell table:formula="of:=([.A2115]-[.B2115])*([.A2115]-[.B2115])" office:value-type="float" office:value="0.00000000044848650625" calcext:value-type="float">
            <text:p>4.4848650625E-10</text:p>
          </table:table-cell>
          <table:table-cell table:number-columns-repeated="2"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183604" calcext:value-type="float">
            <text:p>0.0183604</text:p>
          </table:table-cell>
          <table:table-cell table:formula="of:=[.A2116]*[.A2116]" office:value-type="float" office:value="0.00000000104751264409" calcext:value-type="float">
            <text:p>1.04751264409E-09</text:p>
          </table:table-cell>
          <table:table-cell table:formula="of:=([.A2116]-[.B2116])*([.A2116]-[.B2116])" office:value-type="float" office:value="0.000335916855964404" calcext:value-type="float">
            <text:p>0.000335916855964404</text:p>
          </table:table-cell>
          <table:table-cell table:number-columns-repeated="2"/>
        </table:table-row>
        <table:table-row table:style-name="ro1">
          <table:table-cell office:value-type="float" office:value="0.0000316501" calcext:value-type="float">
            <text:p>0.0000316501</text:p>
          </table:table-cell>
          <table:table-cell office:value-type="float" office:value="0.00129546" calcext:value-type="float">
            <text:p>0.00129546</text:p>
          </table:table-cell>
          <table:table-cell table:formula="of:=[.A2117]*[.A2117]" office:value-type="float" office:value="0.00000000100172883001" calcext:value-type="float">
            <text:p>1.00172883001E-09</text:p>
          </table:table-cell>
          <table:table-cell table:formula="of:=([.A2117]-[.B2117])*([.A2117]-[.B2117])" office:value-type="float" office:value="0.00000159721546333801" calcext:value-type="float">
            <text:p>1.59721546333801E-06</text:p>
          </table:table-cell>
          <table:table-cell table:number-columns-repeated="2"/>
        </table:table-row>
        <table:table-row table:style-name="ro1">
          <table:table-cell office:value-type="float" office:value="0.000387073" calcext:value-type="float">
            <text:p>0.000387073</text:p>
          </table:table-cell>
          <table:table-cell office:value-type="float" office:value="0.00000526563" calcext:value-type="float">
            <text:p>0.00000526563</text:p>
          </table:table-cell>
          <table:table-cell table:formula="of:=[.A2118]*[.A2118]" office:value-type="float" office:value="0.000000149825507329" calcext:value-type="float">
            <text:p>1.49825507329E-07</text:p>
          </table:table-cell>
          <table:table-cell table:formula="of:=([.A2118]-[.B2118])*([.A2118]-[.B2118])" office:value-type="float" office:value="0.00000014577686778632" calcext:value-type="float">
            <text:p>1.45776867786317E-07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0000432831" calcext:value-type="float">
            <text:p>0.00000432831</text:p>
          </table:table-cell>
          <table:table-cell table:formula="of:=[.A2119]*[.A2119]" office:value-type="float" office:value="0.00000000131763192064" calcext:value-type="float">
            <text:p>1.31763192064E-09</text:p>
          </table:table-cell>
          <table:table-cell table:formula="of:=([.A2119]-[.B2119])*([.A2119]-[.B2119])" office:value-type="float" office:value="0.00000000102213780739" calcext:value-type="float">
            <text:p>1.0221378073921E-09</text:p>
          </table:table-cell>
          <table:table-cell table:number-columns-repeated="2"/>
        </table:table-row>
        <table:table-row table:style-name="ro1">
          <table:table-cell office:value-type="float" office:value="0.000223637" calcext:value-type="float">
            <text:p>0.000223637</text:p>
          </table:table-cell>
          <table:table-cell office:value-type="float" office:value="0.0000929041" calcext:value-type="float">
            <text:p>0.0000929041</text:p>
          </table:table-cell>
          <table:table-cell table:formula="of:=[.A2120]*[.A2120]" office:value-type="float" office:value="0.000000050013507769" calcext:value-type="float">
            <text:p>5.0013507769E-08</text:p>
          </table:table-cell>
          <table:table-cell table:formula="of:=([.A2120]-[.B2120])*([.A2120]-[.B2120])" office:value-type="float" office:value="0.00000001709109114241" calcext:value-type="float">
            <text:p>1.709109114241E-08</text:p>
          </table:table-cell>
          <table:table-cell table:number-columns-repeated="2"/>
        </table:table-row>
        <table:table-row table:style-name="ro1">
          <table:table-cell office:value-type="float" office:value="0.000315249" calcext:value-type="float">
            <text:p>0.000315249</text:p>
          </table:table-cell>
          <table:table-cell office:value-type="float" office:value="0.0000315281" calcext:value-type="float">
            <text:p>0.0000315281</text:p>
          </table:table-cell>
          <table:table-cell table:formula="of:=[.A2121]*[.A2121]" office:value-type="float" office:value="0.000000099381932001" calcext:value-type="float">
            <text:p>9.9381932001E-08</text:p>
          </table:table-cell>
          <table:table-cell table:formula="of:=([.A2121]-[.B2121])*([.A2121]-[.B2121])" office:value-type="float" office:value="0.00000008049754909681" calcext:value-type="float">
            <text:p>8.049754909681E-08</text:p>
          </table:table-cell>
          <table:table-cell table:number-columns-repeated="2"/>
        </table:table-row>
        <table:table-row table:style-name="ro1">
          <table:table-cell office:value-type="float" office:value="0.000423729" calcext:value-type="float">
            <text:p>0.000423729</text:p>
          </table:table-cell>
          <table:table-cell office:value-type="float" office:value="0.00699738" calcext:value-type="float">
            <text:p>0.00699738</text:p>
          </table:table-cell>
          <table:table-cell table:formula="of:=[.A2122]*[.A2122]" office:value-type="float" office:value="0.000000179546265441" calcext:value-type="float">
            <text:p>1.79546265441E-07</text:p>
          </table:table-cell>
          <table:table-cell table:formula="of:=([.A2122]-[.B2122])*([.A2122]-[.B2122])" office:value-type="float" office:value="0.000043212887469801" calcext:value-type="float">
            <text:p>4.3212887469801E-05</text:p>
          </table:table-cell>
          <table:table-cell table:number-columns-repeated="2"/>
        </table:table-row>
        <table:table-row table:style-name="ro1">
          <table:table-cell office:value-type="float" office:value="0.00291926" calcext:value-type="float">
            <text:p>0.00291926</text:p>
          </table:table-cell>
          <table:table-cell office:value-type="float" office:value="0.00000358665" calcext:value-type="float">
            <text:p>0.00000358665</text:p>
          </table:table-cell>
          <table:table-cell table:formula="of:=[.A2123]*[.A2123]" office:value-type="float" office:value="0.0000085220789476" calcext:value-type="float">
            <text:p>0.0000085220789476</text:p>
          </table:table-cell>
          <table:table-cell table:formula="of:=([.A2123]-[.B2123])*([.A2123]-[.B2123])" office:value-type="float" office:value="0.00000850115108390022" calcext:value-type="float">
            <text:p>8.50115108390022E-06</text:p>
          </table:table-cell>
          <table:table-cell table:number-columns-repeated="2"/>
        </table:table-row>
        <table:table-row table:style-name="ro1">
          <table:table-cell office:value-type="float" office:value="0.00291926" calcext:value-type="float">
            <text:p>0.00291926</text:p>
          </table:table-cell>
          <table:table-cell office:value-type="float" office:value="0.00000376439" calcext:value-type="float">
            <text:p>0.00000376439</text:p>
          </table:table-cell>
          <table:table-cell table:formula="of:=[.A2124]*[.A2124]" office:value-type="float" office:value="0.0000085220789476" calcext:value-type="float">
            <text:p>0.0000085220789476</text:p>
          </table:table-cell>
          <table:table-cell table:formula="of:=([.A2124]-[.B2124])*([.A2124]-[.B2124])" office:value-type="float" office:value="0.00000850011465192927" calcext:value-type="float">
            <text:p>8.50011465192927E-06</text:p>
          </table:table-cell>
          <table:table-cell table:number-columns-repeated="2"/>
        </table:table-row>
        <table:table-row table:style-name="ro1">
          <table:table-cell office:value-type="float" office:value="0.0120764" calcext:value-type="float">
            <text:p>0.0120764</text:p>
          </table:table-cell>
          <table:table-cell office:value-type="float" office:value="0.00726801" calcext:value-type="float">
            <text:p>0.00726801</text:p>
          </table:table-cell>
          <table:table-cell table:formula="of:=[.A2125]*[.A2125]" office:value-type="float" office:value="0.00014583943696" calcext:value-type="float">
            <text:p>0.00014583943696</text:p>
          </table:table-cell>
          <table:table-cell table:formula="of:=([.A2125]-[.B2125])*([.A2125]-[.B2125])" office:value-type="float" office:value="0.0000231206143921" calcext:value-type="float">
            <text:p>0.0000231206143921</text:p>
          </table:table-cell>
          <table:table-cell table:number-columns-repeated="2"/>
        </table:table-row>
        <table:table-row table:style-name="ro1">
          <table:table-cell office:value-type="float" office:value="0.0120764" calcext:value-type="float">
            <text:p>0.0120764</text:p>
          </table:table-cell>
          <table:table-cell office:value-type="float" office:value="0.0124562" calcext:value-type="float">
            <text:p>0.0124562</text:p>
          </table:table-cell>
          <table:table-cell table:formula="of:=[.A2126]*[.A2126]" office:value-type="float" office:value="0.00014583943696" calcext:value-type="float">
            <text:p>0.00014583943696</text:p>
          </table:table-cell>
          <table:table-cell table:formula="of:=([.A2126]-[.B2126])*([.A2126]-[.B2126])" office:value-type="float" office:value="0.00000014424804" calcext:value-type="float">
            <text:p>1.44248040000001E-07</text:p>
          </table:table-cell>
          <table:table-cell table:number-columns-repeated="2"/>
        </table:table-row>
        <table:table-row table:style-name="ro1">
          <table:table-cell office:value-type="float" office:value="0.0120764" calcext:value-type="float">
            <text:p>0.0120764</text:p>
          </table:table-cell>
          <table:table-cell office:value-type="float" office:value="0.0871301" calcext:value-type="float">
            <text:p>0.0871301</text:p>
          </table:table-cell>
          <table:table-cell table:formula="of:=[.A2127]*[.A2127]" office:value-type="float" office:value="0.00014583943696" calcext:value-type="float">
            <text:p>0.00014583943696</text:p>
          </table:table-cell>
          <table:table-cell table:formula="of:=([.A2127]-[.B2127])*([.A2127]-[.B2127])" office:value-type="float" office:value="0.00563305788369" calcext:value-type="float">
            <text:p>0.00563305788369</text:p>
          </table:table-cell>
          <table:table-cell table:number-columns-repeated="2"/>
        </table:table-row>
        <table:table-row table:style-name="ro1">
          <table:table-cell office:value-type="float" office:value="0.0219909" calcext:value-type="float">
            <text:p>0.0219909</text:p>
          </table:table-cell>
          <table:table-cell office:value-type="float" office:value="0.0576014" calcext:value-type="float">
            <text:p>0.0576014</text:p>
          </table:table-cell>
          <table:table-cell table:formula="of:=[.A2128]*[.A2128]" office:value-type="float" office:value="0.00048359968281" calcext:value-type="float">
            <text:p>0.00048359968281</text:p>
          </table:table-cell>
          <table:table-cell table:formula="of:=([.A2128]-[.B2128])*([.A2128]-[.B2128])" office:value-type="float" office:value="0.00126810771025" calcext:value-type="float">
            <text:p>0.00126810771025</text:p>
          </table:table-cell>
          <table:table-cell table:number-columns-repeated="2"/>
        </table:table-row>
        <table:table-row table:style-name="ro1">
          <table:table-cell office:value-type="float" office:value="0.0273501" calcext:value-type="float">
            <text:p>0.0273501</text:p>
          </table:table-cell>
          <table:table-cell office:value-type="float" office:value="0.0523669" calcext:value-type="float">
            <text:p>0.0523669</text:p>
          </table:table-cell>
          <table:table-cell table:formula="of:=[.A2129]*[.A2129]" office:value-type="float" office:value="0.00074802797001" calcext:value-type="float">
            <text:p>0.00074802797001</text:p>
          </table:table-cell>
          <table:table-cell table:formula="of:=([.A2129]-[.B2129])*([.A2129]-[.B2129])" office:value-type="float" office:value="0.00062584028224" calcext:value-type="float">
            <text:p>0.00062584028224</text:p>
          </table:table-cell>
          <table:table-cell table:number-columns-repeated="2"/>
        </table:table-row>
        <table:table-row table:style-name="ro1">
          <table:table-cell office:value-type="float" office:value="0.0472081" calcext:value-type="float">
            <text:p>0.0472081</text:p>
          </table:table-cell>
          <table:table-cell office:value-type="float" office:value="0.0915129" calcext:value-type="float">
            <text:p>0.0915129</text:p>
          </table:table-cell>
          <table:table-cell table:formula="of:=[.A2130]*[.A2130]" office:value-type="float" office:value="0.00222860470561" calcext:value-type="float">
            <text:p>0.00222860470561</text:p>
          </table:table-cell>
          <table:table-cell table:formula="of:=([.A2130]-[.B2130])*([.A2130]-[.B2130])" office:value-type="float" office:value="0.00196291530304" calcext:value-type="float">
            <text:p>0.00196291530304</text:p>
          </table:table-cell>
          <table:table-cell table:number-columns-repeated="2"/>
        </table:table-row>
        <table:table-row table:style-name="ro1">
          <table:table-cell office:value-type="float" office:value="0.0635157" calcext:value-type="float">
            <text:p>0.0635157</text:p>
          </table:table-cell>
          <table:table-cell office:value-type="float" office:value="0.169295" calcext:value-type="float">
            <text:p>0.169295</text:p>
          </table:table-cell>
          <table:table-cell table:formula="of:=[.A2131]*[.A2131]" office:value-type="float" office:value="0.00403424414649" calcext:value-type="float">
            <text:p>0.00403424414649</text:p>
          </table:table-cell>
          <table:table-cell table:formula="of:=([.A2131]-[.B2131])*([.A2131]-[.B2131])" office:value-type="float" office:value="0.01118926030849" calcext:value-type="float">
            <text:p>0.01118926030849</text:p>
          </table:table-cell>
          <table:table-cell table:number-columns-repeated="2"/>
        </table:table-row>
        <table:table-row table:style-name="ro1">
          <table:table-cell office:value-type="float" office:value="0.0635157" calcext:value-type="float">
            <text:p>0.0635157</text:p>
          </table:table-cell>
          <table:table-cell office:value-type="float" office:value="0.231955" calcext:value-type="float">
            <text:p>0.231955</text:p>
          </table:table-cell>
          <table:table-cell table:formula="of:=[.A2132]*[.A2132]" office:value-type="float" office:value="0.00403424414649" calcext:value-type="float">
            <text:p>0.00403424414649</text:p>
          </table:table-cell>
          <table:table-cell table:formula="of:=([.A2132]-[.B2132])*([.A2132]-[.B2132])" office:value-type="float" office:value="0.02837179778449" calcext:value-type="float">
            <text:p>0.02837179778449</text:p>
          </table:table-cell>
          <table:table-cell table:number-columns-repeated="2"/>
        </table:table-row>
        <table:table-row table:style-name="ro1">
          <table:table-cell office:value-type="float" office:value="0.0441482" calcext:value-type="float">
            <text:p>0.0441482</text:p>
          </table:table-cell>
          <table:table-cell office:value-type="float" office:value="0.235282" calcext:value-type="float">
            <text:p>0.235282</text:p>
          </table:table-cell>
          <table:table-cell table:formula="of:=[.A2133]*[.A2133]" office:value-type="float" office:value="0.00194906356324" calcext:value-type="float">
            <text:p>0.00194906356324</text:p>
          </table:table-cell>
          <table:table-cell table:formula="of:=([.A2133]-[.B2133])*([.A2133]-[.B2133])" office:value-type="float" office:value="0.03653212950244" calcext:value-type="float">
            <text:p>0.03653212950244</text:p>
          </table:table-cell>
          <table:table-cell table:number-columns-repeated="2"/>
        </table:table-row>
        <table:table-row table:style-name="ro1">
          <table:table-cell office:value-type="float" office:value="0.0441481" calcext:value-type="float">
            <text:p>0.0441481</text:p>
          </table:table-cell>
          <table:table-cell office:value-type="float" office:value="0.244278" calcext:value-type="float">
            <text:p>0.244278</text:p>
          </table:table-cell>
          <table:table-cell table:formula="of:=[.A2134]*[.A2134]" office:value-type="float" office:value="0.00194905473361" calcext:value-type="float">
            <text:p>0.00194905473361</text:p>
          </table:table-cell>
          <table:table-cell table:formula="of:=([.A2134]-[.B2134])*([.A2134]-[.B2134])" office:value-type="float" office:value="0.04005197687401" calcext:value-type="float">
            <text:p>0.04005197687401</text:p>
          </table:table-cell>
          <table:table-cell table:number-columns-repeated="2"/>
        </table:table-row>
        <table:table-row table:style-name="ro1">
          <table:table-cell office:value-type="float" office:value="0.18596" calcext:value-type="float">
            <text:p>0.18596</text:p>
          </table:table-cell>
          <table:table-cell office:value-type="float" office:value="0.400779" calcext:value-type="float">
            <text:p>0.400779</text:p>
          </table:table-cell>
          <table:table-cell table:formula="of:=[.A2135]*[.A2135]" office:value-type="float" office:value="0.0345811216" calcext:value-type="float">
            <text:p>0.0345811216</text:p>
          </table:table-cell>
          <table:table-cell table:formula="of:=([.A2135]-[.B2135])*([.A2135]-[.B2135])" office:value-type="float" office:value="0.046147202761" calcext:value-type="float">
            <text:p>0.046147202761</text:p>
          </table:table-cell>
          <table:table-cell table:number-columns-repeated="2"/>
        </table:table-row>
        <table:table-row table:style-name="ro1">
          <table:table-cell office:value-type="float" office:value="0.18596" calcext:value-type="float">
            <text:p>0.18596</text:p>
          </table:table-cell>
          <table:table-cell office:value-type="float" office:value="0.338168" calcext:value-type="float">
            <text:p>0.338168</text:p>
          </table:table-cell>
          <table:table-cell table:formula="of:=[.A2136]*[.A2136]" office:value-type="float" office:value="0.0345811216" calcext:value-type="float">
            <text:p>0.0345811216</text:p>
          </table:table-cell>
          <table:table-cell table:formula="of:=([.A2136]-[.B2136])*([.A2136]-[.B2136])" office:value-type="float" office:value="0.023167275264" calcext:value-type="float">
            <text:p>0.023167275264</text:p>
          </table:table-cell>
          <table:table-cell table:number-columns-repeated="2"/>
        </table:table-row>
        <table:table-row table:style-name="ro1">
          <table:table-cell office:value-type="float" office:value="0.317725" calcext:value-type="float">
            <text:p>0.317725</text:p>
          </table:table-cell>
          <table:table-cell office:value-type="float" office:value="0.285431" calcext:value-type="float">
            <text:p>0.285431</text:p>
          </table:table-cell>
          <table:table-cell table:formula="of:=[.A2137]*[.A2137]" office:value-type="float" office:value="0.100949175625" calcext:value-type="float">
            <text:p>0.100949175625</text:p>
          </table:table-cell>
          <table:table-cell table:formula="of:=([.A2137]-[.B2137])*([.A2137]-[.B2137])" office:value-type="float" office:value="0.001042902436" calcext:value-type="float">
            <text:p>0.001042902436</text:p>
          </table:table-cell>
          <table:table-cell table:number-columns-repeated="2"/>
        </table:table-row>
        <table:table-row table:style-name="ro1">
          <table:table-cell office:value-type="float" office:value="0.317725" calcext:value-type="float">
            <text:p>0.317725</text:p>
          </table:table-cell>
          <table:table-cell office:value-type="float" office:value="0.266651" calcext:value-type="float">
            <text:p>0.266651</text:p>
          </table:table-cell>
          <table:table-cell table:formula="of:=[.A2138]*[.A2138]" office:value-type="float" office:value="0.100949175625" calcext:value-type="float">
            <text:p>0.100949175625</text:p>
          </table:table-cell>
          <table:table-cell table:formula="of:=([.A2138]-[.B2138])*([.A2138]-[.B2138])" office:value-type="float" office:value="0.00260855347599999" calcext:value-type="float">
            <text:p>0.00260855347599999</text:p>
          </table:table-cell>
          <table:table-cell table:number-columns-repeated="2"/>
        </table:table-row>
        <table:table-row table:style-name="ro1">
          <table:table-cell office:value-type="float" office:value="0.503862" calcext:value-type="float">
            <text:p>0.503862</text:p>
          </table:table-cell>
          <table:table-cell office:value-type="float" office:value="0.712951" calcext:value-type="float">
            <text:p>0.712951</text:p>
          </table:table-cell>
          <table:table-cell table:formula="of:=[.A2139]*[.A2139]" office:value-type="float" office:value="0.253876915044" calcext:value-type="float">
            <text:p>0.253876915044</text:p>
          </table:table-cell>
          <table:table-cell table:formula="of:=([.A2139]-[.B2139])*([.A2139]-[.B2139])" office:value-type="float" office:value="0.043718209921" calcext:value-type="float">
            <text:p>0.043718209921</text:p>
          </table:table-cell>
          <table:table-cell table:number-columns-repeated="2"/>
        </table:table-row>
        <table:table-row table:style-name="ro1">
          <table:table-cell office:value-type="float" office:value="0.765253" calcext:value-type="float">
            <text:p>0.765253</text:p>
          </table:table-cell>
          <table:table-cell office:value-type="float" office:value="0.827003" calcext:value-type="float">
            <text:p>0.827003</text:p>
          </table:table-cell>
          <table:table-cell table:formula="of:=[.A2140]*[.A2140]" office:value-type="float" office:value="0.585612154009" calcext:value-type="float">
            <text:p>0.585612154009</text:p>
          </table:table-cell>
          <table:table-cell table:formula="of:=([.A2140]-[.B2140])*([.A2140]-[.B2140])" office:value-type="float" office:value="0.00381306250000001" calcext:value-type="float">
            <text:p>0.00381306250000001</text:p>
          </table:table-cell>
          <table:table-cell table:number-columns-repeated="2"/>
        </table:table-row>
        <table:table-row table:style-name="ro1">
          <table:table-cell office:value-type="float" office:value="0.765254" calcext:value-type="float">
            <text:p>0.765254</text:p>
          </table:table-cell>
          <table:table-cell office:value-type="float" office:value="0.866939" calcext:value-type="float">
            <text:p>0.866939</text:p>
          </table:table-cell>
          <table:table-cell table:formula="of:=[.A2141]*[.A2141]" office:value-type="float" office:value="0.585613684516" calcext:value-type="float">
            <text:p>0.585613684516</text:p>
          </table:table-cell>
          <table:table-cell table:formula="of:=([.A2141]-[.B2141])*([.A2141]-[.B2141])" office:value-type="float" office:value="0.010339839225" calcext:value-type="float">
            <text:p>0.010339839225</text:p>
          </table:table-cell>
          <table:table-cell table:number-columns-repeated="2"/>
        </table:table-row>
        <table:table-row table:style-name="ro1">
          <table:table-cell office:value-type="float" office:value="0.936339" calcext:value-type="float">
            <text:p>0.936339</text:p>
          </table:table-cell>
          <table:table-cell office:value-type="float" office:value="0.78297" calcext:value-type="float">
            <text:p>0.78297</text:p>
          </table:table-cell>
          <table:table-cell table:formula="of:=[.A2142]*[.A2142]" office:value-type="float" office:value="0.876730722921" calcext:value-type="float">
            <text:p>0.876730722921</text:p>
          </table:table-cell>
          <table:table-cell table:formula="of:=([.A2142]-[.B2142])*([.A2142]-[.B2142])" office:value-type="float" office:value="0.023522050161" calcext:value-type="float">
            <text:p>0.023522050161</text:p>
          </table:table-cell>
          <table:table-cell table:number-columns-repeated="2"/>
        </table:table-row>
        <table:table-row table:style-name="ro1">
          <table:table-cell office:value-type="float" office:value="0.936339" calcext:value-type="float">
            <text:p>0.936339</text:p>
          </table:table-cell>
          <table:table-cell office:value-type="float" office:value="0.945195" calcext:value-type="float">
            <text:p>0.945195</text:p>
          </table:table-cell>
          <table:table-cell table:formula="of:=[.A2143]*[.A2143]" office:value-type="float" office:value="0.876730722921" calcext:value-type="float">
            <text:p>0.876730722921</text:p>
          </table:table-cell>
          <table:table-cell table:formula="of:=([.A2143]-[.B2143])*([.A2143]-[.B2143])" office:value-type="float" office:value="0.0000784287359999995" calcext:value-type="float">
            <text:p>7.84287359999995E-05</text:p>
          </table:table-cell>
          <table:table-cell table:number-columns-repeated="2"/>
        </table:table-row>
        <table:table-row table:style-name="ro1">
          <table:table-cell office:value-type="float" office:value="0.974545" calcext:value-type="float">
            <text:p>0.974545</text:p>
          </table:table-cell>
          <table:table-cell office:value-type="float" office:value="0.984712" calcext:value-type="float">
            <text:p>0.984712</text:p>
          </table:table-cell>
          <table:table-cell table:formula="of:=[.A2144]*[.A2144]" office:value-type="float" office:value="0.949737957025" calcext:value-type="float">
            <text:p>0.949737957025</text:p>
          </table:table-cell>
          <table:table-cell table:formula="of:=([.A2144]-[.B2144])*([.A2144]-[.B2144])" office:value-type="float" office:value="0.000103367889000001" calcext:value-type="float">
            <text:p>0.000103367889000001</text:p>
          </table:table-cell>
          <table:table-cell table:number-columns-repeated="2"/>
        </table:table-row>
        <table:table-row table:style-name="ro1">
          <table:table-cell office:value-type="float" office:value="0.974544" calcext:value-type="float">
            <text:p>0.974544</text:p>
          </table:table-cell>
          <table:table-cell office:value-type="float" office:value="0.998193" calcext:value-type="float">
            <text:p>0.998193</text:p>
          </table:table-cell>
          <table:table-cell table:formula="of:=[.A2145]*[.A2145]" office:value-type="float" office:value="0.949736007936" calcext:value-type="float">
            <text:p>0.949736007936</text:p>
          </table:table-cell>
          <table:table-cell table:formula="of:=([.A2145]-[.B2145])*([.A2145]-[.B2145])" office:value-type="float" office:value="0.000559275201000002" calcext:value-type="float">
            <text:p>0.000559275201000002</text:p>
          </table:table-cell>
          <table:table-cell table:number-columns-repeated="2"/>
        </table:table-row>
        <table:table-row table:style-name="ro1">
          <table:table-cell office:value-type="float" office:value="0.974545" calcext:value-type="float">
            <text:p>0.974545</text:p>
          </table:table-cell>
          <table:table-cell office:value-type="float" office:value="0.999997" calcext:value-type="float">
            <text:p>0.999997</text:p>
          </table:table-cell>
          <table:table-cell table:formula="of:=[.A2146]*[.A2146]" office:value-type="float" office:value="0.949737957025" calcext:value-type="float">
            <text:p>0.949737957025</text:p>
          </table:table-cell>
          <table:table-cell table:formula="of:=([.A2146]-[.B2146])*([.A2146]-[.B2146])" office:value-type="float" office:value="0.000647804304000002" calcext:value-type="float">
            <text:p>0.000647804304000002</text:p>
          </table:table-cell>
          <table:table-cell table:number-columns-repeated="2"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000303222" calcext:value-type="float">
            <text:p>0.00000303222</text:p>
          </table:table-cell>
          <table:table-cell table:formula="of:=[.A2147]*[.A2147]" office:value-type="float" office:value="0.00000000008981618258" calcext:value-type="float">
            <text:p>8.98161825796E-11</text:p>
          </table:table-cell>
          <table:table-cell table:formula="of:=([.A2147]-[.B2147])*([.A2147]-[.B2147])" office:value-type="float" office:value="0.00000000004153699381" calcext:value-type="float">
            <text:p>4.15369938064E-11</text:p>
          </table:table-cell>
          <table:table-cell table:number-columns-repeated="2"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180795" calcext:value-type="float">
            <text:p>0.00180795</text:p>
          </table:table-cell>
          <table:table-cell table:formula="of:=[.A2148]*[.A2148]" office:value-type="float" office:value="0.00000000008981618258" calcext:value-type="float">
            <text:p>8.98161825796E-11</text:p>
          </table:table-cell>
          <table:table-cell table:formula="of:=([.A2148]-[.B2148])*([.A2148]-[.B2148])" office:value-type="float" office:value="0.00000323450462815658" calcext:value-type="float">
            <text:p>3.23450462815658E-06</text:p>
          </table:table-cell>
          <table:table-cell table:number-columns-repeated="2"/>
        </table:table-row>
        <table:table-row table:style-name="ro1">
          <table:table-cell office:value-type="float" office:value="0.0000451207" calcext:value-type="float">
            <text:p>0.0000451207</text:p>
          </table:table-cell>
          <table:table-cell office:value-type="float" office:value="0.00825637" calcext:value-type="float">
            <text:p>0.00825637</text:p>
          </table:table-cell>
          <table:table-cell table:formula="of:=[.A2149]*[.A2149]" office:value-type="float" office:value="0.00000000203587756849" calcext:value-type="float">
            <text:p>2.03587756849E-09</text:p>
          </table:table-cell>
          <table:table-cell table:formula="of:=([.A2149]-[.B2149])*([.A2149]-[.B2149])" office:value-type="float" office:value="0.0000674246150667505" calcext:value-type="float">
            <text:p>6.74246150667505E-05</text:p>
          </table:table-cell>
          <table:table-cell table:number-columns-repeated="2"/>
        </table:table-row>
        <table:table-row table:style-name="ro1">
          <table:table-cell office:value-type="float" office:value="0.0000513792" calcext:value-type="float">
            <text:p>0.0000513792</text:p>
          </table:table-cell>
          <table:table-cell office:value-type="float" office:value="0.000581783" calcext:value-type="float">
            <text:p>0.000581783</text:p>
          </table:table-cell>
          <table:table-cell table:formula="of:=[.A2150]*[.A2150]" office:value-type="float" office:value="0.00000000263982219264" calcext:value-type="float">
            <text:p>2.63982219264E-09</text:p>
          </table:table-cell>
          <table:table-cell table:formula="of:=([.A2150]-[.B2150])*([.A2150]-[.B2150])" office:value-type="float" office:value="0.00000028132819105444" calcext:value-type="float">
            <text:p>2.8132819105444E-07</text:p>
          </table:table-cell>
          <table:table-cell table:number-columns-repeated="2"/>
        </table:table-row>
        <table:table-row table:style-name="ro1">
          <table:table-cell office:value-type="float" office:value="0.0000454187" calcext:value-type="float">
            <text:p>0.0000454187</text:p>
          </table:table-cell>
          <table:table-cell office:value-type="float" office:value="0.000000801125" calcext:value-type="float">
            <text:p>0.000000801125</text:p>
          </table:table-cell>
          <table:table-cell table:formula="of:=[.A2151]*[.A2151]" office:value-type="float" office:value="0.00000000206285830969" calcext:value-type="float">
            <text:p>2.06285830969E-09</text:p>
          </table:table-cell>
          <table:table-cell table:formula="of:=([.A2151]-[.B2151])*([.A2151]-[.B2151])" office:value-type="float" office:value="0.00000000199072799888" calcext:value-type="float">
            <text:p>1.99072799888062E-09</text:p>
          </table:table-cell>
          <table:table-cell table:number-columns-repeated="2"/>
        </table:table-row>
        <table:table-row table:style-name="ro1">
          <table:table-cell office:value-type="float" office:value="0.0000454187" calcext:value-type="float">
            <text:p>0.0000454187</text:p>
          </table:table-cell>
          <table:table-cell office:value-type="float" office:value="0.0000195307" calcext:value-type="float">
            <text:p>0.0000195307</text:p>
          </table:table-cell>
          <table:table-cell table:formula="of:=[.A2152]*[.A2152]" office:value-type="float" office:value="0.00000000206285830969" calcext:value-type="float">
            <text:p>2.06285830969E-09</text:p>
          </table:table-cell>
          <table:table-cell table:formula="of:=([.A2152]-[.B2152])*([.A2152]-[.B2152])" office:value-type="float" office:value="0.000000000670188544" calcext:value-type="float">
            <text:p>6.70188544E-10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149325" calcext:value-type="float">
            <text:p>0.000149325</text:p>
          </table:table-cell>
          <table:table-cell table:formula="of:=[.A2153]*[.A2153]" office:value-type="float" office:value="0.00000000007469574473" calcext:value-type="float">
            <text:p>7.46957447289E-11</text:p>
          </table:table-cell>
          <table:table-cell table:formula="of:=([.A2153]-[.B2153])*([.A2153]-[.B2153])" office:value-type="float" office:value="0.00000001979151797423" calcext:value-type="float">
            <text:p>1.97915179742289E-08</text:p>
          </table:table-cell>
          <table:table-cell table:number-columns-repeated="2"/>
        </table:table-row>
        <table:table-row table:style-name="ro1">
          <table:table-cell office:value-type="float" office:value="0.00000923872" calcext:value-type="float">
            <text:p>0.00000923872</text:p>
          </table:table-cell>
          <table:table-cell office:value-type="float" office:value="0.0000485143" calcext:value-type="float">
            <text:p>0.0000485143</text:p>
          </table:table-cell>
          <table:table-cell table:formula="of:=[.A2154]*[.A2154]" office:value-type="float" office:value="0.00000000008535394724" calcext:value-type="float">
            <text:p>8.53539472384E-11</text:p>
          </table:table-cell>
          <table:table-cell table:formula="of:=([.A2154]-[.B2154])*([.A2154]-[.B2154])" office:value-type="float" office:value="0.00000000154257118434" calcext:value-type="float">
            <text:p>1.5425711843364E-09</text:p>
          </table:table-cell>
          <table:table-cell table:number-columns-repeated="2"/>
        </table:table-row>
        <table:table-row table:style-name="ro1">
          <table:table-cell office:value-type="float" office:value="0.0000460148" calcext:value-type="float">
            <text:p>0.0000460148</text:p>
          </table:table-cell>
          <table:table-cell office:value-type="float" office:value="0.000000213678" calcext:value-type="float">
            <text:p>0.000000213678</text:p>
          </table:table-cell>
          <table:table-cell table:formula="of:=[.A2155]*[.A2155]" office:value-type="float" office:value="0.00000000211736181904" calcext:value-type="float">
            <text:p>2.11736181904E-09</text:p>
          </table:table-cell>
          <table:table-cell table:formula="of:=([.A2155]-[.B2155])*([.A2155]-[.B2155])" office:value-type="float" office:value="0.00000000209774277646" calcext:value-type="float">
            <text:p>2.09774277645888E-09</text:p>
          </table:table-cell>
          <table:table-cell table:number-columns-repeated="2"/>
        </table:table-row>
        <table:table-row table:style-name="ro1">
          <table:table-cell office:value-type="float" office:value="0.000116348" calcext:value-type="float">
            <text:p>0.000116348</text:p>
          </table:table-cell>
          <table:table-cell office:value-type="float" office:value="0.00000000490222" calcext:value-type="float">
            <text:p>0.00000000490222</text:p>
          </table:table-cell>
          <table:table-cell table:formula="of:=[.A2156]*[.A2156]" office:value-type="float" office:value="0.000000013536857104" calcext:value-type="float">
            <text:p>1.3536857104E-08</text:p>
          </table:table-cell>
          <table:table-cell table:formula="of:=([.A2156]-[.B2156])*([.A2156]-[.B2156])" office:value-type="float" office:value="0.00000001353571640105" calcext:value-type="float">
            <text:p>1.35357164010466E-08</text:p>
          </table:table-cell>
          <table:table-cell table:number-columns-repeated="2"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0175182" calcext:value-type="float">
            <text:p>0.000175182</text:p>
          </table:table-cell>
          <table:table-cell table:formula="of:=[.A2157]*[.A2157]" office:value-type="float" office:value="0.00000000045279158521" calcext:value-type="float">
            <text:p>4.5279158521E-10</text:p>
          </table:table-cell>
          <table:table-cell table:formula="of:=([.A2157]-[.B2157])*([.A2157]-[.B2157])" office:value-type="float" office:value="0.00000002368616418961" calcext:value-type="float">
            <text:p>2.368616418961E-08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0451159" calcext:value-type="float">
            <text:p>0.00451159</text:p>
          </table:table-cell>
          <table:table-cell table:formula="of:=[.A2158]*[.A2158]" office:value-type="float" office:value="0.00000000014784857649" calcext:value-type="float">
            <text:p>1.4784857649E-10</text:p>
          </table:table-cell>
          <table:table-cell table:formula="of:=([.A2158]-[.B2158])*([.A2158]-[.B2158])" office:value-type="float" office:value="0.0000202448766241025" calcext:value-type="float">
            <text:p>2.02448766241025E-05</text:p>
          </table:table-cell>
          <table:table-cell table:number-columns-repeated="2"/>
        </table:table-row>
        <table:table-row table:style-name="ro1">
          <table:table-cell office:value-type="float" office:value="0.000113904" calcext:value-type="float">
            <text:p>0.000113904</text:p>
          </table:table-cell>
          <table:table-cell office:value-type="float" office:value="0.0000206153" calcext:value-type="float">
            <text:p>0.0000206153</text:p>
          </table:table-cell>
          <table:table-cell table:formula="of:=[.A2159]*[.A2159]" office:value-type="float" office:value="0.000000012974121216" calcext:value-type="float">
            <text:p>1.2974121216E-08</text:p>
          </table:table-cell>
          <table:table-cell table:formula="of:=([.A2159]-[.B2159])*([.A2159]-[.B2159])" office:value-type="float" office:value="0.00000000870278154769" calcext:value-type="float">
            <text:p>8.70278154769E-09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452766" calcext:value-type="float">
            <text:p>0.000452766</text:p>
          </table:table-cell>
          <table:table-cell table:formula="of:=[.A2160]*[.A2160]" office:value-type="float" office:value="0.00000000000298781596" calcext:value-type="float">
            <text:p>2.9878159609E-12</text:p>
          </table:table-cell>
          <table:table-cell table:formula="of:=([.A2160]-[.B2160])*([.A2160]-[.B2160])" office:value-type="float" office:value="0.000000203434799344" calcext:value-type="float">
            <text:p>2.03434799344001E-07</text:p>
          </table:table-cell>
          <table:table-cell table:number-columns-repeated="2"/>
        </table:table-row>
        <table:table-row table:style-name="ro1">
          <table:table-cell office:value-type="float" office:value="0.000173688" calcext:value-type="float">
            <text:p>0.000173688</text:p>
          </table:table-cell>
          <table:table-cell office:value-type="float" office:value="0.0012724" calcext:value-type="float">
            <text:p>0.0012724</text:p>
          </table:table-cell>
          <table:table-cell table:formula="of:=[.A2161]*[.A2161]" office:value-type="float" office:value="0.000000030167521344" calcext:value-type="float">
            <text:p>3.0167521344E-08</text:p>
          </table:table-cell>
          <table:table-cell table:formula="of:=([.A2161]-[.B2161])*([.A2161]-[.B2161])" office:value-type="float" office:value="0.000001207168058944" calcext:value-type="float">
            <text:p>1.207168058944E-06</text:p>
          </table:table-cell>
          <table:table-cell table:number-columns-repeated="2"/>
        </table:table-row>
        <table:table-row table:style-name="ro1">
          <table:table-cell office:value-type="float" office:value="0.000520647" calcext:value-type="float">
            <text:p>0.000520647</text:p>
          </table:table-cell>
          <table:table-cell office:value-type="float" office:value="0.000282683" calcext:value-type="float">
            <text:p>0.000282683</text:p>
          </table:table-cell>
          <table:table-cell table:formula="of:=[.A2162]*[.A2162]" office:value-type="float" office:value="0.000000271073298609" calcext:value-type="float">
            <text:p>2.71073298609E-07</text:p>
          </table:table-cell>
          <table:table-cell table:formula="of:=([.A2162]-[.B2162])*([.A2162]-[.B2162])" office:value-type="float" office:value="0.000000056626865296" calcext:value-type="float">
            <text:p>5.6626865296E-08</text:p>
          </table:table-cell>
          <table:table-cell table:number-columns-repeated="2"/>
        </table:table-row>
        <table:table-row table:style-name="ro1">
          <table:table-cell office:value-type="float" office:value="0.000106215" calcext:value-type="float">
            <text:p>0.000106215</text:p>
          </table:table-cell>
          <table:table-cell office:value-type="float" office:value="0.0000101286" calcext:value-type="float">
            <text:p>0.0000101286</text:p>
          </table:table-cell>
          <table:table-cell table:formula="of:=[.A2163]*[.A2163]" office:value-type="float" office:value="0.000000011281626225" calcext:value-type="float">
            <text:p>1.1281626225E-08</text:p>
          </table:table-cell>
          <table:table-cell table:formula="of:=([.A2163]-[.B2163])*([.A2163]-[.B2163])" office:value-type="float" office:value="0.00000000923259626496" calcext:value-type="float">
            <text:p>9.23259626496E-09</text:p>
          </table:table-cell>
          <table:table-cell table:number-columns-repeated="2"/>
        </table:table-row>
        <table:table-row table:style-name="ro1">
          <table:table-cell office:value-type="float" office:value="0.0004583" calcext:value-type="float">
            <text:p>0.0004583</text:p>
          </table:table-cell>
          <table:table-cell office:value-type="float" office:value="0.0000852607" calcext:value-type="float">
            <text:p>0.0000852607</text:p>
          </table:table-cell>
          <table:table-cell table:formula="of:=[.A2164]*[.A2164]" office:value-type="float" office:value="0.00000021003889" calcext:value-type="float">
            <text:p>0.00000021003889</text:p>
          </table:table-cell>
          <table:table-cell table:formula="of:=([.A2164]-[.B2164])*([.A2164]-[.B2164])" office:value-type="float" office:value="0.00000013915831934449" calcext:value-type="float">
            <text:p>1.3915831934449E-07</text:p>
          </table:table-cell>
          <table:table-cell table:number-columns-repeated="2"/>
        </table:table-row>
        <table:table-row table:style-name="ro1">
          <table:table-cell office:value-type="float" office:value="0.00183165" calcext:value-type="float">
            <text:p>0.00183165</text:p>
          </table:table-cell>
          <table:table-cell office:value-type="float" office:value="0.00367901" calcext:value-type="float">
            <text:p>0.00367901</text:p>
          </table:table-cell>
          <table:table-cell table:formula="of:=[.A2165]*[.A2165]" office:value-type="float" office:value="0.0000033549417225" calcext:value-type="float">
            <text:p>0.0000033549417225</text:p>
          </table:table-cell>
          <table:table-cell table:formula="of:=([.A2165]-[.B2165])*([.A2165]-[.B2165])" office:value-type="float" office:value="0.0000034127389696" calcext:value-type="float">
            <text:p>0.0000034127389696</text:p>
          </table:table-cell>
          <table:table-cell table:number-columns-repeated="2"/>
        </table:table-row>
        <table:table-row table:style-name="ro1">
          <table:table-cell office:value-type="float" office:value="0.0164642" calcext:value-type="float">
            <text:p>0.0164642</text:p>
          </table:table-cell>
          <table:table-cell office:value-type="float" office:value="0.022125" calcext:value-type="float">
            <text:p>0.022125</text:p>
          </table:table-cell>
          <table:table-cell table:formula="of:=[.A2166]*[.A2166]" office:value-type="float" office:value="0.00027106988164" calcext:value-type="float">
            <text:p>0.00027106988164</text:p>
          </table:table-cell>
          <table:table-cell table:formula="of:=([.A2166]-[.B2166])*([.A2166]-[.B2166])" office:value-type="float" office:value="0.00003204465664" calcext:value-type="float">
            <text:p>0.00003204465664</text:p>
          </table:table-cell>
          <table:table-cell table:number-columns-repeated="2"/>
        </table:table-row>
        <table:table-row table:style-name="ro1">
          <table:table-cell office:value-type="float" office:value="0.0981395" calcext:value-type="float">
            <text:p>0.0981395</text:p>
          </table:table-cell>
          <table:table-cell office:value-type="float" office:value="0.128274" calcext:value-type="float">
            <text:p>0.128274</text:p>
          </table:table-cell>
          <table:table-cell table:formula="of:=[.A2167]*[.A2167]" office:value-type="float" office:value="0.00963136146025" calcext:value-type="float">
            <text:p>0.00963136146025</text:p>
          </table:table-cell>
          <table:table-cell table:formula="of:=([.A2167]-[.B2167])*([.A2167]-[.B2167])" office:value-type="float" office:value="0.00090808809025" calcext:value-type="float">
            <text:p>0.00090808809025</text:p>
          </table:table-cell>
          <table:table-cell table:number-columns-repeated="2"/>
        </table:table-row>
        <table:table-row table:style-name="ro1">
          <table:table-cell office:value-type="float" office:value="0.0254465" calcext:value-type="float">
            <text:p>0.0254465</text:p>
          </table:table-cell>
          <table:table-cell office:value-type="float" office:value="0.0417694" calcext:value-type="float">
            <text:p>0.0417694</text:p>
          </table:table-cell>
          <table:table-cell table:formula="of:=[.A2168]*[.A2168]" office:value-type="float" office:value="0.00064752436225" calcext:value-type="float">
            <text:p>0.00064752436225</text:p>
          </table:table-cell>
          <table:table-cell table:formula="of:=([.A2168]-[.B2168])*([.A2168]-[.B2168])" office:value-type="float" office:value="0.00026643706441" calcext:value-type="float">
            <text:p>0.00026643706441</text:p>
          </table:table-cell>
          <table:table-cell table:number-columns-repeated="2"/>
        </table:table-row>
        <table:table-row table:style-name="ro1">
          <table:table-cell office:value-type="float" office:value="0.0304466" calcext:value-type="float">
            <text:p>0.0304466</text:p>
          </table:table-cell>
          <table:table-cell office:value-type="float" office:value="0.0667952" calcext:value-type="float">
            <text:p>0.0667952</text:p>
          </table:table-cell>
          <table:table-cell table:formula="of:=[.A2169]*[.A2169]" office:value-type="float" office:value="0.00092699545156" calcext:value-type="float">
            <text:p>0.00092699545156</text:p>
          </table:table-cell>
          <table:table-cell table:formula="of:=([.A2169]-[.B2169])*([.A2169]-[.B2169])" office:value-type="float" office:value="0.00132122072196" calcext:value-type="float">
            <text:p>0.00132122072196</text:p>
          </table:table-cell>
          <table:table-cell table:number-columns-repeated="2"/>
        </table:table-row>
        <table:table-row table:style-name="ro1">
          <table:table-cell office:value-type="float" office:value="0.0304466" calcext:value-type="float">
            <text:p>0.0304466</text:p>
          </table:table-cell>
          <table:table-cell office:value-type="float" office:value="0.069276" calcext:value-type="float">
            <text:p>0.069276</text:p>
          </table:table-cell>
          <table:table-cell table:formula="of:=[.A2170]*[.A2170]" office:value-type="float" office:value="0.00092699545156" calcext:value-type="float">
            <text:p>0.00092699545156</text:p>
          </table:table-cell>
          <table:table-cell table:formula="of:=([.A2170]-[.B2170])*([.A2170]-[.B2170])" office:value-type="float" office:value="0.00150772230436" calcext:value-type="float">
            <text:p>0.00150772230436</text:p>
          </table:table-cell>
          <table:table-cell table:number-columns-repeated="2"/>
        </table:table-row>
        <table:table-row table:style-name="ro1">
          <table:table-cell office:value-type="float" office:value="0.0304466" calcext:value-type="float">
            <text:p>0.0304466</text:p>
          </table:table-cell>
          <table:table-cell office:value-type="float" office:value="0.0718507" calcext:value-type="float">
            <text:p>0.0718507</text:p>
          </table:table-cell>
          <table:table-cell table:formula="of:=[.A2171]*[.A2171]" office:value-type="float" office:value="0.00092699545156" calcext:value-type="float">
            <text:p>0.00092699545156</text:p>
          </table:table-cell>
          <table:table-cell table:formula="of:=([.A2171]-[.B2171])*([.A2171]-[.B2171])" office:value-type="float" office:value="0.00171429949681" calcext:value-type="float">
            <text:p>0.00171429949681</text:p>
          </table:table-cell>
          <table:table-cell table:number-columns-repeated="2"/>
        </table:table-row>
        <table:table-row table:style-name="ro1">
          <table:table-cell office:value-type="float" office:value="0.0332918" calcext:value-type="float">
            <text:p>0.0332918</text:p>
          </table:table-cell>
          <table:table-cell office:value-type="float" office:value="0.0590662" calcext:value-type="float">
            <text:p>0.0590662</text:p>
          </table:table-cell>
          <table:table-cell table:formula="of:=[.A2172]*[.A2172]" office:value-type="float" office:value="0.00110834394724" calcext:value-type="float">
            <text:p>0.00110834394724</text:p>
          </table:table-cell>
          <table:table-cell table:formula="of:=([.A2172]-[.B2172])*([.A2172]-[.B2172])" office:value-type="float" office:value="0.00066431969536" calcext:value-type="float">
            <text:p>0.00066431969536</text:p>
          </table:table-cell>
          <table:table-cell table:number-columns-repeated="2"/>
        </table:table-row>
        <table:table-row table:style-name="ro1">
          <table:table-cell office:value-type="float" office:value="0.196812" calcext:value-type="float">
            <text:p>0.196812</text:p>
          </table:table-cell>
          <table:table-cell office:value-type="float" office:value="0.347684" calcext:value-type="float">
            <text:p>0.347684</text:p>
          </table:table-cell>
          <table:table-cell table:formula="of:=[.A2173]*[.A2173]" office:value-type="float" office:value="0.038734963344" calcext:value-type="float">
            <text:p>0.038734963344</text:p>
          </table:table-cell>
          <table:table-cell table:formula="of:=([.A2173]-[.B2173])*([.A2173]-[.B2173])" office:value-type="float" office:value="0.022762360384" calcext:value-type="float">
            <text:p>0.022762360384</text:p>
          </table:table-cell>
          <table:table-cell table:number-columns-repeated="2"/>
        </table:table-row>
        <table:table-row table:style-name="ro1">
          <table:table-cell office:value-type="float" office:value="0.346804" calcext:value-type="float">
            <text:p>0.346804</text:p>
          </table:table-cell>
          <table:table-cell office:value-type="float" office:value="0.466853" calcext:value-type="float">
            <text:p>0.466853</text:p>
          </table:table-cell>
          <table:table-cell table:formula="of:=[.A2174]*[.A2174]" office:value-type="float" office:value="0.120273014416" calcext:value-type="float">
            <text:p>0.120273014416</text:p>
          </table:table-cell>
          <table:table-cell table:formula="of:=([.A2174]-[.B2174])*([.A2174]-[.B2174])" office:value-type="float" office:value="0.014411762401" calcext:value-type="float">
            <text:p>0.014411762401</text:p>
          </table:table-cell>
          <table:table-cell table:number-columns-repeated="2"/>
        </table:table-row>
        <table:table-row table:style-name="ro1">
          <table:table-cell office:value-type="float" office:value="0.346804" calcext:value-type="float">
            <text:p>0.346804</text:p>
          </table:table-cell>
          <table:table-cell office:value-type="float" office:value="0.541126" calcext:value-type="float">
            <text:p>0.541126</text:p>
          </table:table-cell>
          <table:table-cell table:formula="of:=[.A2175]*[.A2175]" office:value-type="float" office:value="0.120273014416" calcext:value-type="float">
            <text:p>0.120273014416</text:p>
          </table:table-cell>
          <table:table-cell table:formula="of:=([.A2175]-[.B2175])*([.A2175]-[.B2175])" office:value-type="float" office:value="0.037761039684" calcext:value-type="float">
            <text:p>0.037761039684</text:p>
          </table:table-cell>
          <table:table-cell table:number-columns-repeated="2"/>
        </table:table-row>
        <table:table-row table:style-name="ro1">
          <table:table-cell office:value-type="float" office:value="0.452709" calcext:value-type="float">
            <text:p>0.452709</text:p>
          </table:table-cell>
          <table:table-cell office:value-type="float" office:value="0.424681" calcext:value-type="float">
            <text:p>0.424681</text:p>
          </table:table-cell>
          <table:table-cell table:formula="of:=[.A2176]*[.A2176]" office:value-type="float" office:value="0.204945438681" calcext:value-type="float">
            <text:p>0.204945438681</text:p>
          </table:table-cell>
          <table:table-cell table:formula="of:=([.A2176]-[.B2176])*([.A2176]-[.B2176])" office:value-type="float" office:value="0.000785568784" calcext:value-type="float">
            <text:p>0.000785568784</text:p>
          </table:table-cell>
          <table:table-cell table:number-columns-repeated="2"/>
        </table:table-row>
        <table:table-row table:style-name="ro1">
          <table:table-cell office:value-type="float" office:value="0.452709" calcext:value-type="float">
            <text:p>0.452709</text:p>
          </table:table-cell>
          <table:table-cell office:value-type="float" office:value="0.44341" calcext:value-type="float">
            <text:p>0.44341</text:p>
          </table:table-cell>
          <table:table-cell table:formula="of:=[.A2177]*[.A2177]" office:value-type="float" office:value="0.204945438681" calcext:value-type="float">
            <text:p>0.204945438681</text:p>
          </table:table-cell>
          <table:table-cell table:formula="of:=([.A2177]-[.B2177])*([.A2177]-[.B2177])" office:value-type="float" office:value="0.000086471400999999" calcext:value-type="float">
            <text:p>8.6471400999999E-05</text:p>
          </table:table-cell>
          <table:table-cell table:number-columns-repeated="2"/>
        </table:table-row>
        <table:table-row table:style-name="ro1">
          <table:table-cell office:value-type="float" office:value="0.720619" calcext:value-type="float">
            <text:p>0.720619</text:p>
          </table:table-cell>
          <table:table-cell office:value-type="float" office:value="0.350858" calcext:value-type="float">
            <text:p>0.350858</text:p>
          </table:table-cell>
          <table:table-cell table:formula="of:=[.A2178]*[.A2178]" office:value-type="float" office:value="0.519291743161" calcext:value-type="float">
            <text:p>0.519291743161</text:p>
          </table:table-cell>
          <table:table-cell table:formula="of:=([.A2178]-[.B2178])*([.A2178]-[.B2178])" office:value-type="float" office:value="0.136723197121" calcext:value-type="float">
            <text:p>0.136723197121</text:p>
          </table:table-cell>
          <table:table-cell table:number-columns-repeated="2"/>
        </table:table-row>
        <table:table-row table:style-name="ro1">
          <table:table-cell office:value-type="float" office:value="0.720618" calcext:value-type="float">
            <text:p>0.720618</text:p>
          </table:table-cell>
          <table:table-cell office:value-type="float" office:value="0.535933" calcext:value-type="float">
            <text:p>0.535933</text:p>
          </table:table-cell>
          <table:table-cell table:formula="of:=[.A2179]*[.A2179]" office:value-type="float" office:value="0.519290301924" calcext:value-type="float">
            <text:p>0.519290301924</text:p>
          </table:table-cell>
          <table:table-cell table:formula="of:=([.A2179]-[.B2179])*([.A2179]-[.B2179])" office:value-type="float" office:value="0.034108549225" calcext:value-type="float">
            <text:p>0.034108549225</text:p>
          </table:table-cell>
          <table:table-cell table:number-columns-repeated="2"/>
        </table:table-row>
        <table:table-row table:style-name="ro1">
          <table:table-cell office:value-type="float" office:value="0.720618" calcext:value-type="float">
            <text:p>0.720618</text:p>
          </table:table-cell>
          <table:table-cell office:value-type="float" office:value="0.561815" calcext:value-type="float">
            <text:p>0.561815</text:p>
          </table:table-cell>
          <table:table-cell table:formula="of:=[.A2180]*[.A2180]" office:value-type="float" office:value="0.519290301924" calcext:value-type="float">
            <text:p>0.519290301924</text:p>
          </table:table-cell>
          <table:table-cell table:formula="of:=([.A2180]-[.B2180])*([.A2180]-[.B2180])" office:value-type="float" office:value="0.025218392809" calcext:value-type="float">
            <text:p>0.025218392809</text:p>
          </table:table-cell>
          <table:table-cell table:number-columns-repeated="2"/>
        </table:table-row>
        <table:table-row table:style-name="ro1">
          <table:table-cell office:value-type="float" office:value="0.758869" calcext:value-type="float">
            <text:p>0.758869</text:p>
          </table:table-cell>
          <table:table-cell office:value-type="float" office:value="0.807906" calcext:value-type="float">
            <text:p>0.807906</text:p>
          </table:table-cell>
          <table:table-cell table:formula="of:=[.A2181]*[.A2181]" office:value-type="float" office:value="0.575882159161" calcext:value-type="float">
            <text:p>0.575882159161</text:p>
          </table:table-cell>
          <table:table-cell table:formula="of:=([.A2181]-[.B2181])*([.A2181]-[.B2181])" office:value-type="float" office:value="0.002404627369" calcext:value-type="float">
            <text:p>0.002404627369</text:p>
          </table:table-cell>
          <table:table-cell table:number-columns-repeated="2"/>
        </table:table-row>
        <table:table-row table:style-name="ro1">
          <table:table-cell office:value-type="float" office:value="0.758869" calcext:value-type="float">
            <text:p>0.758869</text:p>
          </table:table-cell>
          <table:table-cell office:value-type="float" office:value="0.880038" calcext:value-type="float">
            <text:p>0.880038</text:p>
          </table:table-cell>
          <table:table-cell table:formula="of:=[.A2182]*[.A2182]" office:value-type="float" office:value="0.575882159161" calcext:value-type="float">
            <text:p>0.575882159161</text:p>
          </table:table-cell>
          <table:table-cell table:formula="of:=([.A2182]-[.B2182])*([.A2182]-[.B2182])" office:value-type="float" office:value="0.014681926561" calcext:value-type="float">
            <text:p>0.014681926561</text:p>
          </table:table-cell>
          <table:table-cell table:number-columns-repeated="2"/>
        </table:table-row>
        <table:table-row table:style-name="ro1">
          <table:table-cell office:value-type="float" office:value="0.75887" calcext:value-type="float">
            <text:p>0.75887</text:p>
          </table:table-cell>
          <table:table-cell office:value-type="float" office:value="0.964093" calcext:value-type="float">
            <text:p>0.964093</text:p>
          </table:table-cell>
          <table:table-cell table:formula="of:=[.A2183]*[.A2183]" office:value-type="float" office:value="0.5758836769" calcext:value-type="float">
            <text:p>0.5758836769</text:p>
          </table:table-cell>
          <table:table-cell table:formula="of:=([.A2183]-[.B2183])*([.A2183]-[.B2183])" office:value-type="float" office:value="0.042116479729" calcext:value-type="float">
            <text:p>0.042116479729</text:p>
          </table:table-cell>
          <table:table-cell table:number-columns-repeated="2"/>
        </table:table-row>
        <table:table-row table:style-name="ro1">
          <table:table-cell office:value-type="float" office:value="0.975597" calcext:value-type="float">
            <text:p>0.975597</text:p>
          </table:table-cell>
          <table:table-cell office:value-type="float" office:value="0.909934" calcext:value-type="float">
            <text:p>0.909934</text:p>
          </table:table-cell>
          <table:table-cell table:formula="of:=[.A2184]*[.A2184]" office:value-type="float" office:value="0.951789506409" calcext:value-type="float">
            <text:p>0.951789506409</text:p>
          </table:table-cell>
          <table:table-cell table:formula="of:=([.A2184]-[.B2184])*([.A2184]-[.B2184])" office:value-type="float" office:value="0.004311629569" calcext:value-type="float">
            <text:p>0.004311629569</text:p>
          </table:table-cell>
          <table:table-cell table:number-columns-repeated="2"/>
        </table:table-row>
        <table:table-row table:style-name="ro1">
          <table:table-cell office:value-type="float" office:value="0.975597" calcext:value-type="float">
            <text:p>0.975597</text:p>
          </table:table-cell>
          <table:table-cell office:value-type="float" office:value="0.994341" calcext:value-type="float">
            <text:p>0.994341</text:p>
          </table:table-cell>
          <table:table-cell table:formula="of:=[.A2185]*[.A2185]" office:value-type="float" office:value="0.951789506409" calcext:value-type="float">
            <text:p>0.951789506409</text:p>
          </table:table-cell>
          <table:table-cell table:formula="of:=([.A2185]-[.B2185])*([.A2185]-[.B2185])" office:value-type="float" office:value="0.000351337535999999" calcext:value-type="float">
            <text:p>0.000351337535999999</text:p>
          </table:table-cell>
          <table:table-cell table:number-columns-repeated="2"/>
        </table:table-row>
        <table:table-row table:style-name="ro1">
          <table:table-cell office:value-type="float" office:value="0.0000286102" calcext:value-type="float">
            <text:p>0.0000286102</text:p>
          </table:table-cell>
          <table:table-cell office:value-type="float" office:value="0.0000000880866" calcext:value-type="float">
            <text:p>0.0000000880866</text:p>
          </table:table-cell>
          <table:table-cell table:formula="of:=[.A2186]*[.A2186]" office:value-type="float" office:value="0.00000000081854354404" calcext:value-type="float">
            <text:p>8.1854354404E-10</text:p>
          </table:table-cell>
          <table:table-cell table:formula="of:=([.A2186]-[.B2186])*([.A2186]-[.B2186])" office:value-type="float" office:value="0.0000000008135109528" calcext:value-type="float">
            <text:p>8.13510952802459E-10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0175871" calcext:value-type="float">
            <text:p>0.00000175871</text:p>
          </table:table-cell>
          <table:table-cell table:formula="of:=[.A2187]*[.A2187]" office:value-type="float" office:value="0.00000000001154273445" calcext:value-type="float">
            <text:p>1.15427344516E-11</text:p>
          </table:table-cell>
          <table:table-cell table:formula="of:=([.A2187]-[.B2187])*([.A2187]-[.B2187])" office:value-type="float" office:value="0.00000000000268550156" calcext:value-type="float">
            <text:p>2.6855015625E-12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148714" calcext:value-type="float">
            <text:p>0.0000148714</text:p>
          </table:table-cell>
          <table:table-cell table:formula="of:=[.A2188]*[.A2188]" office:value-type="float" office:value="0.00000000001154273445" calcext:value-type="float">
            <text:p>1.15427344516E-11</text:p>
          </table:table-cell>
          <table:table-cell table:formula="of:=([.A2188]-[.B2188])*([.A2188]-[.B2188])" office:value-type="float" office:value="0.00000000013165129912" calcext:value-type="float">
            <text:p>1.316512991236E-10</text:p>
          </table:table-cell>
          <table:table-cell table:number-columns-repeated="2"/>
        </table:table-row>
        <table:table-row table:style-name="ro1">
          <table:table-cell office:value-type="float" office:value="0.00000983477" calcext:value-type="float">
            <text:p>0.00000983477</text:p>
          </table:table-cell>
          <table:table-cell office:value-type="float" office:value="0.00000665944" calcext:value-type="float">
            <text:p>0.00000665944</text:p>
          </table:table-cell>
          <table:table-cell table:formula="of:=[.A2189]*[.A2189]" office:value-type="float" office:value="0.00000000009672270095" calcext:value-type="float">
            <text:p>9.67227009529E-11</text:p>
          </table:table-cell>
          <table:table-cell table:formula="of:=([.A2189]-[.B2189])*([.A2189]-[.B2189])" office:value-type="float" office:value="0.00000000001008272061" calcext:value-type="float">
            <text:p>1.00827206089E-11</text:p>
          </table:table-cell>
          <table:table-cell table:number-columns-repeated="2"/>
        </table:table-row>
        <table:table-row table:style-name="ro1">
          <table:table-cell office:value-type="float" office:value="0.00000983477" calcext:value-type="float">
            <text:p>0.00000983477</text:p>
          </table:table-cell>
          <table:table-cell office:value-type="float" office:value="0.0000124146" calcext:value-type="float">
            <text:p>0.0000124146</text:p>
          </table:table-cell>
          <table:table-cell table:formula="of:=[.A2190]*[.A2190]" office:value-type="float" office:value="0.00000000009672270095" calcext:value-type="float">
            <text:p>9.67227009529E-11</text:p>
          </table:table-cell>
          <table:table-cell table:formula="of:=([.A2190]-[.B2190])*([.A2190]-[.B2190])" office:value-type="float" office:value="0.00000000000665552283" calcext:value-type="float">
            <text:p>6.6555228289E-12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146165" calcext:value-type="float">
            <text:p>0.00146165</text:p>
          </table:table-cell>
          <table:table-cell table:formula="of:=[.A2191]*[.A2191]" office:value-type="float" office:value="0.000000000020520447" calcext:value-type="float">
            <text:p>2.05204470025E-11</text:p>
          </table:table-cell>
          <table:table-cell table:formula="of:=([.A2191]-[.B2191])*([.A2191]-[.B2191])" office:value-type="float" office:value="0.000002123198840112" calcext:value-type="float">
            <text:p>2.123198840112E-06</text:p>
          </table:table-cell>
          <table:table-cell table:number-columns-repeated="2"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0216356" calcext:value-type="float">
            <text:p>0.000216356</text:p>
          </table:table-cell>
          <table:table-cell table:formula="of:=[.A2192]*[.A2192]" office:value-type="float" office:value="0.00000000022561241616" calcext:value-type="float">
            <text:p>2.2561241616E-10</text:p>
          </table:table-cell>
          <table:table-cell table:formula="of:=([.A2192]-[.B2192])*([.A2192]-[.B2192])" office:value-type="float" office:value="0.00000004053602382736" calcext:value-type="float">
            <text:p>4.053602382736E-08</text:p>
          </table:table-cell>
          <table:table-cell table:number-columns-repeated="2"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190929" calcext:value-type="float">
            <text:p>0.0190929</text:p>
          </table:table-cell>
          <table:table-cell table:formula="of:=[.A2193]*[.A2193]" office:value-type="float" office:value="0.00000000020978335921" calcext:value-type="float">
            <text:p>2.0978335921E-10</text:p>
          </table:table-cell>
          <table:table-cell table:formula="of:=([.A2193]-[.B2193])*([.A2193]-[.B2193])" office:value-type="float" office:value="0.000363985960884739" calcext:value-type="float">
            <text:p>0.000363985960884739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861545" calcext:value-type="float">
            <text:p>0.00861545</text:p>
          </table:table-cell>
          <table:table-cell table:formula="of:=[.A2194]*[.A2194]" office:value-type="float" office:value="0.00000000003842611325" calcext:value-type="float">
            <text:p>3.84261132544E-11</text:p>
          </table:table-cell>
          <table:table-cell table:formula="of:=([.A2194]-[.B2194])*([.A2194]-[.B2194])" office:value-type="float" office:value="0.0000741192048472212" calcext:value-type="float">
            <text:p>7.41192048472212E-05</text:p>
          </table:table-cell>
          <table:table-cell table:number-columns-repeated="2"/>
        </table:table-row>
        <table:table-row table:style-name="ro1">
          <table:table-cell office:value-type="float" office:value="0.000114679" calcext:value-type="float">
            <text:p>0.000114679</text:p>
          </table:table-cell>
          <table:table-cell office:value-type="float" office:value="0.0000559737" calcext:value-type="float">
            <text:p>0.0000559737</text:p>
          </table:table-cell>
          <table:table-cell table:formula="of:=[.A2195]*[.A2195]" office:value-type="float" office:value="0.000000013151273041" calcext:value-type="float">
            <text:p>1.3151273041E-08</text:p>
          </table:table-cell>
          <table:table-cell table:formula="of:=([.A2195]-[.B2195])*([.A2195]-[.B2195])" office:value-type="float" office:value="0.00000000344631224809" calcext:value-type="float">
            <text:p>3.44631224809E-09</text:p>
          </table:table-cell>
          <table:table-cell table:number-columns-repeated="2"/>
        </table:table-row>
        <table:table-row table:style-name="ro1">
          <table:table-cell office:value-type="float" office:value="0.000397861" calcext:value-type="float">
            <text:p>0.000397861</text:p>
          </table:table-cell>
          <table:table-cell office:value-type="float" office:value="0.0275145" calcext:value-type="float">
            <text:p>0.0275145</text:p>
          </table:table-cell>
          <table:table-cell table:formula="of:=[.A2196]*[.A2196]" office:value-type="float" office:value="0.000000158293375321" calcext:value-type="float">
            <text:p>1.58293375321E-07</text:p>
          </table:table-cell>
          <table:table-cell table:formula="of:=([.A2196]-[.B2196])*([.A2196]-[.B2196])" office:value-type="float" office:value="0.000735312110656321" calcext:value-type="float">
            <text:p>0.000735312110656321</text:p>
          </table:table-cell>
          <table:table-cell table:number-columns-repeated="2"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00178285" calcext:value-type="float">
            <text:p>0.0000178285</text:p>
          </table:table-cell>
          <table:table-cell table:formula="of:=[.A2197]*[.A2197]" office:value-type="float" office:value="0.00000000047331048249" calcext:value-type="float">
            <text:p>4.7331048249E-10</text:p>
          </table:table-cell>
          <table:table-cell table:formula="of:=([.A2197]-[.B2197])*([.A2197]-[.B2197])" office:value-type="float" office:value="0.00000000001542289984" calcext:value-type="float">
            <text:p>1.542289984E-11</text:p>
          </table:table-cell>
          <table:table-cell table:number-columns-repeated="2"/>
        </table:table-row>
        <table:table-row table:style-name="ro1">
          <table:table-cell office:value-type="float" office:value="0.000872493" calcext:value-type="float">
            <text:p>0.000872493</text:p>
          </table:table-cell>
          <table:table-cell office:value-type="float" office:value="0.00582308" calcext:value-type="float">
            <text:p>0.00582308</text:p>
          </table:table-cell>
          <table:table-cell table:formula="of:=[.A2198]*[.A2198]" office:value-type="float" office:value="0.000000761244035049" calcext:value-type="float">
            <text:p>7.61244035049E-07</text:p>
          </table:table-cell>
          <table:table-cell table:formula="of:=([.A2198]-[.B2198])*([.A2198]-[.B2198])" office:value-type="float" office:value="0.000024508311644569" calcext:value-type="float">
            <text:p>2.4508311644569E-05</text:p>
          </table:table-cell>
          <table:table-cell table:number-columns-repeated="2"/>
        </table:table-row>
        <table:table-row table:style-name="ro1">
          <table:table-cell office:value-type="float" office:value="0.000421047" calcext:value-type="float">
            <text:p>0.000421047</text:p>
          </table:table-cell>
          <table:table-cell office:value-type="float" office:value="0.0159023" calcext:value-type="float">
            <text:p>0.0159023</text:p>
          </table:table-cell>
          <table:table-cell table:formula="of:=[.A2199]*[.A2199]" office:value-type="float" office:value="0.000000177280576209" calcext:value-type="float">
            <text:p>1.77280576209E-07</text:p>
          </table:table-cell>
          <table:table-cell table:formula="of:=([.A2199]-[.B2199])*([.A2199]-[.B2199])" office:value-type="float" office:value="0.000239669194450009" calcext:value-type="float">
            <text:p>0.000239669194450009</text:p>
          </table:table-cell>
          <table:table-cell table:number-columns-repeated="2"/>
        </table:table-row>
        <table:table-row table:style-name="ro1">
          <table:table-cell office:value-type="float" office:value="0.000310957" calcext:value-type="float">
            <text:p>0.000310957</text:p>
          </table:table-cell>
          <table:table-cell office:value-type="float" office:value="0.0143529" calcext:value-type="float">
            <text:p>0.0143529</text:p>
          </table:table-cell>
          <table:table-cell table:formula="of:=[.A2200]*[.A2200]" office:value-type="float" office:value="0.000000096694255849" calcext:value-type="float">
            <text:p>9.6694255849E-08</text:p>
          </table:table-cell>
          <table:table-cell table:formula="of:=([.A2200]-[.B2200])*([.A2200]-[.B2200])" office:value-type="float" office:value="0.000197176163215249" calcext:value-type="float">
            <text:p>0.000197176163215249</text:p>
          </table:table-cell>
          <table:table-cell table:number-columns-repeated="2"/>
        </table:table-row>
        <table:table-row table:style-name="ro1">
          <table:table-cell office:value-type="float" office:value="0.000834227" calcext:value-type="float">
            <text:p>0.000834227</text:p>
          </table:table-cell>
          <table:table-cell office:value-type="float" office:value="0.0000141204" calcext:value-type="float">
            <text:p>0.0000141204</text:p>
          </table:table-cell>
          <table:table-cell table:formula="of:=[.A2201]*[.A2201]" office:value-type="float" office:value="0.000000695934687529" calcext:value-type="float">
            <text:p>6.95934687529E-07</text:p>
          </table:table-cell>
          <table:table-cell table:formula="of:=([.A2201]-[.B2201])*([.A2201]-[.B2201])" office:value-type="float" office:value="0.00000067257483536356" calcext:value-type="float">
            <text:p>6.7257483536356E-07</text:p>
          </table:table-cell>
          <table:table-cell table:number-columns-repeated="2"/>
        </table:table-row>
        <table:table-row table:style-name="ro1">
          <table:table-cell office:value-type="float" office:value="0.004453" calcext:value-type="float">
            <text:p>0.004453</text:p>
          </table:table-cell>
          <table:table-cell office:value-type="float" office:value="0.000000291432" calcext:value-type="float">
            <text:p>0.000000291432</text:p>
          </table:table-cell>
          <table:table-cell table:formula="of:=[.A2202]*[.A2202]" office:value-type="float" office:value="0.000019829209" calcext:value-type="float">
            <text:p>0.000019829209</text:p>
          </table:table-cell>
          <table:table-cell table:formula="of:=([.A2202]-[.B2202])*([.A2202]-[.B2202])" office:value-type="float" office:value="0.0000198266135915406" calcext:value-type="float">
            <text:p>1.98266135915406E-05</text:p>
          </table:table-cell>
          <table:table-cell table:number-columns-repeated="2"/>
        </table:table-row>
        <table:table-row table:style-name="ro1">
          <table:table-cell office:value-type="float" office:value="0.000758469" calcext:value-type="float">
            <text:p>0.000758469</text:p>
          </table:table-cell>
          <table:table-cell office:value-type="float" office:value="0.028927" calcext:value-type="float">
            <text:p>0.028927</text:p>
          </table:table-cell>
          <table:table-cell table:formula="of:=[.A2203]*[.A2203]" office:value-type="float" office:value="0.000000575275223961" calcext:value-type="float">
            <text:p>5.75275223961E-07</text:p>
          </table:table-cell>
          <table:table-cell table:formula="of:=([.A2203]-[.B2203])*([.A2203]-[.B2203])" office:value-type="float" office:value="0.000793466138697961" calcext:value-type="float">
            <text:p>0.000793466138697961</text:p>
          </table:table-cell>
          <table:table-cell table:number-columns-repeated="2"/>
        </table:table-row>
        <table:table-row table:style-name="ro1">
          <table:table-cell office:value-type="float" office:value="0.00156367" calcext:value-type="float">
            <text:p>0.00156367</text:p>
          </table:table-cell>
          <table:table-cell office:value-type="float" office:value="0.0000521266" calcext:value-type="float">
            <text:p>0.0000521266</text:p>
          </table:table-cell>
          <table:table-cell table:formula="of:=[.A2204]*[.A2204]" office:value-type="float" office:value="0.0000024450638689" calcext:value-type="float">
            <text:p>0.0000024450638689</text:p>
          </table:table-cell>
          <table:table-cell table:formula="of:=([.A2204]-[.B2204])*([.A2204]-[.B2204])" office:value-type="float" office:value="0.00000228476345008356" calcext:value-type="float">
            <text:p>2.28476345008356E-06</text:p>
          </table:table-cell>
          <table:table-cell table:number-columns-repeated="2"/>
        </table:table-row>
        <table:table-row table:style-name="ro1">
          <table:table-cell office:value-type="float" office:value="0.00220865" calcext:value-type="float">
            <text:p>0.00220865</text:p>
          </table:table-cell>
          <table:table-cell office:value-type="float" office:value="0.0000231952" calcext:value-type="float">
            <text:p>0.0000231952</text:p>
          </table:table-cell>
          <table:table-cell table:formula="of:=[.A2205]*[.A2205]" office:value-type="float" office:value="0.0000048781348225" calcext:value-type="float">
            <text:p>0.0000048781348225</text:p>
          </table:table-cell>
          <table:table-cell table:formula="of:=([.A2205]-[.B2205])*([.A2205]-[.B2205])" office:value-type="float" office:value="0.00000477621268284304" calcext:value-type="float">
            <text:p>4.77621268284304E-06</text:p>
          </table:table-cell>
          <table:table-cell table:number-columns-repeated="2"/>
        </table:table-row>
        <table:table-row table:style-name="ro1">
          <table:table-cell office:value-type="float" office:value="0.00141311" calcext:value-type="float">
            <text:p>0.00141311</text:p>
          </table:table-cell>
          <table:table-cell office:value-type="float" office:value="0.0000263939" calcext:value-type="float">
            <text:p>0.0000263939</text:p>
          </table:table-cell>
          <table:table-cell table:formula="of:=[.A2206]*[.A2206]" office:value-type="float" office:value="0.0000019968798721" calcext:value-type="float">
            <text:p>0.0000019968798721</text:p>
          </table:table-cell>
          <table:table-cell table:formula="of:=([.A2206]-[.B2206])*([.A2206]-[.B2206])" office:value-type="float" office:value="0.00000192298154199921" calcext:value-type="float">
            <text:p>1.92298154199921E-06</text:p>
          </table:table-cell>
          <table:table-cell table:number-columns-repeated="2"/>
        </table:table-row>
        <table:table-row table:style-name="ro1">
          <table:table-cell office:value-type="float" office:value="0.0130312" calcext:value-type="float">
            <text:p>0.0130312</text:p>
          </table:table-cell>
          <table:table-cell office:value-type="float" office:value="0.000590791" calcext:value-type="float">
            <text:p>0.000590791</text:p>
          </table:table-cell>
          <table:table-cell table:formula="of:=[.A2207]*[.A2207]" office:value-type="float" office:value="0.00016981217344" calcext:value-type="float">
            <text:p>0.00016981217344</text:p>
          </table:table-cell>
          <table:table-cell table:formula="of:=([.A2207]-[.B2207])*([.A2207]-[.B2207])" office:value-type="float" office:value="0.000154763776087281" calcext:value-type="float">
            <text:p>0.000154763776087281</text:p>
          </table:table-cell>
          <table:table-cell table:number-columns-repeated="2"/>
        </table:table-row>
        <table:table-row table:style-name="ro1">
          <table:table-cell office:value-type="float" office:value="0.0378503" calcext:value-type="float">
            <text:p>0.0378503</text:p>
          </table:table-cell>
          <table:table-cell office:value-type="float" office:value="0.000171348" calcext:value-type="float">
            <text:p>0.000171348</text:p>
          </table:table-cell>
          <table:table-cell table:formula="of:=[.A2208]*[.A2208]" office:value-type="float" office:value="0.00143264521009" calcext:value-type="float">
            <text:p>0.00143264521009</text:p>
          </table:table-cell>
          <table:table-cell table:formula="of:=([.A2208]-[.B2208])*([.A2208]-[.B2208])" office:value-type="float" office:value="0.0014197034238183" calcext:value-type="float">
            <text:p>0.0014197034238183</text:p>
          </table:table-cell>
          <table:table-cell table:number-columns-repeated="2"/>
        </table:table-row>
        <table:table-row table:style-name="ro1">
          <table:table-cell office:value-type="float" office:value="0.0378503" calcext:value-type="float">
            <text:p>0.0378503</text:p>
          </table:table-cell>
          <table:table-cell office:value-type="float" office:value="0.0125053" calcext:value-type="float">
            <text:p>0.0125053</text:p>
          </table:table-cell>
          <table:table-cell table:formula="of:=[.A2209]*[.A2209]" office:value-type="float" office:value="0.00143264521009" calcext:value-type="float">
            <text:p>0.00143264521009</text:p>
          </table:table-cell>
          <table:table-cell table:formula="of:=([.A2209]-[.B2209])*([.A2209]-[.B2209])" office:value-type="float" office:value="0.000642369025" calcext:value-type="float">
            <text:p>0.000642369025</text:p>
          </table:table-cell>
          <table:table-cell table:number-columns-repeated="2"/>
        </table:table-row>
        <table:table-row table:style-name="ro1">
          <table:table-cell office:value-type="float" office:value="0.0378503" calcext:value-type="float">
            <text:p>0.0378503</text:p>
          </table:table-cell>
          <table:table-cell office:value-type="float" office:value="0.00479702" calcext:value-type="float">
            <text:p>0.00479702</text:p>
          </table:table-cell>
          <table:table-cell table:formula="of:=[.A2210]*[.A2210]" office:value-type="float" office:value="0.00143264521009" calcext:value-type="float">
            <text:p>0.00143264521009</text:p>
          </table:table-cell>
          <table:table-cell table:formula="of:=([.A2210]-[.B2210])*([.A2210]-[.B2210])" office:value-type="float" office:value="0.0010925193187584" calcext:value-type="float">
            <text:p>0.0010925193187584</text:p>
          </table:table-cell>
          <table:table-cell table:number-columns-repeated="2"/>
        </table:table-row>
        <table:table-row table:style-name="ro1">
          <table:table-cell office:value-type="float" office:value="0.132984" calcext:value-type="float">
            <text:p>0.132984</text:p>
          </table:table-cell>
          <table:table-cell office:value-type="float" office:value="0.0281502" calcext:value-type="float">
            <text:p>0.0281502</text:p>
          </table:table-cell>
          <table:table-cell table:formula="of:=[.A2211]*[.A2211]" office:value-type="float" office:value="0.017684744256" calcext:value-type="float">
            <text:p>0.017684744256</text:p>
          </table:table-cell>
          <table:table-cell table:formula="of:=([.A2211]-[.B2211])*([.A2211]-[.B2211])" office:value-type="float" office:value="0.01099012562244" calcext:value-type="float">
            <text:p>0.01099012562244</text:p>
          </table:table-cell>
          <table:table-cell table:number-columns-repeated="2"/>
        </table:table-row>
        <table:table-row table:style-name="ro1">
          <table:table-cell office:value-type="float" office:value="0.385396" calcext:value-type="float">
            <text:p>0.385396</text:p>
          </table:table-cell>
          <table:table-cell office:value-type="float" office:value="0.234087" calcext:value-type="float">
            <text:p>0.234087</text:p>
          </table:table-cell>
          <table:table-cell table:formula="of:=[.A2212]*[.A2212]" office:value-type="float" office:value="0.148530076816" calcext:value-type="float">
            <text:p>0.148530076816</text:p>
          </table:table-cell>
          <table:table-cell table:formula="of:=([.A2212]-[.B2212])*([.A2212]-[.B2212])" office:value-type="float" office:value="0.022894413481" calcext:value-type="float">
            <text:p>0.022894413481</text:p>
          </table:table-cell>
          <table:table-cell table:number-columns-repeated="2"/>
        </table:table-row>
        <table:table-row table:style-name="ro1">
          <table:table-cell office:value-type="float" office:value="0.680436" calcext:value-type="float">
            <text:p>0.680436</text:p>
          </table:table-cell>
          <table:table-cell office:value-type="float" office:value="0.222334" calcext:value-type="float">
            <text:p>0.222334</text:p>
          </table:table-cell>
          <table:table-cell table:formula="of:=[.A2213]*[.A2213]" office:value-type="float" office:value="0.462993150096" calcext:value-type="float">
            <text:p>0.462993150096</text:p>
          </table:table-cell>
          <table:table-cell table:formula="of:=([.A2213]-[.B2213])*([.A2213]-[.B2213])" office:value-type="float" office:value="0.209857442404" calcext:value-type="float">
            <text:p>0.209857442404</text:p>
          </table:table-cell>
          <table:table-cell table:number-columns-repeated="2"/>
        </table:table-row>
        <table:table-row table:style-name="ro1">
          <table:table-cell office:value-type="float" office:value="0.680436" calcext:value-type="float">
            <text:p>0.680436</text:p>
          </table:table-cell>
          <table:table-cell office:value-type="float" office:value="0.329928" calcext:value-type="float">
            <text:p>0.329928</text:p>
          </table:table-cell>
          <table:table-cell table:formula="of:=[.A2214]*[.A2214]" office:value-type="float" office:value="0.462993150096" calcext:value-type="float">
            <text:p>0.462993150096</text:p>
          </table:table-cell>
          <table:table-cell table:formula="of:=([.A2214]-[.B2214])*([.A2214]-[.B2214])" office:value-type="float" office:value="0.122855858064" calcext:value-type="float">
            <text:p>0.122855858064</text:p>
          </table:table-cell>
          <table:table-cell table:number-columns-repeated="2"/>
        </table:table-row>
        <table:table-row table:style-name="ro1">
          <table:table-cell office:value-type="float" office:value="0.781163" calcext:value-type="float">
            <text:p>0.781163</text:p>
          </table:table-cell>
          <table:table-cell office:value-type="float" office:value="0.350016" calcext:value-type="float">
            <text:p>0.350016</text:p>
          </table:table-cell>
          <table:table-cell table:formula="of:=[.A2215]*[.A2215]" office:value-type="float" office:value="0.610215632569" calcext:value-type="float">
            <text:p>0.610215632569</text:p>
          </table:table-cell>
          <table:table-cell table:formula="of:=([.A2215]-[.B2215])*([.A2215]-[.B2215])" office:value-type="float" office:value="0.185887735609" calcext:value-type="float">
            <text:p>0.185887735609</text:p>
          </table:table-cell>
          <table:table-cell table:number-columns-repeated="2"/>
        </table:table-row>
        <table:table-row table:style-name="ro1">
          <table:table-cell office:value-type="float" office:value="0.80237" calcext:value-type="float">
            <text:p>0.80237</text:p>
          </table:table-cell>
          <table:table-cell office:value-type="float" office:value="0.363691" calcext:value-type="float">
            <text:p>0.363691</text:p>
          </table:table-cell>
          <table:table-cell table:formula="of:=[.A2216]*[.A2216]" office:value-type="float" office:value="0.6437976169" calcext:value-type="float">
            <text:p>0.6437976169</text:p>
          </table:table-cell>
          <table:table-cell table:formula="of:=([.A2216]-[.B2216])*([.A2216]-[.B2216])" office:value-type="float" office:value="0.192439265041" calcext:value-type="float">
            <text:p>0.192439265041</text:p>
          </table:table-cell>
          <table:table-cell table:number-columns-repeated="2"/>
        </table:table-row>
        <table:table-row table:style-name="ro1">
          <table:table-cell office:value-type="float" office:value="0.80237" calcext:value-type="float">
            <text:p>0.80237</text:p>
          </table:table-cell>
          <table:table-cell office:value-type="float" office:value="0.351907" calcext:value-type="float">
            <text:p>0.351907</text:p>
          </table:table-cell>
          <table:table-cell table:formula="of:=[.A2217]*[.A2217]" office:value-type="float" office:value="0.6437976169" calcext:value-type="float">
            <text:p>0.6437976169</text:p>
          </table:table-cell>
          <table:table-cell table:formula="of:=([.A2217]-[.B2217])*([.A2217]-[.B2217])" office:value-type="float" office:value="0.202916914369" calcext:value-type="float">
            <text:p>0.202916914369</text:p>
          </table:table-cell>
          <table:table-cell table:number-columns-repeated="2"/>
        </table:table-row>
        <table:table-row table:style-name="ro1">
          <table:table-cell office:value-type="float" office:value="0.920536" calcext:value-type="float">
            <text:p>0.920536</text:p>
          </table:table-cell>
          <table:table-cell office:value-type="float" office:value="0.410752" calcext:value-type="float">
            <text:p>0.410752</text:p>
          </table:table-cell>
          <table:table-cell table:formula="of:=[.A2218]*[.A2218]" office:value-type="float" office:value="0.847386527296" calcext:value-type="float">
            <text:p>0.847386527296</text:p>
          </table:table-cell>
          <table:table-cell table:formula="of:=([.A2218]-[.B2218])*([.A2218]-[.B2218])" office:value-type="float" office:value="0.259879726656" calcext:value-type="float">
            <text:p>0.25987972665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769509" calcext:value-type="float">
            <text:p>0.769509</text:p>
          </table:table-cell>
          <table:table-cell table:formula="of:=[.A2219]*[.A2219]" office:value-type="float" office:value="0.999974000169" calcext:value-type="float">
            <text:p>0.999974000169</text:p>
          </table:table-cell>
          <table:table-cell table:formula="of:=([.A2219]-[.B2219])*([.A2219]-[.B2219])" office:value-type="float" office:value="0.053120108484" calcext:value-type="float">
            <text:p>0.053120108484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805571" calcext:value-type="float">
            <text:p>0.805571</text:p>
          </table:table-cell>
          <table:table-cell table:formula="of:=[.A2220]*[.A2220]" office:value-type="float" office:value="0.999974000169" calcext:value-type="float">
            <text:p>0.999974000169</text:p>
          </table:table-cell>
          <table:table-cell table:formula="of:=([.A2220]-[.B2220])*([.A2220]-[.B2220])" office:value-type="float" office:value="0.037797581056" calcext:value-type="float">
            <text:p>0.03779758105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838971" calcext:value-type="float">
            <text:p>0.838971</text:p>
          </table:table-cell>
          <table:table-cell table:formula="of:=[.A2221]*[.A2221]" office:value-type="float" office:value="0.999974000169" calcext:value-type="float">
            <text:p>0.999974000169</text:p>
          </table:table-cell>
          <table:table-cell table:formula="of:=([.A2221]-[.B2221])*([.A2221]-[.B2221])" office:value-type="float" office:value="0.025926152256" calcext:value-type="float">
            <text:p>0.02592615225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22321" calcext:value-type="float">
            <text:p>0.922321</text:p>
          </table:table-cell>
          <table:table-cell table:formula="of:=[.A2222]*[.A2222]" office:value-type="float" office:value="0.999974000169" calcext:value-type="float">
            <text:p>0.999974000169</text:p>
          </table:table-cell>
          <table:table-cell table:formula="of:=([.A2222]-[.B2222])*([.A2222]-[.B2222])" office:value-type="float" office:value="0.006032007556" calcext:value-type="float">
            <text:p>0.00603200755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34947" calcext:value-type="float">
            <text:p>0.934947</text:p>
          </table:table-cell>
          <table:table-cell table:formula="of:=[.A2223]*[.A2223]" office:value-type="float" office:value="0.999974000169" calcext:value-type="float">
            <text:p>0.999974000169</text:p>
          </table:table-cell>
          <table:table-cell table:formula="of:=([.A2223]-[.B2223])*([.A2223]-[.B2223])" office:value-type="float" office:value="0.0042302016" calcext:value-type="float">
            <text:p>0.0042302016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9997" calcext:value-type="float">
            <text:p>0.999997</text:p>
          </table:table-cell>
          <table:table-cell table:formula="of:=[.A2224]*[.A2224]" office:value-type="float" office:value="0.999972000196" calcext:value-type="float">
            <text:p>0.999972000196</text:p>
          </table:table-cell>
          <table:table-cell table:formula="of:=([.A2224]-[.B2224])*([.A2224]-[.B2224])" office:value-type="float" office:value="0.000000000121" calcext:value-type="float">
            <text:p>1.20999999999631E-10</text:p>
          </table:table-cell>
          <table:table-cell table:number-columns-repeated="2"/>
        </table:table-row>
        <table:table-row table:style-name="ro1">
          <table:table-cell office:value-type="float" office:value="0.0000113845" calcext:value-type="float">
            <text:p>0.0000113845</text:p>
          </table:table-cell>
          <table:table-cell office:value-type="float" office:value="0.00000303222" calcext:value-type="float">
            <text:p>0.00000303222</text:p>
          </table:table-cell>
          <table:table-cell table:formula="of:=[.A2225]*[.A2225]" office:value-type="float" office:value="0.00000000012960684025" calcext:value-type="float">
            <text:p>1.2960684025E-10</text:p>
          </table:table-cell>
          <table:table-cell table:formula="of:=([.A2225]-[.B2225])*([.A2225]-[.B2225])" office:value-type="float" office:value="0.0000000000697605812" calcext:value-type="float">
            <text:p>6.97605811984E-11</text:p>
          </table:table-cell>
          <table:table-cell table:number-columns-repeated="2"/>
        </table:table-row>
        <table:table-row table:style-name="ro1">
          <table:table-cell office:value-type="float" office:value="0.000123262" calcext:value-type="float">
            <text:p>0.000123262</text:p>
          </table:table-cell>
          <table:table-cell office:value-type="float" office:value="0.00000147184" calcext:value-type="float">
            <text:p>0.00000147184</text:p>
          </table:table-cell>
          <table:table-cell table:formula="of:=[.A2226]*[.A2226]" office:value-type="float" office:value="0.000000015193520644" calcext:value-type="float">
            <text:p>1.5193520644E-08</text:p>
          </table:table-cell>
          <table:table-cell table:formula="of:=([.A2226]-[.B2226])*([.A2226]-[.B2226])" office:value-type="float" office:value="0.00000001483284307283" calcext:value-type="float">
            <text:p>1.48328430728256E-08</text:p>
          </table:table-cell>
          <table:table-cell table:number-columns-repeated="2"/>
        </table:table-row>
        <table:table-row table:style-name="ro1">
          <table:table-cell office:value-type="float" office:value="0.000230134" calcext:value-type="float">
            <text:p>0.000230134</text:p>
          </table:table-cell>
          <table:table-cell office:value-type="float" office:value="0.0000121463" calcext:value-type="float">
            <text:p>0.0000121463</text:p>
          </table:table-cell>
          <table:table-cell table:formula="of:=[.A2227]*[.A2227]" office:value-type="float" office:value="0.000000052961657956" calcext:value-type="float">
            <text:p>5.2961657956E-08</text:p>
          </table:table-cell>
          <table:table-cell table:formula="of:=([.A2227]-[.B2227])*([.A2227]-[.B2227])" office:value-type="float" office:value="0.00000004751863735129" calcext:value-type="float">
            <text:p>4.751863735129E-08</text:p>
          </table:table-cell>
          <table:table-cell table:number-columns-repeated="2"/>
        </table:table-row>
        <table:table-row table:style-name="ro1">
          <table:table-cell office:value-type="float" office:value="0.000230134" calcext:value-type="float">
            <text:p>0.000230134</text:p>
          </table:table-cell>
          <table:table-cell office:value-type="float" office:value="0.0000349883" calcext:value-type="float">
            <text:p>0.0000349883</text:p>
          </table:table-cell>
          <table:table-cell table:formula="of:=[.A2228]*[.A2228]" office:value-type="float" office:value="0.000000052961657956" calcext:value-type="float">
            <text:p>5.2961657956E-08</text:p>
          </table:table-cell>
          <table:table-cell table:formula="of:=([.A2228]-[.B2228])*([.A2228]-[.B2228])" office:value-type="float" office:value="0.00000003808184422849" calcext:value-type="float">
            <text:p>3.808184422849E-08</text:p>
          </table:table-cell>
          <table:table-cell table:number-columns-repeated="2"/>
        </table:table-row>
        <table:table-row table:style-name="ro1">
          <table:table-cell office:value-type="float" office:value="0.000196815" calcext:value-type="float">
            <text:p>0.000196815</text:p>
          </table:table-cell>
          <table:table-cell office:value-type="float" office:value="0.000000000071479" calcext:value-type="float">
            <text:p>7.1479E-11</text:p>
          </table:table-cell>
          <table:table-cell table:formula="of:=[.A2229]*[.A2229]" office:value-type="float" office:value="0.000000038736144225" calcext:value-type="float">
            <text:p>3.8736144225E-08</text:p>
          </table:table-cell>
          <table:table-cell table:formula="of:=([.A2229]-[.B2229])*([.A2229]-[.B2229])" office:value-type="float" office:value="0.00000003873611608873" calcext:value-type="float">
            <text:p>3.87361160887263E-08</text:p>
          </table:table-cell>
          <table:table-cell table:number-columns-repeated="2"/>
        </table:table-row>
        <table:table-row table:style-name="ro1">
          <table:table-cell office:value-type="float" office:value="0.000196815" calcext:value-type="float">
            <text:p>0.000196815</text:p>
          </table:table-cell>
          <table:table-cell office:value-type="float" office:value="0.000000000107271" calcext:value-type="float">
            <text:p>1.07271E-10</text:p>
          </table:table-cell>
          <table:table-cell table:formula="of:=[.A2230]*[.A2230]" office:value-type="float" office:value="0.000000038736144225" calcext:value-type="float">
            <text:p>3.8736144225E-08</text:p>
          </table:table-cell>
          <table:table-cell table:formula="of:=([.A2230]-[.B2230])*([.A2230]-[.B2230])" office:value-type="float" office:value="0.00000003873610199993" calcext:value-type="float">
            <text:p>3.87361019999278E-08</text:p>
          </table:table-cell>
          <table:table-cell table:number-columns-repeated="2"/>
        </table:table-row>
        <table:table-row table:style-name="ro1">
          <table:table-cell office:value-type="float" office:value="0.000161111" calcext:value-type="float">
            <text:p>0.000161111</text:p>
          </table:table-cell>
          <table:table-cell office:value-type="float" office:value="0.00000102826" calcext:value-type="float">
            <text:p>0.00000102826</text:p>
          </table:table-cell>
          <table:table-cell table:formula="of:=[.A2231]*[.A2231]" office:value-type="float" office:value="0.000000025956754321" calcext:value-type="float">
            <text:p>2.5956754321E-08</text:p>
          </table:table-cell>
          <table:table-cell table:formula="of:=([.A2231]-[.B2231])*([.A2231]-[.B2231])" office:value-type="float" office:value="0.00000002562648364591" calcext:value-type="float">
            <text:p>2.56264836459076E-08</text:p>
          </table:table-cell>
          <table:table-cell table:number-columns-repeated="2"/>
        </table:table-row>
        <table:table-row table:style-name="ro1">
          <table:table-cell office:value-type="float" office:value="0.0000559092" calcext:value-type="float">
            <text:p>0.0000559092</text:p>
          </table:table-cell>
          <table:table-cell office:value-type="float" office:value="0.000000321238" calcext:value-type="float">
            <text:p>0.000000321238</text:p>
          </table:table-cell>
          <table:table-cell table:formula="of:=[.A2232]*[.A2232]" office:value-type="float" office:value="0.00000000312583864464" calcext:value-type="float">
            <text:p>3.12583864464E-09</text:p>
          </table:table-cell>
          <table:table-cell table:formula="of:=([.A2232]-[.B2232])*([.A2232]-[.B2232])" office:value-type="float" office:value="0.00000000309002151931" calcext:value-type="float">
            <text:p>3.09002151931344E-09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154634" calcext:value-type="float">
            <text:p>0.000154634</text:p>
          </table:table-cell>
          <table:table-cell table:formula="of:=[.A2233]*[.A2233]" office:value-type="float" office:value="3.55270834116E-015" calcext:value-type="float">
            <text:p>3.55270834116E-15</text:p>
          </table:table-cell>
          <table:table-cell table:formula="of:=([.A2233]-[.B2233])*([.A2233]-[.B2233])" office:value-type="float" office:value="0.00000002389324371328" calcext:value-type="float">
            <text:p>2.38932437132755E-08</text:p>
          </table:table-cell>
          <table:table-cell table:number-columns-repeated="2"/>
        </table:table-row>
        <table:table-row table:style-name="ro1">
          <table:table-cell office:value-type="float" office:value="0.000043273" calcext:value-type="float">
            <text:p>0.000043273</text:p>
          </table:table-cell>
          <table:table-cell office:value-type="float" office:value="0.00000262092" calcext:value-type="float">
            <text:p>0.00000262092</text:p>
          </table:table-cell>
          <table:table-cell table:formula="of:=[.A2234]*[.A2234]" office:value-type="float" office:value="0.000000001872552529" calcext:value-type="float">
            <text:p>1.872552529E-09</text:p>
          </table:table-cell>
          <table:table-cell table:formula="of:=([.A2234]-[.B2234])*([.A2234]-[.B2234])" office:value-type="float" office:value="0.00000000165259160833" calcext:value-type="float">
            <text:p>1.6525916083264E-09</text:p>
          </table:table-cell>
          <table:table-cell table:number-columns-repeated="2"/>
        </table:table-row>
        <table:table-row table:style-name="ro1">
          <table:table-cell office:value-type="float" office:value="0.0000967979" calcext:value-type="float">
            <text:p>0.0000967979</text:p>
          </table:table-cell>
          <table:table-cell office:value-type="float" office:value="0.000000355752" calcext:value-type="float">
            <text:p>0.000000355752</text:p>
          </table:table-cell>
          <table:table-cell table:formula="of:=[.A2235]*[.A2235]" office:value-type="float" office:value="0.00000000936983344441" calcext:value-type="float">
            <text:p>9.36983344441E-09</text:p>
          </table:table-cell>
          <table:table-cell table:formula="of:=([.A2235]-[.B2235])*([.A2235]-[.B2235])" office:value-type="float" office:value="0.00000000930108791085" calcext:value-type="float">
            <text:p>9.30108791085391E-09</text:p>
          </table:table-cell>
          <table:table-cell table:number-columns-repeated="2"/>
        </table:table-row>
        <table:table-row table:style-name="ro1">
          <table:table-cell office:value-type="float" office:value="0.00003618" calcext:value-type="float">
            <text:p>0.00003618</text:p>
          </table:table-cell>
          <table:table-cell office:value-type="float" office:value="0.0011743" calcext:value-type="float">
            <text:p>0.0011743</text:p>
          </table:table-cell>
          <table:table-cell table:formula="of:=[.A2236]*[.A2236]" office:value-type="float" office:value="0.0000000013089924" calcext:value-type="float">
            <text:p>0.0000000013089924</text:p>
          </table:table-cell>
          <table:table-cell table:formula="of:=([.A2236]-[.B2236])*([.A2236]-[.B2236])" office:value-type="float" office:value="0.0000012953171344" calcext:value-type="float">
            <text:p>0.0000012953171344</text:p>
          </table:table-cell>
          <table:table-cell table:number-columns-repeated="2"/>
        </table:table-row>
        <table:table-row table:style-name="ro1">
          <table:table-cell office:value-type="float" office:value="0.0000709295" calcext:value-type="float">
            <text:p>0.0000709295</text:p>
          </table:table-cell>
          <table:table-cell office:value-type="float" office:value="0.00000879737" calcext:value-type="float">
            <text:p>0.00000879737</text:p>
          </table:table-cell>
          <table:table-cell table:formula="of:=[.A2237]*[.A2237]" office:value-type="float" office:value="0.00000000503099397025" calcext:value-type="float">
            <text:p>5.03099397025E-09</text:p>
          </table:table-cell>
          <table:table-cell table:formula="of:=([.A2237]-[.B2237])*([.A2237]-[.B2237])" office:value-type="float" office:value="0.00000000386040157834" calcext:value-type="float">
            <text:p>3.8604015783369E-09</text:p>
          </table:table-cell>
          <table:table-cell table:number-columns-repeated="2"/>
        </table:table-row>
        <table:table-row table:style-name="ro1">
          <table:table-cell office:value-type="float" office:value="0.000123978" calcext:value-type="float">
            <text:p>0.000123978</text:p>
          </table:table-cell>
          <table:table-cell office:value-type="float" office:value="0.000273927" calcext:value-type="float">
            <text:p>0.000273927</text:p>
          </table:table-cell>
          <table:table-cell table:formula="of:=[.A2238]*[.A2238]" office:value-type="float" office:value="0.000000015370544484" calcext:value-type="float">
            <text:p>1.5370544484E-08</text:p>
          </table:table-cell>
          <table:table-cell table:formula="of:=([.A2238]-[.B2238])*([.A2238]-[.B2238])" office:value-type="float" office:value="0.000000022484702601" calcext:value-type="float">
            <text:p>2.2484702601E-08</text:p>
          </table:table-cell>
          <table:table-cell table:number-columns-repeated="2"/>
        </table:table-row>
        <table:table-row table:style-name="ro1">
          <table:table-cell office:value-type="float" office:value="0.00221407" calcext:value-type="float">
            <text:p>0.00221407</text:p>
          </table:table-cell>
          <table:table-cell office:value-type="float" office:value="0.00815508" calcext:value-type="float">
            <text:p>0.00815508</text:p>
          </table:table-cell>
          <table:table-cell table:formula="of:=[.A2239]*[.A2239]" office:value-type="float" office:value="0.0000049021059649" calcext:value-type="float">
            <text:p>0.0000049021059649</text:p>
          </table:table-cell>
          <table:table-cell table:formula="of:=([.A2239]-[.B2239])*([.A2239]-[.B2239])" office:value-type="float" office:value="0.0000352955998201" calcext:value-type="float">
            <text:p>0.0000352955998201</text:p>
          </table:table-cell>
          <table:table-cell table:number-columns-repeated="2"/>
        </table:table-row>
        <table:table-row table:style-name="ro1">
          <table:table-cell office:value-type="float" office:value="0.00221407" calcext:value-type="float">
            <text:p>0.00221407</text:p>
          </table:table-cell>
          <table:table-cell office:value-type="float" office:value="0.00641545" calcext:value-type="float">
            <text:p>0.00641545</text:p>
          </table:table-cell>
          <table:table-cell table:formula="of:=[.A2240]*[.A2240]" office:value-type="float" office:value="0.0000049021059649" calcext:value-type="float">
            <text:p>0.0000049021059649</text:p>
          </table:table-cell>
          <table:table-cell table:formula="of:=([.A2240]-[.B2240])*([.A2240]-[.B2240])" office:value-type="float" office:value="0.0000176515939044" calcext:value-type="float">
            <text:p>0.0000176515939044</text:p>
          </table:table-cell>
          <table:table-cell table:number-columns-repeated="2"/>
        </table:table-row>
        <table:table-row table:style-name="ro1">
          <table:table-cell office:value-type="float" office:value="0.00032568" calcext:value-type="float">
            <text:p>0.00032568</text:p>
          </table:table-cell>
          <table:table-cell office:value-type="float" office:value="0.000251342" calcext:value-type="float">
            <text:p>0.000251342</text:p>
          </table:table-cell>
          <table:table-cell table:formula="of:=[.A2241]*[.A2241]" office:value-type="float" office:value="0.0000001060674624" calcext:value-type="float">
            <text:p>0.0000001060674624</text:p>
          </table:table-cell>
          <table:table-cell table:formula="of:=([.A2241]-[.B2241])*([.A2241]-[.B2241])" office:value-type="float" office:value="0.000000005526138244" calcext:value-type="float">
            <text:p>5.526138244E-09</text:p>
          </table:table-cell>
          <table:table-cell table:number-columns-repeated="2"/>
        </table:table-row>
        <table:table-row table:style-name="ro1">
          <table:table-cell office:value-type="float" office:value="0.000205278" calcext:value-type="float">
            <text:p>0.000205278</text:p>
          </table:table-cell>
          <table:table-cell office:value-type="float" office:value="0.000000850087" calcext:value-type="float">
            <text:p>0.000000850087</text:p>
          </table:table-cell>
          <table:table-cell table:formula="of:=[.A2242]*[.A2242]" office:value-type="float" office:value="0.000000042139057284" calcext:value-type="float">
            <text:p>4.2139057284E-08</text:p>
          </table:table-cell>
          <table:table-cell table:formula="of:=([.A2242]-[.B2242])*([.A2242]-[.B2242])" office:value-type="float" office:value="0.00000004179077161354" calcext:value-type="float">
            <text:p>4.17907716135356E-08</text:p>
          </table:table-cell>
          <table:table-cell table:number-columns-repeated="2"/>
        </table:table-row>
        <table:table-row table:style-name="ro1">
          <table:table-cell office:value-type="float" office:value="0.00186223" calcext:value-type="float">
            <text:p>0.00186223</text:p>
          </table:table-cell>
          <table:table-cell office:value-type="float" office:value="0.00422929" calcext:value-type="float">
            <text:p>0.00422929</text:p>
          </table:table-cell>
          <table:table-cell table:formula="of:=[.A2243]*[.A2243]" office:value-type="float" office:value="0.0000034679005729" calcext:value-type="float">
            <text:p>0.0000034679005729</text:p>
          </table:table-cell>
          <table:table-cell table:formula="of:=([.A2243]-[.B2243])*([.A2243]-[.B2243])" office:value-type="float" office:value="0.0000056029730436" calcext:value-type="float">
            <text:p>0.0000056029730436</text:p>
          </table:table-cell>
          <table:table-cell table:number-columns-repeated="2"/>
        </table:table-row>
        <table:table-row table:style-name="ro1">
          <table:table-cell office:value-type="float" office:value="0.00647467" calcext:value-type="float">
            <text:p>0.00647467</text:p>
          </table:table-cell>
          <table:table-cell office:value-type="float" office:value="0.0233289" calcext:value-type="float">
            <text:p>0.0233289</text:p>
          </table:table-cell>
          <table:table-cell table:formula="of:=[.A2244]*[.A2244]" office:value-type="float" office:value="0.0000419213516089" calcext:value-type="float">
            <text:p>0.0000419213516089</text:p>
          </table:table-cell>
          <table:table-cell table:formula="of:=([.A2244]-[.B2244])*([.A2244]-[.B2244])" office:value-type="float" office:value="0.0002840650688929" calcext:value-type="float">
            <text:p>0.0002840650688929</text:p>
          </table:table-cell>
          <table:table-cell table:number-columns-repeated="2"/>
        </table:table-row>
        <table:table-row table:style-name="ro1">
          <table:table-cell office:value-type="float" office:value="0.0209245" calcext:value-type="float">
            <text:p>0.0209245</text:p>
          </table:table-cell>
          <table:table-cell office:value-type="float" office:value="0.0765851" calcext:value-type="float">
            <text:p>0.0765851</text:p>
          </table:table-cell>
          <table:table-cell table:formula="of:=[.A2245]*[.A2245]" office:value-type="float" office:value="0.00043783470025" calcext:value-type="float">
            <text:p>0.00043783470025</text:p>
          </table:table-cell>
          <table:table-cell table:formula="of:=([.A2245]-[.B2245])*([.A2245]-[.B2245])" office:value-type="float" office:value="0.00309810239236" calcext:value-type="float">
            <text:p>0.00309810239236</text:p>
          </table:table-cell>
          <table:table-cell table:number-columns-repeated="2"/>
        </table:table-row>
        <table:table-row table:style-name="ro1">
          <table:table-cell office:value-type="float" office:value="0.0747381" calcext:value-type="float">
            <text:p>0.0747381</text:p>
          </table:table-cell>
          <table:table-cell office:value-type="float" office:value="0.00628273" calcext:value-type="float">
            <text:p>0.00628273</text:p>
          </table:table-cell>
          <table:table-cell table:formula="of:=[.A2246]*[.A2246]" office:value-type="float" office:value="0.00558578359161" calcext:value-type="float">
            <text:p>0.00558578359161</text:p>
          </table:table-cell>
          <table:table-cell table:formula="of:=([.A2246]-[.B2246])*([.A2246]-[.B2246])" office:value-type="float" office:value="0.0046861376818369" calcext:value-type="float">
            <text:p>0.0046861376818369</text:p>
          </table:table-cell>
          <table:table-cell table:number-columns-repeated="2"/>
        </table:table-row>
        <table:table-row table:style-name="ro1">
          <table:table-cell office:value-type="float" office:value="0.135378" calcext:value-type="float">
            <text:p>0.135378</text:p>
          </table:table-cell>
          <table:table-cell office:value-type="float" office:value="0.00149589" calcext:value-type="float">
            <text:p>0.00149589</text:p>
          </table:table-cell>
          <table:table-cell table:formula="of:=[.A2247]*[.A2247]" office:value-type="float" office:value="0.018327202884" calcext:value-type="float">
            <text:p>0.018327202884</text:p>
          </table:table-cell>
          <table:table-cell table:formula="of:=([.A2247]-[.B2247])*([.A2247]-[.B2247])" office:value-type="float" office:value="0.0179244193780521" calcext:value-type="float">
            <text:p>0.0179244193780521</text:p>
          </table:table-cell>
          <table:table-cell table:number-columns-repeated="2"/>
        </table:table-row>
        <table:table-row table:style-name="ro1">
          <table:table-cell office:value-type="float" office:value="0.165271" calcext:value-type="float">
            <text:p>0.165271</text:p>
          </table:table-cell>
          <table:table-cell office:value-type="float" office:value="0.216655" calcext:value-type="float">
            <text:p>0.216655</text:p>
          </table:table-cell>
          <table:table-cell table:formula="of:=[.A2248]*[.A2248]" office:value-type="float" office:value="0.027314503441" calcext:value-type="float">
            <text:p>0.027314503441</text:p>
          </table:table-cell>
          <table:table-cell table:formula="of:=([.A2248]-[.B2248])*([.A2248]-[.B2248])" office:value-type="float" office:value="0.002640315456" calcext:value-type="float">
            <text:p>0.002640315456</text:p>
          </table:table-cell>
          <table:table-cell table:number-columns-repeated="2"/>
        </table:table-row>
        <table:table-row table:style-name="ro1">
          <table:table-cell office:value-type="float" office:value="0.261139" calcext:value-type="float">
            <text:p>0.261139</text:p>
          </table:table-cell>
          <table:table-cell office:value-type="float" office:value="0.190137" calcext:value-type="float">
            <text:p>0.190137</text:p>
          </table:table-cell>
          <table:table-cell table:formula="of:=[.A2249]*[.A2249]" office:value-type="float" office:value="0.068193577321" calcext:value-type="float">
            <text:p>0.068193577321</text:p>
          </table:table-cell>
          <table:table-cell table:formula="of:=([.A2249]-[.B2249])*([.A2249]-[.B2249])" office:value-type="float" office:value="0.005041284004" calcext:value-type="float">
            <text:p>0.005041284004</text:p>
          </table:table-cell>
          <table:table-cell table:number-columns-repeated="2"/>
        </table:table-row>
        <table:table-row table:style-name="ro1">
          <table:table-cell office:value-type="float" office:value="0.261139" calcext:value-type="float">
            <text:p>0.261139</text:p>
          </table:table-cell>
          <table:table-cell office:value-type="float" office:value="0.197273" calcext:value-type="float">
            <text:p>0.197273</text:p>
          </table:table-cell>
          <table:table-cell table:formula="of:=[.A2250]*[.A2250]" office:value-type="float" office:value="0.068193577321" calcext:value-type="float">
            <text:p>0.068193577321</text:p>
          </table:table-cell>
          <table:table-cell table:formula="of:=([.A2250]-[.B2250])*([.A2250]-[.B2250])" office:value-type="float" office:value="0.004078865956" calcext:value-type="float">
            <text:p>0.004078865956</text:p>
          </table:table-cell>
          <table:table-cell table:number-columns-repeated="2"/>
        </table:table-row>
        <table:table-row table:style-name="ro1">
          <table:table-cell office:value-type="float" office:value="0.261139" calcext:value-type="float">
            <text:p>0.261139</text:p>
          </table:table-cell>
          <table:table-cell office:value-type="float" office:value="0.246531" calcext:value-type="float">
            <text:p>0.246531</text:p>
          </table:table-cell>
          <table:table-cell table:formula="of:=[.A2251]*[.A2251]" office:value-type="float" office:value="0.068193577321" calcext:value-type="float">
            <text:p>0.068193577321</text:p>
          </table:table-cell>
          <table:table-cell table:formula="of:=([.A2251]-[.B2251])*([.A2251]-[.B2251])" office:value-type="float" office:value="0.000213393664" calcext:value-type="float">
            <text:p>0.000213393664</text:p>
          </table:table-cell>
          <table:table-cell table:number-columns-repeated="2"/>
        </table:table-row>
        <table:table-row table:style-name="ro1">
          <table:table-cell office:value-type="float" office:value="0.296201" calcext:value-type="float">
            <text:p>0.296201</text:p>
          </table:table-cell>
          <table:table-cell office:value-type="float" office:value="0.190463" calcext:value-type="float">
            <text:p>0.190463</text:p>
          </table:table-cell>
          <table:table-cell table:formula="of:=[.A2252]*[.A2252]" office:value-type="float" office:value="0.087735032401" calcext:value-type="float">
            <text:p>0.087735032401</text:p>
          </table:table-cell>
          <table:table-cell table:formula="of:=([.A2252]-[.B2252])*([.A2252]-[.B2252])" office:value-type="float" office:value="0.011180524644" calcext:value-type="float">
            <text:p>0.011180524644</text:p>
          </table:table-cell>
          <table:table-cell table:number-columns-repeated="2"/>
        </table:table-row>
        <table:table-row table:style-name="ro1">
          <table:table-cell office:value-type="float" office:value="0.327826" calcext:value-type="float">
            <text:p>0.327826</text:p>
          </table:table-cell>
          <table:table-cell office:value-type="float" office:value="0.194437" calcext:value-type="float">
            <text:p>0.194437</text:p>
          </table:table-cell>
          <table:table-cell table:formula="of:=[.A2253]*[.A2253]" office:value-type="float" office:value="0.107469886276" calcext:value-type="float">
            <text:p>0.107469886276</text:p>
          </table:table-cell>
          <table:table-cell table:formula="of:=([.A2253]-[.B2253])*([.A2253]-[.B2253])" office:value-type="float" office:value="0.017792625321" calcext:value-type="float">
            <text:p>0.017792625321</text:p>
          </table:table-cell>
          <table:table-cell table:number-columns-repeated="2"/>
        </table:table-row>
        <table:table-row table:style-name="ro1">
          <table:table-cell office:value-type="float" office:value="0.549848" calcext:value-type="float">
            <text:p>0.549848</text:p>
          </table:table-cell>
          <table:table-cell office:value-type="float" office:value="0.561351" calcext:value-type="float">
            <text:p>0.561351</text:p>
          </table:table-cell>
          <table:table-cell table:formula="of:=[.A2254]*[.A2254]" office:value-type="float" office:value="0.302332823104" calcext:value-type="float">
            <text:p>0.302332823104</text:p>
          </table:table-cell>
          <table:table-cell table:formula="of:=([.A2254]-[.B2254])*([.A2254]-[.B2254])" office:value-type="float" office:value="0.000132319009000001" calcext:value-type="float">
            <text:p>0.000132319009000001</text:p>
          </table:table-cell>
          <table:table-cell table:number-columns-repeated="2"/>
        </table:table-row>
        <table:table-row table:style-name="ro1">
          <table:table-cell office:value-type="float" office:value="0.7067" calcext:value-type="float">
            <text:p>0.7067</text:p>
          </table:table-cell>
          <table:table-cell office:value-type="float" office:value="0.682732" calcext:value-type="float">
            <text:p>0.682732</text:p>
          </table:table-cell>
          <table:table-cell table:formula="of:=[.A2255]*[.A2255]" office:value-type="float" office:value="0.49942489" calcext:value-type="float">
            <text:p>0.49942489</text:p>
          </table:table-cell>
          <table:table-cell table:formula="of:=([.A2255]-[.B2255])*([.A2255]-[.B2255])" office:value-type="float" office:value="0.000574465024" calcext:value-type="float">
            <text:p>0.000574465024</text:p>
          </table:table-cell>
          <table:table-cell table:number-columns-repeated="2"/>
        </table:table-row>
        <table:table-row table:style-name="ro1">
          <table:table-cell office:value-type="float" office:value="0.7067" calcext:value-type="float">
            <text:p>0.7067</text:p>
          </table:table-cell>
          <table:table-cell office:value-type="float" office:value="0.714138" calcext:value-type="float">
            <text:p>0.714138</text:p>
          </table:table-cell>
          <table:table-cell table:formula="of:=[.A2256]*[.A2256]" office:value-type="float" office:value="0.49942489" calcext:value-type="float">
            <text:p>0.49942489</text:p>
          </table:table-cell>
          <table:table-cell table:formula="of:=([.A2256]-[.B2256])*([.A2256]-[.B2256])" office:value-type="float" office:value="0.0000553238440000008" calcext:value-type="float">
            <text:p>5.53238440000008E-05</text:p>
          </table:table-cell>
          <table:table-cell table:number-columns-repeated="2"/>
        </table:table-row>
        <table:table-row table:style-name="ro1">
          <table:table-cell office:value-type="float" office:value="0.7067" calcext:value-type="float">
            <text:p>0.7067</text:p>
          </table:table-cell>
          <table:table-cell office:value-type="float" office:value="0.748139" calcext:value-type="float">
            <text:p>0.748139</text:p>
          </table:table-cell>
          <table:table-cell table:formula="of:=[.A2257]*[.A2257]" office:value-type="float" office:value="0.49942489" calcext:value-type="float">
            <text:p>0.49942489</text:p>
          </table:table-cell>
          <table:table-cell table:formula="of:=([.A2257]-[.B2257])*([.A2257]-[.B2257])" office:value-type="float" office:value="0.001717190721" calcext:value-type="float">
            <text:p>0.001717190721</text:p>
          </table:table-cell>
          <table:table-cell table:number-columns-repeated="2"/>
        </table:table-row>
        <table:table-row table:style-name="ro1">
          <table:table-cell office:value-type="float" office:value="0.768381" calcext:value-type="float">
            <text:p>0.768381</text:p>
          </table:table-cell>
          <table:table-cell office:value-type="float" office:value="0.676715" calcext:value-type="float">
            <text:p>0.676715</text:p>
          </table:table-cell>
          <table:table-cell table:formula="of:=[.A2258]*[.A2258]" office:value-type="float" office:value="0.590409361161" calcext:value-type="float">
            <text:p>0.590409361161</text:p>
          </table:table-cell>
          <table:table-cell table:formula="of:=([.A2258]-[.B2258])*([.A2258]-[.B2258])" office:value-type="float" office:value="0.008402655556" calcext:value-type="float">
            <text:p>0.008402655556</text:p>
          </table:table-cell>
          <table:table-cell table:number-columns-repeated="2"/>
        </table:table-row>
        <table:table-row table:style-name="ro1">
          <table:table-cell office:value-type="float" office:value="0.768382" calcext:value-type="float">
            <text:p>0.768382</text:p>
          </table:table-cell>
          <table:table-cell office:value-type="float" office:value="0.852478" calcext:value-type="float">
            <text:p>0.852478</text:p>
          </table:table-cell>
          <table:table-cell table:formula="of:=[.A2259]*[.A2259]" office:value-type="float" office:value="0.590410897924" calcext:value-type="float">
            <text:p>0.590410897924</text:p>
          </table:table-cell>
          <table:table-cell table:formula="of:=([.A2259]-[.B2259])*([.A2259]-[.B2259])" office:value-type="float" office:value="0.00707213721599999" calcext:value-type="float">
            <text:p>0.00707213721599999</text:p>
          </table:table-cell>
          <table:table-cell table:number-columns-repeated="2"/>
        </table:table-row>
        <table:table-row table:style-name="ro1">
          <table:table-cell office:value-type="float" office:value="0.768382" calcext:value-type="float">
            <text:p>0.768382</text:p>
          </table:table-cell>
          <table:table-cell office:value-type="float" office:value="0.905049" calcext:value-type="float">
            <text:p>0.905049</text:p>
          </table:table-cell>
          <table:table-cell table:formula="of:=[.A2260]*[.A2260]" office:value-type="float" office:value="0.590410897924" calcext:value-type="float">
            <text:p>0.590410897924</text:p>
          </table:table-cell>
          <table:table-cell table:formula="of:=([.A2260]-[.B2260])*([.A2260]-[.B2260])" office:value-type="float" office:value="0.018677868889" calcext:value-type="float">
            <text:p>0.018677868889</text:p>
          </table:table-cell>
          <table:table-cell table:number-columns-repeated="2"/>
        </table:table-row>
        <table:table-row table:style-name="ro1">
          <table:table-cell office:value-type="float" office:value="0.884263" calcext:value-type="float">
            <text:p>0.884263</text:p>
          </table:table-cell>
          <table:table-cell office:value-type="float" office:value="0.859634" calcext:value-type="float">
            <text:p>0.859634</text:p>
          </table:table-cell>
          <table:table-cell table:formula="of:=[.A2261]*[.A2261]" office:value-type="float" office:value="0.781921053169" calcext:value-type="float">
            <text:p>0.781921053169</text:p>
          </table:table-cell>
          <table:table-cell table:formula="of:=([.A2261]-[.B2261])*([.A2261]-[.B2261])" office:value-type="float" office:value="0.000606587641000001" calcext:value-type="float">
            <text:p>0.000606587641000001</text:p>
          </table:table-cell>
          <table:table-cell table:number-columns-repeated="2"/>
        </table:table-row>
        <table:table-row table:style-name="ro1">
          <table:table-cell office:value-type="float" office:value="0.912968" calcext:value-type="float">
            <text:p>0.912968</text:p>
          </table:table-cell>
          <table:table-cell office:value-type="float" office:value="0.998192" calcext:value-type="float">
            <text:p>0.998192</text:p>
          </table:table-cell>
          <table:table-cell table:formula="of:=[.A2262]*[.A2262]" office:value-type="float" office:value="0.833510569024" calcext:value-type="float">
            <text:p>0.833510569024</text:p>
          </table:table-cell>
          <table:table-cell table:formula="of:=([.A2262]-[.B2262])*([.A2262]-[.B2262])" office:value-type="float" office:value="0.00726313017599999" calcext:value-type="float">
            <text:p>0.00726313017599999</text:p>
          </table:table-cell>
          <table:table-cell table:number-columns-repeated="2"/>
        </table:table-row>
        <table:table-row table:style-name="ro1">
          <table:table-cell office:value-type="float" office:value="0.996055" calcext:value-type="float">
            <text:p>0.996055</text:p>
          </table:table-cell>
          <table:table-cell office:value-type="float" office:value="0.996191" calcext:value-type="float">
            <text:p>0.996191</text:p>
          </table:table-cell>
          <table:table-cell table:formula="of:=[.A2263]*[.A2263]" office:value-type="float" office:value="0.992125563025" calcext:value-type="float">
            <text:p>0.992125563025</text:p>
          </table:table-cell>
          <table:table-cell table:formula="of:=([.A2263]-[.B2263])*([.A2263]-[.B2263])" office:value-type="float" office:value="0.00000001849600000001" calcext:value-type="float">
            <text:p>1.84960000000068E-08</text:p>
          </table:table-cell>
          <table:table-cell table:number-columns-repeated="2"/>
        </table:table-row>
        <table:table-row table:style-name="ro1">
          <table:table-cell office:value-type="float" office:value="0.0000129342" calcext:value-type="float">
            <text:p>0.0000129342</text:p>
          </table:table-cell>
          <table:table-cell office:value-type="float" office:value="0.000000286715" calcext:value-type="float">
            <text:p>0.000000286715</text:p>
          </table:table-cell>
          <table:table-cell table:formula="of:=[.A2264]*[.A2264]" office:value-type="float" office:value="0.00000000016729352964" calcext:value-type="float">
            <text:p>1.6729352964E-10</text:p>
          </table:table-cell>
          <table:table-cell table:formula="of:=([.A2264]-[.B2264])*([.A2264]-[.B2264])" office:value-type="float" office:value="0.00000000015995887683" calcext:value-type="float">
            <text:p>1.59958876825225E-10</text:p>
          </table:table-cell>
          <table:table-cell table:number-columns-repeated="2"/>
        </table:table-row>
        <table:table-row table:style-name="ro1">
          <table:table-cell office:value-type="float" office:value="0.0000540018" calcext:value-type="float">
            <text:p>0.0000540018</text:p>
          </table:table-cell>
          <table:table-cell office:value-type="float" office:value="0.00000112208" calcext:value-type="float">
            <text:p>0.00000112208</text:p>
          </table:table-cell>
          <table:table-cell table:formula="of:=[.A2265]*[.A2265]" office:value-type="float" office:value="0.00000000291619440324" calcext:value-type="float">
            <text:p>2.91619440324E-09</text:p>
          </table:table-cell>
          <table:table-cell table:formula="of:=([.A2265]-[.B2265])*([.A2265]-[.B2265])" office:value-type="float" office:value="0.00000000279626478728" calcext:value-type="float">
            <text:p>2.7962647872784E-09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00168859" calcext:value-type="float">
            <text:p>0.0000168859</text:p>
          </table:table-cell>
          <table:table-cell table:formula="of:=[.A2266]*[.A2266]" office:value-type="float" office:value="0.00000000022204576144" calcext:value-type="float">
            <text:p>2.2204576144E-10</text:p>
          </table:table-cell>
          <table:table-cell table:formula="of:=([.A2266]-[.B2266])*([.A2266]-[.B2266])" office:value-type="float" office:value="0.00000000000393903409" calcext:value-type="float">
            <text:p>3.93903409E-12</text:p>
          </table:table-cell>
          <table:table-cell table:number-columns-repeated="2"/>
        </table:table-row>
        <table:table-row table:style-name="ro1">
          <table:table-cell office:value-type="float" office:value="0.0000705719" calcext:value-type="float">
            <text:p>0.0000705719</text:p>
          </table:table-cell>
          <table:table-cell office:value-type="float" office:value="0.000771467" calcext:value-type="float">
            <text:p>0.000771467</text:p>
          </table:table-cell>
          <table:table-cell table:formula="of:=[.A2267]*[.A2267]" office:value-type="float" office:value="0.00000000498039306961" calcext:value-type="float">
            <text:p>4.98039306961E-09</text:p>
          </table:table-cell>
          <table:table-cell table:formula="of:=([.A2267]-[.B2267])*([.A2267]-[.B2267])" office:value-type="float" office:value="0.00000049125394120401" calcext:value-type="float">
            <text:p>4.9125394120401E-07</text:p>
          </table:table-cell>
          <table:table-cell table:number-columns-repeated="2"/>
        </table:table-row>
        <table:table-row table:style-name="ro1">
          <table:table-cell office:value-type="float" office:value="0.0000705719" calcext:value-type="float">
            <text:p>0.0000705719</text:p>
          </table:table-cell>
          <table:table-cell office:value-type="float" office:value="0.0000193418" calcext:value-type="float">
            <text:p>0.0000193418</text:p>
          </table:table-cell>
          <table:table-cell table:formula="of:=[.A2268]*[.A2268]" office:value-type="float" office:value="0.00000000498039306961" calcext:value-type="float">
            <text:p>4.98039306961E-09</text:p>
          </table:table-cell>
          <table:table-cell table:formula="of:=([.A2268]-[.B2268])*([.A2268]-[.B2268])" office:value-type="float" office:value="0.00000000262452314601" calcext:value-type="float">
            <text:p>2.62452314601E-09</text:p>
          </table:table-cell>
          <table:table-cell table:number-columns-repeated="2"/>
        </table:table-row>
        <table:table-row table:style-name="ro1">
          <table:table-cell office:value-type="float" office:value="0.0000331402" calcext:value-type="float">
            <text:p>0.0000331402</text:p>
          </table:table-cell>
          <table:table-cell office:value-type="float" office:value="0.000141299" calcext:value-type="float">
            <text:p>0.000141299</text:p>
          </table:table-cell>
          <table:table-cell table:formula="of:=[.A2269]*[.A2269]" office:value-type="float" office:value="0.00000000109827285604" calcext:value-type="float">
            <text:p>1.09827285604E-09</text:p>
          </table:table-cell>
          <table:table-cell table:formula="of:=([.A2269]-[.B2269])*([.A2269]-[.B2269])" office:value-type="float" office:value="0.00000001169832601744" calcext:value-type="float">
            <text:p>1.169832601744E-08</text:p>
          </table:table-cell>
          <table:table-cell table:number-columns-repeated="2"/>
        </table:table-row>
        <table:table-row table:style-name="ro1">
          <table:table-cell office:value-type="float" office:value="0.0000401735" calcext:value-type="float">
            <text:p>0.0000401735</text:p>
          </table:table-cell>
          <table:table-cell office:value-type="float" office:value="0.000000000213785" calcext:value-type="float">
            <text:p>2.13785E-10</text:p>
          </table:table-cell>
          <table:table-cell table:formula="of:=[.A2270]*[.A2270]" office:value-type="float" office:value="0.00000000161391010225" calcext:value-type="float">
            <text:p>1.61391010225E-09</text:p>
          </table:table-cell>
          <table:table-cell table:formula="of:=([.A2270]-[.B2270])*([.A2270]-[.B2270])" office:value-type="float" office:value="0.00000000161389292531" calcext:value-type="float">
            <text:p>1.61389292531231E-09</text:p>
          </table:table-cell>
          <table:table-cell table:number-columns-repeated="2"/>
        </table:table-row>
        <table:table-row table:style-name="ro1">
          <table:table-cell office:value-type="float" office:value="0.0000368357" calcext:value-type="float">
            <text:p>0.0000368357</text:p>
          </table:table-cell>
          <table:table-cell office:value-type="float" office:value="0.0000000508124" calcext:value-type="float">
            <text:p>0.0000000508124</text:p>
          </table:table-cell>
          <table:table-cell table:formula="of:=[.A2271]*[.A2271]" office:value-type="float" office:value="0.00000000135686879449" calcext:value-type="float">
            <text:p>1.35686879449E-09</text:p>
          </table:table-cell>
          <table:table-cell table:formula="of:=([.A2271]-[.B2271])*([.A2271]-[.B2271])" office:value-type="float" office:value="0.00000000135312795574" calcext:value-type="float">
            <text:p>1.35312795574463E-09</text:p>
          </table:table-cell>
          <table:table-cell table:number-columns-repeated="2"/>
        </table:table-row>
        <table:table-row table:style-name="ro1">
          <table:table-cell office:value-type="float" office:value="0.000288963" calcext:value-type="float">
            <text:p>0.000288963</text:p>
          </table:table-cell>
          <table:table-cell office:value-type="float" office:value="0.00000972504" calcext:value-type="float">
            <text:p>0.00000972504</text:p>
          </table:table-cell>
          <table:table-cell table:formula="of:=[.A2272]*[.A2272]" office:value-type="float" office:value="0.000000083499615369" calcext:value-type="float">
            <text:p>8.3499615369E-08</text:p>
          </table:table-cell>
          <table:table-cell table:formula="of:=([.A2272]-[.B2272])*([.A2272]-[.B2272])" office:value-type="float" office:value="0.00000007797383830496" calcext:value-type="float">
            <text:p>7.79738383049616E-08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20168" calcext:value-type="float">
            <text:p>0.000020168</text:p>
          </table:table-cell>
          <table:table-cell table:formula="of:=[.A2273]*[.A2273]" office:value-type="float" office:value="0.00000000000115107149" calcext:value-type="float">
            <text:p>1.1510714944E-12</text:p>
          </table:table-cell>
          <table:table-cell table:formula="of:=([.A2273]-[.B2273])*([.A2273]-[.B2273])" office:value-type="float" office:value="0.00000000036462360781" calcext:value-type="float">
            <text:p>3.646236078144E-10</text:p>
          </table:table-cell>
          <table:table-cell table:number-columns-repeated="2"/>
        </table:table-row>
        <table:table-row table:style-name="ro1">
          <table:table-cell office:value-type="float" office:value="0.000210464" calcext:value-type="float">
            <text:p>0.000210464</text:p>
          </table:table-cell>
          <table:table-cell office:value-type="float" office:value="0.00126841" calcext:value-type="float">
            <text:p>0.00126841</text:p>
          </table:table-cell>
          <table:table-cell table:formula="of:=[.A2274]*[.A2274]" office:value-type="float" office:value="0.000000044295095296" calcext:value-type="float">
            <text:p>4.4295095296E-08</text:p>
          </table:table-cell>
          <table:table-cell table:formula="of:=([.A2274]-[.B2274])*([.A2274]-[.B2274])" office:value-type="float" office:value="0.000001119249738916" calcext:value-type="float">
            <text:p>1.119249738916E-06</text:p>
          </table:table-cell>
          <table:table-cell table:number-columns-repeated="2"/>
        </table:table-row>
        <table:table-row table:style-name="ro1">
          <table:table-cell office:value-type="float" office:value="0.000225663" calcext:value-type="float">
            <text:p>0.000225663</text:p>
          </table:table-cell>
          <table:table-cell office:value-type="float" office:value="0.00137025" calcext:value-type="float">
            <text:p>0.00137025</text:p>
          </table:table-cell>
          <table:table-cell table:formula="of:=[.A2275]*[.A2275]" office:value-type="float" office:value="0.000000050923789569" calcext:value-type="float">
            <text:p>5.0923789569E-08</text:p>
          </table:table-cell>
          <table:table-cell table:formula="of:=([.A2275]-[.B2275])*([.A2275]-[.B2275])" office:value-type="float" office:value="0.000001310079400569" calcext:value-type="float">
            <text:p>1.310079400569E-06</text:p>
          </table:table-cell>
          <table:table-cell table:number-columns-repeated="2"/>
        </table:table-row>
        <table:table-row table:style-name="ro1">
          <table:table-cell office:value-type="float" office:value="0.000386357" calcext:value-type="float">
            <text:p>0.000386357</text:p>
          </table:table-cell>
          <table:table-cell office:value-type="float" office:value="0.00000042227" calcext:value-type="float">
            <text:p>0.00000042227</text:p>
          </table:table-cell>
          <table:table-cell table:formula="of:=[.A2276]*[.A2276]" office:value-type="float" office:value="0.000000149271731449" calcext:value-type="float">
            <text:p>1.49271731449E-07</text:p>
          </table:table-cell>
          <table:table-cell table:formula="of:=([.A2276]-[.B2276])*([.A2276]-[.B2276])" office:value-type="float" office:value="0.00000014894561582017" calcext:value-type="float">
            <text:p>1.48945615820173E-07</text:p>
          </table:table-cell>
          <table:table-cell table:number-columns-repeated="2"/>
        </table:table-row>
        <table:table-row table:style-name="ro1">
          <table:table-cell office:value-type="float" office:value="0.00161147" calcext:value-type="float">
            <text:p>0.00161147</text:p>
          </table:table-cell>
          <table:table-cell office:value-type="float" office:value="0.00652609" calcext:value-type="float">
            <text:p>0.00652609</text:p>
          </table:table-cell>
          <table:table-cell table:formula="of:=[.A2277]*[.A2277]" office:value-type="float" office:value="0.0000025968355609" calcext:value-type="float">
            <text:p>0.0000025968355609</text:p>
          </table:table-cell>
          <table:table-cell table:formula="of:=([.A2277]-[.B2277])*([.A2277]-[.B2277])" office:value-type="float" office:value="0.0000241534897444" calcext:value-type="float">
            <text:p>0.0000241534897444</text:p>
          </table:table-cell>
          <table:table-cell table:number-columns-repeated="2"/>
        </table:table-row>
        <table:table-row table:style-name="ro1">
          <table:table-cell office:value-type="float" office:value="0.00161147" calcext:value-type="float">
            <text:p>0.00161147</text:p>
          </table:table-cell>
          <table:table-cell office:value-type="float" office:value="0.029074" calcext:value-type="float">
            <text:p>0.029074</text:p>
          </table:table-cell>
          <table:table-cell table:formula="of:=[.A2278]*[.A2278]" office:value-type="float" office:value="0.0000025968355609" calcext:value-type="float">
            <text:p>0.0000025968355609</text:p>
          </table:table-cell>
          <table:table-cell table:formula="of:=([.A2278]-[.B2278])*([.A2278]-[.B2278])" office:value-type="float" office:value="0.0007541905540009" calcext:value-type="float">
            <text:p>0.0007541905540009</text:p>
          </table:table-cell>
          <table:table-cell table:number-columns-repeated="2"/>
        </table:table-row>
        <table:table-row table:style-name="ro1">
          <table:table-cell office:value-type="float" office:value="0.000806689" calcext:value-type="float">
            <text:p>0.000806689</text:p>
          </table:table-cell>
          <table:table-cell office:value-type="float" office:value="0.00000962867" calcext:value-type="float">
            <text:p>0.00000962867</text:p>
          </table:table-cell>
          <table:table-cell table:formula="of:=[.A2279]*[.A2279]" office:value-type="float" office:value="0.000000650747142721" calcext:value-type="float">
            <text:p>6.50747142721E-07</text:p>
          </table:table-cell>
          <table:table-cell table:formula="of:=([.A2279]-[.B2279])*([.A2279]-[.B2279])" office:value-type="float" office:value="0.00000063530516965971" calcext:value-type="float">
            <text:p>6.35305169659709E-07</text:p>
          </table:table-cell>
          <table:table-cell table:number-columns-repeated="2"/>
        </table:table-row>
        <table:table-row table:style-name="ro1">
          <table:table-cell office:value-type="float" office:value="0.000806689" calcext:value-type="float">
            <text:p>0.000806689</text:p>
          </table:table-cell>
          <table:table-cell office:value-type="float" office:value="0.000505083" calcext:value-type="float">
            <text:p>0.000505083</text:p>
          </table:table-cell>
          <table:table-cell table:formula="of:=[.A2280]*[.A2280]" office:value-type="float" office:value="0.000000650747142721" calcext:value-type="float">
            <text:p>6.50747142721E-07</text:p>
          </table:table-cell>
          <table:table-cell table:formula="of:=([.A2280]-[.B2280])*([.A2280]-[.B2280])" office:value-type="float" office:value="0.000000090966179236" calcext:value-type="float">
            <text:p>9.0966179236E-08</text:p>
          </table:table-cell>
          <table:table-cell table:number-columns-repeated="2"/>
        </table:table-row>
        <table:table-row table:style-name="ro1">
          <table:table-cell office:value-type="float" office:value="0.000972867" calcext:value-type="float">
            <text:p>0.000972867</text:p>
          </table:table-cell>
          <table:table-cell office:value-type="float" office:value="0.000379572" calcext:value-type="float">
            <text:p>0.000379572</text:p>
          </table:table-cell>
          <table:table-cell table:formula="of:=[.A2281]*[.A2281]" office:value-type="float" office:value="0.000000946470199689" calcext:value-type="float">
            <text:p>9.46470199689E-07</text:p>
          </table:table-cell>
          <table:table-cell table:formula="of:=([.A2281]-[.B2281])*([.A2281]-[.B2281])" office:value-type="float" office:value="0.000000351998957025" calcext:value-type="float">
            <text:p>3.51998957025E-07</text:p>
          </table:table-cell>
          <table:table-cell table:number-columns-repeated="2"/>
        </table:table-row>
        <table:table-row table:style-name="ro1">
          <table:table-cell office:value-type="float" office:value="0.044648" calcext:value-type="float">
            <text:p>0.044648</text:p>
          </table:table-cell>
          <table:table-cell office:value-type="float" office:value="0.0000166516" calcext:value-type="float">
            <text:p>0.0000166516</text:p>
          </table:table-cell>
          <table:table-cell table:formula="of:=[.A2282]*[.A2282]" office:value-type="float" office:value="0.001993443904" calcext:value-type="float">
            <text:p>0.001993443904</text:p>
          </table:table-cell>
          <table:table-cell table:formula="of:=([.A2282]-[.B2282])*([.A2282]-[.B2282])" office:value-type="float" office:value="0.00199195726000218" calcext:value-type="float">
            <text:p>0.00199195726000218</text:p>
          </table:table-cell>
          <table:table-cell table:number-columns-repeated="2"/>
        </table:table-row>
        <table:table-row table:style-name="ro1">
          <table:table-cell office:value-type="float" office:value="0.0446479" calcext:value-type="float">
            <text:p>0.0446479</text:p>
          </table:table-cell>
          <table:table-cell office:value-type="float" office:value="0.0000169317" calcext:value-type="float">
            <text:p>0.0000169317</text:p>
          </table:table-cell>
          <table:table-cell table:formula="of:=[.A2283]*[.A2283]" office:value-type="float" office:value="0.00199343497441" calcext:value-type="float">
            <text:p>0.00199343497441</text:p>
          </table:table-cell>
          <table:table-cell table:formula="of:=([.A2283]-[.B2283])*([.A2283]-[.B2283])" office:value-type="float" office:value="0.0019919233313956" calcext:value-type="float">
            <text:p>0.0019919233313956</text:p>
          </table:table-cell>
          <table:table-cell table:number-columns-repeated="2"/>
        </table:table-row>
        <table:table-row table:style-name="ro1">
          <table:table-cell office:value-type="float" office:value="0.107536" calcext:value-type="float">
            <text:p>0.107536</text:p>
          </table:table-cell>
          <table:table-cell office:value-type="float" office:value="0.000024758" calcext:value-type="float">
            <text:p>0.000024758</text:p>
          </table:table-cell>
          <table:table-cell table:formula="of:=[.A2284]*[.A2284]" office:value-type="float" office:value="0.011563991296" calcext:value-type="float">
            <text:p>0.011563991296</text:p>
          </table:table-cell>
          <table:table-cell table:formula="of:=([.A2284]-[.B2284])*([.A2284]-[.B2284])" office:value-type="float" office:value="0.0115586671563826" calcext:value-type="float">
            <text:p>0.0115586671563826</text:p>
          </table:table-cell>
          <table:table-cell table:number-columns-repeated="2"/>
        </table:table-row>
        <table:table-row table:style-name="ro1">
          <table:table-cell office:value-type="float" office:value="0.129026" calcext:value-type="float">
            <text:p>0.129026</text:p>
          </table:table-cell>
          <table:table-cell office:value-type="float" office:value="0.0156678" calcext:value-type="float">
            <text:p>0.0156678</text:p>
          </table:table-cell>
          <table:table-cell table:formula="of:=[.A2285]*[.A2285]" office:value-type="float" office:value="0.016647708676" calcext:value-type="float">
            <text:p>0.016647708676</text:p>
          </table:table-cell>
          <table:table-cell table:formula="of:=([.A2285]-[.B2285])*([.A2285]-[.B2285])" office:value-type="float" office:value="0.01285008150724" calcext:value-type="float">
            <text:p>0.01285008150724</text:p>
          </table:table-cell>
          <table:table-cell table:number-columns-repeated="2"/>
        </table:table-row>
        <table:table-row table:style-name="ro1">
          <table:table-cell office:value-type="float" office:value="0.129026" calcext:value-type="float">
            <text:p>0.129026</text:p>
          </table:table-cell>
          <table:table-cell office:value-type="float" office:value="0.0500476" calcext:value-type="float">
            <text:p>0.0500476</text:p>
          </table:table-cell>
          <table:table-cell table:formula="of:=[.A2286]*[.A2286]" office:value-type="float" office:value="0.016647708676" calcext:value-type="float">
            <text:p>0.016647708676</text:p>
          </table:table-cell>
          <table:table-cell table:formula="of:=([.A2286]-[.B2286])*([.A2286]-[.B2286])" office:value-type="float" office:value="0.00623758766656" calcext:value-type="float">
            <text:p>0.00623758766656</text:p>
          </table:table-cell>
          <table:table-cell table:number-columns-repeated="2"/>
        </table:table-row>
        <table:table-row table:style-name="ro1">
          <table:table-cell office:value-type="float" office:value="0.189364" calcext:value-type="float">
            <text:p>0.189364</text:p>
          </table:table-cell>
          <table:table-cell office:value-type="float" office:value="0.184736" calcext:value-type="float">
            <text:p>0.184736</text:p>
          </table:table-cell>
          <table:table-cell table:formula="of:=[.A2287]*[.A2287]" office:value-type="float" office:value="0.035858724496" calcext:value-type="float">
            <text:p>0.035858724496</text:p>
          </table:table-cell>
          <table:table-cell table:formula="of:=([.A2287]-[.B2287])*([.A2287]-[.B2287])" office:value-type="float" office:value="0.0000214183839999999" calcext:value-type="float">
            <text:p>0.0000214183839999999</text:p>
          </table:table-cell>
          <table:table-cell table:number-columns-repeated="2"/>
        </table:table-row>
        <table:table-row table:style-name="ro1">
          <table:table-cell office:value-type="float" office:value="0.189364" calcext:value-type="float">
            <text:p>0.189364</text:p>
          </table:table-cell>
          <table:table-cell office:value-type="float" office:value="0.278489" calcext:value-type="float">
            <text:p>0.278489</text:p>
          </table:table-cell>
          <table:table-cell table:formula="of:=[.A2288]*[.A2288]" office:value-type="float" office:value="0.035858724496" calcext:value-type="float">
            <text:p>0.035858724496</text:p>
          </table:table-cell>
          <table:table-cell table:formula="of:=([.A2288]-[.B2288])*([.A2288]-[.B2288])" office:value-type="float" office:value="0.007943265625" calcext:value-type="float">
            <text:p>0.007943265625</text:p>
          </table:table-cell>
          <table:table-cell table:number-columns-repeated="2"/>
        </table:table-row>
        <table:table-row table:style-name="ro1">
          <table:table-cell office:value-type="float" office:value="0.179415" calcext:value-type="float">
            <text:p>0.179415</text:p>
          </table:table-cell>
          <table:table-cell office:value-type="float" office:value="0.229678" calcext:value-type="float">
            <text:p>0.229678</text:p>
          </table:table-cell>
          <table:table-cell table:formula="of:=[.A2289]*[.A2289]" office:value-type="float" office:value="0.032189742225" calcext:value-type="float">
            <text:p>0.032189742225</text:p>
          </table:table-cell>
          <table:table-cell table:formula="of:=([.A2289]-[.B2289])*([.A2289]-[.B2289])" office:value-type="float" office:value="0.002526369169" calcext:value-type="float">
            <text:p>0.002526369169</text:p>
          </table:table-cell>
          <table:table-cell table:number-columns-repeated="2"/>
        </table:table-row>
        <table:table-row table:style-name="ro1">
          <table:table-cell office:value-type="float" office:value="0.179414" calcext:value-type="float">
            <text:p>0.179414</text:p>
          </table:table-cell>
          <table:table-cell office:value-type="float" office:value="0.19715" calcext:value-type="float">
            <text:p>0.19715</text:p>
          </table:table-cell>
          <table:table-cell table:formula="of:=[.A2290]*[.A2290]" office:value-type="float" office:value="0.032189383396" calcext:value-type="float">
            <text:p>0.032189383396</text:p>
          </table:table-cell>
          <table:table-cell table:formula="of:=([.A2290]-[.B2290])*([.A2290]-[.B2290])" office:value-type="float" office:value="0.000314565696" calcext:value-type="float">
            <text:p>0.000314565696</text:p>
          </table:table-cell>
          <table:table-cell table:number-columns-repeated="2"/>
        </table:table-row>
        <table:table-row table:style-name="ro1">
          <table:table-cell office:value-type="float" office:value="0.179415" calcext:value-type="float">
            <text:p>0.179415</text:p>
          </table:table-cell>
          <table:table-cell office:value-type="float" office:value="0.204892" calcext:value-type="float">
            <text:p>0.204892</text:p>
          </table:table-cell>
          <table:table-cell table:formula="of:=[.A2291]*[.A2291]" office:value-type="float" office:value="0.032189742225" calcext:value-type="float">
            <text:p>0.032189742225</text:p>
          </table:table-cell>
          <table:table-cell table:formula="of:=([.A2291]-[.B2291])*([.A2291]-[.B2291])" office:value-type="float" office:value="0.000649077529" calcext:value-type="float">
            <text:p>0.000649077529</text:p>
          </table:table-cell>
          <table:table-cell table:number-columns-repeated="2"/>
        </table:table-row>
        <table:table-row table:style-name="ro1">
          <table:table-cell office:value-type="float" office:value="0.250236" calcext:value-type="float">
            <text:p>0.250236</text:p>
          </table:table-cell>
          <table:table-cell office:value-type="float" office:value="0.17004" calcext:value-type="float">
            <text:p>0.17004</text:p>
          </table:table-cell>
          <table:table-cell table:formula="of:=[.A2292]*[.A2292]" office:value-type="float" office:value="0.062618055696" calcext:value-type="float">
            <text:p>0.062618055696</text:p>
          </table:table-cell>
          <table:table-cell table:formula="of:=([.A2292]-[.B2292])*([.A2292]-[.B2292])" office:value-type="float" office:value="0.006431398416" calcext:value-type="float">
            <text:p>0.006431398416</text:p>
          </table:table-cell>
          <table:table-cell table:number-columns-repeated="2"/>
        </table:table-row>
        <table:table-row table:style-name="ro1">
          <table:table-cell office:value-type="float" office:value="0.385447" calcext:value-type="float">
            <text:p>0.385447</text:p>
          </table:table-cell>
          <table:table-cell office:value-type="float" office:value="0.309327" calcext:value-type="float">
            <text:p>0.309327</text:p>
          </table:table-cell>
          <table:table-cell table:formula="of:=[.A2293]*[.A2293]" office:value-type="float" office:value="0.148569389809" calcext:value-type="float">
            <text:p>0.148569389809</text:p>
          </table:table-cell>
          <table:table-cell table:formula="of:=([.A2293]-[.B2293])*([.A2293]-[.B2293])" office:value-type="float" office:value="0.00579425439999999" calcext:value-type="float">
            <text:p>0.00579425439999999</text:p>
          </table:table-cell>
          <table:table-cell table:number-columns-repeated="2"/>
        </table:table-row>
        <table:table-row table:style-name="ro1">
          <table:table-cell office:value-type="float" office:value="0.385447" calcext:value-type="float">
            <text:p>0.385447</text:p>
          </table:table-cell>
          <table:table-cell office:value-type="float" office:value="0.384373" calcext:value-type="float">
            <text:p>0.384373</text:p>
          </table:table-cell>
          <table:table-cell table:formula="of:=[.A2294]*[.A2294]" office:value-type="float" office:value="0.148569389809" calcext:value-type="float">
            <text:p>0.148569389809</text:p>
          </table:table-cell>
          <table:table-cell table:formula="of:=([.A2294]-[.B2294])*([.A2294]-[.B2294])" office:value-type="float" office:value="0.00000115347599999992" calcext:value-type="float">
            <text:p>1.15347599999992E-06</text:p>
          </table:table-cell>
          <table:table-cell table:number-columns-repeated="2"/>
        </table:table-row>
        <table:table-row table:style-name="ro1">
          <table:table-cell office:value-type="float" office:value="0.385447" calcext:value-type="float">
            <text:p>0.385447</text:p>
          </table:table-cell>
          <table:table-cell office:value-type="float" office:value="0.53865" calcext:value-type="float">
            <text:p>0.53865</text:p>
          </table:table-cell>
          <table:table-cell table:formula="of:=[.A2295]*[.A2295]" office:value-type="float" office:value="0.148569389809" calcext:value-type="float">
            <text:p>0.148569389809</text:p>
          </table:table-cell>
          <table:table-cell table:formula="of:=([.A2295]-[.B2295])*([.A2295]-[.B2295])" office:value-type="float" office:value="0.023471159209" calcext:value-type="float">
            <text:p>0.023471159209</text:p>
          </table:table-cell>
          <table:table-cell table:number-columns-repeated="2"/>
        </table:table-row>
        <table:table-row table:style-name="ro1">
          <table:table-cell office:value-type="float" office:value="0.685814" calcext:value-type="float">
            <text:p>0.685814</text:p>
          </table:table-cell>
          <table:table-cell office:value-type="float" office:value="0.647033" calcext:value-type="float">
            <text:p>0.647033</text:p>
          </table:table-cell>
          <table:table-cell table:formula="of:=[.A2296]*[.A2296]" office:value-type="float" office:value="0.470340842596" calcext:value-type="float">
            <text:p>0.470340842596</text:p>
          </table:table-cell>
          <table:table-cell table:formula="of:=([.A2296]-[.B2296])*([.A2296]-[.B2296])" office:value-type="float" office:value="0.00150396596100001" calcext:value-type="float">
            <text:p>0.00150396596100001</text:p>
          </table:table-cell>
          <table:table-cell table:number-columns-repeated="2"/>
        </table:table-row>
        <table:table-row table:style-name="ro1">
          <table:table-cell office:value-type="float" office:value="0.772406" calcext:value-type="float">
            <text:p>0.772406</text:p>
          </table:table-cell>
          <table:table-cell office:value-type="float" office:value="0.738234" calcext:value-type="float">
            <text:p>0.738234</text:p>
          </table:table-cell>
          <table:table-cell table:formula="of:=[.A2297]*[.A2297]" office:value-type="float" office:value="0.596611028836" calcext:value-type="float">
            <text:p>0.596611028836</text:p>
          </table:table-cell>
          <table:table-cell table:formula="of:=([.A2297]-[.B2297])*([.A2297]-[.B2297])" office:value-type="float" office:value="0.00116772558400001" calcext:value-type="float">
            <text:p>0.00116772558400001</text:p>
          </table:table-cell>
          <table:table-cell table:number-columns-repeated="2"/>
        </table:table-row>
        <table:table-row table:style-name="ro1">
          <table:table-cell office:value-type="float" office:value="0.772407" calcext:value-type="float">
            <text:p>0.772407</text:p>
          </table:table-cell>
          <table:table-cell office:value-type="float" office:value="0.77283" calcext:value-type="float">
            <text:p>0.77283</text:p>
          </table:table-cell>
          <table:table-cell table:formula="of:=[.A2298]*[.A2298]" office:value-type="float" office:value="0.596612573649" calcext:value-type="float">
            <text:p>0.596612573649</text:p>
          </table:table-cell>
          <table:table-cell table:formula="of:=([.A2298]-[.B2298])*([.A2298]-[.B2298])" office:value-type="float" office:value="0.00000017892900000005" calcext:value-type="float">
            <text:p>1.78929000000053E-07</text:p>
          </table:table-cell>
          <table:table-cell table:number-columns-repeated="2"/>
        </table:table-row>
        <table:table-row table:style-name="ro1">
          <table:table-cell office:value-type="float" office:value="0.772407" calcext:value-type="float">
            <text:p>0.772407</text:p>
          </table:table-cell>
          <table:table-cell office:value-type="float" office:value="0.848468" calcext:value-type="float">
            <text:p>0.848468</text:p>
          </table:table-cell>
          <table:table-cell table:formula="of:=[.A2299]*[.A2299]" office:value-type="float" office:value="0.596612573649" calcext:value-type="float">
            <text:p>0.596612573649</text:p>
          </table:table-cell>
          <table:table-cell table:formula="of:=([.A2299]-[.B2299])*([.A2299]-[.B2299])" office:value-type="float" office:value="0.00578527572100001" calcext:value-type="float">
            <text:p>0.00578527572100001</text:p>
          </table:table-cell>
          <table:table-cell table:number-columns-repeated="2"/>
        </table:table-row>
        <table:table-row table:style-name="ro1">
          <table:table-cell office:value-type="float" office:value="0.814933" calcext:value-type="float">
            <text:p>0.814933</text:p>
          </table:table-cell>
          <table:table-cell office:value-type="float" office:value="0.944753" calcext:value-type="float">
            <text:p>0.944753</text:p>
          </table:table-cell>
          <table:table-cell table:formula="of:=[.A2300]*[.A2300]" office:value-type="float" office:value="0.664115794489" calcext:value-type="float">
            <text:p>0.664115794489</text:p>
          </table:table-cell>
          <table:table-cell table:formula="of:=([.A2300]-[.B2300])*([.A2300]-[.B2300])" office:value-type="float" office:value="0.0168532324" calcext:value-type="float">
            <text:p>0.0168532324</text:p>
          </table:table-cell>
          <table:table-cell table:number-columns-repeated="2"/>
        </table:table-row>
        <table:table-row table:style-name="ro1">
          <table:table-cell office:value-type="float" office:value="0.970311" calcext:value-type="float">
            <text:p>0.970311</text:p>
          </table:table-cell>
          <table:table-cell office:value-type="float" office:value="0.906313" calcext:value-type="float">
            <text:p>0.906313</text:p>
          </table:table-cell>
          <table:table-cell table:formula="of:=[.A2301]*[.A2301]" office:value-type="float" office:value="0.941503436721" calcext:value-type="float">
            <text:p>0.941503436721</text:p>
          </table:table-cell>
          <table:table-cell table:formula="of:=([.A2301]-[.B2301])*([.A2301]-[.B2301])" office:value-type="float" office:value="0.004095744004" calcext:value-type="float">
            <text:p>0.004095744004</text:p>
          </table:table-cell>
          <table:table-cell table:number-columns-repeated="2"/>
        </table:table-row>
        <table:table-row table:style-name="ro1">
          <table:table-cell office:value-type="float" office:value="0.994113" calcext:value-type="float">
            <text:p>0.994113</text:p>
          </table:table-cell>
          <table:table-cell office:value-type="float" office:value="0.991284" calcext:value-type="float">
            <text:p>0.991284</text:p>
          </table:table-cell>
          <table:table-cell table:formula="of:=[.A2302]*[.A2302]" office:value-type="float" office:value="0.988260656769" calcext:value-type="float">
            <text:p>0.988260656769</text:p>
          </table:table-cell>
          <table:table-cell table:formula="of:=([.A2302]-[.B2302])*([.A2302]-[.B2302])" office:value-type="float" office:value="0.00000800324099999983" calcext:value-type="float">
            <text:p>8.00324099999983E-06</text:p>
          </table:table-cell>
          <table:table-cell table:number-columns-repeated="2"/>
        </table:table-row>
        <table:table-row table:style-name="ro1">
          <table:table-cell office:value-type="float" office:value="0.000146985" calcext:value-type="float">
            <text:p>0.000146985</text:p>
          </table:table-cell>
          <table:table-cell office:value-type="float" office:value="0.00000245008" calcext:value-type="float">
            <text:p>0.00000245008</text:p>
          </table:table-cell>
          <table:table-cell table:formula="of:=[.A2303]*[.A2303]" office:value-type="float" office:value="0.000000021604590225" calcext:value-type="float">
            <text:p>2.1604590225E-08</text:p>
          </table:table-cell>
          <table:table-cell table:formula="of:=([.A2303]-[.B2303])*([.A2303]-[.B2303])" office:value-type="float" office:value="0.00000002089034309941" calcext:value-type="float">
            <text:p>2.08903430994064E-08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0204733" calcext:value-type="float">
            <text:p>0.000204733</text:p>
          </table:table-cell>
          <table:table-cell table:formula="of:=[.A2304]*[.A2304]" office:value-type="float" office:value="0.00000000001236696789" calcext:value-type="float">
            <text:p>1.23669678889E-11</text:p>
          </table:table-cell>
          <table:table-cell table:formula="of:=([.A2304]-[.B2304])*([.A2304]-[.B2304])" office:value-type="float" office:value="0.00000004048801145867" calcext:value-type="float">
            <text:p>4.04880114586689E-08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173119" calcext:value-type="float">
            <text:p>0.00173119</text:p>
          </table:table-cell>
          <table:table-cell table:formula="of:=[.A2305]*[.A2305]" office:value-type="float" office:value="0.00000000001236696789" calcext:value-type="float">
            <text:p>1.23669678889E-11</text:p>
          </table:table-cell>
          <table:table-cell table:formula="of:=([.A2305]-[.B2305])*([.A2305]-[.B2305])" office:value-type="float" office:value="0.00000298485513519329" calcext:value-type="float">
            <text:p>2.98485513519329E-06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106038" calcext:value-type="float">
            <text:p>0.0106038</text:p>
          </table:table-cell>
          <table:table-cell table:formula="of:=[.A2306]*[.A2306]" office:value-type="float" office:value="0.00000000001236696789" calcext:value-type="float">
            <text:p>1.23669678889E-11</text:p>
          </table:table-cell>
          <table:table-cell table:formula="of:=([.A2306]-[.B2306])*([.A2306]-[.B2306])" office:value-type="float" office:value="0.000112366006676276" calcext:value-type="float">
            <text:p>0.000112366006676276</text:p>
          </table:table-cell>
          <table:table-cell table:number-columns-repeated="2"/>
        </table:table-row>
        <table:table-row table:style-name="ro1">
          <table:table-cell office:value-type="float" office:value="0.000105381" calcext:value-type="float">
            <text:p>0.000105381</text:p>
          </table:table-cell>
          <table:table-cell office:value-type="float" office:value="0.00323542" calcext:value-type="float">
            <text:p>0.00323542</text:p>
          </table:table-cell>
          <table:table-cell table:formula="of:=[.A2307]*[.A2307]" office:value-type="float" office:value="0.000000011105155161" calcext:value-type="float">
            <text:p>1.1105155161E-08</text:p>
          </table:table-cell>
          <table:table-cell table:formula="of:=([.A2307]-[.B2307])*([.A2307]-[.B2307])" office:value-type="float" office:value="0.000009797144141521" calcext:value-type="float">
            <text:p>9.797144141521E-06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101642" calcext:value-type="float">
            <text:p>0.00101642</text:p>
          </table:table-cell>
          <table:table-cell table:formula="of:=[.A2308]*[.A2308]" office:value-type="float" office:value="0.00000000001547564789" calcext:value-type="float">
            <text:p>1.54756478881E-11</text:p>
          </table:table-cell>
          <table:table-cell table:formula="of:=([.A2308]-[.B2308])*([.A2308]-[.B2308])" office:value-type="float" office:value="0.00000102512808244349" calcext:value-type="float">
            <text:p>1.02512808244349E-06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00867428" calcext:value-type="float">
            <text:p>0.0000867428</text:p>
          </table:table-cell>
          <table:table-cell table:formula="of:=[.A2309]*[.A2309]" office:value-type="float" office:value="0.000000141859196164" calcext:value-type="float">
            <text:p>1.41859196164E-07</text:p>
          </table:table-cell>
          <table:table-cell table:formula="of:=([.A2309]-[.B2309])*([.A2309]-[.B2309])" office:value-type="float" office:value="0.00000008404154616064" calcext:value-type="float">
            <text:p>8.404154616064E-08</text:p>
          </table:table-cell>
          <table:table-cell table:number-columns-repeated="2"/>
        </table:table-row>
        <table:table-row table:style-name="ro1">
          <table:table-cell office:value-type="float" office:value="0.000249565" calcext:value-type="float">
            <text:p>0.000249565</text:p>
          </table:table-cell>
          <table:table-cell office:value-type="float" office:value="0.000693307" calcext:value-type="float">
            <text:p>0.000693307</text:p>
          </table:table-cell>
          <table:table-cell table:formula="of:=[.A2310]*[.A2310]" office:value-type="float" office:value="0.000000062282689225" calcext:value-type="float">
            <text:p>6.2282689225E-08</text:p>
          </table:table-cell>
          <table:table-cell table:formula="of:=([.A2310]-[.B2310])*([.A2310]-[.B2310])" office:value-type="float" office:value="0.000000196906962564" calcext:value-type="float">
            <text:p>1.96906962564E-07</text:p>
          </table:table-cell>
          <table:table-cell table:number-columns-repeated="2"/>
        </table:table-row>
        <table:table-row table:style-name="ro1">
          <table:table-cell office:value-type="float" office:value="0.000126362" calcext:value-type="float">
            <text:p>0.000126362</text:p>
          </table:table-cell>
          <table:table-cell office:value-type="float" office:value="0.0124805" calcext:value-type="float">
            <text:p>0.0124805</text:p>
          </table:table-cell>
          <table:table-cell table:formula="of:=[.A2311]*[.A2311]" office:value-type="float" office:value="0.000000015967355044" calcext:value-type="float">
            <text:p>1.5967355044E-08</text:p>
          </table:table-cell>
          <table:table-cell table:formula="of:=([.A2311]-[.B2311])*([.A2311]-[.B2311])" office:value-type="float" office:value="0.000152624725723044" calcext:value-type="float">
            <text:p>0.000152624725723044</text:p>
          </table:table-cell>
          <table:table-cell table:number-columns-repeated="2"/>
        </table:table-row>
        <table:table-row table:style-name="ro1">
          <table:table-cell office:value-type="float" office:value="0.000126362" calcext:value-type="float">
            <text:p>0.000126362</text:p>
          </table:table-cell>
          <table:table-cell office:value-type="float" office:value="0.000332188" calcext:value-type="float">
            <text:p>0.000332188</text:p>
          </table:table-cell>
          <table:table-cell table:formula="of:=[.A2312]*[.A2312]" office:value-type="float" office:value="0.000000015967355044" calcext:value-type="float">
            <text:p>1.5967355044E-08</text:p>
          </table:table-cell>
          <table:table-cell table:formula="of:=([.A2312]-[.B2312])*([.A2312]-[.B2312])" office:value-type="float" office:value="0.000000042364342276" calcext:value-type="float">
            <text:p>4.2364342276E-08</text:p>
          </table:table-cell>
          <table:table-cell table:number-columns-repeated="2"/>
        </table:table-row>
        <table:table-row table:style-name="ro1">
          <table:table-cell office:value-type="float" office:value="0.000126362" calcext:value-type="float">
            <text:p>0.000126362</text:p>
          </table:table-cell>
          <table:table-cell office:value-type="float" office:value="0.000441316" calcext:value-type="float">
            <text:p>0.000441316</text:p>
          </table:table-cell>
          <table:table-cell table:formula="of:=[.A2313]*[.A2313]" office:value-type="float" office:value="0.000000015967355044" calcext:value-type="float">
            <text:p>1.5967355044E-08</text:p>
          </table:table-cell>
          <table:table-cell table:formula="of:=([.A2313]-[.B2313])*([.A2313]-[.B2313])" office:value-type="float" office:value="0.000000099196022116" calcext:value-type="float">
            <text:p>9.9196022116E-08</text:p>
          </table:table-cell>
          <table:table-cell table:number-columns-repeated="2"/>
        </table:table-row>
        <table:table-row table:style-name="ro1">
          <table:table-cell office:value-type="float" office:value="0.0000877976" calcext:value-type="float">
            <text:p>0.0000877976</text:p>
          </table:table-cell>
          <table:table-cell office:value-type="float" office:value="0.0201373" calcext:value-type="float">
            <text:p>0.0201373</text:p>
          </table:table-cell>
          <table:table-cell table:formula="of:=[.A2314]*[.A2314]" office:value-type="float" office:value="0.00000000770841856576" calcext:value-type="float">
            <text:p>7.70841856576E-09</text:p>
          </table:table-cell>
          <table:table-cell table:formula="of:=([.A2314]-[.B2314])*([.A2314]-[.B2314])" office:value-type="float" office:value="0.000401982546487606" calcext:value-type="float">
            <text:p>0.000401982546487606</text:p>
          </table:table-cell>
          <table:table-cell table:number-columns-repeated="2"/>
        </table:table-row>
        <table:table-row table:style-name="ro1">
          <table:table-cell office:value-type="float" office:value="0.00039196" calcext:value-type="float">
            <text:p>0.00039196</text:p>
          </table:table-cell>
          <table:table-cell office:value-type="float" office:value="0.0000828729" calcext:value-type="float">
            <text:p>0.0000828729</text:p>
          </table:table-cell>
          <table:table-cell table:formula="of:=[.A2315]*[.A2315]" office:value-type="float" office:value="0.0000001536326416" calcext:value-type="float">
            <text:p>0.0000001536326416</text:p>
          </table:table-cell>
          <table:table-cell table:formula="of:=([.A2315]-[.B2315])*([.A2315]-[.B2315])" office:value-type="float" office:value="0.00000009553483538641" calcext:value-type="float">
            <text:p>9.553483538641E-08</text:p>
          </table:table-cell>
          <table:table-cell table:number-columns-repeated="2"/>
        </table:table-row>
        <table:table-row table:style-name="ro1">
          <table:table-cell office:value-type="float" office:value="0.000284433" calcext:value-type="float">
            <text:p>0.000284433</text:p>
          </table:table-cell>
          <table:table-cell office:value-type="float" office:value="0.000018465" calcext:value-type="float">
            <text:p>0.000018465</text:p>
          </table:table-cell>
          <table:table-cell table:formula="of:=[.A2316]*[.A2316]" office:value-type="float" office:value="0.000000080902131489" calcext:value-type="float">
            <text:p>8.0902131489E-08</text:p>
          </table:table-cell>
          <table:table-cell table:formula="of:=([.A2316]-[.B2316])*([.A2316]-[.B2316])" office:value-type="float" office:value="0.000000070738977024" calcext:value-type="float">
            <text:p>7.0738977024E-08</text:p>
          </table:table-cell>
          <table:table-cell table:number-columns-repeated="2"/>
        </table:table-row>
        <table:table-row table:style-name="ro1">
          <table:table-cell office:value-type="float" office:value="0.00047034" calcext:value-type="float">
            <text:p>0.00047034</text:p>
          </table:table-cell>
          <table:table-cell office:value-type="float" office:value="0.00164201" calcext:value-type="float">
            <text:p>0.00164201</text:p>
          </table:table-cell>
          <table:table-cell table:formula="of:=[.A2317]*[.A2317]" office:value-type="float" office:value="0.0000002212197156" calcext:value-type="float">
            <text:p>0.0000002212197156</text:p>
          </table:table-cell>
          <table:table-cell table:formula="of:=([.A2317]-[.B2317])*([.A2317]-[.B2317])" office:value-type="float" office:value="0.0000013728105889" calcext:value-type="float">
            <text:p>0.0000013728105889</text:p>
          </table:table-cell>
          <table:table-cell table:number-columns-repeated="2"/>
        </table:table-row>
        <table:table-row table:style-name="ro1">
          <table:table-cell office:value-type="float" office:value="0.000583947" calcext:value-type="float">
            <text:p>0.000583947</text:p>
          </table:table-cell>
          <table:table-cell office:value-type="float" office:value="0.019993" calcext:value-type="float">
            <text:p>0.019993</text:p>
          </table:table-cell>
          <table:table-cell table:formula="of:=[.A2318]*[.A2318]" office:value-type="float" office:value="0.000000340994098809" calcext:value-type="float">
            <text:p>3.40994098809E-07</text:p>
          </table:table-cell>
          <table:table-cell table:formula="of:=([.A2318]-[.B2318])*([.A2318]-[.B2318])" office:value-type="float" office:value="0.000376711338356809" calcext:value-type="float">
            <text:p>0.000376711338356809</text:p>
          </table:table-cell>
          <table:table-cell table:number-columns-repeated="2"/>
        </table:table-row>
        <table:table-row table:style-name="ro1">
          <table:table-cell office:value-type="float" office:value="0.00317919" calcext:value-type="float">
            <text:p>0.00317919</text:p>
          </table:table-cell>
          <table:table-cell office:value-type="float" office:value="0.0000396649" calcext:value-type="float">
            <text:p>0.0000396649</text:p>
          </table:table-cell>
          <table:table-cell table:formula="of:=[.A2319]*[.A2319]" office:value-type="float" office:value="0.0000101072490561" calcext:value-type="float">
            <text:p>0.0000101072490561</text:p>
          </table:table-cell>
          <table:table-cell table:formula="of:=([.A2319]-[.B2319])*([.A2319]-[.B2319])" office:value-type="float" office:value="0.00000985661785353001" calcext:value-type="float">
            <text:p>9.85661785353001E-06</text:p>
          </table:table-cell>
          <table:table-cell table:number-columns-repeated="2"/>
        </table:table-row>
        <table:table-row table:style-name="ro1">
          <table:table-cell office:value-type="float" office:value="0.0057537" calcext:value-type="float">
            <text:p>0.0057537</text:p>
          </table:table-cell>
          <table:table-cell office:value-type="float" office:value="0.124593" calcext:value-type="float">
            <text:p>0.124593</text:p>
          </table:table-cell>
          <table:table-cell table:formula="of:=[.A2320]*[.A2320]" office:value-type="float" office:value="0.00003310506369" calcext:value-type="float">
            <text:p>0.00003310506369</text:p>
          </table:table-cell>
          <table:table-cell table:formula="of:=([.A2320]-[.B2320])*([.A2320]-[.B2320])" office:value-type="float" office:value="0.01412277922449" calcext:value-type="float">
            <text:p>0.01412277922449</text:p>
          </table:table-cell>
          <table:table-cell table:number-columns-repeated="2"/>
        </table:table-row>
        <table:table-row table:style-name="ro1">
          <table:table-cell office:value-type="float" office:value="0.00575364" calcext:value-type="float">
            <text:p>0.00575364</text:p>
          </table:table-cell>
          <table:table-cell office:value-type="float" office:value="0.00979108" calcext:value-type="float">
            <text:p>0.00979108</text:p>
          </table:table-cell>
          <table:table-cell table:formula="of:=[.A2321]*[.A2321]" office:value-type="float" office:value="0.0000331043732496" calcext:value-type="float">
            <text:p>0.0000331043732496</text:p>
          </table:table-cell>
          <table:table-cell table:formula="of:=([.A2321]-[.B2321])*([.A2321]-[.B2321])" office:value-type="float" office:value="0.0000163009217536" calcext:value-type="float">
            <text:p>0.0000163009217536</text:p>
          </table:table-cell>
          <table:table-cell table:number-columns-repeated="2"/>
        </table:table-row>
        <table:table-row table:style-name="ro1">
          <table:table-cell office:value-type="float" office:value="0.00561476" calcext:value-type="float">
            <text:p>0.00561476</text:p>
          </table:table-cell>
          <table:table-cell office:value-type="float" office:value="0.00163458" calcext:value-type="float">
            <text:p>0.00163458</text:p>
          </table:table-cell>
          <table:table-cell table:formula="of:=[.A2322]*[.A2322]" office:value-type="float" office:value="0.0000315255298576" calcext:value-type="float">
            <text:p>0.0000315255298576</text:p>
          </table:table-cell>
          <table:table-cell table:formula="of:=([.A2322]-[.B2322])*([.A2322]-[.B2322])" office:value-type="float" office:value="0.0000158418328324" calcext:value-type="float">
            <text:p>0.0000158418328324</text:p>
          </table:table-cell>
          <table:table-cell table:number-columns-repeated="2"/>
        </table:table-row>
        <table:table-row table:style-name="ro1">
          <table:table-cell office:value-type="float" office:value="0.00290114" calcext:value-type="float">
            <text:p>0.00290114</text:p>
          </table:table-cell>
          <table:table-cell office:value-type="float" office:value="0.00162046" calcext:value-type="float">
            <text:p>0.00162046</text:p>
          </table:table-cell>
          <table:table-cell table:formula="of:=[.A2323]*[.A2323]" office:value-type="float" office:value="0.0000084166132996" calcext:value-type="float">
            <text:p>0.0000084166132996</text:p>
          </table:table-cell>
          <table:table-cell table:formula="of:=([.A2323]-[.B2323])*([.A2323]-[.B2323])" office:value-type="float" office:value="0.0000016401412624" calcext:value-type="float">
            <text:p>0.0000016401412624</text:p>
          </table:table-cell>
          <table:table-cell table:number-columns-repeated="2"/>
        </table:table-row>
        <table:table-row table:style-name="ro1">
          <table:table-cell office:value-type="float" office:value="0.00814813" calcext:value-type="float">
            <text:p>0.00814813</text:p>
          </table:table-cell>
          <table:table-cell office:value-type="float" office:value="0.00589826" calcext:value-type="float">
            <text:p>0.00589826</text:p>
          </table:table-cell>
          <table:table-cell table:formula="of:=[.A2324]*[.A2324]" office:value-type="float" office:value="0.0000663920224969" calcext:value-type="float">
            <text:p>0.0000663920224969</text:p>
          </table:table-cell>
          <table:table-cell table:formula="of:=([.A2324]-[.B2324])*([.A2324]-[.B2324])" office:value-type="float" office:value="0.0000050619150169" calcext:value-type="float">
            <text:p>0.0000050619150169</text:p>
          </table:table-cell>
          <table:table-cell table:number-columns-repeated="2"/>
        </table:table-row>
        <table:table-row table:style-name="ro1">
          <table:table-cell office:value-type="float" office:value="0.00762218" calcext:value-type="float">
            <text:p>0.00762218</text:p>
          </table:table-cell>
          <table:table-cell office:value-type="float" office:value="0.0117354" calcext:value-type="float">
            <text:p>0.0117354</text:p>
          </table:table-cell>
          <table:table-cell table:formula="of:=[.A2325]*[.A2325]" office:value-type="float" office:value="0.0000580976279524" calcext:value-type="float">
            <text:p>0.0000580976279524</text:p>
          </table:table-cell>
          <table:table-cell table:formula="of:=([.A2325]-[.B2325])*([.A2325]-[.B2325])" office:value-type="float" office:value="0.0000169185787684" calcext:value-type="float">
            <text:p>0.0000169185787684</text:p>
          </table:table-cell>
          <table:table-cell table:number-columns-repeated="2"/>
        </table:table-row>
        <table:table-row table:style-name="ro1">
          <table:table-cell office:value-type="float" office:value="0.063789" calcext:value-type="float">
            <text:p>0.063789</text:p>
          </table:table-cell>
          <table:table-cell office:value-type="float" office:value="0.0472174" calcext:value-type="float">
            <text:p>0.0472174</text:p>
          </table:table-cell>
          <table:table-cell table:formula="of:=[.A2326]*[.A2326]" office:value-type="float" office:value="0.004069036521" calcext:value-type="float">
            <text:p>0.004069036521</text:p>
          </table:table-cell>
          <table:table-cell table:formula="of:=([.A2326]-[.B2326])*([.A2326]-[.B2326])" office:value-type="float" office:value="0.00027461792656" calcext:value-type="float">
            <text:p>0.00027461792656</text:p>
          </table:table-cell>
          <table:table-cell table:number-columns-repeated="2"/>
        </table:table-row>
        <table:table-row table:style-name="ro1">
          <table:table-cell office:value-type="float" office:value="0.0791008" calcext:value-type="float">
            <text:p>0.0791008</text:p>
          </table:table-cell>
          <table:table-cell office:value-type="float" office:value="0.0821349" calcext:value-type="float">
            <text:p>0.0821349</text:p>
          </table:table-cell>
          <table:table-cell table:formula="of:=[.A2327]*[.A2327]" office:value-type="float" office:value="0.00625693656064" calcext:value-type="float">
            <text:p>0.00625693656064</text:p>
          </table:table-cell>
          <table:table-cell table:formula="of:=([.A2327]-[.B2327])*([.A2327]-[.B2327])" office:value-type="float" office:value="0.00000920576280999999" calcext:value-type="float">
            <text:p>0.00000920576280999999</text:p>
          </table:table-cell>
          <table:table-cell table:number-columns-repeated="2"/>
        </table:table-row>
        <table:table-row table:style-name="ro1">
          <table:table-cell office:value-type="float" office:value="0.117749" calcext:value-type="float">
            <text:p>0.117749</text:p>
          </table:table-cell>
          <table:table-cell office:value-type="float" office:value="0.095673" calcext:value-type="float">
            <text:p>0.095673</text:p>
          </table:table-cell>
          <table:table-cell table:formula="of:=[.A2328]*[.A2328]" office:value-type="float" office:value="0.013864827001" calcext:value-type="float">
            <text:p>0.013864827001</text:p>
          </table:table-cell>
          <table:table-cell table:formula="of:=([.A2328]-[.B2328])*([.A2328]-[.B2328])" office:value-type="float" office:value="0.000487349776000001" calcext:value-type="float">
            <text:p>0.000487349776000001</text:p>
          </table:table-cell>
          <table:table-cell table:number-columns-repeated="2"/>
        </table:table-row>
        <table:table-row table:style-name="ro1">
          <table:table-cell office:value-type="float" office:value="0.124011" calcext:value-type="float">
            <text:p>0.124011</text:p>
          </table:table-cell>
          <table:table-cell office:value-type="float" office:value="0.00756751" calcext:value-type="float">
            <text:p>0.00756751</text:p>
          </table:table-cell>
          <table:table-cell table:formula="of:=[.A2329]*[.A2329]" office:value-type="float" office:value="0.015378728121" calcext:value-type="float">
            <text:p>0.015378728121</text:p>
          </table:table-cell>
          <table:table-cell table:formula="of:=([.A2329]-[.B2329])*([.A2329]-[.B2329])" office:value-type="float" office:value="0.0135590863633801" calcext:value-type="float">
            <text:p>0.0135590863633801</text:p>
          </table:table-cell>
          <table:table-cell table:number-columns-repeated="2"/>
        </table:table-row>
        <table:table-row table:style-name="ro1">
          <table:table-cell office:value-type="float" office:value="0.4185" calcext:value-type="float">
            <text:p>0.4185</text:p>
          </table:table-cell>
          <table:table-cell office:value-type="float" office:value="0.248149" calcext:value-type="float">
            <text:p>0.248149</text:p>
          </table:table-cell>
          <table:table-cell table:formula="of:=[.A2330]*[.A2330]" office:value-type="float" office:value="0.17514225" calcext:value-type="float">
            <text:p>0.17514225</text:p>
          </table:table-cell>
          <table:table-cell table:formula="of:=([.A2330]-[.B2330])*([.A2330]-[.B2330])" office:value-type="float" office:value="0.029019463201" calcext:value-type="float">
            <text:p>0.029019463201</text:p>
          </table:table-cell>
          <table:table-cell table:number-columns-repeated="2"/>
        </table:table-row>
        <table:table-row table:style-name="ro1">
          <table:table-cell office:value-type="float" office:value="0.4185" calcext:value-type="float">
            <text:p>0.4185</text:p>
          </table:table-cell>
          <table:table-cell office:value-type="float" office:value="0.472738" calcext:value-type="float">
            <text:p>0.472738</text:p>
          </table:table-cell>
          <table:table-cell table:formula="of:=[.A2331]*[.A2331]" office:value-type="float" office:value="0.17514225" calcext:value-type="float">
            <text:p>0.17514225</text:p>
          </table:table-cell>
          <table:table-cell table:formula="of:=([.A2331]-[.B2331])*([.A2331]-[.B2331])" office:value-type="float" office:value="0.002941760644" calcext:value-type="float">
            <text:p>0.002941760644</text:p>
          </table:table-cell>
          <table:table-cell table:number-columns-repeated="2"/>
        </table:table-row>
        <table:table-row table:style-name="ro1">
          <table:table-cell office:value-type="float" office:value="0.4185" calcext:value-type="float">
            <text:p>0.4185</text:p>
          </table:table-cell>
          <table:table-cell office:value-type="float" office:value="0.492712" calcext:value-type="float">
            <text:p>0.492712</text:p>
          </table:table-cell>
          <table:table-cell table:formula="of:=[.A2332]*[.A2332]" office:value-type="float" office:value="0.17514225" calcext:value-type="float">
            <text:p>0.17514225</text:p>
          </table:table-cell>
          <table:table-cell table:formula="of:=([.A2332]-[.B2332])*([.A2332]-[.B2332])" office:value-type="float" office:value="0.005507420944" calcext:value-type="float">
            <text:p>0.005507420944</text:p>
          </table:table-cell>
          <table:table-cell table:number-columns-repeated="2"/>
        </table:table-row>
        <table:table-row table:style-name="ro1">
          <table:table-cell office:value-type="float" office:value="0.4185" calcext:value-type="float">
            <text:p>0.4185</text:p>
          </table:table-cell>
          <table:table-cell office:value-type="float" office:value="0.652619" calcext:value-type="float">
            <text:p>0.652619</text:p>
          </table:table-cell>
          <table:table-cell table:formula="of:=[.A2333]*[.A2333]" office:value-type="float" office:value="0.17514225" calcext:value-type="float">
            <text:p>0.17514225</text:p>
          </table:table-cell>
          <table:table-cell table:formula="of:=([.A2333]-[.B2333])*([.A2333]-[.B2333])" office:value-type="float" office:value="0.054811706161" calcext:value-type="float">
            <text:p>0.054811706161</text:p>
          </table:table-cell>
          <table:table-cell table:number-columns-repeated="2"/>
        </table:table-row>
        <table:table-row table:style-name="ro1">
          <table:table-cell office:value-type="float" office:value="0.544036" calcext:value-type="float">
            <text:p>0.544036</text:p>
          </table:table-cell>
          <table:table-cell office:value-type="float" office:value="0.682639" calcext:value-type="float">
            <text:p>0.682639</text:p>
          </table:table-cell>
          <table:table-cell table:formula="of:=[.A2334]*[.A2334]" office:value-type="float" office:value="0.295975169296" calcext:value-type="float">
            <text:p>0.295975169296</text:p>
          </table:table-cell>
          <table:table-cell table:formula="of:=([.A2334]-[.B2334])*([.A2334]-[.B2334])" office:value-type="float" office:value="0.019210791609" calcext:value-type="float">
            <text:p>0.019210791609</text:p>
          </table:table-cell>
          <table:table-cell table:number-columns-repeated="2"/>
        </table:table-row>
        <table:table-row table:style-name="ro1">
          <table:table-cell office:value-type="float" office:value="0.544036" calcext:value-type="float">
            <text:p>0.544036</text:p>
          </table:table-cell>
          <table:table-cell office:value-type="float" office:value="0.580598" calcext:value-type="float">
            <text:p>0.580598</text:p>
          </table:table-cell>
          <table:table-cell table:formula="of:=[.A2335]*[.A2335]" office:value-type="float" office:value="0.295975169296" calcext:value-type="float">
            <text:p>0.295975169296</text:p>
          </table:table-cell>
          <table:table-cell table:formula="of:=([.A2335]-[.B2335])*([.A2335]-[.B2335])" office:value-type="float" office:value="0.001336779844" calcext:value-type="float">
            <text:p>0.001336779844</text:p>
          </table:table-cell>
          <table:table-cell table:number-columns-repeated="2"/>
        </table:table-row>
        <table:table-row table:style-name="ro1">
          <table:table-cell office:value-type="float" office:value="0.768984" calcext:value-type="float">
            <text:p>0.768984</text:p>
          </table:table-cell>
          <table:table-cell office:value-type="float" office:value="0.618693" calcext:value-type="float">
            <text:p>0.618693</text:p>
          </table:table-cell>
          <table:table-cell table:formula="of:=[.A2336]*[.A2336]" office:value-type="float" office:value="0.591336392256" calcext:value-type="float">
            <text:p>0.591336392256</text:p>
          </table:table-cell>
          <table:table-cell table:formula="of:=([.A2336]-[.B2336])*([.A2336]-[.B2336])" office:value-type="float" office:value="0.022587384681" calcext:value-type="float">
            <text:p>0.022587384681</text:p>
          </table:table-cell>
          <table:table-cell table:number-columns-repeated="2"/>
        </table:table-row>
        <table:table-row table:style-name="ro1">
          <table:table-cell office:value-type="float" office:value="0.970252" calcext:value-type="float">
            <text:p>0.970252</text:p>
          </table:table-cell>
          <table:table-cell office:value-type="float" office:value="0.779536" calcext:value-type="float">
            <text:p>0.779536</text:p>
          </table:table-cell>
          <table:table-cell table:formula="of:=[.A2337]*[.A2337]" office:value-type="float" office:value="0.941388943504" calcext:value-type="float">
            <text:p>0.941388943504</text:p>
          </table:table-cell>
          <table:table-cell table:formula="of:=([.A2337]-[.B2337])*([.A2337]-[.B2337])" office:value-type="float" office:value="0.036372592656" calcext:value-type="float">
            <text:p>0.036372592656</text:p>
          </table:table-cell>
          <table:table-cell table:number-columns-repeated="2"/>
        </table:table-row>
        <table:table-row table:style-name="ro1">
          <table:table-cell office:value-type="float" office:value="0.970251" calcext:value-type="float">
            <text:p>0.970251</text:p>
          </table:table-cell>
          <table:table-cell office:value-type="float" office:value="0.9145" calcext:value-type="float">
            <text:p>0.9145</text:p>
          </table:table-cell>
          <table:table-cell table:formula="of:=[.A2338]*[.A2338]" office:value-type="float" office:value="0.941387003001" calcext:value-type="float">
            <text:p>0.941387003001</text:p>
          </table:table-cell>
          <table:table-cell table:formula="of:=([.A2338]-[.B2338])*([.A2338]-[.B2338])" office:value-type="float" office:value="0.003108174001" calcext:value-type="float">
            <text:p>0.003108174001</text:p>
          </table:table-cell>
          <table:table-cell table:number-columns-repeated="2"/>
        </table:table-row>
        <table:table-row table:style-name="ro1">
          <table:table-cell office:value-type="float" office:value="0.970252" calcext:value-type="float">
            <text:p>0.970252</text:p>
          </table:table-cell>
          <table:table-cell office:value-type="float" office:value="0.942003" calcext:value-type="float">
            <text:p>0.942003</text:p>
          </table:table-cell>
          <table:table-cell table:formula="of:=[.A2339]*[.A2339]" office:value-type="float" office:value="0.941388943504" calcext:value-type="float">
            <text:p>0.941388943504</text:p>
          </table:table-cell>
          <table:table-cell table:formula="of:=([.A2339]-[.B2339])*([.A2339]-[.B2339])" office:value-type="float" office:value="0.000798006000999998" calcext:value-type="float">
            <text:p>0.000798006000999998</text:p>
          </table:table-cell>
          <table:table-cell table:number-columns-repeated="2"/>
        </table:table-row>
        <table:table-row table:style-name="ro1">
          <table:table-cell office:value-type="float" office:value="0.970251" calcext:value-type="float">
            <text:p>0.970251</text:p>
          </table:table-cell>
          <table:table-cell office:value-type="float" office:value="0.954898" calcext:value-type="float">
            <text:p>0.954898</text:p>
          </table:table-cell>
          <table:table-cell table:formula="of:=[.A2340]*[.A2340]" office:value-type="float" office:value="0.941387003001" calcext:value-type="float">
            <text:p>0.941387003001</text:p>
          </table:table-cell>
          <table:table-cell table:formula="of:=([.A2340]-[.B2340])*([.A2340]-[.B2340])" office:value-type="float" office:value="0.000235714608999998" calcext:value-type="float">
            <text:p>0.000235714608999998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8065" calcext:value-type="float">
            <text:p>0.988065</text:p>
          </table:table-cell>
          <table:table-cell table:formula="of:=[.A2341]*[.A2341]" office:value-type="float" office:value="0.999982000081" calcext:value-type="float">
            <text:p>0.999982000081</text:p>
          </table:table-cell>
          <table:table-cell table:formula="of:=([.A2341]-[.B2341])*([.A2341]-[.B2341])" office:value-type="float" office:value="0.000142229476" calcext:value-type="float">
            <text:p>0.000142229476</text:p>
          </table:table-cell>
          <table:table-cell table:number-columns-repeated="2"/>
        </table:table-row>
        <table:table-row table:style-name="ro1">
          <table:table-cell office:value-type="float" office:value="0.0000421405" calcext:value-type="float">
            <text:p>0.0000421405</text:p>
          </table:table-cell>
          <table:table-cell office:value-type="float" office:value="0.0000000000000329152" calcext:value-type="float">
            <text:p>3.29152E-14</text:p>
          </table:table-cell>
          <table:table-cell table:formula="of:=[.A2342]*[.A2342]" office:value-type="float" office:value="0.00000000177582174025" calcext:value-type="float">
            <text:p>1.77582174025E-09</text:p>
          </table:table-cell>
          <table:table-cell table:formula="of:=([.A2342]-[.B2342])*([.A2342]-[.B2342])" office:value-type="float" office:value="0.00000000177582173748" calcext:value-type="float">
            <text:p>1.77582173747587E-09</text:p>
          </table:table-cell>
          <table:table-cell table:number-columns-repeated="2"/>
        </table:table-row>
        <table:table-row table:style-name="ro1">
          <table:table-cell office:value-type="float" office:value="0.000030756" calcext:value-type="float">
            <text:p>0.000030756</text:p>
          </table:table-cell>
          <table:table-cell office:value-type="float" office:value="0.00000657798" calcext:value-type="float">
            <text:p>0.00000657798</text:p>
          </table:table-cell>
          <table:table-cell table:formula="of:=[.A2343]*[.A2343]" office:value-type="float" office:value="0.000000000945931536" calcext:value-type="float">
            <text:p>9.45931536E-10</text:p>
          </table:table-cell>
          <table:table-cell table:formula="of:=([.A2343]-[.B2343])*([.A2343]-[.B2343])" office:value-type="float" office:value="0.00000000058457665112" calcext:value-type="float">
            <text:p>5.845766511204E-10</text:p>
          </table:table-cell>
          <table:table-cell table:number-columns-repeated="2"/>
        </table:table-row>
        <table:table-row table:style-name="ro1">
          <table:table-cell office:value-type="float" office:value="0.00001055" calcext:value-type="float">
            <text:p>0.00001055</text:p>
          </table:table-cell>
          <table:table-cell office:value-type="float" office:value="0.00021505" calcext:value-type="float">
            <text:p>0.00021505</text:p>
          </table:table-cell>
          <table:table-cell table:formula="of:=[.A2344]*[.A2344]" office:value-type="float" office:value="0.0000000001113025" calcext:value-type="float">
            <text:p>1.113025E-10</text:p>
          </table:table-cell>
          <table:table-cell table:formula="of:=([.A2344]-[.B2344])*([.A2344]-[.B2344])" office:value-type="float" office:value="0.00000004182025" calcext:value-type="float">
            <text:p>0.00000004182025</text:p>
          </table:table-cell>
          <table:table-cell table:number-columns-repeated="2"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796057" calcext:value-type="float">
            <text:p>0.0000796057</text:p>
          </table:table-cell>
          <table:table-cell table:formula="of:=[.A2345]*[.A2345]" office:value-type="float" office:value="0.00000000001998402912" calcext:value-type="float">
            <text:p>1.99840291225E-11</text:p>
          </table:table-cell>
          <table:table-cell table:formula="of:=([.A2345]-[.B2345])*([.A2345]-[.B2345])" office:value-type="float" office:value="0.00000000564532081962" calcext:value-type="float">
            <text:p>5.6453208196225E-09</text:p>
          </table:table-cell>
          <table:table-cell table:number-columns-repeated="2"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00164635" calcext:value-type="float">
            <text:p>0.000164635</text:p>
          </table:table-cell>
          <table:table-cell table:formula="of:=[.A2346]*[.A2346]" office:value-type="float" office:value="0.00000000350314831876" calcext:value-type="float">
            <text:p>3.50314831876E-09</text:p>
          </table:table-cell>
          <table:table-cell table:formula="of:=([.A2346]-[.B2346])*([.A2346]-[.B2346])" office:value-type="float" office:value="0.00000001111919634576" calcext:value-type="float">
            <text:p>1.111919634576E-08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048418" calcext:value-type="float">
            <text:p>0.00000048418</text:p>
          </table:table-cell>
          <table:table-cell table:formula="of:=[.A2347]*[.A2347]" office:value-type="float" office:value="0.00000000022027309056" calcext:value-type="float">
            <text:p>2.2027309056E-10</text:p>
          </table:table-cell>
          <table:table-cell table:formula="of:=([.A2347]-[.B2347])*([.A2347]-[.B2347])" office:value-type="float" office:value="0.00000000020613550906" calcext:value-type="float">
            <text:p>2.061355090564E-10</text:p>
          </table:table-cell>
          <table:table-cell table:number-columns-repeated="2"/>
        </table:table-row>
        <table:table-row table:style-name="ro1">
          <table:table-cell office:value-type="float" office:value="0.0000118017" calcext:value-type="float">
            <text:p>0.0000118017</text:p>
          </table:table-cell>
          <table:table-cell office:value-type="float" office:value="0.000583374" calcext:value-type="float">
            <text:p>0.000583374</text:p>
          </table:table-cell>
          <table:table-cell table:formula="of:=[.A2348]*[.A2348]" office:value-type="float" office:value="0.00000000013928012289" calcext:value-type="float">
            <text:p>1.3928012289E-10</text:p>
          </table:table-cell>
          <table:table-cell table:formula="of:=([.A2348]-[.B2348])*([.A2348]-[.B2348])" office:value-type="float" office:value="0.00000032669489412729" calcext:value-type="float">
            <text:p>3.2669489412729E-07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0359192" calcext:value-type="float">
            <text:p>0.000359192</text:p>
          </table:table-cell>
          <table:table-cell table:formula="of:=[.A2349]*[.A2349]" office:value-type="float" office:value="0.00000000006765786319" calcext:value-type="float">
            <text:p>6.76578631936E-11</text:p>
          </table:table-cell>
          <table:table-cell table:formula="of:=([.A2349]-[.B2349])*([.A2349]-[.B2349])" office:value-type="float" office:value="0.00000012317752623823" calcext:value-type="float">
            <text:p>1.23177526238234E-07</text:p>
          </table:table-cell>
          <table:table-cell table:number-columns-repeated="2"/>
        </table:table-row>
        <table:table-row table:style-name="ro1">
          <table:table-cell office:value-type="float" office:value="0.0000585318" calcext:value-type="float">
            <text:p>0.0000585318</text:p>
          </table:table-cell>
          <table:table-cell office:value-type="float" office:value="0.000912949" calcext:value-type="float">
            <text:p>0.000912949</text:p>
          </table:table-cell>
          <table:table-cell table:formula="of:=[.A2350]*[.A2350]" office:value-type="float" office:value="0.00000000342597161124" calcext:value-type="float">
            <text:p>3.42597161124E-09</text:p>
          </table:table-cell>
          <table:table-cell table:formula="of:=([.A2350]-[.B2350])*([.A2350]-[.B2350])" office:value-type="float" office:value="0.00000073002875165584" calcext:value-type="float">
            <text:p>7.3002875165584E-07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129249" calcext:value-type="float">
            <text:p>0.00129249</text:p>
          </table:table-cell>
          <table:table-cell table:formula="of:=[.A2351]*[.A2351]" office:value-type="float" office:value="0.00000000001365664634" calcext:value-type="float">
            <text:p>1.36566463401E-11</text:p>
          </table:table-cell>
          <table:table-cell table:formula="of:=([.A2351]-[.B2351])*([.A2351]-[.B2351])" office:value-type="float" office:value="0.00000166099128900614" calcext:value-type="float">
            <text:p>1.66099128900614E-06</text:p>
          </table:table-cell>
          <table:table-cell table:number-columns-repeated="2"/>
        </table:table-row>
        <table:table-row table:style-name="ro1">
          <table:table-cell office:value-type="float" office:value="0.0000151992" calcext:value-type="float">
            <text:p>0.0000151992</text:p>
          </table:table-cell>
          <table:table-cell office:value-type="float" office:value="0.000724876" calcext:value-type="float">
            <text:p>0.000724876</text:p>
          </table:table-cell>
          <table:table-cell table:formula="of:=[.A2352]*[.A2352]" office:value-type="float" office:value="0.00000000023101568064" calcext:value-type="float">
            <text:p>2.3101568064E-10</text:p>
          </table:table-cell>
          <table:table-cell table:formula="of:=([.A2352]-[.B2352])*([.A2352]-[.B2352])" office:value-type="float" office:value="0.00000050364116045824" calcext:value-type="float">
            <text:p>5.0364116045824E-07</text:p>
          </table:table-cell>
          <table:table-cell table:number-columns-repeated="2"/>
        </table:table-row>
        <table:table-row table:style-name="ro1">
          <table:table-cell office:value-type="float" office:value="0.0000199676" calcext:value-type="float">
            <text:p>0.0000199676</text:p>
          </table:table-cell>
          <table:table-cell office:value-type="float" office:value="0.00110797" calcext:value-type="float">
            <text:p>0.00110797</text:p>
          </table:table-cell>
          <table:table-cell table:formula="of:=[.A2353]*[.A2353]" office:value-type="float" office:value="0.00000000039870504976" calcext:value-type="float">
            <text:p>3.9870504976E-10</text:p>
          </table:table-cell>
          <table:table-cell table:formula="of:=([.A2353]-[.B2353])*([.A2353]-[.B2353])" office:value-type="float" office:value="0.00000118374922240576" calcext:value-type="float">
            <text:p>1.18374922240576E-06</text:p>
          </table:table-cell>
          <table:table-cell table:number-columns-repeated="2"/>
        </table:table-row>
        <table:table-row table:style-name="ro1">
          <table:table-cell office:value-type="float" office:value="0.0000389218" calcext:value-type="float">
            <text:p>0.0000389218</text:p>
          </table:table-cell>
          <table:table-cell office:value-type="float" office:value="0.000338347" calcext:value-type="float">
            <text:p>0.000338347</text:p>
          </table:table-cell>
          <table:table-cell table:formula="of:=[.A2354]*[.A2354]" office:value-type="float" office:value="0.00000000151490651524" calcext:value-type="float">
            <text:p>1.51490651524E-09</text:p>
          </table:table-cell>
          <table:table-cell table:formula="of:=([.A2354]-[.B2354])*([.A2354]-[.B2354])" office:value-type="float" office:value="0.00000008965545039504" calcext:value-type="float">
            <text:p>8.965545039504E-08</text:p>
          </table:table-cell>
          <table:table-cell table:number-columns-repeated="2"/>
        </table:table-row>
        <table:table-row table:style-name="ro1">
          <table:table-cell office:value-type="float" office:value="0.000079751" calcext:value-type="float">
            <text:p>0.000079751</text:p>
          </table:table-cell>
          <table:table-cell office:value-type="float" office:value="0.000463602" calcext:value-type="float">
            <text:p>0.000463602</text:p>
          </table:table-cell>
          <table:table-cell table:formula="of:=[.A2355]*[.A2355]" office:value-type="float" office:value="0.000000006360222001" calcext:value-type="float">
            <text:p>6.360222001E-09</text:p>
          </table:table-cell>
          <table:table-cell table:formula="of:=([.A2355]-[.B2355])*([.A2355]-[.B2355])" office:value-type="float" office:value="0.000000147341590201" calcext:value-type="float">
            <text:p>1.47341590201E-07</text:p>
          </table:table-cell>
          <table:table-cell table:number-columns-repeated="2"/>
        </table:table-row>
        <table:table-row table:style-name="ro1">
          <table:table-cell office:value-type="float" office:value="0.000059545" calcext:value-type="float">
            <text:p>0.000059545</text:p>
          </table:table-cell>
          <table:table-cell office:value-type="float" office:value="0.0212734" calcext:value-type="float">
            <text:p>0.0212734</text:p>
          </table:table-cell>
          <table:table-cell table:formula="of:=[.A2356]*[.A2356]" office:value-type="float" office:value="0.000000003545607025" calcext:value-type="float">
            <text:p>3.545607025E-09</text:p>
          </table:table-cell>
          <table:table-cell table:formula="of:=([.A2356]-[.B2356])*([.A2356]-[.B2356])" office:value-type="float" office:value="0.000450027643961025" calcext:value-type="float">
            <text:p>0.000450027643961025</text:p>
          </table:table-cell>
          <table:table-cell table:number-columns-repeated="2"/>
        </table:table-row>
        <table:table-row table:style-name="ro1">
          <table:table-cell office:value-type="float" office:value="0.0015325" calcext:value-type="float">
            <text:p>0.0015325</text:p>
          </table:table-cell>
          <table:table-cell office:value-type="float" office:value="0.000293626" calcext:value-type="float">
            <text:p>0.000293626</text:p>
          </table:table-cell>
          <table:table-cell table:formula="of:=[.A2357]*[.A2357]" office:value-type="float" office:value="0.00000234855625" calcext:value-type="float">
            <text:p>0.00000234855625</text:p>
          </table:table-cell>
          <table:table-cell table:formula="of:=([.A2357]-[.B2357])*([.A2357]-[.B2357])" office:value-type="float" office:value="0.000001534808787876" calcext:value-type="float">
            <text:p>1.534808787876E-06</text:p>
          </table:table-cell>
          <table:table-cell table:number-columns-repeated="2"/>
        </table:table-row>
        <table:table-row table:style-name="ro1">
          <table:table-cell office:value-type="float" office:value="0.0221977" calcext:value-type="float">
            <text:p>0.0221977</text:p>
          </table:table-cell>
          <table:table-cell office:value-type="float" office:value="0.00104354" calcext:value-type="float">
            <text:p>0.00104354</text:p>
          </table:table-cell>
          <table:table-cell table:formula="of:=[.A2358]*[.A2358]" office:value-type="float" office:value="0.00049273788529" calcext:value-type="float">
            <text:p>0.00049273788529</text:p>
          </table:table-cell>
          <table:table-cell table:formula="of:=([.A2358]-[.B2358])*([.A2358]-[.B2358])" office:value-type="float" office:value="0.0004474984853056" calcext:value-type="float">
            <text:p>0.0004474984853056</text:p>
          </table:table-cell>
          <table:table-cell table:number-columns-repeated="2"/>
        </table:table-row>
        <table:table-row table:style-name="ro1">
          <table:table-cell office:value-type="float" office:value="0.0221977" calcext:value-type="float">
            <text:p>0.0221977</text:p>
          </table:table-cell>
          <table:table-cell office:value-type="float" office:value="0.00109146" calcext:value-type="float">
            <text:p>0.00109146</text:p>
          </table:table-cell>
          <table:table-cell table:formula="of:=[.A2359]*[.A2359]" office:value-type="float" office:value="0.00049273788529" calcext:value-type="float">
            <text:p>0.00049273788529</text:p>
          </table:table-cell>
          <table:table-cell table:formula="of:=([.A2359]-[.B2359])*([.A2359]-[.B2359])" office:value-type="float" office:value="0.0004454733669376" calcext:value-type="float">
            <text:p>0.0004454733669376</text:p>
          </table:table-cell>
          <table:table-cell table:number-columns-repeated="2"/>
        </table:table-row>
        <table:table-row table:style-name="ro1">
          <table:table-cell office:value-type="float" office:value="0.0221977" calcext:value-type="float">
            <text:p>0.0221977</text:p>
          </table:table-cell>
          <table:table-cell office:value-type="float" office:value="0.0050303" calcext:value-type="float">
            <text:p>0.0050303</text:p>
          </table:table-cell>
          <table:table-cell table:formula="of:=[.A2360]*[.A2360]" office:value-type="float" office:value="0.00049273788529" calcext:value-type="float">
            <text:p>0.00049273788529</text:p>
          </table:table-cell>
          <table:table-cell table:formula="of:=([.A2360]-[.B2360])*([.A2360]-[.B2360])" office:value-type="float" office:value="0.00029471962276" calcext:value-type="float">
            <text:p>0.00029471962276</text:p>
          </table:table-cell>
          <table:table-cell table:number-columns-repeated="2"/>
        </table:table-row>
        <table:table-row table:style-name="ro1">
          <table:table-cell office:value-type="float" office:value="0.0229611" calcext:value-type="float">
            <text:p>0.0229611</text:p>
          </table:table-cell>
          <table:table-cell office:value-type="float" office:value="0.00656364" calcext:value-type="float">
            <text:p>0.00656364</text:p>
          </table:table-cell>
          <table:table-cell table:formula="of:=[.A2361]*[.A2361]" office:value-type="float" office:value="0.00052721211321" calcext:value-type="float">
            <text:p>0.00052721211321</text:p>
          </table:table-cell>
          <table:table-cell table:formula="of:=([.A2361]-[.B2361])*([.A2361]-[.B2361])" office:value-type="float" office:value="0.0002688766944516" calcext:value-type="float">
            <text:p>0.0002688766944516</text:p>
          </table:table-cell>
          <table:table-cell table:number-columns-repeated="2"/>
        </table:table-row>
        <table:table-row table:style-name="ro1">
          <table:table-cell office:value-type="float" office:value="0.0129706" calcext:value-type="float">
            <text:p>0.0129706</text:p>
          </table:table-cell>
          <table:table-cell office:value-type="float" office:value="0.0510895" calcext:value-type="float">
            <text:p>0.0510895</text:p>
          </table:table-cell>
          <table:table-cell table:formula="of:=[.A2362]*[.A2362]" office:value-type="float" office:value="0.00016823646436" calcext:value-type="float">
            <text:p>0.00016823646436</text:p>
          </table:table-cell>
          <table:table-cell table:formula="of:=([.A2362]-[.B2362])*([.A2362]-[.B2362])" office:value-type="float" office:value="0.00145305053721" calcext:value-type="float">
            <text:p>0.00145305053721</text:p>
          </table:table-cell>
          <table:table-cell table:number-columns-repeated="2"/>
        </table:table-row>
        <table:table-row table:style-name="ro1">
          <table:table-cell office:value-type="float" office:value="0.0694508" calcext:value-type="float">
            <text:p>0.0694508</text:p>
          </table:table-cell>
          <table:table-cell office:value-type="float" office:value="0.0895711" calcext:value-type="float">
            <text:p>0.0895711</text:p>
          </table:table-cell>
          <table:table-cell table:formula="of:=[.A2363]*[.A2363]" office:value-type="float" office:value="0.00482341362064" calcext:value-type="float">
            <text:p>0.00482341362064</text:p>
          </table:table-cell>
          <table:table-cell table:formula="of:=([.A2363]-[.B2363])*([.A2363]-[.B2363])" office:value-type="float" office:value="0.00040482647209" calcext:value-type="float">
            <text:p>0.00040482647209</text:p>
          </table:table-cell>
          <table:table-cell table:number-columns-repeated="2"/>
        </table:table-row>
        <table:table-row table:style-name="ro1">
          <table:table-cell office:value-type="float" office:value="0.101799" calcext:value-type="float">
            <text:p>0.101799</text:p>
          </table:table-cell>
          <table:table-cell office:value-type="float" office:value="0.0729672" calcext:value-type="float">
            <text:p>0.0729672</text:p>
          </table:table-cell>
          <table:table-cell table:formula="of:=[.A2364]*[.A2364]" office:value-type="float" office:value="0.010363036401" calcext:value-type="float">
            <text:p>0.010363036401</text:p>
          </table:table-cell>
          <table:table-cell table:formula="of:=([.A2364]-[.B2364])*([.A2364]-[.B2364])" office:value-type="float" office:value="0.00083127269124" calcext:value-type="float">
            <text:p>0.00083127269124</text:p>
          </table:table-cell>
          <table:table-cell table:number-columns-repeated="2"/>
        </table:table-row>
        <table:table-row table:style-name="ro1">
          <table:table-cell office:value-type="float" office:value="0.248238" calcext:value-type="float">
            <text:p>0.248238</text:p>
          </table:table-cell>
          <table:table-cell office:value-type="float" office:value="0.0861209" calcext:value-type="float">
            <text:p>0.0861209</text:p>
          </table:table-cell>
          <table:table-cell table:formula="of:=[.A2365]*[.A2365]" office:value-type="float" office:value="0.061622104644" calcext:value-type="float">
            <text:p>0.061622104644</text:p>
          </table:table-cell>
          <table:table-cell table:formula="of:=([.A2365]-[.B2365])*([.A2365]-[.B2365])" office:value-type="float" office:value="0.02628195411241" calcext:value-type="float">
            <text:p>0.02628195411241</text:p>
          </table:table-cell>
          <table:table-cell table:number-columns-repeated="2"/>
        </table:table-row>
        <table:table-row table:style-name="ro1">
          <table:table-cell office:value-type="float" office:value="0.248238" calcext:value-type="float">
            <text:p>0.248238</text:p>
          </table:table-cell>
          <table:table-cell office:value-type="float" office:value="0.0813926" calcext:value-type="float">
            <text:p>0.0813926</text:p>
          </table:table-cell>
          <table:table-cell table:formula="of:=[.A2366]*[.A2366]" office:value-type="float" office:value="0.061622104644" calcext:value-type="float">
            <text:p>0.061622104644</text:p>
          </table:table-cell>
          <table:table-cell table:formula="of:=([.A2366]-[.B2366])*([.A2366]-[.B2366])" office:value-type="float" office:value="0.02783738750116" calcext:value-type="float">
            <text:p>0.02783738750116</text:p>
          </table:table-cell>
          <table:table-cell table:number-columns-repeated="2"/>
        </table:table-row>
        <table:table-row table:style-name="ro1">
          <table:table-cell office:value-type="float" office:value="0.249149" calcext:value-type="float">
            <text:p>0.249149</text:p>
          </table:table-cell>
          <table:table-cell office:value-type="float" office:value="0.031705" calcext:value-type="float">
            <text:p>0.031705</text:p>
          </table:table-cell>
          <table:table-cell table:formula="of:=[.A2367]*[.A2367]" office:value-type="float" office:value="0.062075224201" calcext:value-type="float">
            <text:p>0.062075224201</text:p>
          </table:table-cell>
          <table:table-cell table:formula="of:=([.A2367]-[.B2367])*([.A2367]-[.B2367])" office:value-type="float" office:value="0.047281893136" calcext:value-type="float">
            <text:p>0.047281893136</text:p>
          </table:table-cell>
          <table:table-cell table:number-columns-repeated="2"/>
        </table:table-row>
        <table:table-row table:style-name="ro1">
          <table:table-cell office:value-type="float" office:value="0.743009" calcext:value-type="float">
            <text:p>0.743009</text:p>
          </table:table-cell>
          <table:table-cell office:value-type="float" office:value="0.192543" calcext:value-type="float">
            <text:p>0.192543</text:p>
          </table:table-cell>
          <table:table-cell table:formula="of:=[.A2368]*[.A2368]" office:value-type="float" office:value="0.552062374081" calcext:value-type="float">
            <text:p>0.552062374081</text:p>
          </table:table-cell>
          <table:table-cell table:formula="of:=([.A2368]-[.B2368])*([.A2368]-[.B2368])" office:value-type="float" office:value="0.303012817156" calcext:value-type="float">
            <text:p>0.303012817156</text:p>
          </table:table-cell>
          <table:table-cell table:number-columns-repeated="2"/>
        </table:table-row>
        <table:table-row table:style-name="ro1">
          <table:table-cell office:value-type="float" office:value="0.743009" calcext:value-type="float">
            <text:p>0.743009</text:p>
          </table:table-cell>
          <table:table-cell office:value-type="float" office:value="0.373808" calcext:value-type="float">
            <text:p>0.373808</text:p>
          </table:table-cell>
          <table:table-cell table:formula="of:=[.A2369]*[.A2369]" office:value-type="float" office:value="0.552062374081" calcext:value-type="float">
            <text:p>0.552062374081</text:p>
          </table:table-cell>
          <table:table-cell table:formula="of:=([.A2369]-[.B2369])*([.A2369]-[.B2369])" office:value-type="float" office:value="0.136309378401" calcext:value-type="float">
            <text:p>0.136309378401</text:p>
          </table:table-cell>
          <table:table-cell table:number-columns-repeated="2"/>
        </table:table-row>
        <table:table-row table:style-name="ro1">
          <table:table-cell office:value-type="float" office:value="0.743009" calcext:value-type="float">
            <text:p>0.743009</text:p>
          </table:table-cell>
          <table:table-cell office:value-type="float" office:value="0.504058" calcext:value-type="float">
            <text:p>0.504058</text:p>
          </table:table-cell>
          <table:table-cell table:formula="of:=[.A2370]*[.A2370]" office:value-type="float" office:value="0.552062374081" calcext:value-type="float">
            <text:p>0.552062374081</text:p>
          </table:table-cell>
          <table:table-cell table:formula="of:=([.A2370]-[.B2370])*([.A2370]-[.B2370])" office:value-type="float" office:value="0.057097580401" calcext:value-type="float">
            <text:p>0.057097580401</text:p>
          </table:table-cell>
          <table:table-cell table:number-columns-repeated="2"/>
        </table:table-row>
        <table:table-row table:style-name="ro1">
          <table:table-cell office:value-type="float" office:value="0.743009" calcext:value-type="float">
            <text:p>0.743009</text:p>
          </table:table-cell>
          <table:table-cell office:value-type="float" office:value="0.525355" calcext:value-type="float">
            <text:p>0.525355</text:p>
          </table:table-cell>
          <table:table-cell table:formula="of:=[.A2371]*[.A2371]" office:value-type="float" office:value="0.552062374081" calcext:value-type="float">
            <text:p>0.552062374081</text:p>
          </table:table-cell>
          <table:table-cell table:formula="of:=([.A2371]-[.B2371])*([.A2371]-[.B2371])" office:value-type="float" office:value="0.047373263716" calcext:value-type="float">
            <text:p>0.047373263716</text:p>
          </table:table-cell>
          <table:table-cell table:number-columns-repeated="2"/>
        </table:table-row>
        <table:table-row table:style-name="ro1">
          <table:table-cell office:value-type="float" office:value="0.743008" calcext:value-type="float">
            <text:p>0.743008</text:p>
          </table:table-cell>
          <table:table-cell office:value-type="float" office:value="0.619446" calcext:value-type="float">
            <text:p>0.619446</text:p>
          </table:table-cell>
          <table:table-cell table:formula="of:=[.A2372]*[.A2372]" office:value-type="float" office:value="0.552060888064" calcext:value-type="float">
            <text:p>0.552060888064</text:p>
          </table:table-cell>
          <table:table-cell table:formula="of:=([.A2372]-[.B2372])*([.A2372]-[.B2372])" office:value-type="float" office:value="0.015267567844" calcext:value-type="float">
            <text:p>0.015267567844</text:p>
          </table:table-cell>
          <table:table-cell table:number-columns-repeated="2"/>
        </table:table-row>
        <table:table-row table:style-name="ro1">
          <table:table-cell office:value-type="float" office:value="0.931715" calcext:value-type="float">
            <text:p>0.931715</text:p>
          </table:table-cell>
          <table:table-cell office:value-type="float" office:value="0.725" calcext:value-type="float">
            <text:p>0.725</text:p>
          </table:table-cell>
          <table:table-cell table:formula="of:=[.A2373]*[.A2373]" office:value-type="float" office:value="0.868092841225" calcext:value-type="float">
            <text:p>0.868092841225</text:p>
          </table:table-cell>
          <table:table-cell table:formula="of:=([.A2373]-[.B2373])*([.A2373]-[.B2373])" office:value-type="float" office:value="0.042731091225" calcext:value-type="float">
            <text:p>0.042731091225</text:p>
          </table:table-cell>
          <table:table-cell table:number-columns-repeated="2"/>
        </table:table-row>
        <table:table-row table:style-name="ro1">
          <table:table-cell office:value-type="float" office:value="0.931715" calcext:value-type="float">
            <text:p>0.931715</text:p>
          </table:table-cell>
          <table:table-cell office:value-type="float" office:value="0.759518" calcext:value-type="float">
            <text:p>0.759518</text:p>
          </table:table-cell>
          <table:table-cell table:formula="of:=[.A2374]*[.A2374]" office:value-type="float" office:value="0.868092841225" calcext:value-type="float">
            <text:p>0.868092841225</text:p>
          </table:table-cell>
          <table:table-cell table:formula="of:=([.A2374]-[.B2374])*([.A2374]-[.B2374])" office:value-type="float" office:value="0.029651806809" calcext:value-type="float">
            <text:p>0.029651806809</text:p>
          </table:table-cell>
          <table:table-cell table:number-columns-repeated="2"/>
        </table:table-row>
        <table:table-row table:style-name="ro1">
          <table:table-cell office:value-type="float" office:value="0.931715" calcext:value-type="float">
            <text:p>0.931715</text:p>
          </table:table-cell>
          <table:table-cell office:value-type="float" office:value="0.796197" calcext:value-type="float">
            <text:p>0.796197</text:p>
          </table:table-cell>
          <table:table-cell table:formula="of:=[.A2375]*[.A2375]" office:value-type="float" office:value="0.868092841225" calcext:value-type="float">
            <text:p>0.868092841225</text:p>
          </table:table-cell>
          <table:table-cell table:formula="of:=([.A2375]-[.B2375])*([.A2375]-[.B2375])" office:value-type="float" office:value="0.018365128324" calcext:value-type="float">
            <text:p>0.018365128324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876925" calcext:value-type="float">
            <text:p>0.876925</text:p>
          </table:table-cell>
          <table:table-cell table:formula="of:=[.A2376]*[.A2376]" office:value-type="float" office:value="0.9999800001" calcext:value-type="float">
            <text:p>0.9999800001</text:p>
          </table:table-cell>
          <table:table-cell table:formula="of:=([.A2376]-[.B2376])*([.A2376]-[.B2376])" office:value-type="float" office:value="0.015144994225" calcext:value-type="float">
            <text:p>0.01514499422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13283" calcext:value-type="float">
            <text:p>0.913283</text:p>
          </table:table-cell>
          <table:table-cell table:formula="of:=[.A2377]*[.A2377]" office:value-type="float" office:value="0.9999800001" calcext:value-type="float">
            <text:p>0.9999800001</text:p>
          </table:table-cell>
          <table:table-cell table:formula="of:=([.A2377]-[.B2377])*([.A2377]-[.B2377])" office:value-type="float" office:value="0.00751810384900002" calcext:value-type="float">
            <text:p>0.00751810384900002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84712" calcext:value-type="float">
            <text:p>0.984712</text:p>
          </table:table-cell>
          <table:table-cell table:formula="of:=[.A2378]*[.A2378]" office:value-type="float" office:value="0.9999800001" calcext:value-type="float">
            <text:p>0.9999800001</text:p>
          </table:table-cell>
          <table:table-cell table:formula="of:=([.A2378]-[.B2378])*([.A2378]-[.B2378])" office:value-type="float" office:value="0.000233417284" calcext:value-type="float">
            <text:p>0.000233417284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8192" calcext:value-type="float">
            <text:p>0.998192</text:p>
          </table:table-cell>
          <table:table-cell table:formula="of:=[.A2379]*[.A2379]" office:value-type="float" office:value="0.9999800001" calcext:value-type="float">
            <text:p>0.9999800001</text:p>
          </table:table-cell>
          <table:table-cell table:formula="of:=([.A2379]-[.B2379])*([.A2379]-[.B2379])" office:value-type="float" office:value="0.00000323280400000028" calcext:value-type="float">
            <text:p>3.23280400000028E-0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2380]*[.A2380]" office:value-type="float" office:value="0.999978000121" calcext:value-type="float">
            <text:p>0.999978000121</text:p>
          </table:table-cell>
          <table:table-cell table:formula="of:=([.A2380]-[.B2380])*([.A2380]-[.B2380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136912" calcext:value-type="float">
            <text:p>0.000136912</text:p>
          </table:table-cell>
          <table:table-cell office:value-type="float" office:value="0.00000303149" calcext:value-type="float">
            <text:p>0.00000303149</text:p>
          </table:table-cell>
          <table:table-cell table:formula="of:=[.A2381]*[.A2381]" office:value-type="float" office:value="0.000000018744895744" calcext:value-type="float">
            <text:p>1.8744895744E-08</text:p>
          </table:table-cell>
          <table:table-cell table:formula="of:=([.A2381]-[.B2381])*([.A2381]-[.B2381])" office:value-type="float" office:value="0.00000001792399095786" calcext:value-type="float">
            <text:p>1.79239909578601E-08</text:p>
          </table:table-cell>
          <table:table-cell table:number-columns-repeated="2"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00398806" calcext:value-type="float">
            <text:p>0.000398806</text:p>
          </table:table-cell>
          <table:table-cell table:formula="of:=[.A2382]*[.A2382]" office:value-type="float" office:value="0.00000000162350167329" calcext:value-type="float">
            <text:p>1.62350167329E-09</text:p>
          </table:table-cell>
          <table:table-cell table:formula="of:=([.A2382]-[.B2382])*([.A2382]-[.B2382])" office:value-type="float" office:value="0.00000012853178627689" calcext:value-type="float">
            <text:p>1.2853178627689E-07</text:p>
          </table:table-cell>
          <table:table-cell table:number-columns-repeated="2"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0184553" calcext:value-type="float">
            <text:p>0.00184553</text:p>
          </table:table-cell>
          <table:table-cell table:formula="of:=[.A2383]*[.A2383]" office:value-type="float" office:value="0.00000000162350167329" calcext:value-type="float">
            <text:p>1.62350167329E-09</text:p>
          </table:table-cell>
          <table:table-cell table:formula="of:=([.A2383]-[.B2383])*([.A2383]-[.B2383])" office:value-type="float" office:value="0.00000325888170931129" calcext:value-type="float">
            <text:p>3.25888170931129E-06</text:p>
          </table:table-cell>
          <table:table-cell table:number-columns-repeated="2"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0531616" calcext:value-type="float">
            <text:p>0.00531616</text:p>
          </table:table-cell>
          <table:table-cell table:formula="of:=[.A2384]*[.A2384]" office:value-type="float" office:value="0.00000000162350167329" calcext:value-type="float">
            <text:p>1.62350167329E-09</text:p>
          </table:table-cell>
          <table:table-cell table:formula="of:=([.A2384]-[.B2384])*([.A2384]-[.B2384])" office:value-type="float" office:value="0.0000278347757672093" calcext:value-type="float">
            <text:p>2.78347757672093E-05</text:p>
          </table:table-cell>
          <table:table-cell table:number-columns-repeated="2"/>
        </table:table-row>
        <table:table-row table:style-name="ro1">
          <table:table-cell office:value-type="float" office:value="0.0000268221" calcext:value-type="float">
            <text:p>0.0000268221</text:p>
          </table:table-cell>
          <table:table-cell office:value-type="float" office:value="0.0000880194" calcext:value-type="float">
            <text:p>0.0000880194</text:p>
          </table:table-cell>
          <table:table-cell table:formula="of:=[.A2385]*[.A2385]" office:value-type="float" office:value="0.00000000071942504841" calcext:value-type="float">
            <text:p>7.1942504841E-10</text:p>
          </table:table-cell>
          <table:table-cell table:formula="of:=([.A2385]-[.B2385])*([.A2385]-[.B2385])" office:value-type="float" office:value="0.00000000374510952729" calcext:value-type="float">
            <text:p>3.74510952729E-09</text:p>
          </table:table-cell>
          <table:table-cell table:number-columns-repeated="2"/>
        </table:table-row>
        <table:table-row table:style-name="ro1">
          <table:table-cell office:value-type="float" office:value="0.000417411" calcext:value-type="float">
            <text:p>0.000417411</text:p>
          </table:table-cell>
          <table:table-cell office:value-type="float" office:value="0.00136634" calcext:value-type="float">
            <text:p>0.00136634</text:p>
          </table:table-cell>
          <table:table-cell table:formula="of:=[.A2386]*[.A2386]" office:value-type="float" office:value="0.000000174231942921" calcext:value-type="float">
            <text:p>1.74231942921E-07</text:p>
          </table:table-cell>
          <table:table-cell table:formula="of:=([.A2386]-[.B2386])*([.A2386]-[.B2386])" office:value-type="float" office:value="0.000000900466247041" calcext:value-type="float">
            <text:p>9.00466247041E-07</text:p>
          </table:table-cell>
          <table:table-cell table:number-columns-repeated="2"/>
        </table:table-row>
        <table:table-row table:style-name="ro1">
          <table:table-cell office:value-type="float" office:value="0.000410318" calcext:value-type="float">
            <text:p>0.000410318</text:p>
          </table:table-cell>
          <table:table-cell office:value-type="float" office:value="0.00204262" calcext:value-type="float">
            <text:p>0.00204262</text:p>
          </table:table-cell>
          <table:table-cell table:formula="of:=[.A2387]*[.A2387]" office:value-type="float" office:value="0.000000168360861124" calcext:value-type="float">
            <text:p>1.68360861124E-07</text:p>
          </table:table-cell>
          <table:table-cell table:formula="of:=([.A2387]-[.B2387])*([.A2387]-[.B2387])" office:value-type="float" office:value="0.000002664409819204" calcext:value-type="float">
            <text:p>2.664409819204E-06</text:p>
          </table:table-cell>
          <table:table-cell table:number-columns-repeated="2"/>
        </table:table-row>
        <table:table-row table:style-name="ro1">
          <table:table-cell office:value-type="float" office:value="0.000279009" calcext:value-type="float">
            <text:p>0.000279009</text:p>
          </table:table-cell>
          <table:table-cell office:value-type="float" office:value="0.00000293525" calcext:value-type="float">
            <text:p>0.00000293525</text:p>
          </table:table-cell>
          <table:table-cell table:formula="of:=[.A2388]*[.A2388]" office:value-type="float" office:value="0.000000077846022081" calcext:value-type="float">
            <text:p>7.7846022081E-08</text:p>
          </table:table-cell>
          <table:table-cell table:formula="of:=([.A2388]-[.B2388])*([.A2388]-[.B2388])" office:value-type="float" office:value="0.00000007621671543906" calcext:value-type="float">
            <text:p>7.62167154390625E-08</text:p>
          </table:table-cell>
          <table:table-cell table:number-columns-repeated="2"/>
        </table:table-row>
        <table:table-row table:style-name="ro1">
          <table:table-cell office:value-type="float" office:value="0.000279009" calcext:value-type="float">
            <text:p>0.000279009</text:p>
          </table:table-cell>
          <table:table-cell office:value-type="float" office:value="0.000104321" calcext:value-type="float">
            <text:p>0.000104321</text:p>
          </table:table-cell>
          <table:table-cell table:formula="of:=[.A2389]*[.A2389]" office:value-type="float" office:value="0.000000077846022081" calcext:value-type="float">
            <text:p>7.7846022081E-08</text:p>
          </table:table-cell>
          <table:table-cell table:formula="of:=([.A2389]-[.B2389])*([.A2389]-[.B2389])" office:value-type="float" office:value="0.000000030515897344" calcext:value-type="float">
            <text:p>3.0515897344E-08</text:p>
          </table:table-cell>
          <table:table-cell table:number-columns-repeated="2"/>
        </table:table-row>
        <table:table-row table:style-name="ro1">
          <table:table-cell office:value-type="float" office:value="0.0000953674" calcext:value-type="float">
            <text:p>0.0000953674</text:p>
          </table:table-cell>
          <table:table-cell office:value-type="float" office:value="0.00000109452" calcext:value-type="float">
            <text:p>0.00000109452</text:p>
          </table:table-cell>
          <table:table-cell table:formula="of:=[.A2390]*[.A2390]" office:value-type="float" office:value="0.00000000909494098276" calcext:value-type="float">
            <text:p>9.09494098276E-09</text:p>
          </table:table-cell>
          <table:table-cell table:formula="of:=([.A2390]-[.B2390])*([.A2390]-[.B2390])" office:value-type="float" office:value="0.00000000888737590349" calcext:value-type="float">
            <text:p>8.8873759034944E-09</text:p>
          </table:table-cell>
          <table:table-cell table:number-columns-repeated="2"/>
        </table:table-row>
        <table:table-row table:style-name="ro1">
          <table:table-cell office:value-type="float" office:value="0.000418782" calcext:value-type="float">
            <text:p>0.000418782</text:p>
          </table:table-cell>
          <table:table-cell office:value-type="float" office:value="0.000000205266" calcext:value-type="float">
            <text:p>0.000000205266</text:p>
          </table:table-cell>
          <table:table-cell table:formula="of:=[.A2391]*[.A2391]" office:value-type="float" office:value="0.000000175378363524" calcext:value-type="float">
            <text:p>1.75378363524E-07</text:p>
          </table:table-cell>
          <table:table-cell table:formula="of:=([.A2391]-[.B2391])*([.A2391]-[.B2391])" office:value-type="float" office:value="0.00000017520648224611" calcext:value-type="float">
            <text:p>1.75206482246107E-07</text:p>
          </table:table-cell>
          <table:table-cell table:number-columns-repeated="2"/>
        </table:table-row>
        <table:table-row table:style-name="ro1">
          <table:table-cell office:value-type="float" office:value="0.000418782" calcext:value-type="float">
            <text:p>0.000418782</text:p>
          </table:table-cell>
          <table:table-cell office:value-type="float" office:value="0.00000662851" calcext:value-type="float">
            <text:p>0.00000662851</text:p>
          </table:table-cell>
          <table:table-cell table:formula="of:=[.A2392]*[.A2392]" office:value-type="float" office:value="0.000000175378363524" calcext:value-type="float">
            <text:p>1.75378363524E-07</text:p>
          </table:table-cell>
          <table:table-cell table:formula="of:=([.A2392]-[.B2392])*([.A2392]-[.B2392])" office:value-type="float" office:value="0.00000016987049931918" calcext:value-type="float">
            <text:p>1.6987049931918E-07</text:p>
          </table:table-cell>
          <table:table-cell table:number-columns-repeated="2"/>
        </table:table-row>
        <table:table-row table:style-name="ro1">
          <table:table-cell office:value-type="float" office:value="0.000301421" calcext:value-type="float">
            <text:p>0.000301421</text:p>
          </table:table-cell>
          <table:table-cell office:value-type="float" office:value="0.000138922" calcext:value-type="float">
            <text:p>0.000138922</text:p>
          </table:table-cell>
          <table:table-cell table:formula="of:=[.A2393]*[.A2393]" office:value-type="float" office:value="0.000000090854619241" calcext:value-type="float">
            <text:p>9.0854619241E-08</text:p>
          </table:table-cell>
          <table:table-cell table:formula="of:=([.A2393]-[.B2393])*([.A2393]-[.B2393])" office:value-type="float" office:value="0.000000026405925001" calcext:value-type="float">
            <text:p>2.6405925001E-08</text:p>
          </table:table-cell>
          <table:table-cell table:number-columns-repeated="2"/>
        </table:table-row>
        <table:table-row table:style-name="ro1">
          <table:table-cell office:value-type="float" office:value="0.000416398" calcext:value-type="float">
            <text:p>0.000416398</text:p>
          </table:table-cell>
          <table:table-cell office:value-type="float" office:value="0.00000247874" calcext:value-type="float">
            <text:p>0.00000247874</text:p>
          </table:table-cell>
          <table:table-cell table:formula="of:=[.A2394]*[.A2394]" office:value-type="float" office:value="0.000000173387294404" calcext:value-type="float">
            <text:p>1.73387294404E-07</text:p>
          </table:table-cell>
          <table:table-cell table:formula="of:=([.A2394]-[.B2394])*([.A2394]-[.B2394])" office:value-type="float" office:value="0.00000017132915379895" calcext:value-type="float">
            <text:p>1.71329153798948E-07</text:p>
          </table:table-cell>
          <table:table-cell table:number-columns-repeated="2"/>
        </table:table-row>
        <table:table-row table:style-name="ro1">
          <table:table-cell office:value-type="float" office:value="0.000108957" calcext:value-type="float">
            <text:p>0.000108957</text:p>
          </table:table-cell>
          <table:table-cell office:value-type="float" office:value="0.0000169225" calcext:value-type="float">
            <text:p>0.0000169225</text:p>
          </table:table-cell>
          <table:table-cell table:formula="of:=[.A2395]*[.A2395]" office:value-type="float" office:value="0.000000011871627849" calcext:value-type="float">
            <text:p>1.1871627849E-08</text:p>
          </table:table-cell>
          <table:table-cell table:formula="of:=([.A2395]-[.B2395])*([.A2395]-[.B2395])" office:value-type="float" office:value="0.00000000847034919025" calcext:value-type="float">
            <text:p>8.47034919025E-09</text:p>
          </table:table-cell>
          <table:table-cell table:number-columns-repeated="2"/>
        </table:table-row>
        <table:table-row table:style-name="ro1">
          <table:table-cell office:value-type="float" office:value="0.00030458" calcext:value-type="float">
            <text:p>0.00030458</text:p>
          </table:table-cell>
          <table:table-cell office:value-type="float" office:value="0.00000107547" calcext:value-type="float">
            <text:p>0.00000107547</text:p>
          </table:table-cell>
          <table:table-cell table:formula="of:=[.A2396]*[.A2396]" office:value-type="float" office:value="0.0000000927689764" calcext:value-type="float">
            <text:p>0.0000000927689764</text:p>
          </table:table-cell>
          <table:table-cell table:formula="of:=([.A2396]-[.B2396])*([.A2396]-[.B2396])" office:value-type="float" office:value="0.00000009211499973052" calcext:value-type="float">
            <text:p>9.21149997305209E-08</text:p>
          </table:table-cell>
          <table:table-cell table:number-columns-repeated="2"/>
        </table:table-row>
        <table:table-row table:style-name="ro1">
          <table:table-cell office:value-type="float" office:value="0.000111461" calcext:value-type="float">
            <text:p>0.000111461</text:p>
          </table:table-cell>
          <table:table-cell office:value-type="float" office:value="0.0000460952" calcext:value-type="float">
            <text:p>0.0000460952</text:p>
          </table:table-cell>
          <table:table-cell table:formula="of:=[.A2397]*[.A2397]" office:value-type="float" office:value="0.000000012423554521" calcext:value-type="float">
            <text:p>1.2423554521E-08</text:p>
          </table:table-cell>
          <table:table-cell table:formula="of:=([.A2397]-[.B2397])*([.A2397]-[.B2397])" office:value-type="float" office:value="0.00000000427268780964" calcext:value-type="float">
            <text:p>4.27268780964E-09</text:p>
          </table:table-cell>
          <table:table-cell table:number-columns-repeated="2"/>
        </table:table-row>
        <table:table-row table:style-name="ro1">
          <table:table-cell office:value-type="float" office:value="0.000959516" calcext:value-type="float">
            <text:p>0.000959516</text:p>
          </table:table-cell>
          <table:table-cell office:value-type="float" office:value="0.00511214" calcext:value-type="float">
            <text:p>0.00511214</text:p>
          </table:table-cell>
          <table:table-cell table:formula="of:=[.A2398]*[.A2398]" office:value-type="float" office:value="0.000000920670954256" calcext:value-type="float">
            <text:p>9.20670954256E-07</text:p>
          </table:table-cell>
          <table:table-cell table:formula="of:=([.A2398]-[.B2398])*([.A2398]-[.B2398])" office:value-type="float" office:value="0.000017244286085376" calcext:value-type="float">
            <text:p>1.7244286085376E-05</text:p>
          </table:table-cell>
          <table:table-cell table:number-columns-repeated="2"/>
        </table:table-row>
        <table:table-row table:style-name="ro1">
          <table:table-cell office:value-type="float" office:value="0.00569344" calcext:value-type="float">
            <text:p>0.00569344</text:p>
          </table:table-cell>
          <table:table-cell office:value-type="float" office:value="0.00632834" calcext:value-type="float">
            <text:p>0.00632834</text:p>
          </table:table-cell>
          <table:table-cell table:formula="of:=[.A2399]*[.A2399]" office:value-type="float" office:value="0.0000324152590336" calcext:value-type="float">
            <text:p>0.0000324152590336</text:p>
          </table:table-cell>
          <table:table-cell table:formula="of:=([.A2399]-[.B2399])*([.A2399]-[.B2399])" office:value-type="float" office:value="0.00000040309801" calcext:value-type="float">
            <text:p>0.00000040309801</text:p>
          </table:table-cell>
          <table:table-cell table:number-columns-repeated="2"/>
        </table:table-row>
        <table:table-row table:style-name="ro1">
          <table:table-cell office:value-type="float" office:value="0.01511" calcext:value-type="float">
            <text:p>0.01511</text:p>
          </table:table-cell>
          <table:table-cell office:value-type="float" office:value="0.00201212" calcext:value-type="float">
            <text:p>0.00201212</text:p>
          </table:table-cell>
          <table:table-cell table:formula="of:=[.A2400]*[.A2400]" office:value-type="float" office:value="0.0002283121" calcext:value-type="float">
            <text:p>0.0002283121</text:p>
          </table:table-cell>
          <table:table-cell table:formula="of:=([.A2400]-[.B2400])*([.A2400]-[.B2400])" office:value-type="float" office:value="0.0001715544604944" calcext:value-type="float">
            <text:p>0.0001715544604944</text:p>
          </table:table-cell>
          <table:table-cell table:number-columns-repeated="2"/>
        </table:table-row>
        <table:table-row table:style-name="ro1">
          <table:table-cell office:value-type="float" office:value="0.0395925" calcext:value-type="float">
            <text:p>0.0395925</text:p>
          </table:table-cell>
          <table:table-cell office:value-type="float" office:value="0.0165093" calcext:value-type="float">
            <text:p>0.0165093</text:p>
          </table:table-cell>
          <table:table-cell table:formula="of:=[.A2401]*[.A2401]" office:value-type="float" office:value="0.00156756605625" calcext:value-type="float">
            <text:p>0.00156756605625</text:p>
          </table:table-cell>
          <table:table-cell table:formula="of:=([.A2401]-[.B2401])*([.A2401]-[.B2401])" office:value-type="float" office:value="0.00053283412224" calcext:value-type="float">
            <text:p>0.00053283412224</text:p>
          </table:table-cell>
          <table:table-cell table:number-columns-repeated="2"/>
        </table:table-row>
        <table:table-row table:style-name="ro1">
          <table:table-cell office:value-type="float" office:value="0.0405619" calcext:value-type="float">
            <text:p>0.0405619</text:p>
          </table:table-cell>
          <table:table-cell office:value-type="float" office:value="0.352337" calcext:value-type="float">
            <text:p>0.352337</text:p>
          </table:table-cell>
          <table:table-cell table:formula="of:=[.A2402]*[.A2402]" office:value-type="float" office:value="0.00164526773161" calcext:value-type="float">
            <text:p>0.00164526773161</text:p>
          </table:table-cell>
          <table:table-cell table:formula="of:=([.A2402]-[.B2402])*([.A2402]-[.B2402])" office:value-type="float" office:value="0.09720371298001" calcext:value-type="float">
            <text:p>0.09720371298001</text:p>
          </table:table-cell>
          <table:table-cell table:number-columns-repeated="2"/>
        </table:table-row>
        <table:table-row table:style-name="ro1">
          <table:table-cell office:value-type="float" office:value="0.190266" calcext:value-type="float">
            <text:p>0.190266</text:p>
          </table:table-cell>
          <table:table-cell office:value-type="float" office:value="0.19032" calcext:value-type="float">
            <text:p>0.19032</text:p>
          </table:table-cell>
          <table:table-cell table:formula="of:=[.A2403]*[.A2403]" office:value-type="float" office:value="0.036201150756" calcext:value-type="float">
            <text:p>0.036201150756</text:p>
          </table:table-cell>
          <table:table-cell table:formula="of:=([.A2403]-[.B2403])*([.A2403]-[.B2403])" office:value-type="float" office:value="0.000000002916" calcext:value-type="float">
            <text:p>2.91599999999984E-09</text:p>
          </table:table-cell>
          <table:table-cell table:number-columns-repeated="2"/>
        </table:table-row>
        <table:table-row table:style-name="ro1">
          <table:table-cell office:value-type="float" office:value="0.22306" calcext:value-type="float">
            <text:p>0.22306</text:p>
          </table:table-cell>
          <table:table-cell office:value-type="float" office:value="0.182886" calcext:value-type="float">
            <text:p>0.182886</text:p>
          </table:table-cell>
          <table:table-cell table:formula="of:=[.A2404]*[.A2404]" office:value-type="float" office:value="0.0497557636" calcext:value-type="float">
            <text:p>0.0497557636</text:p>
          </table:table-cell>
          <table:table-cell table:formula="of:=([.A2404]-[.B2404])*([.A2404]-[.B2404])" office:value-type="float" office:value="0.001613950276" calcext:value-type="float">
            <text:p>0.001613950276</text:p>
          </table:table-cell>
          <table:table-cell table:number-columns-repeated="2"/>
        </table:table-row>
        <table:table-row table:style-name="ro1">
          <table:table-cell office:value-type="float" office:value="0.373471" calcext:value-type="float">
            <text:p>0.373471</text:p>
          </table:table-cell>
          <table:table-cell office:value-type="float" office:value="0.173435" calcext:value-type="float">
            <text:p>0.173435</text:p>
          </table:table-cell>
          <table:table-cell table:formula="of:=[.A2405]*[.A2405]" office:value-type="float" office:value="0.139480587841" calcext:value-type="float">
            <text:p>0.139480587841</text:p>
          </table:table-cell>
          <table:table-cell table:formula="of:=([.A2405]-[.B2405])*([.A2405]-[.B2405])" office:value-type="float" office:value="0.040014401296" calcext:value-type="float">
            <text:p>0.040014401296</text:p>
          </table:table-cell>
          <table:table-cell table:number-columns-repeated="2"/>
        </table:table-row>
        <table:table-row table:style-name="ro1">
          <table:table-cell office:value-type="float" office:value="0.561623" calcext:value-type="float">
            <text:p>0.561623</text:p>
          </table:table-cell>
          <table:table-cell office:value-type="float" office:value="0.221749" calcext:value-type="float">
            <text:p>0.221749</text:p>
          </table:table-cell>
          <table:table-cell table:formula="of:=[.A2406]*[.A2406]" office:value-type="float" office:value="0.315420394129" calcext:value-type="float">
            <text:p>0.315420394129</text:p>
          </table:table-cell>
          <table:table-cell table:formula="of:=([.A2406]-[.B2406])*([.A2406]-[.B2406])" office:value-type="float" office:value="0.115514335876" calcext:value-type="float">
            <text:p>0.115514335876</text:p>
          </table:table-cell>
          <table:table-cell table:number-columns-repeated="2"/>
        </table:table-row>
        <table:table-row table:style-name="ro1">
          <table:table-cell office:value-type="float" office:value="0.561623" calcext:value-type="float">
            <text:p>0.561623</text:p>
          </table:table-cell>
          <table:table-cell office:value-type="float" office:value="0.257779" calcext:value-type="float">
            <text:p>0.257779</text:p>
          </table:table-cell>
          <table:table-cell table:formula="of:=[.A2407]*[.A2407]" office:value-type="float" office:value="0.315420394129" calcext:value-type="float">
            <text:p>0.315420394129</text:p>
          </table:table-cell>
          <table:table-cell table:formula="of:=([.A2407]-[.B2407])*([.A2407]-[.B2407])" office:value-type="float" office:value="0.092321176336" calcext:value-type="float">
            <text:p>0.092321176336</text:p>
          </table:table-cell>
          <table:table-cell table:number-columns-repeated="2"/>
        </table:table-row>
        <table:table-row table:style-name="ro1">
          <table:table-cell office:value-type="float" office:value="0.561623" calcext:value-type="float">
            <text:p>0.561623</text:p>
          </table:table-cell>
          <table:table-cell office:value-type="float" office:value="0.2679" calcext:value-type="float">
            <text:p>0.2679</text:p>
          </table:table-cell>
          <table:table-cell table:formula="of:=[.A2408]*[.A2408]" office:value-type="float" office:value="0.315420394129" calcext:value-type="float">
            <text:p>0.315420394129</text:p>
          </table:table-cell>
          <table:table-cell table:formula="of:=([.A2408]-[.B2408])*([.A2408]-[.B2408])" office:value-type="float" office:value="0.086273200729" calcext:value-type="float">
            <text:p>0.086273200729</text:p>
          </table:table-cell>
          <table:table-cell table:number-columns-repeated="2"/>
        </table:table-row>
        <table:table-row table:style-name="ro1">
          <table:table-cell office:value-type="float" office:value="0.561623" calcext:value-type="float">
            <text:p>0.561623</text:p>
          </table:table-cell>
          <table:table-cell office:value-type="float" office:value="0.278782" calcext:value-type="float">
            <text:p>0.278782</text:p>
          </table:table-cell>
          <table:table-cell table:formula="of:=[.A2409]*[.A2409]" office:value-type="float" office:value="0.315420394129" calcext:value-type="float">
            <text:p>0.315420394129</text:p>
          </table:table-cell>
          <table:table-cell table:formula="of:=([.A2409]-[.B2409])*([.A2409]-[.B2409])" office:value-type="float" office:value="0.079999031281" calcext:value-type="float">
            <text:p>0.079999031281</text:p>
          </table:table-cell>
          <table:table-cell table:number-columns-repeated="2"/>
        </table:table-row>
        <table:table-row table:style-name="ro1">
          <table:table-cell office:value-type="float" office:value="0.561623" calcext:value-type="float">
            <text:p>0.561623</text:p>
          </table:table-cell>
          <table:table-cell office:value-type="float" office:value="0.569783" calcext:value-type="float">
            <text:p>0.569783</text:p>
          </table:table-cell>
          <table:table-cell table:formula="of:=[.A2410]*[.A2410]" office:value-type="float" office:value="0.315420394129" calcext:value-type="float">
            <text:p>0.315420394129</text:p>
          </table:table-cell>
          <table:table-cell table:formula="of:=([.A2410]-[.B2410])*([.A2410]-[.B2410])" office:value-type="float" office:value="0.0000665856000000009" calcext:value-type="float">
            <text:p>6.65856000000009E-05</text:p>
          </table:table-cell>
          <table:table-cell table:number-columns-repeated="2"/>
        </table:table-row>
        <table:table-row table:style-name="ro1">
          <table:table-cell office:value-type="float" office:value="0.561623" calcext:value-type="float">
            <text:p>0.561623</text:p>
          </table:table-cell>
          <table:table-cell office:value-type="float" office:value="0.594911" calcext:value-type="float">
            <text:p>0.594911</text:p>
          </table:table-cell>
          <table:table-cell table:formula="of:=[.A2411]*[.A2411]" office:value-type="float" office:value="0.315420394129" calcext:value-type="float">
            <text:p>0.315420394129</text:p>
          </table:table-cell>
          <table:table-cell table:formula="of:=([.A2411]-[.B2411])*([.A2411]-[.B2411])" office:value-type="float" office:value="0.001108090944" calcext:value-type="float">
            <text:p>0.001108090944</text:p>
          </table:table-cell>
          <table:table-cell table:number-columns-repeated="2"/>
        </table:table-row>
        <table:table-row table:style-name="ro1">
          <table:table-cell office:value-type="float" office:value="0.726715" calcext:value-type="float">
            <text:p>0.726715</text:p>
          </table:table-cell>
          <table:table-cell office:value-type="float" office:value="0.744348" calcext:value-type="float">
            <text:p>0.744348</text:p>
          </table:table-cell>
          <table:table-cell table:formula="of:=[.A2412]*[.A2412]" office:value-type="float" office:value="0.528114691225" calcext:value-type="float">
            <text:p>0.528114691225</text:p>
          </table:table-cell>
          <table:table-cell table:formula="of:=([.A2412]-[.B2412])*([.A2412]-[.B2412])" office:value-type="float" office:value="0.000310922689" calcext:value-type="float">
            <text:p>0.000310922689</text:p>
          </table:table-cell>
          <table:table-cell table:number-columns-repeated="2"/>
        </table:table-row>
        <table:table-row table:style-name="ro1">
          <table:table-cell office:value-type="float" office:value="0.726715" calcext:value-type="float">
            <text:p>0.726715</text:p>
          </table:table-cell>
          <table:table-cell office:value-type="float" office:value="0.77979" calcext:value-type="float">
            <text:p>0.77979</text:p>
          </table:table-cell>
          <table:table-cell table:formula="of:=[.A2413]*[.A2413]" office:value-type="float" office:value="0.528114691225" calcext:value-type="float">
            <text:p>0.528114691225</text:p>
          </table:table-cell>
          <table:table-cell table:formula="of:=([.A2413]-[.B2413])*([.A2413]-[.B2413])" office:value-type="float" office:value="0.002816955625" calcext:value-type="float">
            <text:p>0.002816955625</text:p>
          </table:table-cell>
          <table:table-cell table:number-columns-repeated="2"/>
        </table:table-row>
        <table:table-row table:style-name="ro1">
          <table:table-cell office:value-type="float" office:value="0.91112" calcext:value-type="float">
            <text:p>0.91112</text:p>
          </table:table-cell>
          <table:table-cell office:value-type="float" office:value="0.817952" calcext:value-type="float">
            <text:p>0.817952</text:p>
          </table:table-cell>
          <table:table-cell table:formula="of:=[.A2414]*[.A2414]" office:value-type="float" office:value="0.8301396544" calcext:value-type="float">
            <text:p>0.8301396544</text:p>
          </table:table-cell>
          <table:table-cell table:formula="of:=([.A2414]-[.B2414])*([.A2414]-[.B2414])" office:value-type="float" office:value="0.00868027622400001" calcext:value-type="float">
            <text:p>0.00868027622400001</text:p>
          </table:table-cell>
          <table:table-cell table:number-columns-repeated="2"/>
        </table:table-row>
        <table:table-row table:style-name="ro1">
          <table:table-cell office:value-type="float" office:value="0.911121" calcext:value-type="float">
            <text:p>0.911121</text:p>
          </table:table-cell>
          <table:table-cell office:value-type="float" office:value="0.880592" calcext:value-type="float">
            <text:p>0.880592</text:p>
          </table:table-cell>
          <table:table-cell table:formula="of:=[.A2415]*[.A2415]" office:value-type="float" office:value="0.830141476641" calcext:value-type="float">
            <text:p>0.830141476641</text:p>
          </table:table-cell>
          <table:table-cell table:formula="of:=([.A2415]-[.B2415])*([.A2415]-[.B2415])" office:value-type="float" office:value="0.000932019840999995" calcext:value-type="float">
            <text:p>0.000932019840999995</text:p>
          </table:table-cell>
          <table:table-cell table:number-columns-repeated="2"/>
        </table:table-row>
        <table:table-row table:style-name="ro1">
          <table:table-cell office:value-type="float" office:value="0.91112" calcext:value-type="float">
            <text:p>0.91112</text:p>
          </table:table-cell>
          <table:table-cell office:value-type="float" office:value="0.917105" calcext:value-type="float">
            <text:p>0.917105</text:p>
          </table:table-cell>
          <table:table-cell table:formula="of:=[.A2416]*[.A2416]" office:value-type="float" office:value="0.8301396544" calcext:value-type="float">
            <text:p>0.8301396544</text:p>
          </table:table-cell>
          <table:table-cell table:formula="of:=([.A2416]-[.B2416])*([.A2416]-[.B2416])" office:value-type="float" office:value="0.0000358202249999989" calcext:value-type="float">
            <text:p>3.58202249999989E-05</text:p>
          </table:table-cell>
          <table:table-cell table:number-columns-repeated="2"/>
        </table:table-row>
        <table:table-row table:style-name="ro1">
          <table:table-cell office:value-type="float" office:value="0.91112" calcext:value-type="float">
            <text:p>0.91112</text:p>
          </table:table-cell>
          <table:table-cell office:value-type="float" office:value="0.944686" calcext:value-type="float">
            <text:p>0.944686</text:p>
          </table:table-cell>
          <table:table-cell table:formula="of:=[.A2417]*[.A2417]" office:value-type="float" office:value="0.8301396544" calcext:value-type="float">
            <text:p>0.8301396544</text:p>
          </table:table-cell>
          <table:table-cell table:formula="of:=([.A2417]-[.B2417])*([.A2417]-[.B2417])" office:value-type="float" office:value="0.001126676356" calcext:value-type="float">
            <text:p>0.001126676356</text:p>
          </table:table-cell>
          <table:table-cell table:number-columns-repeated="2"/>
        </table:table-row>
        <table:table-row table:style-name="ro1">
          <table:table-cell office:value-type="float" office:value="0.929319" calcext:value-type="float">
            <text:p>0.929319</text:p>
          </table:table-cell>
          <table:table-cell office:value-type="float" office:value="0.95426" calcext:value-type="float">
            <text:p>0.95426</text:p>
          </table:table-cell>
          <table:table-cell table:formula="of:=[.A2418]*[.A2418]" office:value-type="float" office:value="0.863633803761" calcext:value-type="float">
            <text:p>0.863633803761</text:p>
          </table:table-cell>
          <table:table-cell table:formula="of:=([.A2418]-[.B2418])*([.A2418]-[.B2418])" office:value-type="float" office:value="0.000622053481" calcext:value-type="float">
            <text:p>0.000622053481</text:p>
          </table:table-cell>
          <table:table-cell table:number-columns-repeated="2"/>
        </table:table-row>
        <table:table-row table:style-name="ro1">
          <table:table-cell office:value-type="float" office:value="0.984956" calcext:value-type="float">
            <text:p>0.984956</text:p>
          </table:table-cell>
          <table:table-cell office:value-type="float" office:value="0.950434" calcext:value-type="float">
            <text:p>0.950434</text:p>
          </table:table-cell>
          <table:table-cell table:formula="of:=[.A2419]*[.A2419]" office:value-type="float" office:value="0.970138321936" calcext:value-type="float">
            <text:p>0.970138321936</text:p>
          </table:table-cell>
          <table:table-cell table:formula="of:=([.A2419]-[.B2419])*([.A2419]-[.B2419])" office:value-type="float" office:value="0.001191768484" calcext:value-type="float">
            <text:p>0.001191768484</text:p>
          </table:table-cell>
          <table:table-cell table:number-columns-repeated="2"/>
        </table:table-row>
        <table:table-row table:style-name="ro1">
          <table:table-cell office:value-type="float" office:value="0.0000435114" calcext:value-type="float">
            <text:p>0.0000435114</text:p>
          </table:table-cell>
          <table:table-cell office:value-type="float" office:value="0.00000303222" calcext:value-type="float">
            <text:p>0.00000303222</text:p>
          </table:table-cell>
          <table:table-cell table:formula="of:=[.A2420]*[.A2420]" office:value-type="float" office:value="0.00000000189324192996" calcext:value-type="float">
            <text:p>1.89324192996E-09</text:p>
          </table:table-cell>
          <table:table-cell table:formula="of:=([.A2420]-[.B2420])*([.A2420]-[.B2420])" office:value-type="float" office:value="0.00000000163856401347" calcext:value-type="float">
            <text:p>1.6385640134724E-09</text:p>
          </table:table-cell>
          <table:table-cell table:number-columns-repeated="2"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0148565" calcext:value-type="float">
            <text:p>0.00148565</text:p>
          </table:table-cell>
          <table:table-cell table:formula="of:=[.A2421]*[.A2421]" office:value-type="float" office:value="0.00000000031338204676" calcext:value-type="float">
            <text:p>3.1338204676E-10</text:p>
          </table:table-cell>
          <table:table-cell table:formula="of:=([.A2421]-[.B2421])*([.A2421]-[.B2421])" office:value-type="float" office:value="0.00000215486956916676" calcext:value-type="float">
            <text:p>2.15486956916676E-06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238757" calcext:value-type="float">
            <text:p>0.000238757</text:p>
          </table:table-cell>
          <table:table-cell table:formula="of:=[.A2422]*[.A2422]" office:value-type="float" office:value="0.00000000002217251491" calcext:value-type="float">
            <text:p>2.21725149129E-11</text:p>
          </table:table-cell>
          <table:table-cell table:formula="of:=([.A2422]-[.B2422])*([.A2422]-[.B2422])" office:value-type="float" office:value="0.00000005477857396613" calcext:value-type="float">
            <text:p>5.47785739661329E-08</text:p>
          </table:table-cell>
          <table:table-cell table:number-columns-repeated="2"/>
        </table:table-row>
        <table:table-row table:style-name="ro1">
          <table:table-cell office:value-type="float" office:value="0.0000406504" calcext:value-type="float">
            <text:p>0.0000406504</text:p>
          </table:table-cell>
          <table:table-cell office:value-type="float" office:value="0.00000871737" calcext:value-type="float">
            <text:p>0.00000871737</text:p>
          </table:table-cell>
          <table:table-cell table:formula="of:=[.A2423]*[.A2423]" office:value-type="float" office:value="0.00000000165245502016" calcext:value-type="float">
            <text:p>1.65245502016E-09</text:p>
          </table:table-cell>
          <table:table-cell table:formula="of:=([.A2423]-[.B2423])*([.A2423]-[.B2423])" office:value-type="float" office:value="0.00000000101971840498" calcext:value-type="float">
            <text:p>1.0197184049809E-09</text:p>
          </table:table-cell>
          <table:table-cell table:number-columns-repeated="2"/>
        </table:table-row>
        <table:table-row table:style-name="ro1">
          <table:table-cell office:value-type="float" office:value="0.0000298619" calcext:value-type="float">
            <text:p>0.0000298619</text:p>
          </table:table-cell>
          <table:table-cell office:value-type="float" office:value="0.00184566" calcext:value-type="float">
            <text:p>0.00184566</text:p>
          </table:table-cell>
          <table:table-cell table:formula="of:=[.A2424]*[.A2424]" office:value-type="float" office:value="0.00000000089173307161" calcext:value-type="float">
            <text:p>8.9173307161E-10</text:p>
          </table:table-cell>
          <table:table-cell table:formula="of:=([.A2424]-[.B2424])*([.A2424]-[.B2424])" office:value-type="float" office:value="0.00000329712273996361" calcext:value-type="float">
            <text:p>3.29712273996361E-06</text:p>
          </table:table-cell>
          <table:table-cell table:number-columns-repeated="2"/>
        </table:table-row>
        <table:table-row table:style-name="ro1">
          <table:table-cell office:value-type="float" office:value="0.000432551" calcext:value-type="float">
            <text:p>0.000432551</text:p>
          </table:table-cell>
          <table:table-cell office:value-type="float" office:value="0.0000194912" calcext:value-type="float">
            <text:p>0.0000194912</text:p>
          </table:table-cell>
          <table:table-cell table:formula="of:=[.A2425]*[.A2425]" office:value-type="float" office:value="0.000000187100367601" calcext:value-type="float">
            <text:p>1.87100367601E-07</text:p>
          </table:table-cell>
          <table:table-cell table:formula="of:=([.A2425]-[.B2425])*([.A2425]-[.B2425])" office:value-type="float" office:value="0.00000017061839837604" calcext:value-type="float">
            <text:p>1.7061839837604E-07</text:p>
          </table:table-cell>
          <table:table-cell table:number-columns-repeated="2"/>
        </table:table-row>
        <table:table-row table:style-name="ro1">
          <table:table-cell office:value-type="float" office:value="0.0000571012" calcext:value-type="float">
            <text:p>0.0000571012</text:p>
          </table:table-cell>
          <table:table-cell office:value-type="float" office:value="0.0338991" calcext:value-type="float">
            <text:p>0.0338991</text:p>
          </table:table-cell>
          <table:table-cell table:formula="of:=[.A2426]*[.A2426]" office:value-type="float" office:value="0.00000000326054704144" calcext:value-type="float">
            <text:p>3.26054704144E-09</text:p>
          </table:table-cell>
          <table:table-cell table:formula="of:=([.A2426]-[.B2426])*([.A2426]-[.B2426])" office:value-type="float" office:value="0.0011452808827792" calcext:value-type="float">
            <text:p>0.0011452808827792</text:p>
          </table:table-cell>
          <table:table-cell table:number-columns-repeated="2"/>
        </table:table-row>
        <table:table-row table:style-name="ro1">
          <table:table-cell office:value-type="float" office:value="0.0000896454" calcext:value-type="float">
            <text:p>0.0000896454</text:p>
          </table:table-cell>
          <table:table-cell office:value-type="float" office:value="0.00000308321" calcext:value-type="float">
            <text:p>0.00000308321</text:p>
          </table:table-cell>
          <table:table-cell table:formula="of:=[.A2427]*[.A2427]" office:value-type="float" office:value="0.00000000803629774116" calcext:value-type="float">
            <text:p>8.03629774116E-09</text:p>
          </table:table-cell>
          <table:table-cell table:formula="of:=([.A2427]-[.B2427])*([.A2427]-[.B2427])" office:value-type="float" office:value="0.0000000074930127376" calcext:value-type="float">
            <text:p>7.4930127375961E-09</text:p>
          </table:table-cell>
          <table:table-cell table:number-columns-repeated="2"/>
        </table:table-row>
        <table:table-row table:style-name="ro1">
          <table:table-cell office:value-type="float" office:value="0.00120974" calcext:value-type="float">
            <text:p>0.00120974</text:p>
          </table:table-cell>
          <table:table-cell office:value-type="float" office:value="0.00158022" calcext:value-type="float">
            <text:p>0.00158022</text:p>
          </table:table-cell>
          <table:table-cell table:formula="of:=[.A2428]*[.A2428]" office:value-type="float" office:value="0.0000014634708676" calcext:value-type="float">
            <text:p>0.0000014634708676</text:p>
          </table:table-cell>
          <table:table-cell table:formula="of:=([.A2428]-[.B2428])*([.A2428]-[.B2428])" office:value-type="float" office:value="0.0000001372554304" calcext:value-type="float">
            <text:p>0.0000001372554304</text:p>
          </table:table-cell>
          <table:table-cell table:number-columns-repeated="2"/>
        </table:table-row>
        <table:table-row table:style-name="ro1">
          <table:table-cell office:value-type="float" office:value="0.00120974" calcext:value-type="float">
            <text:p>0.00120974</text:p>
          </table:table-cell>
          <table:table-cell office:value-type="float" office:value="0.000117795" calcext:value-type="float">
            <text:p>0.000117795</text:p>
          </table:table-cell>
          <table:table-cell table:formula="of:=[.A2429]*[.A2429]" office:value-type="float" office:value="0.0000014634708676" calcext:value-type="float">
            <text:p>0.0000014634708676</text:p>
          </table:table-cell>
          <table:table-cell table:formula="of:=([.A2429]-[.B2429])*([.A2429]-[.B2429])" office:value-type="float" office:value="0.000001192343883025" calcext:value-type="float">
            <text:p>1.192343883025E-06</text:p>
          </table:table-cell>
          <table:table-cell table:number-columns-repeated="2"/>
        </table:table-row>
        <table:table-row table:style-name="ro1">
          <table:table-cell office:value-type="float" office:value="0.000270307" calcext:value-type="float">
            <text:p>0.000270307</text:p>
          </table:table-cell>
          <table:table-cell office:value-type="float" office:value="0.00000299502" calcext:value-type="float">
            <text:p>0.00000299502</text:p>
          </table:table-cell>
          <table:table-cell table:formula="of:=[.A2430]*[.A2430]" office:value-type="float" office:value="0.000000073065874249" calcext:value-type="float">
            <text:p>7.3065874249E-08</text:p>
          </table:table-cell>
          <table:table-cell table:formula="of:=([.A2430]-[.B2430])*([.A2430]-[.B2430])" office:value-type="float" office:value="0.00000007145569465152" calcext:value-type="float">
            <text:p>7.14556946515204E-08</text:p>
          </table:table-cell>
          <table:table-cell table:number-columns-repeated="2"/>
        </table:table-row>
        <table:table-row table:style-name="ro1">
          <table:table-cell office:value-type="float" office:value="0.00156134" calcext:value-type="float">
            <text:p>0.00156134</text:p>
          </table:table-cell>
          <table:table-cell office:value-type="float" office:value="0.000737706" calcext:value-type="float">
            <text:p>0.000737706</text:p>
          </table:table-cell>
          <table:table-cell table:formula="of:=[.A2431]*[.A2431]" office:value-type="float" office:value="0.0000024377825956" calcext:value-type="float">
            <text:p>0.0000024377825956</text:p>
          </table:table-cell>
          <table:table-cell table:formula="of:=([.A2431]-[.B2431])*([.A2431]-[.B2431])" office:value-type="float" office:value="0.000000678372965956" calcext:value-type="float">
            <text:p>6.78372965956E-07</text:p>
          </table:table-cell>
          <table:table-cell table:number-columns-repeated="2"/>
        </table:table-row>
        <table:table-row table:style-name="ro1">
          <table:table-cell office:value-type="float" office:value="0.000865221" calcext:value-type="float">
            <text:p>0.000865221</text:p>
          </table:table-cell>
          <table:table-cell office:value-type="float" office:value="0.00181095" calcext:value-type="float">
            <text:p>0.00181095</text:p>
          </table:table-cell>
          <table:table-cell table:formula="of:=[.A2432]*[.A2432]" office:value-type="float" office:value="0.000000748607378841" calcext:value-type="float">
            <text:p>7.48607378841E-07</text:p>
          </table:table-cell>
          <table:table-cell table:formula="of:=([.A2432]-[.B2432])*([.A2432]-[.B2432])" office:value-type="float" office:value="0.000000894403341441" calcext:value-type="float">
            <text:p>8.94403341441E-07</text:p>
          </table:table-cell>
          <table:table-cell table:number-columns-repeated="2"/>
        </table:table-row>
        <table:table-row table:style-name="ro1">
          <table:table-cell office:value-type="float" office:value="0.00041151" calcext:value-type="float">
            <text:p>0.00041151</text:p>
          </table:table-cell>
          <table:table-cell office:value-type="float" office:value="0.000223724" calcext:value-type="float">
            <text:p>0.000223724</text:p>
          </table:table-cell>
          <table:table-cell table:formula="of:=[.A2433]*[.A2433]" office:value-type="float" office:value="0.0000001693404801" calcext:value-type="float">
            <text:p>0.0000001693404801</text:p>
          </table:table-cell>
          <table:table-cell table:formula="of:=([.A2433]-[.B2433])*([.A2433]-[.B2433])" office:value-type="float" office:value="0.000000035263581796" calcext:value-type="float">
            <text:p>3.5263581796E-08</text:p>
          </table:table-cell>
          <table:table-cell table:number-columns-repeated="2"/>
        </table:table-row>
        <table:table-row table:style-name="ro1">
          <table:table-cell office:value-type="float" office:value="0.0000773668" calcext:value-type="float">
            <text:p>0.0000773668</text:p>
          </table:table-cell>
          <table:table-cell office:value-type="float" office:value="0.0000000465034" calcext:value-type="float">
            <text:p>0.0000000465034</text:p>
          </table:table-cell>
          <table:table-cell table:formula="of:=[.A2434]*[.A2434]" office:value-type="float" office:value="0.00000000598562174224" calcext:value-type="float">
            <text:p>5.98562174224E-09</text:p>
          </table:table-cell>
          <table:table-cell table:formula="of:=([.A2434]-[.B2434])*([.A2434]-[.B2434])" office:value-type="float" office:value="0.00000000597842826631" calcext:value-type="float">
            <text:p>5.97842826631197E-09</text:p>
          </table:table-cell>
          <table:table-cell table:number-columns-repeated="2"/>
        </table:table-row>
        <table:table-row table:style-name="ro1">
          <table:table-cell office:value-type="float" office:value="0.000650108" calcext:value-type="float">
            <text:p>0.000650108</text:p>
          </table:table-cell>
          <table:table-cell office:value-type="float" office:value="0.00524206" calcext:value-type="float">
            <text:p>0.00524206</text:p>
          </table:table-cell>
          <table:table-cell table:formula="of:=[.A2435]*[.A2435]" office:value-type="float" office:value="0.000000422640411664" calcext:value-type="float">
            <text:p>4.22640411664E-07</text:p>
          </table:table-cell>
          <table:table-cell table:formula="of:=([.A2435]-[.B2435])*([.A2435]-[.B2435])" office:value-type="float" office:value="0.000021086023170304" calcext:value-type="float">
            <text:p>2.1086023170304E-05</text:p>
          </table:table-cell>
          <table:table-cell table:number-columns-repeated="2"/>
        </table:table-row>
        <table:table-row table:style-name="ro1">
          <table:table-cell office:value-type="float" office:value="0.00200909" calcext:value-type="float">
            <text:p>0.00200909</text:p>
          </table:table-cell>
          <table:table-cell office:value-type="float" office:value="0.0000954491" calcext:value-type="float">
            <text:p>0.0000954491</text:p>
          </table:table-cell>
          <table:table-cell table:formula="of:=[.A2436]*[.A2436]" office:value-type="float" office:value="0.0000040364426281" calcext:value-type="float">
            <text:p>0.0000040364426281</text:p>
          </table:table-cell>
          <table:table-cell table:formula="of:=([.A2436]-[.B2436])*([.A2436]-[.B2436])" office:value-type="float" office:value="0.00000366202149415281" calcext:value-type="float">
            <text:p>3.66202149415281E-06</text:p>
          </table:table-cell>
          <table:table-cell table:number-columns-repeated="2"/>
        </table:table-row>
        <table:table-row table:style-name="ro1">
          <table:table-cell office:value-type="float" office:value="0.0262709" calcext:value-type="float">
            <text:p>0.0262709</text:p>
          </table:table-cell>
          <table:table-cell office:value-type="float" office:value="0.00443558" calcext:value-type="float">
            <text:p>0.00443558</text:p>
          </table:table-cell>
          <table:table-cell table:formula="of:=[.A2437]*[.A2437]" office:value-type="float" office:value="0.00069016018681" calcext:value-type="float">
            <text:p>0.00069016018681</text:p>
          </table:table-cell>
          <table:table-cell table:formula="of:=([.A2437]-[.B2437])*([.A2437]-[.B2437])" office:value-type="float" office:value="0.0004767811995024" calcext:value-type="float">
            <text:p>0.0004767811995024</text:p>
          </table:table-cell>
          <table:table-cell table:number-columns-repeated="2"/>
        </table:table-row>
        <table:table-row table:style-name="ro1">
          <table:table-cell office:value-type="float" office:value="0.0262709" calcext:value-type="float">
            <text:p>0.0262709</text:p>
          </table:table-cell>
          <table:table-cell office:value-type="float" office:value="0.00462678" calcext:value-type="float">
            <text:p>0.00462678</text:p>
          </table:table-cell>
          <table:table-cell table:formula="of:=[.A2438]*[.A2438]" office:value-type="float" office:value="0.00069016018681" calcext:value-type="float">
            <text:p>0.00069016018681</text:p>
          </table:table-cell>
          <table:table-cell table:formula="of:=([.A2438]-[.B2438])*([.A2438]-[.B2438])" office:value-type="float" office:value="0.0004684679305744" calcext:value-type="float">
            <text:p>0.0004684679305744</text:p>
          </table:table-cell>
          <table:table-cell table:number-columns-repeated="2"/>
        </table:table-row>
        <table:table-row table:style-name="ro1">
          <table:table-cell office:value-type="float" office:value="0.0262709" calcext:value-type="float">
            <text:p>0.0262709</text:p>
          </table:table-cell>
          <table:table-cell office:value-type="float" office:value="0.00828935" calcext:value-type="float">
            <text:p>0.00828935</text:p>
          </table:table-cell>
          <table:table-cell table:formula="of:=[.A2439]*[.A2439]" office:value-type="float" office:value="0.00069016018681" calcext:value-type="float">
            <text:p>0.00069016018681</text:p>
          </table:table-cell>
          <table:table-cell table:formula="of:=([.A2439]-[.B2439])*([.A2439]-[.B2439])" office:value-type="float" office:value="0.0003233361404025" calcext:value-type="float">
            <text:p>0.0003233361404025</text:p>
          </table:table-cell>
          <table:table-cell table:number-columns-repeated="2"/>
        </table:table-row>
        <table:table-row table:style-name="ro1">
          <table:table-cell office:value-type="float" office:value="0.0377654" calcext:value-type="float">
            <text:p>0.0377654</text:p>
          </table:table-cell>
          <table:table-cell office:value-type="float" office:value="0.0101047" calcext:value-type="float">
            <text:p>0.0101047</text:p>
          </table:table-cell>
          <table:table-cell table:formula="of:=[.A2440]*[.A2440]" office:value-type="float" office:value="0.00142622543716" calcext:value-type="float">
            <text:p>0.00142622543716</text:p>
          </table:table-cell>
          <table:table-cell table:formula="of:=([.A2440]-[.B2440])*([.A2440]-[.B2440])" office:value-type="float" office:value="0.00076511432449" calcext:value-type="float">
            <text:p>0.00076511432449</text:p>
          </table:table-cell>
          <table:table-cell table:number-columns-repeated="2"/>
        </table:table-row>
        <table:table-row table:style-name="ro1">
          <table:table-cell office:value-type="float" office:value="0.0990432" calcext:value-type="float">
            <text:p>0.0990432</text:p>
          </table:table-cell>
          <table:table-cell office:value-type="float" office:value="0.00712022" calcext:value-type="float">
            <text:p>0.00712022</text:p>
          </table:table-cell>
          <table:table-cell table:formula="of:=[.A2441]*[.A2441]" office:value-type="float" office:value="0.00980955546624" calcext:value-type="float">
            <text:p>0.00980955546624</text:p>
          </table:table-cell>
          <table:table-cell table:formula="of:=([.A2441]-[.B2441])*([.A2441]-[.B2441])" office:value-type="float" office:value="0.0084498342520804" calcext:value-type="float">
            <text:p>0.0084498342520804</text:p>
          </table:table-cell>
          <table:table-cell table:number-columns-repeated="2"/>
        </table:table-row>
        <table:table-row table:style-name="ro1">
          <table:table-cell office:value-type="float" office:value="0.0990432" calcext:value-type="float">
            <text:p>0.0990432</text:p>
          </table:table-cell>
          <table:table-cell office:value-type="float" office:value="0.0798782" calcext:value-type="float">
            <text:p>0.0798782</text:p>
          </table:table-cell>
          <table:table-cell table:formula="of:=[.A2442]*[.A2442]" office:value-type="float" office:value="0.00980955546624" calcext:value-type="float">
            <text:p>0.00980955546624</text:p>
          </table:table-cell>
          <table:table-cell table:formula="of:=([.A2442]-[.B2442])*([.A2442]-[.B2442])" office:value-type="float" office:value="0.000367297225" calcext:value-type="float">
            <text:p>0.000367297225</text:p>
          </table:table-cell>
          <table:table-cell table:number-columns-repeated="2"/>
        </table:table-row>
        <table:table-row table:style-name="ro1">
          <table:table-cell office:value-type="float" office:value="0.0990432" calcext:value-type="float">
            <text:p>0.0990432</text:p>
          </table:table-cell>
          <table:table-cell office:value-type="float" office:value="0.0828448" calcext:value-type="float">
            <text:p>0.0828448</text:p>
          </table:table-cell>
          <table:table-cell table:formula="of:=[.A2443]*[.A2443]" office:value-type="float" office:value="0.00980955546624" calcext:value-type="float">
            <text:p>0.00980955546624</text:p>
          </table:table-cell>
          <table:table-cell table:formula="of:=([.A2443]-[.B2443])*([.A2443]-[.B2443])" office:value-type="float" office:value="0.00026238816256" calcext:value-type="float">
            <text:p>0.00026238816256</text:p>
          </table:table-cell>
          <table:table-cell table:number-columns-repeated="2"/>
        </table:table-row>
        <table:table-row table:style-name="ro1">
          <table:table-cell office:value-type="float" office:value="0.0990433" calcext:value-type="float">
            <text:p>0.0990433</text:p>
          </table:table-cell>
          <table:table-cell office:value-type="float" office:value="0.0908925" calcext:value-type="float">
            <text:p>0.0908925</text:p>
          </table:table-cell>
          <table:table-cell table:formula="of:=[.A2444]*[.A2444]" office:value-type="float" office:value="0.00980957527489" calcext:value-type="float">
            <text:p>0.00980957527489</text:p>
          </table:table-cell>
          <table:table-cell table:formula="of:=([.A2444]-[.B2444])*([.A2444]-[.B2444])" office:value-type="float" office:value="0.00006643554064" calcext:value-type="float">
            <text:p>0.00006643554064</text:p>
          </table:table-cell>
          <table:table-cell table:number-columns-repeated="2"/>
        </table:table-row>
        <table:table-row table:style-name="ro1">
          <table:table-cell office:value-type="float" office:value="0.21124" calcext:value-type="float">
            <text:p>0.21124</text:p>
          </table:table-cell>
          <table:table-cell office:value-type="float" office:value="0.29085" calcext:value-type="float">
            <text:p>0.29085</text:p>
          </table:table-cell>
          <table:table-cell table:formula="of:=[.A2445]*[.A2445]" office:value-type="float" office:value="0.0446223376" calcext:value-type="float">
            <text:p>0.0446223376</text:p>
          </table:table-cell>
          <table:table-cell table:formula="of:=([.A2445]-[.B2445])*([.A2445]-[.B2445])" office:value-type="float" office:value="0.0063377521" calcext:value-type="float">
            <text:p>0.0063377521</text:p>
          </table:table-cell>
          <table:table-cell table:number-columns-repeated="2"/>
        </table:table-row>
        <table:table-row table:style-name="ro1">
          <table:table-cell office:value-type="float" office:value="0.339842" calcext:value-type="float">
            <text:p>0.339842</text:p>
          </table:table-cell>
          <table:table-cell office:value-type="float" office:value="0.516199" calcext:value-type="float">
            <text:p>0.516199</text:p>
          </table:table-cell>
          <table:table-cell table:formula="of:=[.A2446]*[.A2446]" office:value-type="float" office:value="0.115492584964" calcext:value-type="float">
            <text:p>0.115492584964</text:p>
          </table:table-cell>
          <table:table-cell table:formula="of:=([.A2446]-[.B2446])*([.A2446]-[.B2446])" office:value-type="float" office:value="0.031101791449" calcext:value-type="float">
            <text:p>0.031101791449</text:p>
          </table:table-cell>
          <table:table-cell table:number-columns-repeated="2"/>
        </table:table-row>
        <table:table-row table:style-name="ro1">
          <table:table-cell office:value-type="float" office:value="0.32073" calcext:value-type="float">
            <text:p>0.32073</text:p>
          </table:table-cell>
          <table:table-cell office:value-type="float" office:value="0.395039" calcext:value-type="float">
            <text:p>0.395039</text:p>
          </table:table-cell>
          <table:table-cell table:formula="of:=[.A2447]*[.A2447]" office:value-type="float" office:value="0.1028677329" calcext:value-type="float">
            <text:p>0.1028677329</text:p>
          </table:table-cell>
          <table:table-cell table:formula="of:=([.A2447]-[.B2447])*([.A2447]-[.B2447])" office:value-type="float" office:value="0.00552182748099999" calcext:value-type="float">
            <text:p>0.00552182748099999</text:p>
          </table:table-cell>
          <table:table-cell table:number-columns-repeated="2"/>
        </table:table-row>
        <table:table-row table:style-name="ro1">
          <table:table-cell office:value-type="float" office:value="0.320731" calcext:value-type="float">
            <text:p>0.320731</text:p>
          </table:table-cell>
          <table:table-cell office:value-type="float" office:value="0.533737" calcext:value-type="float">
            <text:p>0.533737</text:p>
          </table:table-cell>
          <table:table-cell table:formula="of:=[.A2448]*[.A2448]" office:value-type="float" office:value="0.102868374361" calcext:value-type="float">
            <text:p>0.102868374361</text:p>
          </table:table-cell>
          <table:table-cell table:formula="of:=([.A2448]-[.B2448])*([.A2448]-[.B2448])" office:value-type="float" office:value="0.045371556036" calcext:value-type="float">
            <text:p>0.045371556036</text:p>
          </table:table-cell>
          <table:table-cell table:number-columns-repeated="2"/>
        </table:table-row>
        <table:table-row table:style-name="ro1">
          <table:table-cell office:value-type="float" office:value="0.32073" calcext:value-type="float">
            <text:p>0.32073</text:p>
          </table:table-cell>
          <table:table-cell office:value-type="float" office:value="0.556289" calcext:value-type="float">
            <text:p>0.556289</text:p>
          </table:table-cell>
          <table:table-cell table:formula="of:=[.A2449]*[.A2449]" office:value-type="float" office:value="0.1028677329" calcext:value-type="float">
            <text:p>0.1028677329</text:p>
          </table:table-cell>
          <table:table-cell table:formula="of:=([.A2449]-[.B2449])*([.A2449]-[.B2449])" office:value-type="float" office:value="0.055488042481" calcext:value-type="float">
            <text:p>0.055488042481</text:p>
          </table:table-cell>
          <table:table-cell table:number-columns-repeated="2"/>
        </table:table-row>
        <table:table-row table:style-name="ro1">
          <table:table-cell office:value-type="float" office:value="0.393388" calcext:value-type="float">
            <text:p>0.393388</text:p>
          </table:table-cell>
          <table:table-cell office:value-type="float" office:value="0.590781" calcext:value-type="float">
            <text:p>0.590781</text:p>
          </table:table-cell>
          <table:table-cell table:formula="of:=[.A2450]*[.A2450]" office:value-type="float" office:value="0.154754118544" calcext:value-type="float">
            <text:p>0.154754118544</text:p>
          </table:table-cell>
          <table:table-cell table:formula="of:=([.A2450]-[.B2450])*([.A2450]-[.B2450])" office:value-type="float" office:value="0.038963996449" calcext:value-type="float">
            <text:p>0.038963996449</text:p>
          </table:table-cell>
          <table:table-cell table:number-columns-repeated="2"/>
        </table:table-row>
        <table:table-row table:style-name="ro1">
          <table:table-cell office:value-type="float" office:value="0.575258" calcext:value-type="float">
            <text:p>0.575258</text:p>
          </table:table-cell>
          <table:table-cell office:value-type="float" office:value="0.680078" calcext:value-type="float">
            <text:p>0.680078</text:p>
          </table:table-cell>
          <table:table-cell table:formula="of:=[.A2451]*[.A2451]" office:value-type="float" office:value="0.330921766564" calcext:value-type="float">
            <text:p>0.330921766564</text:p>
          </table:table-cell>
          <table:table-cell table:formula="of:=([.A2451]-[.B2451])*([.A2451]-[.B2451])" office:value-type="float" office:value="0.0109872324" calcext:value-type="float">
            <text:p>0.0109872324</text:p>
          </table:table-cell>
          <table:table-cell table:number-columns-repeated="2"/>
        </table:table-row>
        <table:table-row table:style-name="ro1">
          <table:table-cell office:value-type="float" office:value="0.575259" calcext:value-type="float">
            <text:p>0.575259</text:p>
          </table:table-cell>
          <table:table-cell office:value-type="float" office:value="0.78193" calcext:value-type="float">
            <text:p>0.78193</text:p>
          </table:table-cell>
          <table:table-cell table:formula="of:=[.A2452]*[.A2452]" office:value-type="float" office:value="0.330922917081" calcext:value-type="float">
            <text:p>0.330922917081</text:p>
          </table:table-cell>
          <table:table-cell table:formula="of:=([.A2452]-[.B2452])*([.A2452]-[.B2452])" office:value-type="float" office:value="0.042712902241" calcext:value-type="float">
            <text:p>0.042712902241</text:p>
          </table:table-cell>
          <table:table-cell table:number-columns-repeated="2"/>
        </table:table-row>
        <table:table-row table:style-name="ro1">
          <table:table-cell office:value-type="float" office:value="0.646799" calcext:value-type="float">
            <text:p>0.646799</text:p>
          </table:table-cell>
          <table:table-cell office:value-type="float" office:value="0.808528" calcext:value-type="float">
            <text:p>0.808528</text:p>
          </table:table-cell>
          <table:table-cell table:formula="of:=[.A2453]*[.A2453]" office:value-type="float" office:value="0.418348946401" calcext:value-type="float">
            <text:p>0.418348946401</text:p>
          </table:table-cell>
          <table:table-cell table:formula="of:=([.A2453]-[.B2453])*([.A2453]-[.B2453])" office:value-type="float" office:value="0.026156269441" calcext:value-type="float">
            <text:p>0.026156269441</text:p>
          </table:table-cell>
          <table:table-cell table:number-columns-repeated="2"/>
        </table:table-row>
        <table:table-row table:style-name="ro1">
          <table:table-cell office:value-type="float" office:value="0.74489" calcext:value-type="float">
            <text:p>0.74489</text:p>
          </table:table-cell>
          <table:table-cell office:value-type="float" office:value="0.844911" calcext:value-type="float">
            <text:p>0.844911</text:p>
          </table:table-cell>
          <table:table-cell table:formula="of:=[.A2454]*[.A2454]" office:value-type="float" office:value="0.5548611121" calcext:value-type="float">
            <text:p>0.5548611121</text:p>
          </table:table-cell>
          <table:table-cell table:formula="of:=([.A2454]-[.B2454])*([.A2454]-[.B2454])" office:value-type="float" office:value="0.010004200441" calcext:value-type="float">
            <text:p>0.010004200441</text:p>
          </table:table-cell>
          <table:table-cell table:number-columns-repeated="2"/>
        </table:table-row>
        <table:table-row table:style-name="ro1">
          <table:table-cell office:value-type="float" office:value="0.74489" calcext:value-type="float">
            <text:p>0.74489</text:p>
          </table:table-cell>
          <table:table-cell office:value-type="float" office:value="0.879943" calcext:value-type="float">
            <text:p>0.879943</text:p>
          </table:table-cell>
          <table:table-cell table:formula="of:=[.A2455]*[.A2455]" office:value-type="float" office:value="0.5548611121" calcext:value-type="float">
            <text:p>0.5548611121</text:p>
          </table:table-cell>
          <table:table-cell table:formula="of:=([.A2455]-[.B2455])*([.A2455]-[.B2455])" office:value-type="float" office:value="0.018239312809" calcext:value-type="float">
            <text:p>0.018239312809</text:p>
          </table:table-cell>
          <table:table-cell table:number-columns-repeated="2"/>
        </table:table-row>
        <table:table-row table:style-name="ro1">
          <table:table-cell office:value-type="float" office:value="0.927317" calcext:value-type="float">
            <text:p>0.927317</text:p>
          </table:table-cell>
          <table:table-cell office:value-type="float" office:value="0.810394" calcext:value-type="float">
            <text:p>0.810394</text:p>
          </table:table-cell>
          <table:table-cell table:formula="of:=[.A2456]*[.A2456]" office:value-type="float" office:value="0.859916818489" calcext:value-type="float">
            <text:p>0.859916818489</text:p>
          </table:table-cell>
          <table:table-cell table:formula="of:=([.A2456]-[.B2456])*([.A2456]-[.B2456])" office:value-type="float" office:value="0.013670987929" calcext:value-type="float">
            <text:p>0.013670987929</text:p>
          </table:table-cell>
          <table:table-cell table:number-columns-repeated="2"/>
        </table:table-row>
        <table:table-row table:style-name="ro1">
          <table:table-cell office:value-type="float" office:value="0.98217" calcext:value-type="float">
            <text:p>0.98217</text:p>
          </table:table-cell>
          <table:table-cell office:value-type="float" office:value="0.842303" calcext:value-type="float">
            <text:p>0.842303</text:p>
          </table:table-cell>
          <table:table-cell table:formula="of:=[.A2457]*[.A2457]" office:value-type="float" office:value="0.9646579089" calcext:value-type="float">
            <text:p>0.9646579089</text:p>
          </table:table-cell>
          <table:table-cell table:formula="of:=([.A2457]-[.B2457])*([.A2457]-[.B2457])" office:value-type="float" office:value="0.019562777689" calcext:value-type="float">
            <text:p>0.01956277768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1278" calcext:value-type="float">
            <text:p>0.991278</text:p>
          </table:table-cell>
          <table:table-cell table:formula="of:=[.A2458]*[.A2458]" office:value-type="float" office:value="0.9999800001" calcext:value-type="float">
            <text:p>0.9999800001</text:p>
          </table:table-cell>
          <table:table-cell table:formula="of:=([.A2458]-[.B2458])*([.A2458]-[.B2458])" office:value-type="float" office:value="0.0000758989440000009" calcext:value-type="float">
            <text:p>7.58989440000009E-05</text:p>
          </table:table-cell>
          <table:table-cell table:number-columns-repeated="2"/>
        </table:table-row>
        <table:table-row table:style-name="ro1">
          <table:table-cell office:value-type="float" office:value="0.0000821948" calcext:value-type="float">
            <text:p>0.0000821948</text:p>
          </table:table-cell>
          <table:table-cell office:value-type="float" office:value="0.00000000000551212" calcext:value-type="float">
            <text:p>5.51212E-12</text:p>
          </table:table-cell>
          <table:table-cell table:formula="of:=[.A2459]*[.A2459]" office:value-type="float" office:value="0.00000000675598514704" calcext:value-type="float">
            <text:p>6.75598514704E-09</text:p>
          </table:table-cell>
          <table:table-cell table:formula="of:=([.A2459]-[.B2459])*([.A2459]-[.B2459])" office:value-type="float" office:value="0.0000000067559842409" calcext:value-type="float">
            <text:p>6.75598424090483E-09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0136836" calcext:value-type="float">
            <text:p>0.00000136836</text:p>
          </table:table-cell>
          <table:table-cell table:formula="of:=[.A2460]*[.A2460]" office:value-type="float" office:value="0.0000000000085300796" calcext:value-type="float">
            <text:p>8.5300795969E-12</text:p>
          </table:table-cell>
          <table:table-cell table:formula="of:=([.A2460]-[.B2460])*([.A2460]-[.B2460])" office:value-type="float" office:value="0.00000000000240954215" calcext:value-type="float">
            <text:p>2.4095421529E-12</text:p>
          </table:table-cell>
          <table:table-cell table:number-columns-repeated="2"/>
        </table:table-row>
        <table:table-row table:style-name="ro1">
          <table:table-cell office:value-type="float" office:value="0.0000532269" calcext:value-type="float">
            <text:p>0.0000532269</text:p>
          </table:table-cell>
          <table:table-cell office:value-type="float" office:value="0.000012965" calcext:value-type="float">
            <text:p>0.000012965</text:p>
          </table:table-cell>
          <table:table-cell table:formula="of:=[.A2461]*[.A2461]" office:value-type="float" office:value="0.00000000283310288361" calcext:value-type="float">
            <text:p>2.83310288361E-09</text:p>
          </table:table-cell>
          <table:table-cell table:formula="of:=([.A2461]-[.B2461])*([.A2461]-[.B2461])" office:value-type="float" office:value="0.00000000162102059161" calcext:value-type="float">
            <text:p>1.62102059161E-09</text:p>
          </table:table-cell>
          <table:table-cell table:number-columns-repeated="2"/>
        </table:table-row>
        <table:table-row table:style-name="ro1">
          <table:table-cell office:value-type="float" office:value="0.0000324845" calcext:value-type="float">
            <text:p>0.0000324845</text:p>
          </table:table-cell>
          <table:table-cell office:value-type="float" office:value="0.00000014397" calcext:value-type="float">
            <text:p>0.00000014397</text:p>
          </table:table-cell>
          <table:table-cell table:formula="of:=[.A2462]*[.A2462]" office:value-type="float" office:value="0.00000000105524274025" calcext:value-type="float">
            <text:p>1.05524274025E-09</text:p>
          </table:table-cell>
          <table:table-cell table:formula="of:=([.A2462]-[.B2462])*([.A2462]-[.B2462])" office:value-type="float" office:value="0.00000000104590988068" calcext:value-type="float">
            <text:p>1.0459098806809E-09</text:p>
          </table:table-cell>
          <table:table-cell table:number-columns-repeated="2"/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0.00240545" calcext:value-type="float">
            <text:p>0.00240545</text:p>
          </table:table-cell>
          <table:table-cell table:formula="of:=[.A2463]*[.A2463]" office:value-type="float" office:value="0.000000000420414016" calcext:value-type="float">
            <text:p>4.20414016E-10</text:p>
          </table:table-cell>
          <table:table-cell table:formula="of:=([.A2463]-[.B2463])*([.A2463]-[.B2463])" office:value-type="float" office:value="0.000005687967422916" calcext:value-type="float">
            <text:p>5.687967422916E-06</text:p>
          </table:table-cell>
          <table:table-cell table:number-columns-repeated="2"/>
        </table:table-row>
        <table:table-row table:style-name="ro1">
          <table:table-cell office:value-type="float" office:value="0.000045836" calcext:value-type="float">
            <text:p>0.000045836</text:p>
          </table:table-cell>
          <table:table-cell office:value-type="float" office:value="0.00000353332" calcext:value-type="float">
            <text:p>0.00000353332</text:p>
          </table:table-cell>
          <table:table-cell table:formula="of:=[.A2464]*[.A2464]" office:value-type="float" office:value="0.000000002100938896" calcext:value-type="float">
            <text:p>2.100938896E-09</text:p>
          </table:table-cell>
          <table:table-cell table:formula="of:=([.A2464]-[.B2464])*([.A2464]-[.B2464])" office:value-type="float" office:value="0.00000000178951673518" calcext:value-type="float">
            <text:p>1.7895167351824E-09</text:p>
          </table:table-cell>
          <table:table-cell table:number-columns-repeated="2"/>
        </table:table-row>
        <table:table-row table:style-name="ro1">
          <table:table-cell office:value-type="float" office:value="0.0000309944" calcext:value-type="float">
            <text:p>0.0000309944</text:p>
          </table:table-cell>
          <table:table-cell office:value-type="float" office:value="0.000000460309" calcext:value-type="float">
            <text:p>0.000000460309</text:p>
          </table:table-cell>
          <table:table-cell table:formula="of:=[.A2465]*[.A2465]" office:value-type="float" office:value="0.00000000096065283136" calcext:value-type="float">
            <text:p>9.6065283136E-10</text:p>
          </table:table-cell>
          <table:table-cell table:formula="of:=([.A2465]-[.B2465])*([.A2465]-[.B2465])" office:value-type="float" office:value="0.0000000009323307132" calcext:value-type="float">
            <text:p>9.32330713196281E-10</text:p>
          </table:table-cell>
          <table:table-cell table:number-columns-repeated="2"/>
        </table:table-row>
        <table:table-row table:style-name="ro1">
          <table:table-cell office:value-type="float" office:value="0.000587523" calcext:value-type="float">
            <text:p>0.000587523</text:p>
          </table:table-cell>
          <table:table-cell office:value-type="float" office:value="0.00017489" calcext:value-type="float">
            <text:p>0.00017489</text:p>
          </table:table-cell>
          <table:table-cell table:formula="of:=[.A2466]*[.A2466]" office:value-type="float" office:value="0.000000345183275529" calcext:value-type="float">
            <text:p>3.45183275529E-07</text:p>
          </table:table-cell>
          <table:table-cell table:formula="of:=([.A2466]-[.B2466])*([.A2466]-[.B2466])" office:value-type="float" office:value="0.000000170265992689" calcext:value-type="float">
            <text:p>1.70265992689E-07</text:p>
          </table:table-cell>
          <table:table-cell table:number-columns-repeated="2"/>
        </table:table-row>
        <table:table-row table:style-name="ro1">
          <table:table-cell office:value-type="float" office:value="0.000723064" calcext:value-type="float">
            <text:p>0.000723064</text:p>
          </table:table-cell>
          <table:table-cell office:value-type="float" office:value="0.0000263787" calcext:value-type="float">
            <text:p>0.0000263787</text:p>
          </table:table-cell>
          <table:table-cell table:formula="of:=[.A2467]*[.A2467]" office:value-type="float" office:value="0.000000522821548096" calcext:value-type="float">
            <text:p>5.22821548096E-07</text:p>
          </table:table-cell>
          <table:table-cell table:formula="of:=([.A2467]-[.B2467])*([.A2467]-[.B2467])" office:value-type="float" office:value="0.00000048537040723609" calcext:value-type="float">
            <text:p>4.8537040723609E-07</text:p>
          </table:table-cell>
          <table:table-cell table:number-columns-repeated="2"/>
        </table:table-row>
        <table:table-row table:style-name="ro1">
          <table:table-cell office:value-type="float" office:value="0.000417113" calcext:value-type="float">
            <text:p>0.000417113</text:p>
          </table:table-cell>
          <table:table-cell office:value-type="float" office:value="0.000709411" calcext:value-type="float">
            <text:p>0.000709411</text:p>
          </table:table-cell>
          <table:table-cell table:formula="of:=[.A2468]*[.A2468]" office:value-type="float" office:value="0.000000173983254769" calcext:value-type="float">
            <text:p>1.73983254769E-07</text:p>
          </table:table-cell>
          <table:table-cell table:formula="of:=([.A2468]-[.B2468])*([.A2468]-[.B2468])" office:value-type="float" office:value="0.000000085438120804" calcext:value-type="float">
            <text:p>8.5438120804E-08</text:p>
          </table:table-cell>
          <table:table-cell table:number-columns-repeated="2"/>
        </table:table-row>
        <table:table-row table:style-name="ro1">
          <table:table-cell office:value-type="float" office:value="0.000417113" calcext:value-type="float">
            <text:p>0.000417113</text:p>
          </table:table-cell>
          <table:table-cell office:value-type="float" office:value="0.000000537857" calcext:value-type="float">
            <text:p>0.000000537857</text:p>
          </table:table-cell>
          <table:table-cell table:formula="of:=[.A2469]*[.A2469]" office:value-type="float" office:value="0.000000173983254769" calcext:value-type="float">
            <text:p>1.73983254769E-07</text:p>
          </table:table-cell>
          <table:table-cell table:formula="of:=([.A2469]-[.B2469])*([.A2469]-[.B2469])" office:value-type="float" office:value="0.00000017353484976547" calcext:value-type="float">
            <text:p>1.7353484976547E-07</text:p>
          </table:table-cell>
          <table:table-cell table:number-columns-repeated="2"/>
        </table:table-row>
        <table:table-row table:style-name="ro1">
          <table:table-cell office:value-type="float" office:value="0.000417113" calcext:value-type="float">
            <text:p>0.000417113</text:p>
          </table:table-cell>
          <table:table-cell office:value-type="float" office:value="0.00000360863" calcext:value-type="float">
            <text:p>0.00000360863</text:p>
          </table:table-cell>
          <table:table-cell table:formula="of:=[.A2470]*[.A2470]" office:value-type="float" office:value="0.000000173983254769" calcext:value-type="float">
            <text:p>1.73983254769E-07</text:p>
          </table:table-cell>
          <table:table-cell table:formula="of:=([.A2470]-[.B2470])*([.A2470]-[.B2470])" office:value-type="float" office:value="0.0000001709858640091" calcext:value-type="float">
            <text:p>1.70985864009097E-07</text:p>
          </table:table-cell>
          <table:table-cell table:number-columns-repeated="2"/>
        </table:table-row>
        <table:table-row table:style-name="ro1">
          <table:table-cell office:value-type="float" office:value="0.000417113" calcext:value-type="float">
            <text:p>0.000417113</text:p>
          </table:table-cell>
          <table:table-cell office:value-type="float" office:value="0.0390794" calcext:value-type="float">
            <text:p>0.0390794</text:p>
          </table:table-cell>
          <table:table-cell table:formula="of:=[.A2471]*[.A2471]" office:value-type="float" office:value="0.000000173983254769" calcext:value-type="float">
            <text:p>1.73983254769E-07</text:p>
          </table:table-cell>
          <table:table-cell table:formula="of:=([.A2471]-[.B2471])*([.A2471]-[.B2471])" office:value-type="float" office:value="0.00149477243607037" calcext:value-type="float">
            <text:p>0.00149477243607037</text:p>
          </table:table-cell>
          <table:table-cell table:number-columns-repeated="2"/>
        </table:table-row>
        <table:table-row table:style-name="ro1">
          <table:table-cell office:value-type="float" office:value="0.000935614" calcext:value-type="float">
            <text:p>0.000935614</text:p>
          </table:table-cell>
          <table:table-cell office:value-type="float" office:value="0.00337313" calcext:value-type="float">
            <text:p>0.00337313</text:p>
          </table:table-cell>
          <table:table-cell table:formula="of:=[.A2472]*[.A2472]" office:value-type="float" office:value="0.000000875373556996" calcext:value-type="float">
            <text:p>8.75373556996E-07</text:p>
          </table:table-cell>
          <table:table-cell table:formula="of:=([.A2472]-[.B2472])*([.A2472]-[.B2472])" office:value-type="float" office:value="0.000005941484250256" calcext:value-type="float">
            <text:p>5.941484250256E-06</text:p>
          </table:table-cell>
          <table:table-cell table:number-columns-repeated="2"/>
        </table:table-row>
        <table:table-row table:style-name="ro1">
          <table:table-cell office:value-type="float" office:value="0.000227094" calcext:value-type="float">
            <text:p>0.000227094</text:p>
          </table:table-cell>
          <table:table-cell office:value-type="float" office:value="0.0274452" calcext:value-type="float">
            <text:p>0.0274452</text:p>
          </table:table-cell>
          <table:table-cell table:formula="of:=[.A2473]*[.A2473]" office:value-type="float" office:value="0.000000051571684836" calcext:value-type="float">
            <text:p>5.1571684836E-08</text:p>
          </table:table-cell>
          <table:table-cell table:formula="of:=([.A2473]-[.B2473])*([.A2473]-[.B2473])" office:value-type="float" office:value="0.000740825294227236" calcext:value-type="float">
            <text:p>0.000740825294227236</text:p>
          </table:table-cell>
          <table:table-cell table:number-columns-repeated="2"/>
        </table:table-row>
        <table:table-row table:style-name="ro1">
          <table:table-cell office:value-type="float" office:value="0.00136811" calcext:value-type="float">
            <text:p>0.00136811</text:p>
          </table:table-cell>
          <table:table-cell office:value-type="float" office:value="0.00000209296" calcext:value-type="float">
            <text:p>0.00000209296</text:p>
          </table:table-cell>
          <table:table-cell table:formula="of:=[.A2474]*[.A2474]" office:value-type="float" office:value="0.0000018717249721" calcext:value-type="float">
            <text:p>0.0000018717249721</text:p>
          </table:table-cell>
          <table:table-cell table:formula="of:=([.A2474]-[.B2474])*([.A2474]-[.B2474])" office:value-type="float" office:value="0.00000186600255357036" calcext:value-type="float">
            <text:p>1.86600255357036E-06</text:p>
          </table:table-cell>
          <table:table-cell table:number-columns-repeated="2"/>
        </table:table-row>
        <table:table-row table:style-name="ro1">
          <table:table-cell office:value-type="float" office:value="0.00136876" calcext:value-type="float">
            <text:p>0.00136876</text:p>
          </table:table-cell>
          <table:table-cell office:value-type="float" office:value="0.00580064" calcext:value-type="float">
            <text:p>0.00580064</text:p>
          </table:table-cell>
          <table:table-cell table:formula="of:=[.A2475]*[.A2475]" office:value-type="float" office:value="0.0000018735039376" calcext:value-type="float">
            <text:p>0.0000018735039376</text:p>
          </table:table-cell>
          <table:table-cell table:formula="of:=([.A2475]-[.B2475])*([.A2475]-[.B2475])" office:value-type="float" office:value="0.0000196415603344" calcext:value-type="float">
            <text:p>0.0000196415603344</text:p>
          </table:table-cell>
          <table:table-cell table:number-columns-repeated="2"/>
        </table:table-row>
        <table:table-row table:style-name="ro1">
          <table:table-cell office:value-type="float" office:value="0.00152433" calcext:value-type="float">
            <text:p>0.00152433</text:p>
          </table:table-cell>
          <table:table-cell office:value-type="float" office:value="0.0000694481" calcext:value-type="float">
            <text:p>0.0000694481</text:p>
          </table:table-cell>
          <table:table-cell table:formula="of:=[.A2476]*[.A2476]" office:value-type="float" office:value="0.0000023235819489" calcext:value-type="float">
            <text:p>0.0000023235819489</text:p>
          </table:table-cell>
          <table:table-cell table:formula="of:=([.A2476]-[.B2476])*([.A2476]-[.B2476])" office:value-type="float" office:value="0.00000211668134294761" calcext:value-type="float">
            <text:p>2.11668134294761E-06</text:p>
          </table:table-cell>
          <table:table-cell table:number-columns-repeated="2"/>
        </table:table-row>
        <table:table-row table:style-name="ro1">
          <table:table-cell office:value-type="float" office:value="0.00152433" calcext:value-type="float">
            <text:p>0.00152433</text:p>
          </table:table-cell>
          <table:table-cell office:value-type="float" office:value="0.0616226" calcext:value-type="float">
            <text:p>0.0616226</text:p>
          </table:table-cell>
          <table:table-cell table:formula="of:=[.A2477]*[.A2477]" office:value-type="float" office:value="0.0000023235819489" calcext:value-type="float">
            <text:p>0.0000023235819489</text:p>
          </table:table-cell>
          <table:table-cell table:formula="of:=([.A2477]-[.B2477])*([.A2477]-[.B2477])" office:value-type="float" office:value="0.0036118020569929" calcext:value-type="float">
            <text:p>0.0036118020569929</text:p>
          </table:table-cell>
          <table:table-cell table:number-columns-repeated="2"/>
        </table:table-row>
        <table:table-row table:style-name="ro1">
          <table:table-cell office:value-type="float" office:value="0.00152433" calcext:value-type="float">
            <text:p>0.00152433</text:p>
          </table:table-cell>
          <table:table-cell office:value-type="float" office:value="0.0108706" calcext:value-type="float">
            <text:p>0.0108706</text:p>
          </table:table-cell>
          <table:table-cell table:formula="of:=[.A2478]*[.A2478]" office:value-type="float" office:value="0.0000023235819489" calcext:value-type="float">
            <text:p>0.0000023235819489</text:p>
          </table:table-cell>
          <table:table-cell table:formula="of:=([.A2478]-[.B2478])*([.A2478]-[.B2478])" office:value-type="float" office:value="0.0000873527629129" calcext:value-type="float">
            <text:p>0.0000873527629129</text:p>
          </table:table-cell>
          <table:table-cell table:number-columns-repeated="2"/>
        </table:table-row>
        <table:table-row table:style-name="ro1">
          <table:table-cell office:value-type="float" office:value="0.223979" calcext:value-type="float">
            <text:p>0.223979</text:p>
          </table:table-cell>
          <table:table-cell office:value-type="float" office:value="0.207386" calcext:value-type="float">
            <text:p>0.207386</text:p>
          </table:table-cell>
          <table:table-cell table:formula="of:=[.A2479]*[.A2479]" office:value-type="float" office:value="0.050166592441" calcext:value-type="float">
            <text:p>0.050166592441</text:p>
          </table:table-cell>
          <table:table-cell table:formula="of:=([.A2479]-[.B2479])*([.A2479]-[.B2479])" office:value-type="float" office:value="0.000275327649000001" calcext:value-type="float">
            <text:p>0.000275327649000001</text:p>
          </table:table-cell>
          <table:table-cell table:number-columns-repeated="2"/>
        </table:table-row>
        <table:table-row table:style-name="ro1">
          <table:table-cell office:value-type="float" office:value="0.22398" calcext:value-type="float">
            <text:p>0.22398</text:p>
          </table:table-cell>
          <table:table-cell office:value-type="float" office:value="0.438657" calcext:value-type="float">
            <text:p>0.438657</text:p>
          </table:table-cell>
          <table:table-cell table:formula="of:=[.A2480]*[.A2480]" office:value-type="float" office:value="0.0501670404" calcext:value-type="float">
            <text:p>0.0501670404</text:p>
          </table:table-cell>
          <table:table-cell table:formula="of:=([.A2480]-[.B2480])*([.A2480]-[.B2480])" office:value-type="float" office:value="0.046086214329" calcext:value-type="float">
            <text:p>0.046086214329</text:p>
          </table:table-cell>
          <table:table-cell table:number-columns-repeated="2"/>
        </table:table-row>
        <table:table-row table:style-name="ro1">
          <table:table-cell office:value-type="float" office:value="0.22562" calcext:value-type="float">
            <text:p>0.22562</text:p>
          </table:table-cell>
          <table:table-cell office:value-type="float" office:value="0.458487" calcext:value-type="float">
            <text:p>0.458487</text:p>
          </table:table-cell>
          <table:table-cell table:formula="of:=[.A2481]*[.A2481]" office:value-type="float" office:value="0.0509043844" calcext:value-type="float">
            <text:p>0.0509043844</text:p>
          </table:table-cell>
          <table:table-cell table:formula="of:=([.A2481]-[.B2481])*([.A2481]-[.B2481])" office:value-type="float" office:value="0.054227039689" calcext:value-type="float">
            <text:p>0.054227039689</text:p>
          </table:table-cell>
          <table:table-cell table:number-columns-repeated="2"/>
        </table:table-row>
        <table:table-row table:style-name="ro1">
          <table:table-cell office:value-type="float" office:value="0.22562" calcext:value-type="float">
            <text:p>0.22562</text:p>
          </table:table-cell>
          <table:table-cell office:value-type="float" office:value="0.475516" calcext:value-type="float">
            <text:p>0.475516</text:p>
          </table:table-cell>
          <table:table-cell table:formula="of:=[.A2482]*[.A2482]" office:value-type="float" office:value="0.0509043844" calcext:value-type="float">
            <text:p>0.0509043844</text:p>
          </table:table-cell>
          <table:table-cell table:formula="of:=([.A2482]-[.B2482])*([.A2482]-[.B2482])" office:value-type="float" office:value="0.062448010816" calcext:value-type="float">
            <text:p>0.062448010816</text:p>
          </table:table-cell>
          <table:table-cell table:number-columns-repeated="2"/>
        </table:table-row>
        <table:table-row table:style-name="ro1">
          <table:table-cell office:value-type="float" office:value="0.22562" calcext:value-type="float">
            <text:p>0.22562</text:p>
          </table:table-cell>
          <table:table-cell office:value-type="float" office:value="0.493189" calcext:value-type="float">
            <text:p>0.493189</text:p>
          </table:table-cell>
          <table:table-cell table:formula="of:=[.A2483]*[.A2483]" office:value-type="float" office:value="0.0509043844" calcext:value-type="float">
            <text:p>0.0509043844</text:p>
          </table:table-cell>
          <table:table-cell table:formula="of:=([.A2483]-[.B2483])*([.A2483]-[.B2483])" office:value-type="float" office:value="0.071593169761" calcext:value-type="float">
            <text:p>0.071593169761</text:p>
          </table:table-cell>
          <table:table-cell table:number-columns-repeated="2"/>
        </table:table-row>
        <table:table-row table:style-name="ro1">
          <table:table-cell office:value-type="float" office:value="0.22562" calcext:value-type="float">
            <text:p>0.22562</text:p>
          </table:table-cell>
          <table:table-cell office:value-type="float" office:value="0.511699" calcext:value-type="float">
            <text:p>0.511699</text:p>
          </table:table-cell>
          <table:table-cell table:formula="of:=[.A2484]*[.A2484]" office:value-type="float" office:value="0.0509043844" calcext:value-type="float">
            <text:p>0.0509043844</text:p>
          </table:table-cell>
          <table:table-cell table:formula="of:=([.A2484]-[.B2484])*([.A2484]-[.B2484])" office:value-type="float" office:value="0.081841194241" calcext:value-type="float">
            <text:p>0.081841194241</text:p>
          </table:table-cell>
          <table:table-cell table:number-columns-repeated="2"/>
        </table:table-row>
        <table:table-row table:style-name="ro1">
          <table:table-cell office:value-type="float" office:value="0.17477" calcext:value-type="float">
            <text:p>0.17477</text:p>
          </table:table-cell>
          <table:table-cell office:value-type="float" office:value="0.129473" calcext:value-type="float">
            <text:p>0.129473</text:p>
          </table:table-cell>
          <table:table-cell table:formula="of:=[.A2485]*[.A2485]" office:value-type="float" office:value="0.0305445529" calcext:value-type="float">
            <text:p>0.0305445529</text:p>
          </table:table-cell>
          <table:table-cell table:formula="of:=([.A2485]-[.B2485])*([.A2485]-[.B2485])" office:value-type="float" office:value="0.002051818209" calcext:value-type="float">
            <text:p>0.002051818209</text:p>
          </table:table-cell>
          <table:table-cell table:number-columns-repeated="2"/>
        </table:table-row>
        <table:table-row table:style-name="ro1">
          <table:table-cell office:value-type="float" office:value="0.521701" calcext:value-type="float">
            <text:p>0.521701</text:p>
          </table:table-cell>
          <table:table-cell office:value-type="float" office:value="0.545461" calcext:value-type="float">
            <text:p>0.545461</text:p>
          </table:table-cell>
          <table:table-cell table:formula="of:=[.A2486]*[.A2486]" office:value-type="float" office:value="0.272171933401" calcext:value-type="float">
            <text:p>0.272171933401</text:p>
          </table:table-cell>
          <table:table-cell table:formula="of:=([.A2486]-[.B2486])*([.A2486]-[.B2486])" office:value-type="float" office:value="0.0005645376" calcext:value-type="float">
            <text:p>0.0005645376</text:p>
          </table:table-cell>
          <table:table-cell table:number-columns-repeated="2"/>
        </table:table-row>
        <table:table-row table:style-name="ro1">
          <table:table-cell office:value-type="float" office:value="0.521701" calcext:value-type="float">
            <text:p>0.521701</text:p>
          </table:table-cell>
          <table:table-cell office:value-type="float" office:value="0.567615" calcext:value-type="float">
            <text:p>0.567615</text:p>
          </table:table-cell>
          <table:table-cell table:formula="of:=[.A2487]*[.A2487]" office:value-type="float" office:value="0.272171933401" calcext:value-type="float">
            <text:p>0.272171933401</text:p>
          </table:table-cell>
          <table:table-cell table:formula="of:=([.A2487]-[.B2487])*([.A2487]-[.B2487])" office:value-type="float" office:value="0.002108095396" calcext:value-type="float">
            <text:p>0.002108095396</text:p>
          </table:table-cell>
          <table:table-cell table:number-columns-repeated="2"/>
        </table:table-row>
        <table:table-row table:style-name="ro1">
          <table:table-cell office:value-type="float" office:value="0.521701" calcext:value-type="float">
            <text:p>0.521701</text:p>
          </table:table-cell>
          <table:table-cell office:value-type="float" office:value="0.653444" calcext:value-type="float">
            <text:p>0.653444</text:p>
          </table:table-cell>
          <table:table-cell table:formula="of:=[.A2488]*[.A2488]" office:value-type="float" office:value="0.272171933401" calcext:value-type="float">
            <text:p>0.272171933401</text:p>
          </table:table-cell>
          <table:table-cell table:formula="of:=([.A2488]-[.B2488])*([.A2488]-[.B2488])" office:value-type="float" office:value="0.017356218049" calcext:value-type="float">
            <text:p>0.017356218049</text:p>
          </table:table-cell>
          <table:table-cell table:number-columns-repeated="2"/>
        </table:table-row>
        <table:table-row table:style-name="ro1">
          <table:table-cell office:value-type="float" office:value="0.521701" calcext:value-type="float">
            <text:p>0.521701</text:p>
          </table:table-cell>
          <table:table-cell office:value-type="float" office:value="0.682261" calcext:value-type="float">
            <text:p>0.682261</text:p>
          </table:table-cell>
          <table:table-cell table:formula="of:=[.A2489]*[.A2489]" office:value-type="float" office:value="0.272171933401" calcext:value-type="float">
            <text:p>0.272171933401</text:p>
          </table:table-cell>
          <table:table-cell table:formula="of:=([.A2489]-[.B2489])*([.A2489]-[.B2489])" office:value-type="float" office:value="0.0257795136" calcext:value-type="float">
            <text:p>0.0257795136</text:p>
          </table:table-cell>
          <table:table-cell table:number-columns-repeated="2"/>
        </table:table-row>
        <table:table-row table:style-name="ro1">
          <table:table-cell office:value-type="float" office:value="0.740064" calcext:value-type="float">
            <text:p>0.740064</text:p>
          </table:table-cell>
          <table:table-cell office:value-type="float" office:value="0.788289" calcext:value-type="float">
            <text:p>0.788289</text:p>
          </table:table-cell>
          <table:table-cell table:formula="of:=[.A2490]*[.A2490]" office:value-type="float" office:value="0.547694724096" calcext:value-type="float">
            <text:p>0.547694724096</text:p>
          </table:table-cell>
          <table:table-cell table:formula="of:=([.A2490]-[.B2490])*([.A2490]-[.B2490])" office:value-type="float" office:value="0.002325650625" calcext:value-type="float">
            <text:p>0.002325650625</text:p>
          </table:table-cell>
          <table:table-cell table:number-columns-repeated="2"/>
        </table:table-row>
        <table:table-row table:style-name="ro1">
          <table:table-cell office:value-type="float" office:value="0.8367" calcext:value-type="float">
            <text:p>0.8367</text:p>
          </table:table-cell>
          <table:table-cell office:value-type="float" office:value="0.714441" calcext:value-type="float">
            <text:p>0.714441</text:p>
          </table:table-cell>
          <table:table-cell table:formula="of:=[.A2491]*[.A2491]" office:value-type="float" office:value="0.70006689" calcext:value-type="float">
            <text:p>0.70006689</text:p>
          </table:table-cell>
          <table:table-cell table:formula="of:=([.A2491]-[.B2491])*([.A2491]-[.B2491])" office:value-type="float" office:value="0.014947263081" calcext:value-type="float">
            <text:p>0.014947263081</text:p>
          </table:table-cell>
          <table:table-cell table:number-columns-repeated="2"/>
        </table:table-row>
        <table:table-row table:style-name="ro1">
          <table:table-cell office:value-type="float" office:value="0.8367" calcext:value-type="float">
            <text:p>0.8367</text:p>
          </table:table-cell>
          <table:table-cell office:value-type="float" office:value="0.748942" calcext:value-type="float">
            <text:p>0.748942</text:p>
          </table:table-cell>
          <table:table-cell table:formula="of:=[.A2492]*[.A2492]" office:value-type="float" office:value="0.70006689" calcext:value-type="float">
            <text:p>0.70006689</text:p>
          </table:table-cell>
          <table:table-cell table:formula="of:=([.A2492]-[.B2492])*([.A2492]-[.B2492])" office:value-type="float" office:value="0.007701466564" calcext:value-type="float">
            <text:p>0.007701466564</text:p>
          </table:table-cell>
          <table:table-cell table:number-columns-repeated="2"/>
        </table:table-row>
        <table:table-row table:style-name="ro1">
          <table:table-cell office:value-type="float" office:value="0.957308" calcext:value-type="float">
            <text:p>0.957308</text:p>
          </table:table-cell>
          <table:table-cell office:value-type="float" office:value="0.906269" calcext:value-type="float">
            <text:p>0.906269</text:p>
          </table:table-cell>
          <table:table-cell table:formula="of:=[.A2493]*[.A2493]" office:value-type="float" office:value="0.916438606864" calcext:value-type="float">
            <text:p>0.916438606864</text:p>
          </table:table-cell>
          <table:table-cell table:formula="of:=([.A2493]-[.B2493])*([.A2493]-[.B2493])" office:value-type="float" office:value="0.00260497952100001" calcext:value-type="float">
            <text:p>0.00260497952100001</text:p>
          </table:table-cell>
          <table:table-cell table:number-columns-repeated="2"/>
        </table:table-row>
        <table:table-row table:style-name="ro1">
          <table:table-cell office:value-type="float" office:value="0.957308" calcext:value-type="float">
            <text:p>0.957308</text:p>
          </table:table-cell>
          <table:table-cell office:value-type="float" office:value="0.943845" calcext:value-type="float">
            <text:p>0.943845</text:p>
          </table:table-cell>
          <table:table-cell table:formula="of:=[.A2494]*[.A2494]" office:value-type="float" office:value="0.916438606864" calcext:value-type="float">
            <text:p>0.916438606864</text:p>
          </table:table-cell>
          <table:table-cell table:formula="of:=([.A2494]-[.B2494])*([.A2494]-[.B2494])" office:value-type="float" office:value="0.000181252369" calcext:value-type="float">
            <text:p>0.000181252369</text:p>
          </table:table-cell>
          <table:table-cell table:number-columns-repeated="2"/>
        </table:table-row>
        <table:table-row table:style-name="ro1">
          <table:table-cell office:value-type="float" office:value="0.957307" calcext:value-type="float">
            <text:p>0.957307</text:p>
          </table:table-cell>
          <table:table-cell office:value-type="float" office:value="0.972231" calcext:value-type="float">
            <text:p>0.972231</text:p>
          </table:table-cell>
          <table:table-cell table:formula="of:=[.A2495]*[.A2495]" office:value-type="float" office:value="0.916436692249" calcext:value-type="float">
            <text:p>0.916436692249</text:p>
          </table:table-cell>
          <table:table-cell table:formula="of:=([.A2495]-[.B2495])*([.A2495]-[.B2495])" office:value-type="float" office:value="0.000222725775999998" calcext:value-type="float">
            <text:p>0.000222725775999998</text:p>
          </table:table-cell>
          <table:table-cell table:number-columns-repeated="2"/>
        </table:table-row>
        <table:table-row table:style-name="ro1">
          <table:table-cell office:value-type="float" office:value="0.957308" calcext:value-type="float">
            <text:p>0.957308</text:p>
          </table:table-cell>
          <table:table-cell office:value-type="float" office:value="0.985539" calcext:value-type="float">
            <text:p>0.985539</text:p>
          </table:table-cell>
          <table:table-cell table:formula="of:=[.A2496]*[.A2496]" office:value-type="float" office:value="0.916438606864" calcext:value-type="float">
            <text:p>0.916438606864</text:p>
          </table:table-cell>
          <table:table-cell table:formula="of:=([.A2496]-[.B2496])*([.A2496]-[.B2496])" office:value-type="float" office:value="0.000796989361" calcext:value-type="float">
            <text:p>0.00079698936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[.A2497]*[.A2497]" office:value-type="float" office:value="0.999982000081" calcext:value-type="float">
            <text:p>0.999982000081</text:p>
          </table:table-cell>
          <table:table-cell table:formula="of:=([.A2497]-[.B2497])*([.A2497]-[.B2497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9799" calcext:value-type="float">
            <text:p>0.00009799</text:p>
          </table:table-cell>
          <table:table-cell office:value-type="float" office:value="0.000000000000034801" calcext:value-type="float">
            <text:p>3.4801E-14</text:p>
          </table:table-cell>
          <table:table-cell table:formula="of:=[.A2498]*[.A2498]" office:value-type="float" office:value="0.0000000096020401" calcext:value-type="float">
            <text:p>0.0000000096020401</text:p>
          </table:table-cell>
          <table:table-cell table:formula="of:=([.A2498]-[.B2498])*([.A2498]-[.B2498])" office:value-type="float" office:value="0.00000000960204009318" calcext:value-type="float">
            <text:p>9.6020400931797E-09</text:p>
          </table:table-cell>
          <table:table-cell table:number-columns-repeated="2"/>
        </table:table-row>
        <table:table-row table:style-name="ro1">
          <table:table-cell office:value-type="float" office:value="0.00009799" calcext:value-type="float">
            <text:p>0.00009799</text:p>
          </table:table-cell>
          <table:table-cell office:value-type="float" office:value="0.0000000000207493" calcext:value-type="float">
            <text:p>2.07493E-11</text:p>
          </table:table-cell>
          <table:table-cell table:formula="of:=[.A2499]*[.A2499]" office:value-type="float" office:value="0.0000000096020401" calcext:value-type="float">
            <text:p>0.0000000096020401</text:p>
          </table:table-cell>
          <table:table-cell table:formula="of:=([.A2499]-[.B2499])*([.A2499]-[.B2499])" office:value-type="float" office:value="0.00000000960203603355" calcext:value-type="float">
            <text:p>9.60203603355262E-09</text:p>
          </table:table-cell>
          <table:table-cell table:number-columns-repeated="2"/>
        </table:table-row>
        <table:table-row table:style-name="ro1">
          <table:table-cell office:value-type="float" office:value="0.00009799" calcext:value-type="float">
            <text:p>0.00009799</text:p>
          </table:table-cell>
          <table:table-cell office:value-type="float" office:value="0.000000000175456" calcext:value-type="float">
            <text:p>1.75456E-10</text:p>
          </table:table-cell>
          <table:table-cell table:formula="of:=[.A2500]*[.A2500]" office:value-type="float" office:value="0.0000000096020401" calcext:value-type="float">
            <text:p>0.0000000096020401</text:p>
          </table:table-cell>
          <table:table-cell table:formula="of:=([.A2500]-[.B2500])*([.A2500]-[.B2500])" office:value-type="float" office:value="0.00000000960200571416" calcext:value-type="float">
            <text:p>9.60200571416391E-09</text:p>
          </table:table-cell>
          <table:table-cell table:number-columns-repeated="2"/>
        </table:table-row>
        <table:table-row table:style-name="ro1">
          <table:table-cell office:value-type="float" office:value="0.0000587106" calcext:value-type="float">
            <text:p>0.0000587106</text:p>
          </table:table-cell>
          <table:table-cell office:value-type="float" office:value="0.000416955" calcext:value-type="float">
            <text:p>0.000416955</text:p>
          </table:table-cell>
          <table:table-cell table:formula="of:=[.A2501]*[.A2501]" office:value-type="float" office:value="0.00000000344693455236" calcext:value-type="float">
            <text:p>3.44693455236E-09</text:p>
          </table:table-cell>
          <table:table-cell table:formula="of:=([.A2501]-[.B2501])*([.A2501]-[.B2501])" office:value-type="float" office:value="0.00000012833905013136" calcext:value-type="float">
            <text:p>1.2833905013136E-07</text:p>
          </table:table-cell>
          <table:table-cell table:number-columns-repeated="2"/>
        </table:table-row>
        <table:table-row table:style-name="ro1">
          <table:table-cell office:value-type="float" office:value="0.000224829" calcext:value-type="float">
            <text:p>0.000224829</text:p>
          </table:table-cell>
          <table:table-cell office:value-type="float" office:value="0.0000383647" calcext:value-type="float">
            <text:p>0.0000383647</text:p>
          </table:table-cell>
          <table:table-cell table:formula="of:=[.A2502]*[.A2502]" office:value-type="float" office:value="0.000000050548079241" calcext:value-type="float">
            <text:p>5.0548079241E-08</text:p>
          </table:table-cell>
          <table:table-cell table:formula="of:=([.A2502]-[.B2502])*([.A2502]-[.B2502])" office:value-type="float" office:value="0.00000003476893517449" calcext:value-type="float">
            <text:p>3.476893517449E-08</text:p>
          </table:table-cell>
          <table:table-cell table:number-columns-repeated="2"/>
        </table:table-row>
        <table:table-row table:style-name="ro1">
          <table:table-cell office:value-type="float" office:value="0.000209153" calcext:value-type="float">
            <text:p>0.000209153</text:p>
          </table:table-cell>
          <table:table-cell office:value-type="float" office:value="0.00252078" calcext:value-type="float">
            <text:p>0.00252078</text:p>
          </table:table-cell>
          <table:table-cell table:formula="of:=[.A2503]*[.A2503]" office:value-type="float" office:value="0.000000043744977409" calcext:value-type="float">
            <text:p>4.3744977409E-08</text:p>
          </table:table-cell>
          <table:table-cell table:formula="of:=([.A2503]-[.B2503])*([.A2503]-[.B2503])" office:value-type="float" office:value="0.000005343619387129" calcext:value-type="float">
            <text:p>5.343619387129E-06</text:p>
          </table:table-cell>
          <table:table-cell table:number-columns-repeated="2"/>
        </table:table-row>
        <table:table-row table:style-name="ro1">
          <table:table-cell office:value-type="float" office:value="0.0000812411" calcext:value-type="float">
            <text:p>0.0000812411</text:p>
          </table:table-cell>
          <table:table-cell office:value-type="float" office:value="0.00000453433" calcext:value-type="float">
            <text:p>0.00000453433</text:p>
          </table:table-cell>
          <table:table-cell table:formula="of:=[.A2504]*[.A2504]" office:value-type="float" office:value="0.00000000660011632921" calcext:value-type="float">
            <text:p>6.60011632921E-09</text:p>
          </table:table-cell>
          <table:table-cell table:formula="of:=([.A2504]-[.B2504])*([.A2504]-[.B2504])" office:value-type="float" office:value="0.00000000588392856383" calcext:value-type="float">
            <text:p>5.8839285638329E-09</text:p>
          </table:table-cell>
          <table:table-cell table:number-columns-repeated="2"/>
        </table:table-row>
        <table:table-row table:style-name="ro1">
          <table:table-cell office:value-type="float" office:value="0.000112653" calcext:value-type="float">
            <text:p>0.000112653</text:p>
          </table:table-cell>
          <table:table-cell office:value-type="float" office:value="0.000342008" calcext:value-type="float">
            <text:p>0.000342008</text:p>
          </table:table-cell>
          <table:table-cell table:formula="of:=[.A2505]*[.A2505]" office:value-type="float" office:value="0.000000012690698409" calcext:value-type="float">
            <text:p>1.2690698409E-08</text:p>
          </table:table-cell>
          <table:table-cell table:formula="of:=([.A2505]-[.B2505])*([.A2505]-[.B2505])" office:value-type="float" office:value="0.000000052603716025" calcext:value-type="float">
            <text:p>5.2603716025E-08</text:p>
          </table:table-cell>
          <table:table-cell table:number-columns-repeated="2"/>
        </table:table-row>
        <table:table-row table:style-name="ro1">
          <table:table-cell office:value-type="float" office:value="0.000069499" calcext:value-type="float">
            <text:p>0.000069499</text:p>
          </table:table-cell>
          <table:table-cell office:value-type="float" office:value="0.0000139176" calcext:value-type="float">
            <text:p>0.0000139176</text:p>
          </table:table-cell>
          <table:table-cell table:formula="of:=[.A2506]*[.A2506]" office:value-type="float" office:value="0.000000004830111001" calcext:value-type="float">
            <text:p>4.830111001E-09</text:p>
          </table:table-cell>
          <table:table-cell table:formula="of:=([.A2506]-[.B2506])*([.A2506]-[.B2506])" office:value-type="float" office:value="0.00000000308929202596" calcext:value-type="float">
            <text:p>3.08929202596E-09</text:p>
          </table:table-cell>
          <table:table-cell table:number-columns-repeated="2"/>
        </table:table-row>
        <table:table-row table:style-name="ro1">
          <table:table-cell office:value-type="float" office:value="0.0000268221" calcext:value-type="float">
            <text:p>0.0000268221</text:p>
          </table:table-cell>
          <table:table-cell office:value-type="float" office:value="0.0000218657" calcext:value-type="float">
            <text:p>0.0000218657</text:p>
          </table:table-cell>
          <table:table-cell table:formula="of:=[.A2507]*[.A2507]" office:value-type="float" office:value="0.00000000071942504841" calcext:value-type="float">
            <text:p>7.1942504841E-10</text:p>
          </table:table-cell>
          <table:table-cell table:formula="of:=([.A2507]-[.B2507])*([.A2507]-[.B2507])" office:value-type="float" office:value="0.00000000002456590096" calcext:value-type="float">
            <text:p>2.456590096E-11</text:p>
          </table:table-cell>
          <table:table-cell table:number-columns-repeated="2"/>
        </table:table-row>
        <table:table-row table:style-name="ro1">
          <table:table-cell office:value-type="float" office:value="0.000223517" calcext:value-type="float">
            <text:p>0.000223517</text:p>
          </table:table-cell>
          <table:table-cell office:value-type="float" office:value="0.0019585" calcext:value-type="float">
            <text:p>0.0019585</text:p>
          </table:table-cell>
          <table:table-cell table:formula="of:=[.A2508]*[.A2508]" office:value-type="float" office:value="0.000000049959849289" calcext:value-type="float">
            <text:p>4.9959849289E-08</text:p>
          </table:table-cell>
          <table:table-cell table:formula="of:=([.A2508]-[.B2508])*([.A2508]-[.B2508])" office:value-type="float" office:value="0.000003010166010289" calcext:value-type="float">
            <text:p>3.010166010289E-06</text:p>
          </table:table-cell>
          <table:table-cell table:number-columns-repeated="2"/>
        </table:table-row>
        <table:table-row table:style-name="ro1">
          <table:table-cell office:value-type="float" office:value="0.000102162" calcext:value-type="float">
            <text:p>0.000102162</text:p>
          </table:table-cell>
          <table:table-cell office:value-type="float" office:value="0.00239427" calcext:value-type="float">
            <text:p>0.00239427</text:p>
          </table:table-cell>
          <table:table-cell table:formula="of:=[.A2509]*[.A2509]" office:value-type="float" office:value="0.000000010437074244" calcext:value-type="float">
            <text:p>1.0437074244E-08</text:p>
          </table:table-cell>
          <table:table-cell table:formula="of:=([.A2509]-[.B2509])*([.A2509]-[.B2509])" office:value-type="float" office:value="0.000005253759083664" calcext:value-type="float">
            <text:p>5.253759083664E-06</text:p>
          </table:table-cell>
          <table:table-cell table:number-columns-repeated="2"/>
        </table:table-row>
        <table:table-row table:style-name="ro1">
          <table:table-cell office:value-type="float" office:value="0.0000528693" calcext:value-type="float">
            <text:p>0.0000528693</text:p>
          </table:table-cell>
          <table:table-cell office:value-type="float" office:value="0.00000666262" calcext:value-type="float">
            <text:p>0.00000666262</text:p>
          </table:table-cell>
          <table:table-cell table:formula="of:=[.A2510]*[.A2510]" office:value-type="float" office:value="0.00000000279516288249" calcext:value-type="float">
            <text:p>2.79516288249E-09</text:p>
          </table:table-cell>
          <table:table-cell table:formula="of:=([.A2510]-[.B2510])*([.A2510]-[.B2510])" office:value-type="float" office:value="0.00000000213505727662" calcext:value-type="float">
            <text:p>2.1350572766224E-09</text:p>
          </table:table-cell>
          <table:table-cell table:number-columns-repeated="2"/>
        </table:table-row>
        <table:table-row table:style-name="ro1">
          <table:table-cell office:value-type="float" office:value="0.000125289" calcext:value-type="float">
            <text:p>0.000125289</text:p>
          </table:table-cell>
          <table:table-cell office:value-type="float" office:value="0.00390781" calcext:value-type="float">
            <text:p>0.00390781</text:p>
          </table:table-cell>
          <table:table-cell table:formula="of:=[.A2511]*[.A2511]" office:value-type="float" office:value="0.000000015697333521" calcext:value-type="float">
            <text:p>1.5697333521E-08</text:p>
          </table:table-cell>
          <table:table-cell table:formula="of:=([.A2511]-[.B2511])*([.A2511]-[.B2511])" office:value-type="float" office:value="0.000014307465115441" calcext:value-type="float">
            <text:p>1.4307465115441E-05</text:p>
          </table:table-cell>
          <table:table-cell table:number-columns-repeated="2"/>
        </table:table-row>
        <table:table-row table:style-name="ro1">
          <table:table-cell office:value-type="float" office:value="0.0255682" calcext:value-type="float">
            <text:p>0.0255682</text:p>
          </table:table-cell>
          <table:table-cell office:value-type="float" office:value="0.00546217" calcext:value-type="float">
            <text:p>0.00546217</text:p>
          </table:table-cell>
          <table:table-cell table:formula="of:=[.A2512]*[.A2512]" office:value-type="float" office:value="0.00065373285124" calcext:value-type="float">
            <text:p>0.00065373285124</text:p>
          </table:table-cell>
          <table:table-cell table:formula="of:=([.A2512]-[.B2512])*([.A2512]-[.B2512])" office:value-type="float" office:value="0.0004042524423609" calcext:value-type="float">
            <text:p>0.0004042524423609</text:p>
          </table:table-cell>
          <table:table-cell table:number-columns-repeated="2"/>
        </table:table-row>
        <table:table-row table:style-name="ro1">
          <table:table-cell office:value-type="float" office:value="0.0255682" calcext:value-type="float">
            <text:p>0.0255682</text:p>
          </table:table-cell>
          <table:table-cell office:value-type="float" office:value="0.0152903" calcext:value-type="float">
            <text:p>0.0152903</text:p>
          </table:table-cell>
          <table:table-cell table:formula="of:=[.A2513]*[.A2513]" office:value-type="float" office:value="0.00065373285124" calcext:value-type="float">
            <text:p>0.00065373285124</text:p>
          </table:table-cell>
          <table:table-cell table:formula="of:=([.A2513]-[.B2513])*([.A2513]-[.B2513])" office:value-type="float" office:value="0.00010563522841" calcext:value-type="float">
            <text:p>0.00010563522841</text:p>
          </table:table-cell>
          <table:table-cell table:number-columns-repeated="2"/>
        </table:table-row>
        <table:table-row table:style-name="ro1">
          <table:table-cell office:value-type="float" office:value="0.0255682" calcext:value-type="float">
            <text:p>0.0255682</text:p>
          </table:table-cell>
          <table:table-cell office:value-type="float" office:value="0.017038" calcext:value-type="float">
            <text:p>0.017038</text:p>
          </table:table-cell>
          <table:table-cell table:formula="of:=[.A2514]*[.A2514]" office:value-type="float" office:value="0.00065373285124" calcext:value-type="float">
            <text:p>0.00065373285124</text:p>
          </table:table-cell>
          <table:table-cell table:formula="of:=([.A2514]-[.B2514])*([.A2514]-[.B2514])" office:value-type="float" office:value="0.00007276431204" calcext:value-type="float">
            <text:p>0.00007276431204</text:p>
          </table:table-cell>
          <table:table-cell table:number-columns-repeated="2"/>
        </table:table-row>
        <table:table-row table:style-name="ro1">
          <table:table-cell office:value-type="float" office:value="0.0264277" calcext:value-type="float">
            <text:p>0.0264277</text:p>
          </table:table-cell>
          <table:table-cell office:value-type="float" office:value="0.0599827" calcext:value-type="float">
            <text:p>0.0599827</text:p>
          </table:table-cell>
          <table:table-cell table:formula="of:=[.A2515]*[.A2515]" office:value-type="float" office:value="0.00069842332729" calcext:value-type="float">
            <text:p>0.00069842332729</text:p>
          </table:table-cell>
          <table:table-cell table:formula="of:=([.A2515]-[.B2515])*([.A2515]-[.B2515])" office:value-type="float" office:value="0.001125938025" calcext:value-type="float">
            <text:p>0.001125938025</text:p>
          </table:table-cell>
          <table:table-cell table:number-columns-repeated="2"/>
        </table:table-row>
        <table:table-row table:style-name="ro1">
          <table:table-cell office:value-type="float" office:value="0.0264276" calcext:value-type="float">
            <text:p>0.0264276</text:p>
          </table:table-cell>
          <table:table-cell office:value-type="float" office:value="0.0296395" calcext:value-type="float">
            <text:p>0.0296395</text:p>
          </table:table-cell>
          <table:table-cell table:formula="of:=[.A2516]*[.A2516]" office:value-type="float" office:value="0.00069841804176" calcext:value-type="float">
            <text:p>0.00069841804176</text:p>
          </table:table-cell>
          <table:table-cell table:formula="of:=([.A2516]-[.B2516])*([.A2516]-[.B2516])" office:value-type="float" office:value="0.00001031630161" calcext:value-type="float">
            <text:p>0.00001031630161</text:p>
          </table:table-cell>
          <table:table-cell table:number-columns-repeated="2"/>
        </table:table-row>
        <table:table-row table:style-name="ro1">
          <table:table-cell office:value-type="float" office:value="0.00840253" calcext:value-type="float">
            <text:p>0.00840253</text:p>
          </table:table-cell>
          <table:table-cell office:value-type="float" office:value="0.0151959" calcext:value-type="float">
            <text:p>0.0151959</text:p>
          </table:table-cell>
          <table:table-cell table:formula="of:=[.A2517]*[.A2517]" office:value-type="float" office:value="0.0000706025104009" calcext:value-type="float">
            <text:p>0.0000706025104009</text:p>
          </table:table-cell>
          <table:table-cell table:formula="of:=([.A2517]-[.B2517])*([.A2517]-[.B2517])" office:value-type="float" office:value="0.0000461498759569" calcext:value-type="float">
            <text:p>0.0000461498759569</text:p>
          </table:table-cell>
          <table:table-cell table:number-columns-repeated="2"/>
        </table:table-row>
        <table:table-row table:style-name="ro1">
          <table:table-cell office:value-type="float" office:value="0.0186204" calcext:value-type="float">
            <text:p>0.0186204</text:p>
          </table:table-cell>
          <table:table-cell office:value-type="float" office:value="0.103508" calcext:value-type="float">
            <text:p>0.103508</text:p>
          </table:table-cell>
          <table:table-cell table:formula="of:=[.A2518]*[.A2518]" office:value-type="float" office:value="0.00034671929616" calcext:value-type="float">
            <text:p>0.00034671929616</text:p>
          </table:table-cell>
          <table:table-cell table:formula="of:=([.A2518]-[.B2518])*([.A2518]-[.B2518])" office:value-type="float" office:value="0.00720590463376" calcext:value-type="float">
            <text:p>0.00720590463376</text:p>
          </table:table-cell>
          <table:table-cell table:number-columns-repeated="2"/>
        </table:table-row>
        <table:table-row table:style-name="ro1">
          <table:table-cell office:value-type="float" office:value="0.0450034" calcext:value-type="float">
            <text:p>0.0450034</text:p>
          </table:table-cell>
          <table:table-cell office:value-type="float" office:value="0.139794" calcext:value-type="float">
            <text:p>0.139794</text:p>
          </table:table-cell>
          <table:table-cell table:formula="of:=[.A2519]*[.A2519]" office:value-type="float" office:value="0.00202530601156" calcext:value-type="float">
            <text:p>0.00202530601156</text:p>
          </table:table-cell>
          <table:table-cell table:formula="of:=([.A2519]-[.B2519])*([.A2519]-[.B2519])" office:value-type="float" office:value="0.00898525784836" calcext:value-type="float">
            <text:p>0.00898525784836</text:p>
          </table:table-cell>
          <table:table-cell table:number-columns-repeated="2"/>
        </table:table-row>
        <table:table-row table:style-name="ro1">
          <table:table-cell office:value-type="float" office:value="0.0450034" calcext:value-type="float">
            <text:p>0.0450034</text:p>
          </table:table-cell>
          <table:table-cell office:value-type="float" office:value="0.145033" calcext:value-type="float">
            <text:p>0.145033</text:p>
          </table:table-cell>
          <table:table-cell table:formula="of:=[.A2520]*[.A2520]" office:value-type="float" office:value="0.00202530601156" calcext:value-type="float">
            <text:p>0.00202530601156</text:p>
          </table:table-cell>
          <table:table-cell table:formula="of:=([.A2520]-[.B2520])*([.A2520]-[.B2520])" office:value-type="float" office:value="0.01000592087616" calcext:value-type="float">
            <text:p>0.01000592087616</text:p>
          </table:table-cell>
          <table:table-cell table:number-columns-repeated="2"/>
        </table:table-row>
        <table:table-row table:style-name="ro1">
          <table:table-cell office:value-type="float" office:value="0.0766597" calcext:value-type="float">
            <text:p>0.0766597</text:p>
          </table:table-cell>
          <table:table-cell office:value-type="float" office:value="0.212908" calcext:value-type="float">
            <text:p>0.212908</text:p>
          </table:table-cell>
          <table:table-cell table:formula="of:=[.A2521]*[.A2521]" office:value-type="float" office:value="0.00587670960409" calcext:value-type="float">
            <text:p>0.00587670960409</text:p>
          </table:table-cell>
          <table:table-cell table:formula="of:=([.A2521]-[.B2521])*([.A2521]-[.B2521])" office:value-type="float" office:value="0.01856359925289" calcext:value-type="float">
            <text:p>0.01856359925289</text:p>
          </table:table-cell>
          <table:table-cell table:number-columns-repeated="2"/>
        </table:table-row>
        <table:table-row table:style-name="ro1">
          <table:table-cell office:value-type="float" office:value="0.0757543" calcext:value-type="float">
            <text:p>0.0757543</text:p>
          </table:table-cell>
          <table:table-cell office:value-type="float" office:value="0.230221" calcext:value-type="float">
            <text:p>0.230221</text:p>
          </table:table-cell>
          <table:table-cell table:formula="of:=[.A2522]*[.A2522]" office:value-type="float" office:value="0.00573871396849" calcext:value-type="float">
            <text:p>0.00573871396849</text:p>
          </table:table-cell>
          <table:table-cell table:formula="of:=([.A2522]-[.B2522])*([.A2522]-[.B2522])" office:value-type="float" office:value="0.02385996140889" calcext:value-type="float">
            <text:p>0.02385996140889</text:p>
          </table:table-cell>
          <table:table-cell table:number-columns-repeated="2"/>
        </table:table-row>
        <table:table-row table:style-name="ro1">
          <table:table-cell office:value-type="float" office:value="0.227005" calcext:value-type="float">
            <text:p>0.227005</text:p>
          </table:table-cell>
          <table:table-cell office:value-type="float" office:value="0.297221" calcext:value-type="float">
            <text:p>0.297221</text:p>
          </table:table-cell>
          <table:table-cell table:formula="of:=[.A2523]*[.A2523]" office:value-type="float" office:value="0.051531270025" calcext:value-type="float">
            <text:p>0.051531270025</text:p>
          </table:table-cell>
          <table:table-cell table:formula="of:=([.A2523]-[.B2523])*([.A2523]-[.B2523])" office:value-type="float" office:value="0.004930286656" calcext:value-type="float">
            <text:p>0.004930286656</text:p>
          </table:table-cell>
          <table:table-cell table:number-columns-repeated="2"/>
        </table:table-row>
        <table:table-row table:style-name="ro1">
          <table:table-cell office:value-type="float" office:value="0.227005" calcext:value-type="float">
            <text:p>0.227005</text:p>
          </table:table-cell>
          <table:table-cell office:value-type="float" office:value="0.323473" calcext:value-type="float">
            <text:p>0.323473</text:p>
          </table:table-cell>
          <table:table-cell table:formula="of:=[.A2524]*[.A2524]" office:value-type="float" office:value="0.051531270025" calcext:value-type="float">
            <text:p>0.051531270025</text:p>
          </table:table-cell>
          <table:table-cell table:formula="of:=([.A2524]-[.B2524])*([.A2524]-[.B2524])" office:value-type="float" office:value="0.009306075024" calcext:value-type="float">
            <text:p>0.009306075024</text:p>
          </table:table-cell>
          <table:table-cell table:number-columns-repeated="2"/>
        </table:table-row>
        <table:table-row table:style-name="ro1">
          <table:table-cell office:value-type="float" office:value="0.227005" calcext:value-type="float">
            <text:p>0.227005</text:p>
          </table:table-cell>
          <table:table-cell office:value-type="float" office:value="0.254283" calcext:value-type="float">
            <text:p>0.254283</text:p>
          </table:table-cell>
          <table:table-cell table:formula="of:=[.A2525]*[.A2525]" office:value-type="float" office:value="0.051531270025" calcext:value-type="float">
            <text:p>0.051531270025</text:p>
          </table:table-cell>
          <table:table-cell table:formula="of:=([.A2525]-[.B2525])*([.A2525]-[.B2525])" office:value-type="float" office:value="0.000744089283999998" calcext:value-type="float">
            <text:p>0.000744089283999998</text:p>
          </table:table-cell>
          <table:table-cell table:number-columns-repeated="2"/>
        </table:table-row>
        <table:table-row table:style-name="ro1">
          <table:table-cell office:value-type="float" office:value="0.242499" calcext:value-type="float">
            <text:p>0.242499</text:p>
          </table:table-cell>
          <table:table-cell office:value-type="float" office:value="0.616962" calcext:value-type="float">
            <text:p>0.616962</text:p>
          </table:table-cell>
          <table:table-cell table:formula="of:=[.A2526]*[.A2526]" office:value-type="float" office:value="0.058805765001" calcext:value-type="float">
            <text:p>0.058805765001</text:p>
          </table:table-cell>
          <table:table-cell table:formula="of:=([.A2526]-[.B2526])*([.A2526]-[.B2526])" office:value-type="float" office:value="0.140222538369" calcext:value-type="float">
            <text:p>0.140222538369</text:p>
          </table:table-cell>
          <table:table-cell table:number-columns-repeated="2"/>
        </table:table-row>
        <table:table-row table:style-name="ro1">
          <table:table-cell office:value-type="float" office:value="0.325547" calcext:value-type="float">
            <text:p>0.325547</text:p>
          </table:table-cell>
          <table:table-cell office:value-type="float" office:value="0.594541" calcext:value-type="float">
            <text:p>0.594541</text:p>
          </table:table-cell>
          <table:table-cell table:formula="of:=[.A2527]*[.A2527]" office:value-type="float" office:value="0.105980849209" calcext:value-type="float">
            <text:p>0.105980849209</text:p>
          </table:table-cell>
          <table:table-cell table:formula="of:=([.A2527]-[.B2527])*([.A2527]-[.B2527])" office:value-type="float" office:value="0.072357772036" calcext:value-type="float">
            <text:p>0.072357772036</text:p>
          </table:table-cell>
          <table:table-cell table:number-columns-repeated="2"/>
        </table:table-row>
        <table:table-row table:style-name="ro1">
          <table:table-cell office:value-type="float" office:value="0.475993" calcext:value-type="float">
            <text:p>0.475993</text:p>
          </table:table-cell>
          <table:table-cell office:value-type="float" office:value="0.518627" calcext:value-type="float">
            <text:p>0.518627</text:p>
          </table:table-cell>
          <table:table-cell table:formula="of:=[.A2528]*[.A2528]" office:value-type="float" office:value="0.226569336049" calcext:value-type="float">
            <text:p>0.226569336049</text:p>
          </table:table-cell>
          <table:table-cell table:formula="of:=([.A2528]-[.B2528])*([.A2528]-[.B2528])" office:value-type="float" office:value="0.001817657956" calcext:value-type="float">
            <text:p>0.001817657956</text:p>
          </table:table-cell>
          <table:table-cell table:number-columns-repeated="2"/>
        </table:table-row>
        <table:table-row table:style-name="ro1">
          <table:table-cell office:value-type="float" office:value="0.514177" calcext:value-type="float">
            <text:p>0.514177</text:p>
          </table:table-cell>
          <table:table-cell office:value-type="float" office:value="0.507398" calcext:value-type="float">
            <text:p>0.507398</text:p>
          </table:table-cell>
          <table:table-cell table:formula="of:=[.A2529]*[.A2529]" office:value-type="float" office:value="0.264377987329" calcext:value-type="float">
            <text:p>0.264377987329</text:p>
          </table:table-cell>
          <table:table-cell table:formula="of:=([.A2529]-[.B2529])*([.A2529]-[.B2529])" office:value-type="float" office:value="0.0000459548409999997" calcext:value-type="float">
            <text:p>4.59548409999997E-05</text:p>
          </table:table-cell>
          <table:table-cell table:number-columns-repeated="2"/>
        </table:table-row>
        <table:table-row table:style-name="ro1">
          <table:table-cell office:value-type="float" office:value="0.514178" calcext:value-type="float">
            <text:p>0.514178</text:p>
          </table:table-cell>
          <table:table-cell office:value-type="float" office:value="0.531556" calcext:value-type="float">
            <text:p>0.531556</text:p>
          </table:table-cell>
          <table:table-cell table:formula="of:=[.A2530]*[.A2530]" office:value-type="float" office:value="0.264379015684" calcext:value-type="float">
            <text:p>0.264379015684</text:p>
          </table:table-cell>
          <table:table-cell table:formula="of:=([.A2530]-[.B2530])*([.A2530]-[.B2530])" office:value-type="float" office:value="0.000301994884" calcext:value-type="float">
            <text:p>0.000301994884</text:p>
          </table:table-cell>
          <table:table-cell table:number-columns-repeated="2"/>
        </table:table-row>
        <table:table-row table:style-name="ro1">
          <table:table-cell office:value-type="float" office:value="0.708706" calcext:value-type="float">
            <text:p>0.708706</text:p>
          </table:table-cell>
          <table:table-cell office:value-type="float" office:value="0.719643" calcext:value-type="float">
            <text:p>0.719643</text:p>
          </table:table-cell>
          <table:table-cell table:formula="of:=[.A2531]*[.A2531]" office:value-type="float" office:value="0.502264194436" calcext:value-type="float">
            <text:p>0.502264194436</text:p>
          </table:table-cell>
          <table:table-cell table:formula="of:=([.A2531]-[.B2531])*([.A2531]-[.B2531])" office:value-type="float" office:value="0.000119617969000002" calcext:value-type="float">
            <text:p>0.000119617969000002</text:p>
          </table:table-cell>
          <table:table-cell table:number-columns-repeated="2"/>
        </table:table-row>
        <table:table-row table:style-name="ro1">
          <table:table-cell office:value-type="float" office:value="0.708706" calcext:value-type="float">
            <text:p>0.708706</text:p>
          </table:table-cell>
          <table:table-cell office:value-type="float" office:value="0.753367" calcext:value-type="float">
            <text:p>0.753367</text:p>
          </table:table-cell>
          <table:table-cell table:formula="of:=[.A2532]*[.A2532]" office:value-type="float" office:value="0.502264194436" calcext:value-type="float">
            <text:p>0.502264194436</text:p>
          </table:table-cell>
          <table:table-cell table:formula="of:=([.A2532]-[.B2532])*([.A2532]-[.B2532])" office:value-type="float" office:value="0.00199460492100001" calcext:value-type="float">
            <text:p>0.00199460492100001</text:p>
          </table:table-cell>
          <table:table-cell table:number-columns-repeated="2"/>
        </table:table-row>
        <table:table-row table:style-name="ro1">
          <table:table-cell office:value-type="float" office:value="0.699949" calcext:value-type="float">
            <text:p>0.699949</text:p>
          </table:table-cell>
          <table:table-cell office:value-type="float" office:value="0.854792" calcext:value-type="float">
            <text:p>0.854792</text:p>
          </table:table-cell>
          <table:table-cell table:formula="of:=[.A2533]*[.A2533]" office:value-type="float" office:value="0.489928602601" calcext:value-type="float">
            <text:p>0.489928602601</text:p>
          </table:table-cell>
          <table:table-cell table:formula="of:=([.A2533]-[.B2533])*([.A2533]-[.B2533])" office:value-type="float" office:value="0.023976354649" calcext:value-type="float">
            <text:p>0.023976354649</text:p>
          </table:table-cell>
          <table:table-cell table:number-columns-repeated="2"/>
        </table:table-row>
        <table:table-row table:style-name="ro1">
          <table:table-cell office:value-type="float" office:value="0.859185" calcext:value-type="float">
            <text:p>0.859185</text:p>
          </table:table-cell>
          <table:table-cell office:value-type="float" office:value="0.962538" calcext:value-type="float">
            <text:p>0.962538</text:p>
          </table:table-cell>
          <table:table-cell table:formula="of:=[.A2534]*[.A2534]" office:value-type="float" office:value="0.738198864225" calcext:value-type="float">
            <text:p>0.738198864225</text:p>
          </table:table-cell>
          <table:table-cell table:formula="of:=([.A2534]-[.B2534])*([.A2534]-[.B2534])" office:value-type="float" office:value="0.010681842609" calcext:value-type="float">
            <text:p>0.010681842609</text:p>
          </table:table-cell>
          <table:table-cell table:number-columns-repeated="2"/>
        </table:table-row>
        <table:table-row table:style-name="ro1">
          <table:table-cell office:value-type="float" office:value="0.894521" calcext:value-type="float">
            <text:p>0.894521</text:p>
          </table:table-cell>
          <table:table-cell office:value-type="float" office:value="0.961538" calcext:value-type="float">
            <text:p>0.961538</text:p>
          </table:table-cell>
          <table:table-cell table:formula="of:=[.A2535]*[.A2535]" office:value-type="float" office:value="0.800167819441" calcext:value-type="float">
            <text:p>0.800167819441</text:p>
          </table:table-cell>
          <table:table-cell table:formula="of:=([.A2535]-[.B2535])*([.A2535]-[.B2535])" office:value-type="float" office:value="0.004491278289" calcext:value-type="float">
            <text:p>0.004491278289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7397" calcext:value-type="float">
            <text:p>0.997397</text:p>
          </table:table-cell>
          <table:table-cell table:formula="of:=[.A2536]*[.A2536]" office:value-type="float" office:value="0.999972000196" calcext:value-type="float">
            <text:p>0.999972000196</text:p>
          </table:table-cell>
          <table:table-cell table:formula="of:=([.A2536]-[.B2536])*([.A2536]-[.B2536])" office:value-type="float" office:value="0.00000670292100000033" calcext:value-type="float">
            <text:p>6.70292100000033E-06</text:p>
          </table:table-cell>
          <table:table-cell table:number-columns-repeated="2"/>
        </table:table-row>
        <table:table-row table:style-name="ro1">
          <table:table-cell office:value-type="float" office:value="0.0000802875" calcext:value-type="float">
            <text:p>0.0000802875</text:p>
          </table:table-cell>
          <table:table-cell office:value-type="float" office:value="0.00000303222" calcext:value-type="float">
            <text:p>0.00000303222</text:p>
          </table:table-cell>
          <table:table-cell table:formula="of:=[.A2537]*[.A2537]" office:value-type="float" office:value="0.00000000644608265625" calcext:value-type="float">
            <text:p>6.44608265625E-09</text:p>
          </table:table-cell>
          <table:table-cell table:formula="of:=([.A2537]-[.B2537])*([.A2537]-[.B2537])" office:value-type="float" office:value="0.00000000596837828788" calcext:value-type="float">
            <text:p>5.9683782878784E-09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123488" calcext:value-type="float">
            <text:p>0.000123488</text:p>
          </table:table-cell>
          <table:table-cell table:formula="of:=[.A2538]*[.A2538]" office:value-type="float" office:value="0.00000000001841722974" calcext:value-type="float">
            <text:p>1.84172297409E-11</text:p>
          </table:table-cell>
          <table:table-cell table:formula="of:=([.A2538]-[.B2538])*([.A2538]-[.B2538])" office:value-type="float" office:value="0.00000001420779846046" calcext:value-type="float">
            <text:p>1.42077984604609E-08</text:p>
          </table:table-cell>
          <table:table-cell table:number-columns-repeated="2"/>
        </table:table-row>
        <table:table-row table:style-name="ro1">
          <table:table-cell office:value-type="float" office:value="0.0000554323" calcext:value-type="float">
            <text:p>0.0000554323</text:p>
          </table:table-cell>
          <table:table-cell office:value-type="float" office:value="0.000229692" calcext:value-type="float">
            <text:p>0.000229692</text:p>
          </table:table-cell>
          <table:table-cell table:formula="of:=[.A2539]*[.A2539]" office:value-type="float" office:value="0.00000000307273988329" calcext:value-type="float">
            <text:p>3.07273988329E-09</text:p>
          </table:table-cell>
          <table:table-cell table:formula="of:=([.A2539]-[.B2539])*([.A2539]-[.B2539])" office:value-type="float" office:value="0.00000003036644304409" calcext:value-type="float">
            <text:p>3.036644304409E-08</text:p>
          </table:table-cell>
          <table:table-cell table:number-columns-repeated="2"/>
        </table:table-row>
        <table:table-row table:style-name="ro1">
          <table:table-cell office:value-type="float" office:value="0.0000213385" calcext:value-type="float">
            <text:p>0.0000213385</text:p>
          </table:table-cell>
          <table:table-cell office:value-type="float" office:value="0.000000415236" calcext:value-type="float">
            <text:p>0.000000415236</text:p>
          </table:table-cell>
          <table:table-cell table:formula="of:=[.A2540]*[.A2540]" office:value-type="float" office:value="0.00000000045533158225" calcext:value-type="float">
            <text:p>4.5533158225E-10</text:p>
          </table:table-cell>
          <table:table-cell table:formula="of:=([.A2540]-[.B2540])*([.A2540]-[.B2540])" office:value-type="float" office:value="0.00000000043778297641" calcext:value-type="float">
            <text:p>4.37782976413696E-10</text:p>
          </table:table-cell>
          <table:table-cell table:number-columns-repeated="2"/>
        </table:table-row>
        <table:table-row table:style-name="ro1">
          <table:table-cell office:value-type="float" office:value="0.0000742674" calcext:value-type="float">
            <text:p>0.0000742674</text:p>
          </table:table-cell>
          <table:table-cell office:value-type="float" office:value="0.00000189715" calcext:value-type="float">
            <text:p>0.00000189715</text:p>
          </table:table-cell>
          <table:table-cell table:formula="of:=[.A2541]*[.A2541]" office:value-type="float" office:value="0.00000000551564670276" calcext:value-type="float">
            <text:p>5.51564670276E-09</text:p>
          </table:table-cell>
          <table:table-cell table:formula="of:=([.A2541]-[.B2541])*([.A2541]-[.B2541])" office:value-type="float" office:value="0.00000000523745308506" calcext:value-type="float">
            <text:p>5.2374530850625E-09</text:p>
          </table:table-cell>
          <table:table-cell table:number-columns-repeated="2"/>
        </table:table-row>
        <table:table-row table:style-name="ro1">
          <table:table-cell office:value-type="float" office:value="0.0000449419" calcext:value-type="float">
            <text:p>0.0000449419</text:p>
          </table:table-cell>
          <table:table-cell office:value-type="float" office:value="0.000000243812" calcext:value-type="float">
            <text:p>0.000000243812</text:p>
          </table:table-cell>
          <table:table-cell table:formula="of:=[.A2542]*[.A2542]" office:value-type="float" office:value="0.00000000201977437561" calcext:value-type="float">
            <text:p>2.01977437561E-09</text:p>
          </table:table-cell>
          <table:table-cell table:formula="of:=([.A2542]-[.B2542])*([.A2542]-[.B2542])" office:value-type="float" office:value="0.00000000199791907086" calcext:value-type="float">
            <text:p>1.99791907085574E-09</text:p>
          </table:table-cell>
          <table:table-cell table:number-columns-repeated="2"/>
        </table:table-row>
        <table:table-row table:style-name="ro1">
          <table:table-cell office:value-type="float" office:value="0.0000201464" calcext:value-type="float">
            <text:p>0.0000201464</text:p>
          </table:table-cell>
          <table:table-cell office:value-type="float" office:value="0.000000119265" calcext:value-type="float">
            <text:p>0.000000119265</text:p>
          </table:table-cell>
          <table:table-cell table:formula="of:=[.A2543]*[.A2543]" office:value-type="float" office:value="0.00000000040587743296" calcext:value-type="float">
            <text:p>4.0587743296E-10</text:p>
          </table:table-cell>
          <table:table-cell table:formula="of:=([.A2543]-[.B2543])*([.A2543]-[.B2543])" office:value-type="float" office:value="0.00000000040108613631" calcext:value-type="float">
            <text:p>4.01086136308225E-10</text:p>
          </table:table-cell>
          <table:table-cell table:number-columns-repeated="2"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0000331162" calcext:value-type="float">
            <text:p>0.00000331162</text:p>
          </table:table-cell>
          <table:table-cell table:formula="of:=[.A2544]*[.A2544]" office:value-type="float" office:value="0.00000000004780533194" calcext:value-type="float">
            <text:p>4.78053319396E-11</text:p>
          </table:table-cell>
          <table:table-cell table:formula="of:=([.A2544]-[.B2544])*([.A2544]-[.B2544])" office:value-type="float" office:value="0.00000000001297815035" calcext:value-type="float">
            <text:p>1.29781503504E-11</text:p>
          </table:table-cell>
          <table:table-cell table:number-columns-repeated="2"/>
        </table:table-row>
        <table:table-row table:style-name="ro1">
          <table:table-cell office:value-type="float" office:value="0.0000495911" calcext:value-type="float">
            <text:p>0.0000495911</text:p>
          </table:table-cell>
          <table:table-cell office:value-type="float" office:value="0.000817778" calcext:value-type="float">
            <text:p>0.000817778</text:p>
          </table:table-cell>
          <table:table-cell table:formula="of:=[.A2545]*[.A2545]" office:value-type="float" office:value="0.00000000245927719921" calcext:value-type="float">
            <text:p>2.45927719921E-09</text:p>
          </table:table-cell>
          <table:table-cell table:formula="of:=([.A2545]-[.B2545])*([.A2545]-[.B2545])" office:value-type="float" office:value="0.00000059011111333161" calcext:value-type="float">
            <text:p>5.9011111333161E-07</text:p>
          </table:table-cell>
          <table:table-cell table:number-columns-repeated="2"/>
        </table:table-row>
        <table:table-row table:style-name="ro1">
          <table:table-cell office:value-type="float" office:value="0.000124156" calcext:value-type="float">
            <text:p>0.000124156</text:p>
          </table:table-cell>
          <table:table-cell office:value-type="float" office:value="0.000505435" calcext:value-type="float">
            <text:p>0.000505435</text:p>
          </table:table-cell>
          <table:table-cell table:formula="of:=[.A2546]*[.A2546]" office:value-type="float" office:value="0.000000015414712336" calcext:value-type="float">
            <text:p>1.5414712336E-08</text:p>
          </table:table-cell>
          <table:table-cell table:formula="of:=([.A2546]-[.B2546])*([.A2546]-[.B2546])" office:value-type="float" office:value="0.000000145373675841" calcext:value-type="float">
            <text:p>1.45373675841E-07</text:p>
          </table:table-cell>
          <table:table-cell table:number-columns-repeated="2"/>
        </table:table-row>
        <table:table-row table:style-name="ro1">
          <table:table-cell office:value-type="float" office:value="0.000138819" calcext:value-type="float">
            <text:p>0.000138819</text:p>
          </table:table-cell>
          <table:table-cell office:value-type="float" office:value="0.000179609" calcext:value-type="float">
            <text:p>0.000179609</text:p>
          </table:table-cell>
          <table:table-cell table:formula="of:=[.A2547]*[.A2547]" office:value-type="float" office:value="0.000000019270714761" calcext:value-type="float">
            <text:p>1.9270714761E-08</text:p>
          </table:table-cell>
          <table:table-cell table:formula="of:=([.A2547]-[.B2547])*([.A2547]-[.B2547])" office:value-type="float" office:value="0.0000000016638241" calcext:value-type="float">
            <text:p>0.0000000016638241</text:p>
          </table:table-cell>
          <table:table-cell table:number-columns-repeated="2"/>
        </table:table-row>
        <table:table-row table:style-name="ro1">
          <table:table-cell office:value-type="float" office:value="0.00038743" calcext:value-type="float">
            <text:p>0.00038743</text:p>
          </table:table-cell>
          <table:table-cell office:value-type="float" office:value="0.0000395125" calcext:value-type="float">
            <text:p>0.0000395125</text:p>
          </table:table-cell>
          <table:table-cell table:formula="of:=[.A2548]*[.A2548]" office:value-type="float" office:value="0.0000001501020049" calcext:value-type="float">
            <text:p>0.0000001501020049</text:p>
          </table:table-cell>
          <table:table-cell table:formula="of:=([.A2548]-[.B2548])*([.A2548]-[.B2548])" office:value-type="float" office:value="0.00000012104658680625" calcext:value-type="float">
            <text:p>1.2104658680625E-07</text:p>
          </table:table-cell>
          <table:table-cell table:number-columns-repeated="2"/>
        </table:table-row>
        <table:table-row table:style-name="ro1">
          <table:table-cell office:value-type="float" office:value="0.00034225" calcext:value-type="float">
            <text:p>0.00034225</text:p>
          </table:table-cell>
          <table:table-cell office:value-type="float" office:value="0.000264231" calcext:value-type="float">
            <text:p>0.000264231</text:p>
          </table:table-cell>
          <table:table-cell table:formula="of:=[.A2549]*[.A2549]" office:value-type="float" office:value="0.0000001171350625" calcext:value-type="float">
            <text:p>0.0000001171350625</text:p>
          </table:table-cell>
          <table:table-cell table:formula="of:=([.A2549]-[.B2549])*([.A2549]-[.B2549])" office:value-type="float" office:value="0.000000006086964361" calcext:value-type="float">
            <text:p>6.086964361E-09</text:p>
          </table:table-cell>
          <table:table-cell table:number-columns-repeated="2"/>
        </table:table-row>
        <table:table-row table:style-name="ro1">
          <table:table-cell office:value-type="float" office:value="0.00034225" calcext:value-type="float">
            <text:p>0.00034225</text:p>
          </table:table-cell>
          <table:table-cell office:value-type="float" office:value="0.0115613" calcext:value-type="float">
            <text:p>0.0115613</text:p>
          </table:table-cell>
          <table:table-cell table:formula="of:=[.A2550]*[.A2550]" office:value-type="float" office:value="0.0000001171350625" calcext:value-type="float">
            <text:p>0.0000001171350625</text:p>
          </table:table-cell>
          <table:table-cell table:formula="of:=([.A2550]-[.B2550])*([.A2550]-[.B2550])" office:value-type="float" office:value="0.0001258670829025" calcext:value-type="float">
            <text:p>0.0001258670829025</text:p>
          </table:table-cell>
          <table:table-cell table:number-columns-repeated="2"/>
        </table:table-row>
        <table:table-row table:style-name="ro1">
          <table:table-cell office:value-type="float" office:value="0.0000820756" calcext:value-type="float">
            <text:p>0.0000820756</text:p>
          </table:table-cell>
          <table:table-cell office:value-type="float" office:value="0.000418053" calcext:value-type="float">
            <text:p>0.000418053</text:p>
          </table:table-cell>
          <table:table-cell table:formula="of:=[.A2551]*[.A2551]" office:value-type="float" office:value="0.00000000673640411536" calcext:value-type="float">
            <text:p>6.73640411536E-09</text:p>
          </table:table-cell>
          <table:table-cell table:formula="of:=([.A2551]-[.B2551])*([.A2551]-[.B2551])" office:value-type="float" office:value="0.00000011288081331076" calcext:value-type="float">
            <text:p>1.1288081331076E-07</text:p>
          </table:table-cell>
          <table:table-cell table:number-columns-repeated="2"/>
        </table:table-row>
        <table:table-row table:style-name="ro1">
          <table:table-cell office:value-type="float" office:value="0.000224531" calcext:value-type="float">
            <text:p>0.000224531</text:p>
          </table:table-cell>
          <table:table-cell office:value-type="float" office:value="0.0000920127" calcext:value-type="float">
            <text:p>0.0000920127</text:p>
          </table:table-cell>
          <table:table-cell table:formula="of:=[.A2552]*[.A2552]" office:value-type="float" office:value="0.000000050414169961" calcext:value-type="float">
            <text:p>5.0414169961E-08</text:p>
          </table:table-cell>
          <table:table-cell table:formula="of:=([.A2552]-[.B2552])*([.A2552]-[.B2552])" office:value-type="float" office:value="0.00000001756109983489" calcext:value-type="float">
            <text:p>1.756109983489E-08</text:p>
          </table:table-cell>
          <table:table-cell table:number-columns-repeated="2"/>
        </table:table-row>
        <table:table-row table:style-name="ro1">
          <table:table-cell office:value-type="float" office:value="0.000224531" calcext:value-type="float">
            <text:p>0.000224531</text:p>
          </table:table-cell>
          <table:table-cell office:value-type="float" office:value="0.000111399" calcext:value-type="float">
            <text:p>0.000111399</text:p>
          </table:table-cell>
          <table:table-cell table:formula="of:=[.A2553]*[.A2553]" office:value-type="float" office:value="0.000000050414169961" calcext:value-type="float">
            <text:p>5.0414169961E-08</text:p>
          </table:table-cell>
          <table:table-cell table:formula="of:=([.A2553]-[.B2553])*([.A2553]-[.B2553])" office:value-type="float" office:value="0.000000012798849424" calcext:value-type="float">
            <text:p>1.2798849424E-08</text:p>
          </table:table-cell>
          <table:table-cell table:number-columns-repeated="2"/>
        </table:table-row>
        <table:table-row table:style-name="ro1">
          <table:table-cell office:value-type="float" office:value="0.00474352" calcext:value-type="float">
            <text:p>0.00474352</text:p>
          </table:table-cell>
          <table:table-cell office:value-type="float" office:value="0.00291262" calcext:value-type="float">
            <text:p>0.00291262</text:p>
          </table:table-cell>
          <table:table-cell table:formula="of:=[.A2554]*[.A2554]" office:value-type="float" office:value="0.0000225009819904" calcext:value-type="float">
            <text:p>0.0000225009819904</text:p>
          </table:table-cell>
          <table:table-cell table:formula="of:=([.A2554]-[.B2554])*([.A2554]-[.B2554])" office:value-type="float" office:value="0.00000335219481" calcext:value-type="float">
            <text:p>0.00000335219481</text:p>
          </table:table-cell>
          <table:table-cell table:number-columns-repeated="2"/>
        </table:table-row>
        <table:table-row table:style-name="ro1">
          <table:table-cell office:value-type="float" office:value="0.00474352" calcext:value-type="float">
            <text:p>0.00474352</text:p>
          </table:table-cell>
          <table:table-cell office:value-type="float" office:value="0.00430319" calcext:value-type="float">
            <text:p>0.00430319</text:p>
          </table:table-cell>
          <table:table-cell table:formula="of:=[.A2555]*[.A2555]" office:value-type="float" office:value="0.0000225009819904" calcext:value-type="float">
            <text:p>0.0000225009819904</text:p>
          </table:table-cell>
          <table:table-cell table:formula="of:=([.A2555]-[.B2555])*([.A2555]-[.B2555])" office:value-type="float" office:value="0.0000001938905089" calcext:value-type="float">
            <text:p>0.0000001938905089</text:p>
          </table:table-cell>
          <table:table-cell table:number-columns-repeated="2"/>
        </table:table-row>
        <table:table-row table:style-name="ro1">
          <table:table-cell office:value-type="float" office:value="0.0550004" calcext:value-type="float">
            <text:p>0.0550004</text:p>
          </table:table-cell>
          <table:table-cell office:value-type="float" office:value="0.0000106667" calcext:value-type="float">
            <text:p>0.0000106667</text:p>
          </table:table-cell>
          <table:table-cell table:formula="of:=[.A2556]*[.A2556]" office:value-type="float" office:value="0.00302504400016" calcext:value-type="float">
            <text:p>0.00302504400016</text:p>
          </table:table-cell>
          <table:table-cell table:formula="of:=([.A2556]-[.B2556])*([.A2556]-[.B2556])" office:value-type="float" office:value="0.00302387076840513" calcext:value-type="float">
            <text:p>0.00302387076840513</text:p>
          </table:table-cell>
          <table:table-cell table:number-columns-repeated="2"/>
        </table:table-row>
        <table:table-row table:style-name="ro1">
          <table:table-cell office:value-type="float" office:value="0.0947313" calcext:value-type="float">
            <text:p>0.0947313</text:p>
          </table:table-cell>
          <table:table-cell office:value-type="float" office:value="0.00565082" calcext:value-type="float">
            <text:p>0.00565082</text:p>
          </table:table-cell>
          <table:table-cell table:formula="of:=[.A2557]*[.A2557]" office:value-type="float" office:value="0.00897401919969" calcext:value-type="float">
            <text:p>0.00897401919969</text:p>
          </table:table-cell>
          <table:table-cell table:formula="of:=([.A2557]-[.B2557])*([.A2557]-[.B2557])" office:value-type="float" office:value="0.0079353319170304" calcext:value-type="float">
            <text:p>0.0079353319170304</text:p>
          </table:table-cell>
          <table:table-cell table:number-columns-repeated="2"/>
        </table:table-row>
        <table:table-row table:style-name="ro1">
          <table:table-cell office:value-type="float" office:value="0.0916655" calcext:value-type="float">
            <text:p>0.0916655</text:p>
          </table:table-cell>
          <table:table-cell office:value-type="float" office:value="0.110762" calcext:value-type="float">
            <text:p>0.110762</text:p>
          </table:table-cell>
          <table:table-cell table:formula="of:=[.A2558]*[.A2558]" office:value-type="float" office:value="0.00840256389025" calcext:value-type="float">
            <text:p>0.00840256389025</text:p>
          </table:table-cell>
          <table:table-cell table:formula="of:=([.A2558]-[.B2558])*([.A2558]-[.B2558])" office:value-type="float" office:value="0.00036467631225" calcext:value-type="float">
            <text:p>0.00036467631225</text:p>
          </table:table-cell>
          <table:table-cell table:number-columns-repeated="2"/>
        </table:table-row>
        <table:table-row table:style-name="ro1">
          <table:table-cell office:value-type="float" office:value="0.0916656" calcext:value-type="float">
            <text:p>0.0916656</text:p>
          </table:table-cell>
          <table:table-cell office:value-type="float" office:value="0.00209199" calcext:value-type="float">
            <text:p>0.00209199</text:p>
          </table:table-cell>
          <table:table-cell table:formula="of:=[.A2559]*[.A2559]" office:value-type="float" office:value="0.00840258222336" calcext:value-type="float">
            <text:p>0.00840258222336</text:p>
          </table:table-cell>
          <table:table-cell table:formula="of:=([.A2559]-[.B2559])*([.A2559]-[.B2559])" office:value-type="float" office:value="0.0080234316084321" calcext:value-type="float">
            <text:p>0.0080234316084321</text:p>
          </table:table-cell>
          <table:table-cell table:number-columns-repeated="2"/>
        </table:table-row>
        <table:table-row table:style-name="ro1">
          <table:table-cell office:value-type="float" office:value="0.0916656" calcext:value-type="float">
            <text:p>0.0916656</text:p>
          </table:table-cell>
          <table:table-cell office:value-type="float" office:value="0.0138306" calcext:value-type="float">
            <text:p>0.0138306</text:p>
          </table:table-cell>
          <table:table-cell table:formula="of:=[.A2560]*[.A2560]" office:value-type="float" office:value="0.00840258222336" calcext:value-type="float">
            <text:p>0.00840258222336</text:p>
          </table:table-cell>
          <table:table-cell table:formula="of:=([.A2560]-[.B2560])*([.A2560]-[.B2560])" office:value-type="float" office:value="0.006058287225" calcext:value-type="float">
            <text:p>0.006058287225</text:p>
          </table:table-cell>
          <table:table-cell table:number-columns-repeated="2"/>
        </table:table-row>
        <table:table-row table:style-name="ro1">
          <table:table-cell office:value-type="float" office:value="0.111553" calcext:value-type="float">
            <text:p>0.111553</text:p>
          </table:table-cell>
          <table:table-cell office:value-type="float" office:value="0.168174" calcext:value-type="float">
            <text:p>0.168174</text:p>
          </table:table-cell>
          <table:table-cell table:formula="of:=[.A2561]*[.A2561]" office:value-type="float" office:value="0.012444071809" calcext:value-type="float">
            <text:p>0.012444071809</text:p>
          </table:table-cell>
          <table:table-cell table:formula="of:=([.A2561]-[.B2561])*([.A2561]-[.B2561])" office:value-type="float" office:value="0.003205937641" calcext:value-type="float">
            <text:p>0.003205937641</text:p>
          </table:table-cell>
          <table:table-cell table:number-columns-repeated="2"/>
        </table:table-row>
        <table:table-row table:style-name="ro1">
          <table:table-cell office:value-type="float" office:value="0.112524" calcext:value-type="float">
            <text:p>0.112524</text:p>
          </table:table-cell>
          <table:table-cell office:value-type="float" office:value="0.311193" calcext:value-type="float">
            <text:p>0.311193</text:p>
          </table:table-cell>
          <table:table-cell table:formula="of:=[.A2562]*[.A2562]" office:value-type="float" office:value="0.012661650576" calcext:value-type="float">
            <text:p>0.012661650576</text:p>
          </table:table-cell>
          <table:table-cell table:formula="of:=([.A2562]-[.B2562])*([.A2562]-[.B2562])" office:value-type="float" office:value="0.039469371561" calcext:value-type="float">
            <text:p>0.039469371561</text:p>
          </table:table-cell>
          <table:table-cell table:number-columns-repeated="2"/>
        </table:table-row>
        <table:table-row table:style-name="ro1">
          <table:table-cell office:value-type="float" office:value="0.112524" calcext:value-type="float">
            <text:p>0.112524</text:p>
          </table:table-cell>
          <table:table-cell office:value-type="float" office:value="0.413995" calcext:value-type="float">
            <text:p>0.413995</text:p>
          </table:table-cell>
          <table:table-cell table:formula="of:=[.A2563]*[.A2563]" office:value-type="float" office:value="0.012661650576" calcext:value-type="float">
            <text:p>0.012661650576</text:p>
          </table:table-cell>
          <table:table-cell table:formula="of:=([.A2563]-[.B2563])*([.A2563]-[.B2563])" office:value-type="float" office:value="0.090884763841" calcext:value-type="float">
            <text:p>0.090884763841</text:p>
          </table:table-cell>
          <table:table-cell table:number-columns-repeated="2"/>
        </table:table-row>
        <table:table-row table:style-name="ro1">
          <table:table-cell office:value-type="float" office:value="0.129344" calcext:value-type="float">
            <text:p>0.129344</text:p>
          </table:table-cell>
          <table:table-cell office:value-type="float" office:value="0.366944" calcext:value-type="float">
            <text:p>0.366944</text:p>
          </table:table-cell>
          <table:table-cell table:formula="of:=[.A2564]*[.A2564]" office:value-type="float" office:value="0.016729870336" calcext:value-type="float">
            <text:p>0.016729870336</text:p>
          </table:table-cell>
          <table:table-cell table:formula="of:=([.A2564]-[.B2564])*([.A2564]-[.B2564])" office:value-type="float" office:value="0.05645376" calcext:value-type="float">
            <text:p>0.05645376</text:p>
          </table:table-cell>
          <table:table-cell table:number-columns-repeated="2"/>
        </table:table-row>
        <table:table-row table:style-name="ro1">
          <table:table-cell office:value-type="float" office:value="0.230362" calcext:value-type="float">
            <text:p>0.230362</text:p>
          </table:table-cell>
          <table:table-cell office:value-type="float" office:value="0.0920415" calcext:value-type="float">
            <text:p>0.0920415</text:p>
          </table:table-cell>
          <table:table-cell table:formula="of:=[.A2565]*[.A2565]" office:value-type="float" office:value="0.053066651044" calcext:value-type="float">
            <text:p>0.053066651044</text:p>
          </table:table-cell>
          <table:table-cell table:formula="of:=([.A2565]-[.B2565])*([.A2565]-[.B2565])" office:value-type="float" office:value="0.01913256072025" calcext:value-type="float">
            <text:p>0.01913256072025</text:p>
          </table:table-cell>
          <table:table-cell table:number-columns-repeated="2"/>
        </table:table-row>
        <table:table-row table:style-name="ro1">
          <table:table-cell office:value-type="float" office:value="0.409995" calcext:value-type="float">
            <text:p>0.409995</text:p>
          </table:table-cell>
          <table:table-cell office:value-type="float" office:value="0.446789" calcext:value-type="float">
            <text:p>0.446789</text:p>
          </table:table-cell>
          <table:table-cell table:formula="of:=[.A2566]*[.A2566]" office:value-type="float" office:value="0.168095900025" calcext:value-type="float">
            <text:p>0.168095900025</text:p>
          </table:table-cell>
          <table:table-cell table:formula="of:=([.A2566]-[.B2566])*([.A2566]-[.B2566])" office:value-type="float" office:value="0.001353798436" calcext:value-type="float">
            <text:p>0.001353798436</text:p>
          </table:table-cell>
          <table:table-cell table:number-columns-repeated="2"/>
        </table:table-row>
        <table:table-row table:style-name="ro1">
          <table:table-cell office:value-type="float" office:value="0.423651" calcext:value-type="float">
            <text:p>0.423651</text:p>
          </table:table-cell>
          <table:table-cell office:value-type="float" office:value="0.253267" calcext:value-type="float">
            <text:p>0.253267</text:p>
          </table:table-cell>
          <table:table-cell table:formula="of:=[.A2567]*[.A2567]" office:value-type="float" office:value="0.179480169801" calcext:value-type="float">
            <text:p>0.179480169801</text:p>
          </table:table-cell>
          <table:table-cell table:formula="of:=([.A2567]-[.B2567])*([.A2567]-[.B2567])" office:value-type="float" office:value="0.029030707456" calcext:value-type="float">
            <text:p>0.029030707456</text:p>
          </table:table-cell>
          <table:table-cell table:number-columns-repeated="2"/>
        </table:table-row>
        <table:table-row table:style-name="ro1">
          <table:table-cell office:value-type="float" office:value="0.458017" calcext:value-type="float">
            <text:p>0.458017</text:p>
          </table:table-cell>
          <table:table-cell office:value-type="float" office:value="0.449589" calcext:value-type="float">
            <text:p>0.449589</text:p>
          </table:table-cell>
          <table:table-cell table:formula="of:=[.A2568]*[.A2568]" office:value-type="float" office:value="0.209779572289" calcext:value-type="float">
            <text:p>0.209779572289</text:p>
          </table:table-cell>
          <table:table-cell table:formula="of:=([.A2568]-[.B2568])*([.A2568]-[.B2568])" office:value-type="float" office:value="0.0000710311839999998" calcext:value-type="float">
            <text:p>0.0000710311839999998</text:p>
          </table:table-cell>
          <table:table-cell table:number-columns-repeated="2"/>
        </table:table-row>
        <table:table-row table:style-name="ro1">
          <table:table-cell office:value-type="float" office:value="0.674596" calcext:value-type="float">
            <text:p>0.674596</text:p>
          </table:table-cell>
          <table:table-cell office:value-type="float" office:value="0.334166" calcext:value-type="float">
            <text:p>0.334166</text:p>
          </table:table-cell>
          <table:table-cell table:formula="of:=[.A2569]*[.A2569]" office:value-type="float" office:value="0.455079763216" calcext:value-type="float">
            <text:p>0.455079763216</text:p>
          </table:table-cell>
          <table:table-cell table:formula="of:=([.A2569]-[.B2569])*([.A2569]-[.B2569])" office:value-type="float" office:value="0.1158925849" calcext:value-type="float">
            <text:p>0.1158925849</text:p>
          </table:table-cell>
          <table:table-cell table:number-columns-repeated="2"/>
        </table:table-row>
        <table:table-row table:style-name="ro1">
          <table:table-cell office:value-type="float" office:value="0.677195" calcext:value-type="float">
            <text:p>0.677195</text:p>
          </table:table-cell>
          <table:table-cell office:value-type="float" office:value="0.379449" calcext:value-type="float">
            <text:p>0.379449</text:p>
          </table:table-cell>
          <table:table-cell table:formula="of:=[.A2570]*[.A2570]" office:value-type="float" office:value="0.458593068025" calcext:value-type="float">
            <text:p>0.458593068025</text:p>
          </table:table-cell>
          <table:table-cell table:formula="of:=([.A2570]-[.B2570])*([.A2570]-[.B2570])" office:value-type="float" office:value="0.088652680516" calcext:value-type="float">
            <text:p>0.088652680516</text:p>
          </table:table-cell>
          <table:table-cell table:number-columns-repeated="2"/>
        </table:table-row>
        <table:table-row table:style-name="ro1">
          <table:table-cell office:value-type="float" office:value="0.951584" calcext:value-type="float">
            <text:p>0.951584</text:p>
          </table:table-cell>
          <table:table-cell office:value-type="float" office:value="0.874655" calcext:value-type="float">
            <text:p>0.874655</text:p>
          </table:table-cell>
          <table:table-cell table:formula="of:=[.A2571]*[.A2571]" office:value-type="float" office:value="0.905512109056" calcext:value-type="float">
            <text:p>0.905512109056</text:p>
          </table:table-cell>
          <table:table-cell table:formula="of:=([.A2571]-[.B2571])*([.A2571]-[.B2571])" office:value-type="float" office:value="0.005918071041" calcext:value-type="float">
            <text:p>0.005918071041</text:p>
          </table:table-cell>
          <table:table-cell table:number-columns-repeated="2"/>
        </table:table-row>
        <table:table-row table:style-name="ro1">
          <table:table-cell office:value-type="float" office:value="0.95529" calcext:value-type="float">
            <text:p>0.95529</text:p>
          </table:table-cell>
          <table:table-cell office:value-type="float" office:value="0.907536" calcext:value-type="float">
            <text:p>0.907536</text:p>
          </table:table-cell>
          <table:table-cell table:formula="of:=[.A2572]*[.A2572]" office:value-type="float" office:value="0.9125789841" calcext:value-type="float">
            <text:p>0.9125789841</text:p>
          </table:table-cell>
          <table:table-cell table:formula="of:=([.A2572]-[.B2572])*([.A2572]-[.B2572])" office:value-type="float" office:value="0.002280444516" calcext:value-type="float">
            <text:p>0.002280444516</text:p>
          </table:table-cell>
          <table:table-cell table:number-columns-repeated="2"/>
        </table:table-row>
        <table:table-row table:style-name="ro1">
          <table:table-cell office:value-type="float" office:value="0.981381" calcext:value-type="float">
            <text:p>0.981381</text:p>
          </table:table-cell>
          <table:table-cell office:value-type="float" office:value="0.954038" calcext:value-type="float">
            <text:p>0.954038</text:p>
          </table:table-cell>
          <table:table-cell table:formula="of:=[.A2573]*[.A2573]" office:value-type="float" office:value="0.963108667161" calcext:value-type="float">
            <text:p>0.963108667161</text:p>
          </table:table-cell>
          <table:table-cell table:formula="of:=([.A2573]-[.B2573])*([.A2573]-[.B2573])" office:value-type="float" office:value="0.000747639648999994" calcext:value-type="float">
            <text:p>0.000747639648999994</text:p>
          </table:table-cell>
          <table:table-cell table:number-columns-repeated="2"/>
        </table:table-row>
        <table:table-row table:style-name="ro1">
          <table:table-cell office:value-type="float" office:value="0.981382" calcext:value-type="float">
            <text:p>0.981382</text:p>
          </table:table-cell>
          <table:table-cell office:value-type="float" office:value="0.967096" calcext:value-type="float">
            <text:p>0.967096</text:p>
          </table:table-cell>
          <table:table-cell table:formula="of:=[.A2574]*[.A2574]" office:value-type="float" office:value="0.963110629924" calcext:value-type="float">
            <text:p>0.963110629924</text:p>
          </table:table-cell>
          <table:table-cell table:formula="of:=([.A2574]-[.B2574])*([.A2574]-[.B2574])" office:value-type="float" office:value="0.000204089796000001" calcext:value-type="float">
            <text:p>0.00020408979600000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7893" calcext:value-type="float">
            <text:p>0.997893</text:p>
          </table:table-cell>
          <table:table-cell table:formula="of:=[.A2575]*[.A2575]" office:value-type="float" office:value="0.999978000121" calcext:value-type="float">
            <text:p>0.999978000121</text:p>
          </table:table-cell>
          <table:table-cell table:formula="of:=([.A2575]-[.B2575])*([.A2575]-[.B2575])" office:value-type="float" office:value="0.00000439321599999995" calcext:value-type="float">
            <text:p>4.39321599999995E-06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00000302605" calcext:value-type="float">
            <text:p>0.0000000302605</text:p>
          </table:table-cell>
          <table:table-cell table:formula="of:=[.A2576]*[.A2576]" office:value-type="float" office:value="0.00000000012028166929" calcext:value-type="float">
            <text:p>1.2028166929E-10</text:p>
          </table:table-cell>
          <table:table-cell table:formula="of:=([.A2576]-[.B2576])*([.A2576]-[.B2576])" office:value-type="float" office:value="0.00000000011961883302" calcext:value-type="float">
            <text:p>1.1961883302456E-10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00180425" calcext:value-type="float">
            <text:p>0.0000180425</text:p>
          </table:table-cell>
          <table:table-cell table:formula="of:=[.A2577]*[.A2577]" office:value-type="float" office:value="0.00000000012028166929" calcext:value-type="float">
            <text:p>1.2028166929E-10</text:p>
          </table:table-cell>
          <table:table-cell table:formula="of:=([.A2577]-[.B2577])*([.A2577]-[.B2577])" office:value-type="float" office:value="0.00000000005005845504" calcext:value-type="float">
            <text:p>5.005845504E-11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0152569" calcext:value-type="float">
            <text:p>0.000152569</text:p>
          </table:table-cell>
          <table:table-cell table:formula="of:=[.A2578]*[.A2578]" office:value-type="float" office:value="0.00000000012028166929" calcext:value-type="float">
            <text:p>1.2028166929E-10</text:p>
          </table:table-cell>
          <table:table-cell table:formula="of:=([.A2578]-[.B2578])*([.A2578]-[.B2578])" office:value-type="float" office:value="0.00000002005104144289" calcext:value-type="float">
            <text:p>2.005104144289E-08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040448" calcext:value-type="float">
            <text:p>0.000040448</text:p>
          </table:table-cell>
          <table:table-cell table:formula="of:=[.A2579]*[.A2579]" office:value-type="float" office:value="0.0000000000932373704" calcext:value-type="float">
            <text:p>9.32373704025E-11</text:p>
          </table:table-cell>
          <table:table-cell table:formula="of:=([.A2579]-[.B2579])*([.A2579]-[.B2579])" office:value-type="float" office:value="0.0000000009481503432" calcext:value-type="float">
            <text:p>9.481503432025E-10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0506786" calcext:value-type="float">
            <text:p>0.000506786</text:p>
          </table:table-cell>
          <table:table-cell table:formula="of:=[.A2580]*[.A2580]" office:value-type="float" office:value="0.00000000007993611649" calcext:value-type="float">
            <text:p>7.993611649E-11</text:p>
          </table:table-cell>
          <table:table-cell table:formula="of:=([.A2580]-[.B2580])*([.A2580]-[.B2580])" office:value-type="float" office:value="0.00000024784994273209" calcext:value-type="float">
            <text:p>2.4784994273209E-07</text:p>
          </table:table-cell>
          <table:table-cell table:number-columns-repeated="2"/>
        </table:table-row>
        <table:table-row table:style-name="ro1">
          <table:table-cell office:value-type="float" office:value="0.0000187159" calcext:value-type="float">
            <text:p>0.0000187159</text:p>
          </table:table-cell>
          <table:table-cell office:value-type="float" office:value="0.00000140052" calcext:value-type="float">
            <text:p>0.00000140052</text:p>
          </table:table-cell>
          <table:table-cell table:formula="of:=[.A2581]*[.A2581]" office:value-type="float" office:value="0.00000000035028491281" calcext:value-type="float">
            <text:p>3.5028491281E-10</text:p>
          </table:table-cell>
          <table:table-cell table:formula="of:=([.A2581]-[.B2581])*([.A2581]-[.B2581])" office:value-type="float" office:value="0.00000000029982238454" calcext:value-type="float">
            <text:p>2.998223845444E-10</text:p>
          </table:table-cell>
          <table:table-cell table:number-columns-repeated="2"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0642072" calcext:value-type="float">
            <text:p>0.00642072</text:p>
          </table:table-cell>
          <table:table-cell table:formula="of:=[.A2582]*[.A2582]" office:value-type="float" office:value="0.00000000024760910736" calcext:value-type="float">
            <text:p>2.4760910736E-10</text:p>
          </table:table-cell>
          <table:table-cell table:formula="of:=([.A2582]-[.B2582])*([.A2582]-[.B2582])" office:value-type="float" office:value="0.0000410238251642434" calcext:value-type="float">
            <text:p>4.10238251642434E-05</text:p>
          </table:table-cell>
          <table:table-cell table:number-columns-repeated="2"/>
        </table:table-row>
        <table:table-row table:style-name="ro1">
          <table:table-cell office:value-type="float" office:value="0.000110626" calcext:value-type="float">
            <text:p>0.000110626</text:p>
          </table:table-cell>
          <table:table-cell office:value-type="float" office:value="0.00953512" calcext:value-type="float">
            <text:p>0.00953512</text:p>
          </table:table-cell>
          <table:table-cell table:formula="of:=[.A2583]*[.A2583]" office:value-type="float" office:value="0.000000012238111876" calcext:value-type="float">
            <text:p>1.2238111876E-08</text:p>
          </table:table-cell>
          <table:table-cell table:formula="of:=([.A2583]-[.B2583])*([.A2583]-[.B2583])" office:value-type="float" office:value="0.000088821087156036" calcext:value-type="float">
            <text:p>8.8821087156036E-05</text:p>
          </table:table-cell>
          <table:table-cell table:number-columns-repeated="2"/>
        </table:table-row>
        <table:table-row table:style-name="ro1">
          <table:table-cell office:value-type="float" office:value="0.0000995398" calcext:value-type="float">
            <text:p>0.0000995398</text:p>
          </table:table-cell>
          <table:table-cell office:value-type="float" office:value="0.0108702" calcext:value-type="float">
            <text:p>0.0108702</text:p>
          </table:table-cell>
          <table:table-cell table:formula="of:=[.A2584]*[.A2584]" office:value-type="float" office:value="0.00000000990817178404" calcext:value-type="float">
            <text:p>9.90817178404E-09</text:p>
          </table:table-cell>
          <table:table-cell table:formula="of:=([.A2584]-[.B2584])*([.A2584]-[.B2584])" office:value-type="float" office:value="0.000116007121143864" calcext:value-type="float">
            <text:p>0.000116007121143864</text:p>
          </table:table-cell>
          <table:table-cell table:number-columns-repeated="2"/>
        </table:table-row>
        <table:table-row table:style-name="ro1">
          <table:table-cell office:value-type="float" office:value="0.0000995398" calcext:value-type="float">
            <text:p>0.0000995398</text:p>
          </table:table-cell>
          <table:table-cell office:value-type="float" office:value="0.000486535" calcext:value-type="float">
            <text:p>0.000486535</text:p>
          </table:table-cell>
          <table:table-cell table:formula="of:=[.A2585]*[.A2585]" office:value-type="float" office:value="0.00000000990817178404" calcext:value-type="float">
            <text:p>9.90817178404E-09</text:p>
          </table:table-cell>
          <table:table-cell table:formula="of:=([.A2585]-[.B2585])*([.A2585]-[.B2585])" office:value-type="float" office:value="0.00000014976528482304" calcext:value-type="float">
            <text:p>1.4976528482304E-07</text:p>
          </table:table-cell>
          <table:table-cell table:number-columns-repeated="2"/>
        </table:table-row>
        <table:table-row table:style-name="ro1">
          <table:table-cell office:value-type="float" office:value="0.000102341" calcext:value-type="float">
            <text:p>0.000102341</text:p>
          </table:table-cell>
          <table:table-cell office:value-type="float" office:value="0.0186242" calcext:value-type="float">
            <text:p>0.0186242</text:p>
          </table:table-cell>
          <table:table-cell table:formula="of:=[.A2586]*[.A2586]" office:value-type="float" office:value="0.000000010473680281" calcext:value-type="float">
            <text:p>1.0473680281E-08</text:p>
          </table:table-cell>
          <table:table-cell table:formula="of:=([.A2586]-[.B2586])*([.A2586]-[.B2586])" office:value-type="float" office:value="0.000343059260815881" calcext:value-type="float">
            <text:p>0.000343059260815881</text:p>
          </table:table-cell>
          <table:table-cell table:number-columns-repeated="2"/>
        </table:table-row>
        <table:table-row table:style-name="ro1">
          <table:table-cell office:value-type="float" office:value="0.000148296" calcext:value-type="float">
            <text:p>0.000148296</text:p>
          </table:table-cell>
          <table:table-cell office:value-type="float" office:value="0.00641492" calcext:value-type="float">
            <text:p>0.00641492</text:p>
          </table:table-cell>
          <table:table-cell table:formula="of:=[.A2587]*[.A2587]" office:value-type="float" office:value="0.000000021991703616" calcext:value-type="float">
            <text:p>2.1991703616E-08</text:p>
          </table:table-cell>
          <table:table-cell table:formula="of:=([.A2587]-[.B2587])*([.A2587]-[.B2587])" office:value-type="float" office:value="0.000039270576357376" calcext:value-type="float">
            <text:p>3.9270576357376E-05</text:p>
          </table:table-cell>
          <table:table-cell table:number-columns-repeated="2"/>
        </table:table-row>
        <table:table-row table:style-name="ro1">
          <table:table-cell office:value-type="float" office:value="0.000764728" calcext:value-type="float">
            <text:p>0.000764728</text:p>
          </table:table-cell>
          <table:table-cell office:value-type="float" office:value="0.0000384929" calcext:value-type="float">
            <text:p>0.0000384929</text:p>
          </table:table-cell>
          <table:table-cell table:formula="of:=[.A2588]*[.A2588]" office:value-type="float" office:value="0.000000584808913984" calcext:value-type="float">
            <text:p>5.84808913984E-07</text:p>
          </table:table-cell>
          <table:table-cell table:formula="of:=([.A2588]-[.B2588])*([.A2588]-[.B2588])" office:value-type="float" office:value="0.00000052741742047201" calcext:value-type="float">
            <text:p>5.2741742047201E-07</text:p>
          </table:table-cell>
          <table:table-cell table:number-columns-repeated="2"/>
        </table:table-row>
        <table:table-row table:style-name="ro1">
          <table:table-cell office:value-type="float" office:value="0.000142753" calcext:value-type="float">
            <text:p>0.000142753</text:p>
          </table:table-cell>
          <table:table-cell office:value-type="float" office:value="0.00000180807" calcext:value-type="float">
            <text:p>0.00000180807</text:p>
          </table:table-cell>
          <table:table-cell table:formula="of:=[.A2589]*[.A2589]" office:value-type="float" office:value="0.000000020378419009" calcext:value-type="float">
            <text:p>2.0378419009E-08</text:p>
          </table:table-cell>
          <table:table-cell table:formula="of:=([.A2589]-[.B2589])*([.A2589]-[.B2589])" office:value-type="float" office:value="0.0000000198654732927" calcext:value-type="float">
            <text:p>1.98654732927049E-08</text:p>
          </table:table-cell>
          <table:table-cell table:number-columns-repeated="2"/>
        </table:table-row>
        <table:table-row table:style-name="ro1">
          <table:table-cell office:value-type="float" office:value="0.0316697" calcext:value-type="float">
            <text:p>0.0316697</text:p>
          </table:table-cell>
          <table:table-cell office:value-type="float" office:value="0.000470322" calcext:value-type="float">
            <text:p>0.000470322</text:p>
          </table:table-cell>
          <table:table-cell table:formula="of:=[.A2590]*[.A2590]" office:value-type="float" office:value="0.00100296989809" calcext:value-type="float">
            <text:p>0.00100296989809</text:p>
          </table:table-cell>
          <table:table-cell table:formula="of:=([.A2590]-[.B2590])*([.A2590]-[.B2590])" office:value-type="float" office:value="0.000973401187586884" calcext:value-type="float">
            <text:p>0.000973401187586884</text:p>
          </table:table-cell>
          <table:table-cell table:number-columns-repeated="2"/>
        </table:table-row>
        <table:table-row table:style-name="ro1">
          <table:table-cell office:value-type="float" office:value="0.0316697" calcext:value-type="float">
            <text:p>0.0316697</text:p>
          </table:table-cell>
          <table:table-cell office:value-type="float" office:value="0.000495826" calcext:value-type="float">
            <text:p>0.000495826</text:p>
          </table:table-cell>
          <table:table-cell table:formula="of:=[.A2591]*[.A2591]" office:value-type="float" office:value="0.00100296989809" calcext:value-type="float">
            <text:p>0.00100296989809</text:p>
          </table:table-cell>
          <table:table-cell table:formula="of:=([.A2591]-[.B2591])*([.A2591]-[.B2591])" office:value-type="float" office:value="0.000971810420167876" calcext:value-type="float">
            <text:p>0.000971810420167876</text:p>
          </table:table-cell>
          <table:table-cell table:number-columns-repeated="2"/>
        </table:table-row>
        <table:table-row table:style-name="ro1">
          <table:table-cell office:value-type="float" office:value="0.0193366" calcext:value-type="float">
            <text:p>0.0193366</text:p>
          </table:table-cell>
          <table:table-cell office:value-type="float" office:value="0.000186357" calcext:value-type="float">
            <text:p>0.000186357</text:p>
          </table:table-cell>
          <table:table-cell table:formula="of:=[.A2592]*[.A2592]" office:value-type="float" office:value="0.00037390409956" calcext:value-type="float">
            <text:p>0.00037390409956</text:p>
          </table:table-cell>
          <table:table-cell table:formula="of:=([.A2592]-[.B2592])*([.A2592]-[.B2592])" office:value-type="float" office:value="0.000366731806959049" calcext:value-type="float">
            <text:p>0.000366731806959049</text:p>
          </table:table-cell>
          <table:table-cell table:number-columns-repeated="2"/>
        </table:table-row>
        <table:table-row table:style-name="ro1">
          <table:table-cell office:value-type="float" office:value="0.028994" calcext:value-type="float">
            <text:p>0.028994</text:p>
          </table:table-cell>
          <table:table-cell office:value-type="float" office:value="0.00409632" calcext:value-type="float">
            <text:p>0.00409632</text:p>
          </table:table-cell>
          <table:table-cell table:formula="of:=[.A2593]*[.A2593]" office:value-type="float" office:value="0.000840652036" calcext:value-type="float">
            <text:p>0.000840652036</text:p>
          </table:table-cell>
          <table:table-cell table:formula="of:=([.A2593]-[.B2593])*([.A2593]-[.B2593])" office:value-type="float" office:value="0.0006198944693824" calcext:value-type="float">
            <text:p>0.0006198944693824</text:p>
          </table:table-cell>
          <table:table-cell table:number-columns-repeated="2"/>
        </table:table-row>
        <table:table-row table:style-name="ro1">
          <table:table-cell office:value-type="float" office:value="0.00258738" calcext:value-type="float">
            <text:p>0.00258738</text:p>
          </table:table-cell>
          <table:table-cell office:value-type="float" office:value="0.0340366" calcext:value-type="float">
            <text:p>0.0340366</text:p>
          </table:table-cell>
          <table:table-cell table:formula="of:=[.A2594]*[.A2594]" office:value-type="float" office:value="0.0000066945352644" calcext:value-type="float">
            <text:p>0.0000066945352644</text:p>
          </table:table-cell>
          <table:table-cell table:formula="of:=([.A2594]-[.B2594])*([.A2594]-[.B2594])" office:value-type="float" office:value="0.0009890534386084" calcext:value-type="float">
            <text:p>0.0009890534386084</text:p>
          </table:table-cell>
          <table:table-cell table:number-columns-repeated="2"/>
        </table:table-row>
        <table:table-row table:style-name="ro1">
          <table:table-cell office:value-type="float" office:value="0.0000342727" calcext:value-type="float">
            <text:p>0.0000342727</text:p>
          </table:table-cell>
          <table:table-cell office:value-type="float" office:value="0.0351688" calcext:value-type="float">
            <text:p>0.0351688</text:p>
          </table:table-cell>
          <table:table-cell table:formula="of:=[.A2595]*[.A2595]" office:value-type="float" office:value="0.00000000117461796529" calcext:value-type="float">
            <text:p>1.17461796529E-09</text:p>
          </table:table-cell>
          <table:table-cell table:formula="of:=([.A2595]-[.B2595])*([.A2595]-[.B2595])" office:value-type="float" office:value="0.00123443500859445" calcext:value-type="float">
            <text:p>0.00123443500859445</text:p>
          </table:table-cell>
          <table:table-cell table:number-columns-repeated="2"/>
        </table:table-row>
        <table:table-row table:style-name="ro1">
          <table:table-cell office:value-type="float" office:value="0.0000342727" calcext:value-type="float">
            <text:p>0.0000342727</text:p>
          </table:table-cell>
          <table:table-cell office:value-type="float" office:value="0.00854866" calcext:value-type="float">
            <text:p>0.00854866</text:p>
          </table:table-cell>
          <table:table-cell table:formula="of:=[.A2596]*[.A2596]" office:value-type="float" office:value="0.00000000117461796529" calcext:value-type="float">
            <text:p>1.17461796529E-09</text:p>
          </table:table-cell>
          <table:table-cell table:formula="of:=([.A2596]-[.B2596])*([.A2596]-[.B2596])" office:value-type="float" office:value="0.0000724947910944013" calcext:value-type="float">
            <text:p>7.24947910944013E-05</text:p>
          </table:table-cell>
          <table:table-cell table:number-columns-repeated="2"/>
        </table:table-row>
        <table:table-row table:style-name="ro1">
          <table:table-cell office:value-type="float" office:value="0.016513" calcext:value-type="float">
            <text:p>0.016513</text:p>
          </table:table-cell>
          <table:table-cell office:value-type="float" office:value="0.000410682" calcext:value-type="float">
            <text:p>0.000410682</text:p>
          </table:table-cell>
          <table:table-cell table:formula="of:=[.A2597]*[.A2597]" office:value-type="float" office:value="0.000272679169" calcext:value-type="float">
            <text:p>0.000272679169</text:p>
          </table:table-cell>
          <table:table-cell table:formula="of:=([.A2597]-[.B2597])*([.A2597]-[.B2597])" office:value-type="float" office:value="0.000259284644973124" calcext:value-type="float">
            <text:p>0.000259284644973124</text:p>
          </table:table-cell>
          <table:table-cell table:number-columns-repeated="2"/>
        </table:table-row>
        <table:table-row table:style-name="ro1">
          <table:table-cell office:value-type="float" office:value="0.0343335" calcext:value-type="float">
            <text:p>0.0343335</text:p>
          </table:table-cell>
          <table:table-cell office:value-type="float" office:value="0.0522893" calcext:value-type="float">
            <text:p>0.0522893</text:p>
          </table:table-cell>
          <table:table-cell table:formula="of:=[.A2598]*[.A2598]" office:value-type="float" office:value="0.00117878922225" calcext:value-type="float">
            <text:p>0.00117878922225</text:p>
          </table:table-cell>
          <table:table-cell table:formula="of:=([.A2598]-[.B2598])*([.A2598]-[.B2598])" office:value-type="float" office:value="0.00032241075364" calcext:value-type="float">
            <text:p>0.00032241075364</text:p>
          </table:table-cell>
          <table:table-cell table:number-columns-repeated="2"/>
        </table:table-row>
        <table:table-row table:style-name="ro1">
          <table:table-cell office:value-type="float" office:value="0.0471355" calcext:value-type="float">
            <text:p>0.0471355</text:p>
          </table:table-cell>
          <table:table-cell office:value-type="float" office:value="0.107189" calcext:value-type="float">
            <text:p>0.107189</text:p>
          </table:table-cell>
          <table:table-cell table:formula="of:=[.A2599]*[.A2599]" office:value-type="float" office:value="0.00222175536025" calcext:value-type="float">
            <text:p>0.00222175536025</text:p>
          </table:table-cell>
          <table:table-cell table:formula="of:=([.A2599]-[.B2599])*([.A2599]-[.B2599])" office:value-type="float" office:value="0.00360642286225" calcext:value-type="float">
            <text:p>0.00360642286225</text:p>
          </table:table-cell>
          <table:table-cell table:number-columns-repeated="2"/>
        </table:table-row>
        <table:table-row table:style-name="ro1">
          <table:table-cell office:value-type="float" office:value="0.0655202" calcext:value-type="float">
            <text:p>0.0655202</text:p>
          </table:table-cell>
          <table:table-cell office:value-type="float" office:value="0.0585025" calcext:value-type="float">
            <text:p>0.0585025</text:p>
          </table:table-cell>
          <table:table-cell table:formula="of:=[.A2600]*[.A2600]" office:value-type="float" office:value="0.00429289660804" calcext:value-type="float">
            <text:p>0.00429289660804</text:p>
          </table:table-cell>
          <table:table-cell table:formula="of:=([.A2600]-[.B2600])*([.A2600]-[.B2600])" office:value-type="float" office:value="0.00004924811329" calcext:value-type="float">
            <text:p>0.00004924811329</text:p>
          </table:table-cell>
          <table:table-cell table:number-columns-repeated="2"/>
        </table:table-row>
        <table:table-row table:style-name="ro1">
          <table:table-cell office:value-type="float" office:value="0.064352" calcext:value-type="float">
            <text:p>0.064352</text:p>
          </table:table-cell>
          <table:table-cell office:value-type="float" office:value="0.0943599" calcext:value-type="float">
            <text:p>0.0943599</text:p>
          </table:table-cell>
          <table:table-cell table:formula="of:=[.A2601]*[.A2601]" office:value-type="float" office:value="0.004141179904" calcext:value-type="float">
            <text:p>0.004141179904</text:p>
          </table:table-cell>
          <table:table-cell table:formula="of:=([.A2601]-[.B2601])*([.A2601]-[.B2601])" office:value-type="float" office:value="0.00090047406241" calcext:value-type="float">
            <text:p>0.00090047406241</text:p>
          </table:table-cell>
          <table:table-cell table:number-columns-repeated="2"/>
        </table:table-row>
        <table:table-row table:style-name="ro1">
          <table:table-cell office:value-type="float" office:value="0.0982162" calcext:value-type="float">
            <text:p>0.0982162</text:p>
          </table:table-cell>
          <table:table-cell office:value-type="float" office:value="0.0834669" calcext:value-type="float">
            <text:p>0.0834669</text:p>
          </table:table-cell>
          <table:table-cell table:formula="of:=[.A2602]*[.A2602]" office:value-type="float" office:value="0.00964642194244" calcext:value-type="float">
            <text:p>0.00964642194244</text:p>
          </table:table-cell>
          <table:table-cell table:formula="of:=([.A2602]-[.B2602])*([.A2602]-[.B2602])" office:value-type="float" office:value="0.00021754185049" calcext:value-type="float">
            <text:p>0.00021754185049</text:p>
          </table:table-cell>
          <table:table-cell table:number-columns-repeated="2"/>
        </table:table-row>
        <table:table-row table:style-name="ro1">
          <table:table-cell office:value-type="float" office:value="0.170015" calcext:value-type="float">
            <text:p>0.170015</text:p>
          </table:table-cell>
          <table:table-cell office:value-type="float" office:value="0.0759562" calcext:value-type="float">
            <text:p>0.0759562</text:p>
          </table:table-cell>
          <table:table-cell table:formula="of:=[.A2603]*[.A2603]" office:value-type="float" office:value="0.028905100225" calcext:value-type="float">
            <text:p>0.028905100225</text:p>
          </table:table-cell>
          <table:table-cell table:formula="of:=([.A2603]-[.B2603])*([.A2603]-[.B2603])" office:value-type="float" office:value="0.00884705785744" calcext:value-type="float">
            <text:p>0.00884705785744</text:p>
          </table:table-cell>
          <table:table-cell table:number-columns-repeated="2"/>
        </table:table-row>
        <table:table-row table:style-name="ro1">
          <table:table-cell office:value-type="float" office:value="0.170015" calcext:value-type="float">
            <text:p>0.170015</text:p>
          </table:table-cell>
          <table:table-cell office:value-type="float" office:value="0.294686" calcext:value-type="float">
            <text:p>0.294686</text:p>
          </table:table-cell>
          <table:table-cell table:formula="of:=[.A2604]*[.A2604]" office:value-type="float" office:value="0.028905100225" calcext:value-type="float">
            <text:p>0.028905100225</text:p>
          </table:table-cell>
          <table:table-cell table:formula="of:=([.A2604]-[.B2604])*([.A2604]-[.B2604])" office:value-type="float" office:value="0.015542858241" calcext:value-type="float">
            <text:p>0.015542858241</text:p>
          </table:table-cell>
          <table:table-cell table:number-columns-repeated="2"/>
        </table:table-row>
        <table:table-row table:style-name="ro1">
          <table:table-cell office:value-type="float" office:value="0.170015" calcext:value-type="float">
            <text:p>0.170015</text:p>
          </table:table-cell>
          <table:table-cell office:value-type="float" office:value="0.307138" calcext:value-type="float">
            <text:p>0.307138</text:p>
          </table:table-cell>
          <table:table-cell table:formula="of:=[.A2605]*[.A2605]" office:value-type="float" office:value="0.028905100225" calcext:value-type="float">
            <text:p>0.028905100225</text:p>
          </table:table-cell>
          <table:table-cell table:formula="of:=([.A2605]-[.B2605])*([.A2605]-[.B2605])" office:value-type="float" office:value="0.018802717129" calcext:value-type="float">
            <text:p>0.018802717129</text:p>
          </table:table-cell>
          <table:table-cell table:number-columns-repeated="2"/>
        </table:table-row>
        <table:table-row table:style-name="ro1">
          <table:table-cell office:value-type="float" office:value="0.226497" calcext:value-type="float">
            <text:p>0.226497</text:p>
          </table:table-cell>
          <table:table-cell office:value-type="float" office:value="0.414209" calcext:value-type="float">
            <text:p>0.414209</text:p>
          </table:table-cell>
          <table:table-cell table:formula="of:=[.A2606]*[.A2606]" office:value-type="float" office:value="0.051300891009" calcext:value-type="float">
            <text:p>0.051300891009</text:p>
          </table:table-cell>
          <table:table-cell table:formula="of:=([.A2606]-[.B2606])*([.A2606]-[.B2606])" office:value-type="float" office:value="0.035235794944" calcext:value-type="float">
            <text:p>0.035235794944</text:p>
          </table:table-cell>
          <table:table-cell table:number-columns-repeated="2"/>
        </table:table-row>
        <table:table-row table:style-name="ro1">
          <table:table-cell office:value-type="float" office:value="0.592678" calcext:value-type="float">
            <text:p>0.592678</text:p>
          </table:table-cell>
          <table:table-cell office:value-type="float" office:value="0.633186" calcext:value-type="float">
            <text:p>0.633186</text:p>
          </table:table-cell>
          <table:table-cell table:formula="of:=[.A2607]*[.A2607]" office:value-type="float" office:value="0.351267211684" calcext:value-type="float">
            <text:p>0.351267211684</text:p>
          </table:table-cell>
          <table:table-cell table:formula="of:=([.A2607]-[.B2607])*([.A2607]-[.B2607])" office:value-type="float" office:value="0.001640898064" calcext:value-type="float">
            <text:p>0.001640898064</text:p>
          </table:table-cell>
          <table:table-cell table:number-columns-repeated="2"/>
        </table:table-row>
        <table:table-row table:style-name="ro1">
          <table:table-cell office:value-type="float" office:value="0.59268" calcext:value-type="float">
            <text:p>0.59268</text:p>
          </table:table-cell>
          <table:table-cell office:value-type="float" office:value="0.683963" calcext:value-type="float">
            <text:p>0.683963</text:p>
          </table:table-cell>
          <table:table-cell table:formula="of:=[.A2608]*[.A2608]" office:value-type="float" office:value="0.3512695824" calcext:value-type="float">
            <text:p>0.3512695824</text:p>
          </table:table-cell>
          <table:table-cell table:formula="of:=([.A2608]-[.B2608])*([.A2608]-[.B2608])" office:value-type="float" office:value="0.008332586089" calcext:value-type="float">
            <text:p>0.008332586089</text:p>
          </table:table-cell>
          <table:table-cell table:number-columns-repeated="2"/>
        </table:table-row>
        <table:table-row table:style-name="ro1">
          <table:table-cell office:value-type="float" office:value="0.687358" calcext:value-type="float">
            <text:p>0.687358</text:p>
          </table:table-cell>
          <table:table-cell office:value-type="float" office:value="0.876816" calcext:value-type="float">
            <text:p>0.876816</text:p>
          </table:table-cell>
          <table:table-cell table:formula="of:=[.A2609]*[.A2609]" office:value-type="float" office:value="0.472461020164" calcext:value-type="float">
            <text:p>0.472461020164</text:p>
          </table:table-cell>
          <table:table-cell table:formula="of:=([.A2609]-[.B2609])*([.A2609]-[.B2609])" office:value-type="float" office:value="0.035894333764" calcext:value-type="float">
            <text:p>0.035894333764</text:p>
          </table:table-cell>
          <table:table-cell table:number-columns-repeated="2"/>
        </table:table-row>
        <table:table-row table:style-name="ro1">
          <table:table-cell office:value-type="float" office:value="0.827359" calcext:value-type="float">
            <text:p>0.827359</text:p>
          </table:table-cell>
          <table:table-cell office:value-type="float" office:value="0.905704" calcext:value-type="float">
            <text:p>0.905704</text:p>
          </table:table-cell>
          <table:table-cell table:formula="of:=[.A2610]*[.A2610]" office:value-type="float" office:value="0.684522914881" calcext:value-type="float">
            <text:p>0.684522914881</text:p>
          </table:table-cell>
          <table:table-cell table:formula="of:=([.A2610]-[.B2610])*([.A2610]-[.B2610])" office:value-type="float" office:value="0.006137939025" calcext:value-type="float">
            <text:p>0.006137939025</text:p>
          </table:table-cell>
          <table:table-cell table:number-columns-repeated="2"/>
        </table:table-row>
        <table:table-row table:style-name="ro1">
          <table:table-cell office:value-type="float" office:value="0.827358" calcext:value-type="float">
            <text:p>0.827358</text:p>
          </table:table-cell>
          <table:table-cell office:value-type="float" office:value="0.943255" calcext:value-type="float">
            <text:p>0.943255</text:p>
          </table:table-cell>
          <table:table-cell table:formula="of:=[.A2611]*[.A2611]" office:value-type="float" office:value="0.684521260164" calcext:value-type="float">
            <text:p>0.684521260164</text:p>
          </table:table-cell>
          <table:table-cell table:formula="of:=([.A2611]-[.B2611])*([.A2611]-[.B2611])" office:value-type="float" office:value="0.013432114609" calcext:value-type="float">
            <text:p>0.013432114609</text:p>
          </table:table-cell>
          <table:table-cell table:number-columns-repeated="2"/>
        </table:table-row>
        <table:table-row table:style-name="ro1">
          <table:table-cell office:value-type="float" office:value="0.991051" calcext:value-type="float">
            <text:p>0.991051</text:p>
          </table:table-cell>
          <table:table-cell office:value-type="float" office:value="0.877541" calcext:value-type="float">
            <text:p>0.877541</text:p>
          </table:table-cell>
          <table:table-cell table:formula="of:=[.A2612]*[.A2612]" office:value-type="float" office:value="0.982182084601" calcext:value-type="float">
            <text:p>0.982182084601</text:p>
          </table:table-cell>
          <table:table-cell table:formula="of:=([.A2612]-[.B2612])*([.A2612]-[.B2612])" office:value-type="float" office:value="0.0128845201" calcext:value-type="float">
            <text:p>0.0128845201</text:p>
          </table:table-cell>
          <table:table-cell table:number-columns-repeated="2"/>
        </table:table-row>
        <table:table-row table:style-name="ro1">
          <table:table-cell office:value-type="float" office:value="0.991049" calcext:value-type="float">
            <text:p>0.991049</text:p>
          </table:table-cell>
          <table:table-cell office:value-type="float" office:value="0.998192" calcext:value-type="float">
            <text:p>0.998192</text:p>
          </table:table-cell>
          <table:table-cell table:formula="of:=[.A2613]*[.A2613]" office:value-type="float" office:value="0.982178120401" calcext:value-type="float">
            <text:p>0.982178120401</text:p>
          </table:table-cell>
          <table:table-cell table:formula="of:=([.A2613]-[.B2613])*([.A2613]-[.B2613])" office:value-type="float" office:value="0.0000510224490000002" calcext:value-type="float">
            <text:p>0.0000510224490000002</text:p>
          </table:table-cell>
          <table:table-cell table:number-columns-repeated="2"/>
        </table:table-row>
        <table:table-row table:style-name="ro1">
          <table:table-cell office:value-type="float" office:value="0.99105" calcext:value-type="float">
            <text:p>0.99105</text:p>
          </table:table-cell>
          <table:table-cell office:value-type="float" office:value="0.999997" calcext:value-type="float">
            <text:p>0.999997</text:p>
          </table:table-cell>
          <table:table-cell table:formula="of:=[.A2614]*[.A2614]" office:value-type="float" office:value="0.9821801025" calcext:value-type="float">
            <text:p>0.9821801025</text:p>
          </table:table-cell>
          <table:table-cell table:formula="of:=([.A2614]-[.B2614])*([.A2614]-[.B2614])" office:value-type="float" office:value="0.0000800488090000007" calcext:value-type="float">
            <text:p>8.00488090000007E-05</text:p>
          </table:table-cell>
          <table:table-cell table:number-columns-repeated="2"/>
        </table:table-row>
        <table:table-row table:style-name="ro1">
          <table:table-cell office:value-type="float" office:value="0.0000508428" calcext:value-type="float">
            <text:p>0.0000508428</text:p>
          </table:table-cell>
          <table:table-cell office:value-type="float" office:value="0.00000303222" calcext:value-type="float">
            <text:p>0.00000303222</text:p>
          </table:table-cell>
          <table:table-cell table:formula="of:=[.A2615]*[.A2615]" office:value-type="float" office:value="0.00000000258499031184" calcext:value-type="float">
            <text:p>2.58499031184E-09</text:p>
          </table:table-cell>
          <table:table-cell table:formula="of:=([.A2615]-[.B2615])*([.A2615]-[.B2615])" office:value-type="float" office:value="0.00000000228585155994" calcext:value-type="float">
            <text:p>2.2858515599364E-09</text:p>
          </table:table-cell>
          <table:table-cell table:number-columns-repeated="2"/>
        </table:table-row>
        <table:table-row table:style-name="ro1">
          <table:table-cell office:value-type="float" office:value="0.0000508428" calcext:value-type="float">
            <text:p>0.0000508428</text:p>
          </table:table-cell>
          <table:table-cell office:value-type="float" office:value="0.00180795" calcext:value-type="float">
            <text:p>0.00180795</text:p>
          </table:table-cell>
          <table:table-cell table:formula="of:=[.A2616]*[.A2616]" office:value-type="float" office:value="0.00000000258499031184" calcext:value-type="float">
            <text:p>2.58499031184E-09</text:p>
          </table:table-cell>
          <table:table-cell table:formula="of:=([.A2616]-[.B2616])*([.A2616]-[.B2616])" office:value-type="float" office:value="0.00000308742571229184" calcext:value-type="float">
            <text:p>3.08742571229184E-06</text:p>
          </table:table-cell>
          <table:table-cell table:number-columns-repeated="2"/>
        </table:table-row>
        <table:table-row table:style-name="ro1">
          <table:table-cell office:value-type="float" office:value="0.000150681" calcext:value-type="float">
            <text:p>0.000150681</text:p>
          </table:table-cell>
          <table:table-cell office:value-type="float" office:value="0.0100699" calcext:value-type="float">
            <text:p>0.0100699</text:p>
          </table:table-cell>
          <table:table-cell table:formula="of:=[.A2617]*[.A2617]" office:value-type="float" office:value="0.000000022704763761" calcext:value-type="float">
            <text:p>2.2704763761E-08</text:p>
          </table:table-cell>
          <table:table-cell table:formula="of:=([.A2617]-[.B2617])*([.A2617]-[.B2617])" office:value-type="float" office:value="0.000098390905569961" calcext:value-type="float">
            <text:p>9.8390905569961E-05</text:p>
          </table:table-cell>
          <table:table-cell table:number-columns-repeated="2"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000201101" calcext:value-type="float">
            <text:p>0.00000201101</text:p>
          </table:table-cell>
          <table:table-cell table:formula="of:=[.A2618]*[.A2618]" office:value-type="float" office:value="0.00000000014210785681" calcext:value-type="float">
            <text:p>1.4210785681E-10</text:p>
          </table:table-cell>
          <table:table-cell table:formula="of:=([.A2618]-[.B2618])*([.A2618]-[.B2618])" office:value-type="float" office:value="0.00000000009820591981" calcext:value-type="float">
            <text:p>9.82059198121E-11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034898" calcext:value-type="float">
            <text:p>0.0000034898</text:p>
          </table:table-cell>
          <table:table-cell table:formula="of:=[.A2619]*[.A2619]" office:value-type="float" office:value="0.00000000000258994305" calcext:value-type="float">
            <text:p>2.5899430489E-12</text:p>
          </table:table-cell>
          <table:table-cell table:formula="of:=([.A2619]-[.B2619])*([.A2619]-[.B2619])" office:value-type="float" office:value="0.00000000000353616742" calcext:value-type="float">
            <text:p>3.5361674209E-12</text:p>
          </table:table-cell>
          <table:table-cell table:number-columns-repeated="2"/>
        </table:table-row>
        <table:table-row table:style-name="ro1">
          <table:table-cell office:value-type="float" office:value="0.0000762343" calcext:value-type="float">
            <text:p>0.0000762343</text:p>
          </table:table-cell>
          <table:table-cell office:value-type="float" office:value="0.00024157" calcext:value-type="float">
            <text:p>0.00024157</text:p>
          </table:table-cell>
          <table:table-cell table:formula="of:=[.A2620]*[.A2620]" office:value-type="float" office:value="0.00000000581166849649" calcext:value-type="float">
            <text:p>5.81166849649E-09</text:p>
          </table:table-cell>
          <table:table-cell table:formula="of:=([.A2620]-[.B2620])*([.A2620]-[.B2620])" office:value-type="float" office:value="0.00000002733589369449" calcext:value-type="float">
            <text:p>2.733589369449E-08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0984841" calcext:value-type="float">
            <text:p>0.00000984841</text:p>
          </table:table-cell>
          <table:table-cell table:formula="of:=[.A2621]*[.A2621]" office:value-type="float" office:value="0.00000000001547564789" calcext:value-type="float">
            <text:p>1.54756478881E-11</text:p>
          </table:table-cell>
          <table:table-cell table:formula="of:=([.A2621]-[.B2621])*([.A2621]-[.B2621])" office:value-type="float" office:value="0.00000000003498131025" calcext:value-type="float">
            <text:p>3.498131025E-11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00400992" calcext:value-type="float">
            <text:p>0.0000400992</text:p>
          </table:table-cell>
          <table:table-cell table:formula="of:=[.A2622]*[.A2622]" office:value-type="float" office:value="0.00000000000187939423" calcext:value-type="float">
            <text:p>1.8793942281E-12</text:p>
          </table:table-cell>
          <table:table-cell table:formula="of:=([.A2622]-[.B2622])*([.A2622]-[.B2622])" office:value-type="float" office:value="0.00000000149988044632" calcext:value-type="float">
            <text:p>1.4998804463241E-09</text:p>
          </table:table-cell>
          <table:table-cell table:number-columns-repeated="2"/>
        </table:table-row>
        <table:table-row table:style-name="ro1">
          <table:table-cell office:value-type="float" office:value="0.0000620484" calcext:value-type="float">
            <text:p>0.0000620484</text:p>
          </table:table-cell>
          <table:table-cell office:value-type="float" office:value="0.00779914" calcext:value-type="float">
            <text:p>0.00779914</text:p>
          </table:table-cell>
          <table:table-cell table:formula="of:=[.A2623]*[.A2623]" office:value-type="float" office:value="0.00000000385000394256" calcext:value-type="float">
            <text:p>3.85000394256E-09</text:p>
          </table:table-cell>
          <table:table-cell table:formula="of:=([.A2623]-[.B2623])*([.A2623]-[.B2623])" office:value-type="float" office:value="0.0000598625864267906" calcext:value-type="float">
            <text:p>5.98625864267906E-05</text:p>
          </table:table-cell>
          <table:table-cell table:number-columns-repeated="2"/>
        </table:table-row>
        <table:table-row table:style-name="ro1">
          <table:table-cell office:value-type="float" office:value="0.0000993609" calcext:value-type="float">
            <text:p>0.0000993609</text:p>
          </table:table-cell>
          <table:table-cell office:value-type="float" office:value="0.000652623" calcext:value-type="float">
            <text:p>0.000652623</text:p>
          </table:table-cell>
          <table:table-cell table:formula="of:=[.A2624]*[.A2624]" office:value-type="float" office:value="0.00000000987258844881" calcext:value-type="float">
            <text:p>9.87258844881E-09</text:p>
          </table:table-cell>
          <table:table-cell table:formula="of:=([.A2624]-[.B2624])*([.A2624]-[.B2624])" office:value-type="float" office:value="0.00000030609895129641" calcext:value-type="float">
            <text:p>3.0609895129641E-07</text:p>
          </table:table-cell>
          <table:table-cell table:number-columns-repeated="2"/>
        </table:table-row>
        <table:table-row table:style-name="ro1">
          <table:table-cell office:value-type="float" office:value="0.0000192523" calcext:value-type="float">
            <text:p>0.0000192523</text:p>
          </table:table-cell>
          <table:table-cell office:value-type="float" office:value="0.00156439" calcext:value-type="float">
            <text:p>0.00156439</text:p>
          </table:table-cell>
          <table:table-cell table:formula="of:=[.A2625]*[.A2625]" office:value-type="float" office:value="0.00000000037065105529" calcext:value-type="float">
            <text:p>3.7065105529E-10</text:p>
          </table:table-cell>
          <table:table-cell table:formula="of:=([.A2625]-[.B2625])*([.A2625]-[.B2625])" office:value-type="float" office:value="0.00000238745051196129" calcext:value-type="float">
            <text:p>2.38745051196129E-06</text:p>
          </table:table-cell>
          <table:table-cell table:number-columns-repeated="2"/>
        </table:table-row>
        <table:table-row table:style-name="ro1">
          <table:table-cell office:value-type="float" office:value="0.0000457168" calcext:value-type="float">
            <text:p>0.0000457168</text:p>
          </table:table-cell>
          <table:table-cell office:value-type="float" office:value="0.000172255" calcext:value-type="float">
            <text:p>0.000172255</text:p>
          </table:table-cell>
          <table:table-cell table:formula="of:=[.A2626]*[.A2626]" office:value-type="float" office:value="0.00000000209002580224" calcext:value-type="float">
            <text:p>2.09002580224E-09</text:p>
          </table:table-cell>
          <table:table-cell table:formula="of:=([.A2626]-[.B2626])*([.A2626]-[.B2626])" office:value-type="float" office:value="0.00000001601191605924" calcext:value-type="float">
            <text:p>1.601191605924E-08</text:p>
          </table:table-cell>
          <table:table-cell table:number-columns-repeated="2"/>
        </table:table-row>
        <table:table-row table:style-name="ro1">
          <table:table-cell office:value-type="float" office:value="0.000109196" calcext:value-type="float">
            <text:p>0.000109196</text:p>
          </table:table-cell>
          <table:table-cell office:value-type="float" office:value="0.0000406305" calcext:value-type="float">
            <text:p>0.0000406305</text:p>
          </table:table-cell>
          <table:table-cell table:formula="of:=[.A2627]*[.A2627]" office:value-type="float" office:value="0.000000011923766416" calcext:value-type="float">
            <text:p>1.1923766416E-08</text:p>
          </table:table-cell>
          <table:table-cell table:formula="of:=([.A2627]-[.B2627])*([.A2627]-[.B2627])" office:value-type="float" office:value="0.00000000470122779025" calcext:value-type="float">
            <text:p>4.70122779025E-09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121463" calcext:value-type="float">
            <text:p>0.0121463</text:p>
          </table:table-cell>
          <table:table-cell table:formula="of:=[.A2628]*[.A2628]" office:value-type="float" office:value="0.00000000089529616225" calcext:value-type="float">
            <text:p>8.9529616225E-10</text:p>
          </table:table-cell>
          <table:table-cell table:formula="of:=([.A2628]-[.B2628])*([.A2628]-[.B2628])" office:value-type="float" office:value="0.000146806627955262" calcext:value-type="float">
            <text:p>0.000146806627955262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128776" calcext:value-type="float">
            <text:p>0.0128776</text:p>
          </table:table-cell>
          <table:table-cell table:formula="of:=[.A2629]*[.A2629]" office:value-type="float" office:value="0.00000000089529616225" calcext:value-type="float">
            <text:p>8.9529616225E-10</text:p>
          </table:table-cell>
          <table:table-cell table:formula="of:=([.A2629]-[.B2629])*([.A2629]-[.B2629])" office:value-type="float" office:value="0.000165062842839362" calcext:value-type="float">
            <text:p>0.000165062842839362</text:p>
          </table:table-cell>
          <table:table-cell table:number-columns-repeated="2"/>
        </table:table-row>
        <table:table-row table:style-name="ro1">
          <table:table-cell office:value-type="float" office:value="0.000085175" calcext:value-type="float">
            <text:p>0.000085175</text:p>
          </table:table-cell>
          <table:table-cell office:value-type="float" office:value="0.0021787" calcext:value-type="float">
            <text:p>0.0021787</text:p>
          </table:table-cell>
          <table:table-cell table:formula="of:=[.A2630]*[.A2630]" office:value-type="float" office:value="0.000000007254780625" calcext:value-type="float">
            <text:p>7.254780625E-09</text:p>
          </table:table-cell>
          <table:table-cell table:formula="of:=([.A2630]-[.B2630])*([.A2630]-[.B2630])" office:value-type="float" office:value="0.000004382846925625" calcext:value-type="float">
            <text:p>4.382846925625E-06</text:p>
          </table:table-cell>
          <table:table-cell table:number-columns-repeated="2"/>
        </table:table-row>
        <table:table-row table:style-name="ro1">
          <table:table-cell office:value-type="float" office:value="0.000918984" calcext:value-type="float">
            <text:p>0.000918984</text:p>
          </table:table-cell>
          <table:table-cell office:value-type="float" office:value="0.000782268" calcext:value-type="float">
            <text:p>0.000782268</text:p>
          </table:table-cell>
          <table:table-cell table:formula="of:=[.A2631]*[.A2631]" office:value-type="float" office:value="0.000000844531592256" calcext:value-type="float">
            <text:p>8.44531592256E-07</text:p>
          </table:table-cell>
          <table:table-cell table:formula="of:=([.A2631]-[.B2631])*([.A2631]-[.B2631])" office:value-type="float" office:value="0.000000018691264656" calcext:value-type="float">
            <text:p>1.8691264656E-08</text:p>
          </table:table-cell>
          <table:table-cell table:number-columns-repeated="2"/>
        </table:table-row>
        <table:table-row table:style-name="ro1">
          <table:table-cell office:value-type="float" office:value="0.000918984" calcext:value-type="float">
            <text:p>0.000918984</text:p>
          </table:table-cell>
          <table:table-cell office:value-type="float" office:value="0.0218238" calcext:value-type="float">
            <text:p>0.0218238</text:p>
          </table:table-cell>
          <table:table-cell table:formula="of:=[.A2632]*[.A2632]" office:value-type="float" office:value="0.000000844531592256" calcext:value-type="float">
            <text:p>8.44531592256E-07</text:p>
          </table:table-cell>
          <table:table-cell table:formula="of:=([.A2632]-[.B2632])*([.A2632]-[.B2632])" office:value-type="float" office:value="0.000437011331993856" calcext:value-type="float">
            <text:p>0.000437011331993856</text:p>
          </table:table-cell>
          <table:table-cell table:number-columns-repeated="2"/>
        </table:table-row>
        <table:table-row table:style-name="ro1">
          <table:table-cell office:value-type="float" office:value="0.00488991" calcext:value-type="float">
            <text:p>0.00488991</text:p>
          </table:table-cell>
          <table:table-cell office:value-type="float" office:value="0.0126636" calcext:value-type="float">
            <text:p>0.0126636</text:p>
          </table:table-cell>
          <table:table-cell table:formula="of:=[.A2633]*[.A2633]" office:value-type="float" office:value="0.0000239112198081" calcext:value-type="float">
            <text:p>0.0000239112198081</text:p>
          </table:table-cell>
          <table:table-cell table:formula="of:=([.A2633]-[.B2633])*([.A2633]-[.B2633])" office:value-type="float" office:value="0.0000604302562161" calcext:value-type="float">
            <text:p>0.0000604302562161</text:p>
          </table:table-cell>
          <table:table-cell table:number-columns-repeated="2"/>
        </table:table-row>
        <table:table-row table:style-name="ro1">
          <table:table-cell office:value-type="float" office:value="0.00549179" calcext:value-type="float">
            <text:p>0.00549179</text:p>
          </table:table-cell>
          <table:table-cell office:value-type="float" office:value="0.011616" calcext:value-type="float">
            <text:p>0.011616</text:p>
          </table:table-cell>
          <table:table-cell table:formula="of:=[.A2634]*[.A2634]" office:value-type="float" office:value="0.0000301597574041" calcext:value-type="float">
            <text:p>0.0000301597574041</text:p>
          </table:table-cell>
          <table:table-cell table:formula="of:=([.A2634]-[.B2634])*([.A2634]-[.B2634])" office:value-type="float" office:value="0.0000375059481241" calcext:value-type="float">
            <text:p>0.0000375059481241</text:p>
          </table:table-cell>
          <table:table-cell table:number-columns-repeated="2"/>
        </table:table-row>
        <table:table-row table:style-name="ro1">
          <table:table-cell office:value-type="float" office:value="0.0292126" calcext:value-type="float">
            <text:p>0.0292126</text:p>
          </table:table-cell>
          <table:table-cell office:value-type="float" office:value="0.0856224" calcext:value-type="float">
            <text:p>0.0856224</text:p>
          </table:table-cell>
          <table:table-cell table:formula="of:=[.A2635]*[.A2635]" office:value-type="float" office:value="0.00085337599876" calcext:value-type="float">
            <text:p>0.00085337599876</text:p>
          </table:table-cell>
          <table:table-cell table:formula="of:=([.A2635]-[.B2635])*([.A2635]-[.B2635])" office:value-type="float" office:value="0.00318206553604" calcext:value-type="float">
            <text:p>0.00318206553604</text:p>
          </table:table-cell>
          <table:table-cell table:number-columns-repeated="2"/>
        </table:table-row>
        <table:table-row table:style-name="ro1">
          <table:table-cell office:value-type="float" office:value="0.067137" calcext:value-type="float">
            <text:p>0.067137</text:p>
          </table:table-cell>
          <table:table-cell office:value-type="float" office:value="0.0871698" calcext:value-type="float">
            <text:p>0.0871698</text:p>
          </table:table-cell>
          <table:table-cell table:formula="of:=[.A2636]*[.A2636]" office:value-type="float" office:value="0.004507376769" calcext:value-type="float">
            <text:p>0.004507376769</text:p>
          </table:table-cell>
          <table:table-cell table:formula="of:=([.A2636]-[.B2636])*([.A2636]-[.B2636])" office:value-type="float" office:value="0.00040131307584" calcext:value-type="float">
            <text:p>0.00040131307584</text:p>
          </table:table-cell>
          <table:table-cell table:number-columns-repeated="2"/>
        </table:table-row>
        <table:table-row table:style-name="ro1">
          <table:table-cell office:value-type="float" office:value="0.0646127" calcext:value-type="float">
            <text:p>0.0646127</text:p>
          </table:table-cell>
          <table:table-cell office:value-type="float" office:value="0.0927591" calcext:value-type="float">
            <text:p>0.0927591</text:p>
          </table:table-cell>
          <table:table-cell table:formula="of:=[.A2637]*[.A2637]" office:value-type="float" office:value="0.00417480100129" calcext:value-type="float">
            <text:p>0.00417480100129</text:p>
          </table:table-cell>
          <table:table-cell table:formula="of:=([.A2637]-[.B2637])*([.A2637]-[.B2637])" office:value-type="float" office:value="0.00079221983296" calcext:value-type="float">
            <text:p>0.00079221983296</text:p>
          </table:table-cell>
          <table:table-cell table:number-columns-repeated="2"/>
        </table:table-row>
        <table:table-row table:style-name="ro1">
          <table:table-cell office:value-type="float" office:value="0.0646127" calcext:value-type="float">
            <text:p>0.0646127</text:p>
          </table:table-cell>
          <table:table-cell office:value-type="float" office:value="0.0498546" calcext:value-type="float">
            <text:p>0.0498546</text:p>
          </table:table-cell>
          <table:table-cell table:formula="of:=[.A2638]*[.A2638]" office:value-type="float" office:value="0.00417480100129" calcext:value-type="float">
            <text:p>0.00417480100129</text:p>
          </table:table-cell>
          <table:table-cell table:formula="of:=([.A2638]-[.B2638])*([.A2638]-[.B2638])" office:value-type="float" office:value="0.00021780151561" calcext:value-type="float">
            <text:p>0.00021780151561</text:p>
          </table:table-cell>
          <table:table-cell table:number-columns-repeated="2"/>
        </table:table-row>
        <table:table-row table:style-name="ro1">
          <table:table-cell office:value-type="float" office:value="0.0616477" calcext:value-type="float">
            <text:p>0.0616477</text:p>
          </table:table-cell>
          <table:table-cell office:value-type="float" office:value="0.113236" calcext:value-type="float">
            <text:p>0.113236</text:p>
          </table:table-cell>
          <table:table-cell table:formula="of:=[.A2639]*[.A2639]" office:value-type="float" office:value="0.00380043891529" calcext:value-type="float">
            <text:p>0.00380043891529</text:p>
          </table:table-cell>
          <table:table-cell table:formula="of:=([.A2639]-[.B2639])*([.A2639]-[.B2639])" office:value-type="float" office:value="0.00266135269689" calcext:value-type="float">
            <text:p>0.00266135269689</text:p>
          </table:table-cell>
          <table:table-cell table:number-columns-repeated="2"/>
        </table:table-row>
        <table:table-row table:style-name="ro1">
          <table:table-cell office:value-type="float" office:value="0.116543" calcext:value-type="float">
            <text:p>0.116543</text:p>
          </table:table-cell>
          <table:table-cell office:value-type="float" office:value="0.0867796" calcext:value-type="float">
            <text:p>0.0867796</text:p>
          </table:table-cell>
          <table:table-cell table:formula="of:=[.A2640]*[.A2640]" office:value-type="float" office:value="0.013582270849" calcext:value-type="float">
            <text:p>0.013582270849</text:p>
          </table:table-cell>
          <table:table-cell table:formula="of:=([.A2640]-[.B2640])*([.A2640]-[.B2640])" office:value-type="float" office:value="0.00088585997956" calcext:value-type="float">
            <text:p>0.00088585997956</text:p>
          </table:table-cell>
          <table:table-cell table:number-columns-repeated="2"/>
        </table:table-row>
        <table:table-row table:style-name="ro1">
          <table:table-cell office:value-type="float" office:value="0.257062" calcext:value-type="float">
            <text:p>0.257062</text:p>
          </table:table-cell>
          <table:table-cell office:value-type="float" office:value="0.0986744" calcext:value-type="float">
            <text:p>0.0986744</text:p>
          </table:table-cell>
          <table:table-cell table:formula="of:=[.A2641]*[.A2641]" office:value-type="float" office:value="0.066080871844" calcext:value-type="float">
            <text:p>0.066080871844</text:p>
          </table:table-cell>
          <table:table-cell table:formula="of:=([.A2641]-[.B2641])*([.A2641]-[.B2641])" office:value-type="float" office:value="0.02508663183376" calcext:value-type="float">
            <text:p>0.02508663183376</text:p>
          </table:table-cell>
          <table:table-cell table:number-columns-repeated="2"/>
        </table:table-row>
        <table:table-row table:style-name="ro1">
          <table:table-cell office:value-type="float" office:value="0.257062" calcext:value-type="float">
            <text:p>0.257062</text:p>
          </table:table-cell>
          <table:table-cell office:value-type="float" office:value="0.141654" calcext:value-type="float">
            <text:p>0.141654</text:p>
          </table:table-cell>
          <table:table-cell table:formula="of:=[.A2642]*[.A2642]" office:value-type="float" office:value="0.066080871844" calcext:value-type="float">
            <text:p>0.066080871844</text:p>
          </table:table-cell>
          <table:table-cell table:formula="of:=([.A2642]-[.B2642])*([.A2642]-[.B2642])" office:value-type="float" office:value="0.013319006464" calcext:value-type="float">
            <text:p>0.013319006464</text:p>
          </table:table-cell>
          <table:table-cell table:number-columns-repeated="2"/>
        </table:table-row>
        <table:table-row table:style-name="ro1">
          <table:table-cell office:value-type="float" office:value="0.409753" calcext:value-type="float">
            <text:p>0.409753</text:p>
          </table:table-cell>
          <table:table-cell office:value-type="float" office:value="0.0614924" calcext:value-type="float">
            <text:p>0.0614924</text:p>
          </table:table-cell>
          <table:table-cell table:formula="of:=[.A2643]*[.A2643]" office:value-type="float" office:value="0.167897521009" calcext:value-type="float">
            <text:p>0.167897521009</text:p>
          </table:table-cell>
          <table:table-cell table:formula="of:=([.A2643]-[.B2643])*([.A2643]-[.B2643])" office:value-type="float" office:value="0.12128544551236" calcext:value-type="float">
            <text:p>0.12128544551236</text:p>
          </table:table-cell>
          <table:table-cell table:number-columns-repeated="2"/>
        </table:table-row>
        <table:table-row table:style-name="ro1">
          <table:table-cell office:value-type="float" office:value="0.590662" calcext:value-type="float">
            <text:p>0.590662</text:p>
          </table:table-cell>
          <table:table-cell office:value-type="float" office:value="0.317034" calcext:value-type="float">
            <text:p>0.317034</text:p>
          </table:table-cell>
          <table:table-cell table:formula="of:=[.A2644]*[.A2644]" office:value-type="float" office:value="0.348881598244" calcext:value-type="float">
            <text:p>0.348881598244</text:p>
          </table:table-cell>
          <table:table-cell table:formula="of:=([.A2644]-[.B2644])*([.A2644]-[.B2644])" office:value-type="float" office:value="0.074872282384" calcext:value-type="float">
            <text:p>0.074872282384</text:p>
          </table:table-cell>
          <table:table-cell table:number-columns-repeated="2"/>
        </table:table-row>
        <table:table-row table:style-name="ro1">
          <table:table-cell office:value-type="float" office:value="0.590662" calcext:value-type="float">
            <text:p>0.590662</text:p>
          </table:table-cell>
          <table:table-cell office:value-type="float" office:value="0.601741" calcext:value-type="float">
            <text:p>0.601741</text:p>
          </table:table-cell>
          <table:table-cell table:formula="of:=[.A2645]*[.A2645]" office:value-type="float" office:value="0.348881598244" calcext:value-type="float">
            <text:p>0.348881598244</text:p>
          </table:table-cell>
          <table:table-cell table:formula="of:=([.A2645]-[.B2645])*([.A2645]-[.B2645])" office:value-type="float" office:value="0.000122744240999999" calcext:value-type="float">
            <text:p>0.000122744240999999</text:p>
          </table:table-cell>
          <table:table-cell table:number-columns-repeated="2"/>
        </table:table-row>
        <table:table-row table:style-name="ro1">
          <table:table-cell office:value-type="float" office:value="0.590661" calcext:value-type="float">
            <text:p>0.590661</text:p>
          </table:table-cell>
          <table:table-cell office:value-type="float" office:value="0.689847" calcext:value-type="float">
            <text:p>0.689847</text:p>
          </table:table-cell>
          <table:table-cell table:formula="of:=[.A2646]*[.A2646]" office:value-type="float" office:value="0.348880416921" calcext:value-type="float">
            <text:p>0.348880416921</text:p>
          </table:table-cell>
          <table:table-cell table:formula="of:=([.A2646]-[.B2646])*([.A2646]-[.B2646])" office:value-type="float" office:value="0.009837862596" calcext:value-type="float">
            <text:p>0.009837862596</text:p>
          </table:table-cell>
          <table:table-cell table:number-columns-repeated="2"/>
        </table:table-row>
        <table:table-row table:style-name="ro1">
          <table:table-cell office:value-type="float" office:value="0.590662" calcext:value-type="float">
            <text:p>0.590662</text:p>
          </table:table-cell>
          <table:table-cell office:value-type="float" office:value="0.722692" calcext:value-type="float">
            <text:p>0.722692</text:p>
          </table:table-cell>
          <table:table-cell table:formula="of:=[.A2647]*[.A2647]" office:value-type="float" office:value="0.348881598244" calcext:value-type="float">
            <text:p>0.348881598244</text:p>
          </table:table-cell>
          <table:table-cell table:formula="of:=([.A2647]-[.B2647])*([.A2647]-[.B2647])" office:value-type="float" office:value="0.0174319209" calcext:value-type="float">
            <text:p>0.0174319209</text:p>
          </table:table-cell>
          <table:table-cell table:number-columns-repeated="2"/>
        </table:table-row>
        <table:table-row table:style-name="ro1">
          <table:table-cell office:value-type="float" office:value="0.872789" calcext:value-type="float">
            <text:p>0.872789</text:p>
          </table:table-cell>
          <table:table-cell office:value-type="float" office:value="0.825974" calcext:value-type="float">
            <text:p>0.825974</text:p>
          </table:table-cell>
          <table:table-cell table:formula="of:=[.A2648]*[.A2648]" office:value-type="float" office:value="0.761760638521" calcext:value-type="float">
            <text:p>0.761760638521</text:p>
          </table:table-cell>
          <table:table-cell table:formula="of:=([.A2648]-[.B2648])*([.A2648]-[.B2648])" office:value-type="float" office:value="0.002191644225" calcext:value-type="float">
            <text:p>0.002191644225</text:p>
          </table:table-cell>
          <table:table-cell table:number-columns-repeated="2"/>
        </table:table-row>
        <table:table-row table:style-name="ro1">
          <table:table-cell office:value-type="float" office:value="0.904155" calcext:value-type="float">
            <text:p>0.904155</text:p>
          </table:table-cell>
          <table:table-cell office:value-type="float" office:value="0.858516" calcext:value-type="float">
            <text:p>0.858516</text:p>
          </table:table-cell>
          <table:table-cell table:formula="of:=[.A2649]*[.A2649]" office:value-type="float" office:value="0.817496264025" calcext:value-type="float">
            <text:p>0.817496264025</text:p>
          </table:table-cell>
          <table:table-cell table:formula="of:=([.A2649]-[.B2649])*([.A2649]-[.B2649])" office:value-type="float" office:value="0.00208291832100001" calcext:value-type="float">
            <text:p>0.00208291832100001</text:p>
          </table:table-cell>
          <table:table-cell table:number-columns-repeated="2"/>
        </table:table-row>
        <table:table-row table:style-name="ro1">
          <table:table-cell office:value-type="float" office:value="0.904155" calcext:value-type="float">
            <text:p>0.904155</text:p>
          </table:table-cell>
          <table:table-cell office:value-type="float" office:value="0.894111" calcext:value-type="float">
            <text:p>0.894111</text:p>
          </table:table-cell>
          <table:table-cell table:formula="of:=[.A2650]*[.A2650]" office:value-type="float" office:value="0.817496264025" calcext:value-type="float">
            <text:p>0.817496264025</text:p>
          </table:table-cell>
          <table:table-cell table:formula="of:=([.A2650]-[.B2650])*([.A2650]-[.B2650])" office:value-type="float" office:value="0.000100881936000001" calcext:value-type="float">
            <text:p>0.000100881936000001</text:p>
          </table:table-cell>
          <table:table-cell table:number-columns-repeated="2"/>
        </table:table-row>
        <table:table-row table:style-name="ro1">
          <table:table-cell office:value-type="float" office:value="0.904155" calcext:value-type="float">
            <text:p>0.904155</text:p>
          </table:table-cell>
          <table:table-cell office:value-type="float" office:value="0.961739" calcext:value-type="float">
            <text:p>0.961739</text:p>
          </table:table-cell>
          <table:table-cell table:formula="of:=[.A2651]*[.A2651]" office:value-type="float" office:value="0.817496264025" calcext:value-type="float">
            <text:p>0.817496264025</text:p>
          </table:table-cell>
          <table:table-cell table:formula="of:=([.A2651]-[.B2651])*([.A2651]-[.B2651])" office:value-type="float" office:value="0.003315917056" calcext:value-type="float">
            <text:p>0.003315917056</text:p>
          </table:table-cell>
          <table:table-cell table:number-columns-repeated="2"/>
        </table:table-row>
        <table:table-row table:style-name="ro1">
          <table:table-cell office:value-type="float" office:value="0.948377" calcext:value-type="float">
            <text:p>0.948377</text:p>
          </table:table-cell>
          <table:table-cell office:value-type="float" office:value="0.965427" calcext:value-type="float">
            <text:p>0.965427</text:p>
          </table:table-cell>
          <table:table-cell table:formula="of:=[.A2652]*[.A2652]" office:value-type="float" office:value="0.899418934129" calcext:value-type="float">
            <text:p>0.899418934129</text:p>
          </table:table-cell>
          <table:table-cell table:formula="of:=([.A2652]-[.B2652])*([.A2652]-[.B2652])" office:value-type="float" office:value="0.0002907025" calcext:value-type="float">
            <text:p>0.0002907025</text:p>
          </table:table-cell>
          <table:table-cell table:number-columns-repeated="2"/>
        </table:table-row>
        <table:table-row table:style-name="ro1">
          <table:table-cell office:value-type="float" office:value="0.948377" calcext:value-type="float">
            <text:p>0.948377</text:p>
          </table:table-cell>
          <table:table-cell office:value-type="float" office:value="0.998724" calcext:value-type="float">
            <text:p>0.998724</text:p>
          </table:table-cell>
          <table:table-cell table:formula="of:=[.A2653]*[.A2653]" office:value-type="float" office:value="0.899418934129" calcext:value-type="float">
            <text:p>0.899418934129</text:p>
          </table:table-cell>
          <table:table-cell table:formula="of:=([.A2653]-[.B2653])*([.A2653]-[.B2653])" office:value-type="float" office:value="0.00253482040899999" calcext:value-type="float">
            <text:p>0.00253482040899999</text:p>
          </table:table-cell>
          <table:table-cell table:number-columns-repeated="2"/>
        </table:table-row>
        <table:table-row table:style-name="ro1">
          <table:table-cell office:value-type="float" office:value="0.0000702143" calcext:value-type="float">
            <text:p>0.0000702143</text:p>
          </table:table-cell>
          <table:table-cell office:value-type="float" office:value="0.0000000000534451" calcext:value-type="float">
            <text:p>5.34451E-11</text:p>
          </table:table-cell>
          <table:table-cell table:formula="of:=[.A2654]*[.A2654]" office:value-type="float" office:value="0.00000000493004792449" calcext:value-type="float">
            <text:p>4.93004792449E-09</text:p>
          </table:table-cell>
          <table:table-cell table:formula="of:=([.A2654]-[.B2654])*([.A2654]-[.B2654])" office:value-type="float" office:value="0.00000000493004041927" calcext:value-type="float">
            <text:p>4.93004041927229E-09</text:p>
          </table:table-cell>
          <table:table-cell table:number-columns-repeated="2"/>
        </table:table-row>
        <table:table-row table:style-name="ro1">
          <table:table-cell office:value-type="float" office:value="0.0000164509" calcext:value-type="float">
            <text:p>0.0000164509</text:p>
          </table:table-cell>
          <table:table-cell office:value-type="float" office:value="0.0000151117" calcext:value-type="float">
            <text:p>0.0000151117</text:p>
          </table:table-cell>
          <table:table-cell table:formula="of:=[.A2655]*[.A2655]" office:value-type="float" office:value="0.00000000027063211081" calcext:value-type="float">
            <text:p>2.7063211081E-10</text:p>
          </table:table-cell>
          <table:table-cell table:formula="of:=([.A2655]-[.B2655])*([.A2655]-[.B2655])" office:value-type="float" office:value="0.00000000000179345664" calcext:value-type="float">
            <text:p>1.79345664E-12</text:p>
          </table:table-cell>
          <table:table-cell table:number-columns-repeated="2"/>
        </table:table-row>
        <table:table-row table:style-name="ro1">
          <table:table-cell office:value-type="float" office:value="0.0000184774" calcext:value-type="float">
            <text:p>0.0000184774</text:p>
          </table:table-cell>
          <table:table-cell office:value-type="float" office:value="0.00000612163" calcext:value-type="float">
            <text:p>0.00000612163</text:p>
          </table:table-cell>
          <table:table-cell table:formula="of:=[.A2656]*[.A2656]" office:value-type="float" office:value="0.00000000034141431076" calcext:value-type="float">
            <text:p>3.4141431076E-10</text:p>
          </table:table-cell>
          <table:table-cell table:formula="of:=([.A2656]-[.B2656])*([.A2656]-[.B2656])" office:value-type="float" office:value="0.00000000015266505229" calcext:value-type="float">
            <text:p>1.526650522929E-10</text:p>
          </table:table-cell>
          <table:table-cell table:number-columns-repeated="2"/>
        </table:table-row>
        <table:table-row table:style-name="ro1">
          <table:table-cell office:value-type="float" office:value="0.00000917912" calcext:value-type="float">
            <text:p>0.00000917912</text:p>
          </table:table-cell>
          <table:table-cell office:value-type="float" office:value="0.000277813" calcext:value-type="float">
            <text:p>0.000277813</text:p>
          </table:table-cell>
          <table:table-cell table:formula="of:=[.A2657]*[.A2657]" office:value-type="float" office:value="0.00000000008425624397" calcext:value-type="float">
            <text:p>8.42562439744E-11</text:p>
          </table:table-cell>
          <table:table-cell table:formula="of:=([.A2657]-[.B2657])*([.A2657]-[.B2657])" office:value-type="float" office:value="0.00000007216416148385" calcext:value-type="float">
            <text:p>7.21641614838544E-08</text:p>
          </table:table-cell>
          <table:table-cell table:number-columns-repeated="2"/>
        </table:table-row>
        <table:table-row table:style-name="ro1">
          <table:table-cell office:value-type="float" office:value="0.0000144243" calcext:value-type="float">
            <text:p>0.0000144243</text:p>
          </table:table-cell>
          <table:table-cell office:value-type="float" office:value="0.00000799455" calcext:value-type="float">
            <text:p>0.00000799455</text:p>
          </table:table-cell>
          <table:table-cell table:formula="of:=[.A2658]*[.A2658]" office:value-type="float" office:value="0.00000000020806043049" calcext:value-type="float">
            <text:p>2.0806043049E-10</text:p>
          </table:table-cell>
          <table:table-cell table:formula="of:=([.A2658]-[.B2658])*([.A2658]-[.B2658])" office:value-type="float" office:value="0.00000000004134168506" calcext:value-type="float">
            <text:p>4.13416850625E-11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288417" calcext:value-type="float">
            <text:p>0.0000288417</text:p>
          </table:table-cell>
          <table:table-cell table:formula="of:=[.A2659]*[.A2659]" office:value-type="float" office:value="0.00000000000017408338" calcext:value-type="float">
            <text:p>1.74083376289E-13</text:p>
          </table:table-cell>
          <table:table-cell table:formula="of:=([.A2659]-[.B2659])*([.A2659]-[.B2659])" office:value-type="float" office:value="0.00000000080795032423" calcext:value-type="float">
            <text:p>8.07950324234089E-10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0471855" calcext:value-type="float">
            <text:p>0.0000471855</text:p>
          </table:table-cell>
          <table:table-cell table:formula="of:=[.A2660]*[.A2660]" office:value-type="float" office:value="0.00000000000171950769" calcext:value-type="float">
            <text:p>1.71950769E-12</text:p>
          </table:table-cell>
          <table:table-cell table:formula="of:=([.A2660]-[.B2660])*([.A2660]-[.B2660])" office:value-type="float" office:value="0.00000000210444222564" calcext:value-type="float">
            <text:p>2.10444222564E-09</text:p>
          </table:table-cell>
          <table:table-cell table:number-columns-repeated="2"/>
        </table:table-row>
        <table:table-row table:style-name="ro1">
          <table:table-cell office:value-type="float" office:value="0.0000394583" calcext:value-type="float">
            <text:p>0.0000394583</text:p>
          </table:table-cell>
          <table:table-cell office:value-type="float" office:value="0.00000206511" calcext:value-type="float">
            <text:p>0.00000206511</text:p>
          </table:table-cell>
          <table:table-cell table:formula="of:=[.A2661]*[.A2661]" office:value-type="float" office:value="0.00000000155695743889" calcext:value-type="float">
            <text:p>1.55695743889E-09</text:p>
          </table:table-cell>
          <table:table-cell table:formula="of:=([.A2661]-[.B2661])*([.A2661]-[.B2661])" office:value-type="float" office:value="0.00000000139825065838" calcext:value-type="float">
            <text:p>1.3982506583761E-09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430826" calcext:value-type="float">
            <text:p>0.0000430826</text:p>
          </table:table-cell>
          <table:table-cell table:formula="of:=[.A2662]*[.A2662]" office:value-type="float" office:value="0.00000000010880158864" calcext:value-type="float">
            <text:p>1.0880158864E-10</text:p>
          </table:table-cell>
          <table:table-cell table:formula="of:=([.A2662]-[.B2662])*([.A2662]-[.B2662])" office:value-type="float" office:value="0.00000000106614004324" calcext:value-type="float">
            <text:p>1.06614004324E-09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489504" calcext:value-type="float">
            <text:p>0.0000489504</text:p>
          </table:table-cell>
          <table:table-cell table:formula="of:=[.A2663]*[.A2663]" office:value-type="float" office:value="0.00000000010880158864" calcext:value-type="float">
            <text:p>1.0880158864E-10</text:p>
          </table:table-cell>
          <table:table-cell table:formula="of:=([.A2663]-[.B2663])*([.A2663]-[.B2663])" office:value-type="float" office:value="0.00000000148375958416" calcext:value-type="float">
            <text:p>1.48375958416E-09</text:p>
          </table:table-cell>
          <table:table-cell table:number-columns-repeated="2"/>
        </table:table-row>
        <table:table-row table:style-name="ro1">
          <table:table-cell office:value-type="float" office:value="0.0000795126" calcext:value-type="float">
            <text:p>0.0000795126</text:p>
          </table:table-cell>
          <table:table-cell office:value-type="float" office:value="0.000803335" calcext:value-type="float">
            <text:p>0.000803335</text:p>
          </table:table-cell>
          <table:table-cell table:formula="of:=[.A2664]*[.A2664]" office:value-type="float" office:value="0.00000000632225355876" calcext:value-type="float">
            <text:p>6.32225355876E-09</text:p>
          </table:table-cell>
          <table:table-cell table:formula="of:=([.A2664]-[.B2664])*([.A2664]-[.B2664])" office:value-type="float" office:value="0.00000052391886674176" calcext:value-type="float">
            <text:p>5.2391886674176E-07</text:p>
          </table:table-cell>
          <table:table-cell table:number-columns-repeated="2"/>
        </table:table-row>
        <table:table-row table:style-name="ro1">
          <table:table-cell office:value-type="float" office:value="0.0000286698" calcext:value-type="float">
            <text:p>0.0000286698</text:p>
          </table:table-cell>
          <table:table-cell office:value-type="float" office:value="0.00238885" calcext:value-type="float">
            <text:p>0.00238885</text:p>
          </table:table-cell>
          <table:table-cell table:formula="of:=[.A2665]*[.A2665]" office:value-type="float" office:value="0.00000000082195743204" calcext:value-type="float">
            <text:p>8.2195743204E-10</text:p>
          </table:table-cell>
          <table:table-cell table:formula="of:=([.A2665]-[.B2665])*([.A2665]-[.B2665])" office:value-type="float" office:value="0.00000557045057647204" calcext:value-type="float">
            <text:p>5.57045057647204E-06</text:p>
          </table:table-cell>
          <table:table-cell table:number-columns-repeated="2"/>
        </table:table-row>
        <table:table-row table:style-name="ro1">
          <table:table-cell office:value-type="float" office:value="0.00092119" calcext:value-type="float">
            <text:p>0.00092119</text:p>
          </table:table-cell>
          <table:table-cell office:value-type="float" office:value="0.000133141" calcext:value-type="float">
            <text:p>0.000133141</text:p>
          </table:table-cell>
          <table:table-cell table:formula="of:=[.A2666]*[.A2666]" office:value-type="float" office:value="0.0000008485910161" calcext:value-type="float">
            <text:p>0.0000008485910161</text:p>
          </table:table-cell>
          <table:table-cell table:formula="of:=([.A2666]-[.B2666])*([.A2666]-[.B2666])" office:value-type="float" office:value="0.000000621021226401" calcext:value-type="float">
            <text:p>6.21021226401E-07</text:p>
          </table:table-cell>
          <table:table-cell table:number-columns-repeated="2"/>
        </table:table-row>
        <table:table-row table:style-name="ro1">
          <table:table-cell office:value-type="float" office:value="0.00092119" calcext:value-type="float">
            <text:p>0.00092119</text:p>
          </table:table-cell>
          <table:table-cell office:value-type="float" office:value="0.00149279" calcext:value-type="float">
            <text:p>0.00149279</text:p>
          </table:table-cell>
          <table:table-cell table:formula="of:=[.A2667]*[.A2667]" office:value-type="float" office:value="0.0000008485910161" calcext:value-type="float">
            <text:p>0.0000008485910161</text:p>
          </table:table-cell>
          <table:table-cell table:formula="of:=([.A2667]-[.B2667])*([.A2667]-[.B2667])" office:value-type="float" office:value="0.00000032672656" calcext:value-type="float">
            <text:p>0.00000032672656</text:p>
          </table:table-cell>
          <table:table-cell table:number-columns-repeated="2"/>
        </table:table-row>
        <table:table-row table:style-name="ro1">
          <table:table-cell office:value-type="float" office:value="0.000153244" calcext:value-type="float">
            <text:p>0.000153244</text:p>
          </table:table-cell>
          <table:table-cell office:value-type="float" office:value="0.00000865794" calcext:value-type="float">
            <text:p>0.00000865794</text:p>
          </table:table-cell>
          <table:table-cell table:formula="of:=[.A2668]*[.A2668]" office:value-type="float" office:value="0.000000023483723536" calcext:value-type="float">
            <text:p>2.3483723536E-08</text:p>
          </table:table-cell>
          <table:table-cell table:formula="of:=([.A2668]-[.B2668])*([.A2668]-[.B2668])" office:value-type="float" office:value="0.00000002090512874632" calcext:value-type="float">
            <text:p>2.09051287463236E-08</text:p>
          </table:table-cell>
          <table:table-cell table:number-columns-repeated="2"/>
        </table:table-row>
        <table:table-row table:style-name="ro1">
          <table:table-cell office:value-type="float" office:value="0.0157507" calcext:value-type="float">
            <text:p>0.0157507</text:p>
          </table:table-cell>
          <table:table-cell office:value-type="float" office:value="0.00570163" calcext:value-type="float">
            <text:p>0.00570163</text:p>
          </table:table-cell>
          <table:table-cell table:formula="of:=[.A2669]*[.A2669]" office:value-type="float" office:value="0.00024808455049" calcext:value-type="float">
            <text:p>0.00024808455049</text:p>
          </table:table-cell>
          <table:table-cell table:formula="of:=([.A2669]-[.B2669])*([.A2669]-[.B2669])" office:value-type="float" office:value="0.0001009838078649" calcext:value-type="float">
            <text:p>0.0001009838078649</text:p>
          </table:table-cell>
          <table:table-cell table:number-columns-repeated="2"/>
        </table:table-row>
        <table:table-row table:style-name="ro1">
          <table:table-cell office:value-type="float" office:value="0.0143088" calcext:value-type="float">
            <text:p>0.0143088</text:p>
          </table:table-cell>
          <table:table-cell office:value-type="float" office:value="0.0000085607" calcext:value-type="float">
            <text:p>0.0000085607</text:p>
          </table:table-cell>
          <table:table-cell table:formula="of:=[.A2670]*[.A2670]" office:value-type="float" office:value="0.00020474175744" calcext:value-type="float">
            <text:p>0.00020474175744</text:p>
          </table:table-cell>
          <table:table-cell table:formula="of:=([.A2670]-[.B2670])*([.A2670]-[.B2670])" office:value-type="float" office:value="0.000204496844037264" calcext:value-type="float">
            <text:p>0.000204496844037264</text:p>
          </table:table-cell>
          <table:table-cell table:number-columns-repeated="2"/>
        </table:table-row>
        <table:table-row table:style-name="ro1">
          <table:table-cell office:value-type="float" office:value="0.020858" calcext:value-type="float">
            <text:p>0.020858</text:p>
          </table:table-cell>
          <table:table-cell office:value-type="float" office:value="0.000744632" calcext:value-type="float">
            <text:p>0.000744632</text:p>
          </table:table-cell>
          <table:table-cell table:formula="of:=[.A2671]*[.A2671]" office:value-type="float" office:value="0.000435056164" calcext:value-type="float">
            <text:p>0.000435056164</text:p>
          </table:table-cell>
          <table:table-cell table:formula="of:=([.A2671]-[.B2671])*([.A2671]-[.B2671])" office:value-type="float" office:value="0.000404547572303424" calcext:value-type="float">
            <text:p>0.000404547572303424</text:p>
          </table:table-cell>
          <table:table-cell table:number-columns-repeated="2"/>
        </table:table-row>
        <table:table-row table:style-name="ro1">
          <table:table-cell office:value-type="float" office:value="0.0537195" calcext:value-type="float">
            <text:p>0.0537195</text:p>
          </table:table-cell>
          <table:table-cell office:value-type="float" office:value="0.000258594" calcext:value-type="float">
            <text:p>0.000258594</text:p>
          </table:table-cell>
          <table:table-cell table:formula="of:=[.A2672]*[.A2672]" office:value-type="float" office:value="0.00288578468025" calcext:value-type="float">
            <text:p>0.00288578468025</text:p>
          </table:table-cell>
          <table:table-cell table:formula="of:=([.A2672]-[.B2672])*([.A2672]-[.B2672])" office:value-type="float" office:value="0.00285806847034084" calcext:value-type="float">
            <text:p>0.00285806847034084</text:p>
          </table:table-cell>
          <table:table-cell table:number-columns-repeated="2"/>
        </table:table-row>
        <table:table-row table:style-name="ro1">
          <table:table-cell office:value-type="float" office:value="0.0537196" calcext:value-type="float">
            <text:p>0.0537196</text:p>
          </table:table-cell>
          <table:table-cell office:value-type="float" office:value="0.00026918" calcext:value-type="float">
            <text:p>0.00026918</text:p>
          </table:table-cell>
          <table:table-cell table:formula="of:=[.A2673]*[.A2673]" office:value-type="float" office:value="0.00288579542416" calcext:value-type="float">
            <text:p>0.00288579542416</text:p>
          </table:table-cell>
          <table:table-cell table:formula="of:=([.A2673]-[.B2673])*([.A2673]-[.B2673])" office:value-type="float" office:value="0.0028569473981764" calcext:value-type="float">
            <text:p>0.0028569473981764</text:p>
          </table:table-cell>
          <table:table-cell table:number-columns-repeated="2"/>
        </table:table-row>
        <table:table-row table:style-name="ro1">
          <table:table-cell office:value-type="float" office:value="0.134705" calcext:value-type="float">
            <text:p>0.134705</text:p>
          </table:table-cell>
          <table:table-cell office:value-type="float" office:value="0.03406" calcext:value-type="float">
            <text:p>0.03406</text:p>
          </table:table-cell>
          <table:table-cell table:formula="of:=[.A2674]*[.A2674]" office:value-type="float" office:value="0.018145437025" calcext:value-type="float">
            <text:p>0.018145437025</text:p>
          </table:table-cell>
          <table:table-cell table:formula="of:=([.A2674]-[.B2674])*([.A2674]-[.B2674])" office:value-type="float" office:value="0.010129416025" calcext:value-type="float">
            <text:p>0.010129416025</text:p>
          </table:table-cell>
          <table:table-cell table:number-columns-repeated="2"/>
        </table:table-row>
        <table:table-row table:style-name="ro1">
          <table:table-cell office:value-type="float" office:value="0.179604" calcext:value-type="float">
            <text:p>0.179604</text:p>
          </table:table-cell>
          <table:table-cell office:value-type="float" office:value="0.0547459" calcext:value-type="float">
            <text:p>0.0547459</text:p>
          </table:table-cell>
          <table:table-cell table:formula="of:=[.A2675]*[.A2675]" office:value-type="float" office:value="0.032257596816" calcext:value-type="float">
            <text:p>0.032257596816</text:p>
          </table:table-cell>
          <table:table-cell table:formula="of:=([.A2675]-[.B2675])*([.A2675]-[.B2675])" office:value-type="float" office:value="0.01558954513561" calcext:value-type="float">
            <text:p>0.01558954513561</text:p>
          </table:table-cell>
          <table:table-cell table:number-columns-repeated="2"/>
        </table:table-row>
        <table:table-row table:style-name="ro1">
          <table:table-cell office:value-type="float" office:value="0.175483" calcext:value-type="float">
            <text:p>0.175483</text:p>
          </table:table-cell>
          <table:table-cell office:value-type="float" office:value="0.0572493" calcext:value-type="float">
            <text:p>0.0572493</text:p>
          </table:table-cell>
          <table:table-cell table:formula="of:=[.A2676]*[.A2676]" office:value-type="float" office:value="0.030794283289" calcext:value-type="float">
            <text:p>0.030794283289</text:p>
          </table:table-cell>
          <table:table-cell table:formula="of:=([.A2676]-[.B2676])*([.A2676]-[.B2676])" office:value-type="float" office:value="0.01397920781569" calcext:value-type="float">
            <text:p>0.01397920781569</text:p>
          </table:table-cell>
          <table:table-cell table:number-columns-repeated="2"/>
        </table:table-row>
        <table:table-row table:style-name="ro1">
          <table:table-cell office:value-type="float" office:value="0.323071" calcext:value-type="float">
            <text:p>0.323071</text:p>
          </table:table-cell>
          <table:table-cell office:value-type="float" office:value="0.0380938" calcext:value-type="float">
            <text:p>0.0380938</text:p>
          </table:table-cell>
          <table:table-cell table:formula="of:=[.A2677]*[.A2677]" office:value-type="float" office:value="0.104374871041" calcext:value-type="float">
            <text:p>0.104374871041</text:p>
          </table:table-cell>
          <table:table-cell table:formula="of:=([.A2677]-[.B2677])*([.A2677]-[.B2677])" office:value-type="float" office:value="0.08121200451984" calcext:value-type="float">
            <text:p>0.08121200451984</text:p>
          </table:table-cell>
          <table:table-cell table:number-columns-repeated="2"/>
        </table:table-row>
        <table:table-row table:style-name="ro1">
          <table:table-cell office:value-type="float" office:value="0.326247" calcext:value-type="float">
            <text:p>0.326247</text:p>
          </table:table-cell>
          <table:table-cell office:value-type="float" office:value="0.0403645" calcext:value-type="float">
            <text:p>0.0403645</text:p>
          </table:table-cell>
          <table:table-cell table:formula="of:=[.A2678]*[.A2678]" office:value-type="float" office:value="0.106437105009" calcext:value-type="float">
            <text:p>0.106437105009</text:p>
          </table:table-cell>
          <table:table-cell table:formula="of:=([.A2678]-[.B2678])*([.A2678]-[.B2678])" office:value-type="float" office:value="0.08172880380625" calcext:value-type="float">
            <text:p>0.08172880380625</text:p>
          </table:table-cell>
          <table:table-cell table:number-columns-repeated="2"/>
        </table:table-row>
        <table:table-row table:style-name="ro1">
          <table:table-cell office:value-type="float" office:value="0.346945" calcext:value-type="float">
            <text:p>0.346945</text:p>
          </table:table-cell>
          <table:table-cell office:value-type="float" office:value="0.089667" calcext:value-type="float">
            <text:p>0.089667</text:p>
          </table:table-cell>
          <table:table-cell table:formula="of:=[.A2679]*[.A2679]" office:value-type="float" office:value="0.120370833025" calcext:value-type="float">
            <text:p>0.120370833025</text:p>
          </table:table-cell>
          <table:table-cell table:formula="of:=([.A2679]-[.B2679])*([.A2679]-[.B2679])" office:value-type="float" office:value="0.066191969284" calcext:value-type="float">
            <text:p>0.066191969284</text:p>
          </table:table-cell>
          <table:table-cell table:number-columns-repeated="2"/>
        </table:table-row>
        <table:table-row table:style-name="ro1">
          <table:table-cell office:value-type="float" office:value="0.346945" calcext:value-type="float">
            <text:p>0.346945</text:p>
          </table:table-cell>
          <table:table-cell office:value-type="float" office:value="0.254463" calcext:value-type="float">
            <text:p>0.254463</text:p>
          </table:table-cell>
          <table:table-cell table:formula="of:=[.A2680]*[.A2680]" office:value-type="float" office:value="0.120370833025" calcext:value-type="float">
            <text:p>0.120370833025</text:p>
          </table:table-cell>
          <table:table-cell table:formula="of:=([.A2680]-[.B2680])*([.A2680]-[.B2680])" office:value-type="float" office:value="0.008552920324" calcext:value-type="float">
            <text:p>0.008552920324</text:p>
          </table:table-cell>
          <table:table-cell table:number-columns-repeated="2"/>
        </table:table-row>
        <table:table-row table:style-name="ro1">
          <table:table-cell office:value-type="float" office:value="0.346945" calcext:value-type="float">
            <text:p>0.346945</text:p>
          </table:table-cell>
          <table:table-cell office:value-type="float" office:value="0.247033" calcext:value-type="float">
            <text:p>0.247033</text:p>
          </table:table-cell>
          <table:table-cell table:formula="of:=[.A2681]*[.A2681]" office:value-type="float" office:value="0.120370833025" calcext:value-type="float">
            <text:p>0.120370833025</text:p>
          </table:table-cell>
          <table:table-cell table:formula="of:=([.A2681]-[.B2681])*([.A2681]-[.B2681])" office:value-type="float" office:value="0.009982407744" calcext:value-type="float">
            <text:p>0.009982407744</text:p>
          </table:table-cell>
          <table:table-cell table:number-columns-repeated="2"/>
        </table:table-row>
        <table:table-row table:style-name="ro1">
          <table:table-cell office:value-type="float" office:value="0.400735" calcext:value-type="float">
            <text:p>0.400735</text:p>
          </table:table-cell>
          <table:table-cell office:value-type="float" office:value="0.283871" calcext:value-type="float">
            <text:p>0.283871</text:p>
          </table:table-cell>
          <table:table-cell table:formula="of:=[.A2682]*[.A2682]" office:value-type="float" office:value="0.160588540225" calcext:value-type="float">
            <text:p>0.160588540225</text:p>
          </table:table-cell>
          <table:table-cell table:formula="of:=([.A2682]-[.B2682])*([.A2682]-[.B2682])" office:value-type="float" office:value="0.013657194496" calcext:value-type="float">
            <text:p>0.013657194496</text:p>
          </table:table-cell>
          <table:table-cell table:number-columns-repeated="2"/>
        </table:table-row>
        <table:table-row table:style-name="ro1">
          <table:table-cell office:value-type="float" office:value="0.817128" calcext:value-type="float">
            <text:p>0.817128</text:p>
          </table:table-cell>
          <table:table-cell office:value-type="float" office:value="0.251562" calcext:value-type="float">
            <text:p>0.251562</text:p>
          </table:table-cell>
          <table:table-cell table:formula="of:=[.A2683]*[.A2683]" office:value-type="float" office:value="0.667698168384" calcext:value-type="float">
            <text:p>0.667698168384</text:p>
          </table:table-cell>
          <table:table-cell table:formula="of:=([.A2683]-[.B2683])*([.A2683]-[.B2683])" office:value-type="float" office:value="0.319864900356" calcext:value-type="float">
            <text:p>0.319864900356</text:p>
          </table:table-cell>
          <table:table-cell table:number-columns-repeated="2"/>
        </table:table-row>
        <table:table-row table:style-name="ro1">
          <table:table-cell office:value-type="float" office:value="0.930962" calcext:value-type="float">
            <text:p>0.930962</text:p>
          </table:table-cell>
          <table:table-cell office:value-type="float" office:value="0.496034" calcext:value-type="float">
            <text:p>0.496034</text:p>
          </table:table-cell>
          <table:table-cell table:formula="of:=[.A2684]*[.A2684]" office:value-type="float" office:value="0.866690245444" calcext:value-type="float">
            <text:p>0.866690245444</text:p>
          </table:table-cell>
          <table:table-cell table:formula="of:=([.A2684]-[.B2684])*([.A2684]-[.B2684])" office:value-type="float" office:value="0.189162365184" calcext:value-type="float">
            <text:p>0.189162365184</text:p>
          </table:table-cell>
          <table:table-cell table:number-columns-repeated="2"/>
        </table:table-row>
        <table:table-row table:style-name="ro1">
          <table:table-cell office:value-type="float" office:value="0.888025" calcext:value-type="float">
            <text:p>0.888025</text:p>
          </table:table-cell>
          <table:table-cell office:value-type="float" office:value="0.752508" calcext:value-type="float">
            <text:p>0.752508</text:p>
          </table:table-cell>
          <table:table-cell table:formula="of:=[.A2685]*[.A2685]" office:value-type="float" office:value="0.788588400625" calcext:value-type="float">
            <text:p>0.788588400625</text:p>
          </table:table-cell>
          <table:table-cell table:formula="of:=([.A2685]-[.B2685])*([.A2685]-[.B2685])" office:value-type="float" office:value="0.018364857289" calcext:value-type="float">
            <text:p>0.018364857289</text:p>
          </table:table-cell>
          <table:table-cell table:number-columns-repeated="2"/>
        </table:table-row>
        <table:table-row table:style-name="ro1">
          <table:table-cell office:value-type="float" office:value="0.888025" calcext:value-type="float">
            <text:p>0.888025</text:p>
          </table:table-cell>
          <table:table-cell office:value-type="float" office:value="0.827329" calcext:value-type="float">
            <text:p>0.827329</text:p>
          </table:table-cell>
          <table:table-cell table:formula="of:=[.A2686]*[.A2686]" office:value-type="float" office:value="0.788588400625" calcext:value-type="float">
            <text:p>0.788588400625</text:p>
          </table:table-cell>
          <table:table-cell table:formula="of:=([.A2686]-[.B2686])*([.A2686]-[.B2686])" office:value-type="float" office:value="0.003684004416" calcext:value-type="float">
            <text:p>0.003684004416</text:p>
          </table:table-cell>
          <table:table-cell table:number-columns-repeated="2"/>
        </table:table-row>
        <table:table-row table:style-name="ro1">
          <table:table-cell office:value-type="float" office:value="0.888025" calcext:value-type="float">
            <text:p>0.888025</text:p>
          </table:table-cell>
          <table:table-cell office:value-type="float" office:value="0.844984" calcext:value-type="float">
            <text:p>0.844984</text:p>
          </table:table-cell>
          <table:table-cell table:formula="of:=[.A2687]*[.A2687]" office:value-type="float" office:value="0.788588400625" calcext:value-type="float">
            <text:p>0.788588400625</text:p>
          </table:table-cell>
          <table:table-cell table:formula="of:=([.A2687]-[.B2687])*([.A2687]-[.B2687])" office:value-type="float" office:value="0.001852527681" calcext:value-type="float">
            <text:p>0.001852527681</text:p>
          </table:table-cell>
          <table:table-cell table:number-columns-repeated="2"/>
        </table:table-row>
        <table:table-row table:style-name="ro1">
          <table:table-cell office:value-type="float" office:value="0.888025" calcext:value-type="float">
            <text:p>0.888025</text:p>
          </table:table-cell>
          <table:table-cell office:value-type="float" office:value="0.884583" calcext:value-type="float">
            <text:p>0.884583</text:p>
          </table:table-cell>
          <table:table-cell table:formula="of:=[.A2688]*[.A2688]" office:value-type="float" office:value="0.788588400625" calcext:value-type="float">
            <text:p>0.788588400625</text:p>
          </table:table-cell>
          <table:table-cell table:formula="of:=([.A2688]-[.B2688])*([.A2688]-[.B2688])" office:value-type="float" office:value="0.0000118473639999996" calcext:value-type="float">
            <text:p>1.18473639999996E-05</text:p>
          </table:table-cell>
          <table:table-cell table:number-columns-repeated="2"/>
        </table:table-row>
        <table:table-row table:style-name="ro1">
          <table:table-cell office:value-type="float" office:value="0.888025" calcext:value-type="float">
            <text:p>0.888025</text:p>
          </table:table-cell>
          <table:table-cell office:value-type="float" office:value="0.921259" calcext:value-type="float">
            <text:p>0.921259</text:p>
          </table:table-cell>
          <table:table-cell table:formula="of:=[.A2689]*[.A2689]" office:value-type="float" office:value="0.788588400625" calcext:value-type="float">
            <text:p>0.788588400625</text:p>
          </table:table-cell>
          <table:table-cell table:formula="of:=([.A2689]-[.B2689])*([.A2689]-[.B2689])" office:value-type="float" office:value="0.00110449875600001" calcext:value-type="float">
            <text:p>0.0011044987560000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48965" calcext:value-type="float">
            <text:p>0.948965</text:p>
          </table:table-cell>
          <table:table-cell table:formula="of:=[.A2690]*[.A2690]" office:value-type="float" office:value="0.999982000081" calcext:value-type="float">
            <text:p>0.999982000081</text:p>
          </table:table-cell>
          <table:table-cell table:formula="of:=([.A2690]-[.B2690])*([.A2690]-[.B2690])" office:value-type="float" office:value="0.002603652676" calcext:value-type="float">
            <text:p>0.00260365267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188" calcext:value-type="float">
            <text:p>0.99188</text:p>
          </table:table-cell>
          <table:table-cell table:formula="of:=[.A2691]*[.A2691]" office:value-type="float" office:value="0.999982000081" calcext:value-type="float">
            <text:p>0.999982000081</text:p>
          </table:table-cell>
          <table:table-cell table:formula="of:=([.A2691]-[.B2691])*([.A2691]-[.B2691])" office:value-type="float" office:value="0.0000657883209999997" calcext:value-type="float">
            <text:p>6.57883209999997E-05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3673" calcext:value-type="float">
            <text:p>0.993673</text:p>
          </table:table-cell>
          <table:table-cell table:formula="of:=[.A2692]*[.A2692]" office:value-type="float" office:value="0.999982000081" calcext:value-type="float">
            <text:p>0.999982000081</text:p>
          </table:table-cell>
          <table:table-cell table:formula="of:=([.A2692]-[.B2692])*([.A2692]-[.B2692])" office:value-type="float" office:value="0.0000399171239999992" calcext:value-type="float">
            <text:p>3.99171239999992E-05</text:p>
          </table:table-cell>
          <table:table-cell table:number-columns-repeated="2"/>
        </table:table-row>
        <table:table-row table:style-name="ro1">
          <table:table-cell office:value-type="float" office:value="0.0000439882" calcext:value-type="float">
            <text:p>0.0000439882</text:p>
          </table:table-cell>
          <table:table-cell office:value-type="float" office:value="0.00000282305" calcext:value-type="float">
            <text:p>0.00000282305</text:p>
          </table:table-cell>
          <table:table-cell table:formula="of:=[.A2693]*[.A2693]" office:value-type="float" office:value="0.00000000193496173924" calcext:value-type="float">
            <text:p>1.93496173924E-09</text:p>
          </table:table-cell>
          <table:table-cell table:formula="of:=([.A2693]-[.B2693])*([.A2693]-[.B2693])" office:value-type="float" office:value="0.00000000169456957452" calcext:value-type="float">
            <text:p>1.6945695745225E-09</text:p>
          </table:table-cell>
          <table:table-cell table:number-columns-repeated="2"/>
        </table:table-row>
        <table:table-row table:style-name="ro1">
          <table:table-cell office:value-type="float" office:value="0.00063467" calcext:value-type="float">
            <text:p>0.00063467</text:p>
          </table:table-cell>
          <table:table-cell office:value-type="float" office:value="0.0010863" calcext:value-type="float">
            <text:p>0.0010863</text:p>
          </table:table-cell>
          <table:table-cell table:formula="of:=[.A2694]*[.A2694]" office:value-type="float" office:value="0.0000004028060089" calcext:value-type="float">
            <text:p>0.0000004028060089</text:p>
          </table:table-cell>
          <table:table-cell table:formula="of:=([.A2694]-[.B2694])*([.A2694]-[.B2694])" office:value-type="float" office:value="0.0000002039696569" calcext:value-type="float">
            <text:p>0.0000002039696569</text:p>
          </table:table-cell>
          <table:table-cell table:number-columns-repeated="2"/>
        </table:table-row>
        <table:table-row table:style-name="ro1">
          <table:table-cell office:value-type="float" office:value="0.0000374913" calcext:value-type="float">
            <text:p>0.0000374913</text:p>
          </table:table-cell>
          <table:table-cell office:value-type="float" office:value="0.0000138877" calcext:value-type="float">
            <text:p>0.0000138877</text:p>
          </table:table-cell>
          <table:table-cell table:formula="of:=[.A2695]*[.A2695]" office:value-type="float" office:value="0.00000000140559757569" calcext:value-type="float">
            <text:p>1.40559757569E-09</text:p>
          </table:table-cell>
          <table:table-cell table:formula="of:=([.A2695]-[.B2695])*([.A2695]-[.B2695])" office:value-type="float" office:value="0.00000000055712993296" calcext:value-type="float">
            <text:p>5.5712993296E-10</text:p>
          </table:table-cell>
          <table:table-cell table:number-columns-repeated="2"/>
        </table:table-row>
        <table:table-row table:style-name="ro1">
          <table:table-cell office:value-type="float" office:value="0.000105143" calcext:value-type="float">
            <text:p>0.000105143</text:p>
          </table:table-cell>
          <table:table-cell office:value-type="float" office:value="0.00000673223" calcext:value-type="float">
            <text:p>0.00000673223</text:p>
          </table:table-cell>
          <table:table-cell table:formula="of:=[.A2696]*[.A2696]" office:value-type="float" office:value="0.000000011055050449" calcext:value-type="float">
            <text:p>1.1055050449E-08</text:p>
          </table:table-cell>
          <table:table-cell table:formula="of:=([.A2696]-[.B2696])*([.A2696]-[.B2696])" office:value-type="float" office:value="0.00000000968467965199" calcext:value-type="float">
            <text:p>9.6846796519929E-09</text:p>
          </table:table-cell>
          <table:table-cell table:number-columns-repeated="2"/>
        </table:table-row>
        <table:table-row table:style-name="ro1">
          <table:table-cell office:value-type="float" office:value="0.0000543594" calcext:value-type="float">
            <text:p>0.0000543594</text:p>
          </table:table-cell>
          <table:table-cell office:value-type="float" office:value="0.000780106" calcext:value-type="float">
            <text:p>0.000780106</text:p>
          </table:table-cell>
          <table:table-cell table:formula="of:=[.A2697]*[.A2697]" office:value-type="float" office:value="0.00000000295494436836" calcext:value-type="float">
            <text:p>2.95494436836E-09</text:p>
          </table:table-cell>
          <table:table-cell table:formula="of:=([.A2697]-[.B2697])*([.A2697]-[.B2697])" office:value-type="float" office:value="0.00000052670812741156" calcext:value-type="float">
            <text:p>5.2670812741156E-07</text:p>
          </table:table-cell>
          <table:table-cell table:number-columns-repeated="2"/>
        </table:table-row>
        <table:table-row table:style-name="ro1">
          <table:table-cell office:value-type="float" office:value="0.0000459552" calcext:value-type="float">
            <text:p>0.0000459552</text:p>
          </table:table-cell>
          <table:table-cell office:value-type="float" office:value="0.000672211" calcext:value-type="float">
            <text:p>0.000672211</text:p>
          </table:table-cell>
          <table:table-cell table:formula="of:=[.A2698]*[.A2698]" office:value-type="float" office:value="0.00000000211188040704" calcext:value-type="float">
            <text:p>2.11188040704E-09</text:p>
          </table:table-cell>
          <table:table-cell table:formula="of:=([.A2698]-[.B2698])*([.A2698]-[.B2698])" office:value-type="float" office:value="0.00000039219632703364" calcext:value-type="float">
            <text:p>3.9219632703364E-07</text:p>
          </table:table-cell>
          <table:table-cell table:number-columns-repeated="2"/>
        </table:table-row>
        <table:table-row table:style-name="ro1">
          <table:table-cell office:value-type="float" office:value="0.000551701" calcext:value-type="float">
            <text:p>0.000551701</text:p>
          </table:table-cell>
          <table:table-cell office:value-type="float" office:value="0.017215" calcext:value-type="float">
            <text:p>0.017215</text:p>
          </table:table-cell>
          <table:table-cell table:formula="of:=[.A2699]*[.A2699]" office:value-type="float" office:value="0.000000304373993401" calcext:value-type="float">
            <text:p>3.04373993401E-07</text:p>
          </table:table-cell>
          <table:table-cell table:formula="of:=([.A2699]-[.B2699])*([.A2699]-[.B2699])" office:value-type="float" office:value="0.000277665533563401" calcext:value-type="float">
            <text:p>0.000277665533563401</text:p>
          </table:table-cell>
          <table:table-cell table:number-columns-repeated="2"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0214844" calcext:value-type="float">
            <text:p>0.000214844</text:p>
          </table:table-cell>
          <table:table-cell table:formula="of:=[.A2700]*[.A2700]" office:value-type="float" office:value="0.00000000058561580025" calcext:value-type="float">
            <text:p>5.8561580025E-10</text:p>
          </table:table-cell>
          <table:table-cell table:formula="of:=([.A2700]-[.B2700])*([.A2700]-[.B2700])" office:value-type="float" office:value="0.00000003634532538025" calcext:value-type="float">
            <text:p>3.634532538025E-08</text:p>
          </table:table-cell>
          <table:table-cell table:number-columns-repeated="2"/>
        </table:table-row>
        <table:table-row table:style-name="ro1">
          <table:table-cell office:value-type="float" office:value="0.000142097" calcext:value-type="float">
            <text:p>0.000142097</text:p>
          </table:table-cell>
          <table:table-cell office:value-type="float" office:value="0.000231035" calcext:value-type="float">
            <text:p>0.000231035</text:p>
          </table:table-cell>
          <table:table-cell table:formula="of:=[.A2701]*[.A2701]" office:value-type="float" office:value="0.000000020191557409" calcext:value-type="float">
            <text:p>2.0191557409E-08</text:p>
          </table:table-cell>
          <table:table-cell table:formula="of:=([.A2701]-[.B2701])*([.A2701]-[.B2701])" office:value-type="float" office:value="0.000000007909967844" calcext:value-type="float">
            <text:p>7.909967844E-09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582364" calcext:value-type="float">
            <text:p>0.0000582364</text:p>
          </table:table-cell>
          <table:table-cell table:formula="of:=[.A2702]*[.A2702]" office:value-type="float" office:value="0.00000000000060040802" calcext:value-type="float">
            <text:p>6.004080196E-13</text:p>
          </table:table-cell>
          <table:table-cell table:formula="of:=([.A2702]-[.B2702])*([.A2702]-[.B2702])" office:value-type="float" office:value="0.00000000330182857917" calcext:value-type="float">
            <text:p>3.3018285791716E-09</text:p>
          </table:table-cell>
          <table:table-cell table:number-columns-repeated="2"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000346116" calcext:value-type="float">
            <text:p>0.0000346116</text:p>
          </table:table-cell>
          <table:table-cell table:formula="of:=[.A2703]*[.A2703]" office:value-type="float" office:value="0.00000000009208993332" calcext:value-type="float">
            <text:p>9.20899333225E-11</text:p>
          </table:table-cell>
          <table:table-cell table:formula="of:=([.A2703]-[.B2703])*([.A2703]-[.B2703])" office:value-type="float" office:value="0.00000000062576273256" calcext:value-type="float">
            <text:p>6.257627325625E-10</text:p>
          </table:table-cell>
          <table:table-cell table:number-columns-repeated="2"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000377839" calcext:value-type="float">
            <text:p>0.0000377839</text:p>
          </table:table-cell>
          <table:table-cell table:formula="of:=[.A2704]*[.A2704]" office:value-type="float" office:value="0.00000000009208993332" calcext:value-type="float">
            <text:p>9.20899333225E-11</text:p>
          </table:table-cell>
          <table:table-cell table:formula="of:=([.A2704]-[.B2704])*([.A2704]-[.B2704])" office:value-type="float" office:value="0.000000000794537975" calcext:value-type="float">
            <text:p>7.945379750025E-10</text:p>
          </table:table-cell>
          <table:table-cell table:number-columns-repeated="2"/>
        </table:table-row>
        <table:table-row table:style-name="ro1">
          <table:table-cell office:value-type="float" office:value="0.0000218749" calcext:value-type="float">
            <text:p>0.0000218749</text:p>
          </table:table-cell>
          <table:table-cell office:value-type="float" office:value="0.000000709238" calcext:value-type="float">
            <text:p>0.000000709238</text:p>
          </table:table-cell>
          <table:table-cell table:formula="of:=[.A2705]*[.A2705]" office:value-type="float" office:value="0.00000000047851125001" calcext:value-type="float">
            <text:p>4.7851125001E-10</text:p>
          </table:table-cell>
          <table:table-cell table:formula="of:=([.A2705]-[.B2705])*([.A2705]-[.B2705])" office:value-type="float" office:value="0.0000000004479852479" calcext:value-type="float">
            <text:p>4.47985247898244E-10</text:p>
          </table:table-cell>
          <table:table-cell table:number-columns-repeated="2"/>
        </table:table-row>
        <table:table-row table:style-name="ro1">
          <table:table-cell office:value-type="float" office:value="0.0000433326" calcext:value-type="float">
            <text:p>0.0000433326</text:p>
          </table:table-cell>
          <table:table-cell office:value-type="float" office:value="0.00278953" calcext:value-type="float">
            <text:p>0.00278953</text:p>
          </table:table-cell>
          <table:table-cell table:formula="of:=[.A2706]*[.A2706]" office:value-type="float" office:value="0.00000000187771422276" calcext:value-type="float">
            <text:p>1.87771422276E-09</text:p>
          </table:table-cell>
          <table:table-cell table:formula="of:=([.A2706]-[.B2706])*([.A2706]-[.B2706])" office:value-type="float" office:value="0.00000754160015976676" calcext:value-type="float">
            <text:p>7.54160015976676E-06</text:p>
          </table:table-cell>
          <table:table-cell table:number-columns-repeated="2"/>
        </table:table-row>
        <table:table-row table:style-name="ro1">
          <table:table-cell office:value-type="float" office:value="0.00038898" calcext:value-type="float">
            <text:p>0.00038898</text:p>
          </table:table-cell>
          <table:table-cell office:value-type="float" office:value="0.0000809725" calcext:value-type="float">
            <text:p>0.0000809725</text:p>
          </table:table-cell>
          <table:table-cell table:formula="of:=[.A2707]*[.A2707]" office:value-type="float" office:value="0.0000001513054404" calcext:value-type="float">
            <text:p>0.0000001513054404</text:p>
          </table:table-cell>
          <table:table-cell table:formula="of:=([.A2707]-[.B2707])*([.A2707]-[.B2707])" office:value-type="float" office:value="0.00000009486862005625" calcext:value-type="float">
            <text:p>9.486862005625E-08</text:p>
          </table:table-cell>
          <table:table-cell table:number-columns-repeated="2"/>
        </table:table-row>
        <table:table-row table:style-name="ro1">
          <table:table-cell office:value-type="float" office:value="0.00144428" calcext:value-type="float">
            <text:p>0.00144428</text:p>
          </table:table-cell>
          <table:table-cell office:value-type="float" office:value="0.0710189" calcext:value-type="float">
            <text:p>0.0710189</text:p>
          </table:table-cell>
          <table:table-cell table:formula="of:=[.A2708]*[.A2708]" office:value-type="float" office:value="0.0000020859447184" calcext:value-type="float">
            <text:p>0.0000020859447184</text:p>
          </table:table-cell>
          <table:table-cell table:formula="of:=([.A2708]-[.B2708])*([.A2708]-[.B2708])" office:value-type="float" office:value="0.0048406277481444" calcext:value-type="float">
            <text:p>0.0048406277481444</text:p>
          </table:table-cell>
          <table:table-cell table:number-columns-repeated="2"/>
        </table:table-row>
        <table:table-row table:style-name="ro1">
          <table:table-cell office:value-type="float" office:value="0.00144428" calcext:value-type="float">
            <text:p>0.00144428</text:p>
          </table:table-cell>
          <table:table-cell office:value-type="float" office:value="0.00273409" calcext:value-type="float">
            <text:p>0.00273409</text:p>
          </table:table-cell>
          <table:table-cell table:formula="of:=[.A2709]*[.A2709]" office:value-type="float" office:value="0.0000020859447184" calcext:value-type="float">
            <text:p>0.0000020859447184</text:p>
          </table:table-cell>
          <table:table-cell table:formula="of:=([.A2709]-[.B2709])*([.A2709]-[.B2709])" office:value-type="float" office:value="0.0000016636098361" calcext:value-type="float">
            <text:p>0.0000016636098361</text:p>
          </table:table-cell>
          <table:table-cell table:number-columns-repeated="2"/>
        </table:table-row>
        <table:table-row table:style-name="ro1">
          <table:table-cell office:value-type="float" office:value="0.00129342" calcext:value-type="float">
            <text:p>0.00129342</text:p>
          </table:table-cell>
          <table:table-cell office:value-type="float" office:value="0.000633414" calcext:value-type="float">
            <text:p>0.000633414</text:p>
          </table:table-cell>
          <table:table-cell table:formula="of:=[.A2710]*[.A2710]" office:value-type="float" office:value="0.0000016729352964" calcext:value-type="float">
            <text:p>0.0000016729352964</text:p>
          </table:table-cell>
          <table:table-cell table:formula="of:=([.A2710]-[.B2710])*([.A2710]-[.B2710])" office:value-type="float" office:value="0.000000435607920036" calcext:value-type="float">
            <text:p>4.35607920036E-07</text:p>
          </table:table-cell>
          <table:table-cell table:number-columns-repeated="2"/>
        </table:table-row>
        <table:table-row table:style-name="ro1">
          <table:table-cell office:value-type="float" office:value="0.00182241" calcext:value-type="float">
            <text:p>0.00182241</text:p>
          </table:table-cell>
          <table:table-cell office:value-type="float" office:value="0.00520281" calcext:value-type="float">
            <text:p>0.00520281</text:p>
          </table:table-cell>
          <table:table-cell table:formula="of:=[.A2711]*[.A2711]" office:value-type="float" office:value="0.0000033211782081" calcext:value-type="float">
            <text:p>0.0000033211782081</text:p>
          </table:table-cell>
          <table:table-cell table:formula="of:=([.A2711]-[.B2711])*([.A2711]-[.B2711])" office:value-type="float" office:value="0.00001142710416" calcext:value-type="float">
            <text:p>0.00001142710416</text:p>
          </table:table-cell>
          <table:table-cell table:number-columns-repeated="2"/>
        </table:table-row>
        <table:table-row table:style-name="ro1">
          <table:table-cell office:value-type="float" office:value="0.00689995" calcext:value-type="float">
            <text:p>0.00689995</text:p>
          </table:table-cell>
          <table:table-cell office:value-type="float" office:value="0.00851705" calcext:value-type="float">
            <text:p>0.00851705</text:p>
          </table:table-cell>
          <table:table-cell table:formula="of:=[.A2712]*[.A2712]" office:value-type="float" office:value="0.0000476093100025" calcext:value-type="float">
            <text:p>0.0000476093100025</text:p>
          </table:table-cell>
          <table:table-cell table:formula="of:=([.A2712]-[.B2712])*([.A2712]-[.B2712])" office:value-type="float" office:value="0.00000261501241" calcext:value-type="float">
            <text:p>0.00000261501241</text:p>
          </table:table-cell>
          <table:table-cell table:number-columns-repeated="2"/>
        </table:table-row>
        <table:table-row table:style-name="ro1">
          <table:table-cell office:value-type="float" office:value="0.02339" calcext:value-type="float">
            <text:p>0.02339</text:p>
          </table:table-cell>
          <table:table-cell office:value-type="float" office:value="0.00652553" calcext:value-type="float">
            <text:p>0.00652553</text:p>
          </table:table-cell>
          <table:table-cell table:formula="of:=[.A2713]*[.A2713]" office:value-type="float" office:value="0.0005470921" calcext:value-type="float">
            <text:p>0.0005470921</text:p>
          </table:table-cell>
          <table:table-cell table:formula="of:=([.A2713]-[.B2713])*([.A2713]-[.B2713])" office:value-type="float" office:value="0.0002844103483809" calcext:value-type="float">
            <text:p>0.0002844103483809</text:p>
          </table:table-cell>
          <table:table-cell table:number-columns-repeated="2"/>
        </table:table-row>
        <table:table-row table:style-name="ro1">
          <table:table-cell office:value-type="float" office:value="0.0546626" calcext:value-type="float">
            <text:p>0.0546626</text:p>
          </table:table-cell>
          <table:table-cell office:value-type="float" office:value="0.0599726" calcext:value-type="float">
            <text:p>0.0599726</text:p>
          </table:table-cell>
          <table:table-cell table:formula="of:=[.A2714]*[.A2714]" office:value-type="float" office:value="0.00298799983876" calcext:value-type="float">
            <text:p>0.00298799983876</text:p>
          </table:table-cell>
          <table:table-cell table:formula="of:=([.A2714]-[.B2714])*([.A2714]-[.B2714])" office:value-type="float" office:value="0.0000281961" calcext:value-type="float">
            <text:p>0.0000281961</text:p>
          </table:table-cell>
          <table:table-cell table:number-columns-repeated="2"/>
        </table:table-row>
        <table:table-row table:style-name="ro1">
          <table:table-cell office:value-type="float" office:value="0.0546625" calcext:value-type="float">
            <text:p>0.0546625</text:p>
          </table:table-cell>
          <table:table-cell office:value-type="float" office:value="0.0792224" calcext:value-type="float">
            <text:p>0.0792224</text:p>
          </table:table-cell>
          <table:table-cell table:formula="of:=[.A2715]*[.A2715]" office:value-type="float" office:value="0.00298798890625" calcext:value-type="float">
            <text:p>0.00298798890625</text:p>
          </table:table-cell>
          <table:table-cell table:formula="of:=([.A2715]-[.B2715])*([.A2715]-[.B2715])" office:value-type="float" office:value="0.00060318868801" calcext:value-type="float">
            <text:p>0.00060318868801</text:p>
          </table:table-cell>
          <table:table-cell table:number-columns-repeated="2"/>
        </table:table-row>
        <table:table-row table:style-name="ro1">
          <table:table-cell office:value-type="float" office:value="0.0546625" calcext:value-type="float">
            <text:p>0.0546625</text:p>
          </table:table-cell>
          <table:table-cell office:value-type="float" office:value="0.148897" calcext:value-type="float">
            <text:p>0.148897</text:p>
          </table:table-cell>
          <table:table-cell table:formula="of:=[.A2716]*[.A2716]" office:value-type="float" office:value="0.00298798890625" calcext:value-type="float">
            <text:p>0.00298798890625</text:p>
          </table:table-cell>
          <table:table-cell table:formula="of:=([.A2716]-[.B2716])*([.A2716]-[.B2716])" office:value-type="float" office:value="0.00888014099025" calcext:value-type="float">
            <text:p>0.00888014099025</text:p>
          </table:table-cell>
          <table:table-cell table:number-columns-repeated="2"/>
        </table:table-row>
        <table:table-row table:style-name="ro1">
          <table:table-cell office:value-type="float" office:value="0.124277" calcext:value-type="float">
            <text:p>0.124277</text:p>
          </table:table-cell>
          <table:table-cell office:value-type="float" office:value="0.0566946" calcext:value-type="float">
            <text:p>0.0566946</text:p>
          </table:table-cell>
          <table:table-cell table:formula="of:=[.A2717]*[.A2717]" office:value-type="float" office:value="0.015444772729" calcext:value-type="float">
            <text:p>0.015444772729</text:p>
          </table:table-cell>
          <table:table-cell table:formula="of:=([.A2717]-[.B2717])*([.A2717]-[.B2717])" office:value-type="float" office:value="0.00456738078976" calcext:value-type="float">
            <text:p>0.00456738078976</text:p>
          </table:table-cell>
          <table:table-cell table:number-columns-repeated="2"/>
        </table:table-row>
        <table:table-row table:style-name="ro1">
          <table:table-cell office:value-type="float" office:value="0.124277" calcext:value-type="float">
            <text:p>0.124277</text:p>
          </table:table-cell>
          <table:table-cell office:value-type="float" office:value="0.0769654" calcext:value-type="float">
            <text:p>0.0769654</text:p>
          </table:table-cell>
          <table:table-cell table:formula="of:=[.A2718]*[.A2718]" office:value-type="float" office:value="0.015444772729" calcext:value-type="float">
            <text:p>0.015444772729</text:p>
          </table:table-cell>
          <table:table-cell table:formula="of:=([.A2718]-[.B2718])*([.A2718]-[.B2718])" office:value-type="float" office:value="0.00223838749456" calcext:value-type="float">
            <text:p>0.00223838749456</text:p>
          </table:table-cell>
          <table:table-cell table:number-columns-repeated="2"/>
        </table:table-row>
        <table:table-row table:style-name="ro1">
          <table:table-cell office:value-type="float" office:value="0.524455" calcext:value-type="float">
            <text:p>0.524455</text:p>
          </table:table-cell>
          <table:table-cell office:value-type="float" office:value="0.127283" calcext:value-type="float">
            <text:p>0.127283</text:p>
          </table:table-cell>
          <table:table-cell table:formula="of:=[.A2719]*[.A2719]" office:value-type="float" office:value="0.275053047025" calcext:value-type="float">
            <text:p>0.275053047025</text:p>
          </table:table-cell>
          <table:table-cell table:formula="of:=([.A2719]-[.B2719])*([.A2719]-[.B2719])" office:value-type="float" office:value="0.157745597584" calcext:value-type="float">
            <text:p>0.157745597584</text:p>
          </table:table-cell>
          <table:table-cell table:number-columns-repeated="2"/>
        </table:table-row>
        <table:table-row table:style-name="ro1">
          <table:table-cell office:value-type="float" office:value="0.810848" calcext:value-type="float">
            <text:p>0.810848</text:p>
          </table:table-cell>
          <table:table-cell office:value-type="float" office:value="0.248713" calcext:value-type="float">
            <text:p>0.248713</text:p>
          </table:table-cell>
          <table:table-cell table:formula="of:=[.A2720]*[.A2720]" office:value-type="float" office:value="0.657474479104" calcext:value-type="float">
            <text:p>0.657474479104</text:p>
          </table:table-cell>
          <table:table-cell table:formula="of:=([.A2720]-[.B2720])*([.A2720]-[.B2720])" office:value-type="float" office:value="0.315995758225" calcext:value-type="float">
            <text:p>0.315995758225</text:p>
          </table:table-cell>
          <table:table-cell table:number-columns-repeated="2"/>
        </table:table-row>
        <table:table-row table:style-name="ro1">
          <table:table-cell office:value-type="float" office:value="0.810848" calcext:value-type="float">
            <text:p>0.810848</text:p>
          </table:table-cell>
          <table:table-cell office:value-type="float" office:value="0.258815" calcext:value-type="float">
            <text:p>0.258815</text:p>
          </table:table-cell>
          <table:table-cell table:formula="of:=[.A2721]*[.A2721]" office:value-type="float" office:value="0.657474479104" calcext:value-type="float">
            <text:p>0.657474479104</text:p>
          </table:table-cell>
          <table:table-cell table:formula="of:=([.A2721]-[.B2721])*([.A2721]-[.B2721])" office:value-type="float" office:value="0.304740433089" calcext:value-type="float">
            <text:p>0.304740433089</text:p>
          </table:table-cell>
          <table:table-cell table:number-columns-repeated="2"/>
        </table:table-row>
        <table:table-row table:style-name="ro1">
          <table:table-cell office:value-type="float" office:value="0.877563" calcext:value-type="float">
            <text:p>0.877563</text:p>
          </table:table-cell>
          <table:table-cell office:value-type="float" office:value="0.559969" calcext:value-type="float">
            <text:p>0.559969</text:p>
          </table:table-cell>
          <table:table-cell table:formula="of:=[.A2722]*[.A2722]" office:value-type="float" office:value="0.770116818969" calcext:value-type="float">
            <text:p>0.770116818969</text:p>
          </table:table-cell>
          <table:table-cell table:formula="of:=([.A2722]-[.B2722])*([.A2722]-[.B2722])" office:value-type="float" office:value="0.100865948836" calcext:value-type="float">
            <text:p>0.100865948836</text:p>
          </table:table-cell>
          <table:table-cell table:number-columns-repeated="2"/>
        </table:table-row>
        <table:table-row table:style-name="ro1">
          <table:table-cell office:value-type="float" office:value="0.877562" calcext:value-type="float">
            <text:p>0.877562</text:p>
          </table:table-cell>
          <table:table-cell office:value-type="float" office:value="0.584664" calcext:value-type="float">
            <text:p>0.584664</text:p>
          </table:table-cell>
          <table:table-cell table:formula="of:=[.A2723]*[.A2723]" office:value-type="float" office:value="0.770115063844" calcext:value-type="float">
            <text:p>0.770115063844</text:p>
          </table:table-cell>
          <table:table-cell table:formula="of:=([.A2723]-[.B2723])*([.A2723]-[.B2723])" office:value-type="float" office:value="0.085789238404" calcext:value-type="float">
            <text:p>0.085789238404</text:p>
          </table:table-cell>
          <table:table-cell table:number-columns-repeated="2"/>
        </table:table-row>
        <table:table-row table:style-name="ro1">
          <table:table-cell office:value-type="float" office:value="0.877563" calcext:value-type="float">
            <text:p>0.877563</text:p>
          </table:table-cell>
          <table:table-cell office:value-type="float" office:value="0.55971" calcext:value-type="float">
            <text:p>0.55971</text:p>
          </table:table-cell>
          <table:table-cell table:formula="of:=[.A2724]*[.A2724]" office:value-type="float" office:value="0.770116818969" calcext:value-type="float">
            <text:p>0.770116818969</text:p>
          </table:table-cell>
          <table:table-cell table:formula="of:=([.A2724]-[.B2724])*([.A2724]-[.B2724])" office:value-type="float" office:value="0.101030529609" calcext:value-type="float">
            <text:p>0.101030529609</text:p>
          </table:table-cell>
          <table:table-cell table:number-columns-repeated="2"/>
        </table:table-row>
        <table:table-row table:style-name="ro1">
          <table:table-cell office:value-type="float" office:value="0.971199" calcext:value-type="float">
            <text:p>0.971199</text:p>
          </table:table-cell>
          <table:table-cell office:value-type="float" office:value="0.733262" calcext:value-type="float">
            <text:p>0.733262</text:p>
          </table:table-cell>
          <table:table-cell table:formula="of:=[.A2725]*[.A2725]" office:value-type="float" office:value="0.943227497601" calcext:value-type="float">
            <text:p>0.943227497601</text:p>
          </table:table-cell>
          <table:table-cell table:formula="of:=([.A2725]-[.B2725])*([.A2725]-[.B2725])" office:value-type="float" office:value="0.056614015969" calcext:value-type="float">
            <text:p>0.056614015969</text:p>
          </table:table-cell>
          <table:table-cell table:number-columns-repeated="2"/>
        </table:table-row>
        <table:table-row table:style-name="ro1">
          <table:table-cell office:value-type="float" office:value="0.971199" calcext:value-type="float">
            <text:p>0.971199</text:p>
          </table:table-cell>
          <table:table-cell office:value-type="float" office:value="0.850302" calcext:value-type="float">
            <text:p>0.850302</text:p>
          </table:table-cell>
          <table:table-cell table:formula="of:=[.A2726]*[.A2726]" office:value-type="float" office:value="0.943227497601" calcext:value-type="float">
            <text:p>0.943227497601</text:p>
          </table:table-cell>
          <table:table-cell table:formula="of:=([.A2726]-[.B2726])*([.A2726]-[.B2726])" office:value-type="float" office:value="0.014616084609" calcext:value-type="float">
            <text:p>0.014616084609</text:p>
          </table:table-cell>
          <table:table-cell table:number-columns-repeated="2"/>
        </table:table-row>
        <table:table-row table:style-name="ro1">
          <table:table-cell office:value-type="float" office:value="0.971199" calcext:value-type="float">
            <text:p>0.971199</text:p>
          </table:table-cell>
          <table:table-cell office:value-type="float" office:value="0.89015" calcext:value-type="float">
            <text:p>0.89015</text:p>
          </table:table-cell>
          <table:table-cell table:formula="of:=[.A2727]*[.A2727]" office:value-type="float" office:value="0.943227497601" calcext:value-type="float">
            <text:p>0.943227497601</text:p>
          </table:table-cell>
          <table:table-cell table:formula="of:=([.A2727]-[.B2727])*([.A2727]-[.B2727])" office:value-type="float" office:value="0.00656894040100001" calcext:value-type="float">
            <text:p>0.00656894040100001</text:p>
          </table:table-cell>
          <table:table-cell table:number-columns-repeated="2"/>
        </table:table-row>
        <table:table-row table:style-name="ro1">
          <table:table-cell office:value-type="float" office:value="0.9712" calcext:value-type="float">
            <text:p>0.9712</text:p>
          </table:table-cell>
          <table:table-cell office:value-type="float" office:value="0.927057" calcext:value-type="float">
            <text:p>0.927057</text:p>
          </table:table-cell>
          <table:table-cell table:formula="of:=[.A2728]*[.A2728]" office:value-type="float" office:value="0.94322944" calcext:value-type="float">
            <text:p>0.94322944</text:p>
          </table:table-cell>
          <table:table-cell table:formula="of:=([.A2728]-[.B2728])*([.A2728]-[.B2728])" office:value-type="float" office:value="0.00194860444899999" calcext:value-type="float">
            <text:p>0.00194860444899999</text:p>
          </table:table-cell>
          <table:table-cell table:number-columns-repeated="2"/>
        </table:table-row>
        <table:table-row table:style-name="ro1">
          <table:table-cell office:value-type="float" office:value="0.971199" calcext:value-type="float">
            <text:p>0.971199</text:p>
          </table:table-cell>
          <table:table-cell office:value-type="float" office:value="0.954937" calcext:value-type="float">
            <text:p>0.954937</text:p>
          </table:table-cell>
          <table:table-cell table:formula="of:=[.A2729]*[.A2729]" office:value-type="float" office:value="0.943227497601" calcext:value-type="float">
            <text:p>0.943227497601</text:p>
          </table:table-cell>
          <table:table-cell table:formula="of:=([.A2729]-[.B2729])*([.A2729]-[.B2729])" office:value-type="float" office:value="0.000264452644" calcext:value-type="float">
            <text:p>0.000264452644</text:p>
          </table:table-cell>
          <table:table-cell table:number-columns-repeated="2"/>
        </table:table-row>
        <table:table-row table:style-name="ro1">
          <table:table-cell office:value-type="float" office:value="0.971199" calcext:value-type="float">
            <text:p>0.971199</text:p>
          </table:table-cell>
          <table:table-cell office:value-type="float" office:value="0.997773" calcext:value-type="float">
            <text:p>0.997773</text:p>
          </table:table-cell>
          <table:table-cell table:formula="of:=[.A2730]*[.A2730]" office:value-type="float" office:value="0.943227497601" calcext:value-type="float">
            <text:p>0.943227497601</text:p>
          </table:table-cell>
          <table:table-cell table:formula="of:=([.A2730]-[.B2730])*([.A2730]-[.B2730])" office:value-type="float" office:value="0.000706177475999999" calcext:value-type="float">
            <text:p>0.000706177475999999</text:p>
          </table:table-cell>
          <table:table-cell table:number-columns-repeated="2"/>
        </table:table-row>
        <table:table-row table:style-name="ro1">
          <table:table-cell office:value-type="float" office:value="0.971199" calcext:value-type="float">
            <text:p>0.971199</text:p>
          </table:table-cell>
          <table:table-cell office:value-type="float" office:value="0.999578" calcext:value-type="float">
            <text:p>0.999578</text:p>
          </table:table-cell>
          <table:table-cell table:formula="of:=[.A2731]*[.A2731]" office:value-type="float" office:value="0.943227497601" calcext:value-type="float">
            <text:p>0.943227497601</text:p>
          </table:table-cell>
          <table:table-cell table:formula="of:=([.A2731]-[.B2731])*([.A2731]-[.B2731])" office:value-type="float" office:value="0.000805367640999996" calcext:value-type="float">
            <text:p>0.000805367640999996</text:p>
          </table:table-cell>
          <table:table-cell table:number-columns-repeated="2"/>
        </table:table-row>
        <table:table-row table:style-name="ro1">
          <table:table-cell office:value-type="float" office:value="0.000122786" calcext:value-type="float">
            <text:p>0.000122786</text:p>
          </table:table-cell>
          <table:table-cell office:value-type="float" office:value="0.00000303222" calcext:value-type="float">
            <text:p>0.00000303222</text:p>
          </table:table-cell>
          <table:table-cell table:formula="of:=[.A2732]*[.A2732]" office:value-type="float" office:value="0.000000015076401796" calcext:value-type="float">
            <text:p>1.5076401796E-08</text:p>
          </table:table-cell>
          <table:table-cell table:formula="of:=([.A2732]-[.B2732])*([.A2732]-[.B2732])" office:value-type="float" office:value="0.00000001434096782429" calcext:value-type="float">
            <text:p>1.43409678242884E-08</text:p>
          </table:table-cell>
          <table:table-cell table:number-columns-repeated="2"/>
        </table:table-row>
        <table:table-row table:style-name="ro1">
          <table:table-cell office:value-type="float" office:value="0.0000913143" calcext:value-type="float">
            <text:p>0.0000913143</text:p>
          </table:table-cell>
          <table:table-cell office:value-type="float" office:value="0.00153923" calcext:value-type="float">
            <text:p>0.00153923</text:p>
          </table:table-cell>
          <table:table-cell table:formula="of:=[.A2733]*[.A2733]" office:value-type="float" office:value="0.00000000833830138449" calcext:value-type="float">
            <text:p>8.33830138449E-09</text:p>
          </table:table-cell>
          <table:table-cell table:formula="of:=([.A2733]-[.B2733])*([.A2733]-[.B2733])" office:value-type="float" office:value="0.00000209645987430649" calcext:value-type="float">
            <text:p>2.09645987430649E-06</text:p>
          </table:table-cell>
          <table:table-cell table:number-columns-repeated="2"/>
        </table:table-row>
        <table:table-row table:style-name="ro1">
          <table:table-cell office:value-type="float" office:value="0.0000834465" calcext:value-type="float">
            <text:p>0.0000834465</text:p>
          </table:table-cell>
          <table:table-cell office:value-type="float" office:value="0.00000506328" calcext:value-type="float">
            <text:p>0.00000506328</text:p>
          </table:table-cell>
          <table:table-cell table:formula="of:=[.A2734]*[.A2734]" office:value-type="float" office:value="0.00000000696331836225" calcext:value-type="float">
            <text:p>6.96331836225E-09</text:p>
          </table:table-cell>
          <table:table-cell table:formula="of:=([.A2734]-[.B2734])*([.A2734]-[.B2734])" office:value-type="float" office:value="0.00000000614392917757" calcext:value-type="float">
            <text:p>6.1439291775684E-09</text:p>
          </table:table-cell>
          <table:table-cell table:number-columns-repeated="2"/>
        </table:table-row>
        <table:table-row table:style-name="ro1">
          <table:table-cell office:value-type="float" office:value="0.0000834465" calcext:value-type="float">
            <text:p>0.0000834465</text:p>
          </table:table-cell>
          <table:table-cell office:value-type="float" office:value="0.0000592868" calcext:value-type="float">
            <text:p>0.0000592868</text:p>
          </table:table-cell>
          <table:table-cell table:formula="of:=[.A2735]*[.A2735]" office:value-type="float" office:value="0.00000000696331836225" calcext:value-type="float">
            <text:p>6.96331836225E-09</text:p>
          </table:table-cell>
          <table:table-cell table:formula="of:=([.A2735]-[.B2735])*([.A2735]-[.B2735])" office:value-type="float" office:value="0.00000000058369110409" calcext:value-type="float">
            <text:p>5.8369110409E-10</text:p>
          </table:table-cell>
          <table:table-cell table:number-columns-repeated="2"/>
        </table:table-row>
        <table:table-row table:style-name="ro1">
          <table:table-cell office:value-type="float" office:value="0.0000834465" calcext:value-type="float">
            <text:p>0.0000834465</text:p>
          </table:table-cell>
          <table:table-cell office:value-type="float" office:value="0.0000109479" calcext:value-type="float">
            <text:p>0.0000109479</text:p>
          </table:table-cell>
          <table:table-cell table:formula="of:=[.A2736]*[.A2736]" office:value-type="float" office:value="0.00000000696331836225" calcext:value-type="float">
            <text:p>6.96331836225E-09</text:p>
          </table:table-cell>
          <table:table-cell table:formula="of:=([.A2736]-[.B2736])*([.A2736]-[.B2736])" office:value-type="float" office:value="0.00000000525604700196" calcext:value-type="float">
            <text:p>5.25604700196E-09</text:p>
          </table:table-cell>
          <table:table-cell table:number-columns-repeated="2"/>
        </table:table-row>
        <table:table-row table:style-name="ro1">
          <table:table-cell office:value-type="float" office:value="0.00101227" calcext:value-type="float">
            <text:p>0.00101227</text:p>
          </table:table-cell>
          <table:table-cell office:value-type="float" office:value="0.000220177" calcext:value-type="float">
            <text:p>0.000220177</text:p>
          </table:table-cell>
          <table:table-cell table:formula="of:=[.A2737]*[.A2737]" office:value-type="float" office:value="0.0000010246905529" calcext:value-type="float">
            <text:p>0.0000010246905529</text:p>
          </table:table-cell>
          <table:table-cell table:formula="of:=([.A2737]-[.B2737])*([.A2737]-[.B2737])" office:value-type="float" office:value="0.000000627411320649" calcext:value-type="float">
            <text:p>6.27411320649E-07</text:p>
          </table:table-cell>
          <table:table-cell table:number-columns-repeated="2"/>
        </table:table-row>
        <table:table-row table:style-name="ro1">
          <table:table-cell office:value-type="float" office:value="0.0001086" calcext:value-type="float">
            <text:p>0.0001086</text:p>
          </table:table-cell>
          <table:table-cell office:value-type="float" office:value="0.00000213553" calcext:value-type="float">
            <text:p>0.00000213553</text:p>
          </table:table-cell>
          <table:table-cell table:formula="of:=[.A2738]*[.A2738]" office:value-type="float" office:value="0.00000001179396" calcext:value-type="float">
            <text:p>0.00000001179396</text:p>
          </table:table-cell>
          <table:table-cell table:formula="of:=([.A2738]-[.B2738])*([.A2738]-[.B2738])" office:value-type="float" office:value="0.00000001133468337238" calcext:value-type="float">
            <text:p>1.13346833723809E-08</text:p>
          </table:table-cell>
          <table:table-cell table:number-columns-repeated="2"/>
        </table:table-row>
        <table:table-row table:style-name="ro1">
          <table:table-cell office:value-type="float" office:value="0.0001086" calcext:value-type="float">
            <text:p>0.0001086</text:p>
          </table:table-cell>
          <table:table-cell office:value-type="float" office:value="0.0105083" calcext:value-type="float">
            <text:p>0.0105083</text:p>
          </table:table-cell>
          <table:table-cell table:formula="of:=[.A2739]*[.A2739]" office:value-type="float" office:value="0.00000001179396" calcext:value-type="float">
            <text:p>0.00000001179396</text:p>
          </table:table-cell>
          <table:table-cell table:formula="of:=([.A2739]-[.B2739])*([.A2739]-[.B2739])" office:value-type="float" office:value="0.00010815376009" calcext:value-type="float">
            <text:p>0.00010815376009</text:p>
          </table:table-cell>
          <table:table-cell table:number-columns-repeated="2"/>
        </table:table-row>
        <table:table-row table:style-name="ro1">
          <table:table-cell office:value-type="float" office:value="0.0000269413" calcext:value-type="float">
            <text:p>0.0000269413</text:p>
          </table:table-cell>
          <table:table-cell office:value-type="float" office:value="0.00000748789" calcext:value-type="float">
            <text:p>0.00000748789</text:p>
          </table:table-cell>
          <table:table-cell table:formula="of:=[.A2740]*[.A2740]" office:value-type="float" office:value="0.00000000072583364569" calcext:value-type="float">
            <text:p>7.2583364569E-10</text:p>
          </table:table-cell>
          <table:table-cell table:formula="of:=([.A2740]-[.B2740])*([.A2740]-[.B2740])" office:value-type="float" office:value="0.00000000037843516063" calcext:value-type="float">
            <text:p>3.784351606281E-10</text:p>
          </table:table-cell>
          <table:table-cell table:number-columns-repeated="2"/>
        </table:table-row>
        <table:table-row table:style-name="ro1">
          <table:table-cell office:value-type="float" office:value="0.0000311732" calcext:value-type="float">
            <text:p>0.0000311732</text:p>
          </table:table-cell>
          <table:table-cell office:value-type="float" office:value="0.00332333" calcext:value-type="float">
            <text:p>0.00332333</text:p>
          </table:table-cell>
          <table:table-cell table:formula="of:=[.A2741]*[.A2741]" office:value-type="float" office:value="0.00000000097176839824" calcext:value-type="float">
            <text:p>9.7176839824E-10</text:p>
          </table:table-cell>
          <table:table-cell table:formula="of:=([.A2741]-[.B2741])*([.A2741]-[.B2741])" office:value-type="float" office:value="0.0000108382963957862" calcext:value-type="float">
            <text:p>1.08382963957862E-05</text:p>
          </table:table-cell>
          <table:table-cell table:number-columns-repeated="2"/>
        </table:table-row>
        <table:table-row table:style-name="ro1">
          <table:table-cell office:value-type="float" office:value="0.000736415" calcext:value-type="float">
            <text:p>0.000736415</text:p>
          </table:table-cell>
          <table:table-cell office:value-type="float" office:value="0.011678" calcext:value-type="float">
            <text:p>0.011678</text:p>
          </table:table-cell>
          <table:table-cell table:formula="of:=[.A2742]*[.A2742]" office:value-type="float" office:value="0.000000542307052225" calcext:value-type="float">
            <text:p>5.42307052225E-07</text:p>
          </table:table-cell>
          <table:table-cell table:formula="of:=([.A2742]-[.B2742])*([.A2742]-[.B2742])" office:value-type="float" office:value="0.000119718282312225" calcext:value-type="float">
            <text:p>0.000119718282312225</text:p>
          </table:table-cell>
          <table:table-cell table:number-columns-repeated="2"/>
        </table:table-row>
        <table:table-row table:style-name="ro1">
          <table:table-cell office:value-type="float" office:value="0.000736415" calcext:value-type="float">
            <text:p>0.000736415</text:p>
          </table:table-cell>
          <table:table-cell office:value-type="float" office:value="0.00234902" calcext:value-type="float">
            <text:p>0.00234902</text:p>
          </table:table-cell>
          <table:table-cell table:formula="of:=[.A2743]*[.A2743]" office:value-type="float" office:value="0.000000542307052225" calcext:value-type="float">
            <text:p>5.42307052225E-07</text:p>
          </table:table-cell>
          <table:table-cell table:formula="of:=([.A2743]-[.B2743])*([.A2743]-[.B2743])" office:value-type="float" office:value="0.000002600494886025" calcext:value-type="float">
            <text:p>2.600494886025E-06</text:p>
          </table:table-cell>
          <table:table-cell table:number-columns-repeated="2"/>
        </table:table-row>
        <table:table-row table:style-name="ro1">
          <table:table-cell office:value-type="float" office:value="0.000112355" calcext:value-type="float">
            <text:p>0.000112355</text:p>
          </table:table-cell>
          <table:table-cell office:value-type="float" office:value="0.00206995" calcext:value-type="float">
            <text:p>0.00206995</text:p>
          </table:table-cell>
          <table:table-cell table:formula="of:=[.A2744]*[.A2744]" office:value-type="float" office:value="0.000000012623646025" calcext:value-type="float">
            <text:p>1.2623646025E-08</text:p>
          </table:table-cell>
          <table:table-cell table:formula="of:=([.A2744]-[.B2744])*([.A2744]-[.B2744])" office:value-type="float" office:value="0.000003832178184025" calcext:value-type="float">
            <text:p>3.832178184025E-06</text:p>
          </table:table-cell>
          <table:table-cell table:number-columns-repeated="2"/>
        </table:table-row>
        <table:table-row table:style-name="ro1">
          <table:table-cell office:value-type="float" office:value="0.000801921" calcext:value-type="float">
            <text:p>0.000801921</text:p>
          </table:table-cell>
          <table:table-cell office:value-type="float" office:value="0.0157849" calcext:value-type="float">
            <text:p>0.0157849</text:p>
          </table:table-cell>
          <table:table-cell table:formula="of:=[.A2745]*[.A2745]" office:value-type="float" office:value="0.000000643077290241" calcext:value-type="float">
            <text:p>6.43077290241E-07</text:p>
          </table:table-cell>
          <table:table-cell table:formula="of:=([.A2745]-[.B2745])*([.A2745]-[.B2745])" office:value-type="float" office:value="0.000224489659714441" calcext:value-type="float">
            <text:p>0.000224489659714441</text:p>
          </table:table-cell>
          <table:table-cell table:number-columns-repeated="2"/>
        </table:table-row>
        <table:table-row table:style-name="ro1">
          <table:table-cell office:value-type="float" office:value="0.00701278" calcext:value-type="float">
            <text:p>0.00701278</text:p>
          </table:table-cell>
          <table:table-cell office:value-type="float" office:value="0.0000768682" calcext:value-type="float">
            <text:p>0.0000768682</text:p>
          </table:table-cell>
          <table:table-cell table:formula="of:=[.A2746]*[.A2746]" office:value-type="float" office:value="0.0000491790833284" calcext:value-type="float">
            <text:p>0.0000491790833284</text:p>
          </table:table-cell>
          <table:table-cell table:formula="of:=([.A2746]-[.B2746])*([.A2746]-[.B2746])" office:value-type="float" office:value="0.0000481068724973792" calcext:value-type="float">
            <text:p>4.81068724973792E-05</text:p>
          </table:table-cell>
          <table:table-cell table:number-columns-repeated="2"/>
        </table:table-row>
        <table:table-row table:style-name="ro1">
          <table:table-cell office:value-type="float" office:value="0.00687289" calcext:value-type="float">
            <text:p>0.00687289</text:p>
          </table:table-cell>
          <table:table-cell office:value-type="float" office:value="0.00969672" calcext:value-type="float">
            <text:p>0.00969672</text:p>
          </table:table-cell>
          <table:table-cell table:formula="of:=[.A2747]*[.A2747]" office:value-type="float" office:value="0.0000472366169521" calcext:value-type="float">
            <text:p>0.0000472366169521</text:p>
          </table:table-cell>
          <table:table-cell table:formula="of:=([.A2747]-[.B2747])*([.A2747]-[.B2747])" office:value-type="float" office:value="0.0000079740158689" calcext:value-type="float">
            <text:p>0.0000079740158689</text:p>
          </table:table-cell>
          <table:table-cell table:number-columns-repeated="2"/>
        </table:table-row>
        <table:table-row table:style-name="ro1">
          <table:table-cell office:value-type="float" office:value="0.00594193" calcext:value-type="float">
            <text:p>0.00594193</text:p>
          </table:table-cell>
          <table:table-cell office:value-type="float" office:value="0.0369433" calcext:value-type="float">
            <text:p>0.0369433</text:p>
          </table:table-cell>
          <table:table-cell table:formula="of:=[.A2748]*[.A2748]" office:value-type="float" office:value="0.0000353065321249" calcext:value-type="float">
            <text:p>0.0000353065321249</text:p>
          </table:table-cell>
          <table:table-cell table:formula="of:=([.A2748]-[.B2748])*([.A2748]-[.B2748])" office:value-type="float" office:value="0.0009610849418769" calcext:value-type="float">
            <text:p>0.0009610849418769</text:p>
          </table:table-cell>
          <table:table-cell table:number-columns-repeated="2"/>
        </table:table-row>
        <table:table-row table:style-name="ro1">
          <table:table-cell office:value-type="float" office:value="0.00341761" calcext:value-type="float">
            <text:p>0.00341761</text:p>
          </table:table-cell>
          <table:table-cell office:value-type="float" office:value="0.0437717" calcext:value-type="float">
            <text:p>0.0437717</text:p>
          </table:table-cell>
          <table:table-cell table:formula="of:=[.A2749]*[.A2749]" office:value-type="float" office:value="0.0000116800581121" calcext:value-type="float">
            <text:p>0.0000116800581121</text:p>
          </table:table-cell>
          <table:table-cell table:formula="of:=([.A2749]-[.B2749])*([.A2749]-[.B2749])" office:value-type="float" office:value="0.0016284525797281" calcext:value-type="float">
            <text:p>0.0016284525797281</text:p>
          </table:table-cell>
          <table:table-cell table:number-columns-repeated="2"/>
        </table:table-row>
        <table:table-row table:style-name="ro1">
          <table:table-cell office:value-type="float" office:value="0.0141847" calcext:value-type="float">
            <text:p>0.0141847</text:p>
          </table:table-cell>
          <table:table-cell office:value-type="float" office:value="0.030795" calcext:value-type="float">
            <text:p>0.030795</text:p>
          </table:table-cell>
          <table:table-cell table:formula="of:=[.A2750]*[.A2750]" office:value-type="float" office:value="0.00020120571409" calcext:value-type="float">
            <text:p>0.00020120571409</text:p>
          </table:table-cell>
          <table:table-cell table:formula="of:=([.A2750]-[.B2750])*([.A2750]-[.B2750])" office:value-type="float" office:value="0.00027590206609" calcext:value-type="float">
            <text:p>0.00027590206609</text:p>
          </table:table-cell>
          <table:table-cell table:number-columns-repeated="2"/>
        </table:table-row>
        <table:table-row table:style-name="ro1">
          <table:table-cell office:value-type="float" office:value="0.0141847" calcext:value-type="float">
            <text:p>0.0141847</text:p>
          </table:table-cell>
          <table:table-cell office:value-type="float" office:value="0.0320558" calcext:value-type="float">
            <text:p>0.0320558</text:p>
          </table:table-cell>
          <table:table-cell table:formula="of:=[.A2751]*[.A2751]" office:value-type="float" office:value="0.00020120571409" calcext:value-type="float">
            <text:p>0.00020120571409</text:p>
          </table:table-cell>
          <table:table-cell table:formula="of:=([.A2751]-[.B2751])*([.A2751]-[.B2751])" office:value-type="float" office:value="0.00031937621521" calcext:value-type="float">
            <text:p>0.00031937621521</text:p>
          </table:table-cell>
          <table:table-cell table:number-columns-repeated="2"/>
        </table:table-row>
        <table:table-row table:style-name="ro1">
          <table:table-cell office:value-type="float" office:value="0.0141847" calcext:value-type="float">
            <text:p>0.0141847</text:p>
          </table:table-cell>
          <table:table-cell office:value-type="float" office:value="0.057851" calcext:value-type="float">
            <text:p>0.057851</text:p>
          </table:table-cell>
          <table:table-cell table:formula="of:=[.A2752]*[.A2752]" office:value-type="float" office:value="0.00020120571409" calcext:value-type="float">
            <text:p>0.00020120571409</text:p>
          </table:table-cell>
          <table:table-cell table:formula="of:=([.A2752]-[.B2752])*([.A2752]-[.B2752])" office:value-type="float" office:value="0.00190674575569" calcext:value-type="float">
            <text:p>0.00190674575569</text:p>
          </table:table-cell>
          <table:table-cell table:number-columns-repeated="2"/>
        </table:table-row>
        <table:table-row table:style-name="ro1">
          <table:table-cell office:value-type="float" office:value="0.0236048" calcext:value-type="float">
            <text:p>0.0236048</text:p>
          </table:table-cell>
          <table:table-cell office:value-type="float" office:value="0.0303844" calcext:value-type="float">
            <text:p>0.0303844</text:p>
          </table:table-cell>
          <table:table-cell table:formula="of:=[.A2753]*[.A2753]" office:value-type="float" office:value="0.00055718658304" calcext:value-type="float">
            <text:p>0.00055718658304</text:p>
          </table:table-cell>
          <table:table-cell table:formula="of:=([.A2753]-[.B2753])*([.A2753]-[.B2753])" office:value-type="float" office:value="0.00004596297616" calcext:value-type="float">
            <text:p>0.00004596297616</text:p>
          </table:table-cell>
          <table:table-cell table:number-columns-repeated="2"/>
        </table:table-row>
        <table:table-row table:style-name="ro1">
          <table:table-cell office:value-type="float" office:value="0.00709426" calcext:value-type="float">
            <text:p>0.00709426</text:p>
          </table:table-cell>
          <table:table-cell office:value-type="float" office:value="0.000384766" calcext:value-type="float">
            <text:p>0.000384766</text:p>
          </table:table-cell>
          <table:table-cell table:formula="of:=[.A2754]*[.A2754]" office:value-type="float" office:value="0.0000503285249476" calcext:value-type="float">
            <text:p>0.0000503285249476</text:p>
          </table:table-cell>
          <table:table-cell table:formula="of:=([.A2754]-[.B2754])*([.A2754]-[.B2754])" office:value-type="float" office:value="0.000045017309736036" calcext:value-type="float">
            <text:p>4.5017309736036E-05</text:p>
          </table:table-cell>
          <table:table-cell table:number-columns-repeated="2"/>
        </table:table-row>
        <table:table-row table:style-name="ro1">
          <table:table-cell office:value-type="float" office:value="0.00597" calcext:value-type="float">
            <text:p>0.00597</text:p>
          </table:table-cell>
          <table:table-cell office:value-type="float" office:value="0.0389176" calcext:value-type="float">
            <text:p>0.0389176</text:p>
          </table:table-cell>
          <table:table-cell table:formula="of:=[.A2755]*[.A2755]" office:value-type="float" office:value="0.0000356409" calcext:value-type="float">
            <text:p>0.0000356409</text:p>
          </table:table-cell>
          <table:table-cell table:formula="of:=([.A2755]-[.B2755])*([.A2755]-[.B2755])" office:value-type="float" office:value="0.00108554434576" calcext:value-type="float">
            <text:p>0.00108554434576</text:p>
          </table:table-cell>
          <table:table-cell table:number-columns-repeated="2"/>
        </table:table-row>
        <table:table-row table:style-name="ro1">
          <table:table-cell office:value-type="float" office:value="0.0274276" calcext:value-type="float">
            <text:p>0.0274276</text:p>
          </table:table-cell>
          <table:table-cell office:value-type="float" office:value="0.0351224" calcext:value-type="float">
            <text:p>0.0351224</text:p>
          </table:table-cell>
          <table:table-cell table:formula="of:=[.A2756]*[.A2756]" office:value-type="float" office:value="0.00075227324176" calcext:value-type="float">
            <text:p>0.00075227324176</text:p>
          </table:table-cell>
          <table:table-cell table:formula="of:=([.A2756]-[.B2756])*([.A2756]-[.B2756])" office:value-type="float" office:value="0.00005920994704" calcext:value-type="float">
            <text:p>0.00005920994704</text:p>
          </table:table-cell>
          <table:table-cell table:number-columns-repeated="2"/>
        </table:table-row>
        <table:table-row table:style-name="ro1">
          <table:table-cell office:value-type="float" office:value="0.0372376" calcext:value-type="float">
            <text:p>0.0372376</text:p>
          </table:table-cell>
          <table:table-cell office:value-type="float" office:value="0.0363925" calcext:value-type="float">
            <text:p>0.0363925</text:p>
          </table:table-cell>
          <table:table-cell table:formula="of:=[.A2757]*[.A2757]" office:value-type="float" office:value="0.00138663885376" calcext:value-type="float">
            <text:p>0.00138663885376</text:p>
          </table:table-cell>
          <table:table-cell table:formula="of:=([.A2757]-[.B2757])*([.A2757]-[.B2757])" office:value-type="float" office:value="0.00000071419401" calcext:value-type="float">
            <text:p>0.00000071419401</text:p>
          </table:table-cell>
          <table:table-cell table:number-columns-repeated="2"/>
        </table:table-row>
        <table:table-row table:style-name="ro1">
          <table:table-cell office:value-type="float" office:value="0.127236" calcext:value-type="float">
            <text:p>0.127236</text:p>
          </table:table-cell>
          <table:table-cell office:value-type="float" office:value="0.0323427" calcext:value-type="float">
            <text:p>0.0323427</text:p>
          </table:table-cell>
          <table:table-cell table:formula="of:=[.A2758]*[.A2758]" office:value-type="float" office:value="0.016188999696" calcext:value-type="float">
            <text:p>0.016188999696</text:p>
          </table:table-cell>
          <table:table-cell table:formula="of:=([.A2758]-[.B2758])*([.A2758]-[.B2758])" office:value-type="float" office:value="0.00900473838489" calcext:value-type="float">
            <text:p>0.00900473838489</text:p>
          </table:table-cell>
          <table:table-cell table:number-columns-repeated="2"/>
        </table:table-row>
        <table:table-row table:style-name="ro1">
          <table:table-cell office:value-type="float" office:value="0.127235" calcext:value-type="float">
            <text:p>0.127235</text:p>
          </table:table-cell>
          <table:table-cell office:value-type="float" office:value="0.0885288" calcext:value-type="float">
            <text:p>0.0885288</text:p>
          </table:table-cell>
          <table:table-cell table:formula="of:=[.A2759]*[.A2759]" office:value-type="float" office:value="0.016188745225" calcext:value-type="float">
            <text:p>0.016188745225</text:p>
          </table:table-cell>
          <table:table-cell table:formula="of:=([.A2759]-[.B2759])*([.A2759]-[.B2759])" office:value-type="float" office:value="0.00149816991844" calcext:value-type="float">
            <text:p>0.00149816991844</text:p>
          </table:table-cell>
          <table:table-cell table:number-columns-repeated="2"/>
        </table:table-row>
        <table:table-row table:style-name="ro1">
          <table:table-cell office:value-type="float" office:value="0.150251" calcext:value-type="float">
            <text:p>0.150251</text:p>
          </table:table-cell>
          <table:table-cell office:value-type="float" office:value="0.121391" calcext:value-type="float">
            <text:p>0.121391</text:p>
          </table:table-cell>
          <table:table-cell table:formula="of:=[.A2760]*[.A2760]" office:value-type="float" office:value="0.022575363001" calcext:value-type="float">
            <text:p>0.022575363001</text:p>
          </table:table-cell>
          <table:table-cell table:formula="of:=([.A2760]-[.B2760])*([.A2760]-[.B2760])" office:value-type="float" office:value="0.0008328996" calcext:value-type="float">
            <text:p>0.0008328996</text:p>
          </table:table-cell>
          <table:table-cell table:number-columns-repeated="2"/>
        </table:table-row>
        <table:table-row table:style-name="ro1">
          <table:table-cell office:value-type="float" office:value="0.302319" calcext:value-type="float">
            <text:p>0.302319</text:p>
          </table:table-cell>
          <table:table-cell office:value-type="float" office:value="0.215656" calcext:value-type="float">
            <text:p>0.215656</text:p>
          </table:table-cell>
          <table:table-cell table:formula="of:=[.A2761]*[.A2761]" office:value-type="float" office:value="0.091396777761" calcext:value-type="float">
            <text:p>0.091396777761</text:p>
          </table:table-cell>
          <table:table-cell table:formula="of:=([.A2761]-[.B2761])*([.A2761]-[.B2761])" office:value-type="float" office:value="0.007510475569" calcext:value-type="float">
            <text:p>0.007510475569</text:p>
          </table:table-cell>
          <table:table-cell table:number-columns-repeated="2"/>
        </table:table-row>
        <table:table-row table:style-name="ro1">
          <table:table-cell office:value-type="float" office:value="0.383926" calcext:value-type="float">
            <text:p>0.383926</text:p>
          </table:table-cell>
          <table:table-cell office:value-type="float" office:value="0.399826" calcext:value-type="float">
            <text:p>0.399826</text:p>
          </table:table-cell>
          <table:table-cell table:formula="of:=[.A2762]*[.A2762]" office:value-type="float" office:value="0.147399173476" calcext:value-type="float">
            <text:p>0.147399173476</text:p>
          </table:table-cell>
          <table:table-cell table:formula="of:=([.A2762]-[.B2762])*([.A2762]-[.B2762])" office:value-type="float" office:value="0.000252810000000001" calcext:value-type="float">
            <text:p>0.000252810000000001</text:p>
          </table:table-cell>
          <table:table-cell table:number-columns-repeated="2"/>
        </table:table-row>
        <table:table-row table:style-name="ro1">
          <table:table-cell office:value-type="float" office:value="0.538331" calcext:value-type="float">
            <text:p>0.538331</text:p>
          </table:table-cell>
          <table:table-cell office:value-type="float" office:value="0.647098" calcext:value-type="float">
            <text:p>0.647098</text:p>
          </table:table-cell>
          <table:table-cell table:formula="of:=[.A2763]*[.A2763]" office:value-type="float" office:value="0.289800265561" calcext:value-type="float">
            <text:p>0.289800265561</text:p>
          </table:table-cell>
          <table:table-cell table:formula="of:=([.A2763]-[.B2763])*([.A2763]-[.B2763])" office:value-type="float" office:value="0.011830260289" calcext:value-type="float">
            <text:p>0.011830260289</text:p>
          </table:table-cell>
          <table:table-cell table:number-columns-repeated="2"/>
        </table:table-row>
        <table:table-row table:style-name="ro1">
          <table:table-cell office:value-type="float" office:value="0.470483" calcext:value-type="float">
            <text:p>0.470483</text:p>
          </table:table-cell>
          <table:table-cell office:value-type="float" office:value="0.646045" calcext:value-type="float">
            <text:p>0.646045</text:p>
          </table:table-cell>
          <table:table-cell table:formula="of:=[.A2764]*[.A2764]" office:value-type="float" office:value="0.221354253289" calcext:value-type="float">
            <text:p>0.221354253289</text:p>
          </table:table-cell>
          <table:table-cell table:formula="of:=([.A2764]-[.B2764])*([.A2764]-[.B2764])" office:value-type="float" office:value="0.030822015844" calcext:value-type="float">
            <text:p>0.030822015844</text:p>
          </table:table-cell>
          <table:table-cell table:number-columns-repeated="2"/>
        </table:table-row>
        <table:table-row table:style-name="ro1">
          <table:table-cell office:value-type="float" office:value="0.569667" calcext:value-type="float">
            <text:p>0.569667</text:p>
          </table:table-cell>
          <table:table-cell office:value-type="float" office:value="0.793126" calcext:value-type="float">
            <text:p>0.793126</text:p>
          </table:table-cell>
          <table:table-cell table:formula="of:=[.A2765]*[.A2765]" office:value-type="float" office:value="0.324520490889" calcext:value-type="float">
            <text:p>0.324520490889</text:p>
          </table:table-cell>
          <table:table-cell table:formula="of:=([.A2765]-[.B2765])*([.A2765]-[.B2765])" office:value-type="float" office:value="0.049933924681" calcext:value-type="float">
            <text:p>0.049933924681</text:p>
          </table:table-cell>
          <table:table-cell table:number-columns-repeated="2"/>
        </table:table-row>
        <table:table-row table:style-name="ro1">
          <table:table-cell office:value-type="float" office:value="0.660305" calcext:value-type="float">
            <text:p>0.660305</text:p>
          </table:table-cell>
          <table:table-cell office:value-type="float" office:value="0.805407" calcext:value-type="float">
            <text:p>0.805407</text:p>
          </table:table-cell>
          <table:table-cell table:formula="of:=[.A2766]*[.A2766]" office:value-type="float" office:value="0.436002693025" calcext:value-type="float">
            <text:p>0.436002693025</text:p>
          </table:table-cell>
          <table:table-cell table:formula="of:=([.A2766]-[.B2766])*([.A2766]-[.B2766])" office:value-type="float" office:value="0.021054590404" calcext:value-type="float">
            <text:p>0.021054590404</text:p>
          </table:table-cell>
          <table:table-cell table:number-columns-repeated="2"/>
        </table:table-row>
        <table:table-row table:style-name="ro1">
          <table:table-cell office:value-type="float" office:value="0.899953" calcext:value-type="float">
            <text:p>0.899953</text:p>
          </table:table-cell>
          <table:table-cell office:value-type="float" office:value="0.955962" calcext:value-type="float">
            <text:p>0.955962</text:p>
          </table:table-cell>
          <table:table-cell table:formula="of:=[.A2767]*[.A2767]" office:value-type="float" office:value="0.809915402209" calcext:value-type="float">
            <text:p>0.809915402209</text:p>
          </table:table-cell>
          <table:table-cell table:formula="of:=([.A2767]-[.B2767])*([.A2767]-[.B2767])" office:value-type="float" office:value="0.003137008081" calcext:value-type="float">
            <text:p>0.003137008081</text:p>
          </table:table-cell>
          <table:table-cell table:number-columns-repeated="2"/>
        </table:table-row>
        <table:table-row table:style-name="ro1">
          <table:table-cell office:value-type="float" office:value="0.899952" calcext:value-type="float">
            <text:p>0.899952</text:p>
          </table:table-cell>
          <table:table-cell office:value-type="float" office:value="0.984713" calcext:value-type="float">
            <text:p>0.984713</text:p>
          </table:table-cell>
          <table:table-cell table:formula="of:=[.A2768]*[.A2768]" office:value-type="float" office:value="0.809913602304" calcext:value-type="float">
            <text:p>0.809913602304</text:p>
          </table:table-cell>
          <table:table-cell table:formula="of:=([.A2768]-[.B2768])*([.A2768]-[.B2768])" office:value-type="float" office:value="0.007184427121" calcext:value-type="float">
            <text:p>0.007184427121</text:p>
          </table:table-cell>
          <table:table-cell table:number-columns-repeated="2"/>
        </table:table-row>
        <table:table-row table:style-name="ro1">
          <table:table-cell office:value-type="float" office:value="0.954668" calcext:value-type="float">
            <text:p>0.954668</text:p>
          </table:table-cell>
          <table:table-cell office:value-type="float" office:value="0.998192" calcext:value-type="float">
            <text:p>0.998192</text:p>
          </table:table-cell>
          <table:table-cell table:formula="of:=[.A2769]*[.A2769]" office:value-type="float" office:value="0.911390990224" calcext:value-type="float">
            <text:p>0.911390990224</text:p>
          </table:table-cell>
          <table:table-cell table:formula="of:=([.A2769]-[.B2769])*([.A2769]-[.B2769])" office:value-type="float" office:value="0.001894338576" calcext:value-type="float">
            <text:p>0.001894338576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62874" calcext:value-type="float">
            <text:p>0.962874</text:p>
          </table:table-cell>
          <table:table-cell table:formula="of:=[.A2770]*[.A2770]" office:value-type="float" office:value="0.999984000064" calcext:value-type="float">
            <text:p>0.999984000064</text:p>
          </table:table-cell>
          <table:table-cell table:formula="of:=([.A2770]-[.B2770])*([.A2770]-[.B2770])" office:value-type="float" office:value="0.001377745924" calcext:value-type="float">
            <text:p>0.001377745924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000302984" calcext:value-type="float">
            <text:p>0.00000302984</text:p>
          </table:table-cell>
          <table:table-cell table:formula="of:=[.A2771]*[.A2771]" office:value-type="float" office:value="0.00000000002566830763" calcext:value-type="float">
            <text:p>2.56683076321E-11</text:p>
          </table:table-cell>
          <table:table-cell table:formula="of:=([.A2771]-[.B2771])*([.A2771]-[.B2771])" office:value-type="float" office:value="0.0000000000041475359" calcext:value-type="float">
            <text:p>4.1475359025E-12</text:p>
          </table:table-cell>
          <table:table-cell table:number-columns-repeated="2"/>
        </table:table-row>
        <table:table-row table:style-name="ro1">
          <table:table-cell office:value-type="float" office:value="0.0000730753" calcext:value-type="float">
            <text:p>0.0000730753</text:p>
          </table:table-cell>
          <table:table-cell office:value-type="float" office:value="0.001393" calcext:value-type="float">
            <text:p>0.001393</text:p>
          </table:table-cell>
          <table:table-cell table:formula="of:=[.A2772]*[.A2772]" office:value-type="float" office:value="0.00000000533999947009" calcext:value-type="float">
            <text:p>5.33999947009E-09</text:p>
          </table:table-cell>
          <table:table-cell table:formula="of:=([.A2772]-[.B2772])*([.A2772]-[.B2772])" office:value-type="float" office:value="0.00000174220121367009" calcext:value-type="float">
            <text:p>1.74220121367009E-06</text:p>
          </table:table-cell>
          <table:table-cell table:number-columns-repeated="2"/>
        </table:table-row>
        <table:table-row table:style-name="ro1">
          <table:table-cell office:value-type="float" office:value="0.0000354052" calcext:value-type="float">
            <text:p>0.0000354052</text:p>
          </table:table-cell>
          <table:table-cell office:value-type="float" office:value="0.00000481971" calcext:value-type="float">
            <text:p>0.00000481971</text:p>
          </table:table-cell>
          <table:table-cell table:formula="of:=[.A2773]*[.A2773]" office:value-type="float" office:value="0.00000000125352818704" calcext:value-type="float">
            <text:p>1.25352818704E-09</text:p>
          </table:table-cell>
          <table:table-cell table:formula="of:=([.A2773]-[.B2773])*([.A2773]-[.B2773])" office:value-type="float" office:value="0.00000000093547219854" calcext:value-type="float">
            <text:p>9.354721985401E-10</text:p>
          </table:table-cell>
          <table:table-cell table:number-columns-repeated="2"/>
        </table:table-row>
        <table:table-row table:style-name="ro1">
          <table:table-cell office:value-type="float" office:value="0.0000137091" calcext:value-type="float">
            <text:p>0.0000137091</text:p>
          </table:table-cell>
          <table:table-cell office:value-type="float" office:value="0.0000180876" calcext:value-type="float">
            <text:p>0.0000180876</text:p>
          </table:table-cell>
          <table:table-cell table:formula="of:=[.A2774]*[.A2774]" office:value-type="float" office:value="0.00000000018793942281" calcext:value-type="float">
            <text:p>1.8793942281E-10</text:p>
          </table:table-cell>
          <table:table-cell table:formula="of:=([.A2774]-[.B2774])*([.A2774]-[.B2774])" office:value-type="float" office:value="0.00000000001917126225" calcext:value-type="float">
            <text:p>1.917126225E-11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0472027" calcext:value-type="float">
            <text:p>0.0000472027</text:p>
          </table:table-cell>
          <table:table-cell table:formula="of:=[.A2775]*[.A2775]" office:value-type="float" office:value="0.00000000000460432889" calcext:value-type="float">
            <text:p>4.6043288929E-12</text:p>
          </table:table-cell>
          <table:table-cell table:formula="of:=([.A2775]-[.B2775])*([.A2775]-[.B2775])" office:value-type="float" office:value="0.00000000203012694102" calcext:value-type="float">
            <text:p>2.0301269410249E-09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351544" calcext:value-type="float">
            <text:p>0.00351544</text:p>
          </table:table-cell>
          <table:table-cell table:formula="of:=[.A2776]*[.A2776]" office:value-type="float" office:value="0.00000000000258994305" calcext:value-type="float">
            <text:p>2.5899430489E-12</text:p>
          </table:table-cell>
          <table:table-cell table:formula="of:=([.A2776]-[.B2776])*([.A2776]-[.B2776])" office:value-type="float" office:value="0.0000123470059774326" calcext:value-type="float">
            <text:p>1.23470059774326E-05</text:p>
          </table:table-cell>
          <table:table-cell table:number-columns-repeated="2"/>
        </table:table-row>
        <table:table-row table:style-name="ro1">
          <table:table-cell office:value-type="float" office:value="0.00000679493" calcext:value-type="float">
            <text:p>0.00000679493</text:p>
          </table:table-cell>
          <table:table-cell office:value-type="float" office:value="0.000467932" calcext:value-type="float">
            <text:p>0.000467932</text:p>
          </table:table-cell>
          <table:table-cell table:formula="of:=[.A2777]*[.A2777]" office:value-type="float" office:value="0.0000000000461710737" calcext:value-type="float">
            <text:p>4.61710737049E-11</text:p>
          </table:table-cell>
          <table:table-cell table:formula="of:=([.A2777]-[.B2777])*([.A2777]-[.B2777])" office:value-type="float" office:value="0.00000021264739732819" calcext:value-type="float">
            <text:p>2.12647397328185E-07</text:p>
          </table:table-cell>
          <table:table-cell table:number-columns-repeated="2"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249068" calcext:value-type="float">
            <text:p>0.000249068</text:p>
          </table:table-cell>
          <table:table-cell table:formula="of:=[.A2778]*[.A2778]" office:value-type="float" office:value="0.00000000000435206355" calcext:value-type="float">
            <text:p>4.3520635456E-12</text:p>
          </table:table-cell>
          <table:table-cell table:formula="of:=([.A2778]-[.B2778])*([.A2778]-[.B2778])" office:value-type="float" office:value="0.00000006100002928979" calcext:value-type="float">
            <text:p>6.10000292897856E-08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230556" calcext:value-type="float">
            <text:p>0.000230556</text:p>
          </table:table-cell>
          <table:table-cell table:formula="of:=[.A2779]*[.A2779]" office:value-type="float" office:value="0.00000000007469574473" calcext:value-type="float">
            <text:p>7.46957447289E-11</text:p>
          </table:table-cell>
          <table:table-cell table:formula="of:=([.A2779]-[.B2779])*([.A2779]-[.B2779])" office:value-type="float" office:value="0.00000004924552603169" calcext:value-type="float">
            <text:p>4.92455260316889E-08</text:p>
          </table:table-cell>
          <table:table-cell table:number-columns-repeated="2"/>
        </table:table-row>
        <table:table-row table:style-name="ro1">
          <table:table-cell office:value-type="float" office:value="0.00000876188" calcext:value-type="float">
            <text:p>0.00000876188</text:p>
          </table:table-cell>
          <table:table-cell office:value-type="float" office:value="0.000293082" calcext:value-type="float">
            <text:p>0.000293082</text:p>
          </table:table-cell>
          <table:table-cell table:formula="of:=[.A2780]*[.A2780]" office:value-type="float" office:value="0.00000000007677054113" calcext:value-type="float">
            <text:p>7.67705411344E-11</text:p>
          </table:table-cell>
          <table:table-cell table:formula="of:=([.A2780]-[.B2780])*([.A2780]-[.B2780])" office:value-type="float" office:value="0.00000008083793063681" calcext:value-type="float">
            <text:p>8.08379306368144E-08</text:p>
          </table:table-cell>
          <table:table-cell table:number-columns-repeated="2"/>
        </table:table-row>
        <table:table-row table:style-name="ro1">
          <table:table-cell office:value-type="float" office:value="0.0000212193" calcext:value-type="float">
            <text:p>0.0000212193</text:p>
          </table:table-cell>
          <table:table-cell office:value-type="float" office:value="0.00000953686" calcext:value-type="float">
            <text:p>0.00000953686</text:p>
          </table:table-cell>
          <table:table-cell table:formula="of:=[.A2781]*[.A2781]" office:value-type="float" office:value="0.00000000045025869249" calcext:value-type="float">
            <text:p>4.5025869249E-10</text:p>
          </table:table-cell>
          <table:table-cell table:formula="of:=([.A2781]-[.B2781])*([.A2781]-[.B2781])" office:value-type="float" office:value="0.00000000013647940435" calcext:value-type="float">
            <text:p>1.364794043536E-10</text:p>
          </table:table-cell>
          <table:table-cell table:number-columns-repeated="2"/>
        </table:table-row>
        <table:table-row table:style-name="ro1">
          <table:table-cell office:value-type="float" office:value="0.0000188947" calcext:value-type="float">
            <text:p>0.0000188947</text:p>
          </table:table-cell>
          <table:table-cell office:value-type="float" office:value="0.000000334925" calcext:value-type="float">
            <text:p>0.000000334925</text:p>
          </table:table-cell>
          <table:table-cell table:formula="of:=[.A2782]*[.A2782]" office:value-type="float" office:value="0.00000000035700968809" calcext:value-type="float">
            <text:p>3.5700968809E-10</text:p>
          </table:table-cell>
          <table:table-cell table:formula="of:=([.A2782]-[.B2782])*([.A2782]-[.B2782])" office:value-type="float" office:value="0.00000000034446524805" calcext:value-type="float">
            <text:p>3.44465248050625E-10</text:p>
          </table:table-cell>
          <table:table-cell table:number-columns-repeated="2"/>
        </table:table-row>
        <table:table-row table:style-name="ro1">
          <table:table-cell office:value-type="float" office:value="0.00000983477" calcext:value-type="float">
            <text:p>0.00000983477</text:p>
          </table:table-cell>
          <table:table-cell office:value-type="float" office:value="0.00759061" calcext:value-type="float">
            <text:p>0.00759061</text:p>
          </table:table-cell>
          <table:table-cell table:formula="of:=[.A2783]*[.A2783]" office:value-type="float" office:value="0.00000000009672270095" calcext:value-type="float">
            <text:p>9.67227009529E-11</text:p>
          </table:table-cell>
          <table:table-cell table:formula="of:=([.A2783]-[.B2783])*([.A2783]-[.B2783])" office:value-type="float" office:value="0.0000574681530877816" calcext:value-type="float">
            <text:p>5.74681530877816E-05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170778" calcext:value-type="float">
            <text:p>0.00170778</text:p>
          </table:table-cell>
          <table:table-cell table:formula="of:=[.A2784]*[.A2784]" office:value-type="float" office:value="0.0000000000051301344" calcext:value-type="float">
            <text:p>5.1301344004E-12</text:p>
          </table:table-cell>
          <table:table-cell table:formula="of:=([.A2784]-[.B2784])*([.A2784]-[.B2784])" office:value-type="float" office:value="0.0000029087814834456" calcext:value-type="float">
            <text:p>2.9087814834456E-06</text:p>
          </table:table-cell>
          <table:table-cell table:number-columns-repeated="2"/>
        </table:table-row>
        <table:table-row table:style-name="ro1">
          <table:table-cell office:value-type="float" office:value="0.000208676" calcext:value-type="float">
            <text:p>0.000208676</text:p>
          </table:table-cell>
          <table:table-cell office:value-type="float" office:value="0.0000311058" calcext:value-type="float">
            <text:p>0.0000311058</text:p>
          </table:table-cell>
          <table:table-cell table:formula="of:=[.A2785]*[.A2785]" office:value-type="float" office:value="0.000000043545672976" calcext:value-type="float">
            <text:p>4.3545672976E-08</text:p>
          </table:table-cell>
          <table:table-cell table:formula="of:=([.A2785]-[.B2785])*([.A2785]-[.B2785])" office:value-type="float" office:value="0.00000003153117592804" calcext:value-type="float">
            <text:p>3.153117592804E-08</text:p>
          </table:table-cell>
          <table:table-cell table:number-columns-repeated="2"/>
        </table:table-row>
        <table:table-row table:style-name="ro1">
          <table:table-cell office:value-type="float" office:value="0.000329256" calcext:value-type="float">
            <text:p>0.000329256</text:p>
          </table:table-cell>
          <table:table-cell office:value-type="float" office:value="0.0154577" calcext:value-type="float">
            <text:p>0.0154577</text:p>
          </table:table-cell>
          <table:table-cell table:formula="of:=[.A2786]*[.A2786]" office:value-type="float" office:value="0.000000108409513536" calcext:value-type="float">
            <text:p>1.08409513536E-07</text:p>
          </table:table-cell>
          <table:table-cell table:formula="of:=([.A2786]-[.B2786])*([.A2786]-[.B2786])" office:value-type="float" office:value="0.000228869817861136" calcext:value-type="float">
            <text:p>0.000228869817861136</text:p>
          </table:table-cell>
          <table:table-cell table:number-columns-repeated="2"/>
        </table:table-row>
        <table:table-row table:style-name="ro1">
          <table:table-cell office:value-type="float" office:value="0.000177562" calcext:value-type="float">
            <text:p>0.000177562</text:p>
          </table:table-cell>
          <table:table-cell office:value-type="float" office:value="0.00125005" calcext:value-type="float">
            <text:p>0.00125005</text:p>
          </table:table-cell>
          <table:table-cell table:formula="of:=[.A2787]*[.A2787]" office:value-type="float" office:value="0.000000031528263844" calcext:value-type="float">
            <text:p>3.1528263844E-08</text:p>
          </table:table-cell>
          <table:table-cell table:formula="of:=([.A2787]-[.B2787])*([.A2787]-[.B2787])" office:value-type="float" office:value="0.000001150230510144" calcext:value-type="float">
            <text:p>1.150230510144E-06</text:p>
          </table:table-cell>
          <table:table-cell table:number-columns-repeated="2"/>
        </table:table-row>
        <table:table-row table:style-name="ro1">
          <table:table-cell office:value-type="float" office:value="0.000718296" calcext:value-type="float">
            <text:p>0.000718296</text:p>
          </table:table-cell>
          <table:table-cell office:value-type="float" office:value="0.0244498" calcext:value-type="float">
            <text:p>0.0244498</text:p>
          </table:table-cell>
          <table:table-cell table:formula="of:=[.A2788]*[.A2788]" office:value-type="float" office:value="0.000000515949143616" calcext:value-type="float">
            <text:p>5.15949143616E-07</text:p>
          </table:table-cell>
          <table:table-cell table:formula="of:=([.A2788]-[.B2788])*([.A2788]-[.B2788])" office:value-type="float" office:value="0.000563184282102016" calcext:value-type="float">
            <text:p>0.000563184282102016</text:p>
          </table:table-cell>
          <table:table-cell table:number-columns-repeated="2"/>
        </table:table-row>
        <table:table-row table:style-name="ro1">
          <table:table-cell office:value-type="float" office:value="0.000124335" calcext:value-type="float">
            <text:p>0.000124335</text:p>
          </table:table-cell>
          <table:table-cell office:value-type="float" office:value="0.000177113" calcext:value-type="float">
            <text:p>0.000177113</text:p>
          </table:table-cell>
          <table:table-cell table:formula="of:=[.A2789]*[.A2789]" office:value-type="float" office:value="0.000000015459192225" calcext:value-type="float">
            <text:p>1.5459192225E-08</text:p>
          </table:table-cell>
          <table:table-cell table:formula="of:=([.A2789]-[.B2789])*([.A2789]-[.B2789])" office:value-type="float" office:value="0.000000002785517284" calcext:value-type="float">
            <text:p>2.785517284E-09</text:p>
          </table:table-cell>
          <table:table-cell table:number-columns-repeated="2"/>
        </table:table-row>
        <table:table-row table:style-name="ro1">
          <table:table-cell office:value-type="float" office:value="0.000177324" calcext:value-type="float">
            <text:p>0.000177324</text:p>
          </table:table-cell>
          <table:table-cell office:value-type="float" office:value="0.0000657369" calcext:value-type="float">
            <text:p>0.0000657369</text:p>
          </table:table-cell>
          <table:table-cell table:formula="of:=[.A2790]*[.A2790]" office:value-type="float" office:value="0.000000031443800976" calcext:value-type="float">
            <text:p>3.1443800976E-08</text:p>
          </table:table-cell>
          <table:table-cell table:formula="of:=([.A2790]-[.B2790])*([.A2790]-[.B2790])" office:value-type="float" office:value="0.00000001245168088641" calcext:value-type="float">
            <text:p>1.245168088641E-08</text:p>
          </table:table-cell>
          <table:table-cell table:number-columns-repeated="2"/>
        </table:table-row>
        <table:table-row table:style-name="ro1">
          <table:table-cell office:value-type="float" office:value="0.0274528" calcext:value-type="float">
            <text:p>0.0274528</text:p>
          </table:table-cell>
          <table:table-cell office:value-type="float" office:value="0.00491998" calcext:value-type="float">
            <text:p>0.00491998</text:p>
          </table:table-cell>
          <table:table-cell table:formula="of:=[.A2791]*[.A2791]" office:value-type="float" office:value="0.00075365622784" calcext:value-type="float">
            <text:p>0.00075365622784</text:p>
          </table:table-cell>
          <table:table-cell table:formula="of:=([.A2791]-[.B2791])*([.A2791]-[.B2791])" office:value-type="float" office:value="0.0005077279771524" calcext:value-type="float">
            <text:p>0.0005077279771524</text:p>
          </table:table-cell>
          <table:table-cell table:number-columns-repeated="2"/>
        </table:table-row>
        <table:table-row table:style-name="ro1">
          <table:table-cell office:value-type="float" office:value="0.0475408" calcext:value-type="float">
            <text:p>0.0475408</text:p>
          </table:table-cell>
          <table:table-cell office:value-type="float" office:value="0.050452" calcext:value-type="float">
            <text:p>0.050452</text:p>
          </table:table-cell>
          <table:table-cell table:formula="of:=[.A2792]*[.A2792]" office:value-type="float" office:value="0.00226012766464" calcext:value-type="float">
            <text:p>0.00226012766464</text:p>
          </table:table-cell>
          <table:table-cell table:formula="of:=([.A2792]-[.B2792])*([.A2792]-[.B2792])" office:value-type="float" office:value="0.00000847508543999998" calcext:value-type="float">
            <text:p>0.00000847508543999998</text:p>
          </table:table-cell>
          <table:table-cell table:number-columns-repeated="2"/>
        </table:table-row>
        <table:table-row table:style-name="ro1">
          <table:table-cell office:value-type="float" office:value="0.0225693" calcext:value-type="float">
            <text:p>0.0225693</text:p>
          </table:table-cell>
          <table:table-cell office:value-type="float" office:value="0.00125236" calcext:value-type="float">
            <text:p>0.00125236</text:p>
          </table:table-cell>
          <table:table-cell table:formula="of:=[.A2793]*[.A2793]" office:value-type="float" office:value="0.00050937330249" calcext:value-type="float">
            <text:p>0.00050937330249</text:p>
          </table:table-cell>
          <table:table-cell table:formula="of:=([.A2793]-[.B2793])*([.A2793]-[.B2793])" office:value-type="float" office:value="0.0004544119309636" calcext:value-type="float">
            <text:p>0.0004544119309636</text:p>
          </table:table-cell>
          <table:table-cell table:number-columns-repeated="2"/>
        </table:table-row>
        <table:table-row table:style-name="ro1">
          <table:table-cell office:value-type="float" office:value="0.0585021" calcext:value-type="float">
            <text:p>0.0585021</text:p>
          </table:table-cell>
          <table:table-cell office:value-type="float" office:value="0.00748742" calcext:value-type="float">
            <text:p>0.00748742</text:p>
          </table:table-cell>
          <table:table-cell table:formula="of:=[.A2794]*[.A2794]" office:value-type="float" office:value="0.00342249570441" calcext:value-type="float">
            <text:p>0.00342249570441</text:p>
          </table:table-cell>
          <table:table-cell table:formula="of:=([.A2794]-[.B2794])*([.A2794]-[.B2794])" office:value-type="float" office:value="0.0026024975755024" calcext:value-type="float">
            <text:p>0.0026024975755024</text:p>
          </table:table-cell>
          <table:table-cell table:number-columns-repeated="2"/>
        </table:table-row>
        <table:table-row table:style-name="ro1">
          <table:table-cell office:value-type="float" office:value="0.176922" calcext:value-type="float">
            <text:p>0.176922</text:p>
          </table:table-cell>
          <table:table-cell office:value-type="float" office:value="0.0530953" calcext:value-type="float">
            <text:p>0.0530953</text:p>
          </table:table-cell>
          <table:table-cell table:formula="of:=[.A2795]*[.A2795]" office:value-type="float" office:value="0.031301394084" calcext:value-type="float">
            <text:p>0.031301394084</text:p>
          </table:table-cell>
          <table:table-cell table:formula="of:=([.A2795]-[.B2795])*([.A2795]-[.B2795])" office:value-type="float" office:value="0.01533305163289" calcext:value-type="float">
            <text:p>0.01533305163289</text:p>
          </table:table-cell>
          <table:table-cell table:number-columns-repeated="2"/>
        </table:table-row>
        <table:table-row table:style-name="ro1">
          <table:table-cell office:value-type="float" office:value="0.371057" calcext:value-type="float">
            <text:p>0.371057</text:p>
          </table:table-cell>
          <table:table-cell office:value-type="float" office:value="0.0792991" calcext:value-type="float">
            <text:p>0.0792991</text:p>
          </table:table-cell>
          <table:table-cell table:formula="of:=[.A2796]*[.A2796]" office:value-type="float" office:value="0.137683297249" calcext:value-type="float">
            <text:p>0.137683297249</text:p>
          </table:table-cell>
          <table:table-cell table:formula="of:=([.A2796]-[.B2796])*([.A2796]-[.B2796])" office:value-type="float" office:value="0.08512267221241" calcext:value-type="float">
            <text:p>0.08512267221241</text:p>
          </table:table-cell>
          <table:table-cell table:number-columns-repeated="2"/>
        </table:table-row>
        <table:table-row table:style-name="ro1">
          <table:table-cell office:value-type="float" office:value="0.45131" calcext:value-type="float">
            <text:p>0.45131</text:p>
          </table:table-cell>
          <table:table-cell office:value-type="float" office:value="0.0353599" calcext:value-type="float">
            <text:p>0.0353599</text:p>
          </table:table-cell>
          <table:table-cell table:formula="of:=[.A2797]*[.A2797]" office:value-type="float" office:value="0.2036807161" calcext:value-type="float">
            <text:p>0.2036807161</text:p>
          </table:table-cell>
          <table:table-cell table:formula="of:=([.A2797]-[.B2797])*([.A2797]-[.B2797])" office:value-type="float" office:value="0.17301448569001" calcext:value-type="float">
            <text:p>0.17301448569001</text:p>
          </table:table-cell>
          <table:table-cell table:number-columns-repeated="2"/>
        </table:table-row>
        <table:table-row table:style-name="ro1">
          <table:table-cell office:value-type="float" office:value="0.45131" calcext:value-type="float">
            <text:p>0.45131</text:p>
          </table:table-cell>
          <table:table-cell office:value-type="float" office:value="0.098892" calcext:value-type="float">
            <text:p>0.098892</text:p>
          </table:table-cell>
          <table:table-cell table:formula="of:=[.A2798]*[.A2798]" office:value-type="float" office:value="0.2036807161" calcext:value-type="float">
            <text:p>0.2036807161</text:p>
          </table:table-cell>
          <table:table-cell table:formula="of:=([.A2798]-[.B2798])*([.A2798]-[.B2798])" office:value-type="float" office:value="0.124198446724" calcext:value-type="float">
            <text:p>0.124198446724</text:p>
          </table:table-cell>
          <table:table-cell table:number-columns-repeated="2"/>
        </table:table-row>
        <table:table-row table:style-name="ro1">
          <table:table-cell office:value-type="float" office:value="0.537447" calcext:value-type="float">
            <text:p>0.537447</text:p>
          </table:table-cell>
          <table:table-cell office:value-type="float" office:value="0.0769304" calcext:value-type="float">
            <text:p>0.0769304</text:p>
          </table:table-cell>
          <table:table-cell table:formula="of:=[.A2799]*[.A2799]" office:value-type="float" office:value="0.288849277809" calcext:value-type="float">
            <text:p>0.288849277809</text:p>
          </table:table-cell>
          <table:table-cell table:formula="of:=([.A2799]-[.B2799])*([.A2799]-[.B2799])" office:value-type="float" office:value="0.21207553887556" calcext:value-type="float">
            <text:p>0.21207553887556</text:p>
          </table:table-cell>
          <table:table-cell table:number-columns-repeated="2"/>
        </table:table-row>
        <table:table-row table:style-name="ro1">
          <table:table-cell office:value-type="float" office:value="0.672619" calcext:value-type="float">
            <text:p>0.672619</text:p>
          </table:table-cell>
          <table:table-cell office:value-type="float" office:value="0.103408" calcext:value-type="float">
            <text:p>0.103408</text:p>
          </table:table-cell>
          <table:table-cell table:formula="of:=[.A2800]*[.A2800]" office:value-type="float" office:value="0.452416319161" calcext:value-type="float">
            <text:p>0.452416319161</text:p>
          </table:table-cell>
          <table:table-cell table:formula="of:=([.A2800]-[.B2800])*([.A2800]-[.B2800])" office:value-type="float" office:value="0.324001162521" calcext:value-type="float">
            <text:p>0.324001162521</text:p>
          </table:table-cell>
          <table:table-cell table:number-columns-repeated="2"/>
        </table:table-row>
        <table:table-row table:style-name="ro1">
          <table:table-cell office:value-type="float" office:value="0.672619" calcext:value-type="float">
            <text:p>0.672619</text:p>
          </table:table-cell>
          <table:table-cell office:value-type="float" office:value="0.428474" calcext:value-type="float">
            <text:p>0.428474</text:p>
          </table:table-cell>
          <table:table-cell table:formula="of:=[.A2801]*[.A2801]" office:value-type="float" office:value="0.452416319161" calcext:value-type="float">
            <text:p>0.452416319161</text:p>
          </table:table-cell>
          <table:table-cell table:formula="of:=([.A2801]-[.B2801])*([.A2801]-[.B2801])" office:value-type="float" office:value="0.059606781025" calcext:value-type="float">
            <text:p>0.059606781025</text:p>
          </table:table-cell>
          <table:table-cell table:number-columns-repeated="2"/>
        </table:table-row>
        <table:table-row table:style-name="ro1">
          <table:table-cell office:value-type="float" office:value="0.672619" calcext:value-type="float">
            <text:p>0.672619</text:p>
          </table:table-cell>
          <table:table-cell office:value-type="float" office:value="0.448184" calcext:value-type="float">
            <text:p>0.448184</text:p>
          </table:table-cell>
          <table:table-cell table:formula="of:=[.A2802]*[.A2802]" office:value-type="float" office:value="0.452416319161" calcext:value-type="float">
            <text:p>0.452416319161</text:p>
          </table:table-cell>
          <table:table-cell table:formula="of:=([.A2802]-[.B2802])*([.A2802]-[.B2802])" office:value-type="float" office:value="0.050371069225" calcext:value-type="float">
            <text:p>0.050371069225</text:p>
          </table:table-cell>
          <table:table-cell table:number-columns-repeated="2"/>
        </table:table-row>
        <table:table-row table:style-name="ro1">
          <table:table-cell office:value-type="float" office:value="0.67262" calcext:value-type="float">
            <text:p>0.67262</text:p>
          </table:table-cell>
          <table:table-cell office:value-type="float" office:value="0.469522" calcext:value-type="float">
            <text:p>0.469522</text:p>
          </table:table-cell>
          <table:table-cell table:formula="of:=[.A2803]*[.A2803]" office:value-type="float" office:value="0.4524176644" calcext:value-type="float">
            <text:p>0.4524176644</text:p>
          </table:table-cell>
          <table:table-cell table:formula="of:=([.A2803]-[.B2803])*([.A2803]-[.B2803])" office:value-type="float" office:value="0.041248797604" calcext:value-type="float">
            <text:p>0.041248797604</text:p>
          </table:table-cell>
          <table:table-cell table:number-columns-repeated="2"/>
        </table:table-row>
        <table:table-row table:style-name="ro1">
          <table:table-cell office:value-type="float" office:value="0.898791" calcext:value-type="float">
            <text:p>0.898791</text:p>
          </table:table-cell>
          <table:table-cell office:value-type="float" office:value="0.84507" calcext:value-type="float">
            <text:p>0.84507</text:p>
          </table:table-cell>
          <table:table-cell table:formula="of:=[.A2804]*[.A2804]" office:value-type="float" office:value="0.807825261681" calcext:value-type="float">
            <text:p>0.807825261681</text:p>
          </table:table-cell>
          <table:table-cell table:formula="of:=([.A2804]-[.B2804])*([.A2804]-[.B2804])" office:value-type="float" office:value="0.002885945841" calcext:value-type="float">
            <text:p>0.002885945841</text:p>
          </table:table-cell>
          <table:table-cell table:number-columns-repeated="2"/>
        </table:table-row>
        <table:table-row table:style-name="ro1">
          <table:table-cell office:value-type="float" office:value="0.898791" calcext:value-type="float">
            <text:p>0.898791</text:p>
          </table:table-cell>
          <table:table-cell office:value-type="float" office:value="0.884672" calcext:value-type="float">
            <text:p>0.884672</text:p>
          </table:table-cell>
          <table:table-cell table:formula="of:=[.A2805]*[.A2805]" office:value-type="float" office:value="0.807825261681" calcext:value-type="float">
            <text:p>0.807825261681</text:p>
          </table:table-cell>
          <table:table-cell table:formula="of:=([.A2805]-[.B2805])*([.A2805]-[.B2805])" office:value-type="float" office:value="0.000199346161" calcext:value-type="float">
            <text:p>0.000199346161</text:p>
          </table:table-cell>
          <table:table-cell table:number-columns-repeated="2"/>
        </table:table-row>
        <table:table-row table:style-name="ro1">
          <table:table-cell office:value-type="float" office:value="0.898791" calcext:value-type="float">
            <text:p>0.898791</text:p>
          </table:table-cell>
          <table:table-cell office:value-type="float" office:value="0.921353" calcext:value-type="float">
            <text:p>0.921353</text:p>
          </table:table-cell>
          <table:table-cell table:formula="of:=[.A2806]*[.A2806]" office:value-type="float" office:value="0.807825261681" calcext:value-type="float">
            <text:p>0.807825261681</text:p>
          </table:table-cell>
          <table:table-cell table:formula="of:=([.A2806]-[.B2806])*([.A2806]-[.B2806])" office:value-type="float" office:value="0.000509043843999999" calcext:value-type="float">
            <text:p>0.000509043843999999</text:p>
          </table:table-cell>
          <table:table-cell table:number-columns-repeated="2"/>
        </table:table-row>
        <table:table-row table:style-name="ro1">
          <table:table-cell office:value-type="float" office:value="0.933941" calcext:value-type="float">
            <text:p>0.933941</text:p>
          </table:table-cell>
          <table:table-cell office:value-type="float" office:value="0.954316" calcext:value-type="float">
            <text:p>0.954316</text:p>
          </table:table-cell>
          <table:table-cell table:formula="of:=[.A2807]*[.A2807]" office:value-type="float" office:value="0.872245791481" calcext:value-type="float">
            <text:p>0.872245791481</text:p>
          </table:table-cell>
          <table:table-cell table:formula="of:=([.A2807]-[.B2807])*([.A2807]-[.B2807])" office:value-type="float" office:value="0.000415140625000001" calcext:value-type="float">
            <text:p>0.000415140625000001</text:p>
          </table:table-cell>
          <table:table-cell table:number-columns-repeated="2"/>
        </table:table-row>
        <table:table-row table:style-name="ro1">
          <table:table-cell office:value-type="float" office:value="0.980987" calcext:value-type="float">
            <text:p>0.980987</text:p>
          </table:table-cell>
          <table:table-cell office:value-type="float" office:value="0.994758" calcext:value-type="float">
            <text:p>0.994758</text:p>
          </table:table-cell>
          <table:table-cell table:formula="of:=[.A2808]*[.A2808]" office:value-type="float" office:value="0.962335494169" calcext:value-type="float">
            <text:p>0.962335494169</text:p>
          </table:table-cell>
          <table:table-cell table:formula="of:=([.A2808]-[.B2808])*([.A2808]-[.B2808])" office:value-type="float" office:value="0.000189640440999999" calcext:value-type="float">
            <text:p>0.000189640440999999</text:p>
          </table:table-cell>
          <table:table-cell table:number-columns-repeated="2"/>
        </table:table-row>
        <table:table-row table:style-name="ro1">
          <table:table-cell office:value-type="float" office:value="0.980987" calcext:value-type="float">
            <text:p>0.980987</text:p>
          </table:table-cell>
          <table:table-cell office:value-type="float" office:value="0.996557" calcext:value-type="float">
            <text:p>0.996557</text:p>
          </table:table-cell>
          <table:table-cell table:formula="of:=[.A2809]*[.A2809]" office:value-type="float" office:value="0.962335494169" calcext:value-type="float">
            <text:p>0.962335494169</text:p>
          </table:table-cell>
          <table:table-cell table:formula="of:=([.A2809]-[.B2809])*([.A2809]-[.B2809])" office:value-type="float" office:value="0.000242424899999999" calcext:value-type="float">
            <text:p>0.000242424899999999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000000350996" calcext:value-type="float">
            <text:p>3.50996E-11</text:p>
          </table:table-cell>
          <table:table-cell table:formula="of:=[.A2810]*[.A2810]" office:value-type="float" office:value="0.00000000001114130938" calcext:value-type="float">
            <text:p>1.11413093796E-11</text:p>
          </table:table-cell>
          <table:table-cell table:formula="of:=([.A2810]-[.B2810])*([.A2810]-[.B2810])" office:value-type="float" office:value="0.00000000001114107507" calcext:value-type="float">
            <text:p>1.11410750657303E-11</text:p>
          </table:table-cell>
          <table:table-cell table:number-columns-repeated="2"/>
        </table:table-row>
        <table:table-row table:style-name="ro1">
          <table:table-cell office:value-type="float" office:value="0.0000172257" calcext:value-type="float">
            <text:p>0.0000172257</text:p>
          </table:table-cell>
          <table:table-cell office:value-type="float" office:value="0.00000156091" calcext:value-type="float">
            <text:p>0.00000156091</text:p>
          </table:table-cell>
          <table:table-cell table:formula="of:=[.A2811]*[.A2811]" office:value-type="float" office:value="0.00000000029672474049" calcext:value-type="float">
            <text:p>2.9672474049E-10</text:p>
          </table:table-cell>
          <table:table-cell table:formula="of:=([.A2811]-[.B2811])*([.A2811]-[.B2811])" office:value-type="float" office:value="0.00000000024538564574" calcext:value-type="float">
            <text:p>2.453856457441E-10</text:p>
          </table:table-cell>
          <table:table-cell table:number-columns-repeated="2"/>
        </table:table-row>
        <table:table-row table:style-name="ro1">
          <table:table-cell office:value-type="float" office:value="0.0000326037" calcext:value-type="float">
            <text:p>0.0000326037</text:p>
          </table:table-cell>
          <table:table-cell office:value-type="float" office:value="0.000501554" calcext:value-type="float">
            <text:p>0.000501554</text:p>
          </table:table-cell>
          <table:table-cell table:formula="of:=[.A2812]*[.A2812]" office:value-type="float" office:value="0.00000000106300125369" calcext:value-type="float">
            <text:p>1.06300125369E-09</text:p>
          </table:table-cell>
          <table:table-cell table:formula="of:=([.A2812]-[.B2812])*([.A2812]-[.B2812])" office:value-type="float" office:value="0.00000021991438387009" calcext:value-type="float">
            <text:p>2.1991438387009E-07</text:p>
          </table:table-cell>
          <table:table-cell table:number-columns-repeated="2"/>
        </table:table-row>
        <table:table-row table:style-name="ro1">
          <table:table-cell office:value-type="float" office:value="0.0000462532" calcext:value-type="float">
            <text:p>0.0000462532</text:p>
          </table:table-cell>
          <table:table-cell office:value-type="float" office:value="0.000874392" calcext:value-type="float">
            <text:p>0.000874392</text:p>
          </table:table-cell>
          <table:table-cell table:formula="of:=[.A2813]*[.A2813]" office:value-type="float" office:value="0.00000000213935851024" calcext:value-type="float">
            <text:p>2.13935851024E-09</text:p>
          </table:table-cell>
          <table:table-cell table:formula="of:=([.A2813]-[.B2813])*([.A2813]-[.B2813])" office:value-type="float" office:value="0.00000068581387206544" calcext:value-type="float">
            <text:p>6.8581387206544E-07</text:p>
          </table:table-cell>
          <table:table-cell table:number-columns-repeated="2"/>
        </table:table-row>
        <table:table-row table:style-name="ro1">
          <table:table-cell office:value-type="float" office:value="0.000126123" calcext:value-type="float">
            <text:p>0.000126123</text:p>
          </table:table-cell>
          <table:table-cell office:value-type="float" office:value="0.000000683535" calcext:value-type="float">
            <text:p>0.000000683535</text:p>
          </table:table-cell>
          <table:table-cell table:formula="of:=[.A2814]*[.A2814]" office:value-type="float" office:value="0.000000015907011129" calcext:value-type="float">
            <text:p>1.5907011129E-08</text:p>
          </table:table-cell>
          <table:table-cell table:formula="of:=([.A2814]-[.B2814])*([.A2814]-[.B2814])" office:value-type="float" office:value="0.00000001573505937949" calcext:value-type="float">
            <text:p>1.57350593794862E-08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121141" calcext:value-type="float">
            <text:p>0.0000121141</text:p>
          </table:table-cell>
          <table:table-cell table:formula="of:=[.A2815]*[.A2815]" office:value-type="float" office:value="0.00000000000115107149" calcext:value-type="float">
            <text:p>1.1510714944E-12</text:p>
          </table:table-cell>
          <table:table-cell table:formula="of:=([.A2815]-[.B2815])*([.A2815]-[.B2815])" office:value-type="float" office:value="0.00000000012190853909" calcext:value-type="float">
            <text:p>1.219085390884E-10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00000156936" calcext:value-type="float">
            <text:p>0.0000000156936</text:p>
          </table:table-cell>
          <table:table-cell table:formula="of:=[.A2816]*[.A2816]" office:value-type="float" office:value="0.00000000001236696789" calcext:value-type="float">
            <text:p>1.23669678889E-11</text:p>
          </table:table-cell>
          <table:table-cell table:formula="of:=([.A2816]-[.B2816])*([.A2816]-[.B2816])" office:value-type="float" office:value="0.00000000001225683575" calcext:value-type="float">
            <text:p>1.2256835753357E-11</text:p>
          </table:table-cell>
          <table:table-cell table:number-columns-repeated="2"/>
        </table:table-row>
        <table:table-row table:style-name="ro1">
          <table:table-cell office:value-type="float" office:value="0.0000376701" calcext:value-type="float">
            <text:p>0.0000376701</text:p>
          </table:table-cell>
          <table:table-cell office:value-type="float" office:value="0.000000853438" calcext:value-type="float">
            <text:p>0.000000853438</text:p>
          </table:table-cell>
          <table:table-cell table:formula="of:=[.A2817]*[.A2817]" office:value-type="float" office:value="0.00000000141903643401" calcext:value-type="float">
            <text:p>1.41903643401E-09</text:p>
          </table:table-cell>
          <table:table-cell table:formula="of:=([.A2817]-[.B2817])*([.A2817]-[.B2817])" office:value-type="float" office:value="0.00000000135546660082" calcext:value-type="float">
            <text:p>1.35546660082224E-09</text:p>
          </table:table-cell>
          <table:table-cell table:number-columns-repeated="2"/>
        </table:table-row>
        <table:table-row table:style-name="ro1">
          <table:table-cell office:value-type="float" office:value="0.0000376701" calcext:value-type="float">
            <text:p>0.0000376701</text:p>
          </table:table-cell>
          <table:table-cell office:value-type="float" office:value="0.0000000302676" calcext:value-type="float">
            <text:p>0.0000000302676</text:p>
          </table:table-cell>
          <table:table-cell table:formula="of:=[.A2818]*[.A2818]" office:value-type="float" office:value="0.00000000141903643401" calcext:value-type="float">
            <text:p>1.41903643401E-09</text:p>
          </table:table-cell>
          <table:table-cell table:formula="of:=([.A2818]-[.B2818])*([.A2818]-[.B2818])" office:value-type="float" office:value="0.0000000014167569831" calcext:value-type="float">
            <text:p>1.41675698310009E-09</text:p>
          </table:table-cell>
          <table:table-cell table:number-columns-repeated="2"/>
        </table:table-row>
        <table:table-row table:style-name="ro1">
          <table:table-cell office:value-type="float" office:value="0.0000582933" calcext:value-type="float">
            <text:p>0.0000582933</text:p>
          </table:table-cell>
          <table:table-cell office:value-type="float" office:value="0.000000138283" calcext:value-type="float">
            <text:p>0.000000138283</text:p>
          </table:table-cell>
          <table:table-cell table:formula="of:=[.A2819]*[.A2819]" office:value-type="float" office:value="0.00000000339810882489" calcext:value-type="float">
            <text:p>3.39810882489E-09</text:p>
          </table:table-cell>
          <table:table-cell table:formula="of:=([.A2819]-[.B2819])*([.A2819]-[.B2819])" office:value-type="float" office:value="0.00000000338200600227" calcext:value-type="float">
            <text:p>3.38200600227029E-09</text:p>
          </table:table-cell>
          <table:table-cell table:number-columns-repeated="2"/>
        </table:table-row>
        <table:table-row table:style-name="ro1">
          <table:table-cell office:value-type="float" office:value="0.0000430942" calcext:value-type="float">
            <text:p>0.0000430942</text:p>
          </table:table-cell>
          <table:table-cell office:value-type="float" office:value="0.00148071" calcext:value-type="float">
            <text:p>0.00148071</text:p>
          </table:table-cell>
          <table:table-cell table:formula="of:=[.A2820]*[.A2820]" office:value-type="float" office:value="0.00000000185711007364" calcext:value-type="float">
            <text:p>1.85711007364E-09</text:p>
          </table:table-cell>
          <table:table-cell table:formula="of:=([.A2820]-[.B2820])*([.A2820]-[.B2820])" office:value-type="float" office:value="0.00000206673918840964" calcext:value-type="float">
            <text:p>2.06673918840964E-06</text:p>
          </table:table-cell>
          <table:table-cell table:number-columns-repeated="2"/>
        </table:table-row>
        <table:table-row table:style-name="ro1">
          <table:table-cell office:value-type="float" office:value="0.000054121" calcext:value-type="float">
            <text:p>0.000054121</text:p>
          </table:table-cell>
          <table:table-cell office:value-type="float" office:value="0.000119488" calcext:value-type="float">
            <text:p>0.000119488</text:p>
          </table:table-cell>
          <table:table-cell table:formula="of:=[.A2821]*[.A2821]" office:value-type="float" office:value="0.000000002929082641" calcext:value-type="float">
            <text:p>2.929082641E-09</text:p>
          </table:table-cell>
          <table:table-cell table:formula="of:=([.A2821]-[.B2821])*([.A2821]-[.B2821])" office:value-type="float" office:value="0.000000004272844689" calcext:value-type="float">
            <text:p>4.272844689E-09</text:p>
          </table:table-cell>
          <table:table-cell table:number-columns-repeated="2"/>
        </table:table-row>
        <table:table-row table:style-name="ro1">
          <table:table-cell office:value-type="float" office:value="0.000143528" calcext:value-type="float">
            <text:p>0.000143528</text:p>
          </table:table-cell>
          <table:table-cell office:value-type="float" office:value="0.0000289088" calcext:value-type="float">
            <text:p>0.0000289088</text:p>
          </table:table-cell>
          <table:table-cell table:formula="of:=[.A2822]*[.A2822]" office:value-type="float" office:value="0.000000020600286784" calcext:value-type="float">
            <text:p>2.0600286784E-08</text:p>
          </table:table-cell>
          <table:table-cell table:formula="of:=([.A2822]-[.B2822])*([.A2822]-[.B2822])" office:value-type="float" office:value="0.00000001313756100864" calcext:value-type="float">
            <text:p>1.313756100864E-08</text:p>
          </table:table-cell>
          <table:table-cell table:number-columns-repeated="2"/>
        </table:table-row>
        <table:table-row table:style-name="ro1">
          <table:table-cell office:value-type="float" office:value="0.00532418" calcext:value-type="float">
            <text:p>0.00532418</text:p>
          </table:table-cell>
          <table:table-cell office:value-type="float" office:value="0.000000290247" calcext:value-type="float">
            <text:p>0.000000290247</text:p>
          </table:table-cell>
          <table:table-cell table:formula="of:=[.A2823]*[.A2823]" office:value-type="float" office:value="0.0000283468926724" calcext:value-type="float">
            <text:p>0.0000283468926724</text:p>
          </table:table-cell>
          <table:table-cell table:formula="of:=([.A2823]-[.B2823])*([.A2823]-[.B2823])" office:value-type="float" office:value="0.0000283438021020984" calcext:value-type="float">
            <text:p>2.83438021020984E-05</text:p>
          </table:table-cell>
          <table:table-cell table:number-columns-repeated="2"/>
        </table:table-row>
        <table:table-row table:style-name="ro1">
          <table:table-cell office:value-type="float" office:value="0.00917101" calcext:value-type="float">
            <text:p>0.00917101</text:p>
          </table:table-cell>
          <table:table-cell office:value-type="float" office:value="0.00146001" calcext:value-type="float">
            <text:p>0.00146001</text:p>
          </table:table-cell>
          <table:table-cell table:formula="of:=[.A2824]*[.A2824]" office:value-type="float" office:value="0.0000841074244201" calcext:value-type="float">
            <text:p>0.0000841074244201</text:p>
          </table:table-cell>
          <table:table-cell table:formula="of:=([.A2824]-[.B2824])*([.A2824]-[.B2824])" office:value-type="float" office:value="0.000059459521" calcext:value-type="float">
            <text:p>0.000059459521</text:p>
          </table:table-cell>
          <table:table-cell table:number-columns-repeated="2"/>
        </table:table-row>
        <table:table-row table:style-name="ro1">
          <table:table-cell office:value-type="float" office:value="0.00917107" calcext:value-type="float">
            <text:p>0.00917107</text:p>
          </table:table-cell>
          <table:table-cell office:value-type="float" office:value="0.00403987" calcext:value-type="float">
            <text:p>0.00403987</text:p>
          </table:table-cell>
          <table:table-cell table:formula="of:=[.A2825]*[.A2825]" office:value-type="float" office:value="0.0000841085249449" calcext:value-type="float">
            <text:p>0.0000841085249449</text:p>
          </table:table-cell>
          <table:table-cell table:formula="of:=([.A2825]-[.B2825])*([.A2825]-[.B2825])" office:value-type="float" office:value="0.00002632921344" calcext:value-type="float">
            <text:p>0.00002632921344</text:p>
          </table:table-cell>
          <table:table-cell table:number-columns-repeated="2"/>
        </table:table-row>
        <table:table-row table:style-name="ro1">
          <table:table-cell office:value-type="float" office:value="0.0224327" calcext:value-type="float">
            <text:p>0.0224327</text:p>
          </table:table-cell>
          <table:table-cell office:value-type="float" office:value="0.102762" calcext:value-type="float">
            <text:p>0.102762</text:p>
          </table:table-cell>
          <table:table-cell table:formula="of:=[.A2826]*[.A2826]" office:value-type="float" office:value="0.00050322602929" calcext:value-type="float">
            <text:p>0.00050322602929</text:p>
          </table:table-cell>
          <table:table-cell table:formula="of:=([.A2826]-[.B2826])*([.A2826]-[.B2826])" office:value-type="float" office:value="0.00645279643849" calcext:value-type="float">
            <text:p>0.00645279643849</text:p>
          </table:table-cell>
          <table:table-cell table:number-columns-repeated="2"/>
        </table:table-row>
        <table:table-row table:style-name="ro1">
          <table:table-cell office:value-type="float" office:value="0.0294411" calcext:value-type="float">
            <text:p>0.0294411</text:p>
          </table:table-cell>
          <table:table-cell office:value-type="float" office:value="0.133194" calcext:value-type="float">
            <text:p>0.133194</text:p>
          </table:table-cell>
          <table:table-cell table:formula="of:=[.A2827]*[.A2827]" office:value-type="float" office:value="0.00086677836921" calcext:value-type="float">
            <text:p>0.00086677836921</text:p>
          </table:table-cell>
          <table:table-cell table:formula="of:=([.A2827]-[.B2827])*([.A2827]-[.B2827])" office:value-type="float" office:value="0.01076466425841" calcext:value-type="float">
            <text:p>0.01076466425841</text:p>
          </table:table-cell>
          <table:table-cell table:number-columns-repeated="2"/>
        </table:table-row>
        <table:table-row table:style-name="ro1">
          <table:table-cell office:value-type="float" office:value="0.0337819" calcext:value-type="float">
            <text:p>0.0337819</text:p>
          </table:table-cell>
          <table:table-cell office:value-type="float" office:value="0.0727032" calcext:value-type="float">
            <text:p>0.0727032</text:p>
          </table:table-cell>
          <table:table-cell table:formula="of:=[.A2828]*[.A2828]" office:value-type="float" office:value="0.00114121676761" calcext:value-type="float">
            <text:p>0.00114121676761</text:p>
          </table:table-cell>
          <table:table-cell table:formula="of:=([.A2828]-[.B2828])*([.A2828]-[.B2828])" office:value-type="float" office:value="0.00151486759369" calcext:value-type="float">
            <text:p>0.00151486759369</text:p>
          </table:table-cell>
          <table:table-cell table:number-columns-repeated="2"/>
        </table:table-row>
        <table:table-row table:style-name="ro1">
          <table:table-cell office:value-type="float" office:value="0.0337819" calcext:value-type="float">
            <text:p>0.0337819</text:p>
          </table:table-cell>
          <table:table-cell office:value-type="float" office:value="0.121594" calcext:value-type="float">
            <text:p>0.121594</text:p>
          </table:table-cell>
          <table:table-cell table:formula="of:=[.A2829]*[.A2829]" office:value-type="float" office:value="0.00114121676761" calcext:value-type="float">
            <text:p>0.00114121676761</text:p>
          </table:table-cell>
          <table:table-cell table:formula="of:=([.A2829]-[.B2829])*([.A2829]-[.B2829])" office:value-type="float" office:value="0.00771096490641" calcext:value-type="float">
            <text:p>0.00771096490641</text:p>
          </table:table-cell>
          <table:table-cell table:number-columns-repeated="2"/>
        </table:table-row>
        <table:table-row table:style-name="ro1">
          <table:table-cell office:value-type="float" office:value="0.00629932" calcext:value-type="float">
            <text:p>0.00629932</text:p>
          </table:table-cell>
          <table:table-cell office:value-type="float" office:value="0.0106555" calcext:value-type="float">
            <text:p>0.0106555</text:p>
          </table:table-cell>
          <table:table-cell table:formula="of:=[.A2830]*[.A2830]" office:value-type="float" office:value="0.0000396814324624" calcext:value-type="float">
            <text:p>0.0000396814324624</text:p>
          </table:table-cell>
          <table:table-cell table:formula="of:=([.A2830]-[.B2830])*([.A2830]-[.B2830])" office:value-type="float" office:value="0.0000189763041924" calcext:value-type="float">
            <text:p>0.0000189763041924</text:p>
          </table:table-cell>
          <table:table-cell table:number-columns-repeated="2"/>
        </table:table-row>
        <table:table-row table:style-name="ro1">
          <table:table-cell office:value-type="float" office:value="0.0436943" calcext:value-type="float">
            <text:p>0.0436943</text:p>
          </table:table-cell>
          <table:table-cell office:value-type="float" office:value="0.0648622" calcext:value-type="float">
            <text:p>0.0648622</text:p>
          </table:table-cell>
          <table:table-cell table:formula="of:=[.A2831]*[.A2831]" office:value-type="float" office:value="0.00190919185249" calcext:value-type="float">
            <text:p>0.00190919185249</text:p>
          </table:table-cell>
          <table:table-cell table:formula="of:=([.A2831]-[.B2831])*([.A2831]-[.B2831])" office:value-type="float" office:value="0.00044807999041" calcext:value-type="float">
            <text:p>0.00044807999041</text:p>
          </table:table-cell>
          <table:table-cell table:number-columns-repeated="2"/>
        </table:table-row>
        <table:table-row table:style-name="ro1">
          <table:table-cell office:value-type="float" office:value="0.0619839" calcext:value-type="float">
            <text:p>0.0619839</text:p>
          </table:table-cell>
          <table:table-cell office:value-type="float" office:value="0.0947812" calcext:value-type="float">
            <text:p>0.0947812</text:p>
          </table:table-cell>
          <table:table-cell table:formula="of:=[.A2832]*[.A2832]" office:value-type="float" office:value="0.00384200385921" calcext:value-type="float">
            <text:p>0.00384200385921</text:p>
          </table:table-cell>
          <table:table-cell table:formula="of:=([.A2832]-[.B2832])*([.A2832]-[.B2832])" office:value-type="float" office:value="0.00107566288729" calcext:value-type="float">
            <text:p>0.00107566288729</text:p>
          </table:table-cell>
          <table:table-cell table:number-columns-repeated="2"/>
        </table:table-row>
        <table:table-row table:style-name="ro1">
          <table:table-cell office:value-type="float" office:value="0.134146" calcext:value-type="float">
            <text:p>0.134146</text:p>
          </table:table-cell>
          <table:table-cell office:value-type="float" office:value="0.0706053" calcext:value-type="float">
            <text:p>0.0706053</text:p>
          </table:table-cell>
          <table:table-cell table:formula="of:=[.A2833]*[.A2833]" office:value-type="float" office:value="0.017995149316" calcext:value-type="float">
            <text:p>0.017995149316</text:p>
          </table:table-cell>
          <table:table-cell table:formula="of:=([.A2833]-[.B2833])*([.A2833]-[.B2833])" office:value-type="float" office:value="0.00403742055649" calcext:value-type="float">
            <text:p>0.00403742055649</text:p>
          </table:table-cell>
          <table:table-cell table:number-columns-repeated="2"/>
        </table:table-row>
        <table:table-row table:style-name="ro1">
          <table:table-cell office:value-type="float" office:value="0.227029" calcext:value-type="float">
            <text:p>0.227029</text:p>
          </table:table-cell>
          <table:table-cell office:value-type="float" office:value="0.130796" calcext:value-type="float">
            <text:p>0.130796</text:p>
          </table:table-cell>
          <table:table-cell table:formula="of:=[.A2834]*[.A2834]" office:value-type="float" office:value="0.051542166841" calcext:value-type="float">
            <text:p>0.051542166841</text:p>
          </table:table-cell>
          <table:table-cell table:formula="of:=([.A2834]-[.B2834])*([.A2834]-[.B2834])" office:value-type="float" office:value="0.009260790289" calcext:value-type="float">
            <text:p>0.009260790289</text:p>
          </table:table-cell>
          <table:table-cell table:number-columns-repeated="2"/>
        </table:table-row>
        <table:table-row table:style-name="ro1">
          <table:table-cell office:value-type="float" office:value="0.648376" calcext:value-type="float">
            <text:p>0.648376</text:p>
          </table:table-cell>
          <table:table-cell office:value-type="float" office:value="0.0733572" calcext:value-type="float">
            <text:p>0.0733572</text:p>
          </table:table-cell>
          <table:table-cell table:formula="of:=[.A2835]*[.A2835]" office:value-type="float" office:value="0.420391437376" calcext:value-type="float">
            <text:p>0.420391437376</text:p>
          </table:table-cell>
          <table:table-cell table:formula="of:=([.A2835]-[.B2835])*([.A2835]-[.B2835])" office:value-type="float" office:value="0.33064662035344" calcext:value-type="float">
            <text:p>0.33064662035344</text:p>
          </table:table-cell>
          <table:table-cell table:number-columns-repeated="2"/>
        </table:table-row>
        <table:table-row table:style-name="ro1">
          <table:table-cell office:value-type="float" office:value="0.779532" calcext:value-type="float">
            <text:p>0.779532</text:p>
          </table:table-cell>
          <table:table-cell office:value-type="float" office:value="0.214268" calcext:value-type="float">
            <text:p>0.214268</text:p>
          </table:table-cell>
          <table:table-cell table:formula="of:=[.A2836]*[.A2836]" office:value-type="float" office:value="0.607670139024" calcext:value-type="float">
            <text:p>0.607670139024</text:p>
          </table:table-cell>
          <table:table-cell table:formula="of:=([.A2836]-[.B2836])*([.A2836]-[.B2836])" office:value-type="float" office:value="0.319523389696" calcext:value-type="float">
            <text:p>0.319523389696</text:p>
          </table:table-cell>
          <table:table-cell table:number-columns-repeated="2"/>
        </table:table-row>
        <table:table-row table:style-name="ro1">
          <table:table-cell office:value-type="float" office:value="0.779532" calcext:value-type="float">
            <text:p>0.779532</text:p>
          </table:table-cell>
          <table:table-cell office:value-type="float" office:value="0.249434" calcext:value-type="float">
            <text:p>0.249434</text:p>
          </table:table-cell>
          <table:table-cell table:formula="of:=[.A2837]*[.A2837]" office:value-type="float" office:value="0.607670139024" calcext:value-type="float">
            <text:p>0.607670139024</text:p>
          </table:table-cell>
          <table:table-cell table:formula="of:=([.A2837]-[.B2837])*([.A2837]-[.B2837])" office:value-type="float" office:value="0.281003889604" calcext:value-type="float">
            <text:p>0.281003889604</text:p>
          </table:table-cell>
          <table:table-cell table:number-columns-repeated="2"/>
        </table:table-row>
        <table:table-row table:style-name="ro1">
          <table:table-cell office:value-type="float" office:value="0.779531" calcext:value-type="float">
            <text:p>0.779531</text:p>
          </table:table-cell>
          <table:table-cell office:value-type="float" office:value="0.334668" calcext:value-type="float">
            <text:p>0.334668</text:p>
          </table:table-cell>
          <table:table-cell table:formula="of:=[.A2838]*[.A2838]" office:value-type="float" office:value="0.607668579961" calcext:value-type="float">
            <text:p>0.607668579961</text:p>
          </table:table-cell>
          <table:table-cell table:formula="of:=([.A2838]-[.B2838])*([.A2838]-[.B2838])" office:value-type="float" office:value="0.197903088769" calcext:value-type="float">
            <text:p>0.197903088769</text:p>
          </table:table-cell>
          <table:table-cell table:number-columns-repeated="2"/>
        </table:table-row>
        <table:table-row table:style-name="ro1">
          <table:table-cell office:value-type="float" office:value="0.779531" calcext:value-type="float">
            <text:p>0.779531</text:p>
          </table:table-cell>
          <table:table-cell office:value-type="float" office:value="0.348807" calcext:value-type="float">
            <text:p>0.348807</text:p>
          </table:table-cell>
          <table:table-cell table:formula="of:=[.A2839]*[.A2839]" office:value-type="float" office:value="0.607668579961" calcext:value-type="float">
            <text:p>0.607668579961</text:p>
          </table:table-cell>
          <table:table-cell table:formula="of:=([.A2839]-[.B2839])*([.A2839]-[.B2839])" office:value-type="float" office:value="0.185523164176" calcext:value-type="float">
            <text:p>0.185523164176</text:p>
          </table:table-cell>
          <table:table-cell table:number-columns-repeated="2"/>
        </table:table-row>
        <table:table-row table:style-name="ro1">
          <table:table-cell office:value-type="float" office:value="0.779532" calcext:value-type="float">
            <text:p>0.779532</text:p>
          </table:table-cell>
          <table:table-cell office:value-type="float" office:value="0.36419" calcext:value-type="float">
            <text:p>0.36419</text:p>
          </table:table-cell>
          <table:table-cell table:formula="of:=[.A2840]*[.A2840]" office:value-type="float" office:value="0.607670139024" calcext:value-type="float">
            <text:p>0.607670139024</text:p>
          </table:table-cell>
          <table:table-cell table:formula="of:=([.A2840]-[.B2840])*([.A2840]-[.B2840])" office:value-type="float" office:value="0.172508976964" calcext:value-type="float">
            <text:p>0.172508976964</text:p>
          </table:table-cell>
          <table:table-cell table:number-columns-repeated="2"/>
        </table:table-row>
        <table:table-row table:style-name="ro1">
          <table:table-cell office:value-type="float" office:value="0.779532" calcext:value-type="float">
            <text:p>0.779532</text:p>
          </table:table-cell>
          <table:table-cell office:value-type="float" office:value="0.674015" calcext:value-type="float">
            <text:p>0.674015</text:p>
          </table:table-cell>
          <table:table-cell table:formula="of:=[.A2841]*[.A2841]" office:value-type="float" office:value="0.607670139024" calcext:value-type="float">
            <text:p>0.607670139024</text:p>
          </table:table-cell>
          <table:table-cell table:formula="of:=([.A2841]-[.B2841])*([.A2841]-[.B2841])" office:value-type="float" office:value="0.011133837289" calcext:value-type="float">
            <text:p>0.011133837289</text:p>
          </table:table-cell>
          <table:table-cell table:number-columns-repeated="2"/>
        </table:table-row>
        <table:table-row table:style-name="ro1">
          <table:table-cell office:value-type="float" office:value="0.779532" calcext:value-type="float">
            <text:p>0.779532</text:p>
          </table:table-cell>
          <table:table-cell office:value-type="float" office:value="0.780647" calcext:value-type="float">
            <text:p>0.780647</text:p>
          </table:table-cell>
          <table:table-cell table:formula="of:=[.A2842]*[.A2842]" office:value-type="float" office:value="0.607670139024" calcext:value-type="float">
            <text:p>0.607670139024</text:p>
          </table:table-cell>
          <table:table-cell table:formula="of:=([.A2842]-[.B2842])*([.A2842]-[.B2842])" office:value-type="float" office:value="0.00000124322499999995" calcext:value-type="float">
            <text:p>1.24322499999995E-06</text:p>
          </table:table-cell>
          <table:table-cell table:number-columns-repeated="2"/>
        </table:table-row>
        <table:table-row table:style-name="ro1">
          <table:table-cell office:value-type="float" office:value="0.897943" calcext:value-type="float">
            <text:p>0.897943</text:p>
          </table:table-cell>
          <table:table-cell office:value-type="float" office:value="0.818345" calcext:value-type="float">
            <text:p>0.818345</text:p>
          </table:table-cell>
          <table:table-cell table:formula="of:=[.A2843]*[.A2843]" office:value-type="float" office:value="0.806301631249" calcext:value-type="float">
            <text:p>0.806301631249</text:p>
          </table:table-cell>
          <table:table-cell table:formula="of:=([.A2843]-[.B2843])*([.A2843]-[.B2843])" office:value-type="float" office:value="0.00633584160400001" calcext:value-type="float">
            <text:p>0.00633584160400001</text:p>
          </table:table-cell>
          <table:table-cell table:number-columns-repeated="2"/>
        </table:table-row>
        <table:table-row table:style-name="ro1">
          <table:table-cell office:value-type="float" office:value="0.897943" calcext:value-type="float">
            <text:p>0.897943</text:p>
          </table:table-cell>
          <table:table-cell office:value-type="float" office:value="0.917905" calcext:value-type="float">
            <text:p>0.917905</text:p>
          </table:table-cell>
          <table:table-cell table:formula="of:=[.A2844]*[.A2844]" office:value-type="float" office:value="0.806301631249" calcext:value-type="float">
            <text:p>0.806301631249</text:p>
          </table:table-cell>
          <table:table-cell table:formula="of:=([.A2844]-[.B2844])*([.A2844]-[.B2844])" office:value-type="float" office:value="0.000398481443999997" calcext:value-type="float">
            <text:p>0.000398481443999997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55963" calcext:value-type="float">
            <text:p>0.955963</text:p>
          </table:table-cell>
          <table:table-cell table:formula="of:=[.A2845]*[.A2845]" office:value-type="float" office:value="0.999982000081" calcext:value-type="float">
            <text:p>0.999982000081</text:p>
          </table:table-cell>
          <table:table-cell table:formula="of:=([.A2845]-[.B2845])*([.A2845]-[.B2845])" office:value-type="float" office:value="0.001938464784" calcext:value-type="float">
            <text:p>0.001938464784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4713" calcext:value-type="float">
            <text:p>0.984713</text:p>
          </table:table-cell>
          <table:table-cell table:formula="of:=[.A2846]*[.A2846]" office:value-type="float" office:value="0.999984000064" calcext:value-type="float">
            <text:p>0.999984000064</text:p>
          </table:table-cell>
          <table:table-cell table:formula="of:=([.A2846]-[.B2846])*([.A2846]-[.B2846])" office:value-type="float" office:value="0.000233447841000001" calcext:value-type="float">
            <text:p>0.00023344784100000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8192" calcext:value-type="float">
            <text:p>0.998192</text:p>
          </table:table-cell>
          <table:table-cell table:formula="of:=[.A2847]*[.A2847]" office:value-type="float" office:value="0.999982000081" calcext:value-type="float">
            <text:p>0.999982000081</text:p>
          </table:table-cell>
          <table:table-cell table:formula="of:=([.A2847]-[.B2847])*([.A2847]-[.B2847])" office:value-type="float" office:value="0.00000323640099999998" calcext:value-type="float">
            <text:p>3.23640099999998E-06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table:formula="of:=[.A2848]*[.A2848]" office:value-type="float" office:value="0.999984000064" calcext:value-type="float">
            <text:p>0.999984000064</text:p>
          </table:table-cell>
          <table:table-cell table:formula="of:=([.A2848]-[.B2848])*([.A2848]-[.B2848])" office:value-type="float" office:value="0.000000000025" calcext:value-type="float">
            <text:p>2.50000000003276E-11</text:p>
          </table:table-cell>
          <table:table-cell table:number-columns-repeated="2"/>
        </table:table-row>
        <table:table-row table:style-name="ro1">
          <table:table-cell office:value-type="float" office:value="0.0000343323" calcext:value-type="float">
            <text:p>0.0000343323</text:p>
          </table:table-cell>
          <table:table-cell office:value-type="float" office:value="0.0000000250647" calcext:value-type="float">
            <text:p>0.0000000250647</text:p>
          </table:table-cell>
          <table:table-cell table:formula="of:=[.A2849]*[.A2849]" office:value-type="float" office:value="0.00000000117870682329" calcext:value-type="float">
            <text:p>1.17870682329E-09</text:p>
          </table:table-cell>
          <table:table-cell table:formula="of:=([.A2849]-[.B2849])*([.A2849]-[.B2849])" office:value-type="float" office:value="0.00000000117698639393" calcext:value-type="float">
            <text:p>1.17698639392957E-09</text:p>
          </table:table-cell>
          <table:table-cell table:number-columns-repeated="2"/>
        </table:table-row>
        <table:table-row table:style-name="ro1">
          <table:table-cell office:value-type="float" office:value="0.0000346303" calcext:value-type="float">
            <text:p>0.0000346303</text:p>
          </table:table-cell>
          <table:table-cell office:value-type="float" office:value="0.00171765" calcext:value-type="float">
            <text:p>0.00171765</text:p>
          </table:table-cell>
          <table:table-cell table:formula="of:=[.A2850]*[.A2850]" office:value-type="float" office:value="0.00000000119925767809" calcext:value-type="float">
            <text:p>1.19925767809E-09</text:p>
          </table:table-cell>
          <table:table-cell table:formula="of:=([.A2850]-[.B2850])*([.A2850]-[.B2850])" office:value-type="float" office:value="0.00000283255531058809" calcext:value-type="float">
            <text:p>2.83255531058809E-06</text:p>
          </table:table-cell>
          <table:table-cell table:number-columns-repeated="2"/>
        </table:table-row>
        <table:table-row table:style-name="ro1">
          <table:table-cell office:value-type="float" office:value="0.000149071" calcext:value-type="float">
            <text:p>0.000149071</text:p>
          </table:table-cell>
          <table:table-cell office:value-type="float" office:value="0.000695505" calcext:value-type="float">
            <text:p>0.000695505</text:p>
          </table:table-cell>
          <table:table-cell table:formula="of:=[.A2851]*[.A2851]" office:value-type="float" office:value="0.000000022222163041" calcext:value-type="float">
            <text:p>2.2222163041E-08</text:p>
          </table:table-cell>
          <table:table-cell table:formula="of:=([.A2851]-[.B2851])*([.A2851]-[.B2851])" office:value-type="float" office:value="0.000000298590116356" calcext:value-type="float">
            <text:p>2.98590116356E-07</text:p>
          </table:table-cell>
          <table:table-cell table:number-columns-repeated="2"/>
        </table:table-row>
        <table:table-row table:style-name="ro1">
          <table:table-cell office:value-type="float" office:value="0.0000959635" calcext:value-type="float">
            <text:p>0.0000959635</text:p>
          </table:table-cell>
          <table:table-cell office:value-type="float" office:value="0.000000006536" calcext:value-type="float">
            <text:p>0.000000006536</text:p>
          </table:table-cell>
          <table:table-cell table:formula="of:=[.A2852]*[.A2852]" office:value-type="float" office:value="0.00000000920899333225" calcext:value-type="float">
            <text:p>9.20899333225E-09</text:p>
          </table:table-cell>
          <table:table-cell table:formula="of:=([.A2852]-[.B2852])*([.A2852]-[.B2852])" office:value-type="float" office:value="0.0000000092077389401" calcext:value-type="float">
            <text:p>9.2077389400973E-09</text:p>
          </table:table-cell>
          <table:table-cell table:number-columns-repeated="2"/>
        </table:table-row>
        <table:table-row table:style-name="ro1">
          <table:table-cell office:value-type="float" office:value="0.0000959635" calcext:value-type="float">
            <text:p>0.0000959635</text:p>
          </table:table-cell>
          <table:table-cell office:value-type="float" office:value="0.0000000121845" calcext:value-type="float">
            <text:p>0.0000000121845</text:p>
          </table:table-cell>
          <table:table-cell table:formula="of:=[.A2853]*[.A2853]" office:value-type="float" office:value="0.00000000920899333225" calcext:value-type="float">
            <text:p>9.20899333225E-09</text:p>
          </table:table-cell>
          <table:table-cell table:formula="of:=([.A2853]-[.B2853])*([.A2853]-[.B2853])" office:value-type="float" office:value="0.00000000920665494618" calcext:value-type="float">
            <text:p>9.20665494618054E-09</text:p>
          </table:table-cell>
          <table:table-cell table:number-columns-repeated="2"/>
        </table:table-row>
        <table:table-row table:style-name="ro1">
          <table:table-cell office:value-type="float" office:value="0.0000160933" calcext:value-type="float">
            <text:p>0.0000160933</text:p>
          </table:table-cell>
          <table:table-cell office:value-type="float" office:value="0.0000585986" calcext:value-type="float">
            <text:p>0.0000585986</text:p>
          </table:table-cell>
          <table:table-cell table:formula="of:=[.A2854]*[.A2854]" office:value-type="float" office:value="0.00000000025899430489" calcext:value-type="float">
            <text:p>2.5899430489E-10</text:p>
          </table:table-cell>
          <table:table-cell table:formula="of:=([.A2854]-[.B2854])*([.A2854]-[.B2854])" office:value-type="float" office:value="0.00000000180670052809" calcext:value-type="float">
            <text:p>1.80670052809E-09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485183" calcext:value-type="float">
            <text:p>0.000485183</text:p>
          </table:table-cell>
          <table:table-cell table:formula="of:=[.A2855]*[.A2855]" office:value-type="float" office:value="0.0000000000012825336" calcext:value-type="float">
            <text:p>1.2825336001E-12</text:p>
          </table:table-cell>
          <table:table-cell table:formula="of:=([.A2855]-[.B2855])*([.A2855]-[.B2855])" office:value-type="float" office:value="0.00000023430489623126" calcext:value-type="float">
            <text:p>2.3430489623126E-07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597939" calcext:value-type="float">
            <text:p>0.000597939</text:p>
          </table:table-cell>
          <table:table-cell table:formula="of:=[.A2856]*[.A2856]" office:value-type="float" office:value="0.0000000000012825336" calcext:value-type="float">
            <text:p>1.2825336001E-12</text:p>
          </table:table-cell>
          <table:table-cell table:formula="of:=([.A2856]-[.B2856])*([.A2856]-[.B2856])" office:value-type="float" office:value="0.00000035617801037838" calcext:value-type="float">
            <text:p>3.5617801037838E-07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133314" calcext:value-type="float">
            <text:p>0.0133314</text:p>
          </table:table-cell>
          <table:table-cell table:formula="of:=[.A2857]*[.A2857]" office:value-type="float" office:value="0.0000000000009094941" calcext:value-type="float">
            <text:p>9.09494098276E-13</text:p>
          </table:table-cell>
          <table:table-cell table:formula="of:=([.A2857]-[.B2857])*([.A2857]-[.B2857])" office:value-type="float" office:value="0.000177700799250367" calcext:value-type="float">
            <text:p>0.000177700799250367</text:p>
          </table:table-cell>
          <table:table-cell table:number-columns-repeated="2"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0114957" calcext:value-type="float">
            <text:p>0.0000114957</text:p>
          </table:table-cell>
          <table:table-cell table:formula="of:=[.A2858]*[.A2858]" office:value-type="float" office:value="0.00000000000042987823" calcext:value-type="float">
            <text:p>4.29878233801E-13</text:p>
          </table:table-cell>
          <table:table-cell table:formula="of:=([.A2858]-[.B2858])*([.A2858]-[.B2858])" office:value-type="float" office:value="0.00000000011750666232" calcext:value-type="float">
            <text:p>1.17506662322401E-10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437592" calcext:value-type="float">
            <text:p>0.000437592</text:p>
          </table:table-cell>
          <table:table-cell table:formula="of:=[.A2859]*[.A2859]" office:value-type="float" office:value="0.00000000001365664634" calcext:value-type="float">
            <text:p>1.36566463401E-11</text:p>
          </table:table-cell>
          <table:table-cell table:formula="of:=([.A2859]-[.B2859])*([.A2859]-[.B2859])" office:value-type="float" office:value="0.00000018826618139018" calcext:value-type="float">
            <text:p>1.8826618139018E-07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0746135" calcext:value-type="float">
            <text:p>0.000000746135</text:p>
          </table:table-cell>
          <table:table-cell table:formula="of:=[.A2860]*[.A2860]" office:value-type="float" office:value="0.00000000000012789779" calcext:value-type="float">
            <text:p>1.27897786384E-13</text:p>
          </table:table-cell>
          <table:table-cell table:formula="of:=([.A2860]-[.B2860])*([.A2860]-[.B2860])" office:value-type="float" office:value="0.00000000000015093769" calcext:value-type="float">
            <text:p>1.50937689049E-13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725866" calcext:value-type="float">
            <text:p>0.000725866</text:p>
          </table:table-cell>
          <table:table-cell table:formula="of:=[.A2861]*[.A2861]" office:value-type="float" office:value="0.00000000000278532734" calcext:value-type="float">
            <text:p>2.7853273449E-12</text:p>
          </table:table-cell>
          <table:table-cell table:formula="of:=([.A2861]-[.B2861])*([.A2861]-[.B2861])" office:value-type="float" office:value="0.00000052446139619659" calcext:value-type="float">
            <text:p>5.24461396196585E-07</text:p>
          </table:table-cell>
          <table:table-cell table:number-columns-repeated="2"/>
        </table:table-row>
        <table:table-row table:style-name="ro1">
          <table:table-cell office:value-type="float" office:value="0.0000268221" calcext:value-type="float">
            <text:p>0.0000268221</text:p>
          </table:table-cell>
          <table:table-cell office:value-type="float" office:value="0.00000411263" calcext:value-type="float">
            <text:p>0.00000411263</text:p>
          </table:table-cell>
          <table:table-cell table:formula="of:=[.A2862]*[.A2862]" office:value-type="float" office:value="0.00000000071942504841" calcext:value-type="float">
            <text:p>7.1942504841E-10</text:p>
          </table:table-cell>
          <table:table-cell table:formula="of:=([.A2862]-[.B2862])*([.A2862]-[.B2862])" office:value-type="float" office:value="0.00000000051572002768" calcext:value-type="float">
            <text:p>5.157200276809E-10</text:p>
          </table:table-cell>
          <table:table-cell table:number-columns-repeated="2"/>
        </table:table-row>
        <table:table-row table:style-name="ro1">
          <table:table-cell office:value-type="float" office:value="0.0000268221" calcext:value-type="float">
            <text:p>0.0000268221</text:p>
          </table:table-cell>
          <table:table-cell office:value-type="float" office:value="0.000549701" calcext:value-type="float">
            <text:p>0.000549701</text:p>
          </table:table-cell>
          <table:table-cell table:formula="of:=[.A2863]*[.A2863]" office:value-type="float" office:value="0.00000000071942504841" calcext:value-type="float">
            <text:p>7.1942504841E-10</text:p>
          </table:table-cell>
          <table:table-cell table:formula="of:=([.A2863]-[.B2863])*([.A2863]-[.B2863])" office:value-type="float" office:value="0.00000027340234406521" calcext:value-type="float">
            <text:p>2.7340234406521E-07</text:p>
          </table:table-cell>
          <table:table-cell table:number-columns-repeated="2"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000123694" calcext:value-type="float">
            <text:p>0.0000123694</text:p>
          </table:table-cell>
          <table:table-cell table:formula="of:=[.A2864]*[.A2864]" office:value-type="float" office:value="0.00000000015518681476" calcext:value-type="float">
            <text:p>1.5518681476E-10</text:p>
          </table:table-cell>
          <table:table-cell table:formula="of:=([.A2864]-[.B2864])*([.A2864]-[.B2864])" office:value-type="float" office:value="7.74399999999997E-015" calcext:value-type="float">
            <text:p>7.74399999999997E-15</text:p>
          </table:table-cell>
          <table:table-cell table:number-columns-repeated="2"/>
        </table:table-row>
        <table:table-row table:style-name="ro1">
          <table:table-cell office:value-type="float" office:value="0.0000915527" calcext:value-type="float">
            <text:p>0.0000915527</text:p>
          </table:table-cell>
          <table:table-cell office:value-type="float" office:value="0.111616" calcext:value-type="float">
            <text:p>0.111616</text:p>
          </table:table-cell>
          <table:table-cell table:formula="of:=[.A2865]*[.A2865]" office:value-type="float" office:value="0.00000000838189687729" calcext:value-type="float">
            <text:p>8.38189687729E-09</text:p>
          </table:table-cell>
          <table:table-cell table:formula="of:=([.A2865]-[.B2865])*([.A2865]-[.B2865])" office:value-type="float" office:value="0.0124377023455705" calcext:value-type="float">
            <text:p>0.0124377023455705</text:p>
          </table:table-cell>
          <table:table-cell table:number-columns-repeated="2"/>
        </table:table-row>
        <table:table-row table:style-name="ro1">
          <table:table-cell office:value-type="float" office:value="0.00116956" calcext:value-type="float">
            <text:p>0.00116956</text:p>
          </table:table-cell>
          <table:table-cell office:value-type="float" office:value="0.00000142172" calcext:value-type="float">
            <text:p>0.00000142172</text:p>
          </table:table-cell>
          <table:table-cell table:formula="of:=[.A2866]*[.A2866]" office:value-type="float" office:value="0.0000013678705936" calcext:value-type="float">
            <text:p>0.0000013678705936</text:p>
          </table:table-cell>
          <table:table-cell table:formula="of:=([.A2866]-[.B2866])*([.A2866]-[.B2866])" office:value-type="float" office:value="0.00000136454704120136" calcext:value-type="float">
            <text:p>1.36454704120136E-06</text:p>
          </table:table-cell>
          <table:table-cell table:number-columns-repeated="2"/>
        </table:table-row>
        <table:table-row table:style-name="ro1">
          <table:table-cell office:value-type="float" office:value="0.00167948" calcext:value-type="float">
            <text:p>0.00167948</text:p>
          </table:table-cell>
          <table:table-cell office:value-type="float" office:value="0.00457407" calcext:value-type="float">
            <text:p>0.00457407</text:p>
          </table:table-cell>
          <table:table-cell table:formula="of:=[.A2867]*[.A2867]" office:value-type="float" office:value="0.0000028206530704" calcext:value-type="float">
            <text:p>0.0000028206530704</text:p>
          </table:table-cell>
          <table:table-cell table:formula="of:=([.A2867]-[.B2867])*([.A2867]-[.B2867])" office:value-type="float" office:value="0.00000837865126810001" calcext:value-type="float">
            <text:p>0.00000837865126810001</text:p>
          </table:table-cell>
          <table:table-cell table:number-columns-repeated="2"/>
        </table:table-row>
        <table:table-row table:style-name="ro1">
          <table:table-cell office:value-type="float" office:value="0.00315356" calcext:value-type="float">
            <text:p>0.00315356</text:p>
          </table:table-cell>
          <table:table-cell office:value-type="float" office:value="0.00991794" calcext:value-type="float">
            <text:p>0.00991794</text:p>
          </table:table-cell>
          <table:table-cell table:formula="of:=[.A2868]*[.A2868]" office:value-type="float" office:value="0.0000099449406736" calcext:value-type="float">
            <text:p>0.0000099449406736</text:p>
          </table:table-cell>
          <table:table-cell table:formula="of:=([.A2868]-[.B2868])*([.A2868]-[.B2868])" office:value-type="float" office:value="0.0000457568367844" calcext:value-type="float">
            <text:p>0.0000457568367844</text:p>
          </table:table-cell>
          <table:table-cell table:number-columns-repeated="2"/>
        </table:table-row>
        <table:table-row table:style-name="ro1">
          <table:table-cell office:value-type="float" office:value="0.00315356" calcext:value-type="float">
            <text:p>0.00315356</text:p>
          </table:table-cell>
          <table:table-cell office:value-type="float" office:value="0.0100497" calcext:value-type="float">
            <text:p>0.0100497</text:p>
          </table:table-cell>
          <table:table-cell table:formula="of:=[.A2869]*[.A2869]" office:value-type="float" office:value="0.0000099449406736" calcext:value-type="float">
            <text:p>0.0000099449406736</text:p>
          </table:table-cell>
          <table:table-cell table:formula="of:=([.A2869]-[.B2869])*([.A2869]-[.B2869])" office:value-type="float" office:value="0.0000475567468996" calcext:value-type="float">
            <text:p>0.0000475567468996</text:p>
          </table:table-cell>
          <table:table-cell table:number-columns-repeated="2"/>
        </table:table-row>
        <table:table-row table:style-name="ro1">
          <table:table-cell office:value-type="float" office:value="0.00315356" calcext:value-type="float">
            <text:p>0.00315356</text:p>
          </table:table-cell>
          <table:table-cell office:value-type="float" office:value="0.0104335" calcext:value-type="float">
            <text:p>0.0104335</text:p>
          </table:table-cell>
          <table:table-cell table:formula="of:=[.A2870]*[.A2870]" office:value-type="float" office:value="0.0000099449406736" calcext:value-type="float">
            <text:p>0.0000099449406736</text:p>
          </table:table-cell>
          <table:table-cell table:formula="of:=([.A2870]-[.B2870])*([.A2870]-[.B2870])" office:value-type="float" office:value="0.0000529975264036" calcext:value-type="float">
            <text:p>0.0000529975264036</text:p>
          </table:table-cell>
          <table:table-cell table:number-columns-repeated="2"/>
        </table:table-row>
        <table:table-row table:style-name="ro1">
          <table:table-cell office:value-type="float" office:value="0.00960636" calcext:value-type="float">
            <text:p>0.00960636</text:p>
          </table:table-cell>
          <table:table-cell office:value-type="float" office:value="0.104553" calcext:value-type="float">
            <text:p>0.104553</text:p>
          </table:table-cell>
          <table:table-cell table:formula="of:=[.A2871]*[.A2871]" office:value-type="float" office:value="0.0000922821524496" calcext:value-type="float">
            <text:p>0.0000922821524496</text:p>
          </table:table-cell>
          <table:table-cell table:formula="of:=([.A2871]-[.B2871])*([.A2871]-[.B2871])" office:value-type="float" office:value="0.0090148644472896" calcext:value-type="float">
            <text:p>0.0090148644472896</text:p>
          </table:table-cell>
          <table:table-cell table:number-columns-repeated="2"/>
        </table:table-row>
        <table:table-row table:style-name="ro1">
          <table:table-cell office:value-type="float" office:value="0.00960636" calcext:value-type="float">
            <text:p>0.00960636</text:p>
          </table:table-cell>
          <table:table-cell office:value-type="float" office:value="0.0469281" calcext:value-type="float">
            <text:p>0.0469281</text:p>
          </table:table-cell>
          <table:table-cell table:formula="of:=[.A2872]*[.A2872]" office:value-type="float" office:value="0.0000922821524496" calcext:value-type="float">
            <text:p>0.0000922821524496</text:p>
          </table:table-cell>
          <table:table-cell table:formula="of:=([.A2872]-[.B2872])*([.A2872]-[.B2872])" office:value-type="float" office:value="0.0013929122766276" calcext:value-type="float">
            <text:p>0.0013929122766276</text:p>
          </table:table-cell>
          <table:table-cell table:number-columns-repeated="2"/>
        </table:table-row>
        <table:table-row table:style-name="ro1">
          <table:table-cell office:value-type="float" office:value="0.04527" calcext:value-type="float">
            <text:p>0.04527</text:p>
          </table:table-cell>
          <table:table-cell office:value-type="float" office:value="0.411416" calcext:value-type="float">
            <text:p>0.411416</text:p>
          </table:table-cell>
          <table:table-cell table:formula="of:=[.A2873]*[.A2873]" office:value-type="float" office:value="0.0020493729" calcext:value-type="float">
            <text:p>0.0020493729</text:p>
          </table:table-cell>
          <table:table-cell table:formula="of:=([.A2873]-[.B2873])*([.A2873]-[.B2873])" office:value-type="float" office:value="0.134062893316" calcext:value-type="float">
            <text:p>0.134062893316</text:p>
          </table:table-cell>
          <table:table-cell table:number-columns-repeated="2"/>
        </table:table-row>
        <table:table-row table:style-name="ro1">
          <table:table-cell office:value-type="float" office:value="0.0667967" calcext:value-type="float">
            <text:p>0.0667967</text:p>
          </table:table-cell>
          <table:table-cell office:value-type="float" office:value="0.250089" calcext:value-type="float">
            <text:p>0.250089</text:p>
          </table:table-cell>
          <table:table-cell table:formula="of:=[.A2874]*[.A2874]" office:value-type="float" office:value="0.00446179913089" calcext:value-type="float">
            <text:p>0.00446179913089</text:p>
          </table:table-cell>
          <table:table-cell table:formula="of:=([.A2874]-[.B2874])*([.A2874]-[.B2874])" office:value-type="float" office:value="0.03359606723929" calcext:value-type="float">
            <text:p>0.03359606723929</text:p>
          </table:table-cell>
          <table:table-cell table:number-columns-repeated="2"/>
        </table:table-row>
        <table:table-row table:style-name="ro1">
          <table:table-cell office:value-type="float" office:value="0.0834819" calcext:value-type="float">
            <text:p>0.0834819</text:p>
          </table:table-cell>
          <table:table-cell office:value-type="float" office:value="0.145032" calcext:value-type="float">
            <text:p>0.145032</text:p>
          </table:table-cell>
          <table:table-cell table:formula="of:=[.A2875]*[.A2875]" office:value-type="float" office:value="0.00696922762761" calcext:value-type="float">
            <text:p>0.00696922762761</text:p>
          </table:table-cell>
          <table:table-cell table:formula="of:=([.A2875]-[.B2875])*([.A2875]-[.B2875])" office:value-type="float" office:value="0.00378841481001" calcext:value-type="float">
            <text:p>0.00378841481001</text:p>
          </table:table-cell>
          <table:table-cell table:number-columns-repeated="2"/>
        </table:table-row>
        <table:table-row table:style-name="ro1">
          <table:table-cell office:value-type="float" office:value="0.083482" calcext:value-type="float">
            <text:p>0.083482</text:p>
          </table:table-cell>
          <table:table-cell office:value-type="float" office:value="0.152052" calcext:value-type="float">
            <text:p>0.152052</text:p>
          </table:table-cell>
          <table:table-cell table:formula="of:=[.A2876]*[.A2876]" office:value-type="float" office:value="0.006969244324" calcext:value-type="float">
            <text:p>0.006969244324</text:p>
          </table:table-cell>
          <table:table-cell table:formula="of:=([.A2876]-[.B2876])*([.A2876]-[.B2876])" office:value-type="float" office:value="0.0047018449" calcext:value-type="float">
            <text:p>0.0047018449</text:p>
          </table:table-cell>
          <table:table-cell table:number-columns-repeated="2"/>
        </table:table-row>
        <table:table-row table:style-name="ro1">
          <table:table-cell office:value-type="float" office:value="0.163609" calcext:value-type="float">
            <text:p>0.163609</text:p>
          </table:table-cell>
          <table:table-cell office:value-type="float" office:value="0.120992" calcext:value-type="float">
            <text:p>0.120992</text:p>
          </table:table-cell>
          <table:table-cell table:formula="of:=[.A2877]*[.A2877]" office:value-type="float" office:value="0.026767904881" calcext:value-type="float">
            <text:p>0.026767904881</text:p>
          </table:table-cell>
          <table:table-cell table:formula="of:=([.A2877]-[.B2877])*([.A2877]-[.B2877])" office:value-type="float" office:value="0.001816208689" calcext:value-type="float">
            <text:p>0.001816208689</text:p>
          </table:table-cell>
          <table:table-cell table:number-columns-repeated="2"/>
        </table:table-row>
        <table:table-row table:style-name="ro1">
          <table:table-cell office:value-type="float" office:value="0.311047" calcext:value-type="float">
            <text:p>0.311047</text:p>
          </table:table-cell>
          <table:table-cell office:value-type="float" office:value="0.371615" calcext:value-type="float">
            <text:p>0.371615</text:p>
          </table:table-cell>
          <table:table-cell table:formula="of:=[.A2878]*[.A2878]" office:value-type="float" office:value="0.096750236209" calcext:value-type="float">
            <text:p>0.096750236209</text:p>
          </table:table-cell>
          <table:table-cell table:formula="of:=([.A2878]-[.B2878])*([.A2878]-[.B2878])" office:value-type="float" office:value="0.00366848262399999" calcext:value-type="float">
            <text:p>0.00366848262399999</text:p>
          </table:table-cell>
          <table:table-cell table:number-columns-repeated="2"/>
        </table:table-row>
        <table:table-row table:style-name="ro1">
          <table:table-cell office:value-type="float" office:value="0.496127" calcext:value-type="float">
            <text:p>0.496127</text:p>
          </table:table-cell>
          <table:table-cell office:value-type="float" office:value="0.216051" calcext:value-type="float">
            <text:p>0.216051</text:p>
          </table:table-cell>
          <table:table-cell table:formula="of:=[.A2879]*[.A2879]" office:value-type="float" office:value="0.246142000129" calcext:value-type="float">
            <text:p>0.246142000129</text:p>
          </table:table-cell>
          <table:table-cell table:formula="of:=([.A2879]-[.B2879])*([.A2879]-[.B2879])" office:value-type="float" office:value="0.078442565776" calcext:value-type="float">
            <text:p>0.078442565776</text:p>
          </table:table-cell>
          <table:table-cell table:number-columns-repeated="2"/>
        </table:table-row>
        <table:table-row table:style-name="ro1">
          <table:table-cell office:value-type="float" office:value="0.542822" calcext:value-type="float">
            <text:p>0.542822</text:p>
          </table:table-cell>
          <table:table-cell office:value-type="float" office:value="0.507276" calcext:value-type="float">
            <text:p>0.507276</text:p>
          </table:table-cell>
          <table:table-cell table:formula="of:=[.A2880]*[.A2880]" office:value-type="float" office:value="0.294655723684" calcext:value-type="float">
            <text:p>0.294655723684</text:p>
          </table:table-cell>
          <table:table-cell table:formula="of:=([.A2880]-[.B2880])*([.A2880]-[.B2880])" office:value-type="float" office:value="0.00126351811600001" calcext:value-type="float">
            <text:p>0.00126351811600001</text:p>
          </table:table-cell>
          <table:table-cell table:number-columns-repeated="2"/>
        </table:table-row>
        <table:table-row table:style-name="ro1">
          <table:table-cell office:value-type="float" office:value="0.698187" calcext:value-type="float">
            <text:p>0.698187</text:p>
          </table:table-cell>
          <table:table-cell office:value-type="float" office:value="0.666265" calcext:value-type="float">
            <text:p>0.666265</text:p>
          </table:table-cell>
          <table:table-cell table:formula="of:=[.A2881]*[.A2881]" office:value-type="float" office:value="0.487465086969" calcext:value-type="float">
            <text:p>0.487465086969</text:p>
          </table:table-cell>
          <table:table-cell table:formula="of:=([.A2881]-[.B2881])*([.A2881]-[.B2881])" office:value-type="float" office:value="0.001019014084" calcext:value-type="float">
            <text:p>0.001019014084</text:p>
          </table:table-cell>
          <table:table-cell table:number-columns-repeated="2"/>
        </table:table-row>
        <table:table-row table:style-name="ro1">
          <table:table-cell office:value-type="float" office:value="0.80349" calcext:value-type="float">
            <text:p>0.80349</text:p>
          </table:table-cell>
          <table:table-cell office:value-type="float" office:value="0.671131" calcext:value-type="float">
            <text:p>0.671131</text:p>
          </table:table-cell>
          <table:table-cell table:formula="of:=[.A2882]*[.A2882]" office:value-type="float" office:value="0.6455961801" calcext:value-type="float">
            <text:p>0.6455961801</text:p>
          </table:table-cell>
          <table:table-cell table:formula="of:=([.A2882]-[.B2882])*([.A2882]-[.B2882])" office:value-type="float" office:value="0.017518904881" calcext:value-type="float">
            <text:p>0.017518904881</text:p>
          </table:table-cell>
          <table:table-cell table:number-columns-repeated="2"/>
        </table:table-row>
        <table:table-row table:style-name="ro1">
          <table:table-cell office:value-type="float" office:value="0.818916" calcext:value-type="float">
            <text:p>0.818916</text:p>
          </table:table-cell>
          <table:table-cell office:value-type="float" office:value="0.747818" calcext:value-type="float">
            <text:p>0.747818</text:p>
          </table:table-cell>
          <table:table-cell table:formula="of:=[.A2883]*[.A2883]" office:value-type="float" office:value="0.670623415056" calcext:value-type="float">
            <text:p>0.670623415056</text:p>
          </table:table-cell>
          <table:table-cell table:formula="of:=([.A2883]-[.B2883])*([.A2883]-[.B2883])" office:value-type="float" office:value="0.005054925604" calcext:value-type="float">
            <text:p>0.005054925604</text:p>
          </table:table-cell>
          <table:table-cell table:number-columns-repeated="2"/>
        </table:table-row>
        <table:table-row table:style-name="ro1">
          <table:table-cell office:value-type="float" office:value="0.856473" calcext:value-type="float">
            <text:p>0.856473</text:p>
          </table:table-cell>
          <table:table-cell office:value-type="float" office:value="0.79707" calcext:value-type="float">
            <text:p>0.79707</text:p>
          </table:table-cell>
          <table:table-cell table:formula="of:=[.A2884]*[.A2884]" office:value-type="float" office:value="0.733545999729" calcext:value-type="float">
            <text:p>0.733545999729</text:p>
          </table:table-cell>
          <table:table-cell table:formula="of:=([.A2884]-[.B2884])*([.A2884]-[.B2884])" office:value-type="float" office:value="0.00352871640900001" calcext:value-type="float">
            <text:p>0.00352871640900001</text:p>
          </table:table-cell>
          <table:table-cell table:number-columns-repeated="2"/>
        </table:table-row>
        <table:table-row table:style-name="ro1">
          <table:table-cell office:value-type="float" office:value="0.856473" calcext:value-type="float">
            <text:p>0.856473</text:p>
          </table:table-cell>
          <table:table-cell office:value-type="float" office:value="0.845818" calcext:value-type="float">
            <text:p>0.845818</text:p>
          </table:table-cell>
          <table:table-cell table:formula="of:=[.A2885]*[.A2885]" office:value-type="float" office:value="0.733545999729" calcext:value-type="float">
            <text:p>0.733545999729</text:p>
          </table:table-cell>
          <table:table-cell table:formula="of:=([.A2885]-[.B2885])*([.A2885]-[.B2885])" office:value-type="float" office:value="0.000113529025000002" calcext:value-type="float">
            <text:p>0.000113529025000002</text:p>
          </table:table-cell>
          <table:table-cell table:number-columns-repeated="2"/>
        </table:table-row>
        <table:table-row table:style-name="ro1">
          <table:table-cell office:value-type="float" office:value="0.92382" calcext:value-type="float">
            <text:p>0.92382</text:p>
          </table:table-cell>
          <table:table-cell office:value-type="float" office:value="0.985892" calcext:value-type="float">
            <text:p>0.985892</text:p>
          </table:table-cell>
          <table:table-cell table:formula="of:=[.A2886]*[.A2886]" office:value-type="float" office:value="0.8534433924" calcext:value-type="float">
            <text:p>0.8534433924</text:p>
          </table:table-cell>
          <table:table-cell table:formula="of:=([.A2886]-[.B2886])*([.A2886]-[.B2886])" office:value-type="float" office:value="0.003852933184" calcext:value-type="float">
            <text:p>0.003852933184</text:p>
          </table:table-cell>
          <table:table-cell table:number-columns-repeated="2"/>
        </table:table-row>
        <table:table-row table:style-name="ro1">
          <table:table-cell office:value-type="float" office:value="0.977716" calcext:value-type="float">
            <text:p>0.977716</text:p>
          </table:table-cell>
          <table:table-cell office:value-type="float" office:value="0.95167" calcext:value-type="float">
            <text:p>0.95167</text:p>
          </table:table-cell>
          <table:table-cell table:formula="of:=[.A2887]*[.A2887]" office:value-type="float" office:value="0.955928576656" calcext:value-type="float">
            <text:p>0.955928576656</text:p>
          </table:table-cell>
          <table:table-cell table:formula="of:=([.A2887]-[.B2887])*([.A2887]-[.B2887])" office:value-type="float" office:value="0.000678394116000001" calcext:value-type="float">
            <text:p>0.000678394116000001</text:p>
          </table:table-cell>
          <table:table-cell table:number-columns-repeated="2"/>
        </table:table-row>
        <table:table-row table:style-name="ro1">
          <table:table-cell office:value-type="float" office:value="0.0000379086" calcext:value-type="float">
            <text:p>0.0000379086</text:p>
          </table:table-cell>
          <table:table-cell office:value-type="float" office:value="0.00000000397357" calcext:value-type="float">
            <text:p>0.00000000397357</text:p>
          </table:table-cell>
          <table:table-cell table:formula="of:=[.A2888]*[.A2888]" office:value-type="float" office:value="0.00000000143706195396" calcext:value-type="float">
            <text:p>1.43706195396E-09</text:p>
          </table:table-cell>
          <table:table-cell table:formula="of:=([.A2888]-[.B2888])*([.A2888]-[.B2888])" office:value-type="float" office:value="0.0000000014367607048" calcext:value-type="float">
            <text:p>1.43676070479785E-09</text:p>
          </table:table-cell>
          <table:table-cell table:number-columns-repeated="2"/>
        </table:table-row>
        <table:table-row table:style-name="ro1">
          <table:table-cell office:value-type="float" office:value="0.0000182986" calcext:value-type="float">
            <text:p>0.0000182986</text:p>
          </table:table-cell>
          <table:table-cell office:value-type="float" office:value="0.000513882" calcext:value-type="float">
            <text:p>0.000513882</text:p>
          </table:table-cell>
          <table:table-cell table:formula="of:=[.A2889]*[.A2889]" office:value-type="float" office:value="0.00000000033483876196" calcext:value-type="float">
            <text:p>3.3483876196E-10</text:p>
          </table:table-cell>
          <table:table-cell table:formula="of:=([.A2889]-[.B2889])*([.A2889]-[.B2889])" office:value-type="float" office:value="0.00000024560290635556" calcext:value-type="float">
            <text:p>2.4560290635556E-07</text:p>
          </table:table-cell>
          <table:table-cell table:number-columns-repeated="2"/>
        </table:table-row>
        <table:table-row table:style-name="ro1">
          <table:table-cell office:value-type="float" office:value="0.0000500679" calcext:value-type="float">
            <text:p>0.0000500679</text:p>
          </table:table-cell>
          <table:table-cell office:value-type="float" office:value="0.00394187" calcext:value-type="float">
            <text:p>0.00394187</text:p>
          </table:table-cell>
          <table:table-cell table:formula="of:=[.A2890]*[.A2890]" office:value-type="float" office:value="0.00000000250679461041" calcext:value-type="float">
            <text:p>2.50679461041E-09</text:p>
          </table:table-cell>
          <table:table-cell table:formula="of:=([.A2890]-[.B2890])*([.A2890]-[.B2890])" office:value-type="float" office:value="0.0000151461235855644" calcext:value-type="float">
            <text:p>1.51461235855644E-05</text:p>
          </table:table-cell>
          <table:table-cell table:number-columns-repeated="2"/>
        </table:table-row>
        <table:table-row table:style-name="ro1">
          <table:table-cell office:value-type="float" office:value="0.000163078" calcext:value-type="float">
            <text:p>0.000163078</text:p>
          </table:table-cell>
          <table:table-cell office:value-type="float" office:value="0.00100459" calcext:value-type="float">
            <text:p>0.00100459</text:p>
          </table:table-cell>
          <table:table-cell table:formula="of:=[.A2891]*[.A2891]" office:value-type="float" office:value="0.000000026594434084" calcext:value-type="float">
            <text:p>2.6594434084E-08</text:p>
          </table:table-cell>
          <table:table-cell table:formula="of:=([.A2891]-[.B2891])*([.A2891]-[.B2891])" office:value-type="float" office:value="0.000000708142446144" calcext:value-type="float">
            <text:p>7.08142446144E-07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315419" calcext:value-type="float">
            <text:p>0.0000315419</text:p>
          </table:table-cell>
          <table:table-cell table:formula="of:=[.A2892]*[.A2892]" office:value-type="float" office:value="0.00000000010880158864" calcext:value-type="float">
            <text:p>1.0880158864E-10</text:p>
          </table:table-cell>
          <table:table-cell table:formula="of:=([.A2892]-[.B2892])*([.A2892]-[.B2892])" office:value-type="float" office:value="0.00000000044567854321" calcext:value-type="float">
            <text:p>4.4567854321E-10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257478" calcext:value-type="float">
            <text:p>0.0000257478</text:p>
          </table:table-cell>
          <table:table-cell table:formula="of:=[.A2893]*[.A2893]" office:value-type="float" office:value="0.00000000010880158864" calcext:value-type="float">
            <text:p>1.0880158864E-10</text:p>
          </table:table-cell>
          <table:table-cell table:formula="of:=([.A2893]-[.B2893])*([.A2893]-[.B2893])" office:value-type="float" office:value="0.000000000234610489" calcext:value-type="float">
            <text:p>2.34610489E-10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200753" calcext:value-type="float">
            <text:p>0.0200753</text:p>
          </table:table-cell>
          <table:table-cell table:formula="of:=[.A2894]*[.A2894]" office:value-type="float" office:value="0.00000000010880158864" calcext:value-type="float">
            <text:p>1.0880158864E-10</text:p>
          </table:table-cell>
          <table:table-cell table:formula="of:=([.A2894]-[.B2894])*([.A2894]-[.B2894])" office:value-type="float" office:value="0.000402598976013109" calcext:value-type="float">
            <text:p>0.000402598976013109</text:p>
          </table:table-cell>
          <table:table-cell table:number-columns-repeated="2"/>
        </table:table-row>
        <table:table-row table:style-name="ro1">
          <table:table-cell office:value-type="float" office:value="0.0000591278" calcext:value-type="float">
            <text:p>0.0000591278</text:p>
          </table:table-cell>
          <table:table-cell office:value-type="float" office:value="0.0000256399" calcext:value-type="float">
            <text:p>0.0000256399</text:p>
          </table:table-cell>
          <table:table-cell table:formula="of:=[.A2895]*[.A2895]" office:value-type="float" office:value="0.00000000349609673284" calcext:value-type="float">
            <text:p>3.49609673284E-09</text:p>
          </table:table-cell>
          <table:table-cell table:formula="of:=([.A2895]-[.B2895])*([.A2895]-[.B2895])" office:value-type="float" office:value="0.00000000112143944641" calcext:value-type="float">
            <text:p>1.12143944641E-09</text:p>
          </table:table-cell>
          <table:table-cell table:number-columns-repeated="2"/>
        </table:table-row>
        <table:table-row table:style-name="ro1">
          <table:table-cell office:value-type="float" office:value="0.0000293851" calcext:value-type="float">
            <text:p>0.0000293851</text:p>
          </table:table-cell>
          <table:table-cell office:value-type="float" office:value="0.00268109" calcext:value-type="float">
            <text:p>0.00268109</text:p>
          </table:table-cell>
          <table:table-cell table:formula="of:=[.A2896]*[.A2896]" office:value-type="float" office:value="0.00000000086348410201" calcext:value-type="float">
            <text:p>8.6348410201E-10</text:p>
          </table:table-cell>
          <table:table-cell table:formula="of:=([.A2896]-[.B2896])*([.A2896]-[.B2896])" office:value-type="float" office:value="0.00000703153887668401" calcext:value-type="float">
            <text:p>7.03153887668401E-06</text:p>
          </table:table-cell>
          <table:table-cell table:number-columns-repeated="2"/>
        </table:table-row>
        <table:table-row table:style-name="ro1">
          <table:table-cell office:value-type="float" office:value="0.0000293851" calcext:value-type="float">
            <text:p>0.0000293851</text:p>
          </table:table-cell>
          <table:table-cell office:value-type="float" office:value="0.00489176" calcext:value-type="float">
            <text:p>0.00489176</text:p>
          </table:table-cell>
          <table:table-cell table:formula="of:=[.A2897]*[.A2897]" office:value-type="float" office:value="0.00000000086348410201" calcext:value-type="float">
            <text:p>8.6348410201E-10</text:p>
          </table:table-cell>
          <table:table-cell table:formula="of:=([.A2897]-[.B2897])*([.A2897]-[.B2897])" office:value-type="float" office:value="0.00002364268966815" calcext:value-type="float">
            <text:p>2.364268966815E-05</text:p>
          </table:table-cell>
          <table:table-cell table:number-columns-repeated="2"/>
        </table:table-row>
        <table:table-row table:style-name="ro1">
          <table:table-cell office:value-type="float" office:value="0.0000444055" calcext:value-type="float">
            <text:p>0.0000444055</text:p>
          </table:table-cell>
          <table:table-cell office:value-type="float" office:value="0.0248311" calcext:value-type="float">
            <text:p>0.0248311</text:p>
          </table:table-cell>
          <table:table-cell table:formula="of:=[.A2898]*[.A2898]" office:value-type="float" office:value="0.00000000197184843025" calcext:value-type="float">
            <text:p>1.97184843025E-09</text:p>
          </table:table-cell>
          <table:table-cell table:formula="of:=([.A2898]-[.B2898])*([.A2898]-[.B2898])" office:value-type="float" office:value="0.00061438022423633" calcext:value-type="float">
            <text:p>0.00061438022423633</text:p>
          </table:table-cell>
          <table:table-cell table:number-columns-repeated="2"/>
        </table:table-row>
        <table:table-row table:style-name="ro1">
          <table:table-cell office:value-type="float" office:value="0.0000966191" calcext:value-type="float">
            <text:p>0.0000966191</text:p>
          </table:table-cell>
          <table:table-cell office:value-type="float" office:value="0.000396397" calcext:value-type="float">
            <text:p>0.000396397</text:p>
          </table:table-cell>
          <table:table-cell table:formula="of:=[.A2899]*[.A2899]" office:value-type="float" office:value="0.00000000933525048481" calcext:value-type="float">
            <text:p>9.33525048481E-09</text:p>
          </table:table-cell>
          <table:table-cell table:formula="of:=([.A2899]-[.B2899])*([.A2899]-[.B2899])" office:value-type="float" office:value="0.00000008986678932841" calcext:value-type="float">
            <text:p>8.986678932841E-08</text:p>
          </table:table-cell>
          <table:table-cell table:number-columns-repeated="2"/>
        </table:table-row>
        <table:table-row table:style-name="ro1">
          <table:table-cell office:value-type="float" office:value="0.0000966191" calcext:value-type="float">
            <text:p>0.0000966191</text:p>
          </table:table-cell>
          <table:table-cell office:value-type="float" office:value="0.000570882" calcext:value-type="float">
            <text:p>0.000570882</text:p>
          </table:table-cell>
          <table:table-cell table:formula="of:=[.A2900]*[.A2900]" office:value-type="float" office:value="0.00000000933525048481" calcext:value-type="float">
            <text:p>9.33525048481E-09</text:p>
          </table:table-cell>
          <table:table-cell table:formula="of:=([.A2900]-[.B2900])*([.A2900]-[.B2900])" office:value-type="float" office:value="0.00000022492529831641" calcext:value-type="float">
            <text:p>2.2492529831641E-07</text:p>
          </table:table-cell>
          <table:table-cell table:number-columns-repeated="2"/>
        </table:table-row>
        <table:table-row table:style-name="ro1">
          <table:table-cell office:value-type="float" office:value="0.0000987649" calcext:value-type="float">
            <text:p>0.0000987649</text:p>
          </table:table-cell>
          <table:table-cell office:value-type="float" office:value="0.000275702" calcext:value-type="float">
            <text:p>0.000275702</text:p>
          </table:table-cell>
          <table:table-cell table:formula="of:=[.A2901]*[.A2901]" office:value-type="float" office:value="0.00000000975450547201" calcext:value-type="float">
            <text:p>9.75450547201E-09</text:p>
          </table:table-cell>
          <table:table-cell table:formula="of:=([.A2901]-[.B2901])*([.A2901]-[.B2901])" office:value-type="float" office:value="0.00000003130673735641" calcext:value-type="float">
            <text:p>3.130673735641E-08</text:p>
          </table:table-cell>
          <table:table-cell table:number-columns-repeated="2"/>
        </table:table-row>
        <table:table-row table:style-name="ro1">
          <table:table-cell office:value-type="float" office:value="0.0000286102" calcext:value-type="float">
            <text:p>0.0000286102</text:p>
          </table:table-cell>
          <table:table-cell office:value-type="float" office:value="0.0000768834" calcext:value-type="float">
            <text:p>0.0000768834</text:p>
          </table:table-cell>
          <table:table-cell table:formula="of:=[.A2902]*[.A2902]" office:value-type="float" office:value="0.00000000081854354404" calcext:value-type="float">
            <text:p>8.1854354404E-10</text:p>
          </table:table-cell>
          <table:table-cell table:formula="of:=([.A2902]-[.B2902])*([.A2902]-[.B2902])" office:value-type="float" office:value="0.00000000233030183824" calcext:value-type="float">
            <text:p>2.33030183824E-09</text:p>
          </table:table-cell>
          <table:table-cell table:number-columns-repeated="2"/>
        </table:table-row>
        <table:table-row table:style-name="ro1">
          <table:table-cell office:value-type="float" office:value="0.0000389218" calcext:value-type="float">
            <text:p>0.0000389218</text:p>
          </table:table-cell>
          <table:table-cell office:value-type="float" office:value="0.00139544" calcext:value-type="float">
            <text:p>0.00139544</text:p>
          </table:table-cell>
          <table:table-cell table:formula="of:=[.A2903]*[.A2903]" office:value-type="float" office:value="0.00000000151490651524" calcext:value-type="float">
            <text:p>1.51490651524E-09</text:p>
          </table:table-cell>
          <table:table-cell table:formula="of:=([.A2903]-[.B2903])*([.A2903]-[.B2903])" office:value-type="float" office:value="0.00000184014162693124" calcext:value-type="float">
            <text:p>1.84014162693124E-06</text:p>
          </table:table-cell>
          <table:table-cell table:number-columns-repeated="2"/>
        </table:table-row>
        <table:table-row table:style-name="ro1">
          <table:table-cell office:value-type="float" office:value="0.000196934" calcext:value-type="float">
            <text:p>0.000196934</text:p>
          </table:table-cell>
          <table:table-cell office:value-type="float" office:value="0.00104972" calcext:value-type="float">
            <text:p>0.00104972</text:p>
          </table:table-cell>
          <table:table-cell table:formula="of:=[.A2904]*[.A2904]" office:value-type="float" office:value="0.000000038783000356" calcext:value-type="float">
            <text:p>3.8783000356E-08</text:p>
          </table:table-cell>
          <table:table-cell table:formula="of:=([.A2904]-[.B2904])*([.A2904]-[.B2904])" office:value-type="float" office:value="0.000000727243961796" calcext:value-type="float">
            <text:p>7.27243961796E-07</text:p>
          </table:table-cell>
          <table:table-cell table:number-columns-repeated="2"/>
        </table:table-row>
        <table:table-row table:style-name="ro1">
          <table:table-cell office:value-type="float" office:value="0.0015825" calcext:value-type="float">
            <text:p>0.0015825</text:p>
          </table:table-cell>
          <table:table-cell office:value-type="float" office:value="0.0399763" calcext:value-type="float">
            <text:p>0.0399763</text:p>
          </table:table-cell>
          <table:table-cell table:formula="of:=[.A2905]*[.A2905]" office:value-type="float" office:value="0.00000250430625" calcext:value-type="float">
            <text:p>0.00000250430625</text:p>
          </table:table-cell>
          <table:table-cell table:formula="of:=([.A2905]-[.B2905])*([.A2905]-[.B2905])" office:value-type="float" office:value="0.00147408387844" calcext:value-type="float">
            <text:p>0.00147408387844</text:p>
          </table:table-cell>
          <table:table-cell table:number-columns-repeated="2"/>
        </table:table-row>
        <table:table-row table:style-name="ro1">
          <table:table-cell office:value-type="float" office:value="0.00288117" calcext:value-type="float">
            <text:p>0.00288117</text:p>
          </table:table-cell>
          <table:table-cell office:value-type="float" office:value="0.00200014" calcext:value-type="float">
            <text:p>0.00200014</text:p>
          </table:table-cell>
          <table:table-cell table:formula="of:=[.A2906]*[.A2906]" office:value-type="float" office:value="0.0000083011405689" calcext:value-type="float">
            <text:p>0.0000083011405689</text:p>
          </table:table-cell>
          <table:table-cell table:formula="of:=([.A2906]-[.B2906])*([.A2906]-[.B2906])" office:value-type="float" office:value="0.0000007762138609" calcext:value-type="float">
            <text:p>0.0000007762138609</text:p>
          </table:table-cell>
          <table:table-cell table:number-columns-repeated="2"/>
        </table:table-row>
        <table:table-row table:style-name="ro1">
          <table:table-cell office:value-type="float" office:value="0.00288117" calcext:value-type="float">
            <text:p>0.00288117</text:p>
          </table:table-cell>
          <table:table-cell office:value-type="float" office:value="0.0312119" calcext:value-type="float">
            <text:p>0.0312119</text:p>
          </table:table-cell>
          <table:table-cell table:formula="of:=[.A2907]*[.A2907]" office:value-type="float" office:value="0.0000083011405689" calcext:value-type="float">
            <text:p>0.0000083011405689</text:p>
          </table:table-cell>
          <table:table-cell table:formula="of:=([.A2907]-[.B2907])*([.A2907]-[.B2907])" office:value-type="float" office:value="0.0008026302623329" calcext:value-type="float">
            <text:p>0.0008026302623329</text:p>
          </table:table-cell>
          <table:table-cell table:number-columns-repeated="2"/>
        </table:table-row>
        <table:table-row table:style-name="ro1">
          <table:table-cell office:value-type="float" office:value="0.00288117" calcext:value-type="float">
            <text:p>0.00288117</text:p>
          </table:table-cell>
          <table:table-cell office:value-type="float" office:value="0.041304" calcext:value-type="float">
            <text:p>0.041304</text:p>
          </table:table-cell>
          <table:table-cell table:formula="of:=[.A2908]*[.A2908]" office:value-type="float" office:value="0.0000083011405689" calcext:value-type="float">
            <text:p>0.0000083011405689</text:p>
          </table:table-cell>
          <table:table-cell table:formula="of:=([.A2908]-[.B2908])*([.A2908]-[.B2908])" office:value-type="float" office:value="0.0014763138652089" calcext:value-type="float">
            <text:p>0.0014763138652089</text:p>
          </table:table-cell>
          <table:table-cell table:number-columns-repeated="2"/>
        </table:table-row>
        <table:table-row table:style-name="ro1">
          <table:table-cell office:value-type="float" office:value="0.0040884" calcext:value-type="float">
            <text:p>0.0040884</text:p>
          </table:table-cell>
          <table:table-cell office:value-type="float" office:value="0.0547383" calcext:value-type="float">
            <text:p>0.0547383</text:p>
          </table:table-cell>
          <table:table-cell table:formula="of:=[.A2909]*[.A2909]" office:value-type="float" office:value="0.00001671501456" calcext:value-type="float">
            <text:p>0.00001671501456</text:p>
          </table:table-cell>
          <table:table-cell table:formula="of:=([.A2909]-[.B2909])*([.A2909]-[.B2909])" office:value-type="float" office:value="0.00256541237001" calcext:value-type="float">
            <text:p>0.00256541237001</text:p>
          </table:table-cell>
          <table:table-cell table:number-columns-repeated="2"/>
        </table:table-row>
        <table:table-row table:style-name="ro1">
          <table:table-cell office:value-type="float" office:value="0.0855714" calcext:value-type="float">
            <text:p>0.0855714</text:p>
          </table:table-cell>
          <table:table-cell office:value-type="float" office:value="0.0461606" calcext:value-type="float">
            <text:p>0.0461606</text:p>
          </table:table-cell>
          <table:table-cell table:formula="of:=[.A2910]*[.A2910]" office:value-type="float" office:value="0.00732246449796" calcext:value-type="float">
            <text:p>0.00732246449796</text:p>
          </table:table-cell>
          <table:table-cell table:formula="of:=([.A2910]-[.B2910])*([.A2910]-[.B2910])" office:value-type="float" office:value="0.00155321115664" calcext:value-type="float">
            <text:p>0.00155321115664</text:p>
          </table:table-cell>
          <table:table-cell table:number-columns-repeated="2"/>
        </table:table-row>
        <table:table-row table:style-name="ro1">
          <table:table-cell office:value-type="float" office:value="0.234083" calcext:value-type="float">
            <text:p>0.234083</text:p>
          </table:table-cell>
          <table:table-cell office:value-type="float" office:value="0.152232" calcext:value-type="float">
            <text:p>0.152232</text:p>
          </table:table-cell>
          <table:table-cell table:formula="of:=[.A2911]*[.A2911]" office:value-type="float" office:value="0.054794850889" calcext:value-type="float">
            <text:p>0.054794850889</text:p>
          </table:table-cell>
          <table:table-cell table:formula="of:=([.A2911]-[.B2911])*([.A2911]-[.B2911])" office:value-type="float" office:value="0.006699586201" calcext:value-type="float">
            <text:p>0.006699586201</text:p>
          </table:table-cell>
          <table:table-cell table:number-columns-repeated="2"/>
        </table:table-row>
        <table:table-row table:style-name="ro1">
          <table:table-cell office:value-type="float" office:value="0.300123" calcext:value-type="float">
            <text:p>0.300123</text:p>
          </table:table-cell>
          <table:table-cell office:value-type="float" office:value="0.150131" calcext:value-type="float">
            <text:p>0.150131</text:p>
          </table:table-cell>
          <table:table-cell table:formula="of:=[.A2912]*[.A2912]" office:value-type="float" office:value="0.090073815129" calcext:value-type="float">
            <text:p>0.090073815129</text:p>
          </table:table-cell>
          <table:table-cell table:formula="of:=([.A2912]-[.B2912])*([.A2912]-[.B2912])" office:value-type="float" office:value="0.022497600064" calcext:value-type="float">
            <text:p>0.022497600064</text:p>
          </table:table-cell>
          <table:table-cell table:number-columns-repeated="2"/>
        </table:table-row>
        <table:table-row table:style-name="ro1">
          <table:table-cell office:value-type="float" office:value="0.17089" calcext:value-type="float">
            <text:p>0.17089</text:p>
          </table:table-cell>
          <table:table-cell office:value-type="float" office:value="0.165754" calcext:value-type="float">
            <text:p>0.165754</text:p>
          </table:table-cell>
          <table:table-cell table:formula="of:=[.A2913]*[.A2913]" office:value-type="float" office:value="0.0292033921" calcext:value-type="float">
            <text:p>0.0292033921</text:p>
          </table:table-cell>
          <table:table-cell table:formula="of:=([.A2913]-[.B2913])*([.A2913]-[.B2913])" office:value-type="float" office:value="0.0000263784959999997" calcext:value-type="float">
            <text:p>2.63784959999997E-05</text:p>
          </table:table-cell>
          <table:table-cell table:number-columns-repeated="2"/>
        </table:table-row>
        <table:table-row table:style-name="ro1">
          <table:table-cell office:value-type="float" office:value="0.22114" calcext:value-type="float">
            <text:p>0.22114</text:p>
          </table:table-cell>
          <table:table-cell office:value-type="float" office:value="0.340226" calcext:value-type="float">
            <text:p>0.340226</text:p>
          </table:table-cell>
          <table:table-cell table:formula="of:=[.A2914]*[.A2914]" office:value-type="float" office:value="0.0489028996" calcext:value-type="float">
            <text:p>0.0489028996</text:p>
          </table:table-cell>
          <table:table-cell table:formula="of:=([.A2914]-[.B2914])*([.A2914]-[.B2914])" office:value-type="float" office:value="0.014181475396" calcext:value-type="float">
            <text:p>0.014181475396</text:p>
          </table:table-cell>
          <table:table-cell table:number-columns-repeated="2"/>
        </table:table-row>
        <table:table-row table:style-name="ro1">
          <table:table-cell office:value-type="float" office:value="0.22114" calcext:value-type="float">
            <text:p>0.22114</text:p>
          </table:table-cell>
          <table:table-cell office:value-type="float" office:value="0.353584" calcext:value-type="float">
            <text:p>0.353584</text:p>
          </table:table-cell>
          <table:table-cell table:formula="of:=[.A2915]*[.A2915]" office:value-type="float" office:value="0.0489028996" calcext:value-type="float">
            <text:p>0.0489028996</text:p>
          </table:table-cell>
          <table:table-cell table:formula="of:=([.A2915]-[.B2915])*([.A2915]-[.B2915])" office:value-type="float" office:value="0.017541413136" calcext:value-type="float">
            <text:p>0.017541413136</text:p>
          </table:table-cell>
          <table:table-cell table:number-columns-repeated="2"/>
        </table:table-row>
        <table:table-row table:style-name="ro1">
          <table:table-cell office:value-type="float" office:value="0.33597" calcext:value-type="float">
            <text:p>0.33597</text:p>
          </table:table-cell>
          <table:table-cell office:value-type="float" office:value="0.416746" calcext:value-type="float">
            <text:p>0.416746</text:p>
          </table:table-cell>
          <table:table-cell table:formula="of:=[.A2916]*[.A2916]" office:value-type="float" office:value="0.1128758409" calcext:value-type="float">
            <text:p>0.1128758409</text:p>
          </table:table-cell>
          <table:table-cell table:formula="of:=([.A2916]-[.B2916])*([.A2916]-[.B2916])" office:value-type="float" office:value="0.006524762176" calcext:value-type="float">
            <text:p>0.006524762176</text:p>
          </table:table-cell>
          <table:table-cell table:number-columns-repeated="2"/>
        </table:table-row>
        <table:table-row table:style-name="ro1">
          <table:table-cell office:value-type="float" office:value="0.33597" calcext:value-type="float">
            <text:p>0.33597</text:p>
          </table:table-cell>
          <table:table-cell office:value-type="float" office:value="0.348114" calcext:value-type="float">
            <text:p>0.348114</text:p>
          </table:table-cell>
          <table:table-cell table:formula="of:=[.A2917]*[.A2917]" office:value-type="float" office:value="0.1128758409" calcext:value-type="float">
            <text:p>0.1128758409</text:p>
          </table:table-cell>
          <table:table-cell table:formula="of:=([.A2917]-[.B2917])*([.A2917]-[.B2917])" office:value-type="float" office:value="0.000147476736" calcext:value-type="float">
            <text:p>0.000147476736</text:p>
          </table:table-cell>
          <table:table-cell table:number-columns-repeated="2"/>
        </table:table-row>
        <table:table-row table:style-name="ro1">
          <table:table-cell office:value-type="float" office:value="0.684628" calcext:value-type="float">
            <text:p>0.684628</text:p>
          </table:table-cell>
          <table:table-cell office:value-type="float" office:value="0.741527" calcext:value-type="float">
            <text:p>0.741527</text:p>
          </table:table-cell>
          <table:table-cell table:formula="of:=[.A2918]*[.A2918]" office:value-type="float" office:value="0.468715498384" calcext:value-type="float">
            <text:p>0.468715498384</text:p>
          </table:table-cell>
          <table:table-cell table:formula="of:=([.A2918]-[.B2918])*([.A2918]-[.B2918])" office:value-type="float" office:value="0.003237496201" calcext:value-type="float">
            <text:p>0.003237496201</text:p>
          </table:table-cell>
          <table:table-cell table:number-columns-repeated="2"/>
        </table:table-row>
        <table:table-row table:style-name="ro1">
          <table:table-cell office:value-type="float" office:value="0.684628" calcext:value-type="float">
            <text:p>0.684628</text:p>
          </table:table-cell>
          <table:table-cell office:value-type="float" office:value="0.775635" calcext:value-type="float">
            <text:p>0.775635</text:p>
          </table:table-cell>
          <table:table-cell table:formula="of:=[.A2919]*[.A2919]" office:value-type="float" office:value="0.468715498384" calcext:value-type="float">
            <text:p>0.468715498384</text:p>
          </table:table-cell>
          <table:table-cell table:formula="of:=([.A2919]-[.B2919])*([.A2919]-[.B2919])" office:value-type="float" office:value="0.00828227404899999" calcext:value-type="float">
            <text:p>0.00828227404899999</text:p>
          </table:table-cell>
          <table:table-cell table:number-columns-repeated="2"/>
        </table:table-row>
        <table:table-row table:style-name="ro1">
          <table:table-cell office:value-type="float" office:value="0.684629" calcext:value-type="float">
            <text:p>0.684629</text:p>
          </table:table-cell>
          <table:table-cell office:value-type="float" office:value="0.812565" calcext:value-type="float">
            <text:p>0.812565</text:p>
          </table:table-cell>
          <table:table-cell table:formula="of:=[.A2920]*[.A2920]" office:value-type="float" office:value="0.468716867641" calcext:value-type="float">
            <text:p>0.468716867641</text:p>
          </table:table-cell>
          <table:table-cell table:formula="of:=([.A2920]-[.B2920])*([.A2920]-[.B2920])" office:value-type="float" office:value="0.016367620096" calcext:value-type="float">
            <text:p>0.016367620096</text:p>
          </table:table-cell>
          <table:table-cell table:number-columns-repeated="2"/>
        </table:table-row>
        <table:table-row table:style-name="ro1">
          <table:table-cell office:value-type="float" office:value="0.722023" calcext:value-type="float">
            <text:p>0.722023</text:p>
          </table:table-cell>
          <table:table-cell office:value-type="float" office:value="0.647124" calcext:value-type="float">
            <text:p>0.647124</text:p>
          </table:table-cell>
          <table:table-cell table:formula="of:=[.A2921]*[.A2921]" office:value-type="float" office:value="0.521317212529" calcext:value-type="float">
            <text:p>0.521317212529</text:p>
          </table:table-cell>
          <table:table-cell table:formula="of:=([.A2921]-[.B2921])*([.A2921]-[.B2921])" office:value-type="float" office:value="0.00560986020099999" calcext:value-type="float">
            <text:p>0.00560986020099999</text:p>
          </table:table-cell>
          <table:table-cell table:number-columns-repeated="2"/>
        </table:table-row>
        <table:table-row table:style-name="ro1">
          <table:table-cell office:value-type="float" office:value="0.722024" calcext:value-type="float">
            <text:p>0.722024</text:p>
          </table:table-cell>
          <table:table-cell office:value-type="float" office:value="0.67745" calcext:value-type="float">
            <text:p>0.67745</text:p>
          </table:table-cell>
          <table:table-cell table:formula="of:=[.A2922]*[.A2922]" office:value-type="float" office:value="0.521318656576" calcext:value-type="float">
            <text:p>0.521318656576</text:p>
          </table:table-cell>
          <table:table-cell table:formula="of:=([.A2922]-[.B2922])*([.A2922]-[.B2922])" office:value-type="float" office:value="0.001986841476" calcext:value-type="float">
            <text:p>0.001986841476</text:p>
          </table:table-cell>
          <table:table-cell table:number-columns-repeated="2"/>
        </table:table-row>
        <table:table-row table:style-name="ro1">
          <table:table-cell office:value-type="float" office:value="0.757124" calcext:value-type="float">
            <text:p>0.757124</text:p>
          </table:table-cell>
          <table:table-cell office:value-type="float" office:value="0.689588" calcext:value-type="float">
            <text:p>0.689588</text:p>
          </table:table-cell>
          <table:table-cell table:formula="of:=[.A2923]*[.A2923]" office:value-type="float" office:value="0.573236751376" calcext:value-type="float">
            <text:p>0.573236751376</text:p>
          </table:table-cell>
          <table:table-cell table:formula="of:=([.A2923]-[.B2923])*([.A2923]-[.B2923])" office:value-type="float" office:value="0.00456111129600001" calcext:value-type="float">
            <text:p>0.00456111129600001</text:p>
          </table:table-cell>
          <table:table-cell table:number-columns-repeated="2"/>
        </table:table-row>
        <table:table-row table:style-name="ro1">
          <table:table-cell office:value-type="float" office:value="0.834448" calcext:value-type="float">
            <text:p>0.834448</text:p>
          </table:table-cell>
          <table:table-cell office:value-type="float" office:value="0.933369" calcext:value-type="float">
            <text:p>0.933369</text:p>
          </table:table-cell>
          <table:table-cell table:formula="of:=[.A2924]*[.A2924]" office:value-type="float" office:value="0.696303464704" calcext:value-type="float">
            <text:p>0.696303464704</text:p>
          </table:table-cell>
          <table:table-cell table:formula="of:=([.A2924]-[.B2924])*([.A2924]-[.B2924])" office:value-type="float" office:value="0.00978536424100001" calcext:value-type="float">
            <text:p>0.00978536424100001</text:p>
          </table:table-cell>
          <table:table-cell table:number-columns-repeated="2"/>
        </table:table-row>
        <table:table-row table:style-name="ro1">
          <table:table-cell office:value-type="float" office:value="0.891167" calcext:value-type="float">
            <text:p>0.891167</text:p>
          </table:table-cell>
          <table:table-cell office:value-type="float" office:value="0.998192" calcext:value-type="float">
            <text:p>0.998192</text:p>
          </table:table-cell>
          <table:table-cell table:formula="of:=[.A2925]*[.A2925]" office:value-type="float" office:value="0.794178621889" calcext:value-type="float">
            <text:p>0.794178621889</text:p>
          </table:table-cell>
          <table:table-cell table:formula="of:=([.A2925]-[.B2925])*([.A2925]-[.B2925])" office:value-type="float" office:value="0.011454350625" calcext:value-type="float">
            <text:p>0.011454350625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66" calcext:value-type="float">
            <text:p>0.999966</text:p>
          </table:table-cell>
          <table:table-cell table:formula="of:=[.A2926]*[.A2926]" office:value-type="float" office:value="0.999978000121" calcext:value-type="float">
            <text:p>0.999978000121</text:p>
          </table:table-cell>
          <table:table-cell table:formula="of:=([.A2926]-[.B2926])*([.A2926]-[.B2926])" office:value-type="float" office:value="0.000000000529" calcext:value-type="float">
            <text:p>5.28999999999781E-10</text:p>
          </table:table-cell>
          <table:table-cell table:number-columns-repeated="2"/>
        </table:table-row>
        <table:table-row table:style-name="ro1">
          <table:table-cell office:value-type="float" office:value="0.000112653" calcext:value-type="float">
            <text:p>0.000112653</text:p>
          </table:table-cell>
          <table:table-cell office:value-type="float" office:value="0.000000541656" calcext:value-type="float">
            <text:p>0.000000541656</text:p>
          </table:table-cell>
          <table:table-cell table:formula="of:=[.A2927]*[.A2927]" office:value-type="float" office:value="0.000000012690698409" calcext:value-type="float">
            <text:p>1.2690698409E-08</text:p>
          </table:table-cell>
          <table:table-cell table:formula="of:=([.A2927]-[.B2927])*([.A2927]-[.B2927])" office:value-type="float" office:value="0.00000001256895345349" calcext:value-type="float">
            <text:p>1.25689534534863E-08</text:p>
          </table:table-cell>
          <table:table-cell table:number-columns-repeated="2"/>
        </table:table-row>
        <table:table-row table:style-name="ro1">
          <table:table-cell office:value-type="float" office:value="0.000161588" calcext:value-type="float">
            <text:p>0.000161588</text:p>
          </table:table-cell>
          <table:table-cell office:value-type="float" office:value="0.000354704" calcext:value-type="float">
            <text:p>0.000354704</text:p>
          </table:table-cell>
          <table:table-cell table:formula="of:=[.A2928]*[.A2928]" office:value-type="float" office:value="0.000000026110681744" calcext:value-type="float">
            <text:p>2.6110681744E-08</text:p>
          </table:table-cell>
          <table:table-cell table:formula="of:=([.A2928]-[.B2928])*([.A2928]-[.B2928])" office:value-type="float" office:value="0.000000037293789456" calcext:value-type="float">
            <text:p>3.7293789456E-08</text:p>
          </table:table-cell>
          <table:table-cell table:number-columns-repeated="2"/>
        </table:table-row>
        <table:table-row table:style-name="ro1">
          <table:table-cell office:value-type="float" office:value="0.000161588" calcext:value-type="float">
            <text:p>0.000161588</text:p>
          </table:table-cell>
          <table:table-cell office:value-type="float" office:value="0.00299932" calcext:value-type="float">
            <text:p>0.00299932</text:p>
          </table:table-cell>
          <table:table-cell table:formula="of:=[.A2929]*[.A2929]" office:value-type="float" office:value="0.000000026110681744" calcext:value-type="float">
            <text:p>2.6110681744E-08</text:p>
          </table:table-cell>
          <table:table-cell table:formula="of:=([.A2929]-[.B2929])*([.A2929]-[.B2929])" office:value-type="float" office:value="0.000008052722903824" calcext:value-type="float">
            <text:p>8.052722903824E-06</text:p>
          </table:table-cell>
          <table:table-cell table:number-columns-repeated="2"/>
        </table:table-row>
        <table:table-row table:style-name="ro1">
          <table:table-cell office:value-type="float" office:value="0.000205338" calcext:value-type="float">
            <text:p>0.000205338</text:p>
          </table:table-cell>
          <table:table-cell office:value-type="float" office:value="0.00724479" calcext:value-type="float">
            <text:p>0.00724479</text:p>
          </table:table-cell>
          <table:table-cell table:formula="of:=[.A2930]*[.A2930]" office:value-type="float" office:value="0.000000042163694244" calcext:value-type="float">
            <text:p>4.2163694244E-08</text:p>
          </table:table-cell>
          <table:table-cell table:formula="of:=([.A2930]-[.B2930])*([.A2930]-[.B2930])" office:value-type="float" office:value="0.000049553884460304" calcext:value-type="float">
            <text:p>4.9553884460304E-05</text:p>
          </table:table-cell>
          <table:table-cell table:number-columns-repeated="2"/>
        </table:table-row>
        <table:table-row table:style-name="ro1">
          <table:table-cell office:value-type="float" office:value="0.000160158" calcext:value-type="float">
            <text:p>0.000160158</text:p>
          </table:table-cell>
          <table:table-cell office:value-type="float" office:value="0.00000509642" calcext:value-type="float">
            <text:p>0.00000509642</text:p>
          </table:table-cell>
          <table:table-cell table:formula="of:=[.A2931]*[.A2931]" office:value-type="float" office:value="0.000000025650584964" calcext:value-type="float">
            <text:p>2.5650584964E-08</text:p>
          </table:table-cell>
          <table:table-cell table:formula="of:=([.A2931]-[.B2931])*([.A2931]-[.B2931])" office:value-type="float" office:value="0.0000000240440935921" calcext:value-type="float">
            <text:p>2.40440935920964E-08</text:p>
          </table:table-cell>
          <table:table-cell table:number-columns-repeated="2"/>
        </table:table-row>
        <table:table-row table:style-name="ro1">
          <table:table-cell office:value-type="float" office:value="0.000160158" calcext:value-type="float">
            <text:p>0.000160158</text:p>
          </table:table-cell>
          <table:table-cell office:value-type="float" office:value="0.0000151394" calcext:value-type="float">
            <text:p>0.0000151394</text:p>
          </table:table-cell>
          <table:table-cell table:formula="of:=[.A2932]*[.A2932]" office:value-type="float" office:value="0.000000025650584964" calcext:value-type="float">
            <text:p>2.5650584964E-08</text:p>
          </table:table-cell>
          <table:table-cell table:formula="of:=([.A2932]-[.B2932])*([.A2932]-[.B2932])" office:value-type="float" office:value="0.00000002103039434596" calcext:value-type="float">
            <text:p>2.103039434596E-08</text:p>
          </table:table-cell>
          <table:table-cell table:number-columns-repeated="2"/>
        </table:table-row>
        <table:table-row table:style-name="ro1">
          <table:table-cell office:value-type="float" office:value="0.000160158" calcext:value-type="float">
            <text:p>0.000160158</text:p>
          </table:table-cell>
          <table:table-cell office:value-type="float" office:value="0.0000362381" calcext:value-type="float">
            <text:p>0.0000362381</text:p>
          </table:table-cell>
          <table:table-cell table:formula="of:=[.A2933]*[.A2933]" office:value-type="float" office:value="0.000000025650584964" calcext:value-type="float">
            <text:p>2.5650584964E-08</text:p>
          </table:table-cell>
          <table:table-cell table:formula="of:=([.A2933]-[.B2933])*([.A2933]-[.B2933])" office:value-type="float" office:value="0.00000001535614161601" calcext:value-type="float">
            <text:p>1.535614161601E-08</text:p>
          </table:table-cell>
          <table:table-cell table:number-columns-repeated="2"/>
        </table:table-row>
        <table:table-row table:style-name="ro1">
          <table:table-cell office:value-type="float" office:value="0.000122011" calcext:value-type="float">
            <text:p>0.000122011</text:p>
          </table:table-cell>
          <table:table-cell office:value-type="float" office:value="0.0553722" calcext:value-type="float">
            <text:p>0.0553722</text:p>
          </table:table-cell>
          <table:table-cell table:formula="of:=[.A2934]*[.A2934]" office:value-type="float" office:value="0.000000014886684121" calcext:value-type="float">
            <text:p>1.4886684121E-08</text:p>
          </table:table-cell>
          <table:table-cell table:formula="of:=([.A2934]-[.B2934])*([.A2934]-[.B2934])" office:value-type="float" office:value="0.00305258338453572" calcext:value-type="float">
            <text:p>0.00305258338453572</text:p>
          </table:table-cell>
          <table:table-cell table:number-columns-repeated="2"/>
        </table:table-row>
        <table:table-row table:style-name="ro1">
          <table:table-cell office:value-type="float" office:value="0.000043571" calcext:value-type="float">
            <text:p>0.000043571</text:p>
          </table:table-cell>
          <table:table-cell office:value-type="float" office:value="0.00548735" calcext:value-type="float">
            <text:p>0.00548735</text:p>
          </table:table-cell>
          <table:table-cell table:formula="of:=[.A2935]*[.A2935]" office:value-type="float" office:value="0.000000001898432041" calcext:value-type="float">
            <text:p>1.898432041E-09</text:p>
          </table:table-cell>
          <table:table-cell table:formula="of:=([.A2935]-[.B2935])*([.A2935]-[.B2935])" office:value-type="float" office:value="0.000029634729800841" calcext:value-type="float">
            <text:p>2.9634729800841E-05</text:p>
          </table:table-cell>
          <table:table-cell table:number-columns-repeated="2"/>
        </table:table-row>
        <table:table-row table:style-name="ro1">
          <table:table-cell office:value-type="float" office:value="0.000043571" calcext:value-type="float">
            <text:p>0.000043571</text:p>
          </table:table-cell>
          <table:table-cell office:value-type="float" office:value="0.00125827" calcext:value-type="float">
            <text:p>0.00125827</text:p>
          </table:table-cell>
          <table:table-cell table:formula="of:=[.A2936]*[.A2936]" office:value-type="float" office:value="0.000000001898432041" calcext:value-type="float">
            <text:p>1.898432041E-09</text:p>
          </table:table-cell>
          <table:table-cell table:formula="of:=([.A2936]-[.B2936])*([.A2936]-[.B2936])" office:value-type="float" office:value="0.000001475493660601" calcext:value-type="float">
            <text:p>1.475493660601E-06</text:p>
          </table:table-cell>
          <table:table-cell table:number-columns-repeated="2"/>
        </table:table-row>
        <table:table-row table:style-name="ro1">
          <table:table-cell office:value-type="float" office:value="0.000043571" calcext:value-type="float">
            <text:p>0.000043571</text:p>
          </table:table-cell>
          <table:table-cell office:value-type="float" office:value="0.00000391849" calcext:value-type="float">
            <text:p>0.00000391849</text:p>
          </table:table-cell>
          <table:table-cell table:formula="of:=[.A2937]*[.A2937]" office:value-type="float" office:value="0.000000001898432041" calcext:value-type="float">
            <text:p>1.898432041E-09</text:p>
          </table:table-cell>
          <table:table-cell table:formula="of:=([.A2937]-[.B2937])*([.A2937]-[.B2937])" office:value-type="float" office:value="0.0000000015723215493" calcext:value-type="float">
            <text:p>1.5723215493001E-09</text:p>
          </table:table-cell>
          <table:table-cell table:number-columns-repeated="2"/>
        </table:table-row>
        <table:table-row table:style-name="ro1">
          <table:table-cell office:value-type="float" office:value="0.000151396" calcext:value-type="float">
            <text:p>0.000151396</text:p>
          </table:table-cell>
          <table:table-cell office:value-type="float" office:value="0.0000275294" calcext:value-type="float">
            <text:p>0.0000275294</text:p>
          </table:table-cell>
          <table:table-cell table:formula="of:=[.A2938]*[.A2938]" office:value-type="float" office:value="0.000000022920748816" calcext:value-type="float">
            <text:p>2.2920748816E-08</text:p>
          </table:table-cell>
          <table:table-cell table:formula="of:=([.A2938]-[.B2938])*([.A2938]-[.B2938])" office:value-type="float" office:value="0.00000001534293459556" calcext:value-type="float">
            <text:p>1.534293459556E-08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000874377" calcext:value-type="float">
            <text:p>0.00000874377</text:p>
          </table:table-cell>
          <table:table-cell table:formula="of:=[.A2939]*[.A2939]" office:value-type="float" office:value="0.00000000022204576144" calcext:value-type="float">
            <text:p>2.2204576144E-10</text:p>
          </table:table-cell>
          <table:table-cell table:formula="of:=([.A2939]-[.B2939])*([.A2939]-[.B2939])" office:value-type="float" office:value="0.0000000000379139442" calcext:value-type="float">
            <text:p>3.79139442049E-11</text:p>
          </table:table-cell>
          <table:table-cell table:number-columns-repeated="2"/>
        </table:table-row>
        <table:table-row table:style-name="ro1">
          <table:table-cell office:value-type="float" office:value="0.0000830889" calcext:value-type="float">
            <text:p>0.0000830889</text:p>
          </table:table-cell>
          <table:table-cell office:value-type="float" office:value="0.00000124903" calcext:value-type="float">
            <text:p>0.00000124903</text:p>
          </table:table-cell>
          <table:table-cell table:formula="of:=[.A2940]*[.A2940]" office:value-type="float" office:value="0.00000000690376530321" calcext:value-type="float">
            <text:p>6.90376530321E-09</text:p>
          </table:table-cell>
          <table:table-cell table:formula="of:=([.A2940]-[.B2940])*([.A2940]-[.B2940])" office:value-type="float" office:value="0.00000000669776432162" calcext:value-type="float">
            <text:p>6.6977643216169E-09</text:p>
          </table:table-cell>
          <table:table-cell table:number-columns-repeated="2"/>
        </table:table-row>
        <table:table-row table:style-name="ro1">
          <table:table-cell office:value-type="float" office:value="0.000147998" calcext:value-type="float">
            <text:p>0.000147998</text:p>
          </table:table-cell>
          <table:table-cell office:value-type="float" office:value="0.0000932407" calcext:value-type="float">
            <text:p>0.0000932407</text:p>
          </table:table-cell>
          <table:table-cell table:formula="of:=[.A2941]*[.A2941]" office:value-type="float" office:value="0.000000021903408004" calcext:value-type="float">
            <text:p>2.1903408004E-08</text:p>
          </table:table-cell>
          <table:table-cell table:formula="of:=([.A2941]-[.B2941])*([.A2941]-[.B2941])" office:value-type="float" office:value="0.00000000299836190329" calcext:value-type="float">
            <text:p>2.99836190329E-09</text:p>
          </table:table-cell>
          <table:table-cell table:number-columns-repeated="2"/>
        </table:table-row>
        <table:table-row table:style-name="ro1">
          <table:table-cell office:value-type="float" office:value="0.00639826" calcext:value-type="float">
            <text:p>0.00639826</text:p>
          </table:table-cell>
          <table:table-cell office:value-type="float" office:value="0.00204492" calcext:value-type="float">
            <text:p>0.00204492</text:p>
          </table:table-cell>
          <table:table-cell table:formula="of:=[.A2942]*[.A2942]" office:value-type="float" office:value="0.0000409377310276" calcext:value-type="float">
            <text:p>0.0000409377310276</text:p>
          </table:table-cell>
          <table:table-cell table:formula="of:=([.A2942]-[.B2942])*([.A2942]-[.B2942])" office:value-type="float" office:value="0.0000189515691556" calcext:value-type="float">
            <text:p>0.0000189515691556</text:p>
          </table:table-cell>
          <table:table-cell table:number-columns-repeated="2"/>
        </table:table-row>
        <table:table-row table:style-name="ro1">
          <table:table-cell office:value-type="float" office:value="0.01279" calcext:value-type="float">
            <text:p>0.01279</text:p>
          </table:table-cell>
          <table:table-cell office:value-type="float" office:value="0.00217844" calcext:value-type="float">
            <text:p>0.00217844</text:p>
          </table:table-cell>
          <table:table-cell table:formula="of:=[.A2943]*[.A2943]" office:value-type="float" office:value="0.0001635841" calcext:value-type="float">
            <text:p>0.0001635841</text:p>
          </table:table-cell>
          <table:table-cell table:formula="of:=([.A2943]-[.B2943])*([.A2943]-[.B2943])" office:value-type="float" office:value="0.0001126052056336" calcext:value-type="float">
            <text:p>0.0001126052056336</text:p>
          </table:table-cell>
          <table:table-cell table:number-columns-repeated="2"/>
        </table:table-row>
        <table:table-row table:style-name="ro1">
          <table:table-cell office:value-type="float" office:value="0.0156803" calcext:value-type="float">
            <text:p>0.0156803</text:p>
          </table:table-cell>
          <table:table-cell office:value-type="float" office:value="0.0115738" calcext:value-type="float">
            <text:p>0.0115738</text:p>
          </table:table-cell>
          <table:table-cell table:formula="of:=[.A2944]*[.A2944]" office:value-type="float" office:value="0.00024587180809" calcext:value-type="float">
            <text:p>0.00024587180809</text:p>
          </table:table-cell>
          <table:table-cell table:formula="of:=([.A2944]-[.B2944])*([.A2944]-[.B2944])" office:value-type="float" office:value="0.00001686334225" calcext:value-type="float">
            <text:p>0.00001686334225</text:p>
          </table:table-cell>
          <table:table-cell table:number-columns-repeated="2"/>
        </table:table-row>
        <table:table-row table:style-name="ro1">
          <table:table-cell office:value-type="float" office:value="0.0156803" calcext:value-type="float">
            <text:p>0.0156803</text:p>
          </table:table-cell>
          <table:table-cell office:value-type="float" office:value="0.0156446" calcext:value-type="float">
            <text:p>0.0156446</text:p>
          </table:table-cell>
          <table:table-cell table:formula="of:=[.A2945]*[.A2945]" office:value-type="float" office:value="0.00024587180809" calcext:value-type="float">
            <text:p>0.00024587180809</text:p>
          </table:table-cell>
          <table:table-cell table:formula="of:=([.A2945]-[.B2945])*([.A2945]-[.B2945])" office:value-type="float" office:value="0.00000000127449" calcext:value-type="float">
            <text:p>1.27448999999997E-09</text:p>
          </table:table-cell>
          <table:table-cell table:number-columns-repeated="2"/>
        </table:table-row>
        <table:table-row table:style-name="ro1">
          <table:table-cell office:value-type="float" office:value="0.017458" calcext:value-type="float">
            <text:p>0.017458</text:p>
          </table:table-cell>
          <table:table-cell office:value-type="float" office:value="0.0211747" calcext:value-type="float">
            <text:p>0.0211747</text:p>
          </table:table-cell>
          <table:table-cell table:formula="of:=[.A2946]*[.A2946]" office:value-type="float" office:value="0.000304781764" calcext:value-type="float">
            <text:p>0.000304781764</text:p>
          </table:table-cell>
          <table:table-cell table:formula="of:=([.A2946]-[.B2946])*([.A2946]-[.B2946])" office:value-type="float" office:value="0.00001381385889" calcext:value-type="float">
            <text:p>0.00001381385889</text:p>
          </table:table-cell>
          <table:table-cell table:number-columns-repeated="2"/>
        </table:table-row>
        <table:table-row table:style-name="ro1">
          <table:table-cell office:value-type="float" office:value="0.00122994" calcext:value-type="float">
            <text:p>0.00122994</text:p>
          </table:table-cell>
          <table:table-cell office:value-type="float" office:value="0.00330348" calcext:value-type="float">
            <text:p>0.00330348</text:p>
          </table:table-cell>
          <table:table-cell table:formula="of:=[.A2947]*[.A2947]" office:value-type="float" office:value="0.0000015127524036" calcext:value-type="float">
            <text:p>0.0000015127524036</text:p>
          </table:table-cell>
          <table:table-cell table:formula="of:=([.A2947]-[.B2947])*([.A2947]-[.B2947])" office:value-type="float" office:value="0.0000042995681316" calcext:value-type="float">
            <text:p>0.0000042995681316</text:p>
          </table:table-cell>
          <table:table-cell table:number-columns-repeated="2"/>
        </table:table-row>
        <table:table-row table:style-name="ro1">
          <table:table-cell office:value-type="float" office:value="0.00611472" calcext:value-type="float">
            <text:p>0.00611472</text:p>
          </table:table-cell>
          <table:table-cell office:value-type="float" office:value="0.0126602" calcext:value-type="float">
            <text:p>0.0126602</text:p>
          </table:table-cell>
          <table:table-cell table:formula="of:=[.A2948]*[.A2948]" office:value-type="float" office:value="0.0000373898006784" calcext:value-type="float">
            <text:p>0.0000373898006784</text:p>
          </table:table-cell>
          <table:table-cell table:formula="of:=([.A2948]-[.B2948])*([.A2948]-[.B2948])" office:value-type="float" office:value="0.0000428433084304" calcext:value-type="float">
            <text:p>0.0000428433084304</text:p>
          </table:table-cell>
          <table:table-cell table:number-columns-repeated="2"/>
        </table:table-row>
        <table:table-row table:style-name="ro1">
          <table:table-cell office:value-type="float" office:value="0.0697376" calcext:value-type="float">
            <text:p>0.0697376</text:p>
          </table:table-cell>
          <table:table-cell office:value-type="float" office:value="0.0237089" calcext:value-type="float">
            <text:p>0.0237089</text:p>
          </table:table-cell>
          <table:table-cell table:formula="of:=[.A2949]*[.A2949]" office:value-type="float" office:value="0.00486333285376" calcext:value-type="float">
            <text:p>0.00486333285376</text:p>
          </table:table-cell>
          <table:table-cell table:formula="of:=([.A2949]-[.B2949])*([.A2949]-[.B2949])" office:value-type="float" office:value="0.00211864122369" calcext:value-type="float">
            <text:p>0.00211864122369</text:p>
          </table:table-cell>
          <table:table-cell table:number-columns-repeated="2"/>
        </table:table-row>
        <table:table-row table:style-name="ro1">
          <table:table-cell office:value-type="float" office:value="0.0847002" calcext:value-type="float">
            <text:p>0.0847002</text:p>
          </table:table-cell>
          <table:table-cell office:value-type="float" office:value="0.00982354" calcext:value-type="float">
            <text:p>0.00982354</text:p>
          </table:table-cell>
          <table:table-cell table:formula="of:=[.A2950]*[.A2950]" office:value-type="float" office:value="0.00717412388004" calcext:value-type="float">
            <text:p>0.00717412388004</text:p>
          </table:table-cell>
          <table:table-cell table:formula="of:=([.A2950]-[.B2950])*([.A2950]-[.B2950])" office:value-type="float" office:value="0.0056065142127556" calcext:value-type="float">
            <text:p>0.0056065142127556</text:p>
          </table:table-cell>
          <table:table-cell table:number-columns-repeated="2"/>
        </table:table-row>
        <table:table-row table:style-name="ro1">
          <table:table-cell office:value-type="float" office:value="0.18622" calcext:value-type="float">
            <text:p>0.18622</text:p>
          </table:table-cell>
          <table:table-cell office:value-type="float" office:value="0.0382919" calcext:value-type="float">
            <text:p>0.0382919</text:p>
          </table:table-cell>
          <table:table-cell table:formula="of:=[.A2951]*[.A2951]" office:value-type="float" office:value="0.0346778884" calcext:value-type="float">
            <text:p>0.0346778884</text:p>
          </table:table-cell>
          <table:table-cell table:formula="of:=([.A2951]-[.B2951])*([.A2951]-[.B2951])" office:value-type="float" office:value="0.02188272276961" calcext:value-type="float">
            <text:p>0.02188272276961</text:p>
          </table:table-cell>
          <table:table-cell table:number-columns-repeated="2"/>
        </table:table-row>
        <table:table-row table:style-name="ro1">
          <table:table-cell office:value-type="float" office:value="0.188564" calcext:value-type="float">
            <text:p>0.188564</text:p>
          </table:table-cell>
          <table:table-cell office:value-type="float" office:value="0.0953396" calcext:value-type="float">
            <text:p>0.0953396</text:p>
          </table:table-cell>
          <table:table-cell table:formula="of:=[.A2952]*[.A2952]" office:value-type="float" office:value="0.035556382096" calcext:value-type="float">
            <text:p>0.035556382096</text:p>
          </table:table-cell>
          <table:table-cell table:formula="of:=([.A2952]-[.B2952])*([.A2952]-[.B2952])" office:value-type="float" office:value="0.00869078875536" calcext:value-type="float">
            <text:p>0.00869078875536</text:p>
          </table:table-cell>
          <table:table-cell table:number-columns-repeated="2"/>
        </table:table-row>
        <table:table-row table:style-name="ro1">
          <table:table-cell office:value-type="float" office:value="0.274751" calcext:value-type="float">
            <text:p>0.274751</text:p>
          </table:table-cell>
          <table:table-cell office:value-type="float" office:value="0.0379968" calcext:value-type="float">
            <text:p>0.0379968</text:p>
          </table:table-cell>
          <table:table-cell table:formula="of:=[.A2953]*[.A2953]" office:value-type="float" office:value="0.075488112001" calcext:value-type="float">
            <text:p>0.075488112001</text:p>
          </table:table-cell>
          <table:table-cell table:formula="of:=([.A2953]-[.B2953])*([.A2953]-[.B2953])" office:value-type="float" office:value="0.05605255121764" calcext:value-type="float">
            <text:p>0.05605255121764</text:p>
          </table:table-cell>
          <table:table-cell table:number-columns-repeated="2"/>
        </table:table-row>
        <table:table-row table:style-name="ro1">
          <table:table-cell office:value-type="float" office:value="0.451471" calcext:value-type="float">
            <text:p>0.451471</text:p>
          </table:table-cell>
          <table:table-cell office:value-type="float" office:value="0.263069" calcext:value-type="float">
            <text:p>0.263069</text:p>
          </table:table-cell>
          <table:table-cell table:formula="of:=[.A2954]*[.A2954]" office:value-type="float" office:value="0.203826063841" calcext:value-type="float">
            <text:p>0.203826063841</text:p>
          </table:table-cell>
          <table:table-cell table:formula="of:=([.A2954]-[.B2954])*([.A2954]-[.B2954])" office:value-type="float" office:value="0.035495313604" calcext:value-type="float">
            <text:p>0.035495313604</text:p>
          </table:table-cell>
          <table:table-cell table:number-columns-repeated="2"/>
        </table:table-row>
        <table:table-row table:style-name="ro1">
          <table:table-cell office:value-type="float" office:value="0.451471" calcext:value-type="float">
            <text:p>0.451471</text:p>
          </table:table-cell>
          <table:table-cell office:value-type="float" office:value="0.310034" calcext:value-type="float">
            <text:p>0.310034</text:p>
          </table:table-cell>
          <table:table-cell table:formula="of:=[.A2955]*[.A2955]" office:value-type="float" office:value="0.203826063841" calcext:value-type="float">
            <text:p>0.203826063841</text:p>
          </table:table-cell>
          <table:table-cell table:formula="of:=([.A2955]-[.B2955])*([.A2955]-[.B2955])" office:value-type="float" office:value="0.020004424969" calcext:value-type="float">
            <text:p>0.020004424969</text:p>
          </table:table-cell>
          <table:table-cell table:number-columns-repeated="2"/>
        </table:table-row>
        <table:table-row table:style-name="ro1">
          <table:table-cell office:value-type="float" office:value="0.518908" calcext:value-type="float">
            <text:p>0.518908</text:p>
          </table:table-cell>
          <table:table-cell office:value-type="float" office:value="0.333918" calcext:value-type="float">
            <text:p>0.333918</text:p>
          </table:table-cell>
          <table:table-cell table:formula="of:=[.A2956]*[.A2956]" office:value-type="float" office:value="0.269265512464" calcext:value-type="float">
            <text:p>0.269265512464</text:p>
          </table:table-cell>
          <table:table-cell table:formula="of:=([.A2956]-[.B2956])*([.A2956]-[.B2956])" office:value-type="float" office:value="0.0342213001" calcext:value-type="float">
            <text:p>0.0342213001</text:p>
          </table:table-cell>
          <table:table-cell table:number-columns-repeated="2"/>
        </table:table-row>
        <table:table-row table:style-name="ro1">
          <table:table-cell office:value-type="float" office:value="0.624048" calcext:value-type="float">
            <text:p>0.624048</text:p>
          </table:table-cell>
          <table:table-cell office:value-type="float" office:value="0.432205" calcext:value-type="float">
            <text:p>0.432205</text:p>
          </table:table-cell>
          <table:table-cell table:formula="of:=[.A2957]*[.A2957]" office:value-type="float" office:value="0.389435906304" calcext:value-type="float">
            <text:p>0.389435906304</text:p>
          </table:table-cell>
          <table:table-cell table:formula="of:=([.A2957]-[.B2957])*([.A2957]-[.B2957])" office:value-type="float" office:value="0.036803736649" calcext:value-type="float">
            <text:p>0.036803736649</text:p>
          </table:table-cell>
          <table:table-cell table:number-columns-repeated="2"/>
        </table:table-row>
        <table:table-row table:style-name="ro1">
          <table:table-cell office:value-type="float" office:value="0.699473" calcext:value-type="float">
            <text:p>0.699473</text:p>
          </table:table-cell>
          <table:table-cell office:value-type="float" office:value="0.435652" calcext:value-type="float">
            <text:p>0.435652</text:p>
          </table:table-cell>
          <table:table-cell table:formula="of:=[.A2958]*[.A2958]" office:value-type="float" office:value="0.489262477729" calcext:value-type="float">
            <text:p>0.489262477729</text:p>
          </table:table-cell>
          <table:table-cell table:formula="of:=([.A2958]-[.B2958])*([.A2958]-[.B2958])" office:value-type="float" office:value="0.069601520041" calcext:value-type="float">
            <text:p>0.069601520041</text:p>
          </table:table-cell>
          <table:table-cell table:number-columns-repeated="2"/>
        </table:table-row>
        <table:table-row table:style-name="ro1">
          <table:table-cell office:value-type="float" office:value="0.883748" calcext:value-type="float">
            <text:p>0.883748</text:p>
          </table:table-cell>
          <table:table-cell office:value-type="float" office:value="0.456395" calcext:value-type="float">
            <text:p>0.456395</text:p>
          </table:table-cell>
          <table:table-cell table:formula="of:=[.A2959]*[.A2959]" office:value-type="float" office:value="0.781010527504" calcext:value-type="float">
            <text:p>0.781010527504</text:p>
          </table:table-cell>
          <table:table-cell table:formula="of:=([.A2959]-[.B2959])*([.A2959]-[.B2959])" office:value-type="float" office:value="0.182630586609" calcext:value-type="float">
            <text:p>0.182630586609</text:p>
          </table:table-cell>
          <table:table-cell table:number-columns-repeated="2"/>
        </table:table-row>
        <table:table-row table:style-name="ro1">
          <table:table-cell office:value-type="float" office:value="0.883748" calcext:value-type="float">
            <text:p>0.883748</text:p>
          </table:table-cell>
          <table:table-cell office:value-type="float" office:value="0.841549" calcext:value-type="float">
            <text:p>0.841549</text:p>
          </table:table-cell>
          <table:table-cell table:formula="of:=[.A2960]*[.A2960]" office:value-type="float" office:value="0.781010527504" calcext:value-type="float">
            <text:p>0.781010527504</text:p>
          </table:table-cell>
          <table:table-cell table:formula="of:=([.A2960]-[.B2960])*([.A2960]-[.B2960])" office:value-type="float" office:value="0.001780755601" calcext:value-type="float">
            <text:p>0.001780755601</text:p>
          </table:table-cell>
          <table:table-cell table:number-columns-repeated="2"/>
        </table:table-row>
        <table:table-row table:style-name="ro1">
          <table:table-cell office:value-type="float" office:value="0.933804" calcext:value-type="float">
            <text:p>0.933804</text:p>
          </table:table-cell>
          <table:table-cell office:value-type="float" office:value="0.860967" calcext:value-type="float">
            <text:p>0.860967</text:p>
          </table:table-cell>
          <table:table-cell table:formula="of:=[.A2961]*[.A2961]" office:value-type="float" office:value="0.871989910416" calcext:value-type="float">
            <text:p>0.871989910416</text:p>
          </table:table-cell>
          <table:table-cell table:formula="of:=([.A2961]-[.B2961])*([.A2961]-[.B2961])" office:value-type="float" office:value="0.00530522856899999" calcext:value-type="float">
            <text:p>0.00530522856899999</text:p>
          </table:table-cell>
          <table:table-cell table:number-columns-repeated="2"/>
        </table:table-row>
        <table:table-row table:style-name="ro1">
          <table:table-cell office:value-type="float" office:value="0.933803" calcext:value-type="float">
            <text:p>0.933803</text:p>
          </table:table-cell>
          <table:table-cell office:value-type="float" office:value="0.917513" calcext:value-type="float">
            <text:p>0.917513</text:p>
          </table:table-cell>
          <table:table-cell table:formula="of:=[.A2962]*[.A2962]" office:value-type="float" office:value="0.871988042809" calcext:value-type="float">
            <text:p>0.871988042809</text:p>
          </table:table-cell>
          <table:table-cell table:formula="of:=([.A2962]-[.B2962])*([.A2962]-[.B2962])" office:value-type="float" office:value="0.000265364100000001" calcext:value-type="float">
            <text:p>0.000265364100000001</text:p>
          </table:table-cell>
          <table:table-cell table:number-columns-repeated="2"/>
        </table:table-row>
        <table:table-row table:style-name="ro1">
          <table:table-cell office:value-type="float" office:value="0.95674" calcext:value-type="float">
            <text:p>0.95674</text:p>
          </table:table-cell>
          <table:table-cell office:value-type="float" office:value="0.98277" calcext:value-type="float">
            <text:p>0.98277</text:p>
          </table:table-cell>
          <table:table-cell table:formula="of:=[.A2963]*[.A2963]" office:value-type="float" office:value="0.9153514276" calcext:value-type="float">
            <text:p>0.9153514276</text:p>
          </table:table-cell>
          <table:table-cell table:formula="of:=([.A2963]-[.B2963])*([.A2963]-[.B2963])" office:value-type="float" office:value="0.0006775609" calcext:value-type="float">
            <text:p>0.0006775609</text:p>
          </table:table-cell>
          <table:table-cell table:number-columns-repeated="2"/>
        </table:table-row>
        <table:table-row table:style-name="ro1">
          <table:table-cell office:value-type="float" office:value="0.972126" calcext:value-type="float">
            <text:p>0.972126</text:p>
          </table:table-cell>
          <table:table-cell office:value-type="float" office:value="0.95575" calcext:value-type="float">
            <text:p>0.95575</text:p>
          </table:table-cell>
          <table:table-cell table:formula="of:=[.A2964]*[.A2964]" office:value-type="float" office:value="0.945028959876" calcext:value-type="float">
            <text:p>0.945028959876</text:p>
          </table:table-cell>
          <table:table-cell table:formula="of:=([.A2964]-[.B2964])*([.A2964]-[.B2964])" office:value-type="float" office:value="0.000268173376000002" calcext:value-type="float">
            <text:p>0.000268173376000002</text:p>
          </table:table-cell>
          <table:table-cell table:number-columns-repeated="2"/>
        </table:table-row>
        <table:table-row table:style-name="ro1">
          <table:table-cell office:value-type="float" office:value="0.979167" calcext:value-type="float">
            <text:p>0.979167</text:p>
          </table:table-cell>
          <table:table-cell office:value-type="float" office:value="0.999997" calcext:value-type="float">
            <text:p>0.999997</text:p>
          </table:table-cell>
          <table:table-cell table:formula="of:=[.A2965]*[.A2965]" office:value-type="float" office:value="0.958768013889" calcext:value-type="float">
            <text:p>0.958768013889</text:p>
          </table:table-cell>
          <table:table-cell table:formula="of:=([.A2965]-[.B2965])*([.A2965]-[.B2965])" office:value-type="float" office:value="0.000433888900000001" calcext:value-type="float">
            <text:p>0.000433888900000001</text:p>
          </table:table-cell>
          <table:table-cell table:number-columns-repeated="2"/>
        </table:table-row>
        <table:table-row table:style-name="ro1">
          <table:table-cell office:value-type="float" office:value="0.0000525713" calcext:value-type="float">
            <text:p>0.0000525713</text:p>
          </table:table-cell>
          <table:table-cell office:value-type="float" office:value="0.00000268654" calcext:value-type="float">
            <text:p>0.00000268654</text:p>
          </table:table-cell>
          <table:table-cell table:formula="of:=[.A2966]*[.A2966]" office:value-type="float" office:value="0.00000000276374158369" calcext:value-type="float">
            <text:p>2.76374158369E-09</text:p>
          </table:table-cell>
          <table:table-cell table:formula="of:=([.A2966]-[.B2966])*([.A2966]-[.B2966])" office:value-type="float" office:value="0.00000000248848928026" calcext:value-type="float">
            <text:p>2.4884892802576E-09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00114266" calcext:value-type="float">
            <text:p>0.00000114266</text:p>
          </table:table-cell>
          <table:table-cell table:formula="of:=[.A2967]*[.A2967]" office:value-type="float" office:value="0.00000000000298781596" calcext:value-type="float">
            <text:p>2.9878159609E-12</text:p>
          </table:table-cell>
          <table:table-cell table:formula="of:=([.A2967]-[.B2967])*([.A2967]-[.B2967])" office:value-type="float" office:value="0.00000000000034324366" calcext:value-type="float">
            <text:p>3.432436569E-13</text:p>
          </table:table-cell>
          <table:table-cell table:number-columns-repeated="2"/>
        </table:table-row>
        <table:table-row table:style-name="ro1">
          <table:table-cell office:value-type="float" office:value="0.0000469089" calcext:value-type="float">
            <text:p>0.0000469089</text:p>
          </table:table-cell>
          <table:table-cell office:value-type="float" office:value="0.000374152" calcext:value-type="float">
            <text:p>0.000374152</text:p>
          </table:table-cell>
          <table:table-cell table:formula="of:=[.A2968]*[.A2968]" office:value-type="float" office:value="0.00000000220044489921" calcext:value-type="float">
            <text:p>2.20044489921E-09</text:p>
          </table:table-cell>
          <table:table-cell table:formula="of:=([.A2968]-[.B2968])*([.A2968]-[.B2968])" office:value-type="float" office:value="0.00000010708804649761" calcext:value-type="float">
            <text:p>1.0708804649761E-07</text:p>
          </table:table-cell>
          <table:table-cell table:number-columns-repeated="2"/>
        </table:table-row>
        <table:table-row table:style-name="ro1">
          <table:table-cell office:value-type="float" office:value="0.00013417" calcext:value-type="float">
            <text:p>0.00013417</text:p>
          </table:table-cell>
          <table:table-cell office:value-type="float" office:value="0.0000573373" calcext:value-type="float">
            <text:p>0.0000573373</text:p>
          </table:table-cell>
          <table:table-cell table:formula="of:=[.A2969]*[.A2969]" office:value-type="float" office:value="0.0000000180015889" calcext:value-type="float">
            <text:p>0.0000000180015889</text:p>
          </table:table-cell>
          <table:table-cell table:formula="of:=([.A2969]-[.B2969])*([.A2969]-[.B2969])" office:value-type="float" office:value="0.00000000590326378929" calcext:value-type="float">
            <text:p>5.90326378929E-09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00404648" calcext:value-type="float">
            <text:p>0.00000404648</text:p>
          </table:table-cell>
          <table:table-cell table:formula="of:=[.A2970]*[.A2970]" office:value-type="float" office:value="0.00000000001278977864" calcext:value-type="float">
            <text:p>1.27897786384E-11</text:p>
          </table:table-cell>
          <table:table-cell table:formula="of:=([.A2970]-[.B2970])*([.A2970]-[.B2970])" office:value-type="float" office:value="0.00000000000022108804" calcext:value-type="float">
            <text:p>2.2108804E-13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069106" calcext:value-type="float">
            <text:p>0.00069106</text:p>
          </table:table-cell>
          <table:table-cell table:formula="of:=[.A2971]*[.A2971]" office:value-type="float" office:value="0.0000000000250679461" calcext:value-type="float">
            <text:p>2.50679461041E-11</text:p>
          </table:table-cell>
          <table:table-cell table:formula="of:=([.A2971]-[.B2971])*([.A2971]-[.B2971])" office:value-type="float" office:value="0.0000004706690069513" calcext:value-type="float">
            <text:p>4.70669006951304E-07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335163" calcext:value-type="float">
            <text:p>0.000335163</text:p>
          </table:table-cell>
          <table:table-cell table:formula="of:=[.A2972]*[.A2972]" office:value-type="float" office:value="0.00000000000460432889" calcext:value-type="float">
            <text:p>4.6043288929E-12</text:p>
          </table:table-cell>
          <table:table-cell table:formula="of:=([.A2972]-[.B2972])*([.A2972]-[.B2972])" office:value-type="float" office:value="0.00000011090047547687" calcext:value-type="float">
            <text:p>1.10900475476873E-07</text:p>
          </table:table-cell>
          <table:table-cell table:number-columns-repeated="2"/>
        </table:table-row>
        <table:table-row table:style-name="ro1">
          <table:table-cell office:value-type="float" office:value="0.00000751019" calcext:value-type="float">
            <text:p>0.00000751019</text:p>
          </table:table-cell>
          <table:table-cell office:value-type="float" office:value="0.00104823" calcext:value-type="float">
            <text:p>0.00104823</text:p>
          </table:table-cell>
          <table:table-cell table:formula="of:=[.A2973]*[.A2973]" office:value-type="float" office:value="0.00000000005640295384" calcext:value-type="float">
            <text:p>5.64029538361E-11</text:p>
          </table:table-cell>
          <table:table-cell table:formula="of:=([.A2973]-[.B2973])*([.A2973]-[.B2973])" office:value-type="float" office:value="0.00000108309772292644" calcext:value-type="float">
            <text:p>1.08309772292644E-06</text:p>
          </table:table-cell>
          <table:table-cell table:number-columns-repeated="2"/>
        </table:table-row>
        <table:table-row table:style-name="ro1">
          <table:table-cell office:value-type="float" office:value="0.0000227094" calcext:value-type="float">
            <text:p>0.0000227094</text:p>
          </table:table-cell>
          <table:table-cell office:value-type="float" office:value="0.00000147218" calcext:value-type="float">
            <text:p>0.00000147218</text:p>
          </table:table-cell>
          <table:table-cell table:formula="of:=[.A2974]*[.A2974]" office:value-type="float" office:value="0.00000000051571684836" calcext:value-type="float">
            <text:p>5.1571684836E-10</text:p>
          </table:table-cell>
          <table:table-cell table:formula="of:=([.A2974]-[.B2974])*([.A2974]-[.B2974])" office:value-type="float" office:value="0.00000000045101951333" calcext:value-type="float">
            <text:p>4.510195133284E-10</text:p>
          </table:table-cell>
          <table:table-cell table:number-columns-repeated="2"/>
        </table:table-row>
        <table:table-row table:style-name="ro1">
          <table:table-cell office:value-type="float" office:value="0.0000271797" calcext:value-type="float">
            <text:p>0.0000271797</text:p>
          </table:table-cell>
          <table:table-cell office:value-type="float" office:value="0.01973" calcext:value-type="float">
            <text:p>0.01973</text:p>
          </table:table-cell>
          <table:table-cell table:formula="of:=[.A2975]*[.A2975]" office:value-type="float" office:value="0.00000000073873609209" calcext:value-type="float">
            <text:p>7.3873609209E-10</text:p>
          </table:table-cell>
          <table:table-cell table:formula="of:=([.A2975]-[.B2975])*([.A2975]-[.B2975])" office:value-type="float" office:value="0.000388201127774092" calcext:value-type="float">
            <text:p>0.000388201127774092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406719" calcext:value-type="float">
            <text:p>0.000406719</text:p>
          </table:table-cell>
          <table:table-cell table:formula="of:=[.A2976]*[.A2976]" office:value-type="float" office:value="0.00000000000102673636" calcext:value-type="float">
            <text:p>1.0267363584E-12</text:p>
          </table:table-cell>
          <table:table-cell table:formula="of:=([.A2976]-[.B2976])*([.A2976]-[.B2976])" office:value-type="float" office:value="0.00000016459713124072" calcext:value-type="float">
            <text:p>1.64597131240718E-07</text:p>
          </table:table-cell>
          <table:table-cell table:number-columns-repeated="2"/>
        </table:table-row>
        <table:table-row table:style-name="ro1">
          <table:table-cell office:value-type="float" office:value="0.000547409" calcext:value-type="float">
            <text:p>0.000547409</text:p>
          </table:table-cell>
          <table:table-cell office:value-type="float" office:value="0.0000163839" calcext:value-type="float">
            <text:p>0.0000163839</text:p>
          </table:table-cell>
          <table:table-cell table:formula="of:=[.A2977]*[.A2977]" office:value-type="float" office:value="0.000000299656613281" calcext:value-type="float">
            <text:p>2.99656613281E-07</text:p>
          </table:table-cell>
          <table:table-cell table:formula="of:=([.A2977]-[.B2977])*([.A2977]-[.B2977])" office:value-type="float" office:value="0.00000028198765683001" calcext:value-type="float">
            <text:p>2.8198765683001E-07</text:p>
          </table:table-cell>
          <table:table-cell table:number-columns-repeated="2"/>
        </table:table-row>
        <table:table-row table:style-name="ro1">
          <table:table-cell office:value-type="float" office:value="0.000498414" calcext:value-type="float">
            <text:p>0.000498414</text:p>
          </table:table-cell>
          <table:table-cell office:value-type="float" office:value="0.0000127818" calcext:value-type="float">
            <text:p>0.0000127818</text:p>
          </table:table-cell>
          <table:table-cell table:formula="of:=[.A2978]*[.A2978]" office:value-type="float" office:value="0.000000248416515396" calcext:value-type="float">
            <text:p>2.48416515396E-07</text:p>
          </table:table-cell>
          <table:table-cell table:formula="of:=([.A2978]-[.B2978])*([.A2978]-[.B2978])" office:value-type="float" office:value="0.00000023583863367684" calcext:value-type="float">
            <text:p>2.3583863367684E-07</text:p>
          </table:table-cell>
          <table:table-cell table:number-columns-repeated="2"/>
        </table:table-row>
        <table:table-row table:style-name="ro1">
          <table:table-cell office:value-type="float" office:value="0.000350058" calcext:value-type="float">
            <text:p>0.000350058</text:p>
          </table:table-cell>
          <table:table-cell office:value-type="float" office:value="0.000000440842" calcext:value-type="float">
            <text:p>0.000000440842</text:p>
          </table:table-cell>
          <table:table-cell table:formula="of:=[.A2979]*[.A2979]" office:value-type="float" office:value="0.000000122540603364" calcext:value-type="float">
            <text:p>1.22540603364E-07</text:p>
          </table:table-cell>
          <table:table-cell table:formula="of:=([.A2979]-[.B2979])*([.A2979]-[.B2979])" office:value-type="float" office:value="0.000000122232157168" calcext:value-type="float">
            <text:p>1.22232157167997E-07</text:p>
          </table:table-cell>
          <table:table-cell table:number-columns-repeated="2"/>
        </table:table-row>
        <table:table-row table:style-name="ro1">
          <table:table-cell office:value-type="float" office:value="0.000143409" calcext:value-type="float">
            <text:p>0.000143409</text:p>
          </table:table-cell>
          <table:table-cell office:value-type="float" office:value="0.000000477356" calcext:value-type="float">
            <text:p>0.000000477356</text:p>
          </table:table-cell>
          <table:table-cell table:formula="of:=[.A2980]*[.A2980]" office:value-type="float" office:value="0.000000020566141281" calcext:value-type="float">
            <text:p>2.0566141281E-08</text:p>
          </table:table-cell>
          <table:table-cell table:formula="of:=([.A2980]-[.B2980])*([.A2980]-[.B2980])" office:value-type="float" office:value="0.00000002042945485654" calcext:value-type="float">
            <text:p>2.04294548565427E-08</text:p>
          </table:table-cell>
          <table:table-cell table:number-columns-repeated="2"/>
        </table:table-row>
        <table:table-row table:style-name="ro1">
          <table:table-cell office:value-type="float" office:value="0.000166416" calcext:value-type="float">
            <text:p>0.000166416</text:p>
          </table:table-cell>
          <table:table-cell office:value-type="float" office:value="0.00000277603" calcext:value-type="float">
            <text:p>0.00000277603</text:p>
          </table:table-cell>
          <table:table-cell table:formula="of:=[.A2981]*[.A2981]" office:value-type="float" office:value="0.000000027694285056" calcext:value-type="float">
            <text:p>2.7694285056E-08</text:p>
          </table:table-cell>
          <table:table-cell table:formula="of:=([.A2981]-[.B2981])*([.A2981]-[.B2981])" office:value-type="float" office:value="0.0000000267780397816" calcext:value-type="float">
            <text:p>2.67780397816009E-08</text:p>
          </table:table-cell>
          <table:table-cell table:number-columns-repeated="2"/>
        </table:table-row>
        <table:table-row table:style-name="ro1">
          <table:table-cell office:value-type="float" office:value="0.000166416" calcext:value-type="float">
            <text:p>0.000166416</text:p>
          </table:table-cell>
          <table:table-cell office:value-type="float" office:value="0.000879943" calcext:value-type="float">
            <text:p>0.000879943</text:p>
          </table:table-cell>
          <table:table-cell table:formula="of:=[.A2982]*[.A2982]" office:value-type="float" office:value="0.000000027694285056" calcext:value-type="float">
            <text:p>2.7694285056E-08</text:p>
          </table:table-cell>
          <table:table-cell table:formula="of:=([.A2982]-[.B2982])*([.A2982]-[.B2982])" office:value-type="float" office:value="0.000000509120779729" calcext:value-type="float">
            <text:p>5.09120779729E-07</text:p>
          </table:table-cell>
          <table:table-cell table:number-columns-repeated="2"/>
        </table:table-row>
        <table:table-row table:style-name="ro1">
          <table:table-cell office:value-type="float" office:value="0.00226444" calcext:value-type="float">
            <text:p>0.00226444</text:p>
          </table:table-cell>
          <table:table-cell office:value-type="float" office:value="0.00123504" calcext:value-type="float">
            <text:p>0.00123504</text:p>
          </table:table-cell>
          <table:table-cell table:formula="of:=[.A2983]*[.A2983]" office:value-type="float" office:value="0.0000051276885136" calcext:value-type="float">
            <text:p>0.0000051276885136</text:p>
          </table:table-cell>
          <table:table-cell table:formula="of:=([.A2983]-[.B2983])*([.A2983]-[.B2983])" office:value-type="float" office:value="0.00000105966436" calcext:value-type="float">
            <text:p>0.00000105966436</text:p>
          </table:table-cell>
          <table:table-cell table:number-columns-repeated="2"/>
        </table:table-row>
        <table:table-row table:style-name="ro1">
          <table:table-cell office:value-type="float" office:value="0.000207603" calcext:value-type="float">
            <text:p>0.000207603</text:p>
          </table:table-cell>
          <table:table-cell office:value-type="float" office:value="0.000287437" calcext:value-type="float">
            <text:p>0.000287437</text:p>
          </table:table-cell>
          <table:table-cell table:formula="of:=[.A2984]*[.A2984]" office:value-type="float" office:value="0.000000043099005609" calcext:value-type="float">
            <text:p>4.3099005609E-08</text:p>
          </table:table-cell>
          <table:table-cell table:formula="of:=([.A2984]-[.B2984])*([.A2984]-[.B2984])" office:value-type="float" office:value="0.000000006373467556" calcext:value-type="float">
            <text:p>6.373467556E-09</text:p>
          </table:table-cell>
          <table:table-cell table:number-columns-repeated="2"/>
        </table:table-row>
        <table:table-row table:style-name="ro1">
          <table:table-cell office:value-type="float" office:value="0.00103873" calcext:value-type="float">
            <text:p>0.00103873</text:p>
          </table:table-cell>
          <table:table-cell office:value-type="float" office:value="0.000056081" calcext:value-type="float">
            <text:p>0.000056081</text:p>
          </table:table-cell>
          <table:table-cell table:formula="of:=[.A2985]*[.A2985]" office:value-type="float" office:value="0.0000010789600129" calcext:value-type="float">
            <text:p>0.0000010789600129</text:p>
          </table:table-cell>
          <table:table-cell table:formula="of:=([.A2985]-[.B2985])*([.A2985]-[.B2985])" office:value-type="float" office:value="0.000000965599057201" calcext:value-type="float">
            <text:p>9.65599057201E-07</text:p>
          </table:table-cell>
          <table:table-cell table:number-columns-repeated="2"/>
        </table:table-row>
        <table:table-row table:style-name="ro1">
          <table:table-cell office:value-type="float" office:value="0.00235963" calcext:value-type="float">
            <text:p>0.00235963</text:p>
          </table:table-cell>
          <table:table-cell office:value-type="float" office:value="0.0000114619" calcext:value-type="float">
            <text:p>0.0000114619</text:p>
          </table:table-cell>
          <table:table-cell table:formula="of:=[.A2986]*[.A2986]" office:value-type="float" office:value="0.0000055678537369" calcext:value-type="float">
            <text:p>0.0000055678537369</text:p>
          </table:table-cell>
          <table:table-cell table:formula="of:=([.A2986]-[.B2986])*([.A2986]-[.B2986])" office:value-type="float" office:value="0.00000551389342585761" calcext:value-type="float">
            <text:p>5.51389342585761E-06</text:p>
          </table:table-cell>
          <table:table-cell table:number-columns-repeated="2"/>
        </table:table-row>
        <table:table-row table:style-name="ro1">
          <table:table-cell office:value-type="float" office:value="0.0266204" calcext:value-type="float">
            <text:p>0.0266204</text:p>
          </table:table-cell>
          <table:table-cell office:value-type="float" office:value="0.0000456173" calcext:value-type="float">
            <text:p>0.0000456173</text:p>
          </table:table-cell>
          <table:table-cell table:formula="of:=[.A2987]*[.A2987]" office:value-type="float" office:value="0.00070864569616" calcext:value-type="float">
            <text:p>0.00070864569616</text:p>
          </table:table-cell>
          <table:table-cell table:formula="of:=([.A2987]-[.B2987])*([.A2987]-[.B2987])" office:value-type="float" office:value="0.000706219075552219" calcext:value-type="float">
            <text:p>0.000706219075552219</text:p>
          </table:table-cell>
          <table:table-cell table:number-columns-repeated="2"/>
        </table:table-row>
        <table:table-row table:style-name="ro1">
          <table:table-cell office:value-type="float" office:value="0.0306777" calcext:value-type="float">
            <text:p>0.0306777</text:p>
          </table:table-cell>
          <table:table-cell office:value-type="float" office:value="0.00177142" calcext:value-type="float">
            <text:p>0.00177142</text:p>
          </table:table-cell>
          <table:table-cell table:formula="of:=[.A2988]*[.A2988]" office:value-type="float" office:value="0.00094112127729" calcext:value-type="float">
            <text:p>0.00094112127729</text:p>
          </table:table-cell>
          <table:table-cell table:formula="of:=([.A2988]-[.B2988])*([.A2988]-[.B2988])" office:value-type="float" office:value="0.0008355730234384" calcext:value-type="float">
            <text:p>0.0008355730234384</text:p>
          </table:table-cell>
          <table:table-cell table:number-columns-repeated="2"/>
        </table:table-row>
        <table:table-row table:style-name="ro1">
          <table:table-cell office:value-type="float" office:value="0.0306777" calcext:value-type="float">
            <text:p>0.0306777</text:p>
          </table:table-cell>
          <table:table-cell office:value-type="float" office:value="0.00305597" calcext:value-type="float">
            <text:p>0.00305597</text:p>
          </table:table-cell>
          <table:table-cell table:formula="of:=[.A2989]*[.A2989]" office:value-type="float" office:value="0.00094112127729" calcext:value-type="float">
            <text:p>0.00094112127729</text:p>
          </table:table-cell>
          <table:table-cell table:formula="of:=([.A2989]-[.B2989])*([.A2989]-[.B2989])" office:value-type="float" office:value="0.0007629599681929" calcext:value-type="float">
            <text:p>0.0007629599681929</text:p>
          </table:table-cell>
          <table:table-cell table:number-columns-repeated="2"/>
        </table:table-row>
        <table:table-row table:style-name="ro1">
          <table:table-cell office:value-type="float" office:value="0.026773" calcext:value-type="float">
            <text:p>0.026773</text:p>
          </table:table-cell>
          <table:table-cell office:value-type="float" office:value="0.0414041" calcext:value-type="float">
            <text:p>0.0414041</text:p>
          </table:table-cell>
          <table:table-cell table:formula="of:=[.A2990]*[.A2990]" office:value-type="float" office:value="0.000716793529" calcext:value-type="float">
            <text:p>0.000716793529</text:p>
          </table:table-cell>
          <table:table-cell table:formula="of:=([.A2990]-[.B2990])*([.A2990]-[.B2990])" office:value-type="float" office:value="0.00021406908721" calcext:value-type="float">
            <text:p>0.00021406908721</text:p>
          </table:table-cell>
          <table:table-cell table:number-columns-repeated="2"/>
        </table:table-row>
        <table:table-row table:style-name="ro1">
          <table:table-cell office:value-type="float" office:value="0.183729" calcext:value-type="float">
            <text:p>0.183729</text:p>
          </table:table-cell>
          <table:table-cell office:value-type="float" office:value="0.037254" calcext:value-type="float">
            <text:p>0.037254</text:p>
          </table:table-cell>
          <table:table-cell table:formula="of:=[.A2991]*[.A2991]" office:value-type="float" office:value="0.033756345441" calcext:value-type="float">
            <text:p>0.033756345441</text:p>
          </table:table-cell>
          <table:table-cell table:formula="of:=([.A2991]-[.B2991])*([.A2991]-[.B2991])" office:value-type="float" office:value="0.021454925625" calcext:value-type="float">
            <text:p>0.021454925625</text:p>
          </table:table-cell>
          <table:table-cell table:number-columns-repeated="2"/>
        </table:table-row>
        <table:table-row table:style-name="ro1">
          <table:table-cell office:value-type="float" office:value="0.183729" calcext:value-type="float">
            <text:p>0.183729</text:p>
          </table:table-cell>
          <table:table-cell office:value-type="float" office:value="0.0961003" calcext:value-type="float">
            <text:p>0.0961003</text:p>
          </table:table-cell>
          <table:table-cell table:formula="of:=[.A2992]*[.A2992]" office:value-type="float" office:value="0.033756345441" calcext:value-type="float">
            <text:p>0.033756345441</text:p>
          </table:table-cell>
          <table:table-cell table:formula="of:=([.A2992]-[.B2992])*([.A2992]-[.B2992])" office:value-type="float" office:value="0.00767878906369" calcext:value-type="float">
            <text:p>0.00767878906369</text:p>
          </table:table-cell>
          <table:table-cell table:number-columns-repeated="2"/>
        </table:table-row>
        <table:table-row table:style-name="ro1">
          <table:table-cell office:value-type="float" office:value="0.329203" calcext:value-type="float">
            <text:p>0.329203</text:p>
          </table:table-cell>
          <table:table-cell office:value-type="float" office:value="0.189714" calcext:value-type="float">
            <text:p>0.189714</text:p>
          </table:table-cell>
          <table:table-cell table:formula="of:=[.A2993]*[.A2993]" office:value-type="float" office:value="0.108374615209" calcext:value-type="float">
            <text:p>0.108374615209</text:p>
          </table:table-cell>
          <table:table-cell table:formula="of:=([.A2993]-[.B2993])*([.A2993]-[.B2993])" office:value-type="float" office:value="0.019457181121" calcext:value-type="float">
            <text:p>0.019457181121</text:p>
          </table:table-cell>
          <table:table-cell table:number-columns-repeated="2"/>
        </table:table-row>
        <table:table-row table:style-name="ro1">
          <table:table-cell office:value-type="float" office:value="0.438873" calcext:value-type="float">
            <text:p>0.438873</text:p>
          </table:table-cell>
          <table:table-cell office:value-type="float" office:value="0.206918" calcext:value-type="float">
            <text:p>0.206918</text:p>
          </table:table-cell>
          <table:table-cell table:formula="of:=[.A2994]*[.A2994]" office:value-type="float" office:value="0.192609510129" calcext:value-type="float">
            <text:p>0.192609510129</text:p>
          </table:table-cell>
          <table:table-cell table:formula="of:=([.A2994]-[.B2994])*([.A2994]-[.B2994])" office:value-type="float" office:value="0.053803122025" calcext:value-type="float">
            <text:p>0.053803122025</text:p>
          </table:table-cell>
          <table:table-cell table:number-columns-repeated="2"/>
        </table:table-row>
        <table:table-row table:style-name="ro1">
          <table:table-cell office:value-type="float" office:value="0.438873" calcext:value-type="float">
            <text:p>0.438873</text:p>
          </table:table-cell>
          <table:table-cell office:value-type="float" office:value="0.259412" calcext:value-type="float">
            <text:p>0.259412</text:p>
          </table:table-cell>
          <table:table-cell table:formula="of:=[.A2995]*[.A2995]" office:value-type="float" office:value="0.192609510129" calcext:value-type="float">
            <text:p>0.192609510129</text:p>
          </table:table-cell>
          <table:table-cell table:formula="of:=([.A2995]-[.B2995])*([.A2995]-[.B2995])" office:value-type="float" office:value="0.032206250521" calcext:value-type="float">
            <text:p>0.032206250521</text:p>
          </table:table-cell>
          <table:table-cell table:number-columns-repeated="2"/>
        </table:table-row>
        <table:table-row table:style-name="ro1">
          <table:table-cell office:value-type="float" office:value="0.438874" calcext:value-type="float">
            <text:p>0.438874</text:p>
          </table:table-cell>
          <table:table-cell office:value-type="float" office:value="0.270853" calcext:value-type="float">
            <text:p>0.270853</text:p>
          </table:table-cell>
          <table:table-cell table:formula="of:=[.A2996]*[.A2996]" office:value-type="float" office:value="0.192610387876" calcext:value-type="float">
            <text:p>0.192610387876</text:p>
          </table:table-cell>
          <table:table-cell table:formula="of:=([.A2996]-[.B2996])*([.A2996]-[.B2996])" office:value-type="float" office:value="0.028231056441" calcext:value-type="float">
            <text:p>0.028231056441</text:p>
          </table:table-cell>
          <table:table-cell table:number-columns-repeated="2"/>
        </table:table-row>
        <table:table-row table:style-name="ro1">
          <table:table-cell office:value-type="float" office:value="0.438874" calcext:value-type="float">
            <text:p>0.438874</text:p>
          </table:table-cell>
          <table:table-cell office:value-type="float" office:value="0.191201" calcext:value-type="float">
            <text:p>0.191201</text:p>
          </table:table-cell>
          <table:table-cell table:formula="of:=[.A2997]*[.A2997]" office:value-type="float" office:value="0.192610387876" calcext:value-type="float">
            <text:p>0.192610387876</text:p>
          </table:table-cell>
          <table:table-cell table:formula="of:=([.A2997]-[.B2997])*([.A2997]-[.B2997])" office:value-type="float" office:value="0.061341914929" calcext:value-type="float">
            <text:p>0.061341914929</text:p>
          </table:table-cell>
          <table:table-cell table:number-columns-repeated="2"/>
        </table:table-row>
        <table:table-row table:style-name="ro1">
          <table:table-cell office:value-type="float" office:value="0.49827" calcext:value-type="float">
            <text:p>0.49827</text:p>
          </table:table-cell>
          <table:table-cell office:value-type="float" office:value="0.19919" calcext:value-type="float">
            <text:p>0.19919</text:p>
          </table:table-cell>
          <table:table-cell table:formula="of:=[.A2998]*[.A2998]" office:value-type="float" office:value="0.2482729929" calcext:value-type="float">
            <text:p>0.2482729929</text:p>
          </table:table-cell>
          <table:table-cell table:formula="of:=([.A2998]-[.B2998])*([.A2998]-[.B2998])" office:value-type="float" office:value="0.0894488464" calcext:value-type="float">
            <text:p>0.0894488464</text:p>
          </table:table-cell>
          <table:table-cell table:number-columns-repeated="2"/>
        </table:table-row>
        <table:table-row table:style-name="ro1">
          <table:table-cell office:value-type="float" office:value="0.5352" calcext:value-type="float">
            <text:p>0.5352</text:p>
          </table:table-cell>
          <table:table-cell office:value-type="float" office:value="0.381151" calcext:value-type="float">
            <text:p>0.381151</text:p>
          </table:table-cell>
          <table:table-cell table:formula="of:=[.A2999]*[.A2999]" office:value-type="float" office:value="0.28643904" calcext:value-type="float">
            <text:p>0.28643904</text:p>
          </table:table-cell>
          <table:table-cell table:formula="of:=([.A2999]-[.B2999])*([.A2999]-[.B2999])" office:value-type="float" office:value="0.023731094401" calcext:value-type="float">
            <text:p>0.023731094401</text:p>
          </table:table-cell>
          <table:table-cell table:number-columns-repeated="2"/>
        </table:table-row>
        <table:table-row table:style-name="ro1">
          <table:table-cell office:value-type="float" office:value="0.654026" calcext:value-type="float">
            <text:p>0.654026</text:p>
          </table:table-cell>
          <table:table-cell office:value-type="float" office:value="0.590152" calcext:value-type="float">
            <text:p>0.590152</text:p>
          </table:table-cell>
          <table:table-cell table:formula="of:=[.A3000]*[.A3000]" office:value-type="float" office:value="0.427750008676" calcext:value-type="float">
            <text:p>0.427750008676</text:p>
          </table:table-cell>
          <table:table-cell table:formula="of:=([.A3000]-[.B3000])*([.A3000]-[.B3000])" office:value-type="float" office:value="0.004079887876" calcext:value-type="float">
            <text:p>0.004079887876</text:p>
          </table:table-cell>
          <table:table-cell table:number-columns-repeated="2"/>
        </table:table-row>
        <table:table-row table:style-name="ro1">
          <table:table-cell office:value-type="float" office:value="0.834255" calcext:value-type="float">
            <text:p>0.834255</text:p>
          </table:table-cell>
          <table:table-cell office:value-type="float" office:value="0.894597" calcext:value-type="float">
            <text:p>0.894597</text:p>
          </table:table-cell>
          <table:table-cell table:formula="of:=[.A3001]*[.A3001]" office:value-type="float" office:value="0.695981405025" calcext:value-type="float">
            <text:p>0.695981405025</text:p>
          </table:table-cell>
          <table:table-cell table:formula="of:=([.A3001]-[.B3001])*([.A3001]-[.B3001])" office:value-type="float" office:value="0.003641156964" calcext:value-type="float">
            <text:p>0.003641156964</text:p>
          </table:table-cell>
          <table:table-cell table:number-columns-repeated="2"/>
        </table:table-row>
        <table:table-row table:style-name="ro1">
          <table:table-cell office:value-type="float" office:value="0.875143" calcext:value-type="float">
            <text:p>0.875143</text:p>
          </table:table-cell>
          <table:table-cell office:value-type="float" office:value="0.966571" calcext:value-type="float">
            <text:p>0.966571</text:p>
          </table:table-cell>
          <table:table-cell table:formula="of:=[.A3002]*[.A3002]" office:value-type="float" office:value="0.765875270449" calcext:value-type="float">
            <text:p>0.765875270449</text:p>
          </table:table-cell>
          <table:table-cell table:formula="of:=([.A3002]-[.B3002])*([.A3002]-[.B3002])" office:value-type="float" office:value="0.00835907918399999" calcext:value-type="float">
            <text:p>0.00835907918399999</text:p>
          </table:table-cell>
          <table:table-cell table:number-columns-repeated="2"/>
        </table:table-row>
        <table:table-row table:style-name="ro1">
          <table:table-cell office:value-type="float" office:value="0.875144" calcext:value-type="float">
            <text:p>0.875144</text:p>
          </table:table-cell>
          <table:table-cell office:value-type="float" office:value="0.979801" calcext:value-type="float">
            <text:p>0.979801</text:p>
          </table:table-cell>
          <table:table-cell table:formula="of:=[.A3003]*[.A3003]" office:value-type="float" office:value="0.765877020736" calcext:value-type="float">
            <text:p>0.765877020736</text:p>
          </table:table-cell>
          <table:table-cell table:formula="of:=([.A3003]-[.B3003])*([.A3003]-[.B3003])" office:value-type="float" office:value="0.010953087649" calcext:value-type="float">
            <text:p>0.010953087649</text:p>
          </table:table-cell>
          <table:table-cell table:number-columns-repeated="2"/>
        </table:table-row>
        <table:table-row table:style-name="ro1">
          <table:table-cell office:value-type="float" office:value="0.970434" calcext:value-type="float">
            <text:p>0.970434</text:p>
          </table:table-cell>
          <table:table-cell office:value-type="float" office:value="0.993246" calcext:value-type="float">
            <text:p>0.993246</text:p>
          </table:table-cell>
          <table:table-cell table:formula="of:=[.A3004]*[.A3004]" office:value-type="float" office:value="0.941742148356" calcext:value-type="float">
            <text:p>0.941742148356</text:p>
          </table:table-cell>
          <table:table-cell table:formula="of:=([.A3004]-[.B3004])*([.A3004]-[.B3004])" office:value-type="float" office:value="0.000520387343999997" calcext:value-type="float">
            <text:p>0.000520387343999997</text:p>
          </table:table-cell>
          <table:table-cell table:number-columns-repeated="2"/>
        </table:table-row>
        <table:table-row table:style-name="ro1">
          <table:table-cell office:value-type="float" office:value="0.0000373721" calcext:value-type="float">
            <text:p>0.0000373721</text:p>
          </table:table-cell>
          <table:table-cell office:value-type="float" office:value="0.00000303222" calcext:value-type="float">
            <text:p>0.00000303222</text:p>
          </table:table-cell>
          <table:table-cell table:formula="of:=[.A3005]*[.A3005]" office:value-type="float" office:value="0.00000000139667385841" calcext:value-type="float">
            <text:p>1.39667385841E-09</text:p>
          </table:table-cell>
          <table:table-cell table:formula="of:=([.A3005]-[.B3005])*([.A3005]-[.B3005])" office:value-type="float" office:value="0.00000000117922735841" calcext:value-type="float">
            <text:p>1.1792273584144E-09</text:p>
          </table:table-cell>
          <table:table-cell table:number-columns-repeated="2"/>
        </table:table-row>
        <table:table-row table:style-name="ro1">
          <table:table-cell office:value-type="float" office:value="0.0000199676" calcext:value-type="float">
            <text:p>0.0000199676</text:p>
          </table:table-cell>
          <table:table-cell office:value-type="float" office:value="0.0000194538" calcext:value-type="float">
            <text:p>0.0000194538</text:p>
          </table:table-cell>
          <table:table-cell table:formula="of:=[.A3006]*[.A3006]" office:value-type="float" office:value="0.00000000039870504976" calcext:value-type="float">
            <text:p>3.9870504976E-10</text:p>
          </table:table-cell>
          <table:table-cell table:formula="of:=([.A3006]-[.B3006])*([.A3006]-[.B3006])" office:value-type="float" office:value="0.00000000000026399044" calcext:value-type="float">
            <text:p>2.63990439999998E-13</text:p>
          </table:table-cell>
          <table:table-cell table:number-columns-repeated="2"/>
        </table:table-row>
        <table:table-row table:style-name="ro1">
          <table:table-cell office:value-type="float" office:value="0.0000398755" calcext:value-type="float">
            <text:p>0.0000398755</text:p>
          </table:table-cell>
          <table:table-cell office:value-type="float" office:value="0.00149703" calcext:value-type="float">
            <text:p>0.00149703</text:p>
          </table:table-cell>
          <table:table-cell table:formula="of:=[.A3007]*[.A3007]" office:value-type="float" office:value="0.00000000159005550025" calcext:value-type="float">
            <text:p>1.59005550025E-09</text:p>
          </table:table-cell>
          <table:table-cell table:formula="of:=([.A3007]-[.B3007])*([.A3007]-[.B3007])" office:value-type="float" office:value="0.00000212329923687025" calcext:value-type="float">
            <text:p>2.12329923687025E-06</text:p>
          </table:table-cell>
          <table:table-cell table:number-columns-repeated="2"/>
        </table:table-row>
        <table:table-row table:style-name="ro1">
          <table:table-cell office:value-type="float" office:value="0.0000799298" calcext:value-type="float">
            <text:p>0.0000799298</text:p>
          </table:table-cell>
          <table:table-cell office:value-type="float" office:value="0.000354875" calcext:value-type="float">
            <text:p>0.000354875</text:p>
          </table:table-cell>
          <table:table-cell table:formula="of:=[.A3008]*[.A3008]" office:value-type="float" office:value="0.00000000638877292804" calcext:value-type="float">
            <text:p>6.38877292804E-09</text:p>
          </table:table-cell>
          <table:table-cell table:formula="of:=([.A3008]-[.B3008])*([.A3008]-[.B3008])" office:value-type="float" office:value="0.00000007559486300304" calcext:value-type="float">
            <text:p>7.559486300304E-08</text:p>
          </table:table-cell>
          <table:table-cell table:number-columns-repeated="2"/>
        </table:table-row>
        <table:table-row table:style-name="ro1">
          <table:table-cell office:value-type="float" office:value="0.0000398159" calcext:value-type="float">
            <text:p>0.0000398159</text:p>
          </table:table-cell>
          <table:table-cell office:value-type="float" office:value="0.00000420937" calcext:value-type="float">
            <text:p>0.00000420937</text:p>
          </table:table-cell>
          <table:table-cell table:formula="of:=[.A3009]*[.A3009]" office:value-type="float" office:value="0.00000000158530589281" calcext:value-type="float">
            <text:p>1.58530589281E-09</text:p>
          </table:table-cell>
          <table:table-cell table:formula="of:=([.A3009]-[.B3009])*([.A3009]-[.B3009])" office:value-type="float" office:value="0.00000000126782497864" calcext:value-type="float">
            <text:p>1.2678249786409E-09</text:p>
          </table:table-cell>
          <table:table-cell table:number-columns-repeated="2"/>
        </table:table-row>
        <table:table-row table:style-name="ro1">
          <table:table-cell office:value-type="float" office:value="0.000109076" calcext:value-type="float">
            <text:p>0.000109076</text:p>
          </table:table-cell>
          <table:table-cell office:value-type="float" office:value="0.000000000292531" calcext:value-type="float">
            <text:p>2.92531E-10</text:p>
          </table:table-cell>
          <table:table-cell table:formula="of:=[.A3010]*[.A3010]" office:value-type="float" office:value="0.000000011897573776" calcext:value-type="float">
            <text:p>1.1897573776E-08</text:p>
          </table:table-cell>
          <table:table-cell table:formula="of:=([.A3010]-[.B3010])*([.A3010]-[.B3010])" office:value-type="float" office:value="0.00000001189750995986" calcext:value-type="float">
            <text:p>1.18975099598629E-08</text:p>
          </table:table-cell>
          <table:table-cell table:number-columns-repeated="2"/>
        </table:table-row>
        <table:table-row table:style-name="ro1">
          <table:table-cell office:value-type="float" office:value="0.000109076" calcext:value-type="float">
            <text:p>0.000109076</text:p>
          </table:table-cell>
          <table:table-cell office:value-type="float" office:value="0.0000000335871" calcext:value-type="float">
            <text:p>0.0000000335871</text:p>
          </table:table-cell>
          <table:table-cell table:formula="of:=[.A3011]*[.A3011]" office:value-type="float" office:value="0.000000011897573776" calcext:value-type="float">
            <text:p>1.1897573776E-08</text:p>
          </table:table-cell>
          <table:table-cell table:formula="of:=([.A3011]-[.B3011])*([.A3011]-[.B3011])" office:value-type="float" office:value="0.00000001189024781105" calcext:value-type="float">
            <text:p>1.18902478110541E-08</text:p>
          </table:table-cell>
          <table:table-cell table:number-columns-repeated="2"/>
        </table:table-row>
        <table:table-row table:style-name="ro1">
          <table:table-cell office:value-type="float" office:value="0.000200093" calcext:value-type="float">
            <text:p>0.000200093</text:p>
          </table:table-cell>
          <table:table-cell office:value-type="float" office:value="0.00000000148568" calcext:value-type="float">
            <text:p>0.00000000148568</text:p>
          </table:table-cell>
          <table:table-cell table:formula="of:=[.A3012]*[.A3012]" office:value-type="float" office:value="0.000000040037208649" calcext:value-type="float">
            <text:p>4.0037208649E-08</text:p>
          </table:table-cell>
          <table:table-cell table:formula="of:=([.A3012]-[.B3012])*([.A3012]-[.B3012])" office:value-type="float" office:value="0.00000004003661410287" calcext:value-type="float">
            <text:p>4.00366141028708E-08</text:p>
          </table:table-cell>
          <table:table-cell table:number-columns-repeated="2"/>
        </table:table-row>
        <table:table-row table:style-name="ro1">
          <table:table-cell office:value-type="float" office:value="0.000275612" calcext:value-type="float">
            <text:p>0.000275612</text:p>
          </table:table-cell>
          <table:table-cell office:value-type="float" office:value="0.000867947" calcext:value-type="float">
            <text:p>0.000867947</text:p>
          </table:table-cell>
          <table:table-cell table:formula="of:=[.A3013]*[.A3013]" office:value-type="float" office:value="0.000000075961974544" calcext:value-type="float">
            <text:p>7.5961974544E-08</text:p>
          </table:table-cell>
          <table:table-cell table:formula="of:=([.A3013]-[.B3013])*([.A3013]-[.B3013])" office:value-type="float" office:value="0.000000350860752225" calcext:value-type="float">
            <text:p>3.50860752225E-07</text:p>
          </table:table-cell>
          <table:table-cell table:number-columns-repeated="2"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00017702" calcext:value-type="float">
            <text:p>0.0000017702</text:p>
          </table:table-cell>
          <table:table-cell table:formula="of:=[.A3014]*[.A3014]" office:value-type="float" office:value="0.00000000541868237689" calcext:value-type="float">
            <text:p>5.41868237689E-09</text:p>
          </table:table-cell>
          <table:table-cell table:formula="of:=([.A3014]-[.B3014])*([.A3014]-[.B3014])" office:value-type="float" office:value="0.00000000516120112225" calcext:value-type="float">
            <text:p>5.16120112225E-09</text:p>
          </table:table-cell>
          <table:table-cell table:number-columns-repeated="2"/>
        </table:table-row>
        <table:table-row table:style-name="ro1">
          <table:table-cell office:value-type="float" office:value="0.0000736117" calcext:value-type="float">
            <text:p>0.0000736117</text:p>
          </table:table-cell>
          <table:table-cell office:value-type="float" office:value="0.0000171753" calcext:value-type="float">
            <text:p>0.0000171753</text:p>
          </table:table-cell>
          <table:table-cell table:formula="of:=[.A3015]*[.A3015]" office:value-type="float" office:value="0.00000000541868237689" calcext:value-type="float">
            <text:p>5.41868237689E-09</text:p>
          </table:table-cell>
          <table:table-cell table:formula="of:=([.A3015]-[.B3015])*([.A3015]-[.B3015])" office:value-type="float" office:value="0.00000000318506724496" calcext:value-type="float">
            <text:p>3.18506724496E-09</text:p>
          </table:table-cell>
          <table:table-cell table:number-columns-repeated="2"/>
        </table:table-row>
        <table:table-row table:style-name="ro1">
          <table:table-cell office:value-type="float" office:value="0.0000447631" calcext:value-type="float">
            <text:p>0.0000447631</text:p>
          </table:table-cell>
          <table:table-cell office:value-type="float" office:value="0.00000718013" calcext:value-type="float">
            <text:p>0.00000718013</text:p>
          </table:table-cell>
          <table:table-cell table:formula="of:=[.A3016]*[.A3016]" office:value-type="float" office:value="0.00000000200373512161" calcext:value-type="float">
            <text:p>2.00373512161E-09</text:p>
          </table:table-cell>
          <table:table-cell table:formula="of:=([.A3016]-[.B3016])*([.A3016]-[.B3016])" office:value-type="float" office:value="0.00000000141247963402" calcext:value-type="float">
            <text:p>1.4124796340209E-09</text:p>
          </table:table-cell>
          <table:table-cell table:number-columns-repeated="2"/>
        </table:table-row>
        <table:table-row table:style-name="ro1">
          <table:table-cell office:value-type="float" office:value="0.000571966" calcext:value-type="float">
            <text:p>0.000571966</text:p>
          </table:table-cell>
          <table:table-cell office:value-type="float" office:value="0.000169178" calcext:value-type="float">
            <text:p>0.000169178</text:p>
          </table:table-cell>
          <table:table-cell table:formula="of:=[.A3017]*[.A3017]" office:value-type="float" office:value="0.000000327145105156" calcext:value-type="float">
            <text:p>3.27145105156E-07</text:p>
          </table:table-cell>
          <table:table-cell table:formula="of:=([.A3017]-[.B3017])*([.A3017]-[.B3017])" office:value-type="float" office:value="0.000000162238172944" calcext:value-type="float">
            <text:p>1.62238172944E-07</text:p>
          </table:table-cell>
          <table:table-cell table:number-columns-repeated="2"/>
        </table:table-row>
        <table:table-row table:style-name="ro1">
          <table:table-cell office:value-type="float" office:value="0.000165939" calcext:value-type="float">
            <text:p>0.000165939</text:p>
          </table:table-cell>
          <table:table-cell office:value-type="float" office:value="0.00000982921" calcext:value-type="float">
            <text:p>0.00000982921</text:p>
          </table:table-cell>
          <table:table-cell table:formula="of:=[.A3018]*[.A3018]" office:value-type="float" office:value="0.000000027535751721" calcext:value-type="float">
            <text:p>2.7535751721E-08</text:p>
          </table:table-cell>
          <table:table-cell table:formula="of:=([.A3018]-[.B3018])*([.A3018]-[.B3018])" office:value-type="float" office:value="0.00000002437026653384" calcext:value-type="float">
            <text:p>2.43702665338441E-08</text:p>
          </table:table-cell>
          <table:table-cell table:number-columns-repeated="2"/>
        </table:table-row>
        <table:table-row table:style-name="ro1">
          <table:table-cell office:value-type="float" office:value="0.000191867" calcext:value-type="float">
            <text:p>0.000191867</text:p>
          </table:table-cell>
          <table:table-cell office:value-type="float" office:value="0.0028941" calcext:value-type="float">
            <text:p>0.0028941</text:p>
          </table:table-cell>
          <table:table-cell table:formula="of:=[.A3019]*[.A3019]" office:value-type="float" office:value="0.000000036812945689" calcext:value-type="float">
            <text:p>3.6812945689E-08</text:p>
          </table:table-cell>
          <table:table-cell table:formula="of:=([.A3019]-[.B3019])*([.A3019]-[.B3019])" office:value-type="float" office:value="0.000007302063186289" calcext:value-type="float">
            <text:p>7.302063186289E-06</text:p>
          </table:table-cell>
          <table:table-cell table:number-columns-repeated="2"/>
        </table:table-row>
        <table:table-row table:style-name="ro1">
          <table:table-cell office:value-type="float" office:value="0.00146365" calcext:value-type="float">
            <text:p>0.00146365</text:p>
          </table:table-cell>
          <table:table-cell office:value-type="float" office:value="0.0453285" calcext:value-type="float">
            <text:p>0.0453285</text:p>
          </table:table-cell>
          <table:table-cell table:formula="of:=[.A3020]*[.A3020]" office:value-type="float" office:value="0.0000021422713225" calcext:value-type="float">
            <text:p>0.0000021422713225</text:p>
          </table:table-cell>
          <table:table-cell table:formula="of:=([.A3020]-[.B3020])*([.A3020]-[.B3020])" office:value-type="float" office:value="0.0019241250655225" calcext:value-type="float">
            <text:p>0.0019241250655225</text:p>
          </table:table-cell>
          <table:table-cell table:number-columns-repeated="2"/>
        </table:table-row>
        <table:table-row table:style-name="ro1">
          <table:table-cell office:value-type="float" office:value="0.00276846" calcext:value-type="float">
            <text:p>0.00276846</text:p>
          </table:table-cell>
          <table:table-cell office:value-type="float" office:value="0.0106747" calcext:value-type="float">
            <text:p>0.0106747</text:p>
          </table:table-cell>
          <table:table-cell table:formula="of:=[.A3021]*[.A3021]" office:value-type="float" office:value="0.0000076643707716" calcext:value-type="float">
            <text:p>0.0000076643707716</text:p>
          </table:table-cell>
          <table:table-cell table:formula="of:=([.A3021]-[.B3021])*([.A3021]-[.B3021])" office:value-type="float" office:value="0.0000625086309376" calcext:value-type="float">
            <text:p>0.0000625086309376</text:p>
          </table:table-cell>
          <table:table-cell table:number-columns-repeated="2"/>
        </table:table-row>
        <table:table-row table:style-name="ro1">
          <table:table-cell office:value-type="float" office:value="0.00410903" calcext:value-type="float">
            <text:p>0.00410903</text:p>
          </table:table-cell>
          <table:table-cell office:value-type="float" office:value="0.000032019" calcext:value-type="float">
            <text:p>0.000032019</text:p>
          </table:table-cell>
          <table:table-cell table:formula="of:=[.A3022]*[.A3022]" office:value-type="float" office:value="0.0000168841275409" calcext:value-type="float">
            <text:p>0.0000168841275409</text:p>
          </table:table-cell>
          <table:table-cell table:formula="of:=([.A3022]-[.B3022])*([.A3022]-[.B3022])" office:value-type="float" office:value="0.000016622018694121" calcext:value-type="float">
            <text:p>1.6622018694121E-05</text:p>
          </table:table-cell>
          <table:table-cell table:number-columns-repeated="2"/>
        </table:table-row>
        <table:table-row table:style-name="ro1">
          <table:table-cell office:value-type="float" office:value="0.0175703" calcext:value-type="float">
            <text:p>0.0175703</text:p>
          </table:table-cell>
          <table:table-cell office:value-type="float" office:value="0.00151074" calcext:value-type="float">
            <text:p>0.00151074</text:p>
          </table:table-cell>
          <table:table-cell table:formula="of:=[.A3023]*[.A3023]" office:value-type="float" office:value="0.00030871544209" calcext:value-type="float">
            <text:p>0.00030871544209</text:p>
          </table:table-cell>
          <table:table-cell table:formula="of:=([.A3023]-[.B3023])*([.A3023]-[.B3023])" office:value-type="float" office:value="0.0002579094673936" calcext:value-type="float">
            <text:p>0.0002579094673936</text:p>
          </table:table-cell>
          <table:table-cell table:number-columns-repeated="2"/>
        </table:table-row>
        <table:table-row table:style-name="ro1">
          <table:table-cell office:value-type="float" office:value="0.0247335" calcext:value-type="float">
            <text:p>0.0247335</text:p>
          </table:table-cell>
          <table:table-cell office:value-type="float" office:value="0.00157259" calcext:value-type="float">
            <text:p>0.00157259</text:p>
          </table:table-cell>
          <table:table-cell table:formula="of:=[.A3024]*[.A3024]" office:value-type="float" office:value="0.00061174602225" calcext:value-type="float">
            <text:p>0.00061174602225</text:p>
          </table:table-cell>
          <table:table-cell table:formula="of:=([.A3024]-[.B3024])*([.A3024]-[.B3024])" office:value-type="float" office:value="0.0005364277520281" calcext:value-type="float">
            <text:p>0.0005364277520281</text:p>
          </table:table-cell>
          <table:table-cell table:number-columns-repeated="2"/>
        </table:table-row>
        <table:table-row table:style-name="ro1">
          <table:table-cell office:value-type="float" office:value="0.0247335" calcext:value-type="float">
            <text:p>0.0247335</text:p>
          </table:table-cell>
          <table:table-cell office:value-type="float" office:value="0.000130646" calcext:value-type="float">
            <text:p>0.000130646</text:p>
          </table:table-cell>
          <table:table-cell table:formula="of:=[.A3025]*[.A3025]" office:value-type="float" office:value="0.00061174602225" calcext:value-type="float">
            <text:p>0.00061174602225</text:p>
          </table:table-cell>
          <table:table-cell table:formula="of:=([.A3025]-[.B3025])*([.A3025]-[.B3025])" office:value-type="float" office:value="0.000605300424945316" calcext:value-type="float">
            <text:p>0.000605300424945316</text:p>
          </table:table-cell>
          <table:table-cell table:number-columns-repeated="2"/>
        </table:table-row>
        <table:table-row table:style-name="ro1">
          <table:table-cell office:value-type="float" office:value="0.0247335" calcext:value-type="float">
            <text:p>0.0247335</text:p>
          </table:table-cell>
          <table:table-cell office:value-type="float" office:value="0.0792873" calcext:value-type="float">
            <text:p>0.0792873</text:p>
          </table:table-cell>
          <table:table-cell table:formula="of:=[.A3026]*[.A3026]" office:value-type="float" office:value="0.00061174602225" calcext:value-type="float">
            <text:p>0.00061174602225</text:p>
          </table:table-cell>
          <table:table-cell table:formula="of:=([.A3026]-[.B3026])*([.A3026]-[.B3026])" office:value-type="float" office:value="0.00297611709444" calcext:value-type="float">
            <text:p>0.00297611709444</text:p>
          </table:table-cell>
          <table:table-cell table:number-columns-repeated="2"/>
        </table:table-row>
        <table:table-row table:style-name="ro1">
          <table:table-cell office:value-type="float" office:value="0.0253521" calcext:value-type="float">
            <text:p>0.0253521</text:p>
          </table:table-cell>
          <table:table-cell office:value-type="float" office:value="0.0191462" calcext:value-type="float">
            <text:p>0.0191462</text:p>
          </table:table-cell>
          <table:table-cell table:formula="of:=[.A3027]*[.A3027]" office:value-type="float" office:value="0.00064272897441" calcext:value-type="float">
            <text:p>0.00064272897441</text:p>
          </table:table-cell>
          <table:table-cell table:formula="of:=([.A3027]-[.B3027])*([.A3027]-[.B3027])" office:value-type="float" office:value="0.00003851319481" calcext:value-type="float">
            <text:p>0.00003851319481</text:p>
          </table:table-cell>
          <table:table-cell table:number-columns-repeated="2"/>
        </table:table-row>
        <table:table-row table:style-name="ro1">
          <table:table-cell office:value-type="float" office:value="0.138707" calcext:value-type="float">
            <text:p>0.138707</text:p>
          </table:table-cell>
          <table:table-cell office:value-type="float" office:value="0.123856" calcext:value-type="float">
            <text:p>0.123856</text:p>
          </table:table-cell>
          <table:table-cell table:formula="of:=[.A3028]*[.A3028]" office:value-type="float" office:value="0.019239631849" calcext:value-type="float">
            <text:p>0.019239631849</text:p>
          </table:table-cell>
          <table:table-cell table:formula="of:=([.A3028]-[.B3028])*([.A3028]-[.B3028])" office:value-type="float" office:value="0.000220552201" calcext:value-type="float">
            <text:p>0.000220552201</text:p>
          </table:table-cell>
          <table:table-cell table:number-columns-repeated="2"/>
        </table:table-row>
        <table:table-row table:style-name="ro1">
          <table:table-cell office:value-type="float" office:value="0.182056" calcext:value-type="float">
            <text:p>0.182056</text:p>
          </table:table-cell>
          <table:table-cell office:value-type="float" office:value="0.165824" calcext:value-type="float">
            <text:p>0.165824</text:p>
          </table:table-cell>
          <table:table-cell table:formula="of:=[.A3029]*[.A3029]" office:value-type="float" office:value="0.033144387136" calcext:value-type="float">
            <text:p>0.033144387136</text:p>
          </table:table-cell>
          <table:table-cell table:formula="of:=([.A3029]-[.B3029])*([.A3029]-[.B3029])" office:value-type="float" office:value="0.000263477824" calcext:value-type="float">
            <text:p>0.000263477824</text:p>
          </table:table-cell>
          <table:table-cell table:number-columns-repeated="2"/>
        </table:table-row>
        <table:table-row table:style-name="ro1">
          <table:table-cell office:value-type="float" office:value="0.182056" calcext:value-type="float">
            <text:p>0.182056</text:p>
          </table:table-cell>
          <table:table-cell office:value-type="float" office:value="0.265011" calcext:value-type="float">
            <text:p>0.265011</text:p>
          </table:table-cell>
          <table:table-cell table:formula="of:=[.A3030]*[.A3030]" office:value-type="float" office:value="0.033144387136" calcext:value-type="float">
            <text:p>0.033144387136</text:p>
          </table:table-cell>
          <table:table-cell table:formula="of:=([.A3030]-[.B3030])*([.A3030]-[.B3030])" office:value-type="float" office:value="0.006881532025" calcext:value-type="float">
            <text:p>0.006881532025</text:p>
          </table:table-cell>
          <table:table-cell table:number-columns-repeated="2"/>
        </table:table-row>
        <table:table-row table:style-name="ro1">
          <table:table-cell office:value-type="float" office:value="0.182056" calcext:value-type="float">
            <text:p>0.182056</text:p>
          </table:table-cell>
          <table:table-cell office:value-type="float" office:value="0.237452" calcext:value-type="float">
            <text:p>0.237452</text:p>
          </table:table-cell>
          <table:table-cell table:formula="of:=[.A3031]*[.A3031]" office:value-type="float" office:value="0.033144387136" calcext:value-type="float">
            <text:p>0.033144387136</text:p>
          </table:table-cell>
          <table:table-cell table:formula="of:=([.A3031]-[.B3031])*([.A3031]-[.B3031])" office:value-type="float" office:value="0.003068716816" calcext:value-type="float">
            <text:p>0.003068716816</text:p>
          </table:table-cell>
          <table:table-cell table:number-columns-repeated="2"/>
        </table:table-row>
        <table:table-row table:style-name="ro1">
          <table:table-cell office:value-type="float" office:value="0.236575" calcext:value-type="float">
            <text:p>0.236575</text:p>
          </table:table-cell>
          <table:table-cell office:value-type="float" office:value="0.284876" calcext:value-type="float">
            <text:p>0.284876</text:p>
          </table:table-cell>
          <table:table-cell table:formula="of:=[.A3032]*[.A3032]" office:value-type="float" office:value="0.055967730625" calcext:value-type="float">
            <text:p>0.055967730625</text:p>
          </table:table-cell>
          <table:table-cell table:formula="of:=([.A3032]-[.B3032])*([.A3032]-[.B3032])" office:value-type="float" office:value="0.002332986601" calcext:value-type="float">
            <text:p>0.002332986601</text:p>
          </table:table-cell>
          <table:table-cell table:number-columns-repeated="2"/>
        </table:table-row>
        <table:table-row table:style-name="ro1">
          <table:table-cell office:value-type="float" office:value="0.33034" calcext:value-type="float">
            <text:p>0.33034</text:p>
          </table:table-cell>
          <table:table-cell office:value-type="float" office:value="0.45784" calcext:value-type="float">
            <text:p>0.45784</text:p>
          </table:table-cell>
          <table:table-cell table:formula="of:=[.A3033]*[.A3033]" office:value-type="float" office:value="0.1091245156" calcext:value-type="float">
            <text:p>0.1091245156</text:p>
          </table:table-cell>
          <table:table-cell table:formula="of:=([.A3033]-[.B3033])*([.A3033]-[.B3033])" office:value-type="float" office:value="0.01625625" calcext:value-type="float">
            <text:p>0.01625625</text:p>
          </table:table-cell>
          <table:table-cell table:number-columns-repeated="2"/>
        </table:table-row>
        <table:table-row table:style-name="ro1">
          <table:table-cell office:value-type="float" office:value="0.479029" calcext:value-type="float">
            <text:p>0.479029</text:p>
          </table:table-cell>
          <table:table-cell office:value-type="float" office:value="0.371516" calcext:value-type="float">
            <text:p>0.371516</text:p>
          </table:table-cell>
          <table:table-cell table:formula="of:=[.A3034]*[.A3034]" office:value-type="float" office:value="0.229468782841" calcext:value-type="float">
            <text:p>0.229468782841</text:p>
          </table:table-cell>
          <table:table-cell table:formula="of:=([.A3034]-[.B3034])*([.A3034]-[.B3034])" office:value-type="float" office:value="0.011559045169" calcext:value-type="float">
            <text:p>0.011559045169</text:p>
          </table:table-cell>
          <table:table-cell table:number-columns-repeated="2"/>
        </table:table-row>
        <table:table-row table:style-name="ro1">
          <table:table-cell office:value-type="float" office:value="0.535107" calcext:value-type="float">
            <text:p>0.535107</text:p>
          </table:table-cell>
          <table:table-cell office:value-type="float" office:value="0.504415" calcext:value-type="float">
            <text:p>0.504415</text:p>
          </table:table-cell>
          <table:table-cell table:formula="of:=[.A3035]*[.A3035]" office:value-type="float" office:value="0.286339501449" calcext:value-type="float">
            <text:p>0.286339501449</text:p>
          </table:table-cell>
          <table:table-cell table:formula="of:=([.A3035]-[.B3035])*([.A3035]-[.B3035])" office:value-type="float" office:value="0.000941998864000003" calcext:value-type="float">
            <text:p>0.000941998864000003</text:p>
          </table:table-cell>
          <table:table-cell table:number-columns-repeated="2"/>
        </table:table-row>
        <table:table-row table:style-name="ro1">
          <table:table-cell office:value-type="float" office:value="0.692738" calcext:value-type="float">
            <text:p>0.692738</text:p>
          </table:table-cell>
          <table:table-cell office:value-type="float" office:value="0.337208" calcext:value-type="float">
            <text:p>0.337208</text:p>
          </table:table-cell>
          <table:table-cell table:formula="of:=[.A3036]*[.A3036]" office:value-type="float" office:value="0.479885936644" calcext:value-type="float">
            <text:p>0.479885936644</text:p>
          </table:table-cell>
          <table:table-cell table:formula="of:=([.A3036]-[.B3036])*([.A3036]-[.B3036])" office:value-type="float" office:value="0.1264015809" calcext:value-type="float">
            <text:p>0.1264015809</text:p>
          </table:table-cell>
          <table:table-cell table:number-columns-repeated="2"/>
        </table:table-row>
        <table:table-row table:style-name="ro1">
          <table:table-cell office:value-type="float" office:value="0.592053" calcext:value-type="float">
            <text:p>0.592053</text:p>
          </table:table-cell>
          <table:table-cell office:value-type="float" office:value="0.512245" calcext:value-type="float">
            <text:p>0.512245</text:p>
          </table:table-cell>
          <table:table-cell table:formula="of:=[.A3037]*[.A3037]" office:value-type="float" office:value="0.350526754809" calcext:value-type="float">
            <text:p>0.350526754809</text:p>
          </table:table-cell>
          <table:table-cell table:formula="of:=([.A3037]-[.B3037])*([.A3037]-[.B3037])" office:value-type="float" office:value="0.00636931686400002" calcext:value-type="float">
            <text:p>0.00636931686400002</text:p>
          </table:table-cell>
          <table:table-cell table:number-columns-repeated="2"/>
        </table:table-row>
        <table:table-row table:style-name="ro1">
          <table:table-cell office:value-type="float" office:value="0.767459" calcext:value-type="float">
            <text:p>0.767459</text:p>
          </table:table-cell>
          <table:table-cell office:value-type="float" office:value="0.440469" calcext:value-type="float">
            <text:p>0.440469</text:p>
          </table:table-cell>
          <table:table-cell table:formula="of:=[.A3038]*[.A3038]" office:value-type="float" office:value="0.588993316681" calcext:value-type="float">
            <text:p>0.588993316681</text:p>
          </table:table-cell>
          <table:table-cell table:formula="of:=([.A3038]-[.B3038])*([.A3038]-[.B3038])" office:value-type="float" office:value="0.1069224601" calcext:value-type="float">
            <text:p>0.1069224601</text:p>
          </table:table-cell>
          <table:table-cell table:number-columns-repeated="2"/>
        </table:table-row>
        <table:table-row table:style-name="ro1">
          <table:table-cell office:value-type="float" office:value="0.857559" calcext:value-type="float">
            <text:p>0.857559</text:p>
          </table:table-cell>
          <table:table-cell office:value-type="float" office:value="0.549177" calcext:value-type="float">
            <text:p>0.549177</text:p>
          </table:table-cell>
          <table:table-cell table:formula="of:=[.A3039]*[.A3039]" office:value-type="float" office:value="0.735407438481" calcext:value-type="float">
            <text:p>0.735407438481</text:p>
          </table:table-cell>
          <table:table-cell table:formula="of:=([.A3039]-[.B3039])*([.A3039]-[.B3039])" office:value-type="float" office:value="0.095099457924" calcext:value-type="float">
            <text:p>0.095099457924</text:p>
          </table:table-cell>
          <table:table-cell table:number-columns-repeated="2"/>
        </table:table-row>
        <table:table-row table:style-name="ro1">
          <table:table-cell office:value-type="float" office:value="0.992338" calcext:value-type="float">
            <text:p>0.992338</text:p>
          </table:table-cell>
          <table:table-cell office:value-type="float" office:value="0.908572" calcext:value-type="float">
            <text:p>0.908572</text:p>
          </table:table-cell>
          <table:table-cell table:formula="of:=[.A3040]*[.A3040]" office:value-type="float" office:value="0.984734706244" calcext:value-type="float">
            <text:p>0.984734706244</text:p>
          </table:table-cell>
          <table:table-cell table:formula="of:=([.A3040]-[.B3040])*([.A3040]-[.B3040])" office:value-type="float" office:value="0.007016742756" calcext:value-type="float">
            <text:p>0.007016742756</text:p>
          </table:table-cell>
          <table:table-cell table:number-columns-repeated="2"/>
        </table:table-row>
        <table:table-row table:style-name="ro1">
          <table:table-cell office:value-type="float" office:value="0.992338" calcext:value-type="float">
            <text:p>0.992338</text:p>
          </table:table-cell>
          <table:table-cell office:value-type="float" office:value="0.935896" calcext:value-type="float">
            <text:p>0.935896</text:p>
          </table:table-cell>
          <table:table-cell table:formula="of:=[.A3041]*[.A3041]" office:value-type="float" office:value="0.984734706244" calcext:value-type="float">
            <text:p>0.984734706244</text:p>
          </table:table-cell>
          <table:table-cell table:formula="of:=([.A3041]-[.B3041])*([.A3041]-[.B3041])" office:value-type="float" office:value="0.00318569936400001" calcext:value-type="float">
            <text:p>0.00318569936400001</text:p>
          </table:table-cell>
          <table:table-cell table:number-columns-repeated="2"/>
        </table:table-row>
        <table:table-row table:style-name="ro1">
          <table:table-cell office:value-type="float" office:value="0.992338" calcext:value-type="float">
            <text:p>0.992338</text:p>
          </table:table-cell>
          <table:table-cell office:value-type="float" office:value="0.961353" calcext:value-type="float">
            <text:p>0.961353</text:p>
          </table:table-cell>
          <table:table-cell table:formula="of:=[.A3042]*[.A3042]" office:value-type="float" office:value="0.984734706244" calcext:value-type="float">
            <text:p>0.984734706244</text:p>
          </table:table-cell>
          <table:table-cell table:formula="of:=([.A3042]-[.B3042])*([.A3042]-[.B3042])" office:value-type="float" office:value="0.000960070225000002" calcext:value-type="float">
            <text:p>0.000960070225000002</text:p>
          </table:table-cell>
          <table:table-cell table:number-columns-repeated="2"/>
        </table:table-row>
        <table:table-row table:style-name="ro1">
          <table:table-cell office:value-type="float" office:value="0.992338" calcext:value-type="float">
            <text:p>0.992338</text:p>
          </table:table-cell>
          <table:table-cell office:value-type="float" office:value="0.999298" calcext:value-type="float">
            <text:p>0.999298</text:p>
          </table:table-cell>
          <table:table-cell table:formula="of:=[.A3043]*[.A3043]" office:value-type="float" office:value="0.984734706244" calcext:value-type="float">
            <text:p>0.984734706244</text:p>
          </table:table-cell>
          <table:table-cell table:formula="of:=([.A3043]-[.B3043])*([.A3043]-[.B3043])" office:value-type="float" office:value="0.0000484415999999995" calcext:value-type="float">
            <text:p>4.84415999999995E-05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0000164162" calcext:value-type="float">
            <text:p>0.0000000164162</text:p>
          </table:table-cell>
          <table:table-cell table:formula="of:=[.A3044]*[.A3044]" office:value-type="float" office:value="0.0000000000012825336" calcext:value-type="float">
            <text:p>1.2825336001E-12</text:p>
          </table:table-cell>
          <table:table-cell table:formula="of:=([.A3044]-[.B3044])*([.A3044]-[.B3044])" office:value-type="float" office:value="0.00000000000124562073" calcext:value-type="float">
            <text:p>1.24562072704644E-12</text:p>
          </table:table-cell>
          <table:table-cell table:number-columns-repeated="2"/>
        </table:table-row>
        <table:table-row table:style-name="ro1">
          <table:table-cell office:value-type="float" office:value="0.000403225" calcext:value-type="float">
            <text:p>0.000403225</text:p>
          </table:table-cell>
          <table:table-cell office:value-type="float" office:value="0.000000021293" calcext:value-type="float">
            <text:p>0.000000021293</text:p>
          </table:table-cell>
          <table:table-cell table:formula="of:=[.A3045]*[.A3045]" office:value-type="float" office:value="0.000000162590400625" calcext:value-type="float">
            <text:p>1.62590400625E-07</text:p>
          </table:table-cell>
          <table:table-cell table:formula="of:=([.A3045]-[.B3045])*([.A3045]-[.B3045])" office:value-type="float" office:value="0.00000016257322933854" calcext:value-type="float">
            <text:p>1.62573229338542E-07</text:p>
          </table:table-cell>
          <table:table-cell table:number-columns-repeated="2"/>
        </table:table-row>
        <table:table-row table:style-name="ro1">
          <table:table-cell office:value-type="float" office:value="0.000101566" calcext:value-type="float">
            <text:p>0.000101566</text:p>
          </table:table-cell>
          <table:table-cell office:value-type="float" office:value="0.00000000289175" calcext:value-type="float">
            <text:p>0.00000000289175</text:p>
          </table:table-cell>
          <table:table-cell table:formula="of:=[.A3046]*[.A3046]" office:value-type="float" office:value="0.000000010315652356" calcext:value-type="float">
            <text:p>1.0315652356E-08</text:p>
          </table:table-cell>
          <table:table-cell table:formula="of:=([.A3046]-[.B3046])*([.A3046]-[.B3046])" office:value-type="float" office:value="0.0000000103150649574" calcext:value-type="float">
            <text:p>1.03150649574012E-08</text:p>
          </table:table-cell>
          <table:table-cell table:number-columns-repeated="2"/>
        </table:table-row>
        <table:table-row table:style-name="ro1">
          <table:table-cell office:value-type="float" office:value="0.000101268" calcext:value-type="float">
            <text:p>0.000101268</text:p>
          </table:table-cell>
          <table:table-cell office:value-type="float" office:value="0.0000000796521" calcext:value-type="float">
            <text:p>0.0000000796521</text:p>
          </table:table-cell>
          <table:table-cell table:formula="of:=[.A3047]*[.A3047]" office:value-type="float" office:value="0.000000010255207824" calcext:value-type="float">
            <text:p>1.0255207824E-08</text:p>
          </table:table-cell>
          <table:table-cell table:formula="of:=([.A3047]-[.B3047])*([.A3047]-[.B3047])" office:value-type="float" office:value="0.00000001023908175073" calcext:value-type="float">
            <text:p>1.02390817507314E-08</text:p>
          </table:table-cell>
          <table:table-cell table:number-columns-repeated="2"/>
        </table:table-row>
        <table:table-row table:style-name="ro1">
          <table:table-cell office:value-type="float" office:value="0.0000126958" calcext:value-type="float">
            <text:p>0.0000126958</text:p>
          </table:table-cell>
          <table:table-cell office:value-type="float" office:value="0.00614121" calcext:value-type="float">
            <text:p>0.00614121</text:p>
          </table:table-cell>
          <table:table-cell table:formula="of:=[.A3048]*[.A3048]" office:value-type="float" office:value="0.00000000016118333764" calcext:value-type="float">
            <text:p>1.6118333764E-10</text:p>
          </table:table-cell>
          <table:table-cell table:formula="of:=([.A3048]-[.B3048])*([.A3048]-[.B3048])" office:value-type="float" office:value="0.0000375586862996016" calcext:value-type="float">
            <text:p>3.75586862996016E-05</text:p>
          </table:table-cell>
          <table:table-cell table:number-columns-repeated="2"/>
        </table:table-row>
        <table:table-row table:style-name="ro1">
          <table:table-cell office:value-type="float" office:value="0.0000876784" calcext:value-type="float">
            <text:p>0.0000876784</text:p>
          </table:table-cell>
          <table:table-cell office:value-type="float" office:value="0.0000435909" calcext:value-type="float">
            <text:p>0.0000435909</text:p>
          </table:table-cell>
          <table:table-cell table:formula="of:=[.A3049]*[.A3049]" office:value-type="float" office:value="0.00000000768750182656" calcext:value-type="float">
            <text:p>7.68750182656E-09</text:p>
          </table:table-cell>
          <table:table-cell table:formula="of:=([.A3049]-[.B3049])*([.A3049]-[.B3049])" office:value-type="float" office:value="0.00000000194370765625" calcext:value-type="float">
            <text:p>1.94370765625E-09</text:p>
          </table:table-cell>
          <table:table-cell table:number-columns-repeated="2"/>
        </table:table-row>
        <table:table-row table:style-name="ro1">
          <table:table-cell office:value-type="float" office:value="0.0000237226" calcext:value-type="float">
            <text:p>0.0000237226</text:p>
          </table:table-cell>
          <table:table-cell office:value-type="float" office:value="0.000161528" calcext:value-type="float">
            <text:p>0.000161528</text:p>
          </table:table-cell>
          <table:table-cell table:formula="of:=[.A3050]*[.A3050]" office:value-type="float" office:value="0.00000000056276175076" calcext:value-type="float">
            <text:p>5.6276175076E-10</text:p>
          </table:table-cell>
          <table:table-cell table:formula="of:=([.A3050]-[.B3050])*([.A3050]-[.B3050])" office:value-type="float" office:value="0.00000001899032826916" calcext:value-type="float">
            <text:p>1.899032826916E-08</text:p>
          </table:table-cell>
          <table:table-cell table:number-columns-repeated="2"/>
        </table:table-row>
        <table:table-row table:style-name="ro1">
          <table:table-cell office:value-type="float" office:value="0.000265598" calcext:value-type="float">
            <text:p>0.000265598</text:p>
          </table:table-cell>
          <table:table-cell office:value-type="float" office:value="0.0000144078" calcext:value-type="float">
            <text:p>0.0000144078</text:p>
          </table:table-cell>
          <table:table-cell table:formula="of:=[.A3051]*[.A3051]" office:value-type="float" office:value="0.000000070542297604" calcext:value-type="float">
            <text:p>7.0542297604E-08</text:p>
          </table:table-cell>
          <table:table-cell table:formula="of:=([.A3051]-[.B3051])*([.A3051]-[.B3051])" office:value-type="float" office:value="0.00000006309651657604" calcext:value-type="float">
            <text:p>6.309651657604E-08</text:p>
          </table:table-cell>
          <table:table-cell table:number-columns-repeated="2"/>
        </table:table-row>
        <table:table-row table:style-name="ro1">
          <table:table-cell office:value-type="float" office:value="0.000671506" calcext:value-type="float">
            <text:p>0.000671506</text:p>
          </table:table-cell>
          <table:table-cell office:value-type="float" office:value="0.0000600328" calcext:value-type="float">
            <text:p>0.0000600328</text:p>
          </table:table-cell>
          <table:table-cell table:formula="of:=[.A3052]*[.A3052]" office:value-type="float" office:value="0.000000450920308036" calcext:value-type="float">
            <text:p>4.50920308036E-07</text:p>
          </table:table-cell>
          <table:table-cell table:formula="of:=([.A3052]-[.B3052])*([.A3052]-[.B3052])" office:value-type="float" office:value="0.00000037389947431824" calcext:value-type="float">
            <text:p>3.7389947431824E-07</text:p>
          </table:table-cell>
          <table:table-cell table:number-columns-repeated="2"/>
        </table:table-row>
        <table:table-row table:style-name="ro1">
          <table:table-cell office:value-type="float" office:value="0.000267088" calcext:value-type="float">
            <text:p>0.000267088</text:p>
          </table:table-cell>
          <table:table-cell office:value-type="float" office:value="0.000860092" calcext:value-type="float">
            <text:p>0.000860092</text:p>
          </table:table-cell>
          <table:table-cell table:formula="of:=[.A3053]*[.A3053]" office:value-type="float" office:value="0.000000071335999744" calcext:value-type="float">
            <text:p>7.1335999744E-08</text:p>
          </table:table-cell>
          <table:table-cell table:formula="of:=([.A3053]-[.B3053])*([.A3053]-[.B3053])" office:value-type="float" office:value="0.000000351653744016" calcext:value-type="float">
            <text:p>3.51653744016E-07</text:p>
          </table:table-cell>
          <table:table-cell table:number-columns-repeated="2"/>
        </table:table-row>
        <table:table-row table:style-name="ro1">
          <table:table-cell office:value-type="float" office:value="0.0000637174" calcext:value-type="float">
            <text:p>0.0000637174</text:p>
          </table:table-cell>
          <table:table-cell office:value-type="float" office:value="0.00168319" calcext:value-type="float">
            <text:p>0.00168319</text:p>
          </table:table-cell>
          <table:table-cell table:formula="of:=[.A3054]*[.A3054]" office:value-type="float" office:value="0.00000000405990706276" calcext:value-type="float">
            <text:p>4.05990706276E-09</text:p>
          </table:table-cell>
          <table:table-cell table:formula="of:=([.A3054]-[.B3054])*([.A3054]-[.B3054])" office:value-type="float" office:value="0.00000262269150215076" calcext:value-type="float">
            <text:p>2.62269150215076E-06</text:p>
          </table:table-cell>
          <table:table-cell table:number-columns-repeated="2"/>
        </table:table-row>
        <table:table-row table:style-name="ro1">
          <table:table-cell office:value-type="float" office:value="0.0000228286" calcext:value-type="float">
            <text:p>0.0000228286</text:p>
          </table:table-cell>
          <table:table-cell office:value-type="float" office:value="0.000175149" calcext:value-type="float">
            <text:p>0.000175149</text:p>
          </table:table-cell>
          <table:table-cell table:formula="of:=[.A3055]*[.A3055]" office:value-type="float" office:value="0.00000000052114497796" calcext:value-type="float">
            <text:p>5.2114497796E-10</text:p>
          </table:table-cell>
          <table:table-cell table:formula="of:=([.A3055]-[.B3055])*([.A3055]-[.B3055])" office:value-type="float" office:value="0.00000002320150425616" calcext:value-type="float">
            <text:p>2.320150425616E-08</text:p>
          </table:table-cell>
          <table:table-cell table:number-columns-repeated="2"/>
        </table:table-row>
        <table:table-row table:style-name="ro1">
          <table:table-cell office:value-type="float" office:value="0.000035584" calcext:value-type="float">
            <text:p>0.000035584</text:p>
          </table:table-cell>
          <table:table-cell office:value-type="float" office:value="0.00151839" calcext:value-type="float">
            <text:p>0.00151839</text:p>
          </table:table-cell>
          <table:table-cell table:formula="of:=[.A3056]*[.A3056]" office:value-type="float" office:value="0.000000001266221056" calcext:value-type="float">
            <text:p>1.266221056E-09</text:p>
          </table:table-cell>
          <table:table-cell table:formula="of:=([.A3056]-[.B3056])*([.A3056]-[.B3056])" office:value-type="float" office:value="0.000002198713633636" calcext:value-type="float">
            <text:p>2.198713633636E-06</text:p>
          </table:table-cell>
          <table:table-cell table:number-columns-repeated="2"/>
        </table:table-row>
        <table:table-row table:style-name="ro1">
          <table:table-cell office:value-type="float" office:value="0.000035584" calcext:value-type="float">
            <text:p>0.000035584</text:p>
          </table:table-cell>
          <table:table-cell office:value-type="float" office:value="0.00127236" calcext:value-type="float">
            <text:p>0.00127236</text:p>
          </table:table-cell>
          <table:table-cell table:formula="of:=[.A3057]*[.A3057]" office:value-type="float" office:value="0.000000001266221056" calcext:value-type="float">
            <text:p>1.266221056E-09</text:p>
          </table:table-cell>
          <table:table-cell table:formula="of:=([.A3057]-[.B3057])*([.A3057]-[.B3057])" office:value-type="float" office:value="0.000001529614874176" calcext:value-type="float">
            <text:p>1.529614874176E-06</text:p>
          </table:table-cell>
          <table:table-cell table:number-columns-repeated="2"/>
        </table:table-row>
        <table:table-row table:style-name="ro1">
          <table:table-cell office:value-type="float" office:value="0.0027259" calcext:value-type="float">
            <text:p>0.0027259</text:p>
          </table:table-cell>
          <table:table-cell office:value-type="float" office:value="0.000167619" calcext:value-type="float">
            <text:p>0.000167619</text:p>
          </table:table-cell>
          <table:table-cell table:formula="of:=[.A3058]*[.A3058]" office:value-type="float" office:value="0.00000743053081" calcext:value-type="float">
            <text:p>0.00000743053081</text:p>
          </table:table-cell>
          <table:table-cell table:formula="of:=([.A3058]-[.B3058])*([.A3058]-[.B3058])" office:value-type="float" office:value="0.000006544801674961" calcext:value-type="float">
            <text:p>6.544801674961E-06</text:p>
          </table:table-cell>
          <table:table-cell table:number-columns-repeated="2"/>
        </table:table-row>
        <table:table-row table:style-name="ro1">
          <table:table-cell office:value-type="float" office:value="0.000620425" calcext:value-type="float">
            <text:p>0.000620425</text:p>
          </table:table-cell>
          <table:table-cell office:value-type="float" office:value="0.000543408" calcext:value-type="float">
            <text:p>0.000543408</text:p>
          </table:table-cell>
          <table:table-cell table:formula="of:=[.A3059]*[.A3059]" office:value-type="float" office:value="0.000000384927180625" calcext:value-type="float">
            <text:p>3.84927180625E-07</text:p>
          </table:table-cell>
          <table:table-cell table:formula="of:=([.A3059]-[.B3059])*([.A3059]-[.B3059])" office:value-type="float" office:value="0.000000005931618289" calcext:value-type="float">
            <text:p>5.931618289E-09</text:p>
          </table:table-cell>
          <table:table-cell table:number-columns-repeated="2"/>
        </table:table-row>
        <table:table-row table:style-name="ro1">
          <table:table-cell office:value-type="float" office:value="0.000876248" calcext:value-type="float">
            <text:p>0.000876248</text:p>
          </table:table-cell>
          <table:table-cell office:value-type="float" office:value="0.000275816" calcext:value-type="float">
            <text:p>0.000275816</text:p>
          </table:table-cell>
          <table:table-cell table:formula="of:=[.A3060]*[.A3060]" office:value-type="float" office:value="0.000000767810557504" calcext:value-type="float">
            <text:p>7.67810557504E-07</text:p>
          </table:table-cell>
          <table:table-cell table:formula="of:=([.A3060]-[.B3060])*([.A3060]-[.B3060])" office:value-type="float" office:value="0.000000360518586624" calcext:value-type="float">
            <text:p>3.60518586624E-07</text:p>
          </table:table-cell>
          <table:table-cell table:number-columns-repeated="2"/>
        </table:table-row>
        <table:table-row table:style-name="ro1">
          <table:table-cell office:value-type="float" office:value="0.00149006" calcext:value-type="float">
            <text:p>0.00149006</text:p>
          </table:table-cell>
          <table:table-cell office:value-type="float" office:value="0.002288" calcext:value-type="float">
            <text:p>0.002288</text:p>
          </table:table-cell>
          <table:table-cell table:formula="of:=[.A3061]*[.A3061]" office:value-type="float" office:value="0.0000022202788036" calcext:value-type="float">
            <text:p>0.0000022202788036</text:p>
          </table:table-cell>
          <table:table-cell table:formula="of:=([.A3061]-[.B3061])*([.A3061]-[.B3061])" office:value-type="float" office:value="0.0000006367082436" calcext:value-type="float">
            <text:p>0.0000006367082436</text:p>
          </table:table-cell>
          <table:table-cell table:number-columns-repeated="2"/>
        </table:table-row>
        <table:table-row table:style-name="ro1">
          <table:table-cell office:value-type="float" office:value="0.0243165" calcext:value-type="float">
            <text:p>0.0243165</text:p>
          </table:table-cell>
          <table:table-cell office:value-type="float" office:value="0.042036" calcext:value-type="float">
            <text:p>0.042036</text:p>
          </table:table-cell>
          <table:table-cell table:formula="of:=[.A3062]*[.A3062]" office:value-type="float" office:value="0.00059129217225" calcext:value-type="float">
            <text:p>0.00059129217225</text:p>
          </table:table-cell>
          <table:table-cell table:formula="of:=([.A3062]-[.B3062])*([.A3062]-[.B3062])" office:value-type="float" office:value="0.00031398068025" calcext:value-type="float">
            <text:p>0.00031398068025</text:p>
          </table:table-cell>
          <table:table-cell table:number-columns-repeated="2"/>
        </table:table-row>
        <table:table-row table:style-name="ro1">
          <table:table-cell office:value-type="float" office:value="0.0243166" calcext:value-type="float">
            <text:p>0.0243166</text:p>
          </table:table-cell>
          <table:table-cell office:value-type="float" office:value="0.0119553" calcext:value-type="float">
            <text:p>0.0119553</text:p>
          </table:table-cell>
          <table:table-cell table:formula="of:=[.A3063]*[.A3063]" office:value-type="float" office:value="0.00059129703556" calcext:value-type="float">
            <text:p>0.00059129703556</text:p>
          </table:table-cell>
          <table:table-cell table:formula="of:=([.A3063]-[.B3063])*([.A3063]-[.B3063])" office:value-type="float" office:value="0.00015280173769" calcext:value-type="float">
            <text:p>0.00015280173769</text:p>
          </table:table-cell>
          <table:table-cell table:number-columns-repeated="2"/>
        </table:table-row>
        <table:table-row table:style-name="ro1">
          <table:table-cell office:value-type="float" office:value="0.0790129" calcext:value-type="float">
            <text:p>0.0790129</text:p>
          </table:table-cell>
          <table:table-cell office:value-type="float" office:value="0.00010702" calcext:value-type="float">
            <text:p>0.00010702</text:p>
          </table:table-cell>
          <table:table-cell table:formula="of:=[.A3064]*[.A3064]" office:value-type="float" office:value="0.00624303836641" calcext:value-type="float">
            <text:p>0.00624303836641</text:p>
          </table:table-cell>
          <table:table-cell table:formula="of:=([.A3064]-[.B3064])*([.A3064]-[.B3064])" office:value-type="float" office:value="0.0062261378985744" calcext:value-type="float">
            <text:p>0.0062261378985744</text:p>
          </table:table-cell>
          <table:table-cell table:number-columns-repeated="2"/>
        </table:table-row>
        <table:table-row table:style-name="ro1">
          <table:table-cell office:value-type="float" office:value="0.104207" calcext:value-type="float">
            <text:p>0.104207</text:p>
          </table:table-cell>
          <table:table-cell office:value-type="float" office:value="0.0391952" calcext:value-type="float">
            <text:p>0.0391952</text:p>
          </table:table-cell>
          <table:table-cell table:formula="of:=[.A3065]*[.A3065]" office:value-type="float" office:value="0.010859098849" calcext:value-type="float">
            <text:p>0.010859098849</text:p>
          </table:table-cell>
          <table:table-cell table:formula="of:=([.A3065]-[.B3065])*([.A3065]-[.B3065])" office:value-type="float" office:value="0.00422653413924" calcext:value-type="float">
            <text:p>0.00422653413924</text:p>
          </table:table-cell>
          <table:table-cell table:number-columns-repeated="2"/>
        </table:table-row>
        <table:table-row table:style-name="ro1">
          <table:table-cell office:value-type="float" office:value="0.146491" calcext:value-type="float">
            <text:p>0.146491</text:p>
          </table:table-cell>
          <table:table-cell office:value-type="float" office:value="0.0980478" calcext:value-type="float">
            <text:p>0.0980478</text:p>
          </table:table-cell>
          <table:table-cell table:formula="of:=[.A3066]*[.A3066]" office:value-type="float" office:value="0.021459613081" calcext:value-type="float">
            <text:p>0.021459613081</text:p>
          </table:table-cell>
          <table:table-cell table:formula="of:=([.A3066]-[.B3066])*([.A3066]-[.B3066])" office:value-type="float" office:value="0.00234674362624" calcext:value-type="float">
            <text:p>0.00234674362624</text:p>
          </table:table-cell>
          <table:table-cell table:number-columns-repeated="2"/>
        </table:table-row>
        <table:table-row table:style-name="ro1">
          <table:table-cell office:value-type="float" office:value="0.146491" calcext:value-type="float">
            <text:p>0.146491</text:p>
          </table:table-cell>
          <table:table-cell office:value-type="float" office:value="0.079604" calcext:value-type="float">
            <text:p>0.079604</text:p>
          </table:table-cell>
          <table:table-cell table:formula="of:=[.A3067]*[.A3067]" office:value-type="float" office:value="0.021459613081" calcext:value-type="float">
            <text:p>0.021459613081</text:p>
          </table:table-cell>
          <table:table-cell table:formula="of:=([.A3067]-[.B3067])*([.A3067]-[.B3067])" office:value-type="float" office:value="0.004473870769" calcext:value-type="float">
            <text:p>0.004473870769</text:p>
          </table:table-cell>
          <table:table-cell table:number-columns-repeated="2"/>
        </table:table-row>
        <table:table-row table:style-name="ro1">
          <table:table-cell office:value-type="float" office:value="0.146491" calcext:value-type="float">
            <text:p>0.146491</text:p>
          </table:table-cell>
          <table:table-cell office:value-type="float" office:value="0.0979658" calcext:value-type="float">
            <text:p>0.0979658</text:p>
          </table:table-cell>
          <table:table-cell table:formula="of:=[.A3068]*[.A3068]" office:value-type="float" office:value="0.021459613081" calcext:value-type="float">
            <text:p>0.021459613081</text:p>
          </table:table-cell>
          <table:table-cell table:formula="of:=([.A3068]-[.B3068])*([.A3068]-[.B3068])" office:value-type="float" office:value="0.00235469503504" calcext:value-type="float">
            <text:p>0.00235469503504</text:p>
          </table:table-cell>
          <table:table-cell table:number-columns-repeated="2"/>
        </table:table-row>
        <table:table-row table:style-name="ro1">
          <table:table-cell office:value-type="float" office:value="0.197411" calcext:value-type="float">
            <text:p>0.197411</text:p>
          </table:table-cell>
          <table:table-cell office:value-type="float" office:value="0.0659119" calcext:value-type="float">
            <text:p>0.0659119</text:p>
          </table:table-cell>
          <table:table-cell table:formula="of:=[.A3069]*[.A3069]" office:value-type="float" office:value="0.038971102921" calcext:value-type="float">
            <text:p>0.038971102921</text:p>
          </table:table-cell>
          <table:table-cell table:formula="of:=([.A3069]-[.B3069])*([.A3069]-[.B3069])" office:value-type="float" office:value="0.01729201330081" calcext:value-type="float">
            <text:p>0.01729201330081</text:p>
          </table:table-cell>
          <table:table-cell table:number-columns-repeated="2"/>
        </table:table-row>
        <table:table-row table:style-name="ro1">
          <table:table-cell office:value-type="float" office:value="0.258341" calcext:value-type="float">
            <text:p>0.258341</text:p>
          </table:table-cell>
          <table:table-cell office:value-type="float" office:value="0.158094" calcext:value-type="float">
            <text:p>0.158094</text:p>
          </table:table-cell>
          <table:table-cell table:formula="of:=[.A3070]*[.A3070]" office:value-type="float" office:value="0.066740072281" calcext:value-type="float">
            <text:p>0.066740072281</text:p>
          </table:table-cell>
          <table:table-cell table:formula="of:=([.A3070]-[.B3070])*([.A3070]-[.B3070])" office:value-type="float" office:value="0.010049461009" calcext:value-type="float">
            <text:p>0.010049461009</text:p>
          </table:table-cell>
          <table:table-cell table:number-columns-repeated="2"/>
        </table:table-row>
        <table:table-row table:style-name="ro1">
          <table:table-cell office:value-type="float" office:value="0.255881" calcext:value-type="float">
            <text:p>0.255881</text:p>
          </table:table-cell>
          <table:table-cell office:value-type="float" office:value="0.00000857628" calcext:value-type="float">
            <text:p>0.00000857628</text:p>
          </table:table-cell>
          <table:table-cell table:formula="of:=[.A3071]*[.A3071]" office:value-type="float" office:value="0.065475086161" calcext:value-type="float">
            <text:p>0.065475086161</text:p>
          </table:table-cell>
          <table:table-cell table:formula="of:=([.A3071]-[.B3071])*([.A3071]-[.B3071])" office:value-type="float" office:value="0.0654706972203472" calcext:value-type="float">
            <text:p>0.0654706972203472</text:p>
          </table:table-cell>
          <table:table-cell table:number-columns-repeated="2"/>
        </table:table-row>
        <table:table-row table:style-name="ro1">
          <table:table-cell office:value-type="float" office:value="0.638478" calcext:value-type="float">
            <text:p>0.638478</text:p>
          </table:table-cell>
          <table:table-cell office:value-type="float" office:value="0.176241" calcext:value-type="float">
            <text:p>0.176241</text:p>
          </table:table-cell>
          <table:table-cell table:formula="of:=[.A3072]*[.A3072]" office:value-type="float" office:value="0.407654156484" calcext:value-type="float">
            <text:p>0.407654156484</text:p>
          </table:table-cell>
          <table:table-cell table:formula="of:=([.A3072]-[.B3072])*([.A3072]-[.B3072])" office:value-type="float" office:value="0.213663044169" calcext:value-type="float">
            <text:p>0.213663044169</text:p>
          </table:table-cell>
          <table:table-cell table:number-columns-repeated="2"/>
        </table:table-row>
        <table:table-row table:style-name="ro1">
          <table:table-cell office:value-type="float" office:value="0.638479" calcext:value-type="float">
            <text:p>0.638479</text:p>
          </table:table-cell>
          <table:table-cell office:value-type="float" office:value="0.29596" calcext:value-type="float">
            <text:p>0.29596</text:p>
          </table:table-cell>
          <table:table-cell table:formula="of:=[.A3073]*[.A3073]" office:value-type="float" office:value="0.407655433441" calcext:value-type="float">
            <text:p>0.407655433441</text:p>
          </table:table-cell>
          <table:table-cell table:formula="of:=([.A3073]-[.B3073])*([.A3073]-[.B3073])" office:value-type="float" office:value="0.117319265361" calcext:value-type="float">
            <text:p>0.117319265361</text:p>
          </table:table-cell>
          <table:table-cell table:number-columns-repeated="2"/>
        </table:table-row>
        <table:table-row table:style-name="ro1">
          <table:table-cell office:value-type="float" office:value="0.638479" calcext:value-type="float">
            <text:p>0.638479</text:p>
          </table:table-cell>
          <table:table-cell office:value-type="float" office:value="0.310563" calcext:value-type="float">
            <text:p>0.310563</text:p>
          </table:table-cell>
          <table:table-cell table:formula="of:=[.A3074]*[.A3074]" office:value-type="float" office:value="0.407655433441" calcext:value-type="float">
            <text:p>0.407655433441</text:p>
          </table:table-cell>
          <table:table-cell table:formula="of:=([.A3074]-[.B3074])*([.A3074]-[.B3074])" office:value-type="float" office:value="0.107528903056" calcext:value-type="float">
            <text:p>0.107528903056</text:p>
          </table:table-cell>
          <table:table-cell table:number-columns-repeated="2"/>
        </table:table-row>
        <table:table-row table:style-name="ro1">
          <table:table-cell office:value-type="float" office:value="0.660515" calcext:value-type="float">
            <text:p>0.660515</text:p>
          </table:table-cell>
          <table:table-cell office:value-type="float" office:value="0.386955" calcext:value-type="float">
            <text:p>0.386955</text:p>
          </table:table-cell>
          <table:table-cell table:formula="of:=[.A3075]*[.A3075]" office:value-type="float" office:value="0.436280065225" calcext:value-type="float">
            <text:p>0.436280065225</text:p>
          </table:table-cell>
          <table:table-cell table:formula="of:=([.A3075]-[.B3075])*([.A3075]-[.B3075])" office:value-type="float" office:value="0.0748350736" calcext:value-type="float">
            <text:p>0.0748350736</text:p>
          </table:table-cell>
          <table:table-cell table:number-columns-repeated="2"/>
        </table:table-row>
        <table:table-row table:style-name="ro1">
          <table:table-cell office:value-type="float" office:value="0.675187" calcext:value-type="float">
            <text:p>0.675187</text:p>
          </table:table-cell>
          <table:table-cell office:value-type="float" office:value="0.442112" calcext:value-type="float">
            <text:p>0.442112</text:p>
          </table:table-cell>
          <table:table-cell table:formula="of:=[.A3076]*[.A3076]" office:value-type="float" office:value="0.455877484969" calcext:value-type="float">
            <text:p>0.455877484969</text:p>
          </table:table-cell>
          <table:table-cell table:formula="of:=([.A3076]-[.B3076])*([.A3076]-[.B3076])" office:value-type="float" office:value="0.054323955625" calcext:value-type="float">
            <text:p>0.054323955625</text:p>
          </table:table-cell>
          <table:table-cell table:number-columns-repeated="2"/>
        </table:table-row>
        <table:table-row table:style-name="ro1">
          <table:table-cell office:value-type="float" office:value="0.675187" calcext:value-type="float">
            <text:p>0.675187</text:p>
          </table:table-cell>
          <table:table-cell office:value-type="float" office:value="0.427651" calcext:value-type="float">
            <text:p>0.427651</text:p>
          </table:table-cell>
          <table:table-cell table:formula="of:=[.A3077]*[.A3077]" office:value-type="float" office:value="0.455877484969" calcext:value-type="float">
            <text:p>0.455877484969</text:p>
          </table:table-cell>
          <table:table-cell table:formula="of:=([.A3077]-[.B3077])*([.A3077]-[.B3077])" office:value-type="float" office:value="0.061274071296" calcext:value-type="float">
            <text:p>0.061274071296</text:p>
          </table:table-cell>
          <table:table-cell table:number-columns-repeated="2"/>
        </table:table-row>
        <table:table-row table:style-name="ro1">
          <table:table-cell office:value-type="float" office:value="0.81827" calcext:value-type="float">
            <text:p>0.81827</text:p>
          </table:table-cell>
          <table:table-cell office:value-type="float" office:value="0.718113" calcext:value-type="float">
            <text:p>0.718113</text:p>
          </table:table-cell>
          <table:table-cell table:formula="of:=[.A3078]*[.A3078]" office:value-type="float" office:value="0.6695657929" calcext:value-type="float">
            <text:p>0.6695657929</text:p>
          </table:table-cell>
          <table:table-cell table:formula="of:=([.A3078]-[.B3078])*([.A3078]-[.B3078])" office:value-type="float" office:value="0.010031424649" calcext:value-type="float">
            <text:p>0.010031424649</text:p>
          </table:table-cell>
          <table:table-cell table:number-columns-repeated="2"/>
        </table:table-row>
        <table:table-row table:style-name="ro1">
          <table:table-cell office:value-type="float" office:value="0.871278" calcext:value-type="float">
            <text:p>0.871278</text:p>
          </table:table-cell>
          <table:table-cell office:value-type="float" office:value="0.8482" calcext:value-type="float">
            <text:p>0.8482</text:p>
          </table:table-cell>
          <table:table-cell table:formula="of:=[.A3079]*[.A3079]" office:value-type="float" office:value="0.759125353284" calcext:value-type="float">
            <text:p>0.759125353284</text:p>
          </table:table-cell>
          <table:table-cell table:formula="of:=([.A3079]-[.B3079])*([.A3079]-[.B3079])" office:value-type="float" office:value="0.000532594084000002" calcext:value-type="float">
            <text:p>0.000532594084000002</text:p>
          </table:table-cell>
          <table:table-cell table:number-columns-repeated="2"/>
        </table:table-row>
        <table:table-row table:style-name="ro1">
          <table:table-cell office:value-type="float" office:value="0.956339" calcext:value-type="float">
            <text:p>0.956339</text:p>
          </table:table-cell>
          <table:table-cell office:value-type="float" office:value="0.96126" calcext:value-type="float">
            <text:p>0.96126</text:p>
          </table:table-cell>
          <table:table-cell table:formula="of:=[.A3080]*[.A3080]" office:value-type="float" office:value="0.914584282921" calcext:value-type="float">
            <text:p>0.914584282921</text:p>
          </table:table-cell>
          <table:table-cell table:formula="of:=([.A3080]-[.B3080])*([.A3080]-[.B3080])" office:value-type="float" office:value="0.0000242162409999995" calcext:value-type="float">
            <text:p>2.42162409999995E-05</text:p>
          </table:table-cell>
          <table:table-cell table:number-columns-repeated="2"/>
        </table:table-row>
        <table:table-row table:style-name="ro1">
          <table:table-cell office:value-type="float" office:value="0.956339" calcext:value-type="float">
            <text:p>0.956339</text:p>
          </table:table-cell>
          <table:table-cell office:value-type="float" office:value="0.974419" calcext:value-type="float">
            <text:p>0.974419</text:p>
          </table:table-cell>
          <table:table-cell table:formula="of:=[.A3081]*[.A3081]" office:value-type="float" office:value="0.914584282921" calcext:value-type="float">
            <text:p>0.914584282921</text:p>
          </table:table-cell>
          <table:table-cell table:formula="of:=([.A3081]-[.B3081])*([.A3081]-[.B3081])" office:value-type="float" office:value="0.000326886399999999" calcext:value-type="float">
            <text:p>0.000326886399999999</text:p>
          </table:table-cell>
          <table:table-cell table:number-columns-repeated="2"/>
        </table:table-row>
        <table:table-row table:style-name="ro1">
          <table:table-cell office:value-type="float" office:value="0.973784" calcext:value-type="float">
            <text:p>0.973784</text:p>
          </table:table-cell>
          <table:table-cell office:value-type="float" office:value="0.999933" calcext:value-type="float">
            <text:p>0.999933</text:p>
          </table:table-cell>
          <table:table-cell table:formula="of:=[.A3082]*[.A3082]" office:value-type="float" office:value="0.948255278656" calcext:value-type="float">
            <text:p>0.948255278656</text:p>
          </table:table-cell>
          <table:table-cell table:formula="of:=([.A3082]-[.B3082])*([.A3082]-[.B3082])" office:value-type="float" office:value="0.000683770200999999" calcext:value-type="float">
            <text:p>0.000683770200999999</text:p>
          </table:table-cell>
          <table:table-cell table:number-columns-repeated="2"/>
        </table:table-row>
        <table:table-row table:style-name="ro1">
          <table:table-cell office:value-type="float" office:value="0.0000449419" calcext:value-type="float">
            <text:p>0.0000449419</text:p>
          </table:table-cell>
          <table:table-cell office:value-type="float" office:value="0.00000135266" calcext:value-type="float">
            <text:p>0.00000135266</text:p>
          </table:table-cell>
          <table:table-cell table:formula="of:=[.A3083]*[.A3083]" office:value-type="float" office:value="0.00000000201977437561" calcext:value-type="float">
            <text:p>2.01977437561E-09</text:p>
          </table:table-cell>
          <table:table-cell table:formula="of:=([.A3083]-[.B3083])*([.A3083]-[.B3083])" office:value-type="float" office:value="0.00000000190002184378" calcext:value-type="float">
            <text:p>1.9000218437776E-09</text:p>
          </table:table-cell>
          <table:table-cell table:number-columns-repeated="2"/>
        </table:table-row>
        <table:table-row table:style-name="ro1">
          <table:table-cell office:value-type="float" office:value="0.00000917912" calcext:value-type="float">
            <text:p>0.00000917912</text:p>
          </table:table-cell>
          <table:table-cell office:value-type="float" office:value="0.000136508" calcext:value-type="float">
            <text:p>0.000136508</text:p>
          </table:table-cell>
          <table:table-cell table:formula="of:=[.A3084]*[.A3084]" office:value-type="float" office:value="0.00000000008425624397" calcext:value-type="float">
            <text:p>8.42562439744E-11</text:p>
          </table:table-cell>
          <table:table-cell table:formula="of:=([.A3084]-[.B3084])*([.A3084]-[.B3084])" office:value-type="float" office:value="0.00000001621264368205" calcext:value-type="float">
            <text:p>1.62126436820544E-08</text:p>
          </table:table-cell>
          <table:table-cell table:number-columns-repeated="2"/>
        </table:table-row>
        <table:table-row table:style-name="ro1">
          <table:table-cell office:value-type="float" office:value="0.000150144" calcext:value-type="float">
            <text:p>0.000150144</text:p>
          </table:table-cell>
          <table:table-cell office:value-type="float" office:value="0.00000109924" calcext:value-type="float">
            <text:p>0.00000109924</text:p>
          </table:table-cell>
          <table:table-cell table:formula="of:=[.A3085]*[.A3085]" office:value-type="float" office:value="0.000000022543220736" calcext:value-type="float">
            <text:p>2.2543220736E-08</text:p>
          </table:table-cell>
          <table:table-cell table:formula="of:=([.A3085]-[.B3085])*([.A3085]-[.B3085])" office:value-type="float" office:value="0.00000002221434048346" calcext:value-type="float">
            <text:p>2.22143404834576E-08</text:p>
          </table:table-cell>
          <table:table-cell table:number-columns-repeated="2"/>
        </table:table-row>
        <table:table-row table:style-name="ro1">
          <table:table-cell office:value-type="float" office:value="0.0000427961" calcext:value-type="float">
            <text:p>0.0000427961</text:p>
          </table:table-cell>
          <table:table-cell office:value-type="float" office:value="0.0000446966" calcext:value-type="float">
            <text:p>0.0000446966</text:p>
          </table:table-cell>
          <table:table-cell table:formula="of:=[.A3086]*[.A3086]" office:value-type="float" office:value="0.00000000183150617521" calcext:value-type="float">
            <text:p>1.83150617521E-09</text:p>
          </table:table-cell>
          <table:table-cell table:formula="of:=([.A3086]-[.B3086])*([.A3086]-[.B3086])" office:value-type="float" office:value="0.00000000000361190025" calcext:value-type="float">
            <text:p>3.61190025E-12</text:p>
          </table:table-cell>
          <table:table-cell table:number-columns-repeated="2"/>
        </table:table-row>
        <table:table-row table:style-name="ro1">
          <table:table-cell office:value-type="float" office:value="0.0000427961" calcext:value-type="float">
            <text:p>0.0000427961</text:p>
          </table:table-cell>
          <table:table-cell office:value-type="float" office:value="0.0000074622" calcext:value-type="float">
            <text:p>0.0000074622</text:p>
          </table:table-cell>
          <table:table-cell table:formula="of:=[.A3087]*[.A3087]" office:value-type="float" office:value="0.00000000183150617521" calcext:value-type="float">
            <text:p>1.83150617521E-09</text:p>
          </table:table-cell>
          <table:table-cell table:formula="of:=([.A3087]-[.B3087])*([.A3087]-[.B3087])" office:value-type="float" office:value="0.00000000124848448921" calcext:value-type="float">
            <text:p>1.24848448921E-09</text:p>
          </table:table-cell>
          <table:table-cell table:number-columns-repeated="2"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00296997" calcext:value-type="float">
            <text:p>0.000296997</text:p>
          </table:table-cell>
          <table:table-cell table:formula="of:=[.A3088]*[.A3088]" office:value-type="float" office:value="0.00000000020978335921" calcext:value-type="float">
            <text:p>2.0978335921E-10</text:p>
          </table:table-cell>
          <table:table-cell table:formula="of:=([.A3088]-[.B3088])*([.A3088]-[.B3088])" office:value-type="float" office:value="0.00000007981365167161" calcext:value-type="float">
            <text:p>7.981365167161E-08</text:p>
          </table:table-cell>
          <table:table-cell table:number-columns-repeated="2"/>
        </table:table-row>
        <table:table-row table:style-name="ro1">
          <table:table-cell office:value-type="float" office:value="0.0000717044" calcext:value-type="float">
            <text:p>0.0000717044</text:p>
          </table:table-cell>
          <table:table-cell office:value-type="float" office:value="0.00347706" calcext:value-type="float">
            <text:p>0.00347706</text:p>
          </table:table-cell>
          <table:table-cell table:formula="of:=[.A3089]*[.A3089]" office:value-type="float" office:value="0.00000000514152097936" calcext:value-type="float">
            <text:p>5.14152097936E-09</text:p>
          </table:table-cell>
          <table:table-cell table:formula="of:=([.A3089]-[.B3089])*([.A3089]-[.B3089])" office:value-type="float" office:value="0.0000115964467624514" calcext:value-type="float">
            <text:p>1.15964467624514E-05</text:p>
          </table:table-cell>
          <table:table-cell table:number-columns-repeated="2"/>
        </table:table-row>
        <table:table-row table:style-name="ro1">
          <table:table-cell office:value-type="float" office:value="0.00000846386" calcext:value-type="float">
            <text:p>0.00000846386</text:p>
          </table:table-cell>
          <table:table-cell office:value-type="float" office:value="0.00354704" calcext:value-type="float">
            <text:p>0.00354704</text:p>
          </table:table-cell>
          <table:table-cell table:formula="of:=[.A3090]*[.A3090]" office:value-type="float" office:value="0.0000000000716369261" calcext:value-type="float">
            <text:p>7.16369260996E-11</text:p>
          </table:table-cell>
          <table:table-cell table:formula="of:=([.A3090]-[.B3090])*([.A3090]-[.B3090])" office:value-type="float" office:value="0.0000125215210985773" calcext:value-type="float">
            <text:p>1.25215210985773E-05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000740493" calcext:value-type="float">
            <text:p>0.0000000740493</text:p>
          </table:table-cell>
          <table:table-cell table:formula="of:=[.A3091]*[.A3091]" office:value-type="float" office:value="0.00000000001841722974" calcext:value-type="float">
            <text:p>1.84172297409E-11</text:p>
          </table:table-cell>
          <table:table-cell table:formula="of:=([.A3091]-[.B3091])*([.A3091]-[.B3091])" office:value-type="float" office:value="0.00000000001778714345" calcext:value-type="float">
            <text:p>1.77871434548725E-11</text:p>
          </table:table-cell>
          <table:table-cell table:number-columns-repeated="2"/>
        </table:table-row>
        <table:table-row table:style-name="ro1">
          <table:table-cell office:value-type="float" office:value="0.0000190139" calcext:value-type="float">
            <text:p>0.0000190139</text:p>
          </table:table-cell>
          <table:table-cell office:value-type="float" office:value="0.000200823" calcext:value-type="float">
            <text:p>0.000200823</text:p>
          </table:table-cell>
          <table:table-cell table:formula="of:=[.A3092]*[.A3092]" office:value-type="float" office:value="0.00000000036152839321" calcext:value-type="float">
            <text:p>3.6152839321E-10</text:p>
          </table:table-cell>
          <table:table-cell table:formula="of:=([.A3092]-[.B3092])*([.A3092]-[.B3092])" office:value-type="float" office:value="0.00000003305454884281" calcext:value-type="float">
            <text:p>3.305454884281E-08</text:p>
          </table:table-cell>
          <table:table-cell table:number-columns-repeated="2"/>
        </table:table-row>
        <table:table-row table:style-name="ro1">
          <table:table-cell office:value-type="float" office:value="0.000224471" calcext:value-type="float">
            <text:p>0.000224471</text:p>
          </table:table-cell>
          <table:table-cell office:value-type="float" office:value="0.000000426067" calcext:value-type="float">
            <text:p>0.000000426067</text:p>
          </table:table-cell>
          <table:table-cell table:formula="of:=[.A3093]*[.A3093]" office:value-type="float" office:value="0.000000050387229841" calcext:value-type="float">
            <text:p>5.0387229841E-08</text:p>
          </table:table-cell>
          <table:table-cell table:formula="of:=([.A3093]-[.B3093])*([.A3093]-[.B3093])" office:value-type="float" office:value="0.00000005019613200297" calcext:value-type="float">
            <text:p>5.01961320029745E-08</text:p>
          </table:table-cell>
          <table:table-cell table:number-columns-repeated="2"/>
        </table:table-row>
        <table:table-row table:style-name="ro1">
          <table:table-cell office:value-type="float" office:value="0.000106394" calcext:value-type="float">
            <text:p>0.000106394</text:p>
          </table:table-cell>
          <table:table-cell office:value-type="float" office:value="0.000069496" calcext:value-type="float">
            <text:p>0.000069496</text:p>
          </table:table-cell>
          <table:table-cell table:formula="of:=[.A3094]*[.A3094]" office:value-type="float" office:value="0.000000011319683236" calcext:value-type="float">
            <text:p>1.1319683236E-08</text:p>
          </table:table-cell>
          <table:table-cell table:formula="of:=([.A3094]-[.B3094])*([.A3094]-[.B3094])" office:value-type="float" office:value="0.000000001361462404" calcext:value-type="float">
            <text:p>1.361462404E-09</text:p>
          </table:table-cell>
          <table:table-cell table:number-columns-repeated="2"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551524" calcext:value-type="float">
            <text:p>0.0551524</text:p>
          </table:table-cell>
          <table:table-cell table:formula="of:=[.A3095]*[.A3095]" office:value-type="float" office:value="0.00000000218926666816" calcext:value-type="float">
            <text:p>2.18926666816E-09</text:p>
          </table:table-cell>
          <table:table-cell table:formula="of:=([.A3095]-[.B3095])*([.A3095]-[.B3095])" office:value-type="float" office:value="0.00303662829755659" calcext:value-type="float">
            <text:p>0.00303662829755659</text:p>
          </table:table-cell>
          <table:table-cell table:number-columns-repeated="2"/>
        </table:table-row>
        <table:table-row table:style-name="ro1">
          <table:table-cell office:value-type="float" office:value="0.0000480413" calcext:value-type="float">
            <text:p>0.0000480413</text:p>
          </table:table-cell>
          <table:table-cell office:value-type="float" office:value="0.0000204778" calcext:value-type="float">
            <text:p>0.0000204778</text:p>
          </table:table-cell>
          <table:table-cell table:formula="of:=[.A3096]*[.A3096]" office:value-type="float" office:value="0.00000000230796650569" calcext:value-type="float">
            <text:p>2.30796650569E-09</text:p>
          </table:table-cell>
          <table:table-cell table:formula="of:=([.A3096]-[.B3096])*([.A3096]-[.B3096])" office:value-type="float" office:value="0.00000000075974653225" calcext:value-type="float">
            <text:p>7.5974653225E-10</text:p>
          </table:table-cell>
          <table:table-cell table:number-columns-repeated="2"/>
        </table:table-row>
        <table:table-row table:style-name="ro1">
          <table:table-cell office:value-type="float" office:value="0.000150263" calcext:value-type="float">
            <text:p>0.000150263</text:p>
          </table:table-cell>
          <table:table-cell office:value-type="float" office:value="0.0000124349" calcext:value-type="float">
            <text:p>0.0000124349</text:p>
          </table:table-cell>
          <table:table-cell table:formula="of:=[.A3097]*[.A3097]" office:value-type="float" office:value="0.000000022578969169" calcext:value-type="float">
            <text:p>2.2578969169E-08</text:p>
          </table:table-cell>
          <table:table-cell table:formula="of:=([.A3097]-[.B3097])*([.A3097]-[.B3097])" office:value-type="float" office:value="0.00000001899658514961" calcext:value-type="float">
            <text:p>1.899658514961E-08</text:p>
          </table:table-cell>
          <table:table-cell table:number-columns-repeated="2"/>
        </table:table-row>
        <table:table-row table:style-name="ro1">
          <table:table-cell office:value-type="float" office:value="0.000172853" calcext:value-type="float">
            <text:p>0.000172853</text:p>
          </table:table-cell>
          <table:table-cell office:value-type="float" office:value="0.00000731044" calcext:value-type="float">
            <text:p>0.00000731044</text:p>
          </table:table-cell>
          <table:table-cell table:formula="of:=[.A3098]*[.A3098]" office:value-type="float" office:value="0.000000029878159609" calcext:value-type="float">
            <text:p>2.9878159609E-08</text:p>
          </table:table-cell>
          <table:table-cell table:formula="of:=([.A3098]-[.B3098])*([.A3098]-[.B3098])" office:value-type="float" office:value="0.00000002740433917135" calcext:value-type="float">
            <text:p>2.74043391713536E-08</text:p>
          </table:table-cell>
          <table:table-cell table:number-columns-repeated="2"/>
        </table:table-row>
        <table:table-row table:style-name="ro1">
          <table:table-cell office:value-type="float" office:value="0.00406587" calcext:value-type="float">
            <text:p>0.00406587</text:p>
          </table:table-cell>
          <table:table-cell office:value-type="float" office:value="0.0000119857" calcext:value-type="float">
            <text:p>0.0000119857</text:p>
          </table:table-cell>
          <table:table-cell table:formula="of:=[.A3099]*[.A3099]" office:value-type="float" office:value="0.0000165312988569" calcext:value-type="float">
            <text:p>0.0000165312988569</text:p>
          </table:table-cell>
          <table:table-cell table:formula="of:=([.A3099]-[.B3099])*([.A3099]-[.B3099])" office:value-type="float" office:value="0.0000164339779177865" calcext:value-type="float">
            <text:p>1.64339779177865E-05</text:p>
          </table:table-cell>
          <table:table-cell table:number-columns-repeated="2"/>
        </table:table-row>
        <table:table-row table:style-name="ro1">
          <table:table-cell office:value-type="float" office:value="0.00690901" calcext:value-type="float">
            <text:p>0.00690901</text:p>
          </table:table-cell>
          <table:table-cell office:value-type="float" office:value="0.000116849" calcext:value-type="float">
            <text:p>0.000116849</text:p>
          </table:table-cell>
          <table:table-cell table:formula="of:=[.A3100]*[.A3100]" office:value-type="float" office:value="0.0000477344191801" calcext:value-type="float">
            <text:p>0.0000477344191801</text:p>
          </table:table-cell>
          <table:table-cell table:formula="of:=([.A3100]-[.B3100])*([.A3100]-[.B3100])" office:value-type="float" office:value="0.000046133451049921" calcext:value-type="float">
            <text:p>4.6133451049921E-05</text:p>
          </table:table-cell>
          <table:table-cell table:number-columns-repeated="2"/>
        </table:table-row>
        <table:table-row table:style-name="ro1">
          <table:table-cell office:value-type="float" office:value="0.00690901" calcext:value-type="float">
            <text:p>0.00690901</text:p>
          </table:table-cell>
          <table:table-cell office:value-type="float" office:value="0.000566685" calcext:value-type="float">
            <text:p>0.000566685</text:p>
          </table:table-cell>
          <table:table-cell table:formula="of:=[.A3101]*[.A3101]" office:value-type="float" office:value="0.0000477344191801" calcext:value-type="float">
            <text:p>0.0000477344191801</text:p>
          </table:table-cell>
          <table:table-cell table:formula="of:=([.A3101]-[.B3101])*([.A3101]-[.B3101])" office:value-type="float" office:value="0.000040225086405625" calcext:value-type="float">
            <text:p>4.0225086405625E-05</text:p>
          </table:table-cell>
          <table:table-cell table:number-columns-repeated="2"/>
        </table:table-row>
        <table:table-row table:style-name="ro1">
          <table:table-cell office:value-type="float" office:value="0.00204188" calcext:value-type="float">
            <text:p>0.00204188</text:p>
          </table:table-cell>
          <table:table-cell office:value-type="float" office:value="0.00145966" calcext:value-type="float">
            <text:p>0.00145966</text:p>
          </table:table-cell>
          <table:table-cell table:formula="of:=[.A3102]*[.A3102]" office:value-type="float" office:value="0.0000041692739344" calcext:value-type="float">
            <text:p>0.0000041692739344</text:p>
          </table:table-cell>
          <table:table-cell table:formula="of:=([.A3102]-[.B3102])*([.A3102]-[.B3102])" office:value-type="float" office:value="0.0000003389801284" calcext:value-type="float">
            <text:p>0.0000003389801284</text:p>
          </table:table-cell>
          <table:table-cell table:number-columns-repeated="2"/>
        </table:table-row>
        <table:table-row table:style-name="ro1">
          <table:table-cell office:value-type="float" office:value="0.00855303" calcext:value-type="float">
            <text:p>0.00855303</text:p>
          </table:table-cell>
          <table:table-cell office:value-type="float" office:value="0.000729824" calcext:value-type="float">
            <text:p>0.000729824</text:p>
          </table:table-cell>
          <table:table-cell table:formula="of:=[.A3103]*[.A3103]" office:value-type="float" office:value="0.0000731543221809" calcext:value-type="float">
            <text:p>0.0000731543221809</text:p>
          </table:table-cell>
          <table:table-cell table:formula="of:=([.A3103]-[.B3103])*([.A3103]-[.B3103])" office:value-type="float" office:value="0.000061202552118436" calcext:value-type="float">
            <text:p>6.1202552118436E-05</text:p>
          </table:table-cell>
          <table:table-cell table:number-columns-repeated="2"/>
        </table:table-row>
        <table:table-row table:style-name="ro1">
          <table:table-cell office:value-type="float" office:value="0.189419" calcext:value-type="float">
            <text:p>0.189419</text:p>
          </table:table-cell>
          <table:table-cell office:value-type="float" office:value="0.00241311" calcext:value-type="float">
            <text:p>0.00241311</text:p>
          </table:table-cell>
          <table:table-cell table:formula="of:=[.A3104]*[.A3104]" office:value-type="float" office:value="0.035879557561" calcext:value-type="float">
            <text:p>0.035879557561</text:p>
          </table:table-cell>
          <table:table-cell table:formula="of:=([.A3104]-[.B3104])*([.A3104]-[.B3104])" office:value-type="float" office:value="0.0349712028946921" calcext:value-type="float">
            <text:p>0.0349712028946921</text:p>
          </table:table-cell>
          <table:table-cell table:number-columns-repeated="2"/>
        </table:table-row>
        <table:table-row table:style-name="ro1">
          <table:table-cell office:value-type="float" office:value="0.195936" calcext:value-type="float">
            <text:p>0.195936</text:p>
          </table:table-cell>
          <table:table-cell office:value-type="float" office:value="0.00249811" calcext:value-type="float">
            <text:p>0.00249811</text:p>
          </table:table-cell>
          <table:table-cell table:formula="of:=[.A3105]*[.A3105]" office:value-type="float" office:value="0.038390916096" calcext:value-type="float">
            <text:p>0.038390916096</text:p>
          </table:table-cell>
          <table:table-cell table:formula="of:=([.A3105]-[.B3105])*([.A3105]-[.B3105])" office:value-type="float" office:value="0.0374182172876521" calcext:value-type="float">
            <text:p>0.0374182172876521</text:p>
          </table:table-cell>
          <table:table-cell table:number-columns-repeated="2"/>
        </table:table-row>
        <table:table-row table:style-name="ro1">
          <table:table-cell office:value-type="float" office:value="0.195936" calcext:value-type="float">
            <text:p>0.195936</text:p>
          </table:table-cell>
          <table:table-cell office:value-type="float" office:value="0.0766793" calcext:value-type="float">
            <text:p>0.0766793</text:p>
          </table:table-cell>
          <table:table-cell table:formula="of:=[.A3106]*[.A3106]" office:value-type="float" office:value="0.038390916096" calcext:value-type="float">
            <text:p>0.038390916096</text:p>
          </table:table-cell>
          <table:table-cell table:formula="of:=([.A3106]-[.B3106])*([.A3106]-[.B3106])" office:value-type="float" office:value="0.01422216049489" calcext:value-type="float">
            <text:p>0.01422216049489</text:p>
          </table:table-cell>
          <table:table-cell table:number-columns-repeated="2"/>
        </table:table-row>
        <table:table-row table:style-name="ro1">
          <table:table-cell office:value-type="float" office:value="0.195936" calcext:value-type="float">
            <text:p>0.195936</text:p>
          </table:table-cell>
          <table:table-cell office:value-type="float" office:value="0.0823833" calcext:value-type="float">
            <text:p>0.0823833</text:p>
          </table:table-cell>
          <table:table-cell table:formula="of:=[.A3107]*[.A3107]" office:value-type="float" office:value="0.038390916096" calcext:value-type="float">
            <text:p>0.038390916096</text:p>
          </table:table-cell>
          <table:table-cell table:formula="of:=([.A3107]-[.B3107])*([.A3107]-[.B3107])" office:value-type="float" office:value="0.01289421567729" calcext:value-type="float">
            <text:p>0.01289421567729</text:p>
          </table:table-cell>
          <table:table-cell table:number-columns-repeated="2"/>
        </table:table-row>
        <table:table-row table:style-name="ro1">
          <table:table-cell office:value-type="float" office:value="0.316704" calcext:value-type="float">
            <text:p>0.316704</text:p>
          </table:table-cell>
          <table:table-cell office:value-type="float" office:value="0.0825655" calcext:value-type="float">
            <text:p>0.0825655</text:p>
          </table:table-cell>
          <table:table-cell table:formula="of:=[.A3108]*[.A3108]" office:value-type="float" office:value="0.100301423616" calcext:value-type="float">
            <text:p>0.100301423616</text:p>
          </table:table-cell>
          <table:table-cell table:formula="of:=([.A3108]-[.B3108])*([.A3108]-[.B3108])" office:value-type="float" office:value="0.05482083718225" calcext:value-type="float">
            <text:p>0.05482083718225</text:p>
          </table:table-cell>
          <table:table-cell table:number-columns-repeated="2"/>
        </table:table-row>
        <table:table-row table:style-name="ro1">
          <table:table-cell office:value-type="float" office:value="0.337904" calcext:value-type="float">
            <text:p>0.337904</text:p>
          </table:table-cell>
          <table:table-cell office:value-type="float" office:value="0.0853287" calcext:value-type="float">
            <text:p>0.0853287</text:p>
          </table:table-cell>
          <table:table-cell table:formula="of:=[.A3109]*[.A3109]" office:value-type="float" office:value="0.114179113216" calcext:value-type="float">
            <text:p>0.114179113216</text:p>
          </table:table-cell>
          <table:table-cell table:formula="of:=([.A3109]-[.B3109])*([.A3109]-[.B3109])" office:value-type="float" office:value="0.06379428217009" calcext:value-type="float">
            <text:p>0.06379428217009</text:p>
          </table:table-cell>
          <table:table-cell table:number-columns-repeated="2"/>
        </table:table-row>
        <table:table-row table:style-name="ro1">
          <table:table-cell office:value-type="float" office:value="0.356128" calcext:value-type="float">
            <text:p>0.356128</text:p>
          </table:table-cell>
          <table:table-cell office:value-type="float" office:value="0.103175" calcext:value-type="float">
            <text:p>0.103175</text:p>
          </table:table-cell>
          <table:table-cell table:formula="of:=[.A3110]*[.A3110]" office:value-type="float" office:value="0.126827152384" calcext:value-type="float">
            <text:p>0.126827152384</text:p>
          </table:table-cell>
          <table:table-cell table:formula="of:=([.A3110]-[.B3110])*([.A3110]-[.B3110])" office:value-type="float" office:value="0.063985220209" calcext:value-type="float">
            <text:p>0.063985220209</text:p>
          </table:table-cell>
          <table:table-cell table:number-columns-repeated="2"/>
        </table:table-row>
        <table:table-row table:style-name="ro1">
          <table:table-cell office:value-type="float" office:value="0.696464" calcext:value-type="float">
            <text:p>0.696464</text:p>
          </table:table-cell>
          <table:table-cell office:value-type="float" office:value="0.433994" calcext:value-type="float">
            <text:p>0.433994</text:p>
          </table:table-cell>
          <table:table-cell table:formula="of:=[.A3111]*[.A3111]" office:value-type="float" office:value="0.485062103296" calcext:value-type="float">
            <text:p>0.485062103296</text:p>
          </table:table-cell>
          <table:table-cell table:formula="of:=([.A3111]-[.B3111])*([.A3111]-[.B3111])" office:value-type="float" office:value="0.0688905009" calcext:value-type="float">
            <text:p>0.0688905009</text:p>
          </table:table-cell>
          <table:table-cell table:number-columns-repeated="2"/>
        </table:table-row>
        <table:table-row table:style-name="ro1">
          <table:table-cell office:value-type="float" office:value="0.696464" calcext:value-type="float">
            <text:p>0.696464</text:p>
          </table:table-cell>
          <table:table-cell office:value-type="float" office:value="0.557447" calcext:value-type="float">
            <text:p>0.557447</text:p>
          </table:table-cell>
          <table:table-cell table:formula="of:=[.A3112]*[.A3112]" office:value-type="float" office:value="0.485062103296" calcext:value-type="float">
            <text:p>0.485062103296</text:p>
          </table:table-cell>
          <table:table-cell table:formula="of:=([.A3112]-[.B3112])*([.A3112]-[.B3112])" office:value-type="float" office:value="0.019325726289" calcext:value-type="float">
            <text:p>0.019325726289</text:p>
          </table:table-cell>
          <table:table-cell table:number-columns-repeated="2"/>
        </table:table-row>
        <table:table-row table:style-name="ro1">
          <table:table-cell office:value-type="float" office:value="0.696464" calcext:value-type="float">
            <text:p>0.696464</text:p>
          </table:table-cell>
          <table:table-cell office:value-type="float" office:value="0.660491" calcext:value-type="float">
            <text:p>0.660491</text:p>
          </table:table-cell>
          <table:table-cell table:formula="of:=[.A3113]*[.A3113]" office:value-type="float" office:value="0.485062103296" calcext:value-type="float">
            <text:p>0.485062103296</text:p>
          </table:table-cell>
          <table:table-cell table:formula="of:=([.A3113]-[.B3113])*([.A3113]-[.B3113])" office:value-type="float" office:value="0.00129405672899999" calcext:value-type="float">
            <text:p>0.00129405672899999</text:p>
          </table:table-cell>
          <table:table-cell table:number-columns-repeated="2"/>
        </table:table-row>
        <table:table-row table:style-name="ro1">
          <table:table-cell office:value-type="float" office:value="0.778226" calcext:value-type="float">
            <text:p>0.778226</text:p>
          </table:table-cell>
          <table:table-cell office:value-type="float" office:value="0.730282" calcext:value-type="float">
            <text:p>0.730282</text:p>
          </table:table-cell>
          <table:table-cell table:formula="of:=[.A3114]*[.A3114]" office:value-type="float" office:value="0.605635707076" calcext:value-type="float">
            <text:p>0.605635707076</text:p>
          </table:table-cell>
          <table:table-cell table:formula="of:=([.A3114]-[.B3114])*([.A3114]-[.B3114])" office:value-type="float" office:value="0.002298627136" calcext:value-type="float">
            <text:p>0.002298627136</text:p>
          </table:table-cell>
          <table:table-cell table:number-columns-repeated="2"/>
        </table:table-row>
        <table:table-row table:style-name="ro1">
          <table:table-cell office:value-type="float" office:value="0.778226" calcext:value-type="float">
            <text:p>0.778226</text:p>
          </table:table-cell>
          <table:table-cell office:value-type="float" office:value="0.765052" calcext:value-type="float">
            <text:p>0.765052</text:p>
          </table:table-cell>
          <table:table-cell table:formula="of:=[.A3115]*[.A3115]" office:value-type="float" office:value="0.605635707076" calcext:value-type="float">
            <text:p>0.605635707076</text:p>
          </table:table-cell>
          <table:table-cell table:formula="of:=([.A3115]-[.B3115])*([.A3115]-[.B3115])" office:value-type="float" office:value="0.000173554276" calcext:value-type="float">
            <text:p>0.000173554276</text:p>
          </table:table-cell>
          <table:table-cell table:number-columns-repeated="2"/>
        </table:table-row>
        <table:table-row table:style-name="ro1">
          <table:table-cell office:value-type="float" office:value="0.778226" calcext:value-type="float">
            <text:p>0.778226</text:p>
          </table:table-cell>
          <table:table-cell office:value-type="float" office:value="0.876815" calcext:value-type="float">
            <text:p>0.876815</text:p>
          </table:table-cell>
          <table:table-cell table:formula="of:=[.A3116]*[.A3116]" office:value-type="float" office:value="0.605635707076" calcext:value-type="float">
            <text:p>0.605635707076</text:p>
          </table:table-cell>
          <table:table-cell table:formula="of:=([.A3116]-[.B3116])*([.A3116]-[.B3116])" office:value-type="float" office:value="0.00971979092100001" calcext:value-type="float">
            <text:p>0.00971979092100001</text:p>
          </table:table-cell>
          <table:table-cell table:number-columns-repeated="2"/>
        </table:table-row>
        <table:table-row table:style-name="ro1">
          <table:table-cell office:value-type="float" office:value="0.778226" calcext:value-type="float">
            <text:p>0.778226</text:p>
          </table:table-cell>
          <table:table-cell office:value-type="float" office:value="0.917905" calcext:value-type="float">
            <text:p>0.917905</text:p>
          </table:table-cell>
          <table:table-cell table:formula="of:=[.A3117]*[.A3117]" office:value-type="float" office:value="0.605635707076" calcext:value-type="float">
            <text:p>0.605635707076</text:p>
          </table:table-cell>
          <table:table-cell table:formula="of:=([.A3117]-[.B3117])*([.A3117]-[.B3117])" office:value-type="float" office:value="0.019510223041" calcext:value-type="float">
            <text:p>0.019510223041</text:p>
          </table:table-cell>
          <table:table-cell table:number-columns-repeated="2"/>
        </table:table-row>
        <table:table-row table:style-name="ro1">
          <table:table-cell office:value-type="float" office:value="0.778226" calcext:value-type="float">
            <text:p>0.778226</text:p>
          </table:table-cell>
          <table:table-cell office:value-type="float" office:value="0.955963" calcext:value-type="float">
            <text:p>0.955963</text:p>
          </table:table-cell>
          <table:table-cell table:formula="of:=[.A3118]*[.A3118]" office:value-type="float" office:value="0.605635707076" calcext:value-type="float">
            <text:p>0.605635707076</text:p>
          </table:table-cell>
          <table:table-cell table:formula="of:=([.A3118]-[.B3118])*([.A3118]-[.B3118])" office:value-type="float" office:value="0.031590441169" calcext:value-type="float">
            <text:p>0.031590441169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867551" calcext:value-type="float">
            <text:p>0.867551</text:p>
          </table:table-cell>
          <table:table-cell table:formula="of:=[.A3119]*[.A3119]" office:value-type="float" office:value="0.999968000256" calcext:value-type="float">
            <text:p>0.999968000256</text:p>
          </table:table-cell>
          <table:table-cell table:formula="of:=([.A3119]-[.B3119])*([.A3119]-[.B3119])" office:value-type="float" office:value="0.017538499489" calcext:value-type="float">
            <text:p>0.017538499489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879426" calcext:value-type="float">
            <text:p>0.879426</text:p>
          </table:table-cell>
          <table:table-cell table:formula="of:=[.A3120]*[.A3120]" office:value-type="float" office:value="0.999968000256" calcext:value-type="float">
            <text:p>0.999968000256</text:p>
          </table:table-cell>
          <table:table-cell table:formula="of:=([.A3120]-[.B3120])*([.A3120]-[.B3120])" office:value-type="float" office:value="0.014534231364" calcext:value-type="float">
            <text:p>0.014534231364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99997" calcext:value-type="float">
            <text:p>0.999997</text:p>
          </table:table-cell>
          <table:table-cell table:formula="of:=[.A3121]*[.A3121]" office:value-type="float" office:value="0.999968000256" calcext:value-type="float">
            <text:p>0.999968000256</text:p>
          </table:table-cell>
          <table:table-cell table:formula="of:=([.A3121]-[.B3121])*([.A3121]-[.B3121])" office:value-type="float" office:value="0.000000000169" calcext:value-type="float">
            <text:p>1.6900000000106E-10</text:p>
          </table:table-cell>
          <table:table-cell table:number-columns-repeated="2"/>
        </table:table-row>
        <table:table-row table:style-name="ro1">
          <table:table-cell office:value-type="float" office:value="0.0000149608" calcext:value-type="float">
            <text:p>0.0000149608</text:p>
          </table:table-cell>
          <table:table-cell office:value-type="float" office:value="0.00000301866" calcext:value-type="float">
            <text:p>0.00000301866</text:p>
          </table:table-cell>
          <table:table-cell table:formula="of:=[.A3122]*[.A3122]" office:value-type="float" office:value="0.00000000022382553664" calcext:value-type="float">
            <text:p>2.2382553664E-10</text:p>
          </table:table-cell>
          <table:table-cell table:formula="of:=([.A3122]-[.B3122])*([.A3122]-[.B3122])" office:value-type="float" office:value="0.00000000014261470778" calcext:value-type="float">
            <text:p>1.426147077796E-10</text:p>
          </table:table-cell>
          <table:table-cell table:number-columns-repeated="2"/>
        </table:table-row>
        <table:table-row table:style-name="ro1">
          <table:table-cell office:value-type="float" office:value="0.0000123382" calcext:value-type="float">
            <text:p>0.0000123382</text:p>
          </table:table-cell>
          <table:table-cell office:value-type="float" office:value="0.00000148637" calcext:value-type="float">
            <text:p>0.00000148637</text:p>
          </table:table-cell>
          <table:table-cell table:formula="of:=[.A3123]*[.A3123]" office:value-type="float" office:value="0.00000000015223117924" calcext:value-type="float">
            <text:p>1.5223117924E-10</text:p>
          </table:table-cell>
          <table:table-cell table:formula="of:=([.A3123]-[.B3123])*([.A3123]-[.B3123])" office:value-type="float" office:value="0.00000000011776221435" calcext:value-type="float">
            <text:p>1.177622143489E-10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000106581" calcext:value-type="float">
            <text:p>0.00000106581</text:p>
          </table:table-cell>
          <table:table-cell table:formula="of:=[.A3124]*[.A3124]" office:value-type="float" office:value="0.00000000007887375959" calcext:value-type="float">
            <text:p>7.88737595881E-11</text:p>
          </table:table-cell>
          <table:table-cell table:formula="of:=([.A3124]-[.B3124])*([.A3124]-[.B3124])" office:value-type="float" office:value="0.00000000006107860148" calcext:value-type="float">
            <text:p>6.10786014784E-11</text:p>
          </table:table-cell>
          <table:table-cell table:number-columns-repeated="2"/>
        </table:table-row>
        <table:table-row table:style-name="ro1">
          <table:table-cell office:value-type="float" office:value="0.000217378" calcext:value-type="float">
            <text:p>0.000217378</text:p>
          </table:table-cell>
          <table:table-cell office:value-type="float" office:value="0.00039707" calcext:value-type="float">
            <text:p>0.00039707</text:p>
          </table:table-cell>
          <table:table-cell table:formula="of:=[.A3125]*[.A3125]" office:value-type="float" office:value="0.000000047253194884" calcext:value-type="float">
            <text:p>4.7253194884E-08</text:p>
          </table:table-cell>
          <table:table-cell table:formula="of:=([.A3125]-[.B3125])*([.A3125]-[.B3125])" office:value-type="float" office:value="0.000000032289214864" calcext:value-type="float">
            <text:p>3.2289214864E-08</text:p>
          </table:table-cell>
          <table:table-cell table:number-columns-repeated="2"/>
        </table:table-row>
        <table:table-row table:style-name="ro1">
          <table:table-cell office:value-type="float" office:value="0.0000898838" calcext:value-type="float">
            <text:p>0.0000898838</text:p>
          </table:table-cell>
          <table:table-cell office:value-type="float" office:value="0.00000135765" calcext:value-type="float">
            <text:p>0.00000135765</text:p>
          </table:table-cell>
          <table:table-cell table:formula="of:=[.A3126]*[.A3126]" office:value-type="float" office:value="0.00000000807909750244" calcext:value-type="float">
            <text:p>8.07909750244E-09</text:p>
          </table:table-cell>
          <table:table-cell table:formula="of:=([.A3126]-[.B3126])*([.A3126]-[.B3126])" office:value-type="float" office:value="0.00000000783687923382" calcext:value-type="float">
            <text:p>7.8368792338225E-09</text:p>
          </table:table-cell>
          <table:table-cell table:number-columns-repeated="2"/>
        </table:table-row>
        <table:table-row table:style-name="ro1">
          <table:table-cell office:value-type="float" office:value="0.0000898838" calcext:value-type="float">
            <text:p>0.0000898838</text:p>
          </table:table-cell>
          <table:table-cell office:value-type="float" office:value="0.00175299" calcext:value-type="float">
            <text:p>0.00175299</text:p>
          </table:table-cell>
          <table:table-cell table:formula="of:=[.A3127]*[.A3127]" office:value-type="float" office:value="0.00000000807909750244" calcext:value-type="float">
            <text:p>8.07909750244E-09</text:p>
          </table:table-cell>
          <table:table-cell table:formula="of:=([.A3127]-[.B3127])*([.A3127]-[.B3127])" office:value-type="float" office:value="0.00000276592223247844" calcext:value-type="float">
            <text:p>2.76592223247844E-06</text:p>
          </table:table-cell>
          <table:table-cell table:number-columns-repeated="2"/>
        </table:table-row>
        <table:table-row table:style-name="ro1">
          <table:table-cell office:value-type="float" office:value="0.0000612736" calcext:value-type="float">
            <text:p>0.0000612736</text:p>
          </table:table-cell>
          <table:table-cell office:value-type="float" office:value="0.0000130512" calcext:value-type="float">
            <text:p>0.0000130512</text:p>
          </table:table-cell>
          <table:table-cell table:formula="of:=[.A3128]*[.A3128]" office:value-type="float" office:value="0.00000000375445405696" calcext:value-type="float">
            <text:p>3.75445405696E-09</text:p>
          </table:table-cell>
          <table:table-cell table:formula="of:=([.A3128]-[.B3128])*([.A3128]-[.B3128])" office:value-type="float" office:value="0.00000000232539986176" calcext:value-type="float">
            <text:p>2.32539986176E-09</text:p>
          </table:table-cell>
          <table:table-cell table:number-columns-repeated="2"/>
        </table:table-row>
        <table:table-row table:style-name="ro1">
          <table:table-cell office:value-type="float" office:value="0.0000466108" calcext:value-type="float">
            <text:p>0.0000466108</text:p>
          </table:table-cell>
          <table:table-cell office:value-type="float" office:value="0.00000452082" calcext:value-type="float">
            <text:p>0.00000452082</text:p>
          </table:table-cell>
          <table:table-cell table:formula="of:=[.A3129]*[.A3129]" office:value-type="float" office:value="0.00000000217256667664" calcext:value-type="float">
            <text:p>2.17256667664E-09</text:p>
          </table:table-cell>
          <table:table-cell table:formula="of:=([.A3129]-[.B3129])*([.A3129]-[.B3129])" office:value-type="float" office:value="0.0000000017715664164" calcext:value-type="float">
            <text:p>1.7715664164004E-09</text:p>
          </table:table-cell>
          <table:table-cell table:number-columns-repeated="2"/>
        </table:table-row>
        <table:table-row table:style-name="ro1">
          <table:table-cell office:value-type="float" office:value="0.0000505447" calcext:value-type="float">
            <text:p>0.0000505447</text:p>
          </table:table-cell>
          <table:table-cell office:value-type="float" office:value="0.000313958" calcext:value-type="float">
            <text:p>0.000313958</text:p>
          </table:table-cell>
          <table:table-cell table:formula="of:=[.A3130]*[.A3130]" office:value-type="float" office:value="0.00000000255476669809" calcext:value-type="float">
            <text:p>2.55476669809E-09</text:p>
          </table:table-cell>
          <table:table-cell table:formula="of:=([.A3130]-[.B3130])*([.A3130]-[.B3130])" office:value-type="float" office:value="0.00000006938656661689" calcext:value-type="float">
            <text:p>6.938656661689E-08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00258246" calcext:value-type="float">
            <text:p>0.0000258246</text:p>
          </table:table-cell>
          <table:table-cell table:formula="of:=[.A3131]*[.A3131]" office:value-type="float" office:value="0.00000000011638957456" calcext:value-type="float">
            <text:p>1.1638957456E-10</text:p>
          </table:table-cell>
          <table:table-cell table:formula="of:=([.A3131]-[.B3131])*([.A3131]-[.B3131])" office:value-type="float" office:value="0.00000000022608731044" calcext:value-type="float">
            <text:p>2.2608731044E-10</text:p>
          </table:table-cell>
          <table:table-cell table:number-columns-repeated="2"/>
        </table:table-row>
        <table:table-row table:style-name="ro1">
          <table:table-cell office:value-type="float" office:value="0.0000107884" calcext:value-type="float">
            <text:p>0.0000107884</text:p>
          </table:table-cell>
          <table:table-cell office:value-type="float" office:value="0.00290474" calcext:value-type="float">
            <text:p>0.00290474</text:p>
          </table:table-cell>
          <table:table-cell table:formula="of:=[.A3132]*[.A3132]" office:value-type="float" office:value="0.00000000011638957456" calcext:value-type="float">
            <text:p>1.1638957456E-10</text:p>
          </table:table-cell>
          <table:table-cell table:formula="of:=([.A3132]-[.B3132])*([.A3132]-[.B3132])" office:value-type="float" office:value="0.00000837495586314256" calcext:value-type="float">
            <text:p>8.37495586314256E-06</text:p>
          </table:table-cell>
          <table:table-cell table:number-columns-repeated="2"/>
        </table:table-row>
        <table:table-row table:style-name="ro1">
          <table:table-cell office:value-type="float" office:value="0.000138223" calcext:value-type="float">
            <text:p>0.000138223</text:p>
          </table:table-cell>
          <table:table-cell office:value-type="float" office:value="0.0333218" calcext:value-type="float">
            <text:p>0.0333218</text:p>
          </table:table-cell>
          <table:table-cell table:formula="of:=[.A3133]*[.A3133]" office:value-type="float" office:value="0.000000019105597729" calcext:value-type="float">
            <text:p>1.9105597729E-08</text:p>
          </table:table-cell>
          <table:table-cell table:formula="of:=([.A3133]-[.B3133])*([.A3133]-[.B3133])" office:value-type="float" office:value="0.00110114978251493" calcext:value-type="float">
            <text:p>0.00110114978251493</text:p>
          </table:table-cell>
          <table:table-cell table:number-columns-repeated="2"/>
        </table:table-row>
        <table:table-row table:style-name="ro1">
          <table:table-cell office:value-type="float" office:value="0.000138223" calcext:value-type="float">
            <text:p>0.000138223</text:p>
          </table:table-cell>
          <table:table-cell office:value-type="float" office:value="0.0359253" calcext:value-type="float">
            <text:p>0.0359253</text:p>
          </table:table-cell>
          <table:table-cell table:formula="of:=[.A3134]*[.A3134]" office:value-type="float" office:value="0.000000019105597729" calcext:value-type="float">
            <text:p>1.9105597729E-08</text:p>
          </table:table-cell>
          <table:table-cell table:formula="of:=([.A3134]-[.B3134])*([.A3134]-[.B3134])" office:value-type="float" office:value="0.00128071488020393" calcext:value-type="float">
            <text:p>0.00128071488020393</text:p>
          </table:table-cell>
          <table:table-cell table:number-columns-repeated="2"/>
        </table:table-row>
        <table:table-row table:style-name="ro1">
          <table:table-cell office:value-type="float" office:value="0.0000120997" calcext:value-type="float">
            <text:p>0.0000120997</text:p>
          </table:table-cell>
          <table:table-cell office:value-type="float" office:value="0.00206416" calcext:value-type="float">
            <text:p>0.00206416</text:p>
          </table:table-cell>
          <table:table-cell table:formula="of:=[.A3135]*[.A3135]" office:value-type="float" office:value="0.00000000014640274009" calcext:value-type="float">
            <text:p>1.4640274009E-10</text:p>
          </table:table-cell>
          <table:table-cell table:formula="of:=([.A3135]-[.B3135])*([.A3135]-[.B3135])" office:value-type="float" office:value="0.00000421095147483609" calcext:value-type="float">
            <text:p>4.21095147483609E-06</text:p>
          </table:table-cell>
          <table:table-cell table:number-columns-repeated="2"/>
        </table:table-row>
        <table:table-row table:style-name="ro1">
          <table:table-cell office:value-type="float" office:value="0.0000120997" calcext:value-type="float">
            <text:p>0.0000120997</text:p>
          </table:table-cell>
          <table:table-cell office:value-type="float" office:value="0.00218846" calcext:value-type="float">
            <text:p>0.00218846</text:p>
          </table:table-cell>
          <table:table-cell table:formula="of:=[.A3136]*[.A3136]" office:value-type="float" office:value="0.00000000014640274009" calcext:value-type="float">
            <text:p>1.4640274009E-10</text:p>
          </table:table-cell>
          <table:table-cell table:formula="of:=([.A3136]-[.B3136])*([.A3136]-[.B3136])" office:value-type="float" office:value="0.00000473654415541609" calcext:value-type="float">
            <text:p>4.73654415541609E-06</text:p>
          </table:table-cell>
          <table:table-cell table:number-columns-repeated="2"/>
        </table:table-row>
        <table:table-row table:style-name="ro1">
          <table:table-cell office:value-type="float" office:value="0.00174004" calcext:value-type="float">
            <text:p>0.00174004</text:p>
          </table:table-cell>
          <table:table-cell office:value-type="float" office:value="0.000173455" calcext:value-type="float">
            <text:p>0.000173455</text:p>
          </table:table-cell>
          <table:table-cell table:formula="of:=[.A3137]*[.A3137]" office:value-type="float" office:value="0.0000030277392016" calcext:value-type="float">
            <text:p>0.0000030277392016</text:p>
          </table:table-cell>
          <table:table-cell table:formula="of:=([.A3137]-[.B3137])*([.A3137]-[.B3137])" office:value-type="float" office:value="0.000002454188562225" calcext:value-type="float">
            <text:p>2.454188562225E-06</text:p>
          </table:table-cell>
          <table:table-cell table:number-columns-repeated="2"/>
        </table:table-row>
        <table:table-row table:style-name="ro1">
          <table:table-cell office:value-type="float" office:value="0.00105757" calcext:value-type="float">
            <text:p>0.00105757</text:p>
          </table:table-cell>
          <table:table-cell office:value-type="float" office:value="0.000553122" calcext:value-type="float">
            <text:p>0.000553122</text:p>
          </table:table-cell>
          <table:table-cell table:formula="of:=[.A3138]*[.A3138]" office:value-type="float" office:value="0.0000011184543049" calcext:value-type="float">
            <text:p>0.0000011184543049</text:p>
          </table:table-cell>
          <table:table-cell table:formula="of:=([.A3138]-[.B3138])*([.A3138]-[.B3138])" office:value-type="float" office:value="0.000000254467784704" calcext:value-type="float">
            <text:p>2.54467784704E-07</text:p>
          </table:table-cell>
          <table:table-cell table:number-columns-repeated="2"/>
        </table:table-row>
        <table:table-row table:style-name="ro1">
          <table:table-cell office:value-type="float" office:value="0.00105757" calcext:value-type="float">
            <text:p>0.00105757</text:p>
          </table:table-cell>
          <table:table-cell office:value-type="float" office:value="0.0000031127" calcext:value-type="float">
            <text:p>0.0000031127</text:p>
          </table:table-cell>
          <table:table-cell table:formula="of:=[.A3139]*[.A3139]" office:value-type="float" office:value="0.0000011184543049" calcext:value-type="float">
            <text:p>0.0000011184543049</text:p>
          </table:table-cell>
          <table:table-cell table:formula="of:=([.A3139]-[.B3139])*([.A3139]-[.B3139])" office:value-type="float" office:value="0.00000111188019752329" calcext:value-type="float">
            <text:p>1.11188019752329E-06</text:p>
          </table:table-cell>
          <table:table-cell table:number-columns-repeated="2"/>
        </table:table-row>
        <table:table-row table:style-name="ro1">
          <table:table-cell office:value-type="float" office:value="0.0107272" calcext:value-type="float">
            <text:p>0.0107272</text:p>
          </table:table-cell>
          <table:table-cell office:value-type="float" office:value="0.00220126" calcext:value-type="float">
            <text:p>0.00220126</text:p>
          </table:table-cell>
          <table:table-cell table:formula="of:=[.A3140]*[.A3140]" office:value-type="float" office:value="0.00011507281984" calcext:value-type="float">
            <text:p>0.00011507281984</text:p>
          </table:table-cell>
          <table:table-cell table:formula="of:=([.A3140]-[.B3140])*([.A3140]-[.B3140])" office:value-type="float" office:value="0.0000726916528836" calcext:value-type="float">
            <text:p>0.0000726916528836</text:p>
          </table:table-cell>
          <table:table-cell table:number-columns-repeated="2"/>
        </table:table-row>
        <table:table-row table:style-name="ro1">
          <table:table-cell office:value-type="float" office:value="0.0204012" calcext:value-type="float">
            <text:p>0.0204012</text:p>
          </table:table-cell>
          <table:table-cell office:value-type="float" office:value="0.00293144" calcext:value-type="float">
            <text:p>0.00293144</text:p>
          </table:table-cell>
          <table:table-cell table:formula="of:=[.A3141]*[.A3141]" office:value-type="float" office:value="0.00041620896144" calcext:value-type="float">
            <text:p>0.00041620896144</text:p>
          </table:table-cell>
          <table:table-cell table:formula="of:=([.A3141]-[.B3141])*([.A3141]-[.B3141])" office:value-type="float" office:value="0.0003051925144576" calcext:value-type="float">
            <text:p>0.0003051925144576</text:p>
          </table:table-cell>
          <table:table-cell table:number-columns-repeated="2"/>
        </table:table-row>
        <table:table-row table:style-name="ro1">
          <table:table-cell office:value-type="float" office:value="0.0204012" calcext:value-type="float">
            <text:p>0.0204012</text:p>
          </table:table-cell>
          <table:table-cell office:value-type="float" office:value="0.0103568" calcext:value-type="float">
            <text:p>0.0103568</text:p>
          </table:table-cell>
          <table:table-cell table:formula="of:=[.A3142]*[.A3142]" office:value-type="float" office:value="0.00041620896144" calcext:value-type="float">
            <text:p>0.00041620896144</text:p>
          </table:table-cell>
          <table:table-cell table:formula="of:=([.A3142]-[.B3142])*([.A3142]-[.B3142])" office:value-type="float" office:value="0.00010088997136" calcext:value-type="float">
            <text:p>0.00010088997136</text:p>
          </table:table-cell>
          <table:table-cell table:number-columns-repeated="2"/>
        </table:table-row>
        <table:table-row table:style-name="ro1">
          <table:table-cell office:value-type="float" office:value="0.0250019" calcext:value-type="float">
            <text:p>0.0250019</text:p>
          </table:table-cell>
          <table:table-cell office:value-type="float" office:value="0.0607909" calcext:value-type="float">
            <text:p>0.0607909</text:p>
          </table:table-cell>
          <table:table-cell table:formula="of:=[.A3143]*[.A3143]" office:value-type="float" office:value="0.00062509500361" calcext:value-type="float">
            <text:p>0.00062509500361</text:p>
          </table:table-cell>
          <table:table-cell table:formula="of:=([.A3143]-[.B3143])*([.A3143]-[.B3143])" office:value-type="float" office:value="0.001280852521" calcext:value-type="float">
            <text:p>0.001280852521</text:p>
          </table:table-cell>
          <table:table-cell table:number-columns-repeated="2"/>
        </table:table-row>
        <table:table-row table:style-name="ro1">
          <table:table-cell office:value-type="float" office:value="0.0237004" calcext:value-type="float">
            <text:p>0.0237004</text:p>
          </table:table-cell>
          <table:table-cell office:value-type="float" office:value="0.102726" calcext:value-type="float">
            <text:p>0.102726</text:p>
          </table:table-cell>
          <table:table-cell table:formula="of:=[.A3144]*[.A3144]" office:value-type="float" office:value="0.00056170896016" calcext:value-type="float">
            <text:p>0.00056170896016</text:p>
          </table:table-cell>
          <table:table-cell table:formula="of:=([.A3144]-[.B3144])*([.A3144]-[.B3144])" office:value-type="float" office:value="0.00624504545536" calcext:value-type="float">
            <text:p>0.00624504545536</text:p>
          </table:table-cell>
          <table:table-cell table:number-columns-repeated="2"/>
        </table:table-row>
        <table:table-row table:style-name="ro1">
          <table:table-cell office:value-type="float" office:value="0.196152" calcext:value-type="float">
            <text:p>0.196152</text:p>
          </table:table-cell>
          <table:table-cell office:value-type="float" office:value="0.0239065" calcext:value-type="float">
            <text:p>0.0239065</text:p>
          </table:table-cell>
          <table:table-cell table:formula="of:=[.A3145]*[.A3145]" office:value-type="float" office:value="0.038475607104" calcext:value-type="float">
            <text:p>0.038475607104</text:p>
          </table:table-cell>
          <table:table-cell table:formula="of:=([.A3145]-[.B3145])*([.A3145]-[.B3145])" office:value-type="float" office:value="0.02966851227025" calcext:value-type="float">
            <text:p>0.02966851227025</text:p>
          </table:table-cell>
          <table:table-cell table:number-columns-repeated="2"/>
        </table:table-row>
        <table:table-row table:style-name="ro1">
          <table:table-cell office:value-type="float" office:value="0.408427" calcext:value-type="float">
            <text:p>0.408427</text:p>
          </table:table-cell>
          <table:table-cell office:value-type="float" office:value="0.0197238" calcext:value-type="float">
            <text:p>0.0197238</text:p>
          </table:table-cell>
          <table:table-cell table:formula="of:=[.A3146]*[.A3146]" office:value-type="float" office:value="0.166812614329" calcext:value-type="float">
            <text:p>0.166812614329</text:p>
          </table:table-cell>
          <table:table-cell table:formula="of:=([.A3146]-[.B3146])*([.A3146]-[.B3146])" office:value-type="float" office:value="0.15109017769024" calcext:value-type="float">
            <text:p>0.15109017769024</text:p>
          </table:table-cell>
          <table:table-cell table:number-columns-repeated="2"/>
        </table:table-row>
        <table:table-row table:style-name="ro1">
          <table:table-cell office:value-type="float" office:value="0.408427" calcext:value-type="float">
            <text:p>0.408427</text:p>
          </table:table-cell>
          <table:table-cell office:value-type="float" office:value="0.24626" calcext:value-type="float">
            <text:p>0.24626</text:p>
          </table:table-cell>
          <table:table-cell table:formula="of:=[.A3147]*[.A3147]" office:value-type="float" office:value="0.166812614329" calcext:value-type="float">
            <text:p>0.166812614329</text:p>
          </table:table-cell>
          <table:table-cell table:formula="of:=([.A3147]-[.B3147])*([.A3147]-[.B3147])" office:value-type="float" office:value="0.026298135889" calcext:value-type="float">
            <text:p>0.026298135889</text:p>
          </table:table-cell>
          <table:table-cell table:number-columns-repeated="2"/>
        </table:table-row>
        <table:table-row table:style-name="ro1">
          <table:table-cell office:value-type="float" office:value="0.437366" calcext:value-type="float">
            <text:p>0.437366</text:p>
          </table:table-cell>
          <table:table-cell office:value-type="float" office:value="0.246227" calcext:value-type="float">
            <text:p>0.246227</text:p>
          </table:table-cell>
          <table:table-cell table:formula="of:=[.A3148]*[.A3148]" office:value-type="float" office:value="0.191289017956" calcext:value-type="float">
            <text:p>0.191289017956</text:p>
          </table:table-cell>
          <table:table-cell table:formula="of:=([.A3148]-[.B3148])*([.A3148]-[.B3148])" office:value-type="float" office:value="0.036534117321" calcext:value-type="float">
            <text:p>0.036534117321</text:p>
          </table:table-cell>
          <table:table-cell table:number-columns-repeated="2"/>
        </table:table-row>
        <table:table-row table:style-name="ro1">
          <table:table-cell office:value-type="float" office:value="0.596727" calcext:value-type="float">
            <text:p>0.596727</text:p>
          </table:table-cell>
          <table:table-cell office:value-type="float" office:value="0.278373" calcext:value-type="float">
            <text:p>0.278373</text:p>
          </table:table-cell>
          <table:table-cell table:formula="of:=[.A3149]*[.A3149]" office:value-type="float" office:value="0.356083112529" calcext:value-type="float">
            <text:p>0.356083112529</text:p>
          </table:table-cell>
          <table:table-cell table:formula="of:=([.A3149]-[.B3149])*([.A3149]-[.B3149])" office:value-type="float" office:value="0.101349269316" calcext:value-type="float">
            <text:p>0.101349269316</text:p>
          </table:table-cell>
          <table:table-cell table:number-columns-repeated="2"/>
        </table:table-row>
        <table:table-row table:style-name="ro1">
          <table:table-cell office:value-type="float" office:value="0.596727" calcext:value-type="float">
            <text:p>0.596727</text:p>
          </table:table-cell>
          <table:table-cell office:value-type="float" office:value="0.586448" calcext:value-type="float">
            <text:p>0.586448</text:p>
          </table:table-cell>
          <table:table-cell table:formula="of:=[.A3150]*[.A3150]" office:value-type="float" office:value="0.356083112529" calcext:value-type="float">
            <text:p>0.356083112529</text:p>
          </table:table-cell>
          <table:table-cell table:formula="of:=([.A3150]-[.B3150])*([.A3150]-[.B3150])" office:value-type="float" office:value="0.000105657841000001" calcext:value-type="float">
            <text:p>0.000105657841000001</text:p>
          </table:table-cell>
          <table:table-cell table:number-columns-repeated="2"/>
        </table:table-row>
        <table:table-row table:style-name="ro1">
          <table:table-cell office:value-type="float" office:value="0.596727" calcext:value-type="float">
            <text:p>0.596727</text:p>
          </table:table-cell>
          <table:table-cell office:value-type="float" office:value="0.611226" calcext:value-type="float">
            <text:p>0.611226</text:p>
          </table:table-cell>
          <table:table-cell table:formula="of:=[.A3151]*[.A3151]" office:value-type="float" office:value="0.356083112529" calcext:value-type="float">
            <text:p>0.356083112529</text:p>
          </table:table-cell>
          <table:table-cell table:formula="of:=([.A3151]-[.B3151])*([.A3151]-[.B3151])" office:value-type="float" office:value="0.000210221001000001" calcext:value-type="float">
            <text:p>0.000210221001000001</text:p>
          </table:table-cell>
          <table:table-cell table:number-columns-repeated="2"/>
        </table:table-row>
        <table:table-row table:style-name="ro1">
          <table:table-cell office:value-type="float" office:value="0.639935" calcext:value-type="float">
            <text:p>0.639935</text:p>
          </table:table-cell>
          <table:table-cell office:value-type="float" office:value="0.634746" calcext:value-type="float">
            <text:p>0.634746</text:p>
          </table:table-cell>
          <table:table-cell table:formula="of:=[.A3152]*[.A3152]" office:value-type="float" office:value="0.409516804225" calcext:value-type="float">
            <text:p>0.409516804225</text:p>
          </table:table-cell>
          <table:table-cell table:formula="of:=([.A3152]-[.B3152])*([.A3152]-[.B3152])" office:value-type="float" office:value="0.000026925721" calcext:value-type="float">
            <text:p>0.000026925721</text:p>
          </table:table-cell>
          <table:table-cell table:number-columns-repeated="2"/>
        </table:table-row>
        <table:table-row table:style-name="ro1">
          <table:table-cell office:value-type="float" office:value="0.639935" calcext:value-type="float">
            <text:p>0.639935</text:p>
          </table:table-cell>
          <table:table-cell office:value-type="float" office:value="0.663944" calcext:value-type="float">
            <text:p>0.663944</text:p>
          </table:table-cell>
          <table:table-cell table:formula="of:=[.A3153]*[.A3153]" office:value-type="float" office:value="0.409516804225" calcext:value-type="float">
            <text:p>0.409516804225</text:p>
          </table:table-cell>
          <table:table-cell table:formula="of:=([.A3153]-[.B3153])*([.A3153]-[.B3153])" office:value-type="float" office:value="0.000576432080999997" calcext:value-type="float">
            <text:p>0.000576432080999997</text:p>
          </table:table-cell>
          <table:table-cell table:number-columns-repeated="2"/>
        </table:table-row>
        <table:table-row table:style-name="ro1">
          <table:table-cell office:value-type="float" office:value="0.639936" calcext:value-type="float">
            <text:p>0.639936</text:p>
          </table:table-cell>
          <table:table-cell office:value-type="float" office:value="0.676199" calcext:value-type="float">
            <text:p>0.676199</text:p>
          </table:table-cell>
          <table:table-cell table:formula="of:=[.A3154]*[.A3154]" office:value-type="float" office:value="0.409518084096" calcext:value-type="float">
            <text:p>0.409518084096</text:p>
          </table:table-cell>
          <table:table-cell table:formula="of:=([.A3154]-[.B3154])*([.A3154]-[.B3154])" office:value-type="float" office:value="0.001315005169" calcext:value-type="float">
            <text:p>0.001315005169</text:p>
          </table:table-cell>
          <table:table-cell table:number-columns-repeated="2"/>
        </table:table-row>
        <table:table-row table:style-name="ro1">
          <table:table-cell office:value-type="float" office:value="0.801853" calcext:value-type="float">
            <text:p>0.801853</text:p>
          </table:table-cell>
          <table:table-cell office:value-type="float" office:value="0.599886" calcext:value-type="float">
            <text:p>0.599886</text:p>
          </table:table-cell>
          <table:table-cell table:formula="of:=[.A3155]*[.A3155]" office:value-type="float" office:value="0.642968233609" calcext:value-type="float">
            <text:p>0.642968233609</text:p>
          </table:table-cell>
          <table:table-cell table:formula="of:=([.A3155]-[.B3155])*([.A3155]-[.B3155])" office:value-type="float" office:value="0.040790669089" calcext:value-type="float">
            <text:p>0.040790669089</text:p>
          </table:table-cell>
          <table:table-cell table:number-columns-repeated="2"/>
        </table:table-row>
        <table:table-row table:style-name="ro1">
          <table:table-cell office:value-type="float" office:value="0.89503" calcext:value-type="float">
            <text:p>0.89503</text:p>
          </table:table-cell>
          <table:table-cell office:value-type="float" office:value="0.883881" calcext:value-type="float">
            <text:p>0.883881</text:p>
          </table:table-cell>
          <table:table-cell table:formula="of:=[.A3156]*[.A3156]" office:value-type="float" office:value="0.8010787009" calcext:value-type="float">
            <text:p>0.8010787009</text:p>
          </table:table-cell>
          <table:table-cell table:formula="of:=([.A3156]-[.B3156])*([.A3156]-[.B3156])" office:value-type="float" office:value="0.000124300200999999" calcext:value-type="float">
            <text:p>0.000124300200999999</text:p>
          </table:table-cell>
          <table:table-cell table:number-columns-repeated="2"/>
        </table:table-row>
        <table:table-row table:style-name="ro1">
          <table:table-cell office:value-type="float" office:value="0.89503" calcext:value-type="float">
            <text:p>0.89503</text:p>
          </table:table-cell>
          <table:table-cell office:value-type="float" office:value="0.920528" calcext:value-type="float">
            <text:p>0.920528</text:p>
          </table:table-cell>
          <table:table-cell table:formula="of:=[.A3157]*[.A3157]" office:value-type="float" office:value="0.8010787009" calcext:value-type="float">
            <text:p>0.8010787009</text:p>
          </table:table-cell>
          <table:table-cell table:formula="of:=([.A3157]-[.B3157])*([.A3157]-[.B3157])" office:value-type="float" office:value="0.000650148004000001" calcext:value-type="float">
            <text:p>0.000650148004000001</text:p>
          </table:table-cell>
          <table:table-cell table:number-columns-repeated="2"/>
        </table:table-row>
        <table:table-row table:style-name="ro1">
          <table:table-cell office:value-type="float" office:value="0.89503" calcext:value-type="float">
            <text:p>0.89503</text:p>
          </table:table-cell>
          <table:table-cell office:value-type="float" office:value="0.948212" calcext:value-type="float">
            <text:p>0.948212</text:p>
          </table:table-cell>
          <table:table-cell table:formula="of:=[.A3158]*[.A3158]" office:value-type="float" office:value="0.8010787009" calcext:value-type="float">
            <text:p>0.8010787009</text:p>
          </table:table-cell>
          <table:table-cell table:formula="of:=([.A3158]-[.B3158])*([.A3158]-[.B3158])" office:value-type="float" office:value="0.00282832512400001" calcext:value-type="float">
            <text:p>0.00282832512400001</text:p>
          </table:table-cell>
          <table:table-cell table:number-columns-repeated="2"/>
        </table:table-row>
        <table:table-row table:style-name="ro1">
          <table:table-cell office:value-type="float" office:value="0.984887" calcext:value-type="float">
            <text:p>0.984887</text:p>
          </table:table-cell>
          <table:table-cell office:value-type="float" office:value="0.913708" calcext:value-type="float">
            <text:p>0.913708</text:p>
          </table:table-cell>
          <table:table-cell table:formula="of:=[.A3159]*[.A3159]" office:value-type="float" office:value="0.970002402769" calcext:value-type="float">
            <text:p>0.970002402769</text:p>
          </table:table-cell>
          <table:table-cell table:formula="of:=([.A3159]-[.B3159])*([.A3159]-[.B3159])" office:value-type="float" office:value="0.005066450041" calcext:value-type="float">
            <text:p>0.005066450041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0988" calcext:value-type="float">
            <text:p>0.990988</text:p>
          </table:table-cell>
          <table:table-cell table:formula="of:=[.A3160]*[.A3160]" office:value-type="float" office:value="0.999974000169" calcext:value-type="float">
            <text:p>0.999974000169</text:p>
          </table:table-cell>
          <table:table-cell table:formula="of:=([.A3160]-[.B3160])*([.A3160]-[.B3160])" office:value-type="float" office:value="0.0000809820009999996" calcext:value-type="float">
            <text:p>8.09820009999996E-05</text:p>
          </table:table-cell>
          <table:table-cell table:number-columns-repeated="2"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0000303222" calcext:value-type="float">
            <text:p>0.00000303222</text:p>
          </table:table-cell>
          <table:table-cell table:formula="of:=[.A3161]*[.A3161]" office:value-type="float" office:value="0.00000000055431051844" calcext:value-type="float">
            <text:p>5.5431051844E-10</text:p>
          </table:table-cell>
          <table:table-cell table:formula="of:=([.A3161]-[.B3161])*([.A3161]-[.B3161])" office:value-type="float" office:value="0.0000000004207249141" calcext:value-type="float">
            <text:p>4.207249140964E-10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0180731" calcext:value-type="float">
            <text:p>0.00180731</text:p>
          </table:table-cell>
          <table:table-cell table:formula="of:=[.A3162]*[.A3162]" office:value-type="float" office:value="0.00000000008757085388" calcext:value-type="float">
            <text:p>8.75708538849E-11</text:p>
          </table:table-cell>
          <table:table-cell table:formula="of:=([.A3162]-[.B3162])*([.A3162]-[.B3162])" office:value-type="float" office:value="0.00000323263164601728" calcext:value-type="float">
            <text:p>3.23263164601728E-06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52141" calcext:value-type="float">
            <text:p>0.0052141</text:p>
          </table:table-cell>
          <table:table-cell table:formula="of:=[.A3163]*[.A3163]" office:value-type="float" office:value="0.00000000013233511369" calcext:value-type="float">
            <text:p>1.3233511369E-10</text:p>
          </table:table-cell>
          <table:table-cell table:formula="of:=([.A3163]-[.B3163])*([.A3163]-[.B3163])" office:value-type="float" office:value="0.0000270670082607737" calcext:value-type="float">
            <text:p>2.70670082607737E-05</text:p>
          </table:table-cell>
          <table:table-cell table:number-columns-repeated="2"/>
        </table:table-row>
        <table:table-row table:style-name="ro1">
          <table:table-cell office:value-type="float" office:value="0.0000500083" calcext:value-type="float">
            <text:p>0.0000500083</text:p>
          </table:table-cell>
          <table:table-cell office:value-type="float" office:value="0.000397653" calcext:value-type="float">
            <text:p>0.000397653</text:p>
          </table:table-cell>
          <table:table-cell table:formula="of:=[.A3164]*[.A3164]" office:value-type="float" office:value="0.00000000250083006889" calcext:value-type="float">
            <text:p>2.50083006889E-09</text:p>
          </table:table-cell>
          <table:table-cell table:formula="of:=([.A3164]-[.B3164])*([.A3164]-[.B3164])" office:value-type="float" office:value="0.00000012085683743809" calcext:value-type="float">
            <text:p>1.2085683743809E-07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894227" calcext:value-type="float">
            <text:p>0.000894227</text:p>
          </table:table-cell>
          <table:table-cell table:formula="of:=[.A3165]*[.A3165]" office:value-type="float" office:value="0.00000000001547564789" calcext:value-type="float">
            <text:p>1.54756478881E-11</text:p>
          </table:table-cell>
          <table:table-cell table:formula="of:=([.A3165]-[.B3165])*([.A3165]-[.B3165])" office:value-type="float" office:value="0.00000079262178610175" calcext:value-type="float">
            <text:p>7.92621786101748E-07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193145" calcext:value-type="float">
            <text:p>0.00193145</text:p>
          </table:table-cell>
          <table:table-cell table:formula="of:=[.A3166]*[.A3166]" office:value-type="float" office:value="0.00000000034805752969" calcext:value-type="float">
            <text:p>3.4805752969E-10</text:p>
          </table:table-cell>
          <table:table-cell table:formula="of:=([.A3166]-[.B3166])*([.A3166]-[.B3166])" office:value-type="float" office:value="0.00000365877973875969" calcext:value-type="float">
            <text:p>3.65877973875969E-06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256477" calcext:value-type="float">
            <text:p>0.00256477</text:p>
          </table:table-cell>
          <table:table-cell table:formula="of:=[.A3167]*[.A3167]" office:value-type="float" office:value="0.00000000034805752969" calcext:value-type="float">
            <text:p>3.4805752969E-10</text:p>
          </table:table-cell>
          <table:table-cell table:formula="of:=([.A3167]-[.B3167])*([.A3167]-[.B3167])" office:value-type="float" office:value="0.00000648269497332769" calcext:value-type="float">
            <text:p>6.48269497332769E-06</text:p>
          </table:table-cell>
          <table:table-cell table:number-columns-repeated="2"/>
        </table:table-row>
        <table:table-row table:style-name="ro1">
          <table:table-cell office:value-type="float" office:value="0.0000485778" calcext:value-type="float">
            <text:p>0.0000485778</text:p>
          </table:table-cell>
          <table:table-cell office:value-type="float" office:value="0.0644913" calcext:value-type="float">
            <text:p>0.0644913</text:p>
          </table:table-cell>
          <table:table-cell table:formula="of:=[.A3168]*[.A3168]" office:value-type="float" office:value="0.00000000235980265284" calcext:value-type="float">
            <text:p>2.35980265284E-09</text:p>
          </table:table-cell>
          <table:table-cell table:formula="of:=([.A3168]-[.B3168])*([.A3168]-[.B3168])" office:value-type="float" office:value="0.00415286444454637" calcext:value-type="float">
            <text:p>0.00415286444454637</text:p>
          </table:table-cell>
          <table:table-cell table:number-columns-repeated="2"/>
        </table:table-row>
        <table:table-row table:style-name="ro1">
          <table:table-cell office:value-type="float" office:value="0.0000393391" calcext:value-type="float">
            <text:p>0.0000393391</text:p>
          </table:table-cell>
          <table:table-cell office:value-type="float" office:value="0.000137328" calcext:value-type="float">
            <text:p>0.000137328</text:p>
          </table:table-cell>
          <table:table-cell table:formula="of:=[.A3169]*[.A3169]" office:value-type="float" office:value="0.00000000154756478881" calcext:value-type="float">
            <text:p>1.54756478881E-09</text:p>
          </table:table-cell>
          <table:table-cell table:formula="of:=([.A3169]-[.B3169])*([.A3169]-[.B3169])" office:value-type="float" office:value="0.00000000960182452321" calcext:value-type="float">
            <text:p>9.60182452321E-09</text:p>
          </table:table-cell>
          <table:table-cell table:number-columns-repeated="2"/>
        </table:table-row>
        <table:table-row table:style-name="ro1">
          <table:table-cell office:value-type="float" office:value="0.0000215173" calcext:value-type="float">
            <text:p>0.0000215173</text:p>
          </table:table-cell>
          <table:table-cell office:value-type="float" office:value="0.00000195687" calcext:value-type="float">
            <text:p>0.00000195687</text:p>
          </table:table-cell>
          <table:table-cell table:formula="of:=[.A3170]*[.A3170]" office:value-type="float" office:value="0.00000000046299419929" calcext:value-type="float">
            <text:p>4.6299419929E-10</text:p>
          </table:table-cell>
          <table:table-cell table:formula="of:=([.A3170]-[.B3170])*([.A3170]-[.B3170])" office:value-type="float" office:value="0.00000000038261042178" calcext:value-type="float">
            <text:p>3.826104217849E-10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0319454" calcext:value-type="float">
            <text:p>0.000319454</text:p>
          </table:table-cell>
          <table:table-cell table:formula="of:=[.A3171]*[.A3171]" office:value-type="float" office:value="0.00000000000687803076" calcext:value-type="float">
            <text:p>6.87803076E-12</text:p>
          </table:table-cell>
          <table:table-cell table:formula="of:=([.A3171]-[.B3171])*([.A3171]-[.B3171])" office:value-type="float" office:value="0.00000010038213602596" calcext:value-type="float">
            <text:p>1.0038213602596E-07</text:p>
          </table:table-cell>
          <table:table-cell table:number-columns-repeated="2"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0144509" calcext:value-type="float">
            <text:p>0.000144509</text:p>
          </table:table-cell>
          <table:table-cell table:formula="of:=[.A3172]*[.A3172]" office:value-type="float" office:value="0.00000000343295215396" calcext:value-type="float">
            <text:p>3.43295215396E-09</text:p>
          </table:table-cell>
          <table:table-cell table:formula="of:=([.A3172]-[.B3172])*([.A3172]-[.B3172])" office:value-type="float" office:value="0.00000000738183398976" calcext:value-type="float">
            <text:p>7.38183398976E-09</text:p>
          </table:table-cell>
          <table:table-cell table:number-columns-repeated="2"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00344509" calcext:value-type="float">
            <text:p>0.0000344509</text:p>
          </table:table-cell>
          <table:table-cell table:formula="of:=[.A3173]*[.A3173]" office:value-type="float" office:value="0.00000000343295215396" calcext:value-type="float">
            <text:p>3.43295215396E-09</text:p>
          </table:table-cell>
          <table:table-cell table:formula="of:=([.A3173]-[.B3173])*([.A3173]-[.B3173])" office:value-type="float" office:value="0.00000000058276374025" calcext:value-type="float">
            <text:p>5.8276374025E-10</text:p>
          </table:table-cell>
          <table:table-cell table:number-columns-repeated="2"/>
        </table:table-row>
        <table:table-row table:style-name="ro1">
          <table:table-cell office:value-type="float" office:value="0.0000116825" calcext:value-type="float">
            <text:p>0.0000116825</text:p>
          </table:table-cell>
          <table:table-cell office:value-type="float" office:value="0.000676031" calcext:value-type="float">
            <text:p>0.000676031</text:p>
          </table:table-cell>
          <table:table-cell table:formula="of:=[.A3174]*[.A3174]" office:value-type="float" office:value="0.00000000013648080625" calcext:value-type="float">
            <text:p>1.3648080625E-10</text:p>
          </table:table-cell>
          <table:table-cell table:formula="of:=([.A3174]-[.B3174])*([.A3174]-[.B3174])" office:value-type="float" office:value="0.00000044135892945225" calcext:value-type="float">
            <text:p>4.4135892945225E-07</text:p>
          </table:table-cell>
          <table:table-cell table:number-columns-repeated="2"/>
        </table:table-row>
        <table:table-row table:style-name="ro1">
          <table:table-cell office:value-type="float" office:value="0.0000116825" calcext:value-type="float">
            <text:p>0.0000116825</text:p>
          </table:table-cell>
          <table:table-cell office:value-type="float" office:value="0.000413445" calcext:value-type="float">
            <text:p>0.000413445</text:p>
          </table:table-cell>
          <table:table-cell table:formula="of:=[.A3175]*[.A3175]" office:value-type="float" office:value="0.00000000013648080625" calcext:value-type="float">
            <text:p>1.3648080625E-10</text:p>
          </table:table-cell>
          <table:table-cell table:formula="of:=([.A3175]-[.B3175])*([.A3175]-[.B3175])" office:value-type="float" office:value="0.00000016141310640625" calcext:value-type="float">
            <text:p>1.6141310640625E-07</text:p>
          </table:table-cell>
          <table:table-cell table:number-columns-repeated="2"/>
        </table:table-row>
        <table:table-row table:style-name="ro1">
          <table:table-cell office:value-type="float" office:value="0.000152647" calcext:value-type="float">
            <text:p>0.000152647</text:p>
          </table:table-cell>
          <table:table-cell office:value-type="float" office:value="0.00493281" calcext:value-type="float">
            <text:p>0.00493281</text:p>
          </table:table-cell>
          <table:table-cell table:formula="of:=[.A3176]*[.A3176]" office:value-type="float" office:value="0.000000023301106609" calcext:value-type="float">
            <text:p>2.3301106609E-08</text:p>
          </table:table-cell>
          <table:table-cell table:formula="of:=([.A3176]-[.B3176])*([.A3176]-[.B3176])" office:value-type="float" office:value="0.000022849958306569" calcext:value-type="float">
            <text:p>2.2849958306569E-05</text:p>
          </table:table-cell>
          <table:table-cell table:number-columns-repeated="2"/>
        </table:table-row>
        <table:table-row table:style-name="ro1">
          <table:table-cell office:value-type="float" office:value="0.0000959635" calcext:value-type="float">
            <text:p>0.0000959635</text:p>
          </table:table-cell>
          <table:table-cell office:value-type="float" office:value="0.000187734" calcext:value-type="float">
            <text:p>0.000187734</text:p>
          </table:table-cell>
          <table:table-cell table:formula="of:=[.A3177]*[.A3177]" office:value-type="float" office:value="0.00000000920899333225" calcext:value-type="float">
            <text:p>9.20899333225E-09</text:p>
          </table:table-cell>
          <table:table-cell table:formula="of:=([.A3177]-[.B3177])*([.A3177]-[.B3177])" office:value-type="float" office:value="0.00000000842182467025" calcext:value-type="float">
            <text:p>8.42182467025E-09</text:p>
          </table:table-cell>
          <table:table-cell table:number-columns-repeated="2"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175647" calcext:value-type="float">
            <text:p>0.00175647</text:p>
          </table:table-cell>
          <table:table-cell table:formula="of:=[.A3178]*[.A3178]" office:value-type="float" office:value="0.00000000458476597881" calcext:value-type="float">
            <text:p>4.58476597881E-09</text:p>
          </table:table-cell>
          <table:table-cell table:formula="of:=([.A3178]-[.B3178])*([.A3178]-[.B3178])" office:value-type="float" office:value="0.00000285190729783281" calcext:value-type="float">
            <text:p>2.85190729783281E-06</text:p>
          </table:table-cell>
          <table:table-cell table:number-columns-repeated="2"/>
        </table:table-row>
        <table:table-row table:style-name="ro1">
          <table:table-cell office:value-type="float" office:value="0.000308692" calcext:value-type="float">
            <text:p>0.000308692</text:p>
          </table:table-cell>
          <table:table-cell office:value-type="float" office:value="0.00085791" calcext:value-type="float">
            <text:p>0.00085791</text:p>
          </table:table-cell>
          <table:table-cell table:formula="of:=[.A3179]*[.A3179]" office:value-type="float" office:value="0.000000095290750864" calcext:value-type="float">
            <text:p>9.5290750864E-08</text:p>
          </table:table-cell>
          <table:table-cell table:formula="of:=([.A3179]-[.B3179])*([.A3179]-[.B3179])" office:value-type="float" office:value="0.000000301640411524" calcext:value-type="float">
            <text:p>3.01640411524E-07</text:p>
          </table:table-cell>
          <table:table-cell table:number-columns-repeated="2"/>
        </table:table-row>
        <table:table-row table:style-name="ro1">
          <table:table-cell office:value-type="float" office:value="0.0000483394" calcext:value-type="float">
            <text:p>0.0000483394</text:p>
          </table:table-cell>
          <table:table-cell office:value-type="float" office:value="0.0368529" calcext:value-type="float">
            <text:p>0.0368529</text:p>
          </table:table-cell>
          <table:table-cell table:formula="of:=[.A3180]*[.A3180]" office:value-type="float" office:value="0.00000000233669759236" calcext:value-type="float">
            <text:p>2.33669759236E-09</text:p>
          </table:table-cell>
          <table:table-cell table:formula="of:=([.A3180]-[.B3180])*([.A3180]-[.B3180])" office:value-type="float" office:value="0.00135457568095907" calcext:value-type="float">
            <text:p>0.00135457568095907</text:p>
          </table:table-cell>
          <table:table-cell table:number-columns-repeated="2"/>
        </table:table-row>
        <table:table-row table:style-name="ro1">
          <table:table-cell office:value-type="float" office:value="0.000640094" calcext:value-type="float">
            <text:p>0.000640094</text:p>
          </table:table-cell>
          <table:table-cell office:value-type="float" office:value="0.00101073" calcext:value-type="float">
            <text:p>0.00101073</text:p>
          </table:table-cell>
          <table:table-cell table:formula="of:=[.A3181]*[.A3181]" office:value-type="float" office:value="0.000000409720328836" calcext:value-type="float">
            <text:p>4.09720328836E-07</text:p>
          </table:table-cell>
          <table:table-cell table:formula="of:=([.A3181]-[.B3181])*([.A3181]-[.B3181])" office:value-type="float" office:value="0.000000137371044496" calcext:value-type="float">
            <text:p>1.37371044496E-07</text:p>
          </table:table-cell>
          <table:table-cell table:number-columns-repeated="2"/>
        </table:table-row>
        <table:table-row table:style-name="ro1">
          <table:table-cell office:value-type="float" office:value="0.010231" calcext:value-type="float">
            <text:p>0.010231</text:p>
          </table:table-cell>
          <table:table-cell office:value-type="float" office:value="0.0154489" calcext:value-type="float">
            <text:p>0.0154489</text:p>
          </table:table-cell>
          <table:table-cell table:formula="of:=[.A3182]*[.A3182]" office:value-type="float" office:value="0.000104673361" calcext:value-type="float">
            <text:p>0.000104673361</text:p>
          </table:table-cell>
          <table:table-cell table:formula="of:=([.A3182]-[.B3182])*([.A3182]-[.B3182])" office:value-type="float" office:value="0.00002722648041" calcext:value-type="float">
            <text:p>0.00002722648041</text:p>
          </table:table-cell>
          <table:table-cell table:number-columns-repeated="2"/>
        </table:table-row>
        <table:table-row table:style-name="ro1">
          <table:table-cell office:value-type="float" office:value="0.00507122" calcext:value-type="float">
            <text:p>0.00507122</text:p>
          </table:table-cell>
          <table:table-cell office:value-type="float" office:value="0.0862767" calcext:value-type="float">
            <text:p>0.0862767</text:p>
          </table:table-cell>
          <table:table-cell table:formula="of:=[.A3183]*[.A3183]" office:value-type="float" office:value="0.0000257172722884" calcext:value-type="float">
            <text:p>0.0000257172722884</text:p>
          </table:table-cell>
          <table:table-cell table:formula="of:=([.A3183]-[.B3183])*([.A3183]-[.B3183])" office:value-type="float" office:value="0.0065943299820304" calcext:value-type="float">
            <text:p>0.0065943299820304</text:p>
          </table:table-cell>
          <table:table-cell table:number-columns-repeated="2"/>
        </table:table-row>
        <table:table-row table:style-name="ro1">
          <table:table-cell office:value-type="float" office:value="0.0156456" calcext:value-type="float">
            <text:p>0.0156456</text:p>
          </table:table-cell>
          <table:table-cell office:value-type="float" office:value="0.0000707943" calcext:value-type="float">
            <text:p>0.0000707943</text:p>
          </table:table-cell>
          <table:table-cell table:formula="of:=[.A3184]*[.A3184]" office:value-type="float" office:value="0.00024478479936" calcext:value-type="float">
            <text:p>0.00024478479936</text:p>
          </table:table-cell>
          <table:table-cell table:formula="of:=([.A3184]-[.B3184])*([.A3184]-[.B3184])" office:value-type="float" office:value="0.000242574572592752" calcext:value-type="float">
            <text:p>0.000242574572592752</text:p>
          </table:table-cell>
          <table:table-cell table:number-columns-repeated="2"/>
        </table:table-row>
        <table:table-row table:style-name="ro1">
          <table:table-cell office:value-type="float" office:value="0.018584" calcext:value-type="float">
            <text:p>0.018584</text:p>
          </table:table-cell>
          <table:table-cell office:value-type="float" office:value="0.00265406" calcext:value-type="float">
            <text:p>0.00265406</text:p>
          </table:table-cell>
          <table:table-cell table:formula="of:=[.A3185]*[.A3185]" office:value-type="float" office:value="0.000345365056" calcext:value-type="float">
            <text:p>0.000345365056</text:p>
          </table:table-cell>
          <table:table-cell table:formula="of:=([.A3185]-[.B3185])*([.A3185]-[.B3185])" office:value-type="float" office:value="0.0002537629884036" calcext:value-type="float">
            <text:p>0.0002537629884036</text:p>
          </table:table-cell>
          <table:table-cell table:number-columns-repeated="2"/>
        </table:table-row>
        <table:table-row table:style-name="ro1">
          <table:table-cell office:value-type="float" office:value="0.0590819" calcext:value-type="float">
            <text:p>0.0590819</text:p>
          </table:table-cell>
          <table:table-cell office:value-type="float" office:value="0.012005" calcext:value-type="float">
            <text:p>0.012005</text:p>
          </table:table-cell>
          <table:table-cell table:formula="of:=[.A3186]*[.A3186]" office:value-type="float" office:value="0.00349067090761" calcext:value-type="float">
            <text:p>0.00349067090761</text:p>
          </table:table-cell>
          <table:table-cell table:formula="of:=([.A3186]-[.B3186])*([.A3186]-[.B3186])" office:value-type="float" office:value="0.00221623451361" calcext:value-type="float">
            <text:p>0.00221623451361</text:p>
          </table:table-cell>
          <table:table-cell table:number-columns-repeated="2"/>
        </table:table-row>
        <table:table-row table:style-name="ro1">
          <table:table-cell office:value-type="float" office:value="0.353719" calcext:value-type="float">
            <text:p>0.353719</text:p>
          </table:table-cell>
          <table:table-cell office:value-type="float" office:value="0.215107" calcext:value-type="float">
            <text:p>0.215107</text:p>
          </table:table-cell>
          <table:table-cell table:formula="of:=[.A3187]*[.A3187]" office:value-type="float" office:value="0.125117130961" calcext:value-type="float">
            <text:p>0.125117130961</text:p>
          </table:table-cell>
          <table:table-cell table:formula="of:=([.A3187]-[.B3187])*([.A3187]-[.B3187])" office:value-type="float" office:value="0.019213286544" calcext:value-type="float">
            <text:p>0.019213286544</text:p>
          </table:table-cell>
          <table:table-cell table:number-columns-repeated="2"/>
        </table:table-row>
        <table:table-row table:style-name="ro1">
          <table:table-cell office:value-type="float" office:value="0.353719" calcext:value-type="float">
            <text:p>0.353719</text:p>
          </table:table-cell>
          <table:table-cell office:value-type="float" office:value="0.208088" calcext:value-type="float">
            <text:p>0.208088</text:p>
          </table:table-cell>
          <table:table-cell table:formula="of:=[.A3188]*[.A3188]" office:value-type="float" office:value="0.125117130961" calcext:value-type="float">
            <text:p>0.125117130961</text:p>
          </table:table-cell>
          <table:table-cell table:formula="of:=([.A3188]-[.B3188])*([.A3188]-[.B3188])" office:value-type="float" office:value="0.021208388161" calcext:value-type="float">
            <text:p>0.021208388161</text:p>
          </table:table-cell>
          <table:table-cell table:number-columns-repeated="2"/>
        </table:table-row>
        <table:table-row table:style-name="ro1">
          <table:table-cell office:value-type="float" office:value="0.468985" calcext:value-type="float">
            <text:p>0.468985</text:p>
          </table:table-cell>
          <table:table-cell office:value-type="float" office:value="0.243241" calcext:value-type="float">
            <text:p>0.243241</text:p>
          </table:table-cell>
          <table:table-cell table:formula="of:=[.A3189]*[.A3189]" office:value-type="float" office:value="0.219946930225" calcext:value-type="float">
            <text:p>0.219946930225</text:p>
          </table:table-cell>
          <table:table-cell table:formula="of:=([.A3189]-[.B3189])*([.A3189]-[.B3189])" office:value-type="float" office:value="0.050960353536" calcext:value-type="float">
            <text:p>0.050960353536</text:p>
          </table:table-cell>
          <table:table-cell table:number-columns-repeated="2"/>
        </table:table-row>
        <table:table-row table:style-name="ro1">
          <table:table-cell office:value-type="float" office:value="0.468985" calcext:value-type="float">
            <text:p>0.468985</text:p>
          </table:table-cell>
          <table:table-cell office:value-type="float" office:value="0.265112" calcext:value-type="float">
            <text:p>0.265112</text:p>
          </table:table-cell>
          <table:table-cell table:formula="of:=[.A3190]*[.A3190]" office:value-type="float" office:value="0.219946930225" calcext:value-type="float">
            <text:p>0.219946930225</text:p>
          </table:table-cell>
          <table:table-cell table:formula="of:=([.A3190]-[.B3190])*([.A3190]-[.B3190])" office:value-type="float" office:value="0.041564200129" calcext:value-type="float">
            <text:p>0.041564200129</text:p>
          </table:table-cell>
          <table:table-cell table:number-columns-repeated="2"/>
        </table:table-row>
        <table:table-row table:style-name="ro1">
          <table:table-cell office:value-type="float" office:value="0.540523" calcext:value-type="float">
            <text:p>0.540523</text:p>
          </table:table-cell>
          <table:table-cell office:value-type="float" office:value="0.587469" calcext:value-type="float">
            <text:p>0.587469</text:p>
          </table:table-cell>
          <table:table-cell table:formula="of:=[.A3191]*[.A3191]" office:value-type="float" office:value="0.292165113529" calcext:value-type="float">
            <text:p>0.292165113529</text:p>
          </table:table-cell>
          <table:table-cell table:formula="of:=([.A3191]-[.B3191])*([.A3191]-[.B3191])" office:value-type="float" office:value="0.002203926916" calcext:value-type="float">
            <text:p>0.002203926916</text:p>
          </table:table-cell>
          <table:table-cell table:number-columns-repeated="2"/>
        </table:table-row>
        <table:table-row table:style-name="ro1">
          <table:table-cell office:value-type="float" office:value="0.603174" calcext:value-type="float">
            <text:p>0.603174</text:p>
          </table:table-cell>
          <table:table-cell office:value-type="float" office:value="0.796719" calcext:value-type="float">
            <text:p>0.796719</text:p>
          </table:table-cell>
          <table:table-cell table:formula="of:=[.A3192]*[.A3192]" office:value-type="float" office:value="0.363818874276" calcext:value-type="float">
            <text:p>0.363818874276</text:p>
          </table:table-cell>
          <table:table-cell table:formula="of:=([.A3192]-[.B3192])*([.A3192]-[.B3192])" office:value-type="float" office:value="0.037459667025" calcext:value-type="float">
            <text:p>0.037459667025</text:p>
          </table:table-cell>
          <table:table-cell table:number-columns-repeated="2"/>
        </table:table-row>
        <table:table-row table:style-name="ro1">
          <table:table-cell office:value-type="float" office:value="0.8495" calcext:value-type="float">
            <text:p>0.8495</text:p>
          </table:table-cell>
          <table:table-cell office:value-type="float" office:value="0.697695" calcext:value-type="float">
            <text:p>0.697695</text:p>
          </table:table-cell>
          <table:table-cell table:formula="of:=[.A3193]*[.A3193]" office:value-type="float" office:value="0.72165025" calcext:value-type="float">
            <text:p>0.72165025</text:p>
          </table:table-cell>
          <table:table-cell table:formula="of:=([.A3193]-[.B3193])*([.A3193]-[.B3193])" office:value-type="float" office:value="0.023044758025" calcext:value-type="float">
            <text:p>0.023044758025</text:p>
          </table:table-cell>
          <table:table-cell table:number-columns-repeated="2"/>
        </table:table-row>
        <table:table-row table:style-name="ro1">
          <table:table-cell office:value-type="float" office:value="0.901268" calcext:value-type="float">
            <text:p>0.901268</text:p>
          </table:table-cell>
          <table:table-cell office:value-type="float" office:value="0.867752" calcext:value-type="float">
            <text:p>0.867752</text:p>
          </table:table-cell>
          <table:table-cell table:formula="of:=[.A3194]*[.A3194]" office:value-type="float" office:value="0.812284007824" calcext:value-type="float">
            <text:p>0.812284007824</text:p>
          </table:table-cell>
          <table:table-cell table:formula="of:=([.A3194]-[.B3194])*([.A3194]-[.B3194])" office:value-type="float" office:value="0.001123322256" calcext:value-type="float">
            <text:p>0.001123322256</text:p>
          </table:table-cell>
          <table:table-cell table:number-columns-repeated="2"/>
        </table:table-row>
        <table:table-row table:style-name="ro1">
          <table:table-cell office:value-type="float" office:value="0.901268" calcext:value-type="float">
            <text:p>0.901268</text:p>
          </table:table-cell>
          <table:table-cell office:value-type="float" office:value="0.908417" calcext:value-type="float">
            <text:p>0.908417</text:p>
          </table:table-cell>
          <table:table-cell table:formula="of:=[.A3195]*[.A3195]" office:value-type="float" office:value="0.812284007824" calcext:value-type="float">
            <text:p>0.812284007824</text:p>
          </table:table-cell>
          <table:table-cell table:formula="of:=([.A3195]-[.B3195])*([.A3195]-[.B3195])" office:value-type="float" office:value="0.000051108201000001" calcext:value-type="float">
            <text:p>5.1108201000001E-0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46081" calcext:value-type="float">
            <text:p>0.946081</text:p>
          </table:table-cell>
          <table:table-cell table:formula="of:=[.A3196]*[.A3196]" office:value-type="float" office:value="0.9999800001" calcext:value-type="float">
            <text:p>0.9999800001</text:p>
          </table:table-cell>
          <table:table-cell table:formula="of:=([.A3196]-[.B3196])*([.A3196]-[.B3196])" office:value-type="float" office:value="0.00290618028100001" calcext:value-type="float">
            <text:p>0.0029061802810000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4712" calcext:value-type="float">
            <text:p>0.984712</text:p>
          </table:table-cell>
          <table:table-cell table:formula="of:=[.A3197]*[.A3197]" office:value-type="float" office:value="0.999982000081" calcext:value-type="float">
            <text:p>0.999982000081</text:p>
          </table:table-cell>
          <table:table-cell table:formula="of:=([.A3197]-[.B3197])*([.A3197]-[.B3197])" office:value-type="float" office:value="0.000233447840999998" calcext:value-type="float">
            <text:p>0.000233447840999998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8192" calcext:value-type="float">
            <text:p>0.998192</text:p>
          </table:table-cell>
          <table:table-cell table:formula="of:=[.A3198]*[.A3198]" office:value-type="float" office:value="0.9999800001" calcext:value-type="float">
            <text:p>0.9999800001</text:p>
          </table:table-cell>
          <table:table-cell table:formula="of:=([.A3198]-[.B3198])*([.A3198]-[.B3198])" office:value-type="float" office:value="0.00000323280400000028" calcext:value-type="float">
            <text:p>3.23280400000028E-0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[.A3199]*[.A3199]" office:value-type="float" office:value="0.999982000081" calcext:value-type="float">
            <text:p>0.999982000081</text:p>
          </table:table-cell>
          <table:table-cell table:formula="of:=([.A3199]-[.B3199])*([.A3199]-[.B3199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59545" calcext:value-type="float">
            <text:p>0.000059545</text:p>
          </table:table-cell>
          <table:table-cell office:value-type="float" office:value="0.00000300536" calcext:value-type="float">
            <text:p>0.00000300536</text:p>
          </table:table-cell>
          <table:table-cell table:formula="of:=[.A3200]*[.A3200]" office:value-type="float" office:value="0.000000003545607025" calcext:value-type="float">
            <text:p>3.545607025E-09</text:p>
          </table:table-cell>
          <table:table-cell table:formula="of:=([.A3200]-[.B3200])*([.A3200]-[.B3200])" office:value-type="float" office:value="0.00000000319673089133" calcext:value-type="float">
            <text:p>3.1967308913296E-09</text:p>
          </table:table-cell>
          <table:table-cell table:number-columns-repeated="2"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000000677042" calcext:value-type="float">
            <text:p>0.0000000677042</text:p>
          </table:table-cell>
          <table:table-cell table:formula="of:=[.A3201]*[.A3201]" office:value-type="float" office:value="0.00000000004946801222" calcext:value-type="float">
            <text:p>4.94680122225E-11</text:p>
          </table:table-cell>
          <table:table-cell table:formula="of:=([.A3201]-[.B3201])*([.A3201]-[.B3201])" office:value-type="float" office:value="0.00000000004852022141" calcext:value-type="float">
            <text:p>4.85202214110576E-11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00330894" calcext:value-type="float">
            <text:p>0.00000330894</text:p>
          </table:table-cell>
          <table:table-cell table:formula="of:=[.A3202]*[.A3202]" office:value-type="float" office:value="0.00000000039395501289" calcext:value-type="float">
            <text:p>3.9395501289E-10</text:p>
          </table:table-cell>
          <table:table-cell table:formula="of:=([.A3202]-[.B3202])*([.A3202]-[.B3202])" office:value-type="float" office:value="0.00000000027355042921" calcext:value-type="float">
            <text:p>2.735504292096E-10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0095316" calcext:value-type="float">
            <text:p>0.0000095316</text:p>
          </table:table-cell>
          <table:table-cell table:formula="of:=[.A3203]*[.A3203]" office:value-type="float" office:value="0.00000000039395501289" calcext:value-type="float">
            <text:p>3.9395501289E-10</text:p>
          </table:table-cell>
          <table:table-cell table:formula="of:=([.A3203]-[.B3203])*([.A3203]-[.B3203])" office:value-type="float" office:value="0.00000000010643429889" calcext:value-type="float">
            <text:p>1.0643429889E-10</text:p>
          </table:table-cell>
          <table:table-cell table:number-columns-repeated="2"/>
        </table:table-row>
        <table:table-row table:style-name="ro1">
          <table:table-cell office:value-type="float" office:value="0.0000168085" calcext:value-type="float">
            <text:p>0.0000168085</text:p>
          </table:table-cell>
          <table:table-cell office:value-type="float" office:value="0.000000665199" calcext:value-type="float">
            <text:p>0.000000665199</text:p>
          </table:table-cell>
          <table:table-cell table:formula="of:=[.A3204]*[.A3204]" office:value-type="float" office:value="0.00000000028252567225" calcext:value-type="float">
            <text:p>2.8252567225E-10</text:p>
          </table:table-cell>
          <table:table-cell table:formula="of:=([.A3204]-[.B3204])*([.A3204]-[.B3204])" office:value-type="float" office:value="0.00000000026060616718" calcext:value-type="float">
            <text:p>2.60606167176601E-10</text:p>
          </table:table-cell>
          <table:table-cell table:number-columns-repeated="2"/>
        </table:table-row>
        <table:table-row table:style-name="ro1">
          <table:table-cell office:value-type="float" office:value="0.0000977516" calcext:value-type="float">
            <text:p>0.0000977516</text:p>
          </table:table-cell>
          <table:table-cell office:value-type="float" office:value="0.0000587376" calcext:value-type="float">
            <text:p>0.0000587376</text:p>
          </table:table-cell>
          <table:table-cell table:formula="of:=[.A3205]*[.A3205]" office:value-type="float" office:value="0.00000000955537530256" calcext:value-type="float">
            <text:p>9.55537530256E-09</text:p>
          </table:table-cell>
          <table:table-cell table:formula="of:=([.A3205]-[.B3205])*([.A3205]-[.B3205])" office:value-type="float" office:value="0.000000001522092196" calcext:value-type="float">
            <text:p>1.522092196E-09</text:p>
          </table:table-cell>
          <table:table-cell table:number-columns-repeated="2"/>
        </table:table-row>
        <table:table-row table:style-name="ro1">
          <table:table-cell office:value-type="float" office:value="0.0000977516" calcext:value-type="float">
            <text:p>0.0000977516</text:p>
          </table:table-cell>
          <table:table-cell office:value-type="float" office:value="0.0000403754" calcext:value-type="float">
            <text:p>0.0000403754</text:p>
          </table:table-cell>
          <table:table-cell table:formula="of:=[.A3206]*[.A3206]" office:value-type="float" office:value="0.00000000955537530256" calcext:value-type="float">
            <text:p>9.55537530256E-09</text:p>
          </table:table-cell>
          <table:table-cell table:formula="of:=([.A3206]-[.B3206])*([.A3206]-[.B3206])" office:value-type="float" office:value="0.00000000329202832644" calcext:value-type="float">
            <text:p>3.29202832644E-09</text:p>
          </table:table-cell>
          <table:table-cell table:number-columns-repeated="2"/>
        </table:table-row>
        <table:table-row table:style-name="ro1">
          <table:table-cell office:value-type="float" office:value="0.0000741482" calcext:value-type="float">
            <text:p>0.0000741482</text:p>
          </table:table-cell>
          <table:table-cell office:value-type="float" office:value="0.00110921" calcext:value-type="float">
            <text:p>0.00110921</text:p>
          </table:table-cell>
          <table:table-cell table:formula="of:=[.A3207]*[.A3207]" office:value-type="float" office:value="0.00000000549795556324" calcext:value-type="float">
            <text:p>5.49795556324E-09</text:p>
          </table:table-cell>
          <table:table-cell table:formula="of:=([.A3207]-[.B3207])*([.A3207]-[.B3207])" office:value-type="float" office:value="0.00000107135292981924" calcext:value-type="float">
            <text:p>1.07135292981924E-06</text:p>
          </table:table-cell>
          <table:table-cell table:number-columns-repeated="2"/>
        </table:table-row>
        <table:table-row table:style-name="ro1">
          <table:table-cell office:value-type="float" office:value="0.0000228286" calcext:value-type="float">
            <text:p>0.0000228286</text:p>
          </table:table-cell>
          <table:table-cell office:value-type="float" office:value="0.000000838123" calcext:value-type="float">
            <text:p>0.000000838123</text:p>
          </table:table-cell>
          <table:table-cell table:formula="of:=[.A3208]*[.A3208]" office:value-type="float" office:value="0.00000000052114497796" calcext:value-type="float">
            <text:p>5.2114497796E-10</text:p>
          </table:table-cell>
          <table:table-cell table:formula="of:=([.A3208]-[.B3208])*([.A3208]-[.B3208])" office:value-type="float" office:value="0.00000000048358107869" calcext:value-type="float">
            <text:p>4.83581078687529E-10</text:p>
          </table:table-cell>
          <table:table-cell table:number-columns-repeated="2"/>
        </table:table-row>
        <table:table-row table:style-name="ro1">
          <table:table-cell office:value-type="float" office:value="0.000150144" calcext:value-type="float">
            <text:p>0.000150144</text:p>
          </table:table-cell>
          <table:table-cell office:value-type="float" office:value="0.000000288264" calcext:value-type="float">
            <text:p>0.000000288264</text:p>
          </table:table-cell>
          <table:table-cell table:formula="of:=[.A3209]*[.A3209]" office:value-type="float" office:value="0.000000022543220736" calcext:value-type="float">
            <text:p>2.2543220736E-08</text:p>
          </table:table-cell>
          <table:table-cell table:formula="of:=([.A3209]-[.B3209])*([.A3209]-[.B3209])" office:value-type="float" office:value="0.0000000224567416121" calcext:value-type="float">
            <text:p>2.24567416121017E-08</text:p>
          </table:table-cell>
          <table:table-cell table:number-columns-repeated="2"/>
        </table:table-row>
        <table:table-row table:style-name="ro1">
          <table:table-cell office:value-type="float" office:value="0.0000881553" calcext:value-type="float">
            <text:p>0.0000881553</text:p>
          </table:table-cell>
          <table:table-cell office:value-type="float" office:value="0.000569219" calcext:value-type="float">
            <text:p>0.000569219</text:p>
          </table:table-cell>
          <table:table-cell table:formula="of:=[.A3210]*[.A3210]" office:value-type="float" office:value="0.00000000777135691809" calcext:value-type="float">
            <text:p>7.77135691809E-09</text:p>
          </table:table-cell>
          <table:table-cell table:formula="of:=([.A3210]-[.B3210])*([.A3210]-[.B3210])" office:value-type="float" office:value="0.00000023142228345769" calcext:value-type="float">
            <text:p>2.3142228345769E-07</text:p>
          </table:table-cell>
          <table:table-cell table:number-columns-repeated="2"/>
        </table:table-row>
        <table:table-row table:style-name="ro1">
          <table:table-cell office:value-type="float" office:value="0.00124264" calcext:value-type="float">
            <text:p>0.00124264</text:p>
          </table:table-cell>
          <table:table-cell office:value-type="float" office:value="0.000645009" calcext:value-type="float">
            <text:p>0.000645009</text:p>
          </table:table-cell>
          <table:table-cell table:formula="of:=[.A3211]*[.A3211]" office:value-type="float" office:value="0.0000015441541696" calcext:value-type="float">
            <text:p>0.0000015441541696</text:p>
          </table:table-cell>
          <table:table-cell table:formula="of:=([.A3211]-[.B3211])*([.A3211]-[.B3211])" office:value-type="float" office:value="0.000000357162812161" calcext:value-type="float">
            <text:p>3.57162812161E-07</text:p>
          </table:table-cell>
          <table:table-cell table:number-columns-repeated="2"/>
        </table:table-row>
        <table:table-row table:style-name="ro1">
          <table:table-cell office:value-type="float" office:value="0.000477731" calcext:value-type="float">
            <text:p>0.000477731</text:p>
          </table:table-cell>
          <table:table-cell office:value-type="float" office:value="0.00000213715" calcext:value-type="float">
            <text:p>0.00000213715</text:p>
          </table:table-cell>
          <table:table-cell table:formula="of:=[.A3212]*[.A3212]" office:value-type="float" office:value="0.000000228226908361" calcext:value-type="float">
            <text:p>2.28226908361E-07</text:p>
          </table:table-cell>
          <table:table-cell table:formula="of:=([.A3212]-[.B3212])*([.A3212]-[.B3212])" office:value-type="float" office:value="0.00000022618951015782" calcext:value-type="float">
            <text:p>2.26189510157823E-07</text:p>
          </table:table-cell>
          <table:table-cell table:number-columns-repeated="2"/>
        </table:table-row>
        <table:table-row table:style-name="ro1">
          <table:table-cell office:value-type="float" office:value="0.000683963" calcext:value-type="float">
            <text:p>0.000683963</text:p>
          </table:table-cell>
          <table:table-cell office:value-type="float" office:value="0.00000130932" calcext:value-type="float">
            <text:p>0.00000130932</text:p>
          </table:table-cell>
          <table:table-cell table:formula="of:=[.A3213]*[.A3213]" office:value-type="float" office:value="0.000000467805385369" calcext:value-type="float">
            <text:p>4.67805385369E-07</text:p>
          </table:table-cell>
          <table:table-cell table:formula="of:=([.A3213]-[.B3213])*([.A3213]-[.B3213])" office:value-type="float" office:value="0.00000046601604681754" calcext:value-type="float">
            <text:p>4.66016046817542E-07</text:p>
          </table:table-cell>
          <table:table-cell table:number-columns-repeated="2"/>
        </table:table-row>
        <table:table-row table:style-name="ro1">
          <table:table-cell office:value-type="float" office:value="0.000683963" calcext:value-type="float">
            <text:p>0.000683963</text:p>
          </table:table-cell>
          <table:table-cell office:value-type="float" office:value="0.000159656" calcext:value-type="float">
            <text:p>0.000159656</text:p>
          </table:table-cell>
          <table:table-cell table:formula="of:=[.A3214]*[.A3214]" office:value-type="float" office:value="0.000000467805385369" calcext:value-type="float">
            <text:p>4.67805385369E-07</text:p>
          </table:table-cell>
          <table:table-cell table:formula="of:=([.A3214]-[.B3214])*([.A3214]-[.B3214])" office:value-type="float" office:value="0.000000274897830249" calcext:value-type="float">
            <text:p>2.74897830249E-07</text:p>
          </table:table-cell>
          <table:table-cell table:number-columns-repeated="2"/>
        </table:table-row>
        <table:table-row table:style-name="ro1">
          <table:table-cell office:value-type="float" office:value="0.000683963" calcext:value-type="float">
            <text:p>0.000683963</text:p>
          </table:table-cell>
          <table:table-cell office:value-type="float" office:value="0.024792" calcext:value-type="float">
            <text:p>0.024792</text:p>
          </table:table-cell>
          <table:table-cell table:formula="of:=[.A3215]*[.A3215]" office:value-type="float" office:value="0.000000467805385369" calcext:value-type="float">
            <text:p>4.67805385369E-07</text:p>
          </table:table-cell>
          <table:table-cell table:formula="of:=([.A3215]-[.B3215])*([.A3215]-[.B3215])" office:value-type="float" office:value="0.000581197447993369" calcext:value-type="float">
            <text:p>0.000581197447993369</text:p>
          </table:table-cell>
          <table:table-cell table:number-columns-repeated="2"/>
        </table:table-row>
        <table:table-row table:style-name="ro1">
          <table:table-cell office:value-type="float" office:value="0.0115852" calcext:value-type="float">
            <text:p>0.0115852</text:p>
          </table:table-cell>
          <table:table-cell office:value-type="float" office:value="0.0362845" calcext:value-type="float">
            <text:p>0.0362845</text:p>
          </table:table-cell>
          <table:table-cell table:formula="of:=[.A3216]*[.A3216]" office:value-type="float" office:value="0.00013421685904" calcext:value-type="float">
            <text:p>0.00013421685904</text:p>
          </table:table-cell>
          <table:table-cell table:formula="of:=([.A3216]-[.B3216])*([.A3216]-[.B3216])" office:value-type="float" office:value="0.00061005542049" calcext:value-type="float">
            <text:p>0.00061005542049</text:p>
          </table:table-cell>
          <table:table-cell table:number-columns-repeated="2"/>
        </table:table-row>
        <table:table-row table:style-name="ro1">
          <table:table-cell office:value-type="float" office:value="0.0115852" calcext:value-type="float">
            <text:p>0.0115852</text:p>
          </table:table-cell>
          <table:table-cell office:value-type="float" office:value="0.0227236" calcext:value-type="float">
            <text:p>0.0227236</text:p>
          </table:table-cell>
          <table:table-cell table:formula="of:=[.A3217]*[.A3217]" office:value-type="float" office:value="0.00013421685904" calcext:value-type="float">
            <text:p>0.00013421685904</text:p>
          </table:table-cell>
          <table:table-cell table:formula="of:=([.A3217]-[.B3217])*([.A3217]-[.B3217])" office:value-type="float" office:value="0.00012406395456" calcext:value-type="float">
            <text:p>0.00012406395456</text:p>
          </table:table-cell>
          <table:table-cell table:number-columns-repeated="2"/>
        </table:table-row>
        <table:table-row table:style-name="ro1">
          <table:table-cell office:value-type="float" office:value="0.0115852" calcext:value-type="float">
            <text:p>0.0115852</text:p>
          </table:table-cell>
          <table:table-cell office:value-type="float" office:value="0.0570686" calcext:value-type="float">
            <text:p>0.0570686</text:p>
          </table:table-cell>
          <table:table-cell table:formula="of:=[.A3218]*[.A3218]" office:value-type="float" office:value="0.00013421685904" calcext:value-type="float">
            <text:p>0.00013421685904</text:p>
          </table:table-cell>
          <table:table-cell table:formula="of:=([.A3218]-[.B3218])*([.A3218]-[.B3218])" office:value-type="float" office:value="0.00206873967556" calcext:value-type="float">
            <text:p>0.00206873967556</text:p>
          </table:table-cell>
          <table:table-cell table:number-columns-repeated="2"/>
        </table:table-row>
        <table:table-row table:style-name="ro1">
          <table:table-cell office:value-type="float" office:value="0.0841674" calcext:value-type="float">
            <text:p>0.0841674</text:p>
          </table:table-cell>
          <table:table-cell office:value-type="float" office:value="0.0878018" calcext:value-type="float">
            <text:p>0.0878018</text:p>
          </table:table-cell>
          <table:table-cell table:formula="of:=[.A3219]*[.A3219]" office:value-type="float" office:value="0.00708415122276" calcext:value-type="float">
            <text:p>0.00708415122276</text:p>
          </table:table-cell>
          <table:table-cell table:formula="of:=([.A3219]-[.B3219])*([.A3219]-[.B3219])" office:value-type="float" office:value="0.00001320886336" calcext:value-type="float">
            <text:p>0.00001320886336</text:p>
          </table:table-cell>
          <table:table-cell table:number-columns-repeated="2"/>
        </table:table-row>
        <table:table-row table:style-name="ro1">
          <table:table-cell office:value-type="float" office:value="0.0967526" calcext:value-type="float">
            <text:p>0.0967526</text:p>
          </table:table-cell>
          <table:table-cell office:value-type="float" office:value="0.0936472" calcext:value-type="float">
            <text:p>0.0936472</text:p>
          </table:table-cell>
          <table:table-cell table:formula="of:=[.A3220]*[.A3220]" office:value-type="float" office:value="0.00936106560676" calcext:value-type="float">
            <text:p>0.00936106560676</text:p>
          </table:table-cell>
          <table:table-cell table:formula="of:=([.A3220]-[.B3220])*([.A3220]-[.B3220])" office:value-type="float" office:value="0.00000964350915999997" calcext:value-type="float">
            <text:p>9.64350915999997E-06</text:p>
          </table:table-cell>
          <table:table-cell table:number-columns-repeated="2"/>
        </table:table-row>
        <table:table-row table:style-name="ro1">
          <table:table-cell office:value-type="float" office:value="0.0967528" calcext:value-type="float">
            <text:p>0.0967528</text:p>
          </table:table-cell>
          <table:table-cell office:value-type="float" office:value="0.0972238" calcext:value-type="float">
            <text:p>0.0972238</text:p>
          </table:table-cell>
          <table:table-cell table:formula="of:=[.A3221]*[.A3221]" office:value-type="float" office:value="0.00936110430784" calcext:value-type="float">
            <text:p>0.00936110430784</text:p>
          </table:table-cell>
          <table:table-cell table:formula="of:=([.A3221]-[.B3221])*([.A3221]-[.B3221])" office:value-type="float" office:value="0.000000221841" calcext:value-type="float">
            <text:p>0.000000221841</text:p>
          </table:table-cell>
          <table:table-cell table:number-columns-repeated="2"/>
        </table:table-row>
        <table:table-row table:style-name="ro1">
          <table:table-cell office:value-type="float" office:value="0.0967528" calcext:value-type="float">
            <text:p>0.0967528</text:p>
          </table:table-cell>
          <table:table-cell office:value-type="float" office:value="0.0986682" calcext:value-type="float">
            <text:p>0.0986682</text:p>
          </table:table-cell>
          <table:table-cell table:formula="of:=[.A3222]*[.A3222]" office:value-type="float" office:value="0.00936110430784" calcext:value-type="float">
            <text:p>0.00936110430784</text:p>
          </table:table-cell>
          <table:table-cell table:formula="of:=([.A3222]-[.B3222])*([.A3222]-[.B3222])" office:value-type="float" office:value="0.00000366875715999999" calcext:value-type="float">
            <text:p>0.00000366875715999999</text:p>
          </table:table-cell>
          <table:table-cell table:number-columns-repeated="2"/>
        </table:table-row>
        <table:table-row table:style-name="ro1">
          <table:table-cell office:value-type="float" office:value="0.101523" calcext:value-type="float">
            <text:p>0.101523</text:p>
          </table:table-cell>
          <table:table-cell office:value-type="float" office:value="0.177564" calcext:value-type="float">
            <text:p>0.177564</text:p>
          </table:table-cell>
          <table:table-cell table:formula="of:=[.A3223]*[.A3223]" office:value-type="float" office:value="0.010306919529" calcext:value-type="float">
            <text:p>0.010306919529</text:p>
          </table:table-cell>
          <table:table-cell table:formula="of:=([.A3223]-[.B3223])*([.A3223]-[.B3223])" office:value-type="float" office:value="0.005782233681" calcext:value-type="float">
            <text:p>0.005782233681</text:p>
          </table:table-cell>
          <table:table-cell table:number-columns-repeated="2"/>
        </table:table-row>
        <table:table-row table:style-name="ro1">
          <table:table-cell office:value-type="float" office:value="0.154693" calcext:value-type="float">
            <text:p>0.154693</text:p>
          </table:table-cell>
          <table:table-cell office:value-type="float" office:value="0.0891114" calcext:value-type="float">
            <text:p>0.0891114</text:p>
          </table:table-cell>
          <table:table-cell table:formula="of:=[.A3224]*[.A3224]" office:value-type="float" office:value="0.023929924249" calcext:value-type="float">
            <text:p>0.023929924249</text:p>
          </table:table-cell>
          <table:table-cell table:formula="of:=([.A3224]-[.B3224])*([.A3224]-[.B3224])" office:value-type="float" office:value="0.00430094625856" calcext:value-type="float">
            <text:p>0.00430094625856</text:p>
          </table:table-cell>
          <table:table-cell table:number-columns-repeated="2"/>
        </table:table-row>
        <table:table-row table:style-name="ro1">
          <table:table-cell office:value-type="float" office:value="0.208867" calcext:value-type="float">
            <text:p>0.208867</text:p>
          </table:table-cell>
          <table:table-cell office:value-type="float" office:value="0.172514" calcext:value-type="float">
            <text:p>0.172514</text:p>
          </table:table-cell>
          <table:table-cell table:formula="of:=[.A3225]*[.A3225]" office:value-type="float" office:value="0.043625423689" calcext:value-type="float">
            <text:p>0.043625423689</text:p>
          </table:table-cell>
          <table:table-cell table:formula="of:=([.A3225]-[.B3225])*([.A3225]-[.B3225])" office:value-type="float" office:value="0.001321540609" calcext:value-type="float">
            <text:p>0.001321540609</text:p>
          </table:table-cell>
          <table:table-cell table:number-columns-repeated="2"/>
        </table:table-row>
        <table:table-row table:style-name="ro1">
          <table:table-cell office:value-type="float" office:value="0.208867" calcext:value-type="float">
            <text:p>0.208867</text:p>
          </table:table-cell>
          <table:table-cell office:value-type="float" office:value="0.179109" calcext:value-type="float">
            <text:p>0.179109</text:p>
          </table:table-cell>
          <table:table-cell table:formula="of:=[.A3226]*[.A3226]" office:value-type="float" office:value="0.043625423689" calcext:value-type="float">
            <text:p>0.043625423689</text:p>
          </table:table-cell>
          <table:table-cell table:formula="of:=([.A3226]-[.B3226])*([.A3226]-[.B3226])" office:value-type="float" office:value="0.000885538564" calcext:value-type="float">
            <text:p>0.000885538564</text:p>
          </table:table-cell>
          <table:table-cell table:number-columns-repeated="2"/>
        </table:table-row>
        <table:table-row table:style-name="ro1">
          <table:table-cell office:value-type="float" office:value="0.208867" calcext:value-type="float">
            <text:p>0.208867</text:p>
          </table:table-cell>
          <table:table-cell office:value-type="float" office:value="0.169507" calcext:value-type="float">
            <text:p>0.169507</text:p>
          </table:table-cell>
          <table:table-cell table:formula="of:=[.A3227]*[.A3227]" office:value-type="float" office:value="0.043625423689" calcext:value-type="float">
            <text:p>0.043625423689</text:p>
          </table:table-cell>
          <table:table-cell table:formula="of:=([.A3227]-[.B3227])*([.A3227]-[.B3227])" office:value-type="float" office:value="0.0015492096" calcext:value-type="float">
            <text:p>0.0015492096</text:p>
          </table:table-cell>
          <table:table-cell table:number-columns-repeated="2"/>
        </table:table-row>
        <table:table-row table:style-name="ro1">
          <table:table-cell office:value-type="float" office:value="0.206418" calcext:value-type="float">
            <text:p>0.206418</text:p>
          </table:table-cell>
          <table:table-cell office:value-type="float" office:value="0.504595" calcext:value-type="float">
            <text:p>0.504595</text:p>
          </table:table-cell>
          <table:table-cell table:formula="of:=[.A3228]*[.A3228]" office:value-type="float" office:value="0.042608390724" calcext:value-type="float">
            <text:p>0.042608390724</text:p>
          </table:table-cell>
          <table:table-cell table:formula="of:=([.A3228]-[.B3228])*([.A3228]-[.B3228])" office:value-type="float" office:value="0.088909523329" calcext:value-type="float">
            <text:p>0.088909523329</text:p>
          </table:table-cell>
          <table:table-cell table:number-columns-repeated="2"/>
        </table:table-row>
        <table:table-row table:style-name="ro1">
          <table:table-cell office:value-type="float" office:value="0.231142" calcext:value-type="float">
            <text:p>0.231142</text:p>
          </table:table-cell>
          <table:table-cell office:value-type="float" office:value="0.214177" calcext:value-type="float">
            <text:p>0.214177</text:p>
          </table:table-cell>
          <table:table-cell table:formula="of:=[.A3229]*[.A3229]" office:value-type="float" office:value="0.053426624164" calcext:value-type="float">
            <text:p>0.053426624164</text:p>
          </table:table-cell>
          <table:table-cell table:formula="of:=([.A3229]-[.B3229])*([.A3229]-[.B3229])" office:value-type="float" office:value="0.000287811224999999" calcext:value-type="float">
            <text:p>0.000287811224999999</text:p>
          </table:table-cell>
          <table:table-cell table:number-columns-repeated="2"/>
        </table:table-row>
        <table:table-row table:style-name="ro1">
          <table:table-cell office:value-type="float" office:value="0.418708" calcext:value-type="float">
            <text:p>0.418708</text:p>
          </table:table-cell>
          <table:table-cell office:value-type="float" office:value="0.526011" calcext:value-type="float">
            <text:p>0.526011</text:p>
          </table:table-cell>
          <table:table-cell table:formula="of:=[.A3230]*[.A3230]" office:value-type="float" office:value="0.175316389264" calcext:value-type="float">
            <text:p>0.175316389264</text:p>
          </table:table-cell>
          <table:table-cell table:formula="of:=([.A3230]-[.B3230])*([.A3230]-[.B3230])" office:value-type="float" office:value="0.011513933809" calcext:value-type="float">
            <text:p>0.011513933809</text:p>
          </table:table-cell>
          <table:table-cell table:number-columns-repeated="2"/>
        </table:table-row>
        <table:table-row table:style-name="ro1">
          <table:table-cell office:value-type="float" office:value="0.616988" calcext:value-type="float">
            <text:p>0.616988</text:p>
          </table:table-cell>
          <table:table-cell office:value-type="float" office:value="0.466046" calcext:value-type="float">
            <text:p>0.466046</text:p>
          </table:table-cell>
          <table:table-cell table:formula="of:=[.A3231]*[.A3231]" office:value-type="float" office:value="0.380674192144" calcext:value-type="float">
            <text:p>0.380674192144</text:p>
          </table:table-cell>
          <table:table-cell table:formula="of:=([.A3231]-[.B3231])*([.A3231]-[.B3231])" office:value-type="float" office:value="0.022783487364" calcext:value-type="float">
            <text:p>0.022783487364</text:p>
          </table:table-cell>
          <table:table-cell table:number-columns-repeated="2"/>
        </table:table-row>
        <table:table-row table:style-name="ro1">
          <table:table-cell office:value-type="float" office:value="0.825309" calcext:value-type="float">
            <text:p>0.825309</text:p>
          </table:table-cell>
          <table:table-cell office:value-type="float" office:value="0.82662" calcext:value-type="float">
            <text:p>0.82662</text:p>
          </table:table-cell>
          <table:table-cell table:formula="of:=[.A3232]*[.A3232]" office:value-type="float" office:value="0.681134945481" calcext:value-type="float">
            <text:p>0.681134945481</text:p>
          </table:table-cell>
          <table:table-cell table:formula="of:=([.A3232]-[.B3232])*([.A3232]-[.B3232])" office:value-type="float" office:value="0.00000171872100000016" calcext:value-type="float">
            <text:p>1.71872100000016E-06</text:p>
          </table:table-cell>
          <table:table-cell table:number-columns-repeated="2"/>
        </table:table-row>
        <table:table-row table:style-name="ro1">
          <table:table-cell office:value-type="float" office:value="0.820978" calcext:value-type="float">
            <text:p>0.820978</text:p>
          </table:table-cell>
          <table:table-cell office:value-type="float" office:value="0.859014" calcext:value-type="float">
            <text:p>0.859014</text:p>
          </table:table-cell>
          <table:table-cell table:formula="of:=[.A3233]*[.A3233]" office:value-type="float" office:value="0.674004876484" calcext:value-type="float">
            <text:p>0.674004876484</text:p>
          </table:table-cell>
          <table:table-cell table:formula="of:=([.A3233]-[.B3233])*([.A3233]-[.B3233])" office:value-type="float" office:value="0.00144673729600001" calcext:value-type="float">
            <text:p>0.00144673729600001</text:p>
          </table:table-cell>
          <table:table-cell table:number-columns-repeated="2"/>
        </table:table-row>
        <table:table-row table:style-name="ro1">
          <table:table-cell office:value-type="float" office:value="0.875992" calcext:value-type="float">
            <text:p>0.875992</text:p>
          </table:table-cell>
          <table:table-cell office:value-type="float" office:value="0.885007" calcext:value-type="float">
            <text:p>0.885007</text:p>
          </table:table-cell>
          <table:table-cell table:formula="of:=[.A3234]*[.A3234]" office:value-type="float" office:value="0.767361984064" calcext:value-type="float">
            <text:p>0.767361984064</text:p>
          </table:table-cell>
          <table:table-cell table:formula="of:=([.A3234]-[.B3234])*([.A3234]-[.B3234])" office:value-type="float" office:value="0.0000812702249999999" calcext:value-type="float">
            <text:p>0.0000812702249999999</text:p>
          </table:table-cell>
          <table:table-cell table:number-columns-repeated="2"/>
        </table:table-row>
        <table:table-row table:style-name="ro1">
          <table:table-cell office:value-type="float" office:value="0.924686" calcext:value-type="float">
            <text:p>0.924686</text:p>
          </table:table-cell>
          <table:table-cell office:value-type="float" office:value="0.909079" calcext:value-type="float">
            <text:p>0.909079</text:p>
          </table:table-cell>
          <table:table-cell table:formula="of:=[.A3235]*[.A3235]" office:value-type="float" office:value="0.855044198596" calcext:value-type="float">
            <text:p>0.855044198596</text:p>
          </table:table-cell>
          <table:table-cell table:formula="of:=([.A3235]-[.B3235])*([.A3235]-[.B3235])" office:value-type="float" office:value="0.000243578449000001" calcext:value-type="float">
            <text:p>0.000243578449000001</text:p>
          </table:table-cell>
          <table:table-cell table:number-columns-repeated="2"/>
        </table:table-row>
        <table:table-row table:style-name="ro1">
          <table:table-cell office:value-type="float" office:value="0.924685" calcext:value-type="float">
            <text:p>0.924685</text:p>
          </table:table-cell>
          <table:table-cell office:value-type="float" office:value="0.949423" calcext:value-type="float">
            <text:p>0.949423</text:p>
          </table:table-cell>
          <table:table-cell table:formula="of:=[.A3236]*[.A3236]" office:value-type="float" office:value="0.855042349225" calcext:value-type="float">
            <text:p>0.855042349225</text:p>
          </table:table-cell>
          <table:table-cell table:formula="of:=([.A3236]-[.B3236])*([.A3236]-[.B3236])" office:value-type="float" office:value="0.000611968644000002" calcext:value-type="float">
            <text:p>0.000611968644000002</text:p>
          </table:table-cell>
          <table:table-cell table:number-columns-repeated="2"/>
        </table:table-row>
        <table:table-row table:style-name="ro1">
          <table:table-cell office:value-type="float" office:value="0.946465" calcext:value-type="float">
            <text:p>0.946465</text:p>
          </table:table-cell>
          <table:table-cell office:value-type="float" office:value="0.993862" calcext:value-type="float">
            <text:p>0.993862</text:p>
          </table:table-cell>
          <table:table-cell table:formula="of:=[.A3237]*[.A3237]" office:value-type="float" office:value="0.895795996225" calcext:value-type="float">
            <text:p>0.895795996225</text:p>
          </table:table-cell>
          <table:table-cell table:formula="of:=([.A3237]-[.B3237])*([.A3237]-[.B3237])" office:value-type="float" office:value="0.002246475609" calcext:value-type="float">
            <text:p>0.00224647560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9997" calcext:value-type="float">
            <text:p>0.999997</text:p>
          </table:table-cell>
          <table:table-cell table:formula="of:=[.A3238]*[.A3238]" office:value-type="float" office:value="0.999974000169" calcext:value-type="float">
            <text:p>0.999974000169</text:p>
          </table:table-cell>
          <table:table-cell table:formula="of:=([.A3238]-[.B3238])*([.A3238]-[.B3238])" office:value-type="float" office:value="0.0000000001" calcext:value-type="float">
            <text:p>1.0000000000131E-10</text:p>
          </table:table-cell>
          <table:table-cell table:number-columns-repeated="2"/>
        </table:table-row>
        <table:table-row table:style-name="ro1">
          <table:table-cell office:value-type="float" office:value="0.0000297427" calcext:value-type="float">
            <text:p>0.0000297427</text:p>
          </table:table-cell>
          <table:table-cell office:value-type="float" office:value="0.000000000288415" calcext:value-type="float">
            <text:p>2.88415E-10</text:p>
          </table:table-cell>
          <table:table-cell table:formula="of:=[.A3239]*[.A3239]" office:value-type="float" office:value="0.00000000088462820329" calcext:value-type="float">
            <text:p>8.8462820329E-10</text:p>
          </table:table-cell>
          <table:table-cell table:formula="of:=([.A3239]-[.B3239])*([.A3239]-[.B3239])" office:value-type="float" office:value="0.00000000088461104689" calcext:value-type="float">
            <text:p>8.84611046891542E-10</text:p>
          </table:table-cell>
          <table:table-cell table:number-columns-repeated="2"/>
        </table:table-row>
        <table:table-row table:style-name="ro1">
          <table:table-cell office:value-type="float" office:value="0.0000262856" calcext:value-type="float">
            <text:p>0.0000262856</text:p>
          </table:table-cell>
          <table:table-cell office:value-type="float" office:value="0.000000253378" calcext:value-type="float">
            <text:p>0.000000253378</text:p>
          </table:table-cell>
          <table:table-cell table:formula="of:=[.A3240]*[.A3240]" office:value-type="float" office:value="0.00000000069093276736" calcext:value-type="float">
            <text:p>6.9093276736E-10</text:p>
          </table:table-cell>
          <table:table-cell table:formula="of:=([.A3240]-[.B3240])*([.A3240]-[.B3240])" office:value-type="float" office:value="0.00000000067767658226" calcext:value-type="float">
            <text:p>6.77676582257284E-10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000420278" calcext:value-type="float">
            <text:p>0.000000420278</text:p>
          </table:table-cell>
          <table:table-cell table:formula="of:=[.A3241]*[.A3241]" office:value-type="float" office:value="0.0000000000012825336" calcext:value-type="float">
            <text:p>1.2825336001E-12</text:p>
          </table:table-cell>
          <table:table-cell table:formula="of:=([.A3241]-[.B3241])*([.A3241]-[.B3241])" office:value-type="float" office:value="0.00000000000050724593" calcext:value-type="float">
            <text:p>5.07245932944E-13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00151174" calcext:value-type="float">
            <text:p>0.00000151174</text:p>
          </table:table-cell>
          <table:table-cell table:formula="of:=[.A3242]*[.A3242]" office:value-type="float" office:value="0.0000000000012825336" calcext:value-type="float">
            <text:p>1.2825336001E-12</text:p>
          </table:table-cell>
          <table:table-cell table:formula="of:=([.A3242]-[.B3242])*([.A3242]-[.B3242])" office:value-type="float" office:value="0.00000000000014383056" calcext:value-type="float">
            <text:p>1.438305625E-13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29548" calcext:value-type="float">
            <text:p>0.000029548</text:p>
          </table:table-cell>
          <table:table-cell table:formula="of:=[.A3243]*[.A3243]" office:value-type="float" office:value="0.00000000001841722974" calcext:value-type="float">
            <text:p>1.84172297409E-11</text:p>
          </table:table-cell>
          <table:table-cell table:formula="of:=([.A3243]-[.B3243])*([.A3243]-[.B3243])" office:value-type="float" office:value="0.00000000063788927686" calcext:value-type="float">
            <text:p>6.378892768609E-10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0118942" calcext:value-type="float">
            <text:p>0.000118942</text:p>
          </table:table-cell>
          <table:table-cell table:formula="of:=[.A3244]*[.A3244]" office:value-type="float" office:value="0.00000000000719425048" calcext:value-type="float">
            <text:p>7.1942504841E-12</text:p>
          </table:table-cell>
          <table:table-cell table:formula="of:=([.A3244]-[.B3244])*([.A3244]-[.B3244])" office:value-type="float" office:value="0.00000001351633877084" calcext:value-type="float">
            <text:p>1.35163387708441E-08</text:p>
          </table:table-cell>
          <table:table-cell table:number-columns-repeated="2"/>
        </table:table-row>
        <table:table-row table:style-name="ro1">
          <table:table-cell office:value-type="float" office:value="0.00000679493" calcext:value-type="float">
            <text:p>0.00000679493</text:p>
          </table:table-cell>
          <table:table-cell office:value-type="float" office:value="0.00123045" calcext:value-type="float">
            <text:p>0.00123045</text:p>
          </table:table-cell>
          <table:table-cell table:formula="of:=[.A3245]*[.A3245]" office:value-type="float" office:value="0.0000000000461710737" calcext:value-type="float">
            <text:p>4.61710737049E-11</text:p>
          </table:table-cell>
          <table:table-cell table:formula="of:=([.A3245]-[.B3245])*([.A3245]-[.B3245])" office:value-type="float" office:value="0.0000014973317303367" calcext:value-type="float">
            <text:p>1.4973317303367E-06</text:p>
          </table:table-cell>
          <table:table-cell table:number-columns-repeated="2"/>
        </table:table-row>
        <table:table-row table:style-name="ro1">
          <table:table-cell office:value-type="float" office:value="0.0000360608" calcext:value-type="float">
            <text:p>0.0000360608</text:p>
          </table:table-cell>
          <table:table-cell office:value-type="float" office:value="0.000545383" calcext:value-type="float">
            <text:p>0.000545383</text:p>
          </table:table-cell>
          <table:table-cell table:formula="of:=[.A3246]*[.A3246]" office:value-type="float" office:value="0.00000000130038129664" calcext:value-type="float">
            <text:p>1.30038129664E-09</text:p>
          </table:table-cell>
          <table:table-cell table:formula="of:=([.A3246]-[.B3246])*([.A3246]-[.B3246])" office:value-type="float" office:value="0.00000025940910341284" calcext:value-type="float">
            <text:p>2.5940910341284E-07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00440652" calcext:value-type="float">
            <text:p>0.0000440652</text:p>
          </table:table-cell>
          <table:table-cell table:formula="of:=[.A3247]*[.A3247]" office:value-type="float" office:value="0.00000000011256361216" calcext:value-type="float">
            <text:p>1.1256361216E-10</text:p>
          </table:table-cell>
          <table:table-cell table:formula="of:=([.A3247]-[.B3247])*([.A3247]-[.B3247])" office:value-type="float" office:value="0.00000000111927717136" calcext:value-type="float">
            <text:p>1.11927717136E-09</text:p>
          </table:table-cell>
          <table:table-cell table:number-columns-repeated="2"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00289168" calcext:value-type="float">
            <text:p>0.000289168</text:p>
          </table:table-cell>
          <table:table-cell table:formula="of:=[.A3248]*[.A3248]" office:value-type="float" office:value="0.00000000023283097744" calcext:value-type="float">
            <text:p>2.3283097744E-10</text:p>
          </table:table-cell>
          <table:table-cell table:formula="of:=([.A3248]-[.B3248])*([.A3248]-[.B3248])" office:value-type="float" office:value="0.00000007502624984464" calcext:value-type="float">
            <text:p>7.502624984464E-08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145064" calcext:value-type="float">
            <text:p>0.0145064</text:p>
          </table:table-cell>
          <table:table-cell table:formula="of:=[.A3249]*[.A3249]" office:value-type="float" office:value="0.00000000002941999296" calcext:value-type="float">
            <text:p>2.94199929604E-11</text:p>
          </table:table-cell>
          <table:table-cell table:formula="of:=([.A3249]-[.B3249])*([.A3249]-[.B3249])" office:value-type="float" office:value="0.000210278304372537" calcext:value-type="float">
            <text:p>0.000210278304372537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00000473509" calcext:value-type="float">
            <text:p>0.0000000473509</text:p>
          </table:table-cell>
          <table:table-cell table:formula="of:=[.A3250]*[.A3250]" office:value-type="float" office:value="0.00000000000187939423" calcext:value-type="float">
            <text:p>1.8793942281E-12</text:p>
          </table:table-cell>
          <table:table-cell table:formula="of:=([.A3250]-[.B3250])*([.A3250]-[.B3250])" office:value-type="float" office:value="0.00000000000175180869" calcext:value-type="float">
            <text:p>1.75180869119281E-12</text:p>
          </table:table-cell>
          <table:table-cell table:number-columns-repeated="2"/>
        </table:table-row>
        <table:table-row table:style-name="ro1">
          <table:table-cell office:value-type="float" office:value="0.0000644922" calcext:value-type="float">
            <text:p>0.0000644922</text:p>
          </table:table-cell>
          <table:table-cell office:value-type="float" office:value="0.0000033588" calcext:value-type="float">
            <text:p>0.0000033588</text:p>
          </table:table-cell>
          <table:table-cell table:formula="of:=[.A3251]*[.A3251]" office:value-type="float" office:value="0.00000000415924386084" calcext:value-type="float">
            <text:p>4.15924386084E-09</text:p>
          </table:table-cell>
          <table:table-cell table:formula="of:=([.A3251]-[.B3251])*([.A3251]-[.B3251])" office:value-type="float" office:value="0.00000000373729259556" calcext:value-type="float">
            <text:p>3.73729259556E-09</text:p>
          </table:table-cell>
          <table:table-cell table:number-columns-repeated="2"/>
        </table:table-row>
        <table:table-row table:style-name="ro1">
          <table:table-cell office:value-type="float" office:value="0.0000545979" calcext:value-type="float">
            <text:p>0.0000545979</text:p>
          </table:table-cell>
          <table:table-cell office:value-type="float" office:value="0.000405909" calcext:value-type="float">
            <text:p>0.000405909</text:p>
          </table:table-cell>
          <table:table-cell table:formula="of:=[.A3252]*[.A3252]" office:value-type="float" office:value="0.00000000298093068441" calcext:value-type="float">
            <text:p>2.98093068441E-09</text:p>
          </table:table-cell>
          <table:table-cell table:formula="of:=([.A3252]-[.B3252])*([.A3252]-[.B3252])" office:value-type="float" office:value="0.00000012341948898321" calcext:value-type="float">
            <text:p>1.2341948898321E-07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00135588" calcext:value-type="float">
            <text:p>0.000135588</text:p>
          </table:table-cell>
          <table:table-cell table:formula="of:=[.A3253]*[.A3253]" office:value-type="float" office:value="0.00000000019787204889" calcext:value-type="float">
            <text:p>1.9787204889E-10</text:p>
          </table:table-cell>
          <table:table-cell table:formula="of:=([.A3253]-[.B3253])*([.A3253]-[.B3253])" office:value-type="float" office:value="0.00000001476742635369" calcext:value-type="float">
            <text:p>1.476742635369E-08</text:p>
          </table:table-cell>
          <table:table-cell table:number-columns-repeated="2"/>
        </table:table-row>
        <table:table-row table:style-name="ro1">
          <table:table-cell office:value-type="float" office:value="0.0000487566" calcext:value-type="float">
            <text:p>0.0000487566</text:p>
          </table:table-cell>
          <table:table-cell office:value-type="float" office:value="0.000000901153" calcext:value-type="float">
            <text:p>0.000000901153</text:p>
          </table:table-cell>
          <table:table-cell table:formula="of:=[.A3254]*[.A3254]" office:value-type="float" office:value="0.00000000237720604356" calcext:value-type="float">
            <text:p>2.37720604356E-09</text:p>
          </table:table-cell>
          <table:table-cell table:formula="of:=([.A3254]-[.B3254])*([.A3254]-[.B3254])" office:value-type="float" office:value="0.00000000229014380757" calcext:value-type="float">
            <text:p>2.29014380756981E-09</text:p>
          </table:table-cell>
          <table:table-cell table:number-columns-repeated="2"/>
        </table:table-row>
        <table:table-row table:style-name="ro1">
          <table:table-cell office:value-type="float" office:value="0.000215888" calcext:value-type="float">
            <text:p>0.000215888</text:p>
          </table:table-cell>
          <table:table-cell office:value-type="float" office:value="0.0000106171" calcext:value-type="float">
            <text:p>0.0000106171</text:p>
          </table:table-cell>
          <table:table-cell table:formula="of:=[.A3255]*[.A3255]" office:value-type="float" office:value="0.000000046607628544" calcext:value-type="float">
            <text:p>4.6607628544E-08</text:p>
          </table:table-cell>
          <table:table-cell table:formula="of:=([.A3255]-[.B3255])*([.A3255]-[.B3255])" office:value-type="float" office:value="0.00000004213614238681" calcext:value-type="float">
            <text:p>4.213614238681E-08</text:p>
          </table:table-cell>
          <table:table-cell table:number-columns-repeated="2"/>
        </table:table-row>
        <table:table-row table:style-name="ro1">
          <table:table-cell office:value-type="float" office:value="0.000215888" calcext:value-type="float">
            <text:p>0.000215888</text:p>
          </table:table-cell>
          <table:table-cell office:value-type="float" office:value="0.000686535" calcext:value-type="float">
            <text:p>0.000686535</text:p>
          </table:table-cell>
          <table:table-cell table:formula="of:=[.A3256]*[.A3256]" office:value-type="float" office:value="0.000000046607628544" calcext:value-type="float">
            <text:p>4.6607628544E-08</text:p>
          </table:table-cell>
          <table:table-cell table:formula="of:=([.A3256]-[.B3256])*([.A3256]-[.B3256])" office:value-type="float" office:value="0.000000221508598609" calcext:value-type="float">
            <text:p>2.21508598609E-07</text:p>
          </table:table-cell>
          <table:table-cell table:number-columns-repeated="2"/>
        </table:table-row>
        <table:table-row table:style-name="ro1">
          <table:table-cell office:value-type="float" office:value="0.000549555" calcext:value-type="float">
            <text:p>0.000549555</text:p>
          </table:table-cell>
          <table:table-cell office:value-type="float" office:value="0.0000000362387" calcext:value-type="float">
            <text:p>0.0000000362387</text:p>
          </table:table-cell>
          <table:table-cell table:formula="of:=[.A3257]*[.A3257]" office:value-type="float" office:value="0.000000302010698025" calcext:value-type="float">
            <text:p>3.02010698025E-07</text:p>
          </table:table-cell>
          <table:table-cell table:formula="of:=([.A3257]-[.B3257])*([.A3257]-[.B3257])" office:value-type="float" office:value="0.00000030197086902069" calcext:value-type="float">
            <text:p>3.01970869020686E-07</text:p>
          </table:table-cell>
          <table:table-cell table:number-columns-repeated="2"/>
        </table:table-row>
        <table:table-row table:style-name="ro1">
          <table:table-cell office:value-type="float" office:value="0.000790834" calcext:value-type="float">
            <text:p>0.000790834</text:p>
          </table:table-cell>
          <table:table-cell office:value-type="float" office:value="0.000010464" calcext:value-type="float">
            <text:p>0.000010464</text:p>
          </table:table-cell>
          <table:table-cell table:formula="of:=[.A3258]*[.A3258]" office:value-type="float" office:value="0.000000625418415556" calcext:value-type="float">
            <text:p>6.25418415556E-07</text:p>
          </table:table-cell>
          <table:table-cell table:formula="of:=([.A3258]-[.B3258])*([.A3258]-[.B3258])" office:value-type="float" office:value="0.0000006089773369" calcext:value-type="float">
            <text:p>0.0000006089773369</text:p>
          </table:table-cell>
          <table:table-cell table:number-columns-repeated="2"/>
        </table:table-row>
        <table:table-row table:style-name="ro1">
          <table:table-cell office:value-type="float" office:value="0.0209373" calcext:value-type="float">
            <text:p>0.0209373</text:p>
          </table:table-cell>
          <table:table-cell office:value-type="float" office:value="0.0523756" calcext:value-type="float">
            <text:p>0.0523756</text:p>
          </table:table-cell>
          <table:table-cell table:formula="of:=[.A3259]*[.A3259]" office:value-type="float" office:value="0.00043837053129" calcext:value-type="float">
            <text:p>0.00043837053129</text:p>
          </table:table-cell>
          <table:table-cell table:formula="of:=([.A3259]-[.B3259])*([.A3259]-[.B3259])" office:value-type="float" office:value="0.00098836670689" calcext:value-type="float">
            <text:p>0.00098836670689</text:p>
          </table:table-cell>
          <table:table-cell table:number-columns-repeated="2"/>
        </table:table-row>
        <table:table-row table:style-name="ro1">
          <table:table-cell office:value-type="float" office:value="0.0535514" calcext:value-type="float">
            <text:p>0.0535514</text:p>
          </table:table-cell>
          <table:table-cell office:value-type="float" office:value="0.00605769" calcext:value-type="float">
            <text:p>0.00605769</text:p>
          </table:table-cell>
          <table:table-cell table:formula="of:=[.A3260]*[.A3260]" office:value-type="float" office:value="0.00286775244196" calcext:value-type="float">
            <text:p>0.00286775244196</text:p>
          </table:table-cell>
          <table:table-cell table:formula="of:=([.A3260]-[.B3260])*([.A3260]-[.B3260])" office:value-type="float" office:value="0.0022556524895641" calcext:value-type="float">
            <text:p>0.0022556524895641</text:p>
          </table:table-cell>
          <table:table-cell table:number-columns-repeated="2"/>
        </table:table-row>
        <table:table-row table:style-name="ro1">
          <table:table-cell office:value-type="float" office:value="0.194847" calcext:value-type="float">
            <text:p>0.194847</text:p>
          </table:table-cell>
          <table:table-cell office:value-type="float" office:value="0.0223865" calcext:value-type="float">
            <text:p>0.0223865</text:p>
          </table:table-cell>
          <table:table-cell table:formula="of:=[.A3261]*[.A3261]" office:value-type="float" office:value="0.037965353409" calcext:value-type="float">
            <text:p>0.037965353409</text:p>
          </table:table-cell>
          <table:table-cell table:formula="of:=([.A3261]-[.B3261])*([.A3261]-[.B3261])" office:value-type="float" office:value="0.02974262406025" calcext:value-type="float">
            <text:p>0.02974262406025</text:p>
          </table:table-cell>
          <table:table-cell table:number-columns-repeated="2"/>
        </table:table-row>
        <table:table-row table:style-name="ro1">
          <table:table-cell office:value-type="float" office:value="0.215275" calcext:value-type="float">
            <text:p>0.215275</text:p>
          </table:table-cell>
          <table:table-cell office:value-type="float" office:value="0.0185094" calcext:value-type="float">
            <text:p>0.0185094</text:p>
          </table:table-cell>
          <table:table-cell table:formula="of:=[.A3262]*[.A3262]" office:value-type="float" office:value="0.046343325625" calcext:value-type="float">
            <text:p>0.046343325625</text:p>
          </table:table-cell>
          <table:table-cell table:formula="of:=([.A3262]-[.B3262])*([.A3262]-[.B3262])" office:value-type="float" office:value="0.03871670134336" calcext:value-type="float">
            <text:p>0.03871670134336</text:p>
          </table:table-cell>
          <table:table-cell table:number-columns-repeated="2"/>
        </table:table-row>
        <table:table-row table:style-name="ro1">
          <table:table-cell office:value-type="float" office:value="0.32841" calcext:value-type="float">
            <text:p>0.32841</text:p>
          </table:table-cell>
          <table:table-cell office:value-type="float" office:value="0.0814524" calcext:value-type="float">
            <text:p>0.0814524</text:p>
          </table:table-cell>
          <table:table-cell table:formula="of:=[.A3263]*[.A3263]" office:value-type="float" office:value="0.1078531281" calcext:value-type="float">
            <text:p>0.1078531281</text:p>
          </table:table-cell>
          <table:table-cell table:formula="of:=([.A3263]-[.B3263])*([.A3263]-[.B3263])" office:value-type="float" office:value="0.06098805619776" calcext:value-type="float">
            <text:p>0.06098805619776</text:p>
          </table:table-cell>
          <table:table-cell table:number-columns-repeated="2"/>
        </table:table-row>
        <table:table-row table:style-name="ro1">
          <table:table-cell office:value-type="float" office:value="0.328208" calcext:value-type="float">
            <text:p>0.328208</text:p>
          </table:table-cell>
          <table:table-cell office:value-type="float" office:value="0.0550605" calcext:value-type="float">
            <text:p>0.0550605</text:p>
          </table:table-cell>
          <table:table-cell table:formula="of:=[.A3264]*[.A3264]" office:value-type="float" office:value="0.107720491264" calcext:value-type="float">
            <text:p>0.107720491264</text:p>
          </table:table-cell>
          <table:table-cell table:formula="of:=([.A3264]-[.B3264])*([.A3264]-[.B3264])" office:value-type="float" office:value="0.07460955675625" calcext:value-type="float">
            <text:p>0.07460955675625</text:p>
          </table:table-cell>
          <table:table-cell table:number-columns-repeated="2"/>
        </table:table-row>
        <table:table-row table:style-name="ro1">
          <table:table-cell office:value-type="float" office:value="0.328208" calcext:value-type="float">
            <text:p>0.328208</text:p>
          </table:table-cell>
          <table:table-cell office:value-type="float" office:value="0.119488" calcext:value-type="float">
            <text:p>0.119488</text:p>
          </table:table-cell>
          <table:table-cell table:formula="of:=[.A3265]*[.A3265]" office:value-type="float" office:value="0.107720491264" calcext:value-type="float">
            <text:p>0.107720491264</text:p>
          </table:table-cell>
          <table:table-cell table:formula="of:=([.A3265]-[.B3265])*([.A3265]-[.B3265])" office:value-type="float" office:value="0.0435640384" calcext:value-type="float">
            <text:p>0.0435640384</text:p>
          </table:table-cell>
          <table:table-cell table:number-columns-repeated="2"/>
        </table:table-row>
        <table:table-row table:style-name="ro1">
          <table:table-cell office:value-type="float" office:value="0.355201" calcext:value-type="float">
            <text:p>0.355201</text:p>
          </table:table-cell>
          <table:table-cell office:value-type="float" office:value="0.148354" calcext:value-type="float">
            <text:p>0.148354</text:p>
          </table:table-cell>
          <table:table-cell table:formula="of:=[.A3266]*[.A3266]" office:value-type="float" office:value="0.126167750401" calcext:value-type="float">
            <text:p>0.126167750401</text:p>
          </table:table-cell>
          <table:table-cell table:formula="of:=([.A3266]-[.B3266])*([.A3266]-[.B3266])" office:value-type="float" office:value="0.042785681409" calcext:value-type="float">
            <text:p>0.042785681409</text:p>
          </table:table-cell>
          <table:table-cell table:number-columns-repeated="2"/>
        </table:table-row>
        <table:table-row table:style-name="ro1">
          <table:table-cell office:value-type="float" office:value="0.730115" calcext:value-type="float">
            <text:p>0.730115</text:p>
          </table:table-cell>
          <table:table-cell office:value-type="float" office:value="0.172967" calcext:value-type="float">
            <text:p>0.172967</text:p>
          </table:table-cell>
          <table:table-cell table:formula="of:=[.A3267]*[.A3267]" office:value-type="float" office:value="0.533067913225" calcext:value-type="float">
            <text:p>0.533067913225</text:p>
          </table:table-cell>
          <table:table-cell table:formula="of:=([.A3267]-[.B3267])*([.A3267]-[.B3267])" office:value-type="float" office:value="0.310413893904" calcext:value-type="float">
            <text:p>0.310413893904</text:p>
          </table:table-cell>
          <table:table-cell table:number-columns-repeated="2"/>
        </table:table-row>
        <table:table-row table:style-name="ro1">
          <table:table-cell office:value-type="float" office:value="0.840592" calcext:value-type="float">
            <text:p>0.840592</text:p>
          </table:table-cell>
          <table:table-cell office:value-type="float" office:value="0.218076" calcext:value-type="float">
            <text:p>0.218076</text:p>
          </table:table-cell>
          <table:table-cell table:formula="of:=[.A3268]*[.A3268]" office:value-type="float" office:value="0.706594910464" calcext:value-type="float">
            <text:p>0.706594910464</text:p>
          </table:table-cell>
          <table:table-cell table:formula="of:=([.A3268]-[.B3268])*([.A3268]-[.B3268])" office:value-type="float" office:value="0.387526170256" calcext:value-type="float">
            <text:p>0.387526170256</text:p>
          </table:table-cell>
          <table:table-cell table:number-columns-repeated="2"/>
        </table:table-row>
        <table:table-row table:style-name="ro1">
          <table:table-cell office:value-type="float" office:value="0.840592" calcext:value-type="float">
            <text:p>0.840592</text:p>
          </table:table-cell>
          <table:table-cell office:value-type="float" office:value="0.227693" calcext:value-type="float">
            <text:p>0.227693</text:p>
          </table:table-cell>
          <table:table-cell table:formula="of:=[.A3269]*[.A3269]" office:value-type="float" office:value="0.706594910464" calcext:value-type="float">
            <text:p>0.706594910464</text:p>
          </table:table-cell>
          <table:table-cell table:formula="of:=([.A3269]-[.B3269])*([.A3269]-[.B3269])" office:value-type="float" office:value="0.375645184201" calcext:value-type="float">
            <text:p>0.375645184201</text:p>
          </table:table-cell>
          <table:table-cell table:number-columns-repeated="2"/>
        </table:table-row>
        <table:table-row table:style-name="ro1">
          <table:table-cell office:value-type="float" office:value="0.840592" calcext:value-type="float">
            <text:p>0.840592</text:p>
          </table:table-cell>
          <table:table-cell office:value-type="float" office:value="0.530553" calcext:value-type="float">
            <text:p>0.530553</text:p>
          </table:table-cell>
          <table:table-cell table:formula="of:=[.A3270]*[.A3270]" office:value-type="float" office:value="0.706594910464" calcext:value-type="float">
            <text:p>0.706594910464</text:p>
          </table:table-cell>
          <table:table-cell table:formula="of:=([.A3270]-[.B3270])*([.A3270]-[.B3270])" office:value-type="float" office:value="0.096124181521" calcext:value-type="float">
            <text:p>0.096124181521</text:p>
          </table:table-cell>
          <table:table-cell table:number-columns-repeated="2"/>
        </table:table-row>
        <table:table-row table:style-name="ro1">
          <table:table-cell office:value-type="float" office:value="0.840592" calcext:value-type="float">
            <text:p>0.840592</text:p>
          </table:table-cell>
          <table:table-cell office:value-type="float" office:value="0.555813" calcext:value-type="float">
            <text:p>0.555813</text:p>
          </table:table-cell>
          <table:table-cell table:formula="of:=[.A3271]*[.A3271]" office:value-type="float" office:value="0.706594910464" calcext:value-type="float">
            <text:p>0.706594910464</text:p>
          </table:table-cell>
          <table:table-cell table:formula="of:=([.A3271]-[.B3271])*([.A3271]-[.B3271])" office:value-type="float" office:value="0.081099078841" calcext:value-type="float">
            <text:p>0.081099078841</text:p>
          </table:table-cell>
          <table:table-cell table:number-columns-repeated="2"/>
        </table:table-row>
        <table:table-row table:style-name="ro1">
          <table:table-cell office:value-type="float" office:value="0.923953" calcext:value-type="float">
            <text:p>0.923953</text:p>
          </table:table-cell>
          <table:table-cell office:value-type="float" office:value="0.79908" calcext:value-type="float">
            <text:p>0.79908</text:p>
          </table:table-cell>
          <table:table-cell table:formula="of:=[.A3272]*[.A3272]" office:value-type="float" office:value="0.853689146209" calcext:value-type="float">
            <text:p>0.853689146209</text:p>
          </table:table-cell>
          <table:table-cell table:formula="of:=([.A3272]-[.B3272])*([.A3272]-[.B3272])" office:value-type="float" office:value="0.015593266129" calcext:value-type="float">
            <text:p>0.015593266129</text:p>
          </table:table-cell>
          <table:table-cell table:number-columns-repeated="2"/>
        </table:table-row>
        <table:table-row table:style-name="ro1">
          <table:table-cell office:value-type="float" office:value="0.923953" calcext:value-type="float">
            <text:p>0.923953</text:p>
          </table:table-cell>
          <table:table-cell office:value-type="float" office:value="0.864729" calcext:value-type="float">
            <text:p>0.864729</text:p>
          </table:table-cell>
          <table:table-cell table:formula="of:=[.A3273]*[.A3273]" office:value-type="float" office:value="0.853689146209" calcext:value-type="float">
            <text:p>0.853689146209</text:p>
          </table:table-cell>
          <table:table-cell table:formula="of:=([.A3273]-[.B3273])*([.A3273]-[.B3273])" office:value-type="float" office:value="0.00350748217600001" calcext:value-type="float">
            <text:p>0.00350748217600001</text:p>
          </table:table-cell>
          <table:table-cell table:number-columns-repeated="2"/>
        </table:table-row>
        <table:table-row table:style-name="ro1">
          <table:table-cell office:value-type="float" office:value="0.923953" calcext:value-type="float">
            <text:p>0.923953</text:p>
          </table:table-cell>
          <table:table-cell office:value-type="float" office:value="0.900583" calcext:value-type="float">
            <text:p>0.900583</text:p>
          </table:table-cell>
          <table:table-cell table:formula="of:=[.A3274]*[.A3274]" office:value-type="float" office:value="0.853689146209" calcext:value-type="float">
            <text:p>0.853689146209</text:p>
          </table:table-cell>
          <table:table-cell table:formula="of:=([.A3274]-[.B3274])*([.A3274]-[.B3274])" office:value-type="float" office:value="0.0005461569" calcext:value-type="float">
            <text:p>0.0005461569</text:p>
          </table:table-cell>
          <table:table-cell table:number-columns-repeated="2"/>
        </table:table-row>
        <table:table-row table:style-name="ro1">
          <table:table-cell office:value-type="float" office:value="0.968039" calcext:value-type="float">
            <text:p>0.968039</text:p>
          </table:table-cell>
          <table:table-cell office:value-type="float" office:value="0.977043" calcext:value-type="float">
            <text:p>0.977043</text:p>
          </table:table-cell>
          <table:table-cell table:formula="of:=[.A3275]*[.A3275]" office:value-type="float" office:value="0.937099505521" calcext:value-type="float">
            <text:p>0.937099505521</text:p>
          </table:table-cell>
          <table:table-cell table:formula="of:=([.A3275]-[.B3275])*([.A3275]-[.B3275])" office:value-type="float" office:value="0.0000810720160000002" calcext:value-type="float">
            <text:p>0.0000810720160000002</text:p>
          </table:table-cell>
          <table:table-cell table:number-columns-repeated="2"/>
        </table:table-row>
        <table:table-row table:style-name="ro1">
          <table:table-cell office:value-type="float" office:value="0.999161" calcext:value-type="float">
            <text:p>0.999161</text:p>
          </table:table-cell>
          <table:table-cell office:value-type="float" office:value="0.989067" calcext:value-type="float">
            <text:p>0.989067</text:p>
          </table:table-cell>
          <table:table-cell table:formula="of:=[.A3276]*[.A3276]" office:value-type="float" office:value="0.998322703921" calcext:value-type="float">
            <text:p>0.998322703921</text:p>
          </table:table-cell>
          <table:table-cell table:formula="of:=([.A3276]-[.B3276])*([.A3276]-[.B3276])" office:value-type="float" office:value="0.000101888835999999" calcext:value-type="float">
            <text:p>0.000101888835999999</text:p>
          </table:table-cell>
          <table:table-cell table:number-columns-repeated="2"/>
        </table:table-row>
        <table:table-row table:style-name="ro1">
          <table:table-cell office:value-type="float" office:value="0.99956" calcext:value-type="float">
            <text:p>0.99956</text:p>
          </table:table-cell>
          <table:table-cell office:value-type="float" office:value="0.987615" calcext:value-type="float">
            <text:p>0.987615</text:p>
          </table:table-cell>
          <table:table-cell table:formula="of:=[.A3277]*[.A3277]" office:value-type="float" office:value="0.9991201936" calcext:value-type="float">
            <text:p>0.9991201936</text:p>
          </table:table-cell>
          <table:table-cell table:formula="of:=([.A3277]-[.B3277])*([.A3277]-[.B3277])" office:value-type="float" office:value="0.000142683025" calcext:value-type="float">
            <text:p>0.000142683025</text:p>
          </table:table-cell>
          <table:table-cell table:number-columns-repeated="2"/>
        </table:table-row>
        <table:table-row table:style-name="ro1">
          <table:table-cell office:value-type="float" office:value="0.0000126958" calcext:value-type="float">
            <text:p>0.0000126958</text:p>
          </table:table-cell>
          <table:table-cell office:value-type="float" office:value="0.000000530289" calcext:value-type="float">
            <text:p>0.000000530289</text:p>
          </table:table-cell>
          <table:table-cell table:formula="of:=[.A3278]*[.A3278]" office:value-type="float" office:value="0.00000000016118333764" calcext:value-type="float">
            <text:p>1.6118333764E-10</text:p>
          </table:table-cell>
          <table:table-cell table:formula="of:=([.A3278]-[.B3278])*([.A3278]-[.B3278])" office:value-type="float" office:value="0.00000000014799965789" calcext:value-type="float">
            <text:p>1.47999657891121E-10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0180078" calcext:value-type="float">
            <text:p>0.000000180078</text:p>
          </table:table-cell>
          <table:table-cell table:formula="of:=[.A3279]*[.A3279]" office:value-type="float" office:value="0.00000000002217251491" calcext:value-type="float">
            <text:p>2.21725149129E-11</text:p>
          </table:table-cell>
          <table:table-cell table:formula="of:=([.A3279]-[.B3279])*([.A3279]-[.B3279])" office:value-type="float" office:value="0.00000000002050905123" calcext:value-type="float">
            <text:p>2.0509051230864E-11</text:p>
          </table:table-cell>
          <table:table-cell table:number-columns-repeated="2"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00000000197836" calcext:value-type="float">
            <text:p>1.97836E-10</text:p>
          </table:table-cell>
          <table:table-cell table:formula="of:=[.A3280]*[.A3280]" office:value-type="float" office:value="0.00000000000204635886" calcext:value-type="float">
            <text:p>2.0463588601E-12</text:p>
          </table:table-cell>
          <table:table-cell table:formula="of:=([.A3280]-[.B3280])*([.A3280]-[.B3280])" office:value-type="float" office:value="0.00000000000204579289" calcext:value-type="float">
            <text:p>2.04579288648636E-12</text:p>
          </table:table-cell>
          <table:table-cell table:number-columns-repeated="2"/>
        </table:table-row>
        <table:table-row table:style-name="ro1">
          <table:table-cell office:value-type="float" office:value="0.0000169873" calcext:value-type="float">
            <text:p>0.0000169873</text:p>
          </table:table-cell>
          <table:table-cell office:value-type="float" office:value="0.0000106815" calcext:value-type="float">
            <text:p>0.0000106815</text:p>
          </table:table-cell>
          <table:table-cell table:formula="of:=[.A3281]*[.A3281]" office:value-type="float" office:value="0.00000000028856836129" calcext:value-type="float">
            <text:p>2.8856836129E-10</text:p>
          </table:table-cell>
          <table:table-cell table:formula="of:=([.A3281]-[.B3281])*([.A3281]-[.B3281])" office:value-type="float" office:value="0.00000000003976311364" calcext:value-type="float">
            <text:p>3.976311364E-11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00000202559" calcext:value-type="float">
            <text:p>0.0000000202559</text:p>
          </table:table-cell>
          <table:table-cell table:formula="of:=[.A3282]*[.A3282]" office:value-type="float" office:value="0.00000000007887375959" calcext:value-type="float">
            <text:p>7.88737595881E-11</text:p>
          </table:table-cell>
          <table:table-cell table:formula="of:=([.A3282]-[.B3282])*([.A3282]-[.B3282])" office:value-type="float" office:value="0.00000000007851438095" calcext:value-type="float">
            <text:p>7.85143809477228E-11</text:p>
          </table:table-cell>
          <table:table-cell table:number-columns-repeated="2"/>
        </table:table-row>
        <table:table-row table:style-name="ro1">
          <table:table-cell office:value-type="float" office:value="0.0000895858" calcext:value-type="float">
            <text:p>0.0000895858</text:p>
          </table:table-cell>
          <table:table-cell office:value-type="float" office:value="0.000000191061" calcext:value-type="float">
            <text:p>0.000000191061</text:p>
          </table:table-cell>
          <table:table-cell table:formula="of:=[.A3283]*[.A3283]" office:value-type="float" office:value="0.00000000802561556164" calcext:value-type="float">
            <text:p>8.02561556164E-09</text:p>
          </table:table-cell>
          <table:table-cell table:formula="of:=([.A3283]-[.B3283])*([.A3283]-[.B3283])" office:value-type="float" office:value="0.00000000799141936088" calcext:value-type="float">
            <text:p>7.99141936087812E-09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366723" calcext:value-type="float">
            <text:p>0.000366723</text:p>
          </table:table-cell>
          <table:table-cell table:formula="of:=[.A3284]*[.A3284]" office:value-type="float" office:value="0.00000000000012789779" calcext:value-type="float">
            <text:p>1.27897786384E-13</text:p>
          </table:table-cell>
          <table:table-cell table:formula="of:=([.A3284]-[.B3284])*([.A3284]-[.B3284])" office:value-type="float" office:value="0.0000001342235858007" calcext:value-type="float">
            <text:p>1.34223585800698E-07</text:p>
          </table:table-cell>
          <table:table-cell table:number-columns-repeated="2"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0000185945" calcext:value-type="float">
            <text:p>0.00000185945</text:p>
          </table:table-cell>
          <table:table-cell table:formula="of:=[.A3285]*[.A3285]" office:value-type="float" office:value="0.00000000009094940983" calcext:value-type="float">
            <text:p>9.09494098276E-11</text:p>
          </table:table-cell>
          <table:table-cell table:formula="of:=([.A3285]-[.B3285])*([.A3285]-[.B3285])" office:value-type="float" office:value="0.00000000005894078174" calcext:value-type="float">
            <text:p>5.89407817441E-11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24347" calcext:value-type="float">
            <text:p>0.000024347</text:p>
          </table:table-cell>
          <table:table-cell table:formula="of:=[.A3286]*[.A3286]" office:value-type="float" office:value="3.55270834116E-015" calcext:value-type="float">
            <text:p>3.55270834116E-15</text:p>
          </table:table-cell>
          <table:table-cell table:formula="of:=([.A3286]-[.B3286])*([.A3286]-[.B3286])" office:value-type="float" office:value="0.00000000058987757532" calcext:value-type="float">
            <text:p>5.89877575315941E-10</text:p>
          </table:table-cell>
          <table:table-cell table:number-columns-repeated="2"/>
        </table:table-row>
        <table:table-row table:style-name="ro1">
          <table:table-cell office:value-type="float" office:value="0.0000446439" calcext:value-type="float">
            <text:p>0.0000446439</text:p>
          </table:table-cell>
          <table:table-cell office:value-type="float" office:value="0.00524774" calcext:value-type="float">
            <text:p>0.00524774</text:p>
          </table:table-cell>
          <table:table-cell table:formula="of:=[.A3287]*[.A3287]" office:value-type="float" office:value="0.00000000199307780721" calcext:value-type="float">
            <text:p>1.99307780721E-09</text:p>
          </table:table-cell>
          <table:table-cell table:formula="of:=([.A3287]-[.B3287])*([.A3287]-[.B3287])" office:value-type="float" office:value="0.0000270722090258352" calcext:value-type="float">
            <text:p>2.70722090258352E-05</text:p>
          </table:table-cell>
          <table:table-cell table:number-columns-repeated="2"/>
        </table:table-row>
        <table:table-row table:style-name="ro1">
          <table:table-cell office:value-type="float" office:value="0.0000113845" calcext:value-type="float">
            <text:p>0.0000113845</text:p>
          </table:table-cell>
          <table:table-cell office:value-type="float" office:value="0.00000000109571" calcext:value-type="float">
            <text:p>0.00000000109571</text:p>
          </table:table-cell>
          <table:table-cell table:formula="of:=[.A3288]*[.A3288]" office:value-type="float" office:value="0.00000000012960684025" calcext:value-type="float">
            <text:p>1.2960684025E-10</text:p>
          </table:table-cell>
          <table:table-cell table:formula="of:=([.A3288]-[.B3288])*([.A3288]-[.B3288])" office:value-type="float" office:value="0.00000000012958189323" calcext:value-type="float">
            <text:p>1.2958189322959E-10</text:p>
          </table:table-cell>
          <table:table-cell table:number-columns-repeated="2"/>
        </table:table-row>
        <table:table-row table:style-name="ro1">
          <table:table-cell office:value-type="float" office:value="0.000102282" calcext:value-type="float">
            <text:p>0.000102282</text:p>
          </table:table-cell>
          <table:table-cell office:value-type="float" office:value="0.000000153566" calcext:value-type="float">
            <text:p>0.000000153566</text:p>
          </table:table-cell>
          <table:table-cell table:formula="of:=[.A3289]*[.A3289]" office:value-type="float" office:value="0.000000010461607524" calcext:value-type="float">
            <text:p>1.0461607524E-08</text:p>
          </table:table-cell>
          <table:table-cell table:formula="of:=([.A3289]-[.B3289])*([.A3289]-[.B3289])" office:value-type="float" office:value="0.00000001043021703129" calcext:value-type="float">
            <text:p>1.04302170312924E-08</text:p>
          </table:table-cell>
          <table:table-cell table:number-columns-repeated="2"/>
        </table:table-row>
        <table:table-row table:style-name="ro1">
          <table:table-cell office:value-type="float" office:value="0.000102282" calcext:value-type="float">
            <text:p>0.000102282</text:p>
          </table:table-cell>
          <table:table-cell office:value-type="float" office:value="0.0000000291711" calcext:value-type="float">
            <text:p>0.0000000291711</text:p>
          </table:table-cell>
          <table:table-cell table:formula="of:=[.A3290]*[.A3290]" office:value-type="float" office:value="0.000000010461607524" calcext:value-type="float">
            <text:p>1.0461607524E-08</text:p>
          </table:table-cell>
          <table:table-cell table:formula="of:=([.A3290]-[.B3290])*([.A3290]-[.B3290])" office:value-type="float" office:value="0.00000001045564101805" calcext:value-type="float">
            <text:p>1.04556410180527E-08</text:p>
          </table:table-cell>
          <table:table-cell table:number-columns-repeated="2"/>
        </table:table-row>
        <table:table-row table:style-name="ro1">
          <table:table-cell office:value-type="float" office:value="0.000174582" calcext:value-type="float">
            <text:p>0.000174582</text:p>
          </table:table-cell>
          <table:table-cell office:value-type="float" office:value="0.00269566" calcext:value-type="float">
            <text:p>0.00269566</text:p>
          </table:table-cell>
          <table:table-cell table:formula="of:=[.A3291]*[.A3291]" office:value-type="float" office:value="0.000000030478874724" calcext:value-type="float">
            <text:p>3.0478874724E-08</text:p>
          </table:table-cell>
          <table:table-cell table:formula="of:=([.A3291]-[.B3291])*([.A3291]-[.B3291])" office:value-type="float" office:value="0.000006355834282084" calcext:value-type="float">
            <text:p>6.355834282084E-06</text:p>
          </table:table-cell>
          <table:table-cell table:number-columns-repeated="2"/>
        </table:table-row>
        <table:table-row table:style-name="ro1">
          <table:table-cell office:value-type="float" office:value="0.00259531" calcext:value-type="float">
            <text:p>0.00259531</text:p>
          </table:table-cell>
          <table:table-cell office:value-type="float" office:value="0.0000885113" calcext:value-type="float">
            <text:p>0.0000885113</text:p>
          </table:table-cell>
          <table:table-cell table:formula="of:=[.A3292]*[.A3292]" office:value-type="float" office:value="0.0000067356339961" calcext:value-type="float">
            <text:p>0.0000067356339961</text:p>
          </table:table-cell>
          <table:table-cell table:formula="of:=([.A3292]-[.B3292])*([.A3292]-[.B3292])" office:value-type="float" office:value="0.00000628403972232169" calcext:value-type="float">
            <text:p>6.28403972232169E-06</text:p>
          </table:table-cell>
          <table:table-cell table:number-columns-repeated="2"/>
        </table:table-row>
        <table:table-row table:style-name="ro1">
          <table:table-cell office:value-type="float" office:value="0.00630766" calcext:value-type="float">
            <text:p>0.00630766</text:p>
          </table:table-cell>
          <table:table-cell office:value-type="float" office:value="0.00174676" calcext:value-type="float">
            <text:p>0.00174676</text:p>
          </table:table-cell>
          <table:table-cell table:formula="of:=[.A3293]*[.A3293]" office:value-type="float" office:value="0.0000397865746756" calcext:value-type="float">
            <text:p>0.0000397865746756</text:p>
          </table:table-cell>
          <table:table-cell table:formula="of:=([.A3293]-[.B3293])*([.A3293]-[.B3293])" office:value-type="float" office:value="0.00002080180881" calcext:value-type="float">
            <text:p>0.00002080180881</text:p>
          </table:table-cell>
          <table:table-cell table:number-columns-repeated="2"/>
        </table:table-row>
        <table:table-row table:style-name="ro1">
          <table:table-cell office:value-type="float" office:value="0.00630766" calcext:value-type="float">
            <text:p>0.00630766</text:p>
          </table:table-cell>
          <table:table-cell office:value-type="float" office:value="0.0107575" calcext:value-type="float">
            <text:p>0.0107575</text:p>
          </table:table-cell>
          <table:table-cell table:formula="of:=[.A3294]*[.A3294]" office:value-type="float" office:value="0.0000397865746756" calcext:value-type="float">
            <text:p>0.0000397865746756</text:p>
          </table:table-cell>
          <table:table-cell table:formula="of:=([.A3294]-[.B3294])*([.A3294]-[.B3294])" office:value-type="float" office:value="0.0000198010760256" calcext:value-type="float">
            <text:p>0.0000198010760256</text:p>
          </table:table-cell>
          <table:table-cell table:number-columns-repeated="2"/>
        </table:table-row>
        <table:table-row table:style-name="ro1">
          <table:table-cell office:value-type="float" office:value="0.00630766" calcext:value-type="float">
            <text:p>0.00630766</text:p>
          </table:table-cell>
          <table:table-cell office:value-type="float" office:value="0.0234502" calcext:value-type="float">
            <text:p>0.0234502</text:p>
          </table:table-cell>
          <table:table-cell table:formula="of:=[.A3295]*[.A3295]" office:value-type="float" office:value="0.0000397865746756" calcext:value-type="float">
            <text:p>0.0000397865746756</text:p>
          </table:table-cell>
          <table:table-cell table:formula="of:=([.A3295]-[.B3295])*([.A3295]-[.B3295])" office:value-type="float" office:value="0.0002938666776516" calcext:value-type="float">
            <text:p>0.0002938666776516</text:p>
          </table:table-cell>
          <table:table-cell table:number-columns-repeated="2"/>
        </table:table-row>
        <table:table-row table:style-name="ro1">
          <table:table-cell office:value-type="float" office:value="0.00770837" calcext:value-type="float">
            <text:p>0.00770837</text:p>
          </table:table-cell>
          <table:table-cell office:value-type="float" office:value="0.00938654" calcext:value-type="float">
            <text:p>0.00938654</text:p>
          </table:table-cell>
          <table:table-cell table:formula="of:=[.A3296]*[.A3296]" office:value-type="float" office:value="0.0000594189680569" calcext:value-type="float">
            <text:p>0.0000594189680569</text:p>
          </table:table-cell>
          <table:table-cell table:formula="of:=([.A3296]-[.B3296])*([.A3296]-[.B3296])" office:value-type="float" office:value="0.0000028162545489" calcext:value-type="float">
            <text:p>0.0000028162545489</text:p>
          </table:table-cell>
          <table:table-cell table:number-columns-repeated="2"/>
        </table:table-row>
        <table:table-row table:style-name="ro1">
          <table:table-cell office:value-type="float" office:value="0.0119798" calcext:value-type="float">
            <text:p>0.0119798</text:p>
          </table:table-cell>
          <table:table-cell office:value-type="float" office:value="0.0152488" calcext:value-type="float">
            <text:p>0.0152488</text:p>
          </table:table-cell>
          <table:table-cell table:formula="of:=[.A3297]*[.A3297]" office:value-type="float" office:value="0.00014351560804" calcext:value-type="float">
            <text:p>0.00014351560804</text:p>
          </table:table-cell>
          <table:table-cell table:formula="of:=([.A3297]-[.B3297])*([.A3297]-[.B3297])" office:value-type="float" office:value="0.000010686361" calcext:value-type="float">
            <text:p>0.000010686361</text:p>
          </table:table-cell>
          <table:table-cell table:number-columns-repeated="2"/>
        </table:table-row>
        <table:table-row table:style-name="ro1">
          <table:table-cell office:value-type="float" office:value="0.00296479" calcext:value-type="float">
            <text:p>0.00296479</text:p>
          </table:table-cell>
          <table:table-cell office:value-type="float" office:value="0.0219125" calcext:value-type="float">
            <text:p>0.0219125</text:p>
          </table:table-cell>
          <table:table-cell table:formula="of:=[.A3298]*[.A3298]" office:value-type="float" office:value="0.0000087899797441" calcext:value-type="float">
            <text:p>0.0000087899797441</text:p>
          </table:table-cell>
          <table:table-cell table:formula="of:=([.A3298]-[.B3298])*([.A3298]-[.B3298])" office:value-type="float" office:value="0.0003590157142441" calcext:value-type="float">
            <text:p>0.0003590157142441</text:p>
          </table:table-cell>
          <table:table-cell table:number-columns-repeated="2"/>
        </table:table-row>
        <table:table-row table:style-name="ro1">
          <table:table-cell office:value-type="float" office:value="0.0946407" calcext:value-type="float">
            <text:p>0.0946407</text:p>
          </table:table-cell>
          <table:table-cell office:value-type="float" office:value="0.0369366" calcext:value-type="float">
            <text:p>0.0369366</text:p>
          </table:table-cell>
          <table:table-cell table:formula="of:=[.A3299]*[.A3299]" office:value-type="float" office:value="0.00895686209649" calcext:value-type="float">
            <text:p>0.00895686209649</text:p>
          </table:table-cell>
          <table:table-cell table:formula="of:=([.A3299]-[.B3299])*([.A3299]-[.B3299])" office:value-type="float" office:value="0.00332976315681" calcext:value-type="float">
            <text:p>0.00332976315681</text:p>
          </table:table-cell>
          <table:table-cell table:number-columns-repeated="2"/>
        </table:table-row>
        <table:table-row table:style-name="ro1">
          <table:table-cell office:value-type="float" office:value="0.115396" calcext:value-type="float">
            <text:p>0.115396</text:p>
          </table:table-cell>
          <table:table-cell office:value-type="float" office:value="0.0938134" calcext:value-type="float">
            <text:p>0.0938134</text:p>
          </table:table-cell>
          <table:table-cell table:formula="of:=[.A3300]*[.A3300]" office:value-type="float" office:value="0.013316236816" calcext:value-type="float">
            <text:p>0.013316236816</text:p>
          </table:table-cell>
          <table:table-cell table:formula="of:=([.A3300]-[.B3300])*([.A3300]-[.B3300])" office:value-type="float" office:value="0.00046580862276" calcext:value-type="float">
            <text:p>0.00046580862276</text:p>
          </table:table-cell>
          <table:table-cell table:number-columns-repeated="2"/>
        </table:table-row>
        <table:table-row table:style-name="ro1">
          <table:table-cell office:value-type="float" office:value="0.151586" calcext:value-type="float">
            <text:p>0.151586</text:p>
          </table:table-cell>
          <table:table-cell office:value-type="float" office:value="0.102675" calcext:value-type="float">
            <text:p>0.102675</text:p>
          </table:table-cell>
          <table:table-cell table:formula="of:=[.A3301]*[.A3301]" office:value-type="float" office:value="0.022978315396" calcext:value-type="float">
            <text:p>0.022978315396</text:p>
          </table:table-cell>
          <table:table-cell table:formula="of:=([.A3301]-[.B3301])*([.A3301]-[.B3301])" office:value-type="float" office:value="0.002392285921" calcext:value-type="float">
            <text:p>0.002392285921</text:p>
          </table:table-cell>
          <table:table-cell table:number-columns-repeated="2"/>
        </table:table-row>
        <table:table-row table:style-name="ro1">
          <table:table-cell office:value-type="float" office:value="0.279714" calcext:value-type="float">
            <text:p>0.279714</text:p>
          </table:table-cell>
          <table:table-cell office:value-type="float" office:value="0.339447" calcext:value-type="float">
            <text:p>0.339447</text:p>
          </table:table-cell>
          <table:table-cell table:formula="of:=[.A3302]*[.A3302]" office:value-type="float" office:value="0.078239921796" calcext:value-type="float">
            <text:p>0.078239921796</text:p>
          </table:table-cell>
          <table:table-cell table:formula="of:=([.A3302]-[.B3302])*([.A3302]-[.B3302])" office:value-type="float" office:value="0.003568031289" calcext:value-type="float">
            <text:p>0.003568031289</text:p>
          </table:table-cell>
          <table:table-cell table:number-columns-repeated="2"/>
        </table:table-row>
        <table:table-row table:style-name="ro1">
          <table:table-cell office:value-type="float" office:value="0.279714" calcext:value-type="float">
            <text:p>0.279714</text:p>
          </table:table-cell>
          <table:table-cell office:value-type="float" office:value="0.352187" calcext:value-type="float">
            <text:p>0.352187</text:p>
          </table:table-cell>
          <table:table-cell table:formula="of:=[.A3303]*[.A3303]" office:value-type="float" office:value="0.078239921796" calcext:value-type="float">
            <text:p>0.078239921796</text:p>
          </table:table-cell>
          <table:table-cell table:formula="of:=([.A3303]-[.B3303])*([.A3303]-[.B3303])" office:value-type="float" office:value="0.00525233572899999" calcext:value-type="float">
            <text:p>0.00525233572899999</text:p>
          </table:table-cell>
          <table:table-cell table:number-columns-repeated="2"/>
        </table:table-row>
        <table:table-row table:style-name="ro1">
          <table:table-cell office:value-type="float" office:value="0.274566" calcext:value-type="float">
            <text:p>0.274566</text:p>
          </table:table-cell>
          <table:table-cell office:value-type="float" office:value="0.362614" calcext:value-type="float">
            <text:p>0.362614</text:p>
          </table:table-cell>
          <table:table-cell table:formula="of:=[.A3304]*[.A3304]" office:value-type="float" office:value="0.075386488356" calcext:value-type="float">
            <text:p>0.075386488356</text:p>
          </table:table-cell>
          <table:table-cell table:formula="of:=([.A3304]-[.B3304])*([.A3304]-[.B3304])" office:value-type="float" office:value="0.007752450304" calcext:value-type="float">
            <text:p>0.007752450304</text:p>
          </table:table-cell>
          <table:table-cell table:number-columns-repeated="2"/>
        </table:table-row>
        <table:table-row table:style-name="ro1">
          <table:table-cell office:value-type="float" office:value="0.274566" calcext:value-type="float">
            <text:p>0.274566</text:p>
          </table:table-cell>
          <table:table-cell office:value-type="float" office:value="0.38683" calcext:value-type="float">
            <text:p>0.38683</text:p>
          </table:table-cell>
          <table:table-cell table:formula="of:=[.A3305]*[.A3305]" office:value-type="float" office:value="0.075386488356" calcext:value-type="float">
            <text:p>0.075386488356</text:p>
          </table:table-cell>
          <table:table-cell table:formula="of:=([.A3305]-[.B3305])*([.A3305]-[.B3305])" office:value-type="float" office:value="0.012603205696" calcext:value-type="float">
            <text:p>0.012603205696</text:p>
          </table:table-cell>
          <table:table-cell table:number-columns-repeated="2"/>
        </table:table-row>
        <table:table-row table:style-name="ro1">
          <table:table-cell office:value-type="float" office:value="0.545604" calcext:value-type="float">
            <text:p>0.545604</text:p>
          </table:table-cell>
          <table:table-cell office:value-type="float" office:value="0.444817" calcext:value-type="float">
            <text:p>0.444817</text:p>
          </table:table-cell>
          <table:table-cell table:formula="of:=[.A3306]*[.A3306]" office:value-type="float" office:value="0.297683724816" calcext:value-type="float">
            <text:p>0.297683724816</text:p>
          </table:table-cell>
          <table:table-cell table:formula="of:=([.A3306]-[.B3306])*([.A3306]-[.B3306])" office:value-type="float" office:value="0.010158019369" calcext:value-type="float">
            <text:p>0.010158019369</text:p>
          </table:table-cell>
          <table:table-cell table:number-columns-repeated="2"/>
        </table:table-row>
        <table:table-row table:style-name="ro1">
          <table:table-cell office:value-type="float" office:value="0.545604" calcext:value-type="float">
            <text:p>0.545604</text:p>
          </table:table-cell>
          <table:table-cell office:value-type="float" office:value="0.516544" calcext:value-type="float">
            <text:p>0.516544</text:p>
          </table:table-cell>
          <table:table-cell table:formula="of:=[.A3307]*[.A3307]" office:value-type="float" office:value="0.297683724816" calcext:value-type="float">
            <text:p>0.297683724816</text:p>
          </table:table-cell>
          <table:table-cell table:formula="of:=([.A3307]-[.B3307])*([.A3307]-[.B3307])" office:value-type="float" office:value="0.000844483599999998" calcext:value-type="float">
            <text:p>0.000844483599999998</text:p>
          </table:table-cell>
          <table:table-cell table:number-columns-repeated="2"/>
        </table:table-row>
        <table:table-row table:style-name="ro1">
          <table:table-cell office:value-type="float" office:value="0.545604" calcext:value-type="float">
            <text:p>0.545604</text:p>
          </table:table-cell>
          <table:table-cell office:value-type="float" office:value="0.539324" calcext:value-type="float">
            <text:p>0.539324</text:p>
          </table:table-cell>
          <table:table-cell table:formula="of:=[.A3308]*[.A3308]" office:value-type="float" office:value="0.297683724816" calcext:value-type="float">
            <text:p>0.297683724816</text:p>
          </table:table-cell>
          <table:table-cell table:formula="of:=([.A3308]-[.B3308])*([.A3308]-[.B3308])" office:value-type="float" office:value="0.0000394383999999994" calcext:value-type="float">
            <text:p>3.94383999999994E-05</text:p>
          </table:table-cell>
          <table:table-cell table:number-columns-repeated="2"/>
        </table:table-row>
        <table:table-row table:style-name="ro1">
          <table:table-cell office:value-type="float" office:value="0.589826" calcext:value-type="float">
            <text:p>0.589826</text:p>
          </table:table-cell>
          <table:table-cell office:value-type="float" office:value="0.569163" calcext:value-type="float">
            <text:p>0.569163</text:p>
          </table:table-cell>
          <table:table-cell table:formula="of:=[.A3309]*[.A3309]" office:value-type="float" office:value="0.347894710276" calcext:value-type="float">
            <text:p>0.347894710276</text:p>
          </table:table-cell>
          <table:table-cell table:formula="of:=([.A3309]-[.B3309])*([.A3309]-[.B3309])" office:value-type="float" office:value="0.000426959568999999" calcext:value-type="float">
            <text:p>0.000426959568999999</text:p>
          </table:table-cell>
          <table:table-cell table:number-columns-repeated="2"/>
        </table:table-row>
        <table:table-row table:style-name="ro1">
          <table:table-cell office:value-type="float" office:value="0.761612" calcext:value-type="float">
            <text:p>0.761612</text:p>
          </table:table-cell>
          <table:table-cell office:value-type="float" office:value="0.600049" calcext:value-type="float">
            <text:p>0.600049</text:p>
          </table:table-cell>
          <table:table-cell table:formula="of:=[.A3310]*[.A3310]" office:value-type="float" office:value="0.580052838544" calcext:value-type="float">
            <text:p>0.580052838544</text:p>
          </table:table-cell>
          <table:table-cell table:formula="of:=([.A3310]-[.B3310])*([.A3310]-[.B3310])" office:value-type="float" office:value="0.026102602969" calcext:value-type="float">
            <text:p>0.026102602969</text:p>
          </table:table-cell>
          <table:table-cell table:number-columns-repeated="2"/>
        </table:table-row>
        <table:table-row table:style-name="ro1">
          <table:table-cell office:value-type="float" office:value="0.816113" calcext:value-type="float">
            <text:p>0.816113</text:p>
          </table:table-cell>
          <table:table-cell office:value-type="float" office:value="0.708051" calcext:value-type="float">
            <text:p>0.708051</text:p>
          </table:table-cell>
          <table:table-cell table:formula="of:=[.A3311]*[.A3311]" office:value-type="float" office:value="0.666040428769" calcext:value-type="float">
            <text:p>0.666040428769</text:p>
          </table:table-cell>
          <table:table-cell table:formula="of:=([.A3311]-[.B3311])*([.A3311]-[.B3311])" office:value-type="float" office:value="0.011677395844" calcext:value-type="float">
            <text:p>0.011677395844</text:p>
          </table:table-cell>
          <table:table-cell table:number-columns-repeated="2"/>
        </table:table-row>
        <table:table-row table:style-name="ro1">
          <table:table-cell office:value-type="float" office:value="0.816113" calcext:value-type="float">
            <text:p>0.816113</text:p>
          </table:table-cell>
          <table:table-cell office:value-type="float" office:value="0.741232" calcext:value-type="float">
            <text:p>0.741232</text:p>
          </table:table-cell>
          <table:table-cell table:formula="of:=[.A3312]*[.A3312]" office:value-type="float" office:value="0.666040428769" calcext:value-type="float">
            <text:p>0.666040428769</text:p>
          </table:table-cell>
          <table:table-cell table:formula="of:=([.A3312]-[.B3312])*([.A3312]-[.B3312])" office:value-type="float" office:value="0.005607164161" calcext:value-type="float">
            <text:p>0.005607164161</text:p>
          </table:table-cell>
          <table:table-cell table:number-columns-repeated="2"/>
        </table:table-row>
        <table:table-row table:style-name="ro1">
          <table:table-cell office:value-type="float" office:value="0.816113" calcext:value-type="float">
            <text:p>0.816113</text:p>
          </table:table-cell>
          <table:table-cell office:value-type="float" office:value="0.774376" calcext:value-type="float">
            <text:p>0.774376</text:p>
          </table:table-cell>
          <table:table-cell table:formula="of:=[.A3313]*[.A3313]" office:value-type="float" office:value="0.666040428769" calcext:value-type="float">
            <text:p>0.666040428769</text:p>
          </table:table-cell>
          <table:table-cell table:formula="of:=([.A3313]-[.B3313])*([.A3313]-[.B3313])" office:value-type="float" office:value="0.001741977169" calcext:value-type="float">
            <text:p>0.001741977169</text:p>
          </table:table-cell>
          <table:table-cell table:number-columns-repeated="2"/>
        </table:table-row>
        <table:table-row table:style-name="ro1">
          <table:table-cell office:value-type="float" office:value="0.945822" calcext:value-type="float">
            <text:p>0.945822</text:p>
          </table:table-cell>
          <table:table-cell office:value-type="float" office:value="0.94263" calcext:value-type="float">
            <text:p>0.94263</text:p>
          </table:table-cell>
          <table:table-cell table:formula="of:=[.A3314]*[.A3314]" office:value-type="float" office:value="0.894579255684" calcext:value-type="float">
            <text:p>0.894579255684</text:p>
          </table:table-cell>
          <table:table-cell table:formula="of:=([.A3314]-[.B3314])*([.A3314]-[.B3314])" office:value-type="float" office:value="0.0000101888640000005" calcext:value-type="float">
            <text:p>1.01888640000005E-05</text:p>
          </table:table-cell>
          <table:table-cell table:number-columns-repeated="2"/>
        </table:table-row>
        <table:table-row table:style-name="ro1">
          <table:table-cell office:value-type="float" office:value="0.979131" calcext:value-type="float">
            <text:p>0.979131</text:p>
          </table:table-cell>
          <table:table-cell office:value-type="float" office:value="0.993116" calcext:value-type="float">
            <text:p>0.993116</text:p>
          </table:table-cell>
          <table:table-cell table:formula="of:=[.A3315]*[.A3315]" office:value-type="float" office:value="0.958697515161" calcext:value-type="float">
            <text:p>0.958697515161</text:p>
          </table:table-cell>
          <table:table-cell table:formula="of:=([.A3315]-[.B3315])*([.A3315]-[.B3315])" office:value-type="float" office:value="0.000195580225000001" calcext:value-type="float">
            <text:p>0.000195580225000001</text:p>
          </table:table-cell>
          <table:table-cell table:number-columns-repeated="2"/>
        </table:table-row>
        <table:table-row table:style-name="ro1">
          <table:table-cell office:value-type="float" office:value="0.979131" calcext:value-type="float">
            <text:p>0.979131</text:p>
          </table:table-cell>
          <table:table-cell office:value-type="float" office:value="0.994911" calcext:value-type="float">
            <text:p>0.994911</text:p>
          </table:table-cell>
          <table:table-cell table:formula="of:=[.A3316]*[.A3316]" office:value-type="float" office:value="0.958697515161" calcext:value-type="float">
            <text:p>0.958697515161</text:p>
          </table:table-cell>
          <table:table-cell table:formula="of:=([.A3316]-[.B3316])*([.A3316]-[.B3316])" office:value-type="float" office:value="0.0002490084" calcext:value-type="float">
            <text:p>0.0002490084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280361" calcext:value-type="float">
            <text:p>0.00000280361</text:p>
          </table:table-cell>
          <table:table-cell table:formula="of:=[.A3317]*[.A3317]" office:value-type="float" office:value="0.00000000000003197445" calcext:value-type="float">
            <text:p>3.1974446596E-14</text:p>
          </table:table-cell>
          <table:table-cell table:formula="of:=([.A3317]-[.B3317])*([.A3317]-[.B3317])" office:value-type="float" office:value="0.00000000000688955404" calcext:value-type="float">
            <text:p>6.889554041616E-12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43804" calcext:value-type="float">
            <text:p>0.000143804</text:p>
          </table:table-cell>
          <table:table-cell table:formula="of:=[.A3318]*[.A3318]" office:value-type="float" office:value="0.00000000000298781596" calcext:value-type="float">
            <text:p>2.9878159609E-12</text:p>
          </table:table-cell>
          <table:table-cell table:formula="of:=([.A3318]-[.B3318])*([.A3318]-[.B3318])" office:value-type="float" office:value="0.00000002018543917572" calcext:value-type="float">
            <text:p>2.01854391757209E-08</text:p>
          </table:table-cell>
          <table:table-cell table:number-columns-repeated="2"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00429401" calcext:value-type="float">
            <text:p>0.0000429401</text:p>
          </table:table-cell>
          <table:table-cell table:formula="of:=[.A3319]*[.A3319]" office:value-type="float" office:value="0.0000000000686420535" calcext:value-type="float">
            <text:p>6.86420535025E-11</text:p>
          </table:table-cell>
          <table:table-cell table:formula="of:=([.A3319]-[.B3319])*([.A3319]-[.B3319])" office:value-type="float" office:value="0.0000000012009724905" calcext:value-type="float">
            <text:p>1.2009724905025E-09</text:p>
          </table:table-cell>
          <table:table-cell table:number-columns-repeated="2"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327569" calcext:value-type="float">
            <text:p>0.00327569</text:p>
          </table:table-cell>
          <table:table-cell table:formula="of:=[.A3320]*[.A3320]" office:value-type="float" office:value="0.00000000008981618258" calcext:value-type="float">
            <text:p>8.98161825796E-11</text:p>
          </table:table-cell>
          <table:table-cell table:formula="of:=([.A3320]-[.B3320])*([.A3320]-[.B3320])" office:value-type="float" office:value="0.0000106681464468294" calcext:value-type="float">
            <text:p>1.06681464468294E-05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288101" calcext:value-type="float">
            <text:p>0.00288101</text:p>
          </table:table-cell>
          <table:table-cell table:formula="of:=[.A3321]*[.A3321]" office:value-type="float" office:value="0.00000000000022737352" calcext:value-type="float">
            <text:p>2.27373524569E-13</text:p>
          </table:table-cell>
          <table:table-cell table:formula="of:=([.A3321]-[.B3321])*([.A3321]-[.B3321])" office:value-type="float" office:value="0.00000829747130314278" calcext:value-type="float">
            <text:p>8.29747130314278E-06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178128" calcext:value-type="float">
            <text:p>0.00178128</text:p>
          </table:table-cell>
          <table:table-cell table:formula="of:=[.A3322]*[.A3322]" office:value-type="float" office:value="0.00000000000888177085" calcext:value-type="float">
            <text:p>8.8817708529E-12</text:p>
          </table:table-cell>
          <table:table-cell table:formula="of:=([.A3322]-[.B3322])*([.A3322]-[.B3322])" office:value-type="float" office:value="0.00000316235007198205" calcext:value-type="float">
            <text:p>3.16235007198205E-06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506122" calcext:value-type="float">
            <text:p>0.000506122</text:p>
          </table:table-cell>
          <table:table-cell table:formula="of:=[.A3323]*[.A3323]" office:value-type="float" office:value="0.00000000000888177085" calcext:value-type="float">
            <text:p>8.8817708529E-12</text:p>
          </table:table-cell>
          <table:table-cell table:formula="of:=([.A3323]-[.B3323])*([.A3323]-[.B3323])" office:value-type="float" office:value="0.00000025315164071873" calcext:value-type="float">
            <text:p>2.53151640718733E-07</text:p>
          </table:table-cell>
          <table:table-cell table:number-columns-repeated="2"/>
        </table:table-row>
        <table:table-row table:style-name="ro1">
          <table:table-cell office:value-type="float" office:value="0.0000114441" calcext:value-type="float">
            <text:p>0.0000114441</text:p>
          </table:table-cell>
          <table:table-cell office:value-type="float" office:value="0.000000000337968" calcext:value-type="float">
            <text:p>3.37968E-10</text:p>
          </table:table-cell>
          <table:table-cell table:formula="of:=[.A3324]*[.A3324]" office:value-type="float" office:value="0.00000000013096742481" calcext:value-type="float">
            <text:p>1.3096742481E-10</text:p>
          </table:table-cell>
          <table:table-cell table:formula="of:=([.A3324]-[.B3324])*([.A3324]-[.B3324])" office:value-type="float" office:value="0.00000000013095968945" calcext:value-type="float">
            <text:p>1.30959689445045E-10</text:p>
          </table:table-cell>
          <table:table-cell table:number-columns-repeated="2"/>
        </table:table-row>
        <table:table-row table:style-name="ro1">
          <table:table-cell office:value-type="float" office:value="0.0000193119" calcext:value-type="float">
            <text:p>0.0000193119</text:p>
          </table:table-cell>
          <table:table-cell office:value-type="float" office:value="0.000000826756" calcext:value-type="float">
            <text:p>0.000000826756</text:p>
          </table:table-cell>
          <table:table-cell table:formula="of:=[.A3325]*[.A3325]" office:value-type="float" office:value="0.00000000037294948161" calcext:value-type="float">
            <text:p>3.7294948161E-10</text:p>
          </table:table-cell>
          <table:table-cell table:formula="of:=([.A3325]-[.B3325])*([.A3325]-[.B3325])" office:value-type="float" office:value="0.0000000003417005487" calcext:value-type="float">
            <text:p>3.41700548700736E-10</text:p>
          </table:table-cell>
          <table:table-cell table:number-columns-repeated="2"/>
        </table:table-row>
        <table:table-row table:style-name="ro1">
          <table:table-cell office:value-type="float" office:value="0.000054419" calcext:value-type="float">
            <text:p>0.000054419</text:p>
          </table:table-cell>
          <table:table-cell office:value-type="float" office:value="0.0000000420758" calcext:value-type="float">
            <text:p>0.0000000420758</text:p>
          </table:table-cell>
          <table:table-cell table:formula="of:=[.A3326]*[.A3326]" office:value-type="float" office:value="0.000000002961427561" calcext:value-type="float">
            <text:p>2.961427561E-09</text:p>
          </table:table-cell>
          <table:table-cell table:formula="of:=([.A3326]-[.B3326])*([.A3326]-[.B3326])" office:value-type="float" office:value="0.00000000295684988545" calcext:value-type="float">
            <text:p>2.95684988545255E-09</text:p>
          </table:table-cell>
          <table:table-cell table:number-columns-repeated="2"/>
        </table:table-row>
        <table:table-row table:style-name="ro1">
          <table:table-cell office:value-type="float" office:value="0.000054419" calcext:value-type="float">
            <text:p>0.000054419</text:p>
          </table:table-cell>
          <table:table-cell office:value-type="float" office:value="0.00000000919958" calcext:value-type="float">
            <text:p>0.00000000919958</text:p>
          </table:table-cell>
          <table:table-cell table:formula="of:=[.A3327]*[.A3327]" office:value-type="float" office:value="0.000000002961427561" calcext:value-type="float">
            <text:p>2.961427561E-09</text:p>
          </table:table-cell>
          <table:table-cell table:formula="of:=([.A3327]-[.B3327])*([.A3327]-[.B3327])" office:value-type="float" office:value="0.00000000296042638174" calcext:value-type="float">
            <text:p>2.96042638174423E-09</text:p>
          </table:table-cell>
          <table:table-cell table:number-columns-repeated="2"/>
        </table:table-row>
        <table:table-row table:style-name="ro1">
          <table:table-cell office:value-type="float" office:value="0.0000151992" calcext:value-type="float">
            <text:p>0.0000151992</text:p>
          </table:table-cell>
          <table:table-cell office:value-type="float" office:value="0.00000663411" calcext:value-type="float">
            <text:p>0.00000663411</text:p>
          </table:table-cell>
          <table:table-cell table:formula="of:=[.A3328]*[.A3328]" office:value-type="float" office:value="0.00000000023101568064" calcext:value-type="float">
            <text:p>2.3101568064E-10</text:p>
          </table:table-cell>
          <table:table-cell table:formula="of:=([.A3328]-[.B3328])*([.A3328]-[.B3328])" office:value-type="float" office:value="0.00000000007336076671" calcext:value-type="float">
            <text:p>7.33607667081E-11</text:p>
          </table:table-cell>
          <table:table-cell table:number-columns-repeated="2"/>
        </table:table-row>
        <table:table-row table:style-name="ro1">
          <table:table-cell office:value-type="float" office:value="0.0000406504" calcext:value-type="float">
            <text:p>0.0000406504</text:p>
          </table:table-cell>
          <table:table-cell office:value-type="float" office:value="0.00000403484" calcext:value-type="float">
            <text:p>0.00000403484</text:p>
          </table:table-cell>
          <table:table-cell table:formula="of:=[.A3329]*[.A3329]" office:value-type="float" office:value="0.00000000165245502016" calcext:value-type="float">
            <text:p>1.65245502016E-09</text:p>
          </table:table-cell>
          <table:table-cell table:formula="of:=([.A3329]-[.B3329])*([.A3329]-[.B3329])" office:value-type="float" office:value="0.00000000134069923411" calcext:value-type="float">
            <text:p>1.3406992341136E-09</text:p>
          </table:table-cell>
          <table:table-cell table:number-columns-repeated="2"/>
        </table:table-row>
        <table:table-row table:style-name="ro1">
          <table:table-cell office:value-type="float" office:value="0.000216186" calcext:value-type="float">
            <text:p>0.000216186</text:p>
          </table:table-cell>
          <table:table-cell office:value-type="float" office:value="0.00000258503" calcext:value-type="float">
            <text:p>0.00000258503</text:p>
          </table:table-cell>
          <table:table-cell table:formula="of:=[.A3330]*[.A3330]" office:value-type="float" office:value="0.000000046736386596" calcext:value-type="float">
            <text:p>4.6736386596E-08</text:p>
          </table:table-cell>
          <table:table-cell table:formula="of:=([.A3330]-[.B3330])*([.A3330]-[.B3330])" office:value-type="float" office:value="0.00000004562537438494" calcext:value-type="float">
            <text:p>4.56253743849409E-08</text:p>
          </table:table-cell>
          <table:table-cell table:number-columns-repeated="2"/>
        </table:table-row>
        <table:table-row table:style-name="ro1">
          <table:table-cell office:value-type="float" office:value="0.000300109" calcext:value-type="float">
            <text:p>0.000300109</text:p>
          </table:table-cell>
          <table:table-cell office:value-type="float" office:value="0.00000274323" calcext:value-type="float">
            <text:p>0.00000274323</text:p>
          </table:table-cell>
          <table:table-cell table:formula="of:=[.A3331]*[.A3331]" office:value-type="float" office:value="0.000000090065411881" calcext:value-type="float">
            <text:p>9.0065411881E-08</text:p>
          </table:table-cell>
          <table:table-cell table:formula="of:=([.A3331]-[.B3331])*([.A3331]-[.B3331])" office:value-type="float" office:value="0.00000008842640116769" calcext:value-type="float">
            <text:p>8.84264011676929E-08</text:p>
          </table:table-cell>
          <table:table-cell table:number-columns-repeated="2"/>
        </table:table-row>
        <table:table-row table:style-name="ro1">
          <table:table-cell office:value-type="float" office:value="0.0000860691" calcext:value-type="float">
            <text:p>0.0000860691</text:p>
          </table:table-cell>
          <table:table-cell office:value-type="float" office:value="0.000000748889" calcext:value-type="float">
            <text:p>0.000000748889</text:p>
          </table:table-cell>
          <table:table-cell table:formula="of:=[.A3332]*[.A3332]" office:value-type="float" office:value="0.00000000740788997481" calcext:value-type="float">
            <text:p>7.40788997481E-09</text:p>
          </table:table-cell>
          <table:table-cell table:formula="of:=([.A3332]-[.B3332])*([.A3332]-[.B3332])" office:value-type="float" office:value="0.00000000727953840508" calcext:value-type="float">
            <text:p>7.27953840508452E-09</text:p>
          </table:table-cell>
          <table:table-cell table:number-columns-repeated="2"/>
        </table:table-row>
        <table:table-row table:style-name="ro1">
          <table:table-cell office:value-type="float" office:value="0.00352335" calcext:value-type="float">
            <text:p>0.00352335</text:p>
          </table:table-cell>
          <table:table-cell office:value-type="float" office:value="0.000102939" calcext:value-type="float">
            <text:p>0.000102939</text:p>
          </table:table-cell>
          <table:table-cell table:formula="of:=[.A3333]*[.A3333]" office:value-type="float" office:value="0.0000124139952225" calcext:value-type="float">
            <text:p>0.0000124139952225</text:p>
          </table:table-cell>
          <table:table-cell table:formula="of:=([.A3333]-[.B3333])*([.A3333]-[.B3333])" office:value-type="float" office:value="0.000011699211408921" calcext:value-type="float">
            <text:p>1.1699211408921E-05</text:p>
          </table:table-cell>
          <table:table-cell table:number-columns-repeated="2"/>
        </table:table-row>
        <table:table-row table:style-name="ro1">
          <table:table-cell office:value-type="float" office:value="0.0053336" calcext:value-type="float">
            <text:p>0.0053336</text:p>
          </table:table-cell>
          <table:table-cell office:value-type="float" office:value="0.0000199596" calcext:value-type="float">
            <text:p>0.0000199596</text:p>
          </table:table-cell>
          <table:table-cell table:formula="of:=[.A3334]*[.A3334]" office:value-type="float" office:value="0.00002844728896" calcext:value-type="float">
            <text:p>0.00002844728896</text:p>
          </table:table-cell>
          <table:table-cell table:formula="of:=([.A3334]-[.B3334])*([.A3334]-[.B3334])" office:value-type="float" office:value="0.0000282347743005122" calcext:value-type="float">
            <text:p>2.82347743005122E-05</text:p>
          </table:table-cell>
          <table:table-cell table:number-columns-repeated="2"/>
        </table:table-row>
        <table:table-row table:style-name="ro1">
          <table:table-cell office:value-type="float" office:value="0.103003" calcext:value-type="float">
            <text:p>0.103003</text:p>
          </table:table-cell>
          <table:table-cell office:value-type="float" office:value="0.0000214153" calcext:value-type="float">
            <text:p>0.0000214153</text:p>
          </table:table-cell>
          <table:table-cell table:formula="of:=[.A3335]*[.A3335]" office:value-type="float" office:value="0.010609618009" calcext:value-type="float">
            <text:p>0.010609618009</text:p>
          </table:table-cell>
          <table:table-cell table:formula="of:=([.A3335]-[.B3335])*([.A3335]-[.B3335])" office:value-type="float" office:value="0.0106052067873233" calcext:value-type="float">
            <text:p>0.0106052067873233</text:p>
          </table:table-cell>
          <table:table-cell table:number-columns-repeated="2"/>
        </table:table-row>
        <table:table-row table:style-name="ro1">
          <table:table-cell office:value-type="float" office:value="0.169952" calcext:value-type="float">
            <text:p>0.169952</text:p>
          </table:table-cell>
          <table:table-cell office:value-type="float" office:value="0.000215619" calcext:value-type="float">
            <text:p>0.000215619</text:p>
          </table:table-cell>
          <table:table-cell table:formula="of:=[.A3336]*[.A3336]" office:value-type="float" office:value="0.028883682304" calcext:value-type="float">
            <text:p>0.028883682304</text:p>
          </table:table-cell>
          <table:table-cell table:formula="of:=([.A3336]-[.B3336])*([.A3336]-[.B3336])" office:value-type="float" office:value="0.0288104390349772" calcext:value-type="float">
            <text:p>0.0288104390349772</text:p>
          </table:table-cell>
          <table:table-cell table:number-columns-repeated="2"/>
        </table:table-row>
        <table:table-row table:style-name="ro1">
          <table:table-cell office:value-type="float" office:value="0.180681" calcext:value-type="float">
            <text:p>0.180681</text:p>
          </table:table-cell>
          <table:table-cell office:value-type="float" office:value="0.00124105" calcext:value-type="float">
            <text:p>0.00124105</text:p>
          </table:table-cell>
          <table:table-cell table:formula="of:=[.A3337]*[.A3337]" office:value-type="float" office:value="0.032645623761" calcext:value-type="float">
            <text:p>0.032645623761</text:p>
          </table:table-cell>
          <table:table-cell table:formula="of:=([.A3337]-[.B3337])*([.A3337]-[.B3337])" office:value-type="float" office:value="0.0321986956560025" calcext:value-type="float">
            <text:p>0.0321986956560025</text:p>
          </table:table-cell>
          <table:table-cell table:number-columns-repeated="2"/>
        </table:table-row>
        <table:table-row table:style-name="ro1">
          <table:table-cell office:value-type="float" office:value="0.172263" calcext:value-type="float">
            <text:p>0.172263</text:p>
          </table:table-cell>
          <table:table-cell office:value-type="float" office:value="0.0334276" calcext:value-type="float">
            <text:p>0.0334276</text:p>
          </table:table-cell>
          <table:table-cell table:formula="of:=[.A3338]*[.A3338]" office:value-type="float" office:value="0.029674541169" calcext:value-type="float">
            <text:p>0.029674541169</text:p>
          </table:table-cell>
          <table:table-cell table:formula="of:=([.A3338]-[.B3338])*([.A3338]-[.B3338])" office:value-type="float" office:value="0.01927526829316" calcext:value-type="float">
            <text:p>0.01927526829316</text:p>
          </table:table-cell>
          <table:table-cell table:number-columns-repeated="2"/>
        </table:table-row>
        <table:table-row table:style-name="ro1">
          <table:table-cell office:value-type="float" office:value="0.172263" calcext:value-type="float">
            <text:p>0.172263</text:p>
          </table:table-cell>
          <table:table-cell office:value-type="float" office:value="0.0351019" calcext:value-type="float">
            <text:p>0.0351019</text:p>
          </table:table-cell>
          <table:table-cell table:formula="of:=[.A3339]*[.A3339]" office:value-type="float" office:value="0.029674541169" calcext:value-type="float">
            <text:p>0.029674541169</text:p>
          </table:table-cell>
          <table:table-cell table:formula="of:=([.A3339]-[.B3339])*([.A3339]-[.B3339])" office:value-type="float" office:value="0.01881316735321" calcext:value-type="float">
            <text:p>0.01881316735321</text:p>
          </table:table-cell>
          <table:table-cell table:number-columns-repeated="2"/>
        </table:table-row>
        <table:table-row table:style-name="ro1">
          <table:table-cell office:value-type="float" office:value="0.172263" calcext:value-type="float">
            <text:p>0.172263</text:p>
          </table:table-cell>
          <table:table-cell office:value-type="float" office:value="0.088146" calcext:value-type="float">
            <text:p>0.088146</text:p>
          </table:table-cell>
          <table:table-cell table:formula="of:=[.A3340]*[.A3340]" office:value-type="float" office:value="0.029674541169" calcext:value-type="float">
            <text:p>0.029674541169</text:p>
          </table:table-cell>
          <table:table-cell table:formula="of:=([.A3340]-[.B3340])*([.A3340]-[.B3340])" office:value-type="float" office:value="0.007075669689" calcext:value-type="float">
            <text:p>0.007075669689</text:p>
          </table:table-cell>
          <table:table-cell table:number-columns-repeated="2"/>
        </table:table-row>
        <table:table-row table:style-name="ro1">
          <table:table-cell office:value-type="float" office:value="0.223017" calcext:value-type="float">
            <text:p>0.223017</text:p>
          </table:table-cell>
          <table:table-cell office:value-type="float" office:value="0.0349943" calcext:value-type="float">
            <text:p>0.0349943</text:p>
          </table:table-cell>
          <table:table-cell table:formula="of:=[.A3341]*[.A3341]" office:value-type="float" office:value="0.049736582289" calcext:value-type="float">
            <text:p>0.049736582289</text:p>
          </table:table-cell>
          <table:table-cell table:formula="of:=([.A3341]-[.B3341])*([.A3341]-[.B3341])" office:value-type="float" office:value="0.03535253571529" calcext:value-type="float">
            <text:p>0.03535253571529</text:p>
          </table:table-cell>
          <table:table-cell table:number-columns-repeated="2"/>
        </table:table-row>
        <table:table-row table:style-name="ro1">
          <table:table-cell office:value-type="float" office:value="0.430382" calcext:value-type="float">
            <text:p>0.430382</text:p>
          </table:table-cell>
          <table:table-cell office:value-type="float" office:value="0.412059" calcext:value-type="float">
            <text:p>0.412059</text:p>
          </table:table-cell>
          <table:table-cell table:formula="of:=[.A3342]*[.A3342]" office:value-type="float" office:value="0.185228665924" calcext:value-type="float">
            <text:p>0.185228665924</text:p>
          </table:table-cell>
          <table:table-cell table:formula="of:=([.A3342]-[.B3342])*([.A3342]-[.B3342])" office:value-type="float" office:value="0.000335732328999999" calcext:value-type="float">
            <text:p>0.000335732328999999</text:p>
          </table:table-cell>
          <table:table-cell table:number-columns-repeated="2"/>
        </table:table-row>
        <table:table-row table:style-name="ro1">
          <table:table-cell office:value-type="float" office:value="0.306588" calcext:value-type="float">
            <text:p>0.306588</text:p>
          </table:table-cell>
          <table:table-cell office:value-type="float" office:value="0.339075" calcext:value-type="float">
            <text:p>0.339075</text:p>
          </table:table-cell>
          <table:table-cell table:formula="of:=[.A3343]*[.A3343]" office:value-type="float" office:value="0.093996201744" calcext:value-type="float">
            <text:p>0.093996201744</text:p>
          </table:table-cell>
          <table:table-cell table:formula="of:=([.A3343]-[.B3343])*([.A3343]-[.B3343])" office:value-type="float" office:value="0.001055405169" calcext:value-type="float">
            <text:p>0.001055405169</text:p>
          </table:table-cell>
          <table:table-cell table:number-columns-repeated="2"/>
        </table:table-row>
        <table:table-row table:style-name="ro1">
          <table:table-cell office:value-type="float" office:value="0.306588" calcext:value-type="float">
            <text:p>0.306588</text:p>
          </table:table-cell>
          <table:table-cell office:value-type="float" office:value="0.465629" calcext:value-type="float">
            <text:p>0.465629</text:p>
          </table:table-cell>
          <table:table-cell table:formula="of:=[.A3344]*[.A3344]" office:value-type="float" office:value="0.093996201744" calcext:value-type="float">
            <text:p>0.093996201744</text:p>
          </table:table-cell>
          <table:table-cell table:formula="of:=([.A3344]-[.B3344])*([.A3344]-[.B3344])" office:value-type="float" office:value="0.025294039681" calcext:value-type="float">
            <text:p>0.025294039681</text:p>
          </table:table-cell>
          <table:table-cell table:number-columns-repeated="2"/>
        </table:table-row>
        <table:table-row table:style-name="ro1">
          <table:table-cell office:value-type="float" office:value="0.539626" calcext:value-type="float">
            <text:p>0.539626</text:p>
          </table:table-cell>
          <table:table-cell office:value-type="float" office:value="0.473354" calcext:value-type="float">
            <text:p>0.473354</text:p>
          </table:table-cell>
          <table:table-cell table:formula="of:=[.A3345]*[.A3345]" office:value-type="float" office:value="0.291196219876" calcext:value-type="float">
            <text:p>0.291196219876</text:p>
          </table:table-cell>
          <table:table-cell table:formula="of:=([.A3345]-[.B3345])*([.A3345]-[.B3345])" office:value-type="float" office:value="0.00439197798400001" calcext:value-type="float">
            <text:p>0.00439197798400001</text:p>
          </table:table-cell>
          <table:table-cell table:number-columns-repeated="2"/>
        </table:table-row>
        <table:table-row table:style-name="ro1">
          <table:table-cell office:value-type="float" office:value="0.539627" calcext:value-type="float">
            <text:p>0.539627</text:p>
          </table:table-cell>
          <table:table-cell office:value-type="float" office:value="0.613838" calcext:value-type="float">
            <text:p>0.613838</text:p>
          </table:table-cell>
          <table:table-cell table:formula="of:=[.A3346]*[.A3346]" office:value-type="float" office:value="0.291197299129" calcext:value-type="float">
            <text:p>0.291197299129</text:p>
          </table:table-cell>
          <table:table-cell table:formula="of:=([.A3346]-[.B3346])*([.A3346]-[.B3346])" office:value-type="float" office:value="0.005507272521" calcext:value-type="float">
            <text:p>0.005507272521</text:p>
          </table:table-cell>
          <table:table-cell table:number-columns-repeated="2"/>
        </table:table-row>
        <table:table-row table:style-name="ro1">
          <table:table-cell office:value-type="float" office:value="0.609298" calcext:value-type="float">
            <text:p>0.609298</text:p>
          </table:table-cell>
          <table:table-cell office:value-type="float" office:value="0.641612" calcext:value-type="float">
            <text:p>0.641612</text:p>
          </table:table-cell>
          <table:table-cell table:formula="of:=[.A3347]*[.A3347]" office:value-type="float" office:value="0.371244052804" calcext:value-type="float">
            <text:p>0.371244052804</text:p>
          </table:table-cell>
          <table:table-cell table:formula="of:=([.A3347]-[.B3347])*([.A3347]-[.B3347])" office:value-type="float" office:value="0.001044194596" calcext:value-type="float">
            <text:p>0.001044194596</text:p>
          </table:table-cell>
          <table:table-cell table:number-columns-repeated="2"/>
        </table:table-row>
        <table:table-row table:style-name="ro1">
          <table:table-cell office:value-type="float" office:value="0.609298" calcext:value-type="float">
            <text:p>0.609298</text:p>
          </table:table-cell>
          <table:table-cell office:value-type="float" office:value="0.436562" calcext:value-type="float">
            <text:p>0.436562</text:p>
          </table:table-cell>
          <table:table-cell table:formula="of:=[.A3348]*[.A3348]" office:value-type="float" office:value="0.371244052804" calcext:value-type="float">
            <text:p>0.371244052804</text:p>
          </table:table-cell>
          <table:table-cell table:formula="of:=([.A3348]-[.B3348])*([.A3348]-[.B3348])" office:value-type="float" office:value="0.029837725696" calcext:value-type="float">
            <text:p>0.029837725696</text:p>
          </table:table-cell>
          <table:table-cell table:number-columns-repeated="2"/>
        </table:table-row>
        <table:table-row table:style-name="ro1">
          <table:table-cell office:value-type="float" office:value="0.819007" calcext:value-type="float">
            <text:p>0.819007</text:p>
          </table:table-cell>
          <table:table-cell office:value-type="float" office:value="0.542223" calcext:value-type="float">
            <text:p>0.542223</text:p>
          </table:table-cell>
          <table:table-cell table:formula="of:=[.A3349]*[.A3349]" office:value-type="float" office:value="0.670772466049" calcext:value-type="float">
            <text:p>0.670772466049</text:p>
          </table:table-cell>
          <table:table-cell table:formula="of:=([.A3349]-[.B3349])*([.A3349]-[.B3349])" office:value-type="float" office:value="0.076609382656" calcext:value-type="float">
            <text:p>0.076609382656</text:p>
          </table:table-cell>
          <table:table-cell table:number-columns-repeated="2"/>
        </table:table-row>
        <table:table-row table:style-name="ro1">
          <table:table-cell office:value-type="float" office:value="0.819007" calcext:value-type="float">
            <text:p>0.819007</text:p>
          </table:table-cell>
          <table:table-cell office:value-type="float" office:value="0.568407" calcext:value-type="float">
            <text:p>0.568407</text:p>
          </table:table-cell>
          <table:table-cell table:formula="of:=[.A3350]*[.A3350]" office:value-type="float" office:value="0.670772466049" calcext:value-type="float">
            <text:p>0.670772466049</text:p>
          </table:table-cell>
          <table:table-cell table:formula="of:=([.A3350]-[.B3350])*([.A3350]-[.B3350])" office:value-type="float" office:value="0.06280036" calcext:value-type="float">
            <text:p>0.06280036</text:p>
          </table:table-cell>
          <table:table-cell table:number-columns-repeated="2"/>
        </table:table-row>
        <table:table-row table:style-name="ro1">
          <table:table-cell office:value-type="float" office:value="0.843286" calcext:value-type="float">
            <text:p>0.843286</text:p>
          </table:table-cell>
          <table:table-cell office:value-type="float" office:value="0.779985" calcext:value-type="float">
            <text:p>0.779985</text:p>
          </table:table-cell>
          <table:table-cell table:formula="of:=[.A3351]*[.A3351]" office:value-type="float" office:value="0.711131277796" calcext:value-type="float">
            <text:p>0.711131277796</text:p>
          </table:table-cell>
          <table:table-cell table:formula="of:=([.A3351]-[.B3351])*([.A3351]-[.B3351])" office:value-type="float" office:value="0.00400701660099999" calcext:value-type="float">
            <text:p>0.00400701660099999</text:p>
          </table:table-cell>
          <table:table-cell table:number-columns-repeated="2"/>
        </table:table-row>
        <table:table-row table:style-name="ro1">
          <table:table-cell office:value-type="float" office:value="0.927028" calcext:value-type="float">
            <text:p>0.927028</text:p>
          </table:table-cell>
          <table:table-cell office:value-type="float" office:value="0.829974" calcext:value-type="float">
            <text:p>0.829974</text:p>
          </table:table-cell>
          <table:table-cell table:formula="of:=[.A3352]*[.A3352]" office:value-type="float" office:value="0.859380912784" calcext:value-type="float">
            <text:p>0.859380912784</text:p>
          </table:table-cell>
          <table:table-cell table:formula="of:=([.A3352]-[.B3352])*([.A3352]-[.B3352])" office:value-type="float" office:value="0.00941947891599999" calcext:value-type="float">
            <text:p>0.00941947891599999</text:p>
          </table:table-cell>
          <table:table-cell table:number-columns-repeated="2"/>
        </table:table-row>
        <table:table-row table:style-name="ro1">
          <table:table-cell office:value-type="float" office:value="0.952121" calcext:value-type="float">
            <text:p>0.952121</text:p>
          </table:table-cell>
          <table:table-cell office:value-type="float" office:value="0.848102" calcext:value-type="float">
            <text:p>0.848102</text:p>
          </table:table-cell>
          <table:table-cell table:formula="of:=[.A3353]*[.A3353]" office:value-type="float" office:value="0.906534398641" calcext:value-type="float">
            <text:p>0.906534398641</text:p>
          </table:table-cell>
          <table:table-cell table:formula="of:=([.A3353]-[.B3353])*([.A3353]-[.B3353])" office:value-type="float" office:value="0.010819952361" calcext:value-type="float">
            <text:p>0.010819952361</text:p>
          </table:table-cell>
          <table:table-cell table:number-columns-repeated="2"/>
        </table:table-row>
        <table:table-row table:style-name="ro1">
          <table:table-cell office:value-type="float" office:value="0.981164" calcext:value-type="float">
            <text:p>0.981164</text:p>
          </table:table-cell>
          <table:table-cell office:value-type="float" office:value="0.98494" calcext:value-type="float">
            <text:p>0.98494</text:p>
          </table:table-cell>
          <table:table-cell table:formula="of:=[.A3354]*[.A3354]" office:value-type="float" office:value="0.962682794896" calcext:value-type="float">
            <text:p>0.962682794896</text:p>
          </table:table-cell>
          <table:table-cell table:formula="of:=([.A3354]-[.B3354])*([.A3354]-[.B3354])" office:value-type="float" office:value="0.000014258176" calcext:value-type="float">
            <text:p>0.00001425817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88013" calcext:value-type="float">
            <text:p>0.988013</text:p>
          </table:table-cell>
          <table:table-cell table:formula="of:=[.A3355]*[.A3355]" office:value-type="float" office:value="0.999974000169" calcext:value-type="float">
            <text:p>0.999974000169</text:p>
          </table:table-cell>
          <table:table-cell table:formula="of:=([.A3355]-[.B3355])*([.A3355]-[.B3355])" office:value-type="float" office:value="0.000143376675999998" calcext:value-type="float">
            <text:p>0.000143376675999998</text:p>
          </table:table-cell>
          <table:table-cell table:number-columns-repeated="2"/>
        </table:table-row>
        <table:table-row table:style-name="ro1">
          <table:table-cell office:value-type="float" office:value="0.0000252128" calcext:value-type="float">
            <text:p>0.0000252128</text:p>
          </table:table-cell>
          <table:table-cell office:value-type="float" office:value="0.000000234769" calcext:value-type="float">
            <text:p>0.000000234769</text:p>
          </table:table-cell>
          <table:table-cell table:formula="of:=[.A3356]*[.A3356]" office:value-type="float" office:value="0.00000000063568528384" calcext:value-type="float">
            <text:p>6.3568528384E-10</text:p>
          </table:table-cell>
          <table:table-cell table:formula="of:=([.A3356]-[.B3356])*([.A3356]-[.B3356])" office:value-type="float" office:value="0.00000000062390203264" calcext:value-type="float">
            <text:p>6.23902032636961E-10</text:p>
          </table:table-cell>
          <table:table-cell table:number-columns-repeated="2"/>
        </table:table-row>
        <table:table-row table:style-name="ro1">
          <table:table-cell office:value-type="float" office:value="0.0000252128" calcext:value-type="float">
            <text:p>0.0000252128</text:p>
          </table:table-cell>
          <table:table-cell office:value-type="float" office:value="0.000000709874" calcext:value-type="float">
            <text:p>0.000000709874</text:p>
          </table:table-cell>
          <table:table-cell table:formula="of:=[.A3357]*[.A3357]" office:value-type="float" office:value="0.00000000063568528384" calcext:value-type="float">
            <text:p>6.3568528384E-10</text:p>
          </table:table-cell>
          <table:table-cell table:formula="of:=([.A3357]-[.B3357])*([.A3357]-[.B3357])" office:value-type="float" office:value="0.00000000060039338256" calcext:value-type="float">
            <text:p>6.00393382561476E-10</text:p>
          </table:table-cell>
          <table:table-cell table:number-columns-repeated="2"/>
        </table:table-row>
        <table:table-row table:style-name="ro1">
          <table:table-cell office:value-type="float" office:value="0.000164986" calcext:value-type="float">
            <text:p>0.000164986</text:p>
          </table:table-cell>
          <table:table-cell office:value-type="float" office:value="0.0000000563261" calcext:value-type="float">
            <text:p>0.0000000563261</text:p>
          </table:table-cell>
          <table:table-cell table:formula="of:=[.A3358]*[.A3358]" office:value-type="float" office:value="0.000000027220380196" calcext:value-type="float">
            <text:p>2.7220380196E-08</text:p>
          </table:table-cell>
          <table:table-cell table:formula="of:=([.A3358]-[.B3358])*([.A3358]-[.B3358])" office:value-type="float" office:value="0.00000002720179733276" calcext:value-type="float">
            <text:p>2.72017973327603E-08</text:p>
          </table:table-cell>
          <table:table-cell table:number-columns-repeated="2"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0216206" calcext:value-type="float">
            <text:p>0.00216206</text:p>
          </table:table-cell>
          <table:table-cell table:formula="of:=[.A3359]*[.A3359]" office:value-type="float" office:value="0.00000000055431051844" calcext:value-type="float">
            <text:p>5.5431051844E-10</text:p>
          </table:table-cell>
          <table:table-cell table:formula="of:=([.A3359]-[.B3359])*([.A3359]-[.B3359])" office:value-type="float" office:value="0.00000457325153766244" calcext:value-type="float">
            <text:p>4.57325153766244E-06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0077586" calcext:value-type="float">
            <text:p>0.000077586</text:p>
          </table:table-cell>
          <table:table-cell table:formula="of:=[.A3360]*[.A3360]" office:value-type="float" office:value="0.00000000003916869708" calcext:value-type="float">
            <text:p>3.91686970801E-11</text:p>
          </table:table-cell>
          <table:table-cell table:formula="of:=([.A3360]-[.B3360])*([.A3360]-[.B3360])" office:value-type="float" office:value="0.0000000050876136828" calcext:value-type="float">
            <text:p>5.0876136828001E-09</text:p>
          </table:table-cell>
          <table:table-cell table:number-columns-repeated="2"/>
        </table:table-row>
        <table:table-row table:style-name="ro1">
          <table:table-cell office:value-type="float" office:value="0.00000536442" calcext:value-type="float">
            <text:p>0.00000536442</text:p>
          </table:table-cell>
          <table:table-cell office:value-type="float" office:value="0.000116744" calcext:value-type="float">
            <text:p>0.000116744</text:p>
          </table:table-cell>
          <table:table-cell table:formula="of:=[.A3361]*[.A3361]" office:value-type="float" office:value="0.00000000002877700194" calcext:value-type="float">
            <text:p>2.87770019364E-11</text:p>
          </table:table-cell>
          <table:table-cell table:formula="of:=([.A3361]-[.B3361])*([.A3361]-[.B3361])" office:value-type="float" office:value="0.00000001240541084098" calcext:value-type="float">
            <text:p>1.24054108409764E-08</text:p>
          </table:table-cell>
          <table:table-cell table:number-columns-repeated="2"/>
        </table:table-row>
        <table:table-row table:style-name="ro1">
          <table:table-cell office:value-type="float" office:value="0.0000126362" calcext:value-type="float">
            <text:p>0.0000126362</text:p>
          </table:table-cell>
          <table:table-cell office:value-type="float" office:value="0.000402885" calcext:value-type="float">
            <text:p>0.000402885</text:p>
          </table:table-cell>
          <table:table-cell table:formula="of:=[.A3362]*[.A3362]" office:value-type="float" office:value="0.00000000015967355044" calcext:value-type="float">
            <text:p>1.5967355044E-10</text:p>
          </table:table-cell>
          <table:table-cell table:formula="of:=([.A3362]-[.B3362])*([.A3362]-[.B3362])" office:value-type="float" office:value="0.00000015229412590144" calcext:value-type="float">
            <text:p>1.5229412590144E-07</text:p>
          </table:table-cell>
          <table:table-cell table:number-columns-repeated="2"/>
        </table:table-row>
        <table:table-row table:style-name="ro1">
          <table:table-cell office:value-type="float" office:value="0.0000891685" calcext:value-type="float">
            <text:p>0.0000891685</text:p>
          </table:table-cell>
          <table:table-cell office:value-type="float" office:value="0.00000454708" calcext:value-type="float">
            <text:p>0.00000454708</text:p>
          </table:table-cell>
          <table:table-cell table:formula="of:=[.A3363]*[.A3363]" office:value-type="float" office:value="0.00000000795102139225" calcext:value-type="float">
            <text:p>7.95102139225E-09</text:p>
          </table:table-cell>
          <table:table-cell table:formula="of:=([.A3363]-[.B3363])*([.A3363]-[.B3363])" office:value-type="float" office:value="0.00000000716078472282" calcext:value-type="float">
            <text:p>7.1607847228164E-09</text:p>
          </table:table-cell>
          <table:table-cell table:number-columns-repeated="2"/>
        </table:table-row>
        <table:table-row table:style-name="ro1">
          <table:table-cell office:value-type="float" office:value="0.000105023" calcext:value-type="float">
            <text:p>0.000105023</text:p>
          </table:table-cell>
          <table:table-cell office:value-type="float" office:value="0.0114584" calcext:value-type="float">
            <text:p>0.0114584</text:p>
          </table:table-cell>
          <table:table-cell table:formula="of:=[.A3364]*[.A3364]" office:value-type="float" office:value="0.000000011029830529" calcext:value-type="float">
            <text:p>1.1029830529E-08</text:p>
          </table:table-cell>
          <table:table-cell table:formula="of:=([.A3364]-[.B3364])*([.A3364]-[.B3364])" office:value-type="float" office:value="0.000128899169304129" calcext:value-type="float">
            <text:p>0.000128899169304129</text:p>
          </table:table-cell>
          <table:table-cell table:number-columns-repeated="2"/>
        </table:table-row>
        <table:table-row table:style-name="ro1">
          <table:table-cell office:value-type="float" office:value="0.000422478" calcext:value-type="float">
            <text:p>0.000422478</text:p>
          </table:table-cell>
          <table:table-cell office:value-type="float" office:value="0.00001254" calcext:value-type="float">
            <text:p>0.00001254</text:p>
          </table:table-cell>
          <table:table-cell table:formula="of:=[.A3365]*[.A3365]" office:value-type="float" office:value="0.000000178487660484" calcext:value-type="float">
            <text:p>1.78487660484E-07</text:p>
          </table:table-cell>
          <table:table-cell table:formula="of:=([.A3365]-[.B3365])*([.A3365]-[.B3365])" office:value-type="float" office:value="0.000000168049163844" calcext:value-type="float">
            <text:p>1.68049163844E-07</text:p>
          </table:table-cell>
          <table:table-cell table:number-columns-repeated="2"/>
        </table:table-row>
        <table:table-row table:style-name="ro1">
          <table:table-cell office:value-type="float" office:value="0.000422478" calcext:value-type="float">
            <text:p>0.000422478</text:p>
          </table:table-cell>
          <table:table-cell office:value-type="float" office:value="0.000121238" calcext:value-type="float">
            <text:p>0.000121238</text:p>
          </table:table-cell>
          <table:table-cell table:formula="of:=[.A3366]*[.A3366]" office:value-type="float" office:value="0.000000178487660484" calcext:value-type="float">
            <text:p>1.78487660484E-07</text:p>
          </table:table-cell>
          <table:table-cell table:formula="of:=([.A3366]-[.B3366])*([.A3366]-[.B3366])" office:value-type="float" office:value="0.0000000907455376" calcext:value-type="float">
            <text:p>0.0000000907455376</text:p>
          </table:table-cell>
          <table:table-cell table:number-columns-repeated="2"/>
        </table:table-row>
        <table:table-row table:style-name="ro1">
          <table:table-cell office:value-type="float" office:value="0.000166297" calcext:value-type="float">
            <text:p>0.000166297</text:p>
          </table:table-cell>
          <table:table-cell office:value-type="float" office:value="0.000179354" calcext:value-type="float">
            <text:p>0.000179354</text:p>
          </table:table-cell>
          <table:table-cell table:formula="of:=[.A3367]*[.A3367]" office:value-type="float" office:value="0.000000027654692209" calcext:value-type="float">
            <text:p>2.7654692209E-08</text:p>
          </table:table-cell>
          <table:table-cell table:formula="of:=([.A3367]-[.B3367])*([.A3367]-[.B3367])" office:value-type="float" office:value="0.000000000170485249" calcext:value-type="float">
            <text:p>1.70485249E-10</text:p>
          </table:table-cell>
          <table:table-cell table:number-columns-repeated="2"/>
        </table:table-row>
        <table:table-row table:style-name="ro1">
          <table:table-cell office:value-type="float" office:value="0.000166297" calcext:value-type="float">
            <text:p>0.000166297</text:p>
          </table:table-cell>
          <table:table-cell office:value-type="float" office:value="0.000193366" calcext:value-type="float">
            <text:p>0.000193366</text:p>
          </table:table-cell>
          <table:table-cell table:formula="of:=[.A3368]*[.A3368]" office:value-type="float" office:value="0.000000027654692209" calcext:value-type="float">
            <text:p>2.7654692209E-08</text:p>
          </table:table-cell>
          <table:table-cell table:formula="of:=([.A3368]-[.B3368])*([.A3368]-[.B3368])" office:value-type="float" office:value="0.000000000732730761" calcext:value-type="float">
            <text:p>7.32730760999999E-10</text:p>
          </table:table-cell>
          <table:table-cell table:number-columns-repeated="2"/>
        </table:table-row>
        <table:table-row table:style-name="ro1">
          <table:table-cell office:value-type="float" office:value="0.00024271" calcext:value-type="float">
            <text:p>0.00024271</text:p>
          </table:table-cell>
          <table:table-cell office:value-type="float" office:value="0.000636169" calcext:value-type="float">
            <text:p>0.000636169</text:p>
          </table:table-cell>
          <table:table-cell table:formula="of:=[.A3369]*[.A3369]" office:value-type="float" office:value="0.0000000589081441" calcext:value-type="float">
            <text:p>0.0000000589081441</text:p>
          </table:table-cell>
          <table:table-cell table:formula="of:=([.A3369]-[.B3369])*([.A3369]-[.B3369])" office:value-type="float" office:value="0.000000154809984681" calcext:value-type="float">
            <text:p>1.54809984681E-07</text:p>
          </table:table-cell>
          <table:table-cell table:number-columns-repeated="2"/>
        </table:table-row>
        <table:table-row table:style-name="ro1">
          <table:table-cell office:value-type="float" office:value="0.000711501" calcext:value-type="float">
            <text:p>0.000711501</text:p>
          </table:table-cell>
          <table:table-cell office:value-type="float" office:value="0.0000389502" calcext:value-type="float">
            <text:p>0.0000389502</text:p>
          </table:table-cell>
          <table:table-cell table:formula="of:=[.A3370]*[.A3370]" office:value-type="float" office:value="0.000000506233673001" calcext:value-type="float">
            <text:p>5.06233673001E-07</text:p>
          </table:table-cell>
          <table:table-cell table:formula="of:=([.A3370]-[.B3370])*([.A3370]-[.B3370])" office:value-type="float" office:value="0.00000045232457858064" calcext:value-type="float">
            <text:p>4.5232457858064E-07</text:p>
          </table:table-cell>
          <table:table-cell table:number-columns-repeated="2"/>
        </table:table-row>
        <table:table-row table:style-name="ro1">
          <table:table-cell office:value-type="float" office:value="0.000392675" calcext:value-type="float">
            <text:p>0.000392675</text:p>
          </table:table-cell>
          <table:table-cell office:value-type="float" office:value="0.00319096" calcext:value-type="float">
            <text:p>0.00319096</text:p>
          </table:table-cell>
          <table:table-cell table:formula="of:=[.A3371]*[.A3371]" office:value-type="float" office:value="0.000000154193655625" calcext:value-type="float">
            <text:p>1.54193655625E-07</text:p>
          </table:table-cell>
          <table:table-cell table:formula="of:=([.A3371]-[.B3371])*([.A3371]-[.B3371])" office:value-type="float" office:value="0.000007830398941225" calcext:value-type="float">
            <text:p>7.830398941225E-06</text:p>
          </table:table-cell>
          <table:table-cell table:number-columns-repeated="2"/>
        </table:table-row>
        <table:table-row table:style-name="ro1">
          <table:table-cell office:value-type="float" office:value="0.000533462" calcext:value-type="float">
            <text:p>0.000533462</text:p>
          </table:table-cell>
          <table:table-cell office:value-type="float" office:value="0.0192638" calcext:value-type="float">
            <text:p>0.0192638</text:p>
          </table:table-cell>
          <table:table-cell table:formula="of:=[.A3372]*[.A3372]" office:value-type="float" office:value="0.000000284581705444" calcext:value-type="float">
            <text:p>2.84581705444E-07</text:p>
          </table:table-cell>
          <table:table-cell table:formula="of:=([.A3372]-[.B3372])*([.A3372]-[.B3372])" office:value-type="float" office:value="0.000350825561594244" calcext:value-type="float">
            <text:p>0.000350825561594244</text:p>
          </table:table-cell>
          <table:table-cell table:number-columns-repeated="2"/>
        </table:table-row>
        <table:table-row table:style-name="ro1">
          <table:table-cell office:value-type="float" office:value="0.0273061" calcext:value-type="float">
            <text:p>0.0273061</text:p>
          </table:table-cell>
          <table:table-cell office:value-type="float" office:value="0.00173019" calcext:value-type="float">
            <text:p>0.00173019</text:p>
          </table:table-cell>
          <table:table-cell table:formula="of:=[.A3373]*[.A3373]" office:value-type="float" office:value="0.00074562309721" calcext:value-type="float">
            <text:p>0.00074562309721</text:p>
          </table:table-cell>
          <table:table-cell table:formula="of:=([.A3373]-[.B3373])*([.A3373]-[.B3373])" office:value-type="float" office:value="0.0006541271723281" calcext:value-type="float">
            <text:p>0.0006541271723281</text:p>
          </table:table-cell>
          <table:table-cell table:number-columns-repeated="2"/>
        </table:table-row>
        <table:table-row table:style-name="ro1">
          <table:table-cell office:value-type="float" office:value="0.0261641" calcext:value-type="float">
            <text:p>0.0261641</text:p>
          </table:table-cell>
          <table:table-cell office:value-type="float" office:value="0.0114506" calcext:value-type="float">
            <text:p>0.0114506</text:p>
          </table:table-cell>
          <table:table-cell table:formula="of:=[.A3374]*[.A3374]" office:value-type="float" office:value="0.00068456012881" calcext:value-type="float">
            <text:p>0.00068456012881</text:p>
          </table:table-cell>
          <table:table-cell table:formula="of:=([.A3374]-[.B3374])*([.A3374]-[.B3374])" office:value-type="float" office:value="0.00021648708225" calcext:value-type="float">
            <text:p>0.00021648708225</text:p>
          </table:table-cell>
          <table:table-cell table:number-columns-repeated="2"/>
        </table:table-row>
        <table:table-row table:style-name="ro1">
          <table:table-cell office:value-type="float" office:value="0.0456521" calcext:value-type="float">
            <text:p>0.0456521</text:p>
          </table:table-cell>
          <table:table-cell office:value-type="float" office:value="0.000136046" calcext:value-type="float">
            <text:p>0.000136046</text:p>
          </table:table-cell>
          <table:table-cell table:formula="of:=[.A3375]*[.A3375]" office:value-type="float" office:value="0.00208411423441" calcext:value-type="float">
            <text:p>0.00208411423441</text:p>
          </table:table-cell>
          <table:table-cell table:formula="of:=([.A3375]-[.B3375])*([.A3375]-[.B3375])" office:value-type="float" office:value="0.00207171117173092" calcext:value-type="float">
            <text:p>0.00207171117173092</text:p>
          </table:table-cell>
          <table:table-cell table:number-columns-repeated="2"/>
        </table:table-row>
        <table:table-row table:style-name="ro1">
          <table:table-cell office:value-type="float" office:value="0.0630526" calcext:value-type="float">
            <text:p>0.0630526</text:p>
          </table:table-cell>
          <table:table-cell office:value-type="float" office:value="0.00514175" calcext:value-type="float">
            <text:p>0.00514175</text:p>
          </table:table-cell>
          <table:table-cell table:formula="of:=[.A3376]*[.A3376]" office:value-type="float" office:value="0.00397563036676" calcext:value-type="float">
            <text:p>0.00397563036676</text:p>
          </table:table-cell>
          <table:table-cell table:formula="of:=([.A3376]-[.B3376])*([.A3376]-[.B3376])" office:value-type="float" office:value="0.0033536665477225" calcext:value-type="float">
            <text:p>0.0033536665477225</text:p>
          </table:table-cell>
          <table:table-cell table:number-columns-repeated="2"/>
        </table:table-row>
        <table:table-row table:style-name="ro1">
          <table:table-cell office:value-type="float" office:value="0.0857351" calcext:value-type="float">
            <text:p>0.0857351</text:p>
          </table:table-cell>
          <table:table-cell office:value-type="float" office:value="0.00236814" calcext:value-type="float">
            <text:p>0.00236814</text:p>
          </table:table-cell>
          <table:table-cell table:formula="of:=[.A3377]*[.A3377]" office:value-type="float" office:value="0.00735050737201" calcext:value-type="float">
            <text:p>0.00735050737201</text:p>
          </table:table-cell>
          <table:table-cell table:formula="of:=([.A3377]-[.B3377])*([.A3377]-[.B3377])" office:value-type="float" office:value="0.0069500500196416" calcext:value-type="float">
            <text:p>0.0069500500196416</text:p>
          </table:table-cell>
          <table:table-cell table:number-columns-repeated="2"/>
        </table:table-row>
        <table:table-row table:style-name="ro1">
          <table:table-cell office:value-type="float" office:value="0.0674701" calcext:value-type="float">
            <text:p>0.0674701</text:p>
          </table:table-cell>
          <table:table-cell office:value-type="float" office:value="0.00489328" calcext:value-type="float">
            <text:p>0.00489328</text:p>
          </table:table-cell>
          <table:table-cell table:formula="of:=[.A3378]*[.A3378]" office:value-type="float" office:value="0.00455221439401" calcext:value-type="float">
            <text:p>0.00455221439401</text:p>
          </table:table-cell>
          <table:table-cell table:formula="of:=([.A3378]-[.B3378])*([.A3378]-[.B3378])" office:value-type="float" office:value="0.0039158584013124" calcext:value-type="float">
            <text:p>0.0039158584013124</text:p>
          </table:table-cell>
          <table:table-cell table:number-columns-repeated="2"/>
        </table:table-row>
        <table:table-row table:style-name="ro1">
          <table:table-cell office:value-type="float" office:value="0.0674702" calcext:value-type="float">
            <text:p>0.0674702</text:p>
          </table:table-cell>
          <table:table-cell office:value-type="float" office:value="0.00507504" calcext:value-type="float">
            <text:p>0.00507504</text:p>
          </table:table-cell>
          <table:table-cell table:formula="of:=[.A3379]*[.A3379]" office:value-type="float" office:value="0.00455222788804" calcext:value-type="float">
            <text:p>0.00455222788804</text:p>
          </table:table-cell>
          <table:table-cell table:formula="of:=([.A3379]-[.B3379])*([.A3379]-[.B3379])" office:value-type="float" office:value="0.0038931559914256" calcext:value-type="float">
            <text:p>0.0038931559914256</text:p>
          </table:table-cell>
          <table:table-cell table:number-columns-repeated="2"/>
        </table:table-row>
        <table:table-row table:style-name="ro1">
          <table:table-cell office:value-type="float" office:value="0.26599" calcext:value-type="float">
            <text:p>0.26599</text:p>
          </table:table-cell>
          <table:table-cell office:value-type="float" office:value="0.0333965" calcext:value-type="float">
            <text:p>0.0333965</text:p>
          </table:table-cell>
          <table:table-cell table:formula="of:=[.A3380]*[.A3380]" office:value-type="float" office:value="0.0707506801" calcext:value-type="float">
            <text:p>0.0707506801</text:p>
          </table:table-cell>
          <table:table-cell table:formula="of:=([.A3380]-[.B3380])*([.A3380]-[.B3380])" office:value-type="float" office:value="0.05409973624225" calcext:value-type="float">
            <text:p>0.05409973624225</text:p>
          </table:table-cell>
          <table:table-cell table:number-columns-repeated="2"/>
        </table:table-row>
        <table:table-row table:style-name="ro1">
          <table:table-cell office:value-type="float" office:value="0.26599" calcext:value-type="float">
            <text:p>0.26599</text:p>
          </table:table-cell>
          <table:table-cell office:value-type="float" office:value="0.0253804" calcext:value-type="float">
            <text:p>0.0253804</text:p>
          </table:table-cell>
          <table:table-cell table:formula="of:=[.A3381]*[.A3381]" office:value-type="float" office:value="0.0707506801" calcext:value-type="float">
            <text:p>0.0707506801</text:p>
          </table:table-cell>
          <table:table-cell table:formula="of:=([.A3381]-[.B3381])*([.A3381]-[.B3381])" office:value-type="float" office:value="0.05789297961216" calcext:value-type="float">
            <text:p>0.05789297961216</text:p>
          </table:table-cell>
          <table:table-cell table:number-columns-repeated="2"/>
        </table:table-row>
        <table:table-row table:style-name="ro1">
          <table:table-cell office:value-type="float" office:value="0.412498" calcext:value-type="float">
            <text:p>0.412498</text:p>
          </table:table-cell>
          <table:table-cell office:value-type="float" office:value="0.0906672" calcext:value-type="float">
            <text:p>0.0906672</text:p>
          </table:table-cell>
          <table:table-cell table:formula="of:=[.A3382]*[.A3382]" office:value-type="float" office:value="0.170154600004" calcext:value-type="float">
            <text:p>0.170154600004</text:p>
          </table:table-cell>
          <table:table-cell table:formula="of:=([.A3382]-[.B3382])*([.A3382]-[.B3382])" office:value-type="float" office:value="0.10357506382864" calcext:value-type="float">
            <text:p>0.10357506382864</text:p>
          </table:table-cell>
          <table:table-cell table:number-columns-repeated="2"/>
        </table:table-row>
        <table:table-row table:style-name="ro1">
          <table:table-cell office:value-type="float" office:value="0.563947" calcext:value-type="float">
            <text:p>0.563947</text:p>
          </table:table-cell>
          <table:table-cell office:value-type="float" office:value="0.253742" calcext:value-type="float">
            <text:p>0.253742</text:p>
          </table:table-cell>
          <table:table-cell table:formula="of:=[.A3383]*[.A3383]" office:value-type="float" office:value="0.318036218809" calcext:value-type="float">
            <text:p>0.318036218809</text:p>
          </table:table-cell>
          <table:table-cell table:formula="of:=([.A3383]-[.B3383])*([.A3383]-[.B3383])" office:value-type="float" office:value="0.096227142025" calcext:value-type="float">
            <text:p>0.096227142025</text:p>
          </table:table-cell>
          <table:table-cell table:number-columns-repeated="2"/>
        </table:table-row>
        <table:table-row table:style-name="ro1">
          <table:table-cell office:value-type="float" office:value="0.661212" calcext:value-type="float">
            <text:p>0.661212</text:p>
          </table:table-cell>
          <table:table-cell office:value-type="float" office:value="0.339639" calcext:value-type="float">
            <text:p>0.339639</text:p>
          </table:table-cell>
          <table:table-cell table:formula="of:=[.A3384]*[.A3384]" office:value-type="float" office:value="0.437201308944" calcext:value-type="float">
            <text:p>0.437201308944</text:p>
          </table:table-cell>
          <table:table-cell table:formula="of:=([.A3384]-[.B3384])*([.A3384]-[.B3384])" office:value-type="float" office:value="0.103409194329" calcext:value-type="float">
            <text:p>0.103409194329</text:p>
          </table:table-cell>
          <table:table-cell table:number-columns-repeated="2"/>
        </table:table-row>
        <table:table-row table:style-name="ro1">
          <table:table-cell office:value-type="float" office:value="0.661212" calcext:value-type="float">
            <text:p>0.661212</text:p>
          </table:table-cell>
          <table:table-cell office:value-type="float" office:value="0.353989" calcext:value-type="float">
            <text:p>0.353989</text:p>
          </table:table-cell>
          <table:table-cell table:formula="of:=[.A3385]*[.A3385]" office:value-type="float" office:value="0.437201308944" calcext:value-type="float">
            <text:p>0.437201308944</text:p>
          </table:table-cell>
          <table:table-cell table:formula="of:=([.A3385]-[.B3385])*([.A3385]-[.B3385])" office:value-type="float" office:value="0.094385971729" calcext:value-type="float">
            <text:p>0.094385971729</text:p>
          </table:table-cell>
          <table:table-cell table:number-columns-repeated="2"/>
        </table:table-row>
        <table:table-row table:style-name="ro1">
          <table:table-cell office:value-type="float" office:value="0.661212" calcext:value-type="float">
            <text:p>0.661212</text:p>
          </table:table-cell>
          <table:table-cell office:value-type="float" office:value="0.491492" calcext:value-type="float">
            <text:p>0.491492</text:p>
          </table:table-cell>
          <table:table-cell table:formula="of:=[.A3386]*[.A3386]" office:value-type="float" office:value="0.437201308944" calcext:value-type="float">
            <text:p>0.437201308944</text:p>
          </table:table-cell>
          <table:table-cell table:formula="of:=([.A3386]-[.B3386])*([.A3386]-[.B3386])" office:value-type="float" office:value="0.0288048784" calcext:value-type="float">
            <text:p>0.0288048784</text:p>
          </table:table-cell>
          <table:table-cell table:number-columns-repeated="2"/>
        </table:table-row>
        <table:table-row table:style-name="ro1">
          <table:table-cell office:value-type="float" office:value="0.797855" calcext:value-type="float">
            <text:p>0.797855</text:p>
          </table:table-cell>
          <table:table-cell office:value-type="float" office:value="0.753523" calcext:value-type="float">
            <text:p>0.753523</text:p>
          </table:table-cell>
          <table:table-cell table:formula="of:=[.A3387]*[.A3387]" office:value-type="float" office:value="0.636572601025" calcext:value-type="float">
            <text:p>0.636572601025</text:p>
          </table:table-cell>
          <table:table-cell table:formula="of:=([.A3387]-[.B3387])*([.A3387]-[.B3387])" office:value-type="float" office:value="0.00196532622399999" calcext:value-type="float">
            <text:p>0.00196532622399999</text:p>
          </table:table-cell>
          <table:table-cell table:number-columns-repeated="2"/>
        </table:table-row>
        <table:table-row table:style-name="ro1">
          <table:table-cell office:value-type="float" office:value="0.879674" calcext:value-type="float">
            <text:p>0.879674</text:p>
          </table:table-cell>
          <table:table-cell office:value-type="float" office:value="0.797034" calcext:value-type="float">
            <text:p>0.797034</text:p>
          </table:table-cell>
          <table:table-cell table:formula="of:=[.A3388]*[.A3388]" office:value-type="float" office:value="0.773826346276" calcext:value-type="float">
            <text:p>0.773826346276</text:p>
          </table:table-cell>
          <table:table-cell table:formula="of:=([.A3388]-[.B3388])*([.A3388]-[.B3388])" office:value-type="float" office:value="0.00682936959999999" calcext:value-type="float">
            <text:p>0.00682936959999999</text:p>
          </table:table-cell>
          <table:table-cell table:number-columns-repeated="2"/>
        </table:table-row>
        <table:table-row table:style-name="ro1">
          <table:table-cell office:value-type="float" office:value="0.879674" calcext:value-type="float">
            <text:p>0.879674</text:p>
          </table:table-cell>
          <table:table-cell office:value-type="float" office:value="0.835524" calcext:value-type="float">
            <text:p>0.835524</text:p>
          </table:table-cell>
          <table:table-cell table:formula="of:=[.A3389]*[.A3389]" office:value-type="float" office:value="0.773826346276" calcext:value-type="float">
            <text:p>0.773826346276</text:p>
          </table:table-cell>
          <table:table-cell table:formula="of:=([.A3389]-[.B3389])*([.A3389]-[.B3389])" office:value-type="float" office:value="0.00194922249999999" calcext:value-type="float">
            <text:p>0.00194922249999999</text:p>
          </table:table-cell>
          <table:table-cell table:number-columns-repeated="2"/>
        </table:table-row>
        <table:table-row table:style-name="ro1">
          <table:table-cell office:value-type="float" office:value="0.879674" calcext:value-type="float">
            <text:p>0.879674</text:p>
          </table:table-cell>
          <table:table-cell office:value-type="float" office:value="0.874679" calcext:value-type="float">
            <text:p>0.874679</text:p>
          </table:table-cell>
          <table:table-cell table:formula="of:=[.A3390]*[.A3390]" office:value-type="float" office:value="0.773826346276" calcext:value-type="float">
            <text:p>0.773826346276</text:p>
          </table:table-cell>
          <table:table-cell table:formula="of:=([.A3390]-[.B3390])*([.A3390]-[.B3390])" office:value-type="float" office:value="0.0000249500249999997" calcext:value-type="float">
            <text:p>2.49500249999997E-05</text:p>
          </table:table-cell>
          <table:table-cell table:number-columns-repeated="2"/>
        </table:table-row>
        <table:table-row table:style-name="ro1">
          <table:table-cell office:value-type="float" office:value="0.879674" calcext:value-type="float">
            <text:p>0.879674</text:p>
          </table:table-cell>
          <table:table-cell office:value-type="float" office:value="0.910944" calcext:value-type="float">
            <text:p>0.910944</text:p>
          </table:table-cell>
          <table:table-cell table:formula="of:=[.A3391]*[.A3391]" office:value-type="float" office:value="0.773826346276" calcext:value-type="float">
            <text:p>0.773826346276</text:p>
          </table:table-cell>
          <table:table-cell table:formula="of:=([.A3391]-[.B3391])*([.A3391]-[.B3391])" office:value-type="float" office:value="0.000977812900000001" calcext:value-type="float">
            <text:p>0.000977812900000001</text:p>
          </table:table-cell>
          <table:table-cell table:number-columns-repeated="2"/>
        </table:table-row>
        <table:table-row table:style-name="ro1">
          <table:table-cell office:value-type="float" office:value="0.879674" calcext:value-type="float">
            <text:p>0.879674</text:p>
          </table:table-cell>
          <table:table-cell office:value-type="float" office:value="0.93834" calcext:value-type="float">
            <text:p>0.93834</text:p>
          </table:table-cell>
          <table:table-cell table:formula="of:=[.A3392]*[.A3392]" office:value-type="float" office:value="0.773826346276" calcext:value-type="float">
            <text:p>0.773826346276</text:p>
          </table:table-cell>
          <table:table-cell table:formula="of:=([.A3392]-[.B3392])*([.A3392]-[.B3392])" office:value-type="float" office:value="0.003441699556" calcext:value-type="float">
            <text:p>0.003441699556</text:p>
          </table:table-cell>
          <table:table-cell table:number-columns-repeated="2"/>
        </table:table-row>
        <table:table-row table:style-name="ro1">
          <table:table-cell office:value-type="float" office:value="0.985803" calcext:value-type="float">
            <text:p>0.985803</text:p>
          </table:table-cell>
          <table:table-cell office:value-type="float" office:value="0.998193" calcext:value-type="float">
            <text:p>0.998193</text:p>
          </table:table-cell>
          <table:table-cell table:formula="of:=[.A3393]*[.A3393]" office:value-type="float" office:value="0.971807554809" calcext:value-type="float">
            <text:p>0.971807554809</text:p>
          </table:table-cell>
          <table:table-cell table:formula="of:=([.A3393]-[.B3393])*([.A3393]-[.B3393])" office:value-type="float" office:value="0.0001535121" calcext:value-type="float">
            <text:p>0.0001535121</text:p>
          </table:table-cell>
          <table:table-cell table:number-columns-repeated="2"/>
        </table:table-row>
        <table:table-row table:style-name="ro1">
          <table:table-cell office:value-type="float" office:value="0.985802" calcext:value-type="float">
            <text:p>0.985802</text:p>
          </table:table-cell>
          <table:table-cell office:value-type="float" office:value="0.999997" calcext:value-type="float">
            <text:p>0.999997</text:p>
          </table:table-cell>
          <table:table-cell table:formula="of:=[.A3394]*[.A3394]" office:value-type="float" office:value="0.971805583204" calcext:value-type="float">
            <text:p>0.971805583204</text:p>
          </table:table-cell>
          <table:table-cell table:formula="of:=([.A3394]-[.B3394])*([.A3394]-[.B3394])" office:value-type="float" office:value="0.000201498025000002" calcext:value-type="float">
            <text:p>0.000201498025000002</text:p>
          </table:table-cell>
          <table:table-cell table:number-columns-repeated="2"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000810625" calcext:value-type="float">
            <text:p>0.000000810625</text:p>
          </table:table-cell>
          <table:table-cell table:formula="of:=[.A3395]*[.A3395]" office:value-type="float" office:value="0.00000000010388501776" calcext:value-type="float">
            <text:p>1.0388501776E-10</text:p>
          </table:table-cell>
          <table:table-cell table:formula="of:=([.A3395]-[.B3395])*([.A3395]-[.B3395])" office:value-type="float" office:value="0.00000000008801770215" calcext:value-type="float">
            <text:p>8.8017702150625E-11</text:p>
          </table:table-cell>
          <table:table-cell table:number-columns-repeated="2"/>
        </table:table-row>
        <table:table-row table:style-name="ro1">
          <table:table-cell office:value-type="float" office:value="0.0000352263" calcext:value-type="float">
            <text:p>0.0000352263</text:p>
          </table:table-cell>
          <table:table-cell office:value-type="float" office:value="0.000018072" calcext:value-type="float">
            <text:p>0.000018072</text:p>
          </table:table-cell>
          <table:table-cell table:formula="of:=[.A3396]*[.A3396]" office:value-type="float" office:value="0.00000000124089221169" calcext:value-type="float">
            <text:p>1.24089221169E-09</text:p>
          </table:table-cell>
          <table:table-cell table:formula="of:=([.A3396]-[.B3396])*([.A3396]-[.B3396])" office:value-type="float" office:value="0.00000000029427000849" calcext:value-type="float">
            <text:p>2.9427000849E-10</text:p>
          </table:table-cell>
          <table:table-cell table:number-columns-repeated="2"/>
        </table:table-row>
        <table:table-row table:style-name="ro1">
          <table:table-cell office:value-type="float" office:value="0.00000685453" calcext:value-type="float">
            <text:p>0.00000685453</text:p>
          </table:table-cell>
          <table:table-cell office:value-type="float" office:value="0.000332346" calcext:value-type="float">
            <text:p>0.000332346</text:p>
          </table:table-cell>
          <table:table-cell table:formula="of:=[.A3397]*[.A3397]" office:value-type="float" office:value="0.00000000004698458152" calcext:value-type="float">
            <text:p>4.69845815209E-11</text:p>
          </table:table-cell>
          <table:table-cell table:formula="of:=([.A3397]-[.B3397])*([.A3397]-[.B3397])" office:value-type="float" office:value="0.00000010594469704276" calcext:value-type="float">
            <text:p>1.05944697042761E-07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0238554" calcext:value-type="float">
            <text:p>0.000238554</text:p>
          </table:table-cell>
          <table:table-cell table:formula="of:=[.A3398]*[.A3398]" office:value-type="float" office:value="0.00000000040347953424" calcext:value-type="float">
            <text:p>4.0347953424E-10</text:p>
          </table:table-cell>
          <table:table-cell table:formula="of:=([.A3398]-[.B3398])*([.A3398]-[.B3398])" office:value-type="float" office:value="0.00000004772791747584" calcext:value-type="float">
            <text:p>4.772791747584E-08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791601" calcext:value-type="float">
            <text:p>0.000791601</text:p>
          </table:table-cell>
          <table:table-cell table:formula="of:=[.A3399]*[.A3399]" office:value-type="float" office:value="0.00000000000035527083" calcext:value-type="float">
            <text:p>3.55270834116E-13</text:p>
          </table:table-cell>
          <table:table-cell table:formula="of:=([.A3399]-[.B3399])*([.A3399]-[.B3399])" office:value-type="float" office:value="0.00000062568883725254" calcext:value-type="float">
            <text:p>6.25688837252542E-07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037146" calcext:value-type="float">
            <text:p>0.000037146</text:p>
          </table:table-cell>
          <table:table-cell table:formula="of:=[.A3400]*[.A3400]" office:value-type="float" office:value="0.00000000039395501289" calcext:value-type="float">
            <text:p>3.9395501289E-10</text:p>
          </table:table-cell>
          <table:table-cell table:formula="of:=([.A3400]-[.B3400])*([.A3400]-[.B3400])" office:value-type="float" office:value="0.00000000029921042529" calcext:value-type="float">
            <text:p>2.9921042529E-10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000104726" calcext:value-type="float">
            <text:p>0.00000104726</text:p>
          </table:table-cell>
          <table:table-cell table:formula="of:=[.A3401]*[.A3401]" office:value-type="float" office:value="0.00000000040347953424" calcext:value-type="float">
            <text:p>4.0347953424E-10</text:p>
          </table:table-cell>
          <table:table-cell table:formula="of:=([.A3401]-[.B3401])*([.A3401]-[.B3401])" office:value-type="float" office:value="0.00000000036250408341" calcext:value-type="float">
            <text:p>3.625040834116E-10</text:p>
          </table:table-cell>
          <table:table-cell table:number-columns-repeated="2"/>
        </table:table-row>
        <table:table-row table:style-name="ro1">
          <table:table-cell office:value-type="float" office:value="0.00002563" calcext:value-type="float">
            <text:p>0.00002563</text:p>
          </table:table-cell>
          <table:table-cell office:value-type="float" office:value="0.000000101743" calcext:value-type="float">
            <text:p>0.000000101743</text:p>
          </table:table-cell>
          <table:table-cell table:formula="of:=[.A3402]*[.A3402]" office:value-type="float" office:value="0.0000000006568969" calcext:value-type="float">
            <text:p>6.568969E-10</text:p>
          </table:table-cell>
          <table:table-cell table:formula="of:=([.A3402]-[.B3402])*([.A3402]-[.B3402])" office:value-type="float" office:value="0.00000000065169190546" calcext:value-type="float">
            <text:p>6.51691905458049E-10</text:p>
          </table:table-cell>
          <table:table-cell table:number-columns-repeated="2"/>
        </table:table-row>
        <table:table-row table:style-name="ro1">
          <table:table-cell office:value-type="float" office:value="0.0000309348" calcext:value-type="float">
            <text:p>0.0000309348</text:p>
          </table:table-cell>
          <table:table-cell office:value-type="float" office:value="0.000230122" calcext:value-type="float">
            <text:p>0.000230122</text:p>
          </table:table-cell>
          <table:table-cell table:formula="of:=[.A3403]*[.A3403]" office:value-type="float" office:value="0.00000000095696185104" calcext:value-type="float">
            <text:p>9.5696185104E-10</text:p>
          </table:table-cell>
          <table:table-cell table:formula="of:=([.A3403]-[.B3403])*([.A3403]-[.B3403])" office:value-type="float" office:value="0.00000003967554064384" calcext:value-type="float">
            <text:p>3.967554064384E-08</text:p>
          </table:table-cell>
          <table:table-cell table:number-columns-repeated="2"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0022943" calcext:value-type="float">
            <text:p>0.00022943</text:p>
          </table:table-cell>
          <table:table-cell table:formula="of:=[.A3404]*[.A3404]" office:value-type="float" office:value="0.00000000162350167329" calcext:value-type="float">
            <text:p>1.62350167329E-09</text:p>
          </table:table-cell>
          <table:table-cell table:formula="of:=([.A3404]-[.B3404])*([.A3404]-[.B3404])" office:value-type="float" office:value="0.00000003577291825129" calcext:value-type="float">
            <text:p>3.577291825129E-08</text:p>
          </table:table-cell>
          <table:table-cell table:number-columns-repeated="2"/>
        </table:table-row>
        <table:table-row table:style-name="ro1">
          <table:table-cell office:value-type="float" office:value="0.000253022" calcext:value-type="float">
            <text:p>0.000253022</text:p>
          </table:table-cell>
          <table:table-cell office:value-type="float" office:value="0.0000173316" calcext:value-type="float">
            <text:p>0.0000173316</text:p>
          </table:table-cell>
          <table:table-cell table:formula="of:=[.A3405]*[.A3405]" office:value-type="float" office:value="0.000000064020132484" calcext:value-type="float">
            <text:p>6.4020132484E-08</text:p>
          </table:table-cell>
          <table:table-cell table:formula="of:=([.A3405]-[.B3405])*([.A3405]-[.B3405])" office:value-type="float" office:value="0.00000005554996465216" calcext:value-type="float">
            <text:p>5.554996465216E-08</text:p>
          </table:table-cell>
          <table:table-cell table:number-columns-repeated="2"/>
        </table:table-row>
        <table:table-row table:style-name="ro1">
          <table:table-cell office:value-type="float" office:value="0.00072515" calcext:value-type="float">
            <text:p>0.00072515</text:p>
          </table:table-cell>
          <table:table-cell office:value-type="float" office:value="0.0000167474" calcext:value-type="float">
            <text:p>0.0000167474</text:p>
          </table:table-cell>
          <table:table-cell table:formula="of:=[.A3406]*[.A3406]" office:value-type="float" office:value="0.0000005258425225" calcext:value-type="float">
            <text:p>0.0000005258425225</text:p>
          </table:table-cell>
          <table:table-cell table:formula="of:=([.A3406]-[.B3406])*([.A3406]-[.B3406])" office:value-type="float" office:value="0.00000050183424368676" calcext:value-type="float">
            <text:p>5.0183424368676E-07</text:p>
          </table:table-cell>
          <table:table-cell table:number-columns-repeated="2"/>
        </table:table-row>
        <table:table-row table:style-name="ro1">
          <table:table-cell office:value-type="float" office:value="0.00074482" calcext:value-type="float">
            <text:p>0.00074482</text:p>
          </table:table-cell>
          <table:table-cell office:value-type="float" office:value="0.0000668258" calcext:value-type="float">
            <text:p>0.0000668258</text:p>
          </table:table-cell>
          <table:table-cell table:formula="of:=[.A3407]*[.A3407]" office:value-type="float" office:value="0.0000005547568324" calcext:value-type="float">
            <text:p>0.0000005547568324</text:p>
          </table:table-cell>
          <table:table-cell table:formula="of:=([.A3407]-[.B3407])*([.A3407]-[.B3407])" office:value-type="float" office:value="0.00000045967613523364" calcext:value-type="float">
            <text:p>4.5967613523364E-07</text:p>
          </table:table-cell>
          <table:table-cell table:number-columns-repeated="2"/>
        </table:table-row>
        <table:table-row table:style-name="ro1">
          <table:table-cell office:value-type="float" office:value="0.00074482" calcext:value-type="float">
            <text:p>0.00074482</text:p>
          </table:table-cell>
          <table:table-cell office:value-type="float" office:value="0.0000713674" calcext:value-type="float">
            <text:p>0.0000713674</text:p>
          </table:table-cell>
          <table:table-cell table:formula="of:=[.A3408]*[.A3408]" office:value-type="float" office:value="0.0000005547568324" calcext:value-type="float">
            <text:p>0.0000005547568324</text:p>
          </table:table-cell>
          <table:table-cell table:formula="of:=([.A3408]-[.B3408])*([.A3408]-[.B3408])" office:value-type="float" office:value="0.00000045353840444676" calcext:value-type="float">
            <text:p>4.5353840444676E-07</text:p>
          </table:table-cell>
          <table:table-cell table:number-columns-repeated="2"/>
        </table:table-row>
        <table:table-row table:style-name="ro1">
          <table:table-cell office:value-type="float" office:value="0.000128865" calcext:value-type="float">
            <text:p>0.000128865</text:p>
          </table:table-cell>
          <table:table-cell office:value-type="float" office:value="0.00585179" calcext:value-type="float">
            <text:p>0.00585179</text:p>
          </table:table-cell>
          <table:table-cell table:formula="of:=[.A3409]*[.A3409]" office:value-type="float" office:value="0.000000016606188225" calcext:value-type="float">
            <text:p>1.6606188225E-08</text:p>
          </table:table-cell>
          <table:table-cell table:formula="of:=([.A3409]-[.B3409])*([.A3409]-[.B3409])" office:value-type="float" office:value="0.000032751870555625" calcext:value-type="float">
            <text:p>3.2751870555625E-05</text:p>
          </table:table-cell>
          <table:table-cell table:number-columns-repeated="2"/>
        </table:table-row>
        <table:table-row table:style-name="ro1">
          <table:table-cell office:value-type="float" office:value="0.000140071" calcext:value-type="float">
            <text:p>0.000140071</text:p>
          </table:table-cell>
          <table:table-cell office:value-type="float" office:value="0.00430837" calcext:value-type="float">
            <text:p>0.00430837</text:p>
          </table:table-cell>
          <table:table-cell table:formula="of:=[.A3410]*[.A3410]" office:value-type="float" office:value="0.000000019619885041" calcext:value-type="float">
            <text:p>1.9619885041E-08</text:p>
          </table:table-cell>
          <table:table-cell table:formula="of:=([.A3410]-[.B3410])*([.A3410]-[.B3410])" office:value-type="float" office:value="0.000017374716553401" calcext:value-type="float">
            <text:p>1.7374716553401E-05</text:p>
          </table:table-cell>
          <table:table-cell table:number-columns-repeated="2"/>
        </table:table-row>
        <table:table-row table:style-name="ro1">
          <table:table-cell office:value-type="float" office:value="0.000161946" calcext:value-type="float">
            <text:p>0.000161946</text:p>
          </table:table-cell>
          <table:table-cell office:value-type="float" office:value="0.000246372" calcext:value-type="float">
            <text:p>0.000246372</text:p>
          </table:table-cell>
          <table:table-cell table:formula="of:=[.A3411]*[.A3411]" office:value-type="float" office:value="0.000000026226506916" calcext:value-type="float">
            <text:p>2.6226506916E-08</text:p>
          </table:table-cell>
          <table:table-cell table:formula="of:=([.A3411]-[.B3411])*([.A3411]-[.B3411])" office:value-type="float" office:value="0.000000007127749476" calcext:value-type="float">
            <text:p>7.127749476E-09</text:p>
          </table:table-cell>
          <table:table-cell table:number-columns-repeated="2"/>
        </table:table-row>
        <table:table-row table:style-name="ro1">
          <table:table-cell office:value-type="float" office:value="0.000141501" calcext:value-type="float">
            <text:p>0.000141501</text:p>
          </table:table-cell>
          <table:table-cell office:value-type="float" office:value="0.00175729" calcext:value-type="float">
            <text:p>0.00175729</text:p>
          </table:table-cell>
          <table:table-cell table:formula="of:=[.A3412]*[.A3412]" office:value-type="float" office:value="0.000000020022533001" calcext:value-type="float">
            <text:p>2.0022533001E-08</text:p>
          </table:table-cell>
          <table:table-cell table:formula="of:=([.A3412]-[.B3412])*([.A3412]-[.B3412])" office:value-type="float" office:value="0.000002610774092521" calcext:value-type="float">
            <text:p>2.610774092521E-06</text:p>
          </table:table-cell>
          <table:table-cell table:number-columns-repeated="2"/>
        </table:table-row>
        <table:table-row table:style-name="ro1">
          <table:table-cell office:value-type="float" office:value="0.000239432" calcext:value-type="float">
            <text:p>0.000239432</text:p>
          </table:table-cell>
          <table:table-cell office:value-type="float" office:value="0.00156289" calcext:value-type="float">
            <text:p>0.00156289</text:p>
          </table:table-cell>
          <table:table-cell table:formula="of:=[.A3413]*[.A3413]" office:value-type="float" office:value="0.000000057327682624" calcext:value-type="float">
            <text:p>5.7327682624E-08</text:p>
          </table:table-cell>
          <table:table-cell table:formula="of:=([.A3413]-[.B3413])*([.A3413]-[.B3413])" office:value-type="float" office:value="0.000001751541077764" calcext:value-type="float">
            <text:p>1.751541077764E-06</text:p>
          </table:table-cell>
          <table:table-cell table:number-columns-repeated="2"/>
        </table:table-row>
        <table:table-row table:style-name="ro1">
          <table:table-cell office:value-type="float" office:value="0.0000796318" calcext:value-type="float">
            <text:p>0.0000796318</text:p>
          </table:table-cell>
          <table:table-cell office:value-type="float" office:value="0.000457128" calcext:value-type="float">
            <text:p>0.000457128</text:p>
          </table:table-cell>
          <table:table-cell table:formula="of:=[.A3414]*[.A3414]" office:value-type="float" office:value="0.00000000634122357124" calcext:value-type="float">
            <text:p>6.34122357124E-09</text:p>
          </table:table-cell>
          <table:table-cell table:formula="of:=([.A3414]-[.B3414])*([.A3414]-[.B3414])" office:value-type="float" office:value="0.00000014250338101444" calcext:value-type="float">
            <text:p>1.4250338101444E-07</text:p>
          </table:table-cell>
          <table:table-cell table:number-columns-repeated="2"/>
        </table:table-row>
        <table:table-row table:style-name="ro1">
          <table:table-cell office:value-type="float" office:value="0.0000569224" calcext:value-type="float">
            <text:p>0.0000569224</text:p>
          </table:table-cell>
          <table:table-cell office:value-type="float" office:value="0.0423657" calcext:value-type="float">
            <text:p>0.0423657</text:p>
          </table:table-cell>
          <table:table-cell table:formula="of:=[.A3415]*[.A3415]" office:value-type="float" office:value="0.00000000324015962176" calcext:value-type="float">
            <text:p>3.24015962176E-09</text:p>
          </table:table-cell>
          <table:table-cell table:formula="of:=([.A3415]-[.B3415])*([.A3415]-[.B3415])" office:value-type="float" office:value="0.00179003266200626" calcext:value-type="float">
            <text:p>0.00179003266200626</text:p>
          </table:table-cell>
          <table:table-cell table:number-columns-repeated="2"/>
        </table:table-row>
        <table:table-row table:style-name="ro1">
          <table:table-cell office:value-type="float" office:value="0.00309765" calcext:value-type="float">
            <text:p>0.00309765</text:p>
          </table:table-cell>
          <table:table-cell office:value-type="float" office:value="0.0220327" calcext:value-type="float">
            <text:p>0.0220327</text:p>
          </table:table-cell>
          <table:table-cell table:formula="of:=[.A3416]*[.A3416]" office:value-type="float" office:value="0.0000095954355225" calcext:value-type="float">
            <text:p>0.0000095954355225</text:p>
          </table:table-cell>
          <table:table-cell table:formula="of:=([.A3416]-[.B3416])*([.A3416]-[.B3416])" office:value-type="float" office:value="0.0003585361185025" calcext:value-type="float">
            <text:p>0.0003585361185025</text:p>
          </table:table-cell>
          <table:table-cell table:number-columns-repeated="2"/>
        </table:table-row>
        <table:table-row table:style-name="ro1">
          <table:table-cell office:value-type="float" office:value="0.00414044" calcext:value-type="float">
            <text:p>0.00414044</text:p>
          </table:table-cell>
          <table:table-cell office:value-type="float" office:value="0.0537765" calcext:value-type="float">
            <text:p>0.0537765</text:p>
          </table:table-cell>
          <table:table-cell table:formula="of:=[.A3417]*[.A3417]" office:value-type="float" office:value="0.0000171432433936" calcext:value-type="float">
            <text:p>0.0000171432433936</text:p>
          </table:table-cell>
          <table:table-cell table:formula="of:=([.A3417]-[.B3417])*([.A3417]-[.B3417])" office:value-type="float" office:value="0.0024637384523236" calcext:value-type="float">
            <text:p>0.0024637384523236</text:p>
          </table:table-cell>
          <table:table-cell table:number-columns-repeated="2"/>
        </table:table-row>
        <table:table-row table:style-name="ro1">
          <table:table-cell office:value-type="float" office:value="0.00893325" calcext:value-type="float">
            <text:p>0.00893325</text:p>
          </table:table-cell>
          <table:table-cell office:value-type="float" office:value="0.00204019" calcext:value-type="float">
            <text:p>0.00204019</text:p>
          </table:table-cell>
          <table:table-cell table:formula="of:=[.A3418]*[.A3418]" office:value-type="float" office:value="0.0000798029555625" calcext:value-type="float">
            <text:p>0.0000798029555625</text:p>
          </table:table-cell>
          <table:table-cell table:formula="of:=([.A3418]-[.B3418])*([.A3418]-[.B3418])" office:value-type="float" office:value="0.0000475142761636" calcext:value-type="float">
            <text:p>0.0000475142761636</text:p>
          </table:table-cell>
          <table:table-cell table:number-columns-repeated="2"/>
        </table:table-row>
        <table:table-row table:style-name="ro1">
          <table:table-cell office:value-type="float" office:value="0.110751" calcext:value-type="float">
            <text:p>0.110751</text:p>
          </table:table-cell>
          <table:table-cell office:value-type="float" office:value="0.00165638" calcext:value-type="float">
            <text:p>0.00165638</text:p>
          </table:table-cell>
          <table:table-cell table:formula="of:=[.A3419]*[.A3419]" office:value-type="float" office:value="0.012265784001" calcext:value-type="float">
            <text:p>0.012265784001</text:p>
          </table:table-cell>
          <table:table-cell table:formula="of:=([.A3419]-[.B3419])*([.A3419]-[.B3419])" office:value-type="float" office:value="0.0119016361129444" calcext:value-type="float">
            <text:p>0.0119016361129444</text:p>
          </table:table-cell>
          <table:table-cell table:number-columns-repeated="2"/>
        </table:table-row>
        <table:table-row table:style-name="ro1">
          <table:table-cell office:value-type="float" office:value="0.110751" calcext:value-type="float">
            <text:p>0.110751</text:p>
          </table:table-cell>
          <table:table-cell office:value-type="float" office:value="0.0497229" calcext:value-type="float">
            <text:p>0.0497229</text:p>
          </table:table-cell>
          <table:table-cell table:formula="of:=[.A3420]*[.A3420]" office:value-type="float" office:value="0.012265784001" calcext:value-type="float">
            <text:p>0.012265784001</text:p>
          </table:table-cell>
          <table:table-cell table:formula="of:=([.A3420]-[.B3420])*([.A3420]-[.B3420])" office:value-type="float" office:value="0.00372442898961" calcext:value-type="float">
            <text:p>0.00372442898961</text:p>
          </table:table-cell>
          <table:table-cell table:number-columns-repeated="2"/>
        </table:table-row>
        <table:table-row table:style-name="ro1">
          <table:table-cell office:value-type="float" office:value="0.165962" calcext:value-type="float">
            <text:p>0.165962</text:p>
          </table:table-cell>
          <table:table-cell office:value-type="float" office:value="0.0677975" calcext:value-type="float">
            <text:p>0.0677975</text:p>
          </table:table-cell>
          <table:table-cell table:formula="of:=[.A3421]*[.A3421]" office:value-type="float" office:value="0.027543385444" calcext:value-type="float">
            <text:p>0.027543385444</text:p>
          </table:table-cell>
          <table:table-cell table:formula="of:=([.A3421]-[.B3421])*([.A3421]-[.B3421])" office:value-type="float" office:value="0.00963626906025" calcext:value-type="float">
            <text:p>0.00963626906025</text:p>
          </table:table-cell>
          <table:table-cell table:number-columns-repeated="2"/>
        </table:table-row>
        <table:table-row table:style-name="ro1">
          <table:table-cell office:value-type="float" office:value="0.323533" calcext:value-type="float">
            <text:p>0.323533</text:p>
          </table:table-cell>
          <table:table-cell office:value-type="float" office:value="0.136784" calcext:value-type="float">
            <text:p>0.136784</text:p>
          </table:table-cell>
          <table:table-cell table:formula="of:=[.A3422]*[.A3422]" office:value-type="float" office:value="0.104673602089" calcext:value-type="float">
            <text:p>0.104673602089</text:p>
          </table:table-cell>
          <table:table-cell table:formula="of:=([.A3422]-[.B3422])*([.A3422]-[.B3422])" office:value-type="float" office:value="0.034875189001" calcext:value-type="float">
            <text:p>0.034875189001</text:p>
          </table:table-cell>
          <table:table-cell table:number-columns-repeated="2"/>
        </table:table-row>
        <table:table-row table:style-name="ro1">
          <table:table-cell office:value-type="float" office:value="0.323533" calcext:value-type="float">
            <text:p>0.323533</text:p>
          </table:table-cell>
          <table:table-cell office:value-type="float" office:value="0.234433" calcext:value-type="float">
            <text:p>0.234433</text:p>
          </table:table-cell>
          <table:table-cell table:formula="of:=[.A3423]*[.A3423]" office:value-type="float" office:value="0.104673602089" calcext:value-type="float">
            <text:p>0.104673602089</text:p>
          </table:table-cell>
          <table:table-cell table:formula="of:=([.A3423]-[.B3423])*([.A3423]-[.B3423])" office:value-type="float" office:value="0.00793881" calcext:value-type="float">
            <text:p>0.00793881</text:p>
          </table:table-cell>
          <table:table-cell table:number-columns-repeated="2"/>
        </table:table-row>
        <table:table-row table:style-name="ro1">
          <table:table-cell office:value-type="float" office:value="0.217729" calcext:value-type="float">
            <text:p>0.217729</text:p>
          </table:table-cell>
          <table:table-cell office:value-type="float" office:value="0.550892" calcext:value-type="float">
            <text:p>0.550892</text:p>
          </table:table-cell>
          <table:table-cell table:formula="of:=[.A3424]*[.A3424]" office:value-type="float" office:value="0.047405917441" calcext:value-type="float">
            <text:p>0.047405917441</text:p>
          </table:table-cell>
          <table:table-cell table:formula="of:=([.A3424]-[.B3424])*([.A3424]-[.B3424])" office:value-type="float" office:value="0.110997584569" calcext:value-type="float">
            <text:p>0.110997584569</text:p>
          </table:table-cell>
          <table:table-cell table:number-columns-repeated="2"/>
        </table:table-row>
        <table:table-row table:style-name="ro1">
          <table:table-cell office:value-type="float" office:value="0.383835" calcext:value-type="float">
            <text:p>0.383835</text:p>
          </table:table-cell>
          <table:table-cell office:value-type="float" office:value="0.154001" calcext:value-type="float">
            <text:p>0.154001</text:p>
          </table:table-cell>
          <table:table-cell table:formula="of:=[.A3425]*[.A3425]" office:value-type="float" office:value="0.147329307225" calcext:value-type="float">
            <text:p>0.147329307225</text:p>
          </table:table-cell>
          <table:table-cell table:formula="of:=([.A3425]-[.B3425])*([.A3425]-[.B3425])" office:value-type="float" office:value="0.052823667556" calcext:value-type="float">
            <text:p>0.052823667556</text:p>
          </table:table-cell>
          <table:table-cell table:number-columns-repeated="2"/>
        </table:table-row>
        <table:table-row table:style-name="ro1">
          <table:table-cell office:value-type="float" office:value="0.559018" calcext:value-type="float">
            <text:p>0.559018</text:p>
          </table:table-cell>
          <table:table-cell office:value-type="float" office:value="0.625997" calcext:value-type="float">
            <text:p>0.625997</text:p>
          </table:table-cell>
          <table:table-cell table:formula="of:=[.A3426]*[.A3426]" office:value-type="float" office:value="0.312501124324" calcext:value-type="float">
            <text:p>0.312501124324</text:p>
          </table:table-cell>
          <table:table-cell table:formula="of:=([.A3426]-[.B3426])*([.A3426]-[.B3426])" office:value-type="float" office:value="0.004486186441" calcext:value-type="float">
            <text:p>0.004486186441</text:p>
          </table:table-cell>
          <table:table-cell table:number-columns-repeated="2"/>
        </table:table-row>
        <table:table-row table:style-name="ro1">
          <table:table-cell office:value-type="float" office:value="0.559018" calcext:value-type="float">
            <text:p>0.559018</text:p>
          </table:table-cell>
          <table:table-cell office:value-type="float" office:value="0.655801" calcext:value-type="float">
            <text:p>0.655801</text:p>
          </table:table-cell>
          <table:table-cell table:formula="of:=[.A3427]*[.A3427]" office:value-type="float" office:value="0.312501124324" calcext:value-type="float">
            <text:p>0.312501124324</text:p>
          </table:table-cell>
          <table:table-cell table:formula="of:=([.A3427]-[.B3427])*([.A3427]-[.B3427])" office:value-type="float" office:value="0.00936694908899999" calcext:value-type="float">
            <text:p>0.00936694908899999</text:p>
          </table:table-cell>
          <table:table-cell table:number-columns-repeated="2"/>
        </table:table-row>
        <table:table-row table:style-name="ro1">
          <table:table-cell office:value-type="float" office:value="0.720529" calcext:value-type="float">
            <text:p>0.720529</text:p>
          </table:table-cell>
          <table:table-cell office:value-type="float" office:value="0.578266" calcext:value-type="float">
            <text:p>0.578266</text:p>
          </table:table-cell>
          <table:table-cell table:formula="of:=[.A3428]*[.A3428]" office:value-type="float" office:value="0.519162039841" calcext:value-type="float">
            <text:p>0.519162039841</text:p>
          </table:table-cell>
          <table:table-cell table:formula="of:=([.A3428]-[.B3428])*([.A3428]-[.B3428])" office:value-type="float" office:value="0.020238761169" calcext:value-type="float">
            <text:p>0.020238761169</text:p>
          </table:table-cell>
          <table:table-cell table:number-columns-repeated="2"/>
        </table:table-row>
        <table:table-row table:style-name="ro1">
          <table:table-cell office:value-type="float" office:value="0.8642" calcext:value-type="float">
            <text:p>0.8642</text:p>
          </table:table-cell>
          <table:table-cell office:value-type="float" office:value="0.523853" calcext:value-type="float">
            <text:p>0.523853</text:p>
          </table:table-cell>
          <table:table-cell table:formula="of:=[.A3429]*[.A3429]" office:value-type="float" office:value="0.74684164" calcext:value-type="float">
            <text:p>0.74684164</text:p>
          </table:table-cell>
          <table:table-cell table:formula="of:=([.A3429]-[.B3429])*([.A3429]-[.B3429])" office:value-type="float" office:value="0.115836080409" calcext:value-type="float">
            <text:p>0.115836080409</text:p>
          </table:table-cell>
          <table:table-cell table:number-columns-repeated="2"/>
        </table:table-row>
        <table:table-row table:style-name="ro1">
          <table:table-cell office:value-type="float" office:value="0.916952" calcext:value-type="float">
            <text:p>0.916952</text:p>
          </table:table-cell>
          <table:table-cell office:value-type="float" office:value="0.914703" calcext:value-type="float">
            <text:p>0.914703</text:p>
          </table:table-cell>
          <table:table-cell table:formula="of:=[.A3430]*[.A3430]" office:value-type="float" office:value="0.840800970304" calcext:value-type="float">
            <text:p>0.840800970304</text:p>
          </table:table-cell>
          <table:table-cell table:formula="of:=([.A3430]-[.B3430])*([.A3430]-[.B3430])" office:value-type="float" office:value="0.00000505800099999976" calcext:value-type="float">
            <text:p>5.05800099999976E-06</text:p>
          </table:table-cell>
          <table:table-cell table:number-columns-repeated="2"/>
        </table:table-row>
        <table:table-row table:style-name="ro1">
          <table:table-cell office:value-type="float" office:value="0.916951" calcext:value-type="float">
            <text:p>0.916951</text:p>
          </table:table-cell>
          <table:table-cell office:value-type="float" office:value="0.942212" calcext:value-type="float">
            <text:p>0.942212</text:p>
          </table:table-cell>
          <table:table-cell table:formula="of:=[.A3431]*[.A3431]" office:value-type="float" office:value="0.840799136401" calcext:value-type="float">
            <text:p>0.840799136401</text:p>
          </table:table-cell>
          <table:table-cell table:formula="of:=([.A3431]-[.B3431])*([.A3431]-[.B3431])" office:value-type="float" office:value="0.000638118121000005" calcext:value-type="float">
            <text:p>0.000638118121000005</text:p>
          </table:table-cell>
          <table:table-cell table:number-columns-repeated="2"/>
        </table:table-row>
        <table:table-row table:style-name="ro1">
          <table:table-cell office:value-type="float" office:value="0.965678" calcext:value-type="float">
            <text:p>0.965678</text:p>
          </table:table-cell>
          <table:table-cell office:value-type="float" office:value="0.99299" calcext:value-type="float">
            <text:p>0.99299</text:p>
          </table:table-cell>
          <table:table-cell table:formula="of:=[.A3432]*[.A3432]" office:value-type="float" office:value="0.932533999684" calcext:value-type="float">
            <text:p>0.932533999684</text:p>
          </table:table-cell>
          <table:table-cell table:formula="of:=([.A3432]-[.B3432])*([.A3432]-[.B3432])" office:value-type="float" office:value="0.000745945344" calcext:value-type="float">
            <text:p>0.000745945344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7138" calcext:value-type="float">
            <text:p>0.997138</text:p>
          </table:table-cell>
          <table:table-cell table:formula="of:=[.A3433]*[.A3433]" office:value-type="float" office:value="0.999974000169" calcext:value-type="float">
            <text:p>0.999974000169</text:p>
          </table:table-cell>
          <table:table-cell table:formula="of:=([.A3433]-[.B3433])*([.A3433]-[.B3433])" office:value-type="float" office:value="0.00000811680099999995" calcext:value-type="float">
            <text:p>8.11680099999995E-06</text:p>
          </table:table-cell>
          <table:table-cell table:number-columns-repeated="2"/>
        </table:table-row>
        <table:table-row table:style-name="ro1">
          <table:table-cell office:value-type="float" office:value="0.0000631213" calcext:value-type="float">
            <text:p>0.0000631213</text:p>
          </table:table-cell>
          <table:table-cell office:value-type="float" office:value="0.00000303222" calcext:value-type="float">
            <text:p>0.00000303222</text:p>
          </table:table-cell>
          <table:table-cell table:formula="of:=[.A3434]*[.A3434]" office:value-type="float" office:value="0.00000000398429851369" calcext:value-type="float">
            <text:p>3.98429851369E-09</text:p>
          </table:table-cell>
          <table:table-cell table:formula="of:=([.A3434]-[.B3434])*([.A3434]-[.B3434])" office:value-type="float" office:value="0.00000000361069753525" calcext:value-type="float">
            <text:p>3.6106975352464E-09</text:p>
          </table:table-cell>
          <table:table-cell table:number-columns-repeated="2"/>
        </table:table-row>
        <table:table-row table:style-name="ro1">
          <table:table-cell office:value-type="float" office:value="0.00000458956" calcext:value-type="float">
            <text:p>0.00000458956</text:p>
          </table:table-cell>
          <table:table-cell office:value-type="float" office:value="0.00159498" calcext:value-type="float">
            <text:p>0.00159498</text:p>
          </table:table-cell>
          <table:table-cell table:formula="of:=[.A3435]*[.A3435]" office:value-type="float" office:value="0.00000000002106406099" calcext:value-type="float">
            <text:p>2.10640609936E-11</text:p>
          </table:table-cell>
          <table:table-cell table:formula="of:=([.A3435]-[.B3435])*([.A3435]-[.B3435])" office:value-type="float" office:value="0.00000252934175164339" calcext:value-type="float">
            <text:p>2.52934175164339E-06</text:p>
          </table:table-cell>
          <table:table-cell table:number-columns-repeated="2"/>
        </table:table-row>
        <table:table-row table:style-name="ro1">
          <table:table-cell office:value-type="float" office:value="0.0000844598" calcext:value-type="float">
            <text:p>0.0000844598</text:p>
          </table:table-cell>
          <table:table-cell office:value-type="float" office:value="0.00205808" calcext:value-type="float">
            <text:p>0.00205808</text:p>
          </table:table-cell>
          <table:table-cell table:formula="of:=[.A3436]*[.A3436]" office:value-type="float" office:value="0.00000000713345781604" calcext:value-type="float">
            <text:p>7.13345781604E-09</text:p>
          </table:table-cell>
          <table:table-cell table:formula="of:=([.A3436]-[.B3436])*([.A3436]-[.B3436])" office:value-type="float" office:value="0.00000389517669384804" calcext:value-type="float">
            <text:p>3.89517669384804E-06</text:p>
          </table:table-cell>
          <table:table-cell table:number-columns-repeated="2"/>
        </table:table-row>
        <table:table-row table:style-name="ro1">
          <table:table-cell office:value-type="float" office:value="0.000411332" calcext:value-type="float">
            <text:p>0.000411332</text:p>
          </table:table-cell>
          <table:table-cell office:value-type="float" office:value="0.00130046" calcext:value-type="float">
            <text:p>0.00130046</text:p>
          </table:table-cell>
          <table:table-cell table:formula="of:=[.A3437]*[.A3437]" office:value-type="float" office:value="0.000000169194014224" calcext:value-type="float">
            <text:p>1.69194014224E-07</text:p>
          </table:table-cell>
          <table:table-cell table:formula="of:=([.A3437]-[.B3437])*([.A3437]-[.B3437])" office:value-type="float" office:value="0.000000790548600384" calcext:value-type="float">
            <text:p>7.90548600384E-07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000585651" calcext:value-type="float">
            <text:p>0.0000000585651</text:p>
          </table:table-cell>
          <table:table-cell table:formula="of:=[.A3438]*[.A3438]" office:value-type="float" office:value="0.00000000001154273445" calcext:value-type="float">
            <text:p>1.15427344516E-11</text:p>
          </table:table-cell>
          <table:table-cell table:formula="of:=([.A3438]-[.B3438])*([.A3438]-[.B3438])" office:value-type="float" office:value="0.00000000001114821915" calcext:value-type="float">
            <text:p>1.1148219153246E-11</text:p>
          </table:table-cell>
          <table:table-cell table:number-columns-repeated="2"/>
        </table:table-row>
        <table:table-row table:style-name="ro1">
          <table:table-cell office:value-type="float" office:value="0.000501096" calcext:value-type="float">
            <text:p>0.000501096</text:p>
          </table:table-cell>
          <table:table-cell office:value-type="float" office:value="0.000123814" calcext:value-type="float">
            <text:p>0.000123814</text:p>
          </table:table-cell>
          <table:table-cell table:formula="of:=[.A3439]*[.A3439]" office:value-type="float" office:value="0.000000251097201216" calcext:value-type="float">
            <text:p>2.51097201216E-07</text:p>
          </table:table-cell>
          <table:table-cell table:formula="of:=([.A3439]-[.B3439])*([.A3439]-[.B3439])" office:value-type="float" office:value="0.000000142341707524" calcext:value-type="float">
            <text:p>1.42341707524E-07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0202247" calcext:value-type="float">
            <text:p>0.000202247</text:p>
          </table:table-cell>
          <table:table-cell table:formula="of:=[.A3440]*[.A3440]" office:value-type="float" office:value="0.00000000006765786319" calcext:value-type="float">
            <text:p>6.76578631936E-11</text:p>
          </table:table-cell>
          <table:table-cell table:formula="of:=([.A3440]-[.B3440])*([.A3440]-[.B3440])" office:value-type="float" office:value="0.00000003764436574483" calcext:value-type="float">
            <text:p>3.76443657448336E-08</text:p>
          </table:table-cell>
          <table:table-cell table:number-columns-repeated="2"/>
        </table:table-row>
        <table:table-row table:style-name="ro1">
          <table:table-cell office:value-type="float" office:value="0.000260472" calcext:value-type="float">
            <text:p>0.000260472</text:p>
          </table:table-cell>
          <table:table-cell office:value-type="float" office:value="0.0000123347" calcext:value-type="float">
            <text:p>0.0000123347</text:p>
          </table:table-cell>
          <table:table-cell table:formula="of:=[.A3441]*[.A3441]" office:value-type="float" office:value="0.000000067845662784" calcext:value-type="float">
            <text:p>6.7845662784E-08</text:p>
          </table:table-cell>
          <table:table-cell table:formula="of:=([.A3441]-[.B3441])*([.A3441]-[.B3441])" office:value-type="float" office:value="0.00000006157211965129" calcext:value-type="float">
            <text:p>6.157211965129E-08</text:p>
          </table:table-cell>
          <table:table-cell table:number-columns-repeated="2"/>
        </table:table-row>
        <table:table-row table:style-name="ro1">
          <table:table-cell office:value-type="float" office:value="0.000321507" calcext:value-type="float">
            <text:p>0.000321507</text:p>
          </table:table-cell>
          <table:table-cell office:value-type="float" office:value="0.0000114893" calcext:value-type="float">
            <text:p>0.0000114893</text:p>
          </table:table-cell>
          <table:table-cell table:formula="of:=[.A3442]*[.A3442]" office:value-type="float" office:value="0.000000103366751049" calcext:value-type="float">
            <text:p>1.03366751049E-07</text:p>
          </table:table-cell>
          <table:table-cell table:formula="of:=([.A3442]-[.B3442])*([.A3442]-[.B3442])" office:value-type="float" office:value="0.00000009611097431329" calcext:value-type="float">
            <text:p>9.611097431329E-08</text:p>
          </table:table-cell>
          <table:table-cell table:number-columns-repeated="2"/>
        </table:table-row>
        <table:table-row table:style-name="ro1">
          <table:table-cell office:value-type="float" office:value="0.000255048" calcext:value-type="float">
            <text:p>0.000255048</text:p>
          </table:table-cell>
          <table:table-cell office:value-type="float" office:value="0.000136943" calcext:value-type="float">
            <text:p>0.000136943</text:p>
          </table:table-cell>
          <table:table-cell table:formula="of:=[.A3443]*[.A3443]" office:value-type="float" office:value="0.000000065049482304" calcext:value-type="float">
            <text:p>6.5049482304E-08</text:p>
          </table:table-cell>
          <table:table-cell table:formula="of:=([.A3443]-[.B3443])*([.A3443]-[.B3443])" office:value-type="float" office:value="0.000000013948791025" calcext:value-type="float">
            <text:p>1.3948791025E-08</text:p>
          </table:table-cell>
          <table:table-cell table:number-columns-repeated="2"/>
        </table:table-row>
        <table:table-row table:style-name="ro1">
          <table:table-cell office:value-type="float" office:value="0.0000263453" calcext:value-type="float">
            <text:p>0.0000263453</text:p>
          </table:table-cell>
          <table:table-cell office:value-type="float" office:value="0.00000419336" calcext:value-type="float">
            <text:p>0.00000419336</text:p>
          </table:table-cell>
          <table:table-cell table:formula="of:=[.A3444]*[.A3444]" office:value-type="float" office:value="0.00000000069407483209" calcext:value-type="float">
            <text:p>6.9407483209E-10</text:p>
          </table:table-cell>
          <table:table-cell table:formula="of:=([.A3444]-[.B3444])*([.A3444]-[.B3444])" office:value-type="float" office:value="0.00000000049070844576" calcext:value-type="float">
            <text:p>4.907084457636E-10</text:p>
          </table:table-cell>
          <table:table-cell table:number-columns-repeated="2"/>
        </table:table-row>
        <table:table-row table:style-name="ro1">
          <table:table-cell office:value-type="float" office:value="0.000978708" calcext:value-type="float">
            <text:p>0.000978708</text:p>
          </table:table-cell>
          <table:table-cell office:value-type="float" office:value="0.0190641" calcext:value-type="float">
            <text:p>0.0190641</text:p>
          </table:table-cell>
          <table:table-cell table:formula="of:=[.A3445]*[.A3445]" office:value-type="float" office:value="0.000000957869349264" calcext:value-type="float">
            <text:p>9.57869349264E-07</text:p>
          </table:table-cell>
          <table:table-cell table:formula="of:=([.A3445]-[.B3445])*([.A3445]-[.B3445])" office:value-type="float" office:value="0.000327081403793664" calcext:value-type="float">
            <text:p>0.000327081403793664</text:p>
          </table:table-cell>
          <table:table-cell table:number-columns-repeated="2"/>
        </table:table-row>
        <table:table-row table:style-name="ro1">
          <table:table-cell office:value-type="float" office:value="0.000284731" calcext:value-type="float">
            <text:p>0.000284731</text:p>
          </table:table-cell>
          <table:table-cell office:value-type="float" office:value="0.0138758" calcext:value-type="float">
            <text:p>0.0138758</text:p>
          </table:table-cell>
          <table:table-cell table:formula="of:=[.A3446]*[.A3446]" office:value-type="float" office:value="0.000000081071742361" calcext:value-type="float">
            <text:p>8.1071742361E-08</text:p>
          </table:table-cell>
          <table:table-cell table:formula="of:=([.A3446]-[.B3446])*([.A3446]-[.B3446])" office:value-type="float" office:value="0.000184717156562761" calcext:value-type="float">
            <text:p>0.000184717156562761</text:p>
          </table:table-cell>
          <table:table-cell table:number-columns-repeated="2"/>
        </table:table-row>
        <table:table-row table:style-name="ro1">
          <table:table-cell office:value-type="float" office:value="0.000130594" calcext:value-type="float">
            <text:p>0.000130594</text:p>
          </table:table-cell>
          <table:table-cell office:value-type="float" office:value="0.0000072822" calcext:value-type="float">
            <text:p>0.0000072822</text:p>
          </table:table-cell>
          <table:table-cell table:formula="of:=[.A3447]*[.A3447]" office:value-type="float" office:value="0.000000017054792836" calcext:value-type="float">
            <text:p>1.7054792836E-08</text:p>
          </table:table-cell>
          <table:table-cell table:formula="of:=([.A3447]-[.B3447])*([.A3447]-[.B3447])" office:value-type="float" office:value="0.00000001520580001924" calcext:value-type="float">
            <text:p>1.520580001924E-08</text:p>
          </table:table-cell>
          <table:table-cell table:number-columns-repeated="2"/>
        </table:table-row>
        <table:table-row table:style-name="ro1">
          <table:table-cell office:value-type="float" office:value="0.000486791" calcext:value-type="float">
            <text:p>0.000486791</text:p>
          </table:table-cell>
          <table:table-cell office:value-type="float" office:value="0.0019619" calcext:value-type="float">
            <text:p>0.0019619</text:p>
          </table:table-cell>
          <table:table-cell table:formula="of:=[.A3448]*[.A3448]" office:value-type="float" office:value="0.000000236965477681" calcext:value-type="float">
            <text:p>2.36965477681E-07</text:p>
          </table:table-cell>
          <table:table-cell table:formula="of:=([.A3448]-[.B3448])*([.A3448]-[.B3448])" office:value-type="float" office:value="0.000002175946561881" calcext:value-type="float">
            <text:p>2.175946561881E-06</text:p>
          </table:table-cell>
          <table:table-cell table:number-columns-repeated="2"/>
        </table:table-row>
        <table:table-row table:style-name="ro1">
          <table:table-cell office:value-type="float" office:value="0.00325102" calcext:value-type="float">
            <text:p>0.00325102</text:p>
          </table:table-cell>
          <table:table-cell office:value-type="float" office:value="0.00188232" calcext:value-type="float">
            <text:p>0.00188232</text:p>
          </table:table-cell>
          <table:table-cell table:formula="of:=[.A3449]*[.A3449]" office:value-type="float" office:value="0.0000105691310404" calcext:value-type="float">
            <text:p>0.0000105691310404</text:p>
          </table:table-cell>
          <table:table-cell table:formula="of:=([.A3449]-[.B3449])*([.A3449]-[.B3449])" office:value-type="float" office:value="0.00000187333969" calcext:value-type="float">
            <text:p>0.00000187333969</text:p>
          </table:table-cell>
          <table:table-cell table:number-columns-repeated="2"/>
        </table:table-row>
        <table:table-row table:style-name="ro1">
          <table:table-cell office:value-type="float" office:value="0.00075078" calcext:value-type="float">
            <text:p>0.00075078</text:p>
          </table:table-cell>
          <table:table-cell office:value-type="float" office:value="0.00958249" calcext:value-type="float">
            <text:p>0.00958249</text:p>
          </table:table-cell>
          <table:table-cell table:formula="of:=[.A3450]*[.A3450]" office:value-type="float" office:value="0.0000005636706084" calcext:value-type="float">
            <text:p>0.0000005636706084</text:p>
          </table:table-cell>
          <table:table-cell table:formula="of:=([.A3450]-[.B3450])*([.A3450]-[.B3450])" office:value-type="float" office:value="0.0000779991015241" calcext:value-type="float">
            <text:p>0.0000779991015241</text:p>
          </table:table-cell>
          <table:table-cell table:number-columns-repeated="2"/>
        </table:table-row>
        <table:table-row table:style-name="ro1">
          <table:table-cell office:value-type="float" office:value="0.00075078" calcext:value-type="float">
            <text:p>0.00075078</text:p>
          </table:table-cell>
          <table:table-cell office:value-type="float" office:value="0.00465935" calcext:value-type="float">
            <text:p>0.00465935</text:p>
          </table:table-cell>
          <table:table-cell table:formula="of:=[.A3451]*[.A3451]" office:value-type="float" office:value="0.0000005636706084" calcext:value-type="float">
            <text:p>0.0000005636706084</text:p>
          </table:table-cell>
          <table:table-cell table:formula="of:=([.A3451]-[.B3451])*([.A3451]-[.B3451])" office:value-type="float" office:value="0.0000152769194449" calcext:value-type="float">
            <text:p>0.0000152769194449</text:p>
          </table:table-cell>
          <table:table-cell table:number-columns-repeated="2"/>
        </table:table-row>
        <table:table-row table:style-name="ro1">
          <table:table-cell office:value-type="float" office:value="0.00167757" calcext:value-type="float">
            <text:p>0.00167757</text:p>
          </table:table-cell>
          <table:table-cell office:value-type="float" office:value="0.0126476" calcext:value-type="float">
            <text:p>0.0126476</text:p>
          </table:table-cell>
          <table:table-cell table:formula="of:=[.A3452]*[.A3452]" office:value-type="float" office:value="0.0000028142411049" calcext:value-type="float">
            <text:p>0.0000028142411049</text:p>
          </table:table-cell>
          <table:table-cell table:formula="of:=([.A3452]-[.B3452])*([.A3452]-[.B3452])" office:value-type="float" office:value="0.0001203415582009" calcext:value-type="float">
            <text:p>0.0001203415582009</text:p>
          </table:table-cell>
          <table:table-cell table:number-columns-repeated="2"/>
        </table:table-row>
        <table:table-row table:style-name="ro1">
          <table:table-cell office:value-type="float" office:value="0.00612885" calcext:value-type="float">
            <text:p>0.00612885</text:p>
          </table:table-cell>
          <table:table-cell office:value-type="float" office:value="0.000193042" calcext:value-type="float">
            <text:p>0.000193042</text:p>
          </table:table-cell>
          <table:table-cell table:formula="of:=[.A3453]*[.A3453]" office:value-type="float" office:value="0.0000375628023225" calcext:value-type="float">
            <text:p>0.0000375628023225</text:p>
          </table:table-cell>
          <table:table-cell table:formula="of:=([.A3453]-[.B3453])*([.A3453]-[.B3453])" office:value-type="float" office:value="0.000035233816612864" calcext:value-type="float">
            <text:p>3.5233816612864E-05</text:p>
          </table:table-cell>
          <table:table-cell table:number-columns-repeated="2"/>
        </table:table-row>
        <table:table-row table:style-name="ro1">
          <table:table-cell office:value-type="float" office:value="0.00803488" calcext:value-type="float">
            <text:p>0.00803488</text:p>
          </table:table-cell>
          <table:table-cell office:value-type="float" office:value="0.000200666" calcext:value-type="float">
            <text:p>0.000200666</text:p>
          </table:table-cell>
          <table:table-cell table:formula="of:=[.A3454]*[.A3454]" office:value-type="float" office:value="0.0000645592966144" calcext:value-type="float">
            <text:p>0.0000645592966144</text:p>
          </table:table-cell>
          <table:table-cell table:formula="of:=([.A3454]-[.B3454])*([.A3454]-[.B3454])" office:value-type="float" office:value="0.000061374908997796" calcext:value-type="float">
            <text:p>6.1374908997796E-05</text:p>
          </table:table-cell>
          <table:table-cell table:number-columns-repeated="2"/>
        </table:table-row>
        <table:table-row table:style-name="ro1">
          <table:table-cell office:value-type="float" office:value="0.00803488" calcext:value-type="float">
            <text:p>0.00803488</text:p>
          </table:table-cell>
          <table:table-cell office:value-type="float" office:value="0.000138956" calcext:value-type="float">
            <text:p>0.000138956</text:p>
          </table:table-cell>
          <table:table-cell table:formula="of:=[.A3455]*[.A3455]" office:value-type="float" office:value="0.0000645592966144" calcext:value-type="float">
            <text:p>0.0000645592966144</text:p>
          </table:table-cell>
          <table:table-cell table:formula="of:=([.A3455]-[.B3455])*([.A3455]-[.B3455])" office:value-type="float" office:value="0.000062345615813776" calcext:value-type="float">
            <text:p>6.2345615813776E-05</text:p>
          </table:table-cell>
          <table:table-cell table:number-columns-repeated="2"/>
        </table:table-row>
        <table:table-row table:style-name="ro1">
          <table:table-cell office:value-type="float" office:value="0.0701077" calcext:value-type="float">
            <text:p>0.0701077</text:p>
          </table:table-cell>
          <table:table-cell office:value-type="float" office:value="0.00681625" calcext:value-type="float">
            <text:p>0.00681625</text:p>
          </table:table-cell>
          <table:table-cell table:formula="of:=[.A3456]*[.A3456]" office:value-type="float" office:value="0.00491508959929" calcext:value-type="float">
            <text:p>0.00491508959929</text:p>
          </table:table-cell>
          <table:table-cell table:formula="of:=([.A3456]-[.B3456])*([.A3456]-[.B3456])" office:value-type="float" office:value="0.0040058076431025" calcext:value-type="float">
            <text:p>0.0040058076431025</text:p>
          </table:table-cell>
          <table:table-cell table:number-columns-repeated="2"/>
        </table:table-row>
        <table:table-row table:style-name="ro1">
          <table:table-cell office:value-type="float" office:value="0.175591" calcext:value-type="float">
            <text:p>0.175591</text:p>
          </table:table-cell>
          <table:table-cell office:value-type="float" office:value="0.0959965" calcext:value-type="float">
            <text:p>0.0959965</text:p>
          </table:table-cell>
          <table:table-cell table:formula="of:=[.A3457]*[.A3457]" office:value-type="float" office:value="0.030832199281" calcext:value-type="float">
            <text:p>0.030832199281</text:p>
          </table:table-cell>
          <table:table-cell table:formula="of:=([.A3457]-[.B3457])*([.A3457]-[.B3457])" office:value-type="float" office:value="0.00633528443025" calcext:value-type="float">
            <text:p>0.00633528443025</text:p>
          </table:table-cell>
          <table:table-cell table:number-columns-repeated="2"/>
        </table:table-row>
        <table:table-row table:style-name="ro1">
          <table:table-cell office:value-type="float" office:value="0.234037" calcext:value-type="float">
            <text:p>0.234037</text:p>
          </table:table-cell>
          <table:table-cell office:value-type="float" office:value="0.0278374" calcext:value-type="float">
            <text:p>0.0278374</text:p>
          </table:table-cell>
          <table:table-cell table:formula="of:=[.A3458]*[.A3458]" office:value-type="float" office:value="0.054773317369" calcext:value-type="float">
            <text:p>0.054773317369</text:p>
          </table:table-cell>
          <table:table-cell table:formula="of:=([.A3458]-[.B3458])*([.A3458]-[.B3458])" office:value-type="float" office:value="0.04251827504016" calcext:value-type="float">
            <text:p>0.04251827504016</text:p>
          </table:table-cell>
          <table:table-cell table:number-columns-repeated="2"/>
        </table:table-row>
        <table:table-row table:style-name="ro1">
          <table:table-cell office:value-type="float" office:value="0.234037" calcext:value-type="float">
            <text:p>0.234037</text:p>
          </table:table-cell>
          <table:table-cell office:value-type="float" office:value="0.072686" calcext:value-type="float">
            <text:p>0.072686</text:p>
          </table:table-cell>
          <table:table-cell table:formula="of:=[.A3459]*[.A3459]" office:value-type="float" office:value="0.054773317369" calcext:value-type="float">
            <text:p>0.054773317369</text:p>
          </table:table-cell>
          <table:table-cell table:formula="of:=([.A3459]-[.B3459])*([.A3459]-[.B3459])" office:value-type="float" office:value="0.026034145201" calcext:value-type="float">
            <text:p>0.026034145201</text:p>
          </table:table-cell>
          <table:table-cell table:number-columns-repeated="2"/>
        </table:table-row>
        <table:table-row table:style-name="ro1">
          <table:table-cell office:value-type="float" office:value="0.226248" calcext:value-type="float">
            <text:p>0.226248</text:p>
          </table:table-cell>
          <table:table-cell office:value-type="float" office:value="0.0325803" calcext:value-type="float">
            <text:p>0.0325803</text:p>
          </table:table-cell>
          <table:table-cell table:formula="of:=[.A3460]*[.A3460]" office:value-type="float" office:value="0.051188157504" calcext:value-type="float">
            <text:p>0.051188157504</text:p>
          </table:table-cell>
          <table:table-cell table:formula="of:=([.A3460]-[.B3460])*([.A3460]-[.B3460])" office:value-type="float" office:value="0.03750717802329" calcext:value-type="float">
            <text:p>0.03750717802329</text:p>
          </table:table-cell>
          <table:table-cell table:number-columns-repeated="2"/>
        </table:table-row>
        <table:table-row table:style-name="ro1">
          <table:table-cell office:value-type="float" office:value="0.267911" calcext:value-type="float">
            <text:p>0.267911</text:p>
          </table:table-cell>
          <table:table-cell office:value-type="float" office:value="0.160658" calcext:value-type="float">
            <text:p>0.160658</text:p>
          </table:table-cell>
          <table:table-cell table:formula="of:=[.A3461]*[.A3461]" office:value-type="float" office:value="0.071776303921" calcext:value-type="float">
            <text:p>0.071776303921</text:p>
          </table:table-cell>
          <table:table-cell table:formula="of:=([.A3461]-[.B3461])*([.A3461]-[.B3461])" office:value-type="float" office:value="0.011503206009" calcext:value-type="float">
            <text:p>0.011503206009</text:p>
          </table:table-cell>
          <table:table-cell table:number-columns-repeated="2"/>
        </table:table-row>
        <table:table-row table:style-name="ro1">
          <table:table-cell office:value-type="float" office:value="0.40297" calcext:value-type="float">
            <text:p>0.40297</text:p>
          </table:table-cell>
          <table:table-cell office:value-type="float" office:value="0.126091" calcext:value-type="float">
            <text:p>0.126091</text:p>
          </table:table-cell>
          <table:table-cell table:formula="of:=[.A3462]*[.A3462]" office:value-type="float" office:value="0.1623848209" calcext:value-type="float">
            <text:p>0.1623848209</text:p>
          </table:table-cell>
          <table:table-cell table:formula="of:=([.A3462]-[.B3462])*([.A3462]-[.B3462])" office:value-type="float" office:value="0.076661980641" calcext:value-type="float">
            <text:p>0.076661980641</text:p>
          </table:table-cell>
          <table:table-cell table:number-columns-repeated="2"/>
        </table:table-row>
        <table:table-row table:style-name="ro1">
          <table:table-cell office:value-type="float" office:value="0.402969" calcext:value-type="float">
            <text:p>0.402969</text:p>
          </table:table-cell>
          <table:table-cell office:value-type="float" office:value="0.504433" calcext:value-type="float">
            <text:p>0.504433</text:p>
          </table:table-cell>
          <table:table-cell table:formula="of:=[.A3463]*[.A3463]" office:value-type="float" office:value="0.162384014961" calcext:value-type="float">
            <text:p>0.162384014961</text:p>
          </table:table-cell>
          <table:table-cell table:formula="of:=([.A3463]-[.B3463])*([.A3463]-[.B3463])" office:value-type="float" office:value="0.010294943296" calcext:value-type="float">
            <text:p>0.010294943296</text:p>
          </table:table-cell>
          <table:table-cell table:number-columns-repeated="2"/>
        </table:table-row>
        <table:table-row table:style-name="ro1">
          <table:table-cell office:value-type="float" office:value="0.471873" calcext:value-type="float">
            <text:p>0.471873</text:p>
          </table:table-cell>
          <table:table-cell office:value-type="float" office:value="0.491182" calcext:value-type="float">
            <text:p>0.491182</text:p>
          </table:table-cell>
          <table:table-cell table:formula="of:=[.A3464]*[.A3464]" office:value-type="float" office:value="0.222664128129" calcext:value-type="float">
            <text:p>0.222664128129</text:p>
          </table:table-cell>
          <table:table-cell table:formula="of:=([.A3464]-[.B3464])*([.A3464]-[.B3464])" office:value-type="float" office:value="0.000372837481000001" calcext:value-type="float">
            <text:p>0.000372837481000001</text:p>
          </table:table-cell>
          <table:table-cell table:number-columns-repeated="2"/>
        </table:table-row>
        <table:table-row table:style-name="ro1">
          <table:table-cell office:value-type="float" office:value="0.524703" calcext:value-type="float">
            <text:p>0.524703</text:p>
          </table:table-cell>
          <table:table-cell office:value-type="float" office:value="0.508046" calcext:value-type="float">
            <text:p>0.508046</text:p>
          </table:table-cell>
          <table:table-cell table:formula="of:=[.A3465]*[.A3465]" office:value-type="float" office:value="0.275313238209" calcext:value-type="float">
            <text:p>0.275313238209</text:p>
          </table:table-cell>
          <table:table-cell table:formula="of:=([.A3465]-[.B3465])*([.A3465]-[.B3465])" office:value-type="float" office:value="0.000277455649000001" calcext:value-type="float">
            <text:p>0.000277455649000001</text:p>
          </table:table-cell>
          <table:table-cell table:number-columns-repeated="2"/>
        </table:table-row>
        <table:table-row table:style-name="ro1">
          <table:table-cell office:value-type="float" office:value="0.700997" calcext:value-type="float">
            <text:p>0.700997</text:p>
          </table:table-cell>
          <table:table-cell office:value-type="float" office:value="0.721048" calcext:value-type="float">
            <text:p>0.721048</text:p>
          </table:table-cell>
          <table:table-cell table:formula="of:=[.A3466]*[.A3466]" office:value-type="float" office:value="0.491396794009" calcext:value-type="float">
            <text:p>0.491396794009</text:p>
          </table:table-cell>
          <table:table-cell table:formula="of:=([.A3466]-[.B3466])*([.A3466]-[.B3466])" office:value-type="float" office:value="0.000402042601000002" calcext:value-type="float">
            <text:p>0.000402042601000002</text:p>
          </table:table-cell>
          <table:table-cell table:number-columns-repeated="2"/>
        </table:table-row>
        <table:table-row table:style-name="ro1">
          <table:table-cell office:value-type="float" office:value="0.797811" calcext:value-type="float">
            <text:p>0.797811</text:p>
          </table:table-cell>
          <table:table-cell office:value-type="float" office:value="0.83051" calcext:value-type="float">
            <text:p>0.83051</text:p>
          </table:table-cell>
          <table:table-cell table:formula="of:=[.A3467]*[.A3467]" office:value-type="float" office:value="0.636502391721" calcext:value-type="float">
            <text:p>0.636502391721</text:p>
          </table:table-cell>
          <table:table-cell table:formula="of:=([.A3467]-[.B3467])*([.A3467]-[.B3467])" office:value-type="float" office:value="0.00106922460099999" calcext:value-type="float">
            <text:p>0.00106922460099999</text:p>
          </table:table-cell>
          <table:table-cell table:number-columns-repeated="2"/>
        </table:table-row>
        <table:table-row table:style-name="ro1">
          <table:table-cell office:value-type="float" office:value="0.988207" calcext:value-type="float">
            <text:p>0.988207</text:p>
          </table:table-cell>
          <table:table-cell office:value-type="float" office:value="0.801658" calcext:value-type="float">
            <text:p>0.801658</text:p>
          </table:table-cell>
          <table:table-cell table:formula="of:=[.A3468]*[.A3468]" office:value-type="float" office:value="0.976553074849" calcext:value-type="float">
            <text:p>0.976553074849</text:p>
          </table:table-cell>
          <table:table-cell table:formula="of:=([.A3468]-[.B3468])*([.A3468]-[.B3468])" office:value-type="float" office:value="0.034800529401" calcext:value-type="float">
            <text:p>0.034800529401</text:p>
          </table:table-cell>
          <table:table-cell table:number-columns-repeated="2"/>
        </table:table-row>
        <table:table-row table:style-name="ro1">
          <table:table-cell office:value-type="float" office:value="0.988206" calcext:value-type="float">
            <text:p>0.988206</text:p>
          </table:table-cell>
          <table:table-cell office:value-type="float" office:value="0.936219" calcext:value-type="float">
            <text:p>0.936219</text:p>
          </table:table-cell>
          <table:table-cell table:formula="of:=[.A3469]*[.A3469]" office:value-type="float" office:value="0.976551098436" calcext:value-type="float">
            <text:p>0.976551098436</text:p>
          </table:table-cell>
          <table:table-cell table:formula="of:=([.A3469]-[.B3469])*([.A3469]-[.B3469])" office:value-type="float" office:value="0.002702648169" calcext:value-type="float">
            <text:p>0.002702648169</text:p>
          </table:table-cell>
          <table:table-cell table:number-columns-repeated="2"/>
        </table:table-row>
        <table:table-row table:style-name="ro1">
          <table:table-cell office:value-type="float" office:value="0.988207" calcext:value-type="float">
            <text:p>0.988207</text:p>
          </table:table-cell>
          <table:table-cell office:value-type="float" office:value="0.956609" calcext:value-type="float">
            <text:p>0.956609</text:p>
          </table:table-cell>
          <table:table-cell table:formula="of:=[.A3470]*[.A3470]" office:value-type="float" office:value="0.976553074849" calcext:value-type="float">
            <text:p>0.976553074849</text:p>
          </table:table-cell>
          <table:table-cell table:formula="of:=([.A3470]-[.B3470])*([.A3470]-[.B3470])" office:value-type="float" office:value="0.000998433603999994" calcext:value-type="float">
            <text:p>0.000998433603999994</text:p>
          </table:table-cell>
          <table:table-cell table:number-columns-repeated="2"/>
        </table:table-row>
        <table:table-row table:style-name="ro1">
          <table:table-cell office:value-type="float" office:value="0.988207" calcext:value-type="float">
            <text:p>0.988207</text:p>
          </table:table-cell>
          <table:table-cell office:value-type="float" office:value="0.982182" calcext:value-type="float">
            <text:p>0.982182</text:p>
          </table:table-cell>
          <table:table-cell table:formula="of:=[.A3471]*[.A3471]" office:value-type="float" office:value="0.976553074849" calcext:value-type="float">
            <text:p>0.976553074849</text:p>
          </table:table-cell>
          <table:table-cell table:formula="of:=([.A3471]-[.B3471])*([.A3471]-[.B3471])" office:value-type="float" office:value="0.0000363006249999994" calcext:value-type="float">
            <text:p>3.63006249999994E-05</text:p>
          </table:table-cell>
          <table:table-cell table:number-columns-repeated="2"/>
        </table:table-row>
        <table:table-row table:style-name="ro1">
          <table:table-cell office:value-type="float" office:value="0.988207" calcext:value-type="float">
            <text:p>0.988207</text:p>
          </table:table-cell>
          <table:table-cell office:value-type="float" office:value="0.983958" calcext:value-type="float">
            <text:p>0.983958</text:p>
          </table:table-cell>
          <table:table-cell table:formula="of:=[.A3472]*[.A3472]" office:value-type="float" office:value="0.976553074849" calcext:value-type="float">
            <text:p>0.976553074849</text:p>
          </table:table-cell>
          <table:table-cell table:formula="of:=([.A3472]-[.B3472])*([.A3472]-[.B3472])" office:value-type="float" office:value="0.0000180540009999996" calcext:value-type="float">
            <text:p>1.80540009999996E-05</text:p>
          </table:table-cell>
          <table:table-cell table:number-columns-repeated="2"/>
        </table:table-row>
        <table:table-row table:style-name="ro1">
          <table:table-cell office:value-type="float" office:value="0.0000404119" calcext:value-type="float">
            <text:p>0.0000404119</text:p>
          </table:table-cell>
          <table:table-cell office:value-type="float" office:value="0.00000234982" calcext:value-type="float">
            <text:p>0.00000234982</text:p>
          </table:table-cell>
          <table:table-cell table:formula="of:=[.A3473]*[.A3473]" office:value-type="float" office:value="0.00000000163312166161" calcext:value-type="float">
            <text:p>1.63312166161E-09</text:p>
          </table:table-cell>
          <table:table-cell table:formula="of:=([.A3473]-[.B3473])*([.A3473]-[.B3473])" office:value-type="float" office:value="0.00000000144872193393" calcext:value-type="float">
            <text:p>1.4487219339264E-09</text:p>
          </table:table-cell>
          <table:table-cell table:number-columns-repeated="2"/>
        </table:table-row>
        <table:table-row table:style-name="ro1">
          <table:table-cell office:value-type="float" office:value="0.0000404119" calcext:value-type="float">
            <text:p>0.0000404119</text:p>
          </table:table-cell>
          <table:table-cell office:value-type="float" office:value="0.00140107" calcext:value-type="float">
            <text:p>0.00140107</text:p>
          </table:table-cell>
          <table:table-cell table:formula="of:=[.A3474]*[.A3474]" office:value-type="float" office:value="0.00000000163312166161" calcext:value-type="float">
            <text:p>1.63312166161E-09</text:p>
          </table:table-cell>
          <table:table-cell table:formula="of:=([.A3474]-[.B3474])*([.A3474]-[.B3474])" office:value-type="float" office:value="0.00000185139046509561" calcext:value-type="float">
            <text:p>1.85139046509561E-06</text:p>
          </table:table-cell>
          <table:table-cell table:number-columns-repeated="2"/>
        </table:table-row>
        <table:table-row table:style-name="ro1">
          <table:table-cell office:value-type="float" office:value="0.0000352263" calcext:value-type="float">
            <text:p>0.0000352263</text:p>
          </table:table-cell>
          <table:table-cell office:value-type="float" office:value="0.0118472" calcext:value-type="float">
            <text:p>0.0118472</text:p>
          </table:table-cell>
          <table:table-cell table:formula="of:=[.A3475]*[.A3475]" office:value-type="float" office:value="0.00000000124089221169" calcext:value-type="float">
            <text:p>1.24089221169E-09</text:p>
          </table:table-cell>
          <table:table-cell table:formula="of:=([.A3475]-[.B3475])*([.A3475]-[.B3475])" office:value-type="float" office:value="0.000139522722689492" calcext:value-type="float">
            <text:p>0.000139522722689492</text:p>
          </table:table-cell>
          <table:table-cell table:number-columns-repeated="2"/>
        </table:table-row>
        <table:table-row table:style-name="ro1">
          <table:table-cell office:value-type="float" office:value="0.0000369549" calcext:value-type="float">
            <text:p>0.0000369549</text:p>
          </table:table-cell>
          <table:table-cell office:value-type="float" office:value="0.0361548" calcext:value-type="float">
            <text:p>0.0361548</text:p>
          </table:table-cell>
          <table:table-cell table:formula="of:=[.A3476]*[.A3476]" office:value-type="float" office:value="0.00000000136566463401" calcext:value-type="float">
            <text:p>1.36566463401E-09</text:p>
          </table:table-cell>
          <table:table-cell table:formula="of:=([.A3476]-[.B3476])*([.A3476]-[.B3476])" office:value-type="float" office:value="0.00130449873466759" calcext:value-type="float">
            <text:p>0.00130449873466759</text:p>
          </table:table-cell>
          <table:table-cell table:number-columns-repeated="2"/>
        </table:table-row>
        <table:table-row table:style-name="ro1">
          <table:table-cell office:value-type="float" office:value="0.0000248551" calcext:value-type="float">
            <text:p>0.0000248551</text:p>
          </table:table-cell>
          <table:table-cell office:value-type="float" office:value="0.00326321" calcext:value-type="float">
            <text:p>0.00326321</text:p>
          </table:table-cell>
          <table:table-cell table:formula="of:=[.A3477]*[.A3477]" office:value-type="float" office:value="0.00000000061777599601" calcext:value-type="float">
            <text:p>6.1777599601E-10</text:p>
          </table:table-cell>
          <table:table-cell table:formula="of:=([.A3477]-[.B3477])*([.A3477]-[.B3477])" office:value-type="float" office:value="0.000010486942458354" calcext:value-type="float">
            <text:p>1.0486942458354E-05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148882" calcext:value-type="float">
            <text:p>0.0000148882</text:p>
          </table:table-cell>
          <table:table-cell table:formula="of:=[.A3478]*[.A3478]" office:value-type="float" office:value="0.00000000000258994305" calcext:value-type="float">
            <text:p>2.5899430489E-12</text:p>
          </table:table-cell>
          <table:table-cell table:formula="of:=([.A3478]-[.B3478])*([.A3478]-[.B3478])" office:value-type="float" office:value="0.00000000017632838848" calcext:value-type="float">
            <text:p>1.763283884769E-10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197699" calcext:value-type="float">
            <text:p>0.0000197699</text:p>
          </table:table-cell>
          <table:table-cell table:formula="of:=[.A3479]*[.A3479]" office:value-type="float" office:value="0.00000000000258994305" calcext:value-type="float">
            <text:p>2.5899430489E-12</text:p>
          </table:table-cell>
          <table:table-cell table:formula="of:=([.A3479]-[.B3479])*([.A3479]-[.B3479])" office:value-type="float" office:value="0.00000000032980630272" calcext:value-type="float">
            <text:p>3.298063027249E-10</text:p>
          </table:table-cell>
          <table:table-cell table:number-columns-repeated="2"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388676" calcext:value-type="float">
            <text:p>0.00388676</text:p>
          </table:table-cell>
          <table:table-cell table:formula="of:=[.A3480]*[.A3480]" office:value-type="float" office:value="0.00000000003769075892" calcext:value-type="float">
            <text:p>3.76907589184E-11</text:p>
          </table:table-cell>
          <table:table-cell table:formula="of:=([.A3480]-[.B3480])*([.A3480]-[.B3480])" office:value-type="float" office:value="0.0000150592171724933" calcext:value-type="float">
            <text:p>1.50592171724933E-05</text:p>
          </table:table-cell>
          <table:table-cell table:number-columns-repeated="2"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579162" calcext:value-type="float">
            <text:p>0.00579162</text:p>
          </table:table-cell>
          <table:table-cell table:formula="of:=[.A3481]*[.A3481]" office:value-type="float" office:value="0.00000000003769075892" calcext:value-type="float">
            <text:p>3.76907589184E-11</text:p>
          </table:table-cell>
          <table:table-cell table:formula="of:=([.A3481]-[.B3481])*([.A3481]-[.B3481])" office:value-type="float" office:value="0.0000334717871614917" calcext:value-type="float">
            <text:p>3.34717871614917E-05</text:p>
          </table:table-cell>
          <table:table-cell table:number-columns-repeated="2"/>
        </table:table-row>
        <table:table-row table:style-name="ro1">
          <table:table-cell office:value-type="float" office:value="0.0000213981" calcext:value-type="float">
            <text:p>0.0000213981</text:p>
          </table:table-cell>
          <table:table-cell office:value-type="float" office:value="0.0153905" calcext:value-type="float">
            <text:p>0.0153905</text:p>
          </table:table-cell>
          <table:table-cell table:formula="of:=[.A3482]*[.A3482]" office:value-type="float" office:value="0.00000000045787868361" calcext:value-type="float">
            <text:p>4.5787868361E-10</text:p>
          </table:table-cell>
          <table:table-cell table:formula="of:=([.A3482]-[.B3482])*([.A3482]-[.B3482])" office:value-type="float" office:value="0.000236209293212584" calcext:value-type="float">
            <text:p>0.000236209293212584</text:p>
          </table:table-cell>
          <table:table-cell table:number-columns-repeated="2"/>
        </table:table-row>
        <table:table-row table:style-name="ro1">
          <table:table-cell office:value-type="float" office:value="0.000799358" calcext:value-type="float">
            <text:p>0.000799358</text:p>
          </table:table-cell>
          <table:table-cell office:value-type="float" office:value="0.00737663" calcext:value-type="float">
            <text:p>0.00737663</text:p>
          </table:table-cell>
          <table:table-cell table:formula="of:=[.A3483]*[.A3483]" office:value-type="float" office:value="0.000000638973212164" calcext:value-type="float">
            <text:p>6.38973212164E-07</text:p>
          </table:table-cell>
          <table:table-cell table:formula="of:=([.A3483]-[.B3483])*([.A3483]-[.B3483])" office:value-type="float" office:value="0.000043260506961984" calcext:value-type="float">
            <text:p>4.3260506961984E-05</text:p>
          </table:table-cell>
          <table:table-cell table:number-columns-repeated="2"/>
        </table:table-row>
        <table:table-row table:style-name="ro1">
          <table:table-cell office:value-type="float" office:value="0.000799358" calcext:value-type="float">
            <text:p>0.000799358</text:p>
          </table:table-cell>
          <table:table-cell office:value-type="float" office:value="0.008053" calcext:value-type="float">
            <text:p>0.008053</text:p>
          </table:table-cell>
          <table:table-cell table:formula="of:=[.A3484]*[.A3484]" office:value-type="float" office:value="0.000000638973212164" calcext:value-type="float">
            <text:p>6.38973212164E-07</text:p>
          </table:table-cell>
          <table:table-cell table:formula="of:=([.A3484]-[.B3484])*([.A3484]-[.B3484])" office:value-type="float" office:value="0.000052615322264164" calcext:value-type="float">
            <text:p>5.2615322264164E-05</text:p>
          </table:table-cell>
          <table:table-cell table:number-columns-repeated="2"/>
        </table:table-row>
        <table:table-row table:style-name="ro1">
          <table:table-cell office:value-type="float" office:value="0.000082612" calcext:value-type="float">
            <text:p>0.000082612</text:p>
          </table:table-cell>
          <table:table-cell office:value-type="float" office:value="0.00119139" calcext:value-type="float">
            <text:p>0.00119139</text:p>
          </table:table-cell>
          <table:table-cell table:formula="of:=[.A3485]*[.A3485]" office:value-type="float" office:value="0.000000006824742544" calcext:value-type="float">
            <text:p>6.824742544E-09</text:p>
          </table:table-cell>
          <table:table-cell table:formula="of:=([.A3485]-[.B3485])*([.A3485]-[.B3485])" office:value-type="float" office:value="0.000001229388653284" calcext:value-type="float">
            <text:p>1.229388653284E-06</text:p>
          </table:table-cell>
          <table:table-cell table:number-columns-repeated="2"/>
        </table:table-row>
        <table:table-row table:style-name="ro1">
          <table:table-cell office:value-type="float" office:value="0.00156623" calcext:value-type="float">
            <text:p>0.00156623</text:p>
          </table:table-cell>
          <table:table-cell office:value-type="float" office:value="0.00943978" calcext:value-type="float">
            <text:p>0.00943978</text:p>
          </table:table-cell>
          <table:table-cell table:formula="of:=[.A3486]*[.A3486]" office:value-type="float" office:value="0.0000024530764129" calcext:value-type="float">
            <text:p>0.0000024530764129</text:p>
          </table:table-cell>
          <table:table-cell table:formula="of:=([.A3486]-[.B3486])*([.A3486]-[.B3486])" office:value-type="float" office:value="0.0000619927896025" calcext:value-type="float">
            <text:p>0.0000619927896025</text:p>
          </table:table-cell>
          <table:table-cell table:number-columns-repeated="2"/>
        </table:table-row>
        <table:table-row table:style-name="ro1">
          <table:table-cell office:value-type="float" office:value="0.0013777" calcext:value-type="float">
            <text:p>0.0013777</text:p>
          </table:table-cell>
          <table:table-cell office:value-type="float" office:value="0.00514039" calcext:value-type="float">
            <text:p>0.00514039</text:p>
          </table:table-cell>
          <table:table-cell table:formula="of:=[.A3487]*[.A3487]" office:value-type="float" office:value="0.00000189805729" calcext:value-type="float">
            <text:p>0.00000189805729</text:p>
          </table:table-cell>
          <table:table-cell table:formula="of:=([.A3487]-[.B3487])*([.A3487]-[.B3487])" office:value-type="float" office:value="0.0000141578360361" calcext:value-type="float">
            <text:p>0.0000141578360361</text:p>
          </table:table-cell>
          <table:table-cell table:number-columns-repeated="2"/>
        </table:table-row>
        <table:table-row table:style-name="ro1">
          <table:table-cell office:value-type="float" office:value="0.0000962615" calcext:value-type="float">
            <text:p>0.0000962615</text:p>
          </table:table-cell>
          <table:table-cell office:value-type="float" office:value="0.035601" calcext:value-type="float">
            <text:p>0.035601</text:p>
          </table:table-cell>
          <table:table-cell table:formula="of:=[.A3488]*[.A3488]" office:value-type="float" office:value="0.00000000926627638225" calcext:value-type="float">
            <text:p>9.26627638225E-09</text:p>
          </table:table-cell>
          <table:table-cell table:formula="of:=([.A3488]-[.B3488])*([.A3488]-[.B3488])" office:value-type="float" office:value="0.00126058645595338" calcext:value-type="float">
            <text:p>0.00126058645595338</text:p>
          </table:table-cell>
          <table:table-cell table:number-columns-repeated="2"/>
        </table:table-row>
        <table:table-row table:style-name="ro1">
          <table:table-cell office:value-type="float" office:value="0.000504732" calcext:value-type="float">
            <text:p>0.000504732</text:p>
          </table:table-cell>
          <table:table-cell office:value-type="float" office:value="0.000306274" calcext:value-type="float">
            <text:p>0.000306274</text:p>
          </table:table-cell>
          <table:table-cell table:formula="of:=[.A3489]*[.A3489]" office:value-type="float" office:value="0.000000254754391824" calcext:value-type="float">
            <text:p>2.54754391824E-07</text:p>
          </table:table-cell>
          <table:table-cell table:formula="of:=([.A3489]-[.B3489])*([.A3489]-[.B3489])" office:value-type="float" office:value="0.000000039385577764" calcext:value-type="float">
            <text:p>3.9385577764E-08</text:p>
          </table:table-cell>
          <table:table-cell table:number-columns-repeated="2"/>
        </table:table-row>
        <table:table-row table:style-name="ro1">
          <table:table-cell office:value-type="float" office:value="0.000504732" calcext:value-type="float">
            <text:p>0.000504732</text:p>
          </table:table-cell>
          <table:table-cell office:value-type="float" office:value="0.00032034" calcext:value-type="float">
            <text:p>0.00032034</text:p>
          </table:table-cell>
          <table:table-cell table:formula="of:=[.A3490]*[.A3490]" office:value-type="float" office:value="0.000000254754391824" calcext:value-type="float">
            <text:p>2.54754391824E-07</text:p>
          </table:table-cell>
          <table:table-cell table:formula="of:=([.A3490]-[.B3490])*([.A3490]-[.B3490])" office:value-type="float" office:value="0.000000034000409664" calcext:value-type="float">
            <text:p>3.4000409664E-08</text:p>
          </table:table-cell>
          <table:table-cell table:number-columns-repeated="2"/>
        </table:table-row>
        <table:table-row table:style-name="ro1">
          <table:table-cell office:value-type="float" office:value="0.000703335" calcext:value-type="float">
            <text:p>0.000703335</text:p>
          </table:table-cell>
          <table:table-cell office:value-type="float" office:value="0.0145892" calcext:value-type="float">
            <text:p>0.0145892</text:p>
          </table:table-cell>
          <table:table-cell table:formula="of:=[.A3491]*[.A3491]" office:value-type="float" office:value="0.000000494680122225" calcext:value-type="float">
            <text:p>4.94680122225E-07</text:p>
          </table:table-cell>
          <table:table-cell table:formula="of:=([.A3491]-[.B3491])*([.A3491]-[.B3491])" office:value-type="float" office:value="0.000192817246798225" calcext:value-type="float">
            <text:p>0.000192817246798225</text:p>
          </table:table-cell>
          <table:table-cell table:number-columns-repeated="2"/>
        </table:table-row>
        <table:table-row table:style-name="ro1">
          <table:table-cell office:value-type="float" office:value="0.0000598431" calcext:value-type="float">
            <text:p>0.0000598431</text:p>
          </table:table-cell>
          <table:table-cell office:value-type="float" office:value="0.00892437" calcext:value-type="float">
            <text:p>0.00892437</text:p>
          </table:table-cell>
          <table:table-cell table:formula="of:=[.A3492]*[.A3492]" office:value-type="float" office:value="0.00000000358119661761" calcext:value-type="float">
            <text:p>3.58119661761E-09</text:p>
          </table:table-cell>
          <table:table-cell table:formula="of:=([.A3492]-[.B3492])*([.A3492]-[.B3492])" office:value-type="float" office:value="0.0000785798371608236" calcext:value-type="float">
            <text:p>7.85798371608236E-05</text:p>
          </table:table-cell>
          <table:table-cell table:number-columns-repeated="2"/>
        </table:table-row>
        <table:table-row table:style-name="ro1">
          <table:table-cell office:value-type="float" office:value="0.00099957" calcext:value-type="float">
            <text:p>0.00099957</text:p>
          </table:table-cell>
          <table:table-cell office:value-type="float" office:value="0.000102193" calcext:value-type="float">
            <text:p>0.000102193</text:p>
          </table:table-cell>
          <table:table-cell table:formula="of:=[.A3493]*[.A3493]" office:value-type="float" office:value="0.0000009991401849" calcext:value-type="float">
            <text:p>0.0000009991401849</text:p>
          </table:table-cell>
          <table:table-cell table:formula="of:=([.A3493]-[.B3493])*([.A3493]-[.B3493])" office:value-type="float" office:value="0.000000805285480129" calcext:value-type="float">
            <text:p>8.05285480129E-07</text:p>
          </table:table-cell>
          <table:table-cell table:number-columns-repeated="2"/>
        </table:table-row>
        <table:table-row table:style-name="ro1">
          <table:table-cell office:value-type="float" office:value="0.00064975" calcext:value-type="float">
            <text:p>0.00064975</text:p>
          </table:table-cell>
          <table:table-cell office:value-type="float" office:value="0.000237256" calcext:value-type="float">
            <text:p>0.000237256</text:p>
          </table:table-cell>
          <table:table-cell table:formula="of:=[.A3494]*[.A3494]" office:value-type="float" office:value="0.0000004221750625" calcext:value-type="float">
            <text:p>0.0000004221750625</text:p>
          </table:table-cell>
          <table:table-cell table:formula="of:=([.A3494]-[.B3494])*([.A3494]-[.B3494])" office:value-type="float" office:value="0.000000170151300036" calcext:value-type="float">
            <text:p>1.70151300036E-07</text:p>
          </table:table-cell>
          <table:table-cell table:number-columns-repeated="2"/>
        </table:table-row>
        <table:table-row table:style-name="ro1">
          <table:table-cell office:value-type="float" office:value="0.00164825" calcext:value-type="float">
            <text:p>0.00164825</text:p>
          </table:table-cell>
          <table:table-cell office:value-type="float" office:value="0.0291246" calcext:value-type="float">
            <text:p>0.0291246</text:p>
          </table:table-cell>
          <table:table-cell table:formula="of:=[.A3495]*[.A3495]" office:value-type="float" office:value="0.0000027167280625" calcext:value-type="float">
            <text:p>0.0000027167280625</text:p>
          </table:table-cell>
          <table:table-cell table:formula="of:=([.A3495]-[.B3495])*([.A3495]-[.B3495])" office:value-type="float" office:value="0.0007549498093225" calcext:value-type="float">
            <text:p>0.0007549498093225</text:p>
          </table:table-cell>
          <table:table-cell table:number-columns-repeated="2"/>
        </table:table-row>
        <table:table-row table:style-name="ro1">
          <table:table-cell office:value-type="float" office:value="0.017965" calcext:value-type="float">
            <text:p>0.017965</text:p>
          </table:table-cell>
          <table:table-cell office:value-type="float" office:value="0.00884919" calcext:value-type="float">
            <text:p>0.00884919</text:p>
          </table:table-cell>
          <table:table-cell table:formula="of:=[.A3496]*[.A3496]" office:value-type="float" office:value="0.000322741225" calcext:value-type="float">
            <text:p>0.000322741225</text:p>
          </table:table-cell>
          <table:table-cell table:formula="of:=([.A3496]-[.B3496])*([.A3496]-[.B3496])" office:value-type="float" office:value="0.0000830979919561" calcext:value-type="float">
            <text:p>0.0000830979919561</text:p>
          </table:table-cell>
          <table:table-cell table:number-columns-repeated="2"/>
        </table:table-row>
        <table:table-row table:style-name="ro1">
          <table:table-cell office:value-type="float" office:value="0.0497987" calcext:value-type="float">
            <text:p>0.0497987</text:p>
          </table:table-cell>
          <table:table-cell office:value-type="float" office:value="0.0462167" calcext:value-type="float">
            <text:p>0.0462167</text:p>
          </table:table-cell>
          <table:table-cell table:formula="of:=[.A3497]*[.A3497]" office:value-type="float" office:value="0.00247991052169" calcext:value-type="float">
            <text:p>0.00247991052169</text:p>
          </table:table-cell>
          <table:table-cell table:formula="of:=([.A3497]-[.B3497])*([.A3497]-[.B3497])" office:value-type="float" office:value="0.000012830724" calcext:value-type="float">
            <text:p>0.000012830724</text:p>
          </table:table-cell>
          <table:table-cell table:number-columns-repeated="2"/>
        </table:table-row>
        <table:table-row table:style-name="ro1">
          <table:table-cell office:value-type="float" office:value="0.0497987" calcext:value-type="float">
            <text:p>0.0497987</text:p>
          </table:table-cell>
          <table:table-cell office:value-type="float" office:value="0.0808376" calcext:value-type="float">
            <text:p>0.0808376</text:p>
          </table:table-cell>
          <table:table-cell table:formula="of:=[.A3498]*[.A3498]" office:value-type="float" office:value="0.00247991052169" calcext:value-type="float">
            <text:p>0.00247991052169</text:p>
          </table:table-cell>
          <table:table-cell table:formula="of:=([.A3498]-[.B3498])*([.A3498]-[.B3498])" office:value-type="float" office:value="0.00096341331321" calcext:value-type="float">
            <text:p>0.00096341331321</text:p>
          </table:table-cell>
          <table:table-cell table:number-columns-repeated="2"/>
        </table:table-row>
        <table:table-row table:style-name="ro1">
          <table:table-cell office:value-type="float" office:value="0.0633094" calcext:value-type="float">
            <text:p>0.0633094</text:p>
          </table:table-cell>
          <table:table-cell office:value-type="float" office:value="0.0651852" calcext:value-type="float">
            <text:p>0.0651852</text:p>
          </table:table-cell>
          <table:table-cell table:formula="of:=[.A3499]*[.A3499]" office:value-type="float" office:value="0.00400808012836" calcext:value-type="float">
            <text:p>0.00400808012836</text:p>
          </table:table-cell>
          <table:table-cell table:formula="of:=([.A3499]-[.B3499])*([.A3499]-[.B3499])" office:value-type="float" office:value="0.00000351862563999999" calcext:value-type="float">
            <text:p>0.00000351862563999999</text:p>
          </table:table-cell>
          <table:table-cell table:number-columns-repeated="2"/>
        </table:table-row>
        <table:table-row table:style-name="ro1">
          <table:table-cell office:value-type="float" office:value="0.102704" calcext:value-type="float">
            <text:p>0.102704</text:p>
          </table:table-cell>
          <table:table-cell office:value-type="float" office:value="0.10075" calcext:value-type="float">
            <text:p>0.10075</text:p>
          </table:table-cell>
          <table:table-cell table:formula="of:=[.A3500]*[.A3500]" office:value-type="float" office:value="0.010548111616" calcext:value-type="float">
            <text:p>0.010548111616</text:p>
          </table:table-cell>
          <table:table-cell table:formula="of:=([.A3500]-[.B3500])*([.A3500]-[.B3500])" office:value-type="float" office:value="0.00000381811599999999" calcext:value-type="float">
            <text:p>0.00000381811599999999</text:p>
          </table:table-cell>
          <table:table-cell table:number-columns-repeated="2"/>
        </table:table-row>
        <table:table-row table:style-name="ro1">
          <table:table-cell office:value-type="float" office:value="0.164604" calcext:value-type="float">
            <text:p>0.164604</text:p>
          </table:table-cell>
          <table:table-cell office:value-type="float" office:value="0.0631869" calcext:value-type="float">
            <text:p>0.0631869</text:p>
          </table:table-cell>
          <table:table-cell table:formula="of:=[.A3501]*[.A3501]" office:value-type="float" office:value="0.027094476816" calcext:value-type="float">
            <text:p>0.027094476816</text:p>
          </table:table-cell>
          <table:table-cell table:formula="of:=([.A3501]-[.B3501])*([.A3501]-[.B3501])" office:value-type="float" office:value="0.01028542817241" calcext:value-type="float">
            <text:p>0.01028542817241</text:p>
          </table:table-cell>
          <table:table-cell table:number-columns-repeated="2"/>
        </table:table-row>
        <table:table-row table:style-name="ro1">
          <table:table-cell office:value-type="float" office:value="0.263546" calcext:value-type="float">
            <text:p>0.263546</text:p>
          </table:table-cell>
          <table:table-cell office:value-type="float" office:value="0.192422" calcext:value-type="float">
            <text:p>0.192422</text:p>
          </table:table-cell>
          <table:table-cell table:formula="of:=[.A3502]*[.A3502]" office:value-type="float" office:value="0.069456494116" calcext:value-type="float">
            <text:p>0.069456494116</text:p>
          </table:table-cell>
          <table:table-cell table:formula="of:=([.A3502]-[.B3502])*([.A3502]-[.B3502])" office:value-type="float" office:value="0.005058623376" calcext:value-type="float">
            <text:p>0.005058623376</text:p>
          </table:table-cell>
          <table:table-cell table:number-columns-repeated="2"/>
        </table:table-row>
        <table:table-row table:style-name="ro1">
          <table:table-cell office:value-type="float" office:value="0.303967" calcext:value-type="float">
            <text:p>0.303967</text:p>
          </table:table-cell>
          <table:table-cell office:value-type="float" office:value="0.311327" calcext:value-type="float">
            <text:p>0.311327</text:p>
          </table:table-cell>
          <table:table-cell table:formula="of:=[.A3503]*[.A3503]" office:value-type="float" office:value="0.092395937089" calcext:value-type="float">
            <text:p>0.092395937089</text:p>
          </table:table-cell>
          <table:table-cell table:formula="of:=([.A3503]-[.B3503])*([.A3503]-[.B3503])" office:value-type="float" office:value="0.0000541696000000005" calcext:value-type="float">
            <text:p>5.41696000000005E-05</text:p>
          </table:table-cell>
          <table:table-cell table:number-columns-repeated="2"/>
        </table:table-row>
        <table:table-row table:style-name="ro1">
          <table:table-cell office:value-type="float" office:value="0.445551" calcext:value-type="float">
            <text:p>0.445551</text:p>
          </table:table-cell>
          <table:table-cell office:value-type="float" office:value="0.572839" calcext:value-type="float">
            <text:p>0.572839</text:p>
          </table:table-cell>
          <table:table-cell table:formula="of:=[.A3504]*[.A3504]" office:value-type="float" office:value="0.198515693601" calcext:value-type="float">
            <text:p>0.198515693601</text:p>
          </table:table-cell>
          <table:table-cell table:formula="of:=([.A3504]-[.B3504])*([.A3504]-[.B3504])" office:value-type="float" office:value="0.016202234944" calcext:value-type="float">
            <text:p>0.016202234944</text:p>
          </table:table-cell>
          <table:table-cell table:number-columns-repeated="2"/>
        </table:table-row>
        <table:table-row table:style-name="ro1">
          <table:table-cell office:value-type="float" office:value="0.445551" calcext:value-type="float">
            <text:p>0.445551</text:p>
          </table:table-cell>
          <table:table-cell office:value-type="float" office:value="0.791099" calcext:value-type="float">
            <text:p>0.791099</text:p>
          </table:table-cell>
          <table:table-cell table:formula="of:=[.A3505]*[.A3505]" office:value-type="float" office:value="0.198515693601" calcext:value-type="float">
            <text:p>0.198515693601</text:p>
          </table:table-cell>
          <table:table-cell table:formula="of:=([.A3505]-[.B3505])*([.A3505]-[.B3505])" office:value-type="float" office:value="0.119403420304" calcext:value-type="float">
            <text:p>0.119403420304</text:p>
          </table:table-cell>
          <table:table-cell table:number-columns-repeated="2"/>
        </table:table-row>
        <table:table-row table:style-name="ro1">
          <table:table-cell office:value-type="float" office:value="0.971172" calcext:value-type="float">
            <text:p>0.971172</text:p>
          </table:table-cell>
          <table:table-cell office:value-type="float" office:value="0.680308" calcext:value-type="float">
            <text:p>0.680308</text:p>
          </table:table-cell>
          <table:table-cell table:formula="of:=[.A3506]*[.A3506]" office:value-type="float" office:value="0.943175053584" calcext:value-type="float">
            <text:p>0.943175053584</text:p>
          </table:table-cell>
          <table:table-cell table:formula="of:=([.A3506]-[.B3506])*([.A3506]-[.B3506])" office:value-type="float" office:value="0.084601866496" calcext:value-type="float">
            <text:p>0.084601866496</text:p>
          </table:table-cell>
          <table:table-cell table:number-columns-repeated="2"/>
        </table:table-row>
        <table:table-row table:style-name="ro1">
          <table:table-cell office:value-type="float" office:value="0.971171" calcext:value-type="float">
            <text:p>0.971171</text:p>
          </table:table-cell>
          <table:table-cell office:value-type="float" office:value="0.712188" calcext:value-type="float">
            <text:p>0.712188</text:p>
          </table:table-cell>
          <table:table-cell table:formula="of:=[.A3507]*[.A3507]" office:value-type="float" office:value="0.943173111241" calcext:value-type="float">
            <text:p>0.943173111241</text:p>
          </table:table-cell>
          <table:table-cell table:formula="of:=([.A3507]-[.B3507])*([.A3507]-[.B3507])" office:value-type="float" office:value="0.067072194289" calcext:value-type="float">
            <text:p>0.067072194289</text:p>
          </table:table-cell>
          <table:table-cell table:number-columns-repeated="2"/>
        </table:table-row>
        <table:table-row table:style-name="ro1">
          <table:table-cell office:value-type="float" office:value="0.971171" calcext:value-type="float">
            <text:p>0.971171</text:p>
          </table:table-cell>
          <table:table-cell office:value-type="float" office:value="0.920996" calcext:value-type="float">
            <text:p>0.920996</text:p>
          </table:table-cell>
          <table:table-cell table:formula="of:=[.A3508]*[.A3508]" office:value-type="float" office:value="0.943173111241" calcext:value-type="float">
            <text:p>0.943173111241</text:p>
          </table:table-cell>
          <table:table-cell table:formula="of:=([.A3508]-[.B3508])*([.A3508]-[.B3508])" office:value-type="float" office:value="0.002517530625" calcext:value-type="float">
            <text:p>0.002517530625</text:p>
          </table:table-cell>
          <table:table-cell table:number-columns-repeated="2"/>
        </table:table-row>
        <table:table-row table:style-name="ro1">
          <table:table-cell office:value-type="float" office:value="0.971172" calcext:value-type="float">
            <text:p>0.971172</text:p>
          </table:table-cell>
          <table:table-cell office:value-type="float" office:value="0.948694" calcext:value-type="float">
            <text:p>0.948694</text:p>
          </table:table-cell>
          <table:table-cell table:formula="of:=[.A3509]*[.A3509]" office:value-type="float" office:value="0.943175053584" calcext:value-type="float">
            <text:p>0.943175053584</text:p>
          </table:table-cell>
          <table:table-cell table:formula="of:=([.A3509]-[.B3509])*([.A3509]-[.B3509])" office:value-type="float" office:value="0.000505260484" calcext:value-type="float">
            <text:p>0.000505260484</text:p>
          </table:table-cell>
          <table:table-cell table:number-columns-repeated="2"/>
        </table:table-row>
        <table:table-row table:style-name="ro1">
          <table:table-cell office:value-type="float" office:value="0.971171" calcext:value-type="float">
            <text:p>0.971171</text:p>
          </table:table-cell>
          <table:table-cell office:value-type="float" office:value="0.997336" calcext:value-type="float">
            <text:p>0.997336</text:p>
          </table:table-cell>
          <table:table-cell table:formula="of:=[.A3510]*[.A3510]" office:value-type="float" office:value="0.943173111241" calcext:value-type="float">
            <text:p>0.943173111241</text:p>
          </table:table-cell>
          <table:table-cell table:formula="of:=([.A3510]-[.B3510])*([.A3510]-[.B3510])" office:value-type="float" office:value="0.000684607225" calcext:value-type="float">
            <text:p>0.000684607225</text:p>
          </table:table-cell>
          <table:table-cell table:number-columns-repeated="2"/>
        </table:table-row>
        <table:table-row table:style-name="ro1">
          <table:table-cell office:value-type="float" office:value="0.999996" calcext:value-type="float">
            <text:p>0.999996</text:p>
          </table:table-cell>
          <table:table-cell office:value-type="float" office:value="0.999139" calcext:value-type="float">
            <text:p>0.999139</text:p>
          </table:table-cell>
          <table:table-cell table:formula="of:=[.A3511]*[.A3511]" office:value-type="float" office:value="0.999992000016" calcext:value-type="float">
            <text:p>0.999992000016</text:p>
          </table:table-cell>
          <table:table-cell table:formula="of:=([.A3511]-[.B3511])*([.A3511]-[.B3511])" office:value-type="float" office:value="0.000000734449" calcext:value-type="float">
            <text:p>7.34448999999994E-07</text:p>
          </table:table-cell>
          <table:table-cell table:number-columns-repeated="2"/>
        </table:table-row>
        <table:table-row table:style-name="ro1">
          <table:table-cell office:value-type="float" office:value="0.000184476" calcext:value-type="float">
            <text:p>0.000184476</text:p>
          </table:table-cell>
          <table:table-cell office:value-type="float" office:value="0.00000142937" calcext:value-type="float">
            <text:p>0.00000142937</text:p>
          </table:table-cell>
          <table:table-cell table:formula="of:=[.A3512]*[.A3512]" office:value-type="float" office:value="0.000000034031394576" calcext:value-type="float">
            <text:p>3.4031394576E-08</text:p>
          </table:table-cell>
          <table:table-cell table:formula="of:=([.A3512]-[.B3512])*([.A3512]-[.B3512])" office:value-type="float" office:value="0.00000003350606875436" calcext:value-type="float">
            <text:p>3.35060687543569E-08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525024" calcext:value-type="float">
            <text:p>0.000525024</text:p>
          </table:table-cell>
          <table:table-cell table:formula="of:=[.A3513]*[.A3513]" office:value-type="float" office:value="0.00000000009555375303" calcext:value-type="float">
            <text:p>9.55537530256E-11</text:p>
          </table:table-cell>
          <table:table-cell table:formula="of:=([.A3513]-[.B3513])*([.A3513]-[.B3513])" office:value-type="float" office:value="0.00000026548136712135" calcext:value-type="float">
            <text:p>2.65481367121346E-07</text:p>
          </table:table-cell>
          <table:table-cell table:number-columns-repeated="2"/>
        </table:table-row>
        <table:table-row table:style-name="ro1">
          <table:table-cell office:value-type="float" office:value="0.0000497103" calcext:value-type="float">
            <text:p>0.0000497103</text:p>
          </table:table-cell>
          <table:table-cell office:value-type="float" office:value="0.000000159348" calcext:value-type="float">
            <text:p>0.000000159348</text:p>
          </table:table-cell>
          <table:table-cell table:formula="of:=[.A3514]*[.A3514]" office:value-type="float" office:value="0.00000000247111392609" calcext:value-type="float">
            <text:p>2.47111392609E-09</text:p>
          </table:table-cell>
          <table:table-cell table:formula="of:=([.A3514]-[.B3514])*([.A3514]-[.B3514])" office:value-type="float" office:value="0.00000000245529684411" calcext:value-type="float">
            <text:p>2.4552968441063E-09</text:p>
          </table:table-cell>
          <table:table-cell table:number-columns-repeated="2"/>
        </table:table-row>
        <table:table-row table:style-name="ro1">
          <table:table-cell office:value-type="float" office:value="0.0000712872" calcext:value-type="float">
            <text:p>0.0000712872</text:p>
          </table:table-cell>
          <table:table-cell office:value-type="float" office:value="0.00000155819" calcext:value-type="float">
            <text:p>0.00000155819</text:p>
          </table:table-cell>
          <table:table-cell table:formula="of:=[.A3515]*[.A3515]" office:value-type="float" office:value="0.00000000508186488384" calcext:value-type="float">
            <text:p>5.08186488384E-09</text:p>
          </table:table-cell>
          <table:table-cell table:formula="of:=([.A3515]-[.B3515])*([.A3515]-[.B3515])" office:value-type="float" office:value="0.00000000486213483558" calcext:value-type="float">
            <text:p>4.8621348355801E-09</text:p>
          </table:table-cell>
          <table:table-cell table:number-columns-repeated="2"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0494285" calcext:value-type="float">
            <text:p>0.00000494285</text:p>
          </table:table-cell>
          <table:table-cell table:formula="of:=[.A3516]*[.A3516]" office:value-type="float" office:value="0.000000000006568969" calcext:value-type="float">
            <text:p>6.568969E-12</text:p>
          </table:table-cell>
          <table:table-cell table:formula="of:=([.A3516]-[.B3516])*([.A3516]-[.B3516])" office:value-type="float" office:value="0.00000000000566368602" calcext:value-type="float">
            <text:p>5.6636860225E-12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0029546" calcext:value-type="float">
            <text:p>0.000029546</text:p>
          </table:table-cell>
          <table:table-cell table:formula="of:=[.A3517]*[.A3517]" office:value-type="float" office:value="0.00000000001740833763" calcext:value-type="float">
            <text:p>1.74083376289E-11</text:p>
          </table:table-cell>
          <table:table-cell table:formula="of:=([.A3517]-[.B3517])*([.A3517]-[.B3517])" office:value-type="float" office:value="0.00000000064382312927" calcext:value-type="float">
            <text:p>6.438231292689E-10</text:p>
          </table:table-cell>
          <table:table-cell table:number-columns-repeated="2"/>
        </table:table-row>
        <table:table-row table:style-name="ro1">
          <table:table-cell office:value-type="float" office:value="0.000133097" calcext:value-type="float">
            <text:p>0.000133097</text:p>
          </table:table-cell>
          <table:table-cell office:value-type="float" office:value="0.000000448365" calcext:value-type="float">
            <text:p>0.000000448365</text:p>
          </table:table-cell>
          <table:table-cell table:formula="of:=[.A3518]*[.A3518]" office:value-type="float" office:value="0.000000017714811409" calcext:value-type="float">
            <text:p>1.7714811409E-08</text:p>
          </table:table-cell>
          <table:table-cell table:formula="of:=([.A3518]-[.B3518])*([.A3518]-[.B3518])" office:value-type="float" office:value="0.00000001759566036736" calcext:value-type="float">
            <text:p>1.75956603673632E-08</text:p>
          </table:table-cell>
          <table:table-cell table:number-columns-repeated="2"/>
        </table:table-row>
        <table:table-row table:style-name="ro1">
          <table:table-cell office:value-type="float" office:value="0.0000419021" calcext:value-type="float">
            <text:p>0.0000419021</text:p>
          </table:table-cell>
          <table:table-cell office:value-type="float" office:value="0.000143073" calcext:value-type="float">
            <text:p>0.000143073</text:p>
          </table:table-cell>
          <table:table-cell table:formula="of:=[.A3519]*[.A3519]" office:value-type="float" office:value="0.00000000175578598441" calcext:value-type="float">
            <text:p>1.75578598441E-09</text:p>
          </table:table-cell>
          <table:table-cell table:formula="of:=([.A3519]-[.B3519])*([.A3519]-[.B3519])" office:value-type="float" office:value="0.00000001023555100681" calcext:value-type="float">
            <text:p>1.023555100681E-08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0576583" calcext:value-type="float">
            <text:p>0.00000576583</text:p>
          </table:table-cell>
          <table:table-cell table:formula="of:=[.A3520]*[.A3520]" office:value-type="float" office:value="0.00000000010880158864" calcext:value-type="float">
            <text:p>1.0880158864E-10</text:p>
          </table:table-cell>
          <table:table-cell table:formula="of:=([.A3520]-[.B3520])*([.A3520]-[.B3520])" office:value-type="float" office:value="0.0000000000217619451" calcext:value-type="float">
            <text:p>2.17619451009E-11</text:p>
          </table:table-cell>
          <table:table-cell table:number-columns-repeated="2"/>
        </table:table-row>
        <table:table-row table:style-name="ro1">
          <table:table-cell office:value-type="float" office:value="0.000154257" calcext:value-type="float">
            <text:p>0.000154257</text:p>
          </table:table-cell>
          <table:table-cell office:value-type="float" office:value="0.000908898" calcext:value-type="float">
            <text:p>0.000908898</text:p>
          </table:table-cell>
          <table:table-cell table:formula="of:=[.A3521]*[.A3521]" office:value-type="float" office:value="0.000000023795222049" calcext:value-type="float">
            <text:p>2.3795222049E-08</text:p>
          </table:table-cell>
          <table:table-cell table:formula="of:=([.A3521]-[.B3521])*([.A3521]-[.B3521])" office:value-type="float" office:value="0.000000569483038881" calcext:value-type="float">
            <text:p>5.69483038881E-07</text:p>
          </table:table-cell>
          <table:table-cell table:number-columns-repeated="2"/>
        </table:table-row>
        <table:table-row table:style-name="ro1">
          <table:table-cell office:value-type="float" office:value="0.000117779" calcext:value-type="float">
            <text:p>0.000117779</text:p>
          </table:table-cell>
          <table:table-cell office:value-type="float" office:value="0.00142828" calcext:value-type="float">
            <text:p>0.00142828</text:p>
          </table:table-cell>
          <table:table-cell table:formula="of:=[.A3522]*[.A3522]" office:value-type="float" office:value="0.000000013871892841" calcext:value-type="float">
            <text:p>1.3871892841E-08</text:p>
          </table:table-cell>
          <table:table-cell table:formula="of:=([.A3522]-[.B3522])*([.A3522]-[.B3522])" office:value-type="float" office:value="0.000001717412871001" calcext:value-type="float">
            <text:p>1.717412871001E-06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000295371" calcext:value-type="float">
            <text:p>0.0000295371</text:p>
          </table:table-cell>
          <table:table-cell table:formula="of:=[.A3523]*[.A3523]" office:value-type="float" office:value="0.00000000019787204889" calcext:value-type="float">
            <text:p>1.9787204889E-10</text:p>
          </table:table-cell>
          <table:table-cell table:formula="of:=([.A3523]-[.B3523])*([.A3523]-[.B3523])" office:value-type="float" office:value="0.00000000023933327616" calcext:value-type="float">
            <text:p>2.3933327616E-10</text:p>
          </table:table-cell>
          <table:table-cell table:number-columns-repeated="2"/>
        </table:table-row>
        <table:table-row table:style-name="ro1">
          <table:table-cell office:value-type="float" office:value="0.000072062" calcext:value-type="float">
            <text:p>0.000072062</text:p>
          </table:table-cell>
          <table:table-cell office:value-type="float" office:value="0.0698342" calcext:value-type="float">
            <text:p>0.0698342</text:p>
          </table:table-cell>
          <table:table-cell table:formula="of:=[.A3524]*[.A3524]" office:value-type="float" office:value="0.000000005192931844" calcext:value-type="float">
            <text:p>5.192931844E-09</text:p>
          </table:table-cell>
          <table:table-cell table:formula="of:=([.A3524]-[.B3524])*([.A3524]-[.B3524])" office:value-type="float" office:value="0.00486675589833104" calcext:value-type="float">
            <text:p>0.00486675589833104</text:p>
          </table:table-cell>
          <table:table-cell table:number-columns-repeated="2"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000343254" calcext:value-type="float">
            <text:p>0.000343254</text:p>
          </table:table-cell>
          <table:table-cell table:formula="of:=[.A3525]*[.A3525]" office:value-type="float" office:value="0.00000000003007019798" calcext:value-type="float">
            <text:p>3.00701979769E-11</text:p>
          </table:table-cell>
          <table:table-cell table:formula="of:=([.A3525]-[.B3525])*([.A3525]-[.B3525])" office:value-type="float" office:value="0.00000011408882284994" calcext:value-type="float">
            <text:p>1.14088822849937E-07</text:p>
          </table:table-cell>
          <table:table-cell table:number-columns-repeated="2"/>
        </table:table-row>
        <table:table-row table:style-name="ro1">
          <table:table-cell office:value-type="float" office:value="0.0000377297" calcext:value-type="float">
            <text:p>0.0000377297</text:p>
          </table:table-cell>
          <table:table-cell office:value-type="float" office:value="0.0040722" calcext:value-type="float">
            <text:p>0.0040722</text:p>
          </table:table-cell>
          <table:table-cell table:formula="of:=[.A3526]*[.A3526]" office:value-type="float" office:value="0.00000000142353026209" calcext:value-type="float">
            <text:p>1.42353026209E-09</text:p>
          </table:table-cell>
          <table:table-cell table:formula="of:=([.A3526]-[.B3526])*([.A3526]-[.B3526])" office:value-type="float" office:value="0.0000162769506015821" calcext:value-type="float">
            <text:p>1.62769506015821E-05</text:p>
          </table:table-cell>
          <table:table-cell table:number-columns-repeated="2"/>
        </table:table-row>
        <table:table-row table:style-name="ro1">
          <table:table-cell office:value-type="float" office:value="0.000110388" calcext:value-type="float">
            <text:p>0.000110388</text:p>
          </table:table-cell>
          <table:table-cell office:value-type="float" office:value="0.0393975" calcext:value-type="float">
            <text:p>0.0393975</text:p>
          </table:table-cell>
          <table:table-cell table:formula="of:=[.A3527]*[.A3527]" office:value-type="float" office:value="0.000000012185510544" calcext:value-type="float">
            <text:p>1.2185510544E-08</text:p>
          </table:table-cell>
          <table:table-cell table:formula="of:=([.A3527]-[.B3527])*([.A3527]-[.B3527])" office:value-type="float" office:value="0.00154347716930054" calcext:value-type="float">
            <text:p>0.00154347716930054</text:p>
          </table:table-cell>
          <table:table-cell table:number-columns-repeated="2"/>
        </table:table-row>
        <table:table-row table:style-name="ro1">
          <table:table-cell office:value-type="float" office:value="0.00131941" calcext:value-type="float">
            <text:p>0.00131941</text:p>
          </table:table-cell>
          <table:table-cell office:value-type="float" office:value="0.0701145" calcext:value-type="float">
            <text:p>0.0701145</text:p>
          </table:table-cell>
          <table:table-cell table:formula="of:=[.A3528]*[.A3528]" office:value-type="float" office:value="0.0000017408427481" calcext:value-type="float">
            <text:p>0.0000017408427481</text:p>
          </table:table-cell>
          <table:table-cell table:formula="of:=([.A3528]-[.B3528])*([.A3528]-[.B3528])" office:value-type="float" office:value="0.0047327644081081" calcext:value-type="float">
            <text:p>0.0047327644081081</text:p>
          </table:table-cell>
          <table:table-cell table:number-columns-repeated="2"/>
        </table:table-row>
        <table:table-row table:style-name="ro1">
          <table:table-cell office:value-type="float" office:value="0.00376266" calcext:value-type="float">
            <text:p>0.00376266</text:p>
          </table:table-cell>
          <table:table-cell office:value-type="float" office:value="0.00232016" calcext:value-type="float">
            <text:p>0.00232016</text:p>
          </table:table-cell>
          <table:table-cell table:formula="of:=[.A3529]*[.A3529]" office:value-type="float" office:value="0.0000141576102756" calcext:value-type="float">
            <text:p>0.0000141576102756</text:p>
          </table:table-cell>
          <table:table-cell table:formula="of:=([.A3529]-[.B3529])*([.A3529]-[.B3529])" office:value-type="float" office:value="0.00000208080625" calcext:value-type="float">
            <text:p>0.00000208080625</text:p>
          </table:table-cell>
          <table:table-cell table:number-columns-repeated="2"/>
        </table:table-row>
        <table:table-row table:style-name="ro1">
          <table:table-cell office:value-type="float" office:value="0.00376266" calcext:value-type="float">
            <text:p>0.00376266</text:p>
          </table:table-cell>
          <table:table-cell office:value-type="float" office:value="0.0317525" calcext:value-type="float">
            <text:p>0.0317525</text:p>
          </table:table-cell>
          <table:table-cell table:formula="of:=[.A3530]*[.A3530]" office:value-type="float" office:value="0.0000141576102756" calcext:value-type="float">
            <text:p>0.0000141576102756</text:p>
          </table:table-cell>
          <table:table-cell table:formula="of:=([.A3530]-[.B3530])*([.A3530]-[.B3530])" office:value-type="float" office:value="0.0007834311432256" calcext:value-type="float">
            <text:p>0.0007834311432256</text:p>
          </table:table-cell>
          <table:table-cell table:number-columns-repeated="2"/>
        </table:table-row>
        <table:table-row table:style-name="ro1">
          <table:table-cell office:value-type="float" office:value="0.00466001" calcext:value-type="float">
            <text:p>0.00466001</text:p>
          </table:table-cell>
          <table:table-cell office:value-type="float" office:value="0.0196544" calcext:value-type="float">
            <text:p>0.0196544</text:p>
          </table:table-cell>
          <table:table-cell table:formula="of:=[.A3531]*[.A3531]" office:value-type="float" office:value="0.0000217156932001" calcext:value-type="float">
            <text:p>0.0000217156932001</text:p>
          </table:table-cell>
          <table:table-cell table:formula="of:=([.A3531]-[.B3531])*([.A3531]-[.B3531])" office:value-type="float" office:value="0.0002248317314721" calcext:value-type="float">
            <text:p>0.0002248317314721</text:p>
          </table:table-cell>
          <table:table-cell table:number-columns-repeated="2"/>
        </table:table-row>
        <table:table-row table:style-name="ro1">
          <table:table-cell office:value-type="float" office:value="0.0248363" calcext:value-type="float">
            <text:p>0.0248363</text:p>
          </table:table-cell>
          <table:table-cell office:value-type="float" office:value="0.00838609" calcext:value-type="float">
            <text:p>0.00838609</text:p>
          </table:table-cell>
          <table:table-cell table:formula="of:=[.A3532]*[.A3532]" office:value-type="float" office:value="0.00061684179769" calcext:value-type="float">
            <text:p>0.00061684179769</text:p>
          </table:table-cell>
          <table:table-cell table:formula="of:=([.A3532]-[.B3532])*([.A3532]-[.B3532])" office:value-type="float" office:value="0.0002706094090441" calcext:value-type="float">
            <text:p>0.0002706094090441</text:p>
          </table:table-cell>
          <table:table-cell table:number-columns-repeated="2"/>
        </table:table-row>
        <table:table-row table:style-name="ro1">
          <table:table-cell office:value-type="float" office:value="0.0437887" calcext:value-type="float">
            <text:p>0.0437887</text:p>
          </table:table-cell>
          <table:table-cell office:value-type="float" office:value="0.0409589" calcext:value-type="float">
            <text:p>0.0409589</text:p>
          </table:table-cell>
          <table:table-cell table:formula="of:=[.A3533]*[.A3533]" office:value-type="float" office:value="0.00191745024769" calcext:value-type="float">
            <text:p>0.00191745024769</text:p>
          </table:table-cell>
          <table:table-cell table:formula="of:=([.A3533]-[.B3533])*([.A3533]-[.B3533])" office:value-type="float" office:value="0.00000800776804" calcext:value-type="float">
            <text:p>0.00000800776804</text:p>
          </table:table-cell>
          <table:table-cell table:number-columns-repeated="2"/>
        </table:table-row>
        <table:table-row table:style-name="ro1">
          <table:table-cell office:value-type="float" office:value="0.173769" calcext:value-type="float">
            <text:p>0.173769</text:p>
          </table:table-cell>
          <table:table-cell office:value-type="float" office:value="0.106007" calcext:value-type="float">
            <text:p>0.106007</text:p>
          </table:table-cell>
          <table:table-cell table:formula="of:=[.A3534]*[.A3534]" office:value-type="float" office:value="0.030195665361" calcext:value-type="float">
            <text:p>0.030195665361</text:p>
          </table:table-cell>
          <table:table-cell table:formula="of:=([.A3534]-[.B3534])*([.A3534]-[.B3534])" office:value-type="float" office:value="0.004591688644" calcext:value-type="float">
            <text:p>0.004591688644</text:p>
          </table:table-cell>
          <table:table-cell table:number-columns-repeated="2"/>
        </table:table-row>
        <table:table-row table:style-name="ro1">
          <table:table-cell office:value-type="float" office:value="0.173769" calcext:value-type="float">
            <text:p>0.173769</text:p>
          </table:table-cell>
          <table:table-cell office:value-type="float" office:value="0.223205" calcext:value-type="float">
            <text:p>0.223205</text:p>
          </table:table-cell>
          <table:table-cell table:formula="of:=[.A3535]*[.A3535]" office:value-type="float" office:value="0.030195665361" calcext:value-type="float">
            <text:p>0.030195665361</text:p>
          </table:table-cell>
          <table:table-cell table:formula="of:=([.A3535]-[.B3535])*([.A3535]-[.B3535])" office:value-type="float" office:value="0.002443918096" calcext:value-type="float">
            <text:p>0.002443918096</text:p>
          </table:table-cell>
          <table:table-cell table:number-columns-repeated="2"/>
        </table:table-row>
        <table:table-row table:style-name="ro1">
          <table:table-cell office:value-type="float" office:value="0.238049" calcext:value-type="float">
            <text:p>0.238049</text:p>
          </table:table-cell>
          <table:table-cell office:value-type="float" office:value="0.540973" calcext:value-type="float">
            <text:p>0.540973</text:p>
          </table:table-cell>
          <table:table-cell table:formula="of:=[.A3536]*[.A3536]" office:value-type="float" office:value="0.056667326401" calcext:value-type="float">
            <text:p>0.056667326401</text:p>
          </table:table-cell>
          <table:table-cell table:formula="of:=([.A3536]-[.B3536])*([.A3536]-[.B3536])" office:value-type="float" office:value="0.091762949776" calcext:value-type="float">
            <text:p>0.091762949776</text:p>
          </table:table-cell>
          <table:table-cell table:number-columns-repeated="2"/>
        </table:table-row>
        <table:table-row table:style-name="ro1">
          <table:table-cell office:value-type="float" office:value="0.238049" calcext:value-type="float">
            <text:p>0.238049</text:p>
          </table:table-cell>
          <table:table-cell office:value-type="float" office:value="0.561275" calcext:value-type="float">
            <text:p>0.561275</text:p>
          </table:table-cell>
          <table:table-cell table:formula="of:=[.A3537]*[.A3537]" office:value-type="float" office:value="0.056667326401" calcext:value-type="float">
            <text:p>0.056667326401</text:p>
          </table:table-cell>
          <table:table-cell table:formula="of:=([.A3537]-[.B3537])*([.A3537]-[.B3537])" office:value-type="float" office:value="0.104475047076" calcext:value-type="float">
            <text:p>0.104475047076</text:p>
          </table:table-cell>
          <table:table-cell table:number-columns-repeated="2"/>
        </table:table-row>
        <table:table-row table:style-name="ro1">
          <table:table-cell office:value-type="float" office:value="0.666927" calcext:value-type="float">
            <text:p>0.666927</text:p>
          </table:table-cell>
          <table:table-cell office:value-type="float" office:value="0.509812" calcext:value-type="float">
            <text:p>0.509812</text:p>
          </table:table-cell>
          <table:table-cell table:formula="of:=[.A3538]*[.A3538]" office:value-type="float" office:value="0.444791623329" calcext:value-type="float">
            <text:p>0.444791623329</text:p>
          </table:table-cell>
          <table:table-cell table:formula="of:=([.A3538]-[.B3538])*([.A3538]-[.B3538])" office:value-type="float" office:value="0.024685123225" calcext:value-type="float">
            <text:p>0.024685123225</text:p>
          </table:table-cell>
          <table:table-cell table:number-columns-repeated="2"/>
        </table:table-row>
        <table:table-row table:style-name="ro1">
          <table:table-cell office:value-type="float" office:value="0.666926" calcext:value-type="float">
            <text:p>0.666926</text:p>
          </table:table-cell>
          <table:table-cell office:value-type="float" office:value="0.52983" calcext:value-type="float">
            <text:p>0.52983</text:p>
          </table:table-cell>
          <table:table-cell table:formula="of:=[.A3539]*[.A3539]" office:value-type="float" office:value="0.444790289476" calcext:value-type="float">
            <text:p>0.444790289476</text:p>
          </table:table-cell>
          <table:table-cell table:formula="of:=([.A3539]-[.B3539])*([.A3539]-[.B3539])" office:value-type="float" office:value="0.018795313216" calcext:value-type="float">
            <text:p>0.018795313216</text:p>
          </table:table-cell>
          <table:table-cell table:number-columns-repeated="2"/>
        </table:table-row>
        <table:table-row table:style-name="ro1">
          <table:table-cell office:value-type="float" office:value="0.666927" calcext:value-type="float">
            <text:p>0.666927</text:p>
          </table:table-cell>
          <table:table-cell office:value-type="float" office:value="0.551349" calcext:value-type="float">
            <text:p>0.551349</text:p>
          </table:table-cell>
          <table:table-cell table:formula="of:=[.A3540]*[.A3540]" office:value-type="float" office:value="0.444791623329" calcext:value-type="float">
            <text:p>0.444791623329</text:p>
          </table:table-cell>
          <table:table-cell table:formula="of:=([.A3540]-[.B3540])*([.A3540]-[.B3540])" office:value-type="float" office:value="0.013358274084" calcext:value-type="float">
            <text:p>0.013358274084</text:p>
          </table:table-cell>
          <table:table-cell table:number-columns-repeated="2"/>
        </table:table-row>
        <table:table-row table:style-name="ro1">
          <table:table-cell office:value-type="float" office:value="0.666927" calcext:value-type="float">
            <text:p>0.666927</text:p>
          </table:table-cell>
          <table:table-cell office:value-type="float" office:value="0.574644" calcext:value-type="float">
            <text:p>0.574644</text:p>
          </table:table-cell>
          <table:table-cell table:formula="of:=[.A3541]*[.A3541]" office:value-type="float" office:value="0.444791623329" calcext:value-type="float">
            <text:p>0.444791623329</text:p>
          </table:table-cell>
          <table:table-cell table:formula="of:=([.A3541]-[.B3541])*([.A3541]-[.B3541])" office:value-type="float" office:value="0.008516152089" calcext:value-type="float">
            <text:p>0.008516152089</text:p>
          </table:table-cell>
          <table:table-cell table:number-columns-repeated="2"/>
        </table:table-row>
        <table:table-row table:style-name="ro1">
          <table:table-cell office:value-type="float" office:value="0.666927" calcext:value-type="float">
            <text:p>0.666927</text:p>
          </table:table-cell>
          <table:table-cell office:value-type="float" office:value="0.599986" calcext:value-type="float">
            <text:p>0.599986</text:p>
          </table:table-cell>
          <table:table-cell table:formula="of:=[.A3542]*[.A3542]" office:value-type="float" office:value="0.444791623329" calcext:value-type="float">
            <text:p>0.444791623329</text:p>
          </table:table-cell>
          <table:table-cell table:formula="of:=([.A3542]-[.B3542])*([.A3542]-[.B3542])" office:value-type="float" office:value="0.004481097481" calcext:value-type="float">
            <text:p>0.004481097481</text:p>
          </table:table-cell>
          <table:table-cell table:number-columns-repeated="2"/>
        </table:table-row>
        <table:table-row table:style-name="ro1">
          <table:table-cell office:value-type="float" office:value="0.666927" calcext:value-type="float">
            <text:p>0.666927</text:p>
          </table:table-cell>
          <table:table-cell office:value-type="float" office:value="0.627585" calcext:value-type="float">
            <text:p>0.627585</text:p>
          </table:table-cell>
          <table:table-cell table:formula="of:=[.A3543]*[.A3543]" office:value-type="float" office:value="0.444791623329" calcext:value-type="float">
            <text:p>0.444791623329</text:p>
          </table:table-cell>
          <table:table-cell table:formula="of:=([.A3543]-[.B3543])*([.A3543]-[.B3543])" office:value-type="float" office:value="0.00154779296400001" calcext:value-type="float">
            <text:p>0.00154779296400001</text:p>
          </table:table-cell>
          <table:table-cell table:number-columns-repeated="2"/>
        </table:table-row>
        <table:table-row table:style-name="ro1">
          <table:table-cell office:value-type="float" office:value="0.666927" calcext:value-type="float">
            <text:p>0.666927</text:p>
          </table:table-cell>
          <table:table-cell office:value-type="float" office:value="0.835685" calcext:value-type="float">
            <text:p>0.835685</text:p>
          </table:table-cell>
          <table:table-cell table:formula="of:=[.A3544]*[.A3544]" office:value-type="float" office:value="0.444791623329" calcext:value-type="float">
            <text:p>0.444791623329</text:p>
          </table:table-cell>
          <table:table-cell table:formula="of:=([.A3544]-[.B3544])*([.A3544]-[.B3544])" office:value-type="float" office:value="0.028479262564" calcext:value-type="float">
            <text:p>0.028479262564</text:p>
          </table:table-cell>
          <table:table-cell table:number-columns-repeated="2"/>
        </table:table-row>
        <table:table-row table:style-name="ro1">
          <table:table-cell office:value-type="float" office:value="0.834387" calcext:value-type="float">
            <text:p>0.834387</text:p>
          </table:table-cell>
          <table:table-cell office:value-type="float" office:value="0.876042" calcext:value-type="float">
            <text:p>0.876042</text:p>
          </table:table-cell>
          <table:table-cell table:formula="of:=[.A3545]*[.A3545]" office:value-type="float" office:value="0.696201665769" calcext:value-type="float">
            <text:p>0.696201665769</text:p>
          </table:table-cell>
          <table:table-cell table:formula="of:=([.A3545]-[.B3545])*([.A3545]-[.B3545])" office:value-type="float" office:value="0.001735139025" calcext:value-type="float">
            <text:p>0.001735139025</text:p>
          </table:table-cell>
          <table:table-cell table:number-columns-repeated="2"/>
        </table:table-row>
        <table:table-row table:style-name="ro1">
          <table:table-cell office:value-type="float" office:value="0.880934" calcext:value-type="float">
            <text:p>0.880934</text:p>
          </table:table-cell>
          <table:table-cell office:value-type="float" office:value="0.867724" calcext:value-type="float">
            <text:p>0.867724</text:p>
          </table:table-cell>
          <table:table-cell table:formula="of:=[.A3546]*[.A3546]" office:value-type="float" office:value="0.776044712356" calcext:value-type="float">
            <text:p>0.776044712356</text:p>
          </table:table-cell>
          <table:table-cell table:formula="of:=([.A3546]-[.B3546])*([.A3546]-[.B3546])" office:value-type="float" office:value="0.000174504099999999" calcext:value-type="float">
            <text:p>0.000174504099999999</text:p>
          </table:table-cell>
          <table:table-cell table:number-columns-repeated="2"/>
        </table:table-row>
        <table:table-row table:style-name="ro1">
          <table:table-cell office:value-type="float" office:value="0.996332" calcext:value-type="float">
            <text:p>0.996332</text:p>
          </table:table-cell>
          <table:table-cell office:value-type="float" office:value="0.955119" calcext:value-type="float">
            <text:p>0.955119</text:p>
          </table:table-cell>
          <table:table-cell table:formula="of:=[.A3547]*[.A3547]" office:value-type="float" office:value="0.992677454224" calcext:value-type="float">
            <text:p>0.992677454224</text:p>
          </table:table-cell>
          <table:table-cell table:formula="of:=([.A3547]-[.B3547])*([.A3547]-[.B3547])" office:value-type="float" office:value="0.001698511369" calcext:value-type="float">
            <text:p>0.001698511369</text:p>
          </table:table-cell>
          <table:table-cell table:number-columns-repeated="2"/>
        </table:table-row>
        <table:table-row table:style-name="ro1">
          <table:table-cell office:value-type="float" office:value="0.996333" calcext:value-type="float">
            <text:p>0.996333</text:p>
          </table:table-cell>
          <table:table-cell office:value-type="float" office:value="0.983843" calcext:value-type="float">
            <text:p>0.983843</text:p>
          </table:table-cell>
          <table:table-cell table:formula="of:=[.A3548]*[.A3548]" office:value-type="float" office:value="0.992679446889" calcext:value-type="float">
            <text:p>0.992679446889</text:p>
          </table:table-cell>
          <table:table-cell table:formula="of:=([.A3548]-[.B3548])*([.A3548]-[.B3548])" office:value-type="float" office:value="0.0001560001" calcext:value-type="float">
            <text:p>0.0001560001</text:p>
          </table:table-cell>
          <table:table-cell table:number-columns-repeated="2"/>
        </table:table-row>
        <table:table-row table:style-name="ro1">
          <table:table-cell office:value-type="float" office:value="0.996333" calcext:value-type="float">
            <text:p>0.996333</text:p>
          </table:table-cell>
          <table:table-cell office:value-type="float" office:value="0.997311" calcext:value-type="float">
            <text:p>0.997311</text:p>
          </table:table-cell>
          <table:table-cell table:formula="of:=[.A3549]*[.A3549]" office:value-type="float" office:value="0.992679446889" calcext:value-type="float">
            <text:p>0.992679446889</text:p>
          </table:table-cell>
          <table:table-cell table:formula="of:=([.A3549]-[.B3549])*([.A3549]-[.B3549])" office:value-type="float" office:value="0.00000095648399999985" calcext:value-type="float">
            <text:p>9.5648399999985E-07</text:p>
          </table:table-cell>
          <table:table-cell table:number-columns-repeated="2"/>
        </table:table-row>
        <table:table-row table:style-name="ro1">
          <table:table-cell office:value-type="float" office:value="0.996333" calcext:value-type="float">
            <text:p>0.996333</text:p>
          </table:table-cell>
          <table:table-cell office:value-type="float" office:value="0.999114" calcext:value-type="float">
            <text:p>0.999114</text:p>
          </table:table-cell>
          <table:table-cell table:formula="of:=[.A3550]*[.A3550]" office:value-type="float" office:value="0.992679446889" calcext:value-type="float">
            <text:p>0.992679446889</text:p>
          </table:table-cell>
          <table:table-cell table:formula="of:=([.A3550]-[.B3550])*([.A3550]-[.B3550])" office:value-type="float" office:value="0.00000773396099999957" calcext:value-type="float">
            <text:p>7.73396099999957E-06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000250063" calcext:value-type="float">
            <text:p>0.00000250063</text:p>
          </table:table-cell>
          <table:table-cell table:formula="of:=[.A3551]*[.A3551]" office:value-type="float" office:value="0.00000000013233511369" calcext:value-type="float">
            <text:p>1.3233511369E-10</text:p>
          </table:table-cell>
          <table:table-cell table:formula="of:=([.A3551]-[.B3551])*([.A3551]-[.B3551])" office:value-type="float" office:value="0.00000000008105526942" calcext:value-type="float">
            <text:p>8.10552694249E-11</text:p>
          </table:table-cell>
          <table:table-cell table:number-columns-repeated="2"/>
        </table:table-row>
        <table:table-row table:style-name="ro1">
          <table:table-cell office:value-type="float" office:value="0.0000125766" calcext:value-type="float">
            <text:p>0.0000125766</text:p>
          </table:table-cell>
          <table:table-cell office:value-type="float" office:value="0.000376011" calcext:value-type="float">
            <text:p>0.000376011</text:p>
          </table:table-cell>
          <table:table-cell table:formula="of:=[.A3552]*[.A3552]" office:value-type="float" office:value="0.00000000015817086756" calcext:value-type="float">
            <text:p>1.5817086756E-10</text:p>
          </table:table-cell>
          <table:table-cell table:formula="of:=([.A3552]-[.B3552])*([.A3552]-[.B3552])" office:value-type="float" office:value="0.00000013208456310336" calcext:value-type="float">
            <text:p>1.3208456310336E-07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868161" calcext:value-type="float">
            <text:p>0.000868161</text:p>
          </table:table-cell>
          <table:table-cell table:formula="of:=[.A3553]*[.A3553]" office:value-type="float" office:value="0.00000000001365664634" calcext:value-type="float">
            <text:p>1.36566463401E-11</text:p>
          </table:table-cell>
          <table:table-cell table:formula="of:=([.A3553]-[.B3553])*([.A3553]-[.B3553])" office:value-type="float" office:value="0.00000074730061797956" calcext:value-type="float">
            <text:p>7.4730061797956E-07</text:p>
          </table:table-cell>
          <table:table-cell table:number-columns-repeated="2"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026369" calcext:value-type="float">
            <text:p>0.00026369</text:p>
          </table:table-cell>
          <table:table-cell table:formula="of:=[.A3554]*[.A3554]" office:value-type="float" office:value="0.00000000014353238025" calcext:value-type="float">
            <text:p>1.4353238025E-10</text:p>
          </table:table-cell>
          <table:table-cell table:formula="of:=([.A3554]-[.B3554])*([.A3554]-[.B3554])" office:value-type="float" office:value="0.00000006335767239025" calcext:value-type="float">
            <text:p>6.335767239025E-08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294611" calcext:value-type="float">
            <text:p>0.000294611</text:p>
          </table:table-cell>
          <table:table-cell table:formula="of:=[.A3555]*[.A3555]" office:value-type="float" office:value="0.00000000000102673636" calcext:value-type="float">
            <text:p>1.0267363584E-12</text:p>
          </table:table-cell>
          <table:table-cell table:formula="of:=([.A3555]-[.B3555])*([.A3555]-[.B3555])" office:value-type="float" office:value="0.0000000861996211892" calcext:value-type="float">
            <text:p>8.61996211891984E-08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595229" calcext:value-type="float">
            <text:p>0.0000595229</text:p>
          </table:table-cell>
          <table:table-cell table:formula="of:=[.A3556]*[.A3556]" office:value-type="float" office:value="0.00000000000035527083" calcext:value-type="float">
            <text:p>3.55270834116E-13</text:p>
          </table:table-cell>
          <table:table-cell table:formula="of:=([.A3556]-[.B3556])*([.A3556]-[.B3556])" office:value-type="float" office:value="0.00000000347237412234" calcext:value-type="float">
            <text:p>3.47237412233732E-09</text:p>
          </table:table-cell>
          <table:table-cell table:number-columns-repeated="2"/>
        </table:table-row>
        <table:table-row table:style-name="ro1">
          <table:table-cell office:value-type="float" office:value="0.0000126958" calcext:value-type="float">
            <text:p>0.0000126958</text:p>
          </table:table-cell>
          <table:table-cell office:value-type="float" office:value="0.000213475" calcext:value-type="float">
            <text:p>0.000213475</text:p>
          </table:table-cell>
          <table:table-cell table:formula="of:=[.A3557]*[.A3557]" office:value-type="float" office:value="0.00000000016118333764" calcext:value-type="float">
            <text:p>1.6118333764E-10</text:p>
          </table:table-cell>
          <table:table-cell table:formula="of:=([.A3557]-[.B3557])*([.A3557]-[.B3557])" office:value-type="float" office:value="0.00000004031228715264" calcext:value-type="float">
            <text:p>4.031228715264E-08</text:p>
          </table:table-cell>
          <table:table-cell table:number-columns-repeated="2"/>
        </table:table-row>
        <table:table-row table:style-name="ro1">
          <table:table-cell office:value-type="float" office:value="0.0000112057" calcext:value-type="float">
            <text:p>0.0000112057</text:p>
          </table:table-cell>
          <table:table-cell office:value-type="float" office:value="0.00104593" calcext:value-type="float">
            <text:p>0.00104593</text:p>
          </table:table-cell>
          <table:table-cell table:formula="of:=[.A3558]*[.A3558]" office:value-type="float" office:value="0.00000000012556771249" calcext:value-type="float">
            <text:p>1.2556771249E-10</text:p>
          </table:table-cell>
          <table:table-cell table:formula="of:=([.A3558]-[.B3558])*([.A3558]-[.B3558])" office:value-type="float" office:value="0.00000107065437701049" calcext:value-type="float">
            <text:p>1.07065437701049E-06</text:p>
          </table:table-cell>
          <table:table-cell table:number-columns-repeated="2"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0108463" calcext:value-type="float">
            <text:p>0.000108463</text:p>
          </table:table-cell>
          <table:table-cell table:formula="of:=[.A3559]*[.A3559]" office:value-type="float" office:value="0.00000000000486365684" calcext:value-type="float">
            <text:p>4.8636568369E-12</text:p>
          </table:table-cell>
          <table:table-cell table:formula="of:=([.A3559]-[.B3559])*([.A3559]-[.B3559])" office:value-type="float" office:value="0.00000001129068393322" calcext:value-type="float">
            <text:p>1.12906839332169E-08</text:p>
          </table:table-cell>
          <table:table-cell table:number-columns-repeated="2"/>
        </table:table-row>
        <table:table-row table:style-name="ro1">
          <table:table-cell office:value-type="float" office:value="0.00000685453" calcext:value-type="float">
            <text:p>0.00000685453</text:p>
          </table:table-cell>
          <table:table-cell office:value-type="float" office:value="0.00652067" calcext:value-type="float">
            <text:p>0.00652067</text:p>
          </table:table-cell>
          <table:table-cell table:formula="of:=[.A3560]*[.A3560]" office:value-type="float" office:value="0.00000000004698458152" calcext:value-type="float">
            <text:p>4.69845815209E-11</text:p>
          </table:table-cell>
          <table:table-cell table:formula="of:=([.A3560]-[.B3560])*([.A3560]-[.B3560])" office:value-type="float" office:value="0.0000424297919772113" calcext:value-type="float">
            <text:p>4.24297919772113E-05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11965" calcext:value-type="float">
            <text:p>0.000011965</text:p>
          </table:table-cell>
          <table:table-cell table:formula="of:=[.A3561]*[.A3561]" office:value-type="float" office:value="0.00000000000258994305" calcext:value-type="float">
            <text:p>2.5899430489E-12</text:p>
          </table:table-cell>
          <table:table-cell table:formula="of:=([.A3561]-[.B3561])*([.A3561]-[.B3561])" office:value-type="float" office:value="0.00000000010723990115" calcext:value-type="float">
            <text:p>1.072399011489E-10</text:p>
          </table:table-cell>
          <table:table-cell table:number-columns-repeated="2"/>
        </table:table-row>
        <table:table-row table:style-name="ro1">
          <table:table-cell office:value-type="float" office:value="0.0000264049" calcext:value-type="float">
            <text:p>0.0000264049</text:p>
          </table:table-cell>
          <table:table-cell office:value-type="float" office:value="0.00534713" calcext:value-type="float">
            <text:p>0.00534713</text:p>
          </table:table-cell>
          <table:table-cell table:formula="of:=[.A3562]*[.A3562]" office:value-type="float" office:value="0.00000000069721874401" calcext:value-type="float">
            <text:p>6.9721874401E-10</text:p>
          </table:table-cell>
          <table:table-cell table:formula="of:=([.A3562]-[.B3562])*([.A3562]-[.B3562])" office:value-type="float" office:value="0.00002831011558977" calcext:value-type="float">
            <text:p>2.831011558977E-05</text:p>
          </table:table-cell>
          <table:table-cell table:number-columns-repeated="2"/>
        </table:table-row>
        <table:table-row table:style-name="ro1">
          <table:table-cell office:value-type="float" office:value="0.000069499" calcext:value-type="float">
            <text:p>0.000069499</text:p>
          </table:table-cell>
          <table:table-cell office:value-type="float" office:value="0.0114097" calcext:value-type="float">
            <text:p>0.0114097</text:p>
          </table:table-cell>
          <table:table-cell table:formula="of:=[.A3563]*[.A3563]" office:value-type="float" office:value="0.000000004830111001" calcext:value-type="float">
            <text:p>4.830111001E-09</text:p>
          </table:table-cell>
          <table:table-cell table:formula="of:=([.A3563]-[.B3563])*([.A3563]-[.B3563])" office:value-type="float" office:value="0.000128600158720401" calcext:value-type="float">
            <text:p>0.000128600158720401</text:p>
          </table:table-cell>
          <table:table-cell table:number-columns-repeated="2"/>
        </table:table-row>
        <table:table-row table:style-name="ro1">
          <table:table-cell office:value-type="float" office:value="0.000069499" calcext:value-type="float">
            <text:p>0.000069499</text:p>
          </table:table-cell>
          <table:table-cell office:value-type="float" office:value="0.0121851" calcext:value-type="float">
            <text:p>0.0121851</text:p>
          </table:table-cell>
          <table:table-cell table:formula="of:=[.A3564]*[.A3564]" office:value-type="float" office:value="0.000000004830111001" calcext:value-type="float">
            <text:p>4.830111001E-09</text:p>
          </table:table-cell>
          <table:table-cell table:formula="of:=([.A3564]-[.B3564])*([.A3564]-[.B3564])" office:value-type="float" office:value="0.000146787787591201" calcext:value-type="float">
            <text:p>0.000146787787591201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303011" calcext:value-type="float">
            <text:p>0.0303011</text:p>
          </table:table-cell>
          <table:table-cell table:formula="of:=[.A3565]*[.A3565]" office:value-type="float" office:value="0.00000000000012789779" calcext:value-type="float">
            <text:p>1.27897786384E-13</text:p>
          </table:table-cell>
          <table:table-cell table:formula="of:=([.A3565]-[.B3565])*([.A3565]-[.B3565])" office:value-type="float" office:value="0.000918134988294316" calcext:value-type="float">
            <text:p>0.000918134988294316</text:p>
          </table:table-cell>
          <table:table-cell table:number-columns-repeated="2"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181299" calcext:value-type="float">
            <text:p>0.0181299</text:p>
          </table:table-cell>
          <table:table-cell table:formula="of:=[.A3566]*[.A3566]" office:value-type="float" office:value="0.00000000031338204676" calcext:value-type="float">
            <text:p>3.1338204676E-10</text:p>
          </table:table-cell>
          <table:table-cell table:formula="of:=([.A3566]-[.B3566])*([.A3566]-[.B3566])" office:value-type="float" office:value="0.000328051694656567" calcext:value-type="float">
            <text:p>0.000328051694656567</text:p>
          </table:table-cell>
          <table:table-cell table:number-columns-repeated="2"/>
        </table:table-row>
        <table:table-row table:style-name="ro1">
          <table:table-cell office:value-type="float" office:value="0.000250757" calcext:value-type="float">
            <text:p>0.000250757</text:p>
          </table:table-cell>
          <table:table-cell office:value-type="float" office:value="0.0162266" calcext:value-type="float">
            <text:p>0.0162266</text:p>
          </table:table-cell>
          <table:table-cell table:formula="of:=[.A3567]*[.A3567]" office:value-type="float" office:value="0.000000062879073049" calcext:value-type="float">
            <text:p>6.2879073049E-08</text:p>
          </table:table-cell>
          <table:table-cell table:formula="of:=([.A3567]-[.B3567])*([.A3567]-[.B3567])" office:value-type="float" office:value="0.000255227559560649" calcext:value-type="float">
            <text:p>0.000255227559560649</text:p>
          </table:table-cell>
          <table:table-cell table:number-columns-repeated="2"/>
        </table:table-row>
        <table:table-row table:style-name="ro1">
          <table:table-cell office:value-type="float" office:value="0.0000120997" calcext:value-type="float">
            <text:p>0.0000120997</text:p>
          </table:table-cell>
          <table:table-cell office:value-type="float" office:value="0.00189986" calcext:value-type="float">
            <text:p>0.00189986</text:p>
          </table:table-cell>
          <table:table-cell table:formula="of:=[.A3568]*[.A3568]" office:value-type="float" office:value="0.00000000014640274009" calcext:value-type="float">
            <text:p>1.4640274009E-10</text:p>
          </table:table-cell>
          <table:table-cell table:formula="of:=([.A3568]-[.B3568])*([.A3568]-[.B3568])" office:value-type="float" office:value="0.00000356363895025609" calcext:value-type="float">
            <text:p>3.56363895025609E-06</text:p>
          </table:table-cell>
          <table:table-cell table:number-columns-repeated="2"/>
        </table:table-row>
        <table:table-row table:style-name="ro1">
          <table:table-cell office:value-type="float" office:value="0.0000690222" calcext:value-type="float">
            <text:p>0.0000690222</text:p>
          </table:table-cell>
          <table:table-cell office:value-type="float" office:value="0.073924" calcext:value-type="float">
            <text:p>0.073924</text:p>
          </table:table-cell>
          <table:table-cell table:formula="of:=[.A3569]*[.A3569]" office:value-type="float" office:value="0.00000000476406409284" calcext:value-type="float">
            <text:p>4.76406409284E-09</text:p>
          </table:table-cell>
          <table:table-cell table:formula="of:=([.A3569]-[.B3569])*([.A3569]-[.B3569])" office:value-type="float" office:value="0.00545455774583849" calcext:value-type="float">
            <text:p>0.00545455774583849</text:p>
          </table:table-cell>
          <table:table-cell table:number-columns-repeated="2"/>
        </table:table-row>
        <table:table-row table:style-name="ro1">
          <table:table-cell office:value-type="float" office:value="0.000987172" calcext:value-type="float">
            <text:p>0.000987172</text:p>
          </table:table-cell>
          <table:table-cell office:value-type="float" office:value="0.00307267" calcext:value-type="float">
            <text:p>0.00307267</text:p>
          </table:table-cell>
          <table:table-cell table:formula="of:=[.A3570]*[.A3570]" office:value-type="float" office:value="0.000000974508557584" calcext:value-type="float">
            <text:p>9.74508557584E-07</text:p>
          </table:table-cell>
          <table:table-cell table:formula="of:=([.A3570]-[.B3570])*([.A3570]-[.B3570])" office:value-type="float" office:value="0.000004349301908004" calcext:value-type="float">
            <text:p>4.349301908004E-06</text:p>
          </table:table-cell>
          <table:table-cell table:number-columns-repeated="2"/>
        </table:table-row>
        <table:table-row table:style-name="ro1">
          <table:table-cell office:value-type="float" office:value="0.000987172" calcext:value-type="float">
            <text:p>0.000987172</text:p>
          </table:table-cell>
          <table:table-cell office:value-type="float" office:value="0.000116618" calcext:value-type="float">
            <text:p>0.000116618</text:p>
          </table:table-cell>
          <table:table-cell table:formula="of:=[.A3571]*[.A3571]" office:value-type="float" office:value="0.000000974508557584" calcext:value-type="float">
            <text:p>9.74508557584E-07</text:p>
          </table:table-cell>
          <table:table-cell table:formula="of:=([.A3571]-[.B3571])*([.A3571]-[.B3571])" office:value-type="float" office:value="0.000000757864266916" calcext:value-type="float">
            <text:p>7.57864266916E-07</text:p>
          </table:table-cell>
          <table:table-cell table:number-columns-repeated="2"/>
        </table:table-row>
        <table:table-row table:style-name="ro1">
          <table:table-cell office:value-type="float" office:value="0.000666261" calcext:value-type="float">
            <text:p>0.000666261</text:p>
          </table:table-cell>
          <table:table-cell office:value-type="float" office:value="0.00667485" calcext:value-type="float">
            <text:p>0.00667485</text:p>
          </table:table-cell>
          <table:table-cell table:formula="of:=[.A3572]*[.A3572]" office:value-type="float" office:value="0.000000443903720121" calcext:value-type="float">
            <text:p>4.43903720121E-07</text:p>
          </table:table-cell>
          <table:table-cell table:formula="of:=([.A3572]-[.B3572])*([.A3572]-[.B3572])" office:value-type="float" office:value="0.000036103141770921" calcext:value-type="float">
            <text:p>3.6103141770921E-05</text:p>
          </table:table-cell>
          <table:table-cell table:number-columns-repeated="2"/>
        </table:table-row>
        <table:table-row table:style-name="ro1">
          <table:table-cell office:value-type="float" office:value="0.00975543" calcext:value-type="float">
            <text:p>0.00975543</text:p>
          </table:table-cell>
          <table:table-cell office:value-type="float" office:value="0.000896152" calcext:value-type="float">
            <text:p>0.000896152</text:p>
          </table:table-cell>
          <table:table-cell table:formula="of:=[.A3573]*[.A3573]" office:value-type="float" office:value="0.0000951684144849" calcext:value-type="float">
            <text:p>0.0000951684144849</text:p>
          </table:table-cell>
          <table:table-cell table:formula="of:=([.A3573]-[.B3573])*([.A3573]-[.B3573])" office:value-type="float" office:value="0.000078486806681284" calcext:value-type="float">
            <text:p>7.8486806681284E-05</text:p>
          </table:table-cell>
          <table:table-cell table:number-columns-repeated="2"/>
        </table:table-row>
        <table:table-row table:style-name="ro1">
          <table:table-cell office:value-type="float" office:value="0.00975543" calcext:value-type="float">
            <text:p>0.00975543</text:p>
          </table:table-cell>
          <table:table-cell office:value-type="float" office:value="0.00145487" calcext:value-type="float">
            <text:p>0.00145487</text:p>
          </table:table-cell>
          <table:table-cell table:formula="of:=[.A3574]*[.A3574]" office:value-type="float" office:value="0.0000951684144849" calcext:value-type="float">
            <text:p>0.0000951684144849</text:p>
          </table:table-cell>
          <table:table-cell table:formula="of:=([.A3574]-[.B3574])*([.A3574]-[.B3574])" office:value-type="float" office:value="0.0000688992963136" calcext:value-type="float">
            <text:p>0.0000688992963136</text:p>
          </table:table-cell>
          <table:table-cell table:number-columns-repeated="2"/>
        </table:table-row>
        <table:table-row table:style-name="ro1">
          <table:table-cell office:value-type="float" office:value="0.0104208" calcext:value-type="float">
            <text:p>0.0104208</text:p>
          </table:table-cell>
          <table:table-cell office:value-type="float" office:value="0.00153388" calcext:value-type="float">
            <text:p>0.00153388</text:p>
          </table:table-cell>
          <table:table-cell table:formula="of:=[.A3575]*[.A3575]" office:value-type="float" office:value="0.00010859307264" calcext:value-type="float">
            <text:p>0.00010859307264</text:p>
          </table:table-cell>
          <table:table-cell table:formula="of:=([.A3575]-[.B3575])*([.A3575]-[.B3575])" office:value-type="float" office:value="0.0000789773470864" calcext:value-type="float">
            <text:p>0.0000789773470864</text:p>
          </table:table-cell>
          <table:table-cell table:number-columns-repeated="2"/>
        </table:table-row>
        <table:table-row table:style-name="ro1">
          <table:table-cell office:value-type="float" office:value="0.176189" calcext:value-type="float">
            <text:p>0.176189</text:p>
          </table:table-cell>
          <table:table-cell office:value-type="float" office:value="0.357267" calcext:value-type="float">
            <text:p>0.357267</text:p>
          </table:table-cell>
          <table:table-cell table:formula="of:=[.A3576]*[.A3576]" office:value-type="float" office:value="0.031042563721" calcext:value-type="float">
            <text:p>0.031042563721</text:p>
          </table:table-cell>
          <table:table-cell table:formula="of:=([.A3576]-[.B3576])*([.A3576]-[.B3576])" office:value-type="float" office:value="0.032789242084" calcext:value-type="float">
            <text:p>0.032789242084</text:p>
          </table:table-cell>
          <table:table-cell table:number-columns-repeated="2"/>
        </table:table-row>
        <table:table-row table:style-name="ro1">
          <table:table-cell office:value-type="float" office:value="0.176189" calcext:value-type="float">
            <text:p>0.176189</text:p>
          </table:table-cell>
          <table:table-cell office:value-type="float" office:value="0.356438" calcext:value-type="float">
            <text:p>0.356438</text:p>
          </table:table-cell>
          <table:table-cell table:formula="of:=[.A3577]*[.A3577]" office:value-type="float" office:value="0.031042563721" calcext:value-type="float">
            <text:p>0.031042563721</text:p>
          </table:table-cell>
          <table:table-cell table:formula="of:=([.A3577]-[.B3577])*([.A3577]-[.B3577])" office:value-type="float" office:value="0.032489702001" calcext:value-type="float">
            <text:p>0.032489702001</text:p>
          </table:table-cell>
          <table:table-cell table:number-columns-repeated="2"/>
        </table:table-row>
        <table:table-row table:style-name="ro1">
          <table:table-cell office:value-type="float" office:value="0.0756316" calcext:value-type="float">
            <text:p>0.0756316</text:p>
          </table:table-cell>
          <table:table-cell office:value-type="float" office:value="0.071935" calcext:value-type="float">
            <text:p>0.071935</text:p>
          </table:table-cell>
          <table:table-cell table:formula="of:=[.A3578]*[.A3578]" office:value-type="float" office:value="0.00572013891856" calcext:value-type="float">
            <text:p>0.00572013891856</text:p>
          </table:table-cell>
          <table:table-cell table:formula="of:=([.A3578]-[.B3578])*([.A3578]-[.B3578])" office:value-type="float" office:value="0.00001366485156" calcext:value-type="float">
            <text:p>0.00001366485156</text:p>
          </table:table-cell>
          <table:table-cell table:number-columns-repeated="2"/>
        </table:table-row>
        <table:table-row table:style-name="ro1">
          <table:table-cell office:value-type="float" office:value="0.0756316" calcext:value-type="float">
            <text:p>0.0756316</text:p>
          </table:table-cell>
          <table:table-cell office:value-type="float" office:value="0.449001" calcext:value-type="float">
            <text:p>0.449001</text:p>
          </table:table-cell>
          <table:table-cell table:formula="of:=[.A3579]*[.A3579]" office:value-type="float" office:value="0.00572013891856" calcext:value-type="float">
            <text:p>0.00572013891856</text:p>
          </table:table-cell>
          <table:table-cell table:formula="of:=([.A3579]-[.B3579])*([.A3579]-[.B3579])" office:value-type="float" office:value="0.13940470885636" calcext:value-type="float">
            <text:p>0.13940470885636</text:p>
          </table:table-cell>
          <table:table-cell table:number-columns-repeated="2"/>
        </table:table-row>
        <table:table-row table:style-name="ro1">
          <table:table-cell office:value-type="float" office:value="0.663354" calcext:value-type="float">
            <text:p>0.663354</text:p>
          </table:table-cell>
          <table:table-cell office:value-type="float" office:value="0.626409" calcext:value-type="float">
            <text:p>0.626409</text:p>
          </table:table-cell>
          <table:table-cell table:formula="of:=[.A3580]*[.A3580]" office:value-type="float" office:value="0.440038529316" calcext:value-type="float">
            <text:p>0.440038529316</text:p>
          </table:table-cell>
          <table:table-cell table:formula="of:=([.A3580]-[.B3580])*([.A3580]-[.B3580])" office:value-type="float" office:value="0.001364933025" calcext:value-type="float">
            <text:p>0.001364933025</text:p>
          </table:table-cell>
          <table:table-cell table:number-columns-repeated="2"/>
        </table:table-row>
        <table:table-row table:style-name="ro1">
          <table:table-cell office:value-type="float" office:value="0.663355" calcext:value-type="float">
            <text:p>0.663355</text:p>
          </table:table-cell>
          <table:table-cell office:value-type="float" office:value="0.654034" calcext:value-type="float">
            <text:p>0.654034</text:p>
          </table:table-cell>
          <table:table-cell table:formula="of:=[.A3581]*[.A3581]" office:value-type="float" office:value="0.440039856025" calcext:value-type="float">
            <text:p>0.440039856025</text:p>
          </table:table-cell>
          <table:table-cell table:formula="of:=([.A3581]-[.B3581])*([.A3581]-[.B3581])" office:value-type="float" office:value="0.0000868810410000004" calcext:value-type="float">
            <text:p>8.68810410000004E-05</text:p>
          </table:table-cell>
          <table:table-cell table:number-columns-repeated="2"/>
        </table:table-row>
        <table:table-row table:style-name="ro1">
          <table:table-cell office:value-type="float" office:value="0.854209" calcext:value-type="float">
            <text:p>0.854209</text:p>
          </table:table-cell>
          <table:table-cell office:value-type="float" office:value="0.578158" calcext:value-type="float">
            <text:p>0.578158</text:p>
          </table:table-cell>
          <table:table-cell table:formula="of:=[.A3582]*[.A3582]" office:value-type="float" office:value="0.729673015681" calcext:value-type="float">
            <text:p>0.729673015681</text:p>
          </table:table-cell>
          <table:table-cell table:formula="of:=([.A3582]-[.B3582])*([.A3582]-[.B3582])" office:value-type="float" office:value="0.076204154601" calcext:value-type="float">
            <text:p>0.076204154601</text:p>
          </table:table-cell>
          <table:table-cell table:number-columns-repeated="2"/>
        </table:table-row>
        <table:table-row table:style-name="ro1">
          <table:table-cell office:value-type="float" office:value="0.88658" calcext:value-type="float">
            <text:p>0.88658</text:p>
          </table:table-cell>
          <table:table-cell office:value-type="float" office:value="0.726744" calcext:value-type="float">
            <text:p>0.726744</text:p>
          </table:table-cell>
          <table:table-cell table:formula="of:=[.A3583]*[.A3583]" office:value-type="float" office:value="0.7860240964" calcext:value-type="float">
            <text:p>0.7860240964</text:p>
          </table:table-cell>
          <table:table-cell table:formula="of:=([.A3583]-[.B3583])*([.A3583]-[.B3583])" office:value-type="float" office:value="0.025547546896" calcext:value-type="float">
            <text:p>0.025547546896</text:p>
          </table:table-cell>
          <table:table-cell table:number-columns-repeated="2"/>
        </table:table-row>
        <table:table-row table:style-name="ro1">
          <table:table-cell office:value-type="float" office:value="0.938628" calcext:value-type="float">
            <text:p>0.938628</text:p>
          </table:table-cell>
          <table:table-cell office:value-type="float" office:value="0.754118" calcext:value-type="float">
            <text:p>0.754118</text:p>
          </table:table-cell>
          <table:table-cell table:formula="of:=[.A3584]*[.A3584]" office:value-type="float" office:value="0.881022522384" calcext:value-type="float">
            <text:p>0.881022522384</text:p>
          </table:table-cell>
          <table:table-cell table:formula="of:=([.A3584]-[.B3584])*([.A3584]-[.B3584])" office:value-type="float" office:value="0.0340439401" calcext:value-type="float">
            <text:p>0.0340439401</text:p>
          </table:table-cell>
          <table:table-cell table:number-columns-repeated="2"/>
        </table:table-row>
        <table:table-row table:style-name="ro1">
          <table:table-cell office:value-type="float" office:value="0.938628" calcext:value-type="float">
            <text:p>0.938628</text:p>
          </table:table-cell>
          <table:table-cell office:value-type="float" office:value="0.789456" calcext:value-type="float">
            <text:p>0.789456</text:p>
          </table:table-cell>
          <table:table-cell table:formula="of:=[.A3585]*[.A3585]" office:value-type="float" office:value="0.881022522384" calcext:value-type="float">
            <text:p>0.881022522384</text:p>
          </table:table-cell>
          <table:table-cell table:formula="of:=([.A3585]-[.B3585])*([.A3585]-[.B3585])" office:value-type="float" office:value="0.022252285584" calcext:value-type="float">
            <text:p>0.022252285584</text:p>
          </table:table-cell>
          <table:table-cell table:number-columns-repeated="2"/>
        </table:table-row>
        <table:table-row table:style-name="ro1">
          <table:table-cell office:value-type="float" office:value="0.938627" calcext:value-type="float">
            <text:p>0.938627</text:p>
          </table:table-cell>
          <table:table-cell office:value-type="float" office:value="0.848483" calcext:value-type="float">
            <text:p>0.848483</text:p>
          </table:table-cell>
          <table:table-cell table:formula="of:=[.A3586]*[.A3586]" office:value-type="float" office:value="0.881020645129" calcext:value-type="float">
            <text:p>0.881020645129</text:p>
          </table:table-cell>
          <table:table-cell table:formula="of:=([.A3586]-[.B3586])*([.A3586]-[.B3586])" office:value-type="float" office:value="0.008125940736" calcext:value-type="float">
            <text:p>0.008125940736</text:p>
          </table:table-cell>
          <table:table-cell table:number-columns-repeated="2"/>
        </table:table-row>
        <table:table-row table:style-name="ro1">
          <table:table-cell office:value-type="float" office:value="0.98631" calcext:value-type="float">
            <text:p>0.98631</text:p>
          </table:table-cell>
          <table:table-cell office:value-type="float" office:value="0.975226" calcext:value-type="float">
            <text:p>0.975226</text:p>
          </table:table-cell>
          <table:table-cell table:formula="of:=[.A3587]*[.A3587]" office:value-type="float" office:value="0.9728074161" calcext:value-type="float">
            <text:p>0.9728074161</text:p>
          </table:table-cell>
          <table:table-cell table:formula="of:=([.A3587]-[.B3587])*([.A3587]-[.B3587])" office:value-type="float" office:value="0.000122855056" calcext:value-type="float">
            <text:p>0.000122855056</text:p>
          </table:table-cell>
          <table:table-cell table:number-columns-repeated="2"/>
        </table:table-row>
        <table:table-row table:style-name="ro1">
          <table:table-cell office:value-type="float" office:value="0.98631" calcext:value-type="float">
            <text:p>0.98631</text:p>
          </table:table-cell>
          <table:table-cell office:value-type="float" office:value="0.988576" calcext:value-type="float">
            <text:p>0.988576</text:p>
          </table:table-cell>
          <table:table-cell table:formula="of:=[.A3588]*[.A3588]" office:value-type="float" office:value="0.9728074161" calcext:value-type="float">
            <text:p>0.9728074161</text:p>
          </table:table-cell>
          <table:table-cell table:formula="of:=([.A3588]-[.B3588])*([.A3588]-[.B3588])" office:value-type="float" office:value="0.00000513475599999996" calcext:value-type="float">
            <text:p>5.13475599999996E-0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3589]*[.A3589]" office:value-type="float" office:value="0.999978000121" calcext:value-type="float">
            <text:p>0.999978000121</text:p>
          </table:table-cell>
          <table:table-cell table:formula="of:=([.A3589]-[.B3589])*([.A3589]-[.B3589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100851" calcext:value-type="float">
            <text:p>0.000100851</text:p>
          </table:table-cell>
          <table:table-cell office:value-type="float" office:value="0.00000300724" calcext:value-type="float">
            <text:p>0.00000300724</text:p>
          </table:table-cell>
          <table:table-cell table:formula="of:=[.A3590]*[.A3590]" office:value-type="float" office:value="0.000000010170924201" calcext:value-type="float">
            <text:p>1.0170924201E-08</text:p>
          </table:table-cell>
          <table:table-cell table:formula="of:=([.A3590]-[.B3590])*([.A3590]-[.B3590])" office:value-type="float" office:value="0.00000000957340137094" calcext:value-type="float">
            <text:p>9.5734013709376E-09</text:p>
          </table:table-cell>
          <table:table-cell table:number-columns-repeated="2"/>
        </table:table-row>
        <table:table-row table:style-name="ro1">
          <table:table-cell office:value-type="float" office:value="0.000100851" calcext:value-type="float">
            <text:p>0.000100851</text:p>
          </table:table-cell>
          <table:table-cell office:value-type="float" office:value="0.00179305" calcext:value-type="float">
            <text:p>0.00179305</text:p>
          </table:table-cell>
          <table:table-cell table:formula="of:=[.A3591]*[.A3591]" office:value-type="float" office:value="0.000000010170924201" calcext:value-type="float">
            <text:p>1.0170924201E-08</text:p>
          </table:table-cell>
          <table:table-cell table:formula="of:=([.A3591]-[.B3591])*([.A3591]-[.B3591])" office:value-type="float" office:value="0.000002863537455601" calcext:value-type="float">
            <text:p>2.863537455601E-06</text:p>
          </table:table-cell>
          <table:table-cell table:number-columns-repeated="2"/>
        </table:table-row>
        <table:table-row table:style-name="ro1">
          <table:table-cell office:value-type="float" office:value="0.0000956059" calcext:value-type="float">
            <text:p>0.0000956059</text:p>
          </table:table-cell>
          <table:table-cell office:value-type="float" office:value="0.0000157826" calcext:value-type="float">
            <text:p>0.0000157826</text:p>
          </table:table-cell>
          <table:table-cell table:formula="of:=[.A3592]*[.A3592]" office:value-type="float" office:value="0.00000000914048811481" calcext:value-type="float">
            <text:p>9.14048811481E-09</text:p>
          </table:table-cell>
          <table:table-cell table:formula="of:=([.A3592]-[.B3592])*([.A3592]-[.B3592])" office:value-type="float" office:value="0.00000000637175922289" calcext:value-type="float">
            <text:p>6.37175922289E-09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00414815" calcext:value-type="float">
            <text:p>0.000414815</text:p>
          </table:table-cell>
          <table:table-cell table:formula="of:=[.A3593]*[.A3593]" office:value-type="float" office:value="0.00000000008757085388" calcext:value-type="float">
            <text:p>8.75708538849E-11</text:p>
          </table:table-cell>
          <table:table-cell table:formula="of:=([.A3593]-[.B3593])*([.A3593]-[.B3593])" office:value-type="float" office:value="0.00000016439543561299" calcext:value-type="float">
            <text:p>1.64395435612985E-07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000544904" calcext:value-type="float">
            <text:p>0.0000544904</text:p>
          </table:table-cell>
          <table:table-cell table:formula="of:=[.A3594]*[.A3594]" office:value-type="float" office:value="0.00000000008757085388" calcext:value-type="float">
            <text:p>8.75708538849E-11</text:p>
          </table:table-cell>
          <table:table-cell table:formula="of:=([.A3594]-[.B3594])*([.A3594]-[.B3594])" office:value-type="float" office:value="0.0000000020369398483" calcext:value-type="float">
            <text:p>2.0369398483009E-09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349355" calcext:value-type="float">
            <text:p>0.0000349355</text:p>
          </table:table-cell>
          <table:table-cell table:formula="of:=[.A3595]*[.A3595]" office:value-type="float" office:value="0.00000000000540367218" calcext:value-type="float">
            <text:p>5.4036721764E-12</text:p>
          </table:table-cell>
          <table:table-cell table:formula="of:=([.A3595]-[.B3595])*([.A3595]-[.B3595])" office:value-type="float" office:value="0.00000000106347210325" calcext:value-type="float">
            <text:p>1.0634721032464E-09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00162612" calcext:value-type="float">
            <text:p>0.000162612</text:p>
          </table:table-cell>
          <table:table-cell table:formula="of:=[.A3596]*[.A3596]" office:value-type="float" office:value="0.00000000019787204889" calcext:value-type="float">
            <text:p>1.9787204889E-10</text:p>
          </table:table-cell>
          <table:table-cell table:formula="of:=([.A3596]-[.B3596])*([.A3596]-[.B3596])" office:value-type="float" office:value="0.00000002206570615209" calcext:value-type="float">
            <text:p>2.206570615209E-08</text:p>
          </table:table-cell>
          <table:table-cell table:number-columns-repeated="2"/>
        </table:table-row>
        <table:table-row table:style-name="ro1">
          <table:table-cell office:value-type="float" office:value="0.0000311136" calcext:value-type="float">
            <text:p>0.0000311136</text:p>
          </table:table-cell>
          <table:table-cell office:value-type="float" office:value="0.0000102626" calcext:value-type="float">
            <text:p>0.0000102626</text:p>
          </table:table-cell>
          <table:table-cell table:formula="of:=[.A3597]*[.A3597]" office:value-type="float" office:value="0.00000000096805610496" calcext:value-type="float">
            <text:p>9.6805610496E-10</text:p>
          </table:table-cell>
          <table:table-cell table:formula="of:=([.A3597]-[.B3597])*([.A3597]-[.B3597])" office:value-type="float" office:value="0.000000000434764201" calcext:value-type="float">
            <text:p>4.34764201E-10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000000235529" calcext:value-type="float">
            <text:p>0.00000000235529</text:p>
          </table:table-cell>
          <table:table-cell table:formula="of:=[.A3598]*[.A3598]" office:value-type="float" office:value="0.00000000003842611325" calcext:value-type="float">
            <text:p>3.84261132544E-11</text:p>
          </table:table-cell>
          <table:table-cell table:formula="of:=([.A3598]-[.B3598])*([.A3598]-[.B3598])" office:value-type="float" office:value="0.00000000003839691848" calcext:value-type="float">
            <text:p>3.83969184816406E-11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139774" calcext:value-type="float">
            <text:p>0.000139774</text:p>
          </table:table-cell>
          <table:table-cell table:formula="of:=[.A3599]*[.A3599]" office:value-type="float" office:value="0.00000000000017408338" calcext:value-type="float">
            <text:p>1.74083376289E-13</text:p>
          </table:table-cell>
          <table:table-cell table:formula="of:=([.A3599]-[.B3599])*([.A3599]-[.B3599])" office:value-type="float" office:value="0.00000001942030850869" calcext:value-type="float">
            <text:p>1.94203085086923E-08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393368" calcext:value-type="float">
            <text:p>0.00000393368</text:p>
          </table:table-cell>
          <table:table-cell table:formula="of:=[.A3600]*[.A3600]" office:value-type="float" office:value="0.00000000000028777002" calcext:value-type="float">
            <text:p>2.87770019364E-13</text:p>
          </table:table-cell>
          <table:table-cell table:formula="of:=([.A3600]-[.B3600])*([.A3600]-[.B3600])" office:value-type="float" office:value="0.00000000001154122603" calcext:value-type="float">
            <text:p>1.1541226028644E-11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545958" calcext:value-type="float">
            <text:p>0.0000545958</text:p>
          </table:table-cell>
          <table:table-cell table:formula="of:=[.A3601]*[.A3601]" office:value-type="float" office:value="0.00000000000028777002" calcext:value-type="float">
            <text:p>2.87770019364E-13</text:p>
          </table:table-cell>
          <table:table-cell table:formula="of:=([.A3601]-[.B3601])*([.A3601]-[.B3601])" office:value-type="float" office:value="0.00000000292241418737" calcext:value-type="float">
            <text:p>2.92241418737216E-09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042102" calcext:value-type="float">
            <text:p>0.000042102</text:p>
          </table:table-cell>
          <table:table-cell table:formula="of:=[.A3602]*[.A3602]" office:value-type="float" office:value="0.00000000000278532734" calcext:value-type="float">
            <text:p>2.7853273449E-12</text:p>
          </table:table-cell>
          <table:table-cell table:formula="of:=([.A3602]-[.B3602])*([.A3602]-[.B3602])" office:value-type="float" office:value="0.00000000163483314962" calcext:value-type="float">
            <text:p>1.6348331496249E-09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138279" calcext:value-type="float">
            <text:p>0.0138279</text:p>
          </table:table-cell>
          <table:table-cell table:formula="of:=[.A3603]*[.A3603]" office:value-type="float" office:value="0.00000000001074698863" calcext:value-type="float">
            <text:p>1.07469886276E-11</text:p>
          </table:table-cell>
          <table:table-cell table:formula="of:=([.A3603]-[.B3603])*([.A3603]-[.B3603])" office:value-type="float" office:value="0.000191120166254081" calcext:value-type="float">
            <text:p>0.000191120166254081</text:p>
          </table:table-cell>
          <table:table-cell table:number-columns-repeated="2"/>
        </table:table-row>
        <table:table-row table:style-name="ro1">
          <table:table-cell office:value-type="float" office:value="0.000194252" calcext:value-type="float">
            <text:p>0.000194252</text:p>
          </table:table-cell>
          <table:table-cell office:value-type="float" office:value="0.00477361" calcext:value-type="float">
            <text:p>0.00477361</text:p>
          </table:table-cell>
          <table:table-cell table:formula="of:=[.A3604]*[.A3604]" office:value-type="float" office:value="0.000000037733839504" calcext:value-type="float">
            <text:p>3.7733839504E-08</text:p>
          </table:table-cell>
          <table:table-cell table:formula="of:=([.A3604]-[.B3604])*([.A3604]-[.B3604])" office:value-type="float" office:value="0.000020970519692164" calcext:value-type="float">
            <text:p>2.0970519692164E-05</text:p>
          </table:table-cell>
          <table:table-cell table:number-columns-repeated="2"/>
        </table:table-row>
        <table:table-row table:style-name="ro1">
          <table:table-cell office:value-type="float" office:value="0.000194252" calcext:value-type="float">
            <text:p>0.000194252</text:p>
          </table:table-cell>
          <table:table-cell office:value-type="float" office:value="0.0448659" calcext:value-type="float">
            <text:p>0.0448659</text:p>
          </table:table-cell>
          <table:table-cell table:formula="of:=[.A3605]*[.A3605]" office:value-type="float" office:value="0.000000037733839504" calcext:value-type="float">
            <text:p>3.7733839504E-08</text:p>
          </table:table-cell>
          <table:table-cell table:formula="of:=([.A3605]-[.B3605])*([.A3605]-[.B3605])" office:value-type="float" office:value="0.0019955561350359" calcext:value-type="float">
            <text:p>0.0019955561350359</text:p>
          </table:table-cell>
          <table:table-cell table:number-columns-repeated="2"/>
        </table:table-row>
        <table:table-row table:style-name="ro1">
          <table:table-cell office:value-type="float" office:value="0.00138307" calcext:value-type="float">
            <text:p>0.00138307</text:p>
          </table:table-cell>
          <table:table-cell office:value-type="float" office:value="0.000154393" calcext:value-type="float">
            <text:p>0.000154393</text:p>
          </table:table-cell>
          <table:table-cell table:formula="of:=[.A3606]*[.A3606]" office:value-type="float" office:value="0.0000019128826249" calcext:value-type="float">
            <text:p>0.0000019128826249</text:p>
          </table:table-cell>
          <table:table-cell table:formula="of:=([.A3606]-[.B3606])*([.A3606]-[.B3606])" office:value-type="float" office:value="0.000001509647170329" calcext:value-type="float">
            <text:p>1.509647170329E-06</text:p>
          </table:table-cell>
          <table:table-cell table:number-columns-repeated="2"/>
        </table:table-row>
        <table:table-row table:style-name="ro1">
          <table:table-cell office:value-type="float" office:value="0.00138307" calcext:value-type="float">
            <text:p>0.00138307</text:p>
          </table:table-cell>
          <table:table-cell office:value-type="float" office:value="0.000161484" calcext:value-type="float">
            <text:p>0.000161484</text:p>
          </table:table-cell>
          <table:table-cell table:formula="of:=[.A3607]*[.A3607]" office:value-type="float" office:value="0.0000019128826249" calcext:value-type="float">
            <text:p>0.0000019128826249</text:p>
          </table:table-cell>
          <table:table-cell table:formula="of:=([.A3607]-[.B3607])*([.A3607]-[.B3607])" office:value-type="float" office:value="0.000001492272355396" calcext:value-type="float">
            <text:p>1.492272355396E-06</text:p>
          </table:table-cell>
          <table:table-cell table:number-columns-repeated="2"/>
        </table:table-row>
        <table:table-row table:style-name="ro1">
          <table:table-cell office:value-type="float" office:value="0.0138461" calcext:value-type="float">
            <text:p>0.0138461</text:p>
          </table:table-cell>
          <table:table-cell office:value-type="float" office:value="0.0303833" calcext:value-type="float">
            <text:p>0.0303833</text:p>
          </table:table-cell>
          <table:table-cell table:formula="of:=[.A3608]*[.A3608]" office:value-type="float" office:value="0.00019171448521" calcext:value-type="float">
            <text:p>0.00019171448521</text:p>
          </table:table-cell>
          <table:table-cell table:formula="of:=([.A3608]-[.B3608])*([.A3608]-[.B3608])" office:value-type="float" office:value="0.00027347898384" calcext:value-type="float">
            <text:p>0.00027347898384</text:p>
          </table:table-cell>
          <table:table-cell table:number-columns-repeated="2"/>
        </table:table-row>
        <table:table-row table:style-name="ro1">
          <table:table-cell office:value-type="float" office:value="0.0223821" calcext:value-type="float">
            <text:p>0.0223821</text:p>
          </table:table-cell>
          <table:table-cell office:value-type="float" office:value="0.229633" calcext:value-type="float">
            <text:p>0.229633</text:p>
          </table:table-cell>
          <table:table-cell table:formula="of:=[.A3609]*[.A3609]" office:value-type="float" office:value="0.00050095840041" calcext:value-type="float">
            <text:p>0.00050095840041</text:p>
          </table:table-cell>
          <table:table-cell table:formula="of:=([.A3609]-[.B3609])*([.A3609]-[.B3609])" office:value-type="float" office:value="0.04295293555081" calcext:value-type="float">
            <text:p>0.04295293555081</text:p>
          </table:table-cell>
          <table:table-cell table:number-columns-repeated="2"/>
        </table:table-row>
        <table:table-row table:style-name="ro1">
          <table:table-cell office:value-type="float" office:value="0.048689" calcext:value-type="float">
            <text:p>0.048689</text:p>
          </table:table-cell>
          <table:table-cell office:value-type="float" office:value="0.276277" calcext:value-type="float">
            <text:p>0.276277</text:p>
          </table:table-cell>
          <table:table-cell table:formula="of:=[.A3610]*[.A3610]" office:value-type="float" office:value="0.002370618721" calcext:value-type="float">
            <text:p>0.002370618721</text:p>
          </table:table-cell>
          <table:table-cell table:formula="of:=([.A3610]-[.B3610])*([.A3610]-[.B3610])" office:value-type="float" office:value="0.051796297744" calcext:value-type="float">
            <text:p>0.051796297744</text:p>
          </table:table-cell>
          <table:table-cell table:number-columns-repeated="2"/>
        </table:table-row>
        <table:table-row table:style-name="ro1">
          <table:table-cell office:value-type="float" office:value="0.0486889" calcext:value-type="float">
            <text:p>0.0486889</text:p>
          </table:table-cell>
          <table:table-cell office:value-type="float" office:value="0.28683" calcext:value-type="float">
            <text:p>0.28683</text:p>
          </table:table-cell>
          <table:table-cell table:formula="of:=[.A3611]*[.A3611]" office:value-type="float" office:value="0.00237060898321" calcext:value-type="float">
            <text:p>0.00237060898321</text:p>
          </table:table-cell>
          <table:table-cell table:formula="of:=([.A3611]-[.B3611])*([.A3611]-[.B3611])" office:value-type="float" office:value="0.05671118350921" calcext:value-type="float">
            <text:p>0.05671118350921</text:p>
          </table:table-cell>
          <table:table-cell table:number-columns-repeated="2"/>
        </table:table-row>
        <table:table-row table:style-name="ro1">
          <table:table-cell office:value-type="float" office:value="0.048689" calcext:value-type="float">
            <text:p>0.048689</text:p>
          </table:table-cell>
          <table:table-cell office:value-type="float" office:value="0.297579" calcext:value-type="float">
            <text:p>0.297579</text:p>
          </table:table-cell>
          <table:table-cell table:formula="of:=[.A3612]*[.A3612]" office:value-type="float" office:value="0.002370618721" calcext:value-type="float">
            <text:p>0.002370618721</text:p>
          </table:table-cell>
          <table:table-cell table:formula="of:=([.A3612]-[.B3612])*([.A3612]-[.B3612])" office:value-type="float" office:value="0.0619462321" calcext:value-type="float">
            <text:p>0.0619462321</text:p>
          </table:table-cell>
          <table:table-cell table:number-columns-repeated="2"/>
        </table:table-row>
        <table:table-row table:style-name="ro1">
          <table:table-cell office:value-type="float" office:value="0.126409" calcext:value-type="float">
            <text:p>0.126409</text:p>
          </table:table-cell>
          <table:table-cell office:value-type="float" office:value="0.305669" calcext:value-type="float">
            <text:p>0.305669</text:p>
          </table:table-cell>
          <table:table-cell table:formula="of:=[.A3613]*[.A3613]" office:value-type="float" office:value="0.015979235281" calcext:value-type="float">
            <text:p>0.015979235281</text:p>
          </table:table-cell>
          <table:table-cell table:formula="of:=([.A3613]-[.B3613])*([.A3613]-[.B3613])" office:value-type="float" office:value="0.0321341476" calcext:value-type="float">
            <text:p>0.0321341476</text:p>
          </table:table-cell>
          <table:table-cell table:number-columns-repeated="2"/>
        </table:table-row>
        <table:table-row table:style-name="ro1">
          <table:table-cell office:value-type="float" office:value="0.141199" calcext:value-type="float">
            <text:p>0.141199</text:p>
          </table:table-cell>
          <table:table-cell office:value-type="float" office:value="0.279436" calcext:value-type="float">
            <text:p>0.279436</text:p>
          </table:table-cell>
          <table:table-cell table:formula="of:=[.A3614]*[.A3614]" office:value-type="float" office:value="0.019937157601" calcext:value-type="float">
            <text:p>0.019937157601</text:p>
          </table:table-cell>
          <table:table-cell table:formula="of:=([.A3614]-[.B3614])*([.A3614]-[.B3614])" office:value-type="float" office:value="0.019109468169" calcext:value-type="float">
            <text:p>0.019109468169</text:p>
          </table:table-cell>
          <table:table-cell table:number-columns-repeated="2"/>
        </table:table-row>
        <table:table-row table:style-name="ro1">
          <table:table-cell office:value-type="float" office:value="0.141199" calcext:value-type="float">
            <text:p>0.141199</text:p>
          </table:table-cell>
          <table:table-cell office:value-type="float" office:value="0.313894" calcext:value-type="float">
            <text:p>0.313894</text:p>
          </table:table-cell>
          <table:table-cell table:formula="of:=[.A3615]*[.A3615]" office:value-type="float" office:value="0.019937157601" calcext:value-type="float">
            <text:p>0.019937157601</text:p>
          </table:table-cell>
          <table:table-cell table:formula="of:=([.A3615]-[.B3615])*([.A3615]-[.B3615])" office:value-type="float" office:value="0.029823563025" calcext:value-type="float">
            <text:p>0.029823563025</text:p>
          </table:table-cell>
          <table:table-cell table:number-columns-repeated="2"/>
        </table:table-row>
        <table:table-row table:style-name="ro1">
          <table:table-cell office:value-type="float" office:value="0.141199" calcext:value-type="float">
            <text:p>0.141199</text:p>
          </table:table-cell>
          <table:table-cell office:value-type="float" office:value="0.435773" calcext:value-type="float">
            <text:p>0.435773</text:p>
          </table:table-cell>
          <table:table-cell table:formula="of:=[.A3616]*[.A3616]" office:value-type="float" office:value="0.019937157601" calcext:value-type="float">
            <text:p>0.019937157601</text:p>
          </table:table-cell>
          <table:table-cell table:formula="of:=([.A3616]-[.B3616])*([.A3616]-[.B3616])" office:value-type="float" office:value="0.086773841476" calcext:value-type="float">
            <text:p>0.086773841476</text:p>
          </table:table-cell>
          <table:table-cell table:number-columns-repeated="2"/>
        </table:table-row>
        <table:table-row table:style-name="ro1">
          <table:table-cell office:value-type="float" office:value="0.314264" calcext:value-type="float">
            <text:p>0.314264</text:p>
          </table:table-cell>
          <table:table-cell office:value-type="float" office:value="0.499907" calcext:value-type="float">
            <text:p>0.499907</text:p>
          </table:table-cell>
          <table:table-cell table:formula="of:=[.A3617]*[.A3617]" office:value-type="float" office:value="0.098761861696" calcext:value-type="float">
            <text:p>0.098761861696</text:p>
          </table:table-cell>
          <table:table-cell table:formula="of:=([.A3617]-[.B3617])*([.A3617]-[.B3617])" office:value-type="float" office:value="0.034463323449" calcext:value-type="float">
            <text:p>0.034463323449</text:p>
          </table:table-cell>
          <table:table-cell table:number-columns-repeated="2"/>
        </table:table-row>
        <table:table-row table:style-name="ro1">
          <table:table-cell office:value-type="float" office:value="0.387015" calcext:value-type="float">
            <text:p>0.387015</text:p>
          </table:table-cell>
          <table:table-cell office:value-type="float" office:value="0.451619" calcext:value-type="float">
            <text:p>0.451619</text:p>
          </table:table-cell>
          <table:table-cell table:formula="of:=[.A3618]*[.A3618]" office:value-type="float" office:value="0.149780610225" calcext:value-type="float">
            <text:p>0.149780610225</text:p>
          </table:table-cell>
          <table:table-cell table:formula="of:=([.A3618]-[.B3618])*([.A3618]-[.B3618])" office:value-type="float" office:value="0.004173676816" calcext:value-type="float">
            <text:p>0.004173676816</text:p>
          </table:table-cell>
          <table:table-cell table:number-columns-repeated="2"/>
        </table:table-row>
        <table:table-row table:style-name="ro1">
          <table:table-cell office:value-type="float" office:value="0.387014" calcext:value-type="float">
            <text:p>0.387014</text:p>
          </table:table-cell>
          <table:table-cell office:value-type="float" office:value="0.535887" calcext:value-type="float">
            <text:p>0.535887</text:p>
          </table:table-cell>
          <table:table-cell table:formula="of:=[.A3619]*[.A3619]" office:value-type="float" office:value="0.149779836196" calcext:value-type="float">
            <text:p>0.149779836196</text:p>
          </table:table-cell>
          <table:table-cell table:formula="of:=([.A3619]-[.B3619])*([.A3619]-[.B3619])" office:value-type="float" office:value="0.022163170129" calcext:value-type="float">
            <text:p>0.022163170129</text:p>
          </table:table-cell>
          <table:table-cell table:number-columns-repeated="2"/>
        </table:table-row>
        <table:table-row table:style-name="ro1">
          <table:table-cell office:value-type="float" office:value="0.387015" calcext:value-type="float">
            <text:p>0.387015</text:p>
          </table:table-cell>
          <table:table-cell office:value-type="float" office:value="0.640936" calcext:value-type="float">
            <text:p>0.640936</text:p>
          </table:table-cell>
          <table:table-cell table:formula="of:=[.A3620]*[.A3620]" office:value-type="float" office:value="0.149780610225" calcext:value-type="float">
            <text:p>0.149780610225</text:p>
          </table:table-cell>
          <table:table-cell table:formula="of:=([.A3620]-[.B3620])*([.A3620]-[.B3620])" office:value-type="float" office:value="0.064475874241" calcext:value-type="float">
            <text:p>0.064475874241</text:p>
          </table:table-cell>
          <table:table-cell table:number-columns-repeated="2"/>
        </table:table-row>
        <table:table-row table:style-name="ro1">
          <table:table-cell office:value-type="float" office:value="0.43369" calcext:value-type="float">
            <text:p>0.43369</text:p>
          </table:table-cell>
          <table:table-cell office:value-type="float" office:value="0.731197" calcext:value-type="float">
            <text:p>0.731197</text:p>
          </table:table-cell>
          <table:table-cell table:formula="of:=[.A3621]*[.A3621]" office:value-type="float" office:value="0.1880870161" calcext:value-type="float">
            <text:p>0.1880870161</text:p>
          </table:table-cell>
          <table:table-cell table:formula="of:=([.A3621]-[.B3621])*([.A3621]-[.B3621])" office:value-type="float" office:value="0.088510415049" calcext:value-type="float">
            <text:p>0.088510415049</text:p>
          </table:table-cell>
          <table:table-cell table:number-columns-repeated="2"/>
        </table:table-row>
        <table:table-row table:style-name="ro1">
          <table:table-cell office:value-type="float" office:value="0.643075" calcext:value-type="float">
            <text:p>0.643075</text:p>
          </table:table-cell>
          <table:table-cell office:value-type="float" office:value="0.524058" calcext:value-type="float">
            <text:p>0.524058</text:p>
          </table:table-cell>
          <table:table-cell table:formula="of:=[.A3622]*[.A3622]" office:value-type="float" office:value="0.413545455625" calcext:value-type="float">
            <text:p>0.413545455625</text:p>
          </table:table-cell>
          <table:table-cell table:formula="of:=([.A3622]-[.B3622])*([.A3622]-[.B3622])" office:value-type="float" office:value="0.014165046289" calcext:value-type="float">
            <text:p>0.014165046289</text:p>
          </table:table-cell>
          <table:table-cell table:number-columns-repeated="2"/>
        </table:table-row>
        <table:table-row table:style-name="ro1">
          <table:table-cell office:value-type="float" office:value="0.643075" calcext:value-type="float">
            <text:p>0.643075</text:p>
          </table:table-cell>
          <table:table-cell office:value-type="float" office:value="0.784245" calcext:value-type="float">
            <text:p>0.784245</text:p>
          </table:table-cell>
          <table:table-cell table:formula="of:=[.A3623]*[.A3623]" office:value-type="float" office:value="0.413545455625" calcext:value-type="float">
            <text:p>0.413545455625</text:p>
          </table:table-cell>
          <table:table-cell table:formula="of:=([.A3623]-[.B3623])*([.A3623]-[.B3623])" office:value-type="float" office:value="0.0199289689" calcext:value-type="float">
            <text:p>0.0199289689</text:p>
          </table:table-cell>
          <table:table-cell table:number-columns-repeated="2"/>
        </table:table-row>
        <table:table-row table:style-name="ro1">
          <table:table-cell office:value-type="float" office:value="0.643075" calcext:value-type="float">
            <text:p>0.643075</text:p>
          </table:table-cell>
          <table:table-cell office:value-type="float" office:value="0.764504" calcext:value-type="float">
            <text:p>0.764504</text:p>
          </table:table-cell>
          <table:table-cell table:formula="of:=[.A3624]*[.A3624]" office:value-type="float" office:value="0.413545455625" calcext:value-type="float">
            <text:p>0.413545455625</text:p>
          </table:table-cell>
          <table:table-cell table:formula="of:=([.A3624]-[.B3624])*([.A3624]-[.B3624])" office:value-type="float" office:value="0.014745002041" calcext:value-type="float">
            <text:p>0.014745002041</text:p>
          </table:table-cell>
          <table:table-cell table:number-columns-repeated="2"/>
        </table:table-row>
        <table:table-row table:style-name="ro1">
          <table:table-cell office:value-type="float" office:value="0.936344" calcext:value-type="float">
            <text:p>0.936344</text:p>
          </table:table-cell>
          <table:table-cell office:value-type="float" office:value="0.929349" calcext:value-type="float">
            <text:p>0.929349</text:p>
          </table:table-cell>
          <table:table-cell table:formula="of:=[.A3625]*[.A3625]" office:value-type="float" office:value="0.876740086336" calcext:value-type="float">
            <text:p>0.876740086336</text:p>
          </table:table-cell>
          <table:table-cell table:formula="of:=([.A3625]-[.B3625])*([.A3625]-[.B3625])" office:value-type="float" office:value="0.0000489300249999996" calcext:value-type="float">
            <text:p>4.89300249999996E-05</text:p>
          </table:table-cell>
          <table:table-cell table:number-columns-repeated="2"/>
        </table:table-row>
        <table:table-row table:style-name="ro1">
          <table:table-cell office:value-type="float" office:value="0.936343" calcext:value-type="float">
            <text:p>0.936343</text:p>
          </table:table-cell>
          <table:table-cell office:value-type="float" office:value="0.957299" calcext:value-type="float">
            <text:p>0.957299</text:p>
          </table:table-cell>
          <table:table-cell table:formula="of:=[.A3626]*[.A3626]" office:value-type="float" office:value="0.876738213649" calcext:value-type="float">
            <text:p>0.876738213649</text:p>
          </table:table-cell>
          <table:table-cell table:formula="of:=([.A3626]-[.B3626])*([.A3626]-[.B3626])" office:value-type="float" office:value="0.000439153935999999" calcext:value-type="float">
            <text:p>0.000439153935999999</text:p>
          </table:table-cell>
          <table:table-cell table:number-columns-repeated="2"/>
        </table:table-row>
        <table:table-row table:style-name="ro1">
          <table:table-cell office:value-type="float" office:value="0.955949" calcext:value-type="float">
            <text:p>0.955949</text:p>
          </table:table-cell>
          <table:table-cell office:value-type="float" office:value="0.967343" calcext:value-type="float">
            <text:p>0.967343</text:p>
          </table:table-cell>
          <table:table-cell table:formula="of:=[.A3627]*[.A3627]" office:value-type="float" office:value="0.913838490601" calcext:value-type="float">
            <text:p>0.913838490601</text:p>
          </table:table-cell>
          <table:table-cell table:formula="of:=([.A3627]-[.B3627])*([.A3627]-[.B3627])" office:value-type="float" office:value="0.000129823235999998" calcext:value-type="float">
            <text:p>0.000129823235999998</text:p>
          </table:table-cell>
          <table:table-cell table:number-columns-repeated="2"/>
        </table:table-row>
        <table:table-row table:style-name="ro1">
          <table:table-cell office:value-type="float" office:value="0.97391" calcext:value-type="float">
            <text:p>0.97391</text:p>
          </table:table-cell>
          <table:table-cell office:value-type="float" office:value="0.995409" calcext:value-type="float">
            <text:p>0.995409</text:p>
          </table:table-cell>
          <table:table-cell table:formula="of:=[.A3628]*[.A3628]" office:value-type="float" office:value="0.9485006881" calcext:value-type="float">
            <text:p>0.9485006881</text:p>
          </table:table-cell>
          <table:table-cell table:formula="of:=([.A3628]-[.B3628])*([.A3628]-[.B3628])" office:value-type="float" office:value="0.000462207000999997" calcext:value-type="float">
            <text:p>0.000462207000999997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152423" calcext:value-type="float">
            <text:p>0.00000152423</text:p>
          </table:table-cell>
          <table:table-cell table:formula="of:=[.A3629]*[.A3629]" office:value-type="float" office:value="0.00000000004220983955" calcext:value-type="float">
            <text:p>4.22098395481E-11</text:p>
          </table:table-cell>
          <table:table-cell table:formula="of:=([.A3629]-[.B3629])*([.A3629]-[.B3629])" office:value-type="float" office:value="0.00000000002472754638" calcext:value-type="float">
            <text:p>2.47275463824E-11</text:p>
          </table:table-cell>
          <table:table-cell table:number-columns-repeated="2"/>
        </table:table-row>
        <table:table-row table:style-name="ro1">
          <table:table-cell office:value-type="float" office:value="0.0000131726" calcext:value-type="float">
            <text:p>0.0000131726</text:p>
          </table:table-cell>
          <table:table-cell office:value-type="float" office:value="0.0000161424" calcext:value-type="float">
            <text:p>0.0000161424</text:p>
          </table:table-cell>
          <table:table-cell table:formula="of:=[.A3630]*[.A3630]" office:value-type="float" office:value="0.00000000017351739076" calcext:value-type="float">
            <text:p>1.7351739076E-10</text:p>
          </table:table-cell>
          <table:table-cell table:formula="of:=([.A3630]-[.B3630])*([.A3630]-[.B3630])" office:value-type="float" office:value="0.00000000000881971204" calcext:value-type="float">
            <text:p>8.81971204E-12</text:p>
          </table:table-cell>
          <table:table-cell table:number-columns-repeated="2"/>
        </table:table-row>
        <table:table-row table:style-name="ro1">
          <table:table-cell office:value-type="float" office:value="0.0000131726" calcext:value-type="float">
            <text:p>0.0000131726</text:p>
          </table:table-cell>
          <table:table-cell office:value-type="float" office:value="0.0000450155" calcext:value-type="float">
            <text:p>0.0000450155</text:p>
          </table:table-cell>
          <table:table-cell table:formula="of:=[.A3631]*[.A3631]" office:value-type="float" office:value="0.00000000017351739076" calcext:value-type="float">
            <text:p>1.7351739076E-10</text:p>
          </table:table-cell>
          <table:table-cell table:formula="of:=([.A3631]-[.B3631])*([.A3631]-[.B3631])" office:value-type="float" office:value="0.00000000101397028041" calcext:value-type="float">
            <text:p>1.01397028041E-09</text:p>
          </table:table-cell>
          <table:table-cell table:number-columns-repeated="2"/>
        </table:table-row>
        <table:table-row table:style-name="ro1">
          <table:table-cell office:value-type="float" office:value="0.0000506043" calcext:value-type="float">
            <text:p>0.0000506043</text:p>
          </table:table-cell>
          <table:table-cell office:value-type="float" office:value="0.000022208" calcext:value-type="float">
            <text:p>0.000022208</text:p>
          </table:table-cell>
          <table:table-cell table:formula="of:=[.A3632]*[.A3632]" office:value-type="float" office:value="0.00000000256079517849" calcext:value-type="float">
            <text:p>2.56079517849E-09</text:p>
          </table:table-cell>
          <table:table-cell table:formula="of:=([.A3632]-[.B3632])*([.A3632]-[.B3632])" office:value-type="float" office:value="0.00000000080634985369" calcext:value-type="float">
            <text:p>8.0634985369E-10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115451" calcext:value-type="float">
            <text:p>0.000115451</text:p>
          </table:table-cell>
          <table:table-cell table:formula="of:=[.A3633]*[.A3633]" office:value-type="float" office:value="0.00000000000028777002" calcext:value-type="float">
            <text:p>2.87770019364E-13</text:p>
          </table:table-cell>
          <table:table-cell table:formula="of:=([.A3633]-[.B3633])*([.A3633]-[.B3633])" office:value-type="float" office:value="0.00000001320535564034" calcext:value-type="float">
            <text:p>1.32053556403354E-08</text:p>
          </table:table-cell>
          <table:table-cell table:number-columns-repeated="2"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0132249" calcext:value-type="float">
            <text:p>0.00132249</text:p>
          </table:table-cell>
          <table:table-cell table:formula="of:=[.A3634]*[.A3634]" office:value-type="float" office:value="0.00000000002751222794" calcext:value-type="float">
            <text:p>2.75122279441E-11</text:p>
          </table:table-cell>
          <table:table-cell table:formula="of:=([.A3634]-[.B3634])*([.A3634]-[.B3634])" office:value-type="float" office:value="0.00000173513383678214" calcext:value-type="float">
            <text:p>1.73513383678214E-06</text:p>
          </table:table-cell>
          <table:table-cell table:number-columns-repeated="2"/>
        </table:table-row>
        <table:table-row table:style-name="ro1">
          <table:table-cell office:value-type="float" office:value="0.0000674129" calcext:value-type="float">
            <text:p>0.0000674129</text:p>
          </table:table-cell>
          <table:table-cell office:value-type="float" office:value="0.00000012456" calcext:value-type="float">
            <text:p>0.00000012456</text:p>
          </table:table-cell>
          <table:table-cell table:formula="of:=[.A3635]*[.A3635]" office:value-type="float" office:value="0.00000000454449908641" calcext:value-type="float">
            <text:p>4.54449908641E-09</text:p>
          </table:table-cell>
          <table:table-cell table:formula="of:=([.A3635]-[.B3635])*([.A3635]-[.B3635])" office:value-type="float" office:value="0.00000000452772069996" calcext:value-type="float">
            <text:p>4.5277206999556E-09</text:p>
          </table:table-cell>
          <table:table-cell table:number-columns-repeated="2"/>
        </table:table-row>
        <table:table-row table:style-name="ro1">
          <table:table-cell office:value-type="float" office:value="0.00004673" calcext:value-type="float">
            <text:p>0.00004673</text:p>
          </table:table-cell>
          <table:table-cell office:value-type="float" office:value="0.000000213245" calcext:value-type="float">
            <text:p>0.000000213245</text:p>
          </table:table-cell>
          <table:table-cell table:formula="of:=[.A3636]*[.A3636]" office:value-type="float" office:value="0.0000000021836929" calcext:value-type="float">
            <text:p>0.0000000021836929</text:p>
          </table:table-cell>
          <table:table-cell table:formula="of:=([.A3636]-[.B3636])*([.A3636]-[.B3636])" office:value-type="float" office:value="0.00000000216380849573" calcext:value-type="float">
            <text:p>2.16380849573002E-09</text:p>
          </table:table-cell>
          <table:table-cell table:number-columns-repeated="2"/>
        </table:table-row>
        <table:table-row table:style-name="ro1">
          <table:table-cell office:value-type="float" office:value="0.00002563" calcext:value-type="float">
            <text:p>0.00002563</text:p>
          </table:table-cell>
          <table:table-cell office:value-type="float" office:value="0.000235834" calcext:value-type="float">
            <text:p>0.000235834</text:p>
          </table:table-cell>
          <table:table-cell table:formula="of:=[.A3637]*[.A3637]" office:value-type="float" office:value="0.0000000006568969" calcext:value-type="float">
            <text:p>6.568969E-10</text:p>
          </table:table-cell>
          <table:table-cell table:formula="of:=([.A3637]-[.B3637])*([.A3637]-[.B3637])" office:value-type="float" office:value="0.000000044185721616" calcext:value-type="float">
            <text:p>4.4185721616E-08</text:p>
          </table:table-cell>
          <table:table-cell table:number-columns-repeated="2"/>
        </table:table-row>
        <table:table-row table:style-name="ro1">
          <table:table-cell office:value-type="float" office:value="0.00002563" calcext:value-type="float">
            <text:p>0.00002563</text:p>
          </table:table-cell>
          <table:table-cell office:value-type="float" office:value="0.000267956" calcext:value-type="float">
            <text:p>0.000267956</text:p>
          </table:table-cell>
          <table:table-cell table:formula="of:=[.A3638]*[.A3638]" office:value-type="float" office:value="0.0000000006568969" calcext:value-type="float">
            <text:p>6.568969E-10</text:p>
          </table:table-cell>
          <table:table-cell table:formula="of:=([.A3638]-[.B3638])*([.A3638]-[.B3638])" office:value-type="float" office:value="0.000000058721890276" calcext:value-type="float">
            <text:p>5.8721890276E-08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0724991" calcext:value-type="float">
            <text:p>0.000724991</text:p>
          </table:table-cell>
          <table:table-cell table:formula="of:=[.A3639]*[.A3639]" office:value-type="float" office:value="0.00000000057128170225" calcext:value-type="float">
            <text:p>5.7128170225E-10</text:p>
          </table:table-cell>
          <table:table-cell table:formula="of:=([.A3639]-[.B3639])*([.A3639]-[.B3639])" office:value-type="float" office:value="0.00000049152648701025" calcext:value-type="float">
            <text:p>4.9152648701025E-07</text:p>
          </table:table-cell>
          <table:table-cell table:number-columns-repeated="2"/>
        </table:table-row>
        <table:table-row table:style-name="ro1">
          <table:table-cell office:value-type="float" office:value="0.0000635982" calcext:value-type="float">
            <text:p>0.0000635982</text:p>
          </table:table-cell>
          <table:table-cell office:value-type="float" office:value="0.00000000244838" calcext:value-type="float">
            <text:p>0.00000000244838</text:p>
          </table:table-cell>
          <table:table-cell table:formula="of:=[.A3640]*[.A3640]" office:value-type="float" office:value="0.00000000404473104324" calcext:value-type="float">
            <text:p>4.04473104324E-09</text:p>
          </table:table-cell>
          <table:table-cell table:formula="of:=([.A3640]-[.B3640])*([.A3640]-[.B3640])" office:value-type="float" office:value="0.00000000404441962411" calcext:value-type="float">
            <text:p>4.04441962411273E-09</text:p>
          </table:table-cell>
          <table:table-cell table:number-columns-repeated="2"/>
        </table:table-row>
        <table:table-row table:style-name="ro1">
          <table:table-cell office:value-type="float" office:value="0.000383198" calcext:value-type="float">
            <text:p>0.000383198</text:p>
          </table:table-cell>
          <table:table-cell office:value-type="float" office:value="0.00483069" calcext:value-type="float">
            <text:p>0.00483069</text:p>
          </table:table-cell>
          <table:table-cell table:formula="of:=[.A3641]*[.A3641]" office:value-type="float" office:value="0.000000146840707204" calcext:value-type="float">
            <text:p>1.46840707204E-07</text:p>
          </table:table-cell>
          <table:table-cell table:formula="of:=([.A3641]-[.B3641])*([.A3641]-[.B3641])" office:value-type="float" office:value="0.000019780185090064" calcext:value-type="float">
            <text:p>1.9780185090064E-05</text:p>
          </table:table-cell>
          <table:table-cell table:number-columns-repeated="2"/>
        </table:table-row>
        <table:table-row table:style-name="ro1">
          <table:table-cell office:value-type="float" office:value="0.000696123" calcext:value-type="float">
            <text:p>0.000696123</text:p>
          </table:table-cell>
          <table:table-cell office:value-type="float" office:value="0.00688778" calcext:value-type="float">
            <text:p>0.00688778</text:p>
          </table:table-cell>
          <table:table-cell table:formula="of:=[.A3642]*[.A3642]" office:value-type="float" office:value="0.000000484587231129" calcext:value-type="float">
            <text:p>4.84587231129E-07</text:p>
          </table:table-cell>
          <table:table-cell table:formula="of:=([.A3642]-[.B3642])*([.A3642]-[.B3642])" office:value-type="float" office:value="0.000038336616405649" calcext:value-type="float">
            <text:p>3.8336616405649E-05</text:p>
          </table:table-cell>
          <table:table-cell table:number-columns-repeated="2"/>
        </table:table-row>
        <table:table-row table:style-name="ro1">
          <table:table-cell office:value-type="float" office:value="0.00135428" calcext:value-type="float">
            <text:p>0.00135428</text:p>
          </table:table-cell>
          <table:table-cell office:value-type="float" office:value="0.00412704" calcext:value-type="float">
            <text:p>0.00412704</text:p>
          </table:table-cell>
          <table:table-cell table:formula="of:=[.A3643]*[.A3643]" office:value-type="float" office:value="0.0000018340743184" calcext:value-type="float">
            <text:p>0.0000018340743184</text:p>
          </table:table-cell>
          <table:table-cell table:formula="of:=([.A3643]-[.B3643])*([.A3643]-[.B3643])" office:value-type="float" office:value="0.0000076881980176" calcext:value-type="float">
            <text:p>0.0000076881980176</text:p>
          </table:table-cell>
          <table:table-cell table:number-columns-repeated="2"/>
        </table:table-row>
        <table:table-row table:style-name="ro1">
          <table:table-cell office:value-type="float" office:value="0.00270677" calcext:value-type="float">
            <text:p>0.00270677</text:p>
          </table:table-cell>
          <table:table-cell office:value-type="float" office:value="0.00273335" calcext:value-type="float">
            <text:p>0.00273335</text:p>
          </table:table-cell>
          <table:table-cell table:formula="of:=[.A3644]*[.A3644]" office:value-type="float" office:value="0.0000073266038329" calcext:value-type="float">
            <text:p>0.0000073266038329</text:p>
          </table:table-cell>
          <table:table-cell table:formula="of:=([.A3644]-[.B3644])*([.A3644]-[.B3644])" office:value-type="float" office:value="0.0000000007064964" calcext:value-type="float">
            <text:p>7.064964E-10</text:p>
          </table:table-cell>
          <table:table-cell table:number-columns-repeated="2"/>
        </table:table-row>
        <table:table-row table:style-name="ro1">
          <table:table-cell office:value-type="float" office:value="0.0000634789" calcext:value-type="float">
            <text:p>0.0000634789</text:p>
          </table:table-cell>
          <table:table-cell office:value-type="float" office:value="0.002443" calcext:value-type="float">
            <text:p>0.002443</text:p>
          </table:table-cell>
          <table:table-cell table:formula="of:=[.A3645]*[.A3645]" office:value-type="float" office:value="0.00000000402957074521" calcext:value-type="float">
            <text:p>4.02957074521E-09</text:p>
          </table:table-cell>
          <table:table-cell table:formula="of:=([.A3645]-[.B3645])*([.A3645]-[.B3645])" office:value-type="float" office:value="0.00000566212066534521" calcext:value-type="float">
            <text:p>5.66212066534521E-06</text:p>
          </table:table-cell>
          <table:table-cell table:number-columns-repeated="2"/>
        </table:table-row>
        <table:table-row table:style-name="ro1">
          <table:table-cell office:value-type="float" office:value="0.000402927" calcext:value-type="float">
            <text:p>0.000402927</text:p>
          </table:table-cell>
          <table:table-cell office:value-type="float" office:value="0.000137916" calcext:value-type="float">
            <text:p>0.000137916</text:p>
          </table:table-cell>
          <table:table-cell table:formula="of:=[.A3646]*[.A3646]" office:value-type="float" office:value="0.000000162350167329" calcext:value-type="float">
            <text:p>1.62350167329E-07</text:p>
          </table:table-cell>
          <table:table-cell table:formula="of:=([.A3646]-[.B3646])*([.A3646]-[.B3646])" office:value-type="float" office:value="0.000000070230830121" calcext:value-type="float">
            <text:p>7.0230830121E-08</text:p>
          </table:table-cell>
          <table:table-cell table:number-columns-repeated="2"/>
        </table:table-row>
        <table:table-row table:style-name="ro1">
          <table:table-cell office:value-type="float" office:value="0.00181931" calcext:value-type="float">
            <text:p>0.00181931</text:p>
          </table:table-cell>
          <table:table-cell office:value-type="float" office:value="0.00168269" calcext:value-type="float">
            <text:p>0.00168269</text:p>
          </table:table-cell>
          <table:table-cell table:formula="of:=[.A3647]*[.A3647]" office:value-type="float" office:value="0.0000033098888761" calcext:value-type="float">
            <text:p>0.0000033098888761</text:p>
          </table:table-cell>
          <table:table-cell table:formula="of:=([.A3647]-[.B3647])*([.A3647]-[.B3647])" office:value-type="float" office:value="0.0000000186650244" calcext:value-type="float">
            <text:p>0.0000000186650244</text:p>
          </table:table-cell>
          <table:table-cell table:number-columns-repeated="2"/>
        </table:table-row>
        <table:table-row table:style-name="ro1">
          <table:table-cell office:value-type="float" office:value="0.0115873" calcext:value-type="float">
            <text:p>0.0115873</text:p>
          </table:table-cell>
          <table:table-cell office:value-type="float" office:value="0.0802925" calcext:value-type="float">
            <text:p>0.0802925</text:p>
          </table:table-cell>
          <table:table-cell table:formula="of:=[.A3648]*[.A3648]" office:value-type="float" office:value="0.00013426552129" calcext:value-type="float">
            <text:p>0.00013426552129</text:p>
          </table:table-cell>
          <table:table-cell table:formula="of:=([.A3648]-[.B3648])*([.A3648]-[.B3648])" office:value-type="float" office:value="0.00472040450704" calcext:value-type="float">
            <text:p>0.00472040450704</text:p>
          </table:table-cell>
          <table:table-cell table:number-columns-repeated="2"/>
        </table:table-row>
        <table:table-row table:style-name="ro1">
          <table:table-cell office:value-type="float" office:value="0.0115873" calcext:value-type="float">
            <text:p>0.0115873</text:p>
          </table:table-cell>
          <table:table-cell office:value-type="float" office:value="0.00878264" calcext:value-type="float">
            <text:p>0.00878264</text:p>
          </table:table-cell>
          <table:table-cell table:formula="of:=[.A3649]*[.A3649]" office:value-type="float" office:value="0.00013426552129" calcext:value-type="float">
            <text:p>0.00013426552129</text:p>
          </table:table-cell>
          <table:table-cell table:formula="of:=([.A3649]-[.B3649])*([.A3649]-[.B3649])" office:value-type="float" office:value="0.0000078661177156" calcext:value-type="float">
            <text:p>0.0000078661177156</text:p>
          </table:table-cell>
          <table:table-cell table:number-columns-repeated="2"/>
        </table:table-row>
        <table:table-row table:style-name="ro1">
          <table:table-cell office:value-type="float" office:value="0.0163478" calcext:value-type="float">
            <text:p>0.0163478</text:p>
          </table:table-cell>
          <table:table-cell office:value-type="float" office:value="0.0218423" calcext:value-type="float">
            <text:p>0.0218423</text:p>
          </table:table-cell>
          <table:table-cell table:formula="of:=[.A3650]*[.A3650]" office:value-type="float" office:value="0.00026725056484" calcext:value-type="float">
            <text:p>0.00026725056484</text:p>
          </table:table-cell>
          <table:table-cell table:formula="of:=([.A3650]-[.B3650])*([.A3650]-[.B3650])" office:value-type="float" office:value="0.00003018953025" calcext:value-type="float">
            <text:p>0.00003018953025</text:p>
          </table:table-cell>
          <table:table-cell table:number-columns-repeated="2"/>
        </table:table-row>
        <table:table-row table:style-name="ro1">
          <table:table-cell office:value-type="float" office:value="0.0175841" calcext:value-type="float">
            <text:p>0.0175841</text:p>
          </table:table-cell>
          <table:table-cell office:value-type="float" office:value="0.00757085" calcext:value-type="float">
            <text:p>0.00757085</text:p>
          </table:table-cell>
          <table:table-cell table:formula="of:=[.A3651]*[.A3651]" office:value-type="float" office:value="0.00030920057281" calcext:value-type="float">
            <text:p>0.00030920057281</text:p>
          </table:table-cell>
          <table:table-cell table:formula="of:=([.A3651]-[.B3651])*([.A3651]-[.B3651])" office:value-type="float" office:value="0.0001002651755625" calcext:value-type="float">
            <text:p>0.0001002651755625</text:p>
          </table:table-cell>
          <table:table-cell table:number-columns-repeated="2"/>
        </table:table-row>
        <table:table-row table:style-name="ro1">
          <table:table-cell office:value-type="float" office:value="0.0175841" calcext:value-type="float">
            <text:p>0.0175841</text:p>
          </table:table-cell>
          <table:table-cell office:value-type="float" office:value="0.00627278" calcext:value-type="float">
            <text:p>0.00627278</text:p>
          </table:table-cell>
          <table:table-cell table:formula="of:=[.A3652]*[.A3652]" office:value-type="float" office:value="0.00030920057281" calcext:value-type="float">
            <text:p>0.00030920057281</text:p>
          </table:table-cell>
          <table:table-cell table:formula="of:=([.A3652]-[.B3652])*([.A3652]-[.B3652])" office:value-type="float" office:value="0.0001279459601424" calcext:value-type="float">
            <text:p>0.0001279459601424</text:p>
          </table:table-cell>
          <table:table-cell table:number-columns-repeated="2"/>
        </table:table-row>
        <table:table-row table:style-name="ro1">
          <table:table-cell office:value-type="float" office:value="0.0485696" calcext:value-type="float">
            <text:p>0.0485696</text:p>
          </table:table-cell>
          <table:table-cell office:value-type="float" office:value="0.0137673" calcext:value-type="float">
            <text:p>0.0137673</text:p>
          </table:table-cell>
          <table:table-cell table:formula="of:=[.A3653]*[.A3653]" office:value-type="float" office:value="0.00235900604416" calcext:value-type="float">
            <text:p>0.00235900604416</text:p>
          </table:table-cell>
          <table:table-cell table:formula="of:=([.A3653]-[.B3653])*([.A3653]-[.B3653])" office:value-type="float" office:value="0.00121120008529" calcext:value-type="float">
            <text:p>0.00121120008529</text:p>
          </table:table-cell>
          <table:table-cell table:number-columns-repeated="2"/>
        </table:table-row>
        <table:table-row table:style-name="ro1">
          <table:table-cell office:value-type="float" office:value="0.49118" calcext:value-type="float">
            <text:p>0.49118</text:p>
          </table:table-cell>
          <table:table-cell office:value-type="float" office:value="0.0828592" calcext:value-type="float">
            <text:p>0.0828592</text:p>
          </table:table-cell>
          <table:table-cell table:formula="of:=[.A3654]*[.A3654]" office:value-type="float" office:value="0.2412577924" calcext:value-type="float">
            <text:p>0.2412577924</text:p>
          </table:table-cell>
          <table:table-cell table:formula="of:=([.A3654]-[.B3654])*([.A3654]-[.B3654])" office:value-type="float" office:value="0.16672587571264" calcext:value-type="float">
            <text:p>0.16672587571264</text:p>
          </table:table-cell>
          <table:table-cell table:number-columns-repeated="2"/>
        </table:table-row>
        <table:table-row table:style-name="ro1">
          <table:table-cell office:value-type="float" office:value="0.483605" calcext:value-type="float">
            <text:p>0.483605</text:p>
          </table:table-cell>
          <table:table-cell office:value-type="float" office:value="0.114256" calcext:value-type="float">
            <text:p>0.114256</text:p>
          </table:table-cell>
          <table:table-cell table:formula="of:=[.A3655]*[.A3655]" office:value-type="float" office:value="0.233873796025" calcext:value-type="float">
            <text:p>0.233873796025</text:p>
          </table:table-cell>
          <table:table-cell table:formula="of:=([.A3655]-[.B3655])*([.A3655]-[.B3655])" office:value-type="float" office:value="0.136418683801" calcext:value-type="float">
            <text:p>0.136418683801</text:p>
          </table:table-cell>
          <table:table-cell table:number-columns-repeated="2"/>
        </table:table-row>
        <table:table-row table:style-name="ro1">
          <table:table-cell office:value-type="float" office:value="0.562492" calcext:value-type="float">
            <text:p>0.562492</text:p>
          </table:table-cell>
          <table:table-cell office:value-type="float" office:value="0.201696" calcext:value-type="float">
            <text:p>0.201696</text:p>
          </table:table-cell>
          <table:table-cell table:formula="of:=[.A3656]*[.A3656]" office:value-type="float" office:value="0.316397250064" calcext:value-type="float">
            <text:p>0.316397250064</text:p>
          </table:table-cell>
          <table:table-cell table:formula="of:=([.A3656]-[.B3656])*([.A3656]-[.B3656])" office:value-type="float" office:value="0.130173753616" calcext:value-type="float">
            <text:p>0.130173753616</text:p>
          </table:table-cell>
          <table:table-cell table:number-columns-repeated="2"/>
        </table:table-row>
        <table:table-row table:style-name="ro1">
          <table:table-cell office:value-type="float" office:value="0.562492" calcext:value-type="float">
            <text:p>0.562492</text:p>
          </table:table-cell>
          <table:table-cell office:value-type="float" office:value="0.323712" calcext:value-type="float">
            <text:p>0.323712</text:p>
          </table:table-cell>
          <table:table-cell table:formula="of:=[.A3657]*[.A3657]" office:value-type="float" office:value="0.316397250064" calcext:value-type="float">
            <text:p>0.316397250064</text:p>
          </table:table-cell>
          <table:table-cell table:formula="of:=([.A3657]-[.B3657])*([.A3657]-[.B3657])" office:value-type="float" office:value="0.0570158884" calcext:value-type="float">
            <text:p>0.0570158884</text:p>
          </table:table-cell>
          <table:table-cell table:number-columns-repeated="2"/>
        </table:table-row>
        <table:table-row table:style-name="ro1">
          <table:table-cell office:value-type="float" office:value="0.562493" calcext:value-type="float">
            <text:p>0.562493</text:p>
          </table:table-cell>
          <table:table-cell office:value-type="float" office:value="0.570484" calcext:value-type="float">
            <text:p>0.570484</text:p>
          </table:table-cell>
          <table:table-cell table:formula="of:=[.A3658]*[.A3658]" office:value-type="float" office:value="0.316398375049" calcext:value-type="float">
            <text:p>0.316398375049</text:p>
          </table:table-cell>
          <table:table-cell table:formula="of:=([.A3658]-[.B3658])*([.A3658]-[.B3658])" office:value-type="float" office:value="0.0000638560809999995" calcext:value-type="float">
            <text:p>6.38560809999995E-05</text:p>
          </table:table-cell>
          <table:table-cell table:number-columns-repeated="2"/>
        </table:table-row>
        <table:table-row table:style-name="ro1">
          <table:table-cell office:value-type="float" office:value="0.703473" calcext:value-type="float">
            <text:p>0.703473</text:p>
          </table:table-cell>
          <table:table-cell office:value-type="float" office:value="0.595642" calcext:value-type="float">
            <text:p>0.595642</text:p>
          </table:table-cell>
          <table:table-cell table:formula="of:=[.A3659]*[.A3659]" office:value-type="float" office:value="0.494874261729" calcext:value-type="float">
            <text:p>0.494874261729</text:p>
          </table:table-cell>
          <table:table-cell table:formula="of:=([.A3659]-[.B3659])*([.A3659]-[.B3659])" office:value-type="float" office:value="0.011627524561" calcext:value-type="float">
            <text:p>0.011627524561</text:p>
          </table:table-cell>
          <table:table-cell table:number-columns-repeated="2"/>
        </table:table-row>
        <table:table-row table:style-name="ro1">
          <table:table-cell office:value-type="float" office:value="0.784041" calcext:value-type="float">
            <text:p>0.784041</text:p>
          </table:table-cell>
          <table:table-cell office:value-type="float" office:value="0.63633" calcext:value-type="float">
            <text:p>0.63633</text:p>
          </table:table-cell>
          <table:table-cell table:formula="of:=[.A3660]*[.A3660]" office:value-type="float" office:value="0.614720289681" calcext:value-type="float">
            <text:p>0.614720289681</text:p>
          </table:table-cell>
          <table:table-cell table:formula="of:=([.A3660]-[.B3660])*([.A3660]-[.B3660])" office:value-type="float" office:value="0.021818539521" calcext:value-type="float">
            <text:p>0.021818539521</text:p>
          </table:table-cell>
          <table:table-cell table:number-columns-repeated="2"/>
        </table:table-row>
        <table:table-row table:style-name="ro1">
          <table:table-cell office:value-type="float" office:value="0.78404" calcext:value-type="float">
            <text:p>0.78404</text:p>
          </table:table-cell>
          <table:table-cell office:value-type="float" office:value="0.666628" calcext:value-type="float">
            <text:p>0.666628</text:p>
          </table:table-cell>
          <table:table-cell table:formula="of:=[.A3661]*[.A3661]" office:value-type="float" office:value="0.6147187216" calcext:value-type="float">
            <text:p>0.6147187216</text:p>
          </table:table-cell>
          <table:table-cell table:formula="of:=([.A3661]-[.B3661])*([.A3661]-[.B3661])" office:value-type="float" office:value="0.013785577744" calcext:value-type="float">
            <text:p>0.013785577744</text:p>
          </table:table-cell>
          <table:table-cell table:number-columns-repeated="2"/>
        </table:table-row>
        <table:table-row table:style-name="ro1">
          <table:table-cell office:value-type="float" office:value="0.78404" calcext:value-type="float">
            <text:p>0.78404</text:p>
          </table:table-cell>
          <table:table-cell office:value-type="float" office:value="0.69882" calcext:value-type="float">
            <text:p>0.69882</text:p>
          </table:table-cell>
          <table:table-cell table:formula="of:=[.A3662]*[.A3662]" office:value-type="float" office:value="0.6147187216" calcext:value-type="float">
            <text:p>0.6147187216</text:p>
          </table:table-cell>
          <table:table-cell table:formula="of:=([.A3662]-[.B3662])*([.A3662]-[.B3662])" office:value-type="float" office:value="0.00726244839999999" calcext:value-type="float">
            <text:p>0.00726244839999999</text:p>
          </table:table-cell>
          <table:table-cell table:number-columns-repeated="2"/>
        </table:table-row>
        <table:table-row table:style-name="ro1">
          <table:table-cell office:value-type="float" office:value="0.842175" calcext:value-type="float">
            <text:p>0.842175</text:p>
          </table:table-cell>
          <table:table-cell office:value-type="float" office:value="0.911916" calcext:value-type="float">
            <text:p>0.911916</text:p>
          </table:table-cell>
          <table:table-cell table:formula="of:=[.A3663]*[.A3663]" office:value-type="float" office:value="0.709258730625" calcext:value-type="float">
            <text:p>0.709258730625</text:p>
          </table:table-cell>
          <table:table-cell table:formula="of:=([.A3663]-[.B3663])*([.A3663]-[.B3663])" office:value-type="float" office:value="0.00486380708099999" calcext:value-type="float">
            <text:p>0.00486380708099999</text:p>
          </table:table-cell>
          <table:table-cell table:number-columns-repeated="2"/>
        </table:table-row>
        <table:table-row table:style-name="ro1">
          <table:table-cell office:value-type="float" office:value="0.842175" calcext:value-type="float">
            <text:p>0.842175</text:p>
          </table:table-cell>
          <table:table-cell office:value-type="float" office:value="0.949725" calcext:value-type="float">
            <text:p>0.949725</text:p>
          </table:table-cell>
          <table:table-cell table:formula="of:=[.A3664]*[.A3664]" office:value-type="float" office:value="0.709258730625" calcext:value-type="float">
            <text:p>0.709258730625</text:p>
          </table:table-cell>
          <table:table-cell table:formula="of:=([.A3664]-[.B3664])*([.A3664]-[.B3664])" office:value-type="float" office:value="0.0115670025" calcext:value-type="float">
            <text:p>0.011567002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861864" calcext:value-type="float">
            <text:p>0.861864</text:p>
          </table:table-cell>
          <table:table-cell table:formula="of:=[.A3665]*[.A3665]" office:value-type="float" office:value="0.9999800001" calcext:value-type="float">
            <text:p>0.9999800001</text:p>
          </table:table-cell>
          <table:table-cell table:formula="of:=([.A3665]-[.B3665])*([.A3665]-[.B3665])" office:value-type="float" office:value="0.019078791876" calcext:value-type="float">
            <text:p>0.01907879187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2" calcext:value-type="float">
            <text:p>0.998192</text:p>
          </table:table-cell>
          <table:table-cell table:formula="of:=[.A3666]*[.A3666]" office:value-type="float" office:value="0.999978000121" calcext:value-type="float">
            <text:p>0.999978000121</text:p>
          </table:table-cell>
          <table:table-cell table:formula="of:=([.A3666]-[.B3666])*([.A3666]-[.B3666])" office:value-type="float" office:value="0.00000322920900000017" calcext:value-type="float">
            <text:p>3.22920900000017E-0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[.A3667]*[.A3667]" office:value-type="float" office:value="0.9999800001" calcext:value-type="float">
            <text:p>0.9999800001</text:p>
          </table:table-cell>
          <table:table-cell table:formula="of:=([.A3667]-[.B3667])*([.A3667]-[.B3667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00941753" calcext:value-type="float">
            <text:p>0.00000941753</text:p>
          </table:table-cell>
          <table:table-cell office:value-type="float" office:value="0.0000000656753" calcext:value-type="float">
            <text:p>0.0000000656753</text:p>
          </table:table-cell>
          <table:table-cell table:formula="of:=[.A3668]*[.A3668]" office:value-type="float" office:value="0.0000000000886898713" calcext:value-type="float">
            <text:p>8.86898713009E-11</text:p>
          </table:table-cell>
          <table:table-cell table:formula="of:=([.A3668]-[.B3668])*([.A3668]-[.B3668])" office:value-type="float" office:value="0.00000000008745718633" calcext:value-type="float">
            <text:p>8.74571863299121E-11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351771" calcext:value-type="float">
            <text:p>0.0000351771</text:p>
          </table:table-cell>
          <table:table-cell table:formula="of:=[.A3669]*[.A3669]" office:value-type="float" office:value="0.00000000000017408338" calcext:value-type="float">
            <text:p>1.74083376289E-13</text:p>
          </table:table-cell>
          <table:table-cell table:formula="of:=([.A3669]-[.B3669])*([.A3669]-[.B3669])" office:value-type="float" office:value="0.00000000120824835386" calcext:value-type="float">
            <text:p>1.20824835385769E-09</text:p>
          </table:table-cell>
          <table:table-cell table:number-columns-repeated="2"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0999111" calcext:value-type="float">
            <text:p>0.00000999111</text:p>
          </table:table-cell>
          <table:table-cell table:formula="of:=[.A3670]*[.A3670]" office:value-type="float" office:value="0.00000000005551114234" calcext:value-type="float">
            <text:p>5.55111423364E-11</text:p>
          </table:table-cell>
          <table:table-cell table:formula="of:=([.A3670]-[.B3670])*([.A3670]-[.B3670])" office:value-type="float" office:value="0.00000000000645429268" calcext:value-type="float">
            <text:p>6.4542926809E-12</text:p>
          </table:table-cell>
          <table:table-cell table:number-columns-repeated="2"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0730533" calcext:value-type="float">
            <text:p>0.00000730533</text:p>
          </table:table-cell>
          <table:table-cell table:formula="of:=[.A3671]*[.A3671]" office:value-type="float" office:value="0.00000000005551114234" calcext:value-type="float">
            <text:p>5.55111423364E-11</text:p>
          </table:table-cell>
          <table:table-cell table:formula="of:=([.A3671]-[.B3671])*([.A3671]-[.B3671])" office:value-type="float" office:value="0.00000000000002109756" calcext:value-type="float">
            <text:p>2.10975625E-14</text:p>
          </table:table-cell>
          <table:table-cell table:number-columns-repeated="2"/>
        </table:table-row>
        <table:table-row table:style-name="ro1">
          <table:table-cell office:value-type="float" office:value="0.000138044" calcext:value-type="float">
            <text:p>0.000138044</text:p>
          </table:table-cell>
          <table:table-cell office:value-type="float" office:value="0.000000304309" calcext:value-type="float">
            <text:p>0.000000304309</text:p>
          </table:table-cell>
          <table:table-cell table:formula="of:=[.A3672]*[.A3672]" office:value-type="float" office:value="0.000000019056145936" calcext:value-type="float">
            <text:p>1.9056145936E-08</text:p>
          </table:table-cell>
          <table:table-cell table:formula="of:=([.A3672]-[.B3672])*([.A3672]-[.B3672])" office:value-type="float" office:value="0.00000001897222247678" calcext:value-type="float">
            <text:p>1.89722224767755E-08</text:p>
          </table:table-cell>
          <table:table-cell table:number-columns-repeated="2"/>
        </table:table-row>
        <table:table-row table:style-name="ro1">
          <table:table-cell office:value-type="float" office:value="0.0000466704" calcext:value-type="float">
            <text:p>0.0000466704</text:p>
          </table:table-cell>
          <table:table-cell office:value-type="float" office:value="0.00000560827" calcext:value-type="float">
            <text:p>0.00000560827</text:p>
          </table:table-cell>
          <table:table-cell table:formula="of:=[.A3673]*[.A3673]" office:value-type="float" office:value="0.00000000217812623616" calcext:value-type="float">
            <text:p>2.17812623616E-09</text:p>
          </table:table-cell>
          <table:table-cell table:formula="of:=([.A3673]-[.B3673])*([.A3673]-[.B3673])" office:value-type="float" office:value="0.00000000168609852014" calcext:value-type="float">
            <text:p>1.6860985201369E-09</text:p>
          </table:table-cell>
          <table:table-cell table:number-columns-repeated="2"/>
        </table:table-row>
        <table:table-row table:style-name="ro1">
          <table:table-cell office:value-type="float" office:value="0.0000693202" calcext:value-type="float">
            <text:p>0.0000693202</text:p>
          </table:table-cell>
          <table:table-cell office:value-type="float" office:value="0.000287323" calcext:value-type="float">
            <text:p>0.000287323</text:p>
          </table:table-cell>
          <table:table-cell table:formula="of:=[.A3674]*[.A3674]" office:value-type="float" office:value="0.00000000480529012804" calcext:value-type="float">
            <text:p>4.80529012804E-09</text:p>
          </table:table-cell>
          <table:table-cell table:formula="of:=([.A3674]-[.B3674])*([.A3674]-[.B3674])" office:value-type="float" office:value="0.00000004752522080784" calcext:value-type="float">
            <text:p>4.752522080784E-08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406769" calcext:value-type="float">
            <text:p>0.00406769</text:p>
          </table:table-cell>
          <table:table-cell table:formula="of:=[.A3675]*[.A3675]" office:value-type="float" office:value="0.0000000000327418562" calcext:value-type="float">
            <text:p>3.27418562025E-11</text:p>
          </table:table-cell>
          <table:table-cell table:formula="of:=([.A3675]-[.B3675])*([.A3675]-[.B3675])" office:value-type="float" office:value="0.0000164995836268272" calcext:value-type="float">
            <text:p>1.64995836268272E-05</text:p>
          </table:table-cell>
          <table:table-cell table:number-columns-repeated="2"/>
        </table:table-row>
        <table:table-row table:style-name="ro1">
          <table:table-cell office:value-type="float" office:value="0.0000283122" calcext:value-type="float">
            <text:p>0.0000283122</text:p>
          </table:table-cell>
          <table:table-cell office:value-type="float" office:value="0.000118684" calcext:value-type="float">
            <text:p>0.000118684</text:p>
          </table:table-cell>
          <table:table-cell table:formula="of:=[.A3676]*[.A3676]" office:value-type="float" office:value="0.00000000080158066884" calcext:value-type="float">
            <text:p>8.0158066884E-10</text:p>
          </table:table-cell>
          <table:table-cell table:formula="of:=([.A3676]-[.B3676])*([.A3676]-[.B3676])" office:value-type="float" office:value="0.00000000816706223524" calcext:value-type="float">
            <text:p>8.16706223524E-09</text:p>
          </table:table-cell>
          <table:table-cell table:number-columns-repeated="2"/>
        </table:table-row>
        <table:table-row table:style-name="ro1">
          <table:table-cell office:value-type="float" office:value="0.000019908" calcext:value-type="float">
            <text:p>0.000019908</text:p>
          </table:table-cell>
          <table:table-cell office:value-type="float" office:value="0.000233682" calcext:value-type="float">
            <text:p>0.000233682</text:p>
          </table:table-cell>
          <table:table-cell table:formula="of:=[.A3677]*[.A3677]" office:value-type="float" office:value="0.000000000396328464" calcext:value-type="float">
            <text:p>3.96328464E-10</text:p>
          </table:table-cell>
          <table:table-cell table:formula="of:=([.A3677]-[.B3677])*([.A3677]-[.B3677])" office:value-type="float" office:value="0.000000045699323076" calcext:value-type="float">
            <text:p>4.5699323076E-08</text:p>
          </table:table-cell>
          <table:table-cell table:number-columns-repeated="2"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000177187" calcext:value-type="float">
            <text:p>0.0000177187</text:p>
          </table:table-cell>
          <table:table-cell table:formula="of:=[.A3678]*[.A3678]" office:value-type="float" office:value="0.00000000012690698409" calcext:value-type="float">
            <text:p>1.2690698409E-10</text:p>
          </table:table-cell>
          <table:table-cell table:formula="of:=([.A3678]-[.B3678])*([.A3678]-[.B3678])" office:value-type="float" office:value="0.00000000004164637156" calcext:value-type="float">
            <text:p>4.164637156E-11</text:p>
          </table:table-cell>
          <table:table-cell table:number-columns-repeated="2"/>
        </table:table-row>
        <table:table-row table:style-name="ro1">
          <table:table-cell office:value-type="float" office:value="0.000031054" calcext:value-type="float">
            <text:p>0.000031054</text:p>
          </table:table-cell>
          <table:table-cell office:value-type="float" office:value="0.0000158726" calcext:value-type="float">
            <text:p>0.0000158726</text:p>
          </table:table-cell>
          <table:table-cell table:formula="of:=[.A3679]*[.A3679]" office:value-type="float" office:value="0.000000000964350916" calcext:value-type="float">
            <text:p>9.64350916E-10</text:p>
          </table:table-cell>
          <table:table-cell table:formula="of:=([.A3679]-[.B3679])*([.A3679]-[.B3679])" office:value-type="float" office:value="0.00000000023047490596" calcext:value-type="float">
            <text:p>2.3047490596E-10</text:p>
          </table:table-cell>
          <table:table-cell table:number-columns-repeated="2"/>
        </table:table-row>
        <table:table-row table:style-name="ro1">
          <table:table-cell office:value-type="float" office:value="0.000649869" calcext:value-type="float">
            <text:p>0.000649869</text:p>
          </table:table-cell>
          <table:table-cell office:value-type="float" office:value="0.000412837" calcext:value-type="float">
            <text:p>0.000412837</text:p>
          </table:table-cell>
          <table:table-cell table:formula="of:=[.A3680]*[.A3680]" office:value-type="float" office:value="0.000000422329717161" calcext:value-type="float">
            <text:p>4.22329717161E-07</text:p>
          </table:table-cell>
          <table:table-cell table:formula="of:=([.A3680]-[.B3680])*([.A3680]-[.B3680])" office:value-type="float" office:value="0.000000056184169024" calcext:value-type="float">
            <text:p>5.6184169024E-08</text:p>
          </table:table-cell>
          <table:table-cell table:number-columns-repeated="2"/>
        </table:table-row>
        <table:table-row table:style-name="ro1">
          <table:table-cell office:value-type="float" office:value="0.000912547" calcext:value-type="float">
            <text:p>0.000912547</text:p>
          </table:table-cell>
          <table:table-cell office:value-type="float" office:value="0.000476511" calcext:value-type="float">
            <text:p>0.000476511</text:p>
          </table:table-cell>
          <table:table-cell table:formula="of:=[.A3681]*[.A3681]" office:value-type="float" office:value="0.000000832742027209" calcext:value-type="float">
            <text:p>8.32742027209E-07</text:p>
          </table:table-cell>
          <table:table-cell table:formula="of:=([.A3681]-[.B3681])*([.A3681]-[.B3681])" office:value-type="float" office:value="0.000000190127393296" calcext:value-type="float">
            <text:p>1.90127393296E-07</text:p>
          </table:table-cell>
          <table:table-cell table:number-columns-repeated="2"/>
        </table:table-row>
        <table:table-row table:style-name="ro1">
          <table:table-cell office:value-type="float" office:value="0.000727832" calcext:value-type="float">
            <text:p>0.000727832</text:p>
          </table:table-cell>
          <table:table-cell office:value-type="float" office:value="0.0160693" calcext:value-type="float">
            <text:p>0.0160693</text:p>
          </table:table-cell>
          <table:table-cell table:formula="of:=[.A3682]*[.A3682]" office:value-type="float" office:value="0.000000529739420224" calcext:value-type="float">
            <text:p>5.29739420224E-07</text:p>
          </table:table-cell>
          <table:table-cell table:formula="of:=([.A3682]-[.B3682])*([.A3682]-[.B3682])" office:value-type="float" office:value="0.000235360640395024" calcext:value-type="float">
            <text:p>0.000235360640395024</text:p>
          </table:table-cell>
          <table:table-cell table:number-columns-repeated="2"/>
        </table:table-row>
        <table:table-row table:style-name="ro1">
          <table:table-cell office:value-type="float" office:value="0.000303388" calcext:value-type="float">
            <text:p>0.000303388</text:p>
          </table:table-cell>
          <table:table-cell office:value-type="float" office:value="0.0383109" calcext:value-type="float">
            <text:p>0.0383109</text:p>
          </table:table-cell>
          <table:table-cell table:formula="of:=[.A3683]*[.A3683]" office:value-type="float" office:value="0.000000092044278544" calcext:value-type="float">
            <text:p>9.2044278544E-08</text:p>
          </table:table-cell>
          <table:table-cell table:formula="of:=([.A3683]-[.B3683])*([.A3683]-[.B3683])" office:value-type="float" office:value="0.00144457096843014" calcext:value-type="float">
            <text:p>0.00144457096843014</text:p>
          </table:table-cell>
          <table:table-cell table:number-columns-repeated="2"/>
        </table:table-row>
        <table:table-row table:style-name="ro1">
          <table:table-cell office:value-type="float" office:value="0.000303388" calcext:value-type="float">
            <text:p>0.000303388</text:p>
          </table:table-cell>
          <table:table-cell office:value-type="float" office:value="0.00296969" calcext:value-type="float">
            <text:p>0.00296969</text:p>
          </table:table-cell>
          <table:table-cell table:formula="of:=[.A3684]*[.A3684]" office:value-type="float" office:value="0.000000092044278544" calcext:value-type="float">
            <text:p>9.2044278544E-08</text:p>
          </table:table-cell>
          <table:table-cell table:formula="of:=([.A3684]-[.B3684])*([.A3684]-[.B3684])" office:value-type="float" office:value="0.000007109166355204" calcext:value-type="float">
            <text:p>7.109166355204E-06</text:p>
          </table:table-cell>
          <table:table-cell table:number-columns-repeated="2"/>
        </table:table-row>
        <table:table-row table:style-name="ro1">
          <table:table-cell office:value-type="float" office:value="0.0011155" calcext:value-type="float">
            <text:p>0.0011155</text:p>
          </table:table-cell>
          <table:table-cell office:value-type="float" office:value="0.0154347" calcext:value-type="float">
            <text:p>0.0154347</text:p>
          </table:table-cell>
          <table:table-cell table:formula="of:=[.A3685]*[.A3685]" office:value-type="float" office:value="0.00000124434025" calcext:value-type="float">
            <text:p>0.00000124434025</text:p>
          </table:table-cell>
          <table:table-cell table:formula="of:=([.A3685]-[.B3685])*([.A3685]-[.B3685])" office:value-type="float" office:value="0.00020503948864" calcext:value-type="float">
            <text:p>0.00020503948864</text:p>
          </table:table-cell>
          <table:table-cell table:number-columns-repeated="2"/>
        </table:table-row>
        <table:table-row table:style-name="ro1">
          <table:table-cell office:value-type="float" office:value="0.00185502" calcext:value-type="float">
            <text:p>0.00185502</text:p>
          </table:table-cell>
          <table:table-cell office:value-type="float" office:value="0.0213619" calcext:value-type="float">
            <text:p>0.0213619</text:p>
          </table:table-cell>
          <table:table-cell table:formula="of:=[.A3686]*[.A3686]" office:value-type="float" office:value="0.0000034410992004" calcext:value-type="float">
            <text:p>0.0000034410992004</text:p>
          </table:table-cell>
          <table:table-cell table:formula="of:=([.A3686]-[.B3686])*([.A3686]-[.B3686])" office:value-type="float" office:value="0.0003805183673344" calcext:value-type="float">
            <text:p>0.0003805183673344</text:p>
          </table:table-cell>
          <table:table-cell table:number-columns-repeated="2"/>
        </table:table-row>
        <table:table-row table:style-name="ro1">
          <table:table-cell office:value-type="float" office:value="0.000232697" calcext:value-type="float">
            <text:p>0.000232697</text:p>
          </table:table-cell>
          <table:table-cell office:value-type="float" office:value="0.0247234" calcext:value-type="float">
            <text:p>0.0247234</text:p>
          </table:table-cell>
          <table:table-cell table:formula="of:=[.A3687]*[.A3687]" office:value-type="float" office:value="0.000000054147893809" calcext:value-type="float">
            <text:p>5.4147893809E-08</text:p>
          </table:table-cell>
          <table:table-cell table:formula="of:=([.A3687]-[.B3687])*([.A3687]-[.B3687])" office:value-type="float" office:value="0.000599794533434209" calcext:value-type="float">
            <text:p>0.000599794533434209</text:p>
          </table:table-cell>
          <table:table-cell table:number-columns-repeated="2"/>
        </table:table-row>
        <table:table-row table:style-name="ro1">
          <table:table-cell office:value-type="float" office:value="0.000232697" calcext:value-type="float">
            <text:p>0.000232697</text:p>
          </table:table-cell>
          <table:table-cell office:value-type="float" office:value="0.00833488" calcext:value-type="float">
            <text:p>0.00833488</text:p>
          </table:table-cell>
          <table:table-cell table:formula="of:=[.A3688]*[.A3688]" office:value-type="float" office:value="0.000000054147893809" calcext:value-type="float">
            <text:p>5.4147893809E-08</text:p>
          </table:table-cell>
          <table:table-cell table:formula="of:=([.A3688]-[.B3688])*([.A3688]-[.B3688])" office:value-type="float" office:value="0.000065645369365489" calcext:value-type="float">
            <text:p>6.5645369365489E-05</text:p>
          </table:table-cell>
          <table:table-cell table:number-columns-repeated="2"/>
        </table:table-row>
        <table:table-row table:style-name="ro1">
          <table:table-cell office:value-type="float" office:value="0.000529468" calcext:value-type="float">
            <text:p>0.000529468</text:p>
          </table:table-cell>
          <table:table-cell office:value-type="float" office:value="0.0302523" calcext:value-type="float">
            <text:p>0.0302523</text:p>
          </table:table-cell>
          <table:table-cell table:formula="of:=[.A3689]*[.A3689]" office:value-type="float" office:value="0.000000280336363024" calcext:value-type="float">
            <text:p>2.80336363024E-07</text:p>
          </table:table-cell>
          <table:table-cell table:formula="of:=([.A3689]-[.B3689])*([.A3689]-[.B3689])" office:value-type="float" office:value="0.000883446742100224" calcext:value-type="float">
            <text:p>0.000883446742100224</text:p>
          </table:table-cell>
          <table:table-cell table:number-columns-repeated="2"/>
        </table:table-row>
        <table:table-row table:style-name="ro1">
          <table:table-cell office:value-type="float" office:value="0.0000860095" calcext:value-type="float">
            <text:p>0.0000860095</text:p>
          </table:table-cell>
          <table:table-cell office:value-type="float" office:value="0.0797821" calcext:value-type="float">
            <text:p>0.0797821</text:p>
          </table:table-cell>
          <table:table-cell table:formula="of:=[.A3690]*[.A3690]" office:value-type="float" office:value="0.00000000739763409025" calcext:value-type="float">
            <text:p>7.39763409025E-09</text:p>
          </table:table-cell>
          <table:table-cell table:formula="of:=([.A3690]-[.B3690])*([.A3690]-[.B3690])" office:value-type="float" office:value="0.00635146684098419" calcext:value-type="float">
            <text:p>0.00635146684098419</text:p>
          </table:table-cell>
          <table:table-cell table:number-columns-repeated="2"/>
        </table:table-row>
        <table:table-row table:style-name="ro1">
          <table:table-cell office:value-type="float" office:value="0.0357783" calcext:value-type="float">
            <text:p>0.0357783</text:p>
          </table:table-cell>
          <table:table-cell office:value-type="float" office:value="0.0487894" calcext:value-type="float">
            <text:p>0.0487894</text:p>
          </table:table-cell>
          <table:table-cell table:formula="of:=[.A3691]*[.A3691]" office:value-type="float" office:value="0.00128008675089" calcext:value-type="float">
            <text:p>0.00128008675089</text:p>
          </table:table-cell>
          <table:table-cell table:formula="of:=([.A3691]-[.B3691])*([.A3691]-[.B3691])" office:value-type="float" office:value="0.00016928872321" calcext:value-type="float">
            <text:p>0.00016928872321</text:p>
          </table:table-cell>
          <table:table-cell table:number-columns-repeated="2"/>
        </table:table-row>
        <table:table-row table:style-name="ro1">
          <table:table-cell office:value-type="float" office:value="0.0154065" calcext:value-type="float">
            <text:p>0.0154065</text:p>
          </table:table-cell>
          <table:table-cell office:value-type="float" office:value="0.00825549" calcext:value-type="float">
            <text:p>0.00825549</text:p>
          </table:table-cell>
          <table:table-cell table:formula="of:=[.A3692]*[.A3692]" office:value-type="float" office:value="0.00023736024225" calcext:value-type="float">
            <text:p>0.00023736024225</text:p>
          </table:table-cell>
          <table:table-cell table:formula="of:=([.A3692]-[.B3692])*([.A3692]-[.B3692])" office:value-type="float" office:value="0.0000511369440201" calcext:value-type="float">
            <text:p>0.0000511369440201</text:p>
          </table:table-cell>
          <table:table-cell table:number-columns-repeated="2"/>
        </table:table-row>
        <table:table-row table:style-name="ro1">
          <table:table-cell office:value-type="float" office:value="0.0182276" calcext:value-type="float">
            <text:p>0.0182276</text:p>
          </table:table-cell>
          <table:table-cell office:value-type="float" office:value="0.00839925" calcext:value-type="float">
            <text:p>0.00839925</text:p>
          </table:table-cell>
          <table:table-cell table:formula="of:=[.A3693]*[.A3693]" office:value-type="float" office:value="0.00033224540176" calcext:value-type="float">
            <text:p>0.00033224540176</text:p>
          </table:table-cell>
          <table:table-cell table:formula="of:=([.A3693]-[.B3693])*([.A3693]-[.B3693])" office:value-type="float" office:value="0.0000965964637225" calcext:value-type="float">
            <text:p>0.0000965964637225</text:p>
          </table:table-cell>
          <table:table-cell table:number-columns-repeated="2"/>
        </table:table-row>
        <table:table-row table:style-name="ro1">
          <table:table-cell office:value-type="float" office:value="0.0226901" calcext:value-type="float">
            <text:p>0.0226901</text:p>
          </table:table-cell>
          <table:table-cell office:value-type="float" office:value="0.00772848" calcext:value-type="float">
            <text:p>0.00772848</text:p>
          </table:table-cell>
          <table:table-cell table:formula="of:=[.A3694]*[.A3694]" office:value-type="float" office:value="0.00051484063801" calcext:value-type="float">
            <text:p>0.00051484063801</text:p>
          </table:table-cell>
          <table:table-cell table:formula="of:=([.A3694]-[.B3694])*([.A3694]-[.B3694])" office:value-type="float" office:value="0.0002238500730244" calcext:value-type="float">
            <text:p>0.0002238500730244</text:p>
          </table:table-cell>
          <table:table-cell table:number-columns-repeated="2"/>
        </table:table-row>
        <table:table-row table:style-name="ro1">
          <table:table-cell office:value-type="float" office:value="0.193569" calcext:value-type="float">
            <text:p>0.193569</text:p>
          </table:table-cell>
          <table:table-cell office:value-type="float" office:value="0.0554015" calcext:value-type="float">
            <text:p>0.0554015</text:p>
          </table:table-cell>
          <table:table-cell table:formula="of:=[.A3695]*[.A3695]" office:value-type="float" office:value="0.037468957761" calcext:value-type="float">
            <text:p>0.037468957761</text:p>
          </table:table-cell>
          <table:table-cell table:formula="of:=([.A3695]-[.B3695])*([.A3695]-[.B3695])" office:value-type="float" office:value="0.01909025805625" calcext:value-type="float">
            <text:p>0.01909025805625</text:p>
          </table:table-cell>
          <table:table-cell table:number-columns-repeated="2"/>
        </table:table-row>
        <table:table-row table:style-name="ro1">
          <table:table-cell office:value-type="float" office:value="0.193569" calcext:value-type="float">
            <text:p>0.193569</text:p>
          </table:table-cell>
          <table:table-cell office:value-type="float" office:value="0.262715" calcext:value-type="float">
            <text:p>0.262715</text:p>
          </table:table-cell>
          <table:table-cell table:formula="of:=[.A3696]*[.A3696]" office:value-type="float" office:value="0.037468957761" calcext:value-type="float">
            <text:p>0.037468957761</text:p>
          </table:table-cell>
          <table:table-cell table:formula="of:=([.A3696]-[.B3696])*([.A3696]-[.B3696])" office:value-type="float" office:value="0.004781169316" calcext:value-type="float">
            <text:p>0.004781169316</text:p>
          </table:table-cell>
          <table:table-cell table:number-columns-repeated="2"/>
        </table:table-row>
        <table:table-row table:style-name="ro1">
          <table:table-cell office:value-type="float" office:value="0.333664" calcext:value-type="float">
            <text:p>0.333664</text:p>
          </table:table-cell>
          <table:table-cell office:value-type="float" office:value="0.528146" calcext:value-type="float">
            <text:p>0.528146</text:p>
          </table:table-cell>
          <table:table-cell table:formula="of:=[.A3697]*[.A3697]" office:value-type="float" office:value="0.111331664896" calcext:value-type="float">
            <text:p>0.111331664896</text:p>
          </table:table-cell>
          <table:table-cell table:formula="of:=([.A3697]-[.B3697])*([.A3697]-[.B3697])" office:value-type="float" office:value="0.037823248324" calcext:value-type="float">
            <text:p>0.037823248324</text:p>
          </table:table-cell>
          <table:table-cell table:number-columns-repeated="2"/>
        </table:table-row>
        <table:table-row table:style-name="ro1">
          <table:table-cell office:value-type="float" office:value="0.505856" calcext:value-type="float">
            <text:p>0.505856</text:p>
          </table:table-cell>
          <table:table-cell office:value-type="float" office:value="0.648814" calcext:value-type="float">
            <text:p>0.648814</text:p>
          </table:table-cell>
          <table:table-cell table:formula="of:=[.A3698]*[.A3698]" office:value-type="float" office:value="0.255890292736" calcext:value-type="float">
            <text:p>0.255890292736</text:p>
          </table:table-cell>
          <table:table-cell table:formula="of:=([.A3698]-[.B3698])*([.A3698]-[.B3698])" office:value-type="float" office:value="0.020436989764" calcext:value-type="float">
            <text:p>0.020436989764</text:p>
          </table:table-cell>
          <table:table-cell table:number-columns-repeated="2"/>
        </table:table-row>
        <table:table-row table:style-name="ro1">
          <table:table-cell office:value-type="float" office:value="0.634283" calcext:value-type="float">
            <text:p>0.634283</text:p>
          </table:table-cell>
          <table:table-cell office:value-type="float" office:value="0.678659" calcext:value-type="float">
            <text:p>0.678659</text:p>
          </table:table-cell>
          <table:table-cell table:formula="of:=[.A3699]*[.A3699]" office:value-type="float" office:value="0.402314924089" calcext:value-type="float">
            <text:p>0.402314924089</text:p>
          </table:table-cell>
          <table:table-cell table:formula="of:=([.A3699]-[.B3699])*([.A3699]-[.B3699])" office:value-type="float" office:value="0.001969229376" calcext:value-type="float">
            <text:p>0.001969229376</text:p>
          </table:table-cell>
          <table:table-cell table:number-columns-repeated="2"/>
        </table:table-row>
        <table:table-row table:style-name="ro1">
          <table:table-cell office:value-type="float" office:value="0.634283" calcext:value-type="float">
            <text:p>0.634283</text:p>
          </table:table-cell>
          <table:table-cell office:value-type="float" office:value="0.710334" calcext:value-type="float">
            <text:p>0.710334</text:p>
          </table:table-cell>
          <table:table-cell table:formula="of:=[.A3700]*[.A3700]" office:value-type="float" office:value="0.402314924089" calcext:value-type="float">
            <text:p>0.402314924089</text:p>
          </table:table-cell>
          <table:table-cell table:formula="of:=([.A3700]-[.B3700])*([.A3700]-[.B3700])" office:value-type="float" office:value="0.005783754601" calcext:value-type="float">
            <text:p>0.005783754601</text:p>
          </table:table-cell>
          <table:table-cell table:number-columns-repeated="2"/>
        </table:table-row>
        <table:table-row table:style-name="ro1">
          <table:table-cell office:value-type="float" office:value="0.634283" calcext:value-type="float">
            <text:p>0.634283</text:p>
          </table:table-cell>
          <table:table-cell office:value-type="float" office:value="0.744637" calcext:value-type="float">
            <text:p>0.744637</text:p>
          </table:table-cell>
          <table:table-cell table:formula="of:=[.A3701]*[.A3701]" office:value-type="float" office:value="0.402314924089" calcext:value-type="float">
            <text:p>0.402314924089</text:p>
          </table:table-cell>
          <table:table-cell table:formula="of:=([.A3701]-[.B3701])*([.A3701]-[.B3701])" office:value-type="float" office:value="0.012178005316" calcext:value-type="float">
            <text:p>0.012178005316</text:p>
          </table:table-cell>
          <table:table-cell table:number-columns-repeated="2"/>
        </table:table-row>
        <table:table-row table:style-name="ro1">
          <table:table-cell office:value-type="float" office:value="0.634282" calcext:value-type="float">
            <text:p>0.634282</text:p>
          </table:table-cell>
          <table:table-cell office:value-type="float" office:value="0.837426" calcext:value-type="float">
            <text:p>0.837426</text:p>
          </table:table-cell>
          <table:table-cell table:formula="of:=[.A3702]*[.A3702]" office:value-type="float" office:value="0.402313655524" calcext:value-type="float">
            <text:p>0.402313655524</text:p>
          </table:table-cell>
          <table:table-cell table:formula="of:=([.A3702]-[.B3702])*([.A3702]-[.B3702])" office:value-type="float" office:value="0.041267484736" calcext:value-type="float">
            <text:p>0.041267484736</text:p>
          </table:table-cell>
          <table:table-cell table:number-columns-repeated="2"/>
        </table:table-row>
        <table:table-row table:style-name="ro1">
          <table:table-cell office:value-type="float" office:value="0.803048" calcext:value-type="float">
            <text:p>0.803048</text:p>
          </table:table-cell>
          <table:table-cell office:value-type="float" office:value="0.872561" calcext:value-type="float">
            <text:p>0.872561</text:p>
          </table:table-cell>
          <table:table-cell table:formula="of:=[.A3703]*[.A3703]" office:value-type="float" office:value="0.644886090304" calcext:value-type="float">
            <text:p>0.644886090304</text:p>
          </table:table-cell>
          <table:table-cell table:formula="of:=([.A3703]-[.B3703])*([.A3703]-[.B3703])" office:value-type="float" office:value="0.00483205716900001" calcext:value-type="float">
            <text:p>0.00483205716900001</text:p>
          </table:table-cell>
          <table:table-cell table:number-columns-repeated="2"/>
        </table:table-row>
        <table:table-row table:style-name="ro1">
          <table:table-cell office:value-type="float" office:value="0.920291" calcext:value-type="float">
            <text:p>0.920291</text:p>
          </table:table-cell>
          <table:table-cell office:value-type="float" office:value="0.959025" calcext:value-type="float">
            <text:p>0.959025</text:p>
          </table:table-cell>
          <table:table-cell table:formula="of:=[.A3704]*[.A3704]" office:value-type="float" office:value="0.846935524681" calcext:value-type="float">
            <text:p>0.846935524681</text:p>
          </table:table-cell>
          <table:table-cell table:formula="of:=([.A3704]-[.B3704])*([.A3704]-[.B3704])" office:value-type="float" office:value="0.001500322756" calcext:value-type="float">
            <text:p>0.001500322756</text:p>
          </table:table-cell>
          <table:table-cell table:number-columns-repeated="2"/>
        </table:table-row>
        <table:table-row table:style-name="ro1">
          <table:table-cell office:value-type="float" office:value="0.909367" calcext:value-type="float">
            <text:p>0.909367</text:p>
          </table:table-cell>
          <table:table-cell office:value-type="float" office:value="0.966404" calcext:value-type="float">
            <text:p>0.966404</text:p>
          </table:table-cell>
          <table:table-cell table:formula="of:=[.A3705]*[.A3705]" office:value-type="float" office:value="0.826948340689" calcext:value-type="float">
            <text:p>0.826948340689</text:p>
          </table:table-cell>
          <table:table-cell table:formula="of:=([.A3705]-[.B3705])*([.A3705]-[.B3705])" office:value-type="float" office:value="0.003253219369" calcext:value-type="float">
            <text:p>0.003253219369</text:p>
          </table:table-cell>
          <table:table-cell table:number-columns-repeated="2"/>
        </table:table-row>
        <table:table-row table:style-name="ro1">
          <table:table-cell office:value-type="float" office:value="0.985463" calcext:value-type="float">
            <text:p>0.985463</text:p>
          </table:table-cell>
          <table:table-cell office:value-type="float" office:value="0.986581" calcext:value-type="float">
            <text:p>0.986581</text:p>
          </table:table-cell>
          <table:table-cell table:formula="of:=[.A3706]*[.A3706]" office:value-type="float" office:value="0.971137324369" calcext:value-type="float">
            <text:p>0.971137324369</text:p>
          </table:table-cell>
          <table:table-cell table:formula="of:=([.A3706]-[.B3706])*([.A3706]-[.B3706])" office:value-type="float" office:value="0.00000124992400000014" calcext:value-type="float">
            <text:p>1.24992400000014E-06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00000022909" calcext:value-type="float">
            <text:p>2.2909E-12</text:p>
          </table:table-cell>
          <table:table-cell table:formula="of:=[.A3707]*[.A3707]" office:value-type="float" office:value="0.00000000000115107149" calcext:value-type="float">
            <text:p>1.1510714944E-12</text:p>
          </table:table-cell>
          <table:table-cell table:formula="of:=([.A3707]-[.B3707])*([.A3707]-[.B3707])" office:value-type="float" office:value="0.00000000000115106658" calcext:value-type="float">
            <text:p>1.15106657868366E-12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280337" calcext:value-type="float">
            <text:p>0.00000280337</text:p>
          </table:table-cell>
          <table:table-cell table:formula="of:=[.A3708]*[.A3708]" office:value-type="float" office:value="0.00000000000060040802" calcext:value-type="float">
            <text:p>6.004080196E-13</text:p>
          </table:table-cell>
          <table:table-cell table:formula="of:=([.A3708]-[.B3708])*([.A3708]-[.B3708])" office:value-type="float" office:value="0.00000000000411485282" calcext:value-type="float">
            <text:p>4.1148528201E-12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0199145" calcext:value-type="float">
            <text:p>0.0000199145</text:p>
          </table:table-cell>
          <table:table-cell table:formula="of:=[.A3709]*[.A3709]" office:value-type="float" office:value="0.0000000000012825336" calcext:value-type="float">
            <text:p>1.2825336001E-12</text:p>
          </table:table-cell>
          <table:table-cell table:formula="of:=([.A3709]-[.B3709])*([.A3709]-[.B3709])" office:value-type="float" office:value="0.00000000035276389964" calcext:value-type="float">
            <text:p>3.527638996401E-10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0132156" calcext:value-type="float">
            <text:p>0.0000132156</text:p>
          </table:table-cell>
          <table:table-cell table:formula="of:=[.A3710]*[.A3710]" office:value-type="float" office:value="0.00000000000460432889" calcext:value-type="float">
            <text:p>4.6043288929E-12</text:p>
          </table:table-cell>
          <table:table-cell table:formula="of:=([.A3710]-[.B3710])*([.A3710]-[.B3710])" office:value-type="float" office:value="0.00000000012254113623" calcext:value-type="float">
            <text:p>1.225411362289E-10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127107" calcext:value-type="float">
            <text:p>0.000127107</text:p>
          </table:table-cell>
          <table:table-cell table:formula="of:=[.A3711]*[.A3711]" office:value-type="float" office:value="0.00000000000460432889" calcext:value-type="float">
            <text:p>4.6043288929E-12</text:p>
          </table:table-cell>
          <table:table-cell table:formula="of:=([.A3711]-[.B3711])*([.A3711]-[.B3711])" office:value-type="float" office:value="0.00000001561530900311" calcext:value-type="float">
            <text:p>1.56153090031129E-08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190723" calcext:value-type="float">
            <text:p>0.000190723</text:p>
          </table:table-cell>
          <table:table-cell table:formula="of:=[.A3712]*[.A3712]" office:value-type="float" office:value="0.00000000000460432889" calcext:value-type="float">
            <text:p>4.6043288929E-12</text:p>
          </table:table-cell>
          <table:table-cell table:formula="of:=([.A3712]-[.B3712])*([.A3712]-[.B3712])" office:value-type="float" office:value="0.00000003556137167447" calcext:value-type="float">
            <text:p>3.55613716744729E-08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014078" calcext:value-type="float">
            <text:p>0.00000014078</text:p>
          </table:table-cell>
          <table:table-cell table:formula="of:=[.A3713]*[.A3713]" office:value-type="float" office:value="0.00000000000069633184" calcext:value-type="float">
            <text:p>6.96331836225E-13</text:p>
          </table:table-cell>
          <table:table-cell table:formula="of:=([.A3713]-[.B3713])*([.A3713]-[.B3713])" office:value-type="float" office:value="0.00000000000048119888" calcext:value-type="float">
            <text:p>4.81198879225E-13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788503" calcext:value-type="float">
            <text:p>0.00788503</text:p>
          </table:table-cell>
          <table:table-cell table:formula="of:=[.A3714]*[.A3714]" office:value-type="float" office:value="0.00000000001035970782" calcext:value-type="float">
            <text:p>1.03597078225E-11</text:p>
          </table:table-cell>
          <table:table-cell table:formula="of:=([.A3714]-[.B3714])*([.A3714]-[.B3714])" office:value-type="float" office:value="0.0000621229501569888" calcext:value-type="float">
            <text:p>6.21229501569888E-05</text:p>
          </table:table-cell>
          <table:table-cell table:number-columns-repeated="2"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145866" calcext:value-type="float">
            <text:p>0.00145866</text:p>
          </table:table-cell>
          <table:table-cell table:formula="of:=[.A3715]*[.A3715]" office:value-type="float" office:value="0.00000000045279158521" calcext:value-type="float">
            <text:p>4.5279158521E-10</text:p>
          </table:table-cell>
          <table:table-cell table:formula="of:=([.A3715]-[.B3715])*([.A3715]-[.B3715])" office:value-type="float" office:value="0.00000206606442663721" calcext:value-type="float">
            <text:p>2.06606442663721E-06</text:p>
          </table:table-cell>
          <table:table-cell table:number-columns-repeated="2"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26399" calcext:value-type="float">
            <text:p>0.026399</text:p>
          </table:table-cell>
          <table:table-cell table:formula="of:=[.A3716]*[.A3716]" office:value-type="float" office:value="0.00000000024760910736" calcext:value-type="float">
            <text:p>2.4760910736E-10</text:p>
          </table:table-cell>
          <table:table-cell table:formula="of:=([.A3716]-[.B3716])*([.A3716]-[.B3716])" office:value-type="float" office:value="0.000696076640400307" calcext:value-type="float">
            <text:p>0.000696076640400307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000388214" calcext:value-type="float">
            <text:p>0.00000388214</text:p>
          </table:table-cell>
          <table:table-cell table:formula="of:=[.A3717]*[.A3717]" office:value-type="float" office:value="0.00000000003991826125" calcext:value-type="float">
            <text:p>3.99182612481E-11</text:p>
          </table:table-cell>
          <table:table-cell table:formula="of:=([.A3717]-[.B3717])*([.A3717]-[.B3717])" office:value-type="float" office:value="0.0000000000059338524" calcext:value-type="float">
            <text:p>5.9338524025E-12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0000572106" calcext:value-type="float">
            <text:p>0.000000572106</text:p>
          </table:table-cell>
          <table:table-cell table:formula="of:=[.A3718]*[.A3718]" office:value-type="float" office:value="0.00000000003991826125" calcext:value-type="float">
            <text:p>3.99182612481E-11</text:p>
          </table:table-cell>
          <table:table-cell table:formula="of:=([.A3718]-[.B3718])*([.A3718]-[.B3718])" office:value-type="float" office:value="0.00000000003301633213" calcext:value-type="float">
            <text:p>3.3016332128256E-11</text:p>
          </table:table-cell>
          <table:table-cell table:number-columns-repeated="2"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00582091" calcext:value-type="float">
            <text:p>0.0000582091</text:p>
          </table:table-cell>
          <table:table-cell table:formula="of:=[.A3719]*[.A3719]" office:value-type="float" office:value="0.0000000000099795969" calcext:value-type="float">
            <text:p>9.9795969025E-12</text:p>
          </table:table-cell>
          <table:table-cell table:formula="of:=([.A3719]-[.B3719])*([.A3719]-[.B3719])" office:value-type="float" office:value="0.000000003030508005" calcext:value-type="float">
            <text:p>3.0305080050025E-09</text:p>
          </table:table-cell>
          <table:table-cell table:number-columns-repeated="2"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0167137" calcext:value-type="float">
            <text:p>0.000167137</text:p>
          </table:table-cell>
          <table:table-cell table:formula="of:=[.A3720]*[.A3720]" office:value-type="float" office:value="0.0000000000099795969" calcext:value-type="float">
            <text:p>9.9795969025E-12</text:p>
          </table:table-cell>
          <table:table-cell table:formula="of:=([.A3720]-[.B3720])*([.A3720]-[.B3720])" office:value-type="float" office:value="0.0000000268887680862" calcext:value-type="float">
            <text:p>2.68887680862025E-08</text:p>
          </table:table-cell>
          <table:table-cell table:number-columns-repeated="2"/>
        </table:table-row>
        <table:table-row table:style-name="ro1">
          <table:table-cell office:value-type="float" office:value="0.000848174" calcext:value-type="float">
            <text:p>0.000848174</text:p>
          </table:table-cell>
          <table:table-cell office:value-type="float" office:value="0.0674854" calcext:value-type="float">
            <text:p>0.0674854</text:p>
          </table:table-cell>
          <table:table-cell table:formula="of:=[.A3721]*[.A3721]" office:value-type="float" office:value="0.000000719399134276" calcext:value-type="float">
            <text:p>7.19399134276E-07</text:p>
          </table:table-cell>
          <table:table-cell table:formula="of:=([.A3721]-[.B3721])*([.A3721]-[.B3721])" office:value-type="float" office:value="0.00444051988897508" calcext:value-type="float">
            <text:p>0.00444051988897508</text:p>
          </table:table-cell>
          <table:table-cell table:number-columns-repeated="2"/>
        </table:table-row>
        <table:table-row table:style-name="ro1">
          <table:table-cell office:value-type="float" office:value="0.00194865" calcext:value-type="float">
            <text:p>0.00194865</text:p>
          </table:table-cell>
          <table:table-cell office:value-type="float" office:value="0.000965413" calcext:value-type="float">
            <text:p>0.000965413</text:p>
          </table:table-cell>
          <table:table-cell table:formula="of:=[.A3722]*[.A3722]" office:value-type="float" office:value="0.0000037972368225" calcext:value-type="float">
            <text:p>0.0000037972368225</text:p>
          </table:table-cell>
          <table:table-cell table:formula="of:=([.A3722]-[.B3722])*([.A3722]-[.B3722])" office:value-type="float" office:value="0.000000966754998169" calcext:value-type="float">
            <text:p>9.66754998169E-07</text:p>
          </table:table-cell>
          <table:table-cell table:number-columns-repeated="2"/>
        </table:table-row>
        <table:table-row table:style-name="ro1">
          <table:table-cell office:value-type="float" office:value="0.00254893" calcext:value-type="float">
            <text:p>0.00254893</text:p>
          </table:table-cell>
          <table:table-cell office:value-type="float" office:value="0.0000278327" calcext:value-type="float">
            <text:p>0.0000278327</text:p>
          </table:table-cell>
          <table:table-cell table:formula="of:=[.A3723]*[.A3723]" office:value-type="float" office:value="0.0000064970441449" calcext:value-type="float">
            <text:p>0.0000064970441449</text:p>
          </table:table-cell>
          <table:table-cell table:formula="of:=([.A3723]-[.B3723])*([.A3723]-[.B3723])" office:value-type="float" office:value="0.00000635593159606729" calcext:value-type="float">
            <text:p>6.35593159606729E-06</text:p>
          </table:table-cell>
          <table:table-cell table:number-columns-repeated="2"/>
        </table:table-row>
        <table:table-row table:style-name="ro1">
          <table:table-cell office:value-type="float" office:value="0.00775254" calcext:value-type="float">
            <text:p>0.00775254</text:p>
          </table:table-cell>
          <table:table-cell office:value-type="float" office:value="0.0000723317" calcext:value-type="float">
            <text:p>0.0000723317</text:p>
          </table:table-cell>
          <table:table-cell table:formula="of:=[.A3724]*[.A3724]" office:value-type="float" office:value="0.0000601018764516" calcext:value-type="float">
            <text:p>0.0000601018764516</text:p>
          </table:table-cell>
          <table:table-cell table:formula="of:=([.A3724]-[.B3724])*([.A3724]-[.B3724])" office:value-type="float" office:value="0.0000589855995313889" calcext:value-type="float">
            <text:p>5.89855995313889E-05</text:p>
          </table:table-cell>
          <table:table-cell table:number-columns-repeated="2"/>
        </table:table-row>
        <table:table-row table:style-name="ro1">
          <table:table-cell office:value-type="float" office:value="0.000812352" calcext:value-type="float">
            <text:p>0.000812352</text:p>
          </table:table-cell>
          <table:table-cell office:value-type="float" office:value="0.000280027" calcext:value-type="float">
            <text:p>0.000280027</text:p>
          </table:table-cell>
          <table:table-cell table:formula="of:=[.A3725]*[.A3725]" office:value-type="float" office:value="0.000000659915771904" calcext:value-type="float">
            <text:p>6.59915771904E-07</text:p>
          </table:table-cell>
          <table:table-cell table:formula="of:=([.A3725]-[.B3725])*([.A3725]-[.B3725])" office:value-type="float" office:value="0.000000283369905625" calcext:value-type="float">
            <text:p>2.83369905625E-07</text:p>
          </table:table-cell>
          <table:table-cell table:number-columns-repeated="2"/>
        </table:table-row>
        <table:table-row table:style-name="ro1">
          <table:table-cell office:value-type="float" office:value="0.00665194" calcext:value-type="float">
            <text:p>0.00665194</text:p>
          </table:table-cell>
          <table:table-cell office:value-type="float" office:value="0.000499809" calcext:value-type="float">
            <text:p>0.000499809</text:p>
          </table:table-cell>
          <table:table-cell table:formula="of:=[.A3726]*[.A3726]" office:value-type="float" office:value="0.0000442483057636" calcext:value-type="float">
            <text:p>0.0000442483057636</text:p>
          </table:table-cell>
          <table:table-cell table:formula="of:=([.A3726]-[.B3726])*([.A3726]-[.B3726])" office:value-type="float" office:value="0.000037848715841161" calcext:value-type="float">
            <text:p>3.7848715841161E-05</text:p>
          </table:table-cell>
          <table:table-cell table:number-columns-repeated="2"/>
        </table:table-row>
        <table:table-row table:style-name="ro1">
          <table:table-cell office:value-type="float" office:value="0.0223234" calcext:value-type="float">
            <text:p>0.0223234</text:p>
          </table:table-cell>
          <table:table-cell office:value-type="float" office:value="0.0747308" calcext:value-type="float">
            <text:p>0.0747308</text:p>
          </table:table-cell>
          <table:table-cell table:formula="of:=[.A3727]*[.A3727]" office:value-type="float" office:value="0.00049833418756" calcext:value-type="float">
            <text:p>0.00049833418756</text:p>
          </table:table-cell>
          <table:table-cell table:formula="of:=([.A3727]-[.B3727])*([.A3727]-[.B3727])" office:value-type="float" office:value="0.00274653557476" calcext:value-type="float">
            <text:p>0.00274653557476</text:p>
          </table:table-cell>
          <table:table-cell table:number-columns-repeated="2"/>
        </table:table-row>
        <table:table-row table:style-name="ro1">
          <table:table-cell office:value-type="float" office:value="0.0727335" calcext:value-type="float">
            <text:p>0.0727335</text:p>
          </table:table-cell>
          <table:table-cell office:value-type="float" office:value="0.0677331" calcext:value-type="float">
            <text:p>0.0677331</text:p>
          </table:table-cell>
          <table:table-cell table:formula="of:=[.A3728]*[.A3728]" office:value-type="float" office:value="0.00529016202225" calcext:value-type="float">
            <text:p>0.00529016202225</text:p>
          </table:table-cell>
          <table:table-cell table:formula="of:=([.A3728]-[.B3728])*([.A3728]-[.B3728])" office:value-type="float" office:value="0.00002500400016" calcext:value-type="float">
            <text:p>0.00002500400016</text:p>
          </table:table-cell>
          <table:table-cell table:number-columns-repeated="2"/>
        </table:table-row>
        <table:table-row table:style-name="ro1">
          <table:table-cell office:value-type="float" office:value="0.216436" calcext:value-type="float">
            <text:p>0.216436</text:p>
          </table:table-cell>
          <table:table-cell office:value-type="float" office:value="0.0442746" calcext:value-type="float">
            <text:p>0.0442746</text:p>
          </table:table-cell>
          <table:table-cell table:formula="of:=[.A3729]*[.A3729]" office:value-type="float" office:value="0.046844542096" calcext:value-type="float">
            <text:p>0.046844542096</text:p>
          </table:table-cell>
          <table:table-cell table:formula="of:=([.A3729]-[.B3729])*([.A3729]-[.B3729])" office:value-type="float" office:value="0.02963954764996" calcext:value-type="float">
            <text:p>0.02963954764996</text:p>
          </table:table-cell>
          <table:table-cell table:number-columns-repeated="2"/>
        </table:table-row>
        <table:table-row table:style-name="ro1">
          <table:table-cell office:value-type="float" office:value="0.216435" calcext:value-type="float">
            <text:p>0.216435</text:p>
          </table:table-cell>
          <table:table-cell office:value-type="float" office:value="0.0334536" calcext:value-type="float">
            <text:p>0.0334536</text:p>
          </table:table-cell>
          <table:table-cell table:formula="of:=[.A3730]*[.A3730]" office:value-type="float" office:value="0.046844109225" calcext:value-type="float">
            <text:p>0.046844109225</text:p>
          </table:table-cell>
          <table:table-cell table:formula="of:=([.A3730]-[.B3730])*([.A3730]-[.B3730])" office:value-type="float" office:value="0.03348219274596" calcext:value-type="float">
            <text:p>0.03348219274596</text:p>
          </table:table-cell>
          <table:table-cell table:number-columns-repeated="2"/>
        </table:table-row>
        <table:table-row table:style-name="ro1">
          <table:table-cell office:value-type="float" office:value="0.216436" calcext:value-type="float">
            <text:p>0.216436</text:p>
          </table:table-cell>
          <table:table-cell office:value-type="float" office:value="0.0284477" calcext:value-type="float">
            <text:p>0.0284477</text:p>
          </table:table-cell>
          <table:table-cell table:formula="of:=[.A3731]*[.A3731]" office:value-type="float" office:value="0.046844542096" calcext:value-type="float">
            <text:p>0.046844542096</text:p>
          </table:table-cell>
          <table:table-cell table:formula="of:=([.A3731]-[.B3731])*([.A3731]-[.B3731])" office:value-type="float" office:value="0.03533960093689" calcext:value-type="float">
            <text:p>0.03533960093689</text:p>
          </table:table-cell>
          <table:table-cell table:number-columns-repeated="2"/>
        </table:table-row>
        <table:table-row table:style-name="ro1">
          <table:table-cell office:value-type="float" office:value="0.367076" calcext:value-type="float">
            <text:p>0.367076</text:p>
          </table:table-cell>
          <table:table-cell office:value-type="float" office:value="0.100946" calcext:value-type="float">
            <text:p>0.100946</text:p>
          </table:table-cell>
          <table:table-cell table:formula="of:=[.A3732]*[.A3732]" office:value-type="float" office:value="0.134744789776" calcext:value-type="float">
            <text:p>0.134744789776</text:p>
          </table:table-cell>
          <table:table-cell table:formula="of:=([.A3732]-[.B3732])*([.A3732]-[.B3732])" office:value-type="float" office:value="0.0708251769" calcext:value-type="float">
            <text:p>0.0708251769</text:p>
          </table:table-cell>
          <table:table-cell table:number-columns-repeated="2"/>
        </table:table-row>
        <table:table-row table:style-name="ro1">
          <table:table-cell office:value-type="float" office:value="0.393789" calcext:value-type="float">
            <text:p>0.393789</text:p>
          </table:table-cell>
          <table:table-cell office:value-type="float" office:value="0.160788" calcext:value-type="float">
            <text:p>0.160788</text:p>
          </table:table-cell>
          <table:table-cell table:formula="of:=[.A3733]*[.A3733]" office:value-type="float" office:value="0.155069776521" calcext:value-type="float">
            <text:p>0.155069776521</text:p>
          </table:table-cell>
          <table:table-cell table:formula="of:=([.A3733]-[.B3733])*([.A3733]-[.B3733])" office:value-type="float" office:value="0.054289466001" calcext:value-type="float">
            <text:p>0.054289466001</text:p>
          </table:table-cell>
          <table:table-cell table:number-columns-repeated="2"/>
        </table:table-row>
        <table:table-row table:style-name="ro1">
          <table:table-cell office:value-type="float" office:value="0.510375" calcext:value-type="float">
            <text:p>0.510375</text:p>
          </table:table-cell>
          <table:table-cell office:value-type="float" office:value="0.167178" calcext:value-type="float">
            <text:p>0.167178</text:p>
          </table:table-cell>
          <table:table-cell table:formula="of:=[.A3734]*[.A3734]" office:value-type="float" office:value="0.260482640625" calcext:value-type="float">
            <text:p>0.260482640625</text:p>
          </table:table-cell>
          <table:table-cell table:formula="of:=([.A3734]-[.B3734])*([.A3734]-[.B3734])" office:value-type="float" office:value="0.117784180809" calcext:value-type="float">
            <text:p>0.117784180809</text:p>
          </table:table-cell>
          <table:table-cell table:number-columns-repeated="2"/>
        </table:table-row>
        <table:table-row table:style-name="ro1">
          <table:table-cell office:value-type="float" office:value="0.510375" calcext:value-type="float">
            <text:p>0.510375</text:p>
          </table:table-cell>
          <table:table-cell office:value-type="float" office:value="0.145346" calcext:value-type="float">
            <text:p>0.145346</text:p>
          </table:table-cell>
          <table:table-cell table:formula="of:=[.A3735]*[.A3735]" office:value-type="float" office:value="0.260482640625" calcext:value-type="float">
            <text:p>0.260482640625</text:p>
          </table:table-cell>
          <table:table-cell table:formula="of:=([.A3735]-[.B3735])*([.A3735]-[.B3735])" office:value-type="float" office:value="0.133246170841" calcext:value-type="float">
            <text:p>0.133246170841</text:p>
          </table:table-cell>
          <table:table-cell table:number-columns-repeated="2"/>
        </table:table-row>
        <table:table-row table:style-name="ro1">
          <table:table-cell office:value-type="float" office:value="0.510375" calcext:value-type="float">
            <text:p>0.510375</text:p>
          </table:table-cell>
          <table:table-cell office:value-type="float" office:value="0.203924" calcext:value-type="float">
            <text:p>0.203924</text:p>
          </table:table-cell>
          <table:table-cell table:formula="of:=[.A3736]*[.A3736]" office:value-type="float" office:value="0.260482640625" calcext:value-type="float">
            <text:p>0.260482640625</text:p>
          </table:table-cell>
          <table:table-cell table:formula="of:=([.A3736]-[.B3736])*([.A3736]-[.B3736])" office:value-type="float" office:value="0.093912215401" calcext:value-type="float">
            <text:p>0.093912215401</text:p>
          </table:table-cell>
          <table:table-cell table:number-columns-repeated="2"/>
        </table:table-row>
        <table:table-row table:style-name="ro1">
          <table:table-cell office:value-type="float" office:value="0.599463" calcext:value-type="float">
            <text:p>0.599463</text:p>
          </table:table-cell>
          <table:table-cell office:value-type="float" office:value="0.361229" calcext:value-type="float">
            <text:p>0.361229</text:p>
          </table:table-cell>
          <table:table-cell table:formula="of:=[.A3737]*[.A3737]" office:value-type="float" office:value="0.359355888369" calcext:value-type="float">
            <text:p>0.359355888369</text:p>
          </table:table-cell>
          <table:table-cell table:formula="of:=([.A3737]-[.B3737])*([.A3737]-[.B3737])" office:value-type="float" office:value="0.056755438756" calcext:value-type="float">
            <text:p>0.056755438756</text:p>
          </table:table-cell>
          <table:table-cell table:number-columns-repeated="2"/>
        </table:table-row>
        <table:table-row table:style-name="ro1">
          <table:table-cell office:value-type="float" office:value="0.599463" calcext:value-type="float">
            <text:p>0.599463</text:p>
          </table:table-cell>
          <table:table-cell office:value-type="float" office:value="0.640426" calcext:value-type="float">
            <text:p>0.640426</text:p>
          </table:table-cell>
          <table:table-cell table:formula="of:=[.A3738]*[.A3738]" office:value-type="float" office:value="0.359355888369" calcext:value-type="float">
            <text:p>0.359355888369</text:p>
          </table:table-cell>
          <table:table-cell table:formula="of:=([.A3738]-[.B3738])*([.A3738]-[.B3738])" office:value-type="float" office:value="0.00167796736900001" calcext:value-type="float">
            <text:p>0.00167796736900001</text:p>
          </table:table-cell>
          <table:table-cell table:number-columns-repeated="2"/>
        </table:table-row>
        <table:table-row table:style-name="ro1">
          <table:table-cell office:value-type="float" office:value="0.767628" calcext:value-type="float">
            <text:p>0.767628</text:p>
          </table:table-cell>
          <table:table-cell office:value-type="float" office:value="0.406543" calcext:value-type="float">
            <text:p>0.406543</text:p>
          </table:table-cell>
          <table:table-cell table:formula="of:=[.A3739]*[.A3739]" office:value-type="float" office:value="0.589252746384" calcext:value-type="float">
            <text:p>0.589252746384</text:p>
          </table:table-cell>
          <table:table-cell table:formula="of:=([.A3739]-[.B3739])*([.A3739]-[.B3739])" office:value-type="float" office:value="0.130382377225" calcext:value-type="float">
            <text:p>0.130382377225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769168" calcext:value-type="float">
            <text:p>0.769168</text:p>
          </table:table-cell>
          <table:table-cell table:formula="of:=[.A3740]*[.A3740]" office:value-type="float" office:value="0.999968000256" calcext:value-type="float">
            <text:p>0.999968000256</text:p>
          </table:table-cell>
          <table:table-cell table:formula="of:=([.A3740]-[.B3740])*([.A3740]-[.B3740])" office:value-type="float" office:value="0.053276025856" calcext:value-type="float">
            <text:p>0.053276025856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17905" calcext:value-type="float">
            <text:p>0.917905</text:p>
          </table:table-cell>
          <table:table-cell table:formula="of:=[.A3741]*[.A3741]" office:value-type="float" office:value="0.999968000256" calcext:value-type="float">
            <text:p>0.999968000256</text:p>
          </table:table-cell>
          <table:table-cell table:formula="of:=([.A3741]-[.B3741])*([.A3741]-[.B3741])" office:value-type="float" office:value="0.006736962241" calcext:value-type="float">
            <text:p>0.006736962241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55963" calcext:value-type="float">
            <text:p>0.955963</text:p>
          </table:table-cell>
          <table:table-cell table:formula="of:=[.A3742]*[.A3742]" office:value-type="float" office:value="0.999968000256" calcext:value-type="float">
            <text:p>0.999968000256</text:p>
          </table:table-cell>
          <table:table-cell table:formula="of:=([.A3742]-[.B3742])*([.A3742]-[.B3742])" office:value-type="float" office:value="0.001937848441" calcext:value-type="float">
            <text:p>0.001937848441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84713" calcext:value-type="float">
            <text:p>0.984713</text:p>
          </table:table-cell>
          <table:table-cell table:formula="of:=[.A3743]*[.A3743]" office:value-type="float" office:value="0.999968000256" calcext:value-type="float">
            <text:p>0.999968000256</text:p>
          </table:table-cell>
          <table:table-cell table:formula="of:=([.A3743]-[.B3743])*([.A3743]-[.B3743])" office:value-type="float" office:value="0.000233203441000001" calcext:value-type="float">
            <text:p>0.000233203441000001</text:p>
          </table:table-cell>
          <table:table-cell table:number-columns-repeated="2"/>
        </table:table-row>
        <table:table-row table:style-name="ro1">
          <table:table-cell office:value-type="float" office:value="0.999983" calcext:value-type="float">
            <text:p>0.999983</text:p>
          </table:table-cell>
          <table:table-cell office:value-type="float" office:value="0.998192" calcext:value-type="float">
            <text:p>0.998192</text:p>
          </table:table-cell>
          <table:table-cell table:formula="of:=[.A3744]*[.A3744]" office:value-type="float" office:value="0.999966000289" calcext:value-type="float">
            <text:p>0.999966000289</text:p>
          </table:table-cell>
          <table:table-cell table:formula="of:=([.A3744]-[.B3744])*([.A3744]-[.B3744])" office:value-type="float" office:value="0.00000320768099999995" calcext:value-type="float">
            <text:p>3.20768099999995E-06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99998" calcext:value-type="float">
            <text:p>0.999998</text:p>
          </table:table-cell>
          <table:table-cell table:formula="of:=[.A3745]*[.A3745]" office:value-type="float" office:value="0.999968000256" calcext:value-type="float">
            <text:p>0.999968000256</text:p>
          </table:table-cell>
          <table:table-cell table:formula="of:=([.A3745]-[.B3745])*([.A3745]-[.B3745])" office:value-type="float" office:value="0.000000000196" calcext:value-type="float">
            <text:p>1.96000000001946E-10</text:p>
          </table:table-cell>
          <table:table-cell table:number-columns-repeated="2"/>
        </table:table-row>
        <table:table-row table:style-name="ro1">
          <table:table-cell office:value-type="float" office:value="0.0000470877" calcext:value-type="float">
            <text:p>0.0000470877</text:p>
          </table:table-cell>
          <table:table-cell office:value-type="float" office:value="0.00000000000134877" calcext:value-type="float">
            <text:p>1.34877E-12</text:p>
          </table:table-cell>
          <table:table-cell table:formula="of:=[.A3746]*[.A3746]" office:value-type="float" office:value="0.00000000221725149129" calcext:value-type="float">
            <text:p>2.21725149129E-09</text:p>
          </table:table-cell>
          <table:table-cell table:formula="of:=([.A3746]-[.B3746])*([.A3746]-[.B3746])" office:value-type="float" office:value="0.00000000221725136427" calcext:value-type="float">
            <text:p>2.21725136426905E-09</text:p>
          </table:table-cell>
          <table:table-cell table:number-columns-repeated="2"/>
        </table:table-row>
        <table:table-row table:style-name="ro1">
          <table:table-cell office:value-type="float" office:value="0.0000470877" calcext:value-type="float">
            <text:p>0.0000470877</text:p>
          </table:table-cell>
          <table:table-cell office:value-type="float" office:value="0.000000000804183" calcext:value-type="float">
            <text:p>8.04183E-10</text:p>
          </table:table-cell>
          <table:table-cell table:formula="of:=[.A3747]*[.A3747]" office:value-type="float" office:value="0.00000000221725149129" calcext:value-type="float">
            <text:p>2.21725149129E-09</text:p>
          </table:table-cell>
          <table:table-cell table:formula="of:=([.A3747]-[.B3747])*([.A3747]-[.B3747])" office:value-type="float" office:value="0.00000000221717575768" calcext:value-type="float">
            <text:p>2.21717575768101E-09</text:p>
          </table:table-cell>
          <table:table-cell table:number-columns-repeated="2"/>
        </table:table-row>
        <table:table-row table:style-name="ro1">
          <table:table-cell office:value-type="float" office:value="0.0000470877" calcext:value-type="float">
            <text:p>0.0000470877</text:p>
          </table:table-cell>
          <table:table-cell office:value-type="float" office:value="0.0000512721" calcext:value-type="float">
            <text:p>0.0000512721</text:p>
          </table:table-cell>
          <table:table-cell table:formula="of:=[.A3748]*[.A3748]" office:value-type="float" office:value="0.00000000221725149129" calcext:value-type="float">
            <text:p>2.21725149129E-09</text:p>
          </table:table-cell>
          <table:table-cell table:formula="of:=([.A3748]-[.B3748])*([.A3748]-[.B3748])" office:value-type="float" office:value="0.00000000001750920336" calcext:value-type="float">
            <text:p>1.750920336E-11</text:p>
          </table:table-cell>
          <table:table-cell table:number-columns-repeated="2"/>
        </table:table-row>
        <table:table-row table:style-name="ro1">
          <table:table-cell office:value-type="float" office:value="0.0000165701" calcext:value-type="float">
            <text:p>0.0000165701</text:p>
          </table:table-cell>
          <table:table-cell office:value-type="float" office:value="0.0206442" calcext:value-type="float">
            <text:p>0.0206442</text:p>
          </table:table-cell>
          <table:table-cell table:formula="of:=[.A3749]*[.A3749]" office:value-type="float" office:value="0.00000000027456821401" calcext:value-type="float">
            <text:p>2.7456821401E-10</text:p>
          </table:table-cell>
          <table:table-cell table:formula="of:=([.A3749]-[.B3749])*([.A3749]-[.B3749])" office:value-type="float" office:value="0.000425499115291374" calcext:value-type="float">
            <text:p>0.000425499115291374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124927" calcext:value-type="float">
            <text:p>0.0124927</text:p>
          </table:table-cell>
          <table:table-cell table:formula="of:=[.A3750]*[.A3750]" office:value-type="float" office:value="0.00000000003842611325" calcext:value-type="float">
            <text:p>3.84261132544E-11</text:p>
          </table:table-cell>
          <table:table-cell table:formula="of:=([.A3750]-[.B3750])*([.A3750]-[.B3750])" office:value-type="float" office:value="0.000155912710219761" calcext:value-type="float">
            <text:p>0.000155912710219761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444938" calcext:value-type="float">
            <text:p>0.00444938</text:p>
          </table:table-cell>
          <table:table-cell table:formula="of:=[.A3751]*[.A3751]" office:value-type="float" office:value="0.00000000003842611325" calcext:value-type="float">
            <text:p>3.84261132544E-11</text:p>
          </table:table-cell>
          <table:table-cell table:formula="of:=([.A3751]-[.B3751])*([.A3751]-[.B3751])" office:value-type="float" office:value="0.0000197418584651245" calcext:value-type="float">
            <text:p>1.97418584651245E-05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426887" calcext:value-type="float">
            <text:p>0.00426887</text:p>
          </table:table-cell>
          <table:table-cell table:formula="of:=[.A3752]*[.A3752]" office:value-type="float" office:value="0.0000000000932373704" calcext:value-type="float">
            <text:p>9.32373704025E-11</text:p>
          </table:table-cell>
          <table:table-cell table:formula="of:=([.A3752]-[.B3752])*([.A3752]-[.B3752])" office:value-type="float" office:value="0.0000181409043237174" calcext:value-type="float">
            <text:p>1.81409043237174E-05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29422" calcext:value-type="float">
            <text:p>0.0029422</text:p>
          </table:table-cell>
          <table:table-cell table:formula="of:=[.A3753]*[.A3753]" office:value-type="float" office:value="0.00000000000222045761" calcext:value-type="float">
            <text:p>2.2204576144E-12</text:p>
          </table:table-cell>
          <table:table-cell table:formula="of:=([.A3753]-[.B3753])*([.A3753]-[.B3753])" office:value-type="float" office:value="0.00000864777459832961" calcext:value-type="float">
            <text:p>8.64777459832961E-06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345463" calcext:value-type="float">
            <text:p>0.00345463</text:p>
          </table:table-cell>
          <table:table-cell table:formula="of:=[.A3754]*[.A3754]" office:value-type="float" office:value="0.00000000000222045761" calcext:value-type="float">
            <text:p>2.2204576144E-12</text:p>
          </table:table-cell>
          <table:table-cell table:formula="of:=([.A3754]-[.B3754])*([.A3754]-[.B3754])" office:value-type="float" office:value="0.0000119241750308464" calcext:value-type="float">
            <text:p>1.19241750308464E-05</text:p>
          </table:table-cell>
          <table:table-cell table:number-columns-repeated="2"/>
        </table:table-row>
        <table:table-row table:style-name="ro1">
          <table:table-cell office:value-type="float" office:value="0.0000751019" calcext:value-type="float">
            <text:p>0.0000751019</text:p>
          </table:table-cell>
          <table:table-cell office:value-type="float" office:value="0.000819973" calcext:value-type="float">
            <text:p>0.000819973</text:p>
          </table:table-cell>
          <table:table-cell table:formula="of:=[.A3755]*[.A3755]" office:value-type="float" office:value="0.00000000564029538361" calcext:value-type="float">
            <text:p>5.64029538361E-09</text:p>
          </table:table-cell>
          <table:table-cell table:formula="of:=([.A3755]-[.B3755])*([.A3755]-[.B3755])" office:value-type="float" office:value="0.00000055483295561521" calcext:value-type="float">
            <text:p>5.5483295561521E-07</text:p>
          </table:table-cell>
          <table:table-cell table:number-columns-repeated="2"/>
        </table:table-row>
        <table:table-row table:style-name="ro1">
          <table:table-cell office:value-type="float" office:value="0.0000240803" calcext:value-type="float">
            <text:p>0.0000240803</text:p>
          </table:table-cell>
          <table:table-cell office:value-type="float" office:value="0.0000171457" calcext:value-type="float">
            <text:p>0.0000171457</text:p>
          </table:table-cell>
          <table:table-cell table:formula="of:=[.A3756]*[.A3756]" office:value-type="float" office:value="0.00000000057986084809" calcext:value-type="float">
            <text:p>5.7986084809E-10</text:p>
          </table:table-cell>
          <table:table-cell table:formula="of:=([.A3756]-[.B3756])*([.A3756]-[.B3756])" office:value-type="float" office:value="0.00000000004808867716" calcext:value-type="float">
            <text:p>4.808867716E-11</text:p>
          </table:table-cell>
          <table:table-cell table:number-columns-repeated="2"/>
        </table:table-row>
        <table:table-row table:style-name="ro1">
          <table:table-cell office:value-type="float" office:value="0.0000327826" calcext:value-type="float">
            <text:p>0.0000327826</text:p>
          </table:table-cell>
          <table:table-cell office:value-type="float" office:value="0.0000300994" calcext:value-type="float">
            <text:p>0.0000300994</text:p>
          </table:table-cell>
          <table:table-cell table:formula="of:=[.A3757]*[.A3757]" office:value-type="float" office:value="0.00000000107469886276" calcext:value-type="float">
            <text:p>1.07469886276E-09</text:p>
          </table:table-cell>
          <table:table-cell table:formula="of:=([.A3757]-[.B3757])*([.A3757]-[.B3757])" office:value-type="float" office:value="0.00000000000719956224" calcext:value-type="float">
            <text:p>7.19956224000001E-12</text:p>
          </table:table-cell>
          <table:table-cell table:number-columns-repeated="2"/>
        </table:table-row>
        <table:table-row table:style-name="ro1">
          <table:table-cell office:value-type="float" office:value="0.000125825" calcext:value-type="float">
            <text:p>0.000125825</text:p>
          </table:table-cell>
          <table:table-cell office:value-type="float" office:value="0.000189539" calcext:value-type="float">
            <text:p>0.000189539</text:p>
          </table:table-cell>
          <table:table-cell table:formula="of:=[.A3758]*[.A3758]" office:value-type="float" office:value="0.000000015831930625" calcext:value-type="float">
            <text:p>1.5831930625E-08</text:p>
          </table:table-cell>
          <table:table-cell table:formula="of:=([.A3758]-[.B3758])*([.A3758]-[.B3758])" office:value-type="float" office:value="0.000000004059473796" calcext:value-type="float">
            <text:p>4.059473796E-09</text:p>
          </table:table-cell>
          <table:table-cell table:number-columns-repeated="2"/>
        </table:table-row>
        <table:table-row table:style-name="ro1">
          <table:table-cell office:value-type="float" office:value="0.000519693" calcext:value-type="float">
            <text:p>0.000519693</text:p>
          </table:table-cell>
          <table:table-cell office:value-type="float" office:value="0.0000390924" calcext:value-type="float">
            <text:p>0.0000390924</text:p>
          </table:table-cell>
          <table:table-cell table:formula="of:=[.A3759]*[.A3759]" office:value-type="float" office:value="0.000000270080814249" calcext:value-type="float">
            <text:p>2.70080814249E-07</text:p>
          </table:table-cell>
          <table:table-cell table:formula="of:=([.A3759]-[.B3759])*([.A3759]-[.B3759])" office:value-type="float" office:value="0.00000023097693672036" calcext:value-type="float">
            <text:p>2.3097693672036E-07</text:p>
          </table:table-cell>
          <table:table-cell table:number-columns-repeated="2"/>
        </table:table-row>
        <table:table-row table:style-name="ro1">
          <table:table-cell office:value-type="float" office:value="0.000519693" calcext:value-type="float">
            <text:p>0.000519693</text:p>
          </table:table-cell>
          <table:table-cell office:value-type="float" office:value="0.0000414461" calcext:value-type="float">
            <text:p>0.0000414461</text:p>
          </table:table-cell>
          <table:table-cell table:formula="of:=[.A3760]*[.A3760]" office:value-type="float" office:value="0.000000270080814249" calcext:value-type="float">
            <text:p>2.70080814249E-07</text:p>
          </table:table-cell>
          <table:table-cell table:formula="of:=([.A3760]-[.B3760])*([.A3760]-[.B3760])" office:value-type="float" office:value="0.00000022872009735961" calcext:value-type="float">
            <text:p>2.2872009735961E-07</text:p>
          </table:table-cell>
          <table:table-cell table:number-columns-repeated="2"/>
        </table:table-row>
        <table:table-row table:style-name="ro1">
          <table:table-cell office:value-type="float" office:value="0.000519693" calcext:value-type="float">
            <text:p>0.000519693</text:p>
          </table:table-cell>
          <table:table-cell office:value-type="float" office:value="0.00127625" calcext:value-type="float">
            <text:p>0.00127625</text:p>
          </table:table-cell>
          <table:table-cell table:formula="of:=[.A3761]*[.A3761]" office:value-type="float" office:value="0.000000270080814249" calcext:value-type="float">
            <text:p>2.70080814249E-07</text:p>
          </table:table-cell>
          <table:table-cell table:formula="of:=([.A3761]-[.B3761])*([.A3761]-[.B3761])" office:value-type="float" office:value="0.000000572378494249" calcext:value-type="float">
            <text:p>5.72378494249E-07</text:p>
          </table:table-cell>
          <table:table-cell table:number-columns-repeated="2"/>
        </table:table-row>
        <table:table-row table:style-name="ro1">
          <table:table-cell office:value-type="float" office:value="0.000274062" calcext:value-type="float">
            <text:p>0.000274062</text:p>
          </table:table-cell>
          <table:table-cell office:value-type="float" office:value="0.0000128767" calcext:value-type="float">
            <text:p>0.0000128767</text:p>
          </table:table-cell>
          <table:table-cell table:formula="of:=[.A3762]*[.A3762]" office:value-type="float" office:value="0.000000075109979844" calcext:value-type="float">
            <text:p>7.5109979844E-08</text:p>
          </table:table-cell>
          <table:table-cell table:formula="of:=([.A3762]-[.B3762])*([.A3762]-[.B3762])" office:value-type="float" office:value="0.00000006821776093609" calcext:value-type="float">
            <text:p>6.821776093609E-08</text:p>
          </table:table-cell>
          <table:table-cell table:number-columns-repeated="2"/>
        </table:table-row>
        <table:table-row table:style-name="ro1">
          <table:table-cell office:value-type="float" office:value="0.00044626" calcext:value-type="float">
            <text:p>0.00044626</text:p>
          </table:table-cell>
          <table:table-cell office:value-type="float" office:value="0.0000298579" calcext:value-type="float">
            <text:p>0.0000298579</text:p>
          </table:table-cell>
          <table:table-cell table:formula="of:=[.A3763]*[.A3763]" office:value-type="float" office:value="0.0000001991479876" calcext:value-type="float">
            <text:p>0.0000001991479876</text:p>
          </table:table-cell>
          <table:table-cell table:formula="of:=([.A3763]-[.B3763])*([.A3763]-[.B3763])" office:value-type="float" office:value="0.00000017339070888441" calcext:value-type="float">
            <text:p>1.7339070888441E-07</text:p>
          </table:table-cell>
          <table:table-cell table:number-columns-repeated="2"/>
        </table:table-row>
        <table:table-row table:style-name="ro1">
          <table:table-cell office:value-type="float" office:value="0.00044626" calcext:value-type="float">
            <text:p>0.00044626</text:p>
          </table:table-cell>
          <table:table-cell office:value-type="float" office:value="0.0000259322" calcext:value-type="float">
            <text:p>0.0000259322</text:p>
          </table:table-cell>
          <table:table-cell table:formula="of:=[.A3764]*[.A3764]" office:value-type="float" office:value="0.0000001991479876" calcext:value-type="float">
            <text:p>0.0000001991479876</text:p>
          </table:table-cell>
          <table:table-cell table:formula="of:=([.A3764]-[.B3764])*([.A3764]-[.B3764])" office:value-type="float" office:value="0.00000017667545945284" calcext:value-type="float">
            <text:p>1.7667545945284E-07</text:p>
          </table:table-cell>
          <table:table-cell table:number-columns-repeated="2"/>
        </table:table-row>
        <table:table-row table:style-name="ro1">
          <table:table-cell office:value-type="float" office:value="0.000891745" calcext:value-type="float">
            <text:p>0.000891745</text:p>
          </table:table-cell>
          <table:table-cell office:value-type="float" office:value="0.0000160236" calcext:value-type="float">
            <text:p>0.0000160236</text:p>
          </table:table-cell>
          <table:table-cell table:formula="of:=[.A3765]*[.A3765]" office:value-type="float" office:value="0.000000795209145025" calcext:value-type="float">
            <text:p>7.95209145025E-07</text:p>
          </table:table-cell>
          <table:table-cell table:formula="of:=([.A3765]-[.B3765])*([.A3765]-[.B3765])" office:value-type="float" office:value="0.00000076688797041796" calcext:value-type="float">
            <text:p>7.6688797041796E-07</text:p>
          </table:table-cell>
          <table:table-cell table:number-columns-repeated="2"/>
        </table:table-row>
        <table:table-row table:style-name="ro1">
          <table:table-cell office:value-type="float" office:value="0.000891745" calcext:value-type="float">
            <text:p>0.000891745</text:p>
          </table:table-cell>
          <table:table-cell office:value-type="float" office:value="0.00000983527" calcext:value-type="float">
            <text:p>0.00000983527</text:p>
          </table:table-cell>
          <table:table-cell table:formula="of:=[.A3766]*[.A3766]" office:value-type="float" office:value="0.000000795209145025" calcext:value-type="float">
            <text:p>7.95209145025E-07</text:p>
          </table:table-cell>
          <table:table-cell table:formula="of:=([.A3766]-[.B3766])*([.A3766]-[.B3766])" office:value-type="float" office:value="0.00000077776477186867" calcext:value-type="float">
            <text:p>7.77764771868673E-07</text:p>
          </table:table-cell>
          <table:table-cell table:number-columns-repeated="2"/>
        </table:table-row>
        <table:table-row table:style-name="ro1">
          <table:table-cell office:value-type="float" office:value="0.00227362" calcext:value-type="float">
            <text:p>0.00227362</text:p>
          </table:table-cell>
          <table:table-cell office:value-type="float" office:value="0.00130593" calcext:value-type="float">
            <text:p>0.00130593</text:p>
          </table:table-cell>
          <table:table-cell table:formula="of:=[.A3767]*[.A3767]" office:value-type="float" office:value="0.0000051693479044" calcext:value-type="float">
            <text:p>0.0000051693479044</text:p>
          </table:table-cell>
          <table:table-cell table:formula="of:=([.A3767]-[.B3767])*([.A3767]-[.B3767])" office:value-type="float" office:value="0.0000009364239361" calcext:value-type="float">
            <text:p>0.0000009364239361</text:p>
          </table:table-cell>
          <table:table-cell table:number-columns-repeated="2"/>
        </table:table-row>
        <table:table-row table:style-name="ro1">
          <table:table-cell office:value-type="float" office:value="0.091583" calcext:value-type="float">
            <text:p>0.091583</text:p>
          </table:table-cell>
          <table:table-cell office:value-type="float" office:value="0.302475" calcext:value-type="float">
            <text:p>0.302475</text:p>
          </table:table-cell>
          <table:table-cell table:formula="of:=[.A3768]*[.A3768]" office:value-type="float" office:value="0.008387445889" calcext:value-type="float">
            <text:p>0.008387445889</text:p>
          </table:table-cell>
          <table:table-cell table:formula="of:=([.A3768]-[.B3768])*([.A3768]-[.B3768])" office:value-type="float" office:value="0.044475435664" calcext:value-type="float">
            <text:p>0.044475435664</text:p>
          </table:table-cell>
          <table:table-cell table:number-columns-repeated="2"/>
        </table:table-row>
        <table:table-row table:style-name="ro1">
          <table:table-cell office:value-type="float" office:value="0.24943" calcext:value-type="float">
            <text:p>0.24943</text:p>
          </table:table-cell>
          <table:table-cell office:value-type="float" office:value="0.279998" calcext:value-type="float">
            <text:p>0.279998</text:p>
          </table:table-cell>
          <table:table-cell table:formula="of:=[.A3769]*[.A3769]" office:value-type="float" office:value="0.0622153249" calcext:value-type="float">
            <text:p>0.0622153249</text:p>
          </table:table-cell>
          <table:table-cell table:formula="of:=([.A3769]-[.B3769])*([.A3769]-[.B3769])" office:value-type="float" office:value="0.000934402624000001" calcext:value-type="float">
            <text:p>0.000934402624000001</text:p>
          </table:table-cell>
          <table:table-cell table:number-columns-repeated="2"/>
        </table:table-row>
        <table:table-row table:style-name="ro1">
          <table:table-cell office:value-type="float" office:value="0.191914" calcext:value-type="float">
            <text:p>0.191914</text:p>
          </table:table-cell>
          <table:table-cell office:value-type="float" office:value="0.309916" calcext:value-type="float">
            <text:p>0.309916</text:p>
          </table:table-cell>
          <table:table-cell table:formula="of:=[.A3770]*[.A3770]" office:value-type="float" office:value="0.036830983396" calcext:value-type="float">
            <text:p>0.036830983396</text:p>
          </table:table-cell>
          <table:table-cell table:formula="of:=([.A3770]-[.B3770])*([.A3770]-[.B3770])" office:value-type="float" office:value="0.013924472004" calcext:value-type="float">
            <text:p>0.013924472004</text:p>
          </table:table-cell>
          <table:table-cell table:number-columns-repeated="2"/>
        </table:table-row>
        <table:table-row table:style-name="ro1">
          <table:table-cell office:value-type="float" office:value="0.291168" calcext:value-type="float">
            <text:p>0.291168</text:p>
          </table:table-cell>
          <table:table-cell office:value-type="float" office:value="0.291275" calcext:value-type="float">
            <text:p>0.291275</text:p>
          </table:table-cell>
          <table:table-cell table:formula="of:=[.A3771]*[.A3771]" office:value-type="float" office:value="0.084778804224" calcext:value-type="float">
            <text:p>0.084778804224</text:p>
          </table:table-cell>
          <table:table-cell table:formula="of:=([.A3771]-[.B3771])*([.A3771]-[.B3771])" office:value-type="float" office:value="0.00000001144900000001" calcext:value-type="float">
            <text:p>1.14490000000051E-08</text:p>
          </table:table-cell>
          <table:table-cell table:number-columns-repeated="2"/>
        </table:table-row>
        <table:table-row table:style-name="ro1">
          <table:table-cell office:value-type="float" office:value="0.332275" calcext:value-type="float">
            <text:p>0.332275</text:p>
          </table:table-cell>
          <table:table-cell office:value-type="float" office:value="0.230734" calcext:value-type="float">
            <text:p>0.230734</text:p>
          </table:table-cell>
          <table:table-cell table:formula="of:=[.A3772]*[.A3772]" office:value-type="float" office:value="0.110406675625" calcext:value-type="float">
            <text:p>0.110406675625</text:p>
          </table:table-cell>
          <table:table-cell table:formula="of:=([.A3772]-[.B3772])*([.A3772]-[.B3772])" office:value-type="float" office:value="0.010310574681" calcext:value-type="float">
            <text:p>0.010310574681</text:p>
          </table:table-cell>
          <table:table-cell table:number-columns-repeated="2"/>
        </table:table-row>
        <table:table-row table:style-name="ro1">
          <table:table-cell office:value-type="float" office:value="0.564428" calcext:value-type="float">
            <text:p>0.564428</text:p>
          </table:table-cell>
          <table:table-cell office:value-type="float" office:value="0.545009" calcext:value-type="float">
            <text:p>0.545009</text:p>
          </table:table-cell>
          <table:table-cell table:formula="of:=[.A3773]*[.A3773]" office:value-type="float" office:value="0.318578967184" calcext:value-type="float">
            <text:p>0.318578967184</text:p>
          </table:table-cell>
          <table:table-cell table:formula="of:=([.A3773]-[.B3773])*([.A3773]-[.B3773])" office:value-type="float" office:value="0.000377097561000003" calcext:value-type="float">
            <text:p>0.000377097561000003</text:p>
          </table:table-cell>
          <table:table-cell table:number-columns-repeated="2"/>
        </table:table-row>
        <table:table-row table:style-name="ro1">
          <table:table-cell office:value-type="float" office:value="0.564428" calcext:value-type="float">
            <text:p>0.564428</text:p>
          </table:table-cell>
          <table:table-cell office:value-type="float" office:value="0.567145" calcext:value-type="float">
            <text:p>0.567145</text:p>
          </table:table-cell>
          <table:table-cell table:formula="of:=[.A3774]*[.A3774]" office:value-type="float" office:value="0.318578967184" calcext:value-type="float">
            <text:p>0.318578967184</text:p>
          </table:table-cell>
          <table:table-cell table:formula="of:=([.A3774]-[.B3774])*([.A3774]-[.B3774])" office:value-type="float" office:value="0.00000738208899999983" calcext:value-type="float">
            <text:p>7.38208899999983E-06</text:p>
          </table:table-cell>
          <table:table-cell table:number-columns-repeated="2"/>
        </table:table-row>
        <table:table-row table:style-name="ro1">
          <table:table-cell office:value-type="float" office:value="0.426242" calcext:value-type="float">
            <text:p>0.426242</text:p>
          </table:table-cell>
          <table:table-cell office:value-type="float" office:value="0.334606" calcext:value-type="float">
            <text:p>0.334606</text:p>
          </table:table-cell>
          <table:table-cell table:formula="of:=[.A3775]*[.A3775]" office:value-type="float" office:value="0.181682242564" calcext:value-type="float">
            <text:p>0.181682242564</text:p>
          </table:table-cell>
          <table:table-cell table:formula="of:=([.A3775]-[.B3775])*([.A3775]-[.B3775])" office:value-type="float" office:value="0.008397156496" calcext:value-type="float">
            <text:p>0.008397156496</text:p>
          </table:table-cell>
          <table:table-cell table:number-columns-repeated="2"/>
        </table:table-row>
        <table:table-row table:style-name="ro1">
          <table:table-cell office:value-type="float" office:value="0.553455" calcext:value-type="float">
            <text:p>0.553455</text:p>
          </table:table-cell>
          <table:table-cell office:value-type="float" office:value="0.425439" calcext:value-type="float">
            <text:p>0.425439</text:p>
          </table:table-cell>
          <table:table-cell table:formula="of:=[.A3776]*[.A3776]" office:value-type="float" office:value="0.306312437025" calcext:value-type="float">
            <text:p>0.306312437025</text:p>
          </table:table-cell>
          <table:table-cell table:formula="of:=([.A3776]-[.B3776])*([.A3776]-[.B3776])" office:value-type="float" office:value="0.016388096256" calcext:value-type="float">
            <text:p>0.016388096256</text:p>
          </table:table-cell>
          <table:table-cell table:number-columns-repeated="2"/>
        </table:table-row>
        <table:table-row table:style-name="ro1">
          <table:table-cell office:value-type="float" office:value="0.618354" calcext:value-type="float">
            <text:p>0.618354</text:p>
          </table:table-cell>
          <table:table-cell office:value-type="float" office:value="0.778637" calcext:value-type="float">
            <text:p>0.778637</text:p>
          </table:table-cell>
          <table:table-cell table:formula="of:=[.A3777]*[.A3777]" office:value-type="float" office:value="0.382361669316" calcext:value-type="float">
            <text:p>0.382361669316</text:p>
          </table:table-cell>
          <table:table-cell table:formula="of:=([.A3777]-[.B3777])*([.A3777]-[.B3777])" office:value-type="float" office:value="0.025690640089" calcext:value-type="float">
            <text:p>0.025690640089</text:p>
          </table:table-cell>
          <table:table-cell table:number-columns-repeated="2"/>
        </table:table-row>
        <table:table-row table:style-name="ro1">
          <table:table-cell office:value-type="float" office:value="0.764532" calcext:value-type="float">
            <text:p>0.764532</text:p>
          </table:table-cell>
          <table:table-cell office:value-type="float" office:value="0.746176" calcext:value-type="float">
            <text:p>0.746176</text:p>
          </table:table-cell>
          <table:table-cell table:formula="of:=[.A3778]*[.A3778]" office:value-type="float" office:value="0.584509179024" calcext:value-type="float">
            <text:p>0.584509179024</text:p>
          </table:table-cell>
          <table:table-cell table:formula="of:=([.A3778]-[.B3778])*([.A3778]-[.B3778])" office:value-type="float" office:value="0.000336942736000001" calcext:value-type="float">
            <text:p>0.000336942736000001</text:p>
          </table:table-cell>
          <table:table-cell table:number-columns-repeated="2"/>
        </table:table-row>
        <table:table-row table:style-name="ro1">
          <table:table-cell office:value-type="float" office:value="0.786466" calcext:value-type="float">
            <text:p>0.786466</text:p>
          </table:table-cell>
          <table:table-cell office:value-type="float" office:value="0.838643" calcext:value-type="float">
            <text:p>0.838643</text:p>
          </table:table-cell>
          <table:table-cell table:formula="of:=[.A3779]*[.A3779]" office:value-type="float" office:value="0.618528769156" calcext:value-type="float">
            <text:p>0.618528769156</text:p>
          </table:table-cell>
          <table:table-cell table:formula="of:=([.A3779]-[.B3779])*([.A3779]-[.B3779])" office:value-type="float" office:value="0.002722439329" calcext:value-type="float">
            <text:p>0.002722439329</text:p>
          </table:table-cell>
          <table:table-cell table:number-columns-repeated="2"/>
        </table:table-row>
        <table:table-row table:style-name="ro1">
          <table:table-cell office:value-type="float" office:value="0.836017" calcext:value-type="float">
            <text:p>0.836017</text:p>
          </table:table-cell>
          <table:table-cell office:value-type="float" office:value="0.83704" calcext:value-type="float">
            <text:p>0.83704</text:p>
          </table:table-cell>
          <table:table-cell table:formula="of:=[.A3780]*[.A3780]" office:value-type="float" office:value="0.698924424289" calcext:value-type="float">
            <text:p>0.698924424289</text:p>
          </table:table-cell>
          <table:table-cell table:formula="of:=([.A3780]-[.B3780])*([.A3780]-[.B3780])" office:value-type="float" office:value="0.00000104652899999999" calcext:value-type="float">
            <text:p>1.04652899999999E-06</text:p>
          </table:table-cell>
          <table:table-cell table:number-columns-repeated="2"/>
        </table:table-row>
        <table:table-row table:style-name="ro1">
          <table:table-cell office:value-type="float" office:value="0.959055" calcext:value-type="float">
            <text:p>0.959055</text:p>
          </table:table-cell>
          <table:table-cell office:value-type="float" office:value="0.955963" calcext:value-type="float">
            <text:p>0.955963</text:p>
          </table:table-cell>
          <table:table-cell table:formula="of:=[.A3781]*[.A3781]" office:value-type="float" office:value="0.919786493025" calcext:value-type="float">
            <text:p>0.919786493025</text:p>
          </table:table-cell>
          <table:table-cell table:formula="of:=([.A3781]-[.B3781])*([.A3781]-[.B3781])" office:value-type="float" office:value="0.0000095604639999999" calcext:value-type="float">
            <text:p>9.5604639999999E-06</text:p>
          </table:table-cell>
          <table:table-cell table:number-columns-repeated="2"/>
        </table:table-row>
        <table:table-row table:style-name="ro1">
          <table:table-cell office:value-type="float" office:value="0.959056" calcext:value-type="float">
            <text:p>0.959056</text:p>
          </table:table-cell>
          <table:table-cell office:value-type="float" office:value="0.984712" calcext:value-type="float">
            <text:p>0.984712</text:p>
          </table:table-cell>
          <table:table-cell table:formula="of:=[.A3782]*[.A3782]" office:value-type="float" office:value="0.919788411136" calcext:value-type="float">
            <text:p>0.919788411136</text:p>
          </table:table-cell>
          <table:table-cell table:formula="of:=([.A3782]-[.B3782])*([.A3782]-[.B3782])" office:value-type="float" office:value="0.000658230336000001" calcext:value-type="float">
            <text:p>0.000658230336000001</text:p>
          </table:table-cell>
          <table:table-cell table:number-columns-repeated="2"/>
        </table:table-row>
        <table:table-row table:style-name="ro1">
          <table:table-cell office:value-type="float" office:value="0.997914" calcext:value-type="float">
            <text:p>0.997914</text:p>
          </table:table-cell>
          <table:table-cell office:value-type="float" office:value="0.998192" calcext:value-type="float">
            <text:p>0.998192</text:p>
          </table:table-cell>
          <table:table-cell table:formula="of:=[.A3783]*[.A3783]" office:value-type="float" office:value="0.995832351396" calcext:value-type="float">
            <text:p>0.995832351396</text:p>
          </table:table-cell>
          <table:table-cell table:formula="of:=([.A3783]-[.B3783])*([.A3783]-[.B3783])" office:value-type="float" office:value="0.000000077284" calcext:value-type="float">
            <text:p>0.000000077284</text:p>
          </table:table-cell>
          <table:table-cell table:number-columns-repeated="2"/>
        </table:table-row>
        <table:table-row table:style-name="ro1">
          <table:table-cell office:value-type="float" office:value="0.997913" calcext:value-type="float">
            <text:p>0.997913</text:p>
          </table:table-cell>
          <table:table-cell office:value-type="float" office:value="0.999997" calcext:value-type="float">
            <text:p>0.999997</text:p>
          </table:table-cell>
          <table:table-cell table:formula="of:=[.A3784]*[.A3784]" office:value-type="float" office:value="0.995830355569" calcext:value-type="float">
            <text:p>0.995830355569</text:p>
          </table:table-cell>
          <table:table-cell table:formula="of:=([.A3784]-[.B3784])*([.A3784]-[.B3784])" office:value-type="float" office:value="0.0000043430559999999" calcext:value-type="float">
            <text:p>4.3430559999999E-06</text:p>
          </table:table-cell>
          <table:table-cell table:number-columns-repeated="2"/>
        </table:table-row>
        <table:table-row table:style-name="ro1">
          <table:table-cell office:value-type="float" office:value="0.00000923872" calcext:value-type="float">
            <text:p>0.00000923872</text:p>
          </table:table-cell>
          <table:table-cell office:value-type="float" office:value="0.00000000823558" calcext:value-type="float">
            <text:p>0.00000000823558</text:p>
          </table:table-cell>
          <table:table-cell table:formula="of:=[.A3785]*[.A3785]" office:value-type="float" office:value="0.00000000008535394724" calcext:value-type="float">
            <text:p>8.53539472384E-11</text:p>
          </table:table-cell>
          <table:table-cell table:formula="of:=([.A3785]-[.B3785])*([.A3785]-[.B3785])" office:value-type="float" office:value="0.00000000008520184263" calcext:value-type="float">
            <text:p>8.52018426278628E-11</text:p>
          </table:table-cell>
          <table:table-cell table:number-columns-repeated="2"/>
        </table:table-row>
        <table:table-row table:style-name="ro1">
          <table:table-cell office:value-type="float" office:value="0.0000118017" calcext:value-type="float">
            <text:p>0.0000118017</text:p>
          </table:table-cell>
          <table:table-cell office:value-type="float" office:value="0.00001065" calcext:value-type="float">
            <text:p>0.00001065</text:p>
          </table:table-cell>
          <table:table-cell table:formula="of:=[.A3786]*[.A3786]" office:value-type="float" office:value="0.00000000013928012289" calcext:value-type="float">
            <text:p>1.3928012289E-10</text:p>
          </table:table-cell>
          <table:table-cell table:formula="of:=([.A3786]-[.B3786])*([.A3786]-[.B3786])" office:value-type="float" office:value="0.00000000000132641289" calcext:value-type="float">
            <text:p>1.32641289E-12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713577" calcext:value-type="float">
            <text:p>0.000713577</text:p>
          </table:table-cell>
          <table:table-cell table:formula="of:=[.A3787]*[.A3787]" office:value-type="float" office:value="0.00000000000115107149" calcext:value-type="float">
            <text:p>1.1510714944E-12</text:p>
          </table:table-cell>
          <table:table-cell table:formula="of:=([.A3787]-[.B3787])*([.A3787]-[.B3787])" office:value-type="float" office:value="0.00000050766212101698" calcext:value-type="float">
            <text:p>5.07662121016974E-07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33806" calcext:value-type="float">
            <text:p>0.000033806</text:p>
          </table:table-cell>
          <table:table-cell table:formula="of:=[.A3788]*[.A3788]" office:value-type="float" office:value="0.00000000000115107149" calcext:value-type="float">
            <text:p>1.1510714944E-12</text:p>
          </table:table-cell>
          <table:table-cell table:formula="of:=([.A3788]-[.B3788])*([.A3788]-[.B3788])" office:value-type="float" office:value="0.00000000107145714493" calcext:value-type="float">
            <text:p>1.0714571449344E-09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0256516" calcext:value-type="float">
            <text:p>0.00000256516</text:p>
          </table:table-cell>
          <table:table-cell table:formula="of:=[.A3789]*[.A3789]" office:value-type="float" office:value="0.00000000001154273445" calcext:value-type="float">
            <text:p>1.15427344516E-11</text:p>
          </table:table-cell>
          <table:table-cell table:formula="of:=([.A3789]-[.B3789])*([.A3789]-[.B3789])" office:value-type="float" office:value="0.00000000000069272329" calcext:value-type="float">
            <text:p>6.92723289999999E-13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0113032" calcext:value-type="float">
            <text:p>0.0000113032</text:p>
          </table:table-cell>
          <table:table-cell table:formula="of:=[.A3790]*[.A3790]" office:value-type="float" office:value="0.00000000001154273445" calcext:value-type="float">
            <text:p>1.15427344516E-11</text:p>
          </table:table-cell>
          <table:table-cell table:formula="of:=([.A3790]-[.B3790])*([.A3790]-[.B3790])" office:value-type="float" office:value="0.00000000006250072495" calcext:value-type="float">
            <text:p>6.25007249476E-11</text:p>
          </table:table-cell>
          <table:table-cell table:number-columns-repeated="2"/>
        </table:table-row>
        <table:table-row table:style-name="ro1">
          <table:table-cell office:value-type="float" office:value="0.0000451803" calcext:value-type="float">
            <text:p>0.0000451803</text:p>
          </table:table-cell>
          <table:table-cell office:value-type="float" office:value="0.0000102512" calcext:value-type="float">
            <text:p>0.0000102512</text:p>
          </table:table-cell>
          <table:table-cell table:formula="of:=[.A3791]*[.A3791]" office:value-type="float" office:value="0.00000000204125950809" calcext:value-type="float">
            <text:p>2.04125950809E-09</text:p>
          </table:table-cell>
          <table:table-cell table:formula="of:=([.A3791]-[.B3791])*([.A3791]-[.B3791])" office:value-type="float" office:value="0.00000000122004202681" calcext:value-type="float">
            <text:p>1.22004202681E-09</text:p>
          </table:table-cell>
          <table:table-cell table:number-columns-repeated="2"/>
        </table:table-row>
        <table:table-row table:style-name="ro1">
          <table:table-cell office:value-type="float" office:value="0.000301659" calcext:value-type="float">
            <text:p>0.000301659</text:p>
          </table:table-cell>
          <table:table-cell office:value-type="float" office:value="0.000154061" calcext:value-type="float">
            <text:p>0.000154061</text:p>
          </table:table-cell>
          <table:table-cell table:formula="of:=[.A3792]*[.A3792]" office:value-type="float" office:value="0.000000090998152281" calcext:value-type="float">
            <text:p>9.0998152281E-08</text:p>
          </table:table-cell>
          <table:table-cell table:formula="of:=([.A3792]-[.B3792])*([.A3792]-[.B3792])" office:value-type="float" office:value="0.000000021785169604" calcext:value-type="float">
            <text:p>2.1785169604E-08</text:p>
          </table:table-cell>
          <table:table-cell table:number-columns-repeated="2"/>
        </table:table-row>
        <table:table-row table:style-name="ro1">
          <table:table-cell office:value-type="float" office:value="0.0000446439" calcext:value-type="float">
            <text:p>0.0000446439</text:p>
          </table:table-cell>
          <table:table-cell office:value-type="float" office:value="0.0000379316" calcext:value-type="float">
            <text:p>0.0000379316</text:p>
          </table:table-cell>
          <table:table-cell table:formula="of:=[.A3793]*[.A3793]" office:value-type="float" office:value="0.00000000199307780721" calcext:value-type="float">
            <text:p>1.99307780721E-09</text:p>
          </table:table-cell>
          <table:table-cell table:formula="of:=([.A3793]-[.B3793])*([.A3793]-[.B3793])" office:value-type="float" office:value="0.00000000004505497129" calcext:value-type="float">
            <text:p>4.505497129E-11</text:p>
          </table:table-cell>
          <table:table-cell table:number-columns-repeated="2"/>
        </table:table-row>
        <table:table-row table:style-name="ro1">
          <table:table-cell office:value-type="float" office:value="0.000197053" calcext:value-type="float">
            <text:p>0.000197053</text:p>
          </table:table-cell>
          <table:table-cell office:value-type="float" office:value="0.000047356" calcext:value-type="float">
            <text:p>0.000047356</text:p>
          </table:table-cell>
          <table:table-cell table:formula="of:=[.A3794]*[.A3794]" office:value-type="float" office:value="0.000000038829884809" calcext:value-type="float">
            <text:p>3.8829884809E-08</text:p>
          </table:table-cell>
          <table:table-cell table:formula="of:=([.A3794]-[.B3794])*([.A3794]-[.B3794])" office:value-type="float" office:value="0.000000022409191809" calcext:value-type="float">
            <text:p>2.2409191809E-08</text:p>
          </table:table-cell>
          <table:table-cell table:number-columns-repeated="2"/>
        </table:table-row>
        <table:table-row table:style-name="ro1">
          <table:table-cell office:value-type="float" office:value="0.000168264" calcext:value-type="float">
            <text:p>0.000168264</text:p>
          </table:table-cell>
          <table:table-cell office:value-type="float" office:value="0.000000064914" calcext:value-type="float">
            <text:p>0.000000064914</text:p>
          </table:table-cell>
          <table:table-cell table:formula="of:=[.A3795]*[.A3795]" office:value-type="float" office:value="0.000000028312773696" calcext:value-type="float">
            <text:p>2.8312773696E-08</text:p>
          </table:table-cell>
          <table:table-cell table:formula="of:=([.A3795]-[.B3795])*([.A3795]-[.B3795])" office:value-type="float" office:value="0.00000002829093253124" calcext:value-type="float">
            <text:p>2.82909325312354E-08</text:p>
          </table:table-cell>
          <table:table-cell table:number-columns-repeated="2"/>
        </table:table-row>
        <table:table-row table:style-name="ro1">
          <table:table-cell office:value-type="float" office:value="0.000324845" calcext:value-type="float">
            <text:p>0.000324845</text:p>
          </table:table-cell>
          <table:table-cell office:value-type="float" office:value="0.00000364458" calcext:value-type="float">
            <text:p>0.00000364458</text:p>
          </table:table-cell>
          <table:table-cell table:formula="of:=[.A3796]*[.A3796]" office:value-type="float" office:value="0.000000105524274025" calcext:value-type="float">
            <text:p>1.05524274025E-07</text:p>
          </table:table-cell>
          <table:table-cell table:formula="of:=([.A3796]-[.B3796])*([.A3796]-[.B3796])" office:value-type="float" office:value="0.00000010316970980818" calcext:value-type="float">
            <text:p>1.03169709808176E-07</text:p>
          </table:table-cell>
          <table:table-cell table:number-columns-repeated="2"/>
        </table:table-row>
        <table:table-row table:style-name="ro1">
          <table:table-cell office:value-type="float" office:value="0.0000115633" calcext:value-type="float">
            <text:p>0.0000115633</text:p>
          </table:table-cell>
          <table:table-cell office:value-type="float" office:value="0.016621" calcext:value-type="float">
            <text:p>0.016621</text:p>
          </table:table-cell>
          <table:table-cell table:formula="of:=[.A3797]*[.A3797]" office:value-type="float" office:value="0.00000000013370990689" calcext:value-type="float">
            <text:p>1.3370990689E-10</text:p>
          </table:table-cell>
          <table:table-cell table:formula="of:=([.A3797]-[.B3797])*([.A3797]-[.B3797])" office:value-type="float" office:value="0.000275873387491307" calcext:value-type="float">
            <text:p>0.000275873387491307</text:p>
          </table:table-cell>
          <table:table-cell table:number-columns-repeated="2"/>
        </table:table-row>
        <table:table-row table:style-name="ro1">
          <table:table-cell office:value-type="float" office:value="0.0000983477" calcext:value-type="float">
            <text:p>0.0000983477</text:p>
          </table:table-cell>
          <table:table-cell office:value-type="float" office:value="0.0255877" calcext:value-type="float">
            <text:p>0.0255877</text:p>
          </table:table-cell>
          <table:table-cell table:formula="of:=[.A3798]*[.A3798]" office:value-type="float" office:value="0.00000000967227009529" calcext:value-type="float">
            <text:p>9.67227009529E-09</text:p>
          </table:table-cell>
          <table:table-cell table:formula="of:=([.A3798]-[.B3798])*([.A3798]-[.B3798])" office:value-type="float" office:value="0.000649707080673515" calcext:value-type="float">
            <text:p>0.000649707080673515</text:p>
          </table:table-cell>
          <table:table-cell table:number-columns-repeated="2"/>
        </table:table-row>
        <table:table-row table:style-name="ro1">
          <table:table-cell office:value-type="float" office:value="0.000606" calcext:value-type="float">
            <text:p>0.000606</text:p>
          </table:table-cell>
          <table:table-cell office:value-type="float" office:value="0.0139929" calcext:value-type="float">
            <text:p>0.0139929</text:p>
          </table:table-cell>
          <table:table-cell table:formula="of:=[.A3799]*[.A3799]" office:value-type="float" office:value="0.000000367236" calcext:value-type="float">
            <text:p>0.000000367236</text:p>
          </table:table-cell>
          <table:table-cell table:formula="of:=([.A3799]-[.B3799])*([.A3799]-[.B3799])" office:value-type="float" office:value="0.00017920909161" calcext:value-type="float">
            <text:p>0.00017920909161</text:p>
          </table:table-cell>
          <table:table-cell table:number-columns-repeated="2"/>
        </table:table-row>
        <table:table-row table:style-name="ro1">
          <table:table-cell office:value-type="float" office:value="0.000606" calcext:value-type="float">
            <text:p>0.000606</text:p>
          </table:table-cell>
          <table:table-cell office:value-type="float" office:value="0.0147516" calcext:value-type="float">
            <text:p>0.0147516</text:p>
          </table:table-cell>
          <table:table-cell table:formula="of:=[.A3800]*[.A3800]" office:value-type="float" office:value="0.000000367236" calcext:value-type="float">
            <text:p>0.000000367236</text:p>
          </table:table-cell>
          <table:table-cell table:formula="of:=([.A3800]-[.B3800])*([.A3800]-[.B3800])" office:value-type="float" office:value="0.00020009799936" calcext:value-type="float">
            <text:p>0.00020009799936</text:p>
          </table:table-cell>
          <table:table-cell table:number-columns-repeated="2"/>
        </table:table-row>
        <table:table-row table:style-name="ro1">
          <table:table-cell office:value-type="float" office:value="0.000525355" calcext:value-type="float">
            <text:p>0.000525355</text:p>
          </table:table-cell>
          <table:table-cell office:value-type="float" office:value="0.00246295" calcext:value-type="float">
            <text:p>0.00246295</text:p>
          </table:table-cell>
          <table:table-cell table:formula="of:=[.A3801]*[.A3801]" office:value-type="float" office:value="0.000000275997876025" calcext:value-type="float">
            <text:p>2.75997876025E-07</text:p>
          </table:table-cell>
          <table:table-cell table:formula="of:=([.A3801]-[.B3801])*([.A3801]-[.B3801])" office:value-type="float" office:value="0.000003754274384025" calcext:value-type="float">
            <text:p>3.754274384025E-06</text:p>
          </table:table-cell>
          <table:table-cell table:number-columns-repeated="2"/>
        </table:table-row>
        <table:table-row table:style-name="ro1">
          <table:table-cell office:value-type="float" office:value="0.000919878" calcext:value-type="float">
            <text:p>0.000919878</text:p>
          </table:table-cell>
          <table:table-cell office:value-type="float" office:value="0.0538887" calcext:value-type="float">
            <text:p>0.0538887</text:p>
          </table:table-cell>
          <table:table-cell table:formula="of:=[.A3802]*[.A3802]" office:value-type="float" office:value="0.000000846175534884" calcext:value-type="float">
            <text:p>8.46175534884E-07</text:p>
          </table:table-cell>
          <table:table-cell table:formula="of:=([.A3802]-[.B3802])*([.A3802]-[.B3802])" office:value-type="float" office:value="0.00280569610406768" calcext:value-type="float">
            <text:p>0.00280569610406768</text:p>
          </table:table-cell>
          <table:table-cell table:number-columns-repeated="2"/>
        </table:table-row>
        <table:table-row table:style-name="ro1">
          <table:table-cell office:value-type="float" office:value="0.0357945" calcext:value-type="float">
            <text:p>0.0357945</text:p>
          </table:table-cell>
          <table:table-cell office:value-type="float" office:value="0.0326231" calcext:value-type="float">
            <text:p>0.0326231</text:p>
          </table:table-cell>
          <table:table-cell table:formula="of:=[.A3803]*[.A3803]" office:value-type="float" office:value="0.00128124623025" calcext:value-type="float">
            <text:p>0.00128124623025</text:p>
          </table:table-cell>
          <table:table-cell table:formula="of:=([.A3803]-[.B3803])*([.A3803]-[.B3803])" office:value-type="float" office:value="0.00001005777796" calcext:value-type="float">
            <text:p>0.00001005777796</text:p>
          </table:table-cell>
          <table:table-cell table:number-columns-repeated="2"/>
        </table:table-row>
        <table:table-row table:style-name="ro1">
          <table:table-cell office:value-type="float" office:value="0.0571152" calcext:value-type="float">
            <text:p>0.0571152</text:p>
          </table:table-cell>
          <table:table-cell office:value-type="float" office:value="0.0673227" calcext:value-type="float">
            <text:p>0.0673227</text:p>
          </table:table-cell>
          <table:table-cell table:formula="of:=[.A3804]*[.A3804]" office:value-type="float" office:value="0.00326214607104" calcext:value-type="float">
            <text:p>0.00326214607104</text:p>
          </table:table-cell>
          <table:table-cell table:formula="of:=([.A3804]-[.B3804])*([.A3804]-[.B3804])" office:value-type="float" office:value="0.00010419305625" calcext:value-type="float">
            <text:p>0.00010419305625</text:p>
          </table:table-cell>
          <table:table-cell table:number-columns-repeated="2"/>
        </table:table-row>
        <table:table-row table:style-name="ro1">
          <table:table-cell office:value-type="float" office:value="0.0571151" calcext:value-type="float">
            <text:p>0.0571151</text:p>
          </table:table-cell>
          <table:table-cell office:value-type="float" office:value="0.100675" calcext:value-type="float">
            <text:p>0.100675</text:p>
          </table:table-cell>
          <table:table-cell table:formula="of:=[.A3805]*[.A3805]" office:value-type="float" office:value="0.00326213464801" calcext:value-type="float">
            <text:p>0.00326213464801</text:p>
          </table:table-cell>
          <table:table-cell table:formula="of:=([.A3805]-[.B3805])*([.A3805]-[.B3805])" office:value-type="float" office:value="0.00189746488801" calcext:value-type="float">
            <text:p>0.00189746488801</text:p>
          </table:table-cell>
          <table:table-cell table:number-columns-repeated="2"/>
        </table:table-row>
        <table:table-row table:style-name="ro1">
          <table:table-cell office:value-type="float" office:value="0.0525897" calcext:value-type="float">
            <text:p>0.0525897</text:p>
          </table:table-cell>
          <table:table-cell office:value-type="float" office:value="0.0483954" calcext:value-type="float">
            <text:p>0.0483954</text:p>
          </table:table-cell>
          <table:table-cell table:formula="of:=[.A3806]*[.A3806]" office:value-type="float" office:value="0.00276567654609" calcext:value-type="float">
            <text:p>0.00276567654609</text:p>
          </table:table-cell>
          <table:table-cell table:formula="of:=([.A3806]-[.B3806])*([.A3806]-[.B3806])" office:value-type="float" office:value="0.00001759215249" calcext:value-type="float">
            <text:p>0.00001759215249</text:p>
          </table:table-cell>
          <table:table-cell table:number-columns-repeated="2"/>
        </table:table-row>
        <table:table-row table:style-name="ro1">
          <table:table-cell office:value-type="float" office:value="0.114589" calcext:value-type="float">
            <text:p>0.114589</text:p>
          </table:table-cell>
          <table:table-cell office:value-type="float" office:value="0.0985862" calcext:value-type="float">
            <text:p>0.0985862</text:p>
          </table:table-cell>
          <table:table-cell table:formula="of:=[.A3807]*[.A3807]" office:value-type="float" office:value="0.013130638921" calcext:value-type="float">
            <text:p>0.013130638921</text:p>
          </table:table-cell>
          <table:table-cell table:formula="of:=([.A3807]-[.B3807])*([.A3807]-[.B3807])" office:value-type="float" office:value="0.00025608960784" calcext:value-type="float">
            <text:p>0.00025608960784</text:p>
          </table:table-cell>
          <table:table-cell table:number-columns-repeated="2"/>
        </table:table-row>
        <table:table-row table:style-name="ro1">
          <table:table-cell office:value-type="float" office:value="0.239047" calcext:value-type="float">
            <text:p>0.239047</text:p>
          </table:table-cell>
          <table:table-cell office:value-type="float" office:value="0.144122" calcext:value-type="float">
            <text:p>0.144122</text:p>
          </table:table-cell>
          <table:table-cell table:formula="of:=[.A3808]*[.A3808]" office:value-type="float" office:value="0.057143468209" calcext:value-type="float">
            <text:p>0.057143468209</text:p>
          </table:table-cell>
          <table:table-cell table:formula="of:=([.A3808]-[.B3808])*([.A3808]-[.B3808])" office:value-type="float" office:value="0.009010755625" calcext:value-type="float">
            <text:p>0.009010755625</text:p>
          </table:table-cell>
          <table:table-cell table:number-columns-repeated="2"/>
        </table:table-row>
        <table:table-row table:style-name="ro1">
          <table:table-cell office:value-type="float" office:value="0.239047" calcext:value-type="float">
            <text:p>0.239047</text:p>
          </table:table-cell>
          <table:table-cell office:value-type="float" office:value="0.113269" calcext:value-type="float">
            <text:p>0.113269</text:p>
          </table:table-cell>
          <table:table-cell table:formula="of:=[.A3809]*[.A3809]" office:value-type="float" office:value="0.057143468209" calcext:value-type="float">
            <text:p>0.057143468209</text:p>
          </table:table-cell>
          <table:table-cell table:formula="of:=([.A3809]-[.B3809])*([.A3809]-[.B3809])" office:value-type="float" office:value="0.015820105284" calcext:value-type="float">
            <text:p>0.015820105284</text:p>
          </table:table-cell>
          <table:table-cell table:number-columns-repeated="2"/>
        </table:table-row>
        <table:table-row table:style-name="ro1">
          <table:table-cell office:value-type="float" office:value="0.314719" calcext:value-type="float">
            <text:p>0.314719</text:p>
          </table:table-cell>
          <table:table-cell office:value-type="float" office:value="0.146802" calcext:value-type="float">
            <text:p>0.146802</text:p>
          </table:table-cell>
          <table:table-cell table:formula="of:=[.A3810]*[.A3810]" office:value-type="float" office:value="0.099048048961" calcext:value-type="float">
            <text:p>0.099048048961</text:p>
          </table:table-cell>
          <table:table-cell table:formula="of:=([.A3810]-[.B3810])*([.A3810]-[.B3810])" office:value-type="float" office:value="0.028196118889" calcext:value-type="float">
            <text:p>0.028196118889</text:p>
          </table:table-cell>
          <table:table-cell table:number-columns-repeated="2"/>
        </table:table-row>
        <table:table-row table:style-name="ro1">
          <table:table-cell office:value-type="float" office:value="0.496044" calcext:value-type="float">
            <text:p>0.496044</text:p>
          </table:table-cell>
          <table:table-cell office:value-type="float" office:value="0.365174" calcext:value-type="float">
            <text:p>0.365174</text:p>
          </table:table-cell>
          <table:table-cell table:formula="of:=[.A3811]*[.A3811]" office:value-type="float" office:value="0.246059649936" calcext:value-type="float">
            <text:p>0.246059649936</text:p>
          </table:table-cell>
          <table:table-cell table:formula="of:=([.A3811]-[.B3811])*([.A3811]-[.B3811])" office:value-type="float" office:value="0.0171269569" calcext:value-type="float">
            <text:p>0.0171269569</text:p>
          </table:table-cell>
          <table:table-cell table:number-columns-repeated="2"/>
        </table:table-row>
        <table:table-row table:style-name="ro1">
          <table:table-cell office:value-type="float" office:value="0.496044" calcext:value-type="float">
            <text:p>0.496044</text:p>
          </table:table-cell>
          <table:table-cell office:value-type="float" office:value="0.379513" calcext:value-type="float">
            <text:p>0.379513</text:p>
          </table:table-cell>
          <table:table-cell table:formula="of:=[.A3812]*[.A3812]" office:value-type="float" office:value="0.246059649936" calcext:value-type="float">
            <text:p>0.246059649936</text:p>
          </table:table-cell>
          <table:table-cell table:formula="of:=([.A3812]-[.B3812])*([.A3812]-[.B3812])" office:value-type="float" office:value="0.013579473961" calcext:value-type="float">
            <text:p>0.013579473961</text:p>
          </table:table-cell>
          <table:table-cell table:number-columns-repeated="2"/>
        </table:table-row>
        <table:table-row table:style-name="ro1">
          <table:table-cell office:value-type="float" office:value="0.62022" calcext:value-type="float">
            <text:p>0.62022</text:p>
          </table:table-cell>
          <table:table-cell office:value-type="float" office:value="0.453871" calcext:value-type="float">
            <text:p>0.453871</text:p>
          </table:table-cell>
          <table:table-cell table:formula="of:=[.A3813]*[.A3813]" office:value-type="float" office:value="0.3846728484" calcext:value-type="float">
            <text:p>0.3846728484</text:p>
          </table:table-cell>
          <table:table-cell table:formula="of:=([.A3813]-[.B3813])*([.A3813]-[.B3813])" office:value-type="float" office:value="0.027671989801" calcext:value-type="float">
            <text:p>0.027671989801</text:p>
          </table:table-cell>
          <table:table-cell table:number-columns-repeated="2"/>
        </table:table-row>
        <table:table-row table:style-name="ro1">
          <table:table-cell office:value-type="float" office:value="0.62022" calcext:value-type="float">
            <text:p>0.62022</text:p>
          </table:table-cell>
          <table:table-cell office:value-type="float" office:value="0.624964" calcext:value-type="float">
            <text:p>0.624964</text:p>
          </table:table-cell>
          <table:table-cell table:formula="of:=[.A3814]*[.A3814]" office:value-type="float" office:value="0.3846728484" calcext:value-type="float">
            <text:p>0.3846728484</text:p>
          </table:table-cell>
          <table:table-cell table:formula="of:=([.A3814]-[.B3814])*([.A3814]-[.B3814])" office:value-type="float" office:value="0.0000225055359999997" calcext:value-type="float">
            <text:p>2.25055359999997E-05</text:p>
          </table:table-cell>
          <table:table-cell table:number-columns-repeated="2"/>
        </table:table-row>
        <table:table-row table:style-name="ro1">
          <table:table-cell office:value-type="float" office:value="0.709277" calcext:value-type="float">
            <text:p>0.709277</text:p>
          </table:table-cell>
          <table:table-cell office:value-type="float" office:value="0.656258" calcext:value-type="float">
            <text:p>0.656258</text:p>
          </table:table-cell>
          <table:table-cell table:formula="of:=[.A3815]*[.A3815]" office:value-type="float" office:value="0.503073862729" calcext:value-type="float">
            <text:p>0.503073862729</text:p>
          </table:table-cell>
          <table:table-cell table:formula="of:=([.A3815]-[.B3815])*([.A3815]-[.B3815])" office:value-type="float" office:value="0.002811014361" calcext:value-type="float">
            <text:p>0.002811014361</text:p>
          </table:table-cell>
          <table:table-cell table:number-columns-repeated="2"/>
        </table:table-row>
        <table:table-row table:style-name="ro1">
          <table:table-cell office:value-type="float" office:value="0.709277" calcext:value-type="float">
            <text:p>0.709277</text:p>
          </table:table-cell>
          <table:table-cell office:value-type="float" office:value="0.686445" calcext:value-type="float">
            <text:p>0.686445</text:p>
          </table:table-cell>
          <table:table-cell table:formula="of:=[.A3816]*[.A3816]" office:value-type="float" office:value="0.503073862729" calcext:value-type="float">
            <text:p>0.503073862729</text:p>
          </table:table-cell>
          <table:table-cell table:formula="of:=([.A3816]-[.B3816])*([.A3816]-[.B3816])" office:value-type="float" office:value="0.000521300224000003" calcext:value-type="float">
            <text:p>0.000521300224000003</text:p>
          </table:table-cell>
          <table:table-cell table:number-columns-repeated="2"/>
        </table:table-row>
        <table:table-row table:style-name="ro1">
          <table:table-cell office:value-type="float" office:value="0.709277" calcext:value-type="float">
            <text:p>0.709277</text:p>
          </table:table-cell>
          <table:table-cell office:value-type="float" office:value="0.782612" calcext:value-type="float">
            <text:p>0.782612</text:p>
          </table:table-cell>
          <table:table-cell table:formula="of:=[.A3817]*[.A3817]" office:value-type="float" office:value="0.503073862729" calcext:value-type="float">
            <text:p>0.503073862729</text:p>
          </table:table-cell>
          <table:table-cell table:formula="of:=([.A3817]-[.B3817])*([.A3817]-[.B3817])" office:value-type="float" office:value="0.00537802222499999" calcext:value-type="float">
            <text:p>0.00537802222499999</text:p>
          </table:table-cell>
          <table:table-cell table:number-columns-repeated="2"/>
        </table:table-row>
        <table:table-row table:style-name="ro1">
          <table:table-cell office:value-type="float" office:value="0.647267" calcext:value-type="float">
            <text:p>0.647267</text:p>
          </table:table-cell>
          <table:table-cell office:value-type="float" office:value="0.830835" calcext:value-type="float">
            <text:p>0.830835</text:p>
          </table:table-cell>
          <table:table-cell table:formula="of:=[.A3818]*[.A3818]" office:value-type="float" office:value="0.418954569289" calcext:value-type="float">
            <text:p>0.418954569289</text:p>
          </table:table-cell>
          <table:table-cell table:formula="of:=([.A3818]-[.B3818])*([.A3818]-[.B3818])" office:value-type="float" office:value="0.033697210624" calcext:value-type="float">
            <text:p>0.033697210624</text:p>
          </table:table-cell>
          <table:table-cell table:number-columns-repeated="2"/>
        </table:table-row>
        <table:table-row table:style-name="ro1">
          <table:table-cell office:value-type="float" office:value="0.809304" calcext:value-type="float">
            <text:p>0.809304</text:p>
          </table:table-cell>
          <table:table-cell office:value-type="float" office:value="0.752216" calcext:value-type="float">
            <text:p>0.752216</text:p>
          </table:table-cell>
          <table:table-cell table:formula="of:=[.A3819]*[.A3819]" office:value-type="float" office:value="0.654972964416" calcext:value-type="float">
            <text:p>0.654972964416</text:p>
          </table:table-cell>
          <table:table-cell table:formula="of:=([.A3819]-[.B3819])*([.A3819]-[.B3819])" office:value-type="float" office:value="0.003259039744" calcext:value-type="float">
            <text:p>0.003259039744</text:p>
          </table:table-cell>
          <table:table-cell table:number-columns-repeated="2"/>
        </table:table-row>
        <table:table-row table:style-name="ro1">
          <table:table-cell office:value-type="float" office:value="0.809305" calcext:value-type="float">
            <text:p>0.809305</text:p>
          </table:table-cell>
          <table:table-cell office:value-type="float" office:value="0.783404" calcext:value-type="float">
            <text:p>0.783404</text:p>
          </table:table-cell>
          <table:table-cell table:formula="of:=[.A3820]*[.A3820]" office:value-type="float" office:value="0.654974583025" calcext:value-type="float">
            <text:p>0.654974583025</text:p>
          </table:table-cell>
          <table:table-cell table:formula="of:=([.A3820]-[.B3820])*([.A3820]-[.B3820])" office:value-type="float" office:value="0.000670861801000003" calcext:value-type="float">
            <text:p>0.000670861801000003</text:p>
          </table:table-cell>
          <table:table-cell table:number-columns-repeated="2"/>
        </table:table-row>
        <table:table-row table:style-name="ro1">
          <table:table-cell office:value-type="float" office:value="0.965703" calcext:value-type="float">
            <text:p>0.965703</text:p>
          </table:table-cell>
          <table:table-cell office:value-type="float" office:value="0.871256" calcext:value-type="float">
            <text:p>0.871256</text:p>
          </table:table-cell>
          <table:table-cell table:formula="of:=[.A3821]*[.A3821]" office:value-type="float" office:value="0.932582284209" calcext:value-type="float">
            <text:p>0.932582284209</text:p>
          </table:table-cell>
          <table:table-cell table:formula="of:=([.A3821]-[.B3821])*([.A3821]-[.B3821])" office:value-type="float" office:value="0.00892023580899999" calcext:value-type="float">
            <text:p>0.00892023580899999</text:p>
          </table:table-cell>
          <table:table-cell table:number-columns-repeated="2"/>
        </table:table-row>
        <table:table-row table:style-name="ro1">
          <table:table-cell office:value-type="float" office:value="0.965703" calcext:value-type="float">
            <text:p>0.965703</text:p>
          </table:table-cell>
          <table:table-cell office:value-type="float" office:value="0.998192" calcext:value-type="float">
            <text:p>0.998192</text:p>
          </table:table-cell>
          <table:table-cell table:formula="of:=[.A3822]*[.A3822]" office:value-type="float" office:value="0.932582284209" calcext:value-type="float">
            <text:p>0.932582284209</text:p>
          </table:table-cell>
          <table:table-cell table:formula="of:=([.A3822]-[.B3822])*([.A3822]-[.B3822])" office:value-type="float" office:value="0.001055535121" calcext:value-type="float">
            <text:p>0.001055535121</text:p>
          </table:table-cell>
          <table:table-cell table:number-columns-repeated="2"/>
        </table:table-row>
        <table:table-row table:style-name="ro1">
          <table:table-cell office:value-type="float" office:value="0.999873" calcext:value-type="float">
            <text:p>0.999873</text:p>
          </table:table-cell>
          <table:table-cell office:value-type="float" office:value="0.976155" calcext:value-type="float">
            <text:p>0.976155</text:p>
          </table:table-cell>
          <table:table-cell table:formula="of:=[.A3823]*[.A3823]" office:value-type="float" office:value="0.999746016129" calcext:value-type="float">
            <text:p>0.999746016129</text:p>
          </table:table-cell>
          <table:table-cell table:formula="of:=([.A3823]-[.B3823])*([.A3823]-[.B3823])" office:value-type="float" office:value="0.000562543524000001" calcext:value-type="float">
            <text:p>0.000562543524000001</text:p>
          </table:table-cell>
          <table:table-cell table:number-columns-repeated="2"/>
        </table:table-row>
        <table:table-row table:style-name="ro1">
          <table:table-cell office:value-type="float" office:value="0.000152349" calcext:value-type="float">
            <text:p>0.000152349</text:p>
          </table:table-cell>
          <table:table-cell office:value-type="float" office:value="0.00000303222" calcext:value-type="float">
            <text:p>0.00000303222</text:p>
          </table:table-cell>
          <table:table-cell table:formula="of:=[.A3824]*[.A3824]" office:value-type="float" office:value="0.000000023210217801" calcext:value-type="float">
            <text:p>2.3210217801E-08</text:p>
          </table:table-cell>
          <table:table-cell table:formula="of:=([.A3824]-[.B3824])*([.A3824]-[.B3824])" office:value-type="float" office:value="0.00000002229550078957" calcext:value-type="float">
            <text:p>2.22955007895684E-08</text:p>
          </table:table-cell>
          <table:table-cell table:number-columns-repeated="2"/>
        </table:table-row>
        <table:table-row table:style-name="ro1">
          <table:table-cell office:value-type="float" office:value="0.0000517368" calcext:value-type="float">
            <text:p>0.0000517368</text:p>
          </table:table-cell>
          <table:table-cell office:value-type="float" office:value="0.00120071" calcext:value-type="float">
            <text:p>0.00120071</text:p>
          </table:table-cell>
          <table:table-cell table:formula="of:=[.A3825]*[.A3825]" office:value-type="float" office:value="0.00000000267669647424" calcext:value-type="float">
            <text:p>2.67669647424E-09</text:p>
          </table:table-cell>
          <table:table-cell table:formula="of:=([.A3825]-[.B3825])*([.A3825]-[.B3825])" office:value-type="float" office:value="0.00000132013941431824" calcext:value-type="float">
            <text:p>1.32013941431824E-06</text:p>
          </table:table-cell>
          <table:table-cell table:number-columns-repeated="2"/>
        </table:table-row>
        <table:table-row table:style-name="ro1">
          <table:table-cell office:value-type="float" office:value="0.000151992" calcext:value-type="float">
            <text:p>0.000151992</text:p>
          </table:table-cell>
          <table:table-cell office:value-type="float" office:value="0.0000936396" calcext:value-type="float">
            <text:p>0.0000936396</text:p>
          </table:table-cell>
          <table:table-cell table:formula="of:=[.A3826]*[.A3826]" office:value-type="float" office:value="0.000000023101568064" calcext:value-type="float">
            <text:p>2.3101568064E-08</text:p>
          </table:table-cell>
          <table:table-cell table:formula="of:=([.A3826]-[.B3826])*([.A3826]-[.B3826])" office:value-type="float" office:value="0.00000000340500258576" calcext:value-type="float">
            <text:p>3.40500258576E-09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223515" calcext:value-type="float">
            <text:p>0.0223515</text:p>
          </table:table-cell>
          <table:table-cell table:formula="of:=[.A3827]*[.A3827]" office:value-type="float" office:value="0.00000000000258994305" calcext:value-type="float">
            <text:p>2.5899430489E-12</text:p>
          </table:table-cell>
          <table:table-cell table:formula="of:=([.A3827]-[.B3827])*([.A3827]-[.B3827])" office:value-type="float" office:value="0.000499517612960953" calcext:value-type="float">
            <text:p>0.000499517612960953</text:p>
          </table:table-cell>
          <table:table-cell table:number-columns-repeated="2"/>
        </table:table-row>
        <table:table-row table:style-name="ro1">
          <table:table-cell office:value-type="float" office:value="0.0000261068" calcext:value-type="float">
            <text:p>0.0000261068</text:p>
          </table:table-cell>
          <table:table-cell office:value-type="float" office:value="0.00161191" calcext:value-type="float">
            <text:p>0.00161191</text:p>
          </table:table-cell>
          <table:table-cell table:formula="of:=[.A3828]*[.A3828]" office:value-type="float" office:value="0.00000000068156500624" calcext:value-type="float">
            <text:p>6.8156500624E-10</text:p>
          </table:table-cell>
          <table:table-cell table:formula="of:=([.A3828]-[.B3828])*([.A3828]-[.B3828])" office:value-type="float" office:value="0.00000251477178913024" calcext:value-type="float">
            <text:p>2.51477178913024E-06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289693" calcext:value-type="float">
            <text:p>0.00289693</text:p>
          </table:table-cell>
          <table:table-cell table:formula="of:=[.A3829]*[.A3829]" office:value-type="float" office:value="0.00000000000319744466" calcext:value-type="float">
            <text:p>3.1974446596E-12</text:p>
          </table:table-cell>
          <table:table-cell table:formula="of:=([.A3829]-[.B3829])*([.A3829]-[.B3829])" office:value-type="float" office:value="0.00000838184638952426" calcext:value-type="float">
            <text:p>8.38184638952426E-06</text:p>
          </table:table-cell>
          <table:table-cell table:number-columns-repeated="2"/>
        </table:table-row>
        <table:table-row table:style-name="ro1">
          <table:table-cell office:value-type="float" office:value="0.00001055" calcext:value-type="float">
            <text:p>0.00001055</text:p>
          </table:table-cell>
          <table:table-cell office:value-type="float" office:value="0.000000180278" calcext:value-type="float">
            <text:p>0.000000180278</text:p>
          </table:table-cell>
          <table:table-cell table:formula="of:=[.A3830]*[.A3830]" office:value-type="float" office:value="0.0000000001113025" calcext:value-type="float">
            <text:p>1.113025E-10</text:p>
          </table:table-cell>
          <table:table-cell table:formula="of:=([.A3830]-[.B3830])*([.A3830]-[.B3830])" office:value-type="float" office:value="0.00000000010753113436" calcext:value-type="float">
            <text:p>1.07531134357284E-10</text:p>
          </table:table-cell>
          <table:table-cell table:number-columns-repeated="2"/>
        </table:table-row>
        <table:table-row table:style-name="ro1">
          <table:table-cell office:value-type="float" office:value="0.0000677705" calcext:value-type="float">
            <text:p>0.0000677705</text:p>
          </table:table-cell>
          <table:table-cell office:value-type="float" office:value="0.0000563547" calcext:value-type="float">
            <text:p>0.0000563547</text:p>
          </table:table-cell>
          <table:table-cell table:formula="of:=[.A3831]*[.A3831]" office:value-type="float" office:value="0.00000000459284067025" calcext:value-type="float">
            <text:p>4.59284067025E-09</text:p>
          </table:table-cell>
          <table:table-cell table:formula="of:=([.A3831]-[.B3831])*([.A3831]-[.B3831])" office:value-type="float" office:value="0.00000000013032048964" calcext:value-type="float">
            <text:p>1.3032048964E-10</text:p>
          </table:table-cell>
          <table:table-cell table:number-columns-repeated="2"/>
        </table:table-row>
        <table:table-row table:style-name="ro1">
          <table:table-cell office:value-type="float" office:value="0.000136316" calcext:value-type="float">
            <text:p>0.000136316</text:p>
          </table:table-cell>
          <table:table-cell office:value-type="float" office:value="0.0139799" calcext:value-type="float">
            <text:p>0.0139799</text:p>
          </table:table-cell>
          <table:table-cell table:formula="of:=[.A3832]*[.A3832]" office:value-type="float" office:value="0.000000018582051856" calcext:value-type="float">
            <text:p>1.8582051856E-08</text:p>
          </table:table-cell>
          <table:table-cell table:formula="of:=([.A3832]-[.B3832])*([.A3832]-[.B3832])" office:value-type="float" office:value="0.000191644817965056" calcext:value-type="float">
            <text:p>0.000191644817965056</text:p>
          </table:table-cell>
          <table:table-cell table:number-columns-repeated="2"/>
        </table:table-row>
        <table:table-row table:style-name="ro1">
          <table:table-cell office:value-type="float" office:value="0.0000275373" calcext:value-type="float">
            <text:p>0.0000275373</text:p>
          </table:table-cell>
          <table:table-cell office:value-type="float" office:value="0.0107617" calcext:value-type="float">
            <text:p>0.0107617</text:p>
          </table:table-cell>
          <table:table-cell table:formula="of:=[.A3833]*[.A3833]" office:value-type="float" office:value="0.00000000075830289129" calcext:value-type="float">
            <text:p>7.5830289129E-10</text:p>
          </table:table-cell>
          <table:table-cell table:formula="of:=([.A3833]-[.B3833])*([.A3833]-[.B3833])" office:value-type="float" office:value="0.000115222248870071" calcext:value-type="float">
            <text:p>0.000115222248870071</text:p>
          </table:table-cell>
          <table:table-cell table:number-columns-repeated="2"/>
        </table:table-row>
        <table:table-row table:style-name="ro1">
          <table:table-cell office:value-type="float" office:value="0.000182807" calcext:value-type="float">
            <text:p>0.000182807</text:p>
          </table:table-cell>
          <table:table-cell office:value-type="float" office:value="0.000211484" calcext:value-type="float">
            <text:p>0.000211484</text:p>
          </table:table-cell>
          <table:table-cell table:formula="of:=[.A3834]*[.A3834]" office:value-type="float" office:value="0.000000033418399249" calcext:value-type="float">
            <text:p>3.3418399249E-08</text:p>
          </table:table-cell>
          <table:table-cell table:formula="of:=([.A3834]-[.B3834])*([.A3834]-[.B3834])" office:value-type="float" office:value="0.000000000822370329" calcext:value-type="float">
            <text:p>8.22370329000001E-10</text:p>
          </table:table-cell>
          <table:table-cell table:number-columns-repeated="2"/>
        </table:table-row>
        <table:table-row table:style-name="ro1">
          <table:table-cell office:value-type="float" office:value="0.000033021" calcext:value-type="float">
            <text:p>0.000033021</text:p>
          </table:table-cell>
          <table:table-cell office:value-type="float" office:value="0.0184849" calcext:value-type="float">
            <text:p>0.0184849</text:p>
          </table:table-cell>
          <table:table-cell table:formula="of:=[.A3835]*[.A3835]" office:value-type="float" office:value="0.000000001090386441" calcext:value-type="float">
            <text:p>1.090386441E-09</text:p>
          </table:table-cell>
          <table:table-cell table:formula="of:=([.A3835]-[.B3835])*([.A3835]-[.B3835])" office:value-type="float" office:value="0.000340471838630641" calcext:value-type="float">
            <text:p>0.000340471838630641</text:p>
          </table:table-cell>
          <table:table-cell table:number-columns-repeated="2"/>
        </table:table-row>
        <table:table-row table:style-name="ro1">
          <table:table-cell office:value-type="float" office:value="0.000239134" calcext:value-type="float">
            <text:p>0.000239134</text:p>
          </table:table-cell>
          <table:table-cell office:value-type="float" office:value="0.000238637" calcext:value-type="float">
            <text:p>0.000238637</text:p>
          </table:table-cell>
          <table:table-cell table:formula="of:=[.A3836]*[.A3836]" office:value-type="float" office:value="0.000000057185069956" calcext:value-type="float">
            <text:p>5.7185069956E-08</text:p>
          </table:table-cell>
          <table:table-cell table:formula="of:=([.A3836]-[.B3836])*([.A3836]-[.B3836])" office:value-type="float" office:value="0.000000000000247009" calcext:value-type="float">
            <text:p>2.47008999999992E-13</text:p>
          </table:table-cell>
          <table:table-cell table:number-columns-repeated="2"/>
        </table:table-row>
        <table:table-row table:style-name="ro1">
          <table:table-cell office:value-type="float" office:value="0.000532269" calcext:value-type="float">
            <text:p>0.000532269</text:p>
          </table:table-cell>
          <table:table-cell office:value-type="float" office:value="0.0237672" calcext:value-type="float">
            <text:p>0.0237672</text:p>
          </table:table-cell>
          <table:table-cell table:formula="of:=[.A3837]*[.A3837]" office:value-type="float" office:value="0.000000283310288361" calcext:value-type="float">
            <text:p>2.83310288361E-07</text:p>
          </table:table-cell>
          <table:table-cell table:formula="of:=([.A3837]-[.B3837])*([.A3837]-[.B3837])" office:value-type="float" office:value="0.000539862018574761" calcext:value-type="float">
            <text:p>0.000539862018574761</text:p>
          </table:table-cell>
          <table:table-cell table:number-columns-repeated="2"/>
        </table:table-row>
        <table:table-row table:style-name="ro1">
          <table:table-cell office:value-type="float" office:value="0.00373924" calcext:value-type="float">
            <text:p>0.00373924</text:p>
          </table:table-cell>
          <table:table-cell office:value-type="float" office:value="0.000486162" calcext:value-type="float">
            <text:p>0.000486162</text:p>
          </table:table-cell>
          <table:table-cell table:formula="of:=[.A3838]*[.A3838]" office:value-type="float" office:value="0.0000139819157776" calcext:value-type="float">
            <text:p>0.0000139819157776</text:p>
          </table:table-cell>
          <table:table-cell table:formula="of:=([.A3838]-[.B3838])*([.A3838]-[.B3838])" office:value-type="float" office:value="0.000010582516474084" calcext:value-type="float">
            <text:p>1.0582516474084E-05</text:p>
          </table:table-cell>
          <table:table-cell table:number-columns-repeated="2"/>
        </table:table-row>
        <table:table-row table:style-name="ro1">
          <table:table-cell office:value-type="float" office:value="0.000137687" calcext:value-type="float">
            <text:p>0.000137687</text:p>
          </table:table-cell>
          <table:table-cell office:value-type="float" office:value="0.0164755" calcext:value-type="float">
            <text:p>0.0164755</text:p>
          </table:table-cell>
          <table:table-cell table:formula="of:=[.A3839]*[.A3839]" office:value-type="float" office:value="0.000000018957709969" calcext:value-type="float">
            <text:p>1.8957709969E-08</text:p>
          </table:table-cell>
          <table:table-cell table:formula="of:=([.A3839]-[.B3839])*([.A3839]-[.B3839])" office:value-type="float" office:value="0.000266924133622969" calcext:value-type="float">
            <text:p>0.000266924133622969</text:p>
          </table:table-cell>
          <table:table-cell table:number-columns-repeated="2"/>
        </table:table-row>
        <table:table-row table:style-name="ro1">
          <table:table-cell office:value-type="float" office:value="0.000566125" calcext:value-type="float">
            <text:p>0.000566125</text:p>
          </table:table-cell>
          <table:table-cell office:value-type="float" office:value="0.0735326" calcext:value-type="float">
            <text:p>0.0735326</text:p>
          </table:table-cell>
          <table:table-cell table:formula="of:=[.A3840]*[.A3840]" office:value-type="float" office:value="0.000000320497515625" calcext:value-type="float">
            <text:p>3.20497515625E-07</text:p>
          </table:table-cell>
          <table:table-cell table:formula="of:=([.A3840]-[.B3840])*([.A3840]-[.B3840])" office:value-type="float" office:value="0.00532410647392563" calcext:value-type="float">
            <text:p>0.00532410647392563</text:p>
          </table:table-cell>
          <table:table-cell table:number-columns-repeated="2"/>
        </table:table-row>
        <table:table-row table:style-name="ro1">
          <table:table-cell office:value-type="float" office:value="0.000566125" calcext:value-type="float">
            <text:p>0.000566125</text:p>
          </table:table-cell>
          <table:table-cell office:value-type="float" office:value="0.00576806" calcext:value-type="float">
            <text:p>0.00576806</text:p>
          </table:table-cell>
          <table:table-cell table:formula="of:=[.A3841]*[.A3841]" office:value-type="float" office:value="0.000000320497515625" calcext:value-type="float">
            <text:p>3.20497515625E-07</text:p>
          </table:table-cell>
          <table:table-cell table:formula="of:=([.A3841]-[.B3841])*([.A3841]-[.B3841])" office:value-type="float" office:value="0.000027060127744225" calcext:value-type="float">
            <text:p>2.7060127744225E-05</text:p>
          </table:table-cell>
          <table:table-cell table:number-columns-repeated="2"/>
        </table:table-row>
        <table:table-row table:style-name="ro1">
          <table:table-cell office:value-type="float" office:value="0.000566125" calcext:value-type="float">
            <text:p>0.000566125</text:p>
          </table:table-cell>
          <table:table-cell office:value-type="float" office:value="0.0155891" calcext:value-type="float">
            <text:p>0.0155891</text:p>
          </table:table-cell>
          <table:table-cell table:formula="of:=[.A3842]*[.A3842]" office:value-type="float" office:value="0.000000320497515625" calcext:value-type="float">
            <text:p>3.20497515625E-07</text:p>
          </table:table-cell>
          <table:table-cell table:formula="of:=([.A3842]-[.B3842])*([.A3842]-[.B3842])" office:value-type="float" office:value="0.000225689777850625" calcext:value-type="float">
            <text:p>0.000225689777850625</text:p>
          </table:table-cell>
          <table:table-cell table:number-columns-repeated="2"/>
        </table:table-row>
        <table:table-row table:style-name="ro1">
          <table:table-cell office:value-type="float" office:value="0.000566125" calcext:value-type="float">
            <text:p>0.000566125</text:p>
          </table:table-cell>
          <table:table-cell office:value-type="float" office:value="0.0292378" calcext:value-type="float">
            <text:p>0.0292378</text:p>
          </table:table-cell>
          <table:table-cell table:formula="of:=[.A3843]*[.A3843]" office:value-type="float" office:value="0.000000320497515625" calcext:value-type="float">
            <text:p>3.20497515625E-07</text:p>
          </table:table-cell>
          <table:table-cell table:formula="of:=([.A3843]-[.B3843])*([.A3843]-[.B3843])" office:value-type="float" office:value="0.000822064947305625" calcext:value-type="float">
            <text:p>0.000822064947305625</text:p>
          </table:table-cell>
          <table:table-cell table:number-columns-repeated="2"/>
        </table:table-row>
        <table:table-row table:style-name="ro1">
          <table:table-cell office:value-type="float" office:value="0.0252988" calcext:value-type="float">
            <text:p>0.0252988</text:p>
          </table:table-cell>
          <table:table-cell office:value-type="float" office:value="0.0243505" calcext:value-type="float">
            <text:p>0.0243505</text:p>
          </table:table-cell>
          <table:table-cell table:formula="of:=[.A3844]*[.A3844]" office:value-type="float" office:value="0.00064002928144" calcext:value-type="float">
            <text:p>0.00064002928144</text:p>
          </table:table-cell>
          <table:table-cell table:formula="of:=([.A3844]-[.B3844])*([.A3844]-[.B3844])" office:value-type="float" office:value="0.00000089927289" calcext:value-type="float">
            <text:p>0.00000089927289</text:p>
          </table:table-cell>
          <table:table-cell table:number-columns-repeated="2"/>
        </table:table-row>
        <table:table-row table:style-name="ro1">
          <table:table-cell office:value-type="float" office:value="0.101141" calcext:value-type="float">
            <text:p>0.101141</text:p>
          </table:table-cell>
          <table:table-cell office:value-type="float" office:value="0.0586172" calcext:value-type="float">
            <text:p>0.0586172</text:p>
          </table:table-cell>
          <table:table-cell table:formula="of:=[.A3845]*[.A3845]" office:value-type="float" office:value="0.010229501881" calcext:value-type="float">
            <text:p>0.010229501881</text:p>
          </table:table-cell>
          <table:table-cell table:formula="of:=([.A3845]-[.B3845])*([.A3845]-[.B3845])" office:value-type="float" office:value="0.00180827356644" calcext:value-type="float">
            <text:p>0.00180827356644</text:p>
          </table:table-cell>
          <table:table-cell table:number-columns-repeated="2"/>
        </table:table-row>
        <table:table-row table:style-name="ro1">
          <table:table-cell office:value-type="float" office:value="0.130111" calcext:value-type="float">
            <text:p>0.130111</text:p>
          </table:table-cell>
          <table:table-cell office:value-type="float" office:value="0.0383185" calcext:value-type="float">
            <text:p>0.0383185</text:p>
          </table:table-cell>
          <table:table-cell table:formula="of:=[.A3846]*[.A3846]" office:value-type="float" office:value="0.016928872321" calcext:value-type="float">
            <text:p>0.016928872321</text:p>
          </table:table-cell>
          <table:table-cell table:formula="of:=([.A3846]-[.B3846])*([.A3846]-[.B3846])" office:value-type="float" office:value="0.00842586305625" calcext:value-type="float">
            <text:p>0.00842586305625</text:p>
          </table:table-cell>
          <table:table-cell table:number-columns-repeated="2"/>
        </table:table-row>
        <table:table-row table:style-name="ro1">
          <table:table-cell office:value-type="float" office:value="0.214083" calcext:value-type="float">
            <text:p>0.214083</text:p>
          </table:table-cell>
          <table:table-cell office:value-type="float" office:value="0.0273134" calcext:value-type="float">
            <text:p>0.0273134</text:p>
          </table:table-cell>
          <table:table-cell table:formula="of:=[.A3847]*[.A3847]" office:value-type="float" office:value="0.045831530889" calcext:value-type="float">
            <text:p>0.045831530889</text:p>
          </table:table-cell>
          <table:table-cell table:formula="of:=([.A3847]-[.B3847])*([.A3847]-[.B3847])" office:value-type="float" office:value="0.03488288348416" calcext:value-type="float">
            <text:p>0.03488288348416</text:p>
          </table:table-cell>
          <table:table-cell table:number-columns-repeated="2"/>
        </table:table-row>
        <table:table-row table:style-name="ro1">
          <table:table-cell office:value-type="float" office:value="0.17948" calcext:value-type="float">
            <text:p>0.17948</text:p>
          </table:table-cell>
          <table:table-cell office:value-type="float" office:value="0.100238" calcext:value-type="float">
            <text:p>0.100238</text:p>
          </table:table-cell>
          <table:table-cell table:formula="of:=[.A3848]*[.A3848]" office:value-type="float" office:value="0.0322130704" calcext:value-type="float">
            <text:p>0.0322130704</text:p>
          </table:table-cell>
          <table:table-cell table:formula="of:=([.A3848]-[.B3848])*([.A3848]-[.B3848])" office:value-type="float" office:value="0.006279294564" calcext:value-type="float">
            <text:p>0.006279294564</text:p>
          </table:table-cell>
          <table:table-cell table:number-columns-repeated="2"/>
        </table:table-row>
        <table:table-row table:style-name="ro1">
          <table:table-cell office:value-type="float" office:value="0.276243" calcext:value-type="float">
            <text:p>0.276243</text:p>
          </table:table-cell>
          <table:table-cell office:value-type="float" office:value="0.135136" calcext:value-type="float">
            <text:p>0.135136</text:p>
          </table:table-cell>
          <table:table-cell table:formula="of:=[.A3849]*[.A3849]" office:value-type="float" office:value="0.076310195049" calcext:value-type="float">
            <text:p>0.076310195049</text:p>
          </table:table-cell>
          <table:table-cell table:formula="of:=([.A3849]-[.B3849])*([.A3849]-[.B3849])" office:value-type="float" office:value="0.019911185449" calcext:value-type="float">
            <text:p>0.019911185449</text:p>
          </table:table-cell>
          <table:table-cell table:number-columns-repeated="2"/>
        </table:table-row>
        <table:table-row table:style-name="ro1">
          <table:table-cell office:value-type="float" office:value="0.276243" calcext:value-type="float">
            <text:p>0.276243</text:p>
          </table:table-cell>
          <table:table-cell office:value-type="float" office:value="0.140303" calcext:value-type="float">
            <text:p>0.140303</text:p>
          </table:table-cell>
          <table:table-cell table:formula="of:=[.A3850]*[.A3850]" office:value-type="float" office:value="0.076310195049" calcext:value-type="float">
            <text:p>0.076310195049</text:p>
          </table:table-cell>
          <table:table-cell table:formula="of:=([.A3850]-[.B3850])*([.A3850]-[.B3850])" office:value-type="float" office:value="0.0184796836" calcext:value-type="float">
            <text:p>0.0184796836</text:p>
          </table:table-cell>
          <table:table-cell table:number-columns-repeated="2"/>
        </table:table-row>
        <table:table-row table:style-name="ro1">
          <table:table-cell office:value-type="float" office:value="0.276243" calcext:value-type="float">
            <text:p>0.276243</text:p>
          </table:table-cell>
          <table:table-cell office:value-type="float" office:value="0.146211" calcext:value-type="float">
            <text:p>0.146211</text:p>
          </table:table-cell>
          <table:table-cell table:formula="of:=[.A3851]*[.A3851]" office:value-type="float" office:value="0.076310195049" calcext:value-type="float">
            <text:p>0.076310195049</text:p>
          </table:table-cell>
          <table:table-cell table:formula="of:=([.A3851]-[.B3851])*([.A3851]-[.B3851])" office:value-type="float" office:value="0.016908321024" calcext:value-type="float">
            <text:p>0.016908321024</text:p>
          </table:table-cell>
          <table:table-cell table:number-columns-repeated="2"/>
        </table:table-row>
        <table:table-row table:style-name="ro1">
          <table:table-cell office:value-type="float" office:value="0.276243" calcext:value-type="float">
            <text:p>0.276243</text:p>
          </table:table-cell>
          <table:table-cell office:value-type="float" office:value="0.16001" calcext:value-type="float">
            <text:p>0.16001</text:p>
          </table:table-cell>
          <table:table-cell table:formula="of:=[.A3852]*[.A3852]" office:value-type="float" office:value="0.076310195049" calcext:value-type="float">
            <text:p>0.076310195049</text:p>
          </table:table-cell>
          <table:table-cell table:formula="of:=([.A3852]-[.B3852])*([.A3852]-[.B3852])" office:value-type="float" office:value="0.013510110289" calcext:value-type="float">
            <text:p>0.013510110289</text:p>
          </table:table-cell>
          <table:table-cell table:number-columns-repeated="2"/>
        </table:table-row>
        <table:table-row table:style-name="ro1">
          <table:table-cell office:value-type="float" office:value="0.394167" calcext:value-type="float">
            <text:p>0.394167</text:p>
          </table:table-cell>
          <table:table-cell office:value-type="float" office:value="0.44769" calcext:value-type="float">
            <text:p>0.44769</text:p>
          </table:table-cell>
          <table:table-cell table:formula="of:=[.A3853]*[.A3853]" office:value-type="float" office:value="0.155367623889" calcext:value-type="float">
            <text:p>0.155367623889</text:p>
          </table:table-cell>
          <table:table-cell table:formula="of:=([.A3853]-[.B3853])*([.A3853]-[.B3853])" office:value-type="float" office:value="0.002864711529" calcext:value-type="float">
            <text:p>0.002864711529</text:p>
          </table:table-cell>
          <table:table-cell table:number-columns-repeated="2"/>
        </table:table-row>
        <table:table-row table:style-name="ro1">
          <table:table-cell office:value-type="float" office:value="0.550509" calcext:value-type="float">
            <text:p>0.550509</text:p>
          </table:table-cell>
          <table:table-cell office:value-type="float" office:value="0.429923" calcext:value-type="float">
            <text:p>0.429923</text:p>
          </table:table-cell>
          <table:table-cell table:formula="of:=[.A3854]*[.A3854]" office:value-type="float" office:value="0.303060159081" calcext:value-type="float">
            <text:p>0.303060159081</text:p>
          </table:table-cell>
          <table:table-cell table:formula="of:=([.A3854]-[.B3854])*([.A3854]-[.B3854])" office:value-type="float" office:value="0.014540983396" calcext:value-type="float">
            <text:p>0.014540983396</text:p>
          </table:table-cell>
          <table:table-cell table:number-columns-repeated="2"/>
        </table:table-row>
        <table:table-row table:style-name="ro1">
          <table:table-cell office:value-type="float" office:value="0.738276" calcext:value-type="float">
            <text:p>0.738276</text:p>
          </table:table-cell>
          <table:table-cell office:value-type="float" office:value="0.567896" calcext:value-type="float">
            <text:p>0.567896</text:p>
          </table:table-cell>
          <table:table-cell table:formula="of:=[.A3855]*[.A3855]" office:value-type="float" office:value="0.545051452176" calcext:value-type="float">
            <text:p>0.545051452176</text:p>
          </table:table-cell>
          <table:table-cell table:formula="of:=([.A3855]-[.B3855])*([.A3855]-[.B3855])" office:value-type="float" office:value="0.0290293444" calcext:value-type="float">
            <text:p>0.0290293444</text:p>
          </table:table-cell>
          <table:table-cell table:number-columns-repeated="2"/>
        </table:table-row>
        <table:table-row table:style-name="ro1">
          <table:table-cell office:value-type="float" office:value="0.880082" calcext:value-type="float">
            <text:p>0.880082</text:p>
          </table:table-cell>
          <table:table-cell office:value-type="float" office:value="0.701064" calcext:value-type="float">
            <text:p>0.701064</text:p>
          </table:table-cell>
          <table:table-cell table:formula="of:=[.A3856]*[.A3856]" office:value-type="float" office:value="0.774544326724" calcext:value-type="float">
            <text:p>0.774544326724</text:p>
          </table:table-cell>
          <table:table-cell table:formula="of:=([.A3856]-[.B3856])*([.A3856]-[.B3856])" office:value-type="float" office:value="0.032047444324" calcext:value-type="float">
            <text:p>0.032047444324</text:p>
          </table:table-cell>
          <table:table-cell table:number-columns-repeated="2"/>
        </table:table-row>
        <table:table-row table:style-name="ro1">
          <table:table-cell office:value-type="float" office:value="0.880082" calcext:value-type="float">
            <text:p>0.880082</text:p>
          </table:table-cell>
          <table:table-cell office:value-type="float" office:value="0.795846" calcext:value-type="float">
            <text:p>0.795846</text:p>
          </table:table-cell>
          <table:table-cell table:formula="of:=[.A3857]*[.A3857]" office:value-type="float" office:value="0.774544326724" calcext:value-type="float">
            <text:p>0.774544326724</text:p>
          </table:table-cell>
          <table:table-cell table:formula="of:=([.A3857]-[.B3857])*([.A3857]-[.B3857])" office:value-type="float" office:value="0.007095703696" calcext:value-type="float">
            <text:p>0.007095703696</text:p>
          </table:table-cell>
          <table:table-cell table:number-columns-repeated="2"/>
        </table:table-row>
        <table:table-row table:style-name="ro1">
          <table:table-cell office:value-type="float" office:value="0.999914" calcext:value-type="float">
            <text:p>0.999914</text:p>
          </table:table-cell>
          <table:table-cell office:value-type="float" office:value="0.833142" calcext:value-type="float">
            <text:p>0.833142</text:p>
          </table:table-cell>
          <table:table-cell table:formula="of:=[.A3858]*[.A3858]" office:value-type="float" office:value="0.999828007396" calcext:value-type="float">
            <text:p>0.999828007396</text:p>
          </table:table-cell>
          <table:table-cell table:formula="of:=([.A3858]-[.B3858])*([.A3858]-[.B3858])" office:value-type="float" office:value="0.027812899984" calcext:value-type="float">
            <text:p>0.027812899984</text:p>
          </table:table-cell>
          <table:table-cell table:number-columns-repeated="2"/>
        </table:table-row>
        <table:table-row table:style-name="ro1">
          <table:table-cell office:value-type="float" office:value="0.999912" calcext:value-type="float">
            <text:p>0.999912</text:p>
          </table:table-cell>
          <table:table-cell office:value-type="float" office:value="0.914374" calcext:value-type="float">
            <text:p>0.914374</text:p>
          </table:table-cell>
          <table:table-cell table:formula="of:=[.A3859]*[.A3859]" office:value-type="float" office:value="0.999824007744" calcext:value-type="float">
            <text:p>0.999824007744</text:p>
          </table:table-cell>
          <table:table-cell table:formula="of:=([.A3859]-[.B3859])*([.A3859]-[.B3859])" office:value-type="float" office:value="0.007316749444" calcext:value-type="float">
            <text:p>0.007316749444</text:p>
          </table:table-cell>
          <table:table-cell table:number-columns-repeated="2"/>
        </table:table-row>
        <table:table-row table:style-name="ro1">
          <table:table-cell office:value-type="float" office:value="0.999912" calcext:value-type="float">
            <text:p>0.999912</text:p>
          </table:table-cell>
          <table:table-cell office:value-type="float" office:value="0.983292" calcext:value-type="float">
            <text:p>0.983292</text:p>
          </table:table-cell>
          <table:table-cell table:formula="of:=[.A3860]*[.A3860]" office:value-type="float" office:value="0.999824007744" calcext:value-type="float">
            <text:p>0.999824007744</text:p>
          </table:table-cell>
          <table:table-cell table:formula="of:=([.A3860]-[.B3860])*([.A3860]-[.B3860])" office:value-type="float" office:value="0.000276224399999999" calcext:value-type="float">
            <text:p>0.000276224399999999</text:p>
          </table:table-cell>
          <table:table-cell table:number-columns-repeated="2"/>
        </table:table-row>
        <table:table-row table:style-name="ro1">
          <table:table-cell office:value-type="float" office:value="0.999912" calcext:value-type="float">
            <text:p>0.999912</text:p>
          </table:table-cell>
          <table:table-cell office:value-type="float" office:value="0.996752" calcext:value-type="float">
            <text:p>0.996752</text:p>
          </table:table-cell>
          <table:table-cell table:formula="of:=[.A3861]*[.A3861]" office:value-type="float" office:value="0.999824007744" calcext:value-type="float">
            <text:p>0.999824007744</text:p>
          </table:table-cell>
          <table:table-cell table:formula="of:=([.A3861]-[.B3861])*([.A3861]-[.B3861])" office:value-type="float" office:value="0.00000998560000000033" calcext:value-type="float">
            <text:p>9.98560000000033E-06</text:p>
          </table:table-cell>
          <table:table-cell table:number-columns-repeated="2"/>
        </table:table-row>
        <table:table-row table:style-name="ro1">
          <table:table-cell office:value-type="float" office:value="0.999913" calcext:value-type="float">
            <text:p>0.999913</text:p>
          </table:table-cell>
          <table:table-cell office:value-type="float" office:value="0.998555" calcext:value-type="float">
            <text:p>0.998555</text:p>
          </table:table-cell>
          <table:table-cell table:formula="of:=[.A3862]*[.A3862]" office:value-type="float" office:value="0.999826007569" calcext:value-type="float">
            <text:p>0.999826007569</text:p>
          </table:table-cell>
          <table:table-cell table:formula="of:=([.A3862]-[.B3862])*([.A3862]-[.B3862])" office:value-type="float" office:value="0.00000184416400000022" calcext:value-type="float">
            <text:p>1.84416400000022E-06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303222" calcext:value-type="float">
            <text:p>0.00000303222</text:p>
          </table:table-cell>
          <table:table-cell table:formula="of:=[.A3863]*[.A3863]" office:value-type="float" office:value="0.00000000000003197445" calcext:value-type="float">
            <text:p>3.1974446596E-14</text:p>
          </table:table-cell>
          <table:table-cell table:formula="of:=([.A3863]-[.B3863])*([.A3863]-[.B3863])" office:value-type="float" office:value="0.0000000000081419258" calcext:value-type="float">
            <text:p>8.141925800836E-12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180795" calcext:value-type="float">
            <text:p>0.00180795</text:p>
          </table:table-cell>
          <table:table-cell table:formula="of:=[.A3864]*[.A3864]" office:value-type="float" office:value="0.00000000000003197445" calcext:value-type="float">
            <text:p>3.1974446596E-14</text:p>
          </table:table-cell>
          <table:table-cell table:formula="of:=([.A3864]-[.B3864])*([.A3864]-[.B3864])" office:value-type="float" office:value="0.00000326803666093185" calcext:value-type="float">
            <text:p>3.26803666093185E-06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10408" calcext:value-type="float">
            <text:p>0.0110408</text:p>
          </table:table-cell>
          <table:table-cell table:formula="of:=[.A3865]*[.A3865]" office:value-type="float" office:value="0.00000000000028777002" calcext:value-type="float">
            <text:p>2.87770019364E-13</text:p>
          </table:table-cell>
          <table:table-cell table:formula="of:=([.A3865]-[.B3865])*([.A3865]-[.B3865])" office:value-type="float" office:value="0.000121887419430103" calcext:value-type="float">
            <text:p>0.000121887419430103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00963884" calcext:value-type="float">
            <text:p>0.0000963884</text:p>
          </table:table-cell>
          <table:table-cell table:formula="of:=[.A3866]*[.A3866]" office:value-type="float" office:value="0.00000000001236696789" calcext:value-type="float">
            <text:p>1.23669678889E-11</text:p>
          </table:table-cell>
          <table:table-cell table:formula="of:=([.A3866]-[.B3866])*([.A3866]-[.B3866])" office:value-type="float" office:value="0.00000000862515823319" calcext:value-type="float">
            <text:p>8.6251582331929E-09</text:p>
          </table:table-cell>
          <table:table-cell table:number-columns-repeated="2"/>
        </table:table-row>
        <table:table-row table:style-name="ro1">
          <table:table-cell office:value-type="float" office:value="0.0000223517" calcext:value-type="float">
            <text:p>0.0000223517</text:p>
          </table:table-cell>
          <table:table-cell office:value-type="float" office:value="0.000026034" calcext:value-type="float">
            <text:p>0.000026034</text:p>
          </table:table-cell>
          <table:table-cell table:formula="of:=[.A3867]*[.A3867]" office:value-type="float" office:value="0.00000000049959849289" calcext:value-type="float">
            <text:p>4.9959849289E-10</text:p>
          </table:table-cell>
          <table:table-cell table:formula="of:=([.A3867]-[.B3867])*([.A3867]-[.B3867])" office:value-type="float" office:value="0.00000000001355933329" calcext:value-type="float">
            <text:p>1.355933329E-11</text:p>
          </table:table-cell>
          <table:table-cell table:number-columns-repeated="2"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00163109" calcext:value-type="float">
            <text:p>0.0000163109</text:p>
          </table:table-cell>
          <table:table-cell table:formula="of:=[.A3868]*[.A3868]" office:value-type="float" office:value="0.00000000019619885041" calcext:value-type="float">
            <text:p>1.9619885041E-10</text:p>
          </table:table-cell>
          <table:table-cell table:formula="of:=([.A3868]-[.B3868])*([.A3868]-[.B3868])" office:value-type="float" office:value="0.00000000000530749444" calcext:value-type="float">
            <text:p>5.30749444E-12</text:p>
          </table:table-cell>
          <table:table-cell table:number-columns-repeated="2"/>
        </table:table-row>
        <table:table-row table:style-name="ro1">
          <table:table-cell office:value-type="float" office:value="0.0000175238" calcext:value-type="float">
            <text:p>0.0000175238</text:p>
          </table:table-cell>
          <table:table-cell office:value-type="float" office:value="0.00463802" calcext:value-type="float">
            <text:p>0.00463802</text:p>
          </table:table-cell>
          <table:table-cell table:formula="of:=[.A3869]*[.A3869]" office:value-type="float" office:value="0.00000000030708356644" calcext:value-type="float">
            <text:p>3.0708356644E-10</text:p>
          </table:table-cell>
          <table:table-cell table:formula="of:=([.A3869]-[.B3869])*([.A3869]-[.B3869])" office:value-type="float" office:value="0.0000213489851342144" calcext:value-type="float">
            <text:p>2.13489851342144E-05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00450702" calcext:value-type="float">
            <text:p>0.0000000450702</text:p>
          </table:table-cell>
          <table:table-cell table:formula="of:=[.A3870]*[.A3870]" office:value-type="float" office:value="0.00000000002217251491" calcext:value-type="float">
            <text:p>2.21725149129E-11</text:p>
          </table:table-cell>
          <table:table-cell table:formula="of:=([.A3870]-[.B3870])*([.A3870]-[.B3870])" office:value-type="float" office:value="0.00000000002175009582" calcext:value-type="float">
            <text:p>2.175009582452E-11</text:p>
          </table:table-cell>
          <table:table-cell table:number-columns-repeated="2"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00385219" calcext:value-type="float">
            <text:p>0.000385219</text:p>
          </table:table-cell>
          <table:table-cell table:formula="of:=[.A3871]*[.A3871]" office:value-type="float" office:value="0.00000000015518681476" calcext:value-type="float">
            <text:p>1.5518681476E-10</text:p>
          </table:table-cell>
          <table:table-cell table:formula="of:=([.A3871]-[.B3871])*([.A3871]-[.B3871])" office:value-type="float" office:value="0.00000013895121043456" calcext:value-type="float">
            <text:p>1.3895121043456E-07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242779" calcext:value-type="float">
            <text:p>0.00242779</text:p>
          </table:table-cell>
          <table:table-cell table:formula="of:=[.A3872]*[.A3872]" office:value-type="float" office:value="0.00000000000001421079" calcext:value-type="float">
            <text:p>1.4210785681E-14</text:p>
          </table:table-cell>
          <table:table-cell table:formula="of:=([.A3872]-[.B3872])*([.A3872]-[.B3872])" office:value-type="float" office:value="0.00000589358546947457" calcext:value-type="float">
            <text:p>5.89358546947457E-06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0165473" calcext:value-type="float">
            <text:p>0.000000165473</text:p>
          </table:table-cell>
          <table:table-cell table:formula="of:=[.A3873]*[.A3873]" office:value-type="float" office:value="0.00000000000005684362" calcext:value-type="float">
            <text:p>5.6843619561E-14</text:p>
          </table:table-cell>
          <table:table-cell table:formula="of:=([.A3873]-[.B3873])*([.A3873]-[.B3873])" office:value-type="float" office:value="5.321118916E-015" calcext:value-type="float">
            <text:p>5.321118916E-15</text:p>
          </table:table-cell>
          <table:table-cell table:number-columns-repeated="2"/>
        </table:table-row>
        <table:table-row table:style-name="ro1">
          <table:table-cell office:value-type="float" office:value="0.0000270605" calcext:value-type="float">
            <text:p>0.0000270605</text:p>
          </table:table-cell>
          <table:table-cell office:value-type="float" office:value="0.0147224" calcext:value-type="float">
            <text:p>0.0147224</text:p>
          </table:table-cell>
          <table:table-cell table:formula="of:=[.A3874]*[.A3874]" office:value-type="float" office:value="0.00000000073227066025" calcext:value-type="float">
            <text:p>7.3227066025E-10</text:p>
          </table:table-cell>
          <table:table-cell table:formula="of:=([.A3874]-[.B3874])*([.A3874]-[.B3874])" office:value-type="float" office:value="0.00021595300302026" calcext:value-type="float">
            <text:p>0.00021595300302026</text:p>
          </table:table-cell>
          <table:table-cell table:number-columns-repeated="2"/>
        </table:table-row>
        <table:table-row table:style-name="ro1">
          <table:table-cell office:value-type="float" office:value="0.0000270605" calcext:value-type="float">
            <text:p>0.0000270605</text:p>
          </table:table-cell>
          <table:table-cell office:value-type="float" office:value="0.000438118" calcext:value-type="float">
            <text:p>0.000438118</text:p>
          </table:table-cell>
          <table:table-cell table:formula="of:=[.A3875]*[.A3875]" office:value-type="float" office:value="0.00000000073227066025" calcext:value-type="float">
            <text:p>7.3227066025E-10</text:p>
          </table:table-cell>
          <table:table-cell table:formula="of:=([.A3875]-[.B3875])*([.A3875]-[.B3875])" office:value-type="float" office:value="0.00000016896826830625" calcext:value-type="float">
            <text:p>1.6896826830625E-07</text:p>
          </table:table-cell>
          <table:table-cell table:number-columns-repeated="2"/>
        </table:table-row>
        <table:table-row table:style-name="ro1">
          <table:table-cell office:value-type="float" office:value="0.000135541" calcext:value-type="float">
            <text:p>0.000135541</text:p>
          </table:table-cell>
          <table:table-cell office:value-type="float" office:value="0.000388322" calcext:value-type="float">
            <text:p>0.000388322</text:p>
          </table:table-cell>
          <table:table-cell table:formula="of:=[.A3876]*[.A3876]" office:value-type="float" office:value="0.000000018371362681" calcext:value-type="float">
            <text:p>1.8371362681E-08</text:p>
          </table:table-cell>
          <table:table-cell table:formula="of:=([.A3876]-[.B3876])*([.A3876]-[.B3876])" office:value-type="float" office:value="0.000000063898233961" calcext:value-type="float">
            <text:p>6.3898233961E-08</text:p>
          </table:table-cell>
          <table:table-cell table:number-columns-repeated="2"/>
        </table:table-row>
        <table:table-row table:style-name="ro1">
          <table:table-cell office:value-type="float" office:value="0.000135541" calcext:value-type="float">
            <text:p>0.000135541</text:p>
          </table:table-cell>
          <table:table-cell office:value-type="float" office:value="0.0328141" calcext:value-type="float">
            <text:p>0.0328141</text:p>
          </table:table-cell>
          <table:table-cell table:formula="of:=[.A3877]*[.A3877]" office:value-type="float" office:value="0.000000018371362681" calcext:value-type="float">
            <text:p>1.8371362681E-08</text:p>
          </table:table-cell>
          <table:table-cell table:formula="of:=([.A3877]-[.B3877])*([.A3877]-[.B3877])" office:value-type="float" office:value="0.00106788821831648" calcext:value-type="float">
            <text:p>0.00106788821831648</text:p>
          </table:table-cell>
          <table:table-cell table:number-columns-repeated="2"/>
        </table:table-row>
        <table:table-row table:style-name="ro1">
          <table:table-cell office:value-type="float" office:value="0.000135541" calcext:value-type="float">
            <text:p>0.000135541</text:p>
          </table:table-cell>
          <table:table-cell office:value-type="float" office:value="0.0389158" calcext:value-type="float">
            <text:p>0.0389158</text:p>
          </table:table-cell>
          <table:table-cell table:formula="of:=[.A3878]*[.A3878]" office:value-type="float" office:value="0.000000018371362681" calcext:value-type="float">
            <text:p>1.8371362681E-08</text:p>
          </table:table-cell>
          <table:table-cell table:formula="of:=([.A3878]-[.B3878])*([.A3878]-[.B3878])" office:value-type="float" office:value="0.00150390848810708" calcext:value-type="float">
            <text:p>0.00150390848810708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135539" calcext:value-type="float">
            <text:p>0.0135539</text:p>
          </table:table-cell>
          <table:table-cell table:formula="of:=[.A3879]*[.A3879]" office:value-type="float" office:value="0.00000000070036976025" calcext:value-type="float">
            <text:p>7.0036976025E-10</text:p>
          </table:table-cell>
          <table:table-cell table:formula="of:=([.A3879]-[.B3879])*([.A3879]-[.B3879])" office:value-type="float" office:value="0.00018299151120666" calcext:value-type="float">
            <text:p>0.00018299151120666</text:p>
          </table:table-cell>
          <table:table-cell table:number-columns-repeated="2"/>
        </table:table-row>
        <table:table-row table:style-name="ro1">
          <table:table-cell office:value-type="float" office:value="0.00266469" calcext:value-type="float">
            <text:p>0.00266469</text:p>
          </table:table-cell>
          <table:table-cell office:value-type="float" office:value="0.0284422" calcext:value-type="float">
            <text:p>0.0284422</text:p>
          </table:table-cell>
          <table:table-cell table:formula="of:=[.A3880]*[.A3880]" office:value-type="float" office:value="0.0000071005727961" calcext:value-type="float">
            <text:p>0.0000071005727961</text:p>
          </table:table-cell>
          <table:table-cell table:formula="of:=([.A3880]-[.B3880])*([.A3880]-[.B3880])" office:value-type="float" office:value="0.0006644800218001" calcext:value-type="float">
            <text:p>0.0006644800218001</text:p>
          </table:table-cell>
          <table:table-cell table:number-columns-repeated="2"/>
        </table:table-row>
        <table:table-row table:style-name="ro1">
          <table:table-cell office:value-type="float" office:value="0.00326926" calcext:value-type="float">
            <text:p>0.00326926</text:p>
          </table:table-cell>
          <table:table-cell office:value-type="float" office:value="0.00887933" calcext:value-type="float">
            <text:p>0.00887933</text:p>
          </table:table-cell>
          <table:table-cell table:formula="of:=[.A3881]*[.A3881]" office:value-type="float" office:value="0.0000106880609476" calcext:value-type="float">
            <text:p>0.0000106880609476</text:p>
          </table:table-cell>
          <table:table-cell table:formula="of:=([.A3881]-[.B3881])*([.A3881]-[.B3881])" office:value-type="float" office:value="0.0000314728854049" calcext:value-type="float">
            <text:p>0.0000314728854049</text:p>
          </table:table-cell>
          <table:table-cell table:number-columns-repeated="2"/>
        </table:table-row>
        <table:table-row table:style-name="ro1">
          <table:table-cell office:value-type="float" office:value="0.00342649" calcext:value-type="float">
            <text:p>0.00342649</text:p>
          </table:table-cell>
          <table:table-cell office:value-type="float" office:value="0.0168131" calcext:value-type="float">
            <text:p>0.0168131</text:p>
          </table:table-cell>
          <table:table-cell table:formula="of:=[.A3882]*[.A3882]" office:value-type="float" office:value="0.0000117408337201" calcext:value-type="float">
            <text:p>0.0000117408337201</text:p>
          </table:table-cell>
          <table:table-cell table:formula="of:=([.A3882]-[.B3882])*([.A3882]-[.B3882])" office:value-type="float" office:value="0.0001792013272921" calcext:value-type="float">
            <text:p>0.0001792013272921</text:p>
          </table:table-cell>
          <table:table-cell table:number-columns-repeated="2"/>
        </table:table-row>
        <table:table-row table:style-name="ro1">
          <table:table-cell office:value-type="float" office:value="0.0147929" calcext:value-type="float">
            <text:p>0.0147929</text:p>
          </table:table-cell>
          <table:table-cell office:value-type="float" office:value="0.0140652" calcext:value-type="float">
            <text:p>0.0140652</text:p>
          </table:table-cell>
          <table:table-cell table:formula="of:=[.A3883]*[.A3883]" office:value-type="float" office:value="0.00021882989041" calcext:value-type="float">
            <text:p>0.00021882989041</text:p>
          </table:table-cell>
          <table:table-cell table:formula="of:=([.A3883]-[.B3883])*([.A3883]-[.B3883])" office:value-type="float" office:value="0.00000052954729" calcext:value-type="float">
            <text:p>0.00000052954729</text:p>
          </table:table-cell>
          <table:table-cell table:number-columns-repeated="2"/>
        </table:table-row>
        <table:table-row table:style-name="ro1">
          <table:table-cell office:value-type="float" office:value="0.0927252" calcext:value-type="float">
            <text:p>0.0927252</text:p>
          </table:table-cell>
          <table:table-cell office:value-type="float" office:value="0.00286069" calcext:value-type="float">
            <text:p>0.00286069</text:p>
          </table:table-cell>
          <table:table-cell table:formula="of:=[.A3884]*[.A3884]" office:value-type="float" office:value="0.00859796271504" calcext:value-type="float">
            <text:p>0.00859796271504</text:p>
          </table:table-cell>
          <table:table-cell table:formula="of:=([.A3884]-[.B3884])*([.A3884]-[.B3884])" office:value-type="float" office:value="0.0080756301575401" calcext:value-type="float">
            <text:p>0.0080756301575401</text:p>
          </table:table-cell>
          <table:table-cell table:number-columns-repeated="2"/>
        </table:table-row>
        <table:table-row table:style-name="ro1">
          <table:table-cell office:value-type="float" office:value="0.118611" calcext:value-type="float">
            <text:p>0.118611</text:p>
          </table:table-cell>
          <table:table-cell office:value-type="float" office:value="0.164221" calcext:value-type="float">
            <text:p>0.164221</text:p>
          </table:table-cell>
          <table:table-cell table:formula="of:=[.A3885]*[.A3885]" office:value-type="float" office:value="0.014068569321" calcext:value-type="float">
            <text:p>0.014068569321</text:p>
          </table:table-cell>
          <table:table-cell table:formula="of:=([.A3885]-[.B3885])*([.A3885]-[.B3885])" office:value-type="float" office:value="0.0020802721" calcext:value-type="float">
            <text:p>0.0020802721</text:p>
          </table:table-cell>
          <table:table-cell table:number-columns-repeated="2"/>
        </table:table-row>
        <table:table-row table:style-name="ro1">
          <table:table-cell office:value-type="float" office:value="0.189546" calcext:value-type="float">
            <text:p>0.189546</text:p>
          </table:table-cell>
          <table:table-cell office:value-type="float" office:value="0.204913" calcext:value-type="float">
            <text:p>0.204913</text:p>
          </table:table-cell>
          <table:table-cell table:formula="of:=[.A3886]*[.A3886]" office:value-type="float" office:value="0.035927686116" calcext:value-type="float">
            <text:p>0.035927686116</text:p>
          </table:table-cell>
          <table:table-cell table:formula="of:=([.A3886]-[.B3886])*([.A3886]-[.B3886])" office:value-type="float" office:value="0.000236144689000001" calcext:value-type="float">
            <text:p>0.000236144689000001</text:p>
          </table:table-cell>
          <table:table-cell table:number-columns-repeated="2"/>
        </table:table-row>
        <table:table-row table:style-name="ro1">
          <table:table-cell office:value-type="float" office:value="0.282669" calcext:value-type="float">
            <text:p>0.282669</text:p>
          </table:table-cell>
          <table:table-cell office:value-type="float" office:value="0.195362" calcext:value-type="float">
            <text:p>0.195362</text:p>
          </table:table-cell>
          <table:table-cell table:formula="of:=[.A3887]*[.A3887]" office:value-type="float" office:value="0.079901763561" calcext:value-type="float">
            <text:p>0.079901763561</text:p>
          </table:table-cell>
          <table:table-cell table:formula="of:=([.A3887]-[.B3887])*([.A3887]-[.B3887])" office:value-type="float" office:value="0.007622512249" calcext:value-type="float">
            <text:p>0.007622512249</text:p>
          </table:table-cell>
          <table:table-cell table:number-columns-repeated="2"/>
        </table:table-row>
        <table:table-row table:style-name="ro1">
          <table:table-cell office:value-type="float" office:value="0.342784" calcext:value-type="float">
            <text:p>0.342784</text:p>
          </table:table-cell>
          <table:table-cell office:value-type="float" office:value="0.128697" calcext:value-type="float">
            <text:p>0.128697</text:p>
          </table:table-cell>
          <table:table-cell table:formula="of:=[.A3888]*[.A3888]" office:value-type="float" office:value="0.117500870656" calcext:value-type="float">
            <text:p>0.117500870656</text:p>
          </table:table-cell>
          <table:table-cell table:formula="of:=([.A3888]-[.B3888])*([.A3888]-[.B3888])" office:value-type="float" office:value="0.045833243569" calcext:value-type="float">
            <text:p>0.045833243569</text:p>
          </table:table-cell>
          <table:table-cell table:number-columns-repeated="2"/>
        </table:table-row>
        <table:table-row table:style-name="ro1">
          <table:table-cell office:value-type="float" office:value="0.342784" calcext:value-type="float">
            <text:p>0.342784</text:p>
          </table:table-cell>
          <table:table-cell office:value-type="float" office:value="0.133617" calcext:value-type="float">
            <text:p>0.133617</text:p>
          </table:table-cell>
          <table:table-cell table:formula="of:=[.A3889]*[.A3889]" office:value-type="float" office:value="0.117500870656" calcext:value-type="float">
            <text:p>0.117500870656</text:p>
          </table:table-cell>
          <table:table-cell table:formula="of:=([.A3889]-[.B3889])*([.A3889]-[.B3889])" office:value-type="float" office:value="0.043750833889" calcext:value-type="float">
            <text:p>0.043750833889</text:p>
          </table:table-cell>
          <table:table-cell table:number-columns-repeated="2"/>
        </table:table-row>
        <table:table-row table:style-name="ro1">
          <table:table-cell office:value-type="float" office:value="0.342784" calcext:value-type="float">
            <text:p>0.342784</text:p>
          </table:table-cell>
          <table:table-cell office:value-type="float" office:value="0.15192" calcext:value-type="float">
            <text:p>0.15192</text:p>
          </table:table-cell>
          <table:table-cell table:formula="of:=[.A3890]*[.A3890]" office:value-type="float" office:value="0.117500870656" calcext:value-type="float">
            <text:p>0.117500870656</text:p>
          </table:table-cell>
          <table:table-cell table:formula="of:=([.A3890]-[.B3890])*([.A3890]-[.B3890])" office:value-type="float" office:value="0.036429066496" calcext:value-type="float">
            <text:p>0.036429066496</text:p>
          </table:table-cell>
          <table:table-cell table:number-columns-repeated="2"/>
        </table:table-row>
        <table:table-row table:style-name="ro1">
          <table:table-cell office:value-type="float" office:value="0.388433" calcext:value-type="float">
            <text:p>0.388433</text:p>
          </table:table-cell>
          <table:table-cell office:value-type="float" office:value="0.320228" calcext:value-type="float">
            <text:p>0.320228</text:p>
          </table:table-cell>
          <table:table-cell table:formula="of:=[.A3891]*[.A3891]" office:value-type="float" office:value="0.150880195489" calcext:value-type="float">
            <text:p>0.150880195489</text:p>
          </table:table-cell>
          <table:table-cell table:formula="of:=([.A3891]-[.B3891])*([.A3891]-[.B3891])" office:value-type="float" office:value="0.00465192202499999" calcext:value-type="float">
            <text:p>0.00465192202499999</text:p>
          </table:table-cell>
          <table:table-cell table:number-columns-repeated="2"/>
        </table:table-row>
        <table:table-row table:style-name="ro1">
          <table:table-cell office:value-type="float" office:value="0.69328" calcext:value-type="float">
            <text:p>0.69328</text:p>
          </table:table-cell>
          <table:table-cell office:value-type="float" office:value="0.187837" calcext:value-type="float">
            <text:p>0.187837</text:p>
          </table:table-cell>
          <table:table-cell table:formula="of:=[.A3892]*[.A3892]" office:value-type="float" office:value="0.4806371584" calcext:value-type="float">
            <text:p>0.4806371584</text:p>
          </table:table-cell>
          <table:table-cell table:formula="of:=([.A3892]-[.B3892])*([.A3892]-[.B3892])" office:value-type="float" office:value="0.255472626249" calcext:value-type="float">
            <text:p>0.255472626249</text:p>
          </table:table-cell>
          <table:table-cell table:number-columns-repeated="2"/>
        </table:table-row>
        <table:table-row table:style-name="ro1">
          <table:table-cell office:value-type="float" office:value="0.714358" calcext:value-type="float">
            <text:p>0.714358</text:p>
          </table:table-cell>
          <table:table-cell office:value-type="float" office:value="0.396916" calcext:value-type="float">
            <text:p>0.396916</text:p>
          </table:table-cell>
          <table:table-cell table:formula="of:=[.A3893]*[.A3893]" office:value-type="float" office:value="0.510307352164" calcext:value-type="float">
            <text:p>0.510307352164</text:p>
          </table:table-cell>
          <table:table-cell table:formula="of:=([.A3893]-[.B3893])*([.A3893]-[.B3893])" office:value-type="float" office:value="0.100769423364" calcext:value-type="float">
            <text:p>0.100769423364</text:p>
          </table:table-cell>
          <table:table-cell table:number-columns-repeated="2"/>
        </table:table-row>
        <table:table-row table:style-name="ro1">
          <table:table-cell office:value-type="float" office:value="0.714736" calcext:value-type="float">
            <text:p>0.714736</text:p>
          </table:table-cell>
          <table:table-cell office:value-type="float" office:value="0.415935" calcext:value-type="float">
            <text:p>0.415935</text:p>
          </table:table-cell>
          <table:table-cell table:formula="of:=[.A3894]*[.A3894]" office:value-type="float" office:value="0.510847549696" calcext:value-type="float">
            <text:p>0.510847549696</text:p>
          </table:table-cell>
          <table:table-cell table:formula="of:=([.A3894]-[.B3894])*([.A3894]-[.B3894])" office:value-type="float" office:value="0.089282037601" calcext:value-type="float">
            <text:p>0.089282037601</text:p>
          </table:table-cell>
          <table:table-cell table:number-columns-repeated="2"/>
        </table:table-row>
        <table:table-row table:style-name="ro1">
          <table:table-cell office:value-type="float" office:value="0.789978" calcext:value-type="float">
            <text:p>0.789978</text:p>
          </table:table-cell>
          <table:table-cell office:value-type="float" office:value="0.712345" calcext:value-type="float">
            <text:p>0.712345</text:p>
          </table:table-cell>
          <table:table-cell table:formula="of:=[.A3895]*[.A3895]" office:value-type="float" office:value="0.624065240484" calcext:value-type="float">
            <text:p>0.624065240484</text:p>
          </table:table-cell>
          <table:table-cell table:formula="of:=([.A3895]-[.B3895])*([.A3895]-[.B3895])" office:value-type="float" office:value="0.00602688268899999" calcext:value-type="float">
            <text:p>0.00602688268899999</text:p>
          </table:table-cell>
          <table:table-cell table:number-columns-repeated="2"/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809702" calcext:value-type="float">
            <text:p>0.809702</text:p>
          </table:table-cell>
          <table:table-cell table:formula="of:=[.A3896]*[.A3896]" office:value-type="float" office:value="0.923668999929" calcext:value-type="float">
            <text:p>0.923668999929</text:p>
          </table:table-cell>
          <table:table-cell table:formula="of:=([.A3896]-[.B3896])*([.A3896]-[.B3896])" office:value-type="float" office:value="0.022914390625" calcext:value-type="float">
            <text:p>0.022914390625</text:p>
          </table:table-cell>
          <table:table-cell table:number-columns-repeated="2"/>
        </table:table-row>
        <table:table-row table:style-name="ro1">
          <table:table-cell office:value-type="float" office:value="0.961076" calcext:value-type="float">
            <text:p>0.961076</text:p>
          </table:table-cell>
          <table:table-cell office:value-type="float" office:value="0.847647" calcext:value-type="float">
            <text:p>0.847647</text:p>
          </table:table-cell>
          <table:table-cell table:formula="of:=[.A3897]*[.A3897]" office:value-type="float" office:value="0.923667077776" calcext:value-type="float">
            <text:p>0.923667077776</text:p>
          </table:table-cell>
          <table:table-cell table:formula="of:=([.A3897]-[.B3897])*([.A3897]-[.B3897])" office:value-type="float" office:value="0.012866138041" calcext:value-type="float">
            <text:p>0.012866138041</text:p>
          </table:table-cell>
          <table:table-cell table:number-columns-repeated="2"/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930781" calcext:value-type="float">
            <text:p>0.930781</text:p>
          </table:table-cell>
          <table:table-cell table:formula="of:=[.A3898]*[.A3898]" office:value-type="float" office:value="0.923668999929" calcext:value-type="float">
            <text:p>0.923668999929</text:p>
          </table:table-cell>
          <table:table-cell table:formula="of:=([.A3898]-[.B3898])*([.A3898]-[.B3898])" office:value-type="float" office:value="0.000917847615999999" calcext:value-type="float">
            <text:p>0.00091784761599999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78101" calcext:value-type="float">
            <text:p>0.978101</text:p>
          </table:table-cell>
          <table:table-cell table:formula="of:=[.A3899]*[.A3899]" office:value-type="float" office:value="0.9999800001" calcext:value-type="float">
            <text:p>0.9999800001</text:p>
          </table:table-cell>
          <table:table-cell table:formula="of:=([.A3899]-[.B3899])*([.A3899]-[.B3899])" office:value-type="float" office:value="0.000479128321000002" calcext:value-type="float">
            <text:p>0.000479128321000002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149" calcext:value-type="float">
            <text:p>0.99149</text:p>
          </table:table-cell>
          <table:table-cell table:formula="of:=[.A3900]*[.A3900]" office:value-type="float" office:value="0.9999800001" calcext:value-type="float">
            <text:p>0.9999800001</text:p>
          </table:table-cell>
          <table:table-cell table:formula="of:=([.A3900]-[.B3900])*([.A3900]-[.B3900])" office:value-type="float" office:value="0.0000722500000000011" calcext:value-type="float">
            <text:p>7.22500000000011E-0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3283" calcext:value-type="float">
            <text:p>0.993283</text:p>
          </table:table-cell>
          <table:table-cell table:formula="of:=[.A3901]*[.A3901]" office:value-type="float" office:value="0.9999800001" calcext:value-type="float">
            <text:p>0.9999800001</text:p>
          </table:table-cell>
          <table:table-cell table:formula="of:=([.A3901]-[.B3901])*([.A3901]-[.B3901])" office:value-type="float" office:value="0.0000449838490000002" calcext:value-type="float">
            <text:p>4.49838490000002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3901])" office:value-type="float" office:value="726.570975566962" calcext:value-type="float">
            <text:p>726.570975566962</text:p>
          </table:table-cell>
          <table:table-cell table:formula="of:=SUM([.D2:.D3901])" office:value-type="float" office:value="44.8338770278049" calcext:value-type="float">
            <text:p>44.8338770278049</text:p>
          </table:table-cell>
          <table:table-cell table:formula="of:=1-[.D3902]/[.C3902]" office:value-type="float" office:value="0.938293878319568" calcext:value-type="float">
            <text:p>0.938293878319568</text:p>
          </table:table-cell>
          <table:table-cell office:value-type="string" calcext:value-type="string">
            <text:p>R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5:16:36.207227787</dc:date>
    <meta:editing-duration>PT6M32S</meta:editing-duration>
    <meta:editing-cycles>2</meta:editing-cycles>
    <meta:generator>LibreOffice/7.3.7.2$Linux_X86_64 LibreOffice_project/30$Build-2</meta:generator>
    <meta:document-statistic meta:table-count="1" meta:cell-count="15609" meta:object-count="0"/>
  </office:meta>
</office:document-meta>
</file>